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5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8.398cm"/>
    </style:style>
    <style:style style:name="co7" style:family="table-column">
      <style:table-column-properties fo:break-before="auto" style:column-width="11.74cm"/>
    </style:style>
    <style:style style:name="co8" style:family="table-column">
      <style:table-column-properties fo:break-before="auto" style:column-width="0.339cm"/>
    </style:style>
    <style:style style:name="co9" style:family="table-column">
      <style:table-column-properties fo:break-before="auto" style:column-width="1.462cm"/>
    </style:style>
    <style:style style:name="co10" style:family="table-column">
      <style:table-column-properties fo:break-before="auto" style:column-width="1.104cm"/>
    </style:style>
    <style:style style:name="co11" style:family="table-column">
      <style:table-column-properties fo:break-before="auto" style:column-width="1.235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877cm"/>
    </style:style>
    <style:style style:name="co15" style:family="table-column">
      <style:table-column-properties fo:break-before="auto" style:column-width="1.072cm"/>
    </style:style>
    <style:style style:name="co16" style:family="table-column">
      <style:table-column-properties fo:break-before="auto" style:column-width="1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113"/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" style:family="table-cell" style:parent-style-name="Default" style:data-style-name="N41"/>
    <style:style style:name="ce21" style:family="table-cell" style:parent-style-name="Default" style:data-style-name="N0"/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ce21"/>
        <table:table-column table:style-name="co10" table:default-cell-style-name="Default"/>
        <table:table-column table:style-name="co11" table:number-columns-repeated="8" table:default-cell-style-name="Default"/>
        <table:table-column table:style-name="co12" table:number-columns-repeated="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4" table:default-cell-style-name="Default"/>
        <table:table-column table:style-name="co1" table:number-columns-repeated="985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table:style-name="Default" office:value-type="string" calcext:value-type="string">
            <text:p>fract of day [d]</text:p>
          </table:table-cell>
          <table:table-cell table:style-name="Default"/>
          <table:table-cell office:value-type="string" calcext:value-type="string">
            <text:p>rm befehle.sh ; vi befehle.sh ; sh befehle.sh</text:p>
          </table:table-cell>
          <table:table-cell/>
          <table:table-cell table:style-name="Default" office:value-type="string" calcext:value-type="string">
            <text:p>rotation [deg]</text:p>
          </table:table-cell>
          <table:table-cell office:value-type="string" calcext:value-type="string">
            <text:p>rotation [rad]</text:p>
          </table:table-cell>
          <table:table-cell office:value-type="string" calcext:value-type="string">
            <text:p>Position der Eckpunkte nach Rotation um Rotationszentrum im Bezug zum Rotationszentrum</text:p>
          </table:table-cell>
          <table:table-cell table:number-columns-repeated="7"/>
          <table:table-cell office:value-type="string" calcext:value-type="string">
            <text:p>Position der Eckpunkte nach Rotation um Bildzentrum im Bezug zur Bildmitte</text:p>
          </table:table-cell>
          <table:table-cell table:number-columns-repeated="9"/>
          <table:table-cell office:value-type="string" calcext:value-type="string">
            <text:p>Verschiebung Bild</text:p>
          </table:table-cell>
          <table:table-cell/>
          <table:table-cell office:value-type="string" calcext:value-type="string">
            <text:p>Pos Rotpunkt im gedrehten Bild</text:p>
          </table:table-cell>
          <table:table-cell/>
          <table:table-cell office:value-type="string" calcext:value-type="string">
            <text:p>Verschiebung zum Originalen Punkt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x_cen</text:p>
          </table:table-cell>
          <table:table-cell office:value-type="string" calcext:value-type="string">
            <text:p>y_cen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x_cen</text:p>
          </table:table-cell>
          <table:table-cell office:value-type="string" calcext:value-type="string">
            <text:p>y_cen</text:p>
          </table:table-cell>
          <table:table-cell office:value-type="string" calcext:value-type="string">
            <text:p>dx_cen</text:p>
          </table:table-cell>
          <table:table-cell office:value-type="string" calcext:value-type="string">
            <text:p>dy_ce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ilenames:</text:p>
          </table:table-cell>
          <table:table-cell table:style-name="ce4" office:value-type="string" calcext:value-type="string">
            <text:p>IMG_2021070*[0-9].jpg</text:p>
          </table:table-cell>
          <table:table-cell table:style-name="Default" office:value-type="string" calcext:value-type="string">
            <text:p>centre of time:</text:p>
          </table:table-cell>
          <table:table-cell table:style-name="ce4" office:value-type="string" calcext:value-type="string">
            <text:p>2021</text:p>
          </table:table-cell>
          <table:table-cell table:style-name="ce4" office:value-type="string" calcext:value-type="string">
            <text:p>07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42</text:p>
          </table:table-cell>
          <table:table-cell table:formula="of:=DATE([.D3];[.E3];[.F3])+TIME([.G3];[.H3];[.I3])" office:value-type="date" office:date-value="2021-07-05T02:26:42" calcext:value-type="date">
            <text:p>05/07/21 02:26:42</text:p>
          </table:table-cell>
          <table:table-cell table:formula="of:=CONCATENATE(&quot;mogrify -resize &quot;;ROUND([.B12]);&quot;x&quot;;ROUND([.B13]);&quot;! &quot;;[.B3])" office:value-type="string" office:string-value="mogrify -resize 1156x868! IMG_2021070*[0-9].jpg" calcext:value-type="string">
            <text:p>mogrify -resize 1156x868! IMG_2021070*[0-9].jpg</text:p>
          </table:table-cell>
          <table:table-cell table:formula="of:=CONCATENATE(&quot;mogrify -border &quot;;ROUND(2*[.B30]);&quot;x&quot;;ROUND(2*[.B31]);&quot; -bordercolor black &quot;;[.B3])" office:value-type="string" office:string-value="mogrify -border 2388x1625 -bordercolor black IMG_2021070*[0-9].jpg" calcext:value-type="string">
            <text:p>mogrify -border 2388x1625 -bordercolor black IMG_2021070*[0-9].jpg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formula="of:=[.B13]" office:value-type="float" office:value="868" calcext:value-type="float">
            <text:p>868</text:p>
          </table:table-cell>
          <table:table-cell table:formula="of:=[.B12]"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table:formula="of:=[.B12]" office:value-type="float" office:value="1156" calcext:value-type="float">
            <text:p>1156</text:p>
          </table:table-cell>
          <table:table-cell table:formula="of:=[.B13]"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3]" office:value-type="float" office:value="868" calcext:value-type="float">
            <text:p>868</text:p>
          </table:table-cell>
          <table:table-cell table:formula="of:=[.B12]"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table:formula="of:=[.B12]" office:value-type="float" office:value="1156" calcext:value-type="float">
            <text:p>1156</text:p>
          </table:table-cell>
          <table:table-cell table:formula="of:=[.B13]" office:value-type="float" office:value="868" calcext:value-type="float">
            <text:p>868</text:p>
          </table:table-cell>
          <table:table-cell table:formula="of:=[.B14]" office:value-type="float" office:value="350" calcext:value-type="float">
            <text:p>350</text:p>
          </table:table-cell>
          <table:table-cell table:formula="of:=[.B15]" office:value-type="float" office:value="-250" calcext:value-type="float">
            <text:p>-250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MG_20210704_223035634.jpg</text:p>
          </table:table-cell>
          <table:table-cell table:formula="of:=MID([.C4];5;4)" office:value-type="string" office:string-value="2021" calcext:value-type="string">
            <text:p>2021</text:p>
          </table:table-cell>
          <table:table-cell table:formula="of:=MID([.C4];9;2)" office:value-type="string" office:string-value="07" calcext:value-type="string">
            <text:p>07</text:p>
          </table:table-cell>
          <table:table-cell table:formula="of:=MID([.C4];11;2)" office:value-type="string" office:string-value="04" calcext:value-type="string">
            <text:p>04</text:p>
          </table:table-cell>
          <table:table-cell table:formula="of:=MID([.C4];14;2)" office:value-type="string" office:string-value="22" calcext:value-type="string">
            <text:p>22</text:p>
          </table:table-cell>
          <table:table-cell table:formula="of:=MID([.C4];16;2)" office:value-type="string" office:string-value="30" calcext:value-type="string">
            <text:p>30</text:p>
          </table:table-cell>
          <table:table-cell table:formula="of:=MID([.C4];18;2)" office:value-type="string" office:string-value="35" calcext:value-type="string">
            <text:p>35</text:p>
          </table:table-cell>
          <table:table-cell table:formula="of:=DATE([.D4];[.E4];[.F4])+TIME([.G4];[.H4];[.I4])" office:value-type="date" office:date-value="2021-07-04T22:30:35" calcext:value-type="date">
            <text:p>04/07/21 22:30:35</text:p>
          </table:table-cell>
          <table:table-cell table:formula="of:=IF([.C4]&lt;&gt;&quot;&quot;;CONCATENATE(&quot;mogrify -rotate &quot;;ROUND([.N4];3);&quot; -background black &quot;;[.C4]);&quot;&quot;)" office:value-type="string" office:string-value="mogrify -rotate -59.029 -background black IMG_20210704_223035634.jpg" calcext:value-type="string">
            <text:p>mogrify -rotate -59.029 -background black IMG_20210704_223035634.jpg</text:p>
          </table:table-cell>
          <table:table-cell table:formula="of:=IF([.C4]&lt;&gt;&quot;&quot;;CONCATENATE(&quot;mogrify -crop &quot;;ROUND([.B$22]);&quot;x&quot;;ROUND([.B$23]);&quot;+&quot;;ROUND([.B$30]+[.B$33]-[.AL4]);&quot;+&quot;;ROUND([.B$31]+[.B$34]-[.AM4]);&quot; &quot;;[.C4]);&quot;&quot;)" office:value-type="string" office:string-value="mogrify -crop 2538x1941+1194+1625 IMG_20210704_223035634.jpg" calcext:value-type="string">
            <text:p>mogrify -crop 2538x1941+1194+1625 IMG_20210704_223035634.jpg</text:p>
          </table:table-cell>
          <table:table-cell table:style-name="ce10"/>
          <table:table-cell table:formula="of:=IF([.C4]&lt;&gt;&quot;&quot;;([.J4]-[.J$3])*360*[.B$35];0)" office:value-type="float" office:value="-59.0291666667326" calcext:value-type="float">
            <text:p>-59.0291666667326</text:p>
          </table:table-cell>
          <table:table-cell table:formula="of:=[.N4]/180*PI()" office:value-type="float" office:value="-1.03025331304297" calcext:value-type="float">
            <text:p>-1.03025331304297</text:p>
          </table:table-cell>
          <table:table-cell table:formula="of:=COS([.$O4])*([.P$3]-[.B$14])-SIN([.$O4])*([.Q$3]-[.B$15])" office:value-type="float" office:value="34.2467607987651" calcext:value-type="float">
            <text:p>34.2467607987651</text:p>
          </table:table-cell>
          <table:table-cell table:formula="of:=SIN([.$O4])*([.P$3]-[.B$14])+COS([.$O4])*([.Q$3]-[.B$15])" office:value-type="float" office:value="428.750696063333" calcext:value-type="float">
            <text:p>428.750696063333</text:p>
          </table:table-cell>
          <table:table-cell table:formula="of:=COS([.$O4])*([.R$3]-[.B$14])-SIN([.$O4])*([.S$3]-[.B$15])" office:value-type="float" office:value="778.495455703481" calcext:value-type="float">
            <text:p>778.495455703481</text:p>
          </table:table-cell>
          <table:table-cell table:formula="of:=SIN([.$O4])*([.R$3]-[.B$14])+COS([.$O4])*([.S$3]-[.B$15])" office:value-type="float" office:value="875.424939928621" calcext:value-type="float">
            <text:p>875.424939928621</text:p>
          </table:table-cell>
          <table:table-cell table:formula="of:=COS([.$O4])*([.T$3]-[.B$14])-SIN([.$O4])*([.U$3]-[.B$15])" office:value-type="float" office:value="629.126283734564" calcext:value-type="float">
            <text:p>629.126283734564</text:p>
          </table:table-cell>
          <table:table-cell table:formula="of:=SIN([.$O4])*([.T$3]-[.B$14])+COS([.$O4])*([.U$3]-[.B$15])" office:value-type="float" office:value="-562.437657980275" calcext:value-type="float">
            <text:p>-562.437657980275</text:p>
          </table:table-cell>
          <table:table-cell table:formula="of:=COS([.$O4])*([.V$3]-[.B$14])-SIN([.$O4])*([.W$3]-[.B$15])" office:value-type="float" office:value="1373.37497863928" calcext:value-type="float">
            <text:p>1373.37497863928</text:p>
          </table:table-cell>
          <table:table-cell table:formula="of:=SIN([.$O4])*([.V$3]-[.B$14])+COS([.$O4])*([.W$3]-[.B$15])" office:value-type="float" office:value="-115.763414114987" calcext:value-type="float">
            <text:p>-115.763414114987</text:p>
          </table:table-cell>
          <table:table-cell table:formula="of:=COS([.$O4])*([.X$3]-[.B$12]/2)-SIN([.$O4])*([.Y$3]-[.B$13]/2)" office:value-type="float" office:value="-669.564108920257" calcext:value-type="float">
            <text:p>-669.564108920257</text:p>
          </table:table-cell>
          <table:table-cell table:formula="of:=SIN([.$O4])*([.X$3]-[.B$12]/2)+COS([.$O4])*([.Y$3]-[.B$13]/2)" office:value-type="float" office:value="272.25705508916" calcext:value-type="float">
            <text:p>272.25705508916</text:p>
          </table:table-cell>
          <table:table-cell table:formula="of:=COS([.$O4])*([.Z$3]-[.B$12]/2)-SIN([.$O4])*([.AA$3]-[.B$13]/2)" office:value-type="float" office:value="74.6845859844586" calcext:value-type="float">
            <text:p>74.6845859844586</text:p>
          </table:table-cell>
          <table:table-cell table:formula="of:=SIN([.$O4])*([.Z$3]-[.B$12]/2)+COS([.$O4])*([.AA$3]-[.B$13]/2)" office:value-type="float" office:value="718.931298954448" calcext:value-type="float">
            <text:p>718.931298954448</text:p>
          </table:table-cell>
          <table:table-cell table:formula="of:=COS([.$O4])*([.AB$3]-[.B$12]/2)-SIN([.$O4])*([.AC$3]-[.B$13]/2)" office:value-type="float" office:value="-74.6845859844586" calcext:value-type="float">
            <text:p>-74.6845859844586</text:p>
          </table:table-cell>
          <table:table-cell table:formula="of:=SIN([.$O4])*([.AB$3]-[.B$12]/2)+COS([.$O4])*([.AC$3]-[.B$13]/2)" office:value-type="float" office:value="-718.931298954448" calcext:value-type="float">
            <text:p>-718.931298954448</text:p>
          </table:table-cell>
          <table:table-cell table:formula="of:=COS([.$O4])*([.AD$3]-[.B$12]/2)-SIN([.$O4])*([.AE$3]-[.B$13]/2)" office:value-type="float" office:value="669.564108920257" calcext:value-type="float">
            <text:p>669.564108920257</text:p>
          </table:table-cell>
          <table:table-cell table:formula="of:=SIN([.$O4])*([.AD$3]-[.B$12]/2)+COS([.$O4])*([.AE$3]-[.B$13]/2)" office:value-type="float" office:value="-272.25705508916" calcext:value-type="float">
            <text:p>-272.25705508916</text:p>
          </table:table-cell>
          <table:table-cell table:formula="of:=COS([.$O4])*([.AF$3]-[.B$12]/2)-SIN([.$O4])*([.AG$3]-[.B$13]/2)" office:value-type="float" office:value="-703.810869719022" calcext:value-type="float">
            <text:p>-703.810869719022</text:p>
          </table:table-cell>
          <table:table-cell table:formula="of:=SIN([.$O4])*([.AF$3]-[.B$12]/2)+COS([.$O4])*([.AG$3]-[.B$13]/2)" office:value-type="float" office:value="-156.493640974173" calcext:value-type="float">
            <text:p>-156.493640974173</text:p>
          </table:table-cell>
          <table:table-cell table:formula="of:=MIN([.X4];[.Z4];[.AB4];[.AD4])" office:value-type="float" office:value="-669.564108920257" calcext:value-type="float">
            <text:p>-669.564108920257</text:p>
          </table:table-cell>
          <table:table-cell table:formula="of:=MIN([.Y4];[.AA4];[.AC4];[.AE4])" office:value-type="float" office:value="-718.931298954448" calcext:value-type="float">
            <text:p>-718.931298954448</text:p>
          </table:table-cell>
          <table:table-cell table:formula="of:=[.AF4]-[.$AH4]" office:value-type="float" office:value="-34.2467607987651" calcext:value-type="float">
            <text:p>-34.2467607987651</text:p>
          </table:table-cell>
          <table:table-cell table:formula="of:=[.AG4]-[.$AI4]" office:value-type="float" office:value="562.437657980275" calcext:value-type="float">
            <text:p>562.437657980275</text:p>
          </table:table-cell>
          <table:table-cell table:formula="of:=[.AF$3]-[.AJ4]" office:value-type="float" office:value="384.246760798765" calcext:value-type="float">
            <text:p>384.246760798765</text:p>
          </table:table-cell>
          <table:table-cell table:formula="of:=[.AG$3]-[.AK4]" office:value-type="float" office:value="-812.437657980275" calcext:value-type="float">
            <text:p>-812.43765798027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x_ori</text:p>
          </table:table-cell>
          <table:table-cell table:style-name="ce5" office:value-type="float" office:value="4624" calcext:value-type="float">
            <text:p>4624</text:p>
          </table:table-cell>
          <table:table-cell office:value-type="string" calcext:value-type="string">
            <text:p>IMG_20210704_223235724.jpg</text:p>
          </table:table-cell>
          <table:table-cell table:formula="of:=MID([.C5];5;4)" office:value-type="string" office:string-value="2021" calcext:value-type="string">
            <text:p>2021</text:p>
          </table:table-cell>
          <table:table-cell table:formula="of:=MID([.C5];9;2)" office:value-type="string" office:string-value="07" calcext:value-type="string">
            <text:p>07</text:p>
          </table:table-cell>
          <table:table-cell table:formula="of:=MID([.C5];11;2)" office:value-type="string" office:string-value="04" calcext:value-type="string">
            <text:p>04</text:p>
          </table:table-cell>
          <table:table-cell table:formula="of:=MID([.C5];14;2)" office:value-type="string" office:string-value="22" calcext:value-type="string">
            <text:p>22</text:p>
          </table:table-cell>
          <table:table-cell table:formula="of:=MID([.C5];16;2)" office:value-type="string" office:string-value="32" calcext:value-type="string">
            <text:p>32</text:p>
          </table:table-cell>
          <table:table-cell table:formula="of:=MID([.C5];18;2)" office:value-type="string" office:string-value="35" calcext:value-type="string">
            <text:p>35</text:p>
          </table:table-cell>
          <table:table-cell table:formula="of:=DATE([.D5];[.E5];[.F5])+TIME([.G5];[.H5];[.I5])" office:value-type="date" office:date-value="2021-07-04T22:32:35" calcext:value-type="date">
            <text:p>04/07/21 22:32:35</text:p>
          </table:table-cell>
          <table:table-cell table:formula="of:=IF([.C5]&lt;&gt;&quot;&quot;;CONCATENATE(&quot;mogrify -rotate &quot;;ROUND([.N5];3);&quot; -background black &quot;;[.C5]);&quot;&quot;)" office:value-type="string" office:string-value="mogrify -rotate -58.529 -background black IMG_20210704_223235724.jpg" calcext:value-type="string">
            <text:p>mogrify -rotate -58.529 -background black IMG_20210704_223235724.jpg</text:p>
          </table:table-cell>
          <table:table-cell table:formula="of:=IF([.C5]&lt;&gt;&quot;&quot;;CONCATENATE(&quot;mogrify -crop &quot;;ROUND([.B$22]);&quot;x&quot;;ROUND([.B$23]);&quot;+&quot;;ROUND([.B$30]+[.B$33]-[.AL5]);&quot;+&quot;;ROUND([.B$31]+[.B$34]-[.AM5]);&quot; &quot;;[.C5]);&quot;&quot;)" office:value-type="string" office:string-value="mogrify -crop 2538x1941+1198+1619 IMG_20210704_223235724.jpg" calcext:value-type="string">
            <text:p>mogrify -crop 2538x1941+1198+1619 IMG_20210704_223235724.jpg</text:p>
          </table:table-cell>
          <table:table-cell/>
          <table:table-cell table:formula="of:=IF([.C5]&lt;&gt;&quot;&quot;;([.J5]-[.J$3])*360*[.B$35];0)" office:value-type="float" office:value="-58.5291666677222" calcext:value-type="float">
            <text:p>-58.5291666677222</text:p>
          </table:table-cell>
          <table:table-cell table:formula="of:=[.N5]/180*PI()" office:value-type="float" office:value="-1.02152666680027" calcext:value-type="float">
            <text:p>-1.02152666680027</text:p>
          </table:table-cell>
          <table:table-cell table:formula="of:=COS([.$O5])*([.P$3]-[.B$14])-SIN([.$O5])*([.Q$3]-[.B$15])" office:value-type="float" office:value="30.5039486253122" calcext:value-type="float">
            <text:p>30.5039486253122</text:p>
          </table:table-cell>
          <table:table-cell table:formula="of:=SIN([.$O5])*([.P$3]-[.B$14])+COS([.$O5])*([.Q$3]-[.B$15])" office:value-type="float" office:value="429.03322612388" calcext:value-type="float">
            <text:p>429.03322612388</text:p>
          </table:table-cell>
          <table:table-cell table:formula="of:=COS([.$O5])*([.R$3]-[.B$14])-SIN([.$O5])*([.S$3]-[.B$15])" office:value-type="float" office:value="770.826386182758" calcext:value-type="float">
            <text:p>770.826386182758</text:p>
          </table:table-cell>
          <table:table-cell table:formula="of:=SIN([.$O5])*([.R$3]-[.B$14])+COS([.$O5])*([.S$3]-[.B$15])" office:value-type="float" office:value="882.185174645567" calcext:value-type="float">
            <text:p>882.185174645567</text:p>
          </table:table-cell>
          <table:table-cell table:formula="of:=COS([.$O5])*([.T$3]-[.B$14])-SIN([.$O5])*([.U$3]-[.B$15])" office:value-type="float" office:value="634.010460711799" calcext:value-type="float">
            <text:p>634.010460711799</text:p>
          </table:table-cell>
          <table:table-cell table:formula="of:=SIN([.$O5])*([.T$3]-[.B$14])+COS([.$O5])*([.U$3]-[.B$15])" office:value-type="float" office:value="-556.926149240645" calcext:value-type="float">
            <text:p>-556.926149240645</text:p>
          </table:table-cell>
          <table:table-cell table:formula="of:=COS([.$O5])*([.V$3]-[.B$14])-SIN([.$O5])*([.W$3]-[.B$15])" office:value-type="float" office:value="1374.33289826924" calcext:value-type="float">
            <text:p>1374.33289826924</text:p>
          </table:table-cell>
          <table:table-cell table:formula="of:=SIN([.$O5])*([.V$3]-[.B$14])+COS([.$O5])*([.W$3]-[.B$15])" office:value-type="float" office:value="-103.774200718958" calcext:value-type="float">
            <text:p>-103.774200718958</text:p>
          </table:table-cell>
          <table:table-cell table:formula="of:=COS([.$O5])*([.X$3]-[.B$12]/2)-SIN([.$O5])*([.Y$3]-[.B$13]/2)" office:value-type="float" office:value="-671.914474821966" calcext:value-type="float">
            <text:p>-671.914474821966</text:p>
          </table:table-cell>
          <table:table-cell table:formula="of:=SIN([.$O5])*([.X$3]-[.B$12]/2)+COS([.$O5])*([.Y$3]-[.B$13]/2)" office:value-type="float" office:value="266.403713421419" calcext:value-type="float">
            <text:p>266.403713421419</text:p>
          </table:table-cell>
          <table:table-cell table:formula="of:=COS([.$O5])*([.Z$3]-[.B$12]/2)-SIN([.$O5])*([.AA$3]-[.B$13]/2)" office:value-type="float" office:value="68.4079627354797" calcext:value-type="float">
            <text:p>68.4079627354797</text:p>
          </table:table-cell>
          <table:table-cell table:formula="of:=SIN([.$O5])*([.Z$3]-[.B$12]/2)+COS([.$O5])*([.AA$3]-[.B$13]/2)" office:value-type="float" office:value="719.555661943106" calcext:value-type="float">
            <text:p>719.555661943106</text:p>
          </table:table-cell>
          <table:table-cell table:formula="of:=COS([.$O5])*([.AB$3]-[.B$12]/2)-SIN([.$O5])*([.AC$3]-[.B$13]/2)" office:value-type="float" office:value="-68.4079627354797" calcext:value-type="float">
            <text:p>-68.4079627354797</text:p>
          </table:table-cell>
          <table:table-cell table:formula="of:=SIN([.$O5])*([.AB$3]-[.B$12]/2)+COS([.$O5])*([.AC$3]-[.B$13]/2)" office:value-type="float" office:value="-719.555661943106" calcext:value-type="float">
            <text:p>-719.555661943106</text:p>
          </table:table-cell>
          <table:table-cell table:formula="of:=COS([.$O5])*([.AD$3]-[.B$12]/2)-SIN([.$O5])*([.AE$3]-[.B$13]/2)" office:value-type="float" office:value="671.914474821966" calcext:value-type="float">
            <text:p>671.914474821966</text:p>
          </table:table-cell>
          <table:table-cell table:formula="of:=SIN([.$O5])*([.AD$3]-[.B$12]/2)+COS([.$O5])*([.AE$3]-[.B$13]/2)" office:value-type="float" office:value="-266.403713421419" calcext:value-type="float">
            <text:p>-266.403713421419</text:p>
          </table:table-cell>
          <table:table-cell table:formula="of:=COS([.$O5])*([.AF$3]-[.B$12]/2)-SIN([.$O5])*([.AG$3]-[.B$13]/2)" office:value-type="float" office:value="-702.418423447278" calcext:value-type="float">
            <text:p>-702.418423447278</text:p>
          </table:table-cell>
          <table:table-cell table:formula="of:=SIN([.$O5])*([.AF$3]-[.B$12]/2)+COS([.$O5])*([.AG$3]-[.B$13]/2)" office:value-type="float" office:value="-162.629512702461" calcext:value-type="float">
            <text:p>-162.629512702461</text:p>
          </table:table-cell>
          <table:table-cell table:formula="of:=MIN([.X5];[.Z5];[.AB5];[.AD5])" office:value-type="float" office:value="-671.914474821966" calcext:value-type="float">
            <text:p>-671.914474821966</text:p>
          </table:table-cell>
          <table:table-cell table:formula="of:=MIN([.Y5];[.AA5];[.AC5];[.AE5])" office:value-type="float" office:value="-719.555661943106" calcext:value-type="float">
            <text:p>-719.555661943106</text:p>
          </table:table-cell>
          <table:table-cell table:formula="of:=[.AF5]-[.$AH5]" office:value-type="float" office:value="-30.5039486253122" calcext:value-type="float">
            <text:p>-30.5039486253122</text:p>
          </table:table-cell>
          <table:table-cell table:formula="of:=[.AG5]-[.$AI5]" office:value-type="float" office:value="556.926149240645" calcext:value-type="float">
            <text:p>556.926149240645</text:p>
          </table:table-cell>
          <table:table-cell table:formula="of:=[.AF$3]-[.AJ5]" office:value-type="float" office:value="380.503948625312" calcext:value-type="float">
            <text:p>380.503948625312</text:p>
          </table:table-cell>
          <table:table-cell table:formula="of:=[.AG$3]-[.AK5]" office:value-type="float" office:value="-806.926149240645" calcext:value-type="float">
            <text:p>-806.92614924064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y_ori</text:p>
          </table:table-cell>
          <table:table-cell table:style-name="ce5" office:value-type="float" office:value="3472" calcext:value-type="float">
            <text:p>3472</text:p>
          </table:table-cell>
          <table:table-cell office:value-type="string" calcext:value-type="string">
            <text:p>IMG_20210704_223435764.jpg</text:p>
          </table:table-cell>
          <table:table-cell table:formula="of:=MID([.C6];5;4)" office:value-type="string" office:string-value="2021" calcext:value-type="string">
            <text:p>2021</text:p>
          </table:table-cell>
          <table:table-cell table:formula="of:=MID([.C6];9;2)" office:value-type="string" office:string-value="07" calcext:value-type="string">
            <text:p>07</text:p>
          </table:table-cell>
          <table:table-cell table:formula="of:=MID([.C6];11;2)" office:value-type="string" office:string-value="04" calcext:value-type="string">
            <text:p>04</text:p>
          </table:table-cell>
          <table:table-cell table:formula="of:=MID([.C6];14;2)" office:value-type="string" office:string-value="22" calcext:value-type="string">
            <text:p>22</text:p>
          </table:table-cell>
          <table:table-cell table:formula="of:=MID([.C6];16;2)" office:value-type="string" office:string-value="34" calcext:value-type="string">
            <text:p>34</text:p>
          </table:table-cell>
          <table:table-cell table:formula="of:=MID([.C6];18;2)" office:value-type="string" office:string-value="35" calcext:value-type="string">
            <text:p>35</text:p>
          </table:table-cell>
          <table:table-cell table:formula="of:=DATE([.D6];[.E6];[.F6])+TIME([.G6];[.H6];[.I6])" office:value-type="date" office:date-value="2021-07-04T22:34:35" calcext:value-type="date">
            <text:p>04/07/21 22:34:35</text:p>
          </table:table-cell>
          <table:table-cell table:formula="of:=IF([.C6]&lt;&gt;&quot;&quot;;CONCATENATE(&quot;mogrify -rotate &quot;;ROUND([.N6];3);&quot; -background black &quot;;[.C6]);&quot;&quot;)" office:value-type="string" office:string-value="mogrify -rotate -58.029 -background black IMG_20210704_223435764.jpg" calcext:value-type="string">
            <text:p>mogrify -rotate -58.029 -background black IMG_20210704_223435764.jpg</text:p>
          </table:table-cell>
          <table:table-cell table:formula="of:=IF([.C6]&lt;&gt;&quot;&quot;;CONCATENATE(&quot;mogrify -crop &quot;;ROUND([.B$22]);&quot;x&quot;;ROUND([.B$23]);&quot;+&quot;;ROUND([.B$30]+[.B$33]-[.AL6]);&quot;+&quot;;ROUND([.B$31]+[.B$34]-[.AM6]);&quot; &quot;;[.C6]);&quot;&quot;)" office:value-type="string" office:string-value="mogrify -crop 2538x1941+1202+1614 IMG_20210704_223435764.jpg" calcext:value-type="string">
            <text:p>mogrify -crop 2538x1941+1202+1614 IMG_20210704_223435764.jpg</text:p>
          </table:table-cell>
          <table:table-cell/>
          <table:table-cell table:formula="of:=IF([.C6]&lt;&gt;&quot;&quot;;([.J6]-[.J$3])*360*[.B$35];0)" office:value-type="float" office:value="-58.0291666660924" calcext:value-type="float">
            <text:p>-58.0291666660924</text:p>
          </table:table-cell>
          <table:table-cell table:formula="of:=[.N6]/180*PI()" office:value-type="float" office:value="-1.01280002051185" calcext:value-type="float">
            <text:p>-1.01280002051185</text:p>
          </table:table-cell>
          <table:table-cell table:formula="of:=COS([.$O6])*([.P$3]-[.B$14])-SIN([.$O6])*([.Q$3]-[.B$15])" office:value-type="float" office:value="26.7588134384547" calcext:value-type="float">
            <text:p>26.7588134384547</text:p>
          </table:table-cell>
          <table:table-cell table:formula="of:=SIN([.$O6])*([.P$3]-[.B$14])+COS([.$O6])*([.Q$3]-[.B$15])" office:value-type="float" office:value="429.283083644541" calcext:value-type="float">
            <text:p>429.283083644541</text:p>
          </table:table-cell>
          <table:table-cell table:formula="of:=COS([.$O6])*([.R$3]-[.B$14])-SIN([.$O6])*([.S$3]-[.B$15])" office:value-type="float" office:value="763.098615207948" calcext:value-type="float">
            <text:p>763.098615207948</text:p>
          </table:table-cell>
          <table:table-cell table:formula="of:=SIN([.$O6])*([.R$3]-[.B$14])+COS([.$O6])*([.S$3]-[.B$15])" office:value-type="float" office:value="888.878227581097" calcext:value-type="float">
            <text:p>888.878227581097</text:p>
          </table:table-cell>
          <table:table-cell table:formula="of:=COS([.$O6])*([.T$3]-[.B$14])-SIN([.$O6])*([.U$3]-[.B$15])" office:value-type="float" office:value="638.846355363177" calcext:value-type="float">
            <text:p>638.846355363177</text:p>
          </table:table-cell>
          <table:table-cell table:formula="of:=SIN([.$O6])*([.T$3]-[.B$14])+COS([.$O6])*([.U$3]-[.B$15])" office:value-type="float" office:value="-551.372228389485" calcext:value-type="float">
            <text:p>-551.372228389485</text:p>
          </table:table-cell>
          <table:table-cell table:formula="of:=COS([.$O6])*([.V$3]-[.B$14])-SIN([.$O6])*([.W$3]-[.B$15])" office:value-type="float" office:value="1375.18615713267" calcext:value-type="float">
            <text:p>1375.18615713267</text:p>
          </table:table-cell>
          <table:table-cell table:formula="of:=SIN([.$O6])*([.V$3]-[.B$14])+COS([.$O6])*([.W$3]-[.B$15])" office:value-type="float" office:value="-91.7770844529284" calcext:value-type="float">
            <text:p>-91.7770844529284</text:p>
          </table:table-cell>
          <table:table-cell table:formula="of:=COS([.$O6])*([.X$3]-[.B$12]/2)-SIN([.$O6])*([.Y$3]-[.B$13]/2)" office:value-type="float" office:value="-674.213671847108" calcext:value-type="float">
            <text:p>-674.213671847108</text:p>
          </table:table-cell>
          <table:table-cell table:formula="of:=SIN([.$O6])*([.X$3]-[.B$12]/2)+COS([.$O6])*([.Y$3]-[.B$13]/2)" office:value-type="float" office:value="260.530084048735" calcext:value-type="float">
            <text:p>260.530084048735</text:p>
          </table:table-cell>
          <table:table-cell table:formula="of:=COS([.$O6])*([.Z$3]-[.B$12]/2)-SIN([.$O6])*([.AA$3]-[.B$13]/2)" office:value-type="float" office:value="62.1261299223856" calcext:value-type="float">
            <text:p>62.1261299223856</text:p>
          </table:table-cell>
          <table:table-cell table:formula="of:=SIN([.$O6])*([.Z$3]-[.B$12]/2)+COS([.$O6])*([.AA$3]-[.B$13]/2)" office:value-type="float" office:value="720.125227985291" calcext:value-type="float">
            <text:p>720.125227985291</text:p>
          </table:table-cell>
          <table:table-cell table:formula="of:=COS([.$O6])*([.AB$3]-[.B$12]/2)-SIN([.$O6])*([.AC$3]-[.B$13]/2)" office:value-type="float" office:value="-62.1261299223856" calcext:value-type="float">
            <text:p>-62.1261299223856</text:p>
          </table:table-cell>
          <table:table-cell table:formula="of:=SIN([.$O6])*([.AB$3]-[.B$12]/2)+COS([.$O6])*([.AC$3]-[.B$13]/2)" office:value-type="float" office:value="-720.125227985291" calcext:value-type="float">
            <text:p>-720.125227985291</text:p>
          </table:table-cell>
          <table:table-cell table:formula="of:=COS([.$O6])*([.AD$3]-[.B$12]/2)-SIN([.$O6])*([.AE$3]-[.B$13]/2)" office:value-type="float" office:value="674.213671847108" calcext:value-type="float">
            <text:p>674.213671847108</text:p>
          </table:table-cell>
          <table:table-cell table:formula="of:=SIN([.$O6])*([.AD$3]-[.B$12]/2)+COS([.$O6])*([.AE$3]-[.B$13]/2)" office:value-type="float" office:value="-260.530084048735" calcext:value-type="float">
            <text:p>-260.530084048735</text:p>
          </table:table-cell>
          <table:table-cell table:formula="of:=COS([.$O6])*([.AF$3]-[.B$12]/2)-SIN([.$O6])*([.AG$3]-[.B$13]/2)" office:value-type="float" office:value="-700.972485285562" calcext:value-type="float">
            <text:p>-700.972485285562</text:p>
          </table:table-cell>
          <table:table-cell table:formula="of:=SIN([.$O6])*([.AF$3]-[.B$12]/2)+COS([.$O6])*([.AG$3]-[.B$13]/2)" office:value-type="float" office:value="-168.752999595806" calcext:value-type="float">
            <text:p>-168.752999595806</text:p>
          </table:table-cell>
          <table:table-cell table:formula="of:=MIN([.X6];[.Z6];[.AB6];[.AD6])" office:value-type="float" office:value="-674.213671847108" calcext:value-type="float">
            <text:p>-674.213671847108</text:p>
          </table:table-cell>
          <table:table-cell table:formula="of:=MIN([.Y6];[.AA6];[.AC6];[.AE6])" office:value-type="float" office:value="-720.125227985291" calcext:value-type="float">
            <text:p>-720.125227985291</text:p>
          </table:table-cell>
          <table:table-cell table:formula="of:=[.AF6]-[.$AH6]" office:value-type="float" office:value="-26.7588134384547" calcext:value-type="float">
            <text:p>-26.7588134384547</text:p>
          </table:table-cell>
          <table:table-cell table:formula="of:=[.AG6]-[.$AI6]" office:value-type="float" office:value="551.372228389485" calcext:value-type="float">
            <text:p>551.372228389485</text:p>
          </table:table-cell>
          <table:table-cell table:formula="of:=[.AF$3]-[.AJ6]" office:value-type="float" office:value="376.758813438455" calcext:value-type="float">
            <text:p>376.758813438455</text:p>
          </table:table-cell>
          <table:table-cell table:formula="of:=[.AG$3]-[.AK6]" office:value-type="float" office:value="-801.372228389485" calcext:value-type="float">
            <text:p>-801.372228389485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Koordinaten des Drehpunkts</text:p>
          </table:table-cell>
          <table:table-cell/>
          <table:table-cell office:value-type="string" calcext:value-type="string">
            <text:p>IMG_20210704_223635823.jpg</text:p>
          </table:table-cell>
          <table:table-cell table:formula="of:=MID([.C7];5;4)" office:value-type="string" office:string-value="2021" calcext:value-type="string">
            <text:p>2021</text:p>
          </table:table-cell>
          <table:table-cell table:formula="of:=MID([.C7];9;2)" office:value-type="string" office:string-value="07" calcext:value-type="string">
            <text:p>07</text:p>
          </table:table-cell>
          <table:table-cell table:formula="of:=MID([.C7];11;2)" office:value-type="string" office:string-value="04" calcext:value-type="string">
            <text:p>04</text:p>
          </table:table-cell>
          <table:table-cell table:formula="of:=MID([.C7];14;2)" office:value-type="string" office:string-value="22" calcext:value-type="string">
            <text:p>22</text:p>
          </table:table-cell>
          <table:table-cell table:formula="of:=MID([.C7];16;2)" office:value-type="string" office:string-value="36" calcext:value-type="string">
            <text:p>36</text:p>
          </table:table-cell>
          <table:table-cell table:formula="of:=MID([.C7];18;2)" office:value-type="string" office:string-value="35" calcext:value-type="string">
            <text:p>35</text:p>
          </table:table-cell>
          <table:table-cell table:formula="of:=DATE([.D7];[.E7];[.F7])+TIME([.G7];[.H7];[.I7])" office:value-type="date" office:date-value="2021-07-04T22:36:35" calcext:value-type="date">
            <text:p>04/07/21 22:36:35</text:p>
          </table:table-cell>
          <table:table-cell table:formula="of:=IF([.C7]&lt;&gt;&quot;&quot;;CONCATENATE(&quot;mogrify -rotate &quot;;ROUND([.N7];3);&quot; -background black &quot;;[.C7]);&quot;&quot;)" office:value-type="string" office:string-value="mogrify -rotate -57.529 -background black IMG_20210704_223635823.jpg" calcext:value-type="string">
            <text:p>mogrify -rotate -57.529 -background black IMG_20210704_223635823.jpg</text:p>
          </table:table-cell>
          <table:table-cell table:formula="of:=IF([.C7]&lt;&gt;&quot;&quot;;CONCATENATE(&quot;mogrify -crop &quot;;ROUND([.B$22]);&quot;x&quot;;ROUND([.B$23]);&quot;+&quot;;ROUND([.B$30]+[.B$33]-[.AL7]);&quot;+&quot;;ROUND([.B$31]+[.B$34]-[.AM7]);&quot; &quot;;[.C7]);&quot;&quot;)" office:value-type="string" office:string-value="mogrify -crop 2538x1941+1205+1608 IMG_20210704_223635823.jpg" calcext:value-type="string">
            <text:p>mogrify -crop 2538x1941+1205+1608 IMG_20210704_223635823.jpg</text:p>
          </table:table-cell>
          <table:table-cell/>
          <table:table-cell table:formula="of:=IF([.C7]&lt;&gt;&quot;&quot;;([.J7]-[.J$3])*360*[.B$35];0)" office:value-type="float" office:value="-57.5291666670819" calcext:value-type="float">
            <text:p>-57.5291666670819</text:p>
          </table:table-cell>
          <table:table-cell table:formula="of:=[.N7]/180*PI()" office:value-type="float" office:value="-1.00407337426915" calcext:value-type="float">
            <text:p>-1.00407337426915</text:p>
          </table:table-cell>
          <table:table-cell table:formula="of:=COS([.$O7])*([.P$3]-[.B$14])-SIN([.$O7])*([.Q$3]-[.B$15])" office:value-type="float" office:value="23.0116404839748" calcext:value-type="float">
            <text:p>23.0116404839748</text:p>
          </table:table-cell>
          <table:table-cell table:formula="of:=SIN([.$O7])*([.P$3]-[.B$14])+COS([.$O7])*([.Q$3]-[.B$15])" office:value-type="float" office:value="429.50024959508" calcext:value-type="float">
            <text:p>429.50024959508</text:p>
          </table:table-cell>
          <table:table-cell table:formula="of:=COS([.$O7])*([.R$3]-[.B$14])-SIN([.$O7])*([.S$3]-[.B$15])" office:value-type="float" office:value="755.312731359693" calcext:value-type="float">
            <text:p>755.312731359693</text:p>
          </table:table-cell>
          <table:table-cell table:formula="of:=SIN([.$O7])*([.R$3]-[.B$14])+COS([.$O7])*([.S$3]-[.B$15])" office:value-type="float" office:value="895.503588963193" calcext:value-type="float">
            <text:p>895.503588963193</text:p>
          </table:table-cell>
          <table:table-cell table:formula="of:=COS([.$O7])*([.T$3]-[.B$14])-SIN([.$O7])*([.U$3]-[.B$15])" office:value-type="float" office:value="643.633599365932" calcext:value-type="float">
            <text:p>643.633599365932</text:p>
          </table:table-cell>
          <table:table-cell table:formula="of:=SIN([.$O7])*([.T$3]-[.B$14])+COS([.$O7])*([.U$3]-[.B$15])" office:value-type="float" office:value="-545.776318437559" calcext:value-type="float">
            <text:p>-545.776318437559</text:p>
          </table:table-cell>
          <table:table-cell table:formula="of:=COS([.$O7])*([.V$3]-[.B$14])-SIN([.$O7])*([.W$3]-[.B$15])" office:value-type="float" office:value="1375.93469024165" calcext:value-type="float">
            <text:p>1375.93469024165</text:p>
          </table:table-cell>
          <table:table-cell table:formula="of:=SIN([.$O7])*([.V$3]-[.B$14])+COS([.$O7])*([.W$3]-[.B$15])" office:value-type="float" office:value="-79.7729790694459" calcext:value-type="float">
            <text:p>-79.7729790694459</text:p>
          </table:table-cell>
          <table:table-cell table:formula="of:=COS([.$O7])*([.X$3]-[.B$12]/2)-SIN([.$O7])*([.Y$3]-[.B$13]/2)" office:value-type="float" office:value="-676.461524878838" calcext:value-type="float">
            <text:p>-676.461524878838</text:p>
          </table:table-cell>
          <table:table-cell table:formula="of:=SIN([.$O7])*([.X$3]-[.B$12]/2)+COS([.$O7])*([.Y$3]-[.B$13]/2)" office:value-type="float" office:value="254.636614332263" calcext:value-type="float">
            <text:p>254.636614332263</text:p>
          </table:table-cell>
          <table:table-cell table:formula="of:=COS([.$O7])*([.Z$3]-[.B$12]/2)-SIN([.$O7])*([.AA$3]-[.B$13]/2)" office:value-type="float" office:value="55.8395659968809" calcext:value-type="float">
            <text:p>55.8395659968809</text:p>
          </table:table-cell>
          <table:table-cell table:formula="of:=SIN([.$O7])*([.Z$3]-[.B$12]/2)+COS([.$O7])*([.AA$3]-[.B$13]/2)" office:value-type="float" office:value="720.639953700376" calcext:value-type="float">
            <text:p>720.639953700376</text:p>
          </table:table-cell>
          <table:table-cell table:formula="of:=COS([.$O7])*([.AB$3]-[.B$12]/2)-SIN([.$O7])*([.AC$3]-[.B$13]/2)" office:value-type="float" office:value="-55.8395659968809" calcext:value-type="float">
            <text:p>-55.8395659968809</text:p>
          </table:table-cell>
          <table:table-cell table:formula="of:=SIN([.$O7])*([.AB$3]-[.B$12]/2)+COS([.$O7])*([.AC$3]-[.B$13]/2)" office:value-type="float" office:value="-720.639953700376" calcext:value-type="float">
            <text:p>-720.639953700376</text:p>
          </table:table-cell>
          <table:table-cell table:formula="of:=COS([.$O7])*([.AD$3]-[.B$12]/2)-SIN([.$O7])*([.AE$3]-[.B$13]/2)" office:value-type="float" office:value="676.461524878838" calcext:value-type="float">
            <text:p>676.461524878838</text:p>
          </table:table-cell>
          <table:table-cell table:formula="of:=SIN([.$O7])*([.AD$3]-[.B$12]/2)+COS([.$O7])*([.AE$3]-[.B$13]/2)" office:value-type="float" office:value="-254.636614332263" calcext:value-type="float">
            <text:p>-254.636614332263</text:p>
          </table:table-cell>
          <table:table-cell table:formula="of:=COS([.$O7])*([.AF$3]-[.B$12]/2)-SIN([.$O7])*([.AG$3]-[.B$13]/2)" office:value-type="float" office:value="-699.473165362813" calcext:value-type="float">
            <text:p>-699.473165362813</text:p>
          </table:table-cell>
          <table:table-cell table:formula="of:=SIN([.$O7])*([.AF$3]-[.B$12]/2)+COS([.$O7])*([.AG$3]-[.B$13]/2)" office:value-type="float" office:value="-174.863635262817" calcext:value-type="float">
            <text:p>-174.863635262817</text:p>
          </table:table-cell>
          <table:table-cell table:formula="of:=MIN([.X7];[.Z7];[.AB7];[.AD7])" office:value-type="float" office:value="-676.461524878838" calcext:value-type="float">
            <text:p>-676.461524878838</text:p>
          </table:table-cell>
          <table:table-cell table:formula="of:=MIN([.Y7];[.AA7];[.AC7];[.AE7])" office:value-type="float" office:value="-720.639953700376" calcext:value-type="float">
            <text:p>-720.639953700376</text:p>
          </table:table-cell>
          <table:table-cell table:formula="of:=[.AF7]-[.$AH7]" office:value-type="float" office:value="-23.0116404839747" calcext:value-type="float">
            <text:p>-23.0116404839747</text:p>
          </table:table-cell>
          <table:table-cell table:formula="of:=[.AG7]-[.$AI7]" office:value-type="float" office:value="545.776318437559" calcext:value-type="float">
            <text:p>545.776318437559</text:p>
          </table:table-cell>
          <table:table-cell table:formula="of:=[.AF$3]-[.AJ7]" office:value-type="float" office:value="373.011640483975" calcext:value-type="float">
            <text:p>373.011640483975</text:p>
          </table:table-cell>
          <table:table-cell table:formula="of:=[.AG$3]-[.AK7]" office:value-type="float" office:value="-795.776318437559" calcext:value-type="float">
            <text:p>-795.77631843755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x_cent</text:p>
          </table:table-cell>
          <table:table-cell table:style-name="ce4" office:value-type="float" office:value="1400" calcext:value-type="float">
            <text:p>1400</text:p>
          </table:table-cell>
          <table:table-cell office:value-type="string" calcext:value-type="string">
            <text:p>IMG_20210704_223835846.jpg</text:p>
          </table:table-cell>
          <table:table-cell table:formula="of:=MID([.C8];5;4)" office:value-type="string" office:string-value="2021" calcext:value-type="string">
            <text:p>2021</text:p>
          </table:table-cell>
          <table:table-cell table:formula="of:=MID([.C8];9;2)" office:value-type="string" office:string-value="07" calcext:value-type="string">
            <text:p>07</text:p>
          </table:table-cell>
          <table:table-cell table:formula="of:=MID([.C8];11;2)" office:value-type="string" office:string-value="04" calcext:value-type="string">
            <text:p>04</text:p>
          </table:table-cell>
          <table:table-cell table:formula="of:=MID([.C8];14;2)" office:value-type="string" office:string-value="22" calcext:value-type="string">
            <text:p>22</text:p>
          </table:table-cell>
          <table:table-cell table:formula="of:=MID([.C8];16;2)" office:value-type="string" office:string-value="38" calcext:value-type="string">
            <text:p>38</text:p>
          </table:table-cell>
          <table:table-cell table:formula="of:=MID([.C8];18;2)" office:value-type="string" office:string-value="35" calcext:value-type="string">
            <text:p>35</text:p>
          </table:table-cell>
          <table:table-cell table:formula="of:=DATE([.D8];[.E8];[.F8])+TIME([.G8];[.H8];[.I8])" office:value-type="date" office:date-value="2021-07-04T22:38:35" calcext:value-type="date">
            <text:p>04/07/21 22:38:35</text:p>
          </table:table-cell>
          <table:table-cell table:formula="of:=IF([.C8]&lt;&gt;&quot;&quot;;CONCATENATE(&quot;mogrify -rotate &quot;;ROUND([.N8];3);&quot; -background black &quot;;[.C8]);&quot;&quot;)" office:value-type="string" office:string-value="mogrify -rotate -57.029 -background black IMG_20210704_223835846.jpg" calcext:value-type="string">
            <text:p>mogrify -rotate -57.029 -background black IMG_20210704_223835846.jpg</text:p>
          </table:table-cell>
          <table:table-cell table:formula="of:=IF([.C8]&lt;&gt;&quot;&quot;;CONCATENATE(&quot;mogrify -crop &quot;;ROUND([.B$22]);&quot;x&quot;;ROUND([.B$23]);&quot;+&quot;;ROUND([.B$30]+[.B$33]-[.AL8]);&quot;+&quot;;ROUND([.B$31]+[.B$34]-[.AM8]);&quot; &quot;;[.C8]);&quot;&quot;)" office:value-type="string" office:string-value="mogrify -crop 2538x1941+1209+1603 IMG_20210704_223835846.jpg" calcext:value-type="string">
            <text:p>mogrify -crop 2538x1941+1209+1603 IMG_20210704_223835846.jpg</text:p>
          </table:table-cell>
          <table:table-cell/>
          <table:table-cell table:formula="of:=IF([.C8]&lt;&gt;&quot;&quot;;([.J8]-[.J$3])*360*[.B$35];0)" office:value-type="float" office:value="-57.0291666680714" calcext:value-type="float">
            <text:p>-57.0291666680714</text:p>
          </table:table-cell>
          <table:table-cell table:formula="of:=[.N8]/180*PI()" office:value-type="float" office:value="-0.99534672802645" calcext:value-type="float">
            <text:p>-0.99534672802645</text:p>
          </table:table-cell>
          <table:table-cell table:formula="of:=COS([.$O8])*([.P$3]-[.B$14])-SIN([.$O8])*([.Q$3]-[.B$15])" office:value-type="float" office:value="19.2627151039858" calcext:value-type="float">
            <text:p>19.2627151039858</text:p>
          </table:table-cell>
          <table:table-cell table:formula="of:=SIN([.$O8])*([.P$3]-[.B$14])+COS([.$O8])*([.Q$3]-[.B$15])" office:value-type="float" office:value="429.684707438865" calcext:value-type="float">
            <text:p>429.684707438865</text:p>
          </table:table-cell>
          <table:table-cell table:formula="of:=COS([.$O8])*([.R$3]-[.B$14])-SIN([.$O8])*([.S$3]-[.B$15])" office:value-type="float" office:value="747.469327522861" calcext:value-type="float">
            <text:p>747.469327522861</text:p>
          </table:table-cell>
          <table:table-cell table:formula="of:=SIN([.$O8])*([.R$3]-[.B$14])+COS([.$O8])*([.S$3]-[.B$15])" office:value-type="float" office:value="902.060754280177" calcext:value-type="float">
            <text:p>902.060754280177</text:p>
          </table:table-cell>
          <table:table-cell table:formula="of:=COS([.$O8])*([.T$3]-[.B$14])-SIN([.$O8])*([.U$3]-[.B$15])" office:value-type="float" office:value="648.37182817836" calcext:value-type="float">
            <text:p>648.37182817836</text:p>
          </table:table-cell>
          <table:table-cell table:formula="of:=SIN([.$O8])*([.T$3]-[.B$14])+COS([.$O8])*([.U$3]-[.B$15])" office:value-type="float" office:value="-540.13884550609" calcext:value-type="float">
            <text:p>-540.13884550609</text:p>
          </table:table-cell>
          <table:table-cell table:formula="of:=COS([.$O8])*([.V$3]-[.B$14])-SIN([.$O8])*([.W$3]-[.B$15])" office:value-type="float" office:value="1376.57844059724" calcext:value-type="float">
            <text:p>1376.57844059724</text:p>
          </table:table-cell>
          <table:table-cell table:formula="of:=SIN([.$O8])*([.V$3]-[.B$14])+COS([.$O8])*([.W$3]-[.B$15])" office:value-type="float" office:value="-67.7627986647774" calcext:value-type="float">
            <text:p>-67.7627986647774</text:p>
          </table:table-cell>
          <table:table-cell table:formula="of:=COS([.$O8])*([.X$3]-[.B$12]/2)-SIN([.$O8])*([.Y$3]-[.B$13]/2)" office:value-type="float" office:value="-678.657862746625" calcext:value-type="float">
            <text:p>-678.657862746625</text:p>
          </table:table-cell>
          <table:table-cell table:formula="of:=SIN([.$O8])*([.X$3]-[.B$12]/2)+COS([.$O8])*([.Y$3]-[.B$13]/2)" office:value-type="float" office:value="248.723753051821" calcext:value-type="float">
            <text:p>248.723753051821</text:p>
          </table:table-cell>
          <table:table-cell table:formula="of:=COS([.$O8])*([.Z$3]-[.B$12]/2)-SIN([.$O8])*([.AA$3]-[.B$13]/2)" office:value-type="float" office:value="49.5487496722507" calcext:value-type="float">
            <text:p>49.5487496722507</text:p>
          </table:table-cell>
          <table:table-cell table:formula="of:=SIN([.$O8])*([.Z$3]-[.B$12]/2)+COS([.$O8])*([.AA$3]-[.B$13]/2)" office:value-type="float" office:value="721.099799893133" calcext:value-type="float">
            <text:p>721.099799893133</text:p>
          </table:table-cell>
          <table:table-cell table:formula="of:=COS([.$O8])*([.AB$3]-[.B$12]/2)-SIN([.$O8])*([.AC$3]-[.B$13]/2)" office:value-type="float" office:value="-49.5487496722507" calcext:value-type="float">
            <text:p>-49.5487496722507</text:p>
          </table:table-cell>
          <table:table-cell table:formula="of:=SIN([.$O8])*([.AB$3]-[.B$12]/2)+COS([.$O8])*([.AC$3]-[.B$13]/2)" office:value-type="float" office:value="-721.099799893133" calcext:value-type="float">
            <text:p>-721.099799893133</text:p>
          </table:table-cell>
          <table:table-cell table:formula="of:=COS([.$O8])*([.AD$3]-[.B$12]/2)-SIN([.$O8])*([.AE$3]-[.B$13]/2)" office:value-type="float" office:value="678.657862746625" calcext:value-type="float">
            <text:p>678.657862746625</text:p>
          </table:table-cell>
          <table:table-cell table:formula="of:=SIN([.$O8])*([.AD$3]-[.B$12]/2)+COS([.$O8])*([.AE$3]-[.B$13]/2)" office:value-type="float" office:value="-248.723753051821" calcext:value-type="float">
            <text:p>-248.723753051821</text:p>
          </table:table-cell>
          <table:table-cell table:formula="of:=COS([.$O8])*([.AF$3]-[.B$12]/2)-SIN([.$O8])*([.AG$3]-[.B$13]/2)" office:value-type="float" office:value="-697.920577850611" calcext:value-type="float">
            <text:p>-697.920577850611</text:p>
          </table:table-cell>
          <table:table-cell table:formula="of:=SIN([.$O8])*([.AF$3]-[.B$12]/2)+COS([.$O8])*([.AG$3]-[.B$13]/2)" office:value-type="float" office:value="-180.960954387044" calcext:value-type="float">
            <text:p>-180.960954387044</text:p>
          </table:table-cell>
          <table:table-cell table:formula="of:=MIN([.X8];[.Z8];[.AB8];[.AD8])" office:value-type="float" office:value="-678.657862746625" calcext:value-type="float">
            <text:p>-678.657862746625</text:p>
          </table:table-cell>
          <table:table-cell table:formula="of:=MIN([.Y8];[.AA8];[.AC8];[.AE8])" office:value-type="float" office:value="-721.099799893133" calcext:value-type="float">
            <text:p>-721.099799893133</text:p>
          </table:table-cell>
          <table:table-cell table:formula="of:=[.AF8]-[.$AH8]" office:value-type="float" office:value="-19.2627151039858" calcext:value-type="float">
            <text:p>-19.2627151039858</text:p>
          </table:table-cell>
          <table:table-cell table:formula="of:=[.AG8]-[.$AI8]" office:value-type="float" office:value="540.13884550609" calcext:value-type="float">
            <text:p>540.13884550609</text:p>
          </table:table-cell>
          <table:table-cell table:formula="of:=[.AF$3]-[.AJ8]" office:value-type="float" office:value="369.262715103986" calcext:value-type="float">
            <text:p>369.262715103986</text:p>
          </table:table-cell>
          <table:table-cell table:formula="of:=[.AG$3]-[.AK8]" office:value-type="float" office:value="-790.13884550609" calcext:value-type="float">
            <text:p>-790.1388455060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y_cent</text:p>
          </table:table-cell>
          <table:table-cell table:style-name="ce4" office:value-type="float" office:value="-1000" calcext:value-type="float">
            <text:p>-1000</text:p>
          </table:table-cell>
          <table:table-cell office:value-type="string" calcext:value-type="string">
            <text:p>IMG_20210704_224035957.jpg</text:p>
          </table:table-cell>
          <table:table-cell table:formula="of:=MID([.C9];5;4)" office:value-type="string" office:string-value="2021" calcext:value-type="string">
            <text:p>2021</text:p>
          </table:table-cell>
          <table:table-cell table:formula="of:=MID([.C9];9;2)" office:value-type="string" office:string-value="07" calcext:value-type="string">
            <text:p>07</text:p>
          </table:table-cell>
          <table:table-cell table:formula="of:=MID([.C9];11;2)" office:value-type="string" office:string-value="04" calcext:value-type="string">
            <text:p>04</text:p>
          </table:table-cell>
          <table:table-cell table:formula="of:=MID([.C9];14;2)" office:value-type="string" office:string-value="22" calcext:value-type="string">
            <text:p>22</text:p>
          </table:table-cell>
          <table:table-cell table:formula="of:=MID([.C9];16;2)" office:value-type="string" office:string-value="40" calcext:value-type="string">
            <text:p>40</text:p>
          </table:table-cell>
          <table:table-cell table:formula="of:=MID([.C9];18;2)" office:value-type="string" office:string-value="35" calcext:value-type="string">
            <text:p>35</text:p>
          </table:table-cell>
          <table:table-cell table:formula="of:=DATE([.D9];[.E9];[.F9])+TIME([.G9];[.H9];[.I9])" office:value-type="date" office:date-value="2021-07-04T22:40:35" calcext:value-type="date">
            <text:p>04/07/21 22:40:35</text:p>
          </table:table-cell>
          <table:table-cell table:formula="of:=IF([.C9]&lt;&gt;&quot;&quot;;CONCATENATE(&quot;mogrify -rotate &quot;;ROUND([.N9];3);&quot; -background black &quot;;[.C9]);&quot;&quot;)" office:value-type="string" office:string-value="mogrify -rotate -56.529 -background black IMG_20210704_224035957.jpg" calcext:value-type="string">
            <text:p>mogrify -rotate -56.529 -background black IMG_20210704_224035957.jpg</text:p>
          </table:table-cell>
          <table:table-cell table:formula="of:=IF([.C9]&lt;&gt;&quot;&quot;;CONCATENATE(&quot;mogrify -crop &quot;;ROUND([.B$22]);&quot;x&quot;;ROUND([.B$23]);&quot;+&quot;;ROUND([.B$30]+[.B$33]-[.AL9]);&quot;+&quot;;ROUND([.B$31]+[.B$34]-[.AM9]);&quot; &quot;;[.C9]);&quot;&quot;)" office:value-type="string" office:string-value="mogrify -crop 2538x1941+1213+1597 IMG_20210704_224035957.jpg" calcext:value-type="string">
            <text:p>mogrify -crop 2538x1941+1213+1597 IMG_20210704_224035957.jpg</text:p>
          </table:table-cell>
          <table:table-cell/>
          <table:table-cell table:formula="of:=IF([.C9]&lt;&gt;&quot;&quot;;([.J9]-[.J$3])*360*[.B$35];0)" office:value-type="float" office:value="-56.5291666664416" calcext:value-type="float">
            <text:p>-56.5291666664416</text:p>
          </table:table-cell>
          <table:table-cell table:formula="of:=[.N9]/180*PI()" office:value-type="float" office:value="-0.986620081738033" calcext:value-type="float">
            <text:p>-0.986620081738033</text:p>
          </table:table-cell>
          <table:table-cell table:formula="of:=COS([.$O9])*([.P$3]-[.B$14])-SIN([.$O9])*([.Q$3]-[.B$15])" office:value-type="float" office:value="15.5123227740182" calcext:value-type="float">
            <text:p>15.5123227740182</text:p>
          </table:table-cell>
          <table:table-cell table:formula="of:=SIN([.$O9])*([.P$3]-[.B$14])+COS([.$O9])*([.Q$3]-[.B$15])" office:value-type="float" office:value="429.836443129424" calcext:value-type="float">
            <text:p>429.836443129424</text:p>
          </table:table-cell>
          <table:table-cell table:formula="of:=COS([.$O9])*([.R$3]-[.B$14])-SIN([.$O9])*([.S$3]-[.B$15])" office:value-type="float" office:value="739.569000961483" calcext:value-type="float">
            <text:p>739.569000961483</text:p>
          </table:table-cell>
          <table:table-cell table:formula="of:=SIN([.$O9])*([.R$3]-[.B$14])+COS([.$O9])*([.S$3]-[.B$15])" office:value-type="float" office:value="908.549224212334" calcext:value-type="float">
            <text:p>908.549224212334</text:p>
          </table:table-cell>
          <table:table-cell table:formula="of:=COS([.$O9])*([.T$3]-[.B$14])-SIN([.$O9])*([.U$3]-[.B$15])" office:value-type="float" office:value="653.060680990428" calcext:value-type="float">
            <text:p>653.060680990428</text:p>
          </table:table-cell>
          <table:table-cell table:formula="of:=SIN([.$O9])*([.T$3]-[.B$14])+COS([.$O9])*([.U$3]-[.B$15])" office:value-type="float" office:value="-534.46023888061" calcext:value-type="float">
            <text:p>-534.46023888061</text:p>
          </table:table-cell>
          <table:table-cell table:formula="of:=COS([.$O9])*([.V$3]-[.B$14])-SIN([.$O9])*([.W$3]-[.B$15])" office:value-type="float" office:value="1377.11735917789" calcext:value-type="float">
            <text:p>1377.11735917789</text:p>
          </table:table-cell>
          <table:table-cell table:formula="of:=SIN([.$O9])*([.V$3]-[.B$14])+COS([.$O9])*([.W$3]-[.B$15])" office:value-type="float" office:value="-55.7474577976999" calcext:value-type="float">
            <text:p>-55.7474577976999</text:p>
          </table:table-cell>
          <table:table-cell table:formula="of:=COS([.$O9])*([.X$3]-[.B$12]/2)-SIN([.$O9])*([.Y$3]-[.B$13]/2)" office:value-type="float" office:value="-680.802518201937" calcext:value-type="float">
            <text:p>-680.802518201937</text:p>
          </table:table-cell>
          <table:table-cell table:formula="of:=SIN([.$O9])*([.X$3]-[.B$12]/2)+COS([.$O9])*([.Y$3]-[.B$13]/2)" office:value-type="float" office:value="242.791950463562" calcext:value-type="float">
            <text:p>242.791950463562</text:p>
          </table:table-cell>
          <table:table-cell table:formula="of:=COS([.$O9])*([.Z$3]-[.B$12]/2)-SIN([.$O9])*([.AA$3]-[.B$13]/2)" office:value-type="float" office:value="43.2541599855275" calcext:value-type="float">
            <text:p>43.2541599855275</text:p>
          </table:table-cell>
          <table:table-cell table:formula="of:=SIN([.$O9])*([.Z$3]-[.B$12]/2)+COS([.$O9])*([.AA$3]-[.B$13]/2)" office:value-type="float" office:value="721.504731546472" calcext:value-type="float">
            <text:p>721.504731546472</text:p>
          </table:table-cell>
          <table:table-cell table:formula="of:=COS([.$O9])*([.AB$3]-[.B$12]/2)-SIN([.$O9])*([.AC$3]-[.B$13]/2)" office:value-type="float" office:value="-43.2541599855275" calcext:value-type="float">
            <text:p>-43.2541599855275</text:p>
          </table:table-cell>
          <table:table-cell table:formula="of:=SIN([.$O9])*([.AB$3]-[.B$12]/2)+COS([.$O9])*([.AC$3]-[.B$13]/2)" office:value-type="float" office:value="-721.504731546472" calcext:value-type="float">
            <text:p>-721.504731546472</text:p>
          </table:table-cell>
          <table:table-cell table:formula="of:=COS([.$O9])*([.AD$3]-[.B$12]/2)-SIN([.$O9])*([.AE$3]-[.B$13]/2)" office:value-type="float" office:value="680.802518201937" calcext:value-type="float">
            <text:p>680.802518201937</text:p>
          </table:table-cell>
          <table:table-cell table:formula="of:=SIN([.$O9])*([.AD$3]-[.B$12]/2)+COS([.$O9])*([.AE$3]-[.B$13]/2)" office:value-type="float" office:value="-242.791950463562" calcext:value-type="float">
            <text:p>-242.791950463562</text:p>
          </table:table-cell>
          <table:table-cell table:formula="of:=COS([.$O9])*([.AF$3]-[.B$12]/2)-SIN([.$O9])*([.AG$3]-[.B$13]/2)" office:value-type="float" office:value="-696.314840975956" calcext:value-type="float">
            <text:p>-696.314840975956</text:p>
          </table:table-cell>
          <table:table-cell table:formula="of:=SIN([.$O9])*([.AF$3]-[.B$12]/2)+COS([.$O9])*([.AG$3]-[.B$13]/2)" office:value-type="float" office:value="-187.044492665862" calcext:value-type="float">
            <text:p>-187.044492665862</text:p>
          </table:table-cell>
          <table:table-cell table:formula="of:=MIN([.X9];[.Z9];[.AB9];[.AD9])" office:value-type="float" office:value="-680.802518201937" calcext:value-type="float">
            <text:p>-680.802518201937</text:p>
          </table:table-cell>
          <table:table-cell table:formula="of:=MIN([.Y9];[.AA9];[.AC9];[.AE9])" office:value-type="float" office:value="-721.504731546472" calcext:value-type="float">
            <text:p>-721.504731546472</text:p>
          </table:table-cell>
          <table:table-cell table:formula="of:=[.AF9]-[.$AH9]" office:value-type="float" office:value="-15.5123227740182" calcext:value-type="float">
            <text:p>-15.5123227740182</text:p>
          </table:table-cell>
          <table:table-cell table:formula="of:=[.AG9]-[.$AI9]" office:value-type="float" office:value="534.46023888061" calcext:value-type="float">
            <text:p>534.46023888061</text:p>
          </table:table-cell>
          <table:table-cell table:formula="of:=[.AF$3]-[.AJ9]" office:value-type="float" office:value="365.512322774018" calcext:value-type="float">
            <text:p>365.512322774018</text:p>
          </table:table-cell>
          <table:table-cell table:formula="of:=[.AG$3]-[.AK9]" office:value-type="float" office:value="-784.46023888061" calcext:value-type="float">
            <text:p>-784.46023888061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Verkleinern</text:p>
          </table:table-cell>
          <table:table-cell/>
          <table:table-cell office:value-type="string" calcext:value-type="string">
            <text:p>IMG_20210704_224235958.jpg</text:p>
          </table:table-cell>
          <table:table-cell table:formula="of:=MID([.C10];5;4)" office:value-type="string" office:string-value="2021" calcext:value-type="string">
            <text:p>2021</text:p>
          </table:table-cell>
          <table:table-cell table:formula="of:=MID([.C10];9;2)" office:value-type="string" office:string-value="07" calcext:value-type="string">
            <text:p>07</text:p>
          </table:table-cell>
          <table:table-cell table:formula="of:=MID([.C10];11;2)" office:value-type="string" office:string-value="04" calcext:value-type="string">
            <text:p>04</text:p>
          </table:table-cell>
          <table:table-cell table:formula="of:=MID([.C10];14;2)" office:value-type="string" office:string-value="22" calcext:value-type="string">
            <text:p>22</text:p>
          </table:table-cell>
          <table:table-cell table:formula="of:=MID([.C10];16;2)" office:value-type="string" office:string-value="42" calcext:value-type="string">
            <text:p>42</text:p>
          </table:table-cell>
          <table:table-cell table:formula="of:=MID([.C10];18;2)" office:value-type="string" office:string-value="35" calcext:value-type="string">
            <text:p>35</text:p>
          </table:table-cell>
          <table:table-cell table:formula="of:=DATE([.D10];[.E10];[.F10])+TIME([.G10];[.H10];[.I10])" office:value-type="date" office:date-value="2021-07-04T22:42:35" calcext:value-type="date">
            <text:p>04/07/21 22:42:35</text:p>
          </table:table-cell>
          <table:table-cell table:formula="of:=IF([.C10]&lt;&gt;&quot;&quot;;CONCATENATE(&quot;mogrify -rotate &quot;;ROUND([.N10];3);&quot; -background black &quot;;[.C10]);&quot;&quot;)" office:value-type="string" office:string-value="mogrify -rotate -56.029 -background black IMG_20210704_224235958.jpg" calcext:value-type="string">
            <text:p>mogrify -rotate -56.029 -background black IMG_20210704_224235958.jpg</text:p>
          </table:table-cell>
          <table:table-cell table:formula="of:=IF([.C10]&lt;&gt;&quot;&quot;;CONCATENATE(&quot;mogrify -crop &quot;;ROUND([.B$22]);&quot;x&quot;;ROUND([.B$23]);&quot;+&quot;;ROUND([.B$30]+[.B$33]-[.AL10]);&quot;+&quot;;ROUND([.B$31]+[.B$34]-[.AM10]);&quot; &quot;;[.C10]);&quot;&quot;)" office:value-type="string" office:string-value="mogrify -crop 2538x1941+1217+1591 IMG_20210704_224235958.jpg" calcext:value-type="string">
            <text:p>mogrify -crop 2538x1941+1217+1591 IMG_20210704_224235958.jpg</text:p>
          </table:table-cell>
          <table:table-cell/>
          <table:table-cell table:formula="of:=IF([.C10]&lt;&gt;&quot;&quot;;([.J10]-[.J$3])*360*[.B$35];0)" office:value-type="float" office:value="-56.0291666674311" calcext:value-type="float">
            <text:p>-56.0291666674311</text:p>
          </table:table-cell>
          <table:table-cell table:formula="of:=[.N10]/180*PI()" office:value-type="float" office:value="-0.977893435495332" calcext:value-type="float">
            <text:p>-0.977893435495332</text:p>
          </table:table-cell>
          <table:table-cell table:formula="of:=COS([.$O10])*([.P$3]-[.B$14])-SIN([.$O10])*([.Q$3]-[.B$15])" office:value-type="float" office:value="11.7607491402612" calcext:value-type="float">
            <text:p>11.7607491402612</text:p>
          </table:table-cell>
          <table:table-cell table:formula="of:=SIN([.$O10])*([.P$3]-[.B$14])+COS([.$O10])*([.Q$3]-[.B$15])" office:value-type="float" office:value="429.955445109909" calcext:value-type="float">
            <text:p>429.955445109909</text:p>
          </table:table-cell>
          <table:table-cell table:formula="of:=COS([.$O10])*([.R$3]-[.B$14])-SIN([.$O10])*([.S$3]-[.B$15])" office:value-type="float" office:value="731.612353398786" calcext:value-type="float">
            <text:p>731.612353398786</text:p>
          </table:table-cell>
          <table:table-cell table:formula="of:=SIN([.$O10])*([.R$3]-[.B$14])+COS([.$O10])*([.S$3]-[.B$15])" office:value-type="float" office:value="914.968504569578" calcext:value-type="float">
            <text:p>914.968504569578</text:p>
          </table:table-cell>
          <table:table-cell table:formula="of:=COS([.$O10])*([.T$3]-[.B$14])-SIN([.$O10])*([.U$3]-[.B$15])" office:value-type="float" office:value="657.699800678715" calcext:value-type="float">
            <text:p>657.699800678715</text:p>
          </table:table-cell>
          <table:table-cell table:formula="of:=SIN([.$O10])*([.T$3]-[.B$14])+COS([.$O10])*([.U$3]-[.B$15])" office:value-type="float" office:value="-528.740931068495" calcext:value-type="float">
            <text:p>-528.740931068495</text:p>
          </table:table-cell>
          <table:table-cell table:formula="of:=COS([.$O10])*([.V$3]-[.B$14])-SIN([.$O10])*([.W$3]-[.B$15])" office:value-type="float" office:value="1377.55140493724" calcext:value-type="float">
            <text:p>1377.55140493724</text:p>
          </table:table-cell>
          <table:table-cell table:formula="of:=SIN([.$O10])*([.V$3]-[.B$14])+COS([.$O10])*([.W$3]-[.B$15])" office:value-type="float" office:value="-43.727871608825" calcext:value-type="float">
            <text:p>-43.727871608825</text:p>
          </table:table-cell>
          <table:table-cell table:formula="of:=COS([.$O10])*([.X$3]-[.B$12]/2)-SIN([.$O10])*([.Y$3]-[.B$13]/2)" office:value-type="float" office:value="-682.895327898489" calcext:value-type="float">
            <text:p>-682.895327898489</text:p>
          </table:table-cell>
          <table:table-cell table:formula="of:=SIN([.$O10])*([.X$3]-[.B$12]/2)+COS([.$O10])*([.Y$3]-[.B$13]/2)" office:value-type="float" office:value="236.841658359367" calcext:value-type="float">
            <text:p>236.841658359367</text:p>
          </table:table-cell>
          <table:table-cell table:formula="of:=COS([.$O10])*([.Z$3]-[.B$12]/2)-SIN([.$O10])*([.AA$3]-[.B$13]/2)" office:value-type="float" office:value="36.9562763600352" calcext:value-type="float">
            <text:p>36.9562763600352</text:p>
          </table:table-cell>
          <table:table-cell table:formula="of:=SIN([.$O10])*([.Z$3]-[.B$12]/2)+COS([.$O10])*([.AA$3]-[.B$13]/2)" office:value-type="float" office:value="721.854717819036" calcext:value-type="float">
            <text:p>721.854717819036</text:p>
          </table:table-cell>
          <table:table-cell table:formula="of:=COS([.$O10])*([.AB$3]-[.B$12]/2)-SIN([.$O10])*([.AC$3]-[.B$13]/2)" office:value-type="float" office:value="-36.9562763600352" calcext:value-type="float">
            <text:p>-36.9562763600352</text:p>
          </table:table-cell>
          <table:table-cell table:formula="of:=SIN([.$O10])*([.AB$3]-[.B$12]/2)+COS([.$O10])*([.AC$3]-[.B$13]/2)" office:value-type="float" office:value="-721.854717819036" calcext:value-type="float">
            <text:p>-721.854717819036</text:p>
          </table:table-cell>
          <table:table-cell table:formula="of:=COS([.$O10])*([.AD$3]-[.B$12]/2)-SIN([.$O10])*([.AE$3]-[.B$13]/2)" office:value-type="float" office:value="682.895327898489" calcext:value-type="float">
            <text:p>682.895327898489</text:p>
          </table:table-cell>
          <table:table-cell table:formula="of:=SIN([.$O10])*([.AD$3]-[.B$12]/2)+COS([.$O10])*([.AE$3]-[.B$13]/2)" office:value-type="float" office:value="-236.841658359367" calcext:value-type="float">
            <text:p>-236.841658359367</text:p>
          </table:table-cell>
          <table:table-cell table:formula="of:=COS([.$O10])*([.AF$3]-[.B$12]/2)-SIN([.$O10])*([.AG$3]-[.B$13]/2)" office:value-type="float" office:value="-694.65607703875" calcext:value-type="float">
            <text:p>-694.65607703875</text:p>
          </table:table-cell>
          <table:table-cell table:formula="of:=SIN([.$O10])*([.AF$3]-[.B$12]/2)+COS([.$O10])*([.AG$3]-[.B$13]/2)" office:value-type="float" office:value="-193.113786750542" calcext:value-type="float">
            <text:p>-193.113786750542</text:p>
          </table:table-cell>
          <table:table-cell table:formula="of:=MIN([.X10];[.Z10];[.AB10];[.AD10])" office:value-type="float" office:value="-682.895327898489" calcext:value-type="float">
            <text:p>-682.895327898489</text:p>
          </table:table-cell>
          <table:table-cell table:formula="of:=MIN([.Y10];[.AA10];[.AC10];[.AE10])" office:value-type="float" office:value="-721.854717819036" calcext:value-type="float">
            <text:p>-721.854717819036</text:p>
          </table:table-cell>
          <table:table-cell table:formula="of:=[.AF10]-[.$AH10]" office:value-type="float" office:value="-11.7607491402613" calcext:value-type="float">
            <text:p>-11.7607491402613</text:p>
          </table:table-cell>
          <table:table-cell table:formula="of:=[.AG10]-[.$AI10]" office:value-type="float" office:value="528.740931068495" calcext:value-type="float">
            <text:p>528.740931068495</text:p>
          </table:table-cell>
          <table:table-cell table:formula="of:=[.AF$3]-[.AJ10]" office:value-type="float" office:value="361.760749140261" calcext:value-type="float">
            <text:p>361.760749140261</text:p>
          </table:table-cell>
          <table:table-cell table:formula="of:=[.AG$3]-[.AK10]" office:value-type="float" office:value="-778.740931068495" calcext:value-type="float">
            <text:p>-778.74093106849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actor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IMG_20210704_224435960.jpg</text:p>
          </table:table-cell>
          <table:table-cell table:formula="of:=MID([.C11];5;4)" office:value-type="string" office:string-value="2021" calcext:value-type="string">
            <text:p>2021</text:p>
          </table:table-cell>
          <table:table-cell table:formula="of:=MID([.C11];9;2)" office:value-type="string" office:string-value="07" calcext:value-type="string">
            <text:p>07</text:p>
          </table:table-cell>
          <table:table-cell table:formula="of:=MID([.C11];11;2)" office:value-type="string" office:string-value="04" calcext:value-type="string">
            <text:p>04</text:p>
          </table:table-cell>
          <table:table-cell table:formula="of:=MID([.C11];14;2)" office:value-type="string" office:string-value="22" calcext:value-type="string">
            <text:p>22</text:p>
          </table:table-cell>
          <table:table-cell table:formula="of:=MID([.C11];16;2)" office:value-type="string" office:string-value="44" calcext:value-type="string">
            <text:p>44</text:p>
          </table:table-cell>
          <table:table-cell table:formula="of:=MID([.C11];18;2)" office:value-type="string" office:string-value="35" calcext:value-type="string">
            <text:p>35</text:p>
          </table:table-cell>
          <table:table-cell table:formula="of:=DATE([.D11];[.E11];[.F11])+TIME([.G11];[.H11];[.I11])" office:value-type="date" office:date-value="2021-07-04T22:44:35" calcext:value-type="date">
            <text:p>04/07/21 22:44:35</text:p>
          </table:table-cell>
          <table:table-cell table:formula="of:=IF([.C11]&lt;&gt;&quot;&quot;;CONCATENATE(&quot;mogrify -rotate &quot;;ROUND([.N11];3);&quot; -background black &quot;;[.C11]);&quot;&quot;)" office:value-type="string" office:string-value="mogrify -rotate -55.529 -background black IMG_20210704_224435960.jpg" calcext:value-type="string">
            <text:p>mogrify -rotate -55.529 -background black IMG_20210704_224435960.jpg</text:p>
          </table:table-cell>
          <table:table-cell table:formula="of:=IF([.C11]&lt;&gt;&quot;&quot;;CONCATENATE(&quot;mogrify -crop &quot;;ROUND([.B$22]);&quot;x&quot;;ROUND([.B$23]);&quot;+&quot;;ROUND([.B$30]+[.B$33]-[.AL11]);&quot;+&quot;;ROUND([.B$31]+[.B$34]-[.AM11]);&quot; &quot;;[.C11]);&quot;&quot;)" office:value-type="string" office:string-value="mogrify -crop 2538x1941+1220+1585 IMG_20210704_224435960.jpg" calcext:value-type="string">
            <text:p>mogrify -crop 2538x1941+1220+1585 IMG_20210704_224435960.jpg</text:p>
          </table:table-cell>
          <table:table-cell/>
          <table:table-cell table:formula="of:=IF([.C11]&lt;&gt;&quot;&quot;;([.J11]-[.J$3])*360*[.B$35];0)" office:value-type="float" office:value="-55.5291666658013" calcext:value-type="float">
            <text:p>-55.5291666658013</text:p>
          </table:table-cell>
          <table:table-cell table:formula="of:=[.N11]/180*PI()" office:value-type="float" office:value="-0.969166789206914" calcext:value-type="float">
            <text:p>-0.969166789206914</text:p>
          </table:table-cell>
          <table:table-cell table:formula="of:=COS([.$O11])*([.P$3]-[.B$14])-SIN([.$O11])*([.Q$3]-[.B$15])" office:value-type="float" office:value="8.00827986026729" calcext:value-type="float">
            <text:p>8.00827986026729</text:p>
          </table:table-cell>
          <table:table-cell table:formula="of:=SIN([.$O11])*([.P$3]-[.B$14])+COS([.$O11])*([.Q$3]-[.B$15])" office:value-type="float" office:value="430.041704319104" calcext:value-type="float">
            <text:p>430.041704319104</text:p>
          </table:table-cell>
          <table:table-cell table:formula="of:=COS([.$O11])*([.R$3]-[.B$14])-SIN([.$O11])*([.S$3]-[.B$15])" office:value-type="float" office:value="723.599990680926" calcext:value-type="float">
            <text:p>723.599990680926</text:p>
          </table:table-cell>
          <table:table-cell table:formula="of:=SIN([.$O11])*([.R$3]-[.B$14])+COS([.$O11])*([.S$3]-[.B$15])" office:value-type="float" office:value="921.318106566111" calcext:value-type="float">
            <text:p>921.318106566111</text:p>
          </table:table-cell>
          <table:table-cell table:formula="of:=COS([.$O11])*([.T$3]-[.B$14])-SIN([.$O11])*([.U$3]-[.B$15])" office:value-type="float" office:value="662.288834004899" calcext:value-type="float">
            <text:p>662.288834004899</text:p>
          </table:table-cell>
          <table:table-cell table:formula="of:=SIN([.$O11])*([.T$3]-[.B$14])+COS([.$O11])*([.U$3]-[.B$15])" office:value-type="float" office:value="-522.981357557257" calcext:value-type="float">
            <text:p>-522.981357557257</text:p>
          </table:table-cell>
          <table:table-cell table:formula="of:=COS([.$O11])*([.V$3]-[.B$14])-SIN([.$O11])*([.W$3]-[.B$15])" office:value-type="float" office:value="1377.88054482556" calcext:value-type="float">
            <text:p>1377.88054482556</text:p>
          </table:table-cell>
          <table:table-cell table:formula="of:=SIN([.$O11])*([.V$3]-[.B$14])+COS([.$O11])*([.W$3]-[.B$15])" office:value-type="float" office:value="-31.7049553102494" calcext:value-type="float">
            <text:p>-31.7049553102494</text:p>
          </table:table-cell>
          <table:table-cell table:formula="of:=COS([.$O11])*([.X$3]-[.B$12]/2)-SIN([.$O11])*([.Y$3]-[.B$13]/2)" office:value-type="float" office:value="-684.936132482645" calcext:value-type="float">
            <text:p>-684.936132482645</text:p>
          </table:table-cell>
          <table:table-cell table:formula="of:=SIN([.$O11])*([.X$3]-[.B$12]/2)+COS([.$O11])*([.Y$3]-[.B$13]/2)" office:value-type="float" office:value="230.873329814677" calcext:value-type="float">
            <text:p>230.873329814677</text:p>
          </table:table-cell>
          <table:table-cell table:formula="of:=COS([.$O11])*([.Z$3]-[.B$12]/2)-SIN([.$O11])*([.AA$3]-[.B$13]/2)" office:value-type="float" office:value="30.6555783380132" calcext:value-type="float">
            <text:p>30.6555783380132</text:p>
          </table:table-cell>
          <table:table-cell table:formula="of:=SIN([.$O11])*([.Z$3]-[.B$12]/2)+COS([.$O11])*([.AA$3]-[.B$13]/2)" office:value-type="float" office:value="722.149732061684" calcext:value-type="float">
            <text:p>722.149732061684</text:p>
          </table:table-cell>
          <table:table-cell table:formula="of:=COS([.$O11])*([.AB$3]-[.B$12]/2)-SIN([.$O11])*([.AC$3]-[.B$13]/2)" office:value-type="float" office:value="-30.6555783380132" calcext:value-type="float">
            <text:p>-30.6555783380132</text:p>
          </table:table-cell>
          <table:table-cell table:formula="of:=SIN([.$O11])*([.AB$3]-[.B$12]/2)+COS([.$O11])*([.AC$3]-[.B$13]/2)" office:value-type="float" office:value="-722.149732061684" calcext:value-type="float">
            <text:p>-722.149732061684</text:p>
          </table:table-cell>
          <table:table-cell table:formula="of:=COS([.$O11])*([.AD$3]-[.B$12]/2)-SIN([.$O11])*([.AE$3]-[.B$13]/2)" office:value-type="float" office:value="684.936132482645" calcext:value-type="float">
            <text:p>684.936132482645</text:p>
          </table:table-cell>
          <table:table-cell table:formula="of:=SIN([.$O11])*([.AD$3]-[.B$12]/2)+COS([.$O11])*([.AE$3]-[.B$13]/2)" office:value-type="float" office:value="-230.873329814677" calcext:value-type="float">
            <text:p>-230.873329814677</text:p>
          </table:table-cell>
          <table:table-cell table:formula="of:=COS([.$O11])*([.AF$3]-[.B$12]/2)-SIN([.$O11])*([.AG$3]-[.B$13]/2)" office:value-type="float" office:value="-692.944412342912" calcext:value-type="float">
            <text:p>-692.944412342912</text:p>
          </table:table-cell>
          <table:table-cell table:formula="of:=SIN([.$O11])*([.AF$3]-[.B$12]/2)+COS([.$O11])*([.AG$3]-[.B$13]/2)" office:value-type="float" office:value="-199.168374504427" calcext:value-type="float">
            <text:p>-199.168374504427</text:p>
          </table:table-cell>
          <table:table-cell table:formula="of:=MIN([.X11];[.Z11];[.AB11];[.AD11])" office:value-type="float" office:value="-684.936132482645" calcext:value-type="float">
            <text:p>-684.936132482645</text:p>
          </table:table-cell>
          <table:table-cell table:formula="of:=MIN([.Y11];[.AA11];[.AC11];[.AE11])" office:value-type="float" office:value="-722.149732061684" calcext:value-type="float">
            <text:p>-722.149732061684</text:p>
          </table:table-cell>
          <table:table-cell table:formula="of:=[.AF11]-[.$AH11]" office:value-type="float" office:value="-8.00827986026729" calcext:value-type="float">
            <text:p>-8.00827986026729</text:p>
          </table:table-cell>
          <table:table-cell table:formula="of:=[.AG11]-[.$AI11]" office:value-type="float" office:value="522.981357557257" calcext:value-type="float">
            <text:p>522.981357557257</text:p>
          </table:table-cell>
          <table:table-cell table:formula="of:=[.AF$3]-[.AJ11]" office:value-type="float" office:value="358.008279860267" calcext:value-type="float">
            <text:p>358.008279860267</text:p>
          </table:table-cell>
          <table:table-cell table:formula="of:=[.AG$3]-[.AK11]" office:value-type="float" office:value="-772.981357557257" calcext:value-type="float">
            <text:p>-772.98135755725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_neu</text:p>
          </table:table-cell>
          <table:table-cell table:style-name="ce2" table:formula="of:=[.B5]/[.B11]" office:value-type="float" office:value="1156" calcext:value-type="float">
            <text:p>1156</text:p>
          </table:table-cell>
          <table:table-cell office:value-type="string" calcext:value-type="string">
            <text:p>IMG_20210704_224635979.jpg</text:p>
          </table:table-cell>
          <table:table-cell table:formula="of:=MID([.C12];5;4)" office:value-type="string" office:string-value="2021" calcext:value-type="string">
            <text:p>2021</text:p>
          </table:table-cell>
          <table:table-cell table:formula="of:=MID([.C12];9;2)" office:value-type="string" office:string-value="07" calcext:value-type="string">
            <text:p>07</text:p>
          </table:table-cell>
          <table:table-cell table:formula="of:=MID([.C12];11;2)" office:value-type="string" office:string-value="04" calcext:value-type="string">
            <text:p>04</text:p>
          </table:table-cell>
          <table:table-cell table:formula="of:=MID([.C12];14;2)" office:value-type="string" office:string-value="22" calcext:value-type="string">
            <text:p>22</text:p>
          </table:table-cell>
          <table:table-cell table:formula="of:=MID([.C12];16;2)" office:value-type="string" office:string-value="46" calcext:value-type="string">
            <text:p>46</text:p>
          </table:table-cell>
          <table:table-cell table:formula="of:=MID([.C12];18;2)" office:value-type="string" office:string-value="35" calcext:value-type="string">
            <text:p>35</text:p>
          </table:table-cell>
          <table:table-cell table:formula="of:=DATE([.D12];[.E12];[.F12])+TIME([.G12];[.H12];[.I12])" office:value-type="date" office:date-value="2021-07-04T22:46:35" calcext:value-type="date">
            <text:p>04/07/21 22:46:35</text:p>
          </table:table-cell>
          <table:table-cell table:formula="of:=IF([.C12]&lt;&gt;&quot;&quot;;CONCATENATE(&quot;mogrify -rotate &quot;;ROUND([.N12];3);&quot; -background black &quot;;[.C12]);&quot;&quot;)" office:value-type="string" office:string-value="mogrify -rotate -55.029 -background black IMG_20210704_224635979.jpg" calcext:value-type="string">
            <text:p>mogrify -rotate -55.029 -background black IMG_20210704_224635979.jpg</text:p>
          </table:table-cell>
          <table:table-cell table:formula="of:=IF([.C12]&lt;&gt;&quot;&quot;;CONCATENATE(&quot;mogrify -crop &quot;;ROUND([.B$22]);&quot;x&quot;;ROUND([.B$23]);&quot;+&quot;;ROUND([.B$30]+[.B$33]-[.AL12]);&quot;+&quot;;ROUND([.B$31]+[.B$34]-[.AM12]);&quot; &quot;;[.C12]);&quot;&quot;)" office:value-type="string" office:string-value="mogrify -crop 2538x1941+1224+1580 IMG_20210704_224635979.jpg" calcext:value-type="string">
            <text:p>mogrify -crop 2538x1941+1224+1580 IMG_20210704_224635979.jpg</text:p>
          </table:table-cell>
          <table:table-cell/>
          <table:table-cell table:formula="of:=IF([.C12]&lt;&gt;&quot;&quot;;([.J12]-[.J$3])*360*[.B$35];0)" office:value-type="float" office:value="-55.0291666667908" calcext:value-type="float">
            <text:p>-55.0291666667908</text:p>
          </table:table-cell>
          <table:table-cell table:formula="of:=[.N12]/180*PI()" office:value-type="float" office:value="-0.960440142964213" calcext:value-type="float">
            <text:p>-0.960440142964213</text:p>
          </table:table-cell>
          <table:table-cell table:formula="of:=COS([.$O12])*([.P$3]-[.B$14])-SIN([.$O12])*([.Q$3]-[.B$15])" office:value-type="float" office:value="4.25520073841508" calcext:value-type="float">
            <text:p>4.25520073841508</text:p>
          </table:table-cell>
          <table:table-cell table:formula="of:=SIN([.$O12])*([.P$3]-[.B$14])+COS([.$O12])*([.Q$3]-[.B$15])" office:value-type="float" office:value="430.095214187133" calcext:value-type="float">
            <text:p>430.095214187133</text:p>
          </table:table-cell>
          <table:table-cell table:formula="of:=COS([.$O12])*([.R$3]-[.B$14])-SIN([.$O12])*([.S$3]-[.B$15])" office:value-type="float" office:value="715.532523064291" calcext:value-type="float">
            <text:p>715.532523064291</text:p>
          </table:table-cell>
          <table:table-cell table:formula="of:=SIN([.$O12])*([.R$3]-[.B$14])+COS([.$O12])*([.S$3]-[.B$15])" office:value-type="float" office:value="927.597546588632" calcext:value-type="float">
            <text:p>927.597546588632</text:p>
          </table:table-cell>
          <table:table-cell table:formula="of:=COS([.$O12])*([.T$3]-[.B$14])-SIN([.$O12])*([.U$3]-[.B$15])" office:value-type="float" office:value="666.827431448246" calcext:value-type="float">
            <text:p>666.827431448246</text:p>
          </table:table-cell>
          <table:table-cell table:formula="of:=SIN([.$O12])*([.T$3]-[.B$14])+COS([.$O12])*([.U$3]-[.B$15])" office:value-type="float" office:value="-517.181957021061" calcext:value-type="float">
            <text:p>-517.181957021061</text:p>
          </table:table-cell>
          <table:table-cell table:formula="of:=COS([.$O12])*([.V$3]-[.B$14])-SIN([.$O12])*([.W$3]-[.B$15])" office:value-type="float" office:value="1378.10475377412" calcext:value-type="float">
            <text:p>1378.10475377412</text:p>
          </table:table-cell>
          <table:table-cell table:formula="of:=SIN([.$O12])*([.V$3]-[.B$14])+COS([.$O12])*([.W$3]-[.B$15])" office:value-type="float" office:value="-19.6796246195622" calcext:value-type="float">
            <text:p>-19.6796246195622</text:p>
          </table:table-cell>
          <table:table-cell table:formula="of:=COS([.$O12])*([.X$3]-[.B$12]/2)-SIN([.$O12])*([.Y$3]-[.B$13]/2)" office:value-type="float" office:value="-686.924776517853" calcext:value-type="float">
            <text:p>-686.924776517853</text:p>
          </table:table-cell>
          <table:table-cell table:formula="of:=SIN([.$O12])*([.X$3]-[.B$12]/2)+COS([.$O12])*([.Y$3]-[.B$13]/2)" office:value-type="float" office:value="224.887419403348" calcext:value-type="float">
            <text:p>224.887419403348</text:p>
          </table:table-cell>
          <table:table-cell table:formula="of:=COS([.$O12])*([.Z$3]-[.B$12]/2)-SIN([.$O12])*([.AA$3]-[.B$13]/2)" office:value-type="float" office:value="24.3525458080227" calcext:value-type="float">
            <text:p>24.3525458080227</text:p>
          </table:table-cell>
          <table:table-cell table:formula="of:=SIN([.$O12])*([.Z$3]-[.B$12]/2)+COS([.$O12])*([.AA$3]-[.B$13]/2)" office:value-type="float" office:value="722.389751804847" calcext:value-type="float">
            <text:p>722.389751804847</text:p>
          </table:table-cell>
          <table:table-cell table:formula="of:=COS([.$O12])*([.AB$3]-[.B$12]/2)-SIN([.$O12])*([.AC$3]-[.B$13]/2)" office:value-type="float" office:value="-24.3525458080227" calcext:value-type="float">
            <text:p>-24.3525458080227</text:p>
          </table:table-cell>
          <table:table-cell table:formula="of:=SIN([.$O12])*([.AB$3]-[.B$12]/2)+COS([.$O12])*([.AC$3]-[.B$13]/2)" office:value-type="float" office:value="-722.389751804847" calcext:value-type="float">
            <text:p>-722.389751804847</text:p>
          </table:table-cell>
          <table:table-cell table:formula="of:=COS([.$O12])*([.AD$3]-[.B$12]/2)-SIN([.$O12])*([.AE$3]-[.B$13]/2)" office:value-type="float" office:value="686.924776517853" calcext:value-type="float">
            <text:p>686.924776517853</text:p>
          </table:table-cell>
          <table:table-cell table:formula="of:=SIN([.$O12])*([.AD$3]-[.B$12]/2)+COS([.$O12])*([.AE$3]-[.B$13]/2)" office:value-type="float" office:value="-224.887419403348" calcext:value-type="float">
            <text:p>-224.887419403348</text:p>
          </table:table-cell>
          <table:table-cell table:formula="of:=COS([.$O12])*([.AF$3]-[.B$12]/2)-SIN([.$O12])*([.AG$3]-[.B$13]/2)" office:value-type="float" office:value="-691.179977256269" calcext:value-type="float">
            <text:p>-691.179977256269</text:p>
          </table:table-cell>
          <table:table-cell table:formula="of:=SIN([.$O12])*([.AF$3]-[.B$12]/2)+COS([.$O12])*([.AG$3]-[.B$13]/2)" office:value-type="float" office:value="-205.207794783785" calcext:value-type="float">
            <text:p>-205.207794783785</text:p>
          </table:table-cell>
          <table:table-cell table:formula="of:=MIN([.X12];[.Z12];[.AB12];[.AD12])" office:value-type="float" office:value="-686.924776517853" calcext:value-type="float">
            <text:p>-686.924776517853</text:p>
          </table:table-cell>
          <table:table-cell table:formula="of:=MIN([.Y12];[.AA12];[.AC12];[.AE12])" office:value-type="float" office:value="-722.389751804847" calcext:value-type="float">
            <text:p>-722.389751804847</text:p>
          </table:table-cell>
          <table:table-cell table:formula="of:=[.AF12]-[.$AH12]" office:value-type="float" office:value="-4.25520073841517" calcext:value-type="float">
            <text:p>-4.25520073841517</text:p>
          </table:table-cell>
          <table:table-cell table:formula="of:=[.AG12]-[.$AI12]" office:value-type="float" office:value="517.181957021061" calcext:value-type="float">
            <text:p>517.181957021061</text:p>
          </table:table-cell>
          <table:table-cell table:formula="of:=[.AF$3]-[.AJ12]" office:value-type="float" office:value="354.255200738415" calcext:value-type="float">
            <text:p>354.255200738415</text:p>
          </table:table-cell>
          <table:table-cell table:formula="of:=[.AG$3]-[.AK12]" office:value-type="float" office:value="-767.181957021061" calcext:value-type="float">
            <text:p>-767.18195702106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_neu</text:p>
          </table:table-cell>
          <table:table-cell table:style-name="ce2" table:formula="of:=[.B6]/[.B11]" office:value-type="float" office:value="868" calcext:value-type="float">
            <text:p>868</text:p>
          </table:table-cell>
          <table:table-cell office:value-type="string" calcext:value-type="string">
            <text:p>IMG_20210704_224836019.jpg</text:p>
          </table:table-cell>
          <table:table-cell table:formula="of:=MID([.C13];5;4)" office:value-type="string" office:string-value="2021" calcext:value-type="string">
            <text:p>2021</text:p>
          </table:table-cell>
          <table:table-cell table:formula="of:=MID([.C13];9;2)" office:value-type="string" office:string-value="07" calcext:value-type="string">
            <text:p>07</text:p>
          </table:table-cell>
          <table:table-cell table:formula="of:=MID([.C13];11;2)" office:value-type="string" office:string-value="04" calcext:value-type="string">
            <text:p>04</text:p>
          </table:table-cell>
          <table:table-cell table:formula="of:=MID([.C13];14;2)" office:value-type="string" office:string-value="22" calcext:value-type="string">
            <text:p>22</text:p>
          </table:table-cell>
          <table:table-cell table:formula="of:=MID([.C13];16;2)" office:value-type="string" office:string-value="48" calcext:value-type="string">
            <text:p>48</text:p>
          </table:table-cell>
          <table:table-cell table:formula="of:=MID([.C13];18;2)" office:value-type="string" office:string-value="36" calcext:value-type="string">
            <text:p>36</text:p>
          </table:table-cell>
          <table:table-cell table:formula="of:=DATE([.D13];[.E13];[.F13])+TIME([.G13];[.H13];[.I13])" office:value-type="date" office:date-value="2021-07-04T22:48:36" calcext:value-type="date">
            <text:p>04/07/21 22:48:36</text:p>
          </table:table-cell>
          <table:table-cell table:formula="of:=IF([.C13]&lt;&gt;&quot;&quot;;CONCATENATE(&quot;mogrify -rotate &quot;;ROUND([.N13];3);&quot; -background black &quot;;[.C13]);&quot;&quot;)" office:value-type="string" office:string-value="mogrify -rotate -54.525 -background black IMG_20210704_224836019.jpg" calcext:value-type="string">
            <text:p>mogrify -rotate -54.525 -background black IMG_20210704_224836019.jpg</text:p>
          </table:table-cell>
          <table:table-cell table:formula="of:=IF([.C13]&lt;&gt;&quot;&quot;;CONCATENATE(&quot;mogrify -crop &quot;;ROUND([.B$22]);&quot;x&quot;;ROUND([.B$23]);&quot;+&quot;;ROUND([.B$30]+[.B$33]-[.AL13]);&quot;+&quot;;ROUND([.B$31]+[.B$34]-[.AM13]);&quot; &quot;;[.C13]);&quot;&quot;)" office:value-type="string" office:string-value="mogrify -crop 2538x1941+1228+1574 IMG_20210704_224836019.jpg" calcext:value-type="string">
            <text:p>mogrify -crop 2538x1941+1228+1574 IMG_20210704_224836019.jpg</text:p>
          </table:table-cell>
          <table:table-cell/>
          <table:table-cell table:formula="of:=IF([.C13]&lt;&gt;&quot;&quot;;([.J13]-[.J$3])*360*[.B$35];0)" office:value-type="float" office:value="-54.5250000001397" calcext:value-type="float">
            <text:p>-54.5250000001397</text:p>
          </table:table-cell>
          <table:table-cell table:formula="of:=[.N13]/180*PI()" office:value-type="float" office:value="-0.951640774652346" calcext:value-type="float">
            <text:p>-0.951640774652346</text:p>
          </table:table-cell>
          <table:table-cell table:formula="of:=COS([.$O13])*([.P$3]-[.B$14])-SIN([.$O13])*([.Q$3]-[.B$15])" office:value-type="float" office:value="0.470518641887622" calcext:value-type="float">
            <text:p>0.470518641887622</text:p>
          </table:table-cell>
          <table:table-cell table:formula="of:=SIN([.$O13])*([.P$3]-[.B$14])+COS([.$O13])*([.Q$3]-[.B$15])" office:value-type="float" office:value="430.116005993973" calcext:value-type="float">
            <text:p>430.116005993973</text:p>
          </table:table-cell>
          <table:table-cell table:formula="of:=COS([.$O13])*([.R$3]-[.B$14])-SIN([.$O13])*([.S$3]-[.B$15])" office:value-type="float" office:value="707.342654675718" calcext:value-type="float">
            <text:p>707.342654675718</text:p>
          </table:table-cell>
          <table:table-cell table:formula="of:=SIN([.$O13])*([.R$3]-[.B$14])+COS([.$O13])*([.S$3]-[.B$15])" office:value-type="float" office:value="933.857788357685" calcext:value-type="float">
            <text:p>933.857788357685</text:p>
          </table:table-cell>
          <table:table-cell table:formula="of:=COS([.$O13])*([.T$3]-[.B$14])-SIN([.$O13])*([.U$3]-[.B$15])" office:value-type="float" office:value="671.352431559458" calcext:value-type="float">
            <text:p>671.352431559458</text:p>
          </table:table-cell>
          <table:table-cell table:formula="of:=SIN([.$O13])*([.T$3]-[.B$14])+COS([.$O13])*([.U$3]-[.B$15])" office:value-type="float" office:value="-511.294350290714" calcext:value-type="float">
            <text:p>-511.294350290714</text:p>
          </table:table-cell>
          <table:table-cell table:formula="of:=COS([.$O13])*([.V$3]-[.B$14])-SIN([.$O13])*([.W$3]-[.B$15])" office:value-type="float" office:value="1378.22456759329" calcext:value-type="float">
            <text:p>1378.22456759329</text:p>
          </table:table-cell>
          <table:table-cell table:formula="of:=SIN([.$O13])*([.V$3]-[.B$14])+COS([.$O13])*([.W$3]-[.B$15])" office:value-type="float" office:value="-7.55256792700175" calcext:value-type="float">
            <text:p>-7.55256792700175</text:p>
          </table:table-cell>
          <table:table-cell table:formula="of:=COS([.$O13])*([.X$3]-[.B$12]/2)-SIN([.$O13])*([.Y$3]-[.B$13]/2)" office:value-type="float" office:value="-688.877024475701" calcext:value-type="float">
            <text:p>-688.877024475701</text:p>
          </table:table-cell>
          <table:table-cell table:formula="of:=SIN([.$O13])*([.X$3]-[.B$12]/2)+COS([.$O13])*([.Y$3]-[.B$13]/2)" office:value-type="float" office:value="218.834286960488" calcext:value-type="float">
            <text:p>218.834286960488</text:p>
          </table:table-cell>
          <table:table-cell table:formula="of:=COS([.$O13])*([.Z$3]-[.B$12]/2)-SIN([.$O13])*([.AA$3]-[.B$13]/2)" office:value-type="float" office:value="17.9951115581301" calcext:value-type="float">
            <text:p>17.9951115581301</text:p>
          </table:table-cell>
          <table:table-cell table:formula="of:=SIN([.$O13])*([.Z$3]-[.B$12]/2)+COS([.$O13])*([.AA$3]-[.B$13]/2)" office:value-type="float" office:value="722.5760693242" calcext:value-type="float">
            <text:p>722.5760693242</text:p>
          </table:table-cell>
          <table:table-cell table:formula="of:=COS([.$O13])*([.AB$3]-[.B$12]/2)-SIN([.$O13])*([.AC$3]-[.B$13]/2)" office:value-type="float" office:value="-17.9951115581301" calcext:value-type="float">
            <text:p>-17.9951115581301</text:p>
          </table:table-cell>
          <table:table-cell table:formula="of:=SIN([.$O13])*([.AB$3]-[.B$12]/2)+COS([.$O13])*([.AC$3]-[.B$13]/2)" office:value-type="float" office:value="-722.5760693242" calcext:value-type="float">
            <text:p>-722.5760693242</text:p>
          </table:table-cell>
          <table:table-cell table:formula="of:=COS([.$O13])*([.AD$3]-[.B$12]/2)-SIN([.$O13])*([.AE$3]-[.B$13]/2)" office:value-type="float" office:value="688.877024475701" calcext:value-type="float">
            <text:p>688.877024475701</text:p>
          </table:table-cell>
          <table:table-cell table:formula="of:=SIN([.$O13])*([.AD$3]-[.B$12]/2)+COS([.$O13])*([.AE$3]-[.B$13]/2)" office:value-type="float" office:value="-218.834286960488" calcext:value-type="float">
            <text:p>-218.834286960488</text:p>
          </table:table-cell>
          <table:table-cell table:formula="of:=COS([.$O13])*([.AF$3]-[.B$12]/2)-SIN([.$O13])*([.AG$3]-[.B$13]/2)" office:value-type="float" office:value="-689.347543117588" calcext:value-type="float">
            <text:p>-689.347543117588</text:p>
          </table:table-cell>
          <table:table-cell table:formula="of:=SIN([.$O13])*([.AF$3]-[.B$12]/2)+COS([.$O13])*([.AG$3]-[.B$13]/2)" office:value-type="float" office:value="-211.281719033486" calcext:value-type="float">
            <text:p>-211.281719033486</text:p>
          </table:table-cell>
          <table:table-cell table:formula="of:=MIN([.X13];[.Z13];[.AB13];[.AD13])" office:value-type="float" office:value="-688.877024475701" calcext:value-type="float">
            <text:p>-688.877024475701</text:p>
          </table:table-cell>
          <table:table-cell table:formula="of:=MIN([.Y13];[.AA13];[.AC13];[.AE13])" office:value-type="float" office:value="-722.5760693242" calcext:value-type="float">
            <text:p>-722.5760693242</text:p>
          </table:table-cell>
          <table:table-cell table:formula="of:=[.AF13]-[.$AH13]" office:value-type="float" office:value="-0.470518641887566" calcext:value-type="float">
            <text:p>-0.470518641887566</text:p>
          </table:table-cell>
          <table:table-cell table:formula="of:=[.AG13]-[.$AI13]" office:value-type="float" office:value="511.294350290714" calcext:value-type="float">
            <text:p>511.294350290714</text:p>
          </table:table-cell>
          <table:table-cell table:formula="of:=[.AF$3]-[.AJ13]" office:value-type="float" office:value="350.470518641888" calcext:value-type="float">
            <text:p>350.470518641888</text:p>
          </table:table-cell>
          <table:table-cell table:formula="of:=[.AG$3]-[.AK13]" office:value-type="float" office:value="-761.294350290714" calcext:value-type="float">
            <text:p>-761.29435029071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_cen_neu</text:p>
          </table:table-cell>
          <table:table-cell table:style-name="ce2" table:formula="of:=[.B8]/[.B11]" office:value-type="float" office:value="350" calcext:value-type="float">
            <text:p>350</text:p>
          </table:table-cell>
          <table:table-cell office:value-type="string" calcext:value-type="string">
            <text:p>IMG_20210704_225036071.jpg</text:p>
          </table:table-cell>
          <table:table-cell table:formula="of:=MID([.C14];5;4)" office:value-type="string" office:string-value="2021" calcext:value-type="string">
            <text:p>2021</text:p>
          </table:table-cell>
          <table:table-cell table:formula="of:=MID([.C14];9;2)" office:value-type="string" office:string-value="07" calcext:value-type="string">
            <text:p>07</text:p>
          </table:table-cell>
          <table:table-cell table:formula="of:=MID([.C14];11;2)" office:value-type="string" office:string-value="04" calcext:value-type="string">
            <text:p>04</text:p>
          </table:table-cell>
          <table:table-cell table:formula="of:=MID([.C14];14;2)" office:value-type="string" office:string-value="22" calcext:value-type="string">
            <text:p>22</text:p>
          </table:table-cell>
          <table:table-cell table:formula="of:=MID([.C14];16;2)" office:value-type="string" office:string-value="50" calcext:value-type="string">
            <text:p>50</text:p>
          </table:table-cell>
          <table:table-cell table:formula="of:=MID([.C14];18;2)" office:value-type="string" office:string-value="36" calcext:value-type="string">
            <text:p>36</text:p>
          </table:table-cell>
          <table:table-cell table:formula="of:=DATE([.D14];[.E14];[.F14])+TIME([.G14];[.H14];[.I14])" office:value-type="date" office:date-value="2021-07-04T22:50:36" calcext:value-type="date">
            <text:p>04/07/21 22:50:36</text:p>
          </table:table-cell>
          <table:table-cell table:formula="of:=IF([.C14]&lt;&gt;&quot;&quot;;CONCATENATE(&quot;mogrify -rotate &quot;;ROUND([.N14];3);&quot; -background black &quot;;[.C14]);&quot;&quot;)" office:value-type="string" office:string-value="mogrify -rotate -54.025 -background black IMG_20210704_225036071.jpg" calcext:value-type="string">
            <text:p>mogrify -rotate -54.025 -background black IMG_20210704_225036071.jpg</text:p>
          </table:table-cell>
          <table:table-cell table:formula="of:=IF([.C14]&lt;&gt;&quot;&quot;;CONCATENATE(&quot;mogrify -crop &quot;;ROUND([.B$22]);&quot;x&quot;;ROUND([.B$23]);&quot;+&quot;;ROUND([.B$30]+[.B$33]-[.AL14]);&quot;+&quot;;ROUND([.B$31]+[.B$34]-[.AM14]);&quot; &quot;;[.C14]);&quot;&quot;)" office:value-type="string" office:string-value="mogrify -crop 2538x1941+1232+1568 IMG_20210704_225036071.jpg" calcext:value-type="string">
            <text:p>mogrify -crop 2538x1941+1232+1568 IMG_20210704_225036071.jpg</text:p>
          </table:table-cell>
          <table:table-cell/>
          <table:table-cell table:formula="of:=IF([.C14]&lt;&gt;&quot;&quot;;([.J14]-[.J$3])*360*[.B$35];0)" office:value-type="float" office:value="-54.0250000011292" calcext:value-type="float">
            <text:p>-54.0250000011292</text:p>
          </table:table-cell>
          <table:table-cell table:formula="of:=[.N14]/180*PI()" office:value-type="float" office:value="-0.942914128409645" calcext:value-type="float">
            <text:p>-0.942914128409645</text:p>
          </table:table-cell>
          <table:table-cell table:formula="of:=COS([.$O14])*([.P$3]-[.B$14])-SIN([.$O14])*([.Q$3]-[.B$15])" office:value-type="float" office:value="-3.28292186131756" calcext:value-type="float">
            <text:p>-3.28292186131756</text:p>
          </table:table-cell>
          <table:table-cell table:formula="of:=SIN([.$O14])*([.P$3]-[.B$14])+COS([.$O14])*([.Q$3]-[.B$15])" office:value-type="float" office:value="430.103734492102" calcext:value-type="float">
            <text:p>430.103734492102</text:p>
          </table:table-cell>
          <table:table-cell table:formula="of:=COS([.$O14])*([.R$3]-[.B$14])-SIN([.$O14])*([.S$3]-[.B$15])" office:value-type="float" office:value="699.166378110545" calcext:value-type="float">
            <text:p>699.166378110545</text:p>
          </table:table-cell>
          <table:table-cell table:formula="of:=SIN([.$O14])*([.R$3]-[.B$14])+COS([.$O14])*([.S$3]-[.B$15])" office:value-type="float" office:value="939.994880688072" calcext:value-type="float">
            <text:p>939.994880688072</text:p>
          </table:table-cell>
          <table:table-cell table:formula="of:=COS([.$O14])*([.T$3]-[.B$14])-SIN([.$O14])*([.U$3]-[.B$15])" office:value-type="float" office:value="675.788696805204" calcext:value-type="float">
            <text:p>675.788696805204</text:p>
          </table:table-cell>
          <table:table-cell table:formula="of:=SIN([.$O14])*([.T$3]-[.B$14])+COS([.$O14])*([.U$3]-[.B$15])" office:value-type="float" office:value="-505.416300954296" calcext:value-type="float">
            <text:p>-505.416300954296</text:p>
          </table:table-cell>
          <table:table-cell table:formula="of:=COS([.$O14])*([.V$3]-[.B$14])-SIN([.$O14])*([.W$3]-[.B$15])" office:value-type="float" office:value="1378.23799677707" calcext:value-type="float">
            <text:p>1378.23799677707</text:p>
          </table:table-cell>
          <table:table-cell table:formula="of:=SIN([.$O14])*([.V$3]-[.B$14])+COS([.$O14])*([.W$3]-[.B$15])" office:value-type="float" office:value="4.47484524167351" calcext:value-type="float">
            <text:p>4.47484524167351</text:p>
          </table:table-cell>
          <table:table-cell table:formula="of:=COS([.$O14])*([.X$3]-[.B$12]/2)-SIN([.$O14])*([.Y$3]-[.B$13]/2)" office:value-type="float" office:value="-690.760459319193" calcext:value-type="float">
            <text:p>-690.760459319193</text:p>
          </table:table-cell>
          <table:table-cell table:formula="of:=SIN([.$O14])*([.X$3]-[.B$12]/2)+COS([.$O14])*([.Y$3]-[.B$13]/2)" office:value-type="float" office:value="212.814444625214" calcext:value-type="float">
            <text:p>212.814444625214</text:p>
          </table:table-cell>
          <table:table-cell table:formula="of:=COS([.$O14])*([.Z$3]-[.B$12]/2)-SIN([.$O14])*([.AA$3]-[.B$13]/2)" office:value-type="float" office:value="11.6888406526705" calcext:value-type="float">
            <text:p>11.6888406526705</text:p>
          </table:table-cell>
          <table:table-cell table:formula="of:=SIN([.$O14])*([.Z$3]-[.B$12]/2)+COS([.$O14])*([.AA$3]-[.B$13]/2)" office:value-type="float" office:value="722.705590821184" calcext:value-type="float">
            <text:p>722.705590821184</text:p>
          </table:table-cell>
          <table:table-cell table:formula="of:=COS([.$O14])*([.AB$3]-[.B$12]/2)-SIN([.$O14])*([.AC$3]-[.B$13]/2)" office:value-type="float" office:value="-11.6888406526705" calcext:value-type="float">
            <text:p>-11.6888406526705</text:p>
          </table:table-cell>
          <table:table-cell table:formula="of:=SIN([.$O14])*([.AB$3]-[.B$12]/2)+COS([.$O14])*([.AC$3]-[.B$13]/2)" office:value-type="float" office:value="-722.705590821184" calcext:value-type="float">
            <text:p>-722.705590821184</text:p>
          </table:table-cell>
          <table:table-cell table:formula="of:=COS([.$O14])*([.AD$3]-[.B$12]/2)-SIN([.$O14])*([.AE$3]-[.B$13]/2)" office:value-type="float" office:value="690.760459319193" calcext:value-type="float">
            <text:p>690.760459319193</text:p>
          </table:table-cell>
          <table:table-cell table:formula="of:=SIN([.$O14])*([.AD$3]-[.B$12]/2)+COS([.$O14])*([.AE$3]-[.B$13]/2)" office:value-type="float" office:value="-212.814444625214" calcext:value-type="float">
            <text:p>-212.814444625214</text:p>
          </table:table-cell>
          <table:table-cell table:formula="of:=COS([.$O14])*([.AF$3]-[.B$12]/2)-SIN([.$O14])*([.AG$3]-[.B$13]/2)" office:value-type="float" office:value="-687.477537457875" calcext:value-type="float">
            <text:p>-687.477537457875</text:p>
          </table:table-cell>
          <table:table-cell table:formula="of:=SIN([.$O14])*([.AF$3]-[.B$12]/2)+COS([.$O14])*([.AG$3]-[.B$13]/2)" office:value-type="float" office:value="-217.289289866888" calcext:value-type="float">
            <text:p>-217.289289866888</text:p>
          </table:table-cell>
          <table:table-cell table:formula="of:=MIN([.X14];[.Z14];[.AB14];[.AD14])" office:value-type="float" office:value="-690.760459319193" calcext:value-type="float">
            <text:p>-690.760459319193</text:p>
          </table:table-cell>
          <table:table-cell table:formula="of:=MIN([.Y14];[.AA14];[.AC14];[.AE14])" office:value-type="float" office:value="-722.705590821184" calcext:value-type="float">
            <text:p>-722.705590821184</text:p>
          </table:table-cell>
          <table:table-cell table:formula="of:=[.AF14]-[.$AH14]" office:value-type="float" office:value="3.28292186131762" calcext:value-type="float">
            <text:p>3.28292186131762</text:p>
          </table:table-cell>
          <table:table-cell table:formula="of:=[.AG14]-[.$AI14]" office:value-type="float" office:value="505.416300954296" calcext:value-type="float">
            <text:p>505.416300954296</text:p>
          </table:table-cell>
          <table:table-cell table:formula="of:=[.AF$3]-[.AJ14]" office:value-type="float" office:value="346.717078138682" calcext:value-type="float">
            <text:p>346.717078138682</text:p>
          </table:table-cell>
          <table:table-cell table:formula="of:=[.AG$3]-[.AK14]" office:value-type="float" office:value="-755.416300954296" calcext:value-type="float">
            <text:p>-755.41630095429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_cen_neu</text:p>
          </table:table-cell>
          <table:table-cell table:style-name="ce2" table:formula="of:=[.B9]/[.B11]" office:value-type="float" office:value="-250" calcext:value-type="float">
            <text:p>-250</text:p>
          </table:table-cell>
          <table:table-cell office:value-type="string" calcext:value-type="string">
            <text:p>IMG_20210704_225236155.jpg</text:p>
          </table:table-cell>
          <table:table-cell table:formula="of:=MID([.C15];5;4)" office:value-type="string" office:string-value="2021" calcext:value-type="string">
            <text:p>2021</text:p>
          </table:table-cell>
          <table:table-cell table:formula="of:=MID([.C15];9;2)" office:value-type="string" office:string-value="07" calcext:value-type="string">
            <text:p>07</text:p>
          </table:table-cell>
          <table:table-cell table:formula="of:=MID([.C15];11;2)" office:value-type="string" office:string-value="04" calcext:value-type="string">
            <text:p>04</text:p>
          </table:table-cell>
          <table:table-cell table:formula="of:=MID([.C15];14;2)" office:value-type="string" office:string-value="22" calcext:value-type="string">
            <text:p>22</text:p>
          </table:table-cell>
          <table:table-cell table:formula="of:=MID([.C15];16;2)" office:value-type="string" office:string-value="52" calcext:value-type="string">
            <text:p>52</text:p>
          </table:table-cell>
          <table:table-cell table:formula="of:=MID([.C15];18;2)" office:value-type="string" office:string-value="36" calcext:value-type="string">
            <text:p>36</text:p>
          </table:table-cell>
          <table:table-cell table:formula="of:=DATE([.D15];[.E15];[.F15])+TIME([.G15];[.H15];[.I15])" office:value-type="date" office:date-value="2021-07-04T22:52:36" calcext:value-type="date">
            <text:p>04/07/21 22:52:36</text:p>
          </table:table-cell>
          <table:table-cell table:formula="of:=IF([.C15]&lt;&gt;&quot;&quot;;CONCATENATE(&quot;mogrify -rotate &quot;;ROUND([.N15];3);&quot; -background black &quot;;[.C15]);&quot;&quot;)" office:value-type="string" office:string-value="mogrify -rotate -53.525 -background black IMG_20210704_225236155.jpg" calcext:value-type="string">
            <text:p>mogrify -rotate -53.525 -background black IMG_20210704_225236155.jpg</text:p>
          </table:table-cell>
          <table:table-cell table:formula="of:=IF([.C15]&lt;&gt;&quot;&quot;;CONCATENATE(&quot;mogrify -crop &quot;;ROUND([.B$22]);&quot;x&quot;;ROUND([.B$23]);&quot;+&quot;;ROUND([.B$30]+[.B$33]-[.AL15]);&quot;+&quot;;ROUND([.B$31]+[.B$34]-[.AM15]);&quot; &quot;;[.C15]);&quot;&quot;)" office:value-type="string" office:string-value="mogrify -crop 2538x1941+1235+1562 IMG_20210704_225236155.jpg" calcext:value-type="string">
            <text:p>mogrify -crop 2538x1941+1235+1562 IMG_20210704_225236155.jpg</text:p>
          </table:table-cell>
          <table:table-cell/>
          <table:table-cell table:formula="of:=IF([.C15]&lt;&gt;&quot;&quot;;([.J15]-[.J$3])*360*[.B$35];0)" office:value-type="float" office:value="-53.5249999994994" calcext:value-type="float">
            <text:p>-53.5249999994994</text:p>
          </table:table-cell>
          <table:table-cell table:formula="of:=[.N15]/180*PI()" office:value-type="float" office:value="-0.934187482121228" calcext:value-type="float">
            <text:p>-0.934187482121228</text:p>
          </table:table-cell>
          <table:table-cell table:formula="of:=COS([.$O15])*([.P$3]-[.B$14])-SIN([.$O15])*([.Q$3]-[.B$15])" office:value-type="float" office:value="-7.03611237697436" calcext:value-type="float">
            <text:p>-7.03611237697436</text:p>
          </table:table-cell>
          <table:table-cell table:formula="of:=SIN([.$O15])*([.P$3]-[.B$14])+COS([.$O15])*([.Q$3]-[.B$15])" office:value-type="float" office:value="430.058708925443" calcext:value-type="float">
            <text:p>430.058708925443</text:p>
          </table:table-cell>
          <table:table-cell table:formula="of:=COS([.$O15])*([.R$3]-[.B$14])-SIN([.$O15])*([.S$3]-[.B$15])" office:value-type="float" office:value="690.936857275707" calcext:value-type="float">
            <text:p>690.936857275707</text:p>
          </table:table-cell>
          <table:table-cell table:formula="of:=SIN([.$O15])*([.R$3]-[.B$14])+COS([.$O15])*([.S$3]-[.B$15])" office:value-type="float" office:value="946.060388800826" calcext:value-type="float">
            <text:p>946.060388800826</text:p>
          </table:table-cell>
          <table:table-cell table:formula="of:=COS([.$O15])*([.T$3]-[.B$14])-SIN([.$O15])*([.U$3]-[.B$15])" office:value-type="float" office:value="680.173498148305" calcext:value-type="float">
            <text:p>680.173498148305</text:p>
          </table:table-cell>
          <table:table-cell table:formula="of:=SIN([.$O15])*([.T$3]-[.B$14])+COS([.$O15])*([.U$3]-[.B$15])" office:value-type="float" office:value="-499.49976217882" calcext:value-type="float">
            <text:p>-499.49976217882</text:p>
          </table:table-cell>
          <table:table-cell table:formula="of:=COS([.$O15])*([.V$3]-[.B$14])-SIN([.$O15])*([.W$3]-[.B$15])" office:value-type="float" office:value="1378.14646780099" calcext:value-type="float">
            <text:p>1378.14646780099</text:p>
          </table:table-cell>
          <table:table-cell table:formula="of:=SIN([.$O15])*([.V$3]-[.B$14])+COS([.$O15])*([.W$3]-[.B$15])" office:value-type="float" office:value="16.5019176965635" calcext:value-type="float">
            <text:p>16.5019176965635</text:p>
          </table:table-cell>
          <table:table-cell table:formula="of:=COS([.$O15])*([.X$3]-[.B$12]/2)-SIN([.$O15])*([.Y$3]-[.B$13]/2)" office:value-type="float" office:value="-692.591290088981" calcext:value-type="float">
            <text:p>-692.591290088981</text:p>
          </table:table-cell>
          <table:table-cell table:formula="of:=SIN([.$O15])*([.X$3]-[.B$12]/2)+COS([.$O15])*([.Y$3]-[.B$13]/2)" office:value-type="float" office:value="206.77839561444" calcext:value-type="float">
            <text:p>206.77839561444</text:p>
          </table:table-cell>
          <table:table-cell table:formula="of:=COS([.$O15])*([.Z$3]-[.B$12]/2)-SIN([.$O15])*([.AA$3]-[.B$13]/2)" office:value-type="float" office:value="5.3816795637008" calcext:value-type="float">
            <text:p>5.3816795637008</text:p>
          </table:table-cell>
          <table:table-cell table:formula="of:=SIN([.$O15])*([.Z$3]-[.B$12]/2)+COS([.$O15])*([.AA$3]-[.B$13]/2)" office:value-type="float" office:value="722.780075489823" calcext:value-type="float">
            <text:p>722.780075489823</text:p>
          </table:table-cell>
          <table:table-cell table:formula="of:=COS([.$O15])*([.AB$3]-[.B$12]/2)-SIN([.$O15])*([.AC$3]-[.B$13]/2)" office:value-type="float" office:value="-5.3816795637008" calcext:value-type="float">
            <text:p>-5.3816795637008</text:p>
          </table:table-cell>
          <table:table-cell table:formula="of:=SIN([.$O15])*([.AB$3]-[.B$12]/2)+COS([.$O15])*([.AC$3]-[.B$13]/2)" office:value-type="float" office:value="-722.780075489823" calcext:value-type="float">
            <text:p>-722.780075489823</text:p>
          </table:table-cell>
          <table:table-cell table:formula="of:=COS([.$O15])*([.AD$3]-[.B$12]/2)-SIN([.$O15])*([.AE$3]-[.B$13]/2)" office:value-type="float" office:value="692.591290088981" calcext:value-type="float">
            <text:p>692.591290088981</text:p>
          </table:table-cell>
          <table:table-cell table:formula="of:=SIN([.$O15])*([.AD$3]-[.B$12]/2)+COS([.$O15])*([.AE$3]-[.B$13]/2)" office:value-type="float" office:value="-206.77839561444" calcext:value-type="float">
            <text:p>-206.77839561444</text:p>
          </table:table-cell>
          <table:table-cell table:formula="of:=COS([.$O15])*([.AF$3]-[.B$12]/2)-SIN([.$O15])*([.AG$3]-[.B$13]/2)" office:value-type="float" office:value="-685.555177712006" calcext:value-type="float">
            <text:p>-685.555177712006</text:p>
          </table:table-cell>
          <table:table-cell table:formula="of:=SIN([.$O15])*([.AF$3]-[.B$12]/2)+COS([.$O15])*([.AG$3]-[.B$13]/2)" office:value-type="float" office:value="-223.280313311003" calcext:value-type="float">
            <text:p>-223.280313311003</text:p>
          </table:table-cell>
          <table:table-cell table:formula="of:=MIN([.X15];[.Z15];[.AB15];[.AD15])" office:value-type="float" office:value="-692.591290088981" calcext:value-type="float">
            <text:p>-692.591290088981</text:p>
          </table:table-cell>
          <table:table-cell table:formula="of:=MIN([.Y15];[.AA15];[.AC15];[.AE15])" office:value-type="float" office:value="-722.780075489823" calcext:value-type="float">
            <text:p>-722.780075489823</text:p>
          </table:table-cell>
          <table:table-cell table:formula="of:=[.AF15]-[.$AH15]" office:value-type="float" office:value="7.03611237697442" calcext:value-type="float">
            <text:p>7.03611237697442</text:p>
          </table:table-cell>
          <table:table-cell table:formula="of:=[.AG15]-[.$AI15]" office:value-type="float" office:value="499.49976217882" calcext:value-type="float">
            <text:p>499.49976217882</text:p>
          </table:table-cell>
          <table:table-cell table:formula="of:=[.AF$3]-[.AJ15]" office:value-type="float" office:value="342.963887623026" calcext:value-type="float">
            <text:p>342.963887623026</text:p>
          </table:table-cell>
          <table:table-cell table:formula="of:=[.AG$3]-[.AK15]" office:value-type="float" office:value="-749.49976217882" calcext:value-type="float">
            <text:p>-749.4997621788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Extra Pixel Bild</text:p>
          </table:table-cell>
          <table:table-cell table:style-name="ce2"/>
          <table:table-cell office:value-type="string" calcext:value-type="string">
            <text:p>IMG_20210704_225436240.jpg</text:p>
          </table:table-cell>
          <table:table-cell table:formula="of:=MID([.C16];5;4)" office:value-type="string" office:string-value="2021" calcext:value-type="string">
            <text:p>2021</text:p>
          </table:table-cell>
          <table:table-cell table:formula="of:=MID([.C16];9;2)" office:value-type="string" office:string-value="07" calcext:value-type="string">
            <text:p>07</text:p>
          </table:table-cell>
          <table:table-cell table:formula="of:=MID([.C16];11;2)" office:value-type="string" office:string-value="04" calcext:value-type="string">
            <text:p>04</text:p>
          </table:table-cell>
          <table:table-cell table:formula="of:=MID([.C16];14;2)" office:value-type="string" office:string-value="22" calcext:value-type="string">
            <text:p>22</text:p>
          </table:table-cell>
          <table:table-cell table:formula="of:=MID([.C16];16;2)" office:value-type="string" office:string-value="54" calcext:value-type="string">
            <text:p>54</text:p>
          </table:table-cell>
          <table:table-cell table:formula="of:=MID([.C16];18;2)" office:value-type="string" office:string-value="36" calcext:value-type="string">
            <text:p>36</text:p>
          </table:table-cell>
          <table:table-cell table:formula="of:=DATE([.D16];[.E16];[.F16])+TIME([.G16];[.H16];[.I16])" office:value-type="date" office:date-value="2021-07-04T22:54:36" calcext:value-type="date">
            <text:p>04/07/21 22:54:36</text:p>
          </table:table-cell>
          <table:table-cell table:formula="of:=IF([.C16]&lt;&gt;&quot;&quot;;CONCATENATE(&quot;mogrify -rotate &quot;;ROUND([.N16];3);&quot; -background black &quot;;[.C16]);&quot;&quot;)" office:value-type="string" office:string-value="mogrify -rotate -53.025 -background black IMG_20210704_225436240.jpg" calcext:value-type="string">
            <text:p>mogrify -rotate -53.025 -background black IMG_20210704_225436240.jpg</text:p>
          </table:table-cell>
          <table:table-cell table:formula="of:=IF([.C16]&lt;&gt;&quot;&quot;;CONCATENATE(&quot;mogrify -crop &quot;;ROUND([.B$22]);&quot;x&quot;;ROUND([.B$23]);&quot;+&quot;;ROUND([.B$30]+[.B$33]-[.AL16]);&quot;+&quot;;ROUND([.B$31]+[.B$34]-[.AM16]);&quot; &quot;;[.C16]);&quot;&quot;)" office:value-type="string" office:string-value="mogrify -crop 2538x1941+1239+1556 IMG_20210704_225436240.jpg" calcext:value-type="string">
            <text:p>mogrify -crop 2538x1941+1239+1556 IMG_20210704_225436240.jpg</text:p>
          </table:table-cell>
          <table:table-cell/>
          <table:table-cell table:formula="of:=IF([.C16]&lt;&gt;&quot;&quot;;([.J16]-[.J$3])*360*[.B$35];0)" office:value-type="float" office:value="-53.0250000004889" calcext:value-type="float">
            <text:p>-53.0250000004889</text:p>
          </table:table-cell>
          <table:table-cell table:formula="of:=[.N16]/180*PI()" office:value-type="float" office:value="-0.925460835878527" calcext:value-type="float">
            <text:p>-0.925460835878527</text:p>
          </table:table-cell>
          <table:table-cell table:formula="of:=COS([.$O16])*([.P$3]-[.B$14])-SIN([.$O16])*([.Q$3]-[.B$15])" office:value-type="float" office:value="-10.7887670457717" calcext:value-type="float">
            <text:p>-10.7887670457717</text:p>
          </table:table-cell>
          <table:table-cell table:formula="of:=SIN([.$O16])*([.P$3]-[.B$14])+COS([.$O16])*([.Q$3]-[.B$15])" office:value-type="float" office:value="429.980932723338" calcext:value-type="float">
            <text:p>429.980932723338</text:p>
          </table:table-cell>
          <table:table-cell table:formula="of:=COS([.$O16])*([.R$3]-[.B$14])-SIN([.$O16])*([.S$3]-[.B$15])" office:value-type="float" office:value="682.654718967297" calcext:value-type="float">
            <text:p>682.654718967297</text:p>
          </table:table-cell>
          <table:table-cell table:formula="of:=SIN([.$O16])*([.R$3]-[.B$14])+COS([.$O16])*([.S$3]-[.B$15])" office:value-type="float" office:value="952.053850720473" calcext:value-type="float">
            <text:p>952.053850720473</text:p>
          </table:table-cell>
          <table:table-cell table:formula="of:=COS([.$O16])*([.T$3]-[.B$14])-SIN([.$O16])*([.U$3]-[.B$15])" office:value-type="float" office:value="684.506501623223" calcext:value-type="float">
            <text:p>684.506501623223</text:p>
          </table:table-cell>
          <table:table-cell table:formula="of:=SIN([.$O16])*([.T$3]-[.B$14])+COS([.$O16])*([.U$3]-[.B$15])" office:value-type="float" office:value="-493.545184593606" calcext:value-type="float">
            <text:p>-493.545184593606</text:p>
          </table:table-cell>
          <table:table-cell table:formula="of:=COS([.$O16])*([.V$3]-[.B$14])-SIN([.$O16])*([.W$3]-[.B$15])" office:value-type="float" office:value="1377.94998763629" calcext:value-type="float">
            <text:p>1377.94998763629</text:p>
          </table:table-cell>
          <table:table-cell table:formula="of:=SIN([.$O16])*([.V$3]-[.B$14])+COS([.$O16])*([.W$3]-[.B$15])" office:value-type="float" office:value="28.5277334035285" calcext:value-type="float">
            <text:p>28.5277334035285</text:p>
          </table:table-cell>
          <table:table-cell table:formula="of:=COS([.$O16])*([.X$3]-[.B$12]/2)-SIN([.$O16])*([.Y$3]-[.B$13]/2)" office:value-type="float" office:value="-694.369377341032" calcext:value-type="float">
            <text:p>-694.369377341032</text:p>
          </table:table-cell>
          <table:table-cell table:formula="of:=SIN([.$O16])*([.X$3]-[.B$12]/2)+COS([.$O16])*([.Y$3]-[.B$13]/2)" office:value-type="float" office:value="200.726599659905" calcext:value-type="float">
            <text:p>200.726599659905</text:p>
          </table:table-cell>
          <table:table-cell table:formula="of:=COS([.$O16])*([.Z$3]-[.B$12]/2)-SIN([.$O16])*([.AA$3]-[.B$13]/2)" office:value-type="float" office:value="-0.925891327962859" calcext:value-type="float">
            <text:p>-0.925891327962859</text:p>
          </table:table-cell>
          <table:table-cell table:formula="of:=SIN([.$O16])*([.Z$3]-[.B$12]/2)+COS([.$O16])*([.AA$3]-[.B$13]/2)" office:value-type="float" office:value="722.799517657039" calcext:value-type="float">
            <text:p>722.799517657039</text:p>
          </table:table-cell>
          <table:table-cell table:formula="of:=COS([.$O16])*([.AB$3]-[.B$12]/2)-SIN([.$O16])*([.AC$3]-[.B$13]/2)" office:value-type="float" office:value="0.925891327962859" calcext:value-type="float">
            <text:p>0.925891327962859</text:p>
          </table:table-cell>
          <table:table-cell table:formula="of:=SIN([.$O16])*([.AB$3]-[.B$12]/2)+COS([.$O16])*([.AC$3]-[.B$13]/2)" office:value-type="float" office:value="-722.799517657039" calcext:value-type="float">
            <text:p>-722.799517657039</text:p>
          </table:table-cell>
          <table:table-cell table:formula="of:=COS([.$O16])*([.AD$3]-[.B$12]/2)-SIN([.$O16])*([.AE$3]-[.B$13]/2)" office:value-type="float" office:value="694.369377341032" calcext:value-type="float">
            <text:p>694.369377341032</text:p>
          </table:table-cell>
          <table:table-cell table:formula="of:=SIN([.$O16])*([.AD$3]-[.B$12]/2)+COS([.$O16])*([.AE$3]-[.B$13]/2)" office:value-type="float" office:value="-200.726599659905" calcext:value-type="float">
            <text:p>-200.726599659905</text:p>
          </table:table-cell>
          <table:table-cell table:formula="of:=COS([.$O16])*([.AF$3]-[.B$12]/2)-SIN([.$O16])*([.AG$3]-[.B$13]/2)" office:value-type="float" office:value="-683.58061029526" calcext:value-type="float">
            <text:p>-683.58061029526</text:p>
          </table:table-cell>
          <table:table-cell table:formula="of:=SIN([.$O16])*([.AF$3]-[.B$12]/2)+COS([.$O16])*([.AG$3]-[.B$13]/2)" office:value-type="float" office:value="-229.254333063433" calcext:value-type="float">
            <text:p>-229.254333063433</text:p>
          </table:table-cell>
          <table:table-cell table:formula="of:=MIN([.X16];[.Z16];[.AB16];[.AD16])" office:value-type="float" office:value="-694.369377341032" calcext:value-type="float">
            <text:p>-694.369377341032</text:p>
          </table:table-cell>
          <table:table-cell table:formula="of:=MIN([.Y16];[.AA16];[.AC16];[.AE16])" office:value-type="float" office:value="-722.799517657039" calcext:value-type="float">
            <text:p>-722.799517657039</text:p>
          </table:table-cell>
          <table:table-cell table:formula="of:=[.AF16]-[.$AH16]" office:value-type="float" office:value="10.7887670457717" calcext:value-type="float">
            <text:p>10.7887670457717</text:p>
          </table:table-cell>
          <table:table-cell table:formula="of:=[.AG16]-[.$AI16]" office:value-type="float" office:value="493.545184593606" calcext:value-type="float">
            <text:p>493.545184593606</text:p>
          </table:table-cell>
          <table:table-cell table:formula="of:=[.AF$3]-[.AJ16]" office:value-type="float" office:value="339.211232954228" calcext:value-type="float">
            <text:p>339.211232954228</text:p>
          </table:table-cell>
          <table:table-cell table:formula="of:=[.AG$3]-[.AK16]" office:value-type="float" office:value="-743.545184593606" calcext:value-type="float">
            <text:p>-743.54518459360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in_xmin</text:p>
          </table:table-cell>
          <table:table-cell table:style-name="ce2" table:formula="of:=MIN([.P4:.P1000];[.R4:.R1000])" office:value-type="float" office:value="-1159.85328244197" calcext:value-type="float">
            <text:p>-1159.85328244197</text:p>
          </table:table-cell>
          <table:table-cell office:value-type="string" calcext:value-type="string">
            <text:p>IMG_20210704_225636324.jpg</text:p>
          </table:table-cell>
          <table:table-cell table:formula="of:=MID([.C17];5;4)" office:value-type="string" office:string-value="2021" calcext:value-type="string">
            <text:p>2021</text:p>
          </table:table-cell>
          <table:table-cell table:formula="of:=MID([.C17];9;2)" office:value-type="string" office:string-value="07" calcext:value-type="string">
            <text:p>07</text:p>
          </table:table-cell>
          <table:table-cell table:formula="of:=MID([.C17];11;2)" office:value-type="string" office:string-value="04" calcext:value-type="string">
            <text:p>04</text:p>
          </table:table-cell>
          <table:table-cell table:formula="of:=MID([.C17];14;2)" office:value-type="string" office:string-value="22" calcext:value-type="string">
            <text:p>22</text:p>
          </table:table-cell>
          <table:table-cell table:formula="of:=MID([.C17];16;2)" office:value-type="string" office:string-value="56" calcext:value-type="string">
            <text:p>56</text:p>
          </table:table-cell>
          <table:table-cell table:formula="of:=MID([.C17];18;2)" office:value-type="string" office:string-value="36" calcext:value-type="string">
            <text:p>36</text:p>
          </table:table-cell>
          <table:table-cell table:formula="of:=DATE([.D17];[.E17];[.F17])+TIME([.G17];[.H17];[.I17])" office:value-type="date" office:date-value="2021-07-04T22:56:36" calcext:value-type="date">
            <text:p>04/07/21 22:56:36</text:p>
          </table:table-cell>
          <table:table-cell table:formula="of:=IF([.C17]&lt;&gt;&quot;&quot;;CONCATENATE(&quot;mogrify -rotate &quot;;ROUND([.N17];3);&quot; -background black &quot;;[.C17]);&quot;&quot;)" office:value-type="string" office:string-value="mogrify -rotate -52.525 -background black IMG_20210704_225636324.jpg" calcext:value-type="string">
            <text:p>mogrify -rotate -52.525 -background black IMG_20210704_225636324.jpg</text:p>
          </table:table-cell>
          <table:table-cell table:formula="of:=IF([.C17]&lt;&gt;&quot;&quot;;CONCATENATE(&quot;mogrify -crop &quot;;ROUND([.B$22]);&quot;x&quot;;ROUND([.B$23]);&quot;+&quot;;ROUND([.B$30]+[.B$33]-[.AL17]);&quot;+&quot;;ROUND([.B$31]+[.B$34]-[.AM17]);&quot; &quot;;[.C17]);&quot;&quot;)" office:value-type="string" office:string-value="mogrify -crop 2538x1941+1243+1550 IMG_20210704_225636324.jpg" calcext:value-type="string">
            <text:p>mogrify -crop 2538x1941+1243+1550 IMG_20210704_225636324.jpg</text:p>
          </table:table-cell>
          <table:table-cell/>
          <table:table-cell table:formula="of:=IF([.C17]&lt;&gt;&quot;&quot;;([.J17]-[.J$3])*360*[.B$35];0)" office:value-type="float" office:value="-52.5249999988591" calcext:value-type="float">
            <text:p>-52.5249999988591</text:p>
          </table:table-cell>
          <table:table-cell table:formula="of:=[.N17]/180*PI()" office:value-type="float" office:value="-0.91673418959011" calcext:value-type="float">
            <text:p>-0.91673418959011</text:p>
          </table:table-cell>
          <table:table-cell table:formula="of:=COS([.$O17])*([.P$3]-[.B$14])-SIN([.$O17])*([.Q$3]-[.B$15])" office:value-type="float" office:value="-14.5406001278432" calcext:value-type="float">
            <text:p>-14.5406001278432</text:p>
          </table:table-cell>
          <table:table-cell table:formula="of:=SIN([.$O17])*([.P$3]-[.B$14])+COS([.$O17])*([.Q$3]-[.B$15])" office:value-type="float" office:value="429.870411807933" calcext:value-type="float">
            <text:p>429.870411807933</text:p>
          </table:table-cell>
          <table:table-cell table:formula="of:=COS([.$O17])*([.R$3]-[.B$14])-SIN([.$O17])*([.S$3]-[.B$15])" office:value-type="float" office:value="674.320593815444" calcext:value-type="float">
            <text:p>674.320593815444</text:p>
          </table:table-cell>
          <table:table-cell table:formula="of:=SIN([.$O17])*([.R$3]-[.B$14])+COS([.$O17])*([.S$3]-[.B$15])" office:value-type="float" office:value="957.974810084476" calcext:value-type="float">
            <text:p>957.974810084476</text:p>
          </table:table-cell>
          <table:table-cell table:formula="of:=COS([.$O17])*([.T$3]-[.B$14])-SIN([.$O17])*([.U$3]-[.B$15])" office:value-type="float" office:value="688.787377300363" calcext:value-type="float">
            <text:p>688.787377300363</text:p>
          </table:table-cell>
          <table:table-cell table:formula="of:=SIN([.$O17])*([.T$3]-[.B$14])+COS([.$O17])*([.U$3]-[.B$15])" office:value-type="float" office:value="-487.553021600408" calcext:value-type="float">
            <text:p>-487.553021600408</text:p>
          </table:table-cell>
          <table:table-cell table:formula="of:=COS([.$O17])*([.V$3]-[.B$14])-SIN([.$O17])*([.W$3]-[.B$15])" office:value-type="float" office:value="1377.64857124365" calcext:value-type="float">
            <text:p>1377.64857124365</text:p>
          </table:table-cell>
          <table:table-cell table:formula="of:=SIN([.$O17])*([.V$3]-[.B$14])+COS([.$O17])*([.W$3]-[.B$15])" office:value-type="float" office:value="40.5513766761343" calcext:value-type="float">
            <text:p>40.5513766761343</text:p>
          </table:table-cell>
          <table:table-cell table:formula="of:=COS([.$O17])*([.X$3]-[.B$12]/2)-SIN([.$O17])*([.Y$3]-[.B$13]/2)" office:value-type="float" office:value="-696.094585685747" calcext:value-type="float">
            <text:p>-696.094585685747</text:p>
          </table:table-cell>
          <table:table-cell table:formula="of:=SIN([.$O17])*([.X$3]-[.B$12]/2)+COS([.$O17])*([.Y$3]-[.B$13]/2)" office:value-type="float" office:value="194.6595175659" calcext:value-type="float">
            <text:p>194.6595175659</text:p>
          </table:table-cell>
          <table:table-cell table:formula="of:=COS([.$O17])*([.Z$3]-[.B$12]/2)-SIN([.$O17])*([.AA$3]-[.B$13]/2)" office:value-type="float" office:value="-7.23339174245933" calcext:value-type="float">
            <text:p>-7.23339174245933</text:p>
          </table:table-cell>
          <table:table-cell table:formula="of:=SIN([.$O17])*([.Z$3]-[.B$12]/2)+COS([.$O17])*([.AA$3]-[.B$13]/2)" office:value-type="float" office:value="722.763915842442" calcext:value-type="float">
            <text:p>722.763915842442</text:p>
          </table:table-cell>
          <table:table-cell table:formula="of:=COS([.$O17])*([.AB$3]-[.B$12]/2)-SIN([.$O17])*([.AC$3]-[.B$13]/2)" office:value-type="float" office:value="7.23339174245933" calcext:value-type="float">
            <text:p>7.23339174245933</text:p>
          </table:table-cell>
          <table:table-cell table:formula="of:=SIN([.$O17])*([.AB$3]-[.B$12]/2)+COS([.$O17])*([.AC$3]-[.B$13]/2)" office:value-type="float" office:value="-722.763915842442" calcext:value-type="float">
            <text:p>-722.763915842442</text:p>
          </table:table-cell>
          <table:table-cell table:formula="of:=COS([.$O17])*([.AD$3]-[.B$12]/2)-SIN([.$O17])*([.AE$3]-[.B$13]/2)" office:value-type="float" office:value="696.094585685747" calcext:value-type="float">
            <text:p>696.094585685747</text:p>
          </table:table-cell>
          <table:table-cell table:formula="of:=SIN([.$O17])*([.AD$3]-[.B$12]/2)+COS([.$O17])*([.AE$3]-[.B$13]/2)" office:value-type="float" office:value="-194.6595175659" calcext:value-type="float">
            <text:p>-194.6595175659</text:p>
          </table:table-cell>
          <table:table-cell table:formula="of:=COS([.$O17])*([.AF$3]-[.B$12]/2)-SIN([.$O17])*([.AG$3]-[.B$13]/2)" office:value-type="float" office:value="-681.553985557903" calcext:value-type="float">
            <text:p>-681.553985557903</text:p>
          </table:table-cell>
          <table:table-cell table:formula="of:=SIN([.$O17])*([.AF$3]-[.B$12]/2)+COS([.$O17])*([.AG$3]-[.B$13]/2)" office:value-type="float" office:value="-235.210894242034" calcext:value-type="float">
            <text:p>-235.210894242034</text:p>
          </table:table-cell>
          <table:table-cell table:formula="of:=MIN([.X17];[.Z17];[.AB17];[.AD17])" office:value-type="float" office:value="-696.094585685747" calcext:value-type="float">
            <text:p>-696.094585685747</text:p>
          </table:table-cell>
          <table:table-cell table:formula="of:=MIN([.Y17];[.AA17];[.AC17];[.AE17])" office:value-type="float" office:value="-722.763915842442" calcext:value-type="float">
            <text:p>-722.763915842442</text:p>
          </table:table-cell>
          <table:table-cell table:formula="of:=[.AF17]-[.$AH17]" office:value-type="float" office:value="14.5406001278432" calcext:value-type="float">
            <text:p>14.5406001278432</text:p>
          </table:table-cell>
          <table:table-cell table:formula="of:=[.AG17]-[.$AI17]" office:value-type="float" office:value="487.553021600408" calcext:value-type="float">
            <text:p>487.553021600408</text:p>
          </table:table-cell>
          <table:table-cell table:formula="of:=[.AF$3]-[.AJ17]" office:value-type="float" office:value="335.459399872157" calcext:value-type="float">
            <text:p>335.459399872157</text:p>
          </table:table-cell>
          <table:table-cell table:formula="of:=[.AG$3]-[.AK17]" office:value-type="float" office:value="-737.553021600408" calcext:value-type="float">
            <text:p>-737.55302160040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ax_xmax</text:p>
          </table:table-cell>
          <table:table-cell table:style-name="ce2" table:formula="of:=MAX([.T4:.T1000];[.V4:.V1000])" office:value-type="float" office:value="1378.23799677707" calcext:value-type="float">
            <text:p>1378.23799677707</text:p>
          </table:table-cell>
          <table:table-cell office:value-type="string" calcext:value-type="string">
            <text:p>IMG_20210704_225836418.jpg</text:p>
          </table:table-cell>
          <table:table-cell table:formula="of:=MID([.C18];5;4)" office:value-type="string" office:string-value="2021" calcext:value-type="string">
            <text:p>2021</text:p>
          </table:table-cell>
          <table:table-cell table:formula="of:=MID([.C18];9;2)" office:value-type="string" office:string-value="07" calcext:value-type="string">
            <text:p>07</text:p>
          </table:table-cell>
          <table:table-cell table:formula="of:=MID([.C18];11;2)" office:value-type="string" office:string-value="04" calcext:value-type="string">
            <text:p>04</text:p>
          </table:table-cell>
          <table:table-cell table:formula="of:=MID([.C18];14;2)" office:value-type="string" office:string-value="22" calcext:value-type="string">
            <text:p>22</text:p>
          </table:table-cell>
          <table:table-cell table:formula="of:=MID([.C18];16;2)" office:value-type="string" office:string-value="58" calcext:value-type="string">
            <text:p>58</text:p>
          </table:table-cell>
          <table:table-cell table:formula="of:=MID([.C18];18;2)" office:value-type="string" office:string-value="36" calcext:value-type="string">
            <text:p>36</text:p>
          </table:table-cell>
          <table:table-cell table:formula="of:=DATE([.D18];[.E18];[.F18])+TIME([.G18];[.H18];[.I18])" office:value-type="date" office:date-value="2021-07-04T22:58:36" calcext:value-type="date">
            <text:p>04/07/21 22:58:36</text:p>
          </table:table-cell>
          <table:table-cell table:formula="of:=IF([.C18]&lt;&gt;&quot;&quot;;CONCATENATE(&quot;mogrify -rotate &quot;;ROUND([.N18];3);&quot; -background black &quot;;[.C18]);&quot;&quot;)" office:value-type="string" office:string-value="mogrify -rotate -52.025 -background black IMG_20210704_225836418.jpg" calcext:value-type="string">
            <text:p>mogrify -rotate -52.025 -background black IMG_20210704_225836418.jpg</text:p>
          </table:table-cell>
          <table:table-cell table:formula="of:=IF([.C18]&lt;&gt;&quot;&quot;;CONCATENATE(&quot;mogrify -crop &quot;;ROUND([.B$22]);&quot;x&quot;;ROUND([.B$23]);&quot;+&quot;;ROUND([.B$30]+[.B$33]-[.AL18]);&quot;+&quot;;ROUND([.B$31]+[.B$34]-[.AM18]);&quot; &quot;;[.C18]);&quot;&quot;)" office:value-type="string" office:string-value="mogrify -crop 2538x1941+1247+1544 IMG_20210704_225836418.jpg" calcext:value-type="string">
            <text:p>mogrify -crop 2538x1941+1247+1544 IMG_20210704_225836418.jpg</text:p>
          </table:table-cell>
          <table:table-cell/>
          <table:table-cell table:formula="of:=IF([.C18]&lt;&gt;&quot;&quot;;([.J18]-[.J$3])*360*[.B$35];0)" office:value-type="float" office:value="-52.0249999998487" calcext:value-type="float">
            <text:p>-52.0249999998487</text:p>
          </table:table-cell>
          <table:table-cell table:formula="of:=[.N18]/180*PI()" office:value-type="float" office:value="-0.908007543347408" calcext:value-type="float">
            <text:p>-0.908007543347408</text:p>
          </table:table-cell>
          <table:table-cell table:formula="of:=COS([.$O18])*([.P$3]-[.B$14])-SIN([.$O18])*([.Q$3]-[.B$15])" office:value-type="float" office:value="-18.2913258672662" calcext:value-type="float">
            <text:p>-18.2913258672662</text:p>
          </table:table-cell>
          <table:table-cell table:formula="of:=SIN([.$O18])*([.P$3]-[.B$14])+COS([.$O18])*([.Q$3]-[.B$15])" office:value-type="float" office:value="429.727154596981" calcext:value-type="float">
            <text:p>429.727154596981</text:p>
          </table:table-cell>
          <table:table-cell table:formula="of:=COS([.$O18])*([.R$3]-[.B$14])-SIN([.$O18])*([.S$3]-[.B$15])" office:value-type="float" office:value="665.935116583361" calcext:value-type="float">
            <text:p>665.935116583361</text:p>
          </table:table-cell>
          <table:table-cell table:formula="of:=SIN([.$O18])*([.R$3]-[.B$14])+COS([.$O18])*([.S$3]-[.B$15])" office:value-type="float" office:value="963.82281592682" calcext:value-type="float">
            <text:p>963.82281592682</text:p>
          </table:table-cell>
          <table:table-cell table:formula="of:=COS([.$O18])*([.T$3]-[.B$14])-SIN([.$O18])*([.U$3]-[.B$15])" office:value-type="float" office:value="693.015799129617" calcext:value-type="float">
            <text:p>693.015799129617</text:p>
          </table:table-cell>
          <table:table-cell table:formula="of:=SIN([.$O18])*([.T$3]-[.B$14])+COS([.$O18])*([.U$3]-[.B$15])" office:value-type="float" office:value="-481.523729588417" calcext:value-type="float">
            <text:p>-481.523729588417</text:p>
          </table:table-cell>
          <table:table-cell table:formula="of:=COS([.$O18])*([.V$3]-[.B$14])-SIN([.$O18])*([.W$3]-[.B$15])" office:value-type="float" office:value="1377.24224158024" calcext:value-type="float">
            <text:p>1377.24224158024</text:p>
          </table:table-cell>
          <table:table-cell table:formula="of:=SIN([.$O18])*([.V$3]-[.B$14])+COS([.$O18])*([.W$3]-[.B$15])" office:value-type="float" office:value="52.5719317414231" calcext:value-type="float">
            <text:p>52.5719317414231</text:p>
          </table:table-cell>
          <table:table-cell table:formula="of:=COS([.$O18])*([.X$3]-[.B$12]/2)-SIN([.$O18])*([.Y$3]-[.B$13]/2)" office:value-type="float" office:value="-697.766783723755" calcext:value-type="float">
            <text:p>-697.766783723755</text:p>
          </table:table-cell>
          <table:table-cell table:formula="of:=SIN([.$O18])*([.X$3]-[.B$12]/2)+COS([.$O18])*([.Y$3]-[.B$13]/2)" office:value-type="float" office:value="188.577611427779" calcext:value-type="float">
            <text:p>188.577611427779</text:p>
          </table:table-cell>
          <table:table-cell table:formula="of:=COS([.$O18])*([.Z$3]-[.B$12]/2)-SIN([.$O18])*([.AA$3]-[.B$13]/2)" office:value-type="float" office:value="-13.540341273128" calcext:value-type="float">
            <text:p>-13.540341273128</text:p>
          </table:table-cell>
          <table:table-cell table:formula="of:=SIN([.$O18])*([.Z$3]-[.B$12]/2)+COS([.$O18])*([.AA$3]-[.B$13]/2)" office:value-type="float" office:value="722.673272757618" calcext:value-type="float">
            <text:p>722.673272757618</text:p>
          </table:table-cell>
          <table:table-cell table:formula="of:=COS([.$O18])*([.AB$3]-[.B$12]/2)-SIN([.$O18])*([.AC$3]-[.B$13]/2)" office:value-type="float" office:value="13.540341273128" calcext:value-type="float">
            <text:p>13.540341273128</text:p>
          </table:table-cell>
          <table:table-cell table:formula="of:=SIN([.$O18])*([.AB$3]-[.B$12]/2)+COS([.$O18])*([.AC$3]-[.B$13]/2)" office:value-type="float" office:value="-722.673272757618" calcext:value-type="float">
            <text:p>-722.673272757618</text:p>
          </table:table-cell>
          <table:table-cell table:formula="of:=COS([.$O18])*([.AD$3]-[.B$12]/2)-SIN([.$O18])*([.AE$3]-[.B$13]/2)" office:value-type="float" office:value="697.766783723755" calcext:value-type="float">
            <text:p>697.766783723755</text:p>
          </table:table-cell>
          <table:table-cell table:formula="of:=SIN([.$O18])*([.AD$3]-[.B$12]/2)+COS([.$O18])*([.AE$3]-[.B$13]/2)" office:value-type="float" office:value="-188.577611427779" calcext:value-type="float">
            <text:p>-188.577611427779</text:p>
          </table:table-cell>
          <table:table-cell table:formula="of:=COS([.$O18])*([.AF$3]-[.B$12]/2)-SIN([.$O18])*([.AG$3]-[.B$13]/2)" office:value-type="float" office:value="-679.475457856489" calcext:value-type="float">
            <text:p>-679.475457856489</text:p>
          </table:table-cell>
          <table:table-cell table:formula="of:=SIN([.$O18])*([.AF$3]-[.B$12]/2)+COS([.$O18])*([.AG$3]-[.B$13]/2)" office:value-type="float" office:value="-241.149543169202" calcext:value-type="float">
            <text:p>-241.149543169202</text:p>
          </table:table-cell>
          <table:table-cell table:formula="of:=MIN([.X18];[.Z18];[.AB18];[.AD18])" office:value-type="float" office:value="-697.766783723755" calcext:value-type="float">
            <text:p>-697.766783723755</text:p>
          </table:table-cell>
          <table:table-cell table:formula="of:=MIN([.Y18];[.AA18];[.AC18];[.AE18])" office:value-type="float" office:value="-722.673272757618" calcext:value-type="float">
            <text:p>-722.673272757618</text:p>
          </table:table-cell>
          <table:table-cell table:formula="of:=[.AF18]-[.$AH18]" office:value-type="float" office:value="18.2913258672662" calcext:value-type="float">
            <text:p>18.2913258672662</text:p>
          </table:table-cell>
          <table:table-cell table:formula="of:=[.AG18]-[.$AI18]" office:value-type="float" office:value="481.523729588417" calcext:value-type="float">
            <text:p>481.523729588417</text:p>
          </table:table-cell>
          <table:table-cell table:formula="of:=[.AF$3]-[.AJ18]" office:value-type="float" office:value="331.708674132734" calcext:value-type="float">
            <text:p>331.708674132734</text:p>
          </table:table-cell>
          <table:table-cell table:formula="of:=[.AG$3]-[.AK18]" office:value-type="float" office:value="-731.523729588417" calcext:value-type="float">
            <text:p>-731.52372958841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in_ymin</text:p>
          </table:table-cell>
          <table:table-cell table:style-name="ce2" table:formula="of:=MIN([.Q4:.Q1000];[.U4:.U1000])" office:value-type="float" office:value="-562.437657980275" calcext:value-type="float">
            <text:p>-562.437657980275</text:p>
          </table:table-cell>
          <table:table-cell office:value-type="string" calcext:value-type="string">
            <text:p>IMG_20210704_230036503.jpg</text:p>
          </table:table-cell>
          <table:table-cell table:formula="of:=MID([.C19];5;4)" office:value-type="string" office:string-value="2021" calcext:value-type="string">
            <text:p>2021</text:p>
          </table:table-cell>
          <table:table-cell table:formula="of:=MID([.C19];9;2)" office:value-type="string" office:string-value="07" calcext:value-type="string">
            <text:p>07</text:p>
          </table:table-cell>
          <table:table-cell table:formula="of:=MID([.C19];11;2)" office:value-type="string" office:string-value="04" calcext:value-type="string">
            <text:p>04</text:p>
          </table:table-cell>
          <table:table-cell table:formula="of:=MID([.C19];14;2)" office:value-type="string" office:string-value="23" calcext:value-type="string">
            <text:p>23</text:p>
          </table:table-cell>
          <table:table-cell table:formula="of:=MID([.C19];16;2)" office:value-type="string" office:string-value="00" calcext:value-type="string">
            <text:p>00</text:p>
          </table:table-cell>
          <table:table-cell table:formula="of:=MID([.C19];18;2)" office:value-type="string" office:string-value="36" calcext:value-type="string">
            <text:p>36</text:p>
          </table:table-cell>
          <table:table-cell table:formula="of:=DATE([.D19];[.E19];[.F19])+TIME([.G19];[.H19];[.I19])" office:value-type="date" office:date-value="2021-07-04T23:00:36" calcext:value-type="date">
            <text:p>04/07/21 23:00:36</text:p>
          </table:table-cell>
          <table:table-cell table:formula="of:=IF([.C19]&lt;&gt;&quot;&quot;;CONCATENATE(&quot;mogrify -rotate &quot;;ROUND([.N19];3);&quot; -background black &quot;;[.C19]);&quot;&quot;)" office:value-type="string" office:string-value="mogrify -rotate -51.525 -background black IMG_20210704_230036503.jpg" calcext:value-type="string">
            <text:p>mogrify -rotate -51.525 -background black IMG_20210704_230036503.jpg</text:p>
          </table:table-cell>
          <table:table-cell table:formula="of:=IF([.C19]&lt;&gt;&quot;&quot;;CONCATENATE(&quot;mogrify -crop &quot;;ROUND([.B$22]);&quot;x&quot;;ROUND([.B$23]);&quot;+&quot;;ROUND([.B$30]+[.B$33]-[.AL19]);&quot;+&quot;;ROUND([.B$31]+[.B$34]-[.AM19]);&quot; &quot;;[.C19]);&quot;&quot;)" office:value-type="string" office:string-value="mogrify -crop 2538x1941+1250+1538 IMG_20210704_230036503.jpg" calcext:value-type="string">
            <text:p>mogrify -crop 2538x1941+1250+1538 IMG_20210704_230036503.jpg</text:p>
          </table:table-cell>
          <table:table-cell/>
          <table:table-cell table:formula="of:=IF([.C19]&lt;&gt;&quot;&quot;;([.J19]-[.J$3])*360*[.B$35];0)" office:value-type="float" office:value="-51.5250000008382" calcext:value-type="float">
            <text:p>-51.5250000008382</text:p>
          </table:table-cell>
          <table:table-cell table:formula="of:=[.N19]/180*PI()" office:value-type="float" office:value="-0.899280897104707" calcext:value-type="float">
            <text:p>-0.899280897104707</text:p>
          </table:table-cell>
          <table:table-cell table:formula="of:=COS([.$O19])*([.P$3]-[.B$14])-SIN([.$O19])*([.Q$3]-[.B$15])" office:value-type="float" office:value="-22.0406586514121" calcext:value-type="float">
            <text:p>-22.0406586514121</text:p>
          </table:table-cell>
          <table:table-cell table:formula="of:=SIN([.$O19])*([.P$3]-[.B$14])+COS([.$O19])*([.Q$3]-[.B$15])" office:value-type="float" office:value="429.551171999579" calcext:value-type="float">
            <text:p>429.551171999579</text:p>
          </table:table-cell>
          <table:table-cell table:formula="of:=COS([.$O19])*([.R$3]-[.B$14])-SIN([.$O19])*([.S$3]-[.B$15])" office:value-type="float" office:value="657.498925814078" calcext:value-type="float">
            <text:p>657.498925814078</text:p>
          </table:table-cell>
          <table:table-cell table:formula="of:=SIN([.$O19])*([.R$3]-[.B$14])+COS([.$O19])*([.S$3]-[.B$15])" office:value-type="float" office:value="969.597422930431" calcext:value-type="float">
            <text:p>969.597422930431</text:p>
          </table:table-cell>
          <table:table-cell table:formula="of:=COS([.$O19])*([.T$3]-[.B$14])-SIN([.$O19])*([.U$3]-[.B$15])" office:value-type="float" office:value="697.191445122856" calcext:value-type="float">
            <text:p>697.191445122856</text:p>
          </table:table-cell>
          <table:table-cell table:formula="of:=SIN([.$O19])*([.T$3]-[.B$14])+COS([.$O19])*([.U$3]-[.B$15])" office:value-type="float" office:value="-475.457767680267" calcext:value-type="float">
            <text:p>-475.457767680267</text:p>
          </table:table-cell>
          <table:table-cell table:formula="of:=COS([.$O19])*([.V$3]-[.B$14])-SIN([.$O19])*([.W$3]-[.B$15])" office:value-type="float" office:value="1376.73102958835" calcext:value-type="float">
            <text:p>1376.73102958835</text:p>
          </table:table-cell>
          <table:table-cell table:formula="of:=SIN([.$O19])*([.V$3]-[.B$14])+COS([.$O19])*([.W$3]-[.B$15])" office:value-type="float" office:value="64.5884832505848" calcext:value-type="float">
            <text:p>64.5884832505848</text:p>
          </table:table-cell>
          <table:table-cell table:formula="of:=COS([.$O19])*([.X$3]-[.B$12]/2)-SIN([.$O19])*([.Y$3]-[.B$13]/2)" office:value-type="float" office:value="-699.385844119879" calcext:value-type="float">
            <text:p>-699.385844119879</text:p>
          </table:table-cell>
          <table:table-cell table:formula="of:=SIN([.$O19])*([.X$3]-[.B$12]/2)+COS([.$O19])*([.Y$3]-[.B$13]/2)" office:value-type="float" office:value="182.481344374497" calcext:value-type="float">
            <text:p>182.481344374497</text:p>
          </table:table-cell>
          <table:table-cell table:formula="of:=COS([.$O19])*([.Z$3]-[.B$12]/2)-SIN([.$O19])*([.AA$3]-[.B$13]/2)" office:value-type="float" office:value="-19.8462596543892" calcext:value-type="float">
            <text:p>-19.8462596543892</text:p>
          </table:table-cell>
          <table:table-cell table:formula="of:=SIN([.$O19])*([.Z$3]-[.B$12]/2)+COS([.$O19])*([.AA$3]-[.B$13]/2)" office:value-type="float" office:value="722.527595305349" calcext:value-type="float">
            <text:p>722.527595305349</text:p>
          </table:table-cell>
          <table:table-cell table:formula="of:=COS([.$O19])*([.AB$3]-[.B$12]/2)-SIN([.$O19])*([.AC$3]-[.B$13]/2)" office:value-type="float" office:value="19.8462596543892" calcext:value-type="float">
            <text:p>19.8462596543892</text:p>
          </table:table-cell>
          <table:table-cell table:formula="of:=SIN([.$O19])*([.AB$3]-[.B$12]/2)+COS([.$O19])*([.AC$3]-[.B$13]/2)" office:value-type="float" office:value="-722.527595305349" calcext:value-type="float">
            <text:p>-722.527595305349</text:p>
          </table:table-cell>
          <table:table-cell table:formula="of:=COS([.$O19])*([.AD$3]-[.B$12]/2)-SIN([.$O19])*([.AE$3]-[.B$13]/2)" office:value-type="float" office:value="699.385844119879" calcext:value-type="float">
            <text:p>699.385844119879</text:p>
          </table:table-cell>
          <table:table-cell table:formula="of:=SIN([.$O19])*([.AD$3]-[.B$12]/2)+COS([.$O19])*([.AE$3]-[.B$13]/2)" office:value-type="float" office:value="-182.481344374497" calcext:value-type="float">
            <text:p>-182.481344374497</text:p>
          </table:table-cell>
          <table:table-cell table:formula="of:=COS([.$O19])*([.AF$3]-[.B$12]/2)-SIN([.$O19])*([.AG$3]-[.B$13]/2)" office:value-type="float" office:value="-677.345185468467" calcext:value-type="float">
            <text:p>-677.345185468467</text:p>
          </table:table-cell>
          <table:table-cell table:formula="of:=SIN([.$O19])*([.AF$3]-[.B$12]/2)+COS([.$O19])*([.AG$3]-[.B$13]/2)" office:value-type="float" office:value="-247.069827625082" calcext:value-type="float">
            <text:p>-247.069827625082</text:p>
          </table:table-cell>
          <table:table-cell table:formula="of:=MIN([.X19];[.Z19];[.AB19];[.AD19])" office:value-type="float" office:value="-699.385844119879" calcext:value-type="float">
            <text:p>-699.385844119879</text:p>
          </table:table-cell>
          <table:table-cell table:formula="of:=MIN([.Y19];[.AA19];[.AC19];[.AE19])" office:value-type="float" office:value="-722.527595305349" calcext:value-type="float">
            <text:p>-722.527595305349</text:p>
          </table:table-cell>
          <table:table-cell table:formula="of:=[.AF19]-[.$AH19]" office:value-type="float" office:value="22.0406586514121" calcext:value-type="float">
            <text:p>22.0406586514121</text:p>
          </table:table-cell>
          <table:table-cell table:formula="of:=[.AG19]-[.$AI19]" office:value-type="float" office:value="475.457767680267" calcext:value-type="float">
            <text:p>475.457767680267</text:p>
          </table:table-cell>
          <table:table-cell table:formula="of:=[.AF$3]-[.AJ19]" office:value-type="float" office:value="327.959341348588" calcext:value-type="float">
            <text:p>327.959341348588</text:p>
          </table:table-cell>
          <table:table-cell table:formula="of:=[.AG$3]-[.AK19]" office:value-type="float" office:value="-725.457767680267" calcext:value-type="float">
            <text:p>-725.45776768026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ax_ymax</text:p>
          </table:table-cell>
          <table:table-cell table:style-name="ce2" table:formula="of:=MAX([.S4:.S1000];[.W4:.W1000])" office:value-type="float" office:value="1378.23437813753" calcext:value-type="float">
            <text:p>1378.23437813753</text:p>
          </table:table-cell>
          <table:table-cell office:value-type="string" calcext:value-type="string">
            <text:p>IMG_20210704_230236527.jpg</text:p>
          </table:table-cell>
          <table:table-cell table:formula="of:=MID([.C20];5;4)" office:value-type="string" office:string-value="2021" calcext:value-type="string">
            <text:p>2021</text:p>
          </table:table-cell>
          <table:table-cell table:formula="of:=MID([.C20];9;2)" office:value-type="string" office:string-value="07" calcext:value-type="string">
            <text:p>07</text:p>
          </table:table-cell>
          <table:table-cell table:formula="of:=MID([.C20];11;2)" office:value-type="string" office:string-value="04" calcext:value-type="string">
            <text:p>04</text:p>
          </table:table-cell>
          <table:table-cell table:formula="of:=MID([.C20];14;2)" office:value-type="string" office:string-value="23" calcext:value-type="string">
            <text:p>23</text:p>
          </table:table-cell>
          <table:table-cell table:formula="of:=MID([.C20];16;2)" office:value-type="string" office:string-value="02" calcext:value-type="string">
            <text:p>02</text:p>
          </table:table-cell>
          <table:table-cell table:formula="of:=MID([.C20];18;2)" office:value-type="string" office:string-value="36" calcext:value-type="string">
            <text:p>36</text:p>
          </table:table-cell>
          <table:table-cell table:formula="of:=DATE([.D20];[.E20];[.F20])+TIME([.G20];[.H20];[.I20])" office:value-type="date" office:date-value="2021-07-04T23:02:36" calcext:value-type="date">
            <text:p>04/07/21 23:02:36</text:p>
          </table:table-cell>
          <table:table-cell table:formula="of:=IF([.C20]&lt;&gt;&quot;&quot;;CONCATENATE(&quot;mogrify -rotate &quot;;ROUND([.N20];3);&quot; -background black &quot;;[.C20]);&quot;&quot;)" office:value-type="string" office:string-value="mogrify -rotate -51.025 -background black IMG_20210704_230236527.jpg" calcext:value-type="string">
            <text:p>mogrify -rotate -51.025 -background black IMG_20210704_230236527.jpg</text:p>
          </table:table-cell>
          <table:table-cell table:formula="of:=IF([.C20]&lt;&gt;&quot;&quot;;CONCATENATE(&quot;mogrify -crop &quot;;ROUND([.B$22]);&quot;x&quot;;ROUND([.B$23]);&quot;+&quot;;ROUND([.B$30]+[.B$33]-[.AL20]);&quot;+&quot;;ROUND([.B$31]+[.B$34]-[.AM20]);&quot; &quot;;[.C20]);&quot;&quot;)" office:value-type="string" office:string-value="mogrify -crop 2538x1941+1254+1532 IMG_20210704_230236527.jpg" calcext:value-type="string">
            <text:p>mogrify -crop 2538x1941+1254+1532 IMG_20210704_230236527.jpg</text:p>
          </table:table-cell>
          <table:table-cell/>
          <table:table-cell table:formula="of:=IF([.C20]&lt;&gt;&quot;&quot;;([.J20]-[.J$3])*360*[.B$35];0)" office:value-type="float" office:value="-51.0249999992084" calcext:value-type="float">
            <text:p>-51.0249999992084</text:p>
          </table:table-cell>
          <table:table-cell table:formula="of:=[.N20]/180*PI()" office:value-type="float" office:value="-0.89055425081629" calcext:value-type="float">
            <text:p>-0.89055425081629</text:p>
          </table:table-cell>
          <table:table-cell table:formula="of:=COS([.$O20])*([.P$3]-[.B$14])-SIN([.$O20])*([.Q$3]-[.B$15])" office:value-type="float" office:value="-25.7883129737024" calcext:value-type="float">
            <text:p>-25.7883129737024</text:p>
          </table:table-cell>
          <table:table-cell table:formula="of:=SIN([.$O20])*([.P$3]-[.B$14])+COS([.$O20])*([.Q$3]-[.B$15])" office:value-type="float" office:value="429.342477416305" calcext:value-type="float">
            <text:p>429.342477416305</text:p>
          </table:table-cell>
          <table:table-cell table:formula="of:=COS([.$O20])*([.R$3]-[.B$14])-SIN([.$O20])*([.S$3]-[.B$15])" office:value-type="float" office:value="649.012663911595" calcext:value-type="float">
            <text:p>649.012663911595</text:p>
          </table:table-cell>
          <table:table-cell table:formula="of:=SIN([.$O20])*([.R$3]-[.B$14])+COS([.$O20])*([.S$3]-[.B$15])" office:value-type="float" office:value="975.2981913663" calcext:value-type="float">
            <text:p>975.2981913663</text:p>
          </table:table-cell>
          <table:table-cell table:formula="of:=COS([.$O20])*([.T$3]-[.B$14])-SIN([.$O20])*([.U$3]-[.B$15])" office:value-type="float" office:value="701.313997309931" calcext:value-type="float">
            <text:p>701.313997309931</text:p>
          </table:table-cell>
          <table:table-cell table:formula="of:=SIN([.$O20])*([.T$3]-[.B$14])+COS([.$O20])*([.U$3]-[.B$15])" office:value-type="float" office:value="-469.355597790382" calcext:value-type="float">
            <text:p>-469.355597790382</text:p>
          </table:table-cell>
          <table:table-cell table:formula="of:=COS([.$O20])*([.V$3]-[.B$14])-SIN([.$O20])*([.W$3]-[.B$15])" office:value-type="float" office:value="1376.11497419523" calcext:value-type="float">
            <text:p>1376.11497419523</text:p>
          </table:table-cell>
          <table:table-cell table:formula="of:=SIN([.$O20])*([.V$3]-[.B$14])+COS([.$O20])*([.W$3]-[.B$15])" office:value-type="float" office:value="76.600116159613" calcext:value-type="float">
            <text:p>76.600116159613</text:p>
          </table:table-cell>
          <table:table-cell table:formula="of:=COS([.$O20])*([.X$3]-[.B$12]/2)-SIN([.$O20])*([.Y$3]-[.B$13]/2)" office:value-type="float" office:value="-700.951643584465" calcext:value-type="float">
            <text:p>-700.951643584465</text:p>
          </table:table-cell>
          <table:table-cell table:formula="of:=SIN([.$O20])*([.X$3]-[.B$12]/2)+COS([.$O20])*([.Y$3]-[.B$13]/2)" office:value-type="float" office:value="176.371180628346" calcext:value-type="float">
            <text:p>176.371180628346</text:p>
          </table:table-cell>
          <table:table-cell table:formula="of:=COS([.$O20])*([.Z$3]-[.B$12]/2)-SIN([.$O20])*([.AA$3]-[.B$13]/2)" office:value-type="float" office:value="-26.1506666991679" calcext:value-type="float">
            <text:p>-26.1506666991679</text:p>
          </table:table-cell>
          <table:table-cell table:formula="of:=SIN([.$O20])*([.Z$3]-[.B$12]/2)+COS([.$O20])*([.AA$3]-[.B$13]/2)" office:value-type="float" office:value="722.32689457834" calcext:value-type="float">
            <text:p>722.32689457834</text:p>
          </table:table-cell>
          <table:table-cell table:formula="of:=COS([.$O20])*([.AB$3]-[.B$12]/2)-SIN([.$O20])*([.AC$3]-[.B$13]/2)" office:value-type="float" office:value="26.1506666991679" calcext:value-type="float">
            <text:p>26.1506666991679</text:p>
          </table:table-cell>
          <table:table-cell table:formula="of:=SIN([.$O20])*([.AB$3]-[.B$12]/2)+COS([.$O20])*([.AC$3]-[.B$13]/2)" office:value-type="float" office:value="-722.32689457834" calcext:value-type="float">
            <text:p>-722.32689457834</text:p>
          </table:table-cell>
          <table:table-cell table:formula="of:=COS([.$O20])*([.AD$3]-[.B$12]/2)-SIN([.$O20])*([.AE$3]-[.B$13]/2)" office:value-type="float" office:value="700.951643584465" calcext:value-type="float">
            <text:p>700.951643584465</text:p>
          </table:table-cell>
          <table:table-cell table:formula="of:=SIN([.$O20])*([.AD$3]-[.B$12]/2)+COS([.$O20])*([.AE$3]-[.B$13]/2)" office:value-type="float" office:value="-176.371180628346" calcext:value-type="float">
            <text:p>-176.371180628346</text:p>
          </table:table-cell>
          <table:table-cell table:formula="of:=COS([.$O20])*([.AF$3]-[.B$12]/2)-SIN([.$O20])*([.AG$3]-[.B$13]/2)" office:value-type="float" office:value="-675.163330610763" calcext:value-type="float">
            <text:p>-675.163330610763</text:p>
          </table:table-cell>
          <table:table-cell table:formula="of:=SIN([.$O20])*([.AF$3]-[.B$12]/2)+COS([.$O20])*([.AG$3]-[.B$13]/2)" office:value-type="float" office:value="-252.971296787959" calcext:value-type="float">
            <text:p>-252.971296787959</text:p>
          </table:table-cell>
          <table:table-cell table:formula="of:=MIN([.X20];[.Z20];[.AB20];[.AD20])" office:value-type="float" office:value="-700.951643584465" calcext:value-type="float">
            <text:p>-700.951643584465</text:p>
          </table:table-cell>
          <table:table-cell table:formula="of:=MIN([.Y20];[.AA20];[.AC20];[.AE20])" office:value-type="float" office:value="-722.32689457834" calcext:value-type="float">
            <text:p>-722.32689457834</text:p>
          </table:table-cell>
          <table:table-cell table:formula="of:=[.AF20]-[.$AH20]" office:value-type="float" office:value="25.7883129737023" calcext:value-type="float">
            <text:p>25.7883129737023</text:p>
          </table:table-cell>
          <table:table-cell table:formula="of:=[.AG20]-[.$AI20]" office:value-type="float" office:value="469.355597790382" calcext:value-type="float">
            <text:p>469.355597790382</text:p>
          </table:table-cell>
          <table:table-cell table:formula="of:=[.AF$3]-[.AJ20]" office:value-type="float" office:value="324.211687026298" calcext:value-type="float">
            <text:p>324.211687026298</text:p>
          </table:table-cell>
          <table:table-cell table:formula="of:=[.AG$3]-[.AK20]" office:value-type="float" office:value="-719.355597790382" calcext:value-type="float">
            <text:p>-719.35559779038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Größe neues Bild</text:p>
          </table:table-cell>
          <table:table-cell table:style-name="ce2"/>
          <table:table-cell office:value-type="string" calcext:value-type="string">
            <text:p>IMG_20210704_230436610.jpg</text:p>
          </table:table-cell>
          <table:table-cell table:formula="of:=MID([.C21];5;4)" office:value-type="string" office:string-value="2021" calcext:value-type="string">
            <text:p>2021</text:p>
          </table:table-cell>
          <table:table-cell table:formula="of:=MID([.C21];9;2)" office:value-type="string" office:string-value="07" calcext:value-type="string">
            <text:p>07</text:p>
          </table:table-cell>
          <table:table-cell table:formula="of:=MID([.C21];11;2)" office:value-type="string" office:string-value="04" calcext:value-type="string">
            <text:p>04</text:p>
          </table:table-cell>
          <table:table-cell table:formula="of:=MID([.C21];14;2)" office:value-type="string" office:string-value="23" calcext:value-type="string">
            <text:p>23</text:p>
          </table:table-cell>
          <table:table-cell table:formula="of:=MID([.C21];16;2)" office:value-type="string" office:string-value="04" calcext:value-type="string">
            <text:p>04</text:p>
          </table:table-cell>
          <table:table-cell table:formula="of:=MID([.C21];18;2)" office:value-type="string" office:string-value="36" calcext:value-type="string">
            <text:p>36</text:p>
          </table:table-cell>
          <table:table-cell table:formula="of:=DATE([.D21];[.E21];[.F21])+TIME([.G21];[.H21];[.I21])" office:value-type="date" office:date-value="2021-07-04T23:04:36" calcext:value-type="date">
            <text:p>04/07/21 23:04:36</text:p>
          </table:table-cell>
          <table:table-cell table:formula="of:=IF([.C21]&lt;&gt;&quot;&quot;;CONCATENATE(&quot;mogrify -rotate &quot;;ROUND([.N21];3);&quot; -background black &quot;;[.C21]);&quot;&quot;)" office:value-type="string" office:string-value="mogrify -rotate -50.525 -background black IMG_20210704_230436610.jpg" calcext:value-type="string">
            <text:p>mogrify -rotate -50.525 -background black IMG_20210704_230436610.jpg</text:p>
          </table:table-cell>
          <table:table-cell table:formula="of:=IF([.C21]&lt;&gt;&quot;&quot;;CONCATENATE(&quot;mogrify -crop &quot;;ROUND([.B$22]);&quot;x&quot;;ROUND([.B$23]);&quot;+&quot;;ROUND([.B$30]+[.B$33]-[.AL21]);&quot;+&quot;;ROUND([.B$31]+[.B$34]-[.AM21]);&quot; &quot;;[.C21]);&quot;&quot;)" office:value-type="string" office:string-value="mogrify -crop 2538x1941+1258+1526 IMG_20210704_230436610.jpg" calcext:value-type="string">
            <text:p>mogrify -crop 2538x1941+1258+1526 IMG_20210704_230436610.jpg</text:p>
          </table:table-cell>
          <table:table-cell/>
          <table:table-cell table:formula="of:=IF([.C21]&lt;&gt;&quot;&quot;;([.J21]-[.J$3])*360*[.B$35];0)" office:value-type="float" office:value="-50.5250000001979" calcext:value-type="float">
            <text:p>-50.5250000001979</text:p>
          </table:table-cell>
          <table:table-cell table:formula="of:=[.N21]/180*PI()" office:value-type="float" office:value="-0.881827604573589" calcext:value-type="float">
            <text:p>-0.881827604573589</text:p>
          </table:table-cell>
          <table:table-cell table:formula="of:=COS([.$O21])*([.P$3]-[.B$14])-SIN([.$O21])*([.Q$3]-[.B$15])" office:value-type="float" office:value="-29.5340033964865" calcext:value-type="float">
            <text:p>-29.5340033964865</text:p>
          </table:table-cell>
          <table:table-cell table:formula="of:=SIN([.$O21])*([.P$3]-[.B$14])+COS([.$O21])*([.Q$3]-[.B$15])" office:value-type="float" office:value="429.101086742246" calcext:value-type="float">
            <text:p>429.101086742246</text:p>
          </table:table-cell>
          <table:table-cell table:formula="of:=COS([.$O21])*([.R$3]-[.B$14])-SIN([.$O21])*([.S$3]-[.B$15])" office:value-type="float" office:value="640.476977226523" calcext:value-type="float">
            <text:p>640.476977226523</text:p>
          </table:table-cell>
          <table:table-cell table:formula="of:=SIN([.$O21])*([.R$3]-[.B$14])+COS([.$O21])*([.S$3]-[.B$15])" office:value-type="float" office:value="980.92468703911" calcext:value-type="float">
            <text:p>980.92468703911</text:p>
          </table:table-cell>
          <table:table-cell table:formula="of:=COS([.$O21])*([.T$3]-[.B$14])-SIN([.$O21])*([.U$3]-[.B$15])" office:value-type="float" office:value="705.383141699338" calcext:value-type="float">
            <text:p>705.383141699338</text:p>
          </table:table-cell>
          <table:table-cell table:formula="of:=SIN([.$O21])*([.T$3]-[.B$14])+COS([.$O21])*([.U$3]-[.B$15])" office:value-type="float" office:value="-463.217684686554" calcext:value-type="float">
            <text:p>-463.217684686554</text:p>
          </table:table-cell>
          <table:table-cell table:formula="of:=COS([.$O21])*([.V$3]-[.B$14])-SIN([.$O21])*([.W$3]-[.B$15])" office:value-type="float" office:value="1375.39412232235" calcext:value-type="float">
            <text:p>1375.39412232235</text:p>
          </table:table-cell>
          <table:table-cell table:formula="of:=SIN([.$O21])*([.V$3]-[.B$14])+COS([.$O21])*([.W$3]-[.B$15])" office:value-type="float" office:value="88.60591561031" calcext:value-type="float">
            <text:p>88.60591561031</text:p>
          </table:table-cell>
          <table:table-cell table:formula="of:=COS([.$O21])*([.X$3]-[.B$12]/2)-SIN([.$O21])*([.Y$3]-[.B$13]/2)" office:value-type="float" office:value="-702.464062859417" calcext:value-type="float">
            <text:p>-702.464062859417</text:p>
          </table:table-cell>
          <table:table-cell table:formula="of:=SIN([.$O21])*([.X$3]-[.B$12]/2)+COS([.$O21])*([.Y$3]-[.B$13]/2)" office:value-type="float" office:value="170.247585565968" calcext:value-type="float">
            <text:p>170.247585565968</text:p>
          </table:table-cell>
          <table:table-cell table:formula="of:=COS([.$O21])*([.Z$3]-[.B$12]/2)-SIN([.$O21])*([.AA$3]-[.B$13]/2)" office:value-type="float" office:value="-32.4530822364075" calcext:value-type="float">
            <text:p>-32.4530822364075</text:p>
          </table:table-cell>
          <table:table-cell table:formula="of:=SIN([.$O21])*([.Z$3]-[.B$12]/2)+COS([.$O21])*([.AA$3]-[.B$13]/2)" office:value-type="float" office:value="722.071185862832" calcext:value-type="float">
            <text:p>722.071185862832</text:p>
          </table:table-cell>
          <table:table-cell table:formula="of:=COS([.$O21])*([.AB$3]-[.B$12]/2)-SIN([.$O21])*([.AC$3]-[.B$13]/2)" office:value-type="float" office:value="32.4530822364075" calcext:value-type="float">
            <text:p>32.4530822364075</text:p>
          </table:table-cell>
          <table:table-cell table:formula="of:=SIN([.$O21])*([.AB$3]-[.B$12]/2)+COS([.$O21])*([.AC$3]-[.B$13]/2)" office:value-type="float" office:value="-722.071185862832" calcext:value-type="float">
            <text:p>-722.071185862832</text:p>
          </table:table-cell>
          <table:table-cell table:formula="of:=COS([.$O21])*([.AD$3]-[.B$12]/2)-SIN([.$O21])*([.AE$3]-[.B$13]/2)" office:value-type="float" office:value="702.464062859417" calcext:value-type="float">
            <text:p>702.464062859417</text:p>
          </table:table-cell>
          <table:table-cell table:formula="of:=SIN([.$O21])*([.AD$3]-[.B$12]/2)+COS([.$O21])*([.AE$3]-[.B$13]/2)" office:value-type="float" office:value="-170.247585565968" calcext:value-type="float">
            <text:p>-170.247585565968</text:p>
          </table:table-cell>
          <table:table-cell table:formula="of:=COS([.$O21])*([.AF$3]-[.B$12]/2)-SIN([.$O21])*([.AG$3]-[.B$13]/2)" office:value-type="float" office:value="-672.93005946293" calcext:value-type="float">
            <text:p>-672.93005946293</text:p>
          </table:table-cell>
          <table:table-cell table:formula="of:=SIN([.$O21])*([.AF$3]-[.B$12]/2)+COS([.$O21])*([.AG$3]-[.B$13]/2)" office:value-type="float" office:value="-258.853501176278" calcext:value-type="float">
            <text:p>-258.853501176278</text:p>
          </table:table-cell>
          <table:table-cell table:formula="of:=MIN([.X21];[.Z21];[.AB21];[.AD21])" office:value-type="float" office:value="-702.464062859417" calcext:value-type="float">
            <text:p>-702.464062859417</text:p>
          </table:table-cell>
          <table:table-cell table:formula="of:=MIN([.Y21];[.AA21];[.AC21];[.AE21])" office:value-type="float" office:value="-722.071185862832" calcext:value-type="float">
            <text:p>-722.071185862832</text:p>
          </table:table-cell>
          <table:table-cell table:formula="of:=[.AF21]-[.$AH21]" office:value-type="float" office:value="29.5340033964865" calcext:value-type="float">
            <text:p>29.5340033964865</text:p>
          </table:table-cell>
          <table:table-cell table:formula="of:=[.AG21]-[.$AI21]" office:value-type="float" office:value="463.217684686555" calcext:value-type="float">
            <text:p>463.217684686555</text:p>
          </table:table-cell>
          <table:table-cell table:formula="of:=[.AF$3]-[.AJ21]" office:value-type="float" office:value="320.465996603514" calcext:value-type="float">
            <text:p>320.465996603514</text:p>
          </table:table-cell>
          <table:table-cell table:formula="of:=[.AG$3]-[.AK21]" office:value-type="float" office:value="-713.217684686555" calcext:value-type="float">
            <text:p>-713.21768468655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_neu</text:p>
          </table:table-cell>
          <table:table-cell table:style-name="ce2" table:formula="of:=[.B18]-[.B17]" office:value-type="float" office:value="2538.09127921904" calcext:value-type="float">
            <text:p>2538.09127921904</text:p>
          </table:table-cell>
          <table:table-cell office:value-type="string" calcext:value-type="string">
            <text:p>IMG_20210704_230636656.jpg</text:p>
          </table:table-cell>
          <table:table-cell table:formula="of:=MID([.C22];5;4)" office:value-type="string" office:string-value="2021" calcext:value-type="string">
            <text:p>2021</text:p>
          </table:table-cell>
          <table:table-cell table:formula="of:=MID([.C22];9;2)" office:value-type="string" office:string-value="07" calcext:value-type="string">
            <text:p>07</text:p>
          </table:table-cell>
          <table:table-cell table:formula="of:=MID([.C22];11;2)" office:value-type="string" office:string-value="04" calcext:value-type="string">
            <text:p>04</text:p>
          </table:table-cell>
          <table:table-cell table:formula="of:=MID([.C22];14;2)" office:value-type="string" office:string-value="23" calcext:value-type="string">
            <text:p>23</text:p>
          </table:table-cell>
          <table:table-cell table:formula="of:=MID([.C22];16;2)" office:value-type="string" office:string-value="06" calcext:value-type="string">
            <text:p>06</text:p>
          </table:table-cell>
          <table:table-cell table:formula="of:=MID([.C22];18;2)" office:value-type="string" office:string-value="36" calcext:value-type="string">
            <text:p>36</text:p>
          </table:table-cell>
          <table:table-cell table:formula="of:=DATE([.D22];[.E22];[.F22])+TIME([.G22];[.H22];[.I22])" office:value-type="date" office:date-value="2021-07-04T23:06:36" calcext:value-type="date">
            <text:p>04/07/21 23:06:36</text:p>
          </table:table-cell>
          <table:table-cell table:formula="of:=IF([.C22]&lt;&gt;&quot;&quot;;CONCATENATE(&quot;mogrify -rotate &quot;;ROUND([.N22];3);&quot; -background black &quot;;[.C22]);&quot;&quot;)" office:value-type="string" office:string-value="mogrify -rotate -50.025 -background black IMG_20210704_230636656.jpg" calcext:value-type="string">
            <text:p>mogrify -rotate -50.025 -background black IMG_20210704_230636656.jpg</text:p>
          </table:table-cell>
          <table:table-cell table:formula="of:=IF([.C22]&lt;&gt;&quot;&quot;;CONCATENATE(&quot;mogrify -crop &quot;;ROUND([.B$22]);&quot;x&quot;;ROUND([.B$23]);&quot;+&quot;;ROUND([.B$30]+[.B$33]-[.AL22]);&quot;+&quot;;ROUND([.B$31]+[.B$34]-[.AM22]);&quot; &quot;;[.C22]);&quot;&quot;)" office:value-type="string" office:string-value="mogrify -crop 2538x1941+1262+1519 IMG_20210704_230636656.jpg" calcext:value-type="string">
            <text:p>mogrify -crop 2538x1941+1262+1519 IMG_20210704_230636656.jpg</text:p>
          </table:table-cell>
          <table:table-cell/>
          <table:table-cell table:formula="of:=IF([.C22]&lt;&gt;&quot;&quot;;([.J22]-[.J$3])*360*[.B$35];0)" office:value-type="float" office:value="-50.0250000011874" calcext:value-type="float">
            <text:p>-50.0250000011874</text:p>
          </table:table-cell>
          <table:table-cell table:formula="of:=[.N22]/180*PI()" office:value-type="float" office:value="-0.873100958330888" calcext:value-type="float">
            <text:p>-0.873100958330888</text:p>
          </table:table-cell>
          <table:table-cell table:formula="of:=COS([.$O22])*([.P$3]-[.B$14])-SIN([.$O22])*([.Q$3]-[.B$15])" office:value-type="float" office:value="-33.2774446905754" calcext:value-type="float">
            <text:p>-33.2774446905754</text:p>
          </table:table-cell>
          <table:table-cell table:formula="of:=SIN([.$O22])*([.P$3]-[.B$14])+COS([.$O22])*([.Q$3]-[.B$15])" office:value-type="float" office:value="428.827018359228" calcext:value-type="float">
            <text:p>428.827018359228</text:p>
          </table:table-cell>
          <table:table-cell table:formula="of:=COS([.$O22])*([.R$3]-[.B$14])-SIN([.$O22])*([.S$3]-[.B$15])" office:value-type="float" office:value="631.89251574012" calcext:value-type="float">
            <text:p>631.89251574012</text:p>
          </table:table-cell>
          <table:table-cell table:formula="of:=SIN([.$O22])*([.R$3]-[.B$14])+COS([.$O22])*([.S$3]-[.B$15])" office:value-type="float" office:value="986.476481499494" calcext:value-type="float">
            <text:p>986.476481499494</text:p>
          </table:table-cell>
          <table:table-cell table:formula="of:=COS([.$O22])*([.T$3]-[.B$14])-SIN([.$O22])*([.U$3]-[.B$15])" office:value-type="float" office:value="709.398568431715" calcext:value-type="float">
            <text:p>709.398568431715</text:p>
          </table:table-cell>
          <table:table-cell table:formula="of:=SIN([.$O22])*([.T$3]-[.B$14])+COS([.$O22])*([.U$3]-[.B$15])" office:value-type="float" office:value="-457.044495762758" calcext:value-type="float">
            <text:p>-457.044495762758</text:p>
          </table:table-cell>
          <table:table-cell table:formula="of:=COS([.$O22])*([.V$3]-[.B$14])-SIN([.$O22])*([.W$3]-[.B$15])" office:value-type="float" office:value="1374.56852886241" calcext:value-type="float">
            <text:p>1374.56852886241</text:p>
          </table:table-cell>
          <table:table-cell table:formula="of:=SIN([.$O22])*([.V$3]-[.B$14])+COS([.$O22])*([.W$3]-[.B$15])" office:value-type="float" office:value="100.604967377509" calcext:value-type="float">
            <text:p>100.604967377509</text:p>
          </table:table-cell>
          <table:table-cell table:formula="of:=COS([.$O22])*([.X$3]-[.B$12]/2)-SIN([.$O22])*([.Y$3]-[.B$13]/2)" office:value-type="float" office:value="-703.922986776493" calcext:value-type="float">
            <text:p>-703.922986776493</text:p>
          </table:table-cell>
          <table:table-cell table:formula="of:=SIN([.$O22])*([.X$3]-[.B$12]/2)+COS([.$O22])*([.Y$3]-[.B$13]/2)" office:value-type="float" office:value="164.11102549086" calcext:value-type="float">
            <text:p>164.11102549086</text:p>
          </table:table-cell>
          <table:table-cell table:formula="of:=COS([.$O22])*([.Z$3]-[.B$12]/2)-SIN([.$O22])*([.AA$3]-[.B$13]/2)" office:value-type="float" office:value="-38.7530263457976" calcext:value-type="float">
            <text:p>-38.7530263457976</text:p>
          </table:table-cell>
          <table:table-cell table:formula="of:=SIN([.$O22])*([.Z$3]-[.B$12]/2)+COS([.$O22])*([.AA$3]-[.B$13]/2)" office:value-type="float" office:value="721.760488631126" calcext:value-type="float">
            <text:p>721.760488631126</text:p>
          </table:table-cell>
          <table:table-cell table:formula="of:=COS([.$O22])*([.AB$3]-[.B$12]/2)-SIN([.$O22])*([.AC$3]-[.B$13]/2)" office:value-type="float" office:value="38.7530263457976" calcext:value-type="float">
            <text:p>38.7530263457976</text:p>
          </table:table-cell>
          <table:table-cell table:formula="of:=SIN([.$O22])*([.AB$3]-[.B$12]/2)+COS([.$O22])*([.AC$3]-[.B$13]/2)" office:value-type="float" office:value="-721.760488631126" calcext:value-type="float">
            <text:p>-721.760488631126</text:p>
          </table:table-cell>
          <table:table-cell table:formula="of:=COS([.$O22])*([.AD$3]-[.B$12]/2)-SIN([.$O22])*([.AE$3]-[.B$13]/2)" office:value-type="float" office:value="703.922986776493" calcext:value-type="float">
            <text:p>703.922986776493</text:p>
          </table:table-cell>
          <table:table-cell table:formula="of:=SIN([.$O22])*([.AD$3]-[.B$12]/2)+COS([.$O22])*([.AE$3]-[.B$13]/2)" office:value-type="float" office:value="-164.11102549086" calcext:value-type="float">
            <text:p>-164.11102549086</text:p>
          </table:table-cell>
          <table:table-cell table:formula="of:=COS([.$O22])*([.AF$3]-[.B$12]/2)-SIN([.$O22])*([.AG$3]-[.B$13]/2)" office:value-type="float" office:value="-670.645542085917" calcext:value-type="float">
            <text:p>-670.645542085917</text:p>
          </table:table-cell>
          <table:table-cell table:formula="of:=SIN([.$O22])*([.AF$3]-[.B$12]/2)+COS([.$O22])*([.AG$3]-[.B$13]/2)" office:value-type="float" office:value="-264.715992868368" calcext:value-type="float">
            <text:p>-264.715992868368</text:p>
          </table:table-cell>
          <table:table-cell table:formula="of:=MIN([.X22];[.Z22];[.AB22];[.AD22])" office:value-type="float" office:value="-703.922986776493" calcext:value-type="float">
            <text:p>-703.922986776493</text:p>
          </table:table-cell>
          <table:table-cell table:formula="of:=MIN([.Y22];[.AA22];[.AC22];[.AE22])" office:value-type="float" office:value="-721.760488631126" calcext:value-type="float">
            <text:p>-721.760488631126</text:p>
          </table:table-cell>
          <table:table-cell table:formula="of:=[.AF22]-[.$AH22]" office:value-type="float" office:value="33.2774446905754" calcext:value-type="float">
            <text:p>33.2774446905754</text:p>
          </table:table-cell>
          <table:table-cell table:formula="of:=[.AG22]-[.$AI22]" office:value-type="float" office:value="457.044495762758" calcext:value-type="float">
            <text:p>457.044495762758</text:p>
          </table:table-cell>
          <table:table-cell table:formula="of:=[.AF$3]-[.AJ22]" office:value-type="float" office:value="316.722555309425" calcext:value-type="float">
            <text:p>316.722555309425</text:p>
          </table:table-cell>
          <table:table-cell table:formula="of:=[.AG$3]-[.AK22]" office:value-type="float" office:value="-707.044495762758" calcext:value-type="float">
            <text:p>-707.04449576275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_neu</text:p>
          </table:table-cell>
          <table:table-cell table:style-name="ce2" table:formula="of:=[.B20]-[.B19]" office:value-type="float" office:value="1940.67203611781" calcext:value-type="float">
            <text:p>1940.67203611781</text:p>
          </table:table-cell>
          <table:table-cell office:value-type="string" calcext:value-type="string">
            <text:p>IMG_20210704_230836680.jpg</text:p>
          </table:table-cell>
          <table:table-cell table:formula="of:=MID([.C23];5;4)" office:value-type="string" office:string-value="2021" calcext:value-type="string">
            <text:p>2021</text:p>
          </table:table-cell>
          <table:table-cell table:formula="of:=MID([.C23];9;2)" office:value-type="string" office:string-value="07" calcext:value-type="string">
            <text:p>07</text:p>
          </table:table-cell>
          <table:table-cell table:formula="of:=MID([.C23];11;2)" office:value-type="string" office:string-value="04" calcext:value-type="string">
            <text:p>04</text:p>
          </table:table-cell>
          <table:table-cell table:formula="of:=MID([.C23];14;2)" office:value-type="string" office:string-value="23" calcext:value-type="string">
            <text:p>23</text:p>
          </table:table-cell>
          <table:table-cell table:formula="of:=MID([.C23];16;2)" office:value-type="string" office:string-value="08" calcext:value-type="string">
            <text:p>08</text:p>
          </table:table-cell>
          <table:table-cell table:formula="of:=MID([.C23];18;2)" office:value-type="string" office:string-value="36" calcext:value-type="string">
            <text:p>36</text:p>
          </table:table-cell>
          <table:table-cell table:formula="of:=DATE([.D23];[.E23];[.F23])+TIME([.G23];[.H23];[.I23])" office:value-type="date" office:date-value="2021-07-04T23:08:36" calcext:value-type="date">
            <text:p>04/07/21 23:08:36</text:p>
          </table:table-cell>
          <table:table-cell table:formula="of:=IF([.C23]&lt;&gt;&quot;&quot;;CONCATENATE(&quot;mogrify -rotate &quot;;ROUND([.N23];3);&quot; -background black &quot;;[.C23]);&quot;&quot;)" office:value-type="string" office:string-value="mogrify -rotate -49.525 -background black IMG_20210704_230836680.jpg" calcext:value-type="string">
            <text:p>mogrify -rotate -49.525 -background black IMG_20210704_230836680.jpg</text:p>
          </table:table-cell>
          <table:table-cell table:formula="of:=IF([.C23]&lt;&gt;&quot;&quot;;CONCATENATE(&quot;mogrify -crop &quot;;ROUND([.B$22]);&quot;x&quot;;ROUND([.B$23]);&quot;+&quot;;ROUND([.B$30]+[.B$33]-[.AL23]);&quot;+&quot;;ROUND([.B$31]+[.B$34]-[.AM23]);&quot; &quot;;[.C23]);&quot;&quot;)" office:value-type="string" office:string-value="mogrify -crop 2538x1941+1265+1513 IMG_20210704_230836680.jpg" calcext:value-type="string">
            <text:p>mogrify -crop 2538x1941+1265+1513 IMG_20210704_230836680.jpg</text:p>
          </table:table-cell>
          <table:table-cell/>
          <table:table-cell table:formula="of:=IF([.C23]&lt;&gt;&quot;&quot;;([.J23]-[.J$3])*360*[.B$35];0)" office:value-type="float" office:value="-49.5249999995576" calcext:value-type="float">
            <text:p>-49.5249999995576</text:p>
          </table:table-cell>
          <table:table-cell table:formula="of:=[.N23]/180*PI()" office:value-type="float" office:value="-0.864374312042471" calcext:value-type="float">
            <text:p>-0.864374312042471</text:p>
          </table:table-cell>
          <table:table-cell table:formula="of:=COS([.$O23])*([.P$3]-[.B$14])-SIN([.$O23])*([.Q$3]-[.B$15])" office:value-type="float" office:value="-37.0183517980126" calcext:value-type="float">
            <text:p>-37.0183517980126</text:p>
          </table:table-cell>
          <table:table-cell table:formula="of:=SIN([.$O23])*([.P$3]-[.B$14])+COS([.$O23])*([.Q$3]-[.B$15])" office:value-type="float" office:value="428.520293136928" calcext:value-type="float">
            <text:p>428.520293136928</text:p>
          </table:table-cell>
          <table:table-cell table:formula="of:=COS([.$O23])*([.R$3]-[.B$14])-SIN([.$O23])*([.S$3]-[.B$15])" office:value-type="float" office:value="623.259933147014" calcext:value-type="float">
            <text:p>623.259933147014</text:p>
          </table:table-cell>
          <table:table-cell table:formula="of:=SIN([.$O23])*([.R$3]-[.B$14])+COS([.$O23])*([.S$3]-[.B$15])" office:value-type="float" office:value="991.953151985304" calcext:value-type="float">
            <text:p>991.953151985304</text:p>
          </table:table-cell>
          <table:table-cell table:formula="of:=COS([.$O23])*([.T$3]-[.B$14])-SIN([.$O23])*([.U$3]-[.B$15])" office:value-type="float" office:value="713.359971737382" calcext:value-type="float">
            <text:p>713.359971737382</text:p>
          </table:table-cell>
          <table:table-cell table:formula="of:=SIN([.$O23])*([.T$3]-[.B$14])+COS([.$O23])*([.U$3]-[.B$15])" office:value-type="float" office:value="-450.836501098615" calcext:value-type="float">
            <text:p>-450.836501098615</text:p>
          </table:table-cell>
          <table:table-cell table:formula="of:=COS([.$O23])*([.V$3]-[.B$14])-SIN([.$O23])*([.W$3]-[.B$15])" office:value-type="float" office:value="1373.63825668241" calcext:value-type="float">
            <text:p>1373.63825668241</text:p>
          </table:table-cell>
          <table:table-cell table:formula="of:=SIN([.$O23])*([.V$3]-[.B$14])+COS([.$O23])*([.W$3]-[.B$15])" office:value-type="float" office:value="112.596357749761" calcext:value-type="float">
            <text:p>112.596357749761</text:p>
          </table:table-cell>
          <table:table-cell table:formula="of:=COS([.$O23])*([.X$3]-[.B$12]/2)-SIN([.$O23])*([.Y$3]-[.B$13]/2)" office:value-type="float" office:value="-705.328304240211" calcext:value-type="float">
            <text:p>-705.328304240211</text:p>
          </table:table-cell>
          <table:table-cell table:formula="of:=SIN([.$O23])*([.X$3]-[.B$12]/2)+COS([.$O23])*([.Y$3]-[.B$13]/2)" office:value-type="float" office:value="157.961967693583" calcext:value-type="float">
            <text:p>157.961967693583</text:p>
          </table:table-cell>
          <table:table-cell table:formula="of:=COS([.$O23])*([.Z$3]-[.B$12]/2)-SIN([.$O23])*([.AA$3]-[.B$13]/2)" office:value-type="float" office:value="-45.050019295184" calcext:value-type="float">
            <text:p>-45.050019295184</text:p>
          </table:table-cell>
          <table:table-cell table:formula="of:=SIN([.$O23])*([.Z$3]-[.B$12]/2)+COS([.$O23])*([.AA$3]-[.B$13]/2)" office:value-type="float" office:value="721.394826541959" calcext:value-type="float">
            <text:p>721.394826541959</text:p>
          </table:table-cell>
          <table:table-cell table:formula="of:=COS([.$O23])*([.AB$3]-[.B$12]/2)-SIN([.$O23])*([.AC$3]-[.B$13]/2)" office:value-type="float" office:value="45.050019295184" calcext:value-type="float">
            <text:p>45.050019295184</text:p>
          </table:table-cell>
          <table:table-cell table:formula="of:=SIN([.$O23])*([.AB$3]-[.B$12]/2)+COS([.$O23])*([.AC$3]-[.B$13]/2)" office:value-type="float" office:value="-721.394826541959" calcext:value-type="float">
            <text:p>-721.394826541959</text:p>
          </table:table-cell>
          <table:table-cell table:formula="of:=COS([.$O23])*([.AD$3]-[.B$12]/2)-SIN([.$O23])*([.AE$3]-[.B$13]/2)" office:value-type="float" office:value="705.328304240211" calcext:value-type="float">
            <text:p>705.328304240211</text:p>
          </table:table-cell>
          <table:table-cell table:formula="of:=SIN([.$O23])*([.AD$3]-[.B$12]/2)+COS([.$O23])*([.AE$3]-[.B$13]/2)" office:value-type="float" office:value="-157.961967693583" calcext:value-type="float">
            <text:p>-157.961967693583</text:p>
          </table:table-cell>
          <table:table-cell table:formula="of:=COS([.$O23])*([.AF$3]-[.B$12]/2)-SIN([.$O23])*([.AG$3]-[.B$13]/2)" office:value-type="float" office:value="-668.309952442198" calcext:value-type="float">
            <text:p>-668.309952442198</text:p>
          </table:table-cell>
          <table:table-cell table:formula="of:=SIN([.$O23])*([.AF$3]-[.B$12]/2)+COS([.$O23])*([.AG$3]-[.B$13]/2)" office:value-type="float" office:value="-270.558325443345" calcext:value-type="float">
            <text:p>-270.558325443345</text:p>
          </table:table-cell>
          <table:table-cell table:formula="of:=MIN([.X23];[.Z23];[.AB23];[.AD23])" office:value-type="float" office:value="-705.328304240211" calcext:value-type="float">
            <text:p>-705.328304240211</text:p>
          </table:table-cell>
          <table:table-cell table:formula="of:=MIN([.Y23];[.AA23];[.AC23];[.AE23])" office:value-type="float" office:value="-721.394826541959" calcext:value-type="float">
            <text:p>-721.394826541959</text:p>
          </table:table-cell>
          <table:table-cell table:formula="of:=[.AF23]-[.$AH23]" office:value-type="float" office:value="37.0183517980126" calcext:value-type="float">
            <text:p>37.0183517980126</text:p>
          </table:table-cell>
          <table:table-cell table:formula="of:=[.AG23]-[.$AI23]" office:value-type="float" office:value="450.836501098615" calcext:value-type="float">
            <text:p>450.836501098615</text:p>
          </table:table-cell>
          <table:table-cell table:formula="of:=[.AF$3]-[.AJ23]" office:value-type="float" office:value="312.981648201987" calcext:value-type="float">
            <text:p>312.981648201987</text:p>
          </table:table-cell>
          <table:table-cell table:formula="of:=[.AG$3]-[.AK23]" office:value-type="float" office:value="-700.836501098615" calcext:value-type="float">
            <text:p>-700.836501098615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Verschiebung Rotationspunkt</text:p>
          </table:table-cell>
          <table:table-cell table:style-name="ce3"/>
          <table:table-cell office:value-type="string" calcext:value-type="string">
            <text:p>IMG_20210704_231036761.jpg</text:p>
          </table:table-cell>
          <table:table-cell table:formula="of:=MID([.C24];5;4)" office:value-type="string" office:string-value="2021" calcext:value-type="string">
            <text:p>2021</text:p>
          </table:table-cell>
          <table:table-cell table:formula="of:=MID([.C24];9;2)" office:value-type="string" office:string-value="07" calcext:value-type="string">
            <text:p>07</text:p>
          </table:table-cell>
          <table:table-cell table:formula="of:=MID([.C24];11;2)" office:value-type="string" office:string-value="04" calcext:value-type="string">
            <text:p>04</text:p>
          </table:table-cell>
          <table:table-cell table:formula="of:=MID([.C24];14;2)" office:value-type="string" office:string-value="23" calcext:value-type="string">
            <text:p>23</text:p>
          </table:table-cell>
          <table:table-cell table:formula="of:=MID([.C24];16;2)" office:value-type="string" office:string-value="10" calcext:value-type="string">
            <text:p>10</text:p>
          </table:table-cell>
          <table:table-cell table:formula="of:=MID([.C24];18;2)" office:value-type="string" office:string-value="36" calcext:value-type="string">
            <text:p>36</text:p>
          </table:table-cell>
          <table:table-cell table:formula="of:=DATE([.D24];[.E24];[.F24])+TIME([.G24];[.H24];[.I24])" office:value-type="date" office:date-value="2021-07-04T23:10:36" calcext:value-type="date">
            <text:p>04/07/21 23:10:36</text:p>
          </table:table-cell>
          <table:table-cell table:formula="of:=IF([.C24]&lt;&gt;&quot;&quot;;CONCATENATE(&quot;mogrify -rotate &quot;;ROUND([.N24];3);&quot; -background black &quot;;[.C24]);&quot;&quot;)" office:value-type="string" office:string-value="mogrify -rotate -49.025 -background black IMG_20210704_231036761.jpg" calcext:value-type="string">
            <text:p>mogrify -rotate -49.025 -background black IMG_20210704_231036761.jpg</text:p>
          </table:table-cell>
          <table:table-cell table:formula="of:=IF([.C24]&lt;&gt;&quot;&quot;;CONCATENATE(&quot;mogrify -crop &quot;;ROUND([.B$22]);&quot;x&quot;;ROUND([.B$23]);&quot;+&quot;;ROUND([.B$30]+[.B$33]-[.AL24]);&quot;+&quot;;ROUND([.B$31]+[.B$34]-[.AM24]);&quot; &quot;;[.C24]);&quot;&quot;)" office:value-type="string" office:string-value="mogrify -crop 2538x1941+1269+1507 IMG_20210704_231036761.jpg" calcext:value-type="string">
            <text:p>mogrify -crop 2538x1941+1269+1507 IMG_20210704_231036761.jpg</text:p>
          </table:table-cell>
          <table:table-cell/>
          <table:table-cell table:formula="of:=IF([.C24]&lt;&gt;&quot;&quot;;([.J24]-[.J$3])*360*[.B$35];0)" office:value-type="float" office:value="-49.0250000005472" calcext:value-type="float">
            <text:p>-49.0250000005472</text:p>
          </table:table-cell>
          <table:table-cell table:formula="of:=[.N24]/180*PI()" office:value-type="float" office:value="-0.85564766579977" calcext:value-type="float">
            <text:p>-0.85564766579977</text:p>
          </table:table-cell>
          <table:table-cell table:formula="of:=COS([.$O24])*([.P$3]-[.B$14])-SIN([.$O24])*([.Q$3]-[.B$15])" office:value-type="float" office:value="-40.7564397950447" calcext:value-type="float">
            <text:p>-40.7564397950447</text:p>
          </table:table-cell>
          <table:table-cell table:formula="of:=SIN([.$O24])*([.P$3]-[.B$14])+COS([.$O24])*([.Q$3]-[.B$15])" office:value-type="float" office:value="428.180934436872" calcext:value-type="float">
            <text:p>428.180934436872</text:p>
          </table:table-cell>
          <table:table-cell table:formula="of:=COS([.$O24])*([.R$3]-[.B$14])-SIN([.$O24])*([.S$3]-[.B$15])" office:value-type="float" office:value="614.579886942237" calcext:value-type="float">
            <text:p>614.579886942237</text:p>
          </table:table-cell>
          <table:table-cell table:formula="of:=SIN([.$O24])*([.R$3]-[.B$14])+COS([.$O24])*([.S$3]-[.B$15])" office:value-type="float" office:value="997.354281369498" calcext:value-type="float">
            <text:p>997.354281369498</text:p>
          </table:table-cell>
          <table:table-cell table:formula="of:=COS([.$O24])*([.T$3]-[.B$14])-SIN([.$O24])*([.U$3]-[.B$15])" office:value-type="float" office:value="717.267049898637" calcext:value-type="float">
            <text:p>717.267049898637</text:p>
          </table:table-cell>
          <table:table-cell table:formula="of:=SIN([.$O24])*([.T$3]-[.B$14])+COS([.$O24])*([.U$3]-[.B$15])" office:value-type="float" office:value="-444.594173521996" calcext:value-type="float">
            <text:p>-444.594173521996</text:p>
          </table:table-cell>
          <table:table-cell table:formula="of:=COS([.$O24])*([.V$3]-[.B$14])-SIN([.$O24])*([.W$3]-[.B$15])" office:value-type="float" office:value="1372.60337663592" calcext:value-type="float">
            <text:p>1372.60337663592</text:p>
          </table:table-cell>
          <table:table-cell table:formula="of:=SIN([.$O24])*([.V$3]-[.B$14])+COS([.$O24])*([.W$3]-[.B$15])" office:value-type="float" office:value="124.57917341063" calcext:value-type="float">
            <text:p>124.57917341063</text:p>
          </table:table-cell>
          <table:table-cell table:formula="of:=COS([.$O24])*([.X$3]-[.B$12]/2)-SIN([.$O24])*([.Y$3]-[.B$13]/2)" office:value-type="float" office:value="-706.679908215481" calcext:value-type="float">
            <text:p>-706.679908215481</text:p>
          </table:table-cell>
          <table:table-cell table:formula="of:=SIN([.$O24])*([.X$3]-[.B$12]/2)+COS([.$O24])*([.Y$3]-[.B$13]/2)" office:value-type="float" office:value="151.800880513121" calcext:value-type="float">
            <text:p>151.800880513121</text:p>
          </table:table-cell>
          <table:table-cell table:formula="of:=COS([.$O24])*([.Z$3]-[.B$12]/2)-SIN([.$O24])*([.AA$3]-[.B$13]/2)" office:value-type="float" office:value="-51.3435814782002" calcext:value-type="float">
            <text:p>-51.3435814782002</text:p>
          </table:table-cell>
          <table:table-cell table:formula="of:=SIN([.$O24])*([.Z$3]-[.B$12]/2)+COS([.$O24])*([.AA$3]-[.B$13]/2)" office:value-type="float" office:value="720.974227445747" calcext:value-type="float">
            <text:p>720.974227445747</text:p>
          </table:table-cell>
          <table:table-cell table:formula="of:=COS([.$O24])*([.AB$3]-[.B$12]/2)-SIN([.$O24])*([.AC$3]-[.B$13]/2)" office:value-type="float" office:value="51.3435814782002" calcext:value-type="float">
            <text:p>51.3435814782002</text:p>
          </table:table-cell>
          <table:table-cell table:formula="of:=SIN([.$O24])*([.AB$3]-[.B$12]/2)+COS([.$O24])*([.AC$3]-[.B$13]/2)" office:value-type="float" office:value="-720.974227445747" calcext:value-type="float">
            <text:p>-720.974227445747</text:p>
          </table:table-cell>
          <table:table-cell table:formula="of:=COS([.$O24])*([.AD$3]-[.B$12]/2)-SIN([.$O24])*([.AE$3]-[.B$13]/2)" office:value-type="float" office:value="706.679908215481" calcext:value-type="float">
            <text:p>706.679908215481</text:p>
          </table:table-cell>
          <table:table-cell table:formula="of:=SIN([.$O24])*([.AD$3]-[.B$12]/2)+COS([.$O24])*([.AE$3]-[.B$13]/2)" office:value-type="float" office:value="-151.800880513121" calcext:value-type="float">
            <text:p>-151.800880513121</text:p>
          </table:table-cell>
          <table:table-cell table:formula="of:=COS([.$O24])*([.AF$3]-[.B$12]/2)-SIN([.$O24])*([.AG$3]-[.B$13]/2)" office:value-type="float" office:value="-665.923468420437" calcext:value-type="float">
            <text:p>-665.923468420437</text:p>
          </table:table-cell>
          <table:table-cell table:formula="of:=SIN([.$O24])*([.AF$3]-[.B$12]/2)+COS([.$O24])*([.AG$3]-[.B$13]/2)" office:value-type="float" office:value="-276.380053923751" calcext:value-type="float">
            <text:p>-276.380053923751</text:p>
          </table:table-cell>
          <table:table-cell table:formula="of:=MIN([.X24];[.Z24];[.AB24];[.AD24])" office:value-type="float" office:value="-706.679908215481" calcext:value-type="float">
            <text:p>-706.679908215481</text:p>
          </table:table-cell>
          <table:table-cell table:formula="of:=MIN([.Y24];[.AA24];[.AC24];[.AE24])" office:value-type="float" office:value="-720.974227445747" calcext:value-type="float">
            <text:p>-720.974227445747</text:p>
          </table:table-cell>
          <table:table-cell table:formula="of:=[.AF24]-[.$AH24]" office:value-type="float" office:value="40.7564397950447" calcext:value-type="float">
            <text:p>40.7564397950447</text:p>
          </table:table-cell>
          <table:table-cell table:formula="of:=[.AG24]-[.$AI24]" office:value-type="float" office:value="444.594173521996" calcext:value-type="float">
            <text:p>444.594173521996</text:p>
          </table:table-cell>
          <table:table-cell table:formula="of:=[.AF$3]-[.AJ24]" office:value-type="float" office:value="309.243560204955" calcext:value-type="float">
            <text:p>309.243560204955</text:p>
          </table:table-cell>
          <table:table-cell table:formula="of:=[.AG$3]-[.AK24]" office:value-type="float" office:value="-694.594173521996" calcext:value-type="float">
            <text:p>-694.59417352199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in_x_cen</text:p>
          </table:table-cell>
          <table:table-cell table:style-name="ce2" table:formula="of:=MIN([.AJ4:.AJ1000])" office:value-type="float" office:value="-34.2467607987651" calcext:value-type="float">
            <text:p>-34.2467607987651</text:p>
          </table:table-cell>
          <table:table-cell office:value-type="string" calcext:value-type="string">
            <text:p>IMG_20210704_231236846.jpg</text:p>
          </table:table-cell>
          <table:table-cell table:formula="of:=MID([.C25];5;4)" office:value-type="string" office:string-value="2021" calcext:value-type="string">
            <text:p>2021</text:p>
          </table:table-cell>
          <table:table-cell table:formula="of:=MID([.C25];9;2)" office:value-type="string" office:string-value="07" calcext:value-type="string">
            <text:p>07</text:p>
          </table:table-cell>
          <table:table-cell table:formula="of:=MID([.C25];11;2)" office:value-type="string" office:string-value="04" calcext:value-type="string">
            <text:p>04</text:p>
          </table:table-cell>
          <table:table-cell table:formula="of:=MID([.C25];14;2)" office:value-type="string" office:string-value="23" calcext:value-type="string">
            <text:p>23</text:p>
          </table:table-cell>
          <table:table-cell table:formula="of:=MID([.C25];16;2)" office:value-type="string" office:string-value="12" calcext:value-type="string">
            <text:p>12</text:p>
          </table:table-cell>
          <table:table-cell table:formula="of:=MID([.C25];18;2)" office:value-type="string" office:string-value="36" calcext:value-type="string">
            <text:p>36</text:p>
          </table:table-cell>
          <table:table-cell table:formula="of:=DATE([.D25];[.E25];[.F25])+TIME([.G25];[.H25];[.I25])" office:value-type="date" office:date-value="2021-07-04T23:12:36" calcext:value-type="date">
            <text:p>04/07/21 23:12:36</text:p>
          </table:table-cell>
          <table:table-cell table:formula="of:=IF([.C25]&lt;&gt;&quot;&quot;;CONCATENATE(&quot;mogrify -rotate &quot;;ROUND([.N25];3);&quot; -background black &quot;;[.C25]);&quot;&quot;)" office:value-type="string" office:string-value="mogrify -rotate -48.525 -background black IMG_20210704_231236846.jpg" calcext:value-type="string">
            <text:p>mogrify -rotate -48.525 -background black IMG_20210704_231236846.jpg</text:p>
          </table:table-cell>
          <table:table-cell table:formula="of:=IF([.C25]&lt;&gt;&quot;&quot;;CONCATENATE(&quot;mogrify -crop &quot;;ROUND([.B$22]);&quot;x&quot;;ROUND([.B$23]);&quot;+&quot;;ROUND([.B$30]+[.B$33]-[.AL25]);&quot;+&quot;;ROUND([.B$31]+[.B$34]-[.AM25]);&quot; &quot;;[.C25]);&quot;&quot;)" office:value-type="string" office:string-value="mogrify -crop 2538x1941+1273+1501 IMG_20210704_231236846.jpg" calcext:value-type="string">
            <text:p>mogrify -crop 2538x1941+1273+1501 IMG_20210704_231236846.jpg</text:p>
          </table:table-cell>
          <table:table-cell/>
          <table:table-cell table:formula="of:=IF([.C25]&lt;&gt;&quot;&quot;;([.J25]-[.J$3])*360*[.B$35];0)" office:value-type="float" office:value="-48.5249999989173" calcext:value-type="float">
            <text:p>-48.5249999989173</text:p>
          </table:table-cell>
          <table:table-cell table:formula="of:=[.N25]/180*PI()" office:value-type="float" office:value="-0.846921019511352" calcext:value-type="float">
            <text:p>-0.846921019511352</text:p>
          </table:table-cell>
          <table:table-cell table:formula="of:=COS([.$O25])*([.P$3]-[.B$14])-SIN([.$O25])*([.Q$3]-[.B$15])" office:value-type="float" office:value="-44.4914240509617" calcext:value-type="float">
            <text:p>-44.4914240509617</text:p>
          </table:table-cell>
          <table:table-cell table:formula="of:=SIN([.$O25])*([.P$3]-[.B$14])+COS([.$O25])*([.Q$3]-[.B$15])" office:value-type="float" office:value="427.808968098984" calcext:value-type="float">
            <text:p>427.808968098984</text:p>
          </table:table-cell>
          <table:table-cell table:formula="of:=COS([.$O25])*([.R$3]-[.B$14])-SIN([.$O25])*([.S$3]-[.B$15])" office:value-type="float" office:value="605.853038053972" calcext:value-type="float">
            <text:p>605.853038053972</text:p>
          </table:table-cell>
          <table:table-cell table:formula="of:=SIN([.$O25])*([.R$3]-[.B$14])+COS([.$O25])*([.S$3]-[.B$15])" office:value-type="float" office:value="1002.67945839175" calcext:value-type="float">
            <text:p>1002.67945839175</text:p>
          </table:table-cell>
          <table:table-cell table:formula="of:=COS([.$O25])*([.T$3]-[.B$14])-SIN([.$O25])*([.U$3]-[.B$15])" office:value-type="float" office:value="721.119505417284" calcext:value-type="float">
            <text:p>721.119505417284</text:p>
          </table:table-cell>
          <table:table-cell table:formula="of:=SIN([.$O25])*([.T$3]-[.B$14])+COS([.$O25])*([.U$3]-[.B$15])" office:value-type="float" office:value="-438.317988344913" calcext:value-type="float">
            <text:p>-438.317988344913</text:p>
          </table:table-cell>
          <table:table-cell table:formula="of:=COS([.$O25])*([.V$3]-[.B$14])-SIN([.$O25])*([.W$3]-[.B$15])" office:value-type="float" office:value="1371.46396752222" calcext:value-type="float">
            <text:p>1371.46396752222</text:p>
          </table:table-cell>
          <table:table-cell table:formula="of:=SIN([.$O25])*([.V$3]-[.B$14])+COS([.$O25])*([.W$3]-[.B$15])" office:value-type="float" office:value="136.552501947852" calcext:value-type="float">
            <text:p>136.552501947852</text:p>
          </table:table-cell>
          <table:table-cell table:formula="of:=COS([.$O25])*([.X$3]-[.B$12]/2)-SIN([.$O25])*([.Y$3]-[.B$13]/2)" office:value-type="float" office:value="-707.97769578659" calcext:value-type="float">
            <text:p>-707.97769578659</text:p>
          </table:table-cell>
          <table:table-cell table:formula="of:=SIN([.$O25])*([.X$3]-[.B$12]/2)+COS([.$O25])*([.Y$3]-[.B$13]/2)" office:value-type="float" office:value="145.628233075566" calcext:value-type="float">
            <text:p>145.628233075566</text:p>
          </table:table-cell>
          <table:table-cell table:formula="of:=COS([.$O25])*([.Z$3]-[.B$12]/2)-SIN([.$O25])*([.AA$3]-[.B$13]/2)" office:value-type="float" office:value="-57.6332336816562" calcext:value-type="float">
            <text:p>-57.6332336816562</text:p>
          </table:table-cell>
          <table:table-cell table:formula="of:=SIN([.$O25])*([.Z$3]-[.B$12]/2)+COS([.$O25])*([.AA$3]-[.B$13]/2)" office:value-type="float" office:value="720.498723368332" calcext:value-type="float">
            <text:p>720.498723368332</text:p>
          </table:table-cell>
          <table:table-cell table:formula="of:=COS([.$O25])*([.AB$3]-[.B$12]/2)-SIN([.$O25])*([.AC$3]-[.B$13]/2)" office:value-type="float" office:value="57.6332336816562" calcext:value-type="float">
            <text:p>57.6332336816562</text:p>
          </table:table-cell>
          <table:table-cell table:formula="of:=SIN([.$O25])*([.AB$3]-[.B$12]/2)+COS([.$O25])*([.AC$3]-[.B$13]/2)" office:value-type="float" office:value="-720.498723368332" calcext:value-type="float">
            <text:p>-720.498723368332</text:p>
          </table:table-cell>
          <table:table-cell table:formula="of:=COS([.$O25])*([.AD$3]-[.B$12]/2)-SIN([.$O25])*([.AE$3]-[.B$13]/2)" office:value-type="float" office:value="707.97769578659" calcext:value-type="float">
            <text:p>707.97769578659</text:p>
          </table:table-cell>
          <table:table-cell table:formula="of:=SIN([.$O25])*([.AD$3]-[.B$12]/2)+COS([.$O25])*([.AE$3]-[.B$13]/2)" office:value-type="float" office:value="-145.628233075566" calcext:value-type="float">
            <text:p>-145.628233075566</text:p>
          </table:table-cell>
          <table:table-cell table:formula="of:=COS([.$O25])*([.AF$3]-[.B$12]/2)-SIN([.$O25])*([.AG$3]-[.B$13]/2)" office:value-type="float" office:value="-663.486271735628" calcext:value-type="float">
            <text:p>-663.486271735628</text:p>
          </table:table-cell>
          <table:table-cell table:formula="of:=SIN([.$O25])*([.AF$3]-[.B$12]/2)+COS([.$O25])*([.AG$3]-[.B$13]/2)" office:value-type="float" office:value="-282.180735023418" calcext:value-type="float">
            <text:p>-282.180735023418</text:p>
          </table:table-cell>
          <table:table-cell table:formula="of:=MIN([.X25];[.Z25];[.AB25];[.AD25])" office:value-type="float" office:value="-707.97769578659" calcext:value-type="float">
            <text:p>-707.97769578659</text:p>
          </table:table-cell>
          <table:table-cell table:formula="of:=MIN([.Y25];[.AA25];[.AC25];[.AE25])" office:value-type="float" office:value="-720.498723368332" calcext:value-type="float">
            <text:p>-720.498723368332</text:p>
          </table:table-cell>
          <table:table-cell table:formula="of:=[.AF25]-[.$AH25]" office:value-type="float" office:value="44.4914240509617" calcext:value-type="float">
            <text:p>44.4914240509617</text:p>
          </table:table-cell>
          <table:table-cell table:formula="of:=[.AG25]-[.$AI25]" office:value-type="float" office:value="438.317988344913" calcext:value-type="float">
            <text:p>438.317988344913</text:p>
          </table:table-cell>
          <table:table-cell table:formula="of:=[.AF$3]-[.AJ25]" office:value-type="float" office:value="305.508575949038" calcext:value-type="float">
            <text:p>305.508575949038</text:p>
          </table:table-cell>
          <table:table-cell table:formula="of:=[.AG$3]-[.AK25]" office:value-type="float" office:value="-688.317988344913" calcext:value-type="float">
            <text:p>-688.31798834491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ax_x_cen</text:p>
          </table:table-cell>
          <table:table-cell table:style-name="ce2" table:formula="of:=MAX([.AJ4:.AJ1000])" office:value-type="float" office:value="1159.85328244197" calcext:value-type="float">
            <text:p>1159.85328244197</text:p>
          </table:table-cell>
          <table:table-cell office:value-type="string" calcext:value-type="string">
            <text:p>IMG_20210704_231436896.jpg</text:p>
          </table:table-cell>
          <table:table-cell table:formula="of:=MID([.C26];5;4)" office:value-type="string" office:string-value="2021" calcext:value-type="string">
            <text:p>2021</text:p>
          </table:table-cell>
          <table:table-cell table:formula="of:=MID([.C26];9;2)" office:value-type="string" office:string-value="07" calcext:value-type="string">
            <text:p>07</text:p>
          </table:table-cell>
          <table:table-cell table:formula="of:=MID([.C26];11;2)" office:value-type="string" office:string-value="04" calcext:value-type="string">
            <text:p>04</text:p>
          </table:table-cell>
          <table:table-cell table:formula="of:=MID([.C26];14;2)" office:value-type="string" office:string-value="23" calcext:value-type="string">
            <text:p>23</text:p>
          </table:table-cell>
          <table:table-cell table:formula="of:=MID([.C26];16;2)" office:value-type="string" office:string-value="14" calcext:value-type="string">
            <text:p>14</text:p>
          </table:table-cell>
          <table:table-cell table:formula="of:=MID([.C26];18;2)" office:value-type="string" office:string-value="36" calcext:value-type="string">
            <text:p>36</text:p>
          </table:table-cell>
          <table:table-cell table:formula="of:=DATE([.D26];[.E26];[.F26])+TIME([.G26];[.H26];[.I26])" office:value-type="date" office:date-value="2021-07-04T23:14:36" calcext:value-type="date">
            <text:p>04/07/21 23:14:36</text:p>
          </table:table-cell>
          <table:table-cell table:formula="of:=IF([.C26]&lt;&gt;&quot;&quot;;CONCATENATE(&quot;mogrify -rotate &quot;;ROUND([.N26];3);&quot; -background black &quot;;[.C26]);&quot;&quot;)" office:value-type="string" office:string-value="mogrify -rotate -48.025 -background black IMG_20210704_231436896.jpg" calcext:value-type="string">
            <text:p>mogrify -rotate -48.025 -background black IMG_20210704_231436896.jpg</text:p>
          </table:table-cell>
          <table:table-cell table:formula="of:=IF([.C26]&lt;&gt;&quot;&quot;;CONCATENATE(&quot;mogrify -crop &quot;;ROUND([.B$22]);&quot;x&quot;;ROUND([.B$23]);&quot;+&quot;;ROUND([.B$30]+[.B$33]-[.AL26]);&quot;+&quot;;ROUND([.B$31]+[.B$34]-[.AM26]);&quot; &quot;;[.C26]);&quot;&quot;)" office:value-type="string" office:string-value="mogrify -crop 2538x1941+1277+1494 IMG_20210704_231436896.jpg" calcext:value-type="string">
            <text:p>mogrify -crop 2538x1941+1277+1494 IMG_20210704_231436896.jpg</text:p>
          </table:table-cell>
          <table:table-cell/>
          <table:table-cell table:formula="of:=IF([.C26]&lt;&gt;&quot;&quot;;([.J26]-[.J$3])*360*[.B$35];0)" office:value-type="float" office:value="-48.0249999999069" calcext:value-type="float">
            <text:p>-48.0249999999069</text:p>
          </table:table-cell>
          <table:table-cell table:formula="of:=[.N26]/180*PI()" office:value-type="float" office:value="-0.838194373268651" calcext:value-type="float">
            <text:p>-0.838194373268651</text:p>
          </table:table-cell>
          <table:table-cell table:formula="of:=COS([.$O26])*([.P$3]-[.B$14])-SIN([.$O26])*([.Q$3]-[.B$15])" office:value-type="float" office:value="-48.2230200931201" calcext:value-type="float">
            <text:p>-48.2230200931201</text:p>
          </table:table-cell>
          <table:table-cell table:formula="of:=SIN([.$O26])*([.P$3]-[.B$14])+COS([.$O26])*([.Q$3]-[.B$15])" office:value-type="float" office:value="427.404422453838" calcext:value-type="float">
            <text:p>427.404422453838</text:p>
          </table:table-cell>
          <table:table-cell table:formula="of:=COS([.$O26])*([.R$3]-[.B$14])-SIN([.$O26])*([.S$3]-[.B$15])" office:value-type="float" office:value="597.080051156982" calcext:value-type="float">
            <text:p>597.080051156982</text:p>
          </table:table-cell>
          <table:table-cell table:formula="of:=SIN([.$O26])*([.R$3]-[.B$14])+COS([.$O26])*([.S$3]-[.B$15])" office:value-type="float" office:value="1007.92827746342" calcext:value-type="float">
            <text:p>1007.92827746342</text:p>
          </table:table-cell>
          <table:table-cell table:formula="of:=COS([.$O26])*([.T$3]-[.B$14])-SIN([.$O26])*([.U$3]-[.B$15])" office:value-type="float" office:value="724.917044873558" calcext:value-type="float">
            <text:p>724.917044873558</text:p>
          </table:table-cell>
          <table:table-cell table:formula="of:=SIN([.$O26])*([.T$3]-[.B$14])+COS([.$O26])*([.U$3]-[.B$15])" office:value-type="float" office:value="-432.008423588925" calcext:value-type="float">
            <text:p>-432.008423588925</text:p>
          </table:table-cell>
          <table:table-cell table:formula="of:=COS([.$O26])*([.V$3]-[.B$14])-SIN([.$O26])*([.W$3]-[.B$15])" office:value-type="float" office:value="1370.22011612366" calcext:value-type="float">
            <text:p>1370.22011612366</text:p>
          </table:table-cell>
          <table:table-cell table:formula="of:=SIN([.$O26])*([.V$3]-[.B$14])+COS([.$O26])*([.W$3]-[.B$15])" office:value-type="float" office:value="148.515431420657" calcext:value-type="float">
            <text:p>148.515431420657</text:p>
          </table:table-cell>
          <table:table-cell table:formula="of:=COS([.$O26])*([.X$3]-[.B$12]/2)-SIN([.$O26])*([.Y$3]-[.B$13]/2)" office:value-type="float" office:value="-709.22156810839" calcext:value-type="float">
            <text:p>-709.22156810839</text:p>
          </table:table-cell>
          <table:table-cell table:formula="of:=SIN([.$O26])*([.X$3]-[.B$12]/2)+COS([.$O26])*([.Y$3]-[.B$13]/2)" office:value-type="float" office:value="139.44449551659" calcext:value-type="float">
            <text:p>139.44449551659</text:p>
          </table:table-cell>
          <table:table-cell table:formula="of:=COS([.$O26])*([.Z$3]-[.B$12]/2)-SIN([.$O26])*([.AA$3]-[.B$13]/2)" office:value-type="float" office:value="-63.9184968582882" calcext:value-type="float">
            <text:p>-63.9184968582882</text:p>
          </table:table-cell>
          <table:table-cell table:formula="of:=SIN([.$O26])*([.Z$3]-[.B$12]/2)+COS([.$O26])*([.AA$3]-[.B$13]/2)" office:value-type="float" office:value="719.968350526172" calcext:value-type="float">
            <text:p>719.968350526172</text:p>
          </table:table-cell>
          <table:table-cell table:formula="of:=COS([.$O26])*([.AB$3]-[.B$12]/2)-SIN([.$O26])*([.AC$3]-[.B$13]/2)" office:value-type="float" office:value="63.9184968582882" calcext:value-type="float">
            <text:p>63.9184968582882</text:p>
          </table:table-cell>
          <table:table-cell table:formula="of:=SIN([.$O26])*([.AB$3]-[.B$12]/2)+COS([.$O26])*([.AC$3]-[.B$13]/2)" office:value-type="float" office:value="-719.968350526172" calcext:value-type="float">
            <text:p>-719.968350526172</text:p>
          </table:table-cell>
          <table:table-cell table:formula="of:=COS([.$O26])*([.AD$3]-[.B$12]/2)-SIN([.$O26])*([.AE$3]-[.B$13]/2)" office:value-type="float" office:value="709.22156810839" calcext:value-type="float">
            <text:p>709.22156810839</text:p>
          </table:table-cell>
          <table:table-cell table:formula="of:=SIN([.$O26])*([.AD$3]-[.B$12]/2)+COS([.$O26])*([.AE$3]-[.B$13]/2)" office:value-type="float" office:value="-139.44449551659" calcext:value-type="float">
            <text:p>-139.44449551659</text:p>
          </table:table-cell>
          <table:table-cell table:formula="of:=COS([.$O26])*([.AF$3]-[.B$12]/2)-SIN([.$O26])*([.AG$3]-[.B$13]/2)" office:value-type="float" office:value="-660.99854801527" calcext:value-type="float">
            <text:p>-660.99854801527</text:p>
          </table:table-cell>
          <table:table-cell table:formula="of:=SIN([.$O26])*([.AF$3]-[.B$12]/2)+COS([.$O26])*([.AG$3]-[.B$13]/2)" office:value-type="float" office:value="-287.959926937247" calcext:value-type="float">
            <text:p>-287.959926937247</text:p>
          </table:table-cell>
          <table:table-cell table:formula="of:=MIN([.X26];[.Z26];[.AB26];[.AD26])" office:value-type="float" office:value="-709.22156810839" calcext:value-type="float">
            <text:p>-709.22156810839</text:p>
          </table:table-cell>
          <table:table-cell table:formula="of:=MIN([.Y26];[.AA26];[.AC26];[.AE26])" office:value-type="float" office:value="-719.968350526172" calcext:value-type="float">
            <text:p>-719.968350526172</text:p>
          </table:table-cell>
          <table:table-cell table:formula="of:=[.AF26]-[.$AH26]" office:value-type="float" office:value="48.22302009312" calcext:value-type="float">
            <text:p>48.22302009312</text:p>
          </table:table-cell>
          <table:table-cell table:formula="of:=[.AG26]-[.$AI26]" office:value-type="float" office:value="432.008423588925" calcext:value-type="float">
            <text:p>432.008423588925</text:p>
          </table:table-cell>
          <table:table-cell table:formula="of:=[.AF$3]-[.AJ26]" office:value-type="float" office:value="301.77697990688" calcext:value-type="float">
            <text:p>301.77697990688</text:p>
          </table:table-cell>
          <table:table-cell table:formula="of:=[.AG$3]-[.AK26]" office:value-type="float" office:value="-682.008423588925" calcext:value-type="float">
            <text:p>-682.00842358892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in_y_cen</text:p>
          </table:table-cell>
          <table:table-cell table:style-name="ce2" table:formula="of:=MIN([.AK4:.AK1000])" office:value-type="float" office:value="-250" calcext:value-type="float">
            <text:p>-250</text:p>
          </table:table-cell>
          <table:table-cell office:value-type="string" calcext:value-type="string">
            <text:p>IMG_20210704_231636939.jpg</text:p>
          </table:table-cell>
          <table:table-cell table:formula="of:=MID([.C27];5;4)" office:value-type="string" office:string-value="2021" calcext:value-type="string">
            <text:p>2021</text:p>
          </table:table-cell>
          <table:table-cell table:formula="of:=MID([.C27];9;2)" office:value-type="string" office:string-value="07" calcext:value-type="string">
            <text:p>07</text:p>
          </table:table-cell>
          <table:table-cell table:formula="of:=MID([.C27];11;2)" office:value-type="string" office:string-value="04" calcext:value-type="string">
            <text:p>04</text:p>
          </table:table-cell>
          <table:table-cell table:formula="of:=MID([.C27];14;2)" office:value-type="string" office:string-value="23" calcext:value-type="string">
            <text:p>23</text:p>
          </table:table-cell>
          <table:table-cell table:formula="of:=MID([.C27];16;2)" office:value-type="string" office:string-value="16" calcext:value-type="string">
            <text:p>16</text:p>
          </table:table-cell>
          <table:table-cell table:formula="of:=MID([.C27];18;2)" office:value-type="string" office:string-value="36" calcext:value-type="string">
            <text:p>36</text:p>
          </table:table-cell>
          <table:table-cell table:formula="of:=DATE([.D27];[.E27];[.F27])+TIME([.G27];[.H27];[.I27])" office:value-type="date" office:date-value="2021-07-04T23:16:36" calcext:value-type="date">
            <text:p>04/07/21 23:16:36</text:p>
          </table:table-cell>
          <table:table-cell table:formula="of:=IF([.C27]&lt;&gt;&quot;&quot;;CONCATENATE(&quot;mogrify -rotate &quot;;ROUND([.N27];3);&quot; -background black &quot;;[.C27]);&quot;&quot;)" office:value-type="string" office:string-value="mogrify -rotate -47.525 -background black IMG_20210704_231636939.jpg" calcext:value-type="string">
            <text:p>mogrify -rotate -47.525 -background black IMG_20210704_231636939.jpg</text:p>
          </table:table-cell>
          <table:table-cell table:formula="of:=IF([.C27]&lt;&gt;&quot;&quot;;CONCATENATE(&quot;mogrify -crop &quot;;ROUND([.B$22]);&quot;x&quot;;ROUND([.B$23]);&quot;+&quot;;ROUND([.B$30]+[.B$33]-[.AL27]);&quot;+&quot;;ROUND([.B$31]+[.B$34]-[.AM27]);&quot; &quot;;[.C27]);&quot;&quot;)" office:value-type="string" office:string-value="mogrify -crop 2538x1941+1280+1488 IMG_20210704_231636939.jpg" calcext:value-type="string">
            <text:p>mogrify -crop 2538x1941+1280+1488 IMG_20210704_231636939.jpg</text:p>
          </table:table-cell>
          <table:table-cell/>
          <table:table-cell table:formula="of:=IF([.C27]&lt;&gt;&quot;&quot;;([.J27]-[.J$3])*360*[.B$35];0)" office:value-type="float" office:value="-47.5250000008964" calcext:value-type="float">
            <text:p>-47.5250000008964</text:p>
          </table:table-cell>
          <table:table-cell table:formula="of:=[.N27]/180*PI()" office:value-type="float" office:value="-0.82946772702595" calcext:value-type="float">
            <text:p>-0.82946772702595</text:p>
          </table:table-cell>
          <table:table-cell table:formula="of:=COS([.$O27])*([.P$3]-[.B$14])-SIN([.$O27])*([.Q$3]-[.B$15])" office:value-type="float" office:value="-51.95094376561" calcext:value-type="float">
            <text:p>-51.95094376561</text:p>
          </table:table-cell>
          <table:table-cell table:formula="of:=SIN([.$O27])*([.P$3]-[.B$14])+COS([.$O27])*([.Q$3]-[.B$15])" office:value-type="float" office:value="426.967328307287" calcext:value-type="float">
            <text:p>426.967328307287</text:p>
          </table:table-cell>
          <table:table-cell table:formula="of:=COS([.$O27])*([.R$3]-[.B$14])-SIN([.$O27])*([.S$3]-[.B$15])" office:value-type="float" office:value="588.261594302587" calcext:value-type="float">
            <text:p>588.261594302587</text:p>
          </table:table-cell>
          <table:table-cell table:formula="of:=SIN([.$O27])*([.R$3]-[.B$14])+COS([.$O27])*([.S$3]-[.B$15])" office:value-type="float" office:value="1013.10033889471" calcext:value-type="float">
            <text:p>1013.10033889471</text:p>
          </table:table-cell>
          <table:table-cell table:formula="of:=COS([.$O27])*([.T$3]-[.B$14])-SIN([.$O27])*([.U$3]-[.B$15])" office:value-type="float" office:value="728.659379090453" calcext:value-type="float">
            <text:p>728.659379090453</text:p>
          </table:table-cell>
          <table:table-cell table:formula="of:=SIN([.$O27])*([.T$3]-[.B$14])+COS([.$O27])*([.U$3]-[.B$15])" office:value-type="float" office:value="-425.665959719021" calcext:value-type="float">
            <text:p>-425.665959719021</text:p>
          </table:table-cell>
          <table:table-cell table:formula="of:=COS([.$O27])*([.V$3]-[.B$14])-SIN([.$O27])*([.W$3]-[.B$15])" office:value-type="float" office:value="1368.87191715865" calcext:value-type="float">
            <text:p>1368.87191715865</text:p>
          </table:table-cell>
          <table:table-cell table:formula="of:=SIN([.$O27])*([.V$3]-[.B$14])+COS([.$O27])*([.W$3]-[.B$15])" office:value-type="float" office:value="160.467050868404" calcext:value-type="float">
            <text:p>160.467050868404</text:p>
          </table:table-cell>
          <table:table-cell table:formula="of:=COS([.$O27])*([.X$3]-[.B$12]/2)-SIN([.$O27])*([.Y$3]-[.B$13]/2)" office:value-type="float" office:value="-710.41143046213" calcext:value-type="float">
            <text:p>-710.41143046213</text:p>
          </table:table-cell>
          <table:table-cell table:formula="of:=SIN([.$O27])*([.X$3]-[.B$12]/2)+COS([.$O27])*([.Y$3]-[.B$13]/2)" office:value-type="float" office:value="133.250138719442" calcext:value-type="float">
            <text:p>133.250138719442</text:p>
          </table:table-cell>
          <table:table-cell table:formula="of:=COS([.$O27])*([.Z$3]-[.B$12]/2)-SIN([.$O27])*([.AA$3]-[.B$13]/2)" office:value-type="float" office:value="-70.1988923939334" calcext:value-type="float">
            <text:p>-70.1988923939334</text:p>
          </table:table-cell>
          <table:table-cell table:formula="of:=SIN([.$O27])*([.Z$3]-[.B$12]/2)+COS([.$O27])*([.AA$3]-[.B$13]/2)" office:value-type="float" office:value="719.383149306866" calcext:value-type="float">
            <text:p>719.383149306866</text:p>
          </table:table-cell>
          <table:table-cell table:formula="of:=COS([.$O27])*([.AB$3]-[.B$12]/2)-SIN([.$O27])*([.AC$3]-[.B$13]/2)" office:value-type="float" office:value="70.1988923939334" calcext:value-type="float">
            <text:p>70.1988923939334</text:p>
          </table:table-cell>
          <table:table-cell table:formula="of:=SIN([.$O27])*([.AB$3]-[.B$12]/2)+COS([.$O27])*([.AC$3]-[.B$13]/2)" office:value-type="float" office:value="-719.383149306866" calcext:value-type="float">
            <text:p>-719.383149306866</text:p>
          </table:table-cell>
          <table:table-cell table:formula="of:=COS([.$O27])*([.AD$3]-[.B$12]/2)-SIN([.$O27])*([.AE$3]-[.B$13]/2)" office:value-type="float" office:value="710.41143046213" calcext:value-type="float">
            <text:p>710.41143046213</text:p>
          </table:table-cell>
          <table:table-cell table:formula="of:=SIN([.$O27])*([.AD$3]-[.B$12]/2)+COS([.$O27])*([.AE$3]-[.B$13]/2)" office:value-type="float" office:value="-133.250138719442" calcext:value-type="float">
            <text:p>-133.250138719442</text:p>
          </table:table-cell>
          <table:table-cell table:formula="of:=COS([.$O27])*([.AF$3]-[.B$12]/2)-SIN([.$O27])*([.AG$3]-[.B$13]/2)" office:value-type="float" office:value="-658.46048669652" calcext:value-type="float">
            <text:p>-658.46048669652</text:p>
          </table:table-cell>
          <table:table-cell table:formula="of:=SIN([.$O27])*([.AF$3]-[.B$12]/2)+COS([.$O27])*([.AG$3]-[.B$13]/2)" office:value-type="float" office:value="-293.717189587845" calcext:value-type="float">
            <text:p>-293.717189587845</text:p>
          </table:table-cell>
          <table:table-cell table:formula="of:=MIN([.X27];[.Z27];[.AB27];[.AD27])" office:value-type="float" office:value="-710.41143046213" calcext:value-type="float">
            <text:p>-710.41143046213</text:p>
          </table:table-cell>
          <table:table-cell table:formula="of:=MIN([.Y27];[.AA27];[.AC27];[.AE27])" office:value-type="float" office:value="-719.383149306866" calcext:value-type="float">
            <text:p>-719.383149306866</text:p>
          </table:table-cell>
          <table:table-cell table:formula="of:=[.AF27]-[.$AH27]" office:value-type="float" office:value="51.95094376561" calcext:value-type="float">
            <text:p>51.95094376561</text:p>
          </table:table-cell>
          <table:table-cell table:formula="of:=[.AG27]-[.$AI27]" office:value-type="float" office:value="425.665959719021" calcext:value-type="float">
            <text:p>425.665959719021</text:p>
          </table:table-cell>
          <table:table-cell table:formula="of:=[.AF$3]-[.AJ27]" office:value-type="float" office:value="298.04905623439" calcext:value-type="float">
            <text:p>298.04905623439</text:p>
          </table:table-cell>
          <table:table-cell table:formula="of:=[.AG$3]-[.AK27]" office:value-type="float" office:value="-675.665959719021" calcext:value-type="float">
            <text:p>-675.66595971902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ax_y_cen</text:p>
          </table:table-cell>
          <table:table-cell table:style-name="ce2" table:formula="of:=MAX([.AK4:.AK1000])" office:value-type="float" office:value="562.437657980275" calcext:value-type="float">
            <text:p>562.437657980275</text:p>
          </table:table-cell>
          <table:table-cell office:value-type="string" calcext:value-type="string">
            <text:p>IMG_20210704_231837020.jpg</text:p>
          </table:table-cell>
          <table:table-cell table:formula="of:=MID([.C28];5;4)" office:value-type="string" office:string-value="2021" calcext:value-type="string">
            <text:p>2021</text:p>
          </table:table-cell>
          <table:table-cell table:formula="of:=MID([.C28];9;2)" office:value-type="string" office:string-value="07" calcext:value-type="string">
            <text:p>07</text:p>
          </table:table-cell>
          <table:table-cell table:formula="of:=MID([.C28];11;2)" office:value-type="string" office:string-value="04" calcext:value-type="string">
            <text:p>04</text:p>
          </table:table-cell>
          <table:table-cell table:formula="of:=MID([.C28];14;2)" office:value-type="string" office:string-value="23" calcext:value-type="string">
            <text:p>23</text:p>
          </table:table-cell>
          <table:table-cell table:formula="of:=MID([.C28];16;2)" office:value-type="string" office:string-value="18" calcext:value-type="string">
            <text:p>18</text:p>
          </table:table-cell>
          <table:table-cell table:formula="of:=MID([.C28];18;2)" office:value-type="string" office:string-value="37" calcext:value-type="string">
            <text:p>37</text:p>
          </table:table-cell>
          <table:table-cell table:formula="of:=DATE([.D28];[.E28];[.F28])+TIME([.G28];[.H28];[.I28])" office:value-type="date" office:date-value="2021-07-04T23:18:37" calcext:value-type="date">
            <text:p>04/07/21 23:18:37</text:p>
          </table:table-cell>
          <table:table-cell table:formula="of:=IF([.C28]&lt;&gt;&quot;&quot;;CONCATENATE(&quot;mogrify -rotate &quot;;ROUND([.N28];3);&quot; -background black &quot;;[.C28]);&quot;&quot;)" office:value-type="string" office:string-value="mogrify -rotate -47.021 -background black IMG_20210704_231837020.jpg" calcext:value-type="string">
            <text:p>mogrify -rotate -47.021 -background black IMG_20210704_231837020.jpg</text:p>
          </table:table-cell>
          <table:table-cell table:formula="of:=IF([.C28]&lt;&gt;&quot;&quot;;CONCATENATE(&quot;mogrify -crop &quot;;ROUND([.B$22]);&quot;x&quot;;ROUND([.B$23]);&quot;+&quot;;ROUND([.B$30]+[.B$33]-[.AL28]);&quot;+&quot;;ROUND([.B$31]+[.B$34]-[.AM28]);&quot; &quot;;[.C28]);&quot;&quot;)" office:value-type="string" office:string-value="mogrify -crop 2538x1941+1284+1482 IMG_20210704_231837020.jpg" calcext:value-type="string">
            <text:p>mogrify -crop 2538x1941+1284+1482 IMG_20210704_231837020.jpg</text:p>
          </table:table-cell>
          <table:table-cell/>
          <table:table-cell table:formula="of:=IF([.C28]&lt;&gt;&quot;&quot;;([.J28]-[.J$3])*360*[.B$35];0)" office:value-type="float" office:value="-47.0208333342453" calcext:value-type="float">
            <text:p>-47.0208333342453</text:p>
          </table:table-cell>
          <table:table-cell table:formula="of:=[.N28]/180*PI()" office:value-type="float" office:value="-0.820668358714083" calcext:value-type="float">
            <text:p>-0.820668358714083</text:p>
          </table:table-cell>
          <table:table-cell table:formula="of:=COS([.$O28])*([.P$3]-[.B$14])-SIN([.$O28])*([.Q$3]-[.B$15])" office:value-type="float" office:value="-55.7059268219822" calcext:value-type="float">
            <text:p>-55.7059268219822</text:p>
          </table:table-cell>
          <table:table-cell table:formula="of:=SIN([.$O28])*([.P$3]-[.B$14])+COS([.$O28])*([.Q$3]-[.B$15])" office:value-type="float" office:value="426.493669023239" calcext:value-type="float">
            <text:p>426.493669023239</text:p>
          </table:table-cell>
          <table:table-cell table:formula="of:=COS([.$O28])*([.R$3]-[.B$14])-SIN([.$O28])*([.S$3]-[.B$15])" office:value-type="float" office:value="579.324292253098" calcext:value-type="float">
            <text:p>579.324292253098</text:p>
          </table:table-cell>
          <table:table-cell table:formula="of:=SIN([.$O28])*([.R$3]-[.B$14])+COS([.$O28])*([.S$3]-[.B$15])" office:value-type="float" office:value="1018.23738116681" calcext:value-type="float">
            <text:p>1018.23738116681</text:p>
          </table:table-cell>
          <table:table-cell table:formula="of:=COS([.$O28])*([.T$3]-[.B$14])-SIN([.$O28])*([.U$3]-[.B$15])" office:value-type="float" office:value="732.376712853099" calcext:value-type="float">
            <text:p>732.376712853099</text:p>
          </table:table-cell>
          <table:table-cell table:formula="of:=SIN([.$O28])*([.T$3]-[.B$14])+COS([.$O28])*([.U$3]-[.B$15])" office:value-type="float" office:value="-419.237820897029" calcext:value-type="float">
            <text:p>-419.237820897029</text:p>
          </table:table-cell>
          <table:table-cell table:formula="of:=COS([.$O28])*([.V$3]-[.B$14])-SIN([.$O28])*([.W$3]-[.B$15])" office:value-type="float" office:value="1367.40693192818" calcext:value-type="float">
            <text:p>1367.40693192818</text:p>
          </table:table-cell>
          <table:table-cell table:formula="of:=SIN([.$O28])*([.V$3]-[.B$14])+COS([.$O28])*([.W$3]-[.B$15])" office:value-type="float" office:value="172.505891246544" calcext:value-type="float">
            <text:p>172.505891246544</text:p>
          </table:table-cell>
          <table:table-cell table:formula="of:=COS([.$O28])*([.X$3]-[.B$12]/2)-SIN([.$O28])*([.Y$3]-[.B$13]/2)" office:value-type="float" office:value="-711.556429375081" calcext:value-type="float">
            <text:p>-711.556429375081</text:p>
          </table:table-cell>
          <table:table-cell table:formula="of:=SIN([.$O28])*([.X$3]-[.B$12]/2)+COS([.$O28])*([.Y$3]-[.B$13]/2)" office:value-type="float" office:value="126.993888888347" calcext:value-type="float">
            <text:p>126.993888888347</text:p>
          </table:table-cell>
          <table:table-cell table:formula="of:=COS([.$O28])*([.Z$3]-[.B$12]/2)-SIN([.$O28])*([.AA$3]-[.B$13]/2)" office:value-type="float" office:value="-76.5262103000005" calcext:value-type="float">
            <text:p>-76.5262103000005</text:p>
          </table:table-cell>
          <table:table-cell table:formula="of:=SIN([.$O28])*([.Z$3]-[.B$12]/2)+COS([.$O28])*([.AA$3]-[.B$13]/2)" office:value-type="float" office:value="718.73760103192" calcext:value-type="float">
            <text:p>718.73760103192</text:p>
          </table:table-cell>
          <table:table-cell table:formula="of:=COS([.$O28])*([.AB$3]-[.B$12]/2)-SIN([.$O28])*([.AC$3]-[.B$13]/2)" office:value-type="float" office:value="76.5262103000005" calcext:value-type="float">
            <text:p>76.5262103000005</text:p>
          </table:table-cell>
          <table:table-cell table:formula="of:=SIN([.$O28])*([.AB$3]-[.B$12]/2)+COS([.$O28])*([.AC$3]-[.B$13]/2)" office:value-type="float" office:value="-718.73760103192" calcext:value-type="float">
            <text:p>-718.73760103192</text:p>
          </table:table-cell>
          <table:table-cell table:formula="of:=COS([.$O28])*([.AD$3]-[.B$12]/2)-SIN([.$O28])*([.AE$3]-[.B$13]/2)" office:value-type="float" office:value="711.556429375081" calcext:value-type="float">
            <text:p>711.556429375081</text:p>
          </table:table-cell>
          <table:table-cell table:formula="of:=SIN([.$O28])*([.AD$3]-[.B$12]/2)+COS([.$O28])*([.AE$3]-[.B$13]/2)" office:value-type="float" office:value="-126.993888888347" calcext:value-type="float">
            <text:p>-126.993888888347</text:p>
          </table:table-cell>
          <table:table-cell table:formula="of:=COS([.$O28])*([.AF$3]-[.B$12]/2)-SIN([.$O28])*([.AG$3]-[.B$13]/2)" office:value-type="float" office:value="-655.850502553098" calcext:value-type="float">
            <text:p>-655.850502553098</text:p>
          </table:table-cell>
          <table:table-cell table:formula="of:=SIN([.$O28])*([.AF$3]-[.B$12]/2)+COS([.$O28])*([.AG$3]-[.B$13]/2)" office:value-type="float" office:value="-299.499780134891" calcext:value-type="float">
            <text:p>-299.499780134891</text:p>
          </table:table-cell>
          <table:table-cell table:formula="of:=MIN([.X28];[.Z28];[.AB28];[.AD28])" office:value-type="float" office:value="-711.556429375081" calcext:value-type="float">
            <text:p>-711.556429375081</text:p>
          </table:table-cell>
          <table:table-cell table:formula="of:=MIN([.Y28];[.AA28];[.AC28];[.AE28])" office:value-type="float" office:value="-718.73760103192" calcext:value-type="float">
            <text:p>-718.73760103192</text:p>
          </table:table-cell>
          <table:table-cell table:formula="of:=[.AF28]-[.$AH28]" office:value-type="float" office:value="55.7059268219822" calcext:value-type="float">
            <text:p>55.7059268219822</text:p>
          </table:table-cell>
          <table:table-cell table:formula="of:=[.AG28]-[.$AI28]" office:value-type="float" office:value="419.237820897029" calcext:value-type="float">
            <text:p>419.237820897029</text:p>
          </table:table-cell>
          <table:table-cell table:formula="of:=[.AF$3]-[.AJ28]" office:value-type="float" office:value="294.294073178018" calcext:value-type="float">
            <text:p>294.294073178018</text:p>
          </table:table-cell>
          <table:table-cell table:formula="of:=[.AG$3]-[.AK28]" office:value-type="float" office:value="-669.237820897029" calcext:value-type="float">
            <text:p>-669.237820897029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Extra Rahmen</text:p>
          </table:table-cell>
          <table:table-cell table:style-name="ce2"/>
          <table:table-cell office:value-type="string" calcext:value-type="string">
            <text:p>IMG_20210704_232037088.jpg</text:p>
          </table:table-cell>
          <table:table-cell table:formula="of:=MID([.C29];5;4)" office:value-type="string" office:string-value="2021" calcext:value-type="string">
            <text:p>2021</text:p>
          </table:table-cell>
          <table:table-cell table:formula="of:=MID([.C29];9;2)" office:value-type="string" office:string-value="07" calcext:value-type="string">
            <text:p>07</text:p>
          </table:table-cell>
          <table:table-cell table:formula="of:=MID([.C29];11;2)" office:value-type="string" office:string-value="04" calcext:value-type="string">
            <text:p>04</text:p>
          </table:table-cell>
          <table:table-cell table:formula="of:=MID([.C29];14;2)" office:value-type="string" office:string-value="23" calcext:value-type="string">
            <text:p>23</text:p>
          </table:table-cell>
          <table:table-cell table:formula="of:=MID([.C29];16;2)" office:value-type="string" office:string-value="20" calcext:value-type="string">
            <text:p>20</text:p>
          </table:table-cell>
          <table:table-cell table:formula="of:=MID([.C29];18;2)" office:value-type="string" office:string-value="37" calcext:value-type="string">
            <text:p>37</text:p>
          </table:table-cell>
          <table:table-cell table:formula="of:=DATE([.D29];[.E29];[.F29])+TIME([.G29];[.H29];[.I29])" office:value-type="date" office:date-value="2021-07-04T23:20:37" calcext:value-type="date">
            <text:p>04/07/21 23:20:37</text:p>
          </table:table-cell>
          <table:table-cell table:formula="of:=IF([.C29]&lt;&gt;&quot;&quot;;CONCATENATE(&quot;mogrify -rotate &quot;;ROUND([.N29];3);&quot; -background black &quot;;[.C29]);&quot;&quot;)" office:value-type="string" office:string-value="mogrify -rotate -46.521 -background black IMG_20210704_232037088.jpg" calcext:value-type="string">
            <text:p>mogrify -rotate -46.521 -background black IMG_20210704_232037088.jpg</text:p>
          </table:table-cell>
          <table:table-cell table:formula="of:=IF([.C29]&lt;&gt;&quot;&quot;;CONCATENATE(&quot;mogrify -crop &quot;;ROUND([.B$22]);&quot;x&quot;;ROUND([.B$23]);&quot;+&quot;;ROUND([.B$30]+[.B$33]-[.AL29]);&quot;+&quot;;ROUND([.B$31]+[.B$34]-[.AM29]);&quot; &quot;;[.C29]);&quot;&quot;)" office:value-type="string" office:string-value="mogrify -crop 2538x1941+1288+1475 IMG_20210704_232037088.jpg" calcext:value-type="string">
            <text:p>mogrify -crop 2538x1941+1288+1475 IMG_20210704_232037088.jpg</text:p>
          </table:table-cell>
          <table:table-cell/>
          <table:table-cell table:formula="of:=IF([.C29]&lt;&gt;&quot;&quot;;([.J29]-[.J$3])*360*[.B$35];0)" office:value-type="float" office:value="-46.5208333326154" calcext:value-type="float">
            <text:p>-46.5208333326154</text:p>
          </table:table-cell>
          <table:table-cell table:formula="of:=[.N29]/180*PI()" office:value-type="float" office:value="-0.811941712425666" calcext:value-type="float">
            <text:p>-0.811941712425666</text:p>
          </table:table-cell>
          <table:table-cell table:formula="of:=COS([.$O29])*([.P$3]-[.B$14])-SIN([.$O29])*([.Q$3]-[.B$15])" office:value-type="float" office:value="-59.425617865662" calcext:value-type="float">
            <text:p>-59.425617865662</text:p>
          </table:table-cell>
          <table:table-cell table:formula="of:=SIN([.$O29])*([.P$3]-[.B$14])+COS([.$O29])*([.Q$3]-[.B$15])" office:value-type="float" office:value="425.9913097016" calcext:value-type="float">
            <text:p>425.9913097016</text:p>
          </table:table-cell>
          <table:table-cell table:formula="of:=COS([.$O29])*([.R$3]-[.B$14])-SIN([.$O29])*([.S$3]-[.B$15])" office:value-type="float" office:value="570.416548677567" calcext:value-type="float">
            <text:p>570.416548677567</text:p>
          </table:table-cell>
          <table:table-cell table:formula="of:=SIN([.$O29])*([.R$3]-[.B$14])+COS([.$O29])*([.S$3]-[.B$15])" office:value-type="float" office:value="1023.25410382503" calcext:value-type="float">
            <text:p>1023.25410382503</text:p>
          </table:table-cell>
          <table:table-cell table:formula="of:=COS([.$O29])*([.T$3]-[.B$14])-SIN([.$O29])*([.U$3]-[.B$15])" office:value-type="float" office:value="736.007319930063" calcext:value-type="float">
            <text:p>736.007319930063</text:p>
          </table:table-cell>
          <table:table-cell table:formula="of:=SIN([.$O29])*([.T$3]-[.B$14])+COS([.$O29])*([.U$3]-[.B$15])" office:value-type="float" office:value="-412.830746201595" calcext:value-type="float">
            <text:p>-412.830746201595</text:p>
          </table:table-cell>
          <table:table-cell table:formula="of:=COS([.$O29])*([.V$3]-[.B$14])-SIN([.$O29])*([.W$3]-[.B$15])" office:value-type="float" office:value="1365.84948647329" calcext:value-type="float">
            <text:p>1365.84948647329</text:p>
          </table:table-cell>
          <table:table-cell table:formula="of:=SIN([.$O29])*([.V$3]-[.B$14])+COS([.$O29])*([.W$3]-[.B$15])" office:value-type="float" office:value="184.432047921839" calcext:value-type="float">
            <text:p>184.432047921839</text:p>
          </table:table-cell>
          <table:table-cell table:formula="of:=COS([.$O29])*([.X$3]-[.B$12]/2)-SIN([.$O29])*([.Y$3]-[.B$13]/2)" office:value-type="float" office:value="-712.637552169477" calcext:value-type="float">
            <text:p>-712.637552169477</text:p>
          </table:table-cell>
          <table:table-cell table:formula="of:=SIN([.$O29])*([.X$3]-[.B$12]/2)+COS([.$O29])*([.Y$3]-[.B$13]/2)" office:value-type="float" office:value="120.77963088988" calcext:value-type="float">
            <text:p>120.77963088988</text:p>
          </table:table-cell>
          <table:table-cell table:formula="of:=COS([.$O29])*([.Z$3]-[.B$12]/2)-SIN([.$O29])*([.AA$3]-[.B$13]/2)" office:value-type="float" office:value="-82.7953856262482" calcext:value-type="float">
            <text:p>-82.7953856262482</text:p>
          </table:table-cell>
          <table:table-cell table:formula="of:=SIN([.$O29])*([.Z$3]-[.B$12]/2)+COS([.$O29])*([.AA$3]-[.B$13]/2)" office:value-type="float" office:value="718.042425013314" calcext:value-type="float">
            <text:p>718.042425013314</text:p>
          </table:table-cell>
          <table:table-cell table:formula="of:=COS([.$O29])*([.AB$3]-[.B$12]/2)-SIN([.$O29])*([.AC$3]-[.B$13]/2)" office:value-type="float" office:value="82.7953856262482" calcext:value-type="float">
            <text:p>82.7953856262482</text:p>
          </table:table-cell>
          <table:table-cell table:formula="of:=SIN([.$O29])*([.AB$3]-[.B$12]/2)+COS([.$O29])*([.AC$3]-[.B$13]/2)" office:value-type="float" office:value="-718.042425013314" calcext:value-type="float">
            <text:p>-718.042425013314</text:p>
          </table:table-cell>
          <table:table-cell table:formula="of:=COS([.$O29])*([.AD$3]-[.B$12]/2)-SIN([.$O29])*([.AE$3]-[.B$13]/2)" office:value-type="float" office:value="712.637552169477" calcext:value-type="float">
            <text:p>712.637552169477</text:p>
          </table:table-cell>
          <table:table-cell table:formula="of:=SIN([.$O29])*([.AD$3]-[.B$12]/2)+COS([.$O29])*([.AE$3]-[.B$13]/2)" office:value-type="float" office:value="-120.77963088988" calcext:value-type="float">
            <text:p>-120.77963088988</text:p>
          </table:table-cell>
          <table:table-cell table:formula="of:=COS([.$O29])*([.AF$3]-[.B$12]/2)-SIN([.$O29])*([.AG$3]-[.B$13]/2)" office:value-type="float" office:value="-653.211934303815" calcext:value-type="float">
            <text:p>-653.211934303815</text:p>
          </table:table-cell>
          <table:table-cell table:formula="of:=SIN([.$O29])*([.AF$3]-[.B$12]/2)+COS([.$O29])*([.AG$3]-[.B$13]/2)" office:value-type="float" office:value="-305.21167881172" calcext:value-type="float">
            <text:p>-305.21167881172</text:p>
          </table:table-cell>
          <table:table-cell table:formula="of:=MIN([.X29];[.Z29];[.AB29];[.AD29])" office:value-type="float" office:value="-712.637552169477" calcext:value-type="float">
            <text:p>-712.637552169477</text:p>
          </table:table-cell>
          <table:table-cell table:formula="of:=MIN([.Y29];[.AA29];[.AC29];[.AE29])" office:value-type="float" office:value="-718.042425013314" calcext:value-type="float">
            <text:p>-718.042425013314</text:p>
          </table:table-cell>
          <table:table-cell table:formula="of:=[.AF29]-[.$AH29]" office:value-type="float" office:value="59.425617865662" calcext:value-type="float">
            <text:p>59.425617865662</text:p>
          </table:table-cell>
          <table:table-cell table:formula="of:=[.AG29]-[.$AI29]" office:value-type="float" office:value="412.830746201595" calcext:value-type="float">
            <text:p>412.830746201595</text:p>
          </table:table-cell>
          <table:table-cell table:formula="of:=[.AF$3]-[.AJ29]" office:value-type="float" office:value="290.574382134338" calcext:value-type="float">
            <text:p>290.574382134338</text:p>
          </table:table-cell>
          <table:table-cell table:formula="of:=[.AG$3]-[.AK29]" office:value-type="float" office:value="-662.830746201595" calcext:value-type="float">
            <text:p>-662.83074620159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_extra</text:p>
          </table:table-cell>
          <table:table-cell table:style-name="ce2" table:formula="of:=[.B26]-[.B25]" office:value-type="float" office:value="1194.10004324074" calcext:value-type="float">
            <text:p>1194.10004324074</text:p>
          </table:table-cell>
          <table:table-cell office:value-type="string" calcext:value-type="string">
            <text:p>IMG_20210704_232237181.jpg</text:p>
          </table:table-cell>
          <table:table-cell table:formula="of:=MID([.C30];5;4)" office:value-type="string" office:string-value="2021" calcext:value-type="string">
            <text:p>2021</text:p>
          </table:table-cell>
          <table:table-cell table:formula="of:=MID([.C30];9;2)" office:value-type="string" office:string-value="07" calcext:value-type="string">
            <text:p>07</text:p>
          </table:table-cell>
          <table:table-cell table:formula="of:=MID([.C30];11;2)" office:value-type="string" office:string-value="04" calcext:value-type="string">
            <text:p>04</text:p>
          </table:table-cell>
          <table:table-cell table:formula="of:=MID([.C30];14;2)" office:value-type="string" office:string-value="23" calcext:value-type="string">
            <text:p>23</text:p>
          </table:table-cell>
          <table:table-cell table:formula="of:=MID([.C30];16;2)" office:value-type="string" office:string-value="22" calcext:value-type="string">
            <text:p>22</text:p>
          </table:table-cell>
          <table:table-cell table:formula="of:=MID([.C30];18;2)" office:value-type="string" office:string-value="37" calcext:value-type="string">
            <text:p>37</text:p>
          </table:table-cell>
          <table:table-cell table:formula="of:=DATE([.D30];[.E30];[.F30])+TIME([.G30];[.H30];[.I30])" office:value-type="date" office:date-value="2021-07-04T23:22:37" calcext:value-type="date">
            <text:p>04/07/21 23:22:37</text:p>
          </table:table-cell>
          <table:table-cell table:formula="of:=IF([.C30]&lt;&gt;&quot;&quot;;CONCATENATE(&quot;mogrify -rotate &quot;;ROUND([.N30];3);&quot; -background black &quot;;[.C30]);&quot;&quot;)" office:value-type="string" office:string-value="mogrify -rotate -46.021 -background black IMG_20210704_232237181.jpg" calcext:value-type="string">
            <text:p>mogrify -rotate -46.021 -background black IMG_20210704_232237181.jpg</text:p>
          </table:table-cell>
          <table:table-cell table:formula="of:=IF([.C30]&lt;&gt;&quot;&quot;;CONCATENATE(&quot;mogrify -crop &quot;;ROUND([.B$22]);&quot;x&quot;;ROUND([.B$23]);&quot;+&quot;;ROUND([.B$30]+[.B$33]-[.AL30]);&quot;+&quot;;ROUND([.B$31]+[.B$34]-[.AM30]);&quot; &quot;;[.C30]);&quot;&quot;)" office:value-type="string" office:string-value="mogrify -crop 2538x1941+1291+1469 IMG_20210704_232237181.jpg" calcext:value-type="string">
            <text:p>mogrify -crop 2538x1941+1291+1469 IMG_20210704_232237181.jpg</text:p>
          </table:table-cell>
          <table:table-cell/>
          <table:table-cell table:formula="of:=IF([.C30]&lt;&gt;&quot;&quot;;([.J30]-[.J$3])*360*[.B$35];0)" office:value-type="float" office:value="-46.020833333605" calcext:value-type="float">
            <text:p>-46.020833333605</text:p>
          </table:table-cell>
          <table:table-cell table:formula="of:=[.N30]/180*PI()" office:value-type="float" office:value="-0.803215066182965" calcext:value-type="float">
            <text:p>-0.803215066182965</text:p>
          </table:table-cell>
          <table:table-cell table:formula="of:=COS([.$O30])*([.P$3]-[.B$14])-SIN([.$O30])*([.Q$3]-[.B$15])" office:value-type="float" office:value="-63.1407833989858" calcext:value-type="float">
            <text:p>-63.1407833989858</text:p>
          </table:table-cell>
          <table:table-cell table:formula="of:=SIN([.$O30])*([.P$3]-[.B$14])+COS([.$O30])*([.Q$3]-[.B$15])" office:value-type="float" office:value="425.45650949511" calcext:value-type="float">
            <text:p>425.45650949511</text:p>
          </table:table-cell>
          <table:table-cell table:formula="of:=COS([.$O30])*([.R$3]-[.B$14])-SIN([.$O30])*([.S$3]-[.B$15])" office:value-type="float" office:value="561.465365720119" calcext:value-type="float">
            <text:p>561.465365720119</text:p>
          </table:table-cell>
          <table:table-cell table:formula="of:=SIN([.$O30])*([.R$3]-[.B$14])+COS([.$O30])*([.S$3]-[.B$15])" office:value-type="float" office:value="1028.19290169538" calcext:value-type="float">
            <text:p>1028.19290169538</text:p>
          </table:table-cell>
          <table:table-cell table:formula="of:=COS([.$O30])*([.T$3]-[.B$14])-SIN([.$O30])*([.U$3]-[.B$15])" office:value-type="float" office:value="739.581877181103" calcext:value-type="float">
            <text:p>739.581877181103</text:p>
          </table:table-cell>
          <table:table-cell table:formula="of:=SIN([.$O30])*([.T$3]-[.B$14])+COS([.$O30])*([.U$3]-[.B$15])" office:value-type="float" office:value="-406.392232880104" calcext:value-type="float">
            <text:p>-406.392232880104</text:p>
          </table:table-cell>
          <table:table-cell table:formula="of:=COS([.$O30])*([.V$3]-[.B$14])-SIN([.$O30])*([.W$3]-[.B$15])" office:value-type="float" office:value="1364.18802630021" calcext:value-type="float">
            <text:p>1364.18802630021</text:p>
          </table:table-cell>
          <table:table-cell table:formula="of:=SIN([.$O30])*([.V$3]-[.B$14])+COS([.$O30])*([.W$3]-[.B$15])" office:value-type="float" office:value="196.34415932017" calcext:value-type="float">
            <text:p>196.34415932017</text:p>
          </table:table-cell>
          <table:table-cell table:formula="of:=COS([.$O30])*([.X$3]-[.B$12]/2)-SIN([.$O30])*([.Y$3]-[.B$13]/2)" office:value-type="float" office:value="-713.664404849597" calcext:value-type="float">
            <text:p>-713.664404849597</text:p>
          </table:table-cell>
          <table:table-cell table:formula="of:=SIN([.$O30])*([.X$3]-[.B$12]/2)+COS([.$O30])*([.Y$3]-[.B$13]/2)" office:value-type="float" office:value="114.55617508747" calcext:value-type="float">
            <text:p>114.55617508747</text:p>
          </table:table-cell>
          <table:table-cell table:formula="of:=COS([.$O30])*([.Z$3]-[.B$12]/2)-SIN([.$O30])*([.AA$3]-[.B$13]/2)" office:value-type="float" office:value="-89.0582557304919" calcext:value-type="float">
            <text:p>-89.0582557304919</text:p>
          </table:table-cell>
          <table:table-cell table:formula="of:=SIN([.$O30])*([.Z$3]-[.B$12]/2)+COS([.$O30])*([.AA$3]-[.B$13]/2)" office:value-type="float" office:value="717.292567287744" calcext:value-type="float">
            <text:p>717.292567287744</text:p>
          </table:table-cell>
          <table:table-cell table:formula="of:=COS([.$O30])*([.AB$3]-[.B$12]/2)-SIN([.$O30])*([.AC$3]-[.B$13]/2)" office:value-type="float" office:value="89.0582557304919" calcext:value-type="float">
            <text:p>89.0582557304919</text:p>
          </table:table-cell>
          <table:table-cell table:formula="of:=SIN([.$O30])*([.AB$3]-[.B$12]/2)+COS([.$O30])*([.AC$3]-[.B$13]/2)" office:value-type="float" office:value="-717.292567287744" calcext:value-type="float">
            <text:p>-717.292567287744</text:p>
          </table:table-cell>
          <table:table-cell table:formula="of:=COS([.$O30])*([.AD$3]-[.B$12]/2)-SIN([.$O30])*([.AE$3]-[.B$13]/2)" office:value-type="float" office:value="713.664404849597" calcext:value-type="float">
            <text:p>713.664404849597</text:p>
          </table:table-cell>
          <table:table-cell table:formula="of:=SIN([.$O30])*([.AD$3]-[.B$12]/2)+COS([.$O30])*([.AE$3]-[.B$13]/2)" office:value-type="float" office:value="-114.55617508747" calcext:value-type="float">
            <text:p>-114.55617508747</text:p>
          </table:table-cell>
          <table:table-cell table:formula="of:=COS([.$O30])*([.AF$3]-[.B$12]/2)-SIN([.$O30])*([.AG$3]-[.B$13]/2)" office:value-type="float" office:value="-650.523621450611" calcext:value-type="float">
            <text:p>-650.523621450611</text:p>
          </table:table-cell>
          <table:table-cell table:formula="of:=SIN([.$O30])*([.AF$3]-[.B$12]/2)+COS([.$O30])*([.AG$3]-[.B$13]/2)" office:value-type="float" office:value="-310.90033440764" calcext:value-type="float">
            <text:p>-310.90033440764</text:p>
          </table:table-cell>
          <table:table-cell table:formula="of:=MIN([.X30];[.Z30];[.AB30];[.AD30])" office:value-type="float" office:value="-713.664404849597" calcext:value-type="float">
            <text:p>-713.664404849597</text:p>
          </table:table-cell>
          <table:table-cell table:formula="of:=MIN([.Y30];[.AA30];[.AC30];[.AE30])" office:value-type="float" office:value="-717.292567287744" calcext:value-type="float">
            <text:p>-717.292567287744</text:p>
          </table:table-cell>
          <table:table-cell table:formula="of:=[.AF30]-[.$AH30]" office:value-type="float" office:value="63.1407833989858" calcext:value-type="float">
            <text:p>63.1407833989858</text:p>
          </table:table-cell>
          <table:table-cell table:formula="of:=[.AG30]-[.$AI30]" office:value-type="float" office:value="406.392232880104" calcext:value-type="float">
            <text:p>406.392232880104</text:p>
          </table:table-cell>
          <table:table-cell table:formula="of:=[.AF$3]-[.AJ30]" office:value-type="float" office:value="286.859216601014" calcext:value-type="float">
            <text:p>286.859216601014</text:p>
          </table:table-cell>
          <table:table-cell table:formula="of:=[.AG$3]-[.AK30]" office:value-type="float" office:value="-656.392232880104" calcext:value-type="float">
            <text:p>-656.39223288010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_extra</text:p>
          </table:table-cell>
          <table:table-cell table:style-name="ce2" table:formula="of:=[.B28]-[.B27]" office:value-type="float" office:value="812.437657980275" calcext:value-type="float">
            <text:p>812.437657980275</text:p>
          </table:table-cell>
          <table:table-cell office:value-type="string" calcext:value-type="string">
            <text:p>IMG_20210704_232437260.jpg</text:p>
          </table:table-cell>
          <table:table-cell table:formula="of:=MID([.C31];5;4)" office:value-type="string" office:string-value="2021" calcext:value-type="string">
            <text:p>2021</text:p>
          </table:table-cell>
          <table:table-cell table:formula="of:=MID([.C31];9;2)" office:value-type="string" office:string-value="07" calcext:value-type="string">
            <text:p>07</text:p>
          </table:table-cell>
          <table:table-cell table:formula="of:=MID([.C31];11;2)" office:value-type="string" office:string-value="04" calcext:value-type="string">
            <text:p>04</text:p>
          </table:table-cell>
          <table:table-cell table:formula="of:=MID([.C31];14;2)" office:value-type="string" office:string-value="23" calcext:value-type="string">
            <text:p>23</text:p>
          </table:table-cell>
          <table:table-cell table:formula="of:=MID([.C31];16;2)" office:value-type="string" office:string-value="24" calcext:value-type="string">
            <text:p>24</text:p>
          </table:table-cell>
          <table:table-cell table:formula="of:=MID([.C31];18;2)" office:value-type="string" office:string-value="37" calcext:value-type="string">
            <text:p>37</text:p>
          </table:table-cell>
          <table:table-cell table:formula="of:=DATE([.D31];[.E31];[.F31])+TIME([.G31];[.H31];[.I31])" office:value-type="date" office:date-value="2021-07-04T23:24:37" calcext:value-type="date">
            <text:p>04/07/21 23:24:37</text:p>
          </table:table-cell>
          <table:table-cell table:formula="of:=IF([.C31]&lt;&gt;&quot;&quot;;CONCATENATE(&quot;mogrify -rotate &quot;;ROUND([.N31];3);&quot; -background black &quot;;[.C31]);&quot;&quot;)" office:value-type="string" office:string-value="mogrify -rotate -45.521 -background black IMG_20210704_232437260.jpg" calcext:value-type="string">
            <text:p>mogrify -rotate -45.521 -background black IMG_20210704_232437260.jpg</text:p>
          </table:table-cell>
          <table:table-cell table:formula="of:=IF([.C31]&lt;&gt;&quot;&quot;;CONCATENATE(&quot;mogrify -crop &quot;;ROUND([.B$22]);&quot;x&quot;;ROUND([.B$23]);&quot;+&quot;;ROUND([.B$30]+[.B$33]-[.AL31]);&quot;+&quot;;ROUND([.B$31]+[.B$34]-[.AM31]);&quot; &quot;;[.C31]);&quot;&quot;)" office:value-type="string" office:string-value="mogrify -crop 2538x1941+1295+1462 IMG_20210704_232437260.jpg" calcext:value-type="string">
            <text:p>mogrify -crop 2538x1941+1295+1462 IMG_20210704_232437260.jpg</text:p>
          </table:table-cell>
          <table:table-cell/>
          <table:table-cell table:formula="of:=IF([.C31]&lt;&gt;&quot;&quot;;([.J31]-[.J$3])*360*[.B$35];0)" office:value-type="float" office:value="-45.5208333345945" calcext:value-type="float">
            <text:p>-45.5208333345945</text:p>
          </table:table-cell>
          <table:table-cell table:formula="of:=[.N31]/180*PI()" office:value-type="float" office:value="-0.794488419940264" calcext:value-type="float">
            <text:p>-0.794488419940264</text:p>
          </table:table-cell>
          <table:table-cell table:formula="of:=COS([.$O31])*([.P$3]-[.B$14])-SIN([.$O31])*([.Q$3]-[.B$15])" office:value-type="float" office:value="-66.8511405172135" calcext:value-type="float">
            <text:p>-66.8511405172135</text:p>
          </table:table-cell>
          <table:table-cell table:formula="of:=SIN([.$O31])*([.P$3]-[.B$14])+COS([.$O31])*([.Q$3]-[.B$15])" office:value-type="float" office:value="424.889309128328" calcext:value-type="float">
            <text:p>424.889309128328</text:p>
          </table:table-cell>
          <table:table-cell table:formula="of:=COS([.$O31])*([.R$3]-[.B$14])-SIN([.$O31])*([.S$3]-[.B$15])" office:value-type="float" office:value="552.471425001439" calcext:value-type="float">
            <text:p>552.471425001439</text:p>
          </table:table-cell>
          <table:table-cell table:formula="of:=SIN([.$O31])*([.R$3]-[.B$14])+COS([.$O31])*([.S$3]-[.B$15])" office:value-type="float" office:value="1033.05339869577" calcext:value-type="float">
            <text:p>1033.05339869577</text:p>
          </table:table-cell>
          <table:table-cell table:formula="of:=COS([.$O31])*([.T$3]-[.B$14])-SIN([.$O31])*([.U$3]-[.B$15])" office:value-type="float" office:value="743.10011240901" calcext:value-type="float">
            <text:p>743.10011240901</text:p>
          </table:table-cell>
          <table:table-cell table:formula="of:=SIN([.$O31])*([.T$3]-[.B$14])+COS([.$O31])*([.U$3]-[.B$15])" office:value-type="float" office:value="-399.92277121679" calcext:value-type="float">
            <text:p>-399.92277121679</text:p>
          </table:table-cell>
          <table:table-cell table:formula="of:=COS([.$O31])*([.V$3]-[.B$14])-SIN([.$O31])*([.W$3]-[.B$15])" office:value-type="float" office:value="1362.42267792766" calcext:value-type="float">
            <text:p>1362.42267792766</text:p>
          </table:table-cell>
          <table:table-cell table:formula="of:=SIN([.$O31])*([.V$3]-[.B$14])+COS([.$O31])*([.W$3]-[.B$15])" office:value-type="float" office:value="208.241318350651" calcext:value-type="float">
            <text:p>208.241318350651</text:p>
          </table:table-cell>
          <table:table-cell table:formula="of:=COS([.$O31])*([.X$3]-[.B$12]/2)-SIN([.$O31])*([.Y$3]-[.B$13]/2)" office:value-type="float" office:value="-714.636909222438" calcext:value-type="float">
            <text:p>-714.636909222438</text:p>
          </table:table-cell>
          <table:table-cell table:formula="of:=SIN([.$O31])*([.X$3]-[.B$12]/2)+COS([.$O31])*([.Y$3]-[.B$13]/2)" office:value-type="float" office:value="108.323995388838" calcext:value-type="float">
            <text:p>108.323995388838</text:p>
          </table:table-cell>
          <table:table-cell table:formula="of:=COS([.$O31])*([.Z$3]-[.B$12]/2)-SIN([.$O31])*([.AA$3]-[.B$13]/2)" office:value-type="float" office:value="-95.3143437037855" calcext:value-type="float">
            <text:p>-95.3143437037855</text:p>
          </table:table-cell>
          <table:table-cell table:formula="of:=SIN([.$O31])*([.Z$3]-[.B$12]/2)+COS([.$O31])*([.AA$3]-[.B$13]/2)" office:value-type="float" office:value="716.488084956279" calcext:value-type="float">
            <text:p>716.488084956279</text:p>
          </table:table-cell>
          <table:table-cell table:formula="of:=COS([.$O31])*([.AB$3]-[.B$12]/2)-SIN([.$O31])*([.AC$3]-[.B$13]/2)" office:value-type="float" office:value="95.3143437037855" calcext:value-type="float">
            <text:p>95.3143437037855</text:p>
          </table:table-cell>
          <table:table-cell table:formula="of:=SIN([.$O31])*([.AB$3]-[.B$12]/2)+COS([.$O31])*([.AC$3]-[.B$13]/2)" office:value-type="float" office:value="-716.488084956279" calcext:value-type="float">
            <text:p>-716.488084956279</text:p>
          </table:table-cell>
          <table:table-cell table:formula="of:=COS([.$O31])*([.AD$3]-[.B$12]/2)-SIN([.$O31])*([.AE$3]-[.B$13]/2)" office:value-type="float" office:value="714.636909222438" calcext:value-type="float">
            <text:p>714.636909222438</text:p>
          </table:table-cell>
          <table:table-cell table:formula="of:=SIN([.$O31])*([.AD$3]-[.B$12]/2)+COS([.$O31])*([.AE$3]-[.B$13]/2)" office:value-type="float" office:value="-108.323995388838" calcext:value-type="float">
            <text:p>-108.323995388838</text:p>
          </table:table-cell>
          <table:table-cell table:formula="of:=COS([.$O31])*([.AF$3]-[.B$12]/2)-SIN([.$O31])*([.AG$3]-[.B$13]/2)" office:value-type="float" office:value="-647.785768705224" calcext:value-type="float">
            <text:p>-647.785768705224</text:p>
          </table:table-cell>
          <table:table-cell table:formula="of:=SIN([.$O31])*([.AF$3]-[.B$12]/2)+COS([.$O31])*([.AG$3]-[.B$13]/2)" office:value-type="float" office:value="-316.56531373949" calcext:value-type="float">
            <text:p>-316.56531373949</text:p>
          </table:table-cell>
          <table:table-cell table:formula="of:=MIN([.X31];[.Z31];[.AB31];[.AD31])" office:value-type="float" office:value="-714.636909222438" calcext:value-type="float">
            <text:p>-714.636909222438</text:p>
          </table:table-cell>
          <table:table-cell table:formula="of:=MIN([.Y31];[.AA31];[.AC31];[.AE31])" office:value-type="float" office:value="-716.488084956279" calcext:value-type="float">
            <text:p>-716.488084956279</text:p>
          </table:table-cell>
          <table:table-cell table:formula="of:=[.AF31]-[.$AH31]" office:value-type="float" office:value="66.8511405172135" calcext:value-type="float">
            <text:p>66.8511405172135</text:p>
          </table:table-cell>
          <table:table-cell table:formula="of:=[.AG31]-[.$AI31]" office:value-type="float" office:value="399.92277121679" calcext:value-type="float">
            <text:p>399.92277121679</text:p>
          </table:table-cell>
          <table:table-cell table:formula="of:=[.AF$3]-[.AJ31]" office:value-type="float" office:value="283.148859482787" calcext:value-type="float">
            <text:p>283.148859482787</text:p>
          </table:table-cell>
          <table:table-cell table:formula="of:=[.AG$3]-[.AK31]" office:value-type="float" office:value="-649.92277121679" calcext:value-type="float">
            <text:p>-649.92277121679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Maximale Verschiebung</text:p>
          </table:table-cell>
          <table:table-cell table:style-name="ce2"/>
          <table:table-cell office:value-type="string" calcext:value-type="string">
            <text:p>IMG_20210704_232637341.jpg</text:p>
          </table:table-cell>
          <table:table-cell table:formula="of:=MID([.C32];5;4)" office:value-type="string" office:string-value="2021" calcext:value-type="string">
            <text:p>2021</text:p>
          </table:table-cell>
          <table:table-cell table:formula="of:=MID([.C32];9;2)" office:value-type="string" office:string-value="07" calcext:value-type="string">
            <text:p>07</text:p>
          </table:table-cell>
          <table:table-cell table:formula="of:=MID([.C32];11;2)" office:value-type="string" office:string-value="04" calcext:value-type="string">
            <text:p>04</text:p>
          </table:table-cell>
          <table:table-cell table:formula="of:=MID([.C32];14;2)" office:value-type="string" office:string-value="23" calcext:value-type="string">
            <text:p>23</text:p>
          </table:table-cell>
          <table:table-cell table:formula="of:=MID([.C32];16;2)" office:value-type="string" office:string-value="26" calcext:value-type="string">
            <text:p>26</text:p>
          </table:table-cell>
          <table:table-cell table:formula="of:=MID([.C32];18;2)" office:value-type="string" office:string-value="37" calcext:value-type="string">
            <text:p>37</text:p>
          </table:table-cell>
          <table:table-cell table:formula="of:=DATE([.D32];[.E32];[.F32])+TIME([.G32];[.H32];[.I32])" office:value-type="date" office:date-value="2021-07-04T23:26:37" calcext:value-type="date">
            <text:p>04/07/21 23:26:37</text:p>
          </table:table-cell>
          <table:table-cell table:formula="of:=IF([.C32]&lt;&gt;&quot;&quot;;CONCATENATE(&quot;mogrify -rotate &quot;;ROUND([.N32];3);&quot; -background black &quot;;[.C32]);&quot;&quot;)" office:value-type="string" office:string-value="mogrify -rotate -45.021 -background black IMG_20210704_232637341.jpg" calcext:value-type="string">
            <text:p>mogrify -rotate -45.021 -background black IMG_20210704_232637341.jpg</text:p>
          </table:table-cell>
          <table:table-cell table:formula="of:=IF([.C32]&lt;&gt;&quot;&quot;;CONCATENATE(&quot;mogrify -crop &quot;;ROUND([.B$22]);&quot;x&quot;;ROUND([.B$23]);&quot;+&quot;;ROUND([.B$30]+[.B$33]-[.AL32]);&quot;+&quot;;ROUND([.B$31]+[.B$34]-[.AM32]);&quot; &quot;;[.C32]);&quot;&quot;)" office:value-type="string" office:string-value="mogrify -crop 2538x1941+1299+1456 IMG_20210704_232637341.jpg" calcext:value-type="string">
            <text:p>mogrify -crop 2538x1941+1299+1456 IMG_20210704_232637341.jpg</text:p>
          </table:table-cell>
          <table:table-cell/>
          <table:table-cell table:formula="of:=IF([.C32]&lt;&gt;&quot;&quot;;([.J32]-[.J$3])*360*[.B$35];0)" office:value-type="float" office:value="-45.0208333329647" calcext:value-type="float">
            <text:p>-45.0208333329647</text:p>
          </table:table-cell>
          <table:table-cell table:formula="of:=[.N32]/180*PI()" office:value-type="float" office:value="-0.785761773651846" calcext:value-type="float">
            <text:p>-0.785761773651846</text:p>
          </table:table-cell>
          <table:table-cell table:formula="of:=COS([.$O32])*([.P$3]-[.B$14])-SIN([.$O32])*([.Q$3]-[.B$15])" office:value-type="float" office:value="-70.556406681683" calcext:value-type="float">
            <text:p>-70.556406681683</text:p>
          </table:table-cell>
          <table:table-cell table:formula="of:=SIN([.$O32])*([.P$3]-[.B$14])+COS([.$O32])*([.Q$3]-[.B$15])" office:value-type="float" office:value="424.289751792533" calcext:value-type="float">
            <text:p>424.289751792533</text:p>
          </table:table-cell>
          <table:table-cell table:formula="of:=COS([.$O32])*([.R$3]-[.B$14])-SIN([.$O32])*([.S$3]-[.B$15])" office:value-type="float" office:value="543.435411397486" calcext:value-type="float">
            <text:p>543.435411397486</text:p>
          </table:table-cell>
          <table:table-cell table:formula="of:=SIN([.$O32])*([.R$3]-[.B$14])+COS([.$O32])*([.S$3]-[.B$15])" office:value-type="float" office:value="1037.83522470537" calcext:value-type="float">
            <text:p>1037.83522470537</text:p>
          </table:table-cell>
          <table:table-cell table:formula="of:=COS([.$O32])*([.T$3]-[.B$14])-SIN([.$O32])*([.U$3]-[.B$15])" office:value-type="float" office:value="746.561757704538" calcext:value-type="float">
            <text:p>746.561757704538</text:p>
          </table:table-cell>
          <table:table-cell table:formula="of:=SIN([.$O32])*([.T$3]-[.B$14])+COS([.$O32])*([.U$3]-[.B$15])" office:value-type="float" office:value="-393.422853852074" calcext:value-type="float">
            <text:p>-393.422853852074</text:p>
          </table:table-cell>
          <table:table-cell table:formula="of:=COS([.$O32])*([.V$3]-[.B$14])-SIN([.$O32])*([.W$3]-[.B$15])" office:value-type="float" office:value="1360.55357578371" calcext:value-type="float">
            <text:p>1360.55357578371</text:p>
          </table:table-cell>
          <table:table-cell table:formula="of:=SIN([.$O32])*([.V$3]-[.B$14])+COS([.$O32])*([.W$3]-[.B$15])" office:value-type="float" office:value="220.122619060763" calcext:value-type="float">
            <text:p>220.122619060763</text:p>
          </table:table-cell>
          <table:table-cell table:formula="of:=COS([.$O32])*([.X$3]-[.B$12]/2)-SIN([.$O32])*([.Y$3]-[.B$13]/2)" office:value-type="float" office:value="-715.554991232695" calcext:value-type="float">
            <text:p>-715.554991232695</text:p>
          </table:table-cell>
          <table:table-cell table:formula="of:=SIN([.$O32])*([.X$3]-[.B$12]/2)+COS([.$O32])*([.Y$3]-[.B$13]/2)" office:value-type="float" office:value="102.083566365885" calcext:value-type="float">
            <text:p>102.083566365885</text:p>
          </table:table-cell>
          <table:table-cell table:formula="of:=COS([.$O32])*([.Z$3]-[.B$12]/2)-SIN([.$O32])*([.AA$3]-[.B$13]/2)" office:value-type="float" office:value="-101.563173153526" calcext:value-type="float">
            <text:p>-101.563173153526</text:p>
          </table:table-cell>
          <table:table-cell table:formula="of:=SIN([.$O32])*([.Z$3]-[.B$12]/2)+COS([.$O32])*([.AA$3]-[.B$13]/2)" office:value-type="float" office:value="715.629039278722" calcext:value-type="float">
            <text:p>715.629039278722</text:p>
          </table:table-cell>
          <table:table-cell table:formula="of:=COS([.$O32])*([.AB$3]-[.B$12]/2)-SIN([.$O32])*([.AC$3]-[.B$13]/2)" office:value-type="float" office:value="101.563173153526" calcext:value-type="float">
            <text:p>101.563173153526</text:p>
          </table:table-cell>
          <table:table-cell table:formula="of:=SIN([.$O32])*([.AB$3]-[.B$12]/2)+COS([.$O32])*([.AC$3]-[.B$13]/2)" office:value-type="float" office:value="-715.629039278722" calcext:value-type="float">
            <text:p>-715.629039278722</text:p>
          </table:table-cell>
          <table:table-cell table:formula="of:=COS([.$O32])*([.AD$3]-[.B$12]/2)-SIN([.$O32])*([.AE$3]-[.B$13]/2)" office:value-type="float" office:value="715.554991232695" calcext:value-type="float">
            <text:p>715.554991232695</text:p>
          </table:table-cell>
          <table:table-cell table:formula="of:=SIN([.$O32])*([.AD$3]-[.B$12]/2)+COS([.$O32])*([.AE$3]-[.B$13]/2)" office:value-type="float" office:value="-102.083566365885" calcext:value-type="float">
            <text:p>-102.083566365885</text:p>
          </table:table-cell>
          <table:table-cell table:formula="of:=COS([.$O32])*([.AF$3]-[.B$12]/2)-SIN([.$O32])*([.AG$3]-[.B$13]/2)" office:value-type="float" office:value="-644.998584551012" calcext:value-type="float">
            <text:p>-644.998584551012</text:p>
          </table:table-cell>
          <table:table-cell table:formula="of:=SIN([.$O32])*([.AF$3]-[.B$12]/2)+COS([.$O32])*([.AG$3]-[.B$13]/2)" office:value-type="float" office:value="-322.206185426648" calcext:value-type="float">
            <text:p>-322.206185426648</text:p>
          </table:table-cell>
          <table:table-cell table:formula="of:=MIN([.X32];[.Z32];[.AB32];[.AD32])" office:value-type="float" office:value="-715.554991232695" calcext:value-type="float">
            <text:p>-715.554991232695</text:p>
          </table:table-cell>
          <table:table-cell table:formula="of:=MIN([.Y32];[.AA32];[.AC32];[.AE32])" office:value-type="float" office:value="-715.629039278722" calcext:value-type="float">
            <text:p>-715.629039278722</text:p>
          </table:table-cell>
          <table:table-cell table:formula="of:=[.AF32]-[.$AH32]" office:value-type="float" office:value="70.556406681683" calcext:value-type="float">
            <text:p>70.556406681683</text:p>
          </table:table-cell>
          <table:table-cell table:formula="of:=[.AG32]-[.$AI32]" office:value-type="float" office:value="393.422853852074" calcext:value-type="float">
            <text:p>393.422853852074</text:p>
          </table:table-cell>
          <table:table-cell table:formula="of:=[.AF$3]-[.AJ32]" office:value-type="float" office:value="279.443593318317" calcext:value-type="float">
            <text:p>279.443593318317</text:p>
          </table:table-cell>
          <table:table-cell table:formula="of:=[.AG$3]-[.AK32]" office:value-type="float" office:value="-643.422853852074" calcext:value-type="float">
            <text:p>-643.42285385207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ax_dx</text:p>
          </table:table-cell>
          <table:table-cell table:style-name="ce2" table:formula="of:=MAX([.AL4:.AL1000])" office:value-type="float" office:value="384.246760798765" calcext:value-type="float">
            <text:p>384.246760798765</text:p>
          </table:table-cell>
          <table:table-cell office:value-type="string" calcext:value-type="string">
            <text:p>IMG_20210704_232837428.jpg</text:p>
          </table:table-cell>
          <table:table-cell table:formula="of:=MID([.C33];5;4)" office:value-type="string" office:string-value="2021" calcext:value-type="string">
            <text:p>2021</text:p>
          </table:table-cell>
          <table:table-cell table:formula="of:=MID([.C33];9;2)" office:value-type="string" office:string-value="07" calcext:value-type="string">
            <text:p>07</text:p>
          </table:table-cell>
          <table:table-cell table:formula="of:=MID([.C33];11;2)" office:value-type="string" office:string-value="04" calcext:value-type="string">
            <text:p>04</text:p>
          </table:table-cell>
          <table:table-cell table:formula="of:=MID([.C33];14;2)" office:value-type="string" office:string-value="23" calcext:value-type="string">
            <text:p>23</text:p>
          </table:table-cell>
          <table:table-cell table:formula="of:=MID([.C33];16;2)" office:value-type="string" office:string-value="28" calcext:value-type="string">
            <text:p>28</text:p>
          </table:table-cell>
          <table:table-cell table:formula="of:=MID([.C33];18;2)" office:value-type="string" office:string-value="37" calcext:value-type="string">
            <text:p>37</text:p>
          </table:table-cell>
          <table:table-cell table:formula="of:=DATE([.D33];[.E33];[.F33])+TIME([.G33];[.H33];[.I33])" office:value-type="date" office:date-value="2021-07-04T23:28:37" calcext:value-type="date">
            <text:p>04/07/21 23:28:37</text:p>
          </table:table-cell>
          <table:table-cell table:formula="of:=IF([.C33]&lt;&gt;&quot;&quot;;CONCATENATE(&quot;mogrify -rotate &quot;;ROUND([.N33];3);&quot; -background black &quot;;[.C33]);&quot;&quot;)" office:value-type="string" office:string-value="mogrify -rotate -44.521 -background black IMG_20210704_232837428.jpg" calcext:value-type="string">
            <text:p>mogrify -rotate -44.521 -background black IMG_20210704_232837428.jpg</text:p>
          </table:table-cell>
          <table:table-cell table:formula="of:=IF([.C33]&lt;&gt;&quot;&quot;;CONCATENATE(&quot;mogrify -crop &quot;;ROUND([.B$22]);&quot;x&quot;;ROUND([.B$23]);&quot;+&quot;;ROUND([.B$30]+[.B$33]-[.AL33]);&quot;+&quot;;ROUND([.B$31]+[.B$34]-[.AM33]);&quot; &quot;;[.C33]);&quot;&quot;)" office:value-type="string" office:string-value="mogrify -crop 2538x1941+1303+1449 IMG_20210704_232837428.jpg" calcext:value-type="string">
            <text:p>mogrify -crop 2538x1941+1303+1449 IMG_20210704_232837428.jpg</text:p>
          </table:table-cell>
          <table:table-cell/>
          <table:table-cell table:formula="of:=IF([.C33]&lt;&gt;&quot;&quot;;([.J33]-[.J$3])*360*[.B$35];0)" office:value-type="float" office:value="-44.5208333339542" calcext:value-type="float">
            <text:p>-44.5208333339542</text:p>
          </table:table-cell>
          <table:table-cell table:formula="of:=[.N33]/180*PI()" office:value-type="float" office:value="-0.777035127409145" calcext:value-type="float">
            <text:p>-0.777035127409145</text:p>
          </table:table-cell>
          <table:table-cell table:formula="of:=COS([.$O33])*([.P$3]-[.B$14])-SIN([.$O33])*([.Q$3]-[.B$15])" office:value-type="float" office:value="-74.2562996832105" calcext:value-type="float">
            <text:p>-74.2562996832105</text:p>
          </table:table-cell>
          <table:table-cell table:formula="of:=SIN([.$O33])*([.P$3]-[.B$14])+COS([.$O33])*([.Q$3]-[.B$15])" office:value-type="float" office:value="423.657883152618" calcext:value-type="float">
            <text:p>423.657883152618</text:p>
          </table:table-cell>
          <table:table-cell table:formula="of:=COS([.$O33])*([.R$3]-[.B$14])-SIN([.$O33])*([.S$3]-[.B$15])" office:value-type="float" office:value="534.35801313035" calcext:value-type="float">
            <text:p>534.35801313035</text:p>
          </table:table-cell>
          <table:table-cell table:formula="of:=SIN([.$O33])*([.R$3]-[.B$14])+COS([.$O33])*([.S$3]-[.B$15])" office:value-type="float" office:value="1042.53801551952" calcext:value-type="float">
            <text:p>1042.53801551952</text:p>
          </table:table-cell>
          <table:table-cell table:formula="of:=COS([.$O33])*([.T$3]-[.B$14])-SIN([.$O33])*([.U$3]-[.B$15])" office:value-type="float" office:value="749.966549413728" calcext:value-type="float">
            <text:p>749.966549413728</text:p>
          </table:table-cell>
          <table:table-cell table:formula="of:=SIN([.$O33])*([.T$3]-[.B$14])+COS([.$O33])*([.U$3]-[.B$15])" office:value-type="float" office:value="-386.89297584793" calcext:value-type="float">
            <text:p>-386.89297584793</text:p>
          </table:table-cell>
          <table:table-cell table:formula="of:=COS([.$O33])*([.V$3]-[.B$14])-SIN([.$O33])*([.W$3]-[.B$15])" office:value-type="float" office:value="1358.58086222729" calcext:value-type="float">
            <text:p>1358.58086222729</text:p>
          </table:table-cell>
          <table:table-cell table:formula="of:=SIN([.$O33])*([.V$3]-[.B$14])+COS([.$O33])*([.W$3]-[.B$15])" office:value-type="float" office:value="231.987156518975" calcext:value-type="float">
            <text:p>231.987156518975</text:p>
          </table:table-cell>
          <table:table-cell table:formula="of:=COS([.$O33])*([.X$3]-[.B$12]/2)-SIN([.$O33])*([.Y$3]-[.B$13]/2)" office:value-type="float" office:value="-716.418580955249" calcext:value-type="float">
            <text:p>-716.418580955249</text:p>
          </table:table-cell>
          <table:table-cell table:formula="of:=SIN([.$O33])*([.X$3]-[.B$12]/2)+COS([.$O33])*([.Y$3]-[.B$13]/2)" office:value-type="float" office:value="95.8353633168214" calcext:value-type="float">
            <text:p>95.8353633168214</text:p>
          </table:table-cell>
          <table:table-cell table:formula="of:=COS([.$O33])*([.Z$3]-[.B$12]/2)-SIN([.$O33])*([.AA$3]-[.B$13]/2)" office:value-type="float" office:value="-107.804268141689" calcext:value-type="float">
            <text:p>-107.804268141689</text:p>
          </table:table-cell>
          <table:table-cell table:formula="of:=SIN([.$O33])*([.Z$3]-[.B$12]/2)+COS([.$O33])*([.AA$3]-[.B$13]/2)" office:value-type="float" office:value="714.715495683726" calcext:value-type="float">
            <text:p>714.715495683726</text:p>
          </table:table-cell>
          <table:table-cell table:formula="of:=COS([.$O33])*([.AB$3]-[.B$12]/2)-SIN([.$O33])*([.AC$3]-[.B$13]/2)" office:value-type="float" office:value="107.804268141689" calcext:value-type="float">
            <text:p>107.804268141689</text:p>
          </table:table-cell>
          <table:table-cell table:formula="of:=SIN([.$O33])*([.AB$3]-[.B$12]/2)+COS([.$O33])*([.AC$3]-[.B$13]/2)" office:value-type="float" office:value="-714.715495683726" calcext:value-type="float">
            <text:p>-714.715495683726</text:p>
          </table:table-cell>
          <table:table-cell table:formula="of:=COS([.$O33])*([.AD$3]-[.B$12]/2)-SIN([.$O33])*([.AE$3]-[.B$13]/2)" office:value-type="float" office:value="716.418580955249" calcext:value-type="float">
            <text:p>716.418580955249</text:p>
          </table:table-cell>
          <table:table-cell table:formula="of:=SIN([.$O33])*([.AD$3]-[.B$12]/2)+COS([.$O33])*([.AE$3]-[.B$13]/2)" office:value-type="float" office:value="-95.8353633168214" calcext:value-type="float">
            <text:p>-95.8353633168214</text:p>
          </table:table-cell>
          <table:table-cell table:formula="of:=COS([.$O33])*([.AF$3]-[.B$12]/2)-SIN([.$O33])*([.AG$3]-[.B$13]/2)" office:value-type="float" office:value="-642.162281272039" calcext:value-type="float">
            <text:p>-642.162281272039</text:p>
          </table:table-cell>
          <table:table-cell table:formula="of:=SIN([.$O33])*([.AF$3]-[.B$12]/2)+COS([.$O33])*([.AG$3]-[.B$13]/2)" office:value-type="float" office:value="-327.822519835796" calcext:value-type="float">
            <text:p>-327.822519835796</text:p>
          </table:table-cell>
          <table:table-cell table:formula="of:=MIN([.X33];[.Z33];[.AB33];[.AD33])" office:value-type="float" office:value="-716.418580955249" calcext:value-type="float">
            <text:p>-716.418580955249</text:p>
          </table:table-cell>
          <table:table-cell table:formula="of:=MIN([.Y33];[.AA33];[.AC33];[.AE33])" office:value-type="float" office:value="-714.715495683726" calcext:value-type="float">
            <text:p>-714.715495683726</text:p>
          </table:table-cell>
          <table:table-cell table:formula="of:=[.AF33]-[.$AH33]" office:value-type="float" office:value="74.2562996832105" calcext:value-type="float">
            <text:p>74.2562996832105</text:p>
          </table:table-cell>
          <table:table-cell table:formula="of:=[.AG33]-[.$AI33]" office:value-type="float" office:value="386.89297584793" calcext:value-type="float">
            <text:p>386.89297584793</text:p>
          </table:table-cell>
          <table:table-cell table:formula="of:=[.AF$3]-[.AJ33]" office:value-type="float" office:value="275.74370031679" calcext:value-type="float">
            <text:p>275.74370031679</text:p>
          </table:table-cell>
          <table:table-cell table:formula="of:=[.AG$3]-[.AK33]" office:value-type="float" office:value="-636.89297584793" calcext:value-type="float">
            <text:p>-636.8929758479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max_dy</text:p>
          </table:table-cell>
          <table:table-cell table:style-name="ce2" table:formula="of:=MAX([.AM4:.AM1000])" office:value-type="float" office:value="0" calcext:value-type="float">
            <text:p>0</text:p>
          </table:table-cell>
          <table:table-cell office:value-type="string" calcext:value-type="string">
            <text:p>IMG_20210704_233037521.jpg</text:p>
          </table:table-cell>
          <table:table-cell table:formula="of:=MID([.C34];5;4)" office:value-type="string" office:string-value="2021" calcext:value-type="string">
            <text:p>2021</text:p>
          </table:table-cell>
          <table:table-cell table:formula="of:=MID([.C34];9;2)" office:value-type="string" office:string-value="07" calcext:value-type="string">
            <text:p>07</text:p>
          </table:table-cell>
          <table:table-cell table:formula="of:=MID([.C34];11;2)" office:value-type="string" office:string-value="04" calcext:value-type="string">
            <text:p>04</text:p>
          </table:table-cell>
          <table:table-cell table:formula="of:=MID([.C34];14;2)" office:value-type="string" office:string-value="23" calcext:value-type="string">
            <text:p>23</text:p>
          </table:table-cell>
          <table:table-cell table:formula="of:=MID([.C34];16;2)" office:value-type="string" office:string-value="30" calcext:value-type="string">
            <text:p>30</text:p>
          </table:table-cell>
          <table:table-cell table:formula="of:=MID([.C34];18;2)" office:value-type="string" office:string-value="37" calcext:value-type="string">
            <text:p>37</text:p>
          </table:table-cell>
          <table:table-cell table:formula="of:=DATE([.D34];[.E34];[.F34])+TIME([.G34];[.H34];[.I34])" office:value-type="date" office:date-value="2021-07-04T23:30:37" calcext:value-type="date">
            <text:p>04/07/21 23:30:37</text:p>
          </table:table-cell>
          <table:table-cell table:formula="of:=IF([.C34]&lt;&gt;&quot;&quot;;CONCATENATE(&quot;mogrify -rotate &quot;;ROUND([.N34];3);&quot; -background black &quot;;[.C34]);&quot;&quot;)" office:value-type="string" office:string-value="mogrify -rotate -44.021 -background black IMG_20210704_233037521.jpg" calcext:value-type="string">
            <text:p>mogrify -rotate -44.021 -background black IMG_20210704_233037521.jpg</text:p>
          </table:table-cell>
          <table:table-cell table:formula="of:=IF([.C34]&lt;&gt;&quot;&quot;;CONCATENATE(&quot;mogrify -crop &quot;;ROUND([.B$22]);&quot;x&quot;;ROUND([.B$23]);&quot;+&quot;;ROUND([.B$30]+[.B$33]-[.AL34]);&quot;+&quot;;ROUND([.B$31]+[.B$34]-[.AM34]);&quot; &quot;;[.C34]);&quot;&quot;)" office:value-type="string" office:string-value="mogrify -crop 2538x1941+1306+1443 IMG_20210704_233037521.jpg" calcext:value-type="string">
            <text:p>mogrify -crop 2538x1941+1306+1443 IMG_20210704_233037521.jpg</text:p>
          </table:table-cell>
          <table:table-cell/>
          <table:table-cell table:formula="of:=IF([.C34]&lt;&gt;&quot;&quot;;([.J34]-[.J$3])*360*[.B$35];0)" office:value-type="float" office:value="-44.0208333323244" calcext:value-type="float">
            <text:p>-44.0208333323244</text:p>
          </table:table-cell>
          <table:table-cell table:formula="of:=[.N34]/180*PI()" office:value-type="float" office:value="-0.768308481120728" calcext:value-type="float">
            <text:p>-0.768308481120728</text:p>
          </table:table-cell>
          <table:table-cell table:formula="of:=COS([.$O34])*([.P$3]-[.B$14])-SIN([.$O34])*([.Q$3]-[.B$15])" office:value-type="float" office:value="-77.9505377993822" calcext:value-type="float">
            <text:p>-77.9505377993822</text:p>
          </table:table-cell>
          <table:table-cell table:formula="of:=SIN([.$O34])*([.P$3]-[.B$14])+COS([.$O34])*([.Q$3]-[.B$15])" office:value-type="float" office:value="422.993751321207" calcext:value-type="float">
            <text:p>422.993751321207</text:p>
          </table:table-cell>
          <table:table-cell table:formula="of:=COS([.$O34])*([.R$3]-[.B$14])-SIN([.$O34])*([.S$3]-[.B$15])" office:value-type="float" office:value="525.239921383951" calcext:value-type="float">
            <text:p>525.239921383951</text:p>
          </table:table-cell>
          <table:table-cell table:formula="of:=SIN([.$O34])*([.R$3]-[.B$14])+COS([.$O34])*([.S$3]-[.B$15])" office:value-type="float" office:value="1047.16141305177" calcext:value-type="float">
            <text:p>1047.16141305177</text:p>
          </table:table-cell>
          <table:table-cell table:formula="of:=COS([.$O34])*([.T$3]-[.B$14])-SIN([.$O34])*([.U$3]-[.B$15])" office:value-type="float" office:value="753.314228284179" calcext:value-type="float">
            <text:p>753.314228284179</text:p>
          </table:table-cell>
          <table:table-cell table:formula="of:=SIN([.$O34])*([.T$3]-[.B$14])+COS([.$O34])*([.U$3]-[.B$15])" office:value-type="float" office:value="-380.333634411436" calcext:value-type="float">
            <text:p>-380.333634411436</text:p>
          </table:table-cell>
          <table:table-cell table:formula="of:=COS([.$O34])*([.V$3]-[.B$14])-SIN([.$O34])*([.W$3]-[.B$15])" office:value-type="float" office:value="1356.50468746751" calcext:value-type="float">
            <text:p>1356.50468746751</text:p>
          </table:table-cell>
          <table:table-cell table:formula="of:=SIN([.$O34])*([.V$3]-[.B$14])+COS([.$O34])*([.W$3]-[.B$15])" office:value-type="float" office:value="243.834027319128" calcext:value-type="float">
            <text:p>243.834027319128</text:p>
          </table:table-cell>
          <table:table-cell table:formula="of:=COS([.$O34])*([.X$3]-[.B$12]/2)-SIN([.$O34])*([.Y$3]-[.B$13]/2)" office:value-type="float" office:value="-717.227612633448" calcext:value-type="float">
            <text:p>-717.227612633448</text:p>
          </table:table-cell>
          <table:table-cell table:formula="of:=SIN([.$O34])*([.X$3]-[.B$12]/2)+COS([.$O34])*([.Y$3]-[.B$13]/2)" office:value-type="float" office:value="89.5798620010396" calcext:value-type="float">
            <text:p>89.5798620010396</text:p>
          </table:table-cell>
          <table:table-cell table:formula="of:=COS([.$O34])*([.Z$3]-[.B$12]/2)-SIN([.$O34])*([.AA$3]-[.B$13]/2)" office:value-type="float" office:value="-114.037153450114" calcext:value-type="float">
            <text:p>-114.037153450114</text:p>
          </table:table-cell>
          <table:table-cell table:formula="of:=SIN([.$O34])*([.Z$3]-[.B$12]/2)+COS([.$O34])*([.AA$3]-[.B$13]/2)" office:value-type="float" office:value="713.747523731603" calcext:value-type="float">
            <text:p>713.747523731603</text:p>
          </table:table-cell>
          <table:table-cell table:formula="of:=COS([.$O34])*([.AB$3]-[.B$12]/2)-SIN([.$O34])*([.AC$3]-[.B$13]/2)" office:value-type="float" office:value="114.037153450114" calcext:value-type="float">
            <text:p>114.037153450114</text:p>
          </table:table-cell>
          <table:table-cell table:formula="of:=SIN([.$O34])*([.AB$3]-[.B$12]/2)+COS([.$O34])*([.AC$3]-[.B$13]/2)" office:value-type="float" office:value="-713.747523731603" calcext:value-type="float">
            <text:p>-713.747523731603</text:p>
          </table:table-cell>
          <table:table-cell table:formula="of:=COS([.$O34])*([.AD$3]-[.B$12]/2)-SIN([.$O34])*([.AE$3]-[.B$13]/2)" office:value-type="float" office:value="717.227612633448" calcext:value-type="float">
            <text:p>717.227612633448</text:p>
          </table:table-cell>
          <table:table-cell table:formula="of:=SIN([.$O34])*([.AD$3]-[.B$12]/2)+COS([.$O34])*([.AE$3]-[.B$13]/2)" office:value-type="float" office:value="-89.5798620010396" calcext:value-type="float">
            <text:p>-89.5798620010396</text:p>
          </table:table-cell>
          <table:table-cell table:formula="of:=COS([.$O34])*([.AF$3]-[.B$12]/2)-SIN([.$O34])*([.AG$3]-[.B$13]/2)" office:value-type="float" office:value="-639.277074834065" calcext:value-type="float">
            <text:p>-639.277074834065</text:p>
          </table:table-cell>
          <table:table-cell table:formula="of:=SIN([.$O34])*([.AF$3]-[.B$12]/2)+COS([.$O34])*([.AG$3]-[.B$13]/2)" office:value-type="float" office:value="-333.413889320167" calcext:value-type="float">
            <text:p>-333.413889320167</text:p>
          </table:table-cell>
          <table:table-cell table:formula="of:=MIN([.X34];[.Z34];[.AB34];[.AD34])" office:value-type="float" office:value="-717.227612633448" calcext:value-type="float">
            <text:p>-717.227612633448</text:p>
          </table:table-cell>
          <table:table-cell table:formula="of:=MIN([.Y34];[.AA34];[.AC34];[.AE34])" office:value-type="float" office:value="-713.747523731603" calcext:value-type="float">
            <text:p>-713.747523731603</text:p>
          </table:table-cell>
          <table:table-cell table:formula="of:=[.AF34]-[.$AH34]" office:value-type="float" office:value="77.9505377993821" calcext:value-type="float">
            <text:p>77.9505377993821</text:p>
          </table:table-cell>
          <table:table-cell table:formula="of:=[.AG34]-[.$AI34]" office:value-type="float" office:value="380.333634411436" calcext:value-type="float">
            <text:p>380.333634411436</text:p>
          </table:table-cell>
          <table:table-cell table:formula="of:=[.AF$3]-[.AJ34]" office:value-type="float" office:value="272.049462200618" calcext:value-type="float">
            <text:p>272.049462200618</text:p>
          </table:table-cell>
          <table:table-cell table:formula="of:=[.AG$3]-[.AK34]" office:value-type="float" office:value="-630.333634411436" calcext:value-type="float">
            <text:p>-630.333634411436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ordpol/Südpol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MG_20210704_233237604.jpg</text:p>
          </table:table-cell>
          <table:table-cell table:formula="of:=MID([.C35];5;4)" office:value-type="string" office:string-value="2021" calcext:value-type="string">
            <text:p>2021</text:p>
          </table:table-cell>
          <table:table-cell table:formula="of:=MID([.C35];9;2)" office:value-type="string" office:string-value="07" calcext:value-type="string">
            <text:p>07</text:p>
          </table:table-cell>
          <table:table-cell table:formula="of:=MID([.C35];11;2)" office:value-type="string" office:string-value="04" calcext:value-type="string">
            <text:p>04</text:p>
          </table:table-cell>
          <table:table-cell table:formula="of:=MID([.C35];14;2)" office:value-type="string" office:string-value="23" calcext:value-type="string">
            <text:p>23</text:p>
          </table:table-cell>
          <table:table-cell table:formula="of:=MID([.C35];16;2)" office:value-type="string" office:string-value="32" calcext:value-type="string">
            <text:p>32</text:p>
          </table:table-cell>
          <table:table-cell table:formula="of:=MID([.C35];18;2)" office:value-type="string" office:string-value="37" calcext:value-type="string">
            <text:p>37</text:p>
          </table:table-cell>
          <table:table-cell table:formula="of:=DATE([.D35];[.E35];[.F35])+TIME([.G35];[.H35];[.I35])" office:value-type="date" office:date-value="2021-07-04T23:32:37" calcext:value-type="date">
            <text:p>04/07/21 23:32:37</text:p>
          </table:table-cell>
          <table:table-cell table:formula="of:=IF([.C35]&lt;&gt;&quot;&quot;;CONCATENATE(&quot;mogrify -rotate &quot;;ROUND([.N35];3);&quot; -background black &quot;;[.C35]);&quot;&quot;)" office:value-type="string" office:string-value="mogrify -rotate -43.521 -background black IMG_20210704_233237604.jpg" calcext:value-type="string">
            <text:p>mogrify -rotate -43.521 -background black IMG_20210704_233237604.jpg</text:p>
          </table:table-cell>
          <table:table-cell table:formula="of:=IF([.C35]&lt;&gt;&quot;&quot;;CONCATENATE(&quot;mogrify -crop &quot;;ROUND([.B$22]);&quot;x&quot;;ROUND([.B$23]);&quot;+&quot;;ROUND([.B$30]+[.B$33]-[.AL35]);&quot;+&quot;;ROUND([.B$31]+[.B$34]-[.AM35]);&quot; &quot;;[.C35]);&quot;&quot;)" office:value-type="string" office:string-value="mogrify -crop 2538x1941+1310+1436 IMG_20210704_233237604.jpg" calcext:value-type="string">
            <text:p>mogrify -crop 2538x1941+1310+1436 IMG_20210704_233237604.jpg</text:p>
          </table:table-cell>
          <table:table-cell/>
          <table:table-cell table:formula="of:=IF([.C35]&lt;&gt;&quot;&quot;;([.J35]-[.J$3])*360*[.B$35];0)" office:value-type="float" office:value="-43.5208333333139" calcext:value-type="float">
            <text:p>-43.5208333333139</text:p>
          </table:table-cell>
          <table:table-cell table:formula="of:=[.N35]/180*PI()" office:value-type="float" office:value="-0.759581834878027" calcext:value-type="float">
            <text:p>-0.759581834878027</text:p>
          </table:table-cell>
          <table:table-cell table:formula="of:=COS([.$O35])*([.P$3]-[.B$14])-SIN([.$O35])*([.Q$3]-[.B$15])" office:value-type="float" office:value="-81.6388396609581" calcext:value-type="float">
            <text:p>-81.6388396609581</text:p>
          </table:table-cell>
          <table:table-cell table:formula="of:=SIN([.$O35])*([.P$3]-[.B$14])+COS([.$O35])*([.Q$3]-[.B$15])" office:value-type="float" office:value="422.297406881468" calcext:value-type="float">
            <text:p>422.297406881468</text:p>
          </table:table-cell>
          <table:table-cell table:formula="of:=COS([.$O35])*([.R$3]-[.B$14])-SIN([.$O35])*([.S$3]-[.B$15])" office:value-type="float" office:value="516.08183063181" calcext:value-type="float">
            <text:p>516.08183063181</text:p>
          </table:table-cell>
          <table:table-cell table:formula="of:=SIN([.$O35])*([.R$3]-[.B$14])+COS([.$O35])*([.S$3]-[.B$15])" office:value-type="float" office:value="1051.70506516405" calcext:value-type="float">
            <text:p>1051.70506516405</text:p>
          </table:table-cell>
          <table:table-cell table:formula="of:=COS([.$O35])*([.T$3]-[.B$14])-SIN([.$O35])*([.U$3]-[.B$15])" office:value-type="float" office:value="756.604539342112" calcext:value-type="float">
            <text:p>756.604539342112</text:p>
          </table:table-cell>
          <table:table-cell table:formula="of:=SIN([.$O35])*([.T$3]-[.B$14])+COS([.$O35])*([.U$3]-[.B$15])" office:value-type="float" office:value="-373.74532913056" calcext:value-type="float">
            <text:p>-373.74532913056</text:p>
          </table:table-cell>
          <table:table-cell table:formula="of:=COS([.$O35])*([.V$3]-[.B$14])-SIN([.$O35])*([.W$3]-[.B$15])" office:value-type="float" office:value="1354.32520963488" calcext:value-type="float">
            <text:p>1354.32520963488</text:p>
          </table:table-cell>
          <table:table-cell table:formula="of:=SIN([.$O35])*([.V$3]-[.B$14])+COS([.$O35])*([.W$3]-[.B$15])" office:value-type="float" office:value="255.662329152022" calcext:value-type="float">
            <text:p>255.662329152022</text:p>
          </table:table-cell>
          <table:table-cell table:formula="of:=COS([.$O35])*([.X$3]-[.B$12]/2)-SIN([.$O35])*([.Y$3]-[.B$13]/2)" office:value-type="float" office:value="-717.982024647919" calcext:value-type="float">
            <text:p>-717.982024647919</text:p>
          </table:table-cell>
          <table:table-cell table:formula="of:=SIN([.$O35])*([.X$3]-[.B$12]/2)+COS([.$O35])*([.Y$3]-[.B$13]/2)" office:value-type="float" office:value="83.3175388647229" calcext:value-type="float">
            <text:p>83.3175388647229</text:p>
          </table:table-cell>
          <table:table-cell table:formula="of:=COS([.$O35])*([.Z$3]-[.B$12]/2)-SIN([.$O35])*([.AA$3]-[.B$13]/2)" office:value-type="float" office:value="-120.261354355151" calcext:value-type="float">
            <text:p>-120.261354355151</text:p>
          </table:table-cell>
          <table:table-cell table:formula="of:=SIN([.$O35])*([.Z$3]-[.B$12]/2)+COS([.$O35])*([.AA$3]-[.B$13]/2)" office:value-type="float" office:value="712.725197147305" calcext:value-type="float">
            <text:p>712.725197147305</text:p>
          </table:table-cell>
          <table:table-cell table:formula="of:=COS([.$O35])*([.AB$3]-[.B$12]/2)-SIN([.$O35])*([.AC$3]-[.B$13]/2)" office:value-type="float" office:value="120.261354355151" calcext:value-type="float">
            <text:p>120.261354355151</text:p>
          </table:table-cell>
          <table:table-cell table:formula="of:=SIN([.$O35])*([.AB$3]-[.B$12]/2)+COS([.$O35])*([.AC$3]-[.B$13]/2)" office:value-type="float" office:value="-712.725197147305" calcext:value-type="float">
            <text:p>-712.725197147305</text:p>
          </table:table-cell>
          <table:table-cell table:formula="of:=COS([.$O35])*([.AD$3]-[.B$12]/2)-SIN([.$O35])*([.AE$3]-[.B$13]/2)" office:value-type="float" office:value="717.982024647919" calcext:value-type="float">
            <text:p>717.982024647919</text:p>
          </table:table-cell>
          <table:table-cell table:formula="of:=SIN([.$O35])*([.AD$3]-[.B$12]/2)+COS([.$O35])*([.AE$3]-[.B$13]/2)" office:value-type="float" office:value="-83.3175388647229" calcext:value-type="float">
            <text:p>-83.3175388647229</text:p>
          </table:table-cell>
          <table:table-cell table:formula="of:=COS([.$O35])*([.AF$3]-[.B$12]/2)-SIN([.$O35])*([.AG$3]-[.B$13]/2)" office:value-type="float" office:value="-636.343184986961" calcext:value-type="float">
            <text:p>-636.343184986961</text:p>
          </table:table-cell>
          <table:table-cell table:formula="of:=SIN([.$O35])*([.AF$3]-[.B$12]/2)+COS([.$O35])*([.AG$3]-[.B$13]/2)" office:value-type="float" office:value="-338.979868016745" calcext:value-type="float">
            <text:p>-338.979868016745</text:p>
          </table:table-cell>
          <table:table-cell table:formula="of:=MIN([.X35];[.Z35];[.AB35];[.AD35])" office:value-type="float" office:value="-717.982024647919" calcext:value-type="float">
            <text:p>-717.982024647919</text:p>
          </table:table-cell>
          <table:table-cell table:formula="of:=MIN([.Y35];[.AA35];[.AC35];[.AE35])" office:value-type="float" office:value="-712.725197147305" calcext:value-type="float">
            <text:p>-712.725197147305</text:p>
          </table:table-cell>
          <table:table-cell table:formula="of:=[.AF35]-[.$AH35]" office:value-type="float" office:value="81.6388396609582" calcext:value-type="float">
            <text:p>81.6388396609582</text:p>
          </table:table-cell>
          <table:table-cell table:formula="of:=[.AG35]-[.$AI35]" office:value-type="float" office:value="373.74532913056" calcext:value-type="float">
            <text:p>373.74532913056</text:p>
          </table:table-cell>
          <table:table-cell table:formula="of:=[.AF$3]-[.AJ35]" office:value-type="float" office:value="268.361160339042" calcext:value-type="float">
            <text:p>268.361160339042</text:p>
          </table:table-cell>
          <table:table-cell table:formula="of:=[.AG$3]-[.AK35]" office:value-type="float" office:value="-623.74532913056" calcext:value-type="float">
            <text:p>-623.7453291305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Südpol: -1</text:p>
          </table:table-cell>
          <table:table-cell/>
          <table:table-cell office:value-type="string" calcext:value-type="string">
            <text:p>IMG_20210704_233437659.jpg</text:p>
          </table:table-cell>
          <table:table-cell table:formula="of:=MID([.C36];5;4)" office:value-type="string" office:string-value="2021" calcext:value-type="string">
            <text:p>2021</text:p>
          </table:table-cell>
          <table:table-cell table:formula="of:=MID([.C36];9;2)" office:value-type="string" office:string-value="07" calcext:value-type="string">
            <text:p>07</text:p>
          </table:table-cell>
          <table:table-cell table:formula="of:=MID([.C36];11;2)" office:value-type="string" office:string-value="04" calcext:value-type="string">
            <text:p>04</text:p>
          </table:table-cell>
          <table:table-cell table:formula="of:=MID([.C36];14;2)" office:value-type="string" office:string-value="23" calcext:value-type="string">
            <text:p>23</text:p>
          </table:table-cell>
          <table:table-cell table:formula="of:=MID([.C36];16;2)" office:value-type="string" office:string-value="34" calcext:value-type="string">
            <text:p>34</text:p>
          </table:table-cell>
          <table:table-cell table:formula="of:=MID([.C36];18;2)" office:value-type="string" office:string-value="37" calcext:value-type="string">
            <text:p>37</text:p>
          </table:table-cell>
          <table:table-cell table:formula="of:=DATE([.D36];[.E36];[.F36])+TIME([.G36];[.H36];[.I36])" office:value-type="date" office:date-value="2021-07-04T23:34:37" calcext:value-type="date">
            <text:p>04/07/21 23:34:37</text:p>
          </table:table-cell>
          <table:table-cell table:formula="of:=IF([.C36]&lt;&gt;&quot;&quot;;CONCATENATE(&quot;mogrify -rotate &quot;;ROUND([.N36];3);&quot; -background black &quot;;[.C36]);&quot;&quot;)" office:value-type="string" office:string-value="mogrify -rotate -43.021 -background black IMG_20210704_233437659.jpg" calcext:value-type="string">
            <text:p>mogrify -rotate -43.021 -background black IMG_20210704_233437659.jpg</text:p>
          </table:table-cell>
          <table:table-cell table:formula="of:=IF([.C36]&lt;&gt;&quot;&quot;;CONCATENATE(&quot;mogrify -crop &quot;;ROUND([.B$22]);&quot;x&quot;;ROUND([.B$23]);&quot;+&quot;;ROUND([.B$30]+[.B$33]-[.AL36]);&quot;+&quot;;ROUND([.B$31]+[.B$34]-[.AM36]);&quot; &quot;;[.C36]);&quot;&quot;)" office:value-type="string" office:string-value="mogrify -crop 2538x1941+1314+1430 IMG_20210704_233437659.jpg" calcext:value-type="string">
            <text:p>mogrify -crop 2538x1941+1314+1430 IMG_20210704_233437659.jpg</text:p>
          </table:table-cell>
          <table:table-cell/>
          <table:table-cell table:formula="of:=IF([.C36]&lt;&gt;&quot;&quot;;([.J36]-[.J$3])*360*[.B$35];0)" office:value-type="float" office:value="-43.0208333343035" calcext:value-type="float">
            <text:p>-43.0208333343035</text:p>
          </table:table-cell>
          <table:table-cell table:formula="of:=[.N36]/180*PI()" office:value-type="float" office:value="-0.750855188635326" calcext:value-type="float">
            <text:p>-0.750855188635326</text:p>
          </table:table-cell>
          <table:table-cell table:formula="of:=COS([.$O36])*([.P$3]-[.B$14])-SIN([.$O36])*([.Q$3]-[.B$15])" office:value-type="float" office:value="-85.3209244088409" calcext:value-type="float">
            <text:p>-85.3209244088409</text:p>
          </table:table-cell>
          <table:table-cell table:formula="of:=SIN([.$O36])*([.P$3]-[.B$14])+COS([.$O36])*([.Q$3]-[.B$15])" office:value-type="float" office:value="421.568902859332" calcext:value-type="float">
            <text:p>421.568902859332</text:p>
          </table:table-cell>
          <table:table-cell table:formula="of:=COS([.$O36])*([.R$3]-[.B$14])-SIN([.$O36])*([.S$3]-[.B$15])" office:value-type="float" office:value="506.88443825033" calcext:value-type="float">
            <text:p>506.88443825033</text:p>
          </table:table-cell>
          <table:table-cell table:formula="of:=SIN([.$O36])*([.R$3]-[.B$14])+COS([.$O36])*([.S$3]-[.B$15])" office:value-type="float" office:value="1056.16862586409" calcext:value-type="float">
            <text:p>1056.16862586409</text:p>
          </table:table-cell>
          <table:table-cell table:formula="of:=COS([.$O36])*([.T$3]-[.B$14])-SIN([.$O36])*([.U$3]-[.B$15])" office:value-type="float" office:value="759.837232035289" calcext:value-type="float">
            <text:p>759.837232035289</text:p>
          </table:table-cell>
          <table:table-cell table:formula="of:=SIN([.$O36])*([.T$3]-[.B$14])+COS([.$O36])*([.U$3]-[.B$15])" office:value-type="float" office:value="-367.128561695969" calcext:value-type="float">
            <text:p>-367.128561695969</text:p>
          </table:table-cell>
          <table:table-cell table:formula="of:=COS([.$O36])*([.V$3]-[.B$14])-SIN([.$O36])*([.W$3]-[.B$15])" office:value-type="float" office:value="1352.04259469446" calcext:value-type="float">
            <text:p>1352.04259469446</text:p>
          </table:table-cell>
          <table:table-cell table:formula="of:=SIN([.$O36])*([.V$3]-[.B$14])+COS([.$O36])*([.W$3]-[.B$15])" office:value-type="float" office:value="267.471161308793" calcext:value-type="float">
            <text:p>267.471161308793</text:p>
          </table:table-cell>
          <table:table-cell table:formula="of:=COS([.$O36])*([.X$3]-[.B$12]/2)-SIN([.$O36])*([.Y$3]-[.B$13]/2)" office:value-type="float" office:value="-718.68175955165" calcext:value-type="float">
            <text:p>-718.68175955165</text:p>
          </table:table-cell>
          <table:table-cell table:formula="of:=SIN([.$O36])*([.X$3]-[.B$12]/2)+COS([.$O36])*([.Y$3]-[.B$13]/2)" office:value-type="float" office:value="77.0488707752697" calcext:value-type="float">
            <text:p>77.0488707752697</text:p>
          </table:table-cell>
          <table:table-cell table:formula="of:=COS([.$O36])*([.Z$3]-[.B$12]/2)-SIN([.$O36])*([.AA$3]-[.B$13]/2)" office:value-type="float" office:value="-126.476396892479" calcext:value-type="float">
            <text:p>-126.476396892479</text:p>
          </table:table-cell>
          <table:table-cell table:formula="of:=SIN([.$O36])*([.Z$3]-[.B$12]/2)+COS([.$O36])*([.AA$3]-[.B$13]/2)" office:value-type="float" office:value="711.648593780031" calcext:value-type="float">
            <text:p>711.648593780031</text:p>
          </table:table-cell>
          <table:table-cell table:formula="of:=COS([.$O36])*([.AB$3]-[.B$12]/2)-SIN([.$O36])*([.AC$3]-[.B$13]/2)" office:value-type="float" office:value="126.476396892479" calcext:value-type="float">
            <text:p>126.476396892479</text:p>
          </table:table-cell>
          <table:table-cell table:formula="of:=SIN([.$O36])*([.AB$3]-[.B$12]/2)+COS([.$O36])*([.AC$3]-[.B$13]/2)" office:value-type="float" office:value="-711.648593780031" calcext:value-type="float">
            <text:p>-711.648593780031</text:p>
          </table:table-cell>
          <table:table-cell table:formula="of:=COS([.$O36])*([.AD$3]-[.B$12]/2)-SIN([.$O36])*([.AE$3]-[.B$13]/2)" office:value-type="float" office:value="718.68175955165" calcext:value-type="float">
            <text:p>718.68175955165</text:p>
          </table:table-cell>
          <table:table-cell table:formula="of:=SIN([.$O36])*([.AD$3]-[.B$12]/2)+COS([.$O36])*([.AE$3]-[.B$13]/2)" office:value-type="float" office:value="-77.0488707752697" calcext:value-type="float">
            <text:p>-77.0488707752697</text:p>
          </table:table-cell>
          <table:table-cell table:formula="of:=COS([.$O36])*([.AF$3]-[.B$12]/2)-SIN([.$O36])*([.AG$3]-[.B$13]/2)" office:value-type="float" office:value="-633.360835142809" calcext:value-type="float">
            <text:p>-633.360835142809</text:p>
          </table:table-cell>
          <table:table-cell table:formula="of:=SIN([.$O36])*([.AF$3]-[.B$12]/2)+COS([.$O36])*([.AG$3]-[.B$13]/2)" office:value-type="float" office:value="-344.520032084062" calcext:value-type="float">
            <text:p>-344.520032084062</text:p>
          </table:table-cell>
          <table:table-cell table:formula="of:=MIN([.X36];[.Z36];[.AB36];[.AD36])" office:value-type="float" office:value="-718.68175955165" calcext:value-type="float">
            <text:p>-718.68175955165</text:p>
          </table:table-cell>
          <table:table-cell table:formula="of:=MIN([.Y36];[.AA36];[.AC36];[.AE36])" office:value-type="float" office:value="-711.648593780031" calcext:value-type="float">
            <text:p>-711.648593780031</text:p>
          </table:table-cell>
          <table:table-cell table:formula="of:=[.AF36]-[.$AH36]" office:value-type="float" office:value="85.3209244088408" calcext:value-type="float">
            <text:p>85.3209244088408</text:p>
          </table:table-cell>
          <table:table-cell table:formula="of:=[.AG36]-[.$AI36]" office:value-type="float" office:value="367.128561695969" calcext:value-type="float">
            <text:p>367.128561695969</text:p>
          </table:table-cell>
          <table:table-cell table:formula="of:=[.AF$3]-[.AJ36]" office:value-type="float" office:value="264.679075591159" calcext:value-type="float">
            <text:p>264.679075591159</text:p>
          </table:table-cell>
          <table:table-cell table:formula="of:=[.AG$3]-[.AK36]" office:value-type="float" office:value="-617.128561695969" calcext:value-type="float">
            <text:p>-617.12856169596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4_233637697.jpg</text:p>
          </table:table-cell>
          <table:table-cell table:formula="of:=MID([.C37];5;4)" office:value-type="string" office:string-value="2021" calcext:value-type="string">
            <text:p>2021</text:p>
          </table:table-cell>
          <table:table-cell table:formula="of:=MID([.C37];9;2)" office:value-type="string" office:string-value="07" calcext:value-type="string">
            <text:p>07</text:p>
          </table:table-cell>
          <table:table-cell table:formula="of:=MID([.C37];11;2)" office:value-type="string" office:string-value="04" calcext:value-type="string">
            <text:p>04</text:p>
          </table:table-cell>
          <table:table-cell table:formula="of:=MID([.C37];14;2)" office:value-type="string" office:string-value="23" calcext:value-type="string">
            <text:p>23</text:p>
          </table:table-cell>
          <table:table-cell table:formula="of:=MID([.C37];16;2)" office:value-type="string" office:string-value="36" calcext:value-type="string">
            <text:p>36</text:p>
          </table:table-cell>
          <table:table-cell table:formula="of:=MID([.C37];18;2)" office:value-type="string" office:string-value="37" calcext:value-type="string">
            <text:p>37</text:p>
          </table:table-cell>
          <table:table-cell table:formula="of:=DATE([.D37];[.E37];[.F37])+TIME([.G37];[.H37];[.I37])" office:value-type="date" office:date-value="2021-07-04T23:36:37" calcext:value-type="date">
            <text:p>04/07/21 23:36:37</text:p>
          </table:table-cell>
          <table:table-cell table:formula="of:=IF([.C37]&lt;&gt;&quot;&quot;;CONCATENATE(&quot;mogrify -rotate &quot;;ROUND([.N37];3);&quot; -background black &quot;;[.C37]);&quot;&quot;)" office:value-type="string" office:string-value="mogrify -rotate -42.521 -background black IMG_20210704_233637697.jpg" calcext:value-type="string">
            <text:p>mogrify -rotate -42.521 -background black IMG_20210704_233637697.jpg</text:p>
          </table:table-cell>
          <table:table-cell table:formula="of:=IF([.C37]&lt;&gt;&quot;&quot;;CONCATENATE(&quot;mogrify -crop &quot;;ROUND([.B$22]);&quot;x&quot;;ROUND([.B$23]);&quot;+&quot;;ROUND([.B$30]+[.B$33]-[.AL37]);&quot;+&quot;;ROUND([.B$31]+[.B$34]-[.AM37]);&quot; &quot;;[.C37]);&quot;&quot;)" office:value-type="string" office:string-value="mogrify -crop 2538x1941+1317+1423 IMG_20210704_233637697.jpg" calcext:value-type="string">
            <text:p>mogrify -crop 2538x1941+1317+1423 IMG_20210704_233637697.jpg</text:p>
          </table:table-cell>
          <table:table-cell/>
          <table:table-cell table:formula="of:=IF([.C37]&lt;&gt;&quot;&quot;;([.J37]-[.J$3])*360*[.B$35];0)" office:value-type="float" office:value="-42.5208333326736" calcext:value-type="float">
            <text:p>-42.5208333326736</text:p>
          </table:table-cell>
          <table:table-cell table:formula="of:=[.N37]/180*PI()" office:value-type="float" office:value="-0.742128542346909" calcext:value-type="float">
            <text:p>-0.742128542346909</text:p>
          </table:table-cell>
          <table:table-cell table:formula="of:=COS([.$O37])*([.P$3]-[.B$14])-SIN([.$O37])*([.Q$3]-[.B$15])" office:value-type="float" office:value="-88.99651165726" calcext:value-type="float">
            <text:p>-88.99651165726</text:p>
          </table:table-cell>
          <table:table-cell table:formula="of:=SIN([.$O37])*([.P$3]-[.B$14])+COS([.$O37])*([.Q$3]-[.B$15])" office:value-type="float" office:value="420.808294729131" calcext:value-type="float">
            <text:p>420.808294729131</text:p>
          </table:table-cell>
          <table:table-cell table:formula="of:=COS([.$O37])*([.R$3]-[.B$14])-SIN([.$O37])*([.S$3]-[.B$15])" office:value-type="float" office:value="497.648444608062" calcext:value-type="float">
            <text:p>497.648444608062</text:p>
          </table:table-cell>
          <table:table-cell table:formula="of:=SIN([.$O37])*([.R$3]-[.B$14])+COS([.$O37])*([.S$3]-[.B$15])" office:value-type="float" office:value="1060.55175525722" calcext:value-type="float">
            <text:p>1060.55175525722</text:p>
          </table:table-cell>
          <table:table-cell table:formula="of:=COS([.$O37])*([.T$3]-[.B$14])-SIN([.$O37])*([.U$3]-[.B$15])" office:value-type="float" office:value="763.012060198125" calcext:value-type="float">
            <text:p>763.012060198125</text:p>
          </table:table-cell>
          <table:table-cell table:formula="of:=SIN([.$O37])*([.T$3]-[.B$14])+COS([.$O37])*([.U$3]-[.B$15])" office:value-type="float" office:value="-360.483835965238" calcext:value-type="float">
            <text:p>-360.483835965238</text:p>
          </table:table-cell>
          <table:table-cell table:formula="of:=COS([.$O37])*([.V$3]-[.B$14])-SIN([.$O37])*([.W$3]-[.B$15])" office:value-type="float" office:value="1349.65701646345" calcext:value-type="float">
            <text:p>1349.65701646345</text:p>
          </table:table-cell>
          <table:table-cell table:formula="of:=SIN([.$O37])*([.V$3]-[.B$14])+COS([.$O37])*([.W$3]-[.B$15])" office:value-type="float" office:value="279.259624562854" calcext:value-type="float">
            <text:p>279.259624562854</text:p>
          </table:table-cell>
          <table:table-cell table:formula="of:=COS([.$O37])*([.X$3]-[.B$12]/2)-SIN([.$O37])*([.Y$3]-[.B$13]/2)" office:value-type="float" office:value="-719.326764060354" calcext:value-type="float">
            <text:p>-719.326764060354</text:p>
          </table:table-cell>
          <table:table-cell table:formula="of:=SIN([.$O37])*([.X$3]-[.B$12]/2)+COS([.$O37])*([.Y$3]-[.B$13]/2)" office:value-type="float" office:value="70.7743350831385" calcext:value-type="float">
            <text:p>70.7743350831385</text:p>
          </table:table-cell>
          <table:table-cell table:formula="of:=COS([.$O37])*([.Z$3]-[.B$12]/2)-SIN([.$O37])*([.AA$3]-[.B$13]/2)" office:value-type="float" office:value="-132.681807795032" calcext:value-type="float">
            <text:p>-132.681807795032</text:p>
          </table:table-cell>
          <table:table-cell table:formula="of:=SIN([.$O37])*([.Z$3]-[.B$12]/2)+COS([.$O37])*([.AA$3]-[.B$13]/2)" office:value-type="float" office:value="710.51779561123" calcext:value-type="float">
            <text:p>710.51779561123</text:p>
          </table:table-cell>
          <table:table-cell table:formula="of:=COS([.$O37])*([.AB$3]-[.B$12]/2)-SIN([.$O37])*([.AC$3]-[.B$13]/2)" office:value-type="float" office:value="132.681807795032" calcext:value-type="float">
            <text:p>132.681807795032</text:p>
          </table:table-cell>
          <table:table-cell table:formula="of:=SIN([.$O37])*([.AB$3]-[.B$12]/2)+COS([.$O37])*([.AC$3]-[.B$13]/2)" office:value-type="float" office:value="-710.51779561123" calcext:value-type="float">
            <text:p>-710.51779561123</text:p>
          </table:table-cell>
          <table:table-cell table:formula="of:=COS([.$O37])*([.AD$3]-[.B$12]/2)-SIN([.$O37])*([.AE$3]-[.B$13]/2)" office:value-type="float" office:value="719.326764060354" calcext:value-type="float">
            <text:p>719.326764060354</text:p>
          </table:table-cell>
          <table:table-cell table:formula="of:=SIN([.$O37])*([.AD$3]-[.B$12]/2)+COS([.$O37])*([.AE$3]-[.B$13]/2)" office:value-type="float" office:value="-70.7743350831385" calcext:value-type="float">
            <text:p>-70.7743350831385</text:p>
          </table:table-cell>
          <table:table-cell table:formula="of:=COS([.$O37])*([.AF$3]-[.B$12]/2)-SIN([.$O37])*([.AG$3]-[.B$13]/2)" office:value-type="float" office:value="-630.330252403094" calcext:value-type="float">
            <text:p>-630.330252403094</text:p>
          </table:table-cell>
          <table:table-cell table:formula="of:=SIN([.$O37])*([.AF$3]-[.B$12]/2)+COS([.$O37])*([.AG$3]-[.B$13]/2)" office:value-type="float" office:value="-350.033959645992" calcext:value-type="float">
            <text:p>-350.033959645992</text:p>
          </table:table-cell>
          <table:table-cell table:formula="of:=MIN([.X37];[.Z37];[.AB37];[.AD37])" office:value-type="float" office:value="-719.326764060354" calcext:value-type="float">
            <text:p>-719.326764060354</text:p>
          </table:table-cell>
          <table:table-cell table:formula="of:=MIN([.Y37];[.AA37];[.AC37];[.AE37])" office:value-type="float" office:value="-710.51779561123" calcext:value-type="float">
            <text:p>-710.51779561123</text:p>
          </table:table-cell>
          <table:table-cell table:formula="of:=[.AF37]-[.$AH37]" office:value-type="float" office:value="88.9965116572599" calcext:value-type="float">
            <text:p>88.9965116572599</text:p>
          </table:table-cell>
          <table:table-cell table:formula="of:=[.AG37]-[.$AI37]" office:value-type="float" office:value="360.483835965238" calcext:value-type="float">
            <text:p>360.483835965238</text:p>
          </table:table-cell>
          <table:table-cell table:formula="of:=[.AF$3]-[.AJ37]" office:value-type="float" office:value="261.00348834274" calcext:value-type="float">
            <text:p>261.00348834274</text:p>
          </table:table-cell>
          <table:table-cell table:formula="of:=[.AG$3]-[.AK37]" office:value-type="float" office:value="-610.483835965238" calcext:value-type="float">
            <text:p>-610.48383596523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4_233837761.jpg</text:p>
          </table:table-cell>
          <table:table-cell table:formula="of:=MID([.C38];5;4)" office:value-type="string" office:string-value="2021" calcext:value-type="string">
            <text:p>2021</text:p>
          </table:table-cell>
          <table:table-cell table:formula="of:=MID([.C38];9;2)" office:value-type="string" office:string-value="07" calcext:value-type="string">
            <text:p>07</text:p>
          </table:table-cell>
          <table:table-cell table:formula="of:=MID([.C38];11;2)" office:value-type="string" office:string-value="04" calcext:value-type="string">
            <text:p>04</text:p>
          </table:table-cell>
          <table:table-cell table:formula="of:=MID([.C38];14;2)" office:value-type="string" office:string-value="23" calcext:value-type="string">
            <text:p>23</text:p>
          </table:table-cell>
          <table:table-cell table:formula="of:=MID([.C38];16;2)" office:value-type="string" office:string-value="38" calcext:value-type="string">
            <text:p>38</text:p>
          </table:table-cell>
          <table:table-cell table:formula="of:=MID([.C38];18;2)" office:value-type="string" office:string-value="37" calcext:value-type="string">
            <text:p>37</text:p>
          </table:table-cell>
          <table:table-cell table:formula="of:=DATE([.D38];[.E38];[.F38])+TIME([.G38];[.H38];[.I38])" office:value-type="date" office:date-value="2021-07-04T23:38:37" calcext:value-type="date">
            <text:p>04/07/21 23:38:37</text:p>
          </table:table-cell>
          <table:table-cell table:formula="of:=IF([.C38]&lt;&gt;&quot;&quot;;CONCATENATE(&quot;mogrify -rotate &quot;;ROUND([.N38];3);&quot; -background black &quot;;[.C38]);&quot;&quot;)" office:value-type="string" office:string-value="mogrify -rotate -42.021 -background black IMG_20210704_233837761.jpg" calcext:value-type="string">
            <text:p>mogrify -rotate -42.021 -background black IMG_20210704_233837761.jpg</text:p>
          </table:table-cell>
          <table:table-cell table:formula="of:=IF([.C38]&lt;&gt;&quot;&quot;;CONCATENATE(&quot;mogrify -crop &quot;;ROUND([.B$22]);&quot;x&quot;;ROUND([.B$23]);&quot;+&quot;;ROUND([.B$30]+[.B$33]-[.AL38]);&quot;+&quot;;ROUND([.B$31]+[.B$34]-[.AM38]);&quot; &quot;;[.C38]);&quot;&quot;)" office:value-type="string" office:string-value="mogrify -crop 2538x1941+1321+1416 IMG_20210704_233837761.jpg" calcext:value-type="string">
            <text:p>mogrify -crop 2538x1941+1321+1416 IMG_20210704_233837761.jpg</text:p>
          </table:table-cell>
          <table:table-cell/>
          <table:table-cell table:formula="of:=IF([.C38]&lt;&gt;&quot;&quot;;([.J38]-[.J$3])*360*[.B$35];0)" office:value-type="float" office:value="-42.0208333336632" calcext:value-type="float">
            <text:p>-42.0208333336632</text:p>
          </table:table-cell>
          <table:table-cell table:formula="of:=[.N38]/180*PI()" office:value-type="float" office:value="-0.733401896104207" calcext:value-type="float">
            <text:p>-0.733401896104207</text:p>
          </table:table-cell>
          <table:table-cell table:formula="of:=COS([.$O38])*([.P$3]-[.B$14])-SIN([.$O38])*([.Q$3]-[.B$15])" office:value-type="float" office:value="-92.6653214575067" calcext:value-type="float">
            <text:p>-92.6653214575067</text:p>
          </table:table-cell>
          <table:table-cell table:formula="of:=SIN([.$O38])*([.P$3]-[.B$14])+COS([.$O38])*([.Q$3]-[.B$15])" office:value-type="float" office:value="420.015640422088" calcext:value-type="float">
            <text:p>420.015640422088</text:p>
          </table:table-cell>
          <table:table-cell table:formula="of:=COS([.$O38])*([.R$3]-[.B$14])-SIN([.$O38])*([.S$3]-[.B$15])" office:value-type="float" office:value="488.374553158447" calcext:value-type="float">
            <text:p>488.374553158447</text:p>
          </table:table-cell>
          <table:table-cell table:formula="of:=SIN([.$O38])*([.R$3]-[.B$14])+COS([.$O38])*([.S$3]-[.B$15])" office:value-type="float" office:value="1064.85411950524" calcext:value-type="float">
            <text:p>1064.85411950524</text:p>
          </table:table-cell>
          <table:table-cell table:formula="of:=COS([.$O38])*([.T$3]-[.B$14])-SIN([.$O38])*([.U$3]-[.B$15])" office:value-type="float" office:value="766.128782021903" calcext:value-type="float">
            <text:p>766.128782021903</text:p>
          </table:table-cell>
          <table:table-cell table:formula="of:=SIN([.$O38])*([.T$3]-[.B$14])+COS([.$O38])*([.U$3]-[.B$15])" office:value-type="float" office:value="-353.811658029574" calcext:value-type="float">
            <text:p>-353.811658029574</text:p>
          </table:table-cell>
          <table:table-cell table:formula="of:=COS([.$O38])*([.V$3]-[.B$14])-SIN([.$O38])*([.W$3]-[.B$15])" office:value-type="float" office:value="1347.16865663786" calcext:value-type="float">
            <text:p>1347.16865663786</text:p>
          </table:table-cell>
          <table:table-cell table:formula="of:=SIN([.$O38])*([.V$3]-[.B$14])+COS([.$O38])*([.W$3]-[.B$15])" office:value-type="float" office:value="291.026821053581" calcext:value-type="float">
            <text:p>291.026821053581</text:p>
          </table:table-cell>
          <table:table-cell table:formula="of:=COS([.$O38])*([.X$3]-[.B$12]/2)-SIN([.$O38])*([.Y$3]-[.B$13]/2)" office:value-type="float" office:value="-719.916989047682" calcext:value-type="float">
            <text:p>-719.916989047682</text:p>
          </table:table-cell>
          <table:table-cell table:formula="of:=SIN([.$O38])*([.X$3]-[.B$12]/2)+COS([.$O38])*([.Y$3]-[.B$13]/2)" office:value-type="float" office:value="64.4944096842534" calcext:value-type="float">
            <text:p>64.4944096842534</text:p>
          </table:table-cell>
          <table:table-cell table:formula="of:=COS([.$O38])*([.Z$3]-[.B$12]/2)-SIN([.$O38])*([.AA$3]-[.B$13]/2)" office:value-type="float" office:value="-138.877114431728" calcext:value-type="float">
            <text:p>-138.877114431728</text:p>
          </table:table-cell>
          <table:table-cell table:formula="of:=SIN([.$O38])*([.Z$3]-[.B$12]/2)+COS([.$O38])*([.AA$3]-[.B$13]/2)" office:value-type="float" office:value="709.332888767409" calcext:value-type="float">
            <text:p>709.332888767409</text:p>
          </table:table-cell>
          <table:table-cell table:formula="of:=COS([.$O38])*([.AB$3]-[.B$12]/2)-SIN([.$O38])*([.AC$3]-[.B$13]/2)" office:value-type="float" office:value="138.877114431728" calcext:value-type="float">
            <text:p>138.877114431728</text:p>
          </table:table-cell>
          <table:table-cell table:formula="of:=SIN([.$O38])*([.AB$3]-[.B$12]/2)+COS([.$O38])*([.AC$3]-[.B$13]/2)" office:value-type="float" office:value="-709.332888767409" calcext:value-type="float">
            <text:p>-709.332888767409</text:p>
          </table:table-cell>
          <table:table-cell table:formula="of:=COS([.$O38])*([.AD$3]-[.B$12]/2)-SIN([.$O38])*([.AE$3]-[.B$13]/2)" office:value-type="float" office:value="719.916989047682" calcext:value-type="float">
            <text:p>719.916989047682</text:p>
          </table:table-cell>
          <table:table-cell table:formula="of:=SIN([.$O38])*([.AD$3]-[.B$12]/2)+COS([.$O38])*([.AE$3]-[.B$13]/2)" office:value-type="float" office:value="-64.4944096842534" calcext:value-type="float">
            <text:p>-64.4944096842534</text:p>
          </table:table-cell>
          <table:table-cell table:formula="of:=COS([.$O38])*([.AF$3]-[.B$12]/2)-SIN([.$O38])*([.AG$3]-[.B$13]/2)" office:value-type="float" office:value="-627.251667590175" calcext:value-type="float">
            <text:p>-627.251667590175</text:p>
          </table:table-cell>
          <table:table-cell table:formula="of:=SIN([.$O38])*([.AF$3]-[.B$12]/2)+COS([.$O38])*([.AG$3]-[.B$13]/2)" office:value-type="float" office:value="-355.521230737835" calcext:value-type="float">
            <text:p>-355.521230737835</text:p>
          </table:table-cell>
          <table:table-cell table:formula="of:=MIN([.X38];[.Z38];[.AB38];[.AD38])" office:value-type="float" office:value="-719.916989047682" calcext:value-type="float">
            <text:p>-719.916989047682</text:p>
          </table:table-cell>
          <table:table-cell table:formula="of:=MIN([.Y38];[.AA38];[.AC38];[.AE38])" office:value-type="float" office:value="-709.332888767409" calcext:value-type="float">
            <text:p>-709.332888767409</text:p>
          </table:table-cell>
          <table:table-cell table:formula="of:=[.AF38]-[.$AH38]" office:value-type="float" office:value="92.6653214575067" calcext:value-type="float">
            <text:p>92.6653214575067</text:p>
          </table:table-cell>
          <table:table-cell table:formula="of:=[.AG38]-[.$AI38]" office:value-type="float" office:value="353.811658029574" calcext:value-type="float">
            <text:p>353.811658029574</text:p>
          </table:table-cell>
          <table:table-cell table:formula="of:=[.AF$3]-[.AJ38]" office:value-type="float" office:value="257.334678542493" calcext:value-type="float">
            <text:p>257.334678542493</text:p>
          </table:table-cell>
          <table:table-cell table:formula="of:=[.AG$3]-[.AK38]" office:value-type="float" office:value="-603.811658029574" calcext:value-type="float">
            <text:p>-603.81165802957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4_234037766.jpg</text:p>
          </table:table-cell>
          <table:table-cell table:formula="of:=MID([.C39];5;4)" office:value-type="string" office:string-value="2021" calcext:value-type="string">
            <text:p>2021</text:p>
          </table:table-cell>
          <table:table-cell table:formula="of:=MID([.C39];9;2)" office:value-type="string" office:string-value="07" calcext:value-type="string">
            <text:p>07</text:p>
          </table:table-cell>
          <table:table-cell table:formula="of:=MID([.C39];11;2)" office:value-type="string" office:string-value="04" calcext:value-type="string">
            <text:p>04</text:p>
          </table:table-cell>
          <table:table-cell table:formula="of:=MID([.C39];14;2)" office:value-type="string" office:string-value="23" calcext:value-type="string">
            <text:p>23</text:p>
          </table:table-cell>
          <table:table-cell table:formula="of:=MID([.C39];16;2)" office:value-type="string" office:string-value="40" calcext:value-type="string">
            <text:p>40</text:p>
          </table:table-cell>
          <table:table-cell table:formula="of:=MID([.C39];18;2)" office:value-type="string" office:string-value="37" calcext:value-type="string">
            <text:p>37</text:p>
          </table:table-cell>
          <table:table-cell table:formula="of:=DATE([.D39];[.E39];[.F39])+TIME([.G39];[.H39];[.I39])" office:value-type="date" office:date-value="2021-07-04T23:40:37" calcext:value-type="date">
            <text:p>04/07/21 23:40:37</text:p>
          </table:table-cell>
          <table:table-cell table:formula="of:=IF([.C39]&lt;&gt;&quot;&quot;;CONCATENATE(&quot;mogrify -rotate &quot;;ROUND([.N39];3);&quot; -background black &quot;;[.C39]);&quot;&quot;)" office:value-type="string" office:string-value="mogrify -rotate -41.521 -background black IMG_20210704_234037766.jpg" calcext:value-type="string">
            <text:p>mogrify -rotate -41.521 -background black IMG_20210704_234037766.jpg</text:p>
          </table:table-cell>
          <table:table-cell table:formula="of:=IF([.C39]&lt;&gt;&quot;&quot;;CONCATENATE(&quot;mogrify -crop &quot;;ROUND([.B$22]);&quot;x&quot;;ROUND([.B$23]);&quot;+&quot;;ROUND([.B$30]+[.B$33]-[.AL39]);&quot;+&quot;;ROUND([.B$31]+[.B$34]-[.AM39]);&quot; &quot;;[.C39]);&quot;&quot;)" office:value-type="string" office:string-value="mogrify -crop 2538x1941+1325+1410 IMG_20210704_234037766.jpg" calcext:value-type="string">
            <text:p>mogrify -crop 2538x1941+1325+1410 IMG_20210704_234037766.jpg</text:p>
          </table:table-cell>
          <table:table-cell/>
          <table:table-cell table:formula="of:=IF([.C39]&lt;&gt;&quot;&quot;;([.J39]-[.J$3])*360*[.B$35];0)" office:value-type="float" office:value="-41.5208333346527" calcext:value-type="float">
            <text:p>-41.5208333346527</text:p>
          </table:table-cell>
          <table:table-cell table:formula="of:=[.N39]/180*PI()" office:value-type="float" office:value="-0.724675249861506" calcext:value-type="float">
            <text:p>-0.724675249861506</text:p>
          </table:table-cell>
          <table:table-cell table:formula="of:=COS([.$O39])*([.P$3]-[.B$14])-SIN([.$O39])*([.Q$3]-[.B$15])" office:value-type="float" office:value="-96.327074434784" calcext:value-type="float">
            <text:p>-96.327074434784</text:p>
          </table:table-cell>
          <table:table-cell table:formula="of:=SIN([.$O39])*([.P$3]-[.B$14])+COS([.$O39])*([.Q$3]-[.B$15])" office:value-type="float" office:value="419.191000297997" calcext:value-type="float">
            <text:p>419.191000297997</text:p>
          </table:table-cell>
          <table:table-cell table:formula="of:=COS([.$O39])*([.R$3]-[.B$14])-SIN([.$O39])*([.S$3]-[.B$15])" office:value-type="float" office:value="479.063470095937" calcext:value-type="float">
            <text:p>479.063470095937</text:p>
          </table:table-cell>
          <table:table-cell table:formula="of:=SIN([.$O39])*([.R$3]-[.B$14])+COS([.$O39])*([.S$3]-[.B$15])" office:value-type="float" office:value="1069.07539098963" calcext:value-type="float">
            <text:p>1069.07539098963</text:p>
          </table:table-cell>
          <table:table-cell table:formula="of:=COS([.$O39])*([.T$3]-[.B$14])-SIN([.$O39])*([.U$3]-[.B$15])" office:value-type="float" office:value="769.187160172972" calcext:value-type="float">
            <text:p>769.187160172972</text:p>
          </table:table-cell>
          <table:table-cell table:formula="of:=SIN([.$O39])*([.T$3]-[.B$14])+COS([.$O39])*([.U$3]-[.B$15])" office:value-type="float" office:value="-347.11253596642" calcext:value-type="float">
            <text:p>-347.11253596642</text:p>
          </table:table-cell>
          <table:table-cell table:formula="of:=COS([.$O39])*([.V$3]-[.B$14])-SIN([.$O39])*([.W$3]-[.B$15])" office:value-type="float" office:value="1344.57770470369" calcext:value-type="float">
            <text:p>1344.57770470369</text:p>
          </table:table-cell>
          <table:table-cell table:formula="of:=SIN([.$O39])*([.V$3]-[.B$14])+COS([.$O39])*([.W$3]-[.B$15])" office:value-type="float" office:value="302.771854725217" calcext:value-type="float">
            <text:p>302.771854725217</text:p>
          </table:table-cell>
          <table:table-cell table:formula="of:=COS([.$O39])*([.X$3]-[.B$12]/2)-SIN([.$O39])*([.Y$3]-[.B$13]/2)" office:value-type="float" office:value="-720.452389569239" calcext:value-type="float">
            <text:p>-720.452389569239</text:p>
          </table:table-cell>
          <table:table-cell table:formula="of:=SIN([.$O39])*([.X$3]-[.B$12]/2)+COS([.$O39])*([.Y$3]-[.B$13]/2)" office:value-type="float" office:value="58.2095727863901" calcext:value-type="float">
            <text:p>58.2095727863901</text:p>
          </table:table-cell>
          <table:table-cell table:formula="of:=COS([.$O39])*([.Z$3]-[.B$12]/2)-SIN([.$O39])*([.AA$3]-[.B$13]/2)" office:value-type="float" office:value="-145.061845038517" calcext:value-type="float">
            <text:p>-145.061845038517</text:p>
          </table:table-cell>
          <table:table-cell table:formula="of:=SIN([.$O39])*([.Z$3]-[.B$12]/2)+COS([.$O39])*([.AA$3]-[.B$13]/2)" office:value-type="float" office:value="708.093963478027" calcext:value-type="float">
            <text:p>708.093963478027</text:p>
          </table:table-cell>
          <table:table-cell table:formula="of:=COS([.$O39])*([.AB$3]-[.B$12]/2)-SIN([.$O39])*([.AC$3]-[.B$13]/2)" office:value-type="float" office:value="145.061845038517" calcext:value-type="float">
            <text:p>145.061845038517</text:p>
          </table:table-cell>
          <table:table-cell table:formula="of:=SIN([.$O39])*([.AB$3]-[.B$12]/2)+COS([.$O39])*([.AC$3]-[.B$13]/2)" office:value-type="float" office:value="-708.093963478027" calcext:value-type="float">
            <text:p>-708.093963478027</text:p>
          </table:table-cell>
          <table:table-cell table:formula="of:=COS([.$O39])*([.AD$3]-[.B$12]/2)-SIN([.$O39])*([.AE$3]-[.B$13]/2)" office:value-type="float" office:value="720.452389569239" calcext:value-type="float">
            <text:p>720.452389569239</text:p>
          </table:table-cell>
          <table:table-cell table:formula="of:=SIN([.$O39])*([.AD$3]-[.B$12]/2)+COS([.$O39])*([.AE$3]-[.B$13]/2)" office:value-type="float" office:value="-58.2095727863901" calcext:value-type="float">
            <text:p>-58.2095727863901</text:p>
          </table:table-cell>
          <table:table-cell table:formula="of:=COS([.$O39])*([.AF$3]-[.B$12]/2)-SIN([.$O39])*([.AG$3]-[.B$13]/2)" office:value-type="float" office:value="-624.125315134455" calcext:value-type="float">
            <text:p>-624.125315134455</text:p>
          </table:table-cell>
          <table:table-cell table:formula="of:=SIN([.$O39])*([.AF$3]-[.B$12]/2)+COS([.$O39])*([.AG$3]-[.B$13]/2)" office:value-type="float" office:value="-360.981427511607" calcext:value-type="float">
            <text:p>-360.981427511607</text:p>
          </table:table-cell>
          <table:table-cell table:formula="of:=MIN([.X39];[.Z39];[.AB39];[.AD39])" office:value-type="float" office:value="-720.452389569239" calcext:value-type="float">
            <text:p>-720.452389569239</text:p>
          </table:table-cell>
          <table:table-cell table:formula="of:=MIN([.Y39];[.AA39];[.AC39];[.AE39])" office:value-type="float" office:value="-708.093963478027" calcext:value-type="float">
            <text:p>-708.093963478027</text:p>
          </table:table-cell>
          <table:table-cell table:formula="of:=[.AF39]-[.$AH39]" office:value-type="float" office:value="96.327074434784" calcext:value-type="float">
            <text:p>96.327074434784</text:p>
          </table:table-cell>
          <table:table-cell table:formula="of:=[.AG39]-[.$AI39]" office:value-type="float" office:value="347.11253596642" calcext:value-type="float">
            <text:p>347.11253596642</text:p>
          </table:table-cell>
          <table:table-cell table:formula="of:=[.AF$3]-[.AJ39]" office:value-type="float" office:value="253.672925565216" calcext:value-type="float">
            <text:p>253.672925565216</text:p>
          </table:table-cell>
          <table:table-cell table:formula="of:=[.AG$3]-[.AK39]" office:value-type="float" office:value="-597.11253596642" calcext:value-type="float">
            <text:p>-597.1125359664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4_234237786.jpg</text:p>
          </table:table-cell>
          <table:table-cell table:formula="of:=MID([.C40];5;4)" office:value-type="string" office:string-value="2021" calcext:value-type="string">
            <text:p>2021</text:p>
          </table:table-cell>
          <table:table-cell table:formula="of:=MID([.C40];9;2)" office:value-type="string" office:string-value="07" calcext:value-type="string">
            <text:p>07</text:p>
          </table:table-cell>
          <table:table-cell table:formula="of:=MID([.C40];11;2)" office:value-type="string" office:string-value="04" calcext:value-type="string">
            <text:p>04</text:p>
          </table:table-cell>
          <table:table-cell table:formula="of:=MID([.C40];14;2)" office:value-type="string" office:string-value="23" calcext:value-type="string">
            <text:p>23</text:p>
          </table:table-cell>
          <table:table-cell table:formula="of:=MID([.C40];16;2)" office:value-type="string" office:string-value="42" calcext:value-type="string">
            <text:p>42</text:p>
          </table:table-cell>
          <table:table-cell table:formula="of:=MID([.C40];18;2)" office:value-type="string" office:string-value="37" calcext:value-type="string">
            <text:p>37</text:p>
          </table:table-cell>
          <table:table-cell table:formula="of:=DATE([.D40];[.E40];[.F40])+TIME([.G40];[.H40];[.I40])" office:value-type="date" office:date-value="2021-07-04T23:42:37" calcext:value-type="date">
            <text:p>04/07/21 23:42:37</text:p>
          </table:table-cell>
          <table:table-cell table:formula="of:=IF([.C40]&lt;&gt;&quot;&quot;;CONCATENATE(&quot;mogrify -rotate &quot;;ROUND([.N40];3);&quot; -background black &quot;;[.C40]);&quot;&quot;)" office:value-type="string" office:string-value="mogrify -rotate -41.021 -background black IMG_20210704_234237786.jpg" calcext:value-type="string">
            <text:p>mogrify -rotate -41.021 -background black IMG_20210704_234237786.jpg</text:p>
          </table:table-cell>
          <table:table-cell table:formula="of:=IF([.C40]&lt;&gt;&quot;&quot;;CONCATENATE(&quot;mogrify -crop &quot;;ROUND([.B$22]);&quot;x&quot;;ROUND([.B$23]);&quot;+&quot;;ROUND([.B$30]+[.B$33]-[.AL40]);&quot;+&quot;;ROUND([.B$31]+[.B$34]-[.AM40]);&quot; &quot;;[.C40]);&quot;&quot;)" office:value-type="string" office:string-value="mogrify -crop 2538x1941+1328+1403 IMG_20210704_234237786.jpg" calcext:value-type="string">
            <text:p>mogrify -crop 2538x1941+1328+1403 IMG_20210704_234237786.jpg</text:p>
          </table:table-cell>
          <table:table-cell/>
          <table:table-cell table:formula="of:=IF([.C40]&lt;&gt;&quot;&quot;;([.J40]-[.J$3])*360*[.B$35];0)" office:value-type="float" office:value="-41.0208333330229" calcext:value-type="float">
            <text:p>-41.0208333330229</text:p>
          </table:table-cell>
          <table:table-cell table:formula="of:=[.N40]/180*PI()" office:value-type="float" office:value="-0.715948603573089" calcext:value-type="float">
            <text:p>-0.715948603573089</text:p>
          </table:table-cell>
          <table:table-cell table:formula="of:=COS([.$O40])*([.P$3]-[.B$14])-SIN([.$O40])*([.Q$3]-[.B$15])" office:value-type="float" office:value="-99.9814917515513" calcext:value-type="float">
            <text:p>-99.9814917515513</text:p>
          </table:table-cell>
          <table:table-cell table:formula="of:=SIN([.$O40])*([.P$3]-[.B$14])+COS([.$O40])*([.Q$3]-[.B$15])" office:value-type="float" office:value="418.334437151825" calcext:value-type="float">
            <text:p>418.334437151825</text:p>
          </table:table-cell>
          <table:table-cell table:formula="of:=COS([.$O40])*([.R$3]-[.B$14])-SIN([.$O40])*([.S$3]-[.B$15])" office:value-type="float" office:value="469.715904446491" calcext:value-type="float">
            <text:p>469.715904446491</text:p>
          </table:table-cell>
          <table:table-cell table:formula="of:=SIN([.$O40])*([.R$3]-[.B$14])+COS([.$O40])*([.S$3]-[.B$15])" office:value-type="float" office:value="1073.2152482657" calcext:value-type="float">
            <text:p>1073.2152482657</text:p>
          </table:table-cell>
          <table:table-cell table:formula="of:=COS([.$O40])*([.T$3]-[.B$14])-SIN([.$O40])*([.U$3]-[.B$15])" office:value-type="float" office:value="772.186961759558" calcext:value-type="float">
            <text:p>772.186961759558</text:p>
          </table:table-cell>
          <table:table-cell table:formula="of:=SIN([.$O40])*([.T$3]-[.B$14])+COS([.$O40])*([.U$3]-[.B$15])" office:value-type="float" office:value="-340.386979904554" calcext:value-type="float">
            <text:p>-340.386979904554</text:p>
          </table:table-cell>
          <table:table-cell table:formula="of:=COS([.$O40])*([.V$3]-[.B$14])-SIN([.$O40])*([.W$3]-[.B$15])" office:value-type="float" office:value="1341.8843579576" calcext:value-type="float">
            <text:p>1341.8843579576</text:p>
          </table:table-cell>
          <table:table-cell table:formula="of:=SIN([.$O40])*([.V$3]-[.B$14])+COS([.$O40])*([.W$3]-[.B$15])" office:value-type="float" office:value="314.493831209324" calcext:value-type="float">
            <text:p>314.493831209324</text:p>
          </table:table-cell>
          <table:table-cell table:formula="of:=COS([.$O40])*([.X$3]-[.B$12]/2)-SIN([.$O40])*([.Y$3]-[.B$13]/2)" office:value-type="float" office:value="-720.932924854576" calcext:value-type="float">
            <text:p>-720.932924854576</text:p>
          </table:table-cell>
          <table:table-cell table:formula="of:=SIN([.$O40])*([.X$3]-[.B$12]/2)+COS([.$O40])*([.Y$3]-[.B$13]/2)" office:value-type="float" office:value="51.9203029712508" calcext:value-type="float">
            <text:p>51.9203029712508</text:p>
          </table:table-cell>
          <table:table-cell table:formula="of:=COS([.$O40])*([.Z$3]-[.B$12]/2)-SIN([.$O40])*([.AA$3]-[.B$13]/2)" office:value-type="float" office:value="-151.235528656533" calcext:value-type="float">
            <text:p>-151.235528656533</text:p>
          </table:table-cell>
          <table:table-cell table:formula="of:=SIN([.$O40])*([.Z$3]-[.B$12]/2)+COS([.$O40])*([.AA$3]-[.B$13]/2)" office:value-type="float" office:value="706.801114085129" calcext:value-type="float">
            <text:p>706.801114085129</text:p>
          </table:table-cell>
          <table:table-cell table:formula="of:=COS([.$O40])*([.AB$3]-[.B$12]/2)-SIN([.$O40])*([.AC$3]-[.B$13]/2)" office:value-type="float" office:value="151.235528656533" calcext:value-type="float">
            <text:p>151.235528656533</text:p>
          </table:table-cell>
          <table:table-cell table:formula="of:=SIN([.$O40])*([.AB$3]-[.B$12]/2)+COS([.$O40])*([.AC$3]-[.B$13]/2)" office:value-type="float" office:value="-706.801114085129" calcext:value-type="float">
            <text:p>-706.801114085129</text:p>
          </table:table-cell>
          <table:table-cell table:formula="of:=COS([.$O40])*([.AD$3]-[.B$12]/2)-SIN([.$O40])*([.AE$3]-[.B$13]/2)" office:value-type="float" office:value="720.932924854576" calcext:value-type="float">
            <text:p>720.932924854576</text:p>
          </table:table-cell>
          <table:table-cell table:formula="of:=SIN([.$O40])*([.AD$3]-[.B$12]/2)+COS([.$O40])*([.AE$3]-[.B$13]/2)" office:value-type="float" office:value="-51.9203029712508" calcext:value-type="float">
            <text:p>-51.9203029712508</text:p>
          </table:table-cell>
          <table:table-cell table:formula="of:=COS([.$O40])*([.AF$3]-[.B$12]/2)-SIN([.$O40])*([.AG$3]-[.B$13]/2)" office:value-type="float" office:value="-620.951433103025" calcext:value-type="float">
            <text:p>-620.951433103025</text:p>
          </table:table-cell>
          <table:table-cell table:formula="of:=SIN([.$O40])*([.AF$3]-[.B$12]/2)+COS([.$O40])*([.AG$3]-[.B$13]/2)" office:value-type="float" office:value="-366.414134180574" calcext:value-type="float">
            <text:p>-366.414134180574</text:p>
          </table:table-cell>
          <table:table-cell table:formula="of:=MIN([.X40];[.Z40];[.AB40];[.AD40])" office:value-type="float" office:value="-720.932924854576" calcext:value-type="float">
            <text:p>-720.932924854576</text:p>
          </table:table-cell>
          <table:table-cell table:formula="of:=MIN([.Y40];[.AA40];[.AC40];[.AE40])" office:value-type="float" office:value="-706.801114085129" calcext:value-type="float">
            <text:p>-706.801114085129</text:p>
          </table:table-cell>
          <table:table-cell table:formula="of:=[.AF40]-[.$AH40]" office:value-type="float" office:value="99.9814917515513" calcext:value-type="float">
            <text:p>99.9814917515513</text:p>
          </table:table-cell>
          <table:table-cell table:formula="of:=[.AG40]-[.$AI40]" office:value-type="float" office:value="340.386979904554" calcext:value-type="float">
            <text:p>340.386979904554</text:p>
          </table:table-cell>
          <table:table-cell table:formula="of:=[.AF$3]-[.AJ40]" office:value-type="float" office:value="250.018508248449" calcext:value-type="float">
            <text:p>250.018508248449</text:p>
          </table:table-cell>
          <table:table-cell table:formula="of:=[.AG$3]-[.AK40]" office:value-type="float" office:value="-590.386979904554" calcext:value-type="float">
            <text:p>-590.386979904554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For Finding the center</text:p>
          </table:table-cell>
          <table:table-cell/>
          <table:table-cell office:value-type="string" calcext:value-type="string">
            <text:p>IMG_20210704_234437823.jpg</text:p>
          </table:table-cell>
          <table:table-cell table:formula="of:=MID([.C41];5;4)" office:value-type="string" office:string-value="2021" calcext:value-type="string">
            <text:p>2021</text:p>
          </table:table-cell>
          <table:table-cell table:formula="of:=MID([.C41];9;2)" office:value-type="string" office:string-value="07" calcext:value-type="string">
            <text:p>07</text:p>
          </table:table-cell>
          <table:table-cell table:formula="of:=MID([.C41];11;2)" office:value-type="string" office:string-value="04" calcext:value-type="string">
            <text:p>04</text:p>
          </table:table-cell>
          <table:table-cell table:formula="of:=MID([.C41];14;2)" office:value-type="string" office:string-value="23" calcext:value-type="string">
            <text:p>23</text:p>
          </table:table-cell>
          <table:table-cell table:formula="of:=MID([.C41];16;2)" office:value-type="string" office:string-value="44" calcext:value-type="string">
            <text:p>44</text:p>
          </table:table-cell>
          <table:table-cell table:formula="of:=MID([.C41];18;2)" office:value-type="string" office:string-value="37" calcext:value-type="string">
            <text:p>37</text:p>
          </table:table-cell>
          <table:table-cell table:formula="of:=DATE([.D41];[.E41];[.F41])+TIME([.G41];[.H41];[.I41])" office:value-type="date" office:date-value="2021-07-04T23:44:37" calcext:value-type="date">
            <text:p>04/07/21 23:44:37</text:p>
          </table:table-cell>
          <table:table-cell table:formula="of:=IF([.C41]&lt;&gt;&quot;&quot;;CONCATENATE(&quot;mogrify -rotate &quot;;ROUND([.N41];3);&quot; -background black &quot;;[.C41]);&quot;&quot;)" office:value-type="string" office:string-value="mogrify -rotate -40.521 -background black IMG_20210704_234437823.jpg" calcext:value-type="string">
            <text:p>mogrify -rotate -40.521 -background black IMG_20210704_234437823.jpg</text:p>
          </table:table-cell>
          <table:table-cell table:formula="of:=IF([.C41]&lt;&gt;&quot;&quot;;CONCATENATE(&quot;mogrify -crop &quot;;ROUND([.B$22]);&quot;x&quot;;ROUND([.B$23]);&quot;+&quot;;ROUND([.B$30]+[.B$33]-[.AL41]);&quot;+&quot;;ROUND([.B$31]+[.B$34]-[.AM41]);&quot; &quot;;[.C41]);&quot;&quot;)" office:value-type="string" office:string-value="mogrify -crop 2538x1941+1332+1396 IMG_20210704_234437823.jpg" calcext:value-type="string">
            <text:p>mogrify -crop 2538x1941+1332+1396 IMG_20210704_234437823.jpg</text:p>
          </table:table-cell>
          <table:table-cell/>
          <table:table-cell table:formula="of:=IF([.C41]&lt;&gt;&quot;&quot;;([.J41]-[.J$3])*360*[.B$35];0)" office:value-type="float" office:value="-40.5208333340124" calcext:value-type="float">
            <text:p>-40.5208333340124</text:p>
          </table:table-cell>
          <table:table-cell table:formula="of:=[.N41]/180*PI()" office:value-type="float" office:value="-0.707221957330388" calcext:value-type="float">
            <text:p>-0.707221957330388</text:p>
          </table:table-cell>
          <table:table-cell table:formula="of:=COS([.$O41])*([.P$3]-[.B$14])-SIN([.$O41])*([.Q$3]-[.B$15])" office:value-type="float" office:value="-103.628295071494" calcext:value-type="float">
            <text:p>-103.628295071494</text:p>
          </table:table-cell>
          <table:table-cell table:formula="of:=SIN([.$O41])*([.P$3]-[.B$14])+COS([.$O41])*([.Q$3]-[.B$15])" office:value-type="float" office:value="417.446016223146" calcext:value-type="float">
            <text:p>417.446016223146</text:p>
          </table:table-cell>
          <table:table-cell table:formula="of:=COS([.$O41])*([.R$3]-[.B$14])-SIN([.$O41])*([.S$3]-[.B$15])" office:value-type="float" office:value="460.332568161358" calcext:value-type="float">
            <text:p>460.332568161358</text:p>
          </table:table-cell>
          <table:table-cell table:formula="of:=SIN([.$O41])*([.R$3]-[.B$14])+COS([.$O41])*([.S$3]-[.B$15])" office:value-type="float" office:value="1077.27337602392" calcext:value-type="float">
            <text:p>1077.27337602392</text:p>
          </table:table-cell>
          <table:table-cell table:formula="of:=COS([.$O41])*([.T$3]-[.B$14])-SIN([.$O41])*([.U$3]-[.B$15])" office:value-type="float" office:value="775.127958303726" calcext:value-type="float">
            <text:p>775.127958303726</text:p>
          </table:table-cell>
          <table:table-cell table:formula="of:=SIN([.$O41])*([.T$3]-[.B$14])+COS([.$O41])*([.U$3]-[.B$15])" office:value-type="float" office:value="-333.635502091574" calcext:value-type="float">
            <text:p>-333.635502091574</text:p>
          </table:table-cell>
          <table:table-cell table:formula="of:=COS([.$O41])*([.V$3]-[.B$14])-SIN([.$O41])*([.W$3]-[.B$15])" office:value-type="float" office:value="1339.08882153658" calcext:value-type="float">
            <text:p>1339.08882153658</text:p>
          </table:table-cell>
          <table:table-cell table:formula="of:=SIN([.$O41])*([.V$3]-[.B$14])+COS([.$O41])*([.W$3]-[.B$15])" office:value-type="float" office:value="326.191857709197" calcext:value-type="float">
            <text:p>326.191857709197</text:p>
          </table:table-cell>
          <table:table-cell table:formula="of:=COS([.$O41])*([.X$3]-[.B$12]/2)-SIN([.$O41])*([.Y$3]-[.B$13]/2)" office:value-type="float" office:value="-721.358558304036" calcext:value-type="float">
            <text:p>-721.358558304036</text:p>
          </table:table-cell>
          <table:table-cell table:formula="of:=SIN([.$O41])*([.X$3]-[.B$12]/2)+COS([.$O41])*([.Y$3]-[.B$13]/2)" office:value-type="float" office:value="45.6270792569747" calcext:value-type="float">
            <text:p>45.6270792569747</text:p>
          </table:table-cell>
          <table:table-cell table:formula="of:=COS([.$O41])*([.Z$3]-[.B$12]/2)-SIN([.$O41])*([.AA$3]-[.B$13]/2)" office:value-type="float" office:value="-157.397695071184" calcext:value-type="float">
            <text:p>-157.397695071184</text:p>
          </table:table-cell>
          <table:table-cell table:formula="of:=SIN([.$O41])*([.Z$3]-[.B$12]/2)+COS([.$O41])*([.AA$3]-[.B$13]/2)" office:value-type="float" office:value="705.454439057746" calcext:value-type="float">
            <text:p>705.454439057746</text:p>
          </table:table-cell>
          <table:table-cell table:formula="of:=COS([.$O41])*([.AB$3]-[.B$12]/2)-SIN([.$O41])*([.AC$3]-[.B$13]/2)" office:value-type="float" office:value="157.397695071184" calcext:value-type="float">
            <text:p>157.397695071184</text:p>
          </table:table-cell>
          <table:table-cell table:formula="of:=SIN([.$O41])*([.AB$3]-[.B$12]/2)+COS([.$O41])*([.AC$3]-[.B$13]/2)" office:value-type="float" office:value="-705.454439057746" calcext:value-type="float">
            <text:p>-705.454439057746</text:p>
          </table:table-cell>
          <table:table-cell table:formula="of:=COS([.$O41])*([.AD$3]-[.B$12]/2)-SIN([.$O41])*([.AE$3]-[.B$13]/2)" office:value-type="float" office:value="721.358558304036" calcext:value-type="float">
            <text:p>721.358558304036</text:p>
          </table:table-cell>
          <table:table-cell table:formula="of:=SIN([.$O41])*([.AD$3]-[.B$12]/2)+COS([.$O41])*([.AE$3]-[.B$13]/2)" office:value-type="float" office:value="-45.6270792569747" calcext:value-type="float">
            <text:p>-45.6270792569747</text:p>
          </table:table-cell>
          <table:table-cell table:formula="of:=COS([.$O41])*([.AF$3]-[.B$12]/2)-SIN([.$O41])*([.AG$3]-[.B$13]/2)" office:value-type="float" office:value="-617.730263232542" calcext:value-type="float">
            <text:p>-617.730263232542</text:p>
          </table:table-cell>
          <table:table-cell table:formula="of:=SIN([.$O41])*([.AF$3]-[.B$12]/2)+COS([.$O41])*([.AG$3]-[.B$13]/2)" office:value-type="float" office:value="-371.818936966172" calcext:value-type="float">
            <text:p>-371.818936966172</text:p>
          </table:table-cell>
          <table:table-cell table:formula="of:=MIN([.X41];[.Z41];[.AB41];[.AD41])" office:value-type="float" office:value="-721.358558304036" calcext:value-type="float">
            <text:p>-721.358558304036</text:p>
          </table:table-cell>
          <table:table-cell table:formula="of:=MIN([.Y41];[.AA41];[.AC41];[.AE41])" office:value-type="float" office:value="-705.454439057746" calcext:value-type="float">
            <text:p>-705.454439057746</text:p>
          </table:table-cell>
          <table:table-cell table:formula="of:=[.AF41]-[.$AH41]" office:value-type="float" office:value="103.628295071494" calcext:value-type="float">
            <text:p>103.628295071494</text:p>
          </table:table-cell>
          <table:table-cell table:formula="of:=[.AG41]-[.$AI41]" office:value-type="float" office:value="333.635502091574" calcext:value-type="float">
            <text:p>333.635502091574</text:p>
          </table:table-cell>
          <table:table-cell table:formula="of:=[.AF$3]-[.AJ41]" office:value-type="float" office:value="246.371704928506" calcext:value-type="float">
            <text:p>246.371704928506</text:p>
          </table:table-cell>
          <table:table-cell table:formula="of:=[.AG$3]-[.AK41]" office:value-type="float" office:value="-583.635502091574" calcext:value-type="float">
            <text:p>-583.63550209157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p ../2015-02-23_07-11-25_IMG_0289.jpg ../2015-02-23_08-57-53_IMG_0461.jpg . </text:p>
          </table:table-cell>
          <table:table-cell/>
          <table:table-cell office:value-type="string" calcext:value-type="string">
            <text:p>IMG_20210704_234637876.jpg</text:p>
          </table:table-cell>
          <table:table-cell table:formula="of:=MID([.C42];5;4)" office:value-type="string" office:string-value="2021" calcext:value-type="string">
            <text:p>2021</text:p>
          </table:table-cell>
          <table:table-cell table:formula="of:=MID([.C42];9;2)" office:value-type="string" office:string-value="07" calcext:value-type="string">
            <text:p>07</text:p>
          </table:table-cell>
          <table:table-cell table:formula="of:=MID([.C42];11;2)" office:value-type="string" office:string-value="04" calcext:value-type="string">
            <text:p>04</text:p>
          </table:table-cell>
          <table:table-cell table:formula="of:=MID([.C42];14;2)" office:value-type="string" office:string-value="23" calcext:value-type="string">
            <text:p>23</text:p>
          </table:table-cell>
          <table:table-cell table:formula="of:=MID([.C42];16;2)" office:value-type="string" office:string-value="46" calcext:value-type="string">
            <text:p>46</text:p>
          </table:table-cell>
          <table:table-cell table:formula="of:=MID([.C42];18;2)" office:value-type="string" office:string-value="37" calcext:value-type="string">
            <text:p>37</text:p>
          </table:table-cell>
          <table:table-cell table:formula="of:=DATE([.D42];[.E42];[.F42])+TIME([.G42];[.H42];[.I42])" office:value-type="date" office:date-value="2021-07-04T23:46:37" calcext:value-type="date">
            <text:p>04/07/21 23:46:37</text:p>
          </table:table-cell>
          <table:table-cell table:formula="of:=IF([.C42]&lt;&gt;&quot;&quot;;CONCATENATE(&quot;mogrify -rotate &quot;;ROUND([.N42];3);&quot; -background black &quot;;[.C42]);&quot;&quot;)" office:value-type="string" office:string-value="mogrify -rotate -40.021 -background black IMG_20210704_234637876.jpg" calcext:value-type="string">
            <text:p>mogrify -rotate -40.021 -background black IMG_20210704_234637876.jpg</text:p>
          </table:table-cell>
          <table:table-cell table:formula="of:=IF([.C42]&lt;&gt;&quot;&quot;;CONCATENATE(&quot;mogrify -crop &quot;;ROUND([.B$22]);&quot;x&quot;;ROUND([.B$23]);&quot;+&quot;;ROUND([.B$30]+[.B$33]-[.AL42]);&quot;+&quot;;ROUND([.B$31]+[.B$34]-[.AM42]);&quot; &quot;;[.C42]);&quot;&quot;)" office:value-type="string" office:string-value="mogrify -crop 2538x1941+1336+1389 IMG_20210704_234637876.jpg" calcext:value-type="string">
            <text:p>mogrify -crop 2538x1941+1336+1389 IMG_20210704_234637876.jpg</text:p>
          </table:table-cell>
          <table:table-cell/>
          <table:table-cell table:formula="of:=IF([.C42]&lt;&gt;&quot;&quot;;([.J42]-[.J$3])*360*[.B$35];0)" office:value-type="float" office:value="-40.0208333323826" calcext:value-type="float">
            <text:p>-40.0208333323826</text:p>
          </table:table-cell>
          <table:table-cell table:formula="of:=[.N42]/180*PI()" office:value-type="float" office:value="-0.698495311041971" calcext:value-type="float">
            <text:p>-0.698495311041971</text:p>
          </table:table-cell>
          <table:table-cell table:formula="of:=COS([.$O42])*([.P$3]-[.B$14])-SIN([.$O42])*([.Q$3]-[.B$15])" office:value-type="float" office:value="-107.267206714627" calcext:value-type="float">
            <text:p>-107.267206714627</text:p>
          </table:table-cell>
          <table:table-cell table:formula="of:=SIN([.$O42])*([.P$3]-[.B$14])+COS([.$O42])*([.Q$3]-[.B$15])" office:value-type="float" office:value="416.525805159346" calcext:value-type="float">
            <text:p>416.525805159346</text:p>
          </table:table-cell>
          <table:table-cell table:formula="of:=COS([.$O42])*([.R$3]-[.B$14])-SIN([.$O42])*([.S$3]-[.B$15])" office:value-type="float" office:value="450.914175719618" calcext:value-type="float">
            <text:p>450.914175719618</text:p>
          </table:table-cell>
          <table:table-cell table:formula="of:=SIN([.$O42])*([.R$3]-[.B$14])+COS([.$O42])*([.S$3]-[.B$15])" office:value-type="float" office:value="1081.24946526465" calcext:value-type="float">
            <text:p>1081.24946526465</text:p>
          </table:table-cell>
          <table:table-cell table:formula="of:=COS([.$O42])*([.T$3]-[.B$14])-SIN([.$O42])*([.U$3]-[.B$15])" office:value-type="float" office:value="778.009925868017" calcext:value-type="float">
            <text:p>778.009925868017</text:p>
          </table:table-cell>
          <table:table-cell table:formula="of:=SIN([.$O42])*([.T$3]-[.B$14])+COS([.$O42])*([.U$3]-[.B$15])" office:value-type="float" office:value="-326.85861660792" calcext:value-type="float">
            <text:p>-326.85861660792</text:p>
          </table:table-cell>
          <table:table-cell table:formula="of:=COS([.$O42])*([.V$3]-[.B$14])-SIN([.$O42])*([.W$3]-[.B$15])" office:value-type="float" office:value="1336.19130830226" calcext:value-type="float">
            <text:p>1336.19130830226</text:p>
          </table:table-cell>
          <table:table-cell table:formula="of:=SIN([.$O42])*([.V$3]-[.B$14])+COS([.$O42])*([.W$3]-[.B$15])" office:value-type="float" office:value="337.865043497387" calcext:value-type="float">
            <text:p>337.865043497387</text:p>
          </table:table-cell>
          <table:table-cell table:formula="of:=COS([.$O42])*([.X$3]-[.B$12]/2)-SIN([.$O42])*([.Y$3]-[.B$13]/2)" office:value-type="float" office:value="-721.729257508444" calcext:value-type="float">
            <text:p>-721.729257508444</text:p>
          </table:table-cell>
          <table:table-cell table:formula="of:=SIN([.$O42])*([.X$3]-[.B$12]/2)+COS([.$O42])*([.Y$3]-[.B$13]/2)" office:value-type="float" office:value="39.3303808309797" calcext:value-type="float">
            <text:p>39.3303808309797</text:p>
          </table:table-cell>
          <table:table-cell table:formula="of:=COS([.$O42])*([.Z$3]-[.B$12]/2)-SIN([.$O42])*([.AA$3]-[.B$13]/2)" office:value-type="float" office:value="-163.547875074199" calcext:value-type="float">
            <text:p>-163.547875074199</text:p>
          </table:table-cell>
          <table:table-cell table:formula="of:=SIN([.$O42])*([.Z$3]-[.B$12]/2)+COS([.$O42])*([.AA$3]-[.B$13]/2)" office:value-type="float" office:value="704.054040936286" calcext:value-type="float">
            <text:p>704.054040936286</text:p>
          </table:table-cell>
          <table:table-cell table:formula="of:=COS([.$O42])*([.AB$3]-[.B$12]/2)-SIN([.$O42])*([.AC$3]-[.B$13]/2)" office:value-type="float" office:value="163.547875074199" calcext:value-type="float">
            <text:p>163.547875074199</text:p>
          </table:table-cell>
          <table:table-cell table:formula="of:=SIN([.$O42])*([.AB$3]-[.B$12]/2)+COS([.$O42])*([.AC$3]-[.B$13]/2)" office:value-type="float" office:value="-704.054040936286" calcext:value-type="float">
            <text:p>-704.054040936286</text:p>
          </table:table-cell>
          <table:table-cell table:formula="of:=COS([.$O42])*([.AD$3]-[.B$12]/2)-SIN([.$O42])*([.AE$3]-[.B$13]/2)" office:value-type="float" office:value="721.729257508444" calcext:value-type="float">
            <text:p>721.729257508444</text:p>
          </table:table-cell>
          <table:table-cell table:formula="of:=SIN([.$O42])*([.AD$3]-[.B$12]/2)+COS([.$O42])*([.AE$3]-[.B$13]/2)" office:value-type="float" office:value="-39.3303808309797" calcext:value-type="float">
            <text:p>-39.3303808309797</text:p>
          </table:table-cell>
          <table:table-cell table:formula="of:=COS([.$O42])*([.AF$3]-[.B$12]/2)-SIN([.$O42])*([.AG$3]-[.B$13]/2)" office:value-type="float" office:value="-614.462050793817" calcext:value-type="float">
            <text:p>-614.462050793817</text:p>
          </table:table-cell>
          <table:table-cell table:formula="of:=SIN([.$O42])*([.AF$3]-[.B$12]/2)+COS([.$O42])*([.AG$3]-[.B$13]/2)" office:value-type="float" office:value="-377.195424328366" calcext:value-type="float">
            <text:p>-377.195424328366</text:p>
          </table:table-cell>
          <table:table-cell table:formula="of:=MIN([.X42];[.Z42];[.AB42];[.AD42])" office:value-type="float" office:value="-721.729257508444" calcext:value-type="float">
            <text:p>-721.729257508444</text:p>
          </table:table-cell>
          <table:table-cell table:formula="of:=MIN([.Y42];[.AA42];[.AC42];[.AE42])" office:value-type="float" office:value="-704.054040936286" calcext:value-type="float">
            <text:p>-704.054040936286</text:p>
          </table:table-cell>
          <table:table-cell table:formula="of:=[.AF42]-[.$AH42]" office:value-type="float" office:value="107.267206714627" calcext:value-type="float">
            <text:p>107.267206714627</text:p>
          </table:table-cell>
          <table:table-cell table:formula="of:=[.AG42]-[.$AI42]" office:value-type="float" office:value="326.85861660792" calcext:value-type="float">
            <text:p>326.85861660792</text:p>
          </table:table-cell>
          <table:table-cell table:formula="of:=[.AF$3]-[.AJ42]" office:value-type="float" office:value="242.732793285373" calcext:value-type="float">
            <text:p>242.732793285373</text:p>
          </table:table-cell>
          <table:table-cell table:formula="of:=[.AG$3]-[.AK42]" office:value-type="float" office:value="-576.85861660792" calcext:value-type="float">
            <text:p>-576.85861660792</text:p>
          </table:table-cell>
          <table:table-cell table:number-columns-repeated="985"/>
        </table:table-row>
        <table:table-row table:style-name="ro1">
          <table:table-cell table:formula="of:=[.K3]" office:value-type="string" office:string-value="mogrify -resize 1156x868! IMG_2021070*[0-9].jpg" calcext:value-type="string">
            <text:p>mogrify -resize 1156x868! IMG_2021070*[0-9].jpg</text:p>
          </table:table-cell>
          <table:table-cell/>
          <table:table-cell office:value-type="string" calcext:value-type="string">
            <text:p>IMG_20210704_234837964.jpg</text:p>
          </table:table-cell>
          <table:table-cell table:formula="of:=MID([.C43];5;4)" office:value-type="string" office:string-value="2021" calcext:value-type="string">
            <text:p>2021</text:p>
          </table:table-cell>
          <table:table-cell table:formula="of:=MID([.C43];9;2)" office:value-type="string" office:string-value="07" calcext:value-type="string">
            <text:p>07</text:p>
          </table:table-cell>
          <table:table-cell table:formula="of:=MID([.C43];11;2)" office:value-type="string" office:string-value="04" calcext:value-type="string">
            <text:p>04</text:p>
          </table:table-cell>
          <table:table-cell table:formula="of:=MID([.C43];14;2)" office:value-type="string" office:string-value="23" calcext:value-type="string">
            <text:p>23</text:p>
          </table:table-cell>
          <table:table-cell table:formula="of:=MID([.C43];16;2)" office:value-type="string" office:string-value="48" calcext:value-type="string">
            <text:p>48</text:p>
          </table:table-cell>
          <table:table-cell table:formula="of:=MID([.C43];18;2)" office:value-type="string" office:string-value="37" calcext:value-type="string">
            <text:p>37</text:p>
          </table:table-cell>
          <table:table-cell table:formula="of:=DATE([.D43];[.E43];[.F43])+TIME([.G43];[.H43];[.I43])" office:value-type="date" office:date-value="2021-07-04T23:48:37" calcext:value-type="date">
            <text:p>04/07/21 23:48:37</text:p>
          </table:table-cell>
          <table:table-cell table:formula="of:=IF([.C43]&lt;&gt;&quot;&quot;;CONCATENATE(&quot;mogrify -rotate &quot;;ROUND([.N43];3);&quot; -background black &quot;;[.C43]);&quot;&quot;)" office:value-type="string" office:string-value="mogrify -rotate -39.521 -background black IMG_20210704_234837964.jpg" calcext:value-type="string">
            <text:p>mogrify -rotate -39.521 -background black IMG_20210704_234837964.jpg</text:p>
          </table:table-cell>
          <table:table-cell table:formula="of:=IF([.C43]&lt;&gt;&quot;&quot;;CONCATENATE(&quot;mogrify -crop &quot;;ROUND([.B$22]);&quot;x&quot;;ROUND([.B$23]);&quot;+&quot;;ROUND([.B$30]+[.B$33]-[.AL43]);&quot;+&quot;;ROUND([.B$31]+[.B$34]-[.AM43]);&quot; &quot;;[.C43]);&quot;&quot;)" office:value-type="string" office:string-value="mogrify -crop 2538x1941+1339+1382 IMG_20210704_234837964.jpg" calcext:value-type="string">
            <text:p>mogrify -crop 2538x1941+1339+1382 IMG_20210704_234837964.jpg</text:p>
          </table:table-cell>
          <table:table-cell/>
          <table:table-cell table:formula="of:=IF([.C43]&lt;&gt;&quot;&quot;;([.J43]-[.J$3])*360*[.B$35];0)" office:value-type="float" office:value="-39.5208333333721" calcext:value-type="float">
            <text:p>-39.5208333333721</text:p>
          </table:table-cell>
          <table:table-cell table:formula="of:=[.N43]/180*PI()" office:value-type="float" office:value="-0.68976866479927" calcext:value-type="float">
            <text:p>-0.68976866479927</text:p>
          </table:table-cell>
          <table:table-cell table:formula="of:=COS([.$O43])*([.P$3]-[.B$14])-SIN([.$O43])*([.Q$3]-[.B$15])" office:value-type="float" office:value="-110.897949525615" calcext:value-type="float">
            <text:p>-110.897949525615</text:p>
          </table:table-cell>
          <table:table-cell table:formula="of:=SIN([.$O43])*([.P$3]-[.B$14])+COS([.$O43])*([.Q$3]-[.B$15])" office:value-type="float" office:value="415.573874047701" calcext:value-type="float">
            <text:p>415.573874047701</text:p>
          </table:table-cell>
          <table:table-cell table:formula="of:=COS([.$O43])*([.R$3]-[.B$14])-SIN([.$O43])*([.S$3]-[.B$15])" office:value-type="float" office:value="441.461444466996" calcext:value-type="float">
            <text:p>441.461444466996</text:p>
          </table:table-cell>
          <table:table-cell table:formula="of:=SIN([.$O43])*([.R$3]-[.B$14])+COS([.$O43])*([.S$3]-[.B$15])" office:value-type="float" office:value="1085.14321315166" calcext:value-type="float">
            <text:p>1085.14321315166</text:p>
          </table:table-cell>
          <table:table-cell table:formula="of:=COS([.$O43])*([.T$3]-[.B$14])-SIN([.$O43])*([.U$3]-[.B$15])" office:value-type="float" office:value="780.832644949246" calcext:value-type="float">
            <text:p>780.832644949246</text:p>
          </table:table-cell>
          <table:table-cell table:formula="of:=SIN([.$O43])*([.T$3]-[.B$14])+COS([.$O43])*([.U$3]-[.B$15])" office:value-type="float" office:value="-320.056839610661" calcext:value-type="float">
            <text:p>-320.056839610661</text:p>
          </table:table-cell>
          <table:table-cell table:formula="of:=COS([.$O43])*([.V$3]-[.B$14])-SIN([.$O43])*([.W$3]-[.B$15])" office:value-type="float" office:value="1333.19203894186" calcext:value-type="float">
            <text:p>1333.19203894186</text:p>
          </table:table-cell>
          <table:table-cell table:formula="of:=SIN([.$O43])*([.V$3]-[.B$14])+COS([.$O43])*([.W$3]-[.B$15])" office:value-type="float" office:value="349.5124994933" calcext:value-type="float">
            <text:p>349.5124994933</text:p>
          </table:table-cell>
          <table:table-cell table:formula="of:=COS([.$O43])*([.X$3]-[.B$12]/2)-SIN([.$O43])*([.Y$3]-[.B$13]/2)" office:value-type="float" office:value="-722.044994233736" calcext:value-type="float">
            <text:p>-722.044994233736</text:p>
          </table:table-cell>
          <table:table-cell table:formula="of:=SIN([.$O43])*([.X$3]-[.B$12]/2)+COS([.$O43])*([.Y$3]-[.B$13]/2)" office:value-type="float" office:value="33.0306872772003" calcext:value-type="float">
            <text:p>33.0306872772003</text:p>
          </table:table-cell>
          <table:table-cell table:formula="of:=COS([.$O43])*([.Z$3]-[.B$12]/2)-SIN([.$O43])*([.AA$3]-[.B$13]/2)" office:value-type="float" office:value="-169.685600241125" calcext:value-type="float">
            <text:p>-169.685600241125</text:p>
          </table:table-cell>
          <table:table-cell table:formula="of:=SIN([.$O43])*([.Z$3]-[.B$12]/2)+COS([.$O43])*([.AA$3]-[.B$13]/2)" office:value-type="float" office:value="702.600026381162" calcext:value-type="float">
            <text:p>702.600026381162</text:p>
          </table:table-cell>
          <table:table-cell table:formula="of:=COS([.$O43])*([.AB$3]-[.B$12]/2)-SIN([.$O43])*([.AC$3]-[.B$13]/2)" office:value-type="float" office:value="169.685600241125" calcext:value-type="float">
            <text:p>169.685600241125</text:p>
          </table:table-cell>
          <table:table-cell table:formula="of:=SIN([.$O43])*([.AB$3]-[.B$12]/2)+COS([.$O43])*([.AC$3]-[.B$13]/2)" office:value-type="float" office:value="-702.600026381162" calcext:value-type="float">
            <text:p>-702.600026381162</text:p>
          </table:table-cell>
          <table:table-cell table:formula="of:=COS([.$O43])*([.AD$3]-[.B$12]/2)-SIN([.$O43])*([.AE$3]-[.B$13]/2)" office:value-type="float" office:value="722.044994233736" calcext:value-type="float">
            <text:p>722.044994233736</text:p>
          </table:table-cell>
          <table:table-cell table:formula="of:=SIN([.$O43])*([.AD$3]-[.B$12]/2)+COS([.$O43])*([.AE$3]-[.B$13]/2)" office:value-type="float" office:value="-33.0306872772003" calcext:value-type="float">
            <text:p>-33.0306872772003</text:p>
          </table:table-cell>
          <table:table-cell table:formula="of:=COS([.$O43])*([.AF$3]-[.B$12]/2)-SIN([.$O43])*([.AG$3]-[.B$13]/2)" office:value-type="float" office:value="-611.147044708121" calcext:value-type="float">
            <text:p>-611.147044708121</text:p>
          </table:table-cell>
          <table:table-cell table:formula="of:=SIN([.$O43])*([.AF$3]-[.B$12]/2)+COS([.$O43])*([.AG$3]-[.B$13]/2)" office:value-type="float" office:value="-382.5431867705" calcext:value-type="float">
            <text:p>-382.5431867705</text:p>
          </table:table-cell>
          <table:table-cell table:formula="of:=MIN([.X43];[.Z43];[.AB43];[.AD43])" office:value-type="float" office:value="-722.044994233736" calcext:value-type="float">
            <text:p>-722.044994233736</text:p>
          </table:table-cell>
          <table:table-cell table:formula="of:=MIN([.Y43];[.AA43];[.AC43];[.AE43])" office:value-type="float" office:value="-702.600026381162" calcext:value-type="float">
            <text:p>-702.600026381162</text:p>
          </table:table-cell>
          <table:table-cell table:formula="of:=[.AF43]-[.$AH43]" office:value-type="float" office:value="110.897949525615" calcext:value-type="float">
            <text:p>110.897949525615</text:p>
          </table:table-cell>
          <table:table-cell table:formula="of:=[.AG43]-[.$AI43]" office:value-type="float" office:value="320.056839610661" calcext:value-type="float">
            <text:p>320.056839610661</text:p>
          </table:table-cell>
          <table:table-cell table:formula="of:=[.AF$3]-[.AJ43]" office:value-type="float" office:value="239.102050474385" calcext:value-type="float">
            <text:p>239.102050474385</text:p>
          </table:table-cell>
          <table:table-cell table:formula="of:=[.AG$3]-[.AK43]" office:value-type="float" office:value="-570.056839610661" calcext:value-type="float">
            <text:p>-570.056839610661</text:p>
          </table:table-cell>
          <table:table-cell table:number-columns-repeated="985"/>
        </table:table-row>
        <table:table-row table:style-name="ro1">
          <table:table-cell table:formula="of:=[.K4]" office:value-type="string" office:string-value="mogrify -rotate -59.029 -background black IMG_20210704_223035634.jpg" calcext:value-type="string">
            <text:p>mogrify -rotate -59.029 -background black IMG_20210704_223035634.jpg</text:p>
          </table:table-cell>
          <table:table-cell/>
          <table:table-cell office:value-type="string" calcext:value-type="string">
            <text:p>IMG_20210704_235038008.jpg</text:p>
          </table:table-cell>
          <table:table-cell table:formula="of:=MID([.C44];5;4)" office:value-type="string" office:string-value="2021" calcext:value-type="string">
            <text:p>2021</text:p>
          </table:table-cell>
          <table:table-cell table:formula="of:=MID([.C44];9;2)" office:value-type="string" office:string-value="07" calcext:value-type="string">
            <text:p>07</text:p>
          </table:table-cell>
          <table:table-cell table:formula="of:=MID([.C44];11;2)" office:value-type="string" office:string-value="04" calcext:value-type="string">
            <text:p>04</text:p>
          </table:table-cell>
          <table:table-cell table:formula="of:=MID([.C44];14;2)" office:value-type="string" office:string-value="23" calcext:value-type="string">
            <text:p>23</text:p>
          </table:table-cell>
          <table:table-cell table:formula="of:=MID([.C44];16;2)" office:value-type="string" office:string-value="50" calcext:value-type="string">
            <text:p>50</text:p>
          </table:table-cell>
          <table:table-cell table:formula="of:=MID([.C44];18;2)" office:value-type="string" office:string-value="38" calcext:value-type="string">
            <text:p>38</text:p>
          </table:table-cell>
          <table:table-cell table:formula="of:=DATE([.D44];[.E44];[.F44])+TIME([.G44];[.H44];[.I44])" office:value-type="date" office:date-value="2021-07-04T23:50:38" calcext:value-type="date">
            <text:p>04/07/21 23:50:38</text:p>
          </table:table-cell>
          <table:table-cell table:formula="of:=IF([.C44]&lt;&gt;&quot;&quot;;CONCATENATE(&quot;mogrify -rotate &quot;;ROUND([.N44];3);&quot; -background black &quot;;[.C44]);&quot;&quot;)" office:value-type="string" office:string-value="mogrify -rotate -39.017 -background black IMG_20210704_235038008.jpg" calcext:value-type="string">
            <text:p>mogrify -rotate -39.017 -background black IMG_20210704_235038008.jpg</text:p>
          </table:table-cell>
          <table:table-cell table:formula="of:=IF([.C44]&lt;&gt;&quot;&quot;;CONCATENATE(&quot;mogrify -crop &quot;;ROUND([.B$22]);&quot;x&quot;;ROUND([.B$23]);&quot;+&quot;;ROUND([.B$30]+[.B$33]-[.AL44]);&quot;+&quot;;ROUND([.B$31]+[.B$34]-[.AM44]);&quot; &quot;;[.C44]);&quot;&quot;)" office:value-type="string" office:string-value="mogrify -crop 2538x1941+1343+1376 IMG_20210704_235038008.jpg" calcext:value-type="string">
            <text:p>mogrify -crop 2538x1941+1343+1376 IMG_20210704_235038008.jpg</text:p>
          </table:table-cell>
          <table:table-cell/>
          <table:table-cell table:formula="of:=IF([.C44]&lt;&gt;&quot;&quot;;([.J44]-[.J$3])*360*[.B$35];0)" office:value-type="float" office:value="-39.016666666721" calcext:value-type="float">
            <text:p>-39.016666666721</text:p>
          </table:table-cell>
          <table:table-cell table:formula="of:=[.N44]/180*PI()" office:value-type="float" office:value="-0.680969296487402" calcext:value-type="float">
            <text:p>-0.680969296487402</text:p>
          </table:table-cell>
          <table:table-cell table:formula="of:=COS([.$O44])*([.P$3]-[.B$14])-SIN([.$O44])*([.Q$3]-[.B$15])" office:value-type="float" office:value="-114.55039658971" calcext:value-type="float">
            <text:p>-114.55039658971</text:p>
          </table:table-cell>
          <table:table-cell table:formula="of:=SIN([.$O44])*([.P$3]-[.B$14])+COS([.$O44])*([.Q$3]-[.B$15])" office:value-type="float" office:value="414.581966131114" calcext:value-type="float">
            <text:p>414.581966131114</text:p>
          </table:table-cell>
          <table:table-cell table:formula="of:=COS([.$O44])*([.R$3]-[.B$14])-SIN([.$O44])*([.S$3]-[.B$15])" office:value-type="float" office:value="431.895902062534" calcext:value-type="float">
            <text:p>431.895902062534</text:p>
          </table:table-cell>
          <table:table-cell table:formula="of:=SIN([.$O44])*([.R$3]-[.B$14])+COS([.$O44])*([.S$3]-[.B$15])" office:value-type="float" office:value="1088.9857344252" calcext:value-type="float">
            <text:p>1088.9857344252</text:p>
          </table:table-cell>
          <table:table-cell table:formula="of:=COS([.$O44])*([.T$3]-[.B$14])-SIN([.$O44])*([.U$3]-[.B$15])" office:value-type="float" office:value="783.618677313472" calcext:value-type="float">
            <text:p>783.618677313472</text:p>
          </table:table-cell>
          <table:table-cell table:formula="of:=SIN([.$O44])*([.T$3]-[.B$14])+COS([.$O44])*([.U$3]-[.B$15])" office:value-type="float" office:value="-313.173703502521" calcext:value-type="float">
            <text:p>-313.173703502521</text:p>
          </table:table-cell>
          <table:table-cell table:formula="of:=COS([.$O44])*([.V$3]-[.B$14])-SIN([.$O44])*([.W$3]-[.B$15])" office:value-type="float" office:value="1330.06497596572" calcext:value-type="float">
            <text:p>1330.06497596572</text:p>
          </table:table-cell>
          <table:table-cell table:formula="of:=SIN([.$O44])*([.V$3]-[.B$14])+COS([.$O44])*([.W$3]-[.B$15])" office:value-type="float" office:value="361.230064791565" calcext:value-type="float">
            <text:p>361.230064791565</text:p>
          </table:table-cell>
          <table:table-cell table:formula="of:=COS([.$O44])*([.X$3]-[.B$12]/2)-SIN([.$O44])*([.Y$3]-[.B$13]/2)" office:value-type="float" office:value="-722.307686277713" calcext:value-type="float">
            <text:p>-722.307686277713</text:p>
          </table:table-cell>
          <table:table-cell table:formula="of:=SIN([.$O44])*([.X$3]-[.B$12]/2)+COS([.$O44])*([.Y$3]-[.B$13]/2)" office:value-type="float" office:value="26.6759506697747" calcext:value-type="float">
            <text:p>26.6759506697747</text:p>
          </table:table-cell>
          <table:table-cell table:formula="of:=COS([.$O44])*([.Z$3]-[.B$12]/2)-SIN([.$O44])*([.AA$3]-[.B$13]/2)" office:value-type="float" office:value="-175.861387625469" calcext:value-type="float">
            <text:p>-175.861387625469</text:p>
          </table:table-cell>
          <table:table-cell table:formula="of:=SIN([.$O44])*([.Z$3]-[.B$12]/2)+COS([.$O44])*([.AA$3]-[.B$13]/2)" office:value-type="float" office:value="701.07971896386" calcext:value-type="float">
            <text:p>701.07971896386</text:p>
          </table:table-cell>
          <table:table-cell table:formula="of:=COS([.$O44])*([.AB$3]-[.B$12]/2)-SIN([.$O44])*([.AC$3]-[.B$13]/2)" office:value-type="float" office:value="175.861387625469" calcext:value-type="float">
            <text:p>175.861387625469</text:p>
          </table:table-cell>
          <table:table-cell table:formula="of:=SIN([.$O44])*([.AB$3]-[.B$12]/2)+COS([.$O44])*([.AC$3]-[.B$13]/2)" office:value-type="float" office:value="-701.07971896386" calcext:value-type="float">
            <text:p>-701.07971896386</text:p>
          </table:table-cell>
          <table:table-cell table:formula="of:=COS([.$O44])*([.AD$3]-[.B$12]/2)-SIN([.$O44])*([.AE$3]-[.B$13]/2)" office:value-type="float" office:value="722.307686277713" calcext:value-type="float">
            <text:p>722.307686277713</text:p>
          </table:table-cell>
          <table:table-cell table:formula="of:=SIN([.$O44])*([.AD$3]-[.B$12]/2)+COS([.$O44])*([.AE$3]-[.B$13]/2)" office:value-type="float" office:value="-26.6759506697747" calcext:value-type="float">
            <text:p>-26.6759506697747</text:p>
          </table:table-cell>
          <table:table-cell table:formula="of:=COS([.$O44])*([.AF$3]-[.B$12]/2)-SIN([.$O44])*([.AG$3]-[.B$13]/2)" office:value-type="float" office:value="-607.757289688003" calcext:value-type="float">
            <text:p>-607.757289688003</text:p>
          </table:table-cell>
          <table:table-cell table:formula="of:=SIN([.$O44])*([.AF$3]-[.B$12]/2)+COS([.$O44])*([.AG$3]-[.B$13]/2)" office:value-type="float" office:value="-387.906015461339" calcext:value-type="float">
            <text:p>-387.906015461339</text:p>
          </table:table-cell>
          <table:table-cell table:formula="of:=MIN([.X44];[.Z44];[.AB44];[.AD44])" office:value-type="float" office:value="-722.307686277713" calcext:value-type="float">
            <text:p>-722.307686277713</text:p>
          </table:table-cell>
          <table:table-cell table:formula="of:=MIN([.Y44];[.AA44];[.AC44];[.AE44])" office:value-type="float" office:value="-701.07971896386" calcext:value-type="float">
            <text:p>-701.07971896386</text:p>
          </table:table-cell>
          <table:table-cell table:formula="of:=[.AF44]-[.$AH44]" office:value-type="float" office:value="114.55039658971" calcext:value-type="float">
            <text:p>114.55039658971</text:p>
          </table:table-cell>
          <table:table-cell table:formula="of:=[.AG44]-[.$AI44]" office:value-type="float" office:value="313.17370350252" calcext:value-type="float">
            <text:p>313.17370350252</text:p>
          </table:table-cell>
          <table:table-cell table:formula="of:=[.AF$3]-[.AJ44]" office:value-type="float" office:value="235.44960341029" calcext:value-type="float">
            <text:p>235.44960341029</text:p>
          </table:table-cell>
          <table:table-cell table:formula="of:=[.AG$3]-[.AK44]" office:value-type="float" office:value="-563.173703502521" calcext:value-type="float">
            <text:p>-563.173703502521</text:p>
          </table:table-cell>
          <table:table-cell table:number-columns-repeated="985"/>
        </table:table-row>
        <table:table-row table:style-name="ro1">
          <table:table-cell table:formula="of:=[.K176]" office:value-type="string" office:string-value="mogrify -rotate 27.012 -background black IMG_20210705_041445120.jpg" calcext:value-type="string">
            <text:p>mogrify -rotate 27.012 -background black IMG_20210705_041445120.jpg</text:p>
          </table:table-cell>
          <table:table-cell/>
          <table:table-cell office:value-type="string" calcext:value-type="string">
            <text:p>IMG_20210704_235238068.jpg</text:p>
          </table:table-cell>
          <table:table-cell table:formula="of:=MID([.C45];5;4)" office:value-type="string" office:string-value="2021" calcext:value-type="string">
            <text:p>2021</text:p>
          </table:table-cell>
          <table:table-cell table:formula="of:=MID([.C45];9;2)" office:value-type="string" office:string-value="07" calcext:value-type="string">
            <text:p>07</text:p>
          </table:table-cell>
          <table:table-cell table:formula="of:=MID([.C45];11;2)" office:value-type="string" office:string-value="04" calcext:value-type="string">
            <text:p>04</text:p>
          </table:table-cell>
          <table:table-cell table:formula="of:=MID([.C45];14;2)" office:value-type="string" office:string-value="23" calcext:value-type="string">
            <text:p>23</text:p>
          </table:table-cell>
          <table:table-cell table:formula="of:=MID([.C45];16;2)" office:value-type="string" office:string-value="52" calcext:value-type="string">
            <text:p>52</text:p>
          </table:table-cell>
          <table:table-cell table:formula="of:=MID([.C45];18;2)" office:value-type="string" office:string-value="38" calcext:value-type="string">
            <text:p>38</text:p>
          </table:table-cell>
          <table:table-cell table:formula="of:=DATE([.D45];[.E45];[.F45])+TIME([.G45];[.H45];[.I45])" office:value-type="date" office:date-value="2021-07-04T23:52:38" calcext:value-type="date">
            <text:p>04/07/21 23:52:38</text:p>
          </table:table-cell>
          <table:table-cell table:formula="of:=IF([.C45]&lt;&gt;&quot;&quot;;CONCATENATE(&quot;mogrify -rotate &quot;;ROUND([.N45];3);&quot; -background black &quot;;[.C45]);&quot;&quot;)" office:value-type="string" office:string-value="mogrify -rotate -38.517 -background black IMG_20210704_235238068.jpg" calcext:value-type="string">
            <text:p>mogrify -rotate -38.517 -background black IMG_20210704_235238068.jpg</text:p>
          </table:table-cell>
          <table:table-cell table:formula="of:=IF([.C45]&lt;&gt;&quot;&quot;;CONCATENATE(&quot;mogrify -crop &quot;;ROUND([.B$22]);&quot;x&quot;;ROUND([.B$23]);&quot;+&quot;;ROUND([.B$30]+[.B$33]-[.AL45]);&quot;+&quot;;ROUND([.B$31]+[.B$34]-[.AM45]);&quot; &quot;;[.C45]);&quot;&quot;)" office:value-type="string" office:string-value="mogrify -crop 2538x1941+1347+1369 IMG_20210704_235238068.jpg" calcext:value-type="string">
            <text:p>mogrify -crop 2538x1941+1347+1369 IMG_20210704_235238068.jpg</text:p>
          </table:table-cell>
          <table:table-cell/>
          <table:table-cell table:formula="of:=IF([.C45]&lt;&gt;&quot;&quot;;([.J45]-[.J$3])*360*[.B$35];0)" office:value-type="float" office:value="-38.5166666677105" calcext:value-type="float">
            <text:p>-38.5166666677105</text:p>
          </table:table-cell>
          <table:table-cell table:formula="of:=[.N45]/180*PI()" office:value-type="float" office:value="-0.672242650244701" calcext:value-type="float">
            <text:p>-0.672242650244701</text:p>
          </table:table-cell>
          <table:table-cell table:formula="of:=COS([.$O45])*([.P$3]-[.B$14])-SIN([.$O45])*([.Q$3]-[.B$15])" office:value-type="float" office:value="-118.163899098897" calcext:value-type="float">
            <text:p>-118.163899098897</text:p>
          </table:table-cell>
          <table:table-cell table:formula="of:=SIN([.$O45])*([.P$3]-[.B$14])+COS([.$O45])*([.Q$3]-[.B$15])" office:value-type="float" office:value="413.566552020042" calcext:value-type="float">
            <text:p>413.566552020042</text:p>
          </table:table-cell>
          <table:table-cell table:formula="of:=COS([.$O45])*([.R$3]-[.B$14])-SIN([.$O45])*([.S$3]-[.B$15])" office:value-type="float" office:value="422.376384140174" calcext:value-type="float">
            <text:p>422.376384140174</text:p>
          </table:table-cell>
          <table:table-cell table:formula="of:=SIN([.$O45])*([.R$3]-[.B$14])+COS([.$O45])*([.S$3]-[.B$15])" office:value-type="float" office:value="1092.71322409893" calcext:value-type="float">
            <text:p>1092.71322409893</text:p>
          </table:table-cell>
          <table:table-cell table:formula="of:=COS([.$O45])*([.T$3]-[.B$14])-SIN([.$O45])*([.U$3]-[.B$15])" office:value-type="float" office:value="786.321760950863" calcext:value-type="float">
            <text:p>786.321760950863</text:p>
          </table:table-cell>
          <table:table-cell table:formula="of:=SIN([.$O45])*([.T$3]-[.B$14])+COS([.$O45])*([.U$3]-[.B$15])" office:value-type="float" office:value="-306.323502616324" calcext:value-type="float">
            <text:p>-306.323502616324</text:p>
          </table:table-cell>
          <table:table-cell table:formula="of:=COS([.$O45])*([.V$3]-[.B$14])-SIN([.$O45])*([.W$3]-[.B$15])" office:value-type="float" office:value="1326.86204418993" calcext:value-type="float">
            <text:p>1326.86204418993</text:p>
          </table:table-cell>
          <table:table-cell table:formula="of:=SIN([.$O45])*([.V$3]-[.B$14])+COS([.$O45])*([.W$3]-[.B$15])" office:value-type="float" office:value="372.823169462561" calcext:value-type="float">
            <text:p>372.823169462561</text:p>
          </table:table-cell>
          <table:table-cell table:formula="of:=COS([.$O45])*([.X$3]-[.B$12]/2)-SIN([.$O45])*([.Y$3]-[.B$13]/2)" office:value-type="float" office:value="-722.512971644415" calcext:value-type="float">
            <text:p>-722.512971644415</text:p>
          </table:table-cell>
          <table:table-cell table:formula="of:=SIN([.$O45])*([.X$3]-[.B$12]/2)+COS([.$O45])*([.Y$3]-[.B$13]/2)" office:value-type="float" office:value="20.3716912787402" calcext:value-type="float">
            <text:p>20.3716912787402</text:p>
          </table:table-cell>
          <table:table-cell table:formula="of:=COS([.$O45])*([.Z$3]-[.B$12]/2)-SIN([.$O45])*([.AA$3]-[.B$13]/2)" office:value-type="float" office:value="-181.972688405345" calcext:value-type="float">
            <text:p>-181.972688405345</text:p>
          </table:table-cell>
          <table:table-cell table:formula="of:=SIN([.$O45])*([.Z$3]-[.B$12]/2)+COS([.$O45])*([.AA$3]-[.B$13]/2)" office:value-type="float" office:value="699.518363357626" calcext:value-type="float">
            <text:p>699.518363357626</text:p>
          </table:table-cell>
          <table:table-cell table:formula="of:=COS([.$O45])*([.AB$3]-[.B$12]/2)-SIN([.$O45])*([.AC$3]-[.B$13]/2)" office:value-type="float" office:value="181.972688405345" calcext:value-type="float">
            <text:p>181.972688405345</text:p>
          </table:table-cell>
          <table:table-cell table:formula="of:=SIN([.$O45])*([.AB$3]-[.B$12]/2)+COS([.$O45])*([.AC$3]-[.B$13]/2)" office:value-type="float" office:value="-699.518363357626" calcext:value-type="float">
            <text:p>-699.518363357626</text:p>
          </table:table-cell>
          <table:table-cell table:formula="of:=COS([.$O45])*([.AD$3]-[.B$12]/2)-SIN([.$O45])*([.AE$3]-[.B$13]/2)" office:value-type="float" office:value="722.512971644415" calcext:value-type="float">
            <text:p>722.512971644415</text:p>
          </table:table-cell>
          <table:table-cell table:formula="of:=SIN([.$O45])*([.AD$3]-[.B$12]/2)+COS([.$O45])*([.AE$3]-[.B$13]/2)" office:value-type="float" office:value="-20.3716912787402" calcext:value-type="float">
            <text:p>-20.3716912787402</text:p>
          </table:table-cell>
          <table:table-cell table:formula="of:=COS([.$O45])*([.AF$3]-[.B$12]/2)-SIN([.$O45])*([.AG$3]-[.B$13]/2)" office:value-type="float" office:value="-604.349072545519" calcext:value-type="float">
            <text:p>-604.349072545519</text:p>
          </table:table-cell>
          <table:table-cell table:formula="of:=SIN([.$O45])*([.AF$3]-[.B$12]/2)+COS([.$O45])*([.AG$3]-[.B$13]/2)" office:value-type="float" office:value="-393.194860741301" calcext:value-type="float">
            <text:p>-393.194860741301</text:p>
          </table:table-cell>
          <table:table-cell table:formula="of:=MIN([.X45];[.Z45];[.AB45];[.AD45])" office:value-type="float" office:value="-722.512971644415" calcext:value-type="float">
            <text:p>-722.512971644415</text:p>
          </table:table-cell>
          <table:table-cell table:formula="of:=MIN([.Y45];[.AA45];[.AC45];[.AE45])" office:value-type="float" office:value="-699.518363357626" calcext:value-type="float">
            <text:p>-699.518363357626</text:p>
          </table:table-cell>
          <table:table-cell table:formula="of:=[.AF45]-[.$AH45]" office:value-type="float" office:value="118.163899098897" calcext:value-type="float">
            <text:p>118.163899098897</text:p>
          </table:table-cell>
          <table:table-cell table:formula="of:=[.AG45]-[.$AI45]" office:value-type="float" office:value="306.323502616324" calcext:value-type="float">
            <text:p>306.323502616324</text:p>
          </table:table-cell>
          <table:table-cell table:formula="of:=[.AF$3]-[.AJ45]" office:value-type="float" office:value="231.836100901103" calcext:value-type="float">
            <text:p>231.836100901103</text:p>
          </table:table-cell>
          <table:table-cell table:formula="of:=[.AG$3]-[.AK45]" office:value-type="float" office:value="-556.323502616324" calcext:value-type="float">
            <text:p>-556.32350261632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p rotated/* .</text:p>
          </table:table-cell>
          <table:table-cell/>
          <table:table-cell office:value-type="string" calcext:value-type="string">
            <text:p>IMG_20210704_235438148.jpg</text:p>
          </table:table-cell>
          <table:table-cell table:formula="of:=MID([.C46];5;4)" office:value-type="string" office:string-value="2021" calcext:value-type="string">
            <text:p>2021</text:p>
          </table:table-cell>
          <table:table-cell table:formula="of:=MID([.C46];9;2)" office:value-type="string" office:string-value="07" calcext:value-type="string">
            <text:p>07</text:p>
          </table:table-cell>
          <table:table-cell table:formula="of:=MID([.C46];11;2)" office:value-type="string" office:string-value="04" calcext:value-type="string">
            <text:p>04</text:p>
          </table:table-cell>
          <table:table-cell table:formula="of:=MID([.C46];14;2)" office:value-type="string" office:string-value="23" calcext:value-type="string">
            <text:p>23</text:p>
          </table:table-cell>
          <table:table-cell table:formula="of:=MID([.C46];16;2)" office:value-type="string" office:string-value="54" calcext:value-type="string">
            <text:p>54</text:p>
          </table:table-cell>
          <table:table-cell table:formula="of:=MID([.C46];18;2)" office:value-type="string" office:string-value="38" calcext:value-type="string">
            <text:p>38</text:p>
          </table:table-cell>
          <table:table-cell table:formula="of:=DATE([.D46];[.E46];[.F46])+TIME([.G46];[.H46];[.I46])" office:value-type="date" office:date-value="2021-07-04T23:54:38" calcext:value-type="date">
            <text:p>04/07/21 23:54:38</text:p>
          </table:table-cell>
          <table:table-cell table:formula="of:=IF([.C46]&lt;&gt;&quot;&quot;;CONCATENATE(&quot;mogrify -rotate &quot;;ROUND([.N46];3);&quot; -background black &quot;;[.C46]);&quot;&quot;)" office:value-type="string" office:string-value="mogrify -rotate -38.017 -background black IMG_20210704_235438148.jpg" calcext:value-type="string">
            <text:p>mogrify -rotate -38.017 -background black IMG_20210704_235438148.jpg</text:p>
          </table:table-cell>
          <table:table-cell table:formula="of:=IF([.C46]&lt;&gt;&quot;&quot;;CONCATENATE(&quot;mogrify -crop &quot;;ROUND([.B$22]);&quot;x&quot;;ROUND([.B$23]);&quot;+&quot;;ROUND([.B$30]+[.B$33]-[.AL46]);&quot;+&quot;;ROUND([.B$31]+[.B$34]-[.AM46]);&quot; &quot;;[.C46]);&quot;&quot;)" office:value-type="string" office:string-value="mogrify -crop 2538x1941+1350+1362 IMG_20210704_235438148.jpg" calcext:value-type="string">
            <text:p>mogrify -crop 2538x1941+1350+1362 IMG_20210704_235438148.jpg</text:p>
          </table:table-cell>
          <table:table-cell/>
          <table:table-cell table:formula="of:=IF([.C46]&lt;&gt;&quot;&quot;;([.J46]-[.J$3])*360*[.B$35];0)" office:value-type="float" office:value="-38.0166666660807" calcext:value-type="float">
            <text:p>-38.0166666660807</text:p>
          </table:table-cell>
          <table:table-cell table:formula="of:=[.N46]/180*PI()" office:value-type="float" office:value="-0.663516003956284" calcext:value-type="float">
            <text:p>-0.663516003956284</text:p>
          </table:table-cell>
          <table:table-cell table:formula="of:=COS([.$O46])*([.P$3]-[.B$14])-SIN([.$O46])*([.Q$3]-[.B$15])" office:value-type="float" office:value="-121.768402988571" calcext:value-type="float">
            <text:p>-121.768402988571</text:p>
          </table:table-cell>
          <table:table-cell table:formula="of:=SIN([.$O46])*([.P$3]-[.B$14])+COS([.$O46])*([.Q$3]-[.B$15])" office:value-type="float" office:value="412.519643209403" calcext:value-type="float">
            <text:p>412.519643209403</text:p>
          </table:table-cell>
          <table:table-cell table:formula="of:=COS([.$O46])*([.R$3]-[.B$14])-SIN([.$O46])*([.S$3]-[.B$15])" office:value-type="float" office:value="412.824700570871" calcext:value-type="float">
            <text:p>412.824700570871</text:p>
          </table:table-cell>
          <table:table-cell table:formula="of:=SIN([.$O46])*([.R$3]-[.B$14])+COS([.$O46])*([.S$3]-[.B$15])" office:value-type="float" office:value="1096.35749944923" calcext:value-type="float">
            <text:p>1096.35749944923</text:p>
          </table:table-cell>
          <table:table-cell table:formula="of:=COS([.$O46])*([.T$3]-[.B$14])-SIN([.$O46])*([.U$3]-[.B$15])" office:value-type="float" office:value="788.964963155717" calcext:value-type="float">
            <text:p>788.964963155717</text:p>
          </table:table-cell>
          <table:table-cell table:formula="of:=SIN([.$O46])*([.T$3]-[.B$14])+COS([.$O46])*([.U$3]-[.B$15])" office:value-type="float" office:value="-299.449973973448" calcext:value-type="float">
            <text:p>-299.449973973448</text:p>
          </table:table-cell>
          <table:table-cell table:formula="of:=COS([.$O46])*([.V$3]-[.B$14])-SIN([.$O46])*([.W$3]-[.B$15])" office:value-type="float" office:value="1323.55806671516" calcext:value-type="float">
            <text:p>1323.55806671516</text:p>
          </table:table-cell>
          <table:table-cell table:formula="of:=SIN([.$O46])*([.V$3]-[.B$14])+COS([.$O46])*([.W$3]-[.B$15])" office:value-type="float" office:value="384.38788226638" calcext:value-type="float">
            <text:p>384.38788226638</text:p>
          </table:table-cell>
          <table:table-cell table:formula="of:=COS([.$O46])*([.X$3]-[.B$12]/2)-SIN([.$O46])*([.Y$3]-[.B$13]/2)" office:value-type="float" office:value="-722.663234851864" calcext:value-type="float">
            <text:p>-722.663234851864</text:p>
          </table:table-cell>
          <table:table-cell table:formula="of:=SIN([.$O46])*([.X$3]-[.B$12]/2)+COS([.$O46])*([.Y$3]-[.B$13]/2)" office:value-type="float" office:value="14.0658804715115" calcext:value-type="float">
            <text:p>14.0658804715115</text:p>
          </table:table-cell>
          <table:table-cell table:formula="of:=COS([.$O46])*([.Z$3]-[.B$12]/2)-SIN([.$O46])*([.AA$3]-[.B$13]/2)" office:value-type="float" office:value="-188.070131292423" calcext:value-type="float">
            <text:p>-188.070131292423</text:p>
          </table:table-cell>
          <table:table-cell table:formula="of:=SIN([.$O46])*([.Z$3]-[.B$12]/2)+COS([.$O46])*([.AA$3]-[.B$13]/2)" office:value-type="float" office:value="697.90373671134" calcext:value-type="float">
            <text:p>697.90373671134</text:p>
          </table:table-cell>
          <table:table-cell table:formula="of:=COS([.$O46])*([.AB$3]-[.B$12]/2)-SIN([.$O46])*([.AC$3]-[.B$13]/2)" office:value-type="float" office:value="188.070131292423" calcext:value-type="float">
            <text:p>188.070131292423</text:p>
          </table:table-cell>
          <table:table-cell table:formula="of:=SIN([.$O46])*([.AB$3]-[.B$12]/2)+COS([.$O46])*([.AC$3]-[.B$13]/2)" office:value-type="float" office:value="-697.90373671134" calcext:value-type="float">
            <text:p>-697.90373671134</text:p>
          </table:table-cell>
          <table:table-cell table:formula="of:=COS([.$O46])*([.AD$3]-[.B$12]/2)-SIN([.$O46])*([.AE$3]-[.B$13]/2)" office:value-type="float" office:value="722.663234851864" calcext:value-type="float">
            <text:p>722.663234851864</text:p>
          </table:table-cell>
          <table:table-cell table:formula="of:=SIN([.$O46])*([.AD$3]-[.B$12]/2)+COS([.$O46])*([.AE$3]-[.B$13]/2)" office:value-type="float" office:value="-14.0658804715115" calcext:value-type="float">
            <text:p>-14.0658804715115</text:p>
          </table:table-cell>
          <table:table-cell table:formula="of:=COS([.$O46])*([.AF$3]-[.B$12]/2)-SIN([.$O46])*([.AG$3]-[.B$13]/2)" office:value-type="float" office:value="-600.894831863294" calcext:value-type="float">
            <text:p>-600.894831863294</text:p>
          </table:table-cell>
          <table:table-cell table:formula="of:=SIN([.$O46])*([.AF$3]-[.B$12]/2)+COS([.$O46])*([.AG$3]-[.B$13]/2)" office:value-type="float" office:value="-398.453762737891" calcext:value-type="float">
            <text:p>-398.453762737891</text:p>
          </table:table-cell>
          <table:table-cell table:formula="of:=MIN([.X46];[.Z46];[.AB46];[.AD46])" office:value-type="float" office:value="-722.663234851864" calcext:value-type="float">
            <text:p>-722.663234851864</text:p>
          </table:table-cell>
          <table:table-cell table:formula="of:=MIN([.Y46];[.AA46];[.AC46];[.AE46])" office:value-type="float" office:value="-697.90373671134" calcext:value-type="float">
            <text:p>-697.90373671134</text:p>
          </table:table-cell>
          <table:table-cell table:formula="of:=[.AF46]-[.$AH46]" office:value-type="float" office:value="121.768402988571" calcext:value-type="float">
            <text:p>121.768402988571</text:p>
          </table:table-cell>
          <table:table-cell table:formula="of:=[.AG46]-[.$AI46]" office:value-type="float" office:value="299.449973973448" calcext:value-type="float">
            <text:p>299.449973973448</text:p>
          </table:table-cell>
          <table:table-cell table:formula="of:=[.AF$3]-[.AJ46]" office:value-type="float" office:value="228.231597011429" calcext:value-type="float">
            <text:p>228.231597011429</text:p>
          </table:table-cell>
          <table:table-cell table:formula="of:=[.AG$3]-[.AK46]" office:value-type="float" office:value="-549.449973973448" calcext:value-type="float">
            <text:p>-549.449973973448</text:p>
          </table:table-cell>
          <table:table-cell table:number-columns-repeated="985"/>
        </table:table-row>
        <table:table-row table:style-name="ro1">
          <table:table-cell table:formula="of:=[.L3]" office:value-type="string" office:string-value="mogrify -border 2388x1625 -bordercolor black IMG_2021070*[0-9].jpg" calcext:value-type="string">
            <text:p>mogrify -border 2388x1625 -bordercolor black IMG_2021070*[0-9].jpg</text:p>
          </table:table-cell>
          <table:table-cell/>
          <table:table-cell office:value-type="string" calcext:value-type="string">
            <text:p>IMG_20210704_235638213.jpg</text:p>
          </table:table-cell>
          <table:table-cell table:formula="of:=MID([.C47];5;4)" office:value-type="string" office:string-value="2021" calcext:value-type="string">
            <text:p>2021</text:p>
          </table:table-cell>
          <table:table-cell table:formula="of:=MID([.C47];9;2)" office:value-type="string" office:string-value="07" calcext:value-type="string">
            <text:p>07</text:p>
          </table:table-cell>
          <table:table-cell table:formula="of:=MID([.C47];11;2)" office:value-type="string" office:string-value="04" calcext:value-type="string">
            <text:p>04</text:p>
          </table:table-cell>
          <table:table-cell table:formula="of:=MID([.C47];14;2)" office:value-type="string" office:string-value="23" calcext:value-type="string">
            <text:p>23</text:p>
          </table:table-cell>
          <table:table-cell table:formula="of:=MID([.C47];16;2)" office:value-type="string" office:string-value="56" calcext:value-type="string">
            <text:p>56</text:p>
          </table:table-cell>
          <table:table-cell table:formula="of:=MID([.C47];18;2)" office:value-type="string" office:string-value="38" calcext:value-type="string">
            <text:p>38</text:p>
          </table:table-cell>
          <table:table-cell table:formula="of:=DATE([.D47];[.E47];[.F47])+TIME([.G47];[.H47];[.I47])" office:value-type="date" office:date-value="2021-07-04T23:56:38" calcext:value-type="date">
            <text:p>04/07/21 23:56:38</text:p>
          </table:table-cell>
          <table:table-cell table:formula="of:=IF([.C47]&lt;&gt;&quot;&quot;;CONCATENATE(&quot;mogrify -rotate &quot;;ROUND([.N47];3);&quot; -background black &quot;;[.C47]);&quot;&quot;)" office:value-type="string" office:string-value="mogrify -rotate -37.517 -background black IMG_20210704_235638213.jpg" calcext:value-type="string">
            <text:p>mogrify -rotate -37.517 -background black IMG_20210704_235638213.jpg</text:p>
          </table:table-cell>
          <table:table-cell table:formula="of:=IF([.C47]&lt;&gt;&quot;&quot;;CONCATENATE(&quot;mogrify -crop &quot;;ROUND([.B$22]);&quot;x&quot;;ROUND([.B$23]);&quot;+&quot;;ROUND([.B$30]+[.B$33]-[.AL47]);&quot;+&quot;;ROUND([.B$31]+[.B$34]-[.AM47]);&quot; &quot;;[.C47]);&quot;&quot;)" office:value-type="string" office:string-value="mogrify -crop 2538x1941+1354+1355 IMG_20210704_235638213.jpg" calcext:value-type="string">
            <text:p>mogrify -crop 2538x1941+1354+1355 IMG_20210704_235638213.jpg</text:p>
          </table:table-cell>
          <table:table-cell/>
          <table:table-cell table:formula="of:=IF([.C47]&lt;&gt;&quot;&quot;;([.J47]-[.J$3])*360*[.B$35];0)" office:value-type="float" office:value="-37.5166666670702" calcext:value-type="float">
            <text:p>-37.5166666670702</text:p>
          </table:table-cell>
          <table:table-cell table:formula="of:=[.N47]/180*PI()" office:value-type="float" office:value="-0.654789357713583" calcext:value-type="float">
            <text:p>-0.654789357713583</text:p>
          </table:table-cell>
          <table:table-cell table:formula="of:=COS([.$O47])*([.P$3]-[.B$14])-SIN([.$O47])*([.Q$3]-[.B$15])" office:value-type="float" office:value="-125.363633724042" calcext:value-type="float">
            <text:p>-125.363633724042</text:p>
          </table:table-cell>
          <table:table-cell table:formula="of:=SIN([.$O47])*([.P$3]-[.B$14])+COS([.$O47])*([.Q$3]-[.B$15])" office:value-type="float" office:value="411.441319436325" calcext:value-type="float">
            <text:p>411.441319436325</text:p>
          </table:table-cell>
          <table:table-cell table:formula="of:=COS([.$O47])*([.R$3]-[.B$14])-SIN([.$O47])*([.S$3]-[.B$15])" office:value-type="float" office:value="403.241578852383" calcext:value-type="float">
            <text:p>403.241578852383</text:p>
          </table:table-cell>
          <table:table-cell table:formula="of:=SIN([.$O47])*([.R$3]-[.B$14])+COS([.$O47])*([.S$3]-[.B$15])" office:value-type="float" office:value="1099.91828291225" calcext:value-type="float">
            <text:p>1099.91828291225</text:p>
          </table:table-cell>
          <table:table-cell table:formula="of:=COS([.$O47])*([.T$3]-[.B$14])-SIN([.$O47])*([.U$3]-[.B$15])" office:value-type="float" office:value="791.548082610257" calcext:value-type="float">
            <text:p>791.548082610257</text:p>
          </table:table-cell>
          <table:table-cell table:formula="of:=SIN([.$O47])*([.T$3]-[.B$14])+COS([.$O47])*([.U$3]-[.B$15])" office:value-type="float" office:value="-292.553641091724" calcext:value-type="float">
            <text:p>-292.553641091724</text:p>
          </table:table-cell>
          <table:table-cell table:formula="of:=COS([.$O47])*([.V$3]-[.B$14])-SIN([.$O47])*([.W$3]-[.B$15])" office:value-type="float" office:value="1320.15329518668" calcext:value-type="float">
            <text:p>1320.15329518668</text:p>
          </table:table-cell>
          <table:table-cell table:formula="of:=SIN([.$O47])*([.V$3]-[.B$14])+COS([.$O47])*([.W$3]-[.B$15])" office:value-type="float" office:value="395.923322384203" calcext:value-type="float">
            <text:p>395.923322384203</text:p>
          </table:table-cell>
          <table:table-cell table:formula="of:=COS([.$O47])*([.X$3]-[.B$12]/2)-SIN([.$O47])*([.Y$3]-[.B$13]/2)" office:value-type="float" office:value="-722.758464455362" calcext:value-type="float">
            <text:p>-722.758464455362</text:p>
          </table:table-cell>
          <table:table-cell table:formula="of:=SIN([.$O47])*([.X$3]-[.B$12]/2)+COS([.$O47])*([.Y$3]-[.B$13]/2)" office:value-type="float" office:value="7.75899852606131" calcext:value-type="float">
            <text:p>7.75899852606131</text:p>
          </table:table-cell>
          <table:table-cell table:formula="of:=COS([.$O47])*([.Z$3]-[.B$12]/2)-SIN([.$O47])*([.AA$3]-[.B$13]/2)" office:value-type="float" office:value="-194.153251878937" calcext:value-type="float">
            <text:p>-194.153251878937</text:p>
          </table:table-cell>
          <table:table-cell table:formula="of:=SIN([.$O47])*([.Z$3]-[.B$12]/2)+COS([.$O47])*([.AA$3]-[.B$13]/2)" office:value-type="float" office:value="696.235962001988" calcext:value-type="float">
            <text:p>696.235962001988</text:p>
          </table:table-cell>
          <table:table-cell table:formula="of:=COS([.$O47])*([.AB$3]-[.B$12]/2)-SIN([.$O47])*([.AC$3]-[.B$13]/2)" office:value-type="float" office:value="194.153251878937" calcext:value-type="float">
            <text:p>194.153251878937</text:p>
          </table:table-cell>
          <table:table-cell table:formula="of:=SIN([.$O47])*([.AB$3]-[.B$12]/2)+COS([.$O47])*([.AC$3]-[.B$13]/2)" office:value-type="float" office:value="-696.235962001988" calcext:value-type="float">
            <text:p>-696.235962001988</text:p>
          </table:table-cell>
          <table:table-cell table:formula="of:=COS([.$O47])*([.AD$3]-[.B$12]/2)-SIN([.$O47])*([.AE$3]-[.B$13]/2)" office:value-type="float" office:value="722.758464455362" calcext:value-type="float">
            <text:p>722.758464455362</text:p>
          </table:table-cell>
          <table:table-cell table:formula="of:=SIN([.$O47])*([.AD$3]-[.B$12]/2)+COS([.$O47])*([.AE$3]-[.B$13]/2)" office:value-type="float" office:value="-7.75899852606131" calcext:value-type="float">
            <text:p>-7.75899852606131</text:p>
          </table:table-cell>
          <table:table-cell table:formula="of:=COS([.$O47])*([.AF$3]-[.B$12]/2)-SIN([.$O47])*([.AG$3]-[.B$13]/2)" office:value-type="float" office:value="-597.39483073132" calcext:value-type="float">
            <text:p>-597.39483073132</text:p>
          </table:table-cell>
          <table:table-cell table:formula="of:=SIN([.$O47])*([.AF$3]-[.B$12]/2)+COS([.$O47])*([.AG$3]-[.B$13]/2)" office:value-type="float" office:value="-403.682320910264" calcext:value-type="float">
            <text:p>-403.682320910264</text:p>
          </table:table-cell>
          <table:table-cell table:formula="of:=MIN([.X47];[.Z47];[.AB47];[.AD47])" office:value-type="float" office:value="-722.758464455362" calcext:value-type="float">
            <text:p>-722.758464455362</text:p>
          </table:table-cell>
          <table:table-cell table:formula="of:=MIN([.Y47];[.AA47];[.AC47];[.AE47])" office:value-type="float" office:value="-696.235962001988" calcext:value-type="float">
            <text:p>-696.235962001988</text:p>
          </table:table-cell>
          <table:table-cell table:formula="of:=[.AF47]-[.$AH47]" office:value-type="float" office:value="125.363633724042" calcext:value-type="float">
            <text:p>125.363633724042</text:p>
          </table:table-cell>
          <table:table-cell table:formula="of:=[.AG47]-[.$AI47]" office:value-type="float" office:value="292.553641091724" calcext:value-type="float">
            <text:p>292.553641091724</text:p>
          </table:table-cell>
          <table:table-cell table:formula="of:=[.AF$3]-[.AJ47]" office:value-type="float" office:value="224.636366275958" calcext:value-type="float">
            <text:p>224.636366275958</text:p>
          </table:table-cell>
          <table:table-cell table:formula="of:=[.AG$3]-[.AK47]" office:value-type="float" office:value="-542.553641091724" calcext:value-type="float">
            <text:p>-542.553641091724</text:p>
          </table:table-cell>
          <table:table-cell table:number-columns-repeated="985"/>
        </table:table-row>
        <table:table-row table:style-name="ro1">
          <table:table-cell table:formula="of:=CONCATENATE([.L4];&quot; &amp;&quot;)" office:value-type="string" office:string-value="mogrify -crop 2538x1941+1194+1625 IMG_20210704_223035634.jpg &amp;" calcext:value-type="string">
            <text:p>mogrify -crop 2538x1941+1194+1625 IMG_20210704_223035634.jpg &amp;</text:p>
          </table:table-cell>
          <table:table-cell/>
          <table:table-cell office:value-type="string" calcext:value-type="string">
            <text:p>IMG_20210704_235838294.jpg</text:p>
          </table:table-cell>
          <table:table-cell table:formula="of:=MID([.C48];5;4)" office:value-type="string" office:string-value="2021" calcext:value-type="string">
            <text:p>2021</text:p>
          </table:table-cell>
          <table:table-cell table:formula="of:=MID([.C48];9;2)" office:value-type="string" office:string-value="07" calcext:value-type="string">
            <text:p>07</text:p>
          </table:table-cell>
          <table:table-cell table:formula="of:=MID([.C48];11;2)" office:value-type="string" office:string-value="04" calcext:value-type="string">
            <text:p>04</text:p>
          </table:table-cell>
          <table:table-cell table:formula="of:=MID([.C48];14;2)" office:value-type="string" office:string-value="23" calcext:value-type="string">
            <text:p>23</text:p>
          </table:table-cell>
          <table:table-cell table:formula="of:=MID([.C48];16;2)" office:value-type="string" office:string-value="58" calcext:value-type="string">
            <text:p>58</text:p>
          </table:table-cell>
          <table:table-cell table:formula="of:=MID([.C48];18;2)" office:value-type="string" office:string-value="38" calcext:value-type="string">
            <text:p>38</text:p>
          </table:table-cell>
          <table:table-cell table:formula="of:=DATE([.D48];[.E48];[.F48])+TIME([.G48];[.H48];[.I48])" office:value-type="date" office:date-value="2021-07-04T23:58:38" calcext:value-type="date">
            <text:p>04/07/21 23:58:38</text:p>
          </table:table-cell>
          <table:table-cell table:formula="of:=IF([.C48]&lt;&gt;&quot;&quot;;CONCATENATE(&quot;mogrify -rotate &quot;;ROUND([.N48];3);&quot; -background black &quot;;[.C48]);&quot;&quot;)" office:value-type="string" office:string-value="mogrify -rotate -37.017 -background black IMG_20210704_235838294.jpg" calcext:value-type="string">
            <text:p>mogrify -rotate -37.017 -background black IMG_20210704_235838294.jpg</text:p>
          </table:table-cell>
          <table:table-cell table:formula="of:=IF([.C48]&lt;&gt;&quot;&quot;;CONCATENATE(&quot;mogrify -crop &quot;;ROUND([.B$22]);&quot;x&quot;;ROUND([.B$23]);&quot;+&quot;;ROUND([.B$30]+[.B$33]-[.AL48]);&quot;+&quot;;ROUND([.B$31]+[.B$34]-[.AM48]);&quot; &quot;;[.C48]);&quot;&quot;)" office:value-type="string" office:string-value="mogrify -crop 2538x1941+1357+1348 IMG_20210704_235838294.jpg" calcext:value-type="string">
            <text:p>mogrify -crop 2538x1941+1357+1348 IMG_20210704_235838294.jpg</text:p>
          </table:table-cell>
          <table:table-cell/>
          <table:table-cell table:formula="of:=IF([.C48]&lt;&gt;&quot;&quot;;([.J48]-[.J$3])*360*[.B$35];0)" office:value-type="float" office:value="-37.0166666680598" calcext:value-type="float">
            <text:p>-37.0166666680598</text:p>
          </table:table-cell>
          <table:table-cell table:formula="of:=[.N48]/180*PI()" office:value-type="float" office:value="-0.646062711470882" calcext:value-type="float">
            <text:p>-0.646062711470882</text:p>
          </table:table-cell>
          <table:table-cell table:formula="of:=COS([.$O48])*([.P$3]-[.B$14])-SIN([.$O48])*([.Q$3]-[.B$15])" office:value-type="float" office:value="-128.949317533477" calcext:value-type="float">
            <text:p>-128.949317533477</text:p>
          </table:table-cell>
          <table:table-cell table:formula="of:=SIN([.$O48])*([.P$3]-[.B$14])+COS([.$O48])*([.Q$3]-[.B$15])" office:value-type="float" office:value="410.331662813937" calcext:value-type="float">
            <text:p>410.331662813937</text:p>
          </table:table-cell>
          <table:table-cell table:formula="of:=COS([.$O48])*([.R$3]-[.B$14])-SIN([.$O48])*([.S$3]-[.B$15])" office:value-type="float" office:value="393.627748726574" calcext:value-type="float">
            <text:p>393.627748726574</text:p>
          </table:table-cell>
          <table:table-cell table:formula="of:=SIN([.$O48])*([.R$3]-[.B$14])+COS([.$O48])*([.S$3]-[.B$15])" office:value-type="float" office:value="1103.39530333985" calcext:value-type="float">
            <text:p>1103.39530333985</text:p>
          </table:table-cell>
          <table:table-cell table:formula="of:=COS([.$O48])*([.T$3]-[.B$14])-SIN([.$O48])*([.U$3]-[.B$15])" office:value-type="float" office:value="794.070922613943" calcext:value-type="float">
            <text:p>794.070922613943</text:p>
          </table:table-cell>
          <table:table-cell table:formula="of:=SIN([.$O48])*([.T$3]-[.B$14])+COS([.$O48])*([.U$3]-[.B$15])" office:value-type="float" office:value="-285.635029117652" calcext:value-type="float">
            <text:p>-285.635029117652</text:p>
          </table:table-cell>
          <table:table-cell table:formula="of:=COS([.$O48])*([.V$3]-[.B$14])-SIN([.$O48])*([.W$3]-[.B$15])" office:value-type="float" office:value="1316.64798887399" calcext:value-type="float">
            <text:p>1316.64798887399</text:p>
          </table:table-cell>
          <table:table-cell table:formula="of:=SIN([.$O48])*([.V$3]-[.B$14])+COS([.$O48])*([.W$3]-[.B$15])" office:value-type="float" office:value="407.428611408266" calcext:value-type="float">
            <text:p>407.428611408266</text:p>
          </table:table-cell>
          <table:table-cell table:formula="of:=COS([.$O48])*([.X$3]-[.B$12]/2)-SIN([.$O48])*([.Y$3]-[.B$13]/2)" office:value-type="float" office:value="-722.798653203736" calcext:value-type="float">
            <text:p>-722.798653203736</text:p>
          </table:table-cell>
          <table:table-cell table:formula="of:=SIN([.$O48])*([.X$3]-[.B$12]/2)+COS([.$O48])*([.Y$3]-[.B$13]/2)" office:value-type="float" office:value="1.45152570283551" calcext:value-type="float">
            <text:p>1.45152570283551</text:p>
          </table:table-cell>
          <table:table-cell table:formula="of:=COS([.$O48])*([.Z$3]-[.B$12]/2)-SIN([.$O48])*([.AA$3]-[.B$13]/2)" office:value-type="float" office:value="-200.221586943685" calcext:value-type="float">
            <text:p>-200.221586943685</text:p>
          </table:table-cell>
          <table:table-cell table:formula="of:=SIN([.$O48])*([.Z$3]-[.B$12]/2)+COS([.$O48])*([.AA$3]-[.B$13]/2)" office:value-type="float" office:value="694.515166228753" calcext:value-type="float">
            <text:p>694.515166228753</text:p>
          </table:table-cell>
          <table:table-cell table:formula="of:=COS([.$O48])*([.AB$3]-[.B$12]/2)-SIN([.$O48])*([.AC$3]-[.B$13]/2)" office:value-type="float" office:value="200.221586943685" calcext:value-type="float">
            <text:p>200.221586943685</text:p>
          </table:table-cell>
          <table:table-cell table:formula="of:=SIN([.$O48])*([.AB$3]-[.B$12]/2)+COS([.$O48])*([.AC$3]-[.B$13]/2)" office:value-type="float" office:value="-694.515166228753" calcext:value-type="float">
            <text:p>-694.515166228753</text:p>
          </table:table-cell>
          <table:table-cell table:formula="of:=COS([.$O48])*([.AD$3]-[.B$12]/2)-SIN([.$O48])*([.AE$3]-[.B$13]/2)" office:value-type="float" office:value="722.798653203736" calcext:value-type="float">
            <text:p>722.798653203736</text:p>
          </table:table-cell>
          <table:table-cell table:formula="of:=SIN([.$O48])*([.AD$3]-[.B$12]/2)+COS([.$O48])*([.AE$3]-[.B$13]/2)" office:value-type="float" office:value="-1.45152570283551" calcext:value-type="float">
            <text:p>-1.45152570283551</text:p>
          </table:table-cell>
          <table:table-cell table:formula="of:=COS([.$O48])*([.AF$3]-[.B$12]/2)-SIN([.$O48])*([.AG$3]-[.B$13]/2)" office:value-type="float" office:value="-593.849335670258" calcext:value-type="float">
            <text:p>-593.849335670258</text:p>
          </table:table-cell>
          <table:table-cell table:formula="of:=SIN([.$O48])*([.AF$3]-[.B$12]/2)+COS([.$O48])*([.AG$3]-[.B$13]/2)" office:value-type="float" office:value="-408.880137111102" calcext:value-type="float">
            <text:p>-408.880137111102</text:p>
          </table:table-cell>
          <table:table-cell table:formula="of:=MIN([.X48];[.Z48];[.AB48];[.AD48])" office:value-type="float" office:value="-722.798653203736" calcext:value-type="float">
            <text:p>-722.798653203736</text:p>
          </table:table-cell>
          <table:table-cell table:formula="of:=MIN([.Y48];[.AA48];[.AC48];[.AE48])" office:value-type="float" office:value="-694.515166228753" calcext:value-type="float">
            <text:p>-694.515166228753</text:p>
          </table:table-cell>
          <table:table-cell table:formula="of:=[.AF48]-[.$AH48]" office:value-type="float" office:value="128.949317533477" calcext:value-type="float">
            <text:p>128.949317533477</text:p>
          </table:table-cell>
          <table:table-cell table:formula="of:=[.AG48]-[.$AI48]" office:value-type="float" office:value="285.635029117652" calcext:value-type="float">
            <text:p>285.635029117652</text:p>
          </table:table-cell>
          <table:table-cell table:formula="of:=[.AF$3]-[.AJ48]" office:value-type="float" office:value="221.050682466523" calcext:value-type="float">
            <text:p>221.050682466523</text:p>
          </table:table-cell>
          <table:table-cell table:formula="of:=[.AG$3]-[.AK48]" office:value-type="float" office:value="-535.635029117652" calcext:value-type="float">
            <text:p>-535.635029117652</text:p>
          </table:table-cell>
          <table:table-cell table:number-columns-repeated="985"/>
        </table:table-row>
        <table:table-row table:style-name="ro1">
          <table:table-cell table:formula="of:=[.L176]" office:value-type="string" office:string-value="mogrify -crop 2538x1941+2048+999 IMG_20210705_041445120.jpg" calcext:value-type="string">
            <text:p>mogrify -crop 2538x1941+2048+999 IMG_20210705_041445120.jpg</text:p>
          </table:table-cell>
          <table:table-cell/>
          <table:table-cell office:value-type="string" calcext:value-type="string">
            <text:p>IMG_20210705_000038331.jpg</text:p>
          </table:table-cell>
          <table:table-cell table:formula="of:=MID([.C49];5;4)" office:value-type="string" office:string-value="2021" calcext:value-type="string">
            <text:p>2021</text:p>
          </table:table-cell>
          <table:table-cell table:formula="of:=MID([.C49];9;2)" office:value-type="string" office:string-value="07" calcext:value-type="string">
            <text:p>07</text:p>
          </table:table-cell>
          <table:table-cell table:formula="of:=MID([.C49];11;2)" office:value-type="string" office:string-value="05" calcext:value-type="string">
            <text:p>05</text:p>
          </table:table-cell>
          <table:table-cell table:formula="of:=MID([.C49];14;2)" office:value-type="string" office:string-value="00" calcext:value-type="string">
            <text:p>00</text:p>
          </table:table-cell>
          <table:table-cell table:formula="of:=MID([.C49];16;2)" office:value-type="string" office:string-value="00" calcext:value-type="string">
            <text:p>00</text:p>
          </table:table-cell>
          <table:table-cell table:formula="of:=MID([.C49];18;2)" office:value-type="string" office:string-value="38" calcext:value-type="string">
            <text:p>38</text:p>
          </table:table-cell>
          <table:table-cell table:formula="of:=DATE([.D49];[.E49];[.F49])+TIME([.G49];[.H49];[.I49])" office:value-type="date" office:date-value="2021-07-05T00:00:38" calcext:value-type="date">
            <text:p>05/07/21 00:00:38</text:p>
          </table:table-cell>
          <table:table-cell table:formula="of:=IF([.C49]&lt;&gt;&quot;&quot;;CONCATENATE(&quot;mogrify -rotate &quot;;ROUND([.N49];3);&quot; -background black &quot;;[.C49]);&quot;&quot;)" office:value-type="string" office:string-value="mogrify -rotate -36.517 -background black IMG_20210705_000038331.jpg" calcext:value-type="string">
            <text:p>mogrify -rotate -36.517 -background black IMG_20210705_000038331.jpg</text:p>
          </table:table-cell>
          <table:table-cell table:formula="of:=IF([.C49]&lt;&gt;&quot;&quot;;CONCATENATE(&quot;mogrify -crop &quot;;ROUND([.B$22]);&quot;x&quot;;ROUND([.B$23]);&quot;+&quot;;ROUND([.B$30]+[.B$33]-[.AL49]);&quot;+&quot;;ROUND([.B$31]+[.B$34]-[.AM49]);&quot; &quot;;[.C49]);&quot;&quot;)" office:value-type="string" office:string-value="mogrify -crop 2538x1941+1361+1341 IMG_20210705_000038331.jpg" calcext:value-type="string">
            <text:p>mogrify -crop 2538x1941+1361+1341 IMG_20210705_000038331.jpg</text:p>
          </table:table-cell>
          <table:table-cell/>
          <table:table-cell table:formula="of:=IF([.C49]&lt;&gt;&quot;&quot;;([.J49]-[.J$3])*360*[.B$35];0)" office:value-type="float" office:value="-36.51666666643" calcext:value-type="float">
            <text:p>-36.51666666643</text:p>
          </table:table-cell>
          <table:table-cell table:formula="of:=[.N49]/180*PI()" office:value-type="float" office:value="-0.637336065182465" calcext:value-type="float">
            <text:p>-0.637336065182465</text:p>
          </table:table-cell>
          <table:table-cell table:formula="of:=COS([.$O49])*([.P$3]-[.B$14])-SIN([.$O49])*([.Q$3]-[.B$15])" office:value-type="float" office:value="-132.525181371881" calcext:value-type="float">
            <text:p>-132.525181371881</text:p>
          </table:table-cell>
          <table:table-cell table:formula="of:=SIN([.$O49])*([.P$3]-[.B$14])+COS([.$O49])*([.Q$3]-[.B$15])" office:value-type="float" office:value="409.190757840827" calcext:value-type="float">
            <text:p>409.190757840827</text:p>
          </table:table-cell>
          <table:table-cell table:formula="of:=COS([.$O49])*([.R$3]-[.B$14])-SIN([.$O49])*([.S$3]-[.B$15])" office:value-type="float" office:value="383.983942273227" calcext:value-type="float">
            <text:p>383.983942273227</text:p>
          </table:table-cell>
          <table:table-cell table:formula="of:=SIN([.$O49])*([.R$3]-[.B$14])+COS([.$O49])*([.S$3]-[.B$15])" office:value-type="float" office:value="1106.78829596103" calcext:value-type="float">
            <text:p>1106.78829596103</text:p>
          </table:table-cell>
          <table:table-cell table:formula="of:=COS([.$O49])*([.T$3]-[.B$14])-SIN([.$O49])*([.U$3]-[.B$15])" office:value-type="float" office:value="796.533291055481" calcext:value-type="float">
            <text:p>796.533291055481</text:p>
          </table:table-cell>
          <table:table-cell table:formula="of:=SIN([.$O49])*([.T$3]-[.B$14])+COS([.$O49])*([.U$3]-[.B$15])" office:value-type="float" office:value="-278.694664893902" calcext:value-type="float">
            <text:p>-278.694664893902</text:p>
          </table:table-cell>
          <table:table-cell table:formula="of:=COS([.$O49])*([.V$3]-[.B$14])-SIN([.$O49])*([.W$3]-[.B$15])" office:value-type="float" office:value="1313.04241470059" calcext:value-type="float">
            <text:p>1313.04241470059</text:p>
          </table:table-cell>
          <table:table-cell table:formula="of:=SIN([.$O49])*([.V$3]-[.B$14])+COS([.$O49])*([.W$3]-[.B$15])" office:value-type="float" office:value="418.902873226297" calcext:value-type="float">
            <text:p>418.902873226297</text:p>
          </table:table-cell>
          <table:table-cell table:formula="of:=COS([.$O49])*([.X$3]-[.B$12]/2)-SIN([.$O49])*([.Y$3]-[.B$13]/2)" office:value-type="float" office:value="-722.783798036235" calcext:value-type="float">
            <text:p>-722.783798036235</text:p>
          </table:table-cell>
          <table:table-cell table:formula="of:=SIN([.$O49])*([.X$3]-[.B$12]/2)+COS([.$O49])*([.Y$3]-[.B$13]/2)" office:value-type="float" office:value="-4.85605769273491" calcext:value-type="float">
            <text:p>-4.85605769273491</text:p>
          </table:table-cell>
          <table:table-cell table:formula="of:=COS([.$O49])*([.Z$3]-[.B$12]/2)-SIN([.$O49])*([.AA$3]-[.B$13]/2)" office:value-type="float" office:value="-206.274674391127" calcext:value-type="float">
            <text:p>-206.274674391127</text:p>
          </table:table-cell>
          <table:table-cell table:formula="of:=SIN([.$O49])*([.Z$3]-[.B$12]/2)+COS([.$O49])*([.AA$3]-[.B$13]/2)" office:value-type="float" office:value="692.741480427464" calcext:value-type="float">
            <text:p>692.741480427464</text:p>
          </table:table-cell>
          <table:table-cell table:formula="of:=COS([.$O49])*([.AB$3]-[.B$12]/2)-SIN([.$O49])*([.AC$3]-[.B$13]/2)" office:value-type="float" office:value="206.274674391127" calcext:value-type="float">
            <text:p>206.274674391127</text:p>
          </table:table-cell>
          <table:table-cell table:formula="of:=SIN([.$O49])*([.AB$3]-[.B$12]/2)+COS([.$O49])*([.AC$3]-[.B$13]/2)" office:value-type="float" office:value="-692.741480427464" calcext:value-type="float">
            <text:p>-692.741480427464</text:p>
          </table:table-cell>
          <table:table-cell table:formula="of:=COS([.$O49])*([.AD$3]-[.B$12]/2)-SIN([.$O49])*([.AE$3]-[.B$13]/2)" office:value-type="float" office:value="722.783798036235" calcext:value-type="float">
            <text:p>722.783798036235</text:p>
          </table:table-cell>
          <table:table-cell table:formula="of:=SIN([.$O49])*([.AD$3]-[.B$12]/2)+COS([.$O49])*([.AE$3]-[.B$13]/2)" office:value-type="float" office:value="4.85605769273491" calcext:value-type="float">
            <text:p>4.85605769273491</text:p>
          </table:table-cell>
          <table:table-cell table:formula="of:=COS([.$O49])*([.AF$3]-[.B$12]/2)-SIN([.$O49])*([.AG$3]-[.B$13]/2)" office:value-type="float" office:value="-590.258616664354" calcext:value-type="float">
            <text:p>-590.258616664354</text:p>
          </table:table-cell>
          <table:table-cell table:formula="of:=SIN([.$O49])*([.AF$3]-[.B$12]/2)+COS([.$O49])*([.AG$3]-[.B$13]/2)" office:value-type="float" office:value="-414.046815533562" calcext:value-type="float">
            <text:p>-414.046815533562</text:p>
          </table:table-cell>
          <table:table-cell table:formula="of:=MIN([.X49];[.Z49];[.AB49];[.AD49])" office:value-type="float" office:value="-722.783798036235" calcext:value-type="float">
            <text:p>-722.783798036235</text:p>
          </table:table-cell>
          <table:table-cell table:formula="of:=MIN([.Y49];[.AA49];[.AC49];[.AE49])" office:value-type="float" office:value="-692.741480427464" calcext:value-type="float">
            <text:p>-692.741480427464</text:p>
          </table:table-cell>
          <table:table-cell table:formula="of:=[.AF49]-[.$AH49]" office:value-type="float" office:value="132.525181371881" calcext:value-type="float">
            <text:p>132.525181371881</text:p>
          </table:table-cell>
          <table:table-cell table:formula="of:=[.AG49]-[.$AI49]" office:value-type="float" office:value="278.694664893902" calcext:value-type="float">
            <text:p>278.694664893902</text:p>
          </table:table-cell>
          <table:table-cell table:formula="of:=[.AF$3]-[.AJ49]" office:value-type="float" office:value="217.474818628119" calcext:value-type="float">
            <text:p>217.474818628119</text:p>
          </table:table-cell>
          <table:table-cell table:formula="of:=[.AG$3]-[.AK49]" office:value-type="float" office:value="-528.694664893902" calcext:value-type="float">
            <text:p>-528.69466489390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0238412.jpg</text:p>
          </table:table-cell>
          <table:table-cell table:formula="of:=MID([.C50];5;4)" office:value-type="string" office:string-value="2021" calcext:value-type="string">
            <text:p>2021</text:p>
          </table:table-cell>
          <table:table-cell table:formula="of:=MID([.C50];9;2)" office:value-type="string" office:string-value="07" calcext:value-type="string">
            <text:p>07</text:p>
          </table:table-cell>
          <table:table-cell table:formula="of:=MID([.C50];11;2)" office:value-type="string" office:string-value="05" calcext:value-type="string">
            <text:p>05</text:p>
          </table:table-cell>
          <table:table-cell table:formula="of:=MID([.C50];14;2)" office:value-type="string" office:string-value="00" calcext:value-type="string">
            <text:p>00</text:p>
          </table:table-cell>
          <table:table-cell table:formula="of:=MID([.C50];16;2)" office:value-type="string" office:string-value="02" calcext:value-type="string">
            <text:p>02</text:p>
          </table:table-cell>
          <table:table-cell table:formula="of:=MID([.C50];18;2)" office:value-type="string" office:string-value="38" calcext:value-type="string">
            <text:p>38</text:p>
          </table:table-cell>
          <table:table-cell table:formula="of:=DATE([.D50];[.E50];[.F50])+TIME([.G50];[.H50];[.I50])" office:value-type="date" office:date-value="2021-07-05T00:02:38" calcext:value-type="date">
            <text:p>05/07/21 00:02:38</text:p>
          </table:table-cell>
          <table:table-cell table:formula="of:=IF([.C50]&lt;&gt;&quot;&quot;;CONCATENATE(&quot;mogrify -rotate &quot;;ROUND([.N50];3);&quot; -background black &quot;;[.C50]);&quot;&quot;)" office:value-type="string" office:string-value="mogrify -rotate -36.017 -background black IMG_20210705_000238412.jpg" calcext:value-type="string">
            <text:p>mogrify -rotate -36.017 -background black IMG_20210705_000238412.jpg</text:p>
          </table:table-cell>
          <table:table-cell table:formula="of:=IF([.C50]&lt;&gt;&quot;&quot;;CONCATENATE(&quot;mogrify -crop &quot;;ROUND([.B$22]);&quot;x&quot;;ROUND([.B$23]);&quot;+&quot;;ROUND([.B$30]+[.B$33]-[.AL50]);&quot;+&quot;;ROUND([.B$31]+[.B$34]-[.AM50]);&quot; &quot;;[.C50]);&quot;&quot;)" office:value-type="string" office:string-value="mogrify -crop 2538x1941+1364+1334 IMG_20210705_000238412.jpg" calcext:value-type="string">
            <text:p>mogrify -crop 2538x1941+1364+1334 IMG_20210705_000238412.jpg</text:p>
          </table:table-cell>
          <table:table-cell/>
          <table:table-cell table:formula="of:=IF([.C50]&lt;&gt;&quot;&quot;;([.J50]-[.J$3])*360*[.B$35];0)" office:value-type="float" office:value="-36.0166666674195" calcext:value-type="float">
            <text:p>-36.0166666674195</text:p>
          </table:table-cell>
          <table:table-cell table:formula="of:=[.N50]/180*PI()" office:value-type="float" office:value="-0.628609418939764" calcext:value-type="float">
            <text:p>-0.628609418939764</text:p>
          </table:table-cell>
          <table:table-cell table:formula="of:=COS([.$O50])*([.P$3]-[.B$14])-SIN([.$O50])*([.Q$3]-[.B$15])" office:value-type="float" office:value="-136.090952885912" calcext:value-type="float">
            <text:p>-136.090952885912</text:p>
          </table:table-cell>
          <table:table-cell table:formula="of:=SIN([.$O50])*([.P$3]-[.B$14])+COS([.$O50])*([.Q$3]-[.B$15])" office:value-type="float" office:value="408.018691413279" calcext:value-type="float">
            <text:p>408.018691413279</text:p>
          </table:table-cell>
          <table:table-cell table:formula="of:=COS([.$O50])*([.R$3]-[.B$14])-SIN([.$O50])*([.S$3]-[.B$15])" office:value-type="float" office:value="374.310894006581" calcext:value-type="float">
            <text:p>374.310894006581</text:p>
          </table:table-cell>
          <table:table-cell table:formula="of:=SIN([.$O50])*([.R$3]-[.B$14])+COS([.$O50])*([.S$3]-[.B$15])" office:value-type="float" office:value="1110.09700235069" calcext:value-type="float">
            <text:p>1110.09700235069</text:p>
          </table:table-cell>
          <table:table-cell table:formula="of:=COS([.$O50])*([.T$3]-[.B$14])-SIN([.$O50])*([.U$3]-[.B$15])" office:value-type="float" office:value="798.935000390183" calcext:value-type="float">
            <text:p>798.935000390183</text:p>
          </table:table-cell>
          <table:table-cell table:formula="of:=SIN([.$O50])*([.T$3]-[.B$14])+COS([.$O50])*([.U$3]-[.B$15])" office:value-type="float" office:value="-271.733077028797" calcext:value-type="float">
            <text:p>-271.733077028797</text:p>
          </table:table-cell>
          <table:table-cell table:formula="of:=COS([.$O50])*([.V$3]-[.B$14])-SIN([.$O50])*([.W$3]-[.B$15])" office:value-type="float" office:value="1309.33684728268" calcext:value-type="float">
            <text:p>1309.33684728268</text:p>
          </table:table-cell>
          <table:table-cell table:formula="of:=SIN([.$O50])*([.V$3]-[.B$14])+COS([.$O50])*([.W$3]-[.B$15])" office:value-type="float" office:value="430.345233908616" calcext:value-type="float">
            <text:p>430.345233908616</text:p>
          </table:table-cell>
          <table:table-cell table:formula="of:=COS([.$O50])*([.X$3]-[.B$12]/2)-SIN([.$O50])*([.Y$3]-[.B$13]/2)" office:value-type="float" office:value="-722.713900084294" calcext:value-type="float">
            <text:p>-722.713900084294</text:p>
          </table:table-cell>
          <table:table-cell table:formula="of:=SIN([.$O50])*([.X$3]-[.B$12]/2)+COS([.$O50])*([.Y$3]-[.B$13]/2)" office:value-type="float" office:value="-11.1632712476688" calcext:value-type="float">
            <text:p>-11.1632712476688</text:p>
          </table:table-cell>
          <table:table-cell table:formula="of:=COS([.$O50])*([.Z$3]-[.B$12]/2)-SIN([.$O50])*([.AA$3]-[.B$13]/2)" office:value-type="float" office:value="-212.312053191801" calcext:value-type="float">
            <text:p>-212.312053191801</text:p>
          </table:table-cell>
          <table:table-cell table:formula="of:=SIN([.$O50])*([.Z$3]-[.B$12]/2)+COS([.$O50])*([.AA$3]-[.B$13]/2)" office:value-type="float" office:value="690.915039689745" calcext:value-type="float">
            <text:p>690.915039689745</text:p>
          </table:table-cell>
          <table:table-cell table:formula="of:=COS([.$O50])*([.AB$3]-[.B$12]/2)-SIN([.$O50])*([.AC$3]-[.B$13]/2)" office:value-type="float" office:value="212.312053191801" calcext:value-type="float">
            <text:p>212.312053191801</text:p>
          </table:table-cell>
          <table:table-cell table:formula="of:=SIN([.$O50])*([.AB$3]-[.B$12]/2)+COS([.$O50])*([.AC$3]-[.B$13]/2)" office:value-type="float" office:value="-690.915039689745" calcext:value-type="float">
            <text:p>-690.915039689745</text:p>
          </table:table-cell>
          <table:table-cell table:formula="of:=COS([.$O50])*([.AD$3]-[.B$12]/2)-SIN([.$O50])*([.AE$3]-[.B$13]/2)" office:value-type="float" office:value="722.713900084294" calcext:value-type="float">
            <text:p>722.713900084294</text:p>
          </table:table-cell>
          <table:table-cell table:formula="of:=SIN([.$O50])*([.AD$3]-[.B$12]/2)+COS([.$O50])*([.AE$3]-[.B$13]/2)" office:value-type="float" office:value="11.1632712476688" calcext:value-type="float">
            <text:p>11.1632712476688</text:p>
          </table:table-cell>
          <table:table-cell table:formula="of:=COS([.$O50])*([.AF$3]-[.B$12]/2)-SIN([.$O50])*([.AG$3]-[.B$13]/2)" office:value-type="float" office:value="-586.622947198382" calcext:value-type="float">
            <text:p>-586.622947198382</text:p>
          </table:table-cell>
          <table:table-cell table:formula="of:=SIN([.$O50])*([.AF$3]-[.B$12]/2)+COS([.$O50])*([.AG$3]-[.B$13]/2)" office:value-type="float" office:value="-419.181962660948" calcext:value-type="float">
            <text:p>-419.181962660948</text:p>
          </table:table-cell>
          <table:table-cell table:formula="of:=MIN([.X50];[.Z50];[.AB50];[.AD50])" office:value-type="float" office:value="-722.713900084294" calcext:value-type="float">
            <text:p>-722.713900084294</text:p>
          </table:table-cell>
          <table:table-cell table:formula="of:=MIN([.Y50];[.AA50];[.AC50];[.AE50])" office:value-type="float" office:value="-690.915039689745" calcext:value-type="float">
            <text:p>-690.915039689745</text:p>
          </table:table-cell>
          <table:table-cell table:formula="of:=[.AF50]-[.$AH50]" office:value-type="float" office:value="136.090952885912" calcext:value-type="float">
            <text:p>136.090952885912</text:p>
          </table:table-cell>
          <table:table-cell table:formula="of:=[.AG50]-[.$AI50]" office:value-type="float" office:value="271.733077028797" calcext:value-type="float">
            <text:p>271.733077028797</text:p>
          </table:table-cell>
          <table:table-cell table:formula="of:=[.AF$3]-[.AJ50]" office:value-type="float" office:value="213.909047114088" calcext:value-type="float">
            <text:p>213.909047114088</text:p>
          </table:table-cell>
          <table:table-cell table:formula="of:=[.AG$3]-[.AK50]" office:value-type="float" office:value="-521.733077028797" calcext:value-type="float">
            <text:p>-521.73307702879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0438447.jpg</text:p>
          </table:table-cell>
          <table:table-cell table:formula="of:=MID([.C51];5;4)" office:value-type="string" office:string-value="2021" calcext:value-type="string">
            <text:p>2021</text:p>
          </table:table-cell>
          <table:table-cell table:formula="of:=MID([.C51];9;2)" office:value-type="string" office:string-value="07" calcext:value-type="string">
            <text:p>07</text:p>
          </table:table-cell>
          <table:table-cell table:formula="of:=MID([.C51];11;2)" office:value-type="string" office:string-value="05" calcext:value-type="string">
            <text:p>05</text:p>
          </table:table-cell>
          <table:table-cell table:formula="of:=MID([.C51];14;2)" office:value-type="string" office:string-value="00" calcext:value-type="string">
            <text:p>00</text:p>
          </table:table-cell>
          <table:table-cell table:formula="of:=MID([.C51];16;2)" office:value-type="string" office:string-value="04" calcext:value-type="string">
            <text:p>04</text:p>
          </table:table-cell>
          <table:table-cell table:formula="of:=MID([.C51];18;2)" office:value-type="string" office:string-value="38" calcext:value-type="string">
            <text:p>38</text:p>
          </table:table-cell>
          <table:table-cell table:formula="of:=DATE([.D51];[.E51];[.F51])+TIME([.G51];[.H51];[.I51])" office:value-type="date" office:date-value="2021-07-05T00:04:38" calcext:value-type="date">
            <text:p>05/07/21 00:04:38</text:p>
          </table:table-cell>
          <table:table-cell table:formula="of:=IF([.C51]&lt;&gt;&quot;&quot;;CONCATENATE(&quot;mogrify -rotate &quot;;ROUND([.N51];3);&quot; -background black &quot;;[.C51]);&quot;&quot;)" office:value-type="string" office:string-value="mogrify -rotate -35.517 -background black IMG_20210705_000438447.jpg" calcext:value-type="string">
            <text:p>mogrify -rotate -35.517 -background black IMG_20210705_000438447.jpg</text:p>
          </table:table-cell>
          <table:table-cell table:formula="of:=IF([.C51]&lt;&gt;&quot;&quot;;CONCATENATE(&quot;mogrify -crop &quot;;ROUND([.B$22]);&quot;x&quot;;ROUND([.B$23]);&quot;+&quot;;ROUND([.B$30]+[.B$33]-[.AL51]);&quot;+&quot;;ROUND([.B$31]+[.B$34]-[.AM51]);&quot; &quot;;[.C51]);&quot;&quot;)" office:value-type="string" office:string-value="mogrify -crop 2538x1941+1368+1327 IMG_20210705_000438447.jpg" calcext:value-type="string">
            <text:p>mogrify -crop 2538x1941+1368+1327 IMG_20210705_000438447.jpg</text:p>
          </table:table-cell>
          <table:table-cell/>
          <table:table-cell table:formula="of:=IF([.C51]&lt;&gt;&quot;&quot;;([.J51]-[.J$3])*360*[.B$35];0)" office:value-type="float" office:value="-35.5166666657897" calcext:value-type="float">
            <text:p>-35.5166666657897</text:p>
          </table:table-cell>
          <table:table-cell table:formula="of:=[.N51]/180*PI()" office:value-type="float" office:value="-0.619882772651346" calcext:value-type="float">
            <text:p>-0.619882772651346</text:p>
          </table:table-cell>
          <table:table-cell table:formula="of:=COS([.$O51])*([.P$3]-[.B$14])-SIN([.$O51])*([.Q$3]-[.B$15])" office:value-type="float" office:value="-139.646360565622" calcext:value-type="float">
            <text:p>-139.646360565622</text:p>
          </table:table-cell>
          <table:table-cell table:formula="of:=SIN([.$O51])*([.P$3]-[.B$14])+COS([.$O51])*([.Q$3]-[.B$15])" office:value-type="float" office:value="406.81555277641" calcext:value-type="float">
            <text:p>406.81555277641</text:p>
          </table:table-cell>
          <table:table-cell table:formula="of:=COS([.$O51])*([.R$3]-[.B$14])-SIN([.$O51])*([.S$3]-[.B$15])" office:value-type="float" office:value="364.609340465369" calcext:value-type="float">
            <text:p>364.609340465369</text:p>
          </table:table-cell>
          <table:table-cell table:formula="of:=SIN([.$O51])*([.R$3]-[.B$14])+COS([.$O51])*([.S$3]-[.B$15])" office:value-type="float" office:value="1113.32117057272" calcext:value-type="float">
            <text:p>1113.32117057272</text:p>
          </table:table-cell>
          <table:table-cell table:formula="of:=COS([.$O51])*([.T$3]-[.B$14])-SIN([.$O51])*([.U$3]-[.B$15])" office:value-type="float" office:value="801.275867743747" calcext:value-type="float">
            <text:p>801.275867743747</text:p>
          </table:table-cell>
          <table:table-cell table:formula="of:=SIN([.$O51])*([.T$3]-[.B$14])+COS([.$O51])*([.U$3]-[.B$15])" office:value-type="float" office:value="-264.75079560127" calcext:value-type="float">
            <text:p>-264.75079560127</text:p>
          </table:table-cell>
          <table:table-cell table:formula="of:=COS([.$O51])*([.V$3]-[.B$14])-SIN([.$O51])*([.W$3]-[.B$15])" office:value-type="float" office:value="1305.53156877474" calcext:value-type="float">
            <text:p>1305.53156877474</text:p>
          </table:table-cell>
          <table:table-cell table:formula="of:=SIN([.$O51])*([.V$3]-[.B$14])+COS([.$O51])*([.W$3]-[.B$15])" office:value-type="float" office:value="441.754822195039" calcext:value-type="float">
            <text:p>441.754822195039</text:p>
          </table:table-cell>
          <table:table-cell table:formula="of:=COS([.$O51])*([.X$3]-[.B$12]/2)-SIN([.$O51])*([.Y$3]-[.B$13]/2)" office:value-type="float" office:value="-722.58896467018" calcext:value-type="float">
            <text:p>-722.58896467018</text:p>
          </table:table-cell>
          <table:table-cell table:formula="of:=SIN([.$O51])*([.X$3]-[.B$12]/2)+COS([.$O51])*([.Y$3]-[.B$13]/2)" office:value-type="float" office:value="-17.4696347093142" calcext:value-type="float">
            <text:p>-17.4696347093142</text:p>
          </table:table-cell>
          <table:table-cell table:formula="of:=COS([.$O51])*([.Z$3]-[.B$12]/2)-SIN([.$O51])*([.AA$3]-[.B$13]/2)" office:value-type="float" office:value="-218.333263639189" calcext:value-type="float">
            <text:p>-218.333263639189</text:p>
          </table:table-cell>
          <table:table-cell table:formula="of:=SIN([.$O51])*([.Z$3]-[.B$12]/2)+COS([.$O51])*([.AA$3]-[.B$13]/2)" office:value-type="float" office:value="689.035983086994" calcext:value-type="float">
            <text:p>689.035983086994</text:p>
          </table:table-cell>
          <table:table-cell table:formula="of:=COS([.$O51])*([.AB$3]-[.B$12]/2)-SIN([.$O51])*([.AC$3]-[.B$13]/2)" office:value-type="float" office:value="218.333263639189" calcext:value-type="float">
            <text:p>218.333263639189</text:p>
          </table:table-cell>
          <table:table-cell table:formula="of:=SIN([.$O51])*([.AB$3]-[.B$12]/2)+COS([.$O51])*([.AC$3]-[.B$13]/2)" office:value-type="float" office:value="-689.035983086994" calcext:value-type="float">
            <text:p>-689.035983086994</text:p>
          </table:table-cell>
          <table:table-cell table:formula="of:=COS([.$O51])*([.AD$3]-[.B$12]/2)-SIN([.$O51])*([.AE$3]-[.B$13]/2)" office:value-type="float" office:value="722.58896467018" calcext:value-type="float">
            <text:p>722.58896467018</text:p>
          </table:table-cell>
          <table:table-cell table:formula="of:=SIN([.$O51])*([.AD$3]-[.B$12]/2)+COS([.$O51])*([.AE$3]-[.B$13]/2)" office:value-type="float" office:value="17.4696347093142" calcext:value-type="float">
            <text:p>17.4696347093142</text:p>
          </table:table-cell>
          <table:table-cell table:formula="of:=COS([.$O51])*([.AF$3]-[.B$12]/2)-SIN([.$O51])*([.AG$3]-[.B$13]/2)" office:value-type="float" office:value="-582.942604104558" calcext:value-type="float">
            <text:p>-582.942604104558</text:p>
          </table:table-cell>
          <table:table-cell table:formula="of:=SIN([.$O51])*([.AF$3]-[.B$12]/2)+COS([.$O51])*([.AG$3]-[.B$13]/2)" office:value-type="float" office:value="-424.285187485724" calcext:value-type="float">
            <text:p>-424.285187485724</text:p>
          </table:table-cell>
          <table:table-cell table:formula="of:=MIN([.X51];[.Z51];[.AB51];[.AD51])" office:value-type="float" office:value="-722.58896467018" calcext:value-type="float">
            <text:p>-722.58896467018</text:p>
          </table:table-cell>
          <table:table-cell table:formula="of:=MIN([.Y51];[.AA51];[.AC51];[.AE51])" office:value-type="float" office:value="-689.035983086994" calcext:value-type="float">
            <text:p>-689.035983086994</text:p>
          </table:table-cell>
          <table:table-cell table:formula="of:=[.AF51]-[.$AH51]" office:value-type="float" office:value="139.646360565622" calcext:value-type="float">
            <text:p>139.646360565622</text:p>
          </table:table-cell>
          <table:table-cell table:formula="of:=[.AG51]-[.$AI51]" office:value-type="float" office:value="264.75079560127" calcext:value-type="float">
            <text:p>264.75079560127</text:p>
          </table:table-cell>
          <table:table-cell table:formula="of:=[.AF$3]-[.AJ51]" office:value-type="float" office:value="210.353639434378" calcext:value-type="float">
            <text:p>210.353639434378</text:p>
          </table:table-cell>
          <table:table-cell table:formula="of:=[.AG$3]-[.AK51]" office:value-type="float" office:value="-514.75079560127" calcext:value-type="float">
            <text:p>-514.7507956012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0638524.jpg</text:p>
          </table:table-cell>
          <table:table-cell table:formula="of:=MID([.C52];5;4)" office:value-type="string" office:string-value="2021" calcext:value-type="string">
            <text:p>2021</text:p>
          </table:table-cell>
          <table:table-cell table:formula="of:=MID([.C52];9;2)" office:value-type="string" office:string-value="07" calcext:value-type="string">
            <text:p>07</text:p>
          </table:table-cell>
          <table:table-cell table:formula="of:=MID([.C52];11;2)" office:value-type="string" office:string-value="05" calcext:value-type="string">
            <text:p>05</text:p>
          </table:table-cell>
          <table:table-cell table:formula="of:=MID([.C52];14;2)" office:value-type="string" office:string-value="00" calcext:value-type="string">
            <text:p>00</text:p>
          </table:table-cell>
          <table:table-cell table:formula="of:=MID([.C52];16;2)" office:value-type="string" office:string-value="06" calcext:value-type="string">
            <text:p>06</text:p>
          </table:table-cell>
          <table:table-cell table:formula="of:=MID([.C52];18;2)" office:value-type="string" office:string-value="38" calcext:value-type="string">
            <text:p>38</text:p>
          </table:table-cell>
          <table:table-cell table:formula="of:=DATE([.D52];[.E52];[.F52])+TIME([.G52];[.H52];[.I52])" office:value-type="date" office:date-value="2021-07-05T00:06:38" calcext:value-type="date">
            <text:p>05/07/21 00:06:38</text:p>
          </table:table-cell>
          <table:table-cell table:formula="of:=IF([.C52]&lt;&gt;&quot;&quot;;CONCATENATE(&quot;mogrify -rotate &quot;;ROUND([.N52];3);&quot; -background black &quot;;[.C52]);&quot;&quot;)" office:value-type="string" office:string-value="mogrify -rotate -35.017 -background black IMG_20210705_000638524.jpg" calcext:value-type="string">
            <text:p>mogrify -rotate -35.017 -background black IMG_20210705_000638524.jpg</text:p>
          </table:table-cell>
          <table:table-cell table:formula="of:=IF([.C52]&lt;&gt;&quot;&quot;;CONCATENATE(&quot;mogrify -crop &quot;;ROUND([.B$22]);&quot;x&quot;;ROUND([.B$23]);&quot;+&quot;;ROUND([.B$30]+[.B$33]-[.AL52]);&quot;+&quot;;ROUND([.B$31]+[.B$34]-[.AM52]);&quot; &quot;;[.C52]);&quot;&quot;)" office:value-type="string" office:string-value="mogrify -crop 2538x1941+1372+1320 IMG_20210705_000638524.jpg" calcext:value-type="string">
            <text:p>mogrify -crop 2538x1941+1372+1320 IMG_20210705_000638524.jpg</text:p>
          </table:table-cell>
          <table:table-cell/>
          <table:table-cell table:formula="of:=IF([.C52]&lt;&gt;&quot;&quot;;([.J52]-[.J$3])*360*[.B$35];0)" office:value-type="float" office:value="-35.0166666667792" calcext:value-type="float">
            <text:p>-35.0166666667792</text:p>
          </table:table-cell>
          <table:table-cell table:formula="of:=[.N52]/180*PI()" office:value-type="float" office:value="-0.611156126408645" calcext:value-type="float">
            <text:p>-0.611156126408645</text:p>
          </table:table-cell>
          <table:table-cell table:formula="of:=COS([.$O52])*([.P$3]-[.B$14])-SIN([.$O52])*([.Q$3]-[.B$15])" office:value-type="float" office:value="-143.191133615701" calcext:value-type="float">
            <text:p>-143.191133615701</text:p>
          </table:table-cell>
          <table:table-cell table:formula="of:=SIN([.$O52])*([.P$3]-[.B$14])+COS([.$O52])*([.Q$3]-[.B$15])" office:value-type="float" office:value="405.581433566491" calcext:value-type="float">
            <text:p>405.581433566491</text:p>
          </table:table-cell>
          <table:table-cell table:formula="of:=COS([.$O52])*([.R$3]-[.B$14])-SIN([.$O52])*([.S$3]-[.B$15])" office:value-type="float" office:value="354.880020562098" calcext:value-type="float">
            <text:p>354.880020562098</text:p>
          </table:table-cell>
          <table:table-cell table:formula="of:=SIN([.$O52])*([.R$3]-[.B$14])+COS([.$O52])*([.S$3]-[.B$15])" office:value-type="float" office:value="1116.46055506043" calcext:value-type="float">
            <text:p>1116.46055506043</text:p>
          </table:table-cell>
          <table:table-cell table:formula="of:=COS([.$O52])*([.T$3]-[.B$14])-SIN([.$O52])*([.U$3]-[.B$15])" office:value-type="float" office:value="803.555714825536" calcext:value-type="float">
            <text:p>803.555714825536</text:p>
          </table:table-cell>
          <table:table-cell table:formula="of:=SIN([.$O52])*([.T$3]-[.B$14])+COS([.$O52])*([.U$3]-[.B$15])" office:value-type="float" office:value="-257.748352412237" calcext:value-type="float">
            <text:p>-257.748352412237</text:p>
          </table:table-cell>
          <table:table-cell table:formula="of:=COS([.$O52])*([.V$3]-[.B$14])-SIN([.$O52])*([.W$3]-[.B$15])" office:value-type="float" office:value="1301.62686900333" calcext:value-type="float">
            <text:p>1301.62686900333</text:p>
          </table:table-cell>
          <table:table-cell table:formula="of:=SIN([.$O52])*([.V$3]-[.B$14])+COS([.$O52])*([.W$3]-[.B$15])" office:value-type="float" office:value="453.130769081703" calcext:value-type="float">
            <text:p>453.130769081703</text:p>
          </table:table-cell>
          <table:table-cell table:formula="of:=COS([.$O52])*([.X$3]-[.B$12]/2)-SIN([.$O52])*([.Y$3]-[.B$13]/2)" office:value-type="float" office:value="-722.409001309518" calcext:value-type="float">
            <text:p>-722.409001309518</text:p>
          </table:table-cell>
          <table:table-cell table:formula="of:=SIN([.$O52])*([.X$3]-[.B$12]/2)+COS([.$O52])*([.Y$3]-[.B$13]/2)" office:value-type="float" office:value="-23.7746677576055" calcext:value-type="float">
            <text:p>-23.7746677576055</text:p>
          </table:table-cell>
          <table:table-cell table:formula="of:=COS([.$O52])*([.Z$3]-[.B$12]/2)-SIN([.$O52])*([.AA$3]-[.B$13]/2)" office:value-type="float" office:value="-224.337847131719" calcext:value-type="float">
            <text:p>-224.337847131719</text:p>
          </table:table-cell>
          <table:table-cell table:formula="of:=SIN([.$O52])*([.Z$3]-[.B$12]/2)+COS([.$O52])*([.AA$3]-[.B$13]/2)" office:value-type="float" office:value="687.104453736334" calcext:value-type="float">
            <text:p>687.104453736334</text:p>
          </table:table-cell>
          <table:table-cell table:formula="of:=COS([.$O52])*([.AB$3]-[.B$12]/2)-SIN([.$O52])*([.AC$3]-[.B$13]/2)" office:value-type="float" office:value="224.337847131719" calcext:value-type="float">
            <text:p>224.337847131719</text:p>
          </table:table-cell>
          <table:table-cell table:formula="of:=SIN([.$O52])*([.AB$3]-[.B$12]/2)+COS([.$O52])*([.AC$3]-[.B$13]/2)" office:value-type="float" office:value="-687.104453736334" calcext:value-type="float">
            <text:p>-687.104453736334</text:p>
          </table:table-cell>
          <table:table-cell table:formula="of:=COS([.$O52])*([.AD$3]-[.B$12]/2)-SIN([.$O52])*([.AE$3]-[.B$13]/2)" office:value-type="float" office:value="722.409001309518" calcext:value-type="float">
            <text:p>722.409001309518</text:p>
          </table:table-cell>
          <table:table-cell table:formula="of:=SIN([.$O52])*([.AD$3]-[.B$12]/2)+COS([.$O52])*([.AE$3]-[.B$13]/2)" office:value-type="float" office:value="23.7746677576055" calcext:value-type="float">
            <text:p>23.7746677576055</text:p>
          </table:table-cell>
          <table:table-cell table:formula="of:=COS([.$O52])*([.AF$3]-[.B$12]/2)-SIN([.$O52])*([.AG$3]-[.B$13]/2)" office:value-type="float" office:value="-579.217867693817" calcext:value-type="float">
            <text:p>-579.217867693817</text:p>
          </table:table-cell>
          <table:table-cell table:formula="of:=SIN([.$O52])*([.AF$3]-[.B$12]/2)+COS([.$O52])*([.AG$3]-[.B$13]/2)" office:value-type="float" office:value="-429.356101324097" calcext:value-type="float">
            <text:p>-429.356101324097</text:p>
          </table:table-cell>
          <table:table-cell table:formula="of:=MIN([.X52];[.Z52];[.AB52];[.AD52])" office:value-type="float" office:value="-722.409001309518" calcext:value-type="float">
            <text:p>-722.409001309518</text:p>
          </table:table-cell>
          <table:table-cell table:formula="of:=MIN([.Y52];[.AA52];[.AC52];[.AE52])" office:value-type="float" office:value="-687.104453736334" calcext:value-type="float">
            <text:p>-687.104453736334</text:p>
          </table:table-cell>
          <table:table-cell table:formula="of:=[.AF52]-[.$AH52]" office:value-type="float" office:value="143.191133615701" calcext:value-type="float">
            <text:p>143.191133615701</text:p>
          </table:table-cell>
          <table:table-cell table:formula="of:=[.AG52]-[.$AI52]" office:value-type="float" office:value="257.748352412237" calcext:value-type="float">
            <text:p>257.748352412237</text:p>
          </table:table-cell>
          <table:table-cell table:formula="of:=[.AF$3]-[.AJ52]" office:value-type="float" office:value="206.808866384299" calcext:value-type="float">
            <text:p>206.808866384299</text:p>
          </table:table-cell>
          <table:table-cell table:formula="of:=[.AG$3]-[.AK52]" office:value-type="float" office:value="-507.748352412237" calcext:value-type="float">
            <text:p>-507.74835241223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0838561.jpg</text:p>
          </table:table-cell>
          <table:table-cell table:formula="of:=MID([.C53];5;4)" office:value-type="string" office:string-value="2021" calcext:value-type="string">
            <text:p>2021</text:p>
          </table:table-cell>
          <table:table-cell table:formula="of:=MID([.C53];9;2)" office:value-type="string" office:string-value="07" calcext:value-type="string">
            <text:p>07</text:p>
          </table:table-cell>
          <table:table-cell table:formula="of:=MID([.C53];11;2)" office:value-type="string" office:string-value="05" calcext:value-type="string">
            <text:p>05</text:p>
          </table:table-cell>
          <table:table-cell table:formula="of:=MID([.C53];14;2)" office:value-type="string" office:string-value="00" calcext:value-type="string">
            <text:p>00</text:p>
          </table:table-cell>
          <table:table-cell table:formula="of:=MID([.C53];16;2)" office:value-type="string" office:string-value="08" calcext:value-type="string">
            <text:p>08</text:p>
          </table:table-cell>
          <table:table-cell table:formula="of:=MID([.C53];18;2)" office:value-type="string" office:string-value="38" calcext:value-type="string">
            <text:p>38</text:p>
          </table:table-cell>
          <table:table-cell table:formula="of:=DATE([.D53];[.E53];[.F53])+TIME([.G53];[.H53];[.I53])" office:value-type="date" office:date-value="2021-07-05T00:08:38" calcext:value-type="date">
            <text:p>05/07/21 00:08:38</text:p>
          </table:table-cell>
          <table:table-cell table:formula="of:=IF([.C53]&lt;&gt;&quot;&quot;;CONCATENATE(&quot;mogrify -rotate &quot;;ROUND([.N53];3);&quot; -background black &quot;;[.C53]);&quot;&quot;)" office:value-type="string" office:string-value="mogrify -rotate -34.517 -background black IMG_20210705_000838561.jpg" calcext:value-type="string">
            <text:p>mogrify -rotate -34.517 -background black IMG_20210705_000838561.jpg</text:p>
          </table:table-cell>
          <table:table-cell table:formula="of:=IF([.C53]&lt;&gt;&quot;&quot;;CONCATENATE(&quot;mogrify -crop &quot;;ROUND([.B$22]);&quot;x&quot;;ROUND([.B$23]);&quot;+&quot;;ROUND([.B$30]+[.B$33]-[.AL53]);&quot;+&quot;;ROUND([.B$31]+[.B$34]-[.AM53]);&quot; &quot;;[.C53]);&quot;&quot;)" office:value-type="string" office:string-value="mogrify -crop 2538x1941+1375+1313 IMG_20210705_000838561.jpg" calcext:value-type="string">
            <text:p>mogrify -crop 2538x1941+1375+1313 IMG_20210705_000838561.jpg</text:p>
          </table:table-cell>
          <table:table-cell/>
          <table:table-cell table:formula="of:=IF([.C53]&lt;&gt;&quot;&quot;;([.J53]-[.J$3])*360*[.B$35];0)" office:value-type="float" office:value="-34.5166666677687" calcext:value-type="float">
            <text:p>-34.5166666677687</text:p>
          </table:table-cell>
          <table:table-cell table:formula="of:=[.N53]/180*PI()" office:value-type="float" office:value="-0.602429480165944" calcext:value-type="float">
            <text:p>-0.602429480165944</text:p>
          </table:table-cell>
          <table:table-cell table:formula="of:=COS([.$O53])*([.P$3]-[.B$14])-SIN([.$O53])*([.Q$3]-[.B$15])" office:value-type="float" office:value="-146.725002106612" calcext:value-type="float">
            <text:p>-146.725002106612</text:p>
          </table:table-cell>
          <table:table-cell table:formula="of:=SIN([.$O53])*([.P$3]-[.B$14])+COS([.$O53])*([.Q$3]-[.B$15])" office:value-type="float" office:value="404.316427760256" calcext:value-type="float">
            <text:p>404.316427760256</text:p>
          </table:table-cell>
          <table:table-cell table:formula="of:=COS([.$O53])*([.R$3]-[.B$14])-SIN([.$O53])*([.S$3]-[.B$15])" office:value-type="float" office:value="345.123675171394" calcext:value-type="float">
            <text:p>345.123675171394</text:p>
          </table:table-cell>
          <table:table-cell table:formula="of:=SIN([.$O53])*([.R$3]-[.B$14])+COS([.$O53])*([.S$3]-[.B$15])" office:value-type="float" office:value="1119.51491675466" calcext:value-type="float">
            <text:p>1119.51491675466</text:p>
          </table:table-cell>
          <table:table-cell table:formula="of:=COS([.$O53])*([.T$3]-[.B$14])-SIN([.$O53])*([.U$3]-[.B$15])" office:value-type="float" office:value="805.77436802879" calcext:value-type="float">
            <text:p>805.77436802879</text:p>
          </table:table-cell>
          <table:table-cell table:formula="of:=SIN([.$O53])*([.T$3]-[.B$14])+COS([.$O53])*([.U$3]-[.B$15])" office:value-type="float" office:value="-250.726280688332" calcext:value-type="float">
            <text:p>-250.726280688332</text:p>
          </table:table-cell>
          <table:table-cell table:formula="of:=COS([.$O53])*([.V$3]-[.B$14])-SIN([.$O53])*([.W$3]-[.B$15])" office:value-type="float" office:value="1297.6230453068" calcext:value-type="float">
            <text:p>1297.6230453068</text:p>
          </table:table-cell>
          <table:table-cell table:formula="of:=SIN([.$O53])*([.V$3]-[.B$14])+COS([.$O53])*([.W$3]-[.B$15])" office:value-type="float" office:value="464.472208306071" calcext:value-type="float">
            <text:p>464.472208306071</text:p>
          </table:table-cell>
          <table:table-cell table:formula="of:=COS([.$O53])*([.X$3]-[.B$12]/2)-SIN([.$O53])*([.Y$3]-[.B$13]/2)" office:value-type="float" office:value="-722.174023706704" calcext:value-type="float">
            <text:p>-722.174023706704</text:p>
          </table:table-cell>
          <table:table-cell table:formula="of:=SIN([.$O53])*([.X$3]-[.B$12]/2)+COS([.$O53])*([.Y$3]-[.B$13]/2)" office:value-type="float" office:value="-30.077890272907" calcext:value-type="float">
            <text:p>-30.077890272907</text:p>
          </table:table-cell>
          <table:table-cell table:formula="of:=COS([.$O53])*([.Z$3]-[.B$12]/2)-SIN([.$O53])*([.AA$3]-[.B$13]/2)" office:value-type="float" office:value="-230.325346428698" calcext:value-type="float">
            <text:p>-230.325346428698</text:p>
          </table:table-cell>
          <table:table-cell table:formula="of:=SIN([.$O53])*([.Z$3]-[.B$12]/2)+COS([.$O53])*([.AA$3]-[.B$13]/2)" office:value-type="float" office:value="685.120598721495" calcext:value-type="float">
            <text:p>685.120598721495</text:p>
          </table:table-cell>
          <table:table-cell table:formula="of:=COS([.$O53])*([.AB$3]-[.B$12]/2)-SIN([.$O53])*([.AC$3]-[.B$13]/2)" office:value-type="float" office:value="230.325346428698" calcext:value-type="float">
            <text:p>230.325346428698</text:p>
          </table:table-cell>
          <table:table-cell table:formula="of:=SIN([.$O53])*([.AB$3]-[.B$12]/2)+COS([.$O53])*([.AC$3]-[.B$13]/2)" office:value-type="float" office:value="-685.120598721495" calcext:value-type="float">
            <text:p>-685.120598721495</text:p>
          </table:table-cell>
          <table:table-cell table:formula="of:=COS([.$O53])*([.AD$3]-[.B$12]/2)-SIN([.$O53])*([.AE$3]-[.B$13]/2)" office:value-type="float" office:value="722.174023706704" calcext:value-type="float">
            <text:p>722.174023706704</text:p>
          </table:table-cell>
          <table:table-cell table:formula="of:=SIN([.$O53])*([.AD$3]-[.B$12]/2)+COS([.$O53])*([.AE$3]-[.B$13]/2)" office:value-type="float" office:value="30.077890272907" calcext:value-type="float">
            <text:p>30.077890272907</text:p>
          </table:table-cell>
          <table:table-cell table:formula="of:=COS([.$O53])*([.AF$3]-[.B$12]/2)-SIN([.$O53])*([.AG$3]-[.B$13]/2)" office:value-type="float" office:value="-575.449021600092" calcext:value-type="float">
            <text:p>-575.449021600092</text:p>
          </table:table-cell>
          <table:table-cell table:formula="of:=SIN([.$O53])*([.AF$3]-[.B$12]/2)+COS([.$O53])*([.AG$3]-[.B$13]/2)" office:value-type="float" office:value="-434.394318033163" calcext:value-type="float">
            <text:p>-434.394318033163</text:p>
          </table:table-cell>
          <table:table-cell table:formula="of:=MIN([.X53];[.Z53];[.AB53];[.AD53])" office:value-type="float" office:value="-722.174023706704" calcext:value-type="float">
            <text:p>-722.174023706704</text:p>
          </table:table-cell>
          <table:table-cell table:formula="of:=MIN([.Y53];[.AA53];[.AC53];[.AE53])" office:value-type="float" office:value="-685.120598721495" calcext:value-type="float">
            <text:p>-685.120598721495</text:p>
          </table:table-cell>
          <table:table-cell table:formula="of:=[.AF53]-[.$AH53]" office:value-type="float" office:value="146.725002106612" calcext:value-type="float">
            <text:p>146.725002106612</text:p>
          </table:table-cell>
          <table:table-cell table:formula="of:=[.AG53]-[.$AI53]" office:value-type="float" office:value="250.726280688332" calcext:value-type="float">
            <text:p>250.726280688332</text:p>
          </table:table-cell>
          <table:table-cell table:formula="of:=[.AF$3]-[.AJ53]" office:value-type="float" office:value="203.274997893388" calcext:value-type="float">
            <text:p>203.274997893388</text:p>
          </table:table-cell>
          <table:table-cell table:formula="of:=[.AG$3]-[.AK53]" office:value-type="float" office:value="-500.726280688332" calcext:value-type="float">
            <text:p>-500.72628068833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1038647.jpg</text:p>
          </table:table-cell>
          <table:table-cell table:formula="of:=MID([.C54];5;4)" office:value-type="string" office:string-value="2021" calcext:value-type="string">
            <text:p>2021</text:p>
          </table:table-cell>
          <table:table-cell table:formula="of:=MID([.C54];9;2)" office:value-type="string" office:string-value="07" calcext:value-type="string">
            <text:p>07</text:p>
          </table:table-cell>
          <table:table-cell table:formula="of:=MID([.C54];11;2)" office:value-type="string" office:string-value="05" calcext:value-type="string">
            <text:p>05</text:p>
          </table:table-cell>
          <table:table-cell table:formula="of:=MID([.C54];14;2)" office:value-type="string" office:string-value="00" calcext:value-type="string">
            <text:p>00</text:p>
          </table:table-cell>
          <table:table-cell table:formula="of:=MID([.C54];16;2)" office:value-type="string" office:string-value="10" calcext:value-type="string">
            <text:p>10</text:p>
          </table:table-cell>
          <table:table-cell table:formula="of:=MID([.C54];18;2)" office:value-type="string" office:string-value="38" calcext:value-type="string">
            <text:p>38</text:p>
          </table:table-cell>
          <table:table-cell table:formula="of:=DATE([.D54];[.E54];[.F54])+TIME([.G54];[.H54];[.I54])" office:value-type="date" office:date-value="2021-07-05T00:10:38" calcext:value-type="date">
            <text:p>05/07/21 00:10:38</text:p>
          </table:table-cell>
          <table:table-cell table:formula="of:=IF([.C54]&lt;&gt;&quot;&quot;;CONCATENATE(&quot;mogrify -rotate &quot;;ROUND([.N54];3);&quot; -background black &quot;;[.C54]);&quot;&quot;)" office:value-type="string" office:string-value="mogrify -rotate -34.017 -background black IMG_20210705_001038647.jpg" calcext:value-type="string">
            <text:p>mogrify -rotate -34.017 -background black IMG_20210705_001038647.jpg</text:p>
          </table:table-cell>
          <table:table-cell table:formula="of:=IF([.C54]&lt;&gt;&quot;&quot;;CONCATENATE(&quot;mogrify -crop &quot;;ROUND([.B$22]);&quot;x&quot;;ROUND([.B$23]);&quot;+&quot;;ROUND([.B$30]+[.B$33]-[.AL54]);&quot;+&quot;;ROUND([.B$31]+[.B$34]-[.AM54]);&quot; &quot;;[.C54]);&quot;&quot;)" office:value-type="string" office:string-value="mogrify -crop 2538x1941+1379+1306 IMG_20210705_001038647.jpg" calcext:value-type="string">
            <text:p>mogrify -crop 2538x1941+1379+1306 IMG_20210705_001038647.jpg</text:p>
          </table:table-cell>
          <table:table-cell/>
          <table:table-cell table:formula="of:=IF([.C54]&lt;&gt;&quot;&quot;;([.J54]-[.J$3])*360*[.B$35];0)" office:value-type="float" office:value="-34.0166666661389" calcext:value-type="float">
            <text:p>-34.0166666661389</text:p>
          </table:table-cell>
          <table:table-cell table:formula="of:=[.N54]/180*PI()" office:value-type="float" office:value="-0.593702833877527" calcext:value-type="float">
            <text:p>-0.593702833877527</text:p>
          </table:table-cell>
          <table:table-cell table:formula="of:=COS([.$O54])*([.P$3]-[.B$14])-SIN([.$O54])*([.Q$3]-[.B$15])" office:value-type="float" office:value="-150.247696939012" calcext:value-type="float">
            <text:p>-150.247696939012</text:p>
          </table:table-cell>
          <table:table-cell table:formula="of:=SIN([.$O54])*([.P$3]-[.B$14])+COS([.$O54])*([.Q$3]-[.B$15])" office:value-type="float" office:value="403.020631685926" calcext:value-type="float">
            <text:p>403.020631685926</text:p>
          </table:table-cell>
          <table:table-cell table:formula="of:=COS([.$O54])*([.R$3]-[.B$14])-SIN([.$O54])*([.S$3]-[.B$15])" office:value-type="float" office:value="335.341047225412" calcext:value-type="float">
            <text:p>335.341047225412</text:p>
          </table:table-cell>
          <table:table-cell table:formula="of:=SIN([.$O54])*([.R$3]-[.B$14])+COS([.$O54])*([.S$3]-[.B$15])" office:value-type="float" office:value="1122.48402306927" calcext:value-type="float">
            <text:p>1122.48402306927</text:p>
          </table:table-cell>
          <table:table-cell table:formula="of:=COS([.$O54])*([.T$3]-[.B$14])-SIN([.$O54])*([.U$3]-[.B$15])" office:value-type="float" office:value="807.93165840562" calcext:value-type="float">
            <text:p>807.93165840562</text:p>
          </table:table-cell>
          <table:table-cell table:formula="of:=SIN([.$O54])*([.T$3]-[.B$14])+COS([.$O54])*([.U$3]-[.B$15])" office:value-type="float" office:value="-243.685115150566" calcext:value-type="float">
            <text:p>-243.685115150566</text:p>
          </table:table-cell>
          <table:table-cell table:formula="of:=COS([.$O54])*([.V$3]-[.B$14])-SIN([.$O54])*([.W$3]-[.B$15])" office:value-type="float" office:value="1293.52040257004" calcext:value-type="float">
            <text:p>1293.52040257004</text:p>
          </table:table-cell>
          <table:table-cell table:formula="of:=SIN([.$O54])*([.V$3]-[.B$14])+COS([.$O54])*([.W$3]-[.B$15])" office:value-type="float" office:value="475.778276232774" calcext:value-type="float">
            <text:p>475.778276232774</text:p>
          </table:table-cell>
          <table:table-cell table:formula="of:=COS([.$O54])*([.X$3]-[.B$12]/2)-SIN([.$O54])*([.Y$3]-[.B$13]/2)" office:value-type="float" office:value="-721.884049754529" calcext:value-type="float">
            <text:p>-721.884049754529</text:p>
          </table:table-cell>
          <table:table-cell table:formula="of:=SIN([.$O54])*([.X$3]-[.B$12]/2)+COS([.$O54])*([.Y$3]-[.B$13]/2)" office:value-type="float" office:value="-36.3788222734239" calcext:value-type="float">
            <text:p>-36.3788222734239</text:p>
          </table:table-cell>
          <table:table-cell table:formula="of:=COS([.$O54])*([.Z$3]-[.B$12]/2)-SIN([.$O54])*([.AA$3]-[.B$13]/2)" office:value-type="float" office:value="-236.295305590104" calcext:value-type="float">
            <text:p>-236.295305590104</text:p>
          </table:table-cell>
          <table:table-cell table:formula="of:=SIN([.$O54])*([.Z$3]-[.B$12]/2)+COS([.$O54])*([.AA$3]-[.B$13]/2)" office:value-type="float" office:value="683.084569109916" calcext:value-type="float">
            <text:p>683.084569109916</text:p>
          </table:table-cell>
          <table:table-cell table:formula="of:=COS([.$O54])*([.AB$3]-[.B$12]/2)-SIN([.$O54])*([.AC$3]-[.B$13]/2)" office:value-type="float" office:value="236.295305590104" calcext:value-type="float">
            <text:p>236.295305590104</text:p>
          </table:table-cell>
          <table:table-cell table:formula="of:=SIN([.$O54])*([.AB$3]-[.B$12]/2)+COS([.$O54])*([.AC$3]-[.B$13]/2)" office:value-type="float" office:value="-683.084569109916" calcext:value-type="float">
            <text:p>-683.084569109916</text:p>
          </table:table-cell>
          <table:table-cell table:formula="of:=COS([.$O54])*([.AD$3]-[.B$12]/2)-SIN([.$O54])*([.AE$3]-[.B$13]/2)" office:value-type="float" office:value="721.884049754529" calcext:value-type="float">
            <text:p>721.884049754529</text:p>
          </table:table-cell>
          <table:table-cell table:formula="of:=SIN([.$O54])*([.AD$3]-[.B$12]/2)+COS([.$O54])*([.AE$3]-[.B$13]/2)" office:value-type="float" office:value="36.3788222734239" calcext:value-type="float">
            <text:p>36.3788222734239</text:p>
          </table:table-cell>
          <table:table-cell table:formula="of:=COS([.$O54])*([.AF$3]-[.B$12]/2)-SIN([.$O54])*([.AG$3]-[.B$13]/2)" office:value-type="float" office:value="-571.636352815516" calcext:value-type="float">
            <text:p>-571.636352815516</text:p>
          </table:table-cell>
          <table:table-cell table:formula="of:=SIN([.$O54])*([.AF$3]-[.B$12]/2)+COS([.$O54])*([.AG$3]-[.B$13]/2)" office:value-type="float" office:value="-439.39945395935" calcext:value-type="float">
            <text:p>-439.39945395935</text:p>
          </table:table-cell>
          <table:table-cell table:formula="of:=MIN([.X54];[.Z54];[.AB54];[.AD54])" office:value-type="float" office:value="-721.884049754529" calcext:value-type="float">
            <text:p>-721.884049754529</text:p>
          </table:table-cell>
          <table:table-cell table:formula="of:=MIN([.Y54];[.AA54];[.AC54];[.AE54])" office:value-type="float" office:value="-683.084569109916" calcext:value-type="float">
            <text:p>-683.084569109916</text:p>
          </table:table-cell>
          <table:table-cell table:formula="of:=[.AF54]-[.$AH54]" office:value-type="float" office:value="150.247696939012" calcext:value-type="float">
            <text:p>150.247696939012</text:p>
          </table:table-cell>
          <table:table-cell table:formula="of:=[.AG54]-[.$AI54]" office:value-type="float" office:value="243.685115150566" calcext:value-type="float">
            <text:p>243.685115150566</text:p>
          </table:table-cell>
          <table:table-cell table:formula="of:=[.AF$3]-[.AJ54]" office:value-type="float" office:value="199.752303060988" calcext:value-type="float">
            <text:p>199.752303060988</text:p>
          </table:table-cell>
          <table:table-cell table:formula="of:=[.AG$3]-[.AK54]" office:value-type="float" office:value="-493.685115150566" calcext:value-type="float">
            <text:p>-493.6851151505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1238663.jpg</text:p>
          </table:table-cell>
          <table:table-cell table:formula="of:=MID([.C55];5;4)" office:value-type="string" office:string-value="2021" calcext:value-type="string">
            <text:p>2021</text:p>
          </table:table-cell>
          <table:table-cell table:formula="of:=MID([.C55];9;2)" office:value-type="string" office:string-value="07" calcext:value-type="string">
            <text:p>07</text:p>
          </table:table-cell>
          <table:table-cell table:formula="of:=MID([.C55];11;2)" office:value-type="string" office:string-value="05" calcext:value-type="string">
            <text:p>05</text:p>
          </table:table-cell>
          <table:table-cell table:formula="of:=MID([.C55];14;2)" office:value-type="string" office:string-value="00" calcext:value-type="string">
            <text:p>00</text:p>
          </table:table-cell>
          <table:table-cell table:formula="of:=MID([.C55];16;2)" office:value-type="string" office:string-value="12" calcext:value-type="string">
            <text:p>12</text:p>
          </table:table-cell>
          <table:table-cell table:formula="of:=MID([.C55];18;2)" office:value-type="string" office:string-value="38" calcext:value-type="string">
            <text:p>38</text:p>
          </table:table-cell>
          <table:table-cell table:formula="of:=DATE([.D55];[.E55];[.F55])+TIME([.G55];[.H55];[.I55])" office:value-type="date" office:date-value="2021-07-05T00:12:38" calcext:value-type="date">
            <text:p>05/07/21 00:12:38</text:p>
          </table:table-cell>
          <table:table-cell table:formula="of:=IF([.C55]&lt;&gt;&quot;&quot;;CONCATENATE(&quot;mogrify -rotate &quot;;ROUND([.N55];3);&quot; -background black &quot;;[.C55]);&quot;&quot;)" office:value-type="string" office:string-value="mogrify -rotate -33.517 -background black IMG_20210705_001238663.jpg" calcext:value-type="string">
            <text:p>mogrify -rotate -33.517 -background black IMG_20210705_001238663.jpg</text:p>
          </table:table-cell>
          <table:table-cell table:formula="of:=IF([.C55]&lt;&gt;&quot;&quot;;CONCATENATE(&quot;mogrify -crop &quot;;ROUND([.B$22]);&quot;x&quot;;ROUND([.B$23]);&quot;+&quot;;ROUND([.B$30]+[.B$33]-[.AL55]);&quot;+&quot;;ROUND([.B$31]+[.B$34]-[.AM55]);&quot; &quot;;[.C55]);&quot;&quot;)" office:value-type="string" office:string-value="mogrify -crop 2538x1941+1382+1299 IMG_20210705_001238663.jpg" calcext:value-type="string">
            <text:p>mogrify -crop 2538x1941+1382+1299 IMG_20210705_001238663.jpg</text:p>
          </table:table-cell>
          <table:table-cell/>
          <table:table-cell table:formula="of:=IF([.C55]&lt;&gt;&quot;&quot;;([.J55]-[.J$3])*360*[.B$35];0)" office:value-type="float" office:value="-33.5166666671284" calcext:value-type="float">
            <text:p>-33.5166666671284</text:p>
          </table:table-cell>
          <table:table-cell table:formula="of:=[.N55]/180*PI()" office:value-type="float" office:value="-0.584976187634826" calcext:value-type="float">
            <text:p>-0.584976187634826</text:p>
          </table:table-cell>
          <table:table-cell table:formula="of:=COS([.$O55])*([.P$3]-[.B$14])-SIN([.$O55])*([.Q$3]-[.B$15])" office:value-type="float" office:value="-153.758949809144" calcext:value-type="float">
            <text:p>-153.758949809144</text:p>
          </table:table-cell>
          <table:table-cell table:formula="of:=SIN([.$O55])*([.P$3]-[.B$14])+COS([.$O55])*([.Q$3]-[.B$15])" office:value-type="float" office:value="401.694144036964" calcext:value-type="float">
            <text:p>401.694144036964</text:p>
          </table:table-cell>
          <table:table-cell table:formula="of:=COS([.$O55])*([.R$3]-[.B$14])-SIN([.$O55])*([.S$3]-[.B$15])" office:value-type="float" office:value="325.532881811641" calcext:value-type="float">
            <text:p>325.532881811641</text:p>
          </table:table-cell>
          <table:table-cell table:formula="of:=SIN([.$O55])*([.R$3]-[.B$14])+COS([.$O55])*([.S$3]-[.B$15])" office:value-type="float" office:value="1125.3676478642" calcext:value-type="float">
            <text:p>1125.3676478642</text:p>
          </table:table-cell>
          <table:table-cell table:formula="of:=COS([.$O55])*([.T$3]-[.B$14])-SIN([.$O55])*([.U$3]-[.B$15])" office:value-type="float" office:value="810.027421647409" calcext:value-type="float">
            <text:p>810.027421647409</text:p>
          </table:table-cell>
          <table:table-cell table:formula="of:=SIN([.$O55])*([.T$3]-[.B$14])+COS([.$O55])*([.U$3]-[.B$15])" office:value-type="float" office:value="-236.625392084727" calcext:value-type="float">
            <text:p>-236.625392084727</text:p>
          </table:table-cell>
          <table:table-cell table:formula="of:=COS([.$O55])*([.V$3]-[.B$14])-SIN([.$O55])*([.W$3]-[.B$15])" office:value-type="float" office:value="1289.31925326819" calcext:value-type="float">
            <text:p>1289.31925326819</text:p>
          </table:table-cell>
          <table:table-cell table:formula="of:=SIN([.$O55])*([.V$3]-[.B$14])+COS([.$O55])*([.W$3]-[.B$15])" office:value-type="float" office:value="487.048111742512" calcext:value-type="float">
            <text:p>487.048111742512</text:p>
          </table:table-cell>
          <table:table-cell table:formula="of:=COS([.$O55])*([.X$3]-[.B$12]/2)-SIN([.$O55])*([.Y$3]-[.B$13]/2)" office:value-type="float" office:value="-721.539101538669" calcext:value-type="float">
            <text:p>-721.539101538669</text:p>
          </table:table-cell>
          <table:table-cell table:formula="of:=SIN([.$O55])*([.X$3]-[.B$12]/2)+COS([.$O55])*([.Y$3]-[.B$13]/2)" office:value-type="float" office:value="-42.676983852774" calcext:value-type="float">
            <text:p>-42.676983852774</text:p>
          </table:table-cell>
          <table:table-cell table:formula="of:=COS([.$O55])*([.Z$3]-[.B$12]/2)-SIN([.$O55])*([.AA$3]-[.B$13]/2)" office:value-type="float" office:value="-242.247269917884" calcext:value-type="float">
            <text:p>-242.247269917884</text:p>
          </table:table-cell>
          <table:table-cell table:formula="of:=SIN([.$O55])*([.Z$3]-[.B$12]/2)+COS([.$O55])*([.AA$3]-[.B$13]/2)" office:value-type="float" office:value="680.996519974465" calcext:value-type="float">
            <text:p>680.996519974465</text:p>
          </table:table-cell>
          <table:table-cell table:formula="of:=COS([.$O55])*([.AB$3]-[.B$12]/2)-SIN([.$O55])*([.AC$3]-[.B$13]/2)" office:value-type="float" office:value="242.247269917884" calcext:value-type="float">
            <text:p>242.247269917884</text:p>
          </table:table-cell>
          <table:table-cell table:formula="of:=SIN([.$O55])*([.AB$3]-[.B$12]/2)+COS([.$O55])*([.AC$3]-[.B$13]/2)" office:value-type="float" office:value="-680.996519974465" calcext:value-type="float">
            <text:p>-680.996519974465</text:p>
          </table:table-cell>
          <table:table-cell table:formula="of:=COS([.$O55])*([.AD$3]-[.B$12]/2)-SIN([.$O55])*([.AE$3]-[.B$13]/2)" office:value-type="float" office:value="721.539101538669" calcext:value-type="float">
            <text:p>721.539101538669</text:p>
          </table:table-cell>
          <table:table-cell table:formula="of:=SIN([.$O55])*([.AD$3]-[.B$12]/2)+COS([.$O55])*([.AE$3]-[.B$13]/2)" office:value-type="float" office:value="42.676983852774" calcext:value-type="float">
            <text:p>42.676983852774</text:p>
          </table:table-cell>
          <table:table-cell table:formula="of:=COS([.$O55])*([.AF$3]-[.B$12]/2)-SIN([.$O55])*([.AG$3]-[.B$13]/2)" office:value-type="float" office:value="-567.780151729525" calcext:value-type="float">
            <text:p>-567.780151729525</text:p>
          </table:table-cell>
          <table:table-cell table:formula="of:=SIN([.$O55])*([.AF$3]-[.B$12]/2)+COS([.$O55])*([.AG$3]-[.B$13]/2)" office:value-type="float" office:value="-444.371127889738" calcext:value-type="float">
            <text:p>-444.371127889738</text:p>
          </table:table-cell>
          <table:table-cell table:formula="of:=MIN([.X55];[.Z55];[.AB55];[.AD55])" office:value-type="float" office:value="-721.539101538669" calcext:value-type="float">
            <text:p>-721.539101538669</text:p>
          </table:table-cell>
          <table:table-cell table:formula="of:=MIN([.Y55];[.AA55];[.AC55];[.AE55])" office:value-type="float" office:value="-680.996519974465" calcext:value-type="float">
            <text:p>-680.996519974465</text:p>
          </table:table-cell>
          <table:table-cell table:formula="of:=[.AF55]-[.$AH55]" office:value-type="float" office:value="153.758949809144" calcext:value-type="float">
            <text:p>153.758949809144</text:p>
          </table:table-cell>
          <table:table-cell table:formula="of:=[.AG55]-[.$AI55]" office:value-type="float" office:value="236.625392084727" calcext:value-type="float">
            <text:p>236.625392084727</text:p>
          </table:table-cell>
          <table:table-cell table:formula="of:=[.AF$3]-[.AJ55]" office:value-type="float" office:value="196.241050190856" calcext:value-type="float">
            <text:p>196.241050190856</text:p>
          </table:table-cell>
          <table:table-cell table:formula="of:=[.AG$3]-[.AK55]" office:value-type="float" office:value="-486.625392084727" calcext:value-type="float">
            <text:p>-486.62539208472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1438661.jpg</text:p>
          </table:table-cell>
          <table:table-cell table:formula="of:=MID([.C56];5;4)" office:value-type="string" office:string-value="2021" calcext:value-type="string">
            <text:p>2021</text:p>
          </table:table-cell>
          <table:table-cell table:formula="of:=MID([.C56];9;2)" office:value-type="string" office:string-value="07" calcext:value-type="string">
            <text:p>07</text:p>
          </table:table-cell>
          <table:table-cell table:formula="of:=MID([.C56];11;2)" office:value-type="string" office:string-value="05" calcext:value-type="string">
            <text:p>05</text:p>
          </table:table-cell>
          <table:table-cell table:formula="of:=MID([.C56];14;2)" office:value-type="string" office:string-value="00" calcext:value-type="string">
            <text:p>00</text:p>
          </table:table-cell>
          <table:table-cell table:formula="of:=MID([.C56];16;2)" office:value-type="string" office:string-value="14" calcext:value-type="string">
            <text:p>14</text:p>
          </table:table-cell>
          <table:table-cell table:formula="of:=MID([.C56];18;2)" office:value-type="string" office:string-value="38" calcext:value-type="string">
            <text:p>38</text:p>
          </table:table-cell>
          <table:table-cell table:formula="of:=DATE([.D56];[.E56];[.F56])+TIME([.G56];[.H56];[.I56])" office:value-type="date" office:date-value="2021-07-05T00:14:38" calcext:value-type="date">
            <text:p>05/07/21 00:14:38</text:p>
          </table:table-cell>
          <table:table-cell table:formula="of:=IF([.C56]&lt;&gt;&quot;&quot;;CONCATENATE(&quot;mogrify -rotate &quot;;ROUND([.N56];3);&quot; -background black &quot;;[.C56]);&quot;&quot;)" office:value-type="string" office:string-value="mogrify -rotate -33.017 -background black IMG_20210705_001438661.jpg" calcext:value-type="string">
            <text:p>mogrify -rotate -33.017 -background black IMG_20210705_001438661.jpg</text:p>
          </table:table-cell>
          <table:table-cell table:formula="of:=IF([.C56]&lt;&gt;&quot;&quot;;CONCATENATE(&quot;mogrify -crop &quot;;ROUND([.B$22]);&quot;x&quot;;ROUND([.B$23]);&quot;+&quot;;ROUND([.B$30]+[.B$33]-[.AL56]);&quot;+&quot;;ROUND([.B$31]+[.B$34]-[.AM56]);&quot; &quot;;[.C56]);&quot;&quot;)" office:value-type="string" office:string-value="mogrify -crop 2538x1941+1386+1292 IMG_20210705_001438661.jpg" calcext:value-type="string">
            <text:p>mogrify -crop 2538x1941+1386+1292 IMG_20210705_001438661.jpg</text:p>
          </table:table-cell>
          <table:table-cell/>
          <table:table-cell table:formula="of:=IF([.C56]&lt;&gt;&quot;&quot;;([.J56]-[.J$3])*360*[.B$35];0)" office:value-type="float" office:value="-33.0166666654986" calcext:value-type="float">
            <text:p>-33.0166666654986</text:p>
          </table:table-cell>
          <table:table-cell table:formula="of:=[.N56]/180*PI()" office:value-type="float" office:value="-0.576249541346408" calcext:value-type="float">
            <text:p>-0.576249541346408</text:p>
          </table:table-cell>
          <table:table-cell table:formula="of:=COS([.$O56])*([.P$3]-[.B$14])-SIN([.$O56])*([.Q$3]-[.B$15])" office:value-type="float" office:value="-157.258493358295" calcext:value-type="float">
            <text:p>-157.258493358295</text:p>
          </table:table-cell>
          <table:table-cell table:formula="of:=SIN([.$O56])*([.P$3]-[.B$14])+COS([.$O56])*([.Q$3]-[.B$15])" office:value-type="float" office:value="400.337065816643" calcext:value-type="float">
            <text:p>400.337065816643</text:p>
          </table:table-cell>
          <table:table-cell table:formula="of:=COS([.$O56])*([.R$3]-[.B$14])-SIN([.$O56])*([.S$3]-[.B$15])" office:value-type="float" office:value="315.69992575709" calcext:value-type="float">
            <text:p>315.69992575709</text:p>
          </table:table-cell>
          <table:table-cell table:formula="of:=SIN([.$O56])*([.R$3]-[.B$14])+COS([.$O56])*([.S$3]-[.B$15])" office:value-type="float" office:value="1128.16557157049" calcext:value-type="float">
            <text:p>1128.16557157049</text:p>
          </table:table-cell>
          <table:table-cell table:formula="of:=COS([.$O56])*([.T$3]-[.B$14])-SIN([.$O56])*([.U$3]-[.B$15])" office:value-type="float" office:value="812.061498175629" calcext:value-type="float">
            <text:p>812.061498175629</text:p>
          </table:table-cell>
          <table:table-cell table:formula="of:=SIN([.$O56])*([.T$3]-[.B$14])+COS([.$O56])*([.U$3]-[.B$15])" office:value-type="float" office:value="-229.547649042095" calcext:value-type="float">
            <text:p>-229.547649042095</text:p>
          </table:table-cell>
          <table:table-cell table:formula="of:=COS([.$O56])*([.V$3]-[.B$14])-SIN([.$O56])*([.W$3]-[.B$15])" office:value-type="float" office:value="1285.01991729101" calcext:value-type="float">
            <text:p>1285.01991729101</text:p>
          </table:table-cell>
          <table:table-cell table:formula="of:=SIN([.$O56])*([.V$3]-[.B$14])+COS([.$O56])*([.W$3]-[.B$15])" office:value-type="float" office:value="498.280856711751" calcext:value-type="float">
            <text:p>498.280856711751</text:p>
          </table:table-cell>
          <table:table-cell table:formula="of:=COS([.$O56])*([.X$3]-[.B$12]/2)-SIN([.$O56])*([.Y$3]-[.B$13]/2)" office:value-type="float" office:value="-721.139205324654" calcext:value-type="float">
            <text:p>-721.139205324654</text:p>
          </table:table-cell>
          <table:table-cell table:formula="of:=SIN([.$O56])*([.X$3]-[.B$12]/2)+COS([.$O56])*([.Y$3]-[.B$13]/2)" office:value-type="float" office:value="-48.9718954475538" calcext:value-type="float">
            <text:p>-48.9718954475538</text:p>
          </table:table-cell>
          <table:table-cell table:formula="of:=COS([.$O56])*([.Z$3]-[.B$12]/2)-SIN([.$O56])*([.AA$3]-[.B$13]/2)" office:value-type="float" office:value="-248.18078620927" calcext:value-type="float">
            <text:p>-248.18078620927</text:p>
          </table:table-cell>
          <table:table-cell table:formula="of:=SIN([.$O56])*([.Z$3]-[.B$12]/2)+COS([.$O56])*([.AA$3]-[.B$13]/2)" office:value-type="float" office:value="678.856610306292" calcext:value-type="float">
            <text:p>678.856610306292</text:p>
          </table:table-cell>
          <table:table-cell table:formula="of:=COS([.$O56])*([.AB$3]-[.B$12]/2)-SIN([.$O56])*([.AC$3]-[.B$13]/2)" office:value-type="float" office:value="248.18078620927" calcext:value-type="float">
            <text:p>248.18078620927</text:p>
          </table:table-cell>
          <table:table-cell table:formula="of:=SIN([.$O56])*([.AB$3]-[.B$12]/2)+COS([.$O56])*([.AC$3]-[.B$13]/2)" office:value-type="float" office:value="-678.856610306292" calcext:value-type="float">
            <text:p>-678.856610306292</text:p>
          </table:table-cell>
          <table:table-cell table:formula="of:=COS([.$O56])*([.AD$3]-[.B$12]/2)-SIN([.$O56])*([.AE$3]-[.B$13]/2)" office:value-type="float" office:value="721.139205324654" calcext:value-type="float">
            <text:p>721.139205324654</text:p>
          </table:table-cell>
          <table:table-cell table:formula="of:=SIN([.$O56])*([.AD$3]-[.B$12]/2)+COS([.$O56])*([.AE$3]-[.B$13]/2)" office:value-type="float" office:value="48.9718954475538" calcext:value-type="float">
            <text:p>48.9718954475538</text:p>
          </table:table-cell>
          <table:table-cell table:formula="of:=COS([.$O56])*([.AF$3]-[.B$12]/2)-SIN([.$O56])*([.AG$3]-[.B$13]/2)" office:value-type="float" office:value="-563.88071196636" calcext:value-type="float">
            <text:p>-563.88071196636</text:p>
          </table:table-cell>
          <table:table-cell table:formula="of:=SIN([.$O56])*([.AF$3]-[.B$12]/2)+COS([.$O56])*([.AG$3]-[.B$13]/2)" office:value-type="float" office:value="-449.308961264197" calcext:value-type="float">
            <text:p>-449.308961264197</text:p>
          </table:table-cell>
          <table:table-cell table:formula="of:=MIN([.X56];[.Z56];[.AB56];[.AD56])" office:value-type="float" office:value="-721.139205324654" calcext:value-type="float">
            <text:p>-721.139205324654</text:p>
          </table:table-cell>
          <table:table-cell table:formula="of:=MIN([.Y56];[.AA56];[.AC56];[.AE56])" office:value-type="float" office:value="-678.856610306292" calcext:value-type="float">
            <text:p>-678.856610306292</text:p>
          </table:table-cell>
          <table:table-cell table:formula="of:=[.AF56]-[.$AH56]" office:value-type="float" office:value="157.258493358295" calcext:value-type="float">
            <text:p>157.258493358295</text:p>
          </table:table-cell>
          <table:table-cell table:formula="of:=[.AG56]-[.$AI56]" office:value-type="float" office:value="229.547649042095" calcext:value-type="float">
            <text:p>229.547649042095</text:p>
          </table:table-cell>
          <table:table-cell table:formula="of:=[.AF$3]-[.AJ56]" office:value-type="float" office:value="192.741506641705" calcext:value-type="float">
            <text:p>192.741506641705</text:p>
          </table:table-cell>
          <table:table-cell table:formula="of:=[.AG$3]-[.AK56]" office:value-type="float" office:value="-479.547649042095" calcext:value-type="float">
            <text:p>-479.54764904209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1638725.jpg</text:p>
          </table:table-cell>
          <table:table-cell table:formula="of:=MID([.C57];5;4)" office:value-type="string" office:string-value="2021" calcext:value-type="string">
            <text:p>2021</text:p>
          </table:table-cell>
          <table:table-cell table:formula="of:=MID([.C57];9;2)" office:value-type="string" office:string-value="07" calcext:value-type="string">
            <text:p>07</text:p>
          </table:table-cell>
          <table:table-cell table:formula="of:=MID([.C57];11;2)" office:value-type="string" office:string-value="05" calcext:value-type="string">
            <text:p>05</text:p>
          </table:table-cell>
          <table:table-cell table:formula="of:=MID([.C57];14;2)" office:value-type="string" office:string-value="00" calcext:value-type="string">
            <text:p>00</text:p>
          </table:table-cell>
          <table:table-cell table:formula="of:=MID([.C57];16;2)" office:value-type="string" office:string-value="16" calcext:value-type="string">
            <text:p>16</text:p>
          </table:table-cell>
          <table:table-cell table:formula="of:=MID([.C57];18;2)" office:value-type="string" office:string-value="38" calcext:value-type="string">
            <text:p>38</text:p>
          </table:table-cell>
          <table:table-cell table:formula="of:=DATE([.D57];[.E57];[.F57])+TIME([.G57];[.H57];[.I57])" office:value-type="date" office:date-value="2021-07-05T00:16:38" calcext:value-type="date">
            <text:p>05/07/21 00:16:38</text:p>
          </table:table-cell>
          <table:table-cell table:formula="of:=IF([.C57]&lt;&gt;&quot;&quot;;CONCATENATE(&quot;mogrify -rotate &quot;;ROUND([.N57];3);&quot; -background black &quot;;[.C57]);&quot;&quot;)" office:value-type="string" office:string-value="mogrify -rotate -32.517 -background black IMG_20210705_001638725.jpg" calcext:value-type="string">
            <text:p>mogrify -rotate -32.517 -background black IMG_20210705_001638725.jpg</text:p>
          </table:table-cell>
          <table:table-cell table:formula="of:=IF([.C57]&lt;&gt;&quot;&quot;;CONCATENATE(&quot;mogrify -crop &quot;;ROUND([.B$22]);&quot;x&quot;;ROUND([.B$23]);&quot;+&quot;;ROUND([.B$30]+[.B$33]-[.AL57]);&quot;+&quot;;ROUND([.B$31]+[.B$34]-[.AM57]);&quot; &quot;;[.C57]);&quot;&quot;)" office:value-type="string" office:string-value="mogrify -crop 2538x1941+1389+1285 IMG_20210705_001638725.jpg" calcext:value-type="string">
            <text:p>mogrify -crop 2538x1941+1389+1285 IMG_20210705_001638725.jpg</text:p>
          </table:table-cell>
          <table:table-cell/>
          <table:table-cell table:formula="of:=IF([.C57]&lt;&gt;&quot;&quot;;([.J57]-[.J$3])*360*[.B$35];0)" office:value-type="float" office:value="-32.5166666664882" calcext:value-type="float">
            <text:p>-32.5166666664882</text:p>
          </table:table-cell>
          <table:table-cell table:formula="of:=[.N57]/180*PI()" office:value-type="float" office:value="-0.567522895103707" calcext:value-type="float">
            <text:p>-0.567522895103707</text:p>
          </table:table-cell>
          <table:table-cell table:formula="of:=COS([.$O57])*([.P$3]-[.B$14])-SIN([.$O57])*([.Q$3]-[.B$15])" office:value-type="float" office:value="-160.746061046008" calcext:value-type="float">
            <text:p>-160.746061046008</text:p>
          </table:table-cell>
          <table:table-cell table:formula="of:=SIN([.$O57])*([.P$3]-[.B$14])+COS([.$O57])*([.Q$3]-[.B$15])" office:value-type="float" office:value="398.949500385942" calcext:value-type="float">
            <text:p>398.949500385942</text:p>
          </table:table-cell>
          <table:table-cell table:formula="of:=COS([.$O57])*([.R$3]-[.B$14])-SIN([.$O57])*([.S$3]-[.B$15])" office:value-type="float" office:value="305.842927982454" calcext:value-type="float">
            <text:p>305.842927982454</text:p>
          </table:table-cell>
          <table:table-cell table:formula="of:=SIN([.$O57])*([.R$3]-[.B$14])+COS([.$O57])*([.S$3]-[.B$15])" office:value-type="float" office:value="1130.87758108609" calcext:value-type="float">
            <text:p>1130.87758108609</text:p>
          </table:table-cell>
          <table:table-cell table:formula="of:=COS([.$O57])*([.T$3]-[.B$14])-SIN([.$O57])*([.U$3]-[.B$15])" office:value-type="float" office:value="814.033733066166" calcext:value-type="float">
            <text:p>814.033733066166</text:p>
          </table:table-cell>
          <table:table-cell table:formula="of:=SIN([.$O57])*([.T$3]-[.B$14])+COS([.$O57])*([.U$3]-[.B$15])" office:value-type="float" office:value="-222.452425094359" calcext:value-type="float">
            <text:p>-222.452425094359</text:p>
          </table:table-cell>
          <table:table-cell table:formula="of:=COS([.$O57])*([.V$3]-[.B$14])-SIN([.$O57])*([.W$3]-[.B$15])" office:value-type="float" office:value="1280.62272209463" calcext:value-type="float">
            <text:p>1280.62272209463</text:p>
          </table:table-cell>
          <table:table-cell table:formula="of:=SIN([.$O57])*([.V$3]-[.B$14])+COS([.$O57])*([.W$3]-[.B$15])" office:value-type="float" office:value="509.475655605785" calcext:value-type="float">
            <text:p>509.475655605785</text:p>
          </table:table-cell>
          <table:table-cell table:formula="of:=COS([.$O57])*([.X$3]-[.B$12]/2)-SIN([.$O57])*([.Y$3]-[.B$13]/2)" office:value-type="float" office:value="-720.684391570318" calcext:value-type="float">
            <text:p>-720.684391570318</text:p>
          </table:table-cell>
          <table:table-cell table:formula="of:=SIN([.$O57])*([.X$3]-[.B$12]/2)+COS([.$O57])*([.Y$3]-[.B$13]/2)" office:value-type="float" office:value="-55.2630776099215" calcext:value-type="float">
            <text:p>-55.2630776099215</text:p>
          </table:table-cell>
          <table:table-cell table:formula="of:=COS([.$O57])*([.Z$3]-[.B$12]/2)-SIN([.$O57])*([.AA$3]-[.B$13]/2)" office:value-type="float" office:value="-254.095402541856" calcext:value-type="float">
            <text:p>-254.095402541856</text:p>
          </table:table-cell>
          <table:table-cell table:formula="of:=SIN([.$O57])*([.Z$3]-[.B$12]/2)+COS([.$O57])*([.AA$3]-[.B$13]/2)" office:value-type="float" office:value="676.665003090223" calcext:value-type="float">
            <text:p>676.665003090223</text:p>
          </table:table-cell>
          <table:table-cell table:formula="of:=COS([.$O57])*([.AB$3]-[.B$12]/2)-SIN([.$O57])*([.AC$3]-[.B$13]/2)" office:value-type="float" office:value="254.095402541856" calcext:value-type="float">
            <text:p>254.095402541856</text:p>
          </table:table-cell>
          <table:table-cell table:formula="of:=SIN([.$O57])*([.AB$3]-[.B$12]/2)+COS([.$O57])*([.AC$3]-[.B$13]/2)" office:value-type="float" office:value="-676.665003090223" calcext:value-type="float">
            <text:p>-676.665003090223</text:p>
          </table:table-cell>
          <table:table-cell table:formula="of:=COS([.$O57])*([.AD$3]-[.B$12]/2)-SIN([.$O57])*([.AE$3]-[.B$13]/2)" office:value-type="float" office:value="720.684391570318" calcext:value-type="float">
            <text:p>720.684391570318</text:p>
          </table:table-cell>
          <table:table-cell table:formula="of:=SIN([.$O57])*([.AD$3]-[.B$12]/2)+COS([.$O57])*([.AE$3]-[.B$13]/2)" office:value-type="float" office:value="55.2630776099215" calcext:value-type="float">
            <text:p>55.2630776099215</text:p>
          </table:table-cell>
          <table:table-cell table:formula="of:=COS([.$O57])*([.AF$3]-[.B$12]/2)-SIN([.$O57])*([.AG$3]-[.B$13]/2)" office:value-type="float" office:value="-559.93833052431" calcext:value-type="float">
            <text:p>-559.93833052431</text:p>
          </table:table-cell>
          <table:table-cell table:formula="of:=SIN([.$O57])*([.AF$3]-[.B$12]/2)+COS([.$O57])*([.AG$3]-[.B$13]/2)" office:value-type="float" office:value="-454.212577995864" calcext:value-type="float">
            <text:p>-454.212577995864</text:p>
          </table:table-cell>
          <table:table-cell table:formula="of:=MIN([.X57];[.Z57];[.AB57];[.AD57])" office:value-type="float" office:value="-720.684391570318" calcext:value-type="float">
            <text:p>-720.684391570318</text:p>
          </table:table-cell>
          <table:table-cell table:formula="of:=MIN([.Y57];[.AA57];[.AC57];[.AE57])" office:value-type="float" office:value="-676.665003090223" calcext:value-type="float">
            <text:p>-676.665003090223</text:p>
          </table:table-cell>
          <table:table-cell table:formula="of:=[.AF57]-[.$AH57]" office:value-type="float" office:value="160.746061046008" calcext:value-type="float">
            <text:p>160.746061046008</text:p>
          </table:table-cell>
          <table:table-cell table:formula="of:=[.AG57]-[.$AI57]" office:value-type="float" office:value="222.452425094359" calcext:value-type="float">
            <text:p>222.452425094359</text:p>
          </table:table-cell>
          <table:table-cell table:formula="of:=[.AF$3]-[.AJ57]" office:value-type="float" office:value="189.253938953992" calcext:value-type="float">
            <text:p>189.253938953992</text:p>
          </table:table-cell>
          <table:table-cell table:formula="of:=[.AG$3]-[.AK57]" office:value-type="float" office:value="-472.452425094359" calcext:value-type="float">
            <text:p>-472.45242509435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1838736.jpg</text:p>
          </table:table-cell>
          <table:table-cell table:formula="of:=MID([.C58];5;4)" office:value-type="string" office:string-value="2021" calcext:value-type="string">
            <text:p>2021</text:p>
          </table:table-cell>
          <table:table-cell table:formula="of:=MID([.C58];9;2)" office:value-type="string" office:string-value="07" calcext:value-type="string">
            <text:p>07</text:p>
          </table:table-cell>
          <table:table-cell table:formula="of:=MID([.C58];11;2)" office:value-type="string" office:string-value="05" calcext:value-type="string">
            <text:p>05</text:p>
          </table:table-cell>
          <table:table-cell table:formula="of:=MID([.C58];14;2)" office:value-type="string" office:string-value="00" calcext:value-type="string">
            <text:p>00</text:p>
          </table:table-cell>
          <table:table-cell table:formula="of:=MID([.C58];16;2)" office:value-type="string" office:string-value="18" calcext:value-type="string">
            <text:p>18</text:p>
          </table:table-cell>
          <table:table-cell table:formula="of:=MID([.C58];18;2)" office:value-type="string" office:string-value="38" calcext:value-type="string">
            <text:p>38</text:p>
          </table:table-cell>
          <table:table-cell table:formula="of:=DATE([.D58];[.E58];[.F58])+TIME([.G58];[.H58];[.I58])" office:value-type="date" office:date-value="2021-07-05T00:18:38" calcext:value-type="date">
            <text:p>05/07/21 00:18:38</text:p>
          </table:table-cell>
          <table:table-cell table:formula="of:=IF([.C58]&lt;&gt;&quot;&quot;;CONCATENATE(&quot;mogrify -rotate &quot;;ROUND([.N58];3);&quot; -background black &quot;;[.C58]);&quot;&quot;)" office:value-type="string" office:string-value="mogrify -rotate -32.017 -background black IMG_20210705_001838736.jpg" calcext:value-type="string">
            <text:p>mogrify -rotate -32.017 -background black IMG_20210705_001838736.jpg</text:p>
          </table:table-cell>
          <table:table-cell table:formula="of:=IF([.C58]&lt;&gt;&quot;&quot;;CONCATENATE(&quot;mogrify -crop &quot;;ROUND([.B$22]);&quot;x&quot;;ROUND([.B$23]);&quot;+&quot;;ROUND([.B$30]+[.B$33]-[.AL58]);&quot;+&quot;;ROUND([.B$31]+[.B$34]-[.AM58]);&quot; &quot;;[.C58]);&quot;&quot;)" office:value-type="string" office:string-value="mogrify -crop 2538x1941+1393+1278 IMG_20210705_001838736.jpg" calcext:value-type="string">
            <text:p>mogrify -crop 2538x1941+1393+1278 IMG_20210705_001838736.jpg</text:p>
          </table:table-cell>
          <table:table-cell/>
          <table:table-cell table:formula="of:=IF([.C58]&lt;&gt;&quot;&quot;;([.J58]-[.J$3])*360*[.B$35];0)" office:value-type="float" office:value="-32.0166666674777" calcext:value-type="float">
            <text:p>-32.0166666674777</text:p>
          </table:table-cell>
          <table:table-cell table:formula="of:=[.N58]/180*PI()" office:value-type="float" office:value="-0.558796248861006" calcext:value-type="float">
            <text:p>-0.558796248861006</text:p>
          </table:table-cell>
          <table:table-cell table:formula="of:=COS([.$O58])*([.P$3]-[.B$14])-SIN([.$O58])*([.Q$3]-[.B$15])" office:value-type="float" office:value="-164.221387298868" calcext:value-type="float">
            <text:p>-164.221387298868</text:p>
          </table:table-cell>
          <table:table-cell table:formula="of:=SIN([.$O58])*([.P$3]-[.B$14])+COS([.$O58])*([.Q$3]-[.B$15])" office:value-type="float" office:value="397.531553406312" calcext:value-type="float">
            <text:p>397.531553406312</text:p>
          </table:table-cell>
          <table:table-cell table:formula="of:=COS([.$O58])*([.R$3]-[.B$14])-SIN([.$O58])*([.S$3]-[.B$15])" office:value-type="float" office:value="295.962639084824" calcext:value-type="float">
            <text:p>295.962639084824</text:p>
          </table:table-cell>
          <table:table-cell table:formula="of:=SIN([.$O58])*([.R$3]-[.B$14])+COS([.$O58])*([.S$3]-[.B$15])" office:value-type="float" office:value="1133.50346989586" calcext:value-type="float">
            <text:p>1133.50346989586</text:p>
          </table:table-cell>
          <table:table-cell table:formula="of:=COS([.$O58])*([.T$3]-[.B$14])-SIN([.$O58])*([.U$3]-[.B$15])" office:value-type="float" office:value="815.943976136516" calcext:value-type="float">
            <text:p>815.943976136516</text:p>
          </table:table-cell>
          <table:table-cell table:formula="of:=SIN([.$O58])*([.T$3]-[.B$14])+COS([.$O58])*([.U$3]-[.B$15])" office:value-type="float" office:value="-215.34026053326" calcext:value-type="float">
            <text:p>-215.34026053326</text:p>
          </table:table-cell>
          <table:table-cell table:formula="of:=COS([.$O58])*([.V$3]-[.B$14])-SIN([.$O58])*([.W$3]-[.B$15])" office:value-type="float" office:value="1276.12800252021" calcext:value-type="float">
            <text:p>1276.12800252021</text:p>
          </table:table-cell>
          <table:table-cell table:formula="of:=SIN([.$O58])*([.V$3]-[.B$14])+COS([.$O58])*([.W$3]-[.B$15])" office:value-type="float" office:value="520.631655956284" calcext:value-type="float">
            <text:p>520.631655956284</text:p>
          </table:table-cell>
          <table:table-cell table:formula="of:=COS([.$O58])*([.X$3]-[.B$12]/2)-SIN([.$O58])*([.Y$3]-[.B$13]/2)" office:value-type="float" office:value="-720.174694909538" calcext:value-type="float">
            <text:p>-720.174694909538</text:p>
          </table:table-cell>
          <table:table-cell table:formula="of:=SIN([.$O58])*([.X$3]-[.B$12]/2)+COS([.$O58])*([.Y$3]-[.B$13]/2)" office:value-type="float" office:value="-61.5500512749864" calcext:value-type="float">
            <text:p>-61.5500512749864</text:p>
          </table:table-cell>
          <table:table-cell table:formula="of:=COS([.$O58])*([.Z$3]-[.B$12]/2)-SIN([.$O58])*([.AA$3]-[.B$13]/2)" office:value-type="float" office:value="-259.990668525846" calcext:value-type="float">
            <text:p>-259.990668525846</text:p>
          </table:table-cell>
          <table:table-cell table:formula="of:=SIN([.$O58])*([.Z$3]-[.B$12]/2)+COS([.$O58])*([.AA$3]-[.B$13]/2)" office:value-type="float" office:value="674.421865214558" calcext:value-type="float">
            <text:p>674.421865214558</text:p>
          </table:table-cell>
          <table:table-cell table:formula="of:=COS([.$O58])*([.AB$3]-[.B$12]/2)-SIN([.$O58])*([.AC$3]-[.B$13]/2)" office:value-type="float" office:value="259.990668525846" calcext:value-type="float">
            <text:p>259.990668525846</text:p>
          </table:table-cell>
          <table:table-cell table:formula="of:=SIN([.$O58])*([.AB$3]-[.B$12]/2)+COS([.$O58])*([.AC$3]-[.B$13]/2)" office:value-type="float" office:value="-674.421865214558" calcext:value-type="float">
            <text:p>-674.421865214558</text:p>
          </table:table-cell>
          <table:table-cell table:formula="of:=COS([.$O58])*([.AD$3]-[.B$12]/2)-SIN([.$O58])*([.AE$3]-[.B$13]/2)" office:value-type="float" office:value="720.174694909538" calcext:value-type="float">
            <text:p>720.174694909538</text:p>
          </table:table-cell>
          <table:table-cell table:formula="of:=SIN([.$O58])*([.AD$3]-[.B$12]/2)+COS([.$O58])*([.AE$3]-[.B$13]/2)" office:value-type="float" office:value="61.5500512749864" calcext:value-type="float">
            <text:p>61.5500512749864</text:p>
          </table:table-cell>
          <table:table-cell table:formula="of:=COS([.$O58])*([.AF$3]-[.B$12]/2)-SIN([.$O58])*([.AG$3]-[.B$13]/2)" office:value-type="float" office:value="-555.95330761067" calcext:value-type="float">
            <text:p>-555.95330761067</text:p>
          </table:table-cell>
          <table:table-cell table:formula="of:=SIN([.$O58])*([.AF$3]-[.B$12]/2)+COS([.$O58])*([.AG$3]-[.B$13]/2)" office:value-type="float" office:value="-459.081604681298" calcext:value-type="float">
            <text:p>-459.081604681298</text:p>
          </table:table-cell>
          <table:table-cell table:formula="of:=MIN([.X58];[.Z58];[.AB58];[.AD58])" office:value-type="float" office:value="-720.174694909538" calcext:value-type="float">
            <text:p>-720.174694909538</text:p>
          </table:table-cell>
          <table:table-cell table:formula="of:=MIN([.Y58];[.AA58];[.AC58];[.AE58])" office:value-type="float" office:value="-674.421865214558" calcext:value-type="float">
            <text:p>-674.421865214558</text:p>
          </table:table-cell>
          <table:table-cell table:formula="of:=[.AF58]-[.$AH58]" office:value-type="float" office:value="164.221387298868" calcext:value-type="float">
            <text:p>164.221387298868</text:p>
          </table:table-cell>
          <table:table-cell table:formula="of:=[.AG58]-[.$AI58]" office:value-type="float" office:value="215.34026053326" calcext:value-type="float">
            <text:p>215.34026053326</text:p>
          </table:table-cell>
          <table:table-cell table:formula="of:=[.AF$3]-[.AJ58]" office:value-type="float" office:value="185.778612701132" calcext:value-type="float">
            <text:p>185.778612701132</text:p>
          </table:table-cell>
          <table:table-cell table:formula="of:=[.AG$3]-[.AK58]" office:value-type="float" office:value="-465.34026053326" calcext:value-type="float">
            <text:p>-465.3402605332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2038810.jpg</text:p>
          </table:table-cell>
          <table:table-cell table:formula="of:=MID([.C59];5;4)" office:value-type="string" office:string-value="2021" calcext:value-type="string">
            <text:p>2021</text:p>
          </table:table-cell>
          <table:table-cell table:formula="of:=MID([.C59];9;2)" office:value-type="string" office:string-value="07" calcext:value-type="string">
            <text:p>07</text:p>
          </table:table-cell>
          <table:table-cell table:formula="of:=MID([.C59];11;2)" office:value-type="string" office:string-value="05" calcext:value-type="string">
            <text:p>05</text:p>
          </table:table-cell>
          <table:table-cell table:formula="of:=MID([.C59];14;2)" office:value-type="string" office:string-value="00" calcext:value-type="string">
            <text:p>00</text:p>
          </table:table-cell>
          <table:table-cell table:formula="of:=MID([.C59];16;2)" office:value-type="string" office:string-value="20" calcext:value-type="string">
            <text:p>20</text:p>
          </table:table-cell>
          <table:table-cell table:formula="of:=MID([.C59];18;2)" office:value-type="string" office:string-value="38" calcext:value-type="string">
            <text:p>38</text:p>
          </table:table-cell>
          <table:table-cell table:formula="of:=DATE([.D59];[.E59];[.F59])+TIME([.G59];[.H59];[.I59])" office:value-type="date" office:date-value="2021-07-05T00:20:38" calcext:value-type="date">
            <text:p>05/07/21 00:20:38</text:p>
          </table:table-cell>
          <table:table-cell table:formula="of:=IF([.C59]&lt;&gt;&quot;&quot;;CONCATENATE(&quot;mogrify -rotate &quot;;ROUND([.N59];3);&quot; -background black &quot;;[.C59]);&quot;&quot;)" office:value-type="string" office:string-value="mogrify -rotate -31.517 -background black IMG_20210705_002038810.jpg" calcext:value-type="string">
            <text:p>mogrify -rotate -31.517 -background black IMG_20210705_002038810.jpg</text:p>
          </table:table-cell>
          <table:table-cell table:formula="of:=IF([.C59]&lt;&gt;&quot;&quot;;CONCATENATE(&quot;mogrify -crop &quot;;ROUND([.B$22]);&quot;x&quot;;ROUND([.B$23]);&quot;+&quot;;ROUND([.B$30]+[.B$33]-[.AL59]);&quot;+&quot;;ROUND([.B$31]+[.B$34]-[.AM59]);&quot; &quot;;[.C59]);&quot;&quot;)" office:value-type="string" office:string-value="mogrify -crop 2538x1941+1396+1271 IMG_20210705_002038810.jpg" calcext:value-type="string">
            <text:p>mogrify -crop 2538x1941+1396+1271 IMG_20210705_002038810.jpg</text:p>
          </table:table-cell>
          <table:table-cell/>
          <table:table-cell table:formula="of:=IF([.C59]&lt;&gt;&quot;&quot;;([.J59]-[.J$3])*360*[.B$35];0)" office:value-type="float" office:value="-31.5166666658479" calcext:value-type="float">
            <text:p>-31.5166666658479</text:p>
          </table:table-cell>
          <table:table-cell table:formula="of:=[.N59]/180*PI()" office:value-type="float" office:value="-0.550069602572589" calcext:value-type="float">
            <text:p>-0.550069602572589</text:p>
          </table:table-cell>
          <table:table-cell table:formula="of:=COS([.$O59])*([.P$3]-[.B$14])-SIN([.$O59])*([.Q$3]-[.B$15])" office:value-type="float" office:value="-167.684207475433" calcext:value-type="float">
            <text:p>-167.684207475433</text:p>
          </table:table-cell>
          <table:table-cell table:formula="of:=SIN([.$O59])*([.P$3]-[.B$14])+COS([.$O59])*([.Q$3]-[.B$15])" office:value-type="float" office:value="396.083332852237" calcext:value-type="float">
            <text:p>396.083332852237</text:p>
          </table:table-cell>
          <table:table-cell table:formula="of:=COS([.$O59])*([.R$3]-[.B$14])-SIN([.$O59])*([.S$3]-[.B$15])" office:value-type="float" office:value="286.059811434516" calcext:value-type="float">
            <text:p>286.059811434516</text:p>
          </table:table-cell>
          <table:table-cell table:formula="of:=SIN([.$O59])*([.R$3]-[.B$14])+COS([.$O59])*([.S$3]-[.B$15])" office:value-type="float" office:value="1136.04303804127" calcext:value-type="float">
            <text:p>1136.04303804127</text:p>
          </table:table-cell>
          <table:table-cell table:formula="of:=COS([.$O59])*([.T$3]-[.B$14])-SIN([.$O59])*([.U$3]-[.B$15])" office:value-type="float" office:value="817.792081923792" calcext:value-type="float">
            <text:p>817.792081923792</text:p>
          </table:table-cell>
          <table:table-cell table:formula="of:=SIN([.$O59])*([.T$3]-[.B$14])+COS([.$O59])*([.U$3]-[.B$15])" office:value-type="float" office:value="-208.211696940276" calcext:value-type="float">
            <text:p>-208.211696940276</text:p>
          </table:table-cell>
          <table:table-cell table:formula="of:=COS([.$O59])*([.V$3]-[.B$14])-SIN([.$O59])*([.W$3]-[.B$15])" office:value-type="float" office:value="1271.53610083374" calcext:value-type="float">
            <text:p>1271.53610083374</text:p>
          </table:table-cell>
          <table:table-cell table:formula="of:=SIN([.$O59])*([.V$3]-[.B$14])+COS([.$O59])*([.W$3]-[.B$15])" office:value-type="float" office:value="531.748008248761" calcext:value-type="float">
            <text:p>531.748008248761</text:p>
          </table:table-cell>
          <table:table-cell table:formula="of:=COS([.$O59])*([.X$3]-[.B$12]/2)-SIN([.$O59])*([.Y$3]-[.B$13]/2)" office:value-type="float" office:value="-719.610154154587" calcext:value-type="float">
            <text:p>-719.610154154587</text:p>
          </table:table-cell>
          <table:table-cell table:formula="of:=SIN([.$O59])*([.X$3]-[.B$12]/2)+COS([.$O59])*([.Y$3]-[.B$13]/2)" office:value-type="float" office:value="-67.8323376982622" calcext:value-type="float">
            <text:p>-67.8323376982622</text:p>
          </table:table-cell>
          <table:table-cell table:formula="of:=COS([.$O59])*([.Z$3]-[.B$12]/2)-SIN([.$O59])*([.AA$3]-[.B$13]/2)" office:value-type="float" office:value="-265.866135244638" calcext:value-type="float">
            <text:p>-265.866135244638</text:p>
          </table:table-cell>
          <table:table-cell table:formula="of:=SIN([.$O59])*([.Z$3]-[.B$12]/2)+COS([.$O59])*([.AA$3]-[.B$13]/2)" office:value-type="float" office:value="672.127367490775" calcext:value-type="float">
            <text:p>672.127367490775</text:p>
          </table:table-cell>
          <table:table-cell table:formula="of:=COS([.$O59])*([.AB$3]-[.B$12]/2)-SIN([.$O59])*([.AC$3]-[.B$13]/2)" office:value-type="float" office:value="265.866135244638" calcext:value-type="float">
            <text:p>265.866135244638</text:p>
          </table:table-cell>
          <table:table-cell table:formula="of:=SIN([.$O59])*([.AB$3]-[.B$12]/2)+COS([.$O59])*([.AC$3]-[.B$13]/2)" office:value-type="float" office:value="-672.127367490775" calcext:value-type="float">
            <text:p>-672.127367490775</text:p>
          </table:table-cell>
          <table:table-cell table:formula="of:=COS([.$O59])*([.AD$3]-[.B$12]/2)-SIN([.$O59])*([.AE$3]-[.B$13]/2)" office:value-type="float" office:value="719.610154154587" calcext:value-type="float">
            <text:p>719.610154154587</text:p>
          </table:table-cell>
          <table:table-cell table:formula="of:=SIN([.$O59])*([.AD$3]-[.B$12]/2)+COS([.$O59])*([.AE$3]-[.B$13]/2)" office:value-type="float" office:value="67.8323376982622" calcext:value-type="float">
            <text:p>67.8323376982622</text:p>
          </table:table-cell>
          <table:table-cell table:formula="of:=COS([.$O59])*([.AF$3]-[.B$12]/2)-SIN([.$O59])*([.AG$3]-[.B$13]/2)" office:value-type="float" office:value="-551.925946679154" calcext:value-type="float">
            <text:p>-551.925946679154</text:p>
          </table:table-cell>
          <table:table-cell table:formula="of:=SIN([.$O59])*([.AF$3]-[.B$12]/2)+COS([.$O59])*([.AG$3]-[.B$13]/2)" office:value-type="float" office:value="-463.915670550499" calcext:value-type="float">
            <text:p>-463.915670550499</text:p>
          </table:table-cell>
          <table:table-cell table:formula="of:=MIN([.X59];[.Z59];[.AB59];[.AD59])" office:value-type="float" office:value="-719.610154154587" calcext:value-type="float">
            <text:p>-719.610154154587</text:p>
          </table:table-cell>
          <table:table-cell table:formula="of:=MIN([.Y59];[.AA59];[.AC59];[.AE59])" office:value-type="float" office:value="-672.127367490775" calcext:value-type="float">
            <text:p>-672.127367490775</text:p>
          </table:table-cell>
          <table:table-cell table:formula="of:=[.AF59]-[.$AH59]" office:value-type="float" office:value="167.684207475433" calcext:value-type="float">
            <text:p>167.684207475433</text:p>
          </table:table-cell>
          <table:table-cell table:formula="of:=[.AG59]-[.$AI59]" office:value-type="float" office:value="208.211696940276" calcext:value-type="float">
            <text:p>208.211696940276</text:p>
          </table:table-cell>
          <table:table-cell table:formula="of:=[.AF$3]-[.AJ59]" office:value-type="float" office:value="182.315792524567" calcext:value-type="float">
            <text:p>182.315792524567</text:p>
          </table:table-cell>
          <table:table-cell table:formula="of:=[.AG$3]-[.AK59]" office:value-type="float" office:value="-458.211696940276" calcext:value-type="float">
            <text:p>-458.21169694027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2238873.jpg</text:p>
          </table:table-cell>
          <table:table-cell table:formula="of:=MID([.C60];5;4)" office:value-type="string" office:string-value="2021" calcext:value-type="string">
            <text:p>2021</text:p>
          </table:table-cell>
          <table:table-cell table:formula="of:=MID([.C60];9;2)" office:value-type="string" office:string-value="07" calcext:value-type="string">
            <text:p>07</text:p>
          </table:table-cell>
          <table:table-cell table:formula="of:=MID([.C60];11;2)" office:value-type="string" office:string-value="05" calcext:value-type="string">
            <text:p>05</text:p>
          </table:table-cell>
          <table:table-cell table:formula="of:=MID([.C60];14;2)" office:value-type="string" office:string-value="00" calcext:value-type="string">
            <text:p>00</text:p>
          </table:table-cell>
          <table:table-cell table:formula="of:=MID([.C60];16;2)" office:value-type="string" office:string-value="22" calcext:value-type="string">
            <text:p>22</text:p>
          </table:table-cell>
          <table:table-cell table:formula="of:=MID([.C60];18;2)" office:value-type="string" office:string-value="38" calcext:value-type="string">
            <text:p>38</text:p>
          </table:table-cell>
          <table:table-cell table:formula="of:=DATE([.D60];[.E60];[.F60])+TIME([.G60];[.H60];[.I60])" office:value-type="date" office:date-value="2021-07-05T00:22:38" calcext:value-type="date">
            <text:p>05/07/21 00:22:38</text:p>
          </table:table-cell>
          <table:table-cell table:formula="of:=IF([.C60]&lt;&gt;&quot;&quot;;CONCATENATE(&quot;mogrify -rotate &quot;;ROUND([.N60];3);&quot; -background black &quot;;[.C60]);&quot;&quot;)" office:value-type="string" office:string-value="mogrify -rotate -31.017 -background black IMG_20210705_002238873.jpg" calcext:value-type="string">
            <text:p>mogrify -rotate -31.017 -background black IMG_20210705_002238873.jpg</text:p>
          </table:table-cell>
          <table:table-cell table:formula="of:=IF([.C60]&lt;&gt;&quot;&quot;;CONCATENATE(&quot;mogrify -crop &quot;;ROUND([.B$22]);&quot;x&quot;;ROUND([.B$23]);&quot;+&quot;;ROUND([.B$30]+[.B$33]-[.AL60]);&quot;+&quot;;ROUND([.B$31]+[.B$34]-[.AM60]);&quot; &quot;;[.C60]);&quot;&quot;)" office:value-type="string" office:string-value="mogrify -crop 2538x1941+1399+1264 IMG_20210705_002238873.jpg" calcext:value-type="string">
            <text:p>mogrify -crop 2538x1941+1399+1264 IMG_20210705_002238873.jpg</text:p>
          </table:table-cell>
          <table:table-cell/>
          <table:table-cell table:formula="of:=IF([.C60]&lt;&gt;&quot;&quot;;([.J60]-[.J$3])*360*[.B$35];0)" office:value-type="float" office:value="-31.0166666668374" calcext:value-type="float">
            <text:p>-31.0166666668374</text:p>
          </table:table-cell>
          <table:table-cell table:formula="of:=[.N60]/180*PI()" office:value-type="float" office:value="-0.541342956329888" calcext:value-type="float">
            <text:p>-0.541342956329888</text:p>
          </table:table-cell>
          <table:table-cell table:formula="of:=COS([.$O60])*([.P$3]-[.B$14])-SIN([.$O60])*([.Q$3]-[.B$15])" office:value-type="float" office:value="-171.13425783226" calcext:value-type="float">
            <text:p>-171.13425783226</text:p>
          </table:table-cell>
          <table:table-cell table:formula="of:=SIN([.$O60])*([.P$3]-[.B$14])+COS([.$O60])*([.Q$3]-[.B$15])" office:value-type="float" office:value="394.604949026494" calcext:value-type="float">
            <text:p>394.604949026494</text:p>
          </table:table-cell>
          <table:table-cell table:formula="of:=COS([.$O60])*([.R$3]-[.B$14])-SIN([.$O60])*([.S$3]-[.B$15])" office:value-type="float" office:value="276.135199273948" calcext:value-type="float">
            <text:p>276.135199273948</text:p>
          </table:table-cell>
          <table:table-cell table:formula="of:=SIN([.$O60])*([.R$3]-[.B$14])+COS([.$O60])*([.S$3]-[.B$15])" office:value-type="float" office:value="1138.49609209779" calcext:value-type="float">
            <text:p>1138.49609209779</text:p>
          </table:table-cell>
          <table:table-cell table:formula="of:=COS([.$O60])*([.T$3]-[.B$14])-SIN([.$O60])*([.U$3]-[.B$15])" office:value-type="float" office:value="819.577909668221" calcext:value-type="float">
            <text:p>819.577909668221</text:p>
          </table:table-cell>
          <table:table-cell table:formula="of:=SIN([.$O60])*([.T$3]-[.B$14])+COS([.$O60])*([.U$3]-[.B$15])" office:value-type="float" office:value="-201.067277257811" calcext:value-type="float">
            <text:p>-201.067277257811</text:p>
          </table:table-cell>
          <table:table-cell table:formula="of:=COS([.$O60])*([.V$3]-[.B$14])-SIN([.$O60])*([.W$3]-[.B$15])" office:value-type="float" office:value="1266.84736677443" calcext:value-type="float">
            <text:p>1266.84736677443</text:p>
          </table:table-cell>
          <table:table-cell table:formula="of:=SIN([.$O60])*([.V$3]-[.B$14])+COS([.$O60])*([.W$3]-[.B$15])" office:value-type="float" office:value="542.823865813484" calcext:value-type="float">
            <text:p>542.823865813484</text:p>
          </table:table-cell>
          <table:table-cell table:formula="of:=COS([.$O60])*([.X$3]-[.B$12]/2)-SIN([.$O60])*([.Y$3]-[.B$13]/2)" office:value-type="float" office:value="-718.990812303344" calcext:value-type="float">
            <text:p>-718.990812303344</text:p>
          </table:table-cell>
          <table:table-cell table:formula="of:=SIN([.$O60])*([.X$3]-[.B$12]/2)+COS([.$O60])*([.Y$3]-[.B$13]/2)" office:value-type="float" office:value="-74.1094583934954" calcext:value-type="float">
            <text:p>-74.1094583934954</text:p>
          </table:table-cell>
          <table:table-cell table:formula="of:=COS([.$O60])*([.Z$3]-[.B$12]/2)-SIN([.$O60])*([.AA$3]-[.B$13]/2)" office:value-type="float" office:value="-271.721355197136" calcext:value-type="float">
            <text:p>-271.721355197136</text:p>
          </table:table-cell>
          <table:table-cell table:formula="of:=SIN([.$O60])*([.Z$3]-[.B$12]/2)+COS([.$O60])*([.AA$3]-[.B$13]/2)" office:value-type="float" office:value="669.7816846778" calcext:value-type="float">
            <text:p>669.7816846778</text:p>
          </table:table-cell>
          <table:table-cell table:formula="of:=COS([.$O60])*([.AB$3]-[.B$12]/2)-SIN([.$O60])*([.AC$3]-[.B$13]/2)" office:value-type="float" office:value="271.721355197136" calcext:value-type="float">
            <text:p>271.721355197136</text:p>
          </table:table-cell>
          <table:table-cell table:formula="of:=SIN([.$O60])*([.AB$3]-[.B$12]/2)+COS([.$O60])*([.AC$3]-[.B$13]/2)" office:value-type="float" office:value="-669.7816846778" calcext:value-type="float">
            <text:p>-669.7816846778</text:p>
          </table:table-cell>
          <table:table-cell table:formula="of:=COS([.$O60])*([.AD$3]-[.B$12]/2)-SIN([.$O60])*([.AE$3]-[.B$13]/2)" office:value-type="float" office:value="718.990812303344" calcext:value-type="float">
            <text:p>718.990812303344</text:p>
          </table:table-cell>
          <table:table-cell table:formula="of:=SIN([.$O60])*([.AD$3]-[.B$12]/2)+COS([.$O60])*([.AE$3]-[.B$13]/2)" office:value-type="float" office:value="74.1094583934954" calcext:value-type="float">
            <text:p>74.1094583934954</text:p>
          </table:table-cell>
          <table:table-cell table:formula="of:=COS([.$O60])*([.AF$3]-[.B$12]/2)-SIN([.$O60])*([.AG$3]-[.B$13]/2)" office:value-type="float" office:value="-547.856554471085" calcext:value-type="float">
            <text:p>-547.856554471085</text:p>
          </table:table-cell>
          <table:table-cell table:formula="of:=SIN([.$O60])*([.AF$3]-[.B$12]/2)+COS([.$O60])*([.AG$3]-[.B$13]/2)" office:value-type="float" office:value="-468.714407419989" calcext:value-type="float">
            <text:p>-468.714407419989</text:p>
          </table:table-cell>
          <table:table-cell table:formula="of:=MIN([.X60];[.Z60];[.AB60];[.AD60])" office:value-type="float" office:value="-718.990812303344" calcext:value-type="float">
            <text:p>-718.990812303344</text:p>
          </table:table-cell>
          <table:table-cell table:formula="of:=MIN([.Y60];[.AA60];[.AC60];[.AE60])" office:value-type="float" office:value="-669.7816846778" calcext:value-type="float">
            <text:p>-669.7816846778</text:p>
          </table:table-cell>
          <table:table-cell table:formula="of:=[.AF60]-[.$AH60]" office:value-type="float" office:value="171.13425783226" calcext:value-type="float">
            <text:p>171.13425783226</text:p>
          </table:table-cell>
          <table:table-cell table:formula="of:=[.AG60]-[.$AI60]" office:value-type="float" office:value="201.067277257811" calcext:value-type="float">
            <text:p>201.067277257811</text:p>
          </table:table-cell>
          <table:table-cell table:formula="of:=[.AF$3]-[.AJ60]" office:value-type="float" office:value="178.86574216774" calcext:value-type="float">
            <text:p>178.86574216774</text:p>
          </table:table-cell>
          <table:table-cell table:formula="of:=[.AG$3]-[.AK60]" office:value-type="float" office:value="-451.067277257811" calcext:value-type="float">
            <text:p>-451.06727725781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2438958.jpg</text:p>
          </table:table-cell>
          <table:table-cell table:formula="of:=MID([.C61];5;4)" office:value-type="string" office:string-value="2021" calcext:value-type="string">
            <text:p>2021</text:p>
          </table:table-cell>
          <table:table-cell table:formula="of:=MID([.C61];9;2)" office:value-type="string" office:string-value="07" calcext:value-type="string">
            <text:p>07</text:p>
          </table:table-cell>
          <table:table-cell table:formula="of:=MID([.C61];11;2)" office:value-type="string" office:string-value="05" calcext:value-type="string">
            <text:p>05</text:p>
          </table:table-cell>
          <table:table-cell table:formula="of:=MID([.C61];14;2)" office:value-type="string" office:string-value="00" calcext:value-type="string">
            <text:p>00</text:p>
          </table:table-cell>
          <table:table-cell table:formula="of:=MID([.C61];16;2)" office:value-type="string" office:string-value="24" calcext:value-type="string">
            <text:p>24</text:p>
          </table:table-cell>
          <table:table-cell table:formula="of:=MID([.C61];18;2)" office:value-type="string" office:string-value="38" calcext:value-type="string">
            <text:p>38</text:p>
          </table:table-cell>
          <table:table-cell table:formula="of:=DATE([.D61];[.E61];[.F61])+TIME([.G61];[.H61];[.I61])" office:value-type="date" office:date-value="2021-07-05T00:24:38" calcext:value-type="date">
            <text:p>05/07/21 00:24:38</text:p>
          </table:table-cell>
          <table:table-cell table:formula="of:=IF([.C61]&lt;&gt;&quot;&quot;;CONCATENATE(&quot;mogrify -rotate &quot;;ROUND([.N61];3);&quot; -background black &quot;;[.C61]);&quot;&quot;)" office:value-type="string" office:string-value="mogrify -rotate -30.517 -background black IMG_20210705_002438958.jpg" calcext:value-type="string">
            <text:p>mogrify -rotate -30.517 -background black IMG_20210705_002438958.jpg</text:p>
          </table:table-cell>
          <table:table-cell table:formula="of:=IF([.C61]&lt;&gt;&quot;&quot;;CONCATENATE(&quot;mogrify -crop &quot;;ROUND([.B$22]);&quot;x&quot;;ROUND([.B$23]);&quot;+&quot;;ROUND([.B$30]+[.B$33]-[.AL61]);&quot;+&quot;;ROUND([.B$31]+[.B$34]-[.AM61]);&quot; &quot;;[.C61]);&quot;&quot;)" office:value-type="string" office:string-value="mogrify -crop 2538x1941+1403+1256 IMG_20210705_002438958.jpg" calcext:value-type="string">
            <text:p>mogrify -crop 2538x1941+1403+1256 IMG_20210705_002438958.jpg</text:p>
          </table:table-cell>
          <table:table-cell/>
          <table:table-cell table:formula="of:=IF([.C61]&lt;&gt;&quot;&quot;;([.J61]-[.J$3])*360*[.B$35];0)" office:value-type="float" office:value="-30.5166666678269" calcext:value-type="float">
            <text:p>-30.5166666678269</text:p>
          </table:table-cell>
          <table:table-cell table:formula="of:=[.N61]/180*PI()" office:value-type="float" office:value="-0.532616310087187" calcext:value-type="float">
            <text:p>-0.532616310087187</text:p>
          </table:table-cell>
          <table:table-cell table:formula="of:=COS([.$O61])*([.P$3]-[.B$14])-SIN([.$O61])*([.Q$3]-[.B$15])" office:value-type="float" office:value="-174.571275652831" calcext:value-type="float">
            <text:p>-174.571275652831</text:p>
          </table:table-cell>
          <table:table-cell table:formula="of:=SIN([.$O61])*([.P$3]-[.B$14])+COS([.$O61])*([.Q$3]-[.B$15])" office:value-type="float" office:value="393.096514506226" calcext:value-type="float">
            <text:p>393.096514506226</text:p>
          </table:table-cell>
          <table:table-cell table:formula="of:=COS([.$O61])*([.R$3]-[.B$14])-SIN([.$O61])*([.S$3]-[.B$15])" office:value-type="float" office:value="266.189558348937" calcext:value-type="float">
            <text:p>266.189558348937</text:p>
          </table:table-cell>
          <table:table-cell table:formula="of:=SIN([.$O61])*([.R$3]-[.B$14])+COS([.$O61])*([.S$3]-[.B$15])" office:value-type="float" office:value="1140.86244526937" calcext:value-type="float">
            <text:p>1140.86244526937</text:p>
          </table:table-cell>
          <table:table-cell table:formula="of:=COS([.$O61])*([.T$3]-[.B$14])-SIN([.$O61])*([.U$3]-[.B$15])" office:value-type="float" office:value="821.301323381951" calcext:value-type="float">
            <text:p>821.301323381951</text:p>
          </table:table-cell>
          <table:table-cell table:formula="of:=SIN([.$O61])*([.T$3]-[.B$14])+COS([.$O61])*([.U$3]-[.B$15])" office:value-type="float" office:value="-193.907545523779" calcext:value-type="float">
            <text:p>-193.907545523779</text:p>
          </table:table-cell>
          <table:table-cell table:formula="of:=COS([.$O61])*([.V$3]-[.B$14])-SIN([.$O61])*([.W$3]-[.B$15])" office:value-type="float" office:value="1262.06215738372" calcext:value-type="float">
            <text:p>1262.06215738372</text:p>
          </table:table-cell>
          <table:table-cell table:formula="of:=SIN([.$O61])*([.V$3]-[.B$14])+COS([.$O61])*([.W$3]-[.B$15])" office:value-type="float" office:value="553.858385239362" calcext:value-type="float">
            <text:p>553.858385239362</text:p>
          </table:table-cell>
          <table:table-cell table:formula="of:=COS([.$O61])*([.X$3]-[.B$12]/2)-SIN([.$O61])*([.Y$3]-[.B$13]/2)" office:value-type="float" office:value="-718.316716518275" calcext:value-type="float">
            <text:p>-718.316716518275</text:p>
          </table:table-cell>
          <table:table-cell table:formula="of:=SIN([.$O61])*([.X$3]-[.B$12]/2)+COS([.$O61])*([.Y$3]-[.B$13]/2)" office:value-type="float" office:value="-80.380935366568" calcext:value-type="float">
            <text:p>-80.380935366568</text:p>
          </table:table-cell>
          <table:table-cell table:formula="of:=COS([.$O61])*([.Z$3]-[.B$12]/2)-SIN([.$O61])*([.AA$3]-[.B$13]/2)" office:value-type="float" office:value="-277.555882516507" calcext:value-type="float">
            <text:p>-277.555882516507</text:p>
          </table:table-cell>
          <table:table-cell table:formula="of:=SIN([.$O61])*([.Z$3]-[.B$12]/2)+COS([.$O61])*([.AA$3]-[.B$13]/2)" office:value-type="float" office:value="667.384995396573" calcext:value-type="float">
            <text:p>667.384995396573</text:p>
          </table:table-cell>
          <table:table-cell table:formula="of:=COS([.$O61])*([.AB$3]-[.B$12]/2)-SIN([.$O61])*([.AC$3]-[.B$13]/2)" office:value-type="float" office:value="277.555882516507" calcext:value-type="float">
            <text:p>277.555882516507</text:p>
          </table:table-cell>
          <table:table-cell table:formula="of:=SIN([.$O61])*([.AB$3]-[.B$12]/2)+COS([.$O61])*([.AC$3]-[.B$13]/2)" office:value-type="float" office:value="-667.384995396573" calcext:value-type="float">
            <text:p>-667.384995396573</text:p>
          </table:table-cell>
          <table:table-cell table:formula="of:=COS([.$O61])*([.AD$3]-[.B$12]/2)-SIN([.$O61])*([.AE$3]-[.B$13]/2)" office:value-type="float" office:value="718.316716518275" calcext:value-type="float">
            <text:p>718.316716518275</text:p>
          </table:table-cell>
          <table:table-cell table:formula="of:=SIN([.$O61])*([.AD$3]-[.B$12]/2)+COS([.$O61])*([.AE$3]-[.B$13]/2)" office:value-type="float" office:value="80.380935366568" calcext:value-type="float">
            <text:p>80.380935366568</text:p>
          </table:table-cell>
          <table:table-cell table:formula="of:=COS([.$O61])*([.AF$3]-[.B$12]/2)-SIN([.$O61])*([.AG$3]-[.B$13]/2)" office:value-type="float" office:value="-543.745440865444" calcext:value-type="float">
            <text:p>-543.745440865444</text:p>
          </table:table-cell>
          <table:table-cell table:formula="of:=SIN([.$O61])*([.AF$3]-[.B$12]/2)+COS([.$O61])*([.AG$3]-[.B$13]/2)" office:value-type="float" office:value="-473.477449872794" calcext:value-type="float">
            <text:p>-473.477449872794</text:p>
          </table:table-cell>
          <table:table-cell table:formula="of:=MIN([.X61];[.Z61];[.AB61];[.AD61])" office:value-type="float" office:value="-718.316716518275" calcext:value-type="float">
            <text:p>-718.316716518275</text:p>
          </table:table-cell>
          <table:table-cell table:formula="of:=MIN([.Y61];[.AA61];[.AC61];[.AE61])" office:value-type="float" office:value="-667.384995396573" calcext:value-type="float">
            <text:p>-667.384995396573</text:p>
          </table:table-cell>
          <table:table-cell table:formula="of:=[.AF61]-[.$AH61]" office:value-type="float" office:value="174.571275652831" calcext:value-type="float">
            <text:p>174.571275652831</text:p>
          </table:table-cell>
          <table:table-cell table:formula="of:=[.AG61]-[.$AI61]" office:value-type="float" office:value="193.907545523779" calcext:value-type="float">
            <text:p>193.907545523779</text:p>
          </table:table-cell>
          <table:table-cell table:formula="of:=[.AF$3]-[.AJ61]" office:value-type="float" office:value="175.428724347169" calcext:value-type="float">
            <text:p>175.428724347169</text:p>
          </table:table-cell>
          <table:table-cell table:formula="of:=[.AG$3]-[.AK61]" office:value-type="float" office:value="-443.907545523779" calcext:value-type="float">
            <text:p>-443.90754552377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2639045.jpg</text:p>
          </table:table-cell>
          <table:table-cell table:formula="of:=MID([.C62];5;4)" office:value-type="string" office:string-value="2021" calcext:value-type="string">
            <text:p>2021</text:p>
          </table:table-cell>
          <table:table-cell table:formula="of:=MID([.C62];9;2)" office:value-type="string" office:string-value="07" calcext:value-type="string">
            <text:p>07</text:p>
          </table:table-cell>
          <table:table-cell table:formula="of:=MID([.C62];11;2)" office:value-type="string" office:string-value="05" calcext:value-type="string">
            <text:p>05</text:p>
          </table:table-cell>
          <table:table-cell table:formula="of:=MID([.C62];14;2)" office:value-type="string" office:string-value="00" calcext:value-type="string">
            <text:p>00</text:p>
          </table:table-cell>
          <table:table-cell table:formula="of:=MID([.C62];16;2)" office:value-type="string" office:string-value="26" calcext:value-type="string">
            <text:p>26</text:p>
          </table:table-cell>
          <table:table-cell table:formula="of:=MID([.C62];18;2)" office:value-type="string" office:string-value="39" calcext:value-type="string">
            <text:p>39</text:p>
          </table:table-cell>
          <table:table-cell table:formula="of:=DATE([.D62];[.E62];[.F62])+TIME([.G62];[.H62];[.I62])" office:value-type="date" office:date-value="2021-07-05T00:26:39" calcext:value-type="date">
            <text:p>05/07/21 00:26:39</text:p>
          </table:table-cell>
          <table:table-cell table:formula="of:=IF([.C62]&lt;&gt;&quot;&quot;;CONCATENATE(&quot;mogrify -rotate &quot;;ROUND([.N62];3);&quot; -background black &quot;;[.C62]);&quot;&quot;)" office:value-type="string" office:string-value="mogrify -rotate -30.013 -background black IMG_20210705_002639045.jpg" calcext:value-type="string">
            <text:p>mogrify -rotate -30.013 -background black IMG_20210705_002639045.jpg</text:p>
          </table:table-cell>
          <table:table-cell table:formula="of:=IF([.C62]&lt;&gt;&quot;&quot;;CONCATENATE(&quot;mogrify -crop &quot;;ROUND([.B$22]);&quot;x&quot;;ROUND([.B$23]);&quot;+&quot;;ROUND([.B$30]+[.B$33]-[.AL62]);&quot;+&quot;;ROUND([.B$31]+[.B$34]-[.AM62]);&quot; &quot;;[.C62]);&quot;&quot;)" office:value-type="string" office:string-value="mogrify -crop 2538x1941+1406+1249 IMG_20210705_002639045.jpg" calcext:value-type="string">
            <text:p>mogrify -crop 2538x1941+1406+1249 IMG_20210705_002639045.jpg</text:p>
          </table:table-cell>
          <table:table-cell/>
          <table:table-cell table:formula="of:=IF([.C62]&lt;&gt;&quot;&quot;;([.J62]-[.J$3])*360*[.B$35];0)" office:value-type="float" office:value="-30.0125000011758" calcext:value-type="float">
            <text:p>-30.0125000011758</text:p>
          </table:table-cell>
          <table:table-cell table:formula="of:=[.N62]/180*PI()" office:value-type="float" office:value="-0.52381694177532" calcext:value-type="float">
            <text:p>-0.52381694177532</text:p>
          </table:table-cell>
          <table:table-cell table:formula="of:=COS([.$O62])*([.P$3]-[.B$14])-SIN([.$O62])*([.Q$3]-[.B$15])" office:value-type="float" office:value="-178.023473642688" calcext:value-type="float">
            <text:p>-178.023473642688</text:p>
          </table:table-cell>
          <table:table-cell table:formula="of:=SIN([.$O62])*([.P$3]-[.B$14])+COS([.$O62])*([.Q$3]-[.B$15])" office:value-type="float" office:value="391.545198964553" calcext:value-type="float">
            <text:p>391.545198964553</text:p>
          </table:table-cell>
          <table:table-cell table:formula="of:=COS([.$O62])*([.R$3]-[.B$14])-SIN([.$O62])*([.S$3]-[.B$15])" office:value-type="float" office:value="256.140513735518" calcext:value-type="float">
            <text:p>256.140513735518</text:p>
          </table:table-cell>
          <table:table-cell table:formula="of:=SIN([.$O62])*([.R$3]-[.B$14])+COS([.$O62])*([.S$3]-[.B$15])" office:value-type="float" office:value="1143.16054743999" calcext:value-type="float">
            <text:p>1143.16054743999</text:p>
          </table:table-cell>
          <table:table-cell table:formula="of:=COS([.$O62])*([.T$3]-[.B$14])-SIN([.$O62])*([.U$3]-[.B$15])" office:value-type="float" office:value="822.975769257784" calcext:value-type="float">
            <text:p>822.975769257784</text:p>
          </table:table-cell>
          <table:table-cell table:formula="of:=SIN([.$O62])*([.T$3]-[.B$14])+COS([.$O62])*([.U$3]-[.B$15])" office:value-type="float" office:value="-186.673198972319" calcext:value-type="float">
            <text:p>-186.673198972319</text:p>
          </table:table-cell>
          <table:table-cell table:formula="of:=COS([.$O62])*([.V$3]-[.B$14])-SIN([.$O62])*([.W$3]-[.B$15])" office:value-type="float" office:value="1257.13975663599" calcext:value-type="float">
            <text:p>1257.13975663599</text:p>
          </table:table-cell>
          <table:table-cell table:formula="of:=SIN([.$O62])*([.V$3]-[.B$14])+COS([.$O62])*([.W$3]-[.B$15])" office:value-type="float" office:value="564.942149503121" calcext:value-type="float">
            <text:p>564.942149503121</text:p>
          </table:table-cell>
          <table:table-cell table:formula="of:=COS([.$O62])*([.X$3]-[.B$12]/2)-SIN([.$O62])*([.Y$3]-[.B$13]/2)" office:value-type="float" office:value="-717.581615139338" calcext:value-type="float">
            <text:p>-717.581615139338</text:p>
          </table:table-cell>
          <table:table-cell table:formula="of:=SIN([.$O62])*([.X$3]-[.B$12]/2)+COS([.$O62])*([.Y$3]-[.B$13]/2)" office:value-type="float" office:value="-86.698475269284" calcext:value-type="float">
            <text:p>-86.698475269284</text:p>
          </table:table-cell>
          <table:table-cell table:formula="of:=COS([.$O62])*([.Z$3]-[.B$12]/2)-SIN([.$O62])*([.AA$3]-[.B$13]/2)" office:value-type="float" office:value="-283.417627761133" calcext:value-type="float">
            <text:p>-283.417627761133</text:p>
          </table:table-cell>
          <table:table-cell table:formula="of:=SIN([.$O62])*([.Z$3]-[.B$12]/2)+COS([.$O62])*([.AA$3]-[.B$13]/2)" office:value-type="float" office:value="664.916873206156" calcext:value-type="float">
            <text:p>664.916873206156</text:p>
          </table:table-cell>
          <table:table-cell table:formula="of:=COS([.$O62])*([.AB$3]-[.B$12]/2)-SIN([.$O62])*([.AC$3]-[.B$13]/2)" office:value-type="float" office:value="283.417627761133" calcext:value-type="float">
            <text:p>283.417627761133</text:p>
          </table:table-cell>
          <table:table-cell table:formula="of:=SIN([.$O62])*([.AB$3]-[.B$12]/2)+COS([.$O62])*([.AC$3]-[.B$13]/2)" office:value-type="float" office:value="-664.916873206156" calcext:value-type="float">
            <text:p>-664.916873206156</text:p>
          </table:table-cell>
          <table:table-cell table:formula="of:=COS([.$O62])*([.AD$3]-[.B$12]/2)-SIN([.$O62])*([.AE$3]-[.B$13]/2)" office:value-type="float" office:value="717.581615139338" calcext:value-type="float">
            <text:p>717.581615139338</text:p>
          </table:table-cell>
          <table:table-cell table:formula="of:=SIN([.$O62])*([.AD$3]-[.B$12]/2)+COS([.$O62])*([.AE$3]-[.B$13]/2)" office:value-type="float" office:value="86.698475269284" calcext:value-type="float">
            <text:p>86.698475269284</text:p>
          </table:table-cell>
          <table:table-cell table:formula="of:=COS([.$O62])*([.AF$3]-[.B$12]/2)-SIN([.$O62])*([.AG$3]-[.B$13]/2)" office:value-type="float" office:value="-539.558141496651" calcext:value-type="float">
            <text:p>-539.558141496651</text:p>
          </table:table-cell>
          <table:table-cell table:formula="of:=SIN([.$O62])*([.AF$3]-[.B$12]/2)+COS([.$O62])*([.AG$3]-[.B$13]/2)" office:value-type="float" office:value="-478.243674233837" calcext:value-type="float">
            <text:p>-478.243674233837</text:p>
          </table:table-cell>
          <table:table-cell table:formula="of:=MIN([.X62];[.Z62];[.AB62];[.AD62])" office:value-type="float" office:value="-717.581615139338" calcext:value-type="float">
            <text:p>-717.581615139338</text:p>
          </table:table-cell>
          <table:table-cell table:formula="of:=MIN([.Y62];[.AA62];[.AC62];[.AE62])" office:value-type="float" office:value="-664.916873206156" calcext:value-type="float">
            <text:p>-664.916873206156</text:p>
          </table:table-cell>
          <table:table-cell table:formula="of:=[.AF62]-[.$AH62]" office:value-type="float" office:value="178.023473642688" calcext:value-type="float">
            <text:p>178.023473642688</text:p>
          </table:table-cell>
          <table:table-cell table:formula="of:=[.AG62]-[.$AI62]" office:value-type="float" office:value="186.673198972319" calcext:value-type="float">
            <text:p>186.673198972319</text:p>
          </table:table-cell>
          <table:table-cell table:formula="of:=[.AF$3]-[.AJ62]" office:value-type="float" office:value="171.976526357312" calcext:value-type="float">
            <text:p>171.976526357312</text:p>
          </table:table-cell>
          <table:table-cell table:formula="of:=[.AG$3]-[.AK62]" office:value-type="float" office:value="-436.673198972319" calcext:value-type="float">
            <text:p>-436.673198972319</text:p>
          </table:table-cell>
          <table:table-cell table:number-columns-repeated="985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MG_20210705_002839093.jpg</text:p>
          </table:table-cell>
          <table:table-cell table:formula="of:=MID([.C63];5;4)" office:value-type="string" office:string-value="2021" calcext:value-type="string">
            <text:p>2021</text:p>
          </table:table-cell>
          <table:table-cell table:formula="of:=MID([.C63];9;2)" office:value-type="string" office:string-value="07" calcext:value-type="string">
            <text:p>07</text:p>
          </table:table-cell>
          <table:table-cell table:formula="of:=MID([.C63];11;2)" office:value-type="string" office:string-value="05" calcext:value-type="string">
            <text:p>05</text:p>
          </table:table-cell>
          <table:table-cell table:formula="of:=MID([.C63];14;2)" office:value-type="string" office:string-value="00" calcext:value-type="string">
            <text:p>00</text:p>
          </table:table-cell>
          <table:table-cell table:formula="of:=MID([.C63];16;2)" office:value-type="string" office:string-value="28" calcext:value-type="string">
            <text:p>28</text:p>
          </table:table-cell>
          <table:table-cell table:formula="of:=MID([.C63];18;2)" office:value-type="string" office:string-value="39" calcext:value-type="string">
            <text:p>39</text:p>
          </table:table-cell>
          <table:table-cell table:formula="of:=DATE([.D63];[.E63];[.F63])+TIME([.G63];[.H63];[.I63])" office:value-type="date" office:date-value="2021-07-05T00:28:39" calcext:value-type="date">
            <text:p>05/07/21 00:28:39</text:p>
          </table:table-cell>
          <table:table-cell table:formula="of:=IF([.C63]&lt;&gt;&quot;&quot;;CONCATENATE(&quot;mogrify -rotate &quot;;ROUND([.N63];3);&quot; -background black &quot;;[.C63]);&quot;&quot;)" office:value-type="string" office:string-value="mogrify -rotate -29.512 -background black IMG_20210705_002839093.jpg" calcext:value-type="string">
            <text:p>mogrify -rotate -29.512 -background black IMG_20210705_002839093.jpg</text:p>
          </table:table-cell>
          <table:table-cell table:formula="of:=IF([.C63]&lt;&gt;&quot;&quot;;CONCATENATE(&quot;mogrify -crop &quot;;ROUND([.B$22]);&quot;x&quot;;ROUND([.B$23]);&quot;+&quot;;ROUND([.B$30]+[.B$33]-[.AL63]);&quot;+&quot;;ROUND([.B$31]+[.B$34]-[.AM63]);&quot; &quot;;[.C63]);&quot;&quot;)" office:value-type="string" office:string-value="mogrify -crop 2538x1941+1410+1242 IMG_20210705_002839093.jpg" calcext:value-type="string">
            <text:p>mogrify -crop 2538x1941+1410+1242 IMG_20210705_002839093.jpg</text:p>
          </table:table-cell>
          <table:table-cell/>
          <table:table-cell table:formula="of:=IF([.C63]&lt;&gt;&quot;&quot;;([.J63]-[.J$3])*360*[.B$35];0)" office:value-type="float" office:value="-29.512499999546" calcext:value-type="float">
            <text:p>-29.512499999546</text:p>
          </table:table-cell>
          <table:table-cell table:formula="of:=[.N63]/180*PI()" office:value-type="float" office:value="-0.515090295486902" calcext:value-type="float">
            <text:p>-0.515090295486902</text:p>
          </table:table-cell>
          <table:table-cell table:formula="of:=COS([.$O63])*([.P$3]-[.B$14])-SIN([.$O63])*([.Q$3]-[.B$15])" office:value-type="float" office:value="-181.433528143381" calcext:value-type="float">
            <text:p>-181.433528143381</text:p>
          </table:table-cell>
          <table:table-cell table:formula="of:=SIN([.$O63])*([.P$3]-[.B$14])+COS([.$O63])*([.Q$3]-[.B$15])" office:value-type="float" office:value="389.97676195569" calcext:value-type="float">
            <text:p>389.97676195569</text:p>
          </table:table-cell>
          <table:table-cell table:formula="of:=COS([.$O63])*([.R$3]-[.B$14])-SIN([.$O63])*([.S$3]-[.B$15])" office:value-type="float" office:value="246.154929559457" calcext:value-type="float">
            <text:p>246.154929559457</text:p>
          </table:table-cell>
          <table:table-cell table:formula="of:=SIN([.$O63])*([.R$3]-[.B$14])+COS([.$O63])*([.S$3]-[.B$15])" office:value-type="float" office:value="1145.35223868187" calcext:value-type="float">
            <text:p>1145.35223868187</text:p>
          </table:table-cell>
          <table:table-cell table:formula="of:=COS([.$O63])*([.T$3]-[.B$14])-SIN([.$O63])*([.U$3]-[.B$15])" office:value-type="float" office:value="824.573443164762" calcext:value-type="float">
            <text:p>824.573443164762</text:p>
          </table:table-cell>
          <table:table-cell table:formula="of:=SIN([.$O63])*([.T$3]-[.B$14])+COS([.$O63])*([.U$3]-[.B$15])" office:value-type="float" office:value="-179.484363740716" calcext:value-type="float">
            <text:p>-179.484363740716</text:p>
          </table:table-cell>
          <table:table-cell table:formula="of:=COS([.$O63])*([.V$3]-[.B$14])-SIN([.$O63])*([.W$3]-[.B$15])" office:value-type="float" office:value="1252.1619008676" calcext:value-type="float">
            <text:p>1252.1619008676</text:p>
          </table:table-cell>
          <table:table-cell table:formula="of:=SIN([.$O63])*([.V$3]-[.B$14])+COS([.$O63])*([.W$3]-[.B$15])" office:value-type="float" office:value="575.891112985467" calcext:value-type="float">
            <text:p>575.891112985467</text:p>
          </table:table-cell>
          <table:table-cell table:formula="of:=COS([.$O63])*([.X$3]-[.B$12]/2)-SIN([.$O63])*([.Y$3]-[.B$13]/2)" office:value-type="float" office:value="-716.79771450549" calcext:value-type="float">
            <text:p>-716.79771450549</text:p>
          </table:table-cell>
          <table:table-cell table:formula="of:=SIN([.$O63])*([.X$3]-[.B$12]/2)+COS([.$O63])*([.Y$3]-[.B$13]/2)" office:value-type="float" office:value="-92.9571755148885" calcext:value-type="float">
            <text:p>-92.9571755148885</text:p>
          </table:table-cell>
          <table:table-cell table:formula="of:=COS([.$O63])*([.Z$3]-[.B$12]/2)-SIN([.$O63])*([.AA$3]-[.B$13]/2)" office:value-type="float" office:value="-289.209256802652" calcext:value-type="float">
            <text:p>-289.209256802652</text:p>
          </table:table-cell>
          <table:table-cell table:formula="of:=SIN([.$O63])*([.Z$3]-[.B$12]/2)+COS([.$O63])*([.AA$3]-[.B$13]/2)" office:value-type="float" office:value="662.418301211295" calcext:value-type="float">
            <text:p>662.418301211295</text:p>
          </table:table-cell>
          <table:table-cell table:formula="of:=COS([.$O63])*([.AB$3]-[.B$12]/2)-SIN([.$O63])*([.AC$3]-[.B$13]/2)" office:value-type="float" office:value="289.209256802652" calcext:value-type="float">
            <text:p>289.209256802652</text:p>
          </table:table-cell>
          <table:table-cell table:formula="of:=SIN([.$O63])*([.AB$3]-[.B$12]/2)+COS([.$O63])*([.AC$3]-[.B$13]/2)" office:value-type="float" office:value="-662.418301211295" calcext:value-type="float">
            <text:p>-662.418301211295</text:p>
          </table:table-cell>
          <table:table-cell table:formula="of:=COS([.$O63])*([.AD$3]-[.B$12]/2)-SIN([.$O63])*([.AE$3]-[.B$13]/2)" office:value-type="float" office:value="716.79771450549" calcext:value-type="float">
            <text:p>716.79771450549</text:p>
          </table:table-cell>
          <table:table-cell table:formula="of:=SIN([.$O63])*([.AD$3]-[.B$12]/2)+COS([.$O63])*([.AE$3]-[.B$13]/2)" office:value-type="float" office:value="92.9571755148885" calcext:value-type="float">
            <text:p>92.9571755148885</text:p>
          </table:table-cell>
          <table:table-cell table:formula="of:=COS([.$O63])*([.AF$3]-[.B$12]/2)-SIN([.$O63])*([.AG$3]-[.B$13]/2)" office:value-type="float" office:value="-535.364186362109" calcext:value-type="float">
            <text:p>-535.364186362109</text:p>
          </table:table-cell>
          <table:table-cell table:formula="of:=SIN([.$O63])*([.AF$3]-[.B$12]/2)+COS([.$O63])*([.AG$3]-[.B$13]/2)" office:value-type="float" office:value="-482.933937470579" calcext:value-type="float">
            <text:p>-482.933937470579</text:p>
          </table:table-cell>
          <table:table-cell table:formula="of:=MIN([.X63];[.Z63];[.AB63];[.AD63])" office:value-type="float" office:value="-716.79771450549" calcext:value-type="float">
            <text:p>-716.79771450549</text:p>
          </table:table-cell>
          <table:table-cell table:formula="of:=MIN([.Y63];[.AA63];[.AC63];[.AE63])" office:value-type="float" office:value="-662.418301211295" calcext:value-type="float">
            <text:p>-662.418301211295</text:p>
          </table:table-cell>
          <table:table-cell table:formula="of:=[.AF63]-[.$AH63]" office:value-type="float" office:value="181.433528143381" calcext:value-type="float">
            <text:p>181.433528143381</text:p>
          </table:table-cell>
          <table:table-cell table:formula="of:=[.AG63]-[.$AI63]" office:value-type="float" office:value="179.484363740716" calcext:value-type="float">
            <text:p>179.484363740716</text:p>
          </table:table-cell>
          <table:table-cell table:formula="of:=[.AF$3]-[.AJ63]" office:value-type="float" office:value="168.566471856619" calcext:value-type="float">
            <text:p>168.566471856619</text:p>
          </table:table-cell>
          <table:table-cell table:formula="of:=[.AG$3]-[.AK63]" office:value-type="float" office:value="-429.484363740716" calcext:value-type="float">
            <text:p>-429.484363740716</text:p>
          </table:table-cell>
          <table:table-cell table:number-columns-repeated="985"/>
        </table:table-row>
        <table:table-row table:style-name="ro1">
          <table:table-cell office:value-type="float" office:value="2350" calcext:value-type="float">
            <text:p>2350</text:p>
          </table:table-cell>
          <table:table-cell/>
          <table:table-cell office:value-type="string" calcext:value-type="string">
            <text:p>IMG_20210705_003039176.jpg</text:p>
          </table:table-cell>
          <table:table-cell table:formula="of:=MID([.C64];5;4)" office:value-type="string" office:string-value="2021" calcext:value-type="string">
            <text:p>2021</text:p>
          </table:table-cell>
          <table:table-cell table:formula="of:=MID([.C64];9;2)" office:value-type="string" office:string-value="07" calcext:value-type="string">
            <text:p>07</text:p>
          </table:table-cell>
          <table:table-cell table:formula="of:=MID([.C64];11;2)" office:value-type="string" office:string-value="05" calcext:value-type="string">
            <text:p>05</text:p>
          </table:table-cell>
          <table:table-cell table:formula="of:=MID([.C64];14;2)" office:value-type="string" office:string-value="00" calcext:value-type="string">
            <text:p>00</text:p>
          </table:table-cell>
          <table:table-cell table:formula="of:=MID([.C64];16;2)" office:value-type="string" office:string-value="30" calcext:value-type="string">
            <text:p>30</text:p>
          </table:table-cell>
          <table:table-cell table:formula="of:=MID([.C64];18;2)" office:value-type="string" office:string-value="39" calcext:value-type="string">
            <text:p>39</text:p>
          </table:table-cell>
          <table:table-cell table:formula="of:=DATE([.D64];[.E64];[.F64])+TIME([.G64];[.H64];[.I64])" office:value-type="date" office:date-value="2021-07-05T00:30:39" calcext:value-type="date">
            <text:p>05/07/21 00:30:39</text:p>
          </table:table-cell>
          <table:table-cell table:formula="of:=IF([.C64]&lt;&gt;&quot;&quot;;CONCATENATE(&quot;mogrify -rotate &quot;;ROUND([.N64];3);&quot; -background black &quot;;[.C64]);&quot;&quot;)" office:value-type="string" office:string-value="mogrify -rotate -29.013 -background black IMG_20210705_003039176.jpg" calcext:value-type="string">
            <text:p>mogrify -rotate -29.013 -background black IMG_20210705_003039176.jpg</text:p>
          </table:table-cell>
          <table:table-cell table:formula="of:=IF([.C64]&lt;&gt;&quot;&quot;;CONCATENATE(&quot;mogrify -crop &quot;;ROUND([.B$22]);&quot;x&quot;;ROUND([.B$23]);&quot;+&quot;;ROUND([.B$30]+[.B$33]-[.AL64]);&quot;+&quot;;ROUND([.B$31]+[.B$34]-[.AM64]);&quot; &quot;;[.C64]);&quot;&quot;)" office:value-type="string" office:string-value="mogrify -crop 2538x1941+1413+1235 IMG_20210705_003039176.jpg" calcext:value-type="string">
            <text:p>mogrify -crop 2538x1941+1413+1235 IMG_20210705_003039176.jpg</text:p>
          </table:table-cell>
          <table:table-cell/>
          <table:table-cell table:formula="of:=IF([.C64]&lt;&gt;&quot;&quot;;([.J64]-[.J$3])*360*[.B$35];0)" office:value-type="float" office:value="-29.0125000005355" calcext:value-type="float">
            <text:p>-29.0125000005355</text:p>
          </table:table-cell>
          <table:table-cell table:formula="of:=[.N64]/180*PI()" office:value-type="float" office:value="-0.506363649244201" calcext:value-type="float">
            <text:p>-0.506363649244201</text:p>
          </table:table-cell>
          <table:table-cell table:formula="of:=COS([.$O64])*([.P$3]-[.B$14])-SIN([.$O64])*([.Q$3]-[.B$15])" office:value-type="float" office:value="-184.829765760612" calcext:value-type="float">
            <text:p>-184.829765760612</text:p>
          </table:table-cell>
          <table:table-cell table:formula="of:=SIN([.$O64])*([.P$3]-[.B$14])+COS([.$O64])*([.Q$3]-[.B$15])" office:value-type="float" office:value="388.378626714804" calcext:value-type="float">
            <text:p>388.378626714804</text:p>
          </table:table-cell>
          <table:table-cell table:formula="of:=COS([.$O64])*([.R$3]-[.B$14])-SIN([.$O64])*([.S$3]-[.B$15])" office:value-type="float" office:value="236.150599784818" calcext:value-type="float">
            <text:p>236.150599784818</text:p>
          </table:table-cell>
          <table:table-cell table:formula="of:=SIN([.$O64])*([.R$3]-[.B$14])+COS([.$O64])*([.S$3]-[.B$15])" office:value-type="float" office:value="1147.456706905" calcext:value-type="float">
            <text:p>1147.456706905</text:p>
          </table:table-cell>
          <table:table-cell table:formula="of:=COS([.$O64])*([.T$3]-[.B$14])-SIN([.$O64])*([.U$3]-[.B$15])" office:value-type="float" office:value="826.108322603291" calcext:value-type="float">
            <text:p>826.108322603291</text:p>
          </table:table-cell>
          <table:table-cell table:formula="of:=SIN([.$O64])*([.T$3]-[.B$14])+COS([.$O64])*([.U$3]-[.B$15])" office:value-type="float" office:value="-172.281860117589" calcext:value-type="float">
            <text:p>-172.281860117589</text:p>
          </table:table-cell>
          <table:table-cell table:formula="of:=COS([.$O64])*([.V$3]-[.B$14])-SIN([.$O64])*([.W$3]-[.B$15])" office:value-type="float" office:value="1247.08868814872" calcext:value-type="float">
            <text:p>1247.08868814872</text:p>
          </table:table-cell>
          <table:table-cell table:formula="of:=SIN([.$O64])*([.V$3]-[.B$14])+COS([.$O64])*([.W$3]-[.B$15])" office:value-type="float" office:value="586.796220072608" calcext:value-type="float">
            <text:p>586.796220072608</text:p>
          </table:table-cell>
          <table:table-cell table:formula="of:=COS([.$O64])*([.X$3]-[.B$12]/2)-SIN([.$O64])*([.Y$3]-[.B$13]/2)" office:value-type="float" office:value="-715.959226954667" calcext:value-type="float">
            <text:p>-715.959226954667</text:p>
          </table:table-cell>
          <table:table-cell table:formula="of:=SIN([.$O64])*([.X$3]-[.B$12]/2)+COS([.$O64])*([.Y$3]-[.B$13]/2)" office:value-type="float" office:value="-99.2087966789021" calcext:value-type="float">
            <text:p>-99.2087966789021</text:p>
          </table:table-cell>
          <table:table-cell table:formula="of:=COS([.$O64])*([.Z$3]-[.B$12]/2)-SIN([.$O64])*([.AA$3]-[.B$13]/2)" office:value-type="float" office:value="-294.978861409237" calcext:value-type="float">
            <text:p>-294.978861409237</text:p>
          </table:table-cell>
          <table:table-cell table:formula="of:=SIN([.$O64])*([.Z$3]-[.B$12]/2)+COS([.$O64])*([.AA$3]-[.B$13]/2)" office:value-type="float" office:value="659.869283511295" calcext:value-type="float">
            <text:p>659.869283511295</text:p>
          </table:table-cell>
          <table:table-cell table:formula="of:=COS([.$O64])*([.AB$3]-[.B$12]/2)-SIN([.$O64])*([.AC$3]-[.B$13]/2)" office:value-type="float" office:value="294.978861409237" calcext:value-type="float">
            <text:p>294.978861409237</text:p>
          </table:table-cell>
          <table:table-cell table:formula="of:=SIN([.$O64])*([.AB$3]-[.B$12]/2)+COS([.$O64])*([.AC$3]-[.B$13]/2)" office:value-type="float" office:value="-659.869283511295" calcext:value-type="float">
            <text:p>-659.869283511295</text:p>
          </table:table-cell>
          <table:table-cell table:formula="of:=COS([.$O64])*([.AD$3]-[.B$12]/2)-SIN([.$O64])*([.AE$3]-[.B$13]/2)" office:value-type="float" office:value="715.959226954667" calcext:value-type="float">
            <text:p>715.959226954667</text:p>
          </table:table-cell>
          <table:table-cell table:formula="of:=SIN([.$O64])*([.AD$3]-[.B$12]/2)+COS([.$O64])*([.AE$3]-[.B$13]/2)" office:value-type="float" office:value="99.2087966789021" calcext:value-type="float">
            <text:p>99.2087966789021</text:p>
          </table:table-cell>
          <table:table-cell table:formula="of:=COS([.$O64])*([.AF$3]-[.B$12]/2)-SIN([.$O64])*([.AG$3]-[.B$13]/2)" office:value-type="float" office:value="-531.129461194055" calcext:value-type="float">
            <text:p>-531.129461194055</text:p>
          </table:table-cell>
          <table:table-cell table:formula="of:=SIN([.$O64])*([.AF$3]-[.B$12]/2)+COS([.$O64])*([.AG$3]-[.B$13]/2)" office:value-type="float" office:value="-487.587423393706" calcext:value-type="float">
            <text:p>-487.587423393706</text:p>
          </table:table-cell>
          <table:table-cell table:formula="of:=MIN([.X64];[.Z64];[.AB64];[.AD64])" office:value-type="float" office:value="-715.959226954667" calcext:value-type="float">
            <text:p>-715.959226954667</text:p>
          </table:table-cell>
          <table:table-cell table:formula="of:=MIN([.Y64];[.AA64];[.AC64];[.AE64])" office:value-type="float" office:value="-659.869283511295" calcext:value-type="float">
            <text:p>-659.869283511295</text:p>
          </table:table-cell>
          <table:table-cell table:formula="of:=[.AF64]-[.$AH64]" office:value-type="float" office:value="184.829765760612" calcext:value-type="float">
            <text:p>184.829765760612</text:p>
          </table:table-cell>
          <table:table-cell table:formula="of:=[.AG64]-[.$AI64]" office:value-type="float" office:value="172.281860117589" calcext:value-type="float">
            <text:p>172.281860117589</text:p>
          </table:table-cell>
          <table:table-cell table:formula="of:=[.AF$3]-[.AJ64]" office:value-type="float" office:value="165.170234239388" calcext:value-type="float">
            <text:p>165.170234239388</text:p>
          </table:table-cell>
          <table:table-cell table:formula="of:=[.AG$3]-[.AK64]" office:value-type="float" office:value="-422.281860117589" calcext:value-type="float">
            <text:p>-422.281860117589</text:p>
          </table:table-cell>
          <table:table-cell table:number-columns-repeated="985"/>
        </table:table-row>
        <table:table-row table:style-name="ro1">
          <table:table-cell office:value-type="float" office:value="3650" calcext:value-type="float">
            <text:p>3650</text:p>
          </table:table-cell>
          <table:table-cell/>
          <table:table-cell office:value-type="string" calcext:value-type="string">
            <text:p>IMG_20210705_003239230.jpg</text:p>
          </table:table-cell>
          <table:table-cell table:formula="of:=MID([.C65];5;4)" office:value-type="string" office:string-value="2021" calcext:value-type="string">
            <text:p>2021</text:p>
          </table:table-cell>
          <table:table-cell table:formula="of:=MID([.C65];9;2)" office:value-type="string" office:string-value="07" calcext:value-type="string">
            <text:p>07</text:p>
          </table:table-cell>
          <table:table-cell table:formula="of:=MID([.C65];11;2)" office:value-type="string" office:string-value="05" calcext:value-type="string">
            <text:p>05</text:p>
          </table:table-cell>
          <table:table-cell table:formula="of:=MID([.C65];14;2)" office:value-type="string" office:string-value="00" calcext:value-type="string">
            <text:p>00</text:p>
          </table:table-cell>
          <table:table-cell table:formula="of:=MID([.C65];16;2)" office:value-type="string" office:string-value="32" calcext:value-type="string">
            <text:p>32</text:p>
          </table:table-cell>
          <table:table-cell table:formula="of:=MID([.C65];18;2)" office:value-type="string" office:string-value="39" calcext:value-type="string">
            <text:p>39</text:p>
          </table:table-cell>
          <table:table-cell table:formula="of:=DATE([.D65];[.E65];[.F65])+TIME([.G65];[.H65];[.I65])" office:value-type="date" office:date-value="2021-07-05T00:32:39" calcext:value-type="date">
            <text:p>05/07/21 00:32:39</text:p>
          </table:table-cell>
          <table:table-cell table:formula="of:=IF([.C65]&lt;&gt;&quot;&quot;;CONCATENATE(&quot;mogrify -rotate &quot;;ROUND([.N65];3);&quot; -background black &quot;;[.C65]);&quot;&quot;)" office:value-type="string" office:string-value="mogrify -rotate -28.512 -background black IMG_20210705_003239230.jpg" calcext:value-type="string">
            <text:p>mogrify -rotate -28.512 -background black IMG_20210705_003239230.jpg</text:p>
          </table:table-cell>
          <table:table-cell table:formula="of:=IF([.C65]&lt;&gt;&quot;&quot;;CONCATENATE(&quot;mogrify -crop &quot;;ROUND([.B$22]);&quot;x&quot;;ROUND([.B$23]);&quot;+&quot;;ROUND([.B$30]+[.B$33]-[.AL65]);&quot;+&quot;;ROUND([.B$31]+[.B$34]-[.AM65]);&quot; &quot;;[.C65]);&quot;&quot;)" office:value-type="string" office:string-value="mogrify -crop 2538x1941+1417+1228 IMG_20210705_003239230.jpg" calcext:value-type="string">
            <text:p>mogrify -crop 2538x1941+1417+1228 IMG_20210705_003239230.jpg</text:p>
          </table:table-cell>
          <table:table-cell/>
          <table:table-cell table:formula="of:=IF([.C65]&lt;&gt;&quot;&quot;;([.J65]-[.J$3])*360*[.B$35];0)" office:value-type="float" office:value="-28.5124999989057" calcext:value-type="float">
            <text:p>-28.5124999989057</text:p>
          </table:table-cell>
          <table:table-cell table:formula="of:=[.N65]/180*PI()" office:value-type="float" office:value="-0.497637002955784" calcext:value-type="float">
            <text:p>-0.497637002955784</text:p>
          </table:table-cell>
          <table:table-cell table:formula="of:=COS([.$O65])*([.P$3]-[.B$14])-SIN([.$O65])*([.Q$3]-[.B$15])" office:value-type="float" office:value="-188.21192789332" calcext:value-type="float">
            <text:p>-188.21192789332</text:p>
          </table:table-cell>
          <table:table-cell table:formula="of:=SIN([.$O65])*([.P$3]-[.B$14])+COS([.$O65])*([.Q$3]-[.B$15])" office:value-type="float" office:value="386.750914929338" calcext:value-type="float">
            <text:p>386.750914929338</text:p>
          </table:table-cell>
          <table:table-cell table:formula="of:=COS([.$O65])*([.R$3]-[.B$14])-SIN([.$O65])*([.S$3]-[.B$15])" office:value-type="float" office:value="226.128286175233" calcext:value-type="float">
            <text:p>226.128286175233</text:p>
          </table:table-cell>
          <table:table-cell table:formula="of:=SIN([.$O65])*([.R$3]-[.B$14])+COS([.$O65])*([.S$3]-[.B$15])" office:value-type="float" office:value="1149.47379186802" calcext:value-type="float">
            <text:p>1149.47379186802</text:p>
          </table:table-cell>
          <table:table-cell table:formula="of:=COS([.$O65])*([.T$3]-[.B$14])-SIN([.$O65])*([.U$3]-[.B$15])" office:value-type="float" office:value="827.580290702441" calcext:value-type="float">
            <text:p>827.580290702441</text:p>
          </table:table-cell>
          <table:table-cell table:formula="of:=SIN([.$O65])*([.T$3]-[.B$14])+COS([.$O65])*([.U$3]-[.B$15])" office:value-type="float" office:value="-165.066236526016" calcext:value-type="float">
            <text:p>-165.066236526016</text:p>
          </table:table-cell>
          <table:table-cell table:formula="of:=COS([.$O65])*([.V$3]-[.B$14])-SIN([.$O65])*([.W$3]-[.B$15])" office:value-type="float" office:value="1241.92050477099" calcext:value-type="float">
            <text:p>1241.92050477099</text:p>
          </table:table-cell>
          <table:table-cell table:formula="of:=SIN([.$O65])*([.V$3]-[.B$14])+COS([.$O65])*([.W$3]-[.B$15])" office:value-type="float" office:value="597.65664041267" calcext:value-type="float">
            <text:p>597.65664041267</text:p>
          </table:table-cell>
          <table:table-cell table:formula="of:=COS([.$O65])*([.X$3]-[.B$12]/2)-SIN([.$O65])*([.Y$3]-[.B$13]/2)" office:value-type="float" office:value="-715.066216332157" calcext:value-type="float">
            <text:p>-715.066216332157</text:p>
          </table:table-cell>
          <table:table-cell table:formula="of:=SIN([.$O65])*([.X$3]-[.B$12]/2)+COS([.$O65])*([.Y$3]-[.B$13]/2)" office:value-type="float" office:value="-105.452862741666" calcext:value-type="float">
            <text:p>-105.452862741666</text:p>
          </table:table-cell>
          <table:table-cell table:formula="of:=COS([.$O65])*([.Z$3]-[.B$12]/2)-SIN([.$O65])*([.AA$3]-[.B$13]/2)" office:value-type="float" office:value="-300.726002263604" calcext:value-type="float">
            <text:p>-300.726002263604</text:p>
          </table:table-cell>
          <table:table-cell table:formula="of:=SIN([.$O65])*([.Z$3]-[.B$12]/2)+COS([.$O65])*([.AA$3]-[.B$13]/2)" office:value-type="float" office:value="657.27001419702" calcext:value-type="float">
            <text:p>657.27001419702</text:p>
          </table:table-cell>
          <table:table-cell table:formula="of:=COS([.$O65])*([.AB$3]-[.B$12]/2)-SIN([.$O65])*([.AC$3]-[.B$13]/2)" office:value-type="float" office:value="300.726002263604" calcext:value-type="float">
            <text:p>300.726002263604</text:p>
          </table:table-cell>
          <table:table-cell table:formula="of:=SIN([.$O65])*([.AB$3]-[.B$12]/2)+COS([.$O65])*([.AC$3]-[.B$13]/2)" office:value-type="float" office:value="-657.27001419702" calcext:value-type="float">
            <text:p>-657.27001419702</text:p>
          </table:table-cell>
          <table:table-cell table:formula="of:=COS([.$O65])*([.AD$3]-[.B$12]/2)-SIN([.$O65])*([.AE$3]-[.B$13]/2)" office:value-type="float" office:value="715.066216332157" calcext:value-type="float">
            <text:p>715.066216332157</text:p>
          </table:table-cell>
          <table:table-cell table:formula="of:=SIN([.$O65])*([.AD$3]-[.B$12]/2)+COS([.$O65])*([.AE$3]-[.B$13]/2)" office:value-type="float" office:value="105.452862741666" calcext:value-type="float">
            <text:p>105.452862741666</text:p>
          </table:table-cell>
          <table:table-cell table:formula="of:=COS([.$O65])*([.AF$3]-[.B$12]/2)-SIN([.$O65])*([.AG$3]-[.B$13]/2)" office:value-type="float" office:value="-526.854288438837" calcext:value-type="float">
            <text:p>-526.854288438837</text:p>
          </table:table-cell>
          <table:table-cell table:formula="of:=SIN([.$O65])*([.AF$3]-[.B$12]/2)+COS([.$O65])*([.AG$3]-[.B$13]/2)" office:value-type="float" office:value="-492.203777671004" calcext:value-type="float">
            <text:p>-492.203777671004</text:p>
          </table:table-cell>
          <table:table-cell table:formula="of:=MIN([.X65];[.Z65];[.AB65];[.AD65])" office:value-type="float" office:value="-715.066216332157" calcext:value-type="float">
            <text:p>-715.066216332157</text:p>
          </table:table-cell>
          <table:table-cell table:formula="of:=MIN([.Y65];[.AA65];[.AC65];[.AE65])" office:value-type="float" office:value="-657.27001419702" calcext:value-type="float">
            <text:p>-657.27001419702</text:p>
          </table:table-cell>
          <table:table-cell table:formula="of:=[.AF65]-[.$AH65]" office:value-type="float" office:value="188.21192789332" calcext:value-type="float">
            <text:p>188.21192789332</text:p>
          </table:table-cell>
          <table:table-cell table:formula="of:=[.AG65]-[.$AI65]" office:value-type="float" office:value="165.066236526016" calcext:value-type="float">
            <text:p>165.066236526016</text:p>
          </table:table-cell>
          <table:table-cell table:formula="of:=[.AF$3]-[.AJ65]" office:value-type="float" office:value="161.78807210668" calcext:value-type="float">
            <text:p>161.78807210668</text:p>
          </table:table-cell>
          <table:table-cell table:formula="of:=[.AG$3]-[.AK65]" office:value-type="float" office:value="-415.066236526016" calcext:value-type="float">
            <text:p>-415.06623652601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3439311.jpg</text:p>
          </table:table-cell>
          <table:table-cell table:formula="of:=MID([.C66];5;4)" office:value-type="string" office:string-value="2021" calcext:value-type="string">
            <text:p>2021</text:p>
          </table:table-cell>
          <table:table-cell table:formula="of:=MID([.C66];9;2)" office:value-type="string" office:string-value="07" calcext:value-type="string">
            <text:p>07</text:p>
          </table:table-cell>
          <table:table-cell table:formula="of:=MID([.C66];11;2)" office:value-type="string" office:string-value="05" calcext:value-type="string">
            <text:p>05</text:p>
          </table:table-cell>
          <table:table-cell table:formula="of:=MID([.C66];14;2)" office:value-type="string" office:string-value="00" calcext:value-type="string">
            <text:p>00</text:p>
          </table:table-cell>
          <table:table-cell table:formula="of:=MID([.C66];16;2)" office:value-type="string" office:string-value="34" calcext:value-type="string">
            <text:p>34</text:p>
          </table:table-cell>
          <table:table-cell table:formula="of:=MID([.C66];18;2)" office:value-type="string" office:string-value="39" calcext:value-type="string">
            <text:p>39</text:p>
          </table:table-cell>
          <table:table-cell table:formula="of:=DATE([.D66];[.E66];[.F66])+TIME([.G66];[.H66];[.I66])" office:value-type="date" office:date-value="2021-07-05T00:34:39" calcext:value-type="date">
            <text:p>05/07/21 00:34:39</text:p>
          </table:table-cell>
          <table:table-cell table:formula="of:=IF([.C66]&lt;&gt;&quot;&quot;;CONCATENATE(&quot;mogrify -rotate &quot;;ROUND([.N66];3);&quot; -background black &quot;;[.C66]);&quot;&quot;)" office:value-type="string" office:string-value="mogrify -rotate -28.012 -background black IMG_20210705_003439311.jpg" calcext:value-type="string">
            <text:p>mogrify -rotate -28.012 -background black IMG_20210705_003439311.jpg</text:p>
          </table:table-cell>
          <table:table-cell table:formula="of:=IF([.C66]&lt;&gt;&quot;&quot;;CONCATENATE(&quot;mogrify -crop &quot;;ROUND([.B$22]);&quot;x&quot;;ROUND([.B$23]);&quot;+&quot;;ROUND([.B$30]+[.B$33]-[.AL66]);&quot;+&quot;;ROUND([.B$31]+[.B$34]-[.AM66]);&quot; &quot;;[.C66]);&quot;&quot;)" office:value-type="string" office:string-value="mogrify -crop 2538x1941+1420+1220 IMG_20210705_003439311.jpg" calcext:value-type="string">
            <text:p>mogrify -crop 2538x1941+1420+1220 IMG_20210705_003439311.jpg</text:p>
          </table:table-cell>
          <table:table-cell/>
          <table:table-cell table:formula="of:=IF([.C66]&lt;&gt;&quot;&quot;;([.J66]-[.J$3])*360*[.B$35];0)" office:value-type="float" office:value="-28.0124999998952" calcext:value-type="float">
            <text:p>-28.0124999998952</text:p>
          </table:table-cell>
          <table:table-cell table:formula="of:=[.N66]/180*PI()" office:value-type="float" office:value="-0.488910356713083" calcext:value-type="float">
            <text:p>-0.488910356713083</text:p>
          </table:table-cell>
          <table:table-cell table:formula="of:=COS([.$O66])*([.P$3]-[.B$14])-SIN([.$O66])*([.Q$3]-[.B$15])" office:value-type="float" office:value="-191.579756941328" calcext:value-type="float">
            <text:p>-191.579756941328</text:p>
          </table:table-cell>
          <table:table-cell table:formula="of:=SIN([.$O66])*([.P$3]-[.B$14])+COS([.$O66])*([.Q$3]-[.B$15])" office:value-type="float" office:value="385.093750572898" calcext:value-type="float">
            <text:p>385.093750572898</text:p>
          </table:table-cell>
          <table:table-cell table:formula="of:=COS([.$O66])*([.R$3]-[.B$14])-SIN([.$O66])*([.S$3]-[.B$15])" office:value-type="float" office:value="216.08875207369" calcext:value-type="float">
            <text:p>216.08875207369</text:p>
          </table:table-cell>
          <table:table-cell table:formula="of:=SIN([.$O66])*([.R$3]-[.B$14])+COS([.$O66])*([.S$3]-[.B$15])" office:value-type="float" office:value="1151.40333994098" calcext:value-type="float">
            <text:p>1151.40333994098</text:p>
          </table:table-cell>
          <table:table-cell table:formula="of:=COS([.$O66])*([.T$3]-[.B$14])-SIN([.$O66])*([.U$3]-[.B$15])" office:value-type="float" office:value="828.98923535072" calcext:value-type="float">
            <text:p>828.98923535072</text:p>
          </table:table-cell>
          <table:table-cell table:formula="of:=SIN([.$O66])*([.T$3]-[.B$14])+COS([.$O66])*([.U$3]-[.B$15])" office:value-type="float" office:value="-157.838042539268" calcext:value-type="float">
            <text:p>-157.838042539268</text:p>
          </table:table-cell>
          <table:table-cell table:formula="of:=COS([.$O66])*([.V$3]-[.B$14])-SIN([.$O66])*([.W$3]-[.B$15])" office:value-type="float" office:value="1236.65774436574" calcext:value-type="float">
            <text:p>1236.65774436574</text:p>
          </table:table-cell>
          <table:table-cell table:formula="of:=SIN([.$O66])*([.V$3]-[.B$14])+COS([.$O66])*([.W$3]-[.B$15])" office:value-type="float" office:value="608.47154682881" calcext:value-type="float">
            <text:p>608.47154682881</text:p>
          </table:table-cell>
          <table:table-cell table:formula="of:=COS([.$O66])*([.X$3]-[.B$12]/2)-SIN([.$O66])*([.Y$3]-[.B$13]/2)" office:value-type="float" office:value="-714.118750653533" calcext:value-type="float">
            <text:p>-714.118750653533</text:p>
          </table:table-cell>
          <table:table-cell table:formula="of:=SIN([.$O66])*([.X$3]-[.B$12]/2)+COS([.$O66])*([.Y$3]-[.B$13]/2)" office:value-type="float" office:value="-111.688898127956" calcext:value-type="float">
            <text:p>-111.688898127956</text:p>
          </table:table-cell>
          <table:table-cell table:formula="of:=COS([.$O66])*([.Z$3]-[.B$12]/2)-SIN([.$O66])*([.AA$3]-[.B$13]/2)" office:value-type="float" office:value="-306.450241638515" calcext:value-type="float">
            <text:p>-306.450241638515</text:p>
          </table:table-cell>
          <table:table-cell table:formula="of:=SIN([.$O66])*([.Z$3]-[.B$12]/2)+COS([.$O66])*([.AA$3]-[.B$13]/2)" office:value-type="float" office:value="654.620691240122" calcext:value-type="float">
            <text:p>654.620691240122</text:p>
          </table:table-cell>
          <table:table-cell table:formula="of:=COS([.$O66])*([.AB$3]-[.B$12]/2)-SIN([.$O66])*([.AC$3]-[.B$13]/2)" office:value-type="float" office:value="306.450241638515" calcext:value-type="float">
            <text:p>306.450241638515</text:p>
          </table:table-cell>
          <table:table-cell table:formula="of:=SIN([.$O66])*([.AB$3]-[.B$12]/2)+COS([.$O66])*([.AC$3]-[.B$13]/2)" office:value-type="float" office:value="-654.620691240122" calcext:value-type="float">
            <text:p>-654.620691240122</text:p>
          </table:table-cell>
          <table:table-cell table:formula="of:=COS([.$O66])*([.AD$3]-[.B$12]/2)-SIN([.$O66])*([.AE$3]-[.B$13]/2)" office:value-type="float" office:value="714.118750653533" calcext:value-type="float">
            <text:p>714.118750653533</text:p>
          </table:table-cell>
          <table:table-cell table:formula="of:=SIN([.$O66])*([.AD$3]-[.B$12]/2)+COS([.$O66])*([.AE$3]-[.B$13]/2)" office:value-type="float" office:value="111.688898127956" calcext:value-type="float">
            <text:p>111.688898127956</text:p>
          </table:table-cell>
          <table:table-cell table:formula="of:=COS([.$O66])*([.AF$3]-[.B$12]/2)-SIN([.$O66])*([.AG$3]-[.B$13]/2)" office:value-type="float" office:value="-522.538993712205" calcext:value-type="float">
            <text:p>-522.538993712205</text:p>
          </table:table-cell>
          <table:table-cell table:formula="of:=SIN([.$O66])*([.AF$3]-[.B$12]/2)+COS([.$O66])*([.AG$3]-[.B$13]/2)" office:value-type="float" office:value="-496.782648700854" calcext:value-type="float">
            <text:p>-496.782648700854</text:p>
          </table:table-cell>
          <table:table-cell table:formula="of:=MIN([.X66];[.Z66];[.AB66];[.AD66])" office:value-type="float" office:value="-714.118750653533" calcext:value-type="float">
            <text:p>-714.118750653533</text:p>
          </table:table-cell>
          <table:table-cell table:formula="of:=MIN([.Y66];[.AA66];[.AC66];[.AE66])" office:value-type="float" office:value="-654.620691240122" calcext:value-type="float">
            <text:p>-654.620691240122</text:p>
          </table:table-cell>
          <table:table-cell table:formula="of:=[.AF66]-[.$AH66]" office:value-type="float" office:value="191.579756941328" calcext:value-type="float">
            <text:p>191.579756941328</text:p>
          </table:table-cell>
          <table:table-cell table:formula="of:=[.AG66]-[.$AI66]" office:value-type="float" office:value="157.838042539268" calcext:value-type="float">
            <text:p>157.838042539268</text:p>
          </table:table-cell>
          <table:table-cell table:formula="of:=[.AF$3]-[.AJ66]" office:value-type="float" office:value="158.420243058672" calcext:value-type="float">
            <text:p>158.420243058672</text:p>
          </table:table-cell>
          <table:table-cell table:formula="of:=[.AG$3]-[.AK66]" office:value-type="float" office:value="-407.838042539268" calcext:value-type="float">
            <text:p>-407.83804253926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3639381.jpg</text:p>
          </table:table-cell>
          <table:table-cell table:formula="of:=MID([.C67];5;4)" office:value-type="string" office:string-value="2021" calcext:value-type="string">
            <text:p>2021</text:p>
          </table:table-cell>
          <table:table-cell table:formula="of:=MID([.C67];9;2)" office:value-type="string" office:string-value="07" calcext:value-type="string">
            <text:p>07</text:p>
          </table:table-cell>
          <table:table-cell table:formula="of:=MID([.C67];11;2)" office:value-type="string" office:string-value="05" calcext:value-type="string">
            <text:p>05</text:p>
          </table:table-cell>
          <table:table-cell table:formula="of:=MID([.C67];14;2)" office:value-type="string" office:string-value="00" calcext:value-type="string">
            <text:p>00</text:p>
          </table:table-cell>
          <table:table-cell table:formula="of:=MID([.C67];16;2)" office:value-type="string" office:string-value="36" calcext:value-type="string">
            <text:p>36</text:p>
          </table:table-cell>
          <table:table-cell table:formula="of:=MID([.C67];18;2)" office:value-type="string" office:string-value="39" calcext:value-type="string">
            <text:p>39</text:p>
          </table:table-cell>
          <table:table-cell table:formula="of:=DATE([.D67];[.E67];[.F67])+TIME([.G67];[.H67];[.I67])" office:value-type="date" office:date-value="2021-07-05T00:36:39" calcext:value-type="date">
            <text:p>05/07/21 00:36:39</text:p>
          </table:table-cell>
          <table:table-cell table:formula="of:=IF([.C67]&lt;&gt;&quot;&quot;;CONCATENATE(&quot;mogrify -rotate &quot;;ROUND([.N67];3);&quot; -background black &quot;;[.C67]);&quot;&quot;)" office:value-type="string" office:string-value="mogrify -rotate -27.513 -background black IMG_20210705_003639381.jpg" calcext:value-type="string">
            <text:p>mogrify -rotate -27.513 -background black IMG_20210705_003639381.jpg</text:p>
          </table:table-cell>
          <table:table-cell table:formula="of:=IF([.C67]&lt;&gt;&quot;&quot;;CONCATENATE(&quot;mogrify -crop &quot;;ROUND([.B$22]);&quot;x&quot;;ROUND([.B$23]);&quot;+&quot;;ROUND([.B$30]+[.B$33]-[.AL67]);&quot;+&quot;;ROUND([.B$31]+[.B$34]-[.AM67]);&quot; &quot;;[.C67]);&quot;&quot;)" office:value-type="string" office:string-value="mogrify -crop 2538x1941+1423+1213 IMG_20210705_003639381.jpg" calcext:value-type="string">
            <text:p>mogrify -crop 2538x1941+1423+1213 IMG_20210705_003639381.jpg</text:p>
          </table:table-cell>
          <table:table-cell/>
          <table:table-cell table:formula="of:=IF([.C67]&lt;&gt;&quot;&quot;;([.J67]-[.J$3])*360*[.B$35];0)" office:value-type="float" office:value="-27.5125000008848" calcext:value-type="float">
            <text:p>-27.5125000008848</text:p>
          </table:table-cell>
          <table:table-cell table:formula="of:=[.N67]/180*PI()" office:value-type="float" office:value="-0.480183710470382" calcext:value-type="float">
            <text:p>-0.480183710470382</text:p>
          </table:table-cell>
          <table:table-cell table:formula="of:=COS([.$O67])*([.P$3]-[.B$14])-SIN([.$O67])*([.Q$3]-[.B$15])" office:value-type="float" office:value="-194.932996449172" calcext:value-type="float">
            <text:p>-194.932996449172</text:p>
          </table:table-cell>
          <table:table-cell table:formula="of:=SIN([.$O67])*([.P$3]-[.B$14])+COS([.$O67])*([.Q$3]-[.B$15])" office:value-type="float" office:value="383.407259836518" calcext:value-type="float">
            <text:p>383.407259836518</text:p>
          </table:table-cell>
          <table:table-cell table:formula="of:=COS([.$O67])*([.R$3]-[.B$14])-SIN([.$O67])*([.S$3]-[.B$15])" office:value-type="float" office:value="206.032761977119" calcext:value-type="float">
            <text:p>206.032761977119</text:p>
          </table:table-cell>
          <table:table-cell table:formula="of:=SIN([.$O67])*([.R$3]-[.B$14])+COS([.$O67])*([.S$3]-[.B$15])" office:value-type="float" office:value="1153.2452041921" calcext:value-type="float">
            <text:p>1153.2452041921</text:p>
          </table:table-cell>
          <table:table-cell table:formula="of:=COS([.$O67])*([.T$3]-[.B$14])-SIN([.$O67])*([.U$3]-[.B$15])" office:value-type="float" office:value="830.335049259415" calcext:value-type="float">
            <text:p>830.335049259415</text:p>
          </table:table-cell>
          <table:table-cell table:formula="of:=SIN([.$O67])*([.T$3]-[.B$14])+COS([.$O67])*([.U$3]-[.B$15])" office:value-type="float" office:value="-150.597828574534" calcext:value-type="float">
            <text:p>-150.597828574534</text:p>
          </table:table-cell>
          <table:table-cell table:formula="of:=COS([.$O67])*([.V$3]-[.B$14])-SIN([.$O67])*([.W$3]-[.B$15])" office:value-type="float" office:value="1231.30080768571" calcext:value-type="float">
            <text:p>1231.30080768571</text:p>
          </table:table-cell>
          <table:table-cell table:formula="of:=SIN([.$O67])*([.V$3]-[.B$14])+COS([.$O67])*([.W$3]-[.B$15])" office:value-type="float" office:value="619.240115781049" calcext:value-type="float">
            <text:p>619.240115781049</text:p>
          </table:table-cell>
          <table:table-cell table:formula="of:=COS([.$O67])*([.X$3]-[.B$12]/2)-SIN([.$O67])*([.Y$3]-[.B$13]/2)" office:value-type="float" office:value="-713.116902067439" calcext:value-type="float">
            <text:p>-713.116902067439</text:p>
          </table:table-cell>
          <table:table-cell table:formula="of:=SIN([.$O67])*([.X$3]-[.B$12]/2)+COS([.$O67])*([.Y$3]-[.B$13]/2)" office:value-type="float" office:value="-117.916427972265" calcext:value-type="float">
            <text:p>-117.916427972265</text:p>
          </table:table-cell>
          <table:table-cell table:formula="of:=COS([.$O67])*([.Z$3]-[.B$12]/2)-SIN([.$O67])*([.AA$3]-[.B$13]/2)" office:value-type="float" office:value="-312.151143641148" calcext:value-type="float">
            <text:p>-312.151143641148</text:p>
          </table:table-cell>
          <table:table-cell table:formula="of:=SIN([.$O67])*([.Z$3]-[.B$12]/2)+COS([.$O67])*([.AA$3]-[.B$13]/2)" office:value-type="float" office:value="651.921516383317" calcext:value-type="float">
            <text:p>651.921516383317</text:p>
          </table:table-cell>
          <table:table-cell table:formula="of:=COS([.$O67])*([.AB$3]-[.B$12]/2)-SIN([.$O67])*([.AC$3]-[.B$13]/2)" office:value-type="float" office:value="312.151143641148" calcext:value-type="float">
            <text:p>312.151143641148</text:p>
          </table:table-cell>
          <table:table-cell table:formula="of:=SIN([.$O67])*([.AB$3]-[.B$12]/2)+COS([.$O67])*([.AC$3]-[.B$13]/2)" office:value-type="float" office:value="-651.921516383317" calcext:value-type="float">
            <text:p>-651.921516383317</text:p>
          </table:table-cell>
          <table:table-cell table:formula="of:=COS([.$O67])*([.AD$3]-[.B$12]/2)-SIN([.$O67])*([.AE$3]-[.B$13]/2)" office:value-type="float" office:value="713.116902067439" calcext:value-type="float">
            <text:p>713.116902067439</text:p>
          </table:table-cell>
          <table:table-cell table:formula="of:=SIN([.$O67])*([.AD$3]-[.B$12]/2)+COS([.$O67])*([.AE$3]-[.B$13]/2)" office:value-type="float" office:value="117.916427972265" calcext:value-type="float">
            <text:p>117.916427972265</text:p>
          </table:table-cell>
          <table:table-cell table:formula="of:=COS([.$O67])*([.AF$3]-[.B$12]/2)-SIN([.$O67])*([.AG$3]-[.B$13]/2)" office:value-type="float" office:value="-518.183905618267" calcext:value-type="float">
            <text:p>-518.183905618267</text:p>
          </table:table-cell>
          <table:table-cell table:formula="of:=SIN([.$O67])*([.AF$3]-[.B$12]/2)+COS([.$O67])*([.AG$3]-[.B$13]/2)" office:value-type="float" office:value="-501.323687808783" calcext:value-type="float">
            <text:p>-501.323687808783</text:p>
          </table:table-cell>
          <table:table-cell table:formula="of:=MIN([.X67];[.Z67];[.AB67];[.AD67])" office:value-type="float" office:value="-713.116902067439" calcext:value-type="float">
            <text:p>-713.116902067439</text:p>
          </table:table-cell>
          <table:table-cell table:formula="of:=MIN([.Y67];[.AA67];[.AC67];[.AE67])" office:value-type="float" office:value="-651.921516383317" calcext:value-type="float">
            <text:p>-651.921516383317</text:p>
          </table:table-cell>
          <table:table-cell table:formula="of:=[.AF67]-[.$AH67]" office:value-type="float" office:value="194.932996449172" calcext:value-type="float">
            <text:p>194.932996449172</text:p>
          </table:table-cell>
          <table:table-cell table:formula="of:=[.AG67]-[.$AI67]" office:value-type="float" office:value="150.597828574534" calcext:value-type="float">
            <text:p>150.597828574534</text:p>
          </table:table-cell>
          <table:table-cell table:formula="of:=[.AF$3]-[.AJ67]" office:value-type="float" office:value="155.067003550828" calcext:value-type="float">
            <text:p>155.067003550828</text:p>
          </table:table-cell>
          <table:table-cell table:formula="of:=[.AG$3]-[.AK67]" office:value-type="float" office:value="-400.597828574534" calcext:value-type="float">
            <text:p>-400.59782857453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3839460.jpg</text:p>
          </table:table-cell>
          <table:table-cell table:formula="of:=MID([.C68];5;4)" office:value-type="string" office:string-value="2021" calcext:value-type="string">
            <text:p>2021</text:p>
          </table:table-cell>
          <table:table-cell table:formula="of:=MID([.C68];9;2)" office:value-type="string" office:string-value="07" calcext:value-type="string">
            <text:p>07</text:p>
          </table:table-cell>
          <table:table-cell table:formula="of:=MID([.C68];11;2)" office:value-type="string" office:string-value="05" calcext:value-type="string">
            <text:p>05</text:p>
          </table:table-cell>
          <table:table-cell table:formula="of:=MID([.C68];14;2)" office:value-type="string" office:string-value="00" calcext:value-type="string">
            <text:p>00</text:p>
          </table:table-cell>
          <table:table-cell table:formula="of:=MID([.C68];16;2)" office:value-type="string" office:string-value="38" calcext:value-type="string">
            <text:p>38</text:p>
          </table:table-cell>
          <table:table-cell table:formula="of:=MID([.C68];18;2)" office:value-type="string" office:string-value="39" calcext:value-type="string">
            <text:p>39</text:p>
          </table:table-cell>
          <table:table-cell table:formula="of:=DATE([.D68];[.E68];[.F68])+TIME([.G68];[.H68];[.I68])" office:value-type="date" office:date-value="2021-07-05T00:38:39" calcext:value-type="date">
            <text:p>05/07/21 00:38:39</text:p>
          </table:table-cell>
          <table:table-cell table:formula="of:=IF([.C68]&lt;&gt;&quot;&quot;;CONCATENATE(&quot;mogrify -rotate &quot;;ROUND([.N68];3);&quot; -background black &quot;;[.C68]);&quot;&quot;)" office:value-type="string" office:string-value="mogrify -rotate -27.012 -background black IMG_20210705_003839460.jpg" calcext:value-type="string">
            <text:p>mogrify -rotate -27.012 -background black IMG_20210705_003839460.jpg</text:p>
          </table:table-cell>
          <table:table-cell table:formula="of:=IF([.C68]&lt;&gt;&quot;&quot;;CONCATENATE(&quot;mogrify -crop &quot;;ROUND([.B$22]);&quot;x&quot;;ROUND([.B$23]);&quot;+&quot;;ROUND([.B$30]+[.B$33]-[.AL68]);&quot;+&quot;;ROUND([.B$31]+[.B$34]-[.AM68]);&quot; &quot;;[.C68]);&quot;&quot;)" office:value-type="string" office:string-value="mogrify -crop 2538x1941+1427+1206 IMG_20210705_003839460.jpg" calcext:value-type="string">
            <text:p>mogrify -crop 2538x1941+1427+1206 IMG_20210705_003839460.jpg</text:p>
          </table:table-cell>
          <table:table-cell/>
          <table:table-cell table:formula="of:=IF([.C68]&lt;&gt;&quot;&quot;;([.J68]-[.J$3])*360*[.B$35];0)" office:value-type="float" office:value="-27.0124999992549" calcext:value-type="float">
            <text:p>-27.0124999992549</text:p>
          </table:table-cell>
          <table:table-cell table:formula="of:=[.N68]/180*PI()" office:value-type="float" office:value="-0.471457064181965" calcext:value-type="float">
            <text:p>-0.471457064181965</text:p>
          </table:table-cell>
          <table:table-cell table:formula="of:=COS([.$O68])*([.P$3]-[.B$14])-SIN([.$O68])*([.Q$3]-[.B$15])" office:value-type="float" office:value="-198.27139107213" calcext:value-type="float">
            <text:p>-198.27139107213</text:p>
          </table:table-cell>
          <table:table-cell table:formula="of:=SIN([.$O68])*([.P$3]-[.B$14])+COS([.$O68])*([.Q$3]-[.B$15])" office:value-type="float" office:value="381.691571143931" calcext:value-type="float">
            <text:p>381.691571143931</text:p>
          </table:table-cell>
          <table:table-cell table:formula="of:=COS([.$O68])*([.R$3]-[.B$14])-SIN([.$O68])*([.S$3]-[.B$15])" office:value-type="float" office:value="195.961081635297" calcext:value-type="float">
            <text:p>195.961081635297</text:p>
          </table:table-cell>
          <table:table-cell table:formula="of:=SIN([.$O68])*([.R$3]-[.B$14])+COS([.$O68])*([.S$3]-[.B$15])" office:value-type="float" office:value="1154.99924436526" calcext:value-type="float">
            <text:p>1154.99924436526</text:p>
          </table:table-cell>
          <table:table-cell table:formula="of:=COS([.$O68])*([.T$3]-[.B$14])-SIN([.$O68])*([.U$3]-[.B$15])" office:value-type="float" office:value="831.61762994614" calcext:value-type="float">
            <text:p>831.61762994614</text:p>
          </table:table-cell>
          <table:table-cell table:formula="of:=SIN([.$O68])*([.T$3]-[.B$14])+COS([.$O68])*([.U$3]-[.B$15])" office:value-type="float" office:value="-143.346145964117" calcext:value-type="float">
            <text:p>-143.346145964117</text:p>
          </table:table-cell>
          <table:table-cell table:formula="of:=COS([.$O68])*([.V$3]-[.B$14])-SIN([.$O68])*([.W$3]-[.B$15])" office:value-type="float" office:value="1225.85010265357" calcext:value-type="float">
            <text:p>1225.85010265357</text:p>
          </table:table-cell>
          <table:table-cell table:formula="of:=SIN([.$O68])*([.V$3]-[.B$14])+COS([.$O68])*([.W$3]-[.B$15])" office:value-type="float" office:value="629.961527257214" calcext:value-type="float">
            <text:p>629.961527257214</text:p>
          </table:table-cell>
          <table:table-cell table:formula="of:=COS([.$O68])*([.X$3]-[.B$12]/2)-SIN([.$O68])*([.Y$3]-[.B$13]/2)" office:value-type="float" office:value="-712.060746862848" calcext:value-type="float">
            <text:p>-712.060746862848</text:p>
          </table:table-cell>
          <table:table-cell table:formula="of:=SIN([.$O68])*([.X$3]-[.B$12]/2)+COS([.$O68])*([.Y$3]-[.B$13]/2)" office:value-type="float" office:value="-124.134978056641" calcext:value-type="float">
            <text:p>-124.134978056641</text:p>
          </table:table-cell>
          <table:table-cell table:formula="of:=COS([.$O68])*([.Z$3]-[.B$12]/2)-SIN([.$O68])*([.AA$3]-[.B$13]/2)" office:value-type="float" office:value="-317.828274155421" calcext:value-type="float">
            <text:p>-317.828274155421</text:p>
          </table:table-cell>
          <table:table-cell table:formula="of:=SIN([.$O68])*([.Z$3]-[.B$12]/2)+COS([.$O68])*([.AA$3]-[.B$13]/2)" office:value-type="float" office:value="649.172695164689" calcext:value-type="float">
            <text:p>649.172695164689</text:p>
          </table:table-cell>
          <table:table-cell table:formula="of:=COS([.$O68])*([.AB$3]-[.B$12]/2)-SIN([.$O68])*([.AC$3]-[.B$13]/2)" office:value-type="float" office:value="317.828274155421" calcext:value-type="float">
            <text:p>317.828274155421</text:p>
          </table:table-cell>
          <table:table-cell table:formula="of:=SIN([.$O68])*([.AB$3]-[.B$12]/2)+COS([.$O68])*([.AC$3]-[.B$13]/2)" office:value-type="float" office:value="-649.172695164689" calcext:value-type="float">
            <text:p>-649.172695164689</text:p>
          </table:table-cell>
          <table:table-cell table:formula="of:=COS([.$O68])*([.AD$3]-[.B$12]/2)-SIN([.$O68])*([.AE$3]-[.B$13]/2)" office:value-type="float" office:value="712.060746862848" calcext:value-type="float">
            <text:p>712.060746862848</text:p>
          </table:table-cell>
          <table:table-cell table:formula="of:=SIN([.$O68])*([.AD$3]-[.B$12]/2)+COS([.$O68])*([.AE$3]-[.B$13]/2)" office:value-type="float" office:value="124.134978056641" calcext:value-type="float">
            <text:p>124.134978056641</text:p>
          </table:table-cell>
          <table:table-cell table:formula="of:=COS([.$O68])*([.AF$3]-[.B$12]/2)-SIN([.$O68])*([.AG$3]-[.B$13]/2)" office:value-type="float" office:value="-513.789355790718" calcext:value-type="float">
            <text:p>-513.789355790718</text:p>
          </table:table-cell>
          <table:table-cell table:formula="of:=SIN([.$O68])*([.AF$3]-[.B$12]/2)+COS([.$O68])*([.AG$3]-[.B$13]/2)" office:value-type="float" office:value="-505.826549200572" calcext:value-type="float">
            <text:p>-505.826549200572</text:p>
          </table:table-cell>
          <table:table-cell table:formula="of:=MIN([.X68];[.Z68];[.AB68];[.AD68])" office:value-type="float" office:value="-712.060746862848" calcext:value-type="float">
            <text:p>-712.060746862848</text:p>
          </table:table-cell>
          <table:table-cell table:formula="of:=MIN([.Y68];[.AA68];[.AC68];[.AE68])" office:value-type="float" office:value="-649.172695164689" calcext:value-type="float">
            <text:p>-649.172695164689</text:p>
          </table:table-cell>
          <table:table-cell table:formula="of:=[.AF68]-[.$AH68]" office:value-type="float" office:value="198.27139107213" calcext:value-type="float">
            <text:p>198.27139107213</text:p>
          </table:table-cell>
          <table:table-cell table:formula="of:=[.AG68]-[.$AI68]" office:value-type="float" office:value="143.346145964117" calcext:value-type="float">
            <text:p>143.346145964117</text:p>
          </table:table-cell>
          <table:table-cell table:formula="of:=[.AF$3]-[.AJ68]" office:value-type="float" office:value="151.72860892787" calcext:value-type="float">
            <text:p>151.72860892787</text:p>
          </table:table-cell>
          <table:table-cell table:formula="of:=[.AG$3]-[.AK68]" office:value-type="float" office:value="-393.346145964117" calcext:value-type="float">
            <text:p>-393.34614596411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4039482.jpg</text:p>
          </table:table-cell>
          <table:table-cell table:formula="of:=MID([.C69];5;4)" office:value-type="string" office:string-value="2021" calcext:value-type="string">
            <text:p>2021</text:p>
          </table:table-cell>
          <table:table-cell table:formula="of:=MID([.C69];9;2)" office:value-type="string" office:string-value="07" calcext:value-type="string">
            <text:p>07</text:p>
          </table:table-cell>
          <table:table-cell table:formula="of:=MID([.C69];11;2)" office:value-type="string" office:string-value="05" calcext:value-type="string">
            <text:p>05</text:p>
          </table:table-cell>
          <table:table-cell table:formula="of:=MID([.C69];14;2)" office:value-type="string" office:string-value="00" calcext:value-type="string">
            <text:p>00</text:p>
          </table:table-cell>
          <table:table-cell table:formula="of:=MID([.C69];16;2)" office:value-type="string" office:string-value="40" calcext:value-type="string">
            <text:p>40</text:p>
          </table:table-cell>
          <table:table-cell table:formula="of:=MID([.C69];18;2)" office:value-type="string" office:string-value="39" calcext:value-type="string">
            <text:p>39</text:p>
          </table:table-cell>
          <table:table-cell table:formula="of:=DATE([.D69];[.E69];[.F69])+TIME([.G69];[.H69];[.I69])" office:value-type="date" office:date-value="2021-07-05T00:40:39" calcext:value-type="date">
            <text:p>05/07/21 00:40:39</text:p>
          </table:table-cell>
          <table:table-cell table:formula="of:=IF([.C69]&lt;&gt;&quot;&quot;;CONCATENATE(&quot;mogrify -rotate &quot;;ROUND([.N69];3);&quot; -background black &quot;;[.C69]);&quot;&quot;)" office:value-type="string" office:string-value="mogrify -rotate -26.513 -background black IMG_20210705_004039482.jpg" calcext:value-type="string">
            <text:p>mogrify -rotate -26.513 -background black IMG_20210705_004039482.jpg</text:p>
          </table:table-cell>
          <table:table-cell table:formula="of:=IF([.C69]&lt;&gt;&quot;&quot;;CONCATENATE(&quot;mogrify -crop &quot;;ROUND([.B$22]);&quot;x&quot;;ROUND([.B$23]);&quot;+&quot;;ROUND([.B$30]+[.B$33]-[.AL69]);&quot;+&quot;;ROUND([.B$31]+[.B$34]-[.AM69]);&quot; &quot;;[.C69]);&quot;&quot;)" office:value-type="string" office:string-value="mogrify -crop 2538x1941+1430+1199 IMG_20210705_004039482.jpg" calcext:value-type="string">
            <text:p>mogrify -crop 2538x1941+1430+1199 IMG_20210705_004039482.jpg</text:p>
          </table:table-cell>
          <table:table-cell/>
          <table:table-cell table:formula="of:=IF([.C69]&lt;&gt;&quot;&quot;;([.J69]-[.J$3])*360*[.B$35];0)" office:value-type="float" office:value="-26.5125000002445" calcext:value-type="float">
            <text:p>-26.5125000002445</text:p>
          </table:table-cell>
          <table:table-cell table:formula="of:=[.N69]/180*PI()" office:value-type="float" office:value="-0.462730417939263" calcext:value-type="float">
            <text:p>-0.462730417939263</text:p>
          </table:table-cell>
          <table:table-cell table:formula="of:=COS([.$O69])*([.P$3]-[.B$14])-SIN([.$O69])*([.Q$3]-[.B$15])" office:value-type="float" office:value="-201.594686543551" calcext:value-type="float">
            <text:p>-201.594686543551</text:p>
          </table:table-cell>
          <table:table-cell table:formula="of:=SIN([.$O69])*([.P$3]-[.B$14])+COS([.$O69])*([.Q$3]-[.B$15])" office:value-type="float" office:value="379.946815169449" calcext:value-type="float">
            <text:p>379.946815169449</text:p>
          </table:table-cell>
          <table:table-cell table:formula="of:=COS([.$O69])*([.R$3]-[.B$14])-SIN([.$O69])*([.S$3]-[.B$15])" office:value-type="float" office:value="185.874478151194" calcext:value-type="float">
            <text:p>185.874478151194</text:p>
          </table:table-cell>
          <table:table-cell table:formula="of:=SIN([.$O69])*([.R$3]-[.B$14])+COS([.$O69])*([.S$3]-[.B$15])" office:value-type="float" office:value="1156.66532686513" calcext:value-type="float">
            <text:p>1156.66532686513</text:p>
          </table:table-cell>
          <table:table-cell table:formula="of:=COS([.$O69])*([.T$3]-[.B$14])-SIN([.$O69])*([.U$3]-[.B$15])" office:value-type="float" office:value="832.836879723971" calcext:value-type="float">
            <text:p>832.836879723971</text:p>
          </table:table-cell>
          <table:table-cell table:formula="of:=SIN([.$O69])*([.T$3]-[.B$14])+COS([.$O69])*([.U$3]-[.B$15])" office:value-type="float" office:value="-136.083547027701" calcext:value-type="float">
            <text:p>-136.083547027701</text:p>
          </table:table-cell>
          <table:table-cell table:formula="of:=COS([.$O69])*([.V$3]-[.B$14])-SIN([.$O69])*([.W$3]-[.B$15])" office:value-type="float" office:value="1220.30604441872" calcext:value-type="float">
            <text:p>1220.30604441872</text:p>
          </table:table-cell>
          <table:table-cell table:formula="of:=SIN([.$O69])*([.V$3]-[.B$14])+COS([.$O69])*([.W$3]-[.B$15])" office:value-type="float" office:value="640.634964667982" calcext:value-type="float">
            <text:p>640.634964667982</text:p>
          </table:table-cell>
          <table:table-cell table:formula="of:=COS([.$O69])*([.X$3]-[.B$12]/2)-SIN([.$O69])*([.Y$3]-[.B$13]/2)" office:value-type="float" office:value="-710.950365481134" calcext:value-type="float">
            <text:p>-710.950365481134</text:p>
          </table:table-cell>
          <table:table-cell table:formula="of:=SIN([.$O69])*([.X$3]-[.B$12]/2)+COS([.$O69])*([.Y$3]-[.B$13]/2)" office:value-type="float" office:value="-130.344074749267" calcext:value-type="float">
            <text:p>-130.344074749267</text:p>
          </table:table-cell>
          <table:table-cell table:formula="of:=COS([.$O69])*([.Z$3]-[.B$12]/2)-SIN([.$O69])*([.AA$3]-[.B$13]/2)" office:value-type="float" office:value="-323.481200786388" calcext:value-type="float">
            <text:p>-323.481200786388</text:p>
          </table:table-cell>
          <table:table-cell table:formula="of:=SIN([.$O69])*([.Z$3]-[.B$12]/2)+COS([.$O69])*([.AA$3]-[.B$13]/2)" office:value-type="float" office:value="646.374436946416" calcext:value-type="float">
            <text:p>646.374436946416</text:p>
          </table:table-cell>
          <table:table-cell table:formula="of:=COS([.$O69])*([.AB$3]-[.B$12]/2)-SIN([.$O69])*([.AC$3]-[.B$13]/2)" office:value-type="float" office:value="323.481200786388" calcext:value-type="float">
            <text:p>323.481200786388</text:p>
          </table:table-cell>
          <table:table-cell table:formula="of:=SIN([.$O69])*([.AB$3]-[.B$12]/2)+COS([.$O69])*([.AC$3]-[.B$13]/2)" office:value-type="float" office:value="-646.374436946416" calcext:value-type="float">
            <text:p>-646.374436946416</text:p>
          </table:table-cell>
          <table:table-cell table:formula="of:=COS([.$O69])*([.AD$3]-[.B$12]/2)-SIN([.$O69])*([.AE$3]-[.B$13]/2)" office:value-type="float" office:value="710.950365481134" calcext:value-type="float">
            <text:p>710.950365481134</text:p>
          </table:table-cell>
          <table:table-cell table:formula="of:=SIN([.$O69])*([.AD$3]-[.B$12]/2)+COS([.$O69])*([.AE$3]-[.B$13]/2)" office:value-type="float" office:value="130.344074749267" calcext:value-type="float">
            <text:p>130.344074749267</text:p>
          </table:table-cell>
          <table:table-cell table:formula="of:=COS([.$O69])*([.AF$3]-[.B$12]/2)-SIN([.$O69])*([.AG$3]-[.B$13]/2)" office:value-type="float" office:value="-509.355678937582" calcext:value-type="float">
            <text:p>-509.355678937582</text:p>
          </table:table-cell>
          <table:table-cell table:formula="of:=SIN([.$O69])*([.AF$3]-[.B$12]/2)+COS([.$O69])*([.AG$3]-[.B$13]/2)" office:value-type="float" office:value="-510.290889918715" calcext:value-type="float">
            <text:p>-510.290889918715</text:p>
          </table:table-cell>
          <table:table-cell table:formula="of:=MIN([.X69];[.Z69];[.AB69];[.AD69])" office:value-type="float" office:value="-710.950365481134" calcext:value-type="float">
            <text:p>-710.950365481134</text:p>
          </table:table-cell>
          <table:table-cell table:formula="of:=MIN([.Y69];[.AA69];[.AC69];[.AE69])" office:value-type="float" office:value="-646.374436946416" calcext:value-type="float">
            <text:p>-646.374436946416</text:p>
          </table:table-cell>
          <table:table-cell table:formula="of:=[.AF69]-[.$AH69]" office:value-type="float" office:value="201.594686543551" calcext:value-type="float">
            <text:p>201.594686543551</text:p>
          </table:table-cell>
          <table:table-cell table:formula="of:=[.AG69]-[.$AI69]" office:value-type="float" office:value="136.083547027701" calcext:value-type="float">
            <text:p>136.083547027701</text:p>
          </table:table-cell>
          <table:table-cell table:formula="of:=[.AF$3]-[.AJ69]" office:value-type="float" office:value="148.405313456449" calcext:value-type="float">
            <text:p>148.405313456449</text:p>
          </table:table-cell>
          <table:table-cell table:formula="of:=[.AG$3]-[.AK69]" office:value-type="float" office:value="-386.0835470277" calcext:value-type="float">
            <text:p>-386.083547027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4239559.jpg</text:p>
          </table:table-cell>
          <table:table-cell table:formula="of:=MID([.C70];5;4)" office:value-type="string" office:string-value="2021" calcext:value-type="string">
            <text:p>2021</text:p>
          </table:table-cell>
          <table:table-cell table:formula="of:=MID([.C70];9;2)" office:value-type="string" office:string-value="07" calcext:value-type="string">
            <text:p>07</text:p>
          </table:table-cell>
          <table:table-cell table:formula="of:=MID([.C70];11;2)" office:value-type="string" office:string-value="05" calcext:value-type="string">
            <text:p>05</text:p>
          </table:table-cell>
          <table:table-cell table:formula="of:=MID([.C70];14;2)" office:value-type="string" office:string-value="00" calcext:value-type="string">
            <text:p>00</text:p>
          </table:table-cell>
          <table:table-cell table:formula="of:=MID([.C70];16;2)" office:value-type="string" office:string-value="42" calcext:value-type="string">
            <text:p>42</text:p>
          </table:table-cell>
          <table:table-cell table:formula="of:=MID([.C70];18;2)" office:value-type="string" office:string-value="39" calcext:value-type="string">
            <text:p>39</text:p>
          </table:table-cell>
          <table:table-cell table:formula="of:=DATE([.D70];[.E70];[.F70])+TIME([.G70];[.H70];[.I70])" office:value-type="date" office:date-value="2021-07-05T00:42:39" calcext:value-type="date">
            <text:p>05/07/21 00:42:39</text:p>
          </table:table-cell>
          <table:table-cell table:formula="of:=IF([.C70]&lt;&gt;&quot;&quot;;CONCATENATE(&quot;mogrify -rotate &quot;;ROUND([.N70];3);&quot; -background black &quot;;[.C70]);&quot;&quot;)" office:value-type="string" office:string-value="mogrify -rotate -26.013 -background black IMG_20210705_004239559.jpg" calcext:value-type="string">
            <text:p>mogrify -rotate -26.013 -background black IMG_20210705_004239559.jpg</text:p>
          </table:table-cell>
          <table:table-cell table:formula="of:=IF([.C70]&lt;&gt;&quot;&quot;;CONCATENATE(&quot;mogrify -crop &quot;;ROUND([.B$22]);&quot;x&quot;;ROUND([.B$23]);&quot;+&quot;;ROUND([.B$30]+[.B$33]-[.AL70]);&quot;+&quot;;ROUND([.B$31]+[.B$34]-[.AM70]);&quot; &quot;;[.C70]);&quot;&quot;)" office:value-type="string" office:string-value="mogrify -crop 2538x1941+1433+1191 IMG_20210705_004239559.jpg" calcext:value-type="string">
            <text:p>mogrify -crop 2538x1941+1433+1191 IMG_20210705_004239559.jpg</text:p>
          </table:table-cell>
          <table:table-cell/>
          <table:table-cell table:formula="of:=IF([.C70]&lt;&gt;&quot;&quot;;([.J70]-[.J$3])*360*[.B$35];0)" office:value-type="float" office:value="-26.012500001234" calcext:value-type="float">
            <text:p>-26.012500001234</text:p>
          </table:table-cell>
          <table:table-cell table:formula="of:=[.N70]/180*PI()" office:value-type="float" office:value="-0.454003771696562" calcext:value-type="float">
            <text:p>-0.454003771696562</text:p>
          </table:table-cell>
          <table:table-cell table:formula="of:=COS([.$O70])*([.P$3]-[.B$14])-SIN([.$O70])*([.Q$3]-[.B$15])" office:value-type="float" office:value="-204.902629799147" calcext:value-type="float">
            <text:p>-204.902629799147</text:p>
          </table:table-cell>
          <table:table-cell table:formula="of:=SIN([.$O70])*([.P$3]-[.B$14])+COS([.$O70])*([.Q$3]-[.B$15])" office:value-type="float" office:value="378.173124774082" calcext:value-type="float">
            <text:p>378.173124774082</text:p>
          </table:table-cell>
          <table:table-cell table:formula="of:=COS([.$O70])*([.R$3]-[.B$14])-SIN([.$O70])*([.S$3]-[.B$15])" office:value-type="float" office:value="175.773719605994" calcext:value-type="float">
            <text:p>175.773719605994</text:p>
          </table:table-cell>
          <table:table-cell table:formula="of:=SIN([.$O70])*([.R$3]-[.B$14])+COS([.$O70])*([.S$3]-[.B$15])" office:value-type="float" office:value="1158.2433248225" calcext:value-type="float">
            <text:p>1158.2433248225</text:p>
          </table:table-cell>
          <table:table-cell table:formula="of:=COS([.$O70])*([.T$3]-[.B$14])-SIN([.$O70])*([.U$3]-[.B$15])" office:value-type="float" office:value="833.992705749203" calcext:value-type="float">
            <text:p>833.992705749203</text:p>
          </table:table-cell>
          <table:table-cell table:formula="of:=SIN([.$O70])*([.T$3]-[.B$14])+COS([.$O70])*([.U$3]-[.B$15])" office:value-type="float" office:value="-128.81058480235" calcext:value-type="float">
            <text:p>-128.81058480235</text:p>
          </table:table-cell>
          <table:table-cell table:formula="of:=COS([.$O70])*([.V$3]-[.B$14])-SIN([.$O70])*([.W$3]-[.B$15])" office:value-type="float" office:value="1214.66905515434" calcext:value-type="float">
            <text:p>1214.66905515434</text:p>
          </table:table-cell>
          <table:table-cell table:formula="of:=SIN([.$O70])*([.V$3]-[.B$14])+COS([.$O70])*([.W$3]-[.B$15])" office:value-type="float" office:value="651.259615246065" calcext:value-type="float">
            <text:p>651.259615246065</text:p>
          </table:table-cell>
          <table:table-cell table:formula="of:=COS([.$O70])*([.X$3]-[.B$12]/2)-SIN([.$O70])*([.Y$3]-[.B$13]/2)" office:value-type="float" office:value="-709.785842476746" calcext:value-type="float">
            <text:p>-709.785842476746</text:p>
          </table:table-cell>
          <table:table-cell table:formula="of:=SIN([.$O70])*([.X$3]-[.B$12]/2)+COS([.$O70])*([.Y$3]-[.B$13]/2)" office:value-type="float" office:value="-136.543245235991" calcext:value-type="float">
            <text:p>-136.543245235991</text:p>
          </table:table-cell>
          <table:table-cell table:formula="of:=COS([.$O70])*([.Z$3]-[.B$12]/2)-SIN([.$O70])*([.AA$3]-[.B$13]/2)" office:value-type="float" office:value="-329.109493071605" calcext:value-type="float">
            <text:p>-329.109493071605</text:p>
          </table:table-cell>
          <table:table-cell table:formula="of:=SIN([.$O70])*([.Z$3]-[.B$12]/2)+COS([.$O70])*([.AA$3]-[.B$13]/2)" office:value-type="float" office:value="643.526954812424" calcext:value-type="float">
            <text:p>643.526954812424</text:p>
          </table:table-cell>
          <table:table-cell table:formula="of:=COS([.$O70])*([.AB$3]-[.B$12]/2)-SIN([.$O70])*([.AC$3]-[.B$13]/2)" office:value-type="float" office:value="329.109493071605" calcext:value-type="float">
            <text:p>329.109493071605</text:p>
          </table:table-cell>
          <table:table-cell table:formula="of:=SIN([.$O70])*([.AB$3]-[.B$12]/2)+COS([.$O70])*([.AC$3]-[.B$13]/2)" office:value-type="float" office:value="-643.526954812424" calcext:value-type="float">
            <text:p>-643.526954812424</text:p>
          </table:table-cell>
          <table:table-cell table:formula="of:=COS([.$O70])*([.AD$3]-[.B$12]/2)-SIN([.$O70])*([.AE$3]-[.B$13]/2)" office:value-type="float" office:value="709.785842476746" calcext:value-type="float">
            <text:p>709.785842476746</text:p>
          </table:table-cell>
          <table:table-cell table:formula="of:=SIN([.$O70])*([.AD$3]-[.B$12]/2)+COS([.$O70])*([.AE$3]-[.B$13]/2)" office:value-type="float" office:value="136.543245235991" calcext:value-type="float">
            <text:p>136.543245235991</text:p>
          </table:table-cell>
          <table:table-cell table:formula="of:=COS([.$O70])*([.AF$3]-[.B$12]/2)-SIN([.$O70])*([.AG$3]-[.B$13]/2)" office:value-type="float" office:value="-504.883212677598" calcext:value-type="float">
            <text:p>-504.883212677598</text:p>
          </table:table-cell>
          <table:table-cell table:formula="of:=SIN([.$O70])*([.AF$3]-[.B$12]/2)+COS([.$O70])*([.AG$3]-[.B$13]/2)" office:value-type="float" office:value="-514.716370010074" calcext:value-type="float">
            <text:p>-514.716370010074</text:p>
          </table:table-cell>
          <table:table-cell table:formula="of:=MIN([.X70];[.Z70];[.AB70];[.AD70])" office:value-type="float" office:value="-709.785842476746" calcext:value-type="float">
            <text:p>-709.785842476746</text:p>
          </table:table-cell>
          <table:table-cell table:formula="of:=MIN([.Y70];[.AA70];[.AC70];[.AE70])" office:value-type="float" office:value="-643.526954812424" calcext:value-type="float">
            <text:p>-643.526954812424</text:p>
          </table:table-cell>
          <table:table-cell table:formula="of:=[.AF70]-[.$AH70]" office:value-type="float" office:value="204.902629799147" calcext:value-type="float">
            <text:p>204.902629799147</text:p>
          </table:table-cell>
          <table:table-cell table:formula="of:=[.AG70]-[.$AI70]" office:value-type="float" office:value="128.81058480235" calcext:value-type="float">
            <text:p>128.81058480235</text:p>
          </table:table-cell>
          <table:table-cell table:formula="of:=[.AF$3]-[.AJ70]" office:value-type="float" office:value="145.097370200853" calcext:value-type="float">
            <text:p>145.097370200853</text:p>
          </table:table-cell>
          <table:table-cell table:formula="of:=[.AG$3]-[.AK70]" office:value-type="float" office:value="-378.81058480235" calcext:value-type="float">
            <text:p>-378.8105848023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4439640.jpg</text:p>
          </table:table-cell>
          <table:table-cell table:formula="of:=MID([.C71];5;4)" office:value-type="string" office:string-value="2021" calcext:value-type="string">
            <text:p>2021</text:p>
          </table:table-cell>
          <table:table-cell table:formula="of:=MID([.C71];9;2)" office:value-type="string" office:string-value="07" calcext:value-type="string">
            <text:p>07</text:p>
          </table:table-cell>
          <table:table-cell table:formula="of:=MID([.C71];11;2)" office:value-type="string" office:string-value="05" calcext:value-type="string">
            <text:p>05</text:p>
          </table:table-cell>
          <table:table-cell table:formula="of:=MID([.C71];14;2)" office:value-type="string" office:string-value="00" calcext:value-type="string">
            <text:p>00</text:p>
          </table:table-cell>
          <table:table-cell table:formula="of:=MID([.C71];16;2)" office:value-type="string" office:string-value="44" calcext:value-type="string">
            <text:p>44</text:p>
          </table:table-cell>
          <table:table-cell table:formula="of:=MID([.C71];18;2)" office:value-type="string" office:string-value="39" calcext:value-type="string">
            <text:p>39</text:p>
          </table:table-cell>
          <table:table-cell table:formula="of:=DATE([.D71];[.E71];[.F71])+TIME([.G71];[.H71];[.I71])" office:value-type="date" office:date-value="2021-07-05T00:44:39" calcext:value-type="date">
            <text:p>05/07/21 00:44:39</text:p>
          </table:table-cell>
          <table:table-cell table:formula="of:=IF([.C71]&lt;&gt;&quot;&quot;;CONCATENATE(&quot;mogrify -rotate &quot;;ROUND([.N71];3);&quot; -background black &quot;;[.C71]);&quot;&quot;)" office:value-type="string" office:string-value="mogrify -rotate -25.512 -background black IMG_20210705_004439640.jpg" calcext:value-type="string">
            <text:p>mogrify -rotate -25.512 -background black IMG_20210705_004439640.jpg</text:p>
          </table:table-cell>
          <table:table-cell table:formula="of:=IF([.C71]&lt;&gt;&quot;&quot;;CONCATENATE(&quot;mogrify -crop &quot;;ROUND([.B$22]);&quot;x&quot;;ROUND([.B$23]);&quot;+&quot;;ROUND([.B$30]+[.B$33]-[.AL71]);&quot;+&quot;;ROUND([.B$31]+[.B$34]-[.AM71]);&quot; &quot;;[.C71]);&quot;&quot;)" office:value-type="string" office:string-value="mogrify -crop 2538x1941+1437+1184 IMG_20210705_004439640.jpg" calcext:value-type="string">
            <text:p>mogrify -crop 2538x1941+1437+1184 IMG_20210705_004439640.jpg</text:p>
          </table:table-cell>
          <table:table-cell/>
          <table:table-cell table:formula="of:=IF([.C71]&lt;&gt;&quot;&quot;;([.J71]-[.J$3])*360*[.B$35];0)" office:value-type="float" office:value="-25.5124999996042" calcext:value-type="float">
            <text:p>-25.5124999996042</text:p>
          </table:table-cell>
          <table:table-cell table:formula="of:=[.N71]/180*PI()" office:value-type="float" office:value="-0.445277125408145" calcext:value-type="float">
            <text:p>-0.445277125408145</text:p>
          </table:table-cell>
          <table:table-cell table:formula="of:=COS([.$O71])*([.P$3]-[.B$14])-SIN([.$O71])*([.Q$3]-[.B$15])" office:value-type="float" office:value="-208.19496894344" calcext:value-type="float">
            <text:p>-208.19496894344</text:p>
          </table:table-cell>
          <table:table-cell table:formula="of:=SIN([.$O71])*([.P$3]-[.B$14])+COS([.$O71])*([.Q$3]-[.B$15])" office:value-type="float" office:value="376.370635021703" calcext:value-type="float">
            <text:p>376.370635021703</text:p>
          </table:table-cell>
          <table:table-cell table:formula="of:=COS([.$O71])*([.R$3]-[.B$14])-SIN([.$O71])*([.S$3]-[.B$15])" office:value-type="float" office:value="165.659575158545" calcext:value-type="float">
            <text:p>165.659575158545</text:p>
          </table:table-cell>
          <table:table-cell table:formula="of:=SIN([.$O71])*([.R$3]-[.B$14])+COS([.$O71])*([.S$3]-[.B$15])" office:value-type="float" office:value="1159.73311807428" calcext:value-type="float">
            <text:p>1159.73311807428</text:p>
          </table:table-cell>
          <table:table-cell table:formula="of:=COS([.$O71])*([.T$3]-[.B$14])-SIN([.$O71])*([.U$3]-[.B$15])" office:value-type="float" office:value="835.085020006765" calcext:value-type="float">
            <text:p>835.085020006765</text:p>
          </table:table-cell>
          <table:table-cell table:formula="of:=SIN([.$O71])*([.T$3]-[.B$14])+COS([.$O71])*([.U$3]-[.B$15])" office:value-type="float" office:value="-121.527813114119" calcext:value-type="float">
            <text:p>-121.527813114119</text:p>
          </table:table-cell>
          <table:table-cell table:formula="of:=COS([.$O71])*([.V$3]-[.B$14])-SIN([.$O71])*([.W$3]-[.B$15])" office:value-type="float" office:value="1208.93956410875" calcext:value-type="float">
            <text:p>1208.93956410875</text:p>
          </table:table-cell>
          <table:table-cell table:formula="of:=SIN([.$O71])*([.V$3]-[.B$14])+COS([.$O71])*([.W$3]-[.B$15])" office:value-type="float" office:value="661.834669938457" calcext:value-type="float">
            <text:p>661.834669938457</text:p>
          </table:table-cell>
          <table:table-cell table:formula="of:=COS([.$O71])*([.X$3]-[.B$12]/2)-SIN([.$O71])*([.Y$3]-[.B$13]/2)" office:value-type="float" office:value="-708.567266526095" calcext:value-type="float">
            <text:p>-708.567266526095</text:p>
          </table:table-cell>
          <table:table-cell table:formula="of:=SIN([.$O71])*([.X$3]-[.B$12]/2)+COS([.$O71])*([.Y$3]-[.B$13]/2)" office:value-type="float" office:value="-142.732017458377" calcext:value-type="float">
            <text:p>-142.732017458377</text:p>
          </table:table-cell>
          <table:table-cell table:formula="of:=COS([.$O71])*([.Z$3]-[.B$12]/2)-SIN([.$O71])*([.AA$3]-[.B$13]/2)" office:value-type="float" office:value="-334.71272242411" calcext:value-type="float">
            <text:p>-334.71272242411</text:p>
          </table:table-cell>
          <table:table-cell table:formula="of:=SIN([.$O71])*([.Z$3]-[.B$12]/2)+COS([.$O71])*([.AA$3]-[.B$13]/2)" office:value-type="float" office:value="640.630465594199" calcext:value-type="float">
            <text:p>640.630465594199</text:p>
          </table:table-cell>
          <table:table-cell table:formula="of:=COS([.$O71])*([.AB$3]-[.B$12]/2)-SIN([.$O71])*([.AC$3]-[.B$13]/2)" office:value-type="float" office:value="334.71272242411" calcext:value-type="float">
            <text:p>334.71272242411</text:p>
          </table:table-cell>
          <table:table-cell table:formula="of:=SIN([.$O71])*([.AB$3]-[.B$12]/2)+COS([.$O71])*([.AC$3]-[.B$13]/2)" office:value-type="float" office:value="-640.630465594199" calcext:value-type="float">
            <text:p>-640.630465594199</text:p>
          </table:table-cell>
          <table:table-cell table:formula="of:=COS([.$O71])*([.AD$3]-[.B$12]/2)-SIN([.$O71])*([.AE$3]-[.B$13]/2)" office:value-type="float" office:value="708.567266526095" calcext:value-type="float">
            <text:p>708.567266526095</text:p>
          </table:table-cell>
          <table:table-cell table:formula="of:=SIN([.$O71])*([.AD$3]-[.B$12]/2)+COS([.$O71])*([.AE$3]-[.B$13]/2)" office:value-type="float" office:value="142.732017458377" calcext:value-type="float">
            <text:p>142.732017458377</text:p>
          </table:table-cell>
          <table:table-cell table:formula="of:=COS([.$O71])*([.AF$3]-[.B$12]/2)-SIN([.$O71])*([.AG$3]-[.B$13]/2)" office:value-type="float" office:value="-500.372297582655" calcext:value-type="float">
            <text:p>-500.372297582655</text:p>
          </table:table-cell>
          <table:table-cell table:formula="of:=SIN([.$O71])*([.AF$3]-[.B$12]/2)+COS([.$O71])*([.AG$3]-[.B$13]/2)" office:value-type="float" office:value="-519.10265248008" calcext:value-type="float">
            <text:p>-519.10265248008</text:p>
          </table:table-cell>
          <table:table-cell table:formula="of:=MIN([.X71];[.Z71];[.AB71];[.AD71])" office:value-type="float" office:value="-708.567266526095" calcext:value-type="float">
            <text:p>-708.567266526095</text:p>
          </table:table-cell>
          <table:table-cell table:formula="of:=MIN([.Y71];[.AA71];[.AC71];[.AE71])" office:value-type="float" office:value="-640.630465594199" calcext:value-type="float">
            <text:p>-640.630465594199</text:p>
          </table:table-cell>
          <table:table-cell table:formula="of:=[.AF71]-[.$AH71]" office:value-type="float" office:value="208.19496894344" calcext:value-type="float">
            <text:p>208.19496894344</text:p>
          </table:table-cell>
          <table:table-cell table:formula="of:=[.AG71]-[.$AI71]" office:value-type="float" office:value="121.527813114119" calcext:value-type="float">
            <text:p>121.527813114119</text:p>
          </table:table-cell>
          <table:table-cell table:formula="of:=[.AF$3]-[.AJ71]" office:value-type="float" office:value="141.80503105656" calcext:value-type="float">
            <text:p>141.80503105656</text:p>
          </table:table-cell>
          <table:table-cell table:formula="of:=[.AG$3]-[.AK71]" office:value-type="float" office:value="-371.527813114119" calcext:value-type="float">
            <text:p>-371.52781311411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4639727.jpg</text:p>
          </table:table-cell>
          <table:table-cell table:formula="of:=MID([.C72];5;4)" office:value-type="string" office:string-value="2021" calcext:value-type="string">
            <text:p>2021</text:p>
          </table:table-cell>
          <table:table-cell table:formula="of:=MID([.C72];9;2)" office:value-type="string" office:string-value="07" calcext:value-type="string">
            <text:p>07</text:p>
          </table:table-cell>
          <table:table-cell table:formula="of:=MID([.C72];11;2)" office:value-type="string" office:string-value="05" calcext:value-type="string">
            <text:p>05</text:p>
          </table:table-cell>
          <table:table-cell table:formula="of:=MID([.C72];14;2)" office:value-type="string" office:string-value="00" calcext:value-type="string">
            <text:p>00</text:p>
          </table:table-cell>
          <table:table-cell table:formula="of:=MID([.C72];16;2)" office:value-type="string" office:string-value="46" calcext:value-type="string">
            <text:p>46</text:p>
          </table:table-cell>
          <table:table-cell table:formula="of:=MID([.C72];18;2)" office:value-type="string" office:string-value="39" calcext:value-type="string">
            <text:p>39</text:p>
          </table:table-cell>
          <table:table-cell table:formula="of:=DATE([.D72];[.E72];[.F72])+TIME([.G72];[.H72];[.I72])" office:value-type="date" office:date-value="2021-07-05T00:46:39" calcext:value-type="date">
            <text:p>05/07/21 00:46:39</text:p>
          </table:table-cell>
          <table:table-cell table:formula="of:=IF([.C72]&lt;&gt;&quot;&quot;;CONCATENATE(&quot;mogrify -rotate &quot;;ROUND([.N72];3);&quot; -background black &quot;;[.C72]);&quot;&quot;)" office:value-type="string" office:string-value="mogrify -rotate -25.013 -background black IMG_20210705_004639727.jpg" calcext:value-type="string">
            <text:p>mogrify -rotate -25.013 -background black IMG_20210705_004639727.jpg</text:p>
          </table:table-cell>
          <table:table-cell table:formula="of:=IF([.C72]&lt;&gt;&quot;&quot;;CONCATENATE(&quot;mogrify -crop &quot;;ROUND([.B$22]);&quot;x&quot;;ROUND([.B$23]);&quot;+&quot;;ROUND([.B$30]+[.B$33]-[.AL72]);&quot;+&quot;;ROUND([.B$31]+[.B$34]-[.AM72]);&quot; &quot;;[.C72]);&quot;&quot;)" office:value-type="string" office:string-value="mogrify -crop 2538x1941+1440+1177 IMG_20210705_004639727.jpg" calcext:value-type="string">
            <text:p>mogrify -crop 2538x1941+1440+1177 IMG_20210705_004639727.jpg</text:p>
          </table:table-cell>
          <table:table-cell/>
          <table:table-cell table:formula="of:=IF([.C72]&lt;&gt;&quot;&quot;;([.J72]-[.J$3])*360*[.B$35];0)" office:value-type="float" office:value="-25.0125000005937" calcext:value-type="float">
            <text:p>-25.0125000005937</text:p>
          </table:table-cell>
          <table:table-cell table:formula="of:=[.N72]/180*PI()" office:value-type="float" office:value="-0.436550479165444" calcext:value-type="float">
            <text:p>-0.436550479165444</text:p>
          </table:table-cell>
          <table:table-cell table:formula="of:=COS([.$O72])*([.P$3]-[.B$14])-SIN([.$O72])*([.Q$3]-[.B$15])" office:value-type="float" office:value="-211.471453217561" calcext:value-type="float">
            <text:p>-211.471453217561</text:p>
          </table:table-cell>
          <table:table-cell table:formula="of:=SIN([.$O72])*([.P$3]-[.B$14])+COS([.$O72])*([.Q$3]-[.B$15])" office:value-type="float" office:value="374.53948319777" calcext:value-type="float">
            <text:p>374.53948319777</text:p>
          </table:table-cell>
          <table:table-cell table:formula="of:=COS([.$O72])*([.R$3]-[.B$14])-SIN([.$O72])*([.S$3]-[.B$15])" office:value-type="float" office:value="155.53281514607" calcext:value-type="float">
            <text:p>155.53281514607</text:p>
          </table:table-cell>
          <table:table-cell table:formula="of:=SIN([.$O72])*([.R$3]-[.B$14])+COS([.$O72])*([.S$3]-[.B$15])" office:value-type="float" office:value="1161.13459315134" calcext:value-type="float">
            <text:p>1161.13459315134</text:p>
          </table:table-cell>
          <table:table-cell table:formula="of:=COS([.$O72])*([.T$3]-[.B$14])-SIN([.$O72])*([.U$3]-[.B$15])" office:value-type="float" office:value="836.113739301254" calcext:value-type="float">
            <text:p>836.113739301254</text:p>
          </table:table-cell>
          <table:table-cell table:formula="of:=SIN([.$O72])*([.T$3]-[.B$14])+COS([.$O72])*([.U$3]-[.B$15])" office:value-type="float" office:value="-114.235786650568" calcext:value-type="float">
            <text:p>-114.235786650568</text:p>
          </table:table-cell>
          <table:table-cell table:formula="of:=COS([.$O72])*([.V$3]-[.B$14])-SIN([.$O72])*([.W$3]-[.B$15])" office:value-type="float" office:value="1203.11800766489" calcext:value-type="float">
            <text:p>1203.11800766489</text:p>
          </table:table-cell>
          <table:table-cell table:formula="of:=SIN([.$O72])*([.V$3]-[.B$14])+COS([.$O72])*([.W$3]-[.B$15])" office:value-type="float" office:value="672.359323303006" calcext:value-type="float">
            <text:p>672.359323303006</text:p>
          </table:table-cell>
          <table:table-cell table:formula="of:=COS([.$O72])*([.X$3]-[.B$12]/2)-SIN([.$O72])*([.Y$3]-[.B$13]/2)" office:value-type="float" office:value="-707.294730441224" calcext:value-type="float">
            <text:p>-707.294730441224</text:p>
          </table:table-cell>
          <table:table-cell table:formula="of:=SIN([.$O72])*([.X$3]-[.B$12]/2)+COS([.$O72])*([.Y$3]-[.B$13]/2)" office:value-type="float" office:value="-148.909920052618" calcext:value-type="float">
            <text:p>-148.909920052618</text:p>
          </table:table-cell>
          <table:table-cell table:formula="of:=COS([.$O72])*([.Z$3]-[.B$12]/2)-SIN([.$O72])*([.AA$3]-[.B$13]/2)" office:value-type="float" office:value="-340.290462077592" calcext:value-type="float">
            <text:p>-340.290462077592</text:p>
          </table:table-cell>
          <table:table-cell table:formula="of:=SIN([.$O72])*([.Z$3]-[.B$12]/2)+COS([.$O72])*([.AA$3]-[.B$13]/2)" office:value-type="float" office:value="637.685189900956" calcext:value-type="float">
            <text:p>637.685189900956</text:p>
          </table:table-cell>
          <table:table-cell table:formula="of:=COS([.$O72])*([.AB$3]-[.B$12]/2)-SIN([.$O72])*([.AC$3]-[.B$13]/2)" office:value-type="float" office:value="340.290462077592" calcext:value-type="float">
            <text:p>340.290462077592</text:p>
          </table:table-cell>
          <table:table-cell table:formula="of:=SIN([.$O72])*([.AB$3]-[.B$12]/2)+COS([.$O72])*([.AC$3]-[.B$13]/2)" office:value-type="float" office:value="-637.685189900956" calcext:value-type="float">
            <text:p>-637.685189900956</text:p>
          </table:table-cell>
          <table:table-cell table:formula="of:=COS([.$O72])*([.AD$3]-[.B$12]/2)-SIN([.$O72])*([.AE$3]-[.B$13]/2)" office:value-type="float" office:value="707.294730441224" calcext:value-type="float">
            <text:p>707.294730441224</text:p>
          </table:table-cell>
          <table:table-cell table:formula="of:=SIN([.$O72])*([.AD$3]-[.B$12]/2)+COS([.$O72])*([.AE$3]-[.B$13]/2)" office:value-type="float" office:value="148.909920052618" calcext:value-type="float">
            <text:p>148.909920052618</text:p>
          </table:table-cell>
          <table:table-cell table:formula="of:=COS([.$O72])*([.AF$3]-[.B$12]/2)-SIN([.$O72])*([.AG$3]-[.B$13]/2)" office:value-type="float" office:value="-495.823277223662" calcext:value-type="float">
            <text:p>-495.823277223662</text:p>
          </table:table-cell>
          <table:table-cell table:formula="of:=SIN([.$O72])*([.AF$3]-[.B$12]/2)+COS([.$O72])*([.AG$3]-[.B$13]/2)" office:value-type="float" office:value="-523.449403250388" calcext:value-type="float">
            <text:p>-523.449403250388</text:p>
          </table:table-cell>
          <table:table-cell table:formula="of:=MIN([.X72];[.Z72];[.AB72];[.AD72])" office:value-type="float" office:value="-707.294730441224" calcext:value-type="float">
            <text:p>-707.294730441224</text:p>
          </table:table-cell>
          <table:table-cell table:formula="of:=MIN([.Y72];[.AA72];[.AC72];[.AE72])" office:value-type="float" office:value="-637.685189900956" calcext:value-type="float">
            <text:p>-637.685189900956</text:p>
          </table:table-cell>
          <table:table-cell table:formula="of:=[.AF72]-[.$AH72]" office:value-type="float" office:value="211.471453217561" calcext:value-type="float">
            <text:p>211.471453217561</text:p>
          </table:table-cell>
          <table:table-cell table:formula="of:=[.AG72]-[.$AI72]" office:value-type="float" office:value="114.235786650568" calcext:value-type="float">
            <text:p>114.235786650568</text:p>
          </table:table-cell>
          <table:table-cell table:formula="of:=[.AF$3]-[.AJ72]" office:value-type="float" office:value="138.528546782439" calcext:value-type="float">
            <text:p>138.528546782439</text:p>
          </table:table-cell>
          <table:table-cell table:formula="of:=[.AG$3]-[.AK72]" office:value-type="float" office:value="-364.235786650568" calcext:value-type="float">
            <text:p>-364.23578665056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4839760.jpg</text:p>
          </table:table-cell>
          <table:table-cell table:formula="of:=MID([.C73];5;4)" office:value-type="string" office:string-value="2021" calcext:value-type="string">
            <text:p>2021</text:p>
          </table:table-cell>
          <table:table-cell table:formula="of:=MID([.C73];9;2)" office:value-type="string" office:string-value="07" calcext:value-type="string">
            <text:p>07</text:p>
          </table:table-cell>
          <table:table-cell table:formula="of:=MID([.C73];11;2)" office:value-type="string" office:string-value="05" calcext:value-type="string">
            <text:p>05</text:p>
          </table:table-cell>
          <table:table-cell table:formula="of:=MID([.C73];14;2)" office:value-type="string" office:string-value="00" calcext:value-type="string">
            <text:p>00</text:p>
          </table:table-cell>
          <table:table-cell table:formula="of:=MID([.C73];16;2)" office:value-type="string" office:string-value="48" calcext:value-type="string">
            <text:p>48</text:p>
          </table:table-cell>
          <table:table-cell table:formula="of:=MID([.C73];18;2)" office:value-type="string" office:string-value="39" calcext:value-type="string">
            <text:p>39</text:p>
          </table:table-cell>
          <table:table-cell table:formula="of:=DATE([.D73];[.E73];[.F73])+TIME([.G73];[.H73];[.I73])" office:value-type="date" office:date-value="2021-07-05T00:48:39" calcext:value-type="date">
            <text:p>05/07/21 00:48:39</text:p>
          </table:table-cell>
          <table:table-cell table:formula="of:=IF([.C73]&lt;&gt;&quot;&quot;;CONCATENATE(&quot;mogrify -rotate &quot;;ROUND([.N73];3);&quot; -background black &quot;;[.C73]);&quot;&quot;)" office:value-type="string" office:string-value="mogrify -rotate -24.512 -background black IMG_20210705_004839760.jpg" calcext:value-type="string">
            <text:p>mogrify -rotate -24.512 -background black IMG_20210705_004839760.jpg</text:p>
          </table:table-cell>
          <table:table-cell table:formula="of:=IF([.C73]&lt;&gt;&quot;&quot;;CONCATENATE(&quot;mogrify -crop &quot;;ROUND([.B$22]);&quot;x&quot;;ROUND([.B$23]);&quot;+&quot;;ROUND([.B$30]+[.B$33]-[.AL73]);&quot;+&quot;;ROUND([.B$31]+[.B$34]-[.AM73]);&quot; &quot;;[.C73]);&quot;&quot;)" office:value-type="string" office:string-value="mogrify -crop 2538x1941+1443+1169 IMG_20210705_004839760.jpg" calcext:value-type="string">
            <text:p>mogrify -crop 2538x1941+1443+1169 IMG_20210705_004839760.jpg</text:p>
          </table:table-cell>
          <table:table-cell/>
          <table:table-cell table:formula="of:=IF([.C73]&lt;&gt;&quot;&quot;;([.J73]-[.J$3])*360*[.B$35];0)" office:value-type="float" office:value="-24.5124999989639" calcext:value-type="float">
            <text:p>-24.5124999989639</text:p>
          </table:table-cell>
          <table:table-cell table:formula="of:=[.N73]/180*PI()" office:value-type="float" office:value="-0.427823832877027" calcext:value-type="float">
            <text:p>-0.427823832877027</text:p>
          </table:table-cell>
          <table:table-cell table:formula="of:=COS([.$O73])*([.P$3]-[.B$14])-SIN([.$O73])*([.Q$3]-[.B$15])" office:value-type="float" office:value="-214.731833138877" calcext:value-type="float">
            <text:p>-214.731833138877</text:p>
          </table:table-cell>
          <table:table-cell table:formula="of:=SIN([.$O73])*([.P$3]-[.B$14])+COS([.$O73])*([.Q$3]-[.B$15])" office:value-type="float" office:value="372.679808732399" calcext:value-type="float">
            <text:p>372.679808732399</text:p>
          </table:table-cell>
          <table:table-cell table:formula="of:=COS([.$O73])*([.R$3]-[.B$14])-SIN([.$O73])*([.S$3]-[.B$15])" office:value-type="float" office:value="145.394210654457" calcext:value-type="float">
            <text:p>145.394210654457</text:p>
          </table:table-cell>
          <table:table-cell table:formula="of:=SIN([.$O73])*([.R$3]-[.B$14])+COS([.$O73])*([.S$3]-[.B$15])" office:value-type="float" office:value="1162.44764334062" calcext:value-type="float">
            <text:p>1162.44764334062</text:p>
          </table:table-cell>
          <table:table-cell table:formula="of:=COS([.$O73])*([.T$3]-[.B$14])-SIN([.$O73])*([.U$3]-[.B$15])" office:value-type="float" office:value="837.07878530249" calcext:value-type="float">
            <text:p>837.07878530249</text:p>
          </table:table-cell>
          <table:table-cell table:formula="of:=SIN([.$O73])*([.T$3]-[.B$14])+COS([.$O73])*([.U$3]-[.B$15])" office:value-type="float" office:value="-106.935060651349" calcext:value-type="float">
            <text:p>-106.935060651349</text:p>
          </table:table-cell>
          <table:table-cell table:formula="of:=COS([.$O73])*([.V$3]-[.B$14])-SIN([.$O73])*([.W$3]-[.B$15])" office:value-type="float" office:value="1197.20482909582" calcext:value-type="float">
            <text:p>1197.20482909582</text:p>
          </table:table-cell>
          <table:table-cell table:formula="of:=SIN([.$O73])*([.V$3]-[.B$14])+COS([.$O73])*([.W$3]-[.B$15])" office:value-type="float" office:value="682.832773956875" calcext:value-type="float">
            <text:p>682.832773956875</text:p>
          </table:table-cell>
          <table:table-cell table:formula="of:=COS([.$O73])*([.X$3]-[.B$12]/2)-SIN([.$O73])*([.Y$3]-[.B$13]/2)" office:value-type="float" office:value="-705.96833111735" calcext:value-type="float">
            <text:p>-705.96833111735</text:p>
          </table:table-cell>
          <table:table-cell table:formula="of:=SIN([.$O73])*([.X$3]-[.B$12]/2)+COS([.$O73])*([.Y$3]-[.B$13]/2)" office:value-type="float" office:value="-155.076482612238" calcext:value-type="float">
            <text:p>-155.076482612238</text:p>
          </table:table-cell>
          <table:table-cell table:formula="of:=COS([.$O73])*([.Z$3]-[.B$12]/2)-SIN([.$O73])*([.AA$3]-[.B$13]/2)" office:value-type="float" office:value="-345.842287324017" calcext:value-type="float">
            <text:p>-345.842287324017</text:p>
          </table:table-cell>
          <table:table-cell table:formula="of:=SIN([.$O73])*([.Z$3]-[.B$12]/2)+COS([.$O73])*([.AA$3]-[.B$13]/2)" office:value-type="float" office:value="634.691351995986" calcext:value-type="float">
            <text:p>634.691351995986</text:p>
          </table:table-cell>
          <table:table-cell table:formula="of:=COS([.$O73])*([.AB$3]-[.B$12]/2)-SIN([.$O73])*([.AC$3]-[.B$13]/2)" office:value-type="float" office:value="345.842287324017" calcext:value-type="float">
            <text:p>345.842287324017</text:p>
          </table:table-cell>
          <table:table-cell table:formula="of:=SIN([.$O73])*([.AB$3]-[.B$12]/2)+COS([.$O73])*([.AC$3]-[.B$13]/2)" office:value-type="float" office:value="-634.691351995986" calcext:value-type="float">
            <text:p>-634.691351995986</text:p>
          </table:table-cell>
          <table:table-cell table:formula="of:=COS([.$O73])*([.AD$3]-[.B$12]/2)-SIN([.$O73])*([.AE$3]-[.B$13]/2)" office:value-type="float" office:value="705.96833111735" calcext:value-type="float">
            <text:p>705.96833111735</text:p>
          </table:table-cell>
          <table:table-cell table:formula="of:=SIN([.$O73])*([.AD$3]-[.B$12]/2)+COS([.$O73])*([.AE$3]-[.B$13]/2)" office:value-type="float" office:value="155.076482612238" calcext:value-type="float">
            <text:p>155.076482612238</text:p>
          </table:table-cell>
          <table:table-cell table:formula="of:=COS([.$O73])*([.AF$3]-[.B$12]/2)-SIN([.$O73])*([.AG$3]-[.B$13]/2)" office:value-type="float" office:value="-491.236497978474" calcext:value-type="float">
            <text:p>-491.236497978474</text:p>
          </table:table-cell>
          <table:table-cell table:formula="of:=SIN([.$O73])*([.AF$3]-[.B$12]/2)+COS([.$O73])*([.AG$3]-[.B$13]/2)" office:value-type="float" office:value="-527.756291344637" calcext:value-type="float">
            <text:p>-527.756291344637</text:p>
          </table:table-cell>
          <table:table-cell table:formula="of:=MIN([.X73];[.Z73];[.AB73];[.AD73])" office:value-type="float" office:value="-705.96833111735" calcext:value-type="float">
            <text:p>-705.96833111735</text:p>
          </table:table-cell>
          <table:table-cell table:formula="of:=MIN([.Y73];[.AA73];[.AC73];[.AE73])" office:value-type="float" office:value="-634.691351995986" calcext:value-type="float">
            <text:p>-634.691351995986</text:p>
          </table:table-cell>
          <table:table-cell table:formula="of:=[.AF73]-[.$AH73]" office:value-type="float" office:value="214.731833138877" calcext:value-type="float">
            <text:p>214.731833138877</text:p>
          </table:table-cell>
          <table:table-cell table:formula="of:=[.AG73]-[.$AI73]" office:value-type="float" office:value="106.935060651349" calcext:value-type="float">
            <text:p>106.935060651349</text:p>
          </table:table-cell>
          <table:table-cell table:formula="of:=[.AF$3]-[.AJ73]" office:value-type="float" office:value="135.268166861123" calcext:value-type="float">
            <text:p>135.268166861123</text:p>
          </table:table-cell>
          <table:table-cell table:formula="of:=[.AG$3]-[.AK73]" office:value-type="float" office:value="-356.935060651349" calcext:value-type="float">
            <text:p>-356.93506065134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5039841.jpg</text:p>
          </table:table-cell>
          <table:table-cell table:formula="of:=MID([.C74];5;4)" office:value-type="string" office:string-value="2021" calcext:value-type="string">
            <text:p>2021</text:p>
          </table:table-cell>
          <table:table-cell table:formula="of:=MID([.C74];9;2)" office:value-type="string" office:string-value="07" calcext:value-type="string">
            <text:p>07</text:p>
          </table:table-cell>
          <table:table-cell table:formula="of:=MID([.C74];11;2)" office:value-type="string" office:string-value="05" calcext:value-type="string">
            <text:p>05</text:p>
          </table:table-cell>
          <table:table-cell table:formula="of:=MID([.C74];14;2)" office:value-type="string" office:string-value="00" calcext:value-type="string">
            <text:p>00</text:p>
          </table:table-cell>
          <table:table-cell table:formula="of:=MID([.C74];16;2)" office:value-type="string" office:string-value="50" calcext:value-type="string">
            <text:p>50</text:p>
          </table:table-cell>
          <table:table-cell table:formula="of:=MID([.C74];18;2)" office:value-type="string" office:string-value="39" calcext:value-type="string">
            <text:p>39</text:p>
          </table:table-cell>
          <table:table-cell table:formula="of:=DATE([.D74];[.E74];[.F74])+TIME([.G74];[.H74];[.I74])" office:value-type="date" office:date-value="2021-07-05T00:50:39" calcext:value-type="date">
            <text:p>05/07/21 00:50:39</text:p>
          </table:table-cell>
          <table:table-cell table:formula="of:=IF([.C74]&lt;&gt;&quot;&quot;;CONCATENATE(&quot;mogrify -rotate &quot;;ROUND([.N74];3);&quot; -background black &quot;;[.C74]);&quot;&quot;)" office:value-type="string" office:string-value="mogrify -rotate -24.012 -background black IMG_20210705_005039841.jpg" calcext:value-type="string">
            <text:p>mogrify -rotate -24.012 -background black IMG_20210705_005039841.jpg</text:p>
          </table:table-cell>
          <table:table-cell table:formula="of:=IF([.C74]&lt;&gt;&quot;&quot;;CONCATENATE(&quot;mogrify -crop &quot;;ROUND([.B$22]);&quot;x&quot;;ROUND([.B$23]);&quot;+&quot;;ROUND([.B$30]+[.B$33]-[.AL74]);&quot;+&quot;;ROUND([.B$31]+[.B$34]-[.AM74]);&quot; &quot;;[.C74]);&quot;&quot;)" office:value-type="string" office:string-value="mogrify -crop 2538x1941+1446+1162 IMG_20210705_005039841.jpg" calcext:value-type="string">
            <text:p>mogrify -crop 2538x1941+1446+1162 IMG_20210705_005039841.jpg</text:p>
          </table:table-cell>
          <table:table-cell/>
          <table:table-cell table:formula="of:=IF([.C74]&lt;&gt;&quot;&quot;;([.J74]-[.J$3])*360*[.B$35];0)" office:value-type="float" office:value="-24.0124999999534" calcext:value-type="float">
            <text:p>-24.0124999999534</text:p>
          </table:table-cell>
          <table:table-cell table:formula="of:=[.N74]/180*PI()" office:value-type="float" office:value="-0.419097186634326" calcext:value-type="float">
            <text:p>-0.419097186634326</text:p>
          </table:table-cell>
          <table:table-cell table:formula="of:=COS([.$O74])*([.P$3]-[.B$14])-SIN([.$O74])*([.Q$3]-[.B$15])" office:value-type="float" office:value="-217.975860382672" calcext:value-type="float">
            <text:p>-217.975860382672</text:p>
          </table:table-cell>
          <table:table-cell table:formula="of:=SIN([.$O74])*([.P$3]-[.B$14])+COS([.$O74])*([.Q$3]-[.B$15])" office:value-type="float" office:value="370.791753266485" calcext:value-type="float">
            <text:p>370.791753266485</text:p>
          </table:table-cell>
          <table:table-cell table:formula="of:=COS([.$O74])*([.R$3]-[.B$14])-SIN([.$O74])*([.S$3]-[.B$15])" office:value-type="float" office:value="135.244533883912" calcext:value-type="float">
            <text:p>135.244533883912</text:p>
          </table:table-cell>
          <table:table-cell table:formula="of:=SIN([.$O74])*([.R$3]-[.B$14])+COS([.$O74])*([.S$3]-[.B$15])" office:value-type="float" office:value="1163.6721686345" calcext:value-type="float">
            <text:p>1163.6721686345</text:p>
          </table:table-cell>
          <table:table-cell table:formula="of:=COS([.$O74])*([.T$3]-[.B$14])-SIN([.$O74])*([.U$3]-[.B$15])" office:value-type="float" office:value="837.980084508373" calcext:value-type="float">
            <text:p>837.980084508373</text:p>
          </table:table-cell>
          <table:table-cell table:formula="of:=SIN([.$O74])*([.T$3]-[.B$14])+COS([.$O74])*([.U$3]-[.B$15])" office:value-type="float" office:value="-99.6261911715012" calcext:value-type="float">
            <text:p>-99.6261911715012</text:p>
          </table:table-cell>
          <table:table-cell table:formula="of:=COS([.$O74])*([.V$3]-[.B$14])-SIN([.$O74])*([.W$3]-[.B$15])" office:value-type="float" office:value="1191.20047877496" calcext:value-type="float">
            <text:p>1191.20047877496</text:p>
          </table:table-cell>
          <table:table-cell table:formula="of:=SIN([.$O74])*([.V$3]-[.B$14])+COS([.$O74])*([.W$3]-[.B$15])" office:value-type="float" office:value="693.254224196515" calcext:value-type="float">
            <text:p>693.254224196515</text:p>
          </table:table-cell>
          <table:table-cell table:formula="of:=COS([.$O74])*([.X$3]-[.B$12]/2)-SIN([.$O74])*([.Y$3]-[.B$13]/2)" office:value-type="float" office:value="-704.588169578815" calcext:value-type="float">
            <text:p>-704.588169578815</text:p>
          </table:table-cell>
          <table:table-cell table:formula="of:=SIN([.$O74])*([.X$3]-[.B$12]/2)+COS([.$O74])*([.Y$3]-[.B$13]/2)" office:value-type="float" office:value="-161.231235465015" calcext:value-type="float">
            <text:p>-161.231235465015</text:p>
          </table:table-cell>
          <table:table-cell table:formula="of:=COS([.$O74])*([.Z$3]-[.B$12]/2)-SIN([.$O74])*([.AA$3]-[.B$13]/2)" office:value-type="float" office:value="-351.36777531223" calcext:value-type="float">
            <text:p>-351.36777531223</text:p>
          </table:table-cell>
          <table:table-cell table:formula="of:=SIN([.$O74])*([.Z$3]-[.B$12]/2)+COS([.$O74])*([.AA$3]-[.B$13]/2)" office:value-type="float" office:value="631.649179903001" calcext:value-type="float">
            <text:p>631.649179903001</text:p>
          </table:table-cell>
          <table:table-cell table:formula="of:=COS([.$O74])*([.AB$3]-[.B$12]/2)-SIN([.$O74])*([.AC$3]-[.B$13]/2)" office:value-type="float" office:value="351.36777531223" calcext:value-type="float">
            <text:p>351.36777531223</text:p>
          </table:table-cell>
          <table:table-cell table:formula="of:=SIN([.$O74])*([.AB$3]-[.B$12]/2)+COS([.$O74])*([.AC$3]-[.B$13]/2)" office:value-type="float" office:value="-631.649179903001" calcext:value-type="float">
            <text:p>-631.649179903001</text:p>
          </table:table-cell>
          <table:table-cell table:formula="of:=COS([.$O74])*([.AD$3]-[.B$12]/2)-SIN([.$O74])*([.AE$3]-[.B$13]/2)" office:value-type="float" office:value="704.588169578815" calcext:value-type="float">
            <text:p>704.588169578815</text:p>
          </table:table-cell>
          <table:table-cell table:formula="of:=SIN([.$O74])*([.AD$3]-[.B$12]/2)+COS([.$O74])*([.AE$3]-[.B$13]/2)" office:value-type="float" office:value="161.231235465015" calcext:value-type="float">
            <text:p>161.231235465015</text:p>
          </table:table-cell>
          <table:table-cell table:formula="of:=COS([.$O74])*([.AF$3]-[.B$12]/2)-SIN([.$O74])*([.AG$3]-[.B$13]/2)" office:value-type="float" office:value="-486.612309196142" calcext:value-type="float">
            <text:p>-486.612309196142</text:p>
          </table:table-cell>
          <table:table-cell table:formula="of:=SIN([.$O74])*([.AF$3]-[.B$12]/2)+COS([.$O74])*([.AG$3]-[.B$13]/2)" office:value-type="float" office:value="-532.0229887315" calcext:value-type="float">
            <text:p>-532.0229887315</text:p>
          </table:table-cell>
          <table:table-cell table:formula="of:=MIN([.X74];[.Z74];[.AB74];[.AD74])" office:value-type="float" office:value="-704.588169578815" calcext:value-type="float">
            <text:p>-704.588169578815</text:p>
          </table:table-cell>
          <table:table-cell table:formula="of:=MIN([.Y74];[.AA74];[.AC74];[.AE74])" office:value-type="float" office:value="-631.649179903001" calcext:value-type="float">
            <text:p>-631.649179903001</text:p>
          </table:table-cell>
          <table:table-cell table:formula="of:=[.AF74]-[.$AH74]" office:value-type="float" office:value="217.975860382672" calcext:value-type="float">
            <text:p>217.975860382672</text:p>
          </table:table-cell>
          <table:table-cell table:formula="of:=[.AG74]-[.$AI74]" office:value-type="float" office:value="99.6261911715012" calcext:value-type="float">
            <text:p>99.6261911715012</text:p>
          </table:table-cell>
          <table:table-cell table:formula="of:=[.AF$3]-[.AJ74]" office:value-type="float" office:value="132.024139617328" calcext:value-type="float">
            <text:p>132.024139617328</text:p>
          </table:table-cell>
          <table:table-cell table:formula="of:=[.AG$3]-[.AK74]" office:value-type="float" office:value="-349.626191171501" calcext:value-type="float">
            <text:p>-349.62619117150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5239910.jpg</text:p>
          </table:table-cell>
          <table:table-cell table:formula="of:=MID([.C75];5;4)" office:value-type="string" office:string-value="2021" calcext:value-type="string">
            <text:p>2021</text:p>
          </table:table-cell>
          <table:table-cell table:formula="of:=MID([.C75];9;2)" office:value-type="string" office:string-value="07" calcext:value-type="string">
            <text:p>07</text:p>
          </table:table-cell>
          <table:table-cell table:formula="of:=MID([.C75];11;2)" office:value-type="string" office:string-value="05" calcext:value-type="string">
            <text:p>05</text:p>
          </table:table-cell>
          <table:table-cell table:formula="of:=MID([.C75];14;2)" office:value-type="string" office:string-value="00" calcext:value-type="string">
            <text:p>00</text:p>
          </table:table-cell>
          <table:table-cell table:formula="of:=MID([.C75];16;2)" office:value-type="string" office:string-value="52" calcext:value-type="string">
            <text:p>52</text:p>
          </table:table-cell>
          <table:table-cell table:formula="of:=MID([.C75];18;2)" office:value-type="string" office:string-value="39" calcext:value-type="string">
            <text:p>39</text:p>
          </table:table-cell>
          <table:table-cell table:formula="of:=DATE([.D75];[.E75];[.F75])+TIME([.G75];[.H75];[.I75])" office:value-type="date" office:date-value="2021-07-05T00:52:39" calcext:value-type="date">
            <text:p>05/07/21 00:52:39</text:p>
          </table:table-cell>
          <table:table-cell table:formula="of:=IF([.C75]&lt;&gt;&quot;&quot;;CONCATENATE(&quot;mogrify -rotate &quot;;ROUND([.N75];3);&quot; -background black &quot;;[.C75]);&quot;&quot;)" office:value-type="string" office:string-value="mogrify -rotate -23.513 -background black IMG_20210705_005239910.jpg" calcext:value-type="string">
            <text:p>mogrify -rotate -23.513 -background black IMG_20210705_005239910.jpg</text:p>
          </table:table-cell>
          <table:table-cell table:formula="of:=IF([.C75]&lt;&gt;&quot;&quot;;CONCATENATE(&quot;mogrify -crop &quot;;ROUND([.B$22]);&quot;x&quot;;ROUND([.B$23]);&quot;+&quot;;ROUND([.B$30]+[.B$33]-[.AL75]);&quot;+&quot;;ROUND([.B$31]+[.B$34]-[.AM75]);&quot; &quot;;[.C75]);&quot;&quot;)" office:value-type="string" office:string-value="mogrify -crop 2538x1941+1450+1155 IMG_20210705_005239910.jpg" calcext:value-type="string">
            <text:p>mogrify -crop 2538x1941+1450+1155 IMG_20210705_005239910.jpg</text:p>
          </table:table-cell>
          <table:table-cell/>
          <table:table-cell table:formula="of:=IF([.C75]&lt;&gt;&quot;&quot;;([.J75]-[.J$3])*360*[.B$35];0)" office:value-type="float" office:value="-23.512500000943" calcext:value-type="float">
            <text:p>-23.512500000943</text:p>
          </table:table-cell>
          <table:table-cell table:formula="of:=[.N75]/180*PI()" office:value-type="float" office:value="-0.410370540391625" calcext:value-type="float">
            <text:p>-0.410370540391625</text:p>
          </table:table-cell>
          <table:table-cell table:formula="of:=COS([.$O75])*([.P$3]-[.B$14])-SIN([.$O75])*([.Q$3]-[.B$15])" office:value-type="float" office:value="-221.203287920838" calcext:value-type="float">
            <text:p>-221.203287920838</text:p>
          </table:table-cell>
          <table:table-cell table:formula="of:=SIN([.$O75])*([.P$3]-[.B$14])+COS([.$O75])*([.Q$3]-[.B$15])" office:value-type="float" office:value="368.875460573092" calcext:value-type="float">
            <text:p>368.875460573092</text:p>
          </table:table-cell>
          <table:table-cell table:formula="of:=COS([.$O75])*([.R$3]-[.B$14])-SIN([.$O75])*([.S$3]-[.B$15])" office:value-type="float" office:value="125.084557718532" calcext:value-type="float">
            <text:p>125.084557718532</text:p>
          </table:table-cell>
          <table:table-cell table:formula="of:=SIN([.$O75])*([.R$3]-[.B$14])+COS([.$O75])*([.S$3]-[.B$15])" office:value-type="float" office:value="1164.80807578775" calcext:value-type="float">
            <text:p>1164.80807578775</text:p>
          </table:table-cell>
          <table:table-cell table:formula="of:=COS([.$O75])*([.T$3]-[.B$14])-SIN([.$O75])*([.U$3]-[.B$15])" office:value-type="float" office:value="838.817568286701" calcext:value-type="float">
            <text:p>838.817568286701</text:p>
          </table:table-cell>
          <table:table-cell table:formula="of:=SIN([.$O75])*([.T$3]-[.B$14])+COS([.$O75])*([.U$3]-[.B$15])" office:value-type="float" office:value="-92.3097347715072" calcext:value-type="float">
            <text:p>-92.3097347715072</text:p>
          </table:table-cell>
          <table:table-cell table:formula="of:=COS([.$O75])*([.V$3]-[.B$14])-SIN([.$O75])*([.W$3]-[.B$15])" office:value-type="float" office:value="1185.10541392607" calcext:value-type="float">
            <text:p>1185.10541392607</text:p>
          </table:table-cell>
          <table:table-cell table:formula="of:=SIN([.$O75])*([.V$3]-[.B$14])+COS([.$O75])*([.W$3]-[.B$15])" office:value-type="float" office:value="703.62288044315" calcext:value-type="float">
            <text:p>703.62288044315</text:p>
          </table:table-cell>
          <table:table-cell table:formula="of:=COS([.$O75])*([.X$3]-[.B$12]/2)-SIN([.$O75])*([.Y$3]-[.B$13]/2)" office:value-type="float" office:value="-703.154350923455" calcext:value-type="float">
            <text:p>-703.154350923455</text:p>
          </table:table-cell>
          <table:table-cell table:formula="of:=SIN([.$O75])*([.X$3]-[.B$12]/2)+COS([.$O75])*([.Y$3]-[.B$13]/2)" office:value-type="float" office:value="-167.373709935029" calcext:value-type="float">
            <text:p>-167.373709935029</text:p>
          </table:table-cell>
          <table:table-cell table:formula="of:=COS([.$O75])*([.Z$3]-[.B$12]/2)-SIN([.$O75])*([.AA$3]-[.B$13]/2)" office:value-type="float" office:value="-356.866505284084" calcext:value-type="float">
            <text:p>-356.866505284084</text:p>
          </table:table-cell>
          <table:table-cell table:formula="of:=SIN([.$O75])*([.Z$3]-[.B$12]/2)+COS([.$O75])*([.AA$3]-[.B$13]/2)" office:value-type="float" office:value="628.558905279628" calcext:value-type="float">
            <text:p>628.558905279628</text:p>
          </table:table-cell>
          <table:table-cell table:formula="of:=COS([.$O75])*([.AB$3]-[.B$12]/2)-SIN([.$O75])*([.AC$3]-[.B$13]/2)" office:value-type="float" office:value="356.866505284084" calcext:value-type="float">
            <text:p>356.866505284084</text:p>
          </table:table-cell>
          <table:table-cell table:formula="of:=SIN([.$O75])*([.AB$3]-[.B$12]/2)+COS([.$O75])*([.AC$3]-[.B$13]/2)" office:value-type="float" office:value="-628.558905279628" calcext:value-type="float">
            <text:p>-628.558905279628</text:p>
          </table:table-cell>
          <table:table-cell table:formula="of:=COS([.$O75])*([.AD$3]-[.B$12]/2)-SIN([.$O75])*([.AE$3]-[.B$13]/2)" office:value-type="float" office:value="703.154350923455" calcext:value-type="float">
            <text:p>703.154350923455</text:p>
          </table:table-cell>
          <table:table-cell table:formula="of:=SIN([.$O75])*([.AD$3]-[.B$12]/2)+COS([.$O75])*([.AE$3]-[.B$13]/2)" office:value-type="float" office:value="167.373709935029" calcext:value-type="float">
            <text:p>167.373709935029</text:p>
          </table:table-cell>
          <table:table-cell table:formula="of:=COS([.$O75])*([.AF$3]-[.B$12]/2)-SIN([.$O75])*([.AG$3]-[.B$13]/2)" office:value-type="float" office:value="-481.951063002617" calcext:value-type="float">
            <text:p>-481.951063002617</text:p>
          </table:table-cell>
          <table:table-cell table:formula="of:=SIN([.$O75])*([.AF$3]-[.B$12]/2)+COS([.$O75])*([.AG$3]-[.B$13]/2)" office:value-type="float" office:value="-536.249170508121" calcext:value-type="float">
            <text:p>-536.249170508121</text:p>
          </table:table-cell>
          <table:table-cell table:formula="of:=MIN([.X75];[.Z75];[.AB75];[.AD75])" office:value-type="float" office:value="-703.154350923455" calcext:value-type="float">
            <text:p>-703.154350923455</text:p>
          </table:table-cell>
          <table:table-cell table:formula="of:=MIN([.Y75];[.AA75];[.AC75];[.AE75])" office:value-type="float" office:value="-628.558905279628" calcext:value-type="float">
            <text:p>-628.558905279628</text:p>
          </table:table-cell>
          <table:table-cell table:formula="of:=[.AF75]-[.$AH75]" office:value-type="float" office:value="221.203287920838" calcext:value-type="float">
            <text:p>221.203287920838</text:p>
          </table:table-cell>
          <table:table-cell table:formula="of:=[.AG75]-[.$AI75]" office:value-type="float" office:value="92.3097347715072" calcext:value-type="float">
            <text:p>92.3097347715072</text:p>
          </table:table-cell>
          <table:table-cell table:formula="of:=[.AF$3]-[.AJ75]" office:value-type="float" office:value="128.796712079162" calcext:value-type="float">
            <text:p>128.796712079162</text:p>
          </table:table-cell>
          <table:table-cell table:formula="of:=[.AG$3]-[.AK75]" office:value-type="float" office:value="-342.309734771507" calcext:value-type="float">
            <text:p>-342.30973477150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5439971.jpg</text:p>
          </table:table-cell>
          <table:table-cell table:formula="of:=MID([.C76];5;4)" office:value-type="string" office:string-value="2021" calcext:value-type="string">
            <text:p>2021</text:p>
          </table:table-cell>
          <table:table-cell table:formula="of:=MID([.C76];9;2)" office:value-type="string" office:string-value="07" calcext:value-type="string">
            <text:p>07</text:p>
          </table:table-cell>
          <table:table-cell table:formula="of:=MID([.C76];11;2)" office:value-type="string" office:string-value="05" calcext:value-type="string">
            <text:p>05</text:p>
          </table:table-cell>
          <table:table-cell table:formula="of:=MID([.C76];14;2)" office:value-type="string" office:string-value="00" calcext:value-type="string">
            <text:p>00</text:p>
          </table:table-cell>
          <table:table-cell table:formula="of:=MID([.C76];16;2)" office:value-type="string" office:string-value="54" calcext:value-type="string">
            <text:p>54</text:p>
          </table:table-cell>
          <table:table-cell table:formula="of:=MID([.C76];18;2)" office:value-type="string" office:string-value="39" calcext:value-type="string">
            <text:p>39</text:p>
          </table:table-cell>
          <table:table-cell table:formula="of:=DATE([.D76];[.E76];[.F76])+TIME([.G76];[.H76];[.I76])" office:value-type="date" office:date-value="2021-07-05T00:54:39" calcext:value-type="date">
            <text:p>05/07/21 00:54:39</text:p>
          </table:table-cell>
          <table:table-cell table:formula="of:=IF([.C76]&lt;&gt;&quot;&quot;;CONCATENATE(&quot;mogrify -rotate &quot;;ROUND([.N76];3);&quot; -background black &quot;;[.C76]);&quot;&quot;)" office:value-type="string" office:string-value="mogrify -rotate -23.012 -background black IMG_20210705_005439971.jpg" calcext:value-type="string">
            <text:p>mogrify -rotate -23.012 -background black IMG_20210705_005439971.jpg</text:p>
          </table:table-cell>
          <table:table-cell table:formula="of:=IF([.C76]&lt;&gt;&quot;&quot;;CONCATENATE(&quot;mogrify -crop &quot;;ROUND([.B$22]);&quot;x&quot;;ROUND([.B$23]);&quot;+&quot;;ROUND([.B$30]+[.B$33]-[.AL76]);&quot;+&quot;;ROUND([.B$31]+[.B$34]-[.AM76]);&quot; &quot;;[.C76]);&quot;&quot;)" office:value-type="string" office:string-value="mogrify -crop 2538x1941+1453+1147 IMG_20210705_005439971.jpg" calcext:value-type="string">
            <text:p>mogrify -crop 2538x1941+1453+1147 IMG_20210705_005439971.jpg</text:p>
          </table:table-cell>
          <table:table-cell/>
          <table:table-cell table:formula="of:=IF([.C76]&lt;&gt;&quot;&quot;;([.J76]-[.J$3])*360*[.B$35];0)" office:value-type="float" office:value="-23.0124999993131" calcext:value-type="float">
            <text:p>-23.0124999993131</text:p>
          </table:table-cell>
          <table:table-cell table:formula="of:=[.N76]/180*PI()" office:value-type="float" office:value="-0.401643894103207" calcext:value-type="float">
            <text:p>-0.401643894103207</text:p>
          </table:table-cell>
          <table:table-cell table:formula="of:=COS([.$O76])*([.P$3]-[.B$14])-SIN([.$O76])*([.Q$3]-[.B$15])" office:value-type="float" office:value="-224.413869989046" calcext:value-type="float">
            <text:p>-224.413869989046</text:p>
          </table:table-cell>
          <table:table-cell table:formula="of:=SIN([.$O76])*([.P$3]-[.B$14])+COS([.$O76])*([.Q$3]-[.B$15])" office:value-type="float" office:value="366.931076575069" calcext:value-type="float">
            <text:p>366.931076575069</text:p>
          </table:table-cell>
          <table:table-cell table:formula="of:=COS([.$O76])*([.R$3]-[.B$14])-SIN([.$O76])*([.S$3]-[.B$15])" office:value-type="float" office:value="114.915055826537" calcext:value-type="float">
            <text:p>114.915055826537</text:p>
          </table:table-cell>
          <table:table-cell table:formula="of:=SIN([.$O76])*([.R$3]-[.B$14])+COS([.$O76])*([.S$3]-[.B$15])" office:value-type="float" office:value="1165.85527830189" calcext:value-type="float">
            <text:p>1165.85527830189</text:p>
          </table:table-cell>
          <table:table-cell table:formula="of:=COS([.$O76])*([.T$3]-[.B$14])-SIN([.$O76])*([.U$3]-[.B$15])" office:value-type="float" office:value="839.591172863728" calcext:value-type="float">
            <text:p>839.591172863728</text:p>
          </table:table-cell>
          <table:table-cell table:formula="of:=SIN([.$O76])*([.T$3]-[.B$14])+COS([.$O76])*([.U$3]-[.B$15])" office:value-type="float" office:value="-84.9862485894637" calcext:value-type="float">
            <text:p>-84.9862485894637</text:p>
          </table:table-cell>
          <table:table-cell table:formula="of:=COS([.$O76])*([.V$3]-[.B$14])-SIN([.$O76])*([.W$3]-[.B$15])" office:value-type="float" office:value="1178.92009867931" calcext:value-type="float">
            <text:p>1178.92009867931</text:p>
          </table:table-cell>
          <table:table-cell table:formula="of:=SIN([.$O76])*([.V$3]-[.B$14])+COS([.$O76])*([.W$3]-[.B$15])" office:value-type="float" office:value="713.93795313736" calcext:value-type="float">
            <text:p>713.93795313736</text:p>
          </table:table-cell>
          <table:table-cell table:formula="of:=COS([.$O76])*([.X$3]-[.B$12]/2)-SIN([.$O76])*([.Y$3]-[.B$13]/2)" office:value-type="float" office:value="-701.666984334179" calcext:value-type="float">
            <text:p>-701.666984334179</text:p>
          </table:table-cell>
          <table:table-cell table:formula="of:=SIN([.$O76])*([.X$3]-[.B$12]/2)+COS([.$O76])*([.Y$3]-[.B$13]/2)" office:value-type="float" office:value="-173.503438281145" calcext:value-type="float">
            <text:p>-173.503438281145</text:p>
          </table:table-cell>
          <table:table-cell table:formula="of:=COS([.$O76])*([.Z$3]-[.B$12]/2)-SIN([.$O76])*([.AA$3]-[.B$13]/2)" office:value-type="float" office:value="-362.338058518595" calcext:value-type="float">
            <text:p>-362.338058518595</text:p>
          </table:table-cell>
          <table:table-cell table:formula="of:=SIN([.$O76])*([.Z$3]-[.B$12]/2)+COS([.$O76])*([.AA$3]-[.B$13]/2)" office:value-type="float" office:value="625.420763445678" calcext:value-type="float">
            <text:p>625.420763445678</text:p>
          </table:table-cell>
          <table:table-cell table:formula="of:=COS([.$O76])*([.AB$3]-[.B$12]/2)-SIN([.$O76])*([.AC$3]-[.B$13]/2)" office:value-type="float" office:value="362.338058518595" calcext:value-type="float">
            <text:p>362.338058518595</text:p>
          </table:table-cell>
          <table:table-cell table:formula="of:=SIN([.$O76])*([.AB$3]-[.B$12]/2)+COS([.$O76])*([.AC$3]-[.B$13]/2)" office:value-type="float" office:value="-625.420763445678" calcext:value-type="float">
            <text:p>-625.420763445678</text:p>
          </table:table-cell>
          <table:table-cell table:formula="of:=COS([.$O76])*([.AD$3]-[.B$12]/2)-SIN([.$O76])*([.AE$3]-[.B$13]/2)" office:value-type="float" office:value="701.666984334179" calcext:value-type="float">
            <text:p>701.666984334179</text:p>
          </table:table-cell>
          <table:table-cell table:formula="of:=SIN([.$O76])*([.AD$3]-[.B$12]/2)+COS([.$O76])*([.AE$3]-[.B$13]/2)" office:value-type="float" office:value="173.503438281145" calcext:value-type="float">
            <text:p>173.503438281145</text:p>
          </table:table-cell>
          <table:table-cell table:formula="of:=COS([.$O76])*([.AF$3]-[.B$12]/2)-SIN([.$O76])*([.AG$3]-[.B$13]/2)" office:value-type="float" office:value="-477.253114345132" calcext:value-type="float">
            <text:p>-477.253114345132</text:p>
          </table:table-cell>
          <table:table-cell table:formula="of:=SIN([.$O76])*([.AF$3]-[.B$12]/2)+COS([.$O76])*([.AG$3]-[.B$13]/2)" office:value-type="float" office:value="-540.434514856215" calcext:value-type="float">
            <text:p>-540.434514856215</text:p>
          </table:table-cell>
          <table:table-cell table:formula="of:=MIN([.X76];[.Z76];[.AB76];[.AD76])" office:value-type="float" office:value="-701.666984334179" calcext:value-type="float">
            <text:p>-701.666984334179</text:p>
          </table:table-cell>
          <table:table-cell table:formula="of:=MIN([.Y76];[.AA76];[.AC76];[.AE76])" office:value-type="float" office:value="-625.420763445678" calcext:value-type="float">
            <text:p>-625.420763445678</text:p>
          </table:table-cell>
          <table:table-cell table:formula="of:=[.AF76]-[.$AH76]" office:value-type="float" office:value="224.413869989046" calcext:value-type="float">
            <text:p>224.413869989046</text:p>
          </table:table-cell>
          <table:table-cell table:formula="of:=[.AG76]-[.$AI76]" office:value-type="float" office:value="84.9862485894636" calcext:value-type="float">
            <text:p>84.9862485894636</text:p>
          </table:table-cell>
          <table:table-cell table:formula="of:=[.AF$3]-[.AJ76]" office:value-type="float" office:value="125.586130010954" calcext:value-type="float">
            <text:p>125.586130010954</text:p>
          </table:table-cell>
          <table:table-cell table:formula="of:=[.AG$3]-[.AK76]" office:value-type="float" office:value="-334.986248589464" calcext:value-type="float">
            <text:p>-334.98624858946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5639998.jpg</text:p>
          </table:table-cell>
          <table:table-cell table:formula="of:=MID([.C77];5;4)" office:value-type="string" office:string-value="2021" calcext:value-type="string">
            <text:p>2021</text:p>
          </table:table-cell>
          <table:table-cell table:formula="of:=MID([.C77];9;2)" office:value-type="string" office:string-value="07" calcext:value-type="string">
            <text:p>07</text:p>
          </table:table-cell>
          <table:table-cell table:formula="of:=MID([.C77];11;2)" office:value-type="string" office:string-value="05" calcext:value-type="string">
            <text:p>05</text:p>
          </table:table-cell>
          <table:table-cell table:formula="of:=MID([.C77];14;2)" office:value-type="string" office:string-value="00" calcext:value-type="string">
            <text:p>00</text:p>
          </table:table-cell>
          <table:table-cell table:formula="of:=MID([.C77];16;2)" office:value-type="string" office:string-value="56" calcext:value-type="string">
            <text:p>56</text:p>
          </table:table-cell>
          <table:table-cell table:formula="of:=MID([.C77];18;2)" office:value-type="string" office:string-value="39" calcext:value-type="string">
            <text:p>39</text:p>
          </table:table-cell>
          <table:table-cell table:formula="of:=DATE([.D77];[.E77];[.F77])+TIME([.G77];[.H77];[.I77])" office:value-type="date" office:date-value="2021-07-05T00:56:39" calcext:value-type="date">
            <text:p>05/07/21 00:56:39</text:p>
          </table:table-cell>
          <table:table-cell table:formula="of:=IF([.C77]&lt;&gt;&quot;&quot;;CONCATENATE(&quot;mogrify -rotate &quot;;ROUND([.N77];3);&quot; -background black &quot;;[.C77]);&quot;&quot;)" office:value-type="string" office:string-value="mogrify -rotate -22.513 -background black IMG_20210705_005639998.jpg" calcext:value-type="string">
            <text:p>mogrify -rotate -22.513 -background black IMG_20210705_005639998.jpg</text:p>
          </table:table-cell>
          <table:table-cell table:formula="of:=IF([.C77]&lt;&gt;&quot;&quot;;CONCATENATE(&quot;mogrify -crop &quot;;ROUND([.B$22]);&quot;x&quot;;ROUND([.B$23]);&quot;+&quot;;ROUND([.B$30]+[.B$33]-[.AL77]);&quot;+&quot;;ROUND([.B$31]+[.B$34]-[.AM77]);&quot; &quot;;[.C77]);&quot;&quot;)" office:value-type="string" office:string-value="mogrify -crop 2538x1941+1456+1140 IMG_20210705_005639998.jpg" calcext:value-type="string">
            <text:p>mogrify -crop 2538x1941+1456+1140 IMG_20210705_005639998.jpg</text:p>
          </table:table-cell>
          <table:table-cell/>
          <table:table-cell table:formula="of:=IF([.C77]&lt;&gt;&quot;&quot;;([.J77]-[.J$3])*360*[.B$35];0)" office:value-type="float" office:value="-22.5125000003027" calcext:value-type="float">
            <text:p>-22.5125000003027</text:p>
          </table:table-cell>
          <table:table-cell table:formula="of:=[.N77]/180*PI()" office:value-type="float" office:value="-0.392917247860506" calcext:value-type="float">
            <text:p>-0.392917247860506</text:p>
          </table:table-cell>
          <table:table-cell table:formula="of:=COS([.$O77])*([.P$3]-[.B$14])-SIN([.$O77])*([.Q$3]-[.B$15])" office:value-type="float" office:value="-227.607362055406" calcext:value-type="float">
            <text:p>-227.607362055406</text:p>
          </table:table-cell>
          <table:table-cell table:formula="of:=SIN([.$O77])*([.P$3]-[.B$14])+COS([.$O77])*([.Q$3]-[.B$15])" office:value-type="float" office:value="364.958749365157" calcext:value-type="float">
            <text:p>364.958749365157</text:p>
          </table:table-cell>
          <table:table-cell table:formula="of:=COS([.$O77])*([.R$3]-[.B$14])-SIN([.$O77])*([.S$3]-[.B$15])" office:value-type="float" office:value="104.736802761414" calcext:value-type="float">
            <text:p>104.736802761414</text:p>
          </table:table-cell>
          <table:table-cell table:formula="of:=SIN([.$O77])*([.R$3]-[.B$14])+COS([.$O77])*([.S$3]-[.B$15])" office:value-type="float" office:value="1166.81369641743" calcext:value-type="float">
            <text:p>1166.81369641743</text:p>
          </table:table-cell>
          <table:table-cell table:formula="of:=COS([.$O77])*([.T$3]-[.B$14])-SIN([.$O77])*([.U$3]-[.B$15])" office:value-type="float" office:value="840.300839318365" calcext:value-type="float">
            <text:p>840.300839318365</text:p>
          </table:table-cell>
          <table:table-cell table:formula="of:=SIN([.$O77])*([.T$3]-[.B$14])+COS([.$O77])*([.U$3]-[.B$15])" office:value-type="float" office:value="-77.6562904139255" calcext:value-type="float">
            <text:p>-77.6562904139255</text:p>
          </table:table-cell>
          <table:table-cell table:formula="of:=COS([.$O77])*([.V$3]-[.B$14])-SIN([.$O77])*([.W$3]-[.B$15])" office:value-type="float" office:value="1172.64500413518" calcext:value-type="float">
            <text:p>1172.64500413518</text:p>
          </table:table-cell>
          <table:table-cell table:formula="of:=SIN([.$O77])*([.V$3]-[.B$14])+COS([.$O77])*([.W$3]-[.B$15])" office:value-type="float" office:value="724.198656638352" calcext:value-type="float">
            <text:p>724.198656638352</text:p>
          </table:table-cell>
          <table:table-cell table:formula="of:=COS([.$O77])*([.X$3]-[.B$12]/2)-SIN([.$O77])*([.Y$3]-[.B$13]/2)" office:value-type="float" office:value="-700.126183095295" calcext:value-type="float">
            <text:p>-700.126183095295</text:p>
          </table:table-cell>
          <table:table-cell table:formula="of:=SIN([.$O77])*([.X$3]-[.B$12]/2)+COS([.$O77])*([.Y$3]-[.B$13]/2)" office:value-type="float" office:value="-179.619953636597" calcext:value-type="float">
            <text:p>-179.619953636597</text:p>
          </table:table-cell>
          <table:table-cell table:formula="of:=COS([.$O77])*([.Z$3]-[.B$12]/2)-SIN([.$O77])*([.AA$3]-[.B$13]/2)" office:value-type="float" office:value="-367.782018278475" calcext:value-type="float">
            <text:p>-367.782018278475</text:p>
          </table:table-cell>
          <table:table-cell table:formula="of:=SIN([.$O77])*([.Z$3]-[.B$12]/2)+COS([.$O77])*([.AA$3]-[.B$13]/2)" office:value-type="float" office:value="622.23499341568" calcext:value-type="float">
            <text:p>622.23499341568</text:p>
          </table:table-cell>
          <table:table-cell table:formula="of:=COS([.$O77])*([.AB$3]-[.B$12]/2)-SIN([.$O77])*([.AC$3]-[.B$13]/2)" office:value-type="float" office:value="367.782018278475" calcext:value-type="float">
            <text:p>367.782018278475</text:p>
          </table:table-cell>
          <table:table-cell table:formula="of:=SIN([.$O77])*([.AB$3]-[.B$12]/2)+COS([.$O77])*([.AC$3]-[.B$13]/2)" office:value-type="float" office:value="-622.23499341568" calcext:value-type="float">
            <text:p>-622.23499341568</text:p>
          </table:table-cell>
          <table:table-cell table:formula="of:=COS([.$O77])*([.AD$3]-[.B$12]/2)-SIN([.$O77])*([.AE$3]-[.B$13]/2)" office:value-type="float" office:value="700.126183095295" calcext:value-type="float">
            <text:p>700.126183095295</text:p>
          </table:table-cell>
          <table:table-cell table:formula="of:=SIN([.$O77])*([.AD$3]-[.B$12]/2)+COS([.$O77])*([.AE$3]-[.B$13]/2)" office:value-type="float" office:value="179.619953636597" calcext:value-type="float">
            <text:p>179.619953636597</text:p>
          </table:table-cell>
          <table:table-cell table:formula="of:=COS([.$O77])*([.AF$3]-[.B$12]/2)-SIN([.$O77])*([.AG$3]-[.B$13]/2)" office:value-type="float" office:value="-472.518821039889" calcext:value-type="float">
            <text:p>-472.518821039889</text:p>
          </table:table-cell>
          <table:table-cell table:formula="of:=SIN([.$O77])*([.AF$3]-[.B$12]/2)+COS([.$O77])*([.AG$3]-[.B$13]/2)" office:value-type="float" office:value="-544.578703001754" calcext:value-type="float">
            <text:p>-544.578703001754</text:p>
          </table:table-cell>
          <table:table-cell table:formula="of:=MIN([.X77];[.Z77];[.AB77];[.AD77])" office:value-type="float" office:value="-700.126183095295" calcext:value-type="float">
            <text:p>-700.126183095295</text:p>
          </table:table-cell>
          <table:table-cell table:formula="of:=MIN([.Y77];[.AA77];[.AC77];[.AE77])" office:value-type="float" office:value="-622.23499341568" calcext:value-type="float">
            <text:p>-622.23499341568</text:p>
          </table:table-cell>
          <table:table-cell table:formula="of:=[.AF77]-[.$AH77]" office:value-type="float" office:value="227.607362055406" calcext:value-type="float">
            <text:p>227.607362055406</text:p>
          </table:table-cell>
          <table:table-cell table:formula="of:=[.AG77]-[.$AI77]" office:value-type="float" office:value="77.6562904139255" calcext:value-type="float">
            <text:p>77.6562904139255</text:p>
          </table:table-cell>
          <table:table-cell table:formula="of:=[.AF$3]-[.AJ77]" office:value-type="float" office:value="122.392637944594" calcext:value-type="float">
            <text:p>122.392637944594</text:p>
          </table:table-cell>
          <table:table-cell table:formula="of:=[.AG$3]-[.AK77]" office:value-type="float" office:value="-327.656290413925" calcext:value-type="float">
            <text:p>-327.65629041392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05840034.jpg</text:p>
          </table:table-cell>
          <table:table-cell table:formula="of:=MID([.C78];5;4)" office:value-type="string" office:string-value="2021" calcext:value-type="string">
            <text:p>2021</text:p>
          </table:table-cell>
          <table:table-cell table:formula="of:=MID([.C78];9;2)" office:value-type="string" office:string-value="07" calcext:value-type="string">
            <text:p>07</text:p>
          </table:table-cell>
          <table:table-cell table:formula="of:=MID([.C78];11;2)" office:value-type="string" office:string-value="05" calcext:value-type="string">
            <text:p>05</text:p>
          </table:table-cell>
          <table:table-cell table:formula="of:=MID([.C78];14;2)" office:value-type="string" office:string-value="00" calcext:value-type="string">
            <text:p>00</text:p>
          </table:table-cell>
          <table:table-cell table:formula="of:=MID([.C78];16;2)" office:value-type="string" office:string-value="58" calcext:value-type="string">
            <text:p>58</text:p>
          </table:table-cell>
          <table:table-cell table:formula="of:=MID([.C78];18;2)" office:value-type="string" office:string-value="40" calcext:value-type="string">
            <text:p>40</text:p>
          </table:table-cell>
          <table:table-cell table:formula="of:=DATE([.D78];[.E78];[.F78])+TIME([.G78];[.H78];[.I78])" office:value-type="date" office:date-value="2021-07-05T00:58:40" calcext:value-type="date">
            <text:p>05/07/21 00:58:40</text:p>
          </table:table-cell>
          <table:table-cell table:formula="of:=IF([.C78]&lt;&gt;&quot;&quot;;CONCATENATE(&quot;mogrify -rotate &quot;;ROUND([.N78];3);&quot; -background black &quot;;[.C78]);&quot;&quot;)" office:value-type="string" office:string-value="mogrify -rotate -22.008 -background black IMG_20210705_005840034.jpg" calcext:value-type="string">
            <text:p>mogrify -rotate -22.008 -background black IMG_20210705_005840034.jpg</text:p>
          </table:table-cell>
          <table:table-cell table:formula="of:=IF([.C78]&lt;&gt;&quot;&quot;;CONCATENATE(&quot;mogrify -crop &quot;;ROUND([.B$22]);&quot;x&quot;;ROUND([.B$23]);&quot;+&quot;;ROUND([.B$30]+[.B$33]-[.AL78]);&quot;+&quot;;ROUND([.B$31]+[.B$34]-[.AM78]);&quot; &quot;;[.C78]);&quot;&quot;)" office:value-type="string" office:string-value="mogrify -crop 2538x1941+1459+1133 IMG_20210705_005840034.jpg" calcext:value-type="string">
            <text:p>mogrify -crop 2538x1941+1459+1133 IMG_20210705_005840034.jpg</text:p>
          </table:table-cell>
          <table:table-cell/>
          <table:table-cell table:formula="of:=IF([.C78]&lt;&gt;&quot;&quot;;([.J78]-[.J$3])*360*[.B$35];0)" office:value-type="float" office:value="-22.0083333336515" calcext:value-type="float">
            <text:p>-22.0083333336515</text:p>
          </table:table-cell>
          <table:table-cell table:formula="of:=[.N78]/180*PI()" office:value-type="float" office:value="-0.384117879548639" calcext:value-type="float">
            <text:p>-0.384117879548639</text:p>
          </table:table-cell>
          <table:table-cell table:formula="of:=COS([.$O78])*([.P$3]-[.B$14])-SIN([.$O78])*([.Q$3]-[.B$15])" office:value-type="float" office:value="-230.809915432255" calcext:value-type="float">
            <text:p>-230.809915432255</text:p>
          </table:table-cell>
          <table:table-cell table:formula="of:=SIN([.$O78])*([.P$3]-[.B$14])+COS([.$O78])*([.Q$3]-[.B$15])" office:value-type="float" office:value="362.941845118685" calcext:value-type="float">
            <text:p>362.941845118685</text:p>
          </table:table-cell>
          <table:table-cell table:formula="of:=COS([.$O78])*([.R$3]-[.B$14])-SIN([.$O78])*([.S$3]-[.B$15])" office:value-type="float" office:value="94.465656990756" calcext:value-type="float">
            <text:p>94.465656990756</text:p>
          </table:table-cell>
          <table:table-cell table:formula="of:=SIN([.$O78])*([.R$3]-[.B$14])+COS([.$O78])*([.S$3]-[.B$15])" office:value-type="float" office:value="1167.69012997854" calcext:value-type="float">
            <text:p>1167.69012997854</text:p>
          </table:table-cell>
          <table:table-cell table:formula="of:=COS([.$O78])*([.T$3]-[.B$14])-SIN([.$O78])*([.U$3]-[.B$15])" office:value-type="float" office:value="840.951625233638" calcext:value-type="float">
            <text:p>840.951625233638</text:p>
          </table:table-cell>
          <table:table-cell table:formula="of:=SIN([.$O78])*([.T$3]-[.B$14])+COS([.$O78])*([.U$3]-[.B$15])" office:value-type="float" office:value="-70.2592628548186" calcext:value-type="float">
            <text:p>-70.2592628548186</text:p>
          </table:table-cell>
          <table:table-cell table:formula="of:=COS([.$O78])*([.V$3]-[.B$14])-SIN([.$O78])*([.W$3]-[.B$15])" office:value-type="float" office:value="1166.22719765665" calcext:value-type="float">
            <text:p>1166.22719765665</text:p>
          </table:table-cell>
          <table:table-cell table:formula="of:=SIN([.$O78])*([.V$3]-[.B$14])+COS([.$O78])*([.W$3]-[.B$15])" office:value-type="float" office:value="734.489022005039" calcext:value-type="float">
            <text:p>734.489022005039</text:p>
          </table:table-cell>
          <table:table-cell table:formula="of:=COS([.$O78])*([.X$3]-[.B$12]/2)-SIN([.$O78])*([.Y$3]-[.B$13]/2)" office:value-type="float" office:value="-698.518556544452" calcext:value-type="float">
            <text:p>-698.518556544452</text:p>
          </table:table-cell>
          <table:table-cell table:formula="of:=SIN([.$O78])*([.X$3]-[.B$12]/2)+COS([.$O78])*([.Y$3]-[.B$13]/2)" office:value-type="float" office:value="-185.773588443177" calcext:value-type="float">
            <text:p>-185.773588443177</text:p>
          </table:table-cell>
          <table:table-cell table:formula="of:=COS([.$O78])*([.Z$3]-[.B$12]/2)-SIN([.$O78])*([.AA$3]-[.B$13]/2)" office:value-type="float" office:value="-373.242984121441" calcext:value-type="float">
            <text:p>-373.242984121441</text:p>
          </table:table-cell>
          <table:table-cell table:formula="of:=SIN([.$O78])*([.Z$3]-[.B$12]/2)+COS([.$O78])*([.AA$3]-[.B$13]/2)" office:value-type="float" office:value="618.97469641668" calcext:value-type="float">
            <text:p>618.97469641668</text:p>
          </table:table-cell>
          <table:table-cell table:formula="of:=COS([.$O78])*([.AB$3]-[.B$12]/2)-SIN([.$O78])*([.AC$3]-[.B$13]/2)" office:value-type="float" office:value="373.242984121441" calcext:value-type="float">
            <text:p>373.242984121441</text:p>
          </table:table-cell>
          <table:table-cell table:formula="of:=SIN([.$O78])*([.AB$3]-[.B$12]/2)+COS([.$O78])*([.AC$3]-[.B$13]/2)" office:value-type="float" office:value="-618.97469641668" calcext:value-type="float">
            <text:p>-618.97469641668</text:p>
          </table:table-cell>
          <table:table-cell table:formula="of:=COS([.$O78])*([.AD$3]-[.B$12]/2)-SIN([.$O78])*([.AE$3]-[.B$13]/2)" office:value-type="float" office:value="698.518556544452" calcext:value-type="float">
            <text:p>698.518556544452</text:p>
          </table:table-cell>
          <table:table-cell table:formula="of:=SIN([.$O78])*([.AD$3]-[.B$12]/2)+COS([.$O78])*([.AE$3]-[.B$13]/2)" office:value-type="float" office:value="185.773588443177" calcext:value-type="float">
            <text:p>185.773588443177</text:p>
          </table:table-cell>
          <table:table-cell table:formula="of:=COS([.$O78])*([.AF$3]-[.B$12]/2)-SIN([.$O78])*([.AG$3]-[.B$13]/2)" office:value-type="float" office:value="-467.708641112197" calcext:value-type="float">
            <text:p>-467.708641112197</text:p>
          </table:table-cell>
          <table:table-cell table:formula="of:=SIN([.$O78])*([.AF$3]-[.B$12]/2)+COS([.$O78])*([.AG$3]-[.B$13]/2)" office:value-type="float" office:value="-548.715433561862" calcext:value-type="float">
            <text:p>-548.715433561862</text:p>
          </table:table-cell>
          <table:table-cell table:formula="of:=MIN([.X78];[.Z78];[.AB78];[.AD78])" office:value-type="float" office:value="-698.518556544452" calcext:value-type="float">
            <text:p>-698.518556544452</text:p>
          </table:table-cell>
          <table:table-cell table:formula="of:=MIN([.Y78];[.AA78];[.AC78];[.AE78])" office:value-type="float" office:value="-618.97469641668" calcext:value-type="float">
            <text:p>-618.97469641668</text:p>
          </table:table-cell>
          <table:table-cell table:formula="of:=[.AF78]-[.$AH78]" office:value-type="float" office:value="230.809915432255" calcext:value-type="float">
            <text:p>230.809915432255</text:p>
          </table:table-cell>
          <table:table-cell table:formula="of:=[.AG78]-[.$AI78]" office:value-type="float" office:value="70.2592628548186" calcext:value-type="float">
            <text:p>70.2592628548186</text:p>
          </table:table-cell>
          <table:table-cell table:formula="of:=[.AF$3]-[.AJ78]" office:value-type="float" office:value="119.190084567745" calcext:value-type="float">
            <text:p>119.190084567745</text:p>
          </table:table-cell>
          <table:table-cell table:formula="of:=[.AG$3]-[.AK78]" office:value-type="float" office:value="-320.259262854819" calcext:value-type="float">
            <text:p>-320.25926285481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0040112.jpg</text:p>
          </table:table-cell>
          <table:table-cell table:formula="of:=MID([.C79];5;4)" office:value-type="string" office:string-value="2021" calcext:value-type="string">
            <text:p>2021</text:p>
          </table:table-cell>
          <table:table-cell table:formula="of:=MID([.C79];9;2)" office:value-type="string" office:string-value="07" calcext:value-type="string">
            <text:p>07</text:p>
          </table:table-cell>
          <table:table-cell table:formula="of:=MID([.C79];11;2)" office:value-type="string" office:string-value="05" calcext:value-type="string">
            <text:p>05</text:p>
          </table:table-cell>
          <table:table-cell table:formula="of:=MID([.C79];14;2)" office:value-type="string" office:string-value="01" calcext:value-type="string">
            <text:p>01</text:p>
          </table:table-cell>
          <table:table-cell table:formula="of:=MID([.C79];16;2)" office:value-type="string" office:string-value="00" calcext:value-type="string">
            <text:p>00</text:p>
          </table:table-cell>
          <table:table-cell table:formula="of:=MID([.C79];18;2)" office:value-type="string" office:string-value="40" calcext:value-type="string">
            <text:p>40</text:p>
          </table:table-cell>
          <table:table-cell table:formula="of:=DATE([.D79];[.E79];[.F79])+TIME([.G79];[.H79];[.I79])" office:value-type="date" office:date-value="2021-07-05T01:00:40" calcext:value-type="date">
            <text:p>05/07/21 01:00:40</text:p>
          </table:table-cell>
          <table:table-cell table:formula="of:=IF([.C79]&lt;&gt;&quot;&quot;;CONCATENATE(&quot;mogrify -rotate &quot;;ROUND([.N79];3);&quot; -background black &quot;;[.C79]);&quot;&quot;)" office:value-type="string" office:string-value="mogrify -rotate -21.508 -background black IMG_20210705_010040112.jpg" calcext:value-type="string">
            <text:p>mogrify -rotate -21.508 -background black IMG_20210705_010040112.jpg</text:p>
          </table:table-cell>
          <table:table-cell table:formula="of:=IF([.C79]&lt;&gt;&quot;&quot;;CONCATENATE(&quot;mogrify -crop &quot;;ROUND([.B$22]);&quot;x&quot;;ROUND([.B$23]);&quot;+&quot;;ROUND([.B$30]+[.B$33]-[.AL79]);&quot;+&quot;;ROUND([.B$31]+[.B$34]-[.AM79]);&quot; &quot;;[.C79]);&quot;&quot;)" office:value-type="string" office:string-value="mogrify -crop 2538x1941+1462+1125 IMG_20210705_010040112.jpg" calcext:value-type="string">
            <text:p>mogrify -crop 2538x1941+1462+1125 IMG_20210705_010040112.jpg</text:p>
          </table:table-cell>
          <table:table-cell/>
          <table:table-cell table:formula="of:=IF([.C79]&lt;&gt;&quot;&quot;;([.J79]-[.J$3])*360*[.B$35];0)" office:value-type="float" office:value="-21.5083333346411" calcext:value-type="float">
            <text:p>-21.5083333346411</text:p>
          </table:table-cell>
          <table:table-cell table:formula="of:=[.N79]/180*PI()" office:value-type="float" office:value="-0.375391233305938" calcext:value-type="float">
            <text:p>-0.375391233305938</text:p>
          </table:table-cell>
          <table:table-cell table:formula="of:=COS([.$O79])*([.P$3]-[.B$14])-SIN([.$O79])*([.Q$3]-[.B$15])" office:value-type="float" office:value="-233.968351786957" calcext:value-type="float">
            <text:p>-233.968351786957</text:p>
          </table:table-cell>
          <table:table-cell table:formula="of:=SIN([.$O79])*([.P$3]-[.B$14])+COS([.$O79])*([.Q$3]-[.B$15])" office:value-type="float" office:value="360.913854488983" calcext:value-type="float">
            <text:p>360.913854488983</text:p>
          </table:table-cell>
          <table:table-cell table:formula="of:=COS([.$O79])*([.R$3]-[.B$14])-SIN([.$O79])*([.S$3]-[.B$15])" office:value-type="float" office:value="84.2721706778183" calcext:value-type="float">
            <text:p>84.2721706778183</text:p>
          </table:table-cell>
          <table:table-cell table:formula="of:=SIN([.$O79])*([.R$3]-[.B$14])+COS([.$O79])*([.S$3]-[.B$15])" office:value-type="float" office:value="1168.47002582405" calcext:value-type="float">
            <text:p>1168.47002582405</text:p>
          </table:table-cell>
          <table:table-cell table:formula="of:=COS([.$O79])*([.T$3]-[.B$14])-SIN([.$O79])*([.U$3]-[.B$15])" office:value-type="float" office:value="841.532724322875" calcext:value-type="float">
            <text:p>841.532724322875</text:p>
          </table:table-cell>
          <table:table-cell table:formula="of:=SIN([.$O79])*([.T$3]-[.B$14])+COS([.$O79])*([.U$3]-[.B$15])" office:value-type="float" office:value="-62.9179934018926" calcext:value-type="float">
            <text:p>-62.9179934018926</text:p>
          </table:table-cell>
          <table:table-cell table:formula="of:=COS([.$O79])*([.V$3]-[.B$14])-SIN([.$O79])*([.W$3]-[.B$15])" office:value-type="float" office:value="1159.77324678765" calcext:value-type="float">
            <text:p>1159.77324678765</text:p>
          </table:table-cell>
          <table:table-cell table:formula="of:=SIN([.$O79])*([.V$3]-[.B$14])+COS([.$O79])*([.W$3]-[.B$15])" office:value-type="float" office:value="744.638177933171" calcext:value-type="float">
            <text:p>744.638177933171</text:p>
          </table:table-cell>
          <table:table-cell table:formula="of:=COS([.$O79])*([.X$3]-[.B$12]/2)-SIN([.$O79])*([.Y$3]-[.B$13]/2)" office:value-type="float" office:value="-696.870799287303" calcext:value-type="float">
            <text:p>-696.870799287303</text:p>
          </table:table-cell>
          <table:table-cell table:formula="of:=SIN([.$O79])*([.X$3]-[.B$12]/2)+COS([.$O79])*([.Y$3]-[.B$13]/2)" office:value-type="float" office:value="-191.862161722094" calcext:value-type="float">
            <text:p>-191.862161722094</text:p>
          </table:table-cell>
          <table:table-cell table:formula="of:=COS([.$O79])*([.Z$3]-[.B$12]/2)-SIN([.$O79])*([.AA$3]-[.B$13]/2)" office:value-type="float" office:value="-378.630276822528" calcext:value-type="float">
            <text:p>-378.630276822528</text:p>
          </table:table-cell>
          <table:table-cell table:formula="of:=SIN([.$O79])*([.Z$3]-[.B$12]/2)+COS([.$O79])*([.AA$3]-[.B$13]/2)" office:value-type="float" office:value="615.69400961297" calcext:value-type="float">
            <text:p>615.69400961297</text:p>
          </table:table-cell>
          <table:table-cell table:formula="of:=COS([.$O79])*([.AB$3]-[.B$12]/2)-SIN([.$O79])*([.AC$3]-[.B$13]/2)" office:value-type="float" office:value="378.630276822528" calcext:value-type="float">
            <text:p>378.630276822528</text:p>
          </table:table-cell>
          <table:table-cell table:formula="of:=SIN([.$O79])*([.AB$3]-[.B$12]/2)+COS([.$O79])*([.AC$3]-[.B$13]/2)" office:value-type="float" office:value="-615.69400961297" calcext:value-type="float">
            <text:p>-615.69400961297</text:p>
          </table:table-cell>
          <table:table-cell table:formula="of:=COS([.$O79])*([.AD$3]-[.B$12]/2)-SIN([.$O79])*([.AE$3]-[.B$13]/2)" office:value-type="float" office:value="696.870799287303" calcext:value-type="float">
            <text:p>696.870799287303</text:p>
          </table:table-cell>
          <table:table-cell table:formula="of:=SIN([.$O79])*([.AD$3]-[.B$12]/2)+COS([.$O79])*([.AE$3]-[.B$13]/2)" office:value-type="float" office:value="191.862161722094" calcext:value-type="float">
            <text:p>191.862161722094</text:p>
          </table:table-cell>
          <table:table-cell table:formula="of:=COS([.$O79])*([.AF$3]-[.B$12]/2)-SIN([.$O79])*([.AG$3]-[.B$13]/2)" office:value-type="float" office:value="-462.902447500347" calcext:value-type="float">
            <text:p>-462.902447500347</text:p>
          </table:table-cell>
          <table:table-cell table:formula="of:=SIN([.$O79])*([.AF$3]-[.B$12]/2)+COS([.$O79])*([.AG$3]-[.B$13]/2)" office:value-type="float" office:value="-552.776016211077" calcext:value-type="float">
            <text:p>-552.776016211077</text:p>
          </table:table-cell>
          <table:table-cell table:formula="of:=MIN([.X79];[.Z79];[.AB79];[.AD79])" office:value-type="float" office:value="-696.870799287303" calcext:value-type="float">
            <text:p>-696.870799287303</text:p>
          </table:table-cell>
          <table:table-cell table:formula="of:=MIN([.Y79];[.AA79];[.AC79];[.AE79])" office:value-type="float" office:value="-615.69400961297" calcext:value-type="float">
            <text:p>-615.69400961297</text:p>
          </table:table-cell>
          <table:table-cell table:formula="of:=[.AF79]-[.$AH79]" office:value-type="float" office:value="233.968351786957" calcext:value-type="float">
            <text:p>233.968351786957</text:p>
          </table:table-cell>
          <table:table-cell table:formula="of:=[.AG79]-[.$AI79]" office:value-type="float" office:value="62.9179934018927" calcext:value-type="float">
            <text:p>62.9179934018927</text:p>
          </table:table-cell>
          <table:table-cell table:formula="of:=[.AF$3]-[.AJ79]" office:value-type="float" office:value="116.031648213043" calcext:value-type="float">
            <text:p>116.031648213043</text:p>
          </table:table-cell>
          <table:table-cell table:formula="of:=[.AG$3]-[.AK79]" office:value-type="float" office:value="-312.917993401893" calcext:value-type="float">
            <text:p>-312.91799340189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0240164.jpg</text:p>
          </table:table-cell>
          <table:table-cell table:formula="of:=MID([.C80];5;4)" office:value-type="string" office:string-value="2021" calcext:value-type="string">
            <text:p>2021</text:p>
          </table:table-cell>
          <table:table-cell table:formula="of:=MID([.C80];9;2)" office:value-type="string" office:string-value="07" calcext:value-type="string">
            <text:p>07</text:p>
          </table:table-cell>
          <table:table-cell table:formula="of:=MID([.C80];11;2)" office:value-type="string" office:string-value="05" calcext:value-type="string">
            <text:p>05</text:p>
          </table:table-cell>
          <table:table-cell table:formula="of:=MID([.C80];14;2)" office:value-type="string" office:string-value="01" calcext:value-type="string">
            <text:p>01</text:p>
          </table:table-cell>
          <table:table-cell table:formula="of:=MID([.C80];16;2)" office:value-type="string" office:string-value="02" calcext:value-type="string">
            <text:p>02</text:p>
          </table:table-cell>
          <table:table-cell table:formula="of:=MID([.C80];18;2)" office:value-type="string" office:string-value="40" calcext:value-type="string">
            <text:p>40</text:p>
          </table:table-cell>
          <table:table-cell table:formula="of:=DATE([.D80];[.E80];[.F80])+TIME([.G80];[.H80];[.I80])" office:value-type="date" office:date-value="2021-07-05T01:02:40" calcext:value-type="date">
            <text:p>05/07/21 01:02:40</text:p>
          </table:table-cell>
          <table:table-cell table:formula="of:=IF([.C80]&lt;&gt;&quot;&quot;;CONCATENATE(&quot;mogrify -rotate &quot;;ROUND([.N80];3);&quot; -background black &quot;;[.C80]);&quot;&quot;)" office:value-type="string" office:string-value="mogrify -rotate -21.008 -background black IMG_20210705_010240164.jpg" calcext:value-type="string">
            <text:p>mogrify -rotate -21.008 -background black IMG_20210705_010240164.jpg</text:p>
          </table:table-cell>
          <table:table-cell table:formula="of:=IF([.C80]&lt;&gt;&quot;&quot;;CONCATENATE(&quot;mogrify -crop &quot;;ROUND([.B$22]);&quot;x&quot;;ROUND([.B$23]);&quot;+&quot;;ROUND([.B$30]+[.B$33]-[.AL80]);&quot;+&quot;;ROUND([.B$31]+[.B$34]-[.AM80]);&quot; &quot;;[.C80]);&quot;&quot;)" office:value-type="string" office:string-value="mogrify -crop 2538x1941+1465+1118 IMG_20210705_010240164.jpg" calcext:value-type="string">
            <text:p>mogrify -crop 2538x1941+1465+1118 IMG_20210705_010240164.jpg</text:p>
          </table:table-cell>
          <table:table-cell/>
          <table:table-cell table:formula="of:=IF([.C80]&lt;&gt;&quot;&quot;;([.J80]-[.J$3])*360*[.B$35];0)" office:value-type="float" office:value="-21.0083333330112" calcext:value-type="float">
            <text:p>-21.0083333330112</text:p>
          </table:table-cell>
          <table:table-cell table:formula="of:=[.N80]/180*PI()" office:value-type="float" office:value="-0.366664587017521" calcext:value-type="float">
            <text:p>-0.366664587017521</text:p>
          </table:table-cell>
          <table:table-cell table:formula="of:=COS([.$O80])*([.P$3]-[.B$14])-SIN([.$O80])*([.Q$3]-[.B$15])" office:value-type="float" office:value="-237.108970562301" calcext:value-type="float">
            <text:p>-237.108970562301</text:p>
          </table:table-cell>
          <table:table-cell table:formula="of:=SIN([.$O80])*([.P$3]-[.B$14])+COS([.$O80])*([.Q$3]-[.B$15])" office:value-type="float" office:value="358.858378861196" calcext:value-type="float">
            <text:p>358.858378861196</text:p>
          </table:table-cell>
          <table:table-cell table:formula="of:=COS([.$O80])*([.R$3]-[.B$14])-SIN([.$O80])*([.S$3]-[.B$15])" office:value-type="float" office:value="74.0722666593862" calcext:value-type="float">
            <text:p>74.0722666593862</text:p>
          </table:table-cell>
          <table:table-cell table:formula="of:=SIN([.$O80])*([.R$3]-[.B$14])+COS([.$O80])*([.S$3]-[.B$15])" office:value-type="float" office:value="1169.16093815691" calcext:value-type="float">
            <text:p>1169.16093815691</text:p>
          </table:table-cell>
          <table:table-cell table:formula="of:=COS([.$O80])*([.T$3]-[.B$14])-SIN([.$O80])*([.U$3]-[.B$15])" office:value-type="float" office:value="842.049737439822" calcext:value-type="float">
            <text:p>842.049737439822</text:p>
          </table:table-cell>
          <table:table-cell table:formula="of:=SIN([.$O80])*([.T$3]-[.B$14])+COS([.$O80])*([.U$3]-[.B$15])" office:value-type="float" office:value="-55.5719324616959" calcext:value-type="float">
            <text:p>-55.5719324616959</text:p>
          </table:table-cell>
          <table:table-cell table:formula="of:=COS([.$O80])*([.V$3]-[.B$14])-SIN([.$O80])*([.W$3]-[.B$15])" office:value-type="float" office:value="1153.23097466151" calcext:value-type="float">
            <text:p>1153.23097466151</text:p>
          </table:table-cell>
          <table:table-cell table:formula="of:=SIN([.$O80])*([.V$3]-[.B$14])+COS([.$O80])*([.W$3]-[.B$15])" office:value-type="float" office:value="754.730626834016" calcext:value-type="float">
            <text:p>754.730626834016</text:p>
          </table:table-cell>
          <table:table-cell table:formula="of:=COS([.$O80])*([.X$3]-[.B$12]/2)-SIN([.$O80])*([.Y$3]-[.B$13]/2)" office:value-type="float" office:value="-695.169972611905" calcext:value-type="float">
            <text:p>-695.169972611905</text:p>
          </table:table-cell>
          <table:table-cell table:formula="of:=SIN([.$O80])*([.X$3]-[.B$12]/2)+COS([.$O80])*([.Y$3]-[.B$13]/2)" office:value-type="float" office:value="-197.93612398641" calcext:value-type="float">
            <text:p>-197.93612398641</text:p>
          </table:table-cell>
          <table:table-cell table:formula="of:=COS([.$O80])*([.Z$3]-[.B$12]/2)-SIN([.$O80])*([.AA$3]-[.B$13]/2)" office:value-type="float" office:value="-383.988735390218" calcext:value-type="float">
            <text:p>-383.988735390218</text:p>
          </table:table-cell>
          <table:table-cell table:formula="of:=SIN([.$O80])*([.Z$3]-[.B$12]/2)+COS([.$O80])*([.AA$3]-[.B$13]/2)" office:value-type="float" office:value="612.366435309302" calcext:value-type="float">
            <text:p>612.366435309302</text:p>
          </table:table-cell>
          <table:table-cell table:formula="of:=COS([.$O80])*([.AB$3]-[.B$12]/2)-SIN([.$O80])*([.AC$3]-[.B$13]/2)" office:value-type="float" office:value="383.988735390218" calcext:value-type="float">
            <text:p>383.988735390218</text:p>
          </table:table-cell>
          <table:table-cell table:formula="of:=SIN([.$O80])*([.AB$3]-[.B$12]/2)+COS([.$O80])*([.AC$3]-[.B$13]/2)" office:value-type="float" office:value="-612.366435309302" calcext:value-type="float">
            <text:p>-612.366435309302</text:p>
          </table:table-cell>
          <table:table-cell table:formula="of:=COS([.$O80])*([.AD$3]-[.B$12]/2)-SIN([.$O80])*([.AE$3]-[.B$13]/2)" office:value-type="float" office:value="695.169972611905" calcext:value-type="float">
            <text:p>695.169972611905</text:p>
          </table:table-cell>
          <table:table-cell table:formula="of:=SIN([.$O80])*([.AD$3]-[.B$12]/2)+COS([.$O80])*([.AE$3]-[.B$13]/2)" office:value-type="float" office:value="197.93612398641" calcext:value-type="float">
            <text:p>197.93612398641</text:p>
          </table:table-cell>
          <table:table-cell table:formula="of:=COS([.$O80])*([.AF$3]-[.B$12]/2)-SIN([.$O80])*([.AG$3]-[.B$13]/2)" office:value-type="float" office:value="-458.061002049604" calcext:value-type="float">
            <text:p>-458.061002049604</text:p>
          </table:table-cell>
          <table:table-cell table:formula="of:=SIN([.$O80])*([.AF$3]-[.B$12]/2)+COS([.$O80])*([.AG$3]-[.B$13]/2)" office:value-type="float" office:value="-556.794502847606" calcext:value-type="float">
            <text:p>-556.794502847606</text:p>
          </table:table-cell>
          <table:table-cell table:formula="of:=MIN([.X80];[.Z80];[.AB80];[.AD80])" office:value-type="float" office:value="-695.169972611905" calcext:value-type="float">
            <text:p>-695.169972611905</text:p>
          </table:table-cell>
          <table:table-cell table:formula="of:=MIN([.Y80];[.AA80];[.AC80];[.AE80])" office:value-type="float" office:value="-612.366435309302" calcext:value-type="float">
            <text:p>-612.366435309302</text:p>
          </table:table-cell>
          <table:table-cell table:formula="of:=[.AF80]-[.$AH80]" office:value-type="float" office:value="237.108970562301" calcext:value-type="float">
            <text:p>237.108970562301</text:p>
          </table:table-cell>
          <table:table-cell table:formula="of:=[.AG80]-[.$AI80]" office:value-type="float" office:value="55.5719324616958" calcext:value-type="float">
            <text:p>55.5719324616958</text:p>
          </table:table-cell>
          <table:table-cell table:formula="of:=[.AF$3]-[.AJ80]" office:value-type="float" office:value="112.891029437699" calcext:value-type="float">
            <text:p>112.891029437699</text:p>
          </table:table-cell>
          <table:table-cell table:formula="of:=[.AG$3]-[.AK80]" office:value-type="float" office:value="-305.571932461696" calcext:value-type="float">
            <text:p>-305.57193246169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0440223.jpg</text:p>
          </table:table-cell>
          <table:table-cell table:formula="of:=MID([.C81];5;4)" office:value-type="string" office:string-value="2021" calcext:value-type="string">
            <text:p>2021</text:p>
          </table:table-cell>
          <table:table-cell table:formula="of:=MID([.C81];9;2)" office:value-type="string" office:string-value="07" calcext:value-type="string">
            <text:p>07</text:p>
          </table:table-cell>
          <table:table-cell table:formula="of:=MID([.C81];11;2)" office:value-type="string" office:string-value="05" calcext:value-type="string">
            <text:p>05</text:p>
          </table:table-cell>
          <table:table-cell table:formula="of:=MID([.C81];14;2)" office:value-type="string" office:string-value="01" calcext:value-type="string">
            <text:p>01</text:p>
          </table:table-cell>
          <table:table-cell table:formula="of:=MID([.C81];16;2)" office:value-type="string" office:string-value="04" calcext:value-type="string">
            <text:p>04</text:p>
          </table:table-cell>
          <table:table-cell table:formula="of:=MID([.C81];18;2)" office:value-type="string" office:string-value="40" calcext:value-type="string">
            <text:p>40</text:p>
          </table:table-cell>
          <table:table-cell table:formula="of:=DATE([.D81];[.E81];[.F81])+TIME([.G81];[.H81];[.I81])" office:value-type="date" office:date-value="2021-07-05T01:04:40" calcext:value-type="date">
            <text:p>05/07/21 01:04:40</text:p>
          </table:table-cell>
          <table:table-cell table:formula="of:=IF([.C81]&lt;&gt;&quot;&quot;;CONCATENATE(&quot;mogrify -rotate &quot;;ROUND([.N81];3);&quot; -background black &quot;;[.C81]);&quot;&quot;)" office:value-type="string" office:string-value="mogrify -rotate -20.508 -background black IMG_20210705_010440223.jpg" calcext:value-type="string">
            <text:p>mogrify -rotate -20.508 -background black IMG_20210705_010440223.jpg</text:p>
          </table:table-cell>
          <table:table-cell table:formula="of:=IF([.C81]&lt;&gt;&quot;&quot;;CONCATENATE(&quot;mogrify -crop &quot;;ROUND([.B$22]);&quot;x&quot;;ROUND([.B$23]);&quot;+&quot;;ROUND([.B$30]+[.B$33]-[.AL81]);&quot;+&quot;;ROUND([.B$31]+[.B$34]-[.AM81]);&quot; &quot;;[.C81]);&quot;&quot;)" office:value-type="string" office:string-value="mogrify -crop 2538x1941+1469+1111 IMG_20210705_010440223.jpg" calcext:value-type="string">
            <text:p>mogrify -crop 2538x1941+1469+1111 IMG_20210705_010440223.jpg</text:p>
          </table:table-cell>
          <table:table-cell/>
          <table:table-cell table:formula="of:=IF([.C81]&lt;&gt;&quot;&quot;;([.J81]-[.J$3])*360*[.B$35];0)" office:value-type="float" office:value="-20.5083333340008" calcext:value-type="float">
            <text:p>-20.5083333340008</text:p>
          </table:table-cell>
          <table:table-cell table:formula="of:=[.N81]/180*PI()" office:value-type="float" office:value="-0.35793794077482" calcext:value-type="float">
            <text:p>-0.35793794077482</text:p>
          </table:table-cell>
          <table:table-cell table:formula="of:=COS([.$O81])*([.P$3]-[.B$14])-SIN([.$O81])*([.Q$3]-[.B$15])" office:value-type="float" office:value="-240.231532555104" calcext:value-type="float">
            <text:p>-240.231532555104</text:p>
          </table:table-cell>
          <table:table-cell table:formula="of:=SIN([.$O81])*([.P$3]-[.B$14])+COS([.$O81])*([.Q$3]-[.B$15])" office:value-type="float" office:value="356.775574789287" calcext:value-type="float">
            <text:p>356.775574789287</text:p>
          </table:table-cell>
          <table:table-cell table:formula="of:=COS([.$O81])*([.R$3]-[.B$14])-SIN([.$O81])*([.S$3]-[.B$15])" office:value-type="float" office:value="63.866721804506" calcext:value-type="float">
            <text:p>63.866721804506</text:p>
          </table:table-cell>
          <table:table-cell table:formula="of:=SIN([.$O81])*([.R$3]-[.B$14])+COS([.$O81])*([.S$3]-[.B$15])" office:value-type="float" office:value="1169.76281435424" calcext:value-type="float">
            <text:p>1169.76281435424</text:p>
          </table:table-cell>
          <table:table-cell table:formula="of:=COS([.$O81])*([.T$3]-[.B$14])-SIN([.$O81])*([.U$3]-[.B$15])" office:value-type="float" office:value="842.502625206512" calcext:value-type="float">
            <text:p>842.502625206512</text:p>
          </table:table-cell>
          <table:table-cell table:formula="of:=SIN([.$O81])*([.T$3]-[.B$14])+COS([.$O81])*([.U$3]-[.B$15])" office:value-type="float" office:value="-48.221639542175" calcext:value-type="float">
            <text:p>-48.221639542175</text:p>
          </table:table-cell>
          <table:table-cell table:formula="of:=COS([.$O81])*([.V$3]-[.B$14])-SIN([.$O81])*([.W$3]-[.B$15])" office:value-type="float" office:value="1146.60087956612" calcext:value-type="float">
            <text:p>1146.60087956612</text:p>
          </table:table-cell>
          <table:table-cell table:formula="of:=SIN([.$O81])*([.V$3]-[.B$14])+COS([.$O81])*([.W$3]-[.B$15])" office:value-type="float" office:value="764.765600022775" calcext:value-type="float">
            <text:p>764.765600022775</text:p>
          </table:table-cell>
          <table:table-cell table:formula="of:=COS([.$O81])*([.X$3]-[.B$12]/2)-SIN([.$O81])*([.Y$3]-[.B$13]/2)" office:value-type="float" office:value="-693.416206060613" calcext:value-type="float">
            <text:p>-693.416206060613</text:p>
          </table:table-cell>
          <table:table-cell table:formula="of:=SIN([.$O81])*([.X$3]-[.B$12]/2)+COS([.$O81])*([.Y$3]-[.B$13]/2)" office:value-type="float" office:value="-203.995012616744" calcext:value-type="float">
            <text:p>-203.995012616744</text:p>
          </table:table-cell>
          <table:table-cell table:formula="of:=COS([.$O81])*([.Z$3]-[.B$12]/2)-SIN([.$O81])*([.AA$3]-[.B$13]/2)" office:value-type="float" office:value="-389.317951701003" calcext:value-type="float">
            <text:p>-389.317951701003</text:p>
          </table:table-cell>
          <table:table-cell table:formula="of:=SIN([.$O81])*([.Z$3]-[.B$12]/2)+COS([.$O81])*([.AA$3]-[.B$13]/2)" office:value-type="float" office:value="608.992226948206" calcext:value-type="float">
            <text:p>608.992226948206</text:p>
          </table:table-cell>
          <table:table-cell table:formula="of:=COS([.$O81])*([.AB$3]-[.B$12]/2)-SIN([.$O81])*([.AC$3]-[.B$13]/2)" office:value-type="float" office:value="389.317951701003" calcext:value-type="float">
            <text:p>389.317951701003</text:p>
          </table:table-cell>
          <table:table-cell table:formula="of:=SIN([.$O81])*([.AB$3]-[.B$12]/2)+COS([.$O81])*([.AC$3]-[.B$13]/2)" office:value-type="float" office:value="-608.992226948206" calcext:value-type="float">
            <text:p>-608.992226948206</text:p>
          </table:table-cell>
          <table:table-cell table:formula="of:=COS([.$O81])*([.AD$3]-[.B$12]/2)-SIN([.$O81])*([.AE$3]-[.B$13]/2)" office:value-type="float" office:value="693.416206060613" calcext:value-type="float">
            <text:p>693.416206060613</text:p>
          </table:table-cell>
          <table:table-cell table:formula="of:=SIN([.$O81])*([.AD$3]-[.B$12]/2)+COS([.$O81])*([.AE$3]-[.B$13]/2)" office:value-type="float" office:value="203.995012616744" calcext:value-type="float">
            <text:p>203.995012616744</text:p>
          </table:table-cell>
          <table:table-cell table:formula="of:=COS([.$O81])*([.AF$3]-[.B$12]/2)-SIN([.$O81])*([.AG$3]-[.B$13]/2)" office:value-type="float" office:value="-453.184673505509" calcext:value-type="float">
            <text:p>-453.184673505509</text:p>
          </table:table-cell>
          <table:table-cell table:formula="of:=SIN([.$O81])*([.AF$3]-[.B$12]/2)+COS([.$O81])*([.AG$3]-[.B$13]/2)" office:value-type="float" office:value="-560.770587406031" calcext:value-type="float">
            <text:p>-560.770587406031</text:p>
          </table:table-cell>
          <table:table-cell table:formula="of:=MIN([.X81];[.Z81];[.AB81];[.AD81])" office:value-type="float" office:value="-693.416206060613" calcext:value-type="float">
            <text:p>-693.416206060613</text:p>
          </table:table-cell>
          <table:table-cell table:formula="of:=MIN([.Y81];[.AA81];[.AC81];[.AE81])" office:value-type="float" office:value="-608.992226948206" calcext:value-type="float">
            <text:p>-608.992226948206</text:p>
          </table:table-cell>
          <table:table-cell table:formula="of:=[.AF81]-[.$AH81]" office:value-type="float" office:value="240.231532555104" calcext:value-type="float">
            <text:p>240.231532555104</text:p>
          </table:table-cell>
          <table:table-cell table:formula="of:=[.AG81]-[.$AI81]" office:value-type="float" office:value="48.221639542175" calcext:value-type="float">
            <text:p>48.221639542175</text:p>
          </table:table-cell>
          <table:table-cell table:formula="of:=[.AF$3]-[.AJ81]" office:value-type="float" office:value="109.768467444896" calcext:value-type="float">
            <text:p>109.768467444896</text:p>
          </table:table-cell>
          <table:table-cell table:formula="of:=[.AG$3]-[.AK81]" office:value-type="float" office:value="-298.221639542175" calcext:value-type="float">
            <text:p>-298.22163954217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0640263.jpg</text:p>
          </table:table-cell>
          <table:table-cell table:formula="of:=MID([.C82];5;4)" office:value-type="string" office:string-value="2021" calcext:value-type="string">
            <text:p>2021</text:p>
          </table:table-cell>
          <table:table-cell table:formula="of:=MID([.C82];9;2)" office:value-type="string" office:string-value="07" calcext:value-type="string">
            <text:p>07</text:p>
          </table:table-cell>
          <table:table-cell table:formula="of:=MID([.C82];11;2)" office:value-type="string" office:string-value="05" calcext:value-type="string">
            <text:p>05</text:p>
          </table:table-cell>
          <table:table-cell table:formula="of:=MID([.C82];14;2)" office:value-type="string" office:string-value="01" calcext:value-type="string">
            <text:p>01</text:p>
          </table:table-cell>
          <table:table-cell table:formula="of:=MID([.C82];16;2)" office:value-type="string" office:string-value="06" calcext:value-type="string">
            <text:p>06</text:p>
          </table:table-cell>
          <table:table-cell table:formula="of:=MID([.C82];18;2)" office:value-type="string" office:string-value="40" calcext:value-type="string">
            <text:p>40</text:p>
          </table:table-cell>
          <table:table-cell table:formula="of:=DATE([.D82];[.E82];[.F82])+TIME([.G82];[.H82];[.I82])" office:value-type="date" office:date-value="2021-07-05T01:06:40" calcext:value-type="date">
            <text:p>05/07/21 01:06:40</text:p>
          </table:table-cell>
          <table:table-cell table:formula="of:=IF([.C82]&lt;&gt;&quot;&quot;;CONCATENATE(&quot;mogrify -rotate &quot;;ROUND([.N82];3);&quot; -background black &quot;;[.C82]);&quot;&quot;)" office:value-type="string" office:string-value="mogrify -rotate -20.008 -background black IMG_20210705_010640263.jpg" calcext:value-type="string">
            <text:p>mogrify -rotate -20.008 -background black IMG_20210705_010640263.jpg</text:p>
          </table:table-cell>
          <table:table-cell table:formula="of:=IF([.C82]&lt;&gt;&quot;&quot;;CONCATENATE(&quot;mogrify -crop &quot;;ROUND([.B$22]);&quot;x&quot;;ROUND([.B$23]);&quot;+&quot;;ROUND([.B$30]+[.B$33]-[.AL82]);&quot;+&quot;;ROUND([.B$31]+[.B$34]-[.AM82]);&quot; &quot;;[.C82]);&quot;&quot;)" office:value-type="string" office:string-value="mogrify -crop 2538x1941+1472+1103 IMG_20210705_010640263.jpg" calcext:value-type="string">
            <text:p>mogrify -crop 2538x1941+1472+1103 IMG_20210705_010640263.jpg</text:p>
          </table:table-cell>
          <table:table-cell/>
          <table:table-cell table:formula="of:=IF([.C82]&lt;&gt;&quot;&quot;;([.J82]-[.J$3])*360*[.B$35];0)" office:value-type="float" office:value="-20.008333332371" calcext:value-type="float">
            <text:p>-20.008333332371</text:p>
          </table:table-cell>
          <table:table-cell table:formula="of:=[.N82]/180*PI()" office:value-type="float" office:value="-0.349211294486402" calcext:value-type="float">
            <text:p>-0.349211294486402</text:p>
          </table:table-cell>
          <table:table-cell table:formula="of:=COS([.$O82])*([.P$3]-[.B$14])-SIN([.$O82])*([.Q$3]-[.B$15])" office:value-type="float" office:value="-243.335800002895" calcext:value-type="float">
            <text:p>-243.335800002895</text:p>
          </table:table-cell>
          <table:table-cell table:formula="of:=SIN([.$O82])*([.P$3]-[.B$14])+COS([.$O82])*([.Q$3]-[.B$15])" office:value-type="float" office:value="354.665600865028" calcext:value-type="float">
            <text:p>354.665600865028</text:p>
          </table:table-cell>
          <table:table-cell table:formula="of:=COS([.$O82])*([.R$3]-[.B$14])-SIN([.$O82])*([.S$3]-[.B$15])" office:value-type="float" office:value="53.6563131980091" calcext:value-type="float">
            <text:p>53.6563131980091</text:p>
          </table:table-cell>
          <table:table-cell table:formula="of:=SIN([.$O82])*([.R$3]-[.B$14])+COS([.$O82])*([.S$3]-[.B$15])" office:value-type="float" office:value="1170.27560858714" calcext:value-type="float">
            <text:p>1170.27560858714</text:p>
          </table:table-cell>
          <table:table-cell table:formula="of:=COS([.$O82])*([.T$3]-[.B$14])-SIN([.$O82])*([.U$3]-[.B$15])" office:value-type="float" office:value="842.891353138534" calcext:value-type="float">
            <text:p>842.891353138534</text:p>
          </table:table-cell>
          <table:table-cell table:formula="of:=SIN([.$O82])*([.T$3]-[.B$14])+COS([.$O82])*([.U$3]-[.B$15])" office:value-type="float" office:value="-40.8676743195863" calcext:value-type="float">
            <text:p>-40.8676743195863</text:p>
          </table:table-cell>
          <table:table-cell table:formula="of:=COS([.$O82])*([.V$3]-[.B$14])-SIN([.$O82])*([.W$3]-[.B$15])" office:value-type="float" office:value="1139.88346633944" calcext:value-type="float">
            <text:p>1139.88346633944</text:p>
          </table:table-cell>
          <table:table-cell table:formula="of:=SIN([.$O82])*([.V$3]-[.B$14])+COS([.$O82])*([.W$3]-[.B$15])" office:value-type="float" office:value="774.742333402524" calcext:value-type="float">
            <text:p>774.742333402524</text:p>
          </table:table-cell>
          <table:table-cell table:formula="of:=COS([.$O82])*([.X$3]-[.B$12]/2)-SIN([.$O82])*([.Y$3]-[.B$13]/2)" office:value-type="float" office:value="-691.609633171166" calcext:value-type="float">
            <text:p>-691.609633171166</text:p>
          </table:table-cell>
          <table:table-cell table:formula="of:=SIN([.$O82])*([.X$3]-[.B$12]/2)+COS([.$O82])*([.Y$3]-[.B$13]/2)" office:value-type="float" office:value="-210.038366268748" calcext:value-type="float">
            <text:p>-210.038366268748</text:p>
          </table:table-cell>
          <table:table-cell table:formula="of:=COS([.$O82])*([.Z$3]-[.B$12]/2)-SIN([.$O82])*([.AA$3]-[.B$13]/2)" office:value-type="float" office:value="-394.617519970262" calcext:value-type="float">
            <text:p>-394.617519970262</text:p>
          </table:table-cell>
          <table:table-cell table:formula="of:=SIN([.$O82])*([.Z$3]-[.B$12]/2)+COS([.$O82])*([.AA$3]-[.B$13]/2)" office:value-type="float" office:value="605.571641453362" calcext:value-type="float">
            <text:p>605.571641453362</text:p>
          </table:table-cell>
          <table:table-cell table:formula="of:=COS([.$O82])*([.AB$3]-[.B$12]/2)-SIN([.$O82])*([.AC$3]-[.B$13]/2)" office:value-type="float" office:value="394.617519970262" calcext:value-type="float">
            <text:p>394.617519970262</text:p>
          </table:table-cell>
          <table:table-cell table:formula="of:=SIN([.$O82])*([.AB$3]-[.B$12]/2)+COS([.$O82])*([.AC$3]-[.B$13]/2)" office:value-type="float" office:value="-605.571641453362" calcext:value-type="float">
            <text:p>-605.571641453362</text:p>
          </table:table-cell>
          <table:table-cell table:formula="of:=COS([.$O82])*([.AD$3]-[.B$12]/2)-SIN([.$O82])*([.AE$3]-[.B$13]/2)" office:value-type="float" office:value="691.609633171166" calcext:value-type="float">
            <text:p>691.609633171166</text:p>
          </table:table-cell>
          <table:table-cell table:formula="of:=SIN([.$O82])*([.AD$3]-[.B$12]/2)+COS([.$O82])*([.AE$3]-[.B$13]/2)" office:value-type="float" office:value="210.038366268748" calcext:value-type="float">
            <text:p>210.038366268748</text:p>
          </table:table-cell>
          <table:table-cell table:formula="of:=COS([.$O82])*([.AF$3]-[.B$12]/2)-SIN([.$O82])*([.AG$3]-[.B$13]/2)" office:value-type="float" office:value="-448.273833168271" calcext:value-type="float">
            <text:p>-448.273833168271</text:p>
          </table:table-cell>
          <table:table-cell table:formula="of:=SIN([.$O82])*([.AF$3]-[.B$12]/2)+COS([.$O82])*([.AG$3]-[.B$13]/2)" office:value-type="float" office:value="-564.703967133776" calcext:value-type="float">
            <text:p>-564.703967133776</text:p>
          </table:table-cell>
          <table:table-cell table:formula="of:=MIN([.X82];[.Z82];[.AB82];[.AD82])" office:value-type="float" office:value="-691.609633171166" calcext:value-type="float">
            <text:p>-691.609633171166</text:p>
          </table:table-cell>
          <table:table-cell table:formula="of:=MIN([.Y82];[.AA82];[.AC82];[.AE82])" office:value-type="float" office:value="-605.571641453362" calcext:value-type="float">
            <text:p>-605.571641453362</text:p>
          </table:table-cell>
          <table:table-cell table:formula="of:=[.AF82]-[.$AH82]" office:value-type="float" office:value="243.335800002895" calcext:value-type="float">
            <text:p>243.335800002895</text:p>
          </table:table-cell>
          <table:table-cell table:formula="of:=[.AG82]-[.$AI82]" office:value-type="float" office:value="40.8676743195864" calcext:value-type="float">
            <text:p>40.8676743195864</text:p>
          </table:table-cell>
          <table:table-cell table:formula="of:=[.AF$3]-[.AJ82]" office:value-type="float" office:value="106.664199997105" calcext:value-type="float">
            <text:p>106.664199997105</text:p>
          </table:table-cell>
          <table:table-cell table:formula="of:=[.AG$3]-[.AK82]" office:value-type="float" office:value="-290.867674319586" calcext:value-type="float">
            <text:p>-290.86767431958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0840345.jpg</text:p>
          </table:table-cell>
          <table:table-cell table:formula="of:=MID([.C83];5;4)" office:value-type="string" office:string-value="2021" calcext:value-type="string">
            <text:p>2021</text:p>
          </table:table-cell>
          <table:table-cell table:formula="of:=MID([.C83];9;2)" office:value-type="string" office:string-value="07" calcext:value-type="string">
            <text:p>07</text:p>
          </table:table-cell>
          <table:table-cell table:formula="of:=MID([.C83];11;2)" office:value-type="string" office:string-value="05" calcext:value-type="string">
            <text:p>05</text:p>
          </table:table-cell>
          <table:table-cell table:formula="of:=MID([.C83];14;2)" office:value-type="string" office:string-value="01" calcext:value-type="string">
            <text:p>01</text:p>
          </table:table-cell>
          <table:table-cell table:formula="of:=MID([.C83];16;2)" office:value-type="string" office:string-value="08" calcext:value-type="string">
            <text:p>08</text:p>
          </table:table-cell>
          <table:table-cell table:formula="of:=MID([.C83];18;2)" office:value-type="string" office:string-value="40" calcext:value-type="string">
            <text:p>40</text:p>
          </table:table-cell>
          <table:table-cell table:formula="of:=DATE([.D83];[.E83];[.F83])+TIME([.G83];[.H83];[.I83])" office:value-type="date" office:date-value="2021-07-05T01:08:40" calcext:value-type="date">
            <text:p>05/07/21 01:08:40</text:p>
          </table:table-cell>
          <table:table-cell table:formula="of:=IF([.C83]&lt;&gt;&quot;&quot;;CONCATENATE(&quot;mogrify -rotate &quot;;ROUND([.N83];3);&quot; -background black &quot;;[.C83]);&quot;&quot;)" office:value-type="string" office:string-value="mogrify -rotate -19.508 -background black IMG_20210705_010840345.jpg" calcext:value-type="string">
            <text:p>mogrify -rotate -19.508 -background black IMG_20210705_010840345.jpg</text:p>
          </table:table-cell>
          <table:table-cell table:formula="of:=IF([.C83]&lt;&gt;&quot;&quot;;CONCATENATE(&quot;mogrify -crop &quot;;ROUND([.B$22]);&quot;x&quot;;ROUND([.B$23]);&quot;+&quot;;ROUND([.B$30]+[.B$33]-[.AL83]);&quot;+&quot;;ROUND([.B$31]+[.B$34]-[.AM83]);&quot; &quot;;[.C83]);&quot;&quot;)" office:value-type="string" office:string-value="mogrify -crop 2538x1941+1475+1096 IMG_20210705_010840345.jpg" calcext:value-type="string">
            <text:p>mogrify -crop 2538x1941+1475+1096 IMG_20210705_010840345.jpg</text:p>
          </table:table-cell>
          <table:table-cell/>
          <table:table-cell table:formula="of:=IF([.C83]&lt;&gt;&quot;&quot;;([.J83]-[.J$3])*360*[.B$35];0)" office:value-type="float" office:value="-19.5083333333605" calcext:value-type="float">
            <text:p>-19.5083333333605</text:p>
          </table:table-cell>
          <table:table-cell table:formula="of:=[.N83]/180*PI()" office:value-type="float" office:value="-0.340484648243701" calcext:value-type="float">
            <text:p>-0.340484648243701</text:p>
          </table:table-cell>
          <table:table-cell table:formula="of:=COS([.$O83])*([.P$3]-[.B$14])-SIN([.$O83])*([.Q$3]-[.B$15])" office:value-type="float" office:value="-246.421536471166" calcext:value-type="float">
            <text:p>-246.421536471166</text:p>
          </table:table-cell>
          <table:table-cell table:formula="of:=SIN([.$O83])*([.P$3]-[.B$14])+COS([.$O83])*([.Q$3]-[.B$15])" office:value-type="float" office:value="352.528617793208" calcext:value-type="float">
            <text:p>352.528617793208</text:p>
          </table:table-cell>
          <table:table-cell table:formula="of:=COS([.$O83])*([.R$3]-[.B$14])-SIN([.$O83])*([.S$3]-[.B$15])" office:value-type="float" office:value="43.4418185090164" calcext:value-type="float">
            <text:p>43.4418185090164</text:p>
          </table:table-cell>
          <table:table-cell table:formula="of:=SIN([.$O83])*([.R$3]-[.B$14])+COS([.$O83])*([.S$3]-[.B$15])" office:value-type="float" office:value="1170.69928179897" calcext:value-type="float">
            <text:p>1170.69928179897</text:p>
          </table:table-cell>
          <table:table-cell table:formula="of:=COS([.$O83])*([.T$3]-[.B$14])-SIN([.$O83])*([.U$3]-[.B$15])" office:value-type="float" office:value="843.215891628677" calcext:value-type="float">
            <text:p>843.215891628677</text:p>
          </table:table-cell>
          <table:table-cell table:formula="of:=SIN([.$O83])*([.T$3]-[.B$14])+COS([.$O83])*([.U$3]-[.B$15])" office:value-type="float" office:value="-33.5105969039007" calcext:value-type="float">
            <text:p>-33.5105969039007</text:p>
          </table:table-cell>
          <table:table-cell table:formula="of:=COS([.$O83])*([.V$3]-[.B$14])-SIN([.$O83])*([.W$3]-[.B$15])" office:value-type="float" office:value="1133.07924660886" calcext:value-type="float">
            <text:p>1133.07924660886</text:p>
          </table:table-cell>
          <table:table-cell table:formula="of:=SIN([.$O83])*([.V$3]-[.B$14])+COS([.$O83])*([.W$3]-[.B$15])" office:value-type="float" office:value="784.660067101863" calcext:value-type="float">
            <text:p>784.660067101863</text:p>
          </table:table-cell>
          <table:table-cell table:formula="of:=COS([.$O83])*([.X$3]-[.B$12]/2)-SIN([.$O83])*([.Y$3]-[.B$13]/2)" office:value-type="float" office:value="-689.750391540012" calcext:value-type="float">
            <text:p>-689.750391540012</text:p>
          </table:table-cell>
          <table:table-cell table:formula="of:=SIN([.$O83])*([.X$3]-[.B$12]/2)+COS([.$O83])*([.Y$3]-[.B$13]/2)" office:value-type="float" office:value="-216.065724654328" calcext:value-type="float">
            <text:p>-216.065724654328</text:p>
          </table:table-cell>
          <table:table-cell table:formula="of:=COS([.$O83])*([.Z$3]-[.B$12]/2)-SIN([.$O83])*([.AA$3]-[.B$13]/2)" office:value-type="float" office:value="-399.88703655983" calcext:value-type="float">
            <text:p>-399.88703655983</text:p>
          </table:table-cell>
          <table:table-cell table:formula="of:=SIN([.$O83])*([.Z$3]-[.B$12]/2)+COS([.$O83])*([.AA$3]-[.B$13]/2)" office:value-type="float" office:value="602.104939351437" calcext:value-type="float">
            <text:p>602.104939351437</text:p>
          </table:table-cell>
          <table:table-cell table:formula="of:=COS([.$O83])*([.AB$3]-[.B$12]/2)-SIN([.$O83])*([.AC$3]-[.B$13]/2)" office:value-type="float" office:value="399.88703655983" calcext:value-type="float">
            <text:p>399.88703655983</text:p>
          </table:table-cell>
          <table:table-cell table:formula="of:=SIN([.$O83])*([.AB$3]-[.B$12]/2)+COS([.$O83])*([.AC$3]-[.B$13]/2)" office:value-type="float" office:value="-602.104939351437" calcext:value-type="float">
            <text:p>-602.104939351437</text:p>
          </table:table-cell>
          <table:table-cell table:formula="of:=COS([.$O83])*([.AD$3]-[.B$12]/2)-SIN([.$O83])*([.AE$3]-[.B$13]/2)" office:value-type="float" office:value="689.750391540012" calcext:value-type="float">
            <text:p>689.750391540012</text:p>
          </table:table-cell>
          <table:table-cell table:formula="of:=SIN([.$O83])*([.AD$3]-[.B$12]/2)+COS([.$O83])*([.AE$3]-[.B$13]/2)" office:value-type="float" office:value="216.065724654328" calcext:value-type="float">
            <text:p>216.065724654328</text:p>
          </table:table-cell>
          <table:table-cell table:formula="of:=COS([.$O83])*([.AF$3]-[.B$12]/2)-SIN([.$O83])*([.AG$3]-[.B$13]/2)" office:value-type="float" office:value="-443.328855068847" calcext:value-type="float">
            <text:p>-443.328855068847</text:p>
          </table:table-cell>
          <table:table-cell table:formula="of:=SIN([.$O83])*([.AF$3]-[.B$12]/2)+COS([.$O83])*([.AG$3]-[.B$13]/2)" office:value-type="float" office:value="-568.594342447536" calcext:value-type="float">
            <text:p>-568.594342447536</text:p>
          </table:table-cell>
          <table:table-cell table:formula="of:=MIN([.X83];[.Z83];[.AB83];[.AD83])" office:value-type="float" office:value="-689.750391540012" calcext:value-type="float">
            <text:p>-689.750391540012</text:p>
          </table:table-cell>
          <table:table-cell table:formula="of:=MIN([.Y83];[.AA83];[.AC83];[.AE83])" office:value-type="float" office:value="-602.104939351437" calcext:value-type="float">
            <text:p>-602.104939351437</text:p>
          </table:table-cell>
          <table:table-cell table:formula="of:=[.AF83]-[.$AH83]" office:value-type="float" office:value="246.421536471166" calcext:value-type="float">
            <text:p>246.421536471166</text:p>
          </table:table-cell>
          <table:table-cell table:formula="of:=[.AG83]-[.$AI83]" office:value-type="float" office:value="33.5105969039006" calcext:value-type="float">
            <text:p>33.5105969039006</text:p>
          </table:table-cell>
          <table:table-cell table:formula="of:=[.AF$3]-[.AJ83]" office:value-type="float" office:value="103.578463528834" calcext:value-type="float">
            <text:p>103.578463528834</text:p>
          </table:table-cell>
          <table:table-cell table:formula="of:=[.AG$3]-[.AK83]" office:value-type="float" office:value="-283.510596903901" calcext:value-type="float">
            <text:p>-283.51059690390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1040412.jpg</text:p>
          </table:table-cell>
          <table:table-cell table:formula="of:=MID([.C84];5;4)" office:value-type="string" office:string-value="2021" calcext:value-type="string">
            <text:p>2021</text:p>
          </table:table-cell>
          <table:table-cell table:formula="of:=MID([.C84];9;2)" office:value-type="string" office:string-value="07" calcext:value-type="string">
            <text:p>07</text:p>
          </table:table-cell>
          <table:table-cell table:formula="of:=MID([.C84];11;2)" office:value-type="string" office:string-value="05" calcext:value-type="string">
            <text:p>05</text:p>
          </table:table-cell>
          <table:table-cell table:formula="of:=MID([.C84];14;2)" office:value-type="string" office:string-value="01" calcext:value-type="string">
            <text:p>01</text:p>
          </table:table-cell>
          <table:table-cell table:formula="of:=MID([.C84];16;2)" office:value-type="string" office:string-value="10" calcext:value-type="string">
            <text:p>10</text:p>
          </table:table-cell>
          <table:table-cell table:formula="of:=MID([.C84];18;2)" office:value-type="string" office:string-value="40" calcext:value-type="string">
            <text:p>40</text:p>
          </table:table-cell>
          <table:table-cell table:formula="of:=DATE([.D84];[.E84];[.F84])+TIME([.G84];[.H84];[.I84])" office:value-type="date" office:date-value="2021-07-05T01:10:40" calcext:value-type="date">
            <text:p>05/07/21 01:10:40</text:p>
          </table:table-cell>
          <table:table-cell table:formula="of:=IF([.C84]&lt;&gt;&quot;&quot;;CONCATENATE(&quot;mogrify -rotate &quot;;ROUND([.N84];3);&quot; -background black &quot;;[.C84]);&quot;&quot;)" office:value-type="string" office:string-value="mogrify -rotate -19.008 -background black IMG_20210705_011040412.jpg" calcext:value-type="string">
            <text:p>mogrify -rotate -19.008 -background black IMG_20210705_011040412.jpg</text:p>
          </table:table-cell>
          <table:table-cell table:formula="of:=IF([.C84]&lt;&gt;&quot;&quot;;CONCATENATE(&quot;mogrify -crop &quot;;ROUND([.B$22]);&quot;x&quot;;ROUND([.B$23]);&quot;+&quot;;ROUND([.B$30]+[.B$33]-[.AL84]);&quot;+&quot;;ROUND([.B$31]+[.B$34]-[.AM84]);&quot; &quot;;[.C84]);&quot;&quot;)" office:value-type="string" office:string-value="mogrify -crop 2538x1941+1478+1089 IMG_20210705_011040412.jpg" calcext:value-type="string">
            <text:p>mogrify -crop 2538x1941+1478+1089 IMG_20210705_011040412.jpg</text:p>
          </table:table-cell>
          <table:table-cell/>
          <table:table-cell table:formula="of:=IF([.C84]&lt;&gt;&quot;&quot;;([.J84]-[.J$3])*360*[.B$35];0)" office:value-type="float" office:value="-19.00833333435" calcext:value-type="float">
            <text:p>-19.00833333435</text:p>
          </table:table-cell>
          <table:table-cell table:formula="of:=[.N84]/180*PI()" office:value-type="float" office:value="-0.331758002001" calcext:value-type="float">
            <text:p>-0.331758002001</text:p>
          </table:table-cell>
          <table:table-cell table:formula="of:=COS([.$O84])*([.P$3]-[.B$14])-SIN([.$O84])*([.Q$3]-[.B$15])" office:value-type="float" office:value="-249.488506985449" calcext:value-type="float">
            <text:p>-249.488506985449</text:p>
          </table:table-cell>
          <table:table-cell table:formula="of:=SIN([.$O84])*([.P$3]-[.B$14])+COS([.$O84])*([.Q$3]-[.B$15])" office:value-type="float" office:value="350.36478830238" calcext:value-type="float">
            <text:p>350.36478830238</text:p>
          </table:table-cell>
          <table:table-cell table:formula="of:=COS([.$O84])*([.R$3]-[.B$14])-SIN([.$O84])*([.S$3]-[.B$15])" office:value-type="float" office:value="33.2240155573655" calcext:value-type="float">
            <text:p>33.2240155573655</text:p>
          </table:table-cell>
          <table:table-cell table:formula="of:=SIN([.$O84])*([.R$3]-[.B$14])+COS([.$O84])*([.S$3]-[.B$15])" office:value-type="float" office:value="1171.0338017283" calcext:value-type="float">
            <text:p>1171.0338017283</text:p>
          </table:table-cell>
          <table:table-cell table:formula="of:=COS([.$O84])*([.T$3]-[.B$14])-SIN([.$O84])*([.U$3]-[.B$15])" office:value-type="float" office:value="843.476215964283" calcext:value-type="float">
            <text:p>843.476215964283</text:p>
          </table:table-cell>
          <table:table-cell table:formula="of:=SIN([.$O84])*([.T$3]-[.B$14])+COS([.$O84])*([.U$3]-[.B$15])" office:value-type="float" office:value="-26.1509675265294" calcext:value-type="float">
            <text:p>-26.1509675265294</text:p>
          </table:table-cell>
          <table:table-cell table:formula="of:=COS([.$O84])*([.V$3]-[.B$14])-SIN([.$O84])*([.W$3]-[.B$15])" office:value-type="float" office:value="1126.1887385071" calcext:value-type="float">
            <text:p>1126.1887385071</text:p>
          </table:table-cell>
          <table:table-cell table:formula="of:=SIN([.$O84])*([.V$3]-[.B$14])+COS([.$O84])*([.W$3]-[.B$15])" office:value-type="float" office:value="794.518045899394" calcext:value-type="float">
            <text:p>794.518045899394</text:p>
          </table:table-cell>
          <table:table-cell table:formula="of:=COS([.$O84])*([.X$3]-[.B$12]/2)-SIN([.$O84])*([.Y$3]-[.B$13]/2)" office:value-type="float" office:value="-687.838622746273" calcext:value-type="float">
            <text:p>-687.838622746273</text:p>
          </table:table-cell>
          <table:table-cell table:formula="of:=SIN([.$O84])*([.X$3]-[.B$12]/2)+COS([.$O84])*([.Y$3]-[.B$13]/2)" office:value-type="float" office:value="-222.076628798507" calcext:value-type="float">
            <text:p>-222.076628798507</text:p>
          </table:table-cell>
          <table:table-cell table:formula="of:=COS([.$O84])*([.Z$3]-[.B$12]/2)-SIN([.$O84])*([.AA$3]-[.B$13]/2)" office:value-type="float" office:value="-405.126100203459" calcext:value-type="float">
            <text:p>-405.126100203459</text:p>
          </table:table-cell>
          <table:table-cell table:formula="of:=SIN([.$O84])*([.Z$3]-[.B$12]/2)+COS([.$O84])*([.AA$3]-[.B$13]/2)" office:value-type="float" office:value="598.592384627417" calcext:value-type="float">
            <text:p>598.592384627417</text:p>
          </table:table-cell>
          <table:table-cell table:formula="of:=COS([.$O84])*([.AB$3]-[.B$12]/2)-SIN([.$O84])*([.AC$3]-[.B$13]/2)" office:value-type="float" office:value="405.126100203459" calcext:value-type="float">
            <text:p>405.126100203459</text:p>
          </table:table-cell>
          <table:table-cell table:formula="of:=SIN([.$O84])*([.AB$3]-[.B$12]/2)+COS([.$O84])*([.AC$3]-[.B$13]/2)" office:value-type="float" office:value="-598.592384627417" calcext:value-type="float">
            <text:p>-598.592384627417</text:p>
          </table:table-cell>
          <table:table-cell table:formula="of:=COS([.$O84])*([.AD$3]-[.B$12]/2)-SIN([.$O84])*([.AE$3]-[.B$13]/2)" office:value-type="float" office:value="687.838622746273" calcext:value-type="float">
            <text:p>687.838622746273</text:p>
          </table:table-cell>
          <table:table-cell table:formula="of:=SIN([.$O84])*([.AD$3]-[.B$12]/2)+COS([.$O84])*([.AE$3]-[.B$13]/2)" office:value-type="float" office:value="222.076628798507" calcext:value-type="float">
            <text:p>222.076628798507</text:p>
          </table:table-cell>
          <table:table-cell table:formula="of:=COS([.$O84])*([.AF$3]-[.B$12]/2)-SIN([.$O84])*([.AG$3]-[.B$13]/2)" office:value-type="float" office:value="-438.350115760824" calcext:value-type="float">
            <text:p>-438.350115760824</text:p>
          </table:table-cell>
          <table:table-cell table:formula="of:=SIN([.$O84])*([.AF$3]-[.B$12]/2)+COS([.$O84])*([.AG$3]-[.B$13]/2)" office:value-type="float" office:value="-572.441417100887" calcext:value-type="float">
            <text:p>-572.441417100887</text:p>
          </table:table-cell>
          <table:table-cell table:formula="of:=MIN([.X84];[.Z84];[.AB84];[.AD84])" office:value-type="float" office:value="-687.838622746273" calcext:value-type="float">
            <text:p>-687.838622746273</text:p>
          </table:table-cell>
          <table:table-cell table:formula="of:=MIN([.Y84];[.AA84];[.AC84];[.AE84])" office:value-type="float" office:value="-598.592384627417" calcext:value-type="float">
            <text:p>-598.592384627417</text:p>
          </table:table-cell>
          <table:table-cell table:formula="of:=[.AF84]-[.$AH84]" office:value-type="float" office:value="249.488506985449" calcext:value-type="float">
            <text:p>249.488506985449</text:p>
          </table:table-cell>
          <table:table-cell table:formula="of:=[.AG84]-[.$AI84]" office:value-type="float" office:value="26.1509675265295" calcext:value-type="float">
            <text:p>26.1509675265295</text:p>
          </table:table-cell>
          <table:table-cell table:formula="of:=[.AF$3]-[.AJ84]" office:value-type="float" office:value="100.511493014551" calcext:value-type="float">
            <text:p>100.511493014551</text:p>
          </table:table-cell>
          <table:table-cell table:formula="of:=[.AG$3]-[.AK84]" office:value-type="float" office:value="-276.150967526529" calcext:value-type="float">
            <text:p>-276.15096752652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1240499.jpg</text:p>
          </table:table-cell>
          <table:table-cell table:formula="of:=MID([.C85];5;4)" office:value-type="string" office:string-value="2021" calcext:value-type="string">
            <text:p>2021</text:p>
          </table:table-cell>
          <table:table-cell table:formula="of:=MID([.C85];9;2)" office:value-type="string" office:string-value="07" calcext:value-type="string">
            <text:p>07</text:p>
          </table:table-cell>
          <table:table-cell table:formula="of:=MID([.C85];11;2)" office:value-type="string" office:string-value="05" calcext:value-type="string">
            <text:p>05</text:p>
          </table:table-cell>
          <table:table-cell table:formula="of:=MID([.C85];14;2)" office:value-type="string" office:string-value="01" calcext:value-type="string">
            <text:p>01</text:p>
          </table:table-cell>
          <table:table-cell table:formula="of:=MID([.C85];16;2)" office:value-type="string" office:string-value="12" calcext:value-type="string">
            <text:p>12</text:p>
          </table:table-cell>
          <table:table-cell table:formula="of:=MID([.C85];18;2)" office:value-type="string" office:string-value="40" calcext:value-type="string">
            <text:p>40</text:p>
          </table:table-cell>
          <table:table-cell table:formula="of:=DATE([.D85];[.E85];[.F85])+TIME([.G85];[.H85];[.I85])" office:value-type="date" office:date-value="2021-07-05T01:12:40" calcext:value-type="date">
            <text:p>05/07/21 01:12:40</text:p>
          </table:table-cell>
          <table:table-cell table:formula="of:=IF([.C85]&lt;&gt;&quot;&quot;;CONCATENATE(&quot;mogrify -rotate &quot;;ROUND([.N85];3);&quot; -background black &quot;;[.C85]);&quot;&quot;)" office:value-type="string" office:string-value="mogrify -rotate -18.508 -background black IMG_20210705_011240499.jpg" calcext:value-type="string">
            <text:p>mogrify -rotate -18.508 -background black IMG_20210705_011240499.jpg</text:p>
          </table:table-cell>
          <table:table-cell table:formula="of:=IF([.C85]&lt;&gt;&quot;&quot;;CONCATENATE(&quot;mogrify -crop &quot;;ROUND([.B$22]);&quot;x&quot;;ROUND([.B$23]);&quot;+&quot;;ROUND([.B$30]+[.B$33]-[.AL85]);&quot;+&quot;;ROUND([.B$31]+[.B$34]-[.AM85]);&quot; &quot;;[.C85]);&quot;&quot;)" office:value-type="string" office:string-value="mogrify -crop 2538x1941+1481+1081 IMG_20210705_011240499.jpg" calcext:value-type="string">
            <text:p>mogrify -crop 2538x1941+1481+1081 IMG_20210705_011240499.jpg</text:p>
          </table:table-cell>
          <table:table-cell/>
          <table:table-cell table:formula="of:=IF([.C85]&lt;&gt;&quot;&quot;;([.J85]-[.J$3])*360*[.B$35];0)" office:value-type="float" office:value="-18.5083333327202" calcext:value-type="float">
            <text:p>-18.5083333327202</text:p>
          </table:table-cell>
          <table:table-cell table:formula="of:=[.N85]/180*PI()" office:value-type="float" office:value="-0.323031355712583" calcext:value-type="float">
            <text:p>-0.323031355712583</text:p>
          </table:table-cell>
          <table:table-cell table:formula="of:=COS([.$O85])*([.P$3]-[.B$14])-SIN([.$O85])*([.Q$3]-[.B$15])" office:value-type="float" office:value="-252.536477999983" calcext:value-type="float">
            <text:p>-252.536477999983</text:p>
          </table:table-cell>
          <table:table-cell table:formula="of:=SIN([.$O85])*([.P$3]-[.B$14])+COS([.$O85])*([.Q$3]-[.B$15])" office:value-type="float" office:value="348.174277164991" calcext:value-type="float">
            <text:p>348.174277164991</text:p>
          </table:table-cell>
          <table:table-cell table:formula="of:=COS([.$O85])*([.R$3]-[.B$14])-SIN([.$O85])*([.S$3]-[.B$15])" office:value-type="float" office:value="23.0036824147616" calcext:value-type="float">
            <text:p>23.0036824147616</text:p>
          </table:table-cell>
          <table:table-cell table:formula="of:=SIN([.$O85])*([.R$3]-[.B$14])+COS([.$O85])*([.S$3]-[.B$15])" office:value-type="float" office:value="1171.2791429012" calcext:value-type="float">
            <text:p>1171.2791429012</text:p>
          </table:table-cell>
          <table:table-cell table:formula="of:=COS([.$O85])*([.T$3]-[.B$14])-SIN([.$O85])*([.U$3]-[.B$15])" office:value-type="float" office:value="843.672306321507" calcext:value-type="float">
            <text:p>843.672306321507</text:p>
          </table:table-cell>
          <table:table-cell table:formula="of:=SIN([.$O85])*([.T$3]-[.B$14])+COS([.$O85])*([.U$3]-[.B$15])" office:value-type="float" office:value="-18.7893466131718" calcext:value-type="float">
            <text:p>-18.7893466131718</text:p>
          </table:table-cell>
          <table:table-cell table:formula="of:=COS([.$O85])*([.V$3]-[.B$14])-SIN([.$O85])*([.W$3]-[.B$15])" office:value-type="float" office:value="1119.21246673625" calcext:value-type="float">
            <text:p>1119.21246673625</text:p>
          </table:table-cell>
          <table:table-cell table:formula="of:=SIN([.$O85])*([.V$3]-[.B$14])+COS([.$O85])*([.W$3]-[.B$15])" office:value-type="float" office:value="804.315519123033" calcext:value-type="float">
            <text:p>804.315519123033</text:p>
          </table:table-cell>
          <table:table-cell table:formula="of:=COS([.$O85])*([.X$3]-[.B$12]/2)-SIN([.$O85])*([.Y$3]-[.B$13]/2)" office:value-type="float" office:value="-685.874472368118" calcext:value-type="float">
            <text:p>-685.874472368118</text:p>
          </table:table-cell>
          <table:table-cell table:formula="of:=SIN([.$O85])*([.X$3]-[.B$12]/2)+COS([.$O85])*([.Y$3]-[.B$13]/2)" office:value-type="float" office:value="-228.070620979021" calcext:value-type="float">
            <text:p>-228.070620979021</text:p>
          </table:table-cell>
          <table:table-cell table:formula="of:=COS([.$O85])*([.Z$3]-[.B$12]/2)-SIN([.$O85])*([.AA$3]-[.B$13]/2)" office:value-type="float" office:value="-410.334311953372" calcext:value-type="float">
            <text:p>-410.334311953372</text:p>
          </table:table-cell>
          <table:table-cell table:formula="of:=SIN([.$O85])*([.Z$3]-[.B$12]/2)+COS([.$O85])*([.AA$3]-[.B$13]/2)" office:value-type="float" office:value="595.034244757184" calcext:value-type="float">
            <text:p>595.034244757184</text:p>
          </table:table-cell>
          <table:table-cell table:formula="of:=COS([.$O85])*([.AB$3]-[.B$12]/2)-SIN([.$O85])*([.AC$3]-[.B$13]/2)" office:value-type="float" office:value="410.334311953372" calcext:value-type="float">
            <text:p>410.334311953372</text:p>
          </table:table-cell>
          <table:table-cell table:formula="of:=SIN([.$O85])*([.AB$3]-[.B$12]/2)+COS([.$O85])*([.AC$3]-[.B$13]/2)" office:value-type="float" office:value="-595.034244757184" calcext:value-type="float">
            <text:p>-595.034244757184</text:p>
          </table:table-cell>
          <table:table-cell table:formula="of:=COS([.$O85])*([.AD$3]-[.B$12]/2)-SIN([.$O85])*([.AE$3]-[.B$13]/2)" office:value-type="float" office:value="685.874472368118" calcext:value-type="float">
            <text:p>685.874472368118</text:p>
          </table:table-cell>
          <table:table-cell table:formula="of:=SIN([.$O85])*([.AD$3]-[.B$12]/2)+COS([.$O85])*([.AE$3]-[.B$13]/2)" office:value-type="float" office:value="228.070620979021" calcext:value-type="float">
            <text:p>228.070620979021</text:p>
          </table:table-cell>
          <table:table-cell table:formula="of:=COS([.$O85])*([.AF$3]-[.B$12]/2)-SIN([.$O85])*([.AG$3]-[.B$13]/2)" office:value-type="float" office:value="-433.337994368134" calcext:value-type="float">
            <text:p>-433.337994368134</text:p>
          </table:table-cell>
          <table:table-cell table:formula="of:=SIN([.$O85])*([.AF$3]-[.B$12]/2)+COS([.$O85])*([.AG$3]-[.B$13]/2)" office:value-type="float" office:value="-576.244898144012" calcext:value-type="float">
            <text:p>-576.244898144012</text:p>
          </table:table-cell>
          <table:table-cell table:formula="of:=MIN([.X85];[.Z85];[.AB85];[.AD85])" office:value-type="float" office:value="-685.874472368118" calcext:value-type="float">
            <text:p>-685.874472368118</text:p>
          </table:table-cell>
          <table:table-cell table:formula="of:=MIN([.Y85];[.AA85];[.AC85];[.AE85])" office:value-type="float" office:value="-595.034244757184" calcext:value-type="float">
            <text:p>-595.034244757184</text:p>
          </table:table-cell>
          <table:table-cell table:formula="of:=[.AF85]-[.$AH85]" office:value-type="float" office:value="252.536477999983" calcext:value-type="float">
            <text:p>252.536477999983</text:p>
          </table:table-cell>
          <table:table-cell table:formula="of:=[.AG85]-[.$AI85]" office:value-type="float" office:value="18.7893466131719" calcext:value-type="float">
            <text:p>18.7893466131719</text:p>
          </table:table-cell>
          <table:table-cell table:formula="of:=[.AF$3]-[.AJ85]" office:value-type="float" office:value="97.4635220000166" calcext:value-type="float">
            <text:p>97.4635220000166</text:p>
          </table:table-cell>
          <table:table-cell table:formula="of:=[.AG$3]-[.AK85]" office:value-type="float" office:value="-268.789346613172" calcext:value-type="float">
            <text:p>-268.78934661317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1440558.jpg</text:p>
          </table:table-cell>
          <table:table-cell table:formula="of:=MID([.C86];5;4)" office:value-type="string" office:string-value="2021" calcext:value-type="string">
            <text:p>2021</text:p>
          </table:table-cell>
          <table:table-cell table:formula="of:=MID([.C86];9;2)" office:value-type="string" office:string-value="07" calcext:value-type="string">
            <text:p>07</text:p>
          </table:table-cell>
          <table:table-cell table:formula="of:=MID([.C86];11;2)" office:value-type="string" office:string-value="05" calcext:value-type="string">
            <text:p>05</text:p>
          </table:table-cell>
          <table:table-cell table:formula="of:=MID([.C86];14;2)" office:value-type="string" office:string-value="01" calcext:value-type="string">
            <text:p>01</text:p>
          </table:table-cell>
          <table:table-cell table:formula="of:=MID([.C86];16;2)" office:value-type="string" office:string-value="14" calcext:value-type="string">
            <text:p>14</text:p>
          </table:table-cell>
          <table:table-cell table:formula="of:=MID([.C86];18;2)" office:value-type="string" office:string-value="40" calcext:value-type="string">
            <text:p>40</text:p>
          </table:table-cell>
          <table:table-cell table:formula="of:=DATE([.D86];[.E86];[.F86])+TIME([.G86];[.H86];[.I86])" office:value-type="date" office:date-value="2021-07-05T01:14:40" calcext:value-type="date">
            <text:p>05/07/21 01:14:40</text:p>
          </table:table-cell>
          <table:table-cell table:formula="of:=IF([.C86]&lt;&gt;&quot;&quot;;CONCATENATE(&quot;mogrify -rotate &quot;;ROUND([.N86];3);&quot; -background black &quot;;[.C86]);&quot;&quot;)" office:value-type="string" office:string-value="mogrify -rotate -18.008 -background black IMG_20210705_011440558.jpg" calcext:value-type="string">
            <text:p>mogrify -rotate -18.008 -background black IMG_20210705_011440558.jpg</text:p>
          </table:table-cell>
          <table:table-cell table:formula="of:=IF([.C86]&lt;&gt;&quot;&quot;;CONCATENATE(&quot;mogrify -crop &quot;;ROUND([.B$22]);&quot;x&quot;;ROUND([.B$23]);&quot;+&quot;;ROUND([.B$30]+[.B$33]-[.AL86]);&quot;+&quot;;ROUND([.B$31]+[.B$34]-[.AM86]);&quot; &quot;;[.C86]);&quot;&quot;)" office:value-type="string" office:string-value="mogrify -crop 2538x1941+1484+1074 IMG_20210705_011440558.jpg" calcext:value-type="string">
            <text:p>mogrify -crop 2538x1941+1484+1074 IMG_20210705_011440558.jpg</text:p>
          </table:table-cell>
          <table:table-cell/>
          <table:table-cell table:formula="of:=IF([.C86]&lt;&gt;&quot;&quot;;([.J86]-[.J$3])*360*[.B$35];0)" office:value-type="float" office:value="-18.0083333337097" calcext:value-type="float">
            <text:p>-18.0083333337097</text:p>
          </table:table-cell>
          <table:table-cell table:formula="of:=[.N86]/180*PI()" office:value-type="float" office:value="-0.314304709469882" calcext:value-type="float">
            <text:p>-0.314304709469882</text:p>
          </table:table-cell>
          <table:table-cell table:formula="of:=COS([.$O86])*([.P$3]-[.B$14])-SIN([.$O86])*([.Q$3]-[.B$15])" office:value-type="float" office:value="-255.565217368042" calcext:value-type="float">
            <text:p>-255.565217368042</text:p>
          </table:table-cell>
          <table:table-cell table:formula="of:=SIN([.$O86])*([.P$3]-[.B$14])+COS([.$O86])*([.Q$3]-[.B$15])" office:value-type="float" office:value="345.957251219895" calcext:value-type="float">
            <text:p>345.957251219895</text:p>
          </table:table-cell>
          <table:table-cell table:formula="of:=COS([.$O86])*([.R$3]-[.B$14])-SIN([.$O86])*([.S$3]-[.B$15])" office:value-type="float" office:value="12.7815975062215" calcext:value-type="float">
            <text:p>12.7815975062215</text:p>
          </table:table-cell>
          <table:table-cell table:formula="of:=SIN([.$O86])*([.R$3]-[.B$14])+COS([.$O86])*([.S$3]-[.B$15])" office:value-type="float" office:value="1171.4352866314" calcext:value-type="float">
            <text:p>1171.4352866314</text:p>
          </table:table-cell>
          <table:table-cell table:formula="of:=COS([.$O86])*([.T$3]-[.B$14])-SIN([.$O86])*([.U$3]-[.B$15])" office:value-type="float" office:value="843.804147765252" calcext:value-type="float">
            <text:p>843.804147765252</text:p>
          </table:table-cell>
          <table:table-cell table:formula="of:=SIN([.$O86])*([.T$3]-[.B$14])+COS([.$O86])*([.U$3]-[.B$15])" office:value-type="float" office:value="-11.4262948568899" calcext:value-type="float">
            <text:p>-11.4262948568899</text:p>
          </table:table-cell>
          <table:table-cell table:formula="of:=COS([.$O86])*([.V$3]-[.B$14])-SIN([.$O86])*([.W$3]-[.B$15])" office:value-type="float" office:value="1112.15096263952" calcext:value-type="float">
            <text:p>1112.15096263952</text:p>
          </table:table-cell>
          <table:table-cell table:formula="of:=SIN([.$O86])*([.V$3]-[.B$14])+COS([.$O86])*([.W$3]-[.B$15])" office:value-type="float" office:value="814.051740554615" calcext:value-type="float">
            <text:p>814.051740554615</text:p>
          </table:table-cell>
          <table:table-cell table:formula="of:=COS([.$O86])*([.X$3]-[.B$12]/2)-SIN([.$O86])*([.Y$3]-[.B$13]/2)" office:value-type="float" office:value="-683.858090003779" calcext:value-type="float">
            <text:p>-683.858090003779</text:p>
          </table:table-cell>
          <table:table-cell table:formula="of:=SIN([.$O86])*([.X$3]-[.B$12]/2)+COS([.$O86])*([.Y$3]-[.B$13]/2)" office:value-type="float" office:value="-234.04724466736" calcext:value-type="float">
            <text:p>-234.04724466736</text:p>
          </table:table-cell>
          <table:table-cell table:formula="of:=COS([.$O86])*([.Z$3]-[.B$12]/2)-SIN([.$O86])*([.AA$3]-[.B$13]/2)" office:value-type="float" office:value="-415.511275129515" calcext:value-type="float">
            <text:p>-415.511275129515</text:p>
          </table:table-cell>
          <table:table-cell table:formula="of:=SIN([.$O86])*([.Z$3]-[.B$12]/2)+COS([.$O86])*([.AA$3]-[.B$13]/2)" office:value-type="float" office:value="591.430790744145" calcext:value-type="float">
            <text:p>591.430790744145</text:p>
          </table:table-cell>
          <table:table-cell table:formula="of:=COS([.$O86])*([.AB$3]-[.B$12]/2)-SIN([.$O86])*([.AC$3]-[.B$13]/2)" office:value-type="float" office:value="415.511275129515" calcext:value-type="float">
            <text:p>415.511275129515</text:p>
          </table:table-cell>
          <table:table-cell table:formula="of:=SIN([.$O86])*([.AB$3]-[.B$12]/2)+COS([.$O86])*([.AC$3]-[.B$13]/2)" office:value-type="float" office:value="-591.430790744145" calcext:value-type="float">
            <text:p>-591.430790744145</text:p>
          </table:table-cell>
          <table:table-cell table:formula="of:=COS([.$O86])*([.AD$3]-[.B$12]/2)-SIN([.$O86])*([.AE$3]-[.B$13]/2)" office:value-type="float" office:value="683.858090003779" calcext:value-type="float">
            <text:p>683.858090003779</text:p>
          </table:table-cell>
          <table:table-cell table:formula="of:=SIN([.$O86])*([.AD$3]-[.B$12]/2)+COS([.$O86])*([.AE$3]-[.B$13]/2)" office:value-type="float" office:value="234.04724466736" calcext:value-type="float">
            <text:p>234.04724466736</text:p>
          </table:table-cell>
          <table:table-cell table:formula="of:=COS([.$O86])*([.AF$3]-[.B$12]/2)-SIN([.$O86])*([.AG$3]-[.B$13]/2)" office:value-type="float" office:value="-428.292872635737" calcext:value-type="float">
            <text:p>-428.292872635737</text:p>
          </table:table-cell>
          <table:table-cell table:formula="of:=SIN([.$O86])*([.AF$3]-[.B$12]/2)+COS([.$O86])*([.AG$3]-[.B$13]/2)" office:value-type="float" office:value="-580.004495887255" calcext:value-type="float">
            <text:p>-580.004495887255</text:p>
          </table:table-cell>
          <table:table-cell table:formula="of:=MIN([.X86];[.Z86];[.AB86];[.AD86])" office:value-type="float" office:value="-683.858090003779" calcext:value-type="float">
            <text:p>-683.858090003779</text:p>
          </table:table-cell>
          <table:table-cell table:formula="of:=MIN([.Y86];[.AA86];[.AC86];[.AE86])" office:value-type="float" office:value="-591.430790744145" calcext:value-type="float">
            <text:p>-591.430790744145</text:p>
          </table:table-cell>
          <table:table-cell table:formula="of:=[.AF86]-[.$AH86]" office:value-type="float" office:value="255.565217368042" calcext:value-type="float">
            <text:p>255.565217368042</text:p>
          </table:table-cell>
          <table:table-cell table:formula="of:=[.AG86]-[.$AI86]" office:value-type="float" office:value="11.42629485689" calcext:value-type="float">
            <text:p>11.42629485689</text:p>
          </table:table-cell>
          <table:table-cell table:formula="of:=[.AF$3]-[.AJ86]" office:value-type="float" office:value="94.4347826319577" calcext:value-type="float">
            <text:p>94.4347826319577</text:p>
          </table:table-cell>
          <table:table-cell table:formula="of:=[.AG$3]-[.AK86]" office:value-type="float" office:value="-261.42629485689" calcext:value-type="float">
            <text:p>-261.4262948568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1640650.jpg</text:p>
          </table:table-cell>
          <table:table-cell table:formula="of:=MID([.C87];5;4)" office:value-type="string" office:string-value="2021" calcext:value-type="string">
            <text:p>2021</text:p>
          </table:table-cell>
          <table:table-cell table:formula="of:=MID([.C87];9;2)" office:value-type="string" office:string-value="07" calcext:value-type="string">
            <text:p>07</text:p>
          </table:table-cell>
          <table:table-cell table:formula="of:=MID([.C87];11;2)" office:value-type="string" office:string-value="05" calcext:value-type="string">
            <text:p>05</text:p>
          </table:table-cell>
          <table:table-cell table:formula="of:=MID([.C87];14;2)" office:value-type="string" office:string-value="01" calcext:value-type="string">
            <text:p>01</text:p>
          </table:table-cell>
          <table:table-cell table:formula="of:=MID([.C87];16;2)" office:value-type="string" office:string-value="16" calcext:value-type="string">
            <text:p>16</text:p>
          </table:table-cell>
          <table:table-cell table:formula="of:=MID([.C87];18;2)" office:value-type="string" office:string-value="40" calcext:value-type="string">
            <text:p>40</text:p>
          </table:table-cell>
          <table:table-cell table:formula="of:=DATE([.D87];[.E87];[.F87])+TIME([.G87];[.H87];[.I87])" office:value-type="date" office:date-value="2021-07-05T01:16:40" calcext:value-type="date">
            <text:p>05/07/21 01:16:40</text:p>
          </table:table-cell>
          <table:table-cell table:formula="of:=IF([.C87]&lt;&gt;&quot;&quot;;CONCATENATE(&quot;mogrify -rotate &quot;;ROUND([.N87];3);&quot; -background black &quot;;[.C87]);&quot;&quot;)" office:value-type="string" office:string-value="mogrify -rotate -17.508 -background black IMG_20210705_011640650.jpg" calcext:value-type="string">
            <text:p>mogrify -rotate -17.508 -background black IMG_20210705_011640650.jpg</text:p>
          </table:table-cell>
          <table:table-cell table:formula="of:=IF([.C87]&lt;&gt;&quot;&quot;;CONCATENATE(&quot;mogrify -crop &quot;;ROUND([.B$22]);&quot;x&quot;;ROUND([.B$23]);&quot;+&quot;;ROUND([.B$30]+[.B$33]-[.AL87]);&quot;+&quot;;ROUND([.B$31]+[.B$34]-[.AM87]);&quot; &quot;;[.C87]);&quot;&quot;)" office:value-type="string" office:string-value="mogrify -crop 2538x1941+1487+1067 IMG_20210705_011640650.jpg" calcext:value-type="string">
            <text:p>mogrify -crop 2538x1941+1487+1067 IMG_20210705_011640650.jpg</text:p>
          </table:table-cell>
          <table:table-cell/>
          <table:table-cell table:formula="of:=IF([.C87]&lt;&gt;&quot;&quot;;([.J87]-[.J$3])*360*[.B$35];0)" office:value-type="float" office:value="-17.5083333346993" calcext:value-type="float">
            <text:p>-17.5083333346993</text:p>
          </table:table-cell>
          <table:table-cell table:formula="of:=[.N87]/180*PI()" office:value-type="float" office:value="-0.305578063227181" calcext:value-type="float">
            <text:p>-0.305578063227181</text:p>
          </table:table-cell>
          <table:table-cell table:formula="of:=COS([.$O87])*([.P$3]-[.B$14])-SIN([.$O87])*([.Q$3]-[.B$15])" office:value-type="float" office:value="-258.574494455415" calcext:value-type="float">
            <text:p>-258.574494455415</text:p>
          </table:table-cell>
          <table:table-cell table:formula="of:=SIN([.$O87])*([.P$3]-[.B$14])+COS([.$O87])*([.Q$3]-[.B$15])" office:value-type="float" office:value="343.713879290794" calcext:value-type="float">
            <text:p>343.713879290794</text:p>
          </table:table-cell>
          <table:table-cell table:formula="of:=COS([.$O87])*([.R$3]-[.B$14])-SIN([.$O87])*([.S$3]-[.B$15])" office:value-type="float" office:value="2.55853922954918" calcext:value-type="float">
            <text:p>2.55853922954918</text:p>
          </table:table-cell>
          <table:table-cell table:formula="of:=SIN([.$O87])*([.R$3]-[.B$14])+COS([.$O87])*([.S$3]-[.B$15])" office:value-type="float" office:value="1171.50222102948" calcext:value-type="float">
            <text:p>1171.50222102948</text:p>
          </table:table-cell>
          <table:table-cell table:formula="of:=COS([.$O87])*([.T$3]-[.B$14])-SIN([.$O87])*([.U$3]-[.B$15])" office:value-type="float" office:value="843.871730256479" calcext:value-type="float">
            <text:p>843.871730256479</text:p>
          </table:table-cell>
          <table:table-cell table:formula="of:=SIN([.$O87])*([.T$3]-[.B$14])+COS([.$O87])*([.U$3]-[.B$15])" office:value-type="float" office:value="-4.06237294401939" calcext:value-type="float">
            <text:p>-4.06237294401939</text:p>
          </table:table-cell>
          <table:table-cell table:formula="of:=COS([.$O87])*([.V$3]-[.B$14])-SIN([.$O87])*([.W$3]-[.B$15])" office:value-type="float" office:value="1105.00476394144" calcext:value-type="float">
            <text:p>1105.00476394144</text:p>
          </table:table-cell>
          <table:table-cell table:formula="of:=SIN([.$O87])*([.V$3]-[.B$14])+COS([.$O87])*([.W$3]-[.B$15])" office:value-type="float" office:value="823.725968794669" calcext:value-type="float">
            <text:p>823.725968794669</text:p>
          </table:table-cell>
          <table:table-cell table:formula="of:=COS([.$O87])*([.X$3]-[.B$12]/2)-SIN([.$O87])*([.Y$3]-[.B$13]/2)" office:value-type="float" office:value="-681.789629198429" calcext:value-type="float">
            <text:p>-681.789629198429</text:p>
          </table:table-cell>
          <table:table-cell table:formula="of:=SIN([.$O87])*([.X$3]-[.B$12]/2)+COS([.$O87])*([.Y$3]-[.B$13]/2)" office:value-type="float" office:value="-240.006044751937" calcext:value-type="float">
            <text:p>-240.006044751937</text:p>
          </table:table-cell>
          <table:table-cell table:formula="of:=COS([.$O87])*([.Z$3]-[.B$12]/2)-SIN([.$O87])*([.AA$3]-[.B$13]/2)" office:value-type="float" office:value="-420.656595513465" calcext:value-type="float">
            <text:p>-420.656595513465</text:p>
          </table:table-cell>
          <table:table-cell table:formula="of:=SIN([.$O87])*([.Z$3]-[.B$12]/2)+COS([.$O87])*([.AA$3]-[.B$13]/2)" office:value-type="float" office:value="587.782296986751" calcext:value-type="float">
            <text:p>587.782296986751</text:p>
          </table:table-cell>
          <table:table-cell table:formula="of:=COS([.$O87])*([.AB$3]-[.B$12]/2)-SIN([.$O87])*([.AC$3]-[.B$13]/2)" office:value-type="float" office:value="420.656595513465" calcext:value-type="float">
            <text:p>420.656595513465</text:p>
          </table:table-cell>
          <table:table-cell table:formula="of:=SIN([.$O87])*([.AB$3]-[.B$12]/2)+COS([.$O87])*([.AC$3]-[.B$13]/2)" office:value-type="float" office:value="-587.782296986751" calcext:value-type="float">
            <text:p>-587.782296986751</text:p>
          </table:table-cell>
          <table:table-cell table:formula="of:=COS([.$O87])*([.AD$3]-[.B$12]/2)-SIN([.$O87])*([.AE$3]-[.B$13]/2)" office:value-type="float" office:value="681.789629198429" calcext:value-type="float">
            <text:p>681.789629198429</text:p>
          </table:table-cell>
          <table:table-cell table:formula="of:=SIN([.$O87])*([.AD$3]-[.B$12]/2)+COS([.$O87])*([.AE$3]-[.B$13]/2)" office:value-type="float" office:value="240.006044751937" calcext:value-type="float">
            <text:p>240.006044751937</text:p>
          </table:table-cell>
          <table:table-cell table:formula="of:=COS([.$O87])*([.AF$3]-[.B$12]/2)-SIN([.$O87])*([.AG$3]-[.B$13]/2)" office:value-type="float" office:value="-423.215134743014" calcext:value-type="float">
            <text:p>-423.215134743014</text:p>
          </table:table-cell>
          <table:table-cell table:formula="of:=SIN([.$O87])*([.AF$3]-[.B$12]/2)+COS([.$O87])*([.AG$3]-[.B$13]/2)" office:value-type="float" office:value="-583.719924042732" calcext:value-type="float">
            <text:p>-583.719924042732</text:p>
          </table:table-cell>
          <table:table-cell table:formula="of:=MIN([.X87];[.Z87];[.AB87];[.AD87])" office:value-type="float" office:value="-681.789629198429" calcext:value-type="float">
            <text:p>-681.789629198429</text:p>
          </table:table-cell>
          <table:table-cell table:formula="of:=MIN([.Y87];[.AA87];[.AC87];[.AE87])" office:value-type="float" office:value="-587.782296986751" calcext:value-type="float">
            <text:p>-587.782296986751</text:p>
          </table:table-cell>
          <table:table-cell table:formula="of:=[.AF87]-[.$AH87]" office:value-type="float" office:value="258.574494455415" calcext:value-type="float">
            <text:p>258.574494455415</text:p>
          </table:table-cell>
          <table:table-cell table:formula="of:=[.AG87]-[.$AI87]" office:value-type="float" office:value="4.06237294401933" calcext:value-type="float">
            <text:p>4.06237294401933</text:p>
          </table:table-cell>
          <table:table-cell table:formula="of:=[.AF$3]-[.AJ87]" office:value-type="float" office:value="91.4255055445852" calcext:value-type="float">
            <text:p>91.4255055445852</text:p>
          </table:table-cell>
          <table:table-cell table:formula="of:=[.AG$3]-[.AK87]" office:value-type="float" office:value="-254.062372944019" calcext:value-type="float">
            <text:p>-254.06237294401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1840713.jpg</text:p>
          </table:table-cell>
          <table:table-cell table:formula="of:=MID([.C88];5;4)" office:value-type="string" office:string-value="2021" calcext:value-type="string">
            <text:p>2021</text:p>
          </table:table-cell>
          <table:table-cell table:formula="of:=MID([.C88];9;2)" office:value-type="string" office:string-value="07" calcext:value-type="string">
            <text:p>07</text:p>
          </table:table-cell>
          <table:table-cell table:formula="of:=MID([.C88];11;2)" office:value-type="string" office:string-value="05" calcext:value-type="string">
            <text:p>05</text:p>
          </table:table-cell>
          <table:table-cell table:formula="of:=MID([.C88];14;2)" office:value-type="string" office:string-value="01" calcext:value-type="string">
            <text:p>01</text:p>
          </table:table-cell>
          <table:table-cell table:formula="of:=MID([.C88];16;2)" office:value-type="string" office:string-value="18" calcext:value-type="string">
            <text:p>18</text:p>
          </table:table-cell>
          <table:table-cell table:formula="of:=MID([.C88];18;2)" office:value-type="string" office:string-value="40" calcext:value-type="string">
            <text:p>40</text:p>
          </table:table-cell>
          <table:table-cell table:formula="of:=DATE([.D88];[.E88];[.F88])+TIME([.G88];[.H88];[.I88])" office:value-type="date" office:date-value="2021-07-05T01:18:40" calcext:value-type="date">
            <text:p>05/07/21 01:18:40</text:p>
          </table:table-cell>
          <table:table-cell table:formula="of:=IF([.C88]&lt;&gt;&quot;&quot;;CONCATENATE(&quot;mogrify -rotate &quot;;ROUND([.N88];3);&quot; -background black &quot;;[.C88]);&quot;&quot;)" office:value-type="string" office:string-value="mogrify -rotate -17.008 -background black IMG_20210705_011840713.jpg" calcext:value-type="string">
            <text:p>mogrify -rotate -17.008 -background black IMG_20210705_011840713.jpg</text:p>
          </table:table-cell>
          <table:table-cell table:formula="of:=IF([.C88]&lt;&gt;&quot;&quot;;CONCATENATE(&quot;mogrify -crop &quot;;ROUND([.B$22]);&quot;x&quot;;ROUND([.B$23]);&quot;+&quot;;ROUND([.B$30]+[.B$33]-[.AL88]);&quot;+&quot;;ROUND([.B$31]+[.B$34]-[.AM88]);&quot; &quot;;[.C88]);&quot;&quot;)" office:value-type="string" office:string-value="mogrify -crop 2538x1941+1490+1059 IMG_20210705_011840713.jpg" calcext:value-type="string">
            <text:p>mogrify -crop 2538x1941+1490+1059 IMG_20210705_011840713.jpg</text:p>
          </table:table-cell>
          <table:table-cell/>
          <table:table-cell table:formula="of:=IF([.C88]&lt;&gt;&quot;&quot;;([.J88]-[.J$3])*360*[.B$35];0)" office:value-type="float" office:value="-17.0083333330695" calcext:value-type="float">
            <text:p>-17.0083333330695</text:p>
          </table:table-cell>
          <table:table-cell table:formula="of:=[.N88]/180*PI()" office:value-type="float" office:value="-0.296851416938763" calcext:value-type="float">
            <text:p>-0.296851416938763</text:p>
          </table:table-cell>
          <table:table-cell table:formula="of:=COS([.$O88])*([.P$3]-[.B$14])-SIN([.$O88])*([.Q$3]-[.B$15])" office:value-type="float" office:value="-261.56408010961" calcext:value-type="float">
            <text:p>-261.56408010961</text:p>
          </table:table-cell>
          <table:table-cell table:formula="of:=SIN([.$O88])*([.P$3]-[.B$14])+COS([.$O88])*([.Q$3]-[.B$15])" office:value-type="float" office:value="341.44433220719" calcext:value-type="float">
            <text:p>341.44433220719</text:p>
          </table:table-cell>
          <table:table-cell table:formula="of:=COS([.$O88])*([.R$3]-[.B$14])-SIN([.$O88])*([.S$3]-[.B$15])" office:value-type="float" office:value="-7.66471394334604" calcext:value-type="float">
            <text:p>-7.66471394334604</text:p>
          </table:table-cell>
          <table:table-cell table:formula="of:=SIN([.$O88])*([.R$3]-[.B$14])+COS([.$O88])*([.S$3]-[.B$15])" office:value-type="float" office:value="1171.47994099778" calcext:value-type="float">
            <text:p>1171.47994099778</text:p>
          </table:table-cell>
          <table:table-cell table:formula="of:=COS([.$O88])*([.T$3]-[.B$14])-SIN([.$O88])*([.U$3]-[.B$15])" office:value-type="float" office:value="843.875048648368" calcext:value-type="float">
            <text:p>843.875048648368</text:p>
          </table:table-cell>
          <table:table-cell table:formula="of:=SIN([.$O88])*([.T$3]-[.B$14])+COS([.$O88])*([.U$3]-[.B$15])" office:value-type="float" office:value="3.30185837285651" calcext:value-type="float">
            <text:p>3.30185837285651</text:p>
          </table:table-cell>
          <table:table-cell table:formula="of:=COS([.$O88])*([.V$3]-[.B$14])-SIN([.$O88])*([.W$3]-[.B$15])" office:value-type="float" office:value="1097.77441481463" calcext:value-type="float">
            <text:p>1097.77441481463</text:p>
          </table:table-cell>
          <table:table-cell table:formula="of:=SIN([.$O88])*([.V$3]-[.B$14])+COS([.$O88])*([.W$3]-[.B$15])" office:value-type="float" office:value="833.337467163449" calcext:value-type="float">
            <text:p>833.337467163449</text:p>
          </table:table-cell>
          <table:table-cell table:formula="of:=COS([.$O88])*([.X$3]-[.B$12]/2)-SIN([.$O88])*([.Y$3]-[.B$13]/2)" office:value-type="float" office:value="-679.669247462121" calcext:value-type="float">
            <text:p>-679.669247462121</text:p>
          </table:table-cell>
          <table:table-cell table:formula="of:=SIN([.$O88])*([.X$3]-[.B$12]/2)+COS([.$O88])*([.Y$3]-[.B$13]/2)" office:value-type="float" office:value="-245.94656747813" calcext:value-type="float">
            <text:p>-245.94656747813</text:p>
          </table:table-cell>
          <table:table-cell table:formula="of:=COS([.$O88])*([.Z$3]-[.B$12]/2)-SIN([.$O88])*([.AA$3]-[.B$13]/2)" office:value-type="float" office:value="-425.769881295857" calcext:value-type="float">
            <text:p>-425.769881295857</text:p>
          </table:table-cell>
          <table:table-cell table:formula="of:=SIN([.$O88])*([.Z$3]-[.B$12]/2)+COS([.$O88])*([.AA$3]-[.B$13]/2)" office:value-type="float" office:value="584.089041312463" calcext:value-type="float">
            <text:p>584.089041312463</text:p>
          </table:table-cell>
          <table:table-cell table:formula="of:=COS([.$O88])*([.AB$3]-[.B$12]/2)-SIN([.$O88])*([.AC$3]-[.B$13]/2)" office:value-type="float" office:value="425.769881295857" calcext:value-type="float">
            <text:p>425.769881295857</text:p>
          </table:table-cell>
          <table:table-cell table:formula="of:=SIN([.$O88])*([.AB$3]-[.B$12]/2)+COS([.$O88])*([.AC$3]-[.B$13]/2)" office:value-type="float" office:value="-584.089041312463" calcext:value-type="float">
            <text:p>-584.089041312463</text:p>
          </table:table-cell>
          <table:table-cell table:formula="of:=COS([.$O88])*([.AD$3]-[.B$12]/2)-SIN([.$O88])*([.AE$3]-[.B$13]/2)" office:value-type="float" office:value="679.669247462121" calcext:value-type="float">
            <text:p>679.669247462121</text:p>
          </table:table-cell>
          <table:table-cell table:formula="of:=SIN([.$O88])*([.AD$3]-[.B$12]/2)+COS([.$O88])*([.AE$3]-[.B$13]/2)" office:value-type="float" office:value="245.94656747813" calcext:value-type="float">
            <text:p>245.94656747813</text:p>
          </table:table-cell>
          <table:table-cell table:formula="of:=COS([.$O88])*([.AF$3]-[.B$12]/2)-SIN([.$O88])*([.AG$3]-[.B$13]/2)" office:value-type="float" office:value="-418.105167352511" calcext:value-type="float">
            <text:p>-418.105167352511</text:p>
          </table:table-cell>
          <table:table-cell table:formula="of:=SIN([.$O88])*([.AF$3]-[.B$12]/2)+COS([.$O88])*([.AG$3]-[.B$13]/2)" office:value-type="float" office:value="-587.390899685319" calcext:value-type="float">
            <text:p>-587.390899685319</text:p>
          </table:table-cell>
          <table:table-cell table:formula="of:=MIN([.X88];[.Z88];[.AB88];[.AD88])" office:value-type="float" office:value="-679.669247462121" calcext:value-type="float">
            <text:p>-679.669247462121</text:p>
          </table:table-cell>
          <table:table-cell table:formula="of:=MIN([.Y88];[.AA88];[.AC88];[.AE88])" office:value-type="float" office:value="-584.089041312463" calcext:value-type="float">
            <text:p>-584.089041312463</text:p>
          </table:table-cell>
          <table:table-cell table:formula="of:=[.AF88]-[.$AH88]" office:value-type="float" office:value="261.56408010961" calcext:value-type="float">
            <text:p>261.56408010961</text:p>
          </table:table-cell>
          <table:table-cell table:formula="of:=[.AG88]-[.$AI88]" office:value-type="float" office:value="-3.30185837285649" calcext:value-type="float">
            <text:p>-3.30185837285649</text:p>
          </table:table-cell>
          <table:table-cell table:formula="of:=[.AF$3]-[.AJ88]" office:value-type="float" office:value="88.4359198903901" calcext:value-type="float">
            <text:p>88.4359198903901</text:p>
          </table:table-cell>
          <table:table-cell table:formula="of:=[.AG$3]-[.AK88]" office:value-type="float" office:value="-246.698141627144" calcext:value-type="float">
            <text:p>-246.69814162714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2040781.jpg</text:p>
          </table:table-cell>
          <table:table-cell table:formula="of:=MID([.C89];5;4)" office:value-type="string" office:string-value="2021" calcext:value-type="string">
            <text:p>2021</text:p>
          </table:table-cell>
          <table:table-cell table:formula="of:=MID([.C89];9;2)" office:value-type="string" office:string-value="07" calcext:value-type="string">
            <text:p>07</text:p>
          </table:table-cell>
          <table:table-cell table:formula="of:=MID([.C89];11;2)" office:value-type="string" office:string-value="05" calcext:value-type="string">
            <text:p>05</text:p>
          </table:table-cell>
          <table:table-cell table:formula="of:=MID([.C89];14;2)" office:value-type="string" office:string-value="01" calcext:value-type="string">
            <text:p>01</text:p>
          </table:table-cell>
          <table:table-cell table:formula="of:=MID([.C89];16;2)" office:value-type="string" office:string-value="20" calcext:value-type="string">
            <text:p>20</text:p>
          </table:table-cell>
          <table:table-cell table:formula="of:=MID([.C89];18;2)" office:value-type="string" office:string-value="40" calcext:value-type="string">
            <text:p>40</text:p>
          </table:table-cell>
          <table:table-cell table:formula="of:=DATE([.D89];[.E89];[.F89])+TIME([.G89];[.H89];[.I89])" office:value-type="date" office:date-value="2021-07-05T01:20:40" calcext:value-type="date">
            <text:p>05/07/21 01:20:40</text:p>
          </table:table-cell>
          <table:table-cell table:formula="of:=IF([.C89]&lt;&gt;&quot;&quot;;CONCATENATE(&quot;mogrify -rotate &quot;;ROUND([.N89];3);&quot; -background black &quot;;[.C89]);&quot;&quot;)" office:value-type="string" office:string-value="mogrify -rotate -16.508 -background black IMG_20210705_012040781.jpg" calcext:value-type="string">
            <text:p>mogrify -rotate -16.508 -background black IMG_20210705_012040781.jpg</text:p>
          </table:table-cell>
          <table:table-cell table:formula="of:=IF([.C89]&lt;&gt;&quot;&quot;;CONCATENATE(&quot;mogrify -crop &quot;;ROUND([.B$22]);&quot;x&quot;;ROUND([.B$23]);&quot;+&quot;;ROUND([.B$30]+[.B$33]-[.AL89]);&quot;+&quot;;ROUND([.B$31]+[.B$34]-[.AM89]);&quot; &quot;;[.C89]);&quot;&quot;)" office:value-type="string" office:string-value="mogrify -crop 2538x1941+1493+1052 IMG_20210705_012040781.jpg" calcext:value-type="string">
            <text:p>mogrify -crop 2538x1941+1493+1052 IMG_20210705_012040781.jpg</text:p>
          </table:table-cell>
          <table:table-cell/>
          <table:table-cell table:formula="of:=IF([.C89]&lt;&gt;&quot;&quot;;([.J89]-[.J$3])*360*[.B$35];0)" office:value-type="float" office:value="-16.508333334059" calcext:value-type="float">
            <text:p>-16.508333334059</text:p>
          </table:table-cell>
          <table:table-cell table:formula="of:=[.N89]/180*PI()" office:value-type="float" office:value="-0.288124770696062" calcext:value-type="float">
            <text:p>-0.288124770696062</text:p>
          </table:table-cell>
          <table:table-cell table:formula="of:=COS([.$O89])*([.P$3]-[.B$14])-SIN([.$O89])*([.Q$3]-[.B$15])" office:value-type="float" office:value="-264.533746630784" calcext:value-type="float">
            <text:p>-264.533746630784</text:p>
          </table:table-cell>
          <table:table-cell table:formula="of:=SIN([.$O89])*([.P$3]-[.B$14])+COS([.$O89])*([.Q$3]-[.B$15])" office:value-type="float" office:value="339.148782827655" calcext:value-type="float">
            <text:p>339.148782827655</text:p>
          </table:table-cell>
          <table:table-cell table:formula="of:=COS([.$O89])*([.R$3]-[.B$14])-SIN([.$O89])*([.S$3]-[.B$15])" office:value-type="float" office:value="-17.887383365045" calcext:value-type="float">
            <text:p>-17.887383365045</text:p>
          </table:table-cell>
          <table:table-cell table:formula="of:=SIN([.$O89])*([.R$3]-[.B$14])+COS([.$O89])*([.S$3]-[.B$15])" office:value-type="float" office:value="1171.36844823324" calcext:value-type="float">
            <text:p>1171.36844823324</text:p>
          </table:table-cell>
          <table:table-cell table:formula="of:=COS([.$O89])*([.T$3]-[.B$14])-SIN([.$O89])*([.U$3]-[.B$15])" office:value-type="float" office:value="843.814102688176" calcext:value-type="float">
            <text:p>843.814102688176</text:p>
          </table:table-cell>
          <table:table-cell table:formula="of:=SIN([.$O89])*([.T$3]-[.B$14])+COS([.$O89])*([.U$3]-[.B$15])" office:value-type="float" office:value="10.665838201856" calcext:value-type="float">
            <text:p>10.665838201856</text:p>
          </table:table-cell>
          <table:table-cell table:formula="of:=COS([.$O89])*([.V$3]-[.B$14])-SIN([.$O89])*([.W$3]-[.B$15])" office:value-type="float" office:value="1090.46046595391" calcext:value-type="float">
            <text:p>1090.46046595391</text:p>
          </table:table-cell>
          <table:table-cell table:formula="of:=SIN([.$O89])*([.V$3]-[.B$14])+COS([.$O89])*([.W$3]-[.B$15])" office:value-type="float" office:value="842.885503607442" calcext:value-type="float">
            <text:p>842.885503607442</text:p>
          </table:table-cell>
          <table:table-cell table:formula="of:=COS([.$O89])*([.X$3]-[.B$12]/2)-SIN([.$O89])*([.Y$3]-[.B$13]/2)" office:value-type="float" office:value="-677.497106292349" calcext:value-type="float">
            <text:p>-677.497106292349</text:p>
          </table:table-cell>
          <table:table-cell table:formula="of:=SIN([.$O89])*([.X$3]-[.B$12]/2)+COS([.$O89])*([.Y$3]-[.B$13]/2)" office:value-type="float" office:value="-251.868360389893" calcext:value-type="float">
            <text:p>-251.868360389893</text:p>
          </table:table-cell>
          <table:table-cell table:formula="of:=COS([.$O89])*([.Z$3]-[.B$12]/2)-SIN([.$O89])*([.AA$3]-[.B$13]/2)" office:value-type="float" office:value="-430.850743026611" calcext:value-type="float">
            <text:p>-430.850743026611</text:p>
          </table:table-cell>
          <table:table-cell table:formula="of:=SIN([.$O89])*([.Z$3]-[.B$12]/2)+COS([.$O89])*([.AA$3]-[.B$13]/2)" office:value-type="float" office:value="580.351305015693" calcext:value-type="float">
            <text:p>580.351305015693</text:p>
          </table:table-cell>
          <table:table-cell table:formula="of:=COS([.$O89])*([.AB$3]-[.B$12]/2)-SIN([.$O89])*([.AC$3]-[.B$13]/2)" office:value-type="float" office:value="430.850743026611" calcext:value-type="float">
            <text:p>430.850743026611</text:p>
          </table:table-cell>
          <table:table-cell table:formula="of:=SIN([.$O89])*([.AB$3]-[.B$12]/2)+COS([.$O89])*([.AC$3]-[.B$13]/2)" office:value-type="float" office:value="-580.351305015693" calcext:value-type="float">
            <text:p>-580.351305015693</text:p>
          </table:table-cell>
          <table:table-cell table:formula="of:=COS([.$O89])*([.AD$3]-[.B$12]/2)-SIN([.$O89])*([.AE$3]-[.B$13]/2)" office:value-type="float" office:value="677.497106292349" calcext:value-type="float">
            <text:p>677.497106292349</text:p>
          </table:table-cell>
          <table:table-cell table:formula="of:=SIN([.$O89])*([.AD$3]-[.B$12]/2)+COS([.$O89])*([.AE$3]-[.B$13]/2)" office:value-type="float" office:value="251.868360389893" calcext:value-type="float">
            <text:p>251.868360389893</text:p>
          </table:table-cell>
          <table:table-cell table:formula="of:=COS([.$O89])*([.AF$3]-[.B$12]/2)-SIN([.$O89])*([.AG$3]-[.B$13]/2)" office:value-type="float" office:value="-412.963359661566" calcext:value-type="float">
            <text:p>-412.963359661566</text:p>
          </table:table-cell>
          <table:table-cell table:formula="of:=SIN([.$O89])*([.AF$3]-[.B$12]/2)+COS([.$O89])*([.AG$3]-[.B$13]/2)" office:value-type="float" office:value="-591.017143217549" calcext:value-type="float">
            <text:p>-591.017143217549</text:p>
          </table:table-cell>
          <table:table-cell table:formula="of:=MIN([.X89];[.Z89];[.AB89];[.AD89])" office:value-type="float" office:value="-677.497106292349" calcext:value-type="float">
            <text:p>-677.497106292349</text:p>
          </table:table-cell>
          <table:table-cell table:formula="of:=MIN([.Y89];[.AA89];[.AC89];[.AE89])" office:value-type="float" office:value="-580.351305015693" calcext:value-type="float">
            <text:p>-580.351305015693</text:p>
          </table:table-cell>
          <table:table-cell table:formula="of:=[.AF89]-[.$AH89]" office:value-type="float" office:value="264.533746630784" calcext:value-type="float">
            <text:p>264.533746630784</text:p>
          </table:table-cell>
          <table:table-cell table:formula="of:=[.AG89]-[.$AI89]" office:value-type="float" office:value="-10.665838201856" calcext:value-type="float">
            <text:p>-10.665838201856</text:p>
          </table:table-cell>
          <table:table-cell table:formula="of:=[.AF$3]-[.AJ89]" office:value-type="float" office:value="85.4662533692163" calcext:value-type="float">
            <text:p>85.4662533692163</text:p>
          </table:table-cell>
          <table:table-cell table:formula="of:=[.AG$3]-[.AK89]" office:value-type="float" office:value="-239.334161798144" calcext:value-type="float">
            <text:p>-239.33416179814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2240804.jpg</text:p>
          </table:table-cell>
          <table:table-cell table:formula="of:=MID([.C90];5;4)" office:value-type="string" office:string-value="2021" calcext:value-type="string">
            <text:p>2021</text:p>
          </table:table-cell>
          <table:table-cell table:formula="of:=MID([.C90];9;2)" office:value-type="string" office:string-value="07" calcext:value-type="string">
            <text:p>07</text:p>
          </table:table-cell>
          <table:table-cell table:formula="of:=MID([.C90];11;2)" office:value-type="string" office:string-value="05" calcext:value-type="string">
            <text:p>05</text:p>
          </table:table-cell>
          <table:table-cell table:formula="of:=MID([.C90];14;2)" office:value-type="string" office:string-value="01" calcext:value-type="string">
            <text:p>01</text:p>
          </table:table-cell>
          <table:table-cell table:formula="of:=MID([.C90];16;2)" office:value-type="string" office:string-value="22" calcext:value-type="string">
            <text:p>22</text:p>
          </table:table-cell>
          <table:table-cell table:formula="of:=MID([.C90];18;2)" office:value-type="string" office:string-value="40" calcext:value-type="string">
            <text:p>40</text:p>
          </table:table-cell>
          <table:table-cell table:formula="of:=DATE([.D90];[.E90];[.F90])+TIME([.G90];[.H90];[.I90])" office:value-type="date" office:date-value="2021-07-05T01:22:40" calcext:value-type="date">
            <text:p>05/07/21 01:22:40</text:p>
          </table:table-cell>
          <table:table-cell table:formula="of:=IF([.C90]&lt;&gt;&quot;&quot;;CONCATENATE(&quot;mogrify -rotate &quot;;ROUND([.N90];3);&quot; -background black &quot;;[.C90]);&quot;&quot;)" office:value-type="string" office:string-value="mogrify -rotate -16.008 -background black IMG_20210705_012240804.jpg" calcext:value-type="string">
            <text:p>mogrify -rotate -16.008 -background black IMG_20210705_012240804.jpg</text:p>
          </table:table-cell>
          <table:table-cell table:formula="of:=IF([.C90]&lt;&gt;&quot;&quot;;CONCATENATE(&quot;mogrify -crop &quot;;ROUND([.B$22]);&quot;x&quot;;ROUND([.B$23]);&quot;+&quot;;ROUND([.B$30]+[.B$33]-[.AL90]);&quot;+&quot;;ROUND([.B$31]+[.B$34]-[.AM90]);&quot; &quot;;[.C90]);&quot;&quot;)" office:value-type="string" office:string-value="mogrify -crop 2538x1941+1496+1044 IMG_20210705_012240804.jpg" calcext:value-type="string">
            <text:p>mogrify -crop 2538x1941+1496+1044 IMG_20210705_012240804.jpg</text:p>
          </table:table-cell>
          <table:table-cell/>
          <table:table-cell table:formula="of:=IF([.C90]&lt;&gt;&quot;&quot;;([.J90]-[.J$3])*360*[.B$35];0)" office:value-type="float" office:value="-16.0083333324292" calcext:value-type="float">
            <text:p>-16.0083333324292</text:p>
          </table:table-cell>
          <table:table-cell table:formula="of:=[.N90]/180*PI()" office:value-type="float" office:value="-0.279398124407645" calcext:value-type="float">
            <text:p>-0.279398124407645</text:p>
          </table:table-cell>
          <table:table-cell table:formula="of:=COS([.$O90])*([.P$3]-[.B$14])-SIN([.$O90])*([.Q$3]-[.B$15])" office:value-type="float" office:value="-267.483267898446" calcext:value-type="float">
            <text:p>-267.483267898446</text:p>
          </table:table-cell>
          <table:table-cell table:formula="of:=SIN([.$O90])*([.P$3]-[.B$14])+COS([.$O90])*([.Q$3]-[.B$15])" office:value-type="float" office:value="336.827405943115" calcext:value-type="float">
            <text:p>336.827405943115</text:p>
          </table:table-cell>
          <table:table-cell table:formula="of:=COS([.$O90])*([.R$3]-[.B$14])-SIN([.$O90])*([.S$3]-[.B$15])" office:value-type="float" office:value="-28.1086906467936" calcext:value-type="float">
            <text:p>-28.1086906467936</text:p>
          </table:table-cell>
          <table:table-cell table:formula="of:=SIN([.$O90])*([.R$3]-[.B$14])+COS([.$O90])*([.S$3]-[.B$15])" office:value-type="float" office:value="1171.1677512253" calcext:value-type="float">
            <text:p>1171.1677512253</text:p>
          </table:table-cell>
          <table:table-cell table:formula="of:=COS([.$O90])*([.T$3]-[.B$14])-SIN([.$O90])*([.U$3]-[.B$15])" office:value-type="float" office:value="843.688897016535" calcext:value-type="float">
            <text:p>843.688897016535</text:p>
          </table:table-cell>
          <table:table-cell table:formula="of:=SIN([.$O90])*([.T$3]-[.B$14])+COS([.$O90])*([.U$3]-[.B$15])" office:value-type="float" office:value="18.0290058245553" calcext:value-type="float">
            <text:p>18.0290058245553</text:p>
          </table:table-cell>
          <table:table-cell table:formula="of:=COS([.$O90])*([.V$3]-[.B$14])-SIN([.$O90])*([.W$3]-[.B$15])" office:value-type="float" office:value="1083.06347426819" calcext:value-type="float">
            <text:p>1083.06347426819</text:p>
          </table:table-cell>
          <table:table-cell table:formula="of:=SIN([.$O90])*([.V$3]-[.B$14])+COS([.$O90])*([.W$3]-[.B$15])" office:value-type="float" office:value="852.369351106739" calcext:value-type="float">
            <text:p>852.369351106739</text:p>
          </table:table-cell>
          <table:table-cell table:formula="of:=COS([.$O90])*([.X$3]-[.B$12]/2)-SIN([.$O90])*([.Y$3]-[.B$13]/2)" office:value-type="float" office:value="-675.273371083317" calcext:value-type="float">
            <text:p>-675.273371083317</text:p>
          </table:table-cell>
          <table:table-cell table:formula="of:=SIN([.$O90])*([.X$3]-[.B$12]/2)+COS([.$O90])*([.Y$3]-[.B$13]/2)" office:value-type="float" office:value="-257.770972581812" calcext:value-type="float">
            <text:p>-257.770972581812</text:p>
          </table:table-cell>
          <table:table-cell table:formula="of:=COS([.$O90])*([.Z$3]-[.B$12]/2)-SIN([.$O90])*([.AA$3]-[.B$13]/2)" office:value-type="float" office:value="-435.898793831665" calcext:value-type="float">
            <text:p>-435.898793831665</text:p>
          </table:table-cell>
          <table:table-cell table:formula="of:=SIN([.$O90])*([.Z$3]-[.B$12]/2)+COS([.$O90])*([.AA$3]-[.B$13]/2)" office:value-type="float" office:value="576.569372700372" calcext:value-type="float">
            <text:p>576.569372700372</text:p>
          </table:table-cell>
          <table:table-cell table:formula="of:=COS([.$O90])*([.AB$3]-[.B$12]/2)-SIN([.$O90])*([.AC$3]-[.B$13]/2)" office:value-type="float" office:value="435.898793831665" calcext:value-type="float">
            <text:p>435.898793831665</text:p>
          </table:table-cell>
          <table:table-cell table:formula="of:=SIN([.$O90])*([.AB$3]-[.B$12]/2)+COS([.$O90])*([.AC$3]-[.B$13]/2)" office:value-type="float" office:value="-576.569372700372" calcext:value-type="float">
            <text:p>-576.569372700372</text:p>
          </table:table-cell>
          <table:table-cell table:formula="of:=COS([.$O90])*([.AD$3]-[.B$12]/2)-SIN([.$O90])*([.AE$3]-[.B$13]/2)" office:value-type="float" office:value="675.273371083317" calcext:value-type="float">
            <text:p>675.273371083317</text:p>
          </table:table-cell>
          <table:table-cell table:formula="of:=SIN([.$O90])*([.AD$3]-[.B$12]/2)+COS([.$O90])*([.AE$3]-[.B$13]/2)" office:value-type="float" office:value="257.770972581812" calcext:value-type="float">
            <text:p>257.770972581812</text:p>
          </table:table-cell>
          <table:table-cell table:formula="of:=COS([.$O90])*([.AF$3]-[.B$12]/2)-SIN([.$O90])*([.AG$3]-[.B$13]/2)" office:value-type="float" office:value="-407.790103184871" calcext:value-type="float">
            <text:p>-407.790103184871</text:p>
          </table:table-cell>
          <table:table-cell table:formula="of:=SIN([.$O90])*([.AF$3]-[.B$12]/2)+COS([.$O90])*([.AG$3]-[.B$13]/2)" office:value-type="float" office:value="-594.598378524927" calcext:value-type="float">
            <text:p>-594.598378524927</text:p>
          </table:table-cell>
          <table:table-cell table:formula="of:=MIN([.X90];[.Z90];[.AB90];[.AD90])" office:value-type="float" office:value="-675.273371083317" calcext:value-type="float">
            <text:p>-675.273371083317</text:p>
          </table:table-cell>
          <table:table-cell table:formula="of:=MIN([.Y90];[.AA90];[.AC90];[.AE90])" office:value-type="float" office:value="-576.569372700372" calcext:value-type="float">
            <text:p>-576.569372700372</text:p>
          </table:table-cell>
          <table:table-cell table:formula="of:=[.AF90]-[.$AH90]" office:value-type="float" office:value="267.483267898446" calcext:value-type="float">
            <text:p>267.483267898446</text:p>
          </table:table-cell>
          <table:table-cell table:formula="of:=[.AG90]-[.$AI90]" office:value-type="float" office:value="-18.0290058245554" calcext:value-type="float">
            <text:p>-18.0290058245554</text:p>
          </table:table-cell>
          <table:table-cell table:formula="of:=[.AF$3]-[.AJ90]" office:value-type="float" office:value="82.5167321015542" calcext:value-type="float">
            <text:p>82.5167321015542</text:p>
          </table:table-cell>
          <table:table-cell table:formula="of:=[.AG$3]-[.AK90]" office:value-type="float" office:value="-231.970994175445" calcext:value-type="float">
            <text:p>-231.97099417544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2440849.jpg</text:p>
          </table:table-cell>
          <table:table-cell table:formula="of:=MID([.C91];5;4)" office:value-type="string" office:string-value="2021" calcext:value-type="string">
            <text:p>2021</text:p>
          </table:table-cell>
          <table:table-cell table:formula="of:=MID([.C91];9;2)" office:value-type="string" office:string-value="07" calcext:value-type="string">
            <text:p>07</text:p>
          </table:table-cell>
          <table:table-cell table:formula="of:=MID([.C91];11;2)" office:value-type="string" office:string-value="05" calcext:value-type="string">
            <text:p>05</text:p>
          </table:table-cell>
          <table:table-cell table:formula="of:=MID([.C91];14;2)" office:value-type="string" office:string-value="01" calcext:value-type="string">
            <text:p>01</text:p>
          </table:table-cell>
          <table:table-cell table:formula="of:=MID([.C91];16;2)" office:value-type="string" office:string-value="24" calcext:value-type="string">
            <text:p>24</text:p>
          </table:table-cell>
          <table:table-cell table:formula="of:=MID([.C91];18;2)" office:value-type="string" office:string-value="40" calcext:value-type="string">
            <text:p>40</text:p>
          </table:table-cell>
          <table:table-cell table:formula="of:=DATE([.D91];[.E91];[.F91])+TIME([.G91];[.H91];[.I91])" office:value-type="date" office:date-value="2021-07-05T01:24:40" calcext:value-type="date">
            <text:p>05/07/21 01:24:40</text:p>
          </table:table-cell>
          <table:table-cell table:formula="of:=IF([.C91]&lt;&gt;&quot;&quot;;CONCATENATE(&quot;mogrify -rotate &quot;;ROUND([.N91];3);&quot; -background black &quot;;[.C91]);&quot;&quot;)" office:value-type="string" office:string-value="mogrify -rotate -15.508 -background black IMG_20210705_012440849.jpg" calcext:value-type="string">
            <text:p>mogrify -rotate -15.508 -background black IMG_20210705_012440849.jpg</text:p>
          </table:table-cell>
          <table:table-cell table:formula="of:=IF([.C91]&lt;&gt;&quot;&quot;;CONCATENATE(&quot;mogrify -crop &quot;;ROUND([.B$22]);&quot;x&quot;;ROUND([.B$23]);&quot;+&quot;;ROUND([.B$30]+[.B$33]-[.AL91]);&quot;+&quot;;ROUND([.B$31]+[.B$34]-[.AM91]);&quot; &quot;;[.C91]);&quot;&quot;)" office:value-type="string" office:string-value="mogrify -crop 2538x1941+1499+1037 IMG_20210705_012440849.jpg" calcext:value-type="string">
            <text:p>mogrify -crop 2538x1941+1499+1037 IMG_20210705_012440849.jpg</text:p>
          </table:table-cell>
          <table:table-cell/>
          <table:table-cell table:formula="of:=IF([.C91]&lt;&gt;&quot;&quot;;([.J91]-[.J$3])*360*[.B$35];0)" office:value-type="float" office:value="-15.5083333334187" calcext:value-type="float">
            <text:p>-15.5083333334187</text:p>
          </table:table-cell>
          <table:table-cell table:formula="of:=[.N91]/180*PI()" office:value-type="float" office:value="-0.270671478164944" calcext:value-type="float">
            <text:p>-0.270671478164944</text:p>
          </table:table-cell>
          <table:table-cell table:formula="of:=COS([.$O91])*([.P$3]-[.B$14])-SIN([.$O91])*([.Q$3]-[.B$15])" office:value-type="float" office:value="-270.41241926423" calcext:value-type="float">
            <text:p>-270.41241926423</text:p>
          </table:table-cell>
          <table:table-cell table:formula="of:=SIN([.$O91])*([.P$3]-[.B$14])+COS([.$O91])*([.Q$3]-[.B$15])" office:value-type="float" office:value="334.480378359727" calcext:value-type="float">
            <text:p>334.480378359727</text:p>
          </table:table-cell>
          <table:table-cell table:formula="of:=COS([.$O91])*([.R$3]-[.B$14])-SIN([.$O91])*([.S$3]-[.B$15])" office:value-type="float" office:value="-38.3278572893802" calcext:value-type="float">
            <text:p>-38.3278572893802</text:p>
          </table:table-cell>
          <table:table-cell table:formula="of:=SIN([.$O91])*([.R$3]-[.B$14])+COS([.$O91])*([.S$3]-[.B$15])" office:value-type="float" office:value="1170.87786525991" calcext:value-type="float">
            <text:p>1170.87786525991</text:p>
          </table:table-cell>
          <table:table-cell table:formula="of:=COS([.$O91])*([.T$3]-[.B$14])-SIN([.$O91])*([.U$3]-[.B$15])" office:value-type="float" office:value="843.499441169655" calcext:value-type="float">
            <text:p>843.499441169655</text:p>
          </table:table-cell>
          <table:table-cell table:formula="of:=SIN([.$O91])*([.T$3]-[.B$14])+COS([.$O91])*([.U$3]-[.B$15])" office:value-type="float" office:value="25.3908004300885" calcext:value-type="float">
            <text:p>25.3908004300885</text:p>
          </table:table-cell>
          <table:table-cell table:formula="of:=COS([.$O91])*([.V$3]-[.B$14])-SIN([.$O91])*([.W$3]-[.B$15])" office:value-type="float" office:value="1075.5840031445" calcext:value-type="float">
            <text:p>1075.5840031445</text:p>
          </table:table-cell>
          <table:table-cell table:formula="of:=SIN([.$O91])*([.V$3]-[.B$14])+COS([.$O91])*([.W$3]-[.B$15])" office:value-type="float" office:value="861.788287330272" calcext:value-type="float">
            <text:p>861.788287330272</text:p>
          </table:table-cell>
          <table:table-cell table:formula="of:=COS([.$O91])*([.X$3]-[.B$12]/2)-SIN([.$O91])*([.Y$3]-[.B$13]/2)" office:value-type="float" office:value="-672.998211204367" calcext:value-type="float">
            <text:p>-672.998211204367</text:p>
          </table:table-cell>
          <table:table-cell table:formula="of:=SIN([.$O91])*([.X$3]-[.B$12]/2)+COS([.$O91])*([.Y$3]-[.B$13]/2)" office:value-type="float" office:value="-263.653954485272" calcext:value-type="float">
            <text:p>-263.653954485272</text:p>
          </table:table-cell>
          <table:table-cell table:formula="of:=COS([.$O91])*([.Z$3]-[.B$12]/2)-SIN([.$O91])*([.AA$3]-[.B$13]/2)" office:value-type="float" office:value="-440.913649229517" calcext:value-type="float">
            <text:p>-440.913649229517</text:p>
          </table:table-cell>
          <table:table-cell table:formula="of:=SIN([.$O91])*([.Z$3]-[.B$12]/2)+COS([.$O91])*([.AA$3]-[.B$13]/2)" office:value-type="float" office:value="572.743532414911" calcext:value-type="float">
            <text:p>572.743532414911</text:p>
          </table:table-cell>
          <table:table-cell table:formula="of:=COS([.$O91])*([.AB$3]-[.B$12]/2)-SIN([.$O91])*([.AC$3]-[.B$13]/2)" office:value-type="float" office:value="440.913649229517" calcext:value-type="float">
            <text:p>440.913649229517</text:p>
          </table:table-cell>
          <table:table-cell table:formula="of:=SIN([.$O91])*([.AB$3]-[.B$12]/2)+COS([.$O91])*([.AC$3]-[.B$13]/2)" office:value-type="float" office:value="-572.743532414911" calcext:value-type="float">
            <text:p>-572.743532414911</text:p>
          </table:table-cell>
          <table:table-cell table:formula="of:=COS([.$O91])*([.AD$3]-[.B$12]/2)-SIN([.$O91])*([.AE$3]-[.B$13]/2)" office:value-type="float" office:value="672.998211204367" calcext:value-type="float">
            <text:p>672.998211204367</text:p>
          </table:table-cell>
          <table:table-cell table:formula="of:=SIN([.$O91])*([.AD$3]-[.B$12]/2)+COS([.$O91])*([.AE$3]-[.B$13]/2)" office:value-type="float" office:value="263.653954485272" calcext:value-type="float">
            <text:p>263.653954485272</text:p>
          </table:table-cell>
          <table:table-cell table:formula="of:=COS([.$O91])*([.AF$3]-[.B$12]/2)-SIN([.$O91])*([.AG$3]-[.B$13]/2)" office:value-type="float" office:value="-402.585791940137" calcext:value-type="float">
            <text:p>-402.585791940137</text:p>
          </table:table-cell>
          <table:table-cell table:formula="of:=SIN([.$O91])*([.AF$3]-[.B$12]/2)+COS([.$O91])*([.AG$3]-[.B$13]/2)" office:value-type="float" office:value="-598.134332844999" calcext:value-type="float">
            <text:p>-598.134332844999</text:p>
          </table:table-cell>
          <table:table-cell table:formula="of:=MIN([.X91];[.Z91];[.AB91];[.AD91])" office:value-type="float" office:value="-672.998211204367" calcext:value-type="float">
            <text:p>-672.998211204367</text:p>
          </table:table-cell>
          <table:table-cell table:formula="of:=MIN([.Y91];[.AA91];[.AC91];[.AE91])" office:value-type="float" office:value="-572.743532414911" calcext:value-type="float">
            <text:p>-572.743532414911</text:p>
          </table:table-cell>
          <table:table-cell table:formula="of:=[.AF91]-[.$AH91]" office:value-type="float" office:value="270.41241926423" calcext:value-type="float">
            <text:p>270.41241926423</text:p>
          </table:table-cell>
          <table:table-cell table:formula="of:=[.AG91]-[.$AI91]" office:value-type="float" office:value="-25.3908004300886" calcext:value-type="float">
            <text:p>-25.3908004300886</text:p>
          </table:table-cell>
          <table:table-cell table:formula="of:=[.AF$3]-[.AJ91]" office:value-type="float" office:value="79.5875807357699" calcext:value-type="float">
            <text:p>79.5875807357699</text:p>
          </table:table-cell>
          <table:table-cell table:formula="of:=[.AG$3]-[.AK91]" office:value-type="float" office:value="-224.609199569911" calcext:value-type="float">
            <text:p>-224.60919956991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2640842.jpg</text:p>
          </table:table-cell>
          <table:table-cell table:formula="of:=MID([.C92];5;4)" office:value-type="string" office:string-value="2021" calcext:value-type="string">
            <text:p>2021</text:p>
          </table:table-cell>
          <table:table-cell table:formula="of:=MID([.C92];9;2)" office:value-type="string" office:string-value="07" calcext:value-type="string">
            <text:p>07</text:p>
          </table:table-cell>
          <table:table-cell table:formula="of:=MID([.C92];11;2)" office:value-type="string" office:string-value="05" calcext:value-type="string">
            <text:p>05</text:p>
          </table:table-cell>
          <table:table-cell table:formula="of:=MID([.C92];14;2)" office:value-type="string" office:string-value="01" calcext:value-type="string">
            <text:p>01</text:p>
          </table:table-cell>
          <table:table-cell table:formula="of:=MID([.C92];16;2)" office:value-type="string" office:string-value="26" calcext:value-type="string">
            <text:p>26</text:p>
          </table:table-cell>
          <table:table-cell table:formula="of:=MID([.C92];18;2)" office:value-type="string" office:string-value="40" calcext:value-type="string">
            <text:p>40</text:p>
          </table:table-cell>
          <table:table-cell table:formula="of:=DATE([.D92];[.E92];[.F92])+TIME([.G92];[.H92];[.I92])" office:value-type="date" office:date-value="2021-07-05T01:26:40" calcext:value-type="date">
            <text:p>05/07/21 01:26:40</text:p>
          </table:table-cell>
          <table:table-cell table:formula="of:=IF([.C92]&lt;&gt;&quot;&quot;;CONCATENATE(&quot;mogrify -rotate &quot;;ROUND([.N92];3);&quot; -background black &quot;;[.C92]);&quot;&quot;)" office:value-type="string" office:string-value="mogrify -rotate -15.008 -background black IMG_20210705_012640842.jpg" calcext:value-type="string">
            <text:p>mogrify -rotate -15.008 -background black IMG_20210705_012640842.jpg</text:p>
          </table:table-cell>
          <table:table-cell table:formula="of:=IF([.C92]&lt;&gt;&quot;&quot;;CONCATENATE(&quot;mogrify -crop &quot;;ROUND([.B$22]);&quot;x&quot;;ROUND([.B$23]);&quot;+&quot;;ROUND([.B$30]+[.B$33]-[.AL92]);&quot;+&quot;;ROUND([.B$31]+[.B$34]-[.AM92]);&quot; &quot;;[.C92]);&quot;&quot;)" office:value-type="string" office:string-value="mogrify -crop 2538x1941+1502+1030 IMG_20210705_012640842.jpg" calcext:value-type="string">
            <text:p>mogrify -crop 2538x1941+1502+1030 IMG_20210705_012640842.jpg</text:p>
          </table:table-cell>
          <table:table-cell/>
          <table:table-cell table:formula="of:=IF([.C92]&lt;&gt;&quot;&quot;;([.J92]-[.J$3])*360*[.B$35];0)" office:value-type="float" office:value="-15.0083333344082" calcext:value-type="float">
            <text:p>-15.0083333344082</text:p>
          </table:table-cell>
          <table:table-cell table:formula="of:=[.N92]/180*PI()" office:value-type="float" office:value="-0.261944831922243" calcext:value-type="float">
            <text:p>-0.261944831922243</text:p>
          </table:table-cell>
          <table:table-cell table:formula="of:=COS([.$O92])*([.P$3]-[.B$14])-SIN([.$O92])*([.Q$3]-[.B$15])" office:value-type="float" office:value="-273.320977677424" calcext:value-type="float">
            <text:p>-273.320977677424</text:p>
          </table:table-cell>
          <table:table-cell table:formula="of:=SIN([.$O92])*([.P$3]-[.B$14])+COS([.$O92])*([.Q$3]-[.B$15])" office:value-type="float" office:value="332.107878800634" calcext:value-type="float">
            <text:p>332.107878800634</text:p>
          </table:table-cell>
          <table:table-cell table:formula="of:=COS([.$O92])*([.R$3]-[.B$14])-SIN([.$O92])*([.S$3]-[.B$15])" office:value-type="float" office:value="-48.5441051172536" calcext:value-type="float">
            <text:p>-48.5441051172536</text:p>
          </table:table-cell>
          <table:table-cell table:formula="of:=SIN([.$O92])*([.R$3]-[.B$14])+COS([.$O92])*([.S$3]-[.B$15])" office:value-type="float" office:value="1170.4988124122" calcext:value-type="float">
            <text:p>1170.4988124122</text:p>
          </table:table-cell>
          <table:table-cell table:formula="of:=COS([.$O92])*([.T$3]-[.B$14])-SIN([.$O92])*([.U$3]-[.B$15])" office:value-type="float" office:value="843.245749574842" calcext:value-type="float">
            <text:p>843.245749574842</text:p>
          </table:table-cell>
          <table:table-cell table:formula="of:=SIN([.$O92])*([.T$3]-[.B$14])+COS([.$O92])*([.U$3]-[.B$15])" office:value-type="float" office:value="32.7506614278722" calcext:value-type="float">
            <text:p>32.7506614278722</text:p>
          </table:table-cell>
          <table:table-cell table:formula="of:=COS([.$O92])*([.V$3]-[.B$14])-SIN([.$O92])*([.W$3]-[.B$15])" office:value-type="float" office:value="1068.02262213501" calcext:value-type="float">
            <text:p>1068.02262213501</text:p>
          </table:table-cell>
          <table:table-cell table:formula="of:=SIN([.$O92])*([.V$3]-[.B$14])+COS([.$O92])*([.W$3]-[.B$15])" office:value-type="float" office:value="871.141595039436" calcext:value-type="float">
            <text:p>871.141595039436</text:p>
          </table:table-cell>
          <table:table-cell table:formula="of:=COS([.$O92])*([.X$3]-[.B$12]/2)-SIN([.$O92])*([.Y$3]-[.B$13]/2)" office:value-type="float" office:value="-670.671799906219" calcext:value-type="float">
            <text:p>-670.671799906219</text:p>
          </table:table-cell>
          <table:table-cell table:formula="of:=SIN([.$O92])*([.X$3]-[.B$12]/2)+COS([.$O92])*([.Y$3]-[.B$13]/2)" office:value-type="float" office:value="-269.516858119401" calcext:value-type="float">
            <text:p>-269.516858119401</text:p>
          </table:table-cell>
          <table:table-cell table:formula="of:=COS([.$O92])*([.Z$3]-[.B$12]/2)-SIN([.$O92])*([.AA$3]-[.B$13]/2)" office:value-type="float" office:value="-445.894927346048" calcext:value-type="float">
            <text:p>-445.894927346048</text:p>
          </table:table-cell>
          <table:table-cell table:formula="of:=SIN([.$O92])*([.Z$3]-[.B$12]/2)+COS([.$O92])*([.AA$3]-[.B$13]/2)" office:value-type="float" office:value="568.874075492163" calcext:value-type="float">
            <text:p>568.874075492163</text:p>
          </table:table-cell>
          <table:table-cell table:formula="of:=COS([.$O92])*([.AB$3]-[.B$12]/2)-SIN([.$O92])*([.AC$3]-[.B$13]/2)" office:value-type="float" office:value="445.894927346048" calcext:value-type="float">
            <text:p>445.894927346048</text:p>
          </table:table-cell>
          <table:table-cell table:formula="of:=SIN([.$O92])*([.AB$3]-[.B$12]/2)+COS([.$O92])*([.AC$3]-[.B$13]/2)" office:value-type="float" office:value="-568.874075492163" calcext:value-type="float">
            <text:p>-568.874075492163</text:p>
          </table:table-cell>
          <table:table-cell table:formula="of:=COS([.$O92])*([.AD$3]-[.B$12]/2)-SIN([.$O92])*([.AE$3]-[.B$13]/2)" office:value-type="float" office:value="670.671799906219" calcext:value-type="float">
            <text:p>670.671799906219</text:p>
          </table:table-cell>
          <table:table-cell table:formula="of:=SIN([.$O92])*([.AD$3]-[.B$12]/2)+COS([.$O92])*([.AE$3]-[.B$13]/2)" office:value-type="float" office:value="269.516858119401" calcext:value-type="float">
            <text:p>269.516858119401</text:p>
          </table:table-cell>
          <table:table-cell table:formula="of:=COS([.$O92])*([.AF$3]-[.B$12]/2)-SIN([.$O92])*([.AG$3]-[.B$13]/2)" office:value-type="float" office:value="-397.350822228794" calcext:value-type="float">
            <text:p>-397.350822228794</text:p>
          </table:table-cell>
          <table:table-cell table:formula="of:=SIN([.$O92])*([.AF$3]-[.B$12]/2)+COS([.$O92])*([.AG$3]-[.B$13]/2)" office:value-type="float" office:value="-601.624736920035" calcext:value-type="float">
            <text:p>-601.624736920035</text:p>
          </table:table-cell>
          <table:table-cell table:formula="of:=MIN([.X92];[.Z92];[.AB92];[.AD92])" office:value-type="float" office:value="-670.671799906219" calcext:value-type="float">
            <text:p>-670.671799906219</text:p>
          </table:table-cell>
          <table:table-cell table:formula="of:=MIN([.Y92];[.AA92];[.AC92];[.AE92])" office:value-type="float" office:value="-568.874075492163" calcext:value-type="float">
            <text:p>-568.874075492163</text:p>
          </table:table-cell>
          <table:table-cell table:formula="of:=[.AF92]-[.$AH92]" office:value-type="float" office:value="273.320977677424" calcext:value-type="float">
            <text:p>273.320977677424</text:p>
          </table:table-cell>
          <table:table-cell table:formula="of:=[.AG92]-[.$AI92]" office:value-type="float" office:value="-32.7506614278722" calcext:value-type="float">
            <text:p>-32.7506614278722</text:p>
          </table:table-cell>
          <table:table-cell table:formula="of:=[.AF$3]-[.AJ92]" office:value-type="float" office:value="76.6790223225756" calcext:value-type="float">
            <text:p>76.6790223225756</text:p>
          </table:table-cell>
          <table:table-cell table:formula="of:=[.AG$3]-[.AK92]" office:value-type="float" office:value="-217.249338572128" calcext:value-type="float">
            <text:p>-217.24933857212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2840909.jpg</text:p>
          </table:table-cell>
          <table:table-cell table:formula="of:=MID([.C93];5;4)" office:value-type="string" office:string-value="2021" calcext:value-type="string">
            <text:p>2021</text:p>
          </table:table-cell>
          <table:table-cell table:formula="of:=MID([.C93];9;2)" office:value-type="string" office:string-value="07" calcext:value-type="string">
            <text:p>07</text:p>
          </table:table-cell>
          <table:table-cell table:formula="of:=MID([.C93];11;2)" office:value-type="string" office:string-value="05" calcext:value-type="string">
            <text:p>05</text:p>
          </table:table-cell>
          <table:table-cell table:formula="of:=MID([.C93];14;2)" office:value-type="string" office:string-value="01" calcext:value-type="string">
            <text:p>01</text:p>
          </table:table-cell>
          <table:table-cell table:formula="of:=MID([.C93];16;2)" office:value-type="string" office:string-value="28" calcext:value-type="string">
            <text:p>28</text:p>
          </table:table-cell>
          <table:table-cell table:formula="of:=MID([.C93];18;2)" office:value-type="string" office:string-value="40" calcext:value-type="string">
            <text:p>40</text:p>
          </table:table-cell>
          <table:table-cell table:formula="of:=DATE([.D93];[.E93];[.F93])+TIME([.G93];[.H93];[.I93])" office:value-type="date" office:date-value="2021-07-05T01:28:40" calcext:value-type="date">
            <text:p>05/07/21 01:28:40</text:p>
          </table:table-cell>
          <table:table-cell table:formula="of:=IF([.C93]&lt;&gt;&quot;&quot;;CONCATENATE(&quot;mogrify -rotate &quot;;ROUND([.N93];3);&quot; -background black &quot;;[.C93]);&quot;&quot;)" office:value-type="string" office:string-value="mogrify -rotate -14.508 -background black IMG_20210705_012840909.jpg" calcext:value-type="string">
            <text:p>mogrify -rotate -14.508 -background black IMG_20210705_012840909.jpg</text:p>
          </table:table-cell>
          <table:table-cell table:formula="of:=IF([.C93]&lt;&gt;&quot;&quot;;CONCATENATE(&quot;mogrify -crop &quot;;ROUND([.B$22]);&quot;x&quot;;ROUND([.B$23]);&quot;+&quot;;ROUND([.B$30]+[.B$33]-[.AL93]);&quot;+&quot;;ROUND([.B$31]+[.B$34]-[.AM93]);&quot; &quot;;[.C93]);&quot;&quot;)" office:value-type="string" office:string-value="mogrify -crop 2538x1941+1505+1022 IMG_20210705_012840909.jpg" calcext:value-type="string">
            <text:p>mogrify -crop 2538x1941+1505+1022 IMG_20210705_012840909.jpg</text:p>
          </table:table-cell>
          <table:table-cell/>
          <table:table-cell table:formula="of:=IF([.C93]&lt;&gt;&quot;&quot;;([.J93]-[.J$3])*360*[.B$35];0)" office:value-type="float" office:value="-14.5083333327784" calcext:value-type="float">
            <text:p>-14.5083333327784</text:p>
          </table:table-cell>
          <table:table-cell table:formula="of:=[.N93]/180*PI()" office:value-type="float" office:value="-0.253218185633826" calcext:value-type="float">
            <text:p>-0.253218185633826</text:p>
          </table:table-cell>
          <table:table-cell table:formula="of:=COS([.$O93])*([.P$3]-[.B$14])-SIN([.$O93])*([.Q$3]-[.B$15])" office:value-type="float" office:value="-276.208721655119" calcext:value-type="float">
            <text:p>-276.208721655119</text:p>
          </table:table-cell>
          <table:table-cell table:formula="of:=SIN([.$O93])*([.P$3]-[.B$14])+COS([.$O93])*([.Q$3]-[.B$15])" office:value-type="float" office:value="329.710087928236" calcext:value-type="float">
            <text:p>329.710087928236</text:p>
          </table:table-cell>
          <table:table-cell table:formula="of:=COS([.$O93])*([.R$3]-[.B$14])-SIN([.$O93])*([.S$3]-[.B$15])" office:value-type="float" office:value="-58.75665617708" calcext:value-type="float">
            <text:p>-58.75665617708</text:p>
          </table:table-cell>
          <table:table-cell table:formula="of:=SIN([.$O93])*([.R$3]-[.B$14])+COS([.$O93])*([.S$3]-[.B$15])" office:value-type="float" office:value="1170.03062154582" calcext:value-type="float">
            <text:p>1170.03062154582</text:p>
          </table:table-cell>
          <table:table-cell table:formula="of:=COS([.$O93])*([.T$3]-[.B$14])-SIN([.$O93])*([.U$3]-[.B$15])" office:value-type="float" office:value="842.927841549861" calcext:value-type="float">
            <text:p>842.927841549861</text:p>
          </table:table-cell>
          <table:table-cell table:formula="of:=SIN([.$O93])*([.T$3]-[.B$14])+COS([.$O93])*([.U$3]-[.B$15])" office:value-type="float" office:value="40.1080283745341" calcext:value-type="float">
            <text:p>40.1080283745341</text:p>
          </table:table-cell>
          <table:table-cell table:formula="of:=COS([.$O93])*([.V$3]-[.B$14])-SIN([.$O93])*([.W$3]-[.B$15])" office:value-type="float" office:value="1060.3799070279" calcext:value-type="float">
            <text:p>1060.3799070279</text:p>
          </table:table-cell>
          <table:table-cell table:formula="of:=SIN([.$O93])*([.V$3]-[.B$14])+COS([.$O93])*([.W$3]-[.B$15])" office:value-type="float" office:value="880.428561992114" calcext:value-type="float">
            <text:p>880.428561992114</text:p>
          </table:table-cell>
          <table:table-cell table:formula="of:=COS([.$O93])*([.X$3]-[.B$12]/2)-SIN([.$O93])*([.Y$3]-[.B$13]/2)" office:value-type="float" office:value="-668.29431434151" calcext:value-type="float">
            <text:p>-668.29431434151</text:p>
          </table:table-cell>
          <table:table-cell table:formula="of:=SIN([.$O93])*([.X$3]-[.B$12]/2)+COS([.$O93])*([.Y$3]-[.B$13]/2)" office:value-type="float" office:value="-275.359237031939" calcext:value-type="float">
            <text:p>-275.359237031939</text:p>
          </table:table-cell>
          <table:table-cell table:formula="of:=COS([.$O93])*([.Z$3]-[.B$12]/2)-SIN([.$O93])*([.AA$3]-[.B$13]/2)" office:value-type="float" office:value="-450.842248863471" calcext:value-type="float">
            <text:p>-450.842248863471</text:p>
          </table:table-cell>
          <table:table-cell table:formula="of:=SIN([.$O93])*([.Z$3]-[.B$12]/2)+COS([.$O93])*([.AA$3]-[.B$13]/2)" office:value-type="float" office:value="564.961296585641" calcext:value-type="float">
            <text:p>564.961296585641</text:p>
          </table:table-cell>
          <table:table-cell table:formula="of:=COS([.$O93])*([.AB$3]-[.B$12]/2)-SIN([.$O93])*([.AC$3]-[.B$13]/2)" office:value-type="float" office:value="450.842248863471" calcext:value-type="float">
            <text:p>450.842248863471</text:p>
          </table:table-cell>
          <table:table-cell table:formula="of:=SIN([.$O93])*([.AB$3]-[.B$12]/2)+COS([.$O93])*([.AC$3]-[.B$13]/2)" office:value-type="float" office:value="-564.961296585641" calcext:value-type="float">
            <text:p>-564.961296585641</text:p>
          </table:table-cell>
          <table:table-cell table:formula="of:=COS([.$O93])*([.AD$3]-[.B$12]/2)-SIN([.$O93])*([.AE$3]-[.B$13]/2)" office:value-type="float" office:value="668.29431434151" calcext:value-type="float">
            <text:p>668.29431434151</text:p>
          </table:table-cell>
          <table:table-cell table:formula="of:=SIN([.$O93])*([.AD$3]-[.B$12]/2)+COS([.$O93])*([.AE$3]-[.B$13]/2)" office:value-type="float" office:value="275.359237031939" calcext:value-type="float">
            <text:p>275.359237031939</text:p>
          </table:table-cell>
          <table:table-cell table:formula="of:=COS([.$O93])*([.AF$3]-[.B$12]/2)-SIN([.$O93])*([.AG$3]-[.B$13]/2)" office:value-type="float" office:value="-392.085592686391" calcext:value-type="float">
            <text:p>-392.085592686391</text:p>
          </table:table-cell>
          <table:table-cell table:formula="of:=SIN([.$O93])*([.AF$3]-[.B$12]/2)+COS([.$O93])*([.AG$3]-[.B$13]/2)" office:value-type="float" office:value="-605.069324960175" calcext:value-type="float">
            <text:p>-605.069324960175</text:p>
          </table:table-cell>
          <table:table-cell table:formula="of:=MIN([.X93];[.Z93];[.AB93];[.AD93])" office:value-type="float" office:value="-668.29431434151" calcext:value-type="float">
            <text:p>-668.29431434151</text:p>
          </table:table-cell>
          <table:table-cell table:formula="of:=MIN([.Y93];[.AA93];[.AC93];[.AE93])" office:value-type="float" office:value="-564.961296585641" calcext:value-type="float">
            <text:p>-564.961296585641</text:p>
          </table:table-cell>
          <table:table-cell table:formula="of:=[.AF93]-[.$AH93]" office:value-type="float" office:value="276.208721655119" calcext:value-type="float">
            <text:p>276.208721655119</text:p>
          </table:table-cell>
          <table:table-cell table:formula="of:=[.AG93]-[.$AI93]" office:value-type="float" office:value="-40.1080283745341" calcext:value-type="float">
            <text:p>-40.1080283745341</text:p>
          </table:table-cell>
          <table:table-cell table:formula="of:=[.AF$3]-[.AJ93]" office:value-type="float" office:value="73.791278344881" calcext:value-type="float">
            <text:p>73.791278344881</text:p>
          </table:table-cell>
          <table:table-cell table:formula="of:=[.AG$3]-[.AK93]" office:value-type="float" office:value="-209.891971625466" calcext:value-type="float">
            <text:p>-209.8919716254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3040999.jpg</text:p>
          </table:table-cell>
          <table:table-cell table:formula="of:=MID([.C94];5;4)" office:value-type="string" office:string-value="2021" calcext:value-type="string">
            <text:p>2021</text:p>
          </table:table-cell>
          <table:table-cell table:formula="of:=MID([.C94];9;2)" office:value-type="string" office:string-value="07" calcext:value-type="string">
            <text:p>07</text:p>
          </table:table-cell>
          <table:table-cell table:formula="of:=MID([.C94];11;2)" office:value-type="string" office:string-value="05" calcext:value-type="string">
            <text:p>05</text:p>
          </table:table-cell>
          <table:table-cell table:formula="of:=MID([.C94];14;2)" office:value-type="string" office:string-value="01" calcext:value-type="string">
            <text:p>01</text:p>
          </table:table-cell>
          <table:table-cell table:formula="of:=MID([.C94];16;2)" office:value-type="string" office:string-value="30" calcext:value-type="string">
            <text:p>30</text:p>
          </table:table-cell>
          <table:table-cell table:formula="of:=MID([.C94];18;2)" office:value-type="string" office:string-value="40" calcext:value-type="string">
            <text:p>40</text:p>
          </table:table-cell>
          <table:table-cell table:formula="of:=DATE([.D94];[.E94];[.F94])+TIME([.G94];[.H94];[.I94])" office:value-type="date" office:date-value="2021-07-05T01:30:40" calcext:value-type="date">
            <text:p>05/07/21 01:30:40</text:p>
          </table:table-cell>
          <table:table-cell table:formula="of:=IF([.C94]&lt;&gt;&quot;&quot;;CONCATENATE(&quot;mogrify -rotate &quot;;ROUND([.N94];3);&quot; -background black &quot;;[.C94]);&quot;&quot;)" office:value-type="string" office:string-value="mogrify -rotate -14.008 -background black IMG_20210705_013040999.jpg" calcext:value-type="string">
            <text:p>mogrify -rotate -14.008 -background black IMG_20210705_013040999.jpg</text:p>
          </table:table-cell>
          <table:table-cell table:formula="of:=IF([.C94]&lt;&gt;&quot;&quot;;CONCATENATE(&quot;mogrify -crop &quot;;ROUND([.B$22]);&quot;x&quot;;ROUND([.B$23]);&quot;+&quot;;ROUND([.B$30]+[.B$33]-[.AL94]);&quot;+&quot;;ROUND([.B$31]+[.B$34]-[.AM94]);&quot; &quot;;[.C94]);&quot;&quot;)" office:value-type="string" office:string-value="mogrify -crop 2538x1941+1507+1015 IMG_20210705_013040999.jpg" calcext:value-type="string">
            <text:p>mogrify -crop 2538x1941+1507+1015 IMG_20210705_013040999.jpg</text:p>
          </table:table-cell>
          <table:table-cell/>
          <table:table-cell table:formula="of:=IF([.C94]&lt;&gt;&quot;&quot;;([.J94]-[.J$3])*360*[.B$35];0)" office:value-type="float" office:value="-14.008333333768" calcext:value-type="float">
            <text:p>-14.008333333768</text:p>
          </table:table-cell>
          <table:table-cell table:formula="of:=[.N94]/180*PI()" office:value-type="float" office:value="-0.244491539391124" calcext:value-type="float">
            <text:p>-0.244491539391124</text:p>
          </table:table-cell>
          <table:table-cell table:formula="of:=COS([.$O94])*([.P$3]-[.B$14])-SIN([.$O94])*([.Q$3]-[.B$15])" office:value-type="float" office:value="-279.075431254174" calcext:value-type="float">
            <text:p>-279.075431254174</text:p>
          </table:table-cell>
          <table:table-cell table:formula="of:=SIN([.$O94])*([.P$3]-[.B$14])+COS([.$O94])*([.Q$3]-[.B$15])" office:value-type="float" office:value="327.287188368712" calcext:value-type="float">
            <text:p>327.287188368712</text:p>
          </table:table-cell>
          <table:table-cell table:formula="of:=COS([.$O94])*([.R$3]-[.B$14])-SIN([.$O94])*([.S$3]-[.B$15])" office:value-type="float" office:value="-68.9647326365599" calcext:value-type="float">
            <text:p>-68.9647326365599</text:p>
          </table:table-cell>
          <table:table-cell table:formula="of:=SIN([.$O94])*([.R$3]-[.B$14])+COS([.$O94])*([.S$3]-[.B$15])" office:value-type="float" office:value="1169.47332832022" calcext:value-type="float">
            <text:p>1169.47332832022</text:p>
          </table:table-cell>
          <table:table-cell table:formula="of:=COS([.$O94])*([.T$3]-[.B$14])-SIN([.$O94])*([.U$3]-[.B$15])" office:value-type="float" office:value="842.54574130797" calcext:value-type="float">
            <text:p>842.54574130797</text:p>
          </table:table-cell>
          <table:table-cell table:formula="of:=SIN([.$O94])*([.T$3]-[.B$14])+COS([.$O94])*([.U$3]-[.B$15])" office:value-type="float" office:value="47.4623409010128" calcext:value-type="float">
            <text:p>47.4623409010128</text:p>
          </table:table-cell>
          <table:table-cell table:formula="of:=COS([.$O94])*([.V$3]-[.B$14])-SIN([.$O94])*([.W$3]-[.B$15])" office:value-type="float" office:value="1052.65643992558" calcext:value-type="float">
            <text:p>1052.65643992558</text:p>
          </table:table-cell>
          <table:table-cell table:formula="of:=SIN([.$O94])*([.V$3]-[.B$14])+COS([.$O94])*([.W$3]-[.B$15])" office:value-type="float" office:value="889.648480852519" calcext:value-type="float">
            <text:p>889.648480852519</text:p>
          </table:table-cell>
          <table:table-cell table:formula="of:=COS([.$O94])*([.X$3]-[.B$12]/2)-SIN([.$O94])*([.Y$3]-[.B$13]/2)" office:value-type="float" office:value="-665.865935589879" calcext:value-type="float">
            <text:p>-665.865935589879</text:p>
          </table:table-cell>
          <table:table-cell table:formula="of:=SIN([.$O94])*([.X$3]-[.B$12]/2)+COS([.$O94])*([.Y$3]-[.B$13]/2)" office:value-type="float" office:value="-281.180646241904" calcext:value-type="float">
            <text:p>-281.180646241904</text:p>
          </table:table-cell>
          <table:table-cell table:formula="of:=COS([.$O94])*([.Z$3]-[.B$12]/2)-SIN([.$O94])*([.AA$3]-[.B$13]/2)" office:value-type="float" office:value="-455.755236972265" calcext:value-type="float">
            <text:p>-455.755236972265</text:p>
          </table:table-cell>
          <table:table-cell table:formula="of:=SIN([.$O94])*([.Z$3]-[.B$12]/2)+COS([.$O94])*([.AA$3]-[.B$13]/2)" office:value-type="float" office:value="561.005493709602" calcext:value-type="float">
            <text:p>561.005493709602</text:p>
          </table:table-cell>
          <table:table-cell table:formula="of:=COS([.$O94])*([.AB$3]-[.B$12]/2)-SIN([.$O94])*([.AC$3]-[.B$13]/2)" office:value-type="float" office:value="455.755236972265" calcext:value-type="float">
            <text:p>455.755236972265</text:p>
          </table:table-cell>
          <table:table-cell table:formula="of:=SIN([.$O94])*([.AB$3]-[.B$12]/2)+COS([.$O94])*([.AC$3]-[.B$13]/2)" office:value-type="float" office:value="-561.005493709602" calcext:value-type="float">
            <text:p>-561.005493709602</text:p>
          </table:table-cell>
          <table:table-cell table:formula="of:=COS([.$O94])*([.AD$3]-[.B$12]/2)-SIN([.$O94])*([.AE$3]-[.B$13]/2)" office:value-type="float" office:value="665.865935589879" calcext:value-type="float">
            <text:p>665.865935589879</text:p>
          </table:table-cell>
          <table:table-cell table:formula="of:=SIN([.$O94])*([.AD$3]-[.B$12]/2)+COS([.$O94])*([.AE$3]-[.B$13]/2)" office:value-type="float" office:value="281.180646241904" calcext:value-type="float">
            <text:p>281.180646241904</text:p>
          </table:table-cell>
          <table:table-cell table:formula="of:=COS([.$O94])*([.AF$3]-[.B$12]/2)-SIN([.$O94])*([.AG$3]-[.B$13]/2)" office:value-type="float" office:value="-386.790504335705" calcext:value-type="float">
            <text:p>-386.790504335705</text:p>
          </table:table-cell>
          <table:table-cell table:formula="of:=SIN([.$O94])*([.AF$3]-[.B$12]/2)+COS([.$O94])*([.AG$3]-[.B$13]/2)" office:value-type="float" office:value="-608.467834610615" calcext:value-type="float">
            <text:p>-608.467834610615</text:p>
          </table:table-cell>
          <table:table-cell table:formula="of:=MIN([.X94];[.Z94];[.AB94];[.AD94])" office:value-type="float" office:value="-665.865935589879" calcext:value-type="float">
            <text:p>-665.865935589879</text:p>
          </table:table-cell>
          <table:table-cell table:formula="of:=MIN([.Y94];[.AA94];[.AC94];[.AE94])" office:value-type="float" office:value="-561.005493709602" calcext:value-type="float">
            <text:p>-561.005493709602</text:p>
          </table:table-cell>
          <table:table-cell table:formula="of:=[.AF94]-[.$AH94]" office:value-type="float" office:value="279.075431254174" calcext:value-type="float">
            <text:p>279.075431254174</text:p>
          </table:table-cell>
          <table:table-cell table:formula="of:=[.AG94]-[.$AI94]" office:value-type="float" office:value="-47.4623409010128" calcext:value-type="float">
            <text:p>-47.4623409010128</text:p>
          </table:table-cell>
          <table:table-cell table:formula="of:=[.AF$3]-[.AJ94]" office:value-type="float" office:value="70.9245687458255" calcext:value-type="float">
            <text:p>70.9245687458255</text:p>
          </table:table-cell>
          <table:table-cell table:formula="of:=[.AG$3]-[.AK94]" office:value-type="float" office:value="-202.537659098987" calcext:value-type="float">
            <text:p>-202.53765909898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3241085.jpg</text:p>
          </table:table-cell>
          <table:table-cell table:formula="of:=MID([.C95];5;4)" office:value-type="string" office:string-value="2021" calcext:value-type="string">
            <text:p>2021</text:p>
          </table:table-cell>
          <table:table-cell table:formula="of:=MID([.C95];9;2)" office:value-type="string" office:string-value="07" calcext:value-type="string">
            <text:p>07</text:p>
          </table:table-cell>
          <table:table-cell table:formula="of:=MID([.C95];11;2)" office:value-type="string" office:string-value="05" calcext:value-type="string">
            <text:p>05</text:p>
          </table:table-cell>
          <table:table-cell table:formula="of:=MID([.C95];14;2)" office:value-type="string" office:string-value="01" calcext:value-type="string">
            <text:p>01</text:p>
          </table:table-cell>
          <table:table-cell table:formula="of:=MID([.C95];16;2)" office:value-type="string" office:string-value="32" calcext:value-type="string">
            <text:p>32</text:p>
          </table:table-cell>
          <table:table-cell table:formula="of:=MID([.C95];18;2)" office:value-type="string" office:string-value="41" calcext:value-type="string">
            <text:p>41</text:p>
          </table:table-cell>
          <table:table-cell table:formula="of:=DATE([.D95];[.E95];[.F95])+TIME([.G95];[.H95];[.I95])" office:value-type="date" office:date-value="2021-07-05T01:32:41" calcext:value-type="date">
            <text:p>05/07/21 01:32:41</text:p>
          </table:table-cell>
          <table:table-cell table:formula="of:=IF([.C95]&lt;&gt;&quot;&quot;;CONCATENATE(&quot;mogrify -rotate &quot;;ROUND([.N95];3);&quot; -background black &quot;;[.C95]);&quot;&quot;)" office:value-type="string" office:string-value="mogrify -rotate -13.504 -background black IMG_20210705_013241085.jpg" calcext:value-type="string">
            <text:p>mogrify -rotate -13.504 -background black IMG_20210705_013241085.jpg</text:p>
          </table:table-cell>
          <table:table-cell table:formula="of:=IF([.C95]&lt;&gt;&quot;&quot;;CONCATENATE(&quot;mogrify -crop &quot;;ROUND([.B$22]);&quot;x&quot;;ROUND([.B$23]);&quot;+&quot;;ROUND([.B$30]+[.B$33]-[.AL95]);&quot;+&quot;;ROUND([.B$31]+[.B$34]-[.AM95]);&quot; &quot;;[.C95]);&quot;&quot;)" office:value-type="string" office:string-value="mogrify -crop 2538x1941+1510+1008 IMG_20210705_013241085.jpg" calcext:value-type="string">
            <text:p>mogrify -crop 2538x1941+1510+1008 IMG_20210705_013241085.jpg</text:p>
          </table:table-cell>
          <table:table-cell/>
          <table:table-cell table:formula="of:=IF([.C95]&lt;&gt;&quot;&quot;;([.J95]-[.J$3])*360*[.B$35];0)" office:value-type="float" office:value="-13.5041666671168" calcext:value-type="float">
            <text:p>-13.5041666671168</text:p>
          </table:table-cell>
          <table:table-cell table:formula="of:=[.N95]/180*PI()" office:value-type="float" office:value="-0.235692171079257" calcext:value-type="float">
            <text:p>-0.235692171079257</text:p>
          </table:table-cell>
          <table:table-cell table:formula="of:=COS([.$O95])*([.P$3]-[.B$14])-SIN([.$O95])*([.Q$3]-[.B$15])" office:value-type="float" office:value="-281.944510423992" calcext:value-type="float">
            <text:p>-281.944510423992</text:p>
          </table:table-cell>
          <table:table-cell table:formula="of:=SIN([.$O95])*([.P$3]-[.B$14])+COS([.$O95])*([.Q$3]-[.B$15])" office:value-type="float" office:value="324.81886189348" calcext:value-type="float">
            <text:p>324.81886189348</text:p>
          </table:table-cell>
          <table:table-cell table:formula="of:=COS([.$O95])*([.R$3]-[.B$14])-SIN([.$O95])*([.S$3]-[.B$15])" office:value-type="float" office:value="-79.2525564713804" calcext:value-type="float">
            <text:p>-79.2525564713804</text:p>
          </table:table-cell>
          <table:table-cell table:formula="of:=SIN([.$O95])*([.R$3]-[.B$14])+COS([.$O95])*([.S$3]-[.B$15])" office:value-type="float" office:value="1168.82121485399" calcext:value-type="float">
            <text:p>1168.82121485399</text:p>
          </table:table-cell>
          <table:table-cell table:formula="of:=COS([.$O95])*([.T$3]-[.B$14])-SIN([.$O95])*([.U$3]-[.B$15])" office:value-type="float" office:value="842.095489601753" calcext:value-type="float">
            <text:p>842.095489601753</text:p>
          </table:table-cell>
          <table:table-cell table:formula="of:=SIN([.$O95])*([.T$3]-[.B$14])+COS([.$O95])*([.U$3]-[.B$15])" office:value-type="float" office:value="54.8742780579748" calcext:value-type="float">
            <text:p>54.8742780579748</text:p>
          </table:table-cell>
          <table:table-cell table:formula="of:=COS([.$O95])*([.V$3]-[.B$14])-SIN([.$O95])*([.W$3]-[.B$15])" office:value-type="float" office:value="1044.78744355436" calcext:value-type="float">
            <text:p>1044.78744355436</text:p>
          </table:table-cell>
          <table:table-cell table:formula="of:=SIN([.$O95])*([.V$3]-[.B$14])+COS([.$O95])*([.W$3]-[.B$15])" office:value-type="float" office:value="898.876631018482" calcext:value-type="float">
            <text:p>898.876631018482</text:p>
          </table:table-cell>
          <table:table-cell table:formula="of:=COS([.$O95])*([.X$3]-[.B$12]/2)-SIN([.$O95])*([.Y$3]-[.B$13]/2)" office:value-type="float" office:value="-663.365976989178" calcext:value-type="float">
            <text:p>-663.365976989178</text:p>
          </table:table-cell>
          <table:table-cell table:formula="of:=SIN([.$O95])*([.X$3]-[.B$12]/2)+COS([.$O95])*([.Y$3]-[.B$13]/2)" office:value-type="float" office:value="-287.028884562501" calcext:value-type="float">
            <text:p>-287.028884562501</text:p>
          </table:table-cell>
          <table:table-cell table:formula="of:=COS([.$O95])*([.Z$3]-[.B$12]/2)-SIN([.$O95])*([.AA$3]-[.B$13]/2)" office:value-type="float" office:value="-460.674023036567" calcext:value-type="float">
            <text:p>-460.674023036567</text:p>
          </table:table-cell>
          <table:table-cell table:formula="of:=SIN([.$O95])*([.Z$3]-[.B$12]/2)+COS([.$O95])*([.AA$3]-[.B$13]/2)" office:value-type="float" office:value="556.973468398006" calcext:value-type="float">
            <text:p>556.973468398006</text:p>
          </table:table-cell>
          <table:table-cell table:formula="of:=COS([.$O95])*([.AB$3]-[.B$12]/2)-SIN([.$O95])*([.AC$3]-[.B$13]/2)" office:value-type="float" office:value="460.674023036567" calcext:value-type="float">
            <text:p>460.674023036567</text:p>
          </table:table-cell>
          <table:table-cell table:formula="of:=SIN([.$O95])*([.AB$3]-[.B$12]/2)+COS([.$O95])*([.AC$3]-[.B$13]/2)" office:value-type="float" office:value="-556.973468398006" calcext:value-type="float">
            <text:p>-556.973468398006</text:p>
          </table:table-cell>
          <table:table-cell table:formula="of:=COS([.$O95])*([.AD$3]-[.B$12]/2)-SIN([.$O95])*([.AE$3]-[.B$13]/2)" office:value-type="float" office:value="663.365976989178" calcext:value-type="float">
            <text:p>663.365976989178</text:p>
          </table:table-cell>
          <table:table-cell table:formula="of:=SIN([.$O95])*([.AD$3]-[.B$12]/2)+COS([.$O95])*([.AE$3]-[.B$13]/2)" office:value-type="float" office:value="287.028884562501" calcext:value-type="float">
            <text:p>287.028884562501</text:p>
          </table:table-cell>
          <table:table-cell table:formula="of:=COS([.$O95])*([.AF$3]-[.B$12]/2)-SIN([.$O95])*([.AG$3]-[.B$13]/2)" office:value-type="float" office:value="-381.421466565186" calcext:value-type="float">
            <text:p>-381.421466565186</text:p>
          </table:table-cell>
          <table:table-cell table:formula="of:=SIN([.$O95])*([.AF$3]-[.B$12]/2)+COS([.$O95])*([.AG$3]-[.B$13]/2)" office:value-type="float" office:value="-611.847746455981" calcext:value-type="float">
            <text:p>-611.847746455981</text:p>
          </table:table-cell>
          <table:table-cell table:formula="of:=MIN([.X95];[.Z95];[.AB95];[.AD95])" office:value-type="float" office:value="-663.365976989178" calcext:value-type="float">
            <text:p>-663.365976989178</text:p>
          </table:table-cell>
          <table:table-cell table:formula="of:=MIN([.Y95];[.AA95];[.AC95];[.AE95])" office:value-type="float" office:value="-556.973468398006" calcext:value-type="float">
            <text:p>-556.973468398006</text:p>
          </table:table-cell>
          <table:table-cell table:formula="of:=[.AF95]-[.$AH95]" office:value-type="float" office:value="281.944510423992" calcext:value-type="float">
            <text:p>281.944510423992</text:p>
          </table:table-cell>
          <table:table-cell table:formula="of:=[.AG95]-[.$AI95]" office:value-type="float" office:value="-54.8742780579748" calcext:value-type="float">
            <text:p>-54.8742780579748</text:p>
          </table:table-cell>
          <table:table-cell table:formula="of:=[.AF$3]-[.AJ95]" office:value-type="float" office:value="68.0554895760084" calcext:value-type="float">
            <text:p>68.0554895760084</text:p>
          </table:table-cell>
          <table:table-cell table:formula="of:=[.AG$3]-[.AK95]" office:value-type="float" office:value="-195.125721942025" calcext:value-type="float">
            <text:p>-195.12572194202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3441169.jpg</text:p>
          </table:table-cell>
          <table:table-cell table:formula="of:=MID([.C96];5;4)" office:value-type="string" office:string-value="2021" calcext:value-type="string">
            <text:p>2021</text:p>
          </table:table-cell>
          <table:table-cell table:formula="of:=MID([.C96];9;2)" office:value-type="string" office:string-value="07" calcext:value-type="string">
            <text:p>07</text:p>
          </table:table-cell>
          <table:table-cell table:formula="of:=MID([.C96];11;2)" office:value-type="string" office:string-value="05" calcext:value-type="string">
            <text:p>05</text:p>
          </table:table-cell>
          <table:table-cell table:formula="of:=MID([.C96];14;2)" office:value-type="string" office:string-value="01" calcext:value-type="string">
            <text:p>01</text:p>
          </table:table-cell>
          <table:table-cell table:formula="of:=MID([.C96];16;2)" office:value-type="string" office:string-value="34" calcext:value-type="string">
            <text:p>34</text:p>
          </table:table-cell>
          <table:table-cell table:formula="of:=MID([.C96];18;2)" office:value-type="string" office:string-value="41" calcext:value-type="string">
            <text:p>41</text:p>
          </table:table-cell>
          <table:table-cell table:formula="of:=DATE([.D96];[.E96];[.F96])+TIME([.G96];[.H96];[.I96])" office:value-type="date" office:date-value="2021-07-05T01:34:41" calcext:value-type="date">
            <text:p>05/07/21 01:34:41</text:p>
          </table:table-cell>
          <table:table-cell table:formula="of:=IF([.C96]&lt;&gt;&quot;&quot;;CONCATENATE(&quot;mogrify -rotate &quot;;ROUND([.N96];3);&quot; -background black &quot;;[.C96]);&quot;&quot;)" office:value-type="string" office:string-value="mogrify -rotate -13.004 -background black IMG_20210705_013441169.jpg" calcext:value-type="string">
            <text:p>mogrify -rotate -13.004 -background black IMG_20210705_013441169.jpg</text:p>
          </table:table-cell>
          <table:table-cell table:formula="of:=IF([.C96]&lt;&gt;&quot;&quot;;CONCATENATE(&quot;mogrify -crop &quot;;ROUND([.B$22]);&quot;x&quot;;ROUND([.B$23]);&quot;+&quot;;ROUND([.B$30]+[.B$33]-[.AL96]);&quot;+&quot;;ROUND([.B$31]+[.B$34]-[.AM96]);&quot; &quot;;[.C96]);&quot;&quot;)" office:value-type="string" office:string-value="mogrify -crop 2538x1941+1513+1000 IMG_20210705_013441169.jpg" calcext:value-type="string">
            <text:p>mogrify -crop 2538x1941+1513+1000 IMG_20210705_013441169.jpg</text:p>
          </table:table-cell>
          <table:table-cell/>
          <table:table-cell table:formula="of:=IF([.C96]&lt;&gt;&quot;&quot;;([.J96]-[.J$3])*360*[.B$35];0)" office:value-type="float" office:value="-13.004166665487" calcext:value-type="float">
            <text:p>-13.004166665487</text:p>
          </table:table-cell>
          <table:table-cell table:formula="of:=[.N96]/180*PI()" office:value-type="float" office:value="-0.22696552479084" calcext:value-type="float">
            <text:p>-0.22696552479084</text:p>
          </table:table-cell>
          <table:table-cell table:formula="of:=COS([.$O96])*([.P$3]-[.B$14])-SIN([.$O96])*([.Q$3]-[.B$15])" office:value-type="float" office:value="-284.768318178985" calcext:value-type="float">
            <text:p>-284.768318178985</text:p>
          </table:table-cell>
          <table:table-cell table:formula="of:=SIN([.$O96])*([.P$3]-[.B$14])+COS([.$O96])*([.Q$3]-[.B$15])" office:value-type="float" office:value="322.346094999633" calcext:value-type="float">
            <text:p>322.346094999633</text:p>
          </table:table-cell>
          <table:table-cell table:formula="of:=COS([.$O96])*([.R$3]-[.B$14])-SIN([.$O96])*([.S$3]-[.B$15])" office:value-type="float" office:value="-89.4492986327762" calcext:value-type="float">
            <text:p>-89.4492986327762</text:p>
          </table:table-cell>
          <table:table-cell table:formula="of:=SIN([.$O96])*([.R$3]-[.B$14])+COS([.$O96])*([.S$3]-[.B$15])" office:value-type="float" office:value="1168.08510947367" calcext:value-type="float">
            <text:p>1168.08510947367</text:p>
          </table:table-cell>
          <table:table-cell table:formula="of:=COS([.$O96])*([.T$3]-[.B$14])-SIN([.$O96])*([.U$3]-[.B$15])" office:value-type="float" office:value="841.584562848643" calcext:value-type="float">
            <text:p>841.584562848643</text:p>
          </table:table-cell>
          <table:table-cell table:formula="of:=SIN([.$O96])*([.T$3]-[.B$14])+COS([.$O96])*([.U$3]-[.B$15])" office:value-type="float" office:value="62.2207648205803" calcext:value-type="float">
            <text:p>62.2207648205803</text:p>
          </table:table-cell>
          <table:table-cell table:formula="of:=COS([.$O96])*([.V$3]-[.B$14])-SIN([.$O96])*([.W$3]-[.B$15])" office:value-type="float" office:value="1036.90358239485" calcext:value-type="float">
            <text:p>1036.90358239485</text:p>
          </table:table-cell>
          <table:table-cell table:formula="of:=SIN([.$O96])*([.V$3]-[.B$14])+COS([.$O96])*([.W$3]-[.B$15])" office:value-type="float" office:value="907.959779294613" calcext:value-type="float">
            <text:p>907.959779294613</text:p>
          </table:table-cell>
          <table:table-cell table:formula="of:=COS([.$O96])*([.X$3]-[.B$12]/2)-SIN([.$O96])*([.Y$3]-[.B$13]/2)" office:value-type="float" office:value="-660.835950286919" calcext:value-type="float">
            <text:p>-660.835950286919</text:p>
          </table:table-cell>
          <table:table-cell table:formula="of:=SIN([.$O96])*([.X$3]-[.B$12]/2)+COS([.$O96])*([.Y$3]-[.B$13]/2)" office:value-type="float" office:value="-292.80684214749" calcext:value-type="float">
            <text:p>-292.80684214749</text:p>
          </table:table-cell>
          <table:table-cell table:formula="of:=COS([.$O96])*([.Z$3]-[.B$12]/2)-SIN([.$O96])*([.AA$3]-[.B$13]/2)" office:value-type="float" office:value="-465.51693074071" calcext:value-type="float">
            <text:p>-465.51693074071</text:p>
          </table:table-cell>
          <table:table-cell table:formula="of:=SIN([.$O96])*([.Z$3]-[.B$12]/2)+COS([.$O96])*([.AA$3]-[.B$13]/2)" office:value-type="float" office:value="552.932172326543" calcext:value-type="float">
            <text:p>552.932172326543</text:p>
          </table:table-cell>
          <table:table-cell table:formula="of:=COS([.$O96])*([.AB$3]-[.B$12]/2)-SIN([.$O96])*([.AC$3]-[.B$13]/2)" office:value-type="float" office:value="465.51693074071" calcext:value-type="float">
            <text:p>465.51693074071</text:p>
          </table:table-cell>
          <table:table-cell table:formula="of:=SIN([.$O96])*([.AB$3]-[.B$12]/2)+COS([.$O96])*([.AC$3]-[.B$13]/2)" office:value-type="float" office:value="-552.932172326543" calcext:value-type="float">
            <text:p>-552.932172326543</text:p>
          </table:table-cell>
          <table:table-cell table:formula="of:=COS([.$O96])*([.AD$3]-[.B$12]/2)-SIN([.$O96])*([.AE$3]-[.B$13]/2)" office:value-type="float" office:value="660.835950286919" calcext:value-type="float">
            <text:p>660.835950286919</text:p>
          </table:table-cell>
          <table:table-cell table:formula="of:=SIN([.$O96])*([.AD$3]-[.B$12]/2)+COS([.$O96])*([.AE$3]-[.B$13]/2)" office:value-type="float" office:value="292.80684214749" calcext:value-type="float">
            <text:p>292.80684214749</text:p>
          </table:table-cell>
          <table:table-cell table:formula="of:=COS([.$O96])*([.AF$3]-[.B$12]/2)-SIN([.$O96])*([.AG$3]-[.B$13]/2)" office:value-type="float" office:value="-376.067632107934" calcext:value-type="float">
            <text:p>-376.067632107934</text:p>
          </table:table-cell>
          <table:table-cell table:formula="of:=SIN([.$O96])*([.AF$3]-[.B$12]/2)+COS([.$O96])*([.AG$3]-[.B$13]/2)" office:value-type="float" office:value="-615.152937147123" calcext:value-type="float">
            <text:p>-615.152937147123</text:p>
          </table:table-cell>
          <table:table-cell table:formula="of:=MIN([.X96];[.Z96];[.AB96];[.AD96])" office:value-type="float" office:value="-660.835950286919" calcext:value-type="float">
            <text:p>-660.835950286919</text:p>
          </table:table-cell>
          <table:table-cell table:formula="of:=MIN([.Y96];[.AA96];[.AC96];[.AE96])" office:value-type="float" office:value="-552.932172326543" calcext:value-type="float">
            <text:p>-552.932172326543</text:p>
          </table:table-cell>
          <table:table-cell table:formula="of:=[.AF96]-[.$AH96]" office:value-type="float" office:value="284.768318178985" calcext:value-type="float">
            <text:p>284.768318178985</text:p>
          </table:table-cell>
          <table:table-cell table:formula="of:=[.AG96]-[.$AI96]" office:value-type="float" office:value="-62.2207648205801" calcext:value-type="float">
            <text:p>-62.2207648205801</text:p>
          </table:table-cell>
          <table:table-cell table:formula="of:=[.AF$3]-[.AJ96]" office:value-type="float" office:value="65.231681821015" calcext:value-type="float">
            <text:p>65.231681821015</text:p>
          </table:table-cell>
          <table:table-cell table:formula="of:=[.AG$3]-[.AK96]" office:value-type="float" office:value="-187.77923517942" calcext:value-type="float">
            <text:p>-187.7792351794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3641176.jpg</text:p>
          </table:table-cell>
          <table:table-cell table:formula="of:=MID([.C97];5;4)" office:value-type="string" office:string-value="2021" calcext:value-type="string">
            <text:p>2021</text:p>
          </table:table-cell>
          <table:table-cell table:formula="of:=MID([.C97];9;2)" office:value-type="string" office:string-value="07" calcext:value-type="string">
            <text:p>07</text:p>
          </table:table-cell>
          <table:table-cell table:formula="of:=MID([.C97];11;2)" office:value-type="string" office:string-value="05" calcext:value-type="string">
            <text:p>05</text:p>
          </table:table-cell>
          <table:table-cell table:formula="of:=MID([.C97];14;2)" office:value-type="string" office:string-value="01" calcext:value-type="string">
            <text:p>01</text:p>
          </table:table-cell>
          <table:table-cell table:formula="of:=MID([.C97];16;2)" office:value-type="string" office:string-value="36" calcext:value-type="string">
            <text:p>36</text:p>
          </table:table-cell>
          <table:table-cell table:formula="of:=MID([.C97];18;2)" office:value-type="string" office:string-value="41" calcext:value-type="string">
            <text:p>41</text:p>
          </table:table-cell>
          <table:table-cell table:formula="of:=DATE([.D97];[.E97];[.F97])+TIME([.G97];[.H97];[.I97])" office:value-type="date" office:date-value="2021-07-05T01:36:41" calcext:value-type="date">
            <text:p>05/07/21 01:36:41</text:p>
          </table:table-cell>
          <table:table-cell table:formula="of:=IF([.C97]&lt;&gt;&quot;&quot;;CONCATENATE(&quot;mogrify -rotate &quot;;ROUND([.N97];3);&quot; -background black &quot;;[.C97]);&quot;&quot;)" office:value-type="string" office:string-value="mogrify -rotate -12.504 -background black IMG_20210705_013641176.jpg" calcext:value-type="string">
            <text:p>mogrify -rotate -12.504 -background black IMG_20210705_013641176.jpg</text:p>
          </table:table-cell>
          <table:table-cell table:formula="of:=IF([.C97]&lt;&gt;&quot;&quot;;CONCATENATE(&quot;mogrify -crop &quot;;ROUND([.B$22]);&quot;x&quot;;ROUND([.B$23]);&quot;+&quot;;ROUND([.B$30]+[.B$33]-[.AL97]);&quot;+&quot;;ROUND([.B$31]+[.B$34]-[.AM97]);&quot; &quot;;[.C97]);&quot;&quot;)" office:value-type="string" office:string-value="mogrify -crop 2538x1941+1516+993 IMG_20210705_013641176.jpg" calcext:value-type="string">
            <text:p>mogrify -crop 2538x1941+1516+993 IMG_20210705_013641176.jpg</text:p>
          </table:table-cell>
          <table:table-cell/>
          <table:table-cell table:formula="of:=IF([.C97]&lt;&gt;&quot;&quot;;([.J97]-[.J$3])*360*[.B$35];0)" office:value-type="float" office:value="-12.5041666664765" calcext:value-type="float">
            <text:p>-12.5041666664765</text:p>
          </table:table-cell>
          <table:table-cell table:formula="of:=[.N97]/180*PI()" office:value-type="float" office:value="-0.218238878548139" calcext:value-type="float">
            <text:p>-0.218238878548139</text:p>
          </table:table-cell>
          <table:table-cell table:formula="of:=COS([.$O97])*([.P$3]-[.B$14])-SIN([.$O97])*([.Q$3]-[.B$15])" office:value-type="float" office:value="-287.57043970926" calcext:value-type="float">
            <text:p>-287.57043970926</text:p>
          </table:table-cell>
          <table:table-cell table:formula="of:=SIN([.$O97])*([.P$3]-[.B$14])+COS([.$O97])*([.Q$3]-[.B$15])" office:value-type="float" office:value="319.848780215624" calcext:value-type="float">
            <text:p>319.848780215624</text:p>
          </table:table-cell>
          <table:table-cell table:formula="of:=COS([.$O97])*([.R$3]-[.B$14])-SIN([.$O97])*([.S$3]-[.B$15])" office:value-type="float" office:value="-99.6392288303569" calcext:value-type="float">
            <text:p>-99.6392288303569</text:p>
          </table:table-cell>
          <table:table-cell table:formula="of:=SIN([.$O97])*([.R$3]-[.B$14])+COS([.$O97])*([.S$3]-[.B$15])" office:value-type="float" office:value="1167.26004989381" calcext:value-type="float">
            <text:p>1167.26004989381</text:p>
          </table:table-cell>
          <table:table-cell table:formula="of:=COS([.$O97])*([.T$3]-[.B$14])-SIN([.$O97])*([.U$3]-[.B$15])" office:value-type="float" office:value="841.009546175508" calcext:value-type="float">
            <text:p>841.009546175508</text:p>
          </table:table-cell>
          <table:table-cell table:formula="of:=SIN([.$O97])*([.T$3]-[.B$14])+COS([.$O97])*([.U$3]-[.B$15])" office:value-type="float" office:value="69.5625131925685" calcext:value-type="float">
            <text:p>69.5625131925685</text:p>
          </table:table-cell>
          <table:table-cell table:formula="of:=COS([.$O97])*([.V$3]-[.B$14])-SIN([.$O97])*([.W$3]-[.B$15])" office:value-type="float" office:value="1028.94075705441" calcext:value-type="float">
            <text:p>1028.94075705441</text:p>
          </table:table-cell>
          <table:table-cell table:formula="of:=SIN([.$O97])*([.V$3]-[.B$14])+COS([.$O97])*([.W$3]-[.B$15])" office:value-type="float" office:value="916.973782870751" calcext:value-type="float">
            <text:p>916.973782870751</text:p>
          </table:table-cell>
          <table:table-cell table:formula="of:=COS([.$O97])*([.X$3]-[.B$12]/2)-SIN([.$O97])*([.Y$3]-[.B$13]/2)" office:value-type="float" office:value="-658.255598381836" calcext:value-type="float">
            <text:p>-658.255598381836</text:p>
          </table:table-cell>
          <table:table-cell table:formula="of:=SIN([.$O97])*([.X$3]-[.B$12]/2)+COS([.$O97])*([.Y$3]-[.B$13]/2)" office:value-type="float" office:value="-298.562501327563" calcext:value-type="float">
            <text:p>-298.562501327563</text:p>
          </table:table-cell>
          <table:table-cell table:formula="of:=COS([.$O97])*([.Z$3]-[.B$12]/2)-SIN([.$O97])*([.AA$3]-[.B$13]/2)" office:value-type="float" office:value="-470.324387502932" calcext:value-type="float">
            <text:p>-470.324387502932</text:p>
          </table:table-cell>
          <table:table-cell table:formula="of:=SIN([.$O97])*([.Z$3]-[.B$12]/2)+COS([.$O97])*([.AA$3]-[.B$13]/2)" office:value-type="float" office:value="548.848768350619" calcext:value-type="float">
            <text:p>548.848768350619</text:p>
          </table:table-cell>
          <table:table-cell table:formula="of:=COS([.$O97])*([.AB$3]-[.B$12]/2)-SIN([.$O97])*([.AC$3]-[.B$13]/2)" office:value-type="float" office:value="470.324387502932" calcext:value-type="float">
            <text:p>470.324387502932</text:p>
          </table:table-cell>
          <table:table-cell table:formula="of:=SIN([.$O97])*([.AB$3]-[.B$12]/2)+COS([.$O97])*([.AC$3]-[.B$13]/2)" office:value-type="float" office:value="-548.848768350619" calcext:value-type="float">
            <text:p>-548.848768350619</text:p>
          </table:table-cell>
          <table:table-cell table:formula="of:=COS([.$O97])*([.AD$3]-[.B$12]/2)-SIN([.$O97])*([.AE$3]-[.B$13]/2)" office:value-type="float" office:value="658.255598381836" calcext:value-type="float">
            <text:p>658.255598381836</text:p>
          </table:table-cell>
          <table:table-cell table:formula="of:=SIN([.$O97])*([.AD$3]-[.B$12]/2)+COS([.$O97])*([.AE$3]-[.B$13]/2)" office:value-type="float" office:value="298.562501327563" calcext:value-type="float">
            <text:p>298.562501327563</text:p>
          </table:table-cell>
          <table:table-cell table:formula="of:=COS([.$O97])*([.AF$3]-[.B$12]/2)-SIN([.$O97])*([.AG$3]-[.B$13]/2)" office:value-type="float" office:value="-370.685158672575" calcext:value-type="float">
            <text:p>-370.685158672575</text:p>
          </table:table-cell>
          <table:table-cell table:formula="of:=SIN([.$O97])*([.AF$3]-[.B$12]/2)+COS([.$O97])*([.AG$3]-[.B$13]/2)" office:value-type="float" office:value="-618.411281543188" calcext:value-type="float">
            <text:p>-618.411281543188</text:p>
          </table:table-cell>
          <table:table-cell table:formula="of:=MIN([.X97];[.Z97];[.AB97];[.AD97])" office:value-type="float" office:value="-658.255598381836" calcext:value-type="float">
            <text:p>-658.255598381836</text:p>
          </table:table-cell>
          <table:table-cell table:formula="of:=MIN([.Y97];[.AA97];[.AC97];[.AE97])" office:value-type="float" office:value="-548.848768350619" calcext:value-type="float">
            <text:p>-548.848768350619</text:p>
          </table:table-cell>
          <table:table-cell table:formula="of:=[.AF97]-[.$AH97]" office:value-type="float" office:value="287.57043970926" calcext:value-type="float">
            <text:p>287.57043970926</text:p>
          </table:table-cell>
          <table:table-cell table:formula="of:=[.AG97]-[.$AI97]" office:value-type="float" office:value="-69.5625131925685" calcext:value-type="float">
            <text:p>-69.5625131925685</text:p>
          </table:table-cell>
          <table:table-cell table:formula="of:=[.AF$3]-[.AJ97]" office:value-type="float" office:value="62.4295602907398" calcext:value-type="float">
            <text:p>62.4295602907398</text:p>
          </table:table-cell>
          <table:table-cell table:formula="of:=[.AG$3]-[.AK97]" office:value-type="float" office:value="-180.437486807431" calcext:value-type="float">
            <text:p>-180.43748680743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3841243.jpg</text:p>
          </table:table-cell>
          <table:table-cell table:formula="of:=MID([.C98];5;4)" office:value-type="string" office:string-value="2021" calcext:value-type="string">
            <text:p>2021</text:p>
          </table:table-cell>
          <table:table-cell table:formula="of:=MID([.C98];9;2)" office:value-type="string" office:string-value="07" calcext:value-type="string">
            <text:p>07</text:p>
          </table:table-cell>
          <table:table-cell table:formula="of:=MID([.C98];11;2)" office:value-type="string" office:string-value="05" calcext:value-type="string">
            <text:p>05</text:p>
          </table:table-cell>
          <table:table-cell table:formula="of:=MID([.C98];14;2)" office:value-type="string" office:string-value="01" calcext:value-type="string">
            <text:p>01</text:p>
          </table:table-cell>
          <table:table-cell table:formula="of:=MID([.C98];16;2)" office:value-type="string" office:string-value="38" calcext:value-type="string">
            <text:p>38</text:p>
          </table:table-cell>
          <table:table-cell table:formula="of:=MID([.C98];18;2)" office:value-type="string" office:string-value="41" calcext:value-type="string">
            <text:p>41</text:p>
          </table:table-cell>
          <table:table-cell table:formula="of:=DATE([.D98];[.E98];[.F98])+TIME([.G98];[.H98];[.I98])" office:value-type="date" office:date-value="2021-07-05T01:38:41" calcext:value-type="date">
            <text:p>05/07/21 01:38:41</text:p>
          </table:table-cell>
          <table:table-cell table:formula="of:=IF([.C98]&lt;&gt;&quot;&quot;;CONCATENATE(&quot;mogrify -rotate &quot;;ROUND([.N98];3);&quot; -background black &quot;;[.C98]);&quot;&quot;)" office:value-type="string" office:string-value="mogrify -rotate -12.004 -background black IMG_20210705_013841243.jpg" calcext:value-type="string">
            <text:p>mogrify -rotate -12.004 -background black IMG_20210705_013841243.jpg</text:p>
          </table:table-cell>
          <table:table-cell table:formula="of:=IF([.C98]&lt;&gt;&quot;&quot;;CONCATENATE(&quot;mogrify -crop &quot;;ROUND([.B$22]);&quot;x&quot;;ROUND([.B$23]);&quot;+&quot;;ROUND([.B$30]+[.B$33]-[.AL98]);&quot;+&quot;;ROUND([.B$31]+[.B$34]-[.AM98]);&quot; &quot;;[.C98]);&quot;&quot;)" office:value-type="string" office:string-value="mogrify -crop 2538x1941+1519+986 IMG_20210705_013841243.jpg" calcext:value-type="string">
            <text:p>mogrify -crop 2538x1941+1519+986 IMG_20210705_013841243.jpg</text:p>
          </table:table-cell>
          <table:table-cell/>
          <table:table-cell table:formula="of:=IF([.C98]&lt;&gt;&quot;&quot;;([.J98]-[.J$3])*360*[.B$35];0)" office:value-type="float" office:value="-12.0041666674661" calcext:value-type="float">
            <text:p>-12.0041666674661</text:p>
          </table:table-cell>
          <table:table-cell table:formula="of:=[.N98]/180*PI()" office:value-type="float" office:value="-0.209512232305438" calcext:value-type="float">
            <text:p>-0.209512232305438</text:p>
          </table:table-cell>
          <table:table-cell table:formula="of:=COS([.$O98])*([.P$3]-[.B$14])-SIN([.$O98])*([.Q$3]-[.B$15])" office:value-type="float" office:value="-290.350661637264" calcext:value-type="float">
            <text:p>-290.350661637264</text:p>
          </table:table-cell>
          <table:table-cell table:formula="of:=SIN([.$O98])*([.P$3]-[.B$14])+COS([.$O98])*([.Q$3]-[.B$15])" office:value-type="float" office:value="317.327107708754" calcext:value-type="float">
            <text:p>317.327107708754</text:p>
          </table:table-cell>
          <table:table-cell table:formula="of:=COS([.$O98])*([.R$3]-[.B$14])-SIN([.$O98])*([.S$3]-[.B$15])" office:value-type="float" office:value="-109.821571114923" calcext:value-type="float">
            <text:p>-109.821571114923</text:p>
          </table:table-cell>
          <table:table-cell table:formula="of:=SIN([.$O98])*([.R$3]-[.B$14])+COS([.$O98])*([.S$3]-[.B$15])" office:value-type="float" office:value="1166.34609894227" calcext:value-type="float">
            <text:p>1166.34609894227</text:p>
          </table:table-cell>
          <table:table-cell table:formula="of:=COS([.$O98])*([.T$3]-[.B$14])-SIN([.$O98])*([.U$3]-[.B$15])" office:value-type="float" office:value="840.370483369584" calcext:value-type="float">
            <text:p>840.370483369584</text:p>
          </table:table-cell>
          <table:table-cell table:formula="of:=SIN([.$O98])*([.T$3]-[.B$14])+COS([.$O98])*([.U$3]-[.B$15])" office:value-type="float" office:value="76.8989641098758" calcext:value-type="float">
            <text:p>76.8989641098758</text:p>
          </table:table-cell>
          <table:table-cell table:formula="of:=COS([.$O98])*([.V$3]-[.B$14])-SIN([.$O98])*([.W$3]-[.B$15])" office:value-type="float" office:value="1020.89957389192" calcext:value-type="float">
            <text:p>1020.89957389192</text:p>
          </table:table-cell>
          <table:table-cell table:formula="of:=SIN([.$O98])*([.V$3]-[.B$14])+COS([.$O98])*([.W$3]-[.B$15])" office:value-type="float" office:value="925.917955343392" calcext:value-type="float">
            <text:p>925.917955343392</text:p>
          </table:table-cell>
          <table:table-cell table:formula="of:=COS([.$O98])*([.X$3]-[.B$12]/2)-SIN([.$O98])*([.Y$3]-[.B$13]/2)" office:value-type="float" office:value="-655.625117764594" calcext:value-type="float">
            <text:p>-655.625117764594</text:p>
          </table:table-cell>
          <table:table-cell table:formula="of:=SIN([.$O98])*([.X$3]-[.B$12]/2)+COS([.$O98])*([.Y$3]-[.B$13]/2)" office:value-type="float" office:value="-304.295423817319" calcext:value-type="float">
            <text:p>-304.295423817319</text:p>
          </table:table-cell>
          <table:table-cell table:formula="of:=COS([.$O98])*([.Z$3]-[.B$12]/2)-SIN([.$O98])*([.AA$3]-[.B$13]/2)" office:value-type="float" office:value="-475.096027242254" calcext:value-type="float">
            <text:p>-475.096027242254</text:p>
          </table:table-cell>
          <table:table-cell table:formula="of:=SIN([.$O98])*([.Z$3]-[.B$12]/2)+COS([.$O98])*([.AA$3]-[.B$13]/2)" office:value-type="float" office:value="544.723567416197" calcext:value-type="float">
            <text:p>544.723567416197</text:p>
          </table:table-cell>
          <table:table-cell table:formula="of:=COS([.$O98])*([.AB$3]-[.B$12]/2)-SIN([.$O98])*([.AC$3]-[.B$13]/2)" office:value-type="float" office:value="475.096027242254" calcext:value-type="float">
            <text:p>475.096027242254</text:p>
          </table:table-cell>
          <table:table-cell table:formula="of:=SIN([.$O98])*([.AB$3]-[.B$12]/2)+COS([.$O98])*([.AC$3]-[.B$13]/2)" office:value-type="float" office:value="-544.723567416197" calcext:value-type="float">
            <text:p>-544.723567416197</text:p>
          </table:table-cell>
          <table:table-cell table:formula="of:=COS([.$O98])*([.AD$3]-[.B$12]/2)-SIN([.$O98])*([.AE$3]-[.B$13]/2)" office:value-type="float" office:value="655.625117764594" calcext:value-type="float">
            <text:p>655.625117764594</text:p>
          </table:table-cell>
          <table:table-cell table:formula="of:=SIN([.$O98])*([.AD$3]-[.B$12]/2)+COS([.$O98])*([.AE$3]-[.B$13]/2)" office:value-type="float" office:value="304.295423817319" calcext:value-type="float">
            <text:p>304.295423817319</text:p>
          </table:table-cell>
          <table:table-cell table:formula="of:=COS([.$O98])*([.AF$3]-[.B$12]/2)-SIN([.$O98])*([.AG$3]-[.B$13]/2)" office:value-type="float" office:value="-365.27445612733" calcext:value-type="float">
            <text:p>-365.27445612733</text:p>
          </table:table-cell>
          <table:table-cell table:formula="of:=SIN([.$O98])*([.AF$3]-[.B$12]/2)+COS([.$O98])*([.AG$3]-[.B$13]/2)" office:value-type="float" office:value="-621.622531526073" calcext:value-type="float">
            <text:p>-621.622531526073</text:p>
          </table:table-cell>
          <table:table-cell table:formula="of:=MIN([.X98];[.Z98];[.AB98];[.AD98])" office:value-type="float" office:value="-655.625117764594" calcext:value-type="float">
            <text:p>-655.625117764594</text:p>
          </table:table-cell>
          <table:table-cell table:formula="of:=MIN([.Y98];[.AA98];[.AC98];[.AE98])" office:value-type="float" office:value="-544.723567416197" calcext:value-type="float">
            <text:p>-544.723567416197</text:p>
          </table:table-cell>
          <table:table-cell table:formula="of:=[.AF98]-[.$AH98]" office:value-type="float" office:value="290.350661637264" calcext:value-type="float">
            <text:p>290.350661637264</text:p>
          </table:table-cell>
          <table:table-cell table:formula="of:=[.AG98]-[.$AI98]" office:value-type="float" office:value="-76.8989641098758" calcext:value-type="float">
            <text:p>-76.8989641098758</text:p>
          </table:table-cell>
          <table:table-cell table:formula="of:=[.AF$3]-[.AJ98]" office:value-type="float" office:value="59.6493383627359" calcext:value-type="float">
            <text:p>59.6493383627359</text:p>
          </table:table-cell>
          <table:table-cell table:formula="of:=[.AG$3]-[.AK98]" office:value-type="float" office:value="-173.101035890124" calcext:value-type="float">
            <text:p>-173.10103589012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4041325.jpg</text:p>
          </table:table-cell>
          <table:table-cell table:formula="of:=MID([.C99];5;4)" office:value-type="string" office:string-value="2021" calcext:value-type="string">
            <text:p>2021</text:p>
          </table:table-cell>
          <table:table-cell table:formula="of:=MID([.C99];9;2)" office:value-type="string" office:string-value="07" calcext:value-type="string">
            <text:p>07</text:p>
          </table:table-cell>
          <table:table-cell table:formula="of:=MID([.C99];11;2)" office:value-type="string" office:string-value="05" calcext:value-type="string">
            <text:p>05</text:p>
          </table:table-cell>
          <table:table-cell table:formula="of:=MID([.C99];14;2)" office:value-type="string" office:string-value="01" calcext:value-type="string">
            <text:p>01</text:p>
          </table:table-cell>
          <table:table-cell table:formula="of:=MID([.C99];16;2)" office:value-type="string" office:string-value="40" calcext:value-type="string">
            <text:p>40</text:p>
          </table:table-cell>
          <table:table-cell table:formula="of:=MID([.C99];18;2)" office:value-type="string" office:string-value="41" calcext:value-type="string">
            <text:p>41</text:p>
          </table:table-cell>
          <table:table-cell table:formula="of:=DATE([.D99];[.E99];[.F99])+TIME([.G99];[.H99];[.I99])" office:value-type="date" office:date-value="2021-07-05T01:40:41" calcext:value-type="date">
            <text:p>05/07/21 01:40:41</text:p>
          </table:table-cell>
          <table:table-cell table:formula="of:=IF([.C99]&lt;&gt;&quot;&quot;;CONCATENATE(&quot;mogrify -rotate &quot;;ROUND([.N99];3);&quot; -background black &quot;;[.C99]);&quot;&quot;)" office:value-type="string" office:string-value="mogrify -rotate -11.504 -background black IMG_20210705_014041325.jpg" calcext:value-type="string">
            <text:p>mogrify -rotate -11.504 -background black IMG_20210705_014041325.jpg</text:p>
          </table:table-cell>
          <table:table-cell table:formula="of:=IF([.C99]&lt;&gt;&quot;&quot;;CONCATENATE(&quot;mogrify -crop &quot;;ROUND([.B$22]);&quot;x&quot;;ROUND([.B$23]);&quot;+&quot;;ROUND([.B$30]+[.B$33]-[.AL99]);&quot;+&quot;;ROUND([.B$31]+[.B$34]-[.AM99]);&quot; &quot;;[.C99]);&quot;&quot;)" office:value-type="string" office:string-value="mogrify -crop 2538x1941+1521+978 IMG_20210705_014041325.jpg" calcext:value-type="string">
            <text:p>mogrify -crop 2538x1941+1521+978 IMG_20210705_014041325.jpg</text:p>
          </table:table-cell>
          <table:table-cell/>
          <table:table-cell table:formula="of:=IF([.C99]&lt;&gt;&quot;&quot;;([.J99]-[.J$3])*360*[.B$35];0)" office:value-type="float" office:value="-11.5041666658362" calcext:value-type="float">
            <text:p>-11.5041666658362</text:p>
          </table:table-cell>
          <table:table-cell table:formula="of:=[.N99]/180*PI()" office:value-type="float" office:value="-0.200785586017021" calcext:value-type="float">
            <text:p>-0.200785586017021</text:p>
          </table:table-cell>
          <table:table-cell table:formula="of:=COS([.$O99])*([.P$3]-[.B$14])-SIN([.$O99])*([.Q$3]-[.B$15])" office:value-type="float" office:value="-293.108772252724" calcext:value-type="float">
            <text:p>-293.108772252724</text:p>
          </table:table-cell>
          <table:table-cell table:formula="of:=SIN([.$O99])*([.P$3]-[.B$14])+COS([.$O99])*([.Q$3]-[.B$15])" office:value-type="float" office:value="314.781269500745" calcext:value-type="float">
            <text:p>314.781269500745</text:p>
          </table:table-cell>
          <table:table-cell table:formula="of:=COS([.$O99])*([.R$3]-[.B$14])-SIN([.$O99])*([.S$3]-[.B$15])" office:value-type="float" office:value="-119.995550114966" calcext:value-type="float">
            <text:p>-119.995550114966</text:p>
          </table:table-cell>
          <table:table-cell table:formula="of:=SIN([.$O99])*([.R$3]-[.B$14])+COS([.$O99])*([.S$3]-[.B$15])" office:value-type="float" office:value="1165.34332621447" calcext:value-type="float">
            <text:p>1165.34332621447</text:p>
          </table:table-cell>
          <table:table-cell table:formula="of:=COS([.$O99])*([.T$3]-[.B$14])-SIN([.$O99])*([.U$3]-[.B$15])" office:value-type="float" office:value="839.667423094127" calcext:value-type="float">
            <text:p>839.667423094127</text:p>
          </table:table-cell>
          <table:table-cell table:formula="of:=SIN([.$O99])*([.T$3]-[.B$14])+COS([.$O99])*([.U$3]-[.B$15])" office:value-type="float" office:value="84.2295589117493" calcext:value-type="float">
            <text:p>84.2295589117493</text:p>
          </table:table-cell>
          <table:table-cell table:formula="of:=COS([.$O99])*([.V$3]-[.B$14])-SIN([.$O99])*([.W$3]-[.B$15])" office:value-type="float" office:value="1012.78064523189" calcext:value-type="float">
            <text:p>1012.78064523189</text:p>
          </table:table-cell>
          <table:table-cell table:formula="of:=SIN([.$O99])*([.V$3]-[.B$14])+COS([.$O99])*([.W$3]-[.B$15])" office:value-type="float" office:value="934.791615625475" calcext:value-type="float">
            <text:p>934.791615625475</text:p>
          </table:table-cell>
          <table:table-cell table:formula="of:=COS([.$O99])*([.X$3]-[.B$12]/2)-SIN([.$O99])*([.Y$3]-[.B$13]/2)" office:value-type="float" office:value="-652.944708742305" calcext:value-type="float">
            <text:p>-652.944708742305</text:p>
          </table:table-cell>
          <table:table-cell table:formula="of:=SIN([.$O99])*([.X$3]-[.B$12]/2)+COS([.$O99])*([.Y$3]-[.B$13]/2)" office:value-type="float" office:value="-310.005173062365" calcext:value-type="float">
            <text:p>-310.005173062365</text:p>
          </table:table-cell>
          <table:table-cell table:formula="of:=COS([.$O99])*([.Z$3]-[.B$12]/2)-SIN([.$O99])*([.AA$3]-[.B$13]/2)" office:value-type="float" office:value="-479.831486604547" calcext:value-type="float">
            <text:p>-479.831486604547</text:p>
          </table:table-cell>
          <table:table-cell table:formula="of:=SIN([.$O99])*([.Z$3]-[.B$12]/2)+COS([.$O99])*([.AA$3]-[.B$13]/2)" office:value-type="float" office:value="540.556883651361" calcext:value-type="float">
            <text:p>540.556883651361</text:p>
          </table:table-cell>
          <table:table-cell table:formula="of:=COS([.$O99])*([.AB$3]-[.B$12]/2)-SIN([.$O99])*([.AC$3]-[.B$13]/2)" office:value-type="float" office:value="479.831486604547" calcext:value-type="float">
            <text:p>479.831486604547</text:p>
          </table:table-cell>
          <table:table-cell table:formula="of:=SIN([.$O99])*([.AB$3]-[.B$12]/2)+COS([.$O99])*([.AC$3]-[.B$13]/2)" office:value-type="float" office:value="-540.556883651361" calcext:value-type="float">
            <text:p>-540.556883651361</text:p>
          </table:table-cell>
          <table:table-cell table:formula="of:=COS([.$O99])*([.AD$3]-[.B$12]/2)-SIN([.$O99])*([.AE$3]-[.B$13]/2)" office:value-type="float" office:value="652.944708742305" calcext:value-type="float">
            <text:p>652.944708742305</text:p>
          </table:table-cell>
          <table:table-cell table:formula="of:=SIN([.$O99])*([.AD$3]-[.B$12]/2)+COS([.$O99])*([.AE$3]-[.B$13]/2)" office:value-type="float" office:value="310.005173062365" calcext:value-type="float">
            <text:p>310.005173062365</text:p>
          </table:table-cell>
          <table:table-cell table:formula="of:=COS([.$O99])*([.AF$3]-[.B$12]/2)-SIN([.$O99])*([.AG$3]-[.B$13]/2)" office:value-type="float" office:value="-359.835936489581" calcext:value-type="float">
            <text:p>-359.835936489581</text:p>
          </table:table-cell>
          <table:table-cell table:formula="of:=SIN([.$O99])*([.AF$3]-[.B$12]/2)+COS([.$O99])*([.AG$3]-[.B$13]/2)" office:value-type="float" office:value="-624.78644256311" calcext:value-type="float">
            <text:p>-624.78644256311</text:p>
          </table:table-cell>
          <table:table-cell table:formula="of:=MIN([.X99];[.Z99];[.AB99];[.AD99])" office:value-type="float" office:value="-652.944708742305" calcext:value-type="float">
            <text:p>-652.944708742305</text:p>
          </table:table-cell>
          <table:table-cell table:formula="of:=MIN([.Y99];[.AA99];[.AC99];[.AE99])" office:value-type="float" office:value="-540.556883651361" calcext:value-type="float">
            <text:p>-540.556883651361</text:p>
          </table:table-cell>
          <table:table-cell table:formula="of:=[.AF99]-[.$AH99]" office:value-type="float" office:value="293.108772252724" calcext:value-type="float">
            <text:p>293.108772252724</text:p>
          </table:table-cell>
          <table:table-cell table:formula="of:=[.AG99]-[.$AI99]" office:value-type="float" office:value="-84.2295589117495" calcext:value-type="float">
            <text:p>-84.2295589117495</text:p>
          </table:table-cell>
          <table:table-cell table:formula="of:=[.AF$3]-[.AJ99]" office:value-type="float" office:value="56.8912277472759" calcext:value-type="float">
            <text:p>56.8912277472759</text:p>
          </table:table-cell>
          <table:table-cell table:formula="of:=[.AG$3]-[.AK99]" office:value-type="float" office:value="-165.770441088251" calcext:value-type="float">
            <text:p>-165.77044108825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4241369.jpg</text:p>
          </table:table-cell>
          <table:table-cell table:formula="of:=MID([.C100];5;4)" office:value-type="string" office:string-value="2021" calcext:value-type="string">
            <text:p>2021</text:p>
          </table:table-cell>
          <table:table-cell table:formula="of:=MID([.C100];9;2)" office:value-type="string" office:string-value="07" calcext:value-type="string">
            <text:p>07</text:p>
          </table:table-cell>
          <table:table-cell table:formula="of:=MID([.C100];11;2)" office:value-type="string" office:string-value="05" calcext:value-type="string">
            <text:p>05</text:p>
          </table:table-cell>
          <table:table-cell table:formula="of:=MID([.C100];14;2)" office:value-type="string" office:string-value="01" calcext:value-type="string">
            <text:p>01</text:p>
          </table:table-cell>
          <table:table-cell table:formula="of:=MID([.C100];16;2)" office:value-type="string" office:string-value="42" calcext:value-type="string">
            <text:p>42</text:p>
          </table:table-cell>
          <table:table-cell table:formula="of:=MID([.C100];18;2)" office:value-type="string" office:string-value="41" calcext:value-type="string">
            <text:p>41</text:p>
          </table:table-cell>
          <table:table-cell table:formula="of:=DATE([.D100];[.E100];[.F100])+TIME([.G100];[.H100];[.I100])" office:value-type="date" office:date-value="2021-07-05T01:42:41" calcext:value-type="date">
            <text:p>05/07/21 01:42:41</text:p>
          </table:table-cell>
          <table:table-cell table:formula="of:=IF([.C100]&lt;&gt;&quot;&quot;;CONCATENATE(&quot;mogrify -rotate &quot;;ROUND([.N100];3);&quot; -background black &quot;;[.C100]);&quot;&quot;)" office:value-type="string" office:string-value="mogrify -rotate -11.004 -background black IMG_20210705_014241369.jpg" calcext:value-type="string">
            <text:p>mogrify -rotate -11.004 -background black IMG_20210705_014241369.jpg</text:p>
          </table:table-cell>
          <table:table-cell table:formula="of:=IF([.C100]&lt;&gt;&quot;&quot;;CONCATENATE(&quot;mogrify -crop &quot;;ROUND([.B$22]);&quot;x&quot;;ROUND([.B$23]);&quot;+&quot;;ROUND([.B$30]+[.B$33]-[.AL100]);&quot;+&quot;;ROUND([.B$31]+[.B$34]-[.AM100]);&quot; &quot;;[.C100]);&quot;&quot;)" office:value-type="string" office:string-value="mogrify -crop 2538x1941+1524+971 IMG_20210705_014241369.jpg" calcext:value-type="string">
            <text:p>mogrify -crop 2538x1941+1524+971 IMG_20210705_014241369.jpg</text:p>
          </table:table-cell>
          <table:table-cell/>
          <table:table-cell table:formula="of:=IF([.C100]&lt;&gt;&quot;&quot;;([.J100]-[.J$3])*360*[.B$35];0)" office:value-type="float" office:value="-11.0041666668258" calcext:value-type="float">
            <text:p>-11.0041666668258</text:p>
          </table:table-cell>
          <table:table-cell table:formula="of:=[.N100]/180*PI()" office:value-type="float" office:value="-0.192058939774319" calcext:value-type="float">
            <text:p>-0.192058939774319</text:p>
          </table:table-cell>
          <table:table-cell table:formula="of:=COS([.$O100])*([.P$3]-[.B$14])-SIN([.$O100])*([.Q$3]-[.B$15])" office:value-type="float" office:value="-295.844561485942" calcext:value-type="float">
            <text:p>-295.844561485942</text:p>
          </table:table-cell>
          <table:table-cell table:formula="of:=SIN([.$O100])*([.P$3]-[.B$14])+COS([.$O100])*([.Q$3]-[.B$15])" office:value-type="float" office:value="312.211459493707" calcext:value-type="float">
            <text:p>312.211459493707</text:p>
          </table:table-cell>
          <table:table-cell table:formula="of:=COS([.$O100])*([.R$3]-[.B$14])-SIN([.$O100])*([.S$3]-[.B$15])" office:value-type="float" office:value="-130.160390936001" calcext:value-type="float">
            <text:p>-130.160390936001</text:p>
          </table:table-cell>
          <table:table-cell table:formula="of:=SIN([.$O100])*([.R$3]-[.B$14])+COS([.$O100])*([.S$3]-[.B$15])" office:value-type="float" office:value="1164.25180808594" calcext:value-type="float">
            <text:p>1164.25180808594</text:p>
          </table:table-cell>
          <table:table-cell table:formula="of:=COS([.$O100])*([.T$3]-[.B$14])-SIN([.$O100])*([.U$3]-[.B$15])" office:value-type="float" office:value="838.900418897266" calcext:value-type="float">
            <text:p>838.900418897266</text:p>
          </table:table-cell>
          <table:table-cell table:formula="of:=SIN([.$O100])*([.T$3]-[.B$14])+COS([.$O100])*([.U$3]-[.B$15])" office:value-type="float" office:value="91.5537392682105" calcext:value-type="float">
            <text:p>91.5537392682105</text:p>
          </table:table-cell>
          <table:table-cell table:formula="of:=COS([.$O100])*([.V$3]-[.B$14])-SIN([.$O100])*([.W$3]-[.B$15])" office:value-type="float" office:value="1004.58458944721" calcext:value-type="float">
            <text:p>1004.58458944721</text:p>
          </table:table-cell>
          <table:table-cell table:formula="of:=SIN([.$O100])*([.V$3]-[.B$14])+COS([.$O100])*([.W$3]-[.B$15])" office:value-type="float" office:value="943.594087860446" calcext:value-type="float">
            <text:p>943.594087860446</text:p>
          </table:table-cell>
          <table:table-cell table:formula="of:=COS([.$O100])*([.X$3]-[.B$12]/2)-SIN([.$O100])*([.Y$3]-[.B$13]/2)" office:value-type="float" office:value="-650.214575466574" calcext:value-type="float">
            <text:p>-650.214575466574</text:p>
          </table:table-cell>
          <table:table-cell table:formula="of:=SIN([.$O100])*([.X$3]-[.B$12]/2)+COS([.$O100])*([.Y$3]-[.B$13]/2)" office:value-type="float" office:value="-315.691314183369" calcext:value-type="float">
            <text:p>-315.691314183369</text:p>
          </table:table-cell>
          <table:table-cell table:formula="of:=COS([.$O100])*([.Z$3]-[.B$12]/2)-SIN([.$O100])*([.AA$3]-[.B$13]/2)" office:value-type="float" office:value="-484.530404916633" calcext:value-type="float">
            <text:p>-484.530404916633</text:p>
          </table:table-cell>
          <table:table-cell table:formula="of:=SIN([.$O100])*([.Z$3]-[.B$12]/2)+COS([.$O100])*([.AA$3]-[.B$13]/2)" office:value-type="float" office:value="536.349034408866" calcext:value-type="float">
            <text:p>536.349034408866</text:p>
          </table:table-cell>
          <table:table-cell table:formula="of:=COS([.$O100])*([.AB$3]-[.B$12]/2)-SIN([.$O100])*([.AC$3]-[.B$13]/2)" office:value-type="float" office:value="484.530404916633" calcext:value-type="float">
            <text:p>484.530404916633</text:p>
          </table:table-cell>
          <table:table-cell table:formula="of:=SIN([.$O100])*([.AB$3]-[.B$12]/2)+COS([.$O100])*([.AC$3]-[.B$13]/2)" office:value-type="float" office:value="-536.349034408866" calcext:value-type="float">
            <text:p>-536.349034408866</text:p>
          </table:table-cell>
          <table:table-cell table:formula="of:=COS([.$O100])*([.AD$3]-[.B$12]/2)-SIN([.$O100])*([.AE$3]-[.B$13]/2)" office:value-type="float" office:value="650.214575466574" calcext:value-type="float">
            <text:p>650.214575466574</text:p>
          </table:table-cell>
          <table:table-cell table:formula="of:=SIN([.$O100])*([.AD$3]-[.B$12]/2)+COS([.$O100])*([.AE$3]-[.B$13]/2)" office:value-type="float" office:value="315.691314183369" calcext:value-type="float">
            <text:p>315.691314183369</text:p>
          </table:table-cell>
          <table:table-cell table:formula="of:=COS([.$O100])*([.AF$3]-[.B$12]/2)-SIN([.$O100])*([.AG$3]-[.B$13]/2)" office:value-type="float" office:value="-354.370013980633" calcext:value-type="float">
            <text:p>-354.370013980633</text:p>
          </table:table-cell>
          <table:table-cell table:formula="of:=SIN([.$O100])*([.AF$3]-[.B$12]/2)+COS([.$O100])*([.AG$3]-[.B$13]/2)" office:value-type="float" office:value="-627.902773677077" calcext:value-type="float">
            <text:p>-627.902773677077</text:p>
          </table:table-cell>
          <table:table-cell table:formula="of:=MIN([.X100];[.Z100];[.AB100];[.AD100])" office:value-type="float" office:value="-650.214575466574" calcext:value-type="float">
            <text:p>-650.214575466574</text:p>
          </table:table-cell>
          <table:table-cell table:formula="of:=MIN([.Y100];[.AA100];[.AC100];[.AE100])" office:value-type="float" office:value="-536.349034408866" calcext:value-type="float">
            <text:p>-536.349034408866</text:p>
          </table:table-cell>
          <table:table-cell table:formula="of:=[.AF100]-[.$AH100]" office:value-type="float" office:value="295.844561485941" calcext:value-type="float">
            <text:p>295.844561485941</text:p>
          </table:table-cell>
          <table:table-cell table:formula="of:=[.AG100]-[.$AI100]" office:value-type="float" office:value="-91.5537392682106" calcext:value-type="float">
            <text:p>-91.5537392682106</text:p>
          </table:table-cell>
          <table:table-cell table:formula="of:=[.AF$3]-[.AJ100]" office:value-type="float" office:value="54.1554385140585" calcext:value-type="float">
            <text:p>54.1554385140585</text:p>
          </table:table-cell>
          <table:table-cell table:formula="of:=[.AG$3]-[.AK100]" office:value-type="float" office:value="-158.446260731789" calcext:value-type="float">
            <text:p>-158.44626073178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4441428.jpg</text:p>
          </table:table-cell>
          <table:table-cell table:formula="of:=MID([.C101];5;4)" office:value-type="string" office:string-value="2021" calcext:value-type="string">
            <text:p>2021</text:p>
          </table:table-cell>
          <table:table-cell table:formula="of:=MID([.C101];9;2)" office:value-type="string" office:string-value="07" calcext:value-type="string">
            <text:p>07</text:p>
          </table:table-cell>
          <table:table-cell table:formula="of:=MID([.C101];11;2)" office:value-type="string" office:string-value="05" calcext:value-type="string">
            <text:p>05</text:p>
          </table:table-cell>
          <table:table-cell table:formula="of:=MID([.C101];14;2)" office:value-type="string" office:string-value="01" calcext:value-type="string">
            <text:p>01</text:p>
          </table:table-cell>
          <table:table-cell table:formula="of:=MID([.C101];16;2)" office:value-type="string" office:string-value="44" calcext:value-type="string">
            <text:p>44</text:p>
          </table:table-cell>
          <table:table-cell table:formula="of:=MID([.C101];18;2)" office:value-type="string" office:string-value="41" calcext:value-type="string">
            <text:p>41</text:p>
          </table:table-cell>
          <table:table-cell table:formula="of:=DATE([.D101];[.E101];[.F101])+TIME([.G101];[.H101];[.I101])" office:value-type="date" office:date-value="2021-07-05T01:44:41" calcext:value-type="date">
            <text:p>05/07/21 01:44:41</text:p>
          </table:table-cell>
          <table:table-cell table:formula="of:=IF([.C101]&lt;&gt;&quot;&quot;;CONCATENATE(&quot;mogrify -rotate &quot;;ROUND([.N101];3);&quot; -background black &quot;;[.C101]);&quot;&quot;)" office:value-type="string" office:string-value="mogrify -rotate -10.504 -background black IMG_20210705_014441428.jpg" calcext:value-type="string">
            <text:p>mogrify -rotate -10.504 -background black IMG_20210705_014441428.jpg</text:p>
          </table:table-cell>
          <table:table-cell table:formula="of:=IF([.C101]&lt;&gt;&quot;&quot;;CONCATENATE(&quot;mogrify -crop &quot;;ROUND([.B$22]);&quot;x&quot;;ROUND([.B$23]);&quot;+&quot;;ROUND([.B$30]+[.B$33]-[.AL101]);&quot;+&quot;;ROUND([.B$31]+[.B$34]-[.AM101]);&quot; &quot;;[.C101]);&quot;&quot;)" office:value-type="string" office:string-value="mogrify -crop 2538x1941+1527+964 IMG_20210705_014441428.jpg" calcext:value-type="string">
            <text:p>mogrify -crop 2538x1941+1527+964 IMG_20210705_014441428.jpg</text:p>
          </table:table-cell>
          <table:table-cell/>
          <table:table-cell table:formula="of:=IF([.C101]&lt;&gt;&quot;&quot;;([.J101]-[.J$3])*360*[.B$35];0)" office:value-type="float" office:value="-10.5041666678153" calcext:value-type="float">
            <text:p>-10.5041666678153</text:p>
          </table:table-cell>
          <table:table-cell table:formula="of:=[.N101]/180*PI()" office:value-type="float" office:value="-0.183332293531618" calcext:value-type="float">
            <text:p>-0.183332293531618</text:p>
          </table:table-cell>
          <table:table-cell table:formula="of:=COS([.$O101])*([.P$3]-[.B$14])-SIN([.$O101])*([.Q$3]-[.B$15])" office:value-type="float" office:value="-298.557821010482" calcext:value-type="float">
            <text:p>-298.557821010482</text:p>
          </table:table-cell>
          <table:table-cell table:formula="of:=SIN([.$O101])*([.P$3]-[.B$14])+COS([.$O101])*([.Q$3]-[.B$15])" office:value-type="float" office:value="309.617873375348" calcext:value-type="float">
            <text:p>309.617873375348</text:p>
          </table:table-cell>
          <table:table-cell table:formula="of:=COS([.$O101])*([.R$3]-[.B$14])-SIN([.$O101])*([.S$3]-[.B$15])" office:value-type="float" office:value="-140.315319539369" calcext:value-type="float">
            <text:p>-140.315319539369</text:p>
          </table:table-cell>
          <table:table-cell table:formula="of:=SIN([.$O101])*([.R$3]-[.B$14])+COS([.$O101])*([.S$3]-[.B$15])" office:value-type="float" office:value="1163.071627675" calcext:value-type="float">
            <text:p>1163.071627675</text:p>
          </table:table-cell>
          <table:table-cell table:formula="of:=COS([.$O101])*([.T$3]-[.B$14])-SIN([.$O101])*([.U$3]-[.B$15])" office:value-type="float" office:value="838.069529185824" calcext:value-type="float">
            <text:p>838.069529185824</text:p>
          </table:table-cell>
          <table:table-cell table:formula="of:=SIN([.$O101])*([.T$3]-[.B$14])+COS([.$O101])*([.U$3]-[.B$15])" office:value-type="float" office:value="98.8709474529894" calcext:value-type="float">
            <text:p>98.8709474529894</text:p>
          </table:table-cell>
          <table:table-cell table:formula="of:=COS([.$O101])*([.V$3]-[.B$14])-SIN([.$O101])*([.W$3]-[.B$15])" office:value-type="float" office:value="996.312030656937" calcext:value-type="float">
            <text:p>996.312030656937</text:p>
          </table:table-cell>
          <table:table-cell table:formula="of:=SIN([.$O101])*([.V$3]-[.B$14])+COS([.$O101])*([.W$3]-[.B$15])" office:value-type="float" office:value="952.324701752638" calcext:value-type="float">
            <text:p>952.324701752638</text:p>
          </table:table-cell>
          <table:table-cell table:formula="of:=COS([.$O101])*([.X$3]-[.B$12]/2)-SIN([.$O101])*([.Y$3]-[.B$13]/2)" office:value-type="float" office:value="-647.43492583371" calcext:value-type="float">
            <text:p>-647.43492583371</text:p>
          </table:table-cell>
          <table:table-cell table:formula="of:=SIN([.$O101])*([.X$3]-[.B$12]/2)+COS([.$O101])*([.Y$3]-[.B$13]/2)" office:value-type="float" office:value="-321.353414188645" calcext:value-type="float">
            <text:p>-321.353414188645</text:p>
          </table:table-cell>
          <table:table-cell table:formula="of:=COS([.$O101])*([.Z$3]-[.B$12]/2)-SIN([.$O101])*([.AA$3]-[.B$13]/2)" office:value-type="float" office:value="-489.192424362596" calcext:value-type="float">
            <text:p>-489.192424362596</text:p>
          </table:table-cell>
          <table:table-cell table:formula="of:=SIN([.$O101])*([.Z$3]-[.B$12]/2)+COS([.$O101])*([.AA$3]-[.B$13]/2)" office:value-type="float" office:value="532.100340111003" calcext:value-type="float">
            <text:p>532.100340111003</text:p>
          </table:table-cell>
          <table:table-cell table:formula="of:=COS([.$O101])*([.AB$3]-[.B$12]/2)-SIN([.$O101])*([.AC$3]-[.B$13]/2)" office:value-type="float" office:value="489.192424362596" calcext:value-type="float">
            <text:p>489.192424362596</text:p>
          </table:table-cell>
          <table:table-cell table:formula="of:=SIN([.$O101])*([.AB$3]-[.B$12]/2)+COS([.$O101])*([.AC$3]-[.B$13]/2)" office:value-type="float" office:value="-532.100340111003" calcext:value-type="float">
            <text:p>-532.100340111003</text:p>
          </table:table-cell>
          <table:table-cell table:formula="of:=COS([.$O101])*([.AD$3]-[.B$12]/2)-SIN([.$O101])*([.AE$3]-[.B$13]/2)" office:value-type="float" office:value="647.43492583371" calcext:value-type="float">
            <text:p>647.43492583371</text:p>
          </table:table-cell>
          <table:table-cell table:formula="of:=SIN([.$O101])*([.AD$3]-[.B$12]/2)+COS([.$O101])*([.AE$3]-[.B$13]/2)" office:value-type="float" office:value="321.353414188645" calcext:value-type="float">
            <text:p>321.353414188645</text:p>
          </table:table-cell>
          <table:table-cell table:formula="of:=COS([.$O101])*([.AF$3]-[.B$12]/2)-SIN([.$O101])*([.AG$3]-[.B$13]/2)" office:value-type="float" office:value="-348.877104823227" calcext:value-type="float">
            <text:p>-348.877104823227</text:p>
          </table:table-cell>
          <table:table-cell table:formula="of:=SIN([.$O101])*([.AF$3]-[.B$12]/2)+COS([.$O101])*([.AG$3]-[.B$13]/2)" office:value-type="float" office:value="-630.971287563993" calcext:value-type="float">
            <text:p>-630.971287563993</text:p>
          </table:table-cell>
          <table:table-cell table:formula="of:=MIN([.X101];[.Z101];[.AB101];[.AD101])" office:value-type="float" office:value="-647.43492583371" calcext:value-type="float">
            <text:p>-647.43492583371</text:p>
          </table:table-cell>
          <table:table-cell table:formula="of:=MIN([.Y101];[.AA101];[.AC101];[.AE101])" office:value-type="float" office:value="-532.100340111003" calcext:value-type="float">
            <text:p>-532.100340111003</text:p>
          </table:table-cell>
          <table:table-cell table:formula="of:=[.AF101]-[.$AH101]" office:value-type="float" office:value="298.557821010482" calcext:value-type="float">
            <text:p>298.557821010482</text:p>
          </table:table-cell>
          <table:table-cell table:formula="of:=[.AG101]-[.$AI101]" office:value-type="float" office:value="-98.8709474529894" calcext:value-type="float">
            <text:p>-98.8709474529894</text:p>
          </table:table-cell>
          <table:table-cell table:formula="of:=[.AF$3]-[.AJ101]" office:value-type="float" office:value="51.4421789895176" calcext:value-type="float">
            <text:p>51.4421789895176</text:p>
          </table:table-cell>
          <table:table-cell table:formula="of:=[.AG$3]-[.AK101]" office:value-type="float" office:value="-151.129052547011" calcext:value-type="float">
            <text:p>-151.12905254701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4641518.jpg</text:p>
          </table:table-cell>
          <table:table-cell table:formula="of:=MID([.C102];5;4)" office:value-type="string" office:string-value="2021" calcext:value-type="string">
            <text:p>2021</text:p>
          </table:table-cell>
          <table:table-cell table:formula="of:=MID([.C102];9;2)" office:value-type="string" office:string-value="07" calcext:value-type="string">
            <text:p>07</text:p>
          </table:table-cell>
          <table:table-cell table:formula="of:=MID([.C102];11;2)" office:value-type="string" office:string-value="05" calcext:value-type="string">
            <text:p>05</text:p>
          </table:table-cell>
          <table:table-cell table:formula="of:=MID([.C102];14;2)" office:value-type="string" office:string-value="01" calcext:value-type="string">
            <text:p>01</text:p>
          </table:table-cell>
          <table:table-cell table:formula="of:=MID([.C102];16;2)" office:value-type="string" office:string-value="46" calcext:value-type="string">
            <text:p>46</text:p>
          </table:table-cell>
          <table:table-cell table:formula="of:=MID([.C102];18;2)" office:value-type="string" office:string-value="41" calcext:value-type="string">
            <text:p>41</text:p>
          </table:table-cell>
          <table:table-cell table:formula="of:=DATE([.D102];[.E102];[.F102])+TIME([.G102];[.H102];[.I102])" office:value-type="date" office:date-value="2021-07-05T01:46:41" calcext:value-type="date">
            <text:p>05/07/21 01:46:41</text:p>
          </table:table-cell>
          <table:table-cell table:formula="of:=IF([.C102]&lt;&gt;&quot;&quot;;CONCATENATE(&quot;mogrify -rotate &quot;;ROUND([.N102];3);&quot; -background black &quot;;[.C102]);&quot;&quot;)" office:value-type="string" office:string-value="mogrify -rotate -10.004 -background black IMG_20210705_014641518.jpg" calcext:value-type="string">
            <text:p>mogrify -rotate -10.004 -background black IMG_20210705_014641518.jpg</text:p>
          </table:table-cell>
          <table:table-cell table:formula="of:=IF([.C102]&lt;&gt;&quot;&quot;;CONCATENATE(&quot;mogrify -crop &quot;;ROUND([.B$22]);&quot;x&quot;;ROUND([.B$23]);&quot;+&quot;;ROUND([.B$30]+[.B$33]-[.AL102]);&quot;+&quot;;ROUND([.B$31]+[.B$34]-[.AM102]);&quot; &quot;;[.C102]);&quot;&quot;)" office:value-type="string" office:string-value="mogrify -crop 2538x1941+1530+956 IMG_20210705_014641518.jpg" calcext:value-type="string">
            <text:p>mogrify -crop 2538x1941+1530+956 IMG_20210705_014641518.jpg</text:p>
          </table:table-cell>
          <table:table-cell/>
          <table:table-cell table:formula="of:=IF([.C102]&lt;&gt;&quot;&quot;;([.J102]-[.J$3])*360*[.B$35];0)" office:value-type="float" office:value="-10.0041666661855" calcext:value-type="float">
            <text:p>-10.0041666661855</text:p>
          </table:table-cell>
          <table:table-cell table:formula="of:=[.N102]/180*PI()" office:value-type="float" office:value="-0.174605647243201" calcext:value-type="float">
            <text:p>-0.174605647243201</text:p>
          </table:table-cell>
          <table:table-cell table:formula="of:=COS([.$O102])*([.P$3]-[.B$14])-SIN([.$O102])*([.Q$3]-[.B$15])" office:value-type="float" office:value="-301.248344215164" calcext:value-type="float">
            <text:p>-301.248344215164</text:p>
          </table:table-cell>
          <table:table-cell table:formula="of:=SIN([.$O102])*([.P$3]-[.B$14])+COS([.$O102])*([.Q$3]-[.B$15])" office:value-type="float" office:value="307.000708643517" calcext:value-type="float">
            <text:p>307.000708643517</text:p>
          </table:table-cell>
          <table:table-cell table:formula="of:=COS([.$O102])*([.R$3]-[.B$14])-SIN([.$O102])*([.S$3]-[.B$15])" office:value-type="float" office:value="-150.459562641057" calcext:value-type="float">
            <text:p>-150.459562641057</text:p>
          </table:table-cell>
          <table:table-cell table:formula="of:=SIN([.$O102])*([.R$3]-[.B$14])+COS([.$O102])*([.S$3]-[.B$15])" office:value-type="float" office:value="1161.80287485006" calcext:value-type="float">
            <text:p>1161.80287485006</text:p>
          </table:table-cell>
          <table:table-cell table:formula="of:=COS([.$O102])*([.T$3]-[.B$14])-SIN([.$O102])*([.U$3]-[.B$15])" office:value-type="float" office:value="837.174817230414" calcext:value-type="float">
            <text:p>837.174817230414</text:p>
          </table:table-cell>
          <table:table-cell table:formula="of:=SIN([.$O102])*([.T$3]-[.B$14])+COS([.$O102])*([.U$3]-[.B$15])" office:value-type="float" office:value="106.180626270627" calcext:value-type="float">
            <text:p>106.180626270627</text:p>
          </table:table-cell>
          <table:table-cell table:formula="of:=COS([.$O102])*([.V$3]-[.B$14])-SIN([.$O102])*([.W$3]-[.B$15])" office:value-type="float" office:value="987.963598804522" calcext:value-type="float">
            <text:p>987.963598804522</text:p>
          </table:table-cell>
          <table:table-cell table:formula="of:=SIN([.$O102])*([.V$3]-[.B$14])+COS([.$O102])*([.W$3]-[.B$15])" office:value-type="float" office:value="960.982792477169" calcext:value-type="float">
            <text:p>960.982792477169</text:p>
          </table:table-cell>
          <table:table-cell table:formula="of:=COS([.$O102])*([.X$3]-[.B$12]/2)-SIN([.$O102])*([.Y$3]-[.B$13]/2)" office:value-type="float" office:value="-644.605971509843" calcext:value-type="float">
            <text:p>-644.605971509843</text:p>
          </table:table-cell>
          <table:table-cell table:formula="of:=SIN([.$O102])*([.X$3]-[.B$12]/2)+COS([.$O102])*([.Y$3]-[.B$13]/2)" office:value-type="float" office:value="-326.991041916826" calcext:value-type="float">
            <text:p>-326.991041916826</text:p>
          </table:table-cell>
          <table:table-cell table:formula="of:=COS([.$O102])*([.Z$3]-[.B$12]/2)-SIN([.$O102])*([.AA$3]-[.B$13]/2)" office:value-type="float" office:value="-493.817189935735" calcext:value-type="float">
            <text:p>-493.817189935735</text:p>
          </table:table-cell>
          <table:table-cell table:formula="of:=SIN([.$O102])*([.Z$3]-[.B$12]/2)+COS([.$O102])*([.AA$3]-[.B$13]/2)" office:value-type="float" office:value="527.811124289716" calcext:value-type="float">
            <text:p>527.811124289716</text:p>
          </table:table-cell>
          <table:table-cell table:formula="of:=COS([.$O102])*([.AB$3]-[.B$12]/2)-SIN([.$O102])*([.AC$3]-[.B$13]/2)" office:value-type="float" office:value="493.817189935735" calcext:value-type="float">
            <text:p>493.817189935735</text:p>
          </table:table-cell>
          <table:table-cell table:formula="of:=SIN([.$O102])*([.AB$3]-[.B$12]/2)+COS([.$O102])*([.AC$3]-[.B$13]/2)" office:value-type="float" office:value="-527.811124289716" calcext:value-type="float">
            <text:p>-527.811124289716</text:p>
          </table:table-cell>
          <table:table-cell table:formula="of:=COS([.$O102])*([.AD$3]-[.B$12]/2)-SIN([.$O102])*([.AE$3]-[.B$13]/2)" office:value-type="float" office:value="644.605971509843" calcext:value-type="float">
            <text:p>644.605971509843</text:p>
          </table:table-cell>
          <table:table-cell table:formula="of:=SIN([.$O102])*([.AD$3]-[.B$12]/2)+COS([.$O102])*([.AE$3]-[.B$13]/2)" office:value-type="float" office:value="326.991041916826" calcext:value-type="float">
            <text:p>326.991041916826</text:p>
          </table:table-cell>
          <table:table-cell table:formula="of:=COS([.$O102])*([.AF$3]-[.B$12]/2)-SIN([.$O102])*([.AG$3]-[.B$13]/2)" office:value-type="float" office:value="-343.357627294679" calcext:value-type="float">
            <text:p>-343.357627294679</text:p>
          </table:table-cell>
          <table:table-cell table:formula="of:=SIN([.$O102])*([.AF$3]-[.B$12]/2)+COS([.$O102])*([.AG$3]-[.B$13]/2)" office:value-type="float" office:value="-633.991750560343" calcext:value-type="float">
            <text:p>-633.991750560343</text:p>
          </table:table-cell>
          <table:table-cell table:formula="of:=MIN([.X102];[.Z102];[.AB102];[.AD102])" office:value-type="float" office:value="-644.605971509843" calcext:value-type="float">
            <text:p>-644.605971509843</text:p>
          </table:table-cell>
          <table:table-cell table:formula="of:=MIN([.Y102];[.AA102];[.AC102];[.AE102])" office:value-type="float" office:value="-527.811124289716" calcext:value-type="float">
            <text:p>-527.811124289716</text:p>
          </table:table-cell>
          <table:table-cell table:formula="of:=[.AF102]-[.$AH102]" office:value-type="float" office:value="301.248344215164" calcext:value-type="float">
            <text:p>301.248344215164</text:p>
          </table:table-cell>
          <table:table-cell table:formula="of:=[.AG102]-[.$AI102]" office:value-type="float" office:value="-106.180626270627" calcext:value-type="float">
            <text:p>-106.180626270627</text:p>
          </table:table-cell>
          <table:table-cell table:formula="of:=[.AF$3]-[.AJ102]" office:value-type="float" office:value="48.7516557848356" calcext:value-type="float">
            <text:p>48.7516557848356</text:p>
          </table:table-cell>
          <table:table-cell table:formula="of:=[.AG$3]-[.AK102]" office:value-type="float" office:value="-143.819373729373" calcext:value-type="float">
            <text:p>-143.81937372937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4841543.jpg</text:p>
          </table:table-cell>
          <table:table-cell table:formula="of:=MID([.C103];5;4)" office:value-type="string" office:string-value="2021" calcext:value-type="string">
            <text:p>2021</text:p>
          </table:table-cell>
          <table:table-cell table:formula="of:=MID([.C103];9;2)" office:value-type="string" office:string-value="07" calcext:value-type="string">
            <text:p>07</text:p>
          </table:table-cell>
          <table:table-cell table:formula="of:=MID([.C103];11;2)" office:value-type="string" office:string-value="05" calcext:value-type="string">
            <text:p>05</text:p>
          </table:table-cell>
          <table:table-cell table:formula="of:=MID([.C103];14;2)" office:value-type="string" office:string-value="01" calcext:value-type="string">
            <text:p>01</text:p>
          </table:table-cell>
          <table:table-cell table:formula="of:=MID([.C103];16;2)" office:value-type="string" office:string-value="48" calcext:value-type="string">
            <text:p>48</text:p>
          </table:table-cell>
          <table:table-cell table:formula="of:=MID([.C103];18;2)" office:value-type="string" office:string-value="41" calcext:value-type="string">
            <text:p>41</text:p>
          </table:table-cell>
          <table:table-cell table:formula="of:=DATE([.D103];[.E103];[.F103])+TIME([.G103];[.H103];[.I103])" office:value-type="date" office:date-value="2021-07-05T01:48:41" calcext:value-type="date">
            <text:p>05/07/21 01:48:41</text:p>
          </table:table-cell>
          <table:table-cell table:formula="of:=IF([.C103]&lt;&gt;&quot;&quot;;CONCATENATE(&quot;mogrify -rotate &quot;;ROUND([.N103];3);&quot; -background black &quot;;[.C103]);&quot;&quot;)" office:value-type="string" office:string-value="mogrify -rotate -9.504 -background black IMG_20210705_014841543.jpg" calcext:value-type="string">
            <text:p>mogrify -rotate -9.504 -background black IMG_20210705_014841543.jpg</text:p>
          </table:table-cell>
          <table:table-cell table:formula="of:=IF([.C103]&lt;&gt;&quot;&quot;;CONCATENATE(&quot;mogrify -crop &quot;;ROUND([.B$22]);&quot;x&quot;;ROUND([.B$23]);&quot;+&quot;;ROUND([.B$30]+[.B$33]-[.AL103]);&quot;+&quot;;ROUND([.B$31]+[.B$34]-[.AM103]);&quot; &quot;;[.C103]);&quot;&quot;)" office:value-type="string" office:string-value="mogrify -crop 2538x1941+1532+949 IMG_20210705_014841543.jpg" calcext:value-type="string">
            <text:p>mogrify -crop 2538x1941+1532+949 IMG_20210705_014841543.jpg</text:p>
          </table:table-cell>
          <table:table-cell/>
          <table:table-cell table:formula="of:=IF([.C103]&lt;&gt;&quot;&quot;;([.J103]-[.J$3])*360*[.B$35];0)" office:value-type="float" office:value="-9.50416666717501" calcext:value-type="float">
            <text:p>-9.50416666717501</text:p>
          </table:table-cell>
          <table:table-cell table:formula="of:=[.N103]/180*PI()" office:value-type="float" office:value="-0.1658790010005" calcext:value-type="float">
            <text:p>-0.1658790010005</text:p>
          </table:table-cell>
          <table:table-cell table:formula="of:=COS([.$O103])*([.P$3]-[.B$14])-SIN([.$O103])*([.Q$3]-[.B$15])" office:value-type="float" office:value="-303.91592617804" calcext:value-type="float">
            <text:p>-303.91592617804</text:p>
          </table:table-cell>
          <table:table-cell table:formula="of:=SIN([.$O103])*([.P$3]-[.B$14])+COS([.$O103])*([.Q$3]-[.B$15])" office:value-type="float" office:value="304.360164632864" calcext:value-type="float">
            <text:p>304.360164632864</text:p>
          </table:table-cell>
          <table:table-cell table:formula="of:=COS([.$O103])*([.R$3]-[.B$14])-SIN([.$O103])*([.S$3]-[.B$15])" office:value-type="float" office:value="-160.592347611396" calcext:value-type="float">
            <text:p>-160.592347611396</text:p>
          </table:table-cell>
          <table:table-cell table:formula="of:=SIN([.$O103])*([.R$3]-[.B$14])+COS([.$O103])*([.S$3]-[.B$15])" office:value-type="float" office:value="1160.44564624486" calcext:value-type="float">
            <text:p>1160.44564624486</text:p>
          </table:table-cell>
          <table:table-cell table:formula="of:=COS([.$O103])*([.T$3]-[.B$14])-SIN([.$O103])*([.U$3]-[.B$15])" office:value-type="float" office:value="836.216351176191" calcext:value-type="float">
            <text:p>836.216351176191</text:p>
          </table:table-cell>
          <table:table-cell table:formula="of:=SIN([.$O103])*([.T$3]-[.B$14])+COS([.$O103])*([.U$3]-[.B$15])" office:value-type="float" office:value="113.482218984199" calcext:value-type="float">
            <text:p>113.482218984199</text:p>
          </table:table-cell>
          <table:table-cell table:formula="of:=COS([.$O103])*([.V$3]-[.B$14])-SIN([.$O103])*([.W$3]-[.B$15])" office:value-type="float" office:value="979.539929742836" calcext:value-type="float">
            <text:p>979.539929742836</text:p>
          </table:table-cell>
          <table:table-cell table:formula="of:=SIN([.$O103])*([.V$3]-[.B$14])+COS([.$O103])*([.W$3]-[.B$15])" office:value-type="float" office:value="969.567700596199" calcext:value-type="float">
            <text:p>969.567700596199</text:p>
          </table:table-cell>
          <table:table-cell table:formula="of:=COS([.$O103])*([.X$3]-[.B$12]/2)-SIN([.$O103])*([.Y$3]-[.B$13]/2)" office:value-type="float" office:value="-641.727927960438" calcext:value-type="float">
            <text:p>-641.727927960438</text:p>
          </table:table-cell>
          <table:table-cell table:formula="of:=SIN([.$O103])*([.X$3]-[.B$12]/2)+COS([.$O103])*([.Y$3]-[.B$13]/2)" office:value-type="float" office:value="-332.603767981668" calcext:value-type="float">
            <text:p>-332.603767981668</text:p>
          </table:table-cell>
          <table:table-cell table:formula="of:=COS([.$O103])*([.Z$3]-[.B$12]/2)-SIN([.$O103])*([.AA$3]-[.B$13]/2)" office:value-type="float" office:value="-498.404349393793" calcext:value-type="float">
            <text:p>-498.404349393793</text:p>
          </table:table-cell>
          <table:table-cell table:formula="of:=SIN([.$O103])*([.Z$3]-[.B$12]/2)+COS([.$O103])*([.AA$3]-[.B$13]/2)" office:value-type="float" office:value="523.481713630333" calcext:value-type="float">
            <text:p>523.481713630333</text:p>
          </table:table-cell>
          <table:table-cell table:formula="of:=COS([.$O103])*([.AB$3]-[.B$12]/2)-SIN([.$O103])*([.AC$3]-[.B$13]/2)" office:value-type="float" office:value="498.404349393793" calcext:value-type="float">
            <text:p>498.404349393793</text:p>
          </table:table-cell>
          <table:table-cell table:formula="of:=SIN([.$O103])*([.AB$3]-[.B$12]/2)+COS([.$O103])*([.AC$3]-[.B$13]/2)" office:value-type="float" office:value="-523.481713630333" calcext:value-type="float">
            <text:p>-523.481713630333</text:p>
          </table:table-cell>
          <table:table-cell table:formula="of:=COS([.$O103])*([.AD$3]-[.B$12]/2)-SIN([.$O103])*([.AE$3]-[.B$13]/2)" office:value-type="float" office:value="641.727927960438" calcext:value-type="float">
            <text:p>641.727927960438</text:p>
          </table:table-cell>
          <table:table-cell table:formula="of:=SIN([.$O103])*([.AD$3]-[.B$12]/2)+COS([.$O103])*([.AE$3]-[.B$13]/2)" office:value-type="float" office:value="332.603767981668" calcext:value-type="float">
            <text:p>332.603767981668</text:p>
          </table:table-cell>
          <table:table-cell table:formula="of:=COS([.$O103])*([.AF$3]-[.B$12]/2)-SIN([.$O103])*([.AG$3]-[.B$13]/2)" office:value-type="float" office:value="-337.812001782398" calcext:value-type="float">
            <text:p>-337.812001782398</text:p>
          </table:table-cell>
          <table:table-cell table:formula="of:=SIN([.$O103])*([.AF$3]-[.B$12]/2)+COS([.$O103])*([.AG$3]-[.B$13]/2)" office:value-type="float" office:value="-636.963932614531" calcext:value-type="float">
            <text:p>-636.963932614531</text:p>
          </table:table-cell>
          <table:table-cell table:formula="of:=MIN([.X103];[.Z103];[.AB103];[.AD103])" office:value-type="float" office:value="-641.727927960438" calcext:value-type="float">
            <text:p>-641.727927960438</text:p>
          </table:table-cell>
          <table:table-cell table:formula="of:=MIN([.Y103];[.AA103];[.AC103];[.AE103])" office:value-type="float" office:value="-523.481713630333" calcext:value-type="float">
            <text:p>-523.481713630333</text:p>
          </table:table-cell>
          <table:table-cell table:formula="of:=[.AF103]-[.$AH103]" office:value-type="float" office:value="303.91592617804" calcext:value-type="float">
            <text:p>303.91592617804</text:p>
          </table:table-cell>
          <table:table-cell table:formula="of:=[.AG103]-[.$AI103]" office:value-type="float" office:value="-113.482218984199" calcext:value-type="float">
            <text:p>-113.482218984199</text:p>
          </table:table-cell>
          <table:table-cell table:formula="of:=[.AF$3]-[.AJ103]" office:value-type="float" office:value="46.0840738219597" calcext:value-type="float">
            <text:p>46.0840738219597</text:p>
          </table:table-cell>
          <table:table-cell table:formula="of:=[.AG$3]-[.AK103]" office:value-type="float" office:value="-136.517781015801" calcext:value-type="float">
            <text:p>-136.51778101580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5041593.jpg</text:p>
          </table:table-cell>
          <table:table-cell table:formula="of:=MID([.C104];5;4)" office:value-type="string" office:string-value="2021" calcext:value-type="string">
            <text:p>2021</text:p>
          </table:table-cell>
          <table:table-cell table:formula="of:=MID([.C104];9;2)" office:value-type="string" office:string-value="07" calcext:value-type="string">
            <text:p>07</text:p>
          </table:table-cell>
          <table:table-cell table:formula="of:=MID([.C104];11;2)" office:value-type="string" office:string-value="05" calcext:value-type="string">
            <text:p>05</text:p>
          </table:table-cell>
          <table:table-cell table:formula="of:=MID([.C104];14;2)" office:value-type="string" office:string-value="01" calcext:value-type="string">
            <text:p>01</text:p>
          </table:table-cell>
          <table:table-cell table:formula="of:=MID([.C104];16;2)" office:value-type="string" office:string-value="50" calcext:value-type="string">
            <text:p>50</text:p>
          </table:table-cell>
          <table:table-cell table:formula="of:=MID([.C104];18;2)" office:value-type="string" office:string-value="41" calcext:value-type="string">
            <text:p>41</text:p>
          </table:table-cell>
          <table:table-cell table:formula="of:=DATE([.D104];[.E104];[.F104])+TIME([.G104];[.H104];[.I104])" office:value-type="date" office:date-value="2021-07-05T01:50:41" calcext:value-type="date">
            <text:p>05/07/21 01:50:41</text:p>
          </table:table-cell>
          <table:table-cell table:formula="of:=IF([.C104]&lt;&gt;&quot;&quot;;CONCATENATE(&quot;mogrify -rotate &quot;;ROUND([.N104];3);&quot; -background black &quot;;[.C104]);&quot;&quot;)" office:value-type="string" office:string-value="mogrify -rotate -9.004 -background black IMG_20210705_015041593.jpg" calcext:value-type="string">
            <text:p>mogrify -rotate -9.004 -background black IMG_20210705_015041593.jpg</text:p>
          </table:table-cell>
          <table:table-cell table:formula="of:=IF([.C104]&lt;&gt;&quot;&quot;;CONCATENATE(&quot;mogrify -crop &quot;;ROUND([.B$22]);&quot;x&quot;;ROUND([.B$23]);&quot;+&quot;;ROUND([.B$30]+[.B$33]-[.AL104]);&quot;+&quot;;ROUND([.B$31]+[.B$34]-[.AM104]);&quot; &quot;;[.C104]);&quot;&quot;)" office:value-type="string" office:string-value="mogrify -crop 2538x1941+1535+942 IMG_20210705_015041593.jpg" calcext:value-type="string">
            <text:p>mogrify -crop 2538x1941+1535+942 IMG_20210705_015041593.jpg</text:p>
          </table:table-cell>
          <table:table-cell/>
          <table:table-cell table:formula="of:=IF([.C104]&lt;&gt;&quot;&quot;;([.J104]-[.J$3])*360*[.B$35];0)" office:value-type="float" office:value="-9.0041666655452" calcext:value-type="float">
            <text:p>-9.0041666655452</text:p>
          </table:table-cell>
          <table:table-cell table:formula="of:=[.N104]/180*PI()" office:value-type="float" office:value="-0.157152354712083" calcext:value-type="float">
            <text:p>-0.157152354712083</text:p>
          </table:table-cell>
          <table:table-cell table:formula="of:=COS([.$O104])*([.P$3]-[.B$14])-SIN([.$O104])*([.Q$3]-[.B$15])" office:value-type="float" office:value="-306.560363780363" calcext:value-type="float">
            <text:p>-306.560363780363</text:p>
          </table:table-cell>
          <table:table-cell table:formula="of:=SIN([.$O104])*([.P$3]-[.B$14])+COS([.$O104])*([.Q$3]-[.B$15])" office:value-type="float" office:value="301.696442403372" calcext:value-type="float">
            <text:p>301.696442403372</text:p>
          </table:table-cell>
          <table:table-cell table:formula="of:=COS([.$O104])*([.R$3]-[.B$14])-SIN([.$O104])*([.S$3]-[.B$15])" office:value-type="float" office:value="-170.712902905739" calcext:value-type="float">
            <text:p>-170.712902905739</text:p>
          </table:table-cell>
          <table:table-cell table:formula="of:=SIN([.$O104])*([.R$3]-[.B$14])+COS([.$O104])*([.S$3]-[.B$15])" office:value-type="float" office:value="1159.00004520341" calcext:value-type="float">
            <text:p>1159.00004520341</text:p>
          </table:table-cell>
          <table:table-cell table:formula="of:=COS([.$O104])*([.T$3]-[.B$14])-SIN([.$O104])*([.U$3]-[.B$15])" office:value-type="float" office:value="835.194204004013" calcext:value-type="float">
            <text:p>835.194204004013</text:p>
          </table:table-cell>
          <table:table-cell table:formula="of:=SIN([.$O104])*([.T$3]-[.B$14])+COS([.$O104])*([.U$3]-[.B$15])" office:value-type="float" office:value="120.775169625646" calcext:value-type="float">
            <text:p>120.775169625646</text:p>
          </table:table-cell>
          <table:table-cell table:formula="of:=COS([.$O104])*([.V$3]-[.B$14])-SIN([.$O104])*([.W$3]-[.B$15])" office:value-type="float" office:value="971.041664878637" calcext:value-type="float">
            <text:p>971.041664878637</text:p>
          </table:table-cell>
          <table:table-cell table:formula="of:=SIN([.$O104])*([.V$3]-[.B$14])+COS([.$O104])*([.W$3]-[.B$15])" office:value-type="float" office:value="978.078772425679" calcext:value-type="float">
            <text:p>978.078772425679</text:p>
          </table:table-cell>
          <table:table-cell table:formula="of:=COS([.$O104])*([.X$3]-[.B$12]/2)-SIN([.$O104])*([.Y$3]-[.B$13]/2)" office:value-type="float" office:value="-638.8010143295" calcext:value-type="float">
            <text:p>-638.8010143295</text:p>
          </table:table-cell>
          <table:table-cell table:formula="of:=SIN([.$O104])*([.X$3]-[.B$12]/2)+COS([.$O104])*([.Y$3]-[.B$13]/2)" office:value-type="float" office:value="-338.191165011154" calcext:value-type="float">
            <text:p>-338.191165011154</text:p>
          </table:table-cell>
          <table:table-cell table:formula="of:=COS([.$O104])*([.Z$3]-[.B$12]/2)-SIN([.$O104])*([.AA$3]-[.B$13]/2)" office:value-type="float" office:value="-502.953553454876" calcext:value-type="float">
            <text:p>-502.953553454876</text:p>
          </table:table-cell>
          <table:table-cell table:formula="of:=SIN([.$O104])*([.Z$3]-[.B$12]/2)+COS([.$O104])*([.AA$3]-[.B$13]/2)" office:value-type="float" office:value="519.11243778888" calcext:value-type="float">
            <text:p>519.11243778888</text:p>
          </table:table-cell>
          <table:table-cell table:formula="of:=COS([.$O104])*([.AB$3]-[.B$12]/2)-SIN([.$O104])*([.AC$3]-[.B$13]/2)" office:value-type="float" office:value="502.953553454876" calcext:value-type="float">
            <text:p>502.953553454876</text:p>
          </table:table-cell>
          <table:table-cell table:formula="of:=SIN([.$O104])*([.AB$3]-[.B$12]/2)+COS([.$O104])*([.AC$3]-[.B$13]/2)" office:value-type="float" office:value="-519.11243778888" calcext:value-type="float">
            <text:p>-519.11243778888</text:p>
          </table:table-cell>
          <table:table-cell table:formula="of:=COS([.$O104])*([.AD$3]-[.B$12]/2)-SIN([.$O104])*([.AE$3]-[.B$13]/2)" office:value-type="float" office:value="638.8010143295" calcext:value-type="float">
            <text:p>638.8010143295</text:p>
          </table:table-cell>
          <table:table-cell table:formula="of:=SIN([.$O104])*([.AD$3]-[.B$12]/2)+COS([.$O104])*([.AE$3]-[.B$13]/2)" office:value-type="float" office:value="338.191165011154" calcext:value-type="float">
            <text:p>338.191165011154</text:p>
          </table:table-cell>
          <table:table-cell table:formula="of:=COS([.$O104])*([.AF$3]-[.B$12]/2)-SIN([.$O104])*([.AG$3]-[.B$13]/2)" office:value-type="float" office:value="-332.240650549137" calcext:value-type="float">
            <text:p>-332.240650549137</text:p>
          </table:table-cell>
          <table:table-cell table:formula="of:=SIN([.$O104])*([.AF$3]-[.B$12]/2)+COS([.$O104])*([.AG$3]-[.B$13]/2)" office:value-type="float" office:value="-639.887607414526" calcext:value-type="float">
            <text:p>-639.887607414526</text:p>
          </table:table-cell>
          <table:table-cell table:formula="of:=MIN([.X104];[.Z104];[.AB104];[.AD104])" office:value-type="float" office:value="-638.8010143295" calcext:value-type="float">
            <text:p>-638.8010143295</text:p>
          </table:table-cell>
          <table:table-cell table:formula="of:=MIN([.Y104];[.AA104];[.AC104];[.AE104])" office:value-type="float" office:value="-519.11243778888" calcext:value-type="float">
            <text:p>-519.11243778888</text:p>
          </table:table-cell>
          <table:table-cell table:formula="of:=[.AF104]-[.$AH104]" office:value-type="float" office:value="306.560363780363" calcext:value-type="float">
            <text:p>306.560363780363</text:p>
          </table:table-cell>
          <table:table-cell table:formula="of:=[.AG104]-[.$AI104]" office:value-type="float" office:value="-120.775169625646" calcext:value-type="float">
            <text:p>-120.775169625646</text:p>
          </table:table-cell>
          <table:table-cell table:formula="of:=[.AF$3]-[.AJ104]" office:value-type="float" office:value="43.4396362196366" calcext:value-type="float">
            <text:p>43.4396362196366</text:p>
          </table:table-cell>
          <table:table-cell table:formula="of:=[.AG$3]-[.AK104]" office:value-type="float" office:value="-129.224830374354" calcext:value-type="float">
            <text:p>-129.22483037435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5241599.jpg</text:p>
          </table:table-cell>
          <table:table-cell table:formula="of:=MID([.C105];5;4)" office:value-type="string" office:string-value="2021" calcext:value-type="string">
            <text:p>2021</text:p>
          </table:table-cell>
          <table:table-cell table:formula="of:=MID([.C105];9;2)" office:value-type="string" office:string-value="07" calcext:value-type="string">
            <text:p>07</text:p>
          </table:table-cell>
          <table:table-cell table:formula="of:=MID([.C105];11;2)" office:value-type="string" office:string-value="05" calcext:value-type="string">
            <text:p>05</text:p>
          </table:table-cell>
          <table:table-cell table:formula="of:=MID([.C105];14;2)" office:value-type="string" office:string-value="01" calcext:value-type="string">
            <text:p>01</text:p>
          </table:table-cell>
          <table:table-cell table:formula="of:=MID([.C105];16;2)" office:value-type="string" office:string-value="52" calcext:value-type="string">
            <text:p>52</text:p>
          </table:table-cell>
          <table:table-cell table:formula="of:=MID([.C105];18;2)" office:value-type="string" office:string-value="41" calcext:value-type="string">
            <text:p>41</text:p>
          </table:table-cell>
          <table:table-cell table:formula="of:=DATE([.D105];[.E105];[.F105])+TIME([.G105];[.H105];[.I105])" office:value-type="date" office:date-value="2021-07-05T01:52:41" calcext:value-type="date">
            <text:p>05/07/21 01:52:41</text:p>
          </table:table-cell>
          <table:table-cell table:formula="of:=IF([.C105]&lt;&gt;&quot;&quot;;CONCATENATE(&quot;mogrify -rotate &quot;;ROUND([.N105];3);&quot; -background black &quot;;[.C105]);&quot;&quot;)" office:value-type="string" office:string-value="mogrify -rotate -8.504 -background black IMG_20210705_015241599.jpg" calcext:value-type="string">
            <text:p>mogrify -rotate -8.504 -background black IMG_20210705_015241599.jpg</text:p>
          </table:table-cell>
          <table:table-cell table:formula="of:=IF([.C105]&lt;&gt;&quot;&quot;;CONCATENATE(&quot;mogrify -crop &quot;;ROUND([.B$22]);&quot;x&quot;;ROUND([.B$23]);&quot;+&quot;;ROUND([.B$30]+[.B$33]-[.AL105]);&quot;+&quot;;ROUND([.B$31]+[.B$34]-[.AM105]);&quot; &quot;;[.C105]);&quot;&quot;)" office:value-type="string" office:string-value="mogrify -crop 2538x1941+1538+934 IMG_20210705_015241599.jpg" calcext:value-type="string">
            <text:p>mogrify -crop 2538x1941+1538+934 IMG_20210705_015241599.jpg</text:p>
          </table:table-cell>
          <table:table-cell/>
          <table:table-cell table:formula="of:=IF([.C105]&lt;&gt;&quot;&quot;;([.J105]-[.J$3])*360*[.B$35];0)" office:value-type="float" office:value="-8.50416666653473" calcext:value-type="float">
            <text:p>-8.50416666653473</text:p>
          </table:table-cell>
          <table:table-cell table:formula="of:=[.N105]/180*PI()" office:value-type="float" office:value="-0.148425708469382" calcext:value-type="float">
            <text:p>-0.148425708469382</text:p>
          </table:table-cell>
          <table:table-cell table:formula="of:=COS([.$O105])*([.P$3]-[.B$14])-SIN([.$O105])*([.Q$3]-[.B$15])" office:value-type="float" office:value="-309.181455610266" calcext:value-type="float">
            <text:p>-309.181455610266</text:p>
          </table:table-cell>
          <table:table-cell table:formula="of:=SIN([.$O105])*([.P$3]-[.B$14])+COS([.$O105])*([.Q$3]-[.B$15])" office:value-type="float" office:value="299.009744835711" calcext:value-type="float">
            <text:p>299.009744835711</text:p>
          </table:table-cell>
          <table:table-cell table:formula="of:=COS([.$O105])*([.R$3]-[.B$14])-SIN([.$O105])*([.S$3]-[.B$15])" office:value-type="float" office:value="-180.820457698584" calcext:value-type="float">
            <text:p>-180.820457698584</text:p>
          </table:table-cell>
          <table:table-cell table:formula="of:=SIN([.$O105])*([.R$3]-[.B$14])+COS([.$O105])*([.S$3]-[.B$15])" office:value-type="float" office:value="1157.46618182894" calcext:value-type="float">
            <text:p>1157.46618182894</text:p>
          </table:table-cell>
          <table:table-cell table:formula="of:=COS([.$O105])*([.T$3]-[.B$14])-SIN([.$O105])*([.U$3]-[.B$15])" office:value-type="float" office:value="834.108453565054" calcext:value-type="float">
            <text:p>834.108453565054</text:p>
          </table:table-cell>
          <table:table-cell table:formula="of:=SIN([.$O105])*([.T$3]-[.B$14])+COS([.$O105])*([.U$3]-[.B$15])" office:value-type="float" office:value="128.058922732134" calcext:value-type="float">
            <text:p>128.058922732134</text:p>
          </table:table-cell>
          <table:table-cell table:formula="of:=COS([.$O105])*([.V$3]-[.B$14])-SIN([.$O105])*([.W$3]-[.B$15])" office:value-type="float" office:value="962.469451476736" calcext:value-type="float">
            <text:p>962.469451476736</text:p>
          </table:table-cell>
          <table:table-cell table:formula="of:=SIN([.$O105])*([.V$3]-[.B$14])+COS([.$O105])*([.W$3]-[.B$15])" office:value-type="float" office:value="986.515359725368" calcext:value-type="float">
            <text:p>986.515359725368</text:p>
          </table:table-cell>
          <table:table-cell table:formula="of:=COS([.$O105])*([.X$3]-[.B$12]/2)-SIN([.$O105])*([.Y$3]-[.B$13]/2)" office:value-type="float" office:value="-635.825453543501" calcext:value-type="float">
            <text:p>-635.825453543501</text:p>
          </table:table-cell>
          <table:table-cell table:formula="of:=SIN([.$O105])*([.X$3]-[.B$12]/2)+COS([.$O105])*([.Y$3]-[.B$13]/2)" office:value-type="float" office:value="-343.752807444828" calcext:value-type="float">
            <text:p>-343.752807444828</text:p>
          </table:table-cell>
          <table:table-cell table:formula="of:=COS([.$O105])*([.Z$3]-[.B$12]/2)-SIN([.$O105])*([.AA$3]-[.B$13]/2)" office:value-type="float" office:value="-507.464455631819" calcext:value-type="float">
            <text:p>-507.464455631819</text:p>
          </table:table-cell>
          <table:table-cell table:formula="of:=SIN([.$O105])*([.Z$3]-[.B$12]/2)+COS([.$O105])*([.AA$3]-[.B$13]/2)" office:value-type="float" office:value="514.703629548405" calcext:value-type="float">
            <text:p>514.703629548405</text:p>
          </table:table-cell>
          <table:table-cell table:formula="of:=COS([.$O105])*([.AB$3]-[.B$12]/2)-SIN([.$O105])*([.AC$3]-[.B$13]/2)" office:value-type="float" office:value="507.464455631819" calcext:value-type="float">
            <text:p>507.464455631819</text:p>
          </table:table-cell>
          <table:table-cell table:formula="of:=SIN([.$O105])*([.AB$3]-[.B$12]/2)+COS([.$O105])*([.AC$3]-[.B$13]/2)" office:value-type="float" office:value="-514.703629548405" calcext:value-type="float">
            <text:p>-514.703629548405</text:p>
          </table:table-cell>
          <table:table-cell table:formula="of:=COS([.$O105])*([.AD$3]-[.B$12]/2)-SIN([.$O105])*([.AE$3]-[.B$13]/2)" office:value-type="float" office:value="635.825453543501" calcext:value-type="float">
            <text:p>635.825453543501</text:p>
          </table:table-cell>
          <table:table-cell table:formula="of:=SIN([.$O105])*([.AD$3]-[.B$12]/2)+COS([.$O105])*([.AE$3]-[.B$13]/2)" office:value-type="float" office:value="343.752807444828" calcext:value-type="float">
            <text:p>343.752807444828</text:p>
          </table:table-cell>
          <table:table-cell table:formula="of:=COS([.$O105])*([.AF$3]-[.B$12]/2)-SIN([.$O105])*([.AG$3]-[.B$13]/2)" office:value-type="float" office:value="-326.643997933235" calcext:value-type="float">
            <text:p>-326.643997933235</text:p>
          </table:table-cell>
          <table:table-cell table:formula="of:=SIN([.$O105])*([.AF$3]-[.B$12]/2)+COS([.$O105])*([.AG$3]-[.B$13]/2)" office:value-type="float" office:value="-642.762552280539" calcext:value-type="float">
            <text:p>-642.762552280539</text:p>
          </table:table-cell>
          <table:table-cell table:formula="of:=MIN([.X105];[.Z105];[.AB105];[.AD105])" office:value-type="float" office:value="-635.825453543501" calcext:value-type="float">
            <text:p>-635.825453543501</text:p>
          </table:table-cell>
          <table:table-cell table:formula="of:=MIN([.Y105];[.AA105];[.AC105];[.AE105])" office:value-type="float" office:value="-514.703629548405" calcext:value-type="float">
            <text:p>-514.703629548405</text:p>
          </table:table-cell>
          <table:table-cell table:formula="of:=[.AF105]-[.$AH105]" office:value-type="float" office:value="309.181455610266" calcext:value-type="float">
            <text:p>309.181455610266</text:p>
          </table:table-cell>
          <table:table-cell table:formula="of:=[.AG105]-[.$AI105]" office:value-type="float" office:value="-128.058922732134" calcext:value-type="float">
            <text:p>-128.058922732134</text:p>
          </table:table-cell>
          <table:table-cell table:formula="of:=[.AF$3]-[.AJ105]" office:value-type="float" office:value="40.8185443897338" calcext:value-type="float">
            <text:p>40.8185443897338</text:p>
          </table:table-cell>
          <table:table-cell table:formula="of:=[.AG$3]-[.AK105]" office:value-type="float" office:value="-121.941077267866" calcext:value-type="float">
            <text:p>-121.9410772678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5441647.jpg</text:p>
          </table:table-cell>
          <table:table-cell table:formula="of:=MID([.C106];5;4)" office:value-type="string" office:string-value="2021" calcext:value-type="string">
            <text:p>2021</text:p>
          </table:table-cell>
          <table:table-cell table:formula="of:=MID([.C106];9;2)" office:value-type="string" office:string-value="07" calcext:value-type="string">
            <text:p>07</text:p>
          </table:table-cell>
          <table:table-cell table:formula="of:=MID([.C106];11;2)" office:value-type="string" office:string-value="05" calcext:value-type="string">
            <text:p>05</text:p>
          </table:table-cell>
          <table:table-cell table:formula="of:=MID([.C106];14;2)" office:value-type="string" office:string-value="01" calcext:value-type="string">
            <text:p>01</text:p>
          </table:table-cell>
          <table:table-cell table:formula="of:=MID([.C106];16;2)" office:value-type="string" office:string-value="54" calcext:value-type="string">
            <text:p>54</text:p>
          </table:table-cell>
          <table:table-cell table:formula="of:=MID([.C106];18;2)" office:value-type="string" office:string-value="41" calcext:value-type="string">
            <text:p>41</text:p>
          </table:table-cell>
          <table:table-cell table:formula="of:=DATE([.D106];[.E106];[.F106])+TIME([.G106];[.H106];[.I106])" office:value-type="date" office:date-value="2021-07-05T01:54:41" calcext:value-type="date">
            <text:p>05/07/21 01:54:41</text:p>
          </table:table-cell>
          <table:table-cell table:formula="of:=IF([.C106]&lt;&gt;&quot;&quot;;CONCATENATE(&quot;mogrify -rotate &quot;;ROUND([.N106];3);&quot; -background black &quot;;[.C106]);&quot;&quot;)" office:value-type="string" office:string-value="mogrify -rotate -8.004 -background black IMG_20210705_015441647.jpg" calcext:value-type="string">
            <text:p>mogrify -rotate -8.004 -background black IMG_20210705_015441647.jpg</text:p>
          </table:table-cell>
          <table:table-cell table:formula="of:=IF([.C106]&lt;&gt;&quot;&quot;;CONCATENATE(&quot;mogrify -crop &quot;;ROUND([.B$22]);&quot;x&quot;;ROUND([.B$23]);&quot;+&quot;;ROUND([.B$30]+[.B$33]-[.AL106]);&quot;+&quot;;ROUND([.B$31]+[.B$34]-[.AM106]);&quot; &quot;;[.C106]);&quot;&quot;)" office:value-type="string" office:string-value="mogrify -crop 2538x1941+1540+927 IMG_20210705_015441647.jpg" calcext:value-type="string">
            <text:p>mogrify -crop 2538x1941+1540+927 IMG_20210705_015441647.jpg</text:p>
          </table:table-cell>
          <table:table-cell/>
          <table:table-cell table:formula="of:=IF([.C106]&lt;&gt;&quot;&quot;;([.J106]-[.J$3])*360*[.B$35];0)" office:value-type="float" office:value="-8.00416666752426" calcext:value-type="float">
            <text:p>-8.00416666752426</text:p>
          </table:table-cell>
          <table:table-cell table:formula="of:=[.N106]/180*PI()" office:value-type="float" office:value="-0.139699062226681" calcext:value-type="float">
            <text:p>-0.139699062226681</text:p>
          </table:table-cell>
          <table:table-cell table:formula="of:=COS([.$O106])*([.P$3]-[.B$14])-SIN([.$O106])*([.Q$3]-[.B$15])" office:value-type="float" office:value="-311.779002075373" calcext:value-type="float">
            <text:p>-311.779002075373</text:p>
          </table:table-cell>
          <table:table-cell table:formula="of:=SIN([.$O106])*([.P$3]-[.B$14])+COS([.$O106])*([.Q$3]-[.B$15])" office:value-type="float" office:value="296.300276518407" calcext:value-type="float">
            <text:p>296.300276518407</text:p>
          </table:table-cell>
          <table:table-cell table:formula="of:=COS([.$O106])*([.R$3]-[.B$14])-SIN([.$O106])*([.S$3]-[.B$15])" office:value-type="float" office:value="-190.914242313555" calcext:value-type="float">
            <text:p>-190.914242313555</text:p>
          </table:table-cell>
          <table:table-cell table:formula="of:=SIN([.$O106])*([.R$3]-[.B$14])+COS([.$O106])*([.S$3]-[.B$15])" office:value-type="float" office:value="1155.84417292377" calcext:value-type="float">
            <text:p>1155.84417292377</text:p>
          </table:table-cell>
          <table:table-cell table:formula="of:=COS([.$O106])*([.T$3]-[.B$14])-SIN([.$O106])*([.U$3]-[.B$15])" office:value-type="float" office:value="832.959182538225" calcext:value-type="float">
            <text:p>832.959182538225</text:p>
          </table:table-cell>
          <table:table-cell table:formula="of:=SIN([.$O106])*([.T$3]-[.B$14])+COS([.$O106])*([.U$3]-[.B$15])" office:value-type="float" office:value="135.332923655895" calcext:value-type="float">
            <text:p>135.332923655895</text:p>
          </table:table-cell>
          <table:table-cell table:formula="of:=COS([.$O106])*([.V$3]-[.B$14])-SIN([.$O106])*([.W$3]-[.B$15])" office:value-type="float" office:value="953.823942300043" calcext:value-type="float">
            <text:p>953.823942300043</text:p>
          </table:table-cell>
          <table:table-cell table:formula="of:=SIN([.$O106])*([.V$3]-[.B$14])+COS([.$O106])*([.W$3]-[.B$15])" office:value-type="float" office:value="994.87682006126" calcext:value-type="float">
            <text:p>994.87682006126</text:p>
          </table:table-cell>
          <table:table-cell table:formula="of:=COS([.$O106])*([.X$3]-[.B$12]/2)-SIN([.$O106])*([.Y$3]-[.B$13]/2)" office:value-type="float" office:value="-632.801472187708" calcext:value-type="float">
            <text:p>-632.801472187708</text:p>
          </table:table-cell>
          <table:table-cell table:formula="of:=SIN([.$O106])*([.X$3]-[.B$12]/2)+COS([.$O106])*([.Y$3]-[.B$13]/2)" office:value-type="float" office:value="-349.288271771427" calcext:value-type="float">
            <text:p>-349.288271771427</text:p>
          </table:table-cell>
          <table:table-cell table:formula="of:=COS([.$O106])*([.Z$3]-[.B$12]/2)-SIN([.$O106])*([.AA$3]-[.B$13]/2)" office:value-type="float" office:value="-511.93671242589" calcext:value-type="float">
            <text:p>-511.93671242589</text:p>
          </table:table-cell>
          <table:table-cell table:formula="of:=SIN([.$O106])*([.Z$3]-[.B$12]/2)+COS([.$O106])*([.AA$3]-[.B$13]/2)" office:value-type="float" office:value="510.255624633939" calcext:value-type="float">
            <text:p>510.255624633939</text:p>
          </table:table-cell>
          <table:table-cell table:formula="of:=COS([.$O106])*([.AB$3]-[.B$12]/2)-SIN([.$O106])*([.AC$3]-[.B$13]/2)" office:value-type="float" office:value="511.93671242589" calcext:value-type="float">
            <text:p>511.93671242589</text:p>
          </table:table-cell>
          <table:table-cell table:formula="of:=SIN([.$O106])*([.AB$3]-[.B$12]/2)+COS([.$O106])*([.AC$3]-[.B$13]/2)" office:value-type="float" office:value="-510.255624633939" calcext:value-type="float">
            <text:p>-510.255624633939</text:p>
          </table:table-cell>
          <table:table-cell table:formula="of:=COS([.$O106])*([.AD$3]-[.B$12]/2)-SIN([.$O106])*([.AE$3]-[.B$13]/2)" office:value-type="float" office:value="632.801472187708" calcext:value-type="float">
            <text:p>632.801472187708</text:p>
          </table:table-cell>
          <table:table-cell table:formula="of:=SIN([.$O106])*([.AD$3]-[.B$12]/2)+COS([.$O106])*([.AE$3]-[.B$13]/2)" office:value-type="float" office:value="349.288271771427" calcext:value-type="float">
            <text:p>349.288271771427</text:p>
          </table:table-cell>
          <table:table-cell table:formula="of:=COS([.$O106])*([.AF$3]-[.B$12]/2)-SIN([.$O106])*([.AG$3]-[.B$13]/2)" office:value-type="float" office:value="-321.022470112335" calcext:value-type="float">
            <text:p>-321.022470112335</text:p>
          </table:table-cell>
          <table:table-cell table:formula="of:=SIN([.$O106])*([.AF$3]-[.B$12]/2)+COS([.$O106])*([.AG$3]-[.B$13]/2)" office:value-type="float" office:value="-645.588548289834" calcext:value-type="float">
            <text:p>-645.588548289834</text:p>
          </table:table-cell>
          <table:table-cell table:formula="of:=MIN([.X106];[.Z106];[.AB106];[.AD106])" office:value-type="float" office:value="-632.801472187708" calcext:value-type="float">
            <text:p>-632.801472187708</text:p>
          </table:table-cell>
          <table:table-cell table:formula="of:=MIN([.Y106];[.AA106];[.AC106];[.AE106])" office:value-type="float" office:value="-510.255624633939" calcext:value-type="float">
            <text:p>-510.255624633939</text:p>
          </table:table-cell>
          <table:table-cell table:formula="of:=[.AF106]-[.$AH106]" office:value-type="float" office:value="311.779002075373" calcext:value-type="float">
            <text:p>311.779002075373</text:p>
          </table:table-cell>
          <table:table-cell table:formula="of:=[.AG106]-[.$AI106]" office:value-type="float" office:value="-135.332923655895" calcext:value-type="float">
            <text:p>-135.332923655895</text:p>
          </table:table-cell>
          <table:table-cell table:formula="of:=[.AF$3]-[.AJ106]" office:value-type="float" office:value="38.2209979246271" calcext:value-type="float">
            <text:p>38.2209979246271</text:p>
          </table:table-cell>
          <table:table-cell table:formula="of:=[.AG$3]-[.AK106]" office:value-type="float" office:value="-114.667076344105" calcext:value-type="float">
            <text:p>-114.66707634410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5641748.jpg</text:p>
          </table:table-cell>
          <table:table-cell table:formula="of:=MID([.C107];5;4)" office:value-type="string" office:string-value="2021" calcext:value-type="string">
            <text:p>2021</text:p>
          </table:table-cell>
          <table:table-cell table:formula="of:=MID([.C107];9;2)" office:value-type="string" office:string-value="07" calcext:value-type="string">
            <text:p>07</text:p>
          </table:table-cell>
          <table:table-cell table:formula="of:=MID([.C107];11;2)" office:value-type="string" office:string-value="05" calcext:value-type="string">
            <text:p>05</text:p>
          </table:table-cell>
          <table:table-cell table:formula="of:=MID([.C107];14;2)" office:value-type="string" office:string-value="01" calcext:value-type="string">
            <text:p>01</text:p>
          </table:table-cell>
          <table:table-cell table:formula="of:=MID([.C107];16;2)" office:value-type="string" office:string-value="56" calcext:value-type="string">
            <text:p>56</text:p>
          </table:table-cell>
          <table:table-cell table:formula="of:=MID([.C107];18;2)" office:value-type="string" office:string-value="41" calcext:value-type="string">
            <text:p>41</text:p>
          </table:table-cell>
          <table:table-cell table:formula="of:=DATE([.D107];[.E107];[.F107])+TIME([.G107];[.H107];[.I107])" office:value-type="date" office:date-value="2021-07-05T01:56:41" calcext:value-type="date">
            <text:p>05/07/21 01:56:41</text:p>
          </table:table-cell>
          <table:table-cell table:formula="of:=IF([.C107]&lt;&gt;&quot;&quot;;CONCATENATE(&quot;mogrify -rotate &quot;;ROUND([.N107];3);&quot; -background black &quot;;[.C107]);&quot;&quot;)" office:value-type="string" office:string-value="mogrify -rotate -7.504 -background black IMG_20210705_015641748.jpg" calcext:value-type="string">
            <text:p>mogrify -rotate -7.504 -background black IMG_20210705_015641748.jpg</text:p>
          </table:table-cell>
          <table:table-cell table:formula="of:=IF([.C107]&lt;&gt;&quot;&quot;;CONCATENATE(&quot;mogrify -crop &quot;;ROUND([.B$22]);&quot;x&quot;;ROUND([.B$23]);&quot;+&quot;;ROUND([.B$30]+[.B$33]-[.AL107]);&quot;+&quot;;ROUND([.B$31]+[.B$34]-[.AM107]);&quot; &quot;;[.C107]);&quot;&quot;)" office:value-type="string" office:string-value="mogrify -crop 2538x1941+1543+920 IMG_20210705_015641748.jpg" calcext:value-type="string">
            <text:p>mogrify -crop 2538x1941+1543+920 IMG_20210705_015641748.jpg</text:p>
          </table:table-cell>
          <table:table-cell/>
          <table:table-cell table:formula="of:=IF([.C107]&lt;&gt;&quot;&quot;;([.J107]-[.J$3])*360*[.B$35];0)" office:value-type="float" office:value="-7.50416666589445" calcext:value-type="float">
            <text:p>-7.50416666589445</text:p>
          </table:table-cell>
          <table:table-cell table:formula="of:=[.N107]/180*PI()" office:value-type="float" office:value="-0.130972415938263" calcext:value-type="float">
            <text:p>-0.130972415938263</text:p>
          </table:table-cell>
          <table:table-cell table:formula="of:=COS([.$O107])*([.P$3]-[.B$14])-SIN([.$O107])*([.Q$3]-[.B$15])" office:value-type="float" office:value="-314.352805375885" calcext:value-type="float">
            <text:p>-314.352805375885</text:p>
          </table:table-cell>
          <table:table-cell table:formula="of:=SIN([.$O107])*([.P$3]-[.B$14])+COS([.$O107])*([.Q$3]-[.B$15])" office:value-type="float" office:value="293.568243773592" calcext:value-type="float">
            <text:p>293.568243773592</text:p>
          </table:table-cell>
          <table:table-cell table:formula="of:=COS([.$O107])*([.R$3]-[.B$14])-SIN([.$O107])*([.S$3]-[.B$15])" office:value-type="float" office:value="-200.99348812264" calcext:value-type="float">
            <text:p>-200.99348812264</text:p>
          </table:table-cell>
          <table:table-cell table:formula="of:=SIN([.$O107])*([.R$3]-[.B$14])+COS([.$O107])*([.S$3]-[.B$15])" office:value-type="float" office:value="1154.13414200096" calcext:value-type="float">
            <text:p>1154.13414200096</text:p>
          </table:table-cell>
          <table:table-cell table:formula="of:=COS([.$O107])*([.T$3]-[.B$14])-SIN([.$O107])*([.U$3]-[.B$15])" office:value-type="float" office:value="831.746478438445" calcext:value-type="float">
            <text:p>831.746478438445</text:p>
          </table:table-cell>
          <table:table-cell table:formula="of:=SIN([.$O107])*([.T$3]-[.B$14])+COS([.$O107])*([.U$3]-[.B$15])" office:value-type="float" office:value="142.596618491621" calcext:value-type="float">
            <text:p>142.596618491621</text:p>
          </table:table-cell>
          <table:table-cell table:formula="of:=COS([.$O107])*([.V$3]-[.B$14])-SIN([.$O107])*([.W$3]-[.B$15])" office:value-type="float" office:value="945.10579569169" calcext:value-type="float">
            <text:p>945.10579569169</text:p>
          </table:table-cell>
          <table:table-cell table:formula="of:=SIN([.$O107])*([.V$3]-[.B$14])+COS([.$O107])*([.W$3]-[.B$15])" office:value-type="float" office:value="1003.16251671899" calcext:value-type="float">
            <text:p>1003.16251671899</text:p>
          </table:table-cell>
          <table:table-cell table:formula="of:=COS([.$O107])*([.X$3]-[.B$12]/2)-SIN([.$O107])*([.Y$3]-[.B$13]/2)" office:value-type="float" office:value="-629.729300533787" calcext:value-type="float">
            <text:p>-629.729300533787</text:p>
          </table:table-cell>
          <table:table-cell table:formula="of:=SIN([.$O107])*([.X$3]-[.B$12]/2)+COS([.$O107])*([.Y$3]-[.B$13]/2)" office:value-type="float" office:value="-354.797136472699" calcext:value-type="float">
            <text:p>-354.797136472699</text:p>
          </table:table-cell>
          <table:table-cell table:formula="of:=COS([.$O107])*([.Z$3]-[.B$12]/2)-SIN([.$O107])*([.AA$3]-[.B$13]/2)" office:value-type="float" office:value="-516.369983280543" calcext:value-type="float">
            <text:p>-516.369983280543</text:p>
          </table:table-cell>
          <table:table-cell table:formula="of:=SIN([.$O107])*([.Z$3]-[.B$12]/2)+COS([.$O107])*([.AA$3]-[.B$13]/2)" office:value-type="float" office:value="505.76876175467" calcext:value-type="float">
            <text:p>505.76876175467</text:p>
          </table:table-cell>
          <table:table-cell table:formula="of:=COS([.$O107])*([.AB$3]-[.B$12]/2)-SIN([.$O107])*([.AC$3]-[.B$13]/2)" office:value-type="float" office:value="516.369983280543" calcext:value-type="float">
            <text:p>516.369983280543</text:p>
          </table:table-cell>
          <table:table-cell table:formula="of:=SIN([.$O107])*([.AB$3]-[.B$12]/2)+COS([.$O107])*([.AC$3]-[.B$13]/2)" office:value-type="float" office:value="-505.76876175467" calcext:value-type="float">
            <text:p>-505.76876175467</text:p>
          </table:table-cell>
          <table:table-cell table:formula="of:=COS([.$O107])*([.AD$3]-[.B$12]/2)-SIN([.$O107])*([.AE$3]-[.B$13]/2)" office:value-type="float" office:value="629.729300533787" calcext:value-type="float">
            <text:p>629.729300533787</text:p>
          </table:table-cell>
          <table:table-cell table:formula="of:=SIN([.$O107])*([.AD$3]-[.B$12]/2)+COS([.$O107])*([.AE$3]-[.B$13]/2)" office:value-type="float" office:value="354.797136472699" calcext:value-type="float">
            <text:p>354.797136472699</text:p>
          </table:table-cell>
          <table:table-cell table:formula="of:=COS([.$O107])*([.AF$3]-[.B$12]/2)-SIN([.$O107])*([.AG$3]-[.B$13]/2)" office:value-type="float" office:value="-315.376495157903" calcext:value-type="float">
            <text:p>-315.376495157903</text:p>
          </table:table-cell>
          <table:table-cell table:formula="of:=SIN([.$O107])*([.AF$3]-[.B$12]/2)+COS([.$O107])*([.AG$3]-[.B$13]/2)" office:value-type="float" office:value="-648.365380246291" calcext:value-type="float">
            <text:p>-648.365380246291</text:p>
          </table:table-cell>
          <table:table-cell table:formula="of:=MIN([.X107];[.Z107];[.AB107];[.AD107])" office:value-type="float" office:value="-629.729300533787" calcext:value-type="float">
            <text:p>-629.729300533787</text:p>
          </table:table-cell>
          <table:table-cell table:formula="of:=MIN([.Y107];[.AA107];[.AC107];[.AE107])" office:value-type="float" office:value="-505.76876175467" calcext:value-type="float">
            <text:p>-505.76876175467</text:p>
          </table:table-cell>
          <table:table-cell table:formula="of:=[.AF107]-[.$AH107]" office:value-type="float" office:value="314.352805375885" calcext:value-type="float">
            <text:p>314.352805375885</text:p>
          </table:table-cell>
          <table:table-cell table:formula="of:=[.AG107]-[.$AI107]" office:value-type="float" office:value="-142.596618491621" calcext:value-type="float">
            <text:p>-142.596618491621</text:p>
          </table:table-cell>
          <table:table-cell table:formula="of:=[.AF$3]-[.AJ107]" office:value-type="float" office:value="35.6471946241153" calcext:value-type="float">
            <text:p>35.6471946241153</text:p>
          </table:table-cell>
          <table:table-cell table:formula="of:=[.AG$3]-[.AK107]" office:value-type="float" office:value="-107.403381508379" calcext:value-type="float">
            <text:p>-107.40338150837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15841806.jpg</text:p>
          </table:table-cell>
          <table:table-cell table:formula="of:=MID([.C108];5;4)" office:value-type="string" office:string-value="2021" calcext:value-type="string">
            <text:p>2021</text:p>
          </table:table-cell>
          <table:table-cell table:formula="of:=MID([.C108];9;2)" office:value-type="string" office:string-value="07" calcext:value-type="string">
            <text:p>07</text:p>
          </table:table-cell>
          <table:table-cell table:formula="of:=MID([.C108];11;2)" office:value-type="string" office:string-value="05" calcext:value-type="string">
            <text:p>05</text:p>
          </table:table-cell>
          <table:table-cell table:formula="of:=MID([.C108];14;2)" office:value-type="string" office:string-value="01" calcext:value-type="string">
            <text:p>01</text:p>
          </table:table-cell>
          <table:table-cell table:formula="of:=MID([.C108];16;2)" office:value-type="string" office:string-value="58" calcext:value-type="string">
            <text:p>58</text:p>
          </table:table-cell>
          <table:table-cell table:formula="of:=MID([.C108];18;2)" office:value-type="string" office:string-value="41" calcext:value-type="string">
            <text:p>41</text:p>
          </table:table-cell>
          <table:table-cell table:formula="of:=DATE([.D108];[.E108];[.F108])+TIME([.G108];[.H108];[.I108])" office:value-type="date" office:date-value="2021-07-05T01:58:41" calcext:value-type="date">
            <text:p>05/07/21 01:58:41</text:p>
          </table:table-cell>
          <table:table-cell table:formula="of:=IF([.C108]&lt;&gt;&quot;&quot;;CONCATENATE(&quot;mogrify -rotate &quot;;ROUND([.N108];3);&quot; -background black &quot;;[.C108]);&quot;&quot;)" office:value-type="string" office:string-value="mogrify -rotate -7.004 -background black IMG_20210705_015841806.jpg" calcext:value-type="string">
            <text:p>mogrify -rotate -7.004 -background black IMG_20210705_015841806.jpg</text:p>
          </table:table-cell>
          <table:table-cell table:formula="of:=IF([.C108]&lt;&gt;&quot;&quot;;CONCATENATE(&quot;mogrify -crop &quot;;ROUND([.B$22]);&quot;x&quot;;ROUND([.B$23]);&quot;+&quot;;ROUND([.B$30]+[.B$33]-[.AL108]);&quot;+&quot;;ROUND([.B$31]+[.B$34]-[.AM108]);&quot; &quot;;[.C108]);&quot;&quot;)" office:value-type="string" office:string-value="mogrify -crop 2538x1941+1545+913 IMG_20210705_015841806.jpg" calcext:value-type="string">
            <text:p>mogrify -crop 2538x1941+1545+913 IMG_20210705_015841806.jpg</text:p>
          </table:table-cell>
          <table:table-cell/>
          <table:table-cell table:formula="of:=IF([.C108]&lt;&gt;&quot;&quot;;([.J108]-[.J$3])*360*[.B$35];0)" office:value-type="float" office:value="-7.00416666688398" calcext:value-type="float">
            <text:p>-7.00416666688398</text:p>
          </table:table-cell>
          <table:table-cell table:formula="of:=[.N108]/180*PI()" office:value-type="float" office:value="-0.122245769695562" calcext:value-type="float">
            <text:p>-0.122245769695562</text:p>
          </table:table-cell>
          <table:table-cell table:formula="of:=COS([.$O108])*([.P$3]-[.B$14])-SIN([.$O108])*([.Q$3]-[.B$15])" office:value-type="float" office:value="-316.90266947975" calcext:value-type="float">
            <text:p>-316.90266947975</text:p>
          </table:table-cell>
          <table:table-cell table:formula="of:=SIN([.$O108])*([.P$3]-[.B$14])+COS([.$O108])*([.Q$3]-[.B$15])" office:value-type="float" office:value="290.813854684759" calcext:value-type="float">
            <text:p>290.813854684759</text:p>
          </table:table-cell>
          <table:table-cell table:formula="of:=COS([.$O108])*([.R$3]-[.B$14])-SIN([.$O108])*([.S$3]-[.B$15])" office:value-type="float" office:value="-211.057427446646" calcext:value-type="float">
            <text:p>-211.057427446646</text:p>
          </table:table-cell>
          <table:table-cell table:formula="of:=SIN([.$O108])*([.R$3]-[.B$14])+COS([.$O108])*([.S$3]-[.B$15])" office:value-type="float" office:value="1152.3362193039" calcext:value-type="float">
            <text:p>1152.3362193039</text:p>
          </table:table-cell>
          <table:table-cell table:formula="of:=COS([.$O108])*([.T$3]-[.B$14])-SIN([.$O108])*([.U$3]-[.B$15])" office:value-type="float" office:value="830.470433630533" calcext:value-type="float">
            <text:p>830.470433630533</text:p>
          </table:table-cell>
          <table:table-cell table:formula="of:=SIN([.$O108])*([.T$3]-[.B$14])+COS([.$O108])*([.U$3]-[.B$15])" office:value-type="float" office:value="149.849454004727" calcext:value-type="float">
            <text:p>149.849454004727</text:p>
          </table:table-cell>
          <table:table-cell table:formula="of:=COS([.$O108])*([.V$3]-[.B$14])-SIN([.$O108])*([.W$3]-[.B$15])" office:value-type="float" office:value="936.315675663637" calcext:value-type="float">
            <text:p>936.315675663637</text:p>
          </table:table-cell>
          <table:table-cell table:formula="of:=SIN([.$O108])*([.V$3]-[.B$14])+COS([.$O108])*([.W$3]-[.B$15])" office:value-type="float" office:value="1011.37181862387" calcext:value-type="float">
            <text:p>1011.37181862387</text:p>
          </table:table-cell>
          <table:table-cell table:formula="of:=COS([.$O108])*([.X$3]-[.B$12]/2)-SIN([.$O108])*([.Y$3]-[.B$13]/2)" office:value-type="float" office:value="-626.609172571693" calcext:value-type="float">
            <text:p>-626.609172571693</text:p>
          </table:table-cell>
          <table:table-cell table:formula="of:=SIN([.$O108])*([.X$3]-[.B$12]/2)+COS([.$O108])*([.Y$3]-[.B$13]/2)" office:value-type="float" office:value="-360.278981969554" calcext:value-type="float">
            <text:p>-360.278981969554</text:p>
          </table:table-cell>
          <table:table-cell table:formula="of:=COS([.$O108])*([.Z$3]-[.B$12]/2)-SIN([.$O108])*([.AA$3]-[.B$13]/2)" office:value-type="float" office:value="-520.763930538589" calcext:value-type="float">
            <text:p>-520.763930538589</text:p>
          </table:table-cell>
          <table:table-cell table:formula="of:=SIN([.$O108])*([.Z$3]-[.B$12]/2)+COS([.$O108])*([.AA$3]-[.B$13]/2)" office:value-type="float" office:value="501.243382649586" calcext:value-type="float">
            <text:p>501.243382649586</text:p>
          </table:table-cell>
          <table:table-cell table:formula="of:=COS([.$O108])*([.AB$3]-[.B$12]/2)-SIN([.$O108])*([.AC$3]-[.B$13]/2)" office:value-type="float" office:value="520.763930538589" calcext:value-type="float">
            <text:p>520.763930538589</text:p>
          </table:table-cell>
          <table:table-cell table:formula="of:=SIN([.$O108])*([.AB$3]-[.B$12]/2)+COS([.$O108])*([.AC$3]-[.B$13]/2)" office:value-type="float" office:value="-501.243382649586" calcext:value-type="float">
            <text:p>-501.243382649586</text:p>
          </table:table-cell>
          <table:table-cell table:formula="of:=COS([.$O108])*([.AD$3]-[.B$12]/2)-SIN([.$O108])*([.AE$3]-[.B$13]/2)" office:value-type="float" office:value="626.609172571693" calcext:value-type="float">
            <text:p>626.609172571693</text:p>
          </table:table-cell>
          <table:table-cell table:formula="of:=SIN([.$O108])*([.AD$3]-[.B$12]/2)+COS([.$O108])*([.AE$3]-[.B$13]/2)" office:value-type="float" office:value="360.278981969554" calcext:value-type="float">
            <text:p>360.278981969554</text:p>
          </table:table-cell>
          <table:table-cell table:formula="of:=COS([.$O108])*([.AF$3]-[.B$12]/2)-SIN([.$O108])*([.AG$3]-[.B$13]/2)" office:value-type="float" office:value="-309.706503091943" calcext:value-type="float">
            <text:p>-309.706503091943</text:p>
          </table:table-cell>
          <table:table-cell table:formula="of:=SIN([.$O108])*([.AF$3]-[.B$12]/2)+COS([.$O108])*([.AG$3]-[.B$13]/2)" office:value-type="float" office:value="-651.092836654313" calcext:value-type="float">
            <text:p>-651.092836654313</text:p>
          </table:table-cell>
          <table:table-cell table:formula="of:=MIN([.X108];[.Z108];[.AB108];[.AD108])" office:value-type="float" office:value="-626.609172571693" calcext:value-type="float">
            <text:p>-626.609172571693</text:p>
          </table:table-cell>
          <table:table-cell table:formula="of:=MIN([.Y108];[.AA108];[.AC108];[.AE108])" office:value-type="float" office:value="-501.243382649586" calcext:value-type="float">
            <text:p>-501.243382649586</text:p>
          </table:table-cell>
          <table:table-cell table:formula="of:=[.AF108]-[.$AH108]" office:value-type="float" office:value="316.90266947975" calcext:value-type="float">
            <text:p>316.90266947975</text:p>
          </table:table-cell>
          <table:table-cell table:formula="of:=[.AG108]-[.$AI108]" office:value-type="float" office:value="-149.849454004727" calcext:value-type="float">
            <text:p>-149.849454004727</text:p>
          </table:table-cell>
          <table:table-cell table:formula="of:=[.AF$3]-[.AJ108]" office:value-type="float" office:value="33.0973305202502" calcext:value-type="float">
            <text:p>33.0973305202502</text:p>
          </table:table-cell>
          <table:table-cell table:formula="of:=[.AG$3]-[.AK108]" office:value-type="float" office:value="-100.150545995273" calcext:value-type="float">
            <text:p>-100.15054599527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0041876.jpg</text:p>
          </table:table-cell>
          <table:table-cell table:formula="of:=MID([.C109];5;4)" office:value-type="string" office:string-value="2021" calcext:value-type="string">
            <text:p>2021</text:p>
          </table:table-cell>
          <table:table-cell table:formula="of:=MID([.C109];9;2)" office:value-type="string" office:string-value="07" calcext:value-type="string">
            <text:p>07</text:p>
          </table:table-cell>
          <table:table-cell table:formula="of:=MID([.C109];11;2)" office:value-type="string" office:string-value="05" calcext:value-type="string">
            <text:p>05</text:p>
          </table:table-cell>
          <table:table-cell table:formula="of:=MID([.C109];14;2)" office:value-type="string" office:string-value="02" calcext:value-type="string">
            <text:p>02</text:p>
          </table:table-cell>
          <table:table-cell table:formula="of:=MID([.C109];16;2)" office:value-type="string" office:string-value="00" calcext:value-type="string">
            <text:p>00</text:p>
          </table:table-cell>
          <table:table-cell table:formula="of:=MID([.C109];18;2)" office:value-type="string" office:string-value="41" calcext:value-type="string">
            <text:p>41</text:p>
          </table:table-cell>
          <table:table-cell table:formula="of:=DATE([.D109];[.E109];[.F109])+TIME([.G109];[.H109];[.I109])" office:value-type="date" office:date-value="2021-07-05T02:00:41" calcext:value-type="date">
            <text:p>05/07/21 02:00:41</text:p>
          </table:table-cell>
          <table:table-cell table:formula="of:=IF([.C109]&lt;&gt;&quot;&quot;;CONCATENATE(&quot;mogrify -rotate &quot;;ROUND([.N109];3);&quot; -background black &quot;;[.C109]);&quot;&quot;)" office:value-type="string" office:string-value="mogrify -rotate -6.504 -background black IMG_20210705_020041876.jpg" calcext:value-type="string">
            <text:p>mogrify -rotate -6.504 -background black IMG_20210705_020041876.jpg</text:p>
          </table:table-cell>
          <table:table-cell table:formula="of:=IF([.C109]&lt;&gt;&quot;&quot;;CONCATENATE(&quot;mogrify -crop &quot;;ROUND([.B$22]);&quot;x&quot;;ROUND([.B$23]);&quot;+&quot;;ROUND([.B$30]+[.B$33]-[.AL109]);&quot;+&quot;;ROUND([.B$31]+[.B$34]-[.AM109]);&quot; &quot;;[.C109]);&quot;&quot;)" office:value-type="string" office:string-value="mogrify -crop 2538x1941+1548+905 IMG_20210705_020041876.jpg" calcext:value-type="string">
            <text:p>mogrify -crop 2538x1941+1548+905 IMG_20210705_020041876.jpg</text:p>
          </table:table-cell>
          <table:table-cell/>
          <table:table-cell table:formula="of:=IF([.C109]&lt;&gt;&quot;&quot;;([.J109]-[.J$3])*360*[.B$35];0)" office:value-type="float" office:value="-6.50416666787351" calcext:value-type="float">
            <text:p>-6.50416666787351</text:p>
          </table:table-cell>
          <table:table-cell table:formula="of:=[.N109]/180*PI()" office:value-type="float" office:value="-0.113519123452861" calcext:value-type="float">
            <text:p>-0.113519123452861</text:p>
          </table:table-cell>
          <table:table-cell table:formula="of:=COS([.$O109])*([.P$3]-[.B$14])-SIN([.$O109])*([.Q$3]-[.B$15])" office:value-type="float" office:value="-319.428400218491" calcext:value-type="float">
            <text:p>-319.428400218491</text:p>
          </table:table-cell>
          <table:table-cell table:formula="of:=SIN([.$O109])*([.P$3]-[.B$14])+COS([.$O109])*([.Q$3]-[.B$15])" office:value-type="float" office:value="288.037318995049" calcext:value-type="float">
            <text:p>288.037318995049</text:p>
          </table:table-cell>
          <table:table-cell table:formula="of:=COS([.$O109])*([.R$3]-[.B$14])-SIN([.$O109])*([.S$3]-[.B$15])" office:value-type="float" office:value="-221.105293930473" calcext:value-type="float">
            <text:p>-221.105293930473</text:p>
          </table:table-cell>
          <table:table-cell table:formula="of:=SIN([.$O109])*([.R$3]-[.B$14])+COS([.$O109])*([.S$3]-[.B$15])" office:value-type="float" office:value="1150.45054174263" calcext:value-type="float">
            <text:p>1150.45054174263</text:p>
          </table:table-cell>
          <table:table-cell table:formula="of:=COS([.$O109])*([.T$3]-[.B$14])-SIN([.$O109])*([.U$3]-[.B$15])" office:value-type="float" office:value="829.131145284053" calcext:value-type="float">
            <text:p>829.131145284053</text:p>
          </table:table-cell>
          <table:table-cell table:formula="of:=SIN([.$O109])*([.T$3]-[.B$14])+COS([.$O109])*([.U$3]-[.B$15])" office:value-type="float" office:value="157.09087790179" calcext:value-type="float">
            <text:p>157.09087790179</text:p>
          </table:table-cell>
          <table:table-cell table:formula="of:=COS([.$O109])*([.V$3]-[.B$14])-SIN([.$O109])*([.W$3]-[.B$15])" office:value-type="float" office:value="927.45425157207" calcext:value-type="float">
            <text:p>927.45425157207</text:p>
          </table:table-cell>
          <table:table-cell table:formula="of:=SIN([.$O109])*([.V$3]-[.B$14])+COS([.$O109])*([.W$3]-[.B$15])" office:value-type="float" office:value="1019.50410064938" calcext:value-type="float">
            <text:p>1019.50410064938</text:p>
          </table:table-cell>
          <table:table-cell table:formula="of:=COS([.$O109])*([.X$3]-[.B$12]/2)-SIN([.$O109])*([.Y$3]-[.B$13]/2)" office:value-type="float" office:value="-623.441325895281" calcext:value-type="float">
            <text:p>-623.441325895281</text:p>
          </table:table-cell>
          <table:table-cell table:formula="of:=SIN([.$O109])*([.X$3]-[.B$12]/2)+COS([.$O109])*([.Y$3]-[.B$13]/2)" office:value-type="float" office:value="-365.733390827163" calcext:value-type="float">
            <text:p>-365.733390827163</text:p>
          </table:table-cell>
          <table:table-cell table:formula="of:=COS([.$O109])*([.Z$3]-[.B$12]/2)-SIN([.$O109])*([.AA$3]-[.B$13]/2)" office:value-type="float" office:value="-525.118219607263" calcext:value-type="float">
            <text:p>-525.118219607263</text:p>
          </table:table-cell>
          <table:table-cell table:formula="of:=SIN([.$O109])*([.Z$3]-[.B$12]/2)+COS([.$O109])*([.AA$3]-[.B$13]/2)" office:value-type="float" office:value="496.679831920422" calcext:value-type="float">
            <text:p>496.679831920422</text:p>
          </table:table-cell>
          <table:table-cell table:formula="of:=COS([.$O109])*([.AB$3]-[.B$12]/2)-SIN([.$O109])*([.AC$3]-[.B$13]/2)" office:value-type="float" office:value="525.118219607263" calcext:value-type="float">
            <text:p>525.118219607263</text:p>
          </table:table-cell>
          <table:table-cell table:formula="of:=SIN([.$O109])*([.AB$3]-[.B$12]/2)+COS([.$O109])*([.AC$3]-[.B$13]/2)" office:value-type="float" office:value="-496.679831920422" calcext:value-type="float">
            <text:p>-496.679831920422</text:p>
          </table:table-cell>
          <table:table-cell table:formula="of:=COS([.$O109])*([.AD$3]-[.B$12]/2)-SIN([.$O109])*([.AE$3]-[.B$13]/2)" office:value-type="float" office:value="623.441325895281" calcext:value-type="float">
            <text:p>623.441325895281</text:p>
          </table:table-cell>
          <table:table-cell table:formula="of:=SIN([.$O109])*([.AD$3]-[.B$12]/2)+COS([.$O109])*([.AE$3]-[.B$13]/2)" office:value-type="float" office:value="365.733390827163" calcext:value-type="float">
            <text:p>365.733390827163</text:p>
          </table:table-cell>
          <table:table-cell table:formula="of:=COS([.$O109])*([.AF$3]-[.B$12]/2)-SIN([.$O109])*([.AG$3]-[.B$13]/2)" office:value-type="float" office:value="-304.01292567679" calcext:value-type="float">
            <text:p>-304.01292567679</text:p>
          </table:table-cell>
          <table:table-cell table:formula="of:=SIN([.$O109])*([.AF$3]-[.B$12]/2)+COS([.$O109])*([.AG$3]-[.B$13]/2)" office:value-type="float" office:value="-653.770709822212" calcext:value-type="float">
            <text:p>-653.770709822212</text:p>
          </table:table-cell>
          <table:table-cell table:formula="of:=MIN([.X109];[.Z109];[.AB109];[.AD109])" office:value-type="float" office:value="-623.441325895281" calcext:value-type="float">
            <text:p>-623.441325895281</text:p>
          </table:table-cell>
          <table:table-cell table:formula="of:=MIN([.Y109];[.AA109];[.AC109];[.AE109])" office:value-type="float" office:value="-496.679831920422" calcext:value-type="float">
            <text:p>-496.679831920422</text:p>
          </table:table-cell>
          <table:table-cell table:formula="of:=[.AF109]-[.$AH109]" office:value-type="float" office:value="319.428400218491" calcext:value-type="float">
            <text:p>319.428400218491</text:p>
          </table:table-cell>
          <table:table-cell table:formula="of:=[.AG109]-[.$AI109]" office:value-type="float" office:value="-157.09087790179" calcext:value-type="float">
            <text:p>-157.09087790179</text:p>
          </table:table-cell>
          <table:table-cell table:formula="of:=[.AF$3]-[.AJ109]" office:value-type="float" office:value="30.571599781509" calcext:value-type="float">
            <text:p>30.571599781509</text:p>
          </table:table-cell>
          <table:table-cell table:formula="of:=[.AG$3]-[.AK109]" office:value-type="float" office:value="-92.9091220982096" calcext:value-type="float">
            <text:p>-92.909122098209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0241895.jpg</text:p>
          </table:table-cell>
          <table:table-cell table:formula="of:=MID([.C110];5;4)" office:value-type="string" office:string-value="2021" calcext:value-type="string">
            <text:p>2021</text:p>
          </table:table-cell>
          <table:table-cell table:formula="of:=MID([.C110];9;2)" office:value-type="string" office:string-value="07" calcext:value-type="string">
            <text:p>07</text:p>
          </table:table-cell>
          <table:table-cell table:formula="of:=MID([.C110];11;2)" office:value-type="string" office:string-value="05" calcext:value-type="string">
            <text:p>05</text:p>
          </table:table-cell>
          <table:table-cell table:formula="of:=MID([.C110];14;2)" office:value-type="string" office:string-value="02" calcext:value-type="string">
            <text:p>02</text:p>
          </table:table-cell>
          <table:table-cell table:formula="of:=MID([.C110];16;2)" office:value-type="string" office:string-value="02" calcext:value-type="string">
            <text:p>02</text:p>
          </table:table-cell>
          <table:table-cell table:formula="of:=MID([.C110];18;2)" office:value-type="string" office:string-value="41" calcext:value-type="string">
            <text:p>41</text:p>
          </table:table-cell>
          <table:table-cell table:formula="of:=DATE([.D110];[.E110];[.F110])+TIME([.G110];[.H110];[.I110])" office:value-type="date" office:date-value="2021-07-05T02:02:41" calcext:value-type="date">
            <text:p>05/07/21 02:02:41</text:p>
          </table:table-cell>
          <table:table-cell table:formula="of:=IF([.C110]&lt;&gt;&quot;&quot;;CONCATENATE(&quot;mogrify -rotate &quot;;ROUND([.N110];3);&quot; -background black &quot;;[.C110]);&quot;&quot;)" office:value-type="string" office:string-value="mogrify -rotate -6.004 -background black IMG_20210705_020241895.jpg" calcext:value-type="string">
            <text:p>mogrify -rotate -6.004 -background black IMG_20210705_020241895.jpg</text:p>
          </table:table-cell>
          <table:table-cell table:formula="of:=IF([.C110]&lt;&gt;&quot;&quot;;CONCATENATE(&quot;mogrify -crop &quot;;ROUND([.B$22]);&quot;x&quot;;ROUND([.B$23]);&quot;+&quot;;ROUND([.B$30]+[.B$33]-[.AL110]);&quot;+&quot;;ROUND([.B$31]+[.B$34]-[.AM110]);&quot; &quot;;[.C110]);&quot;&quot;)" office:value-type="string" office:string-value="mogrify -crop 2538x1941+1550+898 IMG_20210705_020241895.jpg" calcext:value-type="string">
            <text:p>mogrify -crop 2538x1941+1550+898 IMG_20210705_020241895.jpg</text:p>
          </table:table-cell>
          <table:table-cell/>
          <table:table-cell table:formula="of:=IF([.C110]&lt;&gt;&quot;&quot;;([.J110]-[.J$3])*360*[.B$35];0)" office:value-type="float" office:value="-6.00416666624369" calcext:value-type="float">
            <text:p>-6.00416666624369</text:p>
          </table:table-cell>
          <table:table-cell table:formula="of:=[.N110]/180*PI()" office:value-type="float" office:value="-0.104792477164444" calcext:value-type="float">
            <text:p>-0.104792477164444</text:p>
          </table:table-cell>
          <table:table-cell table:formula="of:=COS([.$O110])*([.P$3]-[.B$14])-SIN([.$O110])*([.Q$3]-[.B$15])" office:value-type="float" office:value="-321.929805260975" calcext:value-type="float">
            <text:p>-321.929805260975</text:p>
          </table:table-cell>
          <table:table-cell table:formula="of:=SIN([.$O110])*([.P$3]-[.B$14])+COS([.$O110])*([.Q$3]-[.B$15])" office:value-type="float" office:value="285.238848133684" calcext:value-type="float">
            <text:p>285.238848133684</text:p>
          </table:table-cell>
          <table:table-cell table:formula="of:=COS([.$O110])*([.R$3]-[.B$14])-SIN([.$O110])*([.S$3]-[.B$15])" office:value-type="float" office:value="-231.136322442695" calcext:value-type="float">
            <text:p>-231.136322442695</text:p>
          </table:table-cell>
          <table:table-cell table:formula="of:=SIN([.$O110])*([.R$3]-[.B$14])+COS([.$O110])*([.S$3]-[.B$15])" office:value-type="float" office:value="1148.47725290824" calcext:value-type="float">
            <text:p>1148.47725290824</text:p>
          </table:table-cell>
          <table:table-cell table:formula="of:=COS([.$O110])*([.T$3]-[.B$14])-SIN([.$O110])*([.U$3]-[.B$15])" office:value-type="float" office:value="827.728715383485" calcext:value-type="float">
            <text:p>827.728715383485</text:p>
          </table:table-cell>
          <table:table-cell table:formula="of:=SIN([.$O110])*([.T$3]-[.B$14])+COS([.$O110])*([.U$3]-[.B$15])" office:value-type="float" office:value="164.320338758187" calcext:value-type="float">
            <text:p>164.320338758187</text:p>
          </table:table-cell>
          <table:table-cell table:formula="of:=COS([.$O110])*([.V$3]-[.B$14])-SIN([.$O110])*([.W$3]-[.B$15])" office:value-type="float" office:value="918.522198201765" calcext:value-type="float">
            <text:p>918.522198201765</text:p>
          </table:table-cell>
          <table:table-cell table:formula="of:=SIN([.$O110])*([.V$3]-[.B$14])+COS([.$O110])*([.W$3]-[.B$15])" office:value-type="float" office:value="1027.55874353275" calcext:value-type="float">
            <text:p>1027.55874353275</text:p>
          </table:table-cell>
          <table:table-cell table:formula="of:=COS([.$O110])*([.X$3]-[.B$12]/2)-SIN([.$O110])*([.Y$3]-[.B$13]/2)" office:value-type="float" office:value="-620.22600173137" calcext:value-type="float">
            <text:p>-620.22600173137</text:p>
          </table:table-cell>
          <table:table-cell table:formula="of:=SIN([.$O110])*([.X$3]-[.B$12]/2)+COS([.$O110])*([.Y$3]-[.B$13]/2)" office:value-type="float" office:value="-371.159947699531" calcext:value-type="float">
            <text:p>-371.159947699531</text:p>
          </table:table-cell>
          <table:table-cell table:formula="of:=COS([.$O110])*([.Z$3]-[.B$12]/2)-SIN([.$O110])*([.AA$3]-[.B$13]/2)" office:value-type="float" office:value="-529.43251891309" calcext:value-type="float">
            <text:p>-529.43251891309</text:p>
          </table:table-cell>
          <table:table-cell table:formula="of:=SIN([.$O110])*([.Z$3]-[.B$12]/2)+COS([.$O110])*([.AA$3]-[.B$13]/2)" office:value-type="float" office:value="492.078457075028" calcext:value-type="float">
            <text:p>492.078457075028</text:p>
          </table:table-cell>
          <table:table-cell table:formula="of:=COS([.$O110])*([.AB$3]-[.B$12]/2)-SIN([.$O110])*([.AC$3]-[.B$13]/2)" office:value-type="float" office:value="529.43251891309" calcext:value-type="float">
            <text:p>529.43251891309</text:p>
          </table:table-cell>
          <table:table-cell table:formula="of:=SIN([.$O110])*([.AB$3]-[.B$12]/2)+COS([.$O110])*([.AC$3]-[.B$13]/2)" office:value-type="float" office:value="-492.078457075028" calcext:value-type="float">
            <text:p>-492.078457075028</text:p>
          </table:table-cell>
          <table:table-cell table:formula="of:=COS([.$O110])*([.AD$3]-[.B$12]/2)-SIN([.$O110])*([.AE$3]-[.B$13]/2)" office:value-type="float" office:value="620.22600173137" calcext:value-type="float">
            <text:p>620.22600173137</text:p>
          </table:table-cell>
          <table:table-cell table:formula="of:=SIN([.$O110])*([.AD$3]-[.B$12]/2)+COS([.$O110])*([.AE$3]-[.B$13]/2)" office:value-type="float" office:value="371.159947699531" calcext:value-type="float">
            <text:p>371.159947699531</text:p>
          </table:table-cell>
          <table:table-cell table:formula="of:=COS([.$O110])*([.AF$3]-[.B$12]/2)-SIN([.$O110])*([.AG$3]-[.B$13]/2)" office:value-type="float" office:value="-298.296196470395" calcext:value-type="float">
            <text:p>-298.296196470395</text:p>
          </table:table-cell>
          <table:table-cell table:formula="of:=SIN([.$O110])*([.AF$3]-[.B$12]/2)+COS([.$O110])*([.AG$3]-[.B$13]/2)" office:value-type="float" office:value="-656.398795833216" calcext:value-type="float">
            <text:p>-656.398795833216</text:p>
          </table:table-cell>
          <table:table-cell table:formula="of:=MIN([.X110];[.Z110];[.AB110];[.AD110])" office:value-type="float" office:value="-620.22600173137" calcext:value-type="float">
            <text:p>-620.22600173137</text:p>
          </table:table-cell>
          <table:table-cell table:formula="of:=MIN([.Y110];[.AA110];[.AC110];[.AE110])" office:value-type="float" office:value="-492.078457075028" calcext:value-type="float">
            <text:p>-492.078457075028</text:p>
          </table:table-cell>
          <table:table-cell table:formula="of:=[.AF110]-[.$AH110]" office:value-type="float" office:value="321.929805260975" calcext:value-type="float">
            <text:p>321.929805260975</text:p>
          </table:table-cell>
          <table:table-cell table:formula="of:=[.AG110]-[.$AI110]" office:value-type="float" office:value="-164.320338758187" calcext:value-type="float">
            <text:p>-164.320338758187</text:p>
          </table:table-cell>
          <table:table-cell table:formula="of:=[.AF$3]-[.AJ110]" office:value-type="float" office:value="28.0701947390254" calcext:value-type="float">
            <text:p>28.0701947390254</text:p>
          </table:table-cell>
          <table:table-cell table:formula="of:=[.AG$3]-[.AK110]" office:value-type="float" office:value="-85.6796612418128" calcext:value-type="float">
            <text:p>-85.679661241812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0441945.jpg</text:p>
          </table:table-cell>
          <table:table-cell table:formula="of:=MID([.C111];5;4)" office:value-type="string" office:string-value="2021" calcext:value-type="string">
            <text:p>2021</text:p>
          </table:table-cell>
          <table:table-cell table:formula="of:=MID([.C111];9;2)" office:value-type="string" office:string-value="07" calcext:value-type="string">
            <text:p>07</text:p>
          </table:table-cell>
          <table:table-cell table:formula="of:=MID([.C111];11;2)" office:value-type="string" office:string-value="05" calcext:value-type="string">
            <text:p>05</text:p>
          </table:table-cell>
          <table:table-cell table:formula="of:=MID([.C111];14;2)" office:value-type="string" office:string-value="02" calcext:value-type="string">
            <text:p>02</text:p>
          </table:table-cell>
          <table:table-cell table:formula="of:=MID([.C111];16;2)" office:value-type="string" office:string-value="04" calcext:value-type="string">
            <text:p>04</text:p>
          </table:table-cell>
          <table:table-cell table:formula="of:=MID([.C111];18;2)" office:value-type="string" office:string-value="41" calcext:value-type="string">
            <text:p>41</text:p>
          </table:table-cell>
          <table:table-cell table:formula="of:=DATE([.D111];[.E111];[.F111])+TIME([.G111];[.H111];[.I111])" office:value-type="date" office:date-value="2021-07-05T02:04:41" calcext:value-type="date">
            <text:p>05/07/21 02:04:41</text:p>
          </table:table-cell>
          <table:table-cell table:formula="of:=IF([.C111]&lt;&gt;&quot;&quot;;CONCATENATE(&quot;mogrify -rotate &quot;;ROUND([.N111];3);&quot; -background black &quot;;[.C111]);&quot;&quot;)" office:value-type="string" office:string-value="mogrify -rotate -5.504 -background black IMG_20210705_020441945.jpg" calcext:value-type="string">
            <text:p>mogrify -rotate -5.504 -background black IMG_20210705_020441945.jpg</text:p>
          </table:table-cell>
          <table:table-cell table:formula="of:=IF([.C111]&lt;&gt;&quot;&quot;;CONCATENATE(&quot;mogrify -crop &quot;;ROUND([.B$22]);&quot;x&quot;;ROUND([.B$23]);&quot;+&quot;;ROUND([.B$30]+[.B$33]-[.AL111]);&quot;+&quot;;ROUND([.B$31]+[.B$34]-[.AM111]);&quot; &quot;;[.C111]);&quot;&quot;)" office:value-type="string" office:string-value="mogrify -crop 2538x1941+1553+891 IMG_20210705_020441945.jpg" calcext:value-type="string">
            <text:p>mogrify -crop 2538x1941+1553+891 IMG_20210705_020441945.jpg</text:p>
          </table:table-cell>
          <table:table-cell/>
          <table:table-cell table:formula="of:=IF([.C111]&lt;&gt;&quot;&quot;;([.J111]-[.J$3])*360*[.B$35];0)" office:value-type="float" office:value="-5.50416666723322" calcext:value-type="float">
            <text:p>-5.50416666723322</text:p>
          </table:table-cell>
          <table:table-cell table:formula="of:=[.N111]/180*PI()" office:value-type="float" office:value="-0.0960658309217428" calcext:value-type="float">
            <text:p>-0.096065830921743</text:p>
          </table:table-cell>
          <table:table-cell table:formula="of:=COS([.$O111])*([.P$3]-[.B$14])-SIN([.$O111])*([.Q$3]-[.B$15])" office:value-type="float" office:value="-324.406694089315" calcext:value-type="float">
            <text:p>-324.406694089315</text:p>
          </table:table-cell>
          <table:table-cell table:formula="of:=SIN([.$O111])*([.P$3]-[.B$14])+COS([.$O111])*([.Q$3]-[.B$15])" office:value-type="float" office:value="282.418655244376" calcext:value-type="float">
            <text:p>282.418655244376</text:p>
          </table:table-cell>
          <table:table-cell table:formula="of:=COS([.$O111])*([.R$3]-[.B$14])-SIN([.$O111])*([.S$3]-[.B$15])" office:value-type="float" office:value="-241.149748976557" calcext:value-type="float">
            <text:p>-241.149748976557</text:p>
          </table:table-cell>
          <table:table-cell table:formula="of:=SIN([.$O111])*([.R$3]-[.B$14])+COS([.$O111])*([.S$3]-[.B$15])" office:value-type="float" office:value="1146.41650309499" calcext:value-type="float">
            <text:p>1146.41650309499</text:p>
          </table:table-cell>
          <table:table-cell table:formula="of:=COS([.$O111])*([.T$3]-[.B$14])-SIN([.$O111])*([.U$3]-[.B$15])" office:value-type="float" office:value="826.26325074399" calcext:value-type="float">
            <text:p>826.26325074399</text:p>
          </table:table-cell>
          <table:table-cell table:formula="of:=SIN([.$O111])*([.T$3]-[.B$14])+COS([.$O111])*([.U$3]-[.B$15])" office:value-type="float" office:value="171.53728594674" calcext:value-type="float">
            <text:p>171.53728594674</text:p>
          </table:table-cell>
          <table:table-cell table:formula="of:=COS([.$O111])*([.V$3]-[.B$14])-SIN([.$O111])*([.W$3]-[.B$15])" office:value-type="float" office:value="909.520195856748" calcext:value-type="float">
            <text:p>909.520195856748</text:p>
          </table:table-cell>
          <table:table-cell table:formula="of:=SIN([.$O111])*([.V$3]-[.B$14])+COS([.$O111])*([.W$3]-[.B$15])" office:value-type="float" office:value="1035.53513379735" calcext:value-type="float">
            <text:p>1035.53513379735</text:p>
          </table:table-cell>
          <table:table-cell table:formula="of:=COS([.$O111])*([.X$3]-[.B$12]/2)-SIN([.$O111])*([.Y$3]-[.B$13]/2)" office:value-type="float" office:value="-616.963444973031" calcext:value-type="float">
            <text:p>-616.963444973031</text:p>
          </table:table-cell>
          <table:table-cell table:formula="of:=SIN([.$O111])*([.X$3]-[.B$12]/2)+COS([.$O111])*([.Y$3]-[.B$13]/2)" office:value-type="float" office:value="-376.558239276489" calcext:value-type="float">
            <text:p>-376.558239276489</text:p>
          </table:table-cell>
          <table:table-cell table:formula="of:=COS([.$O111])*([.Z$3]-[.B$12]/2)-SIN([.$O111])*([.AA$3]-[.B$13]/2)" office:value-type="float" office:value="-533.706499860274" calcext:value-type="float">
            <text:p>-533.706499860274</text:p>
          </table:table-cell>
          <table:table-cell table:formula="of:=SIN([.$O111])*([.Z$3]-[.B$12]/2)+COS([.$O111])*([.AA$3]-[.B$13]/2)" office:value-type="float" office:value="487.439608574124" calcext:value-type="float">
            <text:p>487.439608574124</text:p>
          </table:table-cell>
          <table:table-cell table:formula="of:=COS([.$O111])*([.AB$3]-[.B$12]/2)-SIN([.$O111])*([.AC$3]-[.B$13]/2)" office:value-type="float" office:value="533.706499860274" calcext:value-type="float">
            <text:p>533.706499860274</text:p>
          </table:table-cell>
          <table:table-cell table:formula="of:=SIN([.$O111])*([.AB$3]-[.B$12]/2)+COS([.$O111])*([.AC$3]-[.B$13]/2)" office:value-type="float" office:value="-487.439608574124" calcext:value-type="float">
            <text:p>-487.439608574124</text:p>
          </table:table-cell>
          <table:table-cell table:formula="of:=COS([.$O111])*([.AD$3]-[.B$12]/2)-SIN([.$O111])*([.AE$3]-[.B$13]/2)" office:value-type="float" office:value="616.963444973031" calcext:value-type="float">
            <text:p>616.963444973031</text:p>
          </table:table-cell>
          <table:table-cell table:formula="of:=SIN([.$O111])*([.AD$3]-[.B$12]/2)+COS([.$O111])*([.AE$3]-[.B$13]/2)" office:value-type="float" office:value="376.558239276489" calcext:value-type="float">
            <text:p>376.558239276489</text:p>
          </table:table-cell>
          <table:table-cell table:formula="of:=COS([.$O111])*([.AF$3]-[.B$12]/2)-SIN([.$O111])*([.AG$3]-[.B$13]/2)" office:value-type="float" office:value="-292.556750883717" calcext:value-type="float">
            <text:p>-292.556750883717</text:p>
          </table:table-cell>
          <table:table-cell table:formula="of:=SIN([.$O111])*([.AF$3]-[.B$12]/2)+COS([.$O111])*([.AG$3]-[.B$13]/2)" office:value-type="float" office:value="-658.976894520865" calcext:value-type="float">
            <text:p>-658.976894520865</text:p>
          </table:table-cell>
          <table:table-cell table:formula="of:=MIN([.X111];[.Z111];[.AB111];[.AD111])" office:value-type="float" office:value="-616.963444973031" calcext:value-type="float">
            <text:p>-616.963444973031</text:p>
          </table:table-cell>
          <table:table-cell table:formula="of:=MIN([.Y111];[.AA111];[.AC111];[.AE111])" office:value-type="float" office:value="-487.439608574124" calcext:value-type="float">
            <text:p>-487.439608574124</text:p>
          </table:table-cell>
          <table:table-cell table:formula="of:=[.AF111]-[.$AH111]" office:value-type="float" office:value="324.406694089315" calcext:value-type="float">
            <text:p>324.406694089315</text:p>
          </table:table-cell>
          <table:table-cell table:formula="of:=[.AG111]-[.$AI111]" office:value-type="float" office:value="-171.53728594674" calcext:value-type="float">
            <text:p>-171.53728594674</text:p>
          </table:table-cell>
          <table:table-cell table:formula="of:=[.AF$3]-[.AJ111]" office:value-type="float" office:value="25.5933059106852" calcext:value-type="float">
            <text:p>25.5933059106852</text:p>
          </table:table-cell>
          <table:table-cell table:formula="of:=[.AG$3]-[.AK111]" office:value-type="float" office:value="-78.4627140532597" calcext:value-type="float">
            <text:p>-78.462714053259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0642029.jpg</text:p>
          </table:table-cell>
          <table:table-cell table:formula="of:=MID([.C112];5;4)" office:value-type="string" office:string-value="2021" calcext:value-type="string">
            <text:p>2021</text:p>
          </table:table-cell>
          <table:table-cell table:formula="of:=MID([.C112];9;2)" office:value-type="string" office:string-value="07" calcext:value-type="string">
            <text:p>07</text:p>
          </table:table-cell>
          <table:table-cell table:formula="of:=MID([.C112];11;2)" office:value-type="string" office:string-value="05" calcext:value-type="string">
            <text:p>05</text:p>
          </table:table-cell>
          <table:table-cell table:formula="of:=MID([.C112];14;2)" office:value-type="string" office:string-value="02" calcext:value-type="string">
            <text:p>02</text:p>
          </table:table-cell>
          <table:table-cell table:formula="of:=MID([.C112];16;2)" office:value-type="string" office:string-value="06" calcext:value-type="string">
            <text:p>06</text:p>
          </table:table-cell>
          <table:table-cell table:formula="of:=MID([.C112];18;2)" office:value-type="string" office:string-value="42" calcext:value-type="string">
            <text:p>42</text:p>
          </table:table-cell>
          <table:table-cell table:formula="of:=DATE([.D112];[.E112];[.F112])+TIME([.G112];[.H112];[.I112])" office:value-type="date" office:date-value="2021-07-05T02:06:42" calcext:value-type="date">
            <text:p>05/07/21 02:06:42</text:p>
          </table:table-cell>
          <table:table-cell table:formula="of:=IF([.C112]&lt;&gt;&quot;&quot;;CONCATENATE(&quot;mogrify -rotate &quot;;ROUND([.N112];3);&quot; -background black &quot;;[.C112]);&quot;&quot;)" office:value-type="string" office:string-value="mogrify -rotate -5 -background black IMG_20210705_020642029.jpg" calcext:value-type="string">
            <text:p>mogrify -rotate -5 -background black IMG_20210705_020642029.jpg</text:p>
          </table:table-cell>
          <table:table-cell table:formula="of:=IF([.C112]&lt;&gt;&quot;&quot;;CONCATENATE(&quot;mogrify -crop &quot;;ROUND([.B$22]);&quot;x&quot;;ROUND([.B$23]);&quot;+&quot;;ROUND([.B$30]+[.B$33]-[.AL112]);&quot;+&quot;;ROUND([.B$31]+[.B$34]-[.AM112]);&quot; &quot;;[.C112]);&quot;&quot;)" office:value-type="string" office:string-value="mogrify -crop 2538x1941+1555+884 IMG_20210705_020642029.jpg" calcext:value-type="string">
            <text:p>mogrify -crop 2538x1941+1555+884 IMG_20210705_020642029.jpg</text:p>
          </table:table-cell>
          <table:table-cell/>
          <table:table-cell table:formula="of:=IF([.C112]&lt;&gt;&quot;&quot;;([.J112]-[.J$3])*360*[.B$35];0)" office:value-type="float" office:value="-5.00000000058208" calcext:value-type="float">
            <text:p>-5.00000000058208</text:p>
          </table:table-cell>
          <table:table-cell table:formula="of:=[.N112]/180*PI()" office:value-type="float" office:value="-0.0872664626098756" calcext:value-type="float">
            <text:p>-0.087266462609876</text:p>
          </table:table-cell>
          <table:table-cell table:formula="of:=COS([.$O112])*([.P$3]-[.B$14])-SIN([.$O112])*([.Q$3]-[.B$15])" office:value-type="float" office:value="-326.879208642356" calcext:value-type="float">
            <text:p>-326.879208642356</text:p>
          </table:table-cell>
          <table:table-cell table:formula="of:=SIN([.$O112])*([.P$3]-[.B$14])+COS([.$O112])*([.Q$3]-[.B$15])" office:value-type="float" office:value="279.553184487938" calcext:value-type="float">
            <text:p>279.553184487938</text:p>
          </table:table-cell>
          <table:table-cell table:formula="of:=COS([.$O112])*([.R$3]-[.B$14])-SIN([.$O112])*([.S$3]-[.B$15])" office:value-type="float" office:value="-251.228023928604" calcext:value-type="float">
            <text:p>-251.228023928604</text:p>
          </table:table-cell>
          <table:table-cell table:formula="of:=SIN([.$O112])*([.R$3]-[.B$14])+COS([.$O112])*([.S$3]-[.B$15])" office:value-type="float" office:value="1144.2501824308" calcext:value-type="float">
            <text:p>1144.2501824308</text:p>
          </table:table-cell>
          <table:table-cell table:formula="of:=COS([.$O112])*([.T$3]-[.B$14])-SIN([.$O112])*([.U$3]-[.B$15])" office:value-type="float" office:value="824.721862350678" calcext:value-type="float">
            <text:p>824.721862350678</text:p>
          </table:table-cell>
          <table:table-cell table:formula="of:=SIN([.$O112])*([.T$3]-[.B$14])+COS([.$O112])*([.U$3]-[.B$15])" office:value-type="float" office:value="178.801145859945" calcext:value-type="float">
            <text:p>178.801145859945</text:p>
          </table:table-cell>
          <table:table-cell table:formula="of:=COS([.$O112])*([.V$3]-[.B$14])-SIN([.$O112])*([.W$3]-[.B$15])" office:value-type="float" office:value="900.37304706443" calcext:value-type="float">
            <text:p>900.37304706443</text:p>
          </table:table-cell>
          <table:table-cell table:formula="of:=SIN([.$O112])*([.V$3]-[.B$14])+COS([.$O112])*([.W$3]-[.B$15])" office:value-type="float" office:value="1043.49814380281" calcext:value-type="float">
            <text:p>1043.49814380281</text:p>
          </table:table-cell>
          <table:table-cell table:formula="of:=COS([.$O112])*([.X$3]-[.B$12]/2)-SIN([.$O112])*([.Y$3]-[.B$13]/2)" office:value-type="float" office:value="-613.626127853393" calcext:value-type="float">
            <text:p>-613.626127853393</text:p>
          </table:table-cell>
          <table:table-cell table:formula="of:=SIN([.$O112])*([.X$3]-[.B$12]/2)+COS([.$O112])*([.Y$3]-[.B$13]/2)" office:value-type="float" office:value="-381.972479657437" calcext:value-type="float">
            <text:p>-381.972479657437</text:p>
          </table:table-cell>
          <table:table-cell table:formula="of:=COS([.$O112])*([.Z$3]-[.B$12]/2)-SIN([.$O112])*([.AA$3]-[.B$13]/2)" office:value-type="float" office:value="-537.974943139641" calcext:value-type="float">
            <text:p>-537.974943139641</text:p>
          </table:table-cell>
          <table:table-cell table:formula="of:=SIN([.$O112])*([.Z$3]-[.B$12]/2)+COS([.$O112])*([.AA$3]-[.B$13]/2)" office:value-type="float" office:value="482.724518285429" calcext:value-type="float">
            <text:p>482.724518285429</text:p>
          </table:table-cell>
          <table:table-cell table:formula="of:=COS([.$O112])*([.AB$3]-[.B$12]/2)-SIN([.$O112])*([.AC$3]-[.B$13]/2)" office:value-type="float" office:value="537.974943139641" calcext:value-type="float">
            <text:p>537.974943139641</text:p>
          </table:table-cell>
          <table:table-cell table:formula="of:=SIN([.$O112])*([.AB$3]-[.B$12]/2)+COS([.$O112])*([.AC$3]-[.B$13]/2)" office:value-type="float" office:value="-482.724518285429" calcext:value-type="float">
            <text:p>-482.724518285429</text:p>
          </table:table-cell>
          <table:table-cell table:formula="of:=COS([.$O112])*([.AD$3]-[.B$12]/2)-SIN([.$O112])*([.AE$3]-[.B$13]/2)" office:value-type="float" office:value="613.626127853393" calcext:value-type="float">
            <text:p>613.626127853393</text:p>
          </table:table-cell>
          <table:table-cell table:formula="of:=SIN([.$O112])*([.AD$3]-[.B$12]/2)+COS([.$O112])*([.AE$3]-[.B$13]/2)" office:value-type="float" office:value="381.972479657437" calcext:value-type="float">
            <text:p>381.972479657437</text:p>
          </table:table-cell>
          <table:table-cell table:formula="of:=COS([.$O112])*([.AF$3]-[.B$12]/2)-SIN([.$O112])*([.AG$3]-[.B$13]/2)" office:value-type="float" office:value="-286.746919211037" calcext:value-type="float">
            <text:p>-286.746919211037</text:p>
          </table:table-cell>
          <table:table-cell table:formula="of:=SIN([.$O112])*([.AF$3]-[.B$12]/2)+COS([.$O112])*([.AG$3]-[.B$13]/2)" office:value-type="float" office:value="-661.525664145375" calcext:value-type="float">
            <text:p>-661.525664145375</text:p>
          </table:table-cell>
          <table:table-cell table:formula="of:=MIN([.X112];[.Z112];[.AB112];[.AD112])" office:value-type="float" office:value="-613.626127853393" calcext:value-type="float">
            <text:p>-613.626127853393</text:p>
          </table:table-cell>
          <table:table-cell table:formula="of:=MIN([.Y112];[.AA112];[.AC112];[.AE112])" office:value-type="float" office:value="-482.724518285429" calcext:value-type="float">
            <text:p>-482.724518285429</text:p>
          </table:table-cell>
          <table:table-cell table:formula="of:=[.AF112]-[.$AH112]" office:value-type="float" office:value="326.879208642356" calcext:value-type="float">
            <text:p>326.879208642356</text:p>
          </table:table-cell>
          <table:table-cell table:formula="of:=[.AG112]-[.$AI112]" office:value-type="float" office:value="-178.801145859945" calcext:value-type="float">
            <text:p>-178.801145859945</text:p>
          </table:table-cell>
          <table:table-cell table:formula="of:=[.AF$3]-[.AJ112]" office:value-type="float" office:value="23.1207913576437" calcext:value-type="float">
            <text:p>23.1207913576437</text:p>
          </table:table-cell>
          <table:table-cell table:formula="of:=[.AG$3]-[.AK112]" office:value-type="float" office:value="-71.1988541400546" calcext:value-type="float">
            <text:p>-71.198854140054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0842099.jpg</text:p>
          </table:table-cell>
          <table:table-cell table:formula="of:=MID([.C113];5;4)" office:value-type="string" office:string-value="2021" calcext:value-type="string">
            <text:p>2021</text:p>
          </table:table-cell>
          <table:table-cell table:formula="of:=MID([.C113];9;2)" office:value-type="string" office:string-value="07" calcext:value-type="string">
            <text:p>07</text:p>
          </table:table-cell>
          <table:table-cell table:formula="of:=MID([.C113];11;2)" office:value-type="string" office:string-value="05" calcext:value-type="string">
            <text:p>05</text:p>
          </table:table-cell>
          <table:table-cell table:formula="of:=MID([.C113];14;2)" office:value-type="string" office:string-value="02" calcext:value-type="string">
            <text:p>02</text:p>
          </table:table-cell>
          <table:table-cell table:formula="of:=MID([.C113];16;2)" office:value-type="string" office:string-value="08" calcext:value-type="string">
            <text:p>08</text:p>
          </table:table-cell>
          <table:table-cell table:formula="of:=MID([.C113];18;2)" office:value-type="string" office:string-value="42" calcext:value-type="string">
            <text:p>42</text:p>
          </table:table-cell>
          <table:table-cell table:formula="of:=DATE([.D113];[.E113];[.F113])+TIME([.G113];[.H113];[.I113])" office:value-type="date" office:date-value="2021-07-05T02:08:42" calcext:value-type="date">
            <text:p>05/07/21 02:08:42</text:p>
          </table:table-cell>
          <table:table-cell table:formula="of:=IF([.C113]&lt;&gt;&quot;&quot;;CONCATENATE(&quot;mogrify -rotate &quot;;ROUND([.N113];3);&quot; -background black &quot;;[.C113]);&quot;&quot;)" office:value-type="string" office:string-value="mogrify -rotate -4.5 -background black IMG_20210705_020842099.jpg" calcext:value-type="string">
            <text:p>mogrify -rotate -4.5 -background black IMG_20210705_020842099.jpg</text:p>
          </table:table-cell>
          <table:table-cell table:formula="of:=IF([.C113]&lt;&gt;&quot;&quot;;CONCATENATE(&quot;mogrify -crop &quot;;ROUND([.B$22]);&quot;x&quot;;ROUND([.B$23]);&quot;+&quot;;ROUND([.B$30]+[.B$33]-[.AL113]);&quot;+&quot;;ROUND([.B$31]+[.B$34]-[.AM113]);&quot; &quot;;[.C113]);&quot;&quot;)" office:value-type="string" office:string-value="mogrify -crop 2538x1941+1558+876 IMG_20210705_020842099.jpg" calcext:value-type="string">
            <text:p>mogrify -crop 2538x1941+1558+876 IMG_20210705_020842099.jpg</text:p>
          </table:table-cell>
          <table:table-cell/>
          <table:table-cell table:formula="of:=IF([.C113]&lt;&gt;&quot;&quot;;([.J113]-[.J$3])*360*[.B$35];0)" office:value-type="float" office:value="-4.49999999895226" calcext:value-type="float">
            <text:p>-4.49999999895226</text:p>
          </table:table-cell>
          <table:table-cell table:formula="of:=[.N113]/180*PI()" office:value-type="float" office:value="-0.0785398163214584" calcext:value-type="float">
            <text:p>-0.078539816321458</text:p>
          </table:table-cell>
          <table:table-cell table:formula="of:=COS([.$O113])*([.P$3]-[.B$14])-SIN([.$O113])*([.Q$3]-[.B$15])" office:value-type="float" office:value="-329.306292879693" calcext:value-type="float">
            <text:p>-329.306292879693</text:p>
          </table:table-cell>
          <table:table-cell table:formula="of:=SIN([.$O113])*([.P$3]-[.B$14])+COS([.$O113])*([.Q$3]-[.B$15])" office:value-type="float" office:value="276.690016932006" calcext:value-type="float">
            <text:p>276.690016932006</text:p>
          </table:table-cell>
          <table:table-cell table:formula="of:=COS([.$O113])*([.R$3]-[.B$14])-SIN([.$O113])*([.S$3]-[.B$15])" office:value-type="float" office:value="-261.203797803748" calcext:value-type="float">
            <text:p>-261.203797803748</text:p>
          </table:table-cell>
          <table:table-cell table:formula="of:=SIN([.$O113])*([.R$3]-[.B$14])+COS([.$O113])*([.S$3]-[.B$15])" office:value-type="float" office:value="1142.01426261361" calcext:value-type="float">
            <text:p>1142.01426261361</text:p>
          </table:table-cell>
          <table:table-cell table:formula="of:=COS([.$O113])*([.T$3]-[.B$14])-SIN([.$O113])*([.U$3]-[.B$15])" office:value-type="float" office:value="823.130144917461" calcext:value-type="float">
            <text:p>823.130144917461</text:p>
          </table:table-cell>
          <table:table-cell table:formula="of:=SIN([.$O113])*([.T$3]-[.B$14])+COS([.$O113])*([.U$3]-[.B$15])" office:value-type="float" office:value="185.991302291691" calcext:value-type="float">
            <text:p>185.991302291691</text:p>
          </table:table-cell>
          <table:table-cell table:formula="of:=COS([.$O113])*([.V$3]-[.B$14])-SIN([.$O113])*([.W$3]-[.B$15])" office:value-type="float" office:value="891.232639993407" calcext:value-type="float">
            <text:p>891.232639993407</text:p>
          </table:table-cell>
          <table:table-cell table:formula="of:=SIN([.$O113])*([.V$3]-[.B$14])+COS([.$O113])*([.W$3]-[.B$15])" office:value-type="float" office:value="1051.31554797329" calcext:value-type="float">
            <text:p>1051.31554797329</text:p>
          </table:table-cell>
          <table:table-cell table:formula="of:=COS([.$O113])*([.X$3]-[.B$12]/2)-SIN([.$O113])*([.Y$3]-[.B$13]/2)" office:value-type="float" office:value="-610.26946643655" calcext:value-type="float">
            <text:p>-610.26946643655</text:p>
          </table:table-cell>
          <table:table-cell table:formula="of:=SIN([.$O113])*([.X$3]-[.B$12]/2)+COS([.$O113])*([.Y$3]-[.B$13]/2)" office:value-type="float" office:value="-387.312765520643" calcext:value-type="float">
            <text:p>-387.312765520643</text:p>
          </table:table-cell>
          <table:table-cell table:formula="of:=COS([.$O113])*([.Z$3]-[.B$12]/2)-SIN([.$O113])*([.AA$3]-[.B$13]/2)" office:value-type="float" office:value="-542.166971360604" calcext:value-type="float">
            <text:p>-542.166971360604</text:p>
          </table:table-cell>
          <table:table-cell table:formula="of:=SIN([.$O113])*([.Z$3]-[.B$12]/2)+COS([.$O113])*([.AA$3]-[.B$13]/2)" office:value-type="float" office:value="478.011480160958" calcext:value-type="float">
            <text:p>478.011480160958</text:p>
          </table:table-cell>
          <table:table-cell table:formula="of:=COS([.$O113])*([.AB$3]-[.B$12]/2)-SIN([.$O113])*([.AC$3]-[.B$13]/2)" office:value-type="float" office:value="542.166971360604" calcext:value-type="float">
            <text:p>542.166971360604</text:p>
          </table:table-cell>
          <table:table-cell table:formula="of:=SIN([.$O113])*([.AB$3]-[.B$12]/2)+COS([.$O113])*([.AC$3]-[.B$13]/2)" office:value-type="float" office:value="-478.011480160958" calcext:value-type="float">
            <text:p>-478.011480160958</text:p>
          </table:table-cell>
          <table:table-cell table:formula="of:=COS([.$O113])*([.AD$3]-[.B$12]/2)-SIN([.$O113])*([.AE$3]-[.B$13]/2)" office:value-type="float" office:value="610.26946643655" calcext:value-type="float">
            <text:p>610.26946643655</text:p>
          </table:table-cell>
          <table:table-cell table:formula="of:=SIN([.$O113])*([.AD$3]-[.B$12]/2)+COS([.$O113])*([.AE$3]-[.B$13]/2)" office:value-type="float" office:value="387.312765520643" calcext:value-type="float">
            <text:p>387.312765520643</text:p>
          </table:table-cell>
          <table:table-cell table:formula="of:=COS([.$O113])*([.AF$3]-[.B$12]/2)-SIN([.$O113])*([.AG$3]-[.B$13]/2)" office:value-type="float" office:value="-280.963173556857" calcext:value-type="float">
            <text:p>-280.963173556857</text:p>
          </table:table-cell>
          <table:table-cell table:formula="of:=SIN([.$O113])*([.AF$3]-[.B$12]/2)+COS([.$O113])*([.AG$3]-[.B$13]/2)" office:value-type="float" office:value="-664.002782452649" calcext:value-type="float">
            <text:p>-664.002782452649</text:p>
          </table:table-cell>
          <table:table-cell table:formula="of:=MIN([.X113];[.Z113];[.AB113];[.AD113])" office:value-type="float" office:value="-610.26946643655" calcext:value-type="float">
            <text:p>-610.26946643655</text:p>
          </table:table-cell>
          <table:table-cell table:formula="of:=MIN([.Y113];[.AA113];[.AC113];[.AE113])" office:value-type="float" office:value="-478.011480160958" calcext:value-type="float">
            <text:p>-478.011480160958</text:p>
          </table:table-cell>
          <table:table-cell table:formula="of:=[.AF113]-[.$AH113]" office:value-type="float" office:value="329.306292879693" calcext:value-type="float">
            <text:p>329.306292879693</text:p>
          </table:table-cell>
          <table:table-cell table:formula="of:=[.AG113]-[.$AI113]" office:value-type="float" office:value="-185.991302291691" calcext:value-type="float">
            <text:p>-185.991302291691</text:p>
          </table:table-cell>
          <table:table-cell table:formula="of:=[.AF$3]-[.AJ113]" office:value-type="float" office:value="20.6937071203068" calcext:value-type="float">
            <text:p>20.6937071203068</text:p>
          </table:table-cell>
          <table:table-cell table:formula="of:=[.AG$3]-[.AK113]" office:value-type="float" office:value="-64.0086977083089" calcext:value-type="float">
            <text:p>-64.008697708308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1042148.jpg</text:p>
          </table:table-cell>
          <table:table-cell table:formula="of:=MID([.C114];5;4)" office:value-type="string" office:string-value="2021" calcext:value-type="string">
            <text:p>2021</text:p>
          </table:table-cell>
          <table:table-cell table:formula="of:=MID([.C114];9;2)" office:value-type="string" office:string-value="07" calcext:value-type="string">
            <text:p>07</text:p>
          </table:table-cell>
          <table:table-cell table:formula="of:=MID([.C114];11;2)" office:value-type="string" office:string-value="05" calcext:value-type="string">
            <text:p>05</text:p>
          </table:table-cell>
          <table:table-cell table:formula="of:=MID([.C114];14;2)" office:value-type="string" office:string-value="02" calcext:value-type="string">
            <text:p>02</text:p>
          </table:table-cell>
          <table:table-cell table:formula="of:=MID([.C114];16;2)" office:value-type="string" office:string-value="10" calcext:value-type="string">
            <text:p>10</text:p>
          </table:table-cell>
          <table:table-cell table:formula="of:=MID([.C114];18;2)" office:value-type="string" office:string-value="42" calcext:value-type="string">
            <text:p>42</text:p>
          </table:table-cell>
          <table:table-cell table:formula="of:=DATE([.D114];[.E114];[.F114])+TIME([.G114];[.H114];[.I114])" office:value-type="date" office:date-value="2021-07-05T02:10:42" calcext:value-type="date">
            <text:p>05/07/21 02:10:42</text:p>
          </table:table-cell>
          <table:table-cell table:formula="of:=IF([.C114]&lt;&gt;&quot;&quot;;CONCATENATE(&quot;mogrify -rotate &quot;;ROUND([.N114];3);&quot; -background black &quot;;[.C114]);&quot;&quot;)" office:value-type="string" office:string-value="mogrify -rotate -4 -background black IMG_20210705_021042148.jpg" calcext:value-type="string">
            <text:p>mogrify -rotate -4 -background black IMG_20210705_021042148.jpg</text:p>
          </table:table-cell>
          <table:table-cell table:formula="of:=IF([.C114]&lt;&gt;&quot;&quot;;CONCATENATE(&quot;mogrify -crop &quot;;ROUND([.B$22]);&quot;x&quot;;ROUND([.B$23]);&quot;+&quot;;ROUND([.B$30]+[.B$33]-[.AL114]);&quot;+&quot;;ROUND([.B$31]+[.B$34]-[.AM114]);&quot; &quot;;[.C114]);&quot;&quot;)" office:value-type="string" office:string-value="mogrify -crop 2538x1941+1560+869 IMG_20210705_021042148.jpg" calcext:value-type="string">
            <text:p>mogrify -crop 2538x1941+1560+869 IMG_20210705_021042148.jpg</text:p>
          </table:table-cell>
          <table:table-cell/>
          <table:table-cell table:formula="of:=IF([.C114]&lt;&gt;&quot;&quot;;([.J114]-[.J$3])*360*[.B$35];0)" office:value-type="float" office:value="-3.99999999994179" calcext:value-type="float">
            <text:p>-3.99999999994179</text:p>
          </table:table-cell>
          <table:table-cell table:formula="of:=[.N114]/180*PI()" office:value-type="float" office:value="-0.0698131700787573" calcext:value-type="float">
            <text:p>-0.069813170078757</text:p>
          </table:table-cell>
          <table:table-cell table:formula="of:=COS([.$O114])*([.P$3]-[.B$14])-SIN([.$O114])*([.Q$3]-[.B$15])" office:value-type="float" office:value="-331.708299155185" calcext:value-type="float">
            <text:p>-331.708299155185</text:p>
          </table:table-cell>
          <table:table-cell table:formula="of:=SIN([.$O114])*([.P$3]-[.B$14])+COS([.$O114])*([.Q$3]-[.B$15])" office:value-type="float" office:value="273.805778375063" calcext:value-type="float">
            <text:p>273.805778375063</text:p>
          </table:table-cell>
          <table:table-cell table:formula="of:=COS([.$O114])*([.R$3]-[.B$14])-SIN([.$O114])*([.S$3]-[.B$15])" office:value-type="float" office:value="-271.159679946164" calcext:value-type="float">
            <text:p>-271.159679946164</text:p>
          </table:table-cell>
          <table:table-cell table:formula="of:=SIN([.$O114])*([.R$3]-[.B$14])+COS([.$O114])*([.S$3]-[.B$15])" office:value-type="float" office:value="1139.69137400065" calcext:value-type="float">
            <text:p>1139.69137400065</text:p>
          </table:table-cell>
          <table:table-cell table:formula="of:=COS([.$O114])*([.T$3]-[.B$14])-SIN([.$O114])*([.U$3]-[.B$15])" office:value-type="float" office:value="821.475742945253" calcext:value-type="float">
            <text:p>821.475742945253</text:p>
          </table:table-cell>
          <table:table-cell table:formula="of:=SIN([.$O114])*([.T$3]-[.B$14])+COS([.$O114])*([.U$3]-[.B$15])" office:value-type="float" office:value="193.167294728026" calcext:value-type="float">
            <text:p>193.167294728026</text:p>
          </table:table-cell>
          <table:table-cell table:formula="of:=COS([.$O114])*([.V$3]-[.B$14])-SIN([.$O114])*([.W$3]-[.B$15])" office:value-type="float" office:value="882.024362154275" calcext:value-type="float">
            <text:p>882.024362154275</text:p>
          </table:table-cell>
          <table:table-cell table:formula="of:=SIN([.$O114])*([.V$3]-[.B$14])+COS([.$O114])*([.W$3]-[.B$15])" office:value-type="float" office:value="1059.05289035361" calcext:value-type="float">
            <text:p>1059.05289035361</text:p>
          </table:table-cell>
          <table:table-cell table:formula="of:=COS([.$O114])*([.X$3]-[.B$12]/2)-SIN([.$O114])*([.Y$3]-[.B$13]/2)" office:value-type="float" office:value="-606.86633065473" calcext:value-type="float">
            <text:p>-606.86633065473</text:p>
          </table:table-cell>
          <table:table-cell table:formula="of:=SIN([.$O114])*([.X$3]-[.B$12]/2)+COS([.$O114])*([.Y$3]-[.B$13]/2)" office:value-type="float" office:value="-392.623555989276" calcext:value-type="float">
            <text:p>-392.623555989276</text:p>
          </table:table-cell>
          <table:table-cell table:formula="of:=COS([.$O114])*([.Z$3]-[.B$12]/2)-SIN([.$O114])*([.AA$3]-[.B$13]/2)" office:value-type="float" office:value="-546.317711445709" calcext:value-type="float">
            <text:p>-546.317711445709</text:p>
          </table:table-cell>
          <table:table-cell table:formula="of:=SIN([.$O114])*([.Z$3]-[.B$12]/2)+COS([.$O114])*([.AA$3]-[.B$13]/2)" office:value-type="float" office:value="473.262039636313" calcext:value-type="float">
            <text:p>473.262039636313</text:p>
          </table:table-cell>
          <table:table-cell table:formula="of:=COS([.$O114])*([.AB$3]-[.B$12]/2)-SIN([.$O114])*([.AC$3]-[.B$13]/2)" office:value-type="float" office:value="546.317711445709" calcext:value-type="float">
            <text:p>546.317711445709</text:p>
          </table:table-cell>
          <table:table-cell table:formula="of:=SIN([.$O114])*([.AB$3]-[.B$12]/2)+COS([.$O114])*([.AC$3]-[.B$13]/2)" office:value-type="float" office:value="-473.262039636313" calcext:value-type="float">
            <text:p>-473.262039636313</text:p>
          </table:table-cell>
          <table:table-cell table:formula="of:=COS([.$O114])*([.AD$3]-[.B$12]/2)-SIN([.$O114])*([.AE$3]-[.B$13]/2)" office:value-type="float" office:value="606.86633065473" calcext:value-type="float">
            <text:p>606.86633065473</text:p>
          </table:table-cell>
          <table:table-cell table:formula="of:=SIN([.$O114])*([.AD$3]-[.B$12]/2)+COS([.$O114])*([.AE$3]-[.B$13]/2)" office:value-type="float" office:value="392.623555989276" calcext:value-type="float">
            <text:p>392.623555989276</text:p>
          </table:table-cell>
          <table:table-cell table:formula="of:=COS([.$O114])*([.AF$3]-[.B$12]/2)-SIN([.$O114])*([.AG$3]-[.B$13]/2)" office:value-type="float" office:value="-275.158031499545" calcext:value-type="float">
            <text:p>-275.158031499545</text:p>
          </table:table-cell>
          <table:table-cell table:formula="of:=SIN([.$O114])*([.AF$3]-[.B$12]/2)+COS([.$O114])*([.AG$3]-[.B$13]/2)" office:value-type="float" office:value="-666.429334364339" calcext:value-type="float">
            <text:p>-666.429334364339</text:p>
          </table:table-cell>
          <table:table-cell table:formula="of:=MIN([.X114];[.Z114];[.AB114];[.AD114])" office:value-type="float" office:value="-606.86633065473" calcext:value-type="float">
            <text:p>-606.86633065473</text:p>
          </table:table-cell>
          <table:table-cell table:formula="of:=MIN([.Y114];[.AA114];[.AC114];[.AE114])" office:value-type="float" office:value="-473.262039636313" calcext:value-type="float">
            <text:p>-473.262039636313</text:p>
          </table:table-cell>
          <table:table-cell table:formula="of:=[.AF114]-[.$AH114]" office:value-type="float" office:value="331.708299155185" calcext:value-type="float">
            <text:p>331.708299155185</text:p>
          </table:table-cell>
          <table:table-cell table:formula="of:=[.AG114]-[.$AI114]" office:value-type="float" office:value="-193.167294728026" calcext:value-type="float">
            <text:p>-193.167294728026</text:p>
          </table:table-cell>
          <table:table-cell table:formula="of:=[.AF$3]-[.AJ114]" office:value-type="float" office:value="18.2917008448146" calcext:value-type="float">
            <text:p>18.2917008448146</text:p>
          </table:table-cell>
          <table:table-cell table:formula="of:=[.AG$3]-[.AK114]" office:value-type="float" office:value="-56.8327052719744" calcext:value-type="float">
            <text:p>-56.832705271974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1242199.jpg</text:p>
          </table:table-cell>
          <table:table-cell table:formula="of:=MID([.C115];5;4)" office:value-type="string" office:string-value="2021" calcext:value-type="string">
            <text:p>2021</text:p>
          </table:table-cell>
          <table:table-cell table:formula="of:=MID([.C115];9;2)" office:value-type="string" office:string-value="07" calcext:value-type="string">
            <text:p>07</text:p>
          </table:table-cell>
          <table:table-cell table:formula="of:=MID([.C115];11;2)" office:value-type="string" office:string-value="05" calcext:value-type="string">
            <text:p>05</text:p>
          </table:table-cell>
          <table:table-cell table:formula="of:=MID([.C115];14;2)" office:value-type="string" office:string-value="02" calcext:value-type="string">
            <text:p>02</text:p>
          </table:table-cell>
          <table:table-cell table:formula="of:=MID([.C115];16;2)" office:value-type="string" office:string-value="12" calcext:value-type="string">
            <text:p>12</text:p>
          </table:table-cell>
          <table:table-cell table:formula="of:=MID([.C115];18;2)" office:value-type="string" office:string-value="42" calcext:value-type="string">
            <text:p>42</text:p>
          </table:table-cell>
          <table:table-cell table:formula="of:=DATE([.D115];[.E115];[.F115])+TIME([.G115];[.H115];[.I115])" office:value-type="date" office:date-value="2021-07-05T02:12:42" calcext:value-type="date">
            <text:p>05/07/21 02:12:42</text:p>
          </table:table-cell>
          <table:table-cell table:formula="of:=IF([.C115]&lt;&gt;&quot;&quot;;CONCATENATE(&quot;mogrify -rotate &quot;;ROUND([.N115];3);&quot; -background black &quot;;[.C115]);&quot;&quot;)" office:value-type="string" office:string-value="mogrify -rotate -3.5 -background black IMG_20210705_021242199.jpg" calcext:value-type="string">
            <text:p>mogrify -rotate -3.5 -background black IMG_20210705_021242199.jpg</text:p>
          </table:table-cell>
          <table:table-cell table:formula="of:=IF([.C115]&lt;&gt;&quot;&quot;;CONCATENATE(&quot;mogrify -crop &quot;;ROUND([.B$22]);&quot;x&quot;;ROUND([.B$23]);&quot;+&quot;;ROUND([.B$30]+[.B$33]-[.AL115]);&quot;+&quot;;ROUND([.B$31]+[.B$34]-[.AM115]);&quot; &quot;;[.C115]);&quot;&quot;)" office:value-type="string" office:string-value="mogrify -crop 2538x1941+1562+862 IMG_20210705_021242199.jpg" calcext:value-type="string">
            <text:p>mogrify -crop 2538x1941+1562+862 IMG_20210705_021242199.jpg</text:p>
          </table:table-cell>
          <table:table-cell/>
          <table:table-cell table:formula="of:=IF([.C115]&lt;&gt;&quot;&quot;;([.J115]-[.J$3])*360*[.B$35];0)" office:value-type="float" office:value="-3.50000000093132" calcext:value-type="float">
            <text:p>-3.50000000093132</text:p>
          </table:table-cell>
          <table:table-cell table:formula="of:=[.N115]/180*PI()" office:value-type="float" office:value="-0.0610865238360562" calcext:value-type="float">
            <text:p>-0.061086523836056</text:p>
          </table:table-cell>
          <table:table-cell table:formula="of:=COS([.$O115])*([.P$3]-[.B$14])-SIN([.$O115])*([.Q$3]-[.B$15])" office:value-type="float" office:value="-334.085044559536" calcext:value-type="float">
            <text:p>-334.085044559536</text:p>
          </table:table-cell>
          <table:table-cell table:formula="of:=SIN([.$O115])*([.P$3]-[.B$14])+COS([.$O115])*([.Q$3]-[.B$15])" office:value-type="float" office:value="270.900688448097" calcext:value-type="float">
            <text:p>270.900688448097</text:p>
          </table:table-cell>
          <table:table-cell table:formula="of:=COS([.$O115])*([.R$3]-[.B$14])-SIN([.$O115])*([.S$3]-[.B$15])" office:value-type="float" office:value="-281.094912229197" calcext:value-type="float">
            <text:p>-281.094912229197</text:p>
          </table:table-cell>
          <table:table-cell table:formula="of:=SIN([.$O115])*([.R$3]-[.B$14])+COS([.$O115])*([.S$3]-[.B$15])" office:value-type="float" office:value="1137.28169347742" calcext:value-type="float">
            <text:p>1137.28169347742</text:p>
          </table:table-cell>
          <table:table-cell table:formula="of:=COS([.$O115])*([.T$3]-[.B$14])-SIN([.$O115])*([.U$3]-[.B$15])" office:value-type="float" office:value="819.758782414995" calcext:value-type="float">
            <text:p>819.758782414995</text:p>
          </table:table-cell>
          <table:table-cell table:formula="of:=SIN([.$O115])*([.T$3]-[.B$14])+COS([.$O115])*([.U$3]-[.B$15])" office:value-type="float" office:value="200.328576727047" calcext:value-type="float">
            <text:p>200.328576727047</text:p>
          </table:table-cell>
          <table:table-cell table:formula="of:=COS([.$O115])*([.V$3]-[.B$14])-SIN([.$O115])*([.W$3]-[.B$15])" office:value-type="float" office:value="872.748914745334" calcext:value-type="float">
            <text:p>872.748914745334</text:p>
          </table:table-cell>
          <table:table-cell table:formula="of:=SIN([.$O115])*([.V$3]-[.B$14])+COS([.$O115])*([.W$3]-[.B$15])" office:value-type="float" office:value="1066.70958175637" calcext:value-type="float">
            <text:p>1066.70958175637</text:p>
          </table:table-cell>
          <table:table-cell table:formula="of:=COS([.$O115])*([.X$3]-[.B$12]/2)-SIN([.$O115])*([.Y$3]-[.B$13]/2)" office:value-type="float" office:value="-603.416979652435" calcext:value-type="float">
            <text:p>-603.416979652435</text:p>
          </table:table-cell>
          <table:table-cell table:formula="of:=SIN([.$O115])*([.X$3]-[.B$12]/2)+COS([.$O115])*([.Y$3]-[.B$13]/2)" office:value-type="float" office:value="-397.904446654135" calcext:value-type="float">
            <text:p>-397.904446654135</text:p>
          </table:table-cell>
          <table:table-cell table:formula="of:=COS([.$O115])*([.Z$3]-[.B$12]/2)-SIN([.$O115])*([.AA$3]-[.B$13]/2)" office:value-type="float" office:value="-550.426847322096" calcext:value-type="float">
            <text:p>-550.426847322096</text:p>
          </table:table-cell>
          <table:table-cell table:formula="of:=SIN([.$O115])*([.Z$3]-[.B$12]/2)+COS([.$O115])*([.AA$3]-[.B$13]/2)" office:value-type="float" office:value="468.476558375185" calcext:value-type="float">
            <text:p>468.476558375185</text:p>
          </table:table-cell>
          <table:table-cell table:formula="of:=COS([.$O115])*([.AB$3]-[.B$12]/2)-SIN([.$O115])*([.AC$3]-[.B$13]/2)" office:value-type="float" office:value="550.426847322096" calcext:value-type="float">
            <text:p>550.426847322096</text:p>
          </table:table-cell>
          <table:table-cell table:formula="of:=SIN([.$O115])*([.AB$3]-[.B$12]/2)+COS([.$O115])*([.AC$3]-[.B$13]/2)" office:value-type="float" office:value="-468.476558375185" calcext:value-type="float">
            <text:p>-468.476558375185</text:p>
          </table:table-cell>
          <table:table-cell table:formula="of:=COS([.$O115])*([.AD$3]-[.B$12]/2)-SIN([.$O115])*([.AE$3]-[.B$13]/2)" office:value-type="float" office:value="603.416979652435" calcext:value-type="float">
            <text:p>603.416979652435</text:p>
          </table:table-cell>
          <table:table-cell table:formula="of:=SIN([.$O115])*([.AD$3]-[.B$12]/2)+COS([.$O115])*([.AE$3]-[.B$13]/2)" office:value-type="float" office:value="397.904446654135" calcext:value-type="float">
            <text:p>397.904446654135</text:p>
          </table:table-cell>
          <table:table-cell table:formula="of:=COS([.$O115])*([.AF$3]-[.B$12]/2)-SIN([.$O115])*([.AG$3]-[.B$13]/2)" office:value-type="float" office:value="-269.331935092899" calcext:value-type="float">
            <text:p>-269.331935092899</text:p>
          </table:table-cell>
          <table:table-cell table:formula="of:=SIN([.$O115])*([.AF$3]-[.B$12]/2)+COS([.$O115])*([.AG$3]-[.B$13]/2)" office:value-type="float" office:value="-668.805135102232" calcext:value-type="float">
            <text:p>-668.805135102232</text:p>
          </table:table-cell>
          <table:table-cell table:formula="of:=MIN([.X115];[.Z115];[.AB115];[.AD115])" office:value-type="float" office:value="-603.416979652435" calcext:value-type="float">
            <text:p>-603.416979652435</text:p>
          </table:table-cell>
          <table:table-cell table:formula="of:=MIN([.Y115];[.AA115];[.AC115];[.AE115])" office:value-type="float" office:value="-468.476558375185" calcext:value-type="float">
            <text:p>-468.476558375185</text:p>
          </table:table-cell>
          <table:table-cell table:formula="of:=[.AF115]-[.$AH115]" office:value-type="float" office:value="334.085044559536" calcext:value-type="float">
            <text:p>334.085044559536</text:p>
          </table:table-cell>
          <table:table-cell table:formula="of:=[.AG115]-[.$AI115]" office:value-type="float" office:value="-200.328576727047" calcext:value-type="float">
            <text:p>-200.328576727047</text:p>
          </table:table-cell>
          <table:table-cell table:formula="of:=[.AF$3]-[.AJ115]" office:value-type="float" office:value="15.9149554404642" calcext:value-type="float">
            <text:p>15.9149554404642</text:p>
          </table:table-cell>
          <table:table-cell table:formula="of:=[.AG$3]-[.AK115]" office:value-type="float" office:value="-49.6714232729528" calcext:value-type="float">
            <text:p>-49.671423272952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1442283.jpg</text:p>
          </table:table-cell>
          <table:table-cell table:formula="of:=MID([.C116];5;4)" office:value-type="string" office:string-value="2021" calcext:value-type="string">
            <text:p>2021</text:p>
          </table:table-cell>
          <table:table-cell table:formula="of:=MID([.C116];9;2)" office:value-type="string" office:string-value="07" calcext:value-type="string">
            <text:p>07</text:p>
          </table:table-cell>
          <table:table-cell table:formula="of:=MID([.C116];11;2)" office:value-type="string" office:string-value="05" calcext:value-type="string">
            <text:p>05</text:p>
          </table:table-cell>
          <table:table-cell table:formula="of:=MID([.C116];14;2)" office:value-type="string" office:string-value="02" calcext:value-type="string">
            <text:p>02</text:p>
          </table:table-cell>
          <table:table-cell table:formula="of:=MID([.C116];16;2)" office:value-type="string" office:string-value="14" calcext:value-type="string">
            <text:p>14</text:p>
          </table:table-cell>
          <table:table-cell table:formula="of:=MID([.C116];18;2)" office:value-type="string" office:string-value="42" calcext:value-type="string">
            <text:p>42</text:p>
          </table:table-cell>
          <table:table-cell table:formula="of:=DATE([.D116];[.E116];[.F116])+TIME([.G116];[.H116];[.I116])" office:value-type="date" office:date-value="2021-07-05T02:14:42" calcext:value-type="date">
            <text:p>05/07/21 02:14:42</text:p>
          </table:table-cell>
          <table:table-cell table:formula="of:=IF([.C116]&lt;&gt;&quot;&quot;;CONCATENATE(&quot;mogrify -rotate &quot;;ROUND([.N116];3);&quot; -background black &quot;;[.C116]);&quot;&quot;)" office:value-type="string" office:string-value="mogrify -rotate -3 -background black IMG_20210705_021442283.jpg" calcext:value-type="string">
            <text:p>mogrify -rotate -3 -background black IMG_20210705_021442283.jpg</text:p>
          </table:table-cell>
          <table:table-cell table:formula="of:=IF([.C116]&lt;&gt;&quot;&quot;;CONCATENATE(&quot;mogrify -crop &quot;;ROUND([.B$22]);&quot;x&quot;;ROUND([.B$23]);&quot;+&quot;;ROUND([.B$30]+[.B$33]-[.AL116]);&quot;+&quot;;ROUND([.B$31]+[.B$34]-[.AM116]);&quot; &quot;;[.C116]);&quot;&quot;)" office:value-type="string" office:string-value="mogrify -crop 2538x1941+1565+855 IMG_20210705_021442283.jpg" calcext:value-type="string">
            <text:p>mogrify -crop 2538x1941+1565+855 IMG_20210705_021442283.jpg</text:p>
          </table:table-cell>
          <table:table-cell/>
          <table:table-cell table:formula="of:=IF([.C116]&lt;&gt;&quot;&quot;;([.J116]-[.J$3])*360*[.B$35];0)" office:value-type="float" office:value="-2.99999999930151" calcext:value-type="float">
            <text:p>-2.99999999930151</text:p>
          </table:table-cell>
          <table:table-cell table:formula="of:=[.N116]/180*PI()" office:value-type="float" office:value="-0.0523598775476389" calcext:value-type="float">
            <text:p>-0.052359877547639</text:p>
          </table:table-cell>
          <table:table-cell table:formula="of:=COS([.$O116])*([.P$3]-[.B$14])-SIN([.$O116])*([.Q$3]-[.B$15])" office:value-type="float" office:value="-336.436348106632" calcext:value-type="float">
            <text:p>-336.436348106632</text:p>
          </table:table-cell>
          <table:table-cell table:formula="of:=SIN([.$O116])*([.P$3]-[.B$14])+COS([.$O116])*([.Q$3]-[.B$15])" office:value-type="float" office:value="267.974968369572" calcext:value-type="float">
            <text:p>267.974968369572</text:p>
          </table:table-cell>
          <table:table-cell table:formula="of:=COS([.$O116])*([.R$3]-[.B$14])-SIN([.$O116])*([.S$3]-[.B$15])" office:value-type="float" office:value="-291.008738098324" calcext:value-type="float">
            <text:p>-291.008738098324</text:p>
          </table:table-cell>
          <table:table-cell table:formula="of:=SIN([.$O116])*([.R$3]-[.B$14])+COS([.$O116])*([.S$3]-[.B$15])" office:value-type="float" office:value="1134.7854045371" calcext:value-type="float">
            <text:p>1134.7854045371</text:p>
          </table:table-cell>
          <table:table-cell table:formula="of:=COS([.$O116])*([.T$3]-[.B$14])-SIN([.$O116])*([.U$3]-[.B$15])" office:value-type="float" office:value="817.979394070393" calcext:value-type="float">
            <text:p>817.979394070393</text:p>
          </table:table-cell>
          <table:table-cell table:formula="of:=SIN([.$O116])*([.T$3]-[.B$14])+COS([.$O116])*([.U$3]-[.B$15])" office:value-type="float" office:value="207.474602966803" calcext:value-type="float">
            <text:p>207.474602966803</text:p>
          </table:table-cell>
          <table:table-cell table:formula="of:=COS([.$O116])*([.V$3]-[.B$14])-SIN([.$O116])*([.W$3]-[.B$15])" office:value-type="float" office:value="863.407004078701" calcext:value-type="float">
            <text:p>863.407004078701</text:p>
          </table:table-cell>
          <table:table-cell table:formula="of:=SIN([.$O116])*([.V$3]-[.B$14])+COS([.$O116])*([.W$3]-[.B$15])" office:value-type="float" office:value="1074.28503913433" calcext:value-type="float">
            <text:p>1074.28503913433</text:p>
          </table:table-cell>
          <table:table-cell table:formula="of:=COS([.$O116])*([.X$3]-[.B$12]/2)-SIN([.$O116])*([.Y$3]-[.B$13]/2)" office:value-type="float" office:value="-599.921676092666" calcext:value-type="float">
            <text:p>-599.921676092666</text:p>
          </table:table-cell>
          <table:table-cell table:formula="of:=SIN([.$O116])*([.X$3]-[.B$12]/2)+COS([.$O116])*([.Y$3]-[.B$13]/2)" office:value-type="float" office:value="-403.155035382377" calcext:value-type="float">
            <text:p>-403.155035382377</text:p>
          </table:table-cell>
          <table:table-cell table:formula="of:=COS([.$O116])*([.Z$3]-[.B$12]/2)-SIN([.$O116])*([.AA$3]-[.B$13]/2)" office:value-type="float" office:value="-554.494066084359" calcext:value-type="float">
            <text:p>-554.494066084359</text:p>
          </table:table-cell>
          <table:table-cell table:formula="of:=SIN([.$O116])*([.Z$3]-[.B$12]/2)+COS([.$O116])*([.AA$3]-[.B$13]/2)" office:value-type="float" office:value="463.655400785147" calcext:value-type="float">
            <text:p>463.655400785147</text:p>
          </table:table-cell>
          <table:table-cell table:formula="of:=COS([.$O116])*([.AB$3]-[.B$12]/2)-SIN([.$O116])*([.AC$3]-[.B$13]/2)" office:value-type="float" office:value="554.494066084359" calcext:value-type="float">
            <text:p>554.494066084359</text:p>
          </table:table-cell>
          <table:table-cell table:formula="of:=SIN([.$O116])*([.AB$3]-[.B$12]/2)+COS([.$O116])*([.AC$3]-[.B$13]/2)" office:value-type="float" office:value="-463.655400785147" calcext:value-type="float">
            <text:p>-463.655400785147</text:p>
          </table:table-cell>
          <table:table-cell table:formula="of:=COS([.$O116])*([.AD$3]-[.B$12]/2)-SIN([.$O116])*([.AE$3]-[.B$13]/2)" office:value-type="float" office:value="599.921676092666" calcext:value-type="float">
            <text:p>599.921676092666</text:p>
          </table:table-cell>
          <table:table-cell table:formula="of:=SIN([.$O116])*([.AD$3]-[.B$12]/2)+COS([.$O116])*([.AE$3]-[.B$13]/2)" office:value-type="float" office:value="403.155035382377" calcext:value-type="float">
            <text:p>403.155035382377</text:p>
          </table:table-cell>
          <table:table-cell table:formula="of:=COS([.$O116])*([.AF$3]-[.B$12]/2)-SIN([.$O116])*([.AG$3]-[.B$13]/2)" office:value-type="float" office:value="-263.485327986035" calcext:value-type="float">
            <text:p>-263.485327986035</text:p>
          </table:table-cell>
          <table:table-cell table:formula="of:=SIN([.$O116])*([.AF$3]-[.B$12]/2)+COS([.$O116])*([.AG$3]-[.B$13]/2)" office:value-type="float" office:value="-671.130003751949" calcext:value-type="float">
            <text:p>-671.130003751949</text:p>
          </table:table-cell>
          <table:table-cell table:formula="of:=MIN([.X116];[.Z116];[.AB116];[.AD116])" office:value-type="float" office:value="-599.921676092666" calcext:value-type="float">
            <text:p>-599.921676092666</text:p>
          </table:table-cell>
          <table:table-cell table:formula="of:=MIN([.Y116];[.AA116];[.AC116];[.AE116])" office:value-type="float" office:value="-463.655400785147" calcext:value-type="float">
            <text:p>-463.655400785147</text:p>
          </table:table-cell>
          <table:table-cell table:formula="of:=[.AF116]-[.$AH116]" office:value-type="float" office:value="336.436348106632" calcext:value-type="float">
            <text:p>336.436348106632</text:p>
          </table:table-cell>
          <table:table-cell table:formula="of:=[.AG116]-[.$AI116]" office:value-type="float" office:value="-207.474602966803" calcext:value-type="float">
            <text:p>-207.474602966803</text:p>
          </table:table-cell>
          <table:table-cell table:formula="of:=[.AF$3]-[.AJ116]" office:value-type="float" office:value="13.5636518933683" calcext:value-type="float">
            <text:p>13.5636518933683</text:p>
          </table:table-cell>
          <table:table-cell table:formula="of:=[.AG$3]-[.AK116]" office:value-type="float" office:value="-42.5253970331974" calcext:value-type="float">
            <text:p>-42.525397033197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1642355.jpg</text:p>
          </table:table-cell>
          <table:table-cell table:formula="of:=MID([.C117];5;4)" office:value-type="string" office:string-value="2021" calcext:value-type="string">
            <text:p>2021</text:p>
          </table:table-cell>
          <table:table-cell table:formula="of:=MID([.C117];9;2)" office:value-type="string" office:string-value="07" calcext:value-type="string">
            <text:p>07</text:p>
          </table:table-cell>
          <table:table-cell table:formula="of:=MID([.C117];11;2)" office:value-type="string" office:string-value="05" calcext:value-type="string">
            <text:p>05</text:p>
          </table:table-cell>
          <table:table-cell table:formula="of:=MID([.C117];14;2)" office:value-type="string" office:string-value="02" calcext:value-type="string">
            <text:p>02</text:p>
          </table:table-cell>
          <table:table-cell table:formula="of:=MID([.C117];16;2)" office:value-type="string" office:string-value="16" calcext:value-type="string">
            <text:p>16</text:p>
          </table:table-cell>
          <table:table-cell table:formula="of:=MID([.C117];18;2)" office:value-type="string" office:string-value="42" calcext:value-type="string">
            <text:p>42</text:p>
          </table:table-cell>
          <table:table-cell table:formula="of:=DATE([.D117];[.E117];[.F117])+TIME([.G117];[.H117];[.I117])" office:value-type="date" office:date-value="2021-07-05T02:16:42" calcext:value-type="date">
            <text:p>05/07/21 02:16:42</text:p>
          </table:table-cell>
          <table:table-cell table:formula="of:=IF([.C117]&lt;&gt;&quot;&quot;;CONCATENATE(&quot;mogrify -rotate &quot;;ROUND([.N117];3);&quot; -background black &quot;;[.C117]);&quot;&quot;)" office:value-type="string" office:string-value="mogrify -rotate -2.5 -background black IMG_20210705_021642355.jpg" calcext:value-type="string">
            <text:p>mogrify -rotate -2.5 -background black IMG_20210705_021642355.jpg</text:p>
          </table:table-cell>
          <table:table-cell table:formula="of:=IF([.C117]&lt;&gt;&quot;&quot;;CONCATENATE(&quot;mogrify -crop &quot;;ROUND([.B$22]);&quot;x&quot;;ROUND([.B$23]);&quot;+&quot;;ROUND([.B$30]+[.B$33]-[.AL117]);&quot;+&quot;;ROUND([.B$31]+[.B$34]-[.AM117]);&quot; &quot;;[.C117]);&quot;&quot;)" office:value-type="string" office:string-value="mogrify -crop 2538x1941+1567+848 IMG_20210705_021642355.jpg" calcext:value-type="string">
            <text:p>mogrify -crop 2538x1941+1567+848 IMG_20210705_021642355.jpg</text:p>
          </table:table-cell>
          <table:table-cell/>
          <table:table-cell table:formula="of:=IF([.C117]&lt;&gt;&quot;&quot;;([.J117]-[.J$3])*360*[.B$35];0)" office:value-type="float" office:value="-2.50000000029104" calcext:value-type="float">
            <text:p>-2.50000000029104</text:p>
          </table:table-cell>
          <table:table-cell table:formula="of:=[.N117]/180*PI()" office:value-type="float" office:value="-0.0436332313049378" calcext:value-type="float">
            <text:p>-0.043633231304938</text:p>
          </table:table-cell>
          <table:table-cell table:formula="of:=COS([.$O117])*([.P$3]-[.B$14])-SIN([.$O117])*([.Q$3]-[.B$15])" office:value-type="float" office:value="-338.76203071097" calcext:value-type="float">
            <text:p>-338.76203071097</text:p>
          </table:table-cell>
          <table:table-cell table:formula="of:=SIN([.$O117])*([.P$3]-[.B$14])+COS([.$O117])*([.Q$3]-[.B$15])" office:value-type="float" office:value="265.028840975053" calcext:value-type="float">
            <text:p>265.028840975053</text:p>
          </table:table-cell>
          <table:table-cell table:formula="of:=COS([.$O117])*([.R$3]-[.B$14])-SIN([.$O117])*([.S$3]-[.B$15])" office:value-type="float" office:value="-300.900402473453" calcext:value-type="float">
            <text:p>-300.900402473453</text:p>
          </table:table-cell>
          <table:table-cell table:formula="of:=SIN([.$O117])*([.R$3]-[.B$14])+COS([.$O117])*([.S$3]-[.B$15])" office:value-type="float" office:value="1132.20269730791" calcext:value-type="float">
            <text:p>1132.20269730791</text:p>
          </table:table-cell>
          <table:table-cell table:formula="of:=COS([.$O117])*([.T$3]-[.B$14])-SIN([.$O117])*([.U$3]-[.B$15])" office:value-type="float" office:value="816.137713437401" calcext:value-type="float">
            <text:p>816.137713437401</text:p>
          </table:table-cell>
          <table:table-cell table:formula="of:=SIN([.$O117])*([.T$3]-[.B$14])+COS([.$O117])*([.U$3]-[.B$15])" office:value-type="float" office:value="214.604829174858" calcext:value-type="float">
            <text:p>214.604829174858</text:p>
          </table:table-cell>
          <table:table-cell table:formula="of:=COS([.$O117])*([.V$3]-[.B$14])-SIN([.$O117])*([.W$3]-[.B$15])" office:value-type="float" office:value="853.999341674918" calcext:value-type="float">
            <text:p>853.999341674918</text:p>
          </table:table-cell>
          <table:table-cell table:formula="of:=SIN([.$O117])*([.V$3]-[.B$14])+COS([.$O117])*([.W$3]-[.B$15])" office:value-type="float" office:value="1081.77868550772" calcext:value-type="float">
            <text:p>1081.77868550772</text:p>
          </table:table-cell>
          <table:table-cell table:formula="of:=COS([.$O117])*([.X$3]-[.B$12]/2)-SIN([.$O117])*([.Y$3]-[.B$13]/2)" office:value-type="float" office:value="-596.380686192944" calcext:value-type="float">
            <text:p>-596.380686192944</text:p>
          </table:table-cell>
          <table:table-cell table:formula="of:=SIN([.$O117])*([.X$3]-[.B$12]/2)+COS([.$O117])*([.Y$3]-[.B$13]/2)" office:value-type="float" office:value="-408.374922266333" calcext:value-type="float">
            <text:p>-408.374922266333</text:p>
          </table:table-cell>
          <table:table-cell table:formula="of:=COS([.$O117])*([.Z$3]-[.B$12]/2)-SIN([.$O117])*([.AA$3]-[.B$13]/2)" office:value-type="float" office:value="-558.519057955427" calcext:value-type="float">
            <text:p>-558.519057955427</text:p>
          </table:table-cell>
          <table:table-cell table:formula="of:=SIN([.$O117])*([.Z$3]-[.B$12]/2)+COS([.$O117])*([.AA$3]-[.B$13]/2)" office:value-type="float" office:value="458.798934066528" calcext:value-type="float">
            <text:p>458.798934066528</text:p>
          </table:table-cell>
          <table:table-cell table:formula="of:=COS([.$O117])*([.AB$3]-[.B$12]/2)-SIN([.$O117])*([.AC$3]-[.B$13]/2)" office:value-type="float" office:value="558.519057955427" calcext:value-type="float">
            <text:p>558.519057955427</text:p>
          </table:table-cell>
          <table:table-cell table:formula="of:=SIN([.$O117])*([.AB$3]-[.B$12]/2)+COS([.$O117])*([.AC$3]-[.B$13]/2)" office:value-type="float" office:value="-458.798934066528" calcext:value-type="float">
            <text:p>-458.798934066528</text:p>
          </table:table-cell>
          <table:table-cell table:formula="of:=COS([.$O117])*([.AD$3]-[.B$12]/2)-SIN([.$O117])*([.AE$3]-[.B$13]/2)" office:value-type="float" office:value="596.380686192944" calcext:value-type="float">
            <text:p>596.380686192944</text:p>
          </table:table-cell>
          <table:table-cell table:formula="of:=SIN([.$O117])*([.AD$3]-[.B$12]/2)+COS([.$O117])*([.AE$3]-[.B$13]/2)" office:value-type="float" office:value="408.374922266333" calcext:value-type="float">
            <text:p>408.374922266333</text:p>
          </table:table-cell>
          <table:table-cell table:formula="of:=COS([.$O117])*([.AF$3]-[.B$12]/2)-SIN([.$O117])*([.AG$3]-[.B$13]/2)" office:value-type="float" office:value="-257.618655481974" calcext:value-type="float">
            <text:p>-257.618655481974</text:p>
          </table:table-cell>
          <table:table-cell table:formula="of:=SIN([.$O117])*([.AF$3]-[.B$12]/2)+COS([.$O117])*([.AG$3]-[.B$13]/2)" office:value-type="float" office:value="-673.403763241386" calcext:value-type="float">
            <text:p>-673.403763241386</text:p>
          </table:table-cell>
          <table:table-cell table:formula="of:=MIN([.X117];[.Z117];[.AB117];[.AD117])" office:value-type="float" office:value="-596.380686192944" calcext:value-type="float">
            <text:p>-596.380686192944</text:p>
          </table:table-cell>
          <table:table-cell table:formula="of:=MIN([.Y117];[.AA117];[.AC117];[.AE117])" office:value-type="float" office:value="-458.798934066528" calcext:value-type="float">
            <text:p>-458.798934066528</text:p>
          </table:table-cell>
          <table:table-cell table:formula="of:=[.AF117]-[.$AH117]" office:value-type="float" office:value="338.76203071097" calcext:value-type="float">
            <text:p>338.76203071097</text:p>
          </table:table-cell>
          <table:table-cell table:formula="of:=[.AG117]-[.$AI117]" office:value-type="float" office:value="-214.604829174858" calcext:value-type="float">
            <text:p>-214.604829174858</text:p>
          </table:table-cell>
          <table:table-cell table:formula="of:=[.AF$3]-[.AJ117]" office:value-type="float" office:value="11.23796928903" calcext:value-type="float">
            <text:p>11.23796928903</text:p>
          </table:table-cell>
          <table:table-cell table:formula="of:=[.AG$3]-[.AK117]" office:value-type="float" office:value="-35.395170825142" calcext:value-type="float">
            <text:p>-35.39517082514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1842362.jpg</text:p>
          </table:table-cell>
          <table:table-cell table:formula="of:=MID([.C118];5;4)" office:value-type="string" office:string-value="2021" calcext:value-type="string">
            <text:p>2021</text:p>
          </table:table-cell>
          <table:table-cell table:formula="of:=MID([.C118];9;2)" office:value-type="string" office:string-value="07" calcext:value-type="string">
            <text:p>07</text:p>
          </table:table-cell>
          <table:table-cell table:formula="of:=MID([.C118];11;2)" office:value-type="string" office:string-value="05" calcext:value-type="string">
            <text:p>05</text:p>
          </table:table-cell>
          <table:table-cell table:formula="of:=MID([.C118];14;2)" office:value-type="string" office:string-value="02" calcext:value-type="string">
            <text:p>02</text:p>
          </table:table-cell>
          <table:table-cell table:formula="of:=MID([.C118];16;2)" office:value-type="string" office:string-value="18" calcext:value-type="string">
            <text:p>18</text:p>
          </table:table-cell>
          <table:table-cell table:formula="of:=MID([.C118];18;2)" office:value-type="string" office:string-value="42" calcext:value-type="string">
            <text:p>42</text:p>
          </table:table-cell>
          <table:table-cell table:formula="of:=DATE([.D118];[.E118];[.F118])+TIME([.G118];[.H118];[.I118])" office:value-type="date" office:date-value="2021-07-05T02:18:42" calcext:value-type="date">
            <text:p>05/07/21 02:18:42</text:p>
          </table:table-cell>
          <table:table-cell table:formula="of:=IF([.C118]&lt;&gt;&quot;&quot;;CONCATENATE(&quot;mogrify -rotate &quot;;ROUND([.N118];3);&quot; -background black &quot;;[.C118]);&quot;&quot;)" office:value-type="string" office:string-value="mogrify -rotate -2 -background black IMG_20210705_021842362.jpg" calcext:value-type="string">
            <text:p>mogrify -rotate -2 -background black IMG_20210705_021842362.jpg</text:p>
          </table:table-cell>
          <table:table-cell table:formula="of:=IF([.C118]&lt;&gt;&quot;&quot;;CONCATENATE(&quot;mogrify -crop &quot;;ROUND([.B$22]);&quot;x&quot;;ROUND([.B$23]);&quot;+&quot;;ROUND([.B$30]+[.B$33]-[.AL118]);&quot;+&quot;;ROUND([.B$31]+[.B$34]-[.AM118]);&quot; &quot;;[.C118]);&quot;&quot;)" office:value-type="string" office:string-value="mogrify -crop 2538x1941+1569+841 IMG_20210705_021842362.jpg" calcext:value-type="string">
            <text:p>mogrify -crop 2538x1941+1569+841 IMG_20210705_021842362.jpg</text:p>
          </table:table-cell>
          <table:table-cell/>
          <table:table-cell table:formula="of:=IF([.C118]&lt;&gt;&quot;&quot;;([.J118]-[.J$3])*360*[.B$35];0)" office:value-type="float" office:value="-2.00000000128057" calcext:value-type="float">
            <text:p>-2.00000000128057</text:p>
          </table:table-cell>
          <table:table-cell table:formula="of:=[.N118]/180*PI()" office:value-type="float" office:value="-0.0349065850622367" calcext:value-type="float">
            <text:p>-0.034906585062237</text:p>
          </table:table-cell>
          <table:table-cell table:formula="of:=COS([.$O118])*([.P$3]-[.B$14])-SIN([.$O118])*([.Q$3]-[.B$15])" office:value-type="float" office:value="-341.061915275201" calcext:value-type="float">
            <text:p>-341.061915275201</text:p>
          </table:table-cell>
          <table:table-cell table:formula="of:=SIN([.$O118])*([.P$3]-[.B$14])+COS([.$O118])*([.Q$3]-[.B$15])" office:value-type="float" office:value="262.062530608272" calcext:value-type="float">
            <text:p>262.062530608272</text:p>
          </table:table-cell>
          <table:table-cell table:formula="of:=COS([.$O118])*([.R$3]-[.B$14])-SIN([.$O118])*([.S$3]-[.B$15])" office:value-type="float" office:value="-310.769152118042" calcext:value-type="float">
            <text:p>-310.769152118042</text:p>
          </table:table-cell>
          <table:table-cell table:formula="of:=SIN([.$O118])*([.R$3]-[.B$14])+COS([.$O118])*([.S$3]-[.B$15])" office:value-type="float" office:value="1129.53376846017" calcext:value-type="float">
            <text:p>1129.53376846017</text:p>
          </table:table-cell>
          <table:table-cell table:formula="of:=COS([.$O118])*([.T$3]-[.B$14])-SIN([.$O118])*([.U$3]-[.B$15])" office:value-type="float" office:value="814.233880757972" calcext:value-type="float">
            <text:p>814.233880757972</text:p>
          </table:table-cell>
          <table:table-cell table:formula="of:=SIN([.$O118])*([.T$3]-[.B$14])+COS([.$O118])*([.U$3]-[.B$15])" office:value-type="float" office:value="221.71871239436" calcext:value-type="float">
            <text:p>221.71871239436</text:p>
          </table:table-cell>
          <table:table-cell table:formula="of:=COS([.$O118])*([.V$3]-[.B$14])-SIN([.$O118])*([.W$3]-[.B$15])" office:value-type="float" office:value="844.526643915131" calcext:value-type="float">
            <text:p>844.526643915131</text:p>
          </table:table-cell>
          <table:table-cell table:formula="of:=SIN([.$O118])*([.V$3]-[.B$14])+COS([.$O118])*([.W$3]-[.B$15])" office:value-type="float" office:value="1089.18995024626" calcext:value-type="float">
            <text:p>1089.18995024626</text:p>
          </table:table-cell>
          <table:table-cell table:formula="of:=COS([.$O118])*([.X$3]-[.B$12]/2)-SIN([.$O118])*([.Y$3]-[.B$13]/2)" office:value-type="float" office:value="-592.794279595166" calcext:value-type="float">
            <text:p>-592.794279595166</text:p>
          </table:table-cell>
          <table:table-cell table:formula="of:=SIN([.$O118])*([.X$3]-[.B$12]/2)+COS([.$O118])*([.Y$3]-[.B$13]/2)" office:value-type="float" office:value="-413.563709818993" calcext:value-type="float">
            <text:p>-413.563709818993</text:p>
          </table:table-cell>
          <table:table-cell table:formula="of:=COS([.$O118])*([.Z$3]-[.B$12]/2)-SIN([.$O118])*([.AA$3]-[.B$13]/2)" office:value-type="float" office:value="-562.501516438007" calcext:value-type="float">
            <text:p>-562.501516438007</text:p>
          </table:table-cell>
          <table:table-cell table:formula="of:=SIN([.$O118])*([.Z$3]-[.B$12]/2)+COS([.$O118])*([.AA$3]-[.B$13]/2)" office:value-type="float" office:value="453.907528032905" calcext:value-type="float">
            <text:p>453.907528032905</text:p>
          </table:table-cell>
          <table:table-cell table:formula="of:=COS([.$O118])*([.AB$3]-[.B$12]/2)-SIN([.$O118])*([.AC$3]-[.B$13]/2)" office:value-type="float" office:value="562.501516438007" calcext:value-type="float">
            <text:p>562.501516438007</text:p>
          </table:table-cell>
          <table:table-cell table:formula="of:=SIN([.$O118])*([.AB$3]-[.B$12]/2)+COS([.$O118])*([.AC$3]-[.B$13]/2)" office:value-type="float" office:value="-453.907528032905" calcext:value-type="float">
            <text:p>-453.907528032905</text:p>
          </table:table-cell>
          <table:table-cell table:formula="of:=COS([.$O118])*([.AD$3]-[.B$12]/2)-SIN([.$O118])*([.AE$3]-[.B$13]/2)" office:value-type="float" office:value="592.794279595166" calcext:value-type="float">
            <text:p>592.794279595166</text:p>
          </table:table-cell>
          <table:table-cell table:formula="of:=SIN([.$O118])*([.AD$3]-[.B$12]/2)+COS([.$O118])*([.AE$3]-[.B$13]/2)" office:value-type="float" office:value="413.563709818993" calcext:value-type="float">
            <text:p>413.563709818993</text:p>
          </table:table-cell>
          <table:table-cell table:formula="of:=COS([.$O118])*([.AF$3]-[.B$12]/2)-SIN([.$O118])*([.AG$3]-[.B$13]/2)" office:value-type="float" office:value="-251.732364319965" calcext:value-type="float">
            <text:p>-251.732364319965</text:p>
          </table:table-cell>
          <table:table-cell table:formula="of:=SIN([.$O118])*([.AF$3]-[.B$12]/2)+COS([.$O118])*([.AG$3]-[.B$13]/2)" office:value-type="float" office:value="-675.626240427265" calcext:value-type="float">
            <text:p>-675.626240427265</text:p>
          </table:table-cell>
          <table:table-cell table:formula="of:=MIN([.X118];[.Z118];[.AB118];[.AD118])" office:value-type="float" office:value="-592.794279595166" calcext:value-type="float">
            <text:p>-592.794279595166</text:p>
          </table:table-cell>
          <table:table-cell table:formula="of:=MIN([.Y118];[.AA118];[.AC118];[.AE118])" office:value-type="float" office:value="-453.907528032905" calcext:value-type="float">
            <text:p>-453.907528032905</text:p>
          </table:table-cell>
          <table:table-cell table:formula="of:=[.AF118]-[.$AH118]" office:value-type="float" office:value="341.061915275201" calcext:value-type="float">
            <text:p>341.061915275201</text:p>
          </table:table-cell>
          <table:table-cell table:formula="of:=[.AG118]-[.$AI118]" office:value-type="float" office:value="-221.71871239436" calcext:value-type="float">
            <text:p>-221.71871239436</text:p>
          </table:table-cell>
          <table:table-cell table:formula="of:=[.AF$3]-[.AJ118]" office:value-type="float" office:value="8.93808472479884" calcext:value-type="float">
            <text:p>8.93808472479884</text:p>
          </table:table-cell>
          <table:table-cell table:formula="of:=[.AG$3]-[.AK118]" office:value-type="float" office:value="-28.28128760564" calcext:value-type="float">
            <text:p>-28.2812876056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2042420.jpg</text:p>
          </table:table-cell>
          <table:table-cell table:formula="of:=MID([.C119];5;4)" office:value-type="string" office:string-value="2021" calcext:value-type="string">
            <text:p>2021</text:p>
          </table:table-cell>
          <table:table-cell table:formula="of:=MID([.C119];9;2)" office:value-type="string" office:string-value="07" calcext:value-type="string">
            <text:p>07</text:p>
          </table:table-cell>
          <table:table-cell table:formula="of:=MID([.C119];11;2)" office:value-type="string" office:string-value="05" calcext:value-type="string">
            <text:p>05</text:p>
          </table:table-cell>
          <table:table-cell table:formula="of:=MID([.C119];14;2)" office:value-type="string" office:string-value="02" calcext:value-type="string">
            <text:p>02</text:p>
          </table:table-cell>
          <table:table-cell table:formula="of:=MID([.C119];16;2)" office:value-type="string" office:string-value="20" calcext:value-type="string">
            <text:p>20</text:p>
          </table:table-cell>
          <table:table-cell table:formula="of:=MID([.C119];18;2)" office:value-type="string" office:string-value="42" calcext:value-type="string">
            <text:p>42</text:p>
          </table:table-cell>
          <table:table-cell table:formula="of:=DATE([.D119];[.E119];[.F119])+TIME([.G119];[.H119];[.I119])" office:value-type="date" office:date-value="2021-07-05T02:20:42" calcext:value-type="date">
            <text:p>05/07/21 02:20:42</text:p>
          </table:table-cell>
          <table:table-cell table:formula="of:=IF([.C119]&lt;&gt;&quot;&quot;;CONCATENATE(&quot;mogrify -rotate &quot;;ROUND([.N119];3);&quot; -background black &quot;;[.C119]);&quot;&quot;)" office:value-type="string" office:string-value="mogrify -rotate -1.5 -background black IMG_20210705_022042420.jpg" calcext:value-type="string">
            <text:p>mogrify -rotate -1.5 -background black IMG_20210705_022042420.jpg</text:p>
          </table:table-cell>
          <table:table-cell table:formula="of:=IF([.C119]&lt;&gt;&quot;&quot;;CONCATENATE(&quot;mogrify -crop &quot;;ROUND([.B$22]);&quot;x&quot;;ROUND([.B$23]);&quot;+&quot;;ROUND([.B$30]+[.B$33]-[.AL119]);&quot;+&quot;;ROUND([.B$31]+[.B$34]-[.AM119]);&quot; &quot;;[.C119]);&quot;&quot;)" office:value-type="string" office:string-value="mogrify -crop 2538x1941+1572+834 IMG_20210705_022042420.jpg" calcext:value-type="string">
            <text:p>mogrify -crop 2538x1941+1572+834 IMG_20210705_022042420.jpg</text:p>
          </table:table-cell>
          <table:table-cell/>
          <table:table-cell table:formula="of:=IF([.C119]&lt;&gt;&quot;&quot;;([.J119]-[.J$3])*360*[.B$35];0)" office:value-type="float" office:value="-1.49999999965075" calcext:value-type="float">
            <text:p>-1.49999999965075</text:p>
          </table:table-cell>
          <table:table-cell table:formula="of:=[.N119]/180*PI()" office:value-type="float" office:value="-0.0261799387738194" calcext:value-type="float">
            <text:p>-0.02617993877382</text:p>
          </table:table-cell>
          <table:table-cell table:formula="of:=COS([.$O119])*([.P$3]-[.B$14])-SIN([.$O119])*([.Q$3]-[.B$15])" office:value-type="float" office:value="-343.335826666056" calcext:value-type="float">
            <text:p>-343.335826666056</text:p>
          </table:table-cell>
          <table:table-cell table:formula="of:=SIN([.$O119])*([.P$3]-[.B$14])+COS([.$O119])*([.Q$3]-[.B$15])" office:value-type="float" office:value="259.076263149552" calcext:value-type="float">
            <text:p>259.076263149552</text:p>
          </table:table-cell>
          <table:table-cell table:formula="of:=COS([.$O119])*([.R$3]-[.B$14])-SIN([.$O119])*([.S$3]-[.B$15])" office:value-type="float" office:value="-320.614235540111" calcext:value-type="float">
            <text:p>-320.614235540111</text:p>
          </table:table-cell>
          <table:table-cell table:formula="of:=SIN([.$O119])*([.R$3]-[.B$14])+COS([.$O119])*([.S$3]-[.B$15])" office:value-type="float" office:value="1126.77882122847" calcext:value-type="float">
            <text:p>1126.77882122847</text:p>
          </table:table-cell>
          <table:table-cell table:formula="of:=COS([.$O119])*([.T$3]-[.B$14])-SIN([.$O119])*([.U$3]-[.B$15])" office:value-type="float" office:value="812.268041005873" calcext:value-type="float">
            <text:p>812.268041005873</text:p>
          </table:table-cell>
          <table:table-cell table:formula="of:=SIN([.$O119])*([.T$3]-[.B$14])+COS([.$O119])*([.U$3]-[.B$15])" office:value-type="float" office:value="228.815710912695" calcext:value-type="float">
            <text:p>228.815710912695</text:p>
          </table:table-cell>
          <table:table-cell table:formula="of:=COS([.$O119])*([.V$3]-[.B$14])-SIN([.$O119])*([.W$3]-[.B$15])" office:value-type="float" office:value="834.989632131818" calcext:value-type="float">
            <text:p>834.989632131818</text:p>
          </table:table-cell>
          <table:table-cell table:formula="of:=SIN([.$O119])*([.V$3]-[.B$14])+COS([.$O119])*([.W$3]-[.B$15])" office:value-type="float" office:value="1096.51826899162" calcext:value-type="float">
            <text:p>1096.51826899162</text:p>
          </table:table-cell>
          <table:table-cell table:formula="of:=COS([.$O119])*([.X$3]-[.B$12]/2)-SIN([.$O119])*([.Y$3]-[.B$13]/2)" office:value-type="float" office:value="-589.162729398937" calcext:value-type="float">
            <text:p>-589.162729398937</text:p>
          </table:table-cell>
          <table:table-cell table:formula="of:=SIN([.$O119])*([.X$3]-[.B$12]/2)+COS([.$O119])*([.Y$3]-[.B$13]/2)" office:value-type="float" office:value="-418.721002921032" calcext:value-type="float">
            <text:p>-418.721002921032</text:p>
          </table:table-cell>
          <table:table-cell table:formula="of:=COS([.$O119])*([.Z$3]-[.B$12]/2)-SIN([.$O119])*([.AA$3]-[.B$13]/2)" office:value-type="float" office:value="-566.441138272992" calcext:value-type="float">
            <text:p>-566.441138272992</text:p>
          </table:table-cell>
          <table:table-cell table:formula="of:=SIN([.$O119])*([.Z$3]-[.B$12]/2)+COS([.$O119])*([.AA$3]-[.B$13]/2)" office:value-type="float" office:value="448.98155515789" calcext:value-type="float">
            <text:p>448.98155515789</text:p>
          </table:table-cell>
          <table:table-cell table:formula="of:=COS([.$O119])*([.AB$3]-[.B$12]/2)-SIN([.$O119])*([.AC$3]-[.B$13]/2)" office:value-type="float" office:value="566.441138272992" calcext:value-type="float">
            <text:p>566.441138272992</text:p>
          </table:table-cell>
          <table:table-cell table:formula="of:=SIN([.$O119])*([.AB$3]-[.B$12]/2)+COS([.$O119])*([.AC$3]-[.B$13]/2)" office:value-type="float" office:value="-448.98155515789" calcext:value-type="float">
            <text:p>-448.98155515789</text:p>
          </table:table-cell>
          <table:table-cell table:formula="of:=COS([.$O119])*([.AD$3]-[.B$12]/2)-SIN([.$O119])*([.AE$3]-[.B$13]/2)" office:value-type="float" office:value="589.162729398937" calcext:value-type="float">
            <text:p>589.162729398937</text:p>
          </table:table-cell>
          <table:table-cell table:formula="of:=SIN([.$O119])*([.AD$3]-[.B$12]/2)+COS([.$O119])*([.AE$3]-[.B$13]/2)" office:value-type="float" office:value="418.721002921032" calcext:value-type="float">
            <text:p>418.721002921032</text:p>
          </table:table-cell>
          <table:table-cell table:formula="of:=COS([.$O119])*([.AF$3]-[.B$12]/2)-SIN([.$O119])*([.AG$3]-[.B$13]/2)" office:value-type="float" office:value="-245.826902732881" calcext:value-type="float">
            <text:p>-245.826902732881</text:p>
          </table:table-cell>
          <table:table-cell table:formula="of:=SIN([.$O119])*([.AF$3]-[.B$12]/2)+COS([.$O119])*([.AG$3]-[.B$13]/2)" office:value-type="float" office:value="-677.797266070585" calcext:value-type="float">
            <text:p>-677.797266070585</text:p>
          </table:table-cell>
          <table:table-cell table:formula="of:=MIN([.X119];[.Z119];[.AB119];[.AD119])" office:value-type="float" office:value="-589.162729398937" calcext:value-type="float">
            <text:p>-589.162729398937</text:p>
          </table:table-cell>
          <table:table-cell table:formula="of:=MIN([.Y119];[.AA119];[.AC119];[.AE119])" office:value-type="float" office:value="-448.98155515789" calcext:value-type="float">
            <text:p>-448.98155515789</text:p>
          </table:table-cell>
          <table:table-cell table:formula="of:=[.AF119]-[.$AH119]" office:value-type="float" office:value="343.335826666056" calcext:value-type="float">
            <text:p>343.335826666056</text:p>
          </table:table-cell>
          <table:table-cell table:formula="of:=[.AG119]-[.$AI119]" office:value-type="float" office:value="-228.815710912695" calcext:value-type="float">
            <text:p>-228.815710912695</text:p>
          </table:table-cell>
          <table:table-cell table:formula="of:=[.AF$3]-[.AJ119]" office:value-type="float" office:value="6.66417333394406" calcext:value-type="float">
            <text:p>6.66417333394406</text:p>
          </table:table-cell>
          <table:table-cell table:formula="of:=[.AG$3]-[.AK119]" office:value-type="float" office:value="-21.1842890873052" calcext:value-type="float">
            <text:p>-21.184289087305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2242469.jpg</text:p>
          </table:table-cell>
          <table:table-cell table:formula="of:=MID([.C120];5;4)" office:value-type="string" office:string-value="2021" calcext:value-type="string">
            <text:p>2021</text:p>
          </table:table-cell>
          <table:table-cell table:formula="of:=MID([.C120];9;2)" office:value-type="string" office:string-value="07" calcext:value-type="string">
            <text:p>07</text:p>
          </table:table-cell>
          <table:table-cell table:formula="of:=MID([.C120];11;2)" office:value-type="string" office:string-value="05" calcext:value-type="string">
            <text:p>05</text:p>
          </table:table-cell>
          <table:table-cell table:formula="of:=MID([.C120];14;2)" office:value-type="string" office:string-value="02" calcext:value-type="string">
            <text:p>02</text:p>
          </table:table-cell>
          <table:table-cell table:formula="of:=MID([.C120];16;2)" office:value-type="string" office:string-value="22" calcext:value-type="string">
            <text:p>22</text:p>
          </table:table-cell>
          <table:table-cell table:formula="of:=MID([.C120];18;2)" office:value-type="string" office:string-value="42" calcext:value-type="string">
            <text:p>42</text:p>
          </table:table-cell>
          <table:table-cell table:formula="of:=DATE([.D120];[.E120];[.F120])+TIME([.G120];[.H120];[.I120])" office:value-type="date" office:date-value="2021-07-05T02:22:42" calcext:value-type="date">
            <text:p>05/07/21 02:22:42</text:p>
          </table:table-cell>
          <table:table-cell table:formula="of:=IF([.C120]&lt;&gt;&quot;&quot;;CONCATENATE(&quot;mogrify -rotate &quot;;ROUND([.N120];3);&quot; -background black &quot;;[.C120]);&quot;&quot;)" office:value-type="string" office:string-value="mogrify -rotate -1 -background black IMG_20210705_022242469.jpg" calcext:value-type="string">
            <text:p>mogrify -rotate -1 -background black IMG_20210705_022242469.jpg</text:p>
          </table:table-cell>
          <table:table-cell table:formula="of:=IF([.C120]&lt;&gt;&quot;&quot;;CONCATENATE(&quot;mogrify -crop &quot;;ROUND([.B$22]);&quot;x&quot;;ROUND([.B$23]);&quot;+&quot;;ROUND([.B$30]+[.B$33]-[.AL120]);&quot;+&quot;;ROUND([.B$31]+[.B$34]-[.AM120]);&quot; &quot;;[.C120]);&quot;&quot;)" office:value-type="string" office:string-value="mogrify -crop 2538x1941+1574+827 IMG_20210705_022242469.jpg" calcext:value-type="string">
            <text:p>mogrify -crop 2538x1941+1574+827 IMG_20210705_022242469.jpg</text:p>
          </table:table-cell>
          <table:table-cell/>
          <table:table-cell table:formula="of:=IF([.C120]&lt;&gt;&quot;&quot;;([.J120]-[.J$3])*360*[.B$35];0)" office:value-type="float" office:value="-1.00000000064028" calcext:value-type="float">
            <text:p>-1.00000000064028</text:p>
          </table:table-cell>
          <table:table-cell table:formula="of:=[.N120]/180*PI()" office:value-type="float" office:value="-0.0174532925311184" calcext:value-type="float">
            <text:p>-0.017453292531118</text:p>
          </table:table-cell>
          <table:table-cell table:formula="of:=COS([.$O120])*([.P$3]-[.B$14])-SIN([.$O120])*([.Q$3]-[.B$15])" office:value-type="float" office:value="-345.583591692554" calcext:value-type="float">
            <text:p>-345.583591692554</text:p>
          </table:table-cell>
          <table:table-cell table:formula="of:=SIN([.$O120])*([.P$3]-[.B$14])+COS([.$O120])*([.Q$3]-[.B$15])" office:value-type="float" office:value="256.070266046009" calcext:value-type="float">
            <text:p>256.070266046009</text:p>
          </table:table-cell>
          <table:table-cell table:formula="of:=COS([.$O120])*([.R$3]-[.B$14])-SIN([.$O120])*([.S$3]-[.B$15])" office:value-type="float" office:value="-330.434902895294" calcext:value-type="float">
            <text:p>-330.434902895294</text:p>
          </table:table-cell>
          <table:table-cell table:formula="of:=SIN([.$O120])*([.R$3]-[.B$14])+COS([.$O120])*([.S$3]-[.B$15])" office:value-type="float" office:value="1123.93806544159" calcext:value-type="float">
            <text:p>1123.93806544159</text:p>
          </table:table-cell>
          <table:table-cell table:formula="of:=COS([.$O120])*([.T$3]-[.B$14])-SIN([.$O120])*([.U$3]-[.B$15])" office:value-type="float" office:value="810.240343908008" calcext:value-type="float">
            <text:p>810.240343908008</text:p>
          </table:table-cell>
          <table:table-cell table:formula="of:=SIN([.$O120])*([.T$3]-[.B$14])+COS([.$O120])*([.U$3]-[.B$15])" office:value-type="float" office:value="235.895284191593" calcext:value-type="float">
            <text:p>235.895284191593</text:p>
          </table:table-cell>
          <table:table-cell table:formula="of:=COS([.$O120])*([.V$3]-[.B$14])-SIN([.$O120])*([.W$3]-[.B$15])" office:value-type="float" office:value="825.389032705269" calcext:value-type="float">
            <text:p>825.389032705269</text:p>
          </table:table-cell>
          <table:table-cell table:formula="of:=SIN([.$O120])*([.V$3]-[.B$14])+COS([.$O120])*([.W$3]-[.B$15])" office:value-type="float" office:value="1103.76308358717" calcext:value-type="float">
            <text:p>1103.76308358717</text:p>
          </table:table-cell>
          <table:table-cell table:formula="of:=COS([.$O120])*([.X$3]-[.B$12]/2)-SIN([.$O120])*([.Y$3]-[.B$13]/2)" office:value-type="float" office:value="-585.486312198912" calcext:value-type="float">
            <text:p>-585.486312198912</text:p>
          </table:table-cell>
          <table:table-cell table:formula="of:=SIN([.$O120])*([.X$3]-[.B$12]/2)+COS([.$O120])*([.Y$3]-[.B$13]/2)" office:value-type="float" office:value="-423.846408770581" calcext:value-type="float">
            <text:p>-423.846408770581</text:p>
          </table:table-cell>
          <table:table-cell table:formula="of:=COS([.$O120])*([.Z$3]-[.B$12]/2)-SIN([.$O120])*([.AA$3]-[.B$13]/2)" office:value-type="float" office:value="-570.337623401651" calcext:value-type="float">
            <text:p>-570.337623401651</text:p>
          </table:table-cell>
          <table:table-cell table:formula="of:=SIN([.$O120])*([.Z$3]-[.B$12]/2)+COS([.$O120])*([.AA$3]-[.B$13]/2)" office:value-type="float" office:value="444.021390624997" calcext:value-type="float">
            <text:p>444.021390624997</text:p>
          </table:table-cell>
          <table:table-cell table:formula="of:=COS([.$O120])*([.AB$3]-[.B$12]/2)-SIN([.$O120])*([.AC$3]-[.B$13]/2)" office:value-type="float" office:value="570.337623401651" calcext:value-type="float">
            <text:p>570.337623401651</text:p>
          </table:table-cell>
          <table:table-cell table:formula="of:=SIN([.$O120])*([.AB$3]-[.B$12]/2)+COS([.$O120])*([.AC$3]-[.B$13]/2)" office:value-type="float" office:value="-444.021390624997" calcext:value-type="float">
            <text:p>-444.021390624997</text:p>
          </table:table-cell>
          <table:table-cell table:formula="of:=COS([.$O120])*([.AD$3]-[.B$12]/2)-SIN([.$O120])*([.AE$3]-[.B$13]/2)" office:value-type="float" office:value="585.486312198912" calcext:value-type="float">
            <text:p>585.486312198912</text:p>
          </table:table-cell>
          <table:table-cell table:formula="of:=SIN([.$O120])*([.AD$3]-[.B$12]/2)+COS([.$O120])*([.AE$3]-[.B$13]/2)" office:value-type="float" office:value="423.846408770581" calcext:value-type="float">
            <text:p>423.846408770581</text:p>
          </table:table-cell>
          <table:table-cell table:formula="of:=COS([.$O120])*([.AF$3]-[.B$12]/2)-SIN([.$O120])*([.AG$3]-[.B$13]/2)" office:value-type="float" office:value="-239.902720506357" calcext:value-type="float">
            <text:p>-239.902720506357</text:p>
          </table:table-cell>
          <table:table-cell table:formula="of:=SIN([.$O120])*([.AF$3]-[.B$12]/2)+COS([.$O120])*([.AG$3]-[.B$13]/2)" office:value-type="float" office:value="-679.91667481659" calcext:value-type="float">
            <text:p>-679.91667481659</text:p>
          </table:table-cell>
          <table:table-cell table:formula="of:=MIN([.X120];[.Z120];[.AB120];[.AD120])" office:value-type="float" office:value="-585.486312198912" calcext:value-type="float">
            <text:p>-585.486312198912</text:p>
          </table:table-cell>
          <table:table-cell table:formula="of:=MIN([.Y120];[.AA120];[.AC120];[.AE120])" office:value-type="float" office:value="-444.021390624997" calcext:value-type="float">
            <text:p>-444.021390624997</text:p>
          </table:table-cell>
          <table:table-cell table:formula="of:=[.AF120]-[.$AH120]" office:value-type="float" office:value="345.583591692554" calcext:value-type="float">
            <text:p>345.583591692554</text:p>
          </table:table-cell>
          <table:table-cell table:formula="of:=[.AG120]-[.$AI120]" office:value-type="float" office:value="-235.895284191593" calcext:value-type="float">
            <text:p>-235.895284191593</text:p>
          </table:table-cell>
          <table:table-cell table:formula="of:=[.AF$3]-[.AJ120]" office:value-type="float" office:value="4.41640830744552" calcext:value-type="float">
            <text:p>4.41640830744552</text:p>
          </table:table-cell>
          <table:table-cell table:formula="of:=[.AG$3]-[.AK120]" office:value-type="float" office:value="-14.1047158084071" calcext:value-type="float">
            <text:p>-14.104715808407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2442555.jpg</text:p>
          </table:table-cell>
          <table:table-cell table:formula="of:=MID([.C121];5;4)" office:value-type="string" office:string-value="2021" calcext:value-type="string">
            <text:p>2021</text:p>
          </table:table-cell>
          <table:table-cell table:formula="of:=MID([.C121];9;2)" office:value-type="string" office:string-value="07" calcext:value-type="string">
            <text:p>07</text:p>
          </table:table-cell>
          <table:table-cell table:formula="of:=MID([.C121];11;2)" office:value-type="string" office:string-value="05" calcext:value-type="string">
            <text:p>05</text:p>
          </table:table-cell>
          <table:table-cell table:formula="of:=MID([.C121];14;2)" office:value-type="string" office:string-value="02" calcext:value-type="string">
            <text:p>02</text:p>
          </table:table-cell>
          <table:table-cell table:formula="of:=MID([.C121];16;2)" office:value-type="string" office:string-value="24" calcext:value-type="string">
            <text:p>24</text:p>
          </table:table-cell>
          <table:table-cell table:formula="of:=MID([.C121];18;2)" office:value-type="string" office:string-value="42" calcext:value-type="string">
            <text:p>42</text:p>
          </table:table-cell>
          <table:table-cell table:formula="of:=DATE([.D121];[.E121];[.F121])+TIME([.G121];[.H121];[.I121])" office:value-type="date" office:date-value="2021-07-05T02:24:42" calcext:value-type="date">
            <text:p>05/07/21 02:24:42</text:p>
          </table:table-cell>
          <table:table-cell table:formula="of:=IF([.C121]&lt;&gt;&quot;&quot;;CONCATENATE(&quot;mogrify -rotate &quot;;ROUND([.N121];3);&quot; -background black &quot;;[.C121]);&quot;&quot;)" office:value-type="string" office:string-value="mogrify -rotate -0.5 -background black IMG_20210705_022442555.jpg" calcext:value-type="string">
            <text:p>mogrify -rotate -0.5 -background black IMG_20210705_022442555.jpg</text:p>
          </table:table-cell>
          <table:table-cell table:formula="of:=IF([.C121]&lt;&gt;&quot;&quot;;CONCATENATE(&quot;mogrify -crop &quot;;ROUND([.B$22]);&quot;x&quot;;ROUND([.B$23]);&quot;+&quot;;ROUND([.B$30]+[.B$33]-[.AL121]);&quot;+&quot;;ROUND([.B$31]+[.B$34]-[.AM121]);&quot; &quot;;[.C121]);&quot;&quot;)" office:value-type="string" office:string-value="mogrify -crop 2538x1941+1576+819 IMG_20210705_022442555.jpg" calcext:value-type="string">
            <text:p>mogrify -crop 2538x1941+1576+819 IMG_20210705_022442555.jpg</text:p>
          </table:table-cell>
          <table:table-cell/>
          <table:table-cell table:formula="of:=IF([.C121]&lt;&gt;&quot;&quot;;([.J121]-[.J$3])*360*[.B$35];0)" office:value-type="float" office:value="-0.49999999901047" calcext:value-type="float">
            <text:p>-0.49999999901047</text:p>
          </table:table-cell>
          <table:table-cell table:formula="of:=[.N121]/180*PI()" office:value-type="float" office:value="-0.00872664624270109" calcext:value-type="float">
            <text:p>-0.008726646242701</text:p>
          </table:table-cell>
          <table:table-cell table:formula="of:=COS([.$O121])*([.P$3]-[.B$14])-SIN([.$O121])*([.Q$3]-[.B$15])" office:value-type="float" office:value="-347.805039202237" calcext:value-type="float">
            <text:p>-347.805039202237</text:p>
          </table:table-cell>
          <table:table-cell table:formula="of:=SIN([.$O121])*([.P$3]-[.B$14])+COS([.$O121])*([.Q$3]-[.B$15])" office:value-type="float" office:value="253.044768184467" calcext:value-type="float">
            <text:p>253.044768184467</text:p>
          </table:table-cell>
          <table:table-cell table:formula="of:=COS([.$O121])*([.R$3]-[.B$14])-SIN([.$O121])*([.S$3]-[.B$15])" office:value-type="float" office:value="-340.230406404638" calcext:value-type="float">
            <text:p>-340.230406404638</text:p>
          </table:table-cell>
          <table:table-cell table:formula="of:=SIN([.$O121])*([.R$3]-[.B$14])+COS([.$O121])*([.S$3]-[.B$15])" office:value-type="float" office:value="1121.0117174043" calcext:value-type="float">
            <text:p>1121.0117174043</text:p>
          </table:table-cell>
          <table:table-cell table:formula="of:=COS([.$O121])*([.T$3]-[.B$14])-SIN([.$O121])*([.U$3]-[.B$15])" office:value-type="float" office:value="808.15094386012" calcext:value-type="float">
            <text:p>808.15094386012</text:p>
          </table:table-cell>
          <table:table-cell table:formula="of:=SIN([.$O121])*([.T$3]-[.B$14])+COS([.$O121])*([.U$3]-[.B$15])" office:value-type="float" office:value="242.956893168311" calcext:value-type="float">
            <text:p>242.956893168311</text:p>
          </table:table-cell>
          <table:table-cell table:formula="of:=COS([.$O121])*([.V$3]-[.B$14])-SIN([.$O121])*([.W$3]-[.B$15])" office:value-type="float" office:value="815.725576657718" calcext:value-type="float">
            <text:p>815.725576657718</text:p>
          </table:table-cell>
          <table:table-cell table:formula="of:=SIN([.$O121])*([.V$3]-[.B$14])+COS([.$O121])*([.W$3]-[.B$15])" office:value-type="float" office:value="1110.92384238814" calcext:value-type="float">
            <text:p>1110.92384238814</text:p>
          </table:table-cell>
          <table:table-cell table:formula="of:=COS([.$O121])*([.X$3]-[.B$12]/2)-SIN([.$O121])*([.Y$3]-[.B$13]/2)" office:value-type="float" office:value="-581.765307929977" calcext:value-type="float">
            <text:p>-581.765307929977</text:p>
          </table:table-cell>
          <table:table-cell table:formula="of:=SIN([.$O121])*([.X$3]-[.B$12]/2)+COS([.$O121])*([.Y$3]-[.B$13]/2)" office:value-type="float" office:value="-428.939537101838" calcext:value-type="float">
            <text:p>-428.939537101838</text:p>
          </table:table-cell>
          <table:table-cell table:formula="of:=COS([.$O121])*([.Z$3]-[.B$12]/2)-SIN([.$O121])*([.AA$3]-[.B$13]/2)" office:value-type="float" office:value="-574.190675132379" calcext:value-type="float">
            <text:p>-574.190675132379</text:p>
          </table:table-cell>
          <table:table-cell table:formula="of:=SIN([.$O121])*([.Z$3]-[.B$12]/2)+COS([.$O121])*([.AA$3]-[.B$13]/2)" office:value-type="float" office:value="439.027412117994" calcext:value-type="float">
            <text:p>439.027412117994</text:p>
          </table:table-cell>
          <table:table-cell table:formula="of:=COS([.$O121])*([.AB$3]-[.B$12]/2)-SIN([.$O121])*([.AC$3]-[.B$13]/2)" office:value-type="float" office:value="574.190675132379" calcext:value-type="float">
            <text:p>574.190675132379</text:p>
          </table:table-cell>
          <table:table-cell table:formula="of:=SIN([.$O121])*([.AB$3]-[.B$12]/2)+COS([.$O121])*([.AC$3]-[.B$13]/2)" office:value-type="float" office:value="-439.027412117994" calcext:value-type="float">
            <text:p>-439.027412117994</text:p>
          </table:table-cell>
          <table:table-cell table:formula="of:=COS([.$O121])*([.AD$3]-[.B$12]/2)-SIN([.$O121])*([.AE$3]-[.B$13]/2)" office:value-type="float" office:value="581.765307929977" calcext:value-type="float">
            <text:p>581.765307929977</text:p>
          </table:table-cell>
          <table:table-cell table:formula="of:=SIN([.$O121])*([.AD$3]-[.B$12]/2)+COS([.$O121])*([.AE$3]-[.B$13]/2)" office:value-type="float" office:value="428.939537101838" calcext:value-type="float">
            <text:p>428.939537101838</text:p>
          </table:table-cell>
          <table:table-cell table:formula="of:=COS([.$O121])*([.AF$3]-[.B$12]/2)-SIN([.$O121])*([.AG$3]-[.B$13]/2)" office:value-type="float" office:value="-233.960268727741" calcext:value-type="float">
            <text:p>-233.960268727741</text:p>
          </table:table-cell>
          <table:table-cell table:formula="of:=SIN([.$O121])*([.AF$3]-[.B$12]/2)+COS([.$O121])*([.AG$3]-[.B$13]/2)" office:value-type="float" office:value="-681.984305286304" calcext:value-type="float">
            <text:p>-681.984305286304</text:p>
          </table:table-cell>
          <table:table-cell table:formula="of:=MIN([.X121];[.Z121];[.AB121];[.AD121])" office:value-type="float" office:value="-581.765307929977" calcext:value-type="float">
            <text:p>-581.765307929977</text:p>
          </table:table-cell>
          <table:table-cell table:formula="of:=MIN([.Y121];[.AA121];[.AC121];[.AE121])" office:value-type="float" office:value="-439.027412117994" calcext:value-type="float">
            <text:p>-439.027412117994</text:p>
          </table:table-cell>
          <table:table-cell table:formula="of:=[.AF121]-[.$AH121]" office:value-type="float" office:value="347.805039202237" calcext:value-type="float">
            <text:p>347.805039202237</text:p>
          </table:table-cell>
          <table:table-cell table:formula="of:=[.AG121]-[.$AI121]" office:value-type="float" office:value="-242.956893168311" calcext:value-type="float">
            <text:p>-242.956893168311</text:p>
          </table:table-cell>
          <table:table-cell table:formula="of:=[.AF$3]-[.AJ121]" office:value-type="float" office:value="2.19496079776331" calcext:value-type="float">
            <text:p>2.19496079776331</text:p>
          </table:table-cell>
          <table:table-cell table:formula="of:=[.AG$3]-[.AK121]" office:value-type="float" office:value="-7.04310683168939" calcext:value-type="float">
            <text:p>-7.0431068316893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2642636.jpg</text:p>
          </table:table-cell>
          <table:table-cell table:formula="of:=MID([.C122];5;4)" office:value-type="string" office:string-value="2021" calcext:value-type="string">
            <text:p>2021</text:p>
          </table:table-cell>
          <table:table-cell table:formula="of:=MID([.C122];9;2)" office:value-type="string" office:string-value="07" calcext:value-type="string">
            <text:p>07</text:p>
          </table:table-cell>
          <table:table-cell table:formula="of:=MID([.C122];11;2)" office:value-type="string" office:string-value="05" calcext:value-type="string">
            <text:p>05</text:p>
          </table:table-cell>
          <table:table-cell table:formula="of:=MID([.C122];14;2)" office:value-type="string" office:string-value="02" calcext:value-type="string">
            <text:p>02</text:p>
          </table:table-cell>
          <table:table-cell table:formula="of:=MID([.C122];16;2)" office:value-type="string" office:string-value="26" calcext:value-type="string">
            <text:p>26</text:p>
          </table:table-cell>
          <table:table-cell table:formula="of:=MID([.C122];18;2)" office:value-type="string" office:string-value="42" calcext:value-type="string">
            <text:p>42</text:p>
          </table:table-cell>
          <table:table-cell table:formula="of:=DATE([.D122];[.E122];[.F122])+TIME([.G122];[.H122];[.I122])" office:value-type="date" office:date-value="2021-07-05T02:26:42" calcext:value-type="date">
            <text:p>05/07/21 02:26:42</text:p>
          </table:table-cell>
          <table:table-cell table:formula="of:=IF([.C122]&lt;&gt;&quot;&quot;;CONCATENATE(&quot;mogrify -rotate &quot;;ROUND([.N122];3);&quot; -background black &quot;;[.C122]);&quot;&quot;)" office:value-type="string" office:string-value="mogrify -rotate 0 -background black IMG_20210705_022642636.jpg" calcext:value-type="string">
            <text:p>mogrify -rotate 0 -background black IMG_20210705_022642636.jpg</text:p>
          </table:table-cell>
          <table:table-cell table:formula="of:=IF([.C122]&lt;&gt;&quot;&quot;;CONCATENATE(&quot;mogrify -crop &quot;;ROUND([.B$22]);&quot;x&quot;;ROUND([.B$23]);&quot;+&quot;;ROUND([.B$30]+[.B$33]-[.AL122]);&quot;+&quot;;ROUND([.B$31]+[.B$34]-[.AM122]);&quot; &quot;;[.C122]);&quot;&quot;)" office:value-type="string" office:string-value="mogrify -crop 2538x1941+1578+812 IMG_20210705_022642636.jpg" calcext:value-type="string">
            <text:p>mogrify -crop 2538x1941+1578+812 IMG_20210705_022642636.jpg</text:p>
          </table:table-cell>
          <table:table-cell/>
          <table:table-cell table:formula="of:=IF([.C122]&lt;&gt;&quot;&quot;;([.J122]-[.J$3])*360*[.B$35];0)" office:value-type="float" office:value="0" calcext:value-type="float">
            <text:p>0</text:p>
          </table:table-cell>
          <table:table-cell table:formula="of:=[.N122]/180*PI()" office:value-type="float" office:value="0" calcext:value-type="float">
            <text:p>0</text:p>
          </table:table-cell>
          <table:table-cell table:formula="of:=COS([.$O122])*([.P$3]-[.B$14])-SIN([.$O122])*([.Q$3]-[.B$15])" office:value-type="float" office:value="-350" calcext:value-type="float">
            <text:p>-350</text:p>
          </table:table-cell>
          <table:table-cell table:formula="of:=SIN([.$O122])*([.P$3]-[.B$14])+COS([.$O122])*([.Q$3]-[.B$15])" office:value-type="float" office:value="250" calcext:value-type="float">
            <text:p>250</text:p>
          </table:table-cell>
          <table:table-cell table:formula="of:=COS([.$O122])*([.R$3]-[.B$14])-SIN([.$O122])*([.S$3]-[.B$15])" office:value-type="float" office:value="-350" calcext:value-type="float">
            <text:p>-350</text:p>
          </table:table-cell>
          <table:table-cell table:formula="of:=SIN([.$O122])*([.R$3]-[.B$14])+COS([.$O122])*([.S$3]-[.B$15])" office:value-type="float" office:value="1118" calcext:value-type="float">
            <text:p>1118</text:p>
          </table:table-cell>
          <table:table-cell table:formula="of:=COS([.$O122])*([.T$3]-[.B$14])-SIN([.$O122])*([.U$3]-[.B$15])" office:value-type="float" office:value="806" calcext:value-type="float">
            <text:p>806</text:p>
          </table:table-cell>
          <table:table-cell table:formula="of:=SIN([.$O122])*([.T$3]-[.B$14])+COS([.$O122])*([.U$3]-[.B$15])" office:value-type="float" office:value="250" calcext:value-type="float">
            <text:p>250</text:p>
          </table:table-cell>
          <table:table-cell table:formula="of:=COS([.$O122])*([.V$3]-[.B$14])-SIN([.$O122])*([.W$3]-[.B$15])" office:value-type="float" office:value="806" calcext:value-type="float">
            <text:p>806</text:p>
          </table:table-cell>
          <table:table-cell table:formula="of:=SIN([.$O122])*([.V$3]-[.B$14])+COS([.$O122])*([.W$3]-[.B$15])" office:value-type="float" office:value="1118" calcext:value-type="float">
            <text:p>1118</text:p>
          </table:table-cell>
          <table:table-cell table:formula="of:=COS([.$O122])*([.X$3]-[.B$12]/2)-SIN([.$O122])*([.Y$3]-[.B$13]/2)" office:value-type="float" office:value="-578" calcext:value-type="float">
            <text:p>-578</text:p>
          </table:table-cell>
          <table:table-cell table:formula="of:=SIN([.$O122])*([.X$3]-[.B$12]/2)+COS([.$O122])*([.Y$3]-[.B$13]/2)" office:value-type="float" office:value="-434" calcext:value-type="float">
            <text:p>-434</text:p>
          </table:table-cell>
          <table:table-cell table:formula="of:=COS([.$O122])*([.Z$3]-[.B$12]/2)-SIN([.$O122])*([.AA$3]-[.B$13]/2)" office:value-type="float" office:value="-578" calcext:value-type="float">
            <text:p>-578</text:p>
          </table:table-cell>
          <table:table-cell table:formula="of:=SIN([.$O122])*([.Z$3]-[.B$12]/2)+COS([.$O122])*([.AA$3]-[.B$13]/2)" office:value-type="float" office:value="434" calcext:value-type="float">
            <text:p>434</text:p>
          </table:table-cell>
          <table:table-cell table:formula="of:=COS([.$O122])*([.AB$3]-[.B$12]/2)-SIN([.$O122])*([.AC$3]-[.B$13]/2)" office:value-type="float" office:value="578" calcext:value-type="float">
            <text:p>578</text:p>
          </table:table-cell>
          <table:table-cell table:formula="of:=SIN([.$O122])*([.AB$3]-[.B$12]/2)+COS([.$O122])*([.AC$3]-[.B$13]/2)" office:value-type="float" office:value="-434" calcext:value-type="float">
            <text:p>-434</text:p>
          </table:table-cell>
          <table:table-cell table:formula="of:=COS([.$O122])*([.AD$3]-[.B$12]/2)-SIN([.$O122])*([.AE$3]-[.B$13]/2)" office:value-type="float" office:value="578" calcext:value-type="float">
            <text:p>578</text:p>
          </table:table-cell>
          <table:table-cell table:formula="of:=SIN([.$O122])*([.AD$3]-[.B$12]/2)+COS([.$O122])*([.AE$3]-[.B$13]/2)" office:value-type="float" office:value="434" calcext:value-type="float">
            <text:p>434</text:p>
          </table:table-cell>
          <table:table-cell table:formula="of:=COS([.$O122])*([.AF$3]-[.B$12]/2)-SIN([.$O122])*([.AG$3]-[.B$13]/2)" office:value-type="float" office:value="-228" calcext:value-type="float">
            <text:p>-228</text:p>
          </table:table-cell>
          <table:table-cell table:formula="of:=SIN([.$O122])*([.AF$3]-[.B$12]/2)+COS([.$O122])*([.AG$3]-[.B$13]/2)" office:value-type="float" office:value="-684" calcext:value-type="float">
            <text:p>-684</text:p>
          </table:table-cell>
          <table:table-cell table:formula="of:=MIN([.X122];[.Z122];[.AB122];[.AD122])" office:value-type="float" office:value="-578" calcext:value-type="float">
            <text:p>-578</text:p>
          </table:table-cell>
          <table:table-cell table:formula="of:=MIN([.Y122];[.AA122];[.AC122];[.AE122])" office:value-type="float" office:value="-434" calcext:value-type="float">
            <text:p>-434</text:p>
          </table:table-cell>
          <table:table-cell table:formula="of:=[.AF122]-[.$AH122]" office:value-type="float" office:value="350" calcext:value-type="float">
            <text:p>350</text:p>
          </table:table-cell>
          <table:table-cell table:formula="of:=[.AG122]-[.$AI122]" office:value-type="float" office:value="-250" calcext:value-type="float">
            <text:p>-250</text:p>
          </table:table-cell>
          <table:table-cell table:formula="of:=[.AF$3]-[.AJ122]" office:value-type="float" office:value="0" calcext:value-type="float">
            <text:p>0</text:p>
          </table:table-cell>
          <table:table-cell table:formula="of:=[.AG$3]-[.AK12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2842655.jpg</text:p>
          </table:table-cell>
          <table:table-cell table:formula="of:=MID([.C123];5;4)" office:value-type="string" office:string-value="2021" calcext:value-type="string">
            <text:p>2021</text:p>
          </table:table-cell>
          <table:table-cell table:formula="of:=MID([.C123];9;2)" office:value-type="string" office:string-value="07" calcext:value-type="string">
            <text:p>07</text:p>
          </table:table-cell>
          <table:table-cell table:formula="of:=MID([.C123];11;2)" office:value-type="string" office:string-value="05" calcext:value-type="string">
            <text:p>05</text:p>
          </table:table-cell>
          <table:table-cell table:formula="of:=MID([.C123];14;2)" office:value-type="string" office:string-value="02" calcext:value-type="string">
            <text:p>02</text:p>
          </table:table-cell>
          <table:table-cell table:formula="of:=MID([.C123];16;2)" office:value-type="string" office:string-value="28" calcext:value-type="string">
            <text:p>28</text:p>
          </table:table-cell>
          <table:table-cell table:formula="of:=MID([.C123];18;2)" office:value-type="string" office:string-value="42" calcext:value-type="string">
            <text:p>42</text:p>
          </table:table-cell>
          <table:table-cell table:formula="of:=DATE([.D123];[.E123];[.F123])+TIME([.G123];[.H123];[.I123])" office:value-type="date" office:date-value="2021-07-05T02:28:42" calcext:value-type="date">
            <text:p>05/07/21 02:28:42</text:p>
          </table:table-cell>
          <table:table-cell table:formula="of:=IF([.C123]&lt;&gt;&quot;&quot;;CONCATENATE(&quot;mogrify -rotate &quot;;ROUND([.N123];3);&quot; -background black &quot;;[.C123]);&quot;&quot;)" office:value-type="string" office:string-value="mogrify -rotate 0.5 -background black IMG_20210705_022842655.jpg" calcext:value-type="string">
            <text:p>mogrify -rotate 0.5 -background black IMG_20210705_022842655.jpg</text:p>
          </table:table-cell>
          <table:table-cell table:formula="of:=IF([.C123]&lt;&gt;&quot;&quot;;CONCATENATE(&quot;mogrify -crop &quot;;ROUND([.B$22]);&quot;x&quot;;ROUND([.B$23]);&quot;+&quot;;ROUND([.B$30]+[.B$33]-[.AL123]);&quot;+&quot;;ROUND([.B$31]+[.B$34]-[.AM123]);&quot; &quot;;[.C123]);&quot;&quot;)" office:value-type="string" office:string-value="mogrify -crop 2538x1941+1588+816 IMG_20210705_022842655.jpg" calcext:value-type="string">
            <text:p>mogrify -crop 2538x1941+1588+816 IMG_20210705_022842655.jpg</text:p>
          </table:table-cell>
          <table:table-cell/>
          <table:table-cell table:formula="of:=IF([.C123]&lt;&gt;&quot;&quot;;([.J123]-[.J$3])*360*[.B$35];0)" office:value-type="float" office:value="0.49999999901047" calcext:value-type="float">
            <text:p>0.49999999901047</text:p>
          </table:table-cell>
          <table:table-cell table:formula="of:=[.N123]/180*PI()" office:value-type="float" office:value="0.00872664624270109" calcext:value-type="float">
            <text:p>0.008726646242701</text:p>
          </table:table-cell>
          <table:table-cell table:formula="of:=COS([.$O123])*([.P$3]-[.B$14])-SIN([.$O123])*([.Q$3]-[.B$15])" office:value-type="float" office:value="-352.168306942789" calcext:value-type="float">
            <text:p>-352.168306942789</text:p>
          </table:table-cell>
          <table:table-cell table:formula="of:=SIN([.$O123])*([.P$3]-[.B$14])+COS([.$O123])*([.Q$3]-[.B$15])" office:value-type="float" office:value="246.936193347694" calcext:value-type="float">
            <text:p>246.936193347694</text:p>
          </table:table-cell>
          <table:table-cell table:formula="of:=COS([.$O123])*([.R$3]-[.B$14])-SIN([.$O123])*([.S$3]-[.B$15])" office:value-type="float" office:value="-359.742939740387" calcext:value-type="float">
            <text:p>-359.742939740387</text:p>
          </table:table-cell>
          <table:table-cell table:formula="of:=SIN([.$O123])*([.R$3]-[.B$14])+COS([.$O123])*([.S$3]-[.B$15])" office:value-type="float" office:value="1114.90314256753" calcext:value-type="float">
            <text:p>1114.90314256753</text:p>
          </table:table-cell>
          <table:table-cell table:formula="of:=COS([.$O123])*([.T$3]-[.B$14])-SIN([.$O123])*([.U$3]-[.B$15])" office:value-type="float" office:value="803.787676119568" calcext:value-type="float">
            <text:p>803.787676119568</text:p>
          </table:table-cell>
          <table:table-cell table:formula="of:=SIN([.$O123])*([.T$3]-[.B$14])+COS([.$O123])*([.U$3]-[.B$15])" office:value-type="float" office:value="257.02406836385" calcext:value-type="float">
            <text:p>257.02406836385</text:p>
          </table:table-cell>
          <table:table-cell table:formula="of:=COS([.$O123])*([.V$3]-[.B$14])-SIN([.$O123])*([.W$3]-[.B$15])" office:value-type="float" office:value="796.213043321969" calcext:value-type="float">
            <text:p>796.213043321969</text:p>
          </table:table-cell>
          <table:table-cell table:formula="of:=SIN([.$O123])*([.V$3]-[.B$14])+COS([.$O123])*([.W$3]-[.B$15])" office:value-type="float" office:value="1124.99101758368" calcext:value-type="float">
            <text:p>1124.99101758368</text:p>
          </table:table-cell>
          <table:table-cell table:formula="of:=COS([.$O123])*([.X$3]-[.B$12]/2)-SIN([.$O123])*([.Y$3]-[.B$13]/2)" office:value-type="float" office:value="-574.190675132379" calcext:value-type="float">
            <text:p>-574.190675132379</text:p>
          </table:table-cell>
          <table:table-cell table:formula="of:=SIN([.$O123])*([.X$3]-[.B$12]/2)+COS([.$O123])*([.Y$3]-[.B$13]/2)" office:value-type="float" office:value="-439.027412117994" calcext:value-type="float">
            <text:p>-439.027412117994</text:p>
          </table:table-cell>
          <table:table-cell table:formula="of:=COS([.$O123])*([.Z$3]-[.B$12]/2)-SIN([.$O123])*([.AA$3]-[.B$13]/2)" office:value-type="float" office:value="-581.765307929977" calcext:value-type="float">
            <text:p>-581.765307929977</text:p>
          </table:table-cell>
          <table:table-cell table:formula="of:=SIN([.$O123])*([.Z$3]-[.B$12]/2)+COS([.$O123])*([.AA$3]-[.B$13]/2)" office:value-type="float" office:value="428.939537101838" calcext:value-type="float">
            <text:p>428.939537101838</text:p>
          </table:table-cell>
          <table:table-cell table:formula="of:=COS([.$O123])*([.AB$3]-[.B$12]/2)-SIN([.$O123])*([.AC$3]-[.B$13]/2)" office:value-type="float" office:value="581.765307929977" calcext:value-type="float">
            <text:p>581.765307929977</text:p>
          </table:table-cell>
          <table:table-cell table:formula="of:=SIN([.$O123])*([.AB$3]-[.B$12]/2)+COS([.$O123])*([.AC$3]-[.B$13]/2)" office:value-type="float" office:value="-428.939537101838" calcext:value-type="float">
            <text:p>-428.939537101838</text:p>
          </table:table-cell>
          <table:table-cell table:formula="of:=COS([.$O123])*([.AD$3]-[.B$12]/2)-SIN([.$O123])*([.AE$3]-[.B$13]/2)" office:value-type="float" office:value="574.190675132379" calcext:value-type="float">
            <text:p>574.190675132379</text:p>
          </table:table-cell>
          <table:table-cell table:formula="of:=SIN([.$O123])*([.AD$3]-[.B$12]/2)+COS([.$O123])*([.AE$3]-[.B$13]/2)" office:value-type="float" office:value="439.027412117994" calcext:value-type="float">
            <text:p>439.027412117994</text:p>
          </table:table-cell>
          <table:table-cell table:formula="of:=COS([.$O123])*([.AF$3]-[.B$12]/2)-SIN([.$O123])*([.AG$3]-[.B$13]/2)" office:value-type="float" office:value="-222.02236818959" calcext:value-type="float">
            <text:p>-222.02236818959</text:p>
          </table:table-cell>
          <table:table-cell table:formula="of:=SIN([.$O123])*([.AF$3]-[.B$12]/2)+COS([.$O123])*([.AG$3]-[.B$13]/2)" office:value-type="float" office:value="-685.963605465688" calcext:value-type="float">
            <text:p>-685.963605465688</text:p>
          </table:table-cell>
          <table:table-cell table:formula="of:=MIN([.X123];[.Z123];[.AB123];[.AD123])" office:value-type="float" office:value="-581.765307929977" calcext:value-type="float">
            <text:p>-581.765307929977</text:p>
          </table:table-cell>
          <table:table-cell table:formula="of:=MIN([.Y123];[.AA123];[.AC123];[.AE123])" office:value-type="float" office:value="-439.027412117994" calcext:value-type="float">
            <text:p>-439.027412117994</text:p>
          </table:table-cell>
          <table:table-cell table:formula="of:=[.AF123]-[.$AH123]" office:value-type="float" office:value="359.742939740387" calcext:value-type="float">
            <text:p>359.742939740387</text:p>
          </table:table-cell>
          <table:table-cell table:formula="of:=[.AG123]-[.$AI123]" office:value-type="float" office:value="-246.936193347694" calcext:value-type="float">
            <text:p>-246.936193347694</text:p>
          </table:table-cell>
          <table:table-cell table:formula="of:=[.AF$3]-[.AJ123]" office:value-type="float" office:value="-9.74293974038699" calcext:value-type="float">
            <text:p>-9.74293974038699</text:p>
          </table:table-cell>
          <table:table-cell table:formula="of:=[.AG$3]-[.AK123]" office:value-type="float" office:value="-3.06380665230591" calcext:value-type="float">
            <text:p>-3.0638066523059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3042727.jpg</text:p>
          </table:table-cell>
          <table:table-cell table:formula="of:=MID([.C124];5;4)" office:value-type="string" office:string-value="2021" calcext:value-type="string">
            <text:p>2021</text:p>
          </table:table-cell>
          <table:table-cell table:formula="of:=MID([.C124];9;2)" office:value-type="string" office:string-value="07" calcext:value-type="string">
            <text:p>07</text:p>
          </table:table-cell>
          <table:table-cell table:formula="of:=MID([.C124];11;2)" office:value-type="string" office:string-value="05" calcext:value-type="string">
            <text:p>05</text:p>
          </table:table-cell>
          <table:table-cell table:formula="of:=MID([.C124];14;2)" office:value-type="string" office:string-value="02" calcext:value-type="string">
            <text:p>02</text:p>
          </table:table-cell>
          <table:table-cell table:formula="of:=MID([.C124];16;2)" office:value-type="string" office:string-value="30" calcext:value-type="string">
            <text:p>30</text:p>
          </table:table-cell>
          <table:table-cell table:formula="of:=MID([.C124];18;2)" office:value-type="string" office:string-value="42" calcext:value-type="string">
            <text:p>42</text:p>
          </table:table-cell>
          <table:table-cell table:formula="of:=DATE([.D124];[.E124];[.F124])+TIME([.G124];[.H124];[.I124])" office:value-type="date" office:date-value="2021-07-05T02:30:42" calcext:value-type="date">
            <text:p>05/07/21 02:30:42</text:p>
          </table:table-cell>
          <table:table-cell table:formula="of:=IF([.C124]&lt;&gt;&quot;&quot;;CONCATENATE(&quot;mogrify -rotate &quot;;ROUND([.N124];3);&quot; -background black &quot;;[.C124]);&quot;&quot;)" office:value-type="string" office:string-value="mogrify -rotate 1 -background black IMG_20210705_023042727.jpg" calcext:value-type="string">
            <text:p>mogrify -rotate 1 -background black IMG_20210705_023042727.jpg</text:p>
          </table:table-cell>
          <table:table-cell table:formula="of:=IF([.C124]&lt;&gt;&quot;&quot;;CONCATENATE(&quot;mogrify -crop &quot;;ROUND([.B$22]);&quot;x&quot;;ROUND([.B$23]);&quot;+&quot;;ROUND([.B$30]+[.B$33]-[.AL124]);&quot;+&quot;;ROUND([.B$31]+[.B$34]-[.AM124]);&quot; &quot;;[.C124]);&quot;&quot;)" office:value-type="string" office:string-value="mogrify -crop 2538x1941+1598+819 IMG_20210705_023042727.jpg" calcext:value-type="string">
            <text:p>mogrify -crop 2538x1941+1598+819 IMG_20210705_023042727.jpg</text:p>
          </table:table-cell>
          <table:table-cell/>
          <table:table-cell table:formula="of:=IF([.C124]&lt;&gt;&quot;&quot;;([.J124]-[.J$3])*360*[.B$35];0)" office:value-type="float" office:value="1.00000000064028" calcext:value-type="float">
            <text:p>1.00000000064028</text:p>
          </table:table-cell>
          <table:table-cell table:formula="of:=[.N124]/180*PI()" office:value-type="float" office:value="0.0174532925311184" calcext:value-type="float">
            <text:p>0.017453292531118</text:p>
          </table:table-cell>
          <table:table-cell table:formula="of:=COS([.$O124])*([.P$3]-[.B$14])-SIN([.$O124])*([.Q$3]-[.B$15])" office:value-type="float" office:value="-354.309794916783" calcext:value-type="float">
            <text:p>-354.309794916783</text:p>
          </table:table-cell>
          <table:table-cell table:formula="of:=SIN([.$O124])*([.P$3]-[.B$14])+COS([.$O124])*([.Q$3]-[.B$15])" office:value-type="float" office:value="243.853581532089" calcext:value-type="float">
            <text:p>243.853581532089</text:p>
          </table:table-cell>
          <table:table-cell table:formula="of:=COS([.$O124])*([.R$3]-[.B$14])-SIN([.$O124])*([.S$3]-[.B$15])" office:value-type="float" office:value="-369.458483714043" calcext:value-type="float">
            <text:p>-369.458483714043</text:p>
          </table:table-cell>
          <table:table-cell table:formula="of:=SIN([.$O124])*([.R$3]-[.B$14])+COS([.$O124])*([.S$3]-[.B$15])" office:value-type="float" office:value="1111.72138092767" calcext:value-type="float">
            <text:p>1111.72138092767</text:p>
          </table:table-cell>
          <table:table-cell table:formula="of:=COS([.$O124])*([.T$3]-[.B$14])-SIN([.$O124])*([.U$3]-[.B$15])" office:value-type="float" office:value="801.51414068378" calcext:value-type="float">
            <text:p>801.51414068378</text:p>
          </table:table-cell>
          <table:table-cell table:formula="of:=SIN([.$O124])*([.T$3]-[.B$14])+COS([.$O124])*([.U$3]-[.B$15])" office:value-type="float" office:value="264.028563386505" calcext:value-type="float">
            <text:p>264.028563386505</text:p>
          </table:table-cell>
          <table:table-cell table:formula="of:=COS([.$O124])*([.V$3]-[.B$14])-SIN([.$O124])*([.W$3]-[.B$15])" office:value-type="float" office:value="786.365451886519" calcext:value-type="float">
            <text:p>786.365451886519</text:p>
          </table:table-cell>
          <table:table-cell table:formula="of:=SIN([.$O124])*([.V$3]-[.B$14])+COS([.$O124])*([.W$3]-[.B$15])" office:value-type="float" office:value="1131.89636278208" calcext:value-type="float">
            <text:p>1131.89636278208</text:p>
          </table:table-cell>
          <table:table-cell table:formula="of:=COS([.$O124])*([.X$3]-[.B$12]/2)-SIN([.$O124])*([.Y$3]-[.B$13]/2)" office:value-type="float" office:value="-570.337623401651" calcext:value-type="float">
            <text:p>-570.337623401651</text:p>
          </table:table-cell>
          <table:table-cell table:formula="of:=SIN([.$O124])*([.X$3]-[.B$12]/2)+COS([.$O124])*([.Y$3]-[.B$13]/2)" office:value-type="float" office:value="-444.021390624997" calcext:value-type="float">
            <text:p>-444.021390624997</text:p>
          </table:table-cell>
          <table:table-cell table:formula="of:=COS([.$O124])*([.Z$3]-[.B$12]/2)-SIN([.$O124])*([.AA$3]-[.B$13]/2)" office:value-type="float" office:value="-585.486312198912" calcext:value-type="float">
            <text:p>-585.486312198912</text:p>
          </table:table-cell>
          <table:table-cell table:formula="of:=SIN([.$O124])*([.Z$3]-[.B$12]/2)+COS([.$O124])*([.AA$3]-[.B$13]/2)" office:value-type="float" office:value="423.846408770581" calcext:value-type="float">
            <text:p>423.846408770581</text:p>
          </table:table-cell>
          <table:table-cell table:formula="of:=COS([.$O124])*([.AB$3]-[.B$12]/2)-SIN([.$O124])*([.AC$3]-[.B$13]/2)" office:value-type="float" office:value="585.486312198912" calcext:value-type="float">
            <text:p>585.486312198912</text:p>
          </table:table-cell>
          <table:table-cell table:formula="of:=SIN([.$O124])*([.AB$3]-[.B$12]/2)+COS([.$O124])*([.AC$3]-[.B$13]/2)" office:value-type="float" office:value="-423.846408770581" calcext:value-type="float">
            <text:p>-423.846408770581</text:p>
          </table:table-cell>
          <table:table-cell table:formula="of:=COS([.$O124])*([.AD$3]-[.B$12]/2)-SIN([.$O124])*([.AE$3]-[.B$13]/2)" office:value-type="float" office:value="570.337623401651" calcext:value-type="float">
            <text:p>570.337623401651</text:p>
          </table:table-cell>
          <table:table-cell table:formula="of:=SIN([.$O124])*([.AD$3]-[.B$12]/2)+COS([.$O124])*([.AE$3]-[.B$13]/2)" office:value-type="float" office:value="444.021390624997" calcext:value-type="float">
            <text:p>444.021390624997</text:p>
          </table:table-cell>
          <table:table-cell table:formula="of:=COS([.$O124])*([.AF$3]-[.B$12]/2)-SIN([.$O124])*([.AG$3]-[.B$13]/2)" office:value-type="float" office:value="-216.027828484868" calcext:value-type="float">
            <text:p>-216.027828484868</text:p>
          </table:table-cell>
          <table:table-cell table:formula="of:=SIN([.$O124])*([.AF$3]-[.B$12]/2)+COS([.$O124])*([.AG$3]-[.B$13]/2)" office:value-type="float" office:value="-687.874972157086" calcext:value-type="float">
            <text:p>-687.874972157086</text:p>
          </table:table-cell>
          <table:table-cell table:formula="of:=MIN([.X124];[.Z124];[.AB124];[.AD124])" office:value-type="float" office:value="-585.486312198912" calcext:value-type="float">
            <text:p>-585.486312198912</text:p>
          </table:table-cell>
          <table:table-cell table:formula="of:=MIN([.Y124];[.AA124];[.AC124];[.AE124])" office:value-type="float" office:value="-444.021390624997" calcext:value-type="float">
            <text:p>-444.021390624997</text:p>
          </table:table-cell>
          <table:table-cell table:formula="of:=[.AF124]-[.$AH124]" office:value-type="float" office:value="369.458483714043" calcext:value-type="float">
            <text:p>369.458483714043</text:p>
          </table:table-cell>
          <table:table-cell table:formula="of:=[.AG124]-[.$AI124]" office:value-type="float" office:value="-243.853581532089" calcext:value-type="float">
            <text:p>-243.853581532089</text:p>
          </table:table-cell>
          <table:table-cell table:formula="of:=[.AF$3]-[.AJ124]" office:value-type="float" office:value="-19.4584837140435" calcext:value-type="float">
            <text:p>-19.4584837140435</text:p>
          </table:table-cell>
          <table:table-cell table:formula="of:=[.AG$3]-[.AK124]" office:value-type="float" office:value="-6.14641846791085" calcext:value-type="float">
            <text:p>-6.1464184679108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3242730.jpg</text:p>
          </table:table-cell>
          <table:table-cell table:formula="of:=MID([.C125];5;4)" office:value-type="string" office:string-value="2021" calcext:value-type="string">
            <text:p>2021</text:p>
          </table:table-cell>
          <table:table-cell table:formula="of:=MID([.C125];9;2)" office:value-type="string" office:string-value="07" calcext:value-type="string">
            <text:p>07</text:p>
          </table:table-cell>
          <table:table-cell table:formula="of:=MID([.C125];11;2)" office:value-type="string" office:string-value="05" calcext:value-type="string">
            <text:p>05</text:p>
          </table:table-cell>
          <table:table-cell table:formula="of:=MID([.C125];14;2)" office:value-type="string" office:string-value="02" calcext:value-type="string">
            <text:p>02</text:p>
          </table:table-cell>
          <table:table-cell table:formula="of:=MID([.C125];16;2)" office:value-type="string" office:string-value="32" calcext:value-type="string">
            <text:p>32</text:p>
          </table:table-cell>
          <table:table-cell table:formula="of:=MID([.C125];18;2)" office:value-type="string" office:string-value="42" calcext:value-type="string">
            <text:p>42</text:p>
          </table:table-cell>
          <table:table-cell table:formula="of:=DATE([.D125];[.E125];[.F125])+TIME([.G125];[.H125];[.I125])" office:value-type="date" office:date-value="2021-07-05T02:32:42" calcext:value-type="date">
            <text:p>05/07/21 02:32:42</text:p>
          </table:table-cell>
          <table:table-cell table:formula="of:=IF([.C125]&lt;&gt;&quot;&quot;;CONCATENATE(&quot;mogrify -rotate &quot;;ROUND([.N125];3);&quot; -background black &quot;;[.C125]);&quot;&quot;)" office:value-type="string" office:string-value="mogrify -rotate 1.5 -background black IMG_20210705_023242730.jpg" calcext:value-type="string">
            <text:p>mogrify -rotate 1.5 -background black IMG_20210705_023242730.jpg</text:p>
          </table:table-cell>
          <table:table-cell table:formula="of:=IF([.C125]&lt;&gt;&quot;&quot;;CONCATENATE(&quot;mogrify -crop &quot;;ROUND([.B$22]);&quot;x&quot;;ROUND([.B$23]);&quot;+&quot;;ROUND([.B$30]+[.B$33]-[.AL125]);&quot;+&quot;;ROUND([.B$31]+[.B$34]-[.AM125]);&quot; &quot;;[.C125]);&quot;&quot;)" office:value-type="string" office:string-value="mogrify -crop 2538x1941+1607+822 IMG_20210705_023242730.jpg" calcext:value-type="string">
            <text:p>mogrify -crop 2538x1941+1607+822 IMG_20210705_023242730.jpg</text:p>
          </table:table-cell>
          <table:table-cell/>
          <table:table-cell table:formula="of:=IF([.C125]&lt;&gt;&quot;&quot;;([.J125]-[.J$3])*360*[.B$35];0)" office:value-type="float" office:value="1.49999999965075" calcext:value-type="float">
            <text:p>1.49999999965075</text:p>
          </table:table-cell>
          <table:table-cell table:formula="of:=[.N125]/180*PI()" office:value-type="float" office:value="0.0261799387738194" calcext:value-type="float">
            <text:p>0.02617993877382</text:p>
          </table:table-cell>
          <table:table-cell table:formula="of:=COS([.$O125])*([.P$3]-[.B$14])-SIN([.$O125])*([.Q$3]-[.B$15])" office:value-type="float" office:value="-356.424300816946" calcext:value-type="float">
            <text:p>-356.424300816946</text:p>
          </table:table-cell>
          <table:table-cell table:formula="of:=SIN([.$O125])*([.P$3]-[.B$14])+COS([.$O125])*([.Q$3]-[.B$15])" office:value-type="float" office:value="240.752399338306" calcext:value-type="float">
            <text:p>240.752399338306</text:p>
          </table:table-cell>
          <table:table-cell table:formula="of:=COS([.$O125])*([.R$3]-[.B$14])-SIN([.$O125])*([.S$3]-[.B$15])" office:value-type="float" office:value="-379.145891942891" calcext:value-type="float">
            <text:p>-379.145891942891</text:p>
          </table:table-cell>
          <table:table-cell table:formula="of:=SIN([.$O125])*([.R$3]-[.B$14])+COS([.$O125])*([.S$3]-[.B$15])" office:value-type="float" office:value="1108.45495741723" calcext:value-type="float">
            <text:p>1108.45495741723</text:p>
          </table:table-cell>
          <table:table-cell table:formula="of:=COS([.$O125])*([.T$3]-[.B$14])-SIN([.$O125])*([.U$3]-[.B$15])" office:value-type="float" office:value="799.179566854983" calcext:value-type="float">
            <text:p>799.179566854983</text:p>
          </table:table-cell>
          <table:table-cell table:formula="of:=SIN([.$O125])*([.T$3]-[.B$14])+COS([.$O125])*([.U$3]-[.B$15])" office:value-type="float" office:value="271.012951575164" calcext:value-type="float">
            <text:p>271.012951575164</text:p>
          </table:table-cell>
          <table:table-cell table:formula="of:=COS([.$O125])*([.V$3]-[.B$14])-SIN([.$O125])*([.W$3]-[.B$15])" office:value-type="float" office:value="776.457975729038" calcext:value-type="float">
            <text:p>776.457975729038</text:p>
          </table:table-cell>
          <table:table-cell table:formula="of:=SIN([.$O125])*([.V$3]-[.B$14])+COS([.$O125])*([.W$3]-[.B$15])" office:value-type="float" office:value="1138.71550965409" calcext:value-type="float">
            <text:p>1138.71550965409</text:p>
          </table:table-cell>
          <table:table-cell table:formula="of:=COS([.$O125])*([.X$3]-[.B$12]/2)-SIN([.$O125])*([.Y$3]-[.B$13]/2)" office:value-type="float" office:value="-566.441138272992" calcext:value-type="float">
            <text:p>-566.441138272992</text:p>
          </table:table-cell>
          <table:table-cell table:formula="of:=SIN([.$O125])*([.X$3]-[.B$12]/2)+COS([.$O125])*([.Y$3]-[.B$13]/2)" office:value-type="float" office:value="-448.98155515789" calcext:value-type="float">
            <text:p>-448.98155515789</text:p>
          </table:table-cell>
          <table:table-cell table:formula="of:=COS([.$O125])*([.Z$3]-[.B$12]/2)-SIN([.$O125])*([.AA$3]-[.B$13]/2)" office:value-type="float" office:value="-589.162729398937" calcext:value-type="float">
            <text:p>-589.162729398937</text:p>
          </table:table-cell>
          <table:table-cell table:formula="of:=SIN([.$O125])*([.Z$3]-[.B$12]/2)+COS([.$O125])*([.AA$3]-[.B$13]/2)" office:value-type="float" office:value="418.721002921032" calcext:value-type="float">
            <text:p>418.721002921032</text:p>
          </table:table-cell>
          <table:table-cell table:formula="of:=COS([.$O125])*([.AB$3]-[.B$12]/2)-SIN([.$O125])*([.AC$3]-[.B$13]/2)" office:value-type="float" office:value="589.162729398937" calcext:value-type="float">
            <text:p>589.162729398937</text:p>
          </table:table-cell>
          <table:table-cell table:formula="of:=SIN([.$O125])*([.AB$3]-[.B$12]/2)+COS([.$O125])*([.AC$3]-[.B$13]/2)" office:value-type="float" office:value="-418.721002921032" calcext:value-type="float">
            <text:p>-418.721002921032</text:p>
          </table:table-cell>
          <table:table-cell table:formula="of:=COS([.$O125])*([.AD$3]-[.B$12]/2)-SIN([.$O125])*([.AE$3]-[.B$13]/2)" office:value-type="float" office:value="566.441138272992" calcext:value-type="float">
            <text:p>566.441138272992</text:p>
          </table:table-cell>
          <table:table-cell table:formula="of:=SIN([.$O125])*([.AD$3]-[.B$12]/2)+COS([.$O125])*([.AE$3]-[.B$13]/2)" office:value-type="float" office:value="448.98155515789" calcext:value-type="float">
            <text:p>448.98155515789</text:p>
          </table:table-cell>
          <table:table-cell table:formula="of:=COS([.$O125])*([.AF$3]-[.B$12]/2)-SIN([.$O125])*([.AG$3]-[.B$13]/2)" office:value-type="float" office:value="-210.016837456046" calcext:value-type="float">
            <text:p>-210.016837456046</text:p>
          </table:table-cell>
          <table:table-cell table:formula="of:=SIN([.$O125])*([.AF$3]-[.B$12]/2)+COS([.$O125])*([.AG$3]-[.B$13]/2)" office:value-type="float" office:value="-689.733954496196" calcext:value-type="float">
            <text:p>-689.733954496196</text:p>
          </table:table-cell>
          <table:table-cell table:formula="of:=MIN([.X125];[.Z125];[.AB125];[.AD125])" office:value-type="float" office:value="-589.162729398937" calcext:value-type="float">
            <text:p>-589.162729398937</text:p>
          </table:table-cell>
          <table:table-cell table:formula="of:=MIN([.Y125];[.AA125];[.AC125];[.AE125])" office:value-type="float" office:value="-448.98155515789" calcext:value-type="float">
            <text:p>-448.98155515789</text:p>
          </table:table-cell>
          <table:table-cell table:formula="of:=[.AF125]-[.$AH125]" office:value-type="float" office:value="379.145891942891" calcext:value-type="float">
            <text:p>379.145891942891</text:p>
          </table:table-cell>
          <table:table-cell table:formula="of:=[.AG125]-[.$AI125]" office:value-type="float" office:value="-240.752399338306" calcext:value-type="float">
            <text:p>-240.752399338306</text:p>
          </table:table-cell>
          <table:table-cell table:formula="of:=[.AF$3]-[.AJ125]" office:value-type="float" office:value="-29.1458919428906" calcext:value-type="float">
            <text:p>-29.1458919428906</text:p>
          </table:table-cell>
          <table:table-cell table:formula="of:=[.AG$3]-[.AK125]" office:value-type="float" office:value="-9.24760066169375" calcext:value-type="float">
            <text:p>-9.2476006616937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3442796.jpg</text:p>
          </table:table-cell>
          <table:table-cell table:formula="of:=MID([.C126];5;4)" office:value-type="string" office:string-value="2021" calcext:value-type="string">
            <text:p>2021</text:p>
          </table:table-cell>
          <table:table-cell table:formula="of:=MID([.C126];9;2)" office:value-type="string" office:string-value="07" calcext:value-type="string">
            <text:p>07</text:p>
          </table:table-cell>
          <table:table-cell table:formula="of:=MID([.C126];11;2)" office:value-type="string" office:string-value="05" calcext:value-type="string">
            <text:p>05</text:p>
          </table:table-cell>
          <table:table-cell table:formula="of:=MID([.C126];14;2)" office:value-type="string" office:string-value="02" calcext:value-type="string">
            <text:p>02</text:p>
          </table:table-cell>
          <table:table-cell table:formula="of:=MID([.C126];16;2)" office:value-type="string" office:string-value="34" calcext:value-type="string">
            <text:p>34</text:p>
          </table:table-cell>
          <table:table-cell table:formula="of:=MID([.C126];18;2)" office:value-type="string" office:string-value="42" calcext:value-type="string">
            <text:p>42</text:p>
          </table:table-cell>
          <table:table-cell table:formula="of:=DATE([.D126];[.E126];[.F126])+TIME([.G126];[.H126];[.I126])" office:value-type="date" office:date-value="2021-07-05T02:34:42" calcext:value-type="date">
            <text:p>05/07/21 02:34:42</text:p>
          </table:table-cell>
          <table:table-cell table:formula="of:=IF([.C126]&lt;&gt;&quot;&quot;;CONCATENATE(&quot;mogrify -rotate &quot;;ROUND([.N126];3);&quot; -background black &quot;;[.C126]);&quot;&quot;)" office:value-type="string" office:string-value="mogrify -rotate 2 -background black IMG_20210705_023442796.jpg" calcext:value-type="string">
            <text:p>mogrify -rotate 2 -background black IMG_20210705_023442796.jpg</text:p>
          </table:table-cell>
          <table:table-cell table:formula="of:=IF([.C126]&lt;&gt;&quot;&quot;;CONCATENATE(&quot;mogrify -crop &quot;;ROUND([.B$22]);&quot;x&quot;;ROUND([.B$23]);&quot;+&quot;;ROUND([.B$30]+[.B$33]-[.AL126]);&quot;+&quot;;ROUND([.B$31]+[.B$34]-[.AM126]);&quot; &quot;;[.C126]);&quot;&quot;)" office:value-type="string" office:string-value="mogrify -crop 2538x1941+1617+825 IMG_20210705_023442796.jpg" calcext:value-type="string">
            <text:p>mogrify -crop 2538x1941+1617+825 IMG_20210705_023442796.jpg</text:p>
          </table:table-cell>
          <table:table-cell/>
          <table:table-cell table:formula="of:=IF([.C126]&lt;&gt;&quot;&quot;;([.J126]-[.J$3])*360*[.B$35];0)" office:value-type="float" office:value="1.99999999866122" calcext:value-type="float">
            <text:p>1.99999999866122</text:p>
          </table:table-cell>
          <table:table-cell table:formula="of:=[.N126]/180*PI()" office:value-type="float" office:value="0.0349065850165205" calcext:value-type="float">
            <text:p>0.034906585016521</text:p>
          </table:table-cell>
          <table:table-cell table:formula="of:=COS([.$O126])*([.P$3]-[.B$14])-SIN([.$O126])*([.Q$3]-[.B$15])" office:value-type="float" office:value="-358.511663626756" calcext:value-type="float">
            <text:p>-358.511663626756</text:p>
          </table:table-cell>
          <table:table-cell table:formula="of:=SIN([.$O126])*([.P$3]-[.B$14])+COS([.$O126])*([.Q$3]-[.B$15])" office:value-type="float" office:value="237.632882917276" calcext:value-type="float">
            <text:p>237.632882917276</text:p>
          </table:table-cell>
          <table:table-cell table:formula="of:=COS([.$O126])*([.R$3]-[.B$14])-SIN([.$O126])*([.S$3]-[.B$15])" office:value-type="float" office:value="-388.804426744258" calcext:value-type="float">
            <text:p>-388.804426744258</text:p>
          </table:table-cell>
          <table:table-cell table:formula="of:=SIN([.$O126])*([.R$3]-[.B$14])+COS([.$O126])*([.S$3]-[.B$15])" office:value-type="float" office:value="1105.10412077056" calcext:value-type="float">
            <text:p>1105.10412077056</text:p>
          </table:table-cell>
          <table:table-cell table:formula="of:=COS([.$O126])*([.T$3]-[.B$14])-SIN([.$O126])*([.U$3]-[.B$15])" office:value-type="float" office:value="796.784132408261" calcext:value-type="float">
            <text:p>796.784132408261</text:p>
          </table:table-cell>
          <table:table-cell table:formula="of:=SIN([.$O126])*([.T$3]-[.B$14])+COS([.$O126])*([.U$3]-[.B$15])" office:value-type="float" office:value="277.976701078372" calcext:value-type="float">
            <text:p>277.976701078372</text:p>
          </table:table-cell>
          <table:table-cell table:formula="of:=COS([.$O126])*([.V$3]-[.B$14])-SIN([.$O126])*([.W$3]-[.B$15])" office:value-type="float" office:value="766.49136929076" calcext:value-type="float">
            <text:p>766.49136929076</text:p>
          </table:table-cell>
          <table:table-cell table:formula="of:=SIN([.$O126])*([.V$3]-[.B$14])+COS([.$O126])*([.W$3]-[.B$15])" office:value-type="float" office:value="1145.44793893166" calcext:value-type="float">
            <text:p>1145.44793893166</text:p>
          </table:table-cell>
          <table:table-cell table:formula="of:=COS([.$O126])*([.X$3]-[.B$12]/2)-SIN([.$O126])*([.Y$3]-[.B$13]/2)" office:value-type="float" office:value="-562.501516458758" calcext:value-type="float">
            <text:p>-562.501516458758</text:p>
          </table:table-cell>
          <table:table-cell table:formula="of:=SIN([.$O126])*([.X$3]-[.B$12]/2)+COS([.$O126])*([.Y$3]-[.B$13]/2)" office:value-type="float" office:value="-453.90752800719" calcext:value-type="float">
            <text:p>-453.90752800719</text:p>
          </table:table-cell>
          <table:table-cell table:formula="of:=COS([.$O126])*([.Z$3]-[.B$12]/2)-SIN([.$O126])*([.AA$3]-[.B$13]/2)" office:value-type="float" office:value="-592.794279576259" calcext:value-type="float">
            <text:p>-592.794279576259</text:p>
          </table:table-cell>
          <table:table-cell table:formula="of:=SIN([.$O126])*([.Z$3]-[.B$12]/2)+COS([.$O126])*([.AA$3]-[.B$13]/2)" office:value-type="float" office:value="413.563709846093" calcext:value-type="float">
            <text:p>413.563709846093</text:p>
          </table:table-cell>
          <table:table-cell table:formula="of:=COS([.$O126])*([.AB$3]-[.B$12]/2)-SIN([.$O126])*([.AC$3]-[.B$13]/2)" office:value-type="float" office:value="592.794279576259" calcext:value-type="float">
            <text:p>592.794279576259</text:p>
          </table:table-cell>
          <table:table-cell table:formula="of:=SIN([.$O126])*([.AB$3]-[.B$12]/2)+COS([.$O126])*([.AC$3]-[.B$13]/2)" office:value-type="float" office:value="-413.563709846093" calcext:value-type="float">
            <text:p>-413.563709846093</text:p>
          </table:table-cell>
          <table:table-cell table:formula="of:=COS([.$O126])*([.AD$3]-[.B$12]/2)-SIN([.$O126])*([.AE$3]-[.B$13]/2)" office:value-type="float" office:value="562.501516458758" calcext:value-type="float">
            <text:p>562.501516458758</text:p>
          </table:table-cell>
          <table:table-cell table:formula="of:=SIN([.$O126])*([.AD$3]-[.B$12]/2)+COS([.$O126])*([.AE$3]-[.B$13]/2)" office:value-type="float" office:value="453.90752800719" calcext:value-type="float">
            <text:p>453.90752800719</text:p>
          </table:table-cell>
          <table:table-cell table:formula="of:=COS([.$O126])*([.AF$3]-[.B$12]/2)-SIN([.$O126])*([.AG$3]-[.B$13]/2)" office:value-type="float" office:value="-203.989852832002" calcext:value-type="float">
            <text:p>-203.989852832002</text:p>
          </table:table-cell>
          <table:table-cell table:formula="of:=SIN([.$O126])*([.AF$3]-[.B$12]/2)+COS([.$O126])*([.AG$3]-[.B$13]/2)" office:value-type="float" office:value="-691.540410924465" calcext:value-type="float">
            <text:p>-691.540410924465</text:p>
          </table:table-cell>
          <table:table-cell table:formula="of:=MIN([.X126];[.Z126];[.AB126];[.AD126])" office:value-type="float" office:value="-592.794279576259" calcext:value-type="float">
            <text:p>-592.794279576259</text:p>
          </table:table-cell>
          <table:table-cell table:formula="of:=MIN([.Y126];[.AA126];[.AC126];[.AE126])" office:value-type="float" office:value="-453.90752800719" calcext:value-type="float">
            <text:p>-453.90752800719</text:p>
          </table:table-cell>
          <table:table-cell table:formula="of:=[.AF126]-[.$AH126]" office:value-type="float" office:value="388.804426744258" calcext:value-type="float">
            <text:p>388.804426744258</text:p>
          </table:table-cell>
          <table:table-cell table:formula="of:=[.AG126]-[.$AI126]" office:value-type="float" office:value="-237.632882917276" calcext:value-type="float">
            <text:p>-237.632882917276</text:p>
          </table:table-cell>
          <table:table-cell table:formula="of:=[.AF$3]-[.AJ126]" office:value-type="float" office:value="-38.8044267442577" calcext:value-type="float">
            <text:p>-38.8044267442577</text:p>
          </table:table-cell>
          <table:table-cell table:formula="of:=[.AG$3]-[.AK126]" office:value-type="float" office:value="-12.3671170827244" calcext:value-type="float">
            <text:p>-12.367117082724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3642859.jpg</text:p>
          </table:table-cell>
          <table:table-cell table:formula="of:=MID([.C127];5;4)" office:value-type="string" office:string-value="2021" calcext:value-type="string">
            <text:p>2021</text:p>
          </table:table-cell>
          <table:table-cell table:formula="of:=MID([.C127];9;2)" office:value-type="string" office:string-value="07" calcext:value-type="string">
            <text:p>07</text:p>
          </table:table-cell>
          <table:table-cell table:formula="of:=MID([.C127];11;2)" office:value-type="string" office:string-value="05" calcext:value-type="string">
            <text:p>05</text:p>
          </table:table-cell>
          <table:table-cell table:formula="of:=MID([.C127];14;2)" office:value-type="string" office:string-value="02" calcext:value-type="string">
            <text:p>02</text:p>
          </table:table-cell>
          <table:table-cell table:formula="of:=MID([.C127];16;2)" office:value-type="string" office:string-value="36" calcext:value-type="string">
            <text:p>36</text:p>
          </table:table-cell>
          <table:table-cell table:formula="of:=MID([.C127];18;2)" office:value-type="string" office:string-value="42" calcext:value-type="string">
            <text:p>42</text:p>
          </table:table-cell>
          <table:table-cell table:formula="of:=DATE([.D127];[.E127];[.F127])+TIME([.G127];[.H127];[.I127])" office:value-type="date" office:date-value="2021-07-05T02:36:42" calcext:value-type="date">
            <text:p>05/07/21 02:36:42</text:p>
          </table:table-cell>
          <table:table-cell table:formula="of:=IF([.C127]&lt;&gt;&quot;&quot;;CONCATENATE(&quot;mogrify -rotate &quot;;ROUND([.N127];3);&quot; -background black &quot;;[.C127]);&quot;&quot;)" office:value-type="string" office:string-value="mogrify -rotate 2.5 -background black IMG_20210705_023642859.jpg" calcext:value-type="string">
            <text:p>mogrify -rotate 2.5 -background black IMG_20210705_023642859.jpg</text:p>
          </table:table-cell>
          <table:table-cell table:formula="of:=IF([.C127]&lt;&gt;&quot;&quot;;CONCATENATE(&quot;mogrify -crop &quot;;ROUND([.B$22]);&quot;x&quot;;ROUND([.B$23]);&quot;+&quot;;ROUND([.B$30]+[.B$33]-[.AL127]);&quot;+&quot;;ROUND([.B$31]+[.B$34]-[.AM127]);&quot; &quot;;[.C127]);&quot;&quot;)" office:value-type="string" office:string-value="mogrify -crop 2538x1941+1627+828 IMG_20210705_023642859.jpg" calcext:value-type="string">
            <text:p>mogrify -crop 2538x1941+1627+828 IMG_20210705_023642859.jpg</text:p>
          </table:table-cell>
          <table:table-cell/>
          <table:table-cell table:formula="of:=IF([.C127]&lt;&gt;&quot;&quot;;([.J127]-[.J$3])*360*[.B$35];0)" office:value-type="float" office:value="2.50000000029104" calcext:value-type="float">
            <text:p>2.50000000029104</text:p>
          </table:table-cell>
          <table:table-cell table:formula="of:=[.N127]/180*PI()" office:value-type="float" office:value="0.0436332313049378" calcext:value-type="float">
            <text:p>0.043633231304938</text:p>
          </table:table-cell>
          <table:table-cell table:formula="of:=COS([.$O127])*([.P$3]-[.B$14])-SIN([.$O127])*([.Q$3]-[.B$15])" office:value-type="float" office:value="-360.571724396175" calcext:value-type="float">
            <text:p>-360.571724396175</text:p>
          </table:table-cell>
          <table:table-cell table:formula="of:=SIN([.$O127])*([.P$3]-[.B$14])+COS([.$O127])*([.Q$3]-[.B$15])" office:value-type="float" office:value="234.495269815765" calcext:value-type="float">
            <text:p>234.495269815765</text:p>
          </table:table-cell>
          <table:table-cell table:formula="of:=COS([.$O127])*([.R$3]-[.B$14])-SIN([.$O127])*([.S$3]-[.B$15])" office:value-type="float" office:value="-398.433352633692" calcext:value-type="float">
            <text:p>-398.433352633692</text:p>
          </table:table-cell>
          <table:table-cell table:formula="of:=SIN([.$O127])*([.R$3]-[.B$14])+COS([.$O127])*([.S$3]-[.B$15])" office:value-type="float" office:value="1101.66912614863" calcext:value-type="float">
            <text:p>1101.66912614863</text:p>
          </table:table-cell>
          <table:table-cell table:formula="of:=COS([.$O127])*([.T$3]-[.B$14])-SIN([.$O127])*([.U$3]-[.B$15])" office:value-type="float" office:value="794.328019752196" calcext:value-type="float">
            <text:p>794.328019752196</text:p>
          </table:table-cell>
          <table:table-cell table:formula="of:=SIN([.$O127])*([.T$3]-[.B$14])+COS([.$O127])*([.U$3]-[.B$15])" office:value-type="float" office:value="284.91928161596" calcext:value-type="float">
            <text:p>284.91928161596</text:p>
          </table:table-cell>
          <table:table-cell table:formula="of:=COS([.$O127])*([.V$3]-[.B$14])-SIN([.$O127])*([.W$3]-[.B$15])" office:value-type="float" office:value="756.46639151468" calcext:value-type="float">
            <text:p>756.46639151468</text:p>
          </table:table-cell>
          <table:table-cell table:formula="of:=SIN([.$O127])*([.V$3]-[.B$14])+COS([.$O127])*([.W$3]-[.B$15])" office:value-type="float" office:value="1152.09313794882" calcext:value-type="float">
            <text:p>1152.09313794882</text:p>
          </table:table-cell>
          <table:table-cell table:formula="of:=COS([.$O127])*([.X$3]-[.B$12]/2)-SIN([.$O127])*([.Y$3]-[.B$13]/2)" office:value-type="float" office:value="-558.519057955427" calcext:value-type="float">
            <text:p>-558.519057955427</text:p>
          </table:table-cell>
          <table:table-cell table:formula="of:=SIN([.$O127])*([.X$3]-[.B$12]/2)+COS([.$O127])*([.Y$3]-[.B$13]/2)" office:value-type="float" office:value="-458.798934066528" calcext:value-type="float">
            <text:p>-458.798934066528</text:p>
          </table:table-cell>
          <table:table-cell table:formula="of:=COS([.$O127])*([.Z$3]-[.B$12]/2)-SIN([.$O127])*([.AA$3]-[.B$13]/2)" office:value-type="float" office:value="-596.380686192944" calcext:value-type="float">
            <text:p>-596.380686192944</text:p>
          </table:table-cell>
          <table:table-cell table:formula="of:=SIN([.$O127])*([.Z$3]-[.B$12]/2)+COS([.$O127])*([.AA$3]-[.B$13]/2)" office:value-type="float" office:value="408.374922266333" calcext:value-type="float">
            <text:p>408.374922266333</text:p>
          </table:table-cell>
          <table:table-cell table:formula="of:=COS([.$O127])*([.AB$3]-[.B$12]/2)-SIN([.$O127])*([.AC$3]-[.B$13]/2)" office:value-type="float" office:value="596.380686192944" calcext:value-type="float">
            <text:p>596.380686192944</text:p>
          </table:table-cell>
          <table:table-cell table:formula="of:=SIN([.$O127])*([.AB$3]-[.B$12]/2)+COS([.$O127])*([.AC$3]-[.B$13]/2)" office:value-type="float" office:value="-408.374922266333" calcext:value-type="float">
            <text:p>-408.374922266333</text:p>
          </table:table-cell>
          <table:table-cell table:formula="of:=COS([.$O127])*([.AD$3]-[.B$12]/2)-SIN([.$O127])*([.AE$3]-[.B$13]/2)" office:value-type="float" office:value="558.519057955427" calcext:value-type="float">
            <text:p>558.519057955427</text:p>
          </table:table-cell>
          <table:table-cell table:formula="of:=SIN([.$O127])*([.AD$3]-[.B$12]/2)+COS([.$O127])*([.AE$3]-[.B$13]/2)" office:value-type="float" office:value="458.798934066528" calcext:value-type="float">
            <text:p>458.798934066528</text:p>
          </table:table-cell>
          <table:table-cell table:formula="of:=COS([.$O127])*([.AF$3]-[.B$12]/2)-SIN([.$O127])*([.AG$3]-[.B$13]/2)" office:value-type="float" office:value="-197.947333559252" calcext:value-type="float">
            <text:p>-197.947333559252</text:p>
          </table:table-cell>
          <table:table-cell table:formula="of:=SIN([.$O127])*([.AF$3]-[.B$12]/2)+COS([.$O127])*([.AG$3]-[.B$13]/2)" office:value-type="float" office:value="-693.294203882293" calcext:value-type="float">
            <text:p>-693.294203882293</text:p>
          </table:table-cell>
          <table:table-cell table:formula="of:=MIN([.X127];[.Z127];[.AB127];[.AD127])" office:value-type="float" office:value="-596.380686192944" calcext:value-type="float">
            <text:p>-596.380686192944</text:p>
          </table:table-cell>
          <table:table-cell table:formula="of:=MIN([.Y127];[.AA127];[.AC127];[.AE127])" office:value-type="float" office:value="-458.798934066528" calcext:value-type="float">
            <text:p>-458.798934066528</text:p>
          </table:table-cell>
          <table:table-cell table:formula="of:=[.AF127]-[.$AH127]" office:value-type="float" office:value="398.433352633692" calcext:value-type="float">
            <text:p>398.433352633692</text:p>
          </table:table-cell>
          <table:table-cell table:formula="of:=[.AG127]-[.$AI127]" office:value-type="float" office:value="-234.495269815765" calcext:value-type="float">
            <text:p>-234.495269815765</text:p>
          </table:table-cell>
          <table:table-cell table:formula="of:=[.AF$3]-[.AJ127]" office:value-type="float" office:value="-48.4333526336918" calcext:value-type="float">
            <text:p>-48.4333526336918</text:p>
          </table:table-cell>
          <table:table-cell table:formula="of:=[.AG$3]-[.AK127]" office:value-type="float" office:value="-15.5047301842346" calcext:value-type="float">
            <text:p>-15.504730184234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3842878.jpg</text:p>
          </table:table-cell>
          <table:table-cell table:formula="of:=MID([.C128];5;4)" office:value-type="string" office:string-value="2021" calcext:value-type="string">
            <text:p>2021</text:p>
          </table:table-cell>
          <table:table-cell table:formula="of:=MID([.C128];9;2)" office:value-type="string" office:string-value="07" calcext:value-type="string">
            <text:p>07</text:p>
          </table:table-cell>
          <table:table-cell table:formula="of:=MID([.C128];11;2)" office:value-type="string" office:string-value="05" calcext:value-type="string">
            <text:p>05</text:p>
          </table:table-cell>
          <table:table-cell table:formula="of:=MID([.C128];14;2)" office:value-type="string" office:string-value="02" calcext:value-type="string">
            <text:p>02</text:p>
          </table:table-cell>
          <table:table-cell table:formula="of:=MID([.C128];16;2)" office:value-type="string" office:string-value="38" calcext:value-type="string">
            <text:p>38</text:p>
          </table:table-cell>
          <table:table-cell table:formula="of:=MID([.C128];18;2)" office:value-type="string" office:string-value="42" calcext:value-type="string">
            <text:p>42</text:p>
          </table:table-cell>
          <table:table-cell table:formula="of:=DATE([.D128];[.E128];[.F128])+TIME([.G128];[.H128];[.I128])" office:value-type="date" office:date-value="2021-07-05T02:38:42" calcext:value-type="date">
            <text:p>05/07/21 02:38:42</text:p>
          </table:table-cell>
          <table:table-cell table:formula="of:=IF([.C128]&lt;&gt;&quot;&quot;;CONCATENATE(&quot;mogrify -rotate &quot;;ROUND([.N128];3);&quot; -background black &quot;;[.C128]);&quot;&quot;)" office:value-type="string" office:string-value="mogrify -rotate 3 -background black IMG_20210705_023842878.jpg" calcext:value-type="string">
            <text:p>mogrify -rotate 3 -background black IMG_20210705_023842878.jpg</text:p>
          </table:table-cell>
          <table:table-cell table:formula="of:=IF([.C128]&lt;&gt;&quot;&quot;;CONCATENATE(&quot;mogrify -crop &quot;;ROUND([.B$22]);&quot;x&quot;;ROUND([.B$23]);&quot;+&quot;;ROUND([.B$30]+[.B$33]-[.AL128]);&quot;+&quot;;ROUND([.B$31]+[.B$34]-[.AM128]);&quot; &quot;;[.C128]);&quot;&quot;)" office:value-type="string" office:string-value="mogrify -crop 2538x1941+1636+831 IMG_20210705_023842878.jpg" calcext:value-type="string">
            <text:p>mogrify -crop 2538x1941+1636+831 IMG_20210705_023842878.jpg</text:p>
          </table:table-cell>
          <table:table-cell/>
          <table:table-cell table:formula="of:=IF([.C128]&lt;&gt;&quot;&quot;;([.J128]-[.J$3])*360*[.B$35];0)" office:value-type="float" office:value="2.99999999930151" calcext:value-type="float">
            <text:p>2.99999999930151</text:p>
          </table:table-cell>
          <table:table-cell table:formula="of:=[.N128]/180*PI()" office:value-type="float" office:value="0.0523598775476389" calcext:value-type="float">
            <text:p>0.052359877547639</text:p>
          </table:table-cell>
          <table:table-cell table:formula="of:=COS([.$O128])*([.P$3]-[.B$14])-SIN([.$O128])*([.Q$3]-[.B$15])" office:value-type="float" office:value="-362.604326222017" calcext:value-type="float">
            <text:p>-362.604326222017</text:p>
          </table:table-cell>
          <table:table-cell table:formula="of:=SIN([.$O128])*([.P$3]-[.B$14])+COS([.$O128])*([.Q$3]-[.B$15])" office:value-type="float" office:value="231.339799008034" calcext:value-type="float">
            <text:p>231.339799008034</text:p>
          </table:table-cell>
          <table:table-cell table:formula="of:=COS([.$O128])*([.R$3]-[.B$14])-SIN([.$O128])*([.S$3]-[.B$15])" office:value-type="float" office:value="-408.031936230325" calcext:value-type="float">
            <text:p>-408.031936230325</text:p>
          </table:table-cell>
          <table:table-cell table:formula="of:=SIN([.$O128])*([.R$3]-[.B$14])+COS([.$O128])*([.S$3]-[.B$15])" office:value-type="float" office:value="1098.15023517556" calcext:value-type="float">
            <text:p>1098.15023517556</text:p>
          </table:table-cell>
          <table:table-cell table:formula="of:=COS([.$O128])*([.T$3]-[.B$14])-SIN([.$O128])*([.U$3]-[.B$15])" office:value-type="float" office:value="791.811415955008" calcext:value-type="float">
            <text:p>791.811415955008</text:p>
          </table:table-cell>
          <table:table-cell table:formula="of:=SIN([.$O128])*([.T$3]-[.B$14])+COS([.$O128])*([.U$3]-[.B$15])" office:value-type="float" office:value="291.840164410803" calcext:value-type="float">
            <text:p>291.840164410803</text:p>
          </table:table-cell>
          <table:table-cell table:formula="of:=COS([.$O128])*([.V$3]-[.B$14])-SIN([.$O128])*([.W$3]-[.B$15])" office:value-type="float" office:value="746.3838059467" calcext:value-type="float">
            <text:p>746.3838059467</text:p>
          </table:table-cell>
          <table:table-cell table:formula="of:=SIN([.$O128])*([.V$3]-[.B$14])+COS([.$O128])*([.W$3]-[.B$15])" office:value-type="float" office:value="1158.65060057833" calcext:value-type="float">
            <text:p>1158.65060057833</text:p>
          </table:table-cell>
          <table:table-cell table:formula="of:=COS([.$O128])*([.X$3]-[.B$12]/2)-SIN([.$O128])*([.Y$3]-[.B$13]/2)" office:value-type="float" office:value="-554.494066084359" calcext:value-type="float">
            <text:p>-554.494066084359</text:p>
          </table:table-cell>
          <table:table-cell table:formula="of:=SIN([.$O128])*([.X$3]-[.B$12]/2)+COS([.$O128])*([.Y$3]-[.B$13]/2)" office:value-type="float" office:value="-463.655400785147" calcext:value-type="float">
            <text:p>-463.655400785147</text:p>
          </table:table-cell>
          <table:table-cell table:formula="of:=COS([.$O128])*([.Z$3]-[.B$12]/2)-SIN([.$O128])*([.AA$3]-[.B$13]/2)" office:value-type="float" office:value="-599.921676092666" calcext:value-type="float">
            <text:p>-599.921676092666</text:p>
          </table:table-cell>
          <table:table-cell table:formula="of:=SIN([.$O128])*([.Z$3]-[.B$12]/2)+COS([.$O128])*([.AA$3]-[.B$13]/2)" office:value-type="float" office:value="403.155035382377" calcext:value-type="float">
            <text:p>403.155035382377</text:p>
          </table:table-cell>
          <table:table-cell table:formula="of:=COS([.$O128])*([.AB$3]-[.B$12]/2)-SIN([.$O128])*([.AC$3]-[.B$13]/2)" office:value-type="float" office:value="599.921676092666" calcext:value-type="float">
            <text:p>599.921676092666</text:p>
          </table:table-cell>
          <table:table-cell table:formula="of:=SIN([.$O128])*([.AB$3]-[.B$12]/2)+COS([.$O128])*([.AC$3]-[.B$13]/2)" office:value-type="float" office:value="-403.155035382377" calcext:value-type="float">
            <text:p>-403.155035382377</text:p>
          </table:table-cell>
          <table:table-cell table:formula="of:=COS([.$O128])*([.AD$3]-[.B$12]/2)-SIN([.$O128])*([.AE$3]-[.B$13]/2)" office:value-type="float" office:value="554.494066084359" calcext:value-type="float">
            <text:p>554.494066084359</text:p>
          </table:table-cell>
          <table:table-cell table:formula="of:=SIN([.$O128])*([.AD$3]-[.B$12]/2)+COS([.$O128])*([.AE$3]-[.B$13]/2)" office:value-type="float" office:value="463.655400785147" calcext:value-type="float">
            <text:p>463.655400785147</text:p>
          </table:table-cell>
          <table:table-cell table:formula="of:=COS([.$O128])*([.AF$3]-[.B$12]/2)-SIN([.$O128])*([.AG$3]-[.B$13]/2)" office:value-type="float" office:value="-191.889739862342" calcext:value-type="float">
            <text:p>-191.889739862342</text:p>
          </table:table-cell>
          <table:table-cell table:formula="of:=SIN([.$O128])*([.AF$3]-[.B$12]/2)+COS([.$O128])*([.AG$3]-[.B$13]/2)" office:value-type="float" office:value="-694.99519979318" calcext:value-type="float">
            <text:p>-694.99519979318</text:p>
          </table:table-cell>
          <table:table-cell table:formula="of:=MIN([.X128];[.Z128];[.AB128];[.AD128])" office:value-type="float" office:value="-599.921676092666" calcext:value-type="float">
            <text:p>-599.921676092666</text:p>
          </table:table-cell>
          <table:table-cell table:formula="of:=MIN([.Y128];[.AA128];[.AC128];[.AE128])" office:value-type="float" office:value="-463.655400785147" calcext:value-type="float">
            <text:p>-463.655400785147</text:p>
          </table:table-cell>
          <table:table-cell table:formula="of:=[.AF128]-[.$AH128]" office:value-type="float" office:value="408.031936230325" calcext:value-type="float">
            <text:p>408.031936230325</text:p>
          </table:table-cell>
          <table:table-cell table:formula="of:=[.AG128]-[.$AI128]" office:value-type="float" office:value="-231.339799008034" calcext:value-type="float">
            <text:p>-231.339799008034</text:p>
          </table:table-cell>
          <table:table-cell table:formula="of:=[.AF$3]-[.AJ128]" office:value-type="float" office:value="-58.0319362303245" calcext:value-type="float">
            <text:p>-58.0319362303245</text:p>
          </table:table-cell>
          <table:table-cell table:formula="of:=[.AG$3]-[.AK128]" office:value-type="float" office:value="-18.6602009919664" calcext:value-type="float">
            <text:p>-18.660200991966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4042963.jpg</text:p>
          </table:table-cell>
          <table:table-cell table:formula="of:=MID([.C129];5;4)" office:value-type="string" office:string-value="2021" calcext:value-type="string">
            <text:p>2021</text:p>
          </table:table-cell>
          <table:table-cell table:formula="of:=MID([.C129];9;2)" office:value-type="string" office:string-value="07" calcext:value-type="string">
            <text:p>07</text:p>
          </table:table-cell>
          <table:table-cell table:formula="of:=MID([.C129];11;2)" office:value-type="string" office:string-value="05" calcext:value-type="string">
            <text:p>05</text:p>
          </table:table-cell>
          <table:table-cell table:formula="of:=MID([.C129];14;2)" office:value-type="string" office:string-value="02" calcext:value-type="string">
            <text:p>02</text:p>
          </table:table-cell>
          <table:table-cell table:formula="of:=MID([.C129];16;2)" office:value-type="string" office:string-value="40" calcext:value-type="string">
            <text:p>40</text:p>
          </table:table-cell>
          <table:table-cell table:formula="of:=MID([.C129];18;2)" office:value-type="string" office:string-value="42" calcext:value-type="string">
            <text:p>42</text:p>
          </table:table-cell>
          <table:table-cell table:formula="of:=DATE([.D129];[.E129];[.F129])+TIME([.G129];[.H129];[.I129])" office:value-type="date" office:date-value="2021-07-05T02:40:42" calcext:value-type="date">
            <text:p>05/07/21 02:40:42</text:p>
          </table:table-cell>
          <table:table-cell table:formula="of:=IF([.C129]&lt;&gt;&quot;&quot;;CONCATENATE(&quot;mogrify -rotate &quot;;ROUND([.N129];3);&quot; -background black &quot;;[.C129]);&quot;&quot;)" office:value-type="string" office:string-value="mogrify -rotate 3.5 -background black IMG_20210705_024042963.jpg" calcext:value-type="string">
            <text:p>mogrify -rotate 3.5 -background black IMG_20210705_024042963.jpg</text:p>
          </table:table-cell>
          <table:table-cell table:formula="of:=IF([.C129]&lt;&gt;&quot;&quot;;CONCATENATE(&quot;mogrify -crop &quot;;ROUND([.B$22]);&quot;x&quot;;ROUND([.B$23]);&quot;+&quot;;ROUND([.B$30]+[.B$33]-[.AL129]);&quot;+&quot;;ROUND([.B$31]+[.B$34]-[.AM129]);&quot; &quot;;[.C129]);&quot;&quot;)" office:value-type="string" office:string-value="mogrify -crop 2538x1941+1646+834 IMG_20210705_024042963.jpg" calcext:value-type="string">
            <text:p>mogrify -crop 2538x1941+1646+834 IMG_20210705_024042963.jpg</text:p>
          </table:table-cell>
          <table:table-cell/>
          <table:table-cell table:formula="of:=IF([.C129]&lt;&gt;&quot;&quot;;([.J129]-[.J$3])*360*[.B$35];0)" office:value-type="float" office:value="3.50000000093132" calcext:value-type="float">
            <text:p>3.50000000093132</text:p>
          </table:table-cell>
          <table:table-cell table:formula="of:=[.N129]/180*PI()" office:value-type="float" office:value="0.0610865238360562" calcext:value-type="float">
            <text:p>0.061086523836056</text:p>
          </table:table-cell>
          <table:table-cell table:formula="of:=COS([.$O129])*([.P$3]-[.B$14])-SIN([.$O129])*([.Q$3]-[.B$15])" office:value-type="float" office:value="-364.609314335076" calcext:value-type="float">
            <text:p>-364.609314335076</text:p>
          </table:table-cell>
          <table:table-cell table:formula="of:=SIN([.$O129])*([.P$3]-[.B$14])+COS([.$O129])*([.Q$3]-[.B$15])" office:value-type="float" office:value="228.16671076234" calcext:value-type="float">
            <text:p>228.16671076234</text:p>
          </table:table-cell>
          <table:table-cell table:formula="of:=COS([.$O129])*([.R$3]-[.B$14])-SIN([.$O129])*([.S$3]-[.B$15])" office:value-type="float" office:value="-417.599446665415" calcext:value-type="float">
            <text:p>-417.599446665415</text:p>
          </table:table-cell>
          <table:table-cell table:formula="of:=SIN([.$O129])*([.R$3]-[.B$14])+COS([.$O129])*([.S$3]-[.B$15])" office:value-type="float" office:value="1094.54771579166" calcext:value-type="float">
            <text:p>1094.54771579166</text:p>
          </table:table-cell>
          <table:table-cell table:formula="of:=COS([.$O129])*([.T$3]-[.B$14])-SIN([.$O129])*([.U$3]-[.B$15])" office:value-type="float" office:value="789.234512639455" calcext:value-type="float">
            <text:p>789.234512639455</text:p>
          </table:table-cell>
          <table:table-cell table:formula="of:=SIN([.$O129])*([.T$3]-[.B$14])+COS([.$O129])*([.U$3]-[.B$15])" office:value-type="float" office:value="298.73882248339" calcext:value-type="float">
            <text:p>298.73882248339</text:p>
          </table:table-cell>
          <table:table-cell table:formula="of:=COS([.$O129])*([.V$3]-[.B$14])-SIN([.$O129])*([.W$3]-[.B$15])" office:value-type="float" office:value="736.244380309116" calcext:value-type="float">
            <text:p>736.244380309116</text:p>
          </table:table-cell>
          <table:table-cell table:formula="of:=SIN([.$O129])*([.V$3]-[.B$14])+COS([.$O129])*([.W$3]-[.B$15])" office:value-type="float" office:value="1165.11982751271" calcext:value-type="float">
            <text:p>1165.11982751271</text:p>
          </table:table-cell>
          <table:table-cell table:formula="of:=COS([.$O129])*([.X$3]-[.B$12]/2)-SIN([.$O129])*([.Y$3]-[.B$13]/2)" office:value-type="float" office:value="-550.426847322096" calcext:value-type="float">
            <text:p>-550.426847322096</text:p>
          </table:table-cell>
          <table:table-cell table:formula="of:=SIN([.$O129])*([.X$3]-[.B$12]/2)+COS([.$O129])*([.Y$3]-[.B$13]/2)" office:value-type="float" office:value="-468.476558375185" calcext:value-type="float">
            <text:p>-468.476558375185</text:p>
          </table:table-cell>
          <table:table-cell table:formula="of:=COS([.$O129])*([.Z$3]-[.B$12]/2)-SIN([.$O129])*([.AA$3]-[.B$13]/2)" office:value-type="float" office:value="-603.416979652435" calcext:value-type="float">
            <text:p>-603.416979652435</text:p>
          </table:table-cell>
          <table:table-cell table:formula="of:=SIN([.$O129])*([.Z$3]-[.B$12]/2)+COS([.$O129])*([.AA$3]-[.B$13]/2)" office:value-type="float" office:value="397.904446654135" calcext:value-type="float">
            <text:p>397.904446654135</text:p>
          </table:table-cell>
          <table:table-cell table:formula="of:=COS([.$O129])*([.AB$3]-[.B$12]/2)-SIN([.$O129])*([.AC$3]-[.B$13]/2)" office:value-type="float" office:value="603.416979652435" calcext:value-type="float">
            <text:p>603.416979652435</text:p>
          </table:table-cell>
          <table:table-cell table:formula="of:=SIN([.$O129])*([.AB$3]-[.B$12]/2)+COS([.$O129])*([.AC$3]-[.B$13]/2)" office:value-type="float" office:value="-397.904446654135" calcext:value-type="float">
            <text:p>-397.904446654135</text:p>
          </table:table-cell>
          <table:table-cell table:formula="of:=COS([.$O129])*([.AD$3]-[.B$12]/2)-SIN([.$O129])*([.AE$3]-[.B$13]/2)" office:value-type="float" office:value="550.426847322096" calcext:value-type="float">
            <text:p>550.426847322096</text:p>
          </table:table-cell>
          <table:table-cell table:formula="of:=SIN([.$O129])*([.AD$3]-[.B$12]/2)+COS([.$O129])*([.AE$3]-[.B$13]/2)" office:value-type="float" office:value="468.476558375185" calcext:value-type="float">
            <text:p>468.476558375185</text:p>
          </table:table-cell>
          <table:table-cell table:formula="of:=COS([.$O129])*([.AF$3]-[.B$12]/2)-SIN([.$O129])*([.AG$3]-[.B$13]/2)" office:value-type="float" office:value="-185.81753298702" calcext:value-type="float">
            <text:p>-185.81753298702</text:p>
          </table:table-cell>
          <table:table-cell table:formula="of:=SIN([.$O129])*([.AF$3]-[.B$12]/2)+COS([.$O129])*([.AG$3]-[.B$13]/2)" office:value-type="float" office:value="-696.643269137525" calcext:value-type="float">
            <text:p>-696.643269137525</text:p>
          </table:table-cell>
          <table:table-cell table:formula="of:=MIN([.X129];[.Z129];[.AB129];[.AD129])" office:value-type="float" office:value="-603.416979652435" calcext:value-type="float">
            <text:p>-603.416979652435</text:p>
          </table:table-cell>
          <table:table-cell table:formula="of:=MIN([.Y129];[.AA129];[.AC129];[.AE129])" office:value-type="float" office:value="-468.476558375185" calcext:value-type="float">
            <text:p>-468.476558375185</text:p>
          </table:table-cell>
          <table:table-cell table:formula="of:=[.AF129]-[.$AH129]" office:value-type="float" office:value="417.599446665415" calcext:value-type="float">
            <text:p>417.599446665415</text:p>
          </table:table-cell>
          <table:table-cell table:formula="of:=[.AG129]-[.$AI129]" office:value-type="float" office:value="-228.16671076234" calcext:value-type="float">
            <text:p>-228.16671076234</text:p>
          </table:table-cell>
          <table:table-cell table:formula="of:=[.AF$3]-[.AJ129]" office:value-type="float" office:value="-67.5994466654149" calcext:value-type="float">
            <text:p>-67.5994466654149</text:p>
          </table:table-cell>
          <table:table-cell table:formula="of:=[.AG$3]-[.AK129]" office:value-type="float" office:value="-21.8332892376598" calcext:value-type="float">
            <text:p>-21.833289237659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4243045.jpg</text:p>
          </table:table-cell>
          <table:table-cell table:formula="of:=MID([.C130];5;4)" office:value-type="string" office:string-value="2021" calcext:value-type="string">
            <text:p>2021</text:p>
          </table:table-cell>
          <table:table-cell table:formula="of:=MID([.C130];9;2)" office:value-type="string" office:string-value="07" calcext:value-type="string">
            <text:p>07</text:p>
          </table:table-cell>
          <table:table-cell table:formula="of:=MID([.C130];11;2)" office:value-type="string" office:string-value="05" calcext:value-type="string">
            <text:p>05</text:p>
          </table:table-cell>
          <table:table-cell table:formula="of:=MID([.C130];14;2)" office:value-type="string" office:string-value="02" calcext:value-type="string">
            <text:p>02</text:p>
          </table:table-cell>
          <table:table-cell table:formula="of:=MID([.C130];16;2)" office:value-type="string" office:string-value="42" calcext:value-type="string">
            <text:p>42</text:p>
          </table:table-cell>
          <table:table-cell table:formula="of:=MID([.C130];18;2)" office:value-type="string" office:string-value="43" calcext:value-type="string">
            <text:p>43</text:p>
          </table:table-cell>
          <table:table-cell table:formula="of:=DATE([.D130];[.E130];[.F130])+TIME([.G130];[.H130];[.I130])" office:value-type="date" office:date-value="2021-07-05T02:42:43" calcext:value-type="date">
            <text:p>05/07/21 02:42:43</text:p>
          </table:table-cell>
          <table:table-cell table:formula="of:=IF([.C130]&lt;&gt;&quot;&quot;;CONCATENATE(&quot;mogrify -rotate &quot;;ROUND([.N130];3);&quot; -background black &quot;;[.C130]);&quot;&quot;)" office:value-type="string" office:string-value="mogrify -rotate 4.004 -background black IMG_20210705_024243045.jpg" calcext:value-type="string">
            <text:p>mogrify -rotate 4.004 -background black IMG_20210705_024243045.jpg</text:p>
          </table:table-cell>
          <table:table-cell table:formula="of:=IF([.C130]&lt;&gt;&quot;&quot;;CONCATENATE(&quot;mogrify -crop &quot;;ROUND([.B$22]);&quot;x&quot;;ROUND([.B$23]);&quot;+&quot;;ROUND([.B$30]+[.B$33]-[.AL130]);&quot;+&quot;;ROUND([.B$31]+[.B$34]-[.AM130]);&quot; &quot;;[.C130]);&quot;&quot;)" office:value-type="string" office:string-value="mogrify -crop 2538x1941+1656+837 IMG_20210705_024243045.jpg" calcext:value-type="string">
            <text:p>mogrify -crop 2538x1941+1656+837 IMG_20210705_024243045.jpg</text:p>
          </table:table-cell>
          <table:table-cell/>
          <table:table-cell table:formula="of:=IF([.C130]&lt;&gt;&quot;&quot;;([.J130]-[.J$3])*360*[.B$35];0)" office:value-type="float" office:value="4.00416666758247" calcext:value-type="float">
            <text:p>4.00416666758247</text:p>
          </table:table-cell>
          <table:table-cell table:formula="of:=[.N130]/180*PI()" office:value-type="float" office:value="0.0698858921479233" calcext:value-type="float">
            <text:p>0.069885892147923</text:p>
          </table:table-cell>
          <table:table-cell table:formula="of:=COS([.$O130])*([.P$3]-[.B$14])-SIN([.$O130])*([.Q$3]-[.B$15])" office:value-type="float" office:value="-366.602895795558" calcext:value-type="float">
            <text:p>-366.602895795558</text:p>
          </table:table-cell>
          <table:table-cell table:formula="of:=SIN([.$O130])*([.P$3]-[.B$14])+COS([.$O130])*([.Q$3]-[.B$15])" office:value-type="float" office:value="224.949587228586" calcext:value-type="float">
            <text:p>224.949587228586</text:p>
          </table:table-cell>
          <table:table-cell table:formula="of:=COS([.$O130])*([.R$3]-[.B$14])-SIN([.$O130])*([.S$3]-[.B$15])" office:value-type="float" office:value="-427.214483836593" calcext:value-type="float">
            <text:p>-427.214483836593</text:p>
          </table:table-cell>
          <table:table-cell table:formula="of:=SIN([.$O130])*([.R$3]-[.B$14])+COS([.$O130])*([.S$3]-[.B$15])" office:value-type="float" office:value="1090.83077734369" calcext:value-type="float">
            <text:p>1090.83077734369</text:p>
          </table:table-cell>
          <table:table-cell table:formula="of:=COS([.$O130])*([.T$3]-[.B$14])-SIN([.$O130])*([.U$3]-[.B$15])" office:value-type="float" office:value="786.575279058194" calcext:value-type="float">
            <text:p>786.575279058194</text:p>
          </table:table-cell>
          <table:table-cell table:formula="of:=SIN([.$O130])*([.T$3]-[.B$14])+COS([.$O130])*([.U$3]-[.B$15])" office:value-type="float" office:value="305.671932591992" calcext:value-type="float">
            <text:p>305.671932591992</text:p>
          </table:table-cell>
          <table:table-cell table:formula="of:=COS([.$O130])*([.V$3]-[.B$14])-SIN([.$O130])*([.W$3]-[.B$15])" office:value-type="float" office:value="725.963691017159" calcext:value-type="float">
            <text:p>725.963691017159</text:p>
          </table:table-cell>
          <table:table-cell table:formula="of:=SIN([.$O130])*([.V$3]-[.B$14])+COS([.$O130])*([.W$3]-[.B$15])" office:value-type="float" office:value="1171.55312270709" calcext:value-type="float">
            <text:p>1171.55312270709</text:p>
          </table:table-cell>
          <table:table-cell table:formula="of:=COS([.$O130])*([.X$3]-[.B$12]/2)-SIN([.$O130])*([.Y$3]-[.B$13]/2)" office:value-type="float" office:value="-546.283293406359" calcext:value-type="float">
            <text:p>-546.283293406359</text:p>
          </table:table-cell>
          <table:table-cell table:formula="of:=SIN([.$O130])*([.X$3]-[.B$12]/2)+COS([.$O130])*([.Y$3]-[.B$13]/2)" office:value-type="float" office:value="-473.301767739254" calcext:value-type="float">
            <text:p>-473.301767739254</text:p>
          </table:table-cell>
          <table:table-cell table:formula="of:=COS([.$O130])*([.Z$3]-[.B$12]/2)-SIN([.$O130])*([.AA$3]-[.B$13]/2)" office:value-type="float" office:value="-606.894881447394" calcext:value-type="float">
            <text:p>-606.894881447394</text:p>
          </table:table-cell>
          <table:table-cell table:formula="of:=SIN([.$O130])*([.Z$3]-[.B$12]/2)+COS([.$O130])*([.AA$3]-[.B$13]/2)" office:value-type="float" office:value="392.579422375848" calcext:value-type="float">
            <text:p>392.579422375848</text:p>
          </table:table-cell>
          <table:table-cell table:formula="of:=COS([.$O130])*([.AB$3]-[.B$12]/2)-SIN([.$O130])*([.AC$3]-[.B$13]/2)" office:value-type="float" office:value="606.894881447394" calcext:value-type="float">
            <text:p>606.894881447394</text:p>
          </table:table-cell>
          <table:table-cell table:formula="of:=SIN([.$O130])*([.AB$3]-[.B$12]/2)+COS([.$O130])*([.AC$3]-[.B$13]/2)" office:value-type="float" office:value="-392.579422375848" calcext:value-type="float">
            <text:p>-392.579422375848</text:p>
          </table:table-cell>
          <table:table-cell table:formula="of:=COS([.$O130])*([.AD$3]-[.B$12]/2)-SIN([.$O130])*([.AE$3]-[.B$13]/2)" office:value-type="float" office:value="546.283293406359" calcext:value-type="float">
            <text:p>546.283293406359</text:p>
          </table:table-cell>
          <table:table-cell table:formula="of:=SIN([.$O130])*([.AD$3]-[.B$12]/2)+COS([.$O130])*([.AE$3]-[.B$13]/2)" office:value-type="float" office:value="473.301767739254" calcext:value-type="float">
            <text:p>473.301767739254</text:p>
          </table:table-cell>
          <table:table-cell table:formula="of:=COS([.$O130])*([.AF$3]-[.B$12]/2)-SIN([.$O130])*([.AG$3]-[.B$13]/2)" office:value-type="float" office:value="-179.680397610801" calcext:value-type="float">
            <text:p>-179.680397610801</text:p>
          </table:table-cell>
          <table:table-cell table:formula="of:=SIN([.$O130])*([.AF$3]-[.B$12]/2)+COS([.$O130])*([.AG$3]-[.B$13]/2)" office:value-type="float" office:value="-698.25135496784" calcext:value-type="float">
            <text:p>-698.25135496784</text:p>
          </table:table-cell>
          <table:table-cell table:formula="of:=MIN([.X130];[.Z130];[.AB130];[.AD130])" office:value-type="float" office:value="-606.894881447394" calcext:value-type="float">
            <text:p>-606.894881447394</text:p>
          </table:table-cell>
          <table:table-cell table:formula="of:=MIN([.Y130];[.AA130];[.AC130];[.AE130])" office:value-type="float" office:value="-473.301767739254" calcext:value-type="float">
            <text:p>-473.301767739254</text:p>
          </table:table-cell>
          <table:table-cell table:formula="of:=[.AF130]-[.$AH130]" office:value-type="float" office:value="427.214483836593" calcext:value-type="float">
            <text:p>427.214483836593</text:p>
          </table:table-cell>
          <table:table-cell table:formula="of:=[.AG130]-[.$AI130]" office:value-type="float" office:value="-224.949587228586" calcext:value-type="float">
            <text:p>-224.949587228586</text:p>
          </table:table-cell>
          <table:table-cell table:formula="of:=[.AF$3]-[.AJ130]" office:value-type="float" office:value="-77.2144838365927" calcext:value-type="float">
            <text:p>-77.2144838365927</text:p>
          </table:table-cell>
          <table:table-cell table:formula="of:=[.AG$3]-[.AK130]" office:value-type="float" office:value="-25.0504127714136" calcext:value-type="float">
            <text:p>-25.050412771413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4443073.jpg</text:p>
          </table:table-cell>
          <table:table-cell table:formula="of:=MID([.C131];5;4)" office:value-type="string" office:string-value="2021" calcext:value-type="string">
            <text:p>2021</text:p>
          </table:table-cell>
          <table:table-cell table:formula="of:=MID([.C131];9;2)" office:value-type="string" office:string-value="07" calcext:value-type="string">
            <text:p>07</text:p>
          </table:table-cell>
          <table:table-cell table:formula="of:=MID([.C131];11;2)" office:value-type="string" office:string-value="05" calcext:value-type="string">
            <text:p>05</text:p>
          </table:table-cell>
          <table:table-cell table:formula="of:=MID([.C131];14;2)" office:value-type="string" office:string-value="02" calcext:value-type="string">
            <text:p>02</text:p>
          </table:table-cell>
          <table:table-cell table:formula="of:=MID([.C131];16;2)" office:value-type="string" office:string-value="44" calcext:value-type="string">
            <text:p>44</text:p>
          </table:table-cell>
          <table:table-cell table:formula="of:=MID([.C131];18;2)" office:value-type="string" office:string-value="43" calcext:value-type="string">
            <text:p>43</text:p>
          </table:table-cell>
          <table:table-cell table:formula="of:=DATE([.D131];[.E131];[.F131])+TIME([.G131];[.H131];[.I131])" office:value-type="date" office:date-value="2021-07-05T02:44:43" calcext:value-type="date">
            <text:p>05/07/21 02:44:43</text:p>
          </table:table-cell>
          <table:table-cell table:formula="of:=IF([.C131]&lt;&gt;&quot;&quot;;CONCATENATE(&quot;mogrify -rotate &quot;;ROUND([.N131];3);&quot; -background black &quot;;[.C131]);&quot;&quot;)" office:value-type="string" office:string-value="mogrify -rotate 4.504 -background black IMG_20210705_024443073.jpg" calcext:value-type="string">
            <text:p>mogrify -rotate 4.504 -background black IMG_20210705_024443073.jpg</text:p>
          </table:table-cell>
          <table:table-cell table:formula="of:=IF([.C131]&lt;&gt;&quot;&quot;;CONCATENATE(&quot;mogrify -crop &quot;;ROUND([.B$22]);&quot;x&quot;;ROUND([.B$23]);&quot;+&quot;;ROUND([.B$30]+[.B$33]-[.AL131]);&quot;+&quot;;ROUND([.B$31]+[.B$34]-[.AM131]);&quot; &quot;;[.C131]);&quot;&quot;)" office:value-type="string" office:string-value="mogrify -crop 2538x1941+1665+841 IMG_20210705_024443073.jpg" calcext:value-type="string">
            <text:p>mogrify -crop 2538x1941+1665+841 IMG_20210705_024443073.jpg</text:p>
          </table:table-cell>
          <table:table-cell/>
          <table:table-cell table:formula="of:=IF([.C131]&lt;&gt;&quot;&quot;;([.J131]-[.J$3])*360*[.B$35];0)" office:value-type="float" office:value="4.50416666659294" calcext:value-type="float">
            <text:p>4.50416666659294</text:p>
          </table:table-cell>
          <table:table-cell table:formula="of:=[.N131]/180*PI()" office:value-type="float" office:value="0.0786125383906244" calcext:value-type="float">
            <text:p>0.078612538390625</text:p>
          </table:table-cell>
          <table:table-cell table:formula="of:=COS([.$O131])*([.P$3]-[.B$14])-SIN([.$O131])*([.Q$3]-[.B$15])" office:value-type="float" office:value="-368.551967235085" calcext:value-type="float">
            <text:p>-368.551967235085</text:p>
          </table:table-cell>
          <table:table-cell table:formula="of:=SIN([.$O131])*([.P$3]-[.B$14])+COS([.$O131])*([.Q$3]-[.B$15])" office:value-type="float" office:value="221.741848659987" calcext:value-type="float">
            <text:p>221.741848659987</text:p>
          </table:table-cell>
          <table:table-cell table:formula="of:=COS([.$O131])*([.R$3]-[.B$14])-SIN([.$O131])*([.S$3]-[.B$15])" office:value-type="float" office:value="-436.717390300541" calcext:value-type="float">
            <text:p>-436.717390300541</text:p>
          </table:table-cell>
          <table:table-cell table:formula="of:=SIN([.$O131])*([.R$3]-[.B$14])+COS([.$O131])*([.S$3]-[.B$15])" office:value-type="float" office:value="1087.0611394991" calcext:value-type="float">
            <text:p>1087.0611394991</text:p>
          </table:table-cell>
          <table:table-cell table:formula="of:=COS([.$O131])*([.T$3]-[.B$14])-SIN([.$O131])*([.U$3]-[.B$15])" office:value-type="float" office:value="783.877871716546" calcext:value-type="float">
            <text:p>783.877871716546</text:p>
          </table:table-cell>
          <table:table-cell table:formula="of:=SIN([.$O131])*([.T$3]-[.B$14])+COS([.$O131])*([.U$3]-[.B$15])" office:value-type="float" office:value="312.524370622737" calcext:value-type="float">
            <text:p>312.524370622737</text:p>
          </table:table-cell>
          <table:table-cell table:formula="of:=COS([.$O131])*([.V$3]-[.B$14])-SIN([.$O131])*([.W$3]-[.B$15])" office:value-type="float" office:value="715.71244865109" calcext:value-type="float">
            <text:p>715.71244865109</text:p>
          </table:table-cell>
          <table:table-cell table:formula="of:=SIN([.$O131])*([.V$3]-[.B$14])+COS([.$O131])*([.W$3]-[.B$15])" office:value-type="float" office:value="1177.84366146185" calcext:value-type="float">
            <text:p>1177.84366146185</text:p>
          </table:table-cell>
          <table:table-cell table:formula="of:=COS([.$O131])*([.X$3]-[.B$12]/2)-SIN([.$O131])*([.Y$3]-[.B$13]/2)" office:value-type="float" office:value="-542.132207943088" calcext:value-type="float">
            <text:p>-542.132207943088</text:p>
          </table:table-cell>
          <table:table-cell table:formula="of:=SIN([.$O131])*([.X$3]-[.B$12]/2)+COS([.$O131])*([.Y$3]-[.B$13]/2)" office:value-type="float" office:value="-478.050906400932" calcext:value-type="float">
            <text:p>-478.050906400932</text:p>
          </table:table-cell>
          <table:table-cell table:formula="of:=COS([.$O131])*([.Z$3]-[.B$12]/2)-SIN([.$O131])*([.AA$3]-[.B$13]/2)" office:value-type="float" office:value="-610.297631008544" calcext:value-type="float">
            <text:p>-610.297631008544</text:p>
          </table:table-cell>
          <table:table-cell table:formula="of:=SIN([.$O131])*([.Z$3]-[.B$12]/2)+COS([.$O131])*([.AA$3]-[.B$13]/2)" office:value-type="float" office:value="387.268384438182" calcext:value-type="float">
            <text:p>387.268384438182</text:p>
          </table:table-cell>
          <table:table-cell table:formula="of:=COS([.$O131])*([.AB$3]-[.B$12]/2)-SIN([.$O131])*([.AC$3]-[.B$13]/2)" office:value-type="float" office:value="610.297631008544" calcext:value-type="float">
            <text:p>610.297631008544</text:p>
          </table:table-cell>
          <table:table-cell table:formula="of:=SIN([.$O131])*([.AB$3]-[.B$12]/2)+COS([.$O131])*([.AC$3]-[.B$13]/2)" office:value-type="float" office:value="-387.268384438182" calcext:value-type="float">
            <text:p>-387.268384438182</text:p>
          </table:table-cell>
          <table:table-cell table:formula="of:=COS([.$O131])*([.AD$3]-[.B$12]/2)-SIN([.$O131])*([.AE$3]-[.B$13]/2)" office:value-type="float" office:value="542.132207943088" calcext:value-type="float">
            <text:p>542.132207943088</text:p>
          </table:table-cell>
          <table:table-cell table:formula="of:=SIN([.$O131])*([.AD$3]-[.B$12]/2)+COS([.$O131])*([.AE$3]-[.B$13]/2)" office:value-type="float" office:value="478.050906400932" calcext:value-type="float">
            <text:p>478.050906400932</text:p>
          </table:table-cell>
          <table:table-cell table:formula="of:=COS([.$O131])*([.AF$3]-[.B$12]/2)-SIN([.$O131])*([.AG$3]-[.B$13]/2)" office:value-type="float" office:value="-173.580240708003" calcext:value-type="float">
            <text:p>-173.580240708003</text:p>
          </table:table-cell>
          <table:table-cell table:formula="of:=SIN([.$O131])*([.AF$3]-[.B$12]/2)+COS([.$O131])*([.AG$3]-[.B$13]/2)" office:value-type="float" office:value="-699.792755060919" calcext:value-type="float">
            <text:p>-699.792755060919</text:p>
          </table:table-cell>
          <table:table-cell table:formula="of:=MIN([.X131];[.Z131];[.AB131];[.AD131])" office:value-type="float" office:value="-610.297631008544" calcext:value-type="float">
            <text:p>-610.297631008544</text:p>
          </table:table-cell>
          <table:table-cell table:formula="of:=MIN([.Y131];[.AA131];[.AC131];[.AE131])" office:value-type="float" office:value="-478.050906400932" calcext:value-type="float">
            <text:p>-478.050906400932</text:p>
          </table:table-cell>
          <table:table-cell table:formula="of:=[.AF131]-[.$AH131]" office:value-type="float" office:value="436.717390300541" calcext:value-type="float">
            <text:p>436.717390300541</text:p>
          </table:table-cell>
          <table:table-cell table:formula="of:=[.AG131]-[.$AI131]" office:value-type="float" office:value="-221.741848659987" calcext:value-type="float">
            <text:p>-221.741848659987</text:p>
          </table:table-cell>
          <table:table-cell table:formula="of:=[.AF$3]-[.AJ131]" office:value-type="float" office:value="-86.717390300541" calcext:value-type="float">
            <text:p>-86.717390300541</text:p>
          </table:table-cell>
          <table:table-cell table:formula="of:=[.AG$3]-[.AK131]" office:value-type="float" office:value="-28.2581513400126" calcext:value-type="float">
            <text:p>-28.258151340012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4643107.jpg</text:p>
          </table:table-cell>
          <table:table-cell table:formula="of:=MID([.C132];5;4)" office:value-type="string" office:string-value="2021" calcext:value-type="string">
            <text:p>2021</text:p>
          </table:table-cell>
          <table:table-cell table:formula="of:=MID([.C132];9;2)" office:value-type="string" office:string-value="07" calcext:value-type="string">
            <text:p>07</text:p>
          </table:table-cell>
          <table:table-cell table:formula="of:=MID([.C132];11;2)" office:value-type="string" office:string-value="05" calcext:value-type="string">
            <text:p>05</text:p>
          </table:table-cell>
          <table:table-cell table:formula="of:=MID([.C132];14;2)" office:value-type="string" office:string-value="02" calcext:value-type="string">
            <text:p>02</text:p>
          </table:table-cell>
          <table:table-cell table:formula="of:=MID([.C132];16;2)" office:value-type="string" office:string-value="46" calcext:value-type="string">
            <text:p>46</text:p>
          </table:table-cell>
          <table:table-cell table:formula="of:=MID([.C132];18;2)" office:value-type="string" office:string-value="43" calcext:value-type="string">
            <text:p>43</text:p>
          </table:table-cell>
          <table:table-cell table:formula="of:=DATE([.D132];[.E132];[.F132])+TIME([.G132];[.H132];[.I132])" office:value-type="date" office:date-value="2021-07-05T02:46:43" calcext:value-type="date">
            <text:p>05/07/21 02:46:43</text:p>
          </table:table-cell>
          <table:table-cell table:formula="of:=IF([.C132]&lt;&gt;&quot;&quot;;CONCATENATE(&quot;mogrify -rotate &quot;;ROUND([.N132];3);&quot; -background black &quot;;[.C132]);&quot;&quot;)" office:value-type="string" office:string-value="mogrify -rotate 5.004 -background black IMG_20210705_024643107.jpg" calcext:value-type="string">
            <text:p>mogrify -rotate 5.004 -background black IMG_20210705_024643107.jpg</text:p>
          </table:table-cell>
          <table:table-cell table:formula="of:=IF([.C132]&lt;&gt;&quot;&quot;;CONCATENATE(&quot;mogrify -crop &quot;;ROUND([.B$22]);&quot;x&quot;;ROUND([.B$23]);&quot;+&quot;;ROUND([.B$30]+[.B$33]-[.AL132]);&quot;+&quot;;ROUND([.B$31]+[.B$34]-[.AM132]);&quot; &quot;;[.C132]);&quot;&quot;)" office:value-type="string" office:string-value="mogrify -crop 2538x1941+1675+844 IMG_20210705_024643107.jpg" calcext:value-type="string">
            <text:p>mogrify -crop 2538x1941+1675+844 IMG_20210705_024643107.jpg</text:p>
          </table:table-cell>
          <table:table-cell/>
          <table:table-cell table:formula="of:=IF([.C132]&lt;&gt;&quot;&quot;;([.J132]-[.J$3])*360*[.B$35];0)" office:value-type="float" office:value="5.00416666560341" calcext:value-type="float">
            <text:p>5.00416666560341</text:p>
          </table:table-cell>
          <table:table-cell table:formula="of:=[.N132]/180*PI()" office:value-type="float" office:value="0.0873391846333255" calcext:value-type="float">
            <text:p>0.087339184633326</text:p>
          </table:table-cell>
          <table:table-cell table:formula="of:=COS([.$O132])*([.P$3]-[.B$14])-SIN([.$O132])*([.Q$3]-[.B$15])" office:value-type="float" office:value="-370.472972015512" calcext:value-type="float">
            <text:p>-370.472972015512</text:p>
          </table:table-cell>
          <table:table-cell table:formula="of:=SIN([.$O132])*([.P$3]-[.B$14])+COS([.$O132])*([.Q$3]-[.B$15])" office:value-type="float" office:value="218.517223591171" calcext:value-type="float">
            <text:p>218.517223591171</text:p>
          </table:table-cell>
          <table:table-cell table:formula="of:=COS([.$O132])*([.R$3]-[.B$14])-SIN([.$O132])*([.S$3]-[.B$15])" office:value-type="float" office:value="-446.187039044529" calcext:value-type="float">
            <text:p>-446.187039044529</text:p>
          </table:table-cell>
          <table:table-cell table:formula="of:=SIN([.$O132])*([.R$3]-[.B$14])+COS([.$O132])*([.S$3]-[.B$15])" office:value-type="float" office:value="1083.20871774034" calcext:value-type="float">
            <text:p>1083.20871774034</text:p>
          </table:table-cell>
          <table:table-cell table:formula="of:=COS([.$O132])*([.T$3]-[.B$14])-SIN([.$O132])*([.U$3]-[.B$15])" office:value-type="float" office:value="781.120769040296" calcext:value-type="float">
            <text:p>781.120769040296</text:p>
          </table:table-cell>
          <table:table-cell table:formula="of:=SIN([.$O132])*([.T$3]-[.B$14])+COS([.$O132])*([.U$3]-[.B$15])" office:value-type="float" office:value="319.353008712766" calcext:value-type="float">
            <text:p>319.353008712766</text:p>
          </table:table-cell>
          <table:table-cell table:formula="of:=COS([.$O132])*([.V$3]-[.B$14])-SIN([.$O132])*([.W$3]-[.B$15])" office:value-type="float" office:value="705.406702011279" calcext:value-type="float">
            <text:p>705.406702011279</text:p>
          </table:table-cell>
          <table:table-cell table:formula="of:=SIN([.$O132])*([.V$3]-[.B$14])+COS([.$O132])*([.W$3]-[.B$15])" office:value-type="float" office:value="1184.04450286194" calcext:value-type="float">
            <text:p>1184.04450286194</text:p>
          </table:table-cell>
          <table:table-cell table:formula="of:=COS([.$O132])*([.X$3]-[.B$12]/2)-SIN([.$O132])*([.Y$3]-[.B$13]/2)" office:value-type="float" office:value="-537.939837013395" calcext:value-type="float">
            <text:p>-537.939837013395</text:p>
          </table:table-cell>
          <table:table-cell table:formula="of:=SIN([.$O132])*([.X$3]-[.B$12]/2)+COS([.$O132])*([.Y$3]-[.B$13]/2)" office:value-type="float" office:value="-482.763639635383" calcext:value-type="float">
            <text:p>-482.763639635383</text:p>
          </table:table-cell>
          <table:table-cell table:formula="of:=COS([.$O132])*([.Z$3]-[.B$12]/2)-SIN([.$O132])*([.AA$3]-[.B$13]/2)" office:value-type="float" office:value="-613.653904042413" calcext:value-type="float">
            <text:p>-613.653904042413</text:p>
          </table:table-cell>
          <table:table-cell table:formula="of:=SIN([.$O132])*([.Z$3]-[.B$12]/2)+COS([.$O132])*([.AA$3]-[.B$13]/2)" office:value-type="float" office:value="381.927854513788" calcext:value-type="float">
            <text:p>381.927854513788</text:p>
          </table:table-cell>
          <table:table-cell table:formula="of:=COS([.$O132])*([.AB$3]-[.B$12]/2)-SIN([.$O132])*([.AC$3]-[.B$13]/2)" office:value-type="float" office:value="613.653904042413" calcext:value-type="float">
            <text:p>613.653904042413</text:p>
          </table:table-cell>
          <table:table-cell table:formula="of:=SIN([.$O132])*([.AB$3]-[.B$12]/2)+COS([.$O132])*([.AC$3]-[.B$13]/2)" office:value-type="float" office:value="-381.927854513788" calcext:value-type="float">
            <text:p>-381.927854513788</text:p>
          </table:table-cell>
          <table:table-cell table:formula="of:=COS([.$O132])*([.AD$3]-[.B$12]/2)-SIN([.$O132])*([.AE$3]-[.B$13]/2)" office:value-type="float" office:value="537.939837013395" calcext:value-type="float">
            <text:p>537.939837013395</text:p>
          </table:table-cell>
          <table:table-cell table:formula="of:=SIN([.$O132])*([.AD$3]-[.B$12]/2)+COS([.$O132])*([.AE$3]-[.B$13]/2)" office:value-type="float" office:value="482.763639635383" calcext:value-type="float">
            <text:p>482.763639635383</text:p>
          </table:table-cell>
          <table:table-cell table:formula="of:=COS([.$O132])*([.AF$3]-[.B$12]/2)-SIN([.$O132])*([.AG$3]-[.B$13]/2)" office:value-type="float" office:value="-167.466864997884" calcext:value-type="float">
            <text:p>-167.466864997884</text:p>
          </table:table-cell>
          <table:table-cell table:formula="of:=SIN([.$O132])*([.AF$3]-[.B$12]/2)+COS([.$O132])*([.AG$3]-[.B$13]/2)" office:value-type="float" office:value="-701.280863226554" calcext:value-type="float">
            <text:p>-701.280863226554</text:p>
          </table:table-cell>
          <table:table-cell table:formula="of:=MIN([.X132];[.Z132];[.AB132];[.AD132])" office:value-type="float" office:value="-613.653904042413" calcext:value-type="float">
            <text:p>-613.653904042413</text:p>
          </table:table-cell>
          <table:table-cell table:formula="of:=MIN([.Y132];[.AA132];[.AC132];[.AE132])" office:value-type="float" office:value="-482.763639635383" calcext:value-type="float">
            <text:p>-482.763639635383</text:p>
          </table:table-cell>
          <table:table-cell table:formula="of:=[.AF132]-[.$AH132]" office:value-type="float" office:value="446.187039044529" calcext:value-type="float">
            <text:p>446.187039044529</text:p>
          </table:table-cell>
          <table:table-cell table:formula="of:=[.AG132]-[.$AI132]" office:value-type="float" office:value="-218.517223591171" calcext:value-type="float">
            <text:p>-218.517223591171</text:p>
          </table:table-cell>
          <table:table-cell table:formula="of:=[.AF$3]-[.AJ132]" office:value-type="float" office:value="-96.1870390445292" calcext:value-type="float">
            <text:p>-96.1870390445292</text:p>
          </table:table-cell>
          <table:table-cell table:formula="of:=[.AG$3]-[.AK132]" office:value-type="float" office:value="-31.4827764088288" calcext:value-type="float">
            <text:p>-31.482776408828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4843142.jpg</text:p>
          </table:table-cell>
          <table:table-cell table:formula="of:=MID([.C133];5;4)" office:value-type="string" office:string-value="2021" calcext:value-type="string">
            <text:p>2021</text:p>
          </table:table-cell>
          <table:table-cell table:formula="of:=MID([.C133];9;2)" office:value-type="string" office:string-value="07" calcext:value-type="string">
            <text:p>07</text:p>
          </table:table-cell>
          <table:table-cell table:formula="of:=MID([.C133];11;2)" office:value-type="string" office:string-value="05" calcext:value-type="string">
            <text:p>05</text:p>
          </table:table-cell>
          <table:table-cell table:formula="of:=MID([.C133];14;2)" office:value-type="string" office:string-value="02" calcext:value-type="string">
            <text:p>02</text:p>
          </table:table-cell>
          <table:table-cell table:formula="of:=MID([.C133];16;2)" office:value-type="string" office:string-value="48" calcext:value-type="string">
            <text:p>48</text:p>
          </table:table-cell>
          <table:table-cell table:formula="of:=MID([.C133];18;2)" office:value-type="string" office:string-value="43" calcext:value-type="string">
            <text:p>43</text:p>
          </table:table-cell>
          <table:table-cell table:formula="of:=DATE([.D133];[.E133];[.F133])+TIME([.G133];[.H133];[.I133])" office:value-type="date" office:date-value="2021-07-05T02:48:43" calcext:value-type="date">
            <text:p>05/07/21 02:48:43</text:p>
          </table:table-cell>
          <table:table-cell table:formula="of:=IF([.C133]&lt;&gt;&quot;&quot;;CONCATENATE(&quot;mogrify -rotate &quot;;ROUND([.N133];3);&quot; -background black &quot;;[.C133]);&quot;&quot;)" office:value-type="string" office:string-value="mogrify -rotate 5.504 -background black IMG_20210705_024843142.jpg" calcext:value-type="string">
            <text:p>mogrify -rotate 5.504 -background black IMG_20210705_024843142.jpg</text:p>
          </table:table-cell>
          <table:table-cell table:formula="of:=IF([.C133]&lt;&gt;&quot;&quot;;CONCATENATE(&quot;mogrify -crop &quot;;ROUND([.B$22]);&quot;x&quot;;ROUND([.B$23]);&quot;+&quot;;ROUND([.B$30]+[.B$33]-[.AL133]);&quot;+&quot;;ROUND([.B$31]+[.B$34]-[.AM133]);&quot; &quot;;[.C133]);&quot;&quot;)" office:value-type="string" office:string-value="mogrify -crop 2538x1941+1684+847 IMG_20210705_024843142.jpg" calcext:value-type="string">
            <text:p>mogrify -crop 2538x1941+1684+847 IMG_20210705_024843142.jpg</text:p>
          </table:table-cell>
          <table:table-cell/>
          <table:table-cell table:formula="of:=IF([.C133]&lt;&gt;&quot;&quot;;([.J133]-[.J$3])*360*[.B$35];0)" office:value-type="float" office:value="5.50416666723322" calcext:value-type="float">
            <text:p>5.50416666723322</text:p>
          </table:table-cell>
          <table:table-cell table:formula="of:=[.N133]/180*PI()" office:value-type="float" office:value="0.0960658309217428" calcext:value-type="float">
            <text:p>0.096065830921743</text:p>
          </table:table-cell>
          <table:table-cell table:formula="of:=COS([.$O133])*([.P$3]-[.B$14])-SIN([.$O133])*([.Q$3]-[.B$15])" office:value-type="float" office:value="-372.365763854728" calcext:value-type="float">
            <text:p>-372.365763854728</text:p>
          </table:table-cell>
          <table:table-cell table:formula="of:=SIN([.$O133])*([.P$3]-[.B$14])+COS([.$O133])*([.Q$3]-[.B$15])" office:value-type="float" office:value="215.275957572797" calcext:value-type="float">
            <text:p>215.275957572797</text:p>
          </table:table-cell>
          <table:table-cell table:formula="of:=COS([.$O133])*([.R$3]-[.B$14])-SIN([.$O133])*([.S$3]-[.B$15])" office:value-type="float" office:value="-455.622708967486" calcext:value-type="float">
            <text:p>-455.622708967486</text:p>
          </table:table-cell>
          <table:table-cell table:formula="of:=SIN([.$O133])*([.R$3]-[.B$14])+COS([.$O133])*([.S$3]-[.B$15])" office:value-type="float" office:value="1079.27380542341" calcext:value-type="float">
            <text:p>1079.27380542341</text:p>
          </table:table-cell>
          <table:table-cell table:formula="of:=COS([.$O133])*([.T$3]-[.B$14])-SIN([.$O133])*([.U$3]-[.B$15])" office:value-type="float" office:value="778.304180978577" calcext:value-type="float">
            <text:p>778.304180978577</text:p>
          </table:table-cell>
          <table:table-cell table:formula="of:=SIN([.$O133])*([.T$3]-[.B$14])+COS([.$O133])*([.U$3]-[.B$15])" office:value-type="float" office:value="326.157326870433" calcext:value-type="float">
            <text:p>326.157326870433</text:p>
          </table:table-cell>
          <table:table-cell table:formula="of:=COS([.$O133])*([.V$3]-[.B$14])-SIN([.$O133])*([.W$3]-[.B$15])" office:value-type="float" office:value="695.047235865819" calcext:value-type="float">
            <text:p>695.047235865819</text:p>
          </table:table-cell>
          <table:table-cell table:formula="of:=SIN([.$O133])*([.V$3]-[.B$14])+COS([.$O133])*([.W$3]-[.B$15])" office:value-type="float" office:value="1190.15517472105" calcext:value-type="float">
            <text:p>1190.15517472105</text:p>
          </table:table-cell>
          <table:table-cell table:formula="of:=COS([.$O133])*([.X$3]-[.B$12]/2)-SIN([.$O133])*([.Y$3]-[.B$13]/2)" office:value-type="float" office:value="-533.706499860274" calcext:value-type="float">
            <text:p>-533.706499860274</text:p>
          </table:table-cell>
          <table:table-cell table:formula="of:=SIN([.$O133])*([.X$3]-[.B$12]/2)+COS([.$O133])*([.Y$3]-[.B$13]/2)" office:value-type="float" office:value="-487.439608574124" calcext:value-type="float">
            <text:p>-487.439608574124</text:p>
          </table:table-cell>
          <table:table-cell table:formula="of:=COS([.$O133])*([.Z$3]-[.B$12]/2)-SIN([.$O133])*([.AA$3]-[.B$13]/2)" office:value-type="float" office:value="-616.963444973031" calcext:value-type="float">
            <text:p>-616.963444973031</text:p>
          </table:table-cell>
          <table:table-cell table:formula="of:=SIN([.$O133])*([.Z$3]-[.B$12]/2)+COS([.$O133])*([.AA$3]-[.B$13]/2)" office:value-type="float" office:value="376.558239276489" calcext:value-type="float">
            <text:p>376.558239276489</text:p>
          </table:table-cell>
          <table:table-cell table:formula="of:=COS([.$O133])*([.AB$3]-[.B$12]/2)-SIN([.$O133])*([.AC$3]-[.B$13]/2)" office:value-type="float" office:value="616.963444973031" calcext:value-type="float">
            <text:p>616.963444973031</text:p>
          </table:table-cell>
          <table:table-cell table:formula="of:=SIN([.$O133])*([.AB$3]-[.B$12]/2)+COS([.$O133])*([.AC$3]-[.B$13]/2)" office:value-type="float" office:value="-376.558239276489" calcext:value-type="float">
            <text:p>-376.558239276489</text:p>
          </table:table-cell>
          <table:table-cell table:formula="of:=COS([.$O133])*([.AD$3]-[.B$12]/2)-SIN([.$O133])*([.AE$3]-[.B$13]/2)" office:value-type="float" office:value="533.706499860274" calcext:value-type="float">
            <text:p>533.706499860274</text:p>
          </table:table-cell>
          <table:table-cell table:formula="of:=SIN([.$O133])*([.AD$3]-[.B$12]/2)+COS([.$O133])*([.AE$3]-[.B$13]/2)" office:value-type="float" office:value="487.439608574124" calcext:value-type="float">
            <text:p>487.439608574124</text:p>
          </table:table-cell>
          <table:table-cell table:formula="of:=COS([.$O133])*([.AF$3]-[.B$12]/2)-SIN([.$O133])*([.AG$3]-[.B$13]/2)" office:value-type="float" office:value="-161.340736005546" calcext:value-type="float">
            <text:p>-161.340736005546</text:p>
          </table:table-cell>
          <table:table-cell table:formula="of:=SIN([.$O133])*([.AF$3]-[.B$12]/2)+COS([.$O133])*([.AG$3]-[.B$13]/2)" office:value-type="float" office:value="-702.715566146922" calcext:value-type="float">
            <text:p>-702.715566146922</text:p>
          </table:table-cell>
          <table:table-cell table:formula="of:=MIN([.X133];[.Z133];[.AB133];[.AD133])" office:value-type="float" office:value="-616.963444973031" calcext:value-type="float">
            <text:p>-616.963444973031</text:p>
          </table:table-cell>
          <table:table-cell table:formula="of:=MIN([.Y133];[.AA133];[.AC133];[.AE133])" office:value-type="float" office:value="-487.439608574124" calcext:value-type="float">
            <text:p>-487.439608574124</text:p>
          </table:table-cell>
          <table:table-cell table:formula="of:=[.AF133]-[.$AH133]" office:value-type="float" office:value="455.622708967486" calcext:value-type="float">
            <text:p>455.622708967486</text:p>
          </table:table-cell>
          <table:table-cell table:formula="of:=[.AG133]-[.$AI133]" office:value-type="float" office:value="-215.275957572797" calcext:value-type="float">
            <text:p>-215.275957572797</text:p>
          </table:table-cell>
          <table:table-cell table:formula="of:=[.AF$3]-[.AJ133]" office:value-type="float" office:value="-105.622708967486" calcext:value-type="float">
            <text:p>-105.622708967486</text:p>
          </table:table-cell>
          <table:table-cell table:formula="of:=[.AG$3]-[.AK133]" office:value-type="float" office:value="-34.7240424272026" calcext:value-type="float">
            <text:p>-34.724042427202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5043229.jpg</text:p>
          </table:table-cell>
          <table:table-cell table:formula="of:=MID([.C134];5;4)" office:value-type="string" office:string-value="2021" calcext:value-type="string">
            <text:p>2021</text:p>
          </table:table-cell>
          <table:table-cell table:formula="of:=MID([.C134];9;2)" office:value-type="string" office:string-value="07" calcext:value-type="string">
            <text:p>07</text:p>
          </table:table-cell>
          <table:table-cell table:formula="of:=MID([.C134];11;2)" office:value-type="string" office:string-value="05" calcext:value-type="string">
            <text:p>05</text:p>
          </table:table-cell>
          <table:table-cell table:formula="of:=MID([.C134];14;2)" office:value-type="string" office:string-value="02" calcext:value-type="string">
            <text:p>02</text:p>
          </table:table-cell>
          <table:table-cell table:formula="of:=MID([.C134];16;2)" office:value-type="string" office:string-value="50" calcext:value-type="string">
            <text:p>50</text:p>
          </table:table-cell>
          <table:table-cell table:formula="of:=MID([.C134];18;2)" office:value-type="string" office:string-value="43" calcext:value-type="string">
            <text:p>43</text:p>
          </table:table-cell>
          <table:table-cell table:formula="of:=DATE([.D134];[.E134];[.F134])+TIME([.G134];[.H134];[.I134])" office:value-type="date" office:date-value="2021-07-05T02:50:43" calcext:value-type="date">
            <text:p>05/07/21 02:50:43</text:p>
          </table:table-cell>
          <table:table-cell table:formula="of:=IF([.C134]&lt;&gt;&quot;&quot;;CONCATENATE(&quot;mogrify -rotate &quot;;ROUND([.N134];3);&quot; -background black &quot;;[.C134]);&quot;&quot;)" office:value-type="string" office:string-value="mogrify -rotate 6.004 -background black IMG_20210705_025043229.jpg" calcext:value-type="string">
            <text:p>mogrify -rotate 6.004 -background black IMG_20210705_025043229.jpg</text:p>
          </table:table-cell>
          <table:table-cell table:formula="of:=IF([.C134]&lt;&gt;&quot;&quot;;CONCATENATE(&quot;mogrify -crop &quot;;ROUND([.B$22]);&quot;x&quot;;ROUND([.B$23]);&quot;+&quot;;ROUND([.B$30]+[.B$33]-[.AL134]);&quot;+&quot;;ROUND([.B$31]+[.B$34]-[.AM134]);&quot; &quot;;[.C134]);&quot;&quot;)" office:value-type="string" office:string-value="mogrify -crop 2538x1941+1693+850 IMG_20210705_025043229.jpg" calcext:value-type="string">
            <text:p>mogrify -crop 2538x1941+1693+850 IMG_20210705_025043229.jpg</text:p>
          </table:table-cell>
          <table:table-cell/>
          <table:table-cell table:formula="of:=IF([.C134]&lt;&gt;&quot;&quot;;([.J134]-[.J$3])*360*[.B$35];0)" office:value-type="float" office:value="6.00416666624369" calcext:value-type="float">
            <text:p>6.00416666624369</text:p>
          </table:table-cell>
          <table:table-cell table:formula="of:=[.N134]/180*PI()" office:value-type="float" office:value="0.104792477164444" calcext:value-type="float">
            <text:p>0.104792477164444</text:p>
          </table:table-cell>
          <table:table-cell table:formula="of:=COS([.$O134])*([.P$3]-[.B$14])-SIN([.$O134])*([.Q$3]-[.B$15])" office:value-type="float" office:value="-374.230198589477" calcext:value-type="float">
            <text:p>-374.230198589477</text:p>
          </table:table-cell>
          <table:table-cell table:formula="of:=SIN([.$O134])*([.P$3]-[.B$14])+COS([.$O134])*([.Q$3]-[.B$15])" office:value-type="float" office:value="212.018297473781" calcext:value-type="float">
            <text:p>212.018297473781</text:p>
          </table:table-cell>
          <table:table-cell table:formula="of:=COS([.$O134])*([.R$3]-[.B$14])-SIN([.$O134])*([.S$3]-[.B$15])" office:value-type="float" office:value="-465.023681407757" calcext:value-type="float">
            <text:p>-465.023681407757</text:p>
          </table:table-cell>
          <table:table-cell table:formula="of:=SIN([.$O134])*([.R$3]-[.B$14])+COS([.$O134])*([.S$3]-[.B$15])" office:value-type="float" office:value="1075.25670224834" calcext:value-type="float">
            <text:p>1075.25670224834</text:p>
          </table:table-cell>
          <table:table-cell table:formula="of:=COS([.$O134])*([.T$3]-[.B$14])-SIN([.$O134])*([.U$3]-[.B$15])" office:value-type="float" office:value="775.428322054983" calcext:value-type="float">
            <text:p>775.428322054983</text:p>
          </table:table-cell>
          <table:table-cell table:formula="of:=SIN([.$O134])*([.T$3]-[.B$14])+COS([.$O134])*([.U$3]-[.B$15])" office:value-type="float" office:value="332.936806849278" calcext:value-type="float">
            <text:p>332.936806849278</text:p>
          </table:table-cell>
          <table:table-cell table:formula="of:=COS([.$O134])*([.V$3]-[.B$14])-SIN([.$O134])*([.W$3]-[.B$15])" office:value-type="float" office:value="684.634839236703" calcext:value-type="float">
            <text:p>684.634839236703</text:p>
          </table:table-cell>
          <table:table-cell table:formula="of:=SIN([.$O134])*([.V$3]-[.B$14])+COS([.$O134])*([.W$3]-[.B$15])" office:value-type="float" office:value="1196.17521162384" calcext:value-type="float">
            <text:p>1196.17521162384</text:p>
          </table:table-cell>
          <table:table-cell table:formula="of:=COS([.$O134])*([.X$3]-[.B$12]/2)-SIN([.$O134])*([.Y$3]-[.B$13]/2)" office:value-type="float" office:value="-529.43251891309" calcext:value-type="float">
            <text:p>-529.43251891309</text:p>
          </table:table-cell>
          <table:table-cell table:formula="of:=SIN([.$O134])*([.X$3]-[.B$12]/2)+COS([.$O134])*([.Y$3]-[.B$13]/2)" office:value-type="float" office:value="-492.078457075028" calcext:value-type="float">
            <text:p>-492.078457075028</text:p>
          </table:table-cell>
          <table:table-cell table:formula="of:=COS([.$O134])*([.Z$3]-[.B$12]/2)-SIN([.$O134])*([.AA$3]-[.B$13]/2)" office:value-type="float" office:value="-620.22600173137" calcext:value-type="float">
            <text:p>-620.22600173137</text:p>
          </table:table-cell>
          <table:table-cell table:formula="of:=SIN([.$O134])*([.Z$3]-[.B$12]/2)+COS([.$O134])*([.AA$3]-[.B$13]/2)" office:value-type="float" office:value="371.159947699531" calcext:value-type="float">
            <text:p>371.159947699531</text:p>
          </table:table-cell>
          <table:table-cell table:formula="of:=COS([.$O134])*([.AB$3]-[.B$12]/2)-SIN([.$O134])*([.AC$3]-[.B$13]/2)" office:value-type="float" office:value="620.22600173137" calcext:value-type="float">
            <text:p>620.22600173137</text:p>
          </table:table-cell>
          <table:table-cell table:formula="of:=SIN([.$O134])*([.AB$3]-[.B$12]/2)+COS([.$O134])*([.AC$3]-[.B$13]/2)" office:value-type="float" office:value="-371.159947699531" calcext:value-type="float">
            <text:p>-371.159947699531</text:p>
          </table:table-cell>
          <table:table-cell table:formula="of:=COS([.$O134])*([.AD$3]-[.B$12]/2)-SIN([.$O134])*([.AE$3]-[.B$13]/2)" office:value-type="float" office:value="529.43251891309" calcext:value-type="float">
            <text:p>529.43251891309</text:p>
          </table:table-cell>
          <table:table-cell table:formula="of:=SIN([.$O134])*([.AD$3]-[.B$12]/2)+COS([.$O134])*([.AE$3]-[.B$13]/2)" office:value-type="float" office:value="492.078457075028" calcext:value-type="float">
            <text:p>492.078457075028</text:p>
          </table:table-cell>
          <table:table-cell table:formula="of:=COS([.$O134])*([.AF$3]-[.B$12]/2)-SIN([.$O134])*([.AG$3]-[.B$13]/2)" office:value-type="float" office:value="-155.202320323613" calcext:value-type="float">
            <text:p>-155.202320323613</text:p>
          </table:table-cell>
          <table:table-cell table:formula="of:=SIN([.$O134])*([.AF$3]-[.B$12]/2)+COS([.$O134])*([.AG$3]-[.B$13]/2)" office:value-type="float" office:value="-704.09675454881" calcext:value-type="float">
            <text:p>-704.09675454881</text:p>
          </table:table-cell>
          <table:table-cell table:formula="of:=MIN([.X134];[.Z134];[.AB134];[.AD134])" office:value-type="float" office:value="-620.22600173137" calcext:value-type="float">
            <text:p>-620.22600173137</text:p>
          </table:table-cell>
          <table:table-cell table:formula="of:=MIN([.Y134];[.AA134];[.AC134];[.AE134])" office:value-type="float" office:value="-492.078457075028" calcext:value-type="float">
            <text:p>-492.078457075028</text:p>
          </table:table-cell>
          <table:table-cell table:formula="of:=[.AF134]-[.$AH134]" office:value-type="float" office:value="465.023681407757" calcext:value-type="float">
            <text:p>465.023681407757</text:p>
          </table:table-cell>
          <table:table-cell table:formula="of:=[.AG134]-[.$AI134]" office:value-type="float" office:value="-212.018297473781" calcext:value-type="float">
            <text:p>-212.018297473781</text:p>
          </table:table-cell>
          <table:table-cell table:formula="of:=[.AF$3]-[.AJ134]" office:value-type="float" office:value="-115.023681407757" calcext:value-type="float">
            <text:p>-115.023681407757</text:p>
          </table:table-cell>
          <table:table-cell table:formula="of:=[.AG$3]-[.AK134]" office:value-type="float" office:value="-37.9817025262188" calcext:value-type="float">
            <text:p>-37.981702526218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5243309.jpg</text:p>
          </table:table-cell>
          <table:table-cell table:formula="of:=MID([.C135];5;4)" office:value-type="string" office:string-value="2021" calcext:value-type="string">
            <text:p>2021</text:p>
          </table:table-cell>
          <table:table-cell table:formula="of:=MID([.C135];9;2)" office:value-type="string" office:string-value="07" calcext:value-type="string">
            <text:p>07</text:p>
          </table:table-cell>
          <table:table-cell table:formula="of:=MID([.C135];11;2)" office:value-type="string" office:string-value="05" calcext:value-type="string">
            <text:p>05</text:p>
          </table:table-cell>
          <table:table-cell table:formula="of:=MID([.C135];14;2)" office:value-type="string" office:string-value="02" calcext:value-type="string">
            <text:p>02</text:p>
          </table:table-cell>
          <table:table-cell table:formula="of:=MID([.C135];16;2)" office:value-type="string" office:string-value="52" calcext:value-type="string">
            <text:p>52</text:p>
          </table:table-cell>
          <table:table-cell table:formula="of:=MID([.C135];18;2)" office:value-type="string" office:string-value="43" calcext:value-type="string">
            <text:p>43</text:p>
          </table:table-cell>
          <table:table-cell table:formula="of:=DATE([.D135];[.E135];[.F135])+TIME([.G135];[.H135];[.I135])" office:value-type="date" office:date-value="2021-07-05T02:52:43" calcext:value-type="date">
            <text:p>05/07/21 02:52:43</text:p>
          </table:table-cell>
          <table:table-cell table:formula="of:=IF([.C135]&lt;&gt;&quot;&quot;;CONCATENATE(&quot;mogrify -rotate &quot;;ROUND([.N135];3);&quot; -background black &quot;;[.C135]);&quot;&quot;)" office:value-type="string" office:string-value="mogrify -rotate 6.504 -background black IMG_20210705_025243309.jpg" calcext:value-type="string">
            <text:p>mogrify -rotate 6.504 -background black IMG_20210705_025243309.jpg</text:p>
          </table:table-cell>
          <table:table-cell table:formula="of:=IF([.C135]&lt;&gt;&quot;&quot;;CONCATENATE(&quot;mogrify -crop &quot;;ROUND([.B$22]);&quot;x&quot;;ROUND([.B$23]);&quot;+&quot;;ROUND([.B$30]+[.B$33]-[.AL135]);&quot;+&quot;;ROUND([.B$31]+[.B$34]-[.AM135]);&quot; &quot;;[.C135]);&quot;&quot;)" office:value-type="string" office:string-value="mogrify -crop 2538x1941+1703+854 IMG_20210705_025243309.jpg" calcext:value-type="string">
            <text:p>mogrify -crop 2538x1941+1703+854 IMG_20210705_025243309.jpg</text:p>
          </table:table-cell>
          <table:table-cell/>
          <table:table-cell table:formula="of:=IF([.C135]&lt;&gt;&quot;&quot;;([.J135]-[.J$3])*360*[.B$35];0)" office:value-type="float" office:value="6.50416666525416" calcext:value-type="float">
            <text:p>6.50416666525416</text:p>
          </table:table-cell>
          <table:table-cell table:formula="of:=[.N135]/180*PI()" office:value-type="float" office:value="0.113519123407145" calcext:value-type="float">
            <text:p>0.113519123407145</text:p>
          </table:table-cell>
          <table:table-cell table:formula="of:=COS([.$O135])*([.P$3]-[.B$14])-SIN([.$O135])*([.Q$3]-[.B$15])" office:value-type="float" office:value="-376.066134245825" calcext:value-type="float">
            <text:p>-376.066134245825</text:p>
          </table:table-cell>
          <table:table-cell table:formula="of:=SIN([.$O135])*([.P$3]-[.B$14])+COS([.$O135])*([.Q$3]-[.B$15])" office:value-type="float" office:value="208.744491360614" calcext:value-type="float">
            <text:p>208.744491360614</text:p>
          </table:table-cell>
          <table:table-cell table:formula="of:=COS([.$O135])*([.R$3]-[.B$14])-SIN([.$O135])*([.S$3]-[.B$15])" office:value-type="float" office:value="-474.389240494416" calcext:value-type="float">
            <text:p>-474.389240494416</text:p>
          </table:table-cell>
          <table:table-cell table:formula="of:=SIN([.$O135])*([.R$3]-[.B$14])+COS([.$O135])*([.S$3]-[.B$15])" office:value-type="float" office:value="1071.15771411269" calcext:value-type="float">
            <text:p>1071.15771411269</text:p>
          </table:table-cell>
          <table:table-cell table:formula="of:=COS([.$O135])*([.T$3]-[.B$14])-SIN([.$O135])*([.U$3]-[.B$15])" office:value-type="float" office:value="772.493411262706" calcext:value-type="float">
            <text:p>772.493411262706</text:p>
          </table:table-cell>
          <table:table-cell table:formula="of:=SIN([.$O135])*([.T$3]-[.B$14])+COS([.$O135])*([.U$3]-[.B$15])" office:value-type="float" office:value="339.690932401365" calcext:value-type="float">
            <text:p>339.690932401365</text:p>
          </table:table-cell>
          <table:table-cell table:formula="of:=COS([.$O135])*([.V$3]-[.B$14])-SIN([.$O135])*([.W$3]-[.B$15])" office:value-type="float" office:value="674.170305014114" calcext:value-type="float">
            <text:p>674.170305014114</text:p>
          </table:table-cell>
          <table:table-cell table:formula="of:=SIN([.$O135])*([.V$3]-[.B$14])+COS([.$O135])*([.W$3]-[.B$15])" office:value-type="float" office:value="1202.10415515344" calcext:value-type="float">
            <text:p>1202.10415515344</text:p>
          </table:table-cell>
          <table:table-cell table:formula="of:=COS([.$O135])*([.X$3]-[.B$12]/2)-SIN([.$O135])*([.Y$3]-[.B$13]/2)" office:value-type="float" office:value="-525.118219629969" calcext:value-type="float">
            <text:p>-525.118219629969</text:p>
          </table:table-cell>
          <table:table-cell table:formula="of:=SIN([.$O135])*([.X$3]-[.B$12]/2)+COS([.$O135])*([.Y$3]-[.B$13]/2)" office:value-type="float" office:value="-496.679831896415" calcext:value-type="float">
            <text:p>-496.679831896415</text:p>
          </table:table-cell>
          <table:table-cell table:formula="of:=COS([.$O135])*([.Z$3]-[.B$12]/2)-SIN([.$O135])*([.AA$3]-[.B$13]/2)" office:value-type="float" office:value="-623.441325878561" calcext:value-type="float">
            <text:p>-623.441325878561</text:p>
          </table:table-cell>
          <table:table-cell table:formula="of:=SIN([.$O135])*([.Z$3]-[.B$12]/2)+COS([.$O135])*([.AA$3]-[.B$13]/2)" office:value-type="float" office:value="365.733390855665" calcext:value-type="float">
            <text:p>365.733390855665</text:p>
          </table:table-cell>
          <table:table-cell table:formula="of:=COS([.$O135])*([.AB$3]-[.B$12]/2)-SIN([.$O135])*([.AC$3]-[.B$13]/2)" office:value-type="float" office:value="623.441325878561" calcext:value-type="float">
            <text:p>623.441325878561</text:p>
          </table:table-cell>
          <table:table-cell table:formula="of:=SIN([.$O135])*([.AB$3]-[.B$12]/2)+COS([.$O135])*([.AC$3]-[.B$13]/2)" office:value-type="float" office:value="-365.733390855665" calcext:value-type="float">
            <text:p>-365.733390855665</text:p>
          </table:table-cell>
          <table:table-cell table:formula="of:=COS([.$O135])*([.AD$3]-[.B$12]/2)-SIN([.$O135])*([.AE$3]-[.B$13]/2)" office:value-type="float" office:value="525.118219629969" calcext:value-type="float">
            <text:p>525.118219629969</text:p>
          </table:table-cell>
          <table:table-cell table:formula="of:=SIN([.$O135])*([.AD$3]-[.B$12]/2)+COS([.$O135])*([.AE$3]-[.B$13]/2)" office:value-type="float" office:value="496.679831896415" calcext:value-type="float">
            <text:p>496.679831896415</text:p>
          </table:table-cell>
          <table:table-cell table:formula="of:=COS([.$O135])*([.AF$3]-[.B$12]/2)-SIN([.$O135])*([.AG$3]-[.B$13]/2)" office:value-type="float" office:value="-149.052085384145" calcext:value-type="float">
            <text:p>-149.052085384145</text:p>
          </table:table-cell>
          <table:table-cell table:formula="of:=SIN([.$O135])*([.AF$3]-[.B$12]/2)+COS([.$O135])*([.AG$3]-[.B$13]/2)" office:value-type="float" office:value="-705.424323257029" calcext:value-type="float">
            <text:p>-705.424323257029</text:p>
          </table:table-cell>
          <table:table-cell table:formula="of:=MIN([.X135];[.Z135];[.AB135];[.AD135])" office:value-type="float" office:value="-623.441325878561" calcext:value-type="float">
            <text:p>-623.441325878561</text:p>
          </table:table-cell>
          <table:table-cell table:formula="of:=MIN([.Y135];[.AA135];[.AC135];[.AE135])" office:value-type="float" office:value="-496.679831896415" calcext:value-type="float">
            <text:p>-496.679831896415</text:p>
          </table:table-cell>
          <table:table-cell table:formula="of:=[.AF135]-[.$AH135]" office:value-type="float" office:value="474.389240494416" calcext:value-type="float">
            <text:p>474.389240494416</text:p>
          </table:table-cell>
          <table:table-cell table:formula="of:=[.AG135]-[.$AI135]" office:value-type="float" office:value="-208.744491360614" calcext:value-type="float">
            <text:p>-208.744491360614</text:p>
          </table:table-cell>
          <table:table-cell table:formula="of:=[.AF$3]-[.AJ135]" office:value-type="float" office:value="-124.389240494416" calcext:value-type="float">
            <text:p>-124.389240494416</text:p>
          </table:table-cell>
          <table:table-cell table:formula="of:=[.AG$3]-[.AK135]" office:value-type="float" office:value="-41.255508639386" calcext:value-type="float">
            <text:p>-41.25550863938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5443356.jpg</text:p>
          </table:table-cell>
          <table:table-cell table:formula="of:=MID([.C136];5;4)" office:value-type="string" office:string-value="2021" calcext:value-type="string">
            <text:p>2021</text:p>
          </table:table-cell>
          <table:table-cell table:formula="of:=MID([.C136];9;2)" office:value-type="string" office:string-value="07" calcext:value-type="string">
            <text:p>07</text:p>
          </table:table-cell>
          <table:table-cell table:formula="of:=MID([.C136];11;2)" office:value-type="string" office:string-value="05" calcext:value-type="string">
            <text:p>05</text:p>
          </table:table-cell>
          <table:table-cell table:formula="of:=MID([.C136];14;2)" office:value-type="string" office:string-value="02" calcext:value-type="string">
            <text:p>02</text:p>
          </table:table-cell>
          <table:table-cell table:formula="of:=MID([.C136];16;2)" office:value-type="string" office:string-value="54" calcext:value-type="string">
            <text:p>54</text:p>
          </table:table-cell>
          <table:table-cell table:formula="of:=MID([.C136];18;2)" office:value-type="string" office:string-value="43" calcext:value-type="string">
            <text:p>43</text:p>
          </table:table-cell>
          <table:table-cell table:formula="of:=DATE([.D136];[.E136];[.F136])+TIME([.G136];[.H136];[.I136])" office:value-type="date" office:date-value="2021-07-05T02:54:43" calcext:value-type="date">
            <text:p>05/07/21 02:54:43</text:p>
          </table:table-cell>
          <table:table-cell table:formula="of:=IF([.C136]&lt;&gt;&quot;&quot;;CONCATENATE(&quot;mogrify -rotate &quot;;ROUND([.N136];3);&quot; -background black &quot;;[.C136]);&quot;&quot;)" office:value-type="string" office:string-value="mogrify -rotate 7.004 -background black IMG_20210705_025443356.jpg" calcext:value-type="string">
            <text:p>mogrify -rotate 7.004 -background black IMG_20210705_025443356.jpg</text:p>
          </table:table-cell>
          <table:table-cell table:formula="of:=IF([.C136]&lt;&gt;&quot;&quot;;CONCATENATE(&quot;mogrify -crop &quot;;ROUND([.B$22]);&quot;x&quot;;ROUND([.B$23]);&quot;+&quot;;ROUND([.B$30]+[.B$33]-[.AL136]);&quot;+&quot;;ROUND([.B$31]+[.B$34]-[.AM136]);&quot; &quot;;[.C136]);&quot;&quot;)" office:value-type="string" office:string-value="mogrify -crop 2538x1941+1712+857 IMG_20210705_025443356.jpg" calcext:value-type="string">
            <text:p>mogrify -crop 2538x1941+1712+857 IMG_20210705_025443356.jpg</text:p>
          </table:table-cell>
          <table:table-cell/>
          <table:table-cell table:formula="of:=IF([.C136]&lt;&gt;&quot;&quot;;([.J136]-[.J$3])*360*[.B$35];0)" office:value-type="float" office:value="7.00416666688398" calcext:value-type="float">
            <text:p>7.00416666688398</text:p>
          </table:table-cell>
          <table:table-cell table:formula="of:=[.N136]/180*PI()" office:value-type="float" office:value="0.122245769695562" calcext:value-type="float">
            <text:p>0.122245769695562</text:p>
          </table:table-cell>
          <table:table-cell table:formula="of:=COS([.$O136])*([.P$3]-[.B$14])-SIN([.$O136])*([.Q$3]-[.B$15])" office:value-type="float" office:value="-377.873431019556" calcext:value-type="float">
            <text:p>-377.873431019556</text:p>
          </table:table-cell>
          <table:table-cell table:formula="of:=SIN([.$O136])*([.P$3]-[.B$14])+COS([.$O136])*([.Q$3]-[.B$15])" office:value-type="float" office:value="205.454788529031" calcext:value-type="float">
            <text:p>205.454788529031</text:p>
          </table:table-cell>
          <table:table-cell table:formula="of:=COS([.$O136])*([.R$3]-[.B$14])-SIN([.$O136])*([.S$3]-[.B$15])" office:value-type="float" office:value="-483.71867305266" calcext:value-type="float">
            <text:p>-483.71867305266</text:p>
          </table:table-cell>
          <table:table-cell table:formula="of:=SIN([.$O136])*([.R$3]-[.B$14])+COS([.$O136])*([.S$3]-[.B$15])" office:value-type="float" office:value="1066.97715314817" calcext:value-type="float">
            <text:p>1066.97715314817</text:p>
          </table:table-cell>
          <table:table-cell table:formula="of:=COS([.$O136])*([.T$3]-[.B$14])-SIN([.$O136])*([.U$3]-[.B$15])" office:value-type="float" office:value="769.499672090726" calcext:value-type="float">
            <text:p>769.499672090726</text:p>
          </table:table-cell>
          <table:table-cell table:formula="of:=SIN([.$O136])*([.T$3]-[.B$14])+COS([.$O136])*([.U$3]-[.B$15])" office:value-type="float" office:value="346.419189209063" calcext:value-type="float">
            <text:p>346.419189209063</text:p>
          </table:table-cell>
          <table:table-cell table:formula="of:=COS([.$O136])*([.V$3]-[.B$14])-SIN([.$O136])*([.W$3]-[.B$15])" office:value-type="float" office:value="663.654430057623" calcext:value-type="float">
            <text:p>663.654430057623</text:p>
          </table:table-cell>
          <table:table-cell table:formula="of:=SIN([.$O136])*([.V$3]-[.B$14])+COS([.$O136])*([.W$3]-[.B$15])" office:value-type="float" office:value="1207.9415538282" calcext:value-type="float">
            <text:p>1207.9415538282</text:p>
          </table:table-cell>
          <table:table-cell table:formula="of:=COS([.$O136])*([.X$3]-[.B$12]/2)-SIN([.$O136])*([.Y$3]-[.B$13]/2)" office:value-type="float" office:value="-520.763930538589" calcext:value-type="float">
            <text:p>-520.763930538589</text:p>
          </table:table-cell>
          <table:table-cell table:formula="of:=SIN([.$O136])*([.X$3]-[.B$12]/2)+COS([.$O136])*([.Y$3]-[.B$13]/2)" office:value-type="float" office:value="-501.243382649586" calcext:value-type="float">
            <text:p>-501.243382649586</text:p>
          </table:table-cell>
          <table:table-cell table:formula="of:=COS([.$O136])*([.Z$3]-[.B$12]/2)-SIN([.$O136])*([.AA$3]-[.B$13]/2)" office:value-type="float" office:value="-626.609172571693" calcext:value-type="float">
            <text:p>-626.609172571693</text:p>
          </table:table-cell>
          <table:table-cell table:formula="of:=SIN([.$O136])*([.Z$3]-[.B$12]/2)+COS([.$O136])*([.AA$3]-[.B$13]/2)" office:value-type="float" office:value="360.278981969554" calcext:value-type="float">
            <text:p>360.278981969554</text:p>
          </table:table-cell>
          <table:table-cell table:formula="of:=COS([.$O136])*([.AB$3]-[.B$12]/2)-SIN([.$O136])*([.AC$3]-[.B$13]/2)" office:value-type="float" office:value="626.609172571693" calcext:value-type="float">
            <text:p>626.609172571693</text:p>
          </table:table-cell>
          <table:table-cell table:formula="of:=SIN([.$O136])*([.AB$3]-[.B$12]/2)+COS([.$O136])*([.AC$3]-[.B$13]/2)" office:value-type="float" office:value="-360.278981969554" calcext:value-type="float">
            <text:p>-360.278981969554</text:p>
          </table:table-cell>
          <table:table-cell table:formula="of:=COS([.$O136])*([.AD$3]-[.B$12]/2)-SIN([.$O136])*([.AE$3]-[.B$13]/2)" office:value-type="float" office:value="520.763930538589" calcext:value-type="float">
            <text:p>520.763930538589</text:p>
          </table:table-cell>
          <table:table-cell table:formula="of:=SIN([.$O136])*([.AD$3]-[.B$12]/2)+COS([.$O136])*([.AE$3]-[.B$13]/2)" office:value-type="float" office:value="501.243382649586" calcext:value-type="float">
            <text:p>501.243382649586</text:p>
          </table:table-cell>
          <table:table-cell table:formula="of:=COS([.$O136])*([.AF$3]-[.B$12]/2)-SIN([.$O136])*([.AG$3]-[.B$13]/2)" office:value-type="float" office:value="-142.890499519033" calcext:value-type="float">
            <text:p>-142.890499519033</text:p>
          </table:table-cell>
          <table:table-cell table:formula="of:=SIN([.$O136])*([.AF$3]-[.B$12]/2)+COS([.$O136])*([.AG$3]-[.B$13]/2)" office:value-type="float" office:value="-706.698171178616" calcext:value-type="float">
            <text:p>-706.698171178616</text:p>
          </table:table-cell>
          <table:table-cell table:formula="of:=MIN([.X136];[.Z136];[.AB136];[.AD136])" office:value-type="float" office:value="-626.609172571693" calcext:value-type="float">
            <text:p>-626.609172571693</text:p>
          </table:table-cell>
          <table:table-cell table:formula="of:=MIN([.Y136];[.AA136];[.AC136];[.AE136])" office:value-type="float" office:value="-501.243382649586" calcext:value-type="float">
            <text:p>-501.243382649586</text:p>
          </table:table-cell>
          <table:table-cell table:formula="of:=[.AF136]-[.$AH136]" office:value-type="float" office:value="483.71867305266" calcext:value-type="float">
            <text:p>483.71867305266</text:p>
          </table:table-cell>
          <table:table-cell table:formula="of:=[.AG136]-[.$AI136]" office:value-type="float" office:value="-205.45478852903" calcext:value-type="float">
            <text:p>-205.45478852903</text:p>
          </table:table-cell>
          <table:table-cell table:formula="of:=[.AF$3]-[.AJ136]" office:value-type="float" office:value="-133.71867305266" calcext:value-type="float">
            <text:p>-133.71867305266</text:p>
          </table:table-cell>
          <table:table-cell table:formula="of:=[.AG$3]-[.AK136]" office:value-type="float" office:value="-44.5452114709695" calcext:value-type="float">
            <text:p>-44.545211470969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5643422.jpg</text:p>
          </table:table-cell>
          <table:table-cell table:formula="of:=MID([.C137];5;4)" office:value-type="string" office:string-value="2021" calcext:value-type="string">
            <text:p>2021</text:p>
          </table:table-cell>
          <table:table-cell table:formula="of:=MID([.C137];9;2)" office:value-type="string" office:string-value="07" calcext:value-type="string">
            <text:p>07</text:p>
          </table:table-cell>
          <table:table-cell table:formula="of:=MID([.C137];11;2)" office:value-type="string" office:string-value="05" calcext:value-type="string">
            <text:p>05</text:p>
          </table:table-cell>
          <table:table-cell table:formula="of:=MID([.C137];14;2)" office:value-type="string" office:string-value="02" calcext:value-type="string">
            <text:p>02</text:p>
          </table:table-cell>
          <table:table-cell table:formula="of:=MID([.C137];16;2)" office:value-type="string" office:string-value="56" calcext:value-type="string">
            <text:p>56</text:p>
          </table:table-cell>
          <table:table-cell table:formula="of:=MID([.C137];18;2)" office:value-type="string" office:string-value="43" calcext:value-type="string">
            <text:p>43</text:p>
          </table:table-cell>
          <table:table-cell table:formula="of:=DATE([.D137];[.E137];[.F137])+TIME([.G137];[.H137];[.I137])" office:value-type="date" office:date-value="2021-07-05T02:56:43" calcext:value-type="date">
            <text:p>05/07/21 02:56:43</text:p>
          </table:table-cell>
          <table:table-cell table:formula="of:=IF([.C137]&lt;&gt;&quot;&quot;;CONCATENATE(&quot;mogrify -rotate &quot;;ROUND([.N137];3);&quot; -background black &quot;;[.C137]);&quot;&quot;)" office:value-type="string" office:string-value="mogrify -rotate 7.504 -background black IMG_20210705_025643422.jpg" calcext:value-type="string">
            <text:p>mogrify -rotate 7.504 -background black IMG_20210705_025643422.jpg</text:p>
          </table:table-cell>
          <table:table-cell table:formula="of:=IF([.C137]&lt;&gt;&quot;&quot;;CONCATENATE(&quot;mogrify -crop &quot;;ROUND([.B$22]);&quot;x&quot;;ROUND([.B$23]);&quot;+&quot;;ROUND([.B$30]+[.B$33]-[.AL137]);&quot;+&quot;;ROUND([.B$31]+[.B$34]-[.AM137]);&quot; &quot;;[.C137]);&quot;&quot;)" office:value-type="string" office:string-value="mogrify -crop 2538x1941+1721+860 IMG_20210705_025643422.jpg" calcext:value-type="string">
            <text:p>mogrify -crop 2538x1941+1721+860 IMG_20210705_025643422.jpg</text:p>
          </table:table-cell>
          <table:table-cell/>
          <table:table-cell table:formula="of:=IF([.C137]&lt;&gt;&quot;&quot;;([.J137]-[.J$3])*360*[.B$35];0)" office:value-type="float" office:value="7.50416666589445" calcext:value-type="float">
            <text:p>7.50416666589445</text:p>
          </table:table-cell>
          <table:table-cell table:formula="of:=[.N137]/180*PI()" office:value-type="float" office:value="0.130972415938263" calcext:value-type="float">
            <text:p>0.130972415938263</text:p>
          </table:table-cell>
          <table:table-cell table:formula="of:=COS([.$O137])*([.P$3]-[.B$14])-SIN([.$O137])*([.Q$3]-[.B$15])" office:value-type="float" office:value="-379.65195125909" calcext:value-type="float">
            <text:p>-379.65195125909</text:p>
          </table:table-cell>
          <table:table-cell table:formula="of:=SIN([.$O137])*([.P$3]-[.B$14])+COS([.$O137])*([.Q$3]-[.B$15])" office:value-type="float" office:value="202.149439537104" calcext:value-type="float">
            <text:p>202.149439537104</text:p>
          </table:table-cell>
          <table:table-cell table:formula="of:=COS([.$O137])*([.R$3]-[.B$14])-SIN([.$O137])*([.S$3]-[.B$15])" office:value-type="float" office:value="-493.011268512335" calcext:value-type="float">
            <text:p>-493.011268512335</text:p>
          </table:table-cell>
          <table:table-cell table:formula="of:=SIN([.$O137])*([.R$3]-[.B$14])+COS([.$O137])*([.S$3]-[.B$15])" office:value-type="float" office:value="1062.71533776447" calcext:value-type="float">
            <text:p>1062.71533776447</text:p>
          </table:table-cell>
          <table:table-cell table:formula="of:=COS([.$O137])*([.T$3]-[.B$14])-SIN([.$O137])*([.U$3]-[.B$15])" office:value-type="float" office:value="766.44733255524" calcext:value-type="float">
            <text:p>766.44733255524</text:p>
          </table:table-cell>
          <table:table-cell table:formula="of:=SIN([.$O137])*([.T$3]-[.B$14])+COS([.$O137])*([.U$3]-[.B$15])" office:value-type="float" office:value="353.121064819075" calcext:value-type="float">
            <text:p>353.121064819075</text:p>
          </table:table-cell>
          <table:table-cell table:formula="of:=COS([.$O137])*([.V$3]-[.B$14])-SIN([.$O137])*([.W$3]-[.B$15])" office:value-type="float" office:value="653.088015301995" calcext:value-type="float">
            <text:p>653.088015301995</text:p>
          </table:table-cell>
          <table:table-cell table:formula="of:=SIN([.$O137])*([.V$3]-[.B$14])+COS([.$O137])*([.W$3]-[.B$15])" office:value-type="float" office:value="1213.68696304644" calcext:value-type="float">
            <text:p>1213.68696304644</text:p>
          </table:table-cell>
          <table:table-cell table:formula="of:=COS([.$O137])*([.X$3]-[.B$12]/2)-SIN([.$O137])*([.Y$3]-[.B$13]/2)" office:value-type="float" office:value="-516.369983280543" calcext:value-type="float">
            <text:p>-516.369983280543</text:p>
          </table:table-cell>
          <table:table-cell table:formula="of:=SIN([.$O137])*([.X$3]-[.B$12]/2)+COS([.$O137])*([.Y$3]-[.B$13]/2)" office:value-type="float" office:value="-505.76876175467" calcext:value-type="float">
            <text:p>-505.76876175467</text:p>
          </table:table-cell>
          <table:table-cell table:formula="of:=COS([.$O137])*([.Z$3]-[.B$12]/2)-SIN([.$O137])*([.AA$3]-[.B$13]/2)" office:value-type="float" office:value="-629.729300533787" calcext:value-type="float">
            <text:p>-629.729300533787</text:p>
          </table:table-cell>
          <table:table-cell table:formula="of:=SIN([.$O137])*([.Z$3]-[.B$12]/2)+COS([.$O137])*([.AA$3]-[.B$13]/2)" office:value-type="float" office:value="354.797136472699" calcext:value-type="float">
            <text:p>354.797136472699</text:p>
          </table:table-cell>
          <table:table-cell table:formula="of:=COS([.$O137])*([.AB$3]-[.B$12]/2)-SIN([.$O137])*([.AC$3]-[.B$13]/2)" office:value-type="float" office:value="629.729300533787" calcext:value-type="float">
            <text:p>629.729300533787</text:p>
          </table:table-cell>
          <table:table-cell table:formula="of:=SIN([.$O137])*([.AB$3]-[.B$12]/2)+COS([.$O137])*([.AC$3]-[.B$13]/2)" office:value-type="float" office:value="-354.797136472699" calcext:value-type="float">
            <text:p>-354.797136472699</text:p>
          </table:table-cell>
          <table:table-cell table:formula="of:=COS([.$O137])*([.AD$3]-[.B$12]/2)-SIN([.$O137])*([.AE$3]-[.B$13]/2)" office:value-type="float" office:value="516.369983280543" calcext:value-type="float">
            <text:p>516.369983280543</text:p>
          </table:table-cell>
          <table:table-cell table:formula="of:=SIN([.$O137])*([.AD$3]-[.B$12]/2)+COS([.$O137])*([.AE$3]-[.B$13]/2)" office:value-type="float" office:value="505.76876175467" calcext:value-type="float">
            <text:p>505.76876175467</text:p>
          </table:table-cell>
          <table:table-cell table:formula="of:=COS([.$O137])*([.AF$3]-[.B$12]/2)-SIN([.$O137])*([.AG$3]-[.B$13]/2)" office:value-type="float" office:value="-136.718032021452" calcext:value-type="float">
            <text:p>-136.718032021452</text:p>
          </table:table-cell>
          <table:table-cell table:formula="of:=SIN([.$O137])*([.AF$3]-[.B$12]/2)+COS([.$O137])*([.AG$3]-[.B$13]/2)" office:value-type="float" office:value="-707.918201291774" calcext:value-type="float">
            <text:p>-707.918201291774</text:p>
          </table:table-cell>
          <table:table-cell table:formula="of:=MIN([.X137];[.Z137];[.AB137];[.AD137])" office:value-type="float" office:value="-629.729300533787" calcext:value-type="float">
            <text:p>-629.729300533787</text:p>
          </table:table-cell>
          <table:table-cell table:formula="of:=MIN([.Y137];[.AA137];[.AC137];[.AE137])" office:value-type="float" office:value="-505.76876175467" calcext:value-type="float">
            <text:p>-505.76876175467</text:p>
          </table:table-cell>
          <table:table-cell table:formula="of:=[.AF137]-[.$AH137]" office:value-type="float" office:value="493.011268512335" calcext:value-type="float">
            <text:p>493.011268512335</text:p>
          </table:table-cell>
          <table:table-cell table:formula="of:=[.AG137]-[.$AI137]" office:value-type="float" office:value="-202.149439537104" calcext:value-type="float">
            <text:p>-202.149439537104</text:p>
          </table:table-cell>
          <table:table-cell table:formula="of:=[.AF$3]-[.AJ137]" office:value-type="float" office:value="-143.011268512335" calcext:value-type="float">
            <text:p>-143.011268512335</text:p>
          </table:table-cell>
          <table:table-cell table:formula="of:=[.AG$3]-[.AK137]" office:value-type="float" office:value="-47.8505604628956" calcext:value-type="float">
            <text:p>-47.850560462895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25843460.jpg</text:p>
          </table:table-cell>
          <table:table-cell table:formula="of:=MID([.C138];5;4)" office:value-type="string" office:string-value="2021" calcext:value-type="string">
            <text:p>2021</text:p>
          </table:table-cell>
          <table:table-cell table:formula="of:=MID([.C138];9;2)" office:value-type="string" office:string-value="07" calcext:value-type="string">
            <text:p>07</text:p>
          </table:table-cell>
          <table:table-cell table:formula="of:=MID([.C138];11;2)" office:value-type="string" office:string-value="05" calcext:value-type="string">
            <text:p>05</text:p>
          </table:table-cell>
          <table:table-cell table:formula="of:=MID([.C138];14;2)" office:value-type="string" office:string-value="02" calcext:value-type="string">
            <text:p>02</text:p>
          </table:table-cell>
          <table:table-cell table:formula="of:=MID([.C138];16;2)" office:value-type="string" office:string-value="58" calcext:value-type="string">
            <text:p>58</text:p>
          </table:table-cell>
          <table:table-cell table:formula="of:=MID([.C138];18;2)" office:value-type="string" office:string-value="43" calcext:value-type="string">
            <text:p>43</text:p>
          </table:table-cell>
          <table:table-cell table:formula="of:=DATE([.D138];[.E138];[.F138])+TIME([.G138];[.H138];[.I138])" office:value-type="date" office:date-value="2021-07-05T02:58:43" calcext:value-type="date">
            <text:p>05/07/21 02:58:43</text:p>
          </table:table-cell>
          <table:table-cell table:formula="of:=IF([.C138]&lt;&gt;&quot;&quot;;CONCATENATE(&quot;mogrify -rotate &quot;;ROUND([.N138];3);&quot; -background black &quot;;[.C138]);&quot;&quot;)" office:value-type="string" office:string-value="mogrify -rotate 8.004 -background black IMG_20210705_025843460.jpg" calcext:value-type="string">
            <text:p>mogrify -rotate 8.004 -background black IMG_20210705_025843460.jpg</text:p>
          </table:table-cell>
          <table:table-cell table:formula="of:=IF([.C138]&lt;&gt;&quot;&quot;;CONCATENATE(&quot;mogrify -crop &quot;;ROUND([.B$22]);&quot;x&quot;;ROUND([.B$23]);&quot;+&quot;;ROUND([.B$30]+[.B$33]-[.AL138]);&quot;+&quot;;ROUND([.B$31]+[.B$34]-[.AM138]);&quot; &quot;;[.C138]);&quot;&quot;)" office:value-type="string" office:string-value="mogrify -crop 2538x1941+1731+864 IMG_20210705_025843460.jpg" calcext:value-type="string">
            <text:p>mogrify -crop 2538x1941+1731+864 IMG_20210705_025843460.jpg</text:p>
          </table:table-cell>
          <table:table-cell/>
          <table:table-cell table:formula="of:=IF([.C138]&lt;&gt;&quot;&quot;;([.J138]-[.J$3])*360*[.B$35];0)" office:value-type="float" office:value="8.00416666752426" calcext:value-type="float">
            <text:p>8.00416666752426</text:p>
          </table:table-cell>
          <table:table-cell table:formula="of:=[.N138]/180*PI()" office:value-type="float" office:value="0.139699062226681" calcext:value-type="float">
            <text:p>0.139699062226681</text:p>
          </table:table-cell>
          <table:table-cell table:formula="of:=COS([.$O138])*([.P$3]-[.B$14])-SIN([.$O138])*([.Q$3]-[.B$15])" office:value-type="float" office:value="-381.401559541858" calcext:value-type="float">
            <text:p>-381.401559541858</text:p>
          </table:table-cell>
          <table:table-cell table:formula="of:=SIN([.$O138])*([.P$3]-[.B$14])+COS([.$O138])*([.Q$3]-[.B$15])" office:value-type="float" office:value="198.828696065329" calcext:value-type="float">
            <text:p>198.828696065329</text:p>
          </table:table-cell>
          <table:table-cell table:formula="of:=COS([.$O138])*([.R$3]-[.B$14])-SIN([.$O138])*([.S$3]-[.B$15])" office:value-type="float" office:value="-502.266319303675" calcext:value-type="float">
            <text:p>-502.266319303675</text:p>
          </table:table-cell>
          <table:table-cell table:formula="of:=SIN([.$O138])*([.R$3]-[.B$14])+COS([.$O138])*([.S$3]-[.B$15])" office:value-type="float" office:value="1058.37259247069" calcext:value-type="float">
            <text:p>1058.37259247069</text:p>
          </table:table-cell>
          <table:table-cell table:formula="of:=COS([.$O138])*([.T$3]-[.B$14])-SIN([.$O138])*([.U$3]-[.B$15])" office:value-type="float" office:value="763.33662507174" calcext:value-type="float">
            <text:p>763.33662507174</text:p>
          </table:table-cell>
          <table:table-cell table:formula="of:=SIN([.$O138])*([.T$3]-[.B$14])+COS([.$O138])*([.U$3]-[.B$15])" office:value-type="float" office:value="359.796048927841" calcext:value-type="float">
            <text:p>359.796048927841</text:p>
          </table:table-cell>
          <table:table-cell table:formula="of:=COS([.$O138])*([.V$3]-[.B$14])-SIN([.$O138])*([.W$3]-[.B$15])" office:value-type="float" office:value="642.471865309923" calcext:value-type="float">
            <text:p>642.471865309923</text:p>
          </table:table-cell>
          <table:table-cell table:formula="of:=SIN([.$O138])*([.V$3]-[.B$14])+COS([.$O138])*([.W$3]-[.B$15])" office:value-type="float" office:value="1219.33994533321" calcext:value-type="float">
            <text:p>1219.33994533321</text:p>
          </table:table-cell>
          <table:table-cell table:formula="of:=COS([.$O138])*([.X$3]-[.B$12]/2)-SIN([.$O138])*([.Y$3]-[.B$13]/2)" office:value-type="float" office:value="-511.93671242589" calcext:value-type="float">
            <text:p>-511.93671242589</text:p>
          </table:table-cell>
          <table:table-cell table:formula="of:=SIN([.$O138])*([.X$3]-[.B$12]/2)+COS([.$O138])*([.Y$3]-[.B$13]/2)" office:value-type="float" office:value="-510.255624633939" calcext:value-type="float">
            <text:p>-510.255624633939</text:p>
          </table:table-cell>
          <table:table-cell table:formula="of:=COS([.$O138])*([.Z$3]-[.B$12]/2)-SIN([.$O138])*([.AA$3]-[.B$13]/2)" office:value-type="float" office:value="-632.801472187708" calcext:value-type="float">
            <text:p>-632.801472187708</text:p>
          </table:table-cell>
          <table:table-cell table:formula="of:=SIN([.$O138])*([.Z$3]-[.B$12]/2)+COS([.$O138])*([.AA$3]-[.B$13]/2)" office:value-type="float" office:value="349.288271771427" calcext:value-type="float">
            <text:p>349.288271771427</text:p>
          </table:table-cell>
          <table:table-cell table:formula="of:=COS([.$O138])*([.AB$3]-[.B$12]/2)-SIN([.$O138])*([.AC$3]-[.B$13]/2)" office:value-type="float" office:value="632.801472187708" calcext:value-type="float">
            <text:p>632.801472187708</text:p>
          </table:table-cell>
          <table:table-cell table:formula="of:=SIN([.$O138])*([.AB$3]-[.B$12]/2)+COS([.$O138])*([.AC$3]-[.B$13]/2)" office:value-type="float" office:value="-349.288271771427" calcext:value-type="float">
            <text:p>-349.288271771427</text:p>
          </table:table-cell>
          <table:table-cell table:formula="of:=COS([.$O138])*([.AD$3]-[.B$12]/2)-SIN([.$O138])*([.AE$3]-[.B$13]/2)" office:value-type="float" office:value="511.93671242589" calcext:value-type="float">
            <text:p>511.93671242589</text:p>
          </table:table-cell>
          <table:table-cell table:formula="of:=SIN([.$O138])*([.AD$3]-[.B$12]/2)+COS([.$O138])*([.AE$3]-[.B$13]/2)" office:value-type="float" office:value="510.255624633939" calcext:value-type="float">
            <text:p>510.255624633939</text:p>
          </table:table-cell>
          <table:table-cell table:formula="of:=COS([.$O138])*([.AF$3]-[.B$12]/2)-SIN([.$O138])*([.AG$3]-[.B$13]/2)" office:value-type="float" office:value="-130.535152884033" calcext:value-type="float">
            <text:p>-130.535152884033</text:p>
          </table:table-cell>
          <table:table-cell table:formula="of:=SIN([.$O138])*([.AF$3]-[.B$12]/2)+COS([.$O138])*([.AG$3]-[.B$13]/2)" office:value-type="float" office:value="-709.084320699268" calcext:value-type="float">
            <text:p>-709.084320699268</text:p>
          </table:table-cell>
          <table:table-cell table:formula="of:=MIN([.X138];[.Z138];[.AB138];[.AD138])" office:value-type="float" office:value="-632.801472187708" calcext:value-type="float">
            <text:p>-632.801472187708</text:p>
          </table:table-cell>
          <table:table-cell table:formula="of:=MIN([.Y138];[.AA138];[.AC138];[.AE138])" office:value-type="float" office:value="-510.255624633939" calcext:value-type="float">
            <text:p>-510.255624633939</text:p>
          </table:table-cell>
          <table:table-cell table:formula="of:=[.AF138]-[.$AH138]" office:value-type="float" office:value="502.266319303675" calcext:value-type="float">
            <text:p>502.266319303675</text:p>
          </table:table-cell>
          <table:table-cell table:formula="of:=[.AG138]-[.$AI138]" office:value-type="float" office:value="-198.828696065329" calcext:value-type="float">
            <text:p>-198.828696065329</text:p>
          </table:table-cell>
          <table:table-cell table:formula="of:=[.AF$3]-[.AJ138]" office:value-type="float" office:value="-152.266319303675" calcext:value-type="float">
            <text:p>-152.266319303675</text:p>
          </table:table-cell>
          <table:table-cell table:formula="of:=[.AG$3]-[.AK138]" office:value-type="float" office:value="-51.1713039346712" calcext:value-type="float">
            <text:p>-51.171303934671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0043512.jpg</text:p>
          </table:table-cell>
          <table:table-cell table:formula="of:=MID([.C139];5;4)" office:value-type="string" office:string-value="2021" calcext:value-type="string">
            <text:p>2021</text:p>
          </table:table-cell>
          <table:table-cell table:formula="of:=MID([.C139];9;2)" office:value-type="string" office:string-value="07" calcext:value-type="string">
            <text:p>07</text:p>
          </table:table-cell>
          <table:table-cell table:formula="of:=MID([.C139];11;2)" office:value-type="string" office:string-value="05" calcext:value-type="string">
            <text:p>05</text:p>
          </table:table-cell>
          <table:table-cell table:formula="of:=MID([.C139];14;2)" office:value-type="string" office:string-value="03" calcext:value-type="string">
            <text:p>03</text:p>
          </table:table-cell>
          <table:table-cell table:formula="of:=MID([.C139];16;2)" office:value-type="string" office:string-value="00" calcext:value-type="string">
            <text:p>00</text:p>
          </table:table-cell>
          <table:table-cell table:formula="of:=MID([.C139];18;2)" office:value-type="string" office:string-value="43" calcext:value-type="string">
            <text:p>43</text:p>
          </table:table-cell>
          <table:table-cell table:formula="of:=DATE([.D139];[.E139];[.F139])+TIME([.G139];[.H139];[.I139])" office:value-type="date" office:date-value="2021-07-05T03:00:43" calcext:value-type="date">
            <text:p>05/07/21 03:00:43</text:p>
          </table:table-cell>
          <table:table-cell table:formula="of:=IF([.C139]&lt;&gt;&quot;&quot;;CONCATENATE(&quot;mogrify -rotate &quot;;ROUND([.N139];3);&quot; -background black &quot;;[.C139]);&quot;&quot;)" office:value-type="string" office:string-value="mogrify -rotate 8.504 -background black IMG_20210705_030043512.jpg" calcext:value-type="string">
            <text:p>mogrify -rotate 8.504 -background black IMG_20210705_030043512.jpg</text:p>
          </table:table-cell>
          <table:table-cell table:formula="of:=IF([.C139]&lt;&gt;&quot;&quot;;CONCATENATE(&quot;mogrify -crop &quot;;ROUND([.B$22]);&quot;x&quot;;ROUND([.B$23]);&quot;+&quot;;ROUND([.B$30]+[.B$33]-[.AL139]);&quot;+&quot;;ROUND([.B$31]+[.B$34]-[.AM139]);&quot; &quot;;[.C139]);&quot;&quot;)" office:value-type="string" office:string-value="mogrify -crop 2538x1941+1740+867 IMG_20210705_030043512.jpg" calcext:value-type="string">
            <text:p>mogrify -crop 2538x1941+1740+867 IMG_20210705_030043512.jpg</text:p>
          </table:table-cell>
          <table:table-cell/>
          <table:table-cell table:formula="of:=IF([.C139]&lt;&gt;&quot;&quot;;([.J139]-[.J$3])*360*[.B$35];0)" office:value-type="float" office:value="8.50416666653473" calcext:value-type="float">
            <text:p>8.50416666653473</text:p>
          </table:table-cell>
          <table:table-cell table:formula="of:=[.N139]/180*PI()" office:value-type="float" office:value="0.148425708469382" calcext:value-type="float">
            <text:p>0.148425708469382</text:p>
          </table:table-cell>
          <table:table-cell table:formula="of:=COS([.$O139])*([.P$3]-[.B$14])-SIN([.$O139])*([.Q$3]-[.B$15])" office:value-type="float" office:value="-383.122122610083" calcext:value-type="float">
            <text:p>-383.122122610083</text:p>
          </table:table-cell>
          <table:table-cell table:formula="of:=SIN([.$O139])*([.P$3]-[.B$14])+COS([.$O139])*([.Q$3]-[.B$15])" office:value-type="float" office:value="195.492811035967" calcext:value-type="float">
            <text:p>195.492811035967</text:p>
          </table:table-cell>
          <table:table-cell table:formula="of:=COS([.$O139])*([.R$3]-[.B$14])-SIN([.$O139])*([.S$3]-[.B$15])" office:value-type="float" office:value="-511.483120521765" calcext:value-type="float">
            <text:p>-511.483120521765</text:p>
          </table:table-cell>
          <table:table-cell table:formula="of:=SIN([.$O139])*([.R$3]-[.B$14])+COS([.$O139])*([.S$3]-[.B$15])" office:value-type="float" office:value="1053.9492480292" calcext:value-type="float">
            <text:p>1053.9492480292</text:p>
          </table:table-cell>
          <table:table-cell table:formula="of:=COS([.$O139])*([.T$3]-[.B$14])-SIN([.$O139])*([.U$3]-[.B$15])" office:value-type="float" office:value="760.167786565237" calcext:value-type="float">
            <text:p>760.167786565237</text:p>
          </table:table-cell>
          <table:table-cell table:formula="of:=SIN([.$O139])*([.T$3]-[.B$14])+COS([.$O139])*([.U$3]-[.B$15])" office:value-type="float" office:value="366.443633139544" calcext:value-type="float">
            <text:p>366.443633139544</text:p>
          </table:table-cell>
          <table:table-cell table:formula="of:=COS([.$O139])*([.V$3]-[.B$14])-SIN([.$O139])*([.W$3]-[.B$15])" office:value-type="float" office:value="631.806788653555" calcext:value-type="float">
            <text:p>631.806788653555</text:p>
          </table:table-cell>
          <table:table-cell table:formula="of:=SIN([.$O139])*([.V$3]-[.B$14])+COS([.$O139])*([.W$3]-[.B$15])" office:value-type="float" office:value="1224.90007013278" calcext:value-type="float">
            <text:p>1224.90007013278</text:p>
          </table:table-cell>
          <table:table-cell table:formula="of:=COS([.$O139])*([.X$3]-[.B$12]/2)-SIN([.$O139])*([.Y$3]-[.B$13]/2)" office:value-type="float" office:value="-507.464455631819" calcext:value-type="float">
            <text:p>-507.464455631819</text:p>
          </table:table-cell>
          <table:table-cell table:formula="of:=SIN([.$O139])*([.X$3]-[.B$12]/2)+COS([.$O139])*([.Y$3]-[.B$13]/2)" office:value-type="float" office:value="-514.703629548405" calcext:value-type="float">
            <text:p>-514.703629548405</text:p>
          </table:table-cell>
          <table:table-cell table:formula="of:=COS([.$O139])*([.Z$3]-[.B$12]/2)-SIN([.$O139])*([.AA$3]-[.B$13]/2)" office:value-type="float" office:value="-635.825453543501" calcext:value-type="float">
            <text:p>-635.825453543501</text:p>
          </table:table-cell>
          <table:table-cell table:formula="of:=SIN([.$O139])*([.Z$3]-[.B$12]/2)+COS([.$O139])*([.AA$3]-[.B$13]/2)" office:value-type="float" office:value="343.752807444828" calcext:value-type="float">
            <text:p>343.752807444828</text:p>
          </table:table-cell>
          <table:table-cell table:formula="of:=COS([.$O139])*([.AB$3]-[.B$12]/2)-SIN([.$O139])*([.AC$3]-[.B$13]/2)" office:value-type="float" office:value="635.825453543501" calcext:value-type="float">
            <text:p>635.825453543501</text:p>
          </table:table-cell>
          <table:table-cell table:formula="of:=SIN([.$O139])*([.AB$3]-[.B$12]/2)+COS([.$O139])*([.AC$3]-[.B$13]/2)" office:value-type="float" office:value="-343.752807444828" calcext:value-type="float">
            <text:p>-343.752807444828</text:p>
          </table:table-cell>
          <table:table-cell table:formula="of:=COS([.$O139])*([.AD$3]-[.B$12]/2)-SIN([.$O139])*([.AE$3]-[.B$13]/2)" office:value-type="float" office:value="507.464455631819" calcext:value-type="float">
            <text:p>507.464455631819</text:p>
          </table:table-cell>
          <table:table-cell table:formula="of:=SIN([.$O139])*([.AD$3]-[.B$12]/2)+COS([.$O139])*([.AE$3]-[.B$13]/2)" office:value-type="float" office:value="514.703629548405" calcext:value-type="float">
            <text:p>514.703629548405</text:p>
          </table:table-cell>
          <table:table-cell table:formula="of:=COS([.$O139])*([.AF$3]-[.B$12]/2)-SIN([.$O139])*([.AG$3]-[.B$13]/2)" office:value-type="float" office:value="-124.342333021736" calcext:value-type="float">
            <text:p>-124.342333021736</text:p>
          </table:table-cell>
          <table:table-cell table:formula="of:=SIN([.$O139])*([.AF$3]-[.B$12]/2)+COS([.$O139])*([.AG$3]-[.B$13]/2)" office:value-type="float" office:value="-710.196440584372" calcext:value-type="float">
            <text:p>-710.196440584372</text:p>
          </table:table-cell>
          <table:table-cell table:formula="of:=MIN([.X139];[.Z139];[.AB139];[.AD139])" office:value-type="float" office:value="-635.825453543501" calcext:value-type="float">
            <text:p>-635.825453543501</text:p>
          </table:table-cell>
          <table:table-cell table:formula="of:=MIN([.Y139];[.AA139];[.AC139];[.AE139])" office:value-type="float" office:value="-514.703629548405" calcext:value-type="float">
            <text:p>-514.703629548405</text:p>
          </table:table-cell>
          <table:table-cell table:formula="of:=[.AF139]-[.$AH139]" office:value-type="float" office:value="511.483120521765" calcext:value-type="float">
            <text:p>511.483120521765</text:p>
          </table:table-cell>
          <table:table-cell table:formula="of:=[.AG139]-[.$AI139]" office:value-type="float" office:value="-195.492811035967" calcext:value-type="float">
            <text:p>-195.492811035967</text:p>
          </table:table-cell>
          <table:table-cell table:formula="of:=[.AF$3]-[.AJ139]" office:value-type="float" office:value="-161.483120521765" calcext:value-type="float">
            <text:p>-161.483120521765</text:p>
          </table:table-cell>
          <table:table-cell table:formula="of:=[.AG$3]-[.AK139]" office:value-type="float" office:value="-54.5071889640327" calcext:value-type="float">
            <text:p>-54.507188964032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0243592.jpg</text:p>
          </table:table-cell>
          <table:table-cell table:formula="of:=MID([.C140];5;4)" office:value-type="string" office:string-value="2021" calcext:value-type="string">
            <text:p>2021</text:p>
          </table:table-cell>
          <table:table-cell table:formula="of:=MID([.C140];9;2)" office:value-type="string" office:string-value="07" calcext:value-type="string">
            <text:p>07</text:p>
          </table:table-cell>
          <table:table-cell table:formula="of:=MID([.C140];11;2)" office:value-type="string" office:string-value="05" calcext:value-type="string">
            <text:p>05</text:p>
          </table:table-cell>
          <table:table-cell table:formula="of:=MID([.C140];14;2)" office:value-type="string" office:string-value="03" calcext:value-type="string">
            <text:p>03</text:p>
          </table:table-cell>
          <table:table-cell table:formula="of:=MID([.C140];16;2)" office:value-type="string" office:string-value="02" calcext:value-type="string">
            <text:p>02</text:p>
          </table:table-cell>
          <table:table-cell table:formula="of:=MID([.C140];18;2)" office:value-type="string" office:string-value="43" calcext:value-type="string">
            <text:p>43</text:p>
          </table:table-cell>
          <table:table-cell table:formula="of:=DATE([.D140];[.E140];[.F140])+TIME([.G140];[.H140];[.I140])" office:value-type="date" office:date-value="2021-07-05T03:02:43" calcext:value-type="date">
            <text:p>05/07/21 03:02:43</text:p>
          </table:table-cell>
          <table:table-cell table:formula="of:=IF([.C140]&lt;&gt;&quot;&quot;;CONCATENATE(&quot;mogrify -rotate &quot;;ROUND([.N140];3);&quot; -background black &quot;;[.C140]);&quot;&quot;)" office:value-type="string" office:string-value="mogrify -rotate 9.004 -background black IMG_20210705_030243592.jpg" calcext:value-type="string">
            <text:p>mogrify -rotate 9.004 -background black IMG_20210705_030243592.jpg</text:p>
          </table:table-cell>
          <table:table-cell table:formula="of:=IF([.C140]&lt;&gt;&quot;&quot;;CONCATENATE(&quot;mogrify -crop &quot;;ROUND([.B$22]);&quot;x&quot;;ROUND([.B$23]);&quot;+&quot;;ROUND([.B$30]+[.B$33]-[.AL140]);&quot;+&quot;;ROUND([.B$31]+[.B$34]-[.AM140]);&quot; &quot;;[.C140]);&quot;&quot;)" office:value-type="string" office:string-value="mogrify -crop 2538x1941+1749+870 IMG_20210705_030243592.jpg" calcext:value-type="string">
            <text:p>mogrify -crop 2538x1941+1749+870 IMG_20210705_030243592.jpg</text:p>
          </table:table-cell>
          <table:table-cell/>
          <table:table-cell table:formula="of:=IF([.C140]&lt;&gt;&quot;&quot;;([.J140]-[.J$3])*360*[.B$35];0)" office:value-type="float" office:value="9.0041666655452" calcext:value-type="float">
            <text:p>9.0041666655452</text:p>
          </table:table-cell>
          <table:table-cell table:formula="of:=[.N140]/180*PI()" office:value-type="float" office:value="0.157152354712083" calcext:value-type="float">
            <text:p>0.157152354712083</text:p>
          </table:table-cell>
          <table:table-cell table:formula="of:=COS([.$O140])*([.P$3]-[.B$14])-SIN([.$O140])*([.Q$3]-[.B$15])" office:value-type="float" office:value="-384.81350944547" calcext:value-type="float">
            <text:p>-384.81350944547</text:p>
          </table:table-cell>
          <table:table-cell table:formula="of:=SIN([.$O140])*([.P$3]-[.B$14])+COS([.$O140])*([.Q$3]-[.B$15])" office:value-type="float" office:value="192.142038472223" calcext:value-type="float">
            <text:p>192.142038472223</text:p>
          </table:table-cell>
          <table:table-cell table:formula="of:=COS([.$O140])*([.R$3]-[.B$14])-SIN([.$O140])*([.S$3]-[.B$15])" office:value-type="float" office:value="-520.660970320095" calcext:value-type="float">
            <text:p>-520.660970320095</text:p>
          </table:table-cell>
          <table:table-cell table:formula="of:=SIN([.$O140])*([.R$3]-[.B$14])+COS([.$O140])*([.S$3]-[.B$15])" office:value-type="float" office:value="1049.44564127226" calcext:value-type="float">
            <text:p>1049.44564127226</text:p>
          </table:table-cell>
          <table:table-cell table:formula="of:=COS([.$O140])*([.T$3]-[.B$14])-SIN([.$O140])*([.U$3]-[.B$15])" office:value-type="float" office:value="756.941058338906" calcext:value-type="float">
            <text:p>756.941058338906</text:p>
          </table:table-cell>
          <table:table-cell table:formula="of:=SIN([.$O140])*([.T$3]-[.B$14])+COS([.$O140])*([.U$3]-[.B$15])" office:value-type="float" office:value="373.063311249949" calcext:value-type="float">
            <text:p>373.063311249949</text:p>
          </table:table-cell>
          <table:table-cell table:formula="of:=COS([.$O140])*([.V$3]-[.B$14])-SIN([.$O140])*([.W$3]-[.B$15])" office:value-type="float" office:value="621.093597464282" calcext:value-type="float">
            <text:p>621.093597464282</text:p>
          </table:table-cell>
          <table:table-cell table:formula="of:=SIN([.$O140])*([.V$3]-[.B$14])+COS([.$O140])*([.W$3]-[.B$15])" office:value-type="float" office:value="1230.36691404998" calcext:value-type="float">
            <text:p>1230.36691404998</text:p>
          </table:table-cell>
          <table:table-cell table:formula="of:=COS([.$O140])*([.X$3]-[.B$12]/2)-SIN([.$O140])*([.Y$3]-[.B$13]/2)" office:value-type="float" office:value="-502.953553454876" calcext:value-type="float">
            <text:p>-502.953553454876</text:p>
          </table:table-cell>
          <table:table-cell table:formula="of:=SIN([.$O140])*([.X$3]-[.B$12]/2)+COS([.$O140])*([.Y$3]-[.B$13]/2)" office:value-type="float" office:value="-519.11243778888" calcext:value-type="float">
            <text:p>-519.11243778888</text:p>
          </table:table-cell>
          <table:table-cell table:formula="of:=COS([.$O140])*([.Z$3]-[.B$12]/2)-SIN([.$O140])*([.AA$3]-[.B$13]/2)" office:value-type="float" office:value="-638.8010143295" calcext:value-type="float">
            <text:p>-638.8010143295</text:p>
          </table:table-cell>
          <table:table-cell table:formula="of:=SIN([.$O140])*([.Z$3]-[.B$12]/2)+COS([.$O140])*([.AA$3]-[.B$13]/2)" office:value-type="float" office:value="338.191165011154" calcext:value-type="float">
            <text:p>338.191165011154</text:p>
          </table:table-cell>
          <table:table-cell table:formula="of:=COS([.$O140])*([.AB$3]-[.B$12]/2)-SIN([.$O140])*([.AC$3]-[.B$13]/2)" office:value-type="float" office:value="638.8010143295" calcext:value-type="float">
            <text:p>638.8010143295</text:p>
          </table:table-cell>
          <table:table-cell table:formula="of:=SIN([.$O140])*([.AB$3]-[.B$12]/2)+COS([.$O140])*([.AC$3]-[.B$13]/2)" office:value-type="float" office:value="-338.191165011154" calcext:value-type="float">
            <text:p>-338.191165011154</text:p>
          </table:table-cell>
          <table:table-cell table:formula="of:=COS([.$O140])*([.AD$3]-[.B$12]/2)-SIN([.$O140])*([.AE$3]-[.B$13]/2)" office:value-type="float" office:value="502.953553454876" calcext:value-type="float">
            <text:p>502.953553454876</text:p>
          </table:table-cell>
          <table:table-cell table:formula="of:=SIN([.$O140])*([.AD$3]-[.B$12]/2)+COS([.$O140])*([.AE$3]-[.B$13]/2)" office:value-type="float" office:value="519.11243778888" calcext:value-type="float">
            <text:p>519.11243778888</text:p>
          </table:table-cell>
          <table:table-cell table:formula="of:=COS([.$O140])*([.AF$3]-[.B$12]/2)-SIN([.$O140])*([.AG$3]-[.B$13]/2)" office:value-type="float" office:value="-118.140044009406" calcext:value-type="float">
            <text:p>-118.140044009406</text:p>
          </table:table-cell>
          <table:table-cell table:formula="of:=SIN([.$O140])*([.AF$3]-[.B$12]/2)+COS([.$O140])*([.AG$3]-[.B$13]/2)" office:value-type="float" office:value="-711.254476261103" calcext:value-type="float">
            <text:p>-711.254476261103</text:p>
          </table:table-cell>
          <table:table-cell table:formula="of:=MIN([.X140];[.Z140];[.AB140];[.AD140])" office:value-type="float" office:value="-638.8010143295" calcext:value-type="float">
            <text:p>-638.8010143295</text:p>
          </table:table-cell>
          <table:table-cell table:formula="of:=MIN([.Y140];[.AA140];[.AC140];[.AE140])" office:value-type="float" office:value="-519.11243778888" calcext:value-type="float">
            <text:p>-519.11243778888</text:p>
          </table:table-cell>
          <table:table-cell table:formula="of:=[.AF140]-[.$AH140]" office:value-type="float" office:value="520.660970320095" calcext:value-type="float">
            <text:p>520.660970320095</text:p>
          </table:table-cell>
          <table:table-cell table:formula="of:=[.AG140]-[.$AI140]" office:value-type="float" office:value="-192.142038472223" calcext:value-type="float">
            <text:p>-192.142038472223</text:p>
          </table:table-cell>
          <table:table-cell table:formula="of:=[.AF$3]-[.AJ140]" office:value-type="float" office:value="-170.660970320095" calcext:value-type="float">
            <text:p>-170.660970320095</text:p>
          </table:table-cell>
          <table:table-cell table:formula="of:=[.AG$3]-[.AK140]" office:value-type="float" office:value="-57.8579615277769" calcext:value-type="float">
            <text:p>-57.857961527776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0443596.jpg</text:p>
          </table:table-cell>
          <table:table-cell table:formula="of:=MID([.C141];5;4)" office:value-type="string" office:string-value="2021" calcext:value-type="string">
            <text:p>2021</text:p>
          </table:table-cell>
          <table:table-cell table:formula="of:=MID([.C141];9;2)" office:value-type="string" office:string-value="07" calcext:value-type="string">
            <text:p>07</text:p>
          </table:table-cell>
          <table:table-cell table:formula="of:=MID([.C141];11;2)" office:value-type="string" office:string-value="05" calcext:value-type="string">
            <text:p>05</text:p>
          </table:table-cell>
          <table:table-cell table:formula="of:=MID([.C141];14;2)" office:value-type="string" office:string-value="03" calcext:value-type="string">
            <text:p>03</text:p>
          </table:table-cell>
          <table:table-cell table:formula="of:=MID([.C141];16;2)" office:value-type="string" office:string-value="04" calcext:value-type="string">
            <text:p>04</text:p>
          </table:table-cell>
          <table:table-cell table:formula="of:=MID([.C141];18;2)" office:value-type="string" office:string-value="43" calcext:value-type="string">
            <text:p>43</text:p>
          </table:table-cell>
          <table:table-cell table:formula="of:=DATE([.D141];[.E141];[.F141])+TIME([.G141];[.H141];[.I141])" office:value-type="date" office:date-value="2021-07-05T03:04:43" calcext:value-type="date">
            <text:p>05/07/21 03:04:43</text:p>
          </table:table-cell>
          <table:table-cell table:formula="of:=IF([.C141]&lt;&gt;&quot;&quot;;CONCATENATE(&quot;mogrify -rotate &quot;;ROUND([.N141];3);&quot; -background black &quot;;[.C141]);&quot;&quot;)" office:value-type="string" office:string-value="mogrify -rotate 9.504 -background black IMG_20210705_030443596.jpg" calcext:value-type="string">
            <text:p>mogrify -rotate 9.504 -background black IMG_20210705_030443596.jpg</text:p>
          </table:table-cell>
          <table:table-cell table:formula="of:=IF([.C141]&lt;&gt;&quot;&quot;;CONCATENATE(&quot;mogrify -crop &quot;;ROUND([.B$22]);&quot;x&quot;;ROUND([.B$23]);&quot;+&quot;;ROUND([.B$30]+[.B$33]-[.AL141]);&quot;+&quot;;ROUND([.B$31]+[.B$34]-[.AM141]);&quot; &quot;;[.C141]);&quot;&quot;)" office:value-type="string" office:string-value="mogrify -crop 2538x1941+1758+874 IMG_20210705_030443596.jpg" calcext:value-type="string">
            <text:p>mogrify -crop 2538x1941+1758+874 IMG_20210705_030443596.jpg</text:p>
          </table:table-cell>
          <table:table-cell/>
          <table:table-cell table:formula="of:=IF([.C141]&lt;&gt;&quot;&quot;;([.J141]-[.J$3])*360*[.B$35];0)" office:value-type="float" office:value="9.50416666717501" calcext:value-type="float">
            <text:p>9.50416666717501</text:p>
          </table:table-cell>
          <table:table-cell table:formula="of:=[.N141]/180*PI()" office:value-type="float" office:value="0.1658790010005" calcext:value-type="float">
            <text:p>0.1658790010005</text:p>
          </table:table-cell>
          <table:table-cell table:formula="of:=COS([.$O141])*([.P$3]-[.B$14])-SIN([.$O141])*([.Q$3]-[.B$15])" office:value-type="float" office:value="-386.475591250992" calcext:value-type="float">
            <text:p>-386.475591250992</text:p>
          </table:table-cell>
          <table:table-cell table:formula="of:=SIN([.$O141])*([.P$3]-[.B$14])+COS([.$O141])*([.Q$3]-[.B$15])" office:value-type="float" office:value="188.776633530731" calcext:value-type="float">
            <text:p>188.776633530731</text:p>
          </table:table-cell>
          <table:table-cell table:formula="of:=COS([.$O141])*([.R$3]-[.B$14])-SIN([.$O141])*([.S$3]-[.B$15])" office:value-type="float" office:value="-529.799169817637" calcext:value-type="float">
            <text:p>-529.799169817637</text:p>
          </table:table-cell>
          <table:table-cell table:formula="of:=SIN([.$O141])*([.R$3]-[.B$14])+COS([.$O141])*([.S$3]-[.B$15])" office:value-type="float" office:value="1044.86211514273" calcext:value-type="float">
            <text:p>1044.86211514273</text:p>
          </table:table-cell>
          <table:table-cell table:formula="of:=COS([.$O141])*([.T$3]-[.B$14])-SIN([.$O141])*([.U$3]-[.B$15])" office:value-type="float" office:value="753.656686103239" calcext:value-type="float">
            <text:p>753.656686103239</text:p>
          </table:table-cell>
          <table:table-cell table:formula="of:=SIN([.$O141])*([.T$3]-[.B$14])+COS([.$O141])*([.U$3]-[.B$15])" office:value-type="float" office:value="379.654579179396" calcext:value-type="float">
            <text:p>379.654579179396</text:p>
          </table:table-cell>
          <table:table-cell table:formula="of:=COS([.$O141])*([.V$3]-[.B$14])-SIN([.$O141])*([.W$3]-[.B$15])" office:value-type="float" office:value="610.333107536594" calcext:value-type="float">
            <text:p>610.333107536594</text:p>
          </table:table-cell>
          <table:table-cell table:formula="of:=SIN([.$O141])*([.V$3]-[.B$14])+COS([.$O141])*([.W$3]-[.B$15])" office:value-type="float" office:value="1235.7400607914" calcext:value-type="float">
            <text:p>1235.7400607914</text:p>
          </table:table-cell>
          <table:table-cell table:formula="of:=COS([.$O141])*([.X$3]-[.B$12]/2)-SIN([.$O141])*([.Y$3]-[.B$13]/2)" office:value-type="float" office:value="-498.404349393793" calcext:value-type="float">
            <text:p>-498.404349393793</text:p>
          </table:table-cell>
          <table:table-cell table:formula="of:=SIN([.$O141])*([.X$3]-[.B$12]/2)+COS([.$O141])*([.Y$3]-[.B$13]/2)" office:value-type="float" office:value="-523.481713630333" calcext:value-type="float">
            <text:p>-523.481713630333</text:p>
          </table:table-cell>
          <table:table-cell table:formula="of:=COS([.$O141])*([.Z$3]-[.B$12]/2)-SIN([.$O141])*([.AA$3]-[.B$13]/2)" office:value-type="float" office:value="-641.727927960438" calcext:value-type="float">
            <text:p>-641.727927960438</text:p>
          </table:table-cell>
          <table:table-cell table:formula="of:=SIN([.$O141])*([.Z$3]-[.B$12]/2)+COS([.$O141])*([.AA$3]-[.B$13]/2)" office:value-type="float" office:value="332.603767981668" calcext:value-type="float">
            <text:p>332.603767981668</text:p>
          </table:table-cell>
          <table:table-cell table:formula="of:=COS([.$O141])*([.AB$3]-[.B$12]/2)-SIN([.$O141])*([.AC$3]-[.B$13]/2)" office:value-type="float" office:value="641.727927960438" calcext:value-type="float">
            <text:p>641.727927960438</text:p>
          </table:table-cell>
          <table:table-cell table:formula="of:=SIN([.$O141])*([.AB$3]-[.B$12]/2)+COS([.$O141])*([.AC$3]-[.B$13]/2)" office:value-type="float" office:value="-332.603767981668" calcext:value-type="float">
            <text:p>-332.603767981668</text:p>
          </table:table-cell>
          <table:table-cell table:formula="of:=COS([.$O141])*([.AD$3]-[.B$12]/2)-SIN([.$O141])*([.AE$3]-[.B$13]/2)" office:value-type="float" office:value="498.404349393793" calcext:value-type="float">
            <text:p>498.404349393793</text:p>
          </table:table-cell>
          <table:table-cell table:formula="of:=SIN([.$O141])*([.AD$3]-[.B$12]/2)+COS([.$O141])*([.AE$3]-[.B$13]/2)" office:value-type="float" office:value="523.481713630333" calcext:value-type="float">
            <text:p>523.481713630333</text:p>
          </table:table-cell>
          <table:table-cell table:formula="of:=COS([.$O141])*([.AF$3]-[.B$12]/2)-SIN([.$O141])*([.AG$3]-[.B$13]/2)" office:value-type="float" office:value="-111.928758142801" calcext:value-type="float">
            <text:p>-111.928758142801</text:p>
          </table:table-cell>
          <table:table-cell table:formula="of:=SIN([.$O141])*([.AF$3]-[.B$12]/2)+COS([.$O141])*([.AG$3]-[.B$13]/2)" office:value-type="float" office:value="-712.258347161064" calcext:value-type="float">
            <text:p>-712.258347161064</text:p>
          </table:table-cell>
          <table:table-cell table:formula="of:=MIN([.X141];[.Z141];[.AB141];[.AD141])" office:value-type="float" office:value="-641.727927960438" calcext:value-type="float">
            <text:p>-641.727927960438</text:p>
          </table:table-cell>
          <table:table-cell table:formula="of:=MIN([.Y141];[.AA141];[.AC141];[.AE141])" office:value-type="float" office:value="-523.481713630333" calcext:value-type="float">
            <text:p>-523.481713630333</text:p>
          </table:table-cell>
          <table:table-cell table:formula="of:=[.AF141]-[.$AH141]" office:value-type="float" office:value="529.799169817637" calcext:value-type="float">
            <text:p>529.799169817637</text:p>
          </table:table-cell>
          <table:table-cell table:formula="of:=[.AG141]-[.$AI141]" office:value-type="float" office:value="-188.776633530731" calcext:value-type="float">
            <text:p>-188.776633530731</text:p>
          </table:table-cell>
          <table:table-cell table:formula="of:=[.AF$3]-[.AJ141]" office:value-type="float" office:value="-179.799169817637" calcext:value-type="float">
            <text:p>-179.799169817637</text:p>
          </table:table-cell>
          <table:table-cell table:formula="of:=[.AG$3]-[.AK141]" office:value-type="float" office:value="-61.2233664692691" calcext:value-type="float">
            <text:p>-61.223366469269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0643636.jpg</text:p>
          </table:table-cell>
          <table:table-cell table:formula="of:=MID([.C142];5;4)" office:value-type="string" office:string-value="2021" calcext:value-type="string">
            <text:p>2021</text:p>
          </table:table-cell>
          <table:table-cell table:formula="of:=MID([.C142];9;2)" office:value-type="string" office:string-value="07" calcext:value-type="string">
            <text:p>07</text:p>
          </table:table-cell>
          <table:table-cell table:formula="of:=MID([.C142];11;2)" office:value-type="string" office:string-value="05" calcext:value-type="string">
            <text:p>05</text:p>
          </table:table-cell>
          <table:table-cell table:formula="of:=MID([.C142];14;2)" office:value-type="string" office:string-value="03" calcext:value-type="string">
            <text:p>03</text:p>
          </table:table-cell>
          <table:table-cell table:formula="of:=MID([.C142];16;2)" office:value-type="string" office:string-value="06" calcext:value-type="string">
            <text:p>06</text:p>
          </table:table-cell>
          <table:table-cell table:formula="of:=MID([.C142];18;2)" office:value-type="string" office:string-value="43" calcext:value-type="string">
            <text:p>43</text:p>
          </table:table-cell>
          <table:table-cell table:formula="of:=DATE([.D142];[.E142];[.F142])+TIME([.G142];[.H142];[.I142])" office:value-type="date" office:date-value="2021-07-05T03:06:43" calcext:value-type="date">
            <text:p>05/07/21 03:06:43</text:p>
          </table:table-cell>
          <table:table-cell table:formula="of:=IF([.C142]&lt;&gt;&quot;&quot;;CONCATENATE(&quot;mogrify -rotate &quot;;ROUND([.N142];3);&quot; -background black &quot;;[.C142]);&quot;&quot;)" office:value-type="string" office:string-value="mogrify -rotate 10.004 -background black IMG_20210705_030643636.jpg" calcext:value-type="string">
            <text:p>mogrify -rotate 10.004 -background black IMG_20210705_030643636.jpg</text:p>
          </table:table-cell>
          <table:table-cell table:formula="of:=IF([.C142]&lt;&gt;&quot;&quot;;CONCATENATE(&quot;mogrify -crop &quot;;ROUND([.B$22]);&quot;x&quot;;ROUND([.B$23]);&quot;+&quot;;ROUND([.B$30]+[.B$33]-[.AL142]);&quot;+&quot;;ROUND([.B$31]+[.B$34]-[.AM142]);&quot; &quot;;[.C142]);&quot;&quot;)" office:value-type="string" office:string-value="mogrify -crop 2538x1941+1767+877 IMG_20210705_030643636.jpg" calcext:value-type="string">
            <text:p>mogrify -crop 2538x1941+1767+877 IMG_20210705_030643636.jpg</text:p>
          </table:table-cell>
          <table:table-cell/>
          <table:table-cell table:formula="of:=IF([.C142]&lt;&gt;&quot;&quot;;([.J142]-[.J$3])*360*[.B$35];0)" office:value-type="float" office:value="10.0041666661855" calcext:value-type="float">
            <text:p>10.0041666661855</text:p>
          </table:table-cell>
          <table:table-cell table:formula="of:=[.N142]/180*PI()" office:value-type="float" office:value="0.174605647243201" calcext:value-type="float">
            <text:p>0.174605647243201</text:p>
          </table:table-cell>
          <table:table-cell table:formula="of:=COS([.$O142])*([.P$3]-[.B$14])-SIN([.$O142])*([.Q$3]-[.B$15])" office:value-type="float" office:value="-388.108241435272" calcext:value-type="float">
            <text:p>-388.108241435272</text:p>
          </table:table-cell>
          <table:table-cell table:formula="of:=SIN([.$O142])*([.P$3]-[.B$14])+COS([.$O142])*([.Q$3]-[.B$15])" office:value-type="float" office:value="185.396852535366" calcext:value-type="float">
            <text:p>185.396852535366</text:p>
          </table:table-cell>
          <table:table-cell table:formula="of:=COS([.$O142])*([.R$3]-[.B$14])-SIN([.$O142])*([.S$3]-[.B$15])" office:value-type="float" office:value="-538.89702300938" calcext:value-type="float">
            <text:p>-538.89702300938</text:p>
          </table:table-cell>
          <table:table-cell table:formula="of:=SIN([.$O142])*([.R$3]-[.B$14])+COS([.$O142])*([.S$3]-[.B$15])" office:value-type="float" office:value="1040.19901874191" calcext:value-type="float">
            <text:p>1040.19901874191</text:p>
          </table:table-cell>
          <table:table-cell table:formula="of:=COS([.$O142])*([.T$3]-[.B$14])-SIN([.$O142])*([.U$3]-[.B$15])" office:value-type="float" office:value="750.314920010306" calcext:value-type="float">
            <text:p>750.314920010306</text:p>
          </table:table-cell>
          <table:table-cell table:formula="of:=SIN([.$O142])*([.T$3]-[.B$14])+COS([.$O142])*([.U$3]-[.B$15])" office:value-type="float" office:value="386.216934908256" calcext:value-type="float">
            <text:p>386.216934908256</text:p>
          </table:table-cell>
          <table:table-cell table:formula="of:=COS([.$O142])*([.V$3]-[.B$14])-SIN([.$O142])*([.W$3]-[.B$15])" office:value-type="float" office:value="599.526138436198" calcext:value-type="float">
            <text:p>599.526138436198</text:p>
          </table:table-cell>
          <table:table-cell table:formula="of:=SIN([.$O142])*([.V$3]-[.B$14])+COS([.$O142])*([.W$3]-[.B$15])" office:value-type="float" office:value="1241.0191011148" calcext:value-type="float">
            <text:p>1241.0191011148</text:p>
          </table:table-cell>
          <table:table-cell table:formula="of:=COS([.$O142])*([.X$3]-[.B$12]/2)-SIN([.$O142])*([.Y$3]-[.B$13]/2)" office:value-type="float" office:value="-493.817189935735" calcext:value-type="float">
            <text:p>-493.817189935735</text:p>
          </table:table-cell>
          <table:table-cell table:formula="of:=SIN([.$O142])*([.X$3]-[.B$12]/2)+COS([.$O142])*([.Y$3]-[.B$13]/2)" office:value-type="float" office:value="-527.811124289716" calcext:value-type="float">
            <text:p>-527.811124289716</text:p>
          </table:table-cell>
          <table:table-cell table:formula="of:=COS([.$O142])*([.Z$3]-[.B$12]/2)-SIN([.$O142])*([.AA$3]-[.B$13]/2)" office:value-type="float" office:value="-644.605971509843" calcext:value-type="float">
            <text:p>-644.605971509843</text:p>
          </table:table-cell>
          <table:table-cell table:formula="of:=SIN([.$O142])*([.Z$3]-[.B$12]/2)+COS([.$O142])*([.AA$3]-[.B$13]/2)" office:value-type="float" office:value="326.991041916826" calcext:value-type="float">
            <text:p>326.991041916826</text:p>
          </table:table-cell>
          <table:table-cell table:formula="of:=COS([.$O142])*([.AB$3]-[.B$12]/2)-SIN([.$O142])*([.AC$3]-[.B$13]/2)" office:value-type="float" office:value="644.605971509843" calcext:value-type="float">
            <text:p>644.605971509843</text:p>
          </table:table-cell>
          <table:table-cell table:formula="of:=SIN([.$O142])*([.AB$3]-[.B$12]/2)+COS([.$O142])*([.AC$3]-[.B$13]/2)" office:value-type="float" office:value="-326.991041916826" calcext:value-type="float">
            <text:p>-326.991041916826</text:p>
          </table:table-cell>
          <table:table-cell table:formula="of:=COS([.$O142])*([.AD$3]-[.B$12]/2)-SIN([.$O142])*([.AE$3]-[.B$13]/2)" office:value-type="float" office:value="493.817189935735" calcext:value-type="float">
            <text:p>493.817189935735</text:p>
          </table:table-cell>
          <table:table-cell table:formula="of:=SIN([.$O142])*([.AD$3]-[.B$12]/2)+COS([.$O142])*([.AE$3]-[.B$13]/2)" office:value-type="float" office:value="527.811124289716" calcext:value-type="float">
            <text:p>527.811124289716</text:p>
          </table:table-cell>
          <table:table-cell table:formula="of:=COS([.$O142])*([.AF$3]-[.B$12]/2)-SIN([.$O142])*([.AG$3]-[.B$13]/2)" office:value-type="float" office:value="-105.708948500463" calcext:value-type="float">
            <text:p>-105.708948500463</text:p>
          </table:table-cell>
          <table:table-cell table:formula="of:=SIN([.$O142])*([.AF$3]-[.B$12]/2)+COS([.$O142])*([.AG$3]-[.B$13]/2)" office:value-type="float" office:value="-713.207976825082" calcext:value-type="float">
            <text:p>-713.207976825082</text:p>
          </table:table-cell>
          <table:table-cell table:formula="of:=MIN([.X142];[.Z142];[.AB142];[.AD142])" office:value-type="float" office:value="-644.605971509843" calcext:value-type="float">
            <text:p>-644.605971509843</text:p>
          </table:table-cell>
          <table:table-cell table:formula="of:=MIN([.Y142];[.AA142];[.AC142];[.AE142])" office:value-type="float" office:value="-527.811124289716" calcext:value-type="float">
            <text:p>-527.811124289716</text:p>
          </table:table-cell>
          <table:table-cell table:formula="of:=[.AF142]-[.$AH142]" office:value-type="float" office:value="538.89702300938" calcext:value-type="float">
            <text:p>538.89702300938</text:p>
          </table:table-cell>
          <table:table-cell table:formula="of:=[.AG142]-[.$AI142]" office:value-type="float" office:value="-185.396852535366" calcext:value-type="float">
            <text:p>-185.396852535366</text:p>
          </table:table-cell>
          <table:table-cell table:formula="of:=[.AF$3]-[.AJ142]" office:value-type="float" office:value="-188.89702300938" calcext:value-type="float">
            <text:p>-188.89702300938</text:p>
          </table:table-cell>
          <table:table-cell table:formula="of:=[.AG$3]-[.AK142]" office:value-type="float" office:value="-64.6031474646339" calcext:value-type="float">
            <text:p>-64.603147464633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0843725.jpg</text:p>
          </table:table-cell>
          <table:table-cell table:formula="of:=MID([.C143];5;4)" office:value-type="string" office:string-value="2021" calcext:value-type="string">
            <text:p>2021</text:p>
          </table:table-cell>
          <table:table-cell table:formula="of:=MID([.C143];9;2)" office:value-type="string" office:string-value="07" calcext:value-type="string">
            <text:p>07</text:p>
          </table:table-cell>
          <table:table-cell table:formula="of:=MID([.C143];11;2)" office:value-type="string" office:string-value="05" calcext:value-type="string">
            <text:p>05</text:p>
          </table:table-cell>
          <table:table-cell table:formula="of:=MID([.C143];14;2)" office:value-type="string" office:string-value="03" calcext:value-type="string">
            <text:p>03</text:p>
          </table:table-cell>
          <table:table-cell table:formula="of:=MID([.C143];16;2)" office:value-type="string" office:string-value="08" calcext:value-type="string">
            <text:p>08</text:p>
          </table:table-cell>
          <table:table-cell table:formula="of:=MID([.C143];18;2)" office:value-type="string" office:string-value="43" calcext:value-type="string">
            <text:p>43</text:p>
          </table:table-cell>
          <table:table-cell table:formula="of:=DATE([.D143];[.E143];[.F143])+TIME([.G143];[.H143];[.I143])" office:value-type="date" office:date-value="2021-07-05T03:08:43" calcext:value-type="date">
            <text:p>05/07/21 03:08:43</text:p>
          </table:table-cell>
          <table:table-cell table:formula="of:=IF([.C143]&lt;&gt;&quot;&quot;;CONCATENATE(&quot;mogrify -rotate &quot;;ROUND([.N143];3);&quot; -background black &quot;;[.C143]);&quot;&quot;)" office:value-type="string" office:string-value="mogrify -rotate 10.504 -background black IMG_20210705_030843725.jpg" calcext:value-type="string">
            <text:p>mogrify -rotate 10.504 -background black IMG_20210705_030843725.jpg</text:p>
          </table:table-cell>
          <table:table-cell table:formula="of:=IF([.C143]&lt;&gt;&quot;&quot;;CONCATENATE(&quot;mogrify -crop &quot;;ROUND([.B$22]);&quot;x&quot;;ROUND([.B$23]);&quot;+&quot;;ROUND([.B$30]+[.B$33]-[.AL143]);&quot;+&quot;;ROUND([.B$31]+[.B$34]-[.AM143]);&quot; &quot;;[.C143]);&quot;&quot;)" office:value-type="string" office:string-value="mogrify -crop 2538x1941+1776+880 IMG_20210705_030843725.jpg" calcext:value-type="string">
            <text:p>mogrify -crop 2538x1941+1776+880 IMG_20210705_030843725.jpg</text:p>
          </table:table-cell>
          <table:table-cell/>
          <table:table-cell table:formula="of:=IF([.C143]&lt;&gt;&quot;&quot;;([.J143]-[.J$3])*360*[.B$35];0)" office:value-type="float" office:value="10.5041666678153" calcext:value-type="float">
            <text:p>10.5041666678153</text:p>
          </table:table-cell>
          <table:table-cell table:formula="of:=[.N143]/180*PI()" office:value-type="float" office:value="0.183332293531618" calcext:value-type="float">
            <text:p>0.183332293531618</text:p>
          </table:table-cell>
          <table:table-cell table:formula="of:=COS([.$O143])*([.P$3]-[.B$14])-SIN([.$O143])*([.Q$3]-[.B$15])" office:value-type="float" office:value="-389.711335682783" calcext:value-type="float">
            <text:p>-389.711335682783</text:p>
          </table:table-cell>
          <table:table-cell table:formula="of:=SIN([.$O143])*([.P$3]-[.B$14])+COS([.$O143])*([.Q$3]-[.B$15])" office:value-type="float" office:value="182.002952834127" calcext:value-type="float">
            <text:p>182.002952834127</text:p>
          </table:table-cell>
          <table:table-cell table:formula="of:=COS([.$O143])*([.R$3]-[.B$14])-SIN([.$O143])*([.S$3]-[.B$15])" office:value-type="float" office:value="-547.953837153896" calcext:value-type="float">
            <text:p>-547.953837153896</text:p>
          </table:table-cell>
          <table:table-cell table:formula="of:=SIN([.$O143])*([.R$3]-[.B$14])+COS([.$O143])*([.S$3]-[.B$15])" office:value-type="float" office:value="1035.45670713378" calcext:value-type="float">
            <text:p>1035.45670713378</text:p>
          </table:table-cell>
          <table:table-cell table:formula="of:=COS([.$O143])*([.T$3]-[.B$14])-SIN([.$O143])*([.U$3]-[.B$15])" office:value-type="float" office:value="746.916014513523" calcext:value-type="float">
            <text:p>746.916014513523</text:p>
          </table:table-cell>
          <table:table-cell table:formula="of:=SIN([.$O143])*([.T$3]-[.B$14])+COS([.$O143])*([.U$3]-[.B$15])" office:value-type="float" office:value="392.749878756486" calcext:value-type="float">
            <text:p>392.749878756486</text:p>
          </table:table-cell>
          <table:table-cell table:formula="of:=COS([.$O143])*([.V$3]-[.B$14])-SIN([.$O143])*([.W$3]-[.B$15])" office:value-type="float" office:value="588.67351304241" calcext:value-type="float">
            <text:p>588.67351304241</text:p>
          </table:table-cell>
          <table:table-cell table:formula="of:=SIN([.$O143])*([.V$3]-[.B$14])+COS([.$O143])*([.W$3]-[.B$15])" office:value-type="float" office:value="1246.20363305613" calcext:value-type="float">
            <text:p>1246.20363305613</text:p>
          </table:table-cell>
          <table:table-cell table:formula="of:=COS([.$O143])*([.X$3]-[.B$12]/2)-SIN([.$O143])*([.Y$3]-[.B$13]/2)" office:value-type="float" office:value="-489.192424362596" calcext:value-type="float">
            <text:p>-489.192424362596</text:p>
          </table:table-cell>
          <table:table-cell table:formula="of:=SIN([.$O143])*([.X$3]-[.B$12]/2)+COS([.$O143])*([.Y$3]-[.B$13]/2)" office:value-type="float" office:value="-532.100340111003" calcext:value-type="float">
            <text:p>-532.100340111003</text:p>
          </table:table-cell>
          <table:table-cell table:formula="of:=COS([.$O143])*([.Z$3]-[.B$12]/2)-SIN([.$O143])*([.AA$3]-[.B$13]/2)" office:value-type="float" office:value="-647.43492583371" calcext:value-type="float">
            <text:p>-647.43492583371</text:p>
          </table:table-cell>
          <table:table-cell table:formula="of:=SIN([.$O143])*([.Z$3]-[.B$12]/2)+COS([.$O143])*([.AA$3]-[.B$13]/2)" office:value-type="float" office:value="321.353414188645" calcext:value-type="float">
            <text:p>321.353414188645</text:p>
          </table:table-cell>
          <table:table-cell table:formula="of:=COS([.$O143])*([.AB$3]-[.B$12]/2)-SIN([.$O143])*([.AC$3]-[.B$13]/2)" office:value-type="float" office:value="647.43492583371" calcext:value-type="float">
            <text:p>647.43492583371</text:p>
          </table:table-cell>
          <table:table-cell table:formula="of:=SIN([.$O143])*([.AB$3]-[.B$12]/2)+COS([.$O143])*([.AC$3]-[.B$13]/2)" office:value-type="float" office:value="-321.353414188645" calcext:value-type="float">
            <text:p>-321.353414188645</text:p>
          </table:table-cell>
          <table:table-cell table:formula="of:=COS([.$O143])*([.AD$3]-[.B$12]/2)-SIN([.$O143])*([.AE$3]-[.B$13]/2)" office:value-type="float" office:value="489.192424362596" calcext:value-type="float">
            <text:p>489.192424362596</text:p>
          </table:table-cell>
          <table:table-cell table:formula="of:=SIN([.$O143])*([.AD$3]-[.B$12]/2)+COS([.$O143])*([.AE$3]-[.B$13]/2)" office:value-type="float" office:value="532.100340111003" calcext:value-type="float">
            <text:p>532.100340111003</text:p>
          </table:table-cell>
          <table:table-cell table:formula="of:=COS([.$O143])*([.AF$3]-[.B$12]/2)-SIN([.$O143])*([.AG$3]-[.B$13]/2)" office:value-type="float" office:value="-99.4810886798137" calcext:value-type="float">
            <text:p>-99.4810886798137</text:p>
          </table:table-cell>
          <table:table-cell table:formula="of:=SIN([.$O143])*([.AF$3]-[.B$12]/2)+COS([.$O143])*([.AG$3]-[.B$13]/2)" office:value-type="float" office:value="-714.103292945131" calcext:value-type="float">
            <text:p>-714.103292945131</text:p>
          </table:table-cell>
          <table:table-cell table:formula="of:=MIN([.X143];[.Z143];[.AB143];[.AD143])" office:value-type="float" office:value="-647.43492583371" calcext:value-type="float">
            <text:p>-647.43492583371</text:p>
          </table:table-cell>
          <table:table-cell table:formula="of:=MIN([.Y143];[.AA143];[.AC143];[.AE143])" office:value-type="float" office:value="-532.100340111003" calcext:value-type="float">
            <text:p>-532.100340111003</text:p>
          </table:table-cell>
          <table:table-cell table:formula="of:=[.AF143]-[.$AH143]" office:value-type="float" office:value="547.953837153896" calcext:value-type="float">
            <text:p>547.953837153896</text:p>
          </table:table-cell>
          <table:table-cell table:formula="of:=[.AG143]-[.$AI143]" office:value-type="float" office:value="-182.002952834127" calcext:value-type="float">
            <text:p>-182.002952834127</text:p>
          </table:table-cell>
          <table:table-cell table:formula="of:=[.AF$3]-[.AJ143]" office:value-type="float" office:value="-197.953837153896" calcext:value-type="float">
            <text:p>-197.953837153896</text:p>
          </table:table-cell>
          <table:table-cell table:formula="of:=[.AG$3]-[.AK143]" office:value-type="float" office:value="-67.9970471658728" calcext:value-type="float">
            <text:p>-67.997047165872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1043788.jpg</text:p>
          </table:table-cell>
          <table:table-cell table:formula="of:=MID([.C144];5;4)" office:value-type="string" office:string-value="2021" calcext:value-type="string">
            <text:p>2021</text:p>
          </table:table-cell>
          <table:table-cell table:formula="of:=MID([.C144];9;2)" office:value-type="string" office:string-value="07" calcext:value-type="string">
            <text:p>07</text:p>
          </table:table-cell>
          <table:table-cell table:formula="of:=MID([.C144];11;2)" office:value-type="string" office:string-value="05" calcext:value-type="string">
            <text:p>05</text:p>
          </table:table-cell>
          <table:table-cell table:formula="of:=MID([.C144];14;2)" office:value-type="string" office:string-value="03" calcext:value-type="string">
            <text:p>03</text:p>
          </table:table-cell>
          <table:table-cell table:formula="of:=MID([.C144];16;2)" office:value-type="string" office:string-value="10" calcext:value-type="string">
            <text:p>10</text:p>
          </table:table-cell>
          <table:table-cell table:formula="of:=MID([.C144];18;2)" office:value-type="string" office:string-value="43" calcext:value-type="string">
            <text:p>43</text:p>
          </table:table-cell>
          <table:table-cell table:formula="of:=DATE([.D144];[.E144];[.F144])+TIME([.G144];[.H144];[.I144])" office:value-type="date" office:date-value="2021-07-05T03:10:43" calcext:value-type="date">
            <text:p>05/07/21 03:10:43</text:p>
          </table:table-cell>
          <table:table-cell table:formula="of:=IF([.C144]&lt;&gt;&quot;&quot;;CONCATENATE(&quot;mogrify -rotate &quot;;ROUND([.N144];3);&quot; -background black &quot;;[.C144]);&quot;&quot;)" office:value-type="string" office:string-value="mogrify -rotate 11.004 -background black IMG_20210705_031043788.jpg" calcext:value-type="string">
            <text:p>mogrify -rotate 11.004 -background black IMG_20210705_031043788.jpg</text:p>
          </table:table-cell>
          <table:table-cell table:formula="of:=IF([.C144]&lt;&gt;&quot;&quot;;CONCATENATE(&quot;mogrify -crop &quot;;ROUND([.B$22]);&quot;x&quot;;ROUND([.B$23]);&quot;+&quot;;ROUND([.B$30]+[.B$33]-[.AL144]);&quot;+&quot;;ROUND([.B$31]+[.B$34]-[.AM144]);&quot; &quot;;[.C144]);&quot;&quot;)" office:value-type="string" office:string-value="mogrify -crop 2538x1941+1785+884 IMG_20210705_031043788.jpg" calcext:value-type="string">
            <text:p>mogrify -crop 2538x1941+1785+884 IMG_20210705_031043788.jpg</text:p>
          </table:table-cell>
          <table:table-cell/>
          <table:table-cell table:formula="of:=IF([.C144]&lt;&gt;&quot;&quot;;([.J144]-[.J$3])*360*[.B$35];0)" office:value-type="float" office:value="11.0041666668258" calcext:value-type="float">
            <text:p>11.0041666668258</text:p>
          </table:table-cell>
          <table:table-cell table:formula="of:=[.N144]/180*PI()" office:value-type="float" office:value="0.192058939774319" calcext:value-type="float">
            <text:p>0.192058939774319</text:p>
          </table:table-cell>
          <table:table-cell table:formula="of:=COS([.$O144])*([.P$3]-[.B$14])-SIN([.$O144])*([.Q$3]-[.B$15])" office:value-type="float" office:value="-391.284751894894" calcext:value-type="float">
            <text:p>-391.284751894894</text:p>
          </table:table-cell>
          <table:table-cell table:formula="of:=SIN([.$O144])*([.P$3]-[.B$14])+COS([.$O144])*([.Q$3]-[.B$15])" office:value-type="float" office:value="178.595192921175" calcext:value-type="float">
            <text:p>178.595192921175</text:p>
          </table:table-cell>
          <table:table-cell table:formula="of:=COS([.$O144])*([.R$3]-[.B$14])-SIN([.$O144])*([.S$3]-[.B$15])" office:value-type="float" office:value="-556.968922444834" calcext:value-type="float">
            <text:p>-556.968922444834</text:p>
          </table:table-cell>
          <table:table-cell table:formula="of:=SIN([.$O144])*([.R$3]-[.B$14])+COS([.$O144])*([.S$3]-[.B$15])" office:value-type="float" office:value="1030.63554151341" calcext:value-type="float">
            <text:p>1030.63554151341</text:p>
          </table:table-cell>
          <table:table-cell table:formula="of:=COS([.$O144])*([.T$3]-[.B$14])-SIN([.$O144])*([.U$3]-[.B$15])" office:value-type="float" office:value="743.460228488314" calcext:value-type="float">
            <text:p>743.460228488314</text:p>
          </table:table-cell>
          <table:table-cell table:formula="of:=SIN([.$O144])*([.T$3]-[.B$14])+COS([.$O144])*([.U$3]-[.B$15])" office:value-type="float" office:value="399.252913146672" calcext:value-type="float">
            <text:p>399.252913146672</text:p>
          </table:table-cell>
          <table:table-cell table:formula="of:=COS([.$O144])*([.V$3]-[.B$14])-SIN([.$O144])*([.W$3]-[.B$15])" office:value-type="float" office:value="577.776057938373" calcext:value-type="float">
            <text:p>577.776057938373</text:p>
          </table:table-cell>
          <table:table-cell table:formula="of:=SIN([.$O144])*([.V$3]-[.B$14])+COS([.$O144])*([.W$3]-[.B$15])" office:value-type="float" office:value="1251.29326173891" calcext:value-type="float">
            <text:p>1251.29326173891</text:p>
          </table:table-cell>
          <table:table-cell table:formula="of:=COS([.$O144])*([.X$3]-[.B$12]/2)-SIN([.$O144])*([.Y$3]-[.B$13]/2)" office:value-type="float" office:value="-484.530404916633" calcext:value-type="float">
            <text:p>-484.530404916633</text:p>
          </table:table-cell>
          <table:table-cell table:formula="of:=SIN([.$O144])*([.X$3]-[.B$12]/2)+COS([.$O144])*([.Y$3]-[.B$13]/2)" office:value-type="float" office:value="-536.349034408866" calcext:value-type="float">
            <text:p>-536.349034408866</text:p>
          </table:table-cell>
          <table:table-cell table:formula="of:=COS([.$O144])*([.Z$3]-[.B$12]/2)-SIN([.$O144])*([.AA$3]-[.B$13]/2)" office:value-type="float" office:value="-650.214575466574" calcext:value-type="float">
            <text:p>-650.214575466574</text:p>
          </table:table-cell>
          <table:table-cell table:formula="of:=SIN([.$O144])*([.Z$3]-[.B$12]/2)+COS([.$O144])*([.AA$3]-[.B$13]/2)" office:value-type="float" office:value="315.691314183369" calcext:value-type="float">
            <text:p>315.691314183369</text:p>
          </table:table-cell>
          <table:table-cell table:formula="of:=COS([.$O144])*([.AB$3]-[.B$12]/2)-SIN([.$O144])*([.AC$3]-[.B$13]/2)" office:value-type="float" office:value="650.214575466574" calcext:value-type="float">
            <text:p>650.214575466574</text:p>
          </table:table-cell>
          <table:table-cell table:formula="of:=SIN([.$O144])*([.AB$3]-[.B$12]/2)+COS([.$O144])*([.AC$3]-[.B$13]/2)" office:value-type="float" office:value="-315.691314183369" calcext:value-type="float">
            <text:p>-315.691314183369</text:p>
          </table:table-cell>
          <table:table-cell table:formula="of:=COS([.$O144])*([.AD$3]-[.B$12]/2)-SIN([.$O144])*([.AE$3]-[.B$13]/2)" office:value-type="float" office:value="484.530404916633" calcext:value-type="float">
            <text:p>484.530404916633</text:p>
          </table:table-cell>
          <table:table-cell table:formula="of:=SIN([.$O144])*([.AD$3]-[.B$12]/2)+COS([.$O144])*([.AE$3]-[.B$13]/2)" office:value-type="float" office:value="536.349034408866" calcext:value-type="float">
            <text:p>536.349034408866</text:p>
          </table:table-cell>
          <table:table-cell table:formula="of:=COS([.$O144])*([.AF$3]-[.B$12]/2)-SIN([.$O144])*([.AG$3]-[.B$13]/2)" office:value-type="float" office:value="-93.24565302174" calcext:value-type="float">
            <text:p>-93.24565302174</text:p>
          </table:table-cell>
          <table:table-cell table:formula="of:=SIN([.$O144])*([.AF$3]-[.B$12]/2)+COS([.$O144])*([.AG$3]-[.B$13]/2)" office:value-type="float" office:value="-714.944227330041" calcext:value-type="float">
            <text:p>-714.944227330041</text:p>
          </table:table-cell>
          <table:table-cell table:formula="of:=MIN([.X144];[.Z144];[.AB144];[.AD144])" office:value-type="float" office:value="-650.214575466574" calcext:value-type="float">
            <text:p>-650.214575466574</text:p>
          </table:table-cell>
          <table:table-cell table:formula="of:=MIN([.Y144];[.AA144];[.AC144];[.AE144])" office:value-type="float" office:value="-536.349034408866" calcext:value-type="float">
            <text:p>-536.349034408866</text:p>
          </table:table-cell>
          <table:table-cell table:formula="of:=[.AF144]-[.$AH144]" office:value-type="float" office:value="556.968922444834" calcext:value-type="float">
            <text:p>556.968922444834</text:p>
          </table:table-cell>
          <table:table-cell table:formula="of:=[.AG144]-[.$AI144]" office:value-type="float" office:value="-178.595192921175" calcext:value-type="float">
            <text:p>-178.595192921175</text:p>
          </table:table-cell>
          <table:table-cell table:formula="of:=[.AF$3]-[.AJ144]" office:value-type="float" office:value="-206.968922444834" calcext:value-type="float">
            <text:p>-206.968922444834</text:p>
          </table:table-cell>
          <table:table-cell table:formula="of:=[.AG$3]-[.AK144]" office:value-type="float" office:value="-71.4048070788251" calcext:value-type="float">
            <text:p>-71.404807078825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1243876.jpg</text:p>
          </table:table-cell>
          <table:table-cell table:formula="of:=MID([.C145];5;4)" office:value-type="string" office:string-value="2021" calcext:value-type="string">
            <text:p>2021</text:p>
          </table:table-cell>
          <table:table-cell table:formula="of:=MID([.C145];9;2)" office:value-type="string" office:string-value="07" calcext:value-type="string">
            <text:p>07</text:p>
          </table:table-cell>
          <table:table-cell table:formula="of:=MID([.C145];11;2)" office:value-type="string" office:string-value="05" calcext:value-type="string">
            <text:p>05</text:p>
          </table:table-cell>
          <table:table-cell table:formula="of:=MID([.C145];14;2)" office:value-type="string" office:string-value="03" calcext:value-type="string">
            <text:p>03</text:p>
          </table:table-cell>
          <table:table-cell table:formula="of:=MID([.C145];16;2)" office:value-type="string" office:string-value="12" calcext:value-type="string">
            <text:p>12</text:p>
          </table:table-cell>
          <table:table-cell table:formula="of:=MID([.C145];18;2)" office:value-type="string" office:string-value="43" calcext:value-type="string">
            <text:p>43</text:p>
          </table:table-cell>
          <table:table-cell table:formula="of:=DATE([.D145];[.E145];[.F145])+TIME([.G145];[.H145];[.I145])" office:value-type="date" office:date-value="2021-07-05T03:12:43" calcext:value-type="date">
            <text:p>05/07/21 03:12:43</text:p>
          </table:table-cell>
          <table:table-cell table:formula="of:=IF([.C145]&lt;&gt;&quot;&quot;;CONCATENATE(&quot;mogrify -rotate &quot;;ROUND([.N145];3);&quot; -background black &quot;;[.C145]);&quot;&quot;)" office:value-type="string" office:string-value="mogrify -rotate 11.504 -background black IMG_20210705_031243876.jpg" calcext:value-type="string">
            <text:p>mogrify -rotate 11.504 -background black IMG_20210705_031243876.jpg</text:p>
          </table:table-cell>
          <table:table-cell table:formula="of:=IF([.C145]&lt;&gt;&quot;&quot;;CONCATENATE(&quot;mogrify -crop &quot;;ROUND([.B$22]);&quot;x&quot;;ROUND([.B$23]);&quot;+&quot;;ROUND([.B$30]+[.B$33]-[.AL145]);&quot;+&quot;;ROUND([.B$31]+[.B$34]-[.AM145]);&quot; &quot;;[.C145]);&quot;&quot;)" office:value-type="string" office:string-value="mogrify -crop 2538x1941+1794+887 IMG_20210705_031243876.jpg" calcext:value-type="string">
            <text:p>mogrify -crop 2538x1941+1794+887 IMG_20210705_031243876.jpg</text:p>
          </table:table-cell>
          <table:table-cell/>
          <table:table-cell table:formula="of:=IF([.C145]&lt;&gt;&quot;&quot;;([.J145]-[.J$3])*360*[.B$35];0)" office:value-type="float" office:value="11.5041666658362" calcext:value-type="float">
            <text:p>11.5041666658362</text:p>
          </table:table-cell>
          <table:table-cell table:formula="of:=[.N145]/180*PI()" office:value-type="float" office:value="0.200785586017021" calcext:value-type="float">
            <text:p>0.200785586017021</text:p>
          </table:table-cell>
          <table:table-cell table:formula="of:=COS([.$O145])*([.P$3]-[.B$14])-SIN([.$O145])*([.Q$3]-[.B$15])" office:value-type="float" office:value="-392.828370258345" calcext:value-type="float">
            <text:p>-392.828370258345</text:p>
          </table:table-cell>
          <table:table-cell table:formula="of:=SIN([.$O145])*([.P$3]-[.B$14])+COS([.$O145])*([.Q$3]-[.B$15])" office:value-type="float" office:value="175.173832292876" calcext:value-type="float">
            <text:p>175.173832292876</text:p>
          </table:table-cell>
          <table:table-cell table:formula="of:=COS([.$O145])*([.R$3]-[.B$14])-SIN([.$O145])*([.S$3]-[.B$15])" office:value-type="float" office:value="-565.941592396103" calcext:value-type="float">
            <text:p>-565.941592396103</text:p>
          </table:table-cell>
          <table:table-cell table:formula="of:=SIN([.$O145])*([.R$3]-[.B$14])+COS([.$O145])*([.S$3]-[.B$15])" office:value-type="float" office:value="1025.7358890066" calcext:value-type="float">
            <text:p>1025.7358890066</text:p>
          </table:table-cell>
          <table:table-cell table:formula="of:=COS([.$O145])*([.T$3]-[.B$14])-SIN([.$O145])*([.U$3]-[.B$15])" office:value-type="float" office:value="739.947825088506" calcext:value-type="float">
            <text:p>739.947825088506</text:p>
          </table:table-cell>
          <table:table-cell table:formula="of:=SIN([.$O145])*([.T$3]-[.B$14])+COS([.$O145])*([.U$3]-[.B$15])" office:value-type="float" office:value="405.725542881872" calcext:value-type="float">
            <text:p>405.725542881872</text:p>
          </table:table-cell>
          <table:table-cell table:formula="of:=COS([.$O145])*([.V$3]-[.B$14])-SIN([.$O145])*([.W$3]-[.B$15])" office:value-type="float" office:value="566.834602950748" calcext:value-type="float">
            <text:p>566.834602950748</text:p>
          </table:table-cell>
          <table:table-cell table:formula="of:=SIN([.$O145])*([.V$3]-[.B$14])+COS([.$O145])*([.W$3]-[.B$15])" office:value-type="float" office:value="1256.2875995956" calcext:value-type="float">
            <text:p>1256.2875995956</text:p>
          </table:table-cell>
          <table:table-cell table:formula="of:=COS([.$O145])*([.X$3]-[.B$12]/2)-SIN([.$O145])*([.Y$3]-[.B$13]/2)" office:value-type="float" office:value="-479.831486604547" calcext:value-type="float">
            <text:p>-479.831486604547</text:p>
          </table:table-cell>
          <table:table-cell table:formula="of:=SIN([.$O145])*([.X$3]-[.B$12]/2)+COS([.$O145])*([.Y$3]-[.B$13]/2)" office:value-type="float" office:value="-540.556883651361" calcext:value-type="float">
            <text:p>-540.556883651361</text:p>
          </table:table-cell>
          <table:table-cell table:formula="of:=COS([.$O145])*([.Z$3]-[.B$12]/2)-SIN([.$O145])*([.AA$3]-[.B$13]/2)" office:value-type="float" office:value="-652.944708742305" calcext:value-type="float">
            <text:p>-652.944708742305</text:p>
          </table:table-cell>
          <table:table-cell table:formula="of:=SIN([.$O145])*([.Z$3]-[.B$12]/2)+COS([.$O145])*([.AA$3]-[.B$13]/2)" office:value-type="float" office:value="310.005173062365" calcext:value-type="float">
            <text:p>310.005173062365</text:p>
          </table:table-cell>
          <table:table-cell table:formula="of:=COS([.$O145])*([.AB$3]-[.B$12]/2)-SIN([.$O145])*([.AC$3]-[.B$13]/2)" office:value-type="float" office:value="652.944708742305" calcext:value-type="float">
            <text:p>652.944708742305</text:p>
          </table:table-cell>
          <table:table-cell table:formula="of:=SIN([.$O145])*([.AB$3]-[.B$12]/2)+COS([.$O145])*([.AC$3]-[.B$13]/2)" office:value-type="float" office:value="-310.005173062365" calcext:value-type="float">
            <text:p>-310.005173062365</text:p>
          </table:table-cell>
          <table:table-cell table:formula="of:=COS([.$O145])*([.AD$3]-[.B$12]/2)-SIN([.$O145])*([.AE$3]-[.B$13]/2)" office:value-type="float" office:value="479.831486604547" calcext:value-type="float">
            <text:p>479.831486604547</text:p>
          </table:table-cell>
          <table:table-cell table:formula="of:=SIN([.$O145])*([.AD$3]-[.B$12]/2)+COS([.$O145])*([.AE$3]-[.B$13]/2)" office:value-type="float" office:value="540.556883651361" calcext:value-type="float">
            <text:p>540.556883651361</text:p>
          </table:table-cell>
          <table:table-cell table:formula="of:=COS([.$O145])*([.AF$3]-[.B$12]/2)-SIN([.$O145])*([.AG$3]-[.B$13]/2)" office:value-type="float" office:value="-87.0031163462015" calcext:value-type="float">
            <text:p>-87.0031163462015</text:p>
          </table:table-cell>
          <table:table-cell table:formula="of:=SIN([.$O145])*([.AF$3]-[.B$12]/2)+COS([.$O145])*([.AG$3]-[.B$13]/2)" office:value-type="float" office:value="-715.730715944237" calcext:value-type="float">
            <text:p>-715.730715944237</text:p>
          </table:table-cell>
          <table:table-cell table:formula="of:=MIN([.X145];[.Z145];[.AB145];[.AD145])" office:value-type="float" office:value="-652.944708742305" calcext:value-type="float">
            <text:p>-652.944708742305</text:p>
          </table:table-cell>
          <table:table-cell table:formula="of:=MIN([.Y145];[.AA145];[.AC145];[.AE145])" office:value-type="float" office:value="-540.556883651361" calcext:value-type="float">
            <text:p>-540.556883651361</text:p>
          </table:table-cell>
          <table:table-cell table:formula="of:=[.AF145]-[.$AH145]" office:value-type="float" office:value="565.941592396103" calcext:value-type="float">
            <text:p>565.941592396103</text:p>
          </table:table-cell>
          <table:table-cell table:formula="of:=[.AG145]-[.$AI145]" office:value-type="float" office:value="-175.173832292876" calcext:value-type="float">
            <text:p>-175.173832292876</text:p>
          </table:table-cell>
          <table:table-cell table:formula="of:=[.AF$3]-[.AJ145]" office:value-type="float" office:value="-215.941592396103" calcext:value-type="float">
            <text:p>-215.941592396103</text:p>
          </table:table-cell>
          <table:table-cell table:formula="of:=[.AG$3]-[.AK145]" office:value-type="float" office:value="-74.8261677071242" calcext:value-type="float">
            <text:p>-74.826167707124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1443962.jpg</text:p>
          </table:table-cell>
          <table:table-cell table:formula="of:=MID([.C146];5;4)" office:value-type="string" office:string-value="2021" calcext:value-type="string">
            <text:p>2021</text:p>
          </table:table-cell>
          <table:table-cell table:formula="of:=MID([.C146];9;2)" office:value-type="string" office:string-value="07" calcext:value-type="string">
            <text:p>07</text:p>
          </table:table-cell>
          <table:table-cell table:formula="of:=MID([.C146];11;2)" office:value-type="string" office:string-value="05" calcext:value-type="string">
            <text:p>05</text:p>
          </table:table-cell>
          <table:table-cell table:formula="of:=MID([.C146];14;2)" office:value-type="string" office:string-value="03" calcext:value-type="string">
            <text:p>03</text:p>
          </table:table-cell>
          <table:table-cell table:formula="of:=MID([.C146];16;2)" office:value-type="string" office:string-value="14" calcext:value-type="string">
            <text:p>14</text:p>
          </table:table-cell>
          <table:table-cell table:formula="of:=MID([.C146];18;2)" office:value-type="string" office:string-value="43" calcext:value-type="string">
            <text:p>43</text:p>
          </table:table-cell>
          <table:table-cell table:formula="of:=DATE([.D146];[.E146];[.F146])+TIME([.G146];[.H146];[.I146])" office:value-type="date" office:date-value="2021-07-05T03:14:43" calcext:value-type="date">
            <text:p>05/07/21 03:14:43</text:p>
          </table:table-cell>
          <table:table-cell table:formula="of:=IF([.C146]&lt;&gt;&quot;&quot;;CONCATENATE(&quot;mogrify -rotate &quot;;ROUND([.N146];3);&quot; -background black &quot;;[.C146]);&quot;&quot;)" office:value-type="string" office:string-value="mogrify -rotate 12.004 -background black IMG_20210705_031443962.jpg" calcext:value-type="string">
            <text:p>mogrify -rotate 12.004 -background black IMG_20210705_031443962.jpg</text:p>
          </table:table-cell>
          <table:table-cell table:formula="of:=IF([.C146]&lt;&gt;&quot;&quot;;CONCATENATE(&quot;mogrify -crop &quot;;ROUND([.B$22]);&quot;x&quot;;ROUND([.B$23]);&quot;+&quot;;ROUND([.B$30]+[.B$33]-[.AL146]);&quot;+&quot;;ROUND([.B$31]+[.B$34]-[.AM146]);&quot; &quot;;[.C146]);&quot;&quot;)" office:value-type="string" office:string-value="mogrify -crop 2538x1941+1803+891 IMG_20210705_031443962.jpg" calcext:value-type="string">
            <text:p>mogrify -crop 2538x1941+1803+891 IMG_20210705_031443962.jpg</text:p>
          </table:table-cell>
          <table:table-cell/>
          <table:table-cell table:formula="of:=IF([.C146]&lt;&gt;&quot;&quot;;([.J146]-[.J$3])*360*[.B$35];0)" office:value-type="float" office:value="12.0041666674661" calcext:value-type="float">
            <text:p>12.0041666674661</text:p>
          </table:table-cell>
          <table:table-cell table:formula="of:=[.N146]/180*PI()" office:value-type="float" office:value="0.209512232305438" calcext:value-type="float">
            <text:p>0.209512232305438</text:p>
          </table:table-cell>
          <table:table-cell table:formula="of:=COS([.$O146])*([.P$3]-[.B$14])-SIN([.$O146])*([.Q$3]-[.B$15])" office:value-type="float" office:value="-394.342073228474" calcext:value-type="float">
            <text:p>-394.342073228474</text:p>
          </table:table-cell>
          <table:table-cell table:formula="of:=SIN([.$O146])*([.P$3]-[.B$14])+COS([.$O146])*([.Q$3]-[.B$15])" office:value-type="float" office:value="171.739131481059" calcext:value-type="float">
            <text:p>171.739131481059</text:p>
          </table:table-cell>
          <table:table-cell table:formula="of:=COS([.$O146])*([.R$3]-[.B$14])-SIN([.$O146])*([.S$3]-[.B$15])" office:value-type="float" office:value="-574.871163750815" calcext:value-type="float">
            <text:p>-574.871163750815</text:p>
          </table:table-cell>
          <table:table-cell table:formula="of:=SIN([.$O146])*([.R$3]-[.B$14])+COS([.$O146])*([.S$3]-[.B$15])" office:value-type="float" office:value="1020.75812271458" calcext:value-type="float">
            <text:p>1020.75812271458</text:p>
          </table:table-cell>
          <table:table-cell table:formula="of:=COS([.$O146])*([.T$3]-[.B$14])-SIN([.$O146])*([.U$3]-[.B$15])" office:value-type="float" office:value="736.379071778374" calcext:value-type="float">
            <text:p>736.379071778374</text:p>
          </table:table-cell>
          <table:table-cell table:formula="of:=SIN([.$O146])*([.T$3]-[.B$14])+COS([.$O146])*([.U$3]-[.B$15])" office:value-type="float" office:value="412.167275079937" calcext:value-type="float">
            <text:p>412.167275079937</text:p>
          </table:table-cell>
          <table:table-cell table:formula="of:=COS([.$O146])*([.V$3]-[.B$14])-SIN([.$O146])*([.W$3]-[.B$15])" office:value-type="float" office:value="555.849981256033" calcext:value-type="float">
            <text:p>555.849981256033</text:p>
          </table:table-cell>
          <table:table-cell table:formula="of:=SIN([.$O146])*([.V$3]-[.B$14])+COS([.$O146])*([.W$3]-[.B$15])" office:value-type="float" office:value="1261.18626631345" calcext:value-type="float">
            <text:p>1261.18626631345</text:p>
          </table:table-cell>
          <table:table-cell table:formula="of:=COS([.$O146])*([.X$3]-[.B$12]/2)-SIN([.$O146])*([.Y$3]-[.B$13]/2)" office:value-type="float" office:value="-475.096027242254" calcext:value-type="float">
            <text:p>-475.096027242254</text:p>
          </table:table-cell>
          <table:table-cell table:formula="of:=SIN([.$O146])*([.X$3]-[.B$12]/2)+COS([.$O146])*([.Y$3]-[.B$13]/2)" office:value-type="float" office:value="-544.723567416197" calcext:value-type="float">
            <text:p>-544.723567416197</text:p>
          </table:table-cell>
          <table:table-cell table:formula="of:=COS([.$O146])*([.Z$3]-[.B$12]/2)-SIN([.$O146])*([.AA$3]-[.B$13]/2)" office:value-type="float" office:value="-655.625117764594" calcext:value-type="float">
            <text:p>-655.625117764594</text:p>
          </table:table-cell>
          <table:table-cell table:formula="of:=SIN([.$O146])*([.Z$3]-[.B$12]/2)+COS([.$O146])*([.AA$3]-[.B$13]/2)" office:value-type="float" office:value="304.295423817319" calcext:value-type="float">
            <text:p>304.295423817319</text:p>
          </table:table-cell>
          <table:table-cell table:formula="of:=COS([.$O146])*([.AB$3]-[.B$12]/2)-SIN([.$O146])*([.AC$3]-[.B$13]/2)" office:value-type="float" office:value="655.625117764594" calcext:value-type="float">
            <text:p>655.625117764594</text:p>
          </table:table-cell>
          <table:table-cell table:formula="of:=SIN([.$O146])*([.AB$3]-[.B$12]/2)+COS([.$O146])*([.AC$3]-[.B$13]/2)" office:value-type="float" office:value="-304.295423817319" calcext:value-type="float">
            <text:p>-304.295423817319</text:p>
          </table:table-cell>
          <table:table-cell table:formula="of:=COS([.$O146])*([.AD$3]-[.B$12]/2)-SIN([.$O146])*([.AE$3]-[.B$13]/2)" office:value-type="float" office:value="475.096027242254" calcext:value-type="float">
            <text:p>475.096027242254</text:p>
          </table:table-cell>
          <table:table-cell table:formula="of:=SIN([.$O146])*([.AD$3]-[.B$12]/2)+COS([.$O146])*([.AE$3]-[.B$13]/2)" office:value-type="float" office:value="544.723567416197" calcext:value-type="float">
            <text:p>544.723567416197</text:p>
          </table:table-cell>
          <table:table-cell table:formula="of:=COS([.$O146])*([.AF$3]-[.B$12]/2)-SIN([.$O146])*([.AG$3]-[.B$13]/2)" office:value-type="float" office:value="-80.7539540137793" calcext:value-type="float">
            <text:p>-80.7539540137793</text:p>
          </table:table-cell>
          <table:table-cell table:formula="of:=SIN([.$O146])*([.AF$3]-[.B$12]/2)+COS([.$O146])*([.AG$3]-[.B$13]/2)" office:value-type="float" office:value="-716.462698897256" calcext:value-type="float">
            <text:p>-716.462698897256</text:p>
          </table:table-cell>
          <table:table-cell table:formula="of:=MIN([.X146];[.Z146];[.AB146];[.AD146])" office:value-type="float" office:value="-655.625117764594" calcext:value-type="float">
            <text:p>-655.625117764594</text:p>
          </table:table-cell>
          <table:table-cell table:formula="of:=MIN([.Y146];[.AA146];[.AC146];[.AE146])" office:value-type="float" office:value="-544.723567416197" calcext:value-type="float">
            <text:p>-544.723567416197</text:p>
          </table:table-cell>
          <table:table-cell table:formula="of:=[.AF146]-[.$AH146]" office:value-type="float" office:value="574.871163750815" calcext:value-type="float">
            <text:p>574.871163750815</text:p>
          </table:table-cell>
          <table:table-cell table:formula="of:=[.AG146]-[.$AI146]" office:value-type="float" office:value="-171.73913148106" calcext:value-type="float">
            <text:p>-171.73913148106</text:p>
          </table:table-cell>
          <table:table-cell table:formula="of:=[.AF$3]-[.AJ146]" office:value-type="float" office:value="-224.871163750815" calcext:value-type="float">
            <text:p>-224.871163750815</text:p>
          </table:table-cell>
          <table:table-cell table:formula="of:=[.AG$3]-[.AK146]" office:value-type="float" office:value="-78.2608685189405" calcext:value-type="float">
            <text:p>-78.260868518940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1643982.jpg</text:p>
          </table:table-cell>
          <table:table-cell table:formula="of:=MID([.C147];5;4)" office:value-type="string" office:string-value="2021" calcext:value-type="string">
            <text:p>2021</text:p>
          </table:table-cell>
          <table:table-cell table:formula="of:=MID([.C147];9;2)" office:value-type="string" office:string-value="07" calcext:value-type="string">
            <text:p>07</text:p>
          </table:table-cell>
          <table:table-cell table:formula="of:=MID([.C147];11;2)" office:value-type="string" office:string-value="05" calcext:value-type="string">
            <text:p>05</text:p>
          </table:table-cell>
          <table:table-cell table:formula="of:=MID([.C147];14;2)" office:value-type="string" office:string-value="03" calcext:value-type="string">
            <text:p>03</text:p>
          </table:table-cell>
          <table:table-cell table:formula="of:=MID([.C147];16;2)" office:value-type="string" office:string-value="16" calcext:value-type="string">
            <text:p>16</text:p>
          </table:table-cell>
          <table:table-cell table:formula="of:=MID([.C147];18;2)" office:value-type="string" office:string-value="43" calcext:value-type="string">
            <text:p>43</text:p>
          </table:table-cell>
          <table:table-cell table:formula="of:=DATE([.D147];[.E147];[.F147])+TIME([.G147];[.H147];[.I147])" office:value-type="date" office:date-value="2021-07-05T03:16:43" calcext:value-type="date">
            <text:p>05/07/21 03:16:43</text:p>
          </table:table-cell>
          <table:table-cell table:formula="of:=IF([.C147]&lt;&gt;&quot;&quot;;CONCATENATE(&quot;mogrify -rotate &quot;;ROUND([.N147];3);&quot; -background black &quot;;[.C147]);&quot;&quot;)" office:value-type="string" office:string-value="mogrify -rotate 12.504 -background black IMG_20210705_031643982.jpg" calcext:value-type="string">
            <text:p>mogrify -rotate 12.504 -background black IMG_20210705_031643982.jpg</text:p>
          </table:table-cell>
          <table:table-cell table:formula="of:=IF([.C147]&lt;&gt;&quot;&quot;;CONCATENATE(&quot;mogrify -crop &quot;;ROUND([.B$22]);&quot;x&quot;;ROUND([.B$23]);&quot;+&quot;;ROUND([.B$30]+[.B$33]-[.AL147]);&quot;+&quot;;ROUND([.B$31]+[.B$34]-[.AM147]);&quot; &quot;;[.C147]);&quot;&quot;)" office:value-type="string" office:string-value="mogrify -crop 2538x1941+1812+894 IMG_20210705_031643982.jpg" calcext:value-type="string">
            <text:p>mogrify -crop 2538x1941+1812+894 IMG_20210705_031643982.jpg</text:p>
          </table:table-cell>
          <table:table-cell/>
          <table:table-cell table:formula="of:=IF([.C147]&lt;&gt;&quot;&quot;;([.J147]-[.J$3])*360*[.B$35];0)" office:value-type="float" office:value="12.5041666664765" calcext:value-type="float">
            <text:p>12.5041666664765</text:p>
          </table:table-cell>
          <table:table-cell table:formula="of:=[.N147]/180*PI()" office:value-type="float" office:value="0.218238878548139" calcext:value-type="float">
            <text:p>0.218238878548139</text:p>
          </table:table-cell>
          <table:table-cell table:formula="of:=COS([.$O147])*([.P$3]-[.B$14])-SIN([.$O147])*([.Q$3]-[.B$15])" office:value-type="float" office:value="-395.82574551508" calcext:value-type="float">
            <text:p>-395.82574551508</text:p>
          </table:table-cell>
          <table:table-cell table:formula="of:=SIN([.$O147])*([.P$3]-[.B$14])+COS([.$O147])*([.Q$3]-[.B$15])" office:value-type="float" office:value="168.291352087476" calcext:value-type="float">
            <text:p>168.291352087476</text:p>
          </table:table-cell>
          <table:table-cell table:formula="of:=COS([.$O147])*([.R$3]-[.B$14])-SIN([.$O147])*([.S$3]-[.B$15])" office:value-type="float" office:value="-583.756956393984" calcext:value-type="float">
            <text:p>-583.756956393984</text:p>
          </table:table-cell>
          <table:table-cell table:formula="of:=SIN([.$O147])*([.R$3]-[.B$14])+COS([.$O147])*([.S$3]-[.B$15])" office:value-type="float" office:value="1015.70262176566" calcext:value-type="float">
            <text:p>1015.70262176566</text:p>
          </table:table-cell>
          <table:table-cell table:formula="of:=COS([.$O147])*([.T$3]-[.B$14])-SIN([.$O147])*([.U$3]-[.B$15])" office:value-type="float" office:value="732.754240369688" calcext:value-type="float">
            <text:p>732.754240369688</text:p>
          </table:table-cell>
          <table:table-cell table:formula="of:=SIN([.$O147])*([.T$3]-[.B$14])+COS([.$O147])*([.U$3]-[.B$15])" office:value-type="float" office:value="418.577619110532" calcext:value-type="float">
            <text:p>418.577619110532</text:p>
          </table:table-cell>
          <table:table-cell table:formula="of:=COS([.$O147])*([.V$3]-[.B$14])-SIN([.$O147])*([.W$3]-[.B$15])" office:value-type="float" office:value="544.823029490785" calcext:value-type="float">
            <text:p>544.823029490785</text:p>
          </table:table-cell>
          <table:table-cell table:formula="of:=SIN([.$O147])*([.V$3]-[.B$14])+COS([.$O147])*([.W$3]-[.B$15])" office:value-type="float" office:value="1265.98888878871" calcext:value-type="float">
            <text:p>1265.98888878871</text:p>
          </table:table-cell>
          <table:table-cell table:formula="of:=COS([.$O147])*([.X$3]-[.B$12]/2)-SIN([.$O147])*([.Y$3]-[.B$13]/2)" office:value-type="float" office:value="-470.324387502932" calcext:value-type="float">
            <text:p>-470.324387502932</text:p>
          </table:table-cell>
          <table:table-cell table:formula="of:=SIN([.$O147])*([.X$3]-[.B$12]/2)+COS([.$O147])*([.Y$3]-[.B$13]/2)" office:value-type="float" office:value="-548.848768350619" calcext:value-type="float">
            <text:p>-548.848768350619</text:p>
          </table:table-cell>
          <table:table-cell table:formula="of:=COS([.$O147])*([.Z$3]-[.B$12]/2)-SIN([.$O147])*([.AA$3]-[.B$13]/2)" office:value-type="float" office:value="-658.255598381836" calcext:value-type="float">
            <text:p>-658.255598381836</text:p>
          </table:table-cell>
          <table:table-cell table:formula="of:=SIN([.$O147])*([.Z$3]-[.B$12]/2)+COS([.$O147])*([.AA$3]-[.B$13]/2)" office:value-type="float" office:value="298.562501327563" calcext:value-type="float">
            <text:p>298.562501327563</text:p>
          </table:table-cell>
          <table:table-cell table:formula="of:=COS([.$O147])*([.AB$3]-[.B$12]/2)-SIN([.$O147])*([.AC$3]-[.B$13]/2)" office:value-type="float" office:value="658.255598381836" calcext:value-type="float">
            <text:p>658.255598381836</text:p>
          </table:table-cell>
          <table:table-cell table:formula="of:=SIN([.$O147])*([.AB$3]-[.B$12]/2)+COS([.$O147])*([.AC$3]-[.B$13]/2)" office:value-type="float" office:value="-298.562501327563" calcext:value-type="float">
            <text:p>-298.562501327563</text:p>
          </table:table-cell>
          <table:table-cell table:formula="of:=COS([.$O147])*([.AD$3]-[.B$12]/2)-SIN([.$O147])*([.AE$3]-[.B$13]/2)" office:value-type="float" office:value="470.324387502932" calcext:value-type="float">
            <text:p>470.324387502932</text:p>
          </table:table-cell>
          <table:table-cell table:formula="of:=SIN([.$O147])*([.AD$3]-[.B$12]/2)+COS([.$O147])*([.AE$3]-[.B$13]/2)" office:value-type="float" office:value="548.848768350619" calcext:value-type="float">
            <text:p>548.848768350619</text:p>
          </table:table-cell>
          <table:table-cell table:formula="of:=COS([.$O147])*([.AF$3]-[.B$12]/2)-SIN([.$O147])*([.AG$3]-[.B$13]/2)" office:value-type="float" office:value="-74.4986419878521" calcext:value-type="float">
            <text:p>-74.4986419878521</text:p>
          </table:table-cell>
          <table:table-cell table:formula="of:=SIN([.$O147])*([.AF$3]-[.B$12]/2)+COS([.$O147])*([.AG$3]-[.B$13]/2)" office:value-type="float" office:value="-717.140120438095" calcext:value-type="float">
            <text:p>-717.140120438095</text:p>
          </table:table-cell>
          <table:table-cell table:formula="of:=MIN([.X147];[.Z147];[.AB147];[.AD147])" office:value-type="float" office:value="-658.255598381836" calcext:value-type="float">
            <text:p>-658.255598381836</text:p>
          </table:table-cell>
          <table:table-cell table:formula="of:=MIN([.Y147];[.AA147];[.AC147];[.AE147])" office:value-type="float" office:value="-548.848768350619" calcext:value-type="float">
            <text:p>-548.848768350619</text:p>
          </table:table-cell>
          <table:table-cell table:formula="of:=[.AF147]-[.$AH147]" office:value-type="float" office:value="583.756956393984" calcext:value-type="float">
            <text:p>583.756956393984</text:p>
          </table:table-cell>
          <table:table-cell table:formula="of:=[.AG147]-[.$AI147]" office:value-type="float" office:value="-168.291352087476" calcext:value-type="float">
            <text:p>-168.291352087476</text:p>
          </table:table-cell>
          <table:table-cell table:formula="of:=[.AF$3]-[.AJ147]" office:value-type="float" office:value="-233.756956393984" calcext:value-type="float">
            <text:p>-233.756956393984</text:p>
          </table:table-cell>
          <table:table-cell table:formula="of:=[.AG$3]-[.AK147]" office:value-type="float" office:value="-81.7086479125237" calcext:value-type="float">
            <text:p>-81.708647912523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1843993.jpg</text:p>
          </table:table-cell>
          <table:table-cell table:formula="of:=MID([.C148];5;4)" office:value-type="string" office:string-value="2021" calcext:value-type="string">
            <text:p>2021</text:p>
          </table:table-cell>
          <table:table-cell table:formula="of:=MID([.C148];9;2)" office:value-type="string" office:string-value="07" calcext:value-type="string">
            <text:p>07</text:p>
          </table:table-cell>
          <table:table-cell table:formula="of:=MID([.C148];11;2)" office:value-type="string" office:string-value="05" calcext:value-type="string">
            <text:p>05</text:p>
          </table:table-cell>
          <table:table-cell table:formula="of:=MID([.C148];14;2)" office:value-type="string" office:string-value="03" calcext:value-type="string">
            <text:p>03</text:p>
          </table:table-cell>
          <table:table-cell table:formula="of:=MID([.C148];16;2)" office:value-type="string" office:string-value="18" calcext:value-type="string">
            <text:p>18</text:p>
          </table:table-cell>
          <table:table-cell table:formula="of:=MID([.C148];18;2)" office:value-type="string" office:string-value="43" calcext:value-type="string">
            <text:p>43</text:p>
          </table:table-cell>
          <table:table-cell table:formula="of:=DATE([.D148];[.E148];[.F148])+TIME([.G148];[.H148];[.I148])" office:value-type="date" office:date-value="2021-07-05T03:18:43" calcext:value-type="date">
            <text:p>05/07/21 03:18:43</text:p>
          </table:table-cell>
          <table:table-cell table:formula="of:=IF([.C148]&lt;&gt;&quot;&quot;;CONCATENATE(&quot;mogrify -rotate &quot;;ROUND([.N148];3);&quot; -background black &quot;;[.C148]);&quot;&quot;)" office:value-type="string" office:string-value="mogrify -rotate 13.004 -background black IMG_20210705_031843993.jpg" calcext:value-type="string">
            <text:p>mogrify -rotate 13.004 -background black IMG_20210705_031843993.jpg</text:p>
          </table:table-cell>
          <table:table-cell table:formula="of:=IF([.C148]&lt;&gt;&quot;&quot;;CONCATENATE(&quot;mogrify -crop &quot;;ROUND([.B$22]);&quot;x&quot;;ROUND([.B$23]);&quot;+&quot;;ROUND([.B$30]+[.B$33]-[.AL148]);&quot;+&quot;;ROUND([.B$31]+[.B$34]-[.AM148]);&quot; &quot;;[.C148]);&quot;&quot;)" office:value-type="string" office:string-value="mogrify -crop 2538x1941+1821+898 IMG_20210705_031843993.jpg" calcext:value-type="string">
            <text:p>mogrify -crop 2538x1941+1821+898 IMG_20210705_031843993.jpg</text:p>
          </table:table-cell>
          <table:table-cell/>
          <table:table-cell table:formula="of:=IF([.C148]&lt;&gt;&quot;&quot;;([.J148]-[.J$3])*360*[.B$35];0)" office:value-type="float" office:value="13.004166665487" calcext:value-type="float">
            <text:p>13.004166665487</text:p>
          </table:table-cell>
          <table:table-cell table:formula="of:=[.N148]/180*PI()" office:value-type="float" office:value="0.22696552479084" calcext:value-type="float">
            <text:p>0.22696552479084</text:p>
          </table:table-cell>
          <table:table-cell table:formula="of:=COS([.$O148])*([.P$3]-[.B$14])-SIN([.$O148])*([.Q$3]-[.B$15])" office:value-type="float" office:value="-397.279274138783" calcext:value-type="float">
            <text:p>-397.279274138783</text:p>
          </table:table-cell>
          <table:table-cell table:formula="of:=SIN([.$O148])*([.P$3]-[.B$14])+COS([.$O148])*([.Q$3]-[.B$15])" office:value-type="float" office:value="164.830756655916" calcext:value-type="float">
            <text:p>164.830756655916</text:p>
          </table:table-cell>
          <table:table-cell table:formula="of:=COS([.$O148])*([.R$3]-[.B$14])-SIN([.$O148])*([.S$3]-[.B$15])" office:value-type="float" office:value="-592.598293684992" calcext:value-type="float">
            <text:p>-592.598293684992</text:p>
          </table:table-cell>
          <table:table-cell table:formula="of:=SIN([.$O148])*([.R$3]-[.B$14])+COS([.$O148])*([.S$3]-[.B$15])" office:value-type="float" office:value="1010.56977112995" calcext:value-type="float">
            <text:p>1010.56977112995</text:p>
          </table:table-cell>
          <table:table-cell table:formula="of:=COS([.$O148])*([.T$3]-[.B$14])-SIN([.$O148])*([.U$3]-[.B$15])" office:value-type="float" office:value="729.073606888846" calcext:value-type="float">
            <text:p>729.073606888846</text:p>
          </table:table-cell>
          <table:table-cell table:formula="of:=SIN([.$O148])*([.T$3]-[.B$14])+COS([.$O148])*([.U$3]-[.B$15])" office:value-type="float" office:value="424.956086834968" calcext:value-type="float">
            <text:p>424.956086834968</text:p>
          </table:table-cell>
          <table:table-cell table:formula="of:=COS([.$O148])*([.V$3]-[.B$14])-SIN([.$O148])*([.W$3]-[.B$15])" office:value-type="float" office:value="533.754587342637" calcext:value-type="float">
            <text:p>533.754587342637</text:p>
          </table:table-cell>
          <table:table-cell table:formula="of:=SIN([.$O148])*([.V$3]-[.B$14])+COS([.$O148])*([.W$3]-[.B$15])" office:value-type="float" office:value="1270.695101309" calcext:value-type="float">
            <text:p>1270.695101309</text:p>
          </table:table-cell>
          <table:table-cell table:formula="of:=COS([.$O148])*([.X$3]-[.B$12]/2)-SIN([.$O148])*([.Y$3]-[.B$13]/2)" office:value-type="float" office:value="-465.51693074071" calcext:value-type="float">
            <text:p>-465.51693074071</text:p>
          </table:table-cell>
          <table:table-cell table:formula="of:=SIN([.$O148])*([.X$3]-[.B$12]/2)+COS([.$O148])*([.Y$3]-[.B$13]/2)" office:value-type="float" office:value="-552.932172326543" calcext:value-type="float">
            <text:p>-552.932172326543</text:p>
          </table:table-cell>
          <table:table-cell table:formula="of:=COS([.$O148])*([.Z$3]-[.B$12]/2)-SIN([.$O148])*([.AA$3]-[.B$13]/2)" office:value-type="float" office:value="-660.835950286919" calcext:value-type="float">
            <text:p>-660.835950286919</text:p>
          </table:table-cell>
          <table:table-cell table:formula="of:=SIN([.$O148])*([.Z$3]-[.B$12]/2)+COS([.$O148])*([.AA$3]-[.B$13]/2)" office:value-type="float" office:value="292.80684214749" calcext:value-type="float">
            <text:p>292.80684214749</text:p>
          </table:table-cell>
          <table:table-cell table:formula="of:=COS([.$O148])*([.AB$3]-[.B$12]/2)-SIN([.$O148])*([.AC$3]-[.B$13]/2)" office:value-type="float" office:value="660.835950286919" calcext:value-type="float">
            <text:p>660.835950286919</text:p>
          </table:table-cell>
          <table:table-cell table:formula="of:=SIN([.$O148])*([.AB$3]-[.B$12]/2)+COS([.$O148])*([.AC$3]-[.B$13]/2)" office:value-type="float" office:value="-292.80684214749" calcext:value-type="float">
            <text:p>-292.80684214749</text:p>
          </table:table-cell>
          <table:table-cell table:formula="of:=COS([.$O148])*([.AD$3]-[.B$12]/2)-SIN([.$O148])*([.AE$3]-[.B$13]/2)" office:value-type="float" office:value="465.51693074071" calcext:value-type="float">
            <text:p>465.51693074071</text:p>
          </table:table-cell>
          <table:table-cell table:formula="of:=SIN([.$O148])*([.AD$3]-[.B$12]/2)+COS([.$O148])*([.AE$3]-[.B$13]/2)" office:value-type="float" office:value="552.932172326543" calcext:value-type="float">
            <text:p>552.932172326543</text:p>
          </table:table-cell>
          <table:table-cell table:formula="of:=COS([.$O148])*([.AF$3]-[.B$12]/2)-SIN([.$O148])*([.AG$3]-[.B$13]/2)" office:value-type="float" office:value="-68.2376566019268" calcext:value-type="float">
            <text:p>-68.2376566019268</text:p>
          </table:table-cell>
          <table:table-cell table:formula="of:=SIN([.$O148])*([.AF$3]-[.B$12]/2)+COS([.$O148])*([.AG$3]-[.B$13]/2)" office:value-type="float" office:value="-717.762928982458" calcext:value-type="float">
            <text:p>-717.762928982458</text:p>
          </table:table-cell>
          <table:table-cell table:formula="of:=MIN([.X148];[.Z148];[.AB148];[.AD148])" office:value-type="float" office:value="-660.835950286919" calcext:value-type="float">
            <text:p>-660.835950286919</text:p>
          </table:table-cell>
          <table:table-cell table:formula="of:=MIN([.Y148];[.AA148];[.AC148];[.AE148])" office:value-type="float" office:value="-552.932172326543" calcext:value-type="float">
            <text:p>-552.932172326543</text:p>
          </table:table-cell>
          <table:table-cell table:formula="of:=[.AF148]-[.$AH148]" office:value-type="float" office:value="592.598293684992" calcext:value-type="float">
            <text:p>592.598293684992</text:p>
          </table:table-cell>
          <table:table-cell table:formula="of:=[.AG148]-[.$AI148]" office:value-type="float" office:value="-164.830756655916" calcext:value-type="float">
            <text:p>-164.830756655916</text:p>
          </table:table-cell>
          <table:table-cell table:formula="of:=[.AF$3]-[.AJ148]" office:value-type="float" office:value="-242.598293684992" calcext:value-type="float">
            <text:p>-242.598293684992</text:p>
          </table:table-cell>
          <table:table-cell table:formula="of:=[.AG$3]-[.AK148]" office:value-type="float" office:value="-85.1692433440842" calcext:value-type="float">
            <text:p>-85.169243344084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2044001.jpg</text:p>
          </table:table-cell>
          <table:table-cell table:formula="of:=MID([.C149];5;4)" office:value-type="string" office:string-value="2021" calcext:value-type="string">
            <text:p>2021</text:p>
          </table:table-cell>
          <table:table-cell table:formula="of:=MID([.C149];9;2)" office:value-type="string" office:string-value="07" calcext:value-type="string">
            <text:p>07</text:p>
          </table:table-cell>
          <table:table-cell table:formula="of:=MID([.C149];11;2)" office:value-type="string" office:string-value="05" calcext:value-type="string">
            <text:p>05</text:p>
          </table:table-cell>
          <table:table-cell table:formula="of:=MID([.C149];14;2)" office:value-type="string" office:string-value="03" calcext:value-type="string">
            <text:p>03</text:p>
          </table:table-cell>
          <table:table-cell table:formula="of:=MID([.C149];16;2)" office:value-type="string" office:string-value="20" calcext:value-type="string">
            <text:p>20</text:p>
          </table:table-cell>
          <table:table-cell table:formula="of:=MID([.C149];18;2)" office:value-type="string" office:string-value="44" calcext:value-type="string">
            <text:p>44</text:p>
          </table:table-cell>
          <table:table-cell table:formula="of:=DATE([.D149];[.E149];[.F149])+TIME([.G149];[.H149];[.I149])" office:value-type="date" office:date-value="2021-07-05T03:20:44" calcext:value-type="date">
            <text:p>05/07/21 03:20:44</text:p>
          </table:table-cell>
          <table:table-cell table:formula="of:=IF([.C149]&lt;&gt;&quot;&quot;;CONCATENATE(&quot;mogrify -rotate &quot;;ROUND([.N149];3);&quot; -background black &quot;;[.C149]);&quot;&quot;)" office:value-type="string" office:string-value="mogrify -rotate 13.508 -background black IMG_20210705_032044001.jpg" calcext:value-type="string">
            <text:p>mogrify -rotate 13.508 -background black IMG_20210705_032044001.jpg</text:p>
          </table:table-cell>
          <table:table-cell table:formula="of:=IF([.C149]&lt;&gt;&quot;&quot;;CONCATENATE(&quot;mogrify -crop &quot;;ROUND([.B$22]);&quot;x&quot;;ROUND([.B$23]);&quot;+&quot;;ROUND([.B$30]+[.B$33]-[.AL149]);&quot;+&quot;;ROUND([.B$31]+[.B$34]-[.AM149]);&quot; &quot;;[.C149]);&quot;&quot;)" office:value-type="string" office:string-value="mogrify -crop 2538x1941+1830+901 IMG_20210705_032044001.jpg" calcext:value-type="string">
            <text:p>mogrify -crop 2538x1941+1830+901 IMG_20210705_032044001.jpg</text:p>
          </table:table-cell>
          <table:table-cell/>
          <table:table-cell table:formula="of:=IF([.C149]&lt;&gt;&quot;&quot;;([.J149]-[.J$3])*360*[.B$35];0)" office:value-type="float" office:value="13.5083333321381" calcext:value-type="float">
            <text:p>13.5083333321381</text:p>
          </table:table-cell>
          <table:table-cell table:formula="of:=[.N149]/180*PI()" office:value-type="float" office:value="0.235764893102707" calcext:value-type="float">
            <text:p>0.235764893102707</text:p>
          </table:table-cell>
          <table:table-cell table:formula="of:=COS([.$O149])*([.P$3]-[.B$14])-SIN([.$O149])*([.Q$3]-[.B$15])" office:value-type="float" office:value="-398.714281612653" calcext:value-type="float">
            <text:p>-398.714281612653</text:p>
          </table:table-cell>
          <table:table-cell table:formula="of:=SIN([.$O149])*([.P$3]-[.B$14])+COS([.$O149])*([.Q$3]-[.B$15])" office:value-type="float" office:value="161.328613823171" calcext:value-type="float">
            <text:p>161.328613823171</text:p>
          </table:table-cell>
          <table:table-cell table:formula="of:=COS([.$O149])*([.R$3]-[.B$14])-SIN([.$O149])*([.S$3]-[.B$15])" office:value-type="float" office:value="-601.467612588147" calcext:value-type="float">
            <text:p>-601.467612588147</text:p>
          </table:table-cell>
          <table:table-cell table:formula="of:=SIN([.$O149])*([.R$3]-[.B$14])+COS([.$O149])*([.S$3]-[.B$15])" office:value-type="float" office:value="1005.31622438291" calcext:value-type="float">
            <text:p>1005.31622438291</text:p>
          </table:table-cell>
          <table:table-cell table:formula="of:=COS([.$O149])*([.T$3]-[.B$14])-SIN([.$O149])*([.U$3]-[.B$15])" office:value-type="float" office:value="725.306084524514" calcext:value-type="float">
            <text:p>725.306084524514</text:p>
          </table:table-cell>
          <table:table-cell table:formula="of:=SIN([.$O149])*([.T$3]-[.B$14])+COS([.$O149])*([.U$3]-[.B$15])" office:value-type="float" office:value="431.354939408045" calcext:value-type="float">
            <text:p>431.354939408045</text:p>
          </table:table-cell>
          <table:table-cell table:formula="of:=COS([.$O149])*([.V$3]-[.B$14])-SIN([.$O149])*([.W$3]-[.B$15])" office:value-type="float" office:value="522.552753549021" calcext:value-type="float">
            <text:p>522.552753549021</text:p>
          </table:table-cell>
          <table:table-cell table:formula="of:=SIN([.$O149])*([.V$3]-[.B$14])+COS([.$O149])*([.W$3]-[.B$15])" office:value-type="float" office:value="1275.34254996779" calcext:value-type="float">
            <text:p>1275.34254996779</text:p>
          </table:table-cell>
          <table:table-cell table:formula="of:=COS([.$O149])*([.X$3]-[.B$12]/2)-SIN([.$O149])*([.Y$3]-[.B$13]/2)" office:value-type="float" office:value="-460.633517580837" calcext:value-type="float">
            <text:p>-460.633517580837</text:p>
          </table:table-cell>
          <table:table-cell table:formula="of:=SIN([.$O149])*([.X$3]-[.B$12]/2)+COS([.$O149])*([.Y$3]-[.B$13]/2)" office:value-type="float" office:value="-557.006968072308" calcext:value-type="float">
            <text:p>-557.006968072308</text:p>
          </table:table-cell>
          <table:table-cell table:formula="of:=COS([.$O149])*([.Z$3]-[.B$12]/2)-SIN([.$O149])*([.AA$3]-[.B$13]/2)" office:value-type="float" office:value="-663.38684855633" calcext:value-type="float">
            <text:p>-663.38684855633</text:p>
          </table:table-cell>
          <table:table-cell table:formula="of:=SIN([.$O149])*([.Z$3]-[.B$12]/2)+COS([.$O149])*([.AA$3]-[.B$13]/2)" office:value-type="float" office:value="286.980642487434" calcext:value-type="float">
            <text:p>286.980642487434</text:p>
          </table:table-cell>
          <table:table-cell table:formula="of:=COS([.$O149])*([.AB$3]-[.B$12]/2)-SIN([.$O149])*([.AC$3]-[.B$13]/2)" office:value-type="float" office:value="663.38684855633" calcext:value-type="float">
            <text:p>663.38684855633</text:p>
          </table:table-cell>
          <table:table-cell table:formula="of:=SIN([.$O149])*([.AB$3]-[.B$12]/2)+COS([.$O149])*([.AC$3]-[.B$13]/2)" office:value-type="float" office:value="-286.980642487434" calcext:value-type="float">
            <text:p>-286.980642487434</text:p>
          </table:table-cell>
          <table:table-cell table:formula="of:=COS([.$O149])*([.AD$3]-[.B$12]/2)-SIN([.$O149])*([.AE$3]-[.B$13]/2)" office:value-type="float" office:value="460.633517580837" calcext:value-type="float">
            <text:p>460.633517580837</text:p>
          </table:table-cell>
          <table:table-cell table:formula="of:=SIN([.$O149])*([.AD$3]-[.B$12]/2)+COS([.$O149])*([.AE$3]-[.B$13]/2)" office:value-type="float" office:value="557.006968072308" calcext:value-type="float">
            <text:p>557.006968072308</text:p>
          </table:table-cell>
          <table:table-cell table:formula="of:=COS([.$O149])*([.AF$3]-[.B$12]/2)-SIN([.$O149])*([.AG$3]-[.B$13]/2)" office:value-type="float" office:value="-61.9192359681839" calcext:value-type="float">
            <text:p>-61.9192359681839</text:p>
          </table:table-cell>
          <table:table-cell table:formula="of:=SIN([.$O149])*([.AF$3]-[.B$12]/2)+COS([.$O149])*([.AG$3]-[.B$13]/2)" office:value-type="float" office:value="-718.335581895479" calcext:value-type="float">
            <text:p>-718.335581895479</text:p>
          </table:table-cell>
          <table:table-cell table:formula="of:=MIN([.X149];[.Z149];[.AB149];[.AD149])" office:value-type="float" office:value="-663.38684855633" calcext:value-type="float">
            <text:p>-663.38684855633</text:p>
          </table:table-cell>
          <table:table-cell table:formula="of:=MIN([.Y149];[.AA149];[.AC149];[.AE149])" office:value-type="float" office:value="-557.006968072308" calcext:value-type="float">
            <text:p>-557.006968072308</text:p>
          </table:table-cell>
          <table:table-cell table:formula="of:=[.AF149]-[.$AH149]" office:value-type="float" office:value="601.467612588147" calcext:value-type="float">
            <text:p>601.467612588147</text:p>
          </table:table-cell>
          <table:table-cell table:formula="of:=[.AG149]-[.$AI149]" office:value-type="float" office:value="-161.328613823171" calcext:value-type="float">
            <text:p>-161.328613823171</text:p>
          </table:table-cell>
          <table:table-cell table:formula="of:=[.AF$3]-[.AJ149]" office:value-type="float" office:value="-251.467612588146" calcext:value-type="float">
            <text:p>-251.467612588146</text:p>
          </table:table-cell>
          <table:table-cell table:formula="of:=[.AG$3]-[.AK149]" office:value-type="float" office:value="-88.6713861768287" calcext:value-type="float">
            <text:p>-88.671386176828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2244031.jpg</text:p>
          </table:table-cell>
          <table:table-cell table:formula="of:=MID([.C150];5;4)" office:value-type="string" office:string-value="2021" calcext:value-type="string">
            <text:p>2021</text:p>
          </table:table-cell>
          <table:table-cell table:formula="of:=MID([.C150];9;2)" office:value-type="string" office:string-value="07" calcext:value-type="string">
            <text:p>07</text:p>
          </table:table-cell>
          <table:table-cell table:formula="of:=MID([.C150];11;2)" office:value-type="string" office:string-value="05" calcext:value-type="string">
            <text:p>05</text:p>
          </table:table-cell>
          <table:table-cell table:formula="of:=MID([.C150];14;2)" office:value-type="string" office:string-value="03" calcext:value-type="string">
            <text:p>03</text:p>
          </table:table-cell>
          <table:table-cell table:formula="of:=MID([.C150];16;2)" office:value-type="string" office:string-value="22" calcext:value-type="string">
            <text:p>22</text:p>
          </table:table-cell>
          <table:table-cell table:formula="of:=MID([.C150];18;2)" office:value-type="string" office:string-value="44" calcext:value-type="string">
            <text:p>44</text:p>
          </table:table-cell>
          <table:table-cell table:formula="of:=DATE([.D150];[.E150];[.F150])+TIME([.G150];[.H150];[.I150])" office:value-type="date" office:date-value="2021-07-05T03:22:44" calcext:value-type="date">
            <text:p>05/07/21 03:22:44</text:p>
          </table:table-cell>
          <table:table-cell table:formula="of:=IF([.C150]&lt;&gt;&quot;&quot;;CONCATENATE(&quot;mogrify -rotate &quot;;ROUND([.N150];3);&quot; -background black &quot;;[.C150]);&quot;&quot;)" office:value-type="string" office:string-value="mogrify -rotate 14.008 -background black IMG_20210705_032244031.jpg" calcext:value-type="string">
            <text:p>mogrify -rotate 14.008 -background black IMG_20210705_032244031.jpg</text:p>
          </table:table-cell>
          <table:table-cell table:formula="of:=IF([.C150]&lt;&gt;&quot;&quot;;CONCATENATE(&quot;mogrify -crop &quot;;ROUND([.B$22]);&quot;x&quot;;ROUND([.B$23]);&quot;+&quot;;ROUND([.B$30]+[.B$33]-[.AL150]);&quot;+&quot;;ROUND([.B$31]+[.B$34]-[.AM150]);&quot; &quot;;[.C150]);&quot;&quot;)" office:value-type="string" office:string-value="mogrify -crop 2538x1941+1839+905 IMG_20210705_032244031.jpg" calcext:value-type="string">
            <text:p>mogrify -crop 2538x1941+1839+905 IMG_20210705_032244031.jpg</text:p>
          </table:table-cell>
          <table:table-cell/>
          <table:table-cell table:formula="of:=IF([.C150]&lt;&gt;&quot;&quot;;([.J150]-[.J$3])*360*[.B$35];0)" office:value-type="float" office:value="14.008333333768" calcext:value-type="float">
            <text:p>14.008333333768</text:p>
          </table:table-cell>
          <table:table-cell table:formula="of:=[.N150]/180*PI()" office:value-type="float" office:value="0.244491539391124" calcext:value-type="float">
            <text:p>0.244491539391124</text:p>
          </table:table-cell>
          <table:table-cell table:formula="of:=COS([.$O150])*([.P$3]-[.B$14])-SIN([.$O150])*([.Q$3]-[.B$15])" office:value-type="float" office:value="-400.10693967446" calcext:value-type="float">
            <text:p>-400.10693967446</text:p>
          </table:table-cell>
          <table:table-cell table:formula="of:=SIN([.$O150])*([.P$3]-[.B$14])+COS([.$O150])*([.Q$3]-[.B$15])" office:value-type="float" office:value="157.843076580313" calcext:value-type="float">
            <text:p>157.843076580313</text:p>
          </table:table-cell>
          <table:table-cell table:formula="of:=COS([.$O150])*([.R$3]-[.B$14])-SIN([.$O150])*([.S$3]-[.B$15])" office:value-type="float" office:value="-610.217638292074" calcext:value-type="float">
            <text:p>-610.217638292074</text:p>
          </table:table-cell>
          <table:table-cell table:formula="of:=SIN([.$O150])*([.R$3]-[.B$14])+COS([.$O150])*([.S$3]-[.B$15])" office:value-type="float" office:value="1000.02921653182" calcext:value-type="float">
            <text:p>1000.02921653182</text:p>
          </table:table-cell>
          <table:table-cell table:formula="of:=COS([.$O150])*([.T$3]-[.B$14])-SIN([.$O150])*([.U$3]-[.B$15])" office:value-type="float" office:value="721.514232887685" calcext:value-type="float">
            <text:p>721.514232887685</text:p>
          </table:table-cell>
          <table:table-cell table:formula="of:=SIN([.$O150])*([.T$3]-[.B$14])+COS([.$O150])*([.U$3]-[.B$15])" office:value-type="float" office:value="437.667924048012" calcext:value-type="float">
            <text:p>437.667924048012</text:p>
          </table:table-cell>
          <table:table-cell table:formula="of:=COS([.$O150])*([.V$3]-[.B$14])-SIN([.$O150])*([.W$3]-[.B$15])" office:value-type="float" office:value="511.40353427007" calcext:value-type="float">
            <text:p>511.40353427007</text:p>
          </table:table-cell>
          <table:table-cell table:formula="of:=SIN([.$O150])*([.V$3]-[.B$14])+COS([.$O150])*([.W$3]-[.B$15])" office:value-type="float" office:value="1279.85406399952" calcext:value-type="float">
            <text:p>1279.85406399952</text:p>
          </table:table-cell>
          <table:table-cell table:formula="of:=COS([.$O150])*([.X$3]-[.B$12]/2)-SIN([.$O150])*([.Y$3]-[.B$13]/2)" office:value-type="float" office:value="-455.755236972265" calcext:value-type="float">
            <text:p>-455.755236972265</text:p>
          </table:table-cell>
          <table:table-cell table:formula="of:=SIN([.$O150])*([.X$3]-[.B$12]/2)+COS([.$O150])*([.Y$3]-[.B$13]/2)" office:value-type="float" office:value="-561.005493709602" calcext:value-type="float">
            <text:p>-561.005493709602</text:p>
          </table:table-cell>
          <table:table-cell table:formula="of:=COS([.$O150])*([.Z$3]-[.B$12]/2)-SIN([.$O150])*([.AA$3]-[.B$13]/2)" office:value-type="float" office:value="-665.865935589879" calcext:value-type="float">
            <text:p>-665.865935589879</text:p>
          </table:table-cell>
          <table:table-cell table:formula="of:=SIN([.$O150])*([.Z$3]-[.B$12]/2)+COS([.$O150])*([.AA$3]-[.B$13]/2)" office:value-type="float" office:value="281.180646241904" calcext:value-type="float">
            <text:p>281.180646241904</text:p>
          </table:table-cell>
          <table:table-cell table:formula="of:=COS([.$O150])*([.AB$3]-[.B$12]/2)-SIN([.$O150])*([.AC$3]-[.B$13]/2)" office:value-type="float" office:value="665.865935589879" calcext:value-type="float">
            <text:p>665.865935589879</text:p>
          </table:table-cell>
          <table:table-cell table:formula="of:=SIN([.$O150])*([.AB$3]-[.B$12]/2)+COS([.$O150])*([.AC$3]-[.B$13]/2)" office:value-type="float" office:value="-281.180646241904" calcext:value-type="float">
            <text:p>-281.180646241904</text:p>
          </table:table-cell>
          <table:table-cell table:formula="of:=COS([.$O150])*([.AD$3]-[.B$12]/2)-SIN([.$O150])*([.AE$3]-[.B$13]/2)" office:value-type="float" office:value="455.755236972265" calcext:value-type="float">
            <text:p>455.755236972265</text:p>
          </table:table-cell>
          <table:table-cell table:formula="of:=SIN([.$O150])*([.AD$3]-[.B$12]/2)+COS([.$O150])*([.AE$3]-[.B$13]/2)" office:value-type="float" office:value="561.005493709602" calcext:value-type="float">
            <text:p>561.005493709602</text:p>
          </table:table-cell>
          <table:table-cell table:formula="of:=COS([.$O150])*([.AF$3]-[.B$12]/2)-SIN([.$O150])*([.AG$3]-[.B$13]/2)" office:value-type="float" office:value="-55.6482972978052" calcext:value-type="float">
            <text:p>-55.6482972978052</text:p>
          </table:table-cell>
          <table:table-cell table:formula="of:=SIN([.$O150])*([.AF$3]-[.B$12]/2)+COS([.$O150])*([.AG$3]-[.B$13]/2)" office:value-type="float" office:value="-718.848570289915" calcext:value-type="float">
            <text:p>-718.848570289915</text:p>
          </table:table-cell>
          <table:table-cell table:formula="of:=MIN([.X150];[.Z150];[.AB150];[.AD150])" office:value-type="float" office:value="-665.865935589879" calcext:value-type="float">
            <text:p>-665.865935589879</text:p>
          </table:table-cell>
          <table:table-cell table:formula="of:=MIN([.Y150];[.AA150];[.AC150];[.AE150])" office:value-type="float" office:value="-561.005493709602" calcext:value-type="float">
            <text:p>-561.005493709602</text:p>
          </table:table-cell>
          <table:table-cell table:formula="of:=[.AF150]-[.$AH150]" office:value-type="float" office:value="610.217638292074" calcext:value-type="float">
            <text:p>610.217638292074</text:p>
          </table:table-cell>
          <table:table-cell table:formula="of:=[.AG150]-[.$AI150]" office:value-type="float" office:value="-157.843076580313" calcext:value-type="float">
            <text:p>-157.843076580313</text:p>
          </table:table-cell>
          <table:table-cell table:formula="of:=[.AF$3]-[.AJ150]" office:value-type="float" office:value="-260.217638292074" calcext:value-type="float">
            <text:p>-260.217638292074</text:p>
          </table:table-cell>
          <table:table-cell table:formula="of:=[.AG$3]-[.AK150]" office:value-type="float" office:value="-92.1569234196872" calcext:value-type="float">
            <text:p>-92.156923419687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2444114.jpg</text:p>
          </table:table-cell>
          <table:table-cell table:formula="of:=MID([.C151];5;4)" office:value-type="string" office:string-value="2021" calcext:value-type="string">
            <text:p>2021</text:p>
          </table:table-cell>
          <table:table-cell table:formula="of:=MID([.C151];9;2)" office:value-type="string" office:string-value="07" calcext:value-type="string">
            <text:p>07</text:p>
          </table:table-cell>
          <table:table-cell table:formula="of:=MID([.C151];11;2)" office:value-type="string" office:string-value="05" calcext:value-type="string">
            <text:p>05</text:p>
          </table:table-cell>
          <table:table-cell table:formula="of:=MID([.C151];14;2)" office:value-type="string" office:string-value="03" calcext:value-type="string">
            <text:p>03</text:p>
          </table:table-cell>
          <table:table-cell table:formula="of:=MID([.C151];16;2)" office:value-type="string" office:string-value="24" calcext:value-type="string">
            <text:p>24</text:p>
          </table:table-cell>
          <table:table-cell table:formula="of:=MID([.C151];18;2)" office:value-type="string" office:string-value="44" calcext:value-type="string">
            <text:p>44</text:p>
          </table:table-cell>
          <table:table-cell table:formula="of:=DATE([.D151];[.E151];[.F151])+TIME([.G151];[.H151];[.I151])" office:value-type="date" office:date-value="2021-07-05T03:24:44" calcext:value-type="date">
            <text:p>05/07/21 03:24:44</text:p>
          </table:table-cell>
          <table:table-cell table:formula="of:=IF([.C151]&lt;&gt;&quot;&quot;;CONCATENATE(&quot;mogrify -rotate &quot;;ROUND([.N151];3);&quot; -background black &quot;;[.C151]);&quot;&quot;)" office:value-type="string" office:string-value="mogrify -rotate 14.508 -background black IMG_20210705_032444114.jpg" calcext:value-type="string">
            <text:p>mogrify -rotate 14.508 -background black IMG_20210705_032444114.jpg</text:p>
          </table:table-cell>
          <table:table-cell table:formula="of:=IF([.C151]&lt;&gt;&quot;&quot;;CONCATENATE(&quot;mogrify -crop &quot;;ROUND([.B$22]);&quot;x&quot;;ROUND([.B$23]);&quot;+&quot;;ROUND([.B$30]+[.B$33]-[.AL151]);&quot;+&quot;;ROUND([.B$31]+[.B$34]-[.AM151]);&quot; &quot;;[.C151]);&quot;&quot;)" office:value-type="string" office:string-value="mogrify -crop 2538x1941+1847+908 IMG_20210705_032444114.jpg" calcext:value-type="string">
            <text:p>mogrify -crop 2538x1941+1847+908 IMG_20210705_032444114.jpg</text:p>
          </table:table-cell>
          <table:table-cell/>
          <table:table-cell table:formula="of:=IF([.C151]&lt;&gt;&quot;&quot;;([.J151]-[.J$3])*360*[.B$35];0)" office:value-type="float" office:value="14.5083333327784" calcext:value-type="float">
            <text:p>14.5083333327784</text:p>
          </table:table-cell>
          <table:table-cell table:formula="of:=[.N151]/180*PI()" office:value-type="float" office:value="0.253218185633826" calcext:value-type="float">
            <text:p>0.253218185633826</text:p>
          </table:table-cell>
          <table:table-cell table:formula="of:=COS([.$O151])*([.P$3]-[.B$14])-SIN([.$O151])*([.Q$3]-[.B$15])" office:value-type="float" office:value="-401.469128036478" calcext:value-type="float">
            <text:p>-401.469128036478</text:p>
          </table:table-cell>
          <table:table-cell table:formula="of:=SIN([.$O151])*([.P$3]-[.B$14])+COS([.$O151])*([.Q$3]-[.B$15])" office:value-type="float" office:value="154.345518994333" calcext:value-type="float">
            <text:p>154.345518994333</text:p>
          </table:table-cell>
          <table:table-cell table:formula="of:=COS([.$O151])*([.R$3]-[.B$14])-SIN([.$O151])*([.S$3]-[.B$15])" office:value-type="float" office:value="-618.921193514517" calcext:value-type="float">
            <text:p>-618.921193514517</text:p>
          </table:table-cell>
          <table:table-cell table:formula="of:=SIN([.$O151])*([.R$3]-[.B$14])+COS([.$O151])*([.S$3]-[.B$15])" office:value-type="float" office:value="994.666052611914" calcext:value-type="float">
            <text:p>994.666052611914</text:p>
          </table:table-cell>
          <table:table-cell table:formula="of:=COS([.$O151])*([.T$3]-[.B$14])-SIN([.$O151])*([.U$3]-[.B$15])" office:value-type="float" office:value="717.667435168502" calcext:value-type="float">
            <text:p>717.667435168502</text:p>
          </table:table-cell>
          <table:table-cell table:formula="of:=SIN([.$O151])*([.T$3]-[.B$14])+COS([.$O151])*([.U$3]-[.B$15])" office:value-type="float" office:value="443.947578548035" calcext:value-type="float">
            <text:p>443.947578548035</text:p>
          </table:table-cell>
          <table:table-cell table:formula="of:=COS([.$O151])*([.V$3]-[.B$14])-SIN([.$O151])*([.W$3]-[.B$15])" office:value-type="float" office:value="500.215369690463" calcext:value-type="float">
            <text:p>500.215369690463</text:p>
          </table:table-cell>
          <table:table-cell table:formula="of:=SIN([.$O151])*([.V$3]-[.B$14])+COS([.$O151])*([.W$3]-[.B$15])" office:value-type="float" office:value="1284.26811216562" calcext:value-type="float">
            <text:p>1284.26811216562</text:p>
          </table:table-cell>
          <table:table-cell table:formula="of:=COS([.$O151])*([.X$3]-[.B$12]/2)-SIN([.$O151])*([.Y$3]-[.B$13]/2)" office:value-type="float" office:value="-450.842248863471" calcext:value-type="float">
            <text:p>-450.842248863471</text:p>
          </table:table-cell>
          <table:table-cell table:formula="of:=SIN([.$O151])*([.X$3]-[.B$12]/2)+COS([.$O151])*([.Y$3]-[.B$13]/2)" office:value-type="float" office:value="-564.961296585641" calcext:value-type="float">
            <text:p>-564.961296585641</text:p>
          </table:table-cell>
          <table:table-cell table:formula="of:=COS([.$O151])*([.Z$3]-[.B$12]/2)-SIN([.$O151])*([.AA$3]-[.B$13]/2)" office:value-type="float" office:value="-668.29431434151" calcext:value-type="float">
            <text:p>-668.29431434151</text:p>
          </table:table-cell>
          <table:table-cell table:formula="of:=SIN([.$O151])*([.Z$3]-[.B$12]/2)+COS([.$O151])*([.AA$3]-[.B$13]/2)" office:value-type="float" office:value="275.359237031939" calcext:value-type="float">
            <text:p>275.359237031939</text:p>
          </table:table-cell>
          <table:table-cell table:formula="of:=COS([.$O151])*([.AB$3]-[.B$12]/2)-SIN([.$O151])*([.AC$3]-[.B$13]/2)" office:value-type="float" office:value="668.29431434151" calcext:value-type="float">
            <text:p>668.29431434151</text:p>
          </table:table-cell>
          <table:table-cell table:formula="of:=SIN([.$O151])*([.AB$3]-[.B$12]/2)+COS([.$O151])*([.AC$3]-[.B$13]/2)" office:value-type="float" office:value="-275.359237031939" calcext:value-type="float">
            <text:p>-275.359237031939</text:p>
          </table:table-cell>
          <table:table-cell table:formula="of:=COS([.$O151])*([.AD$3]-[.B$12]/2)-SIN([.$O151])*([.AE$3]-[.B$13]/2)" office:value-type="float" office:value="450.842248863471" calcext:value-type="float">
            <text:p>450.842248863471</text:p>
          </table:table-cell>
          <table:table-cell table:formula="of:=SIN([.$O151])*([.AD$3]-[.B$12]/2)+COS([.$O151])*([.AE$3]-[.B$13]/2)" office:value-type="float" office:value="564.961296585641" calcext:value-type="float">
            <text:p>564.961296585641</text:p>
          </table:table-cell>
          <table:table-cell table:formula="of:=COS([.$O151])*([.AF$3]-[.B$12]/2)-SIN([.$O151])*([.AG$3]-[.B$13]/2)" office:value-type="float" office:value="-49.3731208269926" calcext:value-type="float">
            <text:p>-49.3731208269926</text:p>
          </table:table-cell>
          <table:table-cell table:formula="of:=SIN([.$O151])*([.AF$3]-[.B$12]/2)+COS([.$O151])*([.AG$3]-[.B$13]/2)" office:value-type="float" office:value="-719.306815579974" calcext:value-type="float">
            <text:p>-719.306815579974</text:p>
          </table:table-cell>
          <table:table-cell table:formula="of:=MIN([.X151];[.Z151];[.AB151];[.AD151])" office:value-type="float" office:value="-668.29431434151" calcext:value-type="float">
            <text:p>-668.29431434151</text:p>
          </table:table-cell>
          <table:table-cell table:formula="of:=MIN([.Y151];[.AA151];[.AC151];[.AE151])" office:value-type="float" office:value="-564.961296585641" calcext:value-type="float">
            <text:p>-564.961296585641</text:p>
          </table:table-cell>
          <table:table-cell table:formula="of:=[.AF151]-[.$AH151]" office:value-type="float" office:value="618.921193514517" calcext:value-type="float">
            <text:p>618.921193514517</text:p>
          </table:table-cell>
          <table:table-cell table:formula="of:=[.AG151]-[.$AI151]" office:value-type="float" office:value="-154.345518994333" calcext:value-type="float">
            <text:p>-154.345518994333</text:p>
          </table:table-cell>
          <table:table-cell table:formula="of:=[.AF$3]-[.AJ151]" office:value-type="float" office:value="-268.921193514517" calcext:value-type="float">
            <text:p>-268.921193514517</text:p>
          </table:table-cell>
          <table:table-cell table:formula="of:=[.AG$3]-[.AK151]" office:value-type="float" office:value="-95.6544810056666" calcext:value-type="float">
            <text:p>-95.65448100566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2644131.jpg</text:p>
          </table:table-cell>
          <table:table-cell table:formula="of:=MID([.C152];5;4)" office:value-type="string" office:string-value="2021" calcext:value-type="string">
            <text:p>2021</text:p>
          </table:table-cell>
          <table:table-cell table:formula="of:=MID([.C152];9;2)" office:value-type="string" office:string-value="07" calcext:value-type="string">
            <text:p>07</text:p>
          </table:table-cell>
          <table:table-cell table:formula="of:=MID([.C152];11;2)" office:value-type="string" office:string-value="05" calcext:value-type="string">
            <text:p>05</text:p>
          </table:table-cell>
          <table:table-cell table:formula="of:=MID([.C152];14;2)" office:value-type="string" office:string-value="03" calcext:value-type="string">
            <text:p>03</text:p>
          </table:table-cell>
          <table:table-cell table:formula="of:=MID([.C152];16;2)" office:value-type="string" office:string-value="26" calcext:value-type="string">
            <text:p>26</text:p>
          </table:table-cell>
          <table:table-cell table:formula="of:=MID([.C152];18;2)" office:value-type="string" office:string-value="44" calcext:value-type="string">
            <text:p>44</text:p>
          </table:table-cell>
          <table:table-cell table:formula="of:=DATE([.D152];[.E152];[.F152])+TIME([.G152];[.H152];[.I152])" office:value-type="date" office:date-value="2021-07-05T03:26:44" calcext:value-type="date">
            <text:p>05/07/21 03:26:44</text:p>
          </table:table-cell>
          <table:table-cell table:formula="of:=IF([.C152]&lt;&gt;&quot;&quot;;CONCATENATE(&quot;mogrify -rotate &quot;;ROUND([.N152];3);&quot; -background black &quot;;[.C152]);&quot;&quot;)" office:value-type="string" office:string-value="mogrify -rotate 15.008 -background black IMG_20210705_032644131.jpg" calcext:value-type="string">
            <text:p>mogrify -rotate 15.008 -background black IMG_20210705_032644131.jpg</text:p>
          </table:table-cell>
          <table:table-cell table:formula="of:=IF([.C152]&lt;&gt;&quot;&quot;;CONCATENATE(&quot;mogrify -crop &quot;;ROUND([.B$22]);&quot;x&quot;;ROUND([.B$23]);&quot;+&quot;;ROUND([.B$30]+[.B$33]-[.AL152]);&quot;+&quot;;ROUND([.B$31]+[.B$34]-[.AM152]);&quot; &quot;;[.C152]);&quot;&quot;)" office:value-type="string" office:string-value="mogrify -crop 2538x1941+1856+912 IMG_20210705_032644131.jpg" calcext:value-type="string">
            <text:p>mogrify -crop 2538x1941+1856+912 IMG_20210705_032644131.jpg</text:p>
          </table:table-cell>
          <table:table-cell/>
          <table:table-cell table:formula="of:=IF([.C152]&lt;&gt;&quot;&quot;;([.J152]-[.J$3])*360*[.B$35];0)" office:value-type="float" office:value="15.0083333344082" calcext:value-type="float">
            <text:p>15.0083333344082</text:p>
          </table:table-cell>
          <table:table-cell table:formula="of:=[.N152]/180*PI()" office:value-type="float" office:value="0.261944831922243" calcext:value-type="float">
            <text:p>0.261944831922243</text:p>
          </table:table-cell>
          <table:table-cell table:formula="of:=COS([.$O152])*([.P$3]-[.B$14])-SIN([.$O152])*([.Q$3]-[.B$15])" office:value-type="float" office:value="-402.800742977062" calcext:value-type="float">
            <text:p>-402.800742977062</text:p>
          </table:table-cell>
          <table:table-cell table:formula="of:=SIN([.$O152])*([.P$3]-[.B$14])+COS([.$O152])*([.Q$3]-[.B$15])" office:value-type="float" office:value="150.836207381142" calcext:value-type="float">
            <text:p>150.836207381142</text:p>
          </table:table-cell>
          <table:table-cell table:formula="of:=COS([.$O152])*([.R$3]-[.B$14])-SIN([.$O152])*([.S$3]-[.B$15])" office:value-type="float" office:value="-627.577615537233" calcext:value-type="float">
            <text:p>-627.577615537233</text:p>
          </table:table-cell>
          <table:table-cell table:formula="of:=SIN([.$O152])*([.R$3]-[.B$14])+COS([.$O152])*([.S$3]-[.B$15])" office:value-type="float" office:value="989.227140992705" calcext:value-type="float">
            <text:p>989.227140992705</text:p>
          </table:table-cell>
          <table:table-cell table:formula="of:=COS([.$O152])*([.T$3]-[.B$14])-SIN([.$O152])*([.U$3]-[.B$15])" office:value-type="float" office:value="713.765984275204" calcext:value-type="float">
            <text:p>713.765984275204</text:p>
          </table:table-cell>
          <table:table-cell table:formula="of:=SIN([.$O152])*([.T$3]-[.B$14])+COS([.$O152])*([.U$3]-[.B$15])" office:value-type="float" office:value="450.193424753904" calcext:value-type="float">
            <text:p>450.193424753904</text:p>
          </table:table-cell>
          <table:table-cell table:formula="of:=COS([.$O152])*([.V$3]-[.B$14])-SIN([.$O152])*([.W$3]-[.B$15])" office:value-type="float" office:value="488.989111715033" calcext:value-type="float">
            <text:p>488.989111715033</text:p>
          </table:table-cell>
          <table:table-cell table:formula="of:=SIN([.$O152])*([.V$3]-[.B$14])+COS([.$O152])*([.W$3]-[.B$15])" office:value-type="float" office:value="1288.58435836547" calcext:value-type="float">
            <text:p>1288.58435836547</text:p>
          </table:table-cell>
          <table:table-cell table:formula="of:=COS([.$O152])*([.X$3]-[.B$12]/2)-SIN([.$O152])*([.Y$3]-[.B$13]/2)" office:value-type="float" office:value="-445.894927346048" calcext:value-type="float">
            <text:p>-445.894927346048</text:p>
          </table:table-cell>
          <table:table-cell table:formula="of:=SIN([.$O152])*([.X$3]-[.B$12]/2)+COS([.$O152])*([.Y$3]-[.B$13]/2)" office:value-type="float" office:value="-568.874075492163" calcext:value-type="float">
            <text:p>-568.874075492163</text:p>
          </table:table-cell>
          <table:table-cell table:formula="of:=COS([.$O152])*([.Z$3]-[.B$12]/2)-SIN([.$O152])*([.AA$3]-[.B$13]/2)" office:value-type="float" office:value="-670.671799906219" calcext:value-type="float">
            <text:p>-670.671799906219</text:p>
          </table:table-cell>
          <table:table-cell table:formula="of:=SIN([.$O152])*([.Z$3]-[.B$12]/2)+COS([.$O152])*([.AA$3]-[.B$13]/2)" office:value-type="float" office:value="269.516858119401" calcext:value-type="float">
            <text:p>269.516858119401</text:p>
          </table:table-cell>
          <table:table-cell table:formula="of:=COS([.$O152])*([.AB$3]-[.B$12]/2)-SIN([.$O152])*([.AC$3]-[.B$13]/2)" office:value-type="float" office:value="670.671799906219" calcext:value-type="float">
            <text:p>670.671799906219</text:p>
          </table:table-cell>
          <table:table-cell table:formula="of:=SIN([.$O152])*([.AB$3]-[.B$12]/2)+COS([.$O152])*([.AC$3]-[.B$13]/2)" office:value-type="float" office:value="-269.516858119401" calcext:value-type="float">
            <text:p>-269.516858119401</text:p>
          </table:table-cell>
          <table:table-cell table:formula="of:=COS([.$O152])*([.AD$3]-[.B$12]/2)-SIN([.$O152])*([.AE$3]-[.B$13]/2)" office:value-type="float" office:value="445.894927346048" calcext:value-type="float">
            <text:p>445.894927346048</text:p>
          </table:table-cell>
          <table:table-cell table:formula="of:=SIN([.$O152])*([.AD$3]-[.B$12]/2)+COS([.$O152])*([.AE$3]-[.B$13]/2)" office:value-type="float" office:value="568.874075492163" calcext:value-type="float">
            <text:p>568.874075492163</text:p>
          </table:table-cell>
          <table:table-cell table:formula="of:=COS([.$O152])*([.AF$3]-[.B$12]/2)-SIN([.$O152])*([.AG$3]-[.B$13]/2)" office:value-type="float" office:value="-43.0941843689857" calcext:value-type="float">
            <text:p>-43.0941843689857</text:p>
          </table:table-cell>
          <table:table-cell table:formula="of:=SIN([.$O152])*([.AF$3]-[.B$12]/2)+COS([.$O152])*([.AG$3]-[.B$13]/2)" office:value-type="float" office:value="-719.710282873304" calcext:value-type="float">
            <text:p>-719.710282873304</text:p>
          </table:table-cell>
          <table:table-cell table:formula="of:=MIN([.X152];[.Z152];[.AB152];[.AD152])" office:value-type="float" office:value="-670.671799906219" calcext:value-type="float">
            <text:p>-670.671799906219</text:p>
          </table:table-cell>
          <table:table-cell table:formula="of:=MIN([.Y152];[.AA152];[.AC152];[.AE152])" office:value-type="float" office:value="-568.874075492163" calcext:value-type="float">
            <text:p>-568.874075492163</text:p>
          </table:table-cell>
          <table:table-cell table:formula="of:=[.AF152]-[.$AH152]" office:value-type="float" office:value="627.577615537233" calcext:value-type="float">
            <text:p>627.577615537233</text:p>
          </table:table-cell>
          <table:table-cell table:formula="of:=[.AG152]-[.$AI152]" office:value-type="float" office:value="-150.836207381142" calcext:value-type="float">
            <text:p>-150.836207381142</text:p>
          </table:table-cell>
          <table:table-cell table:formula="of:=[.AF$3]-[.AJ152]" office:value-type="float" office:value="-277.577615537233" calcext:value-type="float">
            <text:p>-277.577615537233</text:p>
          </table:table-cell>
          <table:table-cell table:formula="of:=[.AG$3]-[.AK152]" office:value-type="float" office:value="-99.1637926188583" calcext:value-type="float">
            <text:p>-99.163792618858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2844135.jpg</text:p>
          </table:table-cell>
          <table:table-cell table:formula="of:=MID([.C153];5;4)" office:value-type="string" office:string-value="2021" calcext:value-type="string">
            <text:p>2021</text:p>
          </table:table-cell>
          <table:table-cell table:formula="of:=MID([.C153];9;2)" office:value-type="string" office:string-value="07" calcext:value-type="string">
            <text:p>07</text:p>
          </table:table-cell>
          <table:table-cell table:formula="of:=MID([.C153];11;2)" office:value-type="string" office:string-value="05" calcext:value-type="string">
            <text:p>05</text:p>
          </table:table-cell>
          <table:table-cell table:formula="of:=MID([.C153];14;2)" office:value-type="string" office:string-value="03" calcext:value-type="string">
            <text:p>03</text:p>
          </table:table-cell>
          <table:table-cell table:formula="of:=MID([.C153];16;2)" office:value-type="string" office:string-value="28" calcext:value-type="string">
            <text:p>28</text:p>
          </table:table-cell>
          <table:table-cell table:formula="of:=MID([.C153];18;2)" office:value-type="string" office:string-value="44" calcext:value-type="string">
            <text:p>44</text:p>
          </table:table-cell>
          <table:table-cell table:formula="of:=DATE([.D153];[.E153];[.F153])+TIME([.G153];[.H153];[.I153])" office:value-type="date" office:date-value="2021-07-05T03:28:44" calcext:value-type="date">
            <text:p>05/07/21 03:28:44</text:p>
          </table:table-cell>
          <table:table-cell table:formula="of:=IF([.C153]&lt;&gt;&quot;&quot;;CONCATENATE(&quot;mogrify -rotate &quot;;ROUND([.N153];3);&quot; -background black &quot;;[.C153]);&quot;&quot;)" office:value-type="string" office:string-value="mogrify -rotate 15.508 -background black IMG_20210705_032844135.jpg" calcext:value-type="string">
            <text:p>mogrify -rotate 15.508 -background black IMG_20210705_032844135.jpg</text:p>
          </table:table-cell>
          <table:table-cell table:formula="of:=IF([.C153]&lt;&gt;&quot;&quot;;CONCATENATE(&quot;mogrify -crop &quot;;ROUND([.B$22]);&quot;x&quot;;ROUND([.B$23]);&quot;+&quot;;ROUND([.B$30]+[.B$33]-[.AL153]);&quot;+&quot;;ROUND([.B$31]+[.B$34]-[.AM153]);&quot; &quot;;[.C153]);&quot;&quot;)" office:value-type="string" office:string-value="mogrify -crop 2538x1941+1865+915 IMG_20210705_032844135.jpg" calcext:value-type="string">
            <text:p>mogrify -crop 2538x1941+1865+915 IMG_20210705_032844135.jpg</text:p>
          </table:table-cell>
          <table:table-cell/>
          <table:table-cell table:formula="of:=IF([.C153]&lt;&gt;&quot;&quot;;([.J153]-[.J$3])*360*[.B$35];0)" office:value-type="float" office:value="15.5083333334187" calcext:value-type="float">
            <text:p>15.5083333334187</text:p>
          </table:table-cell>
          <table:table-cell table:formula="of:=[.N153]/180*PI()" office:value-type="float" office:value="0.270671478164944" calcext:value-type="float">
            <text:p>0.270671478164944</text:p>
          </table:table-cell>
          <table:table-cell table:formula="of:=COS([.$O153])*([.P$3]-[.B$14])-SIN([.$O153])*([.Q$3]-[.B$15])" office:value-type="float" office:value="-404.101683074627" calcext:value-type="float">
            <text:p>-404.101683074627</text:p>
          </table:table-cell>
          <table:table-cell table:formula="of:=SIN([.$O153])*([.P$3]-[.B$14])+COS([.$O153])*([.Q$3]-[.B$15])" office:value-type="float" office:value="147.315409025171" calcext:value-type="float">
            <text:p>147.315409025171</text:p>
          </table:table-cell>
          <table:table-cell table:formula="of:=COS([.$O153])*([.R$3]-[.B$14])-SIN([.$O153])*([.S$3]-[.B$15])" office:value-type="float" office:value="-636.186245049477" calcext:value-type="float">
            <text:p>-636.186245049477</text:p>
          </table:table-cell>
          <table:table-cell table:formula="of:=SIN([.$O153])*([.R$3]-[.B$14])+COS([.$O153])*([.S$3]-[.B$15])" office:value-type="float" office:value="983.712895925354" calcext:value-type="float">
            <text:p>983.712895925354</text:p>
          </table:table-cell>
          <table:table-cell table:formula="of:=COS([.$O153])*([.T$3]-[.B$14])-SIN([.$O153])*([.U$3]-[.B$15])" office:value-type="float" office:value="709.810177359257" calcext:value-type="float">
            <text:p>709.810177359257</text:p>
          </table:table-cell>
          <table:table-cell table:formula="of:=SIN([.$O153])*([.T$3]-[.B$14])+COS([.$O153])*([.U$3]-[.B$15])" office:value-type="float" office:value="456.40498695481" calcext:value-type="float">
            <text:p>456.40498695481</text:p>
          </table:table-cell>
          <table:table-cell table:formula="of:=COS([.$O153])*([.V$3]-[.B$14])-SIN([.$O153])*([.W$3]-[.B$15])" office:value-type="float" office:value="477.725615384407" calcext:value-type="float">
            <text:p>477.725615384407</text:p>
          </table:table-cell>
          <table:table-cell table:formula="of:=SIN([.$O153])*([.V$3]-[.B$14])+COS([.$O153])*([.W$3]-[.B$15])" office:value-type="float" office:value="1292.80247385499" calcext:value-type="float">
            <text:p>1292.80247385499</text:p>
          </table:table-cell>
          <table:table-cell table:formula="of:=COS([.$O153])*([.X$3]-[.B$12]/2)-SIN([.$O153])*([.Y$3]-[.B$13]/2)" office:value-type="float" office:value="-440.913649229517" calcext:value-type="float">
            <text:p>-440.913649229517</text:p>
          </table:table-cell>
          <table:table-cell table:formula="of:=SIN([.$O153])*([.X$3]-[.B$12]/2)+COS([.$O153])*([.Y$3]-[.B$13]/2)" office:value-type="float" office:value="-572.743532414911" calcext:value-type="float">
            <text:p>-572.743532414911</text:p>
          </table:table-cell>
          <table:table-cell table:formula="of:=COS([.$O153])*([.Z$3]-[.B$12]/2)-SIN([.$O153])*([.AA$3]-[.B$13]/2)" office:value-type="float" office:value="-672.998211204367" calcext:value-type="float">
            <text:p>-672.998211204367</text:p>
          </table:table-cell>
          <table:table-cell table:formula="of:=SIN([.$O153])*([.Z$3]-[.B$12]/2)+COS([.$O153])*([.AA$3]-[.B$13]/2)" office:value-type="float" office:value="263.653954485272" calcext:value-type="float">
            <text:p>263.653954485272</text:p>
          </table:table-cell>
          <table:table-cell table:formula="of:=COS([.$O153])*([.AB$3]-[.B$12]/2)-SIN([.$O153])*([.AC$3]-[.B$13]/2)" office:value-type="float" office:value="672.998211204367" calcext:value-type="float">
            <text:p>672.998211204367</text:p>
          </table:table-cell>
          <table:table-cell table:formula="of:=SIN([.$O153])*([.AB$3]-[.B$12]/2)+COS([.$O153])*([.AC$3]-[.B$13]/2)" office:value-type="float" office:value="-263.653954485272" calcext:value-type="float">
            <text:p>-263.653954485272</text:p>
          </table:table-cell>
          <table:table-cell table:formula="of:=COS([.$O153])*([.AD$3]-[.B$12]/2)-SIN([.$O153])*([.AE$3]-[.B$13]/2)" office:value-type="float" office:value="440.913649229517" calcext:value-type="float">
            <text:p>440.913649229517</text:p>
          </table:table-cell>
          <table:table-cell table:formula="of:=SIN([.$O153])*([.AD$3]-[.B$12]/2)+COS([.$O153])*([.AE$3]-[.B$13]/2)" office:value-type="float" office:value="572.743532414911" calcext:value-type="float">
            <text:p>572.743532414911</text:p>
          </table:table-cell>
          <table:table-cell table:formula="of:=COS([.$O153])*([.AF$3]-[.B$12]/2)-SIN([.$O153])*([.AG$3]-[.B$13]/2)" office:value-type="float" office:value="-36.81196615489" calcext:value-type="float">
            <text:p>-36.81196615489</text:p>
          </table:table-cell>
          <table:table-cell table:formula="of:=SIN([.$O153])*([.AF$3]-[.B$12]/2)+COS([.$O153])*([.AG$3]-[.B$13]/2)" office:value-type="float" office:value="-720.058941440082" calcext:value-type="float">
            <text:p>-720.058941440082</text:p>
          </table:table-cell>
          <table:table-cell table:formula="of:=MIN([.X153];[.Z153];[.AB153];[.AD153])" office:value-type="float" office:value="-672.998211204367" calcext:value-type="float">
            <text:p>-672.998211204367</text:p>
          </table:table-cell>
          <table:table-cell table:formula="of:=MIN([.Y153];[.AA153];[.AC153];[.AE153])" office:value-type="float" office:value="-572.743532414911" calcext:value-type="float">
            <text:p>-572.743532414911</text:p>
          </table:table-cell>
          <table:table-cell table:formula="of:=[.AF153]-[.$AH153]" office:value-type="float" office:value="636.186245049477" calcext:value-type="float">
            <text:p>636.186245049477</text:p>
          </table:table-cell>
          <table:table-cell table:formula="of:=[.AG153]-[.$AI153]" office:value-type="float" office:value="-147.315409025171" calcext:value-type="float">
            <text:p>-147.315409025171</text:p>
          </table:table-cell>
          <table:table-cell table:formula="of:=[.AF$3]-[.AJ153]" office:value-type="float" office:value="-286.186245049477" calcext:value-type="float">
            <text:p>-286.186245049477</text:p>
          </table:table-cell>
          <table:table-cell table:formula="of:=[.AG$3]-[.AK153]" office:value-type="float" office:value="-102.684590974829" calcext:value-type="float">
            <text:p>-102.68459097482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3044199.jpg</text:p>
          </table:table-cell>
          <table:table-cell table:formula="of:=MID([.C154];5;4)" office:value-type="string" office:string-value="2021" calcext:value-type="string">
            <text:p>2021</text:p>
          </table:table-cell>
          <table:table-cell table:formula="of:=MID([.C154];9;2)" office:value-type="string" office:string-value="07" calcext:value-type="string">
            <text:p>07</text:p>
          </table:table-cell>
          <table:table-cell table:formula="of:=MID([.C154];11;2)" office:value-type="string" office:string-value="05" calcext:value-type="string">
            <text:p>05</text:p>
          </table:table-cell>
          <table:table-cell table:formula="of:=MID([.C154];14;2)" office:value-type="string" office:string-value="03" calcext:value-type="string">
            <text:p>03</text:p>
          </table:table-cell>
          <table:table-cell table:formula="of:=MID([.C154];16;2)" office:value-type="string" office:string-value="30" calcext:value-type="string">
            <text:p>30</text:p>
          </table:table-cell>
          <table:table-cell table:formula="of:=MID([.C154];18;2)" office:value-type="string" office:string-value="44" calcext:value-type="string">
            <text:p>44</text:p>
          </table:table-cell>
          <table:table-cell table:formula="of:=DATE([.D154];[.E154];[.F154])+TIME([.G154];[.H154];[.I154])" office:value-type="date" office:date-value="2021-07-05T03:30:44" calcext:value-type="date">
            <text:p>05/07/21 03:30:44</text:p>
          </table:table-cell>
          <table:table-cell table:formula="of:=IF([.C154]&lt;&gt;&quot;&quot;;CONCATENATE(&quot;mogrify -rotate &quot;;ROUND([.N154];3);&quot; -background black &quot;;[.C154]);&quot;&quot;)" office:value-type="string" office:string-value="mogrify -rotate 16.008 -background black IMG_20210705_033044199.jpg" calcext:value-type="string">
            <text:p>mogrify -rotate 16.008 -background black IMG_20210705_033044199.jpg</text:p>
          </table:table-cell>
          <table:table-cell table:formula="of:=IF([.C154]&lt;&gt;&quot;&quot;;CONCATENATE(&quot;mogrify -crop &quot;;ROUND([.B$22]);&quot;x&quot;;ROUND([.B$23]);&quot;+&quot;;ROUND([.B$30]+[.B$33]-[.AL154]);&quot;+&quot;;ROUND([.B$31]+[.B$34]-[.AM154]);&quot; &quot;;[.C154]);&quot;&quot;)" office:value-type="string" office:string-value="mogrify -crop 2538x1941+1873+919 IMG_20210705_033044199.jpg" calcext:value-type="string">
            <text:p>mogrify -crop 2538x1941+1873+919 IMG_20210705_033044199.jpg</text:p>
          </table:table-cell>
          <table:table-cell/>
          <table:table-cell table:formula="of:=IF([.C154]&lt;&gt;&quot;&quot;;([.J154]-[.J$3])*360*[.B$35];0)" office:value-type="float" office:value="16.0083333324292" calcext:value-type="float">
            <text:p>16.0083333324292</text:p>
          </table:table-cell>
          <table:table-cell table:formula="of:=[.N154]/180*PI()" office:value-type="float" office:value="0.279398124407645" calcext:value-type="float">
            <text:p>0.279398124407645</text:p>
          </table:table-cell>
          <table:table-cell table:formula="of:=COS([.$O154])*([.P$3]-[.B$14])-SIN([.$O154])*([.Q$3]-[.B$15])" office:value-type="float" office:value="-405.371849264605" calcext:value-type="float">
            <text:p>-405.371849264605</text:p>
          </table:table-cell>
          <table:table-cell table:formula="of:=SIN([.$O154])*([.P$3]-[.B$14])+COS([.$O154])*([.Q$3]-[.B$15])" office:value-type="float" office:value="143.783392030493" calcext:value-type="float">
            <text:p>143.783392030493</text:p>
          </table:table-cell>
          <table:table-cell table:formula="of:=COS([.$O154])*([.R$3]-[.B$14])-SIN([.$O154])*([.S$3]-[.B$15])" office:value-type="float" office:value="-644.746426516257" calcext:value-type="float">
            <text:p>-644.746426516257</text:p>
          </table:table-cell>
          <table:table-cell table:formula="of:=SIN([.$O154])*([.R$3]-[.B$14])+COS([.$O154])*([.S$3]-[.B$15])" office:value-type="float" office:value="978.123737312676" calcext:value-type="float">
            <text:p>978.123737312676</text:p>
          </table:table-cell>
          <table:table-cell table:formula="of:=COS([.$O154])*([.T$3]-[.B$14])-SIN([.$O154])*([.U$3]-[.B$15])" office:value-type="float" office:value="705.800315650376" calcext:value-type="float">
            <text:p>705.800315650376</text:p>
          </table:table-cell>
          <table:table-cell table:formula="of:=SIN([.$O154])*([.T$3]-[.B$14])+COS([.$O154])*([.U$3]-[.B$15])" office:value-type="float" office:value="462.581792149053" calcext:value-type="float">
            <text:p>462.581792149053</text:p>
          </table:table-cell>
          <table:table-cell table:formula="of:=COS([.$O154])*([.V$3]-[.B$14])-SIN([.$O154])*([.W$3]-[.B$15])" office:value-type="float" office:value="466.425738398724" calcext:value-type="float">
            <text:p>466.425738398724</text:p>
          </table:table-cell>
          <table:table-cell table:formula="of:=SIN([.$O154])*([.V$3]-[.B$14])+COS([.$O154])*([.W$3]-[.B$15])" office:value-type="float" office:value="1296.92213743124" calcext:value-type="float">
            <text:p>1296.92213743124</text:p>
          </table:table-cell>
          <table:table-cell table:formula="of:=COS([.$O154])*([.X$3]-[.B$12]/2)-SIN([.$O154])*([.Y$3]-[.B$13]/2)" office:value-type="float" office:value="-435.898793831665" calcext:value-type="float">
            <text:p>-435.898793831665</text:p>
          </table:table-cell>
          <table:table-cell table:formula="of:=SIN([.$O154])*([.X$3]-[.B$12]/2)+COS([.$O154])*([.Y$3]-[.B$13]/2)" office:value-type="float" office:value="-576.569372700372" calcext:value-type="float">
            <text:p>-576.569372700372</text:p>
          </table:table-cell>
          <table:table-cell table:formula="of:=COS([.$O154])*([.Z$3]-[.B$12]/2)-SIN([.$O154])*([.AA$3]-[.B$13]/2)" office:value-type="float" office:value="-675.273371083317" calcext:value-type="float">
            <text:p>-675.273371083317</text:p>
          </table:table-cell>
          <table:table-cell table:formula="of:=SIN([.$O154])*([.Z$3]-[.B$12]/2)+COS([.$O154])*([.AA$3]-[.B$13]/2)" office:value-type="float" office:value="257.770972581812" calcext:value-type="float">
            <text:p>257.770972581812</text:p>
          </table:table-cell>
          <table:table-cell table:formula="of:=COS([.$O154])*([.AB$3]-[.B$12]/2)-SIN([.$O154])*([.AC$3]-[.B$13]/2)" office:value-type="float" office:value="675.273371083317" calcext:value-type="float">
            <text:p>675.273371083317</text:p>
          </table:table-cell>
          <table:table-cell table:formula="of:=SIN([.$O154])*([.AB$3]-[.B$12]/2)+COS([.$O154])*([.AC$3]-[.B$13]/2)" office:value-type="float" office:value="-257.770972581812" calcext:value-type="float">
            <text:p>-257.770972581812</text:p>
          </table:table-cell>
          <table:table-cell table:formula="of:=COS([.$O154])*([.AD$3]-[.B$12]/2)-SIN([.$O154])*([.AE$3]-[.B$13]/2)" office:value-type="float" office:value="435.898793831665" calcext:value-type="float">
            <text:p>435.898793831665</text:p>
          </table:table-cell>
          <table:table-cell table:formula="of:=SIN([.$O154])*([.AD$3]-[.B$12]/2)+COS([.$O154])*([.AE$3]-[.B$13]/2)" office:value-type="float" office:value="576.569372700372" calcext:value-type="float">
            <text:p>576.569372700372</text:p>
          </table:table-cell>
          <table:table-cell table:formula="of:=COS([.$O154])*([.AF$3]-[.B$12]/2)-SIN([.$O154])*([.AG$3]-[.B$13]/2)" office:value-type="float" office:value="-30.5269445670594" calcext:value-type="float">
            <text:p>-30.5269445670594</text:p>
          </table:table-cell>
          <table:table-cell table:formula="of:=SIN([.$O154])*([.AF$3]-[.B$12]/2)+COS([.$O154])*([.AG$3]-[.B$13]/2)" office:value-type="float" office:value="-720.352764730864" calcext:value-type="float">
            <text:p>-720.352764730864</text:p>
          </table:table-cell>
          <table:table-cell table:formula="of:=MIN([.X154];[.Z154];[.AB154];[.AD154])" office:value-type="float" office:value="-675.273371083317" calcext:value-type="float">
            <text:p>-675.273371083317</text:p>
          </table:table-cell>
          <table:table-cell table:formula="of:=MIN([.Y154];[.AA154];[.AC154];[.AE154])" office:value-type="float" office:value="-576.569372700372" calcext:value-type="float">
            <text:p>-576.569372700372</text:p>
          </table:table-cell>
          <table:table-cell table:formula="of:=[.AF154]-[.$AH154]" office:value-type="float" office:value="644.746426516257" calcext:value-type="float">
            <text:p>644.746426516257</text:p>
          </table:table-cell>
          <table:table-cell table:formula="of:=[.AG154]-[.$AI154]" office:value-type="float" office:value="-143.783392030493" calcext:value-type="float">
            <text:p>-143.783392030493</text:p>
          </table:table-cell>
          <table:table-cell table:formula="of:=[.AF$3]-[.AJ154]" office:value-type="float" office:value="-294.746426516257" calcext:value-type="float">
            <text:p>-294.746426516257</text:p>
          </table:table-cell>
          <table:table-cell table:formula="of:=[.AG$3]-[.AK154]" office:value-type="float" office:value="-106.216607969507" calcext:value-type="float">
            <text:p>-106.21660796950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3244211.jpg</text:p>
          </table:table-cell>
          <table:table-cell table:formula="of:=MID([.C155];5;4)" office:value-type="string" office:string-value="2021" calcext:value-type="string">
            <text:p>2021</text:p>
          </table:table-cell>
          <table:table-cell table:formula="of:=MID([.C155];9;2)" office:value-type="string" office:string-value="07" calcext:value-type="string">
            <text:p>07</text:p>
          </table:table-cell>
          <table:table-cell table:formula="of:=MID([.C155];11;2)" office:value-type="string" office:string-value="05" calcext:value-type="string">
            <text:p>05</text:p>
          </table:table-cell>
          <table:table-cell table:formula="of:=MID([.C155];14;2)" office:value-type="string" office:string-value="03" calcext:value-type="string">
            <text:p>03</text:p>
          </table:table-cell>
          <table:table-cell table:formula="of:=MID([.C155];16;2)" office:value-type="string" office:string-value="32" calcext:value-type="string">
            <text:p>32</text:p>
          </table:table-cell>
          <table:table-cell table:formula="of:=MID([.C155];18;2)" office:value-type="string" office:string-value="44" calcext:value-type="string">
            <text:p>44</text:p>
          </table:table-cell>
          <table:table-cell table:formula="of:=DATE([.D155];[.E155];[.F155])+TIME([.G155];[.H155];[.I155])" office:value-type="date" office:date-value="2021-07-05T03:32:44" calcext:value-type="date">
            <text:p>05/07/21 03:32:44</text:p>
          </table:table-cell>
          <table:table-cell table:formula="of:=IF([.C155]&lt;&gt;&quot;&quot;;CONCATENATE(&quot;mogrify -rotate &quot;;ROUND([.N155];3);&quot; -background black &quot;;[.C155]);&quot;&quot;)" office:value-type="string" office:string-value="mogrify -rotate 16.508 -background black IMG_20210705_033244211.jpg" calcext:value-type="string">
            <text:p>mogrify -rotate 16.508 -background black IMG_20210705_033244211.jpg</text:p>
          </table:table-cell>
          <table:table-cell table:formula="of:=IF([.C155]&lt;&gt;&quot;&quot;;CONCATENATE(&quot;mogrify -crop &quot;;ROUND([.B$22]);&quot;x&quot;;ROUND([.B$23]);&quot;+&quot;;ROUND([.B$30]+[.B$33]-[.AL155]);&quot;+&quot;;ROUND([.B$31]+[.B$34]-[.AM155]);&quot; &quot;;[.C155]);&quot;&quot;)" office:value-type="string" office:string-value="mogrify -crop 2538x1941+1882+922 IMG_20210705_033244211.jpg" calcext:value-type="string">
            <text:p>mogrify -crop 2538x1941+1882+922 IMG_20210705_033244211.jpg</text:p>
          </table:table-cell>
          <table:table-cell/>
          <table:table-cell table:formula="of:=IF([.C155]&lt;&gt;&quot;&quot;;([.J155]-[.J$3])*360*[.B$35];0)" office:value-type="float" office:value="16.508333334059" calcext:value-type="float">
            <text:p>16.508333334059</text:p>
          </table:table-cell>
          <table:table-cell table:formula="of:=[.N155]/180*PI()" office:value-type="float" office:value="0.288124770696062" calcext:value-type="float">
            <text:p>0.288124770696062</text:p>
          </table:table-cell>
          <table:table-cell table:formula="of:=COS([.$O155])*([.P$3]-[.B$14])-SIN([.$O155])*([.Q$3]-[.B$15])" office:value-type="float" office:value="-406.611144825334" calcext:value-type="float">
            <text:p>-406.611144825334</text:p>
          </table:table-cell>
          <table:table-cell table:formula="of:=SIN([.$O155])*([.P$3]-[.B$14])+COS([.$O155])*([.Q$3]-[.B$15])" office:value-type="float" office:value="140.240425355286" calcext:value-type="float">
            <text:p>140.240425355286</text:p>
          </table:table-cell>
          <table:table-cell table:formula="of:=COS([.$O155])*([.R$3]-[.B$14])-SIN([.$O155])*([.S$3]-[.B$15])" office:value-type="float" office:value="-653.257508091073" calcext:value-type="float">
            <text:p>-653.257508091073</text:p>
          </table:table-cell>
          <table:table-cell table:formula="of:=SIN([.$O155])*([.R$3]-[.B$14])+COS([.$O155])*([.S$3]-[.B$15])" office:value-type="float" office:value="972.460090760871" calcext:value-type="float">
            <text:p>972.460090760871</text:p>
          </table:table-cell>
          <table:table-cell table:formula="of:=COS([.$O155])*([.T$3]-[.B$14])-SIN([.$O155])*([.U$3]-[.B$15])" office:value-type="float" office:value="701.736704493626" calcext:value-type="float">
            <text:p>701.736704493626</text:p>
          </table:table-cell>
          <table:table-cell table:formula="of:=SIN([.$O155])*([.T$3]-[.B$14])+COS([.$O155])*([.U$3]-[.B$15])" office:value-type="float" office:value="468.723369981085" calcext:value-type="float">
            <text:p>468.723369981085</text:p>
          </table:table-cell>
          <table:table-cell table:formula="of:=COS([.$O155])*([.V$3]-[.B$14])-SIN([.$O155])*([.W$3]-[.B$15])" office:value-type="float" office:value="455.090341227887" calcext:value-type="float">
            <text:p>455.090341227887</text:p>
          </table:table-cell>
          <table:table-cell table:formula="of:=SIN([.$O155])*([.V$3]-[.B$14])+COS([.$O155])*([.W$3]-[.B$15])" office:value-type="float" office:value="1300.94303538667" calcext:value-type="float">
            <text:p>1300.94303538667</text:p>
          </table:table-cell>
          <table:table-cell table:formula="of:=COS([.$O155])*([.X$3]-[.B$12]/2)-SIN([.$O155])*([.Y$3]-[.B$13]/2)" office:value-type="float" office:value="-430.850743026611" calcext:value-type="float">
            <text:p>-430.850743026611</text:p>
          </table:table-cell>
          <table:table-cell table:formula="of:=SIN([.$O155])*([.X$3]-[.B$12]/2)+COS([.$O155])*([.Y$3]-[.B$13]/2)" office:value-type="float" office:value="-580.351305015693" calcext:value-type="float">
            <text:p>-580.351305015693</text:p>
          </table:table-cell>
          <table:table-cell table:formula="of:=COS([.$O155])*([.Z$3]-[.B$12]/2)-SIN([.$O155])*([.AA$3]-[.B$13]/2)" office:value-type="float" office:value="-677.497106292349" calcext:value-type="float">
            <text:p>-677.497106292349</text:p>
          </table:table-cell>
          <table:table-cell table:formula="of:=SIN([.$O155])*([.Z$3]-[.B$12]/2)+COS([.$O155])*([.AA$3]-[.B$13]/2)" office:value-type="float" office:value="251.868360389893" calcext:value-type="float">
            <text:p>251.868360389893</text:p>
          </table:table-cell>
          <table:table-cell table:formula="of:=COS([.$O155])*([.AB$3]-[.B$12]/2)-SIN([.$O155])*([.AC$3]-[.B$13]/2)" office:value-type="float" office:value="677.497106292349" calcext:value-type="float">
            <text:p>677.497106292349</text:p>
          </table:table-cell>
          <table:table-cell table:formula="of:=SIN([.$O155])*([.AB$3]-[.B$12]/2)+COS([.$O155])*([.AC$3]-[.B$13]/2)" office:value-type="float" office:value="-251.868360389893" calcext:value-type="float">
            <text:p>-251.868360389893</text:p>
          </table:table-cell>
          <table:table-cell table:formula="of:=COS([.$O155])*([.AD$3]-[.B$12]/2)-SIN([.$O155])*([.AE$3]-[.B$13]/2)" office:value-type="float" office:value="430.850743026611" calcext:value-type="float">
            <text:p>430.850743026611</text:p>
          </table:table-cell>
          <table:table-cell table:formula="of:=SIN([.$O155])*([.AD$3]-[.B$12]/2)+COS([.$O155])*([.AE$3]-[.B$13]/2)" office:value-type="float" office:value="580.351305015693" calcext:value-type="float">
            <text:p>580.351305015693</text:p>
          </table:table-cell>
          <table:table-cell table:formula="of:=COS([.$O155])*([.AF$3]-[.B$12]/2)-SIN([.$O155])*([.AG$3]-[.B$13]/2)" office:value-type="float" office:value="-24.2395982012768" calcext:value-type="float">
            <text:p>-24.2395982012768</text:p>
          </table:table-cell>
          <table:table-cell table:formula="of:=SIN([.$O155])*([.AF$3]-[.B$12]/2)+COS([.$O155])*([.AG$3]-[.B$13]/2)" office:value-type="float" office:value="-720.591730370978" calcext:value-type="float">
            <text:p>-720.591730370978</text:p>
          </table:table-cell>
          <table:table-cell table:formula="of:=MIN([.X155];[.Z155];[.AB155];[.AD155])" office:value-type="float" office:value="-677.497106292349" calcext:value-type="float">
            <text:p>-677.497106292349</text:p>
          </table:table-cell>
          <table:table-cell table:formula="of:=MIN([.Y155];[.AA155];[.AC155];[.AE155])" office:value-type="float" office:value="-580.351305015693" calcext:value-type="float">
            <text:p>-580.351305015693</text:p>
          </table:table-cell>
          <table:table-cell table:formula="of:=[.AF155]-[.$AH155]" office:value-type="float" office:value="653.257508091073" calcext:value-type="float">
            <text:p>653.257508091073</text:p>
          </table:table-cell>
          <table:table-cell table:formula="of:=[.AG155]-[.$AI155]" office:value-type="float" office:value="-140.240425355286" calcext:value-type="float">
            <text:p>-140.240425355286</text:p>
          </table:table-cell>
          <table:table-cell table:formula="of:=[.AF$3]-[.AJ155]" office:value-type="float" office:value="-303.257508091073" calcext:value-type="float">
            <text:p>-303.257508091073</text:p>
          </table:table-cell>
          <table:table-cell table:formula="of:=[.AG$3]-[.AK155]" office:value-type="float" office:value="-109.759574644714" calcext:value-type="float">
            <text:p>-109.75957464471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3444223.jpg</text:p>
          </table:table-cell>
          <table:table-cell table:formula="of:=MID([.C156];5;4)" office:value-type="string" office:string-value="2021" calcext:value-type="string">
            <text:p>2021</text:p>
          </table:table-cell>
          <table:table-cell table:formula="of:=MID([.C156];9;2)" office:value-type="string" office:string-value="07" calcext:value-type="string">
            <text:p>07</text:p>
          </table:table-cell>
          <table:table-cell table:formula="of:=MID([.C156];11;2)" office:value-type="string" office:string-value="05" calcext:value-type="string">
            <text:p>05</text:p>
          </table:table-cell>
          <table:table-cell table:formula="of:=MID([.C156];14;2)" office:value-type="string" office:string-value="03" calcext:value-type="string">
            <text:p>03</text:p>
          </table:table-cell>
          <table:table-cell table:formula="of:=MID([.C156];16;2)" office:value-type="string" office:string-value="34" calcext:value-type="string">
            <text:p>34</text:p>
          </table:table-cell>
          <table:table-cell table:formula="of:=MID([.C156];18;2)" office:value-type="string" office:string-value="44" calcext:value-type="string">
            <text:p>44</text:p>
          </table:table-cell>
          <table:table-cell table:formula="of:=DATE([.D156];[.E156];[.F156])+TIME([.G156];[.H156];[.I156])" office:value-type="date" office:date-value="2021-07-05T03:34:44" calcext:value-type="date">
            <text:p>05/07/21 03:34:44</text:p>
          </table:table-cell>
          <table:table-cell table:formula="of:=IF([.C156]&lt;&gt;&quot;&quot;;CONCATENATE(&quot;mogrify -rotate &quot;;ROUND([.N156];3);&quot; -background black &quot;;[.C156]);&quot;&quot;)" office:value-type="string" office:string-value="mogrify -rotate 17.008 -background black IMG_20210705_033444223.jpg" calcext:value-type="string">
            <text:p>mogrify -rotate 17.008 -background black IMG_20210705_033444223.jpg</text:p>
          </table:table-cell>
          <table:table-cell table:formula="of:=IF([.C156]&lt;&gt;&quot;&quot;;CONCATENATE(&quot;mogrify -crop &quot;;ROUND([.B$22]);&quot;x&quot;;ROUND([.B$23]);&quot;+&quot;;ROUND([.B$30]+[.B$33]-[.AL156]);&quot;+&quot;;ROUND([.B$31]+[.B$34]-[.AM156]);&quot; &quot;;[.C156]);&quot;&quot;)" office:value-type="string" office:string-value="mogrify -crop 2538x1941+1890+926 IMG_20210705_033444223.jpg" calcext:value-type="string">
            <text:p>mogrify -crop 2538x1941+1890+926 IMG_20210705_033444223.jpg</text:p>
          </table:table-cell>
          <table:table-cell/>
          <table:table-cell table:formula="of:=IF([.C156]&lt;&gt;&quot;&quot;;([.J156]-[.J$3])*360*[.B$35];0)" office:value-type="float" office:value="17.0083333330695" calcext:value-type="float">
            <text:p>17.0083333330695</text:p>
          </table:table-cell>
          <table:table-cell table:formula="of:=[.N156]/180*PI()" office:value-type="float" office:value="0.296851416938763" calcext:value-type="float">
            <text:p>0.296851416938763</text:p>
          </table:table-cell>
          <table:table-cell table:formula="of:=COS([.$O156])*([.P$3]-[.B$14])-SIN([.$O156])*([.Q$3]-[.B$15])" office:value-type="float" office:value="-407.819475366674" calcext:value-type="float">
            <text:p>-407.819475366674</text:p>
          </table:table-cell>
          <table:table-cell table:formula="of:=SIN([.$O156])*([.P$3]-[.B$14])+COS([.$O156])*([.Q$3]-[.B$15])" office:value-type="float" office:value="136.686778847299" calcext:value-type="float">
            <text:p>136.686778847299</text:p>
          </table:table-cell>
          <table:table-cell table:formula="of:=COS([.$O156])*([.R$3]-[.B$14])-SIN([.$O156])*([.S$3]-[.B$15])" office:value-type="float" office:value="-661.718841532938" calcext:value-type="float">
            <text:p>-661.718841532938</text:p>
          </table:table-cell>
          <table:table-cell table:formula="of:=SIN([.$O156])*([.R$3]-[.B$14])+COS([.$O156])*([.S$3]-[.B$15])" office:value-type="float" office:value="966.722387637892" calcext:value-type="float">
            <text:p>966.722387637892</text:p>
          </table:table-cell>
          <table:table-cell table:formula="of:=COS([.$O156])*([.T$3]-[.B$14])-SIN([.$O156])*([.U$3]-[.B$15])" office:value-type="float" office:value="697.619653391304" calcext:value-type="float">
            <text:p>697.619653391304</text:p>
          </table:table-cell>
          <table:table-cell table:formula="of:=SIN([.$O156])*([.T$3]-[.B$14])+COS([.$O156])*([.U$3]-[.B$15])" office:value-type="float" office:value="474.829252681632" calcext:value-type="float">
            <text:p>474.829252681632</text:p>
          </table:table-cell>
          <table:table-cell table:formula="of:=COS([.$O156])*([.V$3]-[.B$14])-SIN([.$O156])*([.W$3]-[.B$15])" office:value-type="float" office:value="443.72028722504" calcext:value-type="float">
            <text:p>443.72028722504</text:p>
          </table:table-cell>
          <table:table-cell table:formula="of:=SIN([.$O156])*([.V$3]-[.B$14])+COS([.$O156])*([.W$3]-[.B$15])" office:value-type="float" office:value="1304.86486147222" calcext:value-type="float">
            <text:p>1304.86486147222</text:p>
          </table:table-cell>
          <table:table-cell table:formula="of:=COS([.$O156])*([.X$3]-[.B$12]/2)-SIN([.$O156])*([.Y$3]-[.B$13]/2)" office:value-type="float" office:value="-425.769881295857" calcext:value-type="float">
            <text:p>-425.769881295857</text:p>
          </table:table-cell>
          <table:table-cell table:formula="of:=SIN([.$O156])*([.X$3]-[.B$12]/2)+COS([.$O156])*([.Y$3]-[.B$13]/2)" office:value-type="float" office:value="-584.089041312463" calcext:value-type="float">
            <text:p>-584.089041312463</text:p>
          </table:table-cell>
          <table:table-cell table:formula="of:=COS([.$O156])*([.Z$3]-[.B$12]/2)-SIN([.$O156])*([.AA$3]-[.B$13]/2)" office:value-type="float" office:value="-679.669247462121" calcext:value-type="float">
            <text:p>-679.669247462121</text:p>
          </table:table-cell>
          <table:table-cell table:formula="of:=SIN([.$O156])*([.Z$3]-[.B$12]/2)+COS([.$O156])*([.AA$3]-[.B$13]/2)" office:value-type="float" office:value="245.94656747813" calcext:value-type="float">
            <text:p>245.94656747813</text:p>
          </table:table-cell>
          <table:table-cell table:formula="of:=COS([.$O156])*([.AB$3]-[.B$12]/2)-SIN([.$O156])*([.AC$3]-[.B$13]/2)" office:value-type="float" office:value="679.669247462121" calcext:value-type="float">
            <text:p>679.669247462121</text:p>
          </table:table-cell>
          <table:table-cell table:formula="of:=SIN([.$O156])*([.AB$3]-[.B$12]/2)+COS([.$O156])*([.AC$3]-[.B$13]/2)" office:value-type="float" office:value="-245.94656747813" calcext:value-type="float">
            <text:p>-245.94656747813</text:p>
          </table:table-cell>
          <table:table-cell table:formula="of:=COS([.$O156])*([.AD$3]-[.B$12]/2)-SIN([.$O156])*([.AE$3]-[.B$13]/2)" office:value-type="float" office:value="425.769881295857" calcext:value-type="float">
            <text:p>425.769881295857</text:p>
          </table:table-cell>
          <table:table-cell table:formula="of:=SIN([.$O156])*([.AD$3]-[.B$12]/2)+COS([.$O156])*([.AE$3]-[.B$13]/2)" office:value-type="float" office:value="584.089041312463" calcext:value-type="float">
            <text:p>584.089041312463</text:p>
          </table:table-cell>
          <table:table-cell table:formula="of:=COS([.$O156])*([.AF$3]-[.B$12]/2)-SIN([.$O156])*([.AG$3]-[.B$13]/2)" office:value-type="float" office:value="-17.9504059291827" calcext:value-type="float">
            <text:p>-17.9504059291827</text:p>
          </table:table-cell>
          <table:table-cell table:formula="of:=SIN([.$O156])*([.AF$3]-[.B$12]/2)+COS([.$O156])*([.AG$3]-[.B$13]/2)" office:value-type="float" office:value="-720.775820159762" calcext:value-type="float">
            <text:p>-720.775820159762</text:p>
          </table:table-cell>
          <table:table-cell table:formula="of:=MIN([.X156];[.Z156];[.AB156];[.AD156])" office:value-type="float" office:value="-679.669247462121" calcext:value-type="float">
            <text:p>-679.669247462121</text:p>
          </table:table-cell>
          <table:table-cell table:formula="of:=MIN([.Y156];[.AA156];[.AC156];[.AE156])" office:value-type="float" office:value="-584.089041312463" calcext:value-type="float">
            <text:p>-584.089041312463</text:p>
          </table:table-cell>
          <table:table-cell table:formula="of:=[.AF156]-[.$AH156]" office:value-type="float" office:value="661.718841532938" calcext:value-type="float">
            <text:p>661.718841532938</text:p>
          </table:table-cell>
          <table:table-cell table:formula="of:=[.AG156]-[.$AI156]" office:value-type="float" office:value="-136.686778847299" calcext:value-type="float">
            <text:p>-136.686778847299</text:p>
          </table:table-cell>
          <table:table-cell table:formula="of:=[.AF$3]-[.AJ156]" office:value-type="float" office:value="-311.718841532938" calcext:value-type="float">
            <text:p>-311.718841532938</text:p>
          </table:table-cell>
          <table:table-cell table:formula="of:=[.AG$3]-[.AK156]" office:value-type="float" office:value="-113.313221152701" calcext:value-type="float">
            <text:p>-113.31322115270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3644299.jpg</text:p>
          </table:table-cell>
          <table:table-cell table:formula="of:=MID([.C157];5;4)" office:value-type="string" office:string-value="2021" calcext:value-type="string">
            <text:p>2021</text:p>
          </table:table-cell>
          <table:table-cell table:formula="of:=MID([.C157];9;2)" office:value-type="string" office:string-value="07" calcext:value-type="string">
            <text:p>07</text:p>
          </table:table-cell>
          <table:table-cell table:formula="of:=MID([.C157];11;2)" office:value-type="string" office:string-value="05" calcext:value-type="string">
            <text:p>05</text:p>
          </table:table-cell>
          <table:table-cell table:formula="of:=MID([.C157];14;2)" office:value-type="string" office:string-value="03" calcext:value-type="string">
            <text:p>03</text:p>
          </table:table-cell>
          <table:table-cell table:formula="of:=MID([.C157];16;2)" office:value-type="string" office:string-value="36" calcext:value-type="string">
            <text:p>36</text:p>
          </table:table-cell>
          <table:table-cell table:formula="of:=MID([.C157];18;2)" office:value-type="string" office:string-value="44" calcext:value-type="string">
            <text:p>44</text:p>
          </table:table-cell>
          <table:table-cell table:formula="of:=DATE([.D157];[.E157];[.F157])+TIME([.G157];[.H157];[.I157])" office:value-type="date" office:date-value="2021-07-05T03:36:44" calcext:value-type="date">
            <text:p>05/07/21 03:36:44</text:p>
          </table:table-cell>
          <table:table-cell table:formula="of:=IF([.C157]&lt;&gt;&quot;&quot;;CONCATENATE(&quot;mogrify -rotate &quot;;ROUND([.N157];3);&quot; -background black &quot;;[.C157]);&quot;&quot;)" office:value-type="string" office:string-value="mogrify -rotate 17.508 -background black IMG_20210705_033644299.jpg" calcext:value-type="string">
            <text:p>mogrify -rotate 17.508 -background black IMG_20210705_033644299.jpg</text:p>
          </table:table-cell>
          <table:table-cell table:formula="of:=IF([.C157]&lt;&gt;&quot;&quot;;CONCATENATE(&quot;mogrify -crop &quot;;ROUND([.B$22]);&quot;x&quot;;ROUND([.B$23]);&quot;+&quot;;ROUND([.B$30]+[.B$33]-[.AL157]);&quot;+&quot;;ROUND([.B$31]+[.B$34]-[.AM157]);&quot; &quot;;[.C157]);&quot;&quot;)" office:value-type="string" office:string-value="mogrify -crop 2538x1941+1898+929 IMG_20210705_033644299.jpg" calcext:value-type="string">
            <text:p>mogrify -crop 2538x1941+1898+929 IMG_20210705_033644299.jpg</text:p>
          </table:table-cell>
          <table:table-cell/>
          <table:table-cell table:formula="of:=IF([.C157]&lt;&gt;&quot;&quot;;([.J157]-[.J$3])*360*[.B$35];0)" office:value-type="float" office:value="17.5083333320799" calcext:value-type="float">
            <text:p>17.5083333320799</text:p>
          </table:table-cell>
          <table:table-cell table:formula="of:=[.N157]/180*PI()" office:value-type="float" office:value="0.305578063181464" calcext:value-type="float">
            <text:p>0.305578063181464</text:p>
          </table:table-cell>
          <table:table-cell table:formula="of:=COS([.$O157])*([.P$3]-[.B$14])-SIN([.$O157])*([.Q$3]-[.B$15])" office:value-type="float" office:value="-408.996748876151" calcext:value-type="float">
            <text:p>-408.996748876151</text:p>
          </table:table-cell>
          <table:table-cell table:formula="of:=SIN([.$O157])*([.P$3]-[.B$14])+COS([.$O157])*([.Q$3]-[.B$15])" office:value-type="float" office:value="133.122723111941" calcext:value-type="float">
            <text:p>133.122723111941</text:p>
          </table:table-cell>
          <table:table-cell table:formula="of:=COS([.$O157])*([.R$3]-[.B$14])-SIN([.$O157])*([.S$3]-[.B$15])" office:value-type="float" office:value="-670.129782523272" calcext:value-type="float">
            <text:p>-670.129782523272</text:p>
          </table:table-cell>
          <table:table-cell table:formula="of:=SIN([.$O157])*([.R$3]-[.B$14])+COS([.$O157])*([.S$3]-[.B$15])" office:value-type="float" office:value="960.911064862567" calcext:value-type="float">
            <text:p>960.911064862567</text:p>
          </table:table-cell>
          <table:table-cell table:formula="of:=COS([.$O157])*([.T$3]-[.B$14])-SIN([.$O157])*([.U$3]-[.B$15])" office:value-type="float" office:value="693.449475851641" calcext:value-type="float">
            <text:p>693.449475851641</text:p>
          </table:table-cell>
          <table:table-cell table:formula="of:=SIN([.$O157])*([.T$3]-[.B$14])+COS([.$O157])*([.U$3]-[.B$15])" office:value-type="float" office:value="480.898975296355" calcext:value-type="float">
            <text:p>480.898975296355</text:p>
          </table:table-cell>
          <table:table-cell table:formula="of:=COS([.$O157])*([.V$3]-[.B$14])-SIN([.$O157])*([.W$3]-[.B$15])" office:value-type="float" office:value="432.316442204521" calcext:value-type="float">
            <text:p>432.316442204521</text:p>
          </table:table-cell>
          <table:table-cell table:formula="of:=SIN([.$O157])*([.V$3]-[.B$14])+COS([.$O157])*([.W$3]-[.B$15])" office:value-type="float" office:value="1308.68731704698" calcext:value-type="float">
            <text:p>1308.68731704698</text:p>
          </table:table-cell>
          <table:table-cell table:formula="of:=COS([.$O157])*([.X$3]-[.B$12]/2)-SIN([.$O157])*([.Y$3]-[.B$13]/2)" office:value-type="float" office:value="-420.656595540336" calcext:value-type="float">
            <text:p>-420.656595540336</text:p>
          </table:table-cell>
          <table:table-cell table:formula="of:=SIN([.$O157])*([.X$3]-[.B$12]/2)+COS([.$O157])*([.Y$3]-[.B$13]/2)" office:value-type="float" office:value="-587.78229696752" calcext:value-type="float">
            <text:p>-587.78229696752</text:p>
          </table:table-cell>
          <table:table-cell table:formula="of:=COS([.$O157])*([.Z$3]-[.B$12]/2)-SIN([.$O157])*([.AA$3]-[.B$13]/2)" office:value-type="float" office:value="-681.789629187457" calcext:value-type="float">
            <text:p>-681.789629187457</text:p>
          </table:table-cell>
          <table:table-cell table:formula="of:=SIN([.$O157])*([.Z$3]-[.B$12]/2)+COS([.$O157])*([.AA$3]-[.B$13]/2)" office:value-type="float" office:value="240.006044783106" calcext:value-type="float">
            <text:p>240.006044783106</text:p>
          </table:table-cell>
          <table:table-cell table:formula="of:=COS([.$O157])*([.AB$3]-[.B$12]/2)-SIN([.$O157])*([.AC$3]-[.B$13]/2)" office:value-type="float" office:value="681.789629187457" calcext:value-type="float">
            <text:p>681.789629187457</text:p>
          </table:table-cell>
          <table:table-cell table:formula="of:=SIN([.$O157])*([.AB$3]-[.B$12]/2)+COS([.$O157])*([.AC$3]-[.B$13]/2)" office:value-type="float" office:value="-240.006044783106" calcext:value-type="float">
            <text:p>-240.006044783106</text:p>
          </table:table-cell>
          <table:table-cell table:formula="of:=COS([.$O157])*([.AD$3]-[.B$12]/2)-SIN([.$O157])*([.AE$3]-[.B$13]/2)" office:value-type="float" office:value="420.656595540336" calcext:value-type="float">
            <text:p>420.656595540336</text:p>
          </table:table-cell>
          <table:table-cell table:formula="of:=SIN([.$O157])*([.AD$3]-[.B$12]/2)+COS([.$O157])*([.AE$3]-[.B$13]/2)" office:value-type="float" office:value="587.78229696752" calcext:value-type="float">
            <text:p>587.78229696752</text:p>
          </table:table-cell>
          <table:table-cell table:formula="of:=COS([.$O157])*([.AF$3]-[.B$12]/2)-SIN([.$O157])*([.AG$3]-[.B$13]/2)" office:value-type="float" office:value="-11.6598466641847" calcext:value-type="float">
            <text:p>-11.6598466641847</text:p>
          </table:table-cell>
          <table:table-cell table:formula="of:=SIN([.$O157])*([.AF$3]-[.B$12]/2)+COS([.$O157])*([.AG$3]-[.B$13]/2)" office:value-type="float" office:value="-720.905020079461" calcext:value-type="float">
            <text:p>-720.905020079461</text:p>
          </table:table-cell>
          <table:table-cell table:formula="of:=MIN([.X157];[.Z157];[.AB157];[.AD157])" office:value-type="float" office:value="-681.789629187457" calcext:value-type="float">
            <text:p>-681.789629187457</text:p>
          </table:table-cell>
          <table:table-cell table:formula="of:=MIN([.Y157];[.AA157];[.AC157];[.AE157])" office:value-type="float" office:value="-587.78229696752" calcext:value-type="float">
            <text:p>-587.78229696752</text:p>
          </table:table-cell>
          <table:table-cell table:formula="of:=[.AF157]-[.$AH157]" office:value-type="float" office:value="670.129782523272" calcext:value-type="float">
            <text:p>670.129782523272</text:p>
          </table:table-cell>
          <table:table-cell table:formula="of:=[.AG157]-[.$AI157]" office:value-type="float" office:value="-133.122723111941" calcext:value-type="float">
            <text:p>-133.122723111941</text:p>
          </table:table-cell>
          <table:table-cell table:formula="of:=[.AF$3]-[.AJ157]" office:value-type="float" office:value="-320.129782523272" calcext:value-type="float">
            <text:p>-320.129782523272</text:p>
          </table:table-cell>
          <table:table-cell table:formula="of:=[.AG$3]-[.AK157]" office:value-type="float" office:value="-116.877276888059" calcext:value-type="float">
            <text:p>-116.87727688805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3844332.jpg</text:p>
          </table:table-cell>
          <table:table-cell table:formula="of:=MID([.C158];5;4)" office:value-type="string" office:string-value="2021" calcext:value-type="string">
            <text:p>2021</text:p>
          </table:table-cell>
          <table:table-cell table:formula="of:=MID([.C158];9;2)" office:value-type="string" office:string-value="07" calcext:value-type="string">
            <text:p>07</text:p>
          </table:table-cell>
          <table:table-cell table:formula="of:=MID([.C158];11;2)" office:value-type="string" office:string-value="05" calcext:value-type="string">
            <text:p>05</text:p>
          </table:table-cell>
          <table:table-cell table:formula="of:=MID([.C158];14;2)" office:value-type="string" office:string-value="03" calcext:value-type="string">
            <text:p>03</text:p>
          </table:table-cell>
          <table:table-cell table:formula="of:=MID([.C158];16;2)" office:value-type="string" office:string-value="38" calcext:value-type="string">
            <text:p>38</text:p>
          </table:table-cell>
          <table:table-cell table:formula="of:=MID([.C158];18;2)" office:value-type="string" office:string-value="44" calcext:value-type="string">
            <text:p>44</text:p>
          </table:table-cell>
          <table:table-cell table:formula="of:=DATE([.D158];[.E158];[.F158])+TIME([.G158];[.H158];[.I158])" office:value-type="date" office:date-value="2021-07-05T03:38:44" calcext:value-type="date">
            <text:p>05/07/21 03:38:44</text:p>
          </table:table-cell>
          <table:table-cell table:formula="of:=IF([.C158]&lt;&gt;&quot;&quot;;CONCATENATE(&quot;mogrify -rotate &quot;;ROUND([.N158];3);&quot; -background black &quot;;[.C158]);&quot;&quot;)" office:value-type="string" office:string-value="mogrify -rotate 18.008 -background black IMG_20210705_033844332.jpg" calcext:value-type="string">
            <text:p>mogrify -rotate 18.008 -background black IMG_20210705_033844332.jpg</text:p>
          </table:table-cell>
          <table:table-cell table:formula="of:=IF([.C158]&lt;&gt;&quot;&quot;;CONCATENATE(&quot;mogrify -crop &quot;;ROUND([.B$22]);&quot;x&quot;;ROUND([.B$23]);&quot;+&quot;;ROUND([.B$30]+[.B$33]-[.AL158]);&quot;+&quot;;ROUND([.B$31]+[.B$34]-[.AM158]);&quot; &quot;;[.C158]);&quot;&quot;)" office:value-type="string" office:string-value="mogrify -crop 2538x1941+1907+933 IMG_20210705_033844332.jpg" calcext:value-type="string">
            <text:p>mogrify -crop 2538x1941+1907+933 IMG_20210705_033844332.jpg</text:p>
          </table:table-cell>
          <table:table-cell/>
          <table:table-cell table:formula="of:=IF([.C158]&lt;&gt;&quot;&quot;;([.J158]-[.J$3])*360*[.B$35];0)" office:value-type="float" office:value="18.0083333337097" calcext:value-type="float">
            <text:p>18.0083333337097</text:p>
          </table:table-cell>
          <table:table-cell table:formula="of:=[.N158]/180*PI()" office:value-type="float" office:value="0.314304709469882" calcext:value-type="float">
            <text:p>0.314304709469882</text:p>
          </table:table-cell>
          <table:table-cell table:formula="of:=COS([.$O158])*([.P$3]-[.B$14])-SIN([.$O158])*([.Q$3]-[.B$15])" office:value-type="float" office:value="-410.142875705752" calcext:value-type="float">
            <text:p>-410.142875705752</text:p>
          </table:table-cell>
          <table:table-cell table:formula="of:=SIN([.$O158])*([.P$3]-[.B$14])+COS([.$O158])*([.Q$3]-[.B$15])" office:value-type="float" office:value="129.548529547101" calcext:value-type="float">
            <text:p>129.548529547101</text:p>
          </table:table-cell>
          <table:table-cell table:formula="of:=COS([.$O158])*([.R$3]-[.B$14])-SIN([.$O158])*([.S$3]-[.B$15])" office:value-type="float" office:value="-678.489690580016" calcext:value-type="float">
            <text:p>-678.489690580016</text:p>
          </table:table-cell>
          <table:table-cell table:formula="of:=SIN([.$O158])*([.R$3]-[.B$14])+COS([.$O158])*([.S$3]-[.B$15])" office:value-type="float" office:value="955.026564958606" calcext:value-type="float">
            <text:p>955.026564958606</text:p>
          </table:table-cell>
          <table:table-cell table:formula="of:=COS([.$O158])*([.T$3]-[.B$14])-SIN([.$O158])*([.U$3]-[.B$15])" office:value-type="float" office:value="689.226489427542" calcext:value-type="float">
            <text:p>689.226489427542</text:p>
          </table:table-cell>
          <table:table-cell table:formula="of:=SIN([.$O158])*([.T$3]-[.B$14])+COS([.$O158])*([.U$3]-[.B$15])" office:value-type="float" office:value="486.932075623886" calcext:value-type="float">
            <text:p>486.932075623886</text:p>
          </table:table-cell>
          <table:table-cell table:formula="of:=COS([.$O158])*([.V$3]-[.B$14])-SIN([.$O158])*([.W$3]-[.B$15])" office:value-type="float" office:value="420.879674553279" calcext:value-type="float">
            <text:p>420.879674553279</text:p>
          </table:table-cell>
          <table:table-cell table:formula="of:=SIN([.$O158])*([.V$3]-[.B$14])+COS([.$O158])*([.W$3]-[.B$15])" office:value-type="float" office:value="1312.41011103539" calcext:value-type="float">
            <text:p>1312.41011103539</text:p>
          </table:table-cell>
          <table:table-cell table:formula="of:=COS([.$O158])*([.X$3]-[.B$12]/2)-SIN([.$O158])*([.Y$3]-[.B$13]/2)" office:value-type="float" office:value="-415.511275129515" calcext:value-type="float">
            <text:p>-415.511275129515</text:p>
          </table:table-cell>
          <table:table-cell table:formula="of:=SIN([.$O158])*([.X$3]-[.B$12]/2)+COS([.$O158])*([.Y$3]-[.B$13]/2)" office:value-type="float" office:value="-591.430790744145" calcext:value-type="float">
            <text:p>-591.430790744145</text:p>
          </table:table-cell>
          <table:table-cell table:formula="of:=COS([.$O158])*([.Z$3]-[.B$12]/2)-SIN([.$O158])*([.AA$3]-[.B$13]/2)" office:value-type="float" office:value="-683.858090003779" calcext:value-type="float">
            <text:p>-683.858090003779</text:p>
          </table:table-cell>
          <table:table-cell table:formula="of:=SIN([.$O158])*([.Z$3]-[.B$12]/2)+COS([.$O158])*([.AA$3]-[.B$13]/2)" office:value-type="float" office:value="234.04724466736" calcext:value-type="float">
            <text:p>234.04724466736</text:p>
          </table:table-cell>
          <table:table-cell table:formula="of:=COS([.$O158])*([.AB$3]-[.B$12]/2)-SIN([.$O158])*([.AC$3]-[.B$13]/2)" office:value-type="float" office:value="683.858090003779" calcext:value-type="float">
            <text:p>683.858090003779</text:p>
          </table:table-cell>
          <table:table-cell table:formula="of:=SIN([.$O158])*([.AB$3]-[.B$12]/2)+COS([.$O158])*([.AC$3]-[.B$13]/2)" office:value-type="float" office:value="-234.04724466736" calcext:value-type="float">
            <text:p>-234.04724466736</text:p>
          </table:table-cell>
          <table:table-cell table:formula="of:=COS([.$O158])*([.AD$3]-[.B$12]/2)-SIN([.$O158])*([.AE$3]-[.B$13]/2)" office:value-type="float" office:value="415.511275129515" calcext:value-type="float">
            <text:p>415.511275129515</text:p>
          </table:table-cell>
          <table:table-cell table:formula="of:=SIN([.$O158])*([.AD$3]-[.B$12]/2)+COS([.$O158])*([.AE$3]-[.B$13]/2)" office:value-type="float" office:value="591.430790744145" calcext:value-type="float">
            <text:p>591.430790744145</text:p>
          </table:table-cell>
          <table:table-cell table:formula="of:=COS([.$O158])*([.AF$3]-[.B$12]/2)-SIN([.$O158])*([.AG$3]-[.B$13]/2)" office:value-type="float" office:value="-5.36839942376344" calcext:value-type="float">
            <text:p>-5.36839942376344</text:p>
          </table:table-cell>
          <table:table-cell table:formula="of:=SIN([.$O158])*([.AF$3]-[.B$12]/2)+COS([.$O158])*([.AG$3]-[.B$13]/2)" office:value-type="float" office:value="-720.979320291246" calcext:value-type="float">
            <text:p>-720.979320291246</text:p>
          </table:table-cell>
          <table:table-cell table:formula="of:=MIN([.X158];[.Z158];[.AB158];[.AD158])" office:value-type="float" office:value="-683.858090003779" calcext:value-type="float">
            <text:p>-683.858090003779</text:p>
          </table:table-cell>
          <table:table-cell table:formula="of:=MIN([.Y158];[.AA158];[.AC158];[.AE158])" office:value-type="float" office:value="-591.430790744145" calcext:value-type="float">
            <text:p>-591.430790744145</text:p>
          </table:table-cell>
          <table:table-cell table:formula="of:=[.AF158]-[.$AH158]" office:value-type="float" office:value="678.489690580016" calcext:value-type="float">
            <text:p>678.489690580016</text:p>
          </table:table-cell>
          <table:table-cell table:formula="of:=[.AG158]-[.$AI158]" office:value-type="float" office:value="-129.548529547101" calcext:value-type="float">
            <text:p>-129.548529547101</text:p>
          </table:table-cell>
          <table:table-cell table:formula="of:=[.AF$3]-[.AJ158]" office:value-type="float" office:value="-328.489690580016" calcext:value-type="float">
            <text:p>-328.489690580016</text:p>
          </table:table-cell>
          <table:table-cell table:formula="of:=[.AG$3]-[.AK158]" office:value-type="float" office:value="-120.451470452899" calcext:value-type="float">
            <text:p>-120.45147045289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4044355.jpg</text:p>
          </table:table-cell>
          <table:table-cell table:formula="of:=MID([.C159];5;4)" office:value-type="string" office:string-value="2021" calcext:value-type="string">
            <text:p>2021</text:p>
          </table:table-cell>
          <table:table-cell table:formula="of:=MID([.C159];9;2)" office:value-type="string" office:string-value="07" calcext:value-type="string">
            <text:p>07</text:p>
          </table:table-cell>
          <table:table-cell table:formula="of:=MID([.C159];11;2)" office:value-type="string" office:string-value="05" calcext:value-type="string">
            <text:p>05</text:p>
          </table:table-cell>
          <table:table-cell table:formula="of:=MID([.C159];14;2)" office:value-type="string" office:string-value="03" calcext:value-type="string">
            <text:p>03</text:p>
          </table:table-cell>
          <table:table-cell table:formula="of:=MID([.C159];16;2)" office:value-type="string" office:string-value="40" calcext:value-type="string">
            <text:p>40</text:p>
          </table:table-cell>
          <table:table-cell table:formula="of:=MID([.C159];18;2)" office:value-type="string" office:string-value="44" calcext:value-type="string">
            <text:p>44</text:p>
          </table:table-cell>
          <table:table-cell table:formula="of:=DATE([.D159];[.E159];[.F159])+TIME([.G159];[.H159];[.I159])" office:value-type="date" office:date-value="2021-07-05T03:40:44" calcext:value-type="date">
            <text:p>05/07/21 03:40:44</text:p>
          </table:table-cell>
          <table:table-cell table:formula="of:=IF([.C159]&lt;&gt;&quot;&quot;;CONCATENATE(&quot;mogrify -rotate &quot;;ROUND([.N159];3);&quot; -background black &quot;;[.C159]);&quot;&quot;)" office:value-type="string" office:string-value="mogrify -rotate 18.508 -background black IMG_20210705_034044355.jpg" calcext:value-type="string">
            <text:p>mogrify -rotate 18.508 -background black IMG_20210705_034044355.jpg</text:p>
          </table:table-cell>
          <table:table-cell table:formula="of:=IF([.C159]&lt;&gt;&quot;&quot;;CONCATENATE(&quot;mogrify -crop &quot;;ROUND([.B$22]);&quot;x&quot;;ROUND([.B$23]);&quot;+&quot;;ROUND([.B$30]+[.B$33]-[.AL159]);&quot;+&quot;;ROUND([.B$31]+[.B$34]-[.AM159]);&quot; &quot;;[.C159]);&quot;&quot;)" office:value-type="string" office:string-value="mogrify -crop 2538x1941+1915+936 IMG_20210705_034044355.jpg" calcext:value-type="string">
            <text:p>mogrify -crop 2538x1941+1915+936 IMG_20210705_034044355.jpg</text:p>
          </table:table-cell>
          <table:table-cell/>
          <table:table-cell table:formula="of:=IF([.C159]&lt;&gt;&quot;&quot;;([.J159]-[.J$3])*360*[.B$35];0)" office:value-type="float" office:value="18.5083333327202" calcext:value-type="float">
            <text:p>18.5083333327202</text:p>
          </table:table-cell>
          <table:table-cell table:formula="of:=[.N159]/180*PI()" office:value-type="float" office:value="0.323031355712583" calcext:value-type="float">
            <text:p>0.323031355712583</text:p>
          </table:table-cell>
          <table:table-cell table:formula="of:=COS([.$O159])*([.P$3]-[.B$14])-SIN([.$O159])*([.Q$3]-[.B$15])" office:value-type="float" office:value="-411.257768561473" calcext:value-type="float">
            <text:p>-411.257768561473</text:p>
          </table:table-cell>
          <table:table-cell table:formula="of:=SIN([.$O159])*([.P$3]-[.B$14])+COS([.$O159])*([.Q$3]-[.B$15])" office:value-type="float" office:value="125.964470378906" calcext:value-type="float">
            <text:p>125.964470378906</text:p>
          </table:table-cell>
          <table:table-cell table:formula="of:=COS([.$O159])*([.R$3]-[.B$14])-SIN([.$O159])*([.S$3]-[.B$15])" office:value-type="float" office:value="-686.797928976217" calcext:value-type="float">
            <text:p>-686.797928976217</text:p>
          </table:table-cell>
          <table:table-cell table:formula="of:=SIN([.$O159])*([.R$3]-[.B$14])+COS([.$O159])*([.S$3]-[.B$15])" office:value-type="float" office:value="949.069336115111" calcext:value-type="float">
            <text:p>949.069336115111</text:p>
          </table:table-cell>
          <table:table-cell table:formula="of:=COS([.$O159])*([.T$3]-[.B$14])-SIN([.$O159])*([.U$3]-[.B$15])" office:value-type="float" office:value="684.951015760018" calcext:value-type="float">
            <text:p>684.951015760018</text:p>
          </table:table-cell>
          <table:table-cell table:formula="of:=SIN([.$O159])*([.T$3]-[.B$14])+COS([.$O159])*([.U$3]-[.B$15])" office:value-type="float" office:value="492.928094157069" calcext:value-type="float">
            <text:p>492.928094157069</text:p>
          </table:table-cell>
          <table:table-cell table:formula="of:=COS([.$O159])*([.V$3]-[.B$14])-SIN([.$O159])*([.W$3]-[.B$15])" office:value-type="float" office:value="409.410855345273" calcext:value-type="float">
            <text:p>409.410855345273</text:p>
          </table:table-cell>
          <table:table-cell table:formula="of:=SIN([.$O159])*([.V$3]-[.B$14])+COS([.$O159])*([.W$3]-[.B$15])" office:value-type="float" office:value="1316.03295989327" calcext:value-type="float">
            <text:p>1316.03295989327</text:p>
          </table:table-cell>
          <table:table-cell table:formula="of:=COS([.$O159])*([.X$3]-[.B$12]/2)-SIN([.$O159])*([.Y$3]-[.B$13]/2)" office:value-type="float" office:value="-410.334311953372" calcext:value-type="float">
            <text:p>-410.334311953372</text:p>
          </table:table-cell>
          <table:table-cell table:formula="of:=SIN([.$O159])*([.X$3]-[.B$12]/2)+COS([.$O159])*([.Y$3]-[.B$13]/2)" office:value-type="float" office:value="-595.034244757184" calcext:value-type="float">
            <text:p>-595.034244757184</text:p>
          </table:table-cell>
          <table:table-cell table:formula="of:=COS([.$O159])*([.Z$3]-[.B$12]/2)-SIN([.$O159])*([.AA$3]-[.B$13]/2)" office:value-type="float" office:value="-685.874472368118" calcext:value-type="float">
            <text:p>-685.874472368118</text:p>
          </table:table-cell>
          <table:table-cell table:formula="of:=SIN([.$O159])*([.Z$3]-[.B$12]/2)+COS([.$O159])*([.AA$3]-[.B$13]/2)" office:value-type="float" office:value="228.070620979021" calcext:value-type="float">
            <text:p>228.070620979021</text:p>
          </table:table-cell>
          <table:table-cell table:formula="of:=COS([.$O159])*([.AB$3]-[.B$12]/2)-SIN([.$O159])*([.AC$3]-[.B$13]/2)" office:value-type="float" office:value="685.874472368118" calcext:value-type="float">
            <text:p>685.874472368118</text:p>
          </table:table-cell>
          <table:table-cell table:formula="of:=SIN([.$O159])*([.AB$3]-[.B$12]/2)+COS([.$O159])*([.AC$3]-[.B$13]/2)" office:value-type="float" office:value="-228.070620979021" calcext:value-type="float">
            <text:p>-228.070620979021</text:p>
          </table:table-cell>
          <table:table-cell table:formula="of:=COS([.$O159])*([.AD$3]-[.B$12]/2)-SIN([.$O159])*([.AE$3]-[.B$13]/2)" office:value-type="float" office:value="410.334311953372" calcext:value-type="float">
            <text:p>410.334311953372</text:p>
          </table:table-cell>
          <table:table-cell table:formula="of:=SIN([.$O159])*([.AD$3]-[.B$12]/2)+COS([.$O159])*([.AE$3]-[.B$13]/2)" office:value-type="float" office:value="595.034244757184" calcext:value-type="float">
            <text:p>595.034244757184</text:p>
          </table:table-cell>
          <table:table-cell table:formula="of:=COS([.$O159])*([.AF$3]-[.B$12]/2)-SIN([.$O159])*([.AG$3]-[.B$13]/2)" office:value-type="float" office:value="0.923456608099968" calcext:value-type="float">
            <text:p>0.923456608099968</text:p>
          </table:table-cell>
          <table:table-cell table:formula="of:=SIN([.$O159])*([.AF$3]-[.B$12]/2)+COS([.$O159])*([.AG$3]-[.B$13]/2)" office:value-type="float" office:value="-720.99871513609" calcext:value-type="float">
            <text:p>-720.99871513609</text:p>
          </table:table-cell>
          <table:table-cell table:formula="of:=MIN([.X159];[.Z159];[.AB159];[.AD159])" office:value-type="float" office:value="-685.874472368118" calcext:value-type="float">
            <text:p>-685.874472368118</text:p>
          </table:table-cell>
          <table:table-cell table:formula="of:=MIN([.Y159];[.AA159];[.AC159];[.AE159])" office:value-type="float" office:value="-595.034244757184" calcext:value-type="float">
            <text:p>-595.034244757184</text:p>
          </table:table-cell>
          <table:table-cell table:formula="of:=[.AF159]-[.$AH159]" office:value-type="float" office:value="686.797928976217" calcext:value-type="float">
            <text:p>686.797928976217</text:p>
          </table:table-cell>
          <table:table-cell table:formula="of:=[.AG159]-[.$AI159]" office:value-type="float" office:value="-125.964470378906" calcext:value-type="float">
            <text:p>-125.964470378906</text:p>
          </table:table-cell>
          <table:table-cell table:formula="of:=[.AF$3]-[.AJ159]" office:value-type="float" office:value="-336.797928976217" calcext:value-type="float">
            <text:p>-336.797928976217</text:p>
          </table:table-cell>
          <table:table-cell table:formula="of:=[.AG$3]-[.AK159]" office:value-type="float" office:value="-124.035529621094" calcext:value-type="float">
            <text:p>-124.03552962109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4244438.jpg</text:p>
          </table:table-cell>
          <table:table-cell table:formula="of:=MID([.C160];5;4)" office:value-type="string" office:string-value="2021" calcext:value-type="string">
            <text:p>2021</text:p>
          </table:table-cell>
          <table:table-cell table:formula="of:=MID([.C160];9;2)" office:value-type="string" office:string-value="07" calcext:value-type="string">
            <text:p>07</text:p>
          </table:table-cell>
          <table:table-cell table:formula="of:=MID([.C160];11;2)" office:value-type="string" office:string-value="05" calcext:value-type="string">
            <text:p>05</text:p>
          </table:table-cell>
          <table:table-cell table:formula="of:=MID([.C160];14;2)" office:value-type="string" office:string-value="03" calcext:value-type="string">
            <text:p>03</text:p>
          </table:table-cell>
          <table:table-cell table:formula="of:=MID([.C160];16;2)" office:value-type="string" office:string-value="42" calcext:value-type="string">
            <text:p>42</text:p>
          </table:table-cell>
          <table:table-cell table:formula="of:=MID([.C160];18;2)" office:value-type="string" office:string-value="44" calcext:value-type="string">
            <text:p>44</text:p>
          </table:table-cell>
          <table:table-cell table:formula="of:=DATE([.D160];[.E160];[.F160])+TIME([.G160];[.H160];[.I160])" office:value-type="date" office:date-value="2021-07-05T03:42:44" calcext:value-type="date">
            <text:p>05/07/21 03:42:44</text:p>
          </table:table-cell>
          <table:table-cell table:formula="of:=IF([.C160]&lt;&gt;&quot;&quot;;CONCATENATE(&quot;mogrify -rotate &quot;;ROUND([.N160];3);&quot; -background black &quot;;[.C160]);&quot;&quot;)" office:value-type="string" office:string-value="mogrify -rotate 19.008 -background black IMG_20210705_034244438.jpg" calcext:value-type="string">
            <text:p>mogrify -rotate 19.008 -background black IMG_20210705_034244438.jpg</text:p>
          </table:table-cell>
          <table:table-cell table:formula="of:=IF([.C160]&lt;&gt;&quot;&quot;;CONCATENATE(&quot;mogrify -crop &quot;;ROUND([.B$22]);&quot;x&quot;;ROUND([.B$23]);&quot;+&quot;;ROUND([.B$30]+[.B$33]-[.AL160]);&quot;+&quot;;ROUND([.B$31]+[.B$34]-[.AM160]);&quot; &quot;;[.C160]);&quot;&quot;)" office:value-type="string" office:string-value="mogrify -crop 2538x1941+1923+940 IMG_20210705_034244438.jpg" calcext:value-type="string">
            <text:p>mogrify -crop 2538x1941+1923+940 IMG_20210705_034244438.jpg</text:p>
          </table:table-cell>
          <table:table-cell/>
          <table:table-cell table:formula="of:=IF([.C160]&lt;&gt;&quot;&quot;;([.J160]-[.J$3])*360*[.B$35];0)" office:value-type="float" office:value="19.00833333435" calcext:value-type="float">
            <text:p>19.00833333435</text:p>
          </table:table-cell>
          <table:table-cell table:formula="of:=[.N160]/180*PI()" office:value-type="float" office:value="0.331758002001" calcext:value-type="float">
            <text:p>0.331758002001</text:p>
          </table:table-cell>
          <table:table-cell table:formula="of:=COS([.$O160])*([.P$3]-[.B$14])-SIN([.$O160])*([.Q$3]-[.B$15])" office:value-type="float" office:value="-412.341342551586" calcext:value-type="float">
            <text:p>-412.341342551586</text:p>
          </table:table-cell>
          <table:table-cell table:formula="of:=SIN([.$O160])*([.P$3]-[.B$14])+COS([.$O160])*([.Q$3]-[.B$15])" office:value-type="float" office:value="122.370818509788" calcext:value-type="float">
            <text:p>122.370818509788</text:p>
          </table:table-cell>
          <table:table-cell table:formula="of:=COS([.$O160])*([.R$3]-[.B$14])-SIN([.$O160])*([.S$3]-[.B$15])" office:value-type="float" office:value="-695.053865094401" calcext:value-type="float">
            <text:p>-695.053865094401</text:p>
          </table:table-cell>
          <table:table-cell table:formula="of:=SIN([.$O160])*([.R$3]-[.B$14])+COS([.$O160])*([.S$3]-[.B$15])" office:value-type="float" office:value="943.039831935711" calcext:value-type="float">
            <text:p>943.039831935711</text:p>
          </table:table-cell>
          <table:table-cell table:formula="of:=COS([.$O160])*([.T$3]-[.B$14])-SIN([.$O160])*([.U$3]-[.B$15])" office:value-type="float" office:value="680.623380398146" calcext:value-type="float">
            <text:p>680.623380398146</text:p>
          </table:table-cell>
          <table:table-cell table:formula="of:=SIN([.$O160])*([.T$3]-[.B$14])+COS([.$O160])*([.U$3]-[.B$15])" office:value-type="float" office:value="498.886574338697" calcext:value-type="float">
            <text:p>498.886574338697</text:p>
          </table:table-cell>
          <table:table-cell table:formula="of:=COS([.$O160])*([.V$3]-[.B$14])-SIN([.$O160])*([.W$3]-[.B$15])" office:value-type="float" office:value="397.910857855332" calcext:value-type="float">
            <text:p>397.910857855332</text:p>
          </table:table-cell>
          <table:table-cell table:formula="of:=SIN([.$O160])*([.V$3]-[.B$14])+COS([.$O160])*([.W$3]-[.B$15])" office:value-type="float" office:value="1319.55558776462" calcext:value-type="float">
            <text:p>1319.55558776462</text:p>
          </table:table-cell>
          <table:table-cell table:formula="of:=COS([.$O160])*([.X$3]-[.B$12]/2)-SIN([.$O160])*([.Y$3]-[.B$13]/2)" office:value-type="float" office:value="-405.126100203459" calcext:value-type="float">
            <text:p>-405.126100203459</text:p>
          </table:table-cell>
          <table:table-cell table:formula="of:=SIN([.$O160])*([.X$3]-[.B$12]/2)+COS([.$O160])*([.Y$3]-[.B$13]/2)" office:value-type="float" office:value="-598.592384627417" calcext:value-type="float">
            <text:p>-598.592384627417</text:p>
          </table:table-cell>
          <table:table-cell table:formula="of:=COS([.$O160])*([.Z$3]-[.B$12]/2)-SIN([.$O160])*([.AA$3]-[.B$13]/2)" office:value-type="float" office:value="-687.838622746273" calcext:value-type="float">
            <text:p>-687.838622746273</text:p>
          </table:table-cell>
          <table:table-cell table:formula="of:=SIN([.$O160])*([.Z$3]-[.B$12]/2)+COS([.$O160])*([.AA$3]-[.B$13]/2)" office:value-type="float" office:value="222.076628798507" calcext:value-type="float">
            <text:p>222.076628798507</text:p>
          </table:table-cell>
          <table:table-cell table:formula="of:=COS([.$O160])*([.AB$3]-[.B$12]/2)-SIN([.$O160])*([.AC$3]-[.B$13]/2)" office:value-type="float" office:value="687.838622746273" calcext:value-type="float">
            <text:p>687.838622746273</text:p>
          </table:table-cell>
          <table:table-cell table:formula="of:=SIN([.$O160])*([.AB$3]-[.B$12]/2)+COS([.$O160])*([.AC$3]-[.B$13]/2)" office:value-type="float" office:value="-222.076628798507" calcext:value-type="float">
            <text:p>-222.076628798507</text:p>
          </table:table-cell>
          <table:table-cell table:formula="of:=COS([.$O160])*([.AD$3]-[.B$12]/2)-SIN([.$O160])*([.AE$3]-[.B$13]/2)" office:value-type="float" office:value="405.126100203459" calcext:value-type="float">
            <text:p>405.126100203459</text:p>
          </table:table-cell>
          <table:table-cell table:formula="of:=SIN([.$O160])*([.AD$3]-[.B$12]/2)+COS([.$O160])*([.AE$3]-[.B$13]/2)" office:value-type="float" office:value="598.592384627417" calcext:value-type="float">
            <text:p>598.592384627417</text:p>
          </table:table-cell>
          <table:table-cell table:formula="of:=COS([.$O160])*([.AF$3]-[.B$12]/2)-SIN([.$O160])*([.AG$3]-[.B$13]/2)" office:value-type="float" office:value="7.21524234812731" calcext:value-type="float">
            <text:p>7.21524234812731</text:p>
          </table:table-cell>
          <table:table-cell table:formula="of:=SIN([.$O160])*([.AF$3]-[.B$12]/2)+COS([.$O160])*([.AG$3]-[.B$13]/2)" office:value-type="float" office:value="-720.963203137204" calcext:value-type="float">
            <text:p>-720.963203137204</text:p>
          </table:table-cell>
          <table:table-cell table:formula="of:=MIN([.X160];[.Z160];[.AB160];[.AD160])" office:value-type="float" office:value="-687.838622746273" calcext:value-type="float">
            <text:p>-687.838622746273</text:p>
          </table:table-cell>
          <table:table-cell table:formula="of:=MIN([.Y160];[.AA160];[.AC160];[.AE160])" office:value-type="float" office:value="-598.592384627417" calcext:value-type="float">
            <text:p>-598.592384627417</text:p>
          </table:table-cell>
          <table:table-cell table:formula="of:=[.AF160]-[.$AH160]" office:value-type="float" office:value="695.053865094401" calcext:value-type="float">
            <text:p>695.053865094401</text:p>
          </table:table-cell>
          <table:table-cell table:formula="of:=[.AG160]-[.$AI160]" office:value-type="float" office:value="-122.370818509788" calcext:value-type="float">
            <text:p>-122.370818509788</text:p>
          </table:table-cell>
          <table:table-cell table:formula="of:=[.AF$3]-[.AJ160]" office:value-type="float" office:value="-345.053865094401" calcext:value-type="float">
            <text:p>-345.053865094401</text:p>
          </table:table-cell>
          <table:table-cell table:formula="of:=[.AG$3]-[.AK160]" office:value-type="float" office:value="-127.629181490212" calcext:value-type="float">
            <text:p>-127.62918149021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4444445.jpg</text:p>
          </table:table-cell>
          <table:table-cell table:formula="of:=MID([.C161];5;4)" office:value-type="string" office:string-value="2021" calcext:value-type="string">
            <text:p>2021</text:p>
          </table:table-cell>
          <table:table-cell table:formula="of:=MID([.C161];9;2)" office:value-type="string" office:string-value="07" calcext:value-type="string">
            <text:p>07</text:p>
          </table:table-cell>
          <table:table-cell table:formula="of:=MID([.C161];11;2)" office:value-type="string" office:string-value="05" calcext:value-type="string">
            <text:p>05</text:p>
          </table:table-cell>
          <table:table-cell table:formula="of:=MID([.C161];14;2)" office:value-type="string" office:string-value="03" calcext:value-type="string">
            <text:p>03</text:p>
          </table:table-cell>
          <table:table-cell table:formula="of:=MID([.C161];16;2)" office:value-type="string" office:string-value="44" calcext:value-type="string">
            <text:p>44</text:p>
          </table:table-cell>
          <table:table-cell table:formula="of:=MID([.C161];18;2)" office:value-type="string" office:string-value="44" calcext:value-type="string">
            <text:p>44</text:p>
          </table:table-cell>
          <table:table-cell table:formula="of:=DATE([.D161];[.E161];[.F161])+TIME([.G161];[.H161];[.I161])" office:value-type="date" office:date-value="2021-07-05T03:44:44" calcext:value-type="date">
            <text:p>05/07/21 03:44:44</text:p>
          </table:table-cell>
          <table:table-cell table:formula="of:=IF([.C161]&lt;&gt;&quot;&quot;;CONCATENATE(&quot;mogrify -rotate &quot;;ROUND([.N161];3);&quot; -background black &quot;;[.C161]);&quot;&quot;)" office:value-type="string" office:string-value="mogrify -rotate 19.508 -background black IMG_20210705_034444445.jpg" calcext:value-type="string">
            <text:p>mogrify -rotate 19.508 -background black IMG_20210705_034444445.jpg</text:p>
          </table:table-cell>
          <table:table-cell table:formula="of:=IF([.C161]&lt;&gt;&quot;&quot;;CONCATENATE(&quot;mogrify -crop &quot;;ROUND([.B$22]);&quot;x&quot;;ROUND([.B$23]);&quot;+&quot;;ROUND([.B$30]+[.B$33]-[.AL161]);&quot;+&quot;;ROUND([.B$31]+[.B$34]-[.AM161]);&quot; &quot;;[.C161]);&quot;&quot;)" office:value-type="string" office:string-value="mogrify -crop 2538x1941+1932+944 IMG_20210705_034444445.jpg" calcext:value-type="string">
            <text:p>mogrify -crop 2538x1941+1932+944 IMG_20210705_034444445.jpg</text:p>
          </table:table-cell>
          <table:table-cell/>
          <table:table-cell table:formula="of:=IF([.C161]&lt;&gt;&quot;&quot;;([.J161]-[.J$3])*360*[.B$35];0)" office:value-type="float" office:value="19.5083333333605" calcext:value-type="float">
            <text:p>19.5083333333605</text:p>
          </table:table-cell>
          <table:table-cell table:formula="of:=[.N161]/180*PI()" office:value-type="float" office:value="0.340484648243701" calcext:value-type="float">
            <text:p>0.340484648243701</text:p>
          </table:table-cell>
          <table:table-cell table:formula="of:=COS([.$O161])*([.P$3]-[.B$14])-SIN([.$O161])*([.Q$3]-[.B$15])" office:value-type="float" office:value="-413.393515146386" calcext:value-type="float">
            <text:p>-413.393515146386</text:p>
          </table:table-cell>
          <table:table-cell table:formula="of:=SIN([.$O161])*([.P$3]-[.B$14])+COS([.$O161])*([.Q$3]-[.B$15])" office:value-type="float" office:value="118.7678476479" calcext:value-type="float">
            <text:p>118.7678476479</text:p>
          </table:table-cell>
          <table:table-cell table:formula="of:=COS([.$O161])*([.R$3]-[.B$14])-SIN([.$O161])*([.S$3]-[.B$15])" office:value-type="float" office:value="-703.256870126568" calcext:value-type="float">
            <text:p>-703.256870126568</text:p>
          </table:table-cell>
          <table:table-cell table:formula="of:=SIN([.$O161])*([.R$3]-[.B$14])+COS([.$O161])*([.S$3]-[.B$15])" office:value-type="float" office:value="936.938511653664" calcext:value-type="float">
            <text:p>936.938511653664</text:p>
          </table:table-cell>
          <table:table-cell table:formula="of:=COS([.$O161])*([.T$3]-[.B$14])-SIN([.$O161])*([.U$3]-[.B$15])" office:value-type="float" office:value="676.243912953457" calcext:value-type="float">
            <text:p>676.243912953457</text:p>
          </table:table-cell>
          <table:table-cell table:formula="of:=SIN([.$O161])*([.T$3]-[.B$14])+COS([.$O161])*([.U$3]-[.B$15])" office:value-type="float" office:value="504.807062345009" calcext:value-type="float">
            <text:p>504.807062345009</text:p>
          </table:table-cell>
          <table:table-cell table:formula="of:=COS([.$O161])*([.V$3]-[.B$14])-SIN([.$O161])*([.W$3]-[.B$15])" office:value-type="float" office:value="386.380557973274" calcext:value-type="float">
            <text:p>386.380557973274</text:p>
          </table:table-cell>
          <table:table-cell table:formula="of:=SIN([.$O161])*([.V$3]-[.B$14])+COS([.$O161])*([.W$3]-[.B$15])" office:value-type="float" office:value="1322.97772635077" calcext:value-type="float">
            <text:p>1322.97772635077</text:p>
          </table:table-cell>
          <table:table-cell table:formula="of:=COS([.$O161])*([.X$3]-[.B$12]/2)-SIN([.$O161])*([.Y$3]-[.B$13]/2)" office:value-type="float" office:value="-399.88703655983" calcext:value-type="float">
            <text:p>-399.88703655983</text:p>
          </table:table-cell>
          <table:table-cell table:formula="of:=SIN([.$O161])*([.X$3]-[.B$12]/2)+COS([.$O161])*([.Y$3]-[.B$13]/2)" office:value-type="float" office:value="-602.104939351437" calcext:value-type="float">
            <text:p>-602.104939351437</text:p>
          </table:table-cell>
          <table:table-cell table:formula="of:=COS([.$O161])*([.Z$3]-[.B$12]/2)-SIN([.$O161])*([.AA$3]-[.B$13]/2)" office:value-type="float" office:value="-689.750391540012" calcext:value-type="float">
            <text:p>-689.750391540012</text:p>
          </table:table-cell>
          <table:table-cell table:formula="of:=SIN([.$O161])*([.Z$3]-[.B$12]/2)+COS([.$O161])*([.AA$3]-[.B$13]/2)" office:value-type="float" office:value="216.065724654328" calcext:value-type="float">
            <text:p>216.065724654328</text:p>
          </table:table-cell>
          <table:table-cell table:formula="of:=COS([.$O161])*([.AB$3]-[.B$12]/2)-SIN([.$O161])*([.AC$3]-[.B$13]/2)" office:value-type="float" office:value="689.750391540012" calcext:value-type="float">
            <text:p>689.750391540012</text:p>
          </table:table-cell>
          <table:table-cell table:formula="of:=SIN([.$O161])*([.AB$3]-[.B$12]/2)+COS([.$O161])*([.AC$3]-[.B$13]/2)" office:value-type="float" office:value="-216.065724654328" calcext:value-type="float">
            <text:p>-216.065724654328</text:p>
          </table:table-cell>
          <table:table-cell table:formula="of:=COS([.$O161])*([.AD$3]-[.B$12]/2)-SIN([.$O161])*([.AE$3]-[.B$13]/2)" office:value-type="float" office:value="399.88703655983" calcext:value-type="float">
            <text:p>399.88703655983</text:p>
          </table:table-cell>
          <table:table-cell table:formula="of:=SIN([.$O161])*([.AD$3]-[.B$12]/2)+COS([.$O161])*([.AE$3]-[.B$13]/2)" office:value-type="float" office:value="602.104939351437" calcext:value-type="float">
            <text:p>602.104939351437</text:p>
          </table:table-cell>
          <table:table-cell table:formula="of:=COS([.$O161])*([.AF$3]-[.B$12]/2)-SIN([.$O161])*([.AG$3]-[.B$13]/2)" office:value-type="float" office:value="13.5064785865557" calcext:value-type="float">
            <text:p>13.5064785865557</text:p>
          </table:table-cell>
          <table:table-cell table:formula="of:=SIN([.$O161])*([.AF$3]-[.B$12]/2)+COS([.$O161])*([.AG$3]-[.B$13]/2)" office:value-type="float" office:value="-720.872786999337" calcext:value-type="float">
            <text:p>-720.872786999337</text:p>
          </table:table-cell>
          <table:table-cell table:formula="of:=MIN([.X161];[.Z161];[.AB161];[.AD161])" office:value-type="float" office:value="-689.750391540012" calcext:value-type="float">
            <text:p>-689.750391540012</text:p>
          </table:table-cell>
          <table:table-cell table:formula="of:=MIN([.Y161];[.AA161];[.AC161];[.AE161])" office:value-type="float" office:value="-602.104939351437" calcext:value-type="float">
            <text:p>-602.104939351437</text:p>
          </table:table-cell>
          <table:table-cell table:formula="of:=[.AF161]-[.$AH161]" office:value-type="float" office:value="703.256870126568" calcext:value-type="float">
            <text:p>703.256870126568</text:p>
          </table:table-cell>
          <table:table-cell table:formula="of:=[.AG161]-[.$AI161]" office:value-type="float" office:value="-118.7678476479" calcext:value-type="float">
            <text:p>-118.7678476479</text:p>
          </table:table-cell>
          <table:table-cell table:formula="of:=[.AF$3]-[.AJ161]" office:value-type="float" office:value="-353.256870126568" calcext:value-type="float">
            <text:p>-353.256870126568</text:p>
          </table:table-cell>
          <table:table-cell table:formula="of:=[.AG$3]-[.AK161]" office:value-type="float" office:value="-131.2321523521" calcext:value-type="float">
            <text:p>-131.232152352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4644530.jpg</text:p>
          </table:table-cell>
          <table:table-cell table:formula="of:=MID([.C162];5;4)" office:value-type="string" office:string-value="2021" calcext:value-type="string">
            <text:p>2021</text:p>
          </table:table-cell>
          <table:table-cell table:formula="of:=MID([.C162];9;2)" office:value-type="string" office:string-value="07" calcext:value-type="string">
            <text:p>07</text:p>
          </table:table-cell>
          <table:table-cell table:formula="of:=MID([.C162];11;2)" office:value-type="string" office:string-value="05" calcext:value-type="string">
            <text:p>05</text:p>
          </table:table-cell>
          <table:table-cell table:formula="of:=MID([.C162];14;2)" office:value-type="string" office:string-value="03" calcext:value-type="string">
            <text:p>03</text:p>
          </table:table-cell>
          <table:table-cell table:formula="of:=MID([.C162];16;2)" office:value-type="string" office:string-value="46" calcext:value-type="string">
            <text:p>46</text:p>
          </table:table-cell>
          <table:table-cell table:formula="of:=MID([.C162];18;2)" office:value-type="string" office:string-value="44" calcext:value-type="string">
            <text:p>44</text:p>
          </table:table-cell>
          <table:table-cell table:formula="of:=DATE([.D162];[.E162];[.F162])+TIME([.G162];[.H162];[.I162])" office:value-type="date" office:date-value="2021-07-05T03:46:44" calcext:value-type="date">
            <text:p>05/07/21 03:46:44</text:p>
          </table:table-cell>
          <table:table-cell table:formula="of:=IF([.C162]&lt;&gt;&quot;&quot;;CONCATENATE(&quot;mogrify -rotate &quot;;ROUND([.N162];3);&quot; -background black &quot;;[.C162]);&quot;&quot;)" office:value-type="string" office:string-value="mogrify -rotate 20.008 -background black IMG_20210705_034644530.jpg" calcext:value-type="string">
            <text:p>mogrify -rotate 20.008 -background black IMG_20210705_034644530.jpg</text:p>
          </table:table-cell>
          <table:table-cell table:formula="of:=IF([.C162]&lt;&gt;&quot;&quot;;CONCATENATE(&quot;mogrify -crop &quot;;ROUND([.B$22]);&quot;x&quot;;ROUND([.B$23]);&quot;+&quot;;ROUND([.B$30]+[.B$33]-[.AL162]);&quot;+&quot;;ROUND([.B$31]+[.B$34]-[.AM162]);&quot; &quot;;[.C162]);&quot;&quot;)" office:value-type="string" office:string-value="mogrify -crop 2538x1941+1940+947 IMG_20210705_034644530.jpg" calcext:value-type="string">
            <text:p>mogrify -crop 2538x1941+1940+947 IMG_20210705_034644530.jpg</text:p>
          </table:table-cell>
          <table:table-cell/>
          <table:table-cell table:formula="of:=IF([.C162]&lt;&gt;&quot;&quot;;([.J162]-[.J$3])*360*[.B$35];0)" office:value-type="float" office:value="20.008333332371" calcext:value-type="float">
            <text:p>20.008333332371</text:p>
          </table:table-cell>
          <table:table-cell table:formula="of:=[.N162]/180*PI()" office:value-type="float" office:value="0.349211294486402" calcext:value-type="float">
            <text:p>0.349211294486402</text:p>
          </table:table-cell>
          <table:table-cell table:formula="of:=COS([.$O162])*([.P$3]-[.B$14])-SIN([.$O162])*([.Q$3]-[.B$15])" office:value-type="float" office:value="-414.414206224614" calcext:value-type="float">
            <text:p>-414.414206224614</text:p>
          </table:table-cell>
          <table:table-cell table:formula="of:=SIN([.$O162])*([.P$3]-[.B$14])+COS([.$O162])*([.Q$3]-[.B$15])" office:value-type="float" office:value="115.155832154621" calcext:value-type="float">
            <text:p>115.155832154621</text:p>
          </table:table-cell>
          <table:table-cell table:formula="of:=COS([.$O162])*([.R$3]-[.B$14])-SIN([.$O162])*([.S$3]-[.B$15])" office:value-type="float" office:value="-711.406319425518" calcext:value-type="float">
            <text:p>-711.406319425518</text:p>
          </table:table-cell>
          <table:table-cell table:formula="of:=SIN([.$O162])*([.R$3]-[.B$14])+COS([.$O162])*([.S$3]-[.B$15])" office:value-type="float" office:value="930.765839876732" calcext:value-type="float">
            <text:p>930.765839876732</text:p>
          </table:table-cell>
          <table:table-cell table:formula="of:=COS([.$O162])*([.T$3]-[.B$14])-SIN([.$O162])*([.U$3]-[.B$15])" office:value-type="float" office:value="671.812946916815" calcext:value-type="float">
            <text:p>671.812946916815</text:p>
          </table:table-cell>
          <table:table-cell table:formula="of:=SIN([.$O162])*([.T$3]-[.B$14])+COS([.$O162])*([.U$3]-[.B$15])" office:value-type="float" office:value="510.689107339235" calcext:value-type="float">
            <text:p>510.689107339235</text:p>
          </table:table-cell>
          <table:table-cell table:formula="of:=COS([.$O162])*([.V$3]-[.B$14])-SIN([.$O162])*([.W$3]-[.B$15])" office:value-type="float" office:value="374.820833715911" calcext:value-type="float">
            <text:p>374.820833715911</text:p>
          </table:table-cell>
          <table:table-cell table:formula="of:=SIN([.$O162])*([.V$3]-[.B$14])+COS([.$O162])*([.W$3]-[.B$15])" office:value-type="float" office:value="1326.29911506135" calcext:value-type="float">
            <text:p>1326.29911506135</text:p>
          </table:table-cell>
          <table:table-cell table:formula="of:=COS([.$O162])*([.X$3]-[.B$12]/2)-SIN([.$O162])*([.Y$3]-[.B$13]/2)" office:value-type="float" office:value="-394.617519970262" calcext:value-type="float">
            <text:p>-394.617519970262</text:p>
          </table:table-cell>
          <table:table-cell table:formula="of:=SIN([.$O162])*([.X$3]-[.B$12]/2)+COS([.$O162])*([.Y$3]-[.B$13]/2)" office:value-type="float" office:value="-605.571641453362" calcext:value-type="float">
            <text:p>-605.571641453362</text:p>
          </table:table-cell>
          <table:table-cell table:formula="of:=COS([.$O162])*([.Z$3]-[.B$12]/2)-SIN([.$O162])*([.AA$3]-[.B$13]/2)" office:value-type="float" office:value="-691.609633171166" calcext:value-type="float">
            <text:p>-691.609633171166</text:p>
          </table:table-cell>
          <table:table-cell table:formula="of:=SIN([.$O162])*([.Z$3]-[.B$12]/2)+COS([.$O162])*([.AA$3]-[.B$13]/2)" office:value-type="float" office:value="210.038366268748" calcext:value-type="float">
            <text:p>210.038366268748</text:p>
          </table:table-cell>
          <table:table-cell table:formula="of:=COS([.$O162])*([.AB$3]-[.B$12]/2)-SIN([.$O162])*([.AC$3]-[.B$13]/2)" office:value-type="float" office:value="691.609633171166" calcext:value-type="float">
            <text:p>691.609633171166</text:p>
          </table:table-cell>
          <table:table-cell table:formula="of:=SIN([.$O162])*([.AB$3]-[.B$12]/2)+COS([.$O162])*([.AC$3]-[.B$13]/2)" office:value-type="float" office:value="-210.038366268748" calcext:value-type="float">
            <text:p>-210.038366268748</text:p>
          </table:table-cell>
          <table:table-cell table:formula="of:=COS([.$O162])*([.AD$3]-[.B$12]/2)-SIN([.$O162])*([.AE$3]-[.B$13]/2)" office:value-type="float" office:value="394.617519970262" calcext:value-type="float">
            <text:p>394.617519970262</text:p>
          </table:table-cell>
          <table:table-cell table:formula="of:=SIN([.$O162])*([.AD$3]-[.B$12]/2)+COS([.$O162])*([.AE$3]-[.B$13]/2)" office:value-type="float" office:value="605.571641453362" calcext:value-type="float">
            <text:p>605.571641453362</text:p>
          </table:table-cell>
          <table:table-cell table:formula="of:=COS([.$O162])*([.AF$3]-[.B$12]/2)-SIN([.$O162])*([.AG$3]-[.B$13]/2)" office:value-type="float" office:value="19.7966862543514" calcext:value-type="float">
            <text:p>19.7966862543514</text:p>
          </table:table-cell>
          <table:table-cell table:formula="of:=SIN([.$O162])*([.AF$3]-[.B$12]/2)+COS([.$O162])*([.AG$3]-[.B$13]/2)" office:value-type="float" office:value="-720.727473607984" calcext:value-type="float">
            <text:p>-720.727473607984</text:p>
          </table:table-cell>
          <table:table-cell table:formula="of:=MIN([.X162];[.Z162];[.AB162];[.AD162])" office:value-type="float" office:value="-691.609633171166" calcext:value-type="float">
            <text:p>-691.609633171166</text:p>
          </table:table-cell>
          <table:table-cell table:formula="of:=MIN([.Y162];[.AA162];[.AC162];[.AE162])" office:value-type="float" office:value="-605.571641453362" calcext:value-type="float">
            <text:p>-605.571641453362</text:p>
          </table:table-cell>
          <table:table-cell table:formula="of:=[.AF162]-[.$AH162]" office:value-type="float" office:value="711.406319425518" calcext:value-type="float">
            <text:p>711.406319425518</text:p>
          </table:table-cell>
          <table:table-cell table:formula="of:=[.AG162]-[.$AI162]" office:value-type="float" office:value="-115.155832154621" calcext:value-type="float">
            <text:p>-115.155832154621</text:p>
          </table:table-cell>
          <table:table-cell table:formula="of:=[.AF$3]-[.AJ162]" office:value-type="float" office:value="-361.406319425518" calcext:value-type="float">
            <text:p>-361.406319425518</text:p>
          </table:table-cell>
          <table:table-cell table:formula="of:=[.AG$3]-[.AK162]" office:value-type="float" office:value="-134.844167845379" calcext:value-type="float">
            <text:p>-134.84416784537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4844544.jpg</text:p>
          </table:table-cell>
          <table:table-cell table:formula="of:=MID([.C163];5;4)" office:value-type="string" office:string-value="2021" calcext:value-type="string">
            <text:p>2021</text:p>
          </table:table-cell>
          <table:table-cell table:formula="of:=MID([.C163];9;2)" office:value-type="string" office:string-value="07" calcext:value-type="string">
            <text:p>07</text:p>
          </table:table-cell>
          <table:table-cell table:formula="of:=MID([.C163];11;2)" office:value-type="string" office:string-value="05" calcext:value-type="string">
            <text:p>05</text:p>
          </table:table-cell>
          <table:table-cell table:formula="of:=MID([.C163];14;2)" office:value-type="string" office:string-value="03" calcext:value-type="string">
            <text:p>03</text:p>
          </table:table-cell>
          <table:table-cell table:formula="of:=MID([.C163];16;2)" office:value-type="string" office:string-value="48" calcext:value-type="string">
            <text:p>48</text:p>
          </table:table-cell>
          <table:table-cell table:formula="of:=MID([.C163];18;2)" office:value-type="string" office:string-value="44" calcext:value-type="string">
            <text:p>44</text:p>
          </table:table-cell>
          <table:table-cell table:formula="of:=DATE([.D163];[.E163];[.F163])+TIME([.G163];[.H163];[.I163])" office:value-type="date" office:date-value="2021-07-05T03:48:44" calcext:value-type="date">
            <text:p>05/07/21 03:48:44</text:p>
          </table:table-cell>
          <table:table-cell table:formula="of:=IF([.C163]&lt;&gt;&quot;&quot;;CONCATENATE(&quot;mogrify -rotate &quot;;ROUND([.N163];3);&quot; -background black &quot;;[.C163]);&quot;&quot;)" office:value-type="string" office:string-value="mogrify -rotate 20.508 -background black IMG_20210705_034844544.jpg" calcext:value-type="string">
            <text:p>mogrify -rotate 20.508 -background black IMG_20210705_034844544.jpg</text:p>
          </table:table-cell>
          <table:table-cell table:formula="of:=IF([.C163]&lt;&gt;&quot;&quot;;CONCATENATE(&quot;mogrify -crop &quot;;ROUND([.B$22]);&quot;x&quot;;ROUND([.B$23]);&quot;+&quot;;ROUND([.B$30]+[.B$33]-[.AL163]);&quot;+&quot;;ROUND([.B$31]+[.B$34]-[.AM163]);&quot; &quot;;[.C163]);&quot;&quot;)" office:value-type="string" office:string-value="mogrify -crop 2538x1941+1948+951 IMG_20210705_034844544.jpg" calcext:value-type="string">
            <text:p>mogrify -crop 2538x1941+1948+951 IMG_20210705_034844544.jpg</text:p>
          </table:table-cell>
          <table:table-cell/>
          <table:table-cell table:formula="of:=IF([.C163]&lt;&gt;&quot;&quot;;([.J163]-[.J$3])*360*[.B$35];0)" office:value-type="float" office:value="20.5083333340008" calcext:value-type="float">
            <text:p>20.5083333340008</text:p>
          </table:table-cell>
          <table:table-cell table:formula="of:=[.N163]/180*PI()" office:value-type="float" office:value="0.35793794077482" calcext:value-type="float">
            <text:p>0.35793794077482</text:p>
          </table:table-cell>
          <table:table-cell table:formula="of:=COS([.$O163])*([.P$3]-[.B$14])-SIN([.$O163])*([.Q$3]-[.B$15])" office:value-type="float" office:value="-415.403338061792" calcext:value-type="float">
            <text:p>-415.403338061792</text:p>
          </table:table-cell>
          <table:table-cell table:formula="of:=SIN([.$O163])*([.P$3]-[.B$14])+COS([.$O163])*([.Q$3]-[.B$15])" office:value-type="float" office:value="111.535047079924" calcext:value-type="float">
            <text:p>111.535047079924</text:p>
          </table:table-cell>
          <table:table-cell table:formula="of:=COS([.$O163])*([.R$3]-[.B$14])-SIN([.$O163])*([.S$3]-[.B$15])" office:value-type="float" office:value="-719.501592421402" calcext:value-type="float">
            <text:p>-719.501592421402</text:p>
          </table:table-cell>
          <table:table-cell table:formula="of:=SIN([.$O163])*([.R$3]-[.B$14])+COS([.$O163])*([.S$3]-[.B$15])" office:value-type="float" office:value="924.522286644875" calcext:value-type="float">
            <text:p>924.522286644875</text:p>
          </table:table-cell>
          <table:table-cell table:formula="of:=COS([.$O163])*([.T$3]-[.B$14])-SIN([.$O163])*([.U$3]-[.B$15])" office:value-type="float" office:value="667.330819699825" calcext:value-type="float">
            <text:p>667.330819699825</text:p>
          </table:table-cell>
          <table:table-cell table:formula="of:=SIN([.$O163])*([.T$3]-[.B$14])+COS([.$O163])*([.U$3]-[.B$15])" office:value-type="float" office:value="516.532261411386" calcext:value-type="float">
            <text:p>516.532261411386</text:p>
          </table:table-cell>
          <table:table-cell table:formula="of:=COS([.$O163])*([.V$3]-[.B$14])-SIN([.$O163])*([.W$3]-[.B$15])" office:value-type="float" office:value="363.232565340215" calcext:value-type="float">
            <text:p>363.232565340215</text:p>
          </table:table-cell>
          <table:table-cell table:formula="of:=SIN([.$O163])*([.V$3]-[.B$14])+COS([.$O163])*([.W$3]-[.B$15])" office:value-type="float" office:value="1329.51950097634" calcext:value-type="float">
            <text:p>1329.51950097634</text:p>
          </table:table-cell>
          <table:table-cell table:formula="of:=COS([.$O163])*([.X$3]-[.B$12]/2)-SIN([.$O163])*([.Y$3]-[.B$13]/2)" office:value-type="float" office:value="-389.317951701003" calcext:value-type="float">
            <text:p>-389.317951701003</text:p>
          </table:table-cell>
          <table:table-cell table:formula="of:=SIN([.$O163])*([.X$3]-[.B$12]/2)+COS([.$O163])*([.Y$3]-[.B$13]/2)" office:value-type="float" office:value="-608.992226948206" calcext:value-type="float">
            <text:p>-608.992226948206</text:p>
          </table:table-cell>
          <table:table-cell table:formula="of:=COS([.$O163])*([.Z$3]-[.B$12]/2)-SIN([.$O163])*([.AA$3]-[.B$13]/2)" office:value-type="float" office:value="-693.416206060613" calcext:value-type="float">
            <text:p>-693.416206060613</text:p>
          </table:table-cell>
          <table:table-cell table:formula="of:=SIN([.$O163])*([.Z$3]-[.B$12]/2)+COS([.$O163])*([.AA$3]-[.B$13]/2)" office:value-type="float" office:value="203.995012616744" calcext:value-type="float">
            <text:p>203.995012616744</text:p>
          </table:table-cell>
          <table:table-cell table:formula="of:=COS([.$O163])*([.AB$3]-[.B$12]/2)-SIN([.$O163])*([.AC$3]-[.B$13]/2)" office:value-type="float" office:value="693.416206060613" calcext:value-type="float">
            <text:p>693.416206060613</text:p>
          </table:table-cell>
          <table:table-cell table:formula="of:=SIN([.$O163])*([.AB$3]-[.B$12]/2)+COS([.$O163])*([.AC$3]-[.B$13]/2)" office:value-type="float" office:value="-203.995012616744" calcext:value-type="float">
            <text:p>-203.995012616744</text:p>
          </table:table-cell>
          <table:table-cell table:formula="of:=COS([.$O163])*([.AD$3]-[.B$12]/2)-SIN([.$O163])*([.AE$3]-[.B$13]/2)" office:value-type="float" office:value="389.317951701003" calcext:value-type="float">
            <text:p>389.317951701003</text:p>
          </table:table-cell>
          <table:table-cell table:formula="of:=SIN([.$O163])*([.AD$3]-[.B$12]/2)+COS([.$O163])*([.AE$3]-[.B$13]/2)" office:value-type="float" office:value="608.992226948206" calcext:value-type="float">
            <text:p>608.992226948206</text:p>
          </table:table-cell>
          <table:table-cell table:formula="of:=COS([.$O163])*([.AF$3]-[.B$12]/2)-SIN([.$O163])*([.AG$3]-[.B$13]/2)" office:value-type="float" office:value="26.0853863607885" calcext:value-type="float">
            <text:p>26.0853863607885</text:p>
          </table:table-cell>
          <table:table-cell table:formula="of:=SIN([.$O163])*([.AF$3]-[.B$12]/2)+COS([.$O163])*([.AG$3]-[.B$13]/2)" office:value-type="float" office:value="-720.52727402813" calcext:value-type="float">
            <text:p>-720.52727402813</text:p>
          </table:table-cell>
          <table:table-cell table:formula="of:=MIN([.X163];[.Z163];[.AB163];[.AD163])" office:value-type="float" office:value="-693.416206060613" calcext:value-type="float">
            <text:p>-693.416206060613</text:p>
          </table:table-cell>
          <table:table-cell table:formula="of:=MIN([.Y163];[.AA163];[.AC163];[.AE163])" office:value-type="float" office:value="-608.992226948206" calcext:value-type="float">
            <text:p>-608.992226948206</text:p>
          </table:table-cell>
          <table:table-cell table:formula="of:=[.AF163]-[.$AH163]" office:value-type="float" office:value="719.501592421402" calcext:value-type="float">
            <text:p>719.501592421402</text:p>
          </table:table-cell>
          <table:table-cell table:formula="of:=[.AG163]-[.$AI163]" office:value-type="float" office:value="-111.535047079924" calcext:value-type="float">
            <text:p>-111.535047079924</text:p>
          </table:table-cell>
          <table:table-cell table:formula="of:=[.AF$3]-[.AJ163]" office:value-type="float" office:value="-369.501592421401" calcext:value-type="float">
            <text:p>-369.501592421401</text:p>
          </table:table-cell>
          <table:table-cell table:formula="of:=[.AG$3]-[.AK163]" office:value-type="float" office:value="-138.464952920076" calcext:value-type="float">
            <text:p>-138.46495292007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5044578.jpg</text:p>
          </table:table-cell>
          <table:table-cell table:formula="of:=MID([.C164];5;4)" office:value-type="string" office:string-value="2021" calcext:value-type="string">
            <text:p>2021</text:p>
          </table:table-cell>
          <table:table-cell table:formula="of:=MID([.C164];9;2)" office:value-type="string" office:string-value="07" calcext:value-type="string">
            <text:p>07</text:p>
          </table:table-cell>
          <table:table-cell table:formula="of:=MID([.C164];11;2)" office:value-type="string" office:string-value="05" calcext:value-type="string">
            <text:p>05</text:p>
          </table:table-cell>
          <table:table-cell table:formula="of:=MID([.C164];14;2)" office:value-type="string" office:string-value="03" calcext:value-type="string">
            <text:p>03</text:p>
          </table:table-cell>
          <table:table-cell table:formula="of:=MID([.C164];16;2)" office:value-type="string" office:string-value="50" calcext:value-type="string">
            <text:p>50</text:p>
          </table:table-cell>
          <table:table-cell table:formula="of:=MID([.C164];18;2)" office:value-type="string" office:string-value="44" calcext:value-type="string">
            <text:p>44</text:p>
          </table:table-cell>
          <table:table-cell table:formula="of:=DATE([.D164];[.E164];[.F164])+TIME([.G164];[.H164];[.I164])" office:value-type="date" office:date-value="2021-07-05T03:50:44" calcext:value-type="date">
            <text:p>05/07/21 03:50:44</text:p>
          </table:table-cell>
          <table:table-cell table:formula="of:=IF([.C164]&lt;&gt;&quot;&quot;;CONCATENATE(&quot;mogrify -rotate &quot;;ROUND([.N164];3);&quot; -background black &quot;;[.C164]);&quot;&quot;)" office:value-type="string" office:string-value="mogrify -rotate 21.008 -background black IMG_20210705_035044578.jpg" calcext:value-type="string">
            <text:p>mogrify -rotate 21.008 -background black IMG_20210705_035044578.jpg</text:p>
          </table:table-cell>
          <table:table-cell table:formula="of:=IF([.C164]&lt;&gt;&quot;&quot;;CONCATENATE(&quot;mogrify -crop &quot;;ROUND([.B$22]);&quot;x&quot;;ROUND([.B$23]);&quot;+&quot;;ROUND([.B$30]+[.B$33]-[.AL164]);&quot;+&quot;;ROUND([.B$31]+[.B$34]-[.AM164]);&quot; &quot;;[.C164]);&quot;&quot;)" office:value-type="string" office:string-value="mogrify -crop 2538x1941+1956+955 IMG_20210705_035044578.jpg" calcext:value-type="string">
            <text:p>mogrify -crop 2538x1941+1956+955 IMG_20210705_035044578.jpg</text:p>
          </table:table-cell>
          <table:table-cell/>
          <table:table-cell table:formula="of:=IF([.C164]&lt;&gt;&quot;&quot;;([.J164]-[.J$3])*360*[.B$35];0)" office:value-type="float" office:value="21.0083333330112" calcext:value-type="float">
            <text:p>21.0083333330112</text:p>
          </table:table-cell>
          <table:table-cell table:formula="of:=[.N164]/180*PI()" office:value-type="float" office:value="0.366664587017521" calcext:value-type="float">
            <text:p>0.366664587017521</text:p>
          </table:table-cell>
          <table:table-cell table:formula="of:=COS([.$O164])*([.P$3]-[.B$14])-SIN([.$O164])*([.Q$3]-[.B$15])" office:value-type="float" office:value="-416.360835321337" calcext:value-type="float">
            <text:p>-416.360835321337</text:p>
          </table:table-cell>
          <table:table-cell table:formula="of:=SIN([.$O164])*([.P$3]-[.B$14])+COS([.$O164])*([.Q$3]-[.B$15])" office:value-type="float" office:value="107.905768198545" calcext:value-type="float">
            <text:p>107.905768198545</text:p>
          </table:table-cell>
          <table:table-cell table:formula="of:=COS([.$O164])*([.R$3]-[.B$14])-SIN([.$O164])*([.S$3]-[.B$15])" office:value-type="float" office:value="-727.542072543024" calcext:value-type="float">
            <text:p>-727.542072543024</text:p>
          </table:table-cell>
          <table:table-cell table:formula="of:=SIN([.$O164])*([.R$3]-[.B$14])+COS([.$O164])*([.S$3]-[.B$15])" office:value-type="float" office:value="918.208327494257" calcext:value-type="float">
            <text:p>918.208327494257</text:p>
          </table:table-cell>
          <table:table-cell table:formula="of:=COS([.$O164])*([.T$3]-[.B$14])-SIN([.$O164])*([.U$3]-[.B$15])" office:value-type="float" office:value="662.797872680785" calcext:value-type="float">
            <text:p>662.797872680785</text:p>
          </table:table-cell>
          <table:table-cell table:formula="of:=SIN([.$O164])*([.T$3]-[.B$14])+COS([.$O164])*([.U$3]-[.B$15])" office:value-type="float" office:value="522.336079521438" calcext:value-type="float">
            <text:p>522.336079521438</text:p>
          </table:table-cell>
          <table:table-cell table:formula="of:=COS([.$O164])*([.V$3]-[.B$14])-SIN([.$O164])*([.W$3]-[.B$15])" office:value-type="float" office:value="351.616635459098" calcext:value-type="float">
            <text:p>351.616635459098</text:p>
          </table:table-cell>
          <table:table-cell table:formula="of:=SIN([.$O164])*([.V$3]-[.B$14])+COS([.$O164])*([.W$3]-[.B$15])" office:value-type="float" office:value="1332.63863881715" calcext:value-type="float">
            <text:p>1332.63863881715</text:p>
          </table:table-cell>
          <table:table-cell table:formula="of:=COS([.$O164])*([.X$3]-[.B$12]/2)-SIN([.$O164])*([.Y$3]-[.B$13]/2)" office:value-type="float" office:value="-383.988735390218" calcext:value-type="float">
            <text:p>-383.988735390218</text:p>
          </table:table-cell>
          <table:table-cell table:formula="of:=SIN([.$O164])*([.X$3]-[.B$12]/2)+COS([.$O164])*([.Y$3]-[.B$13]/2)" office:value-type="float" office:value="-612.366435309302" calcext:value-type="float">
            <text:p>-612.366435309302</text:p>
          </table:table-cell>
          <table:table-cell table:formula="of:=COS([.$O164])*([.Z$3]-[.B$12]/2)-SIN([.$O164])*([.AA$3]-[.B$13]/2)" office:value-type="float" office:value="-695.169972611905" calcext:value-type="float">
            <text:p>-695.169972611905</text:p>
          </table:table-cell>
          <table:table-cell table:formula="of:=SIN([.$O164])*([.Z$3]-[.B$12]/2)+COS([.$O164])*([.AA$3]-[.B$13]/2)" office:value-type="float" office:value="197.93612398641" calcext:value-type="float">
            <text:p>197.93612398641</text:p>
          </table:table-cell>
          <table:table-cell table:formula="of:=COS([.$O164])*([.AB$3]-[.B$12]/2)-SIN([.$O164])*([.AC$3]-[.B$13]/2)" office:value-type="float" office:value="695.169972611905" calcext:value-type="float">
            <text:p>695.169972611905</text:p>
          </table:table-cell>
          <table:table-cell table:formula="of:=SIN([.$O164])*([.AB$3]-[.B$12]/2)+COS([.$O164])*([.AC$3]-[.B$13]/2)" office:value-type="float" office:value="-197.93612398641" calcext:value-type="float">
            <text:p>-197.93612398641</text:p>
          </table:table-cell>
          <table:table-cell table:formula="of:=COS([.$O164])*([.AD$3]-[.B$12]/2)-SIN([.$O164])*([.AE$3]-[.B$13]/2)" office:value-type="float" office:value="383.988735390218" calcext:value-type="float">
            <text:p>383.988735390218</text:p>
          </table:table-cell>
          <table:table-cell table:formula="of:=SIN([.$O164])*([.AD$3]-[.B$12]/2)+COS([.$O164])*([.AE$3]-[.B$13]/2)" office:value-type="float" office:value="612.366435309302" calcext:value-type="float">
            <text:p>612.366435309302</text:p>
          </table:table-cell>
          <table:table-cell table:formula="of:=COS([.$O164])*([.AF$3]-[.B$12]/2)-SIN([.$O164])*([.AG$3]-[.B$13]/2)" office:value-type="float" office:value="32.3720999311196" calcext:value-type="float">
            <text:p>32.3720999311196</text:p>
          </table:table-cell>
          <table:table-cell table:formula="of:=SIN([.$O164])*([.AF$3]-[.B$12]/2)+COS([.$O164])*([.AG$3]-[.B$13]/2)" office:value-type="float" office:value="-720.272203507847" calcext:value-type="float">
            <text:p>-720.272203507847</text:p>
          </table:table-cell>
          <table:table-cell table:formula="of:=MIN([.X164];[.Z164];[.AB164];[.AD164])" office:value-type="float" office:value="-695.169972611905" calcext:value-type="float">
            <text:p>-695.169972611905</text:p>
          </table:table-cell>
          <table:table-cell table:formula="of:=MIN([.Y164];[.AA164];[.AC164];[.AE164])" office:value-type="float" office:value="-612.366435309302" calcext:value-type="float">
            <text:p>-612.366435309302</text:p>
          </table:table-cell>
          <table:table-cell table:formula="of:=[.AF164]-[.$AH164]" office:value-type="float" office:value="727.542072543025" calcext:value-type="float">
            <text:p>727.542072543025</text:p>
          </table:table-cell>
          <table:table-cell table:formula="of:=[.AG164]-[.$AI164]" office:value-type="float" office:value="-107.905768198545" calcext:value-type="float">
            <text:p>-107.905768198545</text:p>
          </table:table-cell>
          <table:table-cell table:formula="of:=[.AF$3]-[.AJ164]" office:value-type="float" office:value="-377.542072543025" calcext:value-type="float">
            <text:p>-377.542072543025</text:p>
          </table:table-cell>
          <table:table-cell table:formula="of:=[.AG$3]-[.AK164]" office:value-type="float" office:value="-142.094231801455" calcext:value-type="float">
            <text:p>-142.09423180145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5244609.jpg</text:p>
          </table:table-cell>
          <table:table-cell table:formula="of:=MID([.C165];5;4)" office:value-type="string" office:string-value="2021" calcext:value-type="string">
            <text:p>2021</text:p>
          </table:table-cell>
          <table:table-cell table:formula="of:=MID([.C165];9;2)" office:value-type="string" office:string-value="07" calcext:value-type="string">
            <text:p>07</text:p>
          </table:table-cell>
          <table:table-cell table:formula="of:=MID([.C165];11;2)" office:value-type="string" office:string-value="05" calcext:value-type="string">
            <text:p>05</text:p>
          </table:table-cell>
          <table:table-cell table:formula="of:=MID([.C165];14;2)" office:value-type="string" office:string-value="03" calcext:value-type="string">
            <text:p>03</text:p>
          </table:table-cell>
          <table:table-cell table:formula="of:=MID([.C165];16;2)" office:value-type="string" office:string-value="52" calcext:value-type="string">
            <text:p>52</text:p>
          </table:table-cell>
          <table:table-cell table:formula="of:=MID([.C165];18;2)" office:value-type="string" office:string-value="44" calcext:value-type="string">
            <text:p>44</text:p>
          </table:table-cell>
          <table:table-cell table:formula="of:=DATE([.D165];[.E165];[.F165])+TIME([.G165];[.H165];[.I165])" office:value-type="date" office:date-value="2021-07-05T03:52:44" calcext:value-type="date">
            <text:p>05/07/21 03:52:44</text:p>
          </table:table-cell>
          <table:table-cell table:formula="of:=IF([.C165]&lt;&gt;&quot;&quot;;CONCATENATE(&quot;mogrify -rotate &quot;;ROUND([.N165];3);&quot; -background black &quot;;[.C165]);&quot;&quot;)" office:value-type="string" office:string-value="mogrify -rotate 21.508 -background black IMG_20210705_035244609.jpg" calcext:value-type="string">
            <text:p>mogrify -rotate 21.508 -background black IMG_20210705_035244609.jpg</text:p>
          </table:table-cell>
          <table:table-cell table:formula="of:=IF([.C165]&lt;&gt;&quot;&quot;;CONCATENATE(&quot;mogrify -crop &quot;;ROUND([.B$22]);&quot;x&quot;;ROUND([.B$23]);&quot;+&quot;;ROUND([.B$30]+[.B$33]-[.AL165]);&quot;+&quot;;ROUND([.B$31]+[.B$34]-[.AM165]);&quot; &quot;;[.C165]);&quot;&quot;)" office:value-type="string" office:string-value="mogrify -crop 2538x1941+1964+958 IMG_20210705_035244609.jpg" calcext:value-type="string">
            <text:p>mogrify -crop 2538x1941+1964+958 IMG_20210705_035244609.jpg</text:p>
          </table:table-cell>
          <table:table-cell/>
          <table:table-cell table:formula="of:=IF([.C165]&lt;&gt;&quot;&quot;;([.J165]-[.J$3])*360*[.B$35];0)" office:value-type="float" office:value="21.5083333320217" calcext:value-type="float">
            <text:p>21.5083333320217</text:p>
          </table:table-cell>
          <table:table-cell table:formula="of:=[.N165]/180*PI()" office:value-type="float" office:value="0.375391233260222" calcext:value-type="float">
            <text:p>0.375391233260222</text:p>
          </table:table-cell>
          <table:table-cell table:formula="of:=COS([.$O165])*([.P$3]-[.B$14])-SIN([.$O165])*([.Q$3]-[.B$15])" office:value-type="float" office:value="-417.286625091392" calcext:value-type="float">
            <text:p>-417.286625091392</text:p>
          </table:table-cell>
          <table:table-cell table:formula="of:=SIN([.$O165])*([.P$3]-[.B$14])+COS([.$O165])*([.Q$3]-[.B$15])" office:value-type="float" office:value="104.268271875177" calcext:value-type="float">
            <text:p>104.268271875177</text:p>
          </table:table-cell>
          <table:table-cell table:formula="of:=COS([.$O165])*([.R$3]-[.B$14])-SIN([.$O165])*([.S$3]-[.B$15])" office:value-type="float" office:value="-735.527147519249" calcext:value-type="float">
            <text:p>-735.527147519249</text:p>
          </table:table-cell>
          <table:table-cell table:formula="of:=SIN([.$O165])*([.R$3]-[.B$14])+COS([.$O165])*([.S$3]-[.B$15])" office:value-type="float" office:value="911.824443224789" calcext:value-type="float">
            <text:p>911.824443224789</text:p>
          </table:table-cell>
          <table:table-cell table:formula="of:=COS([.$O165])*([.T$3]-[.B$14])-SIN([.$O165])*([.U$3]-[.B$15])" office:value-type="float" office:value="658.214451037815" calcext:value-type="float">
            <text:p>658.214451037815</text:p>
          </table:table-cell>
          <table:table-cell table:formula="of:=SIN([.$O165])*([.T$3]-[.B$14])+COS([.$O165])*([.U$3]-[.B$15])" office:value-type="float" office:value="528.100119716884" calcext:value-type="float">
            <text:p>528.100119716884</text:p>
          </table:table-cell>
          <table:table-cell table:formula="of:=COS([.$O165])*([.V$3]-[.B$14])-SIN([.$O165])*([.W$3]-[.B$15])" office:value-type="float" office:value="339.973928609958" calcext:value-type="float">
            <text:p>339.973928609958</text:p>
          </table:table-cell>
          <table:table-cell table:formula="of:=SIN([.$O165])*([.V$3]-[.B$14])+COS([.$O165])*([.W$3]-[.B$15])" office:value-type="float" office:value="1335.6562910665" calcext:value-type="float">
            <text:p>1335.6562910665</text:p>
          </table:table-cell>
          <table:table-cell table:formula="of:=COS([.$O165])*([.X$3]-[.B$12]/2)-SIN([.$O165])*([.Y$3]-[.B$13]/2)" office:value-type="float" office:value="-378.630276850675" calcext:value-type="float">
            <text:p>-378.630276850675</text:p>
          </table:table-cell>
          <table:table-cell table:formula="of:=SIN([.$O165])*([.X$3]-[.B$12]/2)+COS([.$O165])*([.Y$3]-[.B$13]/2)" office:value-type="float" office:value="-615.69400959566" calcext:value-type="float">
            <text:p>-615.69400959566</text:p>
          </table:table-cell>
          <table:table-cell table:formula="of:=COS([.$O165])*([.Z$3]-[.B$12]/2)-SIN([.$O165])*([.AA$3]-[.B$13]/2)" office:value-type="float" office:value="-696.870799278532" calcext:value-type="float">
            <text:p>-696.870799278532</text:p>
          </table:table-cell>
          <table:table-cell table:formula="of:=SIN([.$O165])*([.Z$3]-[.B$12]/2)+COS([.$O165])*([.AA$3]-[.B$13]/2)" office:value-type="float" office:value="191.862161753952" calcext:value-type="float">
            <text:p>191.862161753952</text:p>
          </table:table-cell>
          <table:table-cell table:formula="of:=COS([.$O165])*([.AB$3]-[.B$12]/2)-SIN([.$O165])*([.AC$3]-[.B$13]/2)" office:value-type="float" office:value="696.870799278532" calcext:value-type="float">
            <text:p>696.870799278532</text:p>
          </table:table-cell>
          <table:table-cell table:formula="of:=SIN([.$O165])*([.AB$3]-[.B$12]/2)+COS([.$O165])*([.AC$3]-[.B$13]/2)" office:value-type="float" office:value="-191.862161753952" calcext:value-type="float">
            <text:p>-191.862161753952</text:p>
          </table:table-cell>
          <table:table-cell table:formula="of:=COS([.$O165])*([.AD$3]-[.B$12]/2)-SIN([.$O165])*([.AE$3]-[.B$13]/2)" office:value-type="float" office:value="378.630276850675" calcext:value-type="float">
            <text:p>378.630276850675</text:p>
          </table:table-cell>
          <table:table-cell table:formula="of:=SIN([.$O165])*([.AD$3]-[.B$12]/2)+COS([.$O165])*([.AE$3]-[.B$13]/2)" office:value-type="float" office:value="615.69400959566" calcext:value-type="float">
            <text:p>615.69400959566</text:p>
          </table:table-cell>
          <table:table-cell table:formula="of:=COS([.$O165])*([.AF$3]-[.B$12]/2)-SIN([.$O165])*([.AG$3]-[.B$13]/2)" office:value-type="float" office:value="38.656348240717" calcext:value-type="float">
            <text:p>38.656348240717</text:p>
          </table:table-cell>
          <table:table-cell table:formula="of:=SIN([.$O165])*([.AF$3]-[.B$12]/2)+COS([.$O165])*([.AG$3]-[.B$13]/2)" office:value-type="float" office:value="-719.962281470837" calcext:value-type="float">
            <text:p>-719.962281470837</text:p>
          </table:table-cell>
          <table:table-cell table:formula="of:=MIN([.X165];[.Z165];[.AB165];[.AD165])" office:value-type="float" office:value="-696.870799278532" calcext:value-type="float">
            <text:p>-696.870799278532</text:p>
          </table:table-cell>
          <table:table-cell table:formula="of:=MIN([.Y165];[.AA165];[.AC165];[.AE165])" office:value-type="float" office:value="-615.69400959566" calcext:value-type="float">
            <text:p>-615.69400959566</text:p>
          </table:table-cell>
          <table:table-cell table:formula="of:=[.AF165]-[.$AH165]" office:value-type="float" office:value="735.527147519249" calcext:value-type="float">
            <text:p>735.527147519249</text:p>
          </table:table-cell>
          <table:table-cell table:formula="of:=[.AG165]-[.$AI165]" office:value-type="float" office:value="-104.268271875177" calcext:value-type="float">
            <text:p>-104.268271875177</text:p>
          </table:table-cell>
          <table:table-cell table:formula="of:=[.AF$3]-[.AJ165]" office:value-type="float" office:value="-385.527147519249" calcext:value-type="float">
            <text:p>-385.527147519249</text:p>
          </table:table-cell>
          <table:table-cell table:formula="of:=[.AG$3]-[.AK165]" office:value-type="float" office:value="-145.731728124823" calcext:value-type="float">
            <text:p>-145.73172812482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5444695.jpg</text:p>
          </table:table-cell>
          <table:table-cell table:formula="of:=MID([.C166];5;4)" office:value-type="string" office:string-value="2021" calcext:value-type="string">
            <text:p>2021</text:p>
          </table:table-cell>
          <table:table-cell table:formula="of:=MID([.C166];9;2)" office:value-type="string" office:string-value="07" calcext:value-type="string">
            <text:p>07</text:p>
          </table:table-cell>
          <table:table-cell table:formula="of:=MID([.C166];11;2)" office:value-type="string" office:string-value="05" calcext:value-type="string">
            <text:p>05</text:p>
          </table:table-cell>
          <table:table-cell table:formula="of:=MID([.C166];14;2)" office:value-type="string" office:string-value="03" calcext:value-type="string">
            <text:p>03</text:p>
          </table:table-cell>
          <table:table-cell table:formula="of:=MID([.C166];16;2)" office:value-type="string" office:string-value="54" calcext:value-type="string">
            <text:p>54</text:p>
          </table:table-cell>
          <table:table-cell table:formula="of:=MID([.C166];18;2)" office:value-type="string" office:string-value="44" calcext:value-type="string">
            <text:p>44</text:p>
          </table:table-cell>
          <table:table-cell table:formula="of:=DATE([.D166];[.E166];[.F166])+TIME([.G166];[.H166];[.I166])" office:value-type="date" office:date-value="2021-07-05T03:54:44" calcext:value-type="date">
            <text:p>05/07/21 03:54:44</text:p>
          </table:table-cell>
          <table:table-cell table:formula="of:=IF([.C166]&lt;&gt;&quot;&quot;;CONCATENATE(&quot;mogrify -rotate &quot;;ROUND([.N166];3);&quot; -background black &quot;;[.C166]);&quot;&quot;)" office:value-type="string" office:string-value="mogrify -rotate 22.008 -background black IMG_20210705_035444695.jpg" calcext:value-type="string">
            <text:p>mogrify -rotate 22.008 -background black IMG_20210705_035444695.jpg</text:p>
          </table:table-cell>
          <table:table-cell table:formula="of:=IF([.C166]&lt;&gt;&quot;&quot;;CONCATENATE(&quot;mogrify -crop &quot;;ROUND([.B$22]);&quot;x&quot;;ROUND([.B$23]);&quot;+&quot;;ROUND([.B$30]+[.B$33]-[.AL166]);&quot;+&quot;;ROUND([.B$31]+[.B$34]-[.AM166]);&quot; &quot;;[.C166]);&quot;&quot;)" office:value-type="string" office:string-value="mogrify -crop 2538x1941+1972+962 IMG_20210705_035444695.jpg" calcext:value-type="string">
            <text:p>mogrify -crop 2538x1941+1972+962 IMG_20210705_035444695.jpg</text:p>
          </table:table-cell>
          <table:table-cell/>
          <table:table-cell table:formula="of:=IF([.C166]&lt;&gt;&quot;&quot;;([.J166]-[.J$3])*360*[.B$35];0)" office:value-type="float" office:value="22.0083333336515" calcext:value-type="float">
            <text:p>22.0083333336515</text:p>
          </table:table-cell>
          <table:table-cell table:formula="of:=[.N166]/180*PI()" office:value-type="float" office:value="0.384117879548639" calcext:value-type="float">
            <text:p>0.384117879548639</text:p>
          </table:table-cell>
          <table:table-cell table:formula="of:=COS([.$O166])*([.P$3]-[.B$14])-SIN([.$O166])*([.Q$3]-[.B$15])" office:value-type="float" office:value="-418.180636874082" calcext:value-type="float">
            <text:p>-418.180636874082</text:p>
          </table:table-cell>
          <table:table-cell table:formula="of:=SIN([.$O166])*([.P$3]-[.B$14])+COS([.$O166])*([.Q$3]-[.B$15])" office:value-type="float" office:value="100.622835100127" calcext:value-type="float">
            <text:p>100.622835100127</text:p>
          </table:table-cell>
          <table:table-cell table:formula="of:=COS([.$O166])*([.R$3]-[.B$14])-SIN([.$O166])*([.S$3]-[.B$15])" office:value-type="float" office:value="-743.456209297093" calcext:value-type="float">
            <text:p>-743.456209297093</text:p>
          </table:table-cell>
          <table:table-cell table:formula="of:=SIN([.$O166])*([.R$3]-[.B$14])+COS([.$O166])*([.S$3]-[.B$15])" office:value-type="float" office:value="905.371119959985" calcext:value-type="float">
            <text:p>905.371119959985</text:p>
          </table:table-cell>
          <table:table-cell table:formula="of:=COS([.$O166])*([.T$3]-[.B$14])-SIN([.$O166])*([.U$3]-[.B$15])" office:value-type="float" office:value="653.580903791812" calcext:value-type="float">
            <text:p>653.580903791812</text:p>
          </table:table-cell>
          <table:table-cell table:formula="of:=SIN([.$O166])*([.T$3]-[.B$14])+COS([.$O166])*([.U$3]-[.B$15])" office:value-type="float" office:value="533.823943073631" calcext:value-type="float">
            <text:p>533.823943073631</text:p>
          </table:table-cell>
          <table:table-cell table:formula="of:=COS([.$O166])*([.V$3]-[.B$14])-SIN([.$O166])*([.W$3]-[.B$15])" office:value-type="float" office:value="328.305331368801" calcext:value-type="float">
            <text:p>328.305331368801</text:p>
          </table:table-cell>
          <table:table-cell table:formula="of:=SIN([.$O166])*([.V$3]-[.B$14])+COS([.$O166])*([.W$3]-[.B$15])" office:value-type="float" office:value="1338.57222793349" calcext:value-type="float">
            <text:p>1338.57222793349</text:p>
          </table:table-cell>
          <table:table-cell table:formula="of:=COS([.$O166])*([.X$3]-[.B$12]/2)-SIN([.$O166])*([.Y$3]-[.B$13]/2)" office:value-type="float" office:value="-373.242984121441" calcext:value-type="float">
            <text:p>-373.242984121441</text:p>
          </table:table-cell>
          <table:table-cell table:formula="of:=SIN([.$O166])*([.X$3]-[.B$12]/2)+COS([.$O166])*([.Y$3]-[.B$13]/2)" office:value-type="float" office:value="-618.97469641668" calcext:value-type="float">
            <text:p>-618.97469641668</text:p>
          </table:table-cell>
          <table:table-cell table:formula="of:=COS([.$O166])*([.Z$3]-[.B$12]/2)-SIN([.$O166])*([.AA$3]-[.B$13]/2)" office:value-type="float" office:value="-698.518556544452" calcext:value-type="float">
            <text:p>-698.518556544452</text:p>
          </table:table-cell>
          <table:table-cell table:formula="of:=SIN([.$O166])*([.Z$3]-[.B$12]/2)+COS([.$O166])*([.AA$3]-[.B$13]/2)" office:value-type="float" office:value="185.773588443177" calcext:value-type="float">
            <text:p>185.773588443177</text:p>
          </table:table-cell>
          <table:table-cell table:formula="of:=COS([.$O166])*([.AB$3]-[.B$12]/2)-SIN([.$O166])*([.AC$3]-[.B$13]/2)" office:value-type="float" office:value="698.518556544452" calcext:value-type="float">
            <text:p>698.518556544452</text:p>
          </table:table-cell>
          <table:table-cell table:formula="of:=SIN([.$O166])*([.AB$3]-[.B$12]/2)+COS([.$O166])*([.AC$3]-[.B$13]/2)" office:value-type="float" office:value="-185.773588443177" calcext:value-type="float">
            <text:p>-185.773588443177</text:p>
          </table:table-cell>
          <table:table-cell table:formula="of:=COS([.$O166])*([.AD$3]-[.B$12]/2)-SIN([.$O166])*([.AE$3]-[.B$13]/2)" office:value-type="float" office:value="373.242984121441" calcext:value-type="float">
            <text:p>373.242984121441</text:p>
          </table:table-cell>
          <table:table-cell table:formula="of:=SIN([.$O166])*([.AD$3]-[.B$12]/2)+COS([.$O166])*([.AE$3]-[.B$13]/2)" office:value-type="float" office:value="618.97469641668" calcext:value-type="float">
            <text:p>618.97469641668</text:p>
          </table:table-cell>
          <table:table-cell table:formula="of:=COS([.$O166])*([.AF$3]-[.B$12]/2)-SIN([.$O166])*([.AG$3]-[.B$13]/2)" office:value-type="float" office:value="44.9376527526406" calcext:value-type="float">
            <text:p>44.9376527526406</text:p>
          </table:table-cell>
          <table:table-cell table:formula="of:=SIN([.$O166])*([.AF$3]-[.B$12]/2)+COS([.$O166])*([.AG$3]-[.B$13]/2)" office:value-type="float" office:value="-719.597531516808" calcext:value-type="float">
            <text:p>-719.597531516808</text:p>
          </table:table-cell>
          <table:table-cell table:formula="of:=MIN([.X166];[.Z166];[.AB166];[.AD166])" office:value-type="float" office:value="-698.518556544452" calcext:value-type="float">
            <text:p>-698.518556544452</text:p>
          </table:table-cell>
          <table:table-cell table:formula="of:=MIN([.Y166];[.AA166];[.AC166];[.AE166])" office:value-type="float" office:value="-618.97469641668" calcext:value-type="float">
            <text:p>-618.97469641668</text:p>
          </table:table-cell>
          <table:table-cell table:formula="of:=[.AF166]-[.$AH166]" office:value-type="float" office:value="743.456209297093" calcext:value-type="float">
            <text:p>743.456209297093</text:p>
          </table:table-cell>
          <table:table-cell table:formula="of:=[.AG166]-[.$AI166]" office:value-type="float" office:value="-100.622835100127" calcext:value-type="float">
            <text:p>-100.622835100127</text:p>
          </table:table-cell>
          <table:table-cell table:formula="of:=[.AF$3]-[.AJ166]" office:value-type="float" office:value="-393.456209297093" calcext:value-type="float">
            <text:p>-393.456209297093</text:p>
          </table:table-cell>
          <table:table-cell table:formula="of:=[.AG$3]-[.AK166]" office:value-type="float" office:value="-149.377164899873" calcext:value-type="float">
            <text:p>-149.37716489987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5644701.jpg</text:p>
          </table:table-cell>
          <table:table-cell table:formula="of:=MID([.C167];5;4)" office:value-type="string" office:string-value="2021" calcext:value-type="string">
            <text:p>2021</text:p>
          </table:table-cell>
          <table:table-cell table:formula="of:=MID([.C167];9;2)" office:value-type="string" office:string-value="07" calcext:value-type="string">
            <text:p>07</text:p>
          </table:table-cell>
          <table:table-cell table:formula="of:=MID([.C167];11;2)" office:value-type="string" office:string-value="05" calcext:value-type="string">
            <text:p>05</text:p>
          </table:table-cell>
          <table:table-cell table:formula="of:=MID([.C167];14;2)" office:value-type="string" office:string-value="03" calcext:value-type="string">
            <text:p>03</text:p>
          </table:table-cell>
          <table:table-cell table:formula="of:=MID([.C167];16;2)" office:value-type="string" office:string-value="56" calcext:value-type="string">
            <text:p>56</text:p>
          </table:table-cell>
          <table:table-cell table:formula="of:=MID([.C167];18;2)" office:value-type="string" office:string-value="44" calcext:value-type="string">
            <text:p>44</text:p>
          </table:table-cell>
          <table:table-cell table:formula="of:=DATE([.D167];[.E167];[.F167])+TIME([.G167];[.H167];[.I167])" office:value-type="date" office:date-value="2021-07-05T03:56:44" calcext:value-type="date">
            <text:p>05/07/21 03:56:44</text:p>
          </table:table-cell>
          <table:table-cell table:formula="of:=IF([.C167]&lt;&gt;&quot;&quot;;CONCATENATE(&quot;mogrify -rotate &quot;;ROUND([.N167];3);&quot; -background black &quot;;[.C167]);&quot;&quot;)" office:value-type="string" office:string-value="mogrify -rotate 22.508 -background black IMG_20210705_035644701.jpg" calcext:value-type="string">
            <text:p>mogrify -rotate 22.508 -background black IMG_20210705_035644701.jpg</text:p>
          </table:table-cell>
          <table:table-cell table:formula="of:=IF([.C167]&lt;&gt;&quot;&quot;;CONCATENATE(&quot;mogrify -crop &quot;;ROUND([.B$22]);&quot;x&quot;;ROUND([.B$23]);&quot;+&quot;;ROUND([.B$30]+[.B$33]-[.AL167]);&quot;+&quot;;ROUND([.B$31]+[.B$34]-[.AM167]);&quot; &quot;;[.C167]);&quot;&quot;)" office:value-type="string" office:string-value="mogrify -crop 2538x1941+1980+965 IMG_20210705_035644701.jpg" calcext:value-type="string">
            <text:p>mogrify -crop 2538x1941+1980+965 IMG_20210705_035644701.jpg</text:p>
          </table:table-cell>
          <table:table-cell/>
          <table:table-cell table:formula="of:=IF([.C167]&lt;&gt;&quot;&quot;;([.J167]-[.J$3])*360*[.B$35];0)" office:value-type="float" office:value="22.508333332662" calcext:value-type="float">
            <text:p>22.508333332662</text:p>
          </table:table-cell>
          <table:table-cell table:formula="of:=[.N167]/180*PI()" office:value-type="float" office:value="0.39284452579134" calcext:value-type="float">
            <text:p>0.39284452579134</text:p>
          </table:table-cell>
          <table:table-cell table:formula="of:=COS([.$O167])*([.P$3]-[.B$14])-SIN([.$O167])*([.Q$3]-[.B$15])" office:value-type="float" office:value="-419.04280257758" calcext:value-type="float">
            <text:p>-419.04280257758</text:p>
          </table:table-cell>
          <table:table-cell table:formula="of:=SIN([.$O167])*([.P$3]-[.B$14])+COS([.$O167])*([.Q$3]-[.B$15])" office:value-type="float" office:value="96.9697355257151" calcext:value-type="float">
            <text:p>96.9697355257151</text:p>
          </table:table-cell>
          <table:table-cell table:formula="of:=COS([.$O167])*([.R$3]-[.B$14])-SIN([.$O167])*([.S$3]-[.B$15])" office:value-type="float" office:value="-751.32865396473" calcext:value-type="float">
            <text:p>-751.32865396473</text:p>
          </table:table-cell>
          <table:table-cell table:formula="of:=SIN([.$O167])*([.R$3]-[.B$14])+COS([.$O167])*([.S$3]-[.B$15])" office:value-type="float" office:value="898.848849213007" calcext:value-type="float">
            <text:p>898.848849213007</text:p>
          </table:table-cell>
          <table:table-cell table:formula="of:=COS([.$O167])*([.T$3]-[.B$14])-SIN([.$O167])*([.U$3]-[.B$15])" office:value-type="float" office:value="648.897583853883" calcext:value-type="float">
            <text:p>648.897583853883</text:p>
          </table:table-cell>
          <table:table-cell table:formula="of:=SIN([.$O167])*([.T$3]-[.B$14])+COS([.$O167])*([.U$3]-[.B$15])" office:value-type="float" office:value="539.507113640398" calcext:value-type="float">
            <text:p>539.507113640398</text:p>
          </table:table-cell>
          <table:table-cell table:formula="of:=COS([.$O167])*([.V$3]-[.B$14])-SIN([.$O167])*([.W$3]-[.B$15])" office:value-type="float" office:value="316.611732466733" calcext:value-type="float">
            <text:p>316.611732466733</text:p>
          </table:table-cell>
          <table:table-cell table:formula="of:=SIN([.$O167])*([.V$3]-[.B$14])+COS([.$O167])*([.W$3]-[.B$15])" office:value-type="float" office:value="1341.38622732769" calcext:value-type="float">
            <text:p>1341.38622732769</text:p>
          </table:table-cell>
          <table:table-cell table:formula="of:=COS([.$O167])*([.X$3]-[.B$12]/2)-SIN([.$O167])*([.Y$3]-[.B$13]/2)" office:value-type="float" office:value="-367.827267522157" calcext:value-type="float">
            <text:p>-367.827267522157</text:p>
          </table:table-cell>
          <table:table-cell table:formula="of:=SIN([.$O167])*([.X$3]-[.B$12]/2)+COS([.$O167])*([.Y$3]-[.B$13]/2)" office:value-type="float" office:value="-622.208245900988" calcext:value-type="float">
            <text:p>-622.208245900988</text:p>
          </table:table-cell>
          <table:table-cell table:formula="of:=COS([.$O167])*([.Z$3]-[.B$12]/2)-SIN([.$O167])*([.AA$3]-[.B$13]/2)" office:value-type="float" office:value="-700.113118909306" calcext:value-type="float">
            <text:p>-700.113118909306</text:p>
          </table:table-cell>
          <table:table-cell table:formula="of:=SIN([.$O167])*([.Z$3]-[.B$12]/2)+COS([.$O167])*([.AA$3]-[.B$13]/2)" office:value-type="float" office:value="179.670867786305" calcext:value-type="float">
            <text:p>179.670867786305</text:p>
          </table:table-cell>
          <table:table-cell table:formula="of:=COS([.$O167])*([.AB$3]-[.B$12]/2)-SIN([.$O167])*([.AC$3]-[.B$13]/2)" office:value-type="float" office:value="700.113118909306" calcext:value-type="float">
            <text:p>700.113118909306</text:p>
          </table:table-cell>
          <table:table-cell table:formula="of:=SIN([.$O167])*([.AB$3]-[.B$12]/2)+COS([.$O167])*([.AC$3]-[.B$13]/2)" office:value-type="float" office:value="-179.670867786305" calcext:value-type="float">
            <text:p>-179.670867786305</text:p>
          </table:table-cell>
          <table:table-cell table:formula="of:=COS([.$O167])*([.AD$3]-[.B$12]/2)-SIN([.$O167])*([.AE$3]-[.B$13]/2)" office:value-type="float" office:value="367.827267522157" calcext:value-type="float">
            <text:p>367.827267522157</text:p>
          </table:table-cell>
          <table:table-cell table:formula="of:=SIN([.$O167])*([.AD$3]-[.B$12]/2)+COS([.$O167])*([.AE$3]-[.B$13]/2)" office:value-type="float" office:value="622.208245900988" calcext:value-type="float">
            <text:p>622.208245900988</text:p>
          </table:table-cell>
          <table:table-cell table:formula="of:=COS([.$O167])*([.AF$3]-[.B$12]/2)-SIN([.$O167])*([.AG$3]-[.B$13]/2)" office:value-type="float" office:value="51.2155350554235" calcext:value-type="float">
            <text:p>51.2155350554235</text:p>
          </table:table-cell>
          <table:table-cell table:formula="of:=SIN([.$O167])*([.AF$3]-[.B$12]/2)+COS([.$O167])*([.AG$3]-[.B$13]/2)" office:value-type="float" office:value="-719.177981426703" calcext:value-type="float">
            <text:p>-719.177981426703</text:p>
          </table:table-cell>
          <table:table-cell table:formula="of:=MIN([.X167];[.Z167];[.AB167];[.AD167])" office:value-type="float" office:value="-700.113118909306" calcext:value-type="float">
            <text:p>-700.113118909306</text:p>
          </table:table-cell>
          <table:table-cell table:formula="of:=MIN([.Y167];[.AA167];[.AC167];[.AE167])" office:value-type="float" office:value="-622.208245900988" calcext:value-type="float">
            <text:p>-622.208245900988</text:p>
          </table:table-cell>
          <table:table-cell table:formula="of:=[.AF167]-[.$AH167]" office:value-type="float" office:value="751.32865396473" calcext:value-type="float">
            <text:p>751.32865396473</text:p>
          </table:table-cell>
          <table:table-cell table:formula="of:=[.AG167]-[.$AI167]" office:value-type="float" office:value="-96.9697355257151" calcext:value-type="float">
            <text:p>-96.9697355257151</text:p>
          </table:table-cell>
          <table:table-cell table:formula="of:=[.AF$3]-[.AJ167]" office:value-type="float" office:value="-401.32865396473" calcext:value-type="float">
            <text:p>-401.32865396473</text:p>
          </table:table-cell>
          <table:table-cell table:formula="of:=[.AG$3]-[.AK167]" office:value-type="float" office:value="-153.030264474285" calcext:value-type="float">
            <text:p>-153.03026447428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35844761.jpg</text:p>
          </table:table-cell>
          <table:table-cell table:formula="of:=MID([.C168];5;4)" office:value-type="string" office:string-value="2021" calcext:value-type="string">
            <text:p>2021</text:p>
          </table:table-cell>
          <table:table-cell table:formula="of:=MID([.C168];9;2)" office:value-type="string" office:string-value="07" calcext:value-type="string">
            <text:p>07</text:p>
          </table:table-cell>
          <table:table-cell table:formula="of:=MID([.C168];11;2)" office:value-type="string" office:string-value="05" calcext:value-type="string">
            <text:p>05</text:p>
          </table:table-cell>
          <table:table-cell table:formula="of:=MID([.C168];14;2)" office:value-type="string" office:string-value="03" calcext:value-type="string">
            <text:p>03</text:p>
          </table:table-cell>
          <table:table-cell table:formula="of:=MID([.C168];16;2)" office:value-type="string" office:string-value="58" calcext:value-type="string">
            <text:p>58</text:p>
          </table:table-cell>
          <table:table-cell table:formula="of:=MID([.C168];18;2)" office:value-type="string" office:string-value="44" calcext:value-type="string">
            <text:p>44</text:p>
          </table:table-cell>
          <table:table-cell table:formula="of:=DATE([.D168];[.E168];[.F168])+TIME([.G168];[.H168];[.I168])" office:value-type="date" office:date-value="2021-07-05T03:58:44" calcext:value-type="date">
            <text:p>05/07/21 03:58:44</text:p>
          </table:table-cell>
          <table:table-cell table:formula="of:=IF([.C168]&lt;&gt;&quot;&quot;;CONCATENATE(&quot;mogrify -rotate &quot;;ROUND([.N168];3);&quot; -background black &quot;;[.C168]);&quot;&quot;)" office:value-type="string" office:string-value="mogrify -rotate 23.008 -background black IMG_20210705_035844761.jpg" calcext:value-type="string">
            <text:p>mogrify -rotate 23.008 -background black IMG_20210705_035844761.jpg</text:p>
          </table:table-cell>
          <table:table-cell table:formula="of:=IF([.C168]&lt;&gt;&quot;&quot;;CONCATENATE(&quot;mogrify -crop &quot;;ROUND([.B$22]);&quot;x&quot;;ROUND([.B$23]);&quot;+&quot;;ROUND([.B$30]+[.B$33]-[.AL168]);&quot;+&quot;;ROUND([.B$31]+[.B$34]-[.AM168]);&quot; &quot;;[.C168]);&quot;&quot;)" office:value-type="string" office:string-value="mogrify -crop 2538x1941+1987+969 IMG_20210705_035844761.jpg" calcext:value-type="string">
            <text:p>mogrify -crop 2538x1941+1987+969 IMG_20210705_035844761.jpg</text:p>
          </table:table-cell>
          <table:table-cell/>
          <table:table-cell table:formula="of:=IF([.C168]&lt;&gt;&quot;&quot;;([.J168]-[.J$3])*360*[.B$35];0)" office:value-type="float" office:value="23.0083333342918" calcext:value-type="float">
            <text:p>23.0083333342918</text:p>
          </table:table-cell>
          <table:table-cell table:formula="of:=[.N168]/180*PI()" office:value-type="float" office:value="0.401571172079757" calcext:value-type="float">
            <text:p>0.401571172079757</text:p>
          </table:table-cell>
          <table:table-cell table:formula="of:=COS([.$O168])*([.P$3]-[.B$14])-SIN([.$O168])*([.Q$3]-[.B$15])" office:value-type="float" office:value="-419.873056553664" calcext:value-type="float">
            <text:p>-419.873056553664</text:p>
          </table:table-cell>
          <table:table-cell table:formula="of:=SIN([.$O168])*([.P$3]-[.B$14])+COS([.$O168])*([.Q$3]-[.B$15])" office:value-type="float" office:value="93.3092513113433" calcext:value-type="float">
            <text:p>93.3092513113433</text:p>
          </table:table-cell>
          <table:table-cell table:formula="of:=COS([.$O168])*([.R$3]-[.B$14])-SIN([.$O168])*([.S$3]-[.B$15])" office:value-type="float" office:value="-759.143882087497" calcext:value-type="float">
            <text:p>-759.143882087497</text:p>
          </table:table-cell>
          <table:table-cell table:formula="of:=SIN([.$O168])*([.R$3]-[.B$14])+COS([.$O168])*([.S$3]-[.B$15])" office:value-type="float" office:value="892.258127611693" calcext:value-type="float">
            <text:p>892.258127611693</text:p>
          </table:table-cell>
          <table:table-cell table:formula="of:=COS([.$O168])*([.T$3]-[.B$14])-SIN([.$O168])*([.U$3]-[.B$15])" office:value-type="float" office:value="644.164847827908" calcext:value-type="float">
            <text:p>644.164847827908</text:p>
          </table:table-cell>
          <table:table-cell table:formula="of:=SIN([.$O168])*([.T$3]-[.B$14])+COS([.$O168])*([.U$3]-[.B$15])" office:value-type="float" office:value="545.149198681286" calcext:value-type="float">
            <text:p>545.149198681286</text:p>
          </table:table-cell>
          <table:table-cell table:formula="of:=COS([.$O168])*([.V$3]-[.B$14])-SIN([.$O168])*([.W$3]-[.B$15])" office:value-type="float" office:value="304.894022294075" calcext:value-type="float">
            <text:p>304.894022294075</text:p>
          </table:table-cell>
          <table:table-cell table:formula="of:=SIN([.$O168])*([.V$3]-[.B$14])+COS([.$O168])*([.W$3]-[.B$15])" office:value-type="float" office:value="1344.09807498164" calcext:value-type="float">
            <text:p>1344.09807498164</text:p>
          </table:table-cell>
          <table:table-cell table:formula="of:=COS([.$O168])*([.X$3]-[.B$12]/2)-SIN([.$O168])*([.Y$3]-[.B$13]/2)" office:value-type="float" office:value="-362.383539423869" calcext:value-type="float">
            <text:p>-362.383539423869</text:p>
          </table:table-cell>
          <table:table-cell table:formula="of:=SIN([.$O168])*([.X$3]-[.B$12]/2)+COS([.$O168])*([.Y$3]-[.B$13]/2)" office:value-type="float" office:value="-625.394411835146" calcext:value-type="float">
            <text:p>-625.394411835146</text:p>
          </table:table-cell>
          <table:table-cell table:formula="of:=COS([.$O168])*([.Z$3]-[.B$12]/2)-SIN([.$O168])*([.AA$3]-[.B$13]/2)" office:value-type="float" office:value="-701.654364957702" calcext:value-type="float">
            <text:p>-701.654364957702</text:p>
          </table:table-cell>
          <table:table-cell table:formula="of:=SIN([.$O168])*([.Z$3]-[.B$12]/2)+COS([.$O168])*([.AA$3]-[.B$13]/2)" office:value-type="float" office:value="173.554464465203" calcext:value-type="float">
            <text:p>173.554464465203</text:p>
          </table:table-cell>
          <table:table-cell table:formula="of:=COS([.$O168])*([.AB$3]-[.B$12]/2)-SIN([.$O168])*([.AC$3]-[.B$13]/2)" office:value-type="float" office:value="701.654364957702" calcext:value-type="float">
            <text:p>701.654364957702</text:p>
          </table:table-cell>
          <table:table-cell table:formula="of:=SIN([.$O168])*([.AB$3]-[.B$12]/2)+COS([.$O168])*([.AC$3]-[.B$13]/2)" office:value-type="float" office:value="-173.554464465203" calcext:value-type="float">
            <text:p>-173.554464465203</text:p>
          </table:table-cell>
          <table:table-cell table:formula="of:=COS([.$O168])*([.AD$3]-[.B$12]/2)-SIN([.$O168])*([.AE$3]-[.B$13]/2)" office:value-type="float" office:value="362.383539423869" calcext:value-type="float">
            <text:p>362.383539423869</text:p>
          </table:table-cell>
          <table:table-cell table:formula="of:=SIN([.$O168])*([.AD$3]-[.B$12]/2)+COS([.$O168])*([.AE$3]-[.B$13]/2)" office:value-type="float" office:value="625.394411835146" calcext:value-type="float">
            <text:p>625.394411835146</text:p>
          </table:table-cell>
          <table:table-cell table:formula="of:=COS([.$O168])*([.AF$3]-[.B$12]/2)-SIN([.$O168])*([.AG$3]-[.B$13]/2)" office:value-type="float" office:value="57.4895171297948" calcext:value-type="float">
            <text:p>57.4895171297948</text:p>
          </table:table-cell>
          <table:table-cell table:formula="of:=SIN([.$O168])*([.AF$3]-[.B$12]/2)+COS([.$O168])*([.AG$3]-[.B$13]/2)" office:value-type="float" office:value="-718.70366314649" calcext:value-type="float">
            <text:p>-718.70366314649</text:p>
          </table:table-cell>
          <table:table-cell table:formula="of:=MIN([.X168];[.Z168];[.AB168];[.AD168])" office:value-type="float" office:value="-701.654364957702" calcext:value-type="float">
            <text:p>-701.654364957702</text:p>
          </table:table-cell>
          <table:table-cell table:formula="of:=MIN([.Y168];[.AA168];[.AC168];[.AE168])" office:value-type="float" office:value="-625.394411835146" calcext:value-type="float">
            <text:p>-625.394411835146</text:p>
          </table:table-cell>
          <table:table-cell table:formula="of:=[.AF168]-[.$AH168]" office:value-type="float" office:value="759.143882087497" calcext:value-type="float">
            <text:p>759.143882087497</text:p>
          </table:table-cell>
          <table:table-cell table:formula="of:=[.AG168]-[.$AI168]" office:value-type="float" office:value="-93.3092513113433" calcext:value-type="float">
            <text:p>-93.3092513113433</text:p>
          </table:table-cell>
          <table:table-cell table:formula="of:=[.AF$3]-[.AJ168]" office:value-type="float" office:value="-409.143882087497" calcext:value-type="float">
            <text:p>-409.143882087497</text:p>
          </table:table-cell>
          <table:table-cell table:formula="of:=[.AG$3]-[.AK168]" office:value-type="float" office:value="-156.690748688657" calcext:value-type="float">
            <text:p>-156.69074868865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0044775.jpg</text:p>
          </table:table-cell>
          <table:table-cell table:formula="of:=MID([.C169];5;4)" office:value-type="string" office:string-value="2021" calcext:value-type="string">
            <text:p>2021</text:p>
          </table:table-cell>
          <table:table-cell table:formula="of:=MID([.C169];9;2)" office:value-type="string" office:string-value="07" calcext:value-type="string">
            <text:p>07</text:p>
          </table:table-cell>
          <table:table-cell table:formula="of:=MID([.C169];11;2)" office:value-type="string" office:string-value="05" calcext:value-type="string">
            <text:p>05</text:p>
          </table:table-cell>
          <table:table-cell table:formula="of:=MID([.C169];14;2)" office:value-type="string" office:string-value="04" calcext:value-type="string">
            <text:p>04</text:p>
          </table:table-cell>
          <table:table-cell table:formula="of:=MID([.C169];16;2)" office:value-type="string" office:string-value="00" calcext:value-type="string">
            <text:p>00</text:p>
          </table:table-cell>
          <table:table-cell table:formula="of:=MID([.C169];18;2)" office:value-type="string" office:string-value="44" calcext:value-type="string">
            <text:p>44</text:p>
          </table:table-cell>
          <table:table-cell table:formula="of:=DATE([.D169];[.E169];[.F169])+TIME([.G169];[.H169];[.I169])" office:value-type="date" office:date-value="2021-07-05T04:00:44" calcext:value-type="date">
            <text:p>05/07/21 04:00:44</text:p>
          </table:table-cell>
          <table:table-cell table:formula="of:=IF([.C169]&lt;&gt;&quot;&quot;;CONCATENATE(&quot;mogrify -rotate &quot;;ROUND([.N169];3);&quot; -background black &quot;;[.C169]);&quot;&quot;)" office:value-type="string" office:string-value="mogrify -rotate 23.508 -background black IMG_20210705_040044775.jpg" calcext:value-type="string">
            <text:p>mogrify -rotate 23.508 -background black IMG_20210705_040044775.jpg</text:p>
          </table:table-cell>
          <table:table-cell table:formula="of:=IF([.C169]&lt;&gt;&quot;&quot;;CONCATENATE(&quot;mogrify -crop &quot;;ROUND([.B$22]);&quot;x&quot;;ROUND([.B$23]);&quot;+&quot;;ROUND([.B$30]+[.B$33]-[.AL169]);&quot;+&quot;;ROUND([.B$31]+[.B$34]-[.AM169]);&quot; &quot;;[.C169]);&quot;&quot;)" office:value-type="string" office:string-value="mogrify -crop 2538x1941+1995+973 IMG_20210705_040044775.jpg" calcext:value-type="string">
            <text:p>mogrify -crop 2538x1941+1995+973 IMG_20210705_040044775.jpg</text:p>
          </table:table-cell>
          <table:table-cell/>
          <table:table-cell table:formula="of:=IF([.C169]&lt;&gt;&quot;&quot;;([.J169]-[.J$3])*360*[.B$35];0)" office:value-type="float" office:value="23.5083333333023" calcext:value-type="float">
            <text:p>23.5083333333023</text:p>
          </table:table-cell>
          <table:table-cell table:formula="of:=[.N169]/180*PI()" office:value-type="float" office:value="0.410297818322458" calcext:value-type="float">
            <text:p>0.410297818322458</text:p>
          </table:table-cell>
          <table:table-cell table:formula="of:=COS([.$O169])*([.P$3]-[.B$14])-SIN([.$O169])*([.Q$3]-[.B$15])" office:value-type="float" office:value="-420.671335566581" calcext:value-type="float">
            <text:p>-420.671335566581</text:p>
          </table:table-cell>
          <table:table-cell table:formula="of:=SIN([.$O169])*([.P$3]-[.B$14])+COS([.$O169])*([.Q$3]-[.B$15])" office:value-type="float" office:value="89.6416612554078" calcext:value-type="float">
            <text:p>89.6416612554078</text:p>
          </table:table-cell>
          <table:table-cell table:formula="of:=COS([.$O169])*([.R$3]-[.B$14])-SIN([.$O169])*([.S$3]-[.B$15])" office:value-type="float" office:value="-766.901298423635" calcext:value-type="float">
            <text:p>-766.901298423635</text:p>
          </table:table-cell>
          <table:table-cell table:formula="of:=SIN([.$O169])*([.R$3]-[.B$14])+COS([.$O169])*([.S$3]-[.B$15])" office:value-type="float" office:value="885.59945713406" calcext:value-type="float">
            <text:p>885.59945713406</text:p>
          </table:table-cell>
          <table:table-cell table:formula="of:=COS([.$O169])*([.T$3]-[.B$14])-SIN([.$O169])*([.U$3]-[.B$15])" office:value-type="float" office:value="639.383056179643" calcext:value-type="float">
            <text:p>639.383056179643</text:p>
          </table:table-cell>
          <table:table-cell table:formula="of:=SIN([.$O169])*([.T$3]-[.B$14])+COS([.$O169])*([.U$3]-[.B$15])" office:value-type="float" office:value="550.749768470564" calcext:value-type="float">
            <text:p>550.749768470564</text:p>
          </table:table-cell>
          <table:table-cell table:formula="of:=COS([.$O169])*([.V$3]-[.B$14])-SIN([.$O169])*([.W$3]-[.B$15])" office:value-type="float" office:value="293.153093322588" calcext:value-type="float">
            <text:p>293.153093322588</text:p>
          </table:table-cell>
          <table:table-cell table:formula="of:=SIN([.$O169])*([.V$3]-[.B$14])+COS([.$O169])*([.W$3]-[.B$15])" office:value-type="float" office:value="1346.70756434922" calcext:value-type="float">
            <text:p>1346.70756434922</text:p>
          </table:table-cell>
          <table:table-cell table:formula="of:=COS([.$O169])*([.X$3]-[.B$12]/2)-SIN([.$O169])*([.Y$3]-[.B$13]/2)" office:value-type="float" office:value="-356.912214444584" calcext:value-type="float">
            <text:p>-356.912214444584</text:p>
          </table:table-cell>
          <table:table-cell table:formula="of:=SIN([.$O169])*([.X$3]-[.B$12]/2)+COS([.$O169])*([.Y$3]-[.B$13]/2)" office:value-type="float" office:value="-628.532951546904" calcext:value-type="float">
            <text:p>-628.532951546904</text:p>
          </table:table-cell>
          <table:table-cell table:formula="of:=COS([.$O169])*([.Z$3]-[.B$12]/2)-SIN([.$O169])*([.AA$3]-[.B$13]/2)" office:value-type="float" office:value="-703.142177301639" calcext:value-type="float">
            <text:p>-703.142177301639</text:p>
          </table:table-cell>
          <table:table-cell table:formula="of:=SIN([.$O169])*([.Z$3]-[.B$12]/2)+COS([.$O169])*([.AA$3]-[.B$13]/2)" office:value-type="float" office:value="167.424844331748" calcext:value-type="float">
            <text:p>167.424844331748</text:p>
          </table:table-cell>
          <table:table-cell table:formula="of:=COS([.$O169])*([.AB$3]-[.B$12]/2)-SIN([.$O169])*([.AC$3]-[.B$13]/2)" office:value-type="float" office:value="703.142177301639" calcext:value-type="float">
            <text:p>703.142177301639</text:p>
          </table:table-cell>
          <table:table-cell table:formula="of:=SIN([.$O169])*([.AB$3]-[.B$12]/2)+COS([.$O169])*([.AC$3]-[.B$13]/2)" office:value-type="float" office:value="-167.424844331748" calcext:value-type="float">
            <text:p>-167.424844331748</text:p>
          </table:table-cell>
          <table:table-cell table:formula="of:=COS([.$O169])*([.AD$3]-[.B$12]/2)-SIN([.$O169])*([.AE$3]-[.B$13]/2)" office:value-type="float" office:value="356.912214444584" calcext:value-type="float">
            <text:p>356.912214444584</text:p>
          </table:table-cell>
          <table:table-cell table:formula="of:=SIN([.$O169])*([.AD$3]-[.B$12]/2)+COS([.$O169])*([.AE$3]-[.B$13]/2)" office:value-type="float" office:value="628.532951546904" calcext:value-type="float">
            <text:p>628.532951546904</text:p>
          </table:table-cell>
          <table:table-cell table:formula="of:=COS([.$O169])*([.AF$3]-[.B$12]/2)-SIN([.$O169])*([.AG$3]-[.B$13]/2)" office:value-type="float" office:value="63.7591211219962" calcext:value-type="float">
            <text:p>63.7591211219962</text:p>
          </table:table-cell>
          <table:table-cell table:formula="of:=SIN([.$O169])*([.AF$3]-[.B$12]/2)+COS([.$O169])*([.AG$3]-[.B$13]/2)" office:value-type="float" office:value="-718.174612802312" calcext:value-type="float">
            <text:p>-718.174612802312</text:p>
          </table:table-cell>
          <table:table-cell table:formula="of:=MIN([.X169];[.Z169];[.AB169];[.AD169])" office:value-type="float" office:value="-703.142177301639" calcext:value-type="float">
            <text:p>-703.142177301639</text:p>
          </table:table-cell>
          <table:table-cell table:formula="of:=MIN([.Y169];[.AA169];[.AC169];[.AE169])" office:value-type="float" office:value="-628.532951546904" calcext:value-type="float">
            <text:p>-628.532951546904</text:p>
          </table:table-cell>
          <table:table-cell table:formula="of:=[.AF169]-[.$AH169]" office:value-type="float" office:value="766.901298423635" calcext:value-type="float">
            <text:p>766.901298423635</text:p>
          </table:table-cell>
          <table:table-cell table:formula="of:=[.AG169]-[.$AI169]" office:value-type="float" office:value="-89.6416612554077" calcext:value-type="float">
            <text:p>-89.6416612554077</text:p>
          </table:table-cell>
          <table:table-cell table:formula="of:=[.AF$3]-[.AJ169]" office:value-type="float" office:value="-416.901298423635" calcext:value-type="float">
            <text:p>-416.901298423635</text:p>
          </table:table-cell>
          <table:table-cell table:formula="of:=[.AG$3]-[.AK169]" office:value-type="float" office:value="-160.358338744592" calcext:value-type="float">
            <text:p>-160.35833874459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0244778.jpg</text:p>
          </table:table-cell>
          <table:table-cell table:formula="of:=MID([.C170];5;4)" office:value-type="string" office:string-value="2021" calcext:value-type="string">
            <text:p>2021</text:p>
          </table:table-cell>
          <table:table-cell table:formula="of:=MID([.C170];9;2)" office:value-type="string" office:string-value="07" calcext:value-type="string">
            <text:p>07</text:p>
          </table:table-cell>
          <table:table-cell table:formula="of:=MID([.C170];11;2)" office:value-type="string" office:string-value="05" calcext:value-type="string">
            <text:p>05</text:p>
          </table:table-cell>
          <table:table-cell table:formula="of:=MID([.C170];14;2)" office:value-type="string" office:string-value="04" calcext:value-type="string">
            <text:p>04</text:p>
          </table:table-cell>
          <table:table-cell table:formula="of:=MID([.C170];16;2)" office:value-type="string" office:string-value="02" calcext:value-type="string">
            <text:p>02</text:p>
          </table:table-cell>
          <table:table-cell table:formula="of:=MID([.C170];18;2)" office:value-type="string" office:string-value="44" calcext:value-type="string">
            <text:p>44</text:p>
          </table:table-cell>
          <table:table-cell table:formula="of:=DATE([.D170];[.E170];[.F170])+TIME([.G170];[.H170];[.I170])" office:value-type="date" office:date-value="2021-07-05T04:02:44" calcext:value-type="date">
            <text:p>05/07/21 04:02:44</text:p>
          </table:table-cell>
          <table:table-cell table:formula="of:=IF([.C170]&lt;&gt;&quot;&quot;;CONCATENATE(&quot;mogrify -rotate &quot;;ROUND([.N170];3);&quot; -background black &quot;;[.C170]);&quot;&quot;)" office:value-type="string" office:string-value="mogrify -rotate 24.008 -background black IMG_20210705_040244778.jpg" calcext:value-type="string">
            <text:p>mogrify -rotate 24.008 -background black IMG_20210705_040244778.jpg</text:p>
          </table:table-cell>
          <table:table-cell table:formula="of:=IF([.C170]&lt;&gt;&quot;&quot;;CONCATENATE(&quot;mogrify -crop &quot;;ROUND([.B$22]);&quot;x&quot;;ROUND([.B$23]);&quot;+&quot;;ROUND([.B$30]+[.B$33]-[.AL170]);&quot;+&quot;;ROUND([.B$31]+[.B$34]-[.AM170]);&quot; &quot;;[.C170]);&quot;&quot;)" office:value-type="string" office:string-value="mogrify -crop 2538x1941+2003+976 IMG_20210705_040244778.jpg" calcext:value-type="string">
            <text:p>mogrify -crop 2538x1941+2003+976 IMG_20210705_040244778.jpg</text:p>
          </table:table-cell>
          <table:table-cell/>
          <table:table-cell table:formula="of:=IF([.C170]&lt;&gt;&quot;&quot;;([.J170]-[.J$3])*360*[.B$35];0)" office:value-type="float" office:value="24.0083333323128" calcext:value-type="float">
            <text:p>24.0083333323128</text:p>
          </table:table-cell>
          <table:table-cell table:formula="of:=[.N170]/180*PI()" office:value-type="float" office:value="0.41902446456516" calcext:value-type="float">
            <text:p>0.41902446456516</text:p>
          </table:table-cell>
          <table:table-cell table:formula="of:=COS([.$O170])*([.P$3]-[.B$14])-SIN([.$O170])*([.Q$3]-[.B$15])" office:value-type="float" office:value="-421.437578828725" calcext:value-type="float">
            <text:p>-421.437578828725</text:p>
          </table:table-cell>
          <table:table-cell table:formula="of:=SIN([.$O170])*([.P$3]-[.B$14])+COS([.$O170])*([.Q$3]-[.B$15])" office:value-type="float" office:value="85.9672446399329" calcext:value-type="float">
            <text:p>85.9672446399329</text:p>
          </table:table-cell>
          <table:table-cell table:formula="of:=COS([.$O170])*([.R$3]-[.B$14])-SIN([.$O170])*([.S$3]-[.B$15])" office:value-type="float" office:value="-774.600312256951" calcext:value-type="float">
            <text:p>-774.600312256951</text:p>
          </table:table-cell>
          <table:table-cell table:formula="of:=SIN([.$O170])*([.R$3]-[.B$14])+COS([.$O170])*([.S$3]-[.B$15])" office:value-type="float" office:value="878.873344829296" calcext:value-type="float">
            <text:p>878.873344829296</text:p>
          </table:table-cell>
          <table:table-cell table:formula="of:=COS([.$O170])*([.T$3]-[.B$14])-SIN([.$O170])*([.U$3]-[.B$15])" office:value-type="float" office:value="634.552573036371" calcext:value-type="float">
            <text:p>634.552573036371</text:p>
          </table:table-cell>
          <table:table-cell table:formula="of:=SIN([.$O170])*([.T$3]-[.B$14])+COS([.$O170])*([.U$3]-[.B$15])" office:value-type="float" office:value="556.308396532823" calcext:value-type="float">
            <text:p>556.308396532823</text:p>
          </table:table-cell>
          <table:table-cell table:formula="of:=COS([.$O170])*([.V$3]-[.B$14])-SIN([.$O170])*([.W$3]-[.B$15])" office:value-type="float" office:value="281.389839608146" calcext:value-type="float">
            <text:p>281.389839608146</text:p>
          </table:table-cell>
          <table:table-cell table:formula="of:=SIN([.$O170])*([.V$3]-[.B$14])+COS([.$O170])*([.W$3]-[.B$15])" office:value-type="float" office:value="1349.21449672219" calcext:value-type="float">
            <text:p>1349.21449672219</text:p>
          </table:table-cell>
          <table:table-cell table:formula="of:=COS([.$O170])*([.X$3]-[.B$12]/2)-SIN([.$O170])*([.Y$3]-[.B$13]/2)" office:value-type="float" office:value="-351.413709218435" calcext:value-type="float">
            <text:p>-351.413709218435</text:p>
          </table:table-cell>
          <table:table-cell table:formula="of:=SIN([.$O170])*([.X$3]-[.B$12]/2)+COS([.$O170])*([.Y$3]-[.B$13]/2)" office:value-type="float" office:value="-631.623626041127" calcext:value-type="float">
            <text:p>-631.623626041127</text:p>
          </table:table-cell>
          <table:table-cell table:formula="of:=COS([.$O170])*([.Z$3]-[.B$12]/2)-SIN([.$O170])*([.AA$3]-[.B$13]/2)" office:value-type="float" office:value="-704.576442646661" calcext:value-type="float">
            <text:p>-704.576442646661</text:p>
          </table:table-cell>
          <table:table-cell table:formula="of:=SIN([.$O170])*([.Z$3]-[.B$12]/2)+COS([.$O170])*([.AA$3]-[.B$13]/2)" office:value-type="float" office:value="161.282474148236" calcext:value-type="float">
            <text:p>161.282474148236</text:p>
          </table:table-cell>
          <table:table-cell table:formula="of:=COS([.$O170])*([.AB$3]-[.B$12]/2)-SIN([.$O170])*([.AC$3]-[.B$13]/2)" office:value-type="float" office:value="704.576442646661" calcext:value-type="float">
            <text:p>704.576442646661</text:p>
          </table:table-cell>
          <table:table-cell table:formula="of:=SIN([.$O170])*([.AB$3]-[.B$12]/2)+COS([.$O170])*([.AC$3]-[.B$13]/2)" office:value-type="float" office:value="-161.282474148236" calcext:value-type="float">
            <text:p>-161.282474148236</text:p>
          </table:table-cell>
          <table:table-cell table:formula="of:=COS([.$O170])*([.AD$3]-[.B$12]/2)-SIN([.$O170])*([.AE$3]-[.B$13]/2)" office:value-type="float" office:value="351.413709218435" calcext:value-type="float">
            <text:p>351.413709218435</text:p>
          </table:table-cell>
          <table:table-cell table:formula="of:=SIN([.$O170])*([.AD$3]-[.B$12]/2)+COS([.$O170])*([.AE$3]-[.B$13]/2)" office:value-type="float" office:value="631.623626041127" calcext:value-type="float">
            <text:p>631.623626041127</text:p>
          </table:table-cell>
          <table:table-cell table:formula="of:=COS([.$O170])*([.AF$3]-[.B$12]/2)-SIN([.$O170])*([.AG$3]-[.B$13]/2)" office:value-type="float" office:value="70.0238696102899" calcext:value-type="float">
            <text:p>70.0238696102899</text:p>
          </table:table-cell>
          <table:table-cell table:formula="of:=SIN([.$O170])*([.AF$3]-[.B$12]/2)+COS([.$O170])*([.AG$3]-[.B$13]/2)" office:value-type="float" office:value="-717.59087068106" calcext:value-type="float">
            <text:p>-717.59087068106</text:p>
          </table:table-cell>
          <table:table-cell table:formula="of:=MIN([.X170];[.Z170];[.AB170];[.AD170])" office:value-type="float" office:value="-704.576442646661" calcext:value-type="float">
            <text:p>-704.576442646661</text:p>
          </table:table-cell>
          <table:table-cell table:formula="of:=MIN([.Y170];[.AA170];[.AC170];[.AE170])" office:value-type="float" office:value="-631.623626041127" calcext:value-type="float">
            <text:p>-631.623626041127</text:p>
          </table:table-cell>
          <table:table-cell table:formula="of:=[.AF170]-[.$AH170]" office:value-type="float" office:value="774.600312256951" calcext:value-type="float">
            <text:p>774.600312256951</text:p>
          </table:table-cell>
          <table:table-cell table:formula="of:=[.AG170]-[.$AI170]" office:value-type="float" office:value="-85.9672446399328" calcext:value-type="float">
            <text:p>-85.9672446399328</text:p>
          </table:table-cell>
          <table:table-cell table:formula="of:=[.AF$3]-[.AJ170]" office:value-type="float" office:value="-424.600312256951" calcext:value-type="float">
            <text:p>-424.600312256951</text:p>
          </table:table-cell>
          <table:table-cell table:formula="of:=[.AG$3]-[.AK170]" office:value-type="float" office:value="-164.032755360067" calcext:value-type="float">
            <text:p>-164.03275536006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0444783.jpg</text:p>
          </table:table-cell>
          <table:table-cell table:formula="of:=MID([.C171];5;4)" office:value-type="string" office:string-value="2021" calcext:value-type="string">
            <text:p>2021</text:p>
          </table:table-cell>
          <table:table-cell table:formula="of:=MID([.C171];9;2)" office:value-type="string" office:string-value="07" calcext:value-type="string">
            <text:p>07</text:p>
          </table:table-cell>
          <table:table-cell table:formula="of:=MID([.C171];11;2)" office:value-type="string" office:string-value="05" calcext:value-type="string">
            <text:p>05</text:p>
          </table:table-cell>
          <table:table-cell table:formula="of:=MID([.C171];14;2)" office:value-type="string" office:string-value="04" calcext:value-type="string">
            <text:p>04</text:p>
          </table:table-cell>
          <table:table-cell table:formula="of:=MID([.C171];16;2)" office:value-type="string" office:string-value="04" calcext:value-type="string">
            <text:p>04</text:p>
          </table:table-cell>
          <table:table-cell table:formula="of:=MID([.C171];18;2)" office:value-type="string" office:string-value="44" calcext:value-type="string">
            <text:p>44</text:p>
          </table:table-cell>
          <table:table-cell table:formula="of:=DATE([.D171];[.E171];[.F171])+TIME([.G171];[.H171];[.I171])" office:value-type="date" office:date-value="2021-07-05T04:04:44" calcext:value-type="date">
            <text:p>05/07/21 04:04:44</text:p>
          </table:table-cell>
          <table:table-cell table:formula="of:=IF([.C171]&lt;&gt;&quot;&quot;;CONCATENATE(&quot;mogrify -rotate &quot;;ROUND([.N171];3);&quot; -background black &quot;;[.C171]);&quot;&quot;)" office:value-type="string" office:string-value="mogrify -rotate 24.508 -background black IMG_20210705_040444783.jpg" calcext:value-type="string">
            <text:p>mogrify -rotate 24.508 -background black IMG_20210705_040444783.jpg</text:p>
          </table:table-cell>
          <table:table-cell table:formula="of:=IF([.C171]&lt;&gt;&quot;&quot;;CONCATENATE(&quot;mogrify -crop &quot;;ROUND([.B$22]);&quot;x&quot;;ROUND([.B$23]);&quot;+&quot;;ROUND([.B$30]+[.B$33]-[.AL171]);&quot;+&quot;;ROUND([.B$31]+[.B$34]-[.AM171]);&quot; &quot;;[.C171]);&quot;&quot;)" office:value-type="string" office:string-value="mogrify -crop 2538x1941+2011+980 IMG_20210705_040444783.jpg" calcext:value-type="string">
            <text:p>mogrify -crop 2538x1941+2011+980 IMG_20210705_040444783.jpg</text:p>
          </table:table-cell>
          <table:table-cell/>
          <table:table-cell table:formula="of:=IF([.C171]&lt;&gt;&quot;&quot;;([.J171]-[.J$3])*360*[.B$35];0)" office:value-type="float" office:value="24.5083333339426" calcext:value-type="float">
            <text:p>24.5083333339426</text:p>
          </table:table-cell>
          <table:table-cell table:formula="of:=[.N171]/180*PI()" office:value-type="float" office:value="0.427751110853577" calcext:value-type="float">
            <text:p>0.427751110853577</text:p>
          </table:table-cell>
          <table:table-cell table:formula="of:=COS([.$O171])*([.P$3]-[.B$14])-SIN([.$O171])*([.Q$3]-[.B$15])" office:value-type="float" office:value="-422.171727991469" calcext:value-type="float">
            <text:p>-422.171727991469</text:p>
          </table:table-cell>
          <table:table-cell table:formula="of:=SIN([.$O171])*([.P$3]-[.B$14])+COS([.$O171])*([.Q$3]-[.B$15])" office:value-type="float" office:value="82.2862812666688" calcext:value-type="float">
            <text:p>82.2862812666688</text:p>
          </table:table-cell>
          <table:table-cell table:formula="of:=COS([.$O171])*([.R$3]-[.B$14])-SIN([.$O171])*([.S$3]-[.B$15])" office:value-type="float" office:value="-782.240337317602" calcext:value-type="float">
            <text:p>-782.240337317602</text:p>
          </table:table-cell>
          <table:table-cell table:formula="of:=SIN([.$O171])*([.R$3]-[.B$14])+COS([.$O171])*([.S$3]-[.B$15])" office:value-type="float" office:value="872.08030288113" calcext:value-type="float">
            <text:p>872.08030288113</text:p>
          </table:table-cell>
          <table:table-cell table:formula="of:=COS([.$O171])*([.T$3]-[.B$14])-SIN([.$O171])*([.U$3]-[.B$15])" office:value-type="float" office:value="629.673766232399" calcext:value-type="float">
            <text:p>629.673766232399</text:p>
          </table:table-cell>
          <table:table-cell table:formula="of:=SIN([.$O171])*([.T$3]-[.B$14])+COS([.$O171])*([.U$3]-[.B$15])" office:value-type="float" office:value="561.824659585805" calcext:value-type="float">
            <text:p>561.824659585805</text:p>
          </table:table-cell>
          <table:table-cell table:formula="of:=COS([.$O171])*([.V$3]-[.B$14])-SIN([.$O171])*([.W$3]-[.B$15])" office:value-type="float" office:value="269.605156906265" calcext:value-type="float">
            <text:p>269.605156906265</text:p>
          </table:table-cell>
          <table:table-cell table:formula="of:=SIN([.$O171])*([.V$3]-[.B$14])+COS([.$O171])*([.W$3]-[.B$15])" office:value-type="float" office:value="1351.61868120027" calcext:value-type="float">
            <text:p>1351.61868120027</text:p>
          </table:table-cell>
          <table:table-cell table:formula="of:=COS([.$O171])*([.X$3]-[.B$12]/2)-SIN([.$O171])*([.Y$3]-[.B$13]/2)" office:value-type="float" office:value="-345.888442448867" calcext:value-type="float">
            <text:p>-345.888442448867</text:p>
          </table:table-cell>
          <table:table-cell table:formula="of:=SIN([.$O171])*([.X$3]-[.B$12]/2)+COS([.$O171])*([.Y$3]-[.B$13]/2)" office:value-type="float" office:value="-634.666199966799" calcext:value-type="float">
            <text:p>-634.666199966799</text:p>
          </table:table-cell>
          <table:table-cell table:formula="of:=COS([.$O171])*([.Z$3]-[.B$12]/2)-SIN([.$O171])*([.AA$3]-[.B$13]/2)" office:value-type="float" office:value="-705.957051775001" calcext:value-type="float">
            <text:p>-705.957051775001</text:p>
          </table:table-cell>
          <table:table-cell table:formula="of:=SIN([.$O171])*([.Z$3]-[.B$12]/2)+COS([.$O171])*([.AA$3]-[.B$13]/2)" office:value-type="float" office:value="155.127821647662" calcext:value-type="float">
            <text:p>155.127821647662</text:p>
          </table:table-cell>
          <table:table-cell table:formula="of:=COS([.$O171])*([.AB$3]-[.B$12]/2)-SIN([.$O171])*([.AC$3]-[.B$13]/2)" office:value-type="float" office:value="705.957051775001" calcext:value-type="float">
            <text:p>705.957051775001</text:p>
          </table:table-cell>
          <table:table-cell table:formula="of:=SIN([.$O171])*([.AB$3]-[.B$12]/2)+COS([.$O171])*([.AC$3]-[.B$13]/2)" office:value-type="float" office:value="-155.127821647662" calcext:value-type="float">
            <text:p>-155.127821647662</text:p>
          </table:table-cell>
          <table:table-cell table:formula="of:=COS([.$O171])*([.AD$3]-[.B$12]/2)-SIN([.$O171])*([.AE$3]-[.B$13]/2)" office:value-type="float" office:value="345.888442448867" calcext:value-type="float">
            <text:p>345.888442448867</text:p>
          </table:table-cell>
          <table:table-cell table:formula="of:=SIN([.$O171])*([.AD$3]-[.B$12]/2)+COS([.$O171])*([.AE$3]-[.B$13]/2)" office:value-type="float" office:value="634.666199966799" calcext:value-type="float">
            <text:p>634.666199966799</text:p>
          </table:table-cell>
          <table:table-cell table:formula="of:=COS([.$O171])*([.AF$3]-[.B$12]/2)-SIN([.$O171])*([.AG$3]-[.B$13]/2)" office:value-type="float" office:value="76.2832855426017" calcext:value-type="float">
            <text:p>76.2832855426017</text:p>
          </table:table-cell>
          <table:table-cell table:formula="of:=SIN([.$O171])*([.AF$3]-[.B$12]/2)+COS([.$O171])*([.AG$3]-[.B$13]/2)" office:value-type="float" office:value="-716.952481233468" calcext:value-type="float">
            <text:p>-716.952481233468</text:p>
          </table:table-cell>
          <table:table-cell table:formula="of:=MIN([.X171];[.Z171];[.AB171];[.AD171])" office:value-type="float" office:value="-705.957051775001" calcext:value-type="float">
            <text:p>-705.957051775001</text:p>
          </table:table-cell>
          <table:table-cell table:formula="of:=MIN([.Y171];[.AA171];[.AC171];[.AE171])" office:value-type="float" office:value="-634.666199966799" calcext:value-type="float">
            <text:p>-634.666199966799</text:p>
          </table:table-cell>
          <table:table-cell table:formula="of:=[.AF171]-[.$AH171]" office:value-type="float" office:value="782.240337317602" calcext:value-type="float">
            <text:p>782.240337317602</text:p>
          </table:table-cell>
          <table:table-cell table:formula="of:=[.AG171]-[.$AI171]" office:value-type="float" office:value="-82.2862812666688" calcext:value-type="float">
            <text:p>-82.2862812666688</text:p>
          </table:table-cell>
          <table:table-cell table:formula="of:=[.AF$3]-[.AJ171]" office:value-type="float" office:value="-432.240337317602" calcext:value-type="float">
            <text:p>-432.240337317602</text:p>
          </table:table-cell>
          <table:table-cell table:formula="of:=[.AG$3]-[.AK171]" office:value-type="float" office:value="-167.713718733331" calcext:value-type="float">
            <text:p>-167.71371873333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0644799.jpg</text:p>
          </table:table-cell>
          <table:table-cell table:formula="of:=MID([.C172];5;4)" office:value-type="string" office:string-value="2021" calcext:value-type="string">
            <text:p>2021</text:p>
          </table:table-cell>
          <table:table-cell table:formula="of:=MID([.C172];9;2)" office:value-type="string" office:string-value="07" calcext:value-type="string">
            <text:p>07</text:p>
          </table:table-cell>
          <table:table-cell table:formula="of:=MID([.C172];11;2)" office:value-type="string" office:string-value="05" calcext:value-type="string">
            <text:p>05</text:p>
          </table:table-cell>
          <table:table-cell table:formula="of:=MID([.C172];14;2)" office:value-type="string" office:string-value="04" calcext:value-type="string">
            <text:p>04</text:p>
          </table:table-cell>
          <table:table-cell table:formula="of:=MID([.C172];16;2)" office:value-type="string" office:string-value="06" calcext:value-type="string">
            <text:p>06</text:p>
          </table:table-cell>
          <table:table-cell table:formula="of:=MID([.C172];18;2)" office:value-type="string" office:string-value="44" calcext:value-type="string">
            <text:p>44</text:p>
          </table:table-cell>
          <table:table-cell table:formula="of:=DATE([.D172];[.E172];[.F172])+TIME([.G172];[.H172];[.I172])" office:value-type="date" office:date-value="2021-07-05T04:06:44" calcext:value-type="date">
            <text:p>05/07/21 04:06:44</text:p>
          </table:table-cell>
          <table:table-cell table:formula="of:=IF([.C172]&lt;&gt;&quot;&quot;;CONCATENATE(&quot;mogrify -rotate &quot;;ROUND([.N172];3);&quot; -background black &quot;;[.C172]);&quot;&quot;)" office:value-type="string" office:string-value="mogrify -rotate 25.008 -background black IMG_20210705_040644799.jpg" calcext:value-type="string">
            <text:p>mogrify -rotate 25.008 -background black IMG_20210705_040644799.jpg</text:p>
          </table:table-cell>
          <table:table-cell table:formula="of:=IF([.C172]&lt;&gt;&quot;&quot;;CONCATENATE(&quot;mogrify -crop &quot;;ROUND([.B$22]);&quot;x&quot;;ROUND([.B$23]);&quot;+&quot;;ROUND([.B$30]+[.B$33]-[.AL172]);&quot;+&quot;;ROUND([.B$31]+[.B$34]-[.AM172]);&quot; &quot;;[.C172]);&quot;&quot;)" office:value-type="string" office:string-value="mogrify -crop 2538x1941+2018+984 IMG_20210705_040644799.jpg" calcext:value-type="string">
            <text:p>mogrify -crop 2538x1941+2018+984 IMG_20210705_040644799.jpg</text:p>
          </table:table-cell>
          <table:table-cell/>
          <table:table-cell table:formula="of:=IF([.C172]&lt;&gt;&quot;&quot;;([.J172]-[.J$3])*360*[.B$35];0)" office:value-type="float" office:value="25.008333332953" calcext:value-type="float">
            <text:p>25.008333332953</text:p>
          </table:table-cell>
          <table:table-cell table:formula="of:=[.N172]/180*PI()" office:value-type="float" office:value="0.436477757096278" calcext:value-type="float">
            <text:p>0.436477757096278</text:p>
          </table:table-cell>
          <table:table-cell table:formula="of:=COS([.$O172])*([.P$3]-[.B$14])-SIN([.$O172])*([.Q$3]-[.B$15])" office:value-type="float" office:value="-422.873727138819" calcext:value-type="float">
            <text:p>-422.873727138819</text:p>
          </table:table-cell>
          <table:table-cell table:formula="of:=SIN([.$O172])*([.P$3]-[.B$14])+COS([.$O172])*([.Q$3]-[.B$15])" office:value-type="float" office:value="78.5990514937933" calcext:value-type="float">
            <text:p>78.5990514937933</text:p>
          </table:table-cell>
          <table:table-cell table:formula="of:=COS([.$O172])*([.R$3]-[.B$14])-SIN([.$O172])*([.S$3]-[.B$15])" office:value-type="float" office:value="-789.820791708058" calcext:value-type="float">
            <text:p>-789.820791708058</text:p>
          </table:table-cell>
          <table:table-cell table:formula="of:=SIN([.$O172])*([.R$3]-[.B$14])+COS([.$O172])*([.S$3]-[.B$15])" office:value-type="float" office:value="865.220848677178" calcext:value-type="float">
            <text:p>865.220848677178</text:p>
          </table:table-cell>
          <table:table-cell table:formula="of:=COS([.$O172])*([.T$3]-[.B$14])-SIN([.$O172])*([.U$3]-[.B$15])" office:value-type="float" office:value="624.747007358869" calcext:value-type="float">
            <text:p>624.747007358869</text:p>
          </table:table-cell>
          <table:table-cell table:formula="of:=SIN([.$O172])*([.T$3]-[.B$14])+COS([.$O172])*([.U$3]-[.B$15])" office:value-type="float" office:value="567.298137486928" calcext:value-type="float">
            <text:p>567.298137486928</text:p>
          </table:table-cell>
          <table:table-cell table:formula="of:=COS([.$O172])*([.V$3]-[.B$14])-SIN([.$O172])*([.W$3]-[.B$15])" office:value-type="float" office:value="257.79994278963" calcext:value-type="float">
            <text:p>257.79994278963</text:p>
          </table:table-cell>
          <table:table-cell table:formula="of:=SIN([.$O172])*([.V$3]-[.B$14])+COS([.$O172])*([.W$3]-[.B$15])" office:value-type="float" office:value="1353.91993467031" calcext:value-type="float">
            <text:p>1353.91993467031</text:p>
          </table:table-cell>
          <table:table-cell table:formula="of:=COS([.$O172])*([.X$3]-[.B$12]/2)-SIN([.$O172])*([.Y$3]-[.B$13]/2)" office:value-type="float" office:value="-340.336834964224" calcext:value-type="float">
            <text:p>-340.336834964224</text:p>
          </table:table-cell>
          <table:table-cell table:formula="of:=SIN([.$O172])*([.X$3]-[.B$12]/2)+COS([.$O172])*([.Y$3]-[.B$13]/2)" office:value-type="float" office:value="-637.66044158826" calcext:value-type="float">
            <text:p>-637.66044158826</text:p>
          </table:table-cell>
          <table:table-cell table:formula="of:=COS([.$O172])*([.Z$3]-[.B$12]/2)-SIN([.$O172])*([.AA$3]-[.B$13]/2)" office:value-type="float" office:value="-707.283899533464" calcext:value-type="float">
            <text:p>-707.283899533464</text:p>
          </table:table-cell>
          <table:table-cell table:formula="of:=SIN([.$O172])*([.Z$3]-[.B$12]/2)+COS([.$O172])*([.AA$3]-[.B$13]/2)" office:value-type="float" office:value="148.961355595125" calcext:value-type="float">
            <text:p>148.961355595125</text:p>
          </table:table-cell>
          <table:table-cell table:formula="of:=COS([.$O172])*([.AB$3]-[.B$12]/2)-SIN([.$O172])*([.AC$3]-[.B$13]/2)" office:value-type="float" office:value="707.283899533464" calcext:value-type="float">
            <text:p>707.283899533464</text:p>
          </table:table-cell>
          <table:table-cell table:formula="of:=SIN([.$O172])*([.AB$3]-[.B$12]/2)+COS([.$O172])*([.AC$3]-[.B$13]/2)" office:value-type="float" office:value="-148.961355595125" calcext:value-type="float">
            <text:p>-148.961355595125</text:p>
          </table:table-cell>
          <table:table-cell table:formula="of:=COS([.$O172])*([.AD$3]-[.B$12]/2)-SIN([.$O172])*([.AE$3]-[.B$13]/2)" office:value-type="float" office:value="340.336834964224" calcext:value-type="float">
            <text:p>340.336834964224</text:p>
          </table:table-cell>
          <table:table-cell table:formula="of:=SIN([.$O172])*([.AD$3]-[.B$12]/2)+COS([.$O172])*([.AE$3]-[.B$13]/2)" office:value-type="float" office:value="637.66044158826" calcext:value-type="float">
            <text:p>637.66044158826</text:p>
          </table:table-cell>
          <table:table-cell table:formula="of:=COS([.$O172])*([.AF$3]-[.B$12]/2)-SIN([.$O172])*([.AG$3]-[.B$13]/2)" office:value-type="float" office:value="82.5368921745943" calcext:value-type="float">
            <text:p>82.5368921745943</text:p>
          </table:table-cell>
          <table:table-cell table:formula="of:=SIN([.$O172])*([.AF$3]-[.B$12]/2)+COS([.$O172])*([.AG$3]-[.B$13]/2)" office:value-type="float" office:value="-716.259493082053" calcext:value-type="float">
            <text:p>-716.259493082053</text:p>
          </table:table-cell>
          <table:table-cell table:formula="of:=MIN([.X172];[.Z172];[.AB172];[.AD172])" office:value-type="float" office:value="-707.283899533464" calcext:value-type="float">
            <text:p>-707.283899533464</text:p>
          </table:table-cell>
          <table:table-cell table:formula="of:=MIN([.Y172];[.AA172];[.AC172];[.AE172])" office:value-type="float" office:value="-637.66044158826" calcext:value-type="float">
            <text:p>-637.66044158826</text:p>
          </table:table-cell>
          <table:table-cell table:formula="of:=[.AF172]-[.$AH172]" office:value-type="float" office:value="789.820791708058" calcext:value-type="float">
            <text:p>789.820791708058</text:p>
          </table:table-cell>
          <table:table-cell table:formula="of:=[.AG172]-[.$AI172]" office:value-type="float" office:value="-78.5990514937934" calcext:value-type="float">
            <text:p>-78.5990514937934</text:p>
          </table:table-cell>
          <table:table-cell table:formula="of:=[.AF$3]-[.AJ172]" office:value-type="float" office:value="-439.820791708058" calcext:value-type="float">
            <text:p>-439.820791708058</text:p>
          </table:table-cell>
          <table:table-cell table:formula="of:=[.AG$3]-[.AK172]" office:value-type="float" office:value="-171.400948506207" calcext:value-type="float">
            <text:p>-171.40094850620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0844876.jpg</text:p>
          </table:table-cell>
          <table:table-cell table:formula="of:=MID([.C173];5;4)" office:value-type="string" office:string-value="2021" calcext:value-type="string">
            <text:p>2021</text:p>
          </table:table-cell>
          <table:table-cell table:formula="of:=MID([.C173];9;2)" office:value-type="string" office:string-value="07" calcext:value-type="string">
            <text:p>07</text:p>
          </table:table-cell>
          <table:table-cell table:formula="of:=MID([.C173];11;2)" office:value-type="string" office:string-value="05" calcext:value-type="string">
            <text:p>05</text:p>
          </table:table-cell>
          <table:table-cell table:formula="of:=MID([.C173];14;2)" office:value-type="string" office:string-value="04" calcext:value-type="string">
            <text:p>04</text:p>
          </table:table-cell>
          <table:table-cell table:formula="of:=MID([.C173];16;2)" office:value-type="string" office:string-value="08" calcext:value-type="string">
            <text:p>08</text:p>
          </table:table-cell>
          <table:table-cell table:formula="of:=MID([.C173];18;2)" office:value-type="string" office:string-value="44" calcext:value-type="string">
            <text:p>44</text:p>
          </table:table-cell>
          <table:table-cell table:formula="of:=DATE([.D173];[.E173];[.F173])+TIME([.G173];[.H173];[.I173])" office:value-type="date" office:date-value="2021-07-05T04:08:44" calcext:value-type="date">
            <text:p>05/07/21 04:08:44</text:p>
          </table:table-cell>
          <table:table-cell table:formula="of:=IF([.C173]&lt;&gt;&quot;&quot;;CONCATENATE(&quot;mogrify -rotate &quot;;ROUND([.N173];3);&quot; -background black &quot;;[.C173]);&quot;&quot;)" office:value-type="string" office:string-value="mogrify -rotate 25.508 -background black IMG_20210705_040844876.jpg" calcext:value-type="string">
            <text:p>mogrify -rotate 25.508 -background black IMG_20210705_040844876.jpg</text:p>
          </table:table-cell>
          <table:table-cell table:formula="of:=IF([.C173]&lt;&gt;&quot;&quot;;CONCATENATE(&quot;mogrify -crop &quot;;ROUND([.B$22]);&quot;x&quot;;ROUND([.B$23]);&quot;+&quot;;ROUND([.B$30]+[.B$33]-[.AL173]);&quot;+&quot;;ROUND([.B$31]+[.B$34]-[.AM173]);&quot; &quot;;[.C173]);&quot;&quot;)" office:value-type="string" office:string-value="mogrify -crop 2538x1941+2026+988 IMG_20210705_040844876.jpg" calcext:value-type="string">
            <text:p>mogrify -crop 2538x1941+2026+988 IMG_20210705_040844876.jpg</text:p>
          </table:table-cell>
          <table:table-cell/>
          <table:table-cell table:formula="of:=IF([.C173]&lt;&gt;&quot;&quot;;([.J173]-[.J$3])*360*[.B$35];0)" office:value-type="float" office:value="25.5083333319635" calcext:value-type="float">
            <text:p>25.5083333319635</text:p>
          </table:table-cell>
          <table:table-cell table:formula="of:=[.N173]/180*PI()" office:value-type="float" office:value="0.445204403338979" calcext:value-type="float">
            <text:p>0.445204403338979</text:p>
          </table:table-cell>
          <table:table-cell table:formula="of:=COS([.$O173])*([.P$3]-[.B$14])-SIN([.$O173])*([.Q$3]-[.B$15])" office:value-type="float" office:value="-423.543522814752" calcext:value-type="float">
            <text:p>-423.543522814752</text:p>
          </table:table-cell>
          <table:table-cell table:formula="of:=SIN([.$O173])*([.P$3]-[.B$14])+COS([.$O173])*([.Q$3]-[.B$15])" office:value-type="float" office:value="74.9058360988616" calcext:value-type="float">
            <text:p>74.9058360988616</text:p>
          </table:table-cell>
          <table:table-cell table:formula="of:=COS([.$O173])*([.R$3]-[.B$14])-SIN([.$O173])*([.S$3]-[.B$15])" office:value-type="float" office:value="-797.341098187547" calcext:value-type="float">
            <text:p>-797.341098187547</text:p>
          </table:table-cell>
          <table:table-cell table:formula="of:=SIN([.$O173])*([.R$3]-[.B$14])+COS([.$O173])*([.S$3]-[.B$15])" office:value-type="float" office:value="858.295504556022" calcext:value-type="float">
            <text:p>858.295504556022</text:p>
          </table:table-cell>
          <table:table-cell table:formula="of:=COS([.$O173])*([.T$3]-[.B$14])-SIN([.$O173])*([.U$3]-[.B$15])" office:value-type="float" office:value="619.772671582111" calcext:value-type="float">
            <text:p>619.772671582111</text:p>
          </table:table-cell>
          <table:table-cell table:formula="of:=SIN([.$O173])*([.T$3]-[.B$14])+COS([.$O173])*([.U$3]-[.B$15])" office:value-type="float" office:value="572.728413438667" calcext:value-type="float">
            <text:p>572.728413438667</text:p>
          </table:table-cell>
          <table:table-cell table:formula="of:=COS([.$O173])*([.V$3]-[.B$14])-SIN([.$O173])*([.W$3]-[.B$15])" office:value-type="float" office:value="245.975096209316" calcext:value-type="float">
            <text:p>245.975096209316</text:p>
          </table:table-cell>
          <table:table-cell table:formula="of:=SIN([.$O173])*([.V$3]-[.B$14])+COS([.$O173])*([.W$3]-[.B$15])" office:value-type="float" office:value="1356.11808189583" calcext:value-type="float">
            <text:p>1356.11808189583</text:p>
          </table:table-cell>
          <table:table-cell table:formula="of:=COS([.$O173])*([.X$3]-[.B$12]/2)-SIN([.$O173])*([.Y$3]-[.B$13]/2)" office:value-type="float" office:value="-334.759309512034" calcext:value-type="float">
            <text:p>-334.759309512034</text:p>
          </table:table-cell>
          <table:table-cell table:formula="of:=SIN([.$O173])*([.X$3]-[.B$12]/2)+COS([.$O173])*([.Y$3]-[.B$13]/2)" office:value-type="float" office:value="-640.606122898483" calcext:value-type="float">
            <text:p>-640.606122898483</text:p>
          </table:table-cell>
          <table:table-cell table:formula="of:=COS([.$O173])*([.Z$3]-[.B$12]/2)-SIN([.$O173])*([.AA$3]-[.B$13]/2)" office:value-type="float" office:value="-708.556884884829" calcext:value-type="float">
            <text:p>-708.556884884829</text:p>
          </table:table-cell>
          <table:table-cell table:formula="of:=SIN([.$O173])*([.Z$3]-[.B$12]/2)+COS([.$O173])*([.AA$3]-[.B$13]/2)" office:value-type="float" office:value="142.783545558678" calcext:value-type="float">
            <text:p>142.783545558678</text:p>
          </table:table-cell>
          <table:table-cell table:formula="of:=COS([.$O173])*([.AB$3]-[.B$12]/2)-SIN([.$O173])*([.AC$3]-[.B$13]/2)" office:value-type="float" office:value="708.556884884829" calcext:value-type="float">
            <text:p>708.556884884829</text:p>
          </table:table-cell>
          <table:table-cell table:formula="of:=SIN([.$O173])*([.AB$3]-[.B$12]/2)+COS([.$O173])*([.AC$3]-[.B$13]/2)" office:value-type="float" office:value="-142.783545558678" calcext:value-type="float">
            <text:p>-142.783545558678</text:p>
          </table:table-cell>
          <table:table-cell table:formula="of:=COS([.$O173])*([.AD$3]-[.B$12]/2)-SIN([.$O173])*([.AE$3]-[.B$13]/2)" office:value-type="float" office:value="334.759309512034" calcext:value-type="float">
            <text:p>334.759309512034</text:p>
          </table:table-cell>
          <table:table-cell table:formula="of:=SIN([.$O173])*([.AD$3]-[.B$12]/2)+COS([.$O173])*([.AE$3]-[.B$13]/2)" office:value-type="float" office:value="640.606122898483" calcext:value-type="float">
            <text:p>640.606122898483</text:p>
          </table:table-cell>
          <table:table-cell table:formula="of:=COS([.$O173])*([.AF$3]-[.B$12]/2)-SIN([.$O173])*([.AG$3]-[.B$13]/2)" office:value-type="float" office:value="88.784213302718" calcext:value-type="float">
            <text:p>88.784213302718</text:p>
          </table:table-cell>
          <table:table-cell table:formula="of:=SIN([.$O173])*([.AF$3]-[.B$12]/2)+COS([.$O173])*([.AG$3]-[.B$13]/2)" office:value-type="float" office:value="-715.511958997344" calcext:value-type="float">
            <text:p>-715.511958997344</text:p>
          </table:table-cell>
          <table:table-cell table:formula="of:=MIN([.X173];[.Z173];[.AB173];[.AD173])" office:value-type="float" office:value="-708.556884884829" calcext:value-type="float">
            <text:p>-708.556884884829</text:p>
          </table:table-cell>
          <table:table-cell table:formula="of:=MIN([.Y173];[.AA173];[.AC173];[.AE173])" office:value-type="float" office:value="-640.606122898483" calcext:value-type="float">
            <text:p>-640.606122898483</text:p>
          </table:table-cell>
          <table:table-cell table:formula="of:=[.AF173]-[.$AH173]" office:value-type="float" office:value="797.341098187547" calcext:value-type="float">
            <text:p>797.341098187547</text:p>
          </table:table-cell>
          <table:table-cell table:formula="of:=[.AG173]-[.$AI173]" office:value-type="float" office:value="-74.9058360988616" calcext:value-type="float">
            <text:p>-74.9058360988616</text:p>
          </table:table-cell>
          <table:table-cell table:formula="of:=[.AF$3]-[.AJ173]" office:value-type="float" office:value="-447.341098187547" calcext:value-type="float">
            <text:p>-447.341098187547</text:p>
          </table:table-cell>
          <table:table-cell table:formula="of:=[.AG$3]-[.AK173]" office:value-type="float" office:value="-175.094163901138" calcext:value-type="float">
            <text:p>-175.09416390113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1044947.jpg</text:p>
          </table:table-cell>
          <table:table-cell table:formula="of:=MID([.C174];5;4)" office:value-type="string" office:string-value="2021" calcext:value-type="string">
            <text:p>2021</text:p>
          </table:table-cell>
          <table:table-cell table:formula="of:=MID([.C174];9;2)" office:value-type="string" office:string-value="07" calcext:value-type="string">
            <text:p>07</text:p>
          </table:table-cell>
          <table:table-cell table:formula="of:=MID([.C174];11;2)" office:value-type="string" office:string-value="05" calcext:value-type="string">
            <text:p>05</text:p>
          </table:table-cell>
          <table:table-cell table:formula="of:=MID([.C174];14;2)" office:value-type="string" office:string-value="04" calcext:value-type="string">
            <text:p>04</text:p>
          </table:table-cell>
          <table:table-cell table:formula="of:=MID([.C174];16;2)" office:value-type="string" office:string-value="10" calcext:value-type="string">
            <text:p>10</text:p>
          </table:table-cell>
          <table:table-cell table:formula="of:=MID([.C174];18;2)" office:value-type="string" office:string-value="44" calcext:value-type="string">
            <text:p>44</text:p>
          </table:table-cell>
          <table:table-cell table:formula="of:=DATE([.D174];[.E174];[.F174])+TIME([.G174];[.H174];[.I174])" office:value-type="date" office:date-value="2021-07-05T04:10:44" calcext:value-type="date">
            <text:p>05/07/21 04:10:44</text:p>
          </table:table-cell>
          <table:table-cell table:formula="of:=IF([.C174]&lt;&gt;&quot;&quot;;CONCATENATE(&quot;mogrify -rotate &quot;;ROUND([.N174];3);&quot; -background black &quot;;[.C174]);&quot;&quot;)" office:value-type="string" office:string-value="mogrify -rotate 26.008 -background black IMG_20210705_041044947.jpg" calcext:value-type="string">
            <text:p>mogrify -rotate 26.008 -background black IMG_20210705_041044947.jpg</text:p>
          </table:table-cell>
          <table:table-cell table:formula="of:=IF([.C174]&lt;&gt;&quot;&quot;;CONCATENATE(&quot;mogrify -crop &quot;;ROUND([.B$22]);&quot;x&quot;;ROUND([.B$23]);&quot;+&quot;;ROUND([.B$30]+[.B$33]-[.AL174]);&quot;+&quot;;ROUND([.B$31]+[.B$34]-[.AM174]);&quot; &quot;;[.C174]);&quot;&quot;)" office:value-type="string" office:string-value="mogrify -crop 2538x1941+2033+991 IMG_20210705_041044947.jpg" calcext:value-type="string">
            <text:p>mogrify -crop 2538x1941+2033+991 IMG_20210705_041044947.jpg</text:p>
          </table:table-cell>
          <table:table-cell/>
          <table:table-cell table:formula="of:=IF([.C174]&lt;&gt;&quot;&quot;;([.J174]-[.J$3])*360*[.B$35];0)" office:value-type="float" office:value="26.0083333335933" calcext:value-type="float">
            <text:p>26.0083333335933</text:p>
          </table:table-cell>
          <table:table-cell table:formula="of:=[.N174]/180*PI()" office:value-type="float" office:value="0.453931049627396" calcext:value-type="float">
            <text:p>0.453931049627396</text:p>
          </table:table-cell>
          <table:table-cell table:formula="of:=COS([.$O174])*([.P$3]-[.B$14])-SIN([.$O174])*([.Q$3]-[.B$15])" office:value-type="float" office:value="-424.181064014991" calcext:value-type="float">
            <text:p>-424.181064014991</text:p>
          </table:table-cell>
          <table:table-cell table:formula="of:=SIN([.$O174])*([.P$3]-[.B$14])+COS([.$O174])*([.Q$3]-[.B$15])" office:value-type="float" office:value="71.2069163151319" calcext:value-type="float">
            <text:p>71.2069163151319</text:p>
          </table:table-cell>
          <table:table-cell table:formula="of:=COS([.$O174])*([.R$3]-[.B$14])-SIN([.$O174])*([.S$3]-[.B$15])" office:value-type="float" office:value="-804.800684094537" calcext:value-type="float">
            <text:p>-804.800684094537</text:p>
          </table:table-cell>
          <table:table-cell table:formula="of:=SIN([.$O174])*([.R$3]-[.B$14])+COS([.$O174])*([.S$3]-[.B$15])" office:value-type="float" office:value="851.304797872634" calcext:value-type="float">
            <text:p>851.304797872634</text:p>
          </table:table-cell>
          <table:table-cell table:formula="of:=COS([.$O174])*([.T$3]-[.B$14])-SIN([.$O174])*([.U$3]-[.B$15])" office:value-type="float" office:value="614.751137690622" calcext:value-type="float">
            <text:p>614.751137690622</text:p>
          </table:table-cell>
          <table:table-cell table:formula="of:=SIN([.$O174])*([.T$3]-[.B$14])+COS([.$O174])*([.U$3]-[.B$15])" office:value-type="float" office:value="578.115073932591" calcext:value-type="float">
            <text:p>578.115073932591</text:p>
          </table:table-cell>
          <table:table-cell table:formula="of:=COS([.$O174])*([.V$3]-[.B$14])-SIN([.$O174])*([.W$3]-[.B$15])" office:value-type="float" office:value="234.131517611077" calcext:value-type="float">
            <text:p>234.131517611077</text:p>
          </table:table-cell>
          <table:table-cell table:formula="of:=SIN([.$O174])*([.V$3]-[.B$14])+COS([.$O174])*([.W$3]-[.B$15])" office:value-type="float" office:value="1358.21295549009" calcext:value-type="float">
            <text:p>1358.21295549009</text:p>
          </table:table-cell>
          <table:table-cell table:formula="of:=COS([.$O174])*([.X$3]-[.B$12]/2)-SIN([.$O174])*([.Y$3]-[.B$13]/2)" office:value-type="float" office:value="-329.156290813034" calcext:value-type="float">
            <text:p>-329.156290813034</text:p>
          </table:table-cell>
          <table:table-cell table:formula="of:=SIN([.$O174])*([.X$3]-[.B$12]/2)+COS([.$O174])*([.Y$3]-[.B$13]/2)" office:value-type="float" office:value="-643.503019587481" calcext:value-type="float">
            <text:p>-643.503019587481</text:p>
          </table:table-cell>
          <table:table-cell table:formula="of:=COS([.$O174])*([.Z$3]-[.B$12]/2)-SIN([.$O174])*([.AA$3]-[.B$13]/2)" office:value-type="float" office:value="-709.775910892579" calcext:value-type="float">
            <text:p>-709.775910892579</text:p>
          </table:table-cell>
          <table:table-cell table:formula="of:=SIN([.$O174])*([.Z$3]-[.B$12]/2)+COS([.$O174])*([.AA$3]-[.B$13]/2)" office:value-type="float" office:value="136.594861970021" calcext:value-type="float">
            <text:p>136.594861970021</text:p>
          </table:table-cell>
          <table:table-cell table:formula="of:=COS([.$O174])*([.AB$3]-[.B$12]/2)-SIN([.$O174])*([.AC$3]-[.B$13]/2)" office:value-type="float" office:value="709.775910892579" calcext:value-type="float">
            <text:p>709.775910892579</text:p>
          </table:table-cell>
          <table:table-cell table:formula="of:=SIN([.$O174])*([.AB$3]-[.B$12]/2)+COS([.$O174])*([.AC$3]-[.B$13]/2)" office:value-type="float" office:value="-136.594861970021" calcext:value-type="float">
            <text:p>-136.594861970021</text:p>
          </table:table-cell>
          <table:table-cell table:formula="of:=COS([.$O174])*([.AD$3]-[.B$12]/2)-SIN([.$O174])*([.AE$3]-[.B$13]/2)" office:value-type="float" office:value="329.156290813034" calcext:value-type="float">
            <text:p>329.156290813034</text:p>
          </table:table-cell>
          <table:table-cell table:formula="of:=SIN([.$O174])*([.AD$3]-[.B$12]/2)+COS([.$O174])*([.AE$3]-[.B$13]/2)" office:value-type="float" office:value="643.503019587481" calcext:value-type="float">
            <text:p>643.503019587481</text:p>
          </table:table-cell>
          <table:table-cell table:formula="of:=COS([.$O174])*([.AF$3]-[.B$12]/2)-SIN([.$O174])*([.AG$3]-[.B$13]/2)" office:value-type="float" office:value="95.0247732019571" calcext:value-type="float">
            <text:p>95.0247732019571</text:p>
          </table:table-cell>
          <table:table-cell table:formula="of:=SIN([.$O174])*([.AF$3]-[.B$12]/2)+COS([.$O174])*([.AG$3]-[.B$13]/2)" office:value-type="float" office:value="-714.709935902613" calcext:value-type="float">
            <text:p>-714.709935902613</text:p>
          </table:table-cell>
          <table:table-cell table:formula="of:=MIN([.X174];[.Z174];[.AB174];[.AD174])" office:value-type="float" office:value="-709.775910892579" calcext:value-type="float">
            <text:p>-709.775910892579</text:p>
          </table:table-cell>
          <table:table-cell table:formula="of:=MIN([.Y174];[.AA174];[.AC174];[.AE174])" office:value-type="float" office:value="-643.503019587481" calcext:value-type="float">
            <text:p>-643.503019587481</text:p>
          </table:table-cell>
          <table:table-cell table:formula="of:=[.AF174]-[.$AH174]" office:value-type="float" office:value="804.800684094537" calcext:value-type="float">
            <text:p>804.800684094537</text:p>
          </table:table-cell>
          <table:table-cell table:formula="of:=[.AG174]-[.$AI174]" office:value-type="float" office:value="-71.2069163151319" calcext:value-type="float">
            <text:p>-71.2069163151319</text:p>
          </table:table-cell>
          <table:table-cell table:formula="of:=[.AF$3]-[.AJ174]" office:value-type="float" office:value="-454.800684094537" calcext:value-type="float">
            <text:p>-454.800684094537</text:p>
          </table:table-cell>
          <table:table-cell table:formula="of:=[.AG$3]-[.AK174]" office:value-type="float" office:value="-178.793083684868" calcext:value-type="float">
            <text:p>-178.79308368486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1245031.jpg</text:p>
          </table:table-cell>
          <table:table-cell table:formula="of:=MID([.C175];5;4)" office:value-type="string" office:string-value="2021" calcext:value-type="string">
            <text:p>2021</text:p>
          </table:table-cell>
          <table:table-cell table:formula="of:=MID([.C175];9;2)" office:value-type="string" office:string-value="07" calcext:value-type="string">
            <text:p>07</text:p>
          </table:table-cell>
          <table:table-cell table:formula="of:=MID([.C175];11;2)" office:value-type="string" office:string-value="05" calcext:value-type="string">
            <text:p>05</text:p>
          </table:table-cell>
          <table:table-cell table:formula="of:=MID([.C175];14;2)" office:value-type="string" office:string-value="04" calcext:value-type="string">
            <text:p>04</text:p>
          </table:table-cell>
          <table:table-cell table:formula="of:=MID([.C175];16;2)" office:value-type="string" office:string-value="12" calcext:value-type="string">
            <text:p>12</text:p>
          </table:table-cell>
          <table:table-cell table:formula="of:=MID([.C175];18;2)" office:value-type="string" office:string-value="45" calcext:value-type="string">
            <text:p>45</text:p>
          </table:table-cell>
          <table:table-cell table:formula="of:=DATE([.D175];[.E175];[.F175])+TIME([.G175];[.H175];[.I175])" office:value-type="date" office:date-value="2021-07-05T04:12:45" calcext:value-type="date">
            <text:p>05/07/21 04:12:45</text:p>
          </table:table-cell>
          <table:table-cell table:formula="of:=IF([.C175]&lt;&gt;&quot;&quot;;CONCATENATE(&quot;mogrify -rotate &quot;;ROUND([.N175];3);&quot; -background black &quot;;[.C175]);&quot;&quot;)" office:value-type="string" office:string-value="mogrify -rotate 26.513 -background black IMG_20210705_041245031.jpg" calcext:value-type="string">
            <text:p>mogrify -rotate 26.513 -background black IMG_20210705_041245031.jpg</text:p>
          </table:table-cell>
          <table:table-cell table:formula="of:=IF([.C175]&lt;&gt;&quot;&quot;;CONCATENATE(&quot;mogrify -crop &quot;;ROUND([.B$22]);&quot;x&quot;;ROUND([.B$23]);&quot;+&quot;;ROUND([.B$30]+[.B$33]-[.AL175]);&quot;+&quot;;ROUND([.B$31]+[.B$34]-[.AM175]);&quot; &quot;;[.C175]);&quot;&quot;)" office:value-type="string" office:string-value="mogrify -crop 2538x1941+2041+995 IMG_20210705_041245031.jpg" calcext:value-type="string">
            <text:p>mogrify -crop 2538x1941+2041+995 IMG_20210705_041245031.jpg</text:p>
          </table:table-cell>
          <table:table-cell/>
          <table:table-cell table:formula="of:=IF([.C175]&lt;&gt;&quot;&quot;;([.J175]-[.J$3])*360*[.B$35];0)" office:value-type="float" office:value="26.5125000002445" calcext:value-type="float">
            <text:p>26.5125000002445</text:p>
          </table:table-cell>
          <table:table-cell table:formula="of:=[.N175]/180*PI()" office:value-type="float" office:value="0.462730417939263" calcext:value-type="float">
            <text:p>0.462730417939263</text:p>
          </table:table-cell>
          <table:table-cell table:formula="of:=COS([.$O175])*([.P$3]-[.B$14])-SIN([.$O175])*([.Q$3]-[.B$15])" office:value-type="float" office:value="-424.791209985225" calcext:value-type="float">
            <text:p>-424.791209985225</text:p>
          </table:table-cell>
          <table:table-cell table:formula="of:=SIN([.$O175])*([.P$3]-[.B$14])+COS([.$O175])*([.Q$3]-[.B$15])" office:value-type="float" office:value="67.4716823511058" calcext:value-type="float">
            <text:p>67.4716823511058</text:p>
          </table:table-cell>
          <table:table-cell table:formula="of:=COS([.$O175])*([.R$3]-[.B$14])-SIN([.$O175])*([.S$3]-[.B$15])" office:value-type="float" office:value="-812.26037467997" calcext:value-type="float">
            <text:p>-812.26037467997</text:p>
          </table:table-cell>
          <table:table-cell table:formula="of:=SIN([.$O175])*([.R$3]-[.B$14])+COS([.$O175])*([.S$3]-[.B$15])" office:value-type="float" office:value="844.190194046788" calcext:value-type="float">
            <text:p>844.190194046788</text:p>
          </table:table-cell>
          <table:table-cell table:formula="of:=COS([.$O175])*([.T$3]-[.B$14])-SIN([.$O175])*([.U$3]-[.B$15])" office:value-type="float" office:value="609.640356282297" calcext:value-type="float">
            <text:p>609.640356282297</text:p>
          </table:table-cell>
          <table:table-cell table:formula="of:=SIN([.$O175])*([.T$3]-[.B$14])+COS([.$O175])*([.U$3]-[.B$15])" office:value-type="float" office:value="583.502044548255" calcext:value-type="float">
            <text:p>583.502044548255</text:p>
          </table:table-cell>
          <table:table-cell table:formula="of:=COS([.$O175])*([.V$3]-[.B$14])-SIN([.$O175])*([.W$3]-[.B$15])" office:value-type="float" office:value="222.171191587552" calcext:value-type="float">
            <text:p>222.171191587552</text:p>
          </table:table-cell>
          <table:table-cell table:formula="of:=SIN([.$O175])*([.V$3]-[.B$14])+COS([.$O175])*([.W$3]-[.B$15])" office:value-type="float" office:value="1360.22055624394" calcext:value-type="float">
            <text:p>1360.22055624394</text:p>
          </table:table-cell>
          <table:table-cell table:formula="of:=COS([.$O175])*([.X$3]-[.B$12]/2)-SIN([.$O175])*([.Y$3]-[.B$13]/2)" office:value-type="float" office:value="-323.481200786388" calcext:value-type="float">
            <text:p>-323.481200786388</text:p>
          </table:table-cell>
          <table:table-cell table:formula="of:=SIN([.$O175])*([.X$3]-[.B$12]/2)+COS([.$O175])*([.Y$3]-[.B$13]/2)" office:value-type="float" office:value="-646.374436946416" calcext:value-type="float">
            <text:p>-646.374436946416</text:p>
          </table:table-cell>
          <table:table-cell table:formula="of:=COS([.$O175])*([.Z$3]-[.B$12]/2)-SIN([.$O175])*([.AA$3]-[.B$13]/2)" office:value-type="float" office:value="-710.950365481134" calcext:value-type="float">
            <text:p>-710.950365481134</text:p>
          </table:table-cell>
          <table:table-cell table:formula="of:=SIN([.$O175])*([.Z$3]-[.B$12]/2)+COS([.$O175])*([.AA$3]-[.B$13]/2)" office:value-type="float" office:value="130.344074749267" calcext:value-type="float">
            <text:p>130.344074749267</text:p>
          </table:table-cell>
          <table:table-cell table:formula="of:=COS([.$O175])*([.AB$3]-[.B$12]/2)-SIN([.$O175])*([.AC$3]-[.B$13]/2)" office:value-type="float" office:value="710.950365481134" calcext:value-type="float">
            <text:p>710.950365481134</text:p>
          </table:table-cell>
          <table:table-cell table:formula="of:=SIN([.$O175])*([.AB$3]-[.B$12]/2)+COS([.$O175])*([.AC$3]-[.B$13]/2)" office:value-type="float" office:value="-130.344074749267" calcext:value-type="float">
            <text:p>-130.344074749267</text:p>
          </table:table-cell>
          <table:table-cell table:formula="of:=COS([.$O175])*([.AD$3]-[.B$12]/2)-SIN([.$O175])*([.AE$3]-[.B$13]/2)" office:value-type="float" office:value="323.481200786388" calcext:value-type="float">
            <text:p>323.481200786388</text:p>
          </table:table-cell>
          <table:table-cell table:formula="of:=SIN([.$O175])*([.AD$3]-[.B$12]/2)+COS([.$O175])*([.AE$3]-[.B$13]/2)" office:value-type="float" office:value="646.374436946416" calcext:value-type="float">
            <text:p>646.374436946416</text:p>
          </table:table-cell>
          <table:table-cell table:formula="of:=COS([.$O175])*([.AF$3]-[.B$12]/2)-SIN([.$O175])*([.AG$3]-[.B$13]/2)" office:value-type="float" office:value="101.310009198837" calcext:value-type="float">
            <text:p>101.310009198837</text:p>
          </table:table-cell>
          <table:table-cell table:formula="of:=SIN([.$O175])*([.AF$3]-[.B$12]/2)+COS([.$O175])*([.AG$3]-[.B$13]/2)" office:value-type="float" office:value="-713.846119297522" calcext:value-type="float">
            <text:p>-713.846119297522</text:p>
          </table:table-cell>
          <table:table-cell table:formula="of:=MIN([.X175];[.Z175];[.AB175];[.AD175])" office:value-type="float" office:value="-710.950365481134" calcext:value-type="float">
            <text:p>-710.950365481134</text:p>
          </table:table-cell>
          <table:table-cell table:formula="of:=MIN([.Y175];[.AA175];[.AC175];[.AE175])" office:value-type="float" office:value="-646.374436946416" calcext:value-type="float">
            <text:p>-646.374436946416</text:p>
          </table:table-cell>
          <table:table-cell table:formula="of:=[.AF175]-[.$AH175]" office:value-type="float" office:value="812.26037467997" calcext:value-type="float">
            <text:p>812.26037467997</text:p>
          </table:table-cell>
          <table:table-cell table:formula="of:=[.AG175]-[.$AI175]" office:value-type="float" office:value="-67.4716823511059" calcext:value-type="float">
            <text:p>-67.4716823511059</text:p>
          </table:table-cell>
          <table:table-cell table:formula="of:=[.AF$3]-[.AJ175]" office:value-type="float" office:value="-462.26037467997" calcext:value-type="float">
            <text:p>-462.26037467997</text:p>
          </table:table-cell>
          <table:table-cell table:formula="of:=[.AG$3]-[.AK175]" office:value-type="float" office:value="-182.528317648894" calcext:value-type="float">
            <text:p>-182.52831764889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1445120.jpg</text:p>
          </table:table-cell>
          <table:table-cell table:formula="of:=MID([.C176];5;4)" office:value-type="string" office:string-value="2021" calcext:value-type="string">
            <text:p>2021</text:p>
          </table:table-cell>
          <table:table-cell table:formula="of:=MID([.C176];9;2)" office:value-type="string" office:string-value="07" calcext:value-type="string">
            <text:p>07</text:p>
          </table:table-cell>
          <table:table-cell table:formula="of:=MID([.C176];11;2)" office:value-type="string" office:string-value="05" calcext:value-type="string">
            <text:p>05</text:p>
          </table:table-cell>
          <table:table-cell table:formula="of:=MID([.C176];14;2)" office:value-type="string" office:string-value="04" calcext:value-type="string">
            <text:p>04</text:p>
          </table:table-cell>
          <table:table-cell table:formula="of:=MID([.C176];16;2)" office:value-type="string" office:string-value="14" calcext:value-type="string">
            <text:p>14</text:p>
          </table:table-cell>
          <table:table-cell table:formula="of:=MID([.C176];18;2)" office:value-type="string" office:string-value="45" calcext:value-type="string">
            <text:p>45</text:p>
          </table:table-cell>
          <table:table-cell table:formula="of:=DATE([.D176];[.E176];[.F176])+TIME([.G176];[.H176];[.I176])" office:value-type="date" office:date-value="2021-07-05T04:14:45" calcext:value-type="date">
            <text:p>05/07/21 04:14:45</text:p>
          </table:table-cell>
          <table:table-cell table:formula="of:=IF([.C176]&lt;&gt;&quot;&quot;;CONCATENATE(&quot;mogrify -rotate &quot;;ROUND([.N176];3);&quot; -background black &quot;;[.C176]);&quot;&quot;)" office:value-type="string" office:string-value="mogrify -rotate 27.012 -background black IMG_20210705_041445120.jpg" calcext:value-type="string">
            <text:p>mogrify -rotate 27.012 -background black IMG_20210705_041445120.jpg</text:p>
          </table:table-cell>
          <table:table-cell table:formula="of:=IF([.C176]&lt;&gt;&quot;&quot;;CONCATENATE(&quot;mogrify -crop &quot;;ROUND([.B$22]);&quot;x&quot;;ROUND([.B$23]);&quot;+&quot;;ROUND([.B$30]+[.B$33]-[.AL176]);&quot;+&quot;;ROUND([.B$31]+[.B$34]-[.AM176]);&quot; &quot;;[.C176]);&quot;&quot;)" office:value-type="string" office:string-value="mogrify -crop 2538x1941+2048+999 IMG_20210705_041445120.jpg" calcext:value-type="string">
            <text:p>mogrify -crop 2538x1941+2048+999 IMG_20210705_041445120.jpg</text:p>
          </table:table-cell>
          <table:table-cell/>
          <table:table-cell table:formula="of:=IF([.C176]&lt;&gt;&quot;&quot;;([.J176]-[.J$3])*360*[.B$35];0)" office:value-type="float" office:value="27.0124999992549" calcext:value-type="float">
            <text:p>27.0124999992549</text:p>
          </table:table-cell>
          <table:table-cell table:formula="of:=[.N176]/180*PI()" office:value-type="float" office:value="0.471457064181965" calcext:value-type="float">
            <text:p>0.471457064181965</text:p>
          </table:table-cell>
          <table:table-cell table:formula="of:=COS([.$O176])*([.P$3]-[.B$14])-SIN([.$O176])*([.Q$3]-[.B$15])" office:value-type="float" office:value="-425.363829267652" calcext:value-type="float">
            <text:p>-425.363829267652</text:p>
          </table:table-cell>
          <table:table-cell table:formula="of:=SIN([.$O176])*([.P$3]-[.B$14])+COS([.$O176])*([.Q$3]-[.B$15])" office:value-type="float" office:value="63.7621576701996" calcext:value-type="float">
            <text:p>63.7621576701996</text:p>
          </table:table-cell>
          <table:table-cell table:formula="of:=COS([.$O176])*([.R$3]-[.B$14])-SIN([.$O176])*([.S$3]-[.B$15])" office:value-type="float" office:value="-819.596301975079" calcext:value-type="float">
            <text:p>-819.596301975079</text:p>
          </table:table-cell>
          <table:table-cell table:formula="of:=SIN([.$O176])*([.R$3]-[.B$14])+COS([.$O176])*([.S$3]-[.B$15])" office:value-type="float" office:value="837.06983089153" calcext:value-type="float">
            <text:p>837.06983089153</text:p>
          </table:table-cell>
          <table:table-cell table:formula="of:=COS([.$O176])*([.T$3]-[.B$14])-SIN([.$O176])*([.U$3]-[.B$15])" office:value-type="float" office:value="604.525191750617" calcext:value-type="float">
            <text:p>604.525191750617</text:p>
          </table:table-cell>
          <table:table-cell table:formula="of:=SIN([.$O176])*([.T$3]-[.B$14])+COS([.$O176])*([.U$3]-[.B$15])" office:value-type="float" office:value="588.799874778247" calcext:value-type="float">
            <text:p>588.799874778247</text:p>
          </table:table-cell>
          <table:table-cell table:formula="of:=COS([.$O176])*([.V$3]-[.B$14])-SIN([.$O176])*([.W$3]-[.B$15])" office:value-type="float" office:value="210.29271904319" calcext:value-type="float">
            <text:p>210.29271904319</text:p>
          </table:table-cell>
          <table:table-cell table:formula="of:=SIN([.$O176])*([.V$3]-[.B$14])+COS([.$O176])*([.W$3]-[.B$15])" office:value-type="float" office:value="1362.10754799958" calcext:value-type="float">
            <text:p>1362.10754799958</text:p>
          </table:table-cell>
          <table:table-cell table:formula="of:=COS([.$O176])*([.X$3]-[.B$12]/2)-SIN([.$O176])*([.Y$3]-[.B$13]/2)" office:value-type="float" office:value="-317.828274155421" calcext:value-type="float">
            <text:p>-317.828274155421</text:p>
          </table:table-cell>
          <table:table-cell table:formula="of:=SIN([.$O176])*([.X$3]-[.B$12]/2)+COS([.$O176])*([.Y$3]-[.B$13]/2)" office:value-type="float" office:value="-649.172695164689" calcext:value-type="float">
            <text:p>-649.172695164689</text:p>
          </table:table-cell>
          <table:table-cell table:formula="of:=COS([.$O176])*([.Z$3]-[.B$12]/2)-SIN([.$O176])*([.AA$3]-[.B$13]/2)" office:value-type="float" office:value="-712.060746862848" calcext:value-type="float">
            <text:p>-712.060746862848</text:p>
          </table:table-cell>
          <table:table-cell table:formula="of:=SIN([.$O176])*([.Z$3]-[.B$12]/2)+COS([.$O176])*([.AA$3]-[.B$13]/2)" office:value-type="float" office:value="124.134978056641" calcext:value-type="float">
            <text:p>124.134978056641</text:p>
          </table:table-cell>
          <table:table-cell table:formula="of:=COS([.$O176])*([.AB$3]-[.B$12]/2)-SIN([.$O176])*([.AC$3]-[.B$13]/2)" office:value-type="float" office:value="712.060746862848" calcext:value-type="float">
            <text:p>712.060746862848</text:p>
          </table:table-cell>
          <table:table-cell table:formula="of:=SIN([.$O176])*([.AB$3]-[.B$12]/2)+COS([.$O176])*([.AC$3]-[.B$13]/2)" office:value-type="float" office:value="-124.134978056641" calcext:value-type="float">
            <text:p>-124.134978056641</text:p>
          </table:table-cell>
          <table:table-cell table:formula="of:=COS([.$O176])*([.AD$3]-[.B$12]/2)-SIN([.$O176])*([.AE$3]-[.B$13]/2)" office:value-type="float" office:value="317.828274155421" calcext:value-type="float">
            <text:p>317.828274155421</text:p>
          </table:table-cell>
          <table:table-cell table:formula="of:=SIN([.$O176])*([.AD$3]-[.B$12]/2)+COS([.$O176])*([.AE$3]-[.B$13]/2)" office:value-type="float" office:value="649.172695164689" calcext:value-type="float">
            <text:p>649.172695164689</text:p>
          </table:table-cell>
          <table:table-cell table:formula="of:=COS([.$O176])*([.AF$3]-[.B$12]/2)-SIN([.$O176])*([.AG$3]-[.B$13]/2)" office:value-type="float" office:value="107.535555112231" calcext:value-type="float">
            <text:p>107.535555112231</text:p>
          </table:table-cell>
          <table:table-cell table:formula="of:=SIN([.$O176])*([.AF$3]-[.B$12]/2)+COS([.$O176])*([.AG$3]-[.B$13]/2)" office:value-type="float" office:value="-712.934852834889" calcext:value-type="float">
            <text:p>-712.934852834889</text:p>
          </table:table-cell>
          <table:table-cell table:formula="of:=MIN([.X176];[.Z176];[.AB176];[.AD176])" office:value-type="float" office:value="-712.060746862848" calcext:value-type="float">
            <text:p>-712.060746862848</text:p>
          </table:table-cell>
          <table:table-cell table:formula="of:=MIN([.Y176];[.AA176];[.AC176];[.AE176])" office:value-type="float" office:value="-649.172695164689" calcext:value-type="float">
            <text:p>-649.172695164689</text:p>
          </table:table-cell>
          <table:table-cell table:formula="of:=[.AF176]-[.$AH176]" office:value-type="float" office:value="819.596301975079" calcext:value-type="float">
            <text:p>819.596301975079</text:p>
          </table:table-cell>
          <table:table-cell table:formula="of:=[.AG176]-[.$AI176]" office:value-type="float" office:value="-63.7621576701996" calcext:value-type="float">
            <text:p>-63.7621576701996</text:p>
          </table:table-cell>
          <table:table-cell table:formula="of:=[.AF$3]-[.AJ176]" office:value-type="float" office:value="-469.596301975079" calcext:value-type="float">
            <text:p>-469.596301975079</text:p>
          </table:table-cell>
          <table:table-cell table:formula="of:=[.AG$3]-[.AK176]" office:value-type="float" office:value="-186.2378423298" calcext:value-type="float">
            <text:p>-186.237842329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1645205.jpg</text:p>
          </table:table-cell>
          <table:table-cell table:formula="of:=MID([.C177];5;4)" office:value-type="string" office:string-value="2021" calcext:value-type="string">
            <text:p>2021</text:p>
          </table:table-cell>
          <table:table-cell table:formula="of:=MID([.C177];9;2)" office:value-type="string" office:string-value="07" calcext:value-type="string">
            <text:p>07</text:p>
          </table:table-cell>
          <table:table-cell table:formula="of:=MID([.C177];11;2)" office:value-type="string" office:string-value="05" calcext:value-type="string">
            <text:p>05</text:p>
          </table:table-cell>
          <table:table-cell table:formula="of:=MID([.C177];14;2)" office:value-type="string" office:string-value="04" calcext:value-type="string">
            <text:p>04</text:p>
          </table:table-cell>
          <table:table-cell table:formula="of:=MID([.C177];16;2)" office:value-type="string" office:string-value="16" calcext:value-type="string">
            <text:p>16</text:p>
          </table:table-cell>
          <table:table-cell table:formula="of:=MID([.C177];18;2)" office:value-type="string" office:string-value="45" calcext:value-type="string">
            <text:p>45</text:p>
          </table:table-cell>
          <table:table-cell table:formula="of:=DATE([.D177];[.E177];[.F177])+TIME([.G177];[.H177];[.I177])" office:value-type="date" office:date-value="2021-07-05T04:16:45" calcext:value-type="date">
            <text:p>05/07/21 04:16:45</text:p>
          </table:table-cell>
          <table:table-cell table:formula="of:=IF([.C177]&lt;&gt;&quot;&quot;;CONCATENATE(&quot;mogrify -rotate &quot;;ROUND([.N177];3);&quot; -background black &quot;;[.C177]);&quot;&quot;)" office:value-type="string" office:string-value="mogrify -rotate 27.513 -background black IMG_20210705_041645205.jpg" calcext:value-type="string">
            <text:p>mogrify -rotate 27.513 -background black IMG_20210705_041645205.jpg</text:p>
          </table:table-cell>
          <table:table-cell table:formula="of:=IF([.C177]&lt;&gt;&quot;&quot;;CONCATENATE(&quot;mogrify -crop &quot;;ROUND([.B$22]);&quot;x&quot;;ROUND([.B$23]);&quot;+&quot;;ROUND([.B$30]+[.B$33]-[.AL177]);&quot;+&quot;;ROUND([.B$31]+[.B$34]-[.AM177]);&quot; &quot;;[.C177]);&quot;&quot;)" office:value-type="string" office:string-value="mogrify -crop 2538x1941+2055+1002 IMG_20210705_041645205.jpg" calcext:value-type="string">
            <text:p>mogrify -crop 2538x1941+2055+1002 IMG_20210705_041645205.jpg</text:p>
          </table:table-cell>
          <table:table-cell/>
          <table:table-cell table:formula="of:=IF([.C177]&lt;&gt;&quot;&quot;;([.J177]-[.J$3])*360*[.B$35];0)" office:value-type="float" office:value="27.5125000008848" calcext:value-type="float">
            <text:p>27.5125000008848</text:p>
          </table:table-cell>
          <table:table-cell table:formula="of:=[.N177]/180*PI()" office:value-type="float" office:value="0.480183710470382" calcext:value-type="float">
            <text:p>0.480183710470382</text:p>
          </table:table-cell>
          <table:table-cell table:formula="of:=COS([.$O177])*([.P$3]-[.B$14])-SIN([.$O177])*([.Q$3]-[.B$15])" office:value-type="float" office:value="-425.904055450492" calcext:value-type="float">
            <text:p>-425.904055450492</text:p>
          </table:table-cell>
          <table:table-cell table:formula="of:=SIN([.$O177])*([.P$3]-[.B$14])+COS([.$O177])*([.Q$3]-[.B$15])" office:value-type="float" office:value="60.0477772346702" calcext:value-type="float">
            <text:p>60.0477772346702</text:p>
          </table:table-cell>
          <table:table-cell table:formula="of:=COS([.$O177])*([.R$3]-[.B$14])-SIN([.$O177])*([.S$3]-[.B$15])" office:value-type="float" office:value="-826.869813876783" calcext:value-type="float">
            <text:p>-826.869813876783</text:p>
          </table:table-cell>
          <table:table-cell table:formula="of:=SIN([.$O177])*([.R$3]-[.B$14])+COS([.$O177])*([.S$3]-[.B$15])" office:value-type="float" office:value="829.885721590253" calcext:value-type="float">
            <text:p>829.885721590253</text:p>
          </table:table-cell>
          <table:table-cell table:formula="of:=COS([.$O177])*([.T$3]-[.B$14])-SIN([.$O177])*([.U$3]-[.B$15])" office:value-type="float" office:value="599.363990258095" calcext:value-type="float">
            <text:p>599.363990258095</text:p>
          </table:table-cell>
          <table:table-cell table:formula="of:=SIN([.$O177])*([.T$3]-[.B$14])+COS([.$O177])*([.U$3]-[.B$15])" office:value-type="float" office:value="594.052865645722" calcext:value-type="float">
            <text:p>594.052865645722</text:p>
          </table:table-cell>
          <table:table-cell table:formula="of:=COS([.$O177])*([.V$3]-[.B$14])-SIN([.$O177])*([.W$3]-[.B$15])" office:value-type="float" office:value="198.398231831804" calcext:value-type="float">
            <text:p>198.398231831804</text:p>
          </table:table-cell>
          <table:table-cell table:formula="of:=SIN([.$O177])*([.V$3]-[.B$14])+COS([.$O177])*([.W$3]-[.B$15])" office:value-type="float" office:value="1363.8908100013" calcext:value-type="float">
            <text:p>1363.8908100013</text:p>
          </table:table-cell>
          <table:table-cell table:formula="of:=COS([.$O177])*([.X$3]-[.B$12]/2)-SIN([.$O177])*([.Y$3]-[.B$13]/2)" office:value-type="float" office:value="-312.151143641148" calcext:value-type="float">
            <text:p>-312.151143641148</text:p>
          </table:table-cell>
          <table:table-cell table:formula="of:=SIN([.$O177])*([.X$3]-[.B$12]/2)+COS([.$O177])*([.Y$3]-[.B$13]/2)" office:value-type="float" office:value="-651.921516383317" calcext:value-type="float">
            <text:p>-651.921516383317</text:p>
          </table:table-cell>
          <table:table-cell table:formula="of:=COS([.$O177])*([.Z$3]-[.B$12]/2)-SIN([.$O177])*([.AA$3]-[.B$13]/2)" office:value-type="float" office:value="-713.116902067439" calcext:value-type="float">
            <text:p>-713.116902067439</text:p>
          </table:table-cell>
          <table:table-cell table:formula="of:=SIN([.$O177])*([.Z$3]-[.B$12]/2)+COS([.$O177])*([.AA$3]-[.B$13]/2)" office:value-type="float" office:value="117.916427972265" calcext:value-type="float">
            <text:p>117.916427972265</text:p>
          </table:table-cell>
          <table:table-cell table:formula="of:=COS([.$O177])*([.AB$3]-[.B$12]/2)-SIN([.$O177])*([.AC$3]-[.B$13]/2)" office:value-type="float" office:value="713.116902067439" calcext:value-type="float">
            <text:p>713.116902067439</text:p>
          </table:table-cell>
          <table:table-cell table:formula="of:=SIN([.$O177])*([.AB$3]-[.B$12]/2)+COS([.$O177])*([.AC$3]-[.B$13]/2)" office:value-type="float" office:value="-117.916427972265" calcext:value-type="float">
            <text:p>-117.916427972265</text:p>
          </table:table-cell>
          <table:table-cell table:formula="of:=COS([.$O177])*([.AD$3]-[.B$12]/2)-SIN([.$O177])*([.AE$3]-[.B$13]/2)" office:value-type="float" office:value="312.151143641148" calcext:value-type="float">
            <text:p>312.151143641148</text:p>
          </table:table-cell>
          <table:table-cell table:formula="of:=SIN([.$O177])*([.AD$3]-[.B$12]/2)+COS([.$O177])*([.AE$3]-[.B$13]/2)" office:value-type="float" office:value="651.921516383317" calcext:value-type="float">
            <text:p>651.921516383317</text:p>
          </table:table-cell>
          <table:table-cell table:formula="of:=COS([.$O177])*([.AF$3]-[.B$12]/2)-SIN([.$O177])*([.AG$3]-[.B$13]/2)" office:value-type="float" office:value="113.752911809344" calcext:value-type="float">
            <text:p>113.752911809344</text:p>
          </table:table-cell>
          <table:table-cell table:formula="of:=SIN([.$O177])*([.AF$3]-[.B$12]/2)+COS([.$O177])*([.AG$3]-[.B$13]/2)" office:value-type="float" office:value="-711.969293617987" calcext:value-type="float">
            <text:p>-711.969293617987</text:p>
          </table:table-cell>
          <table:table-cell table:formula="of:=MIN([.X177];[.Z177];[.AB177];[.AD177])" office:value-type="float" office:value="-713.116902067439" calcext:value-type="float">
            <text:p>-713.116902067439</text:p>
          </table:table-cell>
          <table:table-cell table:formula="of:=MIN([.Y177];[.AA177];[.AC177];[.AE177])" office:value-type="float" office:value="-651.921516383317" calcext:value-type="float">
            <text:p>-651.921516383317</text:p>
          </table:table-cell>
          <table:table-cell table:formula="of:=[.AF177]-[.$AH177]" office:value-type="float" office:value="826.869813876783" calcext:value-type="float">
            <text:p>826.869813876783</text:p>
          </table:table-cell>
          <table:table-cell table:formula="of:=[.AG177]-[.$AI177]" office:value-type="float" office:value="-60.0477772346701" calcext:value-type="float">
            <text:p>-60.0477772346701</text:p>
          </table:table-cell>
          <table:table-cell table:formula="of:=[.AF$3]-[.AJ177]" office:value-type="float" office:value="-476.869813876783" calcext:value-type="float">
            <text:p>-476.869813876783</text:p>
          </table:table-cell>
          <table:table-cell table:formula="of:=[.AG$3]-[.AK177]" office:value-type="float" office:value="-189.95222276533" calcext:value-type="float">
            <text:p>-189.9522227653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1845280.jpg</text:p>
          </table:table-cell>
          <table:table-cell table:formula="of:=MID([.C178];5;4)" office:value-type="string" office:string-value="2021" calcext:value-type="string">
            <text:p>2021</text:p>
          </table:table-cell>
          <table:table-cell table:formula="of:=MID([.C178];9;2)" office:value-type="string" office:string-value="07" calcext:value-type="string">
            <text:p>07</text:p>
          </table:table-cell>
          <table:table-cell table:formula="of:=MID([.C178];11;2)" office:value-type="string" office:string-value="05" calcext:value-type="string">
            <text:p>05</text:p>
          </table:table-cell>
          <table:table-cell table:formula="of:=MID([.C178];14;2)" office:value-type="string" office:string-value="04" calcext:value-type="string">
            <text:p>04</text:p>
          </table:table-cell>
          <table:table-cell table:formula="of:=MID([.C178];16;2)" office:value-type="string" office:string-value="18" calcext:value-type="string">
            <text:p>18</text:p>
          </table:table-cell>
          <table:table-cell table:formula="of:=MID([.C178];18;2)" office:value-type="string" office:string-value="45" calcext:value-type="string">
            <text:p>45</text:p>
          </table:table-cell>
          <table:table-cell table:formula="of:=DATE([.D178];[.E178];[.F178])+TIME([.G178];[.H178];[.I178])" office:value-type="date" office:date-value="2021-07-05T04:18:45" calcext:value-type="date">
            <text:p>05/07/21 04:18:45</text:p>
          </table:table-cell>
          <table:table-cell table:formula="of:=IF([.C178]&lt;&gt;&quot;&quot;;CONCATENATE(&quot;mogrify -rotate &quot;;ROUND([.N178];3);&quot; -background black &quot;;[.C178]);&quot;&quot;)" office:value-type="string" office:string-value="mogrify -rotate 28.012 -background black IMG_20210705_041845280.jpg" calcext:value-type="string">
            <text:p>mogrify -rotate 28.012 -background black IMG_20210705_041845280.jpg</text:p>
          </table:table-cell>
          <table:table-cell table:formula="of:=IF([.C178]&lt;&gt;&quot;&quot;;CONCATENATE(&quot;mogrify -crop &quot;;ROUND([.B$22]);&quot;x&quot;;ROUND([.B$23]);&quot;+&quot;;ROUND([.B$30]+[.B$33]-[.AL178]);&quot;+&quot;;ROUND([.B$31]+[.B$34]-[.AM178]);&quot; &quot;;[.C178]);&quot;&quot;)" office:value-type="string" office:string-value="mogrify -crop 2538x1941+2062+1006 IMG_20210705_041845280.jpg" calcext:value-type="string">
            <text:p>mogrify -crop 2538x1941+2062+1006 IMG_20210705_041845280.jpg</text:p>
          </table:table-cell>
          <table:table-cell/>
          <table:table-cell table:formula="of:=IF([.C178]&lt;&gt;&quot;&quot;;([.J178]-[.J$3])*360*[.B$35];0)" office:value-type="float" office:value="28.0124999998952" calcext:value-type="float">
            <text:p>28.0124999998952</text:p>
          </table:table-cell>
          <table:table-cell table:formula="of:=[.N178]/180*PI()" office:value-type="float" office:value="0.488910356713083" calcext:value-type="float">
            <text:p>0.488910356713083</text:p>
          </table:table-cell>
          <table:table-cell table:formula="of:=COS([.$O178])*([.P$3]-[.B$14])-SIN([.$O178])*([.Q$3]-[.B$15])" office:value-type="float" office:value="-426.411847387767" calcext:value-type="float">
            <text:p>-426.411847387767</text:p>
          </table:table-cell>
          <table:table-cell table:formula="of:=SIN([.$O178])*([.P$3]-[.B$14])+COS([.$O178])*([.Q$3]-[.B$15])" office:value-type="float" office:value="56.328823947884" calcext:value-type="float">
            <text:p>56.328823947884</text:p>
          </table:table-cell>
          <table:table-cell table:formula="of:=COS([.$O178])*([.R$3]-[.B$14])-SIN([.$O178])*([.S$3]-[.B$15])" office:value-type="float" office:value="-834.080356402785" calcext:value-type="float">
            <text:p>-834.080356402785</text:p>
          </table:table-cell>
          <table:table-cell table:formula="of:=SIN([.$O178])*([.R$3]-[.B$14])+COS([.$O178])*([.S$3]-[.B$15])" office:value-type="float" office:value="822.638413315962" calcext:value-type="float">
            <text:p>822.638413315962</text:p>
          </table:table-cell>
          <table:table-cell table:formula="of:=COS([.$O178])*([.T$3]-[.B$14])-SIN([.$O178])*([.U$3]-[.B$15])" office:value-type="float" office:value="594.157144904282" calcext:value-type="float">
            <text:p>594.157144904282</text:p>
          </table:table-cell>
          <table:table-cell table:formula="of:=SIN([.$O178])*([.T$3]-[.B$14])+COS([.$O178])*([.U$3]-[.B$15])" office:value-type="float" office:value="599.260617060051" calcext:value-type="float">
            <text:p>599.260617060051</text:p>
          </table:table-cell>
          <table:table-cell table:formula="of:=COS([.$O178])*([.V$3]-[.B$14])-SIN([.$O178])*([.W$3]-[.B$15])" office:value-type="float" office:value="186.488635889264" calcext:value-type="float">
            <text:p>186.488635889264</text:p>
          </table:table-cell>
          <table:table-cell table:formula="of:=SIN([.$O178])*([.V$3]-[.B$14])+COS([.$O178])*([.W$3]-[.B$15])" office:value-type="float" office:value="1365.57020642813" calcext:value-type="float">
            <text:p>1365.57020642813</text:p>
          </table:table-cell>
          <table:table-cell table:formula="of:=COS([.$O178])*([.X$3]-[.B$12]/2)-SIN([.$O178])*([.Y$3]-[.B$13]/2)" office:value-type="float" office:value="-306.450241638515" calcext:value-type="float">
            <text:p>-306.450241638515</text:p>
          </table:table-cell>
          <table:table-cell table:formula="of:=SIN([.$O178])*([.X$3]-[.B$12]/2)+COS([.$O178])*([.Y$3]-[.B$13]/2)" office:value-type="float" office:value="-654.620691240122" calcext:value-type="float">
            <text:p>-654.620691240122</text:p>
          </table:table-cell>
          <table:table-cell table:formula="of:=COS([.$O178])*([.Z$3]-[.B$12]/2)-SIN([.$O178])*([.AA$3]-[.B$13]/2)" office:value-type="float" office:value="-714.118750653533" calcext:value-type="float">
            <text:p>-714.118750653533</text:p>
          </table:table-cell>
          <table:table-cell table:formula="of:=SIN([.$O178])*([.Z$3]-[.B$12]/2)+COS([.$O178])*([.AA$3]-[.B$13]/2)" office:value-type="float" office:value="111.688898127956" calcext:value-type="float">
            <text:p>111.688898127956</text:p>
          </table:table-cell>
          <table:table-cell table:formula="of:=COS([.$O178])*([.AB$3]-[.B$12]/2)-SIN([.$O178])*([.AC$3]-[.B$13]/2)" office:value-type="float" office:value="714.118750653533" calcext:value-type="float">
            <text:p>714.118750653533</text:p>
          </table:table-cell>
          <table:table-cell table:formula="of:=SIN([.$O178])*([.AB$3]-[.B$12]/2)+COS([.$O178])*([.AC$3]-[.B$13]/2)" office:value-type="float" office:value="-111.688898127956" calcext:value-type="float">
            <text:p>-111.688898127956</text:p>
          </table:table-cell>
          <table:table-cell table:formula="of:=COS([.$O178])*([.AD$3]-[.B$12]/2)-SIN([.$O178])*([.AE$3]-[.B$13]/2)" office:value-type="float" office:value="306.450241638515" calcext:value-type="float">
            <text:p>306.450241638515</text:p>
          </table:table-cell>
          <table:table-cell table:formula="of:=SIN([.$O178])*([.AD$3]-[.B$12]/2)+COS([.$O178])*([.AE$3]-[.B$13]/2)" office:value-type="float" office:value="654.620691240122" calcext:value-type="float">
            <text:p>654.620691240122</text:p>
          </table:table-cell>
          <table:table-cell table:formula="of:=COS([.$O178])*([.AF$3]-[.B$12]/2)-SIN([.$O178])*([.AG$3]-[.B$13]/2)" office:value-type="float" office:value="119.961605749252" calcext:value-type="float">
            <text:p>119.961605749252</text:p>
          </table:table-cell>
          <table:table-cell table:formula="of:=SIN([.$O178])*([.AF$3]-[.B$12]/2)+COS([.$O178])*([.AG$3]-[.B$13]/2)" office:value-type="float" office:value="-710.949515188006" calcext:value-type="float">
            <text:p>-710.949515188006</text:p>
          </table:table-cell>
          <table:table-cell table:formula="of:=MIN([.X178];[.Z178];[.AB178];[.AD178])" office:value-type="float" office:value="-714.118750653533" calcext:value-type="float">
            <text:p>-714.118750653533</text:p>
          </table:table-cell>
          <table:table-cell table:formula="of:=MIN([.Y178];[.AA178];[.AC178];[.AE178])" office:value-type="float" office:value="-654.620691240122" calcext:value-type="float">
            <text:p>-654.620691240122</text:p>
          </table:table-cell>
          <table:table-cell table:formula="of:=[.AF178]-[.$AH178]" office:value-type="float" office:value="834.080356402785" calcext:value-type="float">
            <text:p>834.080356402785</text:p>
          </table:table-cell>
          <table:table-cell table:formula="of:=[.AG178]-[.$AI178]" office:value-type="float" office:value="-56.3288239478838" calcext:value-type="float">
            <text:p>-56.3288239478838</text:p>
          </table:table-cell>
          <table:table-cell table:formula="of:=[.AF$3]-[.AJ178]" office:value-type="float" office:value="-484.080356402785" calcext:value-type="float">
            <text:p>-484.080356402785</text:p>
          </table:table-cell>
          <table:table-cell table:formula="of:=[.AG$3]-[.AK178]" office:value-type="float" office:value="-193.671176052116" calcext:value-type="float">
            <text:p>-193.67117605211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2045289.jpg</text:p>
          </table:table-cell>
          <table:table-cell table:formula="of:=MID([.C179];5;4)" office:value-type="string" office:string-value="2021" calcext:value-type="string">
            <text:p>2021</text:p>
          </table:table-cell>
          <table:table-cell table:formula="of:=MID([.C179];9;2)" office:value-type="string" office:string-value="07" calcext:value-type="string">
            <text:p>07</text:p>
          </table:table-cell>
          <table:table-cell table:formula="of:=MID([.C179];11;2)" office:value-type="string" office:string-value="05" calcext:value-type="string">
            <text:p>05</text:p>
          </table:table-cell>
          <table:table-cell table:formula="of:=MID([.C179];14;2)" office:value-type="string" office:string-value="04" calcext:value-type="string">
            <text:p>04</text:p>
          </table:table-cell>
          <table:table-cell table:formula="of:=MID([.C179];16;2)" office:value-type="string" office:string-value="20" calcext:value-type="string">
            <text:p>20</text:p>
          </table:table-cell>
          <table:table-cell table:formula="of:=MID([.C179];18;2)" office:value-type="string" office:string-value="45" calcext:value-type="string">
            <text:p>45</text:p>
          </table:table-cell>
          <table:table-cell table:formula="of:=DATE([.D179];[.E179];[.F179])+TIME([.G179];[.H179];[.I179])" office:value-type="date" office:date-value="2021-07-05T04:20:45" calcext:value-type="date">
            <text:p>05/07/21 04:20:45</text:p>
          </table:table-cell>
          <table:table-cell table:formula="of:=IF([.C179]&lt;&gt;&quot;&quot;;CONCATENATE(&quot;mogrify -rotate &quot;;ROUND([.N179];3);&quot; -background black &quot;;[.C179]);&quot;&quot;)" office:value-type="string" office:string-value="mogrify -rotate 28.512 -background black IMG_20210705_042045289.jpg" calcext:value-type="string">
            <text:p>mogrify -rotate 28.512 -background black IMG_20210705_042045289.jpg</text:p>
          </table:table-cell>
          <table:table-cell table:formula="of:=IF([.C179]&lt;&gt;&quot;&quot;;CONCATENATE(&quot;mogrify -crop &quot;;ROUND([.B$22]);&quot;x&quot;;ROUND([.B$23]);&quot;+&quot;;ROUND([.B$30]+[.B$33]-[.AL179]);&quot;+&quot;;ROUND([.B$31]+[.B$34]-[.AM179]);&quot; &quot;;[.C179]);&quot;&quot;)" office:value-type="string" office:string-value="mogrify -crop 2538x1941+2070+1010 IMG_20210705_042045289.jpg" calcext:value-type="string">
            <text:p>mogrify -crop 2538x1941+2070+1010 IMG_20210705_042045289.jpg</text:p>
          </table:table-cell>
          <table:table-cell/>
          <table:table-cell table:formula="of:=IF([.C179]&lt;&gt;&quot;&quot;;([.J179]-[.J$3])*360*[.B$35];0)" office:value-type="float" office:value="28.5124999989057" calcext:value-type="float">
            <text:p>28.5124999989057</text:p>
          </table:table-cell>
          <table:table-cell table:formula="of:=[.N179]/180*PI()" office:value-type="float" office:value="0.497637002955784" calcext:value-type="float">
            <text:p>0.497637002955784</text:p>
          </table:table-cell>
          <table:table-cell table:formula="of:=COS([.$O179])*([.P$3]-[.B$14])-SIN([.$O179])*([.Q$3]-[.B$15])" office:value-type="float" office:value="-426.887166412072" calcext:value-type="float">
            <text:p>-426.887166412072</text:p>
          </table:table-cell>
          <table:table-cell table:formula="of:=SIN([.$O179])*([.P$3]-[.B$14])+COS([.$O179])*([.Q$3]-[.B$15])" office:value-type="float" office:value="52.6055810030852" calcext:value-type="float">
            <text:p>52.6055810030852</text:p>
          </table:table-cell>
          <table:table-cell table:formula="of:=COS([.$O179])*([.R$3]-[.B$14])-SIN([.$O179])*([.S$3]-[.B$15])" office:value-type="float" office:value="-841.227380480625" calcext:value-type="float">
            <text:p>-841.227380480625</text:p>
          </table:table-cell>
          <table:table-cell table:formula="of:=SIN([.$O179])*([.R$3]-[.B$14])+COS([.$O179])*([.S$3]-[.B$15])" office:value-type="float" office:value="815.328457941771" calcext:value-type="float">
            <text:p>815.328457941771</text:p>
          </table:table-cell>
          <table:table-cell table:formula="of:=COS([.$O179])*([.T$3]-[.B$14])-SIN([.$O179])*([.U$3]-[.B$15])" office:value-type="float" office:value="588.90505218369" calcext:value-type="float">
            <text:p>588.90505218369</text:p>
          </table:table-cell>
          <table:table-cell table:formula="of:=SIN([.$O179])*([.T$3]-[.B$14])+COS([.$O179])*([.U$3]-[.B$15])" office:value-type="float" office:value="604.422732458439" calcext:value-type="float">
            <text:p>604.422732458439</text:p>
          </table:table-cell>
          <table:table-cell table:formula="of:=COS([.$O179])*([.V$3]-[.B$14])-SIN([.$O179])*([.W$3]-[.B$15])" office:value-type="float" office:value="174.564838115137" calcext:value-type="float">
            <text:p>174.564838115137</text:p>
          </table:table-cell>
          <table:table-cell table:formula="of:=SIN([.$O179])*([.V$3]-[.B$14])+COS([.$O179])*([.W$3]-[.B$15])" office:value-type="float" office:value="1367.14560939713" calcext:value-type="float">
            <text:p>1367.14560939713</text:p>
          </table:table-cell>
          <table:table-cell table:formula="of:=COS([.$O179])*([.X$3]-[.B$12]/2)-SIN([.$O179])*([.Y$3]-[.B$13]/2)" office:value-type="float" office:value="-300.726002263604" calcext:value-type="float">
            <text:p>-300.726002263604</text:p>
          </table:table-cell>
          <table:table-cell table:formula="of:=SIN([.$O179])*([.X$3]-[.B$12]/2)+COS([.$O179])*([.Y$3]-[.B$13]/2)" office:value-type="float" office:value="-657.27001419702" calcext:value-type="float">
            <text:p>-657.27001419702</text:p>
          </table:table-cell>
          <table:table-cell table:formula="of:=COS([.$O179])*([.Z$3]-[.B$12]/2)-SIN([.$O179])*([.AA$3]-[.B$13]/2)" office:value-type="float" office:value="-715.066216332157" calcext:value-type="float">
            <text:p>-715.066216332157</text:p>
          </table:table-cell>
          <table:table-cell table:formula="of:=SIN([.$O179])*([.Z$3]-[.B$12]/2)+COS([.$O179])*([.AA$3]-[.B$13]/2)" office:value-type="float" office:value="105.452862741666" calcext:value-type="float">
            <text:p>105.452862741666</text:p>
          </table:table-cell>
          <table:table-cell table:formula="of:=COS([.$O179])*([.AB$3]-[.B$12]/2)-SIN([.$O179])*([.AC$3]-[.B$13]/2)" office:value-type="float" office:value="715.066216332157" calcext:value-type="float">
            <text:p>715.066216332157</text:p>
          </table:table-cell>
          <table:table-cell table:formula="of:=SIN([.$O179])*([.AB$3]-[.B$12]/2)+COS([.$O179])*([.AC$3]-[.B$13]/2)" office:value-type="float" office:value="-105.452862741666" calcext:value-type="float">
            <text:p>-105.452862741666</text:p>
          </table:table-cell>
          <table:table-cell table:formula="of:=COS([.$O179])*([.AD$3]-[.B$12]/2)-SIN([.$O179])*([.AE$3]-[.B$13]/2)" office:value-type="float" office:value="300.726002263604" calcext:value-type="float">
            <text:p>300.726002263604</text:p>
          </table:table-cell>
          <table:table-cell table:formula="of:=SIN([.$O179])*([.AD$3]-[.B$12]/2)+COS([.$O179])*([.AE$3]-[.B$13]/2)" office:value-type="float" office:value="657.27001419702" calcext:value-type="float">
            <text:p>657.27001419702</text:p>
          </table:table-cell>
          <table:table-cell table:formula="of:=COS([.$O179])*([.AF$3]-[.B$12]/2)-SIN([.$O179])*([.AG$3]-[.B$13]/2)" office:value-type="float" office:value="126.161164148468" calcext:value-type="float">
            <text:p>126.161164148468</text:p>
          </table:table-cell>
          <table:table-cell table:formula="of:=SIN([.$O179])*([.AF$3]-[.B$12]/2)+COS([.$O179])*([.AG$3]-[.B$13]/2)" office:value-type="float" office:value="-709.875595200105" calcext:value-type="float">
            <text:p>-709.875595200105</text:p>
          </table:table-cell>
          <table:table-cell table:formula="of:=MIN([.X179];[.Z179];[.AB179];[.AD179])" office:value-type="float" office:value="-715.066216332157" calcext:value-type="float">
            <text:p>-715.066216332157</text:p>
          </table:table-cell>
          <table:table-cell table:formula="of:=MIN([.Y179];[.AA179];[.AC179];[.AE179])" office:value-type="float" office:value="-657.27001419702" calcext:value-type="float">
            <text:p>-657.27001419702</text:p>
          </table:table-cell>
          <table:table-cell table:formula="of:=[.AF179]-[.$AH179]" office:value-type="float" office:value="841.227380480625" calcext:value-type="float">
            <text:p>841.227380480625</text:p>
          </table:table-cell>
          <table:table-cell table:formula="of:=[.AG179]-[.$AI179]" office:value-type="float" office:value="-52.6055810030853" calcext:value-type="float">
            <text:p>-52.6055810030853</text:p>
          </table:table-cell>
          <table:table-cell table:formula="of:=[.AF$3]-[.AJ179]" office:value-type="float" office:value="-491.227380480625" calcext:value-type="float">
            <text:p>-491.227380480625</text:p>
          </table:table-cell>
          <table:table-cell table:formula="of:=[.AG$3]-[.AK179]" office:value-type="float" office:value="-197.394418996915" calcext:value-type="float">
            <text:p>-197.39441899691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2245377.jpg</text:p>
          </table:table-cell>
          <table:table-cell table:formula="of:=MID([.C180];5;4)" office:value-type="string" office:string-value="2021" calcext:value-type="string">
            <text:p>2021</text:p>
          </table:table-cell>
          <table:table-cell table:formula="of:=MID([.C180];9;2)" office:value-type="string" office:string-value="07" calcext:value-type="string">
            <text:p>07</text:p>
          </table:table-cell>
          <table:table-cell table:formula="of:=MID([.C180];11;2)" office:value-type="string" office:string-value="05" calcext:value-type="string">
            <text:p>05</text:p>
          </table:table-cell>
          <table:table-cell table:formula="of:=MID([.C180];14;2)" office:value-type="string" office:string-value="04" calcext:value-type="string">
            <text:p>04</text:p>
          </table:table-cell>
          <table:table-cell table:formula="of:=MID([.C180];16;2)" office:value-type="string" office:string-value="22" calcext:value-type="string">
            <text:p>22</text:p>
          </table:table-cell>
          <table:table-cell table:formula="of:=MID([.C180];18;2)" office:value-type="string" office:string-value="45" calcext:value-type="string">
            <text:p>45</text:p>
          </table:table-cell>
          <table:table-cell table:formula="of:=DATE([.D180];[.E180];[.F180])+TIME([.G180];[.H180];[.I180])" office:value-type="date" office:date-value="2021-07-05T04:22:45" calcext:value-type="date">
            <text:p>05/07/21 04:22:45</text:p>
          </table:table-cell>
          <table:table-cell table:formula="of:=IF([.C180]&lt;&gt;&quot;&quot;;CONCATENATE(&quot;mogrify -rotate &quot;;ROUND([.N180];3);&quot; -background black &quot;;[.C180]);&quot;&quot;)" office:value-type="string" office:string-value="mogrify -rotate 29.013 -background black IMG_20210705_042245377.jpg" calcext:value-type="string">
            <text:p>mogrify -rotate 29.013 -background black IMG_20210705_042245377.jpg</text:p>
          </table:table-cell>
          <table:table-cell table:formula="of:=IF([.C180]&lt;&gt;&quot;&quot;;CONCATENATE(&quot;mogrify -crop &quot;;ROUND([.B$22]);&quot;x&quot;;ROUND([.B$23]);&quot;+&quot;;ROUND([.B$30]+[.B$33]-[.AL180]);&quot;+&quot;;ROUND([.B$31]+[.B$34]-[.AM180]);&quot; &quot;;[.C180]);&quot;&quot;)" office:value-type="string" office:string-value="mogrify -crop 2538x1941+2077+1014 IMG_20210705_042245377.jpg" calcext:value-type="string">
            <text:p>mogrify -crop 2538x1941+2077+1014 IMG_20210705_042245377.jpg</text:p>
          </table:table-cell>
          <table:table-cell/>
          <table:table-cell table:formula="of:=IF([.C180]&lt;&gt;&quot;&quot;;([.J180]-[.J$3])*360*[.B$35];0)" office:value-type="float" office:value="29.0125000005355" calcext:value-type="float">
            <text:p>29.0125000005355</text:p>
          </table:table-cell>
          <table:table-cell table:formula="of:=[.N180]/180*PI()" office:value-type="float" office:value="0.506363649244201" calcext:value-type="float">
            <text:p>0.506363649244201</text:p>
          </table:table-cell>
          <table:table-cell table:formula="of:=COS([.$O180])*([.P$3]-[.B$14])-SIN([.$O180])*([.Q$3]-[.B$15])" office:value-type="float" office:value="-427.329976328257" calcext:value-type="float">
            <text:p>-427.329976328257</text:p>
          </table:table-cell>
          <table:table-cell table:formula="of:=SIN([.$O180])*([.P$3]-[.B$14])+COS([.$O180])*([.Q$3]-[.B$15])" office:value-type="float" office:value="48.8783319201023" calcext:value-type="float">
            <text:p>48.8783319201023</text:p>
          </table:table-cell>
          <table:table-cell table:formula="of:=COS([.$O180])*([.R$3]-[.B$14])-SIN([.$O180])*([.S$3]-[.B$15])" office:value-type="float" office:value="-848.310341873687" calcext:value-type="float">
            <text:p>-848.310341873687</text:p>
          </table:table-cell>
          <table:table-cell table:formula="of:=SIN([.$O180])*([.R$3]-[.B$14])+COS([.$O180])*([.S$3]-[.B$15])" office:value-type="float" office:value="807.9564121103" calcext:value-type="float">
            <text:p>807.9564121103</text:p>
          </table:table-cell>
          <table:table-cell table:formula="of:=COS([.$O180])*([.T$3]-[.B$14])-SIN([.$O180])*([.U$3]-[.B$15])" office:value-type="float" office:value="583.608112035647" calcext:value-type="float">
            <text:p>583.608112035647</text:p>
          </table:table-cell>
          <table:table-cell table:formula="of:=SIN([.$O180])*([.T$3]-[.B$14])+COS([.$O180])*([.U$3]-[.B$15])" office:value-type="float" office:value="609.538818752496" calcext:value-type="float">
            <text:p>609.538818752496</text:p>
          </table:table-cell>
          <table:table-cell table:formula="of:=COS([.$O180])*([.V$3]-[.B$14])-SIN([.$O180])*([.W$3]-[.B$15])" office:value-type="float" office:value="162.627746490217" calcext:value-type="float">
            <text:p>162.627746490217</text:p>
          </table:table-cell>
          <table:table-cell table:formula="of:=SIN([.$O180])*([.V$3]-[.B$14])+COS([.$O180])*([.W$3]-[.B$15])" office:value-type="float" office:value="1368.61689894269" calcext:value-type="float">
            <text:p>1368.61689894269</text:p>
          </table:table-cell>
          <table:table-cell table:formula="of:=COS([.$O180])*([.X$3]-[.B$12]/2)-SIN([.$O180])*([.Y$3]-[.B$13]/2)" office:value-type="float" office:value="-294.978861409237" calcext:value-type="float">
            <text:p>-294.978861409237</text:p>
          </table:table-cell>
          <table:table-cell table:formula="of:=SIN([.$O180])*([.X$3]-[.B$12]/2)+COS([.$O180])*([.Y$3]-[.B$13]/2)" office:value-type="float" office:value="-659.869283511295" calcext:value-type="float">
            <text:p>-659.869283511295</text:p>
          </table:table-cell>
          <table:table-cell table:formula="of:=COS([.$O180])*([.Z$3]-[.B$12]/2)-SIN([.$O180])*([.AA$3]-[.B$13]/2)" office:value-type="float" office:value="-715.959226954667" calcext:value-type="float">
            <text:p>-715.959226954667</text:p>
          </table:table-cell>
          <table:table-cell table:formula="of:=SIN([.$O180])*([.Z$3]-[.B$12]/2)+COS([.$O180])*([.AA$3]-[.B$13]/2)" office:value-type="float" office:value="99.2087966789021" calcext:value-type="float">
            <text:p>99.2087966789021</text:p>
          </table:table-cell>
          <table:table-cell table:formula="of:=COS([.$O180])*([.AB$3]-[.B$12]/2)-SIN([.$O180])*([.AC$3]-[.B$13]/2)" office:value-type="float" office:value="715.959226954667" calcext:value-type="float">
            <text:p>715.959226954667</text:p>
          </table:table-cell>
          <table:table-cell table:formula="of:=SIN([.$O180])*([.AB$3]-[.B$12]/2)+COS([.$O180])*([.AC$3]-[.B$13]/2)" office:value-type="float" office:value="-99.2087966789021" calcext:value-type="float">
            <text:p>-99.2087966789021</text:p>
          </table:table-cell>
          <table:table-cell table:formula="of:=COS([.$O180])*([.AD$3]-[.B$12]/2)-SIN([.$O180])*([.AE$3]-[.B$13]/2)" office:value-type="float" office:value="294.978861409237" calcext:value-type="float">
            <text:p>294.978861409237</text:p>
          </table:table-cell>
          <table:table-cell table:formula="of:=SIN([.$O180])*([.AD$3]-[.B$12]/2)+COS([.$O180])*([.AE$3]-[.B$13]/2)" office:value-type="float" office:value="659.869283511295" calcext:value-type="float">
            <text:p>659.869283511295</text:p>
          </table:table-cell>
          <table:table-cell table:formula="of:=COS([.$O180])*([.AF$3]-[.B$12]/2)-SIN([.$O180])*([.AG$3]-[.B$13]/2)" office:value-type="float" office:value="132.35111491902" calcext:value-type="float">
            <text:p>132.35111491902</text:p>
          </table:table-cell>
          <table:table-cell table:formula="of:=SIN([.$O180])*([.AF$3]-[.B$12]/2)+COS([.$O180])*([.AG$3]-[.B$13]/2)" office:value-type="float" office:value="-708.747615431398" calcext:value-type="float">
            <text:p>-708.747615431398</text:p>
          </table:table-cell>
          <table:table-cell table:formula="of:=MIN([.X180];[.Z180];[.AB180];[.AD180])" office:value-type="float" office:value="-715.959226954667" calcext:value-type="float">
            <text:p>-715.959226954667</text:p>
          </table:table-cell>
          <table:table-cell table:formula="of:=MIN([.Y180];[.AA180];[.AC180];[.AE180])" office:value-type="float" office:value="-659.869283511295" calcext:value-type="float">
            <text:p>-659.869283511295</text:p>
          </table:table-cell>
          <table:table-cell table:formula="of:=[.AF180]-[.$AH180]" office:value-type="float" office:value="848.310341873687" calcext:value-type="float">
            <text:p>848.310341873687</text:p>
          </table:table-cell>
          <table:table-cell table:formula="of:=[.AG180]-[.$AI180]" office:value-type="float" office:value="-48.8783319201023" calcext:value-type="float">
            <text:p>-48.8783319201023</text:p>
          </table:table-cell>
          <table:table-cell table:formula="of:=[.AF$3]-[.AJ180]" office:value-type="float" office:value="-498.310341873687" calcext:value-type="float">
            <text:p>-498.310341873687</text:p>
          </table:table-cell>
          <table:table-cell table:formula="of:=[.AG$3]-[.AK180]" office:value-type="float" office:value="-201.121668079898" calcext:value-type="float">
            <text:p>-201.12166807989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2445429.jpg</text:p>
          </table:table-cell>
          <table:table-cell table:formula="of:=MID([.C181];5;4)" office:value-type="string" office:string-value="2021" calcext:value-type="string">
            <text:p>2021</text:p>
          </table:table-cell>
          <table:table-cell table:formula="of:=MID([.C181];9;2)" office:value-type="string" office:string-value="07" calcext:value-type="string">
            <text:p>07</text:p>
          </table:table-cell>
          <table:table-cell table:formula="of:=MID([.C181];11;2)" office:value-type="string" office:string-value="05" calcext:value-type="string">
            <text:p>05</text:p>
          </table:table-cell>
          <table:table-cell table:formula="of:=MID([.C181];14;2)" office:value-type="string" office:string-value="04" calcext:value-type="string">
            <text:p>04</text:p>
          </table:table-cell>
          <table:table-cell table:formula="of:=MID([.C181];16;2)" office:value-type="string" office:string-value="24" calcext:value-type="string">
            <text:p>24</text:p>
          </table:table-cell>
          <table:table-cell table:formula="of:=MID([.C181];18;2)" office:value-type="string" office:string-value="45" calcext:value-type="string">
            <text:p>45</text:p>
          </table:table-cell>
          <table:table-cell table:formula="of:=DATE([.D181];[.E181];[.F181])+TIME([.G181];[.H181];[.I181])" office:value-type="date" office:date-value="2021-07-05T04:24:45" calcext:value-type="date">
            <text:p>05/07/21 04:24:45</text:p>
          </table:table-cell>
          <table:table-cell table:formula="of:=IF([.C181]&lt;&gt;&quot;&quot;;CONCATENATE(&quot;mogrify -rotate &quot;;ROUND([.N181];3);&quot; -background black &quot;;[.C181]);&quot;&quot;)" office:value-type="string" office:string-value="mogrify -rotate 29.512 -background black IMG_20210705_042445429.jpg" calcext:value-type="string">
            <text:p>mogrify -rotate 29.512 -background black IMG_20210705_042445429.jpg</text:p>
          </table:table-cell>
          <table:table-cell table:formula="of:=IF([.C181]&lt;&gt;&quot;&quot;;CONCATENATE(&quot;mogrify -crop &quot;;ROUND([.B$22]);&quot;x&quot;;ROUND([.B$23]);&quot;+&quot;;ROUND([.B$30]+[.B$33]-[.AL181]);&quot;+&quot;;ROUND([.B$31]+[.B$34]-[.AM181]);&quot; &quot;;[.C181]);&quot;&quot;)" office:value-type="string" office:string-value="mogrify -crop 2538x1941+2084+1017 IMG_20210705_042445429.jpg" calcext:value-type="string">
            <text:p>mogrify -crop 2538x1941+2084+1017 IMG_20210705_042445429.jpg</text:p>
          </table:table-cell>
          <table:table-cell/>
          <table:table-cell table:formula="of:=IF([.C181]&lt;&gt;&quot;&quot;;([.J181]-[.J$3])*360*[.B$35];0)" office:value-type="float" office:value="29.512499999546" calcext:value-type="float">
            <text:p>29.512499999546</text:p>
          </table:table-cell>
          <table:table-cell table:formula="of:=[.N181]/180*PI()" office:value-type="float" office:value="0.515090295486902" calcext:value-type="float">
            <text:p>0.515090295486902</text:p>
          </table:table-cell>
          <table:table-cell table:formula="of:=COS([.$O181])*([.P$3]-[.B$14])-SIN([.$O181])*([.Q$3]-[.B$15])" office:value-type="float" office:value="-427.740243409993" calcext:value-type="float">
            <text:p>-427.740243409993</text:p>
          </table:table-cell>
          <table:table-cell table:formula="of:=SIN([.$O181])*([.P$3]-[.B$14])+COS([.$O181])*([.Q$3]-[.B$15])" office:value-type="float" office:value="45.1473605824338" calcext:value-type="float">
            <text:p>45.1473605824338</text:p>
          </table:table-cell>
          <table:table-cell table:formula="of:=COS([.$O181])*([.R$3]-[.B$14])-SIN([.$O181])*([.S$3]-[.B$15])" office:value-type="float" office:value="-855.32870111283" calcext:value-type="float">
            <text:p>-855.32870111283</text:p>
          </table:table-cell>
          <table:table-cell table:formula="of:=SIN([.$O181])*([.R$3]-[.B$14])+COS([.$O181])*([.S$3]-[.B$15])" office:value-type="float" office:value="800.522837308617" calcext:value-type="float">
            <text:p>800.522837308617</text:p>
          </table:table-cell>
          <table:table-cell table:formula="of:=COS([.$O181])*([.T$3]-[.B$14])-SIN([.$O181])*([.U$3]-[.B$15])" office:value-type="float" office:value="578.26672789815" calcext:value-type="float">
            <text:p>578.26672789815</text:p>
          </table:table-cell>
          <table:table-cell table:formula="of:=SIN([.$O181])*([.T$3]-[.B$14])+COS([.$O181])*([.U$3]-[.B$15])" office:value-type="float" office:value="614.60848627884" calcext:value-type="float">
            <text:p>614.60848627884</text:p>
          </table:table-cell>
          <table:table-cell table:formula="of:=COS([.$O181])*([.V$3]-[.B$14])-SIN([.$O181])*([.W$3]-[.B$15])" office:value-type="float" office:value="150.678270195312" calcext:value-type="float">
            <text:p>150.678270195312</text:p>
          </table:table-cell>
          <table:table-cell table:formula="of:=SIN([.$O181])*([.V$3]-[.B$14])+COS([.$O181])*([.W$3]-[.B$15])" office:value-type="float" office:value="1369.98396300502" calcext:value-type="float">
            <text:p>1369.98396300502</text:p>
          </table:table-cell>
          <table:table-cell table:formula="of:=COS([.$O181])*([.X$3]-[.B$12]/2)-SIN([.$O181])*([.Y$3]-[.B$13]/2)" office:value-type="float" office:value="-289.209256802652" calcext:value-type="float">
            <text:p>-289.209256802652</text:p>
          </table:table-cell>
          <table:table-cell table:formula="of:=SIN([.$O181])*([.X$3]-[.B$12]/2)+COS([.$O181])*([.Y$3]-[.B$13]/2)" office:value-type="float" office:value="-662.418301211295" calcext:value-type="float">
            <text:p>-662.418301211295</text:p>
          </table:table-cell>
          <table:table-cell table:formula="of:=COS([.$O181])*([.Z$3]-[.B$12]/2)-SIN([.$O181])*([.AA$3]-[.B$13]/2)" office:value-type="float" office:value="-716.79771450549" calcext:value-type="float">
            <text:p>-716.79771450549</text:p>
          </table:table-cell>
          <table:table-cell table:formula="of:=SIN([.$O181])*([.Z$3]-[.B$12]/2)+COS([.$O181])*([.AA$3]-[.B$13]/2)" office:value-type="float" office:value="92.9571755148885" calcext:value-type="float">
            <text:p>92.9571755148885</text:p>
          </table:table-cell>
          <table:table-cell table:formula="of:=COS([.$O181])*([.AB$3]-[.B$12]/2)-SIN([.$O181])*([.AC$3]-[.B$13]/2)" office:value-type="float" office:value="716.79771450549" calcext:value-type="float">
            <text:p>716.79771450549</text:p>
          </table:table-cell>
          <table:table-cell table:formula="of:=SIN([.$O181])*([.AB$3]-[.B$12]/2)+COS([.$O181])*([.AC$3]-[.B$13]/2)" office:value-type="float" office:value="-92.9571755148885" calcext:value-type="float">
            <text:p>-92.9571755148885</text:p>
          </table:table-cell>
          <table:table-cell table:formula="of:=COS([.$O181])*([.AD$3]-[.B$12]/2)-SIN([.$O181])*([.AE$3]-[.B$13]/2)" office:value-type="float" office:value="289.209256802652" calcext:value-type="float">
            <text:p>289.209256802652</text:p>
          </table:table-cell>
          <table:table-cell table:formula="of:=SIN([.$O181])*([.AD$3]-[.B$12]/2)+COS([.$O181])*([.AE$3]-[.B$13]/2)" office:value-type="float" office:value="662.418301211295" calcext:value-type="float">
            <text:p>662.418301211295</text:p>
          </table:table-cell>
          <table:table-cell table:formula="of:=COS([.$O181])*([.AF$3]-[.B$12]/2)-SIN([.$O181])*([.AG$3]-[.B$13]/2)" office:value-type="float" office:value="138.53098660734" calcext:value-type="float">
            <text:p>138.53098660734</text:p>
          </table:table-cell>
          <table:table-cell table:formula="of:=SIN([.$O181])*([.AF$3]-[.B$12]/2)+COS([.$O181])*([.AG$3]-[.B$13]/2)" office:value-type="float" office:value="-707.565661793728" calcext:value-type="float">
            <text:p>-707.565661793728</text:p>
          </table:table-cell>
          <table:table-cell table:formula="of:=MIN([.X181];[.Z181];[.AB181];[.AD181])" office:value-type="float" office:value="-716.79771450549" calcext:value-type="float">
            <text:p>-716.79771450549</text:p>
          </table:table-cell>
          <table:table-cell table:formula="of:=MIN([.Y181];[.AA181];[.AC181];[.AE181])" office:value-type="float" office:value="-662.418301211295" calcext:value-type="float">
            <text:p>-662.418301211295</text:p>
          </table:table-cell>
          <table:table-cell table:formula="of:=[.AF181]-[.$AH181]" office:value-type="float" office:value="855.32870111283" calcext:value-type="float">
            <text:p>855.32870111283</text:p>
          </table:table-cell>
          <table:table-cell table:formula="of:=[.AG181]-[.$AI181]" office:value-type="float" office:value="-45.1473605824337" calcext:value-type="float">
            <text:p>-45.1473605824337</text:p>
          </table:table-cell>
          <table:table-cell table:formula="of:=[.AF$3]-[.AJ181]" office:value-type="float" office:value="-505.32870111283" calcext:value-type="float">
            <text:p>-505.32870111283</text:p>
          </table:table-cell>
          <table:table-cell table:formula="of:=[.AG$3]-[.AK181]" office:value-type="float" office:value="-204.852639417566" calcext:value-type="float">
            <text:p>-204.8526394175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2645498.jpg</text:p>
          </table:table-cell>
          <table:table-cell table:formula="of:=MID([.C182];5;4)" office:value-type="string" office:string-value="2021" calcext:value-type="string">
            <text:p>2021</text:p>
          </table:table-cell>
          <table:table-cell table:formula="of:=MID([.C182];9;2)" office:value-type="string" office:string-value="07" calcext:value-type="string">
            <text:p>07</text:p>
          </table:table-cell>
          <table:table-cell table:formula="of:=MID([.C182];11;2)" office:value-type="string" office:string-value="05" calcext:value-type="string">
            <text:p>05</text:p>
          </table:table-cell>
          <table:table-cell table:formula="of:=MID([.C182];14;2)" office:value-type="string" office:string-value="04" calcext:value-type="string">
            <text:p>04</text:p>
          </table:table-cell>
          <table:table-cell table:formula="of:=MID([.C182];16;2)" office:value-type="string" office:string-value="26" calcext:value-type="string">
            <text:p>26</text:p>
          </table:table-cell>
          <table:table-cell table:formula="of:=MID([.C182];18;2)" office:value-type="string" office:string-value="45" calcext:value-type="string">
            <text:p>45</text:p>
          </table:table-cell>
          <table:table-cell table:formula="of:=DATE([.D182];[.E182];[.F182])+TIME([.G182];[.H182];[.I182])" office:value-type="date" office:date-value="2021-07-05T04:26:45" calcext:value-type="date">
            <text:p>05/07/21 04:26:45</text:p>
          </table:table-cell>
          <table:table-cell table:formula="of:=IF([.C182]&lt;&gt;&quot;&quot;;CONCATENATE(&quot;mogrify -rotate &quot;;ROUND([.N182];3);&quot; -background black &quot;;[.C182]);&quot;&quot;)" office:value-type="string" office:string-value="mogrify -rotate 30.013 -background black IMG_20210705_042645498.jpg" calcext:value-type="string">
            <text:p>mogrify -rotate 30.013 -background black IMG_20210705_042645498.jpg</text:p>
          </table:table-cell>
          <table:table-cell table:formula="of:=IF([.C182]&lt;&gt;&quot;&quot;;CONCATENATE(&quot;mogrify -crop &quot;;ROUND([.B$22]);&quot;x&quot;;ROUND([.B$23]);&quot;+&quot;;ROUND([.B$30]+[.B$33]-[.AL182]);&quot;+&quot;;ROUND([.B$31]+[.B$34]-[.AM182]);&quot; &quot;;[.C182]);&quot;&quot;)" office:value-type="string" office:string-value="mogrify -crop 2538x1941+2091+1021 IMG_20210705_042645498.jpg" calcext:value-type="string">
            <text:p>mogrify -crop 2538x1941+2091+1021 IMG_20210705_042645498.jpg</text:p>
          </table:table-cell>
          <table:table-cell/>
          <table:table-cell table:formula="of:=IF([.C182]&lt;&gt;&quot;&quot;;([.J182]-[.J$3])*360*[.B$35];0)" office:value-type="float" office:value="30.0125000011758" calcext:value-type="float">
            <text:p>30.0125000011758</text:p>
          </table:table-cell>
          <table:table-cell table:formula="of:=[.N182]/180*PI()" office:value-type="float" office:value="0.52381694177532" calcext:value-type="float">
            <text:p>0.52381694177532</text:p>
          </table:table-cell>
          <table:table-cell table:formula="of:=COS([.$O182])*([.P$3]-[.B$14])-SIN([.$O182])*([.Q$3]-[.B$15])" office:value-type="float" office:value="-428.117936418151" calcext:value-type="float">
            <text:p>-428.117936418151</text:p>
          </table:table-cell>
          <table:table-cell table:formula="of:=SIN([.$O182])*([.P$3]-[.B$14])+COS([.$O182])*([.Q$3]-[.B$15])" office:value-type="float" office:value="41.4129510789036" calcext:value-type="float">
            <text:p>41.4129510789036</text:p>
          </table:table-cell>
          <table:table-cell table:formula="of:=COS([.$O182])*([.R$3]-[.B$14])-SIN([.$O182])*([.S$3]-[.B$15])" office:value-type="float" office:value="-862.281923796357" calcext:value-type="float">
            <text:p>-862.281923796357</text:p>
          </table:table-cell>
          <table:table-cell table:formula="of:=SIN([.$O182])*([.R$3]-[.B$14])+COS([.$O182])*([.S$3]-[.B$15])" office:value-type="float" office:value="793.028299554344" calcext:value-type="float">
            <text:p>793.028299554344</text:p>
          </table:table-cell>
          <table:table-cell table:formula="of:=COS([.$O182])*([.T$3]-[.B$14])-SIN([.$O182])*([.U$3]-[.B$15])" office:value-type="float" office:value="572.88130648232" calcext:value-type="float">
            <text:p>572.88130648232</text:p>
          </table:table-cell>
          <table:table-cell table:formula="of:=SIN([.$O182])*([.T$3]-[.B$14])+COS([.$O182])*([.U$3]-[.B$15])" office:value-type="float" office:value="619.631349015776" calcext:value-type="float">
            <text:p>619.631349015776</text:p>
          </table:table-cell>
          <table:table-cell table:formula="of:=COS([.$O182])*([.V$3]-[.B$14])-SIN([.$O182])*([.W$3]-[.B$15])" office:value-type="float" office:value="138.717319104115" calcext:value-type="float">
            <text:p>138.717319104115</text:p>
          </table:table-cell>
          <table:table-cell table:formula="of:=SIN([.$O182])*([.V$3]-[.B$14])+COS([.$O182])*([.W$3]-[.B$15])" office:value-type="float" office:value="1371.24669749122" calcext:value-type="float">
            <text:p>1371.24669749122</text:p>
          </table:table-cell>
          <table:table-cell table:formula="of:=COS([.$O182])*([.X$3]-[.B$12]/2)-SIN([.$O182])*([.Y$3]-[.B$13]/2)" office:value-type="float" office:value="-283.417627761133" calcext:value-type="float">
            <text:p>-283.417627761133</text:p>
          </table:table-cell>
          <table:table-cell table:formula="of:=SIN([.$O182])*([.X$3]-[.B$12]/2)+COS([.$O182])*([.Y$3]-[.B$13]/2)" office:value-type="float" office:value="-664.916873206156" calcext:value-type="float">
            <text:p>-664.916873206156</text:p>
          </table:table-cell>
          <table:table-cell table:formula="of:=COS([.$O182])*([.Z$3]-[.B$12]/2)-SIN([.$O182])*([.AA$3]-[.B$13]/2)" office:value-type="float" office:value="-717.581615139338" calcext:value-type="float">
            <text:p>-717.581615139338</text:p>
          </table:table-cell>
          <table:table-cell table:formula="of:=SIN([.$O182])*([.Z$3]-[.B$12]/2)+COS([.$O182])*([.AA$3]-[.B$13]/2)" office:value-type="float" office:value="86.698475269284" calcext:value-type="float">
            <text:p>86.698475269284</text:p>
          </table:table-cell>
          <table:table-cell table:formula="of:=COS([.$O182])*([.AB$3]-[.B$12]/2)-SIN([.$O182])*([.AC$3]-[.B$13]/2)" office:value-type="float" office:value="717.581615139338" calcext:value-type="float">
            <text:p>717.581615139338</text:p>
          </table:table-cell>
          <table:table-cell table:formula="of:=SIN([.$O182])*([.AB$3]-[.B$12]/2)+COS([.$O182])*([.AC$3]-[.B$13]/2)" office:value-type="float" office:value="-86.698475269284" calcext:value-type="float">
            <text:p>-86.698475269284</text:p>
          </table:table-cell>
          <table:table-cell table:formula="of:=COS([.$O182])*([.AD$3]-[.B$12]/2)-SIN([.$O182])*([.AE$3]-[.B$13]/2)" office:value-type="float" office:value="283.417627761133" calcext:value-type="float">
            <text:p>283.417627761133</text:p>
          </table:table-cell>
          <table:table-cell table:formula="of:=SIN([.$O182])*([.AD$3]-[.B$12]/2)+COS([.$O182])*([.AE$3]-[.B$13]/2)" office:value-type="float" office:value="664.916873206156" calcext:value-type="float">
            <text:p>664.916873206156</text:p>
          </table:table-cell>
          <table:table-cell table:formula="of:=COS([.$O182])*([.AF$3]-[.B$12]/2)-SIN([.$O182])*([.AG$3]-[.B$13]/2)" office:value-type="float" office:value="144.700308657018" calcext:value-type="float">
            <text:p>144.700308657018</text:p>
          </table:table-cell>
          <table:table-cell table:formula="of:=SIN([.$O182])*([.AF$3]-[.B$12]/2)+COS([.$O182])*([.AG$3]-[.B$13]/2)" office:value-type="float" office:value="-706.32982428506" calcext:value-type="float">
            <text:p>-706.32982428506</text:p>
          </table:table-cell>
          <table:table-cell table:formula="of:=MIN([.X182];[.Z182];[.AB182];[.AD182])" office:value-type="float" office:value="-717.581615139338" calcext:value-type="float">
            <text:p>-717.581615139338</text:p>
          </table:table-cell>
          <table:table-cell table:formula="of:=MIN([.Y182];[.AA182];[.AC182];[.AE182])" office:value-type="float" office:value="-664.916873206156" calcext:value-type="float">
            <text:p>-664.916873206156</text:p>
          </table:table-cell>
          <table:table-cell table:formula="of:=[.AF182]-[.$AH182]" office:value-type="float" office:value="862.281923796357" calcext:value-type="float">
            <text:p>862.281923796357</text:p>
          </table:table-cell>
          <table:table-cell table:formula="of:=[.AG182]-[.$AI182]" office:value-type="float" office:value="-41.4129510789036" calcext:value-type="float">
            <text:p>-41.4129510789036</text:p>
          </table:table-cell>
          <table:table-cell table:formula="of:=[.AF$3]-[.AJ182]" office:value-type="float" office:value="-512.281923796357" calcext:value-type="float">
            <text:p>-512.281923796357</text:p>
          </table:table-cell>
          <table:table-cell table:formula="of:=[.AG$3]-[.AK182]" office:value-type="float" office:value="-208.587048921096" calcext:value-type="float">
            <text:p>-208.58704892109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2845581.jpg</text:p>
          </table:table-cell>
          <table:table-cell table:formula="of:=MID([.C183];5;4)" office:value-type="string" office:string-value="2021" calcext:value-type="string">
            <text:p>2021</text:p>
          </table:table-cell>
          <table:table-cell table:formula="of:=MID([.C183];9;2)" office:value-type="string" office:string-value="07" calcext:value-type="string">
            <text:p>07</text:p>
          </table:table-cell>
          <table:table-cell table:formula="of:=MID([.C183];11;2)" office:value-type="string" office:string-value="05" calcext:value-type="string">
            <text:p>05</text:p>
          </table:table-cell>
          <table:table-cell table:formula="of:=MID([.C183];14;2)" office:value-type="string" office:string-value="04" calcext:value-type="string">
            <text:p>04</text:p>
          </table:table-cell>
          <table:table-cell table:formula="of:=MID([.C183];16;2)" office:value-type="string" office:string-value="28" calcext:value-type="string">
            <text:p>28</text:p>
          </table:table-cell>
          <table:table-cell table:formula="of:=MID([.C183];18;2)" office:value-type="string" office:string-value="45" calcext:value-type="string">
            <text:p>45</text:p>
          </table:table-cell>
          <table:table-cell table:formula="of:=DATE([.D183];[.E183];[.F183])+TIME([.G183];[.H183];[.I183])" office:value-type="date" office:date-value="2021-07-05T04:28:45" calcext:value-type="date">
            <text:p>05/07/21 04:28:45</text:p>
          </table:table-cell>
          <table:table-cell table:formula="of:=IF([.C183]&lt;&gt;&quot;&quot;;CONCATENATE(&quot;mogrify -rotate &quot;;ROUND([.N183];3);&quot; -background black &quot;;[.C183]);&quot;&quot;)" office:value-type="string" office:string-value="mogrify -rotate 30.513 -background black IMG_20210705_042845581.jpg" calcext:value-type="string">
            <text:p>mogrify -rotate 30.513 -background black IMG_20210705_042845581.jpg</text:p>
          </table:table-cell>
          <table:table-cell table:formula="of:=IF([.C183]&lt;&gt;&quot;&quot;;CONCATENATE(&quot;mogrify -crop &quot;;ROUND([.B$22]);&quot;x&quot;;ROUND([.B$23]);&quot;+&quot;;ROUND([.B$30]+[.B$33]-[.AL183]);&quot;+&quot;;ROUND([.B$31]+[.B$34]-[.AM183]);&quot; &quot;;[.C183]);&quot;&quot;)" office:value-type="string" office:string-value="mogrify -crop 2538x1941+2098+1025 IMG_20210705_042845581.jpg" calcext:value-type="string">
            <text:p>mogrify -crop 2538x1941+2098+1025 IMG_20210705_042845581.jpg</text:p>
          </table:table-cell>
          <table:table-cell/>
          <table:table-cell table:formula="of:=IF([.C183]&lt;&gt;&quot;&quot;;([.J183]-[.J$3])*360*[.B$35];0)" office:value-type="float" office:value="30.5125000001863" calcext:value-type="float">
            <text:p>30.5125000001863</text:p>
          </table:table-cell>
          <table:table-cell table:formula="of:=[.N183]/180*PI()" office:value-type="float" office:value="0.532543588018021" calcext:value-type="float">
            <text:p>0.532543588018021</text:p>
          </table:table-cell>
          <table:table-cell table:formula="of:=COS([.$O183])*([.P$3]-[.B$14])-SIN([.$O183])*([.Q$3]-[.B$15])" office:value-type="float" office:value="-428.463026585991" calcext:value-type="float">
            <text:p>-428.463026585991</text:p>
          </table:table-cell>
          <table:table-cell table:formula="of:=SIN([.$O183])*([.P$3]-[.B$14])+COS([.$O183])*([.Q$3]-[.B$15])" office:value-type="float" office:value="37.6753878383791" calcext:value-type="float">
            <text:p>37.6753878383791</text:p>
          </table:table-cell>
          <table:table-cell table:formula="of:=COS([.$O183])*([.R$3]-[.B$14])-SIN([.$O183])*([.S$3]-[.B$15])" office:value-type="float" office:value="-869.169480336589" calcext:value-type="float">
            <text:p>-869.169480336589</text:p>
          </table:table-cell>
          <table:table-cell table:formula="of:=SIN([.$O183])*([.R$3]-[.B$14])+COS([.$O183])*([.S$3]-[.B$15])" office:value-type="float" office:value="785.473369664068" calcext:value-type="float">
            <text:p>785.473369664068</text:p>
          </table:table-cell>
          <table:table-cell table:formula="of:=COS([.$O183])*([.T$3]-[.B$14])-SIN([.$O183])*([.U$3]-[.B$15])" office:value-type="float" office:value="567.452257965271" calcext:value-type="float">
            <text:p>567.452257965271</text:p>
          </table:table-cell>
          <table:table-cell table:formula="of:=SIN([.$O183])*([.T$3]-[.B$14])+COS([.$O183])*([.U$3]-[.B$15])" office:value-type="float" office:value="624.607024400235" calcext:value-type="float">
            <text:p>624.607024400235</text:p>
          </table:table-cell>
          <table:table-cell table:formula="of:=COS([.$O183])*([.V$3]-[.B$14])-SIN([.$O183])*([.W$3]-[.B$15])" office:value-type="float" office:value="126.745804214674" calcext:value-type="float">
            <text:p>126.745804214674</text:p>
          </table:table-cell>
          <table:table-cell table:formula="of:=SIN([.$O183])*([.V$3]-[.B$14])+COS([.$O183])*([.W$3]-[.B$15])" office:value-type="float" office:value="1372.40500622592" calcext:value-type="float">
            <text:p>1372.40500622592</text:p>
          </table:table-cell>
          <table:table-cell table:formula="of:=COS([.$O183])*([.X$3]-[.B$12]/2)-SIN([.$O183])*([.Y$3]-[.B$13]/2)" office:value-type="float" office:value="-277.604415400333" calcext:value-type="float">
            <text:p>-277.604415400333</text:p>
          </table:table-cell>
          <table:table-cell table:formula="of:=SIN([.$O183])*([.X$3]-[.B$12]/2)+COS([.$O183])*([.Y$3]-[.B$13]/2)" office:value-type="float" office:value="-667.364809193772" calcext:value-type="float">
            <text:p>-667.364809193772</text:p>
          </table:table-cell>
          <table:table-cell table:formula="of:=COS([.$O183])*([.Z$3]-[.B$12]/2)-SIN([.$O183])*([.AA$3]-[.B$13]/2)" office:value-type="float" office:value="-718.31086915093" calcext:value-type="float">
            <text:p>-718.31086915093</text:p>
          </table:table-cell>
          <table:table-cell table:formula="of:=SIN([.$O183])*([.Z$3]-[.B$12]/2)+COS([.$O183])*([.AA$3]-[.B$13]/2)" office:value-type="float" office:value="80.4331726319165" calcext:value-type="float">
            <text:p>80.4331726319165</text:p>
          </table:table-cell>
          <table:table-cell table:formula="of:=COS([.$O183])*([.AB$3]-[.B$12]/2)-SIN([.$O183])*([.AC$3]-[.B$13]/2)" office:value-type="float" office:value="718.31086915093" calcext:value-type="float">
            <text:p>718.31086915093</text:p>
          </table:table-cell>
          <table:table-cell table:formula="of:=SIN([.$O183])*([.AB$3]-[.B$12]/2)+COS([.$O183])*([.AC$3]-[.B$13]/2)" office:value-type="float" office:value="-80.4331726319165" calcext:value-type="float">
            <text:p>-80.4331726319165</text:p>
          </table:table-cell>
          <table:table-cell table:formula="of:=COS([.$O183])*([.AD$3]-[.B$12]/2)-SIN([.$O183])*([.AE$3]-[.B$13]/2)" office:value-type="float" office:value="277.604415400333" calcext:value-type="float">
            <text:p>277.604415400333</text:p>
          </table:table-cell>
          <table:table-cell table:formula="of:=SIN([.$O183])*([.AD$3]-[.B$12]/2)+COS([.$O183])*([.AE$3]-[.B$13]/2)" office:value-type="float" office:value="667.364809193772" calcext:value-type="float">
            <text:p>667.364809193772</text:p>
          </table:table-cell>
          <table:table-cell table:formula="of:=COS([.$O183])*([.AF$3]-[.B$12]/2)-SIN([.$O183])*([.AG$3]-[.B$13]/2)" office:value-type="float" office:value="150.858611185659" calcext:value-type="float">
            <text:p>150.858611185659</text:p>
          </table:table-cell>
          <table:table-cell table:formula="of:=SIN([.$O183])*([.AF$3]-[.B$12]/2)+COS([.$O183])*([.AG$3]-[.B$13]/2)" office:value-type="float" office:value="-705.040197032151" calcext:value-type="float">
            <text:p>-705.040197032151</text:p>
          </table:table-cell>
          <table:table-cell table:formula="of:=MIN([.X183];[.Z183];[.AB183];[.AD183])" office:value-type="float" office:value="-718.31086915093" calcext:value-type="float">
            <text:p>-718.31086915093</text:p>
          </table:table-cell>
          <table:table-cell table:formula="of:=MIN([.Y183];[.AA183];[.AC183];[.AE183])" office:value-type="float" office:value="-667.364809193772" calcext:value-type="float">
            <text:p>-667.364809193772</text:p>
          </table:table-cell>
          <table:table-cell table:formula="of:=[.AF183]-[.$AH183]" office:value-type="float" office:value="869.169480336588" calcext:value-type="float">
            <text:p>869.169480336588</text:p>
          </table:table-cell>
          <table:table-cell table:formula="of:=[.AG183]-[.$AI183]" office:value-type="float" office:value="-37.675387838379" calcext:value-type="float">
            <text:p>-37.675387838379</text:p>
          </table:table-cell>
          <table:table-cell table:formula="of:=[.AF$3]-[.AJ183]" office:value-type="float" office:value="-519.169480336588" calcext:value-type="float">
            <text:p>-519.169480336588</text:p>
          </table:table-cell>
          <table:table-cell table:formula="of:=[.AG$3]-[.AK183]" office:value-type="float" office:value="-212.324612161621" calcext:value-type="float">
            <text:p>-212.32461216162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3045599.jpg</text:p>
          </table:table-cell>
          <table:table-cell table:formula="of:=MID([.C184];5;4)" office:value-type="string" office:string-value="2021" calcext:value-type="string">
            <text:p>2021</text:p>
          </table:table-cell>
          <table:table-cell table:formula="of:=MID([.C184];9;2)" office:value-type="string" office:string-value="07" calcext:value-type="string">
            <text:p>07</text:p>
          </table:table-cell>
          <table:table-cell table:formula="of:=MID([.C184];11;2)" office:value-type="string" office:string-value="05" calcext:value-type="string">
            <text:p>05</text:p>
          </table:table-cell>
          <table:table-cell table:formula="of:=MID([.C184];14;2)" office:value-type="string" office:string-value="04" calcext:value-type="string">
            <text:p>04</text:p>
          </table:table-cell>
          <table:table-cell table:formula="of:=MID([.C184];16;2)" office:value-type="string" office:string-value="30" calcext:value-type="string">
            <text:p>30</text:p>
          </table:table-cell>
          <table:table-cell table:formula="of:=MID([.C184];18;2)" office:value-type="string" office:string-value="45" calcext:value-type="string">
            <text:p>45</text:p>
          </table:table-cell>
          <table:table-cell table:formula="of:=DATE([.D184];[.E184];[.F184])+TIME([.G184];[.H184];[.I184])" office:value-type="date" office:date-value="2021-07-05T04:30:45" calcext:value-type="date">
            <text:p>05/07/21 04:30:45</text:p>
          </table:table-cell>
          <table:table-cell table:formula="of:=IF([.C184]&lt;&gt;&quot;&quot;;CONCATENATE(&quot;mogrify -rotate &quot;;ROUND([.N184];3);&quot; -background black &quot;;[.C184]);&quot;&quot;)" office:value-type="string" office:string-value="mogrify -rotate 31.012 -background black IMG_20210705_043045599.jpg" calcext:value-type="string">
            <text:p>mogrify -rotate 31.012 -background black IMG_20210705_043045599.jpg</text:p>
          </table:table-cell>
          <table:table-cell table:formula="of:=IF([.C184]&lt;&gt;&quot;&quot;;CONCATENATE(&quot;mogrify -crop &quot;;ROUND([.B$22]);&quot;x&quot;;ROUND([.B$23]);&quot;+&quot;;ROUND([.B$30]+[.B$33]-[.AL184]);&quot;+&quot;;ROUND([.B$31]+[.B$34]-[.AM184]);&quot; &quot;;[.C184]);&quot;&quot;)" office:value-type="string" office:string-value="mogrify -crop 2538x1941+2104+1029 IMG_20210705_043045599.jpg" calcext:value-type="string">
            <text:p>mogrify -crop 2538x1941+2104+1029 IMG_20210705_043045599.jpg</text:p>
          </table:table-cell>
          <table:table-cell/>
          <table:table-cell table:formula="of:=IF([.C184]&lt;&gt;&quot;&quot;;([.J184]-[.J$3])*360*[.B$35];0)" office:value-type="float" office:value="31.0124999991967" calcext:value-type="float">
            <text:p>31.0124999991967</text:p>
          </table:table-cell>
          <table:table-cell table:formula="of:=[.N184]/180*PI()" office:value-type="float" office:value="0.541270234260722" calcext:value-type="float">
            <text:p>0.541270234260722</text:p>
          </table:table-cell>
          <table:table-cell table:formula="of:=COS([.$O184])*([.P$3]-[.B$14])-SIN([.$O184])*([.Q$3]-[.B$15])" office:value-type="float" office:value="-428.775487635623" calcext:value-type="float">
            <text:p>-428.775487635623</text:p>
          </table:table-cell>
          <table:table-cell table:formula="of:=SIN([.$O184])*([.P$3]-[.B$14])+COS([.$O184])*([.Q$3]-[.B$15])" office:value-type="float" office:value="33.9349554712158" calcext:value-type="float">
            <text:p>33.9349554712158</text:p>
          </table:table-cell>
          <table:table-cell table:formula="of:=COS([.$O184])*([.R$3]-[.B$14])-SIN([.$O184])*([.S$3]-[.B$15])" office:value-type="float" office:value="-875.990846256028" calcext:value-type="float">
            <text:p>-875.990846256028</text:p>
          </table:table-cell>
          <table:table-cell table:formula="of:=SIN([.$O184])*([.R$3]-[.B$14])+COS([.$O184])*([.S$3]-[.B$15])" office:value-type="float" office:value="777.858622935844" calcext:value-type="float">
            <text:p>777.858622935844</text:p>
          </table:table-cell>
          <table:table-cell table:formula="of:=COS([.$O184])*([.T$3]-[.B$14])-SIN([.$O184])*([.U$3]-[.B$15])" office:value-type="float" office:value="561.979995761969" calcext:value-type="float">
            <text:p>561.979995761969</text:p>
          </table:table-cell>
          <table:table-cell table:formula="of:=SIN([.$O184])*([.T$3]-[.B$14])+COS([.$O184])*([.U$3]-[.B$15])" office:value-type="float" office:value="629.535133541709" calcext:value-type="float">
            <text:p>629.535133541709</text:p>
          </table:table-cell>
          <table:table-cell table:formula="of:=COS([.$O184])*([.V$3]-[.B$14])-SIN([.$O184])*([.W$3]-[.B$15])" office:value-type="float" office:value="114.764637141564" calcext:value-type="float">
            <text:p>114.764637141564</text:p>
          </table:table-cell>
          <table:table-cell table:formula="of:=SIN([.$O184])*([.V$3]-[.B$14])+COS([.$O184])*([.W$3]-[.B$15])" office:value-type="float" office:value="1373.45880100634" calcext:value-type="float">
            <text:p>1373.45880100634</text:p>
          </table:table-cell>
          <table:table-cell table:formula="of:=COS([.$O184])*([.X$3]-[.B$12]/2)-SIN([.$O184])*([.Y$3]-[.B$13]/2)" office:value-type="float" office:value="-271.770062388594" calcext:value-type="float">
            <text:p>-271.770062388594</text:p>
          </table:table-cell>
          <table:table-cell table:formula="of:=SIN([.$O184])*([.X$3]-[.B$12]/2)+COS([.$O184])*([.Y$3]-[.B$13]/2)" office:value-type="float" office:value="-669.761922767561" calcext:value-type="float">
            <text:p>-669.761922767561</text:p>
          </table:table-cell>
          <table:table-cell table:formula="of:=COS([.$O184])*([.Z$3]-[.B$12]/2)-SIN([.$O184])*([.AA$3]-[.B$13]/2)" office:value-type="float" office:value="-718.985421008999" calcext:value-type="float">
            <text:p>-718.985421008999</text:p>
          </table:table-cell>
          <table:table-cell table:formula="of:=SIN([.$O184])*([.Z$3]-[.B$12]/2)+COS([.$O184])*([.AA$3]-[.B$13]/2)" office:value-type="float" office:value="74.1617446970676" calcext:value-type="float">
            <text:p>74.1617446970676</text:p>
          </table:table-cell>
          <table:table-cell table:formula="of:=COS([.$O184])*([.AB$3]-[.B$12]/2)-SIN([.$O184])*([.AC$3]-[.B$13]/2)" office:value-type="float" office:value="718.985421008999" calcext:value-type="float">
            <text:p>718.985421008999</text:p>
          </table:table-cell>
          <table:table-cell table:formula="of:=SIN([.$O184])*([.AB$3]-[.B$12]/2)+COS([.$O184])*([.AC$3]-[.B$13]/2)" office:value-type="float" office:value="-74.1617446970676" calcext:value-type="float">
            <text:p>-74.1617446970676</text:p>
          </table:table-cell>
          <table:table-cell table:formula="of:=COS([.$O184])*([.AD$3]-[.B$12]/2)-SIN([.$O184])*([.AE$3]-[.B$13]/2)" office:value-type="float" office:value="271.770062388594" calcext:value-type="float">
            <text:p>271.770062388594</text:p>
          </table:table-cell>
          <table:table-cell table:formula="of:=SIN([.$O184])*([.AD$3]-[.B$12]/2)+COS([.$O184])*([.AE$3]-[.B$13]/2)" office:value-type="float" office:value="669.761922767561" calcext:value-type="float">
            <text:p>669.761922767561</text:p>
          </table:table-cell>
          <table:table-cell table:formula="of:=COS([.$O184])*([.AF$3]-[.B$12]/2)-SIN([.$O184])*([.AG$3]-[.B$13]/2)" office:value-type="float" office:value="157.00542524703" calcext:value-type="float">
            <text:p>157.00542524703</text:p>
          </table:table-cell>
          <table:table-cell table:formula="of:=SIN([.$O184])*([.AF$3]-[.B$12]/2)+COS([.$O184])*([.AG$3]-[.B$13]/2)" office:value-type="float" office:value="-703.696878238776" calcext:value-type="float">
            <text:p>-703.696878238776</text:p>
          </table:table-cell>
          <table:table-cell table:formula="of:=MIN([.X184];[.Z184];[.AB184];[.AD184])" office:value-type="float" office:value="-718.985421008999" calcext:value-type="float">
            <text:p>-718.985421008999</text:p>
          </table:table-cell>
          <table:table-cell table:formula="of:=MIN([.Y184];[.AA184];[.AC184];[.AE184])" office:value-type="float" office:value="-669.761922767561" calcext:value-type="float">
            <text:p>-669.761922767561</text:p>
          </table:table-cell>
          <table:table-cell table:formula="of:=[.AF184]-[.$AH184]" office:value-type="float" office:value="875.990846256028" calcext:value-type="float">
            <text:p>875.990846256028</text:p>
          </table:table-cell>
          <table:table-cell table:formula="of:=[.AG184]-[.$AI184]" office:value-type="float" office:value="-33.9349554712159" calcext:value-type="float">
            <text:p>-33.9349554712159</text:p>
          </table:table-cell>
          <table:table-cell table:formula="of:=[.AF$3]-[.AJ184]" office:value-type="float" office:value="-525.990846256028" calcext:value-type="float">
            <text:p>-525.990846256028</text:p>
          </table:table-cell>
          <table:table-cell table:formula="of:=[.AG$3]-[.AK184]" office:value-type="float" office:value="-216.065044528784" calcext:value-type="float">
            <text:p>-216.06504452878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3245679.jpg</text:p>
          </table:table-cell>
          <table:table-cell table:formula="of:=MID([.C185];5;4)" office:value-type="string" office:string-value="2021" calcext:value-type="string">
            <text:p>2021</text:p>
          </table:table-cell>
          <table:table-cell table:formula="of:=MID([.C185];9;2)" office:value-type="string" office:string-value="07" calcext:value-type="string">
            <text:p>07</text:p>
          </table:table-cell>
          <table:table-cell table:formula="of:=MID([.C185];11;2)" office:value-type="string" office:string-value="05" calcext:value-type="string">
            <text:p>05</text:p>
          </table:table-cell>
          <table:table-cell table:formula="of:=MID([.C185];14;2)" office:value-type="string" office:string-value="04" calcext:value-type="string">
            <text:p>04</text:p>
          </table:table-cell>
          <table:table-cell table:formula="of:=MID([.C185];16;2)" office:value-type="string" office:string-value="32" calcext:value-type="string">
            <text:p>32</text:p>
          </table:table-cell>
          <table:table-cell table:formula="of:=MID([.C185];18;2)" office:value-type="string" office:string-value="45" calcext:value-type="string">
            <text:p>45</text:p>
          </table:table-cell>
          <table:table-cell table:formula="of:=DATE([.D185];[.E185];[.F185])+TIME([.G185];[.H185];[.I185])" office:value-type="date" office:date-value="2021-07-05T04:32:45" calcext:value-type="date">
            <text:p>05/07/21 04:32:45</text:p>
          </table:table-cell>
          <table:table-cell table:formula="of:=IF([.C185]&lt;&gt;&quot;&quot;;CONCATENATE(&quot;mogrify -rotate &quot;;ROUND([.N185];3);&quot; -background black &quot;;[.C185]);&quot;&quot;)" office:value-type="string" office:string-value="mogrify -rotate 31.513 -background black IMG_20210705_043245679.jpg" calcext:value-type="string">
            <text:p>mogrify -rotate 31.513 -background black IMG_20210705_043245679.jpg</text:p>
          </table:table-cell>
          <table:table-cell table:formula="of:=IF([.C185]&lt;&gt;&quot;&quot;;CONCATENATE(&quot;mogrify -crop &quot;;ROUND([.B$22]);&quot;x&quot;;ROUND([.B$23]);&quot;+&quot;;ROUND([.B$30]+[.B$33]-[.AL185]);&quot;+&quot;;ROUND([.B$31]+[.B$34]-[.AM185]);&quot; &quot;;[.C185]);&quot;&quot;)" office:value-type="string" office:string-value="mogrify -crop 2538x1941+2111+1032 IMG_20210705_043245679.jpg" calcext:value-type="string">
            <text:p>mogrify -crop 2538x1941+2111+1032 IMG_20210705_043245679.jpg</text:p>
          </table:table-cell>
          <table:table-cell/>
          <table:table-cell table:formula="of:=IF([.C185]&lt;&gt;&quot;&quot;;([.J185]-[.J$3])*360*[.B$35];0)" office:value-type="float" office:value="31.5125000008265" calcext:value-type="float">
            <text:p>31.5125000008265</text:p>
          </table:table-cell>
          <table:table-cell table:formula="of:=[.N185]/180*PI()" office:value-type="float" office:value="0.549996880549139" calcext:value-type="float">
            <text:p>0.549996880549139</text:p>
          </table:table-cell>
          <table:table-cell table:formula="of:=COS([.$O185])*([.P$3]-[.B$14])-SIN([.$O185])*([.Q$3]-[.B$15])" office:value-type="float" office:value="-429.05529577331" calcext:value-type="float">
            <text:p>-429.05529577331</text:p>
          </table:table-cell>
          <table:table-cell table:formula="of:=SIN([.$O185])*([.P$3]-[.B$14])+COS([.$O185])*([.Q$3]-[.B$15])" office:value-type="float" office:value="30.1919388062044" calcext:value-type="float">
            <text:p>30.1919388062044</text:p>
          </table:table-cell>
          <table:table-cell table:formula="of:=COS([.$O185])*([.R$3]-[.B$14])-SIN([.$O185])*([.S$3]-[.B$15])" office:value-type="float" office:value="-882.745502116463" calcext:value-type="float">
            <text:p>-882.745502116463</text:p>
          </table:table-cell>
          <table:table-cell table:formula="of:=SIN([.$O185])*([.R$3]-[.B$14])+COS([.$O185])*([.S$3]-[.B$15])" office:value-type="float" office:value="770.184639221761" calcext:value-type="float">
            <text:p>770.184639221761</text:p>
          </table:table-cell>
          <table:table-cell table:formula="of:=COS([.$O185])*([.T$3]-[.B$14])-SIN([.$O185])*([.U$3]-[.B$15])" office:value-type="float" office:value="556.464936577362" calcext:value-type="float">
            <text:p>556.464936577362</text:p>
          </table:table-cell>
          <table:table-cell table:formula="of:=SIN([.$O185])*([.T$3]-[.B$14])+COS([.$O185])*([.U$3]-[.B$15])" office:value-type="float" office:value="634.415301171049" calcext:value-type="float">
            <text:p>634.415301171049</text:p>
          </table:table-cell>
          <table:table-cell table:formula="of:=COS([.$O185])*([.V$3]-[.B$14])-SIN([.$O185])*([.W$3]-[.B$15])" office:value-type="float" office:value="102.774730234209" calcext:value-type="float">
            <text:p>102.774730234209</text:p>
          </table:table-cell>
          <table:table-cell table:formula="of:=SIN([.$O185])*([.V$3]-[.B$14])+COS([.$O185])*([.W$3]-[.B$15])" office:value-type="float" office:value="1374.40800158661" calcext:value-type="float">
            <text:p>1374.40800158661</text:p>
          </table:table-cell>
          <table:table-cell table:formula="of:=COS([.$O185])*([.X$3]-[.B$12]/2)-SIN([.$O185])*([.Y$3]-[.B$13]/2)" office:value-type="float" office:value="-265.915013003759" calcext:value-type="float">
            <text:p>-265.915013003759</text:p>
          </table:table-cell>
          <table:table-cell table:formula="of:=SIN([.$O185])*([.X$3]-[.B$12]/2)+COS([.$O185])*([.Y$3]-[.B$13]/2)" office:value-type="float" office:value="-672.1080313902" calcext:value-type="float">
            <text:p>-672.1080313902</text:p>
          </table:table-cell>
          <table:table-cell table:formula="of:=COS([.$O185])*([.Z$3]-[.B$12]/2)-SIN([.$O185])*([.AA$3]-[.B$13]/2)" office:value-type="float" office:value="-719.605219346912" calcext:value-type="float">
            <text:p>-719.605219346912</text:p>
          </table:table-cell>
          <table:table-cell table:formula="of:=SIN([.$O185])*([.Z$3]-[.B$12]/2)+COS([.$O185])*([.AA$3]-[.B$13]/2)" office:value-type="float" office:value="67.8846690253558" calcext:value-type="float">
            <text:p>67.8846690253558</text:p>
          </table:table-cell>
          <table:table-cell table:formula="of:=COS([.$O185])*([.AB$3]-[.B$12]/2)-SIN([.$O185])*([.AC$3]-[.B$13]/2)" office:value-type="float" office:value="719.605219346912" calcext:value-type="float">
            <text:p>719.605219346912</text:p>
          </table:table-cell>
          <table:table-cell table:formula="of:=SIN([.$O185])*([.AB$3]-[.B$12]/2)+COS([.$O185])*([.AC$3]-[.B$13]/2)" office:value-type="float" office:value="-67.8846690253558" calcext:value-type="float">
            <text:p>-67.8846690253558</text:p>
          </table:table-cell>
          <table:table-cell table:formula="of:=COS([.$O185])*([.AD$3]-[.B$12]/2)-SIN([.$O185])*([.AE$3]-[.B$13]/2)" office:value-type="float" office:value="265.915013003759" calcext:value-type="float">
            <text:p>265.915013003759</text:p>
          </table:table-cell>
          <table:table-cell table:formula="of:=SIN([.$O185])*([.AD$3]-[.B$12]/2)+COS([.$O185])*([.AE$3]-[.B$13]/2)" office:value-type="float" office:value="672.1080313902" calcext:value-type="float">
            <text:p>672.1080313902</text:p>
          </table:table-cell>
          <table:table-cell table:formula="of:=COS([.$O185])*([.AF$3]-[.B$12]/2)-SIN([.$O185])*([.AG$3]-[.B$13]/2)" office:value-type="float" office:value="163.140282769551" calcext:value-type="float">
            <text:p>163.140282769551</text:p>
          </table:table-cell>
          <table:table-cell table:formula="of:=SIN([.$O185])*([.AF$3]-[.B$12]/2)+COS([.$O185])*([.AG$3]-[.B$13]/2)" office:value-type="float" office:value="-702.299970196405" calcext:value-type="float">
            <text:p>-702.299970196405</text:p>
          </table:table-cell>
          <table:table-cell table:formula="of:=MIN([.X185];[.Z185];[.AB185];[.AD185])" office:value-type="float" office:value="-719.605219346912" calcext:value-type="float">
            <text:p>-719.605219346912</text:p>
          </table:table-cell>
          <table:table-cell table:formula="of:=MIN([.Y185];[.AA185];[.AC185];[.AE185])" office:value-type="float" office:value="-672.1080313902" calcext:value-type="float">
            <text:p>-672.1080313902</text:p>
          </table:table-cell>
          <table:table-cell table:formula="of:=[.AF185]-[.$AH185]" office:value-type="float" office:value="882.745502116463" calcext:value-type="float">
            <text:p>882.745502116463</text:p>
          </table:table-cell>
          <table:table-cell table:formula="of:=[.AG185]-[.$AI185]" office:value-type="float" office:value="-30.1919388062045" calcext:value-type="float">
            <text:p>-30.1919388062045</text:p>
          </table:table-cell>
          <table:table-cell table:formula="of:=[.AF$3]-[.AJ185]" office:value-type="float" office:value="-532.745502116463" calcext:value-type="float">
            <text:p>-532.745502116463</text:p>
          </table:table-cell>
          <table:table-cell table:formula="of:=[.AG$3]-[.AK185]" office:value-type="float" office:value="-219.808061193796" calcext:value-type="float">
            <text:p>-219.80806119379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3445698.jpg</text:p>
          </table:table-cell>
          <table:table-cell table:formula="of:=MID([.C186];5;4)" office:value-type="string" office:string-value="2021" calcext:value-type="string">
            <text:p>2021</text:p>
          </table:table-cell>
          <table:table-cell table:formula="of:=MID([.C186];9;2)" office:value-type="string" office:string-value="07" calcext:value-type="string">
            <text:p>07</text:p>
          </table:table-cell>
          <table:table-cell table:formula="of:=MID([.C186];11;2)" office:value-type="string" office:string-value="05" calcext:value-type="string">
            <text:p>05</text:p>
          </table:table-cell>
          <table:table-cell table:formula="of:=MID([.C186];14;2)" office:value-type="string" office:string-value="04" calcext:value-type="string">
            <text:p>04</text:p>
          </table:table-cell>
          <table:table-cell table:formula="of:=MID([.C186];16;2)" office:value-type="string" office:string-value="34" calcext:value-type="string">
            <text:p>34</text:p>
          </table:table-cell>
          <table:table-cell table:formula="of:=MID([.C186];18;2)" office:value-type="string" office:string-value="45" calcext:value-type="string">
            <text:p>45</text:p>
          </table:table-cell>
          <table:table-cell table:formula="of:=DATE([.D186];[.E186];[.F186])+TIME([.G186];[.H186];[.I186])" office:value-type="date" office:date-value="2021-07-05T04:34:45" calcext:value-type="date">
            <text:p>05/07/21 04:34:45</text:p>
          </table:table-cell>
          <table:table-cell table:formula="of:=IF([.C186]&lt;&gt;&quot;&quot;;CONCATENATE(&quot;mogrify -rotate &quot;;ROUND([.N186];3);&quot; -background black &quot;;[.C186]);&quot;&quot;)" office:value-type="string" office:string-value="mogrify -rotate 32.012 -background black IMG_20210705_043445698.jpg" calcext:value-type="string">
            <text:p>mogrify -rotate 32.012 -background black IMG_20210705_043445698.jpg</text:p>
          </table:table-cell>
          <table:table-cell table:formula="of:=IF([.C186]&lt;&gt;&quot;&quot;;CONCATENATE(&quot;mogrify -crop &quot;;ROUND([.B$22]);&quot;x&quot;;ROUND([.B$23]);&quot;+&quot;;ROUND([.B$30]+[.B$33]-[.AL186]);&quot;+&quot;;ROUND([.B$31]+[.B$34]-[.AM186]);&quot; &quot;;[.C186]);&quot;&quot;)" office:value-type="string" office:string-value="mogrify -crop 2538x1941+2118+1036 IMG_20210705_043445698.jpg" calcext:value-type="string">
            <text:p>mogrify -crop 2538x1941+2118+1036 IMG_20210705_043445698.jpg</text:p>
          </table:table-cell>
          <table:table-cell/>
          <table:table-cell table:formula="of:=IF([.C186]&lt;&gt;&quot;&quot;;([.J186]-[.J$3])*360*[.B$35];0)" office:value-type="float" office:value="32.012499999837" calcext:value-type="float">
            <text:p>32.012499999837</text:p>
          </table:table-cell>
          <table:table-cell table:formula="of:=[.N186]/180*PI()" office:value-type="float" office:value="0.55872352679184" calcext:value-type="float">
            <text:p>0.55872352679184</text:p>
          </table:table-cell>
          <table:table-cell table:formula="of:=COS([.$O186])*([.P$3]-[.B$14])-SIN([.$O186])*([.Q$3]-[.B$15])" office:value-type="float" office:value="-429.302429687646" calcext:value-type="float">
            <text:p>-429.302429687646</text:p>
          </table:table-cell>
          <table:table-cell table:formula="of:=SIN([.$O186])*([.P$3]-[.B$14])+COS([.$O186])*([.Q$3]-[.B$15])" office:value-type="float" office:value="26.4466229277712" calcext:value-type="float">
            <text:p>26.4466229277712</text:p>
          </table:table-cell>
          <table:table-cell table:formula="of:=COS([.$O186])*([.R$3]-[.B$14])-SIN([.$O186])*([.S$3]-[.B$15])" office:value-type="float" office:value="-889.432933453929" calcext:value-type="float">
            <text:p>-889.432933453929</text:p>
          </table:table-cell>
          <table:table-cell table:formula="of:=SIN([.$O186])*([.R$3]-[.B$14])+COS([.$O186])*([.S$3]-[.B$15])" office:value-type="float" office:value="762.452003005789" calcext:value-type="float">
            <text:p>762.452003005789</text:p>
          </table:table-cell>
          <table:table-cell table:formula="of:=COS([.$O186])*([.T$3]-[.B$14])-SIN([.$O186])*([.U$3]-[.B$15])" office:value-type="float" office:value="550.90750046234" calcext:value-type="float">
            <text:p>550.90750046234</text:p>
          </table:table-cell>
          <table:table-cell table:formula="of:=SIN([.$O186])*([.T$3]-[.B$14])+COS([.$O186])*([.U$3]-[.B$15])" office:value-type="float" office:value="639.247155593466" calcext:value-type="float">
            <text:p>639.247155593466</text:p>
          </table:table-cell>
          <table:table-cell table:formula="of:=COS([.$O186])*([.V$3]-[.B$14])-SIN([.$O186])*([.W$3]-[.B$15])" office:value-type="float" office:value="90.7769966960575" calcext:value-type="float">
            <text:p>90.7769966960575</text:p>
          </table:table-cell>
          <table:table-cell table:formula="of:=SIN([.$O186])*([.V$3]-[.B$14])+COS([.$O186])*([.W$3]-[.B$15])" office:value-type="float" office:value="1375.25253567148" calcext:value-type="float">
            <text:p>1375.25253567148</text:p>
          </table:table-cell>
          <table:table-cell table:formula="of:=COS([.$O186])*([.X$3]-[.B$12]/2)-SIN([.$O186])*([.Y$3]-[.B$13]/2)" office:value-type="float" office:value="-260.039713191852" calcext:value-type="float">
            <text:p>-260.039713191852</text:p>
          </table:table-cell>
          <table:table-cell table:formula="of:=SIN([.$O186])*([.X$3]-[.B$12]/2)+COS([.$O186])*([.Y$3]-[.B$13]/2)" office:value-type="float" office:value="-674.402956371856" calcext:value-type="float">
            <text:p>-674.402956371856</text:p>
          </table:table-cell>
          <table:table-cell table:formula="of:=COS([.$O186])*([.Z$3]-[.B$12]/2)-SIN([.$O186])*([.AA$3]-[.B$13]/2)" office:value-type="float" office:value="-720.170216958134" calcext:value-type="float">
            <text:p>-720.170216958134</text:p>
          </table:table-cell>
          <table:table-cell table:formula="of:=SIN([.$O186])*([.Z$3]-[.B$12]/2)+COS([.$O186])*([.AA$3]-[.B$13]/2)" office:value-type="float" office:value="61.6024237061613" calcext:value-type="float">
            <text:p>61.6024237061613</text:p>
          </table:table-cell>
          <table:table-cell table:formula="of:=COS([.$O186])*([.AB$3]-[.B$12]/2)-SIN([.$O186])*([.AC$3]-[.B$13]/2)" office:value-type="float" office:value="720.170216958134" calcext:value-type="float">
            <text:p>720.170216958134</text:p>
          </table:table-cell>
          <table:table-cell table:formula="of:=SIN([.$O186])*([.AB$3]-[.B$12]/2)+COS([.$O186])*([.AC$3]-[.B$13]/2)" office:value-type="float" office:value="-61.6024237061613" calcext:value-type="float">
            <text:p>-61.6024237061613</text:p>
          </table:table-cell>
          <table:table-cell table:formula="of:=COS([.$O186])*([.AD$3]-[.B$12]/2)-SIN([.$O186])*([.AE$3]-[.B$13]/2)" office:value-type="float" office:value="260.039713191852" calcext:value-type="float">
            <text:p>260.039713191852</text:p>
          </table:table-cell>
          <table:table-cell table:formula="of:=SIN([.$O186])*([.AD$3]-[.B$12]/2)+COS([.$O186])*([.AE$3]-[.B$13]/2)" office:value-type="float" office:value="674.402956371856" calcext:value-type="float">
            <text:p>674.402956371856</text:p>
          </table:table-cell>
          <table:table-cell table:formula="of:=COS([.$O186])*([.AF$3]-[.B$12]/2)-SIN([.$O186])*([.AG$3]-[.B$13]/2)" office:value-type="float" office:value="169.262716495794" calcext:value-type="float">
            <text:p>169.262716495794</text:p>
          </table:table-cell>
          <table:table-cell table:formula="of:=SIN([.$O186])*([.AF$3]-[.B$12]/2)+COS([.$O186])*([.AG$3]-[.B$13]/2)" office:value-type="float" office:value="-700.849579299627" calcext:value-type="float">
            <text:p>-700.849579299627</text:p>
          </table:table-cell>
          <table:table-cell table:formula="of:=MIN([.X186];[.Z186];[.AB186];[.AD186])" office:value-type="float" office:value="-720.170216958134" calcext:value-type="float">
            <text:p>-720.170216958134</text:p>
          </table:table-cell>
          <table:table-cell table:formula="of:=MIN([.Y186];[.AA186];[.AC186];[.AE186])" office:value-type="float" office:value="-674.402956371856" calcext:value-type="float">
            <text:p>-674.402956371856</text:p>
          </table:table-cell>
          <table:table-cell table:formula="of:=[.AF186]-[.$AH186]" office:value-type="float" office:value="889.432933453929" calcext:value-type="float">
            <text:p>889.432933453929</text:p>
          </table:table-cell>
          <table:table-cell table:formula="of:=[.AG186]-[.$AI186]" office:value-type="float" office:value="-26.4466229277712" calcext:value-type="float">
            <text:p>-26.4466229277712</text:p>
          </table:table-cell>
          <table:table-cell table:formula="of:=[.AF$3]-[.AJ186]" office:value-type="float" office:value="-539.432933453929" calcext:value-type="float">
            <text:p>-539.432933453929</text:p>
          </table:table-cell>
          <table:table-cell table:formula="of:=[.AG$3]-[.AK186]" office:value-type="float" office:value="-223.553377072229" calcext:value-type="float">
            <text:p>-223.55337707222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3645747.jpg</text:p>
          </table:table-cell>
          <table:table-cell table:formula="of:=MID([.C187];5;4)" office:value-type="string" office:string-value="2021" calcext:value-type="string">
            <text:p>2021</text:p>
          </table:table-cell>
          <table:table-cell table:formula="of:=MID([.C187];9;2)" office:value-type="string" office:string-value="07" calcext:value-type="string">
            <text:p>07</text:p>
          </table:table-cell>
          <table:table-cell table:formula="of:=MID([.C187];11;2)" office:value-type="string" office:string-value="05" calcext:value-type="string">
            <text:p>05</text:p>
          </table:table-cell>
          <table:table-cell table:formula="of:=MID([.C187];14;2)" office:value-type="string" office:string-value="04" calcext:value-type="string">
            <text:p>04</text:p>
          </table:table-cell>
          <table:table-cell table:formula="of:=MID([.C187];16;2)" office:value-type="string" office:string-value="36" calcext:value-type="string">
            <text:p>36</text:p>
          </table:table-cell>
          <table:table-cell table:formula="of:=MID([.C187];18;2)" office:value-type="string" office:string-value="45" calcext:value-type="string">
            <text:p>45</text:p>
          </table:table-cell>
          <table:table-cell table:formula="of:=DATE([.D187];[.E187];[.F187])+TIME([.G187];[.H187];[.I187])" office:value-type="date" office:date-value="2021-07-05T04:36:45" calcext:value-type="date">
            <text:p>05/07/21 04:36:45</text:p>
          </table:table-cell>
          <table:table-cell table:formula="of:=IF([.C187]&lt;&gt;&quot;&quot;;CONCATENATE(&quot;mogrify -rotate &quot;;ROUND([.N187];3);&quot; -background black &quot;;[.C187]);&quot;&quot;)" office:value-type="string" office:string-value="mogrify -rotate 32.512 -background black IMG_20210705_043645747.jpg" calcext:value-type="string">
            <text:p>mogrify -rotate 32.512 -background black IMG_20210705_043645747.jpg</text:p>
          </table:table-cell>
          <table:table-cell table:formula="of:=IF([.C187]&lt;&gt;&quot;&quot;;CONCATENATE(&quot;mogrify -crop &quot;;ROUND([.B$22]);&quot;x&quot;;ROUND([.B$23]);&quot;+&quot;;ROUND([.B$30]+[.B$33]-[.AL187]);&quot;+&quot;;ROUND([.B$31]+[.B$34]-[.AM187]);&quot; &quot;;[.C187]);&quot;&quot;)" office:value-type="string" office:string-value="mogrify -crop 2538x1941+2124+1040 IMG_20210705_043645747.jpg" calcext:value-type="string">
            <text:p>mogrify -crop 2538x1941+2124+1040 IMG_20210705_043645747.jpg</text:p>
          </table:table-cell>
          <table:table-cell/>
          <table:table-cell table:formula="of:=IF([.C187]&lt;&gt;&quot;&quot;;([.J187]-[.J$3])*360*[.B$35];0)" office:value-type="float" office:value="32.5124999988475" calcext:value-type="float">
            <text:p>32.5124999988475</text:p>
          </table:table-cell>
          <table:table-cell table:formula="of:=[.N187]/180*PI()" office:value-type="float" office:value="0.567450173034541" calcext:value-type="float">
            <text:p>0.567450173034541</text:p>
          </table:table-cell>
          <table:table-cell table:formula="of:=COS([.$O187])*([.P$3]-[.B$14])-SIN([.$O187])*([.Q$3]-[.B$15])" office:value-type="float" office:value="-429.516870559979" calcext:value-type="float">
            <text:p>-429.516870559979</text:p>
          </table:table-cell>
          <table:table-cell table:formula="of:=SIN([.$O187])*([.P$3]-[.B$14])+COS([.$O187])*([.Q$3]-[.B$15])" office:value-type="float" office:value="22.6992930366176" calcext:value-type="float">
            <text:p>22.6992930366176</text:p>
          </table:table-cell>
          <table:table-cell table:formula="of:=COS([.$O187])*([.R$3]-[.B$14])-SIN([.$O187])*([.S$3]-[.B$15])" office:value-type="float" office:value="-896.052631030201" calcext:value-type="float">
            <text:p>-896.052631030201</text:p>
          </table:table-cell>
          <table:table-cell table:formula="of:=SIN([.$O187])*([.R$3]-[.B$14])+COS([.$O187])*([.S$3]-[.B$15])" office:value-type="float" office:value="754.661303118064" calcext:value-type="float">
            <text:p>754.661303118064</text:p>
          </table:table-cell>
          <table:table-cell table:formula="of:=COS([.$O187])*([.T$3]-[.B$14])-SIN([.$O187])*([.U$3]-[.B$15])" office:value-type="float" office:value="545.308110608399" calcext:value-type="float">
            <text:p>545.308110608399</text:p>
          </table:table-cell>
          <table:table-cell table:formula="of:=SIN([.$O187])*([.T$3]-[.B$14])+COS([.$O187])*([.U$3]-[.B$15])" office:value-type="float" office:value="644.030328870231" calcext:value-type="float">
            <text:p>644.030328870231</text:p>
          </table:table-cell>
          <table:table-cell table:formula="of:=COS([.$O187])*([.V$3]-[.B$14])-SIN([.$O187])*([.W$3]-[.B$15])" office:value-type="float" office:value="78.7723501381776" calcext:value-type="float">
            <text:p>78.7723501381776</text:p>
          </table:table-cell>
          <table:table-cell table:formula="of:=SIN([.$O187])*([.V$3]-[.B$14])+COS([.$O187])*([.W$3]-[.B$15])" office:value-type="float" office:value="1375.99233895168" calcext:value-type="float">
            <text:p>1375.99233895168</text:p>
          </table:table-cell>
          <table:table-cell table:formula="of:=COS([.$O187])*([.X$3]-[.B$12]/2)-SIN([.$O187])*([.Y$3]-[.B$13]/2)" office:value-type="float" office:value="-254.144610349078" calcext:value-type="float">
            <text:p>-254.144610349078</text:p>
          </table:table-cell>
          <table:table-cell table:formula="of:=SIN([.$O187])*([.X$3]-[.B$12]/2)+COS([.$O187])*([.Y$3]-[.B$13]/2)" office:value-type="float" office:value="-676.64652295753" calcext:value-type="float">
            <text:p>-676.64652295753</text:p>
          </table:table-cell>
          <table:table-cell table:formula="of:=COS([.$O187])*([.Z$3]-[.B$12]/2)-SIN([.$O187])*([.AA$3]-[.B$13]/2)" office:value-type="float" office:value="-720.6803708193" calcext:value-type="float">
            <text:p>-720.6803708193</text:p>
          </table:table-cell>
          <table:table-cell table:formula="of:=SIN([.$O187])*([.Z$3]-[.B$12]/2)+COS([.$O187])*([.AA$3]-[.B$13]/2)" office:value-type="float" office:value="55.3154871239167" calcext:value-type="float">
            <text:p>55.3154871239167</text:p>
          </table:table-cell>
          <table:table-cell table:formula="of:=COS([.$O187])*([.AB$3]-[.B$12]/2)-SIN([.$O187])*([.AC$3]-[.B$13]/2)" office:value-type="float" office:value="720.6803708193" calcext:value-type="float">
            <text:p>720.6803708193</text:p>
          </table:table-cell>
          <table:table-cell table:formula="of:=SIN([.$O187])*([.AB$3]-[.B$12]/2)+COS([.$O187])*([.AC$3]-[.B$13]/2)" office:value-type="float" office:value="-55.3154871239167" calcext:value-type="float">
            <text:p>-55.3154871239167</text:p>
          </table:table-cell>
          <table:table-cell table:formula="of:=COS([.$O187])*([.AD$3]-[.B$12]/2)-SIN([.$O187])*([.AE$3]-[.B$13]/2)" office:value-type="float" office:value="254.144610349078" calcext:value-type="float">
            <text:p>254.144610349078</text:p>
          </table:table-cell>
          <table:table-cell table:formula="of:=SIN([.$O187])*([.AD$3]-[.B$12]/2)+COS([.$O187])*([.AE$3]-[.B$13]/2)" office:value-type="float" office:value="676.64652295753" calcext:value-type="float">
            <text:p>676.64652295753</text:p>
          </table:table-cell>
          <table:table-cell table:formula="of:=COS([.$O187])*([.AF$3]-[.B$12]/2)-SIN([.$O187])*([.AG$3]-[.B$13]/2)" office:value-type="float" office:value="175.372260210901" calcext:value-type="float">
            <text:p>175.372260210901</text:p>
          </table:table-cell>
          <table:table-cell table:formula="of:=SIN([.$O187])*([.AF$3]-[.B$12]/2)+COS([.$O187])*([.AG$3]-[.B$13]/2)" office:value-type="float" office:value="-699.345815994148" calcext:value-type="float">
            <text:p>-699.345815994148</text:p>
          </table:table-cell>
          <table:table-cell table:formula="of:=MIN([.X187];[.Z187];[.AB187];[.AD187])" office:value-type="float" office:value="-720.6803708193" calcext:value-type="float">
            <text:p>-720.6803708193</text:p>
          </table:table-cell>
          <table:table-cell table:formula="of:=MIN([.Y187];[.AA187];[.AC187];[.AE187])" office:value-type="float" office:value="-676.64652295753" calcext:value-type="float">
            <text:p>-676.64652295753</text:p>
          </table:table-cell>
          <table:table-cell table:formula="of:=[.AF187]-[.$AH187]" office:value-type="float" office:value="896.052631030201" calcext:value-type="float">
            <text:p>896.052631030201</text:p>
          </table:table-cell>
          <table:table-cell table:formula="of:=[.AG187]-[.$AI187]" office:value-type="float" office:value="-22.6992930366176" calcext:value-type="float">
            <text:p>-22.6992930366176</text:p>
          </table:table-cell>
          <table:table-cell table:formula="of:=[.AF$3]-[.AJ187]" office:value-type="float" office:value="-546.052631030201" calcext:value-type="float">
            <text:p>-546.052631030201</text:p>
          </table:table-cell>
          <table:table-cell table:formula="of:=[.AG$3]-[.AK187]" office:value-type="float" office:value="-227.300706963382" calcext:value-type="float">
            <text:p>-227.30070696338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3845768.jpg</text:p>
          </table:table-cell>
          <table:table-cell table:formula="of:=MID([.C188];5;4)" office:value-type="string" office:string-value="2021" calcext:value-type="string">
            <text:p>2021</text:p>
          </table:table-cell>
          <table:table-cell table:formula="of:=MID([.C188];9;2)" office:value-type="string" office:string-value="07" calcext:value-type="string">
            <text:p>07</text:p>
          </table:table-cell>
          <table:table-cell table:formula="of:=MID([.C188];11;2)" office:value-type="string" office:string-value="05" calcext:value-type="string">
            <text:p>05</text:p>
          </table:table-cell>
          <table:table-cell table:formula="of:=MID([.C188];14;2)" office:value-type="string" office:string-value="04" calcext:value-type="string">
            <text:p>04</text:p>
          </table:table-cell>
          <table:table-cell table:formula="of:=MID([.C188];16;2)" office:value-type="string" office:string-value="38" calcext:value-type="string">
            <text:p>38</text:p>
          </table:table-cell>
          <table:table-cell table:formula="of:=MID([.C188];18;2)" office:value-type="string" office:string-value="45" calcext:value-type="string">
            <text:p>45</text:p>
          </table:table-cell>
          <table:table-cell table:formula="of:=DATE([.D188];[.E188];[.F188])+TIME([.G188];[.H188];[.I188])" office:value-type="date" office:date-value="2021-07-05T04:38:45" calcext:value-type="date">
            <text:p>05/07/21 04:38:45</text:p>
          </table:table-cell>
          <table:table-cell table:formula="of:=IF([.C188]&lt;&gt;&quot;&quot;;CONCATENATE(&quot;mogrify -rotate &quot;;ROUND([.N188];3);&quot; -background black &quot;;[.C188]);&quot;&quot;)" office:value-type="string" office:string-value="mogrify -rotate 33.013 -background black IMG_20210705_043845768.jpg" calcext:value-type="string">
            <text:p>mogrify -rotate 33.013 -background black IMG_20210705_043845768.jpg</text:p>
          </table:table-cell>
          <table:table-cell table:formula="of:=IF([.C188]&lt;&gt;&quot;&quot;;CONCATENATE(&quot;mogrify -crop &quot;;ROUND([.B$22]);&quot;x&quot;;ROUND([.B$23]);&quot;+&quot;;ROUND([.B$30]+[.B$33]-[.AL188]);&quot;+&quot;;ROUND([.B$31]+[.B$34]-[.AM188]);&quot; &quot;;[.C188]);&quot;&quot;)" office:value-type="string" office:string-value="mogrify -crop 2538x1941+2131+1043 IMG_20210705_043845768.jpg" calcext:value-type="string">
            <text:p>mogrify -crop 2538x1941+2131+1043 IMG_20210705_043845768.jpg</text:p>
          </table:table-cell>
          <table:table-cell/>
          <table:table-cell table:formula="of:=IF([.C188]&lt;&gt;&quot;&quot;;([.J188]-[.J$3])*360*[.B$35];0)" office:value-type="float" office:value="33.0125000004773" calcext:value-type="float">
            <text:p>33.0125000004773</text:p>
          </table:table-cell>
          <table:table-cell table:formula="of:=[.N188]/180*PI()" office:value-type="float" office:value="0.576176819322958" calcext:value-type="float">
            <text:p>0.576176819322958</text:p>
          </table:table-cell>
          <table:table-cell table:formula="of:=COS([.$O188])*([.P$3]-[.B$14])-SIN([.$O188])*([.Q$3]-[.B$15])" office:value-type="float" office:value="-429.698602060673" calcext:value-type="float">
            <text:p>-429.698602060673</text:p>
          </table:table-cell>
          <table:table-cell table:formula="of:=SIN([.$O188])*([.P$3]-[.B$14])+COS([.$O188])*([.Q$3]-[.B$15])" office:value-type="float" office:value="18.9502344867781" calcext:value-type="float">
            <text:p>18.9502344867781</text:p>
          </table:table-cell>
          <table:table-cell table:formula="of:=COS([.$O188])*([.R$3]-[.B$14])-SIN([.$O188])*([.S$3]-[.B$15])" office:value-type="float" office:value="-902.604090763822" calcext:value-type="float">
            <text:p>-902.604090763822</text:p>
          </table:table-cell>
          <table:table-cell table:formula="of:=SIN([.$O188])*([.R$3]-[.B$14])+COS([.$O188])*([.S$3]-[.B$15])" office:value-type="float" office:value="746.813132809282" calcext:value-type="float">
            <text:p>746.813132809282</text:p>
          </table:table-cell>
          <table:table-cell table:formula="of:=COS([.$O188])*([.T$3]-[.B$14])-SIN([.$O188])*([.U$3]-[.B$15])" office:value-type="float" office:value="539.667193401095" calcext:value-type="float">
            <text:p>539.667193401095</text:p>
          </table:table-cell>
          <table:table-cell table:formula="of:=SIN([.$O188])*([.T$3]-[.B$14])+COS([.$O188])*([.U$3]-[.B$15])" office:value-type="float" office:value="648.764456768853" calcext:value-type="float">
            <text:p>648.764456768853</text:p>
          </table:table-cell>
          <table:table-cell table:formula="of:=COS([.$O188])*([.V$3]-[.B$14])-SIN([.$O188])*([.W$3]-[.B$15])" office:value-type="float" office:value="66.7617046979449" calcext:value-type="float">
            <text:p>66.7617046979449</text:p>
          </table:table-cell>
          <table:table-cell table:formula="of:=SIN([.$O188])*([.V$3]-[.B$14])+COS([.$O188])*([.W$3]-[.B$15])" office:value-type="float" office:value="1376.62735509136" calcext:value-type="float">
            <text:p>1376.62735509136</text:p>
          </table:table-cell>
          <table:table-cell table:formula="of:=COS([.$O188])*([.X$3]-[.B$12]/2)-SIN([.$O188])*([.Y$3]-[.B$13]/2)" office:value-type="float" office:value="-248.230153379309" calcext:value-type="float">
            <text:p>-248.230153379309</text:p>
          </table:table-cell>
          <table:table-cell table:formula="of:=SIN([.$O188])*([.X$3]-[.B$12]/2)+COS([.$O188])*([.Y$3]-[.B$13]/2)" office:value-type="float" office:value="-678.838560302289" calcext:value-type="float">
            <text:p>-678.838560302289</text:p>
          </table:table-cell>
          <table:table-cell table:formula="of:=COS([.$O188])*([.Z$3]-[.B$12]/2)-SIN([.$O188])*([.AA$3]-[.B$13]/2)" office:value-type="float" office:value="-721.135642082459" calcext:value-type="float">
            <text:p>-721.135642082459</text:p>
          </table:table-cell>
          <table:table-cell table:formula="of:=SIN([.$O188])*([.Z$3]-[.B$12]/2)+COS([.$O188])*([.AA$3]-[.B$13]/2)" office:value-type="float" office:value="49.0243380202141" calcext:value-type="float">
            <text:p>49.0243380202141</text:p>
          </table:table-cell>
          <table:table-cell table:formula="of:=COS([.$O188])*([.AB$3]-[.B$12]/2)-SIN([.$O188])*([.AC$3]-[.B$13]/2)" office:value-type="float" office:value="721.135642082459" calcext:value-type="float">
            <text:p>721.135642082459</text:p>
          </table:table-cell>
          <table:table-cell table:formula="of:=SIN([.$O188])*([.AB$3]-[.B$12]/2)+COS([.$O188])*([.AC$3]-[.B$13]/2)" office:value-type="float" office:value="-49.0243380202141" calcext:value-type="float">
            <text:p>-49.0243380202141</text:p>
          </table:table-cell>
          <table:table-cell table:formula="of:=COS([.$O188])*([.AD$3]-[.B$12]/2)-SIN([.$O188])*([.AE$3]-[.B$13]/2)" office:value-type="float" office:value="248.230153379309" calcext:value-type="float">
            <text:p>248.230153379309</text:p>
          </table:table-cell>
          <table:table-cell table:formula="of:=SIN([.$O188])*([.AD$3]-[.B$12]/2)+COS([.$O188])*([.AE$3]-[.B$13]/2)" office:value-type="float" office:value="678.838560302289" calcext:value-type="float">
            <text:p>678.838560302289</text:p>
          </table:table-cell>
          <table:table-cell table:formula="of:=COS([.$O188])*([.AF$3]-[.B$12]/2)-SIN([.$O188])*([.AG$3]-[.B$13]/2)" office:value-type="float" office:value="181.468448681364" calcext:value-type="float">
            <text:p>181.468448681364</text:p>
          </table:table-cell>
          <table:table-cell table:formula="of:=SIN([.$O188])*([.AF$3]-[.B$12]/2)+COS([.$O188])*([.AG$3]-[.B$13]/2)" office:value-type="float" office:value="-697.788794789067" calcext:value-type="float">
            <text:p>-697.788794789067</text:p>
          </table:table-cell>
          <table:table-cell table:formula="of:=MIN([.X188];[.Z188];[.AB188];[.AD188])" office:value-type="float" office:value="-721.135642082459" calcext:value-type="float">
            <text:p>-721.135642082459</text:p>
          </table:table-cell>
          <table:table-cell table:formula="of:=MIN([.Y188];[.AA188];[.AC188];[.AE188])" office:value-type="float" office:value="-678.838560302289" calcext:value-type="float">
            <text:p>-678.838560302289</text:p>
          </table:table-cell>
          <table:table-cell table:formula="of:=[.AF188]-[.$AH188]" office:value-type="float" office:value="902.604090763822" calcext:value-type="float">
            <text:p>902.604090763822</text:p>
          </table:table-cell>
          <table:table-cell table:formula="of:=[.AG188]-[.$AI188]" office:value-type="float" office:value="-18.9502344867781" calcext:value-type="float">
            <text:p>-18.9502344867781</text:p>
          </table:table-cell>
          <table:table-cell table:formula="of:=[.AF$3]-[.AJ188]" office:value-type="float" office:value="-552.604090763822" calcext:value-type="float">
            <text:p>-552.604090763822</text:p>
          </table:table-cell>
          <table:table-cell table:formula="of:=[.AG$3]-[.AK188]" office:value-type="float" office:value="-231.049765513222" calcext:value-type="float">
            <text:p>-231.04976551322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4045815.jpg</text:p>
          </table:table-cell>
          <table:table-cell table:formula="of:=MID([.C189];5;4)" office:value-type="string" office:string-value="2021" calcext:value-type="string">
            <text:p>2021</text:p>
          </table:table-cell>
          <table:table-cell table:formula="of:=MID([.C189];9;2)" office:value-type="string" office:string-value="07" calcext:value-type="string">
            <text:p>07</text:p>
          </table:table-cell>
          <table:table-cell table:formula="of:=MID([.C189];11;2)" office:value-type="string" office:string-value="05" calcext:value-type="string">
            <text:p>05</text:p>
          </table:table-cell>
          <table:table-cell table:formula="of:=MID([.C189];14;2)" office:value-type="string" office:string-value="04" calcext:value-type="string">
            <text:p>04</text:p>
          </table:table-cell>
          <table:table-cell table:formula="of:=MID([.C189];16;2)" office:value-type="string" office:string-value="40" calcext:value-type="string">
            <text:p>40</text:p>
          </table:table-cell>
          <table:table-cell table:formula="of:=MID([.C189];18;2)" office:value-type="string" office:string-value="45" calcext:value-type="string">
            <text:p>45</text:p>
          </table:table-cell>
          <table:table-cell table:formula="of:=DATE([.D189];[.E189];[.F189])+TIME([.G189];[.H189];[.I189])" office:value-type="date" office:date-value="2021-07-05T04:40:45" calcext:value-type="date">
            <text:p>05/07/21 04:40:45</text:p>
          </table:table-cell>
          <table:table-cell table:formula="of:=IF([.C189]&lt;&gt;&quot;&quot;;CONCATENATE(&quot;mogrify -rotate &quot;;ROUND([.N189];3);&quot; -background black &quot;;[.C189]);&quot;&quot;)" office:value-type="string" office:string-value="mogrify -rotate 33.512 -background black IMG_20210705_044045815.jpg" calcext:value-type="string">
            <text:p>mogrify -rotate 33.512 -background black IMG_20210705_044045815.jpg</text:p>
          </table:table-cell>
          <table:table-cell table:formula="of:=IF([.C189]&lt;&gt;&quot;&quot;;CONCATENATE(&quot;mogrify -crop &quot;;ROUND([.B$22]);&quot;x&quot;;ROUND([.B$23]);&quot;+&quot;;ROUND([.B$30]+[.B$33]-[.AL189]);&quot;+&quot;;ROUND([.B$31]+[.B$34]-[.AM189]);&quot; &quot;;[.C189]);&quot;&quot;)" office:value-type="string" office:string-value="mogrify -crop 2538x1941+2137+1047 IMG_20210705_044045815.jpg" calcext:value-type="string">
            <text:p>mogrify -crop 2538x1941+2137+1047 IMG_20210705_044045815.jpg</text:p>
          </table:table-cell>
          <table:table-cell/>
          <table:table-cell table:formula="of:=IF([.C189]&lt;&gt;&quot;&quot;;([.J189]-[.J$3])*360*[.B$35];0)" office:value-type="float" office:value="33.5124999994878" calcext:value-type="float">
            <text:p>33.5124999994878</text:p>
          </table:table-cell>
          <table:table-cell table:formula="of:=[.N189]/180*PI()" office:value-type="float" office:value="0.58490346556566" calcext:value-type="float">
            <text:p>0.58490346556566</text:p>
          </table:table-cell>
          <table:table-cell table:formula="of:=COS([.$O189])*([.P$3]-[.B$14])-SIN([.$O189])*([.Q$3]-[.B$15])" office:value-type="float" office:value="-429.847610348265" calcext:value-type="float">
            <text:p>-429.847610348265</text:p>
          </table:table-cell>
          <table:table-cell table:formula="of:=SIN([.$O189])*([.P$3]-[.B$14])+COS([.$O189])*([.Q$3]-[.B$15])" office:value-type="float" office:value="15.1997328228552" calcext:value-type="float">
            <text:p>15.1997328228552</text:p>
          </table:table-cell>
          <table:table-cell table:formula="of:=COS([.$O189])*([.R$3]-[.B$14])-SIN([.$O189])*([.S$3]-[.B$15])" office:value-type="float" office:value="-909.08681366713" calcext:value-type="float">
            <text:p>-909.08681366713</text:p>
          </table:table-cell>
          <table:table-cell table:formula="of:=SIN([.$O189])*([.R$3]-[.B$14])+COS([.$O189])*([.S$3]-[.B$15])" office:value-type="float" office:value="738.90808983022" calcext:value-type="float">
            <text:p>738.90808983022</text:p>
          </table:table-cell>
          <table:table-cell table:formula="of:=COS([.$O189])*([.T$3]-[.B$14])-SIN([.$O189])*([.U$3]-[.B$15])" office:value-type="float" office:value="533.985178477212" calcext:value-type="float">
            <text:p>533.985178477212</text:p>
          </table:table-cell>
          <table:table-cell table:formula="of:=SIN([.$O189])*([.T$3]-[.B$14])+COS([.$O189])*([.U$3]-[.B$15])" office:value-type="float" office:value="653.449178717565" calcext:value-type="float">
            <text:p>653.449178717565</text:p>
          </table:table-cell>
          <table:table-cell table:formula="of:=COS([.$O189])*([.V$3]-[.B$14])-SIN([.$O189])*([.W$3]-[.B$15])" office:value-type="float" office:value="54.7459751583461" calcext:value-type="float">
            <text:p>54.7459751583461</text:p>
          </table:table-cell>
          <table:table-cell table:formula="of:=SIN([.$O189])*([.V$3]-[.B$14])+COS([.$O189])*([.W$3]-[.B$15])" office:value-type="float" office:value="1377.15753572493" calcext:value-type="float">
            <text:p>1377.15753572493</text:p>
          </table:table-cell>
          <table:table-cell table:formula="of:=COS([.$O189])*([.X$3]-[.B$12]/2)-SIN([.$O189])*([.Y$3]-[.B$13]/2)" office:value-type="float" office:value="-242.296792753306" calcext:value-type="float">
            <text:p>-242.296792753306</text:p>
          </table:table-cell>
          <table:table-cell table:formula="of:=SIN([.$O189])*([.X$3]-[.B$12]/2)+COS([.$O189])*([.Y$3]-[.B$13]/2)" office:value-type="float" office:value="-680.978901451037" calcext:value-type="float">
            <text:p>-680.978901451037</text:p>
          </table:table-cell>
          <table:table-cell table:formula="of:=COS([.$O189])*([.Z$3]-[.B$12]/2)-SIN([.$O189])*([.AA$3]-[.B$13]/2)" office:value-type="float" office:value="-721.535996072171" calcext:value-type="float">
            <text:p>-721.535996072171</text:p>
          </table:table-cell>
          <table:table-cell table:formula="of:=SIN([.$O189])*([.Z$3]-[.B$12]/2)+COS([.$O189])*([.AA$3]-[.B$13]/2)" office:value-type="float" office:value="42.7294555563273" calcext:value-type="float">
            <text:p>42.7294555563273</text:p>
          </table:table-cell>
          <table:table-cell table:formula="of:=COS([.$O189])*([.AB$3]-[.B$12]/2)-SIN([.$O189])*([.AC$3]-[.B$13]/2)" office:value-type="float" office:value="721.535996072171" calcext:value-type="float">
            <text:p>721.535996072171</text:p>
          </table:table-cell>
          <table:table-cell table:formula="of:=SIN([.$O189])*([.AB$3]-[.B$12]/2)+COS([.$O189])*([.AC$3]-[.B$13]/2)" office:value-type="float" office:value="-42.7294555563273" calcext:value-type="float">
            <text:p>-42.7294555563273</text:p>
          </table:table-cell>
          <table:table-cell table:formula="of:=COS([.$O189])*([.AD$3]-[.B$12]/2)-SIN([.$O189])*([.AE$3]-[.B$13]/2)" office:value-type="float" office:value="242.296792753306" calcext:value-type="float">
            <text:p>242.296792753306</text:p>
          </table:table-cell>
          <table:table-cell table:formula="of:=SIN([.$O189])*([.AD$3]-[.B$12]/2)+COS([.$O189])*([.AE$3]-[.B$13]/2)" office:value-type="float" office:value="680.978901451037" calcext:value-type="float">
            <text:p>680.978901451037</text:p>
          </table:table-cell>
          <table:table-cell table:formula="of:=COS([.$O189])*([.AF$3]-[.B$12]/2)-SIN([.$O189])*([.AG$3]-[.B$13]/2)" office:value-type="float" office:value="187.550817594959" calcext:value-type="float">
            <text:p>187.550817594959</text:p>
          </table:table-cell>
          <table:table-cell table:formula="of:=SIN([.$O189])*([.AF$3]-[.B$12]/2)+COS([.$O189])*([.AG$3]-[.B$13]/2)" office:value-type="float" office:value="-696.178634273893" calcext:value-type="float">
            <text:p>-696.178634273893</text:p>
          </table:table-cell>
          <table:table-cell table:formula="of:=MIN([.X189];[.Z189];[.AB189];[.AD189])" office:value-type="float" office:value="-721.535996072171" calcext:value-type="float">
            <text:p>-721.535996072171</text:p>
          </table:table-cell>
          <table:table-cell table:formula="of:=MIN([.Y189];[.AA189];[.AC189];[.AE189])" office:value-type="float" office:value="-680.978901451037" calcext:value-type="float">
            <text:p>-680.978901451037</text:p>
          </table:table-cell>
          <table:table-cell table:formula="of:=[.AF189]-[.$AH189]" office:value-type="float" office:value="909.08681366713" calcext:value-type="float">
            <text:p>909.08681366713</text:p>
          </table:table-cell>
          <table:table-cell table:formula="of:=[.AG189]-[.$AI189]" office:value-type="float" office:value="-15.1997328228551" calcext:value-type="float">
            <text:p>-15.1997328228551</text:p>
          </table:table-cell>
          <table:table-cell table:formula="of:=[.AF$3]-[.AJ189]" office:value-type="float" office:value="-559.08681366713" calcext:value-type="float">
            <text:p>-559.08681366713</text:p>
          </table:table-cell>
          <table:table-cell table:formula="of:=[.AG$3]-[.AK189]" office:value-type="float" office:value="-234.800267177145" calcext:value-type="float">
            <text:p>-234.80026717714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4245878.jpg</text:p>
          </table:table-cell>
          <table:table-cell table:formula="of:=MID([.C190];5;4)" office:value-type="string" office:string-value="2021" calcext:value-type="string">
            <text:p>2021</text:p>
          </table:table-cell>
          <table:table-cell table:formula="of:=MID([.C190];9;2)" office:value-type="string" office:string-value="07" calcext:value-type="string">
            <text:p>07</text:p>
          </table:table-cell>
          <table:table-cell table:formula="of:=MID([.C190];11;2)" office:value-type="string" office:string-value="05" calcext:value-type="string">
            <text:p>05</text:p>
          </table:table-cell>
          <table:table-cell table:formula="of:=MID([.C190];14;2)" office:value-type="string" office:string-value="04" calcext:value-type="string">
            <text:p>04</text:p>
          </table:table-cell>
          <table:table-cell table:formula="of:=MID([.C190];16;2)" office:value-type="string" office:string-value="42" calcext:value-type="string">
            <text:p>42</text:p>
          </table:table-cell>
          <table:table-cell table:formula="of:=MID([.C190];18;2)" office:value-type="string" office:string-value="45" calcext:value-type="string">
            <text:p>45</text:p>
          </table:table-cell>
          <table:table-cell table:formula="of:=DATE([.D190];[.E190];[.F190])+TIME([.G190];[.H190];[.I190])" office:value-type="date" office:date-value="2021-07-05T04:42:45" calcext:value-type="date">
            <text:p>05/07/21 04:42:45</text:p>
          </table:table-cell>
          <table:table-cell table:formula="of:=IF([.C190]&lt;&gt;&quot;&quot;;CONCATENATE(&quot;mogrify -rotate &quot;;ROUND([.N190];3);&quot; -background black &quot;;[.C190]);&quot;&quot;)" office:value-type="string" office:string-value="mogrify -rotate 34.013 -background black IMG_20210705_044245878.jpg" calcext:value-type="string">
            <text:p>mogrify -rotate 34.013 -background black IMG_20210705_044245878.jpg</text:p>
          </table:table-cell>
          <table:table-cell table:formula="of:=IF([.C190]&lt;&gt;&quot;&quot;;CONCATENATE(&quot;mogrify -crop &quot;;ROUND([.B$22]);&quot;x&quot;;ROUND([.B$23]);&quot;+&quot;;ROUND([.B$30]+[.B$33]-[.AL190]);&quot;+&quot;;ROUND([.B$31]+[.B$34]-[.AM190]);&quot; &quot;;[.C190]);&quot;&quot;)" office:value-type="string" office:string-value="mogrify -crop 2538x1941+2144+1051 IMG_20210705_044245878.jpg" calcext:value-type="string">
            <text:p>mogrify -crop 2538x1941+2144+1051 IMG_20210705_044245878.jpg</text:p>
          </table:table-cell>
          <table:table-cell/>
          <table:table-cell table:formula="of:=IF([.C190]&lt;&gt;&quot;&quot;;([.J190]-[.J$3])*360*[.B$35];0)" office:value-type="float" office:value="34.0125000011176" calcext:value-type="float">
            <text:p>34.0125000011176</text:p>
          </table:table-cell>
          <table:table-cell table:formula="of:=[.N190]/180*PI()" office:value-type="float" office:value="0.593630111854077" calcext:value-type="float">
            <text:p>0.593630111854077</text:p>
          </table:table-cell>
          <table:table-cell table:formula="of:=COS([.$O190])*([.P$3]-[.B$14])-SIN([.$O190])*([.Q$3]-[.B$15])" office:value-type="float" office:value="-429.96388407676" calcext:value-type="float">
            <text:p>-429.96388407676</text:p>
          </table:table-cell>
          <table:table-cell table:formula="of:=SIN([.$O190])*([.P$3]-[.B$14])+COS([.$O190])*([.Q$3]-[.B$15])" office:value-type="float" office:value="11.4480736207779" calcext:value-type="float">
            <text:p>11.4480736207779</text:p>
          </table:table-cell>
          <table:table-cell table:formula="of:=COS([.$O190])*([.R$3]-[.B$14])-SIN([.$O190])*([.S$3]-[.B$15])" office:value-type="float" office:value="-915.500306123595" calcext:value-type="float">
            <text:p>-915.500306123595</text:p>
          </table:table-cell>
          <table:table-cell table:formula="of:=SIN([.$O190])*([.R$3]-[.B$14])+COS([.$O190])*([.S$3]-[.B$15])" office:value-type="float" office:value="730.946776097688" calcext:value-type="float">
            <text:p>730.946776097688</text:p>
          </table:table-cell>
          <table:table-cell table:formula="of:=COS([.$O190])*([.T$3]-[.B$14])-SIN([.$O190])*([.U$3]-[.B$15])" office:value-type="float" office:value="528.262498484656" calcext:value-type="float">
            <text:p>528.262498484656</text:p>
          </table:table-cell>
          <table:table-cell table:formula="of:=SIN([.$O190])*([.T$3]-[.B$14])+COS([.$O190])*([.U$3]-[.B$15])" office:value-type="float" office:value="658.084138005734" calcext:value-type="float">
            <text:p>658.084138005734</text:p>
          </table:table-cell>
          <table:table-cell table:formula="of:=COS([.$O190])*([.V$3]-[.B$14])-SIN([.$O190])*([.W$3]-[.B$15])" office:value-type="float" office:value="42.7260764378202" calcext:value-type="float">
            <text:p>42.7260764378202</text:p>
          </table:table-cell>
          <table:table-cell table:formula="of:=SIN([.$O190])*([.V$3]-[.B$14])+COS([.$O190])*([.W$3]-[.B$15])" office:value-type="float" office:value="1377.58284048264" calcext:value-type="float">
            <text:p>1377.58284048264</text:p>
          </table:table-cell>
          <table:table-cell table:formula="of:=COS([.$O190])*([.X$3]-[.B$12]/2)-SIN([.$O190])*([.Y$3]-[.B$13]/2)" office:value-type="float" office:value="-236.34498025729" calcext:value-type="float">
            <text:p>-236.34498025729</text:p>
          </table:table-cell>
          <table:table-cell table:formula="of:=SIN([.$O190])*([.X$3]-[.B$12]/2)+COS([.$O190])*([.Y$3]-[.B$13]/2)" office:value-type="float" office:value="-683.067383430933" calcext:value-type="float">
            <text:p>-683.067383430933</text:p>
          </table:table-cell>
          <table:table-cell table:formula="of:=COS([.$O190])*([.Z$3]-[.B$12]/2)-SIN([.$O190])*([.AA$3]-[.B$13]/2)" office:value-type="float" office:value="-721.881402304125" calcext:value-type="float">
            <text:p>-721.881402304125</text:p>
          </table:table-cell>
          <table:table-cell table:formula="of:=SIN([.$O190])*([.Z$3]-[.B$12]/2)+COS([.$O190])*([.AA$3]-[.B$13]/2)" office:value-type="float" office:value="36.4313190459773" calcext:value-type="float">
            <text:p>36.4313190459773</text:p>
          </table:table-cell>
          <table:table-cell table:formula="of:=COS([.$O190])*([.AB$3]-[.B$12]/2)-SIN([.$O190])*([.AC$3]-[.B$13]/2)" office:value-type="float" office:value="721.881402304125" calcext:value-type="float">
            <text:p>721.881402304125</text:p>
          </table:table-cell>
          <table:table-cell table:formula="of:=SIN([.$O190])*([.AB$3]-[.B$12]/2)+COS([.$O190])*([.AC$3]-[.B$13]/2)" office:value-type="float" office:value="-36.4313190459773" calcext:value-type="float">
            <text:p>-36.4313190459773</text:p>
          </table:table-cell>
          <table:table-cell table:formula="of:=COS([.$O190])*([.AD$3]-[.B$12]/2)-SIN([.$O190])*([.AE$3]-[.B$13]/2)" office:value-type="float" office:value="236.34498025729" calcext:value-type="float">
            <text:p>236.34498025729</text:p>
          </table:table-cell>
          <table:table-cell table:formula="of:=SIN([.$O190])*([.AD$3]-[.B$12]/2)+COS([.$O190])*([.AE$3]-[.B$13]/2)" office:value-type="float" office:value="683.067383430933" calcext:value-type="float">
            <text:p>683.067383430933</text:p>
          </table:table-cell>
          <table:table-cell table:formula="of:=COS([.$O190])*([.AF$3]-[.B$12]/2)-SIN([.$O190])*([.AG$3]-[.B$13]/2)" office:value-type="float" office:value="193.61890381947" calcext:value-type="float">
            <text:p>193.61890381947</text:p>
          </table:table-cell>
          <table:table-cell table:formula="of:=SIN([.$O190])*([.AF$3]-[.B$12]/2)+COS([.$O190])*([.AG$3]-[.B$13]/2)" office:value-type="float" office:value="-694.515457051711" calcext:value-type="float">
            <text:p>-694.515457051711</text:p>
          </table:table-cell>
          <table:table-cell table:formula="of:=MIN([.X190];[.Z190];[.AB190];[.AD190])" office:value-type="float" office:value="-721.881402304125" calcext:value-type="float">
            <text:p>-721.881402304125</text:p>
          </table:table-cell>
          <table:table-cell table:formula="of:=MIN([.Y190];[.AA190];[.AC190];[.AE190])" office:value-type="float" office:value="-683.067383430933" calcext:value-type="float">
            <text:p>-683.067383430933</text:p>
          </table:table-cell>
          <table:table-cell table:formula="of:=[.AF190]-[.$AH190]" office:value-type="float" office:value="915.500306123595" calcext:value-type="float">
            <text:p>915.500306123595</text:p>
          </table:table-cell>
          <table:table-cell table:formula="of:=[.AG190]-[.$AI190]" office:value-type="float" office:value="-11.4480736207779" calcext:value-type="float">
            <text:p>-11.4480736207779</text:p>
          </table:table-cell>
          <table:table-cell table:formula="of:=[.AF$3]-[.AJ190]" office:value-type="float" office:value="-565.500306123595" calcext:value-type="float">
            <text:p>-565.500306123595</text:p>
          </table:table-cell>
          <table:table-cell table:formula="of:=[.AG$3]-[.AK190]" office:value-type="float" office:value="-238.551926379222" calcext:value-type="float">
            <text:p>-238.55192637922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4445940.jpg</text:p>
          </table:table-cell>
          <table:table-cell table:formula="of:=MID([.C191];5;4)" office:value-type="string" office:string-value="2021" calcext:value-type="string">
            <text:p>2021</text:p>
          </table:table-cell>
          <table:table-cell table:formula="of:=MID([.C191];9;2)" office:value-type="string" office:string-value="07" calcext:value-type="string">
            <text:p>07</text:p>
          </table:table-cell>
          <table:table-cell table:formula="of:=MID([.C191];11;2)" office:value-type="string" office:string-value="05" calcext:value-type="string">
            <text:p>05</text:p>
          </table:table-cell>
          <table:table-cell table:formula="of:=MID([.C191];14;2)" office:value-type="string" office:string-value="04" calcext:value-type="string">
            <text:p>04</text:p>
          </table:table-cell>
          <table:table-cell table:formula="of:=MID([.C191];16;2)" office:value-type="string" office:string-value="44" calcext:value-type="string">
            <text:p>44</text:p>
          </table:table-cell>
          <table:table-cell table:formula="of:=MID([.C191];18;2)" office:value-type="string" office:string-value="45" calcext:value-type="string">
            <text:p>45</text:p>
          </table:table-cell>
          <table:table-cell table:formula="of:=DATE([.D191];[.E191];[.F191])+TIME([.G191];[.H191];[.I191])" office:value-type="date" office:date-value="2021-07-05T04:44:45" calcext:value-type="date">
            <text:p>05/07/21 04:44:45</text:p>
          </table:table-cell>
          <table:table-cell table:formula="of:=IF([.C191]&lt;&gt;&quot;&quot;;CONCATENATE(&quot;mogrify -rotate &quot;;ROUND([.N191];3);&quot; -background black &quot;;[.C191]);&quot;&quot;)" office:value-type="string" office:string-value="mogrify -rotate 34.513 -background black IMG_20210705_044445940.jpg" calcext:value-type="string">
            <text:p>mogrify -rotate 34.513 -background black IMG_20210705_044445940.jpg</text:p>
          </table:table-cell>
          <table:table-cell table:formula="of:=IF([.C191]&lt;&gt;&quot;&quot;;CONCATENATE(&quot;mogrify -crop &quot;;ROUND([.B$22]);&quot;x&quot;;ROUND([.B$23]);&quot;+&quot;;ROUND([.B$30]+[.B$33]-[.AL191]);&quot;+&quot;;ROUND([.B$31]+[.B$34]-[.AM191]);&quot; &quot;;[.C191]);&quot;&quot;)" office:value-type="string" office:string-value="mogrify -crop 2538x1941+2150+1055 IMG_20210705_044445940.jpg" calcext:value-type="string">
            <text:p>mogrify -crop 2538x1941+2150+1055 IMG_20210705_044445940.jpg</text:p>
          </table:table-cell>
          <table:table-cell/>
          <table:table-cell table:formula="of:=IF([.C191]&lt;&gt;&quot;&quot;;([.J191]-[.J$3])*360*[.B$35];0)" office:value-type="float" office:value="34.5125000001281" calcext:value-type="float">
            <text:p>34.5125000001281</text:p>
          </table:table-cell>
          <table:table-cell table:formula="of:=[.N191]/180*PI()" office:value-type="float" office:value="0.602356758096778" calcext:value-type="float">
            <text:p>0.602356758096778</text:p>
          </table:table-cell>
          <table:table-cell table:formula="of:=COS([.$O191])*([.P$3]-[.B$14])-SIN([.$O191])*([.Q$3]-[.B$15])" office:value-type="float" office:value="-430.047414390244" calcext:value-type="float">
            <text:p>-430.047414390244</text:p>
          </table:table-cell>
          <table:table-cell table:formula="of:=SIN([.$O191])*([.P$3]-[.B$14])+COS([.$O191])*([.Q$3]-[.B$15])" office:value-type="float" office:value="7.69554262322589" calcext:value-type="float">
            <text:p>7.69554262322589</text:p>
          </table:table-cell>
          <table:table-cell table:formula="of:=COS([.$O191])*([.R$3]-[.B$14])-SIN([.$O191])*([.S$3]-[.B$15])" office:value-type="float" office:value="-921.84407965374" calcext:value-type="float">
            <text:p>-921.84407965374</text:p>
          </table:table-cell>
          <table:table-cell table:formula="of:=SIN([.$O191])*([.R$3]-[.B$14])+COS([.$O191])*([.S$3]-[.B$15])" office:value-type="float" office:value="722.929797979962" calcext:value-type="float">
            <text:p>722.929797979962</text:p>
          </table:table-cell>
          <table:table-cell table:formula="of:=COS([.$O191])*([.T$3]-[.B$14])-SIN([.$O191])*([.U$3]-[.B$15])" office:value-type="float" office:value="522.499589287621" calcext:value-type="float">
            <text:p>522.499589287621</text:p>
          </table:table-cell>
          <table:table-cell table:formula="of:=SIN([.$O191])*([.T$3]-[.B$14])+COS([.$O191])*([.U$3]-[.B$15])" office:value-type="float" office:value="662.668981614703" calcext:value-type="float">
            <text:p>662.668981614703</text:p>
          </table:table-cell>
          <table:table-cell table:formula="of:=COS([.$O191])*([.V$3]-[.B$14])-SIN([.$O191])*([.W$3]-[.B$15])" office:value-type="float" office:value="30.7029240241241" calcext:value-type="float">
            <text:p>30.7029240241241</text:p>
          </table:table-cell>
          <table:table-cell table:formula="of:=SIN([.$O191])*([.V$3]-[.B$14])+COS([.$O191])*([.W$3]-[.B$15])" office:value-type="float" office:value="1377.90323697144" calcext:value-type="float">
            <text:p>1377.90323697144</text:p>
          </table:table-cell>
          <table:table-cell table:formula="of:=COS([.$O191])*([.X$3]-[.B$12]/2)-SIN([.$O191])*([.Y$3]-[.B$13]/2)" office:value-type="float" office:value="-230.375169207184" calcext:value-type="float">
            <text:p>-230.375169207184</text:p>
          </table:table-cell>
          <table:table-cell table:formula="of:=SIN([.$O191])*([.X$3]-[.B$12]/2)+COS([.$O191])*([.Y$3]-[.B$13]/2)" office:value-type="float" office:value="-685.103847174107" calcext:value-type="float">
            <text:p>-685.103847174107</text:p>
          </table:table-cell>
          <table:table-cell table:formula="of:=COS([.$O191])*([.Z$3]-[.B$12]/2)-SIN([.$O191])*([.AA$3]-[.B$13]/2)" office:value-type="float" office:value="-722.171834470681" calcext:value-type="float">
            <text:p>-722.171834470681</text:p>
          </table:table-cell>
          <table:table-cell table:formula="of:=SIN([.$O191])*([.Z$3]-[.B$12]/2)+COS([.$O191])*([.AA$3]-[.B$13]/2)" office:value-type="float" office:value="30.1304081826293" calcext:value-type="float">
            <text:p>30.1304081826293</text:p>
          </table:table-cell>
          <table:table-cell table:formula="of:=COS([.$O191])*([.AB$3]-[.B$12]/2)-SIN([.$O191])*([.AC$3]-[.B$13]/2)" office:value-type="float" office:value="722.171834470681" calcext:value-type="float">
            <text:p>722.171834470681</text:p>
          </table:table-cell>
          <table:table-cell table:formula="of:=SIN([.$O191])*([.AB$3]-[.B$12]/2)+COS([.$O191])*([.AC$3]-[.B$13]/2)" office:value-type="float" office:value="-30.1304081826293" calcext:value-type="float">
            <text:p>-30.1304081826293</text:p>
          </table:table-cell>
          <table:table-cell table:formula="of:=COS([.$O191])*([.AD$3]-[.B$12]/2)-SIN([.$O191])*([.AE$3]-[.B$13]/2)" office:value-type="float" office:value="230.375169207184" calcext:value-type="float">
            <text:p>230.375169207184</text:p>
          </table:table-cell>
          <table:table-cell table:formula="of:=SIN([.$O191])*([.AD$3]-[.B$12]/2)+COS([.$O191])*([.AE$3]-[.B$13]/2)" office:value-type="float" office:value="685.103847174107" calcext:value-type="float">
            <text:p>685.103847174107</text:p>
          </table:table-cell>
          <table:table-cell table:formula="of:=COS([.$O191])*([.AF$3]-[.B$12]/2)-SIN([.$O191])*([.AG$3]-[.B$13]/2)" office:value-type="float" office:value="199.67224518306" calcext:value-type="float">
            <text:p>199.67224518306</text:p>
          </table:table-cell>
          <table:table-cell table:formula="of:=SIN([.$O191])*([.AF$3]-[.B$12]/2)+COS([.$O191])*([.AG$3]-[.B$13]/2)" office:value-type="float" office:value="-692.799389797332" calcext:value-type="float">
            <text:p>-692.799389797332</text:p>
          </table:table-cell>
          <table:table-cell table:formula="of:=MIN([.X191];[.Z191];[.AB191];[.AD191])" office:value-type="float" office:value="-722.171834470681" calcext:value-type="float">
            <text:p>-722.171834470681</text:p>
          </table:table-cell>
          <table:table-cell table:formula="of:=MIN([.Y191];[.AA191];[.AC191];[.AE191])" office:value-type="float" office:value="-685.103847174107" calcext:value-type="float">
            <text:p>-685.103847174107</text:p>
          </table:table-cell>
          <table:table-cell table:formula="of:=[.AF191]-[.$AH191]" office:value-type="float" office:value="921.844079653741" calcext:value-type="float">
            <text:p>921.844079653741</text:p>
          </table:table-cell>
          <table:table-cell table:formula="of:=[.AG191]-[.$AI191]" office:value-type="float" office:value="-7.69554262322583" calcext:value-type="float">
            <text:p>-7.69554262322583</text:p>
          </table:table-cell>
          <table:table-cell table:formula="of:=[.AF$3]-[.AJ191]" office:value-type="float" office:value="-571.844079653741" calcext:value-type="float">
            <text:p>-571.844079653741</text:p>
          </table:table-cell>
          <table:table-cell table:formula="of:=[.AG$3]-[.AK191]" office:value-type="float" office:value="-242.304457376774" calcext:value-type="float">
            <text:p>-242.30445737677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4646017.jpg</text:p>
          </table:table-cell>
          <table:table-cell table:formula="of:=MID([.C192];5;4)" office:value-type="string" office:string-value="2021" calcext:value-type="string">
            <text:p>2021</text:p>
          </table:table-cell>
          <table:table-cell table:formula="of:=MID([.C192];9;2)" office:value-type="string" office:string-value="07" calcext:value-type="string">
            <text:p>07</text:p>
          </table:table-cell>
          <table:table-cell table:formula="of:=MID([.C192];11;2)" office:value-type="string" office:string-value="05" calcext:value-type="string">
            <text:p>05</text:p>
          </table:table-cell>
          <table:table-cell table:formula="of:=MID([.C192];14;2)" office:value-type="string" office:string-value="04" calcext:value-type="string">
            <text:p>04</text:p>
          </table:table-cell>
          <table:table-cell table:formula="of:=MID([.C192];16;2)" office:value-type="string" office:string-value="46" calcext:value-type="string">
            <text:p>46</text:p>
          </table:table-cell>
          <table:table-cell table:formula="of:=MID([.C192];18;2)" office:value-type="string" office:string-value="46" calcext:value-type="string">
            <text:p>46</text:p>
          </table:table-cell>
          <table:table-cell table:formula="of:=DATE([.D192];[.E192];[.F192])+TIME([.G192];[.H192];[.I192])" office:value-type="date" office:date-value="2021-07-05T04:46:46" calcext:value-type="date">
            <text:p>05/07/21 04:46:46</text:p>
          </table:table-cell>
          <table:table-cell table:formula="of:=IF([.C192]&lt;&gt;&quot;&quot;;CONCATENATE(&quot;mogrify -rotate &quot;;ROUND([.N192];3);&quot; -background black &quot;;[.C192]);&quot;&quot;)" office:value-type="string" office:string-value="mogrify -rotate 35.017 -background black IMG_20210705_044646017.jpg" calcext:value-type="string">
            <text:p>mogrify -rotate 35.017 -background black IMG_20210705_044646017.jpg</text:p>
          </table:table-cell>
          <table:table-cell table:formula="of:=IF([.C192]&lt;&gt;&quot;&quot;;CONCATENATE(&quot;mogrify -crop &quot;;ROUND([.B$22]);&quot;x&quot;;ROUND([.B$23]);&quot;+&quot;;ROUND([.B$30]+[.B$33]-[.AL192]);&quot;+&quot;;ROUND([.B$31]+[.B$34]-[.AM192]);&quot; &quot;;[.C192]);&quot;&quot;)" office:value-type="string" office:string-value="mogrify -crop 2538x1941+2157+1059 IMG_20210705_044646017.jpg" calcext:value-type="string">
            <text:p>mogrify -crop 2538x1941+2157+1059 IMG_20210705_044646017.jpg</text:p>
          </table:table-cell>
          <table:table-cell/>
          <table:table-cell table:formula="of:=IF([.C192]&lt;&gt;&quot;&quot;;([.J192]-[.J$3])*360*[.B$35];0)" office:value-type="float" office:value="35.0166666667792" calcext:value-type="float">
            <text:p>35.0166666667792</text:p>
          </table:table-cell>
          <table:table-cell table:formula="of:=[.N192]/180*PI()" office:value-type="float" office:value="0.611156126408645" calcext:value-type="float">
            <text:p>0.611156126408645</text:p>
          </table:table-cell>
          <table:table-cell table:formula="of:=COS([.$O192])*([.P$3]-[.B$14])-SIN([.$O192])*([.Q$3]-[.B$15])" office:value-type="float" office:value="-430.098480492314" calcext:value-type="float">
            <text:p>-430.098480492314</text:p>
          </table:table-cell>
          <table:table-cell table:formula="of:=SIN([.$O192])*([.P$3]-[.B$14])+COS([.$O192])*([.Q$3]-[.B$15])" office:value-type="float" office:value="3.91114793923393" calcext:value-type="float">
            <text:p>3.91114793923393</text:p>
          </table:table-cell>
          <table:table-cell table:formula="of:=COS([.$O192])*([.R$3]-[.B$14])-SIN([.$O192])*([.S$3]-[.B$15])" office:value-type="float" office:value="-928.169634670113" calcext:value-type="float">
            <text:p>-928.169634670113</text:p>
          </table:table-cell>
          <table:table-cell table:formula="of:=SIN([.$O192])*([.R$3]-[.B$14])+COS([.$O192])*([.S$3]-[.B$15])" office:value-type="float" office:value="714.790269433173" calcext:value-type="float">
            <text:p>714.790269433173</text:p>
          </table:table-cell>
          <table:table-cell table:formula="of:=COS([.$O192])*([.T$3]-[.B$14])-SIN([.$O192])*([.U$3]-[.B$15])" office:value-type="float" office:value="516.648367948923" calcext:value-type="float">
            <text:p>516.648367948923</text:p>
          </table:table-cell>
          <table:table-cell table:formula="of:=SIN([.$O192])*([.T$3]-[.B$14])+COS([.$O192])*([.U$3]-[.B$15])" office:value-type="float" office:value="667.240933917962" calcext:value-type="float">
            <text:p>667.240933917962</text:p>
          </table:table-cell>
          <table:table-cell table:formula="of:=COS([.$O192])*([.V$3]-[.B$14])-SIN([.$O192])*([.W$3]-[.B$15])" office:value-type="float" office:value="18.5772137711238" calcext:value-type="float">
            <text:p>18.5772137711238</text:p>
          </table:table-cell>
          <table:table-cell table:formula="of:=SIN([.$O192])*([.V$3]-[.B$14])+COS([.$O192])*([.W$3]-[.B$15])" office:value-type="float" office:value="1378.1200554119" calcext:value-type="float">
            <text:p>1378.1200554119</text:p>
          </table:table-cell>
          <table:table-cell table:formula="of:=COS([.$O192])*([.X$3]-[.B$12]/2)-SIN([.$O192])*([.Y$3]-[.B$13]/2)" office:value-type="float" office:value="-224.337847131719" calcext:value-type="float">
            <text:p>-224.337847131719</text:p>
          </table:table-cell>
          <table:table-cell table:formula="of:=SIN([.$O192])*([.X$3]-[.B$12]/2)+COS([.$O192])*([.Y$3]-[.B$13]/2)" office:value-type="float" office:value="-687.104453736334" calcext:value-type="float">
            <text:p>-687.104453736334</text:p>
          </table:table-cell>
          <table:table-cell table:formula="of:=COS([.$O192])*([.Z$3]-[.B$12]/2)-SIN([.$O192])*([.AA$3]-[.B$13]/2)" office:value-type="float" office:value="-722.409001309518" calcext:value-type="float">
            <text:p>-722.409001309518</text:p>
          </table:table-cell>
          <table:table-cell table:formula="of:=SIN([.$O192])*([.Z$3]-[.B$12]/2)+COS([.$O192])*([.AA$3]-[.B$13]/2)" office:value-type="float" office:value="23.7746677576055" calcext:value-type="float">
            <text:p>23.7746677576055</text:p>
          </table:table-cell>
          <table:table-cell table:formula="of:=COS([.$O192])*([.AB$3]-[.B$12]/2)-SIN([.$O192])*([.AC$3]-[.B$13]/2)" office:value-type="float" office:value="722.409001309518" calcext:value-type="float">
            <text:p>722.409001309518</text:p>
          </table:table-cell>
          <table:table-cell table:formula="of:=SIN([.$O192])*([.AB$3]-[.B$12]/2)+COS([.$O192])*([.AC$3]-[.B$13]/2)" office:value-type="float" office:value="-23.7746677576055" calcext:value-type="float">
            <text:p>-23.7746677576055</text:p>
          </table:table-cell>
          <table:table-cell table:formula="of:=COS([.$O192])*([.AD$3]-[.B$12]/2)-SIN([.$O192])*([.AE$3]-[.B$13]/2)" office:value-type="float" office:value="224.337847131719" calcext:value-type="float">
            <text:p>224.337847131719</text:p>
          </table:table-cell>
          <table:table-cell table:formula="of:=SIN([.$O192])*([.AD$3]-[.B$12]/2)+COS([.$O192])*([.AE$3]-[.B$13]/2)" office:value-type="float" office:value="687.104453736334" calcext:value-type="float">
            <text:p>687.104453736334</text:p>
          </table:table-cell>
          <table:table-cell table:formula="of:=COS([.$O192])*([.AF$3]-[.B$12]/2)-SIN([.$O192])*([.AG$3]-[.B$13]/2)" office:value-type="float" office:value="205.760633360595" calcext:value-type="float">
            <text:p>205.760633360595</text:p>
          </table:table-cell>
          <table:table-cell table:formula="of:=SIN([.$O192])*([.AF$3]-[.B$12]/2)+COS([.$O192])*([.AG$3]-[.B$13]/2)" office:value-type="float" office:value="-691.015601675568" calcext:value-type="float">
            <text:p>-691.015601675568</text:p>
          </table:table-cell>
          <table:table-cell table:formula="of:=MIN([.X192];[.Z192];[.AB192];[.AD192])" office:value-type="float" office:value="-722.409001309518" calcext:value-type="float">
            <text:p>-722.409001309518</text:p>
          </table:table-cell>
          <table:table-cell table:formula="of:=MIN([.Y192];[.AA192];[.AC192];[.AE192])" office:value-type="float" office:value="-687.104453736334" calcext:value-type="float">
            <text:p>-687.104453736334</text:p>
          </table:table-cell>
          <table:table-cell table:formula="of:=[.AF192]-[.$AH192]" office:value-type="float" office:value="928.169634670113" calcext:value-type="float">
            <text:p>928.169634670113</text:p>
          </table:table-cell>
          <table:table-cell table:formula="of:=[.AG192]-[.$AI192]" office:value-type="float" office:value="-3.91114793923396" calcext:value-type="float">
            <text:p>-3.91114793923396</text:p>
          </table:table-cell>
          <table:table-cell table:formula="of:=[.AF$3]-[.AJ192]" office:value-type="float" office:value="-578.169634670113" calcext:value-type="float">
            <text:p>-578.169634670113</text:p>
          </table:table-cell>
          <table:table-cell table:formula="of:=[.AG$3]-[.AK192]" office:value-type="float" office:value="-246.088852060766" calcext:value-type="float">
            <text:p>-246.0888520607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4846092.jpg</text:p>
          </table:table-cell>
          <table:table-cell table:formula="of:=MID([.C193];5;4)" office:value-type="string" office:string-value="2021" calcext:value-type="string">
            <text:p>2021</text:p>
          </table:table-cell>
          <table:table-cell table:formula="of:=MID([.C193];9;2)" office:value-type="string" office:string-value="07" calcext:value-type="string">
            <text:p>07</text:p>
          </table:table-cell>
          <table:table-cell table:formula="of:=MID([.C193];11;2)" office:value-type="string" office:string-value="05" calcext:value-type="string">
            <text:p>05</text:p>
          </table:table-cell>
          <table:table-cell table:formula="of:=MID([.C193];14;2)" office:value-type="string" office:string-value="04" calcext:value-type="string">
            <text:p>04</text:p>
          </table:table-cell>
          <table:table-cell table:formula="of:=MID([.C193];16;2)" office:value-type="string" office:string-value="48" calcext:value-type="string">
            <text:p>48</text:p>
          </table:table-cell>
          <table:table-cell table:formula="of:=MID([.C193];18;2)" office:value-type="string" office:string-value="46" calcext:value-type="string">
            <text:p>46</text:p>
          </table:table-cell>
          <table:table-cell table:formula="of:=DATE([.D193];[.E193];[.F193])+TIME([.G193];[.H193];[.I193])" office:value-type="date" office:date-value="2021-07-05T04:48:46" calcext:value-type="date">
            <text:p>05/07/21 04:48:46</text:p>
          </table:table-cell>
          <table:table-cell table:formula="of:=IF([.C193]&lt;&gt;&quot;&quot;;CONCATENATE(&quot;mogrify -rotate &quot;;ROUND([.N193];3);&quot; -background black &quot;;[.C193]);&quot;&quot;)" office:value-type="string" office:string-value="mogrify -rotate 35.517 -background black IMG_20210705_044846092.jpg" calcext:value-type="string">
            <text:p>mogrify -rotate 35.517 -background black IMG_20210705_044846092.jpg</text:p>
          </table:table-cell>
          <table:table-cell table:formula="of:=IF([.C193]&lt;&gt;&quot;&quot;;CONCATENATE(&quot;mogrify -crop &quot;;ROUND([.B$22]);&quot;x&quot;;ROUND([.B$23]);&quot;+&quot;;ROUND([.B$30]+[.B$33]-[.AL193]);&quot;+&quot;;ROUND([.B$31]+[.B$34]-[.AM193]);&quot; &quot;;[.C193]);&quot;&quot;)" office:value-type="string" office:string-value="mogrify -crop 2538x1941+2163+1062 IMG_20210705_044846092.jpg" calcext:value-type="string">
            <text:p>mogrify -crop 2538x1941+2163+1062 IMG_20210705_044846092.jpg</text:p>
          </table:table-cell>
          <table:table-cell/>
          <table:table-cell table:formula="of:=IF([.C193]&lt;&gt;&quot;&quot;;([.J193]-[.J$3])*360*[.B$35];0)" office:value-type="float" office:value="35.5166666657897" calcext:value-type="float">
            <text:p>35.5166666657897</text:p>
          </table:table-cell>
          <table:table-cell table:formula="of:=[.N193]/180*PI()" office:value-type="float" office:value="0.619882772651346" calcext:value-type="float">
            <text:p>0.619882772651346</text:p>
          </table:table-cell>
          <table:table-cell table:formula="of:=COS([.$O193])*([.P$3]-[.B$14])-SIN([.$O193])*([.Q$3]-[.B$15])" office:value-type="float" office:value="-430.116234431401" calcext:value-type="float">
            <text:p>-430.116234431401</text:p>
          </table:table-cell>
          <table:table-cell table:formula="of:=SIN([.$O193])*([.P$3]-[.B$14])+COS([.$O193])*([.Q$3]-[.B$15])" office:value-type="float" office:value="0.157729364320318" calcext:value-type="float">
            <text:p>0.157729364320318</text:p>
          </table:table-cell>
          <table:table-cell table:formula="of:=COS([.$O193])*([.R$3]-[.B$14])-SIN([.$O193])*([.S$3]-[.B$15])" office:value-type="float" office:value="-934.371935462392" calcext:value-type="float">
            <text:p>-934.371935462392</text:p>
          </table:table-cell>
          <table:table-cell table:formula="of:=SIN([.$O193])*([.R$3]-[.B$14])+COS([.$O193])*([.S$3]-[.B$15])" office:value-type="float" office:value="706.663347160629" calcext:value-type="float">
            <text:p>706.663347160629</text:p>
          </table:table-cell>
          <table:table-cell table:formula="of:=COS([.$O193])*([.T$3]-[.B$14])-SIN([.$O193])*([.U$3]-[.B$15])" office:value-type="float" office:value="510.805993877969" calcext:value-type="float">
            <text:p>510.805993877969</text:p>
          </table:table-cell>
          <table:table-cell table:formula="of:=SIN([.$O193])*([.T$3]-[.B$14])+COS([.$O193])*([.U$3]-[.B$15])" office:value-type="float" office:value="671.724077742" calcext:value-type="float">
            <text:p>671.724077742</text:p>
          </table:table-cell>
          <table:table-cell table:formula="of:=COS([.$O193])*([.V$3]-[.B$14])-SIN([.$O193])*([.W$3]-[.B$15])" office:value-type="float" office:value="6.55029284697685" calcext:value-type="float">
            <text:p>6.55029284697685</text:p>
          </table:table-cell>
          <table:table-cell table:formula="of:=SIN([.$O193])*([.V$3]-[.B$14])+COS([.$O193])*([.W$3]-[.B$15])" office:value-type="float" office:value="1378.22969553831" calcext:value-type="float">
            <text:p>1378.22969553831</text:p>
          </table:table-cell>
          <table:table-cell table:formula="of:=COS([.$O193])*([.X$3]-[.B$12]/2)-SIN([.$O193])*([.Y$3]-[.B$13]/2)" office:value-type="float" office:value="-218.333263639189" calcext:value-type="float">
            <text:p>-218.333263639189</text:p>
          </table:table-cell>
          <table:table-cell table:formula="of:=SIN([.$O193])*([.X$3]-[.B$12]/2)+COS([.$O193])*([.Y$3]-[.B$13]/2)" office:value-type="float" office:value="-689.035983086994" calcext:value-type="float">
            <text:p>-689.035983086994</text:p>
          </table:table-cell>
          <table:table-cell table:formula="of:=COS([.$O193])*([.Z$3]-[.B$12]/2)-SIN([.$O193])*([.AA$3]-[.B$13]/2)" office:value-type="float" office:value="-722.58896467018" calcext:value-type="float">
            <text:p>-722.58896467018</text:p>
          </table:table-cell>
          <table:table-cell table:formula="of:=SIN([.$O193])*([.Z$3]-[.B$12]/2)+COS([.$O193])*([.AA$3]-[.B$13]/2)" office:value-type="float" office:value="17.4696347093142" calcext:value-type="float">
            <text:p>17.4696347093142</text:p>
          </table:table-cell>
          <table:table-cell table:formula="of:=COS([.$O193])*([.AB$3]-[.B$12]/2)-SIN([.$O193])*([.AC$3]-[.B$13]/2)" office:value-type="float" office:value="722.58896467018" calcext:value-type="float">
            <text:p>722.58896467018</text:p>
          </table:table-cell>
          <table:table-cell table:formula="of:=SIN([.$O193])*([.AB$3]-[.B$12]/2)+COS([.$O193])*([.AC$3]-[.B$13]/2)" office:value-type="float" office:value="-17.4696347093142" calcext:value-type="float">
            <text:p>-17.4696347093142</text:p>
          </table:table-cell>
          <table:table-cell table:formula="of:=COS([.$O193])*([.AD$3]-[.B$12]/2)-SIN([.$O193])*([.AE$3]-[.B$13]/2)" office:value-type="float" office:value="218.333263639189" calcext:value-type="float">
            <text:p>218.333263639189</text:p>
          </table:table-cell>
          <table:table-cell table:formula="of:=SIN([.$O193])*([.AD$3]-[.B$12]/2)+COS([.$O193])*([.AE$3]-[.B$13]/2)" office:value-type="float" office:value="689.035983086994" calcext:value-type="float">
            <text:p>689.035983086994</text:p>
          </table:table-cell>
          <table:table-cell table:formula="of:=COS([.$O193])*([.AF$3]-[.B$12]/2)-SIN([.$O193])*([.AG$3]-[.B$13]/2)" office:value-type="float" office:value="211.782970792212" calcext:value-type="float">
            <text:p>211.782970792212</text:p>
          </table:table-cell>
          <table:table-cell table:formula="of:=SIN([.$O193])*([.AF$3]-[.B$12]/2)+COS([.$O193])*([.AG$3]-[.B$13]/2)" office:value-type="float" office:value="-689.193712451315" calcext:value-type="float">
            <text:p>-689.193712451315</text:p>
          </table:table-cell>
          <table:table-cell table:formula="of:=MIN([.X193];[.Z193];[.AB193];[.AD193])" office:value-type="float" office:value="-722.58896467018" calcext:value-type="float">
            <text:p>-722.58896467018</text:p>
          </table:table-cell>
          <table:table-cell table:formula="of:=MIN([.Y193];[.AA193];[.AC193];[.AE193])" office:value-type="float" office:value="-689.035983086994" calcext:value-type="float">
            <text:p>-689.035983086994</text:p>
          </table:table-cell>
          <table:table-cell table:formula="of:=[.AF193]-[.$AH193]" office:value-type="float" office:value="934.371935462392" calcext:value-type="float">
            <text:p>934.371935462392</text:p>
          </table:table-cell>
          <table:table-cell table:formula="of:=[.AG193]-[.$AI193]" office:value-type="float" office:value="-0.157729364320289" calcext:value-type="float">
            <text:p>-0.157729364320289</text:p>
          </table:table-cell>
          <table:table-cell table:formula="of:=[.AF$3]-[.AJ193]" office:value-type="float" office:value="-584.371935462392" calcext:value-type="float">
            <text:p>-584.371935462392</text:p>
          </table:table-cell>
          <table:table-cell table:formula="of:=[.AG$3]-[.AK193]" office:value-type="float" office:value="-249.84227063568" calcext:value-type="float">
            <text:p>-249.8422706356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5046097.jpg</text:p>
          </table:table-cell>
          <table:table-cell table:formula="of:=MID([.C194];5;4)" office:value-type="string" office:string-value="2021" calcext:value-type="string">
            <text:p>2021</text:p>
          </table:table-cell>
          <table:table-cell table:formula="of:=MID([.C194];9;2)" office:value-type="string" office:string-value="07" calcext:value-type="string">
            <text:p>07</text:p>
          </table:table-cell>
          <table:table-cell table:formula="of:=MID([.C194];11;2)" office:value-type="string" office:string-value="05" calcext:value-type="string">
            <text:p>05</text:p>
          </table:table-cell>
          <table:table-cell table:formula="of:=MID([.C194];14;2)" office:value-type="string" office:string-value="04" calcext:value-type="string">
            <text:p>04</text:p>
          </table:table-cell>
          <table:table-cell table:formula="of:=MID([.C194];16;2)" office:value-type="string" office:string-value="50" calcext:value-type="string">
            <text:p>50</text:p>
          </table:table-cell>
          <table:table-cell table:formula="of:=MID([.C194];18;2)" office:value-type="string" office:string-value="46" calcext:value-type="string">
            <text:p>46</text:p>
          </table:table-cell>
          <table:table-cell table:formula="of:=DATE([.D194];[.E194];[.F194])+TIME([.G194];[.H194];[.I194])" office:value-type="date" office:date-value="2021-07-05T04:50:46" calcext:value-type="date">
            <text:p>05/07/21 04:50:46</text:p>
          </table:table-cell>
          <table:table-cell table:formula="of:=IF([.C194]&lt;&gt;&quot;&quot;;CONCATENATE(&quot;mogrify -rotate &quot;;ROUND([.N194];3);&quot; -background black &quot;;[.C194]);&quot;&quot;)" office:value-type="string" office:string-value="mogrify -rotate 36.017 -background black IMG_20210705_045046097.jpg" calcext:value-type="string">
            <text:p>mogrify -rotate 36.017 -background black IMG_20210705_045046097.jpg</text:p>
          </table:table-cell>
          <table:table-cell table:formula="of:=IF([.C194]&lt;&gt;&quot;&quot;;CONCATENATE(&quot;mogrify -crop &quot;;ROUND([.B$22]);&quot;x&quot;;ROUND([.B$23]);&quot;+&quot;;ROUND([.B$30]+[.B$33]-[.AL194]);&quot;+&quot;;ROUND([.B$31]+[.B$34]-[.AM194]);&quot; &quot;;[.C194]);&quot;&quot;)" office:value-type="string" office:string-value="mogrify -crop 2538x1941+2169+1066 IMG_20210705_045046097.jpg" calcext:value-type="string">
            <text:p>mogrify -crop 2538x1941+2169+1066 IMG_20210705_045046097.jpg</text:p>
          </table:table-cell>
          <table:table-cell/>
          <table:table-cell table:formula="of:=IF([.C194]&lt;&gt;&quot;&quot;;([.J194]-[.J$3])*360*[.B$35];0)" office:value-type="float" office:value="36.0166666674195" calcext:value-type="float">
            <text:p>36.0166666674195</text:p>
          </table:table-cell>
          <table:table-cell table:formula="of:=[.N194]/180*PI()" office:value-type="float" office:value="0.628609418939764" calcext:value-type="float">
            <text:p>0.628609418939764</text:p>
          </table:table-cell>
          <table:table-cell table:formula="of:=COS([.$O194])*([.P$3]-[.B$14])-SIN([.$O194])*([.Q$3]-[.B$15])" office:value-type="float" office:value="-430.101233353938" calcext:value-type="float">
            <text:p>-430.101233353938</text:p>
          </table:table-cell>
          <table:table-cell table:formula="of:=SIN([.$O194])*([.P$3]-[.B$14])+COS([.$O194])*([.Q$3]-[.B$15])" office:value-type="float" office:value="-3.59570124195758" calcext:value-type="float">
            <text:p>-3.59570124195758</text:p>
          </table:table-cell>
          <table:table-cell table:formula="of:=COS([.$O194])*([.R$3]-[.B$14])-SIN([.$O194])*([.S$3]-[.B$15])" office:value-type="float" office:value="-940.503080246431" calcext:value-type="float">
            <text:p>-940.503080246431</text:p>
          </table:table-cell>
          <table:table-cell table:formula="of:=SIN([.$O194])*([.R$3]-[.B$14])+COS([.$O194])*([.S$3]-[.B$15])" office:value-type="float" office:value="698.482609695456" calcext:value-type="float">
            <text:p>698.482609695456</text:p>
          </table:table-cell>
          <table:table-cell table:formula="of:=COS([.$O194])*([.T$3]-[.B$14])-SIN([.$O194])*([.U$3]-[.B$15])" office:value-type="float" office:value="504.924719922157" calcext:value-type="float">
            <text:p>504.924719922157</text:p>
          </table:table-cell>
          <table:table-cell table:formula="of:=SIN([.$O194])*([.T$3]-[.B$14])+COS([.$O194])*([.U$3]-[.B$15])" office:value-type="float" office:value="676.156067200119" calcext:value-type="float">
            <text:p>676.156067200119</text:p>
          </table:table-cell>
          <table:table-cell table:formula="of:=COS([.$O194])*([.V$3]-[.B$14])-SIN([.$O194])*([.W$3]-[.B$15])" office:value-type="float" office:value="-5.47712697033637" calcext:value-type="float">
            <text:p>-5.47712697033637</text:p>
          </table:table-cell>
          <table:table-cell table:formula="of:=SIN([.$O194])*([.V$3]-[.B$14])+COS([.$O194])*([.W$3]-[.B$15])" office:value-type="float" office:value="1378.23437813753" calcext:value-type="float">
            <text:p>1378.23437813753</text:p>
          </table:table-cell>
          <table:table-cell table:formula="of:=COS([.$O194])*([.X$3]-[.B$12]/2)-SIN([.$O194])*([.Y$3]-[.B$13]/2)" office:value-type="float" office:value="-212.312053191801" calcext:value-type="float">
            <text:p>-212.312053191801</text:p>
          </table:table-cell>
          <table:table-cell table:formula="of:=SIN([.$O194])*([.X$3]-[.B$12]/2)+COS([.$O194])*([.Y$3]-[.B$13]/2)" office:value-type="float" office:value="-690.915039689745" calcext:value-type="float">
            <text:p>-690.915039689745</text:p>
          </table:table-cell>
          <table:table-cell table:formula="of:=COS([.$O194])*([.Z$3]-[.B$12]/2)-SIN([.$O194])*([.AA$3]-[.B$13]/2)" office:value-type="float" office:value="-722.713900084294" calcext:value-type="float">
            <text:p>-722.713900084294</text:p>
          </table:table-cell>
          <table:table-cell table:formula="of:=SIN([.$O194])*([.Z$3]-[.B$12]/2)+COS([.$O194])*([.AA$3]-[.B$13]/2)" office:value-type="float" office:value="11.1632712476688" calcext:value-type="float">
            <text:p>11.1632712476688</text:p>
          </table:table-cell>
          <table:table-cell table:formula="of:=COS([.$O194])*([.AB$3]-[.B$12]/2)-SIN([.$O194])*([.AC$3]-[.B$13]/2)" office:value-type="float" office:value="722.713900084294" calcext:value-type="float">
            <text:p>722.713900084294</text:p>
          </table:table-cell>
          <table:table-cell table:formula="of:=SIN([.$O194])*([.AB$3]-[.B$12]/2)+COS([.$O194])*([.AC$3]-[.B$13]/2)" office:value-type="float" office:value="-11.1632712476688" calcext:value-type="float">
            <text:p>-11.1632712476688</text:p>
          </table:table-cell>
          <table:table-cell table:formula="of:=COS([.$O194])*([.AD$3]-[.B$12]/2)-SIN([.$O194])*([.AE$3]-[.B$13]/2)" office:value-type="float" office:value="212.312053191801" calcext:value-type="float">
            <text:p>212.312053191801</text:p>
          </table:table-cell>
          <table:table-cell table:formula="of:=SIN([.$O194])*([.AD$3]-[.B$12]/2)+COS([.$O194])*([.AE$3]-[.B$13]/2)" office:value-type="float" office:value="690.915039689745" calcext:value-type="float">
            <text:p>690.915039689745</text:p>
          </table:table-cell>
          <table:table-cell table:formula="of:=COS([.$O194])*([.AF$3]-[.B$12]/2)-SIN([.$O194])*([.AG$3]-[.B$13]/2)" office:value-type="float" office:value="217.789180162137" calcext:value-type="float">
            <text:p>217.789180162137</text:p>
          </table:table-cell>
          <table:table-cell table:formula="of:=SIN([.$O194])*([.AF$3]-[.B$12]/2)+COS([.$O194])*([.AG$3]-[.B$13]/2)" office:value-type="float" office:value="-687.319338447788" calcext:value-type="float">
            <text:p>-687.319338447788</text:p>
          </table:table-cell>
          <table:table-cell table:formula="of:=MIN([.X194];[.Z194];[.AB194];[.AD194])" office:value-type="float" office:value="-722.713900084294" calcext:value-type="float">
            <text:p>-722.713900084294</text:p>
          </table:table-cell>
          <table:table-cell table:formula="of:=MIN([.Y194];[.AA194];[.AC194];[.AE194])" office:value-type="float" office:value="-690.915039689745" calcext:value-type="float">
            <text:p>-690.915039689745</text:p>
          </table:table-cell>
          <table:table-cell table:formula="of:=[.AF194]-[.$AH194]" office:value-type="float" office:value="940.503080246431" calcext:value-type="float">
            <text:p>940.503080246431</text:p>
          </table:table-cell>
          <table:table-cell table:formula="of:=[.AG194]-[.$AI194]" office:value-type="float" office:value="3.59570124195761" calcext:value-type="float">
            <text:p>3.59570124195761</text:p>
          </table:table-cell>
          <table:table-cell table:formula="of:=[.AF$3]-[.AJ194]" office:value-type="float" office:value="-590.503080246431" calcext:value-type="float">
            <text:p>-590.503080246431</text:p>
          </table:table-cell>
          <table:table-cell table:formula="of:=[.AG$3]-[.AK194]" office:value-type="float" office:value="-253.595701241958" calcext:value-type="float">
            <text:p>-253.59570124195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5246165.jpg</text:p>
          </table:table-cell>
          <table:table-cell table:formula="of:=MID([.C195];5;4)" office:value-type="string" office:string-value="2021" calcext:value-type="string">
            <text:p>2021</text:p>
          </table:table-cell>
          <table:table-cell table:formula="of:=MID([.C195];9;2)" office:value-type="string" office:string-value="07" calcext:value-type="string">
            <text:p>07</text:p>
          </table:table-cell>
          <table:table-cell table:formula="of:=MID([.C195];11;2)" office:value-type="string" office:string-value="05" calcext:value-type="string">
            <text:p>05</text:p>
          </table:table-cell>
          <table:table-cell table:formula="of:=MID([.C195];14;2)" office:value-type="string" office:string-value="04" calcext:value-type="string">
            <text:p>04</text:p>
          </table:table-cell>
          <table:table-cell table:formula="of:=MID([.C195];16;2)" office:value-type="string" office:string-value="52" calcext:value-type="string">
            <text:p>52</text:p>
          </table:table-cell>
          <table:table-cell table:formula="of:=MID([.C195];18;2)" office:value-type="string" office:string-value="46" calcext:value-type="string">
            <text:p>46</text:p>
          </table:table-cell>
          <table:table-cell table:formula="of:=DATE([.D195];[.E195];[.F195])+TIME([.G195];[.H195];[.I195])" office:value-type="date" office:date-value="2021-07-05T04:52:46" calcext:value-type="date">
            <text:p>05/07/21 04:52:46</text:p>
          </table:table-cell>
          <table:table-cell table:formula="of:=IF([.C195]&lt;&gt;&quot;&quot;;CONCATENATE(&quot;mogrify -rotate &quot;;ROUND([.N195];3);&quot; -background black &quot;;[.C195]);&quot;&quot;)" office:value-type="string" office:string-value="mogrify -rotate 36.517 -background black IMG_20210705_045246165.jpg" calcext:value-type="string">
            <text:p>mogrify -rotate 36.517 -background black IMG_20210705_045246165.jpg</text:p>
          </table:table-cell>
          <table:table-cell table:formula="of:=IF([.C195]&lt;&gt;&quot;&quot;;CONCATENATE(&quot;mogrify -crop &quot;;ROUND([.B$22]);&quot;x&quot;;ROUND([.B$23]);&quot;+&quot;;ROUND([.B$30]+[.B$33]-[.AL195]);&quot;+&quot;;ROUND([.B$31]+[.B$34]-[.AM195]);&quot; &quot;;[.C195]);&quot;&quot;)" office:value-type="string" office:string-value="mogrify -crop 2538x1941+2175+1070 IMG_20210705_045246165.jpg" calcext:value-type="string">
            <text:p>mogrify -crop 2538x1941+2175+1070 IMG_20210705_045246165.jpg</text:p>
          </table:table-cell>
          <table:table-cell/>
          <table:table-cell table:formula="of:=IF([.C195]&lt;&gt;&quot;&quot;;([.J195]-[.J$3])*360*[.B$35];0)" office:value-type="float" office:value="36.51666666643" calcext:value-type="float">
            <text:p>36.51666666643</text:p>
          </table:table-cell>
          <table:table-cell table:formula="of:=[.N195]/180*PI()" office:value-type="float" office:value="0.637336065182465" calcext:value-type="float">
            <text:p>0.637336065182465</text:p>
          </table:table-cell>
          <table:table-cell table:formula="of:=COS([.$O195])*([.P$3]-[.B$14])-SIN([.$O195])*([.Q$3]-[.B$15])" office:value-type="float" office:value="-430.053478402473" calcext:value-type="float">
            <text:p>-430.053478402473</text:p>
          </table:table-cell>
          <table:table-cell table:formula="of:=SIN([.$O195])*([.P$3]-[.B$14])+COS([.$O195])*([.Q$3]-[.B$15])" office:value-type="float" office:value="-7.34885800200237" calcext:value-type="float">
            <text:p>-7.34885800200237</text:p>
          </table:table-cell>
          <table:table-cell table:formula="of:=COS([.$O195])*([.R$3]-[.B$14])-SIN([.$O195])*([.S$3]-[.B$15])" office:value-type="float" office:value="-946.562602047581" calcext:value-type="float">
            <text:p>-946.562602047581</text:p>
          </table:table-cell>
          <table:table-cell table:formula="of:=SIN([.$O195])*([.R$3]-[.B$14])+COS([.$O195])*([.S$3]-[.B$15])" office:value-type="float" office:value="690.248680118197" calcext:value-type="float">
            <text:p>690.248680118197</text:p>
          </table:table-cell>
          <table:table-cell table:formula="of:=COS([.$O195])*([.T$3]-[.B$14])-SIN([.$O195])*([.U$3]-[.B$15])" office:value-type="float" office:value="499.004994024889" calcext:value-type="float">
            <text:p>499.004994024889</text:p>
          </table:table-cell>
          <table:table-cell table:formula="of:=SIN([.$O195])*([.T$3]-[.B$14])+COS([.$O195])*([.U$3]-[.B$15])" office:value-type="float" office:value="680.536564732727" calcext:value-type="float">
            <text:p>680.536564732727</text:p>
          </table:table-cell>
          <table:table-cell table:formula="of:=COS([.$O195])*([.V$3]-[.B$14])-SIN([.$O195])*([.W$3]-[.B$15])" office:value-type="float" office:value="-17.5041296202195" calcext:value-type="float">
            <text:p>-17.5041296202195</text:p>
          </table:table-cell>
          <table:table-cell table:formula="of:=SIN([.$O195])*([.V$3]-[.B$14])+COS([.$O195])*([.W$3]-[.B$15])" office:value-type="float" office:value="1378.13410285293" calcext:value-type="float">
            <text:p>1378.13410285293</text:p>
          </table:table-cell>
          <table:table-cell table:formula="of:=COS([.$O195])*([.X$3]-[.B$12]/2)-SIN([.$O195])*([.Y$3]-[.B$13]/2)" office:value-type="float" office:value="-206.274674391127" calcext:value-type="float">
            <text:p>-206.274674391127</text:p>
          </table:table-cell>
          <table:table-cell table:formula="of:=SIN([.$O195])*([.X$3]-[.B$12]/2)+COS([.$O195])*([.Y$3]-[.B$13]/2)" office:value-type="float" office:value="-692.741480427464" calcext:value-type="float">
            <text:p>-692.741480427464</text:p>
          </table:table-cell>
          <table:table-cell table:formula="of:=COS([.$O195])*([.Z$3]-[.B$12]/2)-SIN([.$O195])*([.AA$3]-[.B$13]/2)" office:value-type="float" office:value="-722.783798036235" calcext:value-type="float">
            <text:p>-722.783798036235</text:p>
          </table:table-cell>
          <table:table-cell table:formula="of:=SIN([.$O195])*([.Z$3]-[.B$12]/2)+COS([.$O195])*([.AA$3]-[.B$13]/2)" office:value-type="float" office:value="4.85605769273491" calcext:value-type="float">
            <text:p>4.85605769273491</text:p>
          </table:table-cell>
          <table:table-cell table:formula="of:=COS([.$O195])*([.AB$3]-[.B$12]/2)-SIN([.$O195])*([.AC$3]-[.B$13]/2)" office:value-type="float" office:value="722.783798036235" calcext:value-type="float">
            <text:p>722.783798036235</text:p>
          </table:table-cell>
          <table:table-cell table:formula="of:=SIN([.$O195])*([.AB$3]-[.B$12]/2)+COS([.$O195])*([.AC$3]-[.B$13]/2)" office:value-type="float" office:value="-4.85605769273491" calcext:value-type="float">
            <text:p>-4.85605769273491</text:p>
          </table:table-cell>
          <table:table-cell table:formula="of:=COS([.$O195])*([.AD$3]-[.B$12]/2)-SIN([.$O195])*([.AE$3]-[.B$13]/2)" office:value-type="float" office:value="206.274674391127" calcext:value-type="float">
            <text:p>206.274674391127</text:p>
          </table:table-cell>
          <table:table-cell table:formula="of:=SIN([.$O195])*([.AD$3]-[.B$12]/2)+COS([.$O195])*([.AE$3]-[.B$13]/2)" office:value-type="float" office:value="692.741480427464" calcext:value-type="float">
            <text:p>692.741480427464</text:p>
          </table:table-cell>
          <table:table-cell table:formula="of:=COS([.$O195])*([.AF$3]-[.B$12]/2)-SIN([.$O195])*([.AG$3]-[.B$13]/2)" office:value-type="float" office:value="223.778804011346" calcext:value-type="float">
            <text:p>223.778804011346</text:p>
          </table:table-cell>
          <table:table-cell table:formula="of:=SIN([.$O195])*([.AF$3]-[.B$12]/2)+COS([.$O195])*([.AG$3]-[.B$13]/2)" office:value-type="float" office:value="-685.392622425462" calcext:value-type="float">
            <text:p>-685.392622425462</text:p>
          </table:table-cell>
          <table:table-cell table:formula="of:=MIN([.X195];[.Z195];[.AB195];[.AD195])" office:value-type="float" office:value="-722.783798036235" calcext:value-type="float">
            <text:p>-722.783798036235</text:p>
          </table:table-cell>
          <table:table-cell table:formula="of:=MIN([.Y195];[.AA195];[.AC195];[.AE195])" office:value-type="float" office:value="-692.741480427464" calcext:value-type="float">
            <text:p>-692.741480427464</text:p>
          </table:table-cell>
          <table:table-cell table:formula="of:=[.AF195]-[.$AH195]" office:value-type="float" office:value="946.562602047581" calcext:value-type="float">
            <text:p>946.562602047581</text:p>
          </table:table-cell>
          <table:table-cell table:formula="of:=[.AG195]-[.$AI195]" office:value-type="float" office:value="7.34885800200232" calcext:value-type="float">
            <text:p>7.34885800200232</text:p>
          </table:table-cell>
          <table:table-cell table:formula="of:=[.AF$3]-[.AJ195]" office:value-type="float" office:value="-596.562602047581" calcext:value-type="float">
            <text:p>-596.562602047581</text:p>
          </table:table-cell>
          <table:table-cell table:formula="of:=[.AG$3]-[.AK195]" office:value-type="float" office:value="-257.348858002002" calcext:value-type="float">
            <text:p>-257.34885800200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5446254.jpg</text:p>
          </table:table-cell>
          <table:table-cell table:formula="of:=MID([.C196];5;4)" office:value-type="string" office:string-value="2021" calcext:value-type="string">
            <text:p>2021</text:p>
          </table:table-cell>
          <table:table-cell table:formula="of:=MID([.C196];9;2)" office:value-type="string" office:string-value="07" calcext:value-type="string">
            <text:p>07</text:p>
          </table:table-cell>
          <table:table-cell table:formula="of:=MID([.C196];11;2)" office:value-type="string" office:string-value="05" calcext:value-type="string">
            <text:p>05</text:p>
          </table:table-cell>
          <table:table-cell table:formula="of:=MID([.C196];14;2)" office:value-type="string" office:string-value="04" calcext:value-type="string">
            <text:p>04</text:p>
          </table:table-cell>
          <table:table-cell table:formula="of:=MID([.C196];16;2)" office:value-type="string" office:string-value="54" calcext:value-type="string">
            <text:p>54</text:p>
          </table:table-cell>
          <table:table-cell table:formula="of:=MID([.C196];18;2)" office:value-type="string" office:string-value="46" calcext:value-type="string">
            <text:p>46</text:p>
          </table:table-cell>
          <table:table-cell table:formula="of:=DATE([.D196];[.E196];[.F196])+TIME([.G196];[.H196];[.I196])" office:value-type="date" office:date-value="2021-07-05T04:54:46" calcext:value-type="date">
            <text:p>05/07/21 04:54:46</text:p>
          </table:table-cell>
          <table:table-cell table:formula="of:=IF([.C196]&lt;&gt;&quot;&quot;;CONCATENATE(&quot;mogrify -rotate &quot;;ROUND([.N196];3);&quot; -background black &quot;;[.C196]);&quot;&quot;)" office:value-type="string" office:string-value="mogrify -rotate 37.017 -background black IMG_20210705_045446254.jpg" calcext:value-type="string">
            <text:p>mogrify -rotate 37.017 -background black IMG_20210705_045446254.jpg</text:p>
          </table:table-cell>
          <table:table-cell table:formula="of:=IF([.C196]&lt;&gt;&quot;&quot;;CONCATENATE(&quot;mogrify -crop &quot;;ROUND([.B$22]);&quot;x&quot;;ROUND([.B$23]);&quot;+&quot;;ROUND([.B$30]+[.B$33]-[.AL196]);&quot;+&quot;;ROUND([.B$31]+[.B$34]-[.AM196]);&quot; &quot;;[.C196]);&quot;&quot;)" office:value-type="string" office:string-value="mogrify -crop 2538x1941+2181+1074 IMG_20210705_045446254.jpg" calcext:value-type="string">
            <text:p>mogrify -crop 2538x1941+2181+1074 IMG_20210705_045446254.jpg</text:p>
          </table:table-cell>
          <table:table-cell/>
          <table:table-cell table:formula="of:=IF([.C196]&lt;&gt;&quot;&quot;;([.J196]-[.J$3])*360*[.B$35];0)" office:value-type="float" office:value="37.0166666654404" calcext:value-type="float">
            <text:p>37.0166666654404</text:p>
          </table:table-cell>
          <table:table-cell table:formula="of:=[.N196]/180*PI()" office:value-type="float" office:value="0.646062711425166" calcext:value-type="float">
            <text:p>0.646062711425166</text:p>
          </table:table-cell>
          <table:table-cell table:formula="of:=COS([.$O196])*([.P$3]-[.B$14])-SIN([.$O196])*([.Q$3]-[.B$15])" office:value-type="float" office:value="-429.972973213738" calcext:value-type="float">
            <text:p>-429.972973213738</text:p>
          </table:table-cell>
          <table:table-cell table:formula="of:=SIN([.$O196])*([.P$3]-[.B$14])+COS([.$O196])*([.Q$3]-[.B$15])" office:value-type="float" office:value="-11.1014551180604" calcext:value-type="float">
            <text:p>-11.1014551180604</text:p>
          </table:table-cell>
          <table:table-cell table:formula="of:=COS([.$O196])*([.R$3]-[.B$14])-SIN([.$O196])*([.S$3]-[.B$15])" office:value-type="float" office:value="-952.550039442104" calcext:value-type="float">
            <text:p>-952.550039442104</text:p>
          </table:table-cell>
          <table:table-cell table:formula="of:=SIN([.$O196])*([.R$3]-[.B$14])+COS([.$O196])*([.S$3]-[.B$15])" office:value-type="float" office:value="681.962185431747" calcext:value-type="float">
            <text:p>681.962185431747</text:p>
          </table:table-cell>
          <table:table-cell table:formula="of:=COS([.$O196])*([.T$3]-[.B$14])-SIN([.$O196])*([.U$3]-[.B$15])" office:value-type="float" office:value="493.047266965499" calcext:value-type="float">
            <text:p>493.047266965499</text:p>
          </table:table-cell>
          <table:table-cell table:formula="of:=SIN([.$O196])*([.T$3]-[.B$14])+COS([.$O196])*([.U$3]-[.B$15])" office:value-type="float" office:value="684.865236771331" calcext:value-type="float">
            <text:p>684.865236771331</text:p>
          </table:table-cell>
          <table:table-cell table:formula="of:=COS([.$O196])*([.V$3]-[.B$14])-SIN([.$O196])*([.W$3]-[.B$15])" office:value-type="float" office:value="-29.5297992628674" calcext:value-type="float">
            <text:p>-29.5297992628674</text:p>
          </table:table-cell>
          <table:table-cell table:formula="of:=SIN([.$O196])*([.V$3]-[.B$14])+COS([.$O196])*([.W$3]-[.B$15])" office:value-type="float" office:value="1377.92887732114" calcext:value-type="float">
            <text:p>1377.92887732114</text:p>
          </table:table-cell>
          <table:table-cell table:formula="of:=COS([.$O196])*([.X$3]-[.B$12]/2)-SIN([.$O196])*([.Y$3]-[.B$13]/2)" office:value-type="float" office:value="-200.221586975435" calcext:value-type="float">
            <text:p>-200.221586975435</text:p>
          </table:table-cell>
          <table:table-cell table:formula="of:=SIN([.$O196])*([.X$3]-[.B$12]/2)+COS([.$O196])*([.Y$3]-[.B$13]/2)" office:value-type="float" office:value="-694.5151662196" calcext:value-type="float">
            <text:p>-694.5151662196</text:p>
          </table:table-cell>
          <table:table-cell table:formula="of:=COS([.$O196])*([.Z$3]-[.B$12]/2)-SIN([.$O196])*([.AA$3]-[.B$13]/2)" office:value-type="float" office:value="-722.798653203802" calcext:value-type="float">
            <text:p>-722.798653203802</text:p>
          </table:table-cell>
          <table:table-cell table:formula="of:=SIN([.$O196])*([.Z$3]-[.B$12]/2)+COS([.$O196])*([.AA$3]-[.B$13]/2)" office:value-type="float" office:value="-1.45152566979192" calcext:value-type="float">
            <text:p>-1.45152566979192</text:p>
          </table:table-cell>
          <table:table-cell table:formula="of:=COS([.$O196])*([.AB$3]-[.B$12]/2)-SIN([.$O196])*([.AC$3]-[.B$13]/2)" office:value-type="float" office:value="722.798653203802" calcext:value-type="float">
            <text:p>722.798653203802</text:p>
          </table:table-cell>
          <table:table-cell table:formula="of:=SIN([.$O196])*([.AB$3]-[.B$12]/2)+COS([.$O196])*([.AC$3]-[.B$13]/2)" office:value-type="float" office:value="1.45152566979192" calcext:value-type="float">
            <text:p>1.45152566979192</text:p>
          </table:table-cell>
          <table:table-cell table:formula="of:=COS([.$O196])*([.AD$3]-[.B$12]/2)-SIN([.$O196])*([.AE$3]-[.B$13]/2)" office:value-type="float" office:value="200.221586975435" calcext:value-type="float">
            <text:p>200.221586975435</text:p>
          </table:table-cell>
          <table:table-cell table:formula="of:=SIN([.$O196])*([.AD$3]-[.B$12]/2)+COS([.$O196])*([.AE$3]-[.B$13]/2)" office:value-type="float" office:value="694.5151662196" calcext:value-type="float">
            <text:p>694.5151662196</text:p>
          </table:table-cell>
          <table:table-cell table:formula="of:=COS([.$O196])*([.AF$3]-[.B$12]/2)-SIN([.$O196])*([.AG$3]-[.B$13]/2)" office:value-type="float" office:value="229.751386238303" calcext:value-type="float">
            <text:p>229.751386238303</text:p>
          </table:table-cell>
          <table:table-cell table:formula="of:=SIN([.$O196])*([.AF$3]-[.B$12]/2)+COS([.$O196])*([.AG$3]-[.B$13]/2)" office:value-type="float" office:value="-683.413711101539" calcext:value-type="float">
            <text:p>-683.413711101539</text:p>
          </table:table-cell>
          <table:table-cell table:formula="of:=MIN([.X196];[.Z196];[.AB196];[.AD196])" office:value-type="float" office:value="-722.798653203802" calcext:value-type="float">
            <text:p>-722.798653203802</text:p>
          </table:table-cell>
          <table:table-cell table:formula="of:=MIN([.Y196];[.AA196];[.AC196];[.AE196])" office:value-type="float" office:value="-694.5151662196" calcext:value-type="float">
            <text:p>-694.5151662196</text:p>
          </table:table-cell>
          <table:table-cell table:formula="of:=[.AF196]-[.$AH196]" office:value-type="float" office:value="952.550039442104" calcext:value-type="float">
            <text:p>952.550039442104</text:p>
          </table:table-cell>
          <table:table-cell table:formula="of:=[.AG196]-[.$AI196]" office:value-type="float" office:value="11.1014551180604" calcext:value-type="float">
            <text:p>11.1014551180604</text:p>
          </table:table-cell>
          <table:table-cell table:formula="of:=[.AF$3]-[.AJ196]" office:value-type="float" office:value="-602.550039442104" calcext:value-type="float">
            <text:p>-602.550039442104</text:p>
          </table:table-cell>
          <table:table-cell table:formula="of:=[.AG$3]-[.AK196]" office:value-type="float" office:value="-261.10145511806" calcext:value-type="float">
            <text:p>-261.1014551180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5646288.jpg</text:p>
          </table:table-cell>
          <table:table-cell table:formula="of:=MID([.C197];5;4)" office:value-type="string" office:string-value="2021" calcext:value-type="string">
            <text:p>2021</text:p>
          </table:table-cell>
          <table:table-cell table:formula="of:=MID([.C197];9;2)" office:value-type="string" office:string-value="07" calcext:value-type="string">
            <text:p>07</text:p>
          </table:table-cell>
          <table:table-cell table:formula="of:=MID([.C197];11;2)" office:value-type="string" office:string-value="05" calcext:value-type="string">
            <text:p>05</text:p>
          </table:table-cell>
          <table:table-cell table:formula="of:=MID([.C197];14;2)" office:value-type="string" office:string-value="04" calcext:value-type="string">
            <text:p>04</text:p>
          </table:table-cell>
          <table:table-cell table:formula="of:=MID([.C197];16;2)" office:value-type="string" office:string-value="56" calcext:value-type="string">
            <text:p>56</text:p>
          </table:table-cell>
          <table:table-cell table:formula="of:=MID([.C197];18;2)" office:value-type="string" office:string-value="46" calcext:value-type="string">
            <text:p>46</text:p>
          </table:table-cell>
          <table:table-cell table:formula="of:=DATE([.D197];[.E197];[.F197])+TIME([.G197];[.H197];[.I197])" office:value-type="date" office:date-value="2021-07-05T04:56:46" calcext:value-type="date">
            <text:p>05/07/21 04:56:46</text:p>
          </table:table-cell>
          <table:table-cell table:formula="of:=IF([.C197]&lt;&gt;&quot;&quot;;CONCATENATE(&quot;mogrify -rotate &quot;;ROUND([.N197];3);&quot; -background black &quot;;[.C197]);&quot;&quot;)" office:value-type="string" office:string-value="mogrify -rotate 37.517 -background black IMG_20210705_045646288.jpg" calcext:value-type="string">
            <text:p>mogrify -rotate 37.517 -background black IMG_20210705_045646288.jpg</text:p>
          </table:table-cell>
          <table:table-cell table:formula="of:=IF([.C197]&lt;&gt;&quot;&quot;;CONCATENATE(&quot;mogrify -crop &quot;;ROUND([.B$22]);&quot;x&quot;;ROUND([.B$23]);&quot;+&quot;;ROUND([.B$30]+[.B$33]-[.AL197]);&quot;+&quot;;ROUND([.B$31]+[.B$34]-[.AM197]);&quot; &quot;;[.C197]);&quot;&quot;)" office:value-type="string" office:string-value="mogrify -crop 2538x1941+2187+1077 IMG_20210705_045646288.jpg" calcext:value-type="string">
            <text:p>mogrify -crop 2538x1941+2187+1077 IMG_20210705_045646288.jpg</text:p>
          </table:table-cell>
          <table:table-cell/>
          <table:table-cell table:formula="of:=IF([.C197]&lt;&gt;&quot;&quot;;([.J197]-[.J$3])*360*[.B$35];0)" office:value-type="float" office:value="37.5166666670702" calcext:value-type="float">
            <text:p>37.5166666670702</text:p>
          </table:table-cell>
          <table:table-cell table:formula="of:=[.N197]/180*PI()" office:value-type="float" office:value="0.654789357713583" calcext:value-type="float">
            <text:p>0.654789357713583</text:p>
          </table:table-cell>
          <table:table-cell table:formula="of:=COS([.$O197])*([.P$3]-[.B$14])-SIN([.$O197])*([.Q$3]-[.B$15])" office:value-type="float" office:value="-429.859723917835" calcext:value-type="float">
            <text:p>-429.859723917835</text:p>
          </table:table-cell>
          <table:table-cell table:formula="of:=SIN([.$O197])*([.P$3]-[.B$14])+COS([.$O197])*([.Q$3]-[.B$15])" office:value-type="float" office:value="-14.8532068349849" calcext:value-type="float">
            <text:p>-14.8532068349849</text:p>
          </table:table-cell>
          <table:table-cell table:formula="of:=COS([.$O197])*([.R$3]-[.B$14])-SIN([.$O197])*([.S$3]-[.B$15])" office:value-type="float" office:value="-958.46493649426" calcext:value-type="float">
            <text:p>-958.46493649426</text:p>
          </table:table-cell>
          <table:table-cell table:formula="of:=SIN([.$O197])*([.R$3]-[.B$14])+COS([.$O197])*([.S$3]-[.B$15])" office:value-type="float" office:value="673.623756640942" calcext:value-type="float">
            <text:p>673.623756640942</text:p>
          </table:table-cell>
          <table:table-cell table:formula="of:=COS([.$O197])*([.T$3]-[.B$14])-SIN([.$O197])*([.U$3]-[.B$15])" office:value-type="float" office:value="487.051992416464" calcext:value-type="float">
            <text:p>487.051992416464</text:p>
          </table:table-cell>
          <table:table-cell table:formula="of:=SIN([.$O197])*([.T$3]-[.B$14])+COS([.$O197])*([.U$3]-[.B$15])" office:value-type="float" office:value="689.141753693065" calcext:value-type="float">
            <text:p>689.141753693065</text:p>
          </table:table-cell>
          <table:table-cell table:formula="of:=COS([.$O197])*([.V$3]-[.B$14])-SIN([.$O197])*([.W$3]-[.B$15])" office:value-type="float" office:value="-41.5532201599605" calcext:value-type="float">
            <text:p>-41.5532201599605</text:p>
          </table:table-cell>
          <table:table-cell table:formula="of:=SIN([.$O197])*([.V$3]-[.B$14])+COS([.$O197])*([.W$3]-[.B$15])" office:value-type="float" office:value="1377.61871716899" calcext:value-type="float">
            <text:p>1377.61871716899</text:p>
          </table:table-cell>
          <table:table-cell table:formula="of:=COS([.$O197])*([.X$3]-[.B$12]/2)-SIN([.$O197])*([.Y$3]-[.B$13]/2)" office:value-type="float" office:value="-194.153251878937" calcext:value-type="float">
            <text:p>-194.153251878937</text:p>
          </table:table-cell>
          <table:table-cell table:formula="of:=SIN([.$O197])*([.X$3]-[.B$12]/2)+COS([.$O197])*([.Y$3]-[.B$13]/2)" office:value-type="float" office:value="-696.235962001988" calcext:value-type="float">
            <text:p>-696.235962001988</text:p>
          </table:table-cell>
          <table:table-cell table:formula="of:=COS([.$O197])*([.Z$3]-[.B$12]/2)-SIN([.$O197])*([.AA$3]-[.B$13]/2)" office:value-type="float" office:value="-722.758464455362" calcext:value-type="float">
            <text:p>-722.758464455362</text:p>
          </table:table-cell>
          <table:table-cell table:formula="of:=SIN([.$O197])*([.Z$3]-[.B$12]/2)+COS([.$O197])*([.AA$3]-[.B$13]/2)" office:value-type="float" office:value="-7.75899852606131" calcext:value-type="float">
            <text:p>-7.75899852606131</text:p>
          </table:table-cell>
          <table:table-cell table:formula="of:=COS([.$O197])*([.AB$3]-[.B$12]/2)-SIN([.$O197])*([.AC$3]-[.B$13]/2)" office:value-type="float" office:value="722.758464455362" calcext:value-type="float">
            <text:p>722.758464455362</text:p>
          </table:table-cell>
          <table:table-cell table:formula="of:=SIN([.$O197])*([.AB$3]-[.B$12]/2)+COS([.$O197])*([.AC$3]-[.B$13]/2)" office:value-type="float" office:value="7.75899852606131" calcext:value-type="float">
            <text:p>7.75899852606131</text:p>
          </table:table-cell>
          <table:table-cell table:formula="of:=COS([.$O197])*([.AD$3]-[.B$12]/2)-SIN([.$O197])*([.AE$3]-[.B$13]/2)" office:value-type="float" office:value="194.153251878937" calcext:value-type="float">
            <text:p>194.153251878937</text:p>
          </table:table-cell>
          <table:table-cell table:formula="of:=SIN([.$O197])*([.AD$3]-[.B$12]/2)+COS([.$O197])*([.AE$3]-[.B$13]/2)" office:value-type="float" office:value="696.235962001988" calcext:value-type="float">
            <text:p>696.235962001988</text:p>
          </table:table-cell>
          <table:table-cell table:formula="of:=COS([.$O197])*([.AF$3]-[.B$12]/2)-SIN([.$O197])*([.AG$3]-[.B$13]/2)" office:value-type="float" office:value="235.706472038898" calcext:value-type="float">
            <text:p>235.706472038898</text:p>
          </table:table-cell>
          <table:table-cell table:formula="of:=SIN([.$O197])*([.AF$3]-[.B$12]/2)+COS([.$O197])*([.AG$3]-[.B$13]/2)" office:value-type="float" office:value="-681.382755167003" calcext:value-type="float">
            <text:p>-681.382755167003</text:p>
          </table:table-cell>
          <table:table-cell table:formula="of:=MIN([.X197];[.Z197];[.AB197];[.AD197])" office:value-type="float" office:value="-722.758464455362" calcext:value-type="float">
            <text:p>-722.758464455362</text:p>
          </table:table-cell>
          <table:table-cell table:formula="of:=MIN([.Y197];[.AA197];[.AC197];[.AE197])" office:value-type="float" office:value="-696.235962001988" calcext:value-type="float">
            <text:p>-696.235962001988</text:p>
          </table:table-cell>
          <table:table-cell table:formula="of:=[.AF197]-[.$AH197]" office:value-type="float" office:value="958.46493649426" calcext:value-type="float">
            <text:p>958.46493649426</text:p>
          </table:table-cell>
          <table:table-cell table:formula="of:=[.AG197]-[.$AI197]" office:value-type="float" office:value="14.8532068349849" calcext:value-type="float">
            <text:p>14.8532068349849</text:p>
          </table:table-cell>
          <table:table-cell table:formula="of:=[.AF$3]-[.AJ197]" office:value-type="float" office:value="-608.46493649426" calcext:value-type="float">
            <text:p>-608.46493649426</text:p>
          </table:table-cell>
          <table:table-cell table:formula="of:=[.AG$3]-[.AK197]" office:value-type="float" office:value="-264.853206834985" calcext:value-type="float">
            <text:p>-264.85320683498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45846332.jpg</text:p>
          </table:table-cell>
          <table:table-cell table:formula="of:=MID([.C198];5;4)" office:value-type="string" office:string-value="2021" calcext:value-type="string">
            <text:p>2021</text:p>
          </table:table-cell>
          <table:table-cell table:formula="of:=MID([.C198];9;2)" office:value-type="string" office:string-value="07" calcext:value-type="string">
            <text:p>07</text:p>
          </table:table-cell>
          <table:table-cell table:formula="of:=MID([.C198];11;2)" office:value-type="string" office:string-value="05" calcext:value-type="string">
            <text:p>05</text:p>
          </table:table-cell>
          <table:table-cell table:formula="of:=MID([.C198];14;2)" office:value-type="string" office:string-value="04" calcext:value-type="string">
            <text:p>04</text:p>
          </table:table-cell>
          <table:table-cell table:formula="of:=MID([.C198];16;2)" office:value-type="string" office:string-value="58" calcext:value-type="string">
            <text:p>58</text:p>
          </table:table-cell>
          <table:table-cell table:formula="of:=MID([.C198];18;2)" office:value-type="string" office:string-value="46" calcext:value-type="string">
            <text:p>46</text:p>
          </table:table-cell>
          <table:table-cell table:formula="of:=DATE([.D198];[.E198];[.F198])+TIME([.G198];[.H198];[.I198])" office:value-type="date" office:date-value="2021-07-05T04:58:46" calcext:value-type="date">
            <text:p>05/07/21 04:58:46</text:p>
          </table:table-cell>
          <table:table-cell table:formula="of:=IF([.C198]&lt;&gt;&quot;&quot;;CONCATENATE(&quot;mogrify -rotate &quot;;ROUND([.N198];3);&quot; -background black &quot;;[.C198]);&quot;&quot;)" office:value-type="string" office:string-value="mogrify -rotate 38.017 -background black IMG_20210705_045846332.jpg" calcext:value-type="string">
            <text:p>mogrify -rotate 38.017 -background black IMG_20210705_045846332.jpg</text:p>
          </table:table-cell>
          <table:table-cell table:formula="of:=IF([.C198]&lt;&gt;&quot;&quot;;CONCATENATE(&quot;mogrify -crop &quot;;ROUND([.B$22]);&quot;x&quot;;ROUND([.B$23]);&quot;+&quot;;ROUND([.B$30]+[.B$33]-[.AL198]);&quot;+&quot;;ROUND([.B$31]+[.B$34]-[.AM198]);&quot; &quot;;[.C198]);&quot;&quot;)" office:value-type="string" office:string-value="mogrify -crop 2538x1941+2193+1081 IMG_20210705_045846332.jpg" calcext:value-type="string">
            <text:p>mogrify -crop 2538x1941+2193+1081 IMG_20210705_045846332.jpg</text:p>
          </table:table-cell>
          <table:table-cell/>
          <table:table-cell table:formula="of:=IF([.C198]&lt;&gt;&quot;&quot;;([.J198]-[.J$3])*360*[.B$35];0)" office:value-type="float" office:value="38.0166666660807" calcext:value-type="float">
            <text:p>38.0166666660807</text:p>
          </table:table-cell>
          <table:table-cell table:formula="of:=[.N198]/180*PI()" office:value-type="float" office:value="0.663516003956284" calcext:value-type="float">
            <text:p>0.663516003956284</text:p>
          </table:table-cell>
          <table:table-cell table:formula="of:=COS([.$O198])*([.P$3]-[.B$14])-SIN([.$O198])*([.Q$3]-[.B$15])" office:value-type="float" office:value="-429.713739140323" calcext:value-type="float">
            <text:p>-429.713739140323</text:p>
          </table:table-cell>
          <table:table-cell table:formula="of:=SIN([.$O198])*([.P$3]-[.B$14])+COS([.$O198])*([.Q$3]-[.B$15])" office:value-type="float" office:value="-18.6038274030502" calcext:value-type="float">
            <text:p>-18.6038274030502</text:p>
          </table:table-cell>
          <table:table-cell table:formula="of:=COS([.$O198])*([.R$3]-[.B$14])-SIN([.$O198])*([.S$3]-[.B$15])" office:value-type="float" office:value="-964.306842699765" calcext:value-type="float">
            <text:p>-964.306842699765</text:p>
          </table:table-cell>
          <table:table-cell table:formula="of:=SIN([.$O198])*([.R$3]-[.B$14])+COS([.$O198])*([.S$3]-[.B$15])" office:value-type="float" office:value="665.234028836778" calcext:value-type="float">
            <text:p>665.234028836778</text:p>
          </table:table-cell>
          <table:table-cell table:formula="of:=COS([.$O198])*([.T$3]-[.B$14])-SIN([.$O198])*([.U$3]-[.B$15])" office:value-type="float" office:value="481.019627003964" calcext:value-type="float">
            <text:p>481.019627003964</text:p>
          </table:table-cell>
          <table:table-cell table:formula="of:=SIN([.$O198])*([.T$3]-[.B$14])+COS([.$O198])*([.U$3]-[.B$15])" office:value-type="float" office:value="693.365789779801" calcext:value-type="float">
            <text:p>693.365789779801</text:p>
          </table:table-cell>
          <table:table-cell table:formula="of:=COS([.$O198])*([.V$3]-[.B$14])-SIN([.$O198])*([.W$3]-[.B$15])" office:value-type="float" office:value="-53.5734765554777" calcext:value-type="float">
            <text:p>-53.5734765554777</text:p>
          </table:table-cell>
          <table:table-cell table:formula="of:=SIN([.$O198])*([.V$3]-[.B$14])+COS([.$O198])*([.W$3]-[.B$15])" office:value-type="float" office:value="1377.20364601963" calcext:value-type="float">
            <text:p>1377.20364601963</text:p>
          </table:table-cell>
          <table:table-cell table:formula="of:=COS([.$O198])*([.X$3]-[.B$12]/2)-SIN([.$O198])*([.Y$3]-[.B$13]/2)" office:value-type="float" office:value="-188.070131292423" calcext:value-type="float">
            <text:p>-188.070131292423</text:p>
          </table:table-cell>
          <table:table-cell table:formula="of:=SIN([.$O198])*([.X$3]-[.B$12]/2)+COS([.$O198])*([.Y$3]-[.B$13]/2)" office:value-type="float" office:value="-697.90373671134" calcext:value-type="float">
            <text:p>-697.90373671134</text:p>
          </table:table-cell>
          <table:table-cell table:formula="of:=COS([.$O198])*([.Z$3]-[.B$12]/2)-SIN([.$O198])*([.AA$3]-[.B$13]/2)" office:value-type="float" office:value="-722.663234851864" calcext:value-type="float">
            <text:p>-722.663234851864</text:p>
          </table:table-cell>
          <table:table-cell table:formula="of:=SIN([.$O198])*([.Z$3]-[.B$12]/2)+COS([.$O198])*([.AA$3]-[.B$13]/2)" office:value-type="float" office:value="-14.0658804715115" calcext:value-type="float">
            <text:p>-14.0658804715115</text:p>
          </table:table-cell>
          <table:table-cell table:formula="of:=COS([.$O198])*([.AB$3]-[.B$12]/2)-SIN([.$O198])*([.AC$3]-[.B$13]/2)" office:value-type="float" office:value="722.663234851864" calcext:value-type="float">
            <text:p>722.663234851864</text:p>
          </table:table-cell>
          <table:table-cell table:formula="of:=SIN([.$O198])*([.AB$3]-[.B$12]/2)+COS([.$O198])*([.AC$3]-[.B$13]/2)" office:value-type="float" office:value="14.0658804715115" calcext:value-type="float">
            <text:p>14.0658804715115</text:p>
          </table:table-cell>
          <table:table-cell table:formula="of:=COS([.$O198])*([.AD$3]-[.B$12]/2)-SIN([.$O198])*([.AE$3]-[.B$13]/2)" office:value-type="float" office:value="188.070131292423" calcext:value-type="float">
            <text:p>188.070131292423</text:p>
          </table:table-cell>
          <table:table-cell table:formula="of:=SIN([.$O198])*([.AD$3]-[.B$12]/2)+COS([.$O198])*([.AE$3]-[.B$13]/2)" office:value-type="float" office:value="697.90373671134" calcext:value-type="float">
            <text:p>697.90373671134</text:p>
          </table:table-cell>
          <table:table-cell table:formula="of:=COS([.$O198])*([.AF$3]-[.B$12]/2)-SIN([.$O198])*([.AG$3]-[.B$13]/2)" office:value-type="float" office:value="241.6436078479" calcext:value-type="float">
            <text:p>241.6436078479</text:p>
          </table:table-cell>
          <table:table-cell table:formula="of:=SIN([.$O198])*([.AF$3]-[.B$12]/2)+COS([.$O198])*([.AG$3]-[.B$13]/2)" office:value-type="float" office:value="-679.299909308289" calcext:value-type="float">
            <text:p>-679.299909308289</text:p>
          </table:table-cell>
          <table:table-cell table:formula="of:=MIN([.X198];[.Z198];[.AB198];[.AD198])" office:value-type="float" office:value="-722.663234851864" calcext:value-type="float">
            <text:p>-722.663234851864</text:p>
          </table:table-cell>
          <table:table-cell table:formula="of:=MIN([.Y198];[.AA198];[.AC198];[.AE198])" office:value-type="float" office:value="-697.90373671134" calcext:value-type="float">
            <text:p>-697.90373671134</text:p>
          </table:table-cell>
          <table:table-cell table:formula="of:=[.AF198]-[.$AH198]" office:value-type="float" office:value="964.306842699765" calcext:value-type="float">
            <text:p>964.306842699765</text:p>
          </table:table-cell>
          <table:table-cell table:formula="of:=[.AG198]-[.$AI198]" office:value-type="float" office:value="18.6038274030502" calcext:value-type="float">
            <text:p>18.6038274030502</text:p>
          </table:table-cell>
          <table:table-cell table:formula="of:=[.AF$3]-[.AJ198]" office:value-type="float" office:value="-614.306842699765" calcext:value-type="float">
            <text:p>-614.306842699765</text:p>
          </table:table-cell>
          <table:table-cell table:formula="of:=[.AG$3]-[.AK198]" office:value-type="float" office:value="-268.60382740305" calcext:value-type="float">
            <text:p>-268.6038274030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0046411.jpg</text:p>
          </table:table-cell>
          <table:table-cell table:formula="of:=MID([.C199];5;4)" office:value-type="string" office:string-value="2021" calcext:value-type="string">
            <text:p>2021</text:p>
          </table:table-cell>
          <table:table-cell table:formula="of:=MID([.C199];9;2)" office:value-type="string" office:string-value="07" calcext:value-type="string">
            <text:p>07</text:p>
          </table:table-cell>
          <table:table-cell table:formula="of:=MID([.C199];11;2)" office:value-type="string" office:string-value="05" calcext:value-type="string">
            <text:p>05</text:p>
          </table:table-cell>
          <table:table-cell table:formula="of:=MID([.C199];14;2)" office:value-type="string" office:string-value="05" calcext:value-type="string">
            <text:p>05</text:p>
          </table:table-cell>
          <table:table-cell table:formula="of:=MID([.C199];16;2)" office:value-type="string" office:string-value="00" calcext:value-type="string">
            <text:p>00</text:p>
          </table:table-cell>
          <table:table-cell table:formula="of:=MID([.C199];18;2)" office:value-type="string" office:string-value="46" calcext:value-type="string">
            <text:p>46</text:p>
          </table:table-cell>
          <table:table-cell table:formula="of:=DATE([.D199];[.E199];[.F199])+TIME([.G199];[.H199];[.I199])" office:value-type="date" office:date-value="2021-07-05T05:00:46" calcext:value-type="date">
            <text:p>05/07/21 05:00:46</text:p>
          </table:table-cell>
          <table:table-cell table:formula="of:=IF([.C199]&lt;&gt;&quot;&quot;;CONCATENATE(&quot;mogrify -rotate &quot;;ROUND([.N199];3);&quot; -background black &quot;;[.C199]);&quot;&quot;)" office:value-type="string" office:string-value="mogrify -rotate 38.517 -background black IMG_20210705_050046411.jpg" calcext:value-type="string">
            <text:p>mogrify -rotate 38.517 -background black IMG_20210705_050046411.jpg</text:p>
          </table:table-cell>
          <table:table-cell table:formula="of:=IF([.C199]&lt;&gt;&quot;&quot;;CONCATENATE(&quot;mogrify -crop &quot;;ROUND([.B$22]);&quot;x&quot;;ROUND([.B$23]);&quot;+&quot;;ROUND([.B$30]+[.B$33]-[.AL199]);&quot;+&quot;;ROUND([.B$31]+[.B$34]-[.AM199]);&quot; &quot;;[.C199]);&quot;&quot;)" office:value-type="string" office:string-value="mogrify -crop 2538x1941+2198+1085 IMG_20210705_050046411.jpg" calcext:value-type="string">
            <text:p>mogrify -crop 2538x1941+2198+1085 IMG_20210705_050046411.jpg</text:p>
          </table:table-cell>
          <table:table-cell/>
          <table:table-cell table:formula="of:=IF([.C199]&lt;&gt;&quot;&quot;;([.J199]-[.J$3])*360*[.B$35];0)" office:value-type="float" office:value="38.5166666677105" calcext:value-type="float">
            <text:p>38.5166666677105</text:p>
          </table:table-cell>
          <table:table-cell table:formula="of:=[.N199]/180*PI()" office:value-type="float" office:value="0.672242650244701" calcext:value-type="float">
            <text:p>0.672242650244701</text:p>
          </table:table-cell>
          <table:table-cell table:formula="of:=COS([.$O199])*([.P$3]-[.B$14])-SIN([.$O199])*([.Q$3]-[.B$15])" office:value-type="float" office:value="-429.535029996979" calcext:value-type="float">
            <text:p>-429.535029996979</text:p>
          </table:table-cell>
          <table:table-cell table:formula="of:=SIN([.$O199])*([.P$3]-[.B$14])+COS([.$O199])*([.Q$3]-[.B$15])" office:value-type="float" office:value="-22.3530312372734" calcext:value-type="float">
            <text:p>-22.3530312372734</text:p>
          </table:table-cell>
          <table:table-cell table:formula="of:=COS([.$O199])*([.R$3]-[.B$14])-SIN([.$O199])*([.S$3]-[.B$15])" office:value-type="float" office:value="-970.07531323605" calcext:value-type="float">
            <text:p>-970.07531323605</text:p>
          </table:table-cell>
          <table:table-cell table:formula="of:=SIN([.$O199])*([.R$3]-[.B$14])+COS([.$O199])*([.S$3]-[.B$15])" office:value-type="float" office:value="656.793640841612" calcext:value-type="float">
            <text:p>656.793640841612</text:p>
          </table:table-cell>
          <table:table-cell table:formula="of:=COS([.$O199])*([.T$3]-[.B$14])-SIN([.$O199])*([.U$3]-[.B$15])" office:value-type="float" office:value="474.950630052781" calcext:value-type="float">
            <text:p>474.950630052781</text:p>
          </table:table-cell>
          <table:table-cell table:formula="of:=SIN([.$O199])*([.T$3]-[.B$14])+COS([.$O199])*([.U$3]-[.B$15])" office:value-type="float" office:value="697.537023399093" calcext:value-type="float">
            <text:p>697.537023399093</text:p>
          </table:table-cell>
          <table:table-cell table:formula="of:=COS([.$O199])*([.V$3]-[.B$14])-SIN([.$O199])*([.W$3]-[.B$15])" office:value-type="float" office:value="-65.5896531862894" calcext:value-type="float">
            <text:p>-65.5896531862894</text:p>
          </table:table-cell>
          <table:table-cell table:formula="of:=SIN([.$O199])*([.V$3]-[.B$14])+COS([.$O199])*([.W$3]-[.B$15])" office:value-type="float" office:value="1376.68369547798" calcext:value-type="float">
            <text:p>1376.68369547798</text:p>
          </table:table-cell>
          <table:table-cell table:formula="of:=COS([.$O199])*([.X$3]-[.B$12]/2)-SIN([.$O199])*([.Y$3]-[.B$13]/2)" office:value-type="float" office:value="-181.972688405345" calcext:value-type="float">
            <text:p>-181.972688405345</text:p>
          </table:table-cell>
          <table:table-cell table:formula="of:=SIN([.$O199])*([.X$3]-[.B$12]/2)+COS([.$O199])*([.Y$3]-[.B$13]/2)" office:value-type="float" office:value="-699.518363357626" calcext:value-type="float">
            <text:p>-699.518363357626</text:p>
          </table:table-cell>
          <table:table-cell table:formula="of:=COS([.$O199])*([.Z$3]-[.B$12]/2)-SIN([.$O199])*([.AA$3]-[.B$13]/2)" office:value-type="float" office:value="-722.512971644415" calcext:value-type="float">
            <text:p>-722.512971644415</text:p>
          </table:table-cell>
          <table:table-cell table:formula="of:=SIN([.$O199])*([.Z$3]-[.B$12]/2)+COS([.$O199])*([.AA$3]-[.B$13]/2)" office:value-type="float" office:value="-20.3716912787402" calcext:value-type="float">
            <text:p>-20.3716912787402</text:p>
          </table:table-cell>
          <table:table-cell table:formula="of:=COS([.$O199])*([.AB$3]-[.B$12]/2)-SIN([.$O199])*([.AC$3]-[.B$13]/2)" office:value-type="float" office:value="722.512971644415" calcext:value-type="float">
            <text:p>722.512971644415</text:p>
          </table:table-cell>
          <table:table-cell table:formula="of:=SIN([.$O199])*([.AB$3]-[.B$12]/2)+COS([.$O199])*([.AC$3]-[.B$13]/2)" office:value-type="float" office:value="20.3716912787402" calcext:value-type="float">
            <text:p>20.3716912787402</text:p>
          </table:table-cell>
          <table:table-cell table:formula="of:=COS([.$O199])*([.AD$3]-[.B$12]/2)-SIN([.$O199])*([.AE$3]-[.B$13]/2)" office:value-type="float" office:value="181.972688405345" calcext:value-type="float">
            <text:p>181.972688405345</text:p>
          </table:table-cell>
          <table:table-cell table:formula="of:=SIN([.$O199])*([.AD$3]-[.B$12]/2)+COS([.$O199])*([.AE$3]-[.B$13]/2)" office:value-type="float" office:value="699.518363357626" calcext:value-type="float">
            <text:p>699.518363357626</text:p>
          </table:table-cell>
          <table:table-cell table:formula="of:=COS([.$O199])*([.AF$3]-[.B$12]/2)-SIN([.$O199])*([.AG$3]-[.B$13]/2)" office:value-type="float" office:value="247.562341591634" calcext:value-type="float">
            <text:p>247.562341591634</text:p>
          </table:table-cell>
          <table:table-cell table:formula="of:=SIN([.$O199])*([.AF$3]-[.B$12]/2)+COS([.$O199])*([.AG$3]-[.B$13]/2)" office:value-type="float" office:value="-677.165332120352" calcext:value-type="float">
            <text:p>-677.165332120352</text:p>
          </table:table-cell>
          <table:table-cell table:formula="of:=MIN([.X199];[.Z199];[.AB199];[.AD199])" office:value-type="float" office:value="-722.512971644415" calcext:value-type="float">
            <text:p>-722.512971644415</text:p>
          </table:table-cell>
          <table:table-cell table:formula="of:=MIN([.Y199];[.AA199];[.AC199];[.AE199])" office:value-type="float" office:value="-699.518363357626" calcext:value-type="float">
            <text:p>-699.518363357626</text:p>
          </table:table-cell>
          <table:table-cell table:formula="of:=[.AF199]-[.$AH199]" office:value-type="float" office:value="970.07531323605" calcext:value-type="float">
            <text:p>970.07531323605</text:p>
          </table:table-cell>
          <table:table-cell table:formula="of:=[.AG199]-[.$AI199]" office:value-type="float" office:value="22.3530312372734" calcext:value-type="float">
            <text:p>22.3530312372734</text:p>
          </table:table-cell>
          <table:table-cell table:formula="of:=[.AF$3]-[.AJ199]" office:value-type="float" office:value="-620.075313236049" calcext:value-type="float">
            <text:p>-620.075313236049</text:p>
          </table:table-cell>
          <table:table-cell table:formula="of:=[.AG$3]-[.AK199]" office:value-type="float" office:value="-272.353031237273" calcext:value-type="float">
            <text:p>-272.35303123727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0246445.jpg</text:p>
          </table:table-cell>
          <table:table-cell table:formula="of:=MID([.C200];5;4)" office:value-type="string" office:string-value="2021" calcext:value-type="string">
            <text:p>2021</text:p>
          </table:table-cell>
          <table:table-cell table:formula="of:=MID([.C200];9;2)" office:value-type="string" office:string-value="07" calcext:value-type="string">
            <text:p>07</text:p>
          </table:table-cell>
          <table:table-cell table:formula="of:=MID([.C200];11;2)" office:value-type="string" office:string-value="05" calcext:value-type="string">
            <text:p>05</text:p>
          </table:table-cell>
          <table:table-cell table:formula="of:=MID([.C200];14;2)" office:value-type="string" office:string-value="05" calcext:value-type="string">
            <text:p>05</text:p>
          </table:table-cell>
          <table:table-cell table:formula="of:=MID([.C200];16;2)" office:value-type="string" office:string-value="02" calcext:value-type="string">
            <text:p>02</text:p>
          </table:table-cell>
          <table:table-cell table:formula="of:=MID([.C200];18;2)" office:value-type="string" office:string-value="46" calcext:value-type="string">
            <text:p>46</text:p>
          </table:table-cell>
          <table:table-cell table:formula="of:=DATE([.D200];[.E200];[.F200])+TIME([.G200];[.H200];[.I200])" office:value-type="date" office:date-value="2021-07-05T05:02:46" calcext:value-type="date">
            <text:p>05/07/21 05:02:46</text:p>
          </table:table-cell>
          <table:table-cell table:formula="of:=IF([.C200]&lt;&gt;&quot;&quot;;CONCATENATE(&quot;mogrify -rotate &quot;;ROUND([.N200];3);&quot; -background black &quot;;[.C200]);&quot;&quot;)" office:value-type="string" office:string-value="mogrify -rotate 39.017 -background black IMG_20210705_050246445.jpg" calcext:value-type="string">
            <text:p>mogrify -rotate 39.017 -background black IMG_20210705_050246445.jpg</text:p>
          </table:table-cell>
          <table:table-cell table:formula="of:=IF([.C200]&lt;&gt;&quot;&quot;;CONCATENATE(&quot;mogrify -crop &quot;;ROUND([.B$22]);&quot;x&quot;;ROUND([.B$23]);&quot;+&quot;;ROUND([.B$30]+[.B$33]-[.AL200]);&quot;+&quot;;ROUND([.B$31]+[.B$34]-[.AM200]);&quot; &quot;;[.C200]);&quot;&quot;)" office:value-type="string" office:string-value="mogrify -crop 2538x1941+2204+1089 IMG_20210705_050246445.jpg" calcext:value-type="string">
            <text:p>mogrify -crop 2538x1941+2204+1089 IMG_20210705_050246445.jpg</text:p>
          </table:table-cell>
          <table:table-cell/>
          <table:table-cell table:formula="of:=IF([.C200]&lt;&gt;&quot;&quot;;([.J200]-[.J$3])*360*[.B$35];0)" office:value-type="float" office:value="39.016666666721" calcext:value-type="float">
            <text:p>39.016666666721</text:p>
          </table:table-cell>
          <table:table-cell table:formula="of:=[.N200]/180*PI()" office:value-type="float" office:value="0.680969296487402" calcext:value-type="float">
            <text:p>0.680969296487402</text:p>
          </table:table-cell>
          <table:table-cell table:formula="of:=COS([.$O200])*([.P$3]-[.B$14])-SIN([.$O200])*([.Q$3]-[.B$15])" office:value-type="float" office:value="-429.323610099068" calcext:value-type="float">
            <text:p>-429.323610099068</text:p>
          </table:table-cell>
          <table:table-cell table:formula="of:=SIN([.$O200])*([.P$3]-[.B$14])+COS([.$O200])*([.Q$3]-[.B$15])" office:value-type="float" office:value="-26.1005327819865" calcext:value-type="float">
            <text:p>-26.1005327819865</text:p>
          </table:table-cell>
          <table:table-cell table:formula="of:=COS([.$O200])*([.R$3]-[.B$14])-SIN([.$O200])*([.S$3]-[.B$15])" office:value-type="float" office:value="-975.769908751312" calcext:value-type="float">
            <text:p>-975.769908751312</text:p>
          </table:table-cell>
          <table:table-cell table:formula="of:=SIN([.$O200])*([.R$3]-[.B$14])+COS([.$O200])*([.S$3]-[.B$15])" office:value-type="float" office:value="648.303235512099" calcext:value-type="float">
            <text:p>648.303235512099</text:p>
          </table:table-cell>
          <table:table-cell table:formula="of:=COS([.$O200])*([.T$3]-[.B$14])-SIN([.$O200])*([.U$3]-[.B$15])" office:value-type="float" office:value="468.845463804115" calcext:value-type="float">
            <text:p>468.845463804115</text:p>
          </table:table-cell>
          <table:table-cell table:formula="of:=SIN([.$O200])*([.T$3]-[.B$14])+COS([.$O200])*([.U$3]-[.B$15])" office:value-type="float" office:value="701.655136851648" calcext:value-type="float">
            <text:p>701.655136851648</text:p>
          </table:table-cell>
          <table:table-cell table:formula="of:=COS([.$O200])*([.V$3]-[.B$14])-SIN([.$O200])*([.W$3]-[.B$15])" office:value-type="float" office:value="-77.60083484813" calcext:value-type="float">
            <text:p>-77.60083484813</text:p>
          </table:table-cell>
          <table:table-cell table:formula="of:=SIN([.$O200])*([.V$3]-[.B$14])+COS([.$O200])*([.W$3]-[.B$15])" office:value-type="float" office:value="1376.05890514573" calcext:value-type="float">
            <text:p>1376.05890514573</text:p>
          </table:table-cell>
          <table:table-cell table:formula="of:=COS([.$O200])*([.X$3]-[.B$12]/2)-SIN([.$O200])*([.Y$3]-[.B$13]/2)" office:value-type="float" office:value="-175.861387625469" calcext:value-type="float">
            <text:p>-175.861387625469</text:p>
          </table:table-cell>
          <table:table-cell table:formula="of:=SIN([.$O200])*([.X$3]-[.B$12]/2)+COS([.$O200])*([.Y$3]-[.B$13]/2)" office:value-type="float" office:value="-701.07971896386" calcext:value-type="float">
            <text:p>-701.07971896386</text:p>
          </table:table-cell>
          <table:table-cell table:formula="of:=COS([.$O200])*([.Z$3]-[.B$12]/2)-SIN([.$O200])*([.AA$3]-[.B$13]/2)" office:value-type="float" office:value="-722.307686277713" calcext:value-type="float">
            <text:p>-722.307686277713</text:p>
          </table:table-cell>
          <table:table-cell table:formula="of:=SIN([.$O200])*([.Z$3]-[.B$12]/2)+COS([.$O200])*([.AA$3]-[.B$13]/2)" office:value-type="float" office:value="-26.6759506697747" calcext:value-type="float">
            <text:p>-26.6759506697747</text:p>
          </table:table-cell>
          <table:table-cell table:formula="of:=COS([.$O200])*([.AB$3]-[.B$12]/2)-SIN([.$O200])*([.AC$3]-[.B$13]/2)" office:value-type="float" office:value="722.307686277713" calcext:value-type="float">
            <text:p>722.307686277713</text:p>
          </table:table-cell>
          <table:table-cell table:formula="of:=SIN([.$O200])*([.AB$3]-[.B$12]/2)+COS([.$O200])*([.AC$3]-[.B$13]/2)" office:value-type="float" office:value="26.6759506697747" calcext:value-type="float">
            <text:p>26.6759506697747</text:p>
          </table:table-cell>
          <table:table-cell table:formula="of:=COS([.$O200])*([.AD$3]-[.B$12]/2)-SIN([.$O200])*([.AE$3]-[.B$13]/2)" office:value-type="float" office:value="175.861387625469" calcext:value-type="float">
            <text:p>175.861387625469</text:p>
          </table:table-cell>
          <table:table-cell table:formula="of:=SIN([.$O200])*([.AD$3]-[.B$12]/2)+COS([.$O200])*([.AE$3]-[.B$13]/2)" office:value-type="float" office:value="701.07971896386" calcext:value-type="float">
            <text:p>701.07971896386</text:p>
          </table:table-cell>
          <table:table-cell table:formula="of:=COS([.$O200])*([.AF$3]-[.B$12]/2)-SIN([.$O200])*([.AG$3]-[.B$13]/2)" office:value-type="float" office:value="253.462222473599" calcext:value-type="float">
            <text:p>253.462222473599</text:p>
          </table:table-cell>
          <table:table-cell table:formula="of:=SIN([.$O200])*([.AF$3]-[.B$12]/2)+COS([.$O200])*([.AG$3]-[.B$13]/2)" office:value-type="float" office:value="-674.979186181873" calcext:value-type="float">
            <text:p>-674.979186181873</text:p>
          </table:table-cell>
          <table:table-cell table:formula="of:=MIN([.X200];[.Z200];[.AB200];[.AD200])" office:value-type="float" office:value="-722.307686277713" calcext:value-type="float">
            <text:p>-722.307686277713</text:p>
          </table:table-cell>
          <table:table-cell table:formula="of:=MIN([.Y200];[.AA200];[.AC200];[.AE200])" office:value-type="float" office:value="-701.07971896386" calcext:value-type="float">
            <text:p>-701.07971896386</text:p>
          </table:table-cell>
          <table:table-cell table:formula="of:=[.AF200]-[.$AH200]" office:value-type="float" office:value="975.769908751312" calcext:value-type="float">
            <text:p>975.769908751312</text:p>
          </table:table-cell>
          <table:table-cell table:formula="of:=[.AG200]-[.$AI200]" office:value-type="float" office:value="26.1005327819864" calcext:value-type="float">
            <text:p>26.1005327819864</text:p>
          </table:table-cell>
          <table:table-cell table:formula="of:=[.AF$3]-[.AJ200]" office:value-type="float" office:value="-625.769908751312" calcext:value-type="float">
            <text:p>-625.769908751312</text:p>
          </table:table-cell>
          <table:table-cell table:formula="of:=[.AG$3]-[.AK200]" office:value-type="float" office:value="-276.100532781986" calcext:value-type="float">
            <text:p>-276.10053278198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0446522.jpg</text:p>
          </table:table-cell>
          <table:table-cell table:formula="of:=MID([.C201];5;4)" office:value-type="string" office:string-value="2021" calcext:value-type="string">
            <text:p>2021</text:p>
          </table:table-cell>
          <table:table-cell table:formula="of:=MID([.C201];9;2)" office:value-type="string" office:string-value="07" calcext:value-type="string">
            <text:p>07</text:p>
          </table:table-cell>
          <table:table-cell table:formula="of:=MID([.C201];11;2)" office:value-type="string" office:string-value="05" calcext:value-type="string">
            <text:p>05</text:p>
          </table:table-cell>
          <table:table-cell table:formula="of:=MID([.C201];14;2)" office:value-type="string" office:string-value="05" calcext:value-type="string">
            <text:p>05</text:p>
          </table:table-cell>
          <table:table-cell table:formula="of:=MID([.C201];16;2)" office:value-type="string" office:string-value="04" calcext:value-type="string">
            <text:p>04</text:p>
          </table:table-cell>
          <table:table-cell table:formula="of:=MID([.C201];18;2)" office:value-type="string" office:string-value="46" calcext:value-type="string">
            <text:p>46</text:p>
          </table:table-cell>
          <table:table-cell table:formula="of:=DATE([.D201];[.E201];[.F201])+TIME([.G201];[.H201];[.I201])" office:value-type="date" office:date-value="2021-07-05T05:04:46" calcext:value-type="date">
            <text:p>05/07/21 05:04:46</text:p>
          </table:table-cell>
          <table:table-cell table:formula="of:=IF([.C201]&lt;&gt;&quot;&quot;;CONCATENATE(&quot;mogrify -rotate &quot;;ROUND([.N201];3);&quot; -background black &quot;;[.C201]);&quot;&quot;)" office:value-type="string" office:string-value="mogrify -rotate 39.517 -background black IMG_20210705_050446522.jpg" calcext:value-type="string">
            <text:p>mogrify -rotate 39.517 -background black IMG_20210705_050446522.jpg</text:p>
          </table:table-cell>
          <table:table-cell table:formula="of:=IF([.C201]&lt;&gt;&quot;&quot;;CONCATENATE(&quot;mogrify -crop &quot;;ROUND([.B$22]);&quot;x&quot;;ROUND([.B$23]);&quot;+&quot;;ROUND([.B$30]+[.B$33]-[.AL201]);&quot;+&quot;;ROUND([.B$31]+[.B$34]-[.AM201]);&quot; &quot;;[.C201]);&quot;&quot;)" office:value-type="string" office:string-value="mogrify -crop 2538x1941+2210+1092 IMG_20210705_050446522.jpg" calcext:value-type="string">
            <text:p>mogrify -crop 2538x1941+2210+1092 IMG_20210705_050446522.jpg</text:p>
          </table:table-cell>
          <table:table-cell/>
          <table:table-cell table:formula="of:=IF([.C201]&lt;&gt;&quot;&quot;;([.J201]-[.J$3])*360*[.B$35];0)" office:value-type="float" office:value="39.5166666657315" calcext:value-type="float">
            <text:p>39.5166666657315</text:p>
          </table:table-cell>
          <table:table-cell table:formula="of:=[.N201]/180*PI()" office:value-type="float" office:value="0.689695942730103" calcext:value-type="float">
            <text:p>0.689695942730103</text:p>
          </table:table-cell>
          <table:table-cell table:formula="of:=COS([.$O201])*([.P$3]-[.B$14])-SIN([.$O201])*([.Q$3]-[.B$15])" office:value-type="float" office:value="-429.079495546183" calcext:value-type="float">
            <text:p>-429.079495546183</text:p>
          </table:table-cell>
          <table:table-cell table:formula="of:=SIN([.$O201])*([.P$3]-[.B$14])+COS([.$O201])*([.Q$3]-[.B$15])" office:value-type="float" office:value="-29.8460466700838" calcext:value-type="float">
            <text:p>-29.8460466700838</text:p>
          </table:table-cell>
          <table:table-cell table:formula="of:=COS([.$O201])*([.R$3]-[.B$14])-SIN([.$O201])*([.S$3]-[.B$15])" office:value-type="float" office:value="-981.390195610471" calcext:value-type="float">
            <text:p>-981.390195610471</text:p>
          </table:table-cell>
          <table:table-cell table:formula="of:=SIN([.$O201])*([.R$3]-[.B$14])+COS([.$O201])*([.S$3]-[.B$15])" office:value-type="float" office:value="639.763459381388" calcext:value-type="float">
            <text:p>639.763459381388</text:p>
          </table:table-cell>
          <table:table-cell table:formula="of:=COS([.$O201])*([.T$3]-[.B$14])-SIN([.$O201])*([.U$3]-[.B$15])" office:value-type="float" office:value="462.704593158311" calcext:value-type="float">
            <text:p>462.704593158311</text:p>
          </table:table-cell>
          <table:table-cell table:formula="of:=SIN([.$O201])*([.T$3]-[.B$14])+COS([.$O201])*([.U$3]-[.B$15])" office:value-type="float" office:value="705.719816549175" calcext:value-type="float">
            <text:p>705.719816549175</text:p>
          </table:table-cell>
          <table:table-cell table:formula="of:=COS([.$O201])*([.V$3]-[.B$14])-SIN([.$O201])*([.W$3]-[.B$15])" office:value-type="float" office:value="-89.6061069059764" calcext:value-type="float">
            <text:p>-89.6061069059764</text:p>
          </table:table-cell>
          <table:table-cell table:formula="of:=SIN([.$O201])*([.V$3]-[.B$14])+COS([.$O201])*([.W$3]-[.B$15])" office:value-type="float" office:value="1375.32932260065" calcext:value-type="float">
            <text:p>1375.32932260065</text:p>
          </table:table-cell>
          <table:table-cell table:formula="of:=COS([.$O201])*([.X$3]-[.B$12]/2)-SIN([.$O201])*([.Y$3]-[.B$13]/2)" office:value-type="float" office:value="-169.736694320104" calcext:value-type="float">
            <text:p>-169.736694320104</text:p>
          </table:table-cell>
          <table:table-cell table:formula="of:=SIN([.$O201])*([.X$3]-[.B$12]/2)+COS([.$O201])*([.Y$3]-[.B$13]/2)" office:value-type="float" office:value="-702.587684635366" calcext:value-type="float">
            <text:p>-702.587684635366</text:p>
          </table:table-cell>
          <table:table-cell table:formula="of:=COS([.$O201])*([.Z$3]-[.B$12]/2)-SIN([.$O201])*([.AA$3]-[.B$13]/2)" office:value-type="float" office:value="-722.047394384391" calcext:value-type="float">
            <text:p>-722.047394384391</text:p>
          </table:table-cell>
          <table:table-cell table:formula="of:=SIN([.$O201])*([.Z$3]-[.B$12]/2)+COS([.$O201])*([.AA$3]-[.B$13]/2)" office:value-type="float" office:value="-32.9781785838935" calcext:value-type="float">
            <text:p>-32.9781785838935</text:p>
          </table:table-cell>
          <table:table-cell table:formula="of:=COS([.$O201])*([.AB$3]-[.B$12]/2)-SIN([.$O201])*([.AC$3]-[.B$13]/2)" office:value-type="float" office:value="722.047394384391" calcext:value-type="float">
            <text:p>722.047394384391</text:p>
          </table:table-cell>
          <table:table-cell table:formula="of:=SIN([.$O201])*([.AB$3]-[.B$12]/2)+COS([.$O201])*([.AC$3]-[.B$13]/2)" office:value-type="float" office:value="32.9781785838935" calcext:value-type="float">
            <text:p>32.9781785838935</text:p>
          </table:table-cell>
          <table:table-cell table:formula="of:=COS([.$O201])*([.AD$3]-[.B$12]/2)-SIN([.$O201])*([.AE$3]-[.B$13]/2)" office:value-type="float" office:value="169.736694320104" calcext:value-type="float">
            <text:p>169.736694320104</text:p>
          </table:table-cell>
          <table:table-cell table:formula="of:=SIN([.$O201])*([.AD$3]-[.B$12]/2)+COS([.$O201])*([.AE$3]-[.B$13]/2)" office:value-type="float" office:value="702.587684635366" calcext:value-type="float">
            <text:p>702.587684635366</text:p>
          </table:table-cell>
          <table:table-cell table:formula="of:=COS([.$O201])*([.AF$3]-[.B$12]/2)-SIN([.$O201])*([.AG$3]-[.B$13]/2)" office:value-type="float" office:value="259.34280122608" calcext:value-type="float">
            <text:p>259.34280122608</text:p>
          </table:table-cell>
          <table:table-cell table:formula="of:=SIN([.$O201])*([.AF$3]-[.B$12]/2)+COS([.$O201])*([.AG$3]-[.B$13]/2)" office:value-type="float" office:value="-672.741637965282" calcext:value-type="float">
            <text:p>-672.741637965282</text:p>
          </table:table-cell>
          <table:table-cell table:formula="of:=MIN([.X201];[.Z201];[.AB201];[.AD201])" office:value-type="float" office:value="-722.047394384391" calcext:value-type="float">
            <text:p>-722.047394384391</text:p>
          </table:table-cell>
          <table:table-cell table:formula="of:=MIN([.Y201];[.AA201];[.AC201];[.AE201])" office:value-type="float" office:value="-702.587684635366" calcext:value-type="float">
            <text:p>-702.587684635366</text:p>
          </table:table-cell>
          <table:table-cell table:formula="of:=[.AF201]-[.$AH201]" office:value-type="float" office:value="981.390195610471" calcext:value-type="float">
            <text:p>981.390195610471</text:p>
          </table:table-cell>
          <table:table-cell table:formula="of:=[.AG201]-[.$AI201]" office:value-type="float" office:value="29.8460466700839" calcext:value-type="float">
            <text:p>29.8460466700839</text:p>
          </table:table-cell>
          <table:table-cell table:formula="of:=[.AF$3]-[.AJ201]" office:value-type="float" office:value="-631.390195610471" calcext:value-type="float">
            <text:p>-631.390195610471</text:p>
          </table:table-cell>
          <table:table-cell table:formula="of:=[.AG$3]-[.AK201]" office:value-type="float" office:value="-279.846046670084" calcext:value-type="float">
            <text:p>-279.84604667008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0646605.jpg</text:p>
          </table:table-cell>
          <table:table-cell table:formula="of:=MID([.C202];5;4)" office:value-type="string" office:string-value="2021" calcext:value-type="string">
            <text:p>2021</text:p>
          </table:table-cell>
          <table:table-cell table:formula="of:=MID([.C202];9;2)" office:value-type="string" office:string-value="07" calcext:value-type="string">
            <text:p>07</text:p>
          </table:table-cell>
          <table:table-cell table:formula="of:=MID([.C202];11;2)" office:value-type="string" office:string-value="05" calcext:value-type="string">
            <text:p>05</text:p>
          </table:table-cell>
          <table:table-cell table:formula="of:=MID([.C202];14;2)" office:value-type="string" office:string-value="05" calcext:value-type="string">
            <text:p>05</text:p>
          </table:table-cell>
          <table:table-cell table:formula="of:=MID([.C202];16;2)" office:value-type="string" office:string-value="06" calcext:value-type="string">
            <text:p>06</text:p>
          </table:table-cell>
          <table:table-cell table:formula="of:=MID([.C202];18;2)" office:value-type="string" office:string-value="46" calcext:value-type="string">
            <text:p>46</text:p>
          </table:table-cell>
          <table:table-cell table:formula="of:=DATE([.D202];[.E202];[.F202])+TIME([.G202];[.H202];[.I202])" office:value-type="date" office:date-value="2021-07-05T05:06:46" calcext:value-type="date">
            <text:p>05/07/21 05:06:46</text:p>
          </table:table-cell>
          <table:table-cell table:formula="of:=IF([.C202]&lt;&gt;&quot;&quot;;CONCATENATE(&quot;mogrify -rotate &quot;;ROUND([.N202];3);&quot; -background black &quot;;[.C202]);&quot;&quot;)" office:value-type="string" office:string-value="mogrify -rotate 40.017 -background black IMG_20210705_050646605.jpg" calcext:value-type="string">
            <text:p>mogrify -rotate 40.017 -background black IMG_20210705_050646605.jpg</text:p>
          </table:table-cell>
          <table:table-cell table:formula="of:=IF([.C202]&lt;&gt;&quot;&quot;;CONCATENATE(&quot;mogrify -crop &quot;;ROUND([.B$22]);&quot;x&quot;;ROUND([.B$23]);&quot;+&quot;;ROUND([.B$30]+[.B$33]-[.AL202]);&quot;+&quot;;ROUND([.B$31]+[.B$34]-[.AM202]);&quot; &quot;;[.C202]);&quot;&quot;)" office:value-type="string" office:string-value="mogrify -crop 2538x1941+2215+1096 IMG_20210705_050646605.jpg" calcext:value-type="string">
            <text:p>mogrify -crop 2538x1941+2215+1096 IMG_20210705_050646605.jpg</text:p>
          </table:table-cell>
          <table:table-cell/>
          <table:table-cell table:formula="of:=IF([.C202]&lt;&gt;&quot;&quot;;([.J202]-[.J$3])*360*[.B$35];0)" office:value-type="float" office:value="40.0166666673613" calcext:value-type="float">
            <text:p>40.0166666673613</text:p>
          </table:table-cell>
          <table:table-cell table:formula="of:=[.N202]/180*PI()" office:value-type="float" office:value="0.698422589018521" calcext:value-type="float">
            <text:p>0.698422589018521</text:p>
          </table:table-cell>
          <table:table-cell table:formula="of:=COS([.$O202])*([.P$3]-[.B$14])-SIN([.$O202])*([.Q$3]-[.B$15])" office:value-type="float" office:value="-428.802704927058" calcext:value-type="float">
            <text:p>-428.802704927058</text:p>
          </table:table-cell>
          <table:table-cell table:formula="of:=SIN([.$O202])*([.P$3]-[.B$14])+COS([.$O202])*([.Q$3]-[.B$15])" office:value-type="float" office:value="-33.5892876857858" calcext:value-type="float">
            <text:p>-33.5892876857858</text:p>
          </table:table-cell>
          <table:table-cell table:formula="of:=COS([.$O202])*([.R$3]-[.B$14])-SIN([.$O202])*([.S$3]-[.B$15])" office:value-type="float" office:value="-986.935745835778" calcext:value-type="float">
            <text:p>-986.935745835778</text:p>
          </table:table-cell>
          <table:table-cell table:formula="of:=SIN([.$O202])*([.R$3]-[.B$14])+COS([.$O202])*([.S$3]-[.B$15])" office:value-type="float" office:value="631.174962741375" calcext:value-type="float">
            <text:p>631.174962741375</text:p>
          </table:table-cell>
          <table:table-cell table:formula="of:=COS([.$O202])*([.T$3]-[.B$14])-SIN([.$O202])*([.U$3]-[.B$15])" office:value-type="float" office:value="456.528485733999" calcext:value-type="float">
            <text:p>456.528485733999</text:p>
          </table:table-cell>
          <table:table-cell table:formula="of:=SIN([.$O202])*([.T$3]-[.B$14])+COS([.$O202])*([.U$3]-[.B$15])" office:value-type="float" office:value="709.73075297145" calcext:value-type="float">
            <text:p>709.73075297145</text:p>
          </table:table-cell>
          <table:table-cell table:formula="of:=COS([.$O202])*([.V$3]-[.B$14])-SIN([.$O202])*([.W$3]-[.B$15])" office:value-type="float" office:value="-101.604555174721" calcext:value-type="float">
            <text:p>-101.604555174721</text:p>
          </table:table-cell>
          <table:table-cell table:formula="of:=SIN([.$O202])*([.V$3]-[.B$14])+COS([.$O202])*([.W$3]-[.B$15])" office:value-type="float" office:value="1374.49500339861" calcext:value-type="float">
            <text:p>1374.49500339861</text:p>
          </table:table-cell>
          <table:table-cell table:formula="of:=COS([.$O202])*([.X$3]-[.B$12]/2)-SIN([.$O202])*([.Y$3]-[.B$13]/2)" office:value-type="float" office:value="-163.599074876168" calcext:value-type="float">
            <text:p>-163.599074876168</text:p>
          </table:table-cell>
          <table:table-cell table:formula="of:=SIN([.$O202])*([.X$3]-[.B$12]/2)+COS([.$O202])*([.Y$3]-[.B$13]/2)" office:value-type="float" office:value="-704.042145542198" calcext:value-type="float">
            <text:p>-704.042145542198</text:p>
          </table:table-cell>
          <table:table-cell table:formula="of:=COS([.$O202])*([.Z$3]-[.B$12]/2)-SIN([.$O202])*([.AA$3]-[.B$13]/2)" office:value-type="float" office:value="-721.732115784889" calcext:value-type="float">
            <text:p>-721.732115784889</text:p>
          </table:table-cell>
          <table:table-cell table:formula="of:=SIN([.$O202])*([.Z$3]-[.B$12]/2)+COS([.$O202])*([.AA$3]-[.B$13]/2)" office:value-type="float" office:value="-39.2778951150377" calcext:value-type="float">
            <text:p>-39.2778951150377</text:p>
          </table:table-cell>
          <table:table-cell table:formula="of:=COS([.$O202])*([.AB$3]-[.B$12]/2)-SIN([.$O202])*([.AC$3]-[.B$13]/2)" office:value-type="float" office:value="721.732115784889" calcext:value-type="float">
            <text:p>721.732115784889</text:p>
          </table:table-cell>
          <table:table-cell table:formula="of:=SIN([.$O202])*([.AB$3]-[.B$12]/2)+COS([.$O202])*([.AC$3]-[.B$13]/2)" office:value-type="float" office:value="39.2778951150377" calcext:value-type="float">
            <text:p>39.2778951150377</text:p>
          </table:table-cell>
          <table:table-cell table:formula="of:=COS([.$O202])*([.AD$3]-[.B$12]/2)-SIN([.$O202])*([.AE$3]-[.B$13]/2)" office:value-type="float" office:value="163.599074876168" calcext:value-type="float">
            <text:p>163.599074876168</text:p>
          </table:table-cell>
          <table:table-cell table:formula="of:=SIN([.$O202])*([.AD$3]-[.B$12]/2)+COS([.$O202])*([.AE$3]-[.B$13]/2)" office:value-type="float" office:value="704.042145542198" calcext:value-type="float">
            <text:p>704.042145542198</text:p>
          </table:table-cell>
          <table:table-cell table:formula="of:=COS([.$O202])*([.AF$3]-[.B$12]/2)-SIN([.$O202])*([.AG$3]-[.B$13]/2)" office:value-type="float" office:value="265.20363005089" calcext:value-type="float">
            <text:p>265.20363005089</text:p>
          </table:table-cell>
          <table:table-cell table:formula="of:=SIN([.$O202])*([.AF$3]-[.B$12]/2)+COS([.$O202])*([.AG$3]-[.B$13]/2)" office:value-type="float" office:value="-670.452857856413" calcext:value-type="float">
            <text:p>-670.452857856413</text:p>
          </table:table-cell>
          <table:table-cell table:formula="of:=MIN([.X202];[.Z202];[.AB202];[.AD202])" office:value-type="float" office:value="-721.732115784889" calcext:value-type="float">
            <text:p>-721.732115784889</text:p>
          </table:table-cell>
          <table:table-cell table:formula="of:=MIN([.Y202];[.AA202];[.AC202];[.AE202])" office:value-type="float" office:value="-704.042145542198" calcext:value-type="float">
            <text:p>-704.042145542198</text:p>
          </table:table-cell>
          <table:table-cell table:formula="of:=[.AF202]-[.$AH202]" office:value-type="float" office:value="986.935745835778" calcext:value-type="float">
            <text:p>986.935745835778</text:p>
          </table:table-cell>
          <table:table-cell table:formula="of:=[.AG202]-[.$AI202]" office:value-type="float" office:value="33.5892876857857" calcext:value-type="float">
            <text:p>33.5892876857857</text:p>
          </table:table-cell>
          <table:table-cell table:formula="of:=[.AF$3]-[.AJ202]" office:value-type="float" office:value="-636.935745835778" calcext:value-type="float">
            <text:p>-636.935745835778</text:p>
          </table:table-cell>
          <table:table-cell table:formula="of:=[.AG$3]-[.AK202]" office:value-type="float" office:value="-283.589287685786" calcext:value-type="float">
            <text:p>-283.58928768578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0846695.jpg</text:p>
          </table:table-cell>
          <table:table-cell table:formula="of:=MID([.C203];5;4)" office:value-type="string" office:string-value="2021" calcext:value-type="string">
            <text:p>2021</text:p>
          </table:table-cell>
          <table:table-cell table:formula="of:=MID([.C203];9;2)" office:value-type="string" office:string-value="07" calcext:value-type="string">
            <text:p>07</text:p>
          </table:table-cell>
          <table:table-cell table:formula="of:=MID([.C203];11;2)" office:value-type="string" office:string-value="05" calcext:value-type="string">
            <text:p>05</text:p>
          </table:table-cell>
          <table:table-cell table:formula="of:=MID([.C203];14;2)" office:value-type="string" office:string-value="05" calcext:value-type="string">
            <text:p>05</text:p>
          </table:table-cell>
          <table:table-cell table:formula="of:=MID([.C203];16;2)" office:value-type="string" office:string-value="08" calcext:value-type="string">
            <text:p>08</text:p>
          </table:table-cell>
          <table:table-cell table:formula="of:=MID([.C203];18;2)" office:value-type="string" office:string-value="46" calcext:value-type="string">
            <text:p>46</text:p>
          </table:table-cell>
          <table:table-cell table:formula="of:=DATE([.D203];[.E203];[.F203])+TIME([.G203];[.H203];[.I203])" office:value-type="date" office:date-value="2021-07-05T05:08:46" calcext:value-type="date">
            <text:p>05/07/21 05:08:46</text:p>
          </table:table-cell>
          <table:table-cell table:formula="of:=IF([.C203]&lt;&gt;&quot;&quot;;CONCATENATE(&quot;mogrify -rotate &quot;;ROUND([.N203];3);&quot; -background black &quot;;[.C203]);&quot;&quot;)" office:value-type="string" office:string-value="mogrify -rotate 40.517 -background black IMG_20210705_050846695.jpg" calcext:value-type="string">
            <text:p>mogrify -rotate 40.517 -background black IMG_20210705_050846695.jpg</text:p>
          </table:table-cell>
          <table:table-cell table:formula="of:=IF([.C203]&lt;&gt;&quot;&quot;;CONCATENATE(&quot;mogrify -crop &quot;;ROUND([.B$22]);&quot;x&quot;;ROUND([.B$23]);&quot;+&quot;;ROUND([.B$30]+[.B$33]-[.AL203]);&quot;+&quot;;ROUND([.B$31]+[.B$34]-[.AM203]);&quot; &quot;;[.C203]);&quot;&quot;)" office:value-type="string" office:string-value="mogrify -crop 2538x1941+2221+1100 IMG_20210705_050846695.jpg" calcext:value-type="string">
            <text:p>mogrify -crop 2538x1941+2221+1100 IMG_20210705_050846695.jpg</text:p>
          </table:table-cell>
          <table:table-cell/>
          <table:table-cell table:formula="of:=IF([.C203]&lt;&gt;&quot;&quot;;([.J203]-[.J$3])*360*[.B$35];0)" office:value-type="float" office:value="40.5166666663718" calcext:value-type="float">
            <text:p>40.5166666663718</text:p>
          </table:table-cell>
          <table:table-cell table:formula="of:=[.N203]/180*PI()" office:value-type="float" office:value="0.707149235261222" calcext:value-type="float">
            <text:p>0.707149235261222</text:p>
          </table:table-cell>
          <table:table-cell table:formula="of:=COS([.$O203])*([.P$3]-[.B$14])-SIN([.$O203])*([.Q$3]-[.B$15])" office:value-type="float" office:value="-428.493259323269" calcext:value-type="float">
            <text:p>-428.493259323269</text:p>
          </table:table-cell>
          <table:table-cell table:formula="of:=SIN([.$O203])*([.P$3]-[.B$14])+COS([.$O203])*([.Q$3]-[.B$15])" office:value-type="float" office:value="-37.3299707275784" calcext:value-type="float">
            <text:p>-37.3299707275784</text:p>
          </table:table-cell>
          <table:table-cell table:formula="of:=COS([.$O203])*([.R$3]-[.B$14])-SIN([.$O203])*([.S$3]-[.B$15])" office:value-type="float" office:value="-992.406137054013" calcext:value-type="float">
            <text:p>-992.406137054013</text:p>
          </table:table-cell>
          <table:table-cell table:formula="of:=SIN([.$O203])*([.R$3]-[.B$14])+COS([.$O203])*([.S$3]-[.B$15])" office:value-type="float" office:value="622.538399729311" calcext:value-type="float">
            <text:p>622.538399729311</text:p>
          </table:table-cell>
          <table:table-cell table:formula="of:=COS([.$O203])*([.T$3]-[.B$14])-SIN([.$O203])*([.U$3]-[.B$15])" office:value-type="float" office:value="450.317611930377" calcext:value-type="float">
            <text:p>450.317611930377</text:p>
          </table:table-cell>
          <table:table-cell table:formula="of:=SIN([.$O203])*([.T$3]-[.B$14])+COS([.$O203])*([.U$3]-[.B$15])" office:value-type="float" office:value="713.687640628113" calcext:value-type="float">
            <text:p>713.687640628113</text:p>
          </table:table-cell>
          <table:table-cell table:formula="of:=COS([.$O203])*([.V$3]-[.B$14])-SIN([.$O203])*([.W$3]-[.B$15])" office:value-type="float" office:value="-113.595265800368" calcext:value-type="float">
            <text:p>-113.595265800368</text:p>
          </table:table-cell>
          <table:table-cell table:formula="of:=SIN([.$O203])*([.V$3]-[.B$14])+COS([.$O203])*([.W$3]-[.B$15])" office:value-type="float" office:value="1373.556011085" calcext:value-type="float">
            <text:p>1373.556011085</text:p>
          </table:table-cell>
          <table:table-cell table:formula="of:=COS([.$O203])*([.X$3]-[.B$12]/2)-SIN([.$O203])*([.Y$3]-[.B$13]/2)" office:value-type="float" office:value="-157.448996761451" calcext:value-type="float">
            <text:p>-157.448996761451</text:p>
          </table:table-cell>
          <table:table-cell table:formula="of:=SIN([.$O203])*([.X$3]-[.B$12]/2)+COS([.$O203])*([.Y$3]-[.B$13]/2)" office:value-type="float" office:value="-705.442990906291" calcext:value-type="float">
            <text:p>-705.442990906291</text:p>
          </table:table-cell>
          <table:table-cell table:formula="of:=COS([.$O203])*([.Z$3]-[.B$12]/2)-SIN([.$O203])*([.AA$3]-[.B$13]/2)" office:value-type="float" office:value="-721.361874492195" calcext:value-type="float">
            <text:p>-721.361874492195</text:p>
          </table:table-cell>
          <table:table-cell table:formula="of:=SIN([.$O203])*([.Z$3]-[.B$12]/2)+COS([.$O203])*([.AA$3]-[.B$13]/2)" office:value-type="float" office:value="-45.574620449401" calcext:value-type="float">
            <text:p>-45.574620449401</text:p>
          </table:table-cell>
          <table:table-cell table:formula="of:=COS([.$O203])*([.AB$3]-[.B$12]/2)-SIN([.$O203])*([.AC$3]-[.B$13]/2)" office:value-type="float" office:value="721.361874492195" calcext:value-type="float">
            <text:p>721.361874492195</text:p>
          </table:table-cell>
          <table:table-cell table:formula="of:=SIN([.$O203])*([.AB$3]-[.B$12]/2)+COS([.$O203])*([.AC$3]-[.B$13]/2)" office:value-type="float" office:value="45.574620449401" calcext:value-type="float">
            <text:p>45.574620449401</text:p>
          </table:table-cell>
          <table:table-cell table:formula="of:=COS([.$O203])*([.AD$3]-[.B$12]/2)-SIN([.$O203])*([.AE$3]-[.B$13]/2)" office:value-type="float" office:value="157.448996761451" calcext:value-type="float">
            <text:p>157.448996761451</text:p>
          </table:table-cell>
          <table:table-cell table:formula="of:=SIN([.$O203])*([.AD$3]-[.B$12]/2)+COS([.$O203])*([.AE$3]-[.B$13]/2)" office:value-type="float" office:value="705.442990906291" calcext:value-type="float">
            <text:p>705.442990906291</text:p>
          </table:table-cell>
          <table:table-cell table:formula="of:=COS([.$O203])*([.AF$3]-[.B$12]/2)-SIN([.$O203])*([.AG$3]-[.B$13]/2)" office:value-type="float" office:value="271.044262561818" calcext:value-type="float">
            <text:p>271.044262561818</text:p>
          </table:table-cell>
          <table:table-cell table:formula="of:=SIN([.$O203])*([.AF$3]-[.B$12]/2)+COS([.$O203])*([.AG$3]-[.B$13]/2)" office:value-type="float" office:value="-668.113020178712" calcext:value-type="float">
            <text:p>-668.113020178712</text:p>
          </table:table-cell>
          <table:table-cell table:formula="of:=MIN([.X203];[.Z203];[.AB203];[.AD203])" office:value-type="float" office:value="-721.361874492195" calcext:value-type="float">
            <text:p>-721.361874492195</text:p>
          </table:table-cell>
          <table:table-cell table:formula="of:=MIN([.Y203];[.AA203];[.AC203];[.AE203])" office:value-type="float" office:value="-705.442990906291" calcext:value-type="float">
            <text:p>-705.442990906291</text:p>
          </table:table-cell>
          <table:table-cell table:formula="of:=[.AF203]-[.$AH203]" office:value-type="float" office:value="992.406137054013" calcext:value-type="float">
            <text:p>992.406137054013</text:p>
          </table:table-cell>
          <table:table-cell table:formula="of:=[.AG203]-[.$AI203]" office:value-type="float" office:value="37.3299707275785" calcext:value-type="float">
            <text:p>37.3299707275785</text:p>
          </table:table-cell>
          <table:table-cell table:formula="of:=[.AF$3]-[.AJ203]" office:value-type="float" office:value="-642.406137054013" calcext:value-type="float">
            <text:p>-642.406137054013</text:p>
          </table:table-cell>
          <table:table-cell table:formula="of:=[.AG$3]-[.AK203]" office:value-type="float" office:value="-287.329970727578" calcext:value-type="float">
            <text:p>-287.32997072757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1046734.jpg</text:p>
          </table:table-cell>
          <table:table-cell table:formula="of:=MID([.C204];5;4)" office:value-type="string" office:string-value="2021" calcext:value-type="string">
            <text:p>2021</text:p>
          </table:table-cell>
          <table:table-cell table:formula="of:=MID([.C204];9;2)" office:value-type="string" office:string-value="07" calcext:value-type="string">
            <text:p>07</text:p>
          </table:table-cell>
          <table:table-cell table:formula="of:=MID([.C204];11;2)" office:value-type="string" office:string-value="05" calcext:value-type="string">
            <text:p>05</text:p>
          </table:table-cell>
          <table:table-cell table:formula="of:=MID([.C204];14;2)" office:value-type="string" office:string-value="05" calcext:value-type="string">
            <text:p>05</text:p>
          </table:table-cell>
          <table:table-cell table:formula="of:=MID([.C204];16;2)" office:value-type="string" office:string-value="10" calcext:value-type="string">
            <text:p>10</text:p>
          </table:table-cell>
          <table:table-cell table:formula="of:=MID([.C204];18;2)" office:value-type="string" office:string-value="46" calcext:value-type="string">
            <text:p>46</text:p>
          </table:table-cell>
          <table:table-cell table:formula="of:=DATE([.D204];[.E204];[.F204])+TIME([.G204];[.H204];[.I204])" office:value-type="date" office:date-value="2021-07-05T05:10:46" calcext:value-type="date">
            <text:p>05/07/21 05:10:46</text:p>
          </table:table-cell>
          <table:table-cell table:formula="of:=IF([.C204]&lt;&gt;&quot;&quot;;CONCATENATE(&quot;mogrify -rotate &quot;;ROUND([.N204];3);&quot; -background black &quot;;[.C204]);&quot;&quot;)" office:value-type="string" office:string-value="mogrify -rotate 41.017 -background black IMG_20210705_051046734.jpg" calcext:value-type="string">
            <text:p>mogrify -rotate 41.017 -background black IMG_20210705_051046734.jpg</text:p>
          </table:table-cell>
          <table:table-cell table:formula="of:=IF([.C204]&lt;&gt;&quot;&quot;;CONCATENATE(&quot;mogrify -crop &quot;;ROUND([.B$22]);&quot;x&quot;;ROUND([.B$23]);&quot;+&quot;;ROUND([.B$30]+[.B$33]-[.AL204]);&quot;+&quot;;ROUND([.B$31]+[.B$34]-[.AM204]);&quot; &quot;;[.C204]);&quot;&quot;)" office:value-type="string" office:string-value="mogrify -crop 2538x1941+2226+1104 IMG_20210705_051046734.jpg" calcext:value-type="string">
            <text:p>mogrify -crop 2538x1941+2226+1104 IMG_20210705_051046734.jpg</text:p>
          </table:table-cell>
          <table:table-cell/>
          <table:table-cell table:formula="of:=IF([.C204]&lt;&gt;&quot;&quot;;([.J204]-[.J$3])*360*[.B$35];0)" office:value-type="float" office:value="41.0166666653822" calcext:value-type="float">
            <text:p>41.0166666653822</text:p>
          </table:table-cell>
          <table:table-cell table:formula="of:=[.N204]/180*PI()" office:value-type="float" office:value="0.715875881503923" calcext:value-type="float">
            <text:p>0.715875881503923</text:p>
          </table:table-cell>
          <table:table-cell table:formula="of:=COS([.$O204])*([.P$3]-[.B$14])-SIN([.$O204])*([.Q$3]-[.B$15])" office:value-type="float" office:value="-428.151182298932" calcext:value-type="float">
            <text:p>-428.151182298932</text:p>
          </table:table-cell>
          <table:table-cell table:formula="of:=SIN([.$O204])*([.P$3]-[.B$14])+COS([.$O204])*([.Q$3]-[.B$15])" office:value-type="float" office:value="-41.0678109475826" calcext:value-type="float">
            <text:p>-41.0678109475826</text:p>
          </table:table-cell>
          <table:table-cell table:formula="of:=COS([.$O204])*([.R$3]-[.B$14])-SIN([.$O204])*([.S$3]-[.B$15])" office:value-type="float" office:value="-997.800952702954" calcext:value-type="float">
            <text:p>-997.800952702954</text:p>
          </table:table-cell>
          <table:table-cell table:formula="of:=SIN([.$O204])*([.R$3]-[.B$14])+COS([.$O204])*([.S$3]-[.B$15])" office:value-type="float" office:value="613.85442800804" calcext:value-type="float">
            <text:p>613.85442800804</text:p>
          </table:table-cell>
          <table:table-cell table:formula="of:=COS([.$O204])*([.T$3]-[.B$14])-SIN([.$O204])*([.U$3]-[.B$15])" office:value-type="float" office:value="444.072444697266" calcext:value-type="float">
            <text:p>444.072444697266</text:p>
          </table:table-cell>
          <table:table-cell table:formula="of:=SIN([.$O204])*([.T$3]-[.B$14])+COS([.$O204])*([.U$3]-[.B$15])" office:value-type="float" office:value="717.590178208003" calcext:value-type="float">
            <text:p>717.590178208003</text:p>
          </table:table-cell>
          <table:table-cell table:formula="of:=COS([.$O204])*([.V$3]-[.B$14])-SIN([.$O204])*([.W$3]-[.B$15])" office:value-type="float" office:value="-125.577325706755" calcext:value-type="float">
            <text:p>-125.577325706755</text:p>
          </table:table-cell>
          <table:table-cell table:formula="of:=SIN([.$O204])*([.V$3]-[.B$14])+COS([.$O204])*([.W$3]-[.B$15])" office:value-type="float" office:value="1372.51241716363" calcext:value-type="float">
            <text:p>1372.51241716363</text:p>
          </table:table-cell>
          <table:table-cell table:formula="of:=COS([.$O204])*([.X$3]-[.B$12]/2)-SIN([.$O204])*([.Y$3]-[.B$13]/2)" office:value-type="float" office:value="-151.286928296089" calcext:value-type="float">
            <text:p>-151.286928296089</text:p>
          </table:table-cell>
          <table:table-cell table:formula="of:=SIN([.$O204])*([.X$3]-[.B$12]/2)+COS([.$O204])*([.Y$3]-[.B$13]/2)" office:value-type="float" office:value="-706.790114055604" calcext:value-type="float">
            <text:p>-706.790114055604</text:p>
          </table:table-cell>
          <table:table-cell table:formula="of:=COS([.$O204])*([.Z$3]-[.B$12]/2)-SIN([.$O204])*([.AA$3]-[.B$13]/2)" office:value-type="float" office:value="-720.93669870011" calcext:value-type="float">
            <text:p>-720.93669870011</text:p>
          </table:table-cell>
          <table:table-cell table:formula="of:=SIN([.$O204])*([.Z$3]-[.B$12]/2)+COS([.$O204])*([.AA$3]-[.B$13]/2)" office:value-type="float" office:value="-51.8678750999815" calcext:value-type="float">
            <text:p>-51.8678750999815</text:p>
          </table:table-cell>
          <table:table-cell table:formula="of:=COS([.$O204])*([.AB$3]-[.B$12]/2)-SIN([.$O204])*([.AC$3]-[.B$13]/2)" office:value-type="float" office:value="720.93669870011" calcext:value-type="float">
            <text:p>720.93669870011</text:p>
          </table:table-cell>
          <table:table-cell table:formula="of:=SIN([.$O204])*([.AB$3]-[.B$12]/2)+COS([.$O204])*([.AC$3]-[.B$13]/2)" office:value-type="float" office:value="51.8678750999815" calcext:value-type="float">
            <text:p>51.8678750999815</text:p>
          </table:table-cell>
          <table:table-cell table:formula="of:=COS([.$O204])*([.AD$3]-[.B$12]/2)-SIN([.$O204])*([.AE$3]-[.B$13]/2)" office:value-type="float" office:value="151.286928296089" calcext:value-type="float">
            <text:p>151.286928296089</text:p>
          </table:table-cell>
          <table:table-cell table:formula="of:=SIN([.$O204])*([.AD$3]-[.B$12]/2)+COS([.$O204])*([.AE$3]-[.B$13]/2)" office:value-type="float" office:value="706.790114055604" calcext:value-type="float">
            <text:p>706.790114055604</text:p>
          </table:table-cell>
          <table:table-cell table:formula="of:=COS([.$O204])*([.AF$3]-[.B$12]/2)-SIN([.$O204])*([.AG$3]-[.B$13]/2)" office:value-type="float" office:value="276.864254002844" calcext:value-type="float">
            <text:p>276.864254002844</text:p>
          </table:table-cell>
          <table:table-cell table:formula="of:=SIN([.$O204])*([.AF$3]-[.B$12]/2)+COS([.$O204])*([.AG$3]-[.B$13]/2)" office:value-type="float" office:value="-665.722303108022" calcext:value-type="float">
            <text:p>-665.722303108022</text:p>
          </table:table-cell>
          <table:table-cell table:formula="of:=MIN([.X204];[.Z204];[.AB204];[.AD204])" office:value-type="float" office:value="-720.93669870011" calcext:value-type="float">
            <text:p>-720.93669870011</text:p>
          </table:table-cell>
          <table:table-cell table:formula="of:=MIN([.Y204];[.AA204];[.AC204];[.AE204])" office:value-type="float" office:value="-706.790114055604" calcext:value-type="float">
            <text:p>-706.790114055604</text:p>
          </table:table-cell>
          <table:table-cell table:formula="of:=[.AF204]-[.$AH204]" office:value-type="float" office:value="997.800952702954" calcext:value-type="float">
            <text:p>997.800952702954</text:p>
          </table:table-cell>
          <table:table-cell table:formula="of:=[.AG204]-[.$AI204]" office:value-type="float" office:value="41.0678109475826" calcext:value-type="float">
            <text:p>41.0678109475826</text:p>
          </table:table-cell>
          <table:table-cell table:formula="of:=[.AF$3]-[.AJ204]" office:value-type="float" office:value="-647.800952702954" calcext:value-type="float">
            <text:p>-647.800952702954</text:p>
          </table:table-cell>
          <table:table-cell table:formula="of:=[.AG$3]-[.AK204]" office:value-type="float" office:value="-291.067810947583" calcext:value-type="float">
            <text:p>-291.06781094758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1246792.jpg</text:p>
          </table:table-cell>
          <table:table-cell table:formula="of:=MID([.C205];5;4)" office:value-type="string" office:string-value="2021" calcext:value-type="string">
            <text:p>2021</text:p>
          </table:table-cell>
          <table:table-cell table:formula="of:=MID([.C205];9;2)" office:value-type="string" office:string-value="07" calcext:value-type="string">
            <text:p>07</text:p>
          </table:table-cell>
          <table:table-cell table:formula="of:=MID([.C205];11;2)" office:value-type="string" office:string-value="05" calcext:value-type="string">
            <text:p>05</text:p>
          </table:table-cell>
          <table:table-cell table:formula="of:=MID([.C205];14;2)" office:value-type="string" office:string-value="05" calcext:value-type="string">
            <text:p>05</text:p>
          </table:table-cell>
          <table:table-cell table:formula="of:=MID([.C205];16;2)" office:value-type="string" office:string-value="12" calcext:value-type="string">
            <text:p>12</text:p>
          </table:table-cell>
          <table:table-cell table:formula="of:=MID([.C205];18;2)" office:value-type="string" office:string-value="46" calcext:value-type="string">
            <text:p>46</text:p>
          </table:table-cell>
          <table:table-cell table:formula="of:=DATE([.D205];[.E205];[.F205])+TIME([.G205];[.H205];[.I205])" office:value-type="date" office:date-value="2021-07-05T05:12:46" calcext:value-type="date">
            <text:p>05/07/21 05:12:46</text:p>
          </table:table-cell>
          <table:table-cell table:formula="of:=IF([.C205]&lt;&gt;&quot;&quot;;CONCATENATE(&quot;mogrify -rotate &quot;;ROUND([.N205];3);&quot; -background black &quot;;[.C205]);&quot;&quot;)" office:value-type="string" office:string-value="mogrify -rotate 41.517 -background black IMG_20210705_051246792.jpg" calcext:value-type="string">
            <text:p>mogrify -rotate 41.517 -background black IMG_20210705_051246792.jpg</text:p>
          </table:table-cell>
          <table:table-cell table:formula="of:=IF([.C205]&lt;&gt;&quot;&quot;;CONCATENATE(&quot;mogrify -crop &quot;;ROUND([.B$22]);&quot;x&quot;;ROUND([.B$23]);&quot;+&quot;;ROUND([.B$30]+[.B$33]-[.AL205]);&quot;+&quot;;ROUND([.B$31]+[.B$34]-[.AM205]);&quot; &quot;;[.C205]);&quot;&quot;)" office:value-type="string" office:string-value="mogrify -crop 2538x1941+2231+1107 IMG_20210705_051246792.jpg" calcext:value-type="string">
            <text:p>mogrify -crop 2538x1941+2231+1107 IMG_20210705_051246792.jpg</text:p>
          </table:table-cell>
          <table:table-cell/>
          <table:table-cell table:formula="of:=IF([.C205]&lt;&gt;&quot;&quot;;([.J205]-[.J$3])*360*[.B$35];0)" office:value-type="float" office:value="41.516666667012" calcext:value-type="float">
            <text:p>41.516666667012</text:p>
          </table:table-cell>
          <table:table-cell table:formula="of:=[.N205]/180*PI()" office:value-type="float" office:value="0.72460252779234" calcext:value-type="float">
            <text:p>0.72460252779234</text:p>
          </table:table-cell>
          <table:table-cell table:formula="of:=COS([.$O205])*([.P$3]-[.B$14])-SIN([.$O205])*([.Q$3]-[.B$15])" office:value-type="float" office:value="-427.77649990249" calcext:value-type="float">
            <text:p>-427.77649990249</text:p>
          </table:table-cell>
          <table:table-cell table:formula="of:=SIN([.$O205])*([.P$3]-[.B$14])+COS([.$O205])*([.Q$3]-[.B$15])" office:value-type="float" office:value="-44.8025237143513" calcext:value-type="float">
            <text:p>-44.8025237143513</text:p>
          </table:table-cell>
          <table:table-cell table:formula="of:=COS([.$O205])*([.R$3]-[.B$14])-SIN([.$O205])*([.S$3]-[.B$15])" office:value-type="float" office:value="-1003.11978197417" calcext:value-type="float">
            <text:p>-1003.11978197417</text:p>
          </table:table-cell>
          <table:table-cell table:formula="of:=SIN([.$O205])*([.R$3]-[.B$14])+COS([.$O205])*([.S$3]-[.B$15])" office:value-type="float" office:value="605.123708849769" calcext:value-type="float">
            <text:p>605.123708849769</text:p>
          </table:table-cell>
          <table:table-cell table:formula="of:=COS([.$O205])*([.T$3]-[.B$14])-SIN([.$O205])*([.U$3]-[.B$15])" office:value-type="float" office:value="437.793459595347" calcext:value-type="float">
            <text:p>437.793459595347</text:p>
          </table:table-cell>
          <table:table-cell table:formula="of:=SIN([.$O205])*([.T$3]-[.B$14])+COS([.$O205])*([.U$3]-[.B$15])" office:value-type="float" office:value="721.43806853779" calcext:value-type="float">
            <text:p>721.43806853779</text:p>
          </table:table-cell>
          <table:table-cell table:formula="of:=COS([.$O205])*([.V$3]-[.B$14])-SIN([.$O205])*([.W$3]-[.B$15])" office:value-type="float" office:value="-137.54982247633" calcext:value-type="float">
            <text:p>-137.54982247633</text:p>
          </table:table-cell>
          <table:table-cell table:formula="of:=SIN([.$O205])*([.V$3]-[.B$14])+COS([.$O205])*([.W$3]-[.B$15])" office:value-type="float" office:value="1371.36430110191" calcext:value-type="float">
            <text:p>1371.36430110191</text:p>
          </table:table-cell>
          <table:table-cell table:formula="of:=COS([.$O205])*([.X$3]-[.B$12]/2)-SIN([.$O205])*([.Y$3]-[.B$13]/2)" office:value-type="float" office:value="-145.11333871308" calcext:value-type="float">
            <text:p>-145.11333871308</text:p>
          </table:table-cell>
          <table:table-cell table:formula="of:=SIN([.$O205])*([.X$3]-[.B$12]/2)+COS([.$O205])*([.Y$3]-[.B$13]/2)" office:value-type="float" office:value="-708.083412408131" calcext:value-type="float">
            <text:p>-708.083412408131</text:p>
          </table:table-cell>
          <table:table-cell table:formula="of:=COS([.$O205])*([.Z$3]-[.B$12]/2)-SIN([.$O205])*([.AA$3]-[.B$13]/2)" office:value-type="float" office:value="-720.456620784757" calcext:value-type="float">
            <text:p>-720.456620784757</text:p>
          </table:table-cell>
          <table:table-cell table:formula="of:=SIN([.$O205])*([.Z$3]-[.B$12]/2)+COS([.$O205])*([.AA$3]-[.B$13]/2)" office:value-type="float" office:value="-58.1571798440106" calcext:value-type="float">
            <text:p>-58.1571798440106</text:p>
          </table:table-cell>
          <table:table-cell table:formula="of:=COS([.$O205])*([.AB$3]-[.B$12]/2)-SIN([.$O205])*([.AC$3]-[.B$13]/2)" office:value-type="float" office:value="720.456620784757" calcext:value-type="float">
            <text:p>720.456620784757</text:p>
          </table:table-cell>
          <table:table-cell table:formula="of:=SIN([.$O205])*([.AB$3]-[.B$12]/2)+COS([.$O205])*([.AC$3]-[.B$13]/2)" office:value-type="float" office:value="58.1571798440106" calcext:value-type="float">
            <text:p>58.1571798440106</text:p>
          </table:table-cell>
          <table:table-cell table:formula="of:=COS([.$O205])*([.AD$3]-[.B$12]/2)-SIN([.$O205])*([.AE$3]-[.B$13]/2)" office:value-type="float" office:value="145.11333871308" calcext:value-type="float">
            <text:p>145.11333871308</text:p>
          </table:table-cell>
          <table:table-cell table:formula="of:=SIN([.$O205])*([.AD$3]-[.B$12]/2)+COS([.$O205])*([.AE$3]-[.B$13]/2)" office:value-type="float" office:value="708.083412408131" calcext:value-type="float">
            <text:p>708.083412408131</text:p>
          </table:table-cell>
          <table:table-cell table:formula="of:=COS([.$O205])*([.AF$3]-[.B$12]/2)-SIN([.$O205])*([.AG$3]-[.B$13]/2)" office:value-type="float" office:value="282.66316118941" calcext:value-type="float">
            <text:p>282.66316118941</text:p>
          </table:table-cell>
          <table:table-cell table:formula="of:=SIN([.$O205])*([.AF$3]-[.B$12]/2)+COS([.$O205])*([.AG$3]-[.B$13]/2)" office:value-type="float" office:value="-663.280888693779" calcext:value-type="float">
            <text:p>-663.280888693779</text:p>
          </table:table-cell>
          <table:table-cell table:formula="of:=MIN([.X205];[.Z205];[.AB205];[.AD205])" office:value-type="float" office:value="-720.456620784757" calcext:value-type="float">
            <text:p>-720.456620784757</text:p>
          </table:table-cell>
          <table:table-cell table:formula="of:=MIN([.Y205];[.AA205];[.AC205];[.AE205])" office:value-type="float" office:value="-708.083412408131" calcext:value-type="float">
            <text:p>-708.083412408131</text:p>
          </table:table-cell>
          <table:table-cell table:formula="of:=[.AF205]-[.$AH205]" office:value-type="float" office:value="1003.11978197417" calcext:value-type="float">
            <text:p>1003.11978197417</text:p>
          </table:table-cell>
          <table:table-cell table:formula="of:=[.AG205]-[.$AI205]" office:value-type="float" office:value="44.8025237143513" calcext:value-type="float">
            <text:p>44.8025237143513</text:p>
          </table:table-cell>
          <table:table-cell table:formula="of:=[.AF$3]-[.AJ205]" office:value-type="float" office:value="-653.119781974167" calcext:value-type="float">
            <text:p>-653.119781974167</text:p>
          </table:table-cell>
          <table:table-cell table:formula="of:=[.AG$3]-[.AK205]" office:value-type="float" office:value="-294.802523714351" calcext:value-type="float">
            <text:p>-294.80252371435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1446864.jpg</text:p>
          </table:table-cell>
          <table:table-cell table:formula="of:=MID([.C206];5;4)" office:value-type="string" office:string-value="2021" calcext:value-type="string">
            <text:p>2021</text:p>
          </table:table-cell>
          <table:table-cell table:formula="of:=MID([.C206];9;2)" office:value-type="string" office:string-value="07" calcext:value-type="string">
            <text:p>07</text:p>
          </table:table-cell>
          <table:table-cell table:formula="of:=MID([.C206];11;2)" office:value-type="string" office:string-value="05" calcext:value-type="string">
            <text:p>05</text:p>
          </table:table-cell>
          <table:table-cell table:formula="of:=MID([.C206];14;2)" office:value-type="string" office:string-value="05" calcext:value-type="string">
            <text:p>05</text:p>
          </table:table-cell>
          <table:table-cell table:formula="of:=MID([.C206];16;2)" office:value-type="string" office:string-value="14" calcext:value-type="string">
            <text:p>14</text:p>
          </table:table-cell>
          <table:table-cell table:formula="of:=MID([.C206];18;2)" office:value-type="string" office:string-value="46" calcext:value-type="string">
            <text:p>46</text:p>
          </table:table-cell>
          <table:table-cell table:formula="of:=DATE([.D206];[.E206];[.F206])+TIME([.G206];[.H206];[.I206])" office:value-type="date" office:date-value="2021-07-05T05:14:46" calcext:value-type="date">
            <text:p>05/07/21 05:14:46</text:p>
          </table:table-cell>
          <table:table-cell table:formula="of:=IF([.C206]&lt;&gt;&quot;&quot;;CONCATENATE(&quot;mogrify -rotate &quot;;ROUND([.N206];3);&quot; -background black &quot;;[.C206]);&quot;&quot;)" office:value-type="string" office:string-value="mogrify -rotate 42.017 -background black IMG_20210705_051446864.jpg" calcext:value-type="string">
            <text:p>mogrify -rotate 42.017 -background black IMG_20210705_051446864.jpg</text:p>
          </table:table-cell>
          <table:table-cell table:formula="of:=IF([.C206]&lt;&gt;&quot;&quot;;CONCATENATE(&quot;mogrify -crop &quot;;ROUND([.B$22]);&quot;x&quot;;ROUND([.B$23]);&quot;+&quot;;ROUND([.B$30]+[.B$33]-[.AL206]);&quot;+&quot;;ROUND([.B$31]+[.B$34]-[.AM206]);&quot; &quot;;[.C206]);&quot;&quot;)" office:value-type="string" office:string-value="mogrify -crop 2538x1941+2237+1111 IMG_20210705_051446864.jpg" calcext:value-type="string">
            <text:p>mogrify -crop 2538x1941+2237+1111 IMG_20210705_051446864.jpg</text:p>
          </table:table-cell>
          <table:table-cell/>
          <table:table-cell table:formula="of:=IF([.C206]&lt;&gt;&quot;&quot;;([.J206]-[.J$3])*360*[.B$35];0)" office:value-type="float" office:value="42.0166666660225" calcext:value-type="float">
            <text:p>42.0166666660225</text:p>
          </table:table-cell>
          <table:table-cell table:formula="of:=[.N206]/180*PI()" office:value-type="float" office:value="0.733329174035041" calcext:value-type="float">
            <text:p>0.733329174035041</text:p>
          </table:table-cell>
          <table:table-cell table:formula="of:=COS([.$O206])*([.P$3]-[.B$14])-SIN([.$O206])*([.Q$3]-[.B$15])" office:value-type="float" office:value="-427.369240671382" calcext:value-type="float">
            <text:p>-427.369240671382</text:p>
          </table:table-cell>
          <table:table-cell table:formula="of:=SIN([.$O206])*([.P$3]-[.B$14])+COS([.$O206])*([.Q$3]-[.B$15])" office:value-type="float" office:value="-48.5338245759191" calcext:value-type="float">
            <text:p>-48.5338245759191</text:p>
          </table:table-cell>
          <table:table-cell table:formula="of:=COS([.$O206])*([.R$3]-[.B$14])-SIN([.$O206])*([.S$3]-[.B$15])" office:value-type="float" office:value="-1008.36221976249" calcext:value-type="float">
            <text:p>-1008.36221976249</text:p>
          </table:table-cell>
          <table:table-cell table:formula="of:=SIN([.$O206])*([.R$3]-[.B$14])+COS([.$O206])*([.S$3]-[.B$15])" office:value-type="float" office:value="596.346907224035" calcext:value-type="float">
            <text:p>596.346907224035</text:p>
          </table:table-cell>
          <table:table-cell table:formula="of:=COS([.$O206])*([.T$3]-[.B$14])-SIN([.$O206])*([.U$3]-[.B$15])" office:value-type="float" office:value="431.481134859432" calcext:value-type="float">
            <text:p>431.481134859432</text:p>
          </table:table-cell>
          <table:table-cell table:formula="of:=SIN([.$O206])*([.T$3]-[.B$14])+COS([.$O206])*([.U$3]-[.B$15])" office:value-type="float" office:value="725.231018545413" calcext:value-type="float">
            <text:p>725.231018545413</text:p>
          </table:table-cell>
          <table:table-cell table:formula="of:=COS([.$O206])*([.V$3]-[.B$14])-SIN([.$O206])*([.W$3]-[.B$15])" office:value-type="float" office:value="-149.511844231672" calcext:value-type="float">
            <text:p>-149.511844231672</text:p>
          </table:table-cell>
          <table:table-cell table:formula="of:=SIN([.$O206])*([.V$3]-[.B$14])+COS([.$O206])*([.W$3]-[.B$15])" office:value-type="float" office:value="1370.11175034537" calcext:value-type="float">
            <text:p>1370.11175034537</text:p>
          </table:table-cell>
          <table:table-cell table:formula="of:=COS([.$O206])*([.X$3]-[.B$12]/2)-SIN([.$O206])*([.Y$3]-[.B$13]/2)" office:value-type="float" office:value="-138.928698219855" calcext:value-type="float">
            <text:p>-138.928698219855</text:p>
          </table:table-cell>
          <table:table-cell table:formula="of:=SIN([.$O206])*([.X$3]-[.B$12]/2)+COS([.$O206])*([.Y$3]-[.B$13]/2)" office:value-type="float" office:value="-709.322787460643" calcext:value-type="float">
            <text:p>-709.322787460643</text:p>
          </table:table-cell>
          <table:table-cell table:formula="of:=COS([.$O206])*([.Z$3]-[.B$12]/2)-SIN([.$O206])*([.AA$3]-[.B$13]/2)" office:value-type="float" office:value="-719.921677310959" calcext:value-type="float">
            <text:p>-719.921677310959</text:p>
          </table:table-cell>
          <table:table-cell table:formula="of:=SIN([.$O206])*([.Z$3]-[.B$12]/2)+COS([.$O206])*([.AA$3]-[.B$13]/2)" office:value-type="float" office:value="-64.4420556606889" calcext:value-type="float">
            <text:p>-64.4420556606889</text:p>
          </table:table-cell>
          <table:table-cell table:formula="of:=COS([.$O206])*([.AB$3]-[.B$12]/2)-SIN([.$O206])*([.AC$3]-[.B$13]/2)" office:value-type="float" office:value="719.921677310959" calcext:value-type="float">
            <text:p>719.921677310959</text:p>
          </table:table-cell>
          <table:table-cell table:formula="of:=SIN([.$O206])*([.AB$3]-[.B$12]/2)+COS([.$O206])*([.AC$3]-[.B$13]/2)" office:value-type="float" office:value="64.4420556606889" calcext:value-type="float">
            <text:p>64.4420556606889</text:p>
          </table:table-cell>
          <table:table-cell table:formula="of:=COS([.$O206])*([.AD$3]-[.B$12]/2)-SIN([.$O206])*([.AE$3]-[.B$13]/2)" office:value-type="float" office:value="138.928698219855" calcext:value-type="float">
            <text:p>138.928698219855</text:p>
          </table:table-cell>
          <table:table-cell table:formula="of:=SIN([.$O206])*([.AD$3]-[.B$12]/2)+COS([.$O206])*([.AE$3]-[.B$13]/2)" office:value-type="float" office:value="709.322787460643" calcext:value-type="float">
            <text:p>709.322787460643</text:p>
          </table:table-cell>
          <table:table-cell table:formula="of:=COS([.$O206])*([.AF$3]-[.B$12]/2)-SIN([.$O206])*([.AG$3]-[.B$13]/2)" office:value-type="float" office:value="288.440542451527" calcext:value-type="float">
            <text:p>288.440542451527</text:p>
          </table:table-cell>
          <table:table-cell table:formula="of:=SIN([.$O206])*([.AF$3]-[.B$12]/2)+COS([.$O206])*([.AG$3]-[.B$13]/2)" office:value-type="float" office:value="-660.788962884724" calcext:value-type="float">
            <text:p>-660.788962884724</text:p>
          </table:table-cell>
          <table:table-cell table:formula="of:=MIN([.X206];[.Z206];[.AB206];[.AD206])" office:value-type="float" office:value="-719.921677310959" calcext:value-type="float">
            <text:p>-719.921677310959</text:p>
          </table:table-cell>
          <table:table-cell table:formula="of:=MIN([.Y206];[.AA206];[.AC206];[.AE206])" office:value-type="float" office:value="-709.322787460643" calcext:value-type="float">
            <text:p>-709.322787460643</text:p>
          </table:table-cell>
          <table:table-cell table:formula="of:=[.AF206]-[.$AH206]" office:value-type="float" office:value="1008.36221976249" calcext:value-type="float">
            <text:p>1008.36221976249</text:p>
          </table:table-cell>
          <table:table-cell table:formula="of:=[.AG206]-[.$AI206]" office:value-type="float" office:value="48.5338245759192" calcext:value-type="float">
            <text:p>48.5338245759192</text:p>
          </table:table-cell>
          <table:table-cell table:formula="of:=[.AF$3]-[.AJ206]" office:value-type="float" office:value="-658.362219762486" calcext:value-type="float">
            <text:p>-658.362219762486</text:p>
          </table:table-cell>
          <table:table-cell table:formula="of:=[.AG$3]-[.AK206]" office:value-type="float" office:value="-298.533824575919" calcext:value-type="float">
            <text:p>-298.53382457591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1646890.jpg</text:p>
          </table:table-cell>
          <table:table-cell table:formula="of:=MID([.C207];5;4)" office:value-type="string" office:string-value="2021" calcext:value-type="string">
            <text:p>2021</text:p>
          </table:table-cell>
          <table:table-cell table:formula="of:=MID([.C207];9;2)" office:value-type="string" office:string-value="07" calcext:value-type="string">
            <text:p>07</text:p>
          </table:table-cell>
          <table:table-cell table:formula="of:=MID([.C207];11;2)" office:value-type="string" office:string-value="05" calcext:value-type="string">
            <text:p>05</text:p>
          </table:table-cell>
          <table:table-cell table:formula="of:=MID([.C207];14;2)" office:value-type="string" office:string-value="05" calcext:value-type="string">
            <text:p>05</text:p>
          </table:table-cell>
          <table:table-cell table:formula="of:=MID([.C207];16;2)" office:value-type="string" office:string-value="16" calcext:value-type="string">
            <text:p>16</text:p>
          </table:table-cell>
          <table:table-cell table:formula="of:=MID([.C207];18;2)" office:value-type="string" office:string-value="46" calcext:value-type="string">
            <text:p>46</text:p>
          </table:table-cell>
          <table:table-cell table:formula="of:=DATE([.D207];[.E207];[.F207])+TIME([.G207];[.H207];[.I207])" office:value-type="date" office:date-value="2021-07-05T05:16:46" calcext:value-type="date">
            <text:p>05/07/21 05:16:46</text:p>
          </table:table-cell>
          <table:table-cell table:formula="of:=IF([.C207]&lt;&gt;&quot;&quot;;CONCATENATE(&quot;mogrify -rotate &quot;;ROUND([.N207];3);&quot; -background black &quot;;[.C207]);&quot;&quot;)" office:value-type="string" office:string-value="mogrify -rotate 42.517 -background black IMG_20210705_051646890.jpg" calcext:value-type="string">
            <text:p>mogrify -rotate 42.517 -background black IMG_20210705_051646890.jpg</text:p>
          </table:table-cell>
          <table:table-cell table:formula="of:=IF([.C207]&lt;&gt;&quot;&quot;;CONCATENATE(&quot;mogrify -crop &quot;;ROUND([.B$22]);&quot;x&quot;;ROUND([.B$23]);&quot;+&quot;;ROUND([.B$30]+[.B$33]-[.AL207]);&quot;+&quot;;ROUND([.B$31]+[.B$34]-[.AM207]);&quot; &quot;;[.C207]);&quot;&quot;)" office:value-type="string" office:string-value="mogrify -crop 2538x1941+2242+1115 IMG_20210705_051646890.jpg" calcext:value-type="string">
            <text:p>mogrify -crop 2538x1941+2242+1115 IMG_20210705_051646890.jpg</text:p>
          </table:table-cell>
          <table:table-cell/>
          <table:table-cell table:formula="of:=IF([.C207]&lt;&gt;&quot;&quot;;([.J207]-[.J$3])*360*[.B$35];0)" office:value-type="float" office:value="42.5166666676523" calcext:value-type="float">
            <text:p>42.5166666676523</text:p>
          </table:table-cell>
          <table:table-cell table:formula="of:=[.N207]/180*PI()" office:value-type="float" office:value="0.742055820323459" calcext:value-type="float">
            <text:p>0.742055820323459</text:p>
          </table:table-cell>
          <table:table-cell table:formula="of:=COS([.$O207])*([.P$3]-[.B$14])-SIN([.$O207])*([.Q$3]-[.B$15])" office:value-type="float" office:value="-426.92943561571" calcext:value-type="float">
            <text:p>-426.92943561571</text:p>
          </table:table-cell>
          <table:table-cell table:formula="of:=SIN([.$O207])*([.P$3]-[.B$14])+COS([.$O207])*([.Q$3]-[.B$15])" office:value-type="float" office:value="-52.2614294183715" calcext:value-type="float">
            <text:p>-52.2614294183715</text:p>
          </table:table-cell>
          <table:table-cell table:formula="of:=COS([.$O207])*([.R$3]-[.B$14])-SIN([.$O207])*([.S$3]-[.B$15])" office:value-type="float" office:value="-1013.5278668909" calcext:value-type="float">
            <text:p>-1013.5278668909</text:p>
          </table:table-cell>
          <table:table-cell table:formula="of:=SIN([.$O207])*([.R$3]-[.B$14])+COS([.$O207])*([.S$3]-[.B$15])" office:value-type="float" office:value="587.52469142631" calcext:value-type="float">
            <text:p>587.52469142631</text:p>
          </table:table-cell>
          <table:table-cell table:formula="of:=COS([.$O207])*([.T$3]-[.B$14])-SIN([.$O207])*([.U$3]-[.B$15])" office:value-type="float" office:value="425.135951131354" calcext:value-type="float">
            <text:p>425.135951131354</text:p>
          </table:table-cell>
          <table:table-cell table:formula="of:=SIN([.$O207])*([.T$3]-[.B$14])+COS([.$O207])*([.U$3]-[.B$15])" office:value-type="float" office:value="728.968739422781" calcext:value-type="float">
            <text:p>728.968739422781</text:p>
          </table:table-cell>
          <table:table-cell table:formula="of:=COS([.$O207])*([.V$3]-[.B$14])-SIN([.$O207])*([.W$3]-[.B$15])" office:value-type="float" office:value="-161.462480143837" calcext:value-type="float">
            <text:p>-161.462480143837</text:p>
          </table:table-cell>
          <table:table-cell table:formula="of:=SIN([.$O207])*([.V$3]-[.B$14])+COS([.$O207])*([.W$3]-[.B$15])" office:value-type="float" office:value="1368.75486026746" calcext:value-type="float">
            <text:p>1368.75486026746</text:p>
          </table:table-cell>
          <table:table-cell table:formula="of:=COS([.$O207])*([.X$3]-[.B$12]/2)-SIN([.$O207])*([.Y$3]-[.B$13]/2)" office:value-type="float" office:value="-132.733477735937" calcext:value-type="float">
            <text:p>-132.733477735937</text:p>
          </table:table-cell>
          <table:table-cell table:formula="of:=SIN([.$O207])*([.X$3]-[.B$12]/2)+COS([.$O207])*([.Y$3]-[.B$13]/2)" office:value-type="float" office:value="-710.508144842917" calcext:value-type="float">
            <text:p>-710.508144842917</text:p>
          </table:table-cell>
          <table:table-cell table:formula="of:=COS([.$O207])*([.Z$3]-[.B$12]/2)-SIN([.$O207])*([.AA$3]-[.B$13]/2)" office:value-type="float" office:value="-719.331909011128" calcext:value-type="float">
            <text:p>-719.331909011128</text:p>
          </table:table-cell>
          <table:table-cell table:formula="of:=SIN([.$O207])*([.Z$3]-[.B$12]/2)+COS([.$O207])*([.AA$3]-[.B$13]/2)" office:value-type="float" office:value="-70.7220239982357" calcext:value-type="float">
            <text:p>-70.7220239982357</text:p>
          </table:table-cell>
          <table:table-cell table:formula="of:=COS([.$O207])*([.AB$3]-[.B$12]/2)-SIN([.$O207])*([.AC$3]-[.B$13]/2)" office:value-type="float" office:value="719.331909011128" calcext:value-type="float">
            <text:p>719.331909011128</text:p>
          </table:table-cell>
          <table:table-cell table:formula="of:=SIN([.$O207])*([.AB$3]-[.B$12]/2)+COS([.$O207])*([.AC$3]-[.B$13]/2)" office:value-type="float" office:value="70.7220239982357" calcext:value-type="float">
            <text:p>70.7220239982357</text:p>
          </table:table-cell>
          <table:table-cell table:formula="of:=COS([.$O207])*([.AD$3]-[.B$12]/2)-SIN([.$O207])*([.AE$3]-[.B$13]/2)" office:value-type="float" office:value="132.733477735937" calcext:value-type="float">
            <text:p>132.733477735937</text:p>
          </table:table-cell>
          <table:table-cell table:formula="of:=SIN([.$O207])*([.AD$3]-[.B$12]/2)+COS([.$O207])*([.AE$3]-[.B$13]/2)" office:value-type="float" office:value="710.508144842917" calcext:value-type="float">
            <text:p>710.508144842917</text:p>
          </table:table-cell>
          <table:table-cell table:formula="of:=COS([.$O207])*([.AF$3]-[.B$12]/2)-SIN([.$O207])*([.AG$3]-[.B$13]/2)" office:value-type="float" office:value="294.195957879773" calcext:value-type="float">
            <text:p>294.195957879773</text:p>
          </table:table-cell>
          <table:table-cell table:formula="of:=SIN([.$O207])*([.AF$3]-[.B$12]/2)+COS([.$O207])*([.AG$3]-[.B$13]/2)" office:value-type="float" office:value="-658.246715424546" calcext:value-type="float">
            <text:p>-658.246715424546</text:p>
          </table:table-cell>
          <table:table-cell table:formula="of:=MIN([.X207];[.Z207];[.AB207];[.AD207])" office:value-type="float" office:value="-719.331909011128" calcext:value-type="float">
            <text:p>-719.331909011128</text:p>
          </table:table-cell>
          <table:table-cell table:formula="of:=MIN([.Y207];[.AA207];[.AC207];[.AE207])" office:value-type="float" office:value="-710.508144842917" calcext:value-type="float">
            <text:p>-710.508144842917</text:p>
          </table:table-cell>
          <table:table-cell table:formula="of:=[.AF207]-[.$AH207]" office:value-type="float" office:value="1013.5278668909" calcext:value-type="float">
            <text:p>1013.5278668909</text:p>
          </table:table-cell>
          <table:table-cell table:formula="of:=[.AG207]-[.$AI207]" office:value-type="float" office:value="52.2614294183716" calcext:value-type="float">
            <text:p>52.2614294183716</text:p>
          </table:table-cell>
          <table:table-cell table:formula="of:=[.AF$3]-[.AJ207]" office:value-type="float" office:value="-663.527866890901" calcext:value-type="float">
            <text:p>-663.527866890901</text:p>
          </table:table-cell>
          <table:table-cell table:formula="of:=[.AG$3]-[.AK207]" office:value-type="float" office:value="-302.261429418372" calcext:value-type="float">
            <text:p>-302.26142941837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1846956.jpg</text:p>
          </table:table-cell>
          <table:table-cell table:formula="of:=MID([.C208];5;4)" office:value-type="string" office:string-value="2021" calcext:value-type="string">
            <text:p>2021</text:p>
          </table:table-cell>
          <table:table-cell table:formula="of:=MID([.C208];9;2)" office:value-type="string" office:string-value="07" calcext:value-type="string">
            <text:p>07</text:p>
          </table:table-cell>
          <table:table-cell table:formula="of:=MID([.C208];11;2)" office:value-type="string" office:string-value="05" calcext:value-type="string">
            <text:p>05</text:p>
          </table:table-cell>
          <table:table-cell table:formula="of:=MID([.C208];14;2)" office:value-type="string" office:string-value="05" calcext:value-type="string">
            <text:p>05</text:p>
          </table:table-cell>
          <table:table-cell table:formula="of:=MID([.C208];16;2)" office:value-type="string" office:string-value="18" calcext:value-type="string">
            <text:p>18</text:p>
          </table:table-cell>
          <table:table-cell table:formula="of:=MID([.C208];18;2)" office:value-type="string" office:string-value="46" calcext:value-type="string">
            <text:p>46</text:p>
          </table:table-cell>
          <table:table-cell table:formula="of:=DATE([.D208];[.E208];[.F208])+TIME([.G208];[.H208];[.I208])" office:value-type="date" office:date-value="2021-07-05T05:18:46" calcext:value-type="date">
            <text:p>05/07/21 05:18:46</text:p>
          </table:table-cell>
          <table:table-cell table:formula="of:=IF([.C208]&lt;&gt;&quot;&quot;;CONCATENATE(&quot;mogrify -rotate &quot;;ROUND([.N208];3);&quot; -background black &quot;;[.C208]);&quot;&quot;)" office:value-type="string" office:string-value="mogrify -rotate 43.017 -background black IMG_20210705_051846956.jpg" calcext:value-type="string">
            <text:p>mogrify -rotate 43.017 -background black IMG_20210705_051846956.jpg</text:p>
          </table:table-cell>
          <table:table-cell table:formula="of:=IF([.C208]&lt;&gt;&quot;&quot;;CONCATENATE(&quot;mogrify -crop &quot;;ROUND([.B$22]);&quot;x&quot;;ROUND([.B$23]);&quot;+&quot;;ROUND([.B$30]+[.B$33]-[.AL208]);&quot;+&quot;;ROUND([.B$31]+[.B$34]-[.AM208]);&quot; &quot;;[.C208]);&quot;&quot;)" office:value-type="string" office:string-value="mogrify -crop 2538x1941+2247+1118 IMG_20210705_051846956.jpg" calcext:value-type="string">
            <text:p>mogrify -crop 2538x1941+2247+1118 IMG_20210705_051846956.jpg</text:p>
          </table:table-cell>
          <table:table-cell/>
          <table:table-cell table:formula="of:=IF([.C208]&lt;&gt;&quot;&quot;;([.J208]-[.J$3])*360*[.B$35];0)" office:value-type="float" office:value="43.0166666666628" calcext:value-type="float">
            <text:p>43.0166666666628</text:p>
          </table:table-cell>
          <table:table-cell table:formula="of:=[.N208]/180*PI()" office:value-type="float" office:value="0.75078246656616" calcext:value-type="float">
            <text:p>0.75078246656616</text:p>
          </table:table-cell>
          <table:table-cell table:formula="of:=COS([.$O208])*([.P$3]-[.B$14])-SIN([.$O208])*([.Q$3]-[.B$15])" office:value-type="float" office:value="-426.457118232938" calcext:value-type="float">
            <text:p>-426.457118232938</text:p>
          </table:table-cell>
          <table:table-cell table:formula="of:=SIN([.$O208])*([.P$3]-[.B$14])+COS([.$O208])*([.Q$3]-[.B$15])" office:value-type="float" office:value="-55.9850543311133" calcext:value-type="float">
            <text:p>-55.9850543311133</text:p>
          </table:table-cell>
          <table:table-cell table:formula="of:=COS([.$O208])*([.R$3]-[.B$14])-SIN([.$O208])*([.S$3]-[.B$15])" office:value-type="float" office:value="-1018.61632992126" calcext:value-type="float">
            <text:p>-1018.61632992126</text:p>
          </table:table-cell>
          <table:table-cell table:formula="of:=SIN([.$O208])*([.R$3]-[.B$14])+COS([.$O208])*([.S$3]-[.B$15])" office:value-type="float" office:value="578.657733394914" calcext:value-type="float">
            <text:p>578.657733394914</text:p>
          </table:table-cell>
          <table:table-cell table:formula="of:=COS([.$O208])*([.T$3]-[.B$14])-SIN([.$O208])*([.U$3]-[.B$15])" office:value-type="float" office:value="418.7583916879" calcext:value-type="float">
            <text:p>418.7583916879</text:p>
          </table:table-cell>
          <table:table-cell table:formula="of:=SIN([.$O208])*([.T$3]-[.B$14])+COS([.$O208])*([.U$3]-[.B$15])" office:value-type="float" office:value="732.65094648882" calcext:value-type="float">
            <text:p>732.65094648882</text:p>
          </table:table-cell>
          <table:table-cell table:formula="of:=COS([.$O208])*([.V$3]-[.B$14])-SIN([.$O208])*([.W$3]-[.B$15])" office:value-type="float" office:value="-173.400820000423" calcext:value-type="float">
            <text:p>-173.400820000423</text:p>
          </table:table-cell>
          <table:table-cell table:formula="of:=SIN([.$O208])*([.V$3]-[.B$14])+COS([.$O208])*([.W$3]-[.B$15])" office:value-type="float" office:value="1367.29373421485" calcext:value-type="float">
            <text:p>1367.29373421485</text:p>
          </table:table-cell>
          <table:table-cell table:formula="of:=COS([.$O208])*([.X$3]-[.B$12]/2)-SIN([.$O208])*([.Y$3]-[.B$13]/2)" office:value-type="float" office:value="-126.528149116257" calcext:value-type="float">
            <text:p>-126.528149116257</text:p>
          </table:table-cell>
          <table:table-cell table:formula="of:=SIN([.$O208])*([.X$3]-[.B$12]/2)+COS([.$O208])*([.Y$3]-[.B$13]/2)" office:value-type="float" office:value="-711.63939427298" calcext:value-type="float">
            <text:p>-711.63939427298</text:p>
          </table:table-cell>
          <table:table-cell table:formula="of:=COS([.$O208])*([.Z$3]-[.B$12]/2)-SIN([.$O208])*([.AA$3]-[.B$13]/2)" office:value-type="float" office:value="-718.687360804581" calcext:value-type="float">
            <text:p>-718.687360804581</text:p>
          </table:table-cell>
          <table:table-cell table:formula="of:=SIN([.$O208])*([.Z$3]-[.B$12]/2)+COS([.$O208])*([.AA$3]-[.B$13]/2)" office:value-type="float" office:value="-76.9966065469528" calcext:value-type="float">
            <text:p>-76.9966065469528</text:p>
          </table:table-cell>
          <table:table-cell table:formula="of:=COS([.$O208])*([.AB$3]-[.B$12]/2)-SIN([.$O208])*([.AC$3]-[.B$13]/2)" office:value-type="float" office:value="718.687360804581" calcext:value-type="float">
            <text:p>718.687360804581</text:p>
          </table:table-cell>
          <table:table-cell table:formula="of:=SIN([.$O208])*([.AB$3]-[.B$12]/2)+COS([.$O208])*([.AC$3]-[.B$13]/2)" office:value-type="float" office:value="76.9966065469528" calcext:value-type="float">
            <text:p>76.9966065469528</text:p>
          </table:table-cell>
          <table:table-cell table:formula="of:=COS([.$O208])*([.AD$3]-[.B$12]/2)-SIN([.$O208])*([.AE$3]-[.B$13]/2)" office:value-type="float" office:value="126.528149116257" calcext:value-type="float">
            <text:p>126.528149116257</text:p>
          </table:table-cell>
          <table:table-cell table:formula="of:=SIN([.$O208])*([.AD$3]-[.B$12]/2)+COS([.$O208])*([.AE$3]-[.B$13]/2)" office:value-type="float" office:value="711.63939427298" calcext:value-type="float">
            <text:p>711.63939427298</text:p>
          </table:table-cell>
          <table:table-cell table:formula="of:=COS([.$O208])*([.AF$3]-[.B$12]/2)-SIN([.$O208])*([.AG$3]-[.B$13]/2)" office:value-type="float" office:value="299.928969116681" calcext:value-type="float">
            <text:p>299.928969116681</text:p>
          </table:table-cell>
          <table:table-cell table:formula="of:=SIN([.$O208])*([.AF$3]-[.B$12]/2)+COS([.$O208])*([.AG$3]-[.B$13]/2)" office:value-type="float" office:value="-655.654339941867" calcext:value-type="float">
            <text:p>-655.654339941867</text:p>
          </table:table-cell>
          <table:table-cell table:formula="of:=MIN([.X208];[.Z208];[.AB208];[.AD208])" office:value-type="float" office:value="-718.687360804581" calcext:value-type="float">
            <text:p>-718.687360804581</text:p>
          </table:table-cell>
          <table:table-cell table:formula="of:=MIN([.Y208];[.AA208];[.AC208];[.AE208])" office:value-type="float" office:value="-711.63939427298" calcext:value-type="float">
            <text:p>-711.63939427298</text:p>
          </table:table-cell>
          <table:table-cell table:formula="of:=[.AF208]-[.$AH208]" office:value-type="float" office:value="1018.61632992126" calcext:value-type="float">
            <text:p>1018.61632992126</text:p>
          </table:table-cell>
          <table:table-cell table:formula="of:=[.AG208]-[.$AI208]" office:value-type="float" office:value="55.9850543311133" calcext:value-type="float">
            <text:p>55.9850543311133</text:p>
          </table:table-cell>
          <table:table-cell table:formula="of:=[.AF$3]-[.AJ208]" office:value-type="float" office:value="-668.616329921262" calcext:value-type="float">
            <text:p>-668.616329921262</text:p>
          </table:table-cell>
          <table:table-cell table:formula="of:=[.AG$3]-[.AK208]" office:value-type="float" office:value="-305.985054331113" calcext:value-type="float">
            <text:p>-305.98505433111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2047045.jpg</text:p>
          </table:table-cell>
          <table:table-cell table:formula="of:=MID([.C209];5;4)" office:value-type="string" office:string-value="2021" calcext:value-type="string">
            <text:p>2021</text:p>
          </table:table-cell>
          <table:table-cell table:formula="of:=MID([.C209];9;2)" office:value-type="string" office:string-value="07" calcext:value-type="string">
            <text:p>07</text:p>
          </table:table-cell>
          <table:table-cell table:formula="of:=MID([.C209];11;2)" office:value-type="string" office:string-value="05" calcext:value-type="string">
            <text:p>05</text:p>
          </table:table-cell>
          <table:table-cell table:formula="of:=MID([.C209];14;2)" office:value-type="string" office:string-value="05" calcext:value-type="string">
            <text:p>05</text:p>
          </table:table-cell>
          <table:table-cell table:formula="of:=MID([.C209];16;2)" office:value-type="string" office:string-value="20" calcext:value-type="string">
            <text:p>20</text:p>
          </table:table-cell>
          <table:table-cell table:formula="of:=MID([.C209];18;2)" office:value-type="string" office:string-value="47" calcext:value-type="string">
            <text:p>47</text:p>
          </table:table-cell>
          <table:table-cell table:formula="of:=DATE([.D209];[.E209];[.F209])+TIME([.G209];[.H209];[.I209])" office:value-type="date" office:date-value="2021-07-05T05:20:47" calcext:value-type="date">
            <text:p>05/07/21 05:20:47</text:p>
          </table:table-cell>
          <table:table-cell table:formula="of:=IF([.C209]&lt;&gt;&quot;&quot;;CONCATENATE(&quot;mogrify -rotate &quot;;ROUND([.N209];3);&quot; -background black &quot;;[.C209]);&quot;&quot;)" office:value-type="string" office:string-value="mogrify -rotate 43.521 -background black IMG_20210705_052047045.jpg" calcext:value-type="string">
            <text:p>mogrify -rotate 43.521 -background black IMG_20210705_052047045.jpg</text:p>
          </table:table-cell>
          <table:table-cell table:formula="of:=IF([.C209]&lt;&gt;&quot;&quot;;CONCATENATE(&quot;mogrify -crop &quot;;ROUND([.B$22]);&quot;x&quot;;ROUND([.B$23]);&quot;+&quot;;ROUND([.B$30]+[.B$33]-[.AL209]);&quot;+&quot;;ROUND([.B$31]+[.B$34]-[.AM209]);&quot; &quot;;[.C209]);&quot;&quot;)" office:value-type="string" office:string-value="mogrify -crop 2538x1941+2252+1122 IMG_20210705_052047045.jpg" calcext:value-type="string">
            <text:p>mogrify -crop 2538x1941+2252+1122 IMG_20210705_052047045.jpg</text:p>
          </table:table-cell>
          <table:table-cell/>
          <table:table-cell table:formula="of:=IF([.C209]&lt;&gt;&quot;&quot;;([.J209]-[.J$3])*360*[.B$35];0)" office:value-type="float" office:value="43.5208333333139" calcext:value-type="float">
            <text:p>43.5208333333139</text:p>
          </table:table-cell>
          <table:table-cell table:formula="of:=[.N209]/180*PI()" office:value-type="float" office:value="0.759581834878027" calcext:value-type="float">
            <text:p>0.759581834878027</text:p>
          </table:table-cell>
          <table:table-cell table:formula="of:=COS([.$O209])*([.P$3]-[.B$14])-SIN([.$O209])*([.Q$3]-[.B$15])" office:value-type="float" office:value="-425.947981534673" calcext:value-type="float">
            <text:p>-425.947981534673</text:p>
          </table:table-cell>
          <table:table-cell table:formula="of:=SIN([.$O209])*([.P$3]-[.B$14])+COS([.$O209])*([.Q$3]-[.B$15])" office:value-type="float" office:value="-59.7353917417321" calcext:value-type="float">
            <text:p>-59.7353917417321</text:p>
          </table:table-cell>
          <table:table-cell table:formula="of:=COS([.$O209])*([.R$3]-[.B$14])-SIN([.$O209])*([.S$3]-[.B$15])" office:value-type="float" office:value="-1023.66865182744" calcext:value-type="float">
            <text:p>-1023.66865182744</text:p>
          </table:table-cell>
          <table:table-cell table:formula="of:=SIN([.$O209])*([.R$3]-[.B$14])+COS([.$O209])*([.S$3]-[.B$15])" office:value-type="float" office:value="569.67226654085" calcext:value-type="float">
            <text:p>569.67226654085</text:p>
          </table:table-cell>
          <table:table-cell table:formula="of:=COS([.$O209])*([.T$3]-[.B$14])-SIN([.$O209])*([.U$3]-[.B$15])" office:value-type="float" office:value="412.295397468398" calcext:value-type="float">
            <text:p>412.295397468398</text:p>
          </table:table-cell>
          <table:table-cell table:formula="of:=SIN([.$O209])*([.T$3]-[.B$14])+COS([.$O209])*([.U$3]-[.B$15])" office:value-type="float" office:value="736.307344270296" calcext:value-type="float">
            <text:p>736.307344270296</text:p>
          </table:table-cell>
          <table:table-cell table:formula="of:=COS([.$O209])*([.V$3]-[.B$14])-SIN([.$O209])*([.W$3]-[.B$15])" office:value-type="float" office:value="-185.425272824371" calcext:value-type="float">
            <text:p>-185.425272824371</text:p>
          </table:table-cell>
          <table:table-cell table:formula="of:=SIN([.$O209])*([.V$3]-[.B$14])+COS([.$O209])*([.W$3]-[.B$15])" office:value-type="float" office:value="1365.71500255288" calcext:value-type="float">
            <text:p>1365.71500255288</text:p>
          </table:table-cell>
          <table:table-cell table:formula="of:=COS([.$O209])*([.X$3]-[.B$12]/2)-SIN([.$O209])*([.Y$3]-[.B$13]/2)" office:value-type="float" office:value="-120.261354355151" calcext:value-type="float">
            <text:p>-120.261354355151</text:p>
          </table:table-cell>
          <table:table-cell table:formula="of:=SIN([.$O209])*([.X$3]-[.B$12]/2)+COS([.$O209])*([.Y$3]-[.B$13]/2)" office:value-type="float" office:value="-712.725197147305" calcext:value-type="float">
            <text:p>-712.725197147305</text:p>
          </table:table-cell>
          <table:table-cell table:formula="of:=COS([.$O209])*([.Z$3]-[.B$12]/2)-SIN([.$O209])*([.AA$3]-[.B$13]/2)" office:value-type="float" office:value="-717.982024647919" calcext:value-type="float">
            <text:p>-717.982024647919</text:p>
          </table:table-cell>
          <table:table-cell table:formula="of:=SIN([.$O209])*([.Z$3]-[.B$12]/2)+COS([.$O209])*([.AA$3]-[.B$13]/2)" office:value-type="float" office:value="-83.3175388647229" calcext:value-type="float">
            <text:p>-83.3175388647229</text:p>
          </table:table-cell>
          <table:table-cell table:formula="of:=COS([.$O209])*([.AB$3]-[.B$12]/2)-SIN([.$O209])*([.AC$3]-[.B$13]/2)" office:value-type="float" office:value="717.982024647919" calcext:value-type="float">
            <text:p>717.982024647919</text:p>
          </table:table-cell>
          <table:table-cell table:formula="of:=SIN([.$O209])*([.AB$3]-[.B$12]/2)+COS([.$O209])*([.AC$3]-[.B$13]/2)" office:value-type="float" office:value="83.3175388647229" calcext:value-type="float">
            <text:p>83.3175388647229</text:p>
          </table:table-cell>
          <table:table-cell table:formula="of:=COS([.$O209])*([.AD$3]-[.B$12]/2)-SIN([.$O209])*([.AE$3]-[.B$13]/2)" office:value-type="float" office:value="120.261354355151" calcext:value-type="float">
            <text:p>120.261354355151</text:p>
          </table:table-cell>
          <table:table-cell table:formula="of:=SIN([.$O209])*([.AD$3]-[.B$12]/2)+COS([.$O209])*([.AE$3]-[.B$13]/2)" office:value-type="float" office:value="712.725197147305" calcext:value-type="float">
            <text:p>712.725197147305</text:p>
          </table:table-cell>
          <table:table-cell table:formula="of:=COS([.$O209])*([.AF$3]-[.B$12]/2)-SIN([.$O209])*([.AG$3]-[.B$13]/2)" office:value-type="float" office:value="305.686627179522" calcext:value-type="float">
            <text:p>305.686627179522</text:p>
          </table:table-cell>
          <table:table-cell table:formula="of:=SIN([.$O209])*([.AF$3]-[.B$12]/2)+COS([.$O209])*([.AG$3]-[.B$13]/2)" office:value-type="float" office:value="-652.989805405573" calcext:value-type="float">
            <text:p>-652.989805405573</text:p>
          </table:table-cell>
          <table:table-cell table:formula="of:=MIN([.X209];[.Z209];[.AB209];[.AD209])" office:value-type="float" office:value="-717.982024647919" calcext:value-type="float">
            <text:p>-717.982024647919</text:p>
          </table:table-cell>
          <table:table-cell table:formula="of:=MIN([.Y209];[.AA209];[.AC209];[.AE209])" office:value-type="float" office:value="-712.725197147305" calcext:value-type="float">
            <text:p>-712.725197147305</text:p>
          </table:table-cell>
          <table:table-cell table:formula="of:=[.AF209]-[.$AH209]" office:value-type="float" office:value="1023.66865182744" calcext:value-type="float">
            <text:p>1023.66865182744</text:p>
          </table:table-cell>
          <table:table-cell table:formula="of:=[.AG209]-[.$AI209]" office:value-type="float" office:value="59.7353917417321" calcext:value-type="float">
            <text:p>59.7353917417321</text:p>
          </table:table-cell>
          <table:table-cell table:formula="of:=[.AF$3]-[.AJ209]" office:value-type="float" office:value="-673.668651827441" calcext:value-type="float">
            <text:p>-673.668651827441</text:p>
          </table:table-cell>
          <table:table-cell table:formula="of:=[.AG$3]-[.AK209]" office:value-type="float" office:value="-309.735391741732" calcext:value-type="float">
            <text:p>-309.73539174173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2247127.jpg</text:p>
          </table:table-cell>
          <table:table-cell table:formula="of:=MID([.C210];5;4)" office:value-type="string" office:string-value="2021" calcext:value-type="string">
            <text:p>2021</text:p>
          </table:table-cell>
          <table:table-cell table:formula="of:=MID([.C210];9;2)" office:value-type="string" office:string-value="07" calcext:value-type="string">
            <text:p>07</text:p>
          </table:table-cell>
          <table:table-cell table:formula="of:=MID([.C210];11;2)" office:value-type="string" office:string-value="05" calcext:value-type="string">
            <text:p>05</text:p>
          </table:table-cell>
          <table:table-cell table:formula="of:=MID([.C210];14;2)" office:value-type="string" office:string-value="05" calcext:value-type="string">
            <text:p>05</text:p>
          </table:table-cell>
          <table:table-cell table:formula="of:=MID([.C210];16;2)" office:value-type="string" office:string-value="22" calcext:value-type="string">
            <text:p>22</text:p>
          </table:table-cell>
          <table:table-cell table:formula="of:=MID([.C210];18;2)" office:value-type="string" office:string-value="47" calcext:value-type="string">
            <text:p>47</text:p>
          </table:table-cell>
          <table:table-cell table:formula="of:=DATE([.D210];[.E210];[.F210])+TIME([.G210];[.H210];[.I210])" office:value-type="date" office:date-value="2021-07-05T05:22:47" calcext:value-type="date">
            <text:p>05/07/21 05:22:47</text:p>
          </table:table-cell>
          <table:table-cell table:formula="of:=IF([.C210]&lt;&gt;&quot;&quot;;CONCATENATE(&quot;mogrify -rotate &quot;;ROUND([.N210];3);&quot; -background black &quot;;[.C210]);&quot;&quot;)" office:value-type="string" office:string-value="mogrify -rotate 44.021 -background black IMG_20210705_052247127.jpg" calcext:value-type="string">
            <text:p>mogrify -rotate 44.021 -background black IMG_20210705_052247127.jpg</text:p>
          </table:table-cell>
          <table:table-cell table:formula="of:=IF([.C210]&lt;&gt;&quot;&quot;;CONCATENATE(&quot;mogrify -crop &quot;;ROUND([.B$22]);&quot;x&quot;;ROUND([.B$23]);&quot;+&quot;;ROUND([.B$30]+[.B$33]-[.AL210]);&quot;+&quot;;ROUND([.B$31]+[.B$34]-[.AM210]);&quot; &quot;;[.C210]);&quot;&quot;)" office:value-type="string" office:string-value="mogrify -crop 2538x1941+2257+1126 IMG_20210705_052247127.jpg" calcext:value-type="string">
            <text:p>mogrify -crop 2538x1941+2257+1126 IMG_20210705_052247127.jpg</text:p>
          </table:table-cell>
          <table:table-cell/>
          <table:table-cell table:formula="of:=IF([.C210]&lt;&gt;&quot;&quot;;([.J210]-[.J$3])*360*[.B$35];0)" office:value-type="float" office:value="44.0208333323244" calcext:value-type="float">
            <text:p>44.0208333323244</text:p>
          </table:table-cell>
          <table:table-cell table:formula="of:=[.N210]/180*PI()" office:value-type="float" office:value="0.768308481120728" calcext:value-type="float">
            <text:p>0.768308481120728</text:p>
          </table:table-cell>
          <table:table-cell table:formula="of:=COS([.$O210])*([.P$3]-[.B$14])-SIN([.$O210])*([.Q$3]-[.B$15])" office:value-type="float" office:value="-425.410479725266" calcext:value-type="float">
            <text:p>-425.410479725266</text:p>
          </table:table-cell>
          <table:table-cell table:formula="of:=SIN([.$O210])*([.P$3]-[.B$14])+COS([.$O210])*([.Q$3]-[.B$15])" office:value-type="float" office:value="-63.4501673750299" calcext:value-type="float">
            <text:p>-63.4501673750299</text:p>
          </table:table-cell>
          <table:table-cell table:formula="of:=COS([.$O210])*([.R$3]-[.B$14])-SIN([.$O210])*([.S$3]-[.B$15])" office:value-type="float" office:value="-1028.6009389086" calcext:value-type="float">
            <text:p>-1028.6009389086</text:p>
          </table:table-cell>
          <table:table-cell table:formula="of:=SIN([.$O210])*([.R$3]-[.B$14])+COS([.$O210])*([.S$3]-[.B$15])" office:value-type="float" office:value="560.717494355534" calcext:value-type="float">
            <text:p>560.717494355534</text:p>
          </table:table-cell>
          <table:table-cell table:formula="of:=COS([.$O210])*([.T$3]-[.B$14])-SIN([.$O210])*([.U$3]-[.B$15])" office:value-type="float" office:value="405.854286358296" calcext:value-type="float">
            <text:p>405.854286358296</text:p>
          </table:table-cell>
          <table:table-cell table:formula="of:=SIN([.$O210])*([.T$3]-[.B$14])+COS([.$O210])*([.U$3]-[.B$15])" office:value-type="float" office:value="739.877218357613" calcext:value-type="float">
            <text:p>739.877218357613</text:p>
          </table:table-cell>
          <table:table-cell table:formula="of:=COS([.$O210])*([.V$3]-[.B$14])-SIN([.$O210])*([.W$3]-[.B$15])" office:value-type="float" office:value="-197.336172825038" calcext:value-type="float">
            <text:p>-197.336172825038</text:p>
          </table:table-cell>
          <table:table-cell table:formula="of:=SIN([.$O210])*([.V$3]-[.B$14])+COS([.$O210])*([.W$3]-[.B$15])" office:value-type="float" office:value="1364.04488008818" calcext:value-type="float">
            <text:p>1364.04488008818</text:p>
          </table:table-cell>
          <table:table-cell table:formula="of:=COS([.$O210])*([.X$3]-[.B$12]/2)-SIN([.$O210])*([.Y$3]-[.B$13]/2)" office:value-type="float" office:value="-114.037153450114" calcext:value-type="float">
            <text:p>-114.037153450114</text:p>
          </table:table-cell>
          <table:table-cell table:formula="of:=SIN([.$O210])*([.X$3]-[.B$12]/2)+COS([.$O210])*([.Y$3]-[.B$13]/2)" office:value-type="float" office:value="-713.747523731603" calcext:value-type="float">
            <text:p>-713.747523731603</text:p>
          </table:table-cell>
          <table:table-cell table:formula="of:=COS([.$O210])*([.Z$3]-[.B$12]/2)-SIN([.$O210])*([.AA$3]-[.B$13]/2)" office:value-type="float" office:value="-717.227612633448" calcext:value-type="float">
            <text:p>-717.227612633448</text:p>
          </table:table-cell>
          <table:table-cell table:formula="of:=SIN([.$O210])*([.Z$3]-[.B$12]/2)+COS([.$O210])*([.AA$3]-[.B$13]/2)" office:value-type="float" office:value="-89.5798620010396" calcext:value-type="float">
            <text:p>-89.5798620010396</text:p>
          </table:table-cell>
          <table:table-cell table:formula="of:=COS([.$O210])*([.AB$3]-[.B$12]/2)-SIN([.$O210])*([.AC$3]-[.B$13]/2)" office:value-type="float" office:value="717.227612633448" calcext:value-type="float">
            <text:p>717.227612633448</text:p>
          </table:table-cell>
          <table:table-cell table:formula="of:=SIN([.$O210])*([.AB$3]-[.B$12]/2)+COS([.$O210])*([.AC$3]-[.B$13]/2)" office:value-type="float" office:value="89.5798620010396" calcext:value-type="float">
            <text:p>89.5798620010396</text:p>
          </table:table-cell>
          <table:table-cell table:formula="of:=COS([.$O210])*([.AD$3]-[.B$12]/2)-SIN([.$O210])*([.AE$3]-[.B$13]/2)" office:value-type="float" office:value="114.037153450114" calcext:value-type="float">
            <text:p>114.037153450114</text:p>
          </table:table-cell>
          <table:table-cell table:formula="of:=SIN([.$O210])*([.AD$3]-[.B$12]/2)+COS([.$O210])*([.AE$3]-[.B$13]/2)" office:value-type="float" office:value="713.747523731603" calcext:value-type="float">
            <text:p>713.747523731603</text:p>
          </table:table-cell>
          <table:table-cell table:formula="of:=COS([.$O210])*([.AF$3]-[.B$12]/2)-SIN([.$O210])*([.AG$3]-[.B$13]/2)" office:value-type="float" office:value="311.373326275152" calcext:value-type="float">
            <text:p>311.373326275152</text:p>
          </table:table-cell>
          <table:table-cell table:formula="of:=SIN([.$O210])*([.AF$3]-[.B$12]/2)+COS([.$O210])*([.AG$3]-[.B$13]/2)" office:value-type="float" office:value="-650.297356356573" calcext:value-type="float">
            <text:p>-650.297356356573</text:p>
          </table:table-cell>
          <table:table-cell table:formula="of:=MIN([.X210];[.Z210];[.AB210];[.AD210])" office:value-type="float" office:value="-717.227612633448" calcext:value-type="float">
            <text:p>-717.227612633448</text:p>
          </table:table-cell>
          <table:table-cell table:formula="of:=MIN([.Y210];[.AA210];[.AC210];[.AE210])" office:value-type="float" office:value="-713.747523731603" calcext:value-type="float">
            <text:p>-713.747523731603</text:p>
          </table:table-cell>
          <table:table-cell table:formula="of:=[.AF210]-[.$AH210]" office:value-type="float" office:value="1028.6009389086" calcext:value-type="float">
            <text:p>1028.6009389086</text:p>
          </table:table-cell>
          <table:table-cell table:formula="of:=[.AG210]-[.$AI210]" office:value-type="float" office:value="63.4501673750299" calcext:value-type="float">
            <text:p>63.4501673750299</text:p>
          </table:table-cell>
          <table:table-cell table:formula="of:=[.AF$3]-[.AJ210]" office:value-type="float" office:value="-678.600938908599" calcext:value-type="float">
            <text:p>-678.600938908599</text:p>
          </table:table-cell>
          <table:table-cell table:formula="of:=[.AG$3]-[.AK210]" office:value-type="float" office:value="-313.45016737503" calcext:value-type="float">
            <text:p>-313.4501673750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2447177.jpg</text:p>
          </table:table-cell>
          <table:table-cell table:formula="of:=MID([.C211];5;4)" office:value-type="string" office:string-value="2021" calcext:value-type="string">
            <text:p>2021</text:p>
          </table:table-cell>
          <table:table-cell table:formula="of:=MID([.C211];9;2)" office:value-type="string" office:string-value="07" calcext:value-type="string">
            <text:p>07</text:p>
          </table:table-cell>
          <table:table-cell table:formula="of:=MID([.C211];11;2)" office:value-type="string" office:string-value="05" calcext:value-type="string">
            <text:p>05</text:p>
          </table:table-cell>
          <table:table-cell table:formula="of:=MID([.C211];14;2)" office:value-type="string" office:string-value="05" calcext:value-type="string">
            <text:p>05</text:p>
          </table:table-cell>
          <table:table-cell table:formula="of:=MID([.C211];16;2)" office:value-type="string" office:string-value="24" calcext:value-type="string">
            <text:p>24</text:p>
          </table:table-cell>
          <table:table-cell table:formula="of:=MID([.C211];18;2)" office:value-type="string" office:string-value="47" calcext:value-type="string">
            <text:p>47</text:p>
          </table:table-cell>
          <table:table-cell table:formula="of:=DATE([.D211];[.E211];[.F211])+TIME([.G211];[.H211];[.I211])" office:value-type="date" office:date-value="2021-07-05T05:24:47" calcext:value-type="date">
            <text:p>05/07/21 05:24:47</text:p>
          </table:table-cell>
          <table:table-cell table:formula="of:=IF([.C211]&lt;&gt;&quot;&quot;;CONCATENATE(&quot;mogrify -rotate &quot;;ROUND([.N211];3);&quot; -background black &quot;;[.C211]);&quot;&quot;)" office:value-type="string" office:string-value="mogrify -rotate 44.521 -background black IMG_20210705_052447177.jpg" calcext:value-type="string">
            <text:p>mogrify -rotate 44.521 -background black IMG_20210705_052447177.jpg</text:p>
          </table:table-cell>
          <table:table-cell table:formula="of:=IF([.C211]&lt;&gt;&quot;&quot;;CONCATENATE(&quot;mogrify -crop &quot;;ROUND([.B$22]);&quot;x&quot;;ROUND([.B$23]);&quot;+&quot;;ROUND([.B$30]+[.B$33]-[.AL211]);&quot;+&quot;;ROUND([.B$31]+[.B$34]-[.AM211]);&quot; &quot;;[.C211]);&quot;&quot;)" office:value-type="string" office:string-value="mogrify -crop 2538x1941+2262+1130 IMG_20210705_052447177.jpg" calcext:value-type="string">
            <text:p>mogrify -crop 2538x1941+2262+1130 IMG_20210705_052447177.jpg</text:p>
          </table:table-cell>
          <table:table-cell/>
          <table:table-cell table:formula="of:=IF([.C211]&lt;&gt;&quot;&quot;;([.J211]-[.J$3])*360*[.B$35];0)" office:value-type="float" office:value="44.5208333339542" calcext:value-type="float">
            <text:p>44.5208333339542</text:p>
          </table:table-cell>
          <table:table-cell table:formula="of:=[.N211]/180*PI()" office:value-type="float" office:value="0.777035127409145" calcext:value-type="float">
            <text:p>0.777035127409145</text:p>
          </table:table-cell>
          <table:table-cell table:formula="of:=COS([.$O211])*([.P$3]-[.B$14])-SIN([.$O211])*([.Q$3]-[.B$15])" office:value-type="float" office:value="-424.840581257842" calcext:value-type="float">
            <text:p>-424.840581257842</text:p>
          </table:table-cell>
          <table:table-cell table:formula="of:=SIN([.$O211])*([.P$3]-[.B$14])+COS([.$O211])*([.Q$3]-[.B$15])" office:value-type="float" office:value="-67.1601110518662" calcext:value-type="float">
            <text:p>-67.1601110518662</text:p>
          </table:table-cell>
          <table:table-cell table:formula="of:=COS([.$O211])*([.R$3]-[.B$14])-SIN([.$O211])*([.S$3]-[.B$15])" office:value-type="float" office:value="-1033.4548940714" calcext:value-type="float">
            <text:p>-1033.4548940714</text:p>
          </table:table-cell>
          <table:table-cell table:formula="of:=SIN([.$O211])*([.R$3]-[.B$14])+COS([.$O211])*([.S$3]-[.B$15])" office:value-type="float" office:value="551.720021315039" calcext:value-type="float">
            <text:p>551.720021315039</text:p>
          </table:table-cell>
          <table:table-cell table:formula="of:=COS([.$O211])*([.T$3]-[.B$14])-SIN([.$O211])*([.U$3]-[.B$15])" office:value-type="float" office:value="399.382267839096" calcext:value-type="float">
            <text:p>399.382267839096</text:p>
          </table:table-cell>
          <table:table-cell table:formula="of:=SIN([.$O211])*([.T$3]-[.B$14])+COS([.$O211])*([.U$3]-[.B$15])" office:value-type="float" office:value="743.390747948682" calcext:value-type="float">
            <text:p>743.390747948682</text:p>
          </table:table-cell>
          <table:table-cell table:formula="of:=COS([.$O211])*([.V$3]-[.B$14])-SIN([.$O211])*([.W$3]-[.B$15])" office:value-type="float" office:value="-209.232044974464" calcext:value-type="float">
            <text:p>-209.232044974464</text:p>
          </table:table-cell>
          <table:table-cell table:formula="of:=SIN([.$O211])*([.V$3]-[.B$14])+COS([.$O211])*([.W$3]-[.B$15])" office:value-type="float" office:value="1362.27088031559" calcext:value-type="float">
            <text:p>1362.27088031559</text:p>
          </table:table-cell>
          <table:table-cell table:formula="of:=COS([.$O211])*([.X$3]-[.B$12]/2)-SIN([.$O211])*([.Y$3]-[.B$13]/2)" office:value-type="float" office:value="-107.804268141689" calcext:value-type="float">
            <text:p>-107.804268141689</text:p>
          </table:table-cell>
          <table:table-cell table:formula="of:=SIN([.$O211])*([.X$3]-[.B$12]/2)+COS([.$O211])*([.Y$3]-[.B$13]/2)" office:value-type="float" office:value="-714.715495683726" calcext:value-type="float">
            <text:p>-714.715495683726</text:p>
          </table:table-cell>
          <table:table-cell table:formula="of:=COS([.$O211])*([.Z$3]-[.B$12]/2)-SIN([.$O211])*([.AA$3]-[.B$13]/2)" office:value-type="float" office:value="-716.418580955249" calcext:value-type="float">
            <text:p>-716.418580955249</text:p>
          </table:table-cell>
          <table:table-cell table:formula="of:=SIN([.$O211])*([.Z$3]-[.B$12]/2)+COS([.$O211])*([.AA$3]-[.B$13]/2)" office:value-type="float" office:value="-95.8353633168214" calcext:value-type="float">
            <text:p>-95.8353633168214</text:p>
          </table:table-cell>
          <table:table-cell table:formula="of:=COS([.$O211])*([.AB$3]-[.B$12]/2)-SIN([.$O211])*([.AC$3]-[.B$13]/2)" office:value-type="float" office:value="716.418580955249" calcext:value-type="float">
            <text:p>716.418580955249</text:p>
          </table:table-cell>
          <table:table-cell table:formula="of:=SIN([.$O211])*([.AB$3]-[.B$12]/2)+COS([.$O211])*([.AC$3]-[.B$13]/2)" office:value-type="float" office:value="95.8353633168214" calcext:value-type="float">
            <text:p>95.8353633168214</text:p>
          </table:table-cell>
          <table:table-cell table:formula="of:=COS([.$O211])*([.AD$3]-[.B$12]/2)-SIN([.$O211])*([.AE$3]-[.B$13]/2)" office:value-type="float" office:value="107.804268141689" calcext:value-type="float">
            <text:p>107.804268141689</text:p>
          </table:table-cell>
          <table:table-cell table:formula="of:=SIN([.$O211])*([.AD$3]-[.B$12]/2)+COS([.$O211])*([.AE$3]-[.B$13]/2)" office:value-type="float" office:value="714.715495683726" calcext:value-type="float">
            <text:p>714.715495683726</text:p>
          </table:table-cell>
          <table:table-cell table:formula="of:=COS([.$O211])*([.AF$3]-[.B$12]/2)-SIN([.$O211])*([.AG$3]-[.B$13]/2)" office:value-type="float" office:value="317.036313116153" calcext:value-type="float">
            <text:p>317.036313116153</text:p>
          </table:table-cell>
          <table:table-cell table:formula="of:=SIN([.$O211])*([.AF$3]-[.B$12]/2)+COS([.$O211])*([.AG$3]-[.B$13]/2)" office:value-type="float" office:value="-647.55538463186" calcext:value-type="float">
            <text:p>-647.55538463186</text:p>
          </table:table-cell>
          <table:table-cell table:formula="of:=MIN([.X211];[.Z211];[.AB211];[.AD211])" office:value-type="float" office:value="-716.418580955249" calcext:value-type="float">
            <text:p>-716.418580955249</text:p>
          </table:table-cell>
          <table:table-cell table:formula="of:=MIN([.Y211];[.AA211];[.AC211];[.AE211])" office:value-type="float" office:value="-714.715495683726" calcext:value-type="float">
            <text:p>-714.715495683726</text:p>
          </table:table-cell>
          <table:table-cell table:formula="of:=[.AF211]-[.$AH211]" office:value-type="float" office:value="1033.4548940714" calcext:value-type="float">
            <text:p>1033.4548940714</text:p>
          </table:table-cell>
          <table:table-cell table:formula="of:=[.AG211]-[.$AI211]" office:value-type="float" office:value="67.1601110518661" calcext:value-type="float">
            <text:p>67.1601110518661</text:p>
          </table:table-cell>
          <table:table-cell table:formula="of:=[.AF$3]-[.AJ211]" office:value-type="float" office:value="-683.454894071402" calcext:value-type="float">
            <text:p>-683.454894071402</text:p>
          </table:table-cell>
          <table:table-cell table:formula="of:=[.AG$3]-[.AK211]" office:value-type="float" office:value="-317.160111051866" calcext:value-type="float">
            <text:p>-317.1601110518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2647266.jpg</text:p>
          </table:table-cell>
          <table:table-cell table:formula="of:=MID([.C212];5;4)" office:value-type="string" office:string-value="2021" calcext:value-type="string">
            <text:p>2021</text:p>
          </table:table-cell>
          <table:table-cell table:formula="of:=MID([.C212];9;2)" office:value-type="string" office:string-value="07" calcext:value-type="string">
            <text:p>07</text:p>
          </table:table-cell>
          <table:table-cell table:formula="of:=MID([.C212];11;2)" office:value-type="string" office:string-value="05" calcext:value-type="string">
            <text:p>05</text:p>
          </table:table-cell>
          <table:table-cell table:formula="of:=MID([.C212];14;2)" office:value-type="string" office:string-value="05" calcext:value-type="string">
            <text:p>05</text:p>
          </table:table-cell>
          <table:table-cell table:formula="of:=MID([.C212];16;2)" office:value-type="string" office:string-value="26" calcext:value-type="string">
            <text:p>26</text:p>
          </table:table-cell>
          <table:table-cell table:formula="of:=MID([.C212];18;2)" office:value-type="string" office:string-value="47" calcext:value-type="string">
            <text:p>47</text:p>
          </table:table-cell>
          <table:table-cell table:formula="of:=DATE([.D212];[.E212];[.F212])+TIME([.G212];[.H212];[.I212])" office:value-type="date" office:date-value="2021-07-05T05:26:47" calcext:value-type="date">
            <text:p>05/07/21 05:26:47</text:p>
          </table:table-cell>
          <table:table-cell table:formula="of:=IF([.C212]&lt;&gt;&quot;&quot;;CONCATENATE(&quot;mogrify -rotate &quot;;ROUND([.N212];3);&quot; -background black &quot;;[.C212]);&quot;&quot;)" office:value-type="string" office:string-value="mogrify -rotate 45.021 -background black IMG_20210705_052647266.jpg" calcext:value-type="string">
            <text:p>mogrify -rotate 45.021 -background black IMG_20210705_052647266.jpg</text:p>
          </table:table-cell>
          <table:table-cell table:formula="of:=IF([.C212]&lt;&gt;&quot;&quot;;CONCATENATE(&quot;mogrify -crop &quot;;ROUND([.B$22]);&quot;x&quot;;ROUND([.B$23]);&quot;+&quot;;ROUND([.B$30]+[.B$33]-[.AL212]);&quot;+&quot;;ROUND([.B$31]+[.B$34]-[.AM212]);&quot; &quot;;[.C212]);&quot;&quot;)" office:value-type="string" office:string-value="mogrify -crop 2538x1941+2267+1133 IMG_20210705_052647266.jpg" calcext:value-type="string">
            <text:p>mogrify -crop 2538x1941+2267+1133 IMG_20210705_052647266.jpg</text:p>
          </table:table-cell>
          <table:table-cell/>
          <table:table-cell table:formula="of:=IF([.C212]&lt;&gt;&quot;&quot;;([.J212]-[.J$3])*360*[.B$35];0)" office:value-type="float" office:value="45.0208333329647" calcext:value-type="float">
            <text:p>45.0208333329647</text:p>
          </table:table-cell>
          <table:table-cell table:formula="of:=[.N212]/180*PI()" office:value-type="float" office:value="0.785761773651846" calcext:value-type="float">
            <text:p>0.785761773651846</text:p>
          </table:table-cell>
          <table:table-cell table:formula="of:=COS([.$O212])*([.P$3]-[.B$14])-SIN([.$O212])*([.Q$3]-[.B$15])" office:value-type="float" office:value="-424.238329538347" calcext:value-type="float">
            <text:p>-424.238329538347</text:p>
          </table:table-cell>
          <table:table-cell table:formula="of:=SIN([.$O212])*([.P$3]-[.B$14])+COS([.$O212])*([.Q$3]-[.B$15])" office:value-type="float" office:value="-70.8649402067969" calcext:value-type="float">
            <text:p>-70.8649402067969</text:p>
          </table:table-cell>
          <table:table-cell table:formula="of:=COS([.$O212])*([.R$3]-[.B$14])-SIN([.$O212])*([.S$3]-[.B$15])" office:value-type="float" office:value="-1038.23014761752" calcext:value-type="float">
            <text:p>-1038.23014761752</text:p>
          </table:table-cell>
          <table:table-cell table:formula="of:=SIN([.$O212])*([.R$3]-[.B$14])+COS([.$O212])*([.S$3]-[.B$15])" office:value-type="float" office:value="542.68053270604" calcext:value-type="float">
            <text:p>542.68053270604</text:p>
          </table:table-cell>
          <table:table-cell table:formula="of:=COS([.$O212])*([.T$3]-[.B$14])-SIN([.$O212])*([.U$3]-[.B$15])" office:value-type="float" office:value="392.879834847874" calcext:value-type="float">
            <text:p>392.879834847874</text:p>
          </table:table-cell>
          <table:table-cell table:formula="of:=SIN([.$O212])*([.T$3]-[.B$14])+COS([.$O212])*([.U$3]-[.B$15])" office:value-type="float" office:value="746.84766543781" calcext:value-type="float">
            <text:p>746.84766543781</text:p>
          </table:table-cell>
          <table:table-cell table:formula="of:=COS([.$O212])*([.V$3]-[.B$14])-SIN([.$O212])*([.W$3]-[.B$15])" office:value-type="float" office:value="-221.111983231295" calcext:value-type="float">
            <text:p>-221.111983231295</text:p>
          </table:table-cell>
          <table:table-cell table:formula="of:=SIN([.$O212])*([.V$3]-[.B$14])+COS([.$O212])*([.W$3]-[.B$15])" office:value-type="float" office:value="1360.39313835065" calcext:value-type="float">
            <text:p>1360.39313835065</text:p>
          </table:table-cell>
          <table:table-cell table:formula="of:=COS([.$O212])*([.X$3]-[.B$12]/2)-SIN([.$O212])*([.Y$3]-[.B$13]/2)" office:value-type="float" office:value="-101.563173153526" calcext:value-type="float">
            <text:p>-101.563173153526</text:p>
          </table:table-cell>
          <table:table-cell table:formula="of:=SIN([.$O212])*([.X$3]-[.B$12]/2)+COS([.$O212])*([.Y$3]-[.B$13]/2)" office:value-type="float" office:value="-715.629039278722" calcext:value-type="float">
            <text:p>-715.629039278722</text:p>
          </table:table-cell>
          <table:table-cell table:formula="of:=COS([.$O212])*([.Z$3]-[.B$12]/2)-SIN([.$O212])*([.AA$3]-[.B$13]/2)" office:value-type="float" office:value="-715.554991232695" calcext:value-type="float">
            <text:p>-715.554991232695</text:p>
          </table:table-cell>
          <table:table-cell table:formula="of:=SIN([.$O212])*([.Z$3]-[.B$12]/2)+COS([.$O212])*([.AA$3]-[.B$13]/2)" office:value-type="float" office:value="-102.083566365885" calcext:value-type="float">
            <text:p>-102.083566365885</text:p>
          </table:table-cell>
          <table:table-cell table:formula="of:=COS([.$O212])*([.AB$3]-[.B$12]/2)-SIN([.$O212])*([.AC$3]-[.B$13]/2)" office:value-type="float" office:value="715.554991232695" calcext:value-type="float">
            <text:p>715.554991232695</text:p>
          </table:table-cell>
          <table:table-cell table:formula="of:=SIN([.$O212])*([.AB$3]-[.B$12]/2)+COS([.$O212])*([.AC$3]-[.B$13]/2)" office:value-type="float" office:value="102.083566365885" calcext:value-type="float">
            <text:p>102.083566365885</text:p>
          </table:table-cell>
          <table:table-cell table:formula="of:=COS([.$O212])*([.AD$3]-[.B$12]/2)-SIN([.$O212])*([.AE$3]-[.B$13]/2)" office:value-type="float" office:value="101.563173153526" calcext:value-type="float">
            <text:p>101.563173153526</text:p>
          </table:table-cell>
          <table:table-cell table:formula="of:=SIN([.$O212])*([.AD$3]-[.B$12]/2)+COS([.$O212])*([.AE$3]-[.B$13]/2)" office:value-type="float" office:value="715.629039278722" calcext:value-type="float">
            <text:p>715.629039278722</text:p>
          </table:table-cell>
          <table:table-cell table:formula="of:=COS([.$O212])*([.AF$3]-[.B$12]/2)-SIN([.$O212])*([.AG$3]-[.B$13]/2)" office:value-type="float" office:value="322.675156384821" calcext:value-type="float">
            <text:p>322.675156384821</text:p>
          </table:table-cell>
          <table:table-cell table:formula="of:=SIN([.$O212])*([.AF$3]-[.B$12]/2)+COS([.$O212])*([.AG$3]-[.B$13]/2)" office:value-type="float" office:value="-644.764099071925" calcext:value-type="float">
            <text:p>-644.764099071925</text:p>
          </table:table-cell>
          <table:table-cell table:formula="of:=MIN([.X212];[.Z212];[.AB212];[.AD212])" office:value-type="float" office:value="-715.554991232695" calcext:value-type="float">
            <text:p>-715.554991232695</text:p>
          </table:table-cell>
          <table:table-cell table:formula="of:=MIN([.Y212];[.AA212];[.AC212];[.AE212])" office:value-type="float" office:value="-715.629039278722" calcext:value-type="float">
            <text:p>-715.629039278722</text:p>
          </table:table-cell>
          <table:table-cell table:formula="of:=[.AF212]-[.$AH212]" office:value-type="float" office:value="1038.23014761752" calcext:value-type="float">
            <text:p>1038.23014761752</text:p>
          </table:table-cell>
          <table:table-cell table:formula="of:=[.AG212]-[.$AI212]" office:value-type="float" office:value="70.8649402067969" calcext:value-type="float">
            <text:p>70.8649402067969</text:p>
          </table:table-cell>
          <table:table-cell table:formula="of:=[.AF$3]-[.AJ212]" office:value-type="float" office:value="-688.230147617516" calcext:value-type="float">
            <text:p>-688.230147617516</text:p>
          </table:table-cell>
          <table:table-cell table:formula="of:=[.AG$3]-[.AK212]" office:value-type="float" office:value="-320.864940206797" calcext:value-type="float">
            <text:p>-320.86494020679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2847351.jpg</text:p>
          </table:table-cell>
          <table:table-cell table:formula="of:=MID([.C213];5;4)" office:value-type="string" office:string-value="2021" calcext:value-type="string">
            <text:p>2021</text:p>
          </table:table-cell>
          <table:table-cell table:formula="of:=MID([.C213];9;2)" office:value-type="string" office:string-value="07" calcext:value-type="string">
            <text:p>07</text:p>
          </table:table-cell>
          <table:table-cell table:formula="of:=MID([.C213];11;2)" office:value-type="string" office:string-value="05" calcext:value-type="string">
            <text:p>05</text:p>
          </table:table-cell>
          <table:table-cell table:formula="of:=MID([.C213];14;2)" office:value-type="string" office:string-value="05" calcext:value-type="string">
            <text:p>05</text:p>
          </table:table-cell>
          <table:table-cell table:formula="of:=MID([.C213];16;2)" office:value-type="string" office:string-value="28" calcext:value-type="string">
            <text:p>28</text:p>
          </table:table-cell>
          <table:table-cell table:formula="of:=MID([.C213];18;2)" office:value-type="string" office:string-value="47" calcext:value-type="string">
            <text:p>47</text:p>
          </table:table-cell>
          <table:table-cell table:formula="of:=DATE([.D213];[.E213];[.F213])+TIME([.G213];[.H213];[.I213])" office:value-type="date" office:date-value="2021-07-05T05:28:47" calcext:value-type="date">
            <text:p>05/07/21 05:28:47</text:p>
          </table:table-cell>
          <table:table-cell table:formula="of:=IF([.C213]&lt;&gt;&quot;&quot;;CONCATENATE(&quot;mogrify -rotate &quot;;ROUND([.N213];3);&quot; -background black &quot;;[.C213]);&quot;&quot;)" office:value-type="string" office:string-value="mogrify -rotate 45.521 -background black IMG_20210705_052847351.jpg" calcext:value-type="string">
            <text:p>mogrify -rotate 45.521 -background black IMG_20210705_052847351.jpg</text:p>
          </table:table-cell>
          <table:table-cell table:formula="of:=IF([.C213]&lt;&gt;&quot;&quot;;CONCATENATE(&quot;mogrify -crop &quot;;ROUND([.B$22]);&quot;x&quot;;ROUND([.B$23]);&quot;+&quot;;ROUND([.B$30]+[.B$33]-[.AL213]);&quot;+&quot;;ROUND([.B$31]+[.B$34]-[.AM213]);&quot; &quot;;[.C213]);&quot;&quot;)" office:value-type="string" office:string-value="mogrify -crop 2538x1941+2271+1137 IMG_20210705_052847351.jpg" calcext:value-type="string">
            <text:p>mogrify -crop 2538x1941+2271+1137 IMG_20210705_052847351.jpg</text:p>
          </table:table-cell>
          <table:table-cell/>
          <table:table-cell table:formula="of:=IF([.C213]&lt;&gt;&quot;&quot;;([.J213]-[.J$3])*360*[.B$35];0)" office:value-type="float" office:value="45.5208333319752" calcext:value-type="float">
            <text:p>45.5208333319752</text:p>
          </table:table-cell>
          <table:table-cell table:formula="of:=[.N213]/180*PI()" office:value-type="float" office:value="0.794488419894547" calcext:value-type="float">
            <text:p>0.794488419894547</text:p>
          </table:table-cell>
          <table:table-cell table:formula="of:=COS([.$O213])*([.P$3]-[.B$14])-SIN([.$O213])*([.Q$3]-[.B$15])" office:value-type="float" office:value="-423.60377042768" calcext:value-type="float">
            <text:p>-423.60377042768</text:p>
          </table:table-cell>
          <table:table-cell table:formula="of:=SIN([.$O213])*([.P$3]-[.B$14])+COS([.$O213])*([.Q$3]-[.B$15])" office:value-type="float" office:value="-74.5643727221876" calcext:value-type="float">
            <text:p>-74.5643727221876</text:p>
          </table:table-cell>
          <table:table-cell table:formula="of:=COS([.$O213])*([.R$3]-[.B$14])-SIN([.$O213])*([.S$3]-[.B$15])" office:value-type="float" office:value="-1042.92633591853" calcext:value-type="float">
            <text:p>-1042.92633591853</text:p>
          </table:table-cell>
          <table:table-cell table:formula="of:=SIN([.$O213])*([.R$3]-[.B$14])+COS([.$O213])*([.S$3]-[.B$15])" office:value-type="float" office:value="533.599716873566" calcext:value-type="float">
            <text:p>533.599716873566</text:p>
          </table:table-cell>
          <table:table-cell table:formula="of:=COS([.$O213])*([.T$3]-[.B$14])-SIN([.$O213])*([.U$3]-[.B$15])" office:value-type="float" office:value="386.34748253625" calcext:value-type="float">
            <text:p>386.34748253625</text:p>
          </table:table-cell>
          <table:table-cell table:formula="of:=SIN([.$O213])*([.T$3]-[.B$14])+COS([.$O213])*([.U$3]-[.B$15])" office:value-type="float" office:value="750.247707585902" calcext:value-type="float">
            <text:p>750.247707585902</text:p>
          </table:table-cell>
          <table:table-cell table:formula="of:=COS([.$O213])*([.V$3]-[.B$14])-SIN([.$O213])*([.W$3]-[.B$15])" office:value-type="float" office:value="-232.975082954599" calcext:value-type="float">
            <text:p>-232.975082954599</text:p>
          </table:table-cell>
          <table:table-cell table:formula="of:=SIN([.$O213])*([.V$3]-[.B$14])+COS([.$O213])*([.W$3]-[.B$15])" office:value-type="float" office:value="1358.41179718166" calcext:value-type="float">
            <text:p>1358.41179718166</text:p>
          </table:table-cell>
          <table:table-cell table:formula="of:=COS([.$O213])*([.X$3]-[.B$12]/2)-SIN([.$O213])*([.Y$3]-[.B$13]/2)" office:value-type="float" office:value="-95.3143437365405" calcext:value-type="float">
            <text:p>-95.3143437365405</text:p>
          </table:table-cell>
          <table:table-cell table:formula="of:=SIN([.$O213])*([.X$3]-[.B$12]/2)+COS([.$O213])*([.Y$3]-[.B$13]/2)" office:value-type="float" office:value="-716.488084951922" calcext:value-type="float">
            <text:p>-716.488084951922</text:p>
          </table:table-cell>
          <table:table-cell table:formula="of:=COS([.$O213])*([.Z$3]-[.B$12]/2)-SIN([.$O213])*([.AA$3]-[.B$13]/2)" office:value-type="float" office:value="-714.63690922739" calcext:value-type="float">
            <text:p>-714.63690922739</text:p>
          </table:table-cell>
          <table:table-cell table:formula="of:=SIN([.$O213])*([.Z$3]-[.B$12]/2)+COS([.$O213])*([.AA$3]-[.B$13]/2)" office:value-type="float" office:value="-108.323995356168" calcext:value-type="float">
            <text:p>-108.323995356168</text:p>
          </table:table-cell>
          <table:table-cell table:formula="of:=COS([.$O213])*([.AB$3]-[.B$12]/2)-SIN([.$O213])*([.AC$3]-[.B$13]/2)" office:value-type="float" office:value="714.63690922739" calcext:value-type="float">
            <text:p>714.63690922739</text:p>
          </table:table-cell>
          <table:table-cell table:formula="of:=SIN([.$O213])*([.AB$3]-[.B$12]/2)+COS([.$O213])*([.AC$3]-[.B$13]/2)" office:value-type="float" office:value="108.323995356168" calcext:value-type="float">
            <text:p>108.323995356168</text:p>
          </table:table-cell>
          <table:table-cell table:formula="of:=COS([.$O213])*([.AD$3]-[.B$12]/2)-SIN([.$O213])*([.AE$3]-[.B$13]/2)" office:value-type="float" office:value="95.3143437365405" calcext:value-type="float">
            <text:p>95.3143437365405</text:p>
          </table:table-cell>
          <table:table-cell table:formula="of:=SIN([.$O213])*([.AD$3]-[.B$12]/2)+COS([.$O213])*([.AE$3]-[.B$13]/2)" office:value-type="float" office:value="716.488084951922" calcext:value-type="float">
            <text:p>716.488084951922</text:p>
          </table:table-cell>
          <table:table-cell table:formula="of:=COS([.$O213])*([.AF$3]-[.B$12]/2)-SIN([.$O213])*([.AG$3]-[.B$13]/2)" office:value-type="float" office:value="328.289426691139" calcext:value-type="float">
            <text:p>328.289426691139</text:p>
          </table:table-cell>
          <table:table-cell table:formula="of:=SIN([.$O213])*([.AF$3]-[.B$12]/2)+COS([.$O213])*([.AG$3]-[.B$13]/2)" office:value-type="float" office:value="-641.923712229734" calcext:value-type="float">
            <text:p>-641.923712229734</text:p>
          </table:table-cell>
          <table:table-cell table:formula="of:=MIN([.X213];[.Z213];[.AB213];[.AD213])" office:value-type="float" office:value="-714.63690922739" calcext:value-type="float">
            <text:p>-714.63690922739</text:p>
          </table:table-cell>
          <table:table-cell table:formula="of:=MIN([.Y213];[.AA213];[.AC213];[.AE213])" office:value-type="float" office:value="-716.488084951922" calcext:value-type="float">
            <text:p>-716.488084951922</text:p>
          </table:table-cell>
          <table:table-cell table:formula="of:=[.AF213]-[.$AH213]" office:value-type="float" office:value="1042.92633591853" calcext:value-type="float">
            <text:p>1042.92633591853</text:p>
          </table:table-cell>
          <table:table-cell table:formula="of:=[.AG213]-[.$AI213]" office:value-type="float" office:value="74.5643727221876" calcext:value-type="float">
            <text:p>74.5643727221876</text:p>
          </table:table-cell>
          <table:table-cell table:formula="of:=[.AF$3]-[.AJ213]" office:value-type="float" office:value="-692.92633591853" calcext:value-type="float">
            <text:p>-692.92633591853</text:p>
          </table:table-cell>
          <table:table-cell table:formula="of:=[.AG$3]-[.AK213]" office:value-type="float" office:value="-324.564372722188" calcext:value-type="float">
            <text:p>-324.56437272218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3047439.jpg</text:p>
          </table:table-cell>
          <table:table-cell table:formula="of:=MID([.C214];5;4)" office:value-type="string" office:string-value="2021" calcext:value-type="string">
            <text:p>2021</text:p>
          </table:table-cell>
          <table:table-cell table:formula="of:=MID([.C214];9;2)" office:value-type="string" office:string-value="07" calcext:value-type="string">
            <text:p>07</text:p>
          </table:table-cell>
          <table:table-cell table:formula="of:=MID([.C214];11;2)" office:value-type="string" office:string-value="05" calcext:value-type="string">
            <text:p>05</text:p>
          </table:table-cell>
          <table:table-cell table:formula="of:=MID([.C214];14;2)" office:value-type="string" office:string-value="05" calcext:value-type="string">
            <text:p>05</text:p>
          </table:table-cell>
          <table:table-cell table:formula="of:=MID([.C214];16;2)" office:value-type="string" office:string-value="30" calcext:value-type="string">
            <text:p>30</text:p>
          </table:table-cell>
          <table:table-cell table:formula="of:=MID([.C214];18;2)" office:value-type="string" office:string-value="47" calcext:value-type="string">
            <text:p>47</text:p>
          </table:table-cell>
          <table:table-cell table:formula="of:=DATE([.D214];[.E214];[.F214])+TIME([.G214];[.H214];[.I214])" office:value-type="date" office:date-value="2021-07-05T05:30:47" calcext:value-type="date">
            <text:p>05/07/21 05:30:47</text:p>
          </table:table-cell>
          <table:table-cell table:formula="of:=IF([.C214]&lt;&gt;&quot;&quot;;CONCATENATE(&quot;mogrify -rotate &quot;;ROUND([.N214];3);&quot; -background black &quot;;[.C214]);&quot;&quot;)" office:value-type="string" office:string-value="mogrify -rotate 46.021 -background black IMG_20210705_053047439.jpg" calcext:value-type="string">
            <text:p>mogrify -rotate 46.021 -background black IMG_20210705_053047439.jpg</text:p>
          </table:table-cell>
          <table:table-cell table:formula="of:=IF([.C214]&lt;&gt;&quot;&quot;;CONCATENATE(&quot;mogrify -crop &quot;;ROUND([.B$22]);&quot;x&quot;;ROUND([.B$23]);&quot;+&quot;;ROUND([.B$30]+[.B$33]-[.AL214]);&quot;+&quot;;ROUND([.B$31]+[.B$34]-[.AM214]);&quot; &quot;;[.C214]);&quot;&quot;)" office:value-type="string" office:string-value="mogrify -crop 2538x1941+2276+1141 IMG_20210705_053047439.jpg" calcext:value-type="string">
            <text:p>mogrify -crop 2538x1941+2276+1141 IMG_20210705_053047439.jpg</text:p>
          </table:table-cell>
          <table:table-cell/>
          <table:table-cell table:formula="of:=IF([.C214]&lt;&gt;&quot;&quot;;([.J214]-[.J$3])*360*[.B$35];0)" office:value-type="float" office:value="46.020833333605" calcext:value-type="float">
            <text:p>46.020833333605</text:p>
          </table:table-cell>
          <table:table-cell table:formula="of:=[.N214]/180*PI()" office:value-type="float" office:value="0.803215066182965" calcext:value-type="float">
            <text:p>0.803215066182965</text:p>
          </table:table-cell>
          <table:table-cell table:formula="of:=COS([.$O214])*([.P$3]-[.B$14])-SIN([.$O214])*([.Q$3]-[.B$15])" office:value-type="float" office:value="-422.936952246397" calcext:value-type="float">
            <text:p>-422.936952246397</text:p>
          </table:table-cell>
          <table:table-cell table:formula="of:=SIN([.$O214])*([.P$3]-[.B$14])+COS([.$O214])*([.Q$3]-[.B$15])" office:value-type="float" office:value="-78.2581268912652" calcext:value-type="float">
            <text:p>-78.2581268912652</text:p>
          </table:table-cell>
          <table:table-cell table:formula="of:=COS([.$O214])*([.R$3]-[.B$14])-SIN([.$O214])*([.S$3]-[.B$15])" office:value-type="float" office:value="-1047.5431013655" calcext:value-type="float">
            <text:p>-1047.5431013655</text:p>
          </table:table-cell>
          <table:table-cell table:formula="of:=SIN([.$O214])*([.R$3]-[.B$14])+COS([.$O214])*([.S$3]-[.B$15])" office:value-type="float" office:value="524.478265309009" calcext:value-type="float">
            <text:p>524.478265309009</text:p>
          </table:table-cell>
          <table:table-cell table:formula="of:=COS([.$O214])*([.T$3]-[.B$14])-SIN([.$O214])*([.U$3]-[.B$15])" office:value-type="float" office:value="379.785708333692" calcext:value-type="float">
            <text:p>379.785708333692</text:p>
          </table:table-cell>
          <table:table-cell table:formula="of:=SIN([.$O214])*([.T$3]-[.B$14])+COS([.$O214])*([.U$3]-[.B$15])" office:value-type="float" office:value="753.590615483948" calcext:value-type="float">
            <text:p>753.590615483948</text:p>
          </table:table-cell>
          <table:table-cell table:formula="of:=COS([.$O214])*([.V$3]-[.B$14])-SIN([.$O214])*([.W$3]-[.B$15])" office:value-type="float" office:value="-244.820440785413" calcext:value-type="float">
            <text:p>-244.820440785413</text:p>
          </table:table-cell>
          <table:table-cell table:formula="of:=SIN([.$O214])*([.V$3]-[.B$14])+COS([.$O214])*([.W$3]-[.B$15])" office:value-type="float" office:value="1356.32700768422" calcext:value-type="float">
            <text:p>1356.32700768422</text:p>
          </table:table-cell>
          <table:table-cell table:formula="of:=COS([.$O214])*([.X$3]-[.B$12]/2)-SIN([.$O214])*([.Y$3]-[.B$13]/2)" office:value-type="float" office:value="-89.0582557304919" calcext:value-type="float">
            <text:p>-89.0582557304919</text:p>
          </table:table-cell>
          <table:table-cell table:formula="of:=SIN([.$O214])*([.X$3]-[.B$12]/2)+COS([.$O214])*([.Y$3]-[.B$13]/2)" office:value-type="float" office:value="-717.292567287744" calcext:value-type="float">
            <text:p>-717.292567287744</text:p>
          </table:table-cell>
          <table:table-cell table:formula="of:=COS([.$O214])*([.Z$3]-[.B$12]/2)-SIN([.$O214])*([.AA$3]-[.B$13]/2)" office:value-type="float" office:value="-713.664404849597" calcext:value-type="float">
            <text:p>-713.664404849597</text:p>
          </table:table-cell>
          <table:table-cell table:formula="of:=SIN([.$O214])*([.Z$3]-[.B$12]/2)+COS([.$O214])*([.AA$3]-[.B$13]/2)" office:value-type="float" office:value="-114.55617508747" calcext:value-type="float">
            <text:p>-114.55617508747</text:p>
          </table:table-cell>
          <table:table-cell table:formula="of:=COS([.$O214])*([.AB$3]-[.B$12]/2)-SIN([.$O214])*([.AC$3]-[.B$13]/2)" office:value-type="float" office:value="713.664404849597" calcext:value-type="float">
            <text:p>713.664404849597</text:p>
          </table:table-cell>
          <table:table-cell table:formula="of:=SIN([.$O214])*([.AB$3]-[.B$12]/2)+COS([.$O214])*([.AC$3]-[.B$13]/2)" office:value-type="float" office:value="114.55617508747" calcext:value-type="float">
            <text:p>114.55617508747</text:p>
          </table:table-cell>
          <table:table-cell table:formula="of:=COS([.$O214])*([.AD$3]-[.B$12]/2)-SIN([.$O214])*([.AE$3]-[.B$13]/2)" office:value-type="float" office:value="89.0582557304919" calcext:value-type="float">
            <text:p>89.0582557304919</text:p>
          </table:table-cell>
          <table:table-cell table:formula="of:=SIN([.$O214])*([.AD$3]-[.B$12]/2)+COS([.$O214])*([.AE$3]-[.B$13]/2)" office:value-type="float" office:value="717.292567287744" calcext:value-type="float">
            <text:p>717.292567287744</text:p>
          </table:table-cell>
          <table:table-cell table:formula="of:=COS([.$O214])*([.AF$3]-[.B$12]/2)-SIN([.$O214])*([.AG$3]-[.B$13]/2)" office:value-type="float" office:value="333.878696515905" calcext:value-type="float">
            <text:p>333.878696515905</text:p>
          </table:table-cell>
          <table:table-cell table:formula="of:=SIN([.$O214])*([.AF$3]-[.B$12]/2)+COS([.$O214])*([.AG$3]-[.B$13]/2)" office:value-type="float" office:value="-639.034440396479" calcext:value-type="float">
            <text:p>-639.034440396479</text:p>
          </table:table-cell>
          <table:table-cell table:formula="of:=MIN([.X214];[.Z214];[.AB214];[.AD214])" office:value-type="float" office:value="-713.664404849597" calcext:value-type="float">
            <text:p>-713.664404849597</text:p>
          </table:table-cell>
          <table:table-cell table:formula="of:=MIN([.Y214];[.AA214];[.AC214];[.AE214])" office:value-type="float" office:value="-717.292567287744" calcext:value-type="float">
            <text:p>-717.292567287744</text:p>
          </table:table-cell>
          <table:table-cell table:formula="of:=[.AF214]-[.$AH214]" office:value-type="float" office:value="1047.5431013655" calcext:value-type="float">
            <text:p>1047.5431013655</text:p>
          </table:table-cell>
          <table:table-cell table:formula="of:=[.AG214]-[.$AI214]" office:value-type="float" office:value="78.2581268912651" calcext:value-type="float">
            <text:p>78.2581268912651</text:p>
          </table:table-cell>
          <table:table-cell table:formula="of:=[.AF$3]-[.AJ214]" office:value-type="float" office:value="-697.543101365501" calcext:value-type="float">
            <text:p>-697.543101365501</text:p>
          </table:table-cell>
          <table:table-cell table:formula="of:=[.AG$3]-[.AK214]" office:value-type="float" office:value="-328.258126891265" calcext:value-type="float">
            <text:p>-328.25812689126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3247528.jpg</text:p>
          </table:table-cell>
          <table:table-cell table:formula="of:=MID([.C215];5;4)" office:value-type="string" office:string-value="2021" calcext:value-type="string">
            <text:p>2021</text:p>
          </table:table-cell>
          <table:table-cell table:formula="of:=MID([.C215];9;2)" office:value-type="string" office:string-value="07" calcext:value-type="string">
            <text:p>07</text:p>
          </table:table-cell>
          <table:table-cell table:formula="of:=MID([.C215];11;2)" office:value-type="string" office:string-value="05" calcext:value-type="string">
            <text:p>05</text:p>
          </table:table-cell>
          <table:table-cell table:formula="of:=MID([.C215];14;2)" office:value-type="string" office:string-value="05" calcext:value-type="string">
            <text:p>05</text:p>
          </table:table-cell>
          <table:table-cell table:formula="of:=MID([.C215];16;2)" office:value-type="string" office:string-value="32" calcext:value-type="string">
            <text:p>32</text:p>
          </table:table-cell>
          <table:table-cell table:formula="of:=MID([.C215];18;2)" office:value-type="string" office:string-value="47" calcext:value-type="string">
            <text:p>47</text:p>
          </table:table-cell>
          <table:table-cell table:formula="of:=DATE([.D215];[.E215];[.F215])+TIME([.G215];[.H215];[.I215])" office:value-type="date" office:date-value="2021-07-05T05:32:47" calcext:value-type="date">
            <text:p>05/07/21 05:32:47</text:p>
          </table:table-cell>
          <table:table-cell table:formula="of:=IF([.C215]&lt;&gt;&quot;&quot;;CONCATENATE(&quot;mogrify -rotate &quot;;ROUND([.N215];3);&quot; -background black &quot;;[.C215]);&quot;&quot;)" office:value-type="string" office:string-value="mogrify -rotate 46.521 -background black IMG_20210705_053247528.jpg" calcext:value-type="string">
            <text:p>mogrify -rotate 46.521 -background black IMG_20210705_053247528.jpg</text:p>
          </table:table-cell>
          <table:table-cell table:formula="of:=IF([.C215]&lt;&gt;&quot;&quot;;CONCATENATE(&quot;mogrify -crop &quot;;ROUND([.B$22]);&quot;x&quot;;ROUND([.B$23]);&quot;+&quot;;ROUND([.B$30]+[.B$33]-[.AL215]);&quot;+&quot;;ROUND([.B$31]+[.B$34]-[.AM215]);&quot; &quot;;[.C215]);&quot;&quot;)" office:value-type="string" office:string-value="mogrify -crop 2538x1941+2280+1144 IMG_20210705_053247528.jpg" calcext:value-type="string">
            <text:p>mogrify -crop 2538x1941+2280+1144 IMG_20210705_053247528.jpg</text:p>
          </table:table-cell>
          <table:table-cell/>
          <table:table-cell table:formula="of:=IF([.C215]&lt;&gt;&quot;&quot;;([.J215]-[.J$3])*360*[.B$35];0)" office:value-type="float" office:value="46.5208333326154" calcext:value-type="float">
            <text:p>46.5208333326154</text:p>
          </table:table-cell>
          <table:table-cell table:formula="of:=[.N215]/180*PI()" office:value-type="float" office:value="0.811941712425666" calcext:value-type="float">
            <text:p>0.811941712425666</text:p>
          </table:table-cell>
          <table:table-cell table:formula="of:=COS([.$O215])*([.P$3]-[.B$14])-SIN([.$O215])*([.Q$3]-[.B$15])" office:value-type="float" office:value="-422.237925782269" calcext:value-type="float">
            <text:p>-422.237925782269</text:p>
          </table:table-cell>
          <table:table-cell table:formula="of:=SIN([.$O215])*([.P$3]-[.B$14])+COS([.$O215])*([.Q$3]-[.B$15])" office:value-type="float" office:value="-81.9459213816494" calcext:value-type="float">
            <text:p>-81.9459213816494</text:p>
          </table:table-cell>
          <table:table-cell table:formula="of:=COS([.$O215])*([.R$3]-[.B$14])-SIN([.$O215])*([.S$3]-[.B$15])" office:value-type="float" office:value="-1052.0800923255" calcext:value-type="float">
            <text:p>-1052.0800923255</text:p>
          </table:table-cell>
          <table:table-cell table:formula="of:=SIN([.$O215])*([.R$3]-[.B$14])+COS([.$O215])*([.S$3]-[.B$15])" office:value-type="float" office:value="515.316872741785" calcext:value-type="float">
            <text:p>515.316872741785</text:p>
          </table:table-cell>
          <table:table-cell table:formula="of:=COS([.$O215])*([.T$3]-[.B$14])-SIN([.$O215])*([.U$3]-[.B$15])" office:value-type="float" office:value="373.195012013457" calcext:value-type="float">
            <text:p>373.195012013457</text:p>
          </table:table-cell>
          <table:table-cell table:formula="of:=SIN([.$O215])*([.T$3]-[.B$14])+COS([.$O215])*([.U$3]-[.B$15])" office:value-type="float" office:value="756.876134521545" calcext:value-type="float">
            <text:p>756.876134521545</text:p>
          </table:table-cell>
          <table:table-cell table:formula="of:=COS([.$O215])*([.V$3]-[.B$14])-SIN([.$O215])*([.W$3]-[.B$15])" office:value-type="float" office:value="-256.647154529772" calcext:value-type="float">
            <text:p>-256.647154529772</text:p>
          </table:table-cell>
          <table:table-cell table:formula="of:=SIN([.$O215])*([.V$3]-[.B$14])+COS([.$O215])*([.W$3]-[.B$15])" office:value-type="float" office:value="1354.13892864498" calcext:value-type="float">
            <text:p>1354.13892864498</text:p>
          </table:table-cell>
          <table:table-cell table:formula="of:=COS([.$O215])*([.X$3]-[.B$12]/2)-SIN([.$O215])*([.Y$3]-[.B$13]/2)" office:value-type="float" office:value="-82.7953856262482" calcext:value-type="float">
            <text:p>-82.7953856262482</text:p>
          </table:table-cell>
          <table:table-cell table:formula="of:=SIN([.$O215])*([.X$3]-[.B$12]/2)+COS([.$O215])*([.Y$3]-[.B$13]/2)" office:value-type="float" office:value="-718.042425013314" calcext:value-type="float">
            <text:p>-718.042425013314</text:p>
          </table:table-cell>
          <table:table-cell table:formula="of:=COS([.$O215])*([.Z$3]-[.B$12]/2)-SIN([.$O215])*([.AA$3]-[.B$13]/2)" office:value-type="float" office:value="-712.637552169477" calcext:value-type="float">
            <text:p>-712.637552169477</text:p>
          </table:table-cell>
          <table:table-cell table:formula="of:=SIN([.$O215])*([.Z$3]-[.B$12]/2)+COS([.$O215])*([.AA$3]-[.B$13]/2)" office:value-type="float" office:value="-120.77963088988" calcext:value-type="float">
            <text:p>-120.77963088988</text:p>
          </table:table-cell>
          <table:table-cell table:formula="of:=COS([.$O215])*([.AB$3]-[.B$12]/2)-SIN([.$O215])*([.AC$3]-[.B$13]/2)" office:value-type="float" office:value="712.637552169477" calcext:value-type="float">
            <text:p>712.637552169477</text:p>
          </table:table-cell>
          <table:table-cell table:formula="of:=SIN([.$O215])*([.AB$3]-[.B$12]/2)+COS([.$O215])*([.AC$3]-[.B$13]/2)" office:value-type="float" office:value="120.77963088988" calcext:value-type="float">
            <text:p>120.77963088988</text:p>
          </table:table-cell>
          <table:table-cell table:formula="of:=COS([.$O215])*([.AD$3]-[.B$12]/2)-SIN([.$O215])*([.AE$3]-[.B$13]/2)" office:value-type="float" office:value="82.7953856262482" calcext:value-type="float">
            <text:p>82.7953856262482</text:p>
          </table:table-cell>
          <table:table-cell table:formula="of:=SIN([.$O215])*([.AD$3]-[.B$12]/2)+COS([.$O215])*([.AE$3]-[.B$13]/2)" office:value-type="float" office:value="718.042425013314" calcext:value-type="float">
            <text:p>718.042425013314</text:p>
          </table:table-cell>
          <table:table-cell table:formula="of:=COS([.$O215])*([.AF$3]-[.B$12]/2)-SIN([.$O215])*([.AG$3]-[.B$13]/2)" office:value-type="float" office:value="339.44254015602" calcext:value-type="float">
            <text:p>339.44254015602</text:p>
          </table:table-cell>
          <table:table-cell table:formula="of:=SIN([.$O215])*([.AF$3]-[.B$12]/2)+COS([.$O215])*([.AG$3]-[.B$13]/2)" office:value-type="float" office:value="-636.096503631665" calcext:value-type="float">
            <text:p>-636.096503631665</text:p>
          </table:table-cell>
          <table:table-cell table:formula="of:=MIN([.X215];[.Z215];[.AB215];[.AD215])" office:value-type="float" office:value="-712.637552169477" calcext:value-type="float">
            <text:p>-712.637552169477</text:p>
          </table:table-cell>
          <table:table-cell table:formula="of:=MIN([.Y215];[.AA215];[.AC215];[.AE215])" office:value-type="float" office:value="-718.042425013314" calcext:value-type="float">
            <text:p>-718.042425013314</text:p>
          </table:table-cell>
          <table:table-cell table:formula="of:=[.AF215]-[.$AH215]" office:value-type="float" office:value="1052.0800923255" calcext:value-type="float">
            <text:p>1052.0800923255</text:p>
          </table:table-cell>
          <table:table-cell table:formula="of:=[.AG215]-[.$AI215]" office:value-type="float" office:value="81.9459213816494" calcext:value-type="float">
            <text:p>81.9459213816494</text:p>
          </table:table-cell>
          <table:table-cell table:formula="of:=[.AF$3]-[.AJ215]" office:value-type="float" office:value="-702.080092325498" calcext:value-type="float">
            <text:p>-702.080092325498</text:p>
          </table:table-cell>
          <table:table-cell table:formula="of:=[.AG$3]-[.AK215]" office:value-type="float" office:value="-331.945921381649" calcext:value-type="float">
            <text:p>-331.94592138164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3447611.jpg</text:p>
          </table:table-cell>
          <table:table-cell table:formula="of:=MID([.C216];5;4)" office:value-type="string" office:string-value="2021" calcext:value-type="string">
            <text:p>2021</text:p>
          </table:table-cell>
          <table:table-cell table:formula="of:=MID([.C216];9;2)" office:value-type="string" office:string-value="07" calcext:value-type="string">
            <text:p>07</text:p>
          </table:table-cell>
          <table:table-cell table:formula="of:=MID([.C216];11;2)" office:value-type="string" office:string-value="05" calcext:value-type="string">
            <text:p>05</text:p>
          </table:table-cell>
          <table:table-cell table:formula="of:=MID([.C216];14;2)" office:value-type="string" office:string-value="05" calcext:value-type="string">
            <text:p>05</text:p>
          </table:table-cell>
          <table:table-cell table:formula="of:=MID([.C216];16;2)" office:value-type="string" office:string-value="34" calcext:value-type="string">
            <text:p>34</text:p>
          </table:table-cell>
          <table:table-cell table:formula="of:=MID([.C216];18;2)" office:value-type="string" office:string-value="47" calcext:value-type="string">
            <text:p>47</text:p>
          </table:table-cell>
          <table:table-cell table:formula="of:=DATE([.D216];[.E216];[.F216])+TIME([.G216];[.H216];[.I216])" office:value-type="date" office:date-value="2021-07-05T05:34:47" calcext:value-type="date">
            <text:p>05/07/21 05:34:47</text:p>
          </table:table-cell>
          <table:table-cell table:formula="of:=IF([.C216]&lt;&gt;&quot;&quot;;CONCATENATE(&quot;mogrify -rotate &quot;;ROUND([.N216];3);&quot; -background black &quot;;[.C216]);&quot;&quot;)" office:value-type="string" office:string-value="mogrify -rotate 47.021 -background black IMG_20210705_053447611.jpg" calcext:value-type="string">
            <text:p>mogrify -rotate 47.021 -background black IMG_20210705_053447611.jpg</text:p>
          </table:table-cell>
          <table:table-cell table:formula="of:=IF([.C216]&lt;&gt;&quot;&quot;;CONCATENATE(&quot;mogrify -crop &quot;;ROUND([.B$22]);&quot;x&quot;;ROUND([.B$23]);&quot;+&quot;;ROUND([.B$30]+[.B$33]-[.AL216]);&quot;+&quot;;ROUND([.B$31]+[.B$34]-[.AM216]);&quot; &quot;;[.C216]);&quot;&quot;)" office:value-type="string" office:string-value="mogrify -crop 2538x1941+2285+1148 IMG_20210705_053447611.jpg" calcext:value-type="string">
            <text:p>mogrify -crop 2538x1941+2285+1148 IMG_20210705_053447611.jpg</text:p>
          </table:table-cell>
          <table:table-cell/>
          <table:table-cell table:formula="of:=IF([.C216]&lt;&gt;&quot;&quot;;([.J216]-[.J$3])*360*[.B$35];0)" office:value-type="float" office:value="47.0208333342453" calcext:value-type="float">
            <text:p>47.0208333342453</text:p>
          </table:table-cell>
          <table:table-cell table:formula="of:=[.N216]/180*PI()" office:value-type="float" office:value="0.820668358714083" calcext:value-type="float">
            <text:p>0.820668358714083</text:p>
          </table:table-cell>
          <table:table-cell table:formula="of:=COS([.$O216])*([.P$3]-[.B$14])-SIN([.$O216])*([.Q$3]-[.B$15])" office:value-type="float" office:value="-421.506744261544" calcext:value-type="float">
            <text:p>-421.506744261544</text:p>
          </table:table-cell>
          <table:table-cell table:formula="of:=SIN([.$O216])*([.P$3]-[.B$14])+COS([.$O216])*([.Q$3]-[.B$15])" office:value-type="float" office:value="-85.6274753921483" calcext:value-type="float">
            <text:p>-85.6274753921483</text:p>
          </table:table-cell>
          <table:table-cell table:formula="of:=COS([.$O216])*([.R$3]-[.B$14])-SIN([.$O216])*([.S$3]-[.B$15])" office:value-type="float" office:value="-1056.53696333662" calcext:value-type="float">
            <text:p>-1056.53696333662</text:p>
          </table:table-cell>
          <table:table-cell table:formula="of:=SIN([.$O216])*([.R$3]-[.B$14])+COS([.$O216])*([.S$3]-[.B$15])" office:value-type="float" office:value="506.116236751425" calcext:value-type="float">
            <text:p>506.116236751425</text:p>
          </table:table-cell>
          <table:table-cell table:formula="of:=COS([.$O216])*([.T$3]-[.B$14])-SIN([.$O216])*([.U$3]-[.B$15])" office:value-type="float" office:value="366.575895413537" calcext:value-type="float">
            <text:p>366.575895413537</text:p>
          </table:table-cell>
          <table:table-cell table:formula="of:=SIN([.$O216])*([.T$3]-[.B$14])+COS([.$O216])*([.U$3]-[.B$15])" office:value-type="float" office:value="760.10401452812" calcext:value-type="float">
            <text:p>760.10401452812</text:p>
          </table:table-cell>
          <table:table-cell table:formula="of:=COS([.$O216])*([.V$3]-[.B$14])-SIN([.$O216])*([.W$3]-[.B$15])" office:value-type="float" office:value="-268.454323661543" calcext:value-type="float">
            <text:p>-268.454323661543</text:p>
          </table:table-cell>
          <table:table-cell table:formula="of:=SIN([.$O216])*([.V$3]-[.B$14])+COS([.$O216])*([.W$3]-[.B$15])" office:value-type="float" office:value="1351.84772667169" calcext:value-type="float">
            <text:p>1351.84772667169</text:p>
          </table:table-cell>
          <table:table-cell table:formula="of:=COS([.$O216])*([.X$3]-[.B$12]/2)-SIN([.$O216])*([.Y$3]-[.B$13]/2)" office:value-type="float" office:value="-76.5262103000005" calcext:value-type="float">
            <text:p>-76.5262103000005</text:p>
          </table:table-cell>
          <table:table-cell table:formula="of:=SIN([.$O216])*([.X$3]-[.B$12]/2)+COS([.$O216])*([.Y$3]-[.B$13]/2)" office:value-type="float" office:value="-718.73760103192" calcext:value-type="float">
            <text:p>-718.73760103192</text:p>
          </table:table-cell>
          <table:table-cell table:formula="of:=COS([.$O216])*([.Z$3]-[.B$12]/2)-SIN([.$O216])*([.AA$3]-[.B$13]/2)" office:value-type="float" office:value="-711.556429375081" calcext:value-type="float">
            <text:p>-711.556429375081</text:p>
          </table:table-cell>
          <table:table-cell table:formula="of:=SIN([.$O216])*([.Z$3]-[.B$12]/2)+COS([.$O216])*([.AA$3]-[.B$13]/2)" office:value-type="float" office:value="-126.993888888347" calcext:value-type="float">
            <text:p>-126.993888888347</text:p>
          </table:table-cell>
          <table:table-cell table:formula="of:=COS([.$O216])*([.AB$3]-[.B$12]/2)-SIN([.$O216])*([.AC$3]-[.B$13]/2)" office:value-type="float" office:value="711.556429375081" calcext:value-type="float">
            <text:p>711.556429375081</text:p>
          </table:table-cell>
          <table:table-cell table:formula="of:=SIN([.$O216])*([.AB$3]-[.B$12]/2)+COS([.$O216])*([.AC$3]-[.B$13]/2)" office:value-type="float" office:value="126.993888888347" calcext:value-type="float">
            <text:p>126.993888888347</text:p>
          </table:table-cell>
          <table:table-cell table:formula="of:=COS([.$O216])*([.AD$3]-[.B$12]/2)-SIN([.$O216])*([.AE$3]-[.B$13]/2)" office:value-type="float" office:value="76.5262103000005" calcext:value-type="float">
            <text:p>76.5262103000005</text:p>
          </table:table-cell>
          <table:table-cell table:formula="of:=SIN([.$O216])*([.AD$3]-[.B$12]/2)+COS([.$O216])*([.AE$3]-[.B$13]/2)" office:value-type="float" office:value="718.73760103192" calcext:value-type="float">
            <text:p>718.73760103192</text:p>
          </table:table-cell>
          <table:table-cell table:formula="of:=COS([.$O216])*([.AF$3]-[.B$12]/2)-SIN([.$O216])*([.AG$3]-[.B$13]/2)" office:value-type="float" office:value="344.980533961544" calcext:value-type="float">
            <text:p>344.980533961544</text:p>
          </table:table-cell>
          <table:table-cell table:formula="of:=SIN([.$O216])*([.AF$3]-[.B$12]/2)+COS([.$O216])*([.AG$3]-[.B$13]/2)" office:value-type="float" office:value="-633.110125639772" calcext:value-type="float">
            <text:p>-633.110125639772</text:p>
          </table:table-cell>
          <table:table-cell table:formula="of:=MIN([.X216];[.Z216];[.AB216];[.AD216])" office:value-type="float" office:value="-711.556429375081" calcext:value-type="float">
            <text:p>-711.556429375081</text:p>
          </table:table-cell>
          <table:table-cell table:formula="of:=MIN([.Y216];[.AA216];[.AC216];[.AE216])" office:value-type="float" office:value="-718.73760103192" calcext:value-type="float">
            <text:p>-718.73760103192</text:p>
          </table:table-cell>
          <table:table-cell table:formula="of:=[.AF216]-[.$AH216]" office:value-type="float" office:value="1056.53696333662" calcext:value-type="float">
            <text:p>1056.53696333662</text:p>
          </table:table-cell>
          <table:table-cell table:formula="of:=[.AG216]-[.$AI216]" office:value-type="float" office:value="85.6274753921483" calcext:value-type="float">
            <text:p>85.6274753921483</text:p>
          </table:table-cell>
          <table:table-cell table:formula="of:=[.AF$3]-[.AJ216]" office:value-type="float" office:value="-706.536963336624" calcext:value-type="float">
            <text:p>-706.536963336624</text:p>
          </table:table-cell>
          <table:table-cell table:formula="of:=[.AG$3]-[.AK216]" office:value-type="float" office:value="-335.627475392148" calcext:value-type="float">
            <text:p>-335.62747539214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3647695.jpg</text:p>
          </table:table-cell>
          <table:table-cell table:formula="of:=MID([.C217];5;4)" office:value-type="string" office:string-value="2021" calcext:value-type="string">
            <text:p>2021</text:p>
          </table:table-cell>
          <table:table-cell table:formula="of:=MID([.C217];9;2)" office:value-type="string" office:string-value="07" calcext:value-type="string">
            <text:p>07</text:p>
          </table:table-cell>
          <table:table-cell table:formula="of:=MID([.C217];11;2)" office:value-type="string" office:string-value="05" calcext:value-type="string">
            <text:p>05</text:p>
          </table:table-cell>
          <table:table-cell table:formula="of:=MID([.C217];14;2)" office:value-type="string" office:string-value="05" calcext:value-type="string">
            <text:p>05</text:p>
          </table:table-cell>
          <table:table-cell table:formula="of:=MID([.C217];16;2)" office:value-type="string" office:string-value="36" calcext:value-type="string">
            <text:p>36</text:p>
          </table:table-cell>
          <table:table-cell table:formula="of:=MID([.C217];18;2)" office:value-type="string" office:string-value="47" calcext:value-type="string">
            <text:p>47</text:p>
          </table:table-cell>
          <table:table-cell table:formula="of:=DATE([.D217];[.E217];[.F217])+TIME([.G217];[.H217];[.I217])" office:value-type="date" office:date-value="2021-07-05T05:36:47" calcext:value-type="date">
            <text:p>05/07/21 05:36:47</text:p>
          </table:table-cell>
          <table:table-cell table:formula="of:=IF([.C217]&lt;&gt;&quot;&quot;;CONCATENATE(&quot;mogrify -rotate &quot;;ROUND([.N217];3);&quot; -background black &quot;;[.C217]);&quot;&quot;)" office:value-type="string" office:string-value="mogrify -rotate 47.521 -background black IMG_20210705_053647695.jpg" calcext:value-type="string">
            <text:p>mogrify -rotate 47.521 -background black IMG_20210705_053647695.jpg</text:p>
          </table:table-cell>
          <table:table-cell table:formula="of:=IF([.C217]&lt;&gt;&quot;&quot;;CONCATENATE(&quot;mogrify -crop &quot;;ROUND([.B$22]);&quot;x&quot;;ROUND([.B$23]);&quot;+&quot;;ROUND([.B$30]+[.B$33]-[.AL217]);&quot;+&quot;;ROUND([.B$31]+[.B$34]-[.AM217]);&quot; &quot;;[.C217]);&quot;&quot;)" office:value-type="string" office:string-value="mogrify -crop 2538x1941+2289+1152 IMG_20210705_053647695.jpg" calcext:value-type="string">
            <text:p>mogrify -crop 2538x1941+2289+1152 IMG_20210705_053647695.jpg</text:p>
          </table:table-cell>
          <table:table-cell/>
          <table:table-cell table:formula="of:=IF([.C217]&lt;&gt;&quot;&quot;;([.J217]-[.J$3])*360*[.B$35];0)" office:value-type="float" office:value="47.5208333332557" calcext:value-type="float">
            <text:p>47.5208333332557</text:p>
          </table:table-cell>
          <table:table-cell table:formula="of:=[.N217]/180*PI()" office:value-type="float" office:value="0.829395004956784" calcext:value-type="float">
            <text:p>0.829395004956784</text:p>
          </table:table-cell>
          <table:table-cell table:formula="of:=COS([.$O217])*([.P$3]-[.B$14])-SIN([.$O217])*([.Q$3]-[.B$15])" office:value-type="float" office:value="-420.743463374188" calcext:value-type="float">
            <text:p>-420.743463374188</text:p>
          </table:table-cell>
          <table:table-cell table:formula="of:=SIN([.$O217])*([.P$3]-[.B$14])+COS([.$O217])*([.Q$3]-[.B$15])" office:value-type="float" office:value="-89.3025085195985" calcext:value-type="float">
            <text:p>-89.3025085195985</text:p>
          </table:table-cell>
          <table:table-cell table:formula="of:=COS([.$O217])*([.R$3]-[.B$14])-SIN([.$O217])*([.S$3]-[.B$15])" office:value-type="float" office:value="-1060.9133749442" calcext:value-type="float">
            <text:p>-1060.9133749442</text:p>
          </table:table-cell>
          <table:table-cell table:formula="of:=SIN([.$O217])*([.R$3]-[.B$14])+COS([.$O217])*([.S$3]-[.B$15])" office:value-type="float" office:value="496.877058098378" calcext:value-type="float">
            <text:p>496.877058098378</text:p>
          </table:table-cell>
          <table:table-cell table:formula="of:=COS([.$O217])*([.T$3]-[.B$14])-SIN([.$O217])*([.U$3]-[.B$15])" office:value-type="float" office:value="359.928862674637" calcext:value-type="float">
            <text:p>359.928862674637</text:p>
          </table:table-cell>
          <table:table-cell table:formula="of:=SIN([.$O217])*([.T$3]-[.B$14])+COS([.$O217])*([.U$3]-[.B$15])" office:value-type="float" office:value="763.274009654293" calcext:value-type="float">
            <text:p>763.274009654293</text:p>
          </table:table-cell>
          <table:table-cell table:formula="of:=COS([.$O217])*([.V$3]-[.B$14])-SIN([.$O217])*([.W$3]-[.B$15])" office:value-type="float" office:value="-280.241048895379" calcext:value-type="float">
            <text:p>-280.241048895379</text:p>
          </table:table-cell>
          <table:table-cell table:formula="of:=SIN([.$O217])*([.V$3]-[.B$14])+COS([.$O217])*([.W$3]-[.B$15])" office:value-type="float" office:value="1349.45357627227" calcext:value-type="float">
            <text:p>1349.45357627227</text:p>
          </table:table-cell>
          <table:table-cell table:formula="of:=COS([.$O217])*([.X$3]-[.B$12]/2)-SIN([.$O217])*([.Y$3]-[.B$13]/2)" office:value-type="float" office:value="-70.2512072394047" calcext:value-type="float">
            <text:p>-70.2512072394047</text:p>
          </table:table-cell>
          <table:table-cell table:formula="of:=SIN([.$O217])*([.X$3]-[.B$12]/2)+COS([.$O217])*([.Y$3]-[.B$13]/2)" office:value-type="float" office:value="-719.378042395934" calcext:value-type="float">
            <text:p>-719.378042395934</text:p>
          </table:table-cell>
          <table:table-cell table:formula="of:=COS([.$O217])*([.Z$3]-[.B$12]/2)-SIN([.$O217])*([.AA$3]-[.B$13]/2)" office:value-type="float" office:value="-710.42111880942" calcext:value-type="float">
            <text:p>-710.42111880942</text:p>
          </table:table-cell>
          <table:table-cell table:formula="of:=SIN([.$O217])*([.Z$3]-[.B$12]/2)+COS([.$O217])*([.AA$3]-[.B$13]/2)" office:value-type="float" office:value="-133.198475777958" calcext:value-type="float">
            <text:p>-133.198475777958</text:p>
          </table:table-cell>
          <table:table-cell table:formula="of:=COS([.$O217])*([.AB$3]-[.B$12]/2)-SIN([.$O217])*([.AC$3]-[.B$13]/2)" office:value-type="float" office:value="710.42111880942" calcext:value-type="float">
            <text:p>710.42111880942</text:p>
          </table:table-cell>
          <table:table-cell table:formula="of:=SIN([.$O217])*([.AB$3]-[.B$12]/2)+COS([.$O217])*([.AC$3]-[.B$13]/2)" office:value-type="float" office:value="133.198475777958" calcext:value-type="float">
            <text:p>133.198475777958</text:p>
          </table:table-cell>
          <table:table-cell table:formula="of:=COS([.$O217])*([.AD$3]-[.B$12]/2)-SIN([.$O217])*([.AE$3]-[.B$13]/2)" office:value-type="float" office:value="70.2512072394047" calcext:value-type="float">
            <text:p>70.2512072394047</text:p>
          </table:table-cell>
          <table:table-cell table:formula="of:=SIN([.$O217])*([.AD$3]-[.B$12]/2)+COS([.$O217])*([.AE$3]-[.B$13]/2)" office:value-type="float" office:value="719.378042395934" calcext:value-type="float">
            <text:p>719.378042395934</text:p>
          </table:table-cell>
          <table:table-cell table:formula="of:=COS([.$O217])*([.AF$3]-[.B$12]/2)-SIN([.$O217])*([.AG$3]-[.B$13]/2)" office:value-type="float" office:value="350.492256134784" calcext:value-type="float">
            <text:p>350.492256134784</text:p>
          </table:table-cell>
          <table:table-cell table:formula="of:=SIN([.$O217])*([.AF$3]-[.B$12]/2)+COS([.$O217])*([.AG$3]-[.B$13]/2)" office:value-type="float" office:value="-630.075533876335" calcext:value-type="float">
            <text:p>-630.075533876335</text:p>
          </table:table-cell>
          <table:table-cell table:formula="of:=MIN([.X217];[.Z217];[.AB217];[.AD217])" office:value-type="float" office:value="-710.42111880942" calcext:value-type="float">
            <text:p>-710.42111880942</text:p>
          </table:table-cell>
          <table:table-cell table:formula="of:=MIN([.Y217];[.AA217];[.AC217];[.AE217])" office:value-type="float" office:value="-719.378042395934" calcext:value-type="float">
            <text:p>-719.378042395934</text:p>
          </table:table-cell>
          <table:table-cell table:formula="of:=[.AF217]-[.$AH217]" office:value-type="float" office:value="1060.9133749442" calcext:value-type="float">
            <text:p>1060.9133749442</text:p>
          </table:table-cell>
          <table:table-cell table:formula="of:=[.AG217]-[.$AI217]" office:value-type="float" office:value="89.3025085195986" calcext:value-type="float">
            <text:p>89.3025085195986</text:p>
          </table:table-cell>
          <table:table-cell table:formula="of:=[.AF$3]-[.AJ217]" office:value-type="float" office:value="-710.913374944204" calcext:value-type="float">
            <text:p>-710.913374944204</text:p>
          </table:table-cell>
          <table:table-cell table:formula="of:=[.AG$3]-[.AK217]" office:value-type="float" office:value="-339.302508519599" calcext:value-type="float">
            <text:p>-339.30250851959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3847781.jpg</text:p>
          </table:table-cell>
          <table:table-cell table:formula="of:=MID([.C218];5;4)" office:value-type="string" office:string-value="2021" calcext:value-type="string">
            <text:p>2021</text:p>
          </table:table-cell>
          <table:table-cell table:formula="of:=MID([.C218];9;2)" office:value-type="string" office:string-value="07" calcext:value-type="string">
            <text:p>07</text:p>
          </table:table-cell>
          <table:table-cell table:formula="of:=MID([.C218];11;2)" office:value-type="string" office:string-value="05" calcext:value-type="string">
            <text:p>05</text:p>
          </table:table-cell>
          <table:table-cell table:formula="of:=MID([.C218];14;2)" office:value-type="string" office:string-value="05" calcext:value-type="string">
            <text:p>05</text:p>
          </table:table-cell>
          <table:table-cell table:formula="of:=MID([.C218];16;2)" office:value-type="string" office:string-value="38" calcext:value-type="string">
            <text:p>38</text:p>
          </table:table-cell>
          <table:table-cell table:formula="of:=MID([.C218];18;2)" office:value-type="string" office:string-value="47" calcext:value-type="string">
            <text:p>47</text:p>
          </table:table-cell>
          <table:table-cell table:formula="of:=DATE([.D218];[.E218];[.F218])+TIME([.G218];[.H218];[.I218])" office:value-type="date" office:date-value="2021-07-05T05:38:47" calcext:value-type="date">
            <text:p>05/07/21 05:38:47</text:p>
          </table:table-cell>
          <table:table-cell table:formula="of:=IF([.C218]&lt;&gt;&quot;&quot;;CONCATENATE(&quot;mogrify -rotate &quot;;ROUND([.N218];3);&quot; -background black &quot;;[.C218]);&quot;&quot;)" office:value-type="string" office:string-value="mogrify -rotate 48.021 -background black IMG_20210705_053847781.jpg" calcext:value-type="string">
            <text:p>mogrify -rotate 48.021 -background black IMG_20210705_053847781.jpg</text:p>
          </table:table-cell>
          <table:table-cell table:formula="of:=IF([.C218]&lt;&gt;&quot;&quot;;CONCATENATE(&quot;mogrify -crop &quot;;ROUND([.B$22]);&quot;x&quot;;ROUND([.B$23]);&quot;+&quot;;ROUND([.B$30]+[.B$33]-[.AL218]);&quot;+&quot;;ROUND([.B$31]+[.B$34]-[.AM218]);&quot; &quot;;[.C218]);&quot;&quot;)" office:value-type="string" office:string-value="mogrify -crop 2538x1941+2294+1155 IMG_20210705_053847781.jpg" calcext:value-type="string">
            <text:p>mogrify -crop 2538x1941+2294+1155 IMG_20210705_053847781.jpg</text:p>
          </table:table-cell>
          <table:table-cell/>
          <table:table-cell table:formula="of:=IF([.C218]&lt;&gt;&quot;&quot;;([.J218]-[.J$3])*360*[.B$35];0)" office:value-type="float" office:value="48.0208333322662" calcext:value-type="float">
            <text:p>48.0208333322662</text:p>
          </table:table-cell>
          <table:table-cell table:formula="of:=[.N218]/180*PI()" office:value-type="float" office:value="0.838121651199485" calcext:value-type="float">
            <text:p>0.838121651199485</text:p>
          </table:table-cell>
          <table:table-cell table:formula="of:=COS([.$O218])*([.P$3]-[.B$14])-SIN([.$O218])*([.Q$3]-[.B$15])" office:value-type="float" office:value="-419.948141243249" calcext:value-type="float">
            <text:p>-419.948141243249</text:p>
          </table:table-cell>
          <table:table-cell table:formula="of:=SIN([.$O218])*([.P$3]-[.B$14])+COS([.$O218])*([.Q$3]-[.B$15])" office:value-type="float" office:value="-92.9707409153032" calcext:value-type="float">
            <text:p>-92.9707409153032</text:p>
          </table:table-cell>
          <table:table-cell table:formula="of:=COS([.$O218])*([.R$3]-[.B$14])-SIN([.$O218])*([.S$3]-[.B$15])" office:value-type="float" office:value="-1065.20899389111" calcext:value-type="float">
            <text:p>-1065.20899389111</text:p>
          </table:table-cell>
          <table:table-cell table:formula="of:=SIN([.$O218])*([.R$3]-[.B$14])+COS([.$O218])*([.S$3]-[.B$15])" office:value-type="float" office:value="487.600040333768" calcext:value-type="float">
            <text:p>487.600040333768</text:p>
          </table:table-cell>
          <table:table-cell table:formula="of:=COS([.$O218])*([.T$3]-[.B$14])-SIN([.$O218])*([.U$3]-[.B$15])" office:value-type="float" office:value="353.254419959431" calcext:value-type="float">
            <text:p>353.254419959431</text:p>
          </table:table-cell>
          <table:table-cell table:formula="of:=SIN([.$O218])*([.T$3]-[.B$14])+COS([.$O218])*([.U$3]-[.B$15])" office:value-type="float" office:value="766.385878509727" calcext:value-type="float">
            <text:p>766.385878509727</text:p>
          </table:table-cell>
          <table:table-cell table:formula="of:=COS([.$O218])*([.V$3]-[.B$14])-SIN([.$O218])*([.W$3]-[.B$15])" office:value-type="float" office:value="-292.006432688429" calcext:value-type="float">
            <text:p>-292.006432688429</text:p>
          </table:table-cell>
          <table:table-cell table:formula="of:=SIN([.$O218])*([.V$3]-[.B$14])+COS([.$O218])*([.W$3]-[.B$15])" office:value-type="float" office:value="1346.9566597588" calcext:value-type="float">
            <text:p>1346.9566597588</text:p>
          </table:table-cell>
          <table:table-cell table:formula="of:=COS([.$O218])*([.X$3]-[.B$12]/2)-SIN([.$O218])*([.Y$3]-[.B$13]/2)" office:value-type="float" office:value="-63.97085427741" calcext:value-type="float">
            <text:p>-63.97085427741</text:p>
          </table:table-cell>
          <table:table-cell table:formula="of:=SIN([.$O218])*([.X$3]-[.B$12]/2)+COS([.$O218])*([.Y$3]-[.B$13]/2)" office:value-type="float" office:value="-719.963700337051" calcext:value-type="float">
            <text:p>-719.963700337051</text:p>
          </table:table-cell>
          <table:table-cell table:formula="of:=COS([.$O218])*([.Z$3]-[.B$12]/2)-SIN([.$O218])*([.AA$3]-[.B$13]/2)" office:value-type="float" office:value="-709.23170692527" calcext:value-type="float">
            <text:p>-709.23170692527</text:p>
          </table:table-cell>
          <table:table-cell table:formula="of:=SIN([.$O218])*([.Z$3]-[.B$12]/2)+COS([.$O218])*([.AA$3]-[.B$13]/2)" office:value-type="float" office:value="-139.392919087979" calcext:value-type="float">
            <text:p>-139.392919087979</text:p>
          </table:table-cell>
          <table:table-cell table:formula="of:=COS([.$O218])*([.AB$3]-[.B$12]/2)-SIN([.$O218])*([.AC$3]-[.B$13]/2)" office:value-type="float" office:value="709.23170692527" calcext:value-type="float">
            <text:p>709.23170692527</text:p>
          </table:table-cell>
          <table:table-cell table:formula="of:=SIN([.$O218])*([.AB$3]-[.B$12]/2)+COS([.$O218])*([.AC$3]-[.B$13]/2)" office:value-type="float" office:value="139.392919087979" calcext:value-type="float">
            <text:p>139.392919087979</text:p>
          </table:table-cell>
          <table:table-cell table:formula="of:=COS([.$O218])*([.AD$3]-[.B$12]/2)-SIN([.$O218])*([.AE$3]-[.B$13]/2)" office:value-type="float" office:value="63.97085427741" calcext:value-type="float">
            <text:p>63.97085427741</text:p>
          </table:table-cell>
          <table:table-cell table:formula="of:=SIN([.$O218])*([.AD$3]-[.B$12]/2)+COS([.$O218])*([.AE$3]-[.B$13]/2)" office:value-type="float" office:value="719.963700337051" calcext:value-type="float">
            <text:p>719.963700337051</text:p>
          </table:table-cell>
          <table:table-cell table:formula="of:=COS([.$O218])*([.AF$3]-[.B$12]/2)-SIN([.$O218])*([.AG$3]-[.B$13]/2)" office:value-type="float" office:value="355.977286965839" calcext:value-type="float">
            <text:p>355.977286965839</text:p>
          </table:table-cell>
          <table:table-cell table:formula="of:=SIN([.$O218])*([.AF$3]-[.B$12]/2)+COS([.$O218])*([.AG$3]-[.B$13]/2)" office:value-type="float" office:value="-626.992959421747" calcext:value-type="float">
            <text:p>-626.992959421747</text:p>
          </table:table-cell>
          <table:table-cell table:formula="of:=MIN([.X218];[.Z218];[.AB218];[.AD218])" office:value-type="float" office:value="-709.23170692527" calcext:value-type="float">
            <text:p>-709.23170692527</text:p>
          </table:table-cell>
          <table:table-cell table:formula="of:=MIN([.Y218];[.AA218];[.AC218];[.AE218])" office:value-type="float" office:value="-719.963700337051" calcext:value-type="float">
            <text:p>-719.963700337051</text:p>
          </table:table-cell>
          <table:table-cell table:formula="of:=[.AF218]-[.$AH218]" office:value-type="float" office:value="1065.20899389111" calcext:value-type="float">
            <text:p>1065.20899389111</text:p>
          </table:table-cell>
          <table:table-cell table:formula="of:=[.AG218]-[.$AI218]" office:value-type="float" office:value="92.9707409153032" calcext:value-type="float">
            <text:p>92.9707409153032</text:p>
          </table:table-cell>
          <table:table-cell table:formula="of:=[.AF$3]-[.AJ218]" office:value-type="float" office:value="-715.208993891109" calcext:value-type="float">
            <text:p>-715.208993891109</text:p>
          </table:table-cell>
          <table:table-cell table:formula="of:=[.AG$3]-[.AK218]" office:value-type="float" office:value="-342.970740915303" calcext:value-type="float">
            <text:p>-342.97074091530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4047865.jpg</text:p>
          </table:table-cell>
          <table:table-cell table:formula="of:=MID([.C219];5;4)" office:value-type="string" office:string-value="2021" calcext:value-type="string">
            <text:p>2021</text:p>
          </table:table-cell>
          <table:table-cell table:formula="of:=MID([.C219];9;2)" office:value-type="string" office:string-value="07" calcext:value-type="string">
            <text:p>07</text:p>
          </table:table-cell>
          <table:table-cell table:formula="of:=MID([.C219];11;2)" office:value-type="string" office:string-value="05" calcext:value-type="string">
            <text:p>05</text:p>
          </table:table-cell>
          <table:table-cell table:formula="of:=MID([.C219];14;2)" office:value-type="string" office:string-value="05" calcext:value-type="string">
            <text:p>05</text:p>
          </table:table-cell>
          <table:table-cell table:formula="of:=MID([.C219];16;2)" office:value-type="string" office:string-value="40" calcext:value-type="string">
            <text:p>40</text:p>
          </table:table-cell>
          <table:table-cell table:formula="of:=MID([.C219];18;2)" office:value-type="string" office:string-value="47" calcext:value-type="string">
            <text:p>47</text:p>
          </table:table-cell>
          <table:table-cell table:formula="of:=DATE([.D219];[.E219];[.F219])+TIME([.G219];[.H219];[.I219])" office:value-type="date" office:date-value="2021-07-05T05:40:47" calcext:value-type="date">
            <text:p>05/07/21 05:40:47</text:p>
          </table:table-cell>
          <table:table-cell table:formula="of:=IF([.C219]&lt;&gt;&quot;&quot;;CONCATENATE(&quot;mogrify -rotate &quot;;ROUND([.N219];3);&quot; -background black &quot;;[.C219]);&quot;&quot;)" office:value-type="string" office:string-value="mogrify -rotate 48.521 -background black IMG_20210705_054047865.jpg" calcext:value-type="string">
            <text:p>mogrify -rotate 48.521 -background black IMG_20210705_054047865.jpg</text:p>
          </table:table-cell>
          <table:table-cell table:formula="of:=IF([.C219]&lt;&gt;&quot;&quot;;CONCATENATE(&quot;mogrify -crop &quot;;ROUND([.B$22]);&quot;x&quot;;ROUND([.B$23]);&quot;+&quot;;ROUND([.B$30]+[.B$33]-[.AL219]);&quot;+&quot;;ROUND([.B$31]+[.B$34]-[.AM219]);&quot; &quot;;[.C219]);&quot;&quot;)" office:value-type="string" office:string-value="mogrify -crop 2538x1941+2298+1159 IMG_20210705_054047865.jpg" calcext:value-type="string">
            <text:p>mogrify -crop 2538x1941+2298+1159 IMG_20210705_054047865.jpg</text:p>
          </table:table-cell>
          <table:table-cell/>
          <table:table-cell table:formula="of:=IF([.C219]&lt;&gt;&quot;&quot;;([.J219]-[.J$3])*360*[.B$35];0)" office:value-type="float" office:value="48.520833333896" calcext:value-type="float">
            <text:p>48.520833333896</text:p>
          </table:table-cell>
          <table:table-cell table:formula="of:=[.N219]/180*PI()" office:value-type="float" office:value="0.846848297487902" calcext:value-type="float">
            <text:p>0.846848297487902</text:p>
          </table:table-cell>
          <table:table-cell table:formula="of:=COS([.$O219])*([.P$3]-[.B$14])-SIN([.$O219])*([.Q$3]-[.B$15])" office:value-type="float" office:value="-419.120838431167" calcext:value-type="float">
            <text:p>-419.120838431167</text:p>
          </table:table-cell>
          <table:table-cell table:formula="of:=SIN([.$O219])*([.P$3]-[.B$14])+COS([.$O219])*([.Q$3]-[.B$15])" office:value-type="float" office:value="-96.631893248325" calcext:value-type="float">
            <text:p>-96.631893248325</text:p>
          </table:table-cell>
          <table:table-cell table:formula="of:=COS([.$O219])*([.R$3]-[.B$14])-SIN([.$O219])*([.S$3]-[.B$15])" office:value-type="float" office:value="-1069.42349307119" calcext:value-type="float">
            <text:p>-1069.42349307119</text:p>
          </table:table-cell>
          <table:table-cell table:formula="of:=SIN([.$O219])*([.R$3]-[.B$14])+COS([.$O219])*([.S$3]-[.B$15])" office:value-type="float" office:value="478.285889889524" calcext:value-type="float">
            <text:p>478.285889889524</text:p>
          </table:table-cell>
          <table:table-cell table:formula="of:=COS([.$O219])*([.T$3]-[.B$14])-SIN([.$O219])*([.U$3]-[.B$15])" office:value-type="float" office:value="346.553075517396" calcext:value-type="float">
            <text:p>346.553075517396</text:p>
          </table:table-cell>
          <table:table-cell table:formula="of:=SIN([.$O219])*([.T$3]-[.B$14])+COS([.$O219])*([.U$3]-[.B$15])" office:value-type="float" office:value="769.439384129402" calcext:value-type="float">
            <text:p>769.439384129402</text:p>
          </table:table-cell>
          <table:table-cell table:formula="of:=COS([.$O219])*([.V$3]-[.B$14])-SIN([.$O219])*([.W$3]-[.B$15])" office:value-type="float" office:value="-303.749579122627" calcext:value-type="float">
            <text:p>-303.749579122627</text:p>
          </table:table-cell>
          <table:table-cell table:formula="of:=SIN([.$O219])*([.V$3]-[.B$14])+COS([.$O219])*([.W$3]-[.B$15])" office:value-type="float" office:value="1344.35716726725" calcext:value-type="float">
            <text:p>1344.35716726725</text:p>
          </table:table-cell>
          <table:table-cell table:formula="of:=COS([.$O219])*([.X$3]-[.B$12]/2)-SIN([.$O219])*([.Y$3]-[.B$13]/2)" office:value-type="float" office:value="-57.6856296542699" calcext:value-type="float">
            <text:p>-57.6856296542699</text:p>
          </table:table-cell>
          <table:table-cell table:formula="of:=SIN([.$O219])*([.X$3]-[.B$12]/2)+COS([.$O219])*([.Y$3]-[.B$13]/2)" office:value-type="float" office:value="-720.494530257788" calcext:value-type="float">
            <text:p>-720.494530257788</text:p>
          </table:table-cell>
          <table:table-cell table:formula="of:=COS([.$O219])*([.Z$3]-[.B$12]/2)-SIN([.$O219])*([.AA$3]-[.B$13]/2)" office:value-type="float" office:value="-707.988284294293" calcext:value-type="float">
            <text:p>-707.988284294293</text:p>
          </table:table-cell>
          <table:table-cell table:formula="of:=SIN([.$O219])*([.Z$3]-[.B$12]/2)+COS([.$O219])*([.AA$3]-[.B$13]/2)" office:value-type="float" office:value="-145.576747119939" calcext:value-type="float">
            <text:p>-145.576747119939</text:p>
          </table:table-cell>
          <table:table-cell table:formula="of:=COS([.$O219])*([.AB$3]-[.B$12]/2)-SIN([.$O219])*([.AC$3]-[.B$13]/2)" office:value-type="float" office:value="707.988284294293" calcext:value-type="float">
            <text:p>707.988284294293</text:p>
          </table:table-cell>
          <table:table-cell table:formula="of:=SIN([.$O219])*([.AB$3]-[.B$12]/2)+COS([.$O219])*([.AC$3]-[.B$13]/2)" office:value-type="float" office:value="145.576747119939" calcext:value-type="float">
            <text:p>145.576747119939</text:p>
          </table:table-cell>
          <table:table-cell table:formula="of:=COS([.$O219])*([.AD$3]-[.B$12]/2)-SIN([.$O219])*([.AE$3]-[.B$13]/2)" office:value-type="float" office:value="57.6856296542699" calcext:value-type="float">
            <text:p>57.6856296542699</text:p>
          </table:table-cell>
          <table:table-cell table:formula="of:=SIN([.$O219])*([.AD$3]-[.B$12]/2)+COS([.$O219])*([.AE$3]-[.B$13]/2)" office:value-type="float" office:value="720.494530257788" calcext:value-type="float">
            <text:p>720.494530257788</text:p>
          </table:table-cell>
          <table:table-cell table:formula="of:=COS([.$O219])*([.AF$3]-[.B$12]/2)-SIN([.$O219])*([.AG$3]-[.B$13]/2)" office:value-type="float" office:value="361.435208776897" calcext:value-type="float">
            <text:p>361.435208776897</text:p>
          </table:table-cell>
          <table:table-cell table:formula="of:=SIN([.$O219])*([.AF$3]-[.B$12]/2)+COS([.$O219])*([.AG$3]-[.B$13]/2)" office:value-type="float" office:value="-623.862637009463" calcext:value-type="float">
            <text:p>-623.862637009463</text:p>
          </table:table-cell>
          <table:table-cell table:formula="of:=MIN([.X219];[.Z219];[.AB219];[.AD219])" office:value-type="float" office:value="-707.988284294293" calcext:value-type="float">
            <text:p>-707.988284294293</text:p>
          </table:table-cell>
          <table:table-cell table:formula="of:=MIN([.Y219];[.AA219];[.AC219];[.AE219])" office:value-type="float" office:value="-720.494530257788" calcext:value-type="float">
            <text:p>-720.494530257788</text:p>
          </table:table-cell>
          <table:table-cell table:formula="of:=[.AF219]-[.$AH219]" office:value-type="float" office:value="1069.42349307119" calcext:value-type="float">
            <text:p>1069.42349307119</text:p>
          </table:table-cell>
          <table:table-cell table:formula="of:=[.AG219]-[.$AI219]" office:value-type="float" office:value="96.6318932483249" calcext:value-type="float">
            <text:p>96.6318932483249</text:p>
          </table:table-cell>
          <table:table-cell table:formula="of:=[.AF$3]-[.AJ219]" office:value-type="float" office:value="-719.423493071191" calcext:value-type="float">
            <text:p>-719.423493071191</text:p>
          </table:table-cell>
          <table:table-cell table:formula="of:=[.AG$3]-[.AK219]" office:value-type="float" office:value="-346.631893248325" calcext:value-type="float">
            <text:p>-346.63189324832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4247925.jpg</text:p>
          </table:table-cell>
          <table:table-cell table:formula="of:=MID([.C220];5;4)" office:value-type="string" office:string-value="2021" calcext:value-type="string">
            <text:p>2021</text:p>
          </table:table-cell>
          <table:table-cell table:formula="of:=MID([.C220];9;2)" office:value-type="string" office:string-value="07" calcext:value-type="string">
            <text:p>07</text:p>
          </table:table-cell>
          <table:table-cell table:formula="of:=MID([.C220];11;2)" office:value-type="string" office:string-value="05" calcext:value-type="string">
            <text:p>05</text:p>
          </table:table-cell>
          <table:table-cell table:formula="of:=MID([.C220];14;2)" office:value-type="string" office:string-value="05" calcext:value-type="string">
            <text:p>05</text:p>
          </table:table-cell>
          <table:table-cell table:formula="of:=MID([.C220];16;2)" office:value-type="string" office:string-value="42" calcext:value-type="string">
            <text:p>42</text:p>
          </table:table-cell>
          <table:table-cell table:formula="of:=MID([.C220];18;2)" office:value-type="string" office:string-value="47" calcext:value-type="string">
            <text:p>47</text:p>
          </table:table-cell>
          <table:table-cell table:formula="of:=DATE([.D220];[.E220];[.F220])+TIME([.G220];[.H220];[.I220])" office:value-type="date" office:date-value="2021-07-05T05:42:47" calcext:value-type="date">
            <text:p>05/07/21 05:42:47</text:p>
          </table:table-cell>
          <table:table-cell table:formula="of:=IF([.C220]&lt;&gt;&quot;&quot;;CONCATENATE(&quot;mogrify -rotate &quot;;ROUND([.N220];3);&quot; -background black &quot;;[.C220]);&quot;&quot;)" office:value-type="string" office:string-value="mogrify -rotate 49.021 -background black IMG_20210705_054247925.jpg" calcext:value-type="string">
            <text:p>mogrify -rotate 49.021 -background black IMG_20210705_054247925.jpg</text:p>
          </table:table-cell>
          <table:table-cell table:formula="of:=IF([.C220]&lt;&gt;&quot;&quot;;CONCATENATE(&quot;mogrify -crop &quot;;ROUND([.B$22]);&quot;x&quot;;ROUND([.B$23]);&quot;+&quot;;ROUND([.B$30]+[.B$33]-[.AL220]);&quot;+&quot;;ROUND([.B$31]+[.B$34]-[.AM220]);&quot; &quot;;[.C220]);&quot;&quot;)" office:value-type="string" office:string-value="mogrify -crop 2538x1941+2302+1163 IMG_20210705_054247925.jpg" calcext:value-type="string">
            <text:p>mogrify -crop 2538x1941+2302+1163 IMG_20210705_054247925.jpg</text:p>
          </table:table-cell>
          <table:table-cell/>
          <table:table-cell table:formula="of:=IF([.C220]&lt;&gt;&quot;&quot;;([.J220]-[.J$3])*360*[.B$35];0)" office:value-type="float" office:value="49.0208333329065" calcext:value-type="float">
            <text:p>49.0208333329065</text:p>
          </table:table-cell>
          <table:table-cell table:formula="of:=[.N220]/180*PI()" office:value-type="float" office:value="0.855574943730604" calcext:value-type="float">
            <text:p>0.855574943730604</text:p>
          </table:table-cell>
          <table:table-cell table:formula="of:=COS([.$O220])*([.P$3]-[.B$14])-SIN([.$O220])*([.Q$3]-[.B$15])" office:value-type="float" office:value="-418.261617948923" calcext:value-type="float">
            <text:p>-418.261617948923</text:p>
          </table:table-cell>
          <table:table-cell table:formula="of:=SIN([.$O220])*([.P$3]-[.B$14])+COS([.$O220])*([.Q$3]-[.B$15])" office:value-type="float" office:value="-100.285686669381" calcext:value-type="float">
            <text:p>-100.285686669381</text:p>
          </table:table-cell>
          <table:table-cell table:formula="of:=COS([.$O220])*([.R$3]-[.B$14])-SIN([.$O220])*([.S$3]-[.B$15])" office:value-type="float" office:value="-1073.55655148986" calcext:value-type="float">
            <text:p>-1073.55655148986</text:p>
          </table:table-cell>
          <table:table-cell table:formula="of:=SIN([.$O220])*([.R$3]-[.B$14])+COS([.$O220])*([.S$3]-[.B$15])" office:value-type="float" office:value="468.935316171847" calcext:value-type="float">
            <text:p>468.935316171847</text:p>
          </table:table-cell>
          <table:table-cell table:formula="of:=COS([.$O220])*([.T$3]-[.B$14])-SIN([.$O220])*([.U$3]-[.B$15])" office:value-type="float" office:value="339.825339752067" calcext:value-type="float">
            <text:p>339.825339752067</text:p>
          </table:table-cell>
          <table:table-cell table:formula="of:=SIN([.$O220])*([.T$3]-[.B$14])+COS([.$O220])*([.U$3]-[.B$15])" office:value-type="float" office:value="772.434293945053" calcext:value-type="float">
            <text:p>772.434293945053</text:p>
          </table:table-cell>
          <table:table-cell table:formula="of:=COS([.$O220])*([.V$3]-[.B$14])-SIN([.$O220])*([.W$3]-[.B$15])" office:value-type="float" office:value="-315.469593788875" calcext:value-type="float">
            <text:p>-315.469593788875</text:p>
          </table:table-cell>
          <table:table-cell table:formula="of:=SIN([.$O220])*([.V$3]-[.B$14])+COS([.$O220])*([.W$3]-[.B$15])" office:value-type="float" office:value="1341.65529678628" calcext:value-type="float">
            <text:p>1341.65529678628</text:p>
          </table:table-cell>
          <table:table-cell table:formula="of:=COS([.$O220])*([.X$3]-[.B$12]/2)-SIN([.$O220])*([.Y$3]-[.B$13]/2)" office:value-type="float" office:value="-51.3960120800241" calcext:value-type="float">
            <text:p>-51.3960120800241</text:p>
          </table:table-cell>
          <table:table-cell table:formula="of:=SIN([.$O220])*([.X$3]-[.B$12]/2)+COS([.$O220])*([.Y$3]-[.B$13]/2)" office:value-type="float" office:value="-720.970491727831" calcext:value-type="float">
            <text:p>-720.970491727831</text:p>
          </table:table-cell>
          <table:table-cell table:formula="of:=COS([.$O220])*([.Z$3]-[.B$12]/2)-SIN([.$O220])*([.AA$3]-[.B$13]/2)" office:value-type="float" office:value="-706.690945620966" calcext:value-type="float">
            <text:p>-706.690945620966</text:p>
          </table:table-cell>
          <table:table-cell table:formula="of:=SIN([.$O220])*([.Z$3]-[.B$12]/2)+COS([.$O220])*([.AA$3]-[.B$13]/2)" office:value-type="float" office:value="-151.749488886603" calcext:value-type="float">
            <text:p>-151.749488886603</text:p>
          </table:table-cell>
          <table:table-cell table:formula="of:=COS([.$O220])*([.AB$3]-[.B$12]/2)-SIN([.$O220])*([.AC$3]-[.B$13]/2)" office:value-type="float" office:value="706.690945620966" calcext:value-type="float">
            <text:p>706.690945620966</text:p>
          </table:table-cell>
          <table:table-cell table:formula="of:=SIN([.$O220])*([.AB$3]-[.B$12]/2)+COS([.$O220])*([.AC$3]-[.B$13]/2)" office:value-type="float" office:value="151.749488886603" calcext:value-type="float">
            <text:p>151.749488886603</text:p>
          </table:table-cell>
          <table:table-cell table:formula="of:=COS([.$O220])*([.AD$3]-[.B$12]/2)-SIN([.$O220])*([.AE$3]-[.B$13]/2)" office:value-type="float" office:value="51.3960120800241" calcext:value-type="float">
            <text:p>51.3960120800241</text:p>
          </table:table-cell>
          <table:table-cell table:formula="of:=SIN([.$O220])*([.AD$3]-[.B$12]/2)+COS([.$O220])*([.AE$3]-[.B$13]/2)" office:value-type="float" office:value="720.970491727831" calcext:value-type="float">
            <text:p>720.970491727831</text:p>
          </table:table-cell>
          <table:table-cell table:formula="of:=COS([.$O220])*([.AF$3]-[.B$12]/2)-SIN([.$O220])*([.AG$3]-[.B$13]/2)" office:value-type="float" office:value="366.865605868899" calcext:value-type="float">
            <text:p>366.865605868899</text:p>
          </table:table-cell>
          <table:table-cell table:formula="of:=SIN([.$O220])*([.AF$3]-[.B$12]/2)+COS([.$O220])*([.AG$3]-[.B$13]/2)" office:value-type="float" office:value="-620.68480505845" calcext:value-type="float">
            <text:p>-620.68480505845</text:p>
          </table:table-cell>
          <table:table-cell table:formula="of:=MIN([.X220];[.Z220];[.AB220];[.AD220])" office:value-type="float" office:value="-706.690945620966" calcext:value-type="float">
            <text:p>-706.690945620966</text:p>
          </table:table-cell>
          <table:table-cell table:formula="of:=MIN([.Y220];[.AA220];[.AC220];[.AE220])" office:value-type="float" office:value="-720.970491727831" calcext:value-type="float">
            <text:p>-720.970491727831</text:p>
          </table:table-cell>
          <table:table-cell table:formula="of:=[.AF220]-[.$AH220]" office:value-type="float" office:value="1073.55655148986" calcext:value-type="float">
            <text:p>1073.55655148986</text:p>
          </table:table-cell>
          <table:table-cell table:formula="of:=[.AG220]-[.$AI220]" office:value-type="float" office:value="100.285686669381" calcext:value-type="float">
            <text:p>100.285686669381</text:p>
          </table:table-cell>
          <table:table-cell table:formula="of:=[.AF$3]-[.AJ220]" office:value-type="float" office:value="-723.556551489864" calcext:value-type="float">
            <text:p>-723.556551489864</text:p>
          </table:table-cell>
          <table:table-cell table:formula="of:=[.AG$3]-[.AK220]" office:value-type="float" office:value="-350.285686669381" calcext:value-type="float">
            <text:p>-350.28568666938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4447965.jpg</text:p>
          </table:table-cell>
          <table:table-cell table:formula="of:=MID([.C221];5;4)" office:value-type="string" office:string-value="2021" calcext:value-type="string">
            <text:p>2021</text:p>
          </table:table-cell>
          <table:table-cell table:formula="of:=MID([.C221];9;2)" office:value-type="string" office:string-value="07" calcext:value-type="string">
            <text:p>07</text:p>
          </table:table-cell>
          <table:table-cell table:formula="of:=MID([.C221];11;2)" office:value-type="string" office:string-value="05" calcext:value-type="string">
            <text:p>05</text:p>
          </table:table-cell>
          <table:table-cell table:formula="of:=MID([.C221];14;2)" office:value-type="string" office:string-value="05" calcext:value-type="string">
            <text:p>05</text:p>
          </table:table-cell>
          <table:table-cell table:formula="of:=MID([.C221];16;2)" office:value-type="string" office:string-value="44" calcext:value-type="string">
            <text:p>44</text:p>
          </table:table-cell>
          <table:table-cell table:formula="of:=MID([.C221];18;2)" office:value-type="string" office:string-value="47" calcext:value-type="string">
            <text:p>47</text:p>
          </table:table-cell>
          <table:table-cell table:formula="of:=DATE([.D221];[.E221];[.F221])+TIME([.G221];[.H221];[.I221])" office:value-type="date" office:date-value="2021-07-05T05:44:47" calcext:value-type="date">
            <text:p>05/07/21 05:44:47</text:p>
          </table:table-cell>
          <table:table-cell table:formula="of:=IF([.C221]&lt;&gt;&quot;&quot;;CONCATENATE(&quot;mogrify -rotate &quot;;ROUND([.N221];3);&quot; -background black &quot;;[.C221]);&quot;&quot;)" office:value-type="string" office:string-value="mogrify -rotate 49.521 -background black IMG_20210705_054447965.jpg" calcext:value-type="string">
            <text:p>mogrify -rotate 49.521 -background black IMG_20210705_054447965.jpg</text:p>
          </table:table-cell>
          <table:table-cell table:formula="of:=IF([.C221]&lt;&gt;&quot;&quot;;CONCATENATE(&quot;mogrify -crop &quot;;ROUND([.B$22]);&quot;x&quot;;ROUND([.B$23]);&quot;+&quot;;ROUND([.B$30]+[.B$33]-[.AL221]);&quot;+&quot;;ROUND([.B$31]+[.B$34]-[.AM221]);&quot; &quot;;[.C221]);&quot;&quot;)" office:value-type="string" office:string-value="mogrify -crop 2538x1941+2306+1166 IMG_20210705_054447965.jpg" calcext:value-type="string">
            <text:p>mogrify -crop 2538x1941+2306+1166 IMG_20210705_054447965.jpg</text:p>
          </table:table-cell>
          <table:table-cell/>
          <table:table-cell table:formula="of:=IF([.C221]&lt;&gt;&quot;&quot;;([.J221]-[.J$3])*360*[.B$35];0)" office:value-type="float" office:value="49.5208333345363" calcext:value-type="float">
            <text:p>49.5208333345363</text:p>
          </table:table-cell>
          <table:table-cell table:formula="of:=[.N221]/180*PI()" office:value-type="float" office:value="0.864301590019021" calcext:value-type="float">
            <text:p>0.864301590019021</text:p>
          </table:table-cell>
          <table:table-cell table:formula="of:=COS([.$O221])*([.P$3]-[.B$14])-SIN([.$O221])*([.Q$3]-[.B$15])" office:value-type="float" office:value="-417.370545220481" calcext:value-type="float">
            <text:p>-417.370545220481</text:p>
          </table:table-cell>
          <table:table-cell table:formula="of:=SIN([.$O221])*([.P$3]-[.B$14])+COS([.$O221])*([.Q$3]-[.B$15])" office:value-type="float" office:value="-103.931842966236" calcext:value-type="float">
            <text:p>-103.931842966236</text:p>
          </table:table-cell>
          <table:table-cell table:formula="of:=COS([.$O221])*([.R$3]-[.B$14])-SIN([.$O221])*([.S$3]-[.B$15])" office:value-type="float" office:value="-1077.60785444203" calcext:value-type="float">
            <text:p>-1077.60785444203</text:p>
          </table:table-cell>
          <table:table-cell table:formula="of:=SIN([.$O221])*([.R$3]-[.B$14])+COS([.$O221])*([.S$3]-[.B$15])" office:value-type="float" office:value="459.549031165164" calcext:value-type="float">
            <text:p>459.549031165164</text:p>
          </table:table-cell>
          <table:table-cell table:formula="of:=COS([.$O221])*([.T$3]-[.B$14])-SIN([.$O221])*([.U$3]-[.B$15])" office:value-type="float" office:value="333.071724936083" calcext:value-type="float">
            <text:p>333.071724936083</text:p>
          </table:table-cell>
          <table:table-cell table:formula="of:=SIN([.$O221])*([.T$3]-[.B$14])+COS([.$O221])*([.U$3]-[.B$15])" office:value-type="float" office:value="775.370379914078" calcext:value-type="float">
            <text:p>775.370379914078</text:p>
          </table:table-cell>
          <table:table-cell table:formula="of:=COS([.$O221])*([.V$3]-[.B$14])-SIN([.$O221])*([.W$3]-[.B$15])" office:value-type="float" office:value="-327.165584285467" calcext:value-type="float">
            <text:p>-327.165584285467</text:p>
          </table:table-cell>
          <table:table-cell table:formula="of:=SIN([.$O221])*([.V$3]-[.B$14])+COS([.$O221])*([.W$3]-[.B$15])" office:value-type="float" office:value="1338.85125404548" calcext:value-type="float">
            <text:p>1338.85125404548</text:p>
          </table:table-cell>
          <table:table-cell table:formula="of:=COS([.$O221])*([.X$3]-[.B$12]/2)-SIN([.$O221])*([.Y$3]-[.B$13]/2)" office:value-type="float" office:value="-45.1024804675068" calcext:value-type="float">
            <text:p>-45.1024804675068</text:p>
          </table:table-cell>
          <table:table-cell table:formula="of:=SIN([.$O221])*([.X$3]-[.B$12]/2)+COS([.$O221])*([.Y$3]-[.B$13]/2)" office:value-type="float" office:value="-721.391548505857" calcext:value-type="float">
            <text:p>-721.391548505857</text:p>
          </table:table-cell>
          <table:table-cell table:formula="of:=COS([.$O221])*([.Z$3]-[.B$12]/2)-SIN([.$O221])*([.AA$3]-[.B$13]/2)" office:value-type="float" office:value="-705.339789689058" calcext:value-type="float">
            <text:p>-705.339789689058</text:p>
          </table:table-cell>
          <table:table-cell table:formula="of:=SIN([.$O221])*([.Z$3]-[.B$12]/2)+COS([.$O221])*([.AA$3]-[.B$13]/2)" office:value-type="float" office:value="-157.910674374457" calcext:value-type="float">
            <text:p>-157.910674374457</text:p>
          </table:table-cell>
          <table:table-cell table:formula="of:=COS([.$O221])*([.AB$3]-[.B$12]/2)-SIN([.$O221])*([.AC$3]-[.B$13]/2)" office:value-type="float" office:value="705.339789689058" calcext:value-type="float">
            <text:p>705.339789689058</text:p>
          </table:table-cell>
          <table:table-cell table:formula="of:=SIN([.$O221])*([.AB$3]-[.B$12]/2)+COS([.$O221])*([.AC$3]-[.B$13]/2)" office:value-type="float" office:value="157.910674374457" calcext:value-type="float">
            <text:p>157.910674374457</text:p>
          </table:table-cell>
          <table:table-cell table:formula="of:=COS([.$O221])*([.AD$3]-[.B$12]/2)-SIN([.$O221])*([.AE$3]-[.B$13]/2)" office:value-type="float" office:value="45.1024804675068" calcext:value-type="float">
            <text:p>45.1024804675068</text:p>
          </table:table-cell>
          <table:table-cell table:formula="of:=SIN([.$O221])*([.AD$3]-[.B$12]/2)+COS([.$O221])*([.AE$3]-[.B$13]/2)" office:value-type="float" office:value="721.391548505857" calcext:value-type="float">
            <text:p>721.391548505857</text:p>
          </table:table-cell>
          <table:table-cell table:formula="of:=COS([.$O221])*([.AF$3]-[.B$12]/2)-SIN([.$O221])*([.AG$3]-[.B$13]/2)" office:value-type="float" office:value="372.268064752974" calcext:value-type="float">
            <text:p>372.268064752974</text:p>
          </table:table-cell>
          <table:table-cell table:formula="of:=SIN([.$O221])*([.AF$3]-[.B$12]/2)+COS([.$O221])*([.AG$3]-[.B$13]/2)" office:value-type="float" office:value="-617.459705539621" calcext:value-type="float">
            <text:p>-617.459705539621</text:p>
          </table:table-cell>
          <table:table-cell table:formula="of:=MIN([.X221];[.Z221];[.AB221];[.AD221])" office:value-type="float" office:value="-705.339789689058" calcext:value-type="float">
            <text:p>-705.339789689058</text:p>
          </table:table-cell>
          <table:table-cell table:formula="of:=MIN([.Y221];[.AA221];[.AC221];[.AE221])" office:value-type="float" office:value="-721.391548505857" calcext:value-type="float">
            <text:p>-721.391548505857</text:p>
          </table:table-cell>
          <table:table-cell table:formula="of:=[.AF221]-[.$AH221]" office:value-type="float" office:value="1077.60785444203" calcext:value-type="float">
            <text:p>1077.60785444203</text:p>
          </table:table-cell>
          <table:table-cell table:formula="of:=[.AG221]-[.$AI221]" office:value-type="float" office:value="103.931842966236" calcext:value-type="float">
            <text:p>103.931842966236</text:p>
          </table:table-cell>
          <table:table-cell table:formula="of:=[.AF$3]-[.AJ221]" office:value-type="float" office:value="-727.607854442032" calcext:value-type="float">
            <text:p>-727.607854442032</text:p>
          </table:table-cell>
          <table:table-cell table:formula="of:=[.AG$3]-[.AK221]" office:value-type="float" office:value="-353.931842966236" calcext:value-type="float">
            <text:p>-353.93184296623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4648053.jpg</text:p>
          </table:table-cell>
          <table:table-cell table:formula="of:=MID([.C222];5;4)" office:value-type="string" office:string-value="2021" calcext:value-type="string">
            <text:p>2021</text:p>
          </table:table-cell>
          <table:table-cell table:formula="of:=MID([.C222];9;2)" office:value-type="string" office:string-value="07" calcext:value-type="string">
            <text:p>07</text:p>
          </table:table-cell>
          <table:table-cell table:formula="of:=MID([.C222];11;2)" office:value-type="string" office:string-value="05" calcext:value-type="string">
            <text:p>05</text:p>
          </table:table-cell>
          <table:table-cell table:formula="of:=MID([.C222];14;2)" office:value-type="string" office:string-value="05" calcext:value-type="string">
            <text:p>05</text:p>
          </table:table-cell>
          <table:table-cell table:formula="of:=MID([.C222];16;2)" office:value-type="string" office:string-value="46" calcext:value-type="string">
            <text:p>46</text:p>
          </table:table-cell>
          <table:table-cell table:formula="of:=MID([.C222];18;2)" office:value-type="string" office:string-value="48" calcext:value-type="string">
            <text:p>48</text:p>
          </table:table-cell>
          <table:table-cell table:formula="of:=DATE([.D222];[.E222];[.F222])+TIME([.G222];[.H222];[.I222])" office:value-type="date" office:date-value="2021-07-05T05:46:48" calcext:value-type="date">
            <text:p>05/07/21 05:46:48</text:p>
          </table:table-cell>
          <table:table-cell table:formula="of:=IF([.C222]&lt;&gt;&quot;&quot;;CONCATENATE(&quot;mogrify -rotate &quot;;ROUND([.N222];3);&quot; -background black &quot;;[.C222]);&quot;&quot;)" office:value-type="string" office:string-value="mogrify -rotate 50.025 -background black IMG_20210705_054648053.jpg" calcext:value-type="string">
            <text:p>mogrify -rotate 50.025 -background black IMG_20210705_054648053.jpg</text:p>
          </table:table-cell>
          <table:table-cell table:formula="of:=IF([.C222]&lt;&gt;&quot;&quot;;CONCATENATE(&quot;mogrify -crop &quot;;ROUND([.B$22]);&quot;x&quot;;ROUND([.B$23]);&quot;+&quot;;ROUND([.B$30]+[.B$33]-[.AL222]);&quot;+&quot;;ROUND([.B$31]+[.B$34]-[.AM222]);&quot; &quot;;[.C222]);&quot;&quot;)" office:value-type="string" office:string-value="mogrify -crop 2538x1941+2310+1170 IMG_20210705_054648053.jpg" calcext:value-type="string">
            <text:p>mogrify -crop 2538x1941+2310+1170 IMG_20210705_054648053.jpg</text:p>
          </table:table-cell>
          <table:table-cell/>
          <table:table-cell table:formula="of:=IF([.C222]&lt;&gt;&quot;&quot;;([.J222]-[.J$3])*360*[.B$35];0)" office:value-type="float" office:value="50.0250000011874" calcext:value-type="float">
            <text:p>50.0250000011874</text:p>
          </table:table-cell>
          <table:table-cell table:formula="of:=[.N222]/180*PI()" office:value-type="float" office:value="0.873100958330888" calcext:value-type="float">
            <text:p>0.873100958330888</text:p>
          </table:table-cell>
          <table:table-cell table:formula="of:=COS([.$O222])*([.P$3]-[.B$14])-SIN([.$O222])*([.Q$3]-[.B$15])" office:value-type="float" office:value="-416.43986429351" calcext:value-type="float">
            <text:p>-416.43986429351</text:p>
          </table:table-cell>
          <table:table-cell table:formula="of:=SIN([.$O222])*([.P$3]-[.B$14])+COS([.$O222])*([.Q$3]-[.B$15])" office:value-type="float" office:value="-107.600369084881" calcext:value-type="float">
            <text:p>-107.600369084881</text:p>
          </table:table-cell>
          <table:table-cell table:formula="of:=COS([.$O222])*([.R$3]-[.B$14])-SIN([.$O222])*([.S$3]-[.B$15])" office:value-type="float" office:value="-1081.60982472421" calcext:value-type="float">
            <text:p>-1081.60982472421</text:p>
          </table:table-cell>
          <table:table-cell table:formula="of:=SIN([.$O222])*([.R$3]-[.B$14])+COS([.$O222])*([.S$3]-[.B$15])" office:value-type="float" office:value="450.049094055385" calcext:value-type="float">
            <text:p>450.049094055385</text:p>
          </table:table-cell>
          <table:table-cell table:formula="of:=COS([.$O222])*([.T$3]-[.B$14])-SIN([.$O222])*([.U$3]-[.B$15])" office:value-type="float" office:value="326.23614882878" calcext:value-type="float">
            <text:p>326.23614882878</text:p>
          </table:table-cell>
          <table:table-cell table:formula="of:=SIN([.$O222])*([.T$3]-[.B$14])+COS([.$O222])*([.U$3]-[.B$15])" office:value-type="float" office:value="778.271145037105" calcext:value-type="float">
            <text:p>778.271145037105</text:p>
          </table:table-cell>
          <table:table-cell table:formula="of:=COS([.$O222])*([.V$3]-[.B$14])-SIN([.$O222])*([.W$3]-[.B$15])" office:value-type="float" office:value="-338.933811601915" calcext:value-type="float">
            <text:p>-338.933811601915</text:p>
          </table:table-cell>
          <table:table-cell table:formula="of:=SIN([.$O222])*([.V$3]-[.B$14])+COS([.$O222])*([.W$3]-[.B$15])" office:value-type="float" office:value="1335.92060817737" calcext:value-type="float">
            <text:p>1335.92060817737</text:p>
          </table:table-cell>
          <table:table-cell table:formula="of:=COS([.$O222])*([.X$3]-[.B$12]/2)-SIN([.$O222])*([.Y$3]-[.B$13]/2)" office:value-type="float" office:value="-38.7530263457976" calcext:value-type="float">
            <text:p>-38.7530263457976</text:p>
          </table:table-cell>
          <table:table-cell table:formula="of:=SIN([.$O222])*([.X$3]-[.B$12]/2)+COS([.$O222])*([.Y$3]-[.B$13]/2)" office:value-type="float" office:value="-721.760488631126" calcext:value-type="float">
            <text:p>-721.760488631126</text:p>
          </table:table-cell>
          <table:table-cell table:formula="of:=COS([.$O222])*([.Z$3]-[.B$12]/2)-SIN([.$O222])*([.AA$3]-[.B$13]/2)" office:value-type="float" office:value="-703.922986776493" calcext:value-type="float">
            <text:p>-703.922986776493</text:p>
          </table:table-cell>
          <table:table-cell table:formula="of:=SIN([.$O222])*([.Z$3]-[.B$12]/2)+COS([.$O222])*([.AA$3]-[.B$13]/2)" office:value-type="float" office:value="-164.11102549086" calcext:value-type="float">
            <text:p>-164.11102549086</text:p>
          </table:table-cell>
          <table:table-cell table:formula="of:=COS([.$O222])*([.AB$3]-[.B$12]/2)-SIN([.$O222])*([.AC$3]-[.B$13]/2)" office:value-type="float" office:value="703.922986776493" calcext:value-type="float">
            <text:p>703.922986776493</text:p>
          </table:table-cell>
          <table:table-cell table:formula="of:=SIN([.$O222])*([.AB$3]-[.B$12]/2)+COS([.$O222])*([.AC$3]-[.B$13]/2)" office:value-type="float" office:value="164.11102549086" calcext:value-type="float">
            <text:p>164.11102549086</text:p>
          </table:table-cell>
          <table:table-cell table:formula="of:=COS([.$O222])*([.AD$3]-[.B$12]/2)-SIN([.$O222])*([.AE$3]-[.B$13]/2)" office:value-type="float" office:value="38.7530263457976" calcext:value-type="float">
            <text:p>38.7530263457976</text:p>
          </table:table-cell>
          <table:table-cell table:formula="of:=SIN([.$O222])*([.AD$3]-[.B$12]/2)+COS([.$O222])*([.AE$3]-[.B$13]/2)" office:value-type="float" office:value="721.760488631126" calcext:value-type="float">
            <text:p>721.760488631126</text:p>
          </table:table-cell>
          <table:table-cell table:formula="of:=COS([.$O222])*([.AF$3]-[.B$12]/2)-SIN([.$O222])*([.AG$3]-[.B$13]/2)" office:value-type="float" office:value="377.686837947713" calcext:value-type="float">
            <text:p>377.686837947713</text:p>
          </table:table-cell>
          <table:table-cell table:formula="of:=SIN([.$O222])*([.AF$3]-[.B$12]/2)+COS([.$O222])*([.AG$3]-[.B$13]/2)" office:value-type="float" office:value="-614.160119546245" calcext:value-type="float">
            <text:p>-614.160119546245</text:p>
          </table:table-cell>
          <table:table-cell table:formula="of:=MIN([.X222];[.Z222];[.AB222];[.AD222])" office:value-type="float" office:value="-703.922986776493" calcext:value-type="float">
            <text:p>-703.922986776493</text:p>
          </table:table-cell>
          <table:table-cell table:formula="of:=MIN([.Y222];[.AA222];[.AC222];[.AE222])" office:value-type="float" office:value="-721.760488631126" calcext:value-type="float">
            <text:p>-721.760488631126</text:p>
          </table:table-cell>
          <table:table-cell table:formula="of:=[.AF222]-[.$AH222]" office:value-type="float" office:value="1081.60982472421" calcext:value-type="float">
            <text:p>1081.60982472421</text:p>
          </table:table-cell>
          <table:table-cell table:formula="of:=[.AG222]-[.$AI222]" office:value-type="float" office:value="107.600369084881" calcext:value-type="float">
            <text:p>107.600369084881</text:p>
          </table:table-cell>
          <table:table-cell table:formula="of:=[.AF$3]-[.AJ222]" office:value-type="float" office:value="-731.609824724206" calcext:value-type="float">
            <text:p>-731.609824724206</text:p>
          </table:table-cell>
          <table:table-cell table:formula="of:=[.AG$3]-[.AK222]" office:value-type="float" office:value="-357.600369084881" calcext:value-type="float">
            <text:p>-357.60036908488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4848134.jpg</text:p>
          </table:table-cell>
          <table:table-cell table:formula="of:=MID([.C223];5;4)" office:value-type="string" office:string-value="2021" calcext:value-type="string">
            <text:p>2021</text:p>
          </table:table-cell>
          <table:table-cell table:formula="of:=MID([.C223];9;2)" office:value-type="string" office:string-value="07" calcext:value-type="string">
            <text:p>07</text:p>
          </table:table-cell>
          <table:table-cell table:formula="of:=MID([.C223];11;2)" office:value-type="string" office:string-value="05" calcext:value-type="string">
            <text:p>05</text:p>
          </table:table-cell>
          <table:table-cell table:formula="of:=MID([.C223];14;2)" office:value-type="string" office:string-value="05" calcext:value-type="string">
            <text:p>05</text:p>
          </table:table-cell>
          <table:table-cell table:formula="of:=MID([.C223];16;2)" office:value-type="string" office:string-value="48" calcext:value-type="string">
            <text:p>48</text:p>
          </table:table-cell>
          <table:table-cell table:formula="of:=MID([.C223];18;2)" office:value-type="string" office:string-value="48" calcext:value-type="string">
            <text:p>48</text:p>
          </table:table-cell>
          <table:table-cell table:formula="of:=DATE([.D223];[.E223];[.F223])+TIME([.G223];[.H223];[.I223])" office:value-type="date" office:date-value="2021-07-05T05:48:48" calcext:value-type="date">
            <text:p>05/07/21 05:48:48</text:p>
          </table:table-cell>
          <table:table-cell table:formula="of:=IF([.C223]&lt;&gt;&quot;&quot;;CONCATENATE(&quot;mogrify -rotate &quot;;ROUND([.N223];3);&quot; -background black &quot;;[.C223]);&quot;&quot;)" office:value-type="string" office:string-value="mogrify -rotate 50.525 -background black IMG_20210705_054848134.jpg" calcext:value-type="string">
            <text:p>mogrify -rotate 50.525 -background black IMG_20210705_054848134.jpg</text:p>
          </table:table-cell>
          <table:table-cell table:formula="of:=IF([.C223]&lt;&gt;&quot;&quot;;CONCATENATE(&quot;mogrify -crop &quot;;ROUND([.B$22]);&quot;x&quot;;ROUND([.B$23]);&quot;+&quot;;ROUND([.B$30]+[.B$33]-[.AL223]);&quot;+&quot;;ROUND([.B$31]+[.B$34]-[.AM223]);&quot; &quot;;[.C223]);&quot;&quot;)" office:value-type="string" office:string-value="mogrify -crop 2538x1941+2314+1174 IMG_20210705_054848134.jpg" calcext:value-type="string">
            <text:p>mogrify -crop 2538x1941+2314+1174 IMG_20210705_054848134.jpg</text:p>
          </table:table-cell>
          <table:table-cell/>
          <table:table-cell table:formula="of:=IF([.C223]&lt;&gt;&quot;&quot;;([.J223]-[.J$3])*360*[.B$35];0)" office:value-type="float" office:value="50.5250000001979" calcext:value-type="float">
            <text:p>50.5250000001979</text:p>
          </table:table-cell>
          <table:table-cell table:formula="of:=[.N223]/180*PI()" office:value-type="float" office:value="0.881827604573589" calcext:value-type="float">
            <text:p>0.881827604573589</text:p>
          </table:table-cell>
          <table:table-cell table:formula="of:=COS([.$O223])*([.P$3]-[.B$14])-SIN([.$O223])*([.Q$3]-[.B$15])" office:value-type="float" office:value="-415.485029100985" calcext:value-type="float">
            <text:p>-415.485029100985</text:p>
          </table:table-cell>
          <table:table-cell table:formula="of:=SIN([.$O223])*([.P$3]-[.B$14])+COS([.$O223])*([.Q$3]-[.B$15])" office:value-type="float" office:value="-111.230349244052" calcext:value-type="float">
            <text:p>-111.230349244052</text:p>
          </table:table-cell>
          <table:table-cell table:formula="of:=COS([.$O223])*([.R$3]-[.B$14])-SIN([.$O223])*([.S$3]-[.B$15])" office:value-type="float" office:value="-1085.49600972399" calcext:value-type="float">
            <text:p>-1085.49600972399</text:p>
          </table:table-cell>
          <table:table-cell table:formula="of:=SIN([.$O223])*([.R$3]-[.B$14])+COS([.$O223])*([.S$3]-[.B$15])" office:value-type="float" office:value="440.593251052813" calcext:value-type="float">
            <text:p>440.593251052813</text:p>
          </table:table-cell>
          <table:table-cell table:formula="of:=COS([.$O223])*([.T$3]-[.B$14])-SIN([.$O223])*([.U$3]-[.B$15])" office:value-type="float" office:value="319.432115994839" calcext:value-type="float">
            <text:p>319.432115994839</text:p>
          </table:table-cell>
          <table:table-cell table:formula="of:=SIN([.$O223])*([.T$3]-[.B$14])+COS([.$O223])*([.U$3]-[.B$15])" office:value-type="float" office:value="781.088422184748" calcext:value-type="float">
            <text:p>781.088422184748</text:p>
          </table:table-cell>
          <table:table-cell table:formula="of:=COS([.$O223])*([.V$3]-[.B$14])-SIN([.$O223])*([.W$3]-[.B$15])" office:value-type="float" office:value="-350.57886462817" calcext:value-type="float">
            <text:p>-350.57886462817</text:p>
          </table:table-cell>
          <table:table-cell table:formula="of:=SIN([.$O223])*([.V$3]-[.B$14])+COS([.$O223])*([.W$3]-[.B$15])" office:value-type="float" office:value="1332.91202248161" calcext:value-type="float">
            <text:p>1332.91202248161</text:p>
          </table:table-cell>
          <table:table-cell table:formula="of:=COS([.$O223])*([.X$3]-[.B$12]/2)-SIN([.$O223])*([.Y$3]-[.B$13]/2)" office:value-type="float" office:value="-32.4530822364075" calcext:value-type="float">
            <text:p>-32.4530822364075</text:p>
          </table:table-cell>
          <table:table-cell table:formula="of:=SIN([.$O223])*([.X$3]-[.B$12]/2)+COS([.$O223])*([.Y$3]-[.B$13]/2)" office:value-type="float" office:value="-722.071185862832" calcext:value-type="float">
            <text:p>-722.071185862832</text:p>
          </table:table-cell>
          <table:table-cell table:formula="of:=COS([.$O223])*([.Z$3]-[.B$12]/2)-SIN([.$O223])*([.AA$3]-[.B$13]/2)" office:value-type="float" office:value="-702.464062859417" calcext:value-type="float">
            <text:p>-702.464062859417</text:p>
          </table:table-cell>
          <table:table-cell table:formula="of:=SIN([.$O223])*([.Z$3]-[.B$12]/2)+COS([.$O223])*([.AA$3]-[.B$13]/2)" office:value-type="float" office:value="-170.247585565968" calcext:value-type="float">
            <text:p>-170.247585565968</text:p>
          </table:table-cell>
          <table:table-cell table:formula="of:=COS([.$O223])*([.AB$3]-[.B$12]/2)-SIN([.$O223])*([.AC$3]-[.B$13]/2)" office:value-type="float" office:value="702.464062859417" calcext:value-type="float">
            <text:p>702.464062859417</text:p>
          </table:table-cell>
          <table:table-cell table:formula="of:=SIN([.$O223])*([.AB$3]-[.B$12]/2)+COS([.$O223])*([.AC$3]-[.B$13]/2)" office:value-type="float" office:value="170.247585565968" calcext:value-type="float">
            <text:p>170.247585565968</text:p>
          </table:table-cell>
          <table:table-cell table:formula="of:=COS([.$O223])*([.AD$3]-[.B$12]/2)-SIN([.$O223])*([.AE$3]-[.B$13]/2)" office:value-type="float" office:value="32.4530822364075" calcext:value-type="float">
            <text:p>32.4530822364075</text:p>
          </table:table-cell>
          <table:table-cell table:formula="of:=SIN([.$O223])*([.AD$3]-[.B$12]/2)+COS([.$O223])*([.AE$3]-[.B$13]/2)" office:value-type="float" office:value="722.071185862832" calcext:value-type="float">
            <text:p>722.071185862832</text:p>
          </table:table-cell>
          <table:table-cell table:formula="of:=COS([.$O223])*([.AF$3]-[.B$12]/2)-SIN([.$O223])*([.AG$3]-[.B$13]/2)" office:value-type="float" office:value="383.031946864577" calcext:value-type="float">
            <text:p>383.031946864577</text:p>
          </table:table-cell>
          <table:table-cell table:formula="of:=SIN([.$O223])*([.AF$3]-[.B$12]/2)+COS([.$O223])*([.AG$3]-[.B$13]/2)" office:value-type="float" office:value="-610.840836618781" calcext:value-type="float">
            <text:p>-610.840836618781</text:p>
          </table:table-cell>
          <table:table-cell table:formula="of:=MIN([.X223];[.Z223];[.AB223];[.AD223])" office:value-type="float" office:value="-702.464062859417" calcext:value-type="float">
            <text:p>-702.464062859417</text:p>
          </table:table-cell>
          <table:table-cell table:formula="of:=MIN([.Y223];[.AA223];[.AC223];[.AE223])" office:value-type="float" office:value="-722.071185862832" calcext:value-type="float">
            <text:p>-722.071185862832</text:p>
          </table:table-cell>
          <table:table-cell table:formula="of:=[.AF223]-[.$AH223]" office:value-type="float" office:value="1085.49600972399" calcext:value-type="float">
            <text:p>1085.49600972399</text:p>
          </table:table-cell>
          <table:table-cell table:formula="of:=[.AG223]-[.$AI223]" office:value-type="float" office:value="111.230349244052" calcext:value-type="float">
            <text:p>111.230349244052</text:p>
          </table:table-cell>
          <table:table-cell table:formula="of:=[.AF$3]-[.AJ223]" office:value-type="float" office:value="-735.496009723994" calcext:value-type="float">
            <text:p>-735.496009723994</text:p>
          </table:table-cell>
          <table:table-cell table:formula="of:=[.AG$3]-[.AK223]" office:value-type="float" office:value="-361.230349244052" calcext:value-type="float">
            <text:p>-361.23034924405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5048224.jpg</text:p>
          </table:table-cell>
          <table:table-cell table:formula="of:=MID([.C224];5;4)" office:value-type="string" office:string-value="2021" calcext:value-type="string">
            <text:p>2021</text:p>
          </table:table-cell>
          <table:table-cell table:formula="of:=MID([.C224];9;2)" office:value-type="string" office:string-value="07" calcext:value-type="string">
            <text:p>07</text:p>
          </table:table-cell>
          <table:table-cell table:formula="of:=MID([.C224];11;2)" office:value-type="string" office:string-value="05" calcext:value-type="string">
            <text:p>05</text:p>
          </table:table-cell>
          <table:table-cell table:formula="of:=MID([.C224];14;2)" office:value-type="string" office:string-value="05" calcext:value-type="string">
            <text:p>05</text:p>
          </table:table-cell>
          <table:table-cell table:formula="of:=MID([.C224];16;2)" office:value-type="string" office:string-value="50" calcext:value-type="string">
            <text:p>50</text:p>
          </table:table-cell>
          <table:table-cell table:formula="of:=MID([.C224];18;2)" office:value-type="string" office:string-value="48" calcext:value-type="string">
            <text:p>48</text:p>
          </table:table-cell>
          <table:table-cell table:formula="of:=DATE([.D224];[.E224];[.F224])+TIME([.G224];[.H224];[.I224])" office:value-type="date" office:date-value="2021-07-05T05:50:48" calcext:value-type="date">
            <text:p>05/07/21 05:50:48</text:p>
          </table:table-cell>
          <table:table-cell table:formula="of:=IF([.C224]&lt;&gt;&quot;&quot;;CONCATENATE(&quot;mogrify -rotate &quot;;ROUND([.N224];3);&quot; -background black &quot;;[.C224]);&quot;&quot;)" office:value-type="string" office:string-value="mogrify -rotate 51.025 -background black IMG_20210705_055048224.jpg" calcext:value-type="string">
            <text:p>mogrify -rotate 51.025 -background black IMG_20210705_055048224.jpg</text:p>
          </table:table-cell>
          <table:table-cell table:formula="of:=IF([.C224]&lt;&gt;&quot;&quot;;CONCATENATE(&quot;mogrify -crop &quot;;ROUND([.B$22]);&quot;x&quot;;ROUND([.B$23]);&quot;+&quot;;ROUND([.B$30]+[.B$33]-[.AL224]);&quot;+&quot;;ROUND([.B$31]+[.B$34]-[.AM224]);&quot; &quot;;[.C224]);&quot;&quot;)" office:value-type="string" office:string-value="mogrify -crop 2538x1941+2318+1177 IMG_20210705_055048224.jpg" calcext:value-type="string">
            <text:p>mogrify -crop 2538x1941+2318+1177 IMG_20210705_055048224.jpg</text:p>
          </table:table-cell>
          <table:table-cell/>
          <table:table-cell table:formula="of:=IF([.C224]&lt;&gt;&quot;&quot;;([.J224]-[.J$3])*360*[.B$35];0)" office:value-type="float" office:value="51.0249999992084" calcext:value-type="float">
            <text:p>51.0249999992084</text:p>
          </table:table-cell>
          <table:table-cell table:formula="of:=[.N224]/180*PI()" office:value-type="float" office:value="0.89055425081629" calcext:value-type="float">
            <text:p>0.89055425081629</text:p>
          </table:table-cell>
          <table:table-cell table:formula="of:=COS([.$O224])*([.P$3]-[.B$14])-SIN([.$O224])*([.Q$3]-[.B$15])" office:value-type="float" office:value="-414.498553115003" calcext:value-type="float">
            <text:p>-414.498553115003</text:p>
          </table:table-cell>
          <table:table-cell table:formula="of:=SIN([.$O224])*([.P$3]-[.B$14])+COS([.$O224])*([.Q$3]-[.B$15])" office:value-type="float" office:value="-114.851858781516" calcext:value-type="float">
            <text:p>-114.851858781516</text:p>
          </table:table-cell>
          <table:table-cell table:formula="of:=COS([.$O224])*([.R$3]-[.B$14])-SIN([.$O224])*([.S$3]-[.B$15])" office:value-type="float" office:value="-1089.2995300003" calcext:value-type="float">
            <text:p>-1089.2995300003</text:p>
          </table:table-cell>
          <table:table-cell table:formula="of:=SIN([.$O224])*([.R$3]-[.B$14])+COS([.$O224])*([.S$3]-[.B$15])" office:value-type="float" office:value="431.103855168479" calcext:value-type="float">
            <text:p>431.103855168479</text:p>
          </table:table-cell>
          <table:table-cell table:formula="of:=COS([.$O224])*([.T$3]-[.B$14])-SIN([.$O224])*([.U$3]-[.B$15])" office:value-type="float" office:value="312.60375716863" calcext:value-type="float">
            <text:p>312.60375716863</text:p>
          </table:table-cell>
          <table:table-cell table:formula="of:=SIN([.$O224])*([.T$3]-[.B$14])+COS([.$O224])*([.U$3]-[.B$15])" office:value-type="float" office:value="783.846216425171" calcext:value-type="float">
            <text:p>783.846216425171</text:p>
          </table:table-cell>
          <table:table-cell table:formula="of:=COS([.$O224])*([.V$3]-[.B$14])-SIN([.$O224])*([.W$3]-[.B$15])" office:value-type="float" office:value="-362.197219716667" calcext:value-type="float">
            <text:p>-362.197219716667</text:p>
          </table:table-cell>
          <table:table-cell table:formula="of:=SIN([.$O224])*([.V$3]-[.B$14])+COS([.$O224])*([.W$3]-[.B$15])" office:value-type="float" office:value="1329.80193037517" calcext:value-type="float">
            <text:p>1329.80193037517</text:p>
          </table:table-cell>
          <table:table-cell table:formula="of:=COS([.$O224])*([.X$3]-[.B$12]/2)-SIN([.$O224])*([.Y$3]-[.B$13]/2)" office:value-type="float" office:value="-26.1506666991679" calcext:value-type="float">
            <text:p>-26.1506666991679</text:p>
          </table:table-cell>
          <table:table-cell table:formula="of:=SIN([.$O224])*([.X$3]-[.B$12]/2)+COS([.$O224])*([.Y$3]-[.B$13]/2)" office:value-type="float" office:value="-722.32689457834" calcext:value-type="float">
            <text:p>-722.32689457834</text:p>
          </table:table-cell>
          <table:table-cell table:formula="of:=COS([.$O224])*([.Z$3]-[.B$12]/2)-SIN([.$O224])*([.AA$3]-[.B$13]/2)" office:value-type="float" office:value="-700.951643584465" calcext:value-type="float">
            <text:p>-700.951643584465</text:p>
          </table:table-cell>
          <table:table-cell table:formula="of:=SIN([.$O224])*([.Z$3]-[.B$12]/2)+COS([.$O224])*([.AA$3]-[.B$13]/2)" office:value-type="float" office:value="-176.371180628346" calcext:value-type="float">
            <text:p>-176.371180628346</text:p>
          </table:table-cell>
          <table:table-cell table:formula="of:=COS([.$O224])*([.AB$3]-[.B$12]/2)-SIN([.$O224])*([.AC$3]-[.B$13]/2)" office:value-type="float" office:value="700.951643584465" calcext:value-type="float">
            <text:p>700.951643584465</text:p>
          </table:table-cell>
          <table:table-cell table:formula="of:=SIN([.$O224])*([.AB$3]-[.B$12]/2)+COS([.$O224])*([.AC$3]-[.B$13]/2)" office:value-type="float" office:value="176.371180628346" calcext:value-type="float">
            <text:p>176.371180628346</text:p>
          </table:table-cell>
          <table:table-cell table:formula="of:=COS([.$O224])*([.AD$3]-[.B$12]/2)-SIN([.$O224])*([.AE$3]-[.B$13]/2)" office:value-type="float" office:value="26.1506666991679" calcext:value-type="float">
            <text:p>26.1506666991679</text:p>
          </table:table-cell>
          <table:table-cell table:formula="of:=SIN([.$O224])*([.AD$3]-[.B$12]/2)+COS([.$O224])*([.AE$3]-[.B$13]/2)" office:value-type="float" office:value="722.32689457834" calcext:value-type="float">
            <text:p>722.32689457834</text:p>
          </table:table-cell>
          <table:table-cell table:formula="of:=COS([.$O224])*([.AF$3]-[.B$12]/2)-SIN([.$O224])*([.AG$3]-[.B$13]/2)" office:value-type="float" office:value="388.347886415835" calcext:value-type="float">
            <text:p>388.347886415835</text:p>
          </table:table-cell>
          <table:table-cell table:formula="of:=SIN([.$O224])*([.AF$3]-[.B$12]/2)+COS([.$O224])*([.AG$3]-[.B$13]/2)" office:value-type="float" office:value="-607.475035796825" calcext:value-type="float">
            <text:p>-607.475035796825</text:p>
          </table:table-cell>
          <table:table-cell table:formula="of:=MIN([.X224];[.Z224];[.AB224];[.AD224])" office:value-type="float" office:value="-700.951643584465" calcext:value-type="float">
            <text:p>-700.951643584465</text:p>
          </table:table-cell>
          <table:table-cell table:formula="of:=MIN([.Y224];[.AA224];[.AC224];[.AE224])" office:value-type="float" office:value="-722.32689457834" calcext:value-type="float">
            <text:p>-722.32689457834</text:p>
          </table:table-cell>
          <table:table-cell table:formula="of:=[.AF224]-[.$AH224]" office:value-type="float" office:value="1089.2995300003" calcext:value-type="float">
            <text:p>1089.2995300003</text:p>
          </table:table-cell>
          <table:table-cell table:formula="of:=[.AG224]-[.$AI224]" office:value-type="float" office:value="114.851858781516" calcext:value-type="float">
            <text:p>114.851858781516</text:p>
          </table:table-cell>
          <table:table-cell table:formula="of:=[.AF$3]-[.AJ224]" office:value-type="float" office:value="-739.2995300003" calcext:value-type="float">
            <text:p>-739.2995300003</text:p>
          </table:table-cell>
          <table:table-cell table:formula="of:=[.AG$3]-[.AK224]" office:value-type="float" office:value="-364.851858781515" calcext:value-type="float">
            <text:p>-364.85185878151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5248301.jpg</text:p>
          </table:table-cell>
          <table:table-cell table:formula="of:=MID([.C225];5;4)" office:value-type="string" office:string-value="2021" calcext:value-type="string">
            <text:p>2021</text:p>
          </table:table-cell>
          <table:table-cell table:formula="of:=MID([.C225];9;2)" office:value-type="string" office:string-value="07" calcext:value-type="string">
            <text:p>07</text:p>
          </table:table-cell>
          <table:table-cell table:formula="of:=MID([.C225];11;2)" office:value-type="string" office:string-value="05" calcext:value-type="string">
            <text:p>05</text:p>
          </table:table-cell>
          <table:table-cell table:formula="of:=MID([.C225];14;2)" office:value-type="string" office:string-value="05" calcext:value-type="string">
            <text:p>05</text:p>
          </table:table-cell>
          <table:table-cell table:formula="of:=MID([.C225];16;2)" office:value-type="string" office:string-value="52" calcext:value-type="string">
            <text:p>52</text:p>
          </table:table-cell>
          <table:table-cell table:formula="of:=MID([.C225];18;2)" office:value-type="string" office:string-value="48" calcext:value-type="string">
            <text:p>48</text:p>
          </table:table-cell>
          <table:table-cell table:formula="of:=DATE([.D225];[.E225];[.F225])+TIME([.G225];[.H225];[.I225])" office:value-type="date" office:date-value="2021-07-05T05:52:48" calcext:value-type="date">
            <text:p>05/07/21 05:52:48</text:p>
          </table:table-cell>
          <table:table-cell table:formula="of:=IF([.C225]&lt;&gt;&quot;&quot;;CONCATENATE(&quot;mogrify -rotate &quot;;ROUND([.N225];3);&quot; -background black &quot;;[.C225]);&quot;&quot;)" office:value-type="string" office:string-value="mogrify -rotate 51.525 -background black IMG_20210705_055248301.jpg" calcext:value-type="string">
            <text:p>mogrify -rotate 51.525 -background black IMG_20210705_055248301.jpg</text:p>
          </table:table-cell>
          <table:table-cell table:formula="of:=IF([.C225]&lt;&gt;&quot;&quot;;CONCATENATE(&quot;mogrify -crop &quot;;ROUND([.B$22]);&quot;x&quot;;ROUND([.B$23]);&quot;+&quot;;ROUND([.B$30]+[.B$33]-[.AL225]);&quot;+&quot;;ROUND([.B$31]+[.B$34]-[.AM225]);&quot; &quot;;[.C225]);&quot;&quot;)" office:value-type="string" office:string-value="mogrify -crop 2538x1941+2321+1181 IMG_20210705_055248301.jpg" calcext:value-type="string">
            <text:p>mogrify -crop 2538x1941+2321+1181 IMG_20210705_055248301.jpg</text:p>
          </table:table-cell>
          <table:table-cell/>
          <table:table-cell table:formula="of:=IF([.C225]&lt;&gt;&quot;&quot;;([.J225]-[.J$3])*360*[.B$35];0)" office:value-type="float" office:value="51.5250000008382" calcext:value-type="float">
            <text:p>51.5250000008382</text:p>
          </table:table-cell>
          <table:table-cell table:formula="of:=[.N225]/180*PI()" office:value-type="float" office:value="0.899280897104707" calcext:value-type="float">
            <text:p>0.899280897104707</text:p>
          </table:table-cell>
          <table:table-cell table:formula="of:=COS([.$O225])*([.P$3]-[.B$14])-SIN([.$O225])*([.Q$3]-[.B$15])" office:value-type="float" office:value="-413.480511454114" calcext:value-type="float">
            <text:p>-413.480511454114</text:p>
          </table:table-cell>
          <table:table-cell table:formula="of:=SIN([.$O225])*([.P$3]-[.B$14])+COS([.$O225])*([.Q$3]-[.B$15])" office:value-type="float" office:value="-118.464621924203" calcext:value-type="float">
            <text:p>-118.464621924203</text:p>
          </table:table-cell>
          <table:table-cell table:formula="of:=COS([.$O225])*([.R$3]-[.B$14])-SIN([.$O225])*([.S$3]-[.B$15])" office:value-type="float" office:value="-1093.0200959196" calcext:value-type="float">
            <text:p>-1093.0200959196</text:p>
          </table:table-cell>
          <table:table-cell table:formula="of:=SIN([.$O225])*([.R$3]-[.B$14])+COS([.$O225])*([.S$3]-[.B$15])" office:value-type="float" office:value="421.581629006649" calcext:value-type="float">
            <text:p>421.581629006649</text:p>
          </table:table-cell>
          <table:table-cell table:formula="of:=COS([.$O225])*([.T$3]-[.B$14])-SIN([.$O225])*([.U$3]-[.B$15])" office:value-type="float" office:value="305.751592320155" calcext:value-type="float">
            <text:p>305.751592320155</text:p>
          </table:table-cell>
          <table:table-cell table:formula="of:=SIN([.$O225])*([.T$3]-[.B$14])+COS([.$O225])*([.U$3]-[.B$15])" office:value-type="float" office:value="786.544317755643" calcext:value-type="float">
            <text:p>786.544317755643</text:p>
          </table:table-cell>
          <table:table-cell table:formula="of:=COS([.$O225])*([.V$3]-[.B$14])-SIN([.$O225])*([.W$3]-[.B$15])" office:value-type="float" office:value="-373.787992145336" calcext:value-type="float">
            <text:p>-373.787992145336</text:p>
          </table:table-cell>
          <table:table-cell table:formula="of:=SIN([.$O225])*([.V$3]-[.B$14])+COS([.$O225])*([.W$3]-[.B$15])" office:value-type="float" office:value="1326.5905686865" calcext:value-type="float">
            <text:p>1326.5905686865</text:p>
          </table:table-cell>
          <table:table-cell table:formula="of:=COS([.$O225])*([.X$3]-[.B$12]/2)-SIN([.$O225])*([.Y$3]-[.B$13]/2)" office:value-type="float" office:value="-19.8462596543892" calcext:value-type="float">
            <text:p>-19.8462596543892</text:p>
          </table:table-cell>
          <table:table-cell table:formula="of:=SIN([.$O225])*([.X$3]-[.B$12]/2)+COS([.$O225])*([.Y$3]-[.B$13]/2)" office:value-type="float" office:value="-722.527595305349" calcext:value-type="float">
            <text:p>-722.527595305349</text:p>
          </table:table-cell>
          <table:table-cell table:formula="of:=COS([.$O225])*([.Z$3]-[.B$12]/2)-SIN([.$O225])*([.AA$3]-[.B$13]/2)" office:value-type="float" office:value="-699.385844119879" calcext:value-type="float">
            <text:p>-699.385844119879</text:p>
          </table:table-cell>
          <table:table-cell table:formula="of:=SIN([.$O225])*([.Z$3]-[.B$12]/2)+COS([.$O225])*([.AA$3]-[.B$13]/2)" office:value-type="float" office:value="-182.481344374497" calcext:value-type="float">
            <text:p>-182.481344374497</text:p>
          </table:table-cell>
          <table:table-cell table:formula="of:=COS([.$O225])*([.AB$3]-[.B$12]/2)-SIN([.$O225])*([.AC$3]-[.B$13]/2)" office:value-type="float" office:value="699.385844119879" calcext:value-type="float">
            <text:p>699.385844119879</text:p>
          </table:table-cell>
          <table:table-cell table:formula="of:=SIN([.$O225])*([.AB$3]-[.B$12]/2)+COS([.$O225])*([.AC$3]-[.B$13]/2)" office:value-type="float" office:value="182.481344374497" calcext:value-type="float">
            <text:p>182.481344374497</text:p>
          </table:table-cell>
          <table:table-cell table:formula="of:=COS([.$O225])*([.AD$3]-[.B$12]/2)-SIN([.$O225])*([.AE$3]-[.B$13]/2)" office:value-type="float" office:value="19.8462596543892" calcext:value-type="float">
            <text:p>19.8462596543892</text:p>
          </table:table-cell>
          <table:table-cell table:formula="of:=SIN([.$O225])*([.AD$3]-[.B$12]/2)+COS([.$O225])*([.AE$3]-[.B$13]/2)" office:value-type="float" office:value="722.527595305349" calcext:value-type="float">
            <text:p>722.527595305349</text:p>
          </table:table-cell>
          <table:table-cell table:formula="of:=COS([.$O225])*([.AF$3]-[.B$12]/2)-SIN([.$O225])*([.AG$3]-[.B$13]/2)" office:value-type="float" office:value="393.634251799725" calcext:value-type="float">
            <text:p>393.634251799725</text:p>
          </table:table-cell>
          <table:table-cell table:formula="of:=SIN([.$O225])*([.AF$3]-[.B$12]/2)+COS([.$O225])*([.AG$3]-[.B$13]/2)" office:value-type="float" office:value="-604.062973381146" calcext:value-type="float">
            <text:p>-604.062973381146</text:p>
          </table:table-cell>
          <table:table-cell table:formula="of:=MIN([.X225];[.Z225];[.AB225];[.AD225])" office:value-type="float" office:value="-699.385844119879" calcext:value-type="float">
            <text:p>-699.385844119879</text:p>
          </table:table-cell>
          <table:table-cell table:formula="of:=MIN([.Y225];[.AA225];[.AC225];[.AE225])" office:value-type="float" office:value="-722.527595305349" calcext:value-type="float">
            <text:p>-722.527595305349</text:p>
          </table:table-cell>
          <table:table-cell table:formula="of:=[.AF225]-[.$AH225]" office:value-type="float" office:value="1093.0200959196" calcext:value-type="float">
            <text:p>1093.0200959196</text:p>
          </table:table-cell>
          <table:table-cell table:formula="of:=[.AG225]-[.$AI225]" office:value-type="float" office:value="118.464621924203" calcext:value-type="float">
            <text:p>118.464621924203</text:p>
          </table:table-cell>
          <table:table-cell table:formula="of:=[.AF$3]-[.AJ225]" office:value-type="float" office:value="-743.020095919604" calcext:value-type="float">
            <text:p>-743.020095919604</text:p>
          </table:table-cell>
          <table:table-cell table:formula="of:=[.AG$3]-[.AK225]" office:value-type="float" office:value="-368.464621924203" calcext:value-type="float">
            <text:p>-368.46462192420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5448388.jpg</text:p>
          </table:table-cell>
          <table:table-cell table:formula="of:=MID([.C226];5;4)" office:value-type="string" office:string-value="2021" calcext:value-type="string">
            <text:p>2021</text:p>
          </table:table-cell>
          <table:table-cell table:formula="of:=MID([.C226];9;2)" office:value-type="string" office:string-value="07" calcext:value-type="string">
            <text:p>07</text:p>
          </table:table-cell>
          <table:table-cell table:formula="of:=MID([.C226];11;2)" office:value-type="string" office:string-value="05" calcext:value-type="string">
            <text:p>05</text:p>
          </table:table-cell>
          <table:table-cell table:formula="of:=MID([.C226];14;2)" office:value-type="string" office:string-value="05" calcext:value-type="string">
            <text:p>05</text:p>
          </table:table-cell>
          <table:table-cell table:formula="of:=MID([.C226];16;2)" office:value-type="string" office:string-value="54" calcext:value-type="string">
            <text:p>54</text:p>
          </table:table-cell>
          <table:table-cell table:formula="of:=MID([.C226];18;2)" office:value-type="string" office:string-value="48" calcext:value-type="string">
            <text:p>48</text:p>
          </table:table-cell>
          <table:table-cell table:formula="of:=DATE([.D226];[.E226];[.F226])+TIME([.G226];[.H226];[.I226])" office:value-type="date" office:date-value="2021-07-05T05:54:48" calcext:value-type="date">
            <text:p>05/07/21 05:54:48</text:p>
          </table:table-cell>
          <table:table-cell table:formula="of:=IF([.C226]&lt;&gt;&quot;&quot;;CONCATENATE(&quot;mogrify -rotate &quot;;ROUND([.N226];3);&quot; -background black &quot;;[.C226]);&quot;&quot;)" office:value-type="string" office:string-value="mogrify -rotate 52.025 -background black IMG_20210705_055448388.jpg" calcext:value-type="string">
            <text:p>mogrify -rotate 52.025 -background black IMG_20210705_055448388.jpg</text:p>
          </table:table-cell>
          <table:table-cell table:formula="of:=IF([.C226]&lt;&gt;&quot;&quot;;CONCATENATE(&quot;mogrify -crop &quot;;ROUND([.B$22]);&quot;x&quot;;ROUND([.B$23]);&quot;+&quot;;ROUND([.B$30]+[.B$33]-[.AL226]);&quot;+&quot;;ROUND([.B$31]+[.B$34]-[.AM226]);&quot; &quot;;[.C226]);&quot;&quot;)" office:value-type="string" office:string-value="mogrify -crop 2538x1941+2325+1185 IMG_20210705_055448388.jpg" calcext:value-type="string">
            <text:p>mogrify -crop 2538x1941+2325+1185 IMG_20210705_055448388.jpg</text:p>
          </table:table-cell>
          <table:table-cell/>
          <table:table-cell table:formula="of:=IF([.C226]&lt;&gt;&quot;&quot;;([.J226]-[.J$3])*360*[.B$35];0)" office:value-type="float" office:value="52.0249999998487" calcext:value-type="float">
            <text:p>52.0249999998487</text:p>
          </table:table-cell>
          <table:table-cell table:formula="of:=[.N226]/180*PI()" office:value-type="float" office:value="0.908007543347408" calcext:value-type="float">
            <text:p>0.908007543347408</text:p>
          </table:table-cell>
          <table:table-cell table:formula="of:=COS([.$O226])*([.P$3]-[.B$14])-SIN([.$O226])*([.Q$3]-[.B$15])" office:value-type="float" office:value="-412.430981656798" calcext:value-type="float">
            <text:p>-412.430981656798</text:p>
          </table:table-cell>
          <table:table-cell table:formula="of:=SIN([.$O226])*([.P$3]-[.B$14])+COS([.$O226])*([.Q$3]-[.B$15])" office:value-type="float" office:value="-122.068363508364" calcext:value-type="float">
            <text:p>-122.068363508364</text:p>
          </table:table-cell>
          <table:table-cell table:formula="of:=COS([.$O226])*([.R$3]-[.B$14])-SIN([.$O226])*([.S$3]-[.B$15])" office:value-type="float" office:value="-1096.65742410743" calcext:value-type="float">
            <text:p>-1096.65742410743</text:p>
          </table:table-cell>
          <table:table-cell table:formula="of:=SIN([.$O226])*([.R$3]-[.B$14])+COS([.$O226])*([.S$3]-[.B$15])" office:value-type="float" office:value="412.027297821476" calcext:value-type="float">
            <text:p>412.027297821476</text:p>
          </table:table-cell>
          <table:table-cell table:formula="of:=COS([.$O226])*([.T$3]-[.B$14])-SIN([.$O226])*([.U$3]-[.B$15])" office:value-type="float" office:value="298.876143340085" calcext:value-type="float">
            <text:p>298.876143340085</text:p>
          </table:table-cell>
          <table:table-cell table:formula="of:=SIN([.$O226])*([.T$3]-[.B$14])+COS([.$O226])*([.U$3]-[.B$15])" office:value-type="float" office:value="789.182520677034" calcext:value-type="float">
            <text:p>789.182520677034</text:p>
          </table:table-cell>
          <table:table-cell table:formula="of:=COS([.$O226])*([.V$3]-[.B$14])-SIN([.$O226])*([.W$3]-[.B$15])" office:value-type="float" office:value="-385.350299110542" calcext:value-type="float">
            <text:p>-385.350299110542</text:p>
          </table:table-cell>
          <table:table-cell table:formula="of:=SIN([.$O226])*([.V$3]-[.B$14])+COS([.$O226])*([.W$3]-[.B$15])" office:value-type="float" office:value="1323.27818200687" calcext:value-type="float">
            <text:p>1323.27818200687</text:p>
          </table:table-cell>
          <table:table-cell table:formula="of:=COS([.$O226])*([.X$3]-[.B$12]/2)-SIN([.$O226])*([.Y$3]-[.B$13]/2)" office:value-type="float" office:value="-13.540341273128" calcext:value-type="float">
            <text:p>-13.540341273128</text:p>
          </table:table-cell>
          <table:table-cell table:formula="of:=SIN([.$O226])*([.X$3]-[.B$12]/2)+COS([.$O226])*([.Y$3]-[.B$13]/2)" office:value-type="float" office:value="-722.673272757618" calcext:value-type="float">
            <text:p>-722.673272757618</text:p>
          </table:table-cell>
          <table:table-cell table:formula="of:=COS([.$O226])*([.Z$3]-[.B$12]/2)-SIN([.$O226])*([.AA$3]-[.B$13]/2)" office:value-type="float" office:value="-697.766783723755" calcext:value-type="float">
            <text:p>-697.766783723755</text:p>
          </table:table-cell>
          <table:table-cell table:formula="of:=SIN([.$O226])*([.Z$3]-[.B$12]/2)+COS([.$O226])*([.AA$3]-[.B$13]/2)" office:value-type="float" office:value="-188.577611427779" calcext:value-type="float">
            <text:p>-188.577611427779</text:p>
          </table:table-cell>
          <table:table-cell table:formula="of:=COS([.$O226])*([.AB$3]-[.B$12]/2)-SIN([.$O226])*([.AC$3]-[.B$13]/2)" office:value-type="float" office:value="697.766783723755" calcext:value-type="float">
            <text:p>697.766783723755</text:p>
          </table:table-cell>
          <table:table-cell table:formula="of:=SIN([.$O226])*([.AB$3]-[.B$12]/2)+COS([.$O226])*([.AC$3]-[.B$13]/2)" office:value-type="float" office:value="188.577611427779" calcext:value-type="float">
            <text:p>188.577611427779</text:p>
          </table:table-cell>
          <table:table-cell table:formula="of:=COS([.$O226])*([.AD$3]-[.B$12]/2)-SIN([.$O226])*([.AE$3]-[.B$13]/2)" office:value-type="float" office:value="13.540341273128" calcext:value-type="float">
            <text:p>13.540341273128</text:p>
          </table:table-cell>
          <table:table-cell table:formula="of:=SIN([.$O226])*([.AD$3]-[.B$12]/2)+COS([.$O226])*([.AE$3]-[.B$13]/2)" office:value-type="float" office:value="722.673272757618" calcext:value-type="float">
            <text:p>722.673272757618</text:p>
          </table:table-cell>
          <table:table-cell table:formula="of:=COS([.$O226])*([.AF$3]-[.B$12]/2)-SIN([.$O226])*([.AG$3]-[.B$13]/2)" office:value-type="float" office:value="398.89064038367" calcext:value-type="float">
            <text:p>398.89064038367</text:p>
          </table:table-cell>
          <table:table-cell table:formula="of:=SIN([.$O226])*([.AF$3]-[.B$12]/2)+COS([.$O226])*([.AG$3]-[.B$13]/2)" office:value-type="float" office:value="-600.604909249255" calcext:value-type="float">
            <text:p>-600.604909249255</text:p>
          </table:table-cell>
          <table:table-cell table:formula="of:=MIN([.X226];[.Z226];[.AB226];[.AD226])" office:value-type="float" office:value="-697.766783723755" calcext:value-type="float">
            <text:p>-697.766783723755</text:p>
          </table:table-cell>
          <table:table-cell table:formula="of:=MIN([.Y226];[.AA226];[.AC226];[.AE226])" office:value-type="float" office:value="-722.673272757618" calcext:value-type="float">
            <text:p>-722.673272757618</text:p>
          </table:table-cell>
          <table:table-cell table:formula="of:=[.AF226]-[.$AH226]" office:value-type="float" office:value="1096.65742410743" calcext:value-type="float">
            <text:p>1096.65742410743</text:p>
          </table:table-cell>
          <table:table-cell table:formula="of:=[.AG226]-[.$AI226]" office:value-type="float" office:value="122.068363508364" calcext:value-type="float">
            <text:p>122.068363508364</text:p>
          </table:table-cell>
          <table:table-cell table:formula="of:=[.AF$3]-[.AJ226]" office:value-type="float" office:value="-746.657424107425" calcext:value-type="float">
            <text:p>-746.657424107425</text:p>
          </table:table-cell>
          <table:table-cell table:formula="of:=[.AG$3]-[.AK226]" office:value-type="float" office:value="-372.068363508364" calcext:value-type="float">
            <text:p>-372.06836350836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5648456.jpg</text:p>
          </table:table-cell>
          <table:table-cell table:formula="of:=MID([.C227];5;4)" office:value-type="string" office:string-value="2021" calcext:value-type="string">
            <text:p>2021</text:p>
          </table:table-cell>
          <table:table-cell table:formula="of:=MID([.C227];9;2)" office:value-type="string" office:string-value="07" calcext:value-type="string">
            <text:p>07</text:p>
          </table:table-cell>
          <table:table-cell table:formula="of:=MID([.C227];11;2)" office:value-type="string" office:string-value="05" calcext:value-type="string">
            <text:p>05</text:p>
          </table:table-cell>
          <table:table-cell table:formula="of:=MID([.C227];14;2)" office:value-type="string" office:string-value="05" calcext:value-type="string">
            <text:p>05</text:p>
          </table:table-cell>
          <table:table-cell table:formula="of:=MID([.C227];16;2)" office:value-type="string" office:string-value="56" calcext:value-type="string">
            <text:p>56</text:p>
          </table:table-cell>
          <table:table-cell table:formula="of:=MID([.C227];18;2)" office:value-type="string" office:string-value="48" calcext:value-type="string">
            <text:p>48</text:p>
          </table:table-cell>
          <table:table-cell table:formula="of:=DATE([.D227];[.E227];[.F227])+TIME([.G227];[.H227];[.I227])" office:value-type="date" office:date-value="2021-07-05T05:56:48" calcext:value-type="date">
            <text:p>05/07/21 05:56:48</text:p>
          </table:table-cell>
          <table:table-cell table:formula="of:=IF([.C227]&lt;&gt;&quot;&quot;;CONCATENATE(&quot;mogrify -rotate &quot;;ROUND([.N227];3);&quot; -background black &quot;;[.C227]);&quot;&quot;)" office:value-type="string" office:string-value="mogrify -rotate 52.525 -background black IMG_20210705_055648456.jpg" calcext:value-type="string">
            <text:p>mogrify -rotate 52.525 -background black IMG_20210705_055648456.jpg</text:p>
          </table:table-cell>
          <table:table-cell table:formula="of:=IF([.C227]&lt;&gt;&quot;&quot;;CONCATENATE(&quot;mogrify -crop &quot;;ROUND([.B$22]);&quot;x&quot;;ROUND([.B$23]);&quot;+&quot;;ROUND([.B$30]+[.B$33]-[.AL227]);&quot;+&quot;;ROUND([.B$31]+[.B$34]-[.AM227]);&quot; &quot;;[.C227]);&quot;&quot;)" office:value-type="string" office:string-value="mogrify -crop 2538x1941+2329+1188 IMG_20210705_055648456.jpg" calcext:value-type="string">
            <text:p>mogrify -crop 2538x1941+2329+1188 IMG_20210705_055648456.jpg</text:p>
          </table:table-cell>
          <table:table-cell/>
          <table:table-cell table:formula="of:=IF([.C227]&lt;&gt;&quot;&quot;;([.J227]-[.J$3])*360*[.B$35];0)" office:value-type="float" office:value="52.5249999988591" calcext:value-type="float">
            <text:p>52.5249999988591</text:p>
          </table:table-cell>
          <table:table-cell table:formula="of:=[.N227]/180*PI()" office:value-type="float" office:value="0.91673418959011" calcext:value-type="float">
            <text:p>0.91673418959011</text:p>
          </table:table-cell>
          <table:table-cell table:formula="of:=COS([.$O227])*([.P$3]-[.B$14])-SIN([.$O227])*([.Q$3]-[.B$15])" office:value-type="float" office:value="-411.350043643562" calcext:value-type="float">
            <text:p>-411.350043643562</text:p>
          </table:table-cell>
          <table:table-cell table:formula="of:=SIN([.$O227])*([.P$3]-[.B$14])+COS([.$O227])*([.Q$3]-[.B$15])" office:value-type="float" office:value="-125.662809114073" calcext:value-type="float">
            <text:p>-125.662809114073</text:p>
          </table:table-cell>
          <table:table-cell table:formula="of:=COS([.$O227])*([.R$3]-[.B$14])-SIN([.$O227])*([.S$3]-[.B$15])" office:value-type="float" office:value="-1100.21123758685" calcext:value-type="float">
            <text:p>-1100.21123758685</text:p>
          </table:table-cell>
          <table:table-cell table:formula="of:=SIN([.$O227])*([.R$3]-[.B$14])+COS([.$O227])*([.S$3]-[.B$15])" office:value-type="float" office:value="402.44158916247" calcext:value-type="float">
            <text:p>402.44158916247</text:p>
          </table:table-cell>
          <table:table-cell table:formula="of:=COS([.$O227])*([.T$3]-[.B$14])-SIN([.$O227])*([.U$3]-[.B$15])" office:value-type="float" office:value="291.977933784644" calcext:value-type="float">
            <text:p>291.977933784644</text:p>
          </table:table-cell>
          <table:table-cell table:formula="of:=SIN([.$O227])*([.T$3]-[.B$14])+COS([.$O227])*([.U$3]-[.B$15])" office:value-type="float" office:value="791.760624294269" calcext:value-type="float">
            <text:p>791.760624294269</text:p>
          </table:table-cell>
          <table:table-cell table:formula="of:=COS([.$O227])*([.V$3]-[.B$14])-SIN([.$O227])*([.W$3]-[.B$15])" office:value-type="float" office:value="-396.883260158643" calcext:value-type="float">
            <text:p>-396.883260158643</text:p>
          </table:table-cell>
          <table:table-cell table:formula="of:=SIN([.$O227])*([.V$3]-[.B$14])+COS([.$O227])*([.W$3]-[.B$15])" office:value-type="float" office:value="1319.86502257081" calcext:value-type="float">
            <text:p>1319.86502257081</text:p>
          </table:table-cell>
          <table:table-cell table:formula="of:=COS([.$O227])*([.X$3]-[.B$12]/2)-SIN([.$O227])*([.Y$3]-[.B$13]/2)" office:value-type="float" office:value="-7.23339174245933" calcext:value-type="float">
            <text:p>-7.23339174245933</text:p>
          </table:table-cell>
          <table:table-cell table:formula="of:=SIN([.$O227])*([.X$3]-[.B$12]/2)+COS([.$O227])*([.Y$3]-[.B$13]/2)" office:value-type="float" office:value="-722.763915842442" calcext:value-type="float">
            <text:p>-722.763915842442</text:p>
          </table:table-cell>
          <table:table-cell table:formula="of:=COS([.$O227])*([.Z$3]-[.B$12]/2)-SIN([.$O227])*([.AA$3]-[.B$13]/2)" office:value-type="float" office:value="-696.094585685747" calcext:value-type="float">
            <text:p>-696.094585685747</text:p>
          </table:table-cell>
          <table:table-cell table:formula="of:=SIN([.$O227])*([.Z$3]-[.B$12]/2)+COS([.$O227])*([.AA$3]-[.B$13]/2)" office:value-type="float" office:value="-194.6595175659" calcext:value-type="float">
            <text:p>-194.6595175659</text:p>
          </table:table-cell>
          <table:table-cell table:formula="of:=COS([.$O227])*([.AB$3]-[.B$12]/2)-SIN([.$O227])*([.AC$3]-[.B$13]/2)" office:value-type="float" office:value="696.094585685747" calcext:value-type="float">
            <text:p>696.094585685747</text:p>
          </table:table-cell>
          <table:table-cell table:formula="of:=SIN([.$O227])*([.AB$3]-[.B$12]/2)+COS([.$O227])*([.AC$3]-[.B$13]/2)" office:value-type="float" office:value="194.6595175659" calcext:value-type="float">
            <text:p>194.6595175659</text:p>
          </table:table-cell>
          <table:table-cell table:formula="of:=COS([.$O227])*([.AD$3]-[.B$12]/2)-SIN([.$O227])*([.AE$3]-[.B$13]/2)" office:value-type="float" office:value="7.23339174245933" calcext:value-type="float">
            <text:p>7.23339174245933</text:p>
          </table:table-cell>
          <table:table-cell table:formula="of:=SIN([.$O227])*([.AD$3]-[.B$12]/2)+COS([.$O227])*([.AE$3]-[.B$13]/2)" office:value-type="float" office:value="722.763915842442" calcext:value-type="float">
            <text:p>722.763915842442</text:p>
          </table:table-cell>
          <table:table-cell table:formula="of:=COS([.$O227])*([.AF$3]-[.B$12]/2)-SIN([.$O227])*([.AG$3]-[.B$13]/2)" office:value-type="float" office:value="404.116651901102" calcext:value-type="float">
            <text:p>404.116651901102</text:p>
          </table:table-cell>
          <table:table-cell table:formula="of:=SIN([.$O227])*([.AF$3]-[.B$12]/2)+COS([.$O227])*([.AG$3]-[.B$13]/2)" office:value-type="float" office:value="-597.101106728369" calcext:value-type="float">
            <text:p>-597.101106728369</text:p>
          </table:table-cell>
          <table:table-cell table:formula="of:=MIN([.X227];[.Z227];[.AB227];[.AD227])" office:value-type="float" office:value="-696.094585685747" calcext:value-type="float">
            <text:p>-696.094585685747</text:p>
          </table:table-cell>
          <table:table-cell table:formula="of:=MIN([.Y227];[.AA227];[.AC227];[.AE227])" office:value-type="float" office:value="-722.763915842442" calcext:value-type="float">
            <text:p>-722.763915842442</text:p>
          </table:table-cell>
          <table:table-cell table:formula="of:=[.AF227]-[.$AH227]" office:value-type="float" office:value="1100.21123758685" calcext:value-type="float">
            <text:p>1100.21123758685</text:p>
          </table:table-cell>
          <table:table-cell table:formula="of:=[.AG227]-[.$AI227]" office:value-type="float" office:value="125.662809114073" calcext:value-type="float">
            <text:p>125.662809114073</text:p>
          </table:table-cell>
          <table:table-cell table:formula="of:=[.AF$3]-[.AJ227]" office:value-type="float" office:value="-750.211237586849" calcext:value-type="float">
            <text:p>-750.211237586849</text:p>
          </table:table-cell>
          <table:table-cell table:formula="of:=[.AG$3]-[.AK227]" office:value-type="float" office:value="-375.662809114073" calcext:value-type="float">
            <text:p>-375.66280911407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55848543.jpg</text:p>
          </table:table-cell>
          <table:table-cell table:formula="of:=MID([.C228];5;4)" office:value-type="string" office:string-value="2021" calcext:value-type="string">
            <text:p>2021</text:p>
          </table:table-cell>
          <table:table-cell table:formula="of:=MID([.C228];9;2)" office:value-type="string" office:string-value="07" calcext:value-type="string">
            <text:p>07</text:p>
          </table:table-cell>
          <table:table-cell table:formula="of:=MID([.C228];11;2)" office:value-type="string" office:string-value="05" calcext:value-type="string">
            <text:p>05</text:p>
          </table:table-cell>
          <table:table-cell table:formula="of:=MID([.C228];14;2)" office:value-type="string" office:string-value="05" calcext:value-type="string">
            <text:p>05</text:p>
          </table:table-cell>
          <table:table-cell table:formula="of:=MID([.C228];16;2)" office:value-type="string" office:string-value="58" calcext:value-type="string">
            <text:p>58</text:p>
          </table:table-cell>
          <table:table-cell table:formula="of:=MID([.C228];18;2)" office:value-type="string" office:string-value="48" calcext:value-type="string">
            <text:p>48</text:p>
          </table:table-cell>
          <table:table-cell table:formula="of:=DATE([.D228];[.E228];[.F228])+TIME([.G228];[.H228];[.I228])" office:value-type="date" office:date-value="2021-07-05T05:58:48" calcext:value-type="date">
            <text:p>05/07/21 05:58:48</text:p>
          </table:table-cell>
          <table:table-cell table:formula="of:=IF([.C228]&lt;&gt;&quot;&quot;;CONCATENATE(&quot;mogrify -rotate &quot;;ROUND([.N228];3);&quot; -background black &quot;;[.C228]);&quot;&quot;)" office:value-type="string" office:string-value="mogrify -rotate 53.025 -background black IMG_20210705_055848543.jpg" calcext:value-type="string">
            <text:p>mogrify -rotate 53.025 -background black IMG_20210705_055848543.jpg</text:p>
          </table:table-cell>
          <table:table-cell table:formula="of:=IF([.C228]&lt;&gt;&quot;&quot;;CONCATENATE(&quot;mogrify -crop &quot;;ROUND([.B$22]);&quot;x&quot;;ROUND([.B$23]);&quot;+&quot;;ROUND([.B$30]+[.B$33]-[.AL228]);&quot;+&quot;;ROUND([.B$31]+[.B$34]-[.AM228]);&quot; &quot;;[.C228]);&quot;&quot;)" office:value-type="string" office:string-value="mogrify -crop 2538x1941+2332+1192 IMG_20210705_055848543.jpg" calcext:value-type="string">
            <text:p>mogrify -crop 2538x1941+2332+1192 IMG_20210705_055848543.jpg</text:p>
          </table:table-cell>
          <table:table-cell/>
          <table:table-cell table:formula="of:=IF([.C228]&lt;&gt;&quot;&quot;;([.J228]-[.J$3])*360*[.B$35];0)" office:value-type="float" office:value="53.0250000004889" calcext:value-type="float">
            <text:p>53.0250000004889</text:p>
          </table:table-cell>
          <table:table-cell table:formula="of:=[.N228]/180*PI()" office:value-type="float" office:value="0.925460835878527" calcext:value-type="float">
            <text:p>0.925460835878527</text:p>
          </table:table-cell>
          <table:table-cell table:formula="of:=COS([.$O228])*([.P$3]-[.B$14])-SIN([.$O228])*([.Q$3]-[.B$15])" office:value-type="float" office:value="-410.237779726111" calcext:value-type="float">
            <text:p>-410.237779726111</text:p>
          </table:table-cell>
          <table:table-cell table:formula="of:=SIN([.$O228])*([.P$3]-[.B$14])+COS([.$O228])*([.Q$3]-[.B$15])" office:value-type="float" office:value="-129.247685029137" calcext:value-type="float">
            <text:p>-129.247685029137</text:p>
          </table:table-cell>
          <table:table-cell table:formula="of:=COS([.$O228])*([.R$3]-[.B$14])-SIN([.$O228])*([.S$3]-[.B$15])" office:value-type="float" office:value="-1103.68126573918" calcext:value-type="float">
            <text:p>-1103.68126573918</text:p>
          </table:table-cell>
          <table:table-cell table:formula="of:=SIN([.$O228])*([.R$3]-[.B$14])+COS([.$O228])*([.S$3]-[.B$15])" office:value-type="float" office:value="392.825232967998" calcext:value-type="float">
            <text:p>392.825232967998</text:p>
          </table:table-cell>
          <table:table-cell table:formula="of:=COS([.$O228])*([.T$3]-[.B$14])-SIN([.$O228])*([.U$3]-[.B$15])" office:value-type="float" office:value="285.057488942884" calcext:value-type="float">
            <text:p>285.057488942884</text:p>
          </table:table-cell>
          <table:table-cell table:formula="of:=SIN([.$O228])*([.T$3]-[.B$14])+COS([.$O228])*([.U$3]-[.B$15])" office:value-type="float" office:value="794.278432287808" calcext:value-type="float">
            <text:p>794.278432287808</text:p>
          </table:table-cell>
          <table:table-cell table:formula="of:=COS([.$O228])*([.V$3]-[.B$14])-SIN([.$O228])*([.W$3]-[.B$15])" office:value-type="float" office:value="-408.385997070185" calcext:value-type="float">
            <text:p>-408.385997070185</text:p>
          </table:table-cell>
          <table:table-cell table:formula="of:=SIN([.$O228])*([.V$3]-[.B$14])+COS([.$O228])*([.W$3]-[.B$15])" office:value-type="float" office:value="1316.35135028494" calcext:value-type="float">
            <text:p>1316.35135028494</text:p>
          </table:table-cell>
          <table:table-cell table:formula="of:=COS([.$O228])*([.X$3]-[.B$12]/2)-SIN([.$O228])*([.Y$3]-[.B$13]/2)" office:value-type="float" office:value="-0.925891327962859" calcext:value-type="float">
            <text:p>-0.925891327962859</text:p>
          </table:table-cell>
          <table:table-cell table:formula="of:=SIN([.$O228])*([.X$3]-[.B$12]/2)+COS([.$O228])*([.Y$3]-[.B$13]/2)" office:value-type="float" office:value="-722.799517657039" calcext:value-type="float">
            <text:p>-722.799517657039</text:p>
          </table:table-cell>
          <table:table-cell table:formula="of:=COS([.$O228])*([.Z$3]-[.B$12]/2)-SIN([.$O228])*([.AA$3]-[.B$13]/2)" office:value-type="float" office:value="-694.369377341032" calcext:value-type="float">
            <text:p>-694.369377341032</text:p>
          </table:table-cell>
          <table:table-cell table:formula="of:=SIN([.$O228])*([.Z$3]-[.B$12]/2)+COS([.$O228])*([.AA$3]-[.B$13]/2)" office:value-type="float" office:value="-200.726599659905" calcext:value-type="float">
            <text:p>-200.726599659905</text:p>
          </table:table-cell>
          <table:table-cell table:formula="of:=COS([.$O228])*([.AB$3]-[.B$12]/2)-SIN([.$O228])*([.AC$3]-[.B$13]/2)" office:value-type="float" office:value="694.369377341032" calcext:value-type="float">
            <text:p>694.369377341032</text:p>
          </table:table-cell>
          <table:table-cell table:formula="of:=SIN([.$O228])*([.AB$3]-[.B$12]/2)+COS([.$O228])*([.AC$3]-[.B$13]/2)" office:value-type="float" office:value="200.726599659905" calcext:value-type="float">
            <text:p>200.726599659905</text:p>
          </table:table-cell>
          <table:table-cell table:formula="of:=COS([.$O228])*([.AD$3]-[.B$12]/2)-SIN([.$O228])*([.AE$3]-[.B$13]/2)" office:value-type="float" office:value="0.925891327962859" calcext:value-type="float">
            <text:p>0.925891327962859</text:p>
          </table:table-cell>
          <table:table-cell table:formula="of:=SIN([.$O228])*([.AD$3]-[.B$12]/2)+COS([.$O228])*([.AE$3]-[.B$13]/2)" office:value-type="float" office:value="722.799517657039" calcext:value-type="float">
            <text:p>722.799517657039</text:p>
          </table:table-cell>
          <table:table-cell table:formula="of:=COS([.$O228])*([.AF$3]-[.B$12]/2)-SIN([.$O228])*([.AG$3]-[.B$13]/2)" office:value-type="float" office:value="409.311888398148" calcext:value-type="float">
            <text:p>409.311888398148</text:p>
          </table:table-cell>
          <table:table-cell table:formula="of:=SIN([.$O228])*([.AF$3]-[.B$12]/2)+COS([.$O228])*([.AG$3]-[.B$13]/2)" office:value-type="float" office:value="-593.551832627903" calcext:value-type="float">
            <text:p>-593.551832627903</text:p>
          </table:table-cell>
          <table:table-cell table:formula="of:=MIN([.X228];[.Z228];[.AB228];[.AD228])" office:value-type="float" office:value="-694.369377341032" calcext:value-type="float">
            <text:p>-694.369377341032</text:p>
          </table:table-cell>
          <table:table-cell table:formula="of:=MIN([.Y228];[.AA228];[.AC228];[.AE228])" office:value-type="float" office:value="-722.799517657039" calcext:value-type="float">
            <text:p>-722.799517657039</text:p>
          </table:table-cell>
          <table:table-cell table:formula="of:=[.AF228]-[.$AH228]" office:value-type="float" office:value="1103.68126573918" calcext:value-type="float">
            <text:p>1103.68126573918</text:p>
          </table:table-cell>
          <table:table-cell table:formula="of:=[.AG228]-[.$AI228]" office:value-type="float" office:value="129.247685029137" calcext:value-type="float">
            <text:p>129.247685029137</text:p>
          </table:table-cell>
          <table:table-cell table:formula="of:=[.AF$3]-[.AJ228]" office:value-type="float" office:value="-753.68126573918" calcext:value-type="float">
            <text:p>-753.68126573918</text:p>
          </table:table-cell>
          <table:table-cell table:formula="of:=[.AG$3]-[.AK228]" office:value-type="float" office:value="-379.247685029136" calcext:value-type="float">
            <text:p>-379.24768502913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0048567.jpg</text:p>
          </table:table-cell>
          <table:table-cell table:formula="of:=MID([.C229];5;4)" office:value-type="string" office:string-value="2021" calcext:value-type="string">
            <text:p>2021</text:p>
          </table:table-cell>
          <table:table-cell table:formula="of:=MID([.C229];9;2)" office:value-type="string" office:string-value="07" calcext:value-type="string">
            <text:p>07</text:p>
          </table:table-cell>
          <table:table-cell table:formula="of:=MID([.C229];11;2)" office:value-type="string" office:string-value="05" calcext:value-type="string">
            <text:p>05</text:p>
          </table:table-cell>
          <table:table-cell table:formula="of:=MID([.C229];14;2)" office:value-type="string" office:string-value="06" calcext:value-type="string">
            <text:p>06</text:p>
          </table:table-cell>
          <table:table-cell table:formula="of:=MID([.C229];16;2)" office:value-type="string" office:string-value="00" calcext:value-type="string">
            <text:p>00</text:p>
          </table:table-cell>
          <table:table-cell table:formula="of:=MID([.C229];18;2)" office:value-type="string" office:string-value="48" calcext:value-type="string">
            <text:p>48</text:p>
          </table:table-cell>
          <table:table-cell table:formula="of:=DATE([.D229];[.E229];[.F229])+TIME([.G229];[.H229];[.I229])" office:value-type="date" office:date-value="2021-07-05T06:00:48" calcext:value-type="date">
            <text:p>05/07/21 06:00:48</text:p>
          </table:table-cell>
          <table:table-cell table:formula="of:=IF([.C229]&lt;&gt;&quot;&quot;;CONCATENATE(&quot;mogrify -rotate &quot;;ROUND([.N229];3);&quot; -background black &quot;;[.C229]);&quot;&quot;)" office:value-type="string" office:string-value="mogrify -rotate 53.525 -background black IMG_20210705_060048567.jpg" calcext:value-type="string">
            <text:p>mogrify -rotate 53.525 -background black IMG_20210705_060048567.jpg</text:p>
          </table:table-cell>
          <table:table-cell table:formula="of:=IF([.C229]&lt;&gt;&quot;&quot;;CONCATENATE(&quot;mogrify -crop &quot;;ROUND([.B$22]);&quot;x&quot;;ROUND([.B$23]);&quot;+&quot;;ROUND([.B$30]+[.B$33]-[.AL229]);&quot;+&quot;;ROUND([.B$31]+[.B$34]-[.AM229]);&quot; &quot;;[.C229]);&quot;&quot;)" office:value-type="string" office:string-value="mogrify -crop 2538x1941+2335+1195 IMG_20210705_060048567.jpg" calcext:value-type="string">
            <text:p>mogrify -crop 2538x1941+2335+1195 IMG_20210705_060048567.jpg</text:p>
          </table:table-cell>
          <table:table-cell/>
          <table:table-cell table:formula="of:=IF([.C229]&lt;&gt;&quot;&quot;;([.J229]-[.J$3])*360*[.B$35];0)" office:value-type="float" office:value="53.5249999994994" calcext:value-type="float">
            <text:p>53.5249999994994</text:p>
          </table:table-cell>
          <table:table-cell table:formula="of:=[.N229]/180*PI()" office:value-type="float" office:value="0.934187482121228" calcext:value-type="float">
            <text:p>0.934187482121228</text:p>
          </table:table-cell>
          <table:table-cell table:formula="of:=COS([.$O229])*([.P$3]-[.B$14])-SIN([.$O229])*([.Q$3]-[.B$15])" office:value-type="float" office:value="-409.094274619302" calcext:value-type="float">
            <text:p>-409.094274619302</text:p>
          </table:table-cell>
          <table:table-cell table:formula="of:=SIN([.$O229])*([.P$3]-[.B$14])+COS([.$O229])*([.Q$3]-[.B$15])" office:value-type="float" office:value="-132.822718213817" calcext:value-type="float">
            <text:p>-132.822718213817</text:p>
          </table:table-cell>
          <table:table-cell table:formula="of:=COS([.$O229])*([.R$3]-[.B$14])-SIN([.$O229])*([.S$3]-[.B$15])" office:value-type="float" office:value="-1107.06724427198" calcext:value-type="float">
            <text:p>-1107.06724427198</text:p>
          </table:table-cell>
          <table:table-cell table:formula="of:=SIN([.$O229])*([.R$3]-[.B$14])+COS([.$O229])*([.S$3]-[.B$15])" office:value-type="float" office:value="383.178961661567" calcext:value-type="float">
            <text:p>383.178961661567</text:p>
          </table:table-cell>
          <table:table-cell table:formula="of:=COS([.$O229])*([.T$3]-[.B$14])-SIN([.$O229])*([.U$3]-[.B$15])" office:value-type="float" office:value="278.115335905977" calcext:value-type="float">
            <text:p>278.115335905977</text:p>
          </table:table-cell>
          <table:table-cell table:formula="of:=SIN([.$O229])*([.T$3]-[.B$14])+COS([.$O229])*([.U$3]-[.B$15])" office:value-type="float" office:value="796.735752890446" calcext:value-type="float">
            <text:p>796.735752890446</text:p>
          </table:table-cell>
          <table:table-cell table:formula="of:=COS([.$O229])*([.V$3]-[.B$14])-SIN([.$O229])*([.W$3]-[.B$15])" office:value-type="float" office:value="-419.857633746704" calcext:value-type="float">
            <text:p>-419.857633746704</text:p>
          </table:table-cell>
          <table:table-cell table:formula="of:=SIN([.$O229])*([.V$3]-[.B$14])+COS([.$O229])*([.W$3]-[.B$15])" office:value-type="float" office:value="1312.73743276583" calcext:value-type="float">
            <text:p>1312.73743276583</text:p>
          </table:table-cell>
          <table:table-cell table:formula="of:=COS([.$O229])*([.X$3]-[.B$12]/2)-SIN([.$O229])*([.Y$3]-[.B$13]/2)" office:value-type="float" office:value="5.3816795637008" calcext:value-type="float">
            <text:p>5.3816795637008</text:p>
          </table:table-cell>
          <table:table-cell table:formula="of:=SIN([.$O229])*([.X$3]-[.B$12]/2)+COS([.$O229])*([.Y$3]-[.B$13]/2)" office:value-type="float" office:value="-722.780075489823" calcext:value-type="float">
            <text:p>-722.780075489823</text:p>
          </table:table-cell>
          <table:table-cell table:formula="of:=COS([.$O229])*([.Z$3]-[.B$12]/2)-SIN([.$O229])*([.AA$3]-[.B$13]/2)" office:value-type="float" office:value="-692.591290088981" calcext:value-type="float">
            <text:p>-692.591290088981</text:p>
          </table:table-cell>
          <table:table-cell table:formula="of:=SIN([.$O229])*([.Z$3]-[.B$12]/2)+COS([.$O229])*([.AA$3]-[.B$13]/2)" office:value-type="float" office:value="-206.77839561444" calcext:value-type="float">
            <text:p>-206.77839561444</text:p>
          </table:table-cell>
          <table:table-cell table:formula="of:=COS([.$O229])*([.AB$3]-[.B$12]/2)-SIN([.$O229])*([.AC$3]-[.B$13]/2)" office:value-type="float" office:value="692.591290088981" calcext:value-type="float">
            <text:p>692.591290088981</text:p>
          </table:table-cell>
          <table:table-cell table:formula="of:=SIN([.$O229])*([.AB$3]-[.B$12]/2)+COS([.$O229])*([.AC$3]-[.B$13]/2)" office:value-type="float" office:value="206.77839561444" calcext:value-type="float">
            <text:p>206.77839561444</text:p>
          </table:table-cell>
          <table:table-cell table:formula="of:=COS([.$O229])*([.AD$3]-[.B$12]/2)-SIN([.$O229])*([.AE$3]-[.B$13]/2)" office:value-type="float" office:value="-5.3816795637008" calcext:value-type="float">
            <text:p>-5.3816795637008</text:p>
          </table:table-cell>
          <table:table-cell table:formula="of:=SIN([.$O229])*([.AD$3]-[.B$12]/2)+COS([.$O229])*([.AE$3]-[.B$13]/2)" office:value-type="float" office:value="722.780075489823" calcext:value-type="float">
            <text:p>722.780075489823</text:p>
          </table:table-cell>
          <table:table-cell table:formula="of:=COS([.$O229])*([.AF$3]-[.B$12]/2)-SIN([.$O229])*([.AG$3]-[.B$13]/2)" office:value-type="float" office:value="414.475954183003" calcext:value-type="float">
            <text:p>414.475954183003</text:p>
          </table:table-cell>
          <table:table-cell table:formula="of:=SIN([.$O229])*([.AF$3]-[.B$12]/2)+COS([.$O229])*([.AG$3]-[.B$13]/2)" office:value-type="float" office:value="-589.957357276006" calcext:value-type="float">
            <text:p>-589.957357276006</text:p>
          </table:table-cell>
          <table:table-cell table:formula="of:=MIN([.X229];[.Z229];[.AB229];[.AD229])" office:value-type="float" office:value="-692.591290088981" calcext:value-type="float">
            <text:p>-692.591290088981</text:p>
          </table:table-cell>
          <table:table-cell table:formula="of:=MIN([.Y229];[.AA229];[.AC229];[.AE229])" office:value-type="float" office:value="-722.780075489823" calcext:value-type="float">
            <text:p>-722.780075489823</text:p>
          </table:table-cell>
          <table:table-cell table:formula="of:=[.AF229]-[.$AH229]" office:value-type="float" office:value="1107.06724427198" calcext:value-type="float">
            <text:p>1107.06724427198</text:p>
          </table:table-cell>
          <table:table-cell table:formula="of:=[.AG229]-[.$AI229]" office:value-type="float" office:value="132.822718213817" calcext:value-type="float">
            <text:p>132.822718213817</text:p>
          </table:table-cell>
          <table:table-cell table:formula="of:=[.AF$3]-[.AJ229]" office:value-type="float" office:value="-757.067244271984" calcext:value-type="float">
            <text:p>-757.067244271984</text:p>
          </table:table-cell>
          <table:table-cell table:formula="of:=[.AG$3]-[.AK229]" office:value-type="float" office:value="-382.822718213817" calcext:value-type="float">
            <text:p>-382.82271821381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0248610.jpg</text:p>
          </table:table-cell>
          <table:table-cell table:formula="of:=MID([.C230];5;4)" office:value-type="string" office:string-value="2021" calcext:value-type="string">
            <text:p>2021</text:p>
          </table:table-cell>
          <table:table-cell table:formula="of:=MID([.C230];9;2)" office:value-type="string" office:string-value="07" calcext:value-type="string">
            <text:p>07</text:p>
          </table:table-cell>
          <table:table-cell table:formula="of:=MID([.C230];11;2)" office:value-type="string" office:string-value="05" calcext:value-type="string">
            <text:p>05</text:p>
          </table:table-cell>
          <table:table-cell table:formula="of:=MID([.C230];14;2)" office:value-type="string" office:string-value="06" calcext:value-type="string">
            <text:p>06</text:p>
          </table:table-cell>
          <table:table-cell table:formula="of:=MID([.C230];16;2)" office:value-type="string" office:string-value="02" calcext:value-type="string">
            <text:p>02</text:p>
          </table:table-cell>
          <table:table-cell table:formula="of:=MID([.C230];18;2)" office:value-type="string" office:string-value="48" calcext:value-type="string">
            <text:p>48</text:p>
          </table:table-cell>
          <table:table-cell table:formula="of:=DATE([.D230];[.E230];[.F230])+TIME([.G230];[.H230];[.I230])" office:value-type="date" office:date-value="2021-07-05T06:02:48" calcext:value-type="date">
            <text:p>05/07/21 06:02:48</text:p>
          </table:table-cell>
          <table:table-cell table:formula="of:=IF([.C230]&lt;&gt;&quot;&quot;;CONCATENATE(&quot;mogrify -rotate &quot;;ROUND([.N230];3);&quot; -background black &quot;;[.C230]);&quot;&quot;)" office:value-type="string" office:string-value="mogrify -rotate 54.025 -background black IMG_20210705_060248610.jpg" calcext:value-type="string">
            <text:p>mogrify -rotate 54.025 -background black IMG_20210705_060248610.jpg</text:p>
          </table:table-cell>
          <table:table-cell table:formula="of:=IF([.C230]&lt;&gt;&quot;&quot;;CONCATENATE(&quot;mogrify -crop &quot;;ROUND([.B$22]);&quot;x&quot;;ROUND([.B$23]);&quot;+&quot;;ROUND([.B$30]+[.B$33]-[.AL230]);&quot;+&quot;;ROUND([.B$31]+[.B$34]-[.AM230]);&quot; &quot;;[.C230]);&quot;&quot;)" office:value-type="string" office:string-value="mogrify -crop 2538x1941+2339+1199 IMG_20210705_060248610.jpg" calcext:value-type="string">
            <text:p>mogrify -crop 2538x1941+2339+1199 IMG_20210705_060248610.jpg</text:p>
          </table:table-cell>
          <table:table-cell/>
          <table:table-cell table:formula="of:=IF([.C230]&lt;&gt;&quot;&quot;;([.J230]-[.J$3])*360*[.B$35];0)" office:value-type="float" office:value="54.0250000011292" calcext:value-type="float">
            <text:p>54.0250000011292</text:p>
          </table:table-cell>
          <table:table-cell table:formula="of:=[.N230]/180*PI()" office:value-type="float" office:value="0.942914128409645" calcext:value-type="float">
            <text:p>0.942914128409645</text:p>
          </table:table-cell>
          <table:table-cell table:formula="of:=COS([.$O230])*([.P$3]-[.B$14])-SIN([.$O230])*([.Q$3]-[.B$15])" office:value-type="float" office:value="-407.919615393497" calcext:value-type="float">
            <text:p>-407.919615393497</text:p>
          </table:table-cell>
          <table:table-cell table:formula="of:=SIN([.$O230])*([.P$3]-[.B$14])+COS([.$O230])*([.Q$3]-[.B$15])" office:value-type="float" office:value="-136.387636452949" calcext:value-type="float">
            <text:p>-136.387636452949</text:p>
          </table:table-cell>
          <table:table-cell table:formula="of:=COS([.$O230])*([.R$3]-[.B$14])-SIN([.$O230])*([.S$3]-[.B$15])" office:value-type="float" office:value="-1110.36891536536" calcext:value-type="float">
            <text:p>-1110.36891536536</text:p>
          </table:table-cell>
          <table:table-cell table:formula="of:=SIN([.$O230])*([.R$3]-[.B$14])+COS([.$O230])*([.S$3]-[.B$15])" office:value-type="float" office:value="373.503509743021" calcext:value-type="float">
            <text:p>373.503509743021</text:p>
          </table:table-cell>
          <table:table-cell table:formula="of:=COS([.$O230])*([.T$3]-[.B$14])-SIN([.$O230])*([.U$3]-[.B$15])" office:value-type="float" office:value="271.152003273025" calcext:value-type="float">
            <text:p>271.152003273025</text:p>
          </table:table-cell>
          <table:table-cell table:formula="of:=SIN([.$O230])*([.T$3]-[.B$14])+COS([.$O230])*([.U$3]-[.B$15])" office:value-type="float" office:value="799.132398993449" calcext:value-type="float">
            <text:p>799.132398993449</text:p>
          </table:table-cell>
          <table:table-cell table:formula="of:=COS([.$O230])*([.V$3]-[.B$14])-SIN([.$O230])*([.W$3]-[.B$15])" office:value-type="float" office:value="-431.297296698838" calcext:value-type="float">
            <text:p>-431.297296698838</text:p>
          </table:table-cell>
          <table:table-cell table:formula="of:=SIN([.$O230])*([.V$3]-[.B$14])+COS([.$O230])*([.W$3]-[.B$15])" office:value-type="float" office:value="1309.02354518942" calcext:value-type="float">
            <text:p>1309.02354518942</text:p>
          </table:table-cell>
          <table:table-cell table:formula="of:=COS([.$O230])*([.X$3]-[.B$12]/2)-SIN([.$O230])*([.Y$3]-[.B$13]/2)" office:value-type="float" office:value="11.6888406526705" calcext:value-type="float">
            <text:p>11.6888406526705</text:p>
          </table:table-cell>
          <table:table-cell table:formula="of:=SIN([.$O230])*([.X$3]-[.B$12]/2)+COS([.$O230])*([.Y$3]-[.B$13]/2)" office:value-type="float" office:value="-722.705590821184" calcext:value-type="float">
            <text:p>-722.705590821184</text:p>
          </table:table-cell>
          <table:table-cell table:formula="of:=COS([.$O230])*([.Z$3]-[.B$12]/2)-SIN([.$O230])*([.AA$3]-[.B$13]/2)" office:value-type="float" office:value="-690.760459319193" calcext:value-type="float">
            <text:p>-690.760459319193</text:p>
          </table:table-cell>
          <table:table-cell table:formula="of:=SIN([.$O230])*([.Z$3]-[.B$12]/2)+COS([.$O230])*([.AA$3]-[.B$13]/2)" office:value-type="float" office:value="-212.814444625214" calcext:value-type="float">
            <text:p>-212.814444625214</text:p>
          </table:table-cell>
          <table:table-cell table:formula="of:=COS([.$O230])*([.AB$3]-[.B$12]/2)-SIN([.$O230])*([.AC$3]-[.B$13]/2)" office:value-type="float" office:value="690.760459319193" calcext:value-type="float">
            <text:p>690.760459319193</text:p>
          </table:table-cell>
          <table:table-cell table:formula="of:=SIN([.$O230])*([.AB$3]-[.B$12]/2)+COS([.$O230])*([.AC$3]-[.B$13]/2)" office:value-type="float" office:value="212.814444625214" calcext:value-type="float">
            <text:p>212.814444625214</text:p>
          </table:table-cell>
          <table:table-cell table:formula="of:=COS([.$O230])*([.AD$3]-[.B$12]/2)-SIN([.$O230])*([.AE$3]-[.B$13]/2)" office:value-type="float" office:value="-11.6888406526705" calcext:value-type="float">
            <text:p>-11.6888406526705</text:p>
          </table:table-cell>
          <table:table-cell table:formula="of:=SIN([.$O230])*([.AD$3]-[.B$12]/2)+COS([.$O230])*([.AE$3]-[.B$13]/2)" office:value-type="float" office:value="722.705590821184" calcext:value-type="float">
            <text:p>722.705590821184</text:p>
          </table:table-cell>
          <table:table-cell table:formula="of:=COS([.$O230])*([.AF$3]-[.B$12]/2)-SIN([.$O230])*([.AG$3]-[.B$13]/2)" office:value-type="float" office:value="419.608456046167" calcext:value-type="float">
            <text:p>419.608456046167</text:p>
          </table:table-cell>
          <table:table-cell table:formula="of:=SIN([.$O230])*([.AF$3]-[.B$12]/2)+COS([.$O230])*([.AG$3]-[.B$13]/2)" office:value-type="float" office:value="-586.317954368235" calcext:value-type="float">
            <text:p>-586.317954368235</text:p>
          </table:table-cell>
          <table:table-cell table:formula="of:=MIN([.X230];[.Z230];[.AB230];[.AD230])" office:value-type="float" office:value="-690.760459319193" calcext:value-type="float">
            <text:p>-690.760459319193</text:p>
          </table:table-cell>
          <table:table-cell table:formula="of:=MIN([.Y230];[.AA230];[.AC230];[.AE230])" office:value-type="float" office:value="-722.705590821184" calcext:value-type="float">
            <text:p>-722.705590821184</text:p>
          </table:table-cell>
          <table:table-cell table:formula="of:=[.AF230]-[.$AH230]" office:value-type="float" office:value="1110.36891536536" calcext:value-type="float">
            <text:p>1110.36891536536</text:p>
          </table:table-cell>
          <table:table-cell table:formula="of:=[.AG230]-[.$AI230]" office:value-type="float" office:value="136.387636452949" calcext:value-type="float">
            <text:p>136.387636452949</text:p>
          </table:table-cell>
          <table:table-cell table:formula="of:=[.AF$3]-[.AJ230]" office:value-type="float" office:value="-760.36891536536" calcext:value-type="float">
            <text:p>-760.36891536536</text:p>
          </table:table-cell>
          <table:table-cell table:formula="of:=[.AG$3]-[.AK230]" office:value-type="float" office:value="-386.387636452949" calcext:value-type="float">
            <text:p>-386.38763645294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0448682.jpg</text:p>
          </table:table-cell>
          <table:table-cell table:formula="of:=MID([.C231];5;4)" office:value-type="string" office:string-value="2021" calcext:value-type="string">
            <text:p>2021</text:p>
          </table:table-cell>
          <table:table-cell table:formula="of:=MID([.C231];9;2)" office:value-type="string" office:string-value="07" calcext:value-type="string">
            <text:p>07</text:p>
          </table:table-cell>
          <table:table-cell table:formula="of:=MID([.C231];11;2)" office:value-type="string" office:string-value="05" calcext:value-type="string">
            <text:p>05</text:p>
          </table:table-cell>
          <table:table-cell table:formula="of:=MID([.C231];14;2)" office:value-type="string" office:string-value="06" calcext:value-type="string">
            <text:p>06</text:p>
          </table:table-cell>
          <table:table-cell table:formula="of:=MID([.C231];16;2)" office:value-type="string" office:string-value="04" calcext:value-type="string">
            <text:p>04</text:p>
          </table:table-cell>
          <table:table-cell table:formula="of:=MID([.C231];18;2)" office:value-type="string" office:string-value="48" calcext:value-type="string">
            <text:p>48</text:p>
          </table:table-cell>
          <table:table-cell table:formula="of:=DATE([.D231];[.E231];[.F231])+TIME([.G231];[.H231];[.I231])" office:value-type="date" office:date-value="2021-07-05T06:04:48" calcext:value-type="date">
            <text:p>05/07/21 06:04:48</text:p>
          </table:table-cell>
          <table:table-cell table:formula="of:=IF([.C231]&lt;&gt;&quot;&quot;;CONCATENATE(&quot;mogrify -rotate &quot;;ROUND([.N231];3);&quot; -background black &quot;;[.C231]);&quot;&quot;)" office:value-type="string" office:string-value="mogrify -rotate 54.525 -background black IMG_20210705_060448682.jpg" calcext:value-type="string">
            <text:p>mogrify -rotate 54.525 -background black IMG_20210705_060448682.jpg</text:p>
          </table:table-cell>
          <table:table-cell table:formula="of:=IF([.C231]&lt;&gt;&quot;&quot;;CONCATENATE(&quot;mogrify -crop &quot;;ROUND([.B$22]);&quot;x&quot;;ROUND([.B$23]);&quot;+&quot;;ROUND([.B$30]+[.B$33]-[.AL231]);&quot;+&quot;;ROUND([.B$31]+[.B$34]-[.AM231]);&quot; &quot;;[.C231]);&quot;&quot;)" office:value-type="string" office:string-value="mogrify -crop 2538x1941+2342+1202 IMG_20210705_060448682.jpg" calcext:value-type="string">
            <text:p>mogrify -crop 2538x1941+2342+1202 IMG_20210705_060448682.jpg</text:p>
          </table:table-cell>
          <table:table-cell/>
          <table:table-cell table:formula="of:=IF([.C231]&lt;&gt;&quot;&quot;;([.J231]-[.J$3])*360*[.B$35];0)" office:value-type="float" office:value="54.5250000001397" calcext:value-type="float">
            <text:p>54.5250000001397</text:p>
          </table:table-cell>
          <table:table-cell table:formula="of:=[.N231]/180*PI()" office:value-type="float" office:value="0.951640774652346" calcext:value-type="float">
            <text:p>0.951640774652346</text:p>
          </table:table-cell>
          <table:table-cell table:formula="of:=COS([.$O231])*([.P$3]-[.B$14])-SIN([.$O231])*([.Q$3]-[.B$15])" office:value-type="float" office:value="-406.713891515849" calcext:value-type="float">
            <text:p>-406.713891515849</text:p>
          </table:table-cell>
          <table:table-cell table:formula="of:=SIN([.$O231])*([.P$3]-[.B$14])+COS([.$O231])*([.Q$3]-[.B$15])" office:value-type="float" office:value="-139.942168226858" calcext:value-type="float">
            <text:p>-139.942168226858</text:p>
          </table:table-cell>
          <table:table-cell table:formula="of:=COS([.$O231])*([.R$3]-[.B$14])-SIN([.$O231])*([.S$3]-[.B$15])" office:value-type="float" office:value="-1113.58602754968" calcext:value-type="float">
            <text:p>-1113.58602754968</text:p>
          </table:table-cell>
          <table:table-cell table:formula="of:=SIN([.$O231])*([.R$3]-[.B$14])+COS([.$O231])*([.S$3]-[.B$15])" office:value-type="float" office:value="363.799614136854" calcext:value-type="float">
            <text:p>363.799614136854</text:p>
          </table:table-cell>
          <table:table-cell table:formula="of:=COS([.$O231])*([.T$3]-[.B$14])-SIN([.$O231])*([.U$3]-[.B$15])" office:value-type="float" office:value="264.168021401721" calcext:value-type="float">
            <text:p>264.168021401721</text:p>
          </table:table-cell>
          <table:table-cell table:formula="of:=SIN([.$O231])*([.T$3]-[.B$14])+COS([.$O231])*([.U$3]-[.B$15])" office:value-type="float" office:value="801.468188057829" calcext:value-type="float">
            <text:p>801.468188057829</text:p>
          </table:table-cell>
          <table:table-cell table:formula="of:=COS([.$O231])*([.V$3]-[.B$14])-SIN([.$O231])*([.W$3]-[.B$15])" office:value-type="float" office:value="-442.704114632109" calcext:value-type="float">
            <text:p>-442.704114632109</text:p>
          </table:table-cell>
          <table:table-cell table:formula="of:=SIN([.$O231])*([.V$3]-[.B$14])+COS([.$O231])*([.W$3]-[.B$15])" office:value-type="float" office:value="1305.20997042154" calcext:value-type="float">
            <text:p>1305.20997042154</text:p>
          </table:table-cell>
          <table:table-cell table:formula="of:=COS([.$O231])*([.X$3]-[.B$12]/2)-SIN([.$O231])*([.Y$3]-[.B$13]/2)" office:value-type="float" office:value="17.9951115581301" calcext:value-type="float">
            <text:p>17.9951115581301</text:p>
          </table:table-cell>
          <table:table-cell table:formula="of:=SIN([.$O231])*([.X$3]-[.B$12]/2)+COS([.$O231])*([.Y$3]-[.B$13]/2)" office:value-type="float" office:value="-722.5760693242" calcext:value-type="float">
            <text:p>-722.5760693242</text:p>
          </table:table-cell>
          <table:table-cell table:formula="of:=COS([.$O231])*([.Z$3]-[.B$12]/2)-SIN([.$O231])*([.AA$3]-[.B$13]/2)" office:value-type="float" office:value="-688.877024475701" calcext:value-type="float">
            <text:p>-688.877024475701</text:p>
          </table:table-cell>
          <table:table-cell table:formula="of:=SIN([.$O231])*([.Z$3]-[.B$12]/2)+COS([.$O231])*([.AA$3]-[.B$13]/2)" office:value-type="float" office:value="-218.834286960488" calcext:value-type="float">
            <text:p>-218.834286960488</text:p>
          </table:table-cell>
          <table:table-cell table:formula="of:=COS([.$O231])*([.AB$3]-[.B$12]/2)-SIN([.$O231])*([.AC$3]-[.B$13]/2)" office:value-type="float" office:value="688.877024475701" calcext:value-type="float">
            <text:p>688.877024475701</text:p>
          </table:table-cell>
          <table:table-cell table:formula="of:=SIN([.$O231])*([.AB$3]-[.B$12]/2)+COS([.$O231])*([.AC$3]-[.B$13]/2)" office:value-type="float" office:value="218.834286960488" calcext:value-type="float">
            <text:p>218.834286960488</text:p>
          </table:table-cell>
          <table:table-cell table:formula="of:=COS([.$O231])*([.AD$3]-[.B$12]/2)-SIN([.$O231])*([.AE$3]-[.B$13]/2)" office:value-type="float" office:value="-17.9951115581301" calcext:value-type="float">
            <text:p>-17.9951115581301</text:p>
          </table:table-cell>
          <table:table-cell table:formula="of:=SIN([.$O231])*([.AD$3]-[.B$12]/2)+COS([.$O231])*([.AE$3]-[.B$13]/2)" office:value-type="float" office:value="722.5760693242" calcext:value-type="float">
            <text:p>722.5760693242</text:p>
          </table:table-cell>
          <table:table-cell table:formula="of:=COS([.$O231])*([.AF$3]-[.B$12]/2)-SIN([.$O231])*([.AG$3]-[.B$13]/2)" office:value-type="float" office:value="424.709003073979" calcext:value-type="float">
            <text:p>424.709003073979</text:p>
          </table:table-cell>
          <table:table-cell table:formula="of:=SIN([.$O231])*([.AF$3]-[.B$12]/2)+COS([.$O231])*([.AG$3]-[.B$13]/2)" office:value-type="float" office:value="-582.633901097342" calcext:value-type="float">
            <text:p>-582.633901097342</text:p>
          </table:table-cell>
          <table:table-cell table:formula="of:=MIN([.X231];[.Z231];[.AB231];[.AD231])" office:value-type="float" office:value="-688.877024475701" calcext:value-type="float">
            <text:p>-688.877024475701</text:p>
          </table:table-cell>
          <table:table-cell table:formula="of:=MIN([.Y231];[.AA231];[.AC231];[.AE231])" office:value-type="float" office:value="-722.5760693242" calcext:value-type="float">
            <text:p>-722.5760693242</text:p>
          </table:table-cell>
          <table:table-cell table:formula="of:=[.AF231]-[.$AH231]" office:value-type="float" office:value="1113.58602754968" calcext:value-type="float">
            <text:p>1113.58602754968</text:p>
          </table:table-cell>
          <table:table-cell table:formula="of:=[.AG231]-[.$AI231]" office:value-type="float" office:value="139.942168226858" calcext:value-type="float">
            <text:p>139.942168226858</text:p>
          </table:table-cell>
          <table:table-cell table:formula="of:=[.AF$3]-[.AJ231]" office:value-type="float" office:value="-763.58602754968" calcext:value-type="float">
            <text:p>-763.58602754968</text:p>
          </table:table-cell>
          <table:table-cell table:formula="of:=[.AG$3]-[.AK231]" office:value-type="float" office:value="-389.942168226858" calcext:value-type="float">
            <text:p>-389.942168226858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0648761.jpg</text:p>
          </table:table-cell>
          <table:table-cell table:formula="of:=MID([.C232];5;4)" office:value-type="string" office:string-value="2021" calcext:value-type="string">
            <text:p>2021</text:p>
          </table:table-cell>
          <table:table-cell table:formula="of:=MID([.C232];9;2)" office:value-type="string" office:string-value="07" calcext:value-type="string">
            <text:p>07</text:p>
          </table:table-cell>
          <table:table-cell table:formula="of:=MID([.C232];11;2)" office:value-type="string" office:string-value="05" calcext:value-type="string">
            <text:p>05</text:p>
          </table:table-cell>
          <table:table-cell table:formula="of:=MID([.C232];14;2)" office:value-type="string" office:string-value="06" calcext:value-type="string">
            <text:p>06</text:p>
          </table:table-cell>
          <table:table-cell table:formula="of:=MID([.C232];16;2)" office:value-type="string" office:string-value="06" calcext:value-type="string">
            <text:p>06</text:p>
          </table:table-cell>
          <table:table-cell table:formula="of:=MID([.C232];18;2)" office:value-type="string" office:string-value="48" calcext:value-type="string">
            <text:p>48</text:p>
          </table:table-cell>
          <table:table-cell table:formula="of:=DATE([.D232];[.E232];[.F232])+TIME([.G232];[.H232];[.I232])" office:value-type="date" office:date-value="2021-07-05T06:06:48" calcext:value-type="date">
            <text:p>05/07/21 06:06:48</text:p>
          </table:table-cell>
          <table:table-cell table:formula="of:=IF([.C232]&lt;&gt;&quot;&quot;;CONCATENATE(&quot;mogrify -rotate &quot;;ROUND([.N232];3);&quot; -background black &quot;;[.C232]);&quot;&quot;)" office:value-type="string" office:string-value="mogrify -rotate 55.025 -background black IMG_20210705_060648761.jpg" calcext:value-type="string">
            <text:p>mogrify -rotate 55.025 -background black IMG_20210705_060648761.jpg</text:p>
          </table:table-cell>
          <table:table-cell table:formula="of:=IF([.C232]&lt;&gt;&quot;&quot;;CONCATENATE(&quot;mogrify -crop &quot;;ROUND([.B$22]);&quot;x&quot;;ROUND([.B$23]);&quot;+&quot;;ROUND([.B$30]+[.B$33]-[.AL232]);&quot;+&quot;;ROUND([.B$31]+[.B$34]-[.AM232]);&quot; &quot;;[.C232]);&quot;&quot;)" office:value-type="string" office:string-value="mogrify -crop 2538x1941+2345+1206 IMG_20210705_060648761.jpg" calcext:value-type="string">
            <text:p>mogrify -crop 2538x1941+2345+1206 IMG_20210705_060648761.jpg</text:p>
          </table:table-cell>
          <table:table-cell/>
          <table:table-cell table:formula="of:=IF([.C232]&lt;&gt;&quot;&quot;;([.J232]-[.J$3])*360*[.B$35];0)" office:value-type="float" office:value="55.0249999991502" calcext:value-type="float">
            <text:p>55.0249999991502</text:p>
          </table:table-cell>
          <table:table-cell table:formula="of:=[.N232]/180*PI()" office:value-type="float" office:value="0.960367420895047" calcext:value-type="float">
            <text:p>0.960367420895047</text:p>
          </table:table-cell>
          <table:table-cell table:formula="of:=COS([.$O232])*([.P$3]-[.B$14])-SIN([.$O232])*([.Q$3]-[.B$15])" office:value-type="float" office:value="-405.477194800828" calcext:value-type="float">
            <text:p>-405.477194800828</text:p>
          </table:table-cell>
          <table:table-cell table:formula="of:=SIN([.$O232])*([.P$3]-[.B$14])+COS([.$O232])*([.Q$3]-[.B$15])" office:value-type="float" office:value="-143.486042862891" calcext:value-type="float">
            <text:p>-143.486042862891</text:p>
          </table:table-cell>
          <table:table-cell table:formula="of:=COS([.$O232])*([.R$3]-[.B$14])-SIN([.$O232])*([.S$3]-[.B$15])" office:value-type="float" office:value="-1116.71833584691" calcext:value-type="float">
            <text:p>-1116.71833584691</text:p>
          </table:table-cell>
          <table:table-cell table:formula="of:=SIN([.$O232])*([.R$3]-[.B$14])+COS([.$O232])*([.S$3]-[.B$15])" office:value-type="float" office:value="354.068013781673" calcext:value-type="float">
            <text:p>354.068013781673</text:p>
          </table:table-cell>
          <table:table-cell table:formula="of:=COS([.$O232])*([.T$3]-[.B$14])-SIN([.$O232])*([.U$3]-[.B$15])" office:value-type="float" office:value="257.1639221129" calcext:value-type="float">
            <text:p>257.1639221129</text:p>
          </table:table-cell>
          <table:table-cell table:formula="of:=SIN([.$O232])*([.T$3]-[.B$14])+COS([.$O232])*([.U$3]-[.B$15])" office:value-type="float" office:value="803.74294221692" calcext:value-type="float">
            <text:p>803.74294221692</text:p>
          </table:table-cell>
          <table:table-cell table:formula="of:=COS([.$O232])*([.V$3]-[.B$14])-SIN([.$O232])*([.W$3]-[.B$15])" office:value-type="float" office:value="-454.077218933186" calcext:value-type="float">
            <text:p>-454.077218933186</text:p>
          </table:table-cell>
          <table:table-cell table:formula="of:=SIN([.$O232])*([.V$3]-[.B$14])+COS([.$O232])*([.W$3]-[.B$15])" office:value-type="float" office:value="1301.29699886148" calcext:value-type="float">
            <text:p>1301.29699886148</text:p>
          </table:table-cell>
          <table:table-cell table:formula="of:=COS([.$O232])*([.X$3]-[.B$12]/2)-SIN([.$O232])*([.Y$3]-[.B$13]/2)" office:value-type="float" office:value="24.3000120661791" calcext:value-type="float">
            <text:p>24.3000120661791</text:p>
          </table:table-cell>
          <table:table-cell table:formula="of:=SIN([.$O232])*([.X$3]-[.B$12]/2)+COS([.$O232])*([.Y$3]-[.B$13]/2)" office:value-type="float" office:value="-722.391520862187" calcext:value-type="float">
            <text:p>-722.391520862187</text:p>
          </table:table-cell>
          <table:table-cell table:formula="of:=COS([.$O232])*([.Z$3]-[.B$12]/2)-SIN([.$O232])*([.AA$3]-[.B$13]/2)" office:value-type="float" office:value="-686.941128979907" calcext:value-type="float">
            <text:p>-686.941128979907</text:p>
          </table:table-cell>
          <table:table-cell table:formula="of:=SIN([.$O232])*([.Z$3]-[.B$12]/2)+COS([.$O232])*([.AA$3]-[.B$13]/2)" office:value-type="float" office:value="-224.837464217623" calcext:value-type="float">
            <text:p>-224.837464217623</text:p>
          </table:table-cell>
          <table:table-cell table:formula="of:=COS([.$O232])*([.AB$3]-[.B$12]/2)-SIN([.$O232])*([.AC$3]-[.B$13]/2)" office:value-type="float" office:value="686.941128979907" calcext:value-type="float">
            <text:p>686.941128979907</text:p>
          </table:table-cell>
          <table:table-cell table:formula="of:=SIN([.$O232])*([.AB$3]-[.B$12]/2)+COS([.$O232])*([.AC$3]-[.B$13]/2)" office:value-type="float" office:value="224.837464217623" calcext:value-type="float">
            <text:p>224.837464217623</text:p>
          </table:table-cell>
          <table:table-cell table:formula="of:=COS([.$O232])*([.AD$3]-[.B$12]/2)-SIN([.$O232])*([.AE$3]-[.B$13]/2)" office:value-type="float" office:value="-24.3000120661791" calcext:value-type="float">
            <text:p>-24.3000120661791</text:p>
          </table:table-cell>
          <table:table-cell table:formula="of:=SIN([.$O232])*([.AD$3]-[.B$12]/2)+COS([.$O232])*([.AE$3]-[.B$13]/2)" office:value-type="float" office:value="722.391520862187" calcext:value-type="float">
            <text:p>722.391520862187</text:p>
          </table:table-cell>
          <table:table-cell table:formula="of:=COS([.$O232])*([.AF$3]-[.B$12]/2)-SIN([.$O232])*([.AG$3]-[.B$13]/2)" office:value-type="float" office:value="429.777206867007" calcext:value-type="float">
            <text:p>429.777206867007</text:p>
          </table:table-cell>
          <table:table-cell table:formula="of:=SIN([.$O232])*([.AF$3]-[.B$12]/2)+COS([.$O232])*([.AG$3]-[.B$13]/2)" office:value-type="float" office:value="-578.905477999296" calcext:value-type="float">
            <text:p>-578.905477999296</text:p>
          </table:table-cell>
          <table:table-cell table:formula="of:=MIN([.X232];[.Z232];[.AB232];[.AD232])" office:value-type="float" office:value="-686.941128979907" calcext:value-type="float">
            <text:p>-686.941128979907</text:p>
          </table:table-cell>
          <table:table-cell table:formula="of:=MIN([.Y232];[.AA232];[.AC232];[.AE232])" office:value-type="float" office:value="-722.391520862187" calcext:value-type="float">
            <text:p>-722.391520862187</text:p>
          </table:table-cell>
          <table:table-cell table:formula="of:=[.AF232]-[.$AH232]" office:value-type="float" office:value="1116.71833584691" calcext:value-type="float">
            <text:p>1116.71833584691</text:p>
          </table:table-cell>
          <table:table-cell table:formula="of:=[.AG232]-[.$AI232]" office:value-type="float" office:value="143.486042862891" calcext:value-type="float">
            <text:p>143.486042862891</text:p>
          </table:table-cell>
          <table:table-cell table:formula="of:=[.AF$3]-[.AJ232]" office:value-type="float" office:value="-766.718335846914" calcext:value-type="float">
            <text:p>-766.718335846914</text:p>
          </table:table-cell>
          <table:table-cell table:formula="of:=[.AG$3]-[.AK232]" office:value-type="float" office:value="-393.486042862891" calcext:value-type="float">
            <text:p>-393.48604286289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0848765.jpg</text:p>
          </table:table-cell>
          <table:table-cell table:formula="of:=MID([.C233];5;4)" office:value-type="string" office:string-value="2021" calcext:value-type="string">
            <text:p>2021</text:p>
          </table:table-cell>
          <table:table-cell table:formula="of:=MID([.C233];9;2)" office:value-type="string" office:string-value="07" calcext:value-type="string">
            <text:p>07</text:p>
          </table:table-cell>
          <table:table-cell table:formula="of:=MID([.C233];11;2)" office:value-type="string" office:string-value="05" calcext:value-type="string">
            <text:p>05</text:p>
          </table:table-cell>
          <table:table-cell table:formula="of:=MID([.C233];14;2)" office:value-type="string" office:string-value="06" calcext:value-type="string">
            <text:p>06</text:p>
          </table:table-cell>
          <table:table-cell table:formula="of:=MID([.C233];16;2)" office:value-type="string" office:string-value="08" calcext:value-type="string">
            <text:p>08</text:p>
          </table:table-cell>
          <table:table-cell table:formula="of:=MID([.C233];18;2)" office:value-type="string" office:string-value="48" calcext:value-type="string">
            <text:p>48</text:p>
          </table:table-cell>
          <table:table-cell table:formula="of:=DATE([.D233];[.E233];[.F233])+TIME([.G233];[.H233];[.I233])" office:value-type="date" office:date-value="2021-07-05T06:08:48" calcext:value-type="date">
            <text:p>05/07/21 06:08:48</text:p>
          </table:table-cell>
          <table:table-cell table:formula="of:=IF([.C233]&lt;&gt;&quot;&quot;;CONCATENATE(&quot;mogrify -rotate &quot;;ROUND([.N233];3);&quot; -background black &quot;;[.C233]);&quot;&quot;)" office:value-type="string" office:string-value="mogrify -rotate 55.525 -background black IMG_20210705_060848765.jpg" calcext:value-type="string">
            <text:p>mogrify -rotate 55.525 -background black IMG_20210705_060848765.jpg</text:p>
          </table:table-cell>
          <table:table-cell table:formula="of:=IF([.C233]&lt;&gt;&quot;&quot;;CONCATENATE(&quot;mogrify -crop &quot;;ROUND([.B$22]);&quot;x&quot;;ROUND([.B$23]);&quot;+&quot;;ROUND([.B$30]+[.B$33]-[.AL233]);&quot;+&quot;;ROUND([.B$31]+[.B$34]-[.AM233]);&quot; &quot;;[.C233]);&quot;&quot;)" office:value-type="string" office:string-value="mogrify -crop 2538x1941+2348+1209 IMG_20210705_060848765.jpg" calcext:value-type="string">
            <text:p>mogrify -crop 2538x1941+2348+1209 IMG_20210705_060848765.jpg</text:p>
          </table:table-cell>
          <table:table-cell/>
          <table:table-cell table:formula="of:=IF([.C233]&lt;&gt;&quot;&quot;;([.J233]-[.J$3])*360*[.B$35];0)" office:value-type="float" office:value="55.52500000078" calcext:value-type="float">
            <text:p>55.52500000078</text:p>
          </table:table-cell>
          <table:table-cell table:formula="of:=[.N233]/180*PI()" office:value-type="float" office:value="0.969094067183465" calcext:value-type="float">
            <text:p>0.969094067183465</text:p>
          </table:table-cell>
          <table:table-cell table:formula="of:=COS([.$O233])*([.P$3]-[.B$14])-SIN([.$O233])*([.Q$3]-[.B$15])" office:value-type="float" office:value="-404.209619420955" calcext:value-type="float">
            <text:p>-404.209619420955</text:p>
          </table:table-cell>
          <table:table-cell table:formula="of:=SIN([.$O233])*([.P$3]-[.B$14])+COS([.$O233])*([.Q$3]-[.B$15])" office:value-type="float" office:value="-147.018990499753" calcext:value-type="float">
            <text:p>-147.018990499753</text:p>
          </table:table-cell>
          <table:table-cell table:formula="of:=COS([.$O233])*([.R$3]-[.B$14])-SIN([.$O233])*([.S$3]-[.B$15])" office:value-type="float" office:value="-1119.7656017354" calcext:value-type="float">
            <text:p>-1119.7656017354</text:p>
          </table:table-cell>
          <table:table-cell table:formula="of:=SIN([.$O233])*([.R$3]-[.B$14])+COS([.$O233])*([.S$3]-[.B$15])" office:value-type="float" office:value="344.309449725328" calcext:value-type="float">
            <text:p>344.309449725328</text:p>
          </table:table-cell>
          <table:table-cell table:formula="of:=COS([.$O233])*([.T$3]-[.B$14])-SIN([.$O233])*([.U$3]-[.B$15])" office:value-type="float" office:value="250.14023875899" calcext:value-type="float">
            <text:p>250.14023875899</text:p>
          </table:table-cell>
          <table:table-cell table:formula="of:=SIN([.$O233])*([.T$3]-[.B$14])+COS([.$O233])*([.U$3]-[.B$15])" office:value-type="float" office:value="805.956488250821" calcext:value-type="float">
            <text:p>805.956488250821</text:p>
          </table:table-cell>
          <table:table-cell table:formula="of:=COS([.$O233])*([.V$3]-[.B$14])-SIN([.$O233])*([.W$3]-[.B$15])" office:value-type="float" office:value="-465.415743555454" calcext:value-type="float">
            <text:p>-465.415743555454</text:p>
          </table:table-cell>
          <table:table-cell table:formula="of:=SIN([.$O233])*([.V$3]-[.B$14])+COS([.$O233])*([.W$3]-[.B$15])" office:value-type="float" office:value="1297.2849284759" calcext:value-type="float">
            <text:p>1297.2849284759</text:p>
          </table:table-cell>
          <table:table-cell table:formula="of:=COS([.$O233])*([.X$3]-[.B$12]/2)-SIN([.$O233])*([.Y$3]-[.B$13]/2)" office:value-type="float" office:value="30.6030620672493" calcext:value-type="float">
            <text:p>30.6030620672493</text:p>
          </table:table-cell>
          <table:table-cell table:formula="of:=SIN([.$O233])*([.X$3]-[.B$12]/2)+COS([.$O233])*([.Y$3]-[.B$13]/2)" office:value-type="float" office:value="-722.151959487827" calcext:value-type="float">
            <text:p>-722.151959487827</text:p>
          </table:table-cell>
          <table:table-cell table:formula="of:=COS([.$O233])*([.Z$3]-[.B$12]/2)-SIN([.$O233])*([.AA$3]-[.B$13]/2)" office:value-type="float" office:value="-684.952920247195" calcext:value-type="float">
            <text:p>-684.952920247195</text:p>
          </table:table-cell>
          <table:table-cell table:formula="of:=SIN([.$O233])*([.Z$3]-[.B$12]/2)+COS([.$O233])*([.AA$3]-[.B$13]/2)" office:value-type="float" office:value="-230.823519262747" calcext:value-type="float">
            <text:p>-230.823519262747</text:p>
          </table:table-cell>
          <table:table-cell table:formula="of:=COS([.$O233])*([.AB$3]-[.B$12]/2)-SIN([.$O233])*([.AC$3]-[.B$13]/2)" office:value-type="float" office:value="684.952920247195" calcext:value-type="float">
            <text:p>684.952920247195</text:p>
          </table:table-cell>
          <table:table-cell table:formula="of:=SIN([.$O233])*([.AB$3]-[.B$12]/2)+COS([.$O233])*([.AC$3]-[.B$13]/2)" office:value-type="float" office:value="230.823519262747" calcext:value-type="float">
            <text:p>230.823519262747</text:p>
          </table:table-cell>
          <table:table-cell table:formula="of:=COS([.$O233])*([.AD$3]-[.B$12]/2)-SIN([.$O233])*([.AE$3]-[.B$13]/2)" office:value-type="float" office:value="-30.6030620672493" calcext:value-type="float">
            <text:p>-30.6030620672493</text:p>
          </table:table-cell>
          <table:table-cell table:formula="of:=SIN([.$O233])*([.AD$3]-[.B$12]/2)+COS([.$O233])*([.AE$3]-[.B$13]/2)" office:value-type="float" office:value="722.151959487827" calcext:value-type="float">
            <text:p>722.151959487827</text:p>
          </table:table-cell>
          <table:table-cell table:formula="of:=COS([.$O233])*([.AF$3]-[.B$12]/2)-SIN([.$O233])*([.AG$3]-[.B$13]/2)" office:value-type="float" office:value="434.812681488205" calcext:value-type="float">
            <text:p>434.812681488205</text:p>
          </table:table-cell>
          <table:table-cell table:formula="of:=SIN([.$O233])*([.AF$3]-[.B$12]/2)+COS([.$O233])*([.AG$3]-[.B$13]/2)" office:value-type="float" office:value="-575.132968988074" calcext:value-type="float">
            <text:p>-575.132968988074</text:p>
          </table:table-cell>
          <table:table-cell table:formula="of:=MIN([.X233];[.Z233];[.AB233];[.AD233])" office:value-type="float" office:value="-684.952920247195" calcext:value-type="float">
            <text:p>-684.952920247195</text:p>
          </table:table-cell>
          <table:table-cell table:formula="of:=MIN([.Y233];[.AA233];[.AC233];[.AE233])" office:value-type="float" office:value="-722.151959487827" calcext:value-type="float">
            <text:p>-722.151959487827</text:p>
          </table:table-cell>
          <table:table-cell table:formula="of:=[.AF233]-[.$AH233]" office:value-type="float" office:value="1119.7656017354" calcext:value-type="float">
            <text:p>1119.7656017354</text:p>
          </table:table-cell>
          <table:table-cell table:formula="of:=[.AG233]-[.$AI233]" office:value-type="float" office:value="147.018990499753" calcext:value-type="float">
            <text:p>147.018990499753</text:p>
          </table:table-cell>
          <table:table-cell table:formula="of:=[.AF$3]-[.AJ233]" office:value-type="float" office:value="-769.7656017354" calcext:value-type="float">
            <text:p>-769.7656017354</text:p>
          </table:table-cell>
          <table:table-cell table:formula="of:=[.AG$3]-[.AK233]" office:value-type="float" office:value="-397.018990499753" calcext:value-type="float">
            <text:p>-397.018990499753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1048814.jpg</text:p>
          </table:table-cell>
          <table:table-cell table:formula="of:=MID([.C234];5;4)" office:value-type="string" office:string-value="2021" calcext:value-type="string">
            <text:p>2021</text:p>
          </table:table-cell>
          <table:table-cell table:formula="of:=MID([.C234];9;2)" office:value-type="string" office:string-value="07" calcext:value-type="string">
            <text:p>07</text:p>
          </table:table-cell>
          <table:table-cell table:formula="of:=MID([.C234];11;2)" office:value-type="string" office:string-value="05" calcext:value-type="string">
            <text:p>05</text:p>
          </table:table-cell>
          <table:table-cell table:formula="of:=MID([.C234];14;2)" office:value-type="string" office:string-value="06" calcext:value-type="string">
            <text:p>06</text:p>
          </table:table-cell>
          <table:table-cell table:formula="of:=MID([.C234];16;2)" office:value-type="string" office:string-value="10" calcext:value-type="string">
            <text:p>10</text:p>
          </table:table-cell>
          <table:table-cell table:formula="of:=MID([.C234];18;2)" office:value-type="string" office:string-value="48" calcext:value-type="string">
            <text:p>48</text:p>
          </table:table-cell>
          <table:table-cell table:formula="of:=DATE([.D234];[.E234];[.F234])+TIME([.G234];[.H234];[.I234])" office:value-type="date" office:date-value="2021-07-05T06:10:48" calcext:value-type="date">
            <text:p>05/07/21 06:10:48</text:p>
          </table:table-cell>
          <table:table-cell table:formula="of:=IF([.C234]&lt;&gt;&quot;&quot;;CONCATENATE(&quot;mogrify -rotate &quot;;ROUND([.N234];3);&quot; -background black &quot;;[.C234]);&quot;&quot;)" office:value-type="string" office:string-value="mogrify -rotate 56.025 -background black IMG_20210705_061048814.jpg" calcext:value-type="string">
            <text:p>mogrify -rotate 56.025 -background black IMG_20210705_061048814.jpg</text:p>
          </table:table-cell>
          <table:table-cell table:formula="of:=IF([.C234]&lt;&gt;&quot;&quot;;CONCATENATE(&quot;mogrify -crop &quot;;ROUND([.B$22]);&quot;x&quot;;ROUND([.B$23]);&quot;+&quot;;ROUND([.B$30]+[.B$33]-[.AL234]);&quot;+&quot;;ROUND([.B$31]+[.B$34]-[.AM234]);&quot; &quot;;[.C234]);&quot;&quot;)" office:value-type="string" office:string-value="mogrify -crop 2538x1941+2351+1213 IMG_20210705_061048814.jpg" calcext:value-type="string">
            <text:p>mogrify -crop 2538x1941+2351+1213 IMG_20210705_061048814.jpg</text:p>
          </table:table-cell>
          <table:table-cell/>
          <table:table-cell table:formula="of:=IF([.C234]&lt;&gt;&quot;&quot;;([.J234]-[.J$3])*360*[.B$35];0)" office:value-type="float" office:value="56.0249999997905" calcext:value-type="float">
            <text:p>56.0249999997905</text:p>
          </table:table-cell>
          <table:table-cell table:formula="of:=[.N234]/180*PI()" office:value-type="float" office:value="0.977820713426166" calcext:value-type="float">
            <text:p>0.977820713426166</text:p>
          </table:table-cell>
          <table:table-cell table:formula="of:=COS([.$O234])*([.P$3]-[.B$14])-SIN([.$O234])*([.Q$3]-[.B$15])" office:value-type="float" office:value="-402.911261920284" calcext:value-type="float">
            <text:p>-402.911261920284</text:p>
          </table:table-cell>
          <table:table-cell table:formula="of:=SIN([.$O234])*([.P$3]-[.B$14])+COS([.$O234])*([.Q$3]-[.B$15])" office:value-type="float" office:value="-150.540742052789" calcext:value-type="float">
            <text:p>-150.540742052789</text:p>
          </table:table-cell>
          <table:table-cell table:formula="of:=COS([.$O234])*([.R$3]-[.B$14])-SIN([.$O234])*([.S$3]-[.B$15])" office:value-type="float" office:value="-1122.72759312212" calcext:value-type="float">
            <text:p>-1122.72759312212</text:p>
          </table:table-cell>
          <table:table-cell table:formula="of:=SIN([.$O234])*([.R$3]-[.B$14])+COS([.$O234])*([.S$3]-[.B$15])" office:value-type="float" office:value="334.524665222493" calcext:value-type="float">
            <text:p>334.524665222493</text:p>
          </table:table-cell>
          <table:table-cell table:formula="of:=COS([.$O234])*([.T$3]-[.B$14])-SIN([.$O234])*([.U$3]-[.B$15])" office:value-type="float" office:value="243.097506294262" calcext:value-type="float">
            <text:p>243.097506294262</text:p>
          </table:table-cell>
          <table:table-cell table:formula="of:=SIN([.$O234])*([.T$3]-[.B$14])+COS([.$O234])*([.U$3]-[.B$15])" office:value-type="float" office:value="808.10865756624" calcext:value-type="float">
            <text:p>808.10865756624</text:p>
          </table:table-cell>
          <table:table-cell table:formula="of:=COS([.$O234])*([.V$3]-[.B$14])-SIN([.$O234])*([.W$3]-[.B$15])" office:value-type="float" office:value="-476.71882490757" calcext:value-type="float">
            <text:p>-476.71882490757</text:p>
          </table:table-cell>
          <table:table-cell table:formula="of:=SIN([.$O234])*([.V$3]-[.B$14])+COS([.$O234])*([.W$3]-[.B$15])" office:value-type="float" office:value="1293.17406484152" calcext:value-type="float">
            <text:p>1293.17406484152</text:p>
          </table:table-cell>
          <table:table-cell table:formula="of:=COS([.$O234])*([.X$3]-[.B$12]/2)-SIN([.$O234])*([.Y$3]-[.B$13]/2)" office:value-type="float" office:value="36.9037814936428" calcext:value-type="float">
            <text:p>36.9037814936428</text:p>
          </table:table-cell>
          <table:table-cell table:formula="of:=SIN([.$O234])*([.X$3]-[.B$12]/2)+COS([.$O234])*([.Y$3]-[.B$13]/2)" office:value-type="float" office:value="-721.857403447156" calcext:value-type="float">
            <text:p>-721.857403447156</text:p>
          </table:table-cell>
          <table:table-cell table:formula="of:=COS([.$O234])*([.Z$3]-[.B$12]/2)-SIN([.$O234])*([.AA$3]-[.B$13]/2)" office:value-type="float" office:value="-682.912549708189" calcext:value-type="float">
            <text:p>-682.912549708189</text:p>
          </table:table-cell>
          <table:table-cell table:formula="of:=SIN([.$O234])*([.Z$3]-[.B$12]/2)+COS([.$O234])*([.AA$3]-[.B$13]/2)" office:value-type="float" office:value="-236.791996171874" calcext:value-type="float">
            <text:p>-236.791996171874</text:p>
          </table:table-cell>
          <table:table-cell table:formula="of:=COS([.$O234])*([.AB$3]-[.B$12]/2)-SIN([.$O234])*([.AC$3]-[.B$13]/2)" office:value-type="float" office:value="682.912549708189" calcext:value-type="float">
            <text:p>682.912549708189</text:p>
          </table:table-cell>
          <table:table-cell table:formula="of:=SIN([.$O234])*([.AB$3]-[.B$12]/2)+COS([.$O234])*([.AC$3]-[.B$13]/2)" office:value-type="float" office:value="236.791996171874" calcext:value-type="float">
            <text:p>236.791996171874</text:p>
          </table:table-cell>
          <table:table-cell table:formula="of:=COS([.$O234])*([.AD$3]-[.B$12]/2)-SIN([.$O234])*([.AE$3]-[.B$13]/2)" office:value-type="float" office:value="-36.9037814936428" calcext:value-type="float">
            <text:p>-36.9037814936428</text:p>
          </table:table-cell>
          <table:table-cell table:formula="of:=SIN([.$O234])*([.AD$3]-[.B$12]/2)+COS([.$O234])*([.AE$3]-[.B$13]/2)" office:value-type="float" office:value="721.857403447156" calcext:value-type="float">
            <text:p>721.857403447156</text:p>
          </table:table-cell>
          <table:table-cell table:formula="of:=COS([.$O234])*([.AF$3]-[.B$12]/2)-SIN([.$O234])*([.AG$3]-[.B$13]/2)" office:value-type="float" office:value="439.815043413927" calcext:value-type="float">
            <text:p>439.815043413927</text:p>
          </table:table-cell>
          <table:table-cell table:formula="of:=SIN([.$O234])*([.AF$3]-[.B$12]/2)+COS([.$O234])*([.AG$3]-[.B$13]/2)" office:value-type="float" office:value="-571.316661394367" calcext:value-type="float">
            <text:p>-571.316661394367</text:p>
          </table:table-cell>
          <table:table-cell table:formula="of:=MIN([.X234];[.Z234];[.AB234];[.AD234])" office:value-type="float" office:value="-682.912549708189" calcext:value-type="float">
            <text:p>-682.912549708189</text:p>
          </table:table-cell>
          <table:table-cell table:formula="of:=MIN([.Y234];[.AA234];[.AC234];[.AE234])" office:value-type="float" office:value="-721.857403447156" calcext:value-type="float">
            <text:p>-721.857403447156</text:p>
          </table:table-cell>
          <table:table-cell table:formula="of:=[.AF234]-[.$AH234]" office:value-type="float" office:value="1122.72759312212" calcext:value-type="float">
            <text:p>1122.72759312212</text:p>
          </table:table-cell>
          <table:table-cell table:formula="of:=[.AG234]-[.$AI234]" office:value-type="float" office:value="150.540742052789" calcext:value-type="float">
            <text:p>150.540742052789</text:p>
          </table:table-cell>
          <table:table-cell table:formula="of:=[.AF$3]-[.AJ234]" office:value-type="float" office:value="-772.727593122116" calcext:value-type="float">
            <text:p>-772.727593122116</text:p>
          </table:table-cell>
          <table:table-cell table:formula="of:=[.AG$3]-[.AK234]" office:value-type="float" office:value="-400.540742052789" calcext:value-type="float">
            <text:p>-400.54074205278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1248866.jpg</text:p>
          </table:table-cell>
          <table:table-cell table:formula="of:=MID([.C235];5;4)" office:value-type="string" office:string-value="2021" calcext:value-type="string">
            <text:p>2021</text:p>
          </table:table-cell>
          <table:table-cell table:formula="of:=MID([.C235];9;2)" office:value-type="string" office:string-value="07" calcext:value-type="string">
            <text:p>07</text:p>
          </table:table-cell>
          <table:table-cell table:formula="of:=MID([.C235];11;2)" office:value-type="string" office:string-value="05" calcext:value-type="string">
            <text:p>05</text:p>
          </table:table-cell>
          <table:table-cell table:formula="of:=MID([.C235];14;2)" office:value-type="string" office:string-value="06" calcext:value-type="string">
            <text:p>06</text:p>
          </table:table-cell>
          <table:table-cell table:formula="of:=MID([.C235];16;2)" office:value-type="string" office:string-value="12" calcext:value-type="string">
            <text:p>12</text:p>
          </table:table-cell>
          <table:table-cell table:formula="of:=MID([.C235];18;2)" office:value-type="string" office:string-value="48" calcext:value-type="string">
            <text:p>48</text:p>
          </table:table-cell>
          <table:table-cell table:formula="of:=DATE([.D235];[.E235];[.F235])+TIME([.G235];[.H235];[.I235])" office:value-type="date" office:date-value="2021-07-05T06:12:48" calcext:value-type="date">
            <text:p>05/07/21 06:12:48</text:p>
          </table:table-cell>
          <table:table-cell table:formula="of:=IF([.C235]&lt;&gt;&quot;&quot;;CONCATENATE(&quot;mogrify -rotate &quot;;ROUND([.N235];3);&quot; -background black &quot;;[.C235]);&quot;&quot;)" office:value-type="string" office:string-value="mogrify -rotate 56.525 -background black IMG_20210705_061248866.jpg" calcext:value-type="string">
            <text:p>mogrify -rotate 56.525 -background black IMG_20210705_061248866.jpg</text:p>
          </table:table-cell>
          <table:table-cell table:formula="of:=IF([.C235]&lt;&gt;&quot;&quot;;CONCATENATE(&quot;mogrify -crop &quot;;ROUND([.B$22]);&quot;x&quot;;ROUND([.B$23]);&quot;+&quot;;ROUND([.B$30]+[.B$33]-[.AL235]);&quot;+&quot;;ROUND([.B$31]+[.B$34]-[.AM235]);&quot; &quot;;[.C235]);&quot;&quot;)" office:value-type="string" office:string-value="mogrify -crop 2538x1941+2354+1216 IMG_20210705_061248866.jpg" calcext:value-type="string">
            <text:p>mogrify -crop 2538x1941+2354+1216 IMG_20210705_061248866.jpg</text:p>
          </table:table-cell>
          <table:table-cell/>
          <table:table-cell table:formula="of:=IF([.C235]&lt;&gt;&quot;&quot;;([.J235]-[.J$3])*360*[.B$35];0)" office:value-type="float" office:value="56.5249999988009" calcext:value-type="float">
            <text:p>56.5249999988009</text:p>
          </table:table-cell>
          <table:table-cell table:formula="of:=[.N235]/180*PI()" office:value-type="float" office:value="0.986547359668867" calcext:value-type="float">
            <text:p>0.986547359668867</text:p>
          </table:table-cell>
          <table:table-cell table:formula="of:=COS([.$O235])*([.P$3]-[.B$14])-SIN([.$O235])*([.Q$3]-[.B$15])" office:value-type="float" office:value="-401.582221167205" calcext:value-type="float">
            <text:p>-401.582221167205</text:p>
          </table:table-cell>
          <table:table-cell table:formula="of:=SIN([.$O235])*([.P$3]-[.B$14])+COS([.$O235])*([.Q$3]-[.B$15])" office:value-type="float" office:value="-154.05102934552" calcext:value-type="float">
            <text:p>-154.05102934552</text:p>
          </table:table-cell>
          <table:table-cell table:formula="of:=COS([.$O235])*([.R$3]-[.B$14])-SIN([.$O235])*([.S$3]-[.B$15])" office:value-type="float" office:value="-1125.60408445614" calcext:value-type="float">
            <text:p>-1125.60408445614</text:p>
          </table:table-cell>
          <table:table-cell table:formula="of:=SIN([.$O235])*([.R$3]-[.B$14])+COS([.$O235])*([.S$3]-[.B$15])" office:value-type="float" office:value="324.714405371338" calcext:value-type="float">
            <text:p>324.714405371338</text:p>
          </table:table-cell>
          <table:table-cell table:formula="of:=COS([.$O235])*([.T$3]-[.B$14])-SIN([.$O235])*([.U$3]-[.B$15])" office:value-type="float" office:value="236.036261013312" calcext:value-type="float">
            <text:p>236.036261013312</text:p>
          </table:table-cell>
          <table:table-cell table:formula="of:=SIN([.$O235])*([.T$3]-[.B$14])+COS([.$O235])*([.U$3]-[.B$15])" office:value-type="float" office:value="810.19928627891" calcext:value-type="float">
            <text:p>810.19928627891</text:p>
          </table:table-cell>
          <table:table-cell table:formula="of:=COS([.$O235])*([.V$3]-[.B$14])-SIN([.$O235])*([.W$3]-[.B$15])" office:value-type="float" office:value="-487.98560227562" calcext:value-type="float">
            <text:p>-487.98560227562</text:p>
          </table:table-cell>
          <table:table-cell table:formula="of:=SIN([.$O235])*([.V$3]-[.B$14])+COS([.$O235])*([.W$3]-[.B$15])" office:value-type="float" office:value="1288.96472099577" calcext:value-type="float">
            <text:p>1288.96472099577</text:p>
          </table:table-cell>
          <table:table-cell table:formula="of:=COS([.$O235])*([.X$3]-[.B$12]/2)-SIN([.$O235])*([.Y$3]-[.B$13]/2)" office:value-type="float" office:value="43.2016905542078" calcext:value-type="float">
            <text:p>43.2016905542078</text:p>
          </table:table-cell>
          <table:table-cell table:formula="of:=SIN([.$O235])*([.X$3]-[.B$12]/2)+COS([.$O235])*([.Y$3]-[.B$13]/2)" office:value-type="float" office:value="-721.507875170645" calcext:value-type="float">
            <text:p>-721.507875170645</text:p>
          </table:table-cell>
          <table:table-cell table:formula="of:=COS([.$O235])*([.Z$3]-[.B$12]/2)-SIN([.$O235])*([.AA$3]-[.B$13]/2)" office:value-type="float" office:value="-680.820172734725" calcext:value-type="float">
            <text:p>-680.820172734725</text:p>
          </table:table-cell>
          <table:table-cell table:formula="of:=SIN([.$O235])*([.Z$3]-[.B$12]/2)+COS([.$O235])*([.AA$3]-[.B$13]/2)" office:value-type="float" office:value="-242.742440453786" calcext:value-type="float">
            <text:p>-242.742440453786</text:p>
          </table:table-cell>
          <table:table-cell table:formula="of:=COS([.$O235])*([.AB$3]-[.B$12]/2)-SIN([.$O235])*([.AC$3]-[.B$13]/2)" office:value-type="float" office:value="680.820172734725" calcext:value-type="float">
            <text:p>680.820172734725</text:p>
          </table:table-cell>
          <table:table-cell table:formula="of:=SIN([.$O235])*([.AB$3]-[.B$12]/2)+COS([.$O235])*([.AC$3]-[.B$13]/2)" office:value-type="float" office:value="242.742440453786" calcext:value-type="float">
            <text:p>242.742440453786</text:p>
          </table:table-cell>
          <table:table-cell table:formula="of:=COS([.$O235])*([.AD$3]-[.B$12]/2)-SIN([.$O235])*([.AE$3]-[.B$13]/2)" office:value-type="float" office:value="-43.2016905542078" calcext:value-type="float">
            <text:p>-43.2016905542078</text:p>
          </table:table-cell>
          <table:table-cell table:formula="of:=SIN([.$O235])*([.AD$3]-[.B$12]/2)+COS([.$O235])*([.AE$3]-[.B$13]/2)" office:value-type="float" office:value="721.507875170645" calcext:value-type="float">
            <text:p>721.507875170645</text:p>
          </table:table-cell>
          <table:table-cell table:formula="of:=COS([.$O235])*([.AF$3]-[.B$12]/2)-SIN([.$O235])*([.AG$3]-[.B$13]/2)" office:value-type="float" office:value="444.783911721412" calcext:value-type="float">
            <text:p>444.783911721412</text:p>
          </table:table-cell>
          <table:table-cell table:formula="of:=SIN([.$O235])*([.AF$3]-[.B$12]/2)+COS([.$O235])*([.AG$3]-[.B$13]/2)" office:value-type="float" office:value="-567.456845825124" calcext:value-type="float">
            <text:p>-567.456845825124</text:p>
          </table:table-cell>
          <table:table-cell table:formula="of:=MIN([.X235];[.Z235];[.AB235];[.AD235])" office:value-type="float" office:value="-680.820172734725" calcext:value-type="float">
            <text:p>-680.820172734725</text:p>
          </table:table-cell>
          <table:table-cell table:formula="of:=MIN([.Y235];[.AA235];[.AC235];[.AE235])" office:value-type="float" office:value="-721.507875170645" calcext:value-type="float">
            <text:p>-721.507875170645</text:p>
          </table:table-cell>
          <table:table-cell table:formula="of:=[.AF235]-[.$AH235]" office:value-type="float" office:value="1125.60408445614" calcext:value-type="float">
            <text:p>1125.60408445614</text:p>
          </table:table-cell>
          <table:table-cell table:formula="of:=[.AG235]-[.$AI235]" office:value-type="float" office:value="154.05102934552" calcext:value-type="float">
            <text:p>154.05102934552</text:p>
          </table:table-cell>
          <table:table-cell table:formula="of:=[.AF$3]-[.AJ235]" office:value-type="float" office:value="-775.604084456137" calcext:value-type="float">
            <text:p>-775.604084456137</text:p>
          </table:table-cell>
          <table:table-cell table:formula="of:=[.AG$3]-[.AK235]" office:value-type="float" office:value="-404.05102934552" calcext:value-type="float">
            <text:p>-404.05102934552</text:p>
          </table:table-cell>
          <table:table-cell table:number-columns-repeated="985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IMG_20210705_061448957.jpg</text:p>
          </table:table-cell>
          <table:table-cell table:formula="of:=MID([.C236];5;4)" office:value-type="string" office:string-value="2021" calcext:value-type="string">
            <text:p>2021</text:p>
          </table:table-cell>
          <table:table-cell table:formula="of:=MID([.C236];9;2)" office:value-type="string" office:string-value="07" calcext:value-type="string">
            <text:p>07</text:p>
          </table:table-cell>
          <table:table-cell table:formula="of:=MID([.C236];11;2)" office:value-type="string" office:string-value="05" calcext:value-type="string">
            <text:p>05</text:p>
          </table:table-cell>
          <table:table-cell table:formula="of:=MID([.C236];14;2)" office:value-type="string" office:string-value="06" calcext:value-type="string">
            <text:p>06</text:p>
          </table:table-cell>
          <table:table-cell table:formula="of:=MID([.C236];16;2)" office:value-type="string" office:string-value="14" calcext:value-type="string">
            <text:p>14</text:p>
          </table:table-cell>
          <table:table-cell table:formula="of:=MID([.C236];18;2)" office:value-type="string" office:string-value="48" calcext:value-type="string">
            <text:p>48</text:p>
          </table:table-cell>
          <table:table-cell table:formula="of:=DATE([.D236];[.E236];[.F236])+TIME([.G236];[.H236];[.I236])" office:value-type="date" office:date-value="2021-07-05T06:14:48" calcext:value-type="date">
            <text:p>05/07/21 06:14:48</text:p>
          </table:table-cell>
          <table:table-cell table:style-name="ce9" table:formula="of:=IF([.C236]&lt;&gt;&quot;&quot;;CONCATENATE(&quot;mogrify -rotate &quot;;ROUND([.N236];3);&quot; -background black &quot;;[.C236]);&quot;&quot;)" office:value-type="string" office:string-value="mogrify -rotate 57.025 -background black IMG_20210705_061448957.jpg" calcext:value-type="string">
            <text:p>mogrify -rotate 57.025 -background black IMG_20210705_061448957.jpg</text:p>
          </table:table-cell>
          <table:table-cell table:style-name="ce9" table:formula="of:=IF([.C236]&lt;&gt;&quot;&quot;;CONCATENATE(&quot;mogrify -crop &quot;;ROUND([.B$22]);&quot;x&quot;;ROUND([.B$23]);&quot;+&quot;;ROUND([.B$30]+[.B$33]-[.AL236]);&quot;+&quot;;ROUND([.B$31]+[.B$34]-[.AM236]);&quot; &quot;;[.C236]);&quot;&quot;)" office:value-type="string" office:string-value="mogrify -crop 2538x1941+2357+1220 IMG_20210705_061448957.jpg" calcext:value-type="string">
            <text:p>mogrify -crop 2538x1941+2357+1220 IMG_20210705_061448957.jpg</text:p>
          </table:table-cell>
          <table:table-cell table:style-name="ce1"/>
          <table:table-cell table:style-name="ce1" table:formula="of:=IF([.C236]&lt;&gt;&quot;&quot;;([.J236]-[.J$3])*360*[.B$35];0)" office:value-type="float" office:value="57.0250000004307" calcext:value-type="float">
            <text:p>57.0250000004307</text:p>
          </table:table-cell>
          <table:table-cell table:style-name="ce1" table:formula="of:=[.N236]/180*PI()" office:value-type="float" office:value="0.995274005957284" calcext:value-type="float">
            <text:p>0.995274005957284</text:p>
          </table:table-cell>
          <table:table-cell table:style-name="ce1" table:formula="of:=COS([.$O236])*([.P$3]-[.B$14])-SIN([.$O236])*([.Q$3]-[.B$15])" office:value-type="float" office:value="-400.222598366113" calcext:value-type="float">
            <text:p>-400.222598366113</text:p>
          </table:table-cell>
          <table:table-cell table:style-name="ce1" table:formula="of:=SIN([.$O236])*([.P$3]-[.B$14])+COS([.$O236])*([.Q$3]-[.B$15])" office:value-type="float" office:value="-157.549585074278" calcext:value-type="float">
            <text:p>-157.549585074278</text:p>
          </table:table-cell>
          <table:table-cell table:style-name="ce1" table:formula="of:=COS([.$O236])*([.R$3]-[.B$14])-SIN([.$O236])*([.S$3]-[.B$15])" office:value-type="float" office:value="-1128.39485669591" calcext:value-type="float">
            <text:p>-1128.39485669591</text:p>
          </table:table-cell>
          <table:table-cell table:style-name="ce1" table:formula="of:=SIN([.$O236])*([.R$3]-[.B$14])+COS([.$O236])*([.S$3]-[.B$15])" office:value-type="float" office:value="314.879417209543" calcext:value-type="float">
            <text:p>314.879417209543</text:p>
          </table:table-cell>
          <table:table-cell table:style-name="ce1" table:formula="of:=COS([.$O236])*([.T$3]-[.B$14])-SIN([.$O236])*([.U$3]-[.B$15])" office:value-type="float" office:value="228.957040620174" calcext:value-type="float">
            <text:p>228.957040620174</text:p>
          </table:table-cell>
          <table:table-cell table:style-name="ce1" table:formula="of:=SIN([.$O236])*([.T$3]-[.B$14])+COS([.$O236])*([.U$3]-[.B$15])" office:value-type="float" office:value="812.228215189827" calcext:value-type="float">
            <text:p>812.228215189827</text:p>
          </table:table-cell>
          <table:table-cell table:style-name="ce1" table:formula="of:=COS([.$O236])*([.V$3]-[.B$14])-SIN([.$O236])*([.W$3]-[.B$15])" office:value-type="float" office:value="-499.215217709621" calcext:value-type="float">
            <text:p>-499.215217709621</text:p>
          </table:table-cell>
          <table:table-cell table:style-name="ce1" table:formula="of:=SIN([.$O236])*([.V$3]-[.B$14])+COS([.$O236])*([.W$3]-[.B$15])" office:value-type="float" office:value="1284.65721747365" calcext:value-type="float">
            <text:p>1284.65721747365</text:p>
          </table:table-cell>
          <table:table-cell table:style-name="ce1" table:formula="of:=COS([.$O236])*([.X$3]-[.B$12]/2)-SIN([.$O236])*([.Y$3]-[.B$13]/2)" office:value-type="float" office:value="49.4963096717541" calcext:value-type="float">
            <text:p>49.4963096717541</text:p>
          </table:table-cell>
          <table:table-cell table:style-name="ce1" table:formula="of:=SIN([.$O236])*([.X$3]-[.B$12]/2)+COS([.$O236])*([.Y$3]-[.B$13]/2)" office:value-type="float" office:value="-721.103401273963" calcext:value-type="float">
            <text:p>-721.103401273963</text:p>
          </table:table-cell>
          <table:table-cell table:style-name="ce1" table:formula="of:=COS([.$O236])*([.Z$3]-[.B$12]/2)-SIN([.$O236])*([.AA$3]-[.B$13]/2)" office:value-type="float" office:value="-678.675948658041" calcext:value-type="float">
            <text:p>-678.675948658041</text:p>
          </table:table-cell>
          <table:table-cell table:style-name="ce1" table:formula="of:=SIN([.$O236])*([.Z$3]-[.B$12]/2)+COS([.$O236])*([.AA$3]-[.B$13]/2)" office:value-type="float" office:value="-248.674398990142" calcext:value-type="float">
            <text:p>-248.674398990142</text:p>
          </table:table-cell>
          <table:table-cell table:style-name="ce1" table:formula="of:=COS([.$O236])*([.AB$3]-[.B$12]/2)-SIN([.$O236])*([.AC$3]-[.B$13]/2)" office:value-type="float" office:value="678.675948658041" calcext:value-type="float">
            <text:p>678.675948658041</text:p>
          </table:table-cell>
          <table:table-cell table:style-name="ce1" table:formula="of:=SIN([.$O236])*([.AB$3]-[.B$12]/2)+COS([.$O236])*([.AC$3]-[.B$13]/2)" office:value-type="float" office:value="248.674398990142" calcext:value-type="float">
            <text:p>248.674398990142</text:p>
          </table:table-cell>
          <table:table-cell table:style-name="ce1" table:formula="of:=COS([.$O236])*([.AD$3]-[.B$12]/2)-SIN([.$O236])*([.AE$3]-[.B$13]/2)" office:value-type="float" office:value="-49.4963096717541" calcext:value-type="float">
            <text:p>-49.4963096717541</text:p>
          </table:table-cell>
          <table:table-cell table:style-name="ce1" table:formula="of:=SIN([.$O236])*([.AD$3]-[.B$12]/2)+COS([.$O236])*([.AE$3]-[.B$13]/2)" office:value-type="float" office:value="721.103401273963" calcext:value-type="float">
            <text:p>721.103401273963</text:p>
          </table:table-cell>
          <table:table-cell table:style-name="ce1" table:formula="of:=COS([.$O236])*([.AF$3]-[.B$12]/2)-SIN([.$O236])*([.AG$3]-[.B$13]/2)" office:value-type="float" office:value="449.718908037867" calcext:value-type="float">
            <text:p>449.718908037867</text:p>
          </table:table-cell>
          <table:table-cell table:style-name="ce1" table:formula="of:=SIN([.$O236])*([.AF$3]-[.B$12]/2)+COS([.$O236])*([.AG$3]-[.B$13]/2)" office:value-type="float" office:value="-563.553816199685" calcext:value-type="float">
            <text:p>-563.553816199685</text:p>
          </table:table-cell>
          <table:table-cell table:style-name="ce1" table:formula="of:=MIN([.X236];[.Z236];[.AB236];[.AD236])" office:value-type="float" office:value="-678.675948658041" calcext:value-type="float">
            <text:p>-678.675948658041</text:p>
          </table:table-cell>
          <table:table-cell table:style-name="ce1" table:formula="of:=MIN([.Y236];[.AA236];[.AC236];[.AE236])" office:value-type="float" office:value="-721.103401273963" calcext:value-type="float">
            <text:p>-721.103401273963</text:p>
          </table:table-cell>
          <table:table-cell table:style-name="ce1" table:formula="of:=[.AF236]-[.$AH236]" office:value-type="float" office:value="1128.39485669591" calcext:value-type="float">
            <text:p>1128.39485669591</text:p>
          </table:table-cell>
          <table:table-cell table:style-name="ce1" table:formula="of:=[.AG236]-[.$AI236]" office:value-type="float" office:value="157.549585074278" calcext:value-type="float">
            <text:p>157.549585074278</text:p>
          </table:table-cell>
          <table:table-cell table:style-name="ce1" table:formula="of:=[.AF$3]-[.AJ236]" office:value-type="float" office:value="-778.394856695908" calcext:value-type="float">
            <text:p>-778.394856695908</text:p>
          </table:table-cell>
          <table:table-cell table:style-name="ce1" table:formula="of:=[.AG$3]-[.AK236]" office:value-type="float" office:value="-407.549585074278" calcext:value-type="float">
            <text:p>-407.549585074278</text:p>
          </table:table-cell>
          <table:table-cell table:style-name="ce1"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1648959.jpg</text:p>
          </table:table-cell>
          <table:table-cell table:formula="of:=MID([.C237];5;4)" office:value-type="string" office:string-value="2021" calcext:value-type="string">
            <text:p>2021</text:p>
          </table:table-cell>
          <table:table-cell table:formula="of:=MID([.C237];9;2)" office:value-type="string" office:string-value="07" calcext:value-type="string">
            <text:p>07</text:p>
          </table:table-cell>
          <table:table-cell table:formula="of:=MID([.C237];11;2)" office:value-type="string" office:string-value="05" calcext:value-type="string">
            <text:p>05</text:p>
          </table:table-cell>
          <table:table-cell table:formula="of:=MID([.C237];14;2)" office:value-type="string" office:string-value="06" calcext:value-type="string">
            <text:p>06</text:p>
          </table:table-cell>
          <table:table-cell table:formula="of:=MID([.C237];16;2)" office:value-type="string" office:string-value="16" calcext:value-type="string">
            <text:p>16</text:p>
          </table:table-cell>
          <table:table-cell table:formula="of:=MID([.C237];18;2)" office:value-type="string" office:string-value="48" calcext:value-type="string">
            <text:p>48</text:p>
          </table:table-cell>
          <table:table-cell table:formula="of:=DATE([.D237];[.E237];[.F237])+TIME([.G237];[.H237];[.I237])" office:value-type="date" office:date-value="2021-07-05T06:16:48" calcext:value-type="date">
            <text:p>05/07/21 06:16:48</text:p>
          </table:table-cell>
          <table:table-cell table:formula="of:=IF([.C237]&lt;&gt;&quot;&quot;;CONCATENATE(&quot;mogrify -rotate &quot;;ROUND([.N237];3);&quot; -background black &quot;;[.C237]);&quot;&quot;)" office:value-type="string" office:string-value="mogrify -rotate 57.525 -background black IMG_20210705_061648959.jpg" calcext:value-type="string">
            <text:p>mogrify -rotate 57.525 -background black IMG_20210705_061648959.jpg</text:p>
          </table:table-cell>
          <table:table-cell table:formula="of:=IF([.C237]&lt;&gt;&quot;&quot;;CONCATENATE(&quot;mogrify -crop &quot;;ROUND([.B$22]);&quot;x&quot;;ROUND([.B$23]);&quot;+&quot;;ROUND([.B$30]+[.B$33]-[.AL237]);&quot;+&quot;;ROUND([.B$31]+[.B$34]-[.AM237]);&quot; &quot;;[.C237]);&quot;&quot;)" office:value-type="string" office:string-value="mogrify -crop 2538x1941+2359+1223 IMG_20210705_061648959.jpg" calcext:value-type="string">
            <text:p>mogrify -crop 2538x1941+2359+1223 IMG_20210705_061648959.jpg</text:p>
          </table:table-cell>
          <table:table-cell/>
          <table:table-cell table:formula="of:=IF([.C237]&lt;&gt;&quot;&quot;;([.J237]-[.J$3])*360*[.B$35];0)" office:value-type="float" office:value="57.5249999994412" calcext:value-type="float">
            <text:p>57.5249999994412</text:p>
          </table:table-cell>
          <table:table-cell table:formula="of:=[.N237]/180*PI()" office:value-type="float" office:value="1.00400065219999" calcext:value-type="float">
            <text:p>1.00400065219999</text:p>
          </table:table-cell>
          <table:table-cell table:formula="of:=COS([.$O237])*([.P$3]-[.B$14])-SIN([.$O237])*([.Q$3]-[.B$15])" office:value-type="float" office:value="-398.832497071794" calcext:value-type="float">
            <text:p>-398.832497071794</text:p>
          </table:table-cell>
          <table:table-cell table:formula="of:=SIN([.$O237])*([.P$3]-[.B$14])+COS([.$O237])*([.Q$3]-[.B$15])" office:value-type="float" office:value="-161.036142773842" calcext:value-type="float">
            <text:p>-161.036142773842</text:p>
          </table:table-cell>
          <table:table-cell table:formula="of:=COS([.$O237])*([.R$3]-[.B$14])-SIN([.$O237])*([.S$3]-[.B$15])" office:value-type="float" office:value="-1131.09969728408" calcext:value-type="float">
            <text:p>-1131.09969728408</text:p>
          </table:table-cell>
          <table:table-cell table:formula="of:=SIN([.$O237])*([.R$3]-[.B$14])+COS([.$O237])*([.S$3]-[.B$15])" office:value-type="float" office:value="305.020449812576" calcext:value-type="float">
            <text:p>305.020449812576</text:p>
          </table:table-cell>
          <table:table-cell table:formula="of:=COS([.$O237])*([.T$3]-[.B$14])-SIN([.$O237])*([.U$3]-[.B$15])" office:value-type="float" office:value="221.860384299057" calcext:value-type="float">
            <text:p>221.860384299057</text:p>
          </table:table-cell>
          <table:table-cell table:formula="of:=SIN([.$O237])*([.T$3]-[.B$14])+COS([.$O237])*([.U$3]-[.B$15])" office:value-type="float" office:value="814.195289766942" calcext:value-type="float">
            <text:p>814.195289766942</text:p>
          </table:table-cell>
          <table:table-cell table:formula="of:=COS([.$O237])*([.V$3]-[.B$14])-SIN([.$O237])*([.W$3]-[.B$15])" office:value-type="float" office:value="-510.406815913227" calcext:value-type="float">
            <text:p>-510.406815913227</text:p>
          </table:table-cell>
          <table:table-cell table:formula="of:=SIN([.$O237])*([.V$3]-[.B$14])+COS([.$O237])*([.W$3]-[.B$15])" office:value-type="float" office:value="1280.25188235336" calcext:value-type="float">
            <text:p>1280.25188235336</text:p>
          </table:table-cell>
          <table:table-cell table:formula="of:=COS([.$O237])*([.X$3]-[.B$12]/2)-SIN([.$O237])*([.Y$3]-[.B$13]/2)" office:value-type="float" office:value="55.7871594207165" calcext:value-type="float">
            <text:p>55.7871594207165</text:p>
          </table:table-cell>
          <table:table-cell table:formula="of:=SIN([.$O237])*([.X$3]-[.B$12]/2)+COS([.$O237])*([.Y$3]-[.B$13]/2)" office:value-type="float" office:value="-720.644012563601" calcext:value-type="float">
            <text:p>-720.644012563601</text:p>
          </table:table-cell>
          <table:table-cell table:formula="of:=COS([.$O237])*([.Z$3]-[.B$12]/2)-SIN([.$O237])*([.AA$3]-[.B$13]/2)" office:value-type="float" office:value="-676.480040791568" calcext:value-type="float">
            <text:p>-676.480040791568</text:p>
          </table:table-cell>
          <table:table-cell table:formula="of:=SIN([.$O237])*([.Z$3]-[.B$12]/2)+COS([.$O237])*([.AA$3]-[.B$13]/2)" office:value-type="float" office:value="-254.587419977183" calcext:value-type="float">
            <text:p>-254.587419977183</text:p>
          </table:table-cell>
          <table:table-cell table:formula="of:=COS([.$O237])*([.AB$3]-[.B$12]/2)-SIN([.$O237])*([.AC$3]-[.B$13]/2)" office:value-type="float" office:value="676.480040791568" calcext:value-type="float">
            <text:p>676.480040791568</text:p>
          </table:table-cell>
          <table:table-cell table:formula="of:=SIN([.$O237])*([.AB$3]-[.B$12]/2)+COS([.$O237])*([.AC$3]-[.B$13]/2)" office:value-type="float" office:value="254.587419977183" calcext:value-type="float">
            <text:p>254.587419977183</text:p>
          </table:table-cell>
          <table:table-cell table:formula="of:=COS([.$O237])*([.AD$3]-[.B$12]/2)-SIN([.$O237])*([.AE$3]-[.B$13]/2)" office:value-type="float" office:value="-55.7871594207165" calcext:value-type="float">
            <text:p>-55.7871594207165</text:p>
          </table:table-cell>
          <table:table-cell table:formula="of:=SIN([.$O237])*([.AD$3]-[.B$12]/2)+COS([.$O237])*([.AE$3]-[.B$13]/2)" office:value-type="float" office:value="720.644012563601" calcext:value-type="float">
            <text:p>720.644012563601</text:p>
          </table:table-cell>
          <table:table-cell table:formula="of:=COS([.$O237])*([.AF$3]-[.B$12]/2)-SIN([.$O237])*([.AG$3]-[.B$13]/2)" office:value-type="float" office:value="454.619656492511" calcext:value-type="float">
            <text:p>454.619656492511</text:p>
          </table:table-cell>
          <table:table-cell table:formula="of:=SIN([.$O237])*([.AF$3]-[.B$12]/2)+COS([.$O237])*([.AG$3]-[.B$13]/2)" office:value-type="float" office:value="-559.607869789759" calcext:value-type="float">
            <text:p>-559.607869789759</text:p>
          </table:table-cell>
          <table:table-cell table:formula="of:=MIN([.X237];[.Z237];[.AB237];[.AD237])" office:value-type="float" office:value="-676.480040791568" calcext:value-type="float">
            <text:p>-676.480040791568</text:p>
          </table:table-cell>
          <table:table-cell table:formula="of:=MIN([.Y237];[.AA237];[.AC237];[.AE237])" office:value-type="float" office:value="-720.644012563601" calcext:value-type="float">
            <text:p>-720.644012563601</text:p>
          </table:table-cell>
          <table:table-cell table:formula="of:=[.AF237]-[.$AH237]" office:value-type="float" office:value="1131.09969728408" calcext:value-type="float">
            <text:p>1131.09969728408</text:p>
          </table:table-cell>
          <table:table-cell table:formula="of:=[.AG237]-[.$AI237]" office:value-type="float" office:value="161.036142773842" calcext:value-type="float">
            <text:p>161.036142773842</text:p>
          </table:table-cell>
          <table:table-cell table:formula="of:=[.AF$3]-[.AJ237]" office:value-type="float" office:value="-781.099697284079" calcext:value-type="float">
            <text:p>-781.099697284079</text:p>
          </table:table-cell>
          <table:table-cell table:formula="of:=[.AG$3]-[.AK237]" office:value-type="float" office:value="-411.036142773842" calcext:value-type="float">
            <text:p>-411.03614277384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1848997.jpg</text:p>
          </table:table-cell>
          <table:table-cell table:formula="of:=MID([.C238];5;4)" office:value-type="string" office:string-value="2021" calcext:value-type="string">
            <text:p>2021</text:p>
          </table:table-cell>
          <table:table-cell table:formula="of:=MID([.C238];9;2)" office:value-type="string" office:string-value="07" calcext:value-type="string">
            <text:p>07</text:p>
          </table:table-cell>
          <table:table-cell table:formula="of:=MID([.C238];11;2)" office:value-type="string" office:string-value="05" calcext:value-type="string">
            <text:p>05</text:p>
          </table:table-cell>
          <table:table-cell table:formula="of:=MID([.C238];14;2)" office:value-type="string" office:string-value="06" calcext:value-type="string">
            <text:p>06</text:p>
          </table:table-cell>
          <table:table-cell table:formula="of:=MID([.C238];16;2)" office:value-type="string" office:string-value="18" calcext:value-type="string">
            <text:p>18</text:p>
          </table:table-cell>
          <table:table-cell table:formula="of:=MID([.C238];18;2)" office:value-type="string" office:string-value="48" calcext:value-type="string">
            <text:p>48</text:p>
          </table:table-cell>
          <table:table-cell table:formula="of:=DATE([.D238];[.E238];[.F238])+TIME([.G238];[.H238];[.I238])" office:value-type="date" office:date-value="2021-07-05T06:18:48" calcext:value-type="date">
            <text:p>05/07/21 06:18:48</text:p>
          </table:table-cell>
          <table:table-cell table:formula="of:=IF([.C238]&lt;&gt;&quot;&quot;;CONCATENATE(&quot;mogrify -rotate &quot;;ROUND([.N238];3);&quot; -background black &quot;;[.C238]);&quot;&quot;)" office:value-type="string" office:string-value="mogrify -rotate 58.025 -background black IMG_20210705_061848997.jpg" calcext:value-type="string">
            <text:p>mogrify -rotate 58.025 -background black IMG_20210705_061848997.jpg</text:p>
          </table:table-cell>
          <table:table-cell table:formula="of:=IF([.C238]&lt;&gt;&quot;&quot;;CONCATENATE(&quot;mogrify -crop &quot;;ROUND([.B$22]);&quot;x&quot;;ROUND([.B$23]);&quot;+&quot;;ROUND([.B$30]+[.B$33]-[.AL238]);&quot;+&quot;;ROUND([.B$31]+[.B$34]-[.AM238]);&quot; &quot;;[.C238]);&quot;&quot;)" office:value-type="string" office:string-value="mogrify -crop 2538x1941+2362+1227 IMG_20210705_061848997.jpg" calcext:value-type="string">
            <text:p>mogrify -crop 2538x1941+2362+1227 IMG_20210705_061848997.jpg</text:p>
          </table:table-cell>
          <table:table-cell/>
          <table:table-cell table:formula="of:=IF([.C238]&lt;&gt;&quot;&quot;;([.J238]-[.J$3])*360*[.B$35];0)" office:value-type="float" office:value="58.025000001071" calcext:value-type="float">
            <text:p>58.025000001071</text:p>
          </table:table-cell>
          <table:table-cell table:formula="of:=[.N238]/180*PI()" office:value-type="float" office:value="1.0127272984884" calcext:value-type="float">
            <text:p>1.0127272984884</text:p>
          </table:table-cell>
          <table:table-cell table:formula="of:=COS([.$O238])*([.P$3]-[.B$14])-SIN([.$O238])*([.Q$3]-[.B$15])" office:value-type="float" office:value="-397.41202313128" calcext:value-type="float">
            <text:p>-397.41202313128</text:p>
          </table:table-cell>
          <table:table-cell table:formula="of:=SIN([.$O238])*([.P$3]-[.B$14])+COS([.$O238])*([.Q$3]-[.B$15])" office:value-type="float" office:value="-164.510436965875" calcext:value-type="float">
            <text:p>-164.510436965875</text:p>
          </table:table-cell>
          <table:table-cell table:formula="of:=COS([.$O238])*([.R$3]-[.B$14])-SIN([.$O238])*([.S$3]-[.B$15])" office:value-type="float" office:value="-1133.7184002649" calcext:value-type="float">
            <text:p>-1133.7184002649</text:p>
          </table:table-cell>
          <table:table-cell table:formula="of:=SIN([.$O238])*([.R$3]-[.B$14])+COS([.$O238])*([.S$3]-[.B$15])" office:value-type="float" office:value="295.138253875683" calcext:value-type="float">
            <text:p>295.138253875683</text:p>
          </table:table-cell>
          <table:table-cell table:formula="of:=COS([.$O238])*([.T$3]-[.B$14])-SIN([.$O238])*([.U$3]-[.B$15])" office:value-type="float" office:value="214.746832413467" calcext:value-type="float">
            <text:p>214.746832413467</text:p>
          </table:table-cell>
          <table:table-cell table:formula="of:=SIN([.$O238])*([.T$3]-[.B$14])+COS([.$O238])*([.U$3]-[.B$15])" office:value-type="float" office:value="816.100360230519" calcext:value-type="float">
            <text:p>816.100360230519</text:p>
          </table:table-cell>
          <table:table-cell table:formula="of:=COS([.$O238])*([.V$3]-[.B$14])-SIN([.$O238])*([.W$3]-[.B$15])" office:value-type="float" office:value="-521.559544720157" calcext:value-type="float">
            <text:p>-521.559544720157</text:p>
          </table:table-cell>
          <table:table-cell table:formula="of:=SIN([.$O238])*([.V$3]-[.B$14])+COS([.$O238])*([.W$3]-[.B$15])" office:value-type="float" office:value="1275.74905107208" calcext:value-type="float">
            <text:p>1275.74905107208</text:p>
          </table:table-cell>
          <table:table-cell table:formula="of:=COS([.$O238])*([.X$3]-[.B$12]/2)-SIN([.$O238])*([.Y$3]-[.B$13]/2)" office:value-type="float" office:value="62.0737607944386" calcext:value-type="float">
            <text:p>62.0737607944386</text:p>
          </table:table-cell>
          <table:table-cell table:formula="of:=SIN([.$O238])*([.X$3]-[.B$12]/2)+COS([.$O238])*([.Y$3]-[.B$13]/2)" office:value-type="float" office:value="-720.129744018975" calcext:value-type="float">
            <text:p>-720.129744018975</text:p>
          </table:table-cell>
          <table:table-cell table:formula="of:=COS([.$O238])*([.Z$3]-[.B$12]/2)-SIN([.$O238])*([.AA$3]-[.B$13]/2)" office:value-type="float" office:value="-674.232616339185" calcext:value-type="float">
            <text:p>-674.232616339185</text:p>
          </table:table-cell>
          <table:table-cell table:formula="of:=SIN([.$O238])*([.Z$3]-[.B$12]/2)+COS([.$O238])*([.AA$3]-[.B$13]/2)" office:value-type="float" office:value="-260.481053177418" calcext:value-type="float">
            <text:p>-260.481053177418</text:p>
          </table:table-cell>
          <table:table-cell table:formula="of:=COS([.$O238])*([.AB$3]-[.B$12]/2)-SIN([.$O238])*([.AC$3]-[.B$13]/2)" office:value-type="float" office:value="674.232616339185" calcext:value-type="float">
            <text:p>674.232616339185</text:p>
          </table:table-cell>
          <table:table-cell table:formula="of:=SIN([.$O238])*([.AB$3]-[.B$12]/2)+COS([.$O238])*([.AC$3]-[.B$13]/2)" office:value-type="float" office:value="260.481053177418" calcext:value-type="float">
            <text:p>260.481053177418</text:p>
          </table:table-cell>
          <table:table-cell table:formula="of:=COS([.$O238])*([.AD$3]-[.B$12]/2)-SIN([.$O238])*([.AE$3]-[.B$13]/2)" office:value-type="float" office:value="-62.0737607944386" calcext:value-type="float">
            <text:p>-62.0737607944386</text:p>
          </table:table-cell>
          <table:table-cell table:formula="of:=SIN([.$O238])*([.AD$3]-[.B$12]/2)+COS([.$O238])*([.AE$3]-[.B$13]/2)" office:value-type="float" office:value="720.129744018975" calcext:value-type="float">
            <text:p>720.129744018975</text:p>
          </table:table-cell>
          <table:table-cell table:formula="of:=COS([.$O238])*([.AF$3]-[.B$12]/2)-SIN([.$O238])*([.AG$3]-[.B$13]/2)" office:value-type="float" office:value="459.485783925719" calcext:value-type="float">
            <text:p>459.485783925719</text:p>
          </table:table-cell>
          <table:table-cell table:formula="of:=SIN([.$O238])*([.AF$3]-[.B$12]/2)+COS([.$O238])*([.AG$3]-[.B$13]/2)" office:value-type="float" office:value="-555.619307053101" calcext:value-type="float">
            <text:p>-555.619307053101</text:p>
          </table:table-cell>
          <table:table-cell table:formula="of:=MIN([.X238];[.Z238];[.AB238];[.AD238])" office:value-type="float" office:value="-674.232616339185" calcext:value-type="float">
            <text:p>-674.232616339185</text:p>
          </table:table-cell>
          <table:table-cell table:formula="of:=MIN([.Y238];[.AA238];[.AC238];[.AE238])" office:value-type="float" office:value="-720.129744018975" calcext:value-type="float">
            <text:p>-720.129744018975</text:p>
          </table:table-cell>
          <table:table-cell table:formula="of:=[.AF238]-[.$AH238]" office:value-type="float" office:value="1133.7184002649" calcext:value-type="float">
            <text:p>1133.7184002649</text:p>
          </table:table-cell>
          <table:table-cell table:formula="of:=[.AG238]-[.$AI238]" office:value-type="float" office:value="164.510436965875" calcext:value-type="float">
            <text:p>164.510436965875</text:p>
          </table:table-cell>
          <table:table-cell table:formula="of:=[.AF$3]-[.AJ238]" office:value-type="float" office:value="-783.718400264904" calcext:value-type="float">
            <text:p>-783.718400264904</text:p>
          </table:table-cell>
          <table:table-cell table:formula="of:=[.AG$3]-[.AK238]" office:value-type="float" office:value="-414.510436965875" calcext:value-type="float">
            <text:p>-414.51043696587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2049067.jpg</text:p>
          </table:table-cell>
          <table:table-cell table:formula="of:=MID([.C239];5;4)" office:value-type="string" office:string-value="2021" calcext:value-type="string">
            <text:p>2021</text:p>
          </table:table-cell>
          <table:table-cell table:formula="of:=MID([.C239];9;2)" office:value-type="string" office:string-value="07" calcext:value-type="string">
            <text:p>07</text:p>
          </table:table-cell>
          <table:table-cell table:formula="of:=MID([.C239];11;2)" office:value-type="string" office:string-value="05" calcext:value-type="string">
            <text:p>05</text:p>
          </table:table-cell>
          <table:table-cell table:formula="of:=MID([.C239];14;2)" office:value-type="string" office:string-value="06" calcext:value-type="string">
            <text:p>06</text:p>
          </table:table-cell>
          <table:table-cell table:formula="of:=MID([.C239];16;2)" office:value-type="string" office:string-value="20" calcext:value-type="string">
            <text:p>20</text:p>
          </table:table-cell>
          <table:table-cell table:formula="of:=MID([.C239];18;2)" office:value-type="string" office:string-value="49" calcext:value-type="string">
            <text:p>49</text:p>
          </table:table-cell>
          <table:table-cell table:formula="of:=DATE([.D239];[.E239];[.F239])+TIME([.G239];[.H239];[.I239])" office:value-type="date" office:date-value="2021-07-05T06:20:49" calcext:value-type="date">
            <text:p>05/07/21 06:20:49</text:p>
          </table:table-cell>
          <table:table-cell table:formula="of:=IF([.C239]&lt;&gt;&quot;&quot;;CONCATENATE(&quot;mogrify -rotate &quot;;ROUND([.N239];3);&quot; -background black &quot;;[.C239]);&quot;&quot;)" office:value-type="string" office:string-value="mogrify -rotate 58.529 -background black IMG_20210705_062049067.jpg" calcext:value-type="string">
            <text:p>mogrify -rotate 58.529 -background black IMG_20210705_062049067.jpg</text:p>
          </table:table-cell>
          <table:table-cell table:formula="of:=IF([.C239]&lt;&gt;&quot;&quot;;CONCATENATE(&quot;mogrify -crop &quot;;ROUND([.B$22]);&quot;x&quot;;ROUND([.B$23]);&quot;+&quot;;ROUND([.B$30]+[.B$33]-[.AL239]);&quot;+&quot;;ROUND([.B$31]+[.B$34]-[.AM239]);&quot; &quot;;[.C239]);&quot;&quot;)" office:value-type="string" office:string-value="mogrify -crop 2538x1941+2365+1230 IMG_20210705_062049067.jpg" calcext:value-type="string">
            <text:p>mogrify -crop 2538x1941+2365+1230 IMG_20210705_062049067.jpg</text:p>
          </table:table-cell>
          <table:table-cell/>
          <table:table-cell table:formula="of:=IF([.C239]&lt;&gt;&quot;&quot;;([.J239]-[.J$3])*360*[.B$35];0)" office:value-type="float" office:value="58.5291666677222" calcext:value-type="float">
            <text:p>58.5291666677222</text:p>
          </table:table-cell>
          <table:table-cell table:formula="of:=[.N239]/180*PI()" office:value-type="float" office:value="1.02152666680027" calcext:value-type="float">
            <text:p>1.02152666680027</text:p>
          </table:table-cell>
          <table:table-cell table:formula="of:=COS([.$O239])*([.P$3]-[.B$14])-SIN([.$O239])*([.Q$3]-[.B$15])" office:value-type="float" office:value="-395.949068400866" calcext:value-type="float">
            <text:p>-395.949068400866</text:p>
          </table:table-cell>
          <table:table-cell table:formula="of:=SIN([.$O239])*([.P$3]-[.B$14])+COS([.$O239])*([.Q$3]-[.B$15])" office:value-type="float" office:value="-168.00099771277" calcext:value-type="float">
            <text:p>-168.00099771277</text:p>
          </table:table-cell>
          <table:table-cell table:formula="of:=COS([.$O239])*([.R$3]-[.B$14])-SIN([.$O239])*([.S$3]-[.B$15])" office:value-type="float" office:value="-1136.27150595831" calcext:value-type="float">
            <text:p>-1136.27150595831</text:p>
          </table:table-cell>
          <table:table-cell table:formula="of:=SIN([.$O239])*([.R$3]-[.B$14])+COS([.$O239])*([.S$3]-[.B$15])" office:value-type="float" office:value="285.150950808917" calcext:value-type="float">
            <text:p>285.150950808917</text:p>
          </table:table-cell>
          <table:table-cell table:formula="of:=COS([.$O239])*([.T$3]-[.B$14])-SIN([.$O239])*([.U$3]-[.B$15])" office:value-type="float" office:value="207.55744368562" calcext:value-type="float">
            <text:p>207.55744368562</text:p>
          </table:table-cell>
          <table:table-cell table:formula="of:=SIN([.$O239])*([.T$3]-[.B$14])+COS([.$O239])*([.U$3]-[.B$15])" office:value-type="float" office:value="817.958377651755" calcext:value-type="float">
            <text:p>817.958377651755</text:p>
          </table:table-cell>
          <table:table-cell table:formula="of:=COS([.$O239])*([.V$3]-[.B$14])-SIN([.$O239])*([.W$3]-[.B$15])" office:value-type="float" office:value="-532.764993871826" calcext:value-type="float">
            <text:p>-532.764993871826</text:p>
          </table:table-cell>
          <table:table-cell table:formula="of:=SIN([.$O239])*([.V$3]-[.B$14])+COS([.$O239])*([.W$3]-[.B$15])" office:value-type="float" office:value="1271.11032617344" calcext:value-type="float">
            <text:p>1271.11032617344</text:p>
          </table:table-cell>
          <table:table-cell table:formula="of:=COS([.$O239])*([.X$3]-[.B$12]/2)-SIN([.$O239])*([.Y$3]-[.B$13]/2)" office:value-type="float" office:value="68.4079627354797" calcext:value-type="float">
            <text:p>68.4079627354797</text:p>
          </table:table-cell>
          <table:table-cell table:formula="of:=SIN([.$O239])*([.X$3]-[.B$12]/2)+COS([.$O239])*([.Y$3]-[.B$13]/2)" office:value-type="float" office:value="-719.555661943106" calcext:value-type="float">
            <text:p>-719.555661943106</text:p>
          </table:table-cell>
          <table:table-cell table:formula="of:=COS([.$O239])*([.Z$3]-[.B$12]/2)-SIN([.$O239])*([.AA$3]-[.B$13]/2)" office:value-type="float" office:value="-671.914474821966" calcext:value-type="float">
            <text:p>-671.914474821966</text:p>
          </table:table-cell>
          <table:table-cell table:formula="of:=SIN([.$O239])*([.Z$3]-[.B$12]/2)+COS([.$O239])*([.AA$3]-[.B$13]/2)" office:value-type="float" office:value="-266.403713421419" calcext:value-type="float">
            <text:p>-266.403713421419</text:p>
          </table:table-cell>
          <table:table-cell table:formula="of:=COS([.$O239])*([.AB$3]-[.B$12]/2)-SIN([.$O239])*([.AC$3]-[.B$13]/2)" office:value-type="float" office:value="671.914474821966" calcext:value-type="float">
            <text:p>671.914474821966</text:p>
          </table:table-cell>
          <table:table-cell table:formula="of:=SIN([.$O239])*([.AB$3]-[.B$12]/2)+COS([.$O239])*([.AC$3]-[.B$13]/2)" office:value-type="float" office:value="266.403713421419" calcext:value-type="float">
            <text:p>266.403713421419</text:p>
          </table:table-cell>
          <table:table-cell table:formula="of:=COS([.$O239])*([.AD$3]-[.B$12]/2)-SIN([.$O239])*([.AE$3]-[.B$13]/2)" office:value-type="float" office:value="-68.4079627354797" calcext:value-type="float">
            <text:p>-68.4079627354797</text:p>
          </table:table-cell>
          <table:table-cell table:formula="of:=SIN([.$O239])*([.AD$3]-[.B$12]/2)+COS([.$O239])*([.AE$3]-[.B$13]/2)" office:value-type="float" office:value="719.555661943106" calcext:value-type="float">
            <text:p>719.555661943106</text:p>
          </table:table-cell>
          <table:table-cell table:formula="of:=COS([.$O239])*([.AF$3]-[.B$12]/2)-SIN([.$O239])*([.AG$3]-[.B$13]/2)" office:value-type="float" office:value="464.357031136346" calcext:value-type="float">
            <text:p>464.357031136346</text:p>
          </table:table-cell>
          <table:table-cell table:formula="of:=SIN([.$O239])*([.AF$3]-[.B$12]/2)+COS([.$O239])*([.AG$3]-[.B$13]/2)" office:value-type="float" office:value="-551.554664230336" calcext:value-type="float">
            <text:p>-551.554664230336</text:p>
          </table:table-cell>
          <table:table-cell table:formula="of:=MIN([.X239];[.Z239];[.AB239];[.AD239])" office:value-type="float" office:value="-671.914474821966" calcext:value-type="float">
            <text:p>-671.914474821966</text:p>
          </table:table-cell>
          <table:table-cell table:formula="of:=MIN([.Y239];[.AA239];[.AC239];[.AE239])" office:value-type="float" office:value="-719.555661943106" calcext:value-type="float">
            <text:p>-719.555661943106</text:p>
          </table:table-cell>
          <table:table-cell table:formula="of:=[.AF239]-[.$AH239]" office:value-type="float" office:value="1136.27150595831" calcext:value-type="float">
            <text:p>1136.27150595831</text:p>
          </table:table-cell>
          <table:table-cell table:formula="of:=[.AG239]-[.$AI239]" office:value-type="float" office:value="168.00099771277" calcext:value-type="float">
            <text:p>168.00099771277</text:p>
          </table:table-cell>
          <table:table-cell table:formula="of:=[.AF$3]-[.AJ239]" office:value-type="float" office:value="-786.271505958312" calcext:value-type="float">
            <text:p>-786.271505958312</text:p>
          </table:table-cell>
          <table:table-cell table:formula="of:=[.AG$3]-[.AK239]" office:value-type="float" office:value="-418.00099771277" calcext:value-type="float">
            <text:p>-418.0009977127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2249118.jpg</text:p>
          </table:table-cell>
          <table:table-cell table:formula="of:=MID([.C240];5;4)" office:value-type="string" office:string-value="2021" calcext:value-type="string">
            <text:p>2021</text:p>
          </table:table-cell>
          <table:table-cell table:formula="of:=MID([.C240];9;2)" office:value-type="string" office:string-value="07" calcext:value-type="string">
            <text:p>07</text:p>
          </table:table-cell>
          <table:table-cell table:formula="of:=MID([.C240];11;2)" office:value-type="string" office:string-value="05" calcext:value-type="string">
            <text:p>05</text:p>
          </table:table-cell>
          <table:table-cell table:formula="of:=MID([.C240];14;2)" office:value-type="string" office:string-value="06" calcext:value-type="string">
            <text:p>06</text:p>
          </table:table-cell>
          <table:table-cell table:formula="of:=MID([.C240];16;2)" office:value-type="string" office:string-value="22" calcext:value-type="string">
            <text:p>22</text:p>
          </table:table-cell>
          <table:table-cell table:formula="of:=MID([.C240];18;2)" office:value-type="string" office:string-value="49" calcext:value-type="string">
            <text:p>49</text:p>
          </table:table-cell>
          <table:table-cell table:formula="of:=DATE([.D240];[.E240];[.F240])+TIME([.G240];[.H240];[.I240])" office:value-type="date" office:date-value="2021-07-05T06:22:49" calcext:value-type="date">
            <text:p>05/07/21 06:22:49</text:p>
          </table:table-cell>
          <table:table-cell table:formula="of:=IF([.C240]&lt;&gt;&quot;&quot;;CONCATENATE(&quot;mogrify -rotate &quot;;ROUND([.N240];3);&quot; -background black &quot;;[.C240]);&quot;&quot;)" office:value-type="string" office:string-value="mogrify -rotate 59.029 -background black IMG_20210705_062249118.jpg" calcext:value-type="string">
            <text:p>mogrify -rotate 59.029 -background black IMG_20210705_062249118.jpg</text:p>
          </table:table-cell>
          <table:table-cell table:formula="of:=IF([.C240]&lt;&gt;&quot;&quot;;CONCATENATE(&quot;mogrify -crop &quot;;ROUND([.B$22]);&quot;x&quot;;ROUND([.B$23]);&quot;+&quot;;ROUND([.B$30]+[.B$33]-[.AL240]);&quot;+&quot;;ROUND([.B$31]+[.B$34]-[.AM240]);&quot; &quot;;[.C240]);&quot;&quot;)" office:value-type="string" office:string-value="mogrify -crop 2538x1941+2367+1234 IMG_20210705_062249118.jpg" calcext:value-type="string">
            <text:p>mogrify -crop 2538x1941+2367+1234 IMG_20210705_062249118.jpg</text:p>
          </table:table-cell>
          <table:table-cell/>
          <table:table-cell table:formula="of:=IF([.C240]&lt;&gt;&quot;&quot;;([.J240]-[.J$3])*360*[.B$35];0)" office:value-type="float" office:value="59.0291666667326" calcext:value-type="float">
            <text:p>59.0291666667326</text:p>
          </table:table-cell>
          <table:table-cell table:formula="of:=[.N240]/180*PI()" office:value-type="float" office:value="1.03025331304297" calcext:value-type="float">
            <text:p>1.03025331304297</text:p>
          </table:table-cell>
          <table:table-cell table:formula="of:=COS([.$O240])*([.P$3]-[.B$14])-SIN([.$O240])*([.Q$3]-[.B$15])" office:value-type="float" office:value="-394.467925206256" calcext:value-type="float">
            <text:p>-394.467925206256</text:p>
          </table:table-cell>
          <table:table-cell table:formula="of:=SIN([.$O240])*([.P$3]-[.B$14])+COS([.$O240])*([.Q$3]-[.B$15])" office:value-type="float" office:value="-171.449864343696" calcext:value-type="float">
            <text:p>-171.449864343696</text:p>
          </table:table-cell>
          <table:table-cell table:formula="of:=COS([.$O240])*([.R$3]-[.B$14])-SIN([.$O240])*([.S$3]-[.B$15])" office:value-type="float" office:value="-1138.71662011097" calcext:value-type="float">
            <text:p>-1138.71662011097</text:p>
          </table:table-cell>
          <table:table-cell table:formula="of:=SIN([.$O240])*([.R$3]-[.B$14])+COS([.$O240])*([.S$3]-[.B$15])" office:value-type="float" office:value="275.224379521592" calcext:value-type="float">
            <text:p>275.224379521592</text:p>
          </table:table-cell>
          <table:table-cell table:formula="of:=COS([.$O240])*([.T$3]-[.B$14])-SIN([.$O240])*([.U$3]-[.B$15])" office:value-type="float" office:value="200.411597729543" calcext:value-type="float">
            <text:p>200.411597729543</text:p>
          </table:table-cell>
          <table:table-cell table:formula="of:=SIN([.$O240])*([.T$3]-[.B$14])+COS([.$O240])*([.U$3]-[.B$15])" office:value-type="float" office:value="819.738489699911" calcext:value-type="float">
            <text:p>819.738489699911</text:p>
          </table:table-cell>
          <table:table-cell table:formula="of:=COS([.$O240])*([.V$3]-[.B$14])-SIN([.$O240])*([.W$3]-[.B$15])" office:value-type="float" office:value="-543.837097175173" calcext:value-type="float">
            <text:p>-543.837097175173</text:p>
          </table:table-cell>
          <table:table-cell table:formula="of:=SIN([.$O240])*([.V$3]-[.B$14])+COS([.$O240])*([.W$3]-[.B$15])" office:value-type="float" office:value="1266.4127335652" calcext:value-type="float">
            <text:p>1266.4127335652</text:p>
          </table:table-cell>
          <table:table-cell table:formula="of:=COS([.$O240])*([.X$3]-[.B$12]/2)-SIN([.$O240])*([.Y$3]-[.B$13]/2)" office:value-type="float" office:value="74.6845859844586" calcext:value-type="float">
            <text:p>74.6845859844586</text:p>
          </table:table-cell>
          <table:table-cell table:formula="of:=SIN([.$O240])*([.X$3]-[.B$12]/2)+COS([.$O240])*([.Y$3]-[.B$13]/2)" office:value-type="float" office:value="-718.931298954448" calcext:value-type="float">
            <text:p>-718.931298954448</text:p>
          </table:table-cell>
          <table:table-cell table:formula="of:=COS([.$O240])*([.Z$3]-[.B$12]/2)-SIN([.$O240])*([.AA$3]-[.B$13]/2)" office:value-type="float" office:value="-669.564108920257" calcext:value-type="float">
            <text:p>-669.564108920257</text:p>
          </table:table-cell>
          <table:table-cell table:formula="of:=SIN([.$O240])*([.Z$3]-[.B$12]/2)+COS([.$O240])*([.AA$3]-[.B$13]/2)" office:value-type="float" office:value="-272.25705508916" calcext:value-type="float">
            <text:p>-272.25705508916</text:p>
          </table:table-cell>
          <table:table-cell table:formula="of:=COS([.$O240])*([.AB$3]-[.B$12]/2)-SIN([.$O240])*([.AC$3]-[.B$13]/2)" office:value-type="float" office:value="669.564108920257" calcext:value-type="float">
            <text:p>669.564108920257</text:p>
          </table:table-cell>
          <table:table-cell table:formula="of:=SIN([.$O240])*([.AB$3]-[.B$12]/2)+COS([.$O240])*([.AC$3]-[.B$13]/2)" office:value-type="float" office:value="272.25705508916" calcext:value-type="float">
            <text:p>272.25705508916</text:p>
          </table:table-cell>
          <table:table-cell table:formula="of:=COS([.$O240])*([.AD$3]-[.B$12]/2)-SIN([.$O240])*([.AE$3]-[.B$13]/2)" office:value-type="float" office:value="-74.6845859844586" calcext:value-type="float">
            <text:p>-74.6845859844586</text:p>
          </table:table-cell>
          <table:table-cell table:formula="of:=SIN([.$O240])*([.AD$3]-[.B$12]/2)+COS([.$O240])*([.AE$3]-[.B$13]/2)" office:value-type="float" office:value="718.931298954448" calcext:value-type="float">
            <text:p>718.931298954448</text:p>
          </table:table-cell>
          <table:table-cell table:formula="of:=COS([.$O240])*([.AF$3]-[.B$12]/2)-SIN([.$O240])*([.AG$3]-[.B$13]/2)" office:value-type="float" office:value="469.152511190714" calcext:value-type="float">
            <text:p>469.152511190714</text:p>
          </table:table-cell>
          <table:table-cell table:formula="of:=SIN([.$O240])*([.AF$3]-[.B$12]/2)+COS([.$O240])*([.AG$3]-[.B$13]/2)" office:value-type="float" office:value="-547.481434610752" calcext:value-type="float">
            <text:p>-547.481434610752</text:p>
          </table:table-cell>
          <table:table-cell table:formula="of:=MIN([.X240];[.Z240];[.AB240];[.AD240])" office:value-type="float" office:value="-669.564108920257" calcext:value-type="float">
            <text:p>-669.564108920257</text:p>
          </table:table-cell>
          <table:table-cell table:formula="of:=MIN([.Y240];[.AA240];[.AC240];[.AE240])" office:value-type="float" office:value="-718.931298954448" calcext:value-type="float">
            <text:p>-718.931298954448</text:p>
          </table:table-cell>
          <table:table-cell table:formula="of:=[.AF240]-[.$AH240]" office:value-type="float" office:value="1138.71662011097" calcext:value-type="float">
            <text:p>1138.71662011097</text:p>
          </table:table-cell>
          <table:table-cell table:formula="of:=[.AG240]-[.$AI240]" office:value-type="float" office:value="171.449864343696" calcext:value-type="float">
            <text:p>171.449864343696</text:p>
          </table:table-cell>
          <table:table-cell table:formula="of:=[.AF$3]-[.AJ240]" office:value-type="float" office:value="-788.716620110972" calcext:value-type="float">
            <text:p>-788.716620110972</text:p>
          </table:table-cell>
          <table:table-cell table:formula="of:=[.AG$3]-[.AK240]" office:value-type="float" office:value="-421.449864343696" calcext:value-type="float">
            <text:p>-421.44986434369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2449198.jpg</text:p>
          </table:table-cell>
          <table:table-cell table:formula="of:=MID([.C241];5;4)" office:value-type="string" office:string-value="2021" calcext:value-type="string">
            <text:p>2021</text:p>
          </table:table-cell>
          <table:table-cell table:formula="of:=MID([.C241];9;2)" office:value-type="string" office:string-value="07" calcext:value-type="string">
            <text:p>07</text:p>
          </table:table-cell>
          <table:table-cell table:formula="of:=MID([.C241];11;2)" office:value-type="string" office:string-value="05" calcext:value-type="string">
            <text:p>05</text:p>
          </table:table-cell>
          <table:table-cell table:formula="of:=MID([.C241];14;2)" office:value-type="string" office:string-value="06" calcext:value-type="string">
            <text:p>06</text:p>
          </table:table-cell>
          <table:table-cell table:formula="of:=MID([.C241];16;2)" office:value-type="string" office:string-value="24" calcext:value-type="string">
            <text:p>24</text:p>
          </table:table-cell>
          <table:table-cell table:formula="of:=MID([.C241];18;2)" office:value-type="string" office:string-value="49" calcext:value-type="string">
            <text:p>49</text:p>
          </table:table-cell>
          <table:table-cell table:formula="of:=DATE([.D241];[.E241];[.F241])+TIME([.G241];[.H241];[.I241])" office:value-type="date" office:date-value="2021-07-05T06:24:49" calcext:value-type="date">
            <text:p>05/07/21 06:24:49</text:p>
          </table:table-cell>
          <table:table-cell table:formula="of:=IF([.C241]&lt;&gt;&quot;&quot;;CONCATENATE(&quot;mogrify -rotate &quot;;ROUND([.N241];3);&quot; -background black &quot;;[.C241]);&quot;&quot;)" office:value-type="string" office:string-value="mogrify -rotate 59.529 -background black IMG_20210705_062449198.jpg" calcext:value-type="string">
            <text:p>mogrify -rotate 59.529 -background black IMG_20210705_062449198.jpg</text:p>
          </table:table-cell>
          <table:table-cell table:formula="of:=IF([.C241]&lt;&gt;&quot;&quot;;CONCATENATE(&quot;mogrify -crop &quot;;ROUND([.B$22]);&quot;x&quot;;ROUND([.B$23]);&quot;+&quot;;ROUND([.B$30]+[.B$33]-[.AL241]);&quot;+&quot;;ROUND([.B$31]+[.B$34]-[.AM241]);&quot; &quot;;[.C241]);&quot;&quot;)" office:value-type="string" office:string-value="mogrify -crop 2538x1941+2369+1237 IMG_20210705_062449198.jpg" calcext:value-type="string">
            <text:p>mogrify -crop 2538x1941+2369+1237 IMG_20210705_062449198.jpg</text:p>
          </table:table-cell>
          <table:table-cell/>
          <table:table-cell table:formula="of:=IF([.C241]&lt;&gt;&quot;&quot;;([.J241]-[.J$3])*360*[.B$35];0)" office:value-type="float" office:value="59.5291666657431" calcext:value-type="float">
            <text:p>59.5291666657431</text:p>
          </table:table-cell>
          <table:table-cell table:formula="of:=[.N241]/180*PI()" office:value-type="float" office:value="1.03897995928567" calcext:value-type="float">
            <text:p>1.03897995928567</text:p>
          </table:table-cell>
          <table:table-cell table:formula="of:=COS([.$O241])*([.P$3]-[.B$14])-SIN([.$O241])*([.Q$3]-[.B$15])" office:value-type="float" office:value="-392.956741752015" calcext:value-type="float">
            <text:p>-392.956741752015</text:p>
          </table:table-cell>
          <table:table-cell table:formula="of:=SIN([.$O241])*([.P$3]-[.B$14])+COS([.$O241])*([.Q$3]-[.B$15])" office:value-type="float" office:value="-174.88567440371" calcext:value-type="float">
            <text:p>-174.88567440371</text:p>
          </table:table-cell>
          <table:table-cell table:formula="of:=COS([.$O241])*([.R$3]-[.B$14])-SIN([.$O241])*([.S$3]-[.B$15])" office:value-type="float" office:value="-1141.07501658463" calcext:value-type="float">
            <text:p>-1141.07501658463</text:p>
          </table:table-cell>
          <table:table-cell table:formula="of:=SIN([.$O241])*([.R$3]-[.B$14])+COS([.$O241])*([.S$3]-[.B$15])" office:value-type="float" office:value="265.276848832275" calcext:value-type="float">
            <text:p>265.276848832275</text:p>
          </table:table-cell>
          <table:table-cell table:formula="of:=COS([.$O241])*([.T$3]-[.B$14])-SIN([.$O241])*([.U$3]-[.B$15])" office:value-type="float" office:value="193.250489654434" calcext:value-type="float">
            <text:p>193.250489654434</text:p>
          </table:table-cell>
          <table:table-cell table:formula="of:=SIN([.$O241])*([.T$3]-[.B$14])+COS([.$O241])*([.U$3]-[.B$15])" office:value-type="float" office:value="821.456175488578" calcext:value-type="float">
            <text:p>821.456175488578</text:p>
          </table:table-cell>
          <table:table-cell table:formula="of:=COS([.$O241])*([.V$3]-[.B$14])-SIN([.$O241])*([.W$3]-[.B$15])" office:value-type="float" office:value="-554.867785178183" calcext:value-type="float">
            <text:p>-554.867785178183</text:p>
          </table:table-cell>
          <table:table-cell table:formula="of:=SIN([.$O241])*([.V$3]-[.B$14])+COS([.$O241])*([.W$3]-[.B$15])" office:value-type="float" office:value="1261.61869872456" calcext:value-type="float">
            <text:p>1261.61869872456</text:p>
          </table:table-cell>
          <table:table-cell table:formula="of:=COS([.$O241])*([.X$3]-[.B$12]/2)-SIN([.$O241])*([.Y$3]-[.B$13]/2)" office:value-type="float" office:value="80.9555217130841" calcext:value-type="float">
            <text:p>80.9555217130841</text:p>
          </table:table-cell>
          <table:table-cell table:formula="of:=SIN([.$O241])*([.X$3]-[.B$12]/2)+COS([.$O241])*([.Y$3]-[.B$13]/2)" office:value-type="float" office:value="-718.252186564136" calcext:value-type="float">
            <text:p>-718.252186564136</text:p>
          </table:table-cell>
          <table:table-cell table:formula="of:=COS([.$O241])*([.Z$3]-[.B$12]/2)-SIN([.$O241])*([.AA$3]-[.B$13]/2)" office:value-type="float" office:value="-667.162753119533" calcext:value-type="float">
            <text:p>-667.162753119533</text:p>
          </table:table-cell>
          <table:table-cell table:formula="of:=SIN([.$O241])*([.Z$3]-[.B$12]/2)+COS([.$O241])*([.AA$3]-[.B$13]/2)" office:value-type="float" office:value="-278.089663328152" calcext:value-type="float">
            <text:p>-278.089663328152</text:p>
          </table:table-cell>
          <table:table-cell table:formula="of:=COS([.$O241])*([.AB$3]-[.B$12]/2)-SIN([.$O241])*([.AC$3]-[.B$13]/2)" office:value-type="float" office:value="667.162753119533" calcext:value-type="float">
            <text:p>667.162753119533</text:p>
          </table:table-cell>
          <table:table-cell table:formula="of:=SIN([.$O241])*([.AB$3]-[.B$12]/2)+COS([.$O241])*([.AC$3]-[.B$13]/2)" office:value-type="float" office:value="278.089663328152" calcext:value-type="float">
            <text:p>278.089663328152</text:p>
          </table:table-cell>
          <table:table-cell table:formula="of:=COS([.$O241])*([.AD$3]-[.B$12]/2)-SIN([.$O241])*([.AE$3]-[.B$13]/2)" office:value-type="float" office:value="-80.9555217130841" calcext:value-type="float">
            <text:p>-80.9555217130841</text:p>
          </table:table-cell>
          <table:table-cell table:formula="of:=SIN([.$O241])*([.AD$3]-[.B$12]/2)+COS([.$O241])*([.AE$3]-[.B$13]/2)" office:value-type="float" office:value="718.252186564136" calcext:value-type="float">
            <text:p>718.252186564136</text:p>
          </table:table-cell>
          <table:table-cell table:formula="of:=COS([.$O241])*([.AF$3]-[.B$12]/2)-SIN([.$O241])*([.AG$3]-[.B$13]/2)" office:value-type="float" office:value="473.912263465099" calcext:value-type="float">
            <text:p>473.912263465099</text:p>
          </table:table-cell>
          <table:table-cell table:formula="of:=SIN([.$O241])*([.AF$3]-[.B$12]/2)+COS([.$O241])*([.AG$3]-[.B$13]/2)" office:value-type="float" office:value="-543.366512160426" calcext:value-type="float">
            <text:p>-543.366512160426</text:p>
          </table:table-cell>
          <table:table-cell table:formula="of:=MIN([.X241];[.Z241];[.AB241];[.AD241])" office:value-type="float" office:value="-667.162753119533" calcext:value-type="float">
            <text:p>-667.162753119533</text:p>
          </table:table-cell>
          <table:table-cell table:formula="of:=MIN([.Y241];[.AA241];[.AC241];[.AE241])" office:value-type="float" office:value="-718.252186564136" calcext:value-type="float">
            <text:p>-718.252186564136</text:p>
          </table:table-cell>
          <table:table-cell table:formula="of:=[.AF241]-[.$AH241]" office:value-type="float" office:value="1141.07501658463" calcext:value-type="float">
            <text:p>1141.07501658463</text:p>
          </table:table-cell>
          <table:table-cell table:formula="of:=[.AG241]-[.$AI241]" office:value-type="float" office:value="174.88567440371" calcext:value-type="float">
            <text:p>174.88567440371</text:p>
          </table:table-cell>
          <table:table-cell table:formula="of:=[.AF$3]-[.AJ241]" office:value-type="float" office:value="-791.075016584632" calcext:value-type="float">
            <text:p>-791.075016584632</text:p>
          </table:table-cell>
          <table:table-cell table:formula="of:=[.AG$3]-[.AK241]" office:value-type="float" office:value="-424.88567440371" calcext:value-type="float">
            <text:p>-424.8856744037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2649281.jpg</text:p>
          </table:table-cell>
          <table:table-cell table:formula="of:=MID([.C242];5;4)" office:value-type="string" office:string-value="2021" calcext:value-type="string">
            <text:p>2021</text:p>
          </table:table-cell>
          <table:table-cell table:formula="of:=MID([.C242];9;2)" office:value-type="string" office:string-value="07" calcext:value-type="string">
            <text:p>07</text:p>
          </table:table-cell>
          <table:table-cell table:formula="of:=MID([.C242];11;2)" office:value-type="string" office:string-value="05" calcext:value-type="string">
            <text:p>05</text:p>
          </table:table-cell>
          <table:table-cell table:formula="of:=MID([.C242];14;2)" office:value-type="string" office:string-value="06" calcext:value-type="string">
            <text:p>06</text:p>
          </table:table-cell>
          <table:table-cell table:formula="of:=MID([.C242];16;2)" office:value-type="string" office:string-value="26" calcext:value-type="string">
            <text:p>26</text:p>
          </table:table-cell>
          <table:table-cell table:formula="of:=MID([.C242];18;2)" office:value-type="string" office:string-value="49" calcext:value-type="string">
            <text:p>49</text:p>
          </table:table-cell>
          <table:table-cell table:formula="of:=DATE([.D242];[.E242];[.F242])+TIME([.G242];[.H242];[.I242])" office:value-type="date" office:date-value="2021-07-05T06:26:49" calcext:value-type="date">
            <text:p>05/07/21 06:26:49</text:p>
          </table:table-cell>
          <table:table-cell table:formula="of:=IF([.C242]&lt;&gt;&quot;&quot;;CONCATENATE(&quot;mogrify -rotate &quot;;ROUND([.N242];3);&quot; -background black &quot;;[.C242]);&quot;&quot;)" office:value-type="string" office:string-value="mogrify -rotate 60.029 -background black IMG_20210705_062649281.jpg" calcext:value-type="string">
            <text:p>mogrify -rotate 60.029 -background black IMG_20210705_062649281.jpg</text:p>
          </table:table-cell>
          <table:table-cell table:formula="of:=IF([.C242]&lt;&gt;&quot;&quot;;CONCATENATE(&quot;mogrify -crop &quot;;ROUND([.B$22]);&quot;x&quot;;ROUND([.B$23]);&quot;+&quot;;ROUND([.B$30]+[.B$33]-[.AL242]);&quot;+&quot;;ROUND([.B$31]+[.B$34]-[.AM242]);&quot; &quot;;[.C242]);&quot;&quot;)" office:value-type="string" office:string-value="mogrify -crop 2538x1941+2372+1241 IMG_20210705_062649281.jpg" calcext:value-type="string">
            <text:p>mogrify -crop 2538x1941+2372+1241 IMG_20210705_062649281.jpg</text:p>
          </table:table-cell>
          <table:table-cell/>
          <table:table-cell table:formula="of:=IF([.C242]&lt;&gt;&quot;&quot;;([.J242]-[.J$3])*360*[.B$35];0)" office:value-type="float" office:value="60.0291666673729" calcext:value-type="float">
            <text:p>60.0291666673729</text:p>
          </table:table-cell>
          <table:table-cell table:formula="of:=[.N242]/180*PI()" office:value-type="float" office:value="1.04770660557409" calcext:value-type="float">
            <text:p>1.04770660557409</text:p>
          </table:table-cell>
          <table:table-cell table:formula="of:=COS([.$O242])*([.P$3]-[.B$14])-SIN([.$O242])*([.Q$3]-[.B$15])" office:value-type="float" office:value="-391.415633112462" calcext:value-type="float">
            <text:p>-391.415633112462</text:p>
          </table:table-cell>
          <table:table-cell table:formula="of:=SIN([.$O242])*([.P$3]-[.B$14])+COS([.$O242])*([.Q$3]-[.B$15])" office:value-type="float" office:value="-178.308166260466" calcext:value-type="float">
            <text:p>-178.308166260466</text:p>
          </table:table-cell>
          <table:table-cell table:formula="of:=COS([.$O242])*([.R$3]-[.B$14])-SIN([.$O242])*([.S$3]-[.B$15])" office:value-type="float" office:value="-1143.34651578994" calcext:value-type="float">
            <text:p>-1143.34651578994</text:p>
          </table:table-cell>
          <table:table-cell table:formula="of:=SIN([.$O242])*([.R$3]-[.B$14])+COS([.$O242])*([.S$3]-[.B$15])" office:value-type="float" office:value="255.309116231668" calcext:value-type="float">
            <text:p>255.309116231668</text:p>
          </table:table-cell>
          <table:table-cell table:formula="of:=COS([.$O242])*([.T$3]-[.B$14])-SIN([.$O242])*([.U$3]-[.B$15])" office:value-type="float" office:value="186.074664768767" calcext:value-type="float">
            <text:p>186.074664768767</text:p>
          </table:table-cell>
          <table:table-cell table:formula="of:=SIN([.$O242])*([.T$3]-[.B$14])+COS([.$O242])*([.U$3]-[.B$15])" office:value-type="float" office:value="823.111304217838" calcext:value-type="float">
            <text:p>823.111304217838</text:p>
          </table:table-cell>
          <table:table-cell table:formula="of:=COS([.$O242])*([.V$3]-[.B$14])-SIN([.$O242])*([.W$3]-[.B$15])" office:value-type="float" office:value="-565.856217908714" calcext:value-type="float">
            <text:p>-565.856217908714</text:p>
          </table:table-cell>
          <table:table-cell table:formula="of:=SIN([.$O242])*([.V$3]-[.B$14])+COS([.$O242])*([.W$3]-[.B$15])" office:value-type="float" office:value="1256.72858670997" calcext:value-type="float">
            <text:p>1256.72858670997</text:p>
          </table:table-cell>
          <table:table-cell table:formula="of:=COS([.$O242])*([.X$3]-[.B$12]/2)-SIN([.$O242])*([.Y$3]-[.B$13]/2)" office:value-type="float" office:value="87.2202923981257" calcext:value-type="float">
            <text:p>87.2202923981257</text:p>
          </table:table-cell>
          <table:table-cell table:formula="of:=SIN([.$O242])*([.X$3]-[.B$12]/2)+COS([.$O242])*([.Y$3]-[.B$13]/2)" office:value-type="float" office:value="-717.51837648522" calcext:value-type="float">
            <text:p>-717.51837648522</text:p>
          </table:table-cell>
          <table:table-cell table:formula="of:=COS([.$O242])*([.Z$3]-[.B$12]/2)-SIN([.$O242])*([.AA$3]-[.B$13]/2)" office:value-type="float" office:value="-664.710590279356" calcext:value-type="float">
            <text:p>-664.710590279356</text:p>
          </table:table-cell>
          <table:table-cell table:formula="of:=SIN([.$O242])*([.Z$3]-[.B$12]/2)+COS([.$O242])*([.AA$3]-[.B$13]/2)" office:value-type="float" office:value="-283.901093993085" calcext:value-type="float">
            <text:p>-283.901093993085</text:p>
          </table:table-cell>
          <table:table-cell table:formula="of:=COS([.$O242])*([.AB$3]-[.B$12]/2)-SIN([.$O242])*([.AC$3]-[.B$13]/2)" office:value-type="float" office:value="664.710590279356" calcext:value-type="float">
            <text:p>664.710590279356</text:p>
          </table:table-cell>
          <table:table-cell table:formula="of:=SIN([.$O242])*([.AB$3]-[.B$12]/2)+COS([.$O242])*([.AC$3]-[.B$13]/2)" office:value-type="float" office:value="283.901093993085" calcext:value-type="float">
            <text:p>283.901093993085</text:p>
          </table:table-cell>
          <table:table-cell table:formula="of:=COS([.$O242])*([.AD$3]-[.B$12]/2)-SIN([.$O242])*([.AE$3]-[.B$13]/2)" office:value-type="float" office:value="-87.2202923981257" calcext:value-type="float">
            <text:p>-87.2202923981257</text:p>
          </table:table-cell>
          <table:table-cell table:formula="of:=SIN([.$O242])*([.AD$3]-[.B$12]/2)+COS([.$O242])*([.AE$3]-[.B$13]/2)" office:value-type="float" office:value="717.51837648522" calcext:value-type="float">
            <text:p>717.51837648522</text:p>
          </table:table-cell>
          <table:table-cell table:formula="of:=COS([.$O242])*([.AF$3]-[.B$12]/2)-SIN([.$O242])*([.AG$3]-[.B$13]/2)" office:value-type="float" office:value="478.635925510588" calcext:value-type="float">
            <text:p>478.635925510588</text:p>
          </table:table-cell>
          <table:table-cell table:formula="of:=SIN([.$O242])*([.AF$3]-[.B$12]/2)+COS([.$O242])*([.AG$3]-[.B$13]/2)" office:value-type="float" office:value="-539.210210224753" calcext:value-type="float">
            <text:p>-539.210210224753</text:p>
          </table:table-cell>
          <table:table-cell table:formula="of:=MIN([.X242];[.Z242];[.AB242];[.AD242])" office:value-type="float" office:value="-664.710590279356" calcext:value-type="float">
            <text:p>-664.710590279356</text:p>
          </table:table-cell>
          <table:table-cell table:formula="of:=MIN([.Y242];[.AA242];[.AC242];[.AE242])" office:value-type="float" office:value="-717.51837648522" calcext:value-type="float">
            <text:p>-717.51837648522</text:p>
          </table:table-cell>
          <table:table-cell table:formula="of:=[.AF242]-[.$AH242]" office:value-type="float" office:value="1143.34651578994" calcext:value-type="float">
            <text:p>1143.34651578994</text:p>
          </table:table-cell>
          <table:table-cell table:formula="of:=[.AG242]-[.$AI242]" office:value-type="float" office:value="178.308166260466" calcext:value-type="float">
            <text:p>178.308166260466</text:p>
          </table:table-cell>
          <table:table-cell table:formula="of:=[.AF$3]-[.AJ242]" office:value-type="float" office:value="-793.346515789944" calcext:value-type="float">
            <text:p>-793.346515789944</text:p>
          </table:table-cell>
          <table:table-cell table:formula="of:=[.AG$3]-[.AK242]" office:value-type="float" office:value="-428.308166260466" calcext:value-type="float">
            <text:p>-428.308166260466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2849371.jpg</text:p>
          </table:table-cell>
          <table:table-cell table:formula="of:=MID([.C243];5;4)" office:value-type="string" office:string-value="2021" calcext:value-type="string">
            <text:p>2021</text:p>
          </table:table-cell>
          <table:table-cell table:formula="of:=MID([.C243];9;2)" office:value-type="string" office:string-value="07" calcext:value-type="string">
            <text:p>07</text:p>
          </table:table-cell>
          <table:table-cell table:formula="of:=MID([.C243];11;2)" office:value-type="string" office:string-value="05" calcext:value-type="string">
            <text:p>05</text:p>
          </table:table-cell>
          <table:table-cell table:formula="of:=MID([.C243];14;2)" office:value-type="string" office:string-value="06" calcext:value-type="string">
            <text:p>06</text:p>
          </table:table-cell>
          <table:table-cell table:formula="of:=MID([.C243];16;2)" office:value-type="string" office:string-value="28" calcext:value-type="string">
            <text:p>28</text:p>
          </table:table-cell>
          <table:table-cell table:formula="of:=MID([.C243];18;2)" office:value-type="string" office:string-value="49" calcext:value-type="string">
            <text:p>49</text:p>
          </table:table-cell>
          <table:table-cell table:formula="of:=DATE([.D243];[.E243];[.F243])+TIME([.G243];[.H243];[.I243])" office:value-type="date" office:date-value="2021-07-05T06:28:49" calcext:value-type="date">
            <text:p>05/07/21 06:28:49</text:p>
          </table:table-cell>
          <table:table-cell table:formula="of:=IF([.C243]&lt;&gt;&quot;&quot;;CONCATENATE(&quot;mogrify -rotate &quot;;ROUND([.N243];3);&quot; -background black &quot;;[.C243]);&quot;&quot;)" office:value-type="string" office:string-value="mogrify -rotate 60.529 -background black IMG_20210705_062849371.jpg" calcext:value-type="string">
            <text:p>mogrify -rotate 60.529 -background black IMG_20210705_062849371.jpg</text:p>
          </table:table-cell>
          <table:table-cell table:formula="of:=IF([.C243]&lt;&gt;&quot;&quot;;CONCATENATE(&quot;mogrify -crop &quot;;ROUND([.B$22]);&quot;x&quot;;ROUND([.B$23]);&quot;+&quot;;ROUND([.B$30]+[.B$33]-[.AL243]);&quot;+&quot;;ROUND([.B$31]+[.B$34]-[.AM243]);&quot; &quot;;[.C243]);&quot;&quot;)" office:value-type="string" office:string-value="mogrify -crop 2538x1941+2374+1244 IMG_20210705_062849371.jpg" calcext:value-type="string">
            <text:p>mogrify -crop 2538x1941+2374+1244 IMG_20210705_062849371.jpg</text:p>
          </table:table-cell>
          <table:table-cell/>
          <table:table-cell table:formula="of:=IF([.C243]&lt;&gt;&quot;&quot;;([.J243]-[.J$3])*360*[.B$35];0)" office:value-type="float" office:value="60.5291666663834" calcext:value-type="float">
            <text:p>60.5291666663834</text:p>
          </table:table-cell>
          <table:table-cell table:formula="of:=[.N243]/180*PI()" office:value-type="float" office:value="1.05643325181679" calcext:value-type="float">
            <text:p>1.05643325181679</text:p>
          </table:table-cell>
          <table:table-cell table:formula="of:=COS([.$O243])*([.P$3]-[.B$14])-SIN([.$O243])*([.Q$3]-[.B$15])" office:value-type="float" office:value="-389.844716665134" calcext:value-type="float">
            <text:p>-389.844716665134</text:p>
          </table:table-cell>
          <table:table-cell table:formula="of:=SIN([.$O243])*([.P$3]-[.B$14])+COS([.$O243])*([.Q$3]-[.B$15])" office:value-type="float" office:value="-181.717079242104" calcext:value-type="float">
            <text:p>-181.717079242104</text:p>
          </table:table-cell>
          <table:table-cell table:formula="of:=COS([.$O243])*([.R$3]-[.B$14])-SIN([.$O243])*([.S$3]-[.B$15])" office:value-type="float" office:value="-1145.53094471965" calcext:value-type="float">
            <text:p>-1145.53094471965</text:p>
          </table:table-cell>
          <table:table-cell table:formula="of:=SIN([.$O243])*([.R$3]-[.B$14])+COS([.$O243])*([.S$3]-[.B$15])" office:value-type="float" office:value="245.321940905634" calcext:value-type="float">
            <text:p>245.321940905634</text:p>
          </table:table-cell>
          <table:table-cell table:formula="of:=COS([.$O243])*([.T$3]-[.B$14])-SIN([.$O243])*([.U$3]-[.B$15])" office:value-type="float" office:value="178.884669614571" calcext:value-type="float">
            <text:p>178.884669614571</text:p>
          </table:table-cell>
          <table:table-cell table:formula="of:=SIN([.$O243])*([.T$3]-[.B$14])+COS([.$O243])*([.U$3]-[.B$15])" office:value-type="float" office:value="824.703749825891" calcext:value-type="float">
            <text:p>824.703749825891</text:p>
          </table:table-cell>
          <table:table-cell table:formula="of:=COS([.$O243])*([.V$3]-[.B$14])-SIN([.$O243])*([.W$3]-[.B$15])" office:value-type="float" office:value="-576.801558439944" calcext:value-type="float">
            <text:p>-576.801558439944</text:p>
          </table:table-cell>
          <table:table-cell table:formula="of:=SIN([.$O243])*([.V$3]-[.B$14])+COS([.$O243])*([.W$3]-[.B$15])" office:value-type="float" office:value="1251.74276997363" calcext:value-type="float">
            <text:p>1251.74276997363</text:p>
          </table:table-cell>
          <table:table-cell table:formula="of:=COS([.$O243])*([.X$3]-[.B$12]/2)-SIN([.$O243])*([.Y$3]-[.B$13]/2)" office:value-type="float" office:value="93.4784208874047" calcext:value-type="float">
            <text:p>93.4784208874047</text:p>
          </table:table-cell>
          <table:table-cell table:formula="of:=SIN([.$O243])*([.X$3]-[.B$12]/2)+COS([.$O243])*([.Y$3]-[.B$13]/2)" office:value-type="float" office:value="-716.729924607866" calcext:value-type="float">
            <text:p>-716.729924607866</text:p>
          </table:table-cell>
          <table:table-cell table:formula="of:=COS([.$O243])*([.Z$3]-[.B$12]/2)-SIN([.$O243])*([.AA$3]-[.B$13]/2)" office:value-type="float" office:value="-662.20780716711" calcext:value-type="float">
            <text:p>-662.20780716711</text:p>
          </table:table-cell>
          <table:table-cell table:formula="of:=SIN([.$O243])*([.Z$3]-[.B$12]/2)+COS([.$O243])*([.AA$3]-[.B$13]/2)" office:value-type="float" office:value="-289.690904460129" calcext:value-type="float">
            <text:p>-289.690904460129</text:p>
          </table:table-cell>
          <table:table-cell table:formula="of:=COS([.$O243])*([.AB$3]-[.B$12]/2)-SIN([.$O243])*([.AC$3]-[.B$13]/2)" office:value-type="float" office:value="662.20780716711" calcext:value-type="float">
            <text:p>662.20780716711</text:p>
          </table:table-cell>
          <table:table-cell table:formula="of:=SIN([.$O243])*([.AB$3]-[.B$12]/2)+COS([.$O243])*([.AC$3]-[.B$13]/2)" office:value-type="float" office:value="289.690904460129" calcext:value-type="float">
            <text:p>289.690904460129</text:p>
          </table:table-cell>
          <table:table-cell table:formula="of:=COS([.$O243])*([.AD$3]-[.B$12]/2)-SIN([.$O243])*([.AE$3]-[.B$13]/2)" office:value-type="float" office:value="-93.4784208874047" calcext:value-type="float">
            <text:p>-93.4784208874047</text:p>
          </table:table-cell>
          <table:table-cell table:formula="of:=SIN([.$O243])*([.AD$3]-[.B$12]/2)+COS([.$O243])*([.AE$3]-[.B$13]/2)" office:value-type="float" office:value="716.729924607866" calcext:value-type="float">
            <text:p>716.729924607866</text:p>
          </table:table-cell>
          <table:table-cell table:formula="of:=COS([.$O243])*([.AF$3]-[.B$12]/2)-SIN([.$O243])*([.AG$3]-[.B$13]/2)" office:value-type="float" office:value="483.323137552539" calcext:value-type="float">
            <text:p>483.323137552539</text:p>
          </table:table-cell>
          <table:table-cell table:formula="of:=SIN([.$O243])*([.AF$3]-[.B$12]/2)+COS([.$O243])*([.AG$3]-[.B$13]/2)" office:value-type="float" office:value="-535.012845365762" calcext:value-type="float">
            <text:p>-535.012845365762</text:p>
          </table:table-cell>
          <table:table-cell table:formula="of:=MIN([.X243];[.Z243];[.AB243];[.AD243])" office:value-type="float" office:value="-662.20780716711" calcext:value-type="float">
            <text:p>-662.20780716711</text:p>
          </table:table-cell>
          <table:table-cell table:formula="of:=MIN([.Y243];[.AA243];[.AC243];[.AE243])" office:value-type="float" office:value="-716.729924607866" calcext:value-type="float">
            <text:p>-716.729924607866</text:p>
          </table:table-cell>
          <table:table-cell table:formula="of:=[.AF243]-[.$AH243]" office:value-type="float" office:value="1145.53094471965" calcext:value-type="float">
            <text:p>1145.53094471965</text:p>
          </table:table-cell>
          <table:table-cell table:formula="of:=[.AG243]-[.$AI243]" office:value-type="float" office:value="181.717079242104" calcext:value-type="float">
            <text:p>181.717079242104</text:p>
          </table:table-cell>
          <table:table-cell table:formula="of:=[.AF$3]-[.AJ243]" office:value-type="float" office:value="-795.530944719649" calcext:value-type="float">
            <text:p>-795.530944719649</text:p>
          </table:table-cell>
          <table:table-cell table:formula="of:=[.AG$3]-[.AK243]" office:value-type="float" office:value="-431.717079242104" calcext:value-type="float">
            <text:p>-431.717079242104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3049377.jpg</text:p>
          </table:table-cell>
          <table:table-cell table:formula="of:=MID([.C244];5;4)" office:value-type="string" office:string-value="2021" calcext:value-type="string">
            <text:p>2021</text:p>
          </table:table-cell>
          <table:table-cell table:formula="of:=MID([.C244];9;2)" office:value-type="string" office:string-value="07" calcext:value-type="string">
            <text:p>07</text:p>
          </table:table-cell>
          <table:table-cell table:formula="of:=MID([.C244];11;2)" office:value-type="string" office:string-value="05" calcext:value-type="string">
            <text:p>05</text:p>
          </table:table-cell>
          <table:table-cell table:formula="of:=MID([.C244];14;2)" office:value-type="string" office:string-value="06" calcext:value-type="string">
            <text:p>06</text:p>
          </table:table-cell>
          <table:table-cell table:formula="of:=MID([.C244];16;2)" office:value-type="string" office:string-value="30" calcext:value-type="string">
            <text:p>30</text:p>
          </table:table-cell>
          <table:table-cell table:formula="of:=MID([.C244];18;2)" office:value-type="string" office:string-value="49" calcext:value-type="string">
            <text:p>49</text:p>
          </table:table-cell>
          <table:table-cell table:formula="of:=DATE([.D244];[.E244];[.F244])+TIME([.G244];[.H244];[.I244])" office:value-type="date" office:date-value="2021-07-05T06:30:49" calcext:value-type="date">
            <text:p>05/07/21 06:30:49</text:p>
          </table:table-cell>
          <table:table-cell table:formula="of:=IF([.C244]&lt;&gt;&quot;&quot;;CONCATENATE(&quot;mogrify -rotate &quot;;ROUND([.N244];3);&quot; -background black &quot;;[.C244]);&quot;&quot;)" office:value-type="string" office:string-value="mogrify -rotate 61.029 -background black IMG_20210705_063049377.jpg" calcext:value-type="string">
            <text:p>mogrify -rotate 61.029 -background black IMG_20210705_063049377.jpg</text:p>
          </table:table-cell>
          <table:table-cell table:formula="of:=IF([.C244]&lt;&gt;&quot;&quot;;CONCATENATE(&quot;mogrify -crop &quot;;ROUND([.B$22]);&quot;x&quot;;ROUND([.B$23]);&quot;+&quot;;ROUND([.B$30]+[.B$33]-[.AL244]);&quot;+&quot;;ROUND([.B$31]+[.B$34]-[.AM244]);&quot; &quot;;[.C244]);&quot;&quot;)" office:value-type="string" office:string-value="mogrify -crop 2538x1941+2376+1248 IMG_20210705_063049377.jpg" calcext:value-type="string">
            <text:p>mogrify -crop 2538x1941+2376+1248 IMG_20210705_063049377.jpg</text:p>
          </table:table-cell>
          <table:table-cell/>
          <table:table-cell table:formula="of:=IF([.C244]&lt;&gt;&quot;&quot;;([.J244]-[.J$3])*360*[.B$35];0)" office:value-type="float" office:value="61.0291666653939" calcext:value-type="float">
            <text:p>61.0291666653939</text:p>
          </table:table-cell>
          <table:table-cell table:formula="of:=[.N244]/180*PI()" office:value-type="float" office:value="1.06515989805949" calcext:value-type="float">
            <text:p>1.06515989805949</text:p>
          </table:table-cell>
          <table:table-cell table:formula="of:=COS([.$O244])*([.P$3]-[.B$14])-SIN([.$O244])*([.Q$3]-[.B$15])" office:value-type="float" office:value="-388.244112033405" calcext:value-type="float">
            <text:p>-388.244112033405</text:p>
          </table:table-cell>
          <table:table-cell table:formula="of:=SIN([.$O244])*([.P$3]-[.B$14])+COS([.$O244])*([.Q$3]-[.B$15])" office:value-type="float" office:value="-185.112153764665" calcext:value-type="float">
            <text:p>-185.112153764665</text:p>
          </table:table-cell>
          <table:table-cell table:formula="of:=COS([.$O244])*([.R$3]-[.B$14])-SIN([.$O244])*([.S$3]-[.B$15])" office:value-type="float" office:value="-1147.62813703316" calcext:value-type="float">
            <text:p>-1147.62813703316</text:p>
          </table:table-cell>
          <table:table-cell table:formula="of:=SIN([.$O244])*([.R$3]-[.B$14])+COS([.$O244])*([.S$3]-[.B$15])" office:value-type="float" office:value="235.316083364071" calcext:value-type="float">
            <text:p>235.316083364071</text:p>
          </table:table-cell>
          <table:table-cell table:formula="of:=COS([.$O244])*([.T$3]-[.B$14])-SIN([.$O244])*([.U$3]-[.B$15])" office:value-type="float" office:value="171.681051700257" calcext:value-type="float">
            <text:p>171.681051700257</text:p>
          </table:table-cell>
          <table:table-cell table:formula="of:=SIN([.$O244])*([.T$3]-[.B$14])+COS([.$O244])*([.U$3]-[.B$15])" office:value-type="float" office:value="826.233391050673" calcext:value-type="float">
            <text:p>826.233391050673</text:p>
          </table:table-cell>
          <table:table-cell table:formula="of:=COS([.$O244])*([.V$3]-[.B$14])-SIN([.$O244])*([.W$3]-[.B$15])" office:value-type="float" office:value="-587.702973299495" calcext:value-type="float">
            <text:p>-587.702973299495</text:p>
          </table:table-cell>
          <table:table-cell table:formula="of:=SIN([.$O244])*([.V$3]-[.B$14])+COS([.$O244])*([.W$3]-[.B$15])" office:value-type="float" office:value="1246.66162817941" calcext:value-type="float">
            <text:p>1246.66162817941</text:p>
          </table:table-cell>
          <table:table-cell table:formula="of:=COS([.$O244])*([.X$3]-[.B$12]/2)-SIN([.$O244])*([.Y$3]-[.B$13]/2)" office:value-type="float" office:value="99.729430633045" calcext:value-type="float">
            <text:p>99.729430633045</text:p>
          </table:table-cell>
          <table:table-cell table:formula="of:=SIN([.$O244])*([.X$3]-[.B$12]/2)+COS([.$O244])*([.Y$3]-[.B$13]/2)" office:value-type="float" office:value="-715.886890972037" calcext:value-type="float">
            <text:p>-715.886890972037</text:p>
          </table:table-cell>
          <table:table-cell table:formula="of:=COS([.$O244])*([.Z$3]-[.B$12]/2)-SIN([.$O244])*([.AA$3]-[.B$13]/2)" office:value-type="float" office:value="-659.654594366707" calcext:value-type="float">
            <text:p>-659.654594366707</text:p>
          </table:table-cell>
          <table:table-cell table:formula="of:=SIN([.$O244])*([.Z$3]-[.B$12]/2)+COS([.$O244])*([.AA$3]-[.B$13]/2)" office:value-type="float" office:value="-295.458653843301" calcext:value-type="float">
            <text:p>-295.458653843301</text:p>
          </table:table-cell>
          <table:table-cell table:formula="of:=COS([.$O244])*([.AB$3]-[.B$12]/2)-SIN([.$O244])*([.AC$3]-[.B$13]/2)" office:value-type="float" office:value="659.654594366707" calcext:value-type="float">
            <text:p>659.654594366707</text:p>
          </table:table-cell>
          <table:table-cell table:formula="of:=SIN([.$O244])*([.AB$3]-[.B$12]/2)+COS([.$O244])*([.AC$3]-[.B$13]/2)" office:value-type="float" office:value="295.458653843301" calcext:value-type="float">
            <text:p>295.458653843301</text:p>
          </table:table-cell>
          <table:table-cell table:formula="of:=COS([.$O244])*([.AD$3]-[.B$12]/2)-SIN([.$O244])*([.AE$3]-[.B$13]/2)" office:value-type="float" office:value="-99.729430633045" calcext:value-type="float">
            <text:p>-99.729430633045</text:p>
          </table:table-cell>
          <table:table-cell table:formula="of:=SIN([.$O244])*([.AD$3]-[.B$12]/2)+COS([.$O244])*([.AE$3]-[.B$13]/2)" office:value-type="float" office:value="715.886890972037" calcext:value-type="float">
            <text:p>715.886890972037</text:p>
          </table:table-cell>
          <table:table-cell table:formula="of:=COS([.$O244])*([.AF$3]-[.B$12]/2)-SIN([.$O244])*([.AG$3]-[.B$13]/2)" office:value-type="float" office:value="487.97354266645" calcext:value-type="float">
            <text:p>487.97354266645</text:p>
          </table:table-cell>
          <table:table-cell table:formula="of:=SIN([.$O244])*([.AF$3]-[.B$12]/2)+COS([.$O244])*([.AG$3]-[.B$13]/2)" office:value-type="float" office:value="-530.774737207372" calcext:value-type="float">
            <text:p>-530.774737207372</text:p>
          </table:table-cell>
          <table:table-cell table:formula="of:=MIN([.X244];[.Z244];[.AB244];[.AD244])" office:value-type="float" office:value="-659.654594366707" calcext:value-type="float">
            <text:p>-659.654594366707</text:p>
          </table:table-cell>
          <table:table-cell table:formula="of:=MIN([.Y244];[.AA244];[.AC244];[.AE244])" office:value-type="float" office:value="-715.886890972037" calcext:value-type="float">
            <text:p>-715.886890972037</text:p>
          </table:table-cell>
          <table:table-cell table:formula="of:=[.AF244]-[.$AH244]" office:value-type="float" office:value="1147.62813703316" calcext:value-type="float">
            <text:p>1147.62813703316</text:p>
          </table:table-cell>
          <table:table-cell table:formula="of:=[.AG244]-[.$AI244]" office:value-type="float" office:value="185.112153764665" calcext:value-type="float">
            <text:p>185.112153764665</text:p>
          </table:table-cell>
          <table:table-cell table:formula="of:=[.AF$3]-[.AJ244]" office:value-type="float" office:value="-797.628137033157" calcext:value-type="float">
            <text:p>-797.628137033157</text:p>
          </table:table-cell>
          <table:table-cell table:formula="of:=[.AG$3]-[.AK244]" office:value-type="float" office:value="-435.112153764665" calcext:value-type="float">
            <text:p>-435.112153764665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3249461.jpg</text:p>
          </table:table-cell>
          <table:table-cell table:formula="of:=MID([.C245];5;4)" office:value-type="string" office:string-value="2021" calcext:value-type="string">
            <text:p>2021</text:p>
          </table:table-cell>
          <table:table-cell table:formula="of:=MID([.C245];9;2)" office:value-type="string" office:string-value="07" calcext:value-type="string">
            <text:p>07</text:p>
          </table:table-cell>
          <table:table-cell table:formula="of:=MID([.C245];11;2)" office:value-type="string" office:string-value="05" calcext:value-type="string">
            <text:p>05</text:p>
          </table:table-cell>
          <table:table-cell table:formula="of:=MID([.C245];14;2)" office:value-type="string" office:string-value="06" calcext:value-type="string">
            <text:p>06</text:p>
          </table:table-cell>
          <table:table-cell table:formula="of:=MID([.C245];16;2)" office:value-type="string" office:string-value="32" calcext:value-type="string">
            <text:p>32</text:p>
          </table:table-cell>
          <table:table-cell table:formula="of:=MID([.C245];18;2)" office:value-type="string" office:string-value="49" calcext:value-type="string">
            <text:p>49</text:p>
          </table:table-cell>
          <table:table-cell table:formula="of:=DATE([.D245];[.E245];[.F245])+TIME([.G245];[.H245];[.I245])" office:value-type="date" office:date-value="2021-07-05T06:32:49" calcext:value-type="date">
            <text:p>05/07/21 06:32:49</text:p>
          </table:table-cell>
          <table:table-cell table:formula="of:=IF([.C245]&lt;&gt;&quot;&quot;;CONCATENATE(&quot;mogrify -rotate &quot;;ROUND([.N245];3);&quot; -background black &quot;;[.C245]);&quot;&quot;)" office:value-type="string" office:string-value="mogrify -rotate 61.529 -background black IMG_20210705_063249461.jpg" calcext:value-type="string">
            <text:p>mogrify -rotate 61.529 -background black IMG_20210705_063249461.jpg</text:p>
          </table:table-cell>
          <table:table-cell table:formula="of:=IF([.C245]&lt;&gt;&quot;&quot;;CONCATENATE(&quot;mogrify -crop &quot;;ROUND([.B$22]);&quot;x&quot;;ROUND([.B$23]);&quot;+&quot;;ROUND([.B$30]+[.B$33]-[.AL245]);&quot;+&quot;;ROUND([.B$31]+[.B$34]-[.AM245]);&quot; &quot;;[.C245]);&quot;&quot;)" office:value-type="string" office:string-value="mogrify -crop 2538x1941+2378+1251 IMG_20210705_063249461.jpg" calcext:value-type="string">
            <text:p>mogrify -crop 2538x1941+2378+1251 IMG_20210705_063249461.jpg</text:p>
          </table:table-cell>
          <table:table-cell/>
          <table:table-cell table:formula="of:=IF([.C245]&lt;&gt;&quot;&quot;;([.J245]-[.J$3])*360*[.B$35];0)" office:value-type="float" office:value="61.5291666670237" calcext:value-type="float">
            <text:p>61.5291666670237</text:p>
          </table:table-cell>
          <table:table-cell table:formula="of:=[.N245]/180*PI()" office:value-type="float" office:value="1.07388654434791" calcext:value-type="float">
            <text:p>1.07388654434791</text:p>
          </table:table-cell>
          <table:table-cell table:formula="of:=COS([.$O245])*([.P$3]-[.B$14])-SIN([.$O245])*([.Q$3]-[.B$15])" office:value-type="float" office:value="-386.613941100896" calcext:value-type="float">
            <text:p>-386.613941100896</text:p>
          </table:table-cell>
          <table:table-cell table:formula="of:=SIN([.$O245])*([.P$3]-[.B$14])+COS([.$O245])*([.Q$3]-[.B$15])" office:value-type="float" office:value="-188.493131297757" calcext:value-type="float">
            <text:p>-188.493131297757</text:p>
          </table:table-cell>
          <table:table-cell table:formula="of:=COS([.$O245])*([.R$3]-[.B$14])-SIN([.$O245])*([.S$3]-[.B$15])" office:value-type="float" office:value="-1149.63793303145" calcext:value-type="float">
            <text:p>-1149.63793303145</text:p>
          </table:table-cell>
          <table:table-cell table:formula="of:=SIN([.$O245])*([.R$3]-[.B$14])+COS([.$O245])*([.S$3]-[.B$15])" office:value-type="float" office:value="225.29230553921" calcext:value-type="float">
            <text:p>225.29230553921</text:p>
          </table:table-cell>
          <table:table-cell table:formula="of:=COS([.$O245])*([.T$3]-[.B$14])-SIN([.$O245])*([.U$3]-[.B$15])" office:value-type="float" office:value="164.464359571378" calcext:value-type="float">
            <text:p>164.464359571378</text:p>
          </table:table-cell>
          <table:table-cell table:formula="of:=SIN([.$O245])*([.T$3]-[.B$14])+COS([.$O245])*([.U$3]-[.B$15])" office:value-type="float" office:value="827.700111411601" calcext:value-type="float">
            <text:p>827.700111411601</text:p>
          </table:table-cell>
          <table:table-cell table:formula="of:=COS([.$O245])*([.V$3]-[.B$14])-SIN([.$O245])*([.W$3]-[.B$15])" office:value-type="float" office:value="-598.559632359177" calcext:value-type="float">
            <text:p>-598.559632359177</text:p>
          </table:table-cell>
          <table:table-cell table:formula="of:=SIN([.$O245])*([.V$3]-[.B$14])+COS([.$O245])*([.W$3]-[.B$15])" office:value-type="float" office:value="1241.48554824857" calcext:value-type="float">
            <text:p>1241.48554824857</text:p>
          </table:table-cell>
          <table:table-cell table:formula="of:=COS([.$O245])*([.X$3]-[.B$12]/2)-SIN([.$O245])*([.Y$3]-[.B$13]/2)" office:value-type="float" office:value="105.972845629141" calcext:value-type="float">
            <text:p>105.972845629141</text:p>
          </table:table-cell>
          <table:table-cell table:formula="of:=SIN([.$O245])*([.X$3]-[.B$12]/2)+COS([.$O245])*([.Y$3]-[.B$13]/2)" office:value-type="float" office:value="-714.989339773162" calcext:value-type="float">
            <text:p>-714.989339773162</text:p>
          </table:table-cell>
          <table:table-cell table:formula="of:=COS([.$O245])*([.Z$3]-[.B$12]/2)-SIN([.$O245])*([.AA$3]-[.B$13]/2)" office:value-type="float" office:value="-657.051146301415" calcext:value-type="float">
            <text:p>-657.051146301415</text:p>
          </table:table-cell>
          <table:table-cell table:formula="of:=SIN([.$O245])*([.Z$3]-[.B$12]/2)+COS([.$O245])*([.AA$3]-[.B$13]/2)" office:value-type="float" office:value="-301.203902936195" calcext:value-type="float">
            <text:p>-301.203902936195</text:p>
          </table:table-cell>
          <table:table-cell table:formula="of:=COS([.$O245])*([.AB$3]-[.B$12]/2)-SIN([.$O245])*([.AC$3]-[.B$13]/2)" office:value-type="float" office:value="657.051146301415" calcext:value-type="float">
            <text:p>657.051146301415</text:p>
          </table:table-cell>
          <table:table-cell table:formula="of:=SIN([.$O245])*([.AB$3]-[.B$12]/2)+COS([.$O245])*([.AC$3]-[.B$13]/2)" office:value-type="float" office:value="301.203902936195" calcext:value-type="float">
            <text:p>301.203902936195</text:p>
          </table:table-cell>
          <table:table-cell table:formula="of:=COS([.$O245])*([.AD$3]-[.B$12]/2)-SIN([.$O245])*([.AE$3]-[.B$13]/2)" office:value-type="float" office:value="-105.972845629141" calcext:value-type="float">
            <text:p>-105.972845629141</text:p>
          </table:table-cell>
          <table:table-cell table:formula="of:=SIN([.$O245])*([.AD$3]-[.B$12]/2)+COS([.$O245])*([.AE$3]-[.B$13]/2)" office:value-type="float" office:value="714.989339773162" calcext:value-type="float">
            <text:p>714.989339773162</text:p>
          </table:table-cell>
          <table:table-cell table:formula="of:=COS([.$O245])*([.AF$3]-[.B$12]/2)-SIN([.$O245])*([.AG$3]-[.B$13]/2)" office:value-type="float" office:value="492.586786730036" calcext:value-type="float">
            <text:p>492.586786730036</text:p>
          </table:table-cell>
          <table:table-cell table:formula="of:=SIN([.$O245])*([.AF$3]-[.B$12]/2)+COS([.$O245])*([.AG$3]-[.B$13]/2)" office:value-type="float" office:value="-526.496208475406" calcext:value-type="float">
            <text:p>-526.496208475406</text:p>
          </table:table-cell>
          <table:table-cell table:formula="of:=MIN([.X245];[.Z245];[.AB245];[.AD245])" office:value-type="float" office:value="-657.051146301415" calcext:value-type="float">
            <text:p>-657.051146301415</text:p>
          </table:table-cell>
          <table:table-cell table:formula="of:=MIN([.Y245];[.AA245];[.AC245];[.AE245])" office:value-type="float" office:value="-714.989339773162" calcext:value-type="float">
            <text:p>-714.989339773162</text:p>
          </table:table-cell>
          <table:table-cell table:formula="of:=[.AF245]-[.$AH245]" office:value-type="float" office:value="1149.63793303145" calcext:value-type="float">
            <text:p>1149.63793303145</text:p>
          </table:table-cell>
          <table:table-cell table:formula="of:=[.AG245]-[.$AI245]" office:value-type="float" office:value="188.493131297757" calcext:value-type="float">
            <text:p>188.493131297757</text:p>
          </table:table-cell>
          <table:table-cell table:formula="of:=[.AF$3]-[.AJ245]" office:value-type="float" office:value="-799.637933031451" calcext:value-type="float">
            <text:p>-799.637933031451</text:p>
          </table:table-cell>
          <table:table-cell table:formula="of:=[.AG$3]-[.AK245]" office:value-type="float" office:value="-438.493131297757" calcext:value-type="float">
            <text:p>-438.49313129775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3449509.jpg</text:p>
          </table:table-cell>
          <table:table-cell table:formula="of:=MID([.C246];5;4)" office:value-type="string" office:string-value="2021" calcext:value-type="string">
            <text:p>2021</text:p>
          </table:table-cell>
          <table:table-cell table:formula="of:=MID([.C246];9;2)" office:value-type="string" office:string-value="07" calcext:value-type="string">
            <text:p>07</text:p>
          </table:table-cell>
          <table:table-cell table:formula="of:=MID([.C246];11;2)" office:value-type="string" office:string-value="05" calcext:value-type="string">
            <text:p>05</text:p>
          </table:table-cell>
          <table:table-cell table:formula="of:=MID([.C246];14;2)" office:value-type="string" office:string-value="06" calcext:value-type="string">
            <text:p>06</text:p>
          </table:table-cell>
          <table:table-cell table:formula="of:=MID([.C246];16;2)" office:value-type="string" office:string-value="34" calcext:value-type="string">
            <text:p>34</text:p>
          </table:table-cell>
          <table:table-cell table:formula="of:=MID([.C246];18;2)" office:value-type="string" office:string-value="49" calcext:value-type="string">
            <text:p>49</text:p>
          </table:table-cell>
          <table:table-cell table:formula="of:=DATE([.D246];[.E246];[.F246])+TIME([.G246];[.H246];[.I246])" office:value-type="date" office:date-value="2021-07-05T06:34:49" calcext:value-type="date">
            <text:p>05/07/21 06:34:49</text:p>
          </table:table-cell>
          <table:table-cell table:formula="of:=IF([.C246]&lt;&gt;&quot;&quot;;CONCATENATE(&quot;mogrify -rotate &quot;;ROUND([.N246];3);&quot; -background black &quot;;[.C246]);&quot;&quot;)" office:value-type="string" office:string-value="mogrify -rotate 62.029 -background black IMG_20210705_063449509.jpg" calcext:value-type="string">
            <text:p>mogrify -rotate 62.029 -background black IMG_20210705_063449509.jpg</text:p>
          </table:table-cell>
          <table:table-cell table:formula="of:=IF([.C246]&lt;&gt;&quot;&quot;;CONCATENATE(&quot;mogrify -crop &quot;;ROUND([.B$22]);&quot;x&quot;;ROUND([.B$23]);&quot;+&quot;;ROUND([.B$30]+[.B$33]-[.AL246]);&quot;+&quot;;ROUND([.B$31]+[.B$34]-[.AM246]);&quot; &quot;;[.C246]);&quot;&quot;)" office:value-type="string" office:string-value="mogrify -crop 2538x1941+2380+1254 IMG_20210705_063449509.jpg" calcext:value-type="string">
            <text:p>mogrify -crop 2538x1941+2380+1254 IMG_20210705_063449509.jpg</text:p>
          </table:table-cell>
          <table:table-cell/>
          <table:table-cell table:formula="of:=IF([.C246]&lt;&gt;&quot;&quot;;([.J246]-[.J$3])*360*[.B$35];0)" office:value-type="float" office:value="62.0291666660341" calcext:value-type="float">
            <text:p>62.0291666660341</text:p>
          </table:table-cell>
          <table:table-cell table:formula="of:=[.N246]/180*PI()" office:value-type="float" office:value="1.08261319059061" calcext:value-type="float">
            <text:p>1.08261319059061</text:p>
          </table:table-cell>
          <table:table-cell table:formula="of:=COS([.$O246])*([.P$3]-[.B$14])-SIN([.$O246])*([.Q$3]-[.B$15])" office:value-type="float" office:value="-384.954328028514" calcext:value-type="float">
            <text:p>-384.954328028514</text:p>
          </table:table-cell>
          <table:table-cell table:formula="of:=SIN([.$O246])*([.P$3]-[.B$14])+COS([.$O246])*([.Q$3]-[.B$15])" office:value-type="float" office:value="-191.859754331427" calcext:value-type="float">
            <text:p>-191.859754331427</text:p>
          </table:table-cell>
          <table:table-cell table:formula="of:=COS([.$O246])*([.R$3]-[.B$14])-SIN([.$O246])*([.S$3]-[.B$15])" office:value-type="float" office:value="-1151.56017963973" calcext:value-type="float">
            <text:p>-1151.56017963973</text:p>
          </table:table-cell>
          <table:table-cell table:formula="of:=SIN([.$O246])*([.R$3]-[.B$14])+COS([.$O246])*([.S$3]-[.B$15])" office:value-type="float" office:value="215.251370885561" calcext:value-type="float">
            <text:p>215.251370885561</text:p>
          </table:table-cell>
          <table:table-cell table:formula="of:=COS([.$O246])*([.T$3]-[.B$14])-SIN([.$O246])*([.U$3]-[.B$15])" office:value-type="float" office:value="157.235142882591" calcext:value-type="float">
            <text:p>157.235142882591</text:p>
          </table:table-cell>
          <table:table-cell table:formula="of:=SIN([.$O246])*([.T$3]-[.B$14])+COS([.$O246])*([.U$3]-[.B$15])" office:value-type="float" office:value="829.103799196875" calcext:value-type="float">
            <text:p>829.103799196875</text:p>
          </table:table-cell>
          <table:table-cell table:formula="of:=COS([.$O246])*([.V$3]-[.B$14])-SIN([.$O246])*([.W$3]-[.B$15])" office:value-type="float" office:value="-609.370708728626" calcext:value-type="float">
            <text:p>-609.370708728626</text:p>
          </table:table-cell>
          <table:table-cell table:formula="of:=SIN([.$O246])*([.V$3]-[.B$14])+COS([.$O246])*([.W$3]-[.B$15])" office:value-type="float" office:value="1236.21492441386" calcext:value-type="float">
            <text:p>1236.21492441386</text:p>
          </table:table-cell>
          <table:table-cell table:formula="of:=COS([.$O246])*([.X$3]-[.B$12]/2)-SIN([.$O246])*([.Y$3]-[.B$13]/2)" office:value-type="float" office:value="112.208190350056" calcext:value-type="float">
            <text:p>112.208190350056</text:p>
          </table:table-cell>
          <table:table-cell table:formula="of:=SIN([.$O246])*([.X$3]-[.B$12]/2)+COS([.$O246])*([.Y$3]-[.B$13]/2)" office:value-type="float" office:value="-714.037339372645" calcext:value-type="float">
            <text:p>-714.037339372645</text:p>
          </table:table-cell>
          <table:table-cell table:formula="of:=COS([.$O246])*([.Z$3]-[.B$12]/2)-SIN([.$O246])*([.AA$3]-[.B$13]/2)" office:value-type="float" office:value="-654.39766126116" calcext:value-type="float">
            <text:p>-654.39766126116</text:p>
          </table:table-cell>
          <table:table-cell table:formula="of:=SIN([.$O246])*([.Z$3]-[.B$12]/2)+COS([.$O246])*([.AA$3]-[.B$13]/2)" office:value-type="float" office:value="-306.926214155657" calcext:value-type="float">
            <text:p>-306.926214155657</text:p>
          </table:table-cell>
          <table:table-cell table:formula="of:=COS([.$O246])*([.AB$3]-[.B$12]/2)-SIN([.$O246])*([.AC$3]-[.B$13]/2)" office:value-type="float" office:value="654.39766126116" calcext:value-type="float">
            <text:p>654.39766126116</text:p>
          </table:table-cell>
          <table:table-cell table:formula="of:=SIN([.$O246])*([.AB$3]-[.B$12]/2)+COS([.$O246])*([.AC$3]-[.B$13]/2)" office:value-type="float" office:value="306.926214155657" calcext:value-type="float">
            <text:p>306.926214155657</text:p>
          </table:table-cell>
          <table:table-cell table:formula="of:=COS([.$O246])*([.AD$3]-[.B$12]/2)-SIN([.$O246])*([.AE$3]-[.B$13]/2)" office:value-type="float" office:value="-112.208190350056" calcext:value-type="float">
            <text:p>-112.208190350056</text:p>
          </table:table-cell>
          <table:table-cell table:formula="of:=SIN([.$O246])*([.AD$3]-[.B$12]/2)+COS([.$O246])*([.AE$3]-[.B$13]/2)" office:value-type="float" office:value="714.037339372645" calcext:value-type="float">
            <text:p>714.037339372645</text:p>
          </table:table-cell>
          <table:table-cell table:formula="of:=COS([.$O246])*([.AF$3]-[.B$12]/2)-SIN([.$O246])*([.AG$3]-[.B$13]/2)" office:value-type="float" office:value="497.16251837857" calcext:value-type="float">
            <text:p>497.16251837857</text:p>
          </table:table-cell>
          <table:table-cell table:formula="of:=SIN([.$O246])*([.AF$3]-[.B$12]/2)+COS([.$O246])*([.AG$3]-[.B$13]/2)" office:value-type="float" office:value="-522.177585041218" calcext:value-type="float">
            <text:p>-522.177585041218</text:p>
          </table:table-cell>
          <table:table-cell table:formula="of:=MIN([.X246];[.Z246];[.AB246];[.AD246])" office:value-type="float" office:value="-654.39766126116" calcext:value-type="float">
            <text:p>-654.39766126116</text:p>
          </table:table-cell>
          <table:table-cell table:formula="of:=MIN([.Y246];[.AA246];[.AC246];[.AE246])" office:value-type="float" office:value="-714.037339372645" calcext:value-type="float">
            <text:p>-714.037339372645</text:p>
          </table:table-cell>
          <table:table-cell table:formula="of:=[.AF246]-[.$AH246]" office:value-type="float" office:value="1151.56017963973" calcext:value-type="float">
            <text:p>1151.56017963973</text:p>
          </table:table-cell>
          <table:table-cell table:formula="of:=[.AG246]-[.$AI246]" office:value-type="float" office:value="191.859754331427" calcext:value-type="float">
            <text:p>191.859754331427</text:p>
          </table:table-cell>
          <table:table-cell table:formula="of:=[.AF$3]-[.AJ246]" office:value-type="float" office:value="-801.56017963973" calcext:value-type="float">
            <text:p>-801.56017963973</text:p>
          </table:table-cell>
          <table:table-cell table:formula="of:=[.AG$3]-[.AK246]" office:value-type="float" office:value="-441.859754331427" calcext:value-type="float">
            <text:p>-441.85975433142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3649518.jpg</text:p>
          </table:table-cell>
          <table:table-cell table:formula="of:=MID([.C247];5;4)" office:value-type="string" office:string-value="2021" calcext:value-type="string">
            <text:p>2021</text:p>
          </table:table-cell>
          <table:table-cell table:formula="of:=MID([.C247];9;2)" office:value-type="string" office:string-value="07" calcext:value-type="string">
            <text:p>07</text:p>
          </table:table-cell>
          <table:table-cell table:formula="of:=MID([.C247];11;2)" office:value-type="string" office:string-value="05" calcext:value-type="string">
            <text:p>05</text:p>
          </table:table-cell>
          <table:table-cell table:formula="of:=MID([.C247];14;2)" office:value-type="string" office:string-value="06" calcext:value-type="string">
            <text:p>06</text:p>
          </table:table-cell>
          <table:table-cell table:formula="of:=MID([.C247];16;2)" office:value-type="string" office:string-value="36" calcext:value-type="string">
            <text:p>36</text:p>
          </table:table-cell>
          <table:table-cell table:formula="of:=MID([.C247];18;2)" office:value-type="string" office:string-value="49" calcext:value-type="string">
            <text:p>49</text:p>
          </table:table-cell>
          <table:table-cell table:formula="of:=DATE([.D247];[.E247];[.F247])+TIME([.G247];[.H247];[.I247])" office:value-type="date" office:date-value="2021-07-05T06:36:49" calcext:value-type="date">
            <text:p>05/07/21 06:36:49</text:p>
          </table:table-cell>
          <table:table-cell table:formula="of:=IF([.C247]&lt;&gt;&quot;&quot;;CONCATENATE(&quot;mogrify -rotate &quot;;ROUND([.N247];3);&quot; -background black &quot;;[.C247]);&quot;&quot;)" office:value-type="string" office:string-value="mogrify -rotate 62.529 -background black IMG_20210705_063649518.jpg" calcext:value-type="string">
            <text:p>mogrify -rotate 62.529 -background black IMG_20210705_063649518.jpg</text:p>
          </table:table-cell>
          <table:table-cell table:formula="of:=IF([.C247]&lt;&gt;&quot;&quot;;CONCATENATE(&quot;mogrify -crop &quot;;ROUND([.B$22]);&quot;x&quot;;ROUND([.B$23]);&quot;+&quot;;ROUND([.B$30]+[.B$33]-[.AL247]);&quot;+&quot;;ROUND([.B$31]+[.B$34]-[.AM247]);&quot; &quot;;[.C247]);&quot;&quot;)" office:value-type="string" office:string-value="mogrify -crop 2538x1941+2382+1258 IMG_20210705_063649518.jpg" calcext:value-type="string">
            <text:p>mogrify -crop 2538x1941+2382+1258 IMG_20210705_063649518.jpg</text:p>
          </table:table-cell>
          <table:table-cell/>
          <table:table-cell table:formula="of:=IF([.C247]&lt;&gt;&quot;&quot;;([.J247]-[.J$3])*360*[.B$35];0)" office:value-type="float" office:value="62.529166667664" calcext:value-type="float">
            <text:p>62.529166667664</text:p>
          </table:table-cell>
          <table:table-cell table:formula="of:=[.N247]/180*PI()" office:value-type="float" office:value="1.09133983687903" calcext:value-type="float">
            <text:p>1.09133983687903</text:p>
          </table:table-cell>
          <table:table-cell table:formula="of:=COS([.$O247])*([.P$3]-[.B$14])-SIN([.$O247])*([.Q$3]-[.B$15])" office:value-type="float" office:value="-383.265399184833" calcext:value-type="float">
            <text:p>-383.265399184833</text:p>
          </table:table-cell>
          <table:table-cell table:formula="of:=SIN([.$O247])*([.P$3]-[.B$14])+COS([.$O247])*([.Q$3]-[.B$15])" office:value-type="float" office:value="-195.211766519569" calcext:value-type="float">
            <text:p>-195.211766519569</text:p>
          </table:table-cell>
          <table:table-cell table:formula="of:=COS([.$O247])*([.R$3]-[.B$14])-SIN([.$O247])*([.S$3]-[.B$15])" office:value-type="float" office:value="-1153.39473049161" calcext:value-type="float">
            <text:p>-1153.39473049161</text:p>
          </table:table-cell>
          <table:table-cell table:formula="of:=SIN([.$O247])*([.R$3]-[.B$14])+COS([.$O247])*([.S$3]-[.B$15])" office:value-type="float" office:value="205.194043953976" calcext:value-type="float">
            <text:p>205.194043953976</text:p>
          </table:table-cell>
          <table:table-cell table:formula="of:=COS([.$O247])*([.T$3]-[.B$14])-SIN([.$O247])*([.U$3]-[.B$15])" office:value-type="float" office:value="149.993952090994" calcext:value-type="float">
            <text:p>149.993952090994</text:p>
          </table:table-cell>
          <table:table-cell table:formula="of:=SIN([.$O247])*([.T$3]-[.B$14])+COS([.$O247])*([.U$3]-[.B$15])" office:value-type="float" office:value="830.444347524941" calcext:value-type="float">
            <text:p>830.444347524941</text:p>
          </table:table-cell>
          <table:table-cell table:formula="of:=COS([.$O247])*([.V$3]-[.B$14])-SIN([.$O247])*([.W$3]-[.B$15])" office:value-type="float" office:value="-620.135379215783" calcext:value-type="float">
            <text:p>-620.135379215783</text:p>
          </table:table-cell>
          <table:table-cell table:formula="of:=SIN([.$O247])*([.V$3]-[.B$14])+COS([.$O247])*([.W$3]-[.B$15])" office:value-type="float" office:value="1230.85015799849" calcext:value-type="float">
            <text:p>1230.85015799849</text:p>
          </table:table-cell>
          <table:table-cell table:formula="of:=COS([.$O247])*([.X$3]-[.B$12]/2)-SIN([.$O247])*([.Y$3]-[.B$13]/2)" office:value-type="float" office:value="118.434990015475" calcext:value-type="float">
            <text:p>118.434990015475</text:p>
          </table:table-cell>
          <table:table-cell table:formula="of:=SIN([.$O247])*([.X$3]-[.B$12]/2)+COS([.$O247])*([.Y$3]-[.B$13]/2)" office:value-type="float" office:value="-713.030962259027" calcext:value-type="float">
            <text:p>-713.030962259027</text:p>
          </table:table-cell>
          <table:table-cell table:formula="of:=COS([.$O247])*([.Z$3]-[.B$12]/2)-SIN([.$O247])*([.AA$3]-[.B$13]/2)" office:value-type="float" office:value="-651.694341291302" calcext:value-type="float">
            <text:p>-651.694341291302</text:p>
          </table:table-cell>
          <table:table-cell table:formula="of:=SIN([.$O247])*([.Z$3]-[.B$12]/2)+COS([.$O247])*([.AA$3]-[.B$13]/2)" office:value-type="float" office:value="-312.625151785482" calcext:value-type="float">
            <text:p>-312.625151785482</text:p>
          </table:table-cell>
          <table:table-cell table:formula="of:=COS([.$O247])*([.AB$3]-[.B$12]/2)-SIN([.$O247])*([.AC$3]-[.B$13]/2)" office:value-type="float" office:value="651.694341291302" calcext:value-type="float">
            <text:p>651.694341291302</text:p>
          </table:table-cell>
          <table:table-cell table:formula="of:=SIN([.$O247])*([.AB$3]-[.B$12]/2)+COS([.$O247])*([.AC$3]-[.B$13]/2)" office:value-type="float" office:value="312.625151785482" calcext:value-type="float">
            <text:p>312.625151785482</text:p>
          </table:table-cell>
          <table:table-cell table:formula="of:=COS([.$O247])*([.AD$3]-[.B$12]/2)-SIN([.$O247])*([.AE$3]-[.B$13]/2)" office:value-type="float" office:value="-118.434990015475" calcext:value-type="float">
            <text:p>-118.434990015475</text:p>
          </table:table-cell>
          <table:table-cell table:formula="of:=SIN([.$O247])*([.AD$3]-[.B$12]/2)+COS([.$O247])*([.AE$3]-[.B$13]/2)" office:value-type="float" office:value="713.030962259027" calcext:value-type="float">
            <text:p>713.030962259027</text:p>
          </table:table-cell>
          <table:table-cell table:formula="of:=COS([.$O247])*([.AF$3]-[.B$12]/2)-SIN([.$O247])*([.AG$3]-[.B$13]/2)" office:value-type="float" office:value="501.700389200308" calcext:value-type="float">
            <text:p>501.700389200308</text:p>
          </table:table-cell>
          <table:table-cell table:formula="of:=SIN([.$O247])*([.AF$3]-[.B$12]/2)+COS([.$O247])*([.AG$3]-[.B$13]/2)" office:value-type="float" office:value="-517.819195739459" calcext:value-type="float">
            <text:p>-517.819195739459</text:p>
          </table:table-cell>
          <table:table-cell table:formula="of:=MIN([.X247];[.Z247];[.AB247];[.AD247])" office:value-type="float" office:value="-651.694341291302" calcext:value-type="float">
            <text:p>-651.694341291302</text:p>
          </table:table-cell>
          <table:table-cell table:formula="of:=MIN([.Y247];[.AA247];[.AC247];[.AE247])" office:value-type="float" office:value="-713.030962259027" calcext:value-type="float">
            <text:p>-713.030962259027</text:p>
          </table:table-cell>
          <table:table-cell table:formula="of:=[.AF247]-[.$AH247]" office:value-type="float" office:value="1153.39473049161" calcext:value-type="float">
            <text:p>1153.39473049161</text:p>
          </table:table-cell>
          <table:table-cell table:formula="of:=[.AG247]-[.$AI247]" office:value-type="float" office:value="195.211766519569" calcext:value-type="float">
            <text:p>195.211766519569</text:p>
          </table:table-cell>
          <table:table-cell table:formula="of:=[.AF$3]-[.AJ247]" office:value-type="float" office:value="-803.39473049161" calcext:value-type="float">
            <text:p>-803.39473049161</text:p>
          </table:table-cell>
          <table:table-cell table:formula="of:=[.AG$3]-[.AK247]" office:value-type="float" office:value="-445.211766519569" calcext:value-type="float">
            <text:p>-445.21176651956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3849598.jpg</text:p>
          </table:table-cell>
          <table:table-cell table:formula="of:=MID([.C248];5;4)" office:value-type="string" office:string-value="2021" calcext:value-type="string">
            <text:p>2021</text:p>
          </table:table-cell>
          <table:table-cell table:formula="of:=MID([.C248];9;2)" office:value-type="string" office:string-value="07" calcext:value-type="string">
            <text:p>07</text:p>
          </table:table-cell>
          <table:table-cell table:formula="of:=MID([.C248];11;2)" office:value-type="string" office:string-value="05" calcext:value-type="string">
            <text:p>05</text:p>
          </table:table-cell>
          <table:table-cell table:formula="of:=MID([.C248];14;2)" office:value-type="string" office:string-value="06" calcext:value-type="string">
            <text:p>06</text:p>
          </table:table-cell>
          <table:table-cell table:formula="of:=MID([.C248];16;2)" office:value-type="string" office:string-value="38" calcext:value-type="string">
            <text:p>38</text:p>
          </table:table-cell>
          <table:table-cell table:formula="of:=MID([.C248];18;2)" office:value-type="string" office:string-value="49" calcext:value-type="string">
            <text:p>49</text:p>
          </table:table-cell>
          <table:table-cell table:formula="of:=DATE([.D248];[.E248];[.F248])+TIME([.G248];[.H248];[.I248])" office:value-type="date" office:date-value="2021-07-05T06:38:49" calcext:value-type="date">
            <text:p>05/07/21 06:38:49</text:p>
          </table:table-cell>
          <table:table-cell table:formula="of:=IF([.C248]&lt;&gt;&quot;&quot;;CONCATENATE(&quot;mogrify -rotate &quot;;ROUND([.N248];3);&quot; -background black &quot;;[.C248]);&quot;&quot;)" office:value-type="string" office:string-value="mogrify -rotate 63.029 -background black IMG_20210705_063849598.jpg" calcext:value-type="string">
            <text:p>mogrify -rotate 63.029 -background black IMG_20210705_063849598.jpg</text:p>
          </table:table-cell>
          <table:table-cell table:formula="of:=IF([.C248]&lt;&gt;&quot;&quot;;CONCATENATE(&quot;mogrify -crop &quot;;ROUND([.B$22]);&quot;x&quot;;ROUND([.B$23]);&quot;+&quot;;ROUND([.B$30]+[.B$33]-[.AL248]);&quot;+&quot;;ROUND([.B$31]+[.B$34]-[.AM248]);&quot; &quot;;[.C248]);&quot;&quot;)" office:value-type="string" office:string-value="mogrify -crop 2538x1941+2383+1261 IMG_20210705_063849598.jpg" calcext:value-type="string">
            <text:p>mogrify -crop 2538x1941+2383+1261 IMG_20210705_063849598.jpg</text:p>
          </table:table-cell>
          <table:table-cell/>
          <table:table-cell table:formula="of:=IF([.C248]&lt;&gt;&quot;&quot;;([.J248]-[.J$3])*360*[.B$35];0)" office:value-type="float" office:value="63.0291666666744" calcext:value-type="float">
            <text:p>63.0291666666744</text:p>
          </table:table-cell>
          <table:table-cell table:formula="of:=[.N248]/180*PI()" office:value-type="float" office:value="1.10006648312173" calcext:value-type="float">
            <text:p>1.10006648312173</text:p>
          </table:table-cell>
          <table:table-cell table:formula="of:=COS([.$O248])*([.P$3]-[.B$14])-SIN([.$O248])*([.Q$3]-[.B$15])" office:value-type="float" office:value="-381.547283206019" calcext:value-type="float">
            <text:p>-381.547283206019</text:p>
          </table:table-cell>
          <table:table-cell table:formula="of:=SIN([.$O248])*([.P$3]-[.B$14])+COS([.$O248])*([.Q$3]-[.B$15])" office:value-type="float" office:value="-198.548912558357" calcext:value-type="float">
            <text:p>-198.548912558357</text:p>
          </table:table-cell>
          <table:table-cell table:formula="of:=COS([.$O248])*([.R$3]-[.B$14])-SIN([.$O248])*([.S$3]-[.B$15])" office:value-type="float" office:value="-1155.14144585972" calcext:value-type="float">
            <text:p>-1155.14144585972</text:p>
          </table:table-cell>
          <table:table-cell table:formula="of:=SIN([.$O248])*([.R$3]-[.B$14])+COS([.$O248])*([.S$3]-[.B$15])" office:value-type="float" office:value="195.12109075421" calcext:value-type="float">
            <text:p>195.12109075421</text:p>
          </table:table-cell>
          <table:table-cell table:formula="of:=COS([.$O248])*([.T$3]-[.B$14])-SIN([.$O248])*([.U$3]-[.B$15])" office:value-type="float" office:value="142.74133871717" calcext:value-type="float">
            <text:p>142.74133871717</text:p>
          </table:table-cell>
          <table:table-cell table:formula="of:=SIN([.$O248])*([.T$3]-[.B$14])+COS([.$O248])*([.U$3]-[.B$15])" office:value-type="float" office:value="831.721654293809" calcext:value-type="float">
            <text:p>831.721654293809</text:p>
          </table:table-cell>
          <table:table-cell table:formula="of:=COS([.$O248])*([.V$3]-[.B$14])-SIN([.$O248])*([.W$3]-[.B$15])" office:value-type="float" office:value="-630.852823936533" calcext:value-type="float">
            <text:p>-630.852823936533</text:p>
          </table:table-cell>
          <table:table-cell table:formula="of:=SIN([.$O248])*([.V$3]-[.B$14])+COS([.$O248])*([.W$3]-[.B$15])" office:value-type="float" office:value="1225.39165760638" calcext:value-type="float">
            <text:p>1225.39165760638</text:p>
          </table:table-cell>
          <table:table-cell table:formula="of:=COS([.$O248])*([.X$3]-[.B$12]/2)-SIN([.$O248])*([.Y$3]-[.B$13]/2)" office:value-type="float" office:value="124.652770365257" calcext:value-type="float">
            <text:p>124.652770365257</text:p>
          </table:table-cell>
          <table:table-cell table:formula="of:=SIN([.$O248])*([.X$3]-[.B$12]/2)+COS([.$O248])*([.Y$3]-[.B$13]/2)" office:value-type="float" office:value="-711.970285082367" calcext:value-type="float">
            <text:p>-711.970285082367</text:p>
          </table:table-cell>
          <table:table-cell table:formula="of:=COS([.$O248])*([.Z$3]-[.B$12]/2)-SIN([.$O248])*([.AA$3]-[.B$13]/2)" office:value-type="float" office:value="-648.941392288446" calcext:value-type="float">
            <text:p>-648.941392288446</text:p>
          </table:table-cell>
          <table:table-cell table:formula="of:=SIN([.$O248])*([.Z$3]-[.B$12]/2)+COS([.$O248])*([.AA$3]-[.B$13]/2)" office:value-type="float" office:value="-318.3002817698" calcext:value-type="float">
            <text:p>-318.3002817698</text:p>
          </table:table-cell>
          <table:table-cell table:formula="of:=COS([.$O248])*([.AB$3]-[.B$12]/2)-SIN([.$O248])*([.AC$3]-[.B$13]/2)" office:value-type="float" office:value="648.941392288446" calcext:value-type="float">
            <text:p>648.941392288446</text:p>
          </table:table-cell>
          <table:table-cell table:formula="of:=SIN([.$O248])*([.AB$3]-[.B$12]/2)+COS([.$O248])*([.AC$3]-[.B$13]/2)" office:value-type="float" office:value="318.3002817698" calcext:value-type="float">
            <text:p>318.3002817698</text:p>
          </table:table-cell>
          <table:table-cell table:formula="of:=COS([.$O248])*([.AD$3]-[.B$12]/2)-SIN([.$O248])*([.AE$3]-[.B$13]/2)" office:value-type="float" office:value="-124.652770365257" calcext:value-type="float">
            <text:p>-124.652770365257</text:p>
          </table:table-cell>
          <table:table-cell table:formula="of:=SIN([.$O248])*([.AD$3]-[.B$12]/2)+COS([.$O248])*([.AE$3]-[.B$13]/2)" office:value-type="float" office:value="711.970285082367" calcext:value-type="float">
            <text:p>711.970285082367</text:p>
          </table:table-cell>
          <table:table-cell table:formula="of:=COS([.$O248])*([.AF$3]-[.B$12]/2)-SIN([.$O248])*([.AG$3]-[.B$13]/2)" office:value-type="float" office:value="506.200053571276" calcext:value-type="float">
            <text:p>506.200053571276</text:p>
          </table:table-cell>
          <table:table-cell table:formula="of:=SIN([.$O248])*([.AF$3]-[.B$12]/2)+COS([.$O248])*([.AG$3]-[.B$13]/2)" office:value-type="float" office:value="-513.421372524009" calcext:value-type="float">
            <text:p>-513.421372524009</text:p>
          </table:table-cell>
          <table:table-cell table:formula="of:=MIN([.X248];[.Z248];[.AB248];[.AD248])" office:value-type="float" office:value="-648.941392288446" calcext:value-type="float">
            <text:p>-648.941392288446</text:p>
          </table:table-cell>
          <table:table-cell table:formula="of:=MIN([.Y248];[.AA248];[.AC248];[.AE248])" office:value-type="float" office:value="-711.970285082367" calcext:value-type="float">
            <text:p>-711.970285082367</text:p>
          </table:table-cell>
          <table:table-cell table:formula="of:=[.AF248]-[.$AH248]" office:value-type="float" office:value="1155.14144585972" calcext:value-type="float">
            <text:p>1155.14144585972</text:p>
          </table:table-cell>
          <table:table-cell table:formula="of:=[.AG248]-[.$AI248]" office:value-type="float" office:value="198.548912558357" calcext:value-type="float">
            <text:p>198.548912558357</text:p>
          </table:table-cell>
          <table:table-cell table:formula="of:=[.AF$3]-[.AJ248]" office:value-type="float" office:value="-805.141445859722" calcext:value-type="float">
            <text:p>-805.141445859722</text:p>
          </table:table-cell>
          <table:table-cell table:formula="of:=[.AG$3]-[.AK248]" office:value-type="float" office:value="-448.548912558357" calcext:value-type="float">
            <text:p>-448.54891255835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4049602.jpg</text:p>
          </table:table-cell>
          <table:table-cell table:formula="of:=MID([.C249];5;4)" office:value-type="string" office:string-value="2021" calcext:value-type="string">
            <text:p>2021</text:p>
          </table:table-cell>
          <table:table-cell table:formula="of:=MID([.C249];9;2)" office:value-type="string" office:string-value="07" calcext:value-type="string">
            <text:p>07</text:p>
          </table:table-cell>
          <table:table-cell table:formula="of:=MID([.C249];11;2)" office:value-type="string" office:string-value="05" calcext:value-type="string">
            <text:p>05</text:p>
          </table:table-cell>
          <table:table-cell table:formula="of:=MID([.C249];14;2)" office:value-type="string" office:string-value="06" calcext:value-type="string">
            <text:p>06</text:p>
          </table:table-cell>
          <table:table-cell table:formula="of:=MID([.C249];16;2)" office:value-type="string" office:string-value="40" calcext:value-type="string">
            <text:p>40</text:p>
          </table:table-cell>
          <table:table-cell table:formula="of:=MID([.C249];18;2)" office:value-type="string" office:string-value="49" calcext:value-type="string">
            <text:p>49</text:p>
          </table:table-cell>
          <table:table-cell table:formula="of:=DATE([.D249];[.E249];[.F249])+TIME([.G249];[.H249];[.I249])" office:value-type="date" office:date-value="2021-07-05T06:40:49" calcext:value-type="date">
            <text:p>05/07/21 06:40:49</text:p>
          </table:table-cell>
          <table:table-cell table:formula="of:=IF([.C249]&lt;&gt;&quot;&quot;;CONCATENATE(&quot;mogrify -rotate &quot;;ROUND([.N249];3);&quot; -background black &quot;;[.C249]);&quot;&quot;)" office:value-type="string" office:string-value="mogrify -rotate 63.529 -background black IMG_20210705_064049602.jpg" calcext:value-type="string">
            <text:p>mogrify -rotate 63.529 -background black IMG_20210705_064049602.jpg</text:p>
          </table:table-cell>
          <table:table-cell table:formula="of:=IF([.C249]&lt;&gt;&quot;&quot;;CONCATENATE(&quot;mogrify -crop &quot;;ROUND([.B$22]);&quot;x&quot;;ROUND([.B$23]);&quot;+&quot;;ROUND([.B$30]+[.B$33]-[.AL249]);&quot;+&quot;;ROUND([.B$31]+[.B$34]-[.AM249]);&quot; &quot;;[.C249]);&quot;&quot;)" office:value-type="string" office:string-value="mogrify -crop 2538x1941+2385+1264 IMG_20210705_064049602.jpg" calcext:value-type="string">
            <text:p>mogrify -crop 2538x1941+2385+1264 IMG_20210705_064049602.jpg</text:p>
          </table:table-cell>
          <table:table-cell/>
          <table:table-cell table:formula="of:=IF([.C249]&lt;&gt;&quot;&quot;;([.J249]-[.J$3])*360*[.B$35];0)" office:value-type="float" office:value="63.5291666656849" calcext:value-type="float">
            <text:p>63.5291666656849</text:p>
          </table:table-cell>
          <table:table-cell table:formula="of:=[.N249]/180*PI()" office:value-type="float" office:value="1.10879312936443" calcext:value-type="float">
            <text:p>1.10879312936443</text:p>
          </table:table-cell>
          <table:table-cell table:formula="of:=COS([.$O249])*([.P$3]-[.B$14])-SIN([.$O249])*([.Q$3]-[.B$15])" office:value-type="float" office:value="-379.800110924483" calcext:value-type="float">
            <text:p>-379.800110924483</text:p>
          </table:table-cell>
          <table:table-cell table:formula="of:=SIN([.$O249])*([.P$3]-[.B$14])+COS([.$O249])*([.Q$3]-[.B$15])" office:value-type="float" office:value="-201.870938328801" calcext:value-type="float">
            <text:p>-201.870938328801</text:p>
          </table:table-cell>
          <table:table-cell table:formula="of:=COS([.$O249])*([.R$3]-[.B$14])-SIN([.$O249])*([.S$3]-[.B$15])" office:value-type="float" office:value="-1156.80019273477" calcext:value-type="float">
            <text:p>-1156.80019273477</text:p>
          </table:table-cell>
          <table:table-cell table:formula="of:=SIN([.$O249])*([.R$3]-[.B$14])+COS([.$O249])*([.S$3]-[.B$15])" office:value-type="float" office:value="185.033278327999" calcext:value-type="float">
            <text:p>185.033278327999</text:p>
          </table:table-cell>
          <table:table-cell table:formula="of:=COS([.$O249])*([.T$3]-[.B$14])-SIN([.$O249])*([.U$3]-[.B$15])" office:value-type="float" office:value="135.477855037799" calcext:value-type="float">
            <text:p>135.477855037799</text:p>
          </table:table-cell>
          <table:table-cell table:formula="of:=SIN([.$O249])*([.T$3]-[.B$14])+COS([.$O249])*([.U$3]-[.B$15])" office:value-type="float" office:value="832.935622238812" calcext:value-type="float">
            <text:p>832.935622238812</text:p>
          </table:table-cell>
          <table:table-cell table:formula="of:=COS([.$O249])*([.V$3]-[.B$14])-SIN([.$O249])*([.W$3]-[.B$15])" office:value-type="float" office:value="-641.522226772485" calcext:value-type="float">
            <text:p>-641.522226772485</text:p>
          </table:table-cell>
          <table:table-cell table:formula="of:=SIN([.$O249])*([.V$3]-[.B$14])+COS([.$O249])*([.W$3]-[.B$15])" office:value-type="float" office:value="1219.83983889561" calcext:value-type="float">
            <text:p>1219.83983889561</text:p>
          </table:table-cell>
          <table:table-cell table:formula="of:=COS([.$O249])*([.X$3]-[.B$12]/2)-SIN([.$O249])*([.Y$3]-[.B$13]/2)" office:value-type="float" office:value="130.861057924001" calcext:value-type="float">
            <text:p>130.861057924001</text:p>
          </table:table-cell>
          <table:table-cell table:formula="of:=SIN([.$O249])*([.X$3]-[.B$12]/2)+COS([.$O249])*([.Y$3]-[.B$13]/2)" office:value-type="float" office:value="-710.855388612207" calcext:value-type="float">
            <text:p>-710.855388612207</text:p>
          </table:table-cell>
          <table:table-cell table:formula="of:=COS([.$O249])*([.Z$3]-[.B$12]/2)-SIN([.$O249])*([.AA$3]-[.B$13]/2)" office:value-type="float" office:value="-646.139023886283" calcext:value-type="float">
            <text:p>-646.139023886283</text:p>
          </table:table-cell>
          <table:table-cell table:formula="of:=SIN([.$O249])*([.Z$3]-[.B$12]/2)+COS([.$O249])*([.AA$3]-[.B$13]/2)" office:value-type="float" office:value="-323.951171955406" calcext:value-type="float">
            <text:p>-323.951171955406</text:p>
          </table:table-cell>
          <table:table-cell table:formula="of:=COS([.$O249])*([.AB$3]-[.B$12]/2)-SIN([.$O249])*([.AC$3]-[.B$13]/2)" office:value-type="float" office:value="646.139023886283" calcext:value-type="float">
            <text:p>646.139023886283</text:p>
          </table:table-cell>
          <table:table-cell table:formula="of:=SIN([.$O249])*([.AB$3]-[.B$12]/2)+COS([.$O249])*([.AC$3]-[.B$13]/2)" office:value-type="float" office:value="323.951171955406" calcext:value-type="float">
            <text:p>323.951171955406</text:p>
          </table:table-cell>
          <table:table-cell table:formula="of:=COS([.$O249])*([.AD$3]-[.B$12]/2)-SIN([.$O249])*([.AE$3]-[.B$13]/2)" office:value-type="float" office:value="-130.861057924001" calcext:value-type="float">
            <text:p>-130.861057924001</text:p>
          </table:table-cell>
          <table:table-cell table:formula="of:=SIN([.$O249])*([.AD$3]-[.B$12]/2)+COS([.$O249])*([.AE$3]-[.B$13]/2)" office:value-type="float" office:value="710.855388612207" calcext:value-type="float">
            <text:p>710.855388612207</text:p>
          </table:table-cell>
          <table:table-cell table:formula="of:=COS([.$O249])*([.AF$3]-[.B$12]/2)-SIN([.$O249])*([.AG$3]-[.B$13]/2)" office:value-type="float" office:value="510.661168848484" calcext:value-type="float">
            <text:p>510.661168848484</text:p>
          </table:table-cell>
          <table:table-cell table:formula="of:=SIN([.$O249])*([.AF$3]-[.B$12]/2)+COS([.$O249])*([.AG$3]-[.B$13]/2)" office:value-type="float" office:value="-508.984450283406" calcext:value-type="float">
            <text:p>-508.984450283406</text:p>
          </table:table-cell>
          <table:table-cell table:formula="of:=MIN([.X249];[.Z249];[.AB249];[.AD249])" office:value-type="float" office:value="-646.139023886283" calcext:value-type="float">
            <text:p>-646.139023886283</text:p>
          </table:table-cell>
          <table:table-cell table:formula="of:=MIN([.Y249];[.AA249];[.AC249];[.AE249])" office:value-type="float" office:value="-710.855388612207" calcext:value-type="float">
            <text:p>-710.855388612207</text:p>
          </table:table-cell>
          <table:table-cell table:formula="of:=[.AF249]-[.$AH249]" office:value-type="float" office:value="1156.80019273477" calcext:value-type="float">
            <text:p>1156.80019273477</text:p>
          </table:table-cell>
          <table:table-cell table:formula="of:=[.AG249]-[.$AI249]" office:value-type="float" office:value="201.870938328801" calcext:value-type="float">
            <text:p>201.870938328801</text:p>
          </table:table-cell>
          <table:table-cell table:formula="of:=[.AF$3]-[.AJ249]" office:value-type="float" office:value="-806.800192734767" calcext:value-type="float">
            <text:p>-806.800192734767</text:p>
          </table:table-cell>
          <table:table-cell table:formula="of:=[.AG$3]-[.AK249]" office:value-type="float" office:value="-451.870938328801" calcext:value-type="float">
            <text:p>-451.87093832880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4249691.jpg</text:p>
          </table:table-cell>
          <table:table-cell table:formula="of:=MID([.C250];5;4)" office:value-type="string" office:string-value="2021" calcext:value-type="string">
            <text:p>2021</text:p>
          </table:table-cell>
          <table:table-cell table:formula="of:=MID([.C250];9;2)" office:value-type="string" office:string-value="07" calcext:value-type="string">
            <text:p>07</text:p>
          </table:table-cell>
          <table:table-cell table:formula="of:=MID([.C250];11;2)" office:value-type="string" office:string-value="05" calcext:value-type="string">
            <text:p>05</text:p>
          </table:table-cell>
          <table:table-cell table:formula="of:=MID([.C250];14;2)" office:value-type="string" office:string-value="06" calcext:value-type="string">
            <text:p>06</text:p>
          </table:table-cell>
          <table:table-cell table:formula="of:=MID([.C250];16;2)" office:value-type="string" office:string-value="42" calcext:value-type="string">
            <text:p>42</text:p>
          </table:table-cell>
          <table:table-cell table:formula="of:=MID([.C250];18;2)" office:value-type="string" office:string-value="49" calcext:value-type="string">
            <text:p>49</text:p>
          </table:table-cell>
          <table:table-cell table:formula="of:=DATE([.D250];[.E250];[.F250])+TIME([.G250];[.H250];[.I250])" office:value-type="date" office:date-value="2021-07-05T06:42:49" calcext:value-type="date">
            <text:p>05/07/21 06:42:49</text:p>
          </table:table-cell>
          <table:table-cell table:formula="of:=IF([.C250]&lt;&gt;&quot;&quot;;CONCATENATE(&quot;mogrify -rotate &quot;;ROUND([.N250];3);&quot; -background black &quot;;[.C250]);&quot;&quot;)" office:value-type="string" office:string-value="mogrify -rotate 64.029 -background black IMG_20210705_064249691.jpg" calcext:value-type="string">
            <text:p>mogrify -rotate 64.029 -background black IMG_20210705_064249691.jpg</text:p>
          </table:table-cell>
          <table:table-cell table:formula="of:=IF([.C250]&lt;&gt;&quot;&quot;;CONCATENATE(&quot;mogrify -crop &quot;;ROUND([.B$22]);&quot;x&quot;;ROUND([.B$23]);&quot;+&quot;;ROUND([.B$30]+[.B$33]-[.AL250]);&quot;+&quot;;ROUND([.B$31]+[.B$34]-[.AM250]);&quot; &quot;;[.C250]);&quot;&quot;)" office:value-type="string" office:string-value="mogrify -crop 2538x1941+2387+1268 IMG_20210705_064249691.jpg" calcext:value-type="string">
            <text:p>mogrify -crop 2538x1941+2387+1268 IMG_20210705_064249691.jpg</text:p>
          </table:table-cell>
          <table:table-cell/>
          <table:table-cell table:formula="of:=IF([.C250]&lt;&gt;&quot;&quot;;([.J250]-[.J$3])*360*[.B$35];0)" office:value-type="float" office:value="64.0291666673147" calcext:value-type="float">
            <text:p>64.0291666673147</text:p>
          </table:table-cell>
          <table:table-cell table:formula="of:=[.N250]/180*PI()" office:value-type="float" office:value="1.11751977565285" calcext:value-type="float">
            <text:p>1.11751977565285</text:p>
          </table:table-cell>
          <table:table-cell table:formula="of:=COS([.$O250])*([.P$3]-[.B$14])-SIN([.$O250])*([.Q$3]-[.B$15])" office:value-type="float" office:value="-378.024015384779" calcext:value-type="float">
            <text:p>-378.024015384779</text:p>
          </table:table-cell>
          <table:table-cell table:formula="of:=SIN([.$O250])*([.P$3]-[.B$14])+COS([.$O250])*([.Q$3]-[.B$15])" office:value-type="float" office:value="-205.177590863059" calcext:value-type="float">
            <text:p>-205.177590863059</text:p>
          </table:table-cell>
          <table:table-cell table:formula="of:=COS([.$O250])*([.R$3]-[.B$14])-SIN([.$O250])*([.S$3]-[.B$15])" office:value-type="float" office:value="-1158.37084480475" calcext:value-type="float">
            <text:p>-1158.37084480475</text:p>
          </table:table-cell>
          <table:table-cell table:formula="of:=SIN([.$O250])*([.R$3]-[.B$14])+COS([.$O250])*([.S$3]-[.B$15])" office:value-type="float" office:value="174.931374848358" calcext:value-type="float">
            <text:p>174.931374848358</text:p>
          </table:table-cell>
          <table:table-cell table:formula="of:=COS([.$O250])*([.T$3]-[.B$14])-SIN([.$O250])*([.U$3]-[.B$15])" office:value-type="float" office:value="128.204054157154" calcext:value-type="float">
            <text:p>128.204054157154</text:p>
          </table:table-cell>
          <table:table-cell table:formula="of:=SIN([.$O250])*([.T$3]-[.B$14])+COS([.$O250])*([.U$3]-[.B$15])" office:value-type="float" office:value="834.086158917452" calcext:value-type="float">
            <text:p>834.086158917452</text:p>
          </table:table-cell>
          <table:table-cell table:formula="of:=COS([.$O250])*([.V$3]-[.B$14])-SIN([.$O250])*([.W$3]-[.B$15])" office:value-type="float" office:value="-652.142775262815" calcext:value-type="float">
            <text:p>-652.142775262815</text:p>
          </table:table-cell>
          <table:table-cell table:formula="of:=SIN([.$O250])*([.V$3]-[.B$14])+COS([.$O250])*([.W$3]-[.B$15])" office:value-type="float" office:value="1214.19512462887" calcext:value-type="float">
            <text:p>1214.19512462887</text:p>
          </table:table-cell>
          <table:table-cell table:formula="of:=COS([.$O250])*([.X$3]-[.B$12]/2)-SIN([.$O250])*([.Y$3]-[.B$13]/2)" office:value-type="float" office:value="137.059379939018" calcext:value-type="float">
            <text:p>137.059379939018</text:p>
          </table:table-cell>
          <table:table-cell table:formula="of:=SIN([.$O250])*([.X$3]-[.B$12]/2)+COS([.$O250])*([.Y$3]-[.B$13]/2)" office:value-type="float" office:value="-709.686357745964" calcext:value-type="float">
            <text:p>-709.686357745964</text:p>
          </table:table-cell>
          <table:table-cell table:formula="of:=COS([.$O250])*([.Z$3]-[.B$12]/2)-SIN([.$O250])*([.AA$3]-[.B$13]/2)" office:value-type="float" office:value="-643.28744948095" calcext:value-type="float">
            <text:p>-643.28744948095</text:p>
          </table:table-cell>
          <table:table-cell table:formula="of:=SIN([.$O250])*([.Z$3]-[.B$12]/2)+COS([.$O250])*([.AA$3]-[.B$13]/2)" office:value-type="float" office:value="-329.577392034547" calcext:value-type="float">
            <text:p>-329.577392034547</text:p>
          </table:table-cell>
          <table:table-cell table:formula="of:=COS([.$O250])*([.AB$3]-[.B$12]/2)-SIN([.$O250])*([.AC$3]-[.B$13]/2)" office:value-type="float" office:value="643.28744948095" calcext:value-type="float">
            <text:p>643.28744948095</text:p>
          </table:table-cell>
          <table:table-cell table:formula="of:=SIN([.$O250])*([.AB$3]-[.B$12]/2)+COS([.$O250])*([.AC$3]-[.B$13]/2)" office:value-type="float" office:value="329.577392034547" calcext:value-type="float">
            <text:p>329.577392034547</text:p>
          </table:table-cell>
          <table:table-cell table:formula="of:=COS([.$O250])*([.AD$3]-[.B$12]/2)-SIN([.$O250])*([.AE$3]-[.B$13]/2)" office:value-type="float" office:value="-137.059379939018" calcext:value-type="float">
            <text:p>-137.059379939018</text:p>
          </table:table-cell>
          <table:table-cell table:formula="of:=SIN([.$O250])*([.AD$3]-[.B$12]/2)+COS([.$O250])*([.AE$3]-[.B$13]/2)" office:value-type="float" office:value="709.686357745964" calcext:value-type="float">
            <text:p>709.686357745964</text:p>
          </table:table-cell>
          <table:table-cell table:formula="of:=COS([.$O250])*([.AF$3]-[.B$12]/2)-SIN([.$O250])*([.AG$3]-[.B$13]/2)" office:value-type="float" office:value="515.083395323797" calcext:value-type="float">
            <text:p>515.083395323797</text:p>
          </table:table-cell>
          <table:table-cell table:formula="of:=SIN([.$O250])*([.AF$3]-[.B$12]/2)+COS([.$O250])*([.AG$3]-[.B$13]/2)" office:value-type="float" office:value="-504.508766882905" calcext:value-type="float">
            <text:p>-504.508766882905</text:p>
          </table:table-cell>
          <table:table-cell table:formula="of:=MIN([.X250];[.Z250];[.AB250];[.AD250])" office:value-type="float" office:value="-643.28744948095" calcext:value-type="float">
            <text:p>-643.28744948095</text:p>
          </table:table-cell>
          <table:table-cell table:formula="of:=MIN([.Y250];[.AA250];[.AC250];[.AE250])" office:value-type="float" office:value="-709.686357745964" calcext:value-type="float">
            <text:p>-709.686357745964</text:p>
          </table:table-cell>
          <table:table-cell table:formula="of:=[.AF250]-[.$AH250]" office:value-type="float" office:value="1158.37084480475" calcext:value-type="float">
            <text:p>1158.37084480475</text:p>
          </table:table-cell>
          <table:table-cell table:formula="of:=[.AG250]-[.$AI250]" office:value-type="float" office:value="205.177590863059" calcext:value-type="float">
            <text:p>205.177590863059</text:p>
          </table:table-cell>
          <table:table-cell table:formula="of:=[.AF$3]-[.AJ250]" office:value-type="float" office:value="-808.370844804747" calcext:value-type="float">
            <text:p>-808.370844804747</text:p>
          </table:table-cell>
          <table:table-cell table:formula="of:=[.AG$3]-[.AK250]" office:value-type="float" office:value="-455.177590863059" calcext:value-type="float">
            <text:p>-455.17759086305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MG_20210705_064449696.jpg</text:p>
          </table:table-cell>
          <table:table-cell table:formula="of:=MID([.C251];5;4)" office:value-type="string" office:string-value="2021" calcext:value-type="string">
            <text:p>2021</text:p>
          </table:table-cell>
          <table:table-cell table:formula="of:=MID([.C251];9;2)" office:value-type="string" office:string-value="07" calcext:value-type="string">
            <text:p>07</text:p>
          </table:table-cell>
          <table:table-cell table:formula="of:=MID([.C251];11;2)" office:value-type="string" office:string-value="05" calcext:value-type="string">
            <text:p>05</text:p>
          </table:table-cell>
          <table:table-cell table:formula="of:=MID([.C251];14;2)" office:value-type="string" office:string-value="06" calcext:value-type="string">
            <text:p>06</text:p>
          </table:table-cell>
          <table:table-cell table:formula="of:=MID([.C251];16;2)" office:value-type="string" office:string-value="44" calcext:value-type="string">
            <text:p>44</text:p>
          </table:table-cell>
          <table:table-cell table:formula="of:=MID([.C251];18;2)" office:value-type="string" office:string-value="49" calcext:value-type="string">
            <text:p>49</text:p>
          </table:table-cell>
          <table:table-cell table:formula="of:=DATE([.D251];[.E251];[.F251])+TIME([.G251];[.H251];[.I251])" office:value-type="date" office:date-value="2021-07-05T06:44:49" calcext:value-type="date">
            <text:p>05/07/21 06:44:49</text:p>
          </table:table-cell>
          <table:table-cell table:formula="of:=IF([.C251]&lt;&gt;&quot;&quot;;CONCATENATE(&quot;mogrify -rotate &quot;;ROUND([.N251];3);&quot; -background black &quot;;[.C251]);&quot;&quot;)" office:value-type="string" office:string-value="mogrify -rotate 64.529 -background black IMG_20210705_064449696.jpg" calcext:value-type="string">
            <text:p>mogrify -rotate 64.529 -background black IMG_20210705_064449696.jpg</text:p>
          </table:table-cell>
          <table:table-cell table:formula="of:=IF([.C251]&lt;&gt;&quot;&quot;;CONCATENATE(&quot;mogrify -crop &quot;;ROUND([.B$22]);&quot;x&quot;;ROUND([.B$23]);&quot;+&quot;;ROUND([.B$30]+[.B$33]-[.AL251]);&quot;+&quot;;ROUND([.B$31]+[.B$34]-[.AM251]);&quot; &quot;;[.C251]);&quot;&quot;)" office:value-type="string" office:string-value="mogrify -crop 2538x1941+2388+1271 IMG_20210705_064449696.jpg" calcext:value-type="string">
            <text:p>mogrify -crop 2538x1941+2388+1271 IMG_20210705_064449696.jpg</text:p>
          </table:table-cell>
          <table:table-cell/>
          <table:table-cell table:formula="of:=IF([.C251]&lt;&gt;&quot;&quot;;([.J251]-[.J$3])*360*[.B$35];0)" office:value-type="float" office:value="64.5291666663252" calcext:value-type="float">
            <text:p>64.5291666663252</text:p>
          </table:table-cell>
          <table:table-cell table:formula="of:=[.N251]/180*PI()" office:value-type="float" office:value="1.12624642189555" calcext:value-type="float">
            <text:p>1.12624642189555</text:p>
          </table:table-cell>
          <table:table-cell table:formula="of:=COS([.$O251])*([.P$3]-[.B$14])-SIN([.$O251])*([.Q$3]-[.B$15])" office:value-type="float" office:value="-376.219131862066" calcext:value-type="float">
            <text:p>-376.219131862066</text:p>
          </table:table-cell>
          <table:table-cell table:formula="of:=SIN([.$O251])*([.P$3]-[.B$14])+COS([.$O251])*([.Q$3]-[.B$15])" office:value-type="float" office:value="-208.468618312093" calcext:value-type="float">
            <text:p>-208.468618312093</text:p>
          </table:table-cell>
          <table:table-cell table:formula="of:=COS([.$O251])*([.R$3]-[.B$14])-SIN([.$O251])*([.S$3]-[.B$15])" office:value-type="float" office:value="-1159.85328244197" calcext:value-type="float">
            <text:p>-1159.85328244197</text:p>
          </table:table-cell>
          <table:table-cell table:formula="of:=SIN([.$O251])*([.R$3]-[.B$14])+COS([.$O251])*([.S$3]-[.B$15])" office:value-type="float" office:value="164.816149720184" calcext:value-type="float">
            <text:p>164.816149720184</text:p>
          </table:table-cell>
          <table:table-cell table:formula="of:=COS([.$O251])*([.T$3]-[.B$14])-SIN([.$O251])*([.U$3]-[.B$15])" office:value-type="float" office:value="120.920490079539" calcext:value-type="float">
            <text:p>120.920490079539</text:p>
          </table:table-cell>
          <table:table-cell table:formula="of:=SIN([.$O251])*([.T$3]-[.B$14])+COS([.$O251])*([.U$3]-[.B$15])" office:value-type="float" office:value="835.173176699853" calcext:value-type="float">
            <text:p>835.173176699853</text:p>
          </table:table-cell>
          <table:table-cell table:formula="of:=COS([.$O251])*([.V$3]-[.B$14])-SIN([.$O251])*([.W$3]-[.B$15])" office:value-type="float" office:value="-662.713660500366" calcext:value-type="float">
            <text:p>-662.713660500366</text:p>
          </table:table-cell>
          <table:table-cell table:formula="of:=SIN([.$O251])*([.V$3]-[.B$14])+COS([.$O251])*([.W$3]-[.B$15])" office:value-type="float" office:value="1208.45794473213" calcext:value-type="float">
            <text:p>1208.45794473213</text:p>
          </table:table-cell>
          <table:table-cell table:formula="of:=COS([.$O251])*([.X$3]-[.B$12]/2)-SIN([.$O251])*([.Y$3]-[.B$13]/2)" office:value-type="float" office:value="143.24726431915" calcext:value-type="float">
            <text:p>143.24726431915</text:p>
          </table:table-cell>
          <table:table-cell table:formula="of:=SIN([.$O251])*([.X$3]-[.B$12]/2)+COS([.$O251])*([.Y$3]-[.B$13]/2)" office:value-type="float" office:value="-708.463281522112" calcext:value-type="float">
            <text:p>-708.463281522112</text:p>
          </table:table-cell>
          <table:table-cell table:formula="of:=COS([.$O251])*([.Z$3]-[.B$12]/2)-SIN([.$O251])*([.AA$3]-[.B$13]/2)" office:value-type="float" office:value="-640.386886260755" calcext:value-type="float">
            <text:p>-640.386886260755</text:p>
          </table:table-cell>
          <table:table-cell table:formula="of:=SIN([.$O251])*([.Z$3]-[.B$12]/2)+COS([.$O251])*([.AA$3]-[.B$13]/2)" office:value-type="float" office:value="-335.178513489834" calcext:value-type="float">
            <text:p>-335.178513489834</text:p>
          </table:table-cell>
          <table:table-cell table:formula="of:=COS([.$O251])*([.AB$3]-[.B$12]/2)-SIN([.$O251])*([.AC$3]-[.B$13]/2)" office:value-type="float" office:value="640.386886260755" calcext:value-type="float">
            <text:p>640.386886260755</text:p>
          </table:table-cell>
          <table:table-cell table:formula="of:=SIN([.$O251])*([.AB$3]-[.B$12]/2)+COS([.$O251])*([.AC$3]-[.B$13]/2)" office:value-type="float" office:value="335.178513489834" calcext:value-type="float">
            <text:p>335.178513489834</text:p>
          </table:table-cell>
          <table:table-cell table:formula="of:=COS([.$O251])*([.AD$3]-[.B$12]/2)-SIN([.$O251])*([.AE$3]-[.B$13]/2)" office:value-type="float" office:value="-143.24726431915" calcext:value-type="float">
            <text:p>-143.24726431915</text:p>
          </table:table-cell>
          <table:table-cell table:formula="of:=SIN([.$O251])*([.AD$3]-[.B$12]/2)+COS([.$O251])*([.AE$3]-[.B$13]/2)" office:value-type="float" office:value="708.463281522112" calcext:value-type="float">
            <text:p>708.463281522112</text:p>
          </table:table-cell>
          <table:table-cell table:formula="of:=COS([.$O251])*([.AF$3]-[.B$12]/2)-SIN([.$O251])*([.AG$3]-[.B$13]/2)" office:value-type="float" office:value="519.466396181216" calcext:value-type="float">
            <text:p>519.466396181216</text:p>
          </table:table-cell>
          <table:table-cell table:formula="of:=SIN([.$O251])*([.AF$3]-[.B$12]/2)+COS([.$O251])*([.AG$3]-[.B$13]/2)" office:value-type="float" office:value="-499.994663210019" calcext:value-type="float">
            <text:p>-499.994663210019</text:p>
          </table:table-cell>
          <table:table-cell table:formula="of:=MIN([.X251];[.Z251];[.AB251];[.AD251])" office:value-type="float" office:value="-640.386886260755" calcext:value-type="float">
            <text:p>-640.386886260755</text:p>
          </table:table-cell>
          <table:table-cell table:formula="of:=MIN([.Y251];[.AA251];[.AC251];[.AE251])" office:value-type="float" office:value="-708.463281522112" calcext:value-type="float">
            <text:p>-708.463281522112</text:p>
          </table:table-cell>
          <table:table-cell table:formula="of:=[.AF251]-[.$AH251]" office:value-type="float" office:value="1159.85328244197" calcext:value-type="float">
            <text:p>1159.85328244197</text:p>
          </table:table-cell>
          <table:table-cell table:formula="of:=[.AG251]-[.$AI251]" office:value-type="float" office:value="208.468618312093" calcext:value-type="float">
            <text:p>208.468618312093</text:p>
          </table:table-cell>
          <table:table-cell table:formula="of:=[.AF$3]-[.AJ251]" office:value-type="float" office:value="-809.853282441971" calcext:value-type="float">
            <text:p>-809.853282441971</text:p>
          </table:table-cell>
          <table:table-cell table:formula="of:=[.AG$3]-[.AK251]" office:value-type="float" office:value="-458.468618312093" calcext:value-type="float">
            <text:p>-458.468618312093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2];[.E252];[.F252])+TIME([.G252];[.H252];[.I252])" office:value-type="date" office:date-value="1999-11-30" calcext:value-type="date">
            <text:p>30/11/99 00:00:00</text:p>
          </table:table-cell>
          <table:table-cell table:formula="of:=IF([.C252]&lt;&gt;&quot;&quot;;CONCATENATE(&quot;mogrify -rotate &quot;;ROUND([.N252];3);&quot; -background black &quot;;[.C252]);&quot;&quot;)">
            <text:p/>
          </table:table-cell>
          <table:table-cell table:formula="of:=IF([.C252]&lt;&gt;&quot;&quot;;CONCATENATE(&quot;mogrify -crop &quot;;ROUND([.B$22]);&quot;x&quot;;ROUND([.B$23]);&quot;+&quot;;ROUND([.B$30]+[.B$33]-[.AL252]);&quot;+&quot;;ROUND([.B$31]+[.B$34]-[.AM252]);&quot; &quot;;[.C252]);&quot;&quot;)">
            <text:p/>
          </table:table-cell>
          <table:table-cell/>
          <table:table-cell table:style-name="Default" table:formula="of:=IF([.C252]&lt;&gt;&quot;&quot;;([.J252]-[.J$3])*360*[.B$35];0)" office:value-type="float" office:value="0" calcext:value-type="float">
            <text:p>0</text:p>
          </table:table-cell>
          <table:table-cell table:formula="of:=[.N252]/180*PI()" office:value-type="float" office:value="0" calcext:value-type="float">
            <text:p>0</text:p>
          </table:table-cell>
          <table:table-cell table:formula="of:=COS([.$O252])*([.P$3]-[.B$14])-SIN([.$O252])*([.Q$3]-[.B$15])" office:value-type="float" office:value="-350" calcext:value-type="float">
            <text:p>-350</text:p>
          </table:table-cell>
          <table:table-cell table:formula="of:=SIN([.$O252])*([.P$3]-[.B$14])+COS([.$O252])*([.Q$3]-[.B$15])" office:value-type="float" office:value="250" calcext:value-type="float">
            <text:p>250</text:p>
          </table:table-cell>
          <table:table-cell table:formula="of:=COS([.$O252])*([.R$3]-[.B$14])-SIN([.$O252])*([.S$3]-[.B$15])" office:value-type="float" office:value="-350" calcext:value-type="float">
            <text:p>-350</text:p>
          </table:table-cell>
          <table:table-cell table:formula="of:=SIN([.$O252])*([.R$3]-[.B$14])+COS([.$O252])*([.S$3]-[.B$15])" office:value-type="float" office:value="1118" calcext:value-type="float">
            <text:p>1118</text:p>
          </table:table-cell>
          <table:table-cell table:formula="of:=COS([.$O252])*([.T$3]-[.B$14])-SIN([.$O252])*([.U$3]-[.B$15])" office:value-type="float" office:value="806" calcext:value-type="float">
            <text:p>806</text:p>
          </table:table-cell>
          <table:table-cell table:formula="of:=SIN([.$O252])*([.T$3]-[.B$14])+COS([.$O252])*([.U$3]-[.B$15])" office:value-type="float" office:value="250" calcext:value-type="float">
            <text:p>250</text:p>
          </table:table-cell>
          <table:table-cell table:formula="of:=COS([.$O252])*([.V$3]-[.B$14])-SIN([.$O252])*([.W$3]-[.B$15])" office:value-type="float" office:value="806" calcext:value-type="float">
            <text:p>806</text:p>
          </table:table-cell>
          <table:table-cell table:formula="of:=SIN([.$O252])*([.V$3]-[.B$14])+COS([.$O252])*([.W$3]-[.B$15])" office:value-type="float" office:value="1118" calcext:value-type="float">
            <text:p>1118</text:p>
          </table:table-cell>
          <table:table-cell table:formula="of:=COS([.$O252])*([.X$3]-[.B$12]/2)-SIN([.$O252])*([.Y$3]-[.B$13]/2)" office:value-type="float" office:value="-578" calcext:value-type="float">
            <text:p>-578</text:p>
          </table:table-cell>
          <table:table-cell table:formula="of:=SIN([.$O252])*([.X$3]-[.B$12]/2)+COS([.$O252])*([.Y$3]-[.B$13]/2)" office:value-type="float" office:value="-434" calcext:value-type="float">
            <text:p>-434</text:p>
          </table:table-cell>
          <table:table-cell table:formula="of:=COS([.$O252])*([.Z$3]-[.B$12]/2)-SIN([.$O252])*([.AA$3]-[.B$13]/2)" office:value-type="float" office:value="-578" calcext:value-type="float">
            <text:p>-578</text:p>
          </table:table-cell>
          <table:table-cell table:formula="of:=SIN([.$O252])*([.Z$3]-[.B$12]/2)+COS([.$O252])*([.AA$3]-[.B$13]/2)" office:value-type="float" office:value="434" calcext:value-type="float">
            <text:p>434</text:p>
          </table:table-cell>
          <table:table-cell table:formula="of:=COS([.$O252])*([.AB$3]-[.B$12]/2)-SIN([.$O252])*([.AC$3]-[.B$13]/2)" office:value-type="float" office:value="578" calcext:value-type="float">
            <text:p>578</text:p>
          </table:table-cell>
          <table:table-cell table:formula="of:=SIN([.$O252])*([.AB$3]-[.B$12]/2)+COS([.$O252])*([.AC$3]-[.B$13]/2)" office:value-type="float" office:value="-434" calcext:value-type="float">
            <text:p>-434</text:p>
          </table:table-cell>
          <table:table-cell table:formula="of:=COS([.$O252])*([.AD$3]-[.B$12]/2)-SIN([.$O252])*([.AE$3]-[.B$13]/2)" office:value-type="float" office:value="578" calcext:value-type="float">
            <text:p>578</text:p>
          </table:table-cell>
          <table:table-cell table:formula="of:=SIN([.$O252])*([.AD$3]-[.B$12]/2)+COS([.$O252])*([.AE$3]-[.B$13]/2)" office:value-type="float" office:value="434" calcext:value-type="float">
            <text:p>434</text:p>
          </table:table-cell>
          <table:table-cell table:formula="of:=COS([.$O252])*([.AF$3]-[.B$12]/2)-SIN([.$O252])*([.AG$3]-[.B$13]/2)" office:value-type="float" office:value="-228" calcext:value-type="float">
            <text:p>-228</text:p>
          </table:table-cell>
          <table:table-cell table:formula="of:=SIN([.$O252])*([.AF$3]-[.B$12]/2)+COS([.$O252])*([.AG$3]-[.B$13]/2)" office:value-type="float" office:value="-684" calcext:value-type="float">
            <text:p>-684</text:p>
          </table:table-cell>
          <table:table-cell table:formula="of:=MIN([.X252];[.Z252];[.AB252];[.AD252])" office:value-type="float" office:value="-578" calcext:value-type="float">
            <text:p>-578</text:p>
          </table:table-cell>
          <table:table-cell table:formula="of:=MIN([.Y252];[.AA252];[.AC252];[.AE252])" office:value-type="float" office:value="-434" calcext:value-type="float">
            <text:p>-434</text:p>
          </table:table-cell>
          <table:table-cell table:formula="of:=[.AF252]-[.$AH252]" office:value-type="float" office:value="350" calcext:value-type="float">
            <text:p>350</text:p>
          </table:table-cell>
          <table:table-cell table:formula="of:=[.AG252]-[.$AI252]" office:value-type="float" office:value="-250" calcext:value-type="float">
            <text:p>-250</text:p>
          </table:table-cell>
          <table:table-cell table:formula="of:=[.AF$3]-[.AJ252]" office:value-type="float" office:value="0" calcext:value-type="float">
            <text:p>0</text:p>
          </table:table-cell>
          <table:table-cell table:formula="of:=[.AG$3]-[.AK25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3];[.E253];[.F253])+TIME([.G253];[.H253];[.I253])" office:value-type="date" office:date-value="1999-11-30" calcext:value-type="date">
            <text:p>30/11/99 00:00:00</text:p>
          </table:table-cell>
          <table:table-cell table:formula="of:=IF([.C253]&lt;&gt;&quot;&quot;;CONCATENATE(&quot;mogrify -rotate &quot;;ROUND([.N253];3);&quot; -background black &quot;;[.C253]);&quot;&quot;)">
            <text:p/>
          </table:table-cell>
          <table:table-cell table:formula="of:=IF([.C253]&lt;&gt;&quot;&quot;;CONCATENATE(&quot;mogrify -crop &quot;;ROUND([.B$22]);&quot;x&quot;;ROUND([.B$23]);&quot;+&quot;;ROUND([.B$30]+[.B$33]-[.AL253]);&quot;+&quot;;ROUND([.B$31]+[.B$34]-[.AM253]);&quot; &quot;;[.C253]);&quot;&quot;)">
            <text:p/>
          </table:table-cell>
          <table:table-cell/>
          <table:table-cell table:style-name="Default" table:formula="of:=IF([.C253]&lt;&gt;&quot;&quot;;([.J253]-[.J$3])*360*[.B$35];0)" office:value-type="float" office:value="0" calcext:value-type="float">
            <text:p>0</text:p>
          </table:table-cell>
          <table:table-cell table:formula="of:=[.N253]/180*PI()" office:value-type="float" office:value="0" calcext:value-type="float">
            <text:p>0</text:p>
          </table:table-cell>
          <table:table-cell table:formula="of:=COS([.$O253])*([.P$3]-[.B$14])-SIN([.$O253])*([.Q$3]-[.B$15])" office:value-type="float" office:value="-350" calcext:value-type="float">
            <text:p>-350</text:p>
          </table:table-cell>
          <table:table-cell table:formula="of:=SIN([.$O253])*([.P$3]-[.B$14])+COS([.$O253])*([.Q$3]-[.B$15])" office:value-type="float" office:value="250" calcext:value-type="float">
            <text:p>250</text:p>
          </table:table-cell>
          <table:table-cell table:formula="of:=COS([.$O253])*([.R$3]-[.B$14])-SIN([.$O253])*([.S$3]-[.B$15])" office:value-type="float" office:value="-350" calcext:value-type="float">
            <text:p>-350</text:p>
          </table:table-cell>
          <table:table-cell table:formula="of:=SIN([.$O253])*([.R$3]-[.B$14])+COS([.$O253])*([.S$3]-[.B$15])" office:value-type="float" office:value="1118" calcext:value-type="float">
            <text:p>1118</text:p>
          </table:table-cell>
          <table:table-cell table:formula="of:=COS([.$O253])*([.T$3]-[.B$14])-SIN([.$O253])*([.U$3]-[.B$15])" office:value-type="float" office:value="806" calcext:value-type="float">
            <text:p>806</text:p>
          </table:table-cell>
          <table:table-cell table:formula="of:=SIN([.$O253])*([.T$3]-[.B$14])+COS([.$O253])*([.U$3]-[.B$15])" office:value-type="float" office:value="250" calcext:value-type="float">
            <text:p>250</text:p>
          </table:table-cell>
          <table:table-cell table:formula="of:=COS([.$O253])*([.V$3]-[.B$14])-SIN([.$O253])*([.W$3]-[.B$15])" office:value-type="float" office:value="806" calcext:value-type="float">
            <text:p>806</text:p>
          </table:table-cell>
          <table:table-cell table:formula="of:=SIN([.$O253])*([.V$3]-[.B$14])+COS([.$O253])*([.W$3]-[.B$15])" office:value-type="float" office:value="1118" calcext:value-type="float">
            <text:p>1118</text:p>
          </table:table-cell>
          <table:table-cell table:formula="of:=COS([.$O253])*([.X$3]-[.B$12]/2)-SIN([.$O253])*([.Y$3]-[.B$13]/2)" office:value-type="float" office:value="-578" calcext:value-type="float">
            <text:p>-578</text:p>
          </table:table-cell>
          <table:table-cell table:formula="of:=SIN([.$O253])*([.X$3]-[.B$12]/2)+COS([.$O253])*([.Y$3]-[.B$13]/2)" office:value-type="float" office:value="-434" calcext:value-type="float">
            <text:p>-434</text:p>
          </table:table-cell>
          <table:table-cell table:formula="of:=COS([.$O253])*([.Z$3]-[.B$12]/2)-SIN([.$O253])*([.AA$3]-[.B$13]/2)" office:value-type="float" office:value="-578" calcext:value-type="float">
            <text:p>-578</text:p>
          </table:table-cell>
          <table:table-cell table:formula="of:=SIN([.$O253])*([.Z$3]-[.B$12]/2)+COS([.$O253])*([.AA$3]-[.B$13]/2)" office:value-type="float" office:value="434" calcext:value-type="float">
            <text:p>434</text:p>
          </table:table-cell>
          <table:table-cell table:formula="of:=COS([.$O253])*([.AB$3]-[.B$12]/2)-SIN([.$O253])*([.AC$3]-[.B$13]/2)" office:value-type="float" office:value="578" calcext:value-type="float">
            <text:p>578</text:p>
          </table:table-cell>
          <table:table-cell table:formula="of:=SIN([.$O253])*([.AB$3]-[.B$12]/2)+COS([.$O253])*([.AC$3]-[.B$13]/2)" office:value-type="float" office:value="-434" calcext:value-type="float">
            <text:p>-434</text:p>
          </table:table-cell>
          <table:table-cell table:formula="of:=COS([.$O253])*([.AD$3]-[.B$12]/2)-SIN([.$O253])*([.AE$3]-[.B$13]/2)" office:value-type="float" office:value="578" calcext:value-type="float">
            <text:p>578</text:p>
          </table:table-cell>
          <table:table-cell table:formula="of:=SIN([.$O253])*([.AD$3]-[.B$12]/2)+COS([.$O253])*([.AE$3]-[.B$13]/2)" office:value-type="float" office:value="434" calcext:value-type="float">
            <text:p>434</text:p>
          </table:table-cell>
          <table:table-cell table:formula="of:=COS([.$O253])*([.AF$3]-[.B$12]/2)-SIN([.$O253])*([.AG$3]-[.B$13]/2)" office:value-type="float" office:value="-228" calcext:value-type="float">
            <text:p>-228</text:p>
          </table:table-cell>
          <table:table-cell table:formula="of:=SIN([.$O253])*([.AF$3]-[.B$12]/2)+COS([.$O253])*([.AG$3]-[.B$13]/2)" office:value-type="float" office:value="-684" calcext:value-type="float">
            <text:p>-684</text:p>
          </table:table-cell>
          <table:table-cell table:formula="of:=MIN([.X253];[.Z253];[.AB253];[.AD253])" office:value-type="float" office:value="-578" calcext:value-type="float">
            <text:p>-578</text:p>
          </table:table-cell>
          <table:table-cell table:formula="of:=MIN([.Y253];[.AA253];[.AC253];[.AE253])" office:value-type="float" office:value="-434" calcext:value-type="float">
            <text:p>-434</text:p>
          </table:table-cell>
          <table:table-cell table:formula="of:=[.AF253]-[.$AH253]" office:value-type="float" office:value="350" calcext:value-type="float">
            <text:p>350</text:p>
          </table:table-cell>
          <table:table-cell table:formula="of:=[.AG253]-[.$AI253]" office:value-type="float" office:value="-250" calcext:value-type="float">
            <text:p>-250</text:p>
          </table:table-cell>
          <table:table-cell table:formula="of:=[.AF$3]-[.AJ253]" office:value-type="float" office:value="0" calcext:value-type="float">
            <text:p>0</text:p>
          </table:table-cell>
          <table:table-cell table:formula="of:=[.AG$3]-[.AK25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4];[.E254];[.F254])+TIME([.G254];[.H254];[.I254])" office:value-type="date" office:date-value="1999-11-30" calcext:value-type="date">
            <text:p>30/11/99 00:00:00</text:p>
          </table:table-cell>
          <table:table-cell table:formula="of:=IF([.C254]&lt;&gt;&quot;&quot;;CONCATENATE(&quot;mogrify -rotate &quot;;ROUND([.N254];3);&quot; -background black &quot;;[.C254]);&quot;&quot;)">
            <text:p/>
          </table:table-cell>
          <table:table-cell table:formula="of:=IF([.C254]&lt;&gt;&quot;&quot;;CONCATENATE(&quot;mogrify -crop &quot;;ROUND([.B$22]);&quot;x&quot;;ROUND([.B$23]);&quot;+&quot;;ROUND([.B$30]+[.B$33]-[.AL254]);&quot;+&quot;;ROUND([.B$31]+[.B$34]-[.AM254]);&quot; &quot;;[.C254]);&quot;&quot;)">
            <text:p/>
          </table:table-cell>
          <table:table-cell/>
          <table:table-cell table:style-name="Default" table:formula="of:=IF([.C254]&lt;&gt;&quot;&quot;;([.J254]-[.J$3])*360*[.B$35];0)" office:value-type="float" office:value="0" calcext:value-type="float">
            <text:p>0</text:p>
          </table:table-cell>
          <table:table-cell table:formula="of:=[.N254]/180*PI()" office:value-type="float" office:value="0" calcext:value-type="float">
            <text:p>0</text:p>
          </table:table-cell>
          <table:table-cell table:formula="of:=COS([.$O254])*([.P$3]-[.B$14])-SIN([.$O254])*([.Q$3]-[.B$15])" office:value-type="float" office:value="-350" calcext:value-type="float">
            <text:p>-350</text:p>
          </table:table-cell>
          <table:table-cell table:formula="of:=SIN([.$O254])*([.P$3]-[.B$14])+COS([.$O254])*([.Q$3]-[.B$15])" office:value-type="float" office:value="250" calcext:value-type="float">
            <text:p>250</text:p>
          </table:table-cell>
          <table:table-cell table:formula="of:=COS([.$O254])*([.R$3]-[.B$14])-SIN([.$O254])*([.S$3]-[.B$15])" office:value-type="float" office:value="-350" calcext:value-type="float">
            <text:p>-350</text:p>
          </table:table-cell>
          <table:table-cell table:formula="of:=SIN([.$O254])*([.R$3]-[.B$14])+COS([.$O254])*([.S$3]-[.B$15])" office:value-type="float" office:value="1118" calcext:value-type="float">
            <text:p>1118</text:p>
          </table:table-cell>
          <table:table-cell table:formula="of:=COS([.$O254])*([.T$3]-[.B$14])-SIN([.$O254])*([.U$3]-[.B$15])" office:value-type="float" office:value="806" calcext:value-type="float">
            <text:p>806</text:p>
          </table:table-cell>
          <table:table-cell table:formula="of:=SIN([.$O254])*([.T$3]-[.B$14])+COS([.$O254])*([.U$3]-[.B$15])" office:value-type="float" office:value="250" calcext:value-type="float">
            <text:p>250</text:p>
          </table:table-cell>
          <table:table-cell table:formula="of:=COS([.$O254])*([.V$3]-[.B$14])-SIN([.$O254])*([.W$3]-[.B$15])" office:value-type="float" office:value="806" calcext:value-type="float">
            <text:p>806</text:p>
          </table:table-cell>
          <table:table-cell table:formula="of:=SIN([.$O254])*([.V$3]-[.B$14])+COS([.$O254])*([.W$3]-[.B$15])" office:value-type="float" office:value="1118" calcext:value-type="float">
            <text:p>1118</text:p>
          </table:table-cell>
          <table:table-cell table:formula="of:=COS([.$O254])*([.X$3]-[.B$12]/2)-SIN([.$O254])*([.Y$3]-[.B$13]/2)" office:value-type="float" office:value="-578" calcext:value-type="float">
            <text:p>-578</text:p>
          </table:table-cell>
          <table:table-cell table:formula="of:=SIN([.$O254])*([.X$3]-[.B$12]/2)+COS([.$O254])*([.Y$3]-[.B$13]/2)" office:value-type="float" office:value="-434" calcext:value-type="float">
            <text:p>-434</text:p>
          </table:table-cell>
          <table:table-cell table:formula="of:=COS([.$O254])*([.Z$3]-[.B$12]/2)-SIN([.$O254])*([.AA$3]-[.B$13]/2)" office:value-type="float" office:value="-578" calcext:value-type="float">
            <text:p>-578</text:p>
          </table:table-cell>
          <table:table-cell table:formula="of:=SIN([.$O254])*([.Z$3]-[.B$12]/2)+COS([.$O254])*([.AA$3]-[.B$13]/2)" office:value-type="float" office:value="434" calcext:value-type="float">
            <text:p>434</text:p>
          </table:table-cell>
          <table:table-cell table:formula="of:=COS([.$O254])*([.AB$3]-[.B$12]/2)-SIN([.$O254])*([.AC$3]-[.B$13]/2)" office:value-type="float" office:value="578" calcext:value-type="float">
            <text:p>578</text:p>
          </table:table-cell>
          <table:table-cell table:formula="of:=SIN([.$O254])*([.AB$3]-[.B$12]/2)+COS([.$O254])*([.AC$3]-[.B$13]/2)" office:value-type="float" office:value="-434" calcext:value-type="float">
            <text:p>-434</text:p>
          </table:table-cell>
          <table:table-cell table:formula="of:=COS([.$O254])*([.AD$3]-[.B$12]/2)-SIN([.$O254])*([.AE$3]-[.B$13]/2)" office:value-type="float" office:value="578" calcext:value-type="float">
            <text:p>578</text:p>
          </table:table-cell>
          <table:table-cell table:formula="of:=SIN([.$O254])*([.AD$3]-[.B$12]/2)+COS([.$O254])*([.AE$3]-[.B$13]/2)" office:value-type="float" office:value="434" calcext:value-type="float">
            <text:p>434</text:p>
          </table:table-cell>
          <table:table-cell table:formula="of:=COS([.$O254])*([.AF$3]-[.B$12]/2)-SIN([.$O254])*([.AG$3]-[.B$13]/2)" office:value-type="float" office:value="-228" calcext:value-type="float">
            <text:p>-228</text:p>
          </table:table-cell>
          <table:table-cell table:formula="of:=SIN([.$O254])*([.AF$3]-[.B$12]/2)+COS([.$O254])*([.AG$3]-[.B$13]/2)" office:value-type="float" office:value="-684" calcext:value-type="float">
            <text:p>-684</text:p>
          </table:table-cell>
          <table:table-cell table:formula="of:=MIN([.X254];[.Z254];[.AB254];[.AD254])" office:value-type="float" office:value="-578" calcext:value-type="float">
            <text:p>-578</text:p>
          </table:table-cell>
          <table:table-cell table:formula="of:=MIN([.Y254];[.AA254];[.AC254];[.AE254])" office:value-type="float" office:value="-434" calcext:value-type="float">
            <text:p>-434</text:p>
          </table:table-cell>
          <table:table-cell table:formula="of:=[.AF254]-[.$AH254]" office:value-type="float" office:value="350" calcext:value-type="float">
            <text:p>350</text:p>
          </table:table-cell>
          <table:table-cell table:formula="of:=[.AG254]-[.$AI254]" office:value-type="float" office:value="-250" calcext:value-type="float">
            <text:p>-250</text:p>
          </table:table-cell>
          <table:table-cell table:formula="of:=[.AF$3]-[.AJ254]" office:value-type="float" office:value="0" calcext:value-type="float">
            <text:p>0</text:p>
          </table:table-cell>
          <table:table-cell table:formula="of:=[.AG$3]-[.AK25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5];[.E255];[.F255])+TIME([.G255];[.H255];[.I255])" office:value-type="date" office:date-value="1999-11-30" calcext:value-type="date">
            <text:p>30/11/99 00:00:00</text:p>
          </table:table-cell>
          <table:table-cell table:formula="of:=IF([.C255]&lt;&gt;&quot;&quot;;CONCATENATE(&quot;mogrify -rotate &quot;;ROUND([.N255];3);&quot; -background black &quot;;[.C255]);&quot;&quot;)">
            <text:p/>
          </table:table-cell>
          <table:table-cell table:formula="of:=IF([.C255]&lt;&gt;&quot;&quot;;CONCATENATE(&quot;mogrify -crop &quot;;ROUND([.B$22]);&quot;x&quot;;ROUND([.B$23]);&quot;+&quot;;ROUND([.B$30]+[.B$33]-[.AL255]);&quot;+&quot;;ROUND([.B$31]+[.B$34]-[.AM255]);&quot; &quot;;[.C255]);&quot;&quot;)">
            <text:p/>
          </table:table-cell>
          <table:table-cell/>
          <table:table-cell table:style-name="Default" table:formula="of:=IF([.C255]&lt;&gt;&quot;&quot;;([.J255]-[.J$3])*360*[.B$35];0)" office:value-type="float" office:value="0" calcext:value-type="float">
            <text:p>0</text:p>
          </table:table-cell>
          <table:table-cell table:formula="of:=[.N255]/180*PI()" office:value-type="float" office:value="0" calcext:value-type="float">
            <text:p>0</text:p>
          </table:table-cell>
          <table:table-cell table:formula="of:=COS([.$O255])*([.P$3]-[.B$14])-SIN([.$O255])*([.Q$3]-[.B$15])" office:value-type="float" office:value="-350" calcext:value-type="float">
            <text:p>-350</text:p>
          </table:table-cell>
          <table:table-cell table:formula="of:=SIN([.$O255])*([.P$3]-[.B$14])+COS([.$O255])*([.Q$3]-[.B$15])" office:value-type="float" office:value="250" calcext:value-type="float">
            <text:p>250</text:p>
          </table:table-cell>
          <table:table-cell table:formula="of:=COS([.$O255])*([.R$3]-[.B$14])-SIN([.$O255])*([.S$3]-[.B$15])" office:value-type="float" office:value="-350" calcext:value-type="float">
            <text:p>-350</text:p>
          </table:table-cell>
          <table:table-cell table:formula="of:=SIN([.$O255])*([.R$3]-[.B$14])+COS([.$O255])*([.S$3]-[.B$15])" office:value-type="float" office:value="1118" calcext:value-type="float">
            <text:p>1118</text:p>
          </table:table-cell>
          <table:table-cell table:formula="of:=COS([.$O255])*([.T$3]-[.B$14])-SIN([.$O255])*([.U$3]-[.B$15])" office:value-type="float" office:value="806" calcext:value-type="float">
            <text:p>806</text:p>
          </table:table-cell>
          <table:table-cell table:formula="of:=SIN([.$O255])*([.T$3]-[.B$14])+COS([.$O255])*([.U$3]-[.B$15])" office:value-type="float" office:value="250" calcext:value-type="float">
            <text:p>250</text:p>
          </table:table-cell>
          <table:table-cell table:formula="of:=COS([.$O255])*([.V$3]-[.B$14])-SIN([.$O255])*([.W$3]-[.B$15])" office:value-type="float" office:value="806" calcext:value-type="float">
            <text:p>806</text:p>
          </table:table-cell>
          <table:table-cell table:formula="of:=SIN([.$O255])*([.V$3]-[.B$14])+COS([.$O255])*([.W$3]-[.B$15])" office:value-type="float" office:value="1118" calcext:value-type="float">
            <text:p>1118</text:p>
          </table:table-cell>
          <table:table-cell table:formula="of:=COS([.$O255])*([.X$3]-[.B$12]/2)-SIN([.$O255])*([.Y$3]-[.B$13]/2)" office:value-type="float" office:value="-578" calcext:value-type="float">
            <text:p>-578</text:p>
          </table:table-cell>
          <table:table-cell table:formula="of:=SIN([.$O255])*([.X$3]-[.B$12]/2)+COS([.$O255])*([.Y$3]-[.B$13]/2)" office:value-type="float" office:value="-434" calcext:value-type="float">
            <text:p>-434</text:p>
          </table:table-cell>
          <table:table-cell table:formula="of:=COS([.$O255])*([.Z$3]-[.B$12]/2)-SIN([.$O255])*([.AA$3]-[.B$13]/2)" office:value-type="float" office:value="-578" calcext:value-type="float">
            <text:p>-578</text:p>
          </table:table-cell>
          <table:table-cell table:formula="of:=SIN([.$O255])*([.Z$3]-[.B$12]/2)+COS([.$O255])*([.AA$3]-[.B$13]/2)" office:value-type="float" office:value="434" calcext:value-type="float">
            <text:p>434</text:p>
          </table:table-cell>
          <table:table-cell table:formula="of:=COS([.$O255])*([.AB$3]-[.B$12]/2)-SIN([.$O255])*([.AC$3]-[.B$13]/2)" office:value-type="float" office:value="578" calcext:value-type="float">
            <text:p>578</text:p>
          </table:table-cell>
          <table:table-cell table:formula="of:=SIN([.$O255])*([.AB$3]-[.B$12]/2)+COS([.$O255])*([.AC$3]-[.B$13]/2)" office:value-type="float" office:value="-434" calcext:value-type="float">
            <text:p>-434</text:p>
          </table:table-cell>
          <table:table-cell table:formula="of:=COS([.$O255])*([.AD$3]-[.B$12]/2)-SIN([.$O255])*([.AE$3]-[.B$13]/2)" office:value-type="float" office:value="578" calcext:value-type="float">
            <text:p>578</text:p>
          </table:table-cell>
          <table:table-cell table:formula="of:=SIN([.$O255])*([.AD$3]-[.B$12]/2)+COS([.$O255])*([.AE$3]-[.B$13]/2)" office:value-type="float" office:value="434" calcext:value-type="float">
            <text:p>434</text:p>
          </table:table-cell>
          <table:table-cell table:formula="of:=COS([.$O255])*([.AF$3]-[.B$12]/2)-SIN([.$O255])*([.AG$3]-[.B$13]/2)" office:value-type="float" office:value="-228" calcext:value-type="float">
            <text:p>-228</text:p>
          </table:table-cell>
          <table:table-cell table:formula="of:=SIN([.$O255])*([.AF$3]-[.B$12]/2)+COS([.$O255])*([.AG$3]-[.B$13]/2)" office:value-type="float" office:value="-684" calcext:value-type="float">
            <text:p>-684</text:p>
          </table:table-cell>
          <table:table-cell table:formula="of:=MIN([.X255];[.Z255];[.AB255];[.AD255])" office:value-type="float" office:value="-578" calcext:value-type="float">
            <text:p>-578</text:p>
          </table:table-cell>
          <table:table-cell table:formula="of:=MIN([.Y255];[.AA255];[.AC255];[.AE255])" office:value-type="float" office:value="-434" calcext:value-type="float">
            <text:p>-434</text:p>
          </table:table-cell>
          <table:table-cell table:formula="of:=[.AF255]-[.$AH255]" office:value-type="float" office:value="350" calcext:value-type="float">
            <text:p>350</text:p>
          </table:table-cell>
          <table:table-cell table:formula="of:=[.AG255]-[.$AI255]" office:value-type="float" office:value="-250" calcext:value-type="float">
            <text:p>-250</text:p>
          </table:table-cell>
          <table:table-cell table:formula="of:=[.AF$3]-[.AJ255]" office:value-type="float" office:value="0" calcext:value-type="float">
            <text:p>0</text:p>
          </table:table-cell>
          <table:table-cell table:formula="of:=[.AG$3]-[.AK25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6];[.E256];[.F256])+TIME([.G256];[.H256];[.I256])" office:value-type="date" office:date-value="1999-11-30" calcext:value-type="date">
            <text:p>30/11/99 00:00:00</text:p>
          </table:table-cell>
          <table:table-cell table:formula="of:=IF([.C256]&lt;&gt;&quot;&quot;;CONCATENATE(&quot;mogrify -rotate &quot;;ROUND([.N256];3);&quot; -background black &quot;;[.C256]);&quot;&quot;)">
            <text:p/>
          </table:table-cell>
          <table:table-cell table:formula="of:=IF([.C256]&lt;&gt;&quot;&quot;;CONCATENATE(&quot;mogrify -crop &quot;;ROUND([.B$22]);&quot;x&quot;;ROUND([.B$23]);&quot;+&quot;;ROUND([.B$30]+[.B$33]-[.AL256]);&quot;+&quot;;ROUND([.B$31]+[.B$34]-[.AM256]);&quot; &quot;;[.C256]);&quot;&quot;)">
            <text:p/>
          </table:table-cell>
          <table:table-cell/>
          <table:table-cell table:style-name="Default" table:formula="of:=IF([.C256]&lt;&gt;&quot;&quot;;([.J256]-[.J$3])*360*[.B$35];0)" office:value-type="float" office:value="0" calcext:value-type="float">
            <text:p>0</text:p>
          </table:table-cell>
          <table:table-cell table:formula="of:=[.N256]/180*PI()" office:value-type="float" office:value="0" calcext:value-type="float">
            <text:p>0</text:p>
          </table:table-cell>
          <table:table-cell table:formula="of:=COS([.$O256])*([.P$3]-[.B$14])-SIN([.$O256])*([.Q$3]-[.B$15])" office:value-type="float" office:value="-350" calcext:value-type="float">
            <text:p>-350</text:p>
          </table:table-cell>
          <table:table-cell table:formula="of:=SIN([.$O256])*([.P$3]-[.B$14])+COS([.$O256])*([.Q$3]-[.B$15])" office:value-type="float" office:value="250" calcext:value-type="float">
            <text:p>250</text:p>
          </table:table-cell>
          <table:table-cell table:formula="of:=COS([.$O256])*([.R$3]-[.B$14])-SIN([.$O256])*([.S$3]-[.B$15])" office:value-type="float" office:value="-350" calcext:value-type="float">
            <text:p>-350</text:p>
          </table:table-cell>
          <table:table-cell table:formula="of:=SIN([.$O256])*([.R$3]-[.B$14])+COS([.$O256])*([.S$3]-[.B$15])" office:value-type="float" office:value="1118" calcext:value-type="float">
            <text:p>1118</text:p>
          </table:table-cell>
          <table:table-cell table:formula="of:=COS([.$O256])*([.T$3]-[.B$14])-SIN([.$O256])*([.U$3]-[.B$15])" office:value-type="float" office:value="806" calcext:value-type="float">
            <text:p>806</text:p>
          </table:table-cell>
          <table:table-cell table:formula="of:=SIN([.$O256])*([.T$3]-[.B$14])+COS([.$O256])*([.U$3]-[.B$15])" office:value-type="float" office:value="250" calcext:value-type="float">
            <text:p>250</text:p>
          </table:table-cell>
          <table:table-cell table:formula="of:=COS([.$O256])*([.V$3]-[.B$14])-SIN([.$O256])*([.W$3]-[.B$15])" office:value-type="float" office:value="806" calcext:value-type="float">
            <text:p>806</text:p>
          </table:table-cell>
          <table:table-cell table:formula="of:=SIN([.$O256])*([.V$3]-[.B$14])+COS([.$O256])*([.W$3]-[.B$15])" office:value-type="float" office:value="1118" calcext:value-type="float">
            <text:p>1118</text:p>
          </table:table-cell>
          <table:table-cell table:formula="of:=COS([.$O256])*([.X$3]-[.B$12]/2)-SIN([.$O256])*([.Y$3]-[.B$13]/2)" office:value-type="float" office:value="-578" calcext:value-type="float">
            <text:p>-578</text:p>
          </table:table-cell>
          <table:table-cell table:formula="of:=SIN([.$O256])*([.X$3]-[.B$12]/2)+COS([.$O256])*([.Y$3]-[.B$13]/2)" office:value-type="float" office:value="-434" calcext:value-type="float">
            <text:p>-434</text:p>
          </table:table-cell>
          <table:table-cell table:formula="of:=COS([.$O256])*([.Z$3]-[.B$12]/2)-SIN([.$O256])*([.AA$3]-[.B$13]/2)" office:value-type="float" office:value="-578" calcext:value-type="float">
            <text:p>-578</text:p>
          </table:table-cell>
          <table:table-cell table:formula="of:=SIN([.$O256])*([.Z$3]-[.B$12]/2)+COS([.$O256])*([.AA$3]-[.B$13]/2)" office:value-type="float" office:value="434" calcext:value-type="float">
            <text:p>434</text:p>
          </table:table-cell>
          <table:table-cell table:formula="of:=COS([.$O256])*([.AB$3]-[.B$12]/2)-SIN([.$O256])*([.AC$3]-[.B$13]/2)" office:value-type="float" office:value="578" calcext:value-type="float">
            <text:p>578</text:p>
          </table:table-cell>
          <table:table-cell table:formula="of:=SIN([.$O256])*([.AB$3]-[.B$12]/2)+COS([.$O256])*([.AC$3]-[.B$13]/2)" office:value-type="float" office:value="-434" calcext:value-type="float">
            <text:p>-434</text:p>
          </table:table-cell>
          <table:table-cell table:formula="of:=COS([.$O256])*([.AD$3]-[.B$12]/2)-SIN([.$O256])*([.AE$3]-[.B$13]/2)" office:value-type="float" office:value="578" calcext:value-type="float">
            <text:p>578</text:p>
          </table:table-cell>
          <table:table-cell table:formula="of:=SIN([.$O256])*([.AD$3]-[.B$12]/2)+COS([.$O256])*([.AE$3]-[.B$13]/2)" office:value-type="float" office:value="434" calcext:value-type="float">
            <text:p>434</text:p>
          </table:table-cell>
          <table:table-cell table:formula="of:=COS([.$O256])*([.AF$3]-[.B$12]/2)-SIN([.$O256])*([.AG$3]-[.B$13]/2)" office:value-type="float" office:value="-228" calcext:value-type="float">
            <text:p>-228</text:p>
          </table:table-cell>
          <table:table-cell table:formula="of:=SIN([.$O256])*([.AF$3]-[.B$12]/2)+COS([.$O256])*([.AG$3]-[.B$13]/2)" office:value-type="float" office:value="-684" calcext:value-type="float">
            <text:p>-684</text:p>
          </table:table-cell>
          <table:table-cell table:formula="of:=MIN([.X256];[.Z256];[.AB256];[.AD256])" office:value-type="float" office:value="-578" calcext:value-type="float">
            <text:p>-578</text:p>
          </table:table-cell>
          <table:table-cell table:formula="of:=MIN([.Y256];[.AA256];[.AC256];[.AE256])" office:value-type="float" office:value="-434" calcext:value-type="float">
            <text:p>-434</text:p>
          </table:table-cell>
          <table:table-cell table:formula="of:=[.AF256]-[.$AH256]" office:value-type="float" office:value="350" calcext:value-type="float">
            <text:p>350</text:p>
          </table:table-cell>
          <table:table-cell table:formula="of:=[.AG256]-[.$AI256]" office:value-type="float" office:value="-250" calcext:value-type="float">
            <text:p>-250</text:p>
          </table:table-cell>
          <table:table-cell table:formula="of:=[.AF$3]-[.AJ256]" office:value-type="float" office:value="0" calcext:value-type="float">
            <text:p>0</text:p>
          </table:table-cell>
          <table:table-cell table:formula="of:=[.AG$3]-[.AK25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7];[.E257];[.F257])+TIME([.G257];[.H257];[.I257])" office:value-type="date" office:date-value="1999-11-30" calcext:value-type="date">
            <text:p>30/11/99 00:00:00</text:p>
          </table:table-cell>
          <table:table-cell table:formula="of:=IF([.C257]&lt;&gt;&quot;&quot;;CONCATENATE(&quot;mogrify -rotate &quot;;ROUND([.N257];3);&quot; -background black &quot;;[.C257]);&quot;&quot;)">
            <text:p/>
          </table:table-cell>
          <table:table-cell table:formula="of:=IF([.C257]&lt;&gt;&quot;&quot;;CONCATENATE(&quot;mogrify -crop &quot;;ROUND([.B$22]);&quot;x&quot;;ROUND([.B$23]);&quot;+&quot;;ROUND([.B$30]+[.B$33]-[.AL257]);&quot;+&quot;;ROUND([.B$31]+[.B$34]-[.AM257]);&quot; &quot;;[.C257]);&quot;&quot;)">
            <text:p/>
          </table:table-cell>
          <table:table-cell/>
          <table:table-cell table:style-name="Default" table:formula="of:=IF([.C257]&lt;&gt;&quot;&quot;;([.J257]-[.J$3])*360*[.B$35];0)" office:value-type="float" office:value="0" calcext:value-type="float">
            <text:p>0</text:p>
          </table:table-cell>
          <table:table-cell table:formula="of:=[.N257]/180*PI()" office:value-type="float" office:value="0" calcext:value-type="float">
            <text:p>0</text:p>
          </table:table-cell>
          <table:table-cell table:formula="of:=COS([.$O257])*([.P$3]-[.B$14])-SIN([.$O257])*([.Q$3]-[.B$15])" office:value-type="float" office:value="-350" calcext:value-type="float">
            <text:p>-350</text:p>
          </table:table-cell>
          <table:table-cell table:formula="of:=SIN([.$O257])*([.P$3]-[.B$14])+COS([.$O257])*([.Q$3]-[.B$15])" office:value-type="float" office:value="250" calcext:value-type="float">
            <text:p>250</text:p>
          </table:table-cell>
          <table:table-cell table:formula="of:=COS([.$O257])*([.R$3]-[.B$14])-SIN([.$O257])*([.S$3]-[.B$15])" office:value-type="float" office:value="-350" calcext:value-type="float">
            <text:p>-350</text:p>
          </table:table-cell>
          <table:table-cell table:formula="of:=SIN([.$O257])*([.R$3]-[.B$14])+COS([.$O257])*([.S$3]-[.B$15])" office:value-type="float" office:value="1118" calcext:value-type="float">
            <text:p>1118</text:p>
          </table:table-cell>
          <table:table-cell table:formula="of:=COS([.$O257])*([.T$3]-[.B$14])-SIN([.$O257])*([.U$3]-[.B$15])" office:value-type="float" office:value="806" calcext:value-type="float">
            <text:p>806</text:p>
          </table:table-cell>
          <table:table-cell table:formula="of:=SIN([.$O257])*([.T$3]-[.B$14])+COS([.$O257])*([.U$3]-[.B$15])" office:value-type="float" office:value="250" calcext:value-type="float">
            <text:p>250</text:p>
          </table:table-cell>
          <table:table-cell table:formula="of:=COS([.$O257])*([.V$3]-[.B$14])-SIN([.$O257])*([.W$3]-[.B$15])" office:value-type="float" office:value="806" calcext:value-type="float">
            <text:p>806</text:p>
          </table:table-cell>
          <table:table-cell table:formula="of:=SIN([.$O257])*([.V$3]-[.B$14])+COS([.$O257])*([.W$3]-[.B$15])" office:value-type="float" office:value="1118" calcext:value-type="float">
            <text:p>1118</text:p>
          </table:table-cell>
          <table:table-cell table:formula="of:=COS([.$O257])*([.X$3]-[.B$12]/2)-SIN([.$O257])*([.Y$3]-[.B$13]/2)" office:value-type="float" office:value="-578" calcext:value-type="float">
            <text:p>-578</text:p>
          </table:table-cell>
          <table:table-cell table:formula="of:=SIN([.$O257])*([.X$3]-[.B$12]/2)+COS([.$O257])*([.Y$3]-[.B$13]/2)" office:value-type="float" office:value="-434" calcext:value-type="float">
            <text:p>-434</text:p>
          </table:table-cell>
          <table:table-cell table:formula="of:=COS([.$O257])*([.Z$3]-[.B$12]/2)-SIN([.$O257])*([.AA$3]-[.B$13]/2)" office:value-type="float" office:value="-578" calcext:value-type="float">
            <text:p>-578</text:p>
          </table:table-cell>
          <table:table-cell table:formula="of:=SIN([.$O257])*([.Z$3]-[.B$12]/2)+COS([.$O257])*([.AA$3]-[.B$13]/2)" office:value-type="float" office:value="434" calcext:value-type="float">
            <text:p>434</text:p>
          </table:table-cell>
          <table:table-cell table:formula="of:=COS([.$O257])*([.AB$3]-[.B$12]/2)-SIN([.$O257])*([.AC$3]-[.B$13]/2)" office:value-type="float" office:value="578" calcext:value-type="float">
            <text:p>578</text:p>
          </table:table-cell>
          <table:table-cell table:formula="of:=SIN([.$O257])*([.AB$3]-[.B$12]/2)+COS([.$O257])*([.AC$3]-[.B$13]/2)" office:value-type="float" office:value="-434" calcext:value-type="float">
            <text:p>-434</text:p>
          </table:table-cell>
          <table:table-cell table:formula="of:=COS([.$O257])*([.AD$3]-[.B$12]/2)-SIN([.$O257])*([.AE$3]-[.B$13]/2)" office:value-type="float" office:value="578" calcext:value-type="float">
            <text:p>578</text:p>
          </table:table-cell>
          <table:table-cell table:formula="of:=SIN([.$O257])*([.AD$3]-[.B$12]/2)+COS([.$O257])*([.AE$3]-[.B$13]/2)" office:value-type="float" office:value="434" calcext:value-type="float">
            <text:p>434</text:p>
          </table:table-cell>
          <table:table-cell table:formula="of:=COS([.$O257])*([.AF$3]-[.B$12]/2)-SIN([.$O257])*([.AG$3]-[.B$13]/2)" office:value-type="float" office:value="-228" calcext:value-type="float">
            <text:p>-228</text:p>
          </table:table-cell>
          <table:table-cell table:formula="of:=SIN([.$O257])*([.AF$3]-[.B$12]/2)+COS([.$O257])*([.AG$3]-[.B$13]/2)" office:value-type="float" office:value="-684" calcext:value-type="float">
            <text:p>-684</text:p>
          </table:table-cell>
          <table:table-cell table:formula="of:=MIN([.X257];[.Z257];[.AB257];[.AD257])" office:value-type="float" office:value="-578" calcext:value-type="float">
            <text:p>-578</text:p>
          </table:table-cell>
          <table:table-cell table:formula="of:=MIN([.Y257];[.AA257];[.AC257];[.AE257])" office:value-type="float" office:value="-434" calcext:value-type="float">
            <text:p>-434</text:p>
          </table:table-cell>
          <table:table-cell table:formula="of:=[.AF257]-[.$AH257]" office:value-type="float" office:value="350" calcext:value-type="float">
            <text:p>350</text:p>
          </table:table-cell>
          <table:table-cell table:formula="of:=[.AG257]-[.$AI257]" office:value-type="float" office:value="-250" calcext:value-type="float">
            <text:p>-250</text:p>
          </table:table-cell>
          <table:table-cell table:formula="of:=[.AF$3]-[.AJ257]" office:value-type="float" office:value="0" calcext:value-type="float">
            <text:p>0</text:p>
          </table:table-cell>
          <table:table-cell table:formula="of:=[.AG$3]-[.AK25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8];[.E258];[.F258])+TIME([.G258];[.H258];[.I258])" office:value-type="date" office:date-value="1999-11-30" calcext:value-type="date">
            <text:p>30/11/99 00:00:00</text:p>
          </table:table-cell>
          <table:table-cell table:formula="of:=IF([.C258]&lt;&gt;&quot;&quot;;CONCATENATE(&quot;mogrify -rotate &quot;;ROUND([.N258];3);&quot; -background black &quot;;[.C258]);&quot;&quot;)">
            <text:p/>
          </table:table-cell>
          <table:table-cell table:formula="of:=IF([.C258]&lt;&gt;&quot;&quot;;CONCATENATE(&quot;mogrify -crop &quot;;ROUND([.B$22]);&quot;x&quot;;ROUND([.B$23]);&quot;+&quot;;ROUND([.B$30]+[.B$33]-[.AL258]);&quot;+&quot;;ROUND([.B$31]+[.B$34]-[.AM258]);&quot; &quot;;[.C258]);&quot;&quot;)">
            <text:p/>
          </table:table-cell>
          <table:table-cell/>
          <table:table-cell table:style-name="Default" table:formula="of:=IF([.C258]&lt;&gt;&quot;&quot;;([.J258]-[.J$3])*360*[.B$35];0)" office:value-type="float" office:value="0" calcext:value-type="float">
            <text:p>0</text:p>
          </table:table-cell>
          <table:table-cell table:formula="of:=[.N258]/180*PI()" office:value-type="float" office:value="0" calcext:value-type="float">
            <text:p>0</text:p>
          </table:table-cell>
          <table:table-cell table:formula="of:=COS([.$O258])*([.P$3]-[.B$14])-SIN([.$O258])*([.Q$3]-[.B$15])" office:value-type="float" office:value="-350" calcext:value-type="float">
            <text:p>-350</text:p>
          </table:table-cell>
          <table:table-cell table:formula="of:=SIN([.$O258])*([.P$3]-[.B$14])+COS([.$O258])*([.Q$3]-[.B$15])" office:value-type="float" office:value="250" calcext:value-type="float">
            <text:p>250</text:p>
          </table:table-cell>
          <table:table-cell table:formula="of:=COS([.$O258])*([.R$3]-[.B$14])-SIN([.$O258])*([.S$3]-[.B$15])" office:value-type="float" office:value="-350" calcext:value-type="float">
            <text:p>-350</text:p>
          </table:table-cell>
          <table:table-cell table:formula="of:=SIN([.$O258])*([.R$3]-[.B$14])+COS([.$O258])*([.S$3]-[.B$15])" office:value-type="float" office:value="1118" calcext:value-type="float">
            <text:p>1118</text:p>
          </table:table-cell>
          <table:table-cell table:formula="of:=COS([.$O258])*([.T$3]-[.B$14])-SIN([.$O258])*([.U$3]-[.B$15])" office:value-type="float" office:value="806" calcext:value-type="float">
            <text:p>806</text:p>
          </table:table-cell>
          <table:table-cell table:formula="of:=SIN([.$O258])*([.T$3]-[.B$14])+COS([.$O258])*([.U$3]-[.B$15])" office:value-type="float" office:value="250" calcext:value-type="float">
            <text:p>250</text:p>
          </table:table-cell>
          <table:table-cell table:formula="of:=COS([.$O258])*([.V$3]-[.B$14])-SIN([.$O258])*([.W$3]-[.B$15])" office:value-type="float" office:value="806" calcext:value-type="float">
            <text:p>806</text:p>
          </table:table-cell>
          <table:table-cell table:formula="of:=SIN([.$O258])*([.V$3]-[.B$14])+COS([.$O258])*([.W$3]-[.B$15])" office:value-type="float" office:value="1118" calcext:value-type="float">
            <text:p>1118</text:p>
          </table:table-cell>
          <table:table-cell table:formula="of:=COS([.$O258])*([.X$3]-[.B$12]/2)-SIN([.$O258])*([.Y$3]-[.B$13]/2)" office:value-type="float" office:value="-578" calcext:value-type="float">
            <text:p>-578</text:p>
          </table:table-cell>
          <table:table-cell table:formula="of:=SIN([.$O258])*([.X$3]-[.B$12]/2)+COS([.$O258])*([.Y$3]-[.B$13]/2)" office:value-type="float" office:value="-434" calcext:value-type="float">
            <text:p>-434</text:p>
          </table:table-cell>
          <table:table-cell table:formula="of:=COS([.$O258])*([.Z$3]-[.B$12]/2)-SIN([.$O258])*([.AA$3]-[.B$13]/2)" office:value-type="float" office:value="-578" calcext:value-type="float">
            <text:p>-578</text:p>
          </table:table-cell>
          <table:table-cell table:formula="of:=SIN([.$O258])*([.Z$3]-[.B$12]/2)+COS([.$O258])*([.AA$3]-[.B$13]/2)" office:value-type="float" office:value="434" calcext:value-type="float">
            <text:p>434</text:p>
          </table:table-cell>
          <table:table-cell table:formula="of:=COS([.$O258])*([.AB$3]-[.B$12]/2)-SIN([.$O258])*([.AC$3]-[.B$13]/2)" office:value-type="float" office:value="578" calcext:value-type="float">
            <text:p>578</text:p>
          </table:table-cell>
          <table:table-cell table:formula="of:=SIN([.$O258])*([.AB$3]-[.B$12]/2)+COS([.$O258])*([.AC$3]-[.B$13]/2)" office:value-type="float" office:value="-434" calcext:value-type="float">
            <text:p>-434</text:p>
          </table:table-cell>
          <table:table-cell table:formula="of:=COS([.$O258])*([.AD$3]-[.B$12]/2)-SIN([.$O258])*([.AE$3]-[.B$13]/2)" office:value-type="float" office:value="578" calcext:value-type="float">
            <text:p>578</text:p>
          </table:table-cell>
          <table:table-cell table:formula="of:=SIN([.$O258])*([.AD$3]-[.B$12]/2)+COS([.$O258])*([.AE$3]-[.B$13]/2)" office:value-type="float" office:value="434" calcext:value-type="float">
            <text:p>434</text:p>
          </table:table-cell>
          <table:table-cell table:formula="of:=COS([.$O258])*([.AF$3]-[.B$12]/2)-SIN([.$O258])*([.AG$3]-[.B$13]/2)" office:value-type="float" office:value="-228" calcext:value-type="float">
            <text:p>-228</text:p>
          </table:table-cell>
          <table:table-cell table:formula="of:=SIN([.$O258])*([.AF$3]-[.B$12]/2)+COS([.$O258])*([.AG$3]-[.B$13]/2)" office:value-type="float" office:value="-684" calcext:value-type="float">
            <text:p>-684</text:p>
          </table:table-cell>
          <table:table-cell table:formula="of:=MIN([.X258];[.Z258];[.AB258];[.AD258])" office:value-type="float" office:value="-578" calcext:value-type="float">
            <text:p>-578</text:p>
          </table:table-cell>
          <table:table-cell table:formula="of:=MIN([.Y258];[.AA258];[.AC258];[.AE258])" office:value-type="float" office:value="-434" calcext:value-type="float">
            <text:p>-434</text:p>
          </table:table-cell>
          <table:table-cell table:formula="of:=[.AF258]-[.$AH258]" office:value-type="float" office:value="350" calcext:value-type="float">
            <text:p>350</text:p>
          </table:table-cell>
          <table:table-cell table:formula="of:=[.AG258]-[.$AI258]" office:value-type="float" office:value="-250" calcext:value-type="float">
            <text:p>-250</text:p>
          </table:table-cell>
          <table:table-cell table:formula="of:=[.AF$3]-[.AJ258]" office:value-type="float" office:value="0" calcext:value-type="float">
            <text:p>0</text:p>
          </table:table-cell>
          <table:table-cell table:formula="of:=[.AG$3]-[.AK25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59];[.E259];[.F259])+TIME([.G259];[.H259];[.I259])" office:value-type="date" office:date-value="1999-11-30" calcext:value-type="date">
            <text:p>30/11/99 00:00:00</text:p>
          </table:table-cell>
          <table:table-cell table:formula="of:=IF([.C259]&lt;&gt;&quot;&quot;;CONCATENATE(&quot;mogrify -rotate &quot;;ROUND([.N259];3);&quot; -background black &quot;;[.C259]);&quot;&quot;)">
            <text:p/>
          </table:table-cell>
          <table:table-cell table:formula="of:=IF([.C259]&lt;&gt;&quot;&quot;;CONCATENATE(&quot;mogrify -crop &quot;;ROUND([.B$22]);&quot;x&quot;;ROUND([.B$23]);&quot;+&quot;;ROUND([.B$30]+[.B$33]-[.AL259]);&quot;+&quot;;ROUND([.B$31]+[.B$34]-[.AM259]);&quot; &quot;;[.C259]);&quot;&quot;)">
            <text:p/>
          </table:table-cell>
          <table:table-cell/>
          <table:table-cell table:style-name="Default" table:formula="of:=IF([.C259]&lt;&gt;&quot;&quot;;([.J259]-[.J$3])*360*[.B$35];0)" office:value-type="float" office:value="0" calcext:value-type="float">
            <text:p>0</text:p>
          </table:table-cell>
          <table:table-cell table:formula="of:=[.N259]/180*PI()" office:value-type="float" office:value="0" calcext:value-type="float">
            <text:p>0</text:p>
          </table:table-cell>
          <table:table-cell table:formula="of:=COS([.$O259])*([.P$3]-[.B$14])-SIN([.$O259])*([.Q$3]-[.B$15])" office:value-type="float" office:value="-350" calcext:value-type="float">
            <text:p>-350</text:p>
          </table:table-cell>
          <table:table-cell table:formula="of:=SIN([.$O259])*([.P$3]-[.B$14])+COS([.$O259])*([.Q$3]-[.B$15])" office:value-type="float" office:value="250" calcext:value-type="float">
            <text:p>250</text:p>
          </table:table-cell>
          <table:table-cell table:formula="of:=COS([.$O259])*([.R$3]-[.B$14])-SIN([.$O259])*([.S$3]-[.B$15])" office:value-type="float" office:value="-350" calcext:value-type="float">
            <text:p>-350</text:p>
          </table:table-cell>
          <table:table-cell table:formula="of:=SIN([.$O259])*([.R$3]-[.B$14])+COS([.$O259])*([.S$3]-[.B$15])" office:value-type="float" office:value="1118" calcext:value-type="float">
            <text:p>1118</text:p>
          </table:table-cell>
          <table:table-cell table:formula="of:=COS([.$O259])*([.T$3]-[.B$14])-SIN([.$O259])*([.U$3]-[.B$15])" office:value-type="float" office:value="806" calcext:value-type="float">
            <text:p>806</text:p>
          </table:table-cell>
          <table:table-cell table:formula="of:=SIN([.$O259])*([.T$3]-[.B$14])+COS([.$O259])*([.U$3]-[.B$15])" office:value-type="float" office:value="250" calcext:value-type="float">
            <text:p>250</text:p>
          </table:table-cell>
          <table:table-cell table:formula="of:=COS([.$O259])*([.V$3]-[.B$14])-SIN([.$O259])*([.W$3]-[.B$15])" office:value-type="float" office:value="806" calcext:value-type="float">
            <text:p>806</text:p>
          </table:table-cell>
          <table:table-cell table:formula="of:=SIN([.$O259])*([.V$3]-[.B$14])+COS([.$O259])*([.W$3]-[.B$15])" office:value-type="float" office:value="1118" calcext:value-type="float">
            <text:p>1118</text:p>
          </table:table-cell>
          <table:table-cell table:formula="of:=COS([.$O259])*([.X$3]-[.B$12]/2)-SIN([.$O259])*([.Y$3]-[.B$13]/2)" office:value-type="float" office:value="-578" calcext:value-type="float">
            <text:p>-578</text:p>
          </table:table-cell>
          <table:table-cell table:formula="of:=SIN([.$O259])*([.X$3]-[.B$12]/2)+COS([.$O259])*([.Y$3]-[.B$13]/2)" office:value-type="float" office:value="-434" calcext:value-type="float">
            <text:p>-434</text:p>
          </table:table-cell>
          <table:table-cell table:formula="of:=COS([.$O259])*([.Z$3]-[.B$12]/2)-SIN([.$O259])*([.AA$3]-[.B$13]/2)" office:value-type="float" office:value="-578" calcext:value-type="float">
            <text:p>-578</text:p>
          </table:table-cell>
          <table:table-cell table:formula="of:=SIN([.$O259])*([.Z$3]-[.B$12]/2)+COS([.$O259])*([.AA$3]-[.B$13]/2)" office:value-type="float" office:value="434" calcext:value-type="float">
            <text:p>434</text:p>
          </table:table-cell>
          <table:table-cell table:formula="of:=COS([.$O259])*([.AB$3]-[.B$12]/2)-SIN([.$O259])*([.AC$3]-[.B$13]/2)" office:value-type="float" office:value="578" calcext:value-type="float">
            <text:p>578</text:p>
          </table:table-cell>
          <table:table-cell table:formula="of:=SIN([.$O259])*([.AB$3]-[.B$12]/2)+COS([.$O259])*([.AC$3]-[.B$13]/2)" office:value-type="float" office:value="-434" calcext:value-type="float">
            <text:p>-434</text:p>
          </table:table-cell>
          <table:table-cell table:formula="of:=COS([.$O259])*([.AD$3]-[.B$12]/2)-SIN([.$O259])*([.AE$3]-[.B$13]/2)" office:value-type="float" office:value="578" calcext:value-type="float">
            <text:p>578</text:p>
          </table:table-cell>
          <table:table-cell table:formula="of:=SIN([.$O259])*([.AD$3]-[.B$12]/2)+COS([.$O259])*([.AE$3]-[.B$13]/2)" office:value-type="float" office:value="434" calcext:value-type="float">
            <text:p>434</text:p>
          </table:table-cell>
          <table:table-cell table:formula="of:=COS([.$O259])*([.AF$3]-[.B$12]/2)-SIN([.$O259])*([.AG$3]-[.B$13]/2)" office:value-type="float" office:value="-228" calcext:value-type="float">
            <text:p>-228</text:p>
          </table:table-cell>
          <table:table-cell table:formula="of:=SIN([.$O259])*([.AF$3]-[.B$12]/2)+COS([.$O259])*([.AG$3]-[.B$13]/2)" office:value-type="float" office:value="-684" calcext:value-type="float">
            <text:p>-684</text:p>
          </table:table-cell>
          <table:table-cell table:formula="of:=MIN([.X259];[.Z259];[.AB259];[.AD259])" office:value-type="float" office:value="-578" calcext:value-type="float">
            <text:p>-578</text:p>
          </table:table-cell>
          <table:table-cell table:formula="of:=MIN([.Y259];[.AA259];[.AC259];[.AE259])" office:value-type="float" office:value="-434" calcext:value-type="float">
            <text:p>-434</text:p>
          </table:table-cell>
          <table:table-cell table:formula="of:=[.AF259]-[.$AH259]" office:value-type="float" office:value="350" calcext:value-type="float">
            <text:p>350</text:p>
          </table:table-cell>
          <table:table-cell table:formula="of:=[.AG259]-[.$AI259]" office:value-type="float" office:value="-250" calcext:value-type="float">
            <text:p>-250</text:p>
          </table:table-cell>
          <table:table-cell table:formula="of:=[.AF$3]-[.AJ259]" office:value-type="float" office:value="0" calcext:value-type="float">
            <text:p>0</text:p>
          </table:table-cell>
          <table:table-cell table:formula="of:=[.AG$3]-[.AK25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0];[.E260];[.F260])+TIME([.G260];[.H260];[.I260])" office:value-type="date" office:date-value="1999-11-30" calcext:value-type="date">
            <text:p>30/11/99 00:00:00</text:p>
          </table:table-cell>
          <table:table-cell table:formula="of:=IF([.C260]&lt;&gt;&quot;&quot;;CONCATENATE(&quot;mogrify -rotate &quot;;ROUND([.N260];3);&quot; -background black &quot;;[.C260]);&quot;&quot;)">
            <text:p/>
          </table:table-cell>
          <table:table-cell table:formula="of:=IF([.C260]&lt;&gt;&quot;&quot;;CONCATENATE(&quot;mogrify -crop &quot;;ROUND([.B$22]);&quot;x&quot;;ROUND([.B$23]);&quot;+&quot;;ROUND([.B$30]+[.B$33]-[.AL260]);&quot;+&quot;;ROUND([.B$31]+[.B$34]-[.AM260]);&quot; &quot;;[.C260]);&quot;&quot;)">
            <text:p/>
          </table:table-cell>
          <table:table-cell/>
          <table:table-cell table:style-name="Default" table:formula="of:=IF([.C260]&lt;&gt;&quot;&quot;;([.J260]-[.J$3])*360*[.B$35];0)" office:value-type="float" office:value="0" calcext:value-type="float">
            <text:p>0</text:p>
          </table:table-cell>
          <table:table-cell table:formula="of:=[.N260]/180*PI()" office:value-type="float" office:value="0" calcext:value-type="float">
            <text:p>0</text:p>
          </table:table-cell>
          <table:table-cell table:formula="of:=COS([.$O260])*([.P$3]-[.B$14])-SIN([.$O260])*([.Q$3]-[.B$15])" office:value-type="float" office:value="-350" calcext:value-type="float">
            <text:p>-350</text:p>
          </table:table-cell>
          <table:table-cell table:formula="of:=SIN([.$O260])*([.P$3]-[.B$14])+COS([.$O260])*([.Q$3]-[.B$15])" office:value-type="float" office:value="250" calcext:value-type="float">
            <text:p>250</text:p>
          </table:table-cell>
          <table:table-cell table:formula="of:=COS([.$O260])*([.R$3]-[.B$14])-SIN([.$O260])*([.S$3]-[.B$15])" office:value-type="float" office:value="-350" calcext:value-type="float">
            <text:p>-350</text:p>
          </table:table-cell>
          <table:table-cell table:formula="of:=SIN([.$O260])*([.R$3]-[.B$14])+COS([.$O260])*([.S$3]-[.B$15])" office:value-type="float" office:value="1118" calcext:value-type="float">
            <text:p>1118</text:p>
          </table:table-cell>
          <table:table-cell table:formula="of:=COS([.$O260])*([.T$3]-[.B$14])-SIN([.$O260])*([.U$3]-[.B$15])" office:value-type="float" office:value="806" calcext:value-type="float">
            <text:p>806</text:p>
          </table:table-cell>
          <table:table-cell table:formula="of:=SIN([.$O260])*([.T$3]-[.B$14])+COS([.$O260])*([.U$3]-[.B$15])" office:value-type="float" office:value="250" calcext:value-type="float">
            <text:p>250</text:p>
          </table:table-cell>
          <table:table-cell table:formula="of:=COS([.$O260])*([.V$3]-[.B$14])-SIN([.$O260])*([.W$3]-[.B$15])" office:value-type="float" office:value="806" calcext:value-type="float">
            <text:p>806</text:p>
          </table:table-cell>
          <table:table-cell table:formula="of:=SIN([.$O260])*([.V$3]-[.B$14])+COS([.$O260])*([.W$3]-[.B$15])" office:value-type="float" office:value="1118" calcext:value-type="float">
            <text:p>1118</text:p>
          </table:table-cell>
          <table:table-cell table:formula="of:=COS([.$O260])*([.X$3]-[.B$12]/2)-SIN([.$O260])*([.Y$3]-[.B$13]/2)" office:value-type="float" office:value="-578" calcext:value-type="float">
            <text:p>-578</text:p>
          </table:table-cell>
          <table:table-cell table:formula="of:=SIN([.$O260])*([.X$3]-[.B$12]/2)+COS([.$O260])*([.Y$3]-[.B$13]/2)" office:value-type="float" office:value="-434" calcext:value-type="float">
            <text:p>-434</text:p>
          </table:table-cell>
          <table:table-cell table:formula="of:=COS([.$O260])*([.Z$3]-[.B$12]/2)-SIN([.$O260])*([.AA$3]-[.B$13]/2)" office:value-type="float" office:value="-578" calcext:value-type="float">
            <text:p>-578</text:p>
          </table:table-cell>
          <table:table-cell table:formula="of:=SIN([.$O260])*([.Z$3]-[.B$12]/2)+COS([.$O260])*([.AA$3]-[.B$13]/2)" office:value-type="float" office:value="434" calcext:value-type="float">
            <text:p>434</text:p>
          </table:table-cell>
          <table:table-cell table:formula="of:=COS([.$O260])*([.AB$3]-[.B$12]/2)-SIN([.$O260])*([.AC$3]-[.B$13]/2)" office:value-type="float" office:value="578" calcext:value-type="float">
            <text:p>578</text:p>
          </table:table-cell>
          <table:table-cell table:formula="of:=SIN([.$O260])*([.AB$3]-[.B$12]/2)+COS([.$O260])*([.AC$3]-[.B$13]/2)" office:value-type="float" office:value="-434" calcext:value-type="float">
            <text:p>-434</text:p>
          </table:table-cell>
          <table:table-cell table:formula="of:=COS([.$O260])*([.AD$3]-[.B$12]/2)-SIN([.$O260])*([.AE$3]-[.B$13]/2)" office:value-type="float" office:value="578" calcext:value-type="float">
            <text:p>578</text:p>
          </table:table-cell>
          <table:table-cell table:formula="of:=SIN([.$O260])*([.AD$3]-[.B$12]/2)+COS([.$O260])*([.AE$3]-[.B$13]/2)" office:value-type="float" office:value="434" calcext:value-type="float">
            <text:p>434</text:p>
          </table:table-cell>
          <table:table-cell table:formula="of:=COS([.$O260])*([.AF$3]-[.B$12]/2)-SIN([.$O260])*([.AG$3]-[.B$13]/2)" office:value-type="float" office:value="-228" calcext:value-type="float">
            <text:p>-228</text:p>
          </table:table-cell>
          <table:table-cell table:formula="of:=SIN([.$O260])*([.AF$3]-[.B$12]/2)+COS([.$O260])*([.AG$3]-[.B$13]/2)" office:value-type="float" office:value="-684" calcext:value-type="float">
            <text:p>-684</text:p>
          </table:table-cell>
          <table:table-cell table:formula="of:=MIN([.X260];[.Z260];[.AB260];[.AD260])" office:value-type="float" office:value="-578" calcext:value-type="float">
            <text:p>-578</text:p>
          </table:table-cell>
          <table:table-cell table:formula="of:=MIN([.Y260];[.AA260];[.AC260];[.AE260])" office:value-type="float" office:value="-434" calcext:value-type="float">
            <text:p>-434</text:p>
          </table:table-cell>
          <table:table-cell table:formula="of:=[.AF260]-[.$AH260]" office:value-type="float" office:value="350" calcext:value-type="float">
            <text:p>350</text:p>
          </table:table-cell>
          <table:table-cell table:formula="of:=[.AG260]-[.$AI260]" office:value-type="float" office:value="-250" calcext:value-type="float">
            <text:p>-250</text:p>
          </table:table-cell>
          <table:table-cell table:formula="of:=[.AF$3]-[.AJ260]" office:value-type="float" office:value="0" calcext:value-type="float">
            <text:p>0</text:p>
          </table:table-cell>
          <table:table-cell table:formula="of:=[.AG$3]-[.AK26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1];[.E261];[.F261])+TIME([.G261];[.H261];[.I261])" office:value-type="date" office:date-value="1999-11-30" calcext:value-type="date">
            <text:p>30/11/99 00:00:00</text:p>
          </table:table-cell>
          <table:table-cell table:formula="of:=IF([.C261]&lt;&gt;&quot;&quot;;CONCATENATE(&quot;mogrify -rotate &quot;;ROUND([.N261];3);&quot; -background black &quot;;[.C261]);&quot;&quot;)">
            <text:p/>
          </table:table-cell>
          <table:table-cell table:formula="of:=IF([.C261]&lt;&gt;&quot;&quot;;CONCATENATE(&quot;mogrify -crop &quot;;ROUND([.B$22]);&quot;x&quot;;ROUND([.B$23]);&quot;+&quot;;ROUND([.B$30]+[.B$33]-[.AL261]);&quot;+&quot;;ROUND([.B$31]+[.B$34]-[.AM261]);&quot; &quot;;[.C261]);&quot;&quot;)">
            <text:p/>
          </table:table-cell>
          <table:table-cell/>
          <table:table-cell table:style-name="Default" table:formula="of:=IF([.C261]&lt;&gt;&quot;&quot;;([.J261]-[.J$3])*360*[.B$35];0)" office:value-type="float" office:value="0" calcext:value-type="float">
            <text:p>0</text:p>
          </table:table-cell>
          <table:table-cell table:formula="of:=[.N261]/180*PI()" office:value-type="float" office:value="0" calcext:value-type="float">
            <text:p>0</text:p>
          </table:table-cell>
          <table:table-cell table:formula="of:=COS([.$O261])*([.P$3]-[.B$14])-SIN([.$O261])*([.Q$3]-[.B$15])" office:value-type="float" office:value="-350" calcext:value-type="float">
            <text:p>-350</text:p>
          </table:table-cell>
          <table:table-cell table:formula="of:=SIN([.$O261])*([.P$3]-[.B$14])+COS([.$O261])*([.Q$3]-[.B$15])" office:value-type="float" office:value="250" calcext:value-type="float">
            <text:p>250</text:p>
          </table:table-cell>
          <table:table-cell table:formula="of:=COS([.$O261])*([.R$3]-[.B$14])-SIN([.$O261])*([.S$3]-[.B$15])" office:value-type="float" office:value="-350" calcext:value-type="float">
            <text:p>-350</text:p>
          </table:table-cell>
          <table:table-cell table:formula="of:=SIN([.$O261])*([.R$3]-[.B$14])+COS([.$O261])*([.S$3]-[.B$15])" office:value-type="float" office:value="1118" calcext:value-type="float">
            <text:p>1118</text:p>
          </table:table-cell>
          <table:table-cell table:formula="of:=COS([.$O261])*([.T$3]-[.B$14])-SIN([.$O261])*([.U$3]-[.B$15])" office:value-type="float" office:value="806" calcext:value-type="float">
            <text:p>806</text:p>
          </table:table-cell>
          <table:table-cell table:formula="of:=SIN([.$O261])*([.T$3]-[.B$14])+COS([.$O261])*([.U$3]-[.B$15])" office:value-type="float" office:value="250" calcext:value-type="float">
            <text:p>250</text:p>
          </table:table-cell>
          <table:table-cell table:formula="of:=COS([.$O261])*([.V$3]-[.B$14])-SIN([.$O261])*([.W$3]-[.B$15])" office:value-type="float" office:value="806" calcext:value-type="float">
            <text:p>806</text:p>
          </table:table-cell>
          <table:table-cell table:formula="of:=SIN([.$O261])*([.V$3]-[.B$14])+COS([.$O261])*([.W$3]-[.B$15])" office:value-type="float" office:value="1118" calcext:value-type="float">
            <text:p>1118</text:p>
          </table:table-cell>
          <table:table-cell table:formula="of:=COS([.$O261])*([.X$3]-[.B$12]/2)-SIN([.$O261])*([.Y$3]-[.B$13]/2)" office:value-type="float" office:value="-578" calcext:value-type="float">
            <text:p>-578</text:p>
          </table:table-cell>
          <table:table-cell table:formula="of:=SIN([.$O261])*([.X$3]-[.B$12]/2)+COS([.$O261])*([.Y$3]-[.B$13]/2)" office:value-type="float" office:value="-434" calcext:value-type="float">
            <text:p>-434</text:p>
          </table:table-cell>
          <table:table-cell table:formula="of:=COS([.$O261])*([.Z$3]-[.B$12]/2)-SIN([.$O261])*([.AA$3]-[.B$13]/2)" office:value-type="float" office:value="-578" calcext:value-type="float">
            <text:p>-578</text:p>
          </table:table-cell>
          <table:table-cell table:formula="of:=SIN([.$O261])*([.Z$3]-[.B$12]/2)+COS([.$O261])*([.AA$3]-[.B$13]/2)" office:value-type="float" office:value="434" calcext:value-type="float">
            <text:p>434</text:p>
          </table:table-cell>
          <table:table-cell table:formula="of:=COS([.$O261])*([.AB$3]-[.B$12]/2)-SIN([.$O261])*([.AC$3]-[.B$13]/2)" office:value-type="float" office:value="578" calcext:value-type="float">
            <text:p>578</text:p>
          </table:table-cell>
          <table:table-cell table:formula="of:=SIN([.$O261])*([.AB$3]-[.B$12]/2)+COS([.$O261])*([.AC$3]-[.B$13]/2)" office:value-type="float" office:value="-434" calcext:value-type="float">
            <text:p>-434</text:p>
          </table:table-cell>
          <table:table-cell table:formula="of:=COS([.$O261])*([.AD$3]-[.B$12]/2)-SIN([.$O261])*([.AE$3]-[.B$13]/2)" office:value-type="float" office:value="578" calcext:value-type="float">
            <text:p>578</text:p>
          </table:table-cell>
          <table:table-cell table:formula="of:=SIN([.$O261])*([.AD$3]-[.B$12]/2)+COS([.$O261])*([.AE$3]-[.B$13]/2)" office:value-type="float" office:value="434" calcext:value-type="float">
            <text:p>434</text:p>
          </table:table-cell>
          <table:table-cell table:formula="of:=COS([.$O261])*([.AF$3]-[.B$12]/2)-SIN([.$O261])*([.AG$3]-[.B$13]/2)" office:value-type="float" office:value="-228" calcext:value-type="float">
            <text:p>-228</text:p>
          </table:table-cell>
          <table:table-cell table:formula="of:=SIN([.$O261])*([.AF$3]-[.B$12]/2)+COS([.$O261])*([.AG$3]-[.B$13]/2)" office:value-type="float" office:value="-684" calcext:value-type="float">
            <text:p>-684</text:p>
          </table:table-cell>
          <table:table-cell table:formula="of:=MIN([.X261];[.Z261];[.AB261];[.AD261])" office:value-type="float" office:value="-578" calcext:value-type="float">
            <text:p>-578</text:p>
          </table:table-cell>
          <table:table-cell table:formula="of:=MIN([.Y261];[.AA261];[.AC261];[.AE261])" office:value-type="float" office:value="-434" calcext:value-type="float">
            <text:p>-434</text:p>
          </table:table-cell>
          <table:table-cell table:formula="of:=[.AF261]-[.$AH261]" office:value-type="float" office:value="350" calcext:value-type="float">
            <text:p>350</text:p>
          </table:table-cell>
          <table:table-cell table:formula="of:=[.AG261]-[.$AI261]" office:value-type="float" office:value="-250" calcext:value-type="float">
            <text:p>-250</text:p>
          </table:table-cell>
          <table:table-cell table:formula="of:=[.AF$3]-[.AJ261]" office:value-type="float" office:value="0" calcext:value-type="float">
            <text:p>0</text:p>
          </table:table-cell>
          <table:table-cell table:formula="of:=[.AG$3]-[.AK26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2];[.E262];[.F262])+TIME([.G262];[.H262];[.I262])" office:value-type="date" office:date-value="1999-11-30" calcext:value-type="date">
            <text:p>30/11/99 00:00:00</text:p>
          </table:table-cell>
          <table:table-cell table:formula="of:=IF([.C262]&lt;&gt;&quot;&quot;;CONCATENATE(&quot;mogrify -rotate &quot;;ROUND([.N262];3);&quot; -background black &quot;;[.C262]);&quot;&quot;)">
            <text:p/>
          </table:table-cell>
          <table:table-cell table:formula="of:=IF([.C262]&lt;&gt;&quot;&quot;;CONCATENATE(&quot;mogrify -crop &quot;;ROUND([.B$22]);&quot;x&quot;;ROUND([.B$23]);&quot;+&quot;;ROUND([.B$30]+[.B$33]-[.AL262]);&quot;+&quot;;ROUND([.B$31]+[.B$34]-[.AM262]);&quot; &quot;;[.C262]);&quot;&quot;)">
            <text:p/>
          </table:table-cell>
          <table:table-cell/>
          <table:table-cell table:style-name="Default" table:formula="of:=IF([.C262]&lt;&gt;&quot;&quot;;([.J262]-[.J$3])*360*[.B$35];0)" office:value-type="float" office:value="0" calcext:value-type="float">
            <text:p>0</text:p>
          </table:table-cell>
          <table:table-cell table:formula="of:=[.N262]/180*PI()" office:value-type="float" office:value="0" calcext:value-type="float">
            <text:p>0</text:p>
          </table:table-cell>
          <table:table-cell table:formula="of:=COS([.$O262])*([.P$3]-[.B$14])-SIN([.$O262])*([.Q$3]-[.B$15])" office:value-type="float" office:value="-350" calcext:value-type="float">
            <text:p>-350</text:p>
          </table:table-cell>
          <table:table-cell table:formula="of:=SIN([.$O262])*([.P$3]-[.B$14])+COS([.$O262])*([.Q$3]-[.B$15])" office:value-type="float" office:value="250" calcext:value-type="float">
            <text:p>250</text:p>
          </table:table-cell>
          <table:table-cell table:formula="of:=COS([.$O262])*([.R$3]-[.B$14])-SIN([.$O262])*([.S$3]-[.B$15])" office:value-type="float" office:value="-350" calcext:value-type="float">
            <text:p>-350</text:p>
          </table:table-cell>
          <table:table-cell table:formula="of:=SIN([.$O262])*([.R$3]-[.B$14])+COS([.$O262])*([.S$3]-[.B$15])" office:value-type="float" office:value="1118" calcext:value-type="float">
            <text:p>1118</text:p>
          </table:table-cell>
          <table:table-cell table:formula="of:=COS([.$O262])*([.T$3]-[.B$14])-SIN([.$O262])*([.U$3]-[.B$15])" office:value-type="float" office:value="806" calcext:value-type="float">
            <text:p>806</text:p>
          </table:table-cell>
          <table:table-cell table:formula="of:=SIN([.$O262])*([.T$3]-[.B$14])+COS([.$O262])*([.U$3]-[.B$15])" office:value-type="float" office:value="250" calcext:value-type="float">
            <text:p>250</text:p>
          </table:table-cell>
          <table:table-cell table:formula="of:=COS([.$O262])*([.V$3]-[.B$14])-SIN([.$O262])*([.W$3]-[.B$15])" office:value-type="float" office:value="806" calcext:value-type="float">
            <text:p>806</text:p>
          </table:table-cell>
          <table:table-cell table:formula="of:=SIN([.$O262])*([.V$3]-[.B$14])+COS([.$O262])*([.W$3]-[.B$15])" office:value-type="float" office:value="1118" calcext:value-type="float">
            <text:p>1118</text:p>
          </table:table-cell>
          <table:table-cell table:formula="of:=COS([.$O262])*([.X$3]-[.B$12]/2)-SIN([.$O262])*([.Y$3]-[.B$13]/2)" office:value-type="float" office:value="-578" calcext:value-type="float">
            <text:p>-578</text:p>
          </table:table-cell>
          <table:table-cell table:formula="of:=SIN([.$O262])*([.X$3]-[.B$12]/2)+COS([.$O262])*([.Y$3]-[.B$13]/2)" office:value-type="float" office:value="-434" calcext:value-type="float">
            <text:p>-434</text:p>
          </table:table-cell>
          <table:table-cell table:formula="of:=COS([.$O262])*([.Z$3]-[.B$12]/2)-SIN([.$O262])*([.AA$3]-[.B$13]/2)" office:value-type="float" office:value="-578" calcext:value-type="float">
            <text:p>-578</text:p>
          </table:table-cell>
          <table:table-cell table:formula="of:=SIN([.$O262])*([.Z$3]-[.B$12]/2)+COS([.$O262])*([.AA$3]-[.B$13]/2)" office:value-type="float" office:value="434" calcext:value-type="float">
            <text:p>434</text:p>
          </table:table-cell>
          <table:table-cell table:formula="of:=COS([.$O262])*([.AB$3]-[.B$12]/2)-SIN([.$O262])*([.AC$3]-[.B$13]/2)" office:value-type="float" office:value="578" calcext:value-type="float">
            <text:p>578</text:p>
          </table:table-cell>
          <table:table-cell table:formula="of:=SIN([.$O262])*([.AB$3]-[.B$12]/2)+COS([.$O262])*([.AC$3]-[.B$13]/2)" office:value-type="float" office:value="-434" calcext:value-type="float">
            <text:p>-434</text:p>
          </table:table-cell>
          <table:table-cell table:formula="of:=COS([.$O262])*([.AD$3]-[.B$12]/2)-SIN([.$O262])*([.AE$3]-[.B$13]/2)" office:value-type="float" office:value="578" calcext:value-type="float">
            <text:p>578</text:p>
          </table:table-cell>
          <table:table-cell table:formula="of:=SIN([.$O262])*([.AD$3]-[.B$12]/2)+COS([.$O262])*([.AE$3]-[.B$13]/2)" office:value-type="float" office:value="434" calcext:value-type="float">
            <text:p>434</text:p>
          </table:table-cell>
          <table:table-cell table:formula="of:=COS([.$O262])*([.AF$3]-[.B$12]/2)-SIN([.$O262])*([.AG$3]-[.B$13]/2)" office:value-type="float" office:value="-228" calcext:value-type="float">
            <text:p>-228</text:p>
          </table:table-cell>
          <table:table-cell table:formula="of:=SIN([.$O262])*([.AF$3]-[.B$12]/2)+COS([.$O262])*([.AG$3]-[.B$13]/2)" office:value-type="float" office:value="-684" calcext:value-type="float">
            <text:p>-684</text:p>
          </table:table-cell>
          <table:table-cell table:formula="of:=MIN([.X262];[.Z262];[.AB262];[.AD262])" office:value-type="float" office:value="-578" calcext:value-type="float">
            <text:p>-578</text:p>
          </table:table-cell>
          <table:table-cell table:formula="of:=MIN([.Y262];[.AA262];[.AC262];[.AE262])" office:value-type="float" office:value="-434" calcext:value-type="float">
            <text:p>-434</text:p>
          </table:table-cell>
          <table:table-cell table:formula="of:=[.AF262]-[.$AH262]" office:value-type="float" office:value="350" calcext:value-type="float">
            <text:p>350</text:p>
          </table:table-cell>
          <table:table-cell table:formula="of:=[.AG262]-[.$AI262]" office:value-type="float" office:value="-250" calcext:value-type="float">
            <text:p>-250</text:p>
          </table:table-cell>
          <table:table-cell table:formula="of:=[.AF$3]-[.AJ262]" office:value-type="float" office:value="0" calcext:value-type="float">
            <text:p>0</text:p>
          </table:table-cell>
          <table:table-cell table:formula="of:=[.AG$3]-[.AK26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3];[.E263];[.F263])+TIME([.G263];[.H263];[.I263])" office:value-type="date" office:date-value="1999-11-30" calcext:value-type="date">
            <text:p>30/11/99 00:00:00</text:p>
          </table:table-cell>
          <table:table-cell table:formula="of:=IF([.C263]&lt;&gt;&quot;&quot;;CONCATENATE(&quot;mogrify -rotate &quot;;ROUND([.N263];3);&quot; -background black &quot;;[.C263]);&quot;&quot;)">
            <text:p/>
          </table:table-cell>
          <table:table-cell table:formula="of:=IF([.C263]&lt;&gt;&quot;&quot;;CONCATENATE(&quot;mogrify -crop &quot;;ROUND([.B$22]);&quot;x&quot;;ROUND([.B$23]);&quot;+&quot;;ROUND([.B$30]+[.B$33]-[.AL263]);&quot;+&quot;;ROUND([.B$31]+[.B$34]-[.AM263]);&quot; &quot;;[.C263]);&quot;&quot;)">
            <text:p/>
          </table:table-cell>
          <table:table-cell/>
          <table:table-cell table:style-name="Default" table:formula="of:=IF([.C263]&lt;&gt;&quot;&quot;;([.J263]-[.J$3])*360*[.B$35];0)" office:value-type="float" office:value="0" calcext:value-type="float">
            <text:p>0</text:p>
          </table:table-cell>
          <table:table-cell table:formula="of:=[.N263]/180*PI()" office:value-type="float" office:value="0" calcext:value-type="float">
            <text:p>0</text:p>
          </table:table-cell>
          <table:table-cell table:formula="of:=COS([.$O263])*([.P$3]-[.B$14])-SIN([.$O263])*([.Q$3]-[.B$15])" office:value-type="float" office:value="-350" calcext:value-type="float">
            <text:p>-350</text:p>
          </table:table-cell>
          <table:table-cell table:formula="of:=SIN([.$O263])*([.P$3]-[.B$14])+COS([.$O263])*([.Q$3]-[.B$15])" office:value-type="float" office:value="250" calcext:value-type="float">
            <text:p>250</text:p>
          </table:table-cell>
          <table:table-cell table:formula="of:=COS([.$O263])*([.R$3]-[.B$14])-SIN([.$O263])*([.S$3]-[.B$15])" office:value-type="float" office:value="-350" calcext:value-type="float">
            <text:p>-350</text:p>
          </table:table-cell>
          <table:table-cell table:formula="of:=SIN([.$O263])*([.R$3]-[.B$14])+COS([.$O263])*([.S$3]-[.B$15])" office:value-type="float" office:value="1118" calcext:value-type="float">
            <text:p>1118</text:p>
          </table:table-cell>
          <table:table-cell table:formula="of:=COS([.$O263])*([.T$3]-[.B$14])-SIN([.$O263])*([.U$3]-[.B$15])" office:value-type="float" office:value="806" calcext:value-type="float">
            <text:p>806</text:p>
          </table:table-cell>
          <table:table-cell table:formula="of:=SIN([.$O263])*([.T$3]-[.B$14])+COS([.$O263])*([.U$3]-[.B$15])" office:value-type="float" office:value="250" calcext:value-type="float">
            <text:p>250</text:p>
          </table:table-cell>
          <table:table-cell table:formula="of:=COS([.$O263])*([.V$3]-[.B$14])-SIN([.$O263])*([.W$3]-[.B$15])" office:value-type="float" office:value="806" calcext:value-type="float">
            <text:p>806</text:p>
          </table:table-cell>
          <table:table-cell table:formula="of:=SIN([.$O263])*([.V$3]-[.B$14])+COS([.$O263])*([.W$3]-[.B$15])" office:value-type="float" office:value="1118" calcext:value-type="float">
            <text:p>1118</text:p>
          </table:table-cell>
          <table:table-cell table:formula="of:=COS([.$O263])*([.X$3]-[.B$12]/2)-SIN([.$O263])*([.Y$3]-[.B$13]/2)" office:value-type="float" office:value="-578" calcext:value-type="float">
            <text:p>-578</text:p>
          </table:table-cell>
          <table:table-cell table:formula="of:=SIN([.$O263])*([.X$3]-[.B$12]/2)+COS([.$O263])*([.Y$3]-[.B$13]/2)" office:value-type="float" office:value="-434" calcext:value-type="float">
            <text:p>-434</text:p>
          </table:table-cell>
          <table:table-cell table:formula="of:=COS([.$O263])*([.Z$3]-[.B$12]/2)-SIN([.$O263])*([.AA$3]-[.B$13]/2)" office:value-type="float" office:value="-578" calcext:value-type="float">
            <text:p>-578</text:p>
          </table:table-cell>
          <table:table-cell table:formula="of:=SIN([.$O263])*([.Z$3]-[.B$12]/2)+COS([.$O263])*([.AA$3]-[.B$13]/2)" office:value-type="float" office:value="434" calcext:value-type="float">
            <text:p>434</text:p>
          </table:table-cell>
          <table:table-cell table:formula="of:=COS([.$O263])*([.AB$3]-[.B$12]/2)-SIN([.$O263])*([.AC$3]-[.B$13]/2)" office:value-type="float" office:value="578" calcext:value-type="float">
            <text:p>578</text:p>
          </table:table-cell>
          <table:table-cell table:formula="of:=SIN([.$O263])*([.AB$3]-[.B$12]/2)+COS([.$O263])*([.AC$3]-[.B$13]/2)" office:value-type="float" office:value="-434" calcext:value-type="float">
            <text:p>-434</text:p>
          </table:table-cell>
          <table:table-cell table:formula="of:=COS([.$O263])*([.AD$3]-[.B$12]/2)-SIN([.$O263])*([.AE$3]-[.B$13]/2)" office:value-type="float" office:value="578" calcext:value-type="float">
            <text:p>578</text:p>
          </table:table-cell>
          <table:table-cell table:formula="of:=SIN([.$O263])*([.AD$3]-[.B$12]/2)+COS([.$O263])*([.AE$3]-[.B$13]/2)" office:value-type="float" office:value="434" calcext:value-type="float">
            <text:p>434</text:p>
          </table:table-cell>
          <table:table-cell table:formula="of:=COS([.$O263])*([.AF$3]-[.B$12]/2)-SIN([.$O263])*([.AG$3]-[.B$13]/2)" office:value-type="float" office:value="-228" calcext:value-type="float">
            <text:p>-228</text:p>
          </table:table-cell>
          <table:table-cell table:formula="of:=SIN([.$O263])*([.AF$3]-[.B$12]/2)+COS([.$O263])*([.AG$3]-[.B$13]/2)" office:value-type="float" office:value="-684" calcext:value-type="float">
            <text:p>-684</text:p>
          </table:table-cell>
          <table:table-cell table:formula="of:=MIN([.X263];[.Z263];[.AB263];[.AD263])" office:value-type="float" office:value="-578" calcext:value-type="float">
            <text:p>-578</text:p>
          </table:table-cell>
          <table:table-cell table:formula="of:=MIN([.Y263];[.AA263];[.AC263];[.AE263])" office:value-type="float" office:value="-434" calcext:value-type="float">
            <text:p>-434</text:p>
          </table:table-cell>
          <table:table-cell table:formula="of:=[.AF263]-[.$AH263]" office:value-type="float" office:value="350" calcext:value-type="float">
            <text:p>350</text:p>
          </table:table-cell>
          <table:table-cell table:formula="of:=[.AG263]-[.$AI263]" office:value-type="float" office:value="-250" calcext:value-type="float">
            <text:p>-250</text:p>
          </table:table-cell>
          <table:table-cell table:formula="of:=[.AF$3]-[.AJ263]" office:value-type="float" office:value="0" calcext:value-type="float">
            <text:p>0</text:p>
          </table:table-cell>
          <table:table-cell table:formula="of:=[.AG$3]-[.AK26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4];[.E264];[.F264])+TIME([.G264];[.H264];[.I264])" office:value-type="date" office:date-value="1999-11-30" calcext:value-type="date">
            <text:p>30/11/99 00:00:00</text:p>
          </table:table-cell>
          <table:table-cell table:formula="of:=IF([.C264]&lt;&gt;&quot;&quot;;CONCATENATE(&quot;mogrify -rotate &quot;;ROUND([.N264];3);&quot; -background black &quot;;[.C264]);&quot;&quot;)">
            <text:p/>
          </table:table-cell>
          <table:table-cell table:formula="of:=IF([.C264]&lt;&gt;&quot;&quot;;CONCATENATE(&quot;mogrify -crop &quot;;ROUND([.B$22]);&quot;x&quot;;ROUND([.B$23]);&quot;+&quot;;ROUND([.B$30]+[.B$33]-[.AL264]);&quot;+&quot;;ROUND([.B$31]+[.B$34]-[.AM264]);&quot; &quot;;[.C264]);&quot;&quot;)">
            <text:p/>
          </table:table-cell>
          <table:table-cell/>
          <table:table-cell table:style-name="Default" table:formula="of:=IF([.C264]&lt;&gt;&quot;&quot;;([.J264]-[.J$3])*360*[.B$35];0)" office:value-type="float" office:value="0" calcext:value-type="float">
            <text:p>0</text:p>
          </table:table-cell>
          <table:table-cell table:formula="of:=[.N264]/180*PI()" office:value-type="float" office:value="0" calcext:value-type="float">
            <text:p>0</text:p>
          </table:table-cell>
          <table:table-cell table:formula="of:=COS([.$O264])*([.P$3]-[.B$14])-SIN([.$O264])*([.Q$3]-[.B$15])" office:value-type="float" office:value="-350" calcext:value-type="float">
            <text:p>-350</text:p>
          </table:table-cell>
          <table:table-cell table:formula="of:=SIN([.$O264])*([.P$3]-[.B$14])+COS([.$O264])*([.Q$3]-[.B$15])" office:value-type="float" office:value="250" calcext:value-type="float">
            <text:p>250</text:p>
          </table:table-cell>
          <table:table-cell table:formula="of:=COS([.$O264])*([.R$3]-[.B$14])-SIN([.$O264])*([.S$3]-[.B$15])" office:value-type="float" office:value="-350" calcext:value-type="float">
            <text:p>-350</text:p>
          </table:table-cell>
          <table:table-cell table:formula="of:=SIN([.$O264])*([.R$3]-[.B$14])+COS([.$O264])*([.S$3]-[.B$15])" office:value-type="float" office:value="1118" calcext:value-type="float">
            <text:p>1118</text:p>
          </table:table-cell>
          <table:table-cell table:formula="of:=COS([.$O264])*([.T$3]-[.B$14])-SIN([.$O264])*([.U$3]-[.B$15])" office:value-type="float" office:value="806" calcext:value-type="float">
            <text:p>806</text:p>
          </table:table-cell>
          <table:table-cell table:formula="of:=SIN([.$O264])*([.T$3]-[.B$14])+COS([.$O264])*([.U$3]-[.B$15])" office:value-type="float" office:value="250" calcext:value-type="float">
            <text:p>250</text:p>
          </table:table-cell>
          <table:table-cell table:formula="of:=COS([.$O264])*([.V$3]-[.B$14])-SIN([.$O264])*([.W$3]-[.B$15])" office:value-type="float" office:value="806" calcext:value-type="float">
            <text:p>806</text:p>
          </table:table-cell>
          <table:table-cell table:formula="of:=SIN([.$O264])*([.V$3]-[.B$14])+COS([.$O264])*([.W$3]-[.B$15])" office:value-type="float" office:value="1118" calcext:value-type="float">
            <text:p>1118</text:p>
          </table:table-cell>
          <table:table-cell table:formula="of:=COS([.$O264])*([.X$3]-[.B$12]/2)-SIN([.$O264])*([.Y$3]-[.B$13]/2)" office:value-type="float" office:value="-578" calcext:value-type="float">
            <text:p>-578</text:p>
          </table:table-cell>
          <table:table-cell table:formula="of:=SIN([.$O264])*([.X$3]-[.B$12]/2)+COS([.$O264])*([.Y$3]-[.B$13]/2)" office:value-type="float" office:value="-434" calcext:value-type="float">
            <text:p>-434</text:p>
          </table:table-cell>
          <table:table-cell table:formula="of:=COS([.$O264])*([.Z$3]-[.B$12]/2)-SIN([.$O264])*([.AA$3]-[.B$13]/2)" office:value-type="float" office:value="-578" calcext:value-type="float">
            <text:p>-578</text:p>
          </table:table-cell>
          <table:table-cell table:formula="of:=SIN([.$O264])*([.Z$3]-[.B$12]/2)+COS([.$O264])*([.AA$3]-[.B$13]/2)" office:value-type="float" office:value="434" calcext:value-type="float">
            <text:p>434</text:p>
          </table:table-cell>
          <table:table-cell table:formula="of:=COS([.$O264])*([.AB$3]-[.B$12]/2)-SIN([.$O264])*([.AC$3]-[.B$13]/2)" office:value-type="float" office:value="578" calcext:value-type="float">
            <text:p>578</text:p>
          </table:table-cell>
          <table:table-cell table:formula="of:=SIN([.$O264])*([.AB$3]-[.B$12]/2)+COS([.$O264])*([.AC$3]-[.B$13]/2)" office:value-type="float" office:value="-434" calcext:value-type="float">
            <text:p>-434</text:p>
          </table:table-cell>
          <table:table-cell table:formula="of:=COS([.$O264])*([.AD$3]-[.B$12]/2)-SIN([.$O264])*([.AE$3]-[.B$13]/2)" office:value-type="float" office:value="578" calcext:value-type="float">
            <text:p>578</text:p>
          </table:table-cell>
          <table:table-cell table:formula="of:=SIN([.$O264])*([.AD$3]-[.B$12]/2)+COS([.$O264])*([.AE$3]-[.B$13]/2)" office:value-type="float" office:value="434" calcext:value-type="float">
            <text:p>434</text:p>
          </table:table-cell>
          <table:table-cell table:formula="of:=COS([.$O264])*([.AF$3]-[.B$12]/2)-SIN([.$O264])*([.AG$3]-[.B$13]/2)" office:value-type="float" office:value="-228" calcext:value-type="float">
            <text:p>-228</text:p>
          </table:table-cell>
          <table:table-cell table:formula="of:=SIN([.$O264])*([.AF$3]-[.B$12]/2)+COS([.$O264])*([.AG$3]-[.B$13]/2)" office:value-type="float" office:value="-684" calcext:value-type="float">
            <text:p>-684</text:p>
          </table:table-cell>
          <table:table-cell table:formula="of:=MIN([.X264];[.Z264];[.AB264];[.AD264])" office:value-type="float" office:value="-578" calcext:value-type="float">
            <text:p>-578</text:p>
          </table:table-cell>
          <table:table-cell table:formula="of:=MIN([.Y264];[.AA264];[.AC264];[.AE264])" office:value-type="float" office:value="-434" calcext:value-type="float">
            <text:p>-434</text:p>
          </table:table-cell>
          <table:table-cell table:formula="of:=[.AF264]-[.$AH264]" office:value-type="float" office:value="350" calcext:value-type="float">
            <text:p>350</text:p>
          </table:table-cell>
          <table:table-cell table:formula="of:=[.AG264]-[.$AI264]" office:value-type="float" office:value="-250" calcext:value-type="float">
            <text:p>-250</text:p>
          </table:table-cell>
          <table:table-cell table:formula="of:=[.AF$3]-[.AJ264]" office:value-type="float" office:value="0" calcext:value-type="float">
            <text:p>0</text:p>
          </table:table-cell>
          <table:table-cell table:formula="of:=[.AG$3]-[.AK26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5];[.E265];[.F265])+TIME([.G265];[.H265];[.I265])" office:value-type="date" office:date-value="1999-11-30" calcext:value-type="date">
            <text:p>30/11/99 00:00:00</text:p>
          </table:table-cell>
          <table:table-cell table:formula="of:=IF([.C265]&lt;&gt;&quot;&quot;;CONCATENATE(&quot;mogrify -rotate &quot;;ROUND([.N265];3);&quot; -background black &quot;;[.C265]);&quot;&quot;)">
            <text:p/>
          </table:table-cell>
          <table:table-cell table:formula="of:=IF([.C265]&lt;&gt;&quot;&quot;;CONCATENATE(&quot;mogrify -crop &quot;;ROUND([.B$22]);&quot;x&quot;;ROUND([.B$23]);&quot;+&quot;;ROUND([.B$30]+[.B$33]-[.AL265]);&quot;+&quot;;ROUND([.B$31]+[.B$34]-[.AM265]);&quot; &quot;;[.C265]);&quot;&quot;)">
            <text:p/>
          </table:table-cell>
          <table:table-cell/>
          <table:table-cell table:style-name="Default" table:formula="of:=IF([.C265]&lt;&gt;&quot;&quot;;([.J265]-[.J$3])*360*[.B$35];0)" office:value-type="float" office:value="0" calcext:value-type="float">
            <text:p>0</text:p>
          </table:table-cell>
          <table:table-cell table:formula="of:=[.N265]/180*PI()" office:value-type="float" office:value="0" calcext:value-type="float">
            <text:p>0</text:p>
          </table:table-cell>
          <table:table-cell table:formula="of:=COS([.$O265])*([.P$3]-[.B$14])-SIN([.$O265])*([.Q$3]-[.B$15])" office:value-type="float" office:value="-350" calcext:value-type="float">
            <text:p>-350</text:p>
          </table:table-cell>
          <table:table-cell table:formula="of:=SIN([.$O265])*([.P$3]-[.B$14])+COS([.$O265])*([.Q$3]-[.B$15])" office:value-type="float" office:value="250" calcext:value-type="float">
            <text:p>250</text:p>
          </table:table-cell>
          <table:table-cell table:formula="of:=COS([.$O265])*([.R$3]-[.B$14])-SIN([.$O265])*([.S$3]-[.B$15])" office:value-type="float" office:value="-350" calcext:value-type="float">
            <text:p>-350</text:p>
          </table:table-cell>
          <table:table-cell table:formula="of:=SIN([.$O265])*([.R$3]-[.B$14])+COS([.$O265])*([.S$3]-[.B$15])" office:value-type="float" office:value="1118" calcext:value-type="float">
            <text:p>1118</text:p>
          </table:table-cell>
          <table:table-cell table:formula="of:=COS([.$O265])*([.T$3]-[.B$14])-SIN([.$O265])*([.U$3]-[.B$15])" office:value-type="float" office:value="806" calcext:value-type="float">
            <text:p>806</text:p>
          </table:table-cell>
          <table:table-cell table:formula="of:=SIN([.$O265])*([.T$3]-[.B$14])+COS([.$O265])*([.U$3]-[.B$15])" office:value-type="float" office:value="250" calcext:value-type="float">
            <text:p>250</text:p>
          </table:table-cell>
          <table:table-cell table:formula="of:=COS([.$O265])*([.V$3]-[.B$14])-SIN([.$O265])*([.W$3]-[.B$15])" office:value-type="float" office:value="806" calcext:value-type="float">
            <text:p>806</text:p>
          </table:table-cell>
          <table:table-cell table:formula="of:=SIN([.$O265])*([.V$3]-[.B$14])+COS([.$O265])*([.W$3]-[.B$15])" office:value-type="float" office:value="1118" calcext:value-type="float">
            <text:p>1118</text:p>
          </table:table-cell>
          <table:table-cell table:formula="of:=COS([.$O265])*([.X$3]-[.B$12]/2)-SIN([.$O265])*([.Y$3]-[.B$13]/2)" office:value-type="float" office:value="-578" calcext:value-type="float">
            <text:p>-578</text:p>
          </table:table-cell>
          <table:table-cell table:formula="of:=SIN([.$O265])*([.X$3]-[.B$12]/2)+COS([.$O265])*([.Y$3]-[.B$13]/2)" office:value-type="float" office:value="-434" calcext:value-type="float">
            <text:p>-434</text:p>
          </table:table-cell>
          <table:table-cell table:formula="of:=COS([.$O265])*([.Z$3]-[.B$12]/2)-SIN([.$O265])*([.AA$3]-[.B$13]/2)" office:value-type="float" office:value="-578" calcext:value-type="float">
            <text:p>-578</text:p>
          </table:table-cell>
          <table:table-cell table:formula="of:=SIN([.$O265])*([.Z$3]-[.B$12]/2)+COS([.$O265])*([.AA$3]-[.B$13]/2)" office:value-type="float" office:value="434" calcext:value-type="float">
            <text:p>434</text:p>
          </table:table-cell>
          <table:table-cell table:formula="of:=COS([.$O265])*([.AB$3]-[.B$12]/2)-SIN([.$O265])*([.AC$3]-[.B$13]/2)" office:value-type="float" office:value="578" calcext:value-type="float">
            <text:p>578</text:p>
          </table:table-cell>
          <table:table-cell table:formula="of:=SIN([.$O265])*([.AB$3]-[.B$12]/2)+COS([.$O265])*([.AC$3]-[.B$13]/2)" office:value-type="float" office:value="-434" calcext:value-type="float">
            <text:p>-434</text:p>
          </table:table-cell>
          <table:table-cell table:formula="of:=COS([.$O265])*([.AD$3]-[.B$12]/2)-SIN([.$O265])*([.AE$3]-[.B$13]/2)" office:value-type="float" office:value="578" calcext:value-type="float">
            <text:p>578</text:p>
          </table:table-cell>
          <table:table-cell table:formula="of:=SIN([.$O265])*([.AD$3]-[.B$12]/2)+COS([.$O265])*([.AE$3]-[.B$13]/2)" office:value-type="float" office:value="434" calcext:value-type="float">
            <text:p>434</text:p>
          </table:table-cell>
          <table:table-cell table:formula="of:=COS([.$O265])*([.AF$3]-[.B$12]/2)-SIN([.$O265])*([.AG$3]-[.B$13]/2)" office:value-type="float" office:value="-228" calcext:value-type="float">
            <text:p>-228</text:p>
          </table:table-cell>
          <table:table-cell table:formula="of:=SIN([.$O265])*([.AF$3]-[.B$12]/2)+COS([.$O265])*([.AG$3]-[.B$13]/2)" office:value-type="float" office:value="-684" calcext:value-type="float">
            <text:p>-684</text:p>
          </table:table-cell>
          <table:table-cell table:formula="of:=MIN([.X265];[.Z265];[.AB265];[.AD265])" office:value-type="float" office:value="-578" calcext:value-type="float">
            <text:p>-578</text:p>
          </table:table-cell>
          <table:table-cell table:formula="of:=MIN([.Y265];[.AA265];[.AC265];[.AE265])" office:value-type="float" office:value="-434" calcext:value-type="float">
            <text:p>-434</text:p>
          </table:table-cell>
          <table:table-cell table:formula="of:=[.AF265]-[.$AH265]" office:value-type="float" office:value="350" calcext:value-type="float">
            <text:p>350</text:p>
          </table:table-cell>
          <table:table-cell table:formula="of:=[.AG265]-[.$AI265]" office:value-type="float" office:value="-250" calcext:value-type="float">
            <text:p>-250</text:p>
          </table:table-cell>
          <table:table-cell table:formula="of:=[.AF$3]-[.AJ265]" office:value-type="float" office:value="0" calcext:value-type="float">
            <text:p>0</text:p>
          </table:table-cell>
          <table:table-cell table:formula="of:=[.AG$3]-[.AK26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6];[.E266];[.F266])+TIME([.G266];[.H266];[.I266])" office:value-type="date" office:date-value="1999-11-30" calcext:value-type="date">
            <text:p>30/11/99 00:00:00</text:p>
          </table:table-cell>
          <table:table-cell table:formula="of:=IF([.C266]&lt;&gt;&quot;&quot;;CONCATENATE(&quot;mogrify -rotate &quot;;ROUND([.N266];3);&quot; -background black &quot;;[.C266]);&quot;&quot;)">
            <text:p/>
          </table:table-cell>
          <table:table-cell table:formula="of:=IF([.C266]&lt;&gt;&quot;&quot;;CONCATENATE(&quot;mogrify -crop &quot;;ROUND([.B$22]);&quot;x&quot;;ROUND([.B$23]);&quot;+&quot;;ROUND([.B$30]+[.B$33]-[.AL266]);&quot;+&quot;;ROUND([.B$31]+[.B$34]-[.AM266]);&quot; &quot;;[.C266]);&quot;&quot;)">
            <text:p/>
          </table:table-cell>
          <table:table-cell/>
          <table:table-cell table:style-name="Default" table:formula="of:=IF([.C266]&lt;&gt;&quot;&quot;;([.J266]-[.J$3])*360*[.B$35];0)" office:value-type="float" office:value="0" calcext:value-type="float">
            <text:p>0</text:p>
          </table:table-cell>
          <table:table-cell table:formula="of:=[.N266]/180*PI()" office:value-type="float" office:value="0" calcext:value-type="float">
            <text:p>0</text:p>
          </table:table-cell>
          <table:table-cell table:formula="of:=COS([.$O266])*([.P$3]-[.B$14])-SIN([.$O266])*([.Q$3]-[.B$15])" office:value-type="float" office:value="-350" calcext:value-type="float">
            <text:p>-350</text:p>
          </table:table-cell>
          <table:table-cell table:formula="of:=SIN([.$O266])*([.P$3]-[.B$14])+COS([.$O266])*([.Q$3]-[.B$15])" office:value-type="float" office:value="250" calcext:value-type="float">
            <text:p>250</text:p>
          </table:table-cell>
          <table:table-cell table:formula="of:=COS([.$O266])*([.R$3]-[.B$14])-SIN([.$O266])*([.S$3]-[.B$15])" office:value-type="float" office:value="-350" calcext:value-type="float">
            <text:p>-350</text:p>
          </table:table-cell>
          <table:table-cell table:formula="of:=SIN([.$O266])*([.R$3]-[.B$14])+COS([.$O266])*([.S$3]-[.B$15])" office:value-type="float" office:value="1118" calcext:value-type="float">
            <text:p>1118</text:p>
          </table:table-cell>
          <table:table-cell table:formula="of:=COS([.$O266])*([.T$3]-[.B$14])-SIN([.$O266])*([.U$3]-[.B$15])" office:value-type="float" office:value="806" calcext:value-type="float">
            <text:p>806</text:p>
          </table:table-cell>
          <table:table-cell table:formula="of:=SIN([.$O266])*([.T$3]-[.B$14])+COS([.$O266])*([.U$3]-[.B$15])" office:value-type="float" office:value="250" calcext:value-type="float">
            <text:p>250</text:p>
          </table:table-cell>
          <table:table-cell table:formula="of:=COS([.$O266])*([.V$3]-[.B$14])-SIN([.$O266])*([.W$3]-[.B$15])" office:value-type="float" office:value="806" calcext:value-type="float">
            <text:p>806</text:p>
          </table:table-cell>
          <table:table-cell table:formula="of:=SIN([.$O266])*([.V$3]-[.B$14])+COS([.$O266])*([.W$3]-[.B$15])" office:value-type="float" office:value="1118" calcext:value-type="float">
            <text:p>1118</text:p>
          </table:table-cell>
          <table:table-cell table:formula="of:=COS([.$O266])*([.X$3]-[.B$12]/2)-SIN([.$O266])*([.Y$3]-[.B$13]/2)" office:value-type="float" office:value="-578" calcext:value-type="float">
            <text:p>-578</text:p>
          </table:table-cell>
          <table:table-cell table:formula="of:=SIN([.$O266])*([.X$3]-[.B$12]/2)+COS([.$O266])*([.Y$3]-[.B$13]/2)" office:value-type="float" office:value="-434" calcext:value-type="float">
            <text:p>-434</text:p>
          </table:table-cell>
          <table:table-cell table:formula="of:=COS([.$O266])*([.Z$3]-[.B$12]/2)-SIN([.$O266])*([.AA$3]-[.B$13]/2)" office:value-type="float" office:value="-578" calcext:value-type="float">
            <text:p>-578</text:p>
          </table:table-cell>
          <table:table-cell table:formula="of:=SIN([.$O266])*([.Z$3]-[.B$12]/2)+COS([.$O266])*([.AA$3]-[.B$13]/2)" office:value-type="float" office:value="434" calcext:value-type="float">
            <text:p>434</text:p>
          </table:table-cell>
          <table:table-cell table:formula="of:=COS([.$O266])*([.AB$3]-[.B$12]/2)-SIN([.$O266])*([.AC$3]-[.B$13]/2)" office:value-type="float" office:value="578" calcext:value-type="float">
            <text:p>578</text:p>
          </table:table-cell>
          <table:table-cell table:formula="of:=SIN([.$O266])*([.AB$3]-[.B$12]/2)+COS([.$O266])*([.AC$3]-[.B$13]/2)" office:value-type="float" office:value="-434" calcext:value-type="float">
            <text:p>-434</text:p>
          </table:table-cell>
          <table:table-cell table:formula="of:=COS([.$O266])*([.AD$3]-[.B$12]/2)-SIN([.$O266])*([.AE$3]-[.B$13]/2)" office:value-type="float" office:value="578" calcext:value-type="float">
            <text:p>578</text:p>
          </table:table-cell>
          <table:table-cell table:formula="of:=SIN([.$O266])*([.AD$3]-[.B$12]/2)+COS([.$O266])*([.AE$3]-[.B$13]/2)" office:value-type="float" office:value="434" calcext:value-type="float">
            <text:p>434</text:p>
          </table:table-cell>
          <table:table-cell table:formula="of:=COS([.$O266])*([.AF$3]-[.B$12]/2)-SIN([.$O266])*([.AG$3]-[.B$13]/2)" office:value-type="float" office:value="-228" calcext:value-type="float">
            <text:p>-228</text:p>
          </table:table-cell>
          <table:table-cell table:formula="of:=SIN([.$O266])*([.AF$3]-[.B$12]/2)+COS([.$O266])*([.AG$3]-[.B$13]/2)" office:value-type="float" office:value="-684" calcext:value-type="float">
            <text:p>-684</text:p>
          </table:table-cell>
          <table:table-cell table:formula="of:=MIN([.X266];[.Z266];[.AB266];[.AD266])" office:value-type="float" office:value="-578" calcext:value-type="float">
            <text:p>-578</text:p>
          </table:table-cell>
          <table:table-cell table:formula="of:=MIN([.Y266];[.AA266];[.AC266];[.AE266])" office:value-type="float" office:value="-434" calcext:value-type="float">
            <text:p>-434</text:p>
          </table:table-cell>
          <table:table-cell table:formula="of:=[.AF266]-[.$AH266]" office:value-type="float" office:value="350" calcext:value-type="float">
            <text:p>350</text:p>
          </table:table-cell>
          <table:table-cell table:formula="of:=[.AG266]-[.$AI266]" office:value-type="float" office:value="-250" calcext:value-type="float">
            <text:p>-250</text:p>
          </table:table-cell>
          <table:table-cell table:formula="of:=[.AF$3]-[.AJ266]" office:value-type="float" office:value="0" calcext:value-type="float">
            <text:p>0</text:p>
          </table:table-cell>
          <table:table-cell table:formula="of:=[.AG$3]-[.AK26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7];[.E267];[.F267])+TIME([.G267];[.H267];[.I267])" office:value-type="date" office:date-value="1999-11-30" calcext:value-type="date">
            <text:p>30/11/99 00:00:00</text:p>
          </table:table-cell>
          <table:table-cell table:formula="of:=IF([.C267]&lt;&gt;&quot;&quot;;CONCATENATE(&quot;mogrify -rotate &quot;;ROUND([.N267];3);&quot; -background black &quot;;[.C267]);&quot;&quot;)">
            <text:p/>
          </table:table-cell>
          <table:table-cell table:formula="of:=IF([.C267]&lt;&gt;&quot;&quot;;CONCATENATE(&quot;mogrify -crop &quot;;ROUND([.B$22]);&quot;x&quot;;ROUND([.B$23]);&quot;+&quot;;ROUND([.B$30]+[.B$33]-[.AL267]);&quot;+&quot;;ROUND([.B$31]+[.B$34]-[.AM267]);&quot; &quot;;[.C267]);&quot;&quot;)">
            <text:p/>
          </table:table-cell>
          <table:table-cell/>
          <table:table-cell table:style-name="Default" table:formula="of:=IF([.C267]&lt;&gt;&quot;&quot;;([.J267]-[.J$3])*360*[.B$35];0)" office:value-type="float" office:value="0" calcext:value-type="float">
            <text:p>0</text:p>
          </table:table-cell>
          <table:table-cell table:formula="of:=[.N267]/180*PI()" office:value-type="float" office:value="0" calcext:value-type="float">
            <text:p>0</text:p>
          </table:table-cell>
          <table:table-cell table:formula="of:=COS([.$O267])*([.P$3]-[.B$14])-SIN([.$O267])*([.Q$3]-[.B$15])" office:value-type="float" office:value="-350" calcext:value-type="float">
            <text:p>-350</text:p>
          </table:table-cell>
          <table:table-cell table:formula="of:=SIN([.$O267])*([.P$3]-[.B$14])+COS([.$O267])*([.Q$3]-[.B$15])" office:value-type="float" office:value="250" calcext:value-type="float">
            <text:p>250</text:p>
          </table:table-cell>
          <table:table-cell table:formula="of:=COS([.$O267])*([.R$3]-[.B$14])-SIN([.$O267])*([.S$3]-[.B$15])" office:value-type="float" office:value="-350" calcext:value-type="float">
            <text:p>-350</text:p>
          </table:table-cell>
          <table:table-cell table:formula="of:=SIN([.$O267])*([.R$3]-[.B$14])+COS([.$O267])*([.S$3]-[.B$15])" office:value-type="float" office:value="1118" calcext:value-type="float">
            <text:p>1118</text:p>
          </table:table-cell>
          <table:table-cell table:formula="of:=COS([.$O267])*([.T$3]-[.B$14])-SIN([.$O267])*([.U$3]-[.B$15])" office:value-type="float" office:value="806" calcext:value-type="float">
            <text:p>806</text:p>
          </table:table-cell>
          <table:table-cell table:formula="of:=SIN([.$O267])*([.T$3]-[.B$14])+COS([.$O267])*([.U$3]-[.B$15])" office:value-type="float" office:value="250" calcext:value-type="float">
            <text:p>250</text:p>
          </table:table-cell>
          <table:table-cell table:formula="of:=COS([.$O267])*([.V$3]-[.B$14])-SIN([.$O267])*([.W$3]-[.B$15])" office:value-type="float" office:value="806" calcext:value-type="float">
            <text:p>806</text:p>
          </table:table-cell>
          <table:table-cell table:formula="of:=SIN([.$O267])*([.V$3]-[.B$14])+COS([.$O267])*([.W$3]-[.B$15])" office:value-type="float" office:value="1118" calcext:value-type="float">
            <text:p>1118</text:p>
          </table:table-cell>
          <table:table-cell table:formula="of:=COS([.$O267])*([.X$3]-[.B$12]/2)-SIN([.$O267])*([.Y$3]-[.B$13]/2)" office:value-type="float" office:value="-578" calcext:value-type="float">
            <text:p>-578</text:p>
          </table:table-cell>
          <table:table-cell table:formula="of:=SIN([.$O267])*([.X$3]-[.B$12]/2)+COS([.$O267])*([.Y$3]-[.B$13]/2)" office:value-type="float" office:value="-434" calcext:value-type="float">
            <text:p>-434</text:p>
          </table:table-cell>
          <table:table-cell table:formula="of:=COS([.$O267])*([.Z$3]-[.B$12]/2)-SIN([.$O267])*([.AA$3]-[.B$13]/2)" office:value-type="float" office:value="-578" calcext:value-type="float">
            <text:p>-578</text:p>
          </table:table-cell>
          <table:table-cell table:formula="of:=SIN([.$O267])*([.Z$3]-[.B$12]/2)+COS([.$O267])*([.AA$3]-[.B$13]/2)" office:value-type="float" office:value="434" calcext:value-type="float">
            <text:p>434</text:p>
          </table:table-cell>
          <table:table-cell table:formula="of:=COS([.$O267])*([.AB$3]-[.B$12]/2)-SIN([.$O267])*([.AC$3]-[.B$13]/2)" office:value-type="float" office:value="578" calcext:value-type="float">
            <text:p>578</text:p>
          </table:table-cell>
          <table:table-cell table:formula="of:=SIN([.$O267])*([.AB$3]-[.B$12]/2)+COS([.$O267])*([.AC$3]-[.B$13]/2)" office:value-type="float" office:value="-434" calcext:value-type="float">
            <text:p>-434</text:p>
          </table:table-cell>
          <table:table-cell table:formula="of:=COS([.$O267])*([.AD$3]-[.B$12]/2)-SIN([.$O267])*([.AE$3]-[.B$13]/2)" office:value-type="float" office:value="578" calcext:value-type="float">
            <text:p>578</text:p>
          </table:table-cell>
          <table:table-cell table:formula="of:=SIN([.$O267])*([.AD$3]-[.B$12]/2)+COS([.$O267])*([.AE$3]-[.B$13]/2)" office:value-type="float" office:value="434" calcext:value-type="float">
            <text:p>434</text:p>
          </table:table-cell>
          <table:table-cell table:formula="of:=COS([.$O267])*([.AF$3]-[.B$12]/2)-SIN([.$O267])*([.AG$3]-[.B$13]/2)" office:value-type="float" office:value="-228" calcext:value-type="float">
            <text:p>-228</text:p>
          </table:table-cell>
          <table:table-cell table:formula="of:=SIN([.$O267])*([.AF$3]-[.B$12]/2)+COS([.$O267])*([.AG$3]-[.B$13]/2)" office:value-type="float" office:value="-684" calcext:value-type="float">
            <text:p>-684</text:p>
          </table:table-cell>
          <table:table-cell table:formula="of:=MIN([.X267];[.Z267];[.AB267];[.AD267])" office:value-type="float" office:value="-578" calcext:value-type="float">
            <text:p>-578</text:p>
          </table:table-cell>
          <table:table-cell table:formula="of:=MIN([.Y267];[.AA267];[.AC267];[.AE267])" office:value-type="float" office:value="-434" calcext:value-type="float">
            <text:p>-434</text:p>
          </table:table-cell>
          <table:table-cell table:formula="of:=[.AF267]-[.$AH267]" office:value-type="float" office:value="350" calcext:value-type="float">
            <text:p>350</text:p>
          </table:table-cell>
          <table:table-cell table:formula="of:=[.AG267]-[.$AI267]" office:value-type="float" office:value="-250" calcext:value-type="float">
            <text:p>-250</text:p>
          </table:table-cell>
          <table:table-cell table:formula="of:=[.AF$3]-[.AJ267]" office:value-type="float" office:value="0" calcext:value-type="float">
            <text:p>0</text:p>
          </table:table-cell>
          <table:table-cell table:formula="of:=[.AG$3]-[.AK26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8];[.E268];[.F268])+TIME([.G268];[.H268];[.I268])" office:value-type="date" office:date-value="1999-11-30" calcext:value-type="date">
            <text:p>30/11/99 00:00:00</text:p>
          </table:table-cell>
          <table:table-cell table:formula="of:=IF([.C268]&lt;&gt;&quot;&quot;;CONCATENATE(&quot;mogrify -rotate &quot;;ROUND([.N268];3);&quot; -background black &quot;;[.C268]);&quot;&quot;)">
            <text:p/>
          </table:table-cell>
          <table:table-cell table:formula="of:=IF([.C268]&lt;&gt;&quot;&quot;;CONCATENATE(&quot;mogrify -crop &quot;;ROUND([.B$22]);&quot;x&quot;;ROUND([.B$23]);&quot;+&quot;;ROUND([.B$30]+[.B$33]-[.AL268]);&quot;+&quot;;ROUND([.B$31]+[.B$34]-[.AM268]);&quot; &quot;;[.C268]);&quot;&quot;)">
            <text:p/>
          </table:table-cell>
          <table:table-cell/>
          <table:table-cell table:style-name="Default" table:formula="of:=IF([.C268]&lt;&gt;&quot;&quot;;([.J268]-[.J$3])*360*[.B$35];0)" office:value-type="float" office:value="0" calcext:value-type="float">
            <text:p>0</text:p>
          </table:table-cell>
          <table:table-cell table:formula="of:=[.N268]/180*PI()" office:value-type="float" office:value="0" calcext:value-type="float">
            <text:p>0</text:p>
          </table:table-cell>
          <table:table-cell table:formula="of:=COS([.$O268])*([.P$3]-[.B$14])-SIN([.$O268])*([.Q$3]-[.B$15])" office:value-type="float" office:value="-350" calcext:value-type="float">
            <text:p>-350</text:p>
          </table:table-cell>
          <table:table-cell table:formula="of:=SIN([.$O268])*([.P$3]-[.B$14])+COS([.$O268])*([.Q$3]-[.B$15])" office:value-type="float" office:value="250" calcext:value-type="float">
            <text:p>250</text:p>
          </table:table-cell>
          <table:table-cell table:formula="of:=COS([.$O268])*([.R$3]-[.B$14])-SIN([.$O268])*([.S$3]-[.B$15])" office:value-type="float" office:value="-350" calcext:value-type="float">
            <text:p>-350</text:p>
          </table:table-cell>
          <table:table-cell table:formula="of:=SIN([.$O268])*([.R$3]-[.B$14])+COS([.$O268])*([.S$3]-[.B$15])" office:value-type="float" office:value="1118" calcext:value-type="float">
            <text:p>1118</text:p>
          </table:table-cell>
          <table:table-cell table:formula="of:=COS([.$O268])*([.T$3]-[.B$14])-SIN([.$O268])*([.U$3]-[.B$15])" office:value-type="float" office:value="806" calcext:value-type="float">
            <text:p>806</text:p>
          </table:table-cell>
          <table:table-cell table:formula="of:=SIN([.$O268])*([.T$3]-[.B$14])+COS([.$O268])*([.U$3]-[.B$15])" office:value-type="float" office:value="250" calcext:value-type="float">
            <text:p>250</text:p>
          </table:table-cell>
          <table:table-cell table:formula="of:=COS([.$O268])*([.V$3]-[.B$14])-SIN([.$O268])*([.W$3]-[.B$15])" office:value-type="float" office:value="806" calcext:value-type="float">
            <text:p>806</text:p>
          </table:table-cell>
          <table:table-cell table:formula="of:=SIN([.$O268])*([.V$3]-[.B$14])+COS([.$O268])*([.W$3]-[.B$15])" office:value-type="float" office:value="1118" calcext:value-type="float">
            <text:p>1118</text:p>
          </table:table-cell>
          <table:table-cell table:formula="of:=COS([.$O268])*([.X$3]-[.B$12]/2)-SIN([.$O268])*([.Y$3]-[.B$13]/2)" office:value-type="float" office:value="-578" calcext:value-type="float">
            <text:p>-578</text:p>
          </table:table-cell>
          <table:table-cell table:formula="of:=SIN([.$O268])*([.X$3]-[.B$12]/2)+COS([.$O268])*([.Y$3]-[.B$13]/2)" office:value-type="float" office:value="-434" calcext:value-type="float">
            <text:p>-434</text:p>
          </table:table-cell>
          <table:table-cell table:formula="of:=COS([.$O268])*([.Z$3]-[.B$12]/2)-SIN([.$O268])*([.AA$3]-[.B$13]/2)" office:value-type="float" office:value="-578" calcext:value-type="float">
            <text:p>-578</text:p>
          </table:table-cell>
          <table:table-cell table:formula="of:=SIN([.$O268])*([.Z$3]-[.B$12]/2)+COS([.$O268])*([.AA$3]-[.B$13]/2)" office:value-type="float" office:value="434" calcext:value-type="float">
            <text:p>434</text:p>
          </table:table-cell>
          <table:table-cell table:formula="of:=COS([.$O268])*([.AB$3]-[.B$12]/2)-SIN([.$O268])*([.AC$3]-[.B$13]/2)" office:value-type="float" office:value="578" calcext:value-type="float">
            <text:p>578</text:p>
          </table:table-cell>
          <table:table-cell table:formula="of:=SIN([.$O268])*([.AB$3]-[.B$12]/2)+COS([.$O268])*([.AC$3]-[.B$13]/2)" office:value-type="float" office:value="-434" calcext:value-type="float">
            <text:p>-434</text:p>
          </table:table-cell>
          <table:table-cell table:formula="of:=COS([.$O268])*([.AD$3]-[.B$12]/2)-SIN([.$O268])*([.AE$3]-[.B$13]/2)" office:value-type="float" office:value="578" calcext:value-type="float">
            <text:p>578</text:p>
          </table:table-cell>
          <table:table-cell table:formula="of:=SIN([.$O268])*([.AD$3]-[.B$12]/2)+COS([.$O268])*([.AE$3]-[.B$13]/2)" office:value-type="float" office:value="434" calcext:value-type="float">
            <text:p>434</text:p>
          </table:table-cell>
          <table:table-cell table:formula="of:=COS([.$O268])*([.AF$3]-[.B$12]/2)-SIN([.$O268])*([.AG$3]-[.B$13]/2)" office:value-type="float" office:value="-228" calcext:value-type="float">
            <text:p>-228</text:p>
          </table:table-cell>
          <table:table-cell table:formula="of:=SIN([.$O268])*([.AF$3]-[.B$12]/2)+COS([.$O268])*([.AG$3]-[.B$13]/2)" office:value-type="float" office:value="-684" calcext:value-type="float">
            <text:p>-684</text:p>
          </table:table-cell>
          <table:table-cell table:formula="of:=MIN([.X268];[.Z268];[.AB268];[.AD268])" office:value-type="float" office:value="-578" calcext:value-type="float">
            <text:p>-578</text:p>
          </table:table-cell>
          <table:table-cell table:formula="of:=MIN([.Y268];[.AA268];[.AC268];[.AE268])" office:value-type="float" office:value="-434" calcext:value-type="float">
            <text:p>-434</text:p>
          </table:table-cell>
          <table:table-cell table:formula="of:=[.AF268]-[.$AH268]" office:value-type="float" office:value="350" calcext:value-type="float">
            <text:p>350</text:p>
          </table:table-cell>
          <table:table-cell table:formula="of:=[.AG268]-[.$AI268]" office:value-type="float" office:value="-250" calcext:value-type="float">
            <text:p>-250</text:p>
          </table:table-cell>
          <table:table-cell table:formula="of:=[.AF$3]-[.AJ268]" office:value-type="float" office:value="0" calcext:value-type="float">
            <text:p>0</text:p>
          </table:table-cell>
          <table:table-cell table:formula="of:=[.AG$3]-[.AK26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69];[.E269];[.F269])+TIME([.G269];[.H269];[.I269])" office:value-type="date" office:date-value="1999-11-30" calcext:value-type="date">
            <text:p>30/11/99 00:00:00</text:p>
          </table:table-cell>
          <table:table-cell table:formula="of:=IF([.C269]&lt;&gt;&quot;&quot;;CONCATENATE(&quot;mogrify -rotate &quot;;ROUND([.N269];3);&quot; -background black &quot;;[.C269]);&quot;&quot;)">
            <text:p/>
          </table:table-cell>
          <table:table-cell table:formula="of:=IF([.C269]&lt;&gt;&quot;&quot;;CONCATENATE(&quot;mogrify -crop &quot;;ROUND([.B$22]);&quot;x&quot;;ROUND([.B$23]);&quot;+&quot;;ROUND([.B$30]+[.B$33]-[.AL269]);&quot;+&quot;;ROUND([.B$31]+[.B$34]-[.AM269]);&quot; &quot;;[.C269]);&quot;&quot;)">
            <text:p/>
          </table:table-cell>
          <table:table-cell/>
          <table:table-cell table:style-name="Default" table:formula="of:=IF([.C269]&lt;&gt;&quot;&quot;;([.J269]-[.J$3])*360*[.B$35];0)" office:value-type="float" office:value="0" calcext:value-type="float">
            <text:p>0</text:p>
          </table:table-cell>
          <table:table-cell table:formula="of:=[.N269]/180*PI()" office:value-type="float" office:value="0" calcext:value-type="float">
            <text:p>0</text:p>
          </table:table-cell>
          <table:table-cell table:formula="of:=COS([.$O269])*([.P$3]-[.B$14])-SIN([.$O269])*([.Q$3]-[.B$15])" office:value-type="float" office:value="-350" calcext:value-type="float">
            <text:p>-350</text:p>
          </table:table-cell>
          <table:table-cell table:formula="of:=SIN([.$O269])*([.P$3]-[.B$14])+COS([.$O269])*([.Q$3]-[.B$15])" office:value-type="float" office:value="250" calcext:value-type="float">
            <text:p>250</text:p>
          </table:table-cell>
          <table:table-cell table:formula="of:=COS([.$O269])*([.R$3]-[.B$14])-SIN([.$O269])*([.S$3]-[.B$15])" office:value-type="float" office:value="-350" calcext:value-type="float">
            <text:p>-350</text:p>
          </table:table-cell>
          <table:table-cell table:formula="of:=SIN([.$O269])*([.R$3]-[.B$14])+COS([.$O269])*([.S$3]-[.B$15])" office:value-type="float" office:value="1118" calcext:value-type="float">
            <text:p>1118</text:p>
          </table:table-cell>
          <table:table-cell table:formula="of:=COS([.$O269])*([.T$3]-[.B$14])-SIN([.$O269])*([.U$3]-[.B$15])" office:value-type="float" office:value="806" calcext:value-type="float">
            <text:p>806</text:p>
          </table:table-cell>
          <table:table-cell table:formula="of:=SIN([.$O269])*([.T$3]-[.B$14])+COS([.$O269])*([.U$3]-[.B$15])" office:value-type="float" office:value="250" calcext:value-type="float">
            <text:p>250</text:p>
          </table:table-cell>
          <table:table-cell table:formula="of:=COS([.$O269])*([.V$3]-[.B$14])-SIN([.$O269])*([.W$3]-[.B$15])" office:value-type="float" office:value="806" calcext:value-type="float">
            <text:p>806</text:p>
          </table:table-cell>
          <table:table-cell table:formula="of:=SIN([.$O269])*([.V$3]-[.B$14])+COS([.$O269])*([.W$3]-[.B$15])" office:value-type="float" office:value="1118" calcext:value-type="float">
            <text:p>1118</text:p>
          </table:table-cell>
          <table:table-cell table:formula="of:=COS([.$O269])*([.X$3]-[.B$12]/2)-SIN([.$O269])*([.Y$3]-[.B$13]/2)" office:value-type="float" office:value="-578" calcext:value-type="float">
            <text:p>-578</text:p>
          </table:table-cell>
          <table:table-cell table:formula="of:=SIN([.$O269])*([.X$3]-[.B$12]/2)+COS([.$O269])*([.Y$3]-[.B$13]/2)" office:value-type="float" office:value="-434" calcext:value-type="float">
            <text:p>-434</text:p>
          </table:table-cell>
          <table:table-cell table:formula="of:=COS([.$O269])*([.Z$3]-[.B$12]/2)-SIN([.$O269])*([.AA$3]-[.B$13]/2)" office:value-type="float" office:value="-578" calcext:value-type="float">
            <text:p>-578</text:p>
          </table:table-cell>
          <table:table-cell table:formula="of:=SIN([.$O269])*([.Z$3]-[.B$12]/2)+COS([.$O269])*([.AA$3]-[.B$13]/2)" office:value-type="float" office:value="434" calcext:value-type="float">
            <text:p>434</text:p>
          </table:table-cell>
          <table:table-cell table:formula="of:=COS([.$O269])*([.AB$3]-[.B$12]/2)-SIN([.$O269])*([.AC$3]-[.B$13]/2)" office:value-type="float" office:value="578" calcext:value-type="float">
            <text:p>578</text:p>
          </table:table-cell>
          <table:table-cell table:formula="of:=SIN([.$O269])*([.AB$3]-[.B$12]/2)+COS([.$O269])*([.AC$3]-[.B$13]/2)" office:value-type="float" office:value="-434" calcext:value-type="float">
            <text:p>-434</text:p>
          </table:table-cell>
          <table:table-cell table:formula="of:=COS([.$O269])*([.AD$3]-[.B$12]/2)-SIN([.$O269])*([.AE$3]-[.B$13]/2)" office:value-type="float" office:value="578" calcext:value-type="float">
            <text:p>578</text:p>
          </table:table-cell>
          <table:table-cell table:formula="of:=SIN([.$O269])*([.AD$3]-[.B$12]/2)+COS([.$O269])*([.AE$3]-[.B$13]/2)" office:value-type="float" office:value="434" calcext:value-type="float">
            <text:p>434</text:p>
          </table:table-cell>
          <table:table-cell table:formula="of:=COS([.$O269])*([.AF$3]-[.B$12]/2)-SIN([.$O269])*([.AG$3]-[.B$13]/2)" office:value-type="float" office:value="-228" calcext:value-type="float">
            <text:p>-228</text:p>
          </table:table-cell>
          <table:table-cell table:formula="of:=SIN([.$O269])*([.AF$3]-[.B$12]/2)+COS([.$O269])*([.AG$3]-[.B$13]/2)" office:value-type="float" office:value="-684" calcext:value-type="float">
            <text:p>-684</text:p>
          </table:table-cell>
          <table:table-cell table:formula="of:=MIN([.X269];[.Z269];[.AB269];[.AD269])" office:value-type="float" office:value="-578" calcext:value-type="float">
            <text:p>-578</text:p>
          </table:table-cell>
          <table:table-cell table:formula="of:=MIN([.Y269];[.AA269];[.AC269];[.AE269])" office:value-type="float" office:value="-434" calcext:value-type="float">
            <text:p>-434</text:p>
          </table:table-cell>
          <table:table-cell table:formula="of:=[.AF269]-[.$AH269]" office:value-type="float" office:value="350" calcext:value-type="float">
            <text:p>350</text:p>
          </table:table-cell>
          <table:table-cell table:formula="of:=[.AG269]-[.$AI269]" office:value-type="float" office:value="-250" calcext:value-type="float">
            <text:p>-250</text:p>
          </table:table-cell>
          <table:table-cell table:formula="of:=[.AF$3]-[.AJ269]" office:value-type="float" office:value="0" calcext:value-type="float">
            <text:p>0</text:p>
          </table:table-cell>
          <table:table-cell table:formula="of:=[.AG$3]-[.AK26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0];[.E270];[.F270])+TIME([.G270];[.H270];[.I270])" office:value-type="date" office:date-value="1999-11-30" calcext:value-type="date">
            <text:p>30/11/99 00:00:00</text:p>
          </table:table-cell>
          <table:table-cell table:formula="of:=IF([.C270]&lt;&gt;&quot;&quot;;CONCATENATE(&quot;mogrify -rotate &quot;;ROUND([.N270];3);&quot; -background black &quot;;[.C270]);&quot;&quot;)">
            <text:p/>
          </table:table-cell>
          <table:table-cell table:formula="of:=IF([.C270]&lt;&gt;&quot;&quot;;CONCATENATE(&quot;mogrify -crop &quot;;ROUND([.B$22]);&quot;x&quot;;ROUND([.B$23]);&quot;+&quot;;ROUND([.B$30]+[.B$33]-[.AL270]);&quot;+&quot;;ROUND([.B$31]+[.B$34]-[.AM270]);&quot; &quot;;[.C270]);&quot;&quot;)">
            <text:p/>
          </table:table-cell>
          <table:table-cell/>
          <table:table-cell table:style-name="Default" table:formula="of:=IF([.C270]&lt;&gt;&quot;&quot;;([.J270]-[.J$3])*360*[.B$35];0)" office:value-type="float" office:value="0" calcext:value-type="float">
            <text:p>0</text:p>
          </table:table-cell>
          <table:table-cell table:formula="of:=[.N270]/180*PI()" office:value-type="float" office:value="0" calcext:value-type="float">
            <text:p>0</text:p>
          </table:table-cell>
          <table:table-cell table:formula="of:=COS([.$O270])*([.P$3]-[.B$14])-SIN([.$O270])*([.Q$3]-[.B$15])" office:value-type="float" office:value="-350" calcext:value-type="float">
            <text:p>-350</text:p>
          </table:table-cell>
          <table:table-cell table:formula="of:=SIN([.$O270])*([.P$3]-[.B$14])+COS([.$O270])*([.Q$3]-[.B$15])" office:value-type="float" office:value="250" calcext:value-type="float">
            <text:p>250</text:p>
          </table:table-cell>
          <table:table-cell table:formula="of:=COS([.$O270])*([.R$3]-[.B$14])-SIN([.$O270])*([.S$3]-[.B$15])" office:value-type="float" office:value="-350" calcext:value-type="float">
            <text:p>-350</text:p>
          </table:table-cell>
          <table:table-cell table:formula="of:=SIN([.$O270])*([.R$3]-[.B$14])+COS([.$O270])*([.S$3]-[.B$15])" office:value-type="float" office:value="1118" calcext:value-type="float">
            <text:p>1118</text:p>
          </table:table-cell>
          <table:table-cell table:formula="of:=COS([.$O270])*([.T$3]-[.B$14])-SIN([.$O270])*([.U$3]-[.B$15])" office:value-type="float" office:value="806" calcext:value-type="float">
            <text:p>806</text:p>
          </table:table-cell>
          <table:table-cell table:formula="of:=SIN([.$O270])*([.T$3]-[.B$14])+COS([.$O270])*([.U$3]-[.B$15])" office:value-type="float" office:value="250" calcext:value-type="float">
            <text:p>250</text:p>
          </table:table-cell>
          <table:table-cell table:formula="of:=COS([.$O270])*([.V$3]-[.B$14])-SIN([.$O270])*([.W$3]-[.B$15])" office:value-type="float" office:value="806" calcext:value-type="float">
            <text:p>806</text:p>
          </table:table-cell>
          <table:table-cell table:formula="of:=SIN([.$O270])*([.V$3]-[.B$14])+COS([.$O270])*([.W$3]-[.B$15])" office:value-type="float" office:value="1118" calcext:value-type="float">
            <text:p>1118</text:p>
          </table:table-cell>
          <table:table-cell table:formula="of:=COS([.$O270])*([.X$3]-[.B$12]/2)-SIN([.$O270])*([.Y$3]-[.B$13]/2)" office:value-type="float" office:value="-578" calcext:value-type="float">
            <text:p>-578</text:p>
          </table:table-cell>
          <table:table-cell table:formula="of:=SIN([.$O270])*([.X$3]-[.B$12]/2)+COS([.$O270])*([.Y$3]-[.B$13]/2)" office:value-type="float" office:value="-434" calcext:value-type="float">
            <text:p>-434</text:p>
          </table:table-cell>
          <table:table-cell table:formula="of:=COS([.$O270])*([.Z$3]-[.B$12]/2)-SIN([.$O270])*([.AA$3]-[.B$13]/2)" office:value-type="float" office:value="-578" calcext:value-type="float">
            <text:p>-578</text:p>
          </table:table-cell>
          <table:table-cell table:formula="of:=SIN([.$O270])*([.Z$3]-[.B$12]/2)+COS([.$O270])*([.AA$3]-[.B$13]/2)" office:value-type="float" office:value="434" calcext:value-type="float">
            <text:p>434</text:p>
          </table:table-cell>
          <table:table-cell table:formula="of:=COS([.$O270])*([.AB$3]-[.B$12]/2)-SIN([.$O270])*([.AC$3]-[.B$13]/2)" office:value-type="float" office:value="578" calcext:value-type="float">
            <text:p>578</text:p>
          </table:table-cell>
          <table:table-cell table:formula="of:=SIN([.$O270])*([.AB$3]-[.B$12]/2)+COS([.$O270])*([.AC$3]-[.B$13]/2)" office:value-type="float" office:value="-434" calcext:value-type="float">
            <text:p>-434</text:p>
          </table:table-cell>
          <table:table-cell table:formula="of:=COS([.$O270])*([.AD$3]-[.B$12]/2)-SIN([.$O270])*([.AE$3]-[.B$13]/2)" office:value-type="float" office:value="578" calcext:value-type="float">
            <text:p>578</text:p>
          </table:table-cell>
          <table:table-cell table:formula="of:=SIN([.$O270])*([.AD$3]-[.B$12]/2)+COS([.$O270])*([.AE$3]-[.B$13]/2)" office:value-type="float" office:value="434" calcext:value-type="float">
            <text:p>434</text:p>
          </table:table-cell>
          <table:table-cell table:formula="of:=COS([.$O270])*([.AF$3]-[.B$12]/2)-SIN([.$O270])*([.AG$3]-[.B$13]/2)" office:value-type="float" office:value="-228" calcext:value-type="float">
            <text:p>-228</text:p>
          </table:table-cell>
          <table:table-cell table:formula="of:=SIN([.$O270])*([.AF$3]-[.B$12]/2)+COS([.$O270])*([.AG$3]-[.B$13]/2)" office:value-type="float" office:value="-684" calcext:value-type="float">
            <text:p>-684</text:p>
          </table:table-cell>
          <table:table-cell table:formula="of:=MIN([.X270];[.Z270];[.AB270];[.AD270])" office:value-type="float" office:value="-578" calcext:value-type="float">
            <text:p>-578</text:p>
          </table:table-cell>
          <table:table-cell table:formula="of:=MIN([.Y270];[.AA270];[.AC270];[.AE270])" office:value-type="float" office:value="-434" calcext:value-type="float">
            <text:p>-434</text:p>
          </table:table-cell>
          <table:table-cell table:formula="of:=[.AF270]-[.$AH270]" office:value-type="float" office:value="350" calcext:value-type="float">
            <text:p>350</text:p>
          </table:table-cell>
          <table:table-cell table:formula="of:=[.AG270]-[.$AI270]" office:value-type="float" office:value="-250" calcext:value-type="float">
            <text:p>-250</text:p>
          </table:table-cell>
          <table:table-cell table:formula="of:=[.AF$3]-[.AJ270]" office:value-type="float" office:value="0" calcext:value-type="float">
            <text:p>0</text:p>
          </table:table-cell>
          <table:table-cell table:formula="of:=[.AG$3]-[.AK27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1];[.E271];[.F271])+TIME([.G271];[.H271];[.I271])" office:value-type="date" office:date-value="1999-11-30" calcext:value-type="date">
            <text:p>30/11/99 00:00:00</text:p>
          </table:table-cell>
          <table:table-cell table:formula="of:=IF([.C271]&lt;&gt;&quot;&quot;;CONCATENATE(&quot;mogrify -rotate &quot;;ROUND([.N271];3);&quot; -background black &quot;;[.C271]);&quot;&quot;)">
            <text:p/>
          </table:table-cell>
          <table:table-cell table:formula="of:=IF([.C271]&lt;&gt;&quot;&quot;;CONCATENATE(&quot;mogrify -crop &quot;;ROUND([.B$22]);&quot;x&quot;;ROUND([.B$23]);&quot;+&quot;;ROUND([.B$30]+[.B$33]-[.AL271]);&quot;+&quot;;ROUND([.B$31]+[.B$34]-[.AM271]);&quot; &quot;;[.C271]);&quot;&quot;)">
            <text:p/>
          </table:table-cell>
          <table:table-cell/>
          <table:table-cell table:style-name="Default" table:formula="of:=IF([.C271]&lt;&gt;&quot;&quot;;([.J271]-[.J$3])*360*[.B$35];0)" office:value-type="float" office:value="0" calcext:value-type="float">
            <text:p>0</text:p>
          </table:table-cell>
          <table:table-cell table:formula="of:=[.N271]/180*PI()" office:value-type="float" office:value="0" calcext:value-type="float">
            <text:p>0</text:p>
          </table:table-cell>
          <table:table-cell table:formula="of:=COS([.$O271])*([.P$3]-[.B$14])-SIN([.$O271])*([.Q$3]-[.B$15])" office:value-type="float" office:value="-350" calcext:value-type="float">
            <text:p>-350</text:p>
          </table:table-cell>
          <table:table-cell table:formula="of:=SIN([.$O271])*([.P$3]-[.B$14])+COS([.$O271])*([.Q$3]-[.B$15])" office:value-type="float" office:value="250" calcext:value-type="float">
            <text:p>250</text:p>
          </table:table-cell>
          <table:table-cell table:formula="of:=COS([.$O271])*([.R$3]-[.B$14])-SIN([.$O271])*([.S$3]-[.B$15])" office:value-type="float" office:value="-350" calcext:value-type="float">
            <text:p>-350</text:p>
          </table:table-cell>
          <table:table-cell table:formula="of:=SIN([.$O271])*([.R$3]-[.B$14])+COS([.$O271])*([.S$3]-[.B$15])" office:value-type="float" office:value="1118" calcext:value-type="float">
            <text:p>1118</text:p>
          </table:table-cell>
          <table:table-cell table:formula="of:=COS([.$O271])*([.T$3]-[.B$14])-SIN([.$O271])*([.U$3]-[.B$15])" office:value-type="float" office:value="806" calcext:value-type="float">
            <text:p>806</text:p>
          </table:table-cell>
          <table:table-cell table:formula="of:=SIN([.$O271])*([.T$3]-[.B$14])+COS([.$O271])*([.U$3]-[.B$15])" office:value-type="float" office:value="250" calcext:value-type="float">
            <text:p>250</text:p>
          </table:table-cell>
          <table:table-cell table:formula="of:=COS([.$O271])*([.V$3]-[.B$14])-SIN([.$O271])*([.W$3]-[.B$15])" office:value-type="float" office:value="806" calcext:value-type="float">
            <text:p>806</text:p>
          </table:table-cell>
          <table:table-cell table:formula="of:=SIN([.$O271])*([.V$3]-[.B$14])+COS([.$O271])*([.W$3]-[.B$15])" office:value-type="float" office:value="1118" calcext:value-type="float">
            <text:p>1118</text:p>
          </table:table-cell>
          <table:table-cell table:formula="of:=COS([.$O271])*([.X$3]-[.B$12]/2)-SIN([.$O271])*([.Y$3]-[.B$13]/2)" office:value-type="float" office:value="-578" calcext:value-type="float">
            <text:p>-578</text:p>
          </table:table-cell>
          <table:table-cell table:formula="of:=SIN([.$O271])*([.X$3]-[.B$12]/2)+COS([.$O271])*([.Y$3]-[.B$13]/2)" office:value-type="float" office:value="-434" calcext:value-type="float">
            <text:p>-434</text:p>
          </table:table-cell>
          <table:table-cell table:formula="of:=COS([.$O271])*([.Z$3]-[.B$12]/2)-SIN([.$O271])*([.AA$3]-[.B$13]/2)" office:value-type="float" office:value="-578" calcext:value-type="float">
            <text:p>-578</text:p>
          </table:table-cell>
          <table:table-cell table:formula="of:=SIN([.$O271])*([.Z$3]-[.B$12]/2)+COS([.$O271])*([.AA$3]-[.B$13]/2)" office:value-type="float" office:value="434" calcext:value-type="float">
            <text:p>434</text:p>
          </table:table-cell>
          <table:table-cell table:formula="of:=COS([.$O271])*([.AB$3]-[.B$12]/2)-SIN([.$O271])*([.AC$3]-[.B$13]/2)" office:value-type="float" office:value="578" calcext:value-type="float">
            <text:p>578</text:p>
          </table:table-cell>
          <table:table-cell table:formula="of:=SIN([.$O271])*([.AB$3]-[.B$12]/2)+COS([.$O271])*([.AC$3]-[.B$13]/2)" office:value-type="float" office:value="-434" calcext:value-type="float">
            <text:p>-434</text:p>
          </table:table-cell>
          <table:table-cell table:formula="of:=COS([.$O271])*([.AD$3]-[.B$12]/2)-SIN([.$O271])*([.AE$3]-[.B$13]/2)" office:value-type="float" office:value="578" calcext:value-type="float">
            <text:p>578</text:p>
          </table:table-cell>
          <table:table-cell table:formula="of:=SIN([.$O271])*([.AD$3]-[.B$12]/2)+COS([.$O271])*([.AE$3]-[.B$13]/2)" office:value-type="float" office:value="434" calcext:value-type="float">
            <text:p>434</text:p>
          </table:table-cell>
          <table:table-cell table:formula="of:=COS([.$O271])*([.AF$3]-[.B$12]/2)-SIN([.$O271])*([.AG$3]-[.B$13]/2)" office:value-type="float" office:value="-228" calcext:value-type="float">
            <text:p>-228</text:p>
          </table:table-cell>
          <table:table-cell table:formula="of:=SIN([.$O271])*([.AF$3]-[.B$12]/2)+COS([.$O271])*([.AG$3]-[.B$13]/2)" office:value-type="float" office:value="-684" calcext:value-type="float">
            <text:p>-684</text:p>
          </table:table-cell>
          <table:table-cell table:formula="of:=MIN([.X271];[.Z271];[.AB271];[.AD271])" office:value-type="float" office:value="-578" calcext:value-type="float">
            <text:p>-578</text:p>
          </table:table-cell>
          <table:table-cell table:formula="of:=MIN([.Y271];[.AA271];[.AC271];[.AE271])" office:value-type="float" office:value="-434" calcext:value-type="float">
            <text:p>-434</text:p>
          </table:table-cell>
          <table:table-cell table:formula="of:=[.AF271]-[.$AH271]" office:value-type="float" office:value="350" calcext:value-type="float">
            <text:p>350</text:p>
          </table:table-cell>
          <table:table-cell table:formula="of:=[.AG271]-[.$AI271]" office:value-type="float" office:value="-250" calcext:value-type="float">
            <text:p>-250</text:p>
          </table:table-cell>
          <table:table-cell table:formula="of:=[.AF$3]-[.AJ271]" office:value-type="float" office:value="0" calcext:value-type="float">
            <text:p>0</text:p>
          </table:table-cell>
          <table:table-cell table:formula="of:=[.AG$3]-[.AK27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2];[.E272];[.F272])+TIME([.G272];[.H272];[.I272])" office:value-type="date" office:date-value="1999-11-30" calcext:value-type="date">
            <text:p>30/11/99 00:00:00</text:p>
          </table:table-cell>
          <table:table-cell table:formula="of:=IF([.C272]&lt;&gt;&quot;&quot;;CONCATENATE(&quot;mogrify -rotate &quot;;ROUND([.N272];3);&quot; -background black &quot;;[.C272]);&quot;&quot;)">
            <text:p/>
          </table:table-cell>
          <table:table-cell table:formula="of:=IF([.C272]&lt;&gt;&quot;&quot;;CONCATENATE(&quot;mogrify -crop &quot;;ROUND([.B$22]);&quot;x&quot;;ROUND([.B$23]);&quot;+&quot;;ROUND([.B$30]+[.B$33]-[.AL272]);&quot;+&quot;;ROUND([.B$31]+[.B$34]-[.AM272]);&quot; &quot;;[.C272]);&quot;&quot;)">
            <text:p/>
          </table:table-cell>
          <table:table-cell/>
          <table:table-cell table:style-name="Default" table:formula="of:=IF([.C272]&lt;&gt;&quot;&quot;;([.J272]-[.J$3])*360*[.B$35];0)" office:value-type="float" office:value="0" calcext:value-type="float">
            <text:p>0</text:p>
          </table:table-cell>
          <table:table-cell table:formula="of:=[.N272]/180*PI()" office:value-type="float" office:value="0" calcext:value-type="float">
            <text:p>0</text:p>
          </table:table-cell>
          <table:table-cell table:formula="of:=COS([.$O272])*([.P$3]-[.B$14])-SIN([.$O272])*([.Q$3]-[.B$15])" office:value-type="float" office:value="-350" calcext:value-type="float">
            <text:p>-350</text:p>
          </table:table-cell>
          <table:table-cell table:formula="of:=SIN([.$O272])*([.P$3]-[.B$14])+COS([.$O272])*([.Q$3]-[.B$15])" office:value-type="float" office:value="250" calcext:value-type="float">
            <text:p>250</text:p>
          </table:table-cell>
          <table:table-cell table:formula="of:=COS([.$O272])*([.R$3]-[.B$14])-SIN([.$O272])*([.S$3]-[.B$15])" office:value-type="float" office:value="-350" calcext:value-type="float">
            <text:p>-350</text:p>
          </table:table-cell>
          <table:table-cell table:formula="of:=SIN([.$O272])*([.R$3]-[.B$14])+COS([.$O272])*([.S$3]-[.B$15])" office:value-type="float" office:value="1118" calcext:value-type="float">
            <text:p>1118</text:p>
          </table:table-cell>
          <table:table-cell table:formula="of:=COS([.$O272])*([.T$3]-[.B$14])-SIN([.$O272])*([.U$3]-[.B$15])" office:value-type="float" office:value="806" calcext:value-type="float">
            <text:p>806</text:p>
          </table:table-cell>
          <table:table-cell table:formula="of:=SIN([.$O272])*([.T$3]-[.B$14])+COS([.$O272])*([.U$3]-[.B$15])" office:value-type="float" office:value="250" calcext:value-type="float">
            <text:p>250</text:p>
          </table:table-cell>
          <table:table-cell table:formula="of:=COS([.$O272])*([.V$3]-[.B$14])-SIN([.$O272])*([.W$3]-[.B$15])" office:value-type="float" office:value="806" calcext:value-type="float">
            <text:p>806</text:p>
          </table:table-cell>
          <table:table-cell table:formula="of:=SIN([.$O272])*([.V$3]-[.B$14])+COS([.$O272])*([.W$3]-[.B$15])" office:value-type="float" office:value="1118" calcext:value-type="float">
            <text:p>1118</text:p>
          </table:table-cell>
          <table:table-cell table:formula="of:=COS([.$O272])*([.X$3]-[.B$12]/2)-SIN([.$O272])*([.Y$3]-[.B$13]/2)" office:value-type="float" office:value="-578" calcext:value-type="float">
            <text:p>-578</text:p>
          </table:table-cell>
          <table:table-cell table:formula="of:=SIN([.$O272])*([.X$3]-[.B$12]/2)+COS([.$O272])*([.Y$3]-[.B$13]/2)" office:value-type="float" office:value="-434" calcext:value-type="float">
            <text:p>-434</text:p>
          </table:table-cell>
          <table:table-cell table:formula="of:=COS([.$O272])*([.Z$3]-[.B$12]/2)-SIN([.$O272])*([.AA$3]-[.B$13]/2)" office:value-type="float" office:value="-578" calcext:value-type="float">
            <text:p>-578</text:p>
          </table:table-cell>
          <table:table-cell table:formula="of:=SIN([.$O272])*([.Z$3]-[.B$12]/2)+COS([.$O272])*([.AA$3]-[.B$13]/2)" office:value-type="float" office:value="434" calcext:value-type="float">
            <text:p>434</text:p>
          </table:table-cell>
          <table:table-cell table:formula="of:=COS([.$O272])*([.AB$3]-[.B$12]/2)-SIN([.$O272])*([.AC$3]-[.B$13]/2)" office:value-type="float" office:value="578" calcext:value-type="float">
            <text:p>578</text:p>
          </table:table-cell>
          <table:table-cell table:formula="of:=SIN([.$O272])*([.AB$3]-[.B$12]/2)+COS([.$O272])*([.AC$3]-[.B$13]/2)" office:value-type="float" office:value="-434" calcext:value-type="float">
            <text:p>-434</text:p>
          </table:table-cell>
          <table:table-cell table:formula="of:=COS([.$O272])*([.AD$3]-[.B$12]/2)-SIN([.$O272])*([.AE$3]-[.B$13]/2)" office:value-type="float" office:value="578" calcext:value-type="float">
            <text:p>578</text:p>
          </table:table-cell>
          <table:table-cell table:formula="of:=SIN([.$O272])*([.AD$3]-[.B$12]/2)+COS([.$O272])*([.AE$3]-[.B$13]/2)" office:value-type="float" office:value="434" calcext:value-type="float">
            <text:p>434</text:p>
          </table:table-cell>
          <table:table-cell table:formula="of:=COS([.$O272])*([.AF$3]-[.B$12]/2)-SIN([.$O272])*([.AG$3]-[.B$13]/2)" office:value-type="float" office:value="-228" calcext:value-type="float">
            <text:p>-228</text:p>
          </table:table-cell>
          <table:table-cell table:formula="of:=SIN([.$O272])*([.AF$3]-[.B$12]/2)+COS([.$O272])*([.AG$3]-[.B$13]/2)" office:value-type="float" office:value="-684" calcext:value-type="float">
            <text:p>-684</text:p>
          </table:table-cell>
          <table:table-cell table:formula="of:=MIN([.X272];[.Z272];[.AB272];[.AD272])" office:value-type="float" office:value="-578" calcext:value-type="float">
            <text:p>-578</text:p>
          </table:table-cell>
          <table:table-cell table:formula="of:=MIN([.Y272];[.AA272];[.AC272];[.AE272])" office:value-type="float" office:value="-434" calcext:value-type="float">
            <text:p>-434</text:p>
          </table:table-cell>
          <table:table-cell table:formula="of:=[.AF272]-[.$AH272]" office:value-type="float" office:value="350" calcext:value-type="float">
            <text:p>350</text:p>
          </table:table-cell>
          <table:table-cell table:formula="of:=[.AG272]-[.$AI272]" office:value-type="float" office:value="-250" calcext:value-type="float">
            <text:p>-250</text:p>
          </table:table-cell>
          <table:table-cell table:formula="of:=[.AF$3]-[.AJ272]" office:value-type="float" office:value="0" calcext:value-type="float">
            <text:p>0</text:p>
          </table:table-cell>
          <table:table-cell table:formula="of:=[.AG$3]-[.AK27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3];[.E273];[.F273])+TIME([.G273];[.H273];[.I273])" office:value-type="date" office:date-value="1999-11-30" calcext:value-type="date">
            <text:p>30/11/99 00:00:00</text:p>
          </table:table-cell>
          <table:table-cell table:formula="of:=IF([.C273]&lt;&gt;&quot;&quot;;CONCATENATE(&quot;mogrify -rotate &quot;;ROUND([.N273];3);&quot; -background black &quot;;[.C273]);&quot;&quot;)">
            <text:p/>
          </table:table-cell>
          <table:table-cell table:formula="of:=IF([.C273]&lt;&gt;&quot;&quot;;CONCATENATE(&quot;mogrify -crop &quot;;ROUND([.B$22]);&quot;x&quot;;ROUND([.B$23]);&quot;+&quot;;ROUND([.B$30]+[.B$33]-[.AL273]);&quot;+&quot;;ROUND([.B$31]+[.B$34]-[.AM273]);&quot; &quot;;[.C273]);&quot;&quot;)">
            <text:p/>
          </table:table-cell>
          <table:table-cell/>
          <table:table-cell table:style-name="Default" table:formula="of:=IF([.C273]&lt;&gt;&quot;&quot;;([.J273]-[.J$3])*360*[.B$35];0)" office:value-type="float" office:value="0" calcext:value-type="float">
            <text:p>0</text:p>
          </table:table-cell>
          <table:table-cell table:formula="of:=[.N273]/180*PI()" office:value-type="float" office:value="0" calcext:value-type="float">
            <text:p>0</text:p>
          </table:table-cell>
          <table:table-cell table:formula="of:=COS([.$O273])*([.P$3]-[.B$14])-SIN([.$O273])*([.Q$3]-[.B$15])" office:value-type="float" office:value="-350" calcext:value-type="float">
            <text:p>-350</text:p>
          </table:table-cell>
          <table:table-cell table:formula="of:=SIN([.$O273])*([.P$3]-[.B$14])+COS([.$O273])*([.Q$3]-[.B$15])" office:value-type="float" office:value="250" calcext:value-type="float">
            <text:p>250</text:p>
          </table:table-cell>
          <table:table-cell table:formula="of:=COS([.$O273])*([.R$3]-[.B$14])-SIN([.$O273])*([.S$3]-[.B$15])" office:value-type="float" office:value="-350" calcext:value-type="float">
            <text:p>-350</text:p>
          </table:table-cell>
          <table:table-cell table:formula="of:=SIN([.$O273])*([.R$3]-[.B$14])+COS([.$O273])*([.S$3]-[.B$15])" office:value-type="float" office:value="1118" calcext:value-type="float">
            <text:p>1118</text:p>
          </table:table-cell>
          <table:table-cell table:formula="of:=COS([.$O273])*([.T$3]-[.B$14])-SIN([.$O273])*([.U$3]-[.B$15])" office:value-type="float" office:value="806" calcext:value-type="float">
            <text:p>806</text:p>
          </table:table-cell>
          <table:table-cell table:formula="of:=SIN([.$O273])*([.T$3]-[.B$14])+COS([.$O273])*([.U$3]-[.B$15])" office:value-type="float" office:value="250" calcext:value-type="float">
            <text:p>250</text:p>
          </table:table-cell>
          <table:table-cell table:formula="of:=COS([.$O273])*([.V$3]-[.B$14])-SIN([.$O273])*([.W$3]-[.B$15])" office:value-type="float" office:value="806" calcext:value-type="float">
            <text:p>806</text:p>
          </table:table-cell>
          <table:table-cell table:formula="of:=SIN([.$O273])*([.V$3]-[.B$14])+COS([.$O273])*([.W$3]-[.B$15])" office:value-type="float" office:value="1118" calcext:value-type="float">
            <text:p>1118</text:p>
          </table:table-cell>
          <table:table-cell table:formula="of:=COS([.$O273])*([.X$3]-[.B$12]/2)-SIN([.$O273])*([.Y$3]-[.B$13]/2)" office:value-type="float" office:value="-578" calcext:value-type="float">
            <text:p>-578</text:p>
          </table:table-cell>
          <table:table-cell table:formula="of:=SIN([.$O273])*([.X$3]-[.B$12]/2)+COS([.$O273])*([.Y$3]-[.B$13]/2)" office:value-type="float" office:value="-434" calcext:value-type="float">
            <text:p>-434</text:p>
          </table:table-cell>
          <table:table-cell table:formula="of:=COS([.$O273])*([.Z$3]-[.B$12]/2)-SIN([.$O273])*([.AA$3]-[.B$13]/2)" office:value-type="float" office:value="-578" calcext:value-type="float">
            <text:p>-578</text:p>
          </table:table-cell>
          <table:table-cell table:formula="of:=SIN([.$O273])*([.Z$3]-[.B$12]/2)+COS([.$O273])*([.AA$3]-[.B$13]/2)" office:value-type="float" office:value="434" calcext:value-type="float">
            <text:p>434</text:p>
          </table:table-cell>
          <table:table-cell table:formula="of:=COS([.$O273])*([.AB$3]-[.B$12]/2)-SIN([.$O273])*([.AC$3]-[.B$13]/2)" office:value-type="float" office:value="578" calcext:value-type="float">
            <text:p>578</text:p>
          </table:table-cell>
          <table:table-cell table:formula="of:=SIN([.$O273])*([.AB$3]-[.B$12]/2)+COS([.$O273])*([.AC$3]-[.B$13]/2)" office:value-type="float" office:value="-434" calcext:value-type="float">
            <text:p>-434</text:p>
          </table:table-cell>
          <table:table-cell table:formula="of:=COS([.$O273])*([.AD$3]-[.B$12]/2)-SIN([.$O273])*([.AE$3]-[.B$13]/2)" office:value-type="float" office:value="578" calcext:value-type="float">
            <text:p>578</text:p>
          </table:table-cell>
          <table:table-cell table:formula="of:=SIN([.$O273])*([.AD$3]-[.B$12]/2)+COS([.$O273])*([.AE$3]-[.B$13]/2)" office:value-type="float" office:value="434" calcext:value-type="float">
            <text:p>434</text:p>
          </table:table-cell>
          <table:table-cell table:formula="of:=COS([.$O273])*([.AF$3]-[.B$12]/2)-SIN([.$O273])*([.AG$3]-[.B$13]/2)" office:value-type="float" office:value="-228" calcext:value-type="float">
            <text:p>-228</text:p>
          </table:table-cell>
          <table:table-cell table:formula="of:=SIN([.$O273])*([.AF$3]-[.B$12]/2)+COS([.$O273])*([.AG$3]-[.B$13]/2)" office:value-type="float" office:value="-684" calcext:value-type="float">
            <text:p>-684</text:p>
          </table:table-cell>
          <table:table-cell table:formula="of:=MIN([.X273];[.Z273];[.AB273];[.AD273])" office:value-type="float" office:value="-578" calcext:value-type="float">
            <text:p>-578</text:p>
          </table:table-cell>
          <table:table-cell table:formula="of:=MIN([.Y273];[.AA273];[.AC273];[.AE273])" office:value-type="float" office:value="-434" calcext:value-type="float">
            <text:p>-434</text:p>
          </table:table-cell>
          <table:table-cell table:formula="of:=[.AF273]-[.$AH273]" office:value-type="float" office:value="350" calcext:value-type="float">
            <text:p>350</text:p>
          </table:table-cell>
          <table:table-cell table:formula="of:=[.AG273]-[.$AI273]" office:value-type="float" office:value="-250" calcext:value-type="float">
            <text:p>-250</text:p>
          </table:table-cell>
          <table:table-cell table:formula="of:=[.AF$3]-[.AJ273]" office:value-type="float" office:value="0" calcext:value-type="float">
            <text:p>0</text:p>
          </table:table-cell>
          <table:table-cell table:formula="of:=[.AG$3]-[.AK27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4];[.E274];[.F274])+TIME([.G274];[.H274];[.I274])" office:value-type="date" office:date-value="1999-11-30" calcext:value-type="date">
            <text:p>30/11/99 00:00:00</text:p>
          </table:table-cell>
          <table:table-cell table:formula="of:=IF([.C274]&lt;&gt;&quot;&quot;;CONCATENATE(&quot;mogrify -rotate &quot;;ROUND([.N274];3);&quot; -background black &quot;;[.C274]);&quot;&quot;)">
            <text:p/>
          </table:table-cell>
          <table:table-cell table:formula="of:=IF([.C274]&lt;&gt;&quot;&quot;;CONCATENATE(&quot;mogrify -crop &quot;;ROUND([.B$22]);&quot;x&quot;;ROUND([.B$23]);&quot;+&quot;;ROUND([.B$30]+[.B$33]-[.AL274]);&quot;+&quot;;ROUND([.B$31]+[.B$34]-[.AM274]);&quot; &quot;;[.C274]);&quot;&quot;)">
            <text:p/>
          </table:table-cell>
          <table:table-cell/>
          <table:table-cell table:style-name="Default" table:formula="of:=IF([.C274]&lt;&gt;&quot;&quot;;([.J274]-[.J$3])*360*[.B$35];0)" office:value-type="float" office:value="0" calcext:value-type="float">
            <text:p>0</text:p>
          </table:table-cell>
          <table:table-cell table:formula="of:=[.N274]/180*PI()" office:value-type="float" office:value="0" calcext:value-type="float">
            <text:p>0</text:p>
          </table:table-cell>
          <table:table-cell table:formula="of:=COS([.$O274])*([.P$3]-[.B$14])-SIN([.$O274])*([.Q$3]-[.B$15])" office:value-type="float" office:value="-350" calcext:value-type="float">
            <text:p>-350</text:p>
          </table:table-cell>
          <table:table-cell table:formula="of:=SIN([.$O274])*([.P$3]-[.B$14])+COS([.$O274])*([.Q$3]-[.B$15])" office:value-type="float" office:value="250" calcext:value-type="float">
            <text:p>250</text:p>
          </table:table-cell>
          <table:table-cell table:formula="of:=COS([.$O274])*([.R$3]-[.B$14])-SIN([.$O274])*([.S$3]-[.B$15])" office:value-type="float" office:value="-350" calcext:value-type="float">
            <text:p>-350</text:p>
          </table:table-cell>
          <table:table-cell table:formula="of:=SIN([.$O274])*([.R$3]-[.B$14])+COS([.$O274])*([.S$3]-[.B$15])" office:value-type="float" office:value="1118" calcext:value-type="float">
            <text:p>1118</text:p>
          </table:table-cell>
          <table:table-cell table:formula="of:=COS([.$O274])*([.T$3]-[.B$14])-SIN([.$O274])*([.U$3]-[.B$15])" office:value-type="float" office:value="806" calcext:value-type="float">
            <text:p>806</text:p>
          </table:table-cell>
          <table:table-cell table:formula="of:=SIN([.$O274])*([.T$3]-[.B$14])+COS([.$O274])*([.U$3]-[.B$15])" office:value-type="float" office:value="250" calcext:value-type="float">
            <text:p>250</text:p>
          </table:table-cell>
          <table:table-cell table:formula="of:=COS([.$O274])*([.V$3]-[.B$14])-SIN([.$O274])*([.W$3]-[.B$15])" office:value-type="float" office:value="806" calcext:value-type="float">
            <text:p>806</text:p>
          </table:table-cell>
          <table:table-cell table:formula="of:=SIN([.$O274])*([.V$3]-[.B$14])+COS([.$O274])*([.W$3]-[.B$15])" office:value-type="float" office:value="1118" calcext:value-type="float">
            <text:p>1118</text:p>
          </table:table-cell>
          <table:table-cell table:formula="of:=COS([.$O274])*([.X$3]-[.B$12]/2)-SIN([.$O274])*([.Y$3]-[.B$13]/2)" office:value-type="float" office:value="-578" calcext:value-type="float">
            <text:p>-578</text:p>
          </table:table-cell>
          <table:table-cell table:formula="of:=SIN([.$O274])*([.X$3]-[.B$12]/2)+COS([.$O274])*([.Y$3]-[.B$13]/2)" office:value-type="float" office:value="-434" calcext:value-type="float">
            <text:p>-434</text:p>
          </table:table-cell>
          <table:table-cell table:formula="of:=COS([.$O274])*([.Z$3]-[.B$12]/2)-SIN([.$O274])*([.AA$3]-[.B$13]/2)" office:value-type="float" office:value="-578" calcext:value-type="float">
            <text:p>-578</text:p>
          </table:table-cell>
          <table:table-cell table:formula="of:=SIN([.$O274])*([.Z$3]-[.B$12]/2)+COS([.$O274])*([.AA$3]-[.B$13]/2)" office:value-type="float" office:value="434" calcext:value-type="float">
            <text:p>434</text:p>
          </table:table-cell>
          <table:table-cell table:formula="of:=COS([.$O274])*([.AB$3]-[.B$12]/2)-SIN([.$O274])*([.AC$3]-[.B$13]/2)" office:value-type="float" office:value="578" calcext:value-type="float">
            <text:p>578</text:p>
          </table:table-cell>
          <table:table-cell table:formula="of:=SIN([.$O274])*([.AB$3]-[.B$12]/2)+COS([.$O274])*([.AC$3]-[.B$13]/2)" office:value-type="float" office:value="-434" calcext:value-type="float">
            <text:p>-434</text:p>
          </table:table-cell>
          <table:table-cell table:formula="of:=COS([.$O274])*([.AD$3]-[.B$12]/2)-SIN([.$O274])*([.AE$3]-[.B$13]/2)" office:value-type="float" office:value="578" calcext:value-type="float">
            <text:p>578</text:p>
          </table:table-cell>
          <table:table-cell table:formula="of:=SIN([.$O274])*([.AD$3]-[.B$12]/2)+COS([.$O274])*([.AE$3]-[.B$13]/2)" office:value-type="float" office:value="434" calcext:value-type="float">
            <text:p>434</text:p>
          </table:table-cell>
          <table:table-cell table:formula="of:=COS([.$O274])*([.AF$3]-[.B$12]/2)-SIN([.$O274])*([.AG$3]-[.B$13]/2)" office:value-type="float" office:value="-228" calcext:value-type="float">
            <text:p>-228</text:p>
          </table:table-cell>
          <table:table-cell table:formula="of:=SIN([.$O274])*([.AF$3]-[.B$12]/2)+COS([.$O274])*([.AG$3]-[.B$13]/2)" office:value-type="float" office:value="-684" calcext:value-type="float">
            <text:p>-684</text:p>
          </table:table-cell>
          <table:table-cell table:formula="of:=MIN([.X274];[.Z274];[.AB274];[.AD274])" office:value-type="float" office:value="-578" calcext:value-type="float">
            <text:p>-578</text:p>
          </table:table-cell>
          <table:table-cell table:formula="of:=MIN([.Y274];[.AA274];[.AC274];[.AE274])" office:value-type="float" office:value="-434" calcext:value-type="float">
            <text:p>-434</text:p>
          </table:table-cell>
          <table:table-cell table:formula="of:=[.AF274]-[.$AH274]" office:value-type="float" office:value="350" calcext:value-type="float">
            <text:p>350</text:p>
          </table:table-cell>
          <table:table-cell table:formula="of:=[.AG274]-[.$AI274]" office:value-type="float" office:value="-250" calcext:value-type="float">
            <text:p>-250</text:p>
          </table:table-cell>
          <table:table-cell table:formula="of:=[.AF$3]-[.AJ274]" office:value-type="float" office:value="0" calcext:value-type="float">
            <text:p>0</text:p>
          </table:table-cell>
          <table:table-cell table:formula="of:=[.AG$3]-[.AK27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5];[.E275];[.F275])+TIME([.G275];[.H275];[.I275])" office:value-type="date" office:date-value="1999-11-30" calcext:value-type="date">
            <text:p>30/11/99 00:00:00</text:p>
          </table:table-cell>
          <table:table-cell table:formula="of:=IF([.C275]&lt;&gt;&quot;&quot;;CONCATENATE(&quot;mogrify -rotate &quot;;ROUND([.N275];3);&quot; -background black &quot;;[.C275]);&quot;&quot;)">
            <text:p/>
          </table:table-cell>
          <table:table-cell table:formula="of:=IF([.C275]&lt;&gt;&quot;&quot;;CONCATENATE(&quot;mogrify -crop &quot;;ROUND([.B$22]);&quot;x&quot;;ROUND([.B$23]);&quot;+&quot;;ROUND([.B$30]+[.B$33]-[.AL275]);&quot;+&quot;;ROUND([.B$31]+[.B$34]-[.AM275]);&quot; &quot;;[.C275]);&quot;&quot;)">
            <text:p/>
          </table:table-cell>
          <table:table-cell/>
          <table:table-cell table:style-name="Default" table:formula="of:=IF([.C275]&lt;&gt;&quot;&quot;;([.J275]-[.J$3])*360*[.B$35];0)" office:value-type="float" office:value="0" calcext:value-type="float">
            <text:p>0</text:p>
          </table:table-cell>
          <table:table-cell table:formula="of:=[.N275]/180*PI()" office:value-type="float" office:value="0" calcext:value-type="float">
            <text:p>0</text:p>
          </table:table-cell>
          <table:table-cell table:formula="of:=COS([.$O275])*([.P$3]-[.B$14])-SIN([.$O275])*([.Q$3]-[.B$15])" office:value-type="float" office:value="-350" calcext:value-type="float">
            <text:p>-350</text:p>
          </table:table-cell>
          <table:table-cell table:formula="of:=SIN([.$O275])*([.P$3]-[.B$14])+COS([.$O275])*([.Q$3]-[.B$15])" office:value-type="float" office:value="250" calcext:value-type="float">
            <text:p>250</text:p>
          </table:table-cell>
          <table:table-cell table:formula="of:=COS([.$O275])*([.R$3]-[.B$14])-SIN([.$O275])*([.S$3]-[.B$15])" office:value-type="float" office:value="-350" calcext:value-type="float">
            <text:p>-350</text:p>
          </table:table-cell>
          <table:table-cell table:formula="of:=SIN([.$O275])*([.R$3]-[.B$14])+COS([.$O275])*([.S$3]-[.B$15])" office:value-type="float" office:value="1118" calcext:value-type="float">
            <text:p>1118</text:p>
          </table:table-cell>
          <table:table-cell table:formula="of:=COS([.$O275])*([.T$3]-[.B$14])-SIN([.$O275])*([.U$3]-[.B$15])" office:value-type="float" office:value="806" calcext:value-type="float">
            <text:p>806</text:p>
          </table:table-cell>
          <table:table-cell table:formula="of:=SIN([.$O275])*([.T$3]-[.B$14])+COS([.$O275])*([.U$3]-[.B$15])" office:value-type="float" office:value="250" calcext:value-type="float">
            <text:p>250</text:p>
          </table:table-cell>
          <table:table-cell table:formula="of:=COS([.$O275])*([.V$3]-[.B$14])-SIN([.$O275])*([.W$3]-[.B$15])" office:value-type="float" office:value="806" calcext:value-type="float">
            <text:p>806</text:p>
          </table:table-cell>
          <table:table-cell table:formula="of:=SIN([.$O275])*([.V$3]-[.B$14])+COS([.$O275])*([.W$3]-[.B$15])" office:value-type="float" office:value="1118" calcext:value-type="float">
            <text:p>1118</text:p>
          </table:table-cell>
          <table:table-cell table:formula="of:=COS([.$O275])*([.X$3]-[.B$12]/2)-SIN([.$O275])*([.Y$3]-[.B$13]/2)" office:value-type="float" office:value="-578" calcext:value-type="float">
            <text:p>-578</text:p>
          </table:table-cell>
          <table:table-cell table:formula="of:=SIN([.$O275])*([.X$3]-[.B$12]/2)+COS([.$O275])*([.Y$3]-[.B$13]/2)" office:value-type="float" office:value="-434" calcext:value-type="float">
            <text:p>-434</text:p>
          </table:table-cell>
          <table:table-cell table:formula="of:=COS([.$O275])*([.Z$3]-[.B$12]/2)-SIN([.$O275])*([.AA$3]-[.B$13]/2)" office:value-type="float" office:value="-578" calcext:value-type="float">
            <text:p>-578</text:p>
          </table:table-cell>
          <table:table-cell table:formula="of:=SIN([.$O275])*([.Z$3]-[.B$12]/2)+COS([.$O275])*([.AA$3]-[.B$13]/2)" office:value-type="float" office:value="434" calcext:value-type="float">
            <text:p>434</text:p>
          </table:table-cell>
          <table:table-cell table:formula="of:=COS([.$O275])*([.AB$3]-[.B$12]/2)-SIN([.$O275])*([.AC$3]-[.B$13]/2)" office:value-type="float" office:value="578" calcext:value-type="float">
            <text:p>578</text:p>
          </table:table-cell>
          <table:table-cell table:formula="of:=SIN([.$O275])*([.AB$3]-[.B$12]/2)+COS([.$O275])*([.AC$3]-[.B$13]/2)" office:value-type="float" office:value="-434" calcext:value-type="float">
            <text:p>-434</text:p>
          </table:table-cell>
          <table:table-cell table:formula="of:=COS([.$O275])*([.AD$3]-[.B$12]/2)-SIN([.$O275])*([.AE$3]-[.B$13]/2)" office:value-type="float" office:value="578" calcext:value-type="float">
            <text:p>578</text:p>
          </table:table-cell>
          <table:table-cell table:formula="of:=SIN([.$O275])*([.AD$3]-[.B$12]/2)+COS([.$O275])*([.AE$3]-[.B$13]/2)" office:value-type="float" office:value="434" calcext:value-type="float">
            <text:p>434</text:p>
          </table:table-cell>
          <table:table-cell table:formula="of:=COS([.$O275])*([.AF$3]-[.B$12]/2)-SIN([.$O275])*([.AG$3]-[.B$13]/2)" office:value-type="float" office:value="-228" calcext:value-type="float">
            <text:p>-228</text:p>
          </table:table-cell>
          <table:table-cell table:formula="of:=SIN([.$O275])*([.AF$3]-[.B$12]/2)+COS([.$O275])*([.AG$3]-[.B$13]/2)" office:value-type="float" office:value="-684" calcext:value-type="float">
            <text:p>-684</text:p>
          </table:table-cell>
          <table:table-cell table:formula="of:=MIN([.X275];[.Z275];[.AB275];[.AD275])" office:value-type="float" office:value="-578" calcext:value-type="float">
            <text:p>-578</text:p>
          </table:table-cell>
          <table:table-cell table:formula="of:=MIN([.Y275];[.AA275];[.AC275];[.AE275])" office:value-type="float" office:value="-434" calcext:value-type="float">
            <text:p>-434</text:p>
          </table:table-cell>
          <table:table-cell table:formula="of:=[.AF275]-[.$AH275]" office:value-type="float" office:value="350" calcext:value-type="float">
            <text:p>350</text:p>
          </table:table-cell>
          <table:table-cell table:formula="of:=[.AG275]-[.$AI275]" office:value-type="float" office:value="-250" calcext:value-type="float">
            <text:p>-250</text:p>
          </table:table-cell>
          <table:table-cell table:formula="of:=[.AF$3]-[.AJ275]" office:value-type="float" office:value="0" calcext:value-type="float">
            <text:p>0</text:p>
          </table:table-cell>
          <table:table-cell table:formula="of:=[.AG$3]-[.AK27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6];[.E276];[.F276])+TIME([.G276];[.H276];[.I276])" office:value-type="date" office:date-value="1999-11-30" calcext:value-type="date">
            <text:p>30/11/99 00:00:00</text:p>
          </table:table-cell>
          <table:table-cell table:formula="of:=IF([.C276]&lt;&gt;&quot;&quot;;CONCATENATE(&quot;mogrify -rotate &quot;;ROUND([.N276];3);&quot; -background black &quot;;[.C276]);&quot;&quot;)">
            <text:p/>
          </table:table-cell>
          <table:table-cell table:formula="of:=IF([.C276]&lt;&gt;&quot;&quot;;CONCATENATE(&quot;mogrify -crop &quot;;ROUND([.B$22]);&quot;x&quot;;ROUND([.B$23]);&quot;+&quot;;ROUND([.B$30]+[.B$33]-[.AL276]);&quot;+&quot;;ROUND([.B$31]+[.B$34]-[.AM276]);&quot; &quot;;[.C276]);&quot;&quot;)">
            <text:p/>
          </table:table-cell>
          <table:table-cell/>
          <table:table-cell table:style-name="Default" table:formula="of:=IF([.C276]&lt;&gt;&quot;&quot;;([.J276]-[.J$3])*360*[.B$35];0)" office:value-type="float" office:value="0" calcext:value-type="float">
            <text:p>0</text:p>
          </table:table-cell>
          <table:table-cell table:formula="of:=[.N276]/180*PI()" office:value-type="float" office:value="0" calcext:value-type="float">
            <text:p>0</text:p>
          </table:table-cell>
          <table:table-cell table:formula="of:=COS([.$O276])*([.P$3]-[.B$14])-SIN([.$O276])*([.Q$3]-[.B$15])" office:value-type="float" office:value="-350" calcext:value-type="float">
            <text:p>-350</text:p>
          </table:table-cell>
          <table:table-cell table:formula="of:=SIN([.$O276])*([.P$3]-[.B$14])+COS([.$O276])*([.Q$3]-[.B$15])" office:value-type="float" office:value="250" calcext:value-type="float">
            <text:p>250</text:p>
          </table:table-cell>
          <table:table-cell table:formula="of:=COS([.$O276])*([.R$3]-[.B$14])-SIN([.$O276])*([.S$3]-[.B$15])" office:value-type="float" office:value="-350" calcext:value-type="float">
            <text:p>-350</text:p>
          </table:table-cell>
          <table:table-cell table:formula="of:=SIN([.$O276])*([.R$3]-[.B$14])+COS([.$O276])*([.S$3]-[.B$15])" office:value-type="float" office:value="1118" calcext:value-type="float">
            <text:p>1118</text:p>
          </table:table-cell>
          <table:table-cell table:formula="of:=COS([.$O276])*([.T$3]-[.B$14])-SIN([.$O276])*([.U$3]-[.B$15])" office:value-type="float" office:value="806" calcext:value-type="float">
            <text:p>806</text:p>
          </table:table-cell>
          <table:table-cell table:formula="of:=SIN([.$O276])*([.T$3]-[.B$14])+COS([.$O276])*([.U$3]-[.B$15])" office:value-type="float" office:value="250" calcext:value-type="float">
            <text:p>250</text:p>
          </table:table-cell>
          <table:table-cell table:formula="of:=COS([.$O276])*([.V$3]-[.B$14])-SIN([.$O276])*([.W$3]-[.B$15])" office:value-type="float" office:value="806" calcext:value-type="float">
            <text:p>806</text:p>
          </table:table-cell>
          <table:table-cell table:formula="of:=SIN([.$O276])*([.V$3]-[.B$14])+COS([.$O276])*([.W$3]-[.B$15])" office:value-type="float" office:value="1118" calcext:value-type="float">
            <text:p>1118</text:p>
          </table:table-cell>
          <table:table-cell table:formula="of:=COS([.$O276])*([.X$3]-[.B$12]/2)-SIN([.$O276])*([.Y$3]-[.B$13]/2)" office:value-type="float" office:value="-578" calcext:value-type="float">
            <text:p>-578</text:p>
          </table:table-cell>
          <table:table-cell table:formula="of:=SIN([.$O276])*([.X$3]-[.B$12]/2)+COS([.$O276])*([.Y$3]-[.B$13]/2)" office:value-type="float" office:value="-434" calcext:value-type="float">
            <text:p>-434</text:p>
          </table:table-cell>
          <table:table-cell table:formula="of:=COS([.$O276])*([.Z$3]-[.B$12]/2)-SIN([.$O276])*([.AA$3]-[.B$13]/2)" office:value-type="float" office:value="-578" calcext:value-type="float">
            <text:p>-578</text:p>
          </table:table-cell>
          <table:table-cell table:formula="of:=SIN([.$O276])*([.Z$3]-[.B$12]/2)+COS([.$O276])*([.AA$3]-[.B$13]/2)" office:value-type="float" office:value="434" calcext:value-type="float">
            <text:p>434</text:p>
          </table:table-cell>
          <table:table-cell table:formula="of:=COS([.$O276])*([.AB$3]-[.B$12]/2)-SIN([.$O276])*([.AC$3]-[.B$13]/2)" office:value-type="float" office:value="578" calcext:value-type="float">
            <text:p>578</text:p>
          </table:table-cell>
          <table:table-cell table:formula="of:=SIN([.$O276])*([.AB$3]-[.B$12]/2)+COS([.$O276])*([.AC$3]-[.B$13]/2)" office:value-type="float" office:value="-434" calcext:value-type="float">
            <text:p>-434</text:p>
          </table:table-cell>
          <table:table-cell table:formula="of:=COS([.$O276])*([.AD$3]-[.B$12]/2)-SIN([.$O276])*([.AE$3]-[.B$13]/2)" office:value-type="float" office:value="578" calcext:value-type="float">
            <text:p>578</text:p>
          </table:table-cell>
          <table:table-cell table:formula="of:=SIN([.$O276])*([.AD$3]-[.B$12]/2)+COS([.$O276])*([.AE$3]-[.B$13]/2)" office:value-type="float" office:value="434" calcext:value-type="float">
            <text:p>434</text:p>
          </table:table-cell>
          <table:table-cell table:formula="of:=COS([.$O276])*([.AF$3]-[.B$12]/2)-SIN([.$O276])*([.AG$3]-[.B$13]/2)" office:value-type="float" office:value="-228" calcext:value-type="float">
            <text:p>-228</text:p>
          </table:table-cell>
          <table:table-cell table:formula="of:=SIN([.$O276])*([.AF$3]-[.B$12]/2)+COS([.$O276])*([.AG$3]-[.B$13]/2)" office:value-type="float" office:value="-684" calcext:value-type="float">
            <text:p>-684</text:p>
          </table:table-cell>
          <table:table-cell table:formula="of:=MIN([.X276];[.Z276];[.AB276];[.AD276])" office:value-type="float" office:value="-578" calcext:value-type="float">
            <text:p>-578</text:p>
          </table:table-cell>
          <table:table-cell table:formula="of:=MIN([.Y276];[.AA276];[.AC276];[.AE276])" office:value-type="float" office:value="-434" calcext:value-type="float">
            <text:p>-434</text:p>
          </table:table-cell>
          <table:table-cell table:formula="of:=[.AF276]-[.$AH276]" office:value-type="float" office:value="350" calcext:value-type="float">
            <text:p>350</text:p>
          </table:table-cell>
          <table:table-cell table:formula="of:=[.AG276]-[.$AI276]" office:value-type="float" office:value="-250" calcext:value-type="float">
            <text:p>-250</text:p>
          </table:table-cell>
          <table:table-cell table:formula="of:=[.AF$3]-[.AJ276]" office:value-type="float" office:value="0" calcext:value-type="float">
            <text:p>0</text:p>
          </table:table-cell>
          <table:table-cell table:formula="of:=[.AG$3]-[.AK27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7];[.E277];[.F277])+TIME([.G277];[.H277];[.I277])" office:value-type="date" office:date-value="1999-11-30" calcext:value-type="date">
            <text:p>30/11/99 00:00:00</text:p>
          </table:table-cell>
          <table:table-cell table:formula="of:=IF([.C277]&lt;&gt;&quot;&quot;;CONCATENATE(&quot;mogrify -rotate &quot;;ROUND([.N277];3);&quot; -background black &quot;;[.C277]);&quot;&quot;)">
            <text:p/>
          </table:table-cell>
          <table:table-cell table:formula="of:=IF([.C277]&lt;&gt;&quot;&quot;;CONCATENATE(&quot;mogrify -crop &quot;;ROUND([.B$22]);&quot;x&quot;;ROUND([.B$23]);&quot;+&quot;;ROUND([.B$30]+[.B$33]-[.AL277]);&quot;+&quot;;ROUND([.B$31]+[.B$34]-[.AM277]);&quot; &quot;;[.C277]);&quot;&quot;)">
            <text:p/>
          </table:table-cell>
          <table:table-cell/>
          <table:table-cell table:style-name="Default" table:formula="of:=IF([.C277]&lt;&gt;&quot;&quot;;([.J277]-[.J$3])*360*[.B$35];0)" office:value-type="float" office:value="0" calcext:value-type="float">
            <text:p>0</text:p>
          </table:table-cell>
          <table:table-cell table:formula="of:=[.N277]/180*PI()" office:value-type="float" office:value="0" calcext:value-type="float">
            <text:p>0</text:p>
          </table:table-cell>
          <table:table-cell table:formula="of:=COS([.$O277])*([.P$3]-[.B$14])-SIN([.$O277])*([.Q$3]-[.B$15])" office:value-type="float" office:value="-350" calcext:value-type="float">
            <text:p>-350</text:p>
          </table:table-cell>
          <table:table-cell table:formula="of:=SIN([.$O277])*([.P$3]-[.B$14])+COS([.$O277])*([.Q$3]-[.B$15])" office:value-type="float" office:value="250" calcext:value-type="float">
            <text:p>250</text:p>
          </table:table-cell>
          <table:table-cell table:formula="of:=COS([.$O277])*([.R$3]-[.B$14])-SIN([.$O277])*([.S$3]-[.B$15])" office:value-type="float" office:value="-350" calcext:value-type="float">
            <text:p>-350</text:p>
          </table:table-cell>
          <table:table-cell table:formula="of:=SIN([.$O277])*([.R$3]-[.B$14])+COS([.$O277])*([.S$3]-[.B$15])" office:value-type="float" office:value="1118" calcext:value-type="float">
            <text:p>1118</text:p>
          </table:table-cell>
          <table:table-cell table:formula="of:=COS([.$O277])*([.T$3]-[.B$14])-SIN([.$O277])*([.U$3]-[.B$15])" office:value-type="float" office:value="806" calcext:value-type="float">
            <text:p>806</text:p>
          </table:table-cell>
          <table:table-cell table:formula="of:=SIN([.$O277])*([.T$3]-[.B$14])+COS([.$O277])*([.U$3]-[.B$15])" office:value-type="float" office:value="250" calcext:value-type="float">
            <text:p>250</text:p>
          </table:table-cell>
          <table:table-cell table:formula="of:=COS([.$O277])*([.V$3]-[.B$14])-SIN([.$O277])*([.W$3]-[.B$15])" office:value-type="float" office:value="806" calcext:value-type="float">
            <text:p>806</text:p>
          </table:table-cell>
          <table:table-cell table:formula="of:=SIN([.$O277])*([.V$3]-[.B$14])+COS([.$O277])*([.W$3]-[.B$15])" office:value-type="float" office:value="1118" calcext:value-type="float">
            <text:p>1118</text:p>
          </table:table-cell>
          <table:table-cell table:formula="of:=COS([.$O277])*([.X$3]-[.B$12]/2)-SIN([.$O277])*([.Y$3]-[.B$13]/2)" office:value-type="float" office:value="-578" calcext:value-type="float">
            <text:p>-578</text:p>
          </table:table-cell>
          <table:table-cell table:formula="of:=SIN([.$O277])*([.X$3]-[.B$12]/2)+COS([.$O277])*([.Y$3]-[.B$13]/2)" office:value-type="float" office:value="-434" calcext:value-type="float">
            <text:p>-434</text:p>
          </table:table-cell>
          <table:table-cell table:formula="of:=COS([.$O277])*([.Z$3]-[.B$12]/2)-SIN([.$O277])*([.AA$3]-[.B$13]/2)" office:value-type="float" office:value="-578" calcext:value-type="float">
            <text:p>-578</text:p>
          </table:table-cell>
          <table:table-cell table:formula="of:=SIN([.$O277])*([.Z$3]-[.B$12]/2)+COS([.$O277])*([.AA$3]-[.B$13]/2)" office:value-type="float" office:value="434" calcext:value-type="float">
            <text:p>434</text:p>
          </table:table-cell>
          <table:table-cell table:formula="of:=COS([.$O277])*([.AB$3]-[.B$12]/2)-SIN([.$O277])*([.AC$3]-[.B$13]/2)" office:value-type="float" office:value="578" calcext:value-type="float">
            <text:p>578</text:p>
          </table:table-cell>
          <table:table-cell table:formula="of:=SIN([.$O277])*([.AB$3]-[.B$12]/2)+COS([.$O277])*([.AC$3]-[.B$13]/2)" office:value-type="float" office:value="-434" calcext:value-type="float">
            <text:p>-434</text:p>
          </table:table-cell>
          <table:table-cell table:formula="of:=COS([.$O277])*([.AD$3]-[.B$12]/2)-SIN([.$O277])*([.AE$3]-[.B$13]/2)" office:value-type="float" office:value="578" calcext:value-type="float">
            <text:p>578</text:p>
          </table:table-cell>
          <table:table-cell table:formula="of:=SIN([.$O277])*([.AD$3]-[.B$12]/2)+COS([.$O277])*([.AE$3]-[.B$13]/2)" office:value-type="float" office:value="434" calcext:value-type="float">
            <text:p>434</text:p>
          </table:table-cell>
          <table:table-cell table:formula="of:=COS([.$O277])*([.AF$3]-[.B$12]/2)-SIN([.$O277])*([.AG$3]-[.B$13]/2)" office:value-type="float" office:value="-228" calcext:value-type="float">
            <text:p>-228</text:p>
          </table:table-cell>
          <table:table-cell table:formula="of:=SIN([.$O277])*([.AF$3]-[.B$12]/2)+COS([.$O277])*([.AG$3]-[.B$13]/2)" office:value-type="float" office:value="-684" calcext:value-type="float">
            <text:p>-684</text:p>
          </table:table-cell>
          <table:table-cell table:formula="of:=MIN([.X277];[.Z277];[.AB277];[.AD277])" office:value-type="float" office:value="-578" calcext:value-type="float">
            <text:p>-578</text:p>
          </table:table-cell>
          <table:table-cell table:formula="of:=MIN([.Y277];[.AA277];[.AC277];[.AE277])" office:value-type="float" office:value="-434" calcext:value-type="float">
            <text:p>-434</text:p>
          </table:table-cell>
          <table:table-cell table:formula="of:=[.AF277]-[.$AH277]" office:value-type="float" office:value="350" calcext:value-type="float">
            <text:p>350</text:p>
          </table:table-cell>
          <table:table-cell table:formula="of:=[.AG277]-[.$AI277]" office:value-type="float" office:value="-250" calcext:value-type="float">
            <text:p>-250</text:p>
          </table:table-cell>
          <table:table-cell table:formula="of:=[.AF$3]-[.AJ277]" office:value-type="float" office:value="0" calcext:value-type="float">
            <text:p>0</text:p>
          </table:table-cell>
          <table:table-cell table:formula="of:=[.AG$3]-[.AK27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8];[.E278];[.F278])+TIME([.G278];[.H278];[.I278])" office:value-type="date" office:date-value="1999-11-30" calcext:value-type="date">
            <text:p>30/11/99 00:00:00</text:p>
          </table:table-cell>
          <table:table-cell table:formula="of:=IF([.C278]&lt;&gt;&quot;&quot;;CONCATENATE(&quot;mogrify -rotate &quot;;ROUND([.N278];3);&quot; -background black &quot;;[.C278]);&quot;&quot;)">
            <text:p/>
          </table:table-cell>
          <table:table-cell table:formula="of:=IF([.C278]&lt;&gt;&quot;&quot;;CONCATENATE(&quot;mogrify -crop &quot;;ROUND([.B$22]);&quot;x&quot;;ROUND([.B$23]);&quot;+&quot;;ROUND([.B$30]+[.B$33]-[.AL278]);&quot;+&quot;;ROUND([.B$31]+[.B$34]-[.AM278]);&quot; &quot;;[.C278]);&quot;&quot;)">
            <text:p/>
          </table:table-cell>
          <table:table-cell/>
          <table:table-cell table:style-name="Default" table:formula="of:=IF([.C278]&lt;&gt;&quot;&quot;;([.J278]-[.J$3])*360*[.B$35];0)" office:value-type="float" office:value="0" calcext:value-type="float">
            <text:p>0</text:p>
          </table:table-cell>
          <table:table-cell table:formula="of:=[.N278]/180*PI()" office:value-type="float" office:value="0" calcext:value-type="float">
            <text:p>0</text:p>
          </table:table-cell>
          <table:table-cell table:formula="of:=COS([.$O278])*([.P$3]-[.B$14])-SIN([.$O278])*([.Q$3]-[.B$15])" office:value-type="float" office:value="-350" calcext:value-type="float">
            <text:p>-350</text:p>
          </table:table-cell>
          <table:table-cell table:formula="of:=SIN([.$O278])*([.P$3]-[.B$14])+COS([.$O278])*([.Q$3]-[.B$15])" office:value-type="float" office:value="250" calcext:value-type="float">
            <text:p>250</text:p>
          </table:table-cell>
          <table:table-cell table:formula="of:=COS([.$O278])*([.R$3]-[.B$14])-SIN([.$O278])*([.S$3]-[.B$15])" office:value-type="float" office:value="-350" calcext:value-type="float">
            <text:p>-350</text:p>
          </table:table-cell>
          <table:table-cell table:formula="of:=SIN([.$O278])*([.R$3]-[.B$14])+COS([.$O278])*([.S$3]-[.B$15])" office:value-type="float" office:value="1118" calcext:value-type="float">
            <text:p>1118</text:p>
          </table:table-cell>
          <table:table-cell table:formula="of:=COS([.$O278])*([.T$3]-[.B$14])-SIN([.$O278])*([.U$3]-[.B$15])" office:value-type="float" office:value="806" calcext:value-type="float">
            <text:p>806</text:p>
          </table:table-cell>
          <table:table-cell table:formula="of:=SIN([.$O278])*([.T$3]-[.B$14])+COS([.$O278])*([.U$3]-[.B$15])" office:value-type="float" office:value="250" calcext:value-type="float">
            <text:p>250</text:p>
          </table:table-cell>
          <table:table-cell table:formula="of:=COS([.$O278])*([.V$3]-[.B$14])-SIN([.$O278])*([.W$3]-[.B$15])" office:value-type="float" office:value="806" calcext:value-type="float">
            <text:p>806</text:p>
          </table:table-cell>
          <table:table-cell table:formula="of:=SIN([.$O278])*([.V$3]-[.B$14])+COS([.$O278])*([.W$3]-[.B$15])" office:value-type="float" office:value="1118" calcext:value-type="float">
            <text:p>1118</text:p>
          </table:table-cell>
          <table:table-cell table:formula="of:=COS([.$O278])*([.X$3]-[.B$12]/2)-SIN([.$O278])*([.Y$3]-[.B$13]/2)" office:value-type="float" office:value="-578" calcext:value-type="float">
            <text:p>-578</text:p>
          </table:table-cell>
          <table:table-cell table:formula="of:=SIN([.$O278])*([.X$3]-[.B$12]/2)+COS([.$O278])*([.Y$3]-[.B$13]/2)" office:value-type="float" office:value="-434" calcext:value-type="float">
            <text:p>-434</text:p>
          </table:table-cell>
          <table:table-cell table:formula="of:=COS([.$O278])*([.Z$3]-[.B$12]/2)-SIN([.$O278])*([.AA$3]-[.B$13]/2)" office:value-type="float" office:value="-578" calcext:value-type="float">
            <text:p>-578</text:p>
          </table:table-cell>
          <table:table-cell table:formula="of:=SIN([.$O278])*([.Z$3]-[.B$12]/2)+COS([.$O278])*([.AA$3]-[.B$13]/2)" office:value-type="float" office:value="434" calcext:value-type="float">
            <text:p>434</text:p>
          </table:table-cell>
          <table:table-cell table:formula="of:=COS([.$O278])*([.AB$3]-[.B$12]/2)-SIN([.$O278])*([.AC$3]-[.B$13]/2)" office:value-type="float" office:value="578" calcext:value-type="float">
            <text:p>578</text:p>
          </table:table-cell>
          <table:table-cell table:formula="of:=SIN([.$O278])*([.AB$3]-[.B$12]/2)+COS([.$O278])*([.AC$3]-[.B$13]/2)" office:value-type="float" office:value="-434" calcext:value-type="float">
            <text:p>-434</text:p>
          </table:table-cell>
          <table:table-cell table:formula="of:=COS([.$O278])*([.AD$3]-[.B$12]/2)-SIN([.$O278])*([.AE$3]-[.B$13]/2)" office:value-type="float" office:value="578" calcext:value-type="float">
            <text:p>578</text:p>
          </table:table-cell>
          <table:table-cell table:formula="of:=SIN([.$O278])*([.AD$3]-[.B$12]/2)+COS([.$O278])*([.AE$3]-[.B$13]/2)" office:value-type="float" office:value="434" calcext:value-type="float">
            <text:p>434</text:p>
          </table:table-cell>
          <table:table-cell table:formula="of:=COS([.$O278])*([.AF$3]-[.B$12]/2)-SIN([.$O278])*([.AG$3]-[.B$13]/2)" office:value-type="float" office:value="-228" calcext:value-type="float">
            <text:p>-228</text:p>
          </table:table-cell>
          <table:table-cell table:formula="of:=SIN([.$O278])*([.AF$3]-[.B$12]/2)+COS([.$O278])*([.AG$3]-[.B$13]/2)" office:value-type="float" office:value="-684" calcext:value-type="float">
            <text:p>-684</text:p>
          </table:table-cell>
          <table:table-cell table:formula="of:=MIN([.X278];[.Z278];[.AB278];[.AD278])" office:value-type="float" office:value="-578" calcext:value-type="float">
            <text:p>-578</text:p>
          </table:table-cell>
          <table:table-cell table:formula="of:=MIN([.Y278];[.AA278];[.AC278];[.AE278])" office:value-type="float" office:value="-434" calcext:value-type="float">
            <text:p>-434</text:p>
          </table:table-cell>
          <table:table-cell table:formula="of:=[.AF278]-[.$AH278]" office:value-type="float" office:value="350" calcext:value-type="float">
            <text:p>350</text:p>
          </table:table-cell>
          <table:table-cell table:formula="of:=[.AG278]-[.$AI278]" office:value-type="float" office:value="-250" calcext:value-type="float">
            <text:p>-250</text:p>
          </table:table-cell>
          <table:table-cell table:formula="of:=[.AF$3]-[.AJ278]" office:value-type="float" office:value="0" calcext:value-type="float">
            <text:p>0</text:p>
          </table:table-cell>
          <table:table-cell table:formula="of:=[.AG$3]-[.AK27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79];[.E279];[.F279])+TIME([.G279];[.H279];[.I279])" office:value-type="date" office:date-value="1999-11-30" calcext:value-type="date">
            <text:p>30/11/99 00:00:00</text:p>
          </table:table-cell>
          <table:table-cell table:formula="of:=IF([.C279]&lt;&gt;&quot;&quot;;CONCATENATE(&quot;mogrify -rotate &quot;;ROUND([.N279];3);&quot; -background black &quot;;[.C279]);&quot;&quot;)">
            <text:p/>
          </table:table-cell>
          <table:table-cell table:formula="of:=IF([.C279]&lt;&gt;&quot;&quot;;CONCATENATE(&quot;mogrify -crop &quot;;ROUND([.B$22]);&quot;x&quot;;ROUND([.B$23]);&quot;+&quot;;ROUND([.B$30]+[.B$33]-[.AL279]);&quot;+&quot;;ROUND([.B$31]+[.B$34]-[.AM279]);&quot; &quot;;[.C279]);&quot;&quot;)">
            <text:p/>
          </table:table-cell>
          <table:table-cell/>
          <table:table-cell table:style-name="Default" table:formula="of:=IF([.C279]&lt;&gt;&quot;&quot;;([.J279]-[.J$3])*360*[.B$35];0)" office:value-type="float" office:value="0" calcext:value-type="float">
            <text:p>0</text:p>
          </table:table-cell>
          <table:table-cell table:formula="of:=[.N279]/180*PI()" office:value-type="float" office:value="0" calcext:value-type="float">
            <text:p>0</text:p>
          </table:table-cell>
          <table:table-cell table:formula="of:=COS([.$O279])*([.P$3]-[.B$14])-SIN([.$O279])*([.Q$3]-[.B$15])" office:value-type="float" office:value="-350" calcext:value-type="float">
            <text:p>-350</text:p>
          </table:table-cell>
          <table:table-cell table:formula="of:=SIN([.$O279])*([.P$3]-[.B$14])+COS([.$O279])*([.Q$3]-[.B$15])" office:value-type="float" office:value="250" calcext:value-type="float">
            <text:p>250</text:p>
          </table:table-cell>
          <table:table-cell table:formula="of:=COS([.$O279])*([.R$3]-[.B$14])-SIN([.$O279])*([.S$3]-[.B$15])" office:value-type="float" office:value="-350" calcext:value-type="float">
            <text:p>-350</text:p>
          </table:table-cell>
          <table:table-cell table:formula="of:=SIN([.$O279])*([.R$3]-[.B$14])+COS([.$O279])*([.S$3]-[.B$15])" office:value-type="float" office:value="1118" calcext:value-type="float">
            <text:p>1118</text:p>
          </table:table-cell>
          <table:table-cell table:formula="of:=COS([.$O279])*([.T$3]-[.B$14])-SIN([.$O279])*([.U$3]-[.B$15])" office:value-type="float" office:value="806" calcext:value-type="float">
            <text:p>806</text:p>
          </table:table-cell>
          <table:table-cell table:formula="of:=SIN([.$O279])*([.T$3]-[.B$14])+COS([.$O279])*([.U$3]-[.B$15])" office:value-type="float" office:value="250" calcext:value-type="float">
            <text:p>250</text:p>
          </table:table-cell>
          <table:table-cell table:formula="of:=COS([.$O279])*([.V$3]-[.B$14])-SIN([.$O279])*([.W$3]-[.B$15])" office:value-type="float" office:value="806" calcext:value-type="float">
            <text:p>806</text:p>
          </table:table-cell>
          <table:table-cell table:formula="of:=SIN([.$O279])*([.V$3]-[.B$14])+COS([.$O279])*([.W$3]-[.B$15])" office:value-type="float" office:value="1118" calcext:value-type="float">
            <text:p>1118</text:p>
          </table:table-cell>
          <table:table-cell table:formula="of:=COS([.$O279])*([.X$3]-[.B$12]/2)-SIN([.$O279])*([.Y$3]-[.B$13]/2)" office:value-type="float" office:value="-578" calcext:value-type="float">
            <text:p>-578</text:p>
          </table:table-cell>
          <table:table-cell table:formula="of:=SIN([.$O279])*([.X$3]-[.B$12]/2)+COS([.$O279])*([.Y$3]-[.B$13]/2)" office:value-type="float" office:value="-434" calcext:value-type="float">
            <text:p>-434</text:p>
          </table:table-cell>
          <table:table-cell table:formula="of:=COS([.$O279])*([.Z$3]-[.B$12]/2)-SIN([.$O279])*([.AA$3]-[.B$13]/2)" office:value-type="float" office:value="-578" calcext:value-type="float">
            <text:p>-578</text:p>
          </table:table-cell>
          <table:table-cell table:formula="of:=SIN([.$O279])*([.Z$3]-[.B$12]/2)+COS([.$O279])*([.AA$3]-[.B$13]/2)" office:value-type="float" office:value="434" calcext:value-type="float">
            <text:p>434</text:p>
          </table:table-cell>
          <table:table-cell table:formula="of:=COS([.$O279])*([.AB$3]-[.B$12]/2)-SIN([.$O279])*([.AC$3]-[.B$13]/2)" office:value-type="float" office:value="578" calcext:value-type="float">
            <text:p>578</text:p>
          </table:table-cell>
          <table:table-cell table:formula="of:=SIN([.$O279])*([.AB$3]-[.B$12]/2)+COS([.$O279])*([.AC$3]-[.B$13]/2)" office:value-type="float" office:value="-434" calcext:value-type="float">
            <text:p>-434</text:p>
          </table:table-cell>
          <table:table-cell table:formula="of:=COS([.$O279])*([.AD$3]-[.B$12]/2)-SIN([.$O279])*([.AE$3]-[.B$13]/2)" office:value-type="float" office:value="578" calcext:value-type="float">
            <text:p>578</text:p>
          </table:table-cell>
          <table:table-cell table:formula="of:=SIN([.$O279])*([.AD$3]-[.B$12]/2)+COS([.$O279])*([.AE$3]-[.B$13]/2)" office:value-type="float" office:value="434" calcext:value-type="float">
            <text:p>434</text:p>
          </table:table-cell>
          <table:table-cell table:formula="of:=COS([.$O279])*([.AF$3]-[.B$12]/2)-SIN([.$O279])*([.AG$3]-[.B$13]/2)" office:value-type="float" office:value="-228" calcext:value-type="float">
            <text:p>-228</text:p>
          </table:table-cell>
          <table:table-cell table:formula="of:=SIN([.$O279])*([.AF$3]-[.B$12]/2)+COS([.$O279])*([.AG$3]-[.B$13]/2)" office:value-type="float" office:value="-684" calcext:value-type="float">
            <text:p>-684</text:p>
          </table:table-cell>
          <table:table-cell table:formula="of:=MIN([.X279];[.Z279];[.AB279];[.AD279])" office:value-type="float" office:value="-578" calcext:value-type="float">
            <text:p>-578</text:p>
          </table:table-cell>
          <table:table-cell table:formula="of:=MIN([.Y279];[.AA279];[.AC279];[.AE279])" office:value-type="float" office:value="-434" calcext:value-type="float">
            <text:p>-434</text:p>
          </table:table-cell>
          <table:table-cell table:formula="of:=[.AF279]-[.$AH279]" office:value-type="float" office:value="350" calcext:value-type="float">
            <text:p>350</text:p>
          </table:table-cell>
          <table:table-cell table:formula="of:=[.AG279]-[.$AI279]" office:value-type="float" office:value="-250" calcext:value-type="float">
            <text:p>-250</text:p>
          </table:table-cell>
          <table:table-cell table:formula="of:=[.AF$3]-[.AJ279]" office:value-type="float" office:value="0" calcext:value-type="float">
            <text:p>0</text:p>
          </table:table-cell>
          <table:table-cell table:formula="of:=[.AG$3]-[.AK27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0];[.E280];[.F280])+TIME([.G280];[.H280];[.I280])" office:value-type="date" office:date-value="1999-11-30" calcext:value-type="date">
            <text:p>30/11/99 00:00:00</text:p>
          </table:table-cell>
          <table:table-cell table:formula="of:=IF([.C280]&lt;&gt;&quot;&quot;;CONCATENATE(&quot;mogrify -rotate &quot;;ROUND([.N280];3);&quot; -background black &quot;;[.C280]);&quot;&quot;)">
            <text:p/>
          </table:table-cell>
          <table:table-cell table:formula="of:=IF([.C280]&lt;&gt;&quot;&quot;;CONCATENATE(&quot;mogrify -crop &quot;;ROUND([.B$22]);&quot;x&quot;;ROUND([.B$23]);&quot;+&quot;;ROUND([.B$30]+[.B$33]-[.AL280]);&quot;+&quot;;ROUND([.B$31]+[.B$34]-[.AM280]);&quot; &quot;;[.C280]);&quot;&quot;)">
            <text:p/>
          </table:table-cell>
          <table:table-cell/>
          <table:table-cell table:style-name="Default" table:formula="of:=IF([.C280]&lt;&gt;&quot;&quot;;([.J280]-[.J$3])*360*[.B$35];0)" office:value-type="float" office:value="0" calcext:value-type="float">
            <text:p>0</text:p>
          </table:table-cell>
          <table:table-cell table:formula="of:=[.N280]/180*PI()" office:value-type="float" office:value="0" calcext:value-type="float">
            <text:p>0</text:p>
          </table:table-cell>
          <table:table-cell table:formula="of:=COS([.$O280])*([.P$3]-[.B$14])-SIN([.$O280])*([.Q$3]-[.B$15])" office:value-type="float" office:value="-350" calcext:value-type="float">
            <text:p>-350</text:p>
          </table:table-cell>
          <table:table-cell table:formula="of:=SIN([.$O280])*([.P$3]-[.B$14])+COS([.$O280])*([.Q$3]-[.B$15])" office:value-type="float" office:value="250" calcext:value-type="float">
            <text:p>250</text:p>
          </table:table-cell>
          <table:table-cell table:formula="of:=COS([.$O280])*([.R$3]-[.B$14])-SIN([.$O280])*([.S$3]-[.B$15])" office:value-type="float" office:value="-350" calcext:value-type="float">
            <text:p>-350</text:p>
          </table:table-cell>
          <table:table-cell table:formula="of:=SIN([.$O280])*([.R$3]-[.B$14])+COS([.$O280])*([.S$3]-[.B$15])" office:value-type="float" office:value="1118" calcext:value-type="float">
            <text:p>1118</text:p>
          </table:table-cell>
          <table:table-cell table:formula="of:=COS([.$O280])*([.T$3]-[.B$14])-SIN([.$O280])*([.U$3]-[.B$15])" office:value-type="float" office:value="806" calcext:value-type="float">
            <text:p>806</text:p>
          </table:table-cell>
          <table:table-cell table:formula="of:=SIN([.$O280])*([.T$3]-[.B$14])+COS([.$O280])*([.U$3]-[.B$15])" office:value-type="float" office:value="250" calcext:value-type="float">
            <text:p>250</text:p>
          </table:table-cell>
          <table:table-cell table:formula="of:=COS([.$O280])*([.V$3]-[.B$14])-SIN([.$O280])*([.W$3]-[.B$15])" office:value-type="float" office:value="806" calcext:value-type="float">
            <text:p>806</text:p>
          </table:table-cell>
          <table:table-cell table:formula="of:=SIN([.$O280])*([.V$3]-[.B$14])+COS([.$O280])*([.W$3]-[.B$15])" office:value-type="float" office:value="1118" calcext:value-type="float">
            <text:p>1118</text:p>
          </table:table-cell>
          <table:table-cell table:formula="of:=COS([.$O280])*([.X$3]-[.B$12]/2)-SIN([.$O280])*([.Y$3]-[.B$13]/2)" office:value-type="float" office:value="-578" calcext:value-type="float">
            <text:p>-578</text:p>
          </table:table-cell>
          <table:table-cell table:formula="of:=SIN([.$O280])*([.X$3]-[.B$12]/2)+COS([.$O280])*([.Y$3]-[.B$13]/2)" office:value-type="float" office:value="-434" calcext:value-type="float">
            <text:p>-434</text:p>
          </table:table-cell>
          <table:table-cell table:formula="of:=COS([.$O280])*([.Z$3]-[.B$12]/2)-SIN([.$O280])*([.AA$3]-[.B$13]/2)" office:value-type="float" office:value="-578" calcext:value-type="float">
            <text:p>-578</text:p>
          </table:table-cell>
          <table:table-cell table:formula="of:=SIN([.$O280])*([.Z$3]-[.B$12]/2)+COS([.$O280])*([.AA$3]-[.B$13]/2)" office:value-type="float" office:value="434" calcext:value-type="float">
            <text:p>434</text:p>
          </table:table-cell>
          <table:table-cell table:formula="of:=COS([.$O280])*([.AB$3]-[.B$12]/2)-SIN([.$O280])*([.AC$3]-[.B$13]/2)" office:value-type="float" office:value="578" calcext:value-type="float">
            <text:p>578</text:p>
          </table:table-cell>
          <table:table-cell table:formula="of:=SIN([.$O280])*([.AB$3]-[.B$12]/2)+COS([.$O280])*([.AC$3]-[.B$13]/2)" office:value-type="float" office:value="-434" calcext:value-type="float">
            <text:p>-434</text:p>
          </table:table-cell>
          <table:table-cell table:formula="of:=COS([.$O280])*([.AD$3]-[.B$12]/2)-SIN([.$O280])*([.AE$3]-[.B$13]/2)" office:value-type="float" office:value="578" calcext:value-type="float">
            <text:p>578</text:p>
          </table:table-cell>
          <table:table-cell table:formula="of:=SIN([.$O280])*([.AD$3]-[.B$12]/2)+COS([.$O280])*([.AE$3]-[.B$13]/2)" office:value-type="float" office:value="434" calcext:value-type="float">
            <text:p>434</text:p>
          </table:table-cell>
          <table:table-cell table:formula="of:=COS([.$O280])*([.AF$3]-[.B$12]/2)-SIN([.$O280])*([.AG$3]-[.B$13]/2)" office:value-type="float" office:value="-228" calcext:value-type="float">
            <text:p>-228</text:p>
          </table:table-cell>
          <table:table-cell table:formula="of:=SIN([.$O280])*([.AF$3]-[.B$12]/2)+COS([.$O280])*([.AG$3]-[.B$13]/2)" office:value-type="float" office:value="-684" calcext:value-type="float">
            <text:p>-684</text:p>
          </table:table-cell>
          <table:table-cell table:formula="of:=MIN([.X280];[.Z280];[.AB280];[.AD280])" office:value-type="float" office:value="-578" calcext:value-type="float">
            <text:p>-578</text:p>
          </table:table-cell>
          <table:table-cell table:formula="of:=MIN([.Y280];[.AA280];[.AC280];[.AE280])" office:value-type="float" office:value="-434" calcext:value-type="float">
            <text:p>-434</text:p>
          </table:table-cell>
          <table:table-cell table:formula="of:=[.AF280]-[.$AH280]" office:value-type="float" office:value="350" calcext:value-type="float">
            <text:p>350</text:p>
          </table:table-cell>
          <table:table-cell table:formula="of:=[.AG280]-[.$AI280]" office:value-type="float" office:value="-250" calcext:value-type="float">
            <text:p>-250</text:p>
          </table:table-cell>
          <table:table-cell table:formula="of:=[.AF$3]-[.AJ280]" office:value-type="float" office:value="0" calcext:value-type="float">
            <text:p>0</text:p>
          </table:table-cell>
          <table:table-cell table:formula="of:=[.AG$3]-[.AK28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1];[.E281];[.F281])+TIME([.G281];[.H281];[.I281])" office:value-type="date" office:date-value="1999-11-30" calcext:value-type="date">
            <text:p>30/11/99 00:00:00</text:p>
          </table:table-cell>
          <table:table-cell table:formula="of:=IF([.C281]&lt;&gt;&quot;&quot;;CONCATENATE(&quot;mogrify -rotate &quot;;ROUND([.N281];3);&quot; -background black &quot;;[.C281]);&quot;&quot;)">
            <text:p/>
          </table:table-cell>
          <table:table-cell table:formula="of:=IF([.C281]&lt;&gt;&quot;&quot;;CONCATENATE(&quot;mogrify -crop &quot;;ROUND([.B$22]);&quot;x&quot;;ROUND([.B$23]);&quot;+&quot;;ROUND([.B$30]+[.B$33]-[.AL281]);&quot;+&quot;;ROUND([.B$31]+[.B$34]-[.AM281]);&quot; &quot;;[.C281]);&quot;&quot;)">
            <text:p/>
          </table:table-cell>
          <table:table-cell/>
          <table:table-cell table:style-name="Default" table:formula="of:=IF([.C281]&lt;&gt;&quot;&quot;;([.J281]-[.J$3])*360*[.B$35];0)" office:value-type="float" office:value="0" calcext:value-type="float">
            <text:p>0</text:p>
          </table:table-cell>
          <table:table-cell table:formula="of:=[.N281]/180*PI()" office:value-type="float" office:value="0" calcext:value-type="float">
            <text:p>0</text:p>
          </table:table-cell>
          <table:table-cell table:formula="of:=COS([.$O281])*([.P$3]-[.B$14])-SIN([.$O281])*([.Q$3]-[.B$15])" office:value-type="float" office:value="-350" calcext:value-type="float">
            <text:p>-350</text:p>
          </table:table-cell>
          <table:table-cell table:formula="of:=SIN([.$O281])*([.P$3]-[.B$14])+COS([.$O281])*([.Q$3]-[.B$15])" office:value-type="float" office:value="250" calcext:value-type="float">
            <text:p>250</text:p>
          </table:table-cell>
          <table:table-cell table:formula="of:=COS([.$O281])*([.R$3]-[.B$14])-SIN([.$O281])*([.S$3]-[.B$15])" office:value-type="float" office:value="-350" calcext:value-type="float">
            <text:p>-350</text:p>
          </table:table-cell>
          <table:table-cell table:formula="of:=SIN([.$O281])*([.R$3]-[.B$14])+COS([.$O281])*([.S$3]-[.B$15])" office:value-type="float" office:value="1118" calcext:value-type="float">
            <text:p>1118</text:p>
          </table:table-cell>
          <table:table-cell table:formula="of:=COS([.$O281])*([.T$3]-[.B$14])-SIN([.$O281])*([.U$3]-[.B$15])" office:value-type="float" office:value="806" calcext:value-type="float">
            <text:p>806</text:p>
          </table:table-cell>
          <table:table-cell table:formula="of:=SIN([.$O281])*([.T$3]-[.B$14])+COS([.$O281])*([.U$3]-[.B$15])" office:value-type="float" office:value="250" calcext:value-type="float">
            <text:p>250</text:p>
          </table:table-cell>
          <table:table-cell table:formula="of:=COS([.$O281])*([.V$3]-[.B$14])-SIN([.$O281])*([.W$3]-[.B$15])" office:value-type="float" office:value="806" calcext:value-type="float">
            <text:p>806</text:p>
          </table:table-cell>
          <table:table-cell table:formula="of:=SIN([.$O281])*([.V$3]-[.B$14])+COS([.$O281])*([.W$3]-[.B$15])" office:value-type="float" office:value="1118" calcext:value-type="float">
            <text:p>1118</text:p>
          </table:table-cell>
          <table:table-cell table:formula="of:=COS([.$O281])*([.X$3]-[.B$12]/2)-SIN([.$O281])*([.Y$3]-[.B$13]/2)" office:value-type="float" office:value="-578" calcext:value-type="float">
            <text:p>-578</text:p>
          </table:table-cell>
          <table:table-cell table:formula="of:=SIN([.$O281])*([.X$3]-[.B$12]/2)+COS([.$O281])*([.Y$3]-[.B$13]/2)" office:value-type="float" office:value="-434" calcext:value-type="float">
            <text:p>-434</text:p>
          </table:table-cell>
          <table:table-cell table:formula="of:=COS([.$O281])*([.Z$3]-[.B$12]/2)-SIN([.$O281])*([.AA$3]-[.B$13]/2)" office:value-type="float" office:value="-578" calcext:value-type="float">
            <text:p>-578</text:p>
          </table:table-cell>
          <table:table-cell table:formula="of:=SIN([.$O281])*([.Z$3]-[.B$12]/2)+COS([.$O281])*([.AA$3]-[.B$13]/2)" office:value-type="float" office:value="434" calcext:value-type="float">
            <text:p>434</text:p>
          </table:table-cell>
          <table:table-cell table:formula="of:=COS([.$O281])*([.AB$3]-[.B$12]/2)-SIN([.$O281])*([.AC$3]-[.B$13]/2)" office:value-type="float" office:value="578" calcext:value-type="float">
            <text:p>578</text:p>
          </table:table-cell>
          <table:table-cell table:formula="of:=SIN([.$O281])*([.AB$3]-[.B$12]/2)+COS([.$O281])*([.AC$3]-[.B$13]/2)" office:value-type="float" office:value="-434" calcext:value-type="float">
            <text:p>-434</text:p>
          </table:table-cell>
          <table:table-cell table:formula="of:=COS([.$O281])*([.AD$3]-[.B$12]/2)-SIN([.$O281])*([.AE$3]-[.B$13]/2)" office:value-type="float" office:value="578" calcext:value-type="float">
            <text:p>578</text:p>
          </table:table-cell>
          <table:table-cell table:formula="of:=SIN([.$O281])*([.AD$3]-[.B$12]/2)+COS([.$O281])*([.AE$3]-[.B$13]/2)" office:value-type="float" office:value="434" calcext:value-type="float">
            <text:p>434</text:p>
          </table:table-cell>
          <table:table-cell table:formula="of:=COS([.$O281])*([.AF$3]-[.B$12]/2)-SIN([.$O281])*([.AG$3]-[.B$13]/2)" office:value-type="float" office:value="-228" calcext:value-type="float">
            <text:p>-228</text:p>
          </table:table-cell>
          <table:table-cell table:formula="of:=SIN([.$O281])*([.AF$3]-[.B$12]/2)+COS([.$O281])*([.AG$3]-[.B$13]/2)" office:value-type="float" office:value="-684" calcext:value-type="float">
            <text:p>-684</text:p>
          </table:table-cell>
          <table:table-cell table:formula="of:=MIN([.X281];[.Z281];[.AB281];[.AD281])" office:value-type="float" office:value="-578" calcext:value-type="float">
            <text:p>-578</text:p>
          </table:table-cell>
          <table:table-cell table:formula="of:=MIN([.Y281];[.AA281];[.AC281];[.AE281])" office:value-type="float" office:value="-434" calcext:value-type="float">
            <text:p>-434</text:p>
          </table:table-cell>
          <table:table-cell table:formula="of:=[.AF281]-[.$AH281]" office:value-type="float" office:value="350" calcext:value-type="float">
            <text:p>350</text:p>
          </table:table-cell>
          <table:table-cell table:formula="of:=[.AG281]-[.$AI281]" office:value-type="float" office:value="-250" calcext:value-type="float">
            <text:p>-250</text:p>
          </table:table-cell>
          <table:table-cell table:formula="of:=[.AF$3]-[.AJ281]" office:value-type="float" office:value="0" calcext:value-type="float">
            <text:p>0</text:p>
          </table:table-cell>
          <table:table-cell table:formula="of:=[.AG$3]-[.AK28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2];[.E282];[.F282])+TIME([.G282];[.H282];[.I282])" office:value-type="date" office:date-value="1999-11-30" calcext:value-type="date">
            <text:p>30/11/99 00:00:00</text:p>
          </table:table-cell>
          <table:table-cell table:formula="of:=IF([.C282]&lt;&gt;&quot;&quot;;CONCATENATE(&quot;mogrify -rotate &quot;;ROUND([.N282];3);&quot; -background black &quot;;[.C282]);&quot;&quot;)">
            <text:p/>
          </table:table-cell>
          <table:table-cell table:formula="of:=IF([.C282]&lt;&gt;&quot;&quot;;CONCATENATE(&quot;mogrify -crop &quot;;ROUND([.B$22]);&quot;x&quot;;ROUND([.B$23]);&quot;+&quot;;ROUND([.B$30]+[.B$33]-[.AL282]);&quot;+&quot;;ROUND([.B$31]+[.B$34]-[.AM282]);&quot; &quot;;[.C282]);&quot;&quot;)">
            <text:p/>
          </table:table-cell>
          <table:table-cell/>
          <table:table-cell table:style-name="Default" table:formula="of:=IF([.C282]&lt;&gt;&quot;&quot;;([.J282]-[.J$3])*360*[.B$35];0)" office:value-type="float" office:value="0" calcext:value-type="float">
            <text:p>0</text:p>
          </table:table-cell>
          <table:table-cell table:formula="of:=[.N282]/180*PI()" office:value-type="float" office:value="0" calcext:value-type="float">
            <text:p>0</text:p>
          </table:table-cell>
          <table:table-cell table:formula="of:=COS([.$O282])*([.P$3]-[.B$14])-SIN([.$O282])*([.Q$3]-[.B$15])" office:value-type="float" office:value="-350" calcext:value-type="float">
            <text:p>-350</text:p>
          </table:table-cell>
          <table:table-cell table:formula="of:=SIN([.$O282])*([.P$3]-[.B$14])+COS([.$O282])*([.Q$3]-[.B$15])" office:value-type="float" office:value="250" calcext:value-type="float">
            <text:p>250</text:p>
          </table:table-cell>
          <table:table-cell table:formula="of:=COS([.$O282])*([.R$3]-[.B$14])-SIN([.$O282])*([.S$3]-[.B$15])" office:value-type="float" office:value="-350" calcext:value-type="float">
            <text:p>-350</text:p>
          </table:table-cell>
          <table:table-cell table:formula="of:=SIN([.$O282])*([.R$3]-[.B$14])+COS([.$O282])*([.S$3]-[.B$15])" office:value-type="float" office:value="1118" calcext:value-type="float">
            <text:p>1118</text:p>
          </table:table-cell>
          <table:table-cell table:formula="of:=COS([.$O282])*([.T$3]-[.B$14])-SIN([.$O282])*([.U$3]-[.B$15])" office:value-type="float" office:value="806" calcext:value-type="float">
            <text:p>806</text:p>
          </table:table-cell>
          <table:table-cell table:formula="of:=SIN([.$O282])*([.T$3]-[.B$14])+COS([.$O282])*([.U$3]-[.B$15])" office:value-type="float" office:value="250" calcext:value-type="float">
            <text:p>250</text:p>
          </table:table-cell>
          <table:table-cell table:formula="of:=COS([.$O282])*([.V$3]-[.B$14])-SIN([.$O282])*([.W$3]-[.B$15])" office:value-type="float" office:value="806" calcext:value-type="float">
            <text:p>806</text:p>
          </table:table-cell>
          <table:table-cell table:formula="of:=SIN([.$O282])*([.V$3]-[.B$14])+COS([.$O282])*([.W$3]-[.B$15])" office:value-type="float" office:value="1118" calcext:value-type="float">
            <text:p>1118</text:p>
          </table:table-cell>
          <table:table-cell table:formula="of:=COS([.$O282])*([.X$3]-[.B$12]/2)-SIN([.$O282])*([.Y$3]-[.B$13]/2)" office:value-type="float" office:value="-578" calcext:value-type="float">
            <text:p>-578</text:p>
          </table:table-cell>
          <table:table-cell table:formula="of:=SIN([.$O282])*([.X$3]-[.B$12]/2)+COS([.$O282])*([.Y$3]-[.B$13]/2)" office:value-type="float" office:value="-434" calcext:value-type="float">
            <text:p>-434</text:p>
          </table:table-cell>
          <table:table-cell table:formula="of:=COS([.$O282])*([.Z$3]-[.B$12]/2)-SIN([.$O282])*([.AA$3]-[.B$13]/2)" office:value-type="float" office:value="-578" calcext:value-type="float">
            <text:p>-578</text:p>
          </table:table-cell>
          <table:table-cell table:formula="of:=SIN([.$O282])*([.Z$3]-[.B$12]/2)+COS([.$O282])*([.AA$3]-[.B$13]/2)" office:value-type="float" office:value="434" calcext:value-type="float">
            <text:p>434</text:p>
          </table:table-cell>
          <table:table-cell table:formula="of:=COS([.$O282])*([.AB$3]-[.B$12]/2)-SIN([.$O282])*([.AC$3]-[.B$13]/2)" office:value-type="float" office:value="578" calcext:value-type="float">
            <text:p>578</text:p>
          </table:table-cell>
          <table:table-cell table:formula="of:=SIN([.$O282])*([.AB$3]-[.B$12]/2)+COS([.$O282])*([.AC$3]-[.B$13]/2)" office:value-type="float" office:value="-434" calcext:value-type="float">
            <text:p>-434</text:p>
          </table:table-cell>
          <table:table-cell table:formula="of:=COS([.$O282])*([.AD$3]-[.B$12]/2)-SIN([.$O282])*([.AE$3]-[.B$13]/2)" office:value-type="float" office:value="578" calcext:value-type="float">
            <text:p>578</text:p>
          </table:table-cell>
          <table:table-cell table:formula="of:=SIN([.$O282])*([.AD$3]-[.B$12]/2)+COS([.$O282])*([.AE$3]-[.B$13]/2)" office:value-type="float" office:value="434" calcext:value-type="float">
            <text:p>434</text:p>
          </table:table-cell>
          <table:table-cell table:formula="of:=COS([.$O282])*([.AF$3]-[.B$12]/2)-SIN([.$O282])*([.AG$3]-[.B$13]/2)" office:value-type="float" office:value="-228" calcext:value-type="float">
            <text:p>-228</text:p>
          </table:table-cell>
          <table:table-cell table:formula="of:=SIN([.$O282])*([.AF$3]-[.B$12]/2)+COS([.$O282])*([.AG$3]-[.B$13]/2)" office:value-type="float" office:value="-684" calcext:value-type="float">
            <text:p>-684</text:p>
          </table:table-cell>
          <table:table-cell table:formula="of:=MIN([.X282];[.Z282];[.AB282];[.AD282])" office:value-type="float" office:value="-578" calcext:value-type="float">
            <text:p>-578</text:p>
          </table:table-cell>
          <table:table-cell table:formula="of:=MIN([.Y282];[.AA282];[.AC282];[.AE282])" office:value-type="float" office:value="-434" calcext:value-type="float">
            <text:p>-434</text:p>
          </table:table-cell>
          <table:table-cell table:formula="of:=[.AF282]-[.$AH282]" office:value-type="float" office:value="350" calcext:value-type="float">
            <text:p>350</text:p>
          </table:table-cell>
          <table:table-cell table:formula="of:=[.AG282]-[.$AI282]" office:value-type="float" office:value="-250" calcext:value-type="float">
            <text:p>-250</text:p>
          </table:table-cell>
          <table:table-cell table:formula="of:=[.AF$3]-[.AJ282]" office:value-type="float" office:value="0" calcext:value-type="float">
            <text:p>0</text:p>
          </table:table-cell>
          <table:table-cell table:formula="of:=[.AG$3]-[.AK28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3];[.E283];[.F283])+TIME([.G283];[.H283];[.I283])" office:value-type="date" office:date-value="1999-11-30" calcext:value-type="date">
            <text:p>30/11/99 00:00:00</text:p>
          </table:table-cell>
          <table:table-cell table:formula="of:=IF([.C283]&lt;&gt;&quot;&quot;;CONCATENATE(&quot;mogrify -rotate &quot;;ROUND([.N283];3);&quot; -background black &quot;;[.C283]);&quot;&quot;)">
            <text:p/>
          </table:table-cell>
          <table:table-cell table:formula="of:=IF([.C283]&lt;&gt;&quot;&quot;;CONCATENATE(&quot;mogrify -crop &quot;;ROUND([.B$22]);&quot;x&quot;;ROUND([.B$23]);&quot;+&quot;;ROUND([.B$30]+[.B$33]-[.AL283]);&quot;+&quot;;ROUND([.B$31]+[.B$34]-[.AM283]);&quot; &quot;;[.C283]);&quot;&quot;)">
            <text:p/>
          </table:table-cell>
          <table:table-cell/>
          <table:table-cell table:style-name="Default" table:formula="of:=IF([.C283]&lt;&gt;&quot;&quot;;([.J283]-[.J$3])*360*[.B$35];0)" office:value-type="float" office:value="0" calcext:value-type="float">
            <text:p>0</text:p>
          </table:table-cell>
          <table:table-cell table:formula="of:=[.N283]/180*PI()" office:value-type="float" office:value="0" calcext:value-type="float">
            <text:p>0</text:p>
          </table:table-cell>
          <table:table-cell table:formula="of:=COS([.$O283])*([.P$3]-[.B$14])-SIN([.$O283])*([.Q$3]-[.B$15])" office:value-type="float" office:value="-350" calcext:value-type="float">
            <text:p>-350</text:p>
          </table:table-cell>
          <table:table-cell table:formula="of:=SIN([.$O283])*([.P$3]-[.B$14])+COS([.$O283])*([.Q$3]-[.B$15])" office:value-type="float" office:value="250" calcext:value-type="float">
            <text:p>250</text:p>
          </table:table-cell>
          <table:table-cell table:formula="of:=COS([.$O283])*([.R$3]-[.B$14])-SIN([.$O283])*([.S$3]-[.B$15])" office:value-type="float" office:value="-350" calcext:value-type="float">
            <text:p>-350</text:p>
          </table:table-cell>
          <table:table-cell table:formula="of:=SIN([.$O283])*([.R$3]-[.B$14])+COS([.$O283])*([.S$3]-[.B$15])" office:value-type="float" office:value="1118" calcext:value-type="float">
            <text:p>1118</text:p>
          </table:table-cell>
          <table:table-cell table:formula="of:=COS([.$O283])*([.T$3]-[.B$14])-SIN([.$O283])*([.U$3]-[.B$15])" office:value-type="float" office:value="806" calcext:value-type="float">
            <text:p>806</text:p>
          </table:table-cell>
          <table:table-cell table:formula="of:=SIN([.$O283])*([.T$3]-[.B$14])+COS([.$O283])*([.U$3]-[.B$15])" office:value-type="float" office:value="250" calcext:value-type="float">
            <text:p>250</text:p>
          </table:table-cell>
          <table:table-cell table:formula="of:=COS([.$O283])*([.V$3]-[.B$14])-SIN([.$O283])*([.W$3]-[.B$15])" office:value-type="float" office:value="806" calcext:value-type="float">
            <text:p>806</text:p>
          </table:table-cell>
          <table:table-cell table:formula="of:=SIN([.$O283])*([.V$3]-[.B$14])+COS([.$O283])*([.W$3]-[.B$15])" office:value-type="float" office:value="1118" calcext:value-type="float">
            <text:p>1118</text:p>
          </table:table-cell>
          <table:table-cell table:formula="of:=COS([.$O283])*([.X$3]-[.B$12]/2)-SIN([.$O283])*([.Y$3]-[.B$13]/2)" office:value-type="float" office:value="-578" calcext:value-type="float">
            <text:p>-578</text:p>
          </table:table-cell>
          <table:table-cell table:formula="of:=SIN([.$O283])*([.X$3]-[.B$12]/2)+COS([.$O283])*([.Y$3]-[.B$13]/2)" office:value-type="float" office:value="-434" calcext:value-type="float">
            <text:p>-434</text:p>
          </table:table-cell>
          <table:table-cell table:formula="of:=COS([.$O283])*([.Z$3]-[.B$12]/2)-SIN([.$O283])*([.AA$3]-[.B$13]/2)" office:value-type="float" office:value="-578" calcext:value-type="float">
            <text:p>-578</text:p>
          </table:table-cell>
          <table:table-cell table:formula="of:=SIN([.$O283])*([.Z$3]-[.B$12]/2)+COS([.$O283])*([.AA$3]-[.B$13]/2)" office:value-type="float" office:value="434" calcext:value-type="float">
            <text:p>434</text:p>
          </table:table-cell>
          <table:table-cell table:formula="of:=COS([.$O283])*([.AB$3]-[.B$12]/2)-SIN([.$O283])*([.AC$3]-[.B$13]/2)" office:value-type="float" office:value="578" calcext:value-type="float">
            <text:p>578</text:p>
          </table:table-cell>
          <table:table-cell table:formula="of:=SIN([.$O283])*([.AB$3]-[.B$12]/2)+COS([.$O283])*([.AC$3]-[.B$13]/2)" office:value-type="float" office:value="-434" calcext:value-type="float">
            <text:p>-434</text:p>
          </table:table-cell>
          <table:table-cell table:formula="of:=COS([.$O283])*([.AD$3]-[.B$12]/2)-SIN([.$O283])*([.AE$3]-[.B$13]/2)" office:value-type="float" office:value="578" calcext:value-type="float">
            <text:p>578</text:p>
          </table:table-cell>
          <table:table-cell table:formula="of:=SIN([.$O283])*([.AD$3]-[.B$12]/2)+COS([.$O283])*([.AE$3]-[.B$13]/2)" office:value-type="float" office:value="434" calcext:value-type="float">
            <text:p>434</text:p>
          </table:table-cell>
          <table:table-cell table:formula="of:=COS([.$O283])*([.AF$3]-[.B$12]/2)-SIN([.$O283])*([.AG$3]-[.B$13]/2)" office:value-type="float" office:value="-228" calcext:value-type="float">
            <text:p>-228</text:p>
          </table:table-cell>
          <table:table-cell table:formula="of:=SIN([.$O283])*([.AF$3]-[.B$12]/2)+COS([.$O283])*([.AG$3]-[.B$13]/2)" office:value-type="float" office:value="-684" calcext:value-type="float">
            <text:p>-684</text:p>
          </table:table-cell>
          <table:table-cell table:formula="of:=MIN([.X283];[.Z283];[.AB283];[.AD283])" office:value-type="float" office:value="-578" calcext:value-type="float">
            <text:p>-578</text:p>
          </table:table-cell>
          <table:table-cell table:formula="of:=MIN([.Y283];[.AA283];[.AC283];[.AE283])" office:value-type="float" office:value="-434" calcext:value-type="float">
            <text:p>-434</text:p>
          </table:table-cell>
          <table:table-cell table:formula="of:=[.AF283]-[.$AH283]" office:value-type="float" office:value="350" calcext:value-type="float">
            <text:p>350</text:p>
          </table:table-cell>
          <table:table-cell table:formula="of:=[.AG283]-[.$AI283]" office:value-type="float" office:value="-250" calcext:value-type="float">
            <text:p>-250</text:p>
          </table:table-cell>
          <table:table-cell table:formula="of:=[.AF$3]-[.AJ283]" office:value-type="float" office:value="0" calcext:value-type="float">
            <text:p>0</text:p>
          </table:table-cell>
          <table:table-cell table:formula="of:=[.AG$3]-[.AK28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4];[.E284];[.F284])+TIME([.G284];[.H284];[.I284])" office:value-type="date" office:date-value="1999-11-30" calcext:value-type="date">
            <text:p>30/11/99 00:00:00</text:p>
          </table:table-cell>
          <table:table-cell table:formula="of:=IF([.C284]&lt;&gt;&quot;&quot;;CONCATENATE(&quot;mogrify -rotate &quot;;ROUND([.N284];3);&quot; -background black &quot;;[.C284]);&quot;&quot;)">
            <text:p/>
          </table:table-cell>
          <table:table-cell table:formula="of:=IF([.C284]&lt;&gt;&quot;&quot;;CONCATENATE(&quot;mogrify -crop &quot;;ROUND([.B$22]);&quot;x&quot;;ROUND([.B$23]);&quot;+&quot;;ROUND([.B$30]+[.B$33]-[.AL284]);&quot;+&quot;;ROUND([.B$31]+[.B$34]-[.AM284]);&quot; &quot;;[.C284]);&quot;&quot;)">
            <text:p/>
          </table:table-cell>
          <table:table-cell/>
          <table:table-cell table:style-name="Default" table:formula="of:=IF([.C284]&lt;&gt;&quot;&quot;;([.J284]-[.J$3])*360*[.B$35];0)" office:value-type="float" office:value="0" calcext:value-type="float">
            <text:p>0</text:p>
          </table:table-cell>
          <table:table-cell table:formula="of:=[.N284]/180*PI()" office:value-type="float" office:value="0" calcext:value-type="float">
            <text:p>0</text:p>
          </table:table-cell>
          <table:table-cell table:formula="of:=COS([.$O284])*([.P$3]-[.B$14])-SIN([.$O284])*([.Q$3]-[.B$15])" office:value-type="float" office:value="-350" calcext:value-type="float">
            <text:p>-350</text:p>
          </table:table-cell>
          <table:table-cell table:formula="of:=SIN([.$O284])*([.P$3]-[.B$14])+COS([.$O284])*([.Q$3]-[.B$15])" office:value-type="float" office:value="250" calcext:value-type="float">
            <text:p>250</text:p>
          </table:table-cell>
          <table:table-cell table:formula="of:=COS([.$O284])*([.R$3]-[.B$14])-SIN([.$O284])*([.S$3]-[.B$15])" office:value-type="float" office:value="-350" calcext:value-type="float">
            <text:p>-350</text:p>
          </table:table-cell>
          <table:table-cell table:formula="of:=SIN([.$O284])*([.R$3]-[.B$14])+COS([.$O284])*([.S$3]-[.B$15])" office:value-type="float" office:value="1118" calcext:value-type="float">
            <text:p>1118</text:p>
          </table:table-cell>
          <table:table-cell table:formula="of:=COS([.$O284])*([.T$3]-[.B$14])-SIN([.$O284])*([.U$3]-[.B$15])" office:value-type="float" office:value="806" calcext:value-type="float">
            <text:p>806</text:p>
          </table:table-cell>
          <table:table-cell table:formula="of:=SIN([.$O284])*([.T$3]-[.B$14])+COS([.$O284])*([.U$3]-[.B$15])" office:value-type="float" office:value="250" calcext:value-type="float">
            <text:p>250</text:p>
          </table:table-cell>
          <table:table-cell table:formula="of:=COS([.$O284])*([.V$3]-[.B$14])-SIN([.$O284])*([.W$3]-[.B$15])" office:value-type="float" office:value="806" calcext:value-type="float">
            <text:p>806</text:p>
          </table:table-cell>
          <table:table-cell table:formula="of:=SIN([.$O284])*([.V$3]-[.B$14])+COS([.$O284])*([.W$3]-[.B$15])" office:value-type="float" office:value="1118" calcext:value-type="float">
            <text:p>1118</text:p>
          </table:table-cell>
          <table:table-cell table:formula="of:=COS([.$O284])*([.X$3]-[.B$12]/2)-SIN([.$O284])*([.Y$3]-[.B$13]/2)" office:value-type="float" office:value="-578" calcext:value-type="float">
            <text:p>-578</text:p>
          </table:table-cell>
          <table:table-cell table:formula="of:=SIN([.$O284])*([.X$3]-[.B$12]/2)+COS([.$O284])*([.Y$3]-[.B$13]/2)" office:value-type="float" office:value="-434" calcext:value-type="float">
            <text:p>-434</text:p>
          </table:table-cell>
          <table:table-cell table:formula="of:=COS([.$O284])*([.Z$3]-[.B$12]/2)-SIN([.$O284])*([.AA$3]-[.B$13]/2)" office:value-type="float" office:value="-578" calcext:value-type="float">
            <text:p>-578</text:p>
          </table:table-cell>
          <table:table-cell table:formula="of:=SIN([.$O284])*([.Z$3]-[.B$12]/2)+COS([.$O284])*([.AA$3]-[.B$13]/2)" office:value-type="float" office:value="434" calcext:value-type="float">
            <text:p>434</text:p>
          </table:table-cell>
          <table:table-cell table:formula="of:=COS([.$O284])*([.AB$3]-[.B$12]/2)-SIN([.$O284])*([.AC$3]-[.B$13]/2)" office:value-type="float" office:value="578" calcext:value-type="float">
            <text:p>578</text:p>
          </table:table-cell>
          <table:table-cell table:formula="of:=SIN([.$O284])*([.AB$3]-[.B$12]/2)+COS([.$O284])*([.AC$3]-[.B$13]/2)" office:value-type="float" office:value="-434" calcext:value-type="float">
            <text:p>-434</text:p>
          </table:table-cell>
          <table:table-cell table:formula="of:=COS([.$O284])*([.AD$3]-[.B$12]/2)-SIN([.$O284])*([.AE$3]-[.B$13]/2)" office:value-type="float" office:value="578" calcext:value-type="float">
            <text:p>578</text:p>
          </table:table-cell>
          <table:table-cell table:formula="of:=SIN([.$O284])*([.AD$3]-[.B$12]/2)+COS([.$O284])*([.AE$3]-[.B$13]/2)" office:value-type="float" office:value="434" calcext:value-type="float">
            <text:p>434</text:p>
          </table:table-cell>
          <table:table-cell table:formula="of:=COS([.$O284])*([.AF$3]-[.B$12]/2)-SIN([.$O284])*([.AG$3]-[.B$13]/2)" office:value-type="float" office:value="-228" calcext:value-type="float">
            <text:p>-228</text:p>
          </table:table-cell>
          <table:table-cell table:formula="of:=SIN([.$O284])*([.AF$3]-[.B$12]/2)+COS([.$O284])*([.AG$3]-[.B$13]/2)" office:value-type="float" office:value="-684" calcext:value-type="float">
            <text:p>-684</text:p>
          </table:table-cell>
          <table:table-cell table:formula="of:=MIN([.X284];[.Z284];[.AB284];[.AD284])" office:value-type="float" office:value="-578" calcext:value-type="float">
            <text:p>-578</text:p>
          </table:table-cell>
          <table:table-cell table:formula="of:=MIN([.Y284];[.AA284];[.AC284];[.AE284])" office:value-type="float" office:value="-434" calcext:value-type="float">
            <text:p>-434</text:p>
          </table:table-cell>
          <table:table-cell table:formula="of:=[.AF284]-[.$AH284]" office:value-type="float" office:value="350" calcext:value-type="float">
            <text:p>350</text:p>
          </table:table-cell>
          <table:table-cell table:formula="of:=[.AG284]-[.$AI284]" office:value-type="float" office:value="-250" calcext:value-type="float">
            <text:p>-250</text:p>
          </table:table-cell>
          <table:table-cell table:formula="of:=[.AF$3]-[.AJ284]" office:value-type="float" office:value="0" calcext:value-type="float">
            <text:p>0</text:p>
          </table:table-cell>
          <table:table-cell table:formula="of:=[.AG$3]-[.AK28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5];[.E285];[.F285])+TIME([.G285];[.H285];[.I285])" office:value-type="date" office:date-value="1999-11-30" calcext:value-type="date">
            <text:p>30/11/99 00:00:00</text:p>
          </table:table-cell>
          <table:table-cell table:formula="of:=IF([.C285]&lt;&gt;&quot;&quot;;CONCATENATE(&quot;mogrify -rotate &quot;;ROUND([.N285];3);&quot; -background black &quot;;[.C285]);&quot;&quot;)">
            <text:p/>
          </table:table-cell>
          <table:table-cell table:formula="of:=IF([.C285]&lt;&gt;&quot;&quot;;CONCATENATE(&quot;mogrify -crop &quot;;ROUND([.B$22]);&quot;x&quot;;ROUND([.B$23]);&quot;+&quot;;ROUND([.B$30]+[.B$33]-[.AL285]);&quot;+&quot;;ROUND([.B$31]+[.B$34]-[.AM285]);&quot; &quot;;[.C285]);&quot;&quot;)">
            <text:p/>
          </table:table-cell>
          <table:table-cell/>
          <table:table-cell table:style-name="Default" table:formula="of:=IF([.C285]&lt;&gt;&quot;&quot;;([.J285]-[.J$3])*360*[.B$35];0)" office:value-type="float" office:value="0" calcext:value-type="float">
            <text:p>0</text:p>
          </table:table-cell>
          <table:table-cell table:formula="of:=[.N285]/180*PI()" office:value-type="float" office:value="0" calcext:value-type="float">
            <text:p>0</text:p>
          </table:table-cell>
          <table:table-cell table:formula="of:=COS([.$O285])*([.P$3]-[.B$14])-SIN([.$O285])*([.Q$3]-[.B$15])" office:value-type="float" office:value="-350" calcext:value-type="float">
            <text:p>-350</text:p>
          </table:table-cell>
          <table:table-cell table:formula="of:=SIN([.$O285])*([.P$3]-[.B$14])+COS([.$O285])*([.Q$3]-[.B$15])" office:value-type="float" office:value="250" calcext:value-type="float">
            <text:p>250</text:p>
          </table:table-cell>
          <table:table-cell table:formula="of:=COS([.$O285])*([.R$3]-[.B$14])-SIN([.$O285])*([.S$3]-[.B$15])" office:value-type="float" office:value="-350" calcext:value-type="float">
            <text:p>-350</text:p>
          </table:table-cell>
          <table:table-cell table:formula="of:=SIN([.$O285])*([.R$3]-[.B$14])+COS([.$O285])*([.S$3]-[.B$15])" office:value-type="float" office:value="1118" calcext:value-type="float">
            <text:p>1118</text:p>
          </table:table-cell>
          <table:table-cell table:formula="of:=COS([.$O285])*([.T$3]-[.B$14])-SIN([.$O285])*([.U$3]-[.B$15])" office:value-type="float" office:value="806" calcext:value-type="float">
            <text:p>806</text:p>
          </table:table-cell>
          <table:table-cell table:formula="of:=SIN([.$O285])*([.T$3]-[.B$14])+COS([.$O285])*([.U$3]-[.B$15])" office:value-type="float" office:value="250" calcext:value-type="float">
            <text:p>250</text:p>
          </table:table-cell>
          <table:table-cell table:formula="of:=COS([.$O285])*([.V$3]-[.B$14])-SIN([.$O285])*([.W$3]-[.B$15])" office:value-type="float" office:value="806" calcext:value-type="float">
            <text:p>806</text:p>
          </table:table-cell>
          <table:table-cell table:formula="of:=SIN([.$O285])*([.V$3]-[.B$14])+COS([.$O285])*([.W$3]-[.B$15])" office:value-type="float" office:value="1118" calcext:value-type="float">
            <text:p>1118</text:p>
          </table:table-cell>
          <table:table-cell table:formula="of:=COS([.$O285])*([.X$3]-[.B$12]/2)-SIN([.$O285])*([.Y$3]-[.B$13]/2)" office:value-type="float" office:value="-578" calcext:value-type="float">
            <text:p>-578</text:p>
          </table:table-cell>
          <table:table-cell table:formula="of:=SIN([.$O285])*([.X$3]-[.B$12]/2)+COS([.$O285])*([.Y$3]-[.B$13]/2)" office:value-type="float" office:value="-434" calcext:value-type="float">
            <text:p>-434</text:p>
          </table:table-cell>
          <table:table-cell table:formula="of:=COS([.$O285])*([.Z$3]-[.B$12]/2)-SIN([.$O285])*([.AA$3]-[.B$13]/2)" office:value-type="float" office:value="-578" calcext:value-type="float">
            <text:p>-578</text:p>
          </table:table-cell>
          <table:table-cell table:formula="of:=SIN([.$O285])*([.Z$3]-[.B$12]/2)+COS([.$O285])*([.AA$3]-[.B$13]/2)" office:value-type="float" office:value="434" calcext:value-type="float">
            <text:p>434</text:p>
          </table:table-cell>
          <table:table-cell table:formula="of:=COS([.$O285])*([.AB$3]-[.B$12]/2)-SIN([.$O285])*([.AC$3]-[.B$13]/2)" office:value-type="float" office:value="578" calcext:value-type="float">
            <text:p>578</text:p>
          </table:table-cell>
          <table:table-cell table:formula="of:=SIN([.$O285])*([.AB$3]-[.B$12]/2)+COS([.$O285])*([.AC$3]-[.B$13]/2)" office:value-type="float" office:value="-434" calcext:value-type="float">
            <text:p>-434</text:p>
          </table:table-cell>
          <table:table-cell table:formula="of:=COS([.$O285])*([.AD$3]-[.B$12]/2)-SIN([.$O285])*([.AE$3]-[.B$13]/2)" office:value-type="float" office:value="578" calcext:value-type="float">
            <text:p>578</text:p>
          </table:table-cell>
          <table:table-cell table:formula="of:=SIN([.$O285])*([.AD$3]-[.B$12]/2)+COS([.$O285])*([.AE$3]-[.B$13]/2)" office:value-type="float" office:value="434" calcext:value-type="float">
            <text:p>434</text:p>
          </table:table-cell>
          <table:table-cell table:formula="of:=COS([.$O285])*([.AF$3]-[.B$12]/2)-SIN([.$O285])*([.AG$3]-[.B$13]/2)" office:value-type="float" office:value="-228" calcext:value-type="float">
            <text:p>-228</text:p>
          </table:table-cell>
          <table:table-cell table:formula="of:=SIN([.$O285])*([.AF$3]-[.B$12]/2)+COS([.$O285])*([.AG$3]-[.B$13]/2)" office:value-type="float" office:value="-684" calcext:value-type="float">
            <text:p>-684</text:p>
          </table:table-cell>
          <table:table-cell table:formula="of:=MIN([.X285];[.Z285];[.AB285];[.AD285])" office:value-type="float" office:value="-578" calcext:value-type="float">
            <text:p>-578</text:p>
          </table:table-cell>
          <table:table-cell table:formula="of:=MIN([.Y285];[.AA285];[.AC285];[.AE285])" office:value-type="float" office:value="-434" calcext:value-type="float">
            <text:p>-434</text:p>
          </table:table-cell>
          <table:table-cell table:formula="of:=[.AF285]-[.$AH285]" office:value-type="float" office:value="350" calcext:value-type="float">
            <text:p>350</text:p>
          </table:table-cell>
          <table:table-cell table:formula="of:=[.AG285]-[.$AI285]" office:value-type="float" office:value="-250" calcext:value-type="float">
            <text:p>-250</text:p>
          </table:table-cell>
          <table:table-cell table:formula="of:=[.AF$3]-[.AJ285]" office:value-type="float" office:value="0" calcext:value-type="float">
            <text:p>0</text:p>
          </table:table-cell>
          <table:table-cell table:formula="of:=[.AG$3]-[.AK28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6];[.E286];[.F286])+TIME([.G286];[.H286];[.I286])" office:value-type="date" office:date-value="1999-11-30" calcext:value-type="date">
            <text:p>30/11/99 00:00:00</text:p>
          </table:table-cell>
          <table:table-cell table:formula="of:=IF([.C286]&lt;&gt;&quot;&quot;;CONCATENATE(&quot;mogrify -rotate &quot;;ROUND([.N286];3);&quot; -background black &quot;;[.C286]);&quot;&quot;)">
            <text:p/>
          </table:table-cell>
          <table:table-cell table:formula="of:=IF([.C286]&lt;&gt;&quot;&quot;;CONCATENATE(&quot;mogrify -crop &quot;;ROUND([.B$22]);&quot;x&quot;;ROUND([.B$23]);&quot;+&quot;;ROUND([.B$30]+[.B$33]-[.AL286]);&quot;+&quot;;ROUND([.B$31]+[.B$34]-[.AM286]);&quot; &quot;;[.C286]);&quot;&quot;)">
            <text:p/>
          </table:table-cell>
          <table:table-cell/>
          <table:table-cell table:style-name="Default" table:formula="of:=IF([.C286]&lt;&gt;&quot;&quot;;([.J286]-[.J$3])*360*[.B$35];0)" office:value-type="float" office:value="0" calcext:value-type="float">
            <text:p>0</text:p>
          </table:table-cell>
          <table:table-cell table:formula="of:=[.N286]/180*PI()" office:value-type="float" office:value="0" calcext:value-type="float">
            <text:p>0</text:p>
          </table:table-cell>
          <table:table-cell table:formula="of:=COS([.$O286])*([.P$3]-[.B$14])-SIN([.$O286])*([.Q$3]-[.B$15])" office:value-type="float" office:value="-350" calcext:value-type="float">
            <text:p>-350</text:p>
          </table:table-cell>
          <table:table-cell table:formula="of:=SIN([.$O286])*([.P$3]-[.B$14])+COS([.$O286])*([.Q$3]-[.B$15])" office:value-type="float" office:value="250" calcext:value-type="float">
            <text:p>250</text:p>
          </table:table-cell>
          <table:table-cell table:formula="of:=COS([.$O286])*([.R$3]-[.B$14])-SIN([.$O286])*([.S$3]-[.B$15])" office:value-type="float" office:value="-350" calcext:value-type="float">
            <text:p>-350</text:p>
          </table:table-cell>
          <table:table-cell table:formula="of:=SIN([.$O286])*([.R$3]-[.B$14])+COS([.$O286])*([.S$3]-[.B$15])" office:value-type="float" office:value="1118" calcext:value-type="float">
            <text:p>1118</text:p>
          </table:table-cell>
          <table:table-cell table:formula="of:=COS([.$O286])*([.T$3]-[.B$14])-SIN([.$O286])*([.U$3]-[.B$15])" office:value-type="float" office:value="806" calcext:value-type="float">
            <text:p>806</text:p>
          </table:table-cell>
          <table:table-cell table:formula="of:=SIN([.$O286])*([.T$3]-[.B$14])+COS([.$O286])*([.U$3]-[.B$15])" office:value-type="float" office:value="250" calcext:value-type="float">
            <text:p>250</text:p>
          </table:table-cell>
          <table:table-cell table:formula="of:=COS([.$O286])*([.V$3]-[.B$14])-SIN([.$O286])*([.W$3]-[.B$15])" office:value-type="float" office:value="806" calcext:value-type="float">
            <text:p>806</text:p>
          </table:table-cell>
          <table:table-cell table:formula="of:=SIN([.$O286])*([.V$3]-[.B$14])+COS([.$O286])*([.W$3]-[.B$15])" office:value-type="float" office:value="1118" calcext:value-type="float">
            <text:p>1118</text:p>
          </table:table-cell>
          <table:table-cell table:formula="of:=COS([.$O286])*([.X$3]-[.B$12]/2)-SIN([.$O286])*([.Y$3]-[.B$13]/2)" office:value-type="float" office:value="-578" calcext:value-type="float">
            <text:p>-578</text:p>
          </table:table-cell>
          <table:table-cell table:formula="of:=SIN([.$O286])*([.X$3]-[.B$12]/2)+COS([.$O286])*([.Y$3]-[.B$13]/2)" office:value-type="float" office:value="-434" calcext:value-type="float">
            <text:p>-434</text:p>
          </table:table-cell>
          <table:table-cell table:formula="of:=COS([.$O286])*([.Z$3]-[.B$12]/2)-SIN([.$O286])*([.AA$3]-[.B$13]/2)" office:value-type="float" office:value="-578" calcext:value-type="float">
            <text:p>-578</text:p>
          </table:table-cell>
          <table:table-cell table:formula="of:=SIN([.$O286])*([.Z$3]-[.B$12]/2)+COS([.$O286])*([.AA$3]-[.B$13]/2)" office:value-type="float" office:value="434" calcext:value-type="float">
            <text:p>434</text:p>
          </table:table-cell>
          <table:table-cell table:formula="of:=COS([.$O286])*([.AB$3]-[.B$12]/2)-SIN([.$O286])*([.AC$3]-[.B$13]/2)" office:value-type="float" office:value="578" calcext:value-type="float">
            <text:p>578</text:p>
          </table:table-cell>
          <table:table-cell table:formula="of:=SIN([.$O286])*([.AB$3]-[.B$12]/2)+COS([.$O286])*([.AC$3]-[.B$13]/2)" office:value-type="float" office:value="-434" calcext:value-type="float">
            <text:p>-434</text:p>
          </table:table-cell>
          <table:table-cell table:formula="of:=COS([.$O286])*([.AD$3]-[.B$12]/2)-SIN([.$O286])*([.AE$3]-[.B$13]/2)" office:value-type="float" office:value="578" calcext:value-type="float">
            <text:p>578</text:p>
          </table:table-cell>
          <table:table-cell table:formula="of:=SIN([.$O286])*([.AD$3]-[.B$12]/2)+COS([.$O286])*([.AE$3]-[.B$13]/2)" office:value-type="float" office:value="434" calcext:value-type="float">
            <text:p>434</text:p>
          </table:table-cell>
          <table:table-cell table:formula="of:=COS([.$O286])*([.AF$3]-[.B$12]/2)-SIN([.$O286])*([.AG$3]-[.B$13]/2)" office:value-type="float" office:value="-228" calcext:value-type="float">
            <text:p>-228</text:p>
          </table:table-cell>
          <table:table-cell table:formula="of:=SIN([.$O286])*([.AF$3]-[.B$12]/2)+COS([.$O286])*([.AG$3]-[.B$13]/2)" office:value-type="float" office:value="-684" calcext:value-type="float">
            <text:p>-684</text:p>
          </table:table-cell>
          <table:table-cell table:formula="of:=MIN([.X286];[.Z286];[.AB286];[.AD286])" office:value-type="float" office:value="-578" calcext:value-type="float">
            <text:p>-578</text:p>
          </table:table-cell>
          <table:table-cell table:formula="of:=MIN([.Y286];[.AA286];[.AC286];[.AE286])" office:value-type="float" office:value="-434" calcext:value-type="float">
            <text:p>-434</text:p>
          </table:table-cell>
          <table:table-cell table:formula="of:=[.AF286]-[.$AH286]" office:value-type="float" office:value="350" calcext:value-type="float">
            <text:p>350</text:p>
          </table:table-cell>
          <table:table-cell table:formula="of:=[.AG286]-[.$AI286]" office:value-type="float" office:value="-250" calcext:value-type="float">
            <text:p>-250</text:p>
          </table:table-cell>
          <table:table-cell table:formula="of:=[.AF$3]-[.AJ286]" office:value-type="float" office:value="0" calcext:value-type="float">
            <text:p>0</text:p>
          </table:table-cell>
          <table:table-cell table:formula="of:=[.AG$3]-[.AK28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7];[.E287];[.F287])+TIME([.G287];[.H287];[.I287])" office:value-type="date" office:date-value="1999-11-30" calcext:value-type="date">
            <text:p>30/11/99 00:00:00</text:p>
          </table:table-cell>
          <table:table-cell table:formula="of:=IF([.C287]&lt;&gt;&quot;&quot;;CONCATENATE(&quot;mogrify -rotate &quot;;ROUND([.N287];3);&quot; -background black &quot;;[.C287]);&quot;&quot;)">
            <text:p/>
          </table:table-cell>
          <table:table-cell table:formula="of:=IF([.C287]&lt;&gt;&quot;&quot;;CONCATENATE(&quot;mogrify -crop &quot;;ROUND([.B$22]);&quot;x&quot;;ROUND([.B$23]);&quot;+&quot;;ROUND([.B$30]+[.B$33]-[.AL287]);&quot;+&quot;;ROUND([.B$31]+[.B$34]-[.AM287]);&quot; &quot;;[.C287]);&quot;&quot;)">
            <text:p/>
          </table:table-cell>
          <table:table-cell/>
          <table:table-cell table:style-name="Default" table:formula="of:=IF([.C287]&lt;&gt;&quot;&quot;;([.J287]-[.J$3])*360*[.B$35];0)" office:value-type="float" office:value="0" calcext:value-type="float">
            <text:p>0</text:p>
          </table:table-cell>
          <table:table-cell table:formula="of:=[.N287]/180*PI()" office:value-type="float" office:value="0" calcext:value-type="float">
            <text:p>0</text:p>
          </table:table-cell>
          <table:table-cell table:formula="of:=COS([.$O287])*([.P$3]-[.B$14])-SIN([.$O287])*([.Q$3]-[.B$15])" office:value-type="float" office:value="-350" calcext:value-type="float">
            <text:p>-350</text:p>
          </table:table-cell>
          <table:table-cell table:formula="of:=SIN([.$O287])*([.P$3]-[.B$14])+COS([.$O287])*([.Q$3]-[.B$15])" office:value-type="float" office:value="250" calcext:value-type="float">
            <text:p>250</text:p>
          </table:table-cell>
          <table:table-cell table:formula="of:=COS([.$O287])*([.R$3]-[.B$14])-SIN([.$O287])*([.S$3]-[.B$15])" office:value-type="float" office:value="-350" calcext:value-type="float">
            <text:p>-350</text:p>
          </table:table-cell>
          <table:table-cell table:formula="of:=SIN([.$O287])*([.R$3]-[.B$14])+COS([.$O287])*([.S$3]-[.B$15])" office:value-type="float" office:value="1118" calcext:value-type="float">
            <text:p>1118</text:p>
          </table:table-cell>
          <table:table-cell table:formula="of:=COS([.$O287])*([.T$3]-[.B$14])-SIN([.$O287])*([.U$3]-[.B$15])" office:value-type="float" office:value="806" calcext:value-type="float">
            <text:p>806</text:p>
          </table:table-cell>
          <table:table-cell table:formula="of:=SIN([.$O287])*([.T$3]-[.B$14])+COS([.$O287])*([.U$3]-[.B$15])" office:value-type="float" office:value="250" calcext:value-type="float">
            <text:p>250</text:p>
          </table:table-cell>
          <table:table-cell table:formula="of:=COS([.$O287])*([.V$3]-[.B$14])-SIN([.$O287])*([.W$3]-[.B$15])" office:value-type="float" office:value="806" calcext:value-type="float">
            <text:p>806</text:p>
          </table:table-cell>
          <table:table-cell table:formula="of:=SIN([.$O287])*([.V$3]-[.B$14])+COS([.$O287])*([.W$3]-[.B$15])" office:value-type="float" office:value="1118" calcext:value-type="float">
            <text:p>1118</text:p>
          </table:table-cell>
          <table:table-cell table:formula="of:=COS([.$O287])*([.X$3]-[.B$12]/2)-SIN([.$O287])*([.Y$3]-[.B$13]/2)" office:value-type="float" office:value="-578" calcext:value-type="float">
            <text:p>-578</text:p>
          </table:table-cell>
          <table:table-cell table:formula="of:=SIN([.$O287])*([.X$3]-[.B$12]/2)+COS([.$O287])*([.Y$3]-[.B$13]/2)" office:value-type="float" office:value="-434" calcext:value-type="float">
            <text:p>-434</text:p>
          </table:table-cell>
          <table:table-cell table:formula="of:=COS([.$O287])*([.Z$3]-[.B$12]/2)-SIN([.$O287])*([.AA$3]-[.B$13]/2)" office:value-type="float" office:value="-578" calcext:value-type="float">
            <text:p>-578</text:p>
          </table:table-cell>
          <table:table-cell table:formula="of:=SIN([.$O287])*([.Z$3]-[.B$12]/2)+COS([.$O287])*([.AA$3]-[.B$13]/2)" office:value-type="float" office:value="434" calcext:value-type="float">
            <text:p>434</text:p>
          </table:table-cell>
          <table:table-cell table:formula="of:=COS([.$O287])*([.AB$3]-[.B$12]/2)-SIN([.$O287])*([.AC$3]-[.B$13]/2)" office:value-type="float" office:value="578" calcext:value-type="float">
            <text:p>578</text:p>
          </table:table-cell>
          <table:table-cell table:formula="of:=SIN([.$O287])*([.AB$3]-[.B$12]/2)+COS([.$O287])*([.AC$3]-[.B$13]/2)" office:value-type="float" office:value="-434" calcext:value-type="float">
            <text:p>-434</text:p>
          </table:table-cell>
          <table:table-cell table:formula="of:=COS([.$O287])*([.AD$3]-[.B$12]/2)-SIN([.$O287])*([.AE$3]-[.B$13]/2)" office:value-type="float" office:value="578" calcext:value-type="float">
            <text:p>578</text:p>
          </table:table-cell>
          <table:table-cell table:formula="of:=SIN([.$O287])*([.AD$3]-[.B$12]/2)+COS([.$O287])*([.AE$3]-[.B$13]/2)" office:value-type="float" office:value="434" calcext:value-type="float">
            <text:p>434</text:p>
          </table:table-cell>
          <table:table-cell table:formula="of:=COS([.$O287])*([.AF$3]-[.B$12]/2)-SIN([.$O287])*([.AG$3]-[.B$13]/2)" office:value-type="float" office:value="-228" calcext:value-type="float">
            <text:p>-228</text:p>
          </table:table-cell>
          <table:table-cell table:formula="of:=SIN([.$O287])*([.AF$3]-[.B$12]/2)+COS([.$O287])*([.AG$3]-[.B$13]/2)" office:value-type="float" office:value="-684" calcext:value-type="float">
            <text:p>-684</text:p>
          </table:table-cell>
          <table:table-cell table:formula="of:=MIN([.X287];[.Z287];[.AB287];[.AD287])" office:value-type="float" office:value="-578" calcext:value-type="float">
            <text:p>-578</text:p>
          </table:table-cell>
          <table:table-cell table:formula="of:=MIN([.Y287];[.AA287];[.AC287];[.AE287])" office:value-type="float" office:value="-434" calcext:value-type="float">
            <text:p>-434</text:p>
          </table:table-cell>
          <table:table-cell table:formula="of:=[.AF287]-[.$AH287]" office:value-type="float" office:value="350" calcext:value-type="float">
            <text:p>350</text:p>
          </table:table-cell>
          <table:table-cell table:formula="of:=[.AG287]-[.$AI287]" office:value-type="float" office:value="-250" calcext:value-type="float">
            <text:p>-250</text:p>
          </table:table-cell>
          <table:table-cell table:formula="of:=[.AF$3]-[.AJ287]" office:value-type="float" office:value="0" calcext:value-type="float">
            <text:p>0</text:p>
          </table:table-cell>
          <table:table-cell table:formula="of:=[.AG$3]-[.AK28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8];[.E288];[.F288])+TIME([.G288];[.H288];[.I288])" office:value-type="date" office:date-value="1999-11-30" calcext:value-type="date">
            <text:p>30/11/99 00:00:00</text:p>
          </table:table-cell>
          <table:table-cell table:formula="of:=IF([.C288]&lt;&gt;&quot;&quot;;CONCATENATE(&quot;mogrify -rotate &quot;;ROUND([.N288];3);&quot; -background black &quot;;[.C288]);&quot;&quot;)">
            <text:p/>
          </table:table-cell>
          <table:table-cell table:formula="of:=IF([.C288]&lt;&gt;&quot;&quot;;CONCATENATE(&quot;mogrify -crop &quot;;ROUND([.B$22]);&quot;x&quot;;ROUND([.B$23]);&quot;+&quot;;ROUND([.B$30]+[.B$33]-[.AL288]);&quot;+&quot;;ROUND([.B$31]+[.B$34]-[.AM288]);&quot; &quot;;[.C288]);&quot;&quot;)">
            <text:p/>
          </table:table-cell>
          <table:table-cell/>
          <table:table-cell table:style-name="Default" table:formula="of:=IF([.C288]&lt;&gt;&quot;&quot;;([.J288]-[.J$3])*360*[.B$35];0)" office:value-type="float" office:value="0" calcext:value-type="float">
            <text:p>0</text:p>
          </table:table-cell>
          <table:table-cell table:formula="of:=[.N288]/180*PI()" office:value-type="float" office:value="0" calcext:value-type="float">
            <text:p>0</text:p>
          </table:table-cell>
          <table:table-cell table:formula="of:=COS([.$O288])*([.P$3]-[.B$14])-SIN([.$O288])*([.Q$3]-[.B$15])" office:value-type="float" office:value="-350" calcext:value-type="float">
            <text:p>-350</text:p>
          </table:table-cell>
          <table:table-cell table:formula="of:=SIN([.$O288])*([.P$3]-[.B$14])+COS([.$O288])*([.Q$3]-[.B$15])" office:value-type="float" office:value="250" calcext:value-type="float">
            <text:p>250</text:p>
          </table:table-cell>
          <table:table-cell table:formula="of:=COS([.$O288])*([.R$3]-[.B$14])-SIN([.$O288])*([.S$3]-[.B$15])" office:value-type="float" office:value="-350" calcext:value-type="float">
            <text:p>-350</text:p>
          </table:table-cell>
          <table:table-cell table:formula="of:=SIN([.$O288])*([.R$3]-[.B$14])+COS([.$O288])*([.S$3]-[.B$15])" office:value-type="float" office:value="1118" calcext:value-type="float">
            <text:p>1118</text:p>
          </table:table-cell>
          <table:table-cell table:formula="of:=COS([.$O288])*([.T$3]-[.B$14])-SIN([.$O288])*([.U$3]-[.B$15])" office:value-type="float" office:value="806" calcext:value-type="float">
            <text:p>806</text:p>
          </table:table-cell>
          <table:table-cell table:formula="of:=SIN([.$O288])*([.T$3]-[.B$14])+COS([.$O288])*([.U$3]-[.B$15])" office:value-type="float" office:value="250" calcext:value-type="float">
            <text:p>250</text:p>
          </table:table-cell>
          <table:table-cell table:formula="of:=COS([.$O288])*([.V$3]-[.B$14])-SIN([.$O288])*([.W$3]-[.B$15])" office:value-type="float" office:value="806" calcext:value-type="float">
            <text:p>806</text:p>
          </table:table-cell>
          <table:table-cell table:formula="of:=SIN([.$O288])*([.V$3]-[.B$14])+COS([.$O288])*([.W$3]-[.B$15])" office:value-type="float" office:value="1118" calcext:value-type="float">
            <text:p>1118</text:p>
          </table:table-cell>
          <table:table-cell table:formula="of:=COS([.$O288])*([.X$3]-[.B$12]/2)-SIN([.$O288])*([.Y$3]-[.B$13]/2)" office:value-type="float" office:value="-578" calcext:value-type="float">
            <text:p>-578</text:p>
          </table:table-cell>
          <table:table-cell table:formula="of:=SIN([.$O288])*([.X$3]-[.B$12]/2)+COS([.$O288])*([.Y$3]-[.B$13]/2)" office:value-type="float" office:value="-434" calcext:value-type="float">
            <text:p>-434</text:p>
          </table:table-cell>
          <table:table-cell table:formula="of:=COS([.$O288])*([.Z$3]-[.B$12]/2)-SIN([.$O288])*([.AA$3]-[.B$13]/2)" office:value-type="float" office:value="-578" calcext:value-type="float">
            <text:p>-578</text:p>
          </table:table-cell>
          <table:table-cell table:formula="of:=SIN([.$O288])*([.Z$3]-[.B$12]/2)+COS([.$O288])*([.AA$3]-[.B$13]/2)" office:value-type="float" office:value="434" calcext:value-type="float">
            <text:p>434</text:p>
          </table:table-cell>
          <table:table-cell table:formula="of:=COS([.$O288])*([.AB$3]-[.B$12]/2)-SIN([.$O288])*([.AC$3]-[.B$13]/2)" office:value-type="float" office:value="578" calcext:value-type="float">
            <text:p>578</text:p>
          </table:table-cell>
          <table:table-cell table:formula="of:=SIN([.$O288])*([.AB$3]-[.B$12]/2)+COS([.$O288])*([.AC$3]-[.B$13]/2)" office:value-type="float" office:value="-434" calcext:value-type="float">
            <text:p>-434</text:p>
          </table:table-cell>
          <table:table-cell table:formula="of:=COS([.$O288])*([.AD$3]-[.B$12]/2)-SIN([.$O288])*([.AE$3]-[.B$13]/2)" office:value-type="float" office:value="578" calcext:value-type="float">
            <text:p>578</text:p>
          </table:table-cell>
          <table:table-cell table:formula="of:=SIN([.$O288])*([.AD$3]-[.B$12]/2)+COS([.$O288])*([.AE$3]-[.B$13]/2)" office:value-type="float" office:value="434" calcext:value-type="float">
            <text:p>434</text:p>
          </table:table-cell>
          <table:table-cell table:formula="of:=COS([.$O288])*([.AF$3]-[.B$12]/2)-SIN([.$O288])*([.AG$3]-[.B$13]/2)" office:value-type="float" office:value="-228" calcext:value-type="float">
            <text:p>-228</text:p>
          </table:table-cell>
          <table:table-cell table:formula="of:=SIN([.$O288])*([.AF$3]-[.B$12]/2)+COS([.$O288])*([.AG$3]-[.B$13]/2)" office:value-type="float" office:value="-684" calcext:value-type="float">
            <text:p>-684</text:p>
          </table:table-cell>
          <table:table-cell table:formula="of:=MIN([.X288];[.Z288];[.AB288];[.AD288])" office:value-type="float" office:value="-578" calcext:value-type="float">
            <text:p>-578</text:p>
          </table:table-cell>
          <table:table-cell table:formula="of:=MIN([.Y288];[.AA288];[.AC288];[.AE288])" office:value-type="float" office:value="-434" calcext:value-type="float">
            <text:p>-434</text:p>
          </table:table-cell>
          <table:table-cell table:formula="of:=[.AF288]-[.$AH288]" office:value-type="float" office:value="350" calcext:value-type="float">
            <text:p>350</text:p>
          </table:table-cell>
          <table:table-cell table:formula="of:=[.AG288]-[.$AI288]" office:value-type="float" office:value="-250" calcext:value-type="float">
            <text:p>-250</text:p>
          </table:table-cell>
          <table:table-cell table:formula="of:=[.AF$3]-[.AJ288]" office:value-type="float" office:value="0" calcext:value-type="float">
            <text:p>0</text:p>
          </table:table-cell>
          <table:table-cell table:formula="of:=[.AG$3]-[.AK28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89];[.E289];[.F289])+TIME([.G289];[.H289];[.I289])" office:value-type="date" office:date-value="1999-11-30" calcext:value-type="date">
            <text:p>30/11/99 00:00:00</text:p>
          </table:table-cell>
          <table:table-cell table:formula="of:=IF([.C289]&lt;&gt;&quot;&quot;;CONCATENATE(&quot;mogrify -rotate &quot;;ROUND([.N289];3);&quot; -background black &quot;;[.C289]);&quot;&quot;)">
            <text:p/>
          </table:table-cell>
          <table:table-cell table:formula="of:=IF([.C289]&lt;&gt;&quot;&quot;;CONCATENATE(&quot;mogrify -crop &quot;;ROUND([.B$22]);&quot;x&quot;;ROUND([.B$23]);&quot;+&quot;;ROUND([.B$30]+[.B$33]-[.AL289]);&quot;+&quot;;ROUND([.B$31]+[.B$34]-[.AM289]);&quot; &quot;;[.C289]);&quot;&quot;)">
            <text:p/>
          </table:table-cell>
          <table:table-cell/>
          <table:table-cell table:style-name="Default" table:formula="of:=IF([.C289]&lt;&gt;&quot;&quot;;([.J289]-[.J$3])*360*[.B$35];0)" office:value-type="float" office:value="0" calcext:value-type="float">
            <text:p>0</text:p>
          </table:table-cell>
          <table:table-cell table:formula="of:=[.N289]/180*PI()" office:value-type="float" office:value="0" calcext:value-type="float">
            <text:p>0</text:p>
          </table:table-cell>
          <table:table-cell table:formula="of:=COS([.$O289])*([.P$3]-[.B$14])-SIN([.$O289])*([.Q$3]-[.B$15])" office:value-type="float" office:value="-350" calcext:value-type="float">
            <text:p>-350</text:p>
          </table:table-cell>
          <table:table-cell table:formula="of:=SIN([.$O289])*([.P$3]-[.B$14])+COS([.$O289])*([.Q$3]-[.B$15])" office:value-type="float" office:value="250" calcext:value-type="float">
            <text:p>250</text:p>
          </table:table-cell>
          <table:table-cell table:formula="of:=COS([.$O289])*([.R$3]-[.B$14])-SIN([.$O289])*([.S$3]-[.B$15])" office:value-type="float" office:value="-350" calcext:value-type="float">
            <text:p>-350</text:p>
          </table:table-cell>
          <table:table-cell table:formula="of:=SIN([.$O289])*([.R$3]-[.B$14])+COS([.$O289])*([.S$3]-[.B$15])" office:value-type="float" office:value="1118" calcext:value-type="float">
            <text:p>1118</text:p>
          </table:table-cell>
          <table:table-cell table:formula="of:=COS([.$O289])*([.T$3]-[.B$14])-SIN([.$O289])*([.U$3]-[.B$15])" office:value-type="float" office:value="806" calcext:value-type="float">
            <text:p>806</text:p>
          </table:table-cell>
          <table:table-cell table:formula="of:=SIN([.$O289])*([.T$3]-[.B$14])+COS([.$O289])*([.U$3]-[.B$15])" office:value-type="float" office:value="250" calcext:value-type="float">
            <text:p>250</text:p>
          </table:table-cell>
          <table:table-cell table:formula="of:=COS([.$O289])*([.V$3]-[.B$14])-SIN([.$O289])*([.W$3]-[.B$15])" office:value-type="float" office:value="806" calcext:value-type="float">
            <text:p>806</text:p>
          </table:table-cell>
          <table:table-cell table:formula="of:=SIN([.$O289])*([.V$3]-[.B$14])+COS([.$O289])*([.W$3]-[.B$15])" office:value-type="float" office:value="1118" calcext:value-type="float">
            <text:p>1118</text:p>
          </table:table-cell>
          <table:table-cell table:formula="of:=COS([.$O289])*([.X$3]-[.B$12]/2)-SIN([.$O289])*([.Y$3]-[.B$13]/2)" office:value-type="float" office:value="-578" calcext:value-type="float">
            <text:p>-578</text:p>
          </table:table-cell>
          <table:table-cell table:formula="of:=SIN([.$O289])*([.X$3]-[.B$12]/2)+COS([.$O289])*([.Y$3]-[.B$13]/2)" office:value-type="float" office:value="-434" calcext:value-type="float">
            <text:p>-434</text:p>
          </table:table-cell>
          <table:table-cell table:formula="of:=COS([.$O289])*([.Z$3]-[.B$12]/2)-SIN([.$O289])*([.AA$3]-[.B$13]/2)" office:value-type="float" office:value="-578" calcext:value-type="float">
            <text:p>-578</text:p>
          </table:table-cell>
          <table:table-cell table:formula="of:=SIN([.$O289])*([.Z$3]-[.B$12]/2)+COS([.$O289])*([.AA$3]-[.B$13]/2)" office:value-type="float" office:value="434" calcext:value-type="float">
            <text:p>434</text:p>
          </table:table-cell>
          <table:table-cell table:formula="of:=COS([.$O289])*([.AB$3]-[.B$12]/2)-SIN([.$O289])*([.AC$3]-[.B$13]/2)" office:value-type="float" office:value="578" calcext:value-type="float">
            <text:p>578</text:p>
          </table:table-cell>
          <table:table-cell table:formula="of:=SIN([.$O289])*([.AB$3]-[.B$12]/2)+COS([.$O289])*([.AC$3]-[.B$13]/2)" office:value-type="float" office:value="-434" calcext:value-type="float">
            <text:p>-434</text:p>
          </table:table-cell>
          <table:table-cell table:formula="of:=COS([.$O289])*([.AD$3]-[.B$12]/2)-SIN([.$O289])*([.AE$3]-[.B$13]/2)" office:value-type="float" office:value="578" calcext:value-type="float">
            <text:p>578</text:p>
          </table:table-cell>
          <table:table-cell table:formula="of:=SIN([.$O289])*([.AD$3]-[.B$12]/2)+COS([.$O289])*([.AE$3]-[.B$13]/2)" office:value-type="float" office:value="434" calcext:value-type="float">
            <text:p>434</text:p>
          </table:table-cell>
          <table:table-cell table:formula="of:=COS([.$O289])*([.AF$3]-[.B$12]/2)-SIN([.$O289])*([.AG$3]-[.B$13]/2)" office:value-type="float" office:value="-228" calcext:value-type="float">
            <text:p>-228</text:p>
          </table:table-cell>
          <table:table-cell table:formula="of:=SIN([.$O289])*([.AF$3]-[.B$12]/2)+COS([.$O289])*([.AG$3]-[.B$13]/2)" office:value-type="float" office:value="-684" calcext:value-type="float">
            <text:p>-684</text:p>
          </table:table-cell>
          <table:table-cell table:formula="of:=MIN([.X289];[.Z289];[.AB289];[.AD289])" office:value-type="float" office:value="-578" calcext:value-type="float">
            <text:p>-578</text:p>
          </table:table-cell>
          <table:table-cell table:formula="of:=MIN([.Y289];[.AA289];[.AC289];[.AE289])" office:value-type="float" office:value="-434" calcext:value-type="float">
            <text:p>-434</text:p>
          </table:table-cell>
          <table:table-cell table:formula="of:=[.AF289]-[.$AH289]" office:value-type="float" office:value="350" calcext:value-type="float">
            <text:p>350</text:p>
          </table:table-cell>
          <table:table-cell table:formula="of:=[.AG289]-[.$AI289]" office:value-type="float" office:value="-250" calcext:value-type="float">
            <text:p>-250</text:p>
          </table:table-cell>
          <table:table-cell table:formula="of:=[.AF$3]-[.AJ289]" office:value-type="float" office:value="0" calcext:value-type="float">
            <text:p>0</text:p>
          </table:table-cell>
          <table:table-cell table:formula="of:=[.AG$3]-[.AK28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0];[.E290];[.F290])+TIME([.G290];[.H290];[.I290])" office:value-type="date" office:date-value="1999-11-30" calcext:value-type="date">
            <text:p>30/11/99 00:00:00</text:p>
          </table:table-cell>
          <table:table-cell table:formula="of:=IF([.C290]&lt;&gt;&quot;&quot;;CONCATENATE(&quot;mogrify -rotate &quot;;ROUND([.N290];3);&quot; -background black &quot;;[.C290]);&quot;&quot;)">
            <text:p/>
          </table:table-cell>
          <table:table-cell table:formula="of:=IF([.C290]&lt;&gt;&quot;&quot;;CONCATENATE(&quot;mogrify -crop &quot;;ROUND([.B$22]);&quot;x&quot;;ROUND([.B$23]);&quot;+&quot;;ROUND([.B$30]+[.B$33]-[.AL290]);&quot;+&quot;;ROUND([.B$31]+[.B$34]-[.AM290]);&quot; &quot;;[.C290]);&quot;&quot;)">
            <text:p/>
          </table:table-cell>
          <table:table-cell/>
          <table:table-cell table:style-name="Default" table:formula="of:=IF([.C290]&lt;&gt;&quot;&quot;;([.J290]-[.J$3])*360*[.B$35];0)" office:value-type="float" office:value="0" calcext:value-type="float">
            <text:p>0</text:p>
          </table:table-cell>
          <table:table-cell table:formula="of:=[.N290]/180*PI()" office:value-type="float" office:value="0" calcext:value-type="float">
            <text:p>0</text:p>
          </table:table-cell>
          <table:table-cell table:formula="of:=COS([.$O290])*([.P$3]-[.B$14])-SIN([.$O290])*([.Q$3]-[.B$15])" office:value-type="float" office:value="-350" calcext:value-type="float">
            <text:p>-350</text:p>
          </table:table-cell>
          <table:table-cell table:formula="of:=SIN([.$O290])*([.P$3]-[.B$14])+COS([.$O290])*([.Q$3]-[.B$15])" office:value-type="float" office:value="250" calcext:value-type="float">
            <text:p>250</text:p>
          </table:table-cell>
          <table:table-cell table:formula="of:=COS([.$O290])*([.R$3]-[.B$14])-SIN([.$O290])*([.S$3]-[.B$15])" office:value-type="float" office:value="-350" calcext:value-type="float">
            <text:p>-350</text:p>
          </table:table-cell>
          <table:table-cell table:formula="of:=SIN([.$O290])*([.R$3]-[.B$14])+COS([.$O290])*([.S$3]-[.B$15])" office:value-type="float" office:value="1118" calcext:value-type="float">
            <text:p>1118</text:p>
          </table:table-cell>
          <table:table-cell table:formula="of:=COS([.$O290])*([.T$3]-[.B$14])-SIN([.$O290])*([.U$3]-[.B$15])" office:value-type="float" office:value="806" calcext:value-type="float">
            <text:p>806</text:p>
          </table:table-cell>
          <table:table-cell table:formula="of:=SIN([.$O290])*([.T$3]-[.B$14])+COS([.$O290])*([.U$3]-[.B$15])" office:value-type="float" office:value="250" calcext:value-type="float">
            <text:p>250</text:p>
          </table:table-cell>
          <table:table-cell table:formula="of:=COS([.$O290])*([.V$3]-[.B$14])-SIN([.$O290])*([.W$3]-[.B$15])" office:value-type="float" office:value="806" calcext:value-type="float">
            <text:p>806</text:p>
          </table:table-cell>
          <table:table-cell table:formula="of:=SIN([.$O290])*([.V$3]-[.B$14])+COS([.$O290])*([.W$3]-[.B$15])" office:value-type="float" office:value="1118" calcext:value-type="float">
            <text:p>1118</text:p>
          </table:table-cell>
          <table:table-cell table:formula="of:=COS([.$O290])*([.X$3]-[.B$12]/2)-SIN([.$O290])*([.Y$3]-[.B$13]/2)" office:value-type="float" office:value="-578" calcext:value-type="float">
            <text:p>-578</text:p>
          </table:table-cell>
          <table:table-cell table:formula="of:=SIN([.$O290])*([.X$3]-[.B$12]/2)+COS([.$O290])*([.Y$3]-[.B$13]/2)" office:value-type="float" office:value="-434" calcext:value-type="float">
            <text:p>-434</text:p>
          </table:table-cell>
          <table:table-cell table:formula="of:=COS([.$O290])*([.Z$3]-[.B$12]/2)-SIN([.$O290])*([.AA$3]-[.B$13]/2)" office:value-type="float" office:value="-578" calcext:value-type="float">
            <text:p>-578</text:p>
          </table:table-cell>
          <table:table-cell table:formula="of:=SIN([.$O290])*([.Z$3]-[.B$12]/2)+COS([.$O290])*([.AA$3]-[.B$13]/2)" office:value-type="float" office:value="434" calcext:value-type="float">
            <text:p>434</text:p>
          </table:table-cell>
          <table:table-cell table:formula="of:=COS([.$O290])*([.AB$3]-[.B$12]/2)-SIN([.$O290])*([.AC$3]-[.B$13]/2)" office:value-type="float" office:value="578" calcext:value-type="float">
            <text:p>578</text:p>
          </table:table-cell>
          <table:table-cell table:formula="of:=SIN([.$O290])*([.AB$3]-[.B$12]/2)+COS([.$O290])*([.AC$3]-[.B$13]/2)" office:value-type="float" office:value="-434" calcext:value-type="float">
            <text:p>-434</text:p>
          </table:table-cell>
          <table:table-cell table:formula="of:=COS([.$O290])*([.AD$3]-[.B$12]/2)-SIN([.$O290])*([.AE$3]-[.B$13]/2)" office:value-type="float" office:value="578" calcext:value-type="float">
            <text:p>578</text:p>
          </table:table-cell>
          <table:table-cell table:formula="of:=SIN([.$O290])*([.AD$3]-[.B$12]/2)+COS([.$O290])*([.AE$3]-[.B$13]/2)" office:value-type="float" office:value="434" calcext:value-type="float">
            <text:p>434</text:p>
          </table:table-cell>
          <table:table-cell table:formula="of:=COS([.$O290])*([.AF$3]-[.B$12]/2)-SIN([.$O290])*([.AG$3]-[.B$13]/2)" office:value-type="float" office:value="-228" calcext:value-type="float">
            <text:p>-228</text:p>
          </table:table-cell>
          <table:table-cell table:formula="of:=SIN([.$O290])*([.AF$3]-[.B$12]/2)+COS([.$O290])*([.AG$3]-[.B$13]/2)" office:value-type="float" office:value="-684" calcext:value-type="float">
            <text:p>-684</text:p>
          </table:table-cell>
          <table:table-cell table:formula="of:=MIN([.X290];[.Z290];[.AB290];[.AD290])" office:value-type="float" office:value="-578" calcext:value-type="float">
            <text:p>-578</text:p>
          </table:table-cell>
          <table:table-cell table:formula="of:=MIN([.Y290];[.AA290];[.AC290];[.AE290])" office:value-type="float" office:value="-434" calcext:value-type="float">
            <text:p>-434</text:p>
          </table:table-cell>
          <table:table-cell table:formula="of:=[.AF290]-[.$AH290]" office:value-type="float" office:value="350" calcext:value-type="float">
            <text:p>350</text:p>
          </table:table-cell>
          <table:table-cell table:formula="of:=[.AG290]-[.$AI290]" office:value-type="float" office:value="-250" calcext:value-type="float">
            <text:p>-250</text:p>
          </table:table-cell>
          <table:table-cell table:formula="of:=[.AF$3]-[.AJ290]" office:value-type="float" office:value="0" calcext:value-type="float">
            <text:p>0</text:p>
          </table:table-cell>
          <table:table-cell table:formula="of:=[.AG$3]-[.AK29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1];[.E291];[.F291])+TIME([.G291];[.H291];[.I291])" office:value-type="date" office:date-value="1999-11-30" calcext:value-type="date">
            <text:p>30/11/99 00:00:00</text:p>
          </table:table-cell>
          <table:table-cell table:formula="of:=IF([.C291]&lt;&gt;&quot;&quot;;CONCATENATE(&quot;mogrify -rotate &quot;;ROUND([.N291];3);&quot; -background black &quot;;[.C291]);&quot;&quot;)">
            <text:p/>
          </table:table-cell>
          <table:table-cell table:formula="of:=IF([.C291]&lt;&gt;&quot;&quot;;CONCATENATE(&quot;mogrify -crop &quot;;ROUND([.B$22]);&quot;x&quot;;ROUND([.B$23]);&quot;+&quot;;ROUND([.B$30]+[.B$33]-[.AL291]);&quot;+&quot;;ROUND([.B$31]+[.B$34]-[.AM291]);&quot; &quot;;[.C291]);&quot;&quot;)">
            <text:p/>
          </table:table-cell>
          <table:table-cell/>
          <table:table-cell table:style-name="Default" table:formula="of:=IF([.C291]&lt;&gt;&quot;&quot;;([.J291]-[.J$3])*360*[.B$35];0)" office:value-type="float" office:value="0" calcext:value-type="float">
            <text:p>0</text:p>
          </table:table-cell>
          <table:table-cell table:formula="of:=[.N291]/180*PI()" office:value-type="float" office:value="0" calcext:value-type="float">
            <text:p>0</text:p>
          </table:table-cell>
          <table:table-cell table:formula="of:=COS([.$O291])*([.P$3]-[.B$14])-SIN([.$O291])*([.Q$3]-[.B$15])" office:value-type="float" office:value="-350" calcext:value-type="float">
            <text:p>-350</text:p>
          </table:table-cell>
          <table:table-cell table:formula="of:=SIN([.$O291])*([.P$3]-[.B$14])+COS([.$O291])*([.Q$3]-[.B$15])" office:value-type="float" office:value="250" calcext:value-type="float">
            <text:p>250</text:p>
          </table:table-cell>
          <table:table-cell table:formula="of:=COS([.$O291])*([.R$3]-[.B$14])-SIN([.$O291])*([.S$3]-[.B$15])" office:value-type="float" office:value="-350" calcext:value-type="float">
            <text:p>-350</text:p>
          </table:table-cell>
          <table:table-cell table:formula="of:=SIN([.$O291])*([.R$3]-[.B$14])+COS([.$O291])*([.S$3]-[.B$15])" office:value-type="float" office:value="1118" calcext:value-type="float">
            <text:p>1118</text:p>
          </table:table-cell>
          <table:table-cell table:formula="of:=COS([.$O291])*([.T$3]-[.B$14])-SIN([.$O291])*([.U$3]-[.B$15])" office:value-type="float" office:value="806" calcext:value-type="float">
            <text:p>806</text:p>
          </table:table-cell>
          <table:table-cell table:formula="of:=SIN([.$O291])*([.T$3]-[.B$14])+COS([.$O291])*([.U$3]-[.B$15])" office:value-type="float" office:value="250" calcext:value-type="float">
            <text:p>250</text:p>
          </table:table-cell>
          <table:table-cell table:formula="of:=COS([.$O291])*([.V$3]-[.B$14])-SIN([.$O291])*([.W$3]-[.B$15])" office:value-type="float" office:value="806" calcext:value-type="float">
            <text:p>806</text:p>
          </table:table-cell>
          <table:table-cell table:formula="of:=SIN([.$O291])*([.V$3]-[.B$14])+COS([.$O291])*([.W$3]-[.B$15])" office:value-type="float" office:value="1118" calcext:value-type="float">
            <text:p>1118</text:p>
          </table:table-cell>
          <table:table-cell table:formula="of:=COS([.$O291])*([.X$3]-[.B$12]/2)-SIN([.$O291])*([.Y$3]-[.B$13]/2)" office:value-type="float" office:value="-578" calcext:value-type="float">
            <text:p>-578</text:p>
          </table:table-cell>
          <table:table-cell table:formula="of:=SIN([.$O291])*([.X$3]-[.B$12]/2)+COS([.$O291])*([.Y$3]-[.B$13]/2)" office:value-type="float" office:value="-434" calcext:value-type="float">
            <text:p>-434</text:p>
          </table:table-cell>
          <table:table-cell table:formula="of:=COS([.$O291])*([.Z$3]-[.B$12]/2)-SIN([.$O291])*([.AA$3]-[.B$13]/2)" office:value-type="float" office:value="-578" calcext:value-type="float">
            <text:p>-578</text:p>
          </table:table-cell>
          <table:table-cell table:formula="of:=SIN([.$O291])*([.Z$3]-[.B$12]/2)+COS([.$O291])*([.AA$3]-[.B$13]/2)" office:value-type="float" office:value="434" calcext:value-type="float">
            <text:p>434</text:p>
          </table:table-cell>
          <table:table-cell table:formula="of:=COS([.$O291])*([.AB$3]-[.B$12]/2)-SIN([.$O291])*([.AC$3]-[.B$13]/2)" office:value-type="float" office:value="578" calcext:value-type="float">
            <text:p>578</text:p>
          </table:table-cell>
          <table:table-cell table:formula="of:=SIN([.$O291])*([.AB$3]-[.B$12]/2)+COS([.$O291])*([.AC$3]-[.B$13]/2)" office:value-type="float" office:value="-434" calcext:value-type="float">
            <text:p>-434</text:p>
          </table:table-cell>
          <table:table-cell table:formula="of:=COS([.$O291])*([.AD$3]-[.B$12]/2)-SIN([.$O291])*([.AE$3]-[.B$13]/2)" office:value-type="float" office:value="578" calcext:value-type="float">
            <text:p>578</text:p>
          </table:table-cell>
          <table:table-cell table:formula="of:=SIN([.$O291])*([.AD$3]-[.B$12]/2)+COS([.$O291])*([.AE$3]-[.B$13]/2)" office:value-type="float" office:value="434" calcext:value-type="float">
            <text:p>434</text:p>
          </table:table-cell>
          <table:table-cell table:formula="of:=COS([.$O291])*([.AF$3]-[.B$12]/2)-SIN([.$O291])*([.AG$3]-[.B$13]/2)" office:value-type="float" office:value="-228" calcext:value-type="float">
            <text:p>-228</text:p>
          </table:table-cell>
          <table:table-cell table:formula="of:=SIN([.$O291])*([.AF$3]-[.B$12]/2)+COS([.$O291])*([.AG$3]-[.B$13]/2)" office:value-type="float" office:value="-684" calcext:value-type="float">
            <text:p>-684</text:p>
          </table:table-cell>
          <table:table-cell table:formula="of:=MIN([.X291];[.Z291];[.AB291];[.AD291])" office:value-type="float" office:value="-578" calcext:value-type="float">
            <text:p>-578</text:p>
          </table:table-cell>
          <table:table-cell table:formula="of:=MIN([.Y291];[.AA291];[.AC291];[.AE291])" office:value-type="float" office:value="-434" calcext:value-type="float">
            <text:p>-434</text:p>
          </table:table-cell>
          <table:table-cell table:formula="of:=[.AF291]-[.$AH291]" office:value-type="float" office:value="350" calcext:value-type="float">
            <text:p>350</text:p>
          </table:table-cell>
          <table:table-cell table:formula="of:=[.AG291]-[.$AI291]" office:value-type="float" office:value="-250" calcext:value-type="float">
            <text:p>-250</text:p>
          </table:table-cell>
          <table:table-cell table:formula="of:=[.AF$3]-[.AJ291]" office:value-type="float" office:value="0" calcext:value-type="float">
            <text:p>0</text:p>
          </table:table-cell>
          <table:table-cell table:formula="of:=[.AG$3]-[.AK29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2];[.E292];[.F292])+TIME([.G292];[.H292];[.I292])" office:value-type="date" office:date-value="1999-11-30" calcext:value-type="date">
            <text:p>30/11/99 00:00:00</text:p>
          </table:table-cell>
          <table:table-cell table:formula="of:=IF([.C292]&lt;&gt;&quot;&quot;;CONCATENATE(&quot;mogrify -rotate &quot;;ROUND([.N292];3);&quot; -background black &quot;;[.C292]);&quot;&quot;)">
            <text:p/>
          </table:table-cell>
          <table:table-cell table:formula="of:=IF([.C292]&lt;&gt;&quot;&quot;;CONCATENATE(&quot;mogrify -crop &quot;;ROUND([.B$22]);&quot;x&quot;;ROUND([.B$23]);&quot;+&quot;;ROUND([.B$30]+[.B$33]-[.AL292]);&quot;+&quot;;ROUND([.B$31]+[.B$34]-[.AM292]);&quot; &quot;;[.C292]);&quot;&quot;)">
            <text:p/>
          </table:table-cell>
          <table:table-cell/>
          <table:table-cell table:style-name="Default" table:formula="of:=IF([.C292]&lt;&gt;&quot;&quot;;([.J292]-[.J$3])*360*[.B$35];0)" office:value-type="float" office:value="0" calcext:value-type="float">
            <text:p>0</text:p>
          </table:table-cell>
          <table:table-cell table:formula="of:=[.N292]/180*PI()" office:value-type="float" office:value="0" calcext:value-type="float">
            <text:p>0</text:p>
          </table:table-cell>
          <table:table-cell table:formula="of:=COS([.$O292])*([.P$3]-[.B$14])-SIN([.$O292])*([.Q$3]-[.B$15])" office:value-type="float" office:value="-350" calcext:value-type="float">
            <text:p>-350</text:p>
          </table:table-cell>
          <table:table-cell table:formula="of:=SIN([.$O292])*([.P$3]-[.B$14])+COS([.$O292])*([.Q$3]-[.B$15])" office:value-type="float" office:value="250" calcext:value-type="float">
            <text:p>250</text:p>
          </table:table-cell>
          <table:table-cell table:formula="of:=COS([.$O292])*([.R$3]-[.B$14])-SIN([.$O292])*([.S$3]-[.B$15])" office:value-type="float" office:value="-350" calcext:value-type="float">
            <text:p>-350</text:p>
          </table:table-cell>
          <table:table-cell table:formula="of:=SIN([.$O292])*([.R$3]-[.B$14])+COS([.$O292])*([.S$3]-[.B$15])" office:value-type="float" office:value="1118" calcext:value-type="float">
            <text:p>1118</text:p>
          </table:table-cell>
          <table:table-cell table:formula="of:=COS([.$O292])*([.T$3]-[.B$14])-SIN([.$O292])*([.U$3]-[.B$15])" office:value-type="float" office:value="806" calcext:value-type="float">
            <text:p>806</text:p>
          </table:table-cell>
          <table:table-cell table:formula="of:=SIN([.$O292])*([.T$3]-[.B$14])+COS([.$O292])*([.U$3]-[.B$15])" office:value-type="float" office:value="250" calcext:value-type="float">
            <text:p>250</text:p>
          </table:table-cell>
          <table:table-cell table:formula="of:=COS([.$O292])*([.V$3]-[.B$14])-SIN([.$O292])*([.W$3]-[.B$15])" office:value-type="float" office:value="806" calcext:value-type="float">
            <text:p>806</text:p>
          </table:table-cell>
          <table:table-cell table:formula="of:=SIN([.$O292])*([.V$3]-[.B$14])+COS([.$O292])*([.W$3]-[.B$15])" office:value-type="float" office:value="1118" calcext:value-type="float">
            <text:p>1118</text:p>
          </table:table-cell>
          <table:table-cell table:formula="of:=COS([.$O292])*([.X$3]-[.B$12]/2)-SIN([.$O292])*([.Y$3]-[.B$13]/2)" office:value-type="float" office:value="-578" calcext:value-type="float">
            <text:p>-578</text:p>
          </table:table-cell>
          <table:table-cell table:formula="of:=SIN([.$O292])*([.X$3]-[.B$12]/2)+COS([.$O292])*([.Y$3]-[.B$13]/2)" office:value-type="float" office:value="-434" calcext:value-type="float">
            <text:p>-434</text:p>
          </table:table-cell>
          <table:table-cell table:formula="of:=COS([.$O292])*([.Z$3]-[.B$12]/2)-SIN([.$O292])*([.AA$3]-[.B$13]/2)" office:value-type="float" office:value="-578" calcext:value-type="float">
            <text:p>-578</text:p>
          </table:table-cell>
          <table:table-cell table:formula="of:=SIN([.$O292])*([.Z$3]-[.B$12]/2)+COS([.$O292])*([.AA$3]-[.B$13]/2)" office:value-type="float" office:value="434" calcext:value-type="float">
            <text:p>434</text:p>
          </table:table-cell>
          <table:table-cell table:formula="of:=COS([.$O292])*([.AB$3]-[.B$12]/2)-SIN([.$O292])*([.AC$3]-[.B$13]/2)" office:value-type="float" office:value="578" calcext:value-type="float">
            <text:p>578</text:p>
          </table:table-cell>
          <table:table-cell table:formula="of:=SIN([.$O292])*([.AB$3]-[.B$12]/2)+COS([.$O292])*([.AC$3]-[.B$13]/2)" office:value-type="float" office:value="-434" calcext:value-type="float">
            <text:p>-434</text:p>
          </table:table-cell>
          <table:table-cell table:formula="of:=COS([.$O292])*([.AD$3]-[.B$12]/2)-SIN([.$O292])*([.AE$3]-[.B$13]/2)" office:value-type="float" office:value="578" calcext:value-type="float">
            <text:p>578</text:p>
          </table:table-cell>
          <table:table-cell table:formula="of:=SIN([.$O292])*([.AD$3]-[.B$12]/2)+COS([.$O292])*([.AE$3]-[.B$13]/2)" office:value-type="float" office:value="434" calcext:value-type="float">
            <text:p>434</text:p>
          </table:table-cell>
          <table:table-cell table:formula="of:=COS([.$O292])*([.AF$3]-[.B$12]/2)-SIN([.$O292])*([.AG$3]-[.B$13]/2)" office:value-type="float" office:value="-228" calcext:value-type="float">
            <text:p>-228</text:p>
          </table:table-cell>
          <table:table-cell table:formula="of:=SIN([.$O292])*([.AF$3]-[.B$12]/2)+COS([.$O292])*([.AG$3]-[.B$13]/2)" office:value-type="float" office:value="-684" calcext:value-type="float">
            <text:p>-684</text:p>
          </table:table-cell>
          <table:table-cell table:formula="of:=MIN([.X292];[.Z292];[.AB292];[.AD292])" office:value-type="float" office:value="-578" calcext:value-type="float">
            <text:p>-578</text:p>
          </table:table-cell>
          <table:table-cell table:formula="of:=MIN([.Y292];[.AA292];[.AC292];[.AE292])" office:value-type="float" office:value="-434" calcext:value-type="float">
            <text:p>-434</text:p>
          </table:table-cell>
          <table:table-cell table:formula="of:=[.AF292]-[.$AH292]" office:value-type="float" office:value="350" calcext:value-type="float">
            <text:p>350</text:p>
          </table:table-cell>
          <table:table-cell table:formula="of:=[.AG292]-[.$AI292]" office:value-type="float" office:value="-250" calcext:value-type="float">
            <text:p>-250</text:p>
          </table:table-cell>
          <table:table-cell table:formula="of:=[.AF$3]-[.AJ292]" office:value-type="float" office:value="0" calcext:value-type="float">
            <text:p>0</text:p>
          </table:table-cell>
          <table:table-cell table:formula="of:=[.AG$3]-[.AK29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3];[.E293];[.F293])+TIME([.G293];[.H293];[.I293])" office:value-type="date" office:date-value="1999-11-30" calcext:value-type="date">
            <text:p>30/11/99 00:00:00</text:p>
          </table:table-cell>
          <table:table-cell table:formula="of:=IF([.C293]&lt;&gt;&quot;&quot;;CONCATENATE(&quot;mogrify -rotate &quot;;ROUND([.N293];3);&quot; -background black &quot;;[.C293]);&quot;&quot;)">
            <text:p/>
          </table:table-cell>
          <table:table-cell table:formula="of:=IF([.C293]&lt;&gt;&quot;&quot;;CONCATENATE(&quot;mogrify -crop &quot;;ROUND([.B$22]);&quot;x&quot;;ROUND([.B$23]);&quot;+&quot;;ROUND([.B$30]+[.B$33]-[.AL293]);&quot;+&quot;;ROUND([.B$31]+[.B$34]-[.AM293]);&quot; &quot;;[.C293]);&quot;&quot;)">
            <text:p/>
          </table:table-cell>
          <table:table-cell/>
          <table:table-cell table:style-name="Default" table:formula="of:=IF([.C293]&lt;&gt;&quot;&quot;;([.J293]-[.J$3])*360*[.B$35];0)" office:value-type="float" office:value="0" calcext:value-type="float">
            <text:p>0</text:p>
          </table:table-cell>
          <table:table-cell table:formula="of:=[.N293]/180*PI()" office:value-type="float" office:value="0" calcext:value-type="float">
            <text:p>0</text:p>
          </table:table-cell>
          <table:table-cell table:formula="of:=COS([.$O293])*([.P$3]-[.B$14])-SIN([.$O293])*([.Q$3]-[.B$15])" office:value-type="float" office:value="-350" calcext:value-type="float">
            <text:p>-350</text:p>
          </table:table-cell>
          <table:table-cell table:formula="of:=SIN([.$O293])*([.P$3]-[.B$14])+COS([.$O293])*([.Q$3]-[.B$15])" office:value-type="float" office:value="250" calcext:value-type="float">
            <text:p>250</text:p>
          </table:table-cell>
          <table:table-cell table:formula="of:=COS([.$O293])*([.R$3]-[.B$14])-SIN([.$O293])*([.S$3]-[.B$15])" office:value-type="float" office:value="-350" calcext:value-type="float">
            <text:p>-350</text:p>
          </table:table-cell>
          <table:table-cell table:formula="of:=SIN([.$O293])*([.R$3]-[.B$14])+COS([.$O293])*([.S$3]-[.B$15])" office:value-type="float" office:value="1118" calcext:value-type="float">
            <text:p>1118</text:p>
          </table:table-cell>
          <table:table-cell table:formula="of:=COS([.$O293])*([.T$3]-[.B$14])-SIN([.$O293])*([.U$3]-[.B$15])" office:value-type="float" office:value="806" calcext:value-type="float">
            <text:p>806</text:p>
          </table:table-cell>
          <table:table-cell table:formula="of:=SIN([.$O293])*([.T$3]-[.B$14])+COS([.$O293])*([.U$3]-[.B$15])" office:value-type="float" office:value="250" calcext:value-type="float">
            <text:p>250</text:p>
          </table:table-cell>
          <table:table-cell table:formula="of:=COS([.$O293])*([.V$3]-[.B$14])-SIN([.$O293])*([.W$3]-[.B$15])" office:value-type="float" office:value="806" calcext:value-type="float">
            <text:p>806</text:p>
          </table:table-cell>
          <table:table-cell table:formula="of:=SIN([.$O293])*([.V$3]-[.B$14])+COS([.$O293])*([.W$3]-[.B$15])" office:value-type="float" office:value="1118" calcext:value-type="float">
            <text:p>1118</text:p>
          </table:table-cell>
          <table:table-cell table:formula="of:=COS([.$O293])*([.X$3]-[.B$12]/2)-SIN([.$O293])*([.Y$3]-[.B$13]/2)" office:value-type="float" office:value="-578" calcext:value-type="float">
            <text:p>-578</text:p>
          </table:table-cell>
          <table:table-cell table:formula="of:=SIN([.$O293])*([.X$3]-[.B$12]/2)+COS([.$O293])*([.Y$3]-[.B$13]/2)" office:value-type="float" office:value="-434" calcext:value-type="float">
            <text:p>-434</text:p>
          </table:table-cell>
          <table:table-cell table:formula="of:=COS([.$O293])*([.Z$3]-[.B$12]/2)-SIN([.$O293])*([.AA$3]-[.B$13]/2)" office:value-type="float" office:value="-578" calcext:value-type="float">
            <text:p>-578</text:p>
          </table:table-cell>
          <table:table-cell table:formula="of:=SIN([.$O293])*([.Z$3]-[.B$12]/2)+COS([.$O293])*([.AA$3]-[.B$13]/2)" office:value-type="float" office:value="434" calcext:value-type="float">
            <text:p>434</text:p>
          </table:table-cell>
          <table:table-cell table:formula="of:=COS([.$O293])*([.AB$3]-[.B$12]/2)-SIN([.$O293])*([.AC$3]-[.B$13]/2)" office:value-type="float" office:value="578" calcext:value-type="float">
            <text:p>578</text:p>
          </table:table-cell>
          <table:table-cell table:formula="of:=SIN([.$O293])*([.AB$3]-[.B$12]/2)+COS([.$O293])*([.AC$3]-[.B$13]/2)" office:value-type="float" office:value="-434" calcext:value-type="float">
            <text:p>-434</text:p>
          </table:table-cell>
          <table:table-cell table:formula="of:=COS([.$O293])*([.AD$3]-[.B$12]/2)-SIN([.$O293])*([.AE$3]-[.B$13]/2)" office:value-type="float" office:value="578" calcext:value-type="float">
            <text:p>578</text:p>
          </table:table-cell>
          <table:table-cell table:formula="of:=SIN([.$O293])*([.AD$3]-[.B$12]/2)+COS([.$O293])*([.AE$3]-[.B$13]/2)" office:value-type="float" office:value="434" calcext:value-type="float">
            <text:p>434</text:p>
          </table:table-cell>
          <table:table-cell table:formula="of:=COS([.$O293])*([.AF$3]-[.B$12]/2)-SIN([.$O293])*([.AG$3]-[.B$13]/2)" office:value-type="float" office:value="-228" calcext:value-type="float">
            <text:p>-228</text:p>
          </table:table-cell>
          <table:table-cell table:formula="of:=SIN([.$O293])*([.AF$3]-[.B$12]/2)+COS([.$O293])*([.AG$3]-[.B$13]/2)" office:value-type="float" office:value="-684" calcext:value-type="float">
            <text:p>-684</text:p>
          </table:table-cell>
          <table:table-cell table:formula="of:=MIN([.X293];[.Z293];[.AB293];[.AD293])" office:value-type="float" office:value="-578" calcext:value-type="float">
            <text:p>-578</text:p>
          </table:table-cell>
          <table:table-cell table:formula="of:=MIN([.Y293];[.AA293];[.AC293];[.AE293])" office:value-type="float" office:value="-434" calcext:value-type="float">
            <text:p>-434</text:p>
          </table:table-cell>
          <table:table-cell table:formula="of:=[.AF293]-[.$AH293]" office:value-type="float" office:value="350" calcext:value-type="float">
            <text:p>350</text:p>
          </table:table-cell>
          <table:table-cell table:formula="of:=[.AG293]-[.$AI293]" office:value-type="float" office:value="-250" calcext:value-type="float">
            <text:p>-250</text:p>
          </table:table-cell>
          <table:table-cell table:formula="of:=[.AF$3]-[.AJ293]" office:value-type="float" office:value="0" calcext:value-type="float">
            <text:p>0</text:p>
          </table:table-cell>
          <table:table-cell table:formula="of:=[.AG$3]-[.AK29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4];[.E294];[.F294])+TIME([.G294];[.H294];[.I294])" office:value-type="date" office:date-value="1999-11-30" calcext:value-type="date">
            <text:p>30/11/99 00:00:00</text:p>
          </table:table-cell>
          <table:table-cell table:formula="of:=IF([.C294]&lt;&gt;&quot;&quot;;CONCATENATE(&quot;mogrify -rotate &quot;;ROUND([.N294];3);&quot; -background black &quot;;[.C294]);&quot;&quot;)">
            <text:p/>
          </table:table-cell>
          <table:table-cell table:formula="of:=IF([.C294]&lt;&gt;&quot;&quot;;CONCATENATE(&quot;mogrify -crop &quot;;ROUND([.B$22]);&quot;x&quot;;ROUND([.B$23]);&quot;+&quot;;ROUND([.B$30]+[.B$33]-[.AL294]);&quot;+&quot;;ROUND([.B$31]+[.B$34]-[.AM294]);&quot; &quot;;[.C294]);&quot;&quot;)">
            <text:p/>
          </table:table-cell>
          <table:table-cell/>
          <table:table-cell table:style-name="Default" table:formula="of:=IF([.C294]&lt;&gt;&quot;&quot;;([.J294]-[.J$3])*360*[.B$35];0)" office:value-type="float" office:value="0" calcext:value-type="float">
            <text:p>0</text:p>
          </table:table-cell>
          <table:table-cell table:formula="of:=[.N294]/180*PI()" office:value-type="float" office:value="0" calcext:value-type="float">
            <text:p>0</text:p>
          </table:table-cell>
          <table:table-cell table:formula="of:=COS([.$O294])*([.P$3]-[.B$14])-SIN([.$O294])*([.Q$3]-[.B$15])" office:value-type="float" office:value="-350" calcext:value-type="float">
            <text:p>-350</text:p>
          </table:table-cell>
          <table:table-cell table:formula="of:=SIN([.$O294])*([.P$3]-[.B$14])+COS([.$O294])*([.Q$3]-[.B$15])" office:value-type="float" office:value="250" calcext:value-type="float">
            <text:p>250</text:p>
          </table:table-cell>
          <table:table-cell table:formula="of:=COS([.$O294])*([.R$3]-[.B$14])-SIN([.$O294])*([.S$3]-[.B$15])" office:value-type="float" office:value="-350" calcext:value-type="float">
            <text:p>-350</text:p>
          </table:table-cell>
          <table:table-cell table:formula="of:=SIN([.$O294])*([.R$3]-[.B$14])+COS([.$O294])*([.S$3]-[.B$15])" office:value-type="float" office:value="1118" calcext:value-type="float">
            <text:p>1118</text:p>
          </table:table-cell>
          <table:table-cell table:formula="of:=COS([.$O294])*([.T$3]-[.B$14])-SIN([.$O294])*([.U$3]-[.B$15])" office:value-type="float" office:value="806" calcext:value-type="float">
            <text:p>806</text:p>
          </table:table-cell>
          <table:table-cell table:formula="of:=SIN([.$O294])*([.T$3]-[.B$14])+COS([.$O294])*([.U$3]-[.B$15])" office:value-type="float" office:value="250" calcext:value-type="float">
            <text:p>250</text:p>
          </table:table-cell>
          <table:table-cell table:formula="of:=COS([.$O294])*([.V$3]-[.B$14])-SIN([.$O294])*([.W$3]-[.B$15])" office:value-type="float" office:value="806" calcext:value-type="float">
            <text:p>806</text:p>
          </table:table-cell>
          <table:table-cell table:formula="of:=SIN([.$O294])*([.V$3]-[.B$14])+COS([.$O294])*([.W$3]-[.B$15])" office:value-type="float" office:value="1118" calcext:value-type="float">
            <text:p>1118</text:p>
          </table:table-cell>
          <table:table-cell table:formula="of:=COS([.$O294])*([.X$3]-[.B$12]/2)-SIN([.$O294])*([.Y$3]-[.B$13]/2)" office:value-type="float" office:value="-578" calcext:value-type="float">
            <text:p>-578</text:p>
          </table:table-cell>
          <table:table-cell table:formula="of:=SIN([.$O294])*([.X$3]-[.B$12]/2)+COS([.$O294])*([.Y$3]-[.B$13]/2)" office:value-type="float" office:value="-434" calcext:value-type="float">
            <text:p>-434</text:p>
          </table:table-cell>
          <table:table-cell table:formula="of:=COS([.$O294])*([.Z$3]-[.B$12]/2)-SIN([.$O294])*([.AA$3]-[.B$13]/2)" office:value-type="float" office:value="-578" calcext:value-type="float">
            <text:p>-578</text:p>
          </table:table-cell>
          <table:table-cell table:formula="of:=SIN([.$O294])*([.Z$3]-[.B$12]/2)+COS([.$O294])*([.AA$3]-[.B$13]/2)" office:value-type="float" office:value="434" calcext:value-type="float">
            <text:p>434</text:p>
          </table:table-cell>
          <table:table-cell table:formula="of:=COS([.$O294])*([.AB$3]-[.B$12]/2)-SIN([.$O294])*([.AC$3]-[.B$13]/2)" office:value-type="float" office:value="578" calcext:value-type="float">
            <text:p>578</text:p>
          </table:table-cell>
          <table:table-cell table:formula="of:=SIN([.$O294])*([.AB$3]-[.B$12]/2)+COS([.$O294])*([.AC$3]-[.B$13]/2)" office:value-type="float" office:value="-434" calcext:value-type="float">
            <text:p>-434</text:p>
          </table:table-cell>
          <table:table-cell table:formula="of:=COS([.$O294])*([.AD$3]-[.B$12]/2)-SIN([.$O294])*([.AE$3]-[.B$13]/2)" office:value-type="float" office:value="578" calcext:value-type="float">
            <text:p>578</text:p>
          </table:table-cell>
          <table:table-cell table:formula="of:=SIN([.$O294])*([.AD$3]-[.B$12]/2)+COS([.$O294])*([.AE$3]-[.B$13]/2)" office:value-type="float" office:value="434" calcext:value-type="float">
            <text:p>434</text:p>
          </table:table-cell>
          <table:table-cell table:formula="of:=COS([.$O294])*([.AF$3]-[.B$12]/2)-SIN([.$O294])*([.AG$3]-[.B$13]/2)" office:value-type="float" office:value="-228" calcext:value-type="float">
            <text:p>-228</text:p>
          </table:table-cell>
          <table:table-cell table:formula="of:=SIN([.$O294])*([.AF$3]-[.B$12]/2)+COS([.$O294])*([.AG$3]-[.B$13]/2)" office:value-type="float" office:value="-684" calcext:value-type="float">
            <text:p>-684</text:p>
          </table:table-cell>
          <table:table-cell table:formula="of:=MIN([.X294];[.Z294];[.AB294];[.AD294])" office:value-type="float" office:value="-578" calcext:value-type="float">
            <text:p>-578</text:p>
          </table:table-cell>
          <table:table-cell table:formula="of:=MIN([.Y294];[.AA294];[.AC294];[.AE294])" office:value-type="float" office:value="-434" calcext:value-type="float">
            <text:p>-434</text:p>
          </table:table-cell>
          <table:table-cell table:formula="of:=[.AF294]-[.$AH294]" office:value-type="float" office:value="350" calcext:value-type="float">
            <text:p>350</text:p>
          </table:table-cell>
          <table:table-cell table:formula="of:=[.AG294]-[.$AI294]" office:value-type="float" office:value="-250" calcext:value-type="float">
            <text:p>-250</text:p>
          </table:table-cell>
          <table:table-cell table:formula="of:=[.AF$3]-[.AJ294]" office:value-type="float" office:value="0" calcext:value-type="float">
            <text:p>0</text:p>
          </table:table-cell>
          <table:table-cell table:formula="of:=[.AG$3]-[.AK29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5];[.E295];[.F295])+TIME([.G295];[.H295];[.I295])" office:value-type="date" office:date-value="1999-11-30" calcext:value-type="date">
            <text:p>30/11/99 00:00:00</text:p>
          </table:table-cell>
          <table:table-cell table:formula="of:=IF([.C295]&lt;&gt;&quot;&quot;;CONCATENATE(&quot;mogrify -rotate &quot;;ROUND([.N295];3);&quot; -background black &quot;;[.C295]);&quot;&quot;)">
            <text:p/>
          </table:table-cell>
          <table:table-cell table:formula="of:=IF([.C295]&lt;&gt;&quot;&quot;;CONCATENATE(&quot;mogrify -crop &quot;;ROUND([.B$22]);&quot;x&quot;;ROUND([.B$23]);&quot;+&quot;;ROUND([.B$30]+[.B$33]-[.AL295]);&quot;+&quot;;ROUND([.B$31]+[.B$34]-[.AM295]);&quot; &quot;;[.C295]);&quot;&quot;)">
            <text:p/>
          </table:table-cell>
          <table:table-cell/>
          <table:table-cell table:style-name="Default" table:formula="of:=IF([.C295]&lt;&gt;&quot;&quot;;([.J295]-[.J$3])*360*[.B$35];0)" office:value-type="float" office:value="0" calcext:value-type="float">
            <text:p>0</text:p>
          </table:table-cell>
          <table:table-cell table:formula="of:=[.N295]/180*PI()" office:value-type="float" office:value="0" calcext:value-type="float">
            <text:p>0</text:p>
          </table:table-cell>
          <table:table-cell table:formula="of:=COS([.$O295])*([.P$3]-[.B$14])-SIN([.$O295])*([.Q$3]-[.B$15])" office:value-type="float" office:value="-350" calcext:value-type="float">
            <text:p>-350</text:p>
          </table:table-cell>
          <table:table-cell table:formula="of:=SIN([.$O295])*([.P$3]-[.B$14])+COS([.$O295])*([.Q$3]-[.B$15])" office:value-type="float" office:value="250" calcext:value-type="float">
            <text:p>250</text:p>
          </table:table-cell>
          <table:table-cell table:formula="of:=COS([.$O295])*([.R$3]-[.B$14])-SIN([.$O295])*([.S$3]-[.B$15])" office:value-type="float" office:value="-350" calcext:value-type="float">
            <text:p>-350</text:p>
          </table:table-cell>
          <table:table-cell table:formula="of:=SIN([.$O295])*([.R$3]-[.B$14])+COS([.$O295])*([.S$3]-[.B$15])" office:value-type="float" office:value="1118" calcext:value-type="float">
            <text:p>1118</text:p>
          </table:table-cell>
          <table:table-cell table:formula="of:=COS([.$O295])*([.T$3]-[.B$14])-SIN([.$O295])*([.U$3]-[.B$15])" office:value-type="float" office:value="806" calcext:value-type="float">
            <text:p>806</text:p>
          </table:table-cell>
          <table:table-cell table:formula="of:=SIN([.$O295])*([.T$3]-[.B$14])+COS([.$O295])*([.U$3]-[.B$15])" office:value-type="float" office:value="250" calcext:value-type="float">
            <text:p>250</text:p>
          </table:table-cell>
          <table:table-cell table:formula="of:=COS([.$O295])*([.V$3]-[.B$14])-SIN([.$O295])*([.W$3]-[.B$15])" office:value-type="float" office:value="806" calcext:value-type="float">
            <text:p>806</text:p>
          </table:table-cell>
          <table:table-cell table:formula="of:=SIN([.$O295])*([.V$3]-[.B$14])+COS([.$O295])*([.W$3]-[.B$15])" office:value-type="float" office:value="1118" calcext:value-type="float">
            <text:p>1118</text:p>
          </table:table-cell>
          <table:table-cell table:formula="of:=COS([.$O295])*([.X$3]-[.B$12]/2)-SIN([.$O295])*([.Y$3]-[.B$13]/2)" office:value-type="float" office:value="-578" calcext:value-type="float">
            <text:p>-578</text:p>
          </table:table-cell>
          <table:table-cell table:formula="of:=SIN([.$O295])*([.X$3]-[.B$12]/2)+COS([.$O295])*([.Y$3]-[.B$13]/2)" office:value-type="float" office:value="-434" calcext:value-type="float">
            <text:p>-434</text:p>
          </table:table-cell>
          <table:table-cell table:formula="of:=COS([.$O295])*([.Z$3]-[.B$12]/2)-SIN([.$O295])*([.AA$3]-[.B$13]/2)" office:value-type="float" office:value="-578" calcext:value-type="float">
            <text:p>-578</text:p>
          </table:table-cell>
          <table:table-cell table:formula="of:=SIN([.$O295])*([.Z$3]-[.B$12]/2)+COS([.$O295])*([.AA$3]-[.B$13]/2)" office:value-type="float" office:value="434" calcext:value-type="float">
            <text:p>434</text:p>
          </table:table-cell>
          <table:table-cell table:formula="of:=COS([.$O295])*([.AB$3]-[.B$12]/2)-SIN([.$O295])*([.AC$3]-[.B$13]/2)" office:value-type="float" office:value="578" calcext:value-type="float">
            <text:p>578</text:p>
          </table:table-cell>
          <table:table-cell table:formula="of:=SIN([.$O295])*([.AB$3]-[.B$12]/2)+COS([.$O295])*([.AC$3]-[.B$13]/2)" office:value-type="float" office:value="-434" calcext:value-type="float">
            <text:p>-434</text:p>
          </table:table-cell>
          <table:table-cell table:formula="of:=COS([.$O295])*([.AD$3]-[.B$12]/2)-SIN([.$O295])*([.AE$3]-[.B$13]/2)" office:value-type="float" office:value="578" calcext:value-type="float">
            <text:p>578</text:p>
          </table:table-cell>
          <table:table-cell table:formula="of:=SIN([.$O295])*([.AD$3]-[.B$12]/2)+COS([.$O295])*([.AE$3]-[.B$13]/2)" office:value-type="float" office:value="434" calcext:value-type="float">
            <text:p>434</text:p>
          </table:table-cell>
          <table:table-cell table:formula="of:=COS([.$O295])*([.AF$3]-[.B$12]/2)-SIN([.$O295])*([.AG$3]-[.B$13]/2)" office:value-type="float" office:value="-228" calcext:value-type="float">
            <text:p>-228</text:p>
          </table:table-cell>
          <table:table-cell table:formula="of:=SIN([.$O295])*([.AF$3]-[.B$12]/2)+COS([.$O295])*([.AG$3]-[.B$13]/2)" office:value-type="float" office:value="-684" calcext:value-type="float">
            <text:p>-684</text:p>
          </table:table-cell>
          <table:table-cell table:formula="of:=MIN([.X295];[.Z295];[.AB295];[.AD295])" office:value-type="float" office:value="-578" calcext:value-type="float">
            <text:p>-578</text:p>
          </table:table-cell>
          <table:table-cell table:formula="of:=MIN([.Y295];[.AA295];[.AC295];[.AE295])" office:value-type="float" office:value="-434" calcext:value-type="float">
            <text:p>-434</text:p>
          </table:table-cell>
          <table:table-cell table:formula="of:=[.AF295]-[.$AH295]" office:value-type="float" office:value="350" calcext:value-type="float">
            <text:p>350</text:p>
          </table:table-cell>
          <table:table-cell table:formula="of:=[.AG295]-[.$AI295]" office:value-type="float" office:value="-250" calcext:value-type="float">
            <text:p>-250</text:p>
          </table:table-cell>
          <table:table-cell table:formula="of:=[.AF$3]-[.AJ295]" office:value-type="float" office:value="0" calcext:value-type="float">
            <text:p>0</text:p>
          </table:table-cell>
          <table:table-cell table:formula="of:=[.AG$3]-[.AK29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6];[.E296];[.F296])+TIME([.G296];[.H296];[.I296])" office:value-type="date" office:date-value="1999-11-30" calcext:value-type="date">
            <text:p>30/11/99 00:00:00</text:p>
          </table:table-cell>
          <table:table-cell table:formula="of:=IF([.C296]&lt;&gt;&quot;&quot;;CONCATENATE(&quot;mogrify -rotate &quot;;ROUND([.N296];3);&quot; -background black &quot;;[.C296]);&quot;&quot;)">
            <text:p/>
          </table:table-cell>
          <table:table-cell table:formula="of:=IF([.C296]&lt;&gt;&quot;&quot;;CONCATENATE(&quot;mogrify -crop &quot;;ROUND([.B$22]);&quot;x&quot;;ROUND([.B$23]);&quot;+&quot;;ROUND([.B$30]+[.B$33]-[.AL296]);&quot;+&quot;;ROUND([.B$31]+[.B$34]-[.AM296]);&quot; &quot;;[.C296]);&quot;&quot;)">
            <text:p/>
          </table:table-cell>
          <table:table-cell/>
          <table:table-cell table:style-name="Default" table:formula="of:=IF([.C296]&lt;&gt;&quot;&quot;;([.J296]-[.J$3])*360*[.B$35];0)" office:value-type="float" office:value="0" calcext:value-type="float">
            <text:p>0</text:p>
          </table:table-cell>
          <table:table-cell table:formula="of:=[.N296]/180*PI()" office:value-type="float" office:value="0" calcext:value-type="float">
            <text:p>0</text:p>
          </table:table-cell>
          <table:table-cell table:formula="of:=COS([.$O296])*([.P$3]-[.B$14])-SIN([.$O296])*([.Q$3]-[.B$15])" office:value-type="float" office:value="-350" calcext:value-type="float">
            <text:p>-350</text:p>
          </table:table-cell>
          <table:table-cell table:formula="of:=SIN([.$O296])*([.P$3]-[.B$14])+COS([.$O296])*([.Q$3]-[.B$15])" office:value-type="float" office:value="250" calcext:value-type="float">
            <text:p>250</text:p>
          </table:table-cell>
          <table:table-cell table:formula="of:=COS([.$O296])*([.R$3]-[.B$14])-SIN([.$O296])*([.S$3]-[.B$15])" office:value-type="float" office:value="-350" calcext:value-type="float">
            <text:p>-350</text:p>
          </table:table-cell>
          <table:table-cell table:formula="of:=SIN([.$O296])*([.R$3]-[.B$14])+COS([.$O296])*([.S$3]-[.B$15])" office:value-type="float" office:value="1118" calcext:value-type="float">
            <text:p>1118</text:p>
          </table:table-cell>
          <table:table-cell table:formula="of:=COS([.$O296])*([.T$3]-[.B$14])-SIN([.$O296])*([.U$3]-[.B$15])" office:value-type="float" office:value="806" calcext:value-type="float">
            <text:p>806</text:p>
          </table:table-cell>
          <table:table-cell table:formula="of:=SIN([.$O296])*([.T$3]-[.B$14])+COS([.$O296])*([.U$3]-[.B$15])" office:value-type="float" office:value="250" calcext:value-type="float">
            <text:p>250</text:p>
          </table:table-cell>
          <table:table-cell table:formula="of:=COS([.$O296])*([.V$3]-[.B$14])-SIN([.$O296])*([.W$3]-[.B$15])" office:value-type="float" office:value="806" calcext:value-type="float">
            <text:p>806</text:p>
          </table:table-cell>
          <table:table-cell table:formula="of:=SIN([.$O296])*([.V$3]-[.B$14])+COS([.$O296])*([.W$3]-[.B$15])" office:value-type="float" office:value="1118" calcext:value-type="float">
            <text:p>1118</text:p>
          </table:table-cell>
          <table:table-cell table:formula="of:=COS([.$O296])*([.X$3]-[.B$12]/2)-SIN([.$O296])*([.Y$3]-[.B$13]/2)" office:value-type="float" office:value="-578" calcext:value-type="float">
            <text:p>-578</text:p>
          </table:table-cell>
          <table:table-cell table:formula="of:=SIN([.$O296])*([.X$3]-[.B$12]/2)+COS([.$O296])*([.Y$3]-[.B$13]/2)" office:value-type="float" office:value="-434" calcext:value-type="float">
            <text:p>-434</text:p>
          </table:table-cell>
          <table:table-cell table:formula="of:=COS([.$O296])*([.Z$3]-[.B$12]/2)-SIN([.$O296])*([.AA$3]-[.B$13]/2)" office:value-type="float" office:value="-578" calcext:value-type="float">
            <text:p>-578</text:p>
          </table:table-cell>
          <table:table-cell table:formula="of:=SIN([.$O296])*([.Z$3]-[.B$12]/2)+COS([.$O296])*([.AA$3]-[.B$13]/2)" office:value-type="float" office:value="434" calcext:value-type="float">
            <text:p>434</text:p>
          </table:table-cell>
          <table:table-cell table:formula="of:=COS([.$O296])*([.AB$3]-[.B$12]/2)-SIN([.$O296])*([.AC$3]-[.B$13]/2)" office:value-type="float" office:value="578" calcext:value-type="float">
            <text:p>578</text:p>
          </table:table-cell>
          <table:table-cell table:formula="of:=SIN([.$O296])*([.AB$3]-[.B$12]/2)+COS([.$O296])*([.AC$3]-[.B$13]/2)" office:value-type="float" office:value="-434" calcext:value-type="float">
            <text:p>-434</text:p>
          </table:table-cell>
          <table:table-cell table:formula="of:=COS([.$O296])*([.AD$3]-[.B$12]/2)-SIN([.$O296])*([.AE$3]-[.B$13]/2)" office:value-type="float" office:value="578" calcext:value-type="float">
            <text:p>578</text:p>
          </table:table-cell>
          <table:table-cell table:formula="of:=SIN([.$O296])*([.AD$3]-[.B$12]/2)+COS([.$O296])*([.AE$3]-[.B$13]/2)" office:value-type="float" office:value="434" calcext:value-type="float">
            <text:p>434</text:p>
          </table:table-cell>
          <table:table-cell table:formula="of:=COS([.$O296])*([.AF$3]-[.B$12]/2)-SIN([.$O296])*([.AG$3]-[.B$13]/2)" office:value-type="float" office:value="-228" calcext:value-type="float">
            <text:p>-228</text:p>
          </table:table-cell>
          <table:table-cell table:formula="of:=SIN([.$O296])*([.AF$3]-[.B$12]/2)+COS([.$O296])*([.AG$3]-[.B$13]/2)" office:value-type="float" office:value="-684" calcext:value-type="float">
            <text:p>-684</text:p>
          </table:table-cell>
          <table:table-cell table:formula="of:=MIN([.X296];[.Z296];[.AB296];[.AD296])" office:value-type="float" office:value="-578" calcext:value-type="float">
            <text:p>-578</text:p>
          </table:table-cell>
          <table:table-cell table:formula="of:=MIN([.Y296];[.AA296];[.AC296];[.AE296])" office:value-type="float" office:value="-434" calcext:value-type="float">
            <text:p>-434</text:p>
          </table:table-cell>
          <table:table-cell table:formula="of:=[.AF296]-[.$AH296]" office:value-type="float" office:value="350" calcext:value-type="float">
            <text:p>350</text:p>
          </table:table-cell>
          <table:table-cell table:formula="of:=[.AG296]-[.$AI296]" office:value-type="float" office:value="-250" calcext:value-type="float">
            <text:p>-250</text:p>
          </table:table-cell>
          <table:table-cell table:formula="of:=[.AF$3]-[.AJ296]" office:value-type="float" office:value="0" calcext:value-type="float">
            <text:p>0</text:p>
          </table:table-cell>
          <table:table-cell table:formula="of:=[.AG$3]-[.AK29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7];[.E297];[.F297])+TIME([.G297];[.H297];[.I297])" office:value-type="date" office:date-value="1999-11-30" calcext:value-type="date">
            <text:p>30/11/99 00:00:00</text:p>
          </table:table-cell>
          <table:table-cell table:formula="of:=IF([.C297]&lt;&gt;&quot;&quot;;CONCATENATE(&quot;mogrify -rotate &quot;;ROUND([.N297];3);&quot; -background black &quot;;[.C297]);&quot;&quot;)">
            <text:p/>
          </table:table-cell>
          <table:table-cell table:formula="of:=IF([.C297]&lt;&gt;&quot;&quot;;CONCATENATE(&quot;mogrify -crop &quot;;ROUND([.B$22]);&quot;x&quot;;ROUND([.B$23]);&quot;+&quot;;ROUND([.B$30]+[.B$33]-[.AL297]);&quot;+&quot;;ROUND([.B$31]+[.B$34]-[.AM297]);&quot; &quot;;[.C297]);&quot;&quot;)">
            <text:p/>
          </table:table-cell>
          <table:table-cell/>
          <table:table-cell table:style-name="Default" table:formula="of:=IF([.C297]&lt;&gt;&quot;&quot;;([.J297]-[.J$3])*360*[.B$35];0)" office:value-type="float" office:value="0" calcext:value-type="float">
            <text:p>0</text:p>
          </table:table-cell>
          <table:table-cell table:formula="of:=[.N297]/180*PI()" office:value-type="float" office:value="0" calcext:value-type="float">
            <text:p>0</text:p>
          </table:table-cell>
          <table:table-cell table:formula="of:=COS([.$O297])*([.P$3]-[.B$14])-SIN([.$O297])*([.Q$3]-[.B$15])" office:value-type="float" office:value="-350" calcext:value-type="float">
            <text:p>-350</text:p>
          </table:table-cell>
          <table:table-cell table:formula="of:=SIN([.$O297])*([.P$3]-[.B$14])+COS([.$O297])*([.Q$3]-[.B$15])" office:value-type="float" office:value="250" calcext:value-type="float">
            <text:p>250</text:p>
          </table:table-cell>
          <table:table-cell table:formula="of:=COS([.$O297])*([.R$3]-[.B$14])-SIN([.$O297])*([.S$3]-[.B$15])" office:value-type="float" office:value="-350" calcext:value-type="float">
            <text:p>-350</text:p>
          </table:table-cell>
          <table:table-cell table:formula="of:=SIN([.$O297])*([.R$3]-[.B$14])+COS([.$O297])*([.S$3]-[.B$15])" office:value-type="float" office:value="1118" calcext:value-type="float">
            <text:p>1118</text:p>
          </table:table-cell>
          <table:table-cell table:formula="of:=COS([.$O297])*([.T$3]-[.B$14])-SIN([.$O297])*([.U$3]-[.B$15])" office:value-type="float" office:value="806" calcext:value-type="float">
            <text:p>806</text:p>
          </table:table-cell>
          <table:table-cell table:formula="of:=SIN([.$O297])*([.T$3]-[.B$14])+COS([.$O297])*([.U$3]-[.B$15])" office:value-type="float" office:value="250" calcext:value-type="float">
            <text:p>250</text:p>
          </table:table-cell>
          <table:table-cell table:formula="of:=COS([.$O297])*([.V$3]-[.B$14])-SIN([.$O297])*([.W$3]-[.B$15])" office:value-type="float" office:value="806" calcext:value-type="float">
            <text:p>806</text:p>
          </table:table-cell>
          <table:table-cell table:formula="of:=SIN([.$O297])*([.V$3]-[.B$14])+COS([.$O297])*([.W$3]-[.B$15])" office:value-type="float" office:value="1118" calcext:value-type="float">
            <text:p>1118</text:p>
          </table:table-cell>
          <table:table-cell table:formula="of:=COS([.$O297])*([.X$3]-[.B$12]/2)-SIN([.$O297])*([.Y$3]-[.B$13]/2)" office:value-type="float" office:value="-578" calcext:value-type="float">
            <text:p>-578</text:p>
          </table:table-cell>
          <table:table-cell table:formula="of:=SIN([.$O297])*([.X$3]-[.B$12]/2)+COS([.$O297])*([.Y$3]-[.B$13]/2)" office:value-type="float" office:value="-434" calcext:value-type="float">
            <text:p>-434</text:p>
          </table:table-cell>
          <table:table-cell table:formula="of:=COS([.$O297])*([.Z$3]-[.B$12]/2)-SIN([.$O297])*([.AA$3]-[.B$13]/2)" office:value-type="float" office:value="-578" calcext:value-type="float">
            <text:p>-578</text:p>
          </table:table-cell>
          <table:table-cell table:formula="of:=SIN([.$O297])*([.Z$3]-[.B$12]/2)+COS([.$O297])*([.AA$3]-[.B$13]/2)" office:value-type="float" office:value="434" calcext:value-type="float">
            <text:p>434</text:p>
          </table:table-cell>
          <table:table-cell table:formula="of:=COS([.$O297])*([.AB$3]-[.B$12]/2)-SIN([.$O297])*([.AC$3]-[.B$13]/2)" office:value-type="float" office:value="578" calcext:value-type="float">
            <text:p>578</text:p>
          </table:table-cell>
          <table:table-cell table:formula="of:=SIN([.$O297])*([.AB$3]-[.B$12]/2)+COS([.$O297])*([.AC$3]-[.B$13]/2)" office:value-type="float" office:value="-434" calcext:value-type="float">
            <text:p>-434</text:p>
          </table:table-cell>
          <table:table-cell table:formula="of:=COS([.$O297])*([.AD$3]-[.B$12]/2)-SIN([.$O297])*([.AE$3]-[.B$13]/2)" office:value-type="float" office:value="578" calcext:value-type="float">
            <text:p>578</text:p>
          </table:table-cell>
          <table:table-cell table:formula="of:=SIN([.$O297])*([.AD$3]-[.B$12]/2)+COS([.$O297])*([.AE$3]-[.B$13]/2)" office:value-type="float" office:value="434" calcext:value-type="float">
            <text:p>434</text:p>
          </table:table-cell>
          <table:table-cell table:formula="of:=COS([.$O297])*([.AF$3]-[.B$12]/2)-SIN([.$O297])*([.AG$3]-[.B$13]/2)" office:value-type="float" office:value="-228" calcext:value-type="float">
            <text:p>-228</text:p>
          </table:table-cell>
          <table:table-cell table:formula="of:=SIN([.$O297])*([.AF$3]-[.B$12]/2)+COS([.$O297])*([.AG$3]-[.B$13]/2)" office:value-type="float" office:value="-684" calcext:value-type="float">
            <text:p>-684</text:p>
          </table:table-cell>
          <table:table-cell table:formula="of:=MIN([.X297];[.Z297];[.AB297];[.AD297])" office:value-type="float" office:value="-578" calcext:value-type="float">
            <text:p>-578</text:p>
          </table:table-cell>
          <table:table-cell table:formula="of:=MIN([.Y297];[.AA297];[.AC297];[.AE297])" office:value-type="float" office:value="-434" calcext:value-type="float">
            <text:p>-434</text:p>
          </table:table-cell>
          <table:table-cell table:formula="of:=[.AF297]-[.$AH297]" office:value-type="float" office:value="350" calcext:value-type="float">
            <text:p>350</text:p>
          </table:table-cell>
          <table:table-cell table:formula="of:=[.AG297]-[.$AI297]" office:value-type="float" office:value="-250" calcext:value-type="float">
            <text:p>-250</text:p>
          </table:table-cell>
          <table:table-cell table:formula="of:=[.AF$3]-[.AJ297]" office:value-type="float" office:value="0" calcext:value-type="float">
            <text:p>0</text:p>
          </table:table-cell>
          <table:table-cell table:formula="of:=[.AG$3]-[.AK29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8];[.E298];[.F298])+TIME([.G298];[.H298];[.I298])" office:value-type="date" office:date-value="1999-11-30" calcext:value-type="date">
            <text:p>30/11/99 00:00:00</text:p>
          </table:table-cell>
          <table:table-cell table:formula="of:=IF([.C298]&lt;&gt;&quot;&quot;;CONCATENATE(&quot;mogrify -rotate &quot;;ROUND([.N298];3);&quot; -background black &quot;;[.C298]);&quot;&quot;)">
            <text:p/>
          </table:table-cell>
          <table:table-cell table:formula="of:=IF([.C298]&lt;&gt;&quot;&quot;;CONCATENATE(&quot;mogrify -crop &quot;;ROUND([.B$22]);&quot;x&quot;;ROUND([.B$23]);&quot;+&quot;;ROUND([.B$30]+[.B$33]-[.AL298]);&quot;+&quot;;ROUND([.B$31]+[.B$34]-[.AM298]);&quot; &quot;;[.C298]);&quot;&quot;)">
            <text:p/>
          </table:table-cell>
          <table:table-cell/>
          <table:table-cell table:style-name="Default" table:formula="of:=IF([.C298]&lt;&gt;&quot;&quot;;([.J298]-[.J$3])*360*[.B$35];0)" office:value-type="float" office:value="0" calcext:value-type="float">
            <text:p>0</text:p>
          </table:table-cell>
          <table:table-cell table:formula="of:=[.N298]/180*PI()" office:value-type="float" office:value="0" calcext:value-type="float">
            <text:p>0</text:p>
          </table:table-cell>
          <table:table-cell table:formula="of:=COS([.$O298])*([.P$3]-[.B$14])-SIN([.$O298])*([.Q$3]-[.B$15])" office:value-type="float" office:value="-350" calcext:value-type="float">
            <text:p>-350</text:p>
          </table:table-cell>
          <table:table-cell table:formula="of:=SIN([.$O298])*([.P$3]-[.B$14])+COS([.$O298])*([.Q$3]-[.B$15])" office:value-type="float" office:value="250" calcext:value-type="float">
            <text:p>250</text:p>
          </table:table-cell>
          <table:table-cell table:formula="of:=COS([.$O298])*([.R$3]-[.B$14])-SIN([.$O298])*([.S$3]-[.B$15])" office:value-type="float" office:value="-350" calcext:value-type="float">
            <text:p>-350</text:p>
          </table:table-cell>
          <table:table-cell table:formula="of:=SIN([.$O298])*([.R$3]-[.B$14])+COS([.$O298])*([.S$3]-[.B$15])" office:value-type="float" office:value="1118" calcext:value-type="float">
            <text:p>1118</text:p>
          </table:table-cell>
          <table:table-cell table:formula="of:=COS([.$O298])*([.T$3]-[.B$14])-SIN([.$O298])*([.U$3]-[.B$15])" office:value-type="float" office:value="806" calcext:value-type="float">
            <text:p>806</text:p>
          </table:table-cell>
          <table:table-cell table:formula="of:=SIN([.$O298])*([.T$3]-[.B$14])+COS([.$O298])*([.U$3]-[.B$15])" office:value-type="float" office:value="250" calcext:value-type="float">
            <text:p>250</text:p>
          </table:table-cell>
          <table:table-cell table:formula="of:=COS([.$O298])*([.V$3]-[.B$14])-SIN([.$O298])*([.W$3]-[.B$15])" office:value-type="float" office:value="806" calcext:value-type="float">
            <text:p>806</text:p>
          </table:table-cell>
          <table:table-cell table:formula="of:=SIN([.$O298])*([.V$3]-[.B$14])+COS([.$O298])*([.W$3]-[.B$15])" office:value-type="float" office:value="1118" calcext:value-type="float">
            <text:p>1118</text:p>
          </table:table-cell>
          <table:table-cell table:formula="of:=COS([.$O298])*([.X$3]-[.B$12]/2)-SIN([.$O298])*([.Y$3]-[.B$13]/2)" office:value-type="float" office:value="-578" calcext:value-type="float">
            <text:p>-578</text:p>
          </table:table-cell>
          <table:table-cell table:formula="of:=SIN([.$O298])*([.X$3]-[.B$12]/2)+COS([.$O298])*([.Y$3]-[.B$13]/2)" office:value-type="float" office:value="-434" calcext:value-type="float">
            <text:p>-434</text:p>
          </table:table-cell>
          <table:table-cell table:formula="of:=COS([.$O298])*([.Z$3]-[.B$12]/2)-SIN([.$O298])*([.AA$3]-[.B$13]/2)" office:value-type="float" office:value="-578" calcext:value-type="float">
            <text:p>-578</text:p>
          </table:table-cell>
          <table:table-cell table:formula="of:=SIN([.$O298])*([.Z$3]-[.B$12]/2)+COS([.$O298])*([.AA$3]-[.B$13]/2)" office:value-type="float" office:value="434" calcext:value-type="float">
            <text:p>434</text:p>
          </table:table-cell>
          <table:table-cell table:formula="of:=COS([.$O298])*([.AB$3]-[.B$12]/2)-SIN([.$O298])*([.AC$3]-[.B$13]/2)" office:value-type="float" office:value="578" calcext:value-type="float">
            <text:p>578</text:p>
          </table:table-cell>
          <table:table-cell table:formula="of:=SIN([.$O298])*([.AB$3]-[.B$12]/2)+COS([.$O298])*([.AC$3]-[.B$13]/2)" office:value-type="float" office:value="-434" calcext:value-type="float">
            <text:p>-434</text:p>
          </table:table-cell>
          <table:table-cell table:formula="of:=COS([.$O298])*([.AD$3]-[.B$12]/2)-SIN([.$O298])*([.AE$3]-[.B$13]/2)" office:value-type="float" office:value="578" calcext:value-type="float">
            <text:p>578</text:p>
          </table:table-cell>
          <table:table-cell table:formula="of:=SIN([.$O298])*([.AD$3]-[.B$12]/2)+COS([.$O298])*([.AE$3]-[.B$13]/2)" office:value-type="float" office:value="434" calcext:value-type="float">
            <text:p>434</text:p>
          </table:table-cell>
          <table:table-cell table:formula="of:=COS([.$O298])*([.AF$3]-[.B$12]/2)-SIN([.$O298])*([.AG$3]-[.B$13]/2)" office:value-type="float" office:value="-228" calcext:value-type="float">
            <text:p>-228</text:p>
          </table:table-cell>
          <table:table-cell table:formula="of:=SIN([.$O298])*([.AF$3]-[.B$12]/2)+COS([.$O298])*([.AG$3]-[.B$13]/2)" office:value-type="float" office:value="-684" calcext:value-type="float">
            <text:p>-684</text:p>
          </table:table-cell>
          <table:table-cell table:formula="of:=MIN([.X298];[.Z298];[.AB298];[.AD298])" office:value-type="float" office:value="-578" calcext:value-type="float">
            <text:p>-578</text:p>
          </table:table-cell>
          <table:table-cell table:formula="of:=MIN([.Y298];[.AA298];[.AC298];[.AE298])" office:value-type="float" office:value="-434" calcext:value-type="float">
            <text:p>-434</text:p>
          </table:table-cell>
          <table:table-cell table:formula="of:=[.AF298]-[.$AH298]" office:value-type="float" office:value="350" calcext:value-type="float">
            <text:p>350</text:p>
          </table:table-cell>
          <table:table-cell table:formula="of:=[.AG298]-[.$AI298]" office:value-type="float" office:value="-250" calcext:value-type="float">
            <text:p>-250</text:p>
          </table:table-cell>
          <table:table-cell table:formula="of:=[.AF$3]-[.AJ298]" office:value-type="float" office:value="0" calcext:value-type="float">
            <text:p>0</text:p>
          </table:table-cell>
          <table:table-cell table:formula="of:=[.AG$3]-[.AK29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299];[.E299];[.F299])+TIME([.G299];[.H299];[.I299])" office:value-type="date" office:date-value="1999-11-30" calcext:value-type="date">
            <text:p>30/11/99 00:00:00</text:p>
          </table:table-cell>
          <table:table-cell table:formula="of:=IF([.C299]&lt;&gt;&quot;&quot;;CONCATENATE(&quot;mogrify -rotate &quot;;ROUND([.N299];3);&quot; -background black &quot;;[.C299]);&quot;&quot;)">
            <text:p/>
          </table:table-cell>
          <table:table-cell table:formula="of:=IF([.C299]&lt;&gt;&quot;&quot;;CONCATENATE(&quot;mogrify -crop &quot;;ROUND([.B$22]);&quot;x&quot;;ROUND([.B$23]);&quot;+&quot;;ROUND([.B$30]+[.B$33]-[.AL299]);&quot;+&quot;;ROUND([.B$31]+[.B$34]-[.AM299]);&quot; &quot;;[.C299]);&quot;&quot;)">
            <text:p/>
          </table:table-cell>
          <table:table-cell/>
          <table:table-cell table:style-name="Default" table:formula="of:=IF([.C299]&lt;&gt;&quot;&quot;;([.J299]-[.J$3])*360*[.B$35];0)" office:value-type="float" office:value="0" calcext:value-type="float">
            <text:p>0</text:p>
          </table:table-cell>
          <table:table-cell table:formula="of:=[.N299]/180*PI()" office:value-type="float" office:value="0" calcext:value-type="float">
            <text:p>0</text:p>
          </table:table-cell>
          <table:table-cell table:formula="of:=COS([.$O299])*([.P$3]-[.B$14])-SIN([.$O299])*([.Q$3]-[.B$15])" office:value-type="float" office:value="-350" calcext:value-type="float">
            <text:p>-350</text:p>
          </table:table-cell>
          <table:table-cell table:formula="of:=SIN([.$O299])*([.P$3]-[.B$14])+COS([.$O299])*([.Q$3]-[.B$15])" office:value-type="float" office:value="250" calcext:value-type="float">
            <text:p>250</text:p>
          </table:table-cell>
          <table:table-cell table:formula="of:=COS([.$O299])*([.R$3]-[.B$14])-SIN([.$O299])*([.S$3]-[.B$15])" office:value-type="float" office:value="-350" calcext:value-type="float">
            <text:p>-350</text:p>
          </table:table-cell>
          <table:table-cell table:formula="of:=SIN([.$O299])*([.R$3]-[.B$14])+COS([.$O299])*([.S$3]-[.B$15])" office:value-type="float" office:value="1118" calcext:value-type="float">
            <text:p>1118</text:p>
          </table:table-cell>
          <table:table-cell table:formula="of:=COS([.$O299])*([.T$3]-[.B$14])-SIN([.$O299])*([.U$3]-[.B$15])" office:value-type="float" office:value="806" calcext:value-type="float">
            <text:p>806</text:p>
          </table:table-cell>
          <table:table-cell table:formula="of:=SIN([.$O299])*([.T$3]-[.B$14])+COS([.$O299])*([.U$3]-[.B$15])" office:value-type="float" office:value="250" calcext:value-type="float">
            <text:p>250</text:p>
          </table:table-cell>
          <table:table-cell table:formula="of:=COS([.$O299])*([.V$3]-[.B$14])-SIN([.$O299])*([.W$3]-[.B$15])" office:value-type="float" office:value="806" calcext:value-type="float">
            <text:p>806</text:p>
          </table:table-cell>
          <table:table-cell table:formula="of:=SIN([.$O299])*([.V$3]-[.B$14])+COS([.$O299])*([.W$3]-[.B$15])" office:value-type="float" office:value="1118" calcext:value-type="float">
            <text:p>1118</text:p>
          </table:table-cell>
          <table:table-cell table:formula="of:=COS([.$O299])*([.X$3]-[.B$12]/2)-SIN([.$O299])*([.Y$3]-[.B$13]/2)" office:value-type="float" office:value="-578" calcext:value-type="float">
            <text:p>-578</text:p>
          </table:table-cell>
          <table:table-cell table:formula="of:=SIN([.$O299])*([.X$3]-[.B$12]/2)+COS([.$O299])*([.Y$3]-[.B$13]/2)" office:value-type="float" office:value="-434" calcext:value-type="float">
            <text:p>-434</text:p>
          </table:table-cell>
          <table:table-cell table:formula="of:=COS([.$O299])*([.Z$3]-[.B$12]/2)-SIN([.$O299])*([.AA$3]-[.B$13]/2)" office:value-type="float" office:value="-578" calcext:value-type="float">
            <text:p>-578</text:p>
          </table:table-cell>
          <table:table-cell table:formula="of:=SIN([.$O299])*([.Z$3]-[.B$12]/2)+COS([.$O299])*([.AA$3]-[.B$13]/2)" office:value-type="float" office:value="434" calcext:value-type="float">
            <text:p>434</text:p>
          </table:table-cell>
          <table:table-cell table:formula="of:=COS([.$O299])*([.AB$3]-[.B$12]/2)-SIN([.$O299])*([.AC$3]-[.B$13]/2)" office:value-type="float" office:value="578" calcext:value-type="float">
            <text:p>578</text:p>
          </table:table-cell>
          <table:table-cell table:formula="of:=SIN([.$O299])*([.AB$3]-[.B$12]/2)+COS([.$O299])*([.AC$3]-[.B$13]/2)" office:value-type="float" office:value="-434" calcext:value-type="float">
            <text:p>-434</text:p>
          </table:table-cell>
          <table:table-cell table:formula="of:=COS([.$O299])*([.AD$3]-[.B$12]/2)-SIN([.$O299])*([.AE$3]-[.B$13]/2)" office:value-type="float" office:value="578" calcext:value-type="float">
            <text:p>578</text:p>
          </table:table-cell>
          <table:table-cell table:formula="of:=SIN([.$O299])*([.AD$3]-[.B$12]/2)+COS([.$O299])*([.AE$3]-[.B$13]/2)" office:value-type="float" office:value="434" calcext:value-type="float">
            <text:p>434</text:p>
          </table:table-cell>
          <table:table-cell table:formula="of:=COS([.$O299])*([.AF$3]-[.B$12]/2)-SIN([.$O299])*([.AG$3]-[.B$13]/2)" office:value-type="float" office:value="-228" calcext:value-type="float">
            <text:p>-228</text:p>
          </table:table-cell>
          <table:table-cell table:formula="of:=SIN([.$O299])*([.AF$3]-[.B$12]/2)+COS([.$O299])*([.AG$3]-[.B$13]/2)" office:value-type="float" office:value="-684" calcext:value-type="float">
            <text:p>-684</text:p>
          </table:table-cell>
          <table:table-cell table:formula="of:=MIN([.X299];[.Z299];[.AB299];[.AD299])" office:value-type="float" office:value="-578" calcext:value-type="float">
            <text:p>-578</text:p>
          </table:table-cell>
          <table:table-cell table:formula="of:=MIN([.Y299];[.AA299];[.AC299];[.AE299])" office:value-type="float" office:value="-434" calcext:value-type="float">
            <text:p>-434</text:p>
          </table:table-cell>
          <table:table-cell table:formula="of:=[.AF299]-[.$AH299]" office:value-type="float" office:value="350" calcext:value-type="float">
            <text:p>350</text:p>
          </table:table-cell>
          <table:table-cell table:formula="of:=[.AG299]-[.$AI299]" office:value-type="float" office:value="-250" calcext:value-type="float">
            <text:p>-250</text:p>
          </table:table-cell>
          <table:table-cell table:formula="of:=[.AF$3]-[.AJ299]" office:value-type="float" office:value="0" calcext:value-type="float">
            <text:p>0</text:p>
          </table:table-cell>
          <table:table-cell table:formula="of:=[.AG$3]-[.AK29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0];[.E300];[.F300])+TIME([.G300];[.H300];[.I300])" office:value-type="date" office:date-value="1999-11-30" calcext:value-type="date">
            <text:p>30/11/99 00:00:00</text:p>
          </table:table-cell>
          <table:table-cell table:formula="of:=IF([.C300]&lt;&gt;&quot;&quot;;CONCATENATE(&quot;mogrify -rotate &quot;;ROUND([.N300];3);&quot; -background black &quot;;[.C300]);&quot;&quot;)">
            <text:p/>
          </table:table-cell>
          <table:table-cell table:formula="of:=IF([.C300]&lt;&gt;&quot;&quot;;CONCATENATE(&quot;mogrify -crop &quot;;ROUND([.B$22]);&quot;x&quot;;ROUND([.B$23]);&quot;+&quot;;ROUND([.B$30]+[.B$33]-[.AL300]);&quot;+&quot;;ROUND([.B$31]+[.B$34]-[.AM300]);&quot; &quot;;[.C300]);&quot;&quot;)">
            <text:p/>
          </table:table-cell>
          <table:table-cell/>
          <table:table-cell table:style-name="Default" table:formula="of:=IF([.C300]&lt;&gt;&quot;&quot;;([.J300]-[.J$3])*360*[.B$35];0)" office:value-type="float" office:value="0" calcext:value-type="float">
            <text:p>0</text:p>
          </table:table-cell>
          <table:table-cell table:formula="of:=[.N300]/180*PI()" office:value-type="float" office:value="0" calcext:value-type="float">
            <text:p>0</text:p>
          </table:table-cell>
          <table:table-cell table:formula="of:=COS([.$O300])*([.P$3]-[.B$14])-SIN([.$O300])*([.Q$3]-[.B$15])" office:value-type="float" office:value="-350" calcext:value-type="float">
            <text:p>-350</text:p>
          </table:table-cell>
          <table:table-cell table:formula="of:=SIN([.$O300])*([.P$3]-[.B$14])+COS([.$O300])*([.Q$3]-[.B$15])" office:value-type="float" office:value="250" calcext:value-type="float">
            <text:p>250</text:p>
          </table:table-cell>
          <table:table-cell table:formula="of:=COS([.$O300])*([.R$3]-[.B$14])-SIN([.$O300])*([.S$3]-[.B$15])" office:value-type="float" office:value="-350" calcext:value-type="float">
            <text:p>-350</text:p>
          </table:table-cell>
          <table:table-cell table:formula="of:=SIN([.$O300])*([.R$3]-[.B$14])+COS([.$O300])*([.S$3]-[.B$15])" office:value-type="float" office:value="1118" calcext:value-type="float">
            <text:p>1118</text:p>
          </table:table-cell>
          <table:table-cell table:formula="of:=COS([.$O300])*([.T$3]-[.B$14])-SIN([.$O300])*([.U$3]-[.B$15])" office:value-type="float" office:value="806" calcext:value-type="float">
            <text:p>806</text:p>
          </table:table-cell>
          <table:table-cell table:formula="of:=SIN([.$O300])*([.T$3]-[.B$14])+COS([.$O300])*([.U$3]-[.B$15])" office:value-type="float" office:value="250" calcext:value-type="float">
            <text:p>250</text:p>
          </table:table-cell>
          <table:table-cell table:formula="of:=COS([.$O300])*([.V$3]-[.B$14])-SIN([.$O300])*([.W$3]-[.B$15])" office:value-type="float" office:value="806" calcext:value-type="float">
            <text:p>806</text:p>
          </table:table-cell>
          <table:table-cell table:formula="of:=SIN([.$O300])*([.V$3]-[.B$14])+COS([.$O300])*([.W$3]-[.B$15])" office:value-type="float" office:value="1118" calcext:value-type="float">
            <text:p>1118</text:p>
          </table:table-cell>
          <table:table-cell table:formula="of:=COS([.$O300])*([.X$3]-[.B$12]/2)-SIN([.$O300])*([.Y$3]-[.B$13]/2)" office:value-type="float" office:value="-578" calcext:value-type="float">
            <text:p>-578</text:p>
          </table:table-cell>
          <table:table-cell table:formula="of:=SIN([.$O300])*([.X$3]-[.B$12]/2)+COS([.$O300])*([.Y$3]-[.B$13]/2)" office:value-type="float" office:value="-434" calcext:value-type="float">
            <text:p>-434</text:p>
          </table:table-cell>
          <table:table-cell table:formula="of:=COS([.$O300])*([.Z$3]-[.B$12]/2)-SIN([.$O300])*([.AA$3]-[.B$13]/2)" office:value-type="float" office:value="-578" calcext:value-type="float">
            <text:p>-578</text:p>
          </table:table-cell>
          <table:table-cell table:formula="of:=SIN([.$O300])*([.Z$3]-[.B$12]/2)+COS([.$O300])*([.AA$3]-[.B$13]/2)" office:value-type="float" office:value="434" calcext:value-type="float">
            <text:p>434</text:p>
          </table:table-cell>
          <table:table-cell table:formula="of:=COS([.$O300])*([.AB$3]-[.B$12]/2)-SIN([.$O300])*([.AC$3]-[.B$13]/2)" office:value-type="float" office:value="578" calcext:value-type="float">
            <text:p>578</text:p>
          </table:table-cell>
          <table:table-cell table:formula="of:=SIN([.$O300])*([.AB$3]-[.B$12]/2)+COS([.$O300])*([.AC$3]-[.B$13]/2)" office:value-type="float" office:value="-434" calcext:value-type="float">
            <text:p>-434</text:p>
          </table:table-cell>
          <table:table-cell table:formula="of:=COS([.$O300])*([.AD$3]-[.B$12]/2)-SIN([.$O300])*([.AE$3]-[.B$13]/2)" office:value-type="float" office:value="578" calcext:value-type="float">
            <text:p>578</text:p>
          </table:table-cell>
          <table:table-cell table:formula="of:=SIN([.$O300])*([.AD$3]-[.B$12]/2)+COS([.$O300])*([.AE$3]-[.B$13]/2)" office:value-type="float" office:value="434" calcext:value-type="float">
            <text:p>434</text:p>
          </table:table-cell>
          <table:table-cell table:formula="of:=COS([.$O300])*([.AF$3]-[.B$12]/2)-SIN([.$O300])*([.AG$3]-[.B$13]/2)" office:value-type="float" office:value="-228" calcext:value-type="float">
            <text:p>-228</text:p>
          </table:table-cell>
          <table:table-cell table:formula="of:=SIN([.$O300])*([.AF$3]-[.B$12]/2)+COS([.$O300])*([.AG$3]-[.B$13]/2)" office:value-type="float" office:value="-684" calcext:value-type="float">
            <text:p>-684</text:p>
          </table:table-cell>
          <table:table-cell table:formula="of:=MIN([.X300];[.Z300];[.AB300];[.AD300])" office:value-type="float" office:value="-578" calcext:value-type="float">
            <text:p>-578</text:p>
          </table:table-cell>
          <table:table-cell table:formula="of:=MIN([.Y300];[.AA300];[.AC300];[.AE300])" office:value-type="float" office:value="-434" calcext:value-type="float">
            <text:p>-434</text:p>
          </table:table-cell>
          <table:table-cell table:formula="of:=[.AF300]-[.$AH300]" office:value-type="float" office:value="350" calcext:value-type="float">
            <text:p>350</text:p>
          </table:table-cell>
          <table:table-cell table:formula="of:=[.AG300]-[.$AI300]" office:value-type="float" office:value="-250" calcext:value-type="float">
            <text:p>-250</text:p>
          </table:table-cell>
          <table:table-cell table:formula="of:=[.AF$3]-[.AJ300]" office:value-type="float" office:value="0" calcext:value-type="float">
            <text:p>0</text:p>
          </table:table-cell>
          <table:table-cell table:formula="of:=[.AG$3]-[.AK30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1];[.E301];[.F301])+TIME([.G301];[.H301];[.I301])" office:value-type="date" office:date-value="1999-11-30" calcext:value-type="date">
            <text:p>30/11/99 00:00:00</text:p>
          </table:table-cell>
          <table:table-cell table:formula="of:=IF([.C301]&lt;&gt;&quot;&quot;;CONCATENATE(&quot;mogrify -rotate &quot;;ROUND([.N301];3);&quot; -background black &quot;;[.C301]);&quot;&quot;)">
            <text:p/>
          </table:table-cell>
          <table:table-cell table:formula="of:=IF([.C301]&lt;&gt;&quot;&quot;;CONCATENATE(&quot;mogrify -crop &quot;;ROUND([.B$22]);&quot;x&quot;;ROUND([.B$23]);&quot;+&quot;;ROUND([.B$30]+[.B$33]-[.AL301]);&quot;+&quot;;ROUND([.B$31]+[.B$34]-[.AM301]);&quot; &quot;;[.C301]);&quot;&quot;)">
            <text:p/>
          </table:table-cell>
          <table:table-cell/>
          <table:table-cell table:style-name="Default" table:formula="of:=IF([.C301]&lt;&gt;&quot;&quot;;([.J301]-[.J$3])*360*[.B$35];0)" office:value-type="float" office:value="0" calcext:value-type="float">
            <text:p>0</text:p>
          </table:table-cell>
          <table:table-cell table:formula="of:=[.N301]/180*PI()" office:value-type="float" office:value="0" calcext:value-type="float">
            <text:p>0</text:p>
          </table:table-cell>
          <table:table-cell table:formula="of:=COS([.$O301])*([.P$3]-[.B$14])-SIN([.$O301])*([.Q$3]-[.B$15])" office:value-type="float" office:value="-350" calcext:value-type="float">
            <text:p>-350</text:p>
          </table:table-cell>
          <table:table-cell table:formula="of:=SIN([.$O301])*([.P$3]-[.B$14])+COS([.$O301])*([.Q$3]-[.B$15])" office:value-type="float" office:value="250" calcext:value-type="float">
            <text:p>250</text:p>
          </table:table-cell>
          <table:table-cell table:formula="of:=COS([.$O301])*([.R$3]-[.B$14])-SIN([.$O301])*([.S$3]-[.B$15])" office:value-type="float" office:value="-350" calcext:value-type="float">
            <text:p>-350</text:p>
          </table:table-cell>
          <table:table-cell table:formula="of:=SIN([.$O301])*([.R$3]-[.B$14])+COS([.$O301])*([.S$3]-[.B$15])" office:value-type="float" office:value="1118" calcext:value-type="float">
            <text:p>1118</text:p>
          </table:table-cell>
          <table:table-cell table:formula="of:=COS([.$O301])*([.T$3]-[.B$14])-SIN([.$O301])*([.U$3]-[.B$15])" office:value-type="float" office:value="806" calcext:value-type="float">
            <text:p>806</text:p>
          </table:table-cell>
          <table:table-cell table:formula="of:=SIN([.$O301])*([.T$3]-[.B$14])+COS([.$O301])*([.U$3]-[.B$15])" office:value-type="float" office:value="250" calcext:value-type="float">
            <text:p>250</text:p>
          </table:table-cell>
          <table:table-cell table:formula="of:=COS([.$O301])*([.V$3]-[.B$14])-SIN([.$O301])*([.W$3]-[.B$15])" office:value-type="float" office:value="806" calcext:value-type="float">
            <text:p>806</text:p>
          </table:table-cell>
          <table:table-cell table:formula="of:=SIN([.$O301])*([.V$3]-[.B$14])+COS([.$O301])*([.W$3]-[.B$15])" office:value-type="float" office:value="1118" calcext:value-type="float">
            <text:p>1118</text:p>
          </table:table-cell>
          <table:table-cell table:formula="of:=COS([.$O301])*([.X$3]-[.B$12]/2)-SIN([.$O301])*([.Y$3]-[.B$13]/2)" office:value-type="float" office:value="-578" calcext:value-type="float">
            <text:p>-578</text:p>
          </table:table-cell>
          <table:table-cell table:formula="of:=SIN([.$O301])*([.X$3]-[.B$12]/2)+COS([.$O301])*([.Y$3]-[.B$13]/2)" office:value-type="float" office:value="-434" calcext:value-type="float">
            <text:p>-434</text:p>
          </table:table-cell>
          <table:table-cell table:formula="of:=COS([.$O301])*([.Z$3]-[.B$12]/2)-SIN([.$O301])*([.AA$3]-[.B$13]/2)" office:value-type="float" office:value="-578" calcext:value-type="float">
            <text:p>-578</text:p>
          </table:table-cell>
          <table:table-cell table:formula="of:=SIN([.$O301])*([.Z$3]-[.B$12]/2)+COS([.$O301])*([.AA$3]-[.B$13]/2)" office:value-type="float" office:value="434" calcext:value-type="float">
            <text:p>434</text:p>
          </table:table-cell>
          <table:table-cell table:formula="of:=COS([.$O301])*([.AB$3]-[.B$12]/2)-SIN([.$O301])*([.AC$3]-[.B$13]/2)" office:value-type="float" office:value="578" calcext:value-type="float">
            <text:p>578</text:p>
          </table:table-cell>
          <table:table-cell table:formula="of:=SIN([.$O301])*([.AB$3]-[.B$12]/2)+COS([.$O301])*([.AC$3]-[.B$13]/2)" office:value-type="float" office:value="-434" calcext:value-type="float">
            <text:p>-434</text:p>
          </table:table-cell>
          <table:table-cell table:formula="of:=COS([.$O301])*([.AD$3]-[.B$12]/2)-SIN([.$O301])*([.AE$3]-[.B$13]/2)" office:value-type="float" office:value="578" calcext:value-type="float">
            <text:p>578</text:p>
          </table:table-cell>
          <table:table-cell table:formula="of:=SIN([.$O301])*([.AD$3]-[.B$12]/2)+COS([.$O301])*([.AE$3]-[.B$13]/2)" office:value-type="float" office:value="434" calcext:value-type="float">
            <text:p>434</text:p>
          </table:table-cell>
          <table:table-cell table:formula="of:=COS([.$O301])*([.AF$3]-[.B$12]/2)-SIN([.$O301])*([.AG$3]-[.B$13]/2)" office:value-type="float" office:value="-228" calcext:value-type="float">
            <text:p>-228</text:p>
          </table:table-cell>
          <table:table-cell table:formula="of:=SIN([.$O301])*([.AF$3]-[.B$12]/2)+COS([.$O301])*([.AG$3]-[.B$13]/2)" office:value-type="float" office:value="-684" calcext:value-type="float">
            <text:p>-684</text:p>
          </table:table-cell>
          <table:table-cell table:formula="of:=MIN([.X301];[.Z301];[.AB301];[.AD301])" office:value-type="float" office:value="-578" calcext:value-type="float">
            <text:p>-578</text:p>
          </table:table-cell>
          <table:table-cell table:formula="of:=MIN([.Y301];[.AA301];[.AC301];[.AE301])" office:value-type="float" office:value="-434" calcext:value-type="float">
            <text:p>-434</text:p>
          </table:table-cell>
          <table:table-cell table:formula="of:=[.AF301]-[.$AH301]" office:value-type="float" office:value="350" calcext:value-type="float">
            <text:p>350</text:p>
          </table:table-cell>
          <table:table-cell table:formula="of:=[.AG301]-[.$AI301]" office:value-type="float" office:value="-250" calcext:value-type="float">
            <text:p>-250</text:p>
          </table:table-cell>
          <table:table-cell table:formula="of:=[.AF$3]-[.AJ301]" office:value-type="float" office:value="0" calcext:value-type="float">
            <text:p>0</text:p>
          </table:table-cell>
          <table:table-cell table:formula="of:=[.AG$3]-[.AK30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2];[.E302];[.F302])+TIME([.G302];[.H302];[.I302])" office:value-type="date" office:date-value="1999-11-30" calcext:value-type="date">
            <text:p>30/11/99 00:00:00</text:p>
          </table:table-cell>
          <table:table-cell table:formula="of:=IF([.C302]&lt;&gt;&quot;&quot;;CONCATENATE(&quot;mogrify -rotate &quot;;ROUND([.N302];3);&quot; -background black &quot;;[.C302]);&quot;&quot;)">
            <text:p/>
          </table:table-cell>
          <table:table-cell table:formula="of:=IF([.C302]&lt;&gt;&quot;&quot;;CONCATENATE(&quot;mogrify -crop &quot;;ROUND([.B$22]);&quot;x&quot;;ROUND([.B$23]);&quot;+&quot;;ROUND([.B$30]+[.B$33]-[.AL302]);&quot;+&quot;;ROUND([.B$31]+[.B$34]-[.AM302]);&quot; &quot;;[.C302]);&quot;&quot;)">
            <text:p/>
          </table:table-cell>
          <table:table-cell/>
          <table:table-cell table:style-name="Default" table:formula="of:=IF([.C302]&lt;&gt;&quot;&quot;;([.J302]-[.J$3])*360*[.B$35];0)" office:value-type="float" office:value="0" calcext:value-type="float">
            <text:p>0</text:p>
          </table:table-cell>
          <table:table-cell table:formula="of:=[.N302]/180*PI()" office:value-type="float" office:value="0" calcext:value-type="float">
            <text:p>0</text:p>
          </table:table-cell>
          <table:table-cell table:formula="of:=COS([.$O302])*([.P$3]-[.B$14])-SIN([.$O302])*([.Q$3]-[.B$15])" office:value-type="float" office:value="-350" calcext:value-type="float">
            <text:p>-350</text:p>
          </table:table-cell>
          <table:table-cell table:formula="of:=SIN([.$O302])*([.P$3]-[.B$14])+COS([.$O302])*([.Q$3]-[.B$15])" office:value-type="float" office:value="250" calcext:value-type="float">
            <text:p>250</text:p>
          </table:table-cell>
          <table:table-cell table:formula="of:=COS([.$O302])*([.R$3]-[.B$14])-SIN([.$O302])*([.S$3]-[.B$15])" office:value-type="float" office:value="-350" calcext:value-type="float">
            <text:p>-350</text:p>
          </table:table-cell>
          <table:table-cell table:formula="of:=SIN([.$O302])*([.R$3]-[.B$14])+COS([.$O302])*([.S$3]-[.B$15])" office:value-type="float" office:value="1118" calcext:value-type="float">
            <text:p>1118</text:p>
          </table:table-cell>
          <table:table-cell table:formula="of:=COS([.$O302])*([.T$3]-[.B$14])-SIN([.$O302])*([.U$3]-[.B$15])" office:value-type="float" office:value="806" calcext:value-type="float">
            <text:p>806</text:p>
          </table:table-cell>
          <table:table-cell table:formula="of:=SIN([.$O302])*([.T$3]-[.B$14])+COS([.$O302])*([.U$3]-[.B$15])" office:value-type="float" office:value="250" calcext:value-type="float">
            <text:p>250</text:p>
          </table:table-cell>
          <table:table-cell table:formula="of:=COS([.$O302])*([.V$3]-[.B$14])-SIN([.$O302])*([.W$3]-[.B$15])" office:value-type="float" office:value="806" calcext:value-type="float">
            <text:p>806</text:p>
          </table:table-cell>
          <table:table-cell table:formula="of:=SIN([.$O302])*([.V$3]-[.B$14])+COS([.$O302])*([.W$3]-[.B$15])" office:value-type="float" office:value="1118" calcext:value-type="float">
            <text:p>1118</text:p>
          </table:table-cell>
          <table:table-cell table:formula="of:=COS([.$O302])*([.X$3]-[.B$12]/2)-SIN([.$O302])*([.Y$3]-[.B$13]/2)" office:value-type="float" office:value="-578" calcext:value-type="float">
            <text:p>-578</text:p>
          </table:table-cell>
          <table:table-cell table:formula="of:=SIN([.$O302])*([.X$3]-[.B$12]/2)+COS([.$O302])*([.Y$3]-[.B$13]/2)" office:value-type="float" office:value="-434" calcext:value-type="float">
            <text:p>-434</text:p>
          </table:table-cell>
          <table:table-cell table:formula="of:=COS([.$O302])*([.Z$3]-[.B$12]/2)-SIN([.$O302])*([.AA$3]-[.B$13]/2)" office:value-type="float" office:value="-578" calcext:value-type="float">
            <text:p>-578</text:p>
          </table:table-cell>
          <table:table-cell table:formula="of:=SIN([.$O302])*([.Z$3]-[.B$12]/2)+COS([.$O302])*([.AA$3]-[.B$13]/2)" office:value-type="float" office:value="434" calcext:value-type="float">
            <text:p>434</text:p>
          </table:table-cell>
          <table:table-cell table:formula="of:=COS([.$O302])*([.AB$3]-[.B$12]/2)-SIN([.$O302])*([.AC$3]-[.B$13]/2)" office:value-type="float" office:value="578" calcext:value-type="float">
            <text:p>578</text:p>
          </table:table-cell>
          <table:table-cell table:formula="of:=SIN([.$O302])*([.AB$3]-[.B$12]/2)+COS([.$O302])*([.AC$3]-[.B$13]/2)" office:value-type="float" office:value="-434" calcext:value-type="float">
            <text:p>-434</text:p>
          </table:table-cell>
          <table:table-cell table:formula="of:=COS([.$O302])*([.AD$3]-[.B$12]/2)-SIN([.$O302])*([.AE$3]-[.B$13]/2)" office:value-type="float" office:value="578" calcext:value-type="float">
            <text:p>578</text:p>
          </table:table-cell>
          <table:table-cell table:formula="of:=SIN([.$O302])*([.AD$3]-[.B$12]/2)+COS([.$O302])*([.AE$3]-[.B$13]/2)" office:value-type="float" office:value="434" calcext:value-type="float">
            <text:p>434</text:p>
          </table:table-cell>
          <table:table-cell table:formula="of:=COS([.$O302])*([.AF$3]-[.B$12]/2)-SIN([.$O302])*([.AG$3]-[.B$13]/2)" office:value-type="float" office:value="-228" calcext:value-type="float">
            <text:p>-228</text:p>
          </table:table-cell>
          <table:table-cell table:formula="of:=SIN([.$O302])*([.AF$3]-[.B$12]/2)+COS([.$O302])*([.AG$3]-[.B$13]/2)" office:value-type="float" office:value="-684" calcext:value-type="float">
            <text:p>-684</text:p>
          </table:table-cell>
          <table:table-cell table:formula="of:=MIN([.X302];[.Z302];[.AB302];[.AD302])" office:value-type="float" office:value="-578" calcext:value-type="float">
            <text:p>-578</text:p>
          </table:table-cell>
          <table:table-cell table:formula="of:=MIN([.Y302];[.AA302];[.AC302];[.AE302])" office:value-type="float" office:value="-434" calcext:value-type="float">
            <text:p>-434</text:p>
          </table:table-cell>
          <table:table-cell table:formula="of:=[.AF302]-[.$AH302]" office:value-type="float" office:value="350" calcext:value-type="float">
            <text:p>350</text:p>
          </table:table-cell>
          <table:table-cell table:formula="of:=[.AG302]-[.$AI302]" office:value-type="float" office:value="-250" calcext:value-type="float">
            <text:p>-250</text:p>
          </table:table-cell>
          <table:table-cell table:formula="of:=[.AF$3]-[.AJ302]" office:value-type="float" office:value="0" calcext:value-type="float">
            <text:p>0</text:p>
          </table:table-cell>
          <table:table-cell table:formula="of:=[.AG$3]-[.AK30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3];[.E303];[.F303])+TIME([.G303];[.H303];[.I303])" office:value-type="date" office:date-value="1999-11-30" calcext:value-type="date">
            <text:p>30/11/99 00:00:00</text:p>
          </table:table-cell>
          <table:table-cell table:formula="of:=IF([.C303]&lt;&gt;&quot;&quot;;CONCATENATE(&quot;mogrify -rotate &quot;;ROUND([.N303];3);&quot; -background black &quot;;[.C303]);&quot;&quot;)">
            <text:p/>
          </table:table-cell>
          <table:table-cell table:formula="of:=IF([.C303]&lt;&gt;&quot;&quot;;CONCATENATE(&quot;mogrify -crop &quot;;ROUND([.B$22]);&quot;x&quot;;ROUND([.B$23]);&quot;+&quot;;ROUND([.B$30]+[.B$33]-[.AL303]);&quot;+&quot;;ROUND([.B$31]+[.B$34]-[.AM303]);&quot; &quot;;[.C303]);&quot;&quot;)">
            <text:p/>
          </table:table-cell>
          <table:table-cell/>
          <table:table-cell table:style-name="Default" table:formula="of:=IF([.C303]&lt;&gt;&quot;&quot;;([.J303]-[.J$3])*360*[.B$35];0)" office:value-type="float" office:value="0" calcext:value-type="float">
            <text:p>0</text:p>
          </table:table-cell>
          <table:table-cell table:formula="of:=[.N303]/180*PI()" office:value-type="float" office:value="0" calcext:value-type="float">
            <text:p>0</text:p>
          </table:table-cell>
          <table:table-cell table:formula="of:=COS([.$O303])*([.P$3]-[.B$14])-SIN([.$O303])*([.Q$3]-[.B$15])" office:value-type="float" office:value="-350" calcext:value-type="float">
            <text:p>-350</text:p>
          </table:table-cell>
          <table:table-cell table:formula="of:=SIN([.$O303])*([.P$3]-[.B$14])+COS([.$O303])*([.Q$3]-[.B$15])" office:value-type="float" office:value="250" calcext:value-type="float">
            <text:p>250</text:p>
          </table:table-cell>
          <table:table-cell table:formula="of:=COS([.$O303])*([.R$3]-[.B$14])-SIN([.$O303])*([.S$3]-[.B$15])" office:value-type="float" office:value="-350" calcext:value-type="float">
            <text:p>-350</text:p>
          </table:table-cell>
          <table:table-cell table:formula="of:=SIN([.$O303])*([.R$3]-[.B$14])+COS([.$O303])*([.S$3]-[.B$15])" office:value-type="float" office:value="1118" calcext:value-type="float">
            <text:p>1118</text:p>
          </table:table-cell>
          <table:table-cell table:formula="of:=COS([.$O303])*([.T$3]-[.B$14])-SIN([.$O303])*([.U$3]-[.B$15])" office:value-type="float" office:value="806" calcext:value-type="float">
            <text:p>806</text:p>
          </table:table-cell>
          <table:table-cell table:formula="of:=SIN([.$O303])*([.T$3]-[.B$14])+COS([.$O303])*([.U$3]-[.B$15])" office:value-type="float" office:value="250" calcext:value-type="float">
            <text:p>250</text:p>
          </table:table-cell>
          <table:table-cell table:formula="of:=COS([.$O303])*([.V$3]-[.B$14])-SIN([.$O303])*([.W$3]-[.B$15])" office:value-type="float" office:value="806" calcext:value-type="float">
            <text:p>806</text:p>
          </table:table-cell>
          <table:table-cell table:formula="of:=SIN([.$O303])*([.V$3]-[.B$14])+COS([.$O303])*([.W$3]-[.B$15])" office:value-type="float" office:value="1118" calcext:value-type="float">
            <text:p>1118</text:p>
          </table:table-cell>
          <table:table-cell table:formula="of:=COS([.$O303])*([.X$3]-[.B$12]/2)-SIN([.$O303])*([.Y$3]-[.B$13]/2)" office:value-type="float" office:value="-578" calcext:value-type="float">
            <text:p>-578</text:p>
          </table:table-cell>
          <table:table-cell table:formula="of:=SIN([.$O303])*([.X$3]-[.B$12]/2)+COS([.$O303])*([.Y$3]-[.B$13]/2)" office:value-type="float" office:value="-434" calcext:value-type="float">
            <text:p>-434</text:p>
          </table:table-cell>
          <table:table-cell table:formula="of:=COS([.$O303])*([.Z$3]-[.B$12]/2)-SIN([.$O303])*([.AA$3]-[.B$13]/2)" office:value-type="float" office:value="-578" calcext:value-type="float">
            <text:p>-578</text:p>
          </table:table-cell>
          <table:table-cell table:formula="of:=SIN([.$O303])*([.Z$3]-[.B$12]/2)+COS([.$O303])*([.AA$3]-[.B$13]/2)" office:value-type="float" office:value="434" calcext:value-type="float">
            <text:p>434</text:p>
          </table:table-cell>
          <table:table-cell table:formula="of:=COS([.$O303])*([.AB$3]-[.B$12]/2)-SIN([.$O303])*([.AC$3]-[.B$13]/2)" office:value-type="float" office:value="578" calcext:value-type="float">
            <text:p>578</text:p>
          </table:table-cell>
          <table:table-cell table:formula="of:=SIN([.$O303])*([.AB$3]-[.B$12]/2)+COS([.$O303])*([.AC$3]-[.B$13]/2)" office:value-type="float" office:value="-434" calcext:value-type="float">
            <text:p>-434</text:p>
          </table:table-cell>
          <table:table-cell table:formula="of:=COS([.$O303])*([.AD$3]-[.B$12]/2)-SIN([.$O303])*([.AE$3]-[.B$13]/2)" office:value-type="float" office:value="578" calcext:value-type="float">
            <text:p>578</text:p>
          </table:table-cell>
          <table:table-cell table:formula="of:=SIN([.$O303])*([.AD$3]-[.B$12]/2)+COS([.$O303])*([.AE$3]-[.B$13]/2)" office:value-type="float" office:value="434" calcext:value-type="float">
            <text:p>434</text:p>
          </table:table-cell>
          <table:table-cell table:formula="of:=COS([.$O303])*([.AF$3]-[.B$12]/2)-SIN([.$O303])*([.AG$3]-[.B$13]/2)" office:value-type="float" office:value="-228" calcext:value-type="float">
            <text:p>-228</text:p>
          </table:table-cell>
          <table:table-cell table:formula="of:=SIN([.$O303])*([.AF$3]-[.B$12]/2)+COS([.$O303])*([.AG$3]-[.B$13]/2)" office:value-type="float" office:value="-684" calcext:value-type="float">
            <text:p>-684</text:p>
          </table:table-cell>
          <table:table-cell table:formula="of:=MIN([.X303];[.Z303];[.AB303];[.AD303])" office:value-type="float" office:value="-578" calcext:value-type="float">
            <text:p>-578</text:p>
          </table:table-cell>
          <table:table-cell table:formula="of:=MIN([.Y303];[.AA303];[.AC303];[.AE303])" office:value-type="float" office:value="-434" calcext:value-type="float">
            <text:p>-434</text:p>
          </table:table-cell>
          <table:table-cell table:formula="of:=[.AF303]-[.$AH303]" office:value-type="float" office:value="350" calcext:value-type="float">
            <text:p>350</text:p>
          </table:table-cell>
          <table:table-cell table:formula="of:=[.AG303]-[.$AI303]" office:value-type="float" office:value="-250" calcext:value-type="float">
            <text:p>-250</text:p>
          </table:table-cell>
          <table:table-cell table:formula="of:=[.AF$3]-[.AJ303]" office:value-type="float" office:value="0" calcext:value-type="float">
            <text:p>0</text:p>
          </table:table-cell>
          <table:table-cell table:formula="of:=[.AG$3]-[.AK30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4];[.E304];[.F304])+TIME([.G304];[.H304];[.I304])" office:value-type="date" office:date-value="1999-11-30" calcext:value-type="date">
            <text:p>30/11/99 00:00:00</text:p>
          </table:table-cell>
          <table:table-cell table:formula="of:=IF([.C304]&lt;&gt;&quot;&quot;;CONCATENATE(&quot;mogrify -rotate &quot;;ROUND([.N304];3);&quot; -background black &quot;;[.C304]);&quot;&quot;)">
            <text:p/>
          </table:table-cell>
          <table:table-cell table:formula="of:=IF([.C304]&lt;&gt;&quot;&quot;;CONCATENATE(&quot;mogrify -crop &quot;;ROUND([.B$22]);&quot;x&quot;;ROUND([.B$23]);&quot;+&quot;;ROUND([.B$30]+[.B$33]-[.AL304]);&quot;+&quot;;ROUND([.B$31]+[.B$34]-[.AM304]);&quot; &quot;;[.C304]);&quot;&quot;)">
            <text:p/>
          </table:table-cell>
          <table:table-cell/>
          <table:table-cell table:style-name="Default" table:formula="of:=IF([.C304]&lt;&gt;&quot;&quot;;([.J304]-[.J$3])*360*[.B$35];0)" office:value-type="float" office:value="0" calcext:value-type="float">
            <text:p>0</text:p>
          </table:table-cell>
          <table:table-cell table:formula="of:=[.N304]/180*PI()" office:value-type="float" office:value="0" calcext:value-type="float">
            <text:p>0</text:p>
          </table:table-cell>
          <table:table-cell table:formula="of:=COS([.$O304])*([.P$3]-[.B$14])-SIN([.$O304])*([.Q$3]-[.B$15])" office:value-type="float" office:value="-350" calcext:value-type="float">
            <text:p>-350</text:p>
          </table:table-cell>
          <table:table-cell table:formula="of:=SIN([.$O304])*([.P$3]-[.B$14])+COS([.$O304])*([.Q$3]-[.B$15])" office:value-type="float" office:value="250" calcext:value-type="float">
            <text:p>250</text:p>
          </table:table-cell>
          <table:table-cell table:formula="of:=COS([.$O304])*([.R$3]-[.B$14])-SIN([.$O304])*([.S$3]-[.B$15])" office:value-type="float" office:value="-350" calcext:value-type="float">
            <text:p>-350</text:p>
          </table:table-cell>
          <table:table-cell table:formula="of:=SIN([.$O304])*([.R$3]-[.B$14])+COS([.$O304])*([.S$3]-[.B$15])" office:value-type="float" office:value="1118" calcext:value-type="float">
            <text:p>1118</text:p>
          </table:table-cell>
          <table:table-cell table:formula="of:=COS([.$O304])*([.T$3]-[.B$14])-SIN([.$O304])*([.U$3]-[.B$15])" office:value-type="float" office:value="806" calcext:value-type="float">
            <text:p>806</text:p>
          </table:table-cell>
          <table:table-cell table:formula="of:=SIN([.$O304])*([.T$3]-[.B$14])+COS([.$O304])*([.U$3]-[.B$15])" office:value-type="float" office:value="250" calcext:value-type="float">
            <text:p>250</text:p>
          </table:table-cell>
          <table:table-cell table:formula="of:=COS([.$O304])*([.V$3]-[.B$14])-SIN([.$O304])*([.W$3]-[.B$15])" office:value-type="float" office:value="806" calcext:value-type="float">
            <text:p>806</text:p>
          </table:table-cell>
          <table:table-cell table:formula="of:=SIN([.$O304])*([.V$3]-[.B$14])+COS([.$O304])*([.W$3]-[.B$15])" office:value-type="float" office:value="1118" calcext:value-type="float">
            <text:p>1118</text:p>
          </table:table-cell>
          <table:table-cell table:formula="of:=COS([.$O304])*([.X$3]-[.B$12]/2)-SIN([.$O304])*([.Y$3]-[.B$13]/2)" office:value-type="float" office:value="-578" calcext:value-type="float">
            <text:p>-578</text:p>
          </table:table-cell>
          <table:table-cell table:formula="of:=SIN([.$O304])*([.X$3]-[.B$12]/2)+COS([.$O304])*([.Y$3]-[.B$13]/2)" office:value-type="float" office:value="-434" calcext:value-type="float">
            <text:p>-434</text:p>
          </table:table-cell>
          <table:table-cell table:formula="of:=COS([.$O304])*([.Z$3]-[.B$12]/2)-SIN([.$O304])*([.AA$3]-[.B$13]/2)" office:value-type="float" office:value="-578" calcext:value-type="float">
            <text:p>-578</text:p>
          </table:table-cell>
          <table:table-cell table:formula="of:=SIN([.$O304])*([.Z$3]-[.B$12]/2)+COS([.$O304])*([.AA$3]-[.B$13]/2)" office:value-type="float" office:value="434" calcext:value-type="float">
            <text:p>434</text:p>
          </table:table-cell>
          <table:table-cell table:formula="of:=COS([.$O304])*([.AB$3]-[.B$12]/2)-SIN([.$O304])*([.AC$3]-[.B$13]/2)" office:value-type="float" office:value="578" calcext:value-type="float">
            <text:p>578</text:p>
          </table:table-cell>
          <table:table-cell table:formula="of:=SIN([.$O304])*([.AB$3]-[.B$12]/2)+COS([.$O304])*([.AC$3]-[.B$13]/2)" office:value-type="float" office:value="-434" calcext:value-type="float">
            <text:p>-434</text:p>
          </table:table-cell>
          <table:table-cell table:formula="of:=COS([.$O304])*([.AD$3]-[.B$12]/2)-SIN([.$O304])*([.AE$3]-[.B$13]/2)" office:value-type="float" office:value="578" calcext:value-type="float">
            <text:p>578</text:p>
          </table:table-cell>
          <table:table-cell table:formula="of:=SIN([.$O304])*([.AD$3]-[.B$12]/2)+COS([.$O304])*([.AE$3]-[.B$13]/2)" office:value-type="float" office:value="434" calcext:value-type="float">
            <text:p>434</text:p>
          </table:table-cell>
          <table:table-cell table:formula="of:=COS([.$O304])*([.AF$3]-[.B$12]/2)-SIN([.$O304])*([.AG$3]-[.B$13]/2)" office:value-type="float" office:value="-228" calcext:value-type="float">
            <text:p>-228</text:p>
          </table:table-cell>
          <table:table-cell table:formula="of:=SIN([.$O304])*([.AF$3]-[.B$12]/2)+COS([.$O304])*([.AG$3]-[.B$13]/2)" office:value-type="float" office:value="-684" calcext:value-type="float">
            <text:p>-684</text:p>
          </table:table-cell>
          <table:table-cell table:formula="of:=MIN([.X304];[.Z304];[.AB304];[.AD304])" office:value-type="float" office:value="-578" calcext:value-type="float">
            <text:p>-578</text:p>
          </table:table-cell>
          <table:table-cell table:formula="of:=MIN([.Y304];[.AA304];[.AC304];[.AE304])" office:value-type="float" office:value="-434" calcext:value-type="float">
            <text:p>-434</text:p>
          </table:table-cell>
          <table:table-cell table:formula="of:=[.AF304]-[.$AH304]" office:value-type="float" office:value="350" calcext:value-type="float">
            <text:p>350</text:p>
          </table:table-cell>
          <table:table-cell table:formula="of:=[.AG304]-[.$AI304]" office:value-type="float" office:value="-250" calcext:value-type="float">
            <text:p>-250</text:p>
          </table:table-cell>
          <table:table-cell table:formula="of:=[.AF$3]-[.AJ304]" office:value-type="float" office:value="0" calcext:value-type="float">
            <text:p>0</text:p>
          </table:table-cell>
          <table:table-cell table:formula="of:=[.AG$3]-[.AK30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5];[.E305];[.F305])+TIME([.G305];[.H305];[.I305])" office:value-type="date" office:date-value="1999-11-30" calcext:value-type="date">
            <text:p>30/11/99 00:00:00</text:p>
          </table:table-cell>
          <table:table-cell table:formula="of:=IF([.C305]&lt;&gt;&quot;&quot;;CONCATENATE(&quot;mogrify -rotate &quot;;ROUND([.N305];3);&quot; -background black &quot;;[.C305]);&quot;&quot;)">
            <text:p/>
          </table:table-cell>
          <table:table-cell table:formula="of:=IF([.C305]&lt;&gt;&quot;&quot;;CONCATENATE(&quot;mogrify -crop &quot;;ROUND([.B$22]);&quot;x&quot;;ROUND([.B$23]);&quot;+&quot;;ROUND([.B$30]+[.B$33]-[.AL305]);&quot;+&quot;;ROUND([.B$31]+[.B$34]-[.AM305]);&quot; &quot;;[.C305]);&quot;&quot;)">
            <text:p/>
          </table:table-cell>
          <table:table-cell/>
          <table:table-cell table:style-name="Default" table:formula="of:=IF([.C305]&lt;&gt;&quot;&quot;;([.J305]-[.J$3])*360*[.B$35];0)" office:value-type="float" office:value="0" calcext:value-type="float">
            <text:p>0</text:p>
          </table:table-cell>
          <table:table-cell table:formula="of:=[.N305]/180*PI()" office:value-type="float" office:value="0" calcext:value-type="float">
            <text:p>0</text:p>
          </table:table-cell>
          <table:table-cell table:formula="of:=COS([.$O305])*([.P$3]-[.B$14])-SIN([.$O305])*([.Q$3]-[.B$15])" office:value-type="float" office:value="-350" calcext:value-type="float">
            <text:p>-350</text:p>
          </table:table-cell>
          <table:table-cell table:formula="of:=SIN([.$O305])*([.P$3]-[.B$14])+COS([.$O305])*([.Q$3]-[.B$15])" office:value-type="float" office:value="250" calcext:value-type="float">
            <text:p>250</text:p>
          </table:table-cell>
          <table:table-cell table:formula="of:=COS([.$O305])*([.R$3]-[.B$14])-SIN([.$O305])*([.S$3]-[.B$15])" office:value-type="float" office:value="-350" calcext:value-type="float">
            <text:p>-350</text:p>
          </table:table-cell>
          <table:table-cell table:formula="of:=SIN([.$O305])*([.R$3]-[.B$14])+COS([.$O305])*([.S$3]-[.B$15])" office:value-type="float" office:value="1118" calcext:value-type="float">
            <text:p>1118</text:p>
          </table:table-cell>
          <table:table-cell table:formula="of:=COS([.$O305])*([.T$3]-[.B$14])-SIN([.$O305])*([.U$3]-[.B$15])" office:value-type="float" office:value="806" calcext:value-type="float">
            <text:p>806</text:p>
          </table:table-cell>
          <table:table-cell table:formula="of:=SIN([.$O305])*([.T$3]-[.B$14])+COS([.$O305])*([.U$3]-[.B$15])" office:value-type="float" office:value="250" calcext:value-type="float">
            <text:p>250</text:p>
          </table:table-cell>
          <table:table-cell table:formula="of:=COS([.$O305])*([.V$3]-[.B$14])-SIN([.$O305])*([.W$3]-[.B$15])" office:value-type="float" office:value="806" calcext:value-type="float">
            <text:p>806</text:p>
          </table:table-cell>
          <table:table-cell table:formula="of:=SIN([.$O305])*([.V$3]-[.B$14])+COS([.$O305])*([.W$3]-[.B$15])" office:value-type="float" office:value="1118" calcext:value-type="float">
            <text:p>1118</text:p>
          </table:table-cell>
          <table:table-cell table:formula="of:=COS([.$O305])*([.X$3]-[.B$12]/2)-SIN([.$O305])*([.Y$3]-[.B$13]/2)" office:value-type="float" office:value="-578" calcext:value-type="float">
            <text:p>-578</text:p>
          </table:table-cell>
          <table:table-cell table:formula="of:=SIN([.$O305])*([.X$3]-[.B$12]/2)+COS([.$O305])*([.Y$3]-[.B$13]/2)" office:value-type="float" office:value="-434" calcext:value-type="float">
            <text:p>-434</text:p>
          </table:table-cell>
          <table:table-cell table:formula="of:=COS([.$O305])*([.Z$3]-[.B$12]/2)-SIN([.$O305])*([.AA$3]-[.B$13]/2)" office:value-type="float" office:value="-578" calcext:value-type="float">
            <text:p>-578</text:p>
          </table:table-cell>
          <table:table-cell table:formula="of:=SIN([.$O305])*([.Z$3]-[.B$12]/2)+COS([.$O305])*([.AA$3]-[.B$13]/2)" office:value-type="float" office:value="434" calcext:value-type="float">
            <text:p>434</text:p>
          </table:table-cell>
          <table:table-cell table:formula="of:=COS([.$O305])*([.AB$3]-[.B$12]/2)-SIN([.$O305])*([.AC$3]-[.B$13]/2)" office:value-type="float" office:value="578" calcext:value-type="float">
            <text:p>578</text:p>
          </table:table-cell>
          <table:table-cell table:formula="of:=SIN([.$O305])*([.AB$3]-[.B$12]/2)+COS([.$O305])*([.AC$3]-[.B$13]/2)" office:value-type="float" office:value="-434" calcext:value-type="float">
            <text:p>-434</text:p>
          </table:table-cell>
          <table:table-cell table:formula="of:=COS([.$O305])*([.AD$3]-[.B$12]/2)-SIN([.$O305])*([.AE$3]-[.B$13]/2)" office:value-type="float" office:value="578" calcext:value-type="float">
            <text:p>578</text:p>
          </table:table-cell>
          <table:table-cell table:formula="of:=SIN([.$O305])*([.AD$3]-[.B$12]/2)+COS([.$O305])*([.AE$3]-[.B$13]/2)" office:value-type="float" office:value="434" calcext:value-type="float">
            <text:p>434</text:p>
          </table:table-cell>
          <table:table-cell table:formula="of:=COS([.$O305])*([.AF$3]-[.B$12]/2)-SIN([.$O305])*([.AG$3]-[.B$13]/2)" office:value-type="float" office:value="-228" calcext:value-type="float">
            <text:p>-228</text:p>
          </table:table-cell>
          <table:table-cell table:formula="of:=SIN([.$O305])*([.AF$3]-[.B$12]/2)+COS([.$O305])*([.AG$3]-[.B$13]/2)" office:value-type="float" office:value="-684" calcext:value-type="float">
            <text:p>-684</text:p>
          </table:table-cell>
          <table:table-cell table:formula="of:=MIN([.X305];[.Z305];[.AB305];[.AD305])" office:value-type="float" office:value="-578" calcext:value-type="float">
            <text:p>-578</text:p>
          </table:table-cell>
          <table:table-cell table:formula="of:=MIN([.Y305];[.AA305];[.AC305];[.AE305])" office:value-type="float" office:value="-434" calcext:value-type="float">
            <text:p>-434</text:p>
          </table:table-cell>
          <table:table-cell table:formula="of:=[.AF305]-[.$AH305]" office:value-type="float" office:value="350" calcext:value-type="float">
            <text:p>350</text:p>
          </table:table-cell>
          <table:table-cell table:formula="of:=[.AG305]-[.$AI305]" office:value-type="float" office:value="-250" calcext:value-type="float">
            <text:p>-250</text:p>
          </table:table-cell>
          <table:table-cell table:formula="of:=[.AF$3]-[.AJ305]" office:value-type="float" office:value="0" calcext:value-type="float">
            <text:p>0</text:p>
          </table:table-cell>
          <table:table-cell table:formula="of:=[.AG$3]-[.AK30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6];[.E306];[.F306])+TIME([.G306];[.H306];[.I306])" office:value-type="date" office:date-value="1999-11-30" calcext:value-type="date">
            <text:p>30/11/99 00:00:00</text:p>
          </table:table-cell>
          <table:table-cell table:formula="of:=IF([.C306]&lt;&gt;&quot;&quot;;CONCATENATE(&quot;mogrify -rotate &quot;;ROUND([.N306];3);&quot; -background black &quot;;[.C306]);&quot;&quot;)">
            <text:p/>
          </table:table-cell>
          <table:table-cell table:formula="of:=IF([.C306]&lt;&gt;&quot;&quot;;CONCATENATE(&quot;mogrify -crop &quot;;ROUND([.B$22]);&quot;x&quot;;ROUND([.B$23]);&quot;+&quot;;ROUND([.B$30]+[.B$33]-[.AL306]);&quot;+&quot;;ROUND([.B$31]+[.B$34]-[.AM306]);&quot; &quot;;[.C306]);&quot;&quot;)">
            <text:p/>
          </table:table-cell>
          <table:table-cell/>
          <table:table-cell table:style-name="Default" table:formula="of:=IF([.C306]&lt;&gt;&quot;&quot;;([.J306]-[.J$3])*360*[.B$35];0)" office:value-type="float" office:value="0" calcext:value-type="float">
            <text:p>0</text:p>
          </table:table-cell>
          <table:table-cell table:formula="of:=[.N306]/180*PI()" office:value-type="float" office:value="0" calcext:value-type="float">
            <text:p>0</text:p>
          </table:table-cell>
          <table:table-cell table:formula="of:=COS([.$O306])*([.P$3]-[.B$14])-SIN([.$O306])*([.Q$3]-[.B$15])" office:value-type="float" office:value="-350" calcext:value-type="float">
            <text:p>-350</text:p>
          </table:table-cell>
          <table:table-cell table:formula="of:=SIN([.$O306])*([.P$3]-[.B$14])+COS([.$O306])*([.Q$3]-[.B$15])" office:value-type="float" office:value="250" calcext:value-type="float">
            <text:p>250</text:p>
          </table:table-cell>
          <table:table-cell table:formula="of:=COS([.$O306])*([.R$3]-[.B$14])-SIN([.$O306])*([.S$3]-[.B$15])" office:value-type="float" office:value="-350" calcext:value-type="float">
            <text:p>-350</text:p>
          </table:table-cell>
          <table:table-cell table:formula="of:=SIN([.$O306])*([.R$3]-[.B$14])+COS([.$O306])*([.S$3]-[.B$15])" office:value-type="float" office:value="1118" calcext:value-type="float">
            <text:p>1118</text:p>
          </table:table-cell>
          <table:table-cell table:formula="of:=COS([.$O306])*([.T$3]-[.B$14])-SIN([.$O306])*([.U$3]-[.B$15])" office:value-type="float" office:value="806" calcext:value-type="float">
            <text:p>806</text:p>
          </table:table-cell>
          <table:table-cell table:formula="of:=SIN([.$O306])*([.T$3]-[.B$14])+COS([.$O306])*([.U$3]-[.B$15])" office:value-type="float" office:value="250" calcext:value-type="float">
            <text:p>250</text:p>
          </table:table-cell>
          <table:table-cell table:formula="of:=COS([.$O306])*([.V$3]-[.B$14])-SIN([.$O306])*([.W$3]-[.B$15])" office:value-type="float" office:value="806" calcext:value-type="float">
            <text:p>806</text:p>
          </table:table-cell>
          <table:table-cell table:formula="of:=SIN([.$O306])*([.V$3]-[.B$14])+COS([.$O306])*([.W$3]-[.B$15])" office:value-type="float" office:value="1118" calcext:value-type="float">
            <text:p>1118</text:p>
          </table:table-cell>
          <table:table-cell table:formula="of:=COS([.$O306])*([.X$3]-[.B$12]/2)-SIN([.$O306])*([.Y$3]-[.B$13]/2)" office:value-type="float" office:value="-578" calcext:value-type="float">
            <text:p>-578</text:p>
          </table:table-cell>
          <table:table-cell table:formula="of:=SIN([.$O306])*([.X$3]-[.B$12]/2)+COS([.$O306])*([.Y$3]-[.B$13]/2)" office:value-type="float" office:value="-434" calcext:value-type="float">
            <text:p>-434</text:p>
          </table:table-cell>
          <table:table-cell table:formula="of:=COS([.$O306])*([.Z$3]-[.B$12]/2)-SIN([.$O306])*([.AA$3]-[.B$13]/2)" office:value-type="float" office:value="-578" calcext:value-type="float">
            <text:p>-578</text:p>
          </table:table-cell>
          <table:table-cell table:formula="of:=SIN([.$O306])*([.Z$3]-[.B$12]/2)+COS([.$O306])*([.AA$3]-[.B$13]/2)" office:value-type="float" office:value="434" calcext:value-type="float">
            <text:p>434</text:p>
          </table:table-cell>
          <table:table-cell table:formula="of:=COS([.$O306])*([.AB$3]-[.B$12]/2)-SIN([.$O306])*([.AC$3]-[.B$13]/2)" office:value-type="float" office:value="578" calcext:value-type="float">
            <text:p>578</text:p>
          </table:table-cell>
          <table:table-cell table:formula="of:=SIN([.$O306])*([.AB$3]-[.B$12]/2)+COS([.$O306])*([.AC$3]-[.B$13]/2)" office:value-type="float" office:value="-434" calcext:value-type="float">
            <text:p>-434</text:p>
          </table:table-cell>
          <table:table-cell table:formula="of:=COS([.$O306])*([.AD$3]-[.B$12]/2)-SIN([.$O306])*([.AE$3]-[.B$13]/2)" office:value-type="float" office:value="578" calcext:value-type="float">
            <text:p>578</text:p>
          </table:table-cell>
          <table:table-cell table:formula="of:=SIN([.$O306])*([.AD$3]-[.B$12]/2)+COS([.$O306])*([.AE$3]-[.B$13]/2)" office:value-type="float" office:value="434" calcext:value-type="float">
            <text:p>434</text:p>
          </table:table-cell>
          <table:table-cell table:formula="of:=COS([.$O306])*([.AF$3]-[.B$12]/2)-SIN([.$O306])*([.AG$3]-[.B$13]/2)" office:value-type="float" office:value="-228" calcext:value-type="float">
            <text:p>-228</text:p>
          </table:table-cell>
          <table:table-cell table:formula="of:=SIN([.$O306])*([.AF$3]-[.B$12]/2)+COS([.$O306])*([.AG$3]-[.B$13]/2)" office:value-type="float" office:value="-684" calcext:value-type="float">
            <text:p>-684</text:p>
          </table:table-cell>
          <table:table-cell table:formula="of:=MIN([.X306];[.Z306];[.AB306];[.AD306])" office:value-type="float" office:value="-578" calcext:value-type="float">
            <text:p>-578</text:p>
          </table:table-cell>
          <table:table-cell table:formula="of:=MIN([.Y306];[.AA306];[.AC306];[.AE306])" office:value-type="float" office:value="-434" calcext:value-type="float">
            <text:p>-434</text:p>
          </table:table-cell>
          <table:table-cell table:formula="of:=[.AF306]-[.$AH306]" office:value-type="float" office:value="350" calcext:value-type="float">
            <text:p>350</text:p>
          </table:table-cell>
          <table:table-cell table:formula="of:=[.AG306]-[.$AI306]" office:value-type="float" office:value="-250" calcext:value-type="float">
            <text:p>-250</text:p>
          </table:table-cell>
          <table:table-cell table:formula="of:=[.AF$3]-[.AJ306]" office:value-type="float" office:value="0" calcext:value-type="float">
            <text:p>0</text:p>
          </table:table-cell>
          <table:table-cell table:formula="of:=[.AG$3]-[.AK30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7];[.E307];[.F307])+TIME([.G307];[.H307];[.I307])" office:value-type="date" office:date-value="1999-11-30" calcext:value-type="date">
            <text:p>30/11/99 00:00:00</text:p>
          </table:table-cell>
          <table:table-cell table:formula="of:=IF([.C307]&lt;&gt;&quot;&quot;;CONCATENATE(&quot;mogrify -rotate &quot;;ROUND([.N307];3);&quot; -background black &quot;;[.C307]);&quot;&quot;)">
            <text:p/>
          </table:table-cell>
          <table:table-cell table:formula="of:=IF([.C307]&lt;&gt;&quot;&quot;;CONCATENATE(&quot;mogrify -crop &quot;;ROUND([.B$22]);&quot;x&quot;;ROUND([.B$23]);&quot;+&quot;;ROUND([.B$30]+[.B$33]-[.AL307]);&quot;+&quot;;ROUND([.B$31]+[.B$34]-[.AM307]);&quot; &quot;;[.C307]);&quot;&quot;)">
            <text:p/>
          </table:table-cell>
          <table:table-cell/>
          <table:table-cell table:style-name="Default" table:formula="of:=IF([.C307]&lt;&gt;&quot;&quot;;([.J307]-[.J$3])*360*[.B$35];0)" office:value-type="float" office:value="0" calcext:value-type="float">
            <text:p>0</text:p>
          </table:table-cell>
          <table:table-cell table:formula="of:=[.N307]/180*PI()" office:value-type="float" office:value="0" calcext:value-type="float">
            <text:p>0</text:p>
          </table:table-cell>
          <table:table-cell table:formula="of:=COS([.$O307])*([.P$3]-[.B$14])-SIN([.$O307])*([.Q$3]-[.B$15])" office:value-type="float" office:value="-350" calcext:value-type="float">
            <text:p>-350</text:p>
          </table:table-cell>
          <table:table-cell table:formula="of:=SIN([.$O307])*([.P$3]-[.B$14])+COS([.$O307])*([.Q$3]-[.B$15])" office:value-type="float" office:value="250" calcext:value-type="float">
            <text:p>250</text:p>
          </table:table-cell>
          <table:table-cell table:formula="of:=COS([.$O307])*([.R$3]-[.B$14])-SIN([.$O307])*([.S$3]-[.B$15])" office:value-type="float" office:value="-350" calcext:value-type="float">
            <text:p>-350</text:p>
          </table:table-cell>
          <table:table-cell table:formula="of:=SIN([.$O307])*([.R$3]-[.B$14])+COS([.$O307])*([.S$3]-[.B$15])" office:value-type="float" office:value="1118" calcext:value-type="float">
            <text:p>1118</text:p>
          </table:table-cell>
          <table:table-cell table:formula="of:=COS([.$O307])*([.T$3]-[.B$14])-SIN([.$O307])*([.U$3]-[.B$15])" office:value-type="float" office:value="806" calcext:value-type="float">
            <text:p>806</text:p>
          </table:table-cell>
          <table:table-cell table:formula="of:=SIN([.$O307])*([.T$3]-[.B$14])+COS([.$O307])*([.U$3]-[.B$15])" office:value-type="float" office:value="250" calcext:value-type="float">
            <text:p>250</text:p>
          </table:table-cell>
          <table:table-cell table:formula="of:=COS([.$O307])*([.V$3]-[.B$14])-SIN([.$O307])*([.W$3]-[.B$15])" office:value-type="float" office:value="806" calcext:value-type="float">
            <text:p>806</text:p>
          </table:table-cell>
          <table:table-cell table:formula="of:=SIN([.$O307])*([.V$3]-[.B$14])+COS([.$O307])*([.W$3]-[.B$15])" office:value-type="float" office:value="1118" calcext:value-type="float">
            <text:p>1118</text:p>
          </table:table-cell>
          <table:table-cell table:formula="of:=COS([.$O307])*([.X$3]-[.B$12]/2)-SIN([.$O307])*([.Y$3]-[.B$13]/2)" office:value-type="float" office:value="-578" calcext:value-type="float">
            <text:p>-578</text:p>
          </table:table-cell>
          <table:table-cell table:formula="of:=SIN([.$O307])*([.X$3]-[.B$12]/2)+COS([.$O307])*([.Y$3]-[.B$13]/2)" office:value-type="float" office:value="-434" calcext:value-type="float">
            <text:p>-434</text:p>
          </table:table-cell>
          <table:table-cell table:formula="of:=COS([.$O307])*([.Z$3]-[.B$12]/2)-SIN([.$O307])*([.AA$3]-[.B$13]/2)" office:value-type="float" office:value="-578" calcext:value-type="float">
            <text:p>-578</text:p>
          </table:table-cell>
          <table:table-cell table:formula="of:=SIN([.$O307])*([.Z$3]-[.B$12]/2)+COS([.$O307])*([.AA$3]-[.B$13]/2)" office:value-type="float" office:value="434" calcext:value-type="float">
            <text:p>434</text:p>
          </table:table-cell>
          <table:table-cell table:formula="of:=COS([.$O307])*([.AB$3]-[.B$12]/2)-SIN([.$O307])*([.AC$3]-[.B$13]/2)" office:value-type="float" office:value="578" calcext:value-type="float">
            <text:p>578</text:p>
          </table:table-cell>
          <table:table-cell table:formula="of:=SIN([.$O307])*([.AB$3]-[.B$12]/2)+COS([.$O307])*([.AC$3]-[.B$13]/2)" office:value-type="float" office:value="-434" calcext:value-type="float">
            <text:p>-434</text:p>
          </table:table-cell>
          <table:table-cell table:formula="of:=COS([.$O307])*([.AD$3]-[.B$12]/2)-SIN([.$O307])*([.AE$3]-[.B$13]/2)" office:value-type="float" office:value="578" calcext:value-type="float">
            <text:p>578</text:p>
          </table:table-cell>
          <table:table-cell table:formula="of:=SIN([.$O307])*([.AD$3]-[.B$12]/2)+COS([.$O307])*([.AE$3]-[.B$13]/2)" office:value-type="float" office:value="434" calcext:value-type="float">
            <text:p>434</text:p>
          </table:table-cell>
          <table:table-cell table:formula="of:=COS([.$O307])*([.AF$3]-[.B$12]/2)-SIN([.$O307])*([.AG$3]-[.B$13]/2)" office:value-type="float" office:value="-228" calcext:value-type="float">
            <text:p>-228</text:p>
          </table:table-cell>
          <table:table-cell table:formula="of:=SIN([.$O307])*([.AF$3]-[.B$12]/2)+COS([.$O307])*([.AG$3]-[.B$13]/2)" office:value-type="float" office:value="-684" calcext:value-type="float">
            <text:p>-684</text:p>
          </table:table-cell>
          <table:table-cell table:formula="of:=MIN([.X307];[.Z307];[.AB307];[.AD307])" office:value-type="float" office:value="-578" calcext:value-type="float">
            <text:p>-578</text:p>
          </table:table-cell>
          <table:table-cell table:formula="of:=MIN([.Y307];[.AA307];[.AC307];[.AE307])" office:value-type="float" office:value="-434" calcext:value-type="float">
            <text:p>-434</text:p>
          </table:table-cell>
          <table:table-cell table:formula="of:=[.AF307]-[.$AH307]" office:value-type="float" office:value="350" calcext:value-type="float">
            <text:p>350</text:p>
          </table:table-cell>
          <table:table-cell table:formula="of:=[.AG307]-[.$AI307]" office:value-type="float" office:value="-250" calcext:value-type="float">
            <text:p>-250</text:p>
          </table:table-cell>
          <table:table-cell table:formula="of:=[.AF$3]-[.AJ307]" office:value-type="float" office:value="0" calcext:value-type="float">
            <text:p>0</text:p>
          </table:table-cell>
          <table:table-cell table:formula="of:=[.AG$3]-[.AK30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8];[.E308];[.F308])+TIME([.G308];[.H308];[.I308])" office:value-type="date" office:date-value="1999-11-30" calcext:value-type="date">
            <text:p>30/11/99 00:00:00</text:p>
          </table:table-cell>
          <table:table-cell table:formula="of:=IF([.C308]&lt;&gt;&quot;&quot;;CONCATENATE(&quot;mogrify -rotate &quot;;ROUND([.N308];3);&quot; -background black &quot;;[.C308]);&quot;&quot;)">
            <text:p/>
          </table:table-cell>
          <table:table-cell table:formula="of:=IF([.C308]&lt;&gt;&quot;&quot;;CONCATENATE(&quot;mogrify -crop &quot;;ROUND([.B$22]);&quot;x&quot;;ROUND([.B$23]);&quot;+&quot;;ROUND([.B$30]+[.B$33]-[.AL308]);&quot;+&quot;;ROUND([.B$31]+[.B$34]-[.AM308]);&quot; &quot;;[.C308]);&quot;&quot;)">
            <text:p/>
          </table:table-cell>
          <table:table-cell/>
          <table:table-cell table:style-name="Default" table:formula="of:=IF([.C308]&lt;&gt;&quot;&quot;;([.J308]-[.J$3])*360*[.B$35];0)" office:value-type="float" office:value="0" calcext:value-type="float">
            <text:p>0</text:p>
          </table:table-cell>
          <table:table-cell table:formula="of:=[.N308]/180*PI()" office:value-type="float" office:value="0" calcext:value-type="float">
            <text:p>0</text:p>
          </table:table-cell>
          <table:table-cell table:formula="of:=COS([.$O308])*([.P$3]-[.B$14])-SIN([.$O308])*([.Q$3]-[.B$15])" office:value-type="float" office:value="-350" calcext:value-type="float">
            <text:p>-350</text:p>
          </table:table-cell>
          <table:table-cell table:formula="of:=SIN([.$O308])*([.P$3]-[.B$14])+COS([.$O308])*([.Q$3]-[.B$15])" office:value-type="float" office:value="250" calcext:value-type="float">
            <text:p>250</text:p>
          </table:table-cell>
          <table:table-cell table:formula="of:=COS([.$O308])*([.R$3]-[.B$14])-SIN([.$O308])*([.S$3]-[.B$15])" office:value-type="float" office:value="-350" calcext:value-type="float">
            <text:p>-350</text:p>
          </table:table-cell>
          <table:table-cell table:formula="of:=SIN([.$O308])*([.R$3]-[.B$14])+COS([.$O308])*([.S$3]-[.B$15])" office:value-type="float" office:value="1118" calcext:value-type="float">
            <text:p>1118</text:p>
          </table:table-cell>
          <table:table-cell table:formula="of:=COS([.$O308])*([.T$3]-[.B$14])-SIN([.$O308])*([.U$3]-[.B$15])" office:value-type="float" office:value="806" calcext:value-type="float">
            <text:p>806</text:p>
          </table:table-cell>
          <table:table-cell table:formula="of:=SIN([.$O308])*([.T$3]-[.B$14])+COS([.$O308])*([.U$3]-[.B$15])" office:value-type="float" office:value="250" calcext:value-type="float">
            <text:p>250</text:p>
          </table:table-cell>
          <table:table-cell table:formula="of:=COS([.$O308])*([.V$3]-[.B$14])-SIN([.$O308])*([.W$3]-[.B$15])" office:value-type="float" office:value="806" calcext:value-type="float">
            <text:p>806</text:p>
          </table:table-cell>
          <table:table-cell table:formula="of:=SIN([.$O308])*([.V$3]-[.B$14])+COS([.$O308])*([.W$3]-[.B$15])" office:value-type="float" office:value="1118" calcext:value-type="float">
            <text:p>1118</text:p>
          </table:table-cell>
          <table:table-cell table:formula="of:=COS([.$O308])*([.X$3]-[.B$12]/2)-SIN([.$O308])*([.Y$3]-[.B$13]/2)" office:value-type="float" office:value="-578" calcext:value-type="float">
            <text:p>-578</text:p>
          </table:table-cell>
          <table:table-cell table:formula="of:=SIN([.$O308])*([.X$3]-[.B$12]/2)+COS([.$O308])*([.Y$3]-[.B$13]/2)" office:value-type="float" office:value="-434" calcext:value-type="float">
            <text:p>-434</text:p>
          </table:table-cell>
          <table:table-cell table:formula="of:=COS([.$O308])*([.Z$3]-[.B$12]/2)-SIN([.$O308])*([.AA$3]-[.B$13]/2)" office:value-type="float" office:value="-578" calcext:value-type="float">
            <text:p>-578</text:p>
          </table:table-cell>
          <table:table-cell table:formula="of:=SIN([.$O308])*([.Z$3]-[.B$12]/2)+COS([.$O308])*([.AA$3]-[.B$13]/2)" office:value-type="float" office:value="434" calcext:value-type="float">
            <text:p>434</text:p>
          </table:table-cell>
          <table:table-cell table:formula="of:=COS([.$O308])*([.AB$3]-[.B$12]/2)-SIN([.$O308])*([.AC$3]-[.B$13]/2)" office:value-type="float" office:value="578" calcext:value-type="float">
            <text:p>578</text:p>
          </table:table-cell>
          <table:table-cell table:formula="of:=SIN([.$O308])*([.AB$3]-[.B$12]/2)+COS([.$O308])*([.AC$3]-[.B$13]/2)" office:value-type="float" office:value="-434" calcext:value-type="float">
            <text:p>-434</text:p>
          </table:table-cell>
          <table:table-cell table:formula="of:=COS([.$O308])*([.AD$3]-[.B$12]/2)-SIN([.$O308])*([.AE$3]-[.B$13]/2)" office:value-type="float" office:value="578" calcext:value-type="float">
            <text:p>578</text:p>
          </table:table-cell>
          <table:table-cell table:formula="of:=SIN([.$O308])*([.AD$3]-[.B$12]/2)+COS([.$O308])*([.AE$3]-[.B$13]/2)" office:value-type="float" office:value="434" calcext:value-type="float">
            <text:p>434</text:p>
          </table:table-cell>
          <table:table-cell table:formula="of:=COS([.$O308])*([.AF$3]-[.B$12]/2)-SIN([.$O308])*([.AG$3]-[.B$13]/2)" office:value-type="float" office:value="-228" calcext:value-type="float">
            <text:p>-228</text:p>
          </table:table-cell>
          <table:table-cell table:formula="of:=SIN([.$O308])*([.AF$3]-[.B$12]/2)+COS([.$O308])*([.AG$3]-[.B$13]/2)" office:value-type="float" office:value="-684" calcext:value-type="float">
            <text:p>-684</text:p>
          </table:table-cell>
          <table:table-cell table:formula="of:=MIN([.X308];[.Z308];[.AB308];[.AD308])" office:value-type="float" office:value="-578" calcext:value-type="float">
            <text:p>-578</text:p>
          </table:table-cell>
          <table:table-cell table:formula="of:=MIN([.Y308];[.AA308];[.AC308];[.AE308])" office:value-type="float" office:value="-434" calcext:value-type="float">
            <text:p>-434</text:p>
          </table:table-cell>
          <table:table-cell table:formula="of:=[.AF308]-[.$AH308]" office:value-type="float" office:value="350" calcext:value-type="float">
            <text:p>350</text:p>
          </table:table-cell>
          <table:table-cell table:formula="of:=[.AG308]-[.$AI308]" office:value-type="float" office:value="-250" calcext:value-type="float">
            <text:p>-250</text:p>
          </table:table-cell>
          <table:table-cell table:formula="of:=[.AF$3]-[.AJ308]" office:value-type="float" office:value="0" calcext:value-type="float">
            <text:p>0</text:p>
          </table:table-cell>
          <table:table-cell table:formula="of:=[.AG$3]-[.AK30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09];[.E309];[.F309])+TIME([.G309];[.H309];[.I309])" office:value-type="date" office:date-value="1999-11-30" calcext:value-type="date">
            <text:p>30/11/99 00:00:00</text:p>
          </table:table-cell>
          <table:table-cell table:formula="of:=IF([.C309]&lt;&gt;&quot;&quot;;CONCATENATE(&quot;mogrify -rotate &quot;;ROUND([.N309];3);&quot; -background black &quot;;[.C309]);&quot;&quot;)">
            <text:p/>
          </table:table-cell>
          <table:table-cell table:formula="of:=IF([.C309]&lt;&gt;&quot;&quot;;CONCATENATE(&quot;mogrify -crop &quot;;ROUND([.B$22]);&quot;x&quot;;ROUND([.B$23]);&quot;+&quot;;ROUND([.B$30]+[.B$33]-[.AL309]);&quot;+&quot;;ROUND([.B$31]+[.B$34]-[.AM309]);&quot; &quot;;[.C309]);&quot;&quot;)">
            <text:p/>
          </table:table-cell>
          <table:table-cell/>
          <table:table-cell table:style-name="Default" table:formula="of:=IF([.C309]&lt;&gt;&quot;&quot;;([.J309]-[.J$3])*360*[.B$35];0)" office:value-type="float" office:value="0" calcext:value-type="float">
            <text:p>0</text:p>
          </table:table-cell>
          <table:table-cell table:formula="of:=[.N309]/180*PI()" office:value-type="float" office:value="0" calcext:value-type="float">
            <text:p>0</text:p>
          </table:table-cell>
          <table:table-cell table:formula="of:=COS([.$O309])*([.P$3]-[.B$14])-SIN([.$O309])*([.Q$3]-[.B$15])" office:value-type="float" office:value="-350" calcext:value-type="float">
            <text:p>-350</text:p>
          </table:table-cell>
          <table:table-cell table:formula="of:=SIN([.$O309])*([.P$3]-[.B$14])+COS([.$O309])*([.Q$3]-[.B$15])" office:value-type="float" office:value="250" calcext:value-type="float">
            <text:p>250</text:p>
          </table:table-cell>
          <table:table-cell table:formula="of:=COS([.$O309])*([.R$3]-[.B$14])-SIN([.$O309])*([.S$3]-[.B$15])" office:value-type="float" office:value="-350" calcext:value-type="float">
            <text:p>-350</text:p>
          </table:table-cell>
          <table:table-cell table:formula="of:=SIN([.$O309])*([.R$3]-[.B$14])+COS([.$O309])*([.S$3]-[.B$15])" office:value-type="float" office:value="1118" calcext:value-type="float">
            <text:p>1118</text:p>
          </table:table-cell>
          <table:table-cell table:formula="of:=COS([.$O309])*([.T$3]-[.B$14])-SIN([.$O309])*([.U$3]-[.B$15])" office:value-type="float" office:value="806" calcext:value-type="float">
            <text:p>806</text:p>
          </table:table-cell>
          <table:table-cell table:formula="of:=SIN([.$O309])*([.T$3]-[.B$14])+COS([.$O309])*([.U$3]-[.B$15])" office:value-type="float" office:value="250" calcext:value-type="float">
            <text:p>250</text:p>
          </table:table-cell>
          <table:table-cell table:formula="of:=COS([.$O309])*([.V$3]-[.B$14])-SIN([.$O309])*([.W$3]-[.B$15])" office:value-type="float" office:value="806" calcext:value-type="float">
            <text:p>806</text:p>
          </table:table-cell>
          <table:table-cell table:formula="of:=SIN([.$O309])*([.V$3]-[.B$14])+COS([.$O309])*([.W$3]-[.B$15])" office:value-type="float" office:value="1118" calcext:value-type="float">
            <text:p>1118</text:p>
          </table:table-cell>
          <table:table-cell table:formula="of:=COS([.$O309])*([.X$3]-[.B$12]/2)-SIN([.$O309])*([.Y$3]-[.B$13]/2)" office:value-type="float" office:value="-578" calcext:value-type="float">
            <text:p>-578</text:p>
          </table:table-cell>
          <table:table-cell table:formula="of:=SIN([.$O309])*([.X$3]-[.B$12]/2)+COS([.$O309])*([.Y$3]-[.B$13]/2)" office:value-type="float" office:value="-434" calcext:value-type="float">
            <text:p>-434</text:p>
          </table:table-cell>
          <table:table-cell table:formula="of:=COS([.$O309])*([.Z$3]-[.B$12]/2)-SIN([.$O309])*([.AA$3]-[.B$13]/2)" office:value-type="float" office:value="-578" calcext:value-type="float">
            <text:p>-578</text:p>
          </table:table-cell>
          <table:table-cell table:formula="of:=SIN([.$O309])*([.Z$3]-[.B$12]/2)+COS([.$O309])*([.AA$3]-[.B$13]/2)" office:value-type="float" office:value="434" calcext:value-type="float">
            <text:p>434</text:p>
          </table:table-cell>
          <table:table-cell table:formula="of:=COS([.$O309])*([.AB$3]-[.B$12]/2)-SIN([.$O309])*([.AC$3]-[.B$13]/2)" office:value-type="float" office:value="578" calcext:value-type="float">
            <text:p>578</text:p>
          </table:table-cell>
          <table:table-cell table:formula="of:=SIN([.$O309])*([.AB$3]-[.B$12]/2)+COS([.$O309])*([.AC$3]-[.B$13]/2)" office:value-type="float" office:value="-434" calcext:value-type="float">
            <text:p>-434</text:p>
          </table:table-cell>
          <table:table-cell table:formula="of:=COS([.$O309])*([.AD$3]-[.B$12]/2)-SIN([.$O309])*([.AE$3]-[.B$13]/2)" office:value-type="float" office:value="578" calcext:value-type="float">
            <text:p>578</text:p>
          </table:table-cell>
          <table:table-cell table:formula="of:=SIN([.$O309])*([.AD$3]-[.B$12]/2)+COS([.$O309])*([.AE$3]-[.B$13]/2)" office:value-type="float" office:value="434" calcext:value-type="float">
            <text:p>434</text:p>
          </table:table-cell>
          <table:table-cell table:formula="of:=COS([.$O309])*([.AF$3]-[.B$12]/2)-SIN([.$O309])*([.AG$3]-[.B$13]/2)" office:value-type="float" office:value="-228" calcext:value-type="float">
            <text:p>-228</text:p>
          </table:table-cell>
          <table:table-cell table:formula="of:=SIN([.$O309])*([.AF$3]-[.B$12]/2)+COS([.$O309])*([.AG$3]-[.B$13]/2)" office:value-type="float" office:value="-684" calcext:value-type="float">
            <text:p>-684</text:p>
          </table:table-cell>
          <table:table-cell table:formula="of:=MIN([.X309];[.Z309];[.AB309];[.AD309])" office:value-type="float" office:value="-578" calcext:value-type="float">
            <text:p>-578</text:p>
          </table:table-cell>
          <table:table-cell table:formula="of:=MIN([.Y309];[.AA309];[.AC309];[.AE309])" office:value-type="float" office:value="-434" calcext:value-type="float">
            <text:p>-434</text:p>
          </table:table-cell>
          <table:table-cell table:formula="of:=[.AF309]-[.$AH309]" office:value-type="float" office:value="350" calcext:value-type="float">
            <text:p>350</text:p>
          </table:table-cell>
          <table:table-cell table:formula="of:=[.AG309]-[.$AI309]" office:value-type="float" office:value="-250" calcext:value-type="float">
            <text:p>-250</text:p>
          </table:table-cell>
          <table:table-cell table:formula="of:=[.AF$3]-[.AJ309]" office:value-type="float" office:value="0" calcext:value-type="float">
            <text:p>0</text:p>
          </table:table-cell>
          <table:table-cell table:formula="of:=[.AG$3]-[.AK30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0];[.E310];[.F310])+TIME([.G310];[.H310];[.I310])" office:value-type="date" office:date-value="1999-11-30" calcext:value-type="date">
            <text:p>30/11/99 00:00:00</text:p>
          </table:table-cell>
          <table:table-cell table:formula="of:=IF([.C310]&lt;&gt;&quot;&quot;;CONCATENATE(&quot;mogrify -rotate &quot;;ROUND([.N310];3);&quot; -background black &quot;;[.C310]);&quot;&quot;)">
            <text:p/>
          </table:table-cell>
          <table:table-cell table:formula="of:=IF([.C310]&lt;&gt;&quot;&quot;;CONCATENATE(&quot;mogrify -crop &quot;;ROUND([.B$22]);&quot;x&quot;;ROUND([.B$23]);&quot;+&quot;;ROUND([.B$30]+[.B$33]-[.AL310]);&quot;+&quot;;ROUND([.B$31]+[.B$34]-[.AM310]);&quot; &quot;;[.C310]);&quot;&quot;)">
            <text:p/>
          </table:table-cell>
          <table:table-cell/>
          <table:table-cell table:style-name="Default" table:formula="of:=IF([.C310]&lt;&gt;&quot;&quot;;([.J310]-[.J$3])*360*[.B$35];0)" office:value-type="float" office:value="0" calcext:value-type="float">
            <text:p>0</text:p>
          </table:table-cell>
          <table:table-cell table:formula="of:=[.N310]/180*PI()" office:value-type="float" office:value="0" calcext:value-type="float">
            <text:p>0</text:p>
          </table:table-cell>
          <table:table-cell table:formula="of:=COS([.$O310])*([.P$3]-[.B$14])-SIN([.$O310])*([.Q$3]-[.B$15])" office:value-type="float" office:value="-350" calcext:value-type="float">
            <text:p>-350</text:p>
          </table:table-cell>
          <table:table-cell table:formula="of:=SIN([.$O310])*([.P$3]-[.B$14])+COS([.$O310])*([.Q$3]-[.B$15])" office:value-type="float" office:value="250" calcext:value-type="float">
            <text:p>250</text:p>
          </table:table-cell>
          <table:table-cell table:formula="of:=COS([.$O310])*([.R$3]-[.B$14])-SIN([.$O310])*([.S$3]-[.B$15])" office:value-type="float" office:value="-350" calcext:value-type="float">
            <text:p>-350</text:p>
          </table:table-cell>
          <table:table-cell table:formula="of:=SIN([.$O310])*([.R$3]-[.B$14])+COS([.$O310])*([.S$3]-[.B$15])" office:value-type="float" office:value="1118" calcext:value-type="float">
            <text:p>1118</text:p>
          </table:table-cell>
          <table:table-cell table:formula="of:=COS([.$O310])*([.T$3]-[.B$14])-SIN([.$O310])*([.U$3]-[.B$15])" office:value-type="float" office:value="806" calcext:value-type="float">
            <text:p>806</text:p>
          </table:table-cell>
          <table:table-cell table:formula="of:=SIN([.$O310])*([.T$3]-[.B$14])+COS([.$O310])*([.U$3]-[.B$15])" office:value-type="float" office:value="250" calcext:value-type="float">
            <text:p>250</text:p>
          </table:table-cell>
          <table:table-cell table:formula="of:=COS([.$O310])*([.V$3]-[.B$14])-SIN([.$O310])*([.W$3]-[.B$15])" office:value-type="float" office:value="806" calcext:value-type="float">
            <text:p>806</text:p>
          </table:table-cell>
          <table:table-cell table:formula="of:=SIN([.$O310])*([.V$3]-[.B$14])+COS([.$O310])*([.W$3]-[.B$15])" office:value-type="float" office:value="1118" calcext:value-type="float">
            <text:p>1118</text:p>
          </table:table-cell>
          <table:table-cell table:formula="of:=COS([.$O310])*([.X$3]-[.B$12]/2)-SIN([.$O310])*([.Y$3]-[.B$13]/2)" office:value-type="float" office:value="-578" calcext:value-type="float">
            <text:p>-578</text:p>
          </table:table-cell>
          <table:table-cell table:formula="of:=SIN([.$O310])*([.X$3]-[.B$12]/2)+COS([.$O310])*([.Y$3]-[.B$13]/2)" office:value-type="float" office:value="-434" calcext:value-type="float">
            <text:p>-434</text:p>
          </table:table-cell>
          <table:table-cell table:formula="of:=COS([.$O310])*([.Z$3]-[.B$12]/2)-SIN([.$O310])*([.AA$3]-[.B$13]/2)" office:value-type="float" office:value="-578" calcext:value-type="float">
            <text:p>-578</text:p>
          </table:table-cell>
          <table:table-cell table:formula="of:=SIN([.$O310])*([.Z$3]-[.B$12]/2)+COS([.$O310])*([.AA$3]-[.B$13]/2)" office:value-type="float" office:value="434" calcext:value-type="float">
            <text:p>434</text:p>
          </table:table-cell>
          <table:table-cell table:formula="of:=COS([.$O310])*([.AB$3]-[.B$12]/2)-SIN([.$O310])*([.AC$3]-[.B$13]/2)" office:value-type="float" office:value="578" calcext:value-type="float">
            <text:p>578</text:p>
          </table:table-cell>
          <table:table-cell table:formula="of:=SIN([.$O310])*([.AB$3]-[.B$12]/2)+COS([.$O310])*([.AC$3]-[.B$13]/2)" office:value-type="float" office:value="-434" calcext:value-type="float">
            <text:p>-434</text:p>
          </table:table-cell>
          <table:table-cell table:formula="of:=COS([.$O310])*([.AD$3]-[.B$12]/2)-SIN([.$O310])*([.AE$3]-[.B$13]/2)" office:value-type="float" office:value="578" calcext:value-type="float">
            <text:p>578</text:p>
          </table:table-cell>
          <table:table-cell table:formula="of:=SIN([.$O310])*([.AD$3]-[.B$12]/2)+COS([.$O310])*([.AE$3]-[.B$13]/2)" office:value-type="float" office:value="434" calcext:value-type="float">
            <text:p>434</text:p>
          </table:table-cell>
          <table:table-cell table:formula="of:=COS([.$O310])*([.AF$3]-[.B$12]/2)-SIN([.$O310])*([.AG$3]-[.B$13]/2)" office:value-type="float" office:value="-228" calcext:value-type="float">
            <text:p>-228</text:p>
          </table:table-cell>
          <table:table-cell table:formula="of:=SIN([.$O310])*([.AF$3]-[.B$12]/2)+COS([.$O310])*([.AG$3]-[.B$13]/2)" office:value-type="float" office:value="-684" calcext:value-type="float">
            <text:p>-684</text:p>
          </table:table-cell>
          <table:table-cell table:formula="of:=MIN([.X310];[.Z310];[.AB310];[.AD310])" office:value-type="float" office:value="-578" calcext:value-type="float">
            <text:p>-578</text:p>
          </table:table-cell>
          <table:table-cell table:formula="of:=MIN([.Y310];[.AA310];[.AC310];[.AE310])" office:value-type="float" office:value="-434" calcext:value-type="float">
            <text:p>-434</text:p>
          </table:table-cell>
          <table:table-cell table:formula="of:=[.AF310]-[.$AH310]" office:value-type="float" office:value="350" calcext:value-type="float">
            <text:p>350</text:p>
          </table:table-cell>
          <table:table-cell table:formula="of:=[.AG310]-[.$AI310]" office:value-type="float" office:value="-250" calcext:value-type="float">
            <text:p>-250</text:p>
          </table:table-cell>
          <table:table-cell table:formula="of:=[.AF$3]-[.AJ310]" office:value-type="float" office:value="0" calcext:value-type="float">
            <text:p>0</text:p>
          </table:table-cell>
          <table:table-cell table:formula="of:=[.AG$3]-[.AK3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1];[.E311];[.F311])+TIME([.G311];[.H311];[.I311])" office:value-type="date" office:date-value="1999-11-30" calcext:value-type="date">
            <text:p>30/11/99 00:00:00</text:p>
          </table:table-cell>
          <table:table-cell table:formula="of:=IF([.C311]&lt;&gt;&quot;&quot;;CONCATENATE(&quot;mogrify -rotate &quot;;ROUND([.N311];3);&quot; -background black &quot;;[.C311]);&quot;&quot;)">
            <text:p/>
          </table:table-cell>
          <table:table-cell table:formula="of:=IF([.C311]&lt;&gt;&quot;&quot;;CONCATENATE(&quot;mogrify -crop &quot;;ROUND([.B$22]);&quot;x&quot;;ROUND([.B$23]);&quot;+&quot;;ROUND([.B$30]+[.B$33]-[.AL311]);&quot;+&quot;;ROUND([.B$31]+[.B$34]-[.AM311]);&quot; &quot;;[.C311]);&quot;&quot;)">
            <text:p/>
          </table:table-cell>
          <table:table-cell/>
          <table:table-cell table:style-name="Default" table:formula="of:=IF([.C311]&lt;&gt;&quot;&quot;;([.J311]-[.J$3])*360*[.B$35];0)" office:value-type="float" office:value="0" calcext:value-type="float">
            <text:p>0</text:p>
          </table:table-cell>
          <table:table-cell table:formula="of:=[.N311]/180*PI()" office:value-type="float" office:value="0" calcext:value-type="float">
            <text:p>0</text:p>
          </table:table-cell>
          <table:table-cell table:formula="of:=COS([.$O311])*([.P$3]-[.B$14])-SIN([.$O311])*([.Q$3]-[.B$15])" office:value-type="float" office:value="-350" calcext:value-type="float">
            <text:p>-350</text:p>
          </table:table-cell>
          <table:table-cell table:formula="of:=SIN([.$O311])*([.P$3]-[.B$14])+COS([.$O311])*([.Q$3]-[.B$15])" office:value-type="float" office:value="250" calcext:value-type="float">
            <text:p>250</text:p>
          </table:table-cell>
          <table:table-cell table:formula="of:=COS([.$O311])*([.R$3]-[.B$14])-SIN([.$O311])*([.S$3]-[.B$15])" office:value-type="float" office:value="-350" calcext:value-type="float">
            <text:p>-350</text:p>
          </table:table-cell>
          <table:table-cell table:formula="of:=SIN([.$O311])*([.R$3]-[.B$14])+COS([.$O311])*([.S$3]-[.B$15])" office:value-type="float" office:value="1118" calcext:value-type="float">
            <text:p>1118</text:p>
          </table:table-cell>
          <table:table-cell table:formula="of:=COS([.$O311])*([.T$3]-[.B$14])-SIN([.$O311])*([.U$3]-[.B$15])" office:value-type="float" office:value="806" calcext:value-type="float">
            <text:p>806</text:p>
          </table:table-cell>
          <table:table-cell table:formula="of:=SIN([.$O311])*([.T$3]-[.B$14])+COS([.$O311])*([.U$3]-[.B$15])" office:value-type="float" office:value="250" calcext:value-type="float">
            <text:p>250</text:p>
          </table:table-cell>
          <table:table-cell table:formula="of:=COS([.$O311])*([.V$3]-[.B$14])-SIN([.$O311])*([.W$3]-[.B$15])" office:value-type="float" office:value="806" calcext:value-type="float">
            <text:p>806</text:p>
          </table:table-cell>
          <table:table-cell table:formula="of:=SIN([.$O311])*([.V$3]-[.B$14])+COS([.$O311])*([.W$3]-[.B$15])" office:value-type="float" office:value="1118" calcext:value-type="float">
            <text:p>1118</text:p>
          </table:table-cell>
          <table:table-cell table:formula="of:=COS([.$O311])*([.X$3]-[.B$12]/2)-SIN([.$O311])*([.Y$3]-[.B$13]/2)" office:value-type="float" office:value="-578" calcext:value-type="float">
            <text:p>-578</text:p>
          </table:table-cell>
          <table:table-cell table:formula="of:=SIN([.$O311])*([.X$3]-[.B$12]/2)+COS([.$O311])*([.Y$3]-[.B$13]/2)" office:value-type="float" office:value="-434" calcext:value-type="float">
            <text:p>-434</text:p>
          </table:table-cell>
          <table:table-cell table:formula="of:=COS([.$O311])*([.Z$3]-[.B$12]/2)-SIN([.$O311])*([.AA$3]-[.B$13]/2)" office:value-type="float" office:value="-578" calcext:value-type="float">
            <text:p>-578</text:p>
          </table:table-cell>
          <table:table-cell table:formula="of:=SIN([.$O311])*([.Z$3]-[.B$12]/2)+COS([.$O311])*([.AA$3]-[.B$13]/2)" office:value-type="float" office:value="434" calcext:value-type="float">
            <text:p>434</text:p>
          </table:table-cell>
          <table:table-cell table:formula="of:=COS([.$O311])*([.AB$3]-[.B$12]/2)-SIN([.$O311])*([.AC$3]-[.B$13]/2)" office:value-type="float" office:value="578" calcext:value-type="float">
            <text:p>578</text:p>
          </table:table-cell>
          <table:table-cell table:formula="of:=SIN([.$O311])*([.AB$3]-[.B$12]/2)+COS([.$O311])*([.AC$3]-[.B$13]/2)" office:value-type="float" office:value="-434" calcext:value-type="float">
            <text:p>-434</text:p>
          </table:table-cell>
          <table:table-cell table:formula="of:=COS([.$O311])*([.AD$3]-[.B$12]/2)-SIN([.$O311])*([.AE$3]-[.B$13]/2)" office:value-type="float" office:value="578" calcext:value-type="float">
            <text:p>578</text:p>
          </table:table-cell>
          <table:table-cell table:formula="of:=SIN([.$O311])*([.AD$3]-[.B$12]/2)+COS([.$O311])*([.AE$3]-[.B$13]/2)" office:value-type="float" office:value="434" calcext:value-type="float">
            <text:p>434</text:p>
          </table:table-cell>
          <table:table-cell table:formula="of:=COS([.$O311])*([.AF$3]-[.B$12]/2)-SIN([.$O311])*([.AG$3]-[.B$13]/2)" office:value-type="float" office:value="-228" calcext:value-type="float">
            <text:p>-228</text:p>
          </table:table-cell>
          <table:table-cell table:formula="of:=SIN([.$O311])*([.AF$3]-[.B$12]/2)+COS([.$O311])*([.AG$3]-[.B$13]/2)" office:value-type="float" office:value="-684" calcext:value-type="float">
            <text:p>-684</text:p>
          </table:table-cell>
          <table:table-cell table:formula="of:=MIN([.X311];[.Z311];[.AB311];[.AD311])" office:value-type="float" office:value="-578" calcext:value-type="float">
            <text:p>-578</text:p>
          </table:table-cell>
          <table:table-cell table:formula="of:=MIN([.Y311];[.AA311];[.AC311];[.AE311])" office:value-type="float" office:value="-434" calcext:value-type="float">
            <text:p>-434</text:p>
          </table:table-cell>
          <table:table-cell table:formula="of:=[.AF311]-[.$AH311]" office:value-type="float" office:value="350" calcext:value-type="float">
            <text:p>350</text:p>
          </table:table-cell>
          <table:table-cell table:formula="of:=[.AG311]-[.$AI311]" office:value-type="float" office:value="-250" calcext:value-type="float">
            <text:p>-250</text:p>
          </table:table-cell>
          <table:table-cell table:formula="of:=[.AF$3]-[.AJ311]" office:value-type="float" office:value="0" calcext:value-type="float">
            <text:p>0</text:p>
          </table:table-cell>
          <table:table-cell table:formula="of:=[.AG$3]-[.AK31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2];[.E312];[.F312])+TIME([.G312];[.H312];[.I312])" office:value-type="date" office:date-value="1999-11-30" calcext:value-type="date">
            <text:p>30/11/99 00:00:00</text:p>
          </table:table-cell>
          <table:table-cell table:formula="of:=IF([.C312]&lt;&gt;&quot;&quot;;CONCATENATE(&quot;mogrify -rotate &quot;;ROUND([.N312];3);&quot; -background black &quot;;[.C312]);&quot;&quot;)">
            <text:p/>
          </table:table-cell>
          <table:table-cell table:formula="of:=IF([.C312]&lt;&gt;&quot;&quot;;CONCATENATE(&quot;mogrify -crop &quot;;ROUND([.B$22]);&quot;x&quot;;ROUND([.B$23]);&quot;+&quot;;ROUND([.B$30]+[.B$33]-[.AL312]);&quot;+&quot;;ROUND([.B$31]+[.B$34]-[.AM312]);&quot; &quot;;[.C312]);&quot;&quot;)">
            <text:p/>
          </table:table-cell>
          <table:table-cell/>
          <table:table-cell table:style-name="Default" table:formula="of:=IF([.C312]&lt;&gt;&quot;&quot;;([.J312]-[.J$3])*360*[.B$35];0)" office:value-type="float" office:value="0" calcext:value-type="float">
            <text:p>0</text:p>
          </table:table-cell>
          <table:table-cell table:formula="of:=[.N312]/180*PI()" office:value-type="float" office:value="0" calcext:value-type="float">
            <text:p>0</text:p>
          </table:table-cell>
          <table:table-cell table:formula="of:=COS([.$O312])*([.P$3]-[.B$14])-SIN([.$O312])*([.Q$3]-[.B$15])" office:value-type="float" office:value="-350" calcext:value-type="float">
            <text:p>-350</text:p>
          </table:table-cell>
          <table:table-cell table:formula="of:=SIN([.$O312])*([.P$3]-[.B$14])+COS([.$O312])*([.Q$3]-[.B$15])" office:value-type="float" office:value="250" calcext:value-type="float">
            <text:p>250</text:p>
          </table:table-cell>
          <table:table-cell table:formula="of:=COS([.$O312])*([.R$3]-[.B$14])-SIN([.$O312])*([.S$3]-[.B$15])" office:value-type="float" office:value="-350" calcext:value-type="float">
            <text:p>-350</text:p>
          </table:table-cell>
          <table:table-cell table:formula="of:=SIN([.$O312])*([.R$3]-[.B$14])+COS([.$O312])*([.S$3]-[.B$15])" office:value-type="float" office:value="1118" calcext:value-type="float">
            <text:p>1118</text:p>
          </table:table-cell>
          <table:table-cell table:formula="of:=COS([.$O312])*([.T$3]-[.B$14])-SIN([.$O312])*([.U$3]-[.B$15])" office:value-type="float" office:value="806" calcext:value-type="float">
            <text:p>806</text:p>
          </table:table-cell>
          <table:table-cell table:formula="of:=SIN([.$O312])*([.T$3]-[.B$14])+COS([.$O312])*([.U$3]-[.B$15])" office:value-type="float" office:value="250" calcext:value-type="float">
            <text:p>250</text:p>
          </table:table-cell>
          <table:table-cell table:formula="of:=COS([.$O312])*([.V$3]-[.B$14])-SIN([.$O312])*([.W$3]-[.B$15])" office:value-type="float" office:value="806" calcext:value-type="float">
            <text:p>806</text:p>
          </table:table-cell>
          <table:table-cell table:formula="of:=SIN([.$O312])*([.V$3]-[.B$14])+COS([.$O312])*([.W$3]-[.B$15])" office:value-type="float" office:value="1118" calcext:value-type="float">
            <text:p>1118</text:p>
          </table:table-cell>
          <table:table-cell table:formula="of:=COS([.$O312])*([.X$3]-[.B$12]/2)-SIN([.$O312])*([.Y$3]-[.B$13]/2)" office:value-type="float" office:value="-578" calcext:value-type="float">
            <text:p>-578</text:p>
          </table:table-cell>
          <table:table-cell table:formula="of:=SIN([.$O312])*([.X$3]-[.B$12]/2)+COS([.$O312])*([.Y$3]-[.B$13]/2)" office:value-type="float" office:value="-434" calcext:value-type="float">
            <text:p>-434</text:p>
          </table:table-cell>
          <table:table-cell table:formula="of:=COS([.$O312])*([.Z$3]-[.B$12]/2)-SIN([.$O312])*([.AA$3]-[.B$13]/2)" office:value-type="float" office:value="-578" calcext:value-type="float">
            <text:p>-578</text:p>
          </table:table-cell>
          <table:table-cell table:formula="of:=SIN([.$O312])*([.Z$3]-[.B$12]/2)+COS([.$O312])*([.AA$3]-[.B$13]/2)" office:value-type="float" office:value="434" calcext:value-type="float">
            <text:p>434</text:p>
          </table:table-cell>
          <table:table-cell table:formula="of:=COS([.$O312])*([.AB$3]-[.B$12]/2)-SIN([.$O312])*([.AC$3]-[.B$13]/2)" office:value-type="float" office:value="578" calcext:value-type="float">
            <text:p>578</text:p>
          </table:table-cell>
          <table:table-cell table:formula="of:=SIN([.$O312])*([.AB$3]-[.B$12]/2)+COS([.$O312])*([.AC$3]-[.B$13]/2)" office:value-type="float" office:value="-434" calcext:value-type="float">
            <text:p>-434</text:p>
          </table:table-cell>
          <table:table-cell table:formula="of:=COS([.$O312])*([.AD$3]-[.B$12]/2)-SIN([.$O312])*([.AE$3]-[.B$13]/2)" office:value-type="float" office:value="578" calcext:value-type="float">
            <text:p>578</text:p>
          </table:table-cell>
          <table:table-cell table:formula="of:=SIN([.$O312])*([.AD$3]-[.B$12]/2)+COS([.$O312])*([.AE$3]-[.B$13]/2)" office:value-type="float" office:value="434" calcext:value-type="float">
            <text:p>434</text:p>
          </table:table-cell>
          <table:table-cell table:formula="of:=COS([.$O312])*([.AF$3]-[.B$12]/2)-SIN([.$O312])*([.AG$3]-[.B$13]/2)" office:value-type="float" office:value="-228" calcext:value-type="float">
            <text:p>-228</text:p>
          </table:table-cell>
          <table:table-cell table:formula="of:=SIN([.$O312])*([.AF$3]-[.B$12]/2)+COS([.$O312])*([.AG$3]-[.B$13]/2)" office:value-type="float" office:value="-684" calcext:value-type="float">
            <text:p>-684</text:p>
          </table:table-cell>
          <table:table-cell table:formula="of:=MIN([.X312];[.Z312];[.AB312];[.AD312])" office:value-type="float" office:value="-578" calcext:value-type="float">
            <text:p>-578</text:p>
          </table:table-cell>
          <table:table-cell table:formula="of:=MIN([.Y312];[.AA312];[.AC312];[.AE312])" office:value-type="float" office:value="-434" calcext:value-type="float">
            <text:p>-434</text:p>
          </table:table-cell>
          <table:table-cell table:formula="of:=[.AF312]-[.$AH312]" office:value-type="float" office:value="350" calcext:value-type="float">
            <text:p>350</text:p>
          </table:table-cell>
          <table:table-cell table:formula="of:=[.AG312]-[.$AI312]" office:value-type="float" office:value="-250" calcext:value-type="float">
            <text:p>-250</text:p>
          </table:table-cell>
          <table:table-cell table:formula="of:=[.AF$3]-[.AJ312]" office:value-type="float" office:value="0" calcext:value-type="float">
            <text:p>0</text:p>
          </table:table-cell>
          <table:table-cell table:formula="of:=[.AG$3]-[.AK31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3];[.E313];[.F313])+TIME([.G313];[.H313];[.I313])" office:value-type="date" office:date-value="1999-11-30" calcext:value-type="date">
            <text:p>30/11/99 00:00:00</text:p>
          </table:table-cell>
          <table:table-cell table:formula="of:=IF([.C313]&lt;&gt;&quot;&quot;;CONCATENATE(&quot;mogrify -rotate &quot;;ROUND([.N313];3);&quot; -background black &quot;;[.C313]);&quot;&quot;)">
            <text:p/>
          </table:table-cell>
          <table:table-cell table:formula="of:=IF([.C313]&lt;&gt;&quot;&quot;;CONCATENATE(&quot;mogrify -crop &quot;;ROUND([.B$22]);&quot;x&quot;;ROUND([.B$23]);&quot;+&quot;;ROUND([.B$30]+[.B$33]-[.AL313]);&quot;+&quot;;ROUND([.B$31]+[.B$34]-[.AM313]);&quot; &quot;;[.C313]);&quot;&quot;)">
            <text:p/>
          </table:table-cell>
          <table:table-cell/>
          <table:table-cell table:style-name="Default" table:formula="of:=IF([.C313]&lt;&gt;&quot;&quot;;([.J313]-[.J$3])*360*[.B$35];0)" office:value-type="float" office:value="0" calcext:value-type="float">
            <text:p>0</text:p>
          </table:table-cell>
          <table:table-cell table:formula="of:=[.N313]/180*PI()" office:value-type="float" office:value="0" calcext:value-type="float">
            <text:p>0</text:p>
          </table:table-cell>
          <table:table-cell table:formula="of:=COS([.$O313])*([.P$3]-[.B$14])-SIN([.$O313])*([.Q$3]-[.B$15])" office:value-type="float" office:value="-350" calcext:value-type="float">
            <text:p>-350</text:p>
          </table:table-cell>
          <table:table-cell table:formula="of:=SIN([.$O313])*([.P$3]-[.B$14])+COS([.$O313])*([.Q$3]-[.B$15])" office:value-type="float" office:value="250" calcext:value-type="float">
            <text:p>250</text:p>
          </table:table-cell>
          <table:table-cell table:formula="of:=COS([.$O313])*([.R$3]-[.B$14])-SIN([.$O313])*([.S$3]-[.B$15])" office:value-type="float" office:value="-350" calcext:value-type="float">
            <text:p>-350</text:p>
          </table:table-cell>
          <table:table-cell table:formula="of:=SIN([.$O313])*([.R$3]-[.B$14])+COS([.$O313])*([.S$3]-[.B$15])" office:value-type="float" office:value="1118" calcext:value-type="float">
            <text:p>1118</text:p>
          </table:table-cell>
          <table:table-cell table:formula="of:=COS([.$O313])*([.T$3]-[.B$14])-SIN([.$O313])*([.U$3]-[.B$15])" office:value-type="float" office:value="806" calcext:value-type="float">
            <text:p>806</text:p>
          </table:table-cell>
          <table:table-cell table:formula="of:=SIN([.$O313])*([.T$3]-[.B$14])+COS([.$O313])*([.U$3]-[.B$15])" office:value-type="float" office:value="250" calcext:value-type="float">
            <text:p>250</text:p>
          </table:table-cell>
          <table:table-cell table:formula="of:=COS([.$O313])*([.V$3]-[.B$14])-SIN([.$O313])*([.W$3]-[.B$15])" office:value-type="float" office:value="806" calcext:value-type="float">
            <text:p>806</text:p>
          </table:table-cell>
          <table:table-cell table:formula="of:=SIN([.$O313])*([.V$3]-[.B$14])+COS([.$O313])*([.W$3]-[.B$15])" office:value-type="float" office:value="1118" calcext:value-type="float">
            <text:p>1118</text:p>
          </table:table-cell>
          <table:table-cell table:formula="of:=COS([.$O313])*([.X$3]-[.B$12]/2)-SIN([.$O313])*([.Y$3]-[.B$13]/2)" office:value-type="float" office:value="-578" calcext:value-type="float">
            <text:p>-578</text:p>
          </table:table-cell>
          <table:table-cell table:formula="of:=SIN([.$O313])*([.X$3]-[.B$12]/2)+COS([.$O313])*([.Y$3]-[.B$13]/2)" office:value-type="float" office:value="-434" calcext:value-type="float">
            <text:p>-434</text:p>
          </table:table-cell>
          <table:table-cell table:formula="of:=COS([.$O313])*([.Z$3]-[.B$12]/2)-SIN([.$O313])*([.AA$3]-[.B$13]/2)" office:value-type="float" office:value="-578" calcext:value-type="float">
            <text:p>-578</text:p>
          </table:table-cell>
          <table:table-cell table:formula="of:=SIN([.$O313])*([.Z$3]-[.B$12]/2)+COS([.$O313])*([.AA$3]-[.B$13]/2)" office:value-type="float" office:value="434" calcext:value-type="float">
            <text:p>434</text:p>
          </table:table-cell>
          <table:table-cell table:formula="of:=COS([.$O313])*([.AB$3]-[.B$12]/2)-SIN([.$O313])*([.AC$3]-[.B$13]/2)" office:value-type="float" office:value="578" calcext:value-type="float">
            <text:p>578</text:p>
          </table:table-cell>
          <table:table-cell table:formula="of:=SIN([.$O313])*([.AB$3]-[.B$12]/2)+COS([.$O313])*([.AC$3]-[.B$13]/2)" office:value-type="float" office:value="-434" calcext:value-type="float">
            <text:p>-434</text:p>
          </table:table-cell>
          <table:table-cell table:formula="of:=COS([.$O313])*([.AD$3]-[.B$12]/2)-SIN([.$O313])*([.AE$3]-[.B$13]/2)" office:value-type="float" office:value="578" calcext:value-type="float">
            <text:p>578</text:p>
          </table:table-cell>
          <table:table-cell table:formula="of:=SIN([.$O313])*([.AD$3]-[.B$12]/2)+COS([.$O313])*([.AE$3]-[.B$13]/2)" office:value-type="float" office:value="434" calcext:value-type="float">
            <text:p>434</text:p>
          </table:table-cell>
          <table:table-cell table:formula="of:=COS([.$O313])*([.AF$3]-[.B$12]/2)-SIN([.$O313])*([.AG$3]-[.B$13]/2)" office:value-type="float" office:value="-228" calcext:value-type="float">
            <text:p>-228</text:p>
          </table:table-cell>
          <table:table-cell table:formula="of:=SIN([.$O313])*([.AF$3]-[.B$12]/2)+COS([.$O313])*([.AG$3]-[.B$13]/2)" office:value-type="float" office:value="-684" calcext:value-type="float">
            <text:p>-684</text:p>
          </table:table-cell>
          <table:table-cell table:formula="of:=MIN([.X313];[.Z313];[.AB313];[.AD313])" office:value-type="float" office:value="-578" calcext:value-type="float">
            <text:p>-578</text:p>
          </table:table-cell>
          <table:table-cell table:formula="of:=MIN([.Y313];[.AA313];[.AC313];[.AE313])" office:value-type="float" office:value="-434" calcext:value-type="float">
            <text:p>-434</text:p>
          </table:table-cell>
          <table:table-cell table:formula="of:=[.AF313]-[.$AH313]" office:value-type="float" office:value="350" calcext:value-type="float">
            <text:p>350</text:p>
          </table:table-cell>
          <table:table-cell table:formula="of:=[.AG313]-[.$AI313]" office:value-type="float" office:value="-250" calcext:value-type="float">
            <text:p>-250</text:p>
          </table:table-cell>
          <table:table-cell table:formula="of:=[.AF$3]-[.AJ313]" office:value-type="float" office:value="0" calcext:value-type="float">
            <text:p>0</text:p>
          </table:table-cell>
          <table:table-cell table:formula="of:=[.AG$3]-[.AK31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4];[.E314];[.F314])+TIME([.G314];[.H314];[.I314])" office:value-type="date" office:date-value="1999-11-30" calcext:value-type="date">
            <text:p>30/11/99 00:00:00</text:p>
          </table:table-cell>
          <table:table-cell table:formula="of:=IF([.C314]&lt;&gt;&quot;&quot;;CONCATENATE(&quot;mogrify -rotate &quot;;ROUND([.N314];3);&quot; -background black &quot;;[.C314]);&quot;&quot;)">
            <text:p/>
          </table:table-cell>
          <table:table-cell table:formula="of:=IF([.C314]&lt;&gt;&quot;&quot;;CONCATENATE(&quot;mogrify -crop &quot;;ROUND([.B$22]);&quot;x&quot;;ROUND([.B$23]);&quot;+&quot;;ROUND([.B$30]+[.B$33]-[.AL314]);&quot;+&quot;;ROUND([.B$31]+[.B$34]-[.AM314]);&quot; &quot;;[.C314]);&quot;&quot;)">
            <text:p/>
          </table:table-cell>
          <table:table-cell/>
          <table:table-cell table:style-name="Default" table:formula="of:=IF([.C314]&lt;&gt;&quot;&quot;;([.J314]-[.J$3])*360*[.B$35];0)" office:value-type="float" office:value="0" calcext:value-type="float">
            <text:p>0</text:p>
          </table:table-cell>
          <table:table-cell table:formula="of:=[.N314]/180*PI()" office:value-type="float" office:value="0" calcext:value-type="float">
            <text:p>0</text:p>
          </table:table-cell>
          <table:table-cell table:formula="of:=COS([.$O314])*([.P$3]-[.B$14])-SIN([.$O314])*([.Q$3]-[.B$15])" office:value-type="float" office:value="-350" calcext:value-type="float">
            <text:p>-350</text:p>
          </table:table-cell>
          <table:table-cell table:formula="of:=SIN([.$O314])*([.P$3]-[.B$14])+COS([.$O314])*([.Q$3]-[.B$15])" office:value-type="float" office:value="250" calcext:value-type="float">
            <text:p>250</text:p>
          </table:table-cell>
          <table:table-cell table:formula="of:=COS([.$O314])*([.R$3]-[.B$14])-SIN([.$O314])*([.S$3]-[.B$15])" office:value-type="float" office:value="-350" calcext:value-type="float">
            <text:p>-350</text:p>
          </table:table-cell>
          <table:table-cell table:formula="of:=SIN([.$O314])*([.R$3]-[.B$14])+COS([.$O314])*([.S$3]-[.B$15])" office:value-type="float" office:value="1118" calcext:value-type="float">
            <text:p>1118</text:p>
          </table:table-cell>
          <table:table-cell table:formula="of:=COS([.$O314])*([.T$3]-[.B$14])-SIN([.$O314])*([.U$3]-[.B$15])" office:value-type="float" office:value="806" calcext:value-type="float">
            <text:p>806</text:p>
          </table:table-cell>
          <table:table-cell table:formula="of:=SIN([.$O314])*([.T$3]-[.B$14])+COS([.$O314])*([.U$3]-[.B$15])" office:value-type="float" office:value="250" calcext:value-type="float">
            <text:p>250</text:p>
          </table:table-cell>
          <table:table-cell table:formula="of:=COS([.$O314])*([.V$3]-[.B$14])-SIN([.$O314])*([.W$3]-[.B$15])" office:value-type="float" office:value="806" calcext:value-type="float">
            <text:p>806</text:p>
          </table:table-cell>
          <table:table-cell table:formula="of:=SIN([.$O314])*([.V$3]-[.B$14])+COS([.$O314])*([.W$3]-[.B$15])" office:value-type="float" office:value="1118" calcext:value-type="float">
            <text:p>1118</text:p>
          </table:table-cell>
          <table:table-cell table:formula="of:=COS([.$O314])*([.X$3]-[.B$12]/2)-SIN([.$O314])*([.Y$3]-[.B$13]/2)" office:value-type="float" office:value="-578" calcext:value-type="float">
            <text:p>-578</text:p>
          </table:table-cell>
          <table:table-cell table:formula="of:=SIN([.$O314])*([.X$3]-[.B$12]/2)+COS([.$O314])*([.Y$3]-[.B$13]/2)" office:value-type="float" office:value="-434" calcext:value-type="float">
            <text:p>-434</text:p>
          </table:table-cell>
          <table:table-cell table:formula="of:=COS([.$O314])*([.Z$3]-[.B$12]/2)-SIN([.$O314])*([.AA$3]-[.B$13]/2)" office:value-type="float" office:value="-578" calcext:value-type="float">
            <text:p>-578</text:p>
          </table:table-cell>
          <table:table-cell table:formula="of:=SIN([.$O314])*([.Z$3]-[.B$12]/2)+COS([.$O314])*([.AA$3]-[.B$13]/2)" office:value-type="float" office:value="434" calcext:value-type="float">
            <text:p>434</text:p>
          </table:table-cell>
          <table:table-cell table:formula="of:=COS([.$O314])*([.AB$3]-[.B$12]/2)-SIN([.$O314])*([.AC$3]-[.B$13]/2)" office:value-type="float" office:value="578" calcext:value-type="float">
            <text:p>578</text:p>
          </table:table-cell>
          <table:table-cell table:formula="of:=SIN([.$O314])*([.AB$3]-[.B$12]/2)+COS([.$O314])*([.AC$3]-[.B$13]/2)" office:value-type="float" office:value="-434" calcext:value-type="float">
            <text:p>-434</text:p>
          </table:table-cell>
          <table:table-cell table:formula="of:=COS([.$O314])*([.AD$3]-[.B$12]/2)-SIN([.$O314])*([.AE$3]-[.B$13]/2)" office:value-type="float" office:value="578" calcext:value-type="float">
            <text:p>578</text:p>
          </table:table-cell>
          <table:table-cell table:formula="of:=SIN([.$O314])*([.AD$3]-[.B$12]/2)+COS([.$O314])*([.AE$3]-[.B$13]/2)" office:value-type="float" office:value="434" calcext:value-type="float">
            <text:p>434</text:p>
          </table:table-cell>
          <table:table-cell table:formula="of:=COS([.$O314])*([.AF$3]-[.B$12]/2)-SIN([.$O314])*([.AG$3]-[.B$13]/2)" office:value-type="float" office:value="-228" calcext:value-type="float">
            <text:p>-228</text:p>
          </table:table-cell>
          <table:table-cell table:formula="of:=SIN([.$O314])*([.AF$3]-[.B$12]/2)+COS([.$O314])*([.AG$3]-[.B$13]/2)" office:value-type="float" office:value="-684" calcext:value-type="float">
            <text:p>-684</text:p>
          </table:table-cell>
          <table:table-cell table:formula="of:=MIN([.X314];[.Z314];[.AB314];[.AD314])" office:value-type="float" office:value="-578" calcext:value-type="float">
            <text:p>-578</text:p>
          </table:table-cell>
          <table:table-cell table:formula="of:=MIN([.Y314];[.AA314];[.AC314];[.AE314])" office:value-type="float" office:value="-434" calcext:value-type="float">
            <text:p>-434</text:p>
          </table:table-cell>
          <table:table-cell table:formula="of:=[.AF314]-[.$AH314]" office:value-type="float" office:value="350" calcext:value-type="float">
            <text:p>350</text:p>
          </table:table-cell>
          <table:table-cell table:formula="of:=[.AG314]-[.$AI314]" office:value-type="float" office:value="-250" calcext:value-type="float">
            <text:p>-250</text:p>
          </table:table-cell>
          <table:table-cell table:formula="of:=[.AF$3]-[.AJ314]" office:value-type="float" office:value="0" calcext:value-type="float">
            <text:p>0</text:p>
          </table:table-cell>
          <table:table-cell table:formula="of:=[.AG$3]-[.AK3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5];[.E315];[.F315])+TIME([.G315];[.H315];[.I315])" office:value-type="date" office:date-value="1999-11-30" calcext:value-type="date">
            <text:p>30/11/99 00:00:00</text:p>
          </table:table-cell>
          <table:table-cell table:formula="of:=IF([.C315]&lt;&gt;&quot;&quot;;CONCATENATE(&quot;mogrify -rotate &quot;;ROUND([.N315];3);&quot; -background black &quot;;[.C315]);&quot;&quot;)">
            <text:p/>
          </table:table-cell>
          <table:table-cell table:formula="of:=IF([.C315]&lt;&gt;&quot;&quot;;CONCATENATE(&quot;mogrify -crop &quot;;ROUND([.B$22]);&quot;x&quot;;ROUND([.B$23]);&quot;+&quot;;ROUND([.B$30]+[.B$33]-[.AL315]);&quot;+&quot;;ROUND([.B$31]+[.B$34]-[.AM315]);&quot; &quot;;[.C315]);&quot;&quot;)">
            <text:p/>
          </table:table-cell>
          <table:table-cell/>
          <table:table-cell table:style-name="Default" table:formula="of:=IF([.C315]&lt;&gt;&quot;&quot;;([.J315]-[.J$3])*360*[.B$35];0)" office:value-type="float" office:value="0" calcext:value-type="float">
            <text:p>0</text:p>
          </table:table-cell>
          <table:table-cell table:formula="of:=[.N315]/180*PI()" office:value-type="float" office:value="0" calcext:value-type="float">
            <text:p>0</text:p>
          </table:table-cell>
          <table:table-cell table:formula="of:=COS([.$O315])*([.P$3]-[.B$14])-SIN([.$O315])*([.Q$3]-[.B$15])" office:value-type="float" office:value="-350" calcext:value-type="float">
            <text:p>-350</text:p>
          </table:table-cell>
          <table:table-cell table:formula="of:=SIN([.$O315])*([.P$3]-[.B$14])+COS([.$O315])*([.Q$3]-[.B$15])" office:value-type="float" office:value="250" calcext:value-type="float">
            <text:p>250</text:p>
          </table:table-cell>
          <table:table-cell table:formula="of:=COS([.$O315])*([.R$3]-[.B$14])-SIN([.$O315])*([.S$3]-[.B$15])" office:value-type="float" office:value="-350" calcext:value-type="float">
            <text:p>-350</text:p>
          </table:table-cell>
          <table:table-cell table:formula="of:=SIN([.$O315])*([.R$3]-[.B$14])+COS([.$O315])*([.S$3]-[.B$15])" office:value-type="float" office:value="1118" calcext:value-type="float">
            <text:p>1118</text:p>
          </table:table-cell>
          <table:table-cell table:formula="of:=COS([.$O315])*([.T$3]-[.B$14])-SIN([.$O315])*([.U$3]-[.B$15])" office:value-type="float" office:value="806" calcext:value-type="float">
            <text:p>806</text:p>
          </table:table-cell>
          <table:table-cell table:formula="of:=SIN([.$O315])*([.T$3]-[.B$14])+COS([.$O315])*([.U$3]-[.B$15])" office:value-type="float" office:value="250" calcext:value-type="float">
            <text:p>250</text:p>
          </table:table-cell>
          <table:table-cell table:formula="of:=COS([.$O315])*([.V$3]-[.B$14])-SIN([.$O315])*([.W$3]-[.B$15])" office:value-type="float" office:value="806" calcext:value-type="float">
            <text:p>806</text:p>
          </table:table-cell>
          <table:table-cell table:formula="of:=SIN([.$O315])*([.V$3]-[.B$14])+COS([.$O315])*([.W$3]-[.B$15])" office:value-type="float" office:value="1118" calcext:value-type="float">
            <text:p>1118</text:p>
          </table:table-cell>
          <table:table-cell table:formula="of:=COS([.$O315])*([.X$3]-[.B$12]/2)-SIN([.$O315])*([.Y$3]-[.B$13]/2)" office:value-type="float" office:value="-578" calcext:value-type="float">
            <text:p>-578</text:p>
          </table:table-cell>
          <table:table-cell table:formula="of:=SIN([.$O315])*([.X$3]-[.B$12]/2)+COS([.$O315])*([.Y$3]-[.B$13]/2)" office:value-type="float" office:value="-434" calcext:value-type="float">
            <text:p>-434</text:p>
          </table:table-cell>
          <table:table-cell table:formula="of:=COS([.$O315])*([.Z$3]-[.B$12]/2)-SIN([.$O315])*([.AA$3]-[.B$13]/2)" office:value-type="float" office:value="-578" calcext:value-type="float">
            <text:p>-578</text:p>
          </table:table-cell>
          <table:table-cell table:formula="of:=SIN([.$O315])*([.Z$3]-[.B$12]/2)+COS([.$O315])*([.AA$3]-[.B$13]/2)" office:value-type="float" office:value="434" calcext:value-type="float">
            <text:p>434</text:p>
          </table:table-cell>
          <table:table-cell table:formula="of:=COS([.$O315])*([.AB$3]-[.B$12]/2)-SIN([.$O315])*([.AC$3]-[.B$13]/2)" office:value-type="float" office:value="578" calcext:value-type="float">
            <text:p>578</text:p>
          </table:table-cell>
          <table:table-cell table:formula="of:=SIN([.$O315])*([.AB$3]-[.B$12]/2)+COS([.$O315])*([.AC$3]-[.B$13]/2)" office:value-type="float" office:value="-434" calcext:value-type="float">
            <text:p>-434</text:p>
          </table:table-cell>
          <table:table-cell table:formula="of:=COS([.$O315])*([.AD$3]-[.B$12]/2)-SIN([.$O315])*([.AE$3]-[.B$13]/2)" office:value-type="float" office:value="578" calcext:value-type="float">
            <text:p>578</text:p>
          </table:table-cell>
          <table:table-cell table:formula="of:=SIN([.$O315])*([.AD$3]-[.B$12]/2)+COS([.$O315])*([.AE$3]-[.B$13]/2)" office:value-type="float" office:value="434" calcext:value-type="float">
            <text:p>434</text:p>
          </table:table-cell>
          <table:table-cell table:formula="of:=COS([.$O315])*([.AF$3]-[.B$12]/2)-SIN([.$O315])*([.AG$3]-[.B$13]/2)" office:value-type="float" office:value="-228" calcext:value-type="float">
            <text:p>-228</text:p>
          </table:table-cell>
          <table:table-cell table:formula="of:=SIN([.$O315])*([.AF$3]-[.B$12]/2)+COS([.$O315])*([.AG$3]-[.B$13]/2)" office:value-type="float" office:value="-684" calcext:value-type="float">
            <text:p>-684</text:p>
          </table:table-cell>
          <table:table-cell table:formula="of:=MIN([.X315];[.Z315];[.AB315];[.AD315])" office:value-type="float" office:value="-578" calcext:value-type="float">
            <text:p>-578</text:p>
          </table:table-cell>
          <table:table-cell table:formula="of:=MIN([.Y315];[.AA315];[.AC315];[.AE315])" office:value-type="float" office:value="-434" calcext:value-type="float">
            <text:p>-434</text:p>
          </table:table-cell>
          <table:table-cell table:formula="of:=[.AF315]-[.$AH315]" office:value-type="float" office:value="350" calcext:value-type="float">
            <text:p>350</text:p>
          </table:table-cell>
          <table:table-cell table:formula="of:=[.AG315]-[.$AI315]" office:value-type="float" office:value="-250" calcext:value-type="float">
            <text:p>-250</text:p>
          </table:table-cell>
          <table:table-cell table:formula="of:=[.AF$3]-[.AJ315]" office:value-type="float" office:value="0" calcext:value-type="float">
            <text:p>0</text:p>
          </table:table-cell>
          <table:table-cell table:formula="of:=[.AG$3]-[.AK31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6];[.E316];[.F316])+TIME([.G316];[.H316];[.I316])" office:value-type="date" office:date-value="1999-11-30" calcext:value-type="date">
            <text:p>30/11/99 00:00:00</text:p>
          </table:table-cell>
          <table:table-cell table:formula="of:=IF([.C316]&lt;&gt;&quot;&quot;;CONCATENATE(&quot;mogrify -rotate &quot;;ROUND([.N316];3);&quot; -background black &quot;;[.C316]);&quot;&quot;)">
            <text:p/>
          </table:table-cell>
          <table:table-cell table:formula="of:=IF([.C316]&lt;&gt;&quot;&quot;;CONCATENATE(&quot;mogrify -crop &quot;;ROUND([.B$22]);&quot;x&quot;;ROUND([.B$23]);&quot;+&quot;;ROUND([.B$30]+[.B$33]-[.AL316]);&quot;+&quot;;ROUND([.B$31]+[.B$34]-[.AM316]);&quot; &quot;;[.C316]);&quot;&quot;)">
            <text:p/>
          </table:table-cell>
          <table:table-cell/>
          <table:table-cell table:style-name="Default" table:formula="of:=IF([.C316]&lt;&gt;&quot;&quot;;([.J316]-[.J$3])*360*[.B$35];0)" office:value-type="float" office:value="0" calcext:value-type="float">
            <text:p>0</text:p>
          </table:table-cell>
          <table:table-cell table:formula="of:=[.N316]/180*PI()" office:value-type="float" office:value="0" calcext:value-type="float">
            <text:p>0</text:p>
          </table:table-cell>
          <table:table-cell table:formula="of:=COS([.$O316])*([.P$3]-[.B$14])-SIN([.$O316])*([.Q$3]-[.B$15])" office:value-type="float" office:value="-350" calcext:value-type="float">
            <text:p>-350</text:p>
          </table:table-cell>
          <table:table-cell table:formula="of:=SIN([.$O316])*([.P$3]-[.B$14])+COS([.$O316])*([.Q$3]-[.B$15])" office:value-type="float" office:value="250" calcext:value-type="float">
            <text:p>250</text:p>
          </table:table-cell>
          <table:table-cell table:formula="of:=COS([.$O316])*([.R$3]-[.B$14])-SIN([.$O316])*([.S$3]-[.B$15])" office:value-type="float" office:value="-350" calcext:value-type="float">
            <text:p>-350</text:p>
          </table:table-cell>
          <table:table-cell table:formula="of:=SIN([.$O316])*([.R$3]-[.B$14])+COS([.$O316])*([.S$3]-[.B$15])" office:value-type="float" office:value="1118" calcext:value-type="float">
            <text:p>1118</text:p>
          </table:table-cell>
          <table:table-cell table:formula="of:=COS([.$O316])*([.T$3]-[.B$14])-SIN([.$O316])*([.U$3]-[.B$15])" office:value-type="float" office:value="806" calcext:value-type="float">
            <text:p>806</text:p>
          </table:table-cell>
          <table:table-cell table:formula="of:=SIN([.$O316])*([.T$3]-[.B$14])+COS([.$O316])*([.U$3]-[.B$15])" office:value-type="float" office:value="250" calcext:value-type="float">
            <text:p>250</text:p>
          </table:table-cell>
          <table:table-cell table:formula="of:=COS([.$O316])*([.V$3]-[.B$14])-SIN([.$O316])*([.W$3]-[.B$15])" office:value-type="float" office:value="806" calcext:value-type="float">
            <text:p>806</text:p>
          </table:table-cell>
          <table:table-cell table:formula="of:=SIN([.$O316])*([.V$3]-[.B$14])+COS([.$O316])*([.W$3]-[.B$15])" office:value-type="float" office:value="1118" calcext:value-type="float">
            <text:p>1118</text:p>
          </table:table-cell>
          <table:table-cell table:formula="of:=COS([.$O316])*([.X$3]-[.B$12]/2)-SIN([.$O316])*([.Y$3]-[.B$13]/2)" office:value-type="float" office:value="-578" calcext:value-type="float">
            <text:p>-578</text:p>
          </table:table-cell>
          <table:table-cell table:formula="of:=SIN([.$O316])*([.X$3]-[.B$12]/2)+COS([.$O316])*([.Y$3]-[.B$13]/2)" office:value-type="float" office:value="-434" calcext:value-type="float">
            <text:p>-434</text:p>
          </table:table-cell>
          <table:table-cell table:formula="of:=COS([.$O316])*([.Z$3]-[.B$12]/2)-SIN([.$O316])*([.AA$3]-[.B$13]/2)" office:value-type="float" office:value="-578" calcext:value-type="float">
            <text:p>-578</text:p>
          </table:table-cell>
          <table:table-cell table:formula="of:=SIN([.$O316])*([.Z$3]-[.B$12]/2)+COS([.$O316])*([.AA$3]-[.B$13]/2)" office:value-type="float" office:value="434" calcext:value-type="float">
            <text:p>434</text:p>
          </table:table-cell>
          <table:table-cell table:formula="of:=COS([.$O316])*([.AB$3]-[.B$12]/2)-SIN([.$O316])*([.AC$3]-[.B$13]/2)" office:value-type="float" office:value="578" calcext:value-type="float">
            <text:p>578</text:p>
          </table:table-cell>
          <table:table-cell table:formula="of:=SIN([.$O316])*([.AB$3]-[.B$12]/2)+COS([.$O316])*([.AC$3]-[.B$13]/2)" office:value-type="float" office:value="-434" calcext:value-type="float">
            <text:p>-434</text:p>
          </table:table-cell>
          <table:table-cell table:formula="of:=COS([.$O316])*([.AD$3]-[.B$12]/2)-SIN([.$O316])*([.AE$3]-[.B$13]/2)" office:value-type="float" office:value="578" calcext:value-type="float">
            <text:p>578</text:p>
          </table:table-cell>
          <table:table-cell table:formula="of:=SIN([.$O316])*([.AD$3]-[.B$12]/2)+COS([.$O316])*([.AE$3]-[.B$13]/2)" office:value-type="float" office:value="434" calcext:value-type="float">
            <text:p>434</text:p>
          </table:table-cell>
          <table:table-cell table:formula="of:=COS([.$O316])*([.AF$3]-[.B$12]/2)-SIN([.$O316])*([.AG$3]-[.B$13]/2)" office:value-type="float" office:value="-228" calcext:value-type="float">
            <text:p>-228</text:p>
          </table:table-cell>
          <table:table-cell table:formula="of:=SIN([.$O316])*([.AF$3]-[.B$12]/2)+COS([.$O316])*([.AG$3]-[.B$13]/2)" office:value-type="float" office:value="-684" calcext:value-type="float">
            <text:p>-684</text:p>
          </table:table-cell>
          <table:table-cell table:formula="of:=MIN([.X316];[.Z316];[.AB316];[.AD316])" office:value-type="float" office:value="-578" calcext:value-type="float">
            <text:p>-578</text:p>
          </table:table-cell>
          <table:table-cell table:formula="of:=MIN([.Y316];[.AA316];[.AC316];[.AE316])" office:value-type="float" office:value="-434" calcext:value-type="float">
            <text:p>-434</text:p>
          </table:table-cell>
          <table:table-cell table:formula="of:=[.AF316]-[.$AH316]" office:value-type="float" office:value="350" calcext:value-type="float">
            <text:p>350</text:p>
          </table:table-cell>
          <table:table-cell table:formula="of:=[.AG316]-[.$AI316]" office:value-type="float" office:value="-250" calcext:value-type="float">
            <text:p>-250</text:p>
          </table:table-cell>
          <table:table-cell table:formula="of:=[.AF$3]-[.AJ316]" office:value-type="float" office:value="0" calcext:value-type="float">
            <text:p>0</text:p>
          </table:table-cell>
          <table:table-cell table:formula="of:=[.AG$3]-[.AK31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7];[.E317];[.F317])+TIME([.G317];[.H317];[.I317])" office:value-type="date" office:date-value="1999-11-30" calcext:value-type="date">
            <text:p>30/11/99 00:00:00</text:p>
          </table:table-cell>
          <table:table-cell table:formula="of:=IF([.C317]&lt;&gt;&quot;&quot;;CONCATENATE(&quot;mogrify -rotate &quot;;ROUND([.N317];3);&quot; -background black &quot;;[.C317]);&quot;&quot;)">
            <text:p/>
          </table:table-cell>
          <table:table-cell table:formula="of:=IF([.C317]&lt;&gt;&quot;&quot;;CONCATENATE(&quot;mogrify -crop &quot;;ROUND([.B$22]);&quot;x&quot;;ROUND([.B$23]);&quot;+&quot;;ROUND([.B$30]+[.B$33]-[.AL317]);&quot;+&quot;;ROUND([.B$31]+[.B$34]-[.AM317]);&quot; &quot;;[.C317]);&quot;&quot;)">
            <text:p/>
          </table:table-cell>
          <table:table-cell/>
          <table:table-cell table:style-name="Default" table:formula="of:=IF([.C317]&lt;&gt;&quot;&quot;;([.J317]-[.J$3])*360*[.B$35];0)" office:value-type="float" office:value="0" calcext:value-type="float">
            <text:p>0</text:p>
          </table:table-cell>
          <table:table-cell table:formula="of:=[.N317]/180*PI()" office:value-type="float" office:value="0" calcext:value-type="float">
            <text:p>0</text:p>
          </table:table-cell>
          <table:table-cell table:formula="of:=COS([.$O317])*([.P$3]-[.B$14])-SIN([.$O317])*([.Q$3]-[.B$15])" office:value-type="float" office:value="-350" calcext:value-type="float">
            <text:p>-350</text:p>
          </table:table-cell>
          <table:table-cell table:formula="of:=SIN([.$O317])*([.P$3]-[.B$14])+COS([.$O317])*([.Q$3]-[.B$15])" office:value-type="float" office:value="250" calcext:value-type="float">
            <text:p>250</text:p>
          </table:table-cell>
          <table:table-cell table:formula="of:=COS([.$O317])*([.R$3]-[.B$14])-SIN([.$O317])*([.S$3]-[.B$15])" office:value-type="float" office:value="-350" calcext:value-type="float">
            <text:p>-350</text:p>
          </table:table-cell>
          <table:table-cell table:formula="of:=SIN([.$O317])*([.R$3]-[.B$14])+COS([.$O317])*([.S$3]-[.B$15])" office:value-type="float" office:value="1118" calcext:value-type="float">
            <text:p>1118</text:p>
          </table:table-cell>
          <table:table-cell table:formula="of:=COS([.$O317])*([.T$3]-[.B$14])-SIN([.$O317])*([.U$3]-[.B$15])" office:value-type="float" office:value="806" calcext:value-type="float">
            <text:p>806</text:p>
          </table:table-cell>
          <table:table-cell table:formula="of:=SIN([.$O317])*([.T$3]-[.B$14])+COS([.$O317])*([.U$3]-[.B$15])" office:value-type="float" office:value="250" calcext:value-type="float">
            <text:p>250</text:p>
          </table:table-cell>
          <table:table-cell table:formula="of:=COS([.$O317])*([.V$3]-[.B$14])-SIN([.$O317])*([.W$3]-[.B$15])" office:value-type="float" office:value="806" calcext:value-type="float">
            <text:p>806</text:p>
          </table:table-cell>
          <table:table-cell table:formula="of:=SIN([.$O317])*([.V$3]-[.B$14])+COS([.$O317])*([.W$3]-[.B$15])" office:value-type="float" office:value="1118" calcext:value-type="float">
            <text:p>1118</text:p>
          </table:table-cell>
          <table:table-cell table:formula="of:=COS([.$O317])*([.X$3]-[.B$12]/2)-SIN([.$O317])*([.Y$3]-[.B$13]/2)" office:value-type="float" office:value="-578" calcext:value-type="float">
            <text:p>-578</text:p>
          </table:table-cell>
          <table:table-cell table:formula="of:=SIN([.$O317])*([.X$3]-[.B$12]/2)+COS([.$O317])*([.Y$3]-[.B$13]/2)" office:value-type="float" office:value="-434" calcext:value-type="float">
            <text:p>-434</text:p>
          </table:table-cell>
          <table:table-cell table:formula="of:=COS([.$O317])*([.Z$3]-[.B$12]/2)-SIN([.$O317])*([.AA$3]-[.B$13]/2)" office:value-type="float" office:value="-578" calcext:value-type="float">
            <text:p>-578</text:p>
          </table:table-cell>
          <table:table-cell table:formula="of:=SIN([.$O317])*([.Z$3]-[.B$12]/2)+COS([.$O317])*([.AA$3]-[.B$13]/2)" office:value-type="float" office:value="434" calcext:value-type="float">
            <text:p>434</text:p>
          </table:table-cell>
          <table:table-cell table:formula="of:=COS([.$O317])*([.AB$3]-[.B$12]/2)-SIN([.$O317])*([.AC$3]-[.B$13]/2)" office:value-type="float" office:value="578" calcext:value-type="float">
            <text:p>578</text:p>
          </table:table-cell>
          <table:table-cell table:formula="of:=SIN([.$O317])*([.AB$3]-[.B$12]/2)+COS([.$O317])*([.AC$3]-[.B$13]/2)" office:value-type="float" office:value="-434" calcext:value-type="float">
            <text:p>-434</text:p>
          </table:table-cell>
          <table:table-cell table:formula="of:=COS([.$O317])*([.AD$3]-[.B$12]/2)-SIN([.$O317])*([.AE$3]-[.B$13]/2)" office:value-type="float" office:value="578" calcext:value-type="float">
            <text:p>578</text:p>
          </table:table-cell>
          <table:table-cell table:formula="of:=SIN([.$O317])*([.AD$3]-[.B$12]/2)+COS([.$O317])*([.AE$3]-[.B$13]/2)" office:value-type="float" office:value="434" calcext:value-type="float">
            <text:p>434</text:p>
          </table:table-cell>
          <table:table-cell table:formula="of:=COS([.$O317])*([.AF$3]-[.B$12]/2)-SIN([.$O317])*([.AG$3]-[.B$13]/2)" office:value-type="float" office:value="-228" calcext:value-type="float">
            <text:p>-228</text:p>
          </table:table-cell>
          <table:table-cell table:formula="of:=SIN([.$O317])*([.AF$3]-[.B$12]/2)+COS([.$O317])*([.AG$3]-[.B$13]/2)" office:value-type="float" office:value="-684" calcext:value-type="float">
            <text:p>-684</text:p>
          </table:table-cell>
          <table:table-cell table:formula="of:=MIN([.X317];[.Z317];[.AB317];[.AD317])" office:value-type="float" office:value="-578" calcext:value-type="float">
            <text:p>-578</text:p>
          </table:table-cell>
          <table:table-cell table:formula="of:=MIN([.Y317];[.AA317];[.AC317];[.AE317])" office:value-type="float" office:value="-434" calcext:value-type="float">
            <text:p>-434</text:p>
          </table:table-cell>
          <table:table-cell table:formula="of:=[.AF317]-[.$AH317]" office:value-type="float" office:value="350" calcext:value-type="float">
            <text:p>350</text:p>
          </table:table-cell>
          <table:table-cell table:formula="of:=[.AG317]-[.$AI317]" office:value-type="float" office:value="-250" calcext:value-type="float">
            <text:p>-250</text:p>
          </table:table-cell>
          <table:table-cell table:formula="of:=[.AF$3]-[.AJ317]" office:value-type="float" office:value="0" calcext:value-type="float">
            <text:p>0</text:p>
          </table:table-cell>
          <table:table-cell table:formula="of:=[.AG$3]-[.AK31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8];[.E318];[.F318])+TIME([.G318];[.H318];[.I318])" office:value-type="date" office:date-value="1999-11-30" calcext:value-type="date">
            <text:p>30/11/99 00:00:00</text:p>
          </table:table-cell>
          <table:table-cell table:formula="of:=IF([.C318]&lt;&gt;&quot;&quot;;CONCATENATE(&quot;mogrify -rotate &quot;;ROUND([.N318];3);&quot; -background black &quot;;[.C318]);&quot;&quot;)">
            <text:p/>
          </table:table-cell>
          <table:table-cell table:formula="of:=IF([.C318]&lt;&gt;&quot;&quot;;CONCATENATE(&quot;mogrify -crop &quot;;ROUND([.B$22]);&quot;x&quot;;ROUND([.B$23]);&quot;+&quot;;ROUND([.B$30]+[.B$33]-[.AL318]);&quot;+&quot;;ROUND([.B$31]+[.B$34]-[.AM318]);&quot; &quot;;[.C318]);&quot;&quot;)">
            <text:p/>
          </table:table-cell>
          <table:table-cell/>
          <table:table-cell table:style-name="Default" table:formula="of:=IF([.C318]&lt;&gt;&quot;&quot;;([.J318]-[.J$3])*360*[.B$35];0)" office:value-type="float" office:value="0" calcext:value-type="float">
            <text:p>0</text:p>
          </table:table-cell>
          <table:table-cell table:formula="of:=[.N318]/180*PI()" office:value-type="float" office:value="0" calcext:value-type="float">
            <text:p>0</text:p>
          </table:table-cell>
          <table:table-cell table:formula="of:=COS([.$O318])*([.P$3]-[.B$14])-SIN([.$O318])*([.Q$3]-[.B$15])" office:value-type="float" office:value="-350" calcext:value-type="float">
            <text:p>-350</text:p>
          </table:table-cell>
          <table:table-cell table:formula="of:=SIN([.$O318])*([.P$3]-[.B$14])+COS([.$O318])*([.Q$3]-[.B$15])" office:value-type="float" office:value="250" calcext:value-type="float">
            <text:p>250</text:p>
          </table:table-cell>
          <table:table-cell table:formula="of:=COS([.$O318])*([.R$3]-[.B$14])-SIN([.$O318])*([.S$3]-[.B$15])" office:value-type="float" office:value="-350" calcext:value-type="float">
            <text:p>-350</text:p>
          </table:table-cell>
          <table:table-cell table:formula="of:=SIN([.$O318])*([.R$3]-[.B$14])+COS([.$O318])*([.S$3]-[.B$15])" office:value-type="float" office:value="1118" calcext:value-type="float">
            <text:p>1118</text:p>
          </table:table-cell>
          <table:table-cell table:formula="of:=COS([.$O318])*([.T$3]-[.B$14])-SIN([.$O318])*([.U$3]-[.B$15])" office:value-type="float" office:value="806" calcext:value-type="float">
            <text:p>806</text:p>
          </table:table-cell>
          <table:table-cell table:formula="of:=SIN([.$O318])*([.T$3]-[.B$14])+COS([.$O318])*([.U$3]-[.B$15])" office:value-type="float" office:value="250" calcext:value-type="float">
            <text:p>250</text:p>
          </table:table-cell>
          <table:table-cell table:formula="of:=COS([.$O318])*([.V$3]-[.B$14])-SIN([.$O318])*([.W$3]-[.B$15])" office:value-type="float" office:value="806" calcext:value-type="float">
            <text:p>806</text:p>
          </table:table-cell>
          <table:table-cell table:formula="of:=SIN([.$O318])*([.V$3]-[.B$14])+COS([.$O318])*([.W$3]-[.B$15])" office:value-type="float" office:value="1118" calcext:value-type="float">
            <text:p>1118</text:p>
          </table:table-cell>
          <table:table-cell table:formula="of:=COS([.$O318])*([.X$3]-[.B$12]/2)-SIN([.$O318])*([.Y$3]-[.B$13]/2)" office:value-type="float" office:value="-578" calcext:value-type="float">
            <text:p>-578</text:p>
          </table:table-cell>
          <table:table-cell table:formula="of:=SIN([.$O318])*([.X$3]-[.B$12]/2)+COS([.$O318])*([.Y$3]-[.B$13]/2)" office:value-type="float" office:value="-434" calcext:value-type="float">
            <text:p>-434</text:p>
          </table:table-cell>
          <table:table-cell table:formula="of:=COS([.$O318])*([.Z$3]-[.B$12]/2)-SIN([.$O318])*([.AA$3]-[.B$13]/2)" office:value-type="float" office:value="-578" calcext:value-type="float">
            <text:p>-578</text:p>
          </table:table-cell>
          <table:table-cell table:formula="of:=SIN([.$O318])*([.Z$3]-[.B$12]/2)+COS([.$O318])*([.AA$3]-[.B$13]/2)" office:value-type="float" office:value="434" calcext:value-type="float">
            <text:p>434</text:p>
          </table:table-cell>
          <table:table-cell table:formula="of:=COS([.$O318])*([.AB$3]-[.B$12]/2)-SIN([.$O318])*([.AC$3]-[.B$13]/2)" office:value-type="float" office:value="578" calcext:value-type="float">
            <text:p>578</text:p>
          </table:table-cell>
          <table:table-cell table:formula="of:=SIN([.$O318])*([.AB$3]-[.B$12]/2)+COS([.$O318])*([.AC$3]-[.B$13]/2)" office:value-type="float" office:value="-434" calcext:value-type="float">
            <text:p>-434</text:p>
          </table:table-cell>
          <table:table-cell table:formula="of:=COS([.$O318])*([.AD$3]-[.B$12]/2)-SIN([.$O318])*([.AE$3]-[.B$13]/2)" office:value-type="float" office:value="578" calcext:value-type="float">
            <text:p>578</text:p>
          </table:table-cell>
          <table:table-cell table:formula="of:=SIN([.$O318])*([.AD$3]-[.B$12]/2)+COS([.$O318])*([.AE$3]-[.B$13]/2)" office:value-type="float" office:value="434" calcext:value-type="float">
            <text:p>434</text:p>
          </table:table-cell>
          <table:table-cell table:formula="of:=COS([.$O318])*([.AF$3]-[.B$12]/2)-SIN([.$O318])*([.AG$3]-[.B$13]/2)" office:value-type="float" office:value="-228" calcext:value-type="float">
            <text:p>-228</text:p>
          </table:table-cell>
          <table:table-cell table:formula="of:=SIN([.$O318])*([.AF$3]-[.B$12]/2)+COS([.$O318])*([.AG$3]-[.B$13]/2)" office:value-type="float" office:value="-684" calcext:value-type="float">
            <text:p>-684</text:p>
          </table:table-cell>
          <table:table-cell table:formula="of:=MIN([.X318];[.Z318];[.AB318];[.AD318])" office:value-type="float" office:value="-578" calcext:value-type="float">
            <text:p>-578</text:p>
          </table:table-cell>
          <table:table-cell table:formula="of:=MIN([.Y318];[.AA318];[.AC318];[.AE318])" office:value-type="float" office:value="-434" calcext:value-type="float">
            <text:p>-434</text:p>
          </table:table-cell>
          <table:table-cell table:formula="of:=[.AF318]-[.$AH318]" office:value-type="float" office:value="350" calcext:value-type="float">
            <text:p>350</text:p>
          </table:table-cell>
          <table:table-cell table:formula="of:=[.AG318]-[.$AI318]" office:value-type="float" office:value="-250" calcext:value-type="float">
            <text:p>-250</text:p>
          </table:table-cell>
          <table:table-cell table:formula="of:=[.AF$3]-[.AJ318]" office:value-type="float" office:value="0" calcext:value-type="float">
            <text:p>0</text:p>
          </table:table-cell>
          <table:table-cell table:formula="of:=[.AG$3]-[.AK31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19];[.E319];[.F319])+TIME([.G319];[.H319];[.I319])" office:value-type="date" office:date-value="1999-11-30" calcext:value-type="date">
            <text:p>30/11/99 00:00:00</text:p>
          </table:table-cell>
          <table:table-cell table:formula="of:=IF([.C319]&lt;&gt;&quot;&quot;;CONCATENATE(&quot;mogrify -rotate &quot;;ROUND([.N319];3);&quot; -background black &quot;;[.C319]);&quot;&quot;)">
            <text:p/>
          </table:table-cell>
          <table:table-cell table:formula="of:=IF([.C319]&lt;&gt;&quot;&quot;;CONCATENATE(&quot;mogrify -crop &quot;;ROUND([.B$22]);&quot;x&quot;;ROUND([.B$23]);&quot;+&quot;;ROUND([.B$30]+[.B$33]-[.AL319]);&quot;+&quot;;ROUND([.B$31]+[.B$34]-[.AM319]);&quot; &quot;;[.C319]);&quot;&quot;)">
            <text:p/>
          </table:table-cell>
          <table:table-cell/>
          <table:table-cell table:style-name="Default" table:formula="of:=IF([.C319]&lt;&gt;&quot;&quot;;([.J319]-[.J$3])*360*[.B$35];0)" office:value-type="float" office:value="0" calcext:value-type="float">
            <text:p>0</text:p>
          </table:table-cell>
          <table:table-cell table:formula="of:=[.N319]/180*PI()" office:value-type="float" office:value="0" calcext:value-type="float">
            <text:p>0</text:p>
          </table:table-cell>
          <table:table-cell table:formula="of:=COS([.$O319])*([.P$3]-[.B$14])-SIN([.$O319])*([.Q$3]-[.B$15])" office:value-type="float" office:value="-350" calcext:value-type="float">
            <text:p>-350</text:p>
          </table:table-cell>
          <table:table-cell table:formula="of:=SIN([.$O319])*([.P$3]-[.B$14])+COS([.$O319])*([.Q$3]-[.B$15])" office:value-type="float" office:value="250" calcext:value-type="float">
            <text:p>250</text:p>
          </table:table-cell>
          <table:table-cell table:formula="of:=COS([.$O319])*([.R$3]-[.B$14])-SIN([.$O319])*([.S$3]-[.B$15])" office:value-type="float" office:value="-350" calcext:value-type="float">
            <text:p>-350</text:p>
          </table:table-cell>
          <table:table-cell table:formula="of:=SIN([.$O319])*([.R$3]-[.B$14])+COS([.$O319])*([.S$3]-[.B$15])" office:value-type="float" office:value="1118" calcext:value-type="float">
            <text:p>1118</text:p>
          </table:table-cell>
          <table:table-cell table:formula="of:=COS([.$O319])*([.T$3]-[.B$14])-SIN([.$O319])*([.U$3]-[.B$15])" office:value-type="float" office:value="806" calcext:value-type="float">
            <text:p>806</text:p>
          </table:table-cell>
          <table:table-cell table:formula="of:=SIN([.$O319])*([.T$3]-[.B$14])+COS([.$O319])*([.U$3]-[.B$15])" office:value-type="float" office:value="250" calcext:value-type="float">
            <text:p>250</text:p>
          </table:table-cell>
          <table:table-cell table:formula="of:=COS([.$O319])*([.V$3]-[.B$14])-SIN([.$O319])*([.W$3]-[.B$15])" office:value-type="float" office:value="806" calcext:value-type="float">
            <text:p>806</text:p>
          </table:table-cell>
          <table:table-cell table:formula="of:=SIN([.$O319])*([.V$3]-[.B$14])+COS([.$O319])*([.W$3]-[.B$15])" office:value-type="float" office:value="1118" calcext:value-type="float">
            <text:p>1118</text:p>
          </table:table-cell>
          <table:table-cell table:formula="of:=COS([.$O319])*([.X$3]-[.B$12]/2)-SIN([.$O319])*([.Y$3]-[.B$13]/2)" office:value-type="float" office:value="-578" calcext:value-type="float">
            <text:p>-578</text:p>
          </table:table-cell>
          <table:table-cell table:formula="of:=SIN([.$O319])*([.X$3]-[.B$12]/2)+COS([.$O319])*([.Y$3]-[.B$13]/2)" office:value-type="float" office:value="-434" calcext:value-type="float">
            <text:p>-434</text:p>
          </table:table-cell>
          <table:table-cell table:formula="of:=COS([.$O319])*([.Z$3]-[.B$12]/2)-SIN([.$O319])*([.AA$3]-[.B$13]/2)" office:value-type="float" office:value="-578" calcext:value-type="float">
            <text:p>-578</text:p>
          </table:table-cell>
          <table:table-cell table:formula="of:=SIN([.$O319])*([.Z$3]-[.B$12]/2)+COS([.$O319])*([.AA$3]-[.B$13]/2)" office:value-type="float" office:value="434" calcext:value-type="float">
            <text:p>434</text:p>
          </table:table-cell>
          <table:table-cell table:formula="of:=COS([.$O319])*([.AB$3]-[.B$12]/2)-SIN([.$O319])*([.AC$3]-[.B$13]/2)" office:value-type="float" office:value="578" calcext:value-type="float">
            <text:p>578</text:p>
          </table:table-cell>
          <table:table-cell table:formula="of:=SIN([.$O319])*([.AB$3]-[.B$12]/2)+COS([.$O319])*([.AC$3]-[.B$13]/2)" office:value-type="float" office:value="-434" calcext:value-type="float">
            <text:p>-434</text:p>
          </table:table-cell>
          <table:table-cell table:formula="of:=COS([.$O319])*([.AD$3]-[.B$12]/2)-SIN([.$O319])*([.AE$3]-[.B$13]/2)" office:value-type="float" office:value="578" calcext:value-type="float">
            <text:p>578</text:p>
          </table:table-cell>
          <table:table-cell table:formula="of:=SIN([.$O319])*([.AD$3]-[.B$12]/2)+COS([.$O319])*([.AE$3]-[.B$13]/2)" office:value-type="float" office:value="434" calcext:value-type="float">
            <text:p>434</text:p>
          </table:table-cell>
          <table:table-cell table:formula="of:=COS([.$O319])*([.AF$3]-[.B$12]/2)-SIN([.$O319])*([.AG$3]-[.B$13]/2)" office:value-type="float" office:value="-228" calcext:value-type="float">
            <text:p>-228</text:p>
          </table:table-cell>
          <table:table-cell table:formula="of:=SIN([.$O319])*([.AF$3]-[.B$12]/2)+COS([.$O319])*([.AG$3]-[.B$13]/2)" office:value-type="float" office:value="-684" calcext:value-type="float">
            <text:p>-684</text:p>
          </table:table-cell>
          <table:table-cell table:formula="of:=MIN([.X319];[.Z319];[.AB319];[.AD319])" office:value-type="float" office:value="-578" calcext:value-type="float">
            <text:p>-578</text:p>
          </table:table-cell>
          <table:table-cell table:formula="of:=MIN([.Y319];[.AA319];[.AC319];[.AE319])" office:value-type="float" office:value="-434" calcext:value-type="float">
            <text:p>-434</text:p>
          </table:table-cell>
          <table:table-cell table:formula="of:=[.AF319]-[.$AH319]" office:value-type="float" office:value="350" calcext:value-type="float">
            <text:p>350</text:p>
          </table:table-cell>
          <table:table-cell table:formula="of:=[.AG319]-[.$AI319]" office:value-type="float" office:value="-250" calcext:value-type="float">
            <text:p>-250</text:p>
          </table:table-cell>
          <table:table-cell table:formula="of:=[.AF$3]-[.AJ319]" office:value-type="float" office:value="0" calcext:value-type="float">
            <text:p>0</text:p>
          </table:table-cell>
          <table:table-cell table:formula="of:=[.AG$3]-[.AK3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0];[.E320];[.F320])+TIME([.G320];[.H320];[.I320])" office:value-type="date" office:date-value="1999-11-30" calcext:value-type="date">
            <text:p>30/11/99 00:00:00</text:p>
          </table:table-cell>
          <table:table-cell table:formula="of:=IF([.C320]&lt;&gt;&quot;&quot;;CONCATENATE(&quot;mogrify -rotate &quot;;ROUND([.N320];3);&quot; -background black &quot;;[.C320]);&quot;&quot;)">
            <text:p/>
          </table:table-cell>
          <table:table-cell table:formula="of:=IF([.C320]&lt;&gt;&quot;&quot;;CONCATENATE(&quot;mogrify -crop &quot;;ROUND([.B$22]);&quot;x&quot;;ROUND([.B$23]);&quot;+&quot;;ROUND([.B$30]+[.B$33]-[.AL320]);&quot;+&quot;;ROUND([.B$31]+[.B$34]-[.AM320]);&quot; &quot;;[.C320]);&quot;&quot;)">
            <text:p/>
          </table:table-cell>
          <table:table-cell/>
          <table:table-cell table:style-name="Default" table:formula="of:=IF([.C320]&lt;&gt;&quot;&quot;;([.J320]-[.J$3])*360*[.B$35];0)" office:value-type="float" office:value="0" calcext:value-type="float">
            <text:p>0</text:p>
          </table:table-cell>
          <table:table-cell table:formula="of:=[.N320]/180*PI()" office:value-type="float" office:value="0" calcext:value-type="float">
            <text:p>0</text:p>
          </table:table-cell>
          <table:table-cell table:formula="of:=COS([.$O320])*([.P$3]-[.B$14])-SIN([.$O320])*([.Q$3]-[.B$15])" office:value-type="float" office:value="-350" calcext:value-type="float">
            <text:p>-350</text:p>
          </table:table-cell>
          <table:table-cell table:formula="of:=SIN([.$O320])*([.P$3]-[.B$14])+COS([.$O320])*([.Q$3]-[.B$15])" office:value-type="float" office:value="250" calcext:value-type="float">
            <text:p>250</text:p>
          </table:table-cell>
          <table:table-cell table:formula="of:=COS([.$O320])*([.R$3]-[.B$14])-SIN([.$O320])*([.S$3]-[.B$15])" office:value-type="float" office:value="-350" calcext:value-type="float">
            <text:p>-350</text:p>
          </table:table-cell>
          <table:table-cell table:formula="of:=SIN([.$O320])*([.R$3]-[.B$14])+COS([.$O320])*([.S$3]-[.B$15])" office:value-type="float" office:value="1118" calcext:value-type="float">
            <text:p>1118</text:p>
          </table:table-cell>
          <table:table-cell table:formula="of:=COS([.$O320])*([.T$3]-[.B$14])-SIN([.$O320])*([.U$3]-[.B$15])" office:value-type="float" office:value="806" calcext:value-type="float">
            <text:p>806</text:p>
          </table:table-cell>
          <table:table-cell table:formula="of:=SIN([.$O320])*([.T$3]-[.B$14])+COS([.$O320])*([.U$3]-[.B$15])" office:value-type="float" office:value="250" calcext:value-type="float">
            <text:p>250</text:p>
          </table:table-cell>
          <table:table-cell table:formula="of:=COS([.$O320])*([.V$3]-[.B$14])-SIN([.$O320])*([.W$3]-[.B$15])" office:value-type="float" office:value="806" calcext:value-type="float">
            <text:p>806</text:p>
          </table:table-cell>
          <table:table-cell table:formula="of:=SIN([.$O320])*([.V$3]-[.B$14])+COS([.$O320])*([.W$3]-[.B$15])" office:value-type="float" office:value="1118" calcext:value-type="float">
            <text:p>1118</text:p>
          </table:table-cell>
          <table:table-cell table:formula="of:=COS([.$O320])*([.X$3]-[.B$12]/2)-SIN([.$O320])*([.Y$3]-[.B$13]/2)" office:value-type="float" office:value="-578" calcext:value-type="float">
            <text:p>-578</text:p>
          </table:table-cell>
          <table:table-cell table:formula="of:=SIN([.$O320])*([.X$3]-[.B$12]/2)+COS([.$O320])*([.Y$3]-[.B$13]/2)" office:value-type="float" office:value="-434" calcext:value-type="float">
            <text:p>-434</text:p>
          </table:table-cell>
          <table:table-cell table:formula="of:=COS([.$O320])*([.Z$3]-[.B$12]/2)-SIN([.$O320])*([.AA$3]-[.B$13]/2)" office:value-type="float" office:value="-578" calcext:value-type="float">
            <text:p>-578</text:p>
          </table:table-cell>
          <table:table-cell table:formula="of:=SIN([.$O320])*([.Z$3]-[.B$12]/2)+COS([.$O320])*([.AA$3]-[.B$13]/2)" office:value-type="float" office:value="434" calcext:value-type="float">
            <text:p>434</text:p>
          </table:table-cell>
          <table:table-cell table:formula="of:=COS([.$O320])*([.AB$3]-[.B$12]/2)-SIN([.$O320])*([.AC$3]-[.B$13]/2)" office:value-type="float" office:value="578" calcext:value-type="float">
            <text:p>578</text:p>
          </table:table-cell>
          <table:table-cell table:formula="of:=SIN([.$O320])*([.AB$3]-[.B$12]/2)+COS([.$O320])*([.AC$3]-[.B$13]/2)" office:value-type="float" office:value="-434" calcext:value-type="float">
            <text:p>-434</text:p>
          </table:table-cell>
          <table:table-cell table:formula="of:=COS([.$O320])*([.AD$3]-[.B$12]/2)-SIN([.$O320])*([.AE$3]-[.B$13]/2)" office:value-type="float" office:value="578" calcext:value-type="float">
            <text:p>578</text:p>
          </table:table-cell>
          <table:table-cell table:formula="of:=SIN([.$O320])*([.AD$3]-[.B$12]/2)+COS([.$O320])*([.AE$3]-[.B$13]/2)" office:value-type="float" office:value="434" calcext:value-type="float">
            <text:p>434</text:p>
          </table:table-cell>
          <table:table-cell table:formula="of:=COS([.$O320])*([.AF$3]-[.B$12]/2)-SIN([.$O320])*([.AG$3]-[.B$13]/2)" office:value-type="float" office:value="-228" calcext:value-type="float">
            <text:p>-228</text:p>
          </table:table-cell>
          <table:table-cell table:formula="of:=SIN([.$O320])*([.AF$3]-[.B$12]/2)+COS([.$O320])*([.AG$3]-[.B$13]/2)" office:value-type="float" office:value="-684" calcext:value-type="float">
            <text:p>-684</text:p>
          </table:table-cell>
          <table:table-cell table:formula="of:=MIN([.X320];[.Z320];[.AB320];[.AD320])" office:value-type="float" office:value="-578" calcext:value-type="float">
            <text:p>-578</text:p>
          </table:table-cell>
          <table:table-cell table:formula="of:=MIN([.Y320];[.AA320];[.AC320];[.AE320])" office:value-type="float" office:value="-434" calcext:value-type="float">
            <text:p>-434</text:p>
          </table:table-cell>
          <table:table-cell table:formula="of:=[.AF320]-[.$AH320]" office:value-type="float" office:value="350" calcext:value-type="float">
            <text:p>350</text:p>
          </table:table-cell>
          <table:table-cell table:formula="of:=[.AG320]-[.$AI320]" office:value-type="float" office:value="-250" calcext:value-type="float">
            <text:p>-250</text:p>
          </table:table-cell>
          <table:table-cell table:formula="of:=[.AF$3]-[.AJ320]" office:value-type="float" office:value="0" calcext:value-type="float">
            <text:p>0</text:p>
          </table:table-cell>
          <table:table-cell table:formula="of:=[.AG$3]-[.AK32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1];[.E321];[.F321])+TIME([.G321];[.H321];[.I321])" office:value-type="date" office:date-value="1999-11-30" calcext:value-type="date">
            <text:p>30/11/99 00:00:00</text:p>
          </table:table-cell>
          <table:table-cell table:formula="of:=IF([.C321]&lt;&gt;&quot;&quot;;CONCATENATE(&quot;mogrify -rotate &quot;;ROUND([.N321];3);&quot; -background black &quot;;[.C321]);&quot;&quot;)">
            <text:p/>
          </table:table-cell>
          <table:table-cell table:formula="of:=IF([.C321]&lt;&gt;&quot;&quot;;CONCATENATE(&quot;mogrify -crop &quot;;ROUND([.B$22]);&quot;x&quot;;ROUND([.B$23]);&quot;+&quot;;ROUND([.B$30]+[.B$33]-[.AL321]);&quot;+&quot;;ROUND([.B$31]+[.B$34]-[.AM321]);&quot; &quot;;[.C321]);&quot;&quot;)">
            <text:p/>
          </table:table-cell>
          <table:table-cell/>
          <table:table-cell table:style-name="Default" table:formula="of:=IF([.C321]&lt;&gt;&quot;&quot;;([.J321]-[.J$3])*360*[.B$35];0)" office:value-type="float" office:value="0" calcext:value-type="float">
            <text:p>0</text:p>
          </table:table-cell>
          <table:table-cell table:formula="of:=[.N321]/180*PI()" office:value-type="float" office:value="0" calcext:value-type="float">
            <text:p>0</text:p>
          </table:table-cell>
          <table:table-cell table:formula="of:=COS([.$O321])*([.P$3]-[.B$14])-SIN([.$O321])*([.Q$3]-[.B$15])" office:value-type="float" office:value="-350" calcext:value-type="float">
            <text:p>-350</text:p>
          </table:table-cell>
          <table:table-cell table:formula="of:=SIN([.$O321])*([.P$3]-[.B$14])+COS([.$O321])*([.Q$3]-[.B$15])" office:value-type="float" office:value="250" calcext:value-type="float">
            <text:p>250</text:p>
          </table:table-cell>
          <table:table-cell table:formula="of:=COS([.$O321])*([.R$3]-[.B$14])-SIN([.$O321])*([.S$3]-[.B$15])" office:value-type="float" office:value="-350" calcext:value-type="float">
            <text:p>-350</text:p>
          </table:table-cell>
          <table:table-cell table:formula="of:=SIN([.$O321])*([.R$3]-[.B$14])+COS([.$O321])*([.S$3]-[.B$15])" office:value-type="float" office:value="1118" calcext:value-type="float">
            <text:p>1118</text:p>
          </table:table-cell>
          <table:table-cell table:formula="of:=COS([.$O321])*([.T$3]-[.B$14])-SIN([.$O321])*([.U$3]-[.B$15])" office:value-type="float" office:value="806" calcext:value-type="float">
            <text:p>806</text:p>
          </table:table-cell>
          <table:table-cell table:formula="of:=SIN([.$O321])*([.T$3]-[.B$14])+COS([.$O321])*([.U$3]-[.B$15])" office:value-type="float" office:value="250" calcext:value-type="float">
            <text:p>250</text:p>
          </table:table-cell>
          <table:table-cell table:formula="of:=COS([.$O321])*([.V$3]-[.B$14])-SIN([.$O321])*([.W$3]-[.B$15])" office:value-type="float" office:value="806" calcext:value-type="float">
            <text:p>806</text:p>
          </table:table-cell>
          <table:table-cell table:formula="of:=SIN([.$O321])*([.V$3]-[.B$14])+COS([.$O321])*([.W$3]-[.B$15])" office:value-type="float" office:value="1118" calcext:value-type="float">
            <text:p>1118</text:p>
          </table:table-cell>
          <table:table-cell table:formula="of:=COS([.$O321])*([.X$3]-[.B$12]/2)-SIN([.$O321])*([.Y$3]-[.B$13]/2)" office:value-type="float" office:value="-578" calcext:value-type="float">
            <text:p>-578</text:p>
          </table:table-cell>
          <table:table-cell table:formula="of:=SIN([.$O321])*([.X$3]-[.B$12]/2)+COS([.$O321])*([.Y$3]-[.B$13]/2)" office:value-type="float" office:value="-434" calcext:value-type="float">
            <text:p>-434</text:p>
          </table:table-cell>
          <table:table-cell table:formula="of:=COS([.$O321])*([.Z$3]-[.B$12]/2)-SIN([.$O321])*([.AA$3]-[.B$13]/2)" office:value-type="float" office:value="-578" calcext:value-type="float">
            <text:p>-578</text:p>
          </table:table-cell>
          <table:table-cell table:formula="of:=SIN([.$O321])*([.Z$3]-[.B$12]/2)+COS([.$O321])*([.AA$3]-[.B$13]/2)" office:value-type="float" office:value="434" calcext:value-type="float">
            <text:p>434</text:p>
          </table:table-cell>
          <table:table-cell table:formula="of:=COS([.$O321])*([.AB$3]-[.B$12]/2)-SIN([.$O321])*([.AC$3]-[.B$13]/2)" office:value-type="float" office:value="578" calcext:value-type="float">
            <text:p>578</text:p>
          </table:table-cell>
          <table:table-cell table:formula="of:=SIN([.$O321])*([.AB$3]-[.B$12]/2)+COS([.$O321])*([.AC$3]-[.B$13]/2)" office:value-type="float" office:value="-434" calcext:value-type="float">
            <text:p>-434</text:p>
          </table:table-cell>
          <table:table-cell table:formula="of:=COS([.$O321])*([.AD$3]-[.B$12]/2)-SIN([.$O321])*([.AE$3]-[.B$13]/2)" office:value-type="float" office:value="578" calcext:value-type="float">
            <text:p>578</text:p>
          </table:table-cell>
          <table:table-cell table:formula="of:=SIN([.$O321])*([.AD$3]-[.B$12]/2)+COS([.$O321])*([.AE$3]-[.B$13]/2)" office:value-type="float" office:value="434" calcext:value-type="float">
            <text:p>434</text:p>
          </table:table-cell>
          <table:table-cell table:formula="of:=COS([.$O321])*([.AF$3]-[.B$12]/2)-SIN([.$O321])*([.AG$3]-[.B$13]/2)" office:value-type="float" office:value="-228" calcext:value-type="float">
            <text:p>-228</text:p>
          </table:table-cell>
          <table:table-cell table:formula="of:=SIN([.$O321])*([.AF$3]-[.B$12]/2)+COS([.$O321])*([.AG$3]-[.B$13]/2)" office:value-type="float" office:value="-684" calcext:value-type="float">
            <text:p>-684</text:p>
          </table:table-cell>
          <table:table-cell table:formula="of:=MIN([.X321];[.Z321];[.AB321];[.AD321])" office:value-type="float" office:value="-578" calcext:value-type="float">
            <text:p>-578</text:p>
          </table:table-cell>
          <table:table-cell table:formula="of:=MIN([.Y321];[.AA321];[.AC321];[.AE321])" office:value-type="float" office:value="-434" calcext:value-type="float">
            <text:p>-434</text:p>
          </table:table-cell>
          <table:table-cell table:formula="of:=[.AF321]-[.$AH321]" office:value-type="float" office:value="350" calcext:value-type="float">
            <text:p>350</text:p>
          </table:table-cell>
          <table:table-cell table:formula="of:=[.AG321]-[.$AI321]" office:value-type="float" office:value="-250" calcext:value-type="float">
            <text:p>-250</text:p>
          </table:table-cell>
          <table:table-cell table:formula="of:=[.AF$3]-[.AJ321]" office:value-type="float" office:value="0" calcext:value-type="float">
            <text:p>0</text:p>
          </table:table-cell>
          <table:table-cell table:formula="of:=[.AG$3]-[.AK32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2];[.E322];[.F322])+TIME([.G322];[.H322];[.I322])" office:value-type="date" office:date-value="1999-11-30" calcext:value-type="date">
            <text:p>30/11/99 00:00:00</text:p>
          </table:table-cell>
          <table:table-cell table:formula="of:=IF([.C322]&lt;&gt;&quot;&quot;;CONCATENATE(&quot;mogrify -rotate &quot;;ROUND([.N322];3);&quot; -background black &quot;;[.C322]);&quot;&quot;)">
            <text:p/>
          </table:table-cell>
          <table:table-cell table:formula="of:=IF([.C322]&lt;&gt;&quot;&quot;;CONCATENATE(&quot;mogrify -crop &quot;;ROUND([.B$22]);&quot;x&quot;;ROUND([.B$23]);&quot;+&quot;;ROUND([.B$30]+[.B$33]-[.AL322]);&quot;+&quot;;ROUND([.B$31]+[.B$34]-[.AM322]);&quot; &quot;;[.C322]);&quot;&quot;)">
            <text:p/>
          </table:table-cell>
          <table:table-cell/>
          <table:table-cell table:style-name="Default" table:formula="of:=IF([.C322]&lt;&gt;&quot;&quot;;([.J322]-[.J$3])*360*[.B$35];0)" office:value-type="float" office:value="0" calcext:value-type="float">
            <text:p>0</text:p>
          </table:table-cell>
          <table:table-cell table:formula="of:=[.N322]/180*PI()" office:value-type="float" office:value="0" calcext:value-type="float">
            <text:p>0</text:p>
          </table:table-cell>
          <table:table-cell table:formula="of:=COS([.$O322])*([.P$3]-[.B$14])-SIN([.$O322])*([.Q$3]-[.B$15])" office:value-type="float" office:value="-350" calcext:value-type="float">
            <text:p>-350</text:p>
          </table:table-cell>
          <table:table-cell table:formula="of:=SIN([.$O322])*([.P$3]-[.B$14])+COS([.$O322])*([.Q$3]-[.B$15])" office:value-type="float" office:value="250" calcext:value-type="float">
            <text:p>250</text:p>
          </table:table-cell>
          <table:table-cell table:formula="of:=COS([.$O322])*([.R$3]-[.B$14])-SIN([.$O322])*([.S$3]-[.B$15])" office:value-type="float" office:value="-350" calcext:value-type="float">
            <text:p>-350</text:p>
          </table:table-cell>
          <table:table-cell table:formula="of:=SIN([.$O322])*([.R$3]-[.B$14])+COS([.$O322])*([.S$3]-[.B$15])" office:value-type="float" office:value="1118" calcext:value-type="float">
            <text:p>1118</text:p>
          </table:table-cell>
          <table:table-cell table:formula="of:=COS([.$O322])*([.T$3]-[.B$14])-SIN([.$O322])*([.U$3]-[.B$15])" office:value-type="float" office:value="806" calcext:value-type="float">
            <text:p>806</text:p>
          </table:table-cell>
          <table:table-cell table:formula="of:=SIN([.$O322])*([.T$3]-[.B$14])+COS([.$O322])*([.U$3]-[.B$15])" office:value-type="float" office:value="250" calcext:value-type="float">
            <text:p>250</text:p>
          </table:table-cell>
          <table:table-cell table:formula="of:=COS([.$O322])*([.V$3]-[.B$14])-SIN([.$O322])*([.W$3]-[.B$15])" office:value-type="float" office:value="806" calcext:value-type="float">
            <text:p>806</text:p>
          </table:table-cell>
          <table:table-cell table:formula="of:=SIN([.$O322])*([.V$3]-[.B$14])+COS([.$O322])*([.W$3]-[.B$15])" office:value-type="float" office:value="1118" calcext:value-type="float">
            <text:p>1118</text:p>
          </table:table-cell>
          <table:table-cell table:formula="of:=COS([.$O322])*([.X$3]-[.B$12]/2)-SIN([.$O322])*([.Y$3]-[.B$13]/2)" office:value-type="float" office:value="-578" calcext:value-type="float">
            <text:p>-578</text:p>
          </table:table-cell>
          <table:table-cell table:formula="of:=SIN([.$O322])*([.X$3]-[.B$12]/2)+COS([.$O322])*([.Y$3]-[.B$13]/2)" office:value-type="float" office:value="-434" calcext:value-type="float">
            <text:p>-434</text:p>
          </table:table-cell>
          <table:table-cell table:formula="of:=COS([.$O322])*([.Z$3]-[.B$12]/2)-SIN([.$O322])*([.AA$3]-[.B$13]/2)" office:value-type="float" office:value="-578" calcext:value-type="float">
            <text:p>-578</text:p>
          </table:table-cell>
          <table:table-cell table:formula="of:=SIN([.$O322])*([.Z$3]-[.B$12]/2)+COS([.$O322])*([.AA$3]-[.B$13]/2)" office:value-type="float" office:value="434" calcext:value-type="float">
            <text:p>434</text:p>
          </table:table-cell>
          <table:table-cell table:formula="of:=COS([.$O322])*([.AB$3]-[.B$12]/2)-SIN([.$O322])*([.AC$3]-[.B$13]/2)" office:value-type="float" office:value="578" calcext:value-type="float">
            <text:p>578</text:p>
          </table:table-cell>
          <table:table-cell table:formula="of:=SIN([.$O322])*([.AB$3]-[.B$12]/2)+COS([.$O322])*([.AC$3]-[.B$13]/2)" office:value-type="float" office:value="-434" calcext:value-type="float">
            <text:p>-434</text:p>
          </table:table-cell>
          <table:table-cell table:formula="of:=COS([.$O322])*([.AD$3]-[.B$12]/2)-SIN([.$O322])*([.AE$3]-[.B$13]/2)" office:value-type="float" office:value="578" calcext:value-type="float">
            <text:p>578</text:p>
          </table:table-cell>
          <table:table-cell table:formula="of:=SIN([.$O322])*([.AD$3]-[.B$12]/2)+COS([.$O322])*([.AE$3]-[.B$13]/2)" office:value-type="float" office:value="434" calcext:value-type="float">
            <text:p>434</text:p>
          </table:table-cell>
          <table:table-cell table:formula="of:=COS([.$O322])*([.AF$3]-[.B$12]/2)-SIN([.$O322])*([.AG$3]-[.B$13]/2)" office:value-type="float" office:value="-228" calcext:value-type="float">
            <text:p>-228</text:p>
          </table:table-cell>
          <table:table-cell table:formula="of:=SIN([.$O322])*([.AF$3]-[.B$12]/2)+COS([.$O322])*([.AG$3]-[.B$13]/2)" office:value-type="float" office:value="-684" calcext:value-type="float">
            <text:p>-684</text:p>
          </table:table-cell>
          <table:table-cell table:formula="of:=MIN([.X322];[.Z322];[.AB322];[.AD322])" office:value-type="float" office:value="-578" calcext:value-type="float">
            <text:p>-578</text:p>
          </table:table-cell>
          <table:table-cell table:formula="of:=MIN([.Y322];[.AA322];[.AC322];[.AE322])" office:value-type="float" office:value="-434" calcext:value-type="float">
            <text:p>-434</text:p>
          </table:table-cell>
          <table:table-cell table:formula="of:=[.AF322]-[.$AH322]" office:value-type="float" office:value="350" calcext:value-type="float">
            <text:p>350</text:p>
          </table:table-cell>
          <table:table-cell table:formula="of:=[.AG322]-[.$AI322]" office:value-type="float" office:value="-250" calcext:value-type="float">
            <text:p>-250</text:p>
          </table:table-cell>
          <table:table-cell table:formula="of:=[.AF$3]-[.AJ322]" office:value-type="float" office:value="0" calcext:value-type="float">
            <text:p>0</text:p>
          </table:table-cell>
          <table:table-cell table:formula="of:=[.AG$3]-[.AK32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3];[.E323];[.F323])+TIME([.G323];[.H323];[.I323])" office:value-type="date" office:date-value="1999-11-30" calcext:value-type="date">
            <text:p>30/11/99 00:00:00</text:p>
          </table:table-cell>
          <table:table-cell table:formula="of:=IF([.C323]&lt;&gt;&quot;&quot;;CONCATENATE(&quot;mogrify -rotate &quot;;ROUND([.N323];3);&quot; -background black &quot;;[.C323]);&quot;&quot;)">
            <text:p/>
          </table:table-cell>
          <table:table-cell table:formula="of:=IF([.C323]&lt;&gt;&quot;&quot;;CONCATENATE(&quot;mogrify -crop &quot;;ROUND([.B$22]);&quot;x&quot;;ROUND([.B$23]);&quot;+&quot;;ROUND([.B$30]+[.B$33]-[.AL323]);&quot;+&quot;;ROUND([.B$31]+[.B$34]-[.AM323]);&quot; &quot;;[.C323]);&quot;&quot;)">
            <text:p/>
          </table:table-cell>
          <table:table-cell/>
          <table:table-cell table:style-name="Default" table:formula="of:=IF([.C323]&lt;&gt;&quot;&quot;;([.J323]-[.J$3])*360*[.B$35];0)" office:value-type="float" office:value="0" calcext:value-type="float">
            <text:p>0</text:p>
          </table:table-cell>
          <table:table-cell table:formula="of:=[.N323]/180*PI()" office:value-type="float" office:value="0" calcext:value-type="float">
            <text:p>0</text:p>
          </table:table-cell>
          <table:table-cell table:formula="of:=COS([.$O323])*([.P$3]-[.B$14])-SIN([.$O323])*([.Q$3]-[.B$15])" office:value-type="float" office:value="-350" calcext:value-type="float">
            <text:p>-350</text:p>
          </table:table-cell>
          <table:table-cell table:formula="of:=SIN([.$O323])*([.P$3]-[.B$14])+COS([.$O323])*([.Q$3]-[.B$15])" office:value-type="float" office:value="250" calcext:value-type="float">
            <text:p>250</text:p>
          </table:table-cell>
          <table:table-cell table:formula="of:=COS([.$O323])*([.R$3]-[.B$14])-SIN([.$O323])*([.S$3]-[.B$15])" office:value-type="float" office:value="-350" calcext:value-type="float">
            <text:p>-350</text:p>
          </table:table-cell>
          <table:table-cell table:formula="of:=SIN([.$O323])*([.R$3]-[.B$14])+COS([.$O323])*([.S$3]-[.B$15])" office:value-type="float" office:value="1118" calcext:value-type="float">
            <text:p>1118</text:p>
          </table:table-cell>
          <table:table-cell table:formula="of:=COS([.$O323])*([.T$3]-[.B$14])-SIN([.$O323])*([.U$3]-[.B$15])" office:value-type="float" office:value="806" calcext:value-type="float">
            <text:p>806</text:p>
          </table:table-cell>
          <table:table-cell table:formula="of:=SIN([.$O323])*([.T$3]-[.B$14])+COS([.$O323])*([.U$3]-[.B$15])" office:value-type="float" office:value="250" calcext:value-type="float">
            <text:p>250</text:p>
          </table:table-cell>
          <table:table-cell table:formula="of:=COS([.$O323])*([.V$3]-[.B$14])-SIN([.$O323])*([.W$3]-[.B$15])" office:value-type="float" office:value="806" calcext:value-type="float">
            <text:p>806</text:p>
          </table:table-cell>
          <table:table-cell table:formula="of:=SIN([.$O323])*([.V$3]-[.B$14])+COS([.$O323])*([.W$3]-[.B$15])" office:value-type="float" office:value="1118" calcext:value-type="float">
            <text:p>1118</text:p>
          </table:table-cell>
          <table:table-cell table:formula="of:=COS([.$O323])*([.X$3]-[.B$12]/2)-SIN([.$O323])*([.Y$3]-[.B$13]/2)" office:value-type="float" office:value="-578" calcext:value-type="float">
            <text:p>-578</text:p>
          </table:table-cell>
          <table:table-cell table:formula="of:=SIN([.$O323])*([.X$3]-[.B$12]/2)+COS([.$O323])*([.Y$3]-[.B$13]/2)" office:value-type="float" office:value="-434" calcext:value-type="float">
            <text:p>-434</text:p>
          </table:table-cell>
          <table:table-cell table:formula="of:=COS([.$O323])*([.Z$3]-[.B$12]/2)-SIN([.$O323])*([.AA$3]-[.B$13]/2)" office:value-type="float" office:value="-578" calcext:value-type="float">
            <text:p>-578</text:p>
          </table:table-cell>
          <table:table-cell table:formula="of:=SIN([.$O323])*([.Z$3]-[.B$12]/2)+COS([.$O323])*([.AA$3]-[.B$13]/2)" office:value-type="float" office:value="434" calcext:value-type="float">
            <text:p>434</text:p>
          </table:table-cell>
          <table:table-cell table:formula="of:=COS([.$O323])*([.AB$3]-[.B$12]/2)-SIN([.$O323])*([.AC$3]-[.B$13]/2)" office:value-type="float" office:value="578" calcext:value-type="float">
            <text:p>578</text:p>
          </table:table-cell>
          <table:table-cell table:formula="of:=SIN([.$O323])*([.AB$3]-[.B$12]/2)+COS([.$O323])*([.AC$3]-[.B$13]/2)" office:value-type="float" office:value="-434" calcext:value-type="float">
            <text:p>-434</text:p>
          </table:table-cell>
          <table:table-cell table:formula="of:=COS([.$O323])*([.AD$3]-[.B$12]/2)-SIN([.$O323])*([.AE$3]-[.B$13]/2)" office:value-type="float" office:value="578" calcext:value-type="float">
            <text:p>578</text:p>
          </table:table-cell>
          <table:table-cell table:formula="of:=SIN([.$O323])*([.AD$3]-[.B$12]/2)+COS([.$O323])*([.AE$3]-[.B$13]/2)" office:value-type="float" office:value="434" calcext:value-type="float">
            <text:p>434</text:p>
          </table:table-cell>
          <table:table-cell table:formula="of:=COS([.$O323])*([.AF$3]-[.B$12]/2)-SIN([.$O323])*([.AG$3]-[.B$13]/2)" office:value-type="float" office:value="-228" calcext:value-type="float">
            <text:p>-228</text:p>
          </table:table-cell>
          <table:table-cell table:formula="of:=SIN([.$O323])*([.AF$3]-[.B$12]/2)+COS([.$O323])*([.AG$3]-[.B$13]/2)" office:value-type="float" office:value="-684" calcext:value-type="float">
            <text:p>-684</text:p>
          </table:table-cell>
          <table:table-cell table:formula="of:=MIN([.X323];[.Z323];[.AB323];[.AD323])" office:value-type="float" office:value="-578" calcext:value-type="float">
            <text:p>-578</text:p>
          </table:table-cell>
          <table:table-cell table:formula="of:=MIN([.Y323];[.AA323];[.AC323];[.AE323])" office:value-type="float" office:value="-434" calcext:value-type="float">
            <text:p>-434</text:p>
          </table:table-cell>
          <table:table-cell table:formula="of:=[.AF323]-[.$AH323]" office:value-type="float" office:value="350" calcext:value-type="float">
            <text:p>350</text:p>
          </table:table-cell>
          <table:table-cell table:formula="of:=[.AG323]-[.$AI323]" office:value-type="float" office:value="-250" calcext:value-type="float">
            <text:p>-250</text:p>
          </table:table-cell>
          <table:table-cell table:formula="of:=[.AF$3]-[.AJ323]" office:value-type="float" office:value="0" calcext:value-type="float">
            <text:p>0</text:p>
          </table:table-cell>
          <table:table-cell table:formula="of:=[.AG$3]-[.AK32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4];[.E324];[.F324])+TIME([.G324];[.H324];[.I324])" office:value-type="date" office:date-value="1999-11-30" calcext:value-type="date">
            <text:p>30/11/99 00:00:00</text:p>
          </table:table-cell>
          <table:table-cell table:formula="of:=IF([.C324]&lt;&gt;&quot;&quot;;CONCATENATE(&quot;mogrify -rotate &quot;;ROUND([.N324];3);&quot; -background black &quot;;[.C324]);&quot;&quot;)">
            <text:p/>
          </table:table-cell>
          <table:table-cell table:formula="of:=IF([.C324]&lt;&gt;&quot;&quot;;CONCATENATE(&quot;mogrify -crop &quot;;ROUND([.B$22]);&quot;x&quot;;ROUND([.B$23]);&quot;+&quot;;ROUND([.B$30]+[.B$33]-[.AL324]);&quot;+&quot;;ROUND([.B$31]+[.B$34]-[.AM324]);&quot; &quot;;[.C324]);&quot;&quot;)">
            <text:p/>
          </table:table-cell>
          <table:table-cell/>
          <table:table-cell table:style-name="Default" table:formula="of:=IF([.C324]&lt;&gt;&quot;&quot;;([.J324]-[.J$3])*360*[.B$35];0)" office:value-type="float" office:value="0" calcext:value-type="float">
            <text:p>0</text:p>
          </table:table-cell>
          <table:table-cell table:formula="of:=[.N324]/180*PI()" office:value-type="float" office:value="0" calcext:value-type="float">
            <text:p>0</text:p>
          </table:table-cell>
          <table:table-cell table:formula="of:=COS([.$O324])*([.P$3]-[.B$14])-SIN([.$O324])*([.Q$3]-[.B$15])" office:value-type="float" office:value="-350" calcext:value-type="float">
            <text:p>-350</text:p>
          </table:table-cell>
          <table:table-cell table:formula="of:=SIN([.$O324])*([.P$3]-[.B$14])+COS([.$O324])*([.Q$3]-[.B$15])" office:value-type="float" office:value="250" calcext:value-type="float">
            <text:p>250</text:p>
          </table:table-cell>
          <table:table-cell table:formula="of:=COS([.$O324])*([.R$3]-[.B$14])-SIN([.$O324])*([.S$3]-[.B$15])" office:value-type="float" office:value="-350" calcext:value-type="float">
            <text:p>-350</text:p>
          </table:table-cell>
          <table:table-cell table:formula="of:=SIN([.$O324])*([.R$3]-[.B$14])+COS([.$O324])*([.S$3]-[.B$15])" office:value-type="float" office:value="1118" calcext:value-type="float">
            <text:p>1118</text:p>
          </table:table-cell>
          <table:table-cell table:formula="of:=COS([.$O324])*([.T$3]-[.B$14])-SIN([.$O324])*([.U$3]-[.B$15])" office:value-type="float" office:value="806" calcext:value-type="float">
            <text:p>806</text:p>
          </table:table-cell>
          <table:table-cell table:formula="of:=SIN([.$O324])*([.T$3]-[.B$14])+COS([.$O324])*([.U$3]-[.B$15])" office:value-type="float" office:value="250" calcext:value-type="float">
            <text:p>250</text:p>
          </table:table-cell>
          <table:table-cell table:formula="of:=COS([.$O324])*([.V$3]-[.B$14])-SIN([.$O324])*([.W$3]-[.B$15])" office:value-type="float" office:value="806" calcext:value-type="float">
            <text:p>806</text:p>
          </table:table-cell>
          <table:table-cell table:formula="of:=SIN([.$O324])*([.V$3]-[.B$14])+COS([.$O324])*([.W$3]-[.B$15])" office:value-type="float" office:value="1118" calcext:value-type="float">
            <text:p>1118</text:p>
          </table:table-cell>
          <table:table-cell table:formula="of:=COS([.$O324])*([.X$3]-[.B$12]/2)-SIN([.$O324])*([.Y$3]-[.B$13]/2)" office:value-type="float" office:value="-578" calcext:value-type="float">
            <text:p>-578</text:p>
          </table:table-cell>
          <table:table-cell table:formula="of:=SIN([.$O324])*([.X$3]-[.B$12]/2)+COS([.$O324])*([.Y$3]-[.B$13]/2)" office:value-type="float" office:value="-434" calcext:value-type="float">
            <text:p>-434</text:p>
          </table:table-cell>
          <table:table-cell table:formula="of:=COS([.$O324])*([.Z$3]-[.B$12]/2)-SIN([.$O324])*([.AA$3]-[.B$13]/2)" office:value-type="float" office:value="-578" calcext:value-type="float">
            <text:p>-578</text:p>
          </table:table-cell>
          <table:table-cell table:formula="of:=SIN([.$O324])*([.Z$3]-[.B$12]/2)+COS([.$O324])*([.AA$3]-[.B$13]/2)" office:value-type="float" office:value="434" calcext:value-type="float">
            <text:p>434</text:p>
          </table:table-cell>
          <table:table-cell table:formula="of:=COS([.$O324])*([.AB$3]-[.B$12]/2)-SIN([.$O324])*([.AC$3]-[.B$13]/2)" office:value-type="float" office:value="578" calcext:value-type="float">
            <text:p>578</text:p>
          </table:table-cell>
          <table:table-cell table:formula="of:=SIN([.$O324])*([.AB$3]-[.B$12]/2)+COS([.$O324])*([.AC$3]-[.B$13]/2)" office:value-type="float" office:value="-434" calcext:value-type="float">
            <text:p>-434</text:p>
          </table:table-cell>
          <table:table-cell table:formula="of:=COS([.$O324])*([.AD$3]-[.B$12]/2)-SIN([.$O324])*([.AE$3]-[.B$13]/2)" office:value-type="float" office:value="578" calcext:value-type="float">
            <text:p>578</text:p>
          </table:table-cell>
          <table:table-cell table:formula="of:=SIN([.$O324])*([.AD$3]-[.B$12]/2)+COS([.$O324])*([.AE$3]-[.B$13]/2)" office:value-type="float" office:value="434" calcext:value-type="float">
            <text:p>434</text:p>
          </table:table-cell>
          <table:table-cell table:formula="of:=COS([.$O324])*([.AF$3]-[.B$12]/2)-SIN([.$O324])*([.AG$3]-[.B$13]/2)" office:value-type="float" office:value="-228" calcext:value-type="float">
            <text:p>-228</text:p>
          </table:table-cell>
          <table:table-cell table:formula="of:=SIN([.$O324])*([.AF$3]-[.B$12]/2)+COS([.$O324])*([.AG$3]-[.B$13]/2)" office:value-type="float" office:value="-684" calcext:value-type="float">
            <text:p>-684</text:p>
          </table:table-cell>
          <table:table-cell table:formula="of:=MIN([.X324];[.Z324];[.AB324];[.AD324])" office:value-type="float" office:value="-578" calcext:value-type="float">
            <text:p>-578</text:p>
          </table:table-cell>
          <table:table-cell table:formula="of:=MIN([.Y324];[.AA324];[.AC324];[.AE324])" office:value-type="float" office:value="-434" calcext:value-type="float">
            <text:p>-434</text:p>
          </table:table-cell>
          <table:table-cell table:formula="of:=[.AF324]-[.$AH324]" office:value-type="float" office:value="350" calcext:value-type="float">
            <text:p>350</text:p>
          </table:table-cell>
          <table:table-cell table:formula="of:=[.AG324]-[.$AI324]" office:value-type="float" office:value="-250" calcext:value-type="float">
            <text:p>-250</text:p>
          </table:table-cell>
          <table:table-cell table:formula="of:=[.AF$3]-[.AJ324]" office:value-type="float" office:value="0" calcext:value-type="float">
            <text:p>0</text:p>
          </table:table-cell>
          <table:table-cell table:formula="of:=[.AG$3]-[.AK32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5];[.E325];[.F325])+TIME([.G325];[.H325];[.I325])" office:value-type="date" office:date-value="1999-11-30" calcext:value-type="date">
            <text:p>30/11/99 00:00:00</text:p>
          </table:table-cell>
          <table:table-cell table:formula="of:=IF([.C325]&lt;&gt;&quot;&quot;;CONCATENATE(&quot;mogrify -rotate &quot;;ROUND([.N325];3);&quot; -background black &quot;;[.C325]);&quot;&quot;)">
            <text:p/>
          </table:table-cell>
          <table:table-cell table:formula="of:=IF([.C325]&lt;&gt;&quot;&quot;;CONCATENATE(&quot;mogrify -crop &quot;;ROUND([.B$22]);&quot;x&quot;;ROUND([.B$23]);&quot;+&quot;;ROUND([.B$30]+[.B$33]-[.AL325]);&quot;+&quot;;ROUND([.B$31]+[.B$34]-[.AM325]);&quot; &quot;;[.C325]);&quot;&quot;)">
            <text:p/>
          </table:table-cell>
          <table:table-cell/>
          <table:table-cell table:style-name="Default" table:formula="of:=IF([.C325]&lt;&gt;&quot;&quot;;([.J325]-[.J$3])*360*[.B$35];0)" office:value-type="float" office:value="0" calcext:value-type="float">
            <text:p>0</text:p>
          </table:table-cell>
          <table:table-cell table:formula="of:=[.N325]/180*PI()" office:value-type="float" office:value="0" calcext:value-type="float">
            <text:p>0</text:p>
          </table:table-cell>
          <table:table-cell table:formula="of:=COS([.$O325])*([.P$3]-[.B$14])-SIN([.$O325])*([.Q$3]-[.B$15])" office:value-type="float" office:value="-350" calcext:value-type="float">
            <text:p>-350</text:p>
          </table:table-cell>
          <table:table-cell table:formula="of:=SIN([.$O325])*([.P$3]-[.B$14])+COS([.$O325])*([.Q$3]-[.B$15])" office:value-type="float" office:value="250" calcext:value-type="float">
            <text:p>250</text:p>
          </table:table-cell>
          <table:table-cell table:formula="of:=COS([.$O325])*([.R$3]-[.B$14])-SIN([.$O325])*([.S$3]-[.B$15])" office:value-type="float" office:value="-350" calcext:value-type="float">
            <text:p>-350</text:p>
          </table:table-cell>
          <table:table-cell table:formula="of:=SIN([.$O325])*([.R$3]-[.B$14])+COS([.$O325])*([.S$3]-[.B$15])" office:value-type="float" office:value="1118" calcext:value-type="float">
            <text:p>1118</text:p>
          </table:table-cell>
          <table:table-cell table:formula="of:=COS([.$O325])*([.T$3]-[.B$14])-SIN([.$O325])*([.U$3]-[.B$15])" office:value-type="float" office:value="806" calcext:value-type="float">
            <text:p>806</text:p>
          </table:table-cell>
          <table:table-cell table:formula="of:=SIN([.$O325])*([.T$3]-[.B$14])+COS([.$O325])*([.U$3]-[.B$15])" office:value-type="float" office:value="250" calcext:value-type="float">
            <text:p>250</text:p>
          </table:table-cell>
          <table:table-cell table:formula="of:=COS([.$O325])*([.V$3]-[.B$14])-SIN([.$O325])*([.W$3]-[.B$15])" office:value-type="float" office:value="806" calcext:value-type="float">
            <text:p>806</text:p>
          </table:table-cell>
          <table:table-cell table:formula="of:=SIN([.$O325])*([.V$3]-[.B$14])+COS([.$O325])*([.W$3]-[.B$15])" office:value-type="float" office:value="1118" calcext:value-type="float">
            <text:p>1118</text:p>
          </table:table-cell>
          <table:table-cell table:formula="of:=COS([.$O325])*([.X$3]-[.B$12]/2)-SIN([.$O325])*([.Y$3]-[.B$13]/2)" office:value-type="float" office:value="-578" calcext:value-type="float">
            <text:p>-578</text:p>
          </table:table-cell>
          <table:table-cell table:formula="of:=SIN([.$O325])*([.X$3]-[.B$12]/2)+COS([.$O325])*([.Y$3]-[.B$13]/2)" office:value-type="float" office:value="-434" calcext:value-type="float">
            <text:p>-434</text:p>
          </table:table-cell>
          <table:table-cell table:formula="of:=COS([.$O325])*([.Z$3]-[.B$12]/2)-SIN([.$O325])*([.AA$3]-[.B$13]/2)" office:value-type="float" office:value="-578" calcext:value-type="float">
            <text:p>-578</text:p>
          </table:table-cell>
          <table:table-cell table:formula="of:=SIN([.$O325])*([.Z$3]-[.B$12]/2)+COS([.$O325])*([.AA$3]-[.B$13]/2)" office:value-type="float" office:value="434" calcext:value-type="float">
            <text:p>434</text:p>
          </table:table-cell>
          <table:table-cell table:formula="of:=COS([.$O325])*([.AB$3]-[.B$12]/2)-SIN([.$O325])*([.AC$3]-[.B$13]/2)" office:value-type="float" office:value="578" calcext:value-type="float">
            <text:p>578</text:p>
          </table:table-cell>
          <table:table-cell table:formula="of:=SIN([.$O325])*([.AB$3]-[.B$12]/2)+COS([.$O325])*([.AC$3]-[.B$13]/2)" office:value-type="float" office:value="-434" calcext:value-type="float">
            <text:p>-434</text:p>
          </table:table-cell>
          <table:table-cell table:formula="of:=COS([.$O325])*([.AD$3]-[.B$12]/2)-SIN([.$O325])*([.AE$3]-[.B$13]/2)" office:value-type="float" office:value="578" calcext:value-type="float">
            <text:p>578</text:p>
          </table:table-cell>
          <table:table-cell table:formula="of:=SIN([.$O325])*([.AD$3]-[.B$12]/2)+COS([.$O325])*([.AE$3]-[.B$13]/2)" office:value-type="float" office:value="434" calcext:value-type="float">
            <text:p>434</text:p>
          </table:table-cell>
          <table:table-cell table:formula="of:=COS([.$O325])*([.AF$3]-[.B$12]/2)-SIN([.$O325])*([.AG$3]-[.B$13]/2)" office:value-type="float" office:value="-228" calcext:value-type="float">
            <text:p>-228</text:p>
          </table:table-cell>
          <table:table-cell table:formula="of:=SIN([.$O325])*([.AF$3]-[.B$12]/2)+COS([.$O325])*([.AG$3]-[.B$13]/2)" office:value-type="float" office:value="-684" calcext:value-type="float">
            <text:p>-684</text:p>
          </table:table-cell>
          <table:table-cell table:formula="of:=MIN([.X325];[.Z325];[.AB325];[.AD325])" office:value-type="float" office:value="-578" calcext:value-type="float">
            <text:p>-578</text:p>
          </table:table-cell>
          <table:table-cell table:formula="of:=MIN([.Y325];[.AA325];[.AC325];[.AE325])" office:value-type="float" office:value="-434" calcext:value-type="float">
            <text:p>-434</text:p>
          </table:table-cell>
          <table:table-cell table:formula="of:=[.AF325]-[.$AH325]" office:value-type="float" office:value="350" calcext:value-type="float">
            <text:p>350</text:p>
          </table:table-cell>
          <table:table-cell table:formula="of:=[.AG325]-[.$AI325]" office:value-type="float" office:value="-250" calcext:value-type="float">
            <text:p>-250</text:p>
          </table:table-cell>
          <table:table-cell table:formula="of:=[.AF$3]-[.AJ325]" office:value-type="float" office:value="0" calcext:value-type="float">
            <text:p>0</text:p>
          </table:table-cell>
          <table:table-cell table:formula="of:=[.AG$3]-[.AK32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6];[.E326];[.F326])+TIME([.G326];[.H326];[.I326])" office:value-type="date" office:date-value="1999-11-30" calcext:value-type="date">
            <text:p>30/11/99 00:00:00</text:p>
          </table:table-cell>
          <table:table-cell table:formula="of:=IF([.C326]&lt;&gt;&quot;&quot;;CONCATENATE(&quot;mogrify -rotate &quot;;ROUND([.N326];3);&quot; -background black &quot;;[.C326]);&quot;&quot;)">
            <text:p/>
          </table:table-cell>
          <table:table-cell table:formula="of:=IF([.C326]&lt;&gt;&quot;&quot;;CONCATENATE(&quot;mogrify -crop &quot;;ROUND([.B$22]);&quot;x&quot;;ROUND([.B$23]);&quot;+&quot;;ROUND([.B$30]+[.B$33]-[.AL326]);&quot;+&quot;;ROUND([.B$31]+[.B$34]-[.AM326]);&quot; &quot;;[.C326]);&quot;&quot;)">
            <text:p/>
          </table:table-cell>
          <table:table-cell/>
          <table:table-cell table:style-name="Default" table:formula="of:=IF([.C326]&lt;&gt;&quot;&quot;;([.J326]-[.J$3])*360*[.B$35];0)" office:value-type="float" office:value="0" calcext:value-type="float">
            <text:p>0</text:p>
          </table:table-cell>
          <table:table-cell table:formula="of:=[.N326]/180*PI()" office:value-type="float" office:value="0" calcext:value-type="float">
            <text:p>0</text:p>
          </table:table-cell>
          <table:table-cell table:formula="of:=COS([.$O326])*([.P$3]-[.B$14])-SIN([.$O326])*([.Q$3]-[.B$15])" office:value-type="float" office:value="-350" calcext:value-type="float">
            <text:p>-350</text:p>
          </table:table-cell>
          <table:table-cell table:formula="of:=SIN([.$O326])*([.P$3]-[.B$14])+COS([.$O326])*([.Q$3]-[.B$15])" office:value-type="float" office:value="250" calcext:value-type="float">
            <text:p>250</text:p>
          </table:table-cell>
          <table:table-cell table:formula="of:=COS([.$O326])*([.R$3]-[.B$14])-SIN([.$O326])*([.S$3]-[.B$15])" office:value-type="float" office:value="-350" calcext:value-type="float">
            <text:p>-350</text:p>
          </table:table-cell>
          <table:table-cell table:formula="of:=SIN([.$O326])*([.R$3]-[.B$14])+COS([.$O326])*([.S$3]-[.B$15])" office:value-type="float" office:value="1118" calcext:value-type="float">
            <text:p>1118</text:p>
          </table:table-cell>
          <table:table-cell table:formula="of:=COS([.$O326])*([.T$3]-[.B$14])-SIN([.$O326])*([.U$3]-[.B$15])" office:value-type="float" office:value="806" calcext:value-type="float">
            <text:p>806</text:p>
          </table:table-cell>
          <table:table-cell table:formula="of:=SIN([.$O326])*([.T$3]-[.B$14])+COS([.$O326])*([.U$3]-[.B$15])" office:value-type="float" office:value="250" calcext:value-type="float">
            <text:p>250</text:p>
          </table:table-cell>
          <table:table-cell table:formula="of:=COS([.$O326])*([.V$3]-[.B$14])-SIN([.$O326])*([.W$3]-[.B$15])" office:value-type="float" office:value="806" calcext:value-type="float">
            <text:p>806</text:p>
          </table:table-cell>
          <table:table-cell table:formula="of:=SIN([.$O326])*([.V$3]-[.B$14])+COS([.$O326])*([.W$3]-[.B$15])" office:value-type="float" office:value="1118" calcext:value-type="float">
            <text:p>1118</text:p>
          </table:table-cell>
          <table:table-cell table:formula="of:=COS([.$O326])*([.X$3]-[.B$12]/2)-SIN([.$O326])*([.Y$3]-[.B$13]/2)" office:value-type="float" office:value="-578" calcext:value-type="float">
            <text:p>-578</text:p>
          </table:table-cell>
          <table:table-cell table:formula="of:=SIN([.$O326])*([.X$3]-[.B$12]/2)+COS([.$O326])*([.Y$3]-[.B$13]/2)" office:value-type="float" office:value="-434" calcext:value-type="float">
            <text:p>-434</text:p>
          </table:table-cell>
          <table:table-cell table:formula="of:=COS([.$O326])*([.Z$3]-[.B$12]/2)-SIN([.$O326])*([.AA$3]-[.B$13]/2)" office:value-type="float" office:value="-578" calcext:value-type="float">
            <text:p>-578</text:p>
          </table:table-cell>
          <table:table-cell table:formula="of:=SIN([.$O326])*([.Z$3]-[.B$12]/2)+COS([.$O326])*([.AA$3]-[.B$13]/2)" office:value-type="float" office:value="434" calcext:value-type="float">
            <text:p>434</text:p>
          </table:table-cell>
          <table:table-cell table:formula="of:=COS([.$O326])*([.AB$3]-[.B$12]/2)-SIN([.$O326])*([.AC$3]-[.B$13]/2)" office:value-type="float" office:value="578" calcext:value-type="float">
            <text:p>578</text:p>
          </table:table-cell>
          <table:table-cell table:formula="of:=SIN([.$O326])*([.AB$3]-[.B$12]/2)+COS([.$O326])*([.AC$3]-[.B$13]/2)" office:value-type="float" office:value="-434" calcext:value-type="float">
            <text:p>-434</text:p>
          </table:table-cell>
          <table:table-cell table:formula="of:=COS([.$O326])*([.AD$3]-[.B$12]/2)-SIN([.$O326])*([.AE$3]-[.B$13]/2)" office:value-type="float" office:value="578" calcext:value-type="float">
            <text:p>578</text:p>
          </table:table-cell>
          <table:table-cell table:formula="of:=SIN([.$O326])*([.AD$3]-[.B$12]/2)+COS([.$O326])*([.AE$3]-[.B$13]/2)" office:value-type="float" office:value="434" calcext:value-type="float">
            <text:p>434</text:p>
          </table:table-cell>
          <table:table-cell table:formula="of:=COS([.$O326])*([.AF$3]-[.B$12]/2)-SIN([.$O326])*([.AG$3]-[.B$13]/2)" office:value-type="float" office:value="-228" calcext:value-type="float">
            <text:p>-228</text:p>
          </table:table-cell>
          <table:table-cell table:formula="of:=SIN([.$O326])*([.AF$3]-[.B$12]/2)+COS([.$O326])*([.AG$3]-[.B$13]/2)" office:value-type="float" office:value="-684" calcext:value-type="float">
            <text:p>-684</text:p>
          </table:table-cell>
          <table:table-cell table:formula="of:=MIN([.X326];[.Z326];[.AB326];[.AD326])" office:value-type="float" office:value="-578" calcext:value-type="float">
            <text:p>-578</text:p>
          </table:table-cell>
          <table:table-cell table:formula="of:=MIN([.Y326];[.AA326];[.AC326];[.AE326])" office:value-type="float" office:value="-434" calcext:value-type="float">
            <text:p>-434</text:p>
          </table:table-cell>
          <table:table-cell table:formula="of:=[.AF326]-[.$AH326]" office:value-type="float" office:value="350" calcext:value-type="float">
            <text:p>350</text:p>
          </table:table-cell>
          <table:table-cell table:formula="of:=[.AG326]-[.$AI326]" office:value-type="float" office:value="-250" calcext:value-type="float">
            <text:p>-250</text:p>
          </table:table-cell>
          <table:table-cell table:formula="of:=[.AF$3]-[.AJ326]" office:value-type="float" office:value="0" calcext:value-type="float">
            <text:p>0</text:p>
          </table:table-cell>
          <table:table-cell table:formula="of:=[.AG$3]-[.AK32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7];[.E327];[.F327])+TIME([.G327];[.H327];[.I327])" office:value-type="date" office:date-value="1999-11-30" calcext:value-type="date">
            <text:p>30/11/99 00:00:00</text:p>
          </table:table-cell>
          <table:table-cell table:formula="of:=IF([.C327]&lt;&gt;&quot;&quot;;CONCATENATE(&quot;mogrify -rotate &quot;;ROUND([.N327];3);&quot; -background black &quot;;[.C327]);&quot;&quot;)">
            <text:p/>
          </table:table-cell>
          <table:table-cell table:formula="of:=IF([.C327]&lt;&gt;&quot;&quot;;CONCATENATE(&quot;mogrify -crop &quot;;ROUND([.B$22]);&quot;x&quot;;ROUND([.B$23]);&quot;+&quot;;ROUND([.B$30]+[.B$33]-[.AL327]);&quot;+&quot;;ROUND([.B$31]+[.B$34]-[.AM327]);&quot; &quot;;[.C327]);&quot;&quot;)">
            <text:p/>
          </table:table-cell>
          <table:table-cell/>
          <table:table-cell table:style-name="Default" table:formula="of:=IF([.C327]&lt;&gt;&quot;&quot;;([.J327]-[.J$3])*360*[.B$35];0)" office:value-type="float" office:value="0" calcext:value-type="float">
            <text:p>0</text:p>
          </table:table-cell>
          <table:table-cell table:formula="of:=[.N327]/180*PI()" office:value-type="float" office:value="0" calcext:value-type="float">
            <text:p>0</text:p>
          </table:table-cell>
          <table:table-cell table:formula="of:=COS([.$O327])*([.P$3]-[.B$14])-SIN([.$O327])*([.Q$3]-[.B$15])" office:value-type="float" office:value="-350" calcext:value-type="float">
            <text:p>-350</text:p>
          </table:table-cell>
          <table:table-cell table:formula="of:=SIN([.$O327])*([.P$3]-[.B$14])+COS([.$O327])*([.Q$3]-[.B$15])" office:value-type="float" office:value="250" calcext:value-type="float">
            <text:p>250</text:p>
          </table:table-cell>
          <table:table-cell table:formula="of:=COS([.$O327])*([.R$3]-[.B$14])-SIN([.$O327])*([.S$3]-[.B$15])" office:value-type="float" office:value="-350" calcext:value-type="float">
            <text:p>-350</text:p>
          </table:table-cell>
          <table:table-cell table:formula="of:=SIN([.$O327])*([.R$3]-[.B$14])+COS([.$O327])*([.S$3]-[.B$15])" office:value-type="float" office:value="1118" calcext:value-type="float">
            <text:p>1118</text:p>
          </table:table-cell>
          <table:table-cell table:formula="of:=COS([.$O327])*([.T$3]-[.B$14])-SIN([.$O327])*([.U$3]-[.B$15])" office:value-type="float" office:value="806" calcext:value-type="float">
            <text:p>806</text:p>
          </table:table-cell>
          <table:table-cell table:formula="of:=SIN([.$O327])*([.T$3]-[.B$14])+COS([.$O327])*([.U$3]-[.B$15])" office:value-type="float" office:value="250" calcext:value-type="float">
            <text:p>250</text:p>
          </table:table-cell>
          <table:table-cell table:formula="of:=COS([.$O327])*([.V$3]-[.B$14])-SIN([.$O327])*([.W$3]-[.B$15])" office:value-type="float" office:value="806" calcext:value-type="float">
            <text:p>806</text:p>
          </table:table-cell>
          <table:table-cell table:formula="of:=SIN([.$O327])*([.V$3]-[.B$14])+COS([.$O327])*([.W$3]-[.B$15])" office:value-type="float" office:value="1118" calcext:value-type="float">
            <text:p>1118</text:p>
          </table:table-cell>
          <table:table-cell table:formula="of:=COS([.$O327])*([.X$3]-[.B$12]/2)-SIN([.$O327])*([.Y$3]-[.B$13]/2)" office:value-type="float" office:value="-578" calcext:value-type="float">
            <text:p>-578</text:p>
          </table:table-cell>
          <table:table-cell table:formula="of:=SIN([.$O327])*([.X$3]-[.B$12]/2)+COS([.$O327])*([.Y$3]-[.B$13]/2)" office:value-type="float" office:value="-434" calcext:value-type="float">
            <text:p>-434</text:p>
          </table:table-cell>
          <table:table-cell table:formula="of:=COS([.$O327])*([.Z$3]-[.B$12]/2)-SIN([.$O327])*([.AA$3]-[.B$13]/2)" office:value-type="float" office:value="-578" calcext:value-type="float">
            <text:p>-578</text:p>
          </table:table-cell>
          <table:table-cell table:formula="of:=SIN([.$O327])*([.Z$3]-[.B$12]/2)+COS([.$O327])*([.AA$3]-[.B$13]/2)" office:value-type="float" office:value="434" calcext:value-type="float">
            <text:p>434</text:p>
          </table:table-cell>
          <table:table-cell table:formula="of:=COS([.$O327])*([.AB$3]-[.B$12]/2)-SIN([.$O327])*([.AC$3]-[.B$13]/2)" office:value-type="float" office:value="578" calcext:value-type="float">
            <text:p>578</text:p>
          </table:table-cell>
          <table:table-cell table:formula="of:=SIN([.$O327])*([.AB$3]-[.B$12]/2)+COS([.$O327])*([.AC$3]-[.B$13]/2)" office:value-type="float" office:value="-434" calcext:value-type="float">
            <text:p>-434</text:p>
          </table:table-cell>
          <table:table-cell table:formula="of:=COS([.$O327])*([.AD$3]-[.B$12]/2)-SIN([.$O327])*([.AE$3]-[.B$13]/2)" office:value-type="float" office:value="578" calcext:value-type="float">
            <text:p>578</text:p>
          </table:table-cell>
          <table:table-cell table:formula="of:=SIN([.$O327])*([.AD$3]-[.B$12]/2)+COS([.$O327])*([.AE$3]-[.B$13]/2)" office:value-type="float" office:value="434" calcext:value-type="float">
            <text:p>434</text:p>
          </table:table-cell>
          <table:table-cell table:formula="of:=COS([.$O327])*([.AF$3]-[.B$12]/2)-SIN([.$O327])*([.AG$3]-[.B$13]/2)" office:value-type="float" office:value="-228" calcext:value-type="float">
            <text:p>-228</text:p>
          </table:table-cell>
          <table:table-cell table:formula="of:=SIN([.$O327])*([.AF$3]-[.B$12]/2)+COS([.$O327])*([.AG$3]-[.B$13]/2)" office:value-type="float" office:value="-684" calcext:value-type="float">
            <text:p>-684</text:p>
          </table:table-cell>
          <table:table-cell table:formula="of:=MIN([.X327];[.Z327];[.AB327];[.AD327])" office:value-type="float" office:value="-578" calcext:value-type="float">
            <text:p>-578</text:p>
          </table:table-cell>
          <table:table-cell table:formula="of:=MIN([.Y327];[.AA327];[.AC327];[.AE327])" office:value-type="float" office:value="-434" calcext:value-type="float">
            <text:p>-434</text:p>
          </table:table-cell>
          <table:table-cell table:formula="of:=[.AF327]-[.$AH327]" office:value-type="float" office:value="350" calcext:value-type="float">
            <text:p>350</text:p>
          </table:table-cell>
          <table:table-cell table:formula="of:=[.AG327]-[.$AI327]" office:value-type="float" office:value="-250" calcext:value-type="float">
            <text:p>-250</text:p>
          </table:table-cell>
          <table:table-cell table:formula="of:=[.AF$3]-[.AJ327]" office:value-type="float" office:value="0" calcext:value-type="float">
            <text:p>0</text:p>
          </table:table-cell>
          <table:table-cell table:formula="of:=[.AG$3]-[.AK32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8];[.E328];[.F328])+TIME([.G328];[.H328];[.I328])" office:value-type="date" office:date-value="1999-11-30" calcext:value-type="date">
            <text:p>30/11/99 00:00:00</text:p>
          </table:table-cell>
          <table:table-cell table:formula="of:=IF([.C328]&lt;&gt;&quot;&quot;;CONCATENATE(&quot;mogrify -rotate &quot;;ROUND([.N328];3);&quot; -background black &quot;;[.C328]);&quot;&quot;)">
            <text:p/>
          </table:table-cell>
          <table:table-cell table:formula="of:=IF([.C328]&lt;&gt;&quot;&quot;;CONCATENATE(&quot;mogrify -crop &quot;;ROUND([.B$22]);&quot;x&quot;;ROUND([.B$23]);&quot;+&quot;;ROUND([.B$30]+[.B$33]-[.AL328]);&quot;+&quot;;ROUND([.B$31]+[.B$34]-[.AM328]);&quot; &quot;;[.C328]);&quot;&quot;)">
            <text:p/>
          </table:table-cell>
          <table:table-cell/>
          <table:table-cell table:style-name="Default" table:formula="of:=IF([.C328]&lt;&gt;&quot;&quot;;([.J328]-[.J$3])*360*[.B$35];0)" office:value-type="float" office:value="0" calcext:value-type="float">
            <text:p>0</text:p>
          </table:table-cell>
          <table:table-cell table:formula="of:=[.N328]/180*PI()" office:value-type="float" office:value="0" calcext:value-type="float">
            <text:p>0</text:p>
          </table:table-cell>
          <table:table-cell table:formula="of:=COS([.$O328])*([.P$3]-[.B$14])-SIN([.$O328])*([.Q$3]-[.B$15])" office:value-type="float" office:value="-350" calcext:value-type="float">
            <text:p>-350</text:p>
          </table:table-cell>
          <table:table-cell table:formula="of:=SIN([.$O328])*([.P$3]-[.B$14])+COS([.$O328])*([.Q$3]-[.B$15])" office:value-type="float" office:value="250" calcext:value-type="float">
            <text:p>250</text:p>
          </table:table-cell>
          <table:table-cell table:formula="of:=COS([.$O328])*([.R$3]-[.B$14])-SIN([.$O328])*([.S$3]-[.B$15])" office:value-type="float" office:value="-350" calcext:value-type="float">
            <text:p>-350</text:p>
          </table:table-cell>
          <table:table-cell table:formula="of:=SIN([.$O328])*([.R$3]-[.B$14])+COS([.$O328])*([.S$3]-[.B$15])" office:value-type="float" office:value="1118" calcext:value-type="float">
            <text:p>1118</text:p>
          </table:table-cell>
          <table:table-cell table:formula="of:=COS([.$O328])*([.T$3]-[.B$14])-SIN([.$O328])*([.U$3]-[.B$15])" office:value-type="float" office:value="806" calcext:value-type="float">
            <text:p>806</text:p>
          </table:table-cell>
          <table:table-cell table:formula="of:=SIN([.$O328])*([.T$3]-[.B$14])+COS([.$O328])*([.U$3]-[.B$15])" office:value-type="float" office:value="250" calcext:value-type="float">
            <text:p>250</text:p>
          </table:table-cell>
          <table:table-cell table:formula="of:=COS([.$O328])*([.V$3]-[.B$14])-SIN([.$O328])*([.W$3]-[.B$15])" office:value-type="float" office:value="806" calcext:value-type="float">
            <text:p>806</text:p>
          </table:table-cell>
          <table:table-cell table:formula="of:=SIN([.$O328])*([.V$3]-[.B$14])+COS([.$O328])*([.W$3]-[.B$15])" office:value-type="float" office:value="1118" calcext:value-type="float">
            <text:p>1118</text:p>
          </table:table-cell>
          <table:table-cell table:formula="of:=COS([.$O328])*([.X$3]-[.B$12]/2)-SIN([.$O328])*([.Y$3]-[.B$13]/2)" office:value-type="float" office:value="-578" calcext:value-type="float">
            <text:p>-578</text:p>
          </table:table-cell>
          <table:table-cell table:formula="of:=SIN([.$O328])*([.X$3]-[.B$12]/2)+COS([.$O328])*([.Y$3]-[.B$13]/2)" office:value-type="float" office:value="-434" calcext:value-type="float">
            <text:p>-434</text:p>
          </table:table-cell>
          <table:table-cell table:formula="of:=COS([.$O328])*([.Z$3]-[.B$12]/2)-SIN([.$O328])*([.AA$3]-[.B$13]/2)" office:value-type="float" office:value="-578" calcext:value-type="float">
            <text:p>-578</text:p>
          </table:table-cell>
          <table:table-cell table:formula="of:=SIN([.$O328])*([.Z$3]-[.B$12]/2)+COS([.$O328])*([.AA$3]-[.B$13]/2)" office:value-type="float" office:value="434" calcext:value-type="float">
            <text:p>434</text:p>
          </table:table-cell>
          <table:table-cell table:formula="of:=COS([.$O328])*([.AB$3]-[.B$12]/2)-SIN([.$O328])*([.AC$3]-[.B$13]/2)" office:value-type="float" office:value="578" calcext:value-type="float">
            <text:p>578</text:p>
          </table:table-cell>
          <table:table-cell table:formula="of:=SIN([.$O328])*([.AB$3]-[.B$12]/2)+COS([.$O328])*([.AC$3]-[.B$13]/2)" office:value-type="float" office:value="-434" calcext:value-type="float">
            <text:p>-434</text:p>
          </table:table-cell>
          <table:table-cell table:formula="of:=COS([.$O328])*([.AD$3]-[.B$12]/2)-SIN([.$O328])*([.AE$3]-[.B$13]/2)" office:value-type="float" office:value="578" calcext:value-type="float">
            <text:p>578</text:p>
          </table:table-cell>
          <table:table-cell table:formula="of:=SIN([.$O328])*([.AD$3]-[.B$12]/2)+COS([.$O328])*([.AE$3]-[.B$13]/2)" office:value-type="float" office:value="434" calcext:value-type="float">
            <text:p>434</text:p>
          </table:table-cell>
          <table:table-cell table:formula="of:=COS([.$O328])*([.AF$3]-[.B$12]/2)-SIN([.$O328])*([.AG$3]-[.B$13]/2)" office:value-type="float" office:value="-228" calcext:value-type="float">
            <text:p>-228</text:p>
          </table:table-cell>
          <table:table-cell table:formula="of:=SIN([.$O328])*([.AF$3]-[.B$12]/2)+COS([.$O328])*([.AG$3]-[.B$13]/2)" office:value-type="float" office:value="-684" calcext:value-type="float">
            <text:p>-684</text:p>
          </table:table-cell>
          <table:table-cell table:formula="of:=MIN([.X328];[.Z328];[.AB328];[.AD328])" office:value-type="float" office:value="-578" calcext:value-type="float">
            <text:p>-578</text:p>
          </table:table-cell>
          <table:table-cell table:formula="of:=MIN([.Y328];[.AA328];[.AC328];[.AE328])" office:value-type="float" office:value="-434" calcext:value-type="float">
            <text:p>-434</text:p>
          </table:table-cell>
          <table:table-cell table:formula="of:=[.AF328]-[.$AH328]" office:value-type="float" office:value="350" calcext:value-type="float">
            <text:p>350</text:p>
          </table:table-cell>
          <table:table-cell table:formula="of:=[.AG328]-[.$AI328]" office:value-type="float" office:value="-250" calcext:value-type="float">
            <text:p>-250</text:p>
          </table:table-cell>
          <table:table-cell table:formula="of:=[.AF$3]-[.AJ328]" office:value-type="float" office:value="0" calcext:value-type="float">
            <text:p>0</text:p>
          </table:table-cell>
          <table:table-cell table:formula="of:=[.AG$3]-[.AK32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29];[.E329];[.F329])+TIME([.G329];[.H329];[.I329])" office:value-type="date" office:date-value="1999-11-30" calcext:value-type="date">
            <text:p>30/11/99 00:00:00</text:p>
          </table:table-cell>
          <table:table-cell table:formula="of:=IF([.C329]&lt;&gt;&quot;&quot;;CONCATENATE(&quot;mogrify -rotate &quot;;ROUND([.N329];3);&quot; -background black &quot;;[.C329]);&quot;&quot;)">
            <text:p/>
          </table:table-cell>
          <table:table-cell table:formula="of:=IF([.C329]&lt;&gt;&quot;&quot;;CONCATENATE(&quot;mogrify -crop &quot;;ROUND([.B$22]);&quot;x&quot;;ROUND([.B$23]);&quot;+&quot;;ROUND([.B$30]+[.B$33]-[.AL329]);&quot;+&quot;;ROUND([.B$31]+[.B$34]-[.AM329]);&quot; &quot;;[.C329]);&quot;&quot;)">
            <text:p/>
          </table:table-cell>
          <table:table-cell/>
          <table:table-cell table:style-name="Default" table:formula="of:=IF([.C329]&lt;&gt;&quot;&quot;;([.J329]-[.J$3])*360*[.B$35];0)" office:value-type="float" office:value="0" calcext:value-type="float">
            <text:p>0</text:p>
          </table:table-cell>
          <table:table-cell table:formula="of:=[.N329]/180*PI()" office:value-type="float" office:value="0" calcext:value-type="float">
            <text:p>0</text:p>
          </table:table-cell>
          <table:table-cell table:formula="of:=COS([.$O329])*([.P$3]-[.B$14])-SIN([.$O329])*([.Q$3]-[.B$15])" office:value-type="float" office:value="-350" calcext:value-type="float">
            <text:p>-350</text:p>
          </table:table-cell>
          <table:table-cell table:formula="of:=SIN([.$O329])*([.P$3]-[.B$14])+COS([.$O329])*([.Q$3]-[.B$15])" office:value-type="float" office:value="250" calcext:value-type="float">
            <text:p>250</text:p>
          </table:table-cell>
          <table:table-cell table:formula="of:=COS([.$O329])*([.R$3]-[.B$14])-SIN([.$O329])*([.S$3]-[.B$15])" office:value-type="float" office:value="-350" calcext:value-type="float">
            <text:p>-350</text:p>
          </table:table-cell>
          <table:table-cell table:formula="of:=SIN([.$O329])*([.R$3]-[.B$14])+COS([.$O329])*([.S$3]-[.B$15])" office:value-type="float" office:value="1118" calcext:value-type="float">
            <text:p>1118</text:p>
          </table:table-cell>
          <table:table-cell table:formula="of:=COS([.$O329])*([.T$3]-[.B$14])-SIN([.$O329])*([.U$3]-[.B$15])" office:value-type="float" office:value="806" calcext:value-type="float">
            <text:p>806</text:p>
          </table:table-cell>
          <table:table-cell table:formula="of:=SIN([.$O329])*([.T$3]-[.B$14])+COS([.$O329])*([.U$3]-[.B$15])" office:value-type="float" office:value="250" calcext:value-type="float">
            <text:p>250</text:p>
          </table:table-cell>
          <table:table-cell table:formula="of:=COS([.$O329])*([.V$3]-[.B$14])-SIN([.$O329])*([.W$3]-[.B$15])" office:value-type="float" office:value="806" calcext:value-type="float">
            <text:p>806</text:p>
          </table:table-cell>
          <table:table-cell table:formula="of:=SIN([.$O329])*([.V$3]-[.B$14])+COS([.$O329])*([.W$3]-[.B$15])" office:value-type="float" office:value="1118" calcext:value-type="float">
            <text:p>1118</text:p>
          </table:table-cell>
          <table:table-cell table:formula="of:=COS([.$O329])*([.X$3]-[.B$12]/2)-SIN([.$O329])*([.Y$3]-[.B$13]/2)" office:value-type="float" office:value="-578" calcext:value-type="float">
            <text:p>-578</text:p>
          </table:table-cell>
          <table:table-cell table:formula="of:=SIN([.$O329])*([.X$3]-[.B$12]/2)+COS([.$O329])*([.Y$3]-[.B$13]/2)" office:value-type="float" office:value="-434" calcext:value-type="float">
            <text:p>-434</text:p>
          </table:table-cell>
          <table:table-cell table:formula="of:=COS([.$O329])*([.Z$3]-[.B$12]/2)-SIN([.$O329])*([.AA$3]-[.B$13]/2)" office:value-type="float" office:value="-578" calcext:value-type="float">
            <text:p>-578</text:p>
          </table:table-cell>
          <table:table-cell table:formula="of:=SIN([.$O329])*([.Z$3]-[.B$12]/2)+COS([.$O329])*([.AA$3]-[.B$13]/2)" office:value-type="float" office:value="434" calcext:value-type="float">
            <text:p>434</text:p>
          </table:table-cell>
          <table:table-cell table:formula="of:=COS([.$O329])*([.AB$3]-[.B$12]/2)-SIN([.$O329])*([.AC$3]-[.B$13]/2)" office:value-type="float" office:value="578" calcext:value-type="float">
            <text:p>578</text:p>
          </table:table-cell>
          <table:table-cell table:formula="of:=SIN([.$O329])*([.AB$3]-[.B$12]/2)+COS([.$O329])*([.AC$3]-[.B$13]/2)" office:value-type="float" office:value="-434" calcext:value-type="float">
            <text:p>-434</text:p>
          </table:table-cell>
          <table:table-cell table:formula="of:=COS([.$O329])*([.AD$3]-[.B$12]/2)-SIN([.$O329])*([.AE$3]-[.B$13]/2)" office:value-type="float" office:value="578" calcext:value-type="float">
            <text:p>578</text:p>
          </table:table-cell>
          <table:table-cell table:formula="of:=SIN([.$O329])*([.AD$3]-[.B$12]/2)+COS([.$O329])*([.AE$3]-[.B$13]/2)" office:value-type="float" office:value="434" calcext:value-type="float">
            <text:p>434</text:p>
          </table:table-cell>
          <table:table-cell table:formula="of:=COS([.$O329])*([.AF$3]-[.B$12]/2)-SIN([.$O329])*([.AG$3]-[.B$13]/2)" office:value-type="float" office:value="-228" calcext:value-type="float">
            <text:p>-228</text:p>
          </table:table-cell>
          <table:table-cell table:formula="of:=SIN([.$O329])*([.AF$3]-[.B$12]/2)+COS([.$O329])*([.AG$3]-[.B$13]/2)" office:value-type="float" office:value="-684" calcext:value-type="float">
            <text:p>-684</text:p>
          </table:table-cell>
          <table:table-cell table:formula="of:=MIN([.X329];[.Z329];[.AB329];[.AD329])" office:value-type="float" office:value="-578" calcext:value-type="float">
            <text:p>-578</text:p>
          </table:table-cell>
          <table:table-cell table:formula="of:=MIN([.Y329];[.AA329];[.AC329];[.AE329])" office:value-type="float" office:value="-434" calcext:value-type="float">
            <text:p>-434</text:p>
          </table:table-cell>
          <table:table-cell table:formula="of:=[.AF329]-[.$AH329]" office:value-type="float" office:value="350" calcext:value-type="float">
            <text:p>350</text:p>
          </table:table-cell>
          <table:table-cell table:formula="of:=[.AG329]-[.$AI329]" office:value-type="float" office:value="-250" calcext:value-type="float">
            <text:p>-250</text:p>
          </table:table-cell>
          <table:table-cell table:formula="of:=[.AF$3]-[.AJ329]" office:value-type="float" office:value="0" calcext:value-type="float">
            <text:p>0</text:p>
          </table:table-cell>
          <table:table-cell table:formula="of:=[.AG$3]-[.AK32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0];[.E330];[.F330])+TIME([.G330];[.H330];[.I330])" office:value-type="date" office:date-value="1999-11-30" calcext:value-type="date">
            <text:p>30/11/99 00:00:00</text:p>
          </table:table-cell>
          <table:table-cell table:formula="of:=IF([.C330]&lt;&gt;&quot;&quot;;CONCATENATE(&quot;mogrify -rotate &quot;;ROUND([.N330];3);&quot; -background black &quot;;[.C330]);&quot;&quot;)">
            <text:p/>
          </table:table-cell>
          <table:table-cell table:formula="of:=IF([.C330]&lt;&gt;&quot;&quot;;CONCATENATE(&quot;mogrify -crop &quot;;ROUND([.B$22]);&quot;x&quot;;ROUND([.B$23]);&quot;+&quot;;ROUND([.B$30]+[.B$33]-[.AL330]);&quot;+&quot;;ROUND([.B$31]+[.B$34]-[.AM330]);&quot; &quot;;[.C330]);&quot;&quot;)">
            <text:p/>
          </table:table-cell>
          <table:table-cell/>
          <table:table-cell table:style-name="Default" table:formula="of:=IF([.C330]&lt;&gt;&quot;&quot;;([.J330]-[.J$3])*360*[.B$35];0)" office:value-type="float" office:value="0" calcext:value-type="float">
            <text:p>0</text:p>
          </table:table-cell>
          <table:table-cell table:formula="of:=[.N330]/180*PI()" office:value-type="float" office:value="0" calcext:value-type="float">
            <text:p>0</text:p>
          </table:table-cell>
          <table:table-cell table:formula="of:=COS([.$O330])*([.P$3]-[.B$14])-SIN([.$O330])*([.Q$3]-[.B$15])" office:value-type="float" office:value="-350" calcext:value-type="float">
            <text:p>-350</text:p>
          </table:table-cell>
          <table:table-cell table:formula="of:=SIN([.$O330])*([.P$3]-[.B$14])+COS([.$O330])*([.Q$3]-[.B$15])" office:value-type="float" office:value="250" calcext:value-type="float">
            <text:p>250</text:p>
          </table:table-cell>
          <table:table-cell table:formula="of:=COS([.$O330])*([.R$3]-[.B$14])-SIN([.$O330])*([.S$3]-[.B$15])" office:value-type="float" office:value="-350" calcext:value-type="float">
            <text:p>-350</text:p>
          </table:table-cell>
          <table:table-cell table:formula="of:=SIN([.$O330])*([.R$3]-[.B$14])+COS([.$O330])*([.S$3]-[.B$15])" office:value-type="float" office:value="1118" calcext:value-type="float">
            <text:p>1118</text:p>
          </table:table-cell>
          <table:table-cell table:formula="of:=COS([.$O330])*([.T$3]-[.B$14])-SIN([.$O330])*([.U$3]-[.B$15])" office:value-type="float" office:value="806" calcext:value-type="float">
            <text:p>806</text:p>
          </table:table-cell>
          <table:table-cell table:formula="of:=SIN([.$O330])*([.T$3]-[.B$14])+COS([.$O330])*([.U$3]-[.B$15])" office:value-type="float" office:value="250" calcext:value-type="float">
            <text:p>250</text:p>
          </table:table-cell>
          <table:table-cell table:formula="of:=COS([.$O330])*([.V$3]-[.B$14])-SIN([.$O330])*([.W$3]-[.B$15])" office:value-type="float" office:value="806" calcext:value-type="float">
            <text:p>806</text:p>
          </table:table-cell>
          <table:table-cell table:formula="of:=SIN([.$O330])*([.V$3]-[.B$14])+COS([.$O330])*([.W$3]-[.B$15])" office:value-type="float" office:value="1118" calcext:value-type="float">
            <text:p>1118</text:p>
          </table:table-cell>
          <table:table-cell table:formula="of:=COS([.$O330])*([.X$3]-[.B$12]/2)-SIN([.$O330])*([.Y$3]-[.B$13]/2)" office:value-type="float" office:value="-578" calcext:value-type="float">
            <text:p>-578</text:p>
          </table:table-cell>
          <table:table-cell table:formula="of:=SIN([.$O330])*([.X$3]-[.B$12]/2)+COS([.$O330])*([.Y$3]-[.B$13]/2)" office:value-type="float" office:value="-434" calcext:value-type="float">
            <text:p>-434</text:p>
          </table:table-cell>
          <table:table-cell table:formula="of:=COS([.$O330])*([.Z$3]-[.B$12]/2)-SIN([.$O330])*([.AA$3]-[.B$13]/2)" office:value-type="float" office:value="-578" calcext:value-type="float">
            <text:p>-578</text:p>
          </table:table-cell>
          <table:table-cell table:formula="of:=SIN([.$O330])*([.Z$3]-[.B$12]/2)+COS([.$O330])*([.AA$3]-[.B$13]/2)" office:value-type="float" office:value="434" calcext:value-type="float">
            <text:p>434</text:p>
          </table:table-cell>
          <table:table-cell table:formula="of:=COS([.$O330])*([.AB$3]-[.B$12]/2)-SIN([.$O330])*([.AC$3]-[.B$13]/2)" office:value-type="float" office:value="578" calcext:value-type="float">
            <text:p>578</text:p>
          </table:table-cell>
          <table:table-cell table:formula="of:=SIN([.$O330])*([.AB$3]-[.B$12]/2)+COS([.$O330])*([.AC$3]-[.B$13]/2)" office:value-type="float" office:value="-434" calcext:value-type="float">
            <text:p>-434</text:p>
          </table:table-cell>
          <table:table-cell table:formula="of:=COS([.$O330])*([.AD$3]-[.B$12]/2)-SIN([.$O330])*([.AE$3]-[.B$13]/2)" office:value-type="float" office:value="578" calcext:value-type="float">
            <text:p>578</text:p>
          </table:table-cell>
          <table:table-cell table:formula="of:=SIN([.$O330])*([.AD$3]-[.B$12]/2)+COS([.$O330])*([.AE$3]-[.B$13]/2)" office:value-type="float" office:value="434" calcext:value-type="float">
            <text:p>434</text:p>
          </table:table-cell>
          <table:table-cell table:formula="of:=COS([.$O330])*([.AF$3]-[.B$12]/2)-SIN([.$O330])*([.AG$3]-[.B$13]/2)" office:value-type="float" office:value="-228" calcext:value-type="float">
            <text:p>-228</text:p>
          </table:table-cell>
          <table:table-cell table:formula="of:=SIN([.$O330])*([.AF$3]-[.B$12]/2)+COS([.$O330])*([.AG$3]-[.B$13]/2)" office:value-type="float" office:value="-684" calcext:value-type="float">
            <text:p>-684</text:p>
          </table:table-cell>
          <table:table-cell table:formula="of:=MIN([.X330];[.Z330];[.AB330];[.AD330])" office:value-type="float" office:value="-578" calcext:value-type="float">
            <text:p>-578</text:p>
          </table:table-cell>
          <table:table-cell table:formula="of:=MIN([.Y330];[.AA330];[.AC330];[.AE330])" office:value-type="float" office:value="-434" calcext:value-type="float">
            <text:p>-434</text:p>
          </table:table-cell>
          <table:table-cell table:formula="of:=[.AF330]-[.$AH330]" office:value-type="float" office:value="350" calcext:value-type="float">
            <text:p>350</text:p>
          </table:table-cell>
          <table:table-cell table:formula="of:=[.AG330]-[.$AI330]" office:value-type="float" office:value="-250" calcext:value-type="float">
            <text:p>-250</text:p>
          </table:table-cell>
          <table:table-cell table:formula="of:=[.AF$3]-[.AJ330]" office:value-type="float" office:value="0" calcext:value-type="float">
            <text:p>0</text:p>
          </table:table-cell>
          <table:table-cell table:formula="of:=[.AG$3]-[.AK33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1];[.E331];[.F331])+TIME([.G331];[.H331];[.I331])" office:value-type="date" office:date-value="1999-11-30" calcext:value-type="date">
            <text:p>30/11/99 00:00:00</text:p>
          </table:table-cell>
          <table:table-cell table:formula="of:=IF([.C331]&lt;&gt;&quot;&quot;;CONCATENATE(&quot;mogrify -rotate &quot;;ROUND([.N331];3);&quot; -background black &quot;;[.C331]);&quot;&quot;)">
            <text:p/>
          </table:table-cell>
          <table:table-cell table:formula="of:=IF([.C331]&lt;&gt;&quot;&quot;;CONCATENATE(&quot;mogrify -crop &quot;;ROUND([.B$22]);&quot;x&quot;;ROUND([.B$23]);&quot;+&quot;;ROUND([.B$30]+[.B$33]-[.AL331]);&quot;+&quot;;ROUND([.B$31]+[.B$34]-[.AM331]);&quot; &quot;;[.C331]);&quot;&quot;)">
            <text:p/>
          </table:table-cell>
          <table:table-cell/>
          <table:table-cell table:style-name="Default" table:formula="of:=IF([.C331]&lt;&gt;&quot;&quot;;([.J331]-[.J$3])*360*[.B$35];0)" office:value-type="float" office:value="0" calcext:value-type="float">
            <text:p>0</text:p>
          </table:table-cell>
          <table:table-cell table:formula="of:=[.N331]/180*PI()" office:value-type="float" office:value="0" calcext:value-type="float">
            <text:p>0</text:p>
          </table:table-cell>
          <table:table-cell table:formula="of:=COS([.$O331])*([.P$3]-[.B$14])-SIN([.$O331])*([.Q$3]-[.B$15])" office:value-type="float" office:value="-350" calcext:value-type="float">
            <text:p>-350</text:p>
          </table:table-cell>
          <table:table-cell table:formula="of:=SIN([.$O331])*([.P$3]-[.B$14])+COS([.$O331])*([.Q$3]-[.B$15])" office:value-type="float" office:value="250" calcext:value-type="float">
            <text:p>250</text:p>
          </table:table-cell>
          <table:table-cell table:formula="of:=COS([.$O331])*([.R$3]-[.B$14])-SIN([.$O331])*([.S$3]-[.B$15])" office:value-type="float" office:value="-350" calcext:value-type="float">
            <text:p>-350</text:p>
          </table:table-cell>
          <table:table-cell table:formula="of:=SIN([.$O331])*([.R$3]-[.B$14])+COS([.$O331])*([.S$3]-[.B$15])" office:value-type="float" office:value="1118" calcext:value-type="float">
            <text:p>1118</text:p>
          </table:table-cell>
          <table:table-cell table:formula="of:=COS([.$O331])*([.T$3]-[.B$14])-SIN([.$O331])*([.U$3]-[.B$15])" office:value-type="float" office:value="806" calcext:value-type="float">
            <text:p>806</text:p>
          </table:table-cell>
          <table:table-cell table:formula="of:=SIN([.$O331])*([.T$3]-[.B$14])+COS([.$O331])*([.U$3]-[.B$15])" office:value-type="float" office:value="250" calcext:value-type="float">
            <text:p>250</text:p>
          </table:table-cell>
          <table:table-cell table:formula="of:=COS([.$O331])*([.V$3]-[.B$14])-SIN([.$O331])*([.W$3]-[.B$15])" office:value-type="float" office:value="806" calcext:value-type="float">
            <text:p>806</text:p>
          </table:table-cell>
          <table:table-cell table:formula="of:=SIN([.$O331])*([.V$3]-[.B$14])+COS([.$O331])*([.W$3]-[.B$15])" office:value-type="float" office:value="1118" calcext:value-type="float">
            <text:p>1118</text:p>
          </table:table-cell>
          <table:table-cell table:formula="of:=COS([.$O331])*([.X$3]-[.B$12]/2)-SIN([.$O331])*([.Y$3]-[.B$13]/2)" office:value-type="float" office:value="-578" calcext:value-type="float">
            <text:p>-578</text:p>
          </table:table-cell>
          <table:table-cell table:formula="of:=SIN([.$O331])*([.X$3]-[.B$12]/2)+COS([.$O331])*([.Y$3]-[.B$13]/2)" office:value-type="float" office:value="-434" calcext:value-type="float">
            <text:p>-434</text:p>
          </table:table-cell>
          <table:table-cell table:formula="of:=COS([.$O331])*([.Z$3]-[.B$12]/2)-SIN([.$O331])*([.AA$3]-[.B$13]/2)" office:value-type="float" office:value="-578" calcext:value-type="float">
            <text:p>-578</text:p>
          </table:table-cell>
          <table:table-cell table:formula="of:=SIN([.$O331])*([.Z$3]-[.B$12]/2)+COS([.$O331])*([.AA$3]-[.B$13]/2)" office:value-type="float" office:value="434" calcext:value-type="float">
            <text:p>434</text:p>
          </table:table-cell>
          <table:table-cell table:formula="of:=COS([.$O331])*([.AB$3]-[.B$12]/2)-SIN([.$O331])*([.AC$3]-[.B$13]/2)" office:value-type="float" office:value="578" calcext:value-type="float">
            <text:p>578</text:p>
          </table:table-cell>
          <table:table-cell table:formula="of:=SIN([.$O331])*([.AB$3]-[.B$12]/2)+COS([.$O331])*([.AC$3]-[.B$13]/2)" office:value-type="float" office:value="-434" calcext:value-type="float">
            <text:p>-434</text:p>
          </table:table-cell>
          <table:table-cell table:formula="of:=COS([.$O331])*([.AD$3]-[.B$12]/2)-SIN([.$O331])*([.AE$3]-[.B$13]/2)" office:value-type="float" office:value="578" calcext:value-type="float">
            <text:p>578</text:p>
          </table:table-cell>
          <table:table-cell table:formula="of:=SIN([.$O331])*([.AD$3]-[.B$12]/2)+COS([.$O331])*([.AE$3]-[.B$13]/2)" office:value-type="float" office:value="434" calcext:value-type="float">
            <text:p>434</text:p>
          </table:table-cell>
          <table:table-cell table:formula="of:=COS([.$O331])*([.AF$3]-[.B$12]/2)-SIN([.$O331])*([.AG$3]-[.B$13]/2)" office:value-type="float" office:value="-228" calcext:value-type="float">
            <text:p>-228</text:p>
          </table:table-cell>
          <table:table-cell table:formula="of:=SIN([.$O331])*([.AF$3]-[.B$12]/2)+COS([.$O331])*([.AG$3]-[.B$13]/2)" office:value-type="float" office:value="-684" calcext:value-type="float">
            <text:p>-684</text:p>
          </table:table-cell>
          <table:table-cell table:formula="of:=MIN([.X331];[.Z331];[.AB331];[.AD331])" office:value-type="float" office:value="-578" calcext:value-type="float">
            <text:p>-578</text:p>
          </table:table-cell>
          <table:table-cell table:formula="of:=MIN([.Y331];[.AA331];[.AC331];[.AE331])" office:value-type="float" office:value="-434" calcext:value-type="float">
            <text:p>-434</text:p>
          </table:table-cell>
          <table:table-cell table:formula="of:=[.AF331]-[.$AH331]" office:value-type="float" office:value="350" calcext:value-type="float">
            <text:p>350</text:p>
          </table:table-cell>
          <table:table-cell table:formula="of:=[.AG331]-[.$AI331]" office:value-type="float" office:value="-250" calcext:value-type="float">
            <text:p>-250</text:p>
          </table:table-cell>
          <table:table-cell table:formula="of:=[.AF$3]-[.AJ331]" office:value-type="float" office:value="0" calcext:value-type="float">
            <text:p>0</text:p>
          </table:table-cell>
          <table:table-cell table:formula="of:=[.AG$3]-[.AK33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2];[.E332];[.F332])+TIME([.G332];[.H332];[.I332])" office:value-type="date" office:date-value="1999-11-30" calcext:value-type="date">
            <text:p>30/11/99 00:00:00</text:p>
          </table:table-cell>
          <table:table-cell table:formula="of:=IF([.C332]&lt;&gt;&quot;&quot;;CONCATENATE(&quot;mogrify -rotate &quot;;ROUND([.N332];3);&quot; -background black &quot;;[.C332]);&quot;&quot;)">
            <text:p/>
          </table:table-cell>
          <table:table-cell table:formula="of:=IF([.C332]&lt;&gt;&quot;&quot;;CONCATENATE(&quot;mogrify -crop &quot;;ROUND([.B$22]);&quot;x&quot;;ROUND([.B$23]);&quot;+&quot;;ROUND([.B$30]+[.B$33]-[.AL332]);&quot;+&quot;;ROUND([.B$31]+[.B$34]-[.AM332]);&quot; &quot;;[.C332]);&quot;&quot;)">
            <text:p/>
          </table:table-cell>
          <table:table-cell/>
          <table:table-cell table:style-name="Default" table:formula="of:=IF([.C332]&lt;&gt;&quot;&quot;;([.J332]-[.J$3])*360*[.B$35];0)" office:value-type="float" office:value="0" calcext:value-type="float">
            <text:p>0</text:p>
          </table:table-cell>
          <table:table-cell table:formula="of:=[.N332]/180*PI()" office:value-type="float" office:value="0" calcext:value-type="float">
            <text:p>0</text:p>
          </table:table-cell>
          <table:table-cell table:formula="of:=COS([.$O332])*([.P$3]-[.B$14])-SIN([.$O332])*([.Q$3]-[.B$15])" office:value-type="float" office:value="-350" calcext:value-type="float">
            <text:p>-350</text:p>
          </table:table-cell>
          <table:table-cell table:formula="of:=SIN([.$O332])*([.P$3]-[.B$14])+COS([.$O332])*([.Q$3]-[.B$15])" office:value-type="float" office:value="250" calcext:value-type="float">
            <text:p>250</text:p>
          </table:table-cell>
          <table:table-cell table:formula="of:=COS([.$O332])*([.R$3]-[.B$14])-SIN([.$O332])*([.S$3]-[.B$15])" office:value-type="float" office:value="-350" calcext:value-type="float">
            <text:p>-350</text:p>
          </table:table-cell>
          <table:table-cell table:formula="of:=SIN([.$O332])*([.R$3]-[.B$14])+COS([.$O332])*([.S$3]-[.B$15])" office:value-type="float" office:value="1118" calcext:value-type="float">
            <text:p>1118</text:p>
          </table:table-cell>
          <table:table-cell table:formula="of:=COS([.$O332])*([.T$3]-[.B$14])-SIN([.$O332])*([.U$3]-[.B$15])" office:value-type="float" office:value="806" calcext:value-type="float">
            <text:p>806</text:p>
          </table:table-cell>
          <table:table-cell table:formula="of:=SIN([.$O332])*([.T$3]-[.B$14])+COS([.$O332])*([.U$3]-[.B$15])" office:value-type="float" office:value="250" calcext:value-type="float">
            <text:p>250</text:p>
          </table:table-cell>
          <table:table-cell table:formula="of:=COS([.$O332])*([.V$3]-[.B$14])-SIN([.$O332])*([.W$3]-[.B$15])" office:value-type="float" office:value="806" calcext:value-type="float">
            <text:p>806</text:p>
          </table:table-cell>
          <table:table-cell table:formula="of:=SIN([.$O332])*([.V$3]-[.B$14])+COS([.$O332])*([.W$3]-[.B$15])" office:value-type="float" office:value="1118" calcext:value-type="float">
            <text:p>1118</text:p>
          </table:table-cell>
          <table:table-cell table:formula="of:=COS([.$O332])*([.X$3]-[.B$12]/2)-SIN([.$O332])*([.Y$3]-[.B$13]/2)" office:value-type="float" office:value="-578" calcext:value-type="float">
            <text:p>-578</text:p>
          </table:table-cell>
          <table:table-cell table:formula="of:=SIN([.$O332])*([.X$3]-[.B$12]/2)+COS([.$O332])*([.Y$3]-[.B$13]/2)" office:value-type="float" office:value="-434" calcext:value-type="float">
            <text:p>-434</text:p>
          </table:table-cell>
          <table:table-cell table:formula="of:=COS([.$O332])*([.Z$3]-[.B$12]/2)-SIN([.$O332])*([.AA$3]-[.B$13]/2)" office:value-type="float" office:value="-578" calcext:value-type="float">
            <text:p>-578</text:p>
          </table:table-cell>
          <table:table-cell table:formula="of:=SIN([.$O332])*([.Z$3]-[.B$12]/2)+COS([.$O332])*([.AA$3]-[.B$13]/2)" office:value-type="float" office:value="434" calcext:value-type="float">
            <text:p>434</text:p>
          </table:table-cell>
          <table:table-cell table:formula="of:=COS([.$O332])*([.AB$3]-[.B$12]/2)-SIN([.$O332])*([.AC$3]-[.B$13]/2)" office:value-type="float" office:value="578" calcext:value-type="float">
            <text:p>578</text:p>
          </table:table-cell>
          <table:table-cell table:formula="of:=SIN([.$O332])*([.AB$3]-[.B$12]/2)+COS([.$O332])*([.AC$3]-[.B$13]/2)" office:value-type="float" office:value="-434" calcext:value-type="float">
            <text:p>-434</text:p>
          </table:table-cell>
          <table:table-cell table:formula="of:=COS([.$O332])*([.AD$3]-[.B$12]/2)-SIN([.$O332])*([.AE$3]-[.B$13]/2)" office:value-type="float" office:value="578" calcext:value-type="float">
            <text:p>578</text:p>
          </table:table-cell>
          <table:table-cell table:formula="of:=SIN([.$O332])*([.AD$3]-[.B$12]/2)+COS([.$O332])*([.AE$3]-[.B$13]/2)" office:value-type="float" office:value="434" calcext:value-type="float">
            <text:p>434</text:p>
          </table:table-cell>
          <table:table-cell table:formula="of:=COS([.$O332])*([.AF$3]-[.B$12]/2)-SIN([.$O332])*([.AG$3]-[.B$13]/2)" office:value-type="float" office:value="-228" calcext:value-type="float">
            <text:p>-228</text:p>
          </table:table-cell>
          <table:table-cell table:formula="of:=SIN([.$O332])*([.AF$3]-[.B$12]/2)+COS([.$O332])*([.AG$3]-[.B$13]/2)" office:value-type="float" office:value="-684" calcext:value-type="float">
            <text:p>-684</text:p>
          </table:table-cell>
          <table:table-cell table:formula="of:=MIN([.X332];[.Z332];[.AB332];[.AD332])" office:value-type="float" office:value="-578" calcext:value-type="float">
            <text:p>-578</text:p>
          </table:table-cell>
          <table:table-cell table:formula="of:=MIN([.Y332];[.AA332];[.AC332];[.AE332])" office:value-type="float" office:value="-434" calcext:value-type="float">
            <text:p>-434</text:p>
          </table:table-cell>
          <table:table-cell table:formula="of:=[.AF332]-[.$AH332]" office:value-type="float" office:value="350" calcext:value-type="float">
            <text:p>350</text:p>
          </table:table-cell>
          <table:table-cell table:formula="of:=[.AG332]-[.$AI332]" office:value-type="float" office:value="-250" calcext:value-type="float">
            <text:p>-250</text:p>
          </table:table-cell>
          <table:table-cell table:formula="of:=[.AF$3]-[.AJ332]" office:value-type="float" office:value="0" calcext:value-type="float">
            <text:p>0</text:p>
          </table:table-cell>
          <table:table-cell table:formula="of:=[.AG$3]-[.AK33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3];[.E333];[.F333])+TIME([.G333];[.H333];[.I333])" office:value-type="date" office:date-value="1999-11-30" calcext:value-type="date">
            <text:p>30/11/99 00:00:00</text:p>
          </table:table-cell>
          <table:table-cell table:formula="of:=IF([.C333]&lt;&gt;&quot;&quot;;CONCATENATE(&quot;mogrify -rotate &quot;;ROUND([.N333];3);&quot; -background black &quot;;[.C333]);&quot;&quot;)">
            <text:p/>
          </table:table-cell>
          <table:table-cell table:formula="of:=IF([.C333]&lt;&gt;&quot;&quot;;CONCATENATE(&quot;mogrify -crop &quot;;ROUND([.B$22]);&quot;x&quot;;ROUND([.B$23]);&quot;+&quot;;ROUND([.B$30]+[.B$33]-[.AL333]);&quot;+&quot;;ROUND([.B$31]+[.B$34]-[.AM333]);&quot; &quot;;[.C333]);&quot;&quot;)">
            <text:p/>
          </table:table-cell>
          <table:table-cell/>
          <table:table-cell table:style-name="Default" table:formula="of:=IF([.C333]&lt;&gt;&quot;&quot;;([.J333]-[.J$3])*360*[.B$35];0)" office:value-type="float" office:value="0" calcext:value-type="float">
            <text:p>0</text:p>
          </table:table-cell>
          <table:table-cell table:formula="of:=[.N333]/180*PI()" office:value-type="float" office:value="0" calcext:value-type="float">
            <text:p>0</text:p>
          </table:table-cell>
          <table:table-cell table:formula="of:=COS([.$O333])*([.P$3]-[.B$14])-SIN([.$O333])*([.Q$3]-[.B$15])" office:value-type="float" office:value="-350" calcext:value-type="float">
            <text:p>-350</text:p>
          </table:table-cell>
          <table:table-cell table:formula="of:=SIN([.$O333])*([.P$3]-[.B$14])+COS([.$O333])*([.Q$3]-[.B$15])" office:value-type="float" office:value="250" calcext:value-type="float">
            <text:p>250</text:p>
          </table:table-cell>
          <table:table-cell table:formula="of:=COS([.$O333])*([.R$3]-[.B$14])-SIN([.$O333])*([.S$3]-[.B$15])" office:value-type="float" office:value="-350" calcext:value-type="float">
            <text:p>-350</text:p>
          </table:table-cell>
          <table:table-cell table:formula="of:=SIN([.$O333])*([.R$3]-[.B$14])+COS([.$O333])*([.S$3]-[.B$15])" office:value-type="float" office:value="1118" calcext:value-type="float">
            <text:p>1118</text:p>
          </table:table-cell>
          <table:table-cell table:formula="of:=COS([.$O333])*([.T$3]-[.B$14])-SIN([.$O333])*([.U$3]-[.B$15])" office:value-type="float" office:value="806" calcext:value-type="float">
            <text:p>806</text:p>
          </table:table-cell>
          <table:table-cell table:formula="of:=SIN([.$O333])*([.T$3]-[.B$14])+COS([.$O333])*([.U$3]-[.B$15])" office:value-type="float" office:value="250" calcext:value-type="float">
            <text:p>250</text:p>
          </table:table-cell>
          <table:table-cell table:formula="of:=COS([.$O333])*([.V$3]-[.B$14])-SIN([.$O333])*([.W$3]-[.B$15])" office:value-type="float" office:value="806" calcext:value-type="float">
            <text:p>806</text:p>
          </table:table-cell>
          <table:table-cell table:formula="of:=SIN([.$O333])*([.V$3]-[.B$14])+COS([.$O333])*([.W$3]-[.B$15])" office:value-type="float" office:value="1118" calcext:value-type="float">
            <text:p>1118</text:p>
          </table:table-cell>
          <table:table-cell table:formula="of:=COS([.$O333])*([.X$3]-[.B$12]/2)-SIN([.$O333])*([.Y$3]-[.B$13]/2)" office:value-type="float" office:value="-578" calcext:value-type="float">
            <text:p>-578</text:p>
          </table:table-cell>
          <table:table-cell table:formula="of:=SIN([.$O333])*([.X$3]-[.B$12]/2)+COS([.$O333])*([.Y$3]-[.B$13]/2)" office:value-type="float" office:value="-434" calcext:value-type="float">
            <text:p>-434</text:p>
          </table:table-cell>
          <table:table-cell table:formula="of:=COS([.$O333])*([.Z$3]-[.B$12]/2)-SIN([.$O333])*([.AA$3]-[.B$13]/2)" office:value-type="float" office:value="-578" calcext:value-type="float">
            <text:p>-578</text:p>
          </table:table-cell>
          <table:table-cell table:formula="of:=SIN([.$O333])*([.Z$3]-[.B$12]/2)+COS([.$O333])*([.AA$3]-[.B$13]/2)" office:value-type="float" office:value="434" calcext:value-type="float">
            <text:p>434</text:p>
          </table:table-cell>
          <table:table-cell table:formula="of:=COS([.$O333])*([.AB$3]-[.B$12]/2)-SIN([.$O333])*([.AC$3]-[.B$13]/2)" office:value-type="float" office:value="578" calcext:value-type="float">
            <text:p>578</text:p>
          </table:table-cell>
          <table:table-cell table:formula="of:=SIN([.$O333])*([.AB$3]-[.B$12]/2)+COS([.$O333])*([.AC$3]-[.B$13]/2)" office:value-type="float" office:value="-434" calcext:value-type="float">
            <text:p>-434</text:p>
          </table:table-cell>
          <table:table-cell table:formula="of:=COS([.$O333])*([.AD$3]-[.B$12]/2)-SIN([.$O333])*([.AE$3]-[.B$13]/2)" office:value-type="float" office:value="578" calcext:value-type="float">
            <text:p>578</text:p>
          </table:table-cell>
          <table:table-cell table:formula="of:=SIN([.$O333])*([.AD$3]-[.B$12]/2)+COS([.$O333])*([.AE$3]-[.B$13]/2)" office:value-type="float" office:value="434" calcext:value-type="float">
            <text:p>434</text:p>
          </table:table-cell>
          <table:table-cell table:formula="of:=COS([.$O333])*([.AF$3]-[.B$12]/2)-SIN([.$O333])*([.AG$3]-[.B$13]/2)" office:value-type="float" office:value="-228" calcext:value-type="float">
            <text:p>-228</text:p>
          </table:table-cell>
          <table:table-cell table:formula="of:=SIN([.$O333])*([.AF$3]-[.B$12]/2)+COS([.$O333])*([.AG$3]-[.B$13]/2)" office:value-type="float" office:value="-684" calcext:value-type="float">
            <text:p>-684</text:p>
          </table:table-cell>
          <table:table-cell table:formula="of:=MIN([.X333];[.Z333];[.AB333];[.AD333])" office:value-type="float" office:value="-578" calcext:value-type="float">
            <text:p>-578</text:p>
          </table:table-cell>
          <table:table-cell table:formula="of:=MIN([.Y333];[.AA333];[.AC333];[.AE333])" office:value-type="float" office:value="-434" calcext:value-type="float">
            <text:p>-434</text:p>
          </table:table-cell>
          <table:table-cell table:formula="of:=[.AF333]-[.$AH333]" office:value-type="float" office:value="350" calcext:value-type="float">
            <text:p>350</text:p>
          </table:table-cell>
          <table:table-cell table:formula="of:=[.AG333]-[.$AI333]" office:value-type="float" office:value="-250" calcext:value-type="float">
            <text:p>-250</text:p>
          </table:table-cell>
          <table:table-cell table:formula="of:=[.AF$3]-[.AJ333]" office:value-type="float" office:value="0" calcext:value-type="float">
            <text:p>0</text:p>
          </table:table-cell>
          <table:table-cell table:formula="of:=[.AG$3]-[.AK33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4];[.E334];[.F334])+TIME([.G334];[.H334];[.I334])" office:value-type="date" office:date-value="1999-11-30" calcext:value-type="date">
            <text:p>30/11/99 00:00:00</text:p>
          </table:table-cell>
          <table:table-cell table:formula="of:=IF([.C334]&lt;&gt;&quot;&quot;;CONCATENATE(&quot;mogrify -rotate &quot;;ROUND([.N334];3);&quot; -background black &quot;;[.C334]);&quot;&quot;)">
            <text:p/>
          </table:table-cell>
          <table:table-cell table:formula="of:=IF([.C334]&lt;&gt;&quot;&quot;;CONCATENATE(&quot;mogrify -crop &quot;;ROUND([.B$22]);&quot;x&quot;;ROUND([.B$23]);&quot;+&quot;;ROUND([.B$30]+[.B$33]-[.AL334]);&quot;+&quot;;ROUND([.B$31]+[.B$34]-[.AM334]);&quot; &quot;;[.C334]);&quot;&quot;)">
            <text:p/>
          </table:table-cell>
          <table:table-cell/>
          <table:table-cell table:style-name="Default" table:formula="of:=IF([.C334]&lt;&gt;&quot;&quot;;([.J334]-[.J$3])*360*[.B$35];0)" office:value-type="float" office:value="0" calcext:value-type="float">
            <text:p>0</text:p>
          </table:table-cell>
          <table:table-cell table:formula="of:=[.N334]/180*PI()" office:value-type="float" office:value="0" calcext:value-type="float">
            <text:p>0</text:p>
          </table:table-cell>
          <table:table-cell table:formula="of:=COS([.$O334])*([.P$3]-[.B$14])-SIN([.$O334])*([.Q$3]-[.B$15])" office:value-type="float" office:value="-350" calcext:value-type="float">
            <text:p>-350</text:p>
          </table:table-cell>
          <table:table-cell table:formula="of:=SIN([.$O334])*([.P$3]-[.B$14])+COS([.$O334])*([.Q$3]-[.B$15])" office:value-type="float" office:value="250" calcext:value-type="float">
            <text:p>250</text:p>
          </table:table-cell>
          <table:table-cell table:formula="of:=COS([.$O334])*([.R$3]-[.B$14])-SIN([.$O334])*([.S$3]-[.B$15])" office:value-type="float" office:value="-350" calcext:value-type="float">
            <text:p>-350</text:p>
          </table:table-cell>
          <table:table-cell table:formula="of:=SIN([.$O334])*([.R$3]-[.B$14])+COS([.$O334])*([.S$3]-[.B$15])" office:value-type="float" office:value="1118" calcext:value-type="float">
            <text:p>1118</text:p>
          </table:table-cell>
          <table:table-cell table:formula="of:=COS([.$O334])*([.T$3]-[.B$14])-SIN([.$O334])*([.U$3]-[.B$15])" office:value-type="float" office:value="806" calcext:value-type="float">
            <text:p>806</text:p>
          </table:table-cell>
          <table:table-cell table:formula="of:=SIN([.$O334])*([.T$3]-[.B$14])+COS([.$O334])*([.U$3]-[.B$15])" office:value-type="float" office:value="250" calcext:value-type="float">
            <text:p>250</text:p>
          </table:table-cell>
          <table:table-cell table:formula="of:=COS([.$O334])*([.V$3]-[.B$14])-SIN([.$O334])*([.W$3]-[.B$15])" office:value-type="float" office:value="806" calcext:value-type="float">
            <text:p>806</text:p>
          </table:table-cell>
          <table:table-cell table:formula="of:=SIN([.$O334])*([.V$3]-[.B$14])+COS([.$O334])*([.W$3]-[.B$15])" office:value-type="float" office:value="1118" calcext:value-type="float">
            <text:p>1118</text:p>
          </table:table-cell>
          <table:table-cell table:formula="of:=COS([.$O334])*([.X$3]-[.B$12]/2)-SIN([.$O334])*([.Y$3]-[.B$13]/2)" office:value-type="float" office:value="-578" calcext:value-type="float">
            <text:p>-578</text:p>
          </table:table-cell>
          <table:table-cell table:formula="of:=SIN([.$O334])*([.X$3]-[.B$12]/2)+COS([.$O334])*([.Y$3]-[.B$13]/2)" office:value-type="float" office:value="-434" calcext:value-type="float">
            <text:p>-434</text:p>
          </table:table-cell>
          <table:table-cell table:formula="of:=COS([.$O334])*([.Z$3]-[.B$12]/2)-SIN([.$O334])*([.AA$3]-[.B$13]/2)" office:value-type="float" office:value="-578" calcext:value-type="float">
            <text:p>-578</text:p>
          </table:table-cell>
          <table:table-cell table:formula="of:=SIN([.$O334])*([.Z$3]-[.B$12]/2)+COS([.$O334])*([.AA$3]-[.B$13]/2)" office:value-type="float" office:value="434" calcext:value-type="float">
            <text:p>434</text:p>
          </table:table-cell>
          <table:table-cell table:formula="of:=COS([.$O334])*([.AB$3]-[.B$12]/2)-SIN([.$O334])*([.AC$3]-[.B$13]/2)" office:value-type="float" office:value="578" calcext:value-type="float">
            <text:p>578</text:p>
          </table:table-cell>
          <table:table-cell table:formula="of:=SIN([.$O334])*([.AB$3]-[.B$12]/2)+COS([.$O334])*([.AC$3]-[.B$13]/2)" office:value-type="float" office:value="-434" calcext:value-type="float">
            <text:p>-434</text:p>
          </table:table-cell>
          <table:table-cell table:formula="of:=COS([.$O334])*([.AD$3]-[.B$12]/2)-SIN([.$O334])*([.AE$3]-[.B$13]/2)" office:value-type="float" office:value="578" calcext:value-type="float">
            <text:p>578</text:p>
          </table:table-cell>
          <table:table-cell table:formula="of:=SIN([.$O334])*([.AD$3]-[.B$12]/2)+COS([.$O334])*([.AE$3]-[.B$13]/2)" office:value-type="float" office:value="434" calcext:value-type="float">
            <text:p>434</text:p>
          </table:table-cell>
          <table:table-cell table:formula="of:=COS([.$O334])*([.AF$3]-[.B$12]/2)-SIN([.$O334])*([.AG$3]-[.B$13]/2)" office:value-type="float" office:value="-228" calcext:value-type="float">
            <text:p>-228</text:p>
          </table:table-cell>
          <table:table-cell table:formula="of:=SIN([.$O334])*([.AF$3]-[.B$12]/2)+COS([.$O334])*([.AG$3]-[.B$13]/2)" office:value-type="float" office:value="-684" calcext:value-type="float">
            <text:p>-684</text:p>
          </table:table-cell>
          <table:table-cell table:formula="of:=MIN([.X334];[.Z334];[.AB334];[.AD334])" office:value-type="float" office:value="-578" calcext:value-type="float">
            <text:p>-578</text:p>
          </table:table-cell>
          <table:table-cell table:formula="of:=MIN([.Y334];[.AA334];[.AC334];[.AE334])" office:value-type="float" office:value="-434" calcext:value-type="float">
            <text:p>-434</text:p>
          </table:table-cell>
          <table:table-cell table:formula="of:=[.AF334]-[.$AH334]" office:value-type="float" office:value="350" calcext:value-type="float">
            <text:p>350</text:p>
          </table:table-cell>
          <table:table-cell table:formula="of:=[.AG334]-[.$AI334]" office:value-type="float" office:value="-250" calcext:value-type="float">
            <text:p>-250</text:p>
          </table:table-cell>
          <table:table-cell table:formula="of:=[.AF$3]-[.AJ334]" office:value-type="float" office:value="0" calcext:value-type="float">
            <text:p>0</text:p>
          </table:table-cell>
          <table:table-cell table:formula="of:=[.AG$3]-[.AK33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5];[.E335];[.F335])+TIME([.G335];[.H335];[.I335])" office:value-type="date" office:date-value="1999-11-30" calcext:value-type="date">
            <text:p>30/11/99 00:00:00</text:p>
          </table:table-cell>
          <table:table-cell table:formula="of:=IF([.C335]&lt;&gt;&quot;&quot;;CONCATENATE(&quot;mogrify -rotate &quot;;ROUND([.N335];3);&quot; -background black &quot;;[.C335]);&quot;&quot;)">
            <text:p/>
          </table:table-cell>
          <table:table-cell table:formula="of:=IF([.C335]&lt;&gt;&quot;&quot;;CONCATENATE(&quot;mogrify -crop &quot;;ROUND([.B$22]);&quot;x&quot;;ROUND([.B$23]);&quot;+&quot;;ROUND([.B$30]+[.B$33]-[.AL335]);&quot;+&quot;;ROUND([.B$31]+[.B$34]-[.AM335]);&quot; &quot;;[.C335]);&quot;&quot;)">
            <text:p/>
          </table:table-cell>
          <table:table-cell/>
          <table:table-cell table:style-name="Default" table:formula="of:=IF([.C335]&lt;&gt;&quot;&quot;;([.J335]-[.J$3])*360*[.B$35];0)" office:value-type="float" office:value="0" calcext:value-type="float">
            <text:p>0</text:p>
          </table:table-cell>
          <table:table-cell table:formula="of:=[.N335]/180*PI()" office:value-type="float" office:value="0" calcext:value-type="float">
            <text:p>0</text:p>
          </table:table-cell>
          <table:table-cell table:formula="of:=COS([.$O335])*([.P$3]-[.B$14])-SIN([.$O335])*([.Q$3]-[.B$15])" office:value-type="float" office:value="-350" calcext:value-type="float">
            <text:p>-350</text:p>
          </table:table-cell>
          <table:table-cell table:formula="of:=SIN([.$O335])*([.P$3]-[.B$14])+COS([.$O335])*([.Q$3]-[.B$15])" office:value-type="float" office:value="250" calcext:value-type="float">
            <text:p>250</text:p>
          </table:table-cell>
          <table:table-cell table:formula="of:=COS([.$O335])*([.R$3]-[.B$14])-SIN([.$O335])*([.S$3]-[.B$15])" office:value-type="float" office:value="-350" calcext:value-type="float">
            <text:p>-350</text:p>
          </table:table-cell>
          <table:table-cell table:formula="of:=SIN([.$O335])*([.R$3]-[.B$14])+COS([.$O335])*([.S$3]-[.B$15])" office:value-type="float" office:value="1118" calcext:value-type="float">
            <text:p>1118</text:p>
          </table:table-cell>
          <table:table-cell table:formula="of:=COS([.$O335])*([.T$3]-[.B$14])-SIN([.$O335])*([.U$3]-[.B$15])" office:value-type="float" office:value="806" calcext:value-type="float">
            <text:p>806</text:p>
          </table:table-cell>
          <table:table-cell table:formula="of:=SIN([.$O335])*([.T$3]-[.B$14])+COS([.$O335])*([.U$3]-[.B$15])" office:value-type="float" office:value="250" calcext:value-type="float">
            <text:p>250</text:p>
          </table:table-cell>
          <table:table-cell table:formula="of:=COS([.$O335])*([.V$3]-[.B$14])-SIN([.$O335])*([.W$3]-[.B$15])" office:value-type="float" office:value="806" calcext:value-type="float">
            <text:p>806</text:p>
          </table:table-cell>
          <table:table-cell table:formula="of:=SIN([.$O335])*([.V$3]-[.B$14])+COS([.$O335])*([.W$3]-[.B$15])" office:value-type="float" office:value="1118" calcext:value-type="float">
            <text:p>1118</text:p>
          </table:table-cell>
          <table:table-cell table:formula="of:=COS([.$O335])*([.X$3]-[.B$12]/2)-SIN([.$O335])*([.Y$3]-[.B$13]/2)" office:value-type="float" office:value="-578" calcext:value-type="float">
            <text:p>-578</text:p>
          </table:table-cell>
          <table:table-cell table:formula="of:=SIN([.$O335])*([.X$3]-[.B$12]/2)+COS([.$O335])*([.Y$3]-[.B$13]/2)" office:value-type="float" office:value="-434" calcext:value-type="float">
            <text:p>-434</text:p>
          </table:table-cell>
          <table:table-cell table:formula="of:=COS([.$O335])*([.Z$3]-[.B$12]/2)-SIN([.$O335])*([.AA$3]-[.B$13]/2)" office:value-type="float" office:value="-578" calcext:value-type="float">
            <text:p>-578</text:p>
          </table:table-cell>
          <table:table-cell table:formula="of:=SIN([.$O335])*([.Z$3]-[.B$12]/2)+COS([.$O335])*([.AA$3]-[.B$13]/2)" office:value-type="float" office:value="434" calcext:value-type="float">
            <text:p>434</text:p>
          </table:table-cell>
          <table:table-cell table:formula="of:=COS([.$O335])*([.AB$3]-[.B$12]/2)-SIN([.$O335])*([.AC$3]-[.B$13]/2)" office:value-type="float" office:value="578" calcext:value-type="float">
            <text:p>578</text:p>
          </table:table-cell>
          <table:table-cell table:formula="of:=SIN([.$O335])*([.AB$3]-[.B$12]/2)+COS([.$O335])*([.AC$3]-[.B$13]/2)" office:value-type="float" office:value="-434" calcext:value-type="float">
            <text:p>-434</text:p>
          </table:table-cell>
          <table:table-cell table:formula="of:=COS([.$O335])*([.AD$3]-[.B$12]/2)-SIN([.$O335])*([.AE$3]-[.B$13]/2)" office:value-type="float" office:value="578" calcext:value-type="float">
            <text:p>578</text:p>
          </table:table-cell>
          <table:table-cell table:formula="of:=SIN([.$O335])*([.AD$3]-[.B$12]/2)+COS([.$O335])*([.AE$3]-[.B$13]/2)" office:value-type="float" office:value="434" calcext:value-type="float">
            <text:p>434</text:p>
          </table:table-cell>
          <table:table-cell table:formula="of:=COS([.$O335])*([.AF$3]-[.B$12]/2)-SIN([.$O335])*([.AG$3]-[.B$13]/2)" office:value-type="float" office:value="-228" calcext:value-type="float">
            <text:p>-228</text:p>
          </table:table-cell>
          <table:table-cell table:formula="of:=SIN([.$O335])*([.AF$3]-[.B$12]/2)+COS([.$O335])*([.AG$3]-[.B$13]/2)" office:value-type="float" office:value="-684" calcext:value-type="float">
            <text:p>-684</text:p>
          </table:table-cell>
          <table:table-cell table:formula="of:=MIN([.X335];[.Z335];[.AB335];[.AD335])" office:value-type="float" office:value="-578" calcext:value-type="float">
            <text:p>-578</text:p>
          </table:table-cell>
          <table:table-cell table:formula="of:=MIN([.Y335];[.AA335];[.AC335];[.AE335])" office:value-type="float" office:value="-434" calcext:value-type="float">
            <text:p>-434</text:p>
          </table:table-cell>
          <table:table-cell table:formula="of:=[.AF335]-[.$AH335]" office:value-type="float" office:value="350" calcext:value-type="float">
            <text:p>350</text:p>
          </table:table-cell>
          <table:table-cell table:formula="of:=[.AG335]-[.$AI335]" office:value-type="float" office:value="-250" calcext:value-type="float">
            <text:p>-250</text:p>
          </table:table-cell>
          <table:table-cell table:formula="of:=[.AF$3]-[.AJ335]" office:value-type="float" office:value="0" calcext:value-type="float">
            <text:p>0</text:p>
          </table:table-cell>
          <table:table-cell table:formula="of:=[.AG$3]-[.AK33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6];[.E336];[.F336])+TIME([.G336];[.H336];[.I336])" office:value-type="date" office:date-value="1999-11-30" calcext:value-type="date">
            <text:p>30/11/99 00:00:00</text:p>
          </table:table-cell>
          <table:table-cell table:formula="of:=IF([.C336]&lt;&gt;&quot;&quot;;CONCATENATE(&quot;mogrify -rotate &quot;;ROUND([.N336];3);&quot; -background black &quot;;[.C336]);&quot;&quot;)">
            <text:p/>
          </table:table-cell>
          <table:table-cell table:formula="of:=IF([.C336]&lt;&gt;&quot;&quot;;CONCATENATE(&quot;mogrify -crop &quot;;ROUND([.B$22]);&quot;x&quot;;ROUND([.B$23]);&quot;+&quot;;ROUND([.B$30]+[.B$33]-[.AL336]);&quot;+&quot;;ROUND([.B$31]+[.B$34]-[.AM336]);&quot; &quot;;[.C336]);&quot;&quot;)">
            <text:p/>
          </table:table-cell>
          <table:table-cell/>
          <table:table-cell table:style-name="Default" table:formula="of:=IF([.C336]&lt;&gt;&quot;&quot;;([.J336]-[.J$3])*360*[.B$35];0)" office:value-type="float" office:value="0" calcext:value-type="float">
            <text:p>0</text:p>
          </table:table-cell>
          <table:table-cell table:formula="of:=[.N336]/180*PI()" office:value-type="float" office:value="0" calcext:value-type="float">
            <text:p>0</text:p>
          </table:table-cell>
          <table:table-cell table:formula="of:=COS([.$O336])*([.P$3]-[.B$14])-SIN([.$O336])*([.Q$3]-[.B$15])" office:value-type="float" office:value="-350" calcext:value-type="float">
            <text:p>-350</text:p>
          </table:table-cell>
          <table:table-cell table:formula="of:=SIN([.$O336])*([.P$3]-[.B$14])+COS([.$O336])*([.Q$3]-[.B$15])" office:value-type="float" office:value="250" calcext:value-type="float">
            <text:p>250</text:p>
          </table:table-cell>
          <table:table-cell table:formula="of:=COS([.$O336])*([.R$3]-[.B$14])-SIN([.$O336])*([.S$3]-[.B$15])" office:value-type="float" office:value="-350" calcext:value-type="float">
            <text:p>-350</text:p>
          </table:table-cell>
          <table:table-cell table:formula="of:=SIN([.$O336])*([.R$3]-[.B$14])+COS([.$O336])*([.S$3]-[.B$15])" office:value-type="float" office:value="1118" calcext:value-type="float">
            <text:p>1118</text:p>
          </table:table-cell>
          <table:table-cell table:formula="of:=COS([.$O336])*([.T$3]-[.B$14])-SIN([.$O336])*([.U$3]-[.B$15])" office:value-type="float" office:value="806" calcext:value-type="float">
            <text:p>806</text:p>
          </table:table-cell>
          <table:table-cell table:formula="of:=SIN([.$O336])*([.T$3]-[.B$14])+COS([.$O336])*([.U$3]-[.B$15])" office:value-type="float" office:value="250" calcext:value-type="float">
            <text:p>250</text:p>
          </table:table-cell>
          <table:table-cell table:formula="of:=COS([.$O336])*([.V$3]-[.B$14])-SIN([.$O336])*([.W$3]-[.B$15])" office:value-type="float" office:value="806" calcext:value-type="float">
            <text:p>806</text:p>
          </table:table-cell>
          <table:table-cell table:formula="of:=SIN([.$O336])*([.V$3]-[.B$14])+COS([.$O336])*([.W$3]-[.B$15])" office:value-type="float" office:value="1118" calcext:value-type="float">
            <text:p>1118</text:p>
          </table:table-cell>
          <table:table-cell table:formula="of:=COS([.$O336])*([.X$3]-[.B$12]/2)-SIN([.$O336])*([.Y$3]-[.B$13]/2)" office:value-type="float" office:value="-578" calcext:value-type="float">
            <text:p>-578</text:p>
          </table:table-cell>
          <table:table-cell table:formula="of:=SIN([.$O336])*([.X$3]-[.B$12]/2)+COS([.$O336])*([.Y$3]-[.B$13]/2)" office:value-type="float" office:value="-434" calcext:value-type="float">
            <text:p>-434</text:p>
          </table:table-cell>
          <table:table-cell table:formula="of:=COS([.$O336])*([.Z$3]-[.B$12]/2)-SIN([.$O336])*([.AA$3]-[.B$13]/2)" office:value-type="float" office:value="-578" calcext:value-type="float">
            <text:p>-578</text:p>
          </table:table-cell>
          <table:table-cell table:formula="of:=SIN([.$O336])*([.Z$3]-[.B$12]/2)+COS([.$O336])*([.AA$3]-[.B$13]/2)" office:value-type="float" office:value="434" calcext:value-type="float">
            <text:p>434</text:p>
          </table:table-cell>
          <table:table-cell table:formula="of:=COS([.$O336])*([.AB$3]-[.B$12]/2)-SIN([.$O336])*([.AC$3]-[.B$13]/2)" office:value-type="float" office:value="578" calcext:value-type="float">
            <text:p>578</text:p>
          </table:table-cell>
          <table:table-cell table:formula="of:=SIN([.$O336])*([.AB$3]-[.B$12]/2)+COS([.$O336])*([.AC$3]-[.B$13]/2)" office:value-type="float" office:value="-434" calcext:value-type="float">
            <text:p>-434</text:p>
          </table:table-cell>
          <table:table-cell table:formula="of:=COS([.$O336])*([.AD$3]-[.B$12]/2)-SIN([.$O336])*([.AE$3]-[.B$13]/2)" office:value-type="float" office:value="578" calcext:value-type="float">
            <text:p>578</text:p>
          </table:table-cell>
          <table:table-cell table:formula="of:=SIN([.$O336])*([.AD$3]-[.B$12]/2)+COS([.$O336])*([.AE$3]-[.B$13]/2)" office:value-type="float" office:value="434" calcext:value-type="float">
            <text:p>434</text:p>
          </table:table-cell>
          <table:table-cell table:formula="of:=COS([.$O336])*([.AF$3]-[.B$12]/2)-SIN([.$O336])*([.AG$3]-[.B$13]/2)" office:value-type="float" office:value="-228" calcext:value-type="float">
            <text:p>-228</text:p>
          </table:table-cell>
          <table:table-cell table:formula="of:=SIN([.$O336])*([.AF$3]-[.B$12]/2)+COS([.$O336])*([.AG$3]-[.B$13]/2)" office:value-type="float" office:value="-684" calcext:value-type="float">
            <text:p>-684</text:p>
          </table:table-cell>
          <table:table-cell table:formula="of:=MIN([.X336];[.Z336];[.AB336];[.AD336])" office:value-type="float" office:value="-578" calcext:value-type="float">
            <text:p>-578</text:p>
          </table:table-cell>
          <table:table-cell table:formula="of:=MIN([.Y336];[.AA336];[.AC336];[.AE336])" office:value-type="float" office:value="-434" calcext:value-type="float">
            <text:p>-434</text:p>
          </table:table-cell>
          <table:table-cell table:formula="of:=[.AF336]-[.$AH336]" office:value-type="float" office:value="350" calcext:value-type="float">
            <text:p>350</text:p>
          </table:table-cell>
          <table:table-cell table:formula="of:=[.AG336]-[.$AI336]" office:value-type="float" office:value="-250" calcext:value-type="float">
            <text:p>-250</text:p>
          </table:table-cell>
          <table:table-cell table:formula="of:=[.AF$3]-[.AJ336]" office:value-type="float" office:value="0" calcext:value-type="float">
            <text:p>0</text:p>
          </table:table-cell>
          <table:table-cell table:formula="of:=[.AG$3]-[.AK33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7];[.E337];[.F337])+TIME([.G337];[.H337];[.I337])" office:value-type="date" office:date-value="1999-11-30" calcext:value-type="date">
            <text:p>30/11/99 00:00:00</text:p>
          </table:table-cell>
          <table:table-cell table:formula="of:=IF([.C337]&lt;&gt;&quot;&quot;;CONCATENATE(&quot;mogrify -rotate &quot;;ROUND([.N337];3);&quot; -background black &quot;;[.C337]);&quot;&quot;)">
            <text:p/>
          </table:table-cell>
          <table:table-cell table:formula="of:=IF([.C337]&lt;&gt;&quot;&quot;;CONCATENATE(&quot;mogrify -crop &quot;;ROUND([.B$22]);&quot;x&quot;;ROUND([.B$23]);&quot;+&quot;;ROUND([.B$30]+[.B$33]-[.AL337]);&quot;+&quot;;ROUND([.B$31]+[.B$34]-[.AM337]);&quot; &quot;;[.C337]);&quot;&quot;)">
            <text:p/>
          </table:table-cell>
          <table:table-cell/>
          <table:table-cell table:style-name="Default" table:formula="of:=IF([.C337]&lt;&gt;&quot;&quot;;([.J337]-[.J$3])*360*[.B$35];0)" office:value-type="float" office:value="0" calcext:value-type="float">
            <text:p>0</text:p>
          </table:table-cell>
          <table:table-cell table:formula="of:=[.N337]/180*PI()" office:value-type="float" office:value="0" calcext:value-type="float">
            <text:p>0</text:p>
          </table:table-cell>
          <table:table-cell table:formula="of:=COS([.$O337])*([.P$3]-[.B$14])-SIN([.$O337])*([.Q$3]-[.B$15])" office:value-type="float" office:value="-350" calcext:value-type="float">
            <text:p>-350</text:p>
          </table:table-cell>
          <table:table-cell table:formula="of:=SIN([.$O337])*([.P$3]-[.B$14])+COS([.$O337])*([.Q$3]-[.B$15])" office:value-type="float" office:value="250" calcext:value-type="float">
            <text:p>250</text:p>
          </table:table-cell>
          <table:table-cell table:formula="of:=COS([.$O337])*([.R$3]-[.B$14])-SIN([.$O337])*([.S$3]-[.B$15])" office:value-type="float" office:value="-350" calcext:value-type="float">
            <text:p>-350</text:p>
          </table:table-cell>
          <table:table-cell table:formula="of:=SIN([.$O337])*([.R$3]-[.B$14])+COS([.$O337])*([.S$3]-[.B$15])" office:value-type="float" office:value="1118" calcext:value-type="float">
            <text:p>1118</text:p>
          </table:table-cell>
          <table:table-cell table:formula="of:=COS([.$O337])*([.T$3]-[.B$14])-SIN([.$O337])*([.U$3]-[.B$15])" office:value-type="float" office:value="806" calcext:value-type="float">
            <text:p>806</text:p>
          </table:table-cell>
          <table:table-cell table:formula="of:=SIN([.$O337])*([.T$3]-[.B$14])+COS([.$O337])*([.U$3]-[.B$15])" office:value-type="float" office:value="250" calcext:value-type="float">
            <text:p>250</text:p>
          </table:table-cell>
          <table:table-cell table:formula="of:=COS([.$O337])*([.V$3]-[.B$14])-SIN([.$O337])*([.W$3]-[.B$15])" office:value-type="float" office:value="806" calcext:value-type="float">
            <text:p>806</text:p>
          </table:table-cell>
          <table:table-cell table:formula="of:=SIN([.$O337])*([.V$3]-[.B$14])+COS([.$O337])*([.W$3]-[.B$15])" office:value-type="float" office:value="1118" calcext:value-type="float">
            <text:p>1118</text:p>
          </table:table-cell>
          <table:table-cell table:formula="of:=COS([.$O337])*([.X$3]-[.B$12]/2)-SIN([.$O337])*([.Y$3]-[.B$13]/2)" office:value-type="float" office:value="-578" calcext:value-type="float">
            <text:p>-578</text:p>
          </table:table-cell>
          <table:table-cell table:formula="of:=SIN([.$O337])*([.X$3]-[.B$12]/2)+COS([.$O337])*([.Y$3]-[.B$13]/2)" office:value-type="float" office:value="-434" calcext:value-type="float">
            <text:p>-434</text:p>
          </table:table-cell>
          <table:table-cell table:formula="of:=COS([.$O337])*([.Z$3]-[.B$12]/2)-SIN([.$O337])*([.AA$3]-[.B$13]/2)" office:value-type="float" office:value="-578" calcext:value-type="float">
            <text:p>-578</text:p>
          </table:table-cell>
          <table:table-cell table:formula="of:=SIN([.$O337])*([.Z$3]-[.B$12]/2)+COS([.$O337])*([.AA$3]-[.B$13]/2)" office:value-type="float" office:value="434" calcext:value-type="float">
            <text:p>434</text:p>
          </table:table-cell>
          <table:table-cell table:formula="of:=COS([.$O337])*([.AB$3]-[.B$12]/2)-SIN([.$O337])*([.AC$3]-[.B$13]/2)" office:value-type="float" office:value="578" calcext:value-type="float">
            <text:p>578</text:p>
          </table:table-cell>
          <table:table-cell table:formula="of:=SIN([.$O337])*([.AB$3]-[.B$12]/2)+COS([.$O337])*([.AC$3]-[.B$13]/2)" office:value-type="float" office:value="-434" calcext:value-type="float">
            <text:p>-434</text:p>
          </table:table-cell>
          <table:table-cell table:formula="of:=COS([.$O337])*([.AD$3]-[.B$12]/2)-SIN([.$O337])*([.AE$3]-[.B$13]/2)" office:value-type="float" office:value="578" calcext:value-type="float">
            <text:p>578</text:p>
          </table:table-cell>
          <table:table-cell table:formula="of:=SIN([.$O337])*([.AD$3]-[.B$12]/2)+COS([.$O337])*([.AE$3]-[.B$13]/2)" office:value-type="float" office:value="434" calcext:value-type="float">
            <text:p>434</text:p>
          </table:table-cell>
          <table:table-cell table:formula="of:=COS([.$O337])*([.AF$3]-[.B$12]/2)-SIN([.$O337])*([.AG$3]-[.B$13]/2)" office:value-type="float" office:value="-228" calcext:value-type="float">
            <text:p>-228</text:p>
          </table:table-cell>
          <table:table-cell table:formula="of:=SIN([.$O337])*([.AF$3]-[.B$12]/2)+COS([.$O337])*([.AG$3]-[.B$13]/2)" office:value-type="float" office:value="-684" calcext:value-type="float">
            <text:p>-684</text:p>
          </table:table-cell>
          <table:table-cell table:formula="of:=MIN([.X337];[.Z337];[.AB337];[.AD337])" office:value-type="float" office:value="-578" calcext:value-type="float">
            <text:p>-578</text:p>
          </table:table-cell>
          <table:table-cell table:formula="of:=MIN([.Y337];[.AA337];[.AC337];[.AE337])" office:value-type="float" office:value="-434" calcext:value-type="float">
            <text:p>-434</text:p>
          </table:table-cell>
          <table:table-cell table:formula="of:=[.AF337]-[.$AH337]" office:value-type="float" office:value="350" calcext:value-type="float">
            <text:p>350</text:p>
          </table:table-cell>
          <table:table-cell table:formula="of:=[.AG337]-[.$AI337]" office:value-type="float" office:value="-250" calcext:value-type="float">
            <text:p>-250</text:p>
          </table:table-cell>
          <table:table-cell table:formula="of:=[.AF$3]-[.AJ337]" office:value-type="float" office:value="0" calcext:value-type="float">
            <text:p>0</text:p>
          </table:table-cell>
          <table:table-cell table:formula="of:=[.AG$3]-[.AK33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8];[.E338];[.F338])+TIME([.G338];[.H338];[.I338])" office:value-type="date" office:date-value="1999-11-30" calcext:value-type="date">
            <text:p>30/11/99 00:00:00</text:p>
          </table:table-cell>
          <table:table-cell table:formula="of:=IF([.C338]&lt;&gt;&quot;&quot;;CONCATENATE(&quot;mogrify -rotate &quot;;ROUND([.N338];3);&quot; -background black &quot;;[.C338]);&quot;&quot;)">
            <text:p/>
          </table:table-cell>
          <table:table-cell table:formula="of:=IF([.C338]&lt;&gt;&quot;&quot;;CONCATENATE(&quot;mogrify -crop &quot;;ROUND([.B$22]);&quot;x&quot;;ROUND([.B$23]);&quot;+&quot;;ROUND([.B$30]+[.B$33]-[.AL338]);&quot;+&quot;;ROUND([.B$31]+[.B$34]-[.AM338]);&quot; &quot;;[.C338]);&quot;&quot;)">
            <text:p/>
          </table:table-cell>
          <table:table-cell/>
          <table:table-cell table:style-name="Default" table:formula="of:=IF([.C338]&lt;&gt;&quot;&quot;;([.J338]-[.J$3])*360*[.B$35];0)" office:value-type="float" office:value="0" calcext:value-type="float">
            <text:p>0</text:p>
          </table:table-cell>
          <table:table-cell table:formula="of:=[.N338]/180*PI()" office:value-type="float" office:value="0" calcext:value-type="float">
            <text:p>0</text:p>
          </table:table-cell>
          <table:table-cell table:formula="of:=COS([.$O338])*([.P$3]-[.B$14])-SIN([.$O338])*([.Q$3]-[.B$15])" office:value-type="float" office:value="-350" calcext:value-type="float">
            <text:p>-350</text:p>
          </table:table-cell>
          <table:table-cell table:formula="of:=SIN([.$O338])*([.P$3]-[.B$14])+COS([.$O338])*([.Q$3]-[.B$15])" office:value-type="float" office:value="250" calcext:value-type="float">
            <text:p>250</text:p>
          </table:table-cell>
          <table:table-cell table:formula="of:=COS([.$O338])*([.R$3]-[.B$14])-SIN([.$O338])*([.S$3]-[.B$15])" office:value-type="float" office:value="-350" calcext:value-type="float">
            <text:p>-350</text:p>
          </table:table-cell>
          <table:table-cell table:formula="of:=SIN([.$O338])*([.R$3]-[.B$14])+COS([.$O338])*([.S$3]-[.B$15])" office:value-type="float" office:value="1118" calcext:value-type="float">
            <text:p>1118</text:p>
          </table:table-cell>
          <table:table-cell table:formula="of:=COS([.$O338])*([.T$3]-[.B$14])-SIN([.$O338])*([.U$3]-[.B$15])" office:value-type="float" office:value="806" calcext:value-type="float">
            <text:p>806</text:p>
          </table:table-cell>
          <table:table-cell table:formula="of:=SIN([.$O338])*([.T$3]-[.B$14])+COS([.$O338])*([.U$3]-[.B$15])" office:value-type="float" office:value="250" calcext:value-type="float">
            <text:p>250</text:p>
          </table:table-cell>
          <table:table-cell table:formula="of:=COS([.$O338])*([.V$3]-[.B$14])-SIN([.$O338])*([.W$3]-[.B$15])" office:value-type="float" office:value="806" calcext:value-type="float">
            <text:p>806</text:p>
          </table:table-cell>
          <table:table-cell table:formula="of:=SIN([.$O338])*([.V$3]-[.B$14])+COS([.$O338])*([.W$3]-[.B$15])" office:value-type="float" office:value="1118" calcext:value-type="float">
            <text:p>1118</text:p>
          </table:table-cell>
          <table:table-cell table:formula="of:=COS([.$O338])*([.X$3]-[.B$12]/2)-SIN([.$O338])*([.Y$3]-[.B$13]/2)" office:value-type="float" office:value="-578" calcext:value-type="float">
            <text:p>-578</text:p>
          </table:table-cell>
          <table:table-cell table:formula="of:=SIN([.$O338])*([.X$3]-[.B$12]/2)+COS([.$O338])*([.Y$3]-[.B$13]/2)" office:value-type="float" office:value="-434" calcext:value-type="float">
            <text:p>-434</text:p>
          </table:table-cell>
          <table:table-cell table:formula="of:=COS([.$O338])*([.Z$3]-[.B$12]/2)-SIN([.$O338])*([.AA$3]-[.B$13]/2)" office:value-type="float" office:value="-578" calcext:value-type="float">
            <text:p>-578</text:p>
          </table:table-cell>
          <table:table-cell table:formula="of:=SIN([.$O338])*([.Z$3]-[.B$12]/2)+COS([.$O338])*([.AA$3]-[.B$13]/2)" office:value-type="float" office:value="434" calcext:value-type="float">
            <text:p>434</text:p>
          </table:table-cell>
          <table:table-cell table:formula="of:=COS([.$O338])*([.AB$3]-[.B$12]/2)-SIN([.$O338])*([.AC$3]-[.B$13]/2)" office:value-type="float" office:value="578" calcext:value-type="float">
            <text:p>578</text:p>
          </table:table-cell>
          <table:table-cell table:formula="of:=SIN([.$O338])*([.AB$3]-[.B$12]/2)+COS([.$O338])*([.AC$3]-[.B$13]/2)" office:value-type="float" office:value="-434" calcext:value-type="float">
            <text:p>-434</text:p>
          </table:table-cell>
          <table:table-cell table:formula="of:=COS([.$O338])*([.AD$3]-[.B$12]/2)-SIN([.$O338])*([.AE$3]-[.B$13]/2)" office:value-type="float" office:value="578" calcext:value-type="float">
            <text:p>578</text:p>
          </table:table-cell>
          <table:table-cell table:formula="of:=SIN([.$O338])*([.AD$3]-[.B$12]/2)+COS([.$O338])*([.AE$3]-[.B$13]/2)" office:value-type="float" office:value="434" calcext:value-type="float">
            <text:p>434</text:p>
          </table:table-cell>
          <table:table-cell table:formula="of:=COS([.$O338])*([.AF$3]-[.B$12]/2)-SIN([.$O338])*([.AG$3]-[.B$13]/2)" office:value-type="float" office:value="-228" calcext:value-type="float">
            <text:p>-228</text:p>
          </table:table-cell>
          <table:table-cell table:formula="of:=SIN([.$O338])*([.AF$3]-[.B$12]/2)+COS([.$O338])*([.AG$3]-[.B$13]/2)" office:value-type="float" office:value="-684" calcext:value-type="float">
            <text:p>-684</text:p>
          </table:table-cell>
          <table:table-cell table:formula="of:=MIN([.X338];[.Z338];[.AB338];[.AD338])" office:value-type="float" office:value="-578" calcext:value-type="float">
            <text:p>-578</text:p>
          </table:table-cell>
          <table:table-cell table:formula="of:=MIN([.Y338];[.AA338];[.AC338];[.AE338])" office:value-type="float" office:value="-434" calcext:value-type="float">
            <text:p>-434</text:p>
          </table:table-cell>
          <table:table-cell table:formula="of:=[.AF338]-[.$AH338]" office:value-type="float" office:value="350" calcext:value-type="float">
            <text:p>350</text:p>
          </table:table-cell>
          <table:table-cell table:formula="of:=[.AG338]-[.$AI338]" office:value-type="float" office:value="-250" calcext:value-type="float">
            <text:p>-250</text:p>
          </table:table-cell>
          <table:table-cell table:formula="of:=[.AF$3]-[.AJ338]" office:value-type="float" office:value="0" calcext:value-type="float">
            <text:p>0</text:p>
          </table:table-cell>
          <table:table-cell table:formula="of:=[.AG$3]-[.AK33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39];[.E339];[.F339])+TIME([.G339];[.H339];[.I339])" office:value-type="date" office:date-value="1999-11-30" calcext:value-type="date">
            <text:p>30/11/99 00:00:00</text:p>
          </table:table-cell>
          <table:table-cell table:formula="of:=IF([.C339]&lt;&gt;&quot;&quot;;CONCATENATE(&quot;mogrify -rotate &quot;;ROUND([.N339];3);&quot; -background black &quot;;[.C339]);&quot;&quot;)">
            <text:p/>
          </table:table-cell>
          <table:table-cell table:formula="of:=IF([.C339]&lt;&gt;&quot;&quot;;CONCATENATE(&quot;mogrify -crop &quot;;ROUND([.B$22]);&quot;x&quot;;ROUND([.B$23]);&quot;+&quot;;ROUND([.B$30]+[.B$33]-[.AL339]);&quot;+&quot;;ROUND([.B$31]+[.B$34]-[.AM339]);&quot; &quot;;[.C339]);&quot;&quot;)">
            <text:p/>
          </table:table-cell>
          <table:table-cell/>
          <table:table-cell table:style-name="Default" table:formula="of:=IF([.C339]&lt;&gt;&quot;&quot;;([.J339]-[.J$3])*360*[.B$35];0)" office:value-type="float" office:value="0" calcext:value-type="float">
            <text:p>0</text:p>
          </table:table-cell>
          <table:table-cell table:formula="of:=[.N339]/180*PI()" office:value-type="float" office:value="0" calcext:value-type="float">
            <text:p>0</text:p>
          </table:table-cell>
          <table:table-cell table:formula="of:=COS([.$O339])*([.P$3]-[.B$14])-SIN([.$O339])*([.Q$3]-[.B$15])" office:value-type="float" office:value="-350" calcext:value-type="float">
            <text:p>-350</text:p>
          </table:table-cell>
          <table:table-cell table:formula="of:=SIN([.$O339])*([.P$3]-[.B$14])+COS([.$O339])*([.Q$3]-[.B$15])" office:value-type="float" office:value="250" calcext:value-type="float">
            <text:p>250</text:p>
          </table:table-cell>
          <table:table-cell table:formula="of:=COS([.$O339])*([.R$3]-[.B$14])-SIN([.$O339])*([.S$3]-[.B$15])" office:value-type="float" office:value="-350" calcext:value-type="float">
            <text:p>-350</text:p>
          </table:table-cell>
          <table:table-cell table:formula="of:=SIN([.$O339])*([.R$3]-[.B$14])+COS([.$O339])*([.S$3]-[.B$15])" office:value-type="float" office:value="1118" calcext:value-type="float">
            <text:p>1118</text:p>
          </table:table-cell>
          <table:table-cell table:formula="of:=COS([.$O339])*([.T$3]-[.B$14])-SIN([.$O339])*([.U$3]-[.B$15])" office:value-type="float" office:value="806" calcext:value-type="float">
            <text:p>806</text:p>
          </table:table-cell>
          <table:table-cell table:formula="of:=SIN([.$O339])*([.T$3]-[.B$14])+COS([.$O339])*([.U$3]-[.B$15])" office:value-type="float" office:value="250" calcext:value-type="float">
            <text:p>250</text:p>
          </table:table-cell>
          <table:table-cell table:formula="of:=COS([.$O339])*([.V$3]-[.B$14])-SIN([.$O339])*([.W$3]-[.B$15])" office:value-type="float" office:value="806" calcext:value-type="float">
            <text:p>806</text:p>
          </table:table-cell>
          <table:table-cell table:formula="of:=SIN([.$O339])*([.V$3]-[.B$14])+COS([.$O339])*([.W$3]-[.B$15])" office:value-type="float" office:value="1118" calcext:value-type="float">
            <text:p>1118</text:p>
          </table:table-cell>
          <table:table-cell table:formula="of:=COS([.$O339])*([.X$3]-[.B$12]/2)-SIN([.$O339])*([.Y$3]-[.B$13]/2)" office:value-type="float" office:value="-578" calcext:value-type="float">
            <text:p>-578</text:p>
          </table:table-cell>
          <table:table-cell table:formula="of:=SIN([.$O339])*([.X$3]-[.B$12]/2)+COS([.$O339])*([.Y$3]-[.B$13]/2)" office:value-type="float" office:value="-434" calcext:value-type="float">
            <text:p>-434</text:p>
          </table:table-cell>
          <table:table-cell table:formula="of:=COS([.$O339])*([.Z$3]-[.B$12]/2)-SIN([.$O339])*([.AA$3]-[.B$13]/2)" office:value-type="float" office:value="-578" calcext:value-type="float">
            <text:p>-578</text:p>
          </table:table-cell>
          <table:table-cell table:formula="of:=SIN([.$O339])*([.Z$3]-[.B$12]/2)+COS([.$O339])*([.AA$3]-[.B$13]/2)" office:value-type="float" office:value="434" calcext:value-type="float">
            <text:p>434</text:p>
          </table:table-cell>
          <table:table-cell table:formula="of:=COS([.$O339])*([.AB$3]-[.B$12]/2)-SIN([.$O339])*([.AC$3]-[.B$13]/2)" office:value-type="float" office:value="578" calcext:value-type="float">
            <text:p>578</text:p>
          </table:table-cell>
          <table:table-cell table:formula="of:=SIN([.$O339])*([.AB$3]-[.B$12]/2)+COS([.$O339])*([.AC$3]-[.B$13]/2)" office:value-type="float" office:value="-434" calcext:value-type="float">
            <text:p>-434</text:p>
          </table:table-cell>
          <table:table-cell table:formula="of:=COS([.$O339])*([.AD$3]-[.B$12]/2)-SIN([.$O339])*([.AE$3]-[.B$13]/2)" office:value-type="float" office:value="578" calcext:value-type="float">
            <text:p>578</text:p>
          </table:table-cell>
          <table:table-cell table:formula="of:=SIN([.$O339])*([.AD$3]-[.B$12]/2)+COS([.$O339])*([.AE$3]-[.B$13]/2)" office:value-type="float" office:value="434" calcext:value-type="float">
            <text:p>434</text:p>
          </table:table-cell>
          <table:table-cell table:formula="of:=COS([.$O339])*([.AF$3]-[.B$12]/2)-SIN([.$O339])*([.AG$3]-[.B$13]/2)" office:value-type="float" office:value="-228" calcext:value-type="float">
            <text:p>-228</text:p>
          </table:table-cell>
          <table:table-cell table:formula="of:=SIN([.$O339])*([.AF$3]-[.B$12]/2)+COS([.$O339])*([.AG$3]-[.B$13]/2)" office:value-type="float" office:value="-684" calcext:value-type="float">
            <text:p>-684</text:p>
          </table:table-cell>
          <table:table-cell table:formula="of:=MIN([.X339];[.Z339];[.AB339];[.AD339])" office:value-type="float" office:value="-578" calcext:value-type="float">
            <text:p>-578</text:p>
          </table:table-cell>
          <table:table-cell table:formula="of:=MIN([.Y339];[.AA339];[.AC339];[.AE339])" office:value-type="float" office:value="-434" calcext:value-type="float">
            <text:p>-434</text:p>
          </table:table-cell>
          <table:table-cell table:formula="of:=[.AF339]-[.$AH339]" office:value-type="float" office:value="350" calcext:value-type="float">
            <text:p>350</text:p>
          </table:table-cell>
          <table:table-cell table:formula="of:=[.AG339]-[.$AI339]" office:value-type="float" office:value="-250" calcext:value-type="float">
            <text:p>-250</text:p>
          </table:table-cell>
          <table:table-cell table:formula="of:=[.AF$3]-[.AJ339]" office:value-type="float" office:value="0" calcext:value-type="float">
            <text:p>0</text:p>
          </table:table-cell>
          <table:table-cell table:formula="of:=[.AG$3]-[.AK33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0];[.E340];[.F340])+TIME([.G340];[.H340];[.I340])" office:value-type="date" office:date-value="1999-11-30" calcext:value-type="date">
            <text:p>30/11/99 00:00:00</text:p>
          </table:table-cell>
          <table:table-cell table:formula="of:=IF([.C340]&lt;&gt;&quot;&quot;;CONCATENATE(&quot;mogrify -rotate &quot;;ROUND([.N340];3);&quot; -background black &quot;;[.C340]);&quot;&quot;)">
            <text:p/>
          </table:table-cell>
          <table:table-cell table:formula="of:=IF([.C340]&lt;&gt;&quot;&quot;;CONCATENATE(&quot;mogrify -crop &quot;;ROUND([.B$22]);&quot;x&quot;;ROUND([.B$23]);&quot;+&quot;;ROUND([.B$30]+[.B$33]-[.AL340]);&quot;+&quot;;ROUND([.B$31]+[.B$34]-[.AM340]);&quot; &quot;;[.C340]);&quot;&quot;)">
            <text:p/>
          </table:table-cell>
          <table:table-cell/>
          <table:table-cell table:style-name="Default" table:formula="of:=IF([.C340]&lt;&gt;&quot;&quot;;([.J340]-[.J$3])*360*[.B$35];0)" office:value-type="float" office:value="0" calcext:value-type="float">
            <text:p>0</text:p>
          </table:table-cell>
          <table:table-cell table:formula="of:=[.N340]/180*PI()" office:value-type="float" office:value="0" calcext:value-type="float">
            <text:p>0</text:p>
          </table:table-cell>
          <table:table-cell table:formula="of:=COS([.$O340])*([.P$3]-[.B$14])-SIN([.$O340])*([.Q$3]-[.B$15])" office:value-type="float" office:value="-350" calcext:value-type="float">
            <text:p>-350</text:p>
          </table:table-cell>
          <table:table-cell table:formula="of:=SIN([.$O340])*([.P$3]-[.B$14])+COS([.$O340])*([.Q$3]-[.B$15])" office:value-type="float" office:value="250" calcext:value-type="float">
            <text:p>250</text:p>
          </table:table-cell>
          <table:table-cell table:formula="of:=COS([.$O340])*([.R$3]-[.B$14])-SIN([.$O340])*([.S$3]-[.B$15])" office:value-type="float" office:value="-350" calcext:value-type="float">
            <text:p>-350</text:p>
          </table:table-cell>
          <table:table-cell table:formula="of:=SIN([.$O340])*([.R$3]-[.B$14])+COS([.$O340])*([.S$3]-[.B$15])" office:value-type="float" office:value="1118" calcext:value-type="float">
            <text:p>1118</text:p>
          </table:table-cell>
          <table:table-cell table:formula="of:=COS([.$O340])*([.T$3]-[.B$14])-SIN([.$O340])*([.U$3]-[.B$15])" office:value-type="float" office:value="806" calcext:value-type="float">
            <text:p>806</text:p>
          </table:table-cell>
          <table:table-cell table:formula="of:=SIN([.$O340])*([.T$3]-[.B$14])+COS([.$O340])*([.U$3]-[.B$15])" office:value-type="float" office:value="250" calcext:value-type="float">
            <text:p>250</text:p>
          </table:table-cell>
          <table:table-cell table:formula="of:=COS([.$O340])*([.V$3]-[.B$14])-SIN([.$O340])*([.W$3]-[.B$15])" office:value-type="float" office:value="806" calcext:value-type="float">
            <text:p>806</text:p>
          </table:table-cell>
          <table:table-cell table:formula="of:=SIN([.$O340])*([.V$3]-[.B$14])+COS([.$O340])*([.W$3]-[.B$15])" office:value-type="float" office:value="1118" calcext:value-type="float">
            <text:p>1118</text:p>
          </table:table-cell>
          <table:table-cell table:formula="of:=COS([.$O340])*([.X$3]-[.B$12]/2)-SIN([.$O340])*([.Y$3]-[.B$13]/2)" office:value-type="float" office:value="-578" calcext:value-type="float">
            <text:p>-578</text:p>
          </table:table-cell>
          <table:table-cell table:formula="of:=SIN([.$O340])*([.X$3]-[.B$12]/2)+COS([.$O340])*([.Y$3]-[.B$13]/2)" office:value-type="float" office:value="-434" calcext:value-type="float">
            <text:p>-434</text:p>
          </table:table-cell>
          <table:table-cell table:formula="of:=COS([.$O340])*([.Z$3]-[.B$12]/2)-SIN([.$O340])*([.AA$3]-[.B$13]/2)" office:value-type="float" office:value="-578" calcext:value-type="float">
            <text:p>-578</text:p>
          </table:table-cell>
          <table:table-cell table:formula="of:=SIN([.$O340])*([.Z$3]-[.B$12]/2)+COS([.$O340])*([.AA$3]-[.B$13]/2)" office:value-type="float" office:value="434" calcext:value-type="float">
            <text:p>434</text:p>
          </table:table-cell>
          <table:table-cell table:formula="of:=COS([.$O340])*([.AB$3]-[.B$12]/2)-SIN([.$O340])*([.AC$3]-[.B$13]/2)" office:value-type="float" office:value="578" calcext:value-type="float">
            <text:p>578</text:p>
          </table:table-cell>
          <table:table-cell table:formula="of:=SIN([.$O340])*([.AB$3]-[.B$12]/2)+COS([.$O340])*([.AC$3]-[.B$13]/2)" office:value-type="float" office:value="-434" calcext:value-type="float">
            <text:p>-434</text:p>
          </table:table-cell>
          <table:table-cell table:formula="of:=COS([.$O340])*([.AD$3]-[.B$12]/2)-SIN([.$O340])*([.AE$3]-[.B$13]/2)" office:value-type="float" office:value="578" calcext:value-type="float">
            <text:p>578</text:p>
          </table:table-cell>
          <table:table-cell table:formula="of:=SIN([.$O340])*([.AD$3]-[.B$12]/2)+COS([.$O340])*([.AE$3]-[.B$13]/2)" office:value-type="float" office:value="434" calcext:value-type="float">
            <text:p>434</text:p>
          </table:table-cell>
          <table:table-cell table:formula="of:=COS([.$O340])*([.AF$3]-[.B$12]/2)-SIN([.$O340])*([.AG$3]-[.B$13]/2)" office:value-type="float" office:value="-228" calcext:value-type="float">
            <text:p>-228</text:p>
          </table:table-cell>
          <table:table-cell table:formula="of:=SIN([.$O340])*([.AF$3]-[.B$12]/2)+COS([.$O340])*([.AG$3]-[.B$13]/2)" office:value-type="float" office:value="-684" calcext:value-type="float">
            <text:p>-684</text:p>
          </table:table-cell>
          <table:table-cell table:formula="of:=MIN([.X340];[.Z340];[.AB340];[.AD340])" office:value-type="float" office:value="-578" calcext:value-type="float">
            <text:p>-578</text:p>
          </table:table-cell>
          <table:table-cell table:formula="of:=MIN([.Y340];[.AA340];[.AC340];[.AE340])" office:value-type="float" office:value="-434" calcext:value-type="float">
            <text:p>-434</text:p>
          </table:table-cell>
          <table:table-cell table:formula="of:=[.AF340]-[.$AH340]" office:value-type="float" office:value="350" calcext:value-type="float">
            <text:p>350</text:p>
          </table:table-cell>
          <table:table-cell table:formula="of:=[.AG340]-[.$AI340]" office:value-type="float" office:value="-250" calcext:value-type="float">
            <text:p>-250</text:p>
          </table:table-cell>
          <table:table-cell table:formula="of:=[.AF$3]-[.AJ340]" office:value-type="float" office:value="0" calcext:value-type="float">
            <text:p>0</text:p>
          </table:table-cell>
          <table:table-cell table:formula="of:=[.AG$3]-[.AK34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1];[.E341];[.F341])+TIME([.G341];[.H341];[.I341])" office:value-type="date" office:date-value="1999-11-30" calcext:value-type="date">
            <text:p>30/11/99 00:00:00</text:p>
          </table:table-cell>
          <table:table-cell table:formula="of:=IF([.C341]&lt;&gt;&quot;&quot;;CONCATENATE(&quot;mogrify -rotate &quot;;ROUND([.N341];3);&quot; -background black &quot;;[.C341]);&quot;&quot;)">
            <text:p/>
          </table:table-cell>
          <table:table-cell table:formula="of:=IF([.C341]&lt;&gt;&quot;&quot;;CONCATENATE(&quot;mogrify -crop &quot;;ROUND([.B$22]);&quot;x&quot;;ROUND([.B$23]);&quot;+&quot;;ROUND([.B$30]+[.B$33]-[.AL341]);&quot;+&quot;;ROUND([.B$31]+[.B$34]-[.AM341]);&quot; &quot;;[.C341]);&quot;&quot;)">
            <text:p/>
          </table:table-cell>
          <table:table-cell/>
          <table:table-cell table:style-name="Default" table:formula="of:=IF([.C341]&lt;&gt;&quot;&quot;;([.J341]-[.J$3])*360*[.B$35];0)" office:value-type="float" office:value="0" calcext:value-type="float">
            <text:p>0</text:p>
          </table:table-cell>
          <table:table-cell table:formula="of:=[.N341]/180*PI()" office:value-type="float" office:value="0" calcext:value-type="float">
            <text:p>0</text:p>
          </table:table-cell>
          <table:table-cell table:formula="of:=COS([.$O341])*([.P$3]-[.B$14])-SIN([.$O341])*([.Q$3]-[.B$15])" office:value-type="float" office:value="-350" calcext:value-type="float">
            <text:p>-350</text:p>
          </table:table-cell>
          <table:table-cell table:formula="of:=SIN([.$O341])*([.P$3]-[.B$14])+COS([.$O341])*([.Q$3]-[.B$15])" office:value-type="float" office:value="250" calcext:value-type="float">
            <text:p>250</text:p>
          </table:table-cell>
          <table:table-cell table:formula="of:=COS([.$O341])*([.R$3]-[.B$14])-SIN([.$O341])*([.S$3]-[.B$15])" office:value-type="float" office:value="-350" calcext:value-type="float">
            <text:p>-350</text:p>
          </table:table-cell>
          <table:table-cell table:formula="of:=SIN([.$O341])*([.R$3]-[.B$14])+COS([.$O341])*([.S$3]-[.B$15])" office:value-type="float" office:value="1118" calcext:value-type="float">
            <text:p>1118</text:p>
          </table:table-cell>
          <table:table-cell table:formula="of:=COS([.$O341])*([.T$3]-[.B$14])-SIN([.$O341])*([.U$3]-[.B$15])" office:value-type="float" office:value="806" calcext:value-type="float">
            <text:p>806</text:p>
          </table:table-cell>
          <table:table-cell table:formula="of:=SIN([.$O341])*([.T$3]-[.B$14])+COS([.$O341])*([.U$3]-[.B$15])" office:value-type="float" office:value="250" calcext:value-type="float">
            <text:p>250</text:p>
          </table:table-cell>
          <table:table-cell table:formula="of:=COS([.$O341])*([.V$3]-[.B$14])-SIN([.$O341])*([.W$3]-[.B$15])" office:value-type="float" office:value="806" calcext:value-type="float">
            <text:p>806</text:p>
          </table:table-cell>
          <table:table-cell table:formula="of:=SIN([.$O341])*([.V$3]-[.B$14])+COS([.$O341])*([.W$3]-[.B$15])" office:value-type="float" office:value="1118" calcext:value-type="float">
            <text:p>1118</text:p>
          </table:table-cell>
          <table:table-cell table:formula="of:=COS([.$O341])*([.X$3]-[.B$12]/2)-SIN([.$O341])*([.Y$3]-[.B$13]/2)" office:value-type="float" office:value="-578" calcext:value-type="float">
            <text:p>-578</text:p>
          </table:table-cell>
          <table:table-cell table:formula="of:=SIN([.$O341])*([.X$3]-[.B$12]/2)+COS([.$O341])*([.Y$3]-[.B$13]/2)" office:value-type="float" office:value="-434" calcext:value-type="float">
            <text:p>-434</text:p>
          </table:table-cell>
          <table:table-cell table:formula="of:=COS([.$O341])*([.Z$3]-[.B$12]/2)-SIN([.$O341])*([.AA$3]-[.B$13]/2)" office:value-type="float" office:value="-578" calcext:value-type="float">
            <text:p>-578</text:p>
          </table:table-cell>
          <table:table-cell table:formula="of:=SIN([.$O341])*([.Z$3]-[.B$12]/2)+COS([.$O341])*([.AA$3]-[.B$13]/2)" office:value-type="float" office:value="434" calcext:value-type="float">
            <text:p>434</text:p>
          </table:table-cell>
          <table:table-cell table:formula="of:=COS([.$O341])*([.AB$3]-[.B$12]/2)-SIN([.$O341])*([.AC$3]-[.B$13]/2)" office:value-type="float" office:value="578" calcext:value-type="float">
            <text:p>578</text:p>
          </table:table-cell>
          <table:table-cell table:formula="of:=SIN([.$O341])*([.AB$3]-[.B$12]/2)+COS([.$O341])*([.AC$3]-[.B$13]/2)" office:value-type="float" office:value="-434" calcext:value-type="float">
            <text:p>-434</text:p>
          </table:table-cell>
          <table:table-cell table:formula="of:=COS([.$O341])*([.AD$3]-[.B$12]/2)-SIN([.$O341])*([.AE$3]-[.B$13]/2)" office:value-type="float" office:value="578" calcext:value-type="float">
            <text:p>578</text:p>
          </table:table-cell>
          <table:table-cell table:formula="of:=SIN([.$O341])*([.AD$3]-[.B$12]/2)+COS([.$O341])*([.AE$3]-[.B$13]/2)" office:value-type="float" office:value="434" calcext:value-type="float">
            <text:p>434</text:p>
          </table:table-cell>
          <table:table-cell table:formula="of:=COS([.$O341])*([.AF$3]-[.B$12]/2)-SIN([.$O341])*([.AG$3]-[.B$13]/2)" office:value-type="float" office:value="-228" calcext:value-type="float">
            <text:p>-228</text:p>
          </table:table-cell>
          <table:table-cell table:formula="of:=SIN([.$O341])*([.AF$3]-[.B$12]/2)+COS([.$O341])*([.AG$3]-[.B$13]/2)" office:value-type="float" office:value="-684" calcext:value-type="float">
            <text:p>-684</text:p>
          </table:table-cell>
          <table:table-cell table:formula="of:=MIN([.X341];[.Z341];[.AB341];[.AD341])" office:value-type="float" office:value="-578" calcext:value-type="float">
            <text:p>-578</text:p>
          </table:table-cell>
          <table:table-cell table:formula="of:=MIN([.Y341];[.AA341];[.AC341];[.AE341])" office:value-type="float" office:value="-434" calcext:value-type="float">
            <text:p>-434</text:p>
          </table:table-cell>
          <table:table-cell table:formula="of:=[.AF341]-[.$AH341]" office:value-type="float" office:value="350" calcext:value-type="float">
            <text:p>350</text:p>
          </table:table-cell>
          <table:table-cell table:formula="of:=[.AG341]-[.$AI341]" office:value-type="float" office:value="-250" calcext:value-type="float">
            <text:p>-250</text:p>
          </table:table-cell>
          <table:table-cell table:formula="of:=[.AF$3]-[.AJ341]" office:value-type="float" office:value="0" calcext:value-type="float">
            <text:p>0</text:p>
          </table:table-cell>
          <table:table-cell table:formula="of:=[.AG$3]-[.AK34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2];[.E342];[.F342])+TIME([.G342];[.H342];[.I342])" office:value-type="date" office:date-value="1999-11-30" calcext:value-type="date">
            <text:p>30/11/99 00:00:00</text:p>
          </table:table-cell>
          <table:table-cell table:formula="of:=IF([.C342]&lt;&gt;&quot;&quot;;CONCATENATE(&quot;mogrify -rotate &quot;;ROUND([.N342];3);&quot; -background black &quot;;[.C342]);&quot;&quot;)">
            <text:p/>
          </table:table-cell>
          <table:table-cell table:formula="of:=IF([.C342]&lt;&gt;&quot;&quot;;CONCATENATE(&quot;mogrify -crop &quot;;ROUND([.B$22]);&quot;x&quot;;ROUND([.B$23]);&quot;+&quot;;ROUND([.B$30]+[.B$33]-[.AL342]);&quot;+&quot;;ROUND([.B$31]+[.B$34]-[.AM342]);&quot; &quot;;[.C342]);&quot;&quot;)">
            <text:p/>
          </table:table-cell>
          <table:table-cell/>
          <table:table-cell table:style-name="Default" table:formula="of:=IF([.C342]&lt;&gt;&quot;&quot;;([.J342]-[.J$3])*360*[.B$35];0)" office:value-type="float" office:value="0" calcext:value-type="float">
            <text:p>0</text:p>
          </table:table-cell>
          <table:table-cell table:formula="of:=[.N342]/180*PI()" office:value-type="float" office:value="0" calcext:value-type="float">
            <text:p>0</text:p>
          </table:table-cell>
          <table:table-cell table:formula="of:=COS([.$O342])*([.P$3]-[.B$14])-SIN([.$O342])*([.Q$3]-[.B$15])" office:value-type="float" office:value="-350" calcext:value-type="float">
            <text:p>-350</text:p>
          </table:table-cell>
          <table:table-cell table:formula="of:=SIN([.$O342])*([.P$3]-[.B$14])+COS([.$O342])*([.Q$3]-[.B$15])" office:value-type="float" office:value="250" calcext:value-type="float">
            <text:p>250</text:p>
          </table:table-cell>
          <table:table-cell table:formula="of:=COS([.$O342])*([.R$3]-[.B$14])-SIN([.$O342])*([.S$3]-[.B$15])" office:value-type="float" office:value="-350" calcext:value-type="float">
            <text:p>-350</text:p>
          </table:table-cell>
          <table:table-cell table:formula="of:=SIN([.$O342])*([.R$3]-[.B$14])+COS([.$O342])*([.S$3]-[.B$15])" office:value-type="float" office:value="1118" calcext:value-type="float">
            <text:p>1118</text:p>
          </table:table-cell>
          <table:table-cell table:formula="of:=COS([.$O342])*([.T$3]-[.B$14])-SIN([.$O342])*([.U$3]-[.B$15])" office:value-type="float" office:value="806" calcext:value-type="float">
            <text:p>806</text:p>
          </table:table-cell>
          <table:table-cell table:formula="of:=SIN([.$O342])*([.T$3]-[.B$14])+COS([.$O342])*([.U$3]-[.B$15])" office:value-type="float" office:value="250" calcext:value-type="float">
            <text:p>250</text:p>
          </table:table-cell>
          <table:table-cell table:formula="of:=COS([.$O342])*([.V$3]-[.B$14])-SIN([.$O342])*([.W$3]-[.B$15])" office:value-type="float" office:value="806" calcext:value-type="float">
            <text:p>806</text:p>
          </table:table-cell>
          <table:table-cell table:formula="of:=SIN([.$O342])*([.V$3]-[.B$14])+COS([.$O342])*([.W$3]-[.B$15])" office:value-type="float" office:value="1118" calcext:value-type="float">
            <text:p>1118</text:p>
          </table:table-cell>
          <table:table-cell table:formula="of:=COS([.$O342])*([.X$3]-[.B$12]/2)-SIN([.$O342])*([.Y$3]-[.B$13]/2)" office:value-type="float" office:value="-578" calcext:value-type="float">
            <text:p>-578</text:p>
          </table:table-cell>
          <table:table-cell table:formula="of:=SIN([.$O342])*([.X$3]-[.B$12]/2)+COS([.$O342])*([.Y$3]-[.B$13]/2)" office:value-type="float" office:value="-434" calcext:value-type="float">
            <text:p>-434</text:p>
          </table:table-cell>
          <table:table-cell table:formula="of:=COS([.$O342])*([.Z$3]-[.B$12]/2)-SIN([.$O342])*([.AA$3]-[.B$13]/2)" office:value-type="float" office:value="-578" calcext:value-type="float">
            <text:p>-578</text:p>
          </table:table-cell>
          <table:table-cell table:formula="of:=SIN([.$O342])*([.Z$3]-[.B$12]/2)+COS([.$O342])*([.AA$3]-[.B$13]/2)" office:value-type="float" office:value="434" calcext:value-type="float">
            <text:p>434</text:p>
          </table:table-cell>
          <table:table-cell table:formula="of:=COS([.$O342])*([.AB$3]-[.B$12]/2)-SIN([.$O342])*([.AC$3]-[.B$13]/2)" office:value-type="float" office:value="578" calcext:value-type="float">
            <text:p>578</text:p>
          </table:table-cell>
          <table:table-cell table:formula="of:=SIN([.$O342])*([.AB$3]-[.B$12]/2)+COS([.$O342])*([.AC$3]-[.B$13]/2)" office:value-type="float" office:value="-434" calcext:value-type="float">
            <text:p>-434</text:p>
          </table:table-cell>
          <table:table-cell table:formula="of:=COS([.$O342])*([.AD$3]-[.B$12]/2)-SIN([.$O342])*([.AE$3]-[.B$13]/2)" office:value-type="float" office:value="578" calcext:value-type="float">
            <text:p>578</text:p>
          </table:table-cell>
          <table:table-cell table:formula="of:=SIN([.$O342])*([.AD$3]-[.B$12]/2)+COS([.$O342])*([.AE$3]-[.B$13]/2)" office:value-type="float" office:value="434" calcext:value-type="float">
            <text:p>434</text:p>
          </table:table-cell>
          <table:table-cell table:formula="of:=COS([.$O342])*([.AF$3]-[.B$12]/2)-SIN([.$O342])*([.AG$3]-[.B$13]/2)" office:value-type="float" office:value="-228" calcext:value-type="float">
            <text:p>-228</text:p>
          </table:table-cell>
          <table:table-cell table:formula="of:=SIN([.$O342])*([.AF$3]-[.B$12]/2)+COS([.$O342])*([.AG$3]-[.B$13]/2)" office:value-type="float" office:value="-684" calcext:value-type="float">
            <text:p>-684</text:p>
          </table:table-cell>
          <table:table-cell table:formula="of:=MIN([.X342];[.Z342];[.AB342];[.AD342])" office:value-type="float" office:value="-578" calcext:value-type="float">
            <text:p>-578</text:p>
          </table:table-cell>
          <table:table-cell table:formula="of:=MIN([.Y342];[.AA342];[.AC342];[.AE342])" office:value-type="float" office:value="-434" calcext:value-type="float">
            <text:p>-434</text:p>
          </table:table-cell>
          <table:table-cell table:formula="of:=[.AF342]-[.$AH342]" office:value-type="float" office:value="350" calcext:value-type="float">
            <text:p>350</text:p>
          </table:table-cell>
          <table:table-cell table:formula="of:=[.AG342]-[.$AI342]" office:value-type="float" office:value="-250" calcext:value-type="float">
            <text:p>-250</text:p>
          </table:table-cell>
          <table:table-cell table:formula="of:=[.AF$3]-[.AJ342]" office:value-type="float" office:value="0" calcext:value-type="float">
            <text:p>0</text:p>
          </table:table-cell>
          <table:table-cell table:formula="of:=[.AG$3]-[.AK34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3];[.E343];[.F343])+TIME([.G343];[.H343];[.I343])" office:value-type="date" office:date-value="1999-11-30" calcext:value-type="date">
            <text:p>30/11/99 00:00:00</text:p>
          </table:table-cell>
          <table:table-cell table:formula="of:=IF([.C343]&lt;&gt;&quot;&quot;;CONCATENATE(&quot;mogrify -rotate &quot;;ROUND([.N343];3);&quot; -background black &quot;;[.C343]);&quot;&quot;)">
            <text:p/>
          </table:table-cell>
          <table:table-cell table:formula="of:=IF([.C343]&lt;&gt;&quot;&quot;;CONCATENATE(&quot;mogrify -crop &quot;;ROUND([.B$22]);&quot;x&quot;;ROUND([.B$23]);&quot;+&quot;;ROUND([.B$30]+[.B$33]-[.AL343]);&quot;+&quot;;ROUND([.B$31]+[.B$34]-[.AM343]);&quot; &quot;;[.C343]);&quot;&quot;)">
            <text:p/>
          </table:table-cell>
          <table:table-cell/>
          <table:table-cell table:style-name="Default" table:formula="of:=IF([.C343]&lt;&gt;&quot;&quot;;([.J343]-[.J$3])*360*[.B$35];0)" office:value-type="float" office:value="0" calcext:value-type="float">
            <text:p>0</text:p>
          </table:table-cell>
          <table:table-cell table:formula="of:=[.N343]/180*PI()" office:value-type="float" office:value="0" calcext:value-type="float">
            <text:p>0</text:p>
          </table:table-cell>
          <table:table-cell table:formula="of:=COS([.$O343])*([.P$3]-[.B$14])-SIN([.$O343])*([.Q$3]-[.B$15])" office:value-type="float" office:value="-350" calcext:value-type="float">
            <text:p>-350</text:p>
          </table:table-cell>
          <table:table-cell table:formula="of:=SIN([.$O343])*([.P$3]-[.B$14])+COS([.$O343])*([.Q$3]-[.B$15])" office:value-type="float" office:value="250" calcext:value-type="float">
            <text:p>250</text:p>
          </table:table-cell>
          <table:table-cell table:formula="of:=COS([.$O343])*([.R$3]-[.B$14])-SIN([.$O343])*([.S$3]-[.B$15])" office:value-type="float" office:value="-350" calcext:value-type="float">
            <text:p>-350</text:p>
          </table:table-cell>
          <table:table-cell table:formula="of:=SIN([.$O343])*([.R$3]-[.B$14])+COS([.$O343])*([.S$3]-[.B$15])" office:value-type="float" office:value="1118" calcext:value-type="float">
            <text:p>1118</text:p>
          </table:table-cell>
          <table:table-cell table:formula="of:=COS([.$O343])*([.T$3]-[.B$14])-SIN([.$O343])*([.U$3]-[.B$15])" office:value-type="float" office:value="806" calcext:value-type="float">
            <text:p>806</text:p>
          </table:table-cell>
          <table:table-cell table:formula="of:=SIN([.$O343])*([.T$3]-[.B$14])+COS([.$O343])*([.U$3]-[.B$15])" office:value-type="float" office:value="250" calcext:value-type="float">
            <text:p>250</text:p>
          </table:table-cell>
          <table:table-cell table:formula="of:=COS([.$O343])*([.V$3]-[.B$14])-SIN([.$O343])*([.W$3]-[.B$15])" office:value-type="float" office:value="806" calcext:value-type="float">
            <text:p>806</text:p>
          </table:table-cell>
          <table:table-cell table:formula="of:=SIN([.$O343])*([.V$3]-[.B$14])+COS([.$O343])*([.W$3]-[.B$15])" office:value-type="float" office:value="1118" calcext:value-type="float">
            <text:p>1118</text:p>
          </table:table-cell>
          <table:table-cell table:formula="of:=COS([.$O343])*([.X$3]-[.B$12]/2)-SIN([.$O343])*([.Y$3]-[.B$13]/2)" office:value-type="float" office:value="-578" calcext:value-type="float">
            <text:p>-578</text:p>
          </table:table-cell>
          <table:table-cell table:formula="of:=SIN([.$O343])*([.X$3]-[.B$12]/2)+COS([.$O343])*([.Y$3]-[.B$13]/2)" office:value-type="float" office:value="-434" calcext:value-type="float">
            <text:p>-434</text:p>
          </table:table-cell>
          <table:table-cell table:formula="of:=COS([.$O343])*([.Z$3]-[.B$12]/2)-SIN([.$O343])*([.AA$3]-[.B$13]/2)" office:value-type="float" office:value="-578" calcext:value-type="float">
            <text:p>-578</text:p>
          </table:table-cell>
          <table:table-cell table:formula="of:=SIN([.$O343])*([.Z$3]-[.B$12]/2)+COS([.$O343])*([.AA$3]-[.B$13]/2)" office:value-type="float" office:value="434" calcext:value-type="float">
            <text:p>434</text:p>
          </table:table-cell>
          <table:table-cell table:formula="of:=COS([.$O343])*([.AB$3]-[.B$12]/2)-SIN([.$O343])*([.AC$3]-[.B$13]/2)" office:value-type="float" office:value="578" calcext:value-type="float">
            <text:p>578</text:p>
          </table:table-cell>
          <table:table-cell table:formula="of:=SIN([.$O343])*([.AB$3]-[.B$12]/2)+COS([.$O343])*([.AC$3]-[.B$13]/2)" office:value-type="float" office:value="-434" calcext:value-type="float">
            <text:p>-434</text:p>
          </table:table-cell>
          <table:table-cell table:formula="of:=COS([.$O343])*([.AD$3]-[.B$12]/2)-SIN([.$O343])*([.AE$3]-[.B$13]/2)" office:value-type="float" office:value="578" calcext:value-type="float">
            <text:p>578</text:p>
          </table:table-cell>
          <table:table-cell table:formula="of:=SIN([.$O343])*([.AD$3]-[.B$12]/2)+COS([.$O343])*([.AE$3]-[.B$13]/2)" office:value-type="float" office:value="434" calcext:value-type="float">
            <text:p>434</text:p>
          </table:table-cell>
          <table:table-cell table:formula="of:=COS([.$O343])*([.AF$3]-[.B$12]/2)-SIN([.$O343])*([.AG$3]-[.B$13]/2)" office:value-type="float" office:value="-228" calcext:value-type="float">
            <text:p>-228</text:p>
          </table:table-cell>
          <table:table-cell table:formula="of:=SIN([.$O343])*([.AF$3]-[.B$12]/2)+COS([.$O343])*([.AG$3]-[.B$13]/2)" office:value-type="float" office:value="-684" calcext:value-type="float">
            <text:p>-684</text:p>
          </table:table-cell>
          <table:table-cell table:formula="of:=MIN([.X343];[.Z343];[.AB343];[.AD343])" office:value-type="float" office:value="-578" calcext:value-type="float">
            <text:p>-578</text:p>
          </table:table-cell>
          <table:table-cell table:formula="of:=MIN([.Y343];[.AA343];[.AC343];[.AE343])" office:value-type="float" office:value="-434" calcext:value-type="float">
            <text:p>-434</text:p>
          </table:table-cell>
          <table:table-cell table:formula="of:=[.AF343]-[.$AH343]" office:value-type="float" office:value="350" calcext:value-type="float">
            <text:p>350</text:p>
          </table:table-cell>
          <table:table-cell table:formula="of:=[.AG343]-[.$AI343]" office:value-type="float" office:value="-250" calcext:value-type="float">
            <text:p>-250</text:p>
          </table:table-cell>
          <table:table-cell table:formula="of:=[.AF$3]-[.AJ343]" office:value-type="float" office:value="0" calcext:value-type="float">
            <text:p>0</text:p>
          </table:table-cell>
          <table:table-cell table:formula="of:=[.AG$3]-[.AK34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4];[.E344];[.F344])+TIME([.G344];[.H344];[.I344])" office:value-type="date" office:date-value="1999-11-30" calcext:value-type="date">
            <text:p>30/11/99 00:00:00</text:p>
          </table:table-cell>
          <table:table-cell table:formula="of:=IF([.C344]&lt;&gt;&quot;&quot;;CONCATENATE(&quot;mogrify -rotate &quot;;ROUND([.N344];3);&quot; -background black &quot;;[.C344]);&quot;&quot;)">
            <text:p/>
          </table:table-cell>
          <table:table-cell table:formula="of:=IF([.C344]&lt;&gt;&quot;&quot;;CONCATENATE(&quot;mogrify -crop &quot;;ROUND([.B$22]);&quot;x&quot;;ROUND([.B$23]);&quot;+&quot;;ROUND([.B$30]+[.B$33]-[.AL344]);&quot;+&quot;;ROUND([.B$31]+[.B$34]-[.AM344]);&quot; &quot;;[.C344]);&quot;&quot;)">
            <text:p/>
          </table:table-cell>
          <table:table-cell/>
          <table:table-cell table:style-name="Default" table:formula="of:=IF([.C344]&lt;&gt;&quot;&quot;;([.J344]-[.J$3])*360*[.B$35];0)" office:value-type="float" office:value="0" calcext:value-type="float">
            <text:p>0</text:p>
          </table:table-cell>
          <table:table-cell table:formula="of:=[.N344]/180*PI()" office:value-type="float" office:value="0" calcext:value-type="float">
            <text:p>0</text:p>
          </table:table-cell>
          <table:table-cell table:formula="of:=COS([.$O344])*([.P$3]-[.B$14])-SIN([.$O344])*([.Q$3]-[.B$15])" office:value-type="float" office:value="-350" calcext:value-type="float">
            <text:p>-350</text:p>
          </table:table-cell>
          <table:table-cell table:formula="of:=SIN([.$O344])*([.P$3]-[.B$14])+COS([.$O344])*([.Q$3]-[.B$15])" office:value-type="float" office:value="250" calcext:value-type="float">
            <text:p>250</text:p>
          </table:table-cell>
          <table:table-cell table:formula="of:=COS([.$O344])*([.R$3]-[.B$14])-SIN([.$O344])*([.S$3]-[.B$15])" office:value-type="float" office:value="-350" calcext:value-type="float">
            <text:p>-350</text:p>
          </table:table-cell>
          <table:table-cell table:formula="of:=SIN([.$O344])*([.R$3]-[.B$14])+COS([.$O344])*([.S$3]-[.B$15])" office:value-type="float" office:value="1118" calcext:value-type="float">
            <text:p>1118</text:p>
          </table:table-cell>
          <table:table-cell table:formula="of:=COS([.$O344])*([.T$3]-[.B$14])-SIN([.$O344])*([.U$3]-[.B$15])" office:value-type="float" office:value="806" calcext:value-type="float">
            <text:p>806</text:p>
          </table:table-cell>
          <table:table-cell table:formula="of:=SIN([.$O344])*([.T$3]-[.B$14])+COS([.$O344])*([.U$3]-[.B$15])" office:value-type="float" office:value="250" calcext:value-type="float">
            <text:p>250</text:p>
          </table:table-cell>
          <table:table-cell table:formula="of:=COS([.$O344])*([.V$3]-[.B$14])-SIN([.$O344])*([.W$3]-[.B$15])" office:value-type="float" office:value="806" calcext:value-type="float">
            <text:p>806</text:p>
          </table:table-cell>
          <table:table-cell table:formula="of:=SIN([.$O344])*([.V$3]-[.B$14])+COS([.$O344])*([.W$3]-[.B$15])" office:value-type="float" office:value="1118" calcext:value-type="float">
            <text:p>1118</text:p>
          </table:table-cell>
          <table:table-cell table:formula="of:=COS([.$O344])*([.X$3]-[.B$12]/2)-SIN([.$O344])*([.Y$3]-[.B$13]/2)" office:value-type="float" office:value="-578" calcext:value-type="float">
            <text:p>-578</text:p>
          </table:table-cell>
          <table:table-cell table:formula="of:=SIN([.$O344])*([.X$3]-[.B$12]/2)+COS([.$O344])*([.Y$3]-[.B$13]/2)" office:value-type="float" office:value="-434" calcext:value-type="float">
            <text:p>-434</text:p>
          </table:table-cell>
          <table:table-cell table:formula="of:=COS([.$O344])*([.Z$3]-[.B$12]/2)-SIN([.$O344])*([.AA$3]-[.B$13]/2)" office:value-type="float" office:value="-578" calcext:value-type="float">
            <text:p>-578</text:p>
          </table:table-cell>
          <table:table-cell table:formula="of:=SIN([.$O344])*([.Z$3]-[.B$12]/2)+COS([.$O344])*([.AA$3]-[.B$13]/2)" office:value-type="float" office:value="434" calcext:value-type="float">
            <text:p>434</text:p>
          </table:table-cell>
          <table:table-cell table:formula="of:=COS([.$O344])*([.AB$3]-[.B$12]/2)-SIN([.$O344])*([.AC$3]-[.B$13]/2)" office:value-type="float" office:value="578" calcext:value-type="float">
            <text:p>578</text:p>
          </table:table-cell>
          <table:table-cell table:formula="of:=SIN([.$O344])*([.AB$3]-[.B$12]/2)+COS([.$O344])*([.AC$3]-[.B$13]/2)" office:value-type="float" office:value="-434" calcext:value-type="float">
            <text:p>-434</text:p>
          </table:table-cell>
          <table:table-cell table:formula="of:=COS([.$O344])*([.AD$3]-[.B$12]/2)-SIN([.$O344])*([.AE$3]-[.B$13]/2)" office:value-type="float" office:value="578" calcext:value-type="float">
            <text:p>578</text:p>
          </table:table-cell>
          <table:table-cell table:formula="of:=SIN([.$O344])*([.AD$3]-[.B$12]/2)+COS([.$O344])*([.AE$3]-[.B$13]/2)" office:value-type="float" office:value="434" calcext:value-type="float">
            <text:p>434</text:p>
          </table:table-cell>
          <table:table-cell table:formula="of:=COS([.$O344])*([.AF$3]-[.B$12]/2)-SIN([.$O344])*([.AG$3]-[.B$13]/2)" office:value-type="float" office:value="-228" calcext:value-type="float">
            <text:p>-228</text:p>
          </table:table-cell>
          <table:table-cell table:formula="of:=SIN([.$O344])*([.AF$3]-[.B$12]/2)+COS([.$O344])*([.AG$3]-[.B$13]/2)" office:value-type="float" office:value="-684" calcext:value-type="float">
            <text:p>-684</text:p>
          </table:table-cell>
          <table:table-cell table:formula="of:=MIN([.X344];[.Z344];[.AB344];[.AD344])" office:value-type="float" office:value="-578" calcext:value-type="float">
            <text:p>-578</text:p>
          </table:table-cell>
          <table:table-cell table:formula="of:=MIN([.Y344];[.AA344];[.AC344];[.AE344])" office:value-type="float" office:value="-434" calcext:value-type="float">
            <text:p>-434</text:p>
          </table:table-cell>
          <table:table-cell table:formula="of:=[.AF344]-[.$AH344]" office:value-type="float" office:value="350" calcext:value-type="float">
            <text:p>350</text:p>
          </table:table-cell>
          <table:table-cell table:formula="of:=[.AG344]-[.$AI344]" office:value-type="float" office:value="-250" calcext:value-type="float">
            <text:p>-250</text:p>
          </table:table-cell>
          <table:table-cell table:formula="of:=[.AF$3]-[.AJ344]" office:value-type="float" office:value="0" calcext:value-type="float">
            <text:p>0</text:p>
          </table:table-cell>
          <table:table-cell table:formula="of:=[.AG$3]-[.AK34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5];[.E345];[.F345])+TIME([.G345];[.H345];[.I345])" office:value-type="date" office:date-value="1999-11-30" calcext:value-type="date">
            <text:p>30/11/99 00:00:00</text:p>
          </table:table-cell>
          <table:table-cell table:formula="of:=IF([.C345]&lt;&gt;&quot;&quot;;CONCATENATE(&quot;mogrify -rotate &quot;;ROUND([.N345];3);&quot; -background black &quot;;[.C345]);&quot;&quot;)">
            <text:p/>
          </table:table-cell>
          <table:table-cell table:formula="of:=IF([.C345]&lt;&gt;&quot;&quot;;CONCATENATE(&quot;mogrify -crop &quot;;ROUND([.B$22]);&quot;x&quot;;ROUND([.B$23]);&quot;+&quot;;ROUND([.B$30]+[.B$33]-[.AL345]);&quot;+&quot;;ROUND([.B$31]+[.B$34]-[.AM345]);&quot; &quot;;[.C345]);&quot;&quot;)">
            <text:p/>
          </table:table-cell>
          <table:table-cell/>
          <table:table-cell table:style-name="Default" table:formula="of:=IF([.C345]&lt;&gt;&quot;&quot;;([.J345]-[.J$3])*360*[.B$35];0)" office:value-type="float" office:value="0" calcext:value-type="float">
            <text:p>0</text:p>
          </table:table-cell>
          <table:table-cell table:formula="of:=[.N345]/180*PI()" office:value-type="float" office:value="0" calcext:value-type="float">
            <text:p>0</text:p>
          </table:table-cell>
          <table:table-cell table:formula="of:=COS([.$O345])*([.P$3]-[.B$14])-SIN([.$O345])*([.Q$3]-[.B$15])" office:value-type="float" office:value="-350" calcext:value-type="float">
            <text:p>-350</text:p>
          </table:table-cell>
          <table:table-cell table:formula="of:=SIN([.$O345])*([.P$3]-[.B$14])+COS([.$O345])*([.Q$3]-[.B$15])" office:value-type="float" office:value="250" calcext:value-type="float">
            <text:p>250</text:p>
          </table:table-cell>
          <table:table-cell table:formula="of:=COS([.$O345])*([.R$3]-[.B$14])-SIN([.$O345])*([.S$3]-[.B$15])" office:value-type="float" office:value="-350" calcext:value-type="float">
            <text:p>-350</text:p>
          </table:table-cell>
          <table:table-cell table:formula="of:=SIN([.$O345])*([.R$3]-[.B$14])+COS([.$O345])*([.S$3]-[.B$15])" office:value-type="float" office:value="1118" calcext:value-type="float">
            <text:p>1118</text:p>
          </table:table-cell>
          <table:table-cell table:formula="of:=COS([.$O345])*([.T$3]-[.B$14])-SIN([.$O345])*([.U$3]-[.B$15])" office:value-type="float" office:value="806" calcext:value-type="float">
            <text:p>806</text:p>
          </table:table-cell>
          <table:table-cell table:formula="of:=SIN([.$O345])*([.T$3]-[.B$14])+COS([.$O345])*([.U$3]-[.B$15])" office:value-type="float" office:value="250" calcext:value-type="float">
            <text:p>250</text:p>
          </table:table-cell>
          <table:table-cell table:formula="of:=COS([.$O345])*([.V$3]-[.B$14])-SIN([.$O345])*([.W$3]-[.B$15])" office:value-type="float" office:value="806" calcext:value-type="float">
            <text:p>806</text:p>
          </table:table-cell>
          <table:table-cell table:formula="of:=SIN([.$O345])*([.V$3]-[.B$14])+COS([.$O345])*([.W$3]-[.B$15])" office:value-type="float" office:value="1118" calcext:value-type="float">
            <text:p>1118</text:p>
          </table:table-cell>
          <table:table-cell table:formula="of:=COS([.$O345])*([.X$3]-[.B$12]/2)-SIN([.$O345])*([.Y$3]-[.B$13]/2)" office:value-type="float" office:value="-578" calcext:value-type="float">
            <text:p>-578</text:p>
          </table:table-cell>
          <table:table-cell table:formula="of:=SIN([.$O345])*([.X$3]-[.B$12]/2)+COS([.$O345])*([.Y$3]-[.B$13]/2)" office:value-type="float" office:value="-434" calcext:value-type="float">
            <text:p>-434</text:p>
          </table:table-cell>
          <table:table-cell table:formula="of:=COS([.$O345])*([.Z$3]-[.B$12]/2)-SIN([.$O345])*([.AA$3]-[.B$13]/2)" office:value-type="float" office:value="-578" calcext:value-type="float">
            <text:p>-578</text:p>
          </table:table-cell>
          <table:table-cell table:formula="of:=SIN([.$O345])*([.Z$3]-[.B$12]/2)+COS([.$O345])*([.AA$3]-[.B$13]/2)" office:value-type="float" office:value="434" calcext:value-type="float">
            <text:p>434</text:p>
          </table:table-cell>
          <table:table-cell table:formula="of:=COS([.$O345])*([.AB$3]-[.B$12]/2)-SIN([.$O345])*([.AC$3]-[.B$13]/2)" office:value-type="float" office:value="578" calcext:value-type="float">
            <text:p>578</text:p>
          </table:table-cell>
          <table:table-cell table:formula="of:=SIN([.$O345])*([.AB$3]-[.B$12]/2)+COS([.$O345])*([.AC$3]-[.B$13]/2)" office:value-type="float" office:value="-434" calcext:value-type="float">
            <text:p>-434</text:p>
          </table:table-cell>
          <table:table-cell table:formula="of:=COS([.$O345])*([.AD$3]-[.B$12]/2)-SIN([.$O345])*([.AE$3]-[.B$13]/2)" office:value-type="float" office:value="578" calcext:value-type="float">
            <text:p>578</text:p>
          </table:table-cell>
          <table:table-cell table:formula="of:=SIN([.$O345])*([.AD$3]-[.B$12]/2)+COS([.$O345])*([.AE$3]-[.B$13]/2)" office:value-type="float" office:value="434" calcext:value-type="float">
            <text:p>434</text:p>
          </table:table-cell>
          <table:table-cell table:formula="of:=COS([.$O345])*([.AF$3]-[.B$12]/2)-SIN([.$O345])*([.AG$3]-[.B$13]/2)" office:value-type="float" office:value="-228" calcext:value-type="float">
            <text:p>-228</text:p>
          </table:table-cell>
          <table:table-cell table:formula="of:=SIN([.$O345])*([.AF$3]-[.B$12]/2)+COS([.$O345])*([.AG$3]-[.B$13]/2)" office:value-type="float" office:value="-684" calcext:value-type="float">
            <text:p>-684</text:p>
          </table:table-cell>
          <table:table-cell table:formula="of:=MIN([.X345];[.Z345];[.AB345];[.AD345])" office:value-type="float" office:value="-578" calcext:value-type="float">
            <text:p>-578</text:p>
          </table:table-cell>
          <table:table-cell table:formula="of:=MIN([.Y345];[.AA345];[.AC345];[.AE345])" office:value-type="float" office:value="-434" calcext:value-type="float">
            <text:p>-434</text:p>
          </table:table-cell>
          <table:table-cell table:formula="of:=[.AF345]-[.$AH345]" office:value-type="float" office:value="350" calcext:value-type="float">
            <text:p>350</text:p>
          </table:table-cell>
          <table:table-cell table:formula="of:=[.AG345]-[.$AI345]" office:value-type="float" office:value="-250" calcext:value-type="float">
            <text:p>-250</text:p>
          </table:table-cell>
          <table:table-cell table:formula="of:=[.AF$3]-[.AJ345]" office:value-type="float" office:value="0" calcext:value-type="float">
            <text:p>0</text:p>
          </table:table-cell>
          <table:table-cell table:formula="of:=[.AG$3]-[.AK34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6];[.E346];[.F346])+TIME([.G346];[.H346];[.I346])" office:value-type="date" office:date-value="1999-11-30" calcext:value-type="date">
            <text:p>30/11/99 00:00:00</text:p>
          </table:table-cell>
          <table:table-cell table:formula="of:=IF([.C346]&lt;&gt;&quot;&quot;;CONCATENATE(&quot;mogrify -rotate &quot;;ROUND([.N346];3);&quot; -background black &quot;;[.C346]);&quot;&quot;)">
            <text:p/>
          </table:table-cell>
          <table:table-cell table:formula="of:=IF([.C346]&lt;&gt;&quot;&quot;;CONCATENATE(&quot;mogrify -crop &quot;;ROUND([.B$22]);&quot;x&quot;;ROUND([.B$23]);&quot;+&quot;;ROUND([.B$30]+[.B$33]-[.AL346]);&quot;+&quot;;ROUND([.B$31]+[.B$34]-[.AM346]);&quot; &quot;;[.C346]);&quot;&quot;)">
            <text:p/>
          </table:table-cell>
          <table:table-cell/>
          <table:table-cell table:style-name="Default" table:formula="of:=IF([.C346]&lt;&gt;&quot;&quot;;([.J346]-[.J$3])*360*[.B$35];0)" office:value-type="float" office:value="0" calcext:value-type="float">
            <text:p>0</text:p>
          </table:table-cell>
          <table:table-cell table:formula="of:=[.N346]/180*PI()" office:value-type="float" office:value="0" calcext:value-type="float">
            <text:p>0</text:p>
          </table:table-cell>
          <table:table-cell table:formula="of:=COS([.$O346])*([.P$3]-[.B$14])-SIN([.$O346])*([.Q$3]-[.B$15])" office:value-type="float" office:value="-350" calcext:value-type="float">
            <text:p>-350</text:p>
          </table:table-cell>
          <table:table-cell table:formula="of:=SIN([.$O346])*([.P$3]-[.B$14])+COS([.$O346])*([.Q$3]-[.B$15])" office:value-type="float" office:value="250" calcext:value-type="float">
            <text:p>250</text:p>
          </table:table-cell>
          <table:table-cell table:formula="of:=COS([.$O346])*([.R$3]-[.B$14])-SIN([.$O346])*([.S$3]-[.B$15])" office:value-type="float" office:value="-350" calcext:value-type="float">
            <text:p>-350</text:p>
          </table:table-cell>
          <table:table-cell table:formula="of:=SIN([.$O346])*([.R$3]-[.B$14])+COS([.$O346])*([.S$3]-[.B$15])" office:value-type="float" office:value="1118" calcext:value-type="float">
            <text:p>1118</text:p>
          </table:table-cell>
          <table:table-cell table:formula="of:=COS([.$O346])*([.T$3]-[.B$14])-SIN([.$O346])*([.U$3]-[.B$15])" office:value-type="float" office:value="806" calcext:value-type="float">
            <text:p>806</text:p>
          </table:table-cell>
          <table:table-cell table:formula="of:=SIN([.$O346])*([.T$3]-[.B$14])+COS([.$O346])*([.U$3]-[.B$15])" office:value-type="float" office:value="250" calcext:value-type="float">
            <text:p>250</text:p>
          </table:table-cell>
          <table:table-cell table:formula="of:=COS([.$O346])*([.V$3]-[.B$14])-SIN([.$O346])*([.W$3]-[.B$15])" office:value-type="float" office:value="806" calcext:value-type="float">
            <text:p>806</text:p>
          </table:table-cell>
          <table:table-cell table:formula="of:=SIN([.$O346])*([.V$3]-[.B$14])+COS([.$O346])*([.W$3]-[.B$15])" office:value-type="float" office:value="1118" calcext:value-type="float">
            <text:p>1118</text:p>
          </table:table-cell>
          <table:table-cell table:formula="of:=COS([.$O346])*([.X$3]-[.B$12]/2)-SIN([.$O346])*([.Y$3]-[.B$13]/2)" office:value-type="float" office:value="-578" calcext:value-type="float">
            <text:p>-578</text:p>
          </table:table-cell>
          <table:table-cell table:formula="of:=SIN([.$O346])*([.X$3]-[.B$12]/2)+COS([.$O346])*([.Y$3]-[.B$13]/2)" office:value-type="float" office:value="-434" calcext:value-type="float">
            <text:p>-434</text:p>
          </table:table-cell>
          <table:table-cell table:formula="of:=COS([.$O346])*([.Z$3]-[.B$12]/2)-SIN([.$O346])*([.AA$3]-[.B$13]/2)" office:value-type="float" office:value="-578" calcext:value-type="float">
            <text:p>-578</text:p>
          </table:table-cell>
          <table:table-cell table:formula="of:=SIN([.$O346])*([.Z$3]-[.B$12]/2)+COS([.$O346])*([.AA$3]-[.B$13]/2)" office:value-type="float" office:value="434" calcext:value-type="float">
            <text:p>434</text:p>
          </table:table-cell>
          <table:table-cell table:formula="of:=COS([.$O346])*([.AB$3]-[.B$12]/2)-SIN([.$O346])*([.AC$3]-[.B$13]/2)" office:value-type="float" office:value="578" calcext:value-type="float">
            <text:p>578</text:p>
          </table:table-cell>
          <table:table-cell table:formula="of:=SIN([.$O346])*([.AB$3]-[.B$12]/2)+COS([.$O346])*([.AC$3]-[.B$13]/2)" office:value-type="float" office:value="-434" calcext:value-type="float">
            <text:p>-434</text:p>
          </table:table-cell>
          <table:table-cell table:formula="of:=COS([.$O346])*([.AD$3]-[.B$12]/2)-SIN([.$O346])*([.AE$3]-[.B$13]/2)" office:value-type="float" office:value="578" calcext:value-type="float">
            <text:p>578</text:p>
          </table:table-cell>
          <table:table-cell table:formula="of:=SIN([.$O346])*([.AD$3]-[.B$12]/2)+COS([.$O346])*([.AE$3]-[.B$13]/2)" office:value-type="float" office:value="434" calcext:value-type="float">
            <text:p>434</text:p>
          </table:table-cell>
          <table:table-cell table:formula="of:=COS([.$O346])*([.AF$3]-[.B$12]/2)-SIN([.$O346])*([.AG$3]-[.B$13]/2)" office:value-type="float" office:value="-228" calcext:value-type="float">
            <text:p>-228</text:p>
          </table:table-cell>
          <table:table-cell table:formula="of:=SIN([.$O346])*([.AF$3]-[.B$12]/2)+COS([.$O346])*([.AG$3]-[.B$13]/2)" office:value-type="float" office:value="-684" calcext:value-type="float">
            <text:p>-684</text:p>
          </table:table-cell>
          <table:table-cell table:formula="of:=MIN([.X346];[.Z346];[.AB346];[.AD346])" office:value-type="float" office:value="-578" calcext:value-type="float">
            <text:p>-578</text:p>
          </table:table-cell>
          <table:table-cell table:formula="of:=MIN([.Y346];[.AA346];[.AC346];[.AE346])" office:value-type="float" office:value="-434" calcext:value-type="float">
            <text:p>-434</text:p>
          </table:table-cell>
          <table:table-cell table:formula="of:=[.AF346]-[.$AH346]" office:value-type="float" office:value="350" calcext:value-type="float">
            <text:p>350</text:p>
          </table:table-cell>
          <table:table-cell table:formula="of:=[.AG346]-[.$AI346]" office:value-type="float" office:value="-250" calcext:value-type="float">
            <text:p>-250</text:p>
          </table:table-cell>
          <table:table-cell table:formula="of:=[.AF$3]-[.AJ346]" office:value-type="float" office:value="0" calcext:value-type="float">
            <text:p>0</text:p>
          </table:table-cell>
          <table:table-cell table:formula="of:=[.AG$3]-[.AK34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7];[.E347];[.F347])+TIME([.G347];[.H347];[.I347])" office:value-type="date" office:date-value="1999-11-30" calcext:value-type="date">
            <text:p>30/11/99 00:00:00</text:p>
          </table:table-cell>
          <table:table-cell table:formula="of:=IF([.C347]&lt;&gt;&quot;&quot;;CONCATENATE(&quot;mogrify -rotate &quot;;ROUND([.N347];3);&quot; -background black &quot;;[.C347]);&quot;&quot;)">
            <text:p/>
          </table:table-cell>
          <table:table-cell table:formula="of:=IF([.C347]&lt;&gt;&quot;&quot;;CONCATENATE(&quot;mogrify -crop &quot;;ROUND([.B$22]);&quot;x&quot;;ROUND([.B$23]);&quot;+&quot;;ROUND([.B$30]+[.B$33]-[.AL347]);&quot;+&quot;;ROUND([.B$31]+[.B$34]-[.AM347]);&quot; &quot;;[.C347]);&quot;&quot;)">
            <text:p/>
          </table:table-cell>
          <table:table-cell/>
          <table:table-cell table:style-name="Default" table:formula="of:=IF([.C347]&lt;&gt;&quot;&quot;;([.J347]-[.J$3])*360*[.B$35];0)" office:value-type="float" office:value="0" calcext:value-type="float">
            <text:p>0</text:p>
          </table:table-cell>
          <table:table-cell table:formula="of:=[.N347]/180*PI()" office:value-type="float" office:value="0" calcext:value-type="float">
            <text:p>0</text:p>
          </table:table-cell>
          <table:table-cell table:formula="of:=COS([.$O347])*([.P$3]-[.B$14])-SIN([.$O347])*([.Q$3]-[.B$15])" office:value-type="float" office:value="-350" calcext:value-type="float">
            <text:p>-350</text:p>
          </table:table-cell>
          <table:table-cell table:formula="of:=SIN([.$O347])*([.P$3]-[.B$14])+COS([.$O347])*([.Q$3]-[.B$15])" office:value-type="float" office:value="250" calcext:value-type="float">
            <text:p>250</text:p>
          </table:table-cell>
          <table:table-cell table:formula="of:=COS([.$O347])*([.R$3]-[.B$14])-SIN([.$O347])*([.S$3]-[.B$15])" office:value-type="float" office:value="-350" calcext:value-type="float">
            <text:p>-350</text:p>
          </table:table-cell>
          <table:table-cell table:formula="of:=SIN([.$O347])*([.R$3]-[.B$14])+COS([.$O347])*([.S$3]-[.B$15])" office:value-type="float" office:value="1118" calcext:value-type="float">
            <text:p>1118</text:p>
          </table:table-cell>
          <table:table-cell table:formula="of:=COS([.$O347])*([.T$3]-[.B$14])-SIN([.$O347])*([.U$3]-[.B$15])" office:value-type="float" office:value="806" calcext:value-type="float">
            <text:p>806</text:p>
          </table:table-cell>
          <table:table-cell table:formula="of:=SIN([.$O347])*([.T$3]-[.B$14])+COS([.$O347])*([.U$3]-[.B$15])" office:value-type="float" office:value="250" calcext:value-type="float">
            <text:p>250</text:p>
          </table:table-cell>
          <table:table-cell table:formula="of:=COS([.$O347])*([.V$3]-[.B$14])-SIN([.$O347])*([.W$3]-[.B$15])" office:value-type="float" office:value="806" calcext:value-type="float">
            <text:p>806</text:p>
          </table:table-cell>
          <table:table-cell table:formula="of:=SIN([.$O347])*([.V$3]-[.B$14])+COS([.$O347])*([.W$3]-[.B$15])" office:value-type="float" office:value="1118" calcext:value-type="float">
            <text:p>1118</text:p>
          </table:table-cell>
          <table:table-cell table:formula="of:=COS([.$O347])*([.X$3]-[.B$12]/2)-SIN([.$O347])*([.Y$3]-[.B$13]/2)" office:value-type="float" office:value="-578" calcext:value-type="float">
            <text:p>-578</text:p>
          </table:table-cell>
          <table:table-cell table:formula="of:=SIN([.$O347])*([.X$3]-[.B$12]/2)+COS([.$O347])*([.Y$3]-[.B$13]/2)" office:value-type="float" office:value="-434" calcext:value-type="float">
            <text:p>-434</text:p>
          </table:table-cell>
          <table:table-cell table:formula="of:=COS([.$O347])*([.Z$3]-[.B$12]/2)-SIN([.$O347])*([.AA$3]-[.B$13]/2)" office:value-type="float" office:value="-578" calcext:value-type="float">
            <text:p>-578</text:p>
          </table:table-cell>
          <table:table-cell table:formula="of:=SIN([.$O347])*([.Z$3]-[.B$12]/2)+COS([.$O347])*([.AA$3]-[.B$13]/2)" office:value-type="float" office:value="434" calcext:value-type="float">
            <text:p>434</text:p>
          </table:table-cell>
          <table:table-cell table:formula="of:=COS([.$O347])*([.AB$3]-[.B$12]/2)-SIN([.$O347])*([.AC$3]-[.B$13]/2)" office:value-type="float" office:value="578" calcext:value-type="float">
            <text:p>578</text:p>
          </table:table-cell>
          <table:table-cell table:formula="of:=SIN([.$O347])*([.AB$3]-[.B$12]/2)+COS([.$O347])*([.AC$3]-[.B$13]/2)" office:value-type="float" office:value="-434" calcext:value-type="float">
            <text:p>-434</text:p>
          </table:table-cell>
          <table:table-cell table:formula="of:=COS([.$O347])*([.AD$3]-[.B$12]/2)-SIN([.$O347])*([.AE$3]-[.B$13]/2)" office:value-type="float" office:value="578" calcext:value-type="float">
            <text:p>578</text:p>
          </table:table-cell>
          <table:table-cell table:formula="of:=SIN([.$O347])*([.AD$3]-[.B$12]/2)+COS([.$O347])*([.AE$3]-[.B$13]/2)" office:value-type="float" office:value="434" calcext:value-type="float">
            <text:p>434</text:p>
          </table:table-cell>
          <table:table-cell table:formula="of:=COS([.$O347])*([.AF$3]-[.B$12]/2)-SIN([.$O347])*([.AG$3]-[.B$13]/2)" office:value-type="float" office:value="-228" calcext:value-type="float">
            <text:p>-228</text:p>
          </table:table-cell>
          <table:table-cell table:formula="of:=SIN([.$O347])*([.AF$3]-[.B$12]/2)+COS([.$O347])*([.AG$3]-[.B$13]/2)" office:value-type="float" office:value="-684" calcext:value-type="float">
            <text:p>-684</text:p>
          </table:table-cell>
          <table:table-cell table:formula="of:=MIN([.X347];[.Z347];[.AB347];[.AD347])" office:value-type="float" office:value="-578" calcext:value-type="float">
            <text:p>-578</text:p>
          </table:table-cell>
          <table:table-cell table:formula="of:=MIN([.Y347];[.AA347];[.AC347];[.AE347])" office:value-type="float" office:value="-434" calcext:value-type="float">
            <text:p>-434</text:p>
          </table:table-cell>
          <table:table-cell table:formula="of:=[.AF347]-[.$AH347]" office:value-type="float" office:value="350" calcext:value-type="float">
            <text:p>350</text:p>
          </table:table-cell>
          <table:table-cell table:formula="of:=[.AG347]-[.$AI347]" office:value-type="float" office:value="-250" calcext:value-type="float">
            <text:p>-250</text:p>
          </table:table-cell>
          <table:table-cell table:formula="of:=[.AF$3]-[.AJ347]" office:value-type="float" office:value="0" calcext:value-type="float">
            <text:p>0</text:p>
          </table:table-cell>
          <table:table-cell table:formula="of:=[.AG$3]-[.AK34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8];[.E348];[.F348])+TIME([.G348];[.H348];[.I348])" office:value-type="date" office:date-value="1999-11-30" calcext:value-type="date">
            <text:p>30/11/99 00:00:00</text:p>
          </table:table-cell>
          <table:table-cell table:formula="of:=IF([.C348]&lt;&gt;&quot;&quot;;CONCATENATE(&quot;mogrify -rotate &quot;;ROUND([.N348];3);&quot; -background black &quot;;[.C348]);&quot;&quot;)">
            <text:p/>
          </table:table-cell>
          <table:table-cell table:formula="of:=IF([.C348]&lt;&gt;&quot;&quot;;CONCATENATE(&quot;mogrify -crop &quot;;ROUND([.B$22]);&quot;x&quot;;ROUND([.B$23]);&quot;+&quot;;ROUND([.B$30]+[.B$33]-[.AL348]);&quot;+&quot;;ROUND([.B$31]+[.B$34]-[.AM348]);&quot; &quot;;[.C348]);&quot;&quot;)">
            <text:p/>
          </table:table-cell>
          <table:table-cell/>
          <table:table-cell table:style-name="Default" table:formula="of:=IF([.C348]&lt;&gt;&quot;&quot;;([.J348]-[.J$3])*360*[.B$35];0)" office:value-type="float" office:value="0" calcext:value-type="float">
            <text:p>0</text:p>
          </table:table-cell>
          <table:table-cell table:formula="of:=[.N348]/180*PI()" office:value-type="float" office:value="0" calcext:value-type="float">
            <text:p>0</text:p>
          </table:table-cell>
          <table:table-cell table:formula="of:=COS([.$O348])*([.P$3]-[.B$14])-SIN([.$O348])*([.Q$3]-[.B$15])" office:value-type="float" office:value="-350" calcext:value-type="float">
            <text:p>-350</text:p>
          </table:table-cell>
          <table:table-cell table:formula="of:=SIN([.$O348])*([.P$3]-[.B$14])+COS([.$O348])*([.Q$3]-[.B$15])" office:value-type="float" office:value="250" calcext:value-type="float">
            <text:p>250</text:p>
          </table:table-cell>
          <table:table-cell table:formula="of:=COS([.$O348])*([.R$3]-[.B$14])-SIN([.$O348])*([.S$3]-[.B$15])" office:value-type="float" office:value="-350" calcext:value-type="float">
            <text:p>-350</text:p>
          </table:table-cell>
          <table:table-cell table:formula="of:=SIN([.$O348])*([.R$3]-[.B$14])+COS([.$O348])*([.S$3]-[.B$15])" office:value-type="float" office:value="1118" calcext:value-type="float">
            <text:p>1118</text:p>
          </table:table-cell>
          <table:table-cell table:formula="of:=COS([.$O348])*([.T$3]-[.B$14])-SIN([.$O348])*([.U$3]-[.B$15])" office:value-type="float" office:value="806" calcext:value-type="float">
            <text:p>806</text:p>
          </table:table-cell>
          <table:table-cell table:formula="of:=SIN([.$O348])*([.T$3]-[.B$14])+COS([.$O348])*([.U$3]-[.B$15])" office:value-type="float" office:value="250" calcext:value-type="float">
            <text:p>250</text:p>
          </table:table-cell>
          <table:table-cell table:formula="of:=COS([.$O348])*([.V$3]-[.B$14])-SIN([.$O348])*([.W$3]-[.B$15])" office:value-type="float" office:value="806" calcext:value-type="float">
            <text:p>806</text:p>
          </table:table-cell>
          <table:table-cell table:formula="of:=SIN([.$O348])*([.V$3]-[.B$14])+COS([.$O348])*([.W$3]-[.B$15])" office:value-type="float" office:value="1118" calcext:value-type="float">
            <text:p>1118</text:p>
          </table:table-cell>
          <table:table-cell table:formula="of:=COS([.$O348])*([.X$3]-[.B$12]/2)-SIN([.$O348])*([.Y$3]-[.B$13]/2)" office:value-type="float" office:value="-578" calcext:value-type="float">
            <text:p>-578</text:p>
          </table:table-cell>
          <table:table-cell table:formula="of:=SIN([.$O348])*([.X$3]-[.B$12]/2)+COS([.$O348])*([.Y$3]-[.B$13]/2)" office:value-type="float" office:value="-434" calcext:value-type="float">
            <text:p>-434</text:p>
          </table:table-cell>
          <table:table-cell table:formula="of:=COS([.$O348])*([.Z$3]-[.B$12]/2)-SIN([.$O348])*([.AA$3]-[.B$13]/2)" office:value-type="float" office:value="-578" calcext:value-type="float">
            <text:p>-578</text:p>
          </table:table-cell>
          <table:table-cell table:formula="of:=SIN([.$O348])*([.Z$3]-[.B$12]/2)+COS([.$O348])*([.AA$3]-[.B$13]/2)" office:value-type="float" office:value="434" calcext:value-type="float">
            <text:p>434</text:p>
          </table:table-cell>
          <table:table-cell table:formula="of:=COS([.$O348])*([.AB$3]-[.B$12]/2)-SIN([.$O348])*([.AC$3]-[.B$13]/2)" office:value-type="float" office:value="578" calcext:value-type="float">
            <text:p>578</text:p>
          </table:table-cell>
          <table:table-cell table:formula="of:=SIN([.$O348])*([.AB$3]-[.B$12]/2)+COS([.$O348])*([.AC$3]-[.B$13]/2)" office:value-type="float" office:value="-434" calcext:value-type="float">
            <text:p>-434</text:p>
          </table:table-cell>
          <table:table-cell table:formula="of:=COS([.$O348])*([.AD$3]-[.B$12]/2)-SIN([.$O348])*([.AE$3]-[.B$13]/2)" office:value-type="float" office:value="578" calcext:value-type="float">
            <text:p>578</text:p>
          </table:table-cell>
          <table:table-cell table:formula="of:=SIN([.$O348])*([.AD$3]-[.B$12]/2)+COS([.$O348])*([.AE$3]-[.B$13]/2)" office:value-type="float" office:value="434" calcext:value-type="float">
            <text:p>434</text:p>
          </table:table-cell>
          <table:table-cell table:formula="of:=COS([.$O348])*([.AF$3]-[.B$12]/2)-SIN([.$O348])*([.AG$3]-[.B$13]/2)" office:value-type="float" office:value="-228" calcext:value-type="float">
            <text:p>-228</text:p>
          </table:table-cell>
          <table:table-cell table:formula="of:=SIN([.$O348])*([.AF$3]-[.B$12]/2)+COS([.$O348])*([.AG$3]-[.B$13]/2)" office:value-type="float" office:value="-684" calcext:value-type="float">
            <text:p>-684</text:p>
          </table:table-cell>
          <table:table-cell table:formula="of:=MIN([.X348];[.Z348];[.AB348];[.AD348])" office:value-type="float" office:value="-578" calcext:value-type="float">
            <text:p>-578</text:p>
          </table:table-cell>
          <table:table-cell table:formula="of:=MIN([.Y348];[.AA348];[.AC348];[.AE348])" office:value-type="float" office:value="-434" calcext:value-type="float">
            <text:p>-434</text:p>
          </table:table-cell>
          <table:table-cell table:formula="of:=[.AF348]-[.$AH348]" office:value-type="float" office:value="350" calcext:value-type="float">
            <text:p>350</text:p>
          </table:table-cell>
          <table:table-cell table:formula="of:=[.AG348]-[.$AI348]" office:value-type="float" office:value="-250" calcext:value-type="float">
            <text:p>-250</text:p>
          </table:table-cell>
          <table:table-cell table:formula="of:=[.AF$3]-[.AJ348]" office:value-type="float" office:value="0" calcext:value-type="float">
            <text:p>0</text:p>
          </table:table-cell>
          <table:table-cell table:formula="of:=[.AG$3]-[.AK34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49];[.E349];[.F349])+TIME([.G349];[.H349];[.I349])" office:value-type="date" office:date-value="1999-11-30" calcext:value-type="date">
            <text:p>30/11/99 00:00:00</text:p>
          </table:table-cell>
          <table:table-cell table:formula="of:=IF([.C349]&lt;&gt;&quot;&quot;;CONCATENATE(&quot;mogrify -rotate &quot;;ROUND([.N349];3);&quot; -background black &quot;;[.C349]);&quot;&quot;)">
            <text:p/>
          </table:table-cell>
          <table:table-cell table:formula="of:=IF([.C349]&lt;&gt;&quot;&quot;;CONCATENATE(&quot;mogrify -crop &quot;;ROUND([.B$22]);&quot;x&quot;;ROUND([.B$23]);&quot;+&quot;;ROUND([.B$30]+[.B$33]-[.AL349]);&quot;+&quot;;ROUND([.B$31]+[.B$34]-[.AM349]);&quot; &quot;;[.C349]);&quot;&quot;)">
            <text:p/>
          </table:table-cell>
          <table:table-cell/>
          <table:table-cell table:style-name="Default" table:formula="of:=IF([.C349]&lt;&gt;&quot;&quot;;([.J349]-[.J$3])*360*[.B$35];0)" office:value-type="float" office:value="0" calcext:value-type="float">
            <text:p>0</text:p>
          </table:table-cell>
          <table:table-cell table:formula="of:=[.N349]/180*PI()" office:value-type="float" office:value="0" calcext:value-type="float">
            <text:p>0</text:p>
          </table:table-cell>
          <table:table-cell table:formula="of:=COS([.$O349])*([.P$3]-[.B$14])-SIN([.$O349])*([.Q$3]-[.B$15])" office:value-type="float" office:value="-350" calcext:value-type="float">
            <text:p>-350</text:p>
          </table:table-cell>
          <table:table-cell table:formula="of:=SIN([.$O349])*([.P$3]-[.B$14])+COS([.$O349])*([.Q$3]-[.B$15])" office:value-type="float" office:value="250" calcext:value-type="float">
            <text:p>250</text:p>
          </table:table-cell>
          <table:table-cell table:formula="of:=COS([.$O349])*([.R$3]-[.B$14])-SIN([.$O349])*([.S$3]-[.B$15])" office:value-type="float" office:value="-350" calcext:value-type="float">
            <text:p>-350</text:p>
          </table:table-cell>
          <table:table-cell table:formula="of:=SIN([.$O349])*([.R$3]-[.B$14])+COS([.$O349])*([.S$3]-[.B$15])" office:value-type="float" office:value="1118" calcext:value-type="float">
            <text:p>1118</text:p>
          </table:table-cell>
          <table:table-cell table:formula="of:=COS([.$O349])*([.T$3]-[.B$14])-SIN([.$O349])*([.U$3]-[.B$15])" office:value-type="float" office:value="806" calcext:value-type="float">
            <text:p>806</text:p>
          </table:table-cell>
          <table:table-cell table:formula="of:=SIN([.$O349])*([.T$3]-[.B$14])+COS([.$O349])*([.U$3]-[.B$15])" office:value-type="float" office:value="250" calcext:value-type="float">
            <text:p>250</text:p>
          </table:table-cell>
          <table:table-cell table:formula="of:=COS([.$O349])*([.V$3]-[.B$14])-SIN([.$O349])*([.W$3]-[.B$15])" office:value-type="float" office:value="806" calcext:value-type="float">
            <text:p>806</text:p>
          </table:table-cell>
          <table:table-cell table:formula="of:=SIN([.$O349])*([.V$3]-[.B$14])+COS([.$O349])*([.W$3]-[.B$15])" office:value-type="float" office:value="1118" calcext:value-type="float">
            <text:p>1118</text:p>
          </table:table-cell>
          <table:table-cell table:formula="of:=COS([.$O349])*([.X$3]-[.B$12]/2)-SIN([.$O349])*([.Y$3]-[.B$13]/2)" office:value-type="float" office:value="-578" calcext:value-type="float">
            <text:p>-578</text:p>
          </table:table-cell>
          <table:table-cell table:formula="of:=SIN([.$O349])*([.X$3]-[.B$12]/2)+COS([.$O349])*([.Y$3]-[.B$13]/2)" office:value-type="float" office:value="-434" calcext:value-type="float">
            <text:p>-434</text:p>
          </table:table-cell>
          <table:table-cell table:formula="of:=COS([.$O349])*([.Z$3]-[.B$12]/2)-SIN([.$O349])*([.AA$3]-[.B$13]/2)" office:value-type="float" office:value="-578" calcext:value-type="float">
            <text:p>-578</text:p>
          </table:table-cell>
          <table:table-cell table:formula="of:=SIN([.$O349])*([.Z$3]-[.B$12]/2)+COS([.$O349])*([.AA$3]-[.B$13]/2)" office:value-type="float" office:value="434" calcext:value-type="float">
            <text:p>434</text:p>
          </table:table-cell>
          <table:table-cell table:formula="of:=COS([.$O349])*([.AB$3]-[.B$12]/2)-SIN([.$O349])*([.AC$3]-[.B$13]/2)" office:value-type="float" office:value="578" calcext:value-type="float">
            <text:p>578</text:p>
          </table:table-cell>
          <table:table-cell table:formula="of:=SIN([.$O349])*([.AB$3]-[.B$12]/2)+COS([.$O349])*([.AC$3]-[.B$13]/2)" office:value-type="float" office:value="-434" calcext:value-type="float">
            <text:p>-434</text:p>
          </table:table-cell>
          <table:table-cell table:formula="of:=COS([.$O349])*([.AD$3]-[.B$12]/2)-SIN([.$O349])*([.AE$3]-[.B$13]/2)" office:value-type="float" office:value="578" calcext:value-type="float">
            <text:p>578</text:p>
          </table:table-cell>
          <table:table-cell table:formula="of:=SIN([.$O349])*([.AD$3]-[.B$12]/2)+COS([.$O349])*([.AE$3]-[.B$13]/2)" office:value-type="float" office:value="434" calcext:value-type="float">
            <text:p>434</text:p>
          </table:table-cell>
          <table:table-cell table:formula="of:=COS([.$O349])*([.AF$3]-[.B$12]/2)-SIN([.$O349])*([.AG$3]-[.B$13]/2)" office:value-type="float" office:value="-228" calcext:value-type="float">
            <text:p>-228</text:p>
          </table:table-cell>
          <table:table-cell table:formula="of:=SIN([.$O349])*([.AF$3]-[.B$12]/2)+COS([.$O349])*([.AG$3]-[.B$13]/2)" office:value-type="float" office:value="-684" calcext:value-type="float">
            <text:p>-684</text:p>
          </table:table-cell>
          <table:table-cell table:formula="of:=MIN([.X349];[.Z349];[.AB349];[.AD349])" office:value-type="float" office:value="-578" calcext:value-type="float">
            <text:p>-578</text:p>
          </table:table-cell>
          <table:table-cell table:formula="of:=MIN([.Y349];[.AA349];[.AC349];[.AE349])" office:value-type="float" office:value="-434" calcext:value-type="float">
            <text:p>-434</text:p>
          </table:table-cell>
          <table:table-cell table:formula="of:=[.AF349]-[.$AH349]" office:value-type="float" office:value="350" calcext:value-type="float">
            <text:p>350</text:p>
          </table:table-cell>
          <table:table-cell table:formula="of:=[.AG349]-[.$AI349]" office:value-type="float" office:value="-250" calcext:value-type="float">
            <text:p>-250</text:p>
          </table:table-cell>
          <table:table-cell table:formula="of:=[.AF$3]-[.AJ349]" office:value-type="float" office:value="0" calcext:value-type="float">
            <text:p>0</text:p>
          </table:table-cell>
          <table:table-cell table:formula="of:=[.AG$3]-[.AK34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0];[.E350];[.F350])+TIME([.G350];[.H350];[.I350])" office:value-type="date" office:date-value="1999-11-30" calcext:value-type="date">
            <text:p>30/11/99 00:00:00</text:p>
          </table:table-cell>
          <table:table-cell table:formula="of:=IF([.C350]&lt;&gt;&quot;&quot;;CONCATENATE(&quot;mogrify -rotate &quot;;ROUND([.N350];3);&quot; -background black &quot;;[.C350]);&quot;&quot;)">
            <text:p/>
          </table:table-cell>
          <table:table-cell table:formula="of:=IF([.C350]&lt;&gt;&quot;&quot;;CONCATENATE(&quot;mogrify -crop &quot;;ROUND([.B$22]);&quot;x&quot;;ROUND([.B$23]);&quot;+&quot;;ROUND([.B$30]+[.B$33]-[.AL350]);&quot;+&quot;;ROUND([.B$31]+[.B$34]-[.AM350]);&quot; &quot;;[.C350]);&quot;&quot;)">
            <text:p/>
          </table:table-cell>
          <table:table-cell/>
          <table:table-cell table:style-name="Default" table:formula="of:=IF([.C350]&lt;&gt;&quot;&quot;;([.J350]-[.J$3])*360*[.B$35];0)" office:value-type="float" office:value="0" calcext:value-type="float">
            <text:p>0</text:p>
          </table:table-cell>
          <table:table-cell table:formula="of:=[.N350]/180*PI()" office:value-type="float" office:value="0" calcext:value-type="float">
            <text:p>0</text:p>
          </table:table-cell>
          <table:table-cell table:formula="of:=COS([.$O350])*([.P$3]-[.B$14])-SIN([.$O350])*([.Q$3]-[.B$15])" office:value-type="float" office:value="-350" calcext:value-type="float">
            <text:p>-350</text:p>
          </table:table-cell>
          <table:table-cell table:formula="of:=SIN([.$O350])*([.P$3]-[.B$14])+COS([.$O350])*([.Q$3]-[.B$15])" office:value-type="float" office:value="250" calcext:value-type="float">
            <text:p>250</text:p>
          </table:table-cell>
          <table:table-cell table:formula="of:=COS([.$O350])*([.R$3]-[.B$14])-SIN([.$O350])*([.S$3]-[.B$15])" office:value-type="float" office:value="-350" calcext:value-type="float">
            <text:p>-350</text:p>
          </table:table-cell>
          <table:table-cell table:formula="of:=SIN([.$O350])*([.R$3]-[.B$14])+COS([.$O350])*([.S$3]-[.B$15])" office:value-type="float" office:value="1118" calcext:value-type="float">
            <text:p>1118</text:p>
          </table:table-cell>
          <table:table-cell table:formula="of:=COS([.$O350])*([.T$3]-[.B$14])-SIN([.$O350])*([.U$3]-[.B$15])" office:value-type="float" office:value="806" calcext:value-type="float">
            <text:p>806</text:p>
          </table:table-cell>
          <table:table-cell table:formula="of:=SIN([.$O350])*([.T$3]-[.B$14])+COS([.$O350])*([.U$3]-[.B$15])" office:value-type="float" office:value="250" calcext:value-type="float">
            <text:p>250</text:p>
          </table:table-cell>
          <table:table-cell table:formula="of:=COS([.$O350])*([.V$3]-[.B$14])-SIN([.$O350])*([.W$3]-[.B$15])" office:value-type="float" office:value="806" calcext:value-type="float">
            <text:p>806</text:p>
          </table:table-cell>
          <table:table-cell table:formula="of:=SIN([.$O350])*([.V$3]-[.B$14])+COS([.$O350])*([.W$3]-[.B$15])" office:value-type="float" office:value="1118" calcext:value-type="float">
            <text:p>1118</text:p>
          </table:table-cell>
          <table:table-cell table:formula="of:=COS([.$O350])*([.X$3]-[.B$12]/2)-SIN([.$O350])*([.Y$3]-[.B$13]/2)" office:value-type="float" office:value="-578" calcext:value-type="float">
            <text:p>-578</text:p>
          </table:table-cell>
          <table:table-cell table:formula="of:=SIN([.$O350])*([.X$3]-[.B$12]/2)+COS([.$O350])*([.Y$3]-[.B$13]/2)" office:value-type="float" office:value="-434" calcext:value-type="float">
            <text:p>-434</text:p>
          </table:table-cell>
          <table:table-cell table:formula="of:=COS([.$O350])*([.Z$3]-[.B$12]/2)-SIN([.$O350])*([.AA$3]-[.B$13]/2)" office:value-type="float" office:value="-578" calcext:value-type="float">
            <text:p>-578</text:p>
          </table:table-cell>
          <table:table-cell table:formula="of:=SIN([.$O350])*([.Z$3]-[.B$12]/2)+COS([.$O350])*([.AA$3]-[.B$13]/2)" office:value-type="float" office:value="434" calcext:value-type="float">
            <text:p>434</text:p>
          </table:table-cell>
          <table:table-cell table:formula="of:=COS([.$O350])*([.AB$3]-[.B$12]/2)-SIN([.$O350])*([.AC$3]-[.B$13]/2)" office:value-type="float" office:value="578" calcext:value-type="float">
            <text:p>578</text:p>
          </table:table-cell>
          <table:table-cell table:formula="of:=SIN([.$O350])*([.AB$3]-[.B$12]/2)+COS([.$O350])*([.AC$3]-[.B$13]/2)" office:value-type="float" office:value="-434" calcext:value-type="float">
            <text:p>-434</text:p>
          </table:table-cell>
          <table:table-cell table:formula="of:=COS([.$O350])*([.AD$3]-[.B$12]/2)-SIN([.$O350])*([.AE$3]-[.B$13]/2)" office:value-type="float" office:value="578" calcext:value-type="float">
            <text:p>578</text:p>
          </table:table-cell>
          <table:table-cell table:formula="of:=SIN([.$O350])*([.AD$3]-[.B$12]/2)+COS([.$O350])*([.AE$3]-[.B$13]/2)" office:value-type="float" office:value="434" calcext:value-type="float">
            <text:p>434</text:p>
          </table:table-cell>
          <table:table-cell table:formula="of:=COS([.$O350])*([.AF$3]-[.B$12]/2)-SIN([.$O350])*([.AG$3]-[.B$13]/2)" office:value-type="float" office:value="-228" calcext:value-type="float">
            <text:p>-228</text:p>
          </table:table-cell>
          <table:table-cell table:formula="of:=SIN([.$O350])*([.AF$3]-[.B$12]/2)+COS([.$O350])*([.AG$3]-[.B$13]/2)" office:value-type="float" office:value="-684" calcext:value-type="float">
            <text:p>-684</text:p>
          </table:table-cell>
          <table:table-cell table:formula="of:=MIN([.X350];[.Z350];[.AB350];[.AD350])" office:value-type="float" office:value="-578" calcext:value-type="float">
            <text:p>-578</text:p>
          </table:table-cell>
          <table:table-cell table:formula="of:=MIN([.Y350];[.AA350];[.AC350];[.AE350])" office:value-type="float" office:value="-434" calcext:value-type="float">
            <text:p>-434</text:p>
          </table:table-cell>
          <table:table-cell table:formula="of:=[.AF350]-[.$AH350]" office:value-type="float" office:value="350" calcext:value-type="float">
            <text:p>350</text:p>
          </table:table-cell>
          <table:table-cell table:formula="of:=[.AG350]-[.$AI350]" office:value-type="float" office:value="-250" calcext:value-type="float">
            <text:p>-250</text:p>
          </table:table-cell>
          <table:table-cell table:formula="of:=[.AF$3]-[.AJ350]" office:value-type="float" office:value="0" calcext:value-type="float">
            <text:p>0</text:p>
          </table:table-cell>
          <table:table-cell table:formula="of:=[.AG$3]-[.AK35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1];[.E351];[.F351])+TIME([.G351];[.H351];[.I351])" office:value-type="date" office:date-value="1999-11-30" calcext:value-type="date">
            <text:p>30/11/99 00:00:00</text:p>
          </table:table-cell>
          <table:table-cell table:formula="of:=IF([.C351]&lt;&gt;&quot;&quot;;CONCATENATE(&quot;mogrify -rotate &quot;;ROUND([.N351];3);&quot; -background black &quot;;[.C351]);&quot;&quot;)">
            <text:p/>
          </table:table-cell>
          <table:table-cell table:formula="of:=IF([.C351]&lt;&gt;&quot;&quot;;CONCATENATE(&quot;mogrify -crop &quot;;ROUND([.B$22]);&quot;x&quot;;ROUND([.B$23]);&quot;+&quot;;ROUND([.B$30]+[.B$33]-[.AL351]);&quot;+&quot;;ROUND([.B$31]+[.B$34]-[.AM351]);&quot; &quot;;[.C351]);&quot;&quot;)">
            <text:p/>
          </table:table-cell>
          <table:table-cell/>
          <table:table-cell table:style-name="Default" table:formula="of:=IF([.C351]&lt;&gt;&quot;&quot;;([.J351]-[.J$3])*360*[.B$35];0)" office:value-type="float" office:value="0" calcext:value-type="float">
            <text:p>0</text:p>
          </table:table-cell>
          <table:table-cell table:formula="of:=[.N351]/180*PI()" office:value-type="float" office:value="0" calcext:value-type="float">
            <text:p>0</text:p>
          </table:table-cell>
          <table:table-cell table:formula="of:=COS([.$O351])*([.P$3]-[.B$14])-SIN([.$O351])*([.Q$3]-[.B$15])" office:value-type="float" office:value="-350" calcext:value-type="float">
            <text:p>-350</text:p>
          </table:table-cell>
          <table:table-cell table:formula="of:=SIN([.$O351])*([.P$3]-[.B$14])+COS([.$O351])*([.Q$3]-[.B$15])" office:value-type="float" office:value="250" calcext:value-type="float">
            <text:p>250</text:p>
          </table:table-cell>
          <table:table-cell table:formula="of:=COS([.$O351])*([.R$3]-[.B$14])-SIN([.$O351])*([.S$3]-[.B$15])" office:value-type="float" office:value="-350" calcext:value-type="float">
            <text:p>-350</text:p>
          </table:table-cell>
          <table:table-cell table:formula="of:=SIN([.$O351])*([.R$3]-[.B$14])+COS([.$O351])*([.S$3]-[.B$15])" office:value-type="float" office:value="1118" calcext:value-type="float">
            <text:p>1118</text:p>
          </table:table-cell>
          <table:table-cell table:formula="of:=COS([.$O351])*([.T$3]-[.B$14])-SIN([.$O351])*([.U$3]-[.B$15])" office:value-type="float" office:value="806" calcext:value-type="float">
            <text:p>806</text:p>
          </table:table-cell>
          <table:table-cell table:formula="of:=SIN([.$O351])*([.T$3]-[.B$14])+COS([.$O351])*([.U$3]-[.B$15])" office:value-type="float" office:value="250" calcext:value-type="float">
            <text:p>250</text:p>
          </table:table-cell>
          <table:table-cell table:formula="of:=COS([.$O351])*([.V$3]-[.B$14])-SIN([.$O351])*([.W$3]-[.B$15])" office:value-type="float" office:value="806" calcext:value-type="float">
            <text:p>806</text:p>
          </table:table-cell>
          <table:table-cell table:formula="of:=SIN([.$O351])*([.V$3]-[.B$14])+COS([.$O351])*([.W$3]-[.B$15])" office:value-type="float" office:value="1118" calcext:value-type="float">
            <text:p>1118</text:p>
          </table:table-cell>
          <table:table-cell table:formula="of:=COS([.$O351])*([.X$3]-[.B$12]/2)-SIN([.$O351])*([.Y$3]-[.B$13]/2)" office:value-type="float" office:value="-578" calcext:value-type="float">
            <text:p>-578</text:p>
          </table:table-cell>
          <table:table-cell table:formula="of:=SIN([.$O351])*([.X$3]-[.B$12]/2)+COS([.$O351])*([.Y$3]-[.B$13]/2)" office:value-type="float" office:value="-434" calcext:value-type="float">
            <text:p>-434</text:p>
          </table:table-cell>
          <table:table-cell table:formula="of:=COS([.$O351])*([.Z$3]-[.B$12]/2)-SIN([.$O351])*([.AA$3]-[.B$13]/2)" office:value-type="float" office:value="-578" calcext:value-type="float">
            <text:p>-578</text:p>
          </table:table-cell>
          <table:table-cell table:formula="of:=SIN([.$O351])*([.Z$3]-[.B$12]/2)+COS([.$O351])*([.AA$3]-[.B$13]/2)" office:value-type="float" office:value="434" calcext:value-type="float">
            <text:p>434</text:p>
          </table:table-cell>
          <table:table-cell table:formula="of:=COS([.$O351])*([.AB$3]-[.B$12]/2)-SIN([.$O351])*([.AC$3]-[.B$13]/2)" office:value-type="float" office:value="578" calcext:value-type="float">
            <text:p>578</text:p>
          </table:table-cell>
          <table:table-cell table:formula="of:=SIN([.$O351])*([.AB$3]-[.B$12]/2)+COS([.$O351])*([.AC$3]-[.B$13]/2)" office:value-type="float" office:value="-434" calcext:value-type="float">
            <text:p>-434</text:p>
          </table:table-cell>
          <table:table-cell table:formula="of:=COS([.$O351])*([.AD$3]-[.B$12]/2)-SIN([.$O351])*([.AE$3]-[.B$13]/2)" office:value-type="float" office:value="578" calcext:value-type="float">
            <text:p>578</text:p>
          </table:table-cell>
          <table:table-cell table:formula="of:=SIN([.$O351])*([.AD$3]-[.B$12]/2)+COS([.$O351])*([.AE$3]-[.B$13]/2)" office:value-type="float" office:value="434" calcext:value-type="float">
            <text:p>434</text:p>
          </table:table-cell>
          <table:table-cell table:formula="of:=COS([.$O351])*([.AF$3]-[.B$12]/2)-SIN([.$O351])*([.AG$3]-[.B$13]/2)" office:value-type="float" office:value="-228" calcext:value-type="float">
            <text:p>-228</text:p>
          </table:table-cell>
          <table:table-cell table:formula="of:=SIN([.$O351])*([.AF$3]-[.B$12]/2)+COS([.$O351])*([.AG$3]-[.B$13]/2)" office:value-type="float" office:value="-684" calcext:value-type="float">
            <text:p>-684</text:p>
          </table:table-cell>
          <table:table-cell table:formula="of:=MIN([.X351];[.Z351];[.AB351];[.AD351])" office:value-type="float" office:value="-578" calcext:value-type="float">
            <text:p>-578</text:p>
          </table:table-cell>
          <table:table-cell table:formula="of:=MIN([.Y351];[.AA351];[.AC351];[.AE351])" office:value-type="float" office:value="-434" calcext:value-type="float">
            <text:p>-434</text:p>
          </table:table-cell>
          <table:table-cell table:formula="of:=[.AF351]-[.$AH351]" office:value-type="float" office:value="350" calcext:value-type="float">
            <text:p>350</text:p>
          </table:table-cell>
          <table:table-cell table:formula="of:=[.AG351]-[.$AI351]" office:value-type="float" office:value="-250" calcext:value-type="float">
            <text:p>-250</text:p>
          </table:table-cell>
          <table:table-cell table:formula="of:=[.AF$3]-[.AJ351]" office:value-type="float" office:value="0" calcext:value-type="float">
            <text:p>0</text:p>
          </table:table-cell>
          <table:table-cell table:formula="of:=[.AG$3]-[.AK35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2];[.E352];[.F352])+TIME([.G352];[.H352];[.I352])" office:value-type="date" office:date-value="1999-11-30" calcext:value-type="date">
            <text:p>30/11/99 00:00:00</text:p>
          </table:table-cell>
          <table:table-cell table:formula="of:=IF([.C352]&lt;&gt;&quot;&quot;;CONCATENATE(&quot;mogrify -rotate &quot;;ROUND([.N352];3);&quot; -background black &quot;;[.C352]);&quot;&quot;)">
            <text:p/>
          </table:table-cell>
          <table:table-cell table:formula="of:=IF([.C352]&lt;&gt;&quot;&quot;;CONCATENATE(&quot;mogrify -crop &quot;;ROUND([.B$22]);&quot;x&quot;;ROUND([.B$23]);&quot;+&quot;;ROUND([.B$30]+[.B$33]-[.AL352]);&quot;+&quot;;ROUND([.B$31]+[.B$34]-[.AM352]);&quot; &quot;;[.C352]);&quot;&quot;)">
            <text:p/>
          </table:table-cell>
          <table:table-cell/>
          <table:table-cell table:style-name="Default" table:formula="of:=IF([.C352]&lt;&gt;&quot;&quot;;([.J352]-[.J$3])*360*[.B$35];0)" office:value-type="float" office:value="0" calcext:value-type="float">
            <text:p>0</text:p>
          </table:table-cell>
          <table:table-cell table:formula="of:=[.N352]/180*PI()" office:value-type="float" office:value="0" calcext:value-type="float">
            <text:p>0</text:p>
          </table:table-cell>
          <table:table-cell table:formula="of:=COS([.$O352])*([.P$3]-[.B$14])-SIN([.$O352])*([.Q$3]-[.B$15])" office:value-type="float" office:value="-350" calcext:value-type="float">
            <text:p>-350</text:p>
          </table:table-cell>
          <table:table-cell table:formula="of:=SIN([.$O352])*([.P$3]-[.B$14])+COS([.$O352])*([.Q$3]-[.B$15])" office:value-type="float" office:value="250" calcext:value-type="float">
            <text:p>250</text:p>
          </table:table-cell>
          <table:table-cell table:formula="of:=COS([.$O352])*([.R$3]-[.B$14])-SIN([.$O352])*([.S$3]-[.B$15])" office:value-type="float" office:value="-350" calcext:value-type="float">
            <text:p>-350</text:p>
          </table:table-cell>
          <table:table-cell table:formula="of:=SIN([.$O352])*([.R$3]-[.B$14])+COS([.$O352])*([.S$3]-[.B$15])" office:value-type="float" office:value="1118" calcext:value-type="float">
            <text:p>1118</text:p>
          </table:table-cell>
          <table:table-cell table:formula="of:=COS([.$O352])*([.T$3]-[.B$14])-SIN([.$O352])*([.U$3]-[.B$15])" office:value-type="float" office:value="806" calcext:value-type="float">
            <text:p>806</text:p>
          </table:table-cell>
          <table:table-cell table:formula="of:=SIN([.$O352])*([.T$3]-[.B$14])+COS([.$O352])*([.U$3]-[.B$15])" office:value-type="float" office:value="250" calcext:value-type="float">
            <text:p>250</text:p>
          </table:table-cell>
          <table:table-cell table:formula="of:=COS([.$O352])*([.V$3]-[.B$14])-SIN([.$O352])*([.W$3]-[.B$15])" office:value-type="float" office:value="806" calcext:value-type="float">
            <text:p>806</text:p>
          </table:table-cell>
          <table:table-cell table:formula="of:=SIN([.$O352])*([.V$3]-[.B$14])+COS([.$O352])*([.W$3]-[.B$15])" office:value-type="float" office:value="1118" calcext:value-type="float">
            <text:p>1118</text:p>
          </table:table-cell>
          <table:table-cell table:formula="of:=COS([.$O352])*([.X$3]-[.B$12]/2)-SIN([.$O352])*([.Y$3]-[.B$13]/2)" office:value-type="float" office:value="-578" calcext:value-type="float">
            <text:p>-578</text:p>
          </table:table-cell>
          <table:table-cell table:formula="of:=SIN([.$O352])*([.X$3]-[.B$12]/2)+COS([.$O352])*([.Y$3]-[.B$13]/2)" office:value-type="float" office:value="-434" calcext:value-type="float">
            <text:p>-434</text:p>
          </table:table-cell>
          <table:table-cell table:formula="of:=COS([.$O352])*([.Z$3]-[.B$12]/2)-SIN([.$O352])*([.AA$3]-[.B$13]/2)" office:value-type="float" office:value="-578" calcext:value-type="float">
            <text:p>-578</text:p>
          </table:table-cell>
          <table:table-cell table:formula="of:=SIN([.$O352])*([.Z$3]-[.B$12]/2)+COS([.$O352])*([.AA$3]-[.B$13]/2)" office:value-type="float" office:value="434" calcext:value-type="float">
            <text:p>434</text:p>
          </table:table-cell>
          <table:table-cell table:formula="of:=COS([.$O352])*([.AB$3]-[.B$12]/2)-SIN([.$O352])*([.AC$3]-[.B$13]/2)" office:value-type="float" office:value="578" calcext:value-type="float">
            <text:p>578</text:p>
          </table:table-cell>
          <table:table-cell table:formula="of:=SIN([.$O352])*([.AB$3]-[.B$12]/2)+COS([.$O352])*([.AC$3]-[.B$13]/2)" office:value-type="float" office:value="-434" calcext:value-type="float">
            <text:p>-434</text:p>
          </table:table-cell>
          <table:table-cell table:formula="of:=COS([.$O352])*([.AD$3]-[.B$12]/2)-SIN([.$O352])*([.AE$3]-[.B$13]/2)" office:value-type="float" office:value="578" calcext:value-type="float">
            <text:p>578</text:p>
          </table:table-cell>
          <table:table-cell table:formula="of:=SIN([.$O352])*([.AD$3]-[.B$12]/2)+COS([.$O352])*([.AE$3]-[.B$13]/2)" office:value-type="float" office:value="434" calcext:value-type="float">
            <text:p>434</text:p>
          </table:table-cell>
          <table:table-cell table:formula="of:=COS([.$O352])*([.AF$3]-[.B$12]/2)-SIN([.$O352])*([.AG$3]-[.B$13]/2)" office:value-type="float" office:value="-228" calcext:value-type="float">
            <text:p>-228</text:p>
          </table:table-cell>
          <table:table-cell table:formula="of:=SIN([.$O352])*([.AF$3]-[.B$12]/2)+COS([.$O352])*([.AG$3]-[.B$13]/2)" office:value-type="float" office:value="-684" calcext:value-type="float">
            <text:p>-684</text:p>
          </table:table-cell>
          <table:table-cell table:formula="of:=MIN([.X352];[.Z352];[.AB352];[.AD352])" office:value-type="float" office:value="-578" calcext:value-type="float">
            <text:p>-578</text:p>
          </table:table-cell>
          <table:table-cell table:formula="of:=MIN([.Y352];[.AA352];[.AC352];[.AE352])" office:value-type="float" office:value="-434" calcext:value-type="float">
            <text:p>-434</text:p>
          </table:table-cell>
          <table:table-cell table:formula="of:=[.AF352]-[.$AH352]" office:value-type="float" office:value="350" calcext:value-type="float">
            <text:p>350</text:p>
          </table:table-cell>
          <table:table-cell table:formula="of:=[.AG352]-[.$AI352]" office:value-type="float" office:value="-250" calcext:value-type="float">
            <text:p>-250</text:p>
          </table:table-cell>
          <table:table-cell table:formula="of:=[.AF$3]-[.AJ352]" office:value-type="float" office:value="0" calcext:value-type="float">
            <text:p>0</text:p>
          </table:table-cell>
          <table:table-cell table:formula="of:=[.AG$3]-[.AK35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3];[.E353];[.F353])+TIME([.G353];[.H353];[.I353])" office:value-type="date" office:date-value="1999-11-30" calcext:value-type="date">
            <text:p>30/11/99 00:00:00</text:p>
          </table:table-cell>
          <table:table-cell table:formula="of:=IF([.C353]&lt;&gt;&quot;&quot;;CONCATENATE(&quot;mogrify -rotate &quot;;ROUND([.N353];3);&quot; -background black &quot;;[.C353]);&quot;&quot;)">
            <text:p/>
          </table:table-cell>
          <table:table-cell table:formula="of:=IF([.C353]&lt;&gt;&quot;&quot;;CONCATENATE(&quot;mogrify -crop &quot;;ROUND([.B$22]);&quot;x&quot;;ROUND([.B$23]);&quot;+&quot;;ROUND([.B$30]+[.B$33]-[.AL353]);&quot;+&quot;;ROUND([.B$31]+[.B$34]-[.AM353]);&quot; &quot;;[.C353]);&quot;&quot;)">
            <text:p/>
          </table:table-cell>
          <table:table-cell/>
          <table:table-cell table:style-name="Default" table:formula="of:=IF([.C353]&lt;&gt;&quot;&quot;;([.J353]-[.J$3])*360*[.B$35];0)" office:value-type="float" office:value="0" calcext:value-type="float">
            <text:p>0</text:p>
          </table:table-cell>
          <table:table-cell table:formula="of:=[.N353]/180*PI()" office:value-type="float" office:value="0" calcext:value-type="float">
            <text:p>0</text:p>
          </table:table-cell>
          <table:table-cell table:formula="of:=COS([.$O353])*([.P$3]-[.B$14])-SIN([.$O353])*([.Q$3]-[.B$15])" office:value-type="float" office:value="-350" calcext:value-type="float">
            <text:p>-350</text:p>
          </table:table-cell>
          <table:table-cell table:formula="of:=SIN([.$O353])*([.P$3]-[.B$14])+COS([.$O353])*([.Q$3]-[.B$15])" office:value-type="float" office:value="250" calcext:value-type="float">
            <text:p>250</text:p>
          </table:table-cell>
          <table:table-cell table:formula="of:=COS([.$O353])*([.R$3]-[.B$14])-SIN([.$O353])*([.S$3]-[.B$15])" office:value-type="float" office:value="-350" calcext:value-type="float">
            <text:p>-350</text:p>
          </table:table-cell>
          <table:table-cell table:formula="of:=SIN([.$O353])*([.R$3]-[.B$14])+COS([.$O353])*([.S$3]-[.B$15])" office:value-type="float" office:value="1118" calcext:value-type="float">
            <text:p>1118</text:p>
          </table:table-cell>
          <table:table-cell table:formula="of:=COS([.$O353])*([.T$3]-[.B$14])-SIN([.$O353])*([.U$3]-[.B$15])" office:value-type="float" office:value="806" calcext:value-type="float">
            <text:p>806</text:p>
          </table:table-cell>
          <table:table-cell table:formula="of:=SIN([.$O353])*([.T$3]-[.B$14])+COS([.$O353])*([.U$3]-[.B$15])" office:value-type="float" office:value="250" calcext:value-type="float">
            <text:p>250</text:p>
          </table:table-cell>
          <table:table-cell table:formula="of:=COS([.$O353])*([.V$3]-[.B$14])-SIN([.$O353])*([.W$3]-[.B$15])" office:value-type="float" office:value="806" calcext:value-type="float">
            <text:p>806</text:p>
          </table:table-cell>
          <table:table-cell table:formula="of:=SIN([.$O353])*([.V$3]-[.B$14])+COS([.$O353])*([.W$3]-[.B$15])" office:value-type="float" office:value="1118" calcext:value-type="float">
            <text:p>1118</text:p>
          </table:table-cell>
          <table:table-cell table:formula="of:=COS([.$O353])*([.X$3]-[.B$12]/2)-SIN([.$O353])*([.Y$3]-[.B$13]/2)" office:value-type="float" office:value="-578" calcext:value-type="float">
            <text:p>-578</text:p>
          </table:table-cell>
          <table:table-cell table:formula="of:=SIN([.$O353])*([.X$3]-[.B$12]/2)+COS([.$O353])*([.Y$3]-[.B$13]/2)" office:value-type="float" office:value="-434" calcext:value-type="float">
            <text:p>-434</text:p>
          </table:table-cell>
          <table:table-cell table:formula="of:=COS([.$O353])*([.Z$3]-[.B$12]/2)-SIN([.$O353])*([.AA$3]-[.B$13]/2)" office:value-type="float" office:value="-578" calcext:value-type="float">
            <text:p>-578</text:p>
          </table:table-cell>
          <table:table-cell table:formula="of:=SIN([.$O353])*([.Z$3]-[.B$12]/2)+COS([.$O353])*([.AA$3]-[.B$13]/2)" office:value-type="float" office:value="434" calcext:value-type="float">
            <text:p>434</text:p>
          </table:table-cell>
          <table:table-cell table:formula="of:=COS([.$O353])*([.AB$3]-[.B$12]/2)-SIN([.$O353])*([.AC$3]-[.B$13]/2)" office:value-type="float" office:value="578" calcext:value-type="float">
            <text:p>578</text:p>
          </table:table-cell>
          <table:table-cell table:formula="of:=SIN([.$O353])*([.AB$3]-[.B$12]/2)+COS([.$O353])*([.AC$3]-[.B$13]/2)" office:value-type="float" office:value="-434" calcext:value-type="float">
            <text:p>-434</text:p>
          </table:table-cell>
          <table:table-cell table:formula="of:=COS([.$O353])*([.AD$3]-[.B$12]/2)-SIN([.$O353])*([.AE$3]-[.B$13]/2)" office:value-type="float" office:value="578" calcext:value-type="float">
            <text:p>578</text:p>
          </table:table-cell>
          <table:table-cell table:formula="of:=SIN([.$O353])*([.AD$3]-[.B$12]/2)+COS([.$O353])*([.AE$3]-[.B$13]/2)" office:value-type="float" office:value="434" calcext:value-type="float">
            <text:p>434</text:p>
          </table:table-cell>
          <table:table-cell table:formula="of:=COS([.$O353])*([.AF$3]-[.B$12]/2)-SIN([.$O353])*([.AG$3]-[.B$13]/2)" office:value-type="float" office:value="-228" calcext:value-type="float">
            <text:p>-228</text:p>
          </table:table-cell>
          <table:table-cell table:formula="of:=SIN([.$O353])*([.AF$3]-[.B$12]/2)+COS([.$O353])*([.AG$3]-[.B$13]/2)" office:value-type="float" office:value="-684" calcext:value-type="float">
            <text:p>-684</text:p>
          </table:table-cell>
          <table:table-cell table:formula="of:=MIN([.X353];[.Z353];[.AB353];[.AD353])" office:value-type="float" office:value="-578" calcext:value-type="float">
            <text:p>-578</text:p>
          </table:table-cell>
          <table:table-cell table:formula="of:=MIN([.Y353];[.AA353];[.AC353];[.AE353])" office:value-type="float" office:value="-434" calcext:value-type="float">
            <text:p>-434</text:p>
          </table:table-cell>
          <table:table-cell table:formula="of:=[.AF353]-[.$AH353]" office:value-type="float" office:value="350" calcext:value-type="float">
            <text:p>350</text:p>
          </table:table-cell>
          <table:table-cell table:formula="of:=[.AG353]-[.$AI353]" office:value-type="float" office:value="-250" calcext:value-type="float">
            <text:p>-250</text:p>
          </table:table-cell>
          <table:table-cell table:formula="of:=[.AF$3]-[.AJ353]" office:value-type="float" office:value="0" calcext:value-type="float">
            <text:p>0</text:p>
          </table:table-cell>
          <table:table-cell table:formula="of:=[.AG$3]-[.AK35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4];[.E354];[.F354])+TIME([.G354];[.H354];[.I354])" office:value-type="date" office:date-value="1999-11-30" calcext:value-type="date">
            <text:p>30/11/99 00:00:00</text:p>
          </table:table-cell>
          <table:table-cell table:formula="of:=IF([.C354]&lt;&gt;&quot;&quot;;CONCATENATE(&quot;mogrify -rotate &quot;;ROUND([.N354];3);&quot; -background black &quot;;[.C354]);&quot;&quot;)">
            <text:p/>
          </table:table-cell>
          <table:table-cell table:formula="of:=IF([.C354]&lt;&gt;&quot;&quot;;CONCATENATE(&quot;mogrify -crop &quot;;ROUND([.B$22]);&quot;x&quot;;ROUND([.B$23]);&quot;+&quot;;ROUND([.B$30]+[.B$33]-[.AL354]);&quot;+&quot;;ROUND([.B$31]+[.B$34]-[.AM354]);&quot; &quot;;[.C354]);&quot;&quot;)">
            <text:p/>
          </table:table-cell>
          <table:table-cell/>
          <table:table-cell table:style-name="Default" table:formula="of:=IF([.C354]&lt;&gt;&quot;&quot;;([.J354]-[.J$3])*360*[.B$35];0)" office:value-type="float" office:value="0" calcext:value-type="float">
            <text:p>0</text:p>
          </table:table-cell>
          <table:table-cell table:formula="of:=[.N354]/180*PI()" office:value-type="float" office:value="0" calcext:value-type="float">
            <text:p>0</text:p>
          </table:table-cell>
          <table:table-cell table:formula="of:=COS([.$O354])*([.P$3]-[.B$14])-SIN([.$O354])*([.Q$3]-[.B$15])" office:value-type="float" office:value="-350" calcext:value-type="float">
            <text:p>-350</text:p>
          </table:table-cell>
          <table:table-cell table:formula="of:=SIN([.$O354])*([.P$3]-[.B$14])+COS([.$O354])*([.Q$3]-[.B$15])" office:value-type="float" office:value="250" calcext:value-type="float">
            <text:p>250</text:p>
          </table:table-cell>
          <table:table-cell table:formula="of:=COS([.$O354])*([.R$3]-[.B$14])-SIN([.$O354])*([.S$3]-[.B$15])" office:value-type="float" office:value="-350" calcext:value-type="float">
            <text:p>-350</text:p>
          </table:table-cell>
          <table:table-cell table:formula="of:=SIN([.$O354])*([.R$3]-[.B$14])+COS([.$O354])*([.S$3]-[.B$15])" office:value-type="float" office:value="1118" calcext:value-type="float">
            <text:p>1118</text:p>
          </table:table-cell>
          <table:table-cell table:formula="of:=COS([.$O354])*([.T$3]-[.B$14])-SIN([.$O354])*([.U$3]-[.B$15])" office:value-type="float" office:value="806" calcext:value-type="float">
            <text:p>806</text:p>
          </table:table-cell>
          <table:table-cell table:formula="of:=SIN([.$O354])*([.T$3]-[.B$14])+COS([.$O354])*([.U$3]-[.B$15])" office:value-type="float" office:value="250" calcext:value-type="float">
            <text:p>250</text:p>
          </table:table-cell>
          <table:table-cell table:formula="of:=COS([.$O354])*([.V$3]-[.B$14])-SIN([.$O354])*([.W$3]-[.B$15])" office:value-type="float" office:value="806" calcext:value-type="float">
            <text:p>806</text:p>
          </table:table-cell>
          <table:table-cell table:formula="of:=SIN([.$O354])*([.V$3]-[.B$14])+COS([.$O354])*([.W$3]-[.B$15])" office:value-type="float" office:value="1118" calcext:value-type="float">
            <text:p>1118</text:p>
          </table:table-cell>
          <table:table-cell table:formula="of:=COS([.$O354])*([.X$3]-[.B$12]/2)-SIN([.$O354])*([.Y$3]-[.B$13]/2)" office:value-type="float" office:value="-578" calcext:value-type="float">
            <text:p>-578</text:p>
          </table:table-cell>
          <table:table-cell table:formula="of:=SIN([.$O354])*([.X$3]-[.B$12]/2)+COS([.$O354])*([.Y$3]-[.B$13]/2)" office:value-type="float" office:value="-434" calcext:value-type="float">
            <text:p>-434</text:p>
          </table:table-cell>
          <table:table-cell table:formula="of:=COS([.$O354])*([.Z$3]-[.B$12]/2)-SIN([.$O354])*([.AA$3]-[.B$13]/2)" office:value-type="float" office:value="-578" calcext:value-type="float">
            <text:p>-578</text:p>
          </table:table-cell>
          <table:table-cell table:formula="of:=SIN([.$O354])*([.Z$3]-[.B$12]/2)+COS([.$O354])*([.AA$3]-[.B$13]/2)" office:value-type="float" office:value="434" calcext:value-type="float">
            <text:p>434</text:p>
          </table:table-cell>
          <table:table-cell table:formula="of:=COS([.$O354])*([.AB$3]-[.B$12]/2)-SIN([.$O354])*([.AC$3]-[.B$13]/2)" office:value-type="float" office:value="578" calcext:value-type="float">
            <text:p>578</text:p>
          </table:table-cell>
          <table:table-cell table:formula="of:=SIN([.$O354])*([.AB$3]-[.B$12]/2)+COS([.$O354])*([.AC$3]-[.B$13]/2)" office:value-type="float" office:value="-434" calcext:value-type="float">
            <text:p>-434</text:p>
          </table:table-cell>
          <table:table-cell table:formula="of:=COS([.$O354])*([.AD$3]-[.B$12]/2)-SIN([.$O354])*([.AE$3]-[.B$13]/2)" office:value-type="float" office:value="578" calcext:value-type="float">
            <text:p>578</text:p>
          </table:table-cell>
          <table:table-cell table:formula="of:=SIN([.$O354])*([.AD$3]-[.B$12]/2)+COS([.$O354])*([.AE$3]-[.B$13]/2)" office:value-type="float" office:value="434" calcext:value-type="float">
            <text:p>434</text:p>
          </table:table-cell>
          <table:table-cell table:formula="of:=COS([.$O354])*([.AF$3]-[.B$12]/2)-SIN([.$O354])*([.AG$3]-[.B$13]/2)" office:value-type="float" office:value="-228" calcext:value-type="float">
            <text:p>-228</text:p>
          </table:table-cell>
          <table:table-cell table:formula="of:=SIN([.$O354])*([.AF$3]-[.B$12]/2)+COS([.$O354])*([.AG$3]-[.B$13]/2)" office:value-type="float" office:value="-684" calcext:value-type="float">
            <text:p>-684</text:p>
          </table:table-cell>
          <table:table-cell table:formula="of:=MIN([.X354];[.Z354];[.AB354];[.AD354])" office:value-type="float" office:value="-578" calcext:value-type="float">
            <text:p>-578</text:p>
          </table:table-cell>
          <table:table-cell table:formula="of:=MIN([.Y354];[.AA354];[.AC354];[.AE354])" office:value-type="float" office:value="-434" calcext:value-type="float">
            <text:p>-434</text:p>
          </table:table-cell>
          <table:table-cell table:formula="of:=[.AF354]-[.$AH354]" office:value-type="float" office:value="350" calcext:value-type="float">
            <text:p>350</text:p>
          </table:table-cell>
          <table:table-cell table:formula="of:=[.AG354]-[.$AI354]" office:value-type="float" office:value="-250" calcext:value-type="float">
            <text:p>-250</text:p>
          </table:table-cell>
          <table:table-cell table:formula="of:=[.AF$3]-[.AJ354]" office:value-type="float" office:value="0" calcext:value-type="float">
            <text:p>0</text:p>
          </table:table-cell>
          <table:table-cell table:formula="of:=[.AG$3]-[.AK35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5];[.E355];[.F355])+TIME([.G355];[.H355];[.I355])" office:value-type="date" office:date-value="1999-11-30" calcext:value-type="date">
            <text:p>30/11/99 00:00:00</text:p>
          </table:table-cell>
          <table:table-cell table:formula="of:=IF([.C355]&lt;&gt;&quot;&quot;;CONCATENATE(&quot;mogrify -rotate &quot;;ROUND([.N355];3);&quot; -background black &quot;;[.C355]);&quot;&quot;)">
            <text:p/>
          </table:table-cell>
          <table:table-cell table:formula="of:=IF([.C355]&lt;&gt;&quot;&quot;;CONCATENATE(&quot;mogrify -crop &quot;;ROUND([.B$22]);&quot;x&quot;;ROUND([.B$23]);&quot;+&quot;;ROUND([.B$30]+[.B$33]-[.AL355]);&quot;+&quot;;ROUND([.B$31]+[.B$34]-[.AM355]);&quot; &quot;;[.C355]);&quot;&quot;)">
            <text:p/>
          </table:table-cell>
          <table:table-cell/>
          <table:table-cell table:style-name="Default" table:formula="of:=IF([.C355]&lt;&gt;&quot;&quot;;([.J355]-[.J$3])*360*[.B$35];0)" office:value-type="float" office:value="0" calcext:value-type="float">
            <text:p>0</text:p>
          </table:table-cell>
          <table:table-cell table:formula="of:=[.N355]/180*PI()" office:value-type="float" office:value="0" calcext:value-type="float">
            <text:p>0</text:p>
          </table:table-cell>
          <table:table-cell table:formula="of:=COS([.$O355])*([.P$3]-[.B$14])-SIN([.$O355])*([.Q$3]-[.B$15])" office:value-type="float" office:value="-350" calcext:value-type="float">
            <text:p>-350</text:p>
          </table:table-cell>
          <table:table-cell table:formula="of:=SIN([.$O355])*([.P$3]-[.B$14])+COS([.$O355])*([.Q$3]-[.B$15])" office:value-type="float" office:value="250" calcext:value-type="float">
            <text:p>250</text:p>
          </table:table-cell>
          <table:table-cell table:formula="of:=COS([.$O355])*([.R$3]-[.B$14])-SIN([.$O355])*([.S$3]-[.B$15])" office:value-type="float" office:value="-350" calcext:value-type="float">
            <text:p>-350</text:p>
          </table:table-cell>
          <table:table-cell table:formula="of:=SIN([.$O355])*([.R$3]-[.B$14])+COS([.$O355])*([.S$3]-[.B$15])" office:value-type="float" office:value="1118" calcext:value-type="float">
            <text:p>1118</text:p>
          </table:table-cell>
          <table:table-cell table:formula="of:=COS([.$O355])*([.T$3]-[.B$14])-SIN([.$O355])*([.U$3]-[.B$15])" office:value-type="float" office:value="806" calcext:value-type="float">
            <text:p>806</text:p>
          </table:table-cell>
          <table:table-cell table:formula="of:=SIN([.$O355])*([.T$3]-[.B$14])+COS([.$O355])*([.U$3]-[.B$15])" office:value-type="float" office:value="250" calcext:value-type="float">
            <text:p>250</text:p>
          </table:table-cell>
          <table:table-cell table:formula="of:=COS([.$O355])*([.V$3]-[.B$14])-SIN([.$O355])*([.W$3]-[.B$15])" office:value-type="float" office:value="806" calcext:value-type="float">
            <text:p>806</text:p>
          </table:table-cell>
          <table:table-cell table:formula="of:=SIN([.$O355])*([.V$3]-[.B$14])+COS([.$O355])*([.W$3]-[.B$15])" office:value-type="float" office:value="1118" calcext:value-type="float">
            <text:p>1118</text:p>
          </table:table-cell>
          <table:table-cell table:formula="of:=COS([.$O355])*([.X$3]-[.B$12]/2)-SIN([.$O355])*([.Y$3]-[.B$13]/2)" office:value-type="float" office:value="-578" calcext:value-type="float">
            <text:p>-578</text:p>
          </table:table-cell>
          <table:table-cell table:formula="of:=SIN([.$O355])*([.X$3]-[.B$12]/2)+COS([.$O355])*([.Y$3]-[.B$13]/2)" office:value-type="float" office:value="-434" calcext:value-type="float">
            <text:p>-434</text:p>
          </table:table-cell>
          <table:table-cell table:formula="of:=COS([.$O355])*([.Z$3]-[.B$12]/2)-SIN([.$O355])*([.AA$3]-[.B$13]/2)" office:value-type="float" office:value="-578" calcext:value-type="float">
            <text:p>-578</text:p>
          </table:table-cell>
          <table:table-cell table:formula="of:=SIN([.$O355])*([.Z$3]-[.B$12]/2)+COS([.$O355])*([.AA$3]-[.B$13]/2)" office:value-type="float" office:value="434" calcext:value-type="float">
            <text:p>434</text:p>
          </table:table-cell>
          <table:table-cell table:formula="of:=COS([.$O355])*([.AB$3]-[.B$12]/2)-SIN([.$O355])*([.AC$3]-[.B$13]/2)" office:value-type="float" office:value="578" calcext:value-type="float">
            <text:p>578</text:p>
          </table:table-cell>
          <table:table-cell table:formula="of:=SIN([.$O355])*([.AB$3]-[.B$12]/2)+COS([.$O355])*([.AC$3]-[.B$13]/2)" office:value-type="float" office:value="-434" calcext:value-type="float">
            <text:p>-434</text:p>
          </table:table-cell>
          <table:table-cell table:formula="of:=COS([.$O355])*([.AD$3]-[.B$12]/2)-SIN([.$O355])*([.AE$3]-[.B$13]/2)" office:value-type="float" office:value="578" calcext:value-type="float">
            <text:p>578</text:p>
          </table:table-cell>
          <table:table-cell table:formula="of:=SIN([.$O355])*([.AD$3]-[.B$12]/2)+COS([.$O355])*([.AE$3]-[.B$13]/2)" office:value-type="float" office:value="434" calcext:value-type="float">
            <text:p>434</text:p>
          </table:table-cell>
          <table:table-cell table:formula="of:=COS([.$O355])*([.AF$3]-[.B$12]/2)-SIN([.$O355])*([.AG$3]-[.B$13]/2)" office:value-type="float" office:value="-228" calcext:value-type="float">
            <text:p>-228</text:p>
          </table:table-cell>
          <table:table-cell table:formula="of:=SIN([.$O355])*([.AF$3]-[.B$12]/2)+COS([.$O355])*([.AG$3]-[.B$13]/2)" office:value-type="float" office:value="-684" calcext:value-type="float">
            <text:p>-684</text:p>
          </table:table-cell>
          <table:table-cell table:formula="of:=MIN([.X355];[.Z355];[.AB355];[.AD355])" office:value-type="float" office:value="-578" calcext:value-type="float">
            <text:p>-578</text:p>
          </table:table-cell>
          <table:table-cell table:formula="of:=MIN([.Y355];[.AA355];[.AC355];[.AE355])" office:value-type="float" office:value="-434" calcext:value-type="float">
            <text:p>-434</text:p>
          </table:table-cell>
          <table:table-cell table:formula="of:=[.AF355]-[.$AH355]" office:value-type="float" office:value="350" calcext:value-type="float">
            <text:p>350</text:p>
          </table:table-cell>
          <table:table-cell table:formula="of:=[.AG355]-[.$AI355]" office:value-type="float" office:value="-250" calcext:value-type="float">
            <text:p>-250</text:p>
          </table:table-cell>
          <table:table-cell table:formula="of:=[.AF$3]-[.AJ355]" office:value-type="float" office:value="0" calcext:value-type="float">
            <text:p>0</text:p>
          </table:table-cell>
          <table:table-cell table:formula="of:=[.AG$3]-[.AK35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6];[.E356];[.F356])+TIME([.G356];[.H356];[.I356])" office:value-type="date" office:date-value="1999-11-30" calcext:value-type="date">
            <text:p>30/11/99 00:00:00</text:p>
          </table:table-cell>
          <table:table-cell table:formula="of:=IF([.C356]&lt;&gt;&quot;&quot;;CONCATENATE(&quot;mogrify -rotate &quot;;ROUND([.N356];3);&quot; -background black &quot;;[.C356]);&quot;&quot;)">
            <text:p/>
          </table:table-cell>
          <table:table-cell table:formula="of:=IF([.C356]&lt;&gt;&quot;&quot;;CONCATENATE(&quot;mogrify -crop &quot;;ROUND([.B$22]);&quot;x&quot;;ROUND([.B$23]);&quot;+&quot;;ROUND([.B$30]+[.B$33]-[.AL356]);&quot;+&quot;;ROUND([.B$31]+[.B$34]-[.AM356]);&quot; &quot;;[.C356]);&quot;&quot;)">
            <text:p/>
          </table:table-cell>
          <table:table-cell/>
          <table:table-cell table:style-name="Default" table:formula="of:=IF([.C356]&lt;&gt;&quot;&quot;;([.J356]-[.J$3])*360*[.B$35];0)" office:value-type="float" office:value="0" calcext:value-type="float">
            <text:p>0</text:p>
          </table:table-cell>
          <table:table-cell table:formula="of:=[.N356]/180*PI()" office:value-type="float" office:value="0" calcext:value-type="float">
            <text:p>0</text:p>
          </table:table-cell>
          <table:table-cell table:formula="of:=COS([.$O356])*([.P$3]-[.B$14])-SIN([.$O356])*([.Q$3]-[.B$15])" office:value-type="float" office:value="-350" calcext:value-type="float">
            <text:p>-350</text:p>
          </table:table-cell>
          <table:table-cell table:formula="of:=SIN([.$O356])*([.P$3]-[.B$14])+COS([.$O356])*([.Q$3]-[.B$15])" office:value-type="float" office:value="250" calcext:value-type="float">
            <text:p>250</text:p>
          </table:table-cell>
          <table:table-cell table:formula="of:=COS([.$O356])*([.R$3]-[.B$14])-SIN([.$O356])*([.S$3]-[.B$15])" office:value-type="float" office:value="-350" calcext:value-type="float">
            <text:p>-350</text:p>
          </table:table-cell>
          <table:table-cell table:formula="of:=SIN([.$O356])*([.R$3]-[.B$14])+COS([.$O356])*([.S$3]-[.B$15])" office:value-type="float" office:value="1118" calcext:value-type="float">
            <text:p>1118</text:p>
          </table:table-cell>
          <table:table-cell table:formula="of:=COS([.$O356])*([.T$3]-[.B$14])-SIN([.$O356])*([.U$3]-[.B$15])" office:value-type="float" office:value="806" calcext:value-type="float">
            <text:p>806</text:p>
          </table:table-cell>
          <table:table-cell table:formula="of:=SIN([.$O356])*([.T$3]-[.B$14])+COS([.$O356])*([.U$3]-[.B$15])" office:value-type="float" office:value="250" calcext:value-type="float">
            <text:p>250</text:p>
          </table:table-cell>
          <table:table-cell table:formula="of:=COS([.$O356])*([.V$3]-[.B$14])-SIN([.$O356])*([.W$3]-[.B$15])" office:value-type="float" office:value="806" calcext:value-type="float">
            <text:p>806</text:p>
          </table:table-cell>
          <table:table-cell table:formula="of:=SIN([.$O356])*([.V$3]-[.B$14])+COS([.$O356])*([.W$3]-[.B$15])" office:value-type="float" office:value="1118" calcext:value-type="float">
            <text:p>1118</text:p>
          </table:table-cell>
          <table:table-cell table:formula="of:=COS([.$O356])*([.X$3]-[.B$12]/2)-SIN([.$O356])*([.Y$3]-[.B$13]/2)" office:value-type="float" office:value="-578" calcext:value-type="float">
            <text:p>-578</text:p>
          </table:table-cell>
          <table:table-cell table:formula="of:=SIN([.$O356])*([.X$3]-[.B$12]/2)+COS([.$O356])*([.Y$3]-[.B$13]/2)" office:value-type="float" office:value="-434" calcext:value-type="float">
            <text:p>-434</text:p>
          </table:table-cell>
          <table:table-cell table:formula="of:=COS([.$O356])*([.Z$3]-[.B$12]/2)-SIN([.$O356])*([.AA$3]-[.B$13]/2)" office:value-type="float" office:value="-578" calcext:value-type="float">
            <text:p>-578</text:p>
          </table:table-cell>
          <table:table-cell table:formula="of:=SIN([.$O356])*([.Z$3]-[.B$12]/2)+COS([.$O356])*([.AA$3]-[.B$13]/2)" office:value-type="float" office:value="434" calcext:value-type="float">
            <text:p>434</text:p>
          </table:table-cell>
          <table:table-cell table:formula="of:=COS([.$O356])*([.AB$3]-[.B$12]/2)-SIN([.$O356])*([.AC$3]-[.B$13]/2)" office:value-type="float" office:value="578" calcext:value-type="float">
            <text:p>578</text:p>
          </table:table-cell>
          <table:table-cell table:formula="of:=SIN([.$O356])*([.AB$3]-[.B$12]/2)+COS([.$O356])*([.AC$3]-[.B$13]/2)" office:value-type="float" office:value="-434" calcext:value-type="float">
            <text:p>-434</text:p>
          </table:table-cell>
          <table:table-cell table:formula="of:=COS([.$O356])*([.AD$3]-[.B$12]/2)-SIN([.$O356])*([.AE$3]-[.B$13]/2)" office:value-type="float" office:value="578" calcext:value-type="float">
            <text:p>578</text:p>
          </table:table-cell>
          <table:table-cell table:formula="of:=SIN([.$O356])*([.AD$3]-[.B$12]/2)+COS([.$O356])*([.AE$3]-[.B$13]/2)" office:value-type="float" office:value="434" calcext:value-type="float">
            <text:p>434</text:p>
          </table:table-cell>
          <table:table-cell table:formula="of:=COS([.$O356])*([.AF$3]-[.B$12]/2)-SIN([.$O356])*([.AG$3]-[.B$13]/2)" office:value-type="float" office:value="-228" calcext:value-type="float">
            <text:p>-228</text:p>
          </table:table-cell>
          <table:table-cell table:formula="of:=SIN([.$O356])*([.AF$3]-[.B$12]/2)+COS([.$O356])*([.AG$3]-[.B$13]/2)" office:value-type="float" office:value="-684" calcext:value-type="float">
            <text:p>-684</text:p>
          </table:table-cell>
          <table:table-cell table:formula="of:=MIN([.X356];[.Z356];[.AB356];[.AD356])" office:value-type="float" office:value="-578" calcext:value-type="float">
            <text:p>-578</text:p>
          </table:table-cell>
          <table:table-cell table:formula="of:=MIN([.Y356];[.AA356];[.AC356];[.AE356])" office:value-type="float" office:value="-434" calcext:value-type="float">
            <text:p>-434</text:p>
          </table:table-cell>
          <table:table-cell table:formula="of:=[.AF356]-[.$AH356]" office:value-type="float" office:value="350" calcext:value-type="float">
            <text:p>350</text:p>
          </table:table-cell>
          <table:table-cell table:formula="of:=[.AG356]-[.$AI356]" office:value-type="float" office:value="-250" calcext:value-type="float">
            <text:p>-250</text:p>
          </table:table-cell>
          <table:table-cell table:formula="of:=[.AF$3]-[.AJ356]" office:value-type="float" office:value="0" calcext:value-type="float">
            <text:p>0</text:p>
          </table:table-cell>
          <table:table-cell table:formula="of:=[.AG$3]-[.AK35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7];[.E357];[.F357])+TIME([.G357];[.H357];[.I357])" office:value-type="date" office:date-value="1999-11-30" calcext:value-type="date">
            <text:p>30/11/99 00:00:00</text:p>
          </table:table-cell>
          <table:table-cell table:formula="of:=IF([.C357]&lt;&gt;&quot;&quot;;CONCATENATE(&quot;mogrify -rotate &quot;;ROUND([.N357];3);&quot; -background black &quot;;[.C357]);&quot;&quot;)">
            <text:p/>
          </table:table-cell>
          <table:table-cell table:formula="of:=IF([.C357]&lt;&gt;&quot;&quot;;CONCATENATE(&quot;mogrify -crop &quot;;ROUND([.B$22]);&quot;x&quot;;ROUND([.B$23]);&quot;+&quot;;ROUND([.B$30]+[.B$33]-[.AL357]);&quot;+&quot;;ROUND([.B$31]+[.B$34]-[.AM357]);&quot; &quot;;[.C357]);&quot;&quot;)">
            <text:p/>
          </table:table-cell>
          <table:table-cell/>
          <table:table-cell table:style-name="Default" table:formula="of:=IF([.C357]&lt;&gt;&quot;&quot;;([.J357]-[.J$3])*360*[.B$35];0)" office:value-type="float" office:value="0" calcext:value-type="float">
            <text:p>0</text:p>
          </table:table-cell>
          <table:table-cell table:formula="of:=[.N357]/180*PI()" office:value-type="float" office:value="0" calcext:value-type="float">
            <text:p>0</text:p>
          </table:table-cell>
          <table:table-cell table:formula="of:=COS([.$O357])*([.P$3]-[.B$14])-SIN([.$O357])*([.Q$3]-[.B$15])" office:value-type="float" office:value="-350" calcext:value-type="float">
            <text:p>-350</text:p>
          </table:table-cell>
          <table:table-cell table:formula="of:=SIN([.$O357])*([.P$3]-[.B$14])+COS([.$O357])*([.Q$3]-[.B$15])" office:value-type="float" office:value="250" calcext:value-type="float">
            <text:p>250</text:p>
          </table:table-cell>
          <table:table-cell table:formula="of:=COS([.$O357])*([.R$3]-[.B$14])-SIN([.$O357])*([.S$3]-[.B$15])" office:value-type="float" office:value="-350" calcext:value-type="float">
            <text:p>-350</text:p>
          </table:table-cell>
          <table:table-cell table:formula="of:=SIN([.$O357])*([.R$3]-[.B$14])+COS([.$O357])*([.S$3]-[.B$15])" office:value-type="float" office:value="1118" calcext:value-type="float">
            <text:p>1118</text:p>
          </table:table-cell>
          <table:table-cell table:formula="of:=COS([.$O357])*([.T$3]-[.B$14])-SIN([.$O357])*([.U$3]-[.B$15])" office:value-type="float" office:value="806" calcext:value-type="float">
            <text:p>806</text:p>
          </table:table-cell>
          <table:table-cell table:formula="of:=SIN([.$O357])*([.T$3]-[.B$14])+COS([.$O357])*([.U$3]-[.B$15])" office:value-type="float" office:value="250" calcext:value-type="float">
            <text:p>250</text:p>
          </table:table-cell>
          <table:table-cell table:formula="of:=COS([.$O357])*([.V$3]-[.B$14])-SIN([.$O357])*([.W$3]-[.B$15])" office:value-type="float" office:value="806" calcext:value-type="float">
            <text:p>806</text:p>
          </table:table-cell>
          <table:table-cell table:formula="of:=SIN([.$O357])*([.V$3]-[.B$14])+COS([.$O357])*([.W$3]-[.B$15])" office:value-type="float" office:value="1118" calcext:value-type="float">
            <text:p>1118</text:p>
          </table:table-cell>
          <table:table-cell table:formula="of:=COS([.$O357])*([.X$3]-[.B$12]/2)-SIN([.$O357])*([.Y$3]-[.B$13]/2)" office:value-type="float" office:value="-578" calcext:value-type="float">
            <text:p>-578</text:p>
          </table:table-cell>
          <table:table-cell table:formula="of:=SIN([.$O357])*([.X$3]-[.B$12]/2)+COS([.$O357])*([.Y$3]-[.B$13]/2)" office:value-type="float" office:value="-434" calcext:value-type="float">
            <text:p>-434</text:p>
          </table:table-cell>
          <table:table-cell table:formula="of:=COS([.$O357])*([.Z$3]-[.B$12]/2)-SIN([.$O357])*([.AA$3]-[.B$13]/2)" office:value-type="float" office:value="-578" calcext:value-type="float">
            <text:p>-578</text:p>
          </table:table-cell>
          <table:table-cell table:formula="of:=SIN([.$O357])*([.Z$3]-[.B$12]/2)+COS([.$O357])*([.AA$3]-[.B$13]/2)" office:value-type="float" office:value="434" calcext:value-type="float">
            <text:p>434</text:p>
          </table:table-cell>
          <table:table-cell table:formula="of:=COS([.$O357])*([.AB$3]-[.B$12]/2)-SIN([.$O357])*([.AC$3]-[.B$13]/2)" office:value-type="float" office:value="578" calcext:value-type="float">
            <text:p>578</text:p>
          </table:table-cell>
          <table:table-cell table:formula="of:=SIN([.$O357])*([.AB$3]-[.B$12]/2)+COS([.$O357])*([.AC$3]-[.B$13]/2)" office:value-type="float" office:value="-434" calcext:value-type="float">
            <text:p>-434</text:p>
          </table:table-cell>
          <table:table-cell table:formula="of:=COS([.$O357])*([.AD$3]-[.B$12]/2)-SIN([.$O357])*([.AE$3]-[.B$13]/2)" office:value-type="float" office:value="578" calcext:value-type="float">
            <text:p>578</text:p>
          </table:table-cell>
          <table:table-cell table:formula="of:=SIN([.$O357])*([.AD$3]-[.B$12]/2)+COS([.$O357])*([.AE$3]-[.B$13]/2)" office:value-type="float" office:value="434" calcext:value-type="float">
            <text:p>434</text:p>
          </table:table-cell>
          <table:table-cell table:formula="of:=COS([.$O357])*([.AF$3]-[.B$12]/2)-SIN([.$O357])*([.AG$3]-[.B$13]/2)" office:value-type="float" office:value="-228" calcext:value-type="float">
            <text:p>-228</text:p>
          </table:table-cell>
          <table:table-cell table:formula="of:=SIN([.$O357])*([.AF$3]-[.B$12]/2)+COS([.$O357])*([.AG$3]-[.B$13]/2)" office:value-type="float" office:value="-684" calcext:value-type="float">
            <text:p>-684</text:p>
          </table:table-cell>
          <table:table-cell table:formula="of:=MIN([.X357];[.Z357];[.AB357];[.AD357])" office:value-type="float" office:value="-578" calcext:value-type="float">
            <text:p>-578</text:p>
          </table:table-cell>
          <table:table-cell table:formula="of:=MIN([.Y357];[.AA357];[.AC357];[.AE357])" office:value-type="float" office:value="-434" calcext:value-type="float">
            <text:p>-434</text:p>
          </table:table-cell>
          <table:table-cell table:formula="of:=[.AF357]-[.$AH357]" office:value-type="float" office:value="350" calcext:value-type="float">
            <text:p>350</text:p>
          </table:table-cell>
          <table:table-cell table:formula="of:=[.AG357]-[.$AI357]" office:value-type="float" office:value="-250" calcext:value-type="float">
            <text:p>-250</text:p>
          </table:table-cell>
          <table:table-cell table:formula="of:=[.AF$3]-[.AJ357]" office:value-type="float" office:value="0" calcext:value-type="float">
            <text:p>0</text:p>
          </table:table-cell>
          <table:table-cell table:formula="of:=[.AG$3]-[.AK35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8];[.E358];[.F358])+TIME([.G358];[.H358];[.I358])" office:value-type="date" office:date-value="1999-11-30" calcext:value-type="date">
            <text:p>30/11/99 00:00:00</text:p>
          </table:table-cell>
          <table:table-cell table:formula="of:=IF([.C358]&lt;&gt;&quot;&quot;;CONCATENATE(&quot;mogrify -rotate &quot;;ROUND([.N358];3);&quot; -background black &quot;;[.C358]);&quot;&quot;)">
            <text:p/>
          </table:table-cell>
          <table:table-cell table:formula="of:=IF([.C358]&lt;&gt;&quot;&quot;;CONCATENATE(&quot;mogrify -crop &quot;;ROUND([.B$22]);&quot;x&quot;;ROUND([.B$23]);&quot;+&quot;;ROUND([.B$30]+[.B$33]-[.AL358]);&quot;+&quot;;ROUND([.B$31]+[.B$34]-[.AM358]);&quot; &quot;;[.C358]);&quot;&quot;)">
            <text:p/>
          </table:table-cell>
          <table:table-cell/>
          <table:table-cell table:style-name="Default" table:formula="of:=IF([.C358]&lt;&gt;&quot;&quot;;([.J358]-[.J$3])*360*[.B$35];0)" office:value-type="float" office:value="0" calcext:value-type="float">
            <text:p>0</text:p>
          </table:table-cell>
          <table:table-cell table:formula="of:=[.N358]/180*PI()" office:value-type="float" office:value="0" calcext:value-type="float">
            <text:p>0</text:p>
          </table:table-cell>
          <table:table-cell table:formula="of:=COS([.$O358])*([.P$3]-[.B$14])-SIN([.$O358])*([.Q$3]-[.B$15])" office:value-type="float" office:value="-350" calcext:value-type="float">
            <text:p>-350</text:p>
          </table:table-cell>
          <table:table-cell table:formula="of:=SIN([.$O358])*([.P$3]-[.B$14])+COS([.$O358])*([.Q$3]-[.B$15])" office:value-type="float" office:value="250" calcext:value-type="float">
            <text:p>250</text:p>
          </table:table-cell>
          <table:table-cell table:formula="of:=COS([.$O358])*([.R$3]-[.B$14])-SIN([.$O358])*([.S$3]-[.B$15])" office:value-type="float" office:value="-350" calcext:value-type="float">
            <text:p>-350</text:p>
          </table:table-cell>
          <table:table-cell table:formula="of:=SIN([.$O358])*([.R$3]-[.B$14])+COS([.$O358])*([.S$3]-[.B$15])" office:value-type="float" office:value="1118" calcext:value-type="float">
            <text:p>1118</text:p>
          </table:table-cell>
          <table:table-cell table:formula="of:=COS([.$O358])*([.T$3]-[.B$14])-SIN([.$O358])*([.U$3]-[.B$15])" office:value-type="float" office:value="806" calcext:value-type="float">
            <text:p>806</text:p>
          </table:table-cell>
          <table:table-cell table:formula="of:=SIN([.$O358])*([.T$3]-[.B$14])+COS([.$O358])*([.U$3]-[.B$15])" office:value-type="float" office:value="250" calcext:value-type="float">
            <text:p>250</text:p>
          </table:table-cell>
          <table:table-cell table:formula="of:=COS([.$O358])*([.V$3]-[.B$14])-SIN([.$O358])*([.W$3]-[.B$15])" office:value-type="float" office:value="806" calcext:value-type="float">
            <text:p>806</text:p>
          </table:table-cell>
          <table:table-cell table:formula="of:=SIN([.$O358])*([.V$3]-[.B$14])+COS([.$O358])*([.W$3]-[.B$15])" office:value-type="float" office:value="1118" calcext:value-type="float">
            <text:p>1118</text:p>
          </table:table-cell>
          <table:table-cell table:formula="of:=COS([.$O358])*([.X$3]-[.B$12]/2)-SIN([.$O358])*([.Y$3]-[.B$13]/2)" office:value-type="float" office:value="-578" calcext:value-type="float">
            <text:p>-578</text:p>
          </table:table-cell>
          <table:table-cell table:formula="of:=SIN([.$O358])*([.X$3]-[.B$12]/2)+COS([.$O358])*([.Y$3]-[.B$13]/2)" office:value-type="float" office:value="-434" calcext:value-type="float">
            <text:p>-434</text:p>
          </table:table-cell>
          <table:table-cell table:formula="of:=COS([.$O358])*([.Z$3]-[.B$12]/2)-SIN([.$O358])*([.AA$3]-[.B$13]/2)" office:value-type="float" office:value="-578" calcext:value-type="float">
            <text:p>-578</text:p>
          </table:table-cell>
          <table:table-cell table:formula="of:=SIN([.$O358])*([.Z$3]-[.B$12]/2)+COS([.$O358])*([.AA$3]-[.B$13]/2)" office:value-type="float" office:value="434" calcext:value-type="float">
            <text:p>434</text:p>
          </table:table-cell>
          <table:table-cell table:formula="of:=COS([.$O358])*([.AB$3]-[.B$12]/2)-SIN([.$O358])*([.AC$3]-[.B$13]/2)" office:value-type="float" office:value="578" calcext:value-type="float">
            <text:p>578</text:p>
          </table:table-cell>
          <table:table-cell table:formula="of:=SIN([.$O358])*([.AB$3]-[.B$12]/2)+COS([.$O358])*([.AC$3]-[.B$13]/2)" office:value-type="float" office:value="-434" calcext:value-type="float">
            <text:p>-434</text:p>
          </table:table-cell>
          <table:table-cell table:formula="of:=COS([.$O358])*([.AD$3]-[.B$12]/2)-SIN([.$O358])*([.AE$3]-[.B$13]/2)" office:value-type="float" office:value="578" calcext:value-type="float">
            <text:p>578</text:p>
          </table:table-cell>
          <table:table-cell table:formula="of:=SIN([.$O358])*([.AD$3]-[.B$12]/2)+COS([.$O358])*([.AE$3]-[.B$13]/2)" office:value-type="float" office:value="434" calcext:value-type="float">
            <text:p>434</text:p>
          </table:table-cell>
          <table:table-cell table:formula="of:=COS([.$O358])*([.AF$3]-[.B$12]/2)-SIN([.$O358])*([.AG$3]-[.B$13]/2)" office:value-type="float" office:value="-228" calcext:value-type="float">
            <text:p>-228</text:p>
          </table:table-cell>
          <table:table-cell table:formula="of:=SIN([.$O358])*([.AF$3]-[.B$12]/2)+COS([.$O358])*([.AG$3]-[.B$13]/2)" office:value-type="float" office:value="-684" calcext:value-type="float">
            <text:p>-684</text:p>
          </table:table-cell>
          <table:table-cell table:formula="of:=MIN([.X358];[.Z358];[.AB358];[.AD358])" office:value-type="float" office:value="-578" calcext:value-type="float">
            <text:p>-578</text:p>
          </table:table-cell>
          <table:table-cell table:formula="of:=MIN([.Y358];[.AA358];[.AC358];[.AE358])" office:value-type="float" office:value="-434" calcext:value-type="float">
            <text:p>-434</text:p>
          </table:table-cell>
          <table:table-cell table:formula="of:=[.AF358]-[.$AH358]" office:value-type="float" office:value="350" calcext:value-type="float">
            <text:p>350</text:p>
          </table:table-cell>
          <table:table-cell table:formula="of:=[.AG358]-[.$AI358]" office:value-type="float" office:value="-250" calcext:value-type="float">
            <text:p>-250</text:p>
          </table:table-cell>
          <table:table-cell table:formula="of:=[.AF$3]-[.AJ358]" office:value-type="float" office:value="0" calcext:value-type="float">
            <text:p>0</text:p>
          </table:table-cell>
          <table:table-cell table:formula="of:=[.AG$3]-[.AK35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59];[.E359];[.F359])+TIME([.G359];[.H359];[.I359])" office:value-type="date" office:date-value="1999-11-30" calcext:value-type="date">
            <text:p>30/11/99 00:00:00</text:p>
          </table:table-cell>
          <table:table-cell table:formula="of:=IF([.C359]&lt;&gt;&quot;&quot;;CONCATENATE(&quot;mogrify -rotate &quot;;ROUND([.N359];3);&quot; -background black &quot;;[.C359]);&quot;&quot;)">
            <text:p/>
          </table:table-cell>
          <table:table-cell table:formula="of:=IF([.C359]&lt;&gt;&quot;&quot;;CONCATENATE(&quot;mogrify -crop &quot;;ROUND([.B$22]);&quot;x&quot;;ROUND([.B$23]);&quot;+&quot;;ROUND([.B$30]+[.B$33]-[.AL359]);&quot;+&quot;;ROUND([.B$31]+[.B$34]-[.AM359]);&quot; &quot;;[.C359]);&quot;&quot;)">
            <text:p/>
          </table:table-cell>
          <table:table-cell/>
          <table:table-cell table:style-name="Default" table:formula="of:=IF([.C359]&lt;&gt;&quot;&quot;;([.J359]-[.J$3])*360*[.B$35];0)" office:value-type="float" office:value="0" calcext:value-type="float">
            <text:p>0</text:p>
          </table:table-cell>
          <table:table-cell table:formula="of:=[.N359]/180*PI()" office:value-type="float" office:value="0" calcext:value-type="float">
            <text:p>0</text:p>
          </table:table-cell>
          <table:table-cell table:formula="of:=COS([.$O359])*([.P$3]-[.B$14])-SIN([.$O359])*([.Q$3]-[.B$15])" office:value-type="float" office:value="-350" calcext:value-type="float">
            <text:p>-350</text:p>
          </table:table-cell>
          <table:table-cell table:formula="of:=SIN([.$O359])*([.P$3]-[.B$14])+COS([.$O359])*([.Q$3]-[.B$15])" office:value-type="float" office:value="250" calcext:value-type="float">
            <text:p>250</text:p>
          </table:table-cell>
          <table:table-cell table:formula="of:=COS([.$O359])*([.R$3]-[.B$14])-SIN([.$O359])*([.S$3]-[.B$15])" office:value-type="float" office:value="-350" calcext:value-type="float">
            <text:p>-350</text:p>
          </table:table-cell>
          <table:table-cell table:formula="of:=SIN([.$O359])*([.R$3]-[.B$14])+COS([.$O359])*([.S$3]-[.B$15])" office:value-type="float" office:value="1118" calcext:value-type="float">
            <text:p>1118</text:p>
          </table:table-cell>
          <table:table-cell table:formula="of:=COS([.$O359])*([.T$3]-[.B$14])-SIN([.$O359])*([.U$3]-[.B$15])" office:value-type="float" office:value="806" calcext:value-type="float">
            <text:p>806</text:p>
          </table:table-cell>
          <table:table-cell table:formula="of:=SIN([.$O359])*([.T$3]-[.B$14])+COS([.$O359])*([.U$3]-[.B$15])" office:value-type="float" office:value="250" calcext:value-type="float">
            <text:p>250</text:p>
          </table:table-cell>
          <table:table-cell table:formula="of:=COS([.$O359])*([.V$3]-[.B$14])-SIN([.$O359])*([.W$3]-[.B$15])" office:value-type="float" office:value="806" calcext:value-type="float">
            <text:p>806</text:p>
          </table:table-cell>
          <table:table-cell table:formula="of:=SIN([.$O359])*([.V$3]-[.B$14])+COS([.$O359])*([.W$3]-[.B$15])" office:value-type="float" office:value="1118" calcext:value-type="float">
            <text:p>1118</text:p>
          </table:table-cell>
          <table:table-cell table:formula="of:=COS([.$O359])*([.X$3]-[.B$12]/2)-SIN([.$O359])*([.Y$3]-[.B$13]/2)" office:value-type="float" office:value="-578" calcext:value-type="float">
            <text:p>-578</text:p>
          </table:table-cell>
          <table:table-cell table:formula="of:=SIN([.$O359])*([.X$3]-[.B$12]/2)+COS([.$O359])*([.Y$3]-[.B$13]/2)" office:value-type="float" office:value="-434" calcext:value-type="float">
            <text:p>-434</text:p>
          </table:table-cell>
          <table:table-cell table:formula="of:=COS([.$O359])*([.Z$3]-[.B$12]/2)-SIN([.$O359])*([.AA$3]-[.B$13]/2)" office:value-type="float" office:value="-578" calcext:value-type="float">
            <text:p>-578</text:p>
          </table:table-cell>
          <table:table-cell table:formula="of:=SIN([.$O359])*([.Z$3]-[.B$12]/2)+COS([.$O359])*([.AA$3]-[.B$13]/2)" office:value-type="float" office:value="434" calcext:value-type="float">
            <text:p>434</text:p>
          </table:table-cell>
          <table:table-cell table:formula="of:=COS([.$O359])*([.AB$3]-[.B$12]/2)-SIN([.$O359])*([.AC$3]-[.B$13]/2)" office:value-type="float" office:value="578" calcext:value-type="float">
            <text:p>578</text:p>
          </table:table-cell>
          <table:table-cell table:formula="of:=SIN([.$O359])*([.AB$3]-[.B$12]/2)+COS([.$O359])*([.AC$3]-[.B$13]/2)" office:value-type="float" office:value="-434" calcext:value-type="float">
            <text:p>-434</text:p>
          </table:table-cell>
          <table:table-cell table:formula="of:=COS([.$O359])*([.AD$3]-[.B$12]/2)-SIN([.$O359])*([.AE$3]-[.B$13]/2)" office:value-type="float" office:value="578" calcext:value-type="float">
            <text:p>578</text:p>
          </table:table-cell>
          <table:table-cell table:formula="of:=SIN([.$O359])*([.AD$3]-[.B$12]/2)+COS([.$O359])*([.AE$3]-[.B$13]/2)" office:value-type="float" office:value="434" calcext:value-type="float">
            <text:p>434</text:p>
          </table:table-cell>
          <table:table-cell table:formula="of:=COS([.$O359])*([.AF$3]-[.B$12]/2)-SIN([.$O359])*([.AG$3]-[.B$13]/2)" office:value-type="float" office:value="-228" calcext:value-type="float">
            <text:p>-228</text:p>
          </table:table-cell>
          <table:table-cell table:formula="of:=SIN([.$O359])*([.AF$3]-[.B$12]/2)+COS([.$O359])*([.AG$3]-[.B$13]/2)" office:value-type="float" office:value="-684" calcext:value-type="float">
            <text:p>-684</text:p>
          </table:table-cell>
          <table:table-cell table:formula="of:=MIN([.X359];[.Z359];[.AB359];[.AD359])" office:value-type="float" office:value="-578" calcext:value-type="float">
            <text:p>-578</text:p>
          </table:table-cell>
          <table:table-cell table:formula="of:=MIN([.Y359];[.AA359];[.AC359];[.AE359])" office:value-type="float" office:value="-434" calcext:value-type="float">
            <text:p>-434</text:p>
          </table:table-cell>
          <table:table-cell table:formula="of:=[.AF359]-[.$AH359]" office:value-type="float" office:value="350" calcext:value-type="float">
            <text:p>350</text:p>
          </table:table-cell>
          <table:table-cell table:formula="of:=[.AG359]-[.$AI359]" office:value-type="float" office:value="-250" calcext:value-type="float">
            <text:p>-250</text:p>
          </table:table-cell>
          <table:table-cell table:formula="of:=[.AF$3]-[.AJ359]" office:value-type="float" office:value="0" calcext:value-type="float">
            <text:p>0</text:p>
          </table:table-cell>
          <table:table-cell table:formula="of:=[.AG$3]-[.AK35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0];[.E360];[.F360])+TIME([.G360];[.H360];[.I360])" office:value-type="date" office:date-value="1999-11-30" calcext:value-type="date">
            <text:p>30/11/99 00:00:00</text:p>
          </table:table-cell>
          <table:table-cell table:formula="of:=IF([.C360]&lt;&gt;&quot;&quot;;CONCATENATE(&quot;mogrify -rotate &quot;;ROUND([.N360];3);&quot; -background black &quot;;[.C360]);&quot;&quot;)">
            <text:p/>
          </table:table-cell>
          <table:table-cell table:formula="of:=IF([.C360]&lt;&gt;&quot;&quot;;CONCATENATE(&quot;mogrify -crop &quot;;ROUND([.B$22]);&quot;x&quot;;ROUND([.B$23]);&quot;+&quot;;ROUND([.B$30]+[.B$33]-[.AL360]);&quot;+&quot;;ROUND([.B$31]+[.B$34]-[.AM360]);&quot; &quot;;[.C360]);&quot;&quot;)">
            <text:p/>
          </table:table-cell>
          <table:table-cell/>
          <table:table-cell table:style-name="Default" table:formula="of:=IF([.C360]&lt;&gt;&quot;&quot;;([.J360]-[.J$3])*360*[.B$35];0)" office:value-type="float" office:value="0" calcext:value-type="float">
            <text:p>0</text:p>
          </table:table-cell>
          <table:table-cell table:formula="of:=[.N360]/180*PI()" office:value-type="float" office:value="0" calcext:value-type="float">
            <text:p>0</text:p>
          </table:table-cell>
          <table:table-cell table:formula="of:=COS([.$O360])*([.P$3]-[.B$14])-SIN([.$O360])*([.Q$3]-[.B$15])" office:value-type="float" office:value="-350" calcext:value-type="float">
            <text:p>-350</text:p>
          </table:table-cell>
          <table:table-cell table:formula="of:=SIN([.$O360])*([.P$3]-[.B$14])+COS([.$O360])*([.Q$3]-[.B$15])" office:value-type="float" office:value="250" calcext:value-type="float">
            <text:p>250</text:p>
          </table:table-cell>
          <table:table-cell table:formula="of:=COS([.$O360])*([.R$3]-[.B$14])-SIN([.$O360])*([.S$3]-[.B$15])" office:value-type="float" office:value="-350" calcext:value-type="float">
            <text:p>-350</text:p>
          </table:table-cell>
          <table:table-cell table:formula="of:=SIN([.$O360])*([.R$3]-[.B$14])+COS([.$O360])*([.S$3]-[.B$15])" office:value-type="float" office:value="1118" calcext:value-type="float">
            <text:p>1118</text:p>
          </table:table-cell>
          <table:table-cell table:formula="of:=COS([.$O360])*([.T$3]-[.B$14])-SIN([.$O360])*([.U$3]-[.B$15])" office:value-type="float" office:value="806" calcext:value-type="float">
            <text:p>806</text:p>
          </table:table-cell>
          <table:table-cell table:formula="of:=SIN([.$O360])*([.T$3]-[.B$14])+COS([.$O360])*([.U$3]-[.B$15])" office:value-type="float" office:value="250" calcext:value-type="float">
            <text:p>250</text:p>
          </table:table-cell>
          <table:table-cell table:formula="of:=COS([.$O360])*([.V$3]-[.B$14])-SIN([.$O360])*([.W$3]-[.B$15])" office:value-type="float" office:value="806" calcext:value-type="float">
            <text:p>806</text:p>
          </table:table-cell>
          <table:table-cell table:formula="of:=SIN([.$O360])*([.V$3]-[.B$14])+COS([.$O360])*([.W$3]-[.B$15])" office:value-type="float" office:value="1118" calcext:value-type="float">
            <text:p>1118</text:p>
          </table:table-cell>
          <table:table-cell table:formula="of:=COS([.$O360])*([.X$3]-[.B$12]/2)-SIN([.$O360])*([.Y$3]-[.B$13]/2)" office:value-type="float" office:value="-578" calcext:value-type="float">
            <text:p>-578</text:p>
          </table:table-cell>
          <table:table-cell table:formula="of:=SIN([.$O360])*([.X$3]-[.B$12]/2)+COS([.$O360])*([.Y$3]-[.B$13]/2)" office:value-type="float" office:value="-434" calcext:value-type="float">
            <text:p>-434</text:p>
          </table:table-cell>
          <table:table-cell table:formula="of:=COS([.$O360])*([.Z$3]-[.B$12]/2)-SIN([.$O360])*([.AA$3]-[.B$13]/2)" office:value-type="float" office:value="-578" calcext:value-type="float">
            <text:p>-578</text:p>
          </table:table-cell>
          <table:table-cell table:formula="of:=SIN([.$O360])*([.Z$3]-[.B$12]/2)+COS([.$O360])*([.AA$3]-[.B$13]/2)" office:value-type="float" office:value="434" calcext:value-type="float">
            <text:p>434</text:p>
          </table:table-cell>
          <table:table-cell table:formula="of:=COS([.$O360])*([.AB$3]-[.B$12]/2)-SIN([.$O360])*([.AC$3]-[.B$13]/2)" office:value-type="float" office:value="578" calcext:value-type="float">
            <text:p>578</text:p>
          </table:table-cell>
          <table:table-cell table:formula="of:=SIN([.$O360])*([.AB$3]-[.B$12]/2)+COS([.$O360])*([.AC$3]-[.B$13]/2)" office:value-type="float" office:value="-434" calcext:value-type="float">
            <text:p>-434</text:p>
          </table:table-cell>
          <table:table-cell table:formula="of:=COS([.$O360])*([.AD$3]-[.B$12]/2)-SIN([.$O360])*([.AE$3]-[.B$13]/2)" office:value-type="float" office:value="578" calcext:value-type="float">
            <text:p>578</text:p>
          </table:table-cell>
          <table:table-cell table:formula="of:=SIN([.$O360])*([.AD$3]-[.B$12]/2)+COS([.$O360])*([.AE$3]-[.B$13]/2)" office:value-type="float" office:value="434" calcext:value-type="float">
            <text:p>434</text:p>
          </table:table-cell>
          <table:table-cell table:formula="of:=COS([.$O360])*([.AF$3]-[.B$12]/2)-SIN([.$O360])*([.AG$3]-[.B$13]/2)" office:value-type="float" office:value="-228" calcext:value-type="float">
            <text:p>-228</text:p>
          </table:table-cell>
          <table:table-cell table:formula="of:=SIN([.$O360])*([.AF$3]-[.B$12]/2)+COS([.$O360])*([.AG$3]-[.B$13]/2)" office:value-type="float" office:value="-684" calcext:value-type="float">
            <text:p>-684</text:p>
          </table:table-cell>
          <table:table-cell table:formula="of:=MIN([.X360];[.Z360];[.AB360];[.AD360])" office:value-type="float" office:value="-578" calcext:value-type="float">
            <text:p>-578</text:p>
          </table:table-cell>
          <table:table-cell table:formula="of:=MIN([.Y360];[.AA360];[.AC360];[.AE360])" office:value-type="float" office:value="-434" calcext:value-type="float">
            <text:p>-434</text:p>
          </table:table-cell>
          <table:table-cell table:formula="of:=[.AF360]-[.$AH360]" office:value-type="float" office:value="350" calcext:value-type="float">
            <text:p>350</text:p>
          </table:table-cell>
          <table:table-cell table:formula="of:=[.AG360]-[.$AI360]" office:value-type="float" office:value="-250" calcext:value-type="float">
            <text:p>-250</text:p>
          </table:table-cell>
          <table:table-cell table:formula="of:=[.AF$3]-[.AJ360]" office:value-type="float" office:value="0" calcext:value-type="float">
            <text:p>0</text:p>
          </table:table-cell>
          <table:table-cell table:formula="of:=[.AG$3]-[.AK36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1];[.E361];[.F361])+TIME([.G361];[.H361];[.I361])" office:value-type="date" office:date-value="1999-11-30" calcext:value-type="date">
            <text:p>30/11/99 00:00:00</text:p>
          </table:table-cell>
          <table:table-cell table:formula="of:=IF([.C361]&lt;&gt;&quot;&quot;;CONCATENATE(&quot;mogrify -rotate &quot;;ROUND([.N361];3);&quot; -background black &quot;;[.C361]);&quot;&quot;)">
            <text:p/>
          </table:table-cell>
          <table:table-cell table:formula="of:=IF([.C361]&lt;&gt;&quot;&quot;;CONCATENATE(&quot;mogrify -crop &quot;;ROUND([.B$22]);&quot;x&quot;;ROUND([.B$23]);&quot;+&quot;;ROUND([.B$30]+[.B$33]-[.AL361]);&quot;+&quot;;ROUND([.B$31]+[.B$34]-[.AM361]);&quot; &quot;;[.C361]);&quot;&quot;)">
            <text:p/>
          </table:table-cell>
          <table:table-cell/>
          <table:table-cell table:style-name="Default" table:formula="of:=IF([.C361]&lt;&gt;&quot;&quot;;([.J361]-[.J$3])*360*[.B$35];0)" office:value-type="float" office:value="0" calcext:value-type="float">
            <text:p>0</text:p>
          </table:table-cell>
          <table:table-cell table:formula="of:=[.N361]/180*PI()" office:value-type="float" office:value="0" calcext:value-type="float">
            <text:p>0</text:p>
          </table:table-cell>
          <table:table-cell table:formula="of:=COS([.$O361])*([.P$3]-[.B$14])-SIN([.$O361])*([.Q$3]-[.B$15])" office:value-type="float" office:value="-350" calcext:value-type="float">
            <text:p>-350</text:p>
          </table:table-cell>
          <table:table-cell table:formula="of:=SIN([.$O361])*([.P$3]-[.B$14])+COS([.$O361])*([.Q$3]-[.B$15])" office:value-type="float" office:value="250" calcext:value-type="float">
            <text:p>250</text:p>
          </table:table-cell>
          <table:table-cell table:formula="of:=COS([.$O361])*([.R$3]-[.B$14])-SIN([.$O361])*([.S$3]-[.B$15])" office:value-type="float" office:value="-350" calcext:value-type="float">
            <text:p>-350</text:p>
          </table:table-cell>
          <table:table-cell table:formula="of:=SIN([.$O361])*([.R$3]-[.B$14])+COS([.$O361])*([.S$3]-[.B$15])" office:value-type="float" office:value="1118" calcext:value-type="float">
            <text:p>1118</text:p>
          </table:table-cell>
          <table:table-cell table:formula="of:=COS([.$O361])*([.T$3]-[.B$14])-SIN([.$O361])*([.U$3]-[.B$15])" office:value-type="float" office:value="806" calcext:value-type="float">
            <text:p>806</text:p>
          </table:table-cell>
          <table:table-cell table:formula="of:=SIN([.$O361])*([.T$3]-[.B$14])+COS([.$O361])*([.U$3]-[.B$15])" office:value-type="float" office:value="250" calcext:value-type="float">
            <text:p>250</text:p>
          </table:table-cell>
          <table:table-cell table:formula="of:=COS([.$O361])*([.V$3]-[.B$14])-SIN([.$O361])*([.W$3]-[.B$15])" office:value-type="float" office:value="806" calcext:value-type="float">
            <text:p>806</text:p>
          </table:table-cell>
          <table:table-cell table:formula="of:=SIN([.$O361])*([.V$3]-[.B$14])+COS([.$O361])*([.W$3]-[.B$15])" office:value-type="float" office:value="1118" calcext:value-type="float">
            <text:p>1118</text:p>
          </table:table-cell>
          <table:table-cell table:formula="of:=COS([.$O361])*([.X$3]-[.B$12]/2)-SIN([.$O361])*([.Y$3]-[.B$13]/2)" office:value-type="float" office:value="-578" calcext:value-type="float">
            <text:p>-578</text:p>
          </table:table-cell>
          <table:table-cell table:formula="of:=SIN([.$O361])*([.X$3]-[.B$12]/2)+COS([.$O361])*([.Y$3]-[.B$13]/2)" office:value-type="float" office:value="-434" calcext:value-type="float">
            <text:p>-434</text:p>
          </table:table-cell>
          <table:table-cell table:formula="of:=COS([.$O361])*([.Z$3]-[.B$12]/2)-SIN([.$O361])*([.AA$3]-[.B$13]/2)" office:value-type="float" office:value="-578" calcext:value-type="float">
            <text:p>-578</text:p>
          </table:table-cell>
          <table:table-cell table:formula="of:=SIN([.$O361])*([.Z$3]-[.B$12]/2)+COS([.$O361])*([.AA$3]-[.B$13]/2)" office:value-type="float" office:value="434" calcext:value-type="float">
            <text:p>434</text:p>
          </table:table-cell>
          <table:table-cell table:formula="of:=COS([.$O361])*([.AB$3]-[.B$12]/2)-SIN([.$O361])*([.AC$3]-[.B$13]/2)" office:value-type="float" office:value="578" calcext:value-type="float">
            <text:p>578</text:p>
          </table:table-cell>
          <table:table-cell table:formula="of:=SIN([.$O361])*([.AB$3]-[.B$12]/2)+COS([.$O361])*([.AC$3]-[.B$13]/2)" office:value-type="float" office:value="-434" calcext:value-type="float">
            <text:p>-434</text:p>
          </table:table-cell>
          <table:table-cell table:formula="of:=COS([.$O361])*([.AD$3]-[.B$12]/2)-SIN([.$O361])*([.AE$3]-[.B$13]/2)" office:value-type="float" office:value="578" calcext:value-type="float">
            <text:p>578</text:p>
          </table:table-cell>
          <table:table-cell table:formula="of:=SIN([.$O361])*([.AD$3]-[.B$12]/2)+COS([.$O361])*([.AE$3]-[.B$13]/2)" office:value-type="float" office:value="434" calcext:value-type="float">
            <text:p>434</text:p>
          </table:table-cell>
          <table:table-cell table:formula="of:=COS([.$O361])*([.AF$3]-[.B$12]/2)-SIN([.$O361])*([.AG$3]-[.B$13]/2)" office:value-type="float" office:value="-228" calcext:value-type="float">
            <text:p>-228</text:p>
          </table:table-cell>
          <table:table-cell table:formula="of:=SIN([.$O361])*([.AF$3]-[.B$12]/2)+COS([.$O361])*([.AG$3]-[.B$13]/2)" office:value-type="float" office:value="-684" calcext:value-type="float">
            <text:p>-684</text:p>
          </table:table-cell>
          <table:table-cell table:formula="of:=MIN([.X361];[.Z361];[.AB361];[.AD361])" office:value-type="float" office:value="-578" calcext:value-type="float">
            <text:p>-578</text:p>
          </table:table-cell>
          <table:table-cell table:formula="of:=MIN([.Y361];[.AA361];[.AC361];[.AE361])" office:value-type="float" office:value="-434" calcext:value-type="float">
            <text:p>-434</text:p>
          </table:table-cell>
          <table:table-cell table:formula="of:=[.AF361]-[.$AH361]" office:value-type="float" office:value="350" calcext:value-type="float">
            <text:p>350</text:p>
          </table:table-cell>
          <table:table-cell table:formula="of:=[.AG361]-[.$AI361]" office:value-type="float" office:value="-250" calcext:value-type="float">
            <text:p>-250</text:p>
          </table:table-cell>
          <table:table-cell table:formula="of:=[.AF$3]-[.AJ361]" office:value-type="float" office:value="0" calcext:value-type="float">
            <text:p>0</text:p>
          </table:table-cell>
          <table:table-cell table:formula="of:=[.AG$3]-[.AK36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2];[.E362];[.F362])+TIME([.G362];[.H362];[.I362])" office:value-type="date" office:date-value="1999-11-30" calcext:value-type="date">
            <text:p>30/11/99 00:00:00</text:p>
          </table:table-cell>
          <table:table-cell table:formula="of:=IF([.C362]&lt;&gt;&quot;&quot;;CONCATENATE(&quot;mogrify -rotate &quot;;ROUND([.N362];3);&quot; -background black &quot;;[.C362]);&quot;&quot;)">
            <text:p/>
          </table:table-cell>
          <table:table-cell table:formula="of:=IF([.C362]&lt;&gt;&quot;&quot;;CONCATENATE(&quot;mogrify -crop &quot;;ROUND([.B$22]);&quot;x&quot;;ROUND([.B$23]);&quot;+&quot;;ROUND([.B$30]+[.B$33]-[.AL362]);&quot;+&quot;;ROUND([.B$31]+[.B$34]-[.AM362]);&quot; &quot;;[.C362]);&quot;&quot;)">
            <text:p/>
          </table:table-cell>
          <table:table-cell/>
          <table:table-cell table:style-name="Default" table:formula="of:=IF([.C362]&lt;&gt;&quot;&quot;;([.J362]-[.J$3])*360*[.B$35];0)" office:value-type="float" office:value="0" calcext:value-type="float">
            <text:p>0</text:p>
          </table:table-cell>
          <table:table-cell table:formula="of:=[.N362]/180*PI()" office:value-type="float" office:value="0" calcext:value-type="float">
            <text:p>0</text:p>
          </table:table-cell>
          <table:table-cell table:formula="of:=COS([.$O362])*([.P$3]-[.B$14])-SIN([.$O362])*([.Q$3]-[.B$15])" office:value-type="float" office:value="-350" calcext:value-type="float">
            <text:p>-350</text:p>
          </table:table-cell>
          <table:table-cell table:formula="of:=SIN([.$O362])*([.P$3]-[.B$14])+COS([.$O362])*([.Q$3]-[.B$15])" office:value-type="float" office:value="250" calcext:value-type="float">
            <text:p>250</text:p>
          </table:table-cell>
          <table:table-cell table:formula="of:=COS([.$O362])*([.R$3]-[.B$14])-SIN([.$O362])*([.S$3]-[.B$15])" office:value-type="float" office:value="-350" calcext:value-type="float">
            <text:p>-350</text:p>
          </table:table-cell>
          <table:table-cell table:formula="of:=SIN([.$O362])*([.R$3]-[.B$14])+COS([.$O362])*([.S$3]-[.B$15])" office:value-type="float" office:value="1118" calcext:value-type="float">
            <text:p>1118</text:p>
          </table:table-cell>
          <table:table-cell table:formula="of:=COS([.$O362])*([.T$3]-[.B$14])-SIN([.$O362])*([.U$3]-[.B$15])" office:value-type="float" office:value="806" calcext:value-type="float">
            <text:p>806</text:p>
          </table:table-cell>
          <table:table-cell table:formula="of:=SIN([.$O362])*([.T$3]-[.B$14])+COS([.$O362])*([.U$3]-[.B$15])" office:value-type="float" office:value="250" calcext:value-type="float">
            <text:p>250</text:p>
          </table:table-cell>
          <table:table-cell table:formula="of:=COS([.$O362])*([.V$3]-[.B$14])-SIN([.$O362])*([.W$3]-[.B$15])" office:value-type="float" office:value="806" calcext:value-type="float">
            <text:p>806</text:p>
          </table:table-cell>
          <table:table-cell table:formula="of:=SIN([.$O362])*([.V$3]-[.B$14])+COS([.$O362])*([.W$3]-[.B$15])" office:value-type="float" office:value="1118" calcext:value-type="float">
            <text:p>1118</text:p>
          </table:table-cell>
          <table:table-cell table:formula="of:=COS([.$O362])*([.X$3]-[.B$12]/2)-SIN([.$O362])*([.Y$3]-[.B$13]/2)" office:value-type="float" office:value="-578" calcext:value-type="float">
            <text:p>-578</text:p>
          </table:table-cell>
          <table:table-cell table:formula="of:=SIN([.$O362])*([.X$3]-[.B$12]/2)+COS([.$O362])*([.Y$3]-[.B$13]/2)" office:value-type="float" office:value="-434" calcext:value-type="float">
            <text:p>-434</text:p>
          </table:table-cell>
          <table:table-cell table:formula="of:=COS([.$O362])*([.Z$3]-[.B$12]/2)-SIN([.$O362])*([.AA$3]-[.B$13]/2)" office:value-type="float" office:value="-578" calcext:value-type="float">
            <text:p>-578</text:p>
          </table:table-cell>
          <table:table-cell table:formula="of:=SIN([.$O362])*([.Z$3]-[.B$12]/2)+COS([.$O362])*([.AA$3]-[.B$13]/2)" office:value-type="float" office:value="434" calcext:value-type="float">
            <text:p>434</text:p>
          </table:table-cell>
          <table:table-cell table:formula="of:=COS([.$O362])*([.AB$3]-[.B$12]/2)-SIN([.$O362])*([.AC$3]-[.B$13]/2)" office:value-type="float" office:value="578" calcext:value-type="float">
            <text:p>578</text:p>
          </table:table-cell>
          <table:table-cell table:formula="of:=SIN([.$O362])*([.AB$3]-[.B$12]/2)+COS([.$O362])*([.AC$3]-[.B$13]/2)" office:value-type="float" office:value="-434" calcext:value-type="float">
            <text:p>-434</text:p>
          </table:table-cell>
          <table:table-cell table:formula="of:=COS([.$O362])*([.AD$3]-[.B$12]/2)-SIN([.$O362])*([.AE$3]-[.B$13]/2)" office:value-type="float" office:value="578" calcext:value-type="float">
            <text:p>578</text:p>
          </table:table-cell>
          <table:table-cell table:formula="of:=SIN([.$O362])*([.AD$3]-[.B$12]/2)+COS([.$O362])*([.AE$3]-[.B$13]/2)" office:value-type="float" office:value="434" calcext:value-type="float">
            <text:p>434</text:p>
          </table:table-cell>
          <table:table-cell table:formula="of:=COS([.$O362])*([.AF$3]-[.B$12]/2)-SIN([.$O362])*([.AG$3]-[.B$13]/2)" office:value-type="float" office:value="-228" calcext:value-type="float">
            <text:p>-228</text:p>
          </table:table-cell>
          <table:table-cell table:formula="of:=SIN([.$O362])*([.AF$3]-[.B$12]/2)+COS([.$O362])*([.AG$3]-[.B$13]/2)" office:value-type="float" office:value="-684" calcext:value-type="float">
            <text:p>-684</text:p>
          </table:table-cell>
          <table:table-cell table:formula="of:=MIN([.X362];[.Z362];[.AB362];[.AD362])" office:value-type="float" office:value="-578" calcext:value-type="float">
            <text:p>-578</text:p>
          </table:table-cell>
          <table:table-cell table:formula="of:=MIN([.Y362];[.AA362];[.AC362];[.AE362])" office:value-type="float" office:value="-434" calcext:value-type="float">
            <text:p>-434</text:p>
          </table:table-cell>
          <table:table-cell table:formula="of:=[.AF362]-[.$AH362]" office:value-type="float" office:value="350" calcext:value-type="float">
            <text:p>350</text:p>
          </table:table-cell>
          <table:table-cell table:formula="of:=[.AG362]-[.$AI362]" office:value-type="float" office:value="-250" calcext:value-type="float">
            <text:p>-250</text:p>
          </table:table-cell>
          <table:table-cell table:formula="of:=[.AF$3]-[.AJ362]" office:value-type="float" office:value="0" calcext:value-type="float">
            <text:p>0</text:p>
          </table:table-cell>
          <table:table-cell table:formula="of:=[.AG$3]-[.AK36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3];[.E363];[.F363])+TIME([.G363];[.H363];[.I363])" office:value-type="date" office:date-value="1999-11-30" calcext:value-type="date">
            <text:p>30/11/99 00:00:00</text:p>
          </table:table-cell>
          <table:table-cell table:formula="of:=IF([.C363]&lt;&gt;&quot;&quot;;CONCATENATE(&quot;mogrify -rotate &quot;;ROUND([.N363];3);&quot; -background black &quot;;[.C363]);&quot;&quot;)">
            <text:p/>
          </table:table-cell>
          <table:table-cell table:formula="of:=IF([.C363]&lt;&gt;&quot;&quot;;CONCATENATE(&quot;mogrify -crop &quot;;ROUND([.B$22]);&quot;x&quot;;ROUND([.B$23]);&quot;+&quot;;ROUND([.B$30]+[.B$33]-[.AL363]);&quot;+&quot;;ROUND([.B$31]+[.B$34]-[.AM363]);&quot; &quot;;[.C363]);&quot;&quot;)">
            <text:p/>
          </table:table-cell>
          <table:table-cell/>
          <table:table-cell table:style-name="Default" table:formula="of:=IF([.C363]&lt;&gt;&quot;&quot;;([.J363]-[.J$3])*360*[.B$35];0)" office:value-type="float" office:value="0" calcext:value-type="float">
            <text:p>0</text:p>
          </table:table-cell>
          <table:table-cell table:formula="of:=[.N363]/180*PI()" office:value-type="float" office:value="0" calcext:value-type="float">
            <text:p>0</text:p>
          </table:table-cell>
          <table:table-cell table:formula="of:=COS([.$O363])*([.P$3]-[.B$14])-SIN([.$O363])*([.Q$3]-[.B$15])" office:value-type="float" office:value="-350" calcext:value-type="float">
            <text:p>-350</text:p>
          </table:table-cell>
          <table:table-cell table:formula="of:=SIN([.$O363])*([.P$3]-[.B$14])+COS([.$O363])*([.Q$3]-[.B$15])" office:value-type="float" office:value="250" calcext:value-type="float">
            <text:p>250</text:p>
          </table:table-cell>
          <table:table-cell table:formula="of:=COS([.$O363])*([.R$3]-[.B$14])-SIN([.$O363])*([.S$3]-[.B$15])" office:value-type="float" office:value="-350" calcext:value-type="float">
            <text:p>-350</text:p>
          </table:table-cell>
          <table:table-cell table:formula="of:=SIN([.$O363])*([.R$3]-[.B$14])+COS([.$O363])*([.S$3]-[.B$15])" office:value-type="float" office:value="1118" calcext:value-type="float">
            <text:p>1118</text:p>
          </table:table-cell>
          <table:table-cell table:formula="of:=COS([.$O363])*([.T$3]-[.B$14])-SIN([.$O363])*([.U$3]-[.B$15])" office:value-type="float" office:value="806" calcext:value-type="float">
            <text:p>806</text:p>
          </table:table-cell>
          <table:table-cell table:formula="of:=SIN([.$O363])*([.T$3]-[.B$14])+COS([.$O363])*([.U$3]-[.B$15])" office:value-type="float" office:value="250" calcext:value-type="float">
            <text:p>250</text:p>
          </table:table-cell>
          <table:table-cell table:formula="of:=COS([.$O363])*([.V$3]-[.B$14])-SIN([.$O363])*([.W$3]-[.B$15])" office:value-type="float" office:value="806" calcext:value-type="float">
            <text:p>806</text:p>
          </table:table-cell>
          <table:table-cell table:formula="of:=SIN([.$O363])*([.V$3]-[.B$14])+COS([.$O363])*([.W$3]-[.B$15])" office:value-type="float" office:value="1118" calcext:value-type="float">
            <text:p>1118</text:p>
          </table:table-cell>
          <table:table-cell table:formula="of:=COS([.$O363])*([.X$3]-[.B$12]/2)-SIN([.$O363])*([.Y$3]-[.B$13]/2)" office:value-type="float" office:value="-578" calcext:value-type="float">
            <text:p>-578</text:p>
          </table:table-cell>
          <table:table-cell table:formula="of:=SIN([.$O363])*([.X$3]-[.B$12]/2)+COS([.$O363])*([.Y$3]-[.B$13]/2)" office:value-type="float" office:value="-434" calcext:value-type="float">
            <text:p>-434</text:p>
          </table:table-cell>
          <table:table-cell table:formula="of:=COS([.$O363])*([.Z$3]-[.B$12]/2)-SIN([.$O363])*([.AA$3]-[.B$13]/2)" office:value-type="float" office:value="-578" calcext:value-type="float">
            <text:p>-578</text:p>
          </table:table-cell>
          <table:table-cell table:formula="of:=SIN([.$O363])*([.Z$3]-[.B$12]/2)+COS([.$O363])*([.AA$3]-[.B$13]/2)" office:value-type="float" office:value="434" calcext:value-type="float">
            <text:p>434</text:p>
          </table:table-cell>
          <table:table-cell table:formula="of:=COS([.$O363])*([.AB$3]-[.B$12]/2)-SIN([.$O363])*([.AC$3]-[.B$13]/2)" office:value-type="float" office:value="578" calcext:value-type="float">
            <text:p>578</text:p>
          </table:table-cell>
          <table:table-cell table:formula="of:=SIN([.$O363])*([.AB$3]-[.B$12]/2)+COS([.$O363])*([.AC$3]-[.B$13]/2)" office:value-type="float" office:value="-434" calcext:value-type="float">
            <text:p>-434</text:p>
          </table:table-cell>
          <table:table-cell table:formula="of:=COS([.$O363])*([.AD$3]-[.B$12]/2)-SIN([.$O363])*([.AE$3]-[.B$13]/2)" office:value-type="float" office:value="578" calcext:value-type="float">
            <text:p>578</text:p>
          </table:table-cell>
          <table:table-cell table:formula="of:=SIN([.$O363])*([.AD$3]-[.B$12]/2)+COS([.$O363])*([.AE$3]-[.B$13]/2)" office:value-type="float" office:value="434" calcext:value-type="float">
            <text:p>434</text:p>
          </table:table-cell>
          <table:table-cell table:formula="of:=COS([.$O363])*([.AF$3]-[.B$12]/2)-SIN([.$O363])*([.AG$3]-[.B$13]/2)" office:value-type="float" office:value="-228" calcext:value-type="float">
            <text:p>-228</text:p>
          </table:table-cell>
          <table:table-cell table:formula="of:=SIN([.$O363])*([.AF$3]-[.B$12]/2)+COS([.$O363])*([.AG$3]-[.B$13]/2)" office:value-type="float" office:value="-684" calcext:value-type="float">
            <text:p>-684</text:p>
          </table:table-cell>
          <table:table-cell table:formula="of:=MIN([.X363];[.Z363];[.AB363];[.AD363])" office:value-type="float" office:value="-578" calcext:value-type="float">
            <text:p>-578</text:p>
          </table:table-cell>
          <table:table-cell table:formula="of:=MIN([.Y363];[.AA363];[.AC363];[.AE363])" office:value-type="float" office:value="-434" calcext:value-type="float">
            <text:p>-434</text:p>
          </table:table-cell>
          <table:table-cell table:formula="of:=[.AF363]-[.$AH363]" office:value-type="float" office:value="350" calcext:value-type="float">
            <text:p>350</text:p>
          </table:table-cell>
          <table:table-cell table:formula="of:=[.AG363]-[.$AI363]" office:value-type="float" office:value="-250" calcext:value-type="float">
            <text:p>-250</text:p>
          </table:table-cell>
          <table:table-cell table:formula="of:=[.AF$3]-[.AJ363]" office:value-type="float" office:value="0" calcext:value-type="float">
            <text:p>0</text:p>
          </table:table-cell>
          <table:table-cell table:formula="of:=[.AG$3]-[.AK36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4];[.E364];[.F364])+TIME([.G364];[.H364];[.I364])" office:value-type="date" office:date-value="1999-11-30" calcext:value-type="date">
            <text:p>30/11/99 00:00:00</text:p>
          </table:table-cell>
          <table:table-cell table:formula="of:=IF([.C364]&lt;&gt;&quot;&quot;;CONCATENATE(&quot;mogrify -rotate &quot;;ROUND([.N364];3);&quot; -background black &quot;;[.C364]);&quot;&quot;)">
            <text:p/>
          </table:table-cell>
          <table:table-cell table:formula="of:=IF([.C364]&lt;&gt;&quot;&quot;;CONCATENATE(&quot;mogrify -crop &quot;;ROUND([.B$22]);&quot;x&quot;;ROUND([.B$23]);&quot;+&quot;;ROUND([.B$30]+[.B$33]-[.AL364]);&quot;+&quot;;ROUND([.B$31]+[.B$34]-[.AM364]);&quot; &quot;;[.C364]);&quot;&quot;)">
            <text:p/>
          </table:table-cell>
          <table:table-cell/>
          <table:table-cell table:style-name="Default" table:formula="of:=IF([.C364]&lt;&gt;&quot;&quot;;([.J364]-[.J$3])*360*[.B$35];0)" office:value-type="float" office:value="0" calcext:value-type="float">
            <text:p>0</text:p>
          </table:table-cell>
          <table:table-cell table:formula="of:=[.N364]/180*PI()" office:value-type="float" office:value="0" calcext:value-type="float">
            <text:p>0</text:p>
          </table:table-cell>
          <table:table-cell table:formula="of:=COS([.$O364])*([.P$3]-[.B$14])-SIN([.$O364])*([.Q$3]-[.B$15])" office:value-type="float" office:value="-350" calcext:value-type="float">
            <text:p>-350</text:p>
          </table:table-cell>
          <table:table-cell table:formula="of:=SIN([.$O364])*([.P$3]-[.B$14])+COS([.$O364])*([.Q$3]-[.B$15])" office:value-type="float" office:value="250" calcext:value-type="float">
            <text:p>250</text:p>
          </table:table-cell>
          <table:table-cell table:formula="of:=COS([.$O364])*([.R$3]-[.B$14])-SIN([.$O364])*([.S$3]-[.B$15])" office:value-type="float" office:value="-350" calcext:value-type="float">
            <text:p>-350</text:p>
          </table:table-cell>
          <table:table-cell table:formula="of:=SIN([.$O364])*([.R$3]-[.B$14])+COS([.$O364])*([.S$3]-[.B$15])" office:value-type="float" office:value="1118" calcext:value-type="float">
            <text:p>1118</text:p>
          </table:table-cell>
          <table:table-cell table:formula="of:=COS([.$O364])*([.T$3]-[.B$14])-SIN([.$O364])*([.U$3]-[.B$15])" office:value-type="float" office:value="806" calcext:value-type="float">
            <text:p>806</text:p>
          </table:table-cell>
          <table:table-cell table:formula="of:=SIN([.$O364])*([.T$3]-[.B$14])+COS([.$O364])*([.U$3]-[.B$15])" office:value-type="float" office:value="250" calcext:value-type="float">
            <text:p>250</text:p>
          </table:table-cell>
          <table:table-cell table:formula="of:=COS([.$O364])*([.V$3]-[.B$14])-SIN([.$O364])*([.W$3]-[.B$15])" office:value-type="float" office:value="806" calcext:value-type="float">
            <text:p>806</text:p>
          </table:table-cell>
          <table:table-cell table:formula="of:=SIN([.$O364])*([.V$3]-[.B$14])+COS([.$O364])*([.W$3]-[.B$15])" office:value-type="float" office:value="1118" calcext:value-type="float">
            <text:p>1118</text:p>
          </table:table-cell>
          <table:table-cell table:formula="of:=COS([.$O364])*([.X$3]-[.B$12]/2)-SIN([.$O364])*([.Y$3]-[.B$13]/2)" office:value-type="float" office:value="-578" calcext:value-type="float">
            <text:p>-578</text:p>
          </table:table-cell>
          <table:table-cell table:formula="of:=SIN([.$O364])*([.X$3]-[.B$12]/2)+COS([.$O364])*([.Y$3]-[.B$13]/2)" office:value-type="float" office:value="-434" calcext:value-type="float">
            <text:p>-434</text:p>
          </table:table-cell>
          <table:table-cell table:formula="of:=COS([.$O364])*([.Z$3]-[.B$12]/2)-SIN([.$O364])*([.AA$3]-[.B$13]/2)" office:value-type="float" office:value="-578" calcext:value-type="float">
            <text:p>-578</text:p>
          </table:table-cell>
          <table:table-cell table:formula="of:=SIN([.$O364])*([.Z$3]-[.B$12]/2)+COS([.$O364])*([.AA$3]-[.B$13]/2)" office:value-type="float" office:value="434" calcext:value-type="float">
            <text:p>434</text:p>
          </table:table-cell>
          <table:table-cell table:formula="of:=COS([.$O364])*([.AB$3]-[.B$12]/2)-SIN([.$O364])*([.AC$3]-[.B$13]/2)" office:value-type="float" office:value="578" calcext:value-type="float">
            <text:p>578</text:p>
          </table:table-cell>
          <table:table-cell table:formula="of:=SIN([.$O364])*([.AB$3]-[.B$12]/2)+COS([.$O364])*([.AC$3]-[.B$13]/2)" office:value-type="float" office:value="-434" calcext:value-type="float">
            <text:p>-434</text:p>
          </table:table-cell>
          <table:table-cell table:formula="of:=COS([.$O364])*([.AD$3]-[.B$12]/2)-SIN([.$O364])*([.AE$3]-[.B$13]/2)" office:value-type="float" office:value="578" calcext:value-type="float">
            <text:p>578</text:p>
          </table:table-cell>
          <table:table-cell table:formula="of:=SIN([.$O364])*([.AD$3]-[.B$12]/2)+COS([.$O364])*([.AE$3]-[.B$13]/2)" office:value-type="float" office:value="434" calcext:value-type="float">
            <text:p>434</text:p>
          </table:table-cell>
          <table:table-cell table:formula="of:=COS([.$O364])*([.AF$3]-[.B$12]/2)-SIN([.$O364])*([.AG$3]-[.B$13]/2)" office:value-type="float" office:value="-228" calcext:value-type="float">
            <text:p>-228</text:p>
          </table:table-cell>
          <table:table-cell table:formula="of:=SIN([.$O364])*([.AF$3]-[.B$12]/2)+COS([.$O364])*([.AG$3]-[.B$13]/2)" office:value-type="float" office:value="-684" calcext:value-type="float">
            <text:p>-684</text:p>
          </table:table-cell>
          <table:table-cell table:formula="of:=MIN([.X364];[.Z364];[.AB364];[.AD364])" office:value-type="float" office:value="-578" calcext:value-type="float">
            <text:p>-578</text:p>
          </table:table-cell>
          <table:table-cell table:formula="of:=MIN([.Y364];[.AA364];[.AC364];[.AE364])" office:value-type="float" office:value="-434" calcext:value-type="float">
            <text:p>-434</text:p>
          </table:table-cell>
          <table:table-cell table:formula="of:=[.AF364]-[.$AH364]" office:value-type="float" office:value="350" calcext:value-type="float">
            <text:p>350</text:p>
          </table:table-cell>
          <table:table-cell table:formula="of:=[.AG364]-[.$AI364]" office:value-type="float" office:value="-250" calcext:value-type="float">
            <text:p>-250</text:p>
          </table:table-cell>
          <table:table-cell table:formula="of:=[.AF$3]-[.AJ364]" office:value-type="float" office:value="0" calcext:value-type="float">
            <text:p>0</text:p>
          </table:table-cell>
          <table:table-cell table:formula="of:=[.AG$3]-[.AK36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5];[.E365];[.F365])+TIME([.G365];[.H365];[.I365])" office:value-type="date" office:date-value="1999-11-30" calcext:value-type="date">
            <text:p>30/11/99 00:00:00</text:p>
          </table:table-cell>
          <table:table-cell table:formula="of:=IF([.C365]&lt;&gt;&quot;&quot;;CONCATENATE(&quot;mogrify -rotate &quot;;ROUND([.N365];3);&quot; -background black &quot;;[.C365]);&quot;&quot;)">
            <text:p/>
          </table:table-cell>
          <table:table-cell table:formula="of:=IF([.C365]&lt;&gt;&quot;&quot;;CONCATENATE(&quot;mogrify -crop &quot;;ROUND([.B$22]);&quot;x&quot;;ROUND([.B$23]);&quot;+&quot;;ROUND([.B$30]+[.B$33]-[.AL365]);&quot;+&quot;;ROUND([.B$31]+[.B$34]-[.AM365]);&quot; &quot;;[.C365]);&quot;&quot;)">
            <text:p/>
          </table:table-cell>
          <table:table-cell/>
          <table:table-cell table:style-name="Default" table:formula="of:=IF([.C365]&lt;&gt;&quot;&quot;;([.J365]-[.J$3])*360*[.B$35];0)" office:value-type="float" office:value="0" calcext:value-type="float">
            <text:p>0</text:p>
          </table:table-cell>
          <table:table-cell table:formula="of:=[.N365]/180*PI()" office:value-type="float" office:value="0" calcext:value-type="float">
            <text:p>0</text:p>
          </table:table-cell>
          <table:table-cell table:formula="of:=COS([.$O365])*([.P$3]-[.B$14])-SIN([.$O365])*([.Q$3]-[.B$15])" office:value-type="float" office:value="-350" calcext:value-type="float">
            <text:p>-350</text:p>
          </table:table-cell>
          <table:table-cell table:formula="of:=SIN([.$O365])*([.P$3]-[.B$14])+COS([.$O365])*([.Q$3]-[.B$15])" office:value-type="float" office:value="250" calcext:value-type="float">
            <text:p>250</text:p>
          </table:table-cell>
          <table:table-cell table:formula="of:=COS([.$O365])*([.R$3]-[.B$14])-SIN([.$O365])*([.S$3]-[.B$15])" office:value-type="float" office:value="-350" calcext:value-type="float">
            <text:p>-350</text:p>
          </table:table-cell>
          <table:table-cell table:formula="of:=SIN([.$O365])*([.R$3]-[.B$14])+COS([.$O365])*([.S$3]-[.B$15])" office:value-type="float" office:value="1118" calcext:value-type="float">
            <text:p>1118</text:p>
          </table:table-cell>
          <table:table-cell table:formula="of:=COS([.$O365])*([.T$3]-[.B$14])-SIN([.$O365])*([.U$3]-[.B$15])" office:value-type="float" office:value="806" calcext:value-type="float">
            <text:p>806</text:p>
          </table:table-cell>
          <table:table-cell table:formula="of:=SIN([.$O365])*([.T$3]-[.B$14])+COS([.$O365])*([.U$3]-[.B$15])" office:value-type="float" office:value="250" calcext:value-type="float">
            <text:p>250</text:p>
          </table:table-cell>
          <table:table-cell table:formula="of:=COS([.$O365])*([.V$3]-[.B$14])-SIN([.$O365])*([.W$3]-[.B$15])" office:value-type="float" office:value="806" calcext:value-type="float">
            <text:p>806</text:p>
          </table:table-cell>
          <table:table-cell table:formula="of:=SIN([.$O365])*([.V$3]-[.B$14])+COS([.$O365])*([.W$3]-[.B$15])" office:value-type="float" office:value="1118" calcext:value-type="float">
            <text:p>1118</text:p>
          </table:table-cell>
          <table:table-cell table:formula="of:=COS([.$O365])*([.X$3]-[.B$12]/2)-SIN([.$O365])*([.Y$3]-[.B$13]/2)" office:value-type="float" office:value="-578" calcext:value-type="float">
            <text:p>-578</text:p>
          </table:table-cell>
          <table:table-cell table:formula="of:=SIN([.$O365])*([.X$3]-[.B$12]/2)+COS([.$O365])*([.Y$3]-[.B$13]/2)" office:value-type="float" office:value="-434" calcext:value-type="float">
            <text:p>-434</text:p>
          </table:table-cell>
          <table:table-cell table:formula="of:=COS([.$O365])*([.Z$3]-[.B$12]/2)-SIN([.$O365])*([.AA$3]-[.B$13]/2)" office:value-type="float" office:value="-578" calcext:value-type="float">
            <text:p>-578</text:p>
          </table:table-cell>
          <table:table-cell table:formula="of:=SIN([.$O365])*([.Z$3]-[.B$12]/2)+COS([.$O365])*([.AA$3]-[.B$13]/2)" office:value-type="float" office:value="434" calcext:value-type="float">
            <text:p>434</text:p>
          </table:table-cell>
          <table:table-cell table:formula="of:=COS([.$O365])*([.AB$3]-[.B$12]/2)-SIN([.$O365])*([.AC$3]-[.B$13]/2)" office:value-type="float" office:value="578" calcext:value-type="float">
            <text:p>578</text:p>
          </table:table-cell>
          <table:table-cell table:formula="of:=SIN([.$O365])*([.AB$3]-[.B$12]/2)+COS([.$O365])*([.AC$3]-[.B$13]/2)" office:value-type="float" office:value="-434" calcext:value-type="float">
            <text:p>-434</text:p>
          </table:table-cell>
          <table:table-cell table:formula="of:=COS([.$O365])*([.AD$3]-[.B$12]/2)-SIN([.$O365])*([.AE$3]-[.B$13]/2)" office:value-type="float" office:value="578" calcext:value-type="float">
            <text:p>578</text:p>
          </table:table-cell>
          <table:table-cell table:formula="of:=SIN([.$O365])*([.AD$3]-[.B$12]/2)+COS([.$O365])*([.AE$3]-[.B$13]/2)" office:value-type="float" office:value="434" calcext:value-type="float">
            <text:p>434</text:p>
          </table:table-cell>
          <table:table-cell table:formula="of:=COS([.$O365])*([.AF$3]-[.B$12]/2)-SIN([.$O365])*([.AG$3]-[.B$13]/2)" office:value-type="float" office:value="-228" calcext:value-type="float">
            <text:p>-228</text:p>
          </table:table-cell>
          <table:table-cell table:formula="of:=SIN([.$O365])*([.AF$3]-[.B$12]/2)+COS([.$O365])*([.AG$3]-[.B$13]/2)" office:value-type="float" office:value="-684" calcext:value-type="float">
            <text:p>-684</text:p>
          </table:table-cell>
          <table:table-cell table:formula="of:=MIN([.X365];[.Z365];[.AB365];[.AD365])" office:value-type="float" office:value="-578" calcext:value-type="float">
            <text:p>-578</text:p>
          </table:table-cell>
          <table:table-cell table:formula="of:=MIN([.Y365];[.AA365];[.AC365];[.AE365])" office:value-type="float" office:value="-434" calcext:value-type="float">
            <text:p>-434</text:p>
          </table:table-cell>
          <table:table-cell table:formula="of:=[.AF365]-[.$AH365]" office:value-type="float" office:value="350" calcext:value-type="float">
            <text:p>350</text:p>
          </table:table-cell>
          <table:table-cell table:formula="of:=[.AG365]-[.$AI365]" office:value-type="float" office:value="-250" calcext:value-type="float">
            <text:p>-250</text:p>
          </table:table-cell>
          <table:table-cell table:formula="of:=[.AF$3]-[.AJ365]" office:value-type="float" office:value="0" calcext:value-type="float">
            <text:p>0</text:p>
          </table:table-cell>
          <table:table-cell table:formula="of:=[.AG$3]-[.AK36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6];[.E366];[.F366])+TIME([.G366];[.H366];[.I366])" office:value-type="date" office:date-value="1999-11-30" calcext:value-type="date">
            <text:p>30/11/99 00:00:00</text:p>
          </table:table-cell>
          <table:table-cell table:formula="of:=IF([.C366]&lt;&gt;&quot;&quot;;CONCATENATE(&quot;mogrify -rotate &quot;;ROUND([.N366];3);&quot; -background black &quot;;[.C366]);&quot;&quot;)">
            <text:p/>
          </table:table-cell>
          <table:table-cell table:formula="of:=IF([.C366]&lt;&gt;&quot;&quot;;CONCATENATE(&quot;mogrify -crop &quot;;ROUND([.B$22]);&quot;x&quot;;ROUND([.B$23]);&quot;+&quot;;ROUND([.B$30]+[.B$33]-[.AL366]);&quot;+&quot;;ROUND([.B$31]+[.B$34]-[.AM366]);&quot; &quot;;[.C366]);&quot;&quot;)">
            <text:p/>
          </table:table-cell>
          <table:table-cell/>
          <table:table-cell table:style-name="Default" table:formula="of:=IF([.C366]&lt;&gt;&quot;&quot;;([.J366]-[.J$3])*360*[.B$35];0)" office:value-type="float" office:value="0" calcext:value-type="float">
            <text:p>0</text:p>
          </table:table-cell>
          <table:table-cell table:formula="of:=[.N366]/180*PI()" office:value-type="float" office:value="0" calcext:value-type="float">
            <text:p>0</text:p>
          </table:table-cell>
          <table:table-cell table:formula="of:=COS([.$O366])*([.P$3]-[.B$14])-SIN([.$O366])*([.Q$3]-[.B$15])" office:value-type="float" office:value="-350" calcext:value-type="float">
            <text:p>-350</text:p>
          </table:table-cell>
          <table:table-cell table:formula="of:=SIN([.$O366])*([.P$3]-[.B$14])+COS([.$O366])*([.Q$3]-[.B$15])" office:value-type="float" office:value="250" calcext:value-type="float">
            <text:p>250</text:p>
          </table:table-cell>
          <table:table-cell table:formula="of:=COS([.$O366])*([.R$3]-[.B$14])-SIN([.$O366])*([.S$3]-[.B$15])" office:value-type="float" office:value="-350" calcext:value-type="float">
            <text:p>-350</text:p>
          </table:table-cell>
          <table:table-cell table:formula="of:=SIN([.$O366])*([.R$3]-[.B$14])+COS([.$O366])*([.S$3]-[.B$15])" office:value-type="float" office:value="1118" calcext:value-type="float">
            <text:p>1118</text:p>
          </table:table-cell>
          <table:table-cell table:formula="of:=COS([.$O366])*([.T$3]-[.B$14])-SIN([.$O366])*([.U$3]-[.B$15])" office:value-type="float" office:value="806" calcext:value-type="float">
            <text:p>806</text:p>
          </table:table-cell>
          <table:table-cell table:formula="of:=SIN([.$O366])*([.T$3]-[.B$14])+COS([.$O366])*([.U$3]-[.B$15])" office:value-type="float" office:value="250" calcext:value-type="float">
            <text:p>250</text:p>
          </table:table-cell>
          <table:table-cell table:formula="of:=COS([.$O366])*([.V$3]-[.B$14])-SIN([.$O366])*([.W$3]-[.B$15])" office:value-type="float" office:value="806" calcext:value-type="float">
            <text:p>806</text:p>
          </table:table-cell>
          <table:table-cell table:formula="of:=SIN([.$O366])*([.V$3]-[.B$14])+COS([.$O366])*([.W$3]-[.B$15])" office:value-type="float" office:value="1118" calcext:value-type="float">
            <text:p>1118</text:p>
          </table:table-cell>
          <table:table-cell table:formula="of:=COS([.$O366])*([.X$3]-[.B$12]/2)-SIN([.$O366])*([.Y$3]-[.B$13]/2)" office:value-type="float" office:value="-578" calcext:value-type="float">
            <text:p>-578</text:p>
          </table:table-cell>
          <table:table-cell table:formula="of:=SIN([.$O366])*([.X$3]-[.B$12]/2)+COS([.$O366])*([.Y$3]-[.B$13]/2)" office:value-type="float" office:value="-434" calcext:value-type="float">
            <text:p>-434</text:p>
          </table:table-cell>
          <table:table-cell table:formula="of:=COS([.$O366])*([.Z$3]-[.B$12]/2)-SIN([.$O366])*([.AA$3]-[.B$13]/2)" office:value-type="float" office:value="-578" calcext:value-type="float">
            <text:p>-578</text:p>
          </table:table-cell>
          <table:table-cell table:formula="of:=SIN([.$O366])*([.Z$3]-[.B$12]/2)+COS([.$O366])*([.AA$3]-[.B$13]/2)" office:value-type="float" office:value="434" calcext:value-type="float">
            <text:p>434</text:p>
          </table:table-cell>
          <table:table-cell table:formula="of:=COS([.$O366])*([.AB$3]-[.B$12]/2)-SIN([.$O366])*([.AC$3]-[.B$13]/2)" office:value-type="float" office:value="578" calcext:value-type="float">
            <text:p>578</text:p>
          </table:table-cell>
          <table:table-cell table:formula="of:=SIN([.$O366])*([.AB$3]-[.B$12]/2)+COS([.$O366])*([.AC$3]-[.B$13]/2)" office:value-type="float" office:value="-434" calcext:value-type="float">
            <text:p>-434</text:p>
          </table:table-cell>
          <table:table-cell table:formula="of:=COS([.$O366])*([.AD$3]-[.B$12]/2)-SIN([.$O366])*([.AE$3]-[.B$13]/2)" office:value-type="float" office:value="578" calcext:value-type="float">
            <text:p>578</text:p>
          </table:table-cell>
          <table:table-cell table:formula="of:=SIN([.$O366])*([.AD$3]-[.B$12]/2)+COS([.$O366])*([.AE$3]-[.B$13]/2)" office:value-type="float" office:value="434" calcext:value-type="float">
            <text:p>434</text:p>
          </table:table-cell>
          <table:table-cell table:formula="of:=COS([.$O366])*([.AF$3]-[.B$12]/2)-SIN([.$O366])*([.AG$3]-[.B$13]/2)" office:value-type="float" office:value="-228" calcext:value-type="float">
            <text:p>-228</text:p>
          </table:table-cell>
          <table:table-cell table:formula="of:=SIN([.$O366])*([.AF$3]-[.B$12]/2)+COS([.$O366])*([.AG$3]-[.B$13]/2)" office:value-type="float" office:value="-684" calcext:value-type="float">
            <text:p>-684</text:p>
          </table:table-cell>
          <table:table-cell table:formula="of:=MIN([.X366];[.Z366];[.AB366];[.AD366])" office:value-type="float" office:value="-578" calcext:value-type="float">
            <text:p>-578</text:p>
          </table:table-cell>
          <table:table-cell table:formula="of:=MIN([.Y366];[.AA366];[.AC366];[.AE366])" office:value-type="float" office:value="-434" calcext:value-type="float">
            <text:p>-434</text:p>
          </table:table-cell>
          <table:table-cell table:formula="of:=[.AF366]-[.$AH366]" office:value-type="float" office:value="350" calcext:value-type="float">
            <text:p>350</text:p>
          </table:table-cell>
          <table:table-cell table:formula="of:=[.AG366]-[.$AI366]" office:value-type="float" office:value="-250" calcext:value-type="float">
            <text:p>-250</text:p>
          </table:table-cell>
          <table:table-cell table:formula="of:=[.AF$3]-[.AJ366]" office:value-type="float" office:value="0" calcext:value-type="float">
            <text:p>0</text:p>
          </table:table-cell>
          <table:table-cell table:formula="of:=[.AG$3]-[.AK36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7];[.E367];[.F367])+TIME([.G367];[.H367];[.I367])" office:value-type="date" office:date-value="1999-11-30" calcext:value-type="date">
            <text:p>30/11/99 00:00:00</text:p>
          </table:table-cell>
          <table:table-cell table:formula="of:=IF([.C367]&lt;&gt;&quot;&quot;;CONCATENATE(&quot;mogrify -rotate &quot;;ROUND([.N367];3);&quot; -background black &quot;;[.C367]);&quot;&quot;)">
            <text:p/>
          </table:table-cell>
          <table:table-cell table:formula="of:=IF([.C367]&lt;&gt;&quot;&quot;;CONCATENATE(&quot;mogrify -crop &quot;;ROUND([.B$22]);&quot;x&quot;;ROUND([.B$23]);&quot;+&quot;;ROUND([.B$30]+[.B$33]-[.AL367]);&quot;+&quot;;ROUND([.B$31]+[.B$34]-[.AM367]);&quot; &quot;;[.C367]);&quot;&quot;)">
            <text:p/>
          </table:table-cell>
          <table:table-cell/>
          <table:table-cell table:style-name="Default" table:formula="of:=IF([.C367]&lt;&gt;&quot;&quot;;([.J367]-[.J$3])*360*[.B$35];0)" office:value-type="float" office:value="0" calcext:value-type="float">
            <text:p>0</text:p>
          </table:table-cell>
          <table:table-cell table:formula="of:=[.N367]/180*PI()" office:value-type="float" office:value="0" calcext:value-type="float">
            <text:p>0</text:p>
          </table:table-cell>
          <table:table-cell table:formula="of:=COS([.$O367])*([.P$3]-[.B$14])-SIN([.$O367])*([.Q$3]-[.B$15])" office:value-type="float" office:value="-350" calcext:value-type="float">
            <text:p>-350</text:p>
          </table:table-cell>
          <table:table-cell table:formula="of:=SIN([.$O367])*([.P$3]-[.B$14])+COS([.$O367])*([.Q$3]-[.B$15])" office:value-type="float" office:value="250" calcext:value-type="float">
            <text:p>250</text:p>
          </table:table-cell>
          <table:table-cell table:formula="of:=COS([.$O367])*([.R$3]-[.B$14])-SIN([.$O367])*([.S$3]-[.B$15])" office:value-type="float" office:value="-350" calcext:value-type="float">
            <text:p>-350</text:p>
          </table:table-cell>
          <table:table-cell table:formula="of:=SIN([.$O367])*([.R$3]-[.B$14])+COS([.$O367])*([.S$3]-[.B$15])" office:value-type="float" office:value="1118" calcext:value-type="float">
            <text:p>1118</text:p>
          </table:table-cell>
          <table:table-cell table:formula="of:=COS([.$O367])*([.T$3]-[.B$14])-SIN([.$O367])*([.U$3]-[.B$15])" office:value-type="float" office:value="806" calcext:value-type="float">
            <text:p>806</text:p>
          </table:table-cell>
          <table:table-cell table:formula="of:=SIN([.$O367])*([.T$3]-[.B$14])+COS([.$O367])*([.U$3]-[.B$15])" office:value-type="float" office:value="250" calcext:value-type="float">
            <text:p>250</text:p>
          </table:table-cell>
          <table:table-cell table:formula="of:=COS([.$O367])*([.V$3]-[.B$14])-SIN([.$O367])*([.W$3]-[.B$15])" office:value-type="float" office:value="806" calcext:value-type="float">
            <text:p>806</text:p>
          </table:table-cell>
          <table:table-cell table:formula="of:=SIN([.$O367])*([.V$3]-[.B$14])+COS([.$O367])*([.W$3]-[.B$15])" office:value-type="float" office:value="1118" calcext:value-type="float">
            <text:p>1118</text:p>
          </table:table-cell>
          <table:table-cell table:formula="of:=COS([.$O367])*([.X$3]-[.B$12]/2)-SIN([.$O367])*([.Y$3]-[.B$13]/2)" office:value-type="float" office:value="-578" calcext:value-type="float">
            <text:p>-578</text:p>
          </table:table-cell>
          <table:table-cell table:formula="of:=SIN([.$O367])*([.X$3]-[.B$12]/2)+COS([.$O367])*([.Y$3]-[.B$13]/2)" office:value-type="float" office:value="-434" calcext:value-type="float">
            <text:p>-434</text:p>
          </table:table-cell>
          <table:table-cell table:formula="of:=COS([.$O367])*([.Z$3]-[.B$12]/2)-SIN([.$O367])*([.AA$3]-[.B$13]/2)" office:value-type="float" office:value="-578" calcext:value-type="float">
            <text:p>-578</text:p>
          </table:table-cell>
          <table:table-cell table:formula="of:=SIN([.$O367])*([.Z$3]-[.B$12]/2)+COS([.$O367])*([.AA$3]-[.B$13]/2)" office:value-type="float" office:value="434" calcext:value-type="float">
            <text:p>434</text:p>
          </table:table-cell>
          <table:table-cell table:formula="of:=COS([.$O367])*([.AB$3]-[.B$12]/2)-SIN([.$O367])*([.AC$3]-[.B$13]/2)" office:value-type="float" office:value="578" calcext:value-type="float">
            <text:p>578</text:p>
          </table:table-cell>
          <table:table-cell table:formula="of:=SIN([.$O367])*([.AB$3]-[.B$12]/2)+COS([.$O367])*([.AC$3]-[.B$13]/2)" office:value-type="float" office:value="-434" calcext:value-type="float">
            <text:p>-434</text:p>
          </table:table-cell>
          <table:table-cell table:formula="of:=COS([.$O367])*([.AD$3]-[.B$12]/2)-SIN([.$O367])*([.AE$3]-[.B$13]/2)" office:value-type="float" office:value="578" calcext:value-type="float">
            <text:p>578</text:p>
          </table:table-cell>
          <table:table-cell table:formula="of:=SIN([.$O367])*([.AD$3]-[.B$12]/2)+COS([.$O367])*([.AE$3]-[.B$13]/2)" office:value-type="float" office:value="434" calcext:value-type="float">
            <text:p>434</text:p>
          </table:table-cell>
          <table:table-cell table:formula="of:=COS([.$O367])*([.AF$3]-[.B$12]/2)-SIN([.$O367])*([.AG$3]-[.B$13]/2)" office:value-type="float" office:value="-228" calcext:value-type="float">
            <text:p>-228</text:p>
          </table:table-cell>
          <table:table-cell table:formula="of:=SIN([.$O367])*([.AF$3]-[.B$12]/2)+COS([.$O367])*([.AG$3]-[.B$13]/2)" office:value-type="float" office:value="-684" calcext:value-type="float">
            <text:p>-684</text:p>
          </table:table-cell>
          <table:table-cell table:formula="of:=MIN([.X367];[.Z367];[.AB367];[.AD367])" office:value-type="float" office:value="-578" calcext:value-type="float">
            <text:p>-578</text:p>
          </table:table-cell>
          <table:table-cell table:formula="of:=MIN([.Y367];[.AA367];[.AC367];[.AE367])" office:value-type="float" office:value="-434" calcext:value-type="float">
            <text:p>-434</text:p>
          </table:table-cell>
          <table:table-cell table:formula="of:=[.AF367]-[.$AH367]" office:value-type="float" office:value="350" calcext:value-type="float">
            <text:p>350</text:p>
          </table:table-cell>
          <table:table-cell table:formula="of:=[.AG367]-[.$AI367]" office:value-type="float" office:value="-250" calcext:value-type="float">
            <text:p>-250</text:p>
          </table:table-cell>
          <table:table-cell table:formula="of:=[.AF$3]-[.AJ367]" office:value-type="float" office:value="0" calcext:value-type="float">
            <text:p>0</text:p>
          </table:table-cell>
          <table:table-cell table:formula="of:=[.AG$3]-[.AK36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8];[.E368];[.F368])+TIME([.G368];[.H368];[.I368])" office:value-type="date" office:date-value="1999-11-30" calcext:value-type="date">
            <text:p>30/11/99 00:00:00</text:p>
          </table:table-cell>
          <table:table-cell table:formula="of:=IF([.C368]&lt;&gt;&quot;&quot;;CONCATENATE(&quot;mogrify -rotate &quot;;ROUND([.N368];3);&quot; -background black &quot;;[.C368]);&quot;&quot;)">
            <text:p/>
          </table:table-cell>
          <table:table-cell table:formula="of:=IF([.C368]&lt;&gt;&quot;&quot;;CONCATENATE(&quot;mogrify -crop &quot;;ROUND([.B$22]);&quot;x&quot;;ROUND([.B$23]);&quot;+&quot;;ROUND([.B$30]+[.B$33]-[.AL368]);&quot;+&quot;;ROUND([.B$31]+[.B$34]-[.AM368]);&quot; &quot;;[.C368]);&quot;&quot;)">
            <text:p/>
          </table:table-cell>
          <table:table-cell/>
          <table:table-cell table:style-name="Default" table:formula="of:=IF([.C368]&lt;&gt;&quot;&quot;;([.J368]-[.J$3])*360*[.B$35];0)" office:value-type="float" office:value="0" calcext:value-type="float">
            <text:p>0</text:p>
          </table:table-cell>
          <table:table-cell table:formula="of:=[.N368]/180*PI()" office:value-type="float" office:value="0" calcext:value-type="float">
            <text:p>0</text:p>
          </table:table-cell>
          <table:table-cell table:formula="of:=COS([.$O368])*([.P$3]-[.B$14])-SIN([.$O368])*([.Q$3]-[.B$15])" office:value-type="float" office:value="-350" calcext:value-type="float">
            <text:p>-350</text:p>
          </table:table-cell>
          <table:table-cell table:formula="of:=SIN([.$O368])*([.P$3]-[.B$14])+COS([.$O368])*([.Q$3]-[.B$15])" office:value-type="float" office:value="250" calcext:value-type="float">
            <text:p>250</text:p>
          </table:table-cell>
          <table:table-cell table:formula="of:=COS([.$O368])*([.R$3]-[.B$14])-SIN([.$O368])*([.S$3]-[.B$15])" office:value-type="float" office:value="-350" calcext:value-type="float">
            <text:p>-350</text:p>
          </table:table-cell>
          <table:table-cell table:formula="of:=SIN([.$O368])*([.R$3]-[.B$14])+COS([.$O368])*([.S$3]-[.B$15])" office:value-type="float" office:value="1118" calcext:value-type="float">
            <text:p>1118</text:p>
          </table:table-cell>
          <table:table-cell table:formula="of:=COS([.$O368])*([.T$3]-[.B$14])-SIN([.$O368])*([.U$3]-[.B$15])" office:value-type="float" office:value="806" calcext:value-type="float">
            <text:p>806</text:p>
          </table:table-cell>
          <table:table-cell table:formula="of:=SIN([.$O368])*([.T$3]-[.B$14])+COS([.$O368])*([.U$3]-[.B$15])" office:value-type="float" office:value="250" calcext:value-type="float">
            <text:p>250</text:p>
          </table:table-cell>
          <table:table-cell table:formula="of:=COS([.$O368])*([.V$3]-[.B$14])-SIN([.$O368])*([.W$3]-[.B$15])" office:value-type="float" office:value="806" calcext:value-type="float">
            <text:p>806</text:p>
          </table:table-cell>
          <table:table-cell table:formula="of:=SIN([.$O368])*([.V$3]-[.B$14])+COS([.$O368])*([.W$3]-[.B$15])" office:value-type="float" office:value="1118" calcext:value-type="float">
            <text:p>1118</text:p>
          </table:table-cell>
          <table:table-cell table:formula="of:=COS([.$O368])*([.X$3]-[.B$12]/2)-SIN([.$O368])*([.Y$3]-[.B$13]/2)" office:value-type="float" office:value="-578" calcext:value-type="float">
            <text:p>-578</text:p>
          </table:table-cell>
          <table:table-cell table:formula="of:=SIN([.$O368])*([.X$3]-[.B$12]/2)+COS([.$O368])*([.Y$3]-[.B$13]/2)" office:value-type="float" office:value="-434" calcext:value-type="float">
            <text:p>-434</text:p>
          </table:table-cell>
          <table:table-cell table:formula="of:=COS([.$O368])*([.Z$3]-[.B$12]/2)-SIN([.$O368])*([.AA$3]-[.B$13]/2)" office:value-type="float" office:value="-578" calcext:value-type="float">
            <text:p>-578</text:p>
          </table:table-cell>
          <table:table-cell table:formula="of:=SIN([.$O368])*([.Z$3]-[.B$12]/2)+COS([.$O368])*([.AA$3]-[.B$13]/2)" office:value-type="float" office:value="434" calcext:value-type="float">
            <text:p>434</text:p>
          </table:table-cell>
          <table:table-cell table:formula="of:=COS([.$O368])*([.AB$3]-[.B$12]/2)-SIN([.$O368])*([.AC$3]-[.B$13]/2)" office:value-type="float" office:value="578" calcext:value-type="float">
            <text:p>578</text:p>
          </table:table-cell>
          <table:table-cell table:formula="of:=SIN([.$O368])*([.AB$3]-[.B$12]/2)+COS([.$O368])*([.AC$3]-[.B$13]/2)" office:value-type="float" office:value="-434" calcext:value-type="float">
            <text:p>-434</text:p>
          </table:table-cell>
          <table:table-cell table:formula="of:=COS([.$O368])*([.AD$3]-[.B$12]/2)-SIN([.$O368])*([.AE$3]-[.B$13]/2)" office:value-type="float" office:value="578" calcext:value-type="float">
            <text:p>578</text:p>
          </table:table-cell>
          <table:table-cell table:formula="of:=SIN([.$O368])*([.AD$3]-[.B$12]/2)+COS([.$O368])*([.AE$3]-[.B$13]/2)" office:value-type="float" office:value="434" calcext:value-type="float">
            <text:p>434</text:p>
          </table:table-cell>
          <table:table-cell table:formula="of:=COS([.$O368])*([.AF$3]-[.B$12]/2)-SIN([.$O368])*([.AG$3]-[.B$13]/2)" office:value-type="float" office:value="-228" calcext:value-type="float">
            <text:p>-228</text:p>
          </table:table-cell>
          <table:table-cell table:formula="of:=SIN([.$O368])*([.AF$3]-[.B$12]/2)+COS([.$O368])*([.AG$3]-[.B$13]/2)" office:value-type="float" office:value="-684" calcext:value-type="float">
            <text:p>-684</text:p>
          </table:table-cell>
          <table:table-cell table:formula="of:=MIN([.X368];[.Z368];[.AB368];[.AD368])" office:value-type="float" office:value="-578" calcext:value-type="float">
            <text:p>-578</text:p>
          </table:table-cell>
          <table:table-cell table:formula="of:=MIN([.Y368];[.AA368];[.AC368];[.AE368])" office:value-type="float" office:value="-434" calcext:value-type="float">
            <text:p>-434</text:p>
          </table:table-cell>
          <table:table-cell table:formula="of:=[.AF368]-[.$AH368]" office:value-type="float" office:value="350" calcext:value-type="float">
            <text:p>350</text:p>
          </table:table-cell>
          <table:table-cell table:formula="of:=[.AG368]-[.$AI368]" office:value-type="float" office:value="-250" calcext:value-type="float">
            <text:p>-250</text:p>
          </table:table-cell>
          <table:table-cell table:formula="of:=[.AF$3]-[.AJ368]" office:value-type="float" office:value="0" calcext:value-type="float">
            <text:p>0</text:p>
          </table:table-cell>
          <table:table-cell table:formula="of:=[.AG$3]-[.AK36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69];[.E369];[.F369])+TIME([.G369];[.H369];[.I369])" office:value-type="date" office:date-value="1999-11-30" calcext:value-type="date">
            <text:p>30/11/99 00:00:00</text:p>
          </table:table-cell>
          <table:table-cell table:formula="of:=IF([.C369]&lt;&gt;&quot;&quot;;CONCATENATE(&quot;mogrify -rotate &quot;;ROUND([.N369];3);&quot; -background black &quot;;[.C369]);&quot;&quot;)">
            <text:p/>
          </table:table-cell>
          <table:table-cell table:formula="of:=IF([.C369]&lt;&gt;&quot;&quot;;CONCATENATE(&quot;mogrify -crop &quot;;ROUND([.B$22]);&quot;x&quot;;ROUND([.B$23]);&quot;+&quot;;ROUND([.B$30]+[.B$33]-[.AL369]);&quot;+&quot;;ROUND([.B$31]+[.B$34]-[.AM369]);&quot; &quot;;[.C369]);&quot;&quot;)">
            <text:p/>
          </table:table-cell>
          <table:table-cell/>
          <table:table-cell table:style-name="Default" table:formula="of:=IF([.C369]&lt;&gt;&quot;&quot;;([.J369]-[.J$3])*360*[.B$35];0)" office:value-type="float" office:value="0" calcext:value-type="float">
            <text:p>0</text:p>
          </table:table-cell>
          <table:table-cell table:formula="of:=[.N369]/180*PI()" office:value-type="float" office:value="0" calcext:value-type="float">
            <text:p>0</text:p>
          </table:table-cell>
          <table:table-cell table:formula="of:=COS([.$O369])*([.P$3]-[.B$14])-SIN([.$O369])*([.Q$3]-[.B$15])" office:value-type="float" office:value="-350" calcext:value-type="float">
            <text:p>-350</text:p>
          </table:table-cell>
          <table:table-cell table:formula="of:=SIN([.$O369])*([.P$3]-[.B$14])+COS([.$O369])*([.Q$3]-[.B$15])" office:value-type="float" office:value="250" calcext:value-type="float">
            <text:p>250</text:p>
          </table:table-cell>
          <table:table-cell table:formula="of:=COS([.$O369])*([.R$3]-[.B$14])-SIN([.$O369])*([.S$3]-[.B$15])" office:value-type="float" office:value="-350" calcext:value-type="float">
            <text:p>-350</text:p>
          </table:table-cell>
          <table:table-cell table:formula="of:=SIN([.$O369])*([.R$3]-[.B$14])+COS([.$O369])*([.S$3]-[.B$15])" office:value-type="float" office:value="1118" calcext:value-type="float">
            <text:p>1118</text:p>
          </table:table-cell>
          <table:table-cell table:formula="of:=COS([.$O369])*([.T$3]-[.B$14])-SIN([.$O369])*([.U$3]-[.B$15])" office:value-type="float" office:value="806" calcext:value-type="float">
            <text:p>806</text:p>
          </table:table-cell>
          <table:table-cell table:formula="of:=SIN([.$O369])*([.T$3]-[.B$14])+COS([.$O369])*([.U$3]-[.B$15])" office:value-type="float" office:value="250" calcext:value-type="float">
            <text:p>250</text:p>
          </table:table-cell>
          <table:table-cell table:formula="of:=COS([.$O369])*([.V$3]-[.B$14])-SIN([.$O369])*([.W$3]-[.B$15])" office:value-type="float" office:value="806" calcext:value-type="float">
            <text:p>806</text:p>
          </table:table-cell>
          <table:table-cell table:formula="of:=SIN([.$O369])*([.V$3]-[.B$14])+COS([.$O369])*([.W$3]-[.B$15])" office:value-type="float" office:value="1118" calcext:value-type="float">
            <text:p>1118</text:p>
          </table:table-cell>
          <table:table-cell table:formula="of:=COS([.$O369])*([.X$3]-[.B$12]/2)-SIN([.$O369])*([.Y$3]-[.B$13]/2)" office:value-type="float" office:value="-578" calcext:value-type="float">
            <text:p>-578</text:p>
          </table:table-cell>
          <table:table-cell table:formula="of:=SIN([.$O369])*([.X$3]-[.B$12]/2)+COS([.$O369])*([.Y$3]-[.B$13]/2)" office:value-type="float" office:value="-434" calcext:value-type="float">
            <text:p>-434</text:p>
          </table:table-cell>
          <table:table-cell table:formula="of:=COS([.$O369])*([.Z$3]-[.B$12]/2)-SIN([.$O369])*([.AA$3]-[.B$13]/2)" office:value-type="float" office:value="-578" calcext:value-type="float">
            <text:p>-578</text:p>
          </table:table-cell>
          <table:table-cell table:formula="of:=SIN([.$O369])*([.Z$3]-[.B$12]/2)+COS([.$O369])*([.AA$3]-[.B$13]/2)" office:value-type="float" office:value="434" calcext:value-type="float">
            <text:p>434</text:p>
          </table:table-cell>
          <table:table-cell table:formula="of:=COS([.$O369])*([.AB$3]-[.B$12]/2)-SIN([.$O369])*([.AC$3]-[.B$13]/2)" office:value-type="float" office:value="578" calcext:value-type="float">
            <text:p>578</text:p>
          </table:table-cell>
          <table:table-cell table:formula="of:=SIN([.$O369])*([.AB$3]-[.B$12]/2)+COS([.$O369])*([.AC$3]-[.B$13]/2)" office:value-type="float" office:value="-434" calcext:value-type="float">
            <text:p>-434</text:p>
          </table:table-cell>
          <table:table-cell table:formula="of:=COS([.$O369])*([.AD$3]-[.B$12]/2)-SIN([.$O369])*([.AE$3]-[.B$13]/2)" office:value-type="float" office:value="578" calcext:value-type="float">
            <text:p>578</text:p>
          </table:table-cell>
          <table:table-cell table:formula="of:=SIN([.$O369])*([.AD$3]-[.B$12]/2)+COS([.$O369])*([.AE$3]-[.B$13]/2)" office:value-type="float" office:value="434" calcext:value-type="float">
            <text:p>434</text:p>
          </table:table-cell>
          <table:table-cell table:formula="of:=COS([.$O369])*([.AF$3]-[.B$12]/2)-SIN([.$O369])*([.AG$3]-[.B$13]/2)" office:value-type="float" office:value="-228" calcext:value-type="float">
            <text:p>-228</text:p>
          </table:table-cell>
          <table:table-cell table:formula="of:=SIN([.$O369])*([.AF$3]-[.B$12]/2)+COS([.$O369])*([.AG$3]-[.B$13]/2)" office:value-type="float" office:value="-684" calcext:value-type="float">
            <text:p>-684</text:p>
          </table:table-cell>
          <table:table-cell table:formula="of:=MIN([.X369];[.Z369];[.AB369];[.AD369])" office:value-type="float" office:value="-578" calcext:value-type="float">
            <text:p>-578</text:p>
          </table:table-cell>
          <table:table-cell table:formula="of:=MIN([.Y369];[.AA369];[.AC369];[.AE369])" office:value-type="float" office:value="-434" calcext:value-type="float">
            <text:p>-434</text:p>
          </table:table-cell>
          <table:table-cell table:formula="of:=[.AF369]-[.$AH369]" office:value-type="float" office:value="350" calcext:value-type="float">
            <text:p>350</text:p>
          </table:table-cell>
          <table:table-cell table:formula="of:=[.AG369]-[.$AI369]" office:value-type="float" office:value="-250" calcext:value-type="float">
            <text:p>-250</text:p>
          </table:table-cell>
          <table:table-cell table:formula="of:=[.AF$3]-[.AJ369]" office:value-type="float" office:value="0" calcext:value-type="float">
            <text:p>0</text:p>
          </table:table-cell>
          <table:table-cell table:formula="of:=[.AG$3]-[.AK36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0];[.E370];[.F370])+TIME([.G370];[.H370];[.I370])" office:value-type="date" office:date-value="1999-11-30" calcext:value-type="date">
            <text:p>30/11/99 00:00:00</text:p>
          </table:table-cell>
          <table:table-cell table:formula="of:=IF([.C370]&lt;&gt;&quot;&quot;;CONCATENATE(&quot;mogrify -rotate &quot;;ROUND([.N370];3);&quot; -background black &quot;;[.C370]);&quot;&quot;)">
            <text:p/>
          </table:table-cell>
          <table:table-cell table:formula="of:=IF([.C370]&lt;&gt;&quot;&quot;;CONCATENATE(&quot;mogrify -crop &quot;;ROUND([.B$22]);&quot;x&quot;;ROUND([.B$23]);&quot;+&quot;;ROUND([.B$30]+[.B$33]-[.AL370]);&quot;+&quot;;ROUND([.B$31]+[.B$34]-[.AM370]);&quot; &quot;;[.C370]);&quot;&quot;)">
            <text:p/>
          </table:table-cell>
          <table:table-cell/>
          <table:table-cell table:style-name="Default" table:formula="of:=IF([.C370]&lt;&gt;&quot;&quot;;([.J370]-[.J$3])*360*[.B$35];0)" office:value-type="float" office:value="0" calcext:value-type="float">
            <text:p>0</text:p>
          </table:table-cell>
          <table:table-cell table:formula="of:=[.N370]/180*PI()" office:value-type="float" office:value="0" calcext:value-type="float">
            <text:p>0</text:p>
          </table:table-cell>
          <table:table-cell table:formula="of:=COS([.$O370])*([.P$3]-[.B$14])-SIN([.$O370])*([.Q$3]-[.B$15])" office:value-type="float" office:value="-350" calcext:value-type="float">
            <text:p>-350</text:p>
          </table:table-cell>
          <table:table-cell table:formula="of:=SIN([.$O370])*([.P$3]-[.B$14])+COS([.$O370])*([.Q$3]-[.B$15])" office:value-type="float" office:value="250" calcext:value-type="float">
            <text:p>250</text:p>
          </table:table-cell>
          <table:table-cell table:formula="of:=COS([.$O370])*([.R$3]-[.B$14])-SIN([.$O370])*([.S$3]-[.B$15])" office:value-type="float" office:value="-350" calcext:value-type="float">
            <text:p>-350</text:p>
          </table:table-cell>
          <table:table-cell table:formula="of:=SIN([.$O370])*([.R$3]-[.B$14])+COS([.$O370])*([.S$3]-[.B$15])" office:value-type="float" office:value="1118" calcext:value-type="float">
            <text:p>1118</text:p>
          </table:table-cell>
          <table:table-cell table:formula="of:=COS([.$O370])*([.T$3]-[.B$14])-SIN([.$O370])*([.U$3]-[.B$15])" office:value-type="float" office:value="806" calcext:value-type="float">
            <text:p>806</text:p>
          </table:table-cell>
          <table:table-cell table:formula="of:=SIN([.$O370])*([.T$3]-[.B$14])+COS([.$O370])*([.U$3]-[.B$15])" office:value-type="float" office:value="250" calcext:value-type="float">
            <text:p>250</text:p>
          </table:table-cell>
          <table:table-cell table:formula="of:=COS([.$O370])*([.V$3]-[.B$14])-SIN([.$O370])*([.W$3]-[.B$15])" office:value-type="float" office:value="806" calcext:value-type="float">
            <text:p>806</text:p>
          </table:table-cell>
          <table:table-cell table:formula="of:=SIN([.$O370])*([.V$3]-[.B$14])+COS([.$O370])*([.W$3]-[.B$15])" office:value-type="float" office:value="1118" calcext:value-type="float">
            <text:p>1118</text:p>
          </table:table-cell>
          <table:table-cell table:formula="of:=COS([.$O370])*([.X$3]-[.B$12]/2)-SIN([.$O370])*([.Y$3]-[.B$13]/2)" office:value-type="float" office:value="-578" calcext:value-type="float">
            <text:p>-578</text:p>
          </table:table-cell>
          <table:table-cell table:formula="of:=SIN([.$O370])*([.X$3]-[.B$12]/2)+COS([.$O370])*([.Y$3]-[.B$13]/2)" office:value-type="float" office:value="-434" calcext:value-type="float">
            <text:p>-434</text:p>
          </table:table-cell>
          <table:table-cell table:formula="of:=COS([.$O370])*([.Z$3]-[.B$12]/2)-SIN([.$O370])*([.AA$3]-[.B$13]/2)" office:value-type="float" office:value="-578" calcext:value-type="float">
            <text:p>-578</text:p>
          </table:table-cell>
          <table:table-cell table:formula="of:=SIN([.$O370])*([.Z$3]-[.B$12]/2)+COS([.$O370])*([.AA$3]-[.B$13]/2)" office:value-type="float" office:value="434" calcext:value-type="float">
            <text:p>434</text:p>
          </table:table-cell>
          <table:table-cell table:formula="of:=COS([.$O370])*([.AB$3]-[.B$12]/2)-SIN([.$O370])*([.AC$3]-[.B$13]/2)" office:value-type="float" office:value="578" calcext:value-type="float">
            <text:p>578</text:p>
          </table:table-cell>
          <table:table-cell table:formula="of:=SIN([.$O370])*([.AB$3]-[.B$12]/2)+COS([.$O370])*([.AC$3]-[.B$13]/2)" office:value-type="float" office:value="-434" calcext:value-type="float">
            <text:p>-434</text:p>
          </table:table-cell>
          <table:table-cell table:formula="of:=COS([.$O370])*([.AD$3]-[.B$12]/2)-SIN([.$O370])*([.AE$3]-[.B$13]/2)" office:value-type="float" office:value="578" calcext:value-type="float">
            <text:p>578</text:p>
          </table:table-cell>
          <table:table-cell table:formula="of:=SIN([.$O370])*([.AD$3]-[.B$12]/2)+COS([.$O370])*([.AE$3]-[.B$13]/2)" office:value-type="float" office:value="434" calcext:value-type="float">
            <text:p>434</text:p>
          </table:table-cell>
          <table:table-cell table:formula="of:=COS([.$O370])*([.AF$3]-[.B$12]/2)-SIN([.$O370])*([.AG$3]-[.B$13]/2)" office:value-type="float" office:value="-228" calcext:value-type="float">
            <text:p>-228</text:p>
          </table:table-cell>
          <table:table-cell table:formula="of:=SIN([.$O370])*([.AF$3]-[.B$12]/2)+COS([.$O370])*([.AG$3]-[.B$13]/2)" office:value-type="float" office:value="-684" calcext:value-type="float">
            <text:p>-684</text:p>
          </table:table-cell>
          <table:table-cell table:formula="of:=MIN([.X370];[.Z370];[.AB370];[.AD370])" office:value-type="float" office:value="-578" calcext:value-type="float">
            <text:p>-578</text:p>
          </table:table-cell>
          <table:table-cell table:formula="of:=MIN([.Y370];[.AA370];[.AC370];[.AE370])" office:value-type="float" office:value="-434" calcext:value-type="float">
            <text:p>-434</text:p>
          </table:table-cell>
          <table:table-cell table:formula="of:=[.AF370]-[.$AH370]" office:value-type="float" office:value="350" calcext:value-type="float">
            <text:p>350</text:p>
          </table:table-cell>
          <table:table-cell table:formula="of:=[.AG370]-[.$AI370]" office:value-type="float" office:value="-250" calcext:value-type="float">
            <text:p>-250</text:p>
          </table:table-cell>
          <table:table-cell table:formula="of:=[.AF$3]-[.AJ370]" office:value-type="float" office:value="0" calcext:value-type="float">
            <text:p>0</text:p>
          </table:table-cell>
          <table:table-cell table:formula="of:=[.AG$3]-[.AK37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1];[.E371];[.F371])+TIME([.G371];[.H371];[.I371])" office:value-type="date" office:date-value="1999-11-30" calcext:value-type="date">
            <text:p>30/11/99 00:00:00</text:p>
          </table:table-cell>
          <table:table-cell table:formula="of:=IF([.C371]&lt;&gt;&quot;&quot;;CONCATENATE(&quot;mogrify -rotate &quot;;ROUND([.N371];3);&quot; -background black &quot;;[.C371]);&quot;&quot;)">
            <text:p/>
          </table:table-cell>
          <table:table-cell table:formula="of:=IF([.C371]&lt;&gt;&quot;&quot;;CONCATENATE(&quot;mogrify -crop &quot;;ROUND([.B$22]);&quot;x&quot;;ROUND([.B$23]);&quot;+&quot;;ROUND([.B$30]+[.B$33]-[.AL371]);&quot;+&quot;;ROUND([.B$31]+[.B$34]-[.AM371]);&quot; &quot;;[.C371]);&quot;&quot;)">
            <text:p/>
          </table:table-cell>
          <table:table-cell/>
          <table:table-cell table:style-name="Default" table:formula="of:=IF([.C371]&lt;&gt;&quot;&quot;;([.J371]-[.J$3])*360*[.B$35];0)" office:value-type="float" office:value="0" calcext:value-type="float">
            <text:p>0</text:p>
          </table:table-cell>
          <table:table-cell table:formula="of:=[.N371]/180*PI()" office:value-type="float" office:value="0" calcext:value-type="float">
            <text:p>0</text:p>
          </table:table-cell>
          <table:table-cell table:formula="of:=COS([.$O371])*([.P$3]-[.B$14])-SIN([.$O371])*([.Q$3]-[.B$15])" office:value-type="float" office:value="-350" calcext:value-type="float">
            <text:p>-350</text:p>
          </table:table-cell>
          <table:table-cell table:formula="of:=SIN([.$O371])*([.P$3]-[.B$14])+COS([.$O371])*([.Q$3]-[.B$15])" office:value-type="float" office:value="250" calcext:value-type="float">
            <text:p>250</text:p>
          </table:table-cell>
          <table:table-cell table:formula="of:=COS([.$O371])*([.R$3]-[.B$14])-SIN([.$O371])*([.S$3]-[.B$15])" office:value-type="float" office:value="-350" calcext:value-type="float">
            <text:p>-350</text:p>
          </table:table-cell>
          <table:table-cell table:formula="of:=SIN([.$O371])*([.R$3]-[.B$14])+COS([.$O371])*([.S$3]-[.B$15])" office:value-type="float" office:value="1118" calcext:value-type="float">
            <text:p>1118</text:p>
          </table:table-cell>
          <table:table-cell table:formula="of:=COS([.$O371])*([.T$3]-[.B$14])-SIN([.$O371])*([.U$3]-[.B$15])" office:value-type="float" office:value="806" calcext:value-type="float">
            <text:p>806</text:p>
          </table:table-cell>
          <table:table-cell table:formula="of:=SIN([.$O371])*([.T$3]-[.B$14])+COS([.$O371])*([.U$3]-[.B$15])" office:value-type="float" office:value="250" calcext:value-type="float">
            <text:p>250</text:p>
          </table:table-cell>
          <table:table-cell table:formula="of:=COS([.$O371])*([.V$3]-[.B$14])-SIN([.$O371])*([.W$3]-[.B$15])" office:value-type="float" office:value="806" calcext:value-type="float">
            <text:p>806</text:p>
          </table:table-cell>
          <table:table-cell table:formula="of:=SIN([.$O371])*([.V$3]-[.B$14])+COS([.$O371])*([.W$3]-[.B$15])" office:value-type="float" office:value="1118" calcext:value-type="float">
            <text:p>1118</text:p>
          </table:table-cell>
          <table:table-cell table:formula="of:=COS([.$O371])*([.X$3]-[.B$12]/2)-SIN([.$O371])*([.Y$3]-[.B$13]/2)" office:value-type="float" office:value="-578" calcext:value-type="float">
            <text:p>-578</text:p>
          </table:table-cell>
          <table:table-cell table:formula="of:=SIN([.$O371])*([.X$3]-[.B$12]/2)+COS([.$O371])*([.Y$3]-[.B$13]/2)" office:value-type="float" office:value="-434" calcext:value-type="float">
            <text:p>-434</text:p>
          </table:table-cell>
          <table:table-cell table:formula="of:=COS([.$O371])*([.Z$3]-[.B$12]/2)-SIN([.$O371])*([.AA$3]-[.B$13]/2)" office:value-type="float" office:value="-578" calcext:value-type="float">
            <text:p>-578</text:p>
          </table:table-cell>
          <table:table-cell table:formula="of:=SIN([.$O371])*([.Z$3]-[.B$12]/2)+COS([.$O371])*([.AA$3]-[.B$13]/2)" office:value-type="float" office:value="434" calcext:value-type="float">
            <text:p>434</text:p>
          </table:table-cell>
          <table:table-cell table:formula="of:=COS([.$O371])*([.AB$3]-[.B$12]/2)-SIN([.$O371])*([.AC$3]-[.B$13]/2)" office:value-type="float" office:value="578" calcext:value-type="float">
            <text:p>578</text:p>
          </table:table-cell>
          <table:table-cell table:formula="of:=SIN([.$O371])*([.AB$3]-[.B$12]/2)+COS([.$O371])*([.AC$3]-[.B$13]/2)" office:value-type="float" office:value="-434" calcext:value-type="float">
            <text:p>-434</text:p>
          </table:table-cell>
          <table:table-cell table:formula="of:=COS([.$O371])*([.AD$3]-[.B$12]/2)-SIN([.$O371])*([.AE$3]-[.B$13]/2)" office:value-type="float" office:value="578" calcext:value-type="float">
            <text:p>578</text:p>
          </table:table-cell>
          <table:table-cell table:formula="of:=SIN([.$O371])*([.AD$3]-[.B$12]/2)+COS([.$O371])*([.AE$3]-[.B$13]/2)" office:value-type="float" office:value="434" calcext:value-type="float">
            <text:p>434</text:p>
          </table:table-cell>
          <table:table-cell table:formula="of:=COS([.$O371])*([.AF$3]-[.B$12]/2)-SIN([.$O371])*([.AG$3]-[.B$13]/2)" office:value-type="float" office:value="-228" calcext:value-type="float">
            <text:p>-228</text:p>
          </table:table-cell>
          <table:table-cell table:formula="of:=SIN([.$O371])*([.AF$3]-[.B$12]/2)+COS([.$O371])*([.AG$3]-[.B$13]/2)" office:value-type="float" office:value="-684" calcext:value-type="float">
            <text:p>-684</text:p>
          </table:table-cell>
          <table:table-cell table:formula="of:=MIN([.X371];[.Z371];[.AB371];[.AD371])" office:value-type="float" office:value="-578" calcext:value-type="float">
            <text:p>-578</text:p>
          </table:table-cell>
          <table:table-cell table:formula="of:=MIN([.Y371];[.AA371];[.AC371];[.AE371])" office:value-type="float" office:value="-434" calcext:value-type="float">
            <text:p>-434</text:p>
          </table:table-cell>
          <table:table-cell table:formula="of:=[.AF371]-[.$AH371]" office:value-type="float" office:value="350" calcext:value-type="float">
            <text:p>350</text:p>
          </table:table-cell>
          <table:table-cell table:formula="of:=[.AG371]-[.$AI371]" office:value-type="float" office:value="-250" calcext:value-type="float">
            <text:p>-250</text:p>
          </table:table-cell>
          <table:table-cell table:formula="of:=[.AF$3]-[.AJ371]" office:value-type="float" office:value="0" calcext:value-type="float">
            <text:p>0</text:p>
          </table:table-cell>
          <table:table-cell table:formula="of:=[.AG$3]-[.AK37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2];[.E372];[.F372])+TIME([.G372];[.H372];[.I372])" office:value-type="date" office:date-value="1999-11-30" calcext:value-type="date">
            <text:p>30/11/99 00:00:00</text:p>
          </table:table-cell>
          <table:table-cell table:formula="of:=IF([.C372]&lt;&gt;&quot;&quot;;CONCATENATE(&quot;mogrify -rotate &quot;;ROUND([.N372];3);&quot; -background black &quot;;[.C372]);&quot;&quot;)">
            <text:p/>
          </table:table-cell>
          <table:table-cell table:formula="of:=IF([.C372]&lt;&gt;&quot;&quot;;CONCATENATE(&quot;mogrify -crop &quot;;ROUND([.B$22]);&quot;x&quot;;ROUND([.B$23]);&quot;+&quot;;ROUND([.B$30]+[.B$33]-[.AL372]);&quot;+&quot;;ROUND([.B$31]+[.B$34]-[.AM372]);&quot; &quot;;[.C372]);&quot;&quot;)">
            <text:p/>
          </table:table-cell>
          <table:table-cell/>
          <table:table-cell table:style-name="Default" table:formula="of:=IF([.C372]&lt;&gt;&quot;&quot;;([.J372]-[.J$3])*360*[.B$35];0)" office:value-type="float" office:value="0" calcext:value-type="float">
            <text:p>0</text:p>
          </table:table-cell>
          <table:table-cell table:formula="of:=[.N372]/180*PI()" office:value-type="float" office:value="0" calcext:value-type="float">
            <text:p>0</text:p>
          </table:table-cell>
          <table:table-cell table:formula="of:=COS([.$O372])*([.P$3]-[.B$14])-SIN([.$O372])*([.Q$3]-[.B$15])" office:value-type="float" office:value="-350" calcext:value-type="float">
            <text:p>-350</text:p>
          </table:table-cell>
          <table:table-cell table:formula="of:=SIN([.$O372])*([.P$3]-[.B$14])+COS([.$O372])*([.Q$3]-[.B$15])" office:value-type="float" office:value="250" calcext:value-type="float">
            <text:p>250</text:p>
          </table:table-cell>
          <table:table-cell table:formula="of:=COS([.$O372])*([.R$3]-[.B$14])-SIN([.$O372])*([.S$3]-[.B$15])" office:value-type="float" office:value="-350" calcext:value-type="float">
            <text:p>-350</text:p>
          </table:table-cell>
          <table:table-cell table:formula="of:=SIN([.$O372])*([.R$3]-[.B$14])+COS([.$O372])*([.S$3]-[.B$15])" office:value-type="float" office:value="1118" calcext:value-type="float">
            <text:p>1118</text:p>
          </table:table-cell>
          <table:table-cell table:formula="of:=COS([.$O372])*([.T$3]-[.B$14])-SIN([.$O372])*([.U$3]-[.B$15])" office:value-type="float" office:value="806" calcext:value-type="float">
            <text:p>806</text:p>
          </table:table-cell>
          <table:table-cell table:formula="of:=SIN([.$O372])*([.T$3]-[.B$14])+COS([.$O372])*([.U$3]-[.B$15])" office:value-type="float" office:value="250" calcext:value-type="float">
            <text:p>250</text:p>
          </table:table-cell>
          <table:table-cell table:formula="of:=COS([.$O372])*([.V$3]-[.B$14])-SIN([.$O372])*([.W$3]-[.B$15])" office:value-type="float" office:value="806" calcext:value-type="float">
            <text:p>806</text:p>
          </table:table-cell>
          <table:table-cell table:formula="of:=SIN([.$O372])*([.V$3]-[.B$14])+COS([.$O372])*([.W$3]-[.B$15])" office:value-type="float" office:value="1118" calcext:value-type="float">
            <text:p>1118</text:p>
          </table:table-cell>
          <table:table-cell table:formula="of:=COS([.$O372])*([.X$3]-[.B$12]/2)-SIN([.$O372])*([.Y$3]-[.B$13]/2)" office:value-type="float" office:value="-578" calcext:value-type="float">
            <text:p>-578</text:p>
          </table:table-cell>
          <table:table-cell table:formula="of:=SIN([.$O372])*([.X$3]-[.B$12]/2)+COS([.$O372])*([.Y$3]-[.B$13]/2)" office:value-type="float" office:value="-434" calcext:value-type="float">
            <text:p>-434</text:p>
          </table:table-cell>
          <table:table-cell table:formula="of:=COS([.$O372])*([.Z$3]-[.B$12]/2)-SIN([.$O372])*([.AA$3]-[.B$13]/2)" office:value-type="float" office:value="-578" calcext:value-type="float">
            <text:p>-578</text:p>
          </table:table-cell>
          <table:table-cell table:formula="of:=SIN([.$O372])*([.Z$3]-[.B$12]/2)+COS([.$O372])*([.AA$3]-[.B$13]/2)" office:value-type="float" office:value="434" calcext:value-type="float">
            <text:p>434</text:p>
          </table:table-cell>
          <table:table-cell table:formula="of:=COS([.$O372])*([.AB$3]-[.B$12]/2)-SIN([.$O372])*([.AC$3]-[.B$13]/2)" office:value-type="float" office:value="578" calcext:value-type="float">
            <text:p>578</text:p>
          </table:table-cell>
          <table:table-cell table:formula="of:=SIN([.$O372])*([.AB$3]-[.B$12]/2)+COS([.$O372])*([.AC$3]-[.B$13]/2)" office:value-type="float" office:value="-434" calcext:value-type="float">
            <text:p>-434</text:p>
          </table:table-cell>
          <table:table-cell table:formula="of:=COS([.$O372])*([.AD$3]-[.B$12]/2)-SIN([.$O372])*([.AE$3]-[.B$13]/2)" office:value-type="float" office:value="578" calcext:value-type="float">
            <text:p>578</text:p>
          </table:table-cell>
          <table:table-cell table:formula="of:=SIN([.$O372])*([.AD$3]-[.B$12]/2)+COS([.$O372])*([.AE$3]-[.B$13]/2)" office:value-type="float" office:value="434" calcext:value-type="float">
            <text:p>434</text:p>
          </table:table-cell>
          <table:table-cell table:formula="of:=COS([.$O372])*([.AF$3]-[.B$12]/2)-SIN([.$O372])*([.AG$3]-[.B$13]/2)" office:value-type="float" office:value="-228" calcext:value-type="float">
            <text:p>-228</text:p>
          </table:table-cell>
          <table:table-cell table:formula="of:=SIN([.$O372])*([.AF$3]-[.B$12]/2)+COS([.$O372])*([.AG$3]-[.B$13]/2)" office:value-type="float" office:value="-684" calcext:value-type="float">
            <text:p>-684</text:p>
          </table:table-cell>
          <table:table-cell table:formula="of:=MIN([.X372];[.Z372];[.AB372];[.AD372])" office:value-type="float" office:value="-578" calcext:value-type="float">
            <text:p>-578</text:p>
          </table:table-cell>
          <table:table-cell table:formula="of:=MIN([.Y372];[.AA372];[.AC372];[.AE372])" office:value-type="float" office:value="-434" calcext:value-type="float">
            <text:p>-434</text:p>
          </table:table-cell>
          <table:table-cell table:formula="of:=[.AF372]-[.$AH372]" office:value-type="float" office:value="350" calcext:value-type="float">
            <text:p>350</text:p>
          </table:table-cell>
          <table:table-cell table:formula="of:=[.AG372]-[.$AI372]" office:value-type="float" office:value="-250" calcext:value-type="float">
            <text:p>-250</text:p>
          </table:table-cell>
          <table:table-cell table:formula="of:=[.AF$3]-[.AJ372]" office:value-type="float" office:value="0" calcext:value-type="float">
            <text:p>0</text:p>
          </table:table-cell>
          <table:table-cell table:formula="of:=[.AG$3]-[.AK37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3];[.E373];[.F373])+TIME([.G373];[.H373];[.I373])" office:value-type="date" office:date-value="1999-11-30" calcext:value-type="date">
            <text:p>30/11/99 00:00:00</text:p>
          </table:table-cell>
          <table:table-cell table:formula="of:=IF([.C373]&lt;&gt;&quot;&quot;;CONCATENATE(&quot;mogrify -rotate &quot;;ROUND([.N373];3);&quot; -background black &quot;;[.C373]);&quot;&quot;)">
            <text:p/>
          </table:table-cell>
          <table:table-cell table:formula="of:=IF([.C373]&lt;&gt;&quot;&quot;;CONCATENATE(&quot;mogrify -crop &quot;;ROUND([.B$22]);&quot;x&quot;;ROUND([.B$23]);&quot;+&quot;;ROUND([.B$30]+[.B$33]-[.AL373]);&quot;+&quot;;ROUND([.B$31]+[.B$34]-[.AM373]);&quot; &quot;;[.C373]);&quot;&quot;)">
            <text:p/>
          </table:table-cell>
          <table:table-cell/>
          <table:table-cell table:style-name="Default" table:formula="of:=IF([.C373]&lt;&gt;&quot;&quot;;([.J373]-[.J$3])*360*[.B$35];0)" office:value-type="float" office:value="0" calcext:value-type="float">
            <text:p>0</text:p>
          </table:table-cell>
          <table:table-cell table:formula="of:=[.N373]/180*PI()" office:value-type="float" office:value="0" calcext:value-type="float">
            <text:p>0</text:p>
          </table:table-cell>
          <table:table-cell table:formula="of:=COS([.$O373])*([.P$3]-[.B$14])-SIN([.$O373])*([.Q$3]-[.B$15])" office:value-type="float" office:value="-350" calcext:value-type="float">
            <text:p>-350</text:p>
          </table:table-cell>
          <table:table-cell table:formula="of:=SIN([.$O373])*([.P$3]-[.B$14])+COS([.$O373])*([.Q$3]-[.B$15])" office:value-type="float" office:value="250" calcext:value-type="float">
            <text:p>250</text:p>
          </table:table-cell>
          <table:table-cell table:formula="of:=COS([.$O373])*([.R$3]-[.B$14])-SIN([.$O373])*([.S$3]-[.B$15])" office:value-type="float" office:value="-350" calcext:value-type="float">
            <text:p>-350</text:p>
          </table:table-cell>
          <table:table-cell table:formula="of:=SIN([.$O373])*([.R$3]-[.B$14])+COS([.$O373])*([.S$3]-[.B$15])" office:value-type="float" office:value="1118" calcext:value-type="float">
            <text:p>1118</text:p>
          </table:table-cell>
          <table:table-cell table:formula="of:=COS([.$O373])*([.T$3]-[.B$14])-SIN([.$O373])*([.U$3]-[.B$15])" office:value-type="float" office:value="806" calcext:value-type="float">
            <text:p>806</text:p>
          </table:table-cell>
          <table:table-cell table:formula="of:=SIN([.$O373])*([.T$3]-[.B$14])+COS([.$O373])*([.U$3]-[.B$15])" office:value-type="float" office:value="250" calcext:value-type="float">
            <text:p>250</text:p>
          </table:table-cell>
          <table:table-cell table:formula="of:=COS([.$O373])*([.V$3]-[.B$14])-SIN([.$O373])*([.W$3]-[.B$15])" office:value-type="float" office:value="806" calcext:value-type="float">
            <text:p>806</text:p>
          </table:table-cell>
          <table:table-cell table:formula="of:=SIN([.$O373])*([.V$3]-[.B$14])+COS([.$O373])*([.W$3]-[.B$15])" office:value-type="float" office:value="1118" calcext:value-type="float">
            <text:p>1118</text:p>
          </table:table-cell>
          <table:table-cell table:formula="of:=COS([.$O373])*([.X$3]-[.B$12]/2)-SIN([.$O373])*([.Y$3]-[.B$13]/2)" office:value-type="float" office:value="-578" calcext:value-type="float">
            <text:p>-578</text:p>
          </table:table-cell>
          <table:table-cell table:formula="of:=SIN([.$O373])*([.X$3]-[.B$12]/2)+COS([.$O373])*([.Y$3]-[.B$13]/2)" office:value-type="float" office:value="-434" calcext:value-type="float">
            <text:p>-434</text:p>
          </table:table-cell>
          <table:table-cell table:formula="of:=COS([.$O373])*([.Z$3]-[.B$12]/2)-SIN([.$O373])*([.AA$3]-[.B$13]/2)" office:value-type="float" office:value="-578" calcext:value-type="float">
            <text:p>-578</text:p>
          </table:table-cell>
          <table:table-cell table:formula="of:=SIN([.$O373])*([.Z$3]-[.B$12]/2)+COS([.$O373])*([.AA$3]-[.B$13]/2)" office:value-type="float" office:value="434" calcext:value-type="float">
            <text:p>434</text:p>
          </table:table-cell>
          <table:table-cell table:formula="of:=COS([.$O373])*([.AB$3]-[.B$12]/2)-SIN([.$O373])*([.AC$3]-[.B$13]/2)" office:value-type="float" office:value="578" calcext:value-type="float">
            <text:p>578</text:p>
          </table:table-cell>
          <table:table-cell table:formula="of:=SIN([.$O373])*([.AB$3]-[.B$12]/2)+COS([.$O373])*([.AC$3]-[.B$13]/2)" office:value-type="float" office:value="-434" calcext:value-type="float">
            <text:p>-434</text:p>
          </table:table-cell>
          <table:table-cell table:formula="of:=COS([.$O373])*([.AD$3]-[.B$12]/2)-SIN([.$O373])*([.AE$3]-[.B$13]/2)" office:value-type="float" office:value="578" calcext:value-type="float">
            <text:p>578</text:p>
          </table:table-cell>
          <table:table-cell table:formula="of:=SIN([.$O373])*([.AD$3]-[.B$12]/2)+COS([.$O373])*([.AE$3]-[.B$13]/2)" office:value-type="float" office:value="434" calcext:value-type="float">
            <text:p>434</text:p>
          </table:table-cell>
          <table:table-cell table:formula="of:=COS([.$O373])*([.AF$3]-[.B$12]/2)-SIN([.$O373])*([.AG$3]-[.B$13]/2)" office:value-type="float" office:value="-228" calcext:value-type="float">
            <text:p>-228</text:p>
          </table:table-cell>
          <table:table-cell table:formula="of:=SIN([.$O373])*([.AF$3]-[.B$12]/2)+COS([.$O373])*([.AG$3]-[.B$13]/2)" office:value-type="float" office:value="-684" calcext:value-type="float">
            <text:p>-684</text:p>
          </table:table-cell>
          <table:table-cell table:formula="of:=MIN([.X373];[.Z373];[.AB373];[.AD373])" office:value-type="float" office:value="-578" calcext:value-type="float">
            <text:p>-578</text:p>
          </table:table-cell>
          <table:table-cell table:formula="of:=MIN([.Y373];[.AA373];[.AC373];[.AE373])" office:value-type="float" office:value="-434" calcext:value-type="float">
            <text:p>-434</text:p>
          </table:table-cell>
          <table:table-cell table:formula="of:=[.AF373]-[.$AH373]" office:value-type="float" office:value="350" calcext:value-type="float">
            <text:p>350</text:p>
          </table:table-cell>
          <table:table-cell table:formula="of:=[.AG373]-[.$AI373]" office:value-type="float" office:value="-250" calcext:value-type="float">
            <text:p>-250</text:p>
          </table:table-cell>
          <table:table-cell table:formula="of:=[.AF$3]-[.AJ373]" office:value-type="float" office:value="0" calcext:value-type="float">
            <text:p>0</text:p>
          </table:table-cell>
          <table:table-cell table:formula="of:=[.AG$3]-[.AK37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4];[.E374];[.F374])+TIME([.G374];[.H374];[.I374])" office:value-type="date" office:date-value="1999-11-30" calcext:value-type="date">
            <text:p>30/11/99 00:00:00</text:p>
          </table:table-cell>
          <table:table-cell table:formula="of:=IF([.C374]&lt;&gt;&quot;&quot;;CONCATENATE(&quot;mogrify -rotate &quot;;ROUND([.N374];3);&quot; -background black &quot;;[.C374]);&quot;&quot;)">
            <text:p/>
          </table:table-cell>
          <table:table-cell table:formula="of:=IF([.C374]&lt;&gt;&quot;&quot;;CONCATENATE(&quot;mogrify -crop &quot;;ROUND([.B$22]);&quot;x&quot;;ROUND([.B$23]);&quot;+&quot;;ROUND([.B$30]+[.B$33]-[.AL374]);&quot;+&quot;;ROUND([.B$31]+[.B$34]-[.AM374]);&quot; &quot;;[.C374]);&quot;&quot;)">
            <text:p/>
          </table:table-cell>
          <table:table-cell/>
          <table:table-cell table:style-name="Default" table:formula="of:=IF([.C374]&lt;&gt;&quot;&quot;;([.J374]-[.J$3])*360*[.B$35];0)" office:value-type="float" office:value="0" calcext:value-type="float">
            <text:p>0</text:p>
          </table:table-cell>
          <table:table-cell table:formula="of:=[.N374]/180*PI()" office:value-type="float" office:value="0" calcext:value-type="float">
            <text:p>0</text:p>
          </table:table-cell>
          <table:table-cell table:formula="of:=COS([.$O374])*([.P$3]-[.B$14])-SIN([.$O374])*([.Q$3]-[.B$15])" office:value-type="float" office:value="-350" calcext:value-type="float">
            <text:p>-350</text:p>
          </table:table-cell>
          <table:table-cell table:formula="of:=SIN([.$O374])*([.P$3]-[.B$14])+COS([.$O374])*([.Q$3]-[.B$15])" office:value-type="float" office:value="250" calcext:value-type="float">
            <text:p>250</text:p>
          </table:table-cell>
          <table:table-cell table:formula="of:=COS([.$O374])*([.R$3]-[.B$14])-SIN([.$O374])*([.S$3]-[.B$15])" office:value-type="float" office:value="-350" calcext:value-type="float">
            <text:p>-350</text:p>
          </table:table-cell>
          <table:table-cell table:formula="of:=SIN([.$O374])*([.R$3]-[.B$14])+COS([.$O374])*([.S$3]-[.B$15])" office:value-type="float" office:value="1118" calcext:value-type="float">
            <text:p>1118</text:p>
          </table:table-cell>
          <table:table-cell table:formula="of:=COS([.$O374])*([.T$3]-[.B$14])-SIN([.$O374])*([.U$3]-[.B$15])" office:value-type="float" office:value="806" calcext:value-type="float">
            <text:p>806</text:p>
          </table:table-cell>
          <table:table-cell table:formula="of:=SIN([.$O374])*([.T$3]-[.B$14])+COS([.$O374])*([.U$3]-[.B$15])" office:value-type="float" office:value="250" calcext:value-type="float">
            <text:p>250</text:p>
          </table:table-cell>
          <table:table-cell table:formula="of:=COS([.$O374])*([.V$3]-[.B$14])-SIN([.$O374])*([.W$3]-[.B$15])" office:value-type="float" office:value="806" calcext:value-type="float">
            <text:p>806</text:p>
          </table:table-cell>
          <table:table-cell table:formula="of:=SIN([.$O374])*([.V$3]-[.B$14])+COS([.$O374])*([.W$3]-[.B$15])" office:value-type="float" office:value="1118" calcext:value-type="float">
            <text:p>1118</text:p>
          </table:table-cell>
          <table:table-cell table:formula="of:=COS([.$O374])*([.X$3]-[.B$12]/2)-SIN([.$O374])*([.Y$3]-[.B$13]/2)" office:value-type="float" office:value="-578" calcext:value-type="float">
            <text:p>-578</text:p>
          </table:table-cell>
          <table:table-cell table:formula="of:=SIN([.$O374])*([.X$3]-[.B$12]/2)+COS([.$O374])*([.Y$3]-[.B$13]/2)" office:value-type="float" office:value="-434" calcext:value-type="float">
            <text:p>-434</text:p>
          </table:table-cell>
          <table:table-cell table:formula="of:=COS([.$O374])*([.Z$3]-[.B$12]/2)-SIN([.$O374])*([.AA$3]-[.B$13]/2)" office:value-type="float" office:value="-578" calcext:value-type="float">
            <text:p>-578</text:p>
          </table:table-cell>
          <table:table-cell table:formula="of:=SIN([.$O374])*([.Z$3]-[.B$12]/2)+COS([.$O374])*([.AA$3]-[.B$13]/2)" office:value-type="float" office:value="434" calcext:value-type="float">
            <text:p>434</text:p>
          </table:table-cell>
          <table:table-cell table:formula="of:=COS([.$O374])*([.AB$3]-[.B$12]/2)-SIN([.$O374])*([.AC$3]-[.B$13]/2)" office:value-type="float" office:value="578" calcext:value-type="float">
            <text:p>578</text:p>
          </table:table-cell>
          <table:table-cell table:formula="of:=SIN([.$O374])*([.AB$3]-[.B$12]/2)+COS([.$O374])*([.AC$3]-[.B$13]/2)" office:value-type="float" office:value="-434" calcext:value-type="float">
            <text:p>-434</text:p>
          </table:table-cell>
          <table:table-cell table:formula="of:=COS([.$O374])*([.AD$3]-[.B$12]/2)-SIN([.$O374])*([.AE$3]-[.B$13]/2)" office:value-type="float" office:value="578" calcext:value-type="float">
            <text:p>578</text:p>
          </table:table-cell>
          <table:table-cell table:formula="of:=SIN([.$O374])*([.AD$3]-[.B$12]/2)+COS([.$O374])*([.AE$3]-[.B$13]/2)" office:value-type="float" office:value="434" calcext:value-type="float">
            <text:p>434</text:p>
          </table:table-cell>
          <table:table-cell table:formula="of:=COS([.$O374])*([.AF$3]-[.B$12]/2)-SIN([.$O374])*([.AG$3]-[.B$13]/2)" office:value-type="float" office:value="-228" calcext:value-type="float">
            <text:p>-228</text:p>
          </table:table-cell>
          <table:table-cell table:formula="of:=SIN([.$O374])*([.AF$3]-[.B$12]/2)+COS([.$O374])*([.AG$3]-[.B$13]/2)" office:value-type="float" office:value="-684" calcext:value-type="float">
            <text:p>-684</text:p>
          </table:table-cell>
          <table:table-cell table:formula="of:=MIN([.X374];[.Z374];[.AB374];[.AD374])" office:value-type="float" office:value="-578" calcext:value-type="float">
            <text:p>-578</text:p>
          </table:table-cell>
          <table:table-cell table:formula="of:=MIN([.Y374];[.AA374];[.AC374];[.AE374])" office:value-type="float" office:value="-434" calcext:value-type="float">
            <text:p>-434</text:p>
          </table:table-cell>
          <table:table-cell table:formula="of:=[.AF374]-[.$AH374]" office:value-type="float" office:value="350" calcext:value-type="float">
            <text:p>350</text:p>
          </table:table-cell>
          <table:table-cell table:formula="of:=[.AG374]-[.$AI374]" office:value-type="float" office:value="-250" calcext:value-type="float">
            <text:p>-250</text:p>
          </table:table-cell>
          <table:table-cell table:formula="of:=[.AF$3]-[.AJ374]" office:value-type="float" office:value="0" calcext:value-type="float">
            <text:p>0</text:p>
          </table:table-cell>
          <table:table-cell table:formula="of:=[.AG$3]-[.AK37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5];[.E375];[.F375])+TIME([.G375];[.H375];[.I375])" office:value-type="date" office:date-value="1999-11-30" calcext:value-type="date">
            <text:p>30/11/99 00:00:00</text:p>
          </table:table-cell>
          <table:table-cell table:formula="of:=IF([.C375]&lt;&gt;&quot;&quot;;CONCATENATE(&quot;mogrify -rotate &quot;;ROUND([.N375];3);&quot; -background black &quot;;[.C375]);&quot;&quot;)">
            <text:p/>
          </table:table-cell>
          <table:table-cell table:formula="of:=IF([.C375]&lt;&gt;&quot;&quot;;CONCATENATE(&quot;mogrify -crop &quot;;ROUND([.B$22]);&quot;x&quot;;ROUND([.B$23]);&quot;+&quot;;ROUND([.B$30]+[.B$33]-[.AL375]);&quot;+&quot;;ROUND([.B$31]+[.B$34]-[.AM375]);&quot; &quot;;[.C375]);&quot;&quot;)">
            <text:p/>
          </table:table-cell>
          <table:table-cell/>
          <table:table-cell table:style-name="Default" table:formula="of:=IF([.C375]&lt;&gt;&quot;&quot;;([.J375]-[.J$3])*360*[.B$35];0)" office:value-type="float" office:value="0" calcext:value-type="float">
            <text:p>0</text:p>
          </table:table-cell>
          <table:table-cell table:formula="of:=[.N375]/180*PI()" office:value-type="float" office:value="0" calcext:value-type="float">
            <text:p>0</text:p>
          </table:table-cell>
          <table:table-cell table:formula="of:=COS([.$O375])*([.P$3]-[.B$14])-SIN([.$O375])*([.Q$3]-[.B$15])" office:value-type="float" office:value="-350" calcext:value-type="float">
            <text:p>-350</text:p>
          </table:table-cell>
          <table:table-cell table:formula="of:=SIN([.$O375])*([.P$3]-[.B$14])+COS([.$O375])*([.Q$3]-[.B$15])" office:value-type="float" office:value="250" calcext:value-type="float">
            <text:p>250</text:p>
          </table:table-cell>
          <table:table-cell table:formula="of:=COS([.$O375])*([.R$3]-[.B$14])-SIN([.$O375])*([.S$3]-[.B$15])" office:value-type="float" office:value="-350" calcext:value-type="float">
            <text:p>-350</text:p>
          </table:table-cell>
          <table:table-cell table:formula="of:=SIN([.$O375])*([.R$3]-[.B$14])+COS([.$O375])*([.S$3]-[.B$15])" office:value-type="float" office:value="1118" calcext:value-type="float">
            <text:p>1118</text:p>
          </table:table-cell>
          <table:table-cell table:formula="of:=COS([.$O375])*([.T$3]-[.B$14])-SIN([.$O375])*([.U$3]-[.B$15])" office:value-type="float" office:value="806" calcext:value-type="float">
            <text:p>806</text:p>
          </table:table-cell>
          <table:table-cell table:formula="of:=SIN([.$O375])*([.T$3]-[.B$14])+COS([.$O375])*([.U$3]-[.B$15])" office:value-type="float" office:value="250" calcext:value-type="float">
            <text:p>250</text:p>
          </table:table-cell>
          <table:table-cell table:formula="of:=COS([.$O375])*([.V$3]-[.B$14])-SIN([.$O375])*([.W$3]-[.B$15])" office:value-type="float" office:value="806" calcext:value-type="float">
            <text:p>806</text:p>
          </table:table-cell>
          <table:table-cell table:formula="of:=SIN([.$O375])*([.V$3]-[.B$14])+COS([.$O375])*([.W$3]-[.B$15])" office:value-type="float" office:value="1118" calcext:value-type="float">
            <text:p>1118</text:p>
          </table:table-cell>
          <table:table-cell table:formula="of:=COS([.$O375])*([.X$3]-[.B$12]/2)-SIN([.$O375])*([.Y$3]-[.B$13]/2)" office:value-type="float" office:value="-578" calcext:value-type="float">
            <text:p>-578</text:p>
          </table:table-cell>
          <table:table-cell table:formula="of:=SIN([.$O375])*([.X$3]-[.B$12]/2)+COS([.$O375])*([.Y$3]-[.B$13]/2)" office:value-type="float" office:value="-434" calcext:value-type="float">
            <text:p>-434</text:p>
          </table:table-cell>
          <table:table-cell table:formula="of:=COS([.$O375])*([.Z$3]-[.B$12]/2)-SIN([.$O375])*([.AA$3]-[.B$13]/2)" office:value-type="float" office:value="-578" calcext:value-type="float">
            <text:p>-578</text:p>
          </table:table-cell>
          <table:table-cell table:formula="of:=SIN([.$O375])*([.Z$3]-[.B$12]/2)+COS([.$O375])*([.AA$3]-[.B$13]/2)" office:value-type="float" office:value="434" calcext:value-type="float">
            <text:p>434</text:p>
          </table:table-cell>
          <table:table-cell table:formula="of:=COS([.$O375])*([.AB$3]-[.B$12]/2)-SIN([.$O375])*([.AC$3]-[.B$13]/2)" office:value-type="float" office:value="578" calcext:value-type="float">
            <text:p>578</text:p>
          </table:table-cell>
          <table:table-cell table:formula="of:=SIN([.$O375])*([.AB$3]-[.B$12]/2)+COS([.$O375])*([.AC$3]-[.B$13]/2)" office:value-type="float" office:value="-434" calcext:value-type="float">
            <text:p>-434</text:p>
          </table:table-cell>
          <table:table-cell table:formula="of:=COS([.$O375])*([.AD$3]-[.B$12]/2)-SIN([.$O375])*([.AE$3]-[.B$13]/2)" office:value-type="float" office:value="578" calcext:value-type="float">
            <text:p>578</text:p>
          </table:table-cell>
          <table:table-cell table:formula="of:=SIN([.$O375])*([.AD$3]-[.B$12]/2)+COS([.$O375])*([.AE$3]-[.B$13]/2)" office:value-type="float" office:value="434" calcext:value-type="float">
            <text:p>434</text:p>
          </table:table-cell>
          <table:table-cell table:formula="of:=COS([.$O375])*([.AF$3]-[.B$12]/2)-SIN([.$O375])*([.AG$3]-[.B$13]/2)" office:value-type="float" office:value="-228" calcext:value-type="float">
            <text:p>-228</text:p>
          </table:table-cell>
          <table:table-cell table:formula="of:=SIN([.$O375])*([.AF$3]-[.B$12]/2)+COS([.$O375])*([.AG$3]-[.B$13]/2)" office:value-type="float" office:value="-684" calcext:value-type="float">
            <text:p>-684</text:p>
          </table:table-cell>
          <table:table-cell table:formula="of:=MIN([.X375];[.Z375];[.AB375];[.AD375])" office:value-type="float" office:value="-578" calcext:value-type="float">
            <text:p>-578</text:p>
          </table:table-cell>
          <table:table-cell table:formula="of:=MIN([.Y375];[.AA375];[.AC375];[.AE375])" office:value-type="float" office:value="-434" calcext:value-type="float">
            <text:p>-434</text:p>
          </table:table-cell>
          <table:table-cell table:formula="of:=[.AF375]-[.$AH375]" office:value-type="float" office:value="350" calcext:value-type="float">
            <text:p>350</text:p>
          </table:table-cell>
          <table:table-cell table:formula="of:=[.AG375]-[.$AI375]" office:value-type="float" office:value="-250" calcext:value-type="float">
            <text:p>-250</text:p>
          </table:table-cell>
          <table:table-cell table:formula="of:=[.AF$3]-[.AJ375]" office:value-type="float" office:value="0" calcext:value-type="float">
            <text:p>0</text:p>
          </table:table-cell>
          <table:table-cell table:formula="of:=[.AG$3]-[.AK37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6];[.E376];[.F376])+TIME([.G376];[.H376];[.I376])" office:value-type="date" office:date-value="1999-11-30" calcext:value-type="date">
            <text:p>30/11/99 00:00:00</text:p>
          </table:table-cell>
          <table:table-cell table:formula="of:=IF([.C376]&lt;&gt;&quot;&quot;;CONCATENATE(&quot;mogrify -rotate &quot;;ROUND([.N376];3);&quot; -background black &quot;;[.C376]);&quot;&quot;)">
            <text:p/>
          </table:table-cell>
          <table:table-cell table:formula="of:=IF([.C376]&lt;&gt;&quot;&quot;;CONCATENATE(&quot;mogrify -crop &quot;;ROUND([.B$22]);&quot;x&quot;;ROUND([.B$23]);&quot;+&quot;;ROUND([.B$30]+[.B$33]-[.AL376]);&quot;+&quot;;ROUND([.B$31]+[.B$34]-[.AM376]);&quot; &quot;;[.C376]);&quot;&quot;)">
            <text:p/>
          </table:table-cell>
          <table:table-cell/>
          <table:table-cell table:style-name="Default" table:formula="of:=IF([.C376]&lt;&gt;&quot;&quot;;([.J376]-[.J$3])*360*[.B$35];0)" office:value-type="float" office:value="0" calcext:value-type="float">
            <text:p>0</text:p>
          </table:table-cell>
          <table:table-cell table:formula="of:=[.N376]/180*PI()" office:value-type="float" office:value="0" calcext:value-type="float">
            <text:p>0</text:p>
          </table:table-cell>
          <table:table-cell table:formula="of:=COS([.$O376])*([.P$3]-[.B$14])-SIN([.$O376])*([.Q$3]-[.B$15])" office:value-type="float" office:value="-350" calcext:value-type="float">
            <text:p>-350</text:p>
          </table:table-cell>
          <table:table-cell table:formula="of:=SIN([.$O376])*([.P$3]-[.B$14])+COS([.$O376])*([.Q$3]-[.B$15])" office:value-type="float" office:value="250" calcext:value-type="float">
            <text:p>250</text:p>
          </table:table-cell>
          <table:table-cell table:formula="of:=COS([.$O376])*([.R$3]-[.B$14])-SIN([.$O376])*([.S$3]-[.B$15])" office:value-type="float" office:value="-350" calcext:value-type="float">
            <text:p>-350</text:p>
          </table:table-cell>
          <table:table-cell table:formula="of:=SIN([.$O376])*([.R$3]-[.B$14])+COS([.$O376])*([.S$3]-[.B$15])" office:value-type="float" office:value="1118" calcext:value-type="float">
            <text:p>1118</text:p>
          </table:table-cell>
          <table:table-cell table:formula="of:=COS([.$O376])*([.T$3]-[.B$14])-SIN([.$O376])*([.U$3]-[.B$15])" office:value-type="float" office:value="806" calcext:value-type="float">
            <text:p>806</text:p>
          </table:table-cell>
          <table:table-cell table:formula="of:=SIN([.$O376])*([.T$3]-[.B$14])+COS([.$O376])*([.U$3]-[.B$15])" office:value-type="float" office:value="250" calcext:value-type="float">
            <text:p>250</text:p>
          </table:table-cell>
          <table:table-cell table:formula="of:=COS([.$O376])*([.V$3]-[.B$14])-SIN([.$O376])*([.W$3]-[.B$15])" office:value-type="float" office:value="806" calcext:value-type="float">
            <text:p>806</text:p>
          </table:table-cell>
          <table:table-cell table:formula="of:=SIN([.$O376])*([.V$3]-[.B$14])+COS([.$O376])*([.W$3]-[.B$15])" office:value-type="float" office:value="1118" calcext:value-type="float">
            <text:p>1118</text:p>
          </table:table-cell>
          <table:table-cell table:formula="of:=COS([.$O376])*([.X$3]-[.B$12]/2)-SIN([.$O376])*([.Y$3]-[.B$13]/2)" office:value-type="float" office:value="-578" calcext:value-type="float">
            <text:p>-578</text:p>
          </table:table-cell>
          <table:table-cell table:formula="of:=SIN([.$O376])*([.X$3]-[.B$12]/2)+COS([.$O376])*([.Y$3]-[.B$13]/2)" office:value-type="float" office:value="-434" calcext:value-type="float">
            <text:p>-434</text:p>
          </table:table-cell>
          <table:table-cell table:formula="of:=COS([.$O376])*([.Z$3]-[.B$12]/2)-SIN([.$O376])*([.AA$3]-[.B$13]/2)" office:value-type="float" office:value="-578" calcext:value-type="float">
            <text:p>-578</text:p>
          </table:table-cell>
          <table:table-cell table:formula="of:=SIN([.$O376])*([.Z$3]-[.B$12]/2)+COS([.$O376])*([.AA$3]-[.B$13]/2)" office:value-type="float" office:value="434" calcext:value-type="float">
            <text:p>434</text:p>
          </table:table-cell>
          <table:table-cell table:formula="of:=COS([.$O376])*([.AB$3]-[.B$12]/2)-SIN([.$O376])*([.AC$3]-[.B$13]/2)" office:value-type="float" office:value="578" calcext:value-type="float">
            <text:p>578</text:p>
          </table:table-cell>
          <table:table-cell table:formula="of:=SIN([.$O376])*([.AB$3]-[.B$12]/2)+COS([.$O376])*([.AC$3]-[.B$13]/2)" office:value-type="float" office:value="-434" calcext:value-type="float">
            <text:p>-434</text:p>
          </table:table-cell>
          <table:table-cell table:formula="of:=COS([.$O376])*([.AD$3]-[.B$12]/2)-SIN([.$O376])*([.AE$3]-[.B$13]/2)" office:value-type="float" office:value="578" calcext:value-type="float">
            <text:p>578</text:p>
          </table:table-cell>
          <table:table-cell table:formula="of:=SIN([.$O376])*([.AD$3]-[.B$12]/2)+COS([.$O376])*([.AE$3]-[.B$13]/2)" office:value-type="float" office:value="434" calcext:value-type="float">
            <text:p>434</text:p>
          </table:table-cell>
          <table:table-cell table:formula="of:=COS([.$O376])*([.AF$3]-[.B$12]/2)-SIN([.$O376])*([.AG$3]-[.B$13]/2)" office:value-type="float" office:value="-228" calcext:value-type="float">
            <text:p>-228</text:p>
          </table:table-cell>
          <table:table-cell table:formula="of:=SIN([.$O376])*([.AF$3]-[.B$12]/2)+COS([.$O376])*([.AG$3]-[.B$13]/2)" office:value-type="float" office:value="-684" calcext:value-type="float">
            <text:p>-684</text:p>
          </table:table-cell>
          <table:table-cell table:formula="of:=MIN([.X376];[.Z376];[.AB376];[.AD376])" office:value-type="float" office:value="-578" calcext:value-type="float">
            <text:p>-578</text:p>
          </table:table-cell>
          <table:table-cell table:formula="of:=MIN([.Y376];[.AA376];[.AC376];[.AE376])" office:value-type="float" office:value="-434" calcext:value-type="float">
            <text:p>-434</text:p>
          </table:table-cell>
          <table:table-cell table:formula="of:=[.AF376]-[.$AH376]" office:value-type="float" office:value="350" calcext:value-type="float">
            <text:p>350</text:p>
          </table:table-cell>
          <table:table-cell table:formula="of:=[.AG376]-[.$AI376]" office:value-type="float" office:value="-250" calcext:value-type="float">
            <text:p>-250</text:p>
          </table:table-cell>
          <table:table-cell table:formula="of:=[.AF$3]-[.AJ376]" office:value-type="float" office:value="0" calcext:value-type="float">
            <text:p>0</text:p>
          </table:table-cell>
          <table:table-cell table:formula="of:=[.AG$3]-[.AK37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7];[.E377];[.F377])+TIME([.G377];[.H377];[.I377])" office:value-type="date" office:date-value="1999-11-30" calcext:value-type="date">
            <text:p>30/11/99 00:00:00</text:p>
          </table:table-cell>
          <table:table-cell table:formula="of:=IF([.C377]&lt;&gt;&quot;&quot;;CONCATENATE(&quot;mogrify -rotate &quot;;ROUND([.N377];3);&quot; -background black &quot;;[.C377]);&quot;&quot;)">
            <text:p/>
          </table:table-cell>
          <table:table-cell table:formula="of:=IF([.C377]&lt;&gt;&quot;&quot;;CONCATENATE(&quot;mogrify -crop &quot;;ROUND([.B$22]);&quot;x&quot;;ROUND([.B$23]);&quot;+&quot;;ROUND([.B$30]+[.B$33]-[.AL377]);&quot;+&quot;;ROUND([.B$31]+[.B$34]-[.AM377]);&quot; &quot;;[.C377]);&quot;&quot;)">
            <text:p/>
          </table:table-cell>
          <table:table-cell/>
          <table:table-cell table:style-name="Default" table:formula="of:=IF([.C377]&lt;&gt;&quot;&quot;;([.J377]-[.J$3])*360*[.B$35];0)" office:value-type="float" office:value="0" calcext:value-type="float">
            <text:p>0</text:p>
          </table:table-cell>
          <table:table-cell table:formula="of:=[.N377]/180*PI()" office:value-type="float" office:value="0" calcext:value-type="float">
            <text:p>0</text:p>
          </table:table-cell>
          <table:table-cell table:formula="of:=COS([.$O377])*([.P$3]-[.B$14])-SIN([.$O377])*([.Q$3]-[.B$15])" office:value-type="float" office:value="-350" calcext:value-type="float">
            <text:p>-350</text:p>
          </table:table-cell>
          <table:table-cell table:formula="of:=SIN([.$O377])*([.P$3]-[.B$14])+COS([.$O377])*([.Q$3]-[.B$15])" office:value-type="float" office:value="250" calcext:value-type="float">
            <text:p>250</text:p>
          </table:table-cell>
          <table:table-cell table:formula="of:=COS([.$O377])*([.R$3]-[.B$14])-SIN([.$O377])*([.S$3]-[.B$15])" office:value-type="float" office:value="-350" calcext:value-type="float">
            <text:p>-350</text:p>
          </table:table-cell>
          <table:table-cell table:formula="of:=SIN([.$O377])*([.R$3]-[.B$14])+COS([.$O377])*([.S$3]-[.B$15])" office:value-type="float" office:value="1118" calcext:value-type="float">
            <text:p>1118</text:p>
          </table:table-cell>
          <table:table-cell table:formula="of:=COS([.$O377])*([.T$3]-[.B$14])-SIN([.$O377])*([.U$3]-[.B$15])" office:value-type="float" office:value="806" calcext:value-type="float">
            <text:p>806</text:p>
          </table:table-cell>
          <table:table-cell table:formula="of:=SIN([.$O377])*([.T$3]-[.B$14])+COS([.$O377])*([.U$3]-[.B$15])" office:value-type="float" office:value="250" calcext:value-type="float">
            <text:p>250</text:p>
          </table:table-cell>
          <table:table-cell table:formula="of:=COS([.$O377])*([.V$3]-[.B$14])-SIN([.$O377])*([.W$3]-[.B$15])" office:value-type="float" office:value="806" calcext:value-type="float">
            <text:p>806</text:p>
          </table:table-cell>
          <table:table-cell table:formula="of:=SIN([.$O377])*([.V$3]-[.B$14])+COS([.$O377])*([.W$3]-[.B$15])" office:value-type="float" office:value="1118" calcext:value-type="float">
            <text:p>1118</text:p>
          </table:table-cell>
          <table:table-cell table:formula="of:=COS([.$O377])*([.X$3]-[.B$12]/2)-SIN([.$O377])*([.Y$3]-[.B$13]/2)" office:value-type="float" office:value="-578" calcext:value-type="float">
            <text:p>-578</text:p>
          </table:table-cell>
          <table:table-cell table:formula="of:=SIN([.$O377])*([.X$3]-[.B$12]/2)+COS([.$O377])*([.Y$3]-[.B$13]/2)" office:value-type="float" office:value="-434" calcext:value-type="float">
            <text:p>-434</text:p>
          </table:table-cell>
          <table:table-cell table:formula="of:=COS([.$O377])*([.Z$3]-[.B$12]/2)-SIN([.$O377])*([.AA$3]-[.B$13]/2)" office:value-type="float" office:value="-578" calcext:value-type="float">
            <text:p>-578</text:p>
          </table:table-cell>
          <table:table-cell table:formula="of:=SIN([.$O377])*([.Z$3]-[.B$12]/2)+COS([.$O377])*([.AA$3]-[.B$13]/2)" office:value-type="float" office:value="434" calcext:value-type="float">
            <text:p>434</text:p>
          </table:table-cell>
          <table:table-cell table:formula="of:=COS([.$O377])*([.AB$3]-[.B$12]/2)-SIN([.$O377])*([.AC$3]-[.B$13]/2)" office:value-type="float" office:value="578" calcext:value-type="float">
            <text:p>578</text:p>
          </table:table-cell>
          <table:table-cell table:formula="of:=SIN([.$O377])*([.AB$3]-[.B$12]/2)+COS([.$O377])*([.AC$3]-[.B$13]/2)" office:value-type="float" office:value="-434" calcext:value-type="float">
            <text:p>-434</text:p>
          </table:table-cell>
          <table:table-cell table:formula="of:=COS([.$O377])*([.AD$3]-[.B$12]/2)-SIN([.$O377])*([.AE$3]-[.B$13]/2)" office:value-type="float" office:value="578" calcext:value-type="float">
            <text:p>578</text:p>
          </table:table-cell>
          <table:table-cell table:formula="of:=SIN([.$O377])*([.AD$3]-[.B$12]/2)+COS([.$O377])*([.AE$3]-[.B$13]/2)" office:value-type="float" office:value="434" calcext:value-type="float">
            <text:p>434</text:p>
          </table:table-cell>
          <table:table-cell table:formula="of:=COS([.$O377])*([.AF$3]-[.B$12]/2)-SIN([.$O377])*([.AG$3]-[.B$13]/2)" office:value-type="float" office:value="-228" calcext:value-type="float">
            <text:p>-228</text:p>
          </table:table-cell>
          <table:table-cell table:formula="of:=SIN([.$O377])*([.AF$3]-[.B$12]/2)+COS([.$O377])*([.AG$3]-[.B$13]/2)" office:value-type="float" office:value="-684" calcext:value-type="float">
            <text:p>-684</text:p>
          </table:table-cell>
          <table:table-cell table:formula="of:=MIN([.X377];[.Z377];[.AB377];[.AD377])" office:value-type="float" office:value="-578" calcext:value-type="float">
            <text:p>-578</text:p>
          </table:table-cell>
          <table:table-cell table:formula="of:=MIN([.Y377];[.AA377];[.AC377];[.AE377])" office:value-type="float" office:value="-434" calcext:value-type="float">
            <text:p>-434</text:p>
          </table:table-cell>
          <table:table-cell table:formula="of:=[.AF377]-[.$AH377]" office:value-type="float" office:value="350" calcext:value-type="float">
            <text:p>350</text:p>
          </table:table-cell>
          <table:table-cell table:formula="of:=[.AG377]-[.$AI377]" office:value-type="float" office:value="-250" calcext:value-type="float">
            <text:p>-250</text:p>
          </table:table-cell>
          <table:table-cell table:formula="of:=[.AF$3]-[.AJ377]" office:value-type="float" office:value="0" calcext:value-type="float">
            <text:p>0</text:p>
          </table:table-cell>
          <table:table-cell table:formula="of:=[.AG$3]-[.AK37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8];[.E378];[.F378])+TIME([.G378];[.H378];[.I378])" office:value-type="date" office:date-value="1999-11-30" calcext:value-type="date">
            <text:p>30/11/99 00:00:00</text:p>
          </table:table-cell>
          <table:table-cell table:formula="of:=IF([.C378]&lt;&gt;&quot;&quot;;CONCATENATE(&quot;mogrify -rotate &quot;;ROUND([.N378];3);&quot; -background black &quot;;[.C378]);&quot;&quot;)">
            <text:p/>
          </table:table-cell>
          <table:table-cell table:formula="of:=IF([.C378]&lt;&gt;&quot;&quot;;CONCATENATE(&quot;mogrify -crop &quot;;ROUND([.B$22]);&quot;x&quot;;ROUND([.B$23]);&quot;+&quot;;ROUND([.B$30]+[.B$33]-[.AL378]);&quot;+&quot;;ROUND([.B$31]+[.B$34]-[.AM378]);&quot; &quot;;[.C378]);&quot;&quot;)">
            <text:p/>
          </table:table-cell>
          <table:table-cell/>
          <table:table-cell table:style-name="Default" table:formula="of:=IF([.C378]&lt;&gt;&quot;&quot;;([.J378]-[.J$3])*360*[.B$35];0)" office:value-type="float" office:value="0" calcext:value-type="float">
            <text:p>0</text:p>
          </table:table-cell>
          <table:table-cell table:formula="of:=[.N378]/180*PI()" office:value-type="float" office:value="0" calcext:value-type="float">
            <text:p>0</text:p>
          </table:table-cell>
          <table:table-cell table:formula="of:=COS([.$O378])*([.P$3]-[.B$14])-SIN([.$O378])*([.Q$3]-[.B$15])" office:value-type="float" office:value="-350" calcext:value-type="float">
            <text:p>-350</text:p>
          </table:table-cell>
          <table:table-cell table:formula="of:=SIN([.$O378])*([.P$3]-[.B$14])+COS([.$O378])*([.Q$3]-[.B$15])" office:value-type="float" office:value="250" calcext:value-type="float">
            <text:p>250</text:p>
          </table:table-cell>
          <table:table-cell table:formula="of:=COS([.$O378])*([.R$3]-[.B$14])-SIN([.$O378])*([.S$3]-[.B$15])" office:value-type="float" office:value="-350" calcext:value-type="float">
            <text:p>-350</text:p>
          </table:table-cell>
          <table:table-cell table:formula="of:=SIN([.$O378])*([.R$3]-[.B$14])+COS([.$O378])*([.S$3]-[.B$15])" office:value-type="float" office:value="1118" calcext:value-type="float">
            <text:p>1118</text:p>
          </table:table-cell>
          <table:table-cell table:formula="of:=COS([.$O378])*([.T$3]-[.B$14])-SIN([.$O378])*([.U$3]-[.B$15])" office:value-type="float" office:value="806" calcext:value-type="float">
            <text:p>806</text:p>
          </table:table-cell>
          <table:table-cell table:formula="of:=SIN([.$O378])*([.T$3]-[.B$14])+COS([.$O378])*([.U$3]-[.B$15])" office:value-type="float" office:value="250" calcext:value-type="float">
            <text:p>250</text:p>
          </table:table-cell>
          <table:table-cell table:formula="of:=COS([.$O378])*([.V$3]-[.B$14])-SIN([.$O378])*([.W$3]-[.B$15])" office:value-type="float" office:value="806" calcext:value-type="float">
            <text:p>806</text:p>
          </table:table-cell>
          <table:table-cell table:formula="of:=SIN([.$O378])*([.V$3]-[.B$14])+COS([.$O378])*([.W$3]-[.B$15])" office:value-type="float" office:value="1118" calcext:value-type="float">
            <text:p>1118</text:p>
          </table:table-cell>
          <table:table-cell table:formula="of:=COS([.$O378])*([.X$3]-[.B$12]/2)-SIN([.$O378])*([.Y$3]-[.B$13]/2)" office:value-type="float" office:value="-578" calcext:value-type="float">
            <text:p>-578</text:p>
          </table:table-cell>
          <table:table-cell table:formula="of:=SIN([.$O378])*([.X$3]-[.B$12]/2)+COS([.$O378])*([.Y$3]-[.B$13]/2)" office:value-type="float" office:value="-434" calcext:value-type="float">
            <text:p>-434</text:p>
          </table:table-cell>
          <table:table-cell table:formula="of:=COS([.$O378])*([.Z$3]-[.B$12]/2)-SIN([.$O378])*([.AA$3]-[.B$13]/2)" office:value-type="float" office:value="-578" calcext:value-type="float">
            <text:p>-578</text:p>
          </table:table-cell>
          <table:table-cell table:formula="of:=SIN([.$O378])*([.Z$3]-[.B$12]/2)+COS([.$O378])*([.AA$3]-[.B$13]/2)" office:value-type="float" office:value="434" calcext:value-type="float">
            <text:p>434</text:p>
          </table:table-cell>
          <table:table-cell table:formula="of:=COS([.$O378])*([.AB$3]-[.B$12]/2)-SIN([.$O378])*([.AC$3]-[.B$13]/2)" office:value-type="float" office:value="578" calcext:value-type="float">
            <text:p>578</text:p>
          </table:table-cell>
          <table:table-cell table:formula="of:=SIN([.$O378])*([.AB$3]-[.B$12]/2)+COS([.$O378])*([.AC$3]-[.B$13]/2)" office:value-type="float" office:value="-434" calcext:value-type="float">
            <text:p>-434</text:p>
          </table:table-cell>
          <table:table-cell table:formula="of:=COS([.$O378])*([.AD$3]-[.B$12]/2)-SIN([.$O378])*([.AE$3]-[.B$13]/2)" office:value-type="float" office:value="578" calcext:value-type="float">
            <text:p>578</text:p>
          </table:table-cell>
          <table:table-cell table:formula="of:=SIN([.$O378])*([.AD$3]-[.B$12]/2)+COS([.$O378])*([.AE$3]-[.B$13]/2)" office:value-type="float" office:value="434" calcext:value-type="float">
            <text:p>434</text:p>
          </table:table-cell>
          <table:table-cell table:formula="of:=COS([.$O378])*([.AF$3]-[.B$12]/2)-SIN([.$O378])*([.AG$3]-[.B$13]/2)" office:value-type="float" office:value="-228" calcext:value-type="float">
            <text:p>-228</text:p>
          </table:table-cell>
          <table:table-cell table:formula="of:=SIN([.$O378])*([.AF$3]-[.B$12]/2)+COS([.$O378])*([.AG$3]-[.B$13]/2)" office:value-type="float" office:value="-684" calcext:value-type="float">
            <text:p>-684</text:p>
          </table:table-cell>
          <table:table-cell table:formula="of:=MIN([.X378];[.Z378];[.AB378];[.AD378])" office:value-type="float" office:value="-578" calcext:value-type="float">
            <text:p>-578</text:p>
          </table:table-cell>
          <table:table-cell table:formula="of:=MIN([.Y378];[.AA378];[.AC378];[.AE378])" office:value-type="float" office:value="-434" calcext:value-type="float">
            <text:p>-434</text:p>
          </table:table-cell>
          <table:table-cell table:formula="of:=[.AF378]-[.$AH378]" office:value-type="float" office:value="350" calcext:value-type="float">
            <text:p>350</text:p>
          </table:table-cell>
          <table:table-cell table:formula="of:=[.AG378]-[.$AI378]" office:value-type="float" office:value="-250" calcext:value-type="float">
            <text:p>-250</text:p>
          </table:table-cell>
          <table:table-cell table:formula="of:=[.AF$3]-[.AJ378]" office:value-type="float" office:value="0" calcext:value-type="float">
            <text:p>0</text:p>
          </table:table-cell>
          <table:table-cell table:formula="of:=[.AG$3]-[.AK37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79];[.E379];[.F379])+TIME([.G379];[.H379];[.I379])" office:value-type="date" office:date-value="1999-11-30" calcext:value-type="date">
            <text:p>30/11/99 00:00:00</text:p>
          </table:table-cell>
          <table:table-cell table:formula="of:=IF([.C379]&lt;&gt;&quot;&quot;;CONCATENATE(&quot;mogrify -rotate &quot;;ROUND([.N379];3);&quot; -background black &quot;;[.C379]);&quot;&quot;)">
            <text:p/>
          </table:table-cell>
          <table:table-cell table:formula="of:=IF([.C379]&lt;&gt;&quot;&quot;;CONCATENATE(&quot;mogrify -crop &quot;;ROUND([.B$22]);&quot;x&quot;;ROUND([.B$23]);&quot;+&quot;;ROUND([.B$30]+[.B$33]-[.AL379]);&quot;+&quot;;ROUND([.B$31]+[.B$34]-[.AM379]);&quot; &quot;;[.C379]);&quot;&quot;)">
            <text:p/>
          </table:table-cell>
          <table:table-cell/>
          <table:table-cell table:style-name="Default" table:formula="of:=IF([.C379]&lt;&gt;&quot;&quot;;([.J379]-[.J$3])*360*[.B$35];0)" office:value-type="float" office:value="0" calcext:value-type="float">
            <text:p>0</text:p>
          </table:table-cell>
          <table:table-cell table:formula="of:=[.N379]/180*PI()" office:value-type="float" office:value="0" calcext:value-type="float">
            <text:p>0</text:p>
          </table:table-cell>
          <table:table-cell table:formula="of:=COS([.$O379])*([.P$3]-[.B$14])-SIN([.$O379])*([.Q$3]-[.B$15])" office:value-type="float" office:value="-350" calcext:value-type="float">
            <text:p>-350</text:p>
          </table:table-cell>
          <table:table-cell table:formula="of:=SIN([.$O379])*([.P$3]-[.B$14])+COS([.$O379])*([.Q$3]-[.B$15])" office:value-type="float" office:value="250" calcext:value-type="float">
            <text:p>250</text:p>
          </table:table-cell>
          <table:table-cell table:formula="of:=COS([.$O379])*([.R$3]-[.B$14])-SIN([.$O379])*([.S$3]-[.B$15])" office:value-type="float" office:value="-350" calcext:value-type="float">
            <text:p>-350</text:p>
          </table:table-cell>
          <table:table-cell table:formula="of:=SIN([.$O379])*([.R$3]-[.B$14])+COS([.$O379])*([.S$3]-[.B$15])" office:value-type="float" office:value="1118" calcext:value-type="float">
            <text:p>1118</text:p>
          </table:table-cell>
          <table:table-cell table:formula="of:=COS([.$O379])*([.T$3]-[.B$14])-SIN([.$O379])*([.U$3]-[.B$15])" office:value-type="float" office:value="806" calcext:value-type="float">
            <text:p>806</text:p>
          </table:table-cell>
          <table:table-cell table:formula="of:=SIN([.$O379])*([.T$3]-[.B$14])+COS([.$O379])*([.U$3]-[.B$15])" office:value-type="float" office:value="250" calcext:value-type="float">
            <text:p>250</text:p>
          </table:table-cell>
          <table:table-cell table:formula="of:=COS([.$O379])*([.V$3]-[.B$14])-SIN([.$O379])*([.W$3]-[.B$15])" office:value-type="float" office:value="806" calcext:value-type="float">
            <text:p>806</text:p>
          </table:table-cell>
          <table:table-cell table:formula="of:=SIN([.$O379])*([.V$3]-[.B$14])+COS([.$O379])*([.W$3]-[.B$15])" office:value-type="float" office:value="1118" calcext:value-type="float">
            <text:p>1118</text:p>
          </table:table-cell>
          <table:table-cell table:formula="of:=COS([.$O379])*([.X$3]-[.B$12]/2)-SIN([.$O379])*([.Y$3]-[.B$13]/2)" office:value-type="float" office:value="-578" calcext:value-type="float">
            <text:p>-578</text:p>
          </table:table-cell>
          <table:table-cell table:formula="of:=SIN([.$O379])*([.X$3]-[.B$12]/2)+COS([.$O379])*([.Y$3]-[.B$13]/2)" office:value-type="float" office:value="-434" calcext:value-type="float">
            <text:p>-434</text:p>
          </table:table-cell>
          <table:table-cell table:formula="of:=COS([.$O379])*([.Z$3]-[.B$12]/2)-SIN([.$O379])*([.AA$3]-[.B$13]/2)" office:value-type="float" office:value="-578" calcext:value-type="float">
            <text:p>-578</text:p>
          </table:table-cell>
          <table:table-cell table:formula="of:=SIN([.$O379])*([.Z$3]-[.B$12]/2)+COS([.$O379])*([.AA$3]-[.B$13]/2)" office:value-type="float" office:value="434" calcext:value-type="float">
            <text:p>434</text:p>
          </table:table-cell>
          <table:table-cell table:formula="of:=COS([.$O379])*([.AB$3]-[.B$12]/2)-SIN([.$O379])*([.AC$3]-[.B$13]/2)" office:value-type="float" office:value="578" calcext:value-type="float">
            <text:p>578</text:p>
          </table:table-cell>
          <table:table-cell table:formula="of:=SIN([.$O379])*([.AB$3]-[.B$12]/2)+COS([.$O379])*([.AC$3]-[.B$13]/2)" office:value-type="float" office:value="-434" calcext:value-type="float">
            <text:p>-434</text:p>
          </table:table-cell>
          <table:table-cell table:formula="of:=COS([.$O379])*([.AD$3]-[.B$12]/2)-SIN([.$O379])*([.AE$3]-[.B$13]/2)" office:value-type="float" office:value="578" calcext:value-type="float">
            <text:p>578</text:p>
          </table:table-cell>
          <table:table-cell table:formula="of:=SIN([.$O379])*([.AD$3]-[.B$12]/2)+COS([.$O379])*([.AE$3]-[.B$13]/2)" office:value-type="float" office:value="434" calcext:value-type="float">
            <text:p>434</text:p>
          </table:table-cell>
          <table:table-cell table:formula="of:=COS([.$O379])*([.AF$3]-[.B$12]/2)-SIN([.$O379])*([.AG$3]-[.B$13]/2)" office:value-type="float" office:value="-228" calcext:value-type="float">
            <text:p>-228</text:p>
          </table:table-cell>
          <table:table-cell table:formula="of:=SIN([.$O379])*([.AF$3]-[.B$12]/2)+COS([.$O379])*([.AG$3]-[.B$13]/2)" office:value-type="float" office:value="-684" calcext:value-type="float">
            <text:p>-684</text:p>
          </table:table-cell>
          <table:table-cell table:formula="of:=MIN([.X379];[.Z379];[.AB379];[.AD379])" office:value-type="float" office:value="-578" calcext:value-type="float">
            <text:p>-578</text:p>
          </table:table-cell>
          <table:table-cell table:formula="of:=MIN([.Y379];[.AA379];[.AC379];[.AE379])" office:value-type="float" office:value="-434" calcext:value-type="float">
            <text:p>-434</text:p>
          </table:table-cell>
          <table:table-cell table:formula="of:=[.AF379]-[.$AH379]" office:value-type="float" office:value="350" calcext:value-type="float">
            <text:p>350</text:p>
          </table:table-cell>
          <table:table-cell table:formula="of:=[.AG379]-[.$AI379]" office:value-type="float" office:value="-250" calcext:value-type="float">
            <text:p>-250</text:p>
          </table:table-cell>
          <table:table-cell table:formula="of:=[.AF$3]-[.AJ379]" office:value-type="float" office:value="0" calcext:value-type="float">
            <text:p>0</text:p>
          </table:table-cell>
          <table:table-cell table:formula="of:=[.AG$3]-[.AK37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0];[.E380];[.F380])+TIME([.G380];[.H380];[.I380])" office:value-type="date" office:date-value="1999-11-30" calcext:value-type="date">
            <text:p>30/11/99 00:00:00</text:p>
          </table:table-cell>
          <table:table-cell table:formula="of:=IF([.C380]&lt;&gt;&quot;&quot;;CONCATENATE(&quot;mogrify -rotate &quot;;ROUND([.N380];3);&quot; -background black &quot;;[.C380]);&quot;&quot;)">
            <text:p/>
          </table:table-cell>
          <table:table-cell table:formula="of:=IF([.C380]&lt;&gt;&quot;&quot;;CONCATENATE(&quot;mogrify -crop &quot;;ROUND([.B$22]);&quot;x&quot;;ROUND([.B$23]);&quot;+&quot;;ROUND([.B$30]+[.B$33]-[.AL380]);&quot;+&quot;;ROUND([.B$31]+[.B$34]-[.AM380]);&quot; &quot;;[.C380]);&quot;&quot;)">
            <text:p/>
          </table:table-cell>
          <table:table-cell/>
          <table:table-cell table:style-name="Default" table:formula="of:=IF([.C380]&lt;&gt;&quot;&quot;;([.J380]-[.J$3])*360*[.B$35];0)" office:value-type="float" office:value="0" calcext:value-type="float">
            <text:p>0</text:p>
          </table:table-cell>
          <table:table-cell table:formula="of:=[.N380]/180*PI()" office:value-type="float" office:value="0" calcext:value-type="float">
            <text:p>0</text:p>
          </table:table-cell>
          <table:table-cell table:formula="of:=COS([.$O380])*([.P$3]-[.B$14])-SIN([.$O380])*([.Q$3]-[.B$15])" office:value-type="float" office:value="-350" calcext:value-type="float">
            <text:p>-350</text:p>
          </table:table-cell>
          <table:table-cell table:formula="of:=SIN([.$O380])*([.P$3]-[.B$14])+COS([.$O380])*([.Q$3]-[.B$15])" office:value-type="float" office:value="250" calcext:value-type="float">
            <text:p>250</text:p>
          </table:table-cell>
          <table:table-cell table:formula="of:=COS([.$O380])*([.R$3]-[.B$14])-SIN([.$O380])*([.S$3]-[.B$15])" office:value-type="float" office:value="-350" calcext:value-type="float">
            <text:p>-350</text:p>
          </table:table-cell>
          <table:table-cell table:formula="of:=SIN([.$O380])*([.R$3]-[.B$14])+COS([.$O380])*([.S$3]-[.B$15])" office:value-type="float" office:value="1118" calcext:value-type="float">
            <text:p>1118</text:p>
          </table:table-cell>
          <table:table-cell table:formula="of:=COS([.$O380])*([.T$3]-[.B$14])-SIN([.$O380])*([.U$3]-[.B$15])" office:value-type="float" office:value="806" calcext:value-type="float">
            <text:p>806</text:p>
          </table:table-cell>
          <table:table-cell table:formula="of:=SIN([.$O380])*([.T$3]-[.B$14])+COS([.$O380])*([.U$3]-[.B$15])" office:value-type="float" office:value="250" calcext:value-type="float">
            <text:p>250</text:p>
          </table:table-cell>
          <table:table-cell table:formula="of:=COS([.$O380])*([.V$3]-[.B$14])-SIN([.$O380])*([.W$3]-[.B$15])" office:value-type="float" office:value="806" calcext:value-type="float">
            <text:p>806</text:p>
          </table:table-cell>
          <table:table-cell table:formula="of:=SIN([.$O380])*([.V$3]-[.B$14])+COS([.$O380])*([.W$3]-[.B$15])" office:value-type="float" office:value="1118" calcext:value-type="float">
            <text:p>1118</text:p>
          </table:table-cell>
          <table:table-cell table:formula="of:=COS([.$O380])*([.X$3]-[.B$12]/2)-SIN([.$O380])*([.Y$3]-[.B$13]/2)" office:value-type="float" office:value="-578" calcext:value-type="float">
            <text:p>-578</text:p>
          </table:table-cell>
          <table:table-cell table:formula="of:=SIN([.$O380])*([.X$3]-[.B$12]/2)+COS([.$O380])*([.Y$3]-[.B$13]/2)" office:value-type="float" office:value="-434" calcext:value-type="float">
            <text:p>-434</text:p>
          </table:table-cell>
          <table:table-cell table:formula="of:=COS([.$O380])*([.Z$3]-[.B$12]/2)-SIN([.$O380])*([.AA$3]-[.B$13]/2)" office:value-type="float" office:value="-578" calcext:value-type="float">
            <text:p>-578</text:p>
          </table:table-cell>
          <table:table-cell table:formula="of:=SIN([.$O380])*([.Z$3]-[.B$12]/2)+COS([.$O380])*([.AA$3]-[.B$13]/2)" office:value-type="float" office:value="434" calcext:value-type="float">
            <text:p>434</text:p>
          </table:table-cell>
          <table:table-cell table:formula="of:=COS([.$O380])*([.AB$3]-[.B$12]/2)-SIN([.$O380])*([.AC$3]-[.B$13]/2)" office:value-type="float" office:value="578" calcext:value-type="float">
            <text:p>578</text:p>
          </table:table-cell>
          <table:table-cell table:formula="of:=SIN([.$O380])*([.AB$3]-[.B$12]/2)+COS([.$O380])*([.AC$3]-[.B$13]/2)" office:value-type="float" office:value="-434" calcext:value-type="float">
            <text:p>-434</text:p>
          </table:table-cell>
          <table:table-cell table:formula="of:=COS([.$O380])*([.AD$3]-[.B$12]/2)-SIN([.$O380])*([.AE$3]-[.B$13]/2)" office:value-type="float" office:value="578" calcext:value-type="float">
            <text:p>578</text:p>
          </table:table-cell>
          <table:table-cell table:formula="of:=SIN([.$O380])*([.AD$3]-[.B$12]/2)+COS([.$O380])*([.AE$3]-[.B$13]/2)" office:value-type="float" office:value="434" calcext:value-type="float">
            <text:p>434</text:p>
          </table:table-cell>
          <table:table-cell table:formula="of:=COS([.$O380])*([.AF$3]-[.B$12]/2)-SIN([.$O380])*([.AG$3]-[.B$13]/2)" office:value-type="float" office:value="-228" calcext:value-type="float">
            <text:p>-228</text:p>
          </table:table-cell>
          <table:table-cell table:formula="of:=SIN([.$O380])*([.AF$3]-[.B$12]/2)+COS([.$O380])*([.AG$3]-[.B$13]/2)" office:value-type="float" office:value="-684" calcext:value-type="float">
            <text:p>-684</text:p>
          </table:table-cell>
          <table:table-cell table:formula="of:=MIN([.X380];[.Z380];[.AB380];[.AD380])" office:value-type="float" office:value="-578" calcext:value-type="float">
            <text:p>-578</text:p>
          </table:table-cell>
          <table:table-cell table:formula="of:=MIN([.Y380];[.AA380];[.AC380];[.AE380])" office:value-type="float" office:value="-434" calcext:value-type="float">
            <text:p>-434</text:p>
          </table:table-cell>
          <table:table-cell table:formula="of:=[.AF380]-[.$AH380]" office:value-type="float" office:value="350" calcext:value-type="float">
            <text:p>350</text:p>
          </table:table-cell>
          <table:table-cell table:formula="of:=[.AG380]-[.$AI380]" office:value-type="float" office:value="-250" calcext:value-type="float">
            <text:p>-250</text:p>
          </table:table-cell>
          <table:table-cell table:formula="of:=[.AF$3]-[.AJ380]" office:value-type="float" office:value="0" calcext:value-type="float">
            <text:p>0</text:p>
          </table:table-cell>
          <table:table-cell table:formula="of:=[.AG$3]-[.AK38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1];[.E381];[.F381])+TIME([.G381];[.H381];[.I381])" office:value-type="date" office:date-value="1999-11-30" calcext:value-type="date">
            <text:p>30/11/99 00:00:00</text:p>
          </table:table-cell>
          <table:table-cell table:formula="of:=IF([.C381]&lt;&gt;&quot;&quot;;CONCATENATE(&quot;mogrify -rotate &quot;;ROUND([.N381];3);&quot; -background black &quot;;[.C381]);&quot;&quot;)">
            <text:p/>
          </table:table-cell>
          <table:table-cell table:formula="of:=IF([.C381]&lt;&gt;&quot;&quot;;CONCATENATE(&quot;mogrify -crop &quot;;ROUND([.B$22]);&quot;x&quot;;ROUND([.B$23]);&quot;+&quot;;ROUND([.B$30]+[.B$33]-[.AL381]);&quot;+&quot;;ROUND([.B$31]+[.B$34]-[.AM381]);&quot; &quot;;[.C381]);&quot;&quot;)">
            <text:p/>
          </table:table-cell>
          <table:table-cell/>
          <table:table-cell table:style-name="Default" table:formula="of:=IF([.C381]&lt;&gt;&quot;&quot;;([.J381]-[.J$3])*360*[.B$35];0)" office:value-type="float" office:value="0" calcext:value-type="float">
            <text:p>0</text:p>
          </table:table-cell>
          <table:table-cell table:formula="of:=[.N381]/180*PI()" office:value-type="float" office:value="0" calcext:value-type="float">
            <text:p>0</text:p>
          </table:table-cell>
          <table:table-cell table:formula="of:=COS([.$O381])*([.P$3]-[.B$14])-SIN([.$O381])*([.Q$3]-[.B$15])" office:value-type="float" office:value="-350" calcext:value-type="float">
            <text:p>-350</text:p>
          </table:table-cell>
          <table:table-cell table:formula="of:=SIN([.$O381])*([.P$3]-[.B$14])+COS([.$O381])*([.Q$3]-[.B$15])" office:value-type="float" office:value="250" calcext:value-type="float">
            <text:p>250</text:p>
          </table:table-cell>
          <table:table-cell table:formula="of:=COS([.$O381])*([.R$3]-[.B$14])-SIN([.$O381])*([.S$3]-[.B$15])" office:value-type="float" office:value="-350" calcext:value-type="float">
            <text:p>-350</text:p>
          </table:table-cell>
          <table:table-cell table:formula="of:=SIN([.$O381])*([.R$3]-[.B$14])+COS([.$O381])*([.S$3]-[.B$15])" office:value-type="float" office:value="1118" calcext:value-type="float">
            <text:p>1118</text:p>
          </table:table-cell>
          <table:table-cell table:formula="of:=COS([.$O381])*([.T$3]-[.B$14])-SIN([.$O381])*([.U$3]-[.B$15])" office:value-type="float" office:value="806" calcext:value-type="float">
            <text:p>806</text:p>
          </table:table-cell>
          <table:table-cell table:formula="of:=SIN([.$O381])*([.T$3]-[.B$14])+COS([.$O381])*([.U$3]-[.B$15])" office:value-type="float" office:value="250" calcext:value-type="float">
            <text:p>250</text:p>
          </table:table-cell>
          <table:table-cell table:formula="of:=COS([.$O381])*([.V$3]-[.B$14])-SIN([.$O381])*([.W$3]-[.B$15])" office:value-type="float" office:value="806" calcext:value-type="float">
            <text:p>806</text:p>
          </table:table-cell>
          <table:table-cell table:formula="of:=SIN([.$O381])*([.V$3]-[.B$14])+COS([.$O381])*([.W$3]-[.B$15])" office:value-type="float" office:value="1118" calcext:value-type="float">
            <text:p>1118</text:p>
          </table:table-cell>
          <table:table-cell table:formula="of:=COS([.$O381])*([.X$3]-[.B$12]/2)-SIN([.$O381])*([.Y$3]-[.B$13]/2)" office:value-type="float" office:value="-578" calcext:value-type="float">
            <text:p>-578</text:p>
          </table:table-cell>
          <table:table-cell table:formula="of:=SIN([.$O381])*([.X$3]-[.B$12]/2)+COS([.$O381])*([.Y$3]-[.B$13]/2)" office:value-type="float" office:value="-434" calcext:value-type="float">
            <text:p>-434</text:p>
          </table:table-cell>
          <table:table-cell table:formula="of:=COS([.$O381])*([.Z$3]-[.B$12]/2)-SIN([.$O381])*([.AA$3]-[.B$13]/2)" office:value-type="float" office:value="-578" calcext:value-type="float">
            <text:p>-578</text:p>
          </table:table-cell>
          <table:table-cell table:formula="of:=SIN([.$O381])*([.Z$3]-[.B$12]/2)+COS([.$O381])*([.AA$3]-[.B$13]/2)" office:value-type="float" office:value="434" calcext:value-type="float">
            <text:p>434</text:p>
          </table:table-cell>
          <table:table-cell table:formula="of:=COS([.$O381])*([.AB$3]-[.B$12]/2)-SIN([.$O381])*([.AC$3]-[.B$13]/2)" office:value-type="float" office:value="578" calcext:value-type="float">
            <text:p>578</text:p>
          </table:table-cell>
          <table:table-cell table:formula="of:=SIN([.$O381])*([.AB$3]-[.B$12]/2)+COS([.$O381])*([.AC$3]-[.B$13]/2)" office:value-type="float" office:value="-434" calcext:value-type="float">
            <text:p>-434</text:p>
          </table:table-cell>
          <table:table-cell table:formula="of:=COS([.$O381])*([.AD$3]-[.B$12]/2)-SIN([.$O381])*([.AE$3]-[.B$13]/2)" office:value-type="float" office:value="578" calcext:value-type="float">
            <text:p>578</text:p>
          </table:table-cell>
          <table:table-cell table:formula="of:=SIN([.$O381])*([.AD$3]-[.B$12]/2)+COS([.$O381])*([.AE$3]-[.B$13]/2)" office:value-type="float" office:value="434" calcext:value-type="float">
            <text:p>434</text:p>
          </table:table-cell>
          <table:table-cell table:formula="of:=COS([.$O381])*([.AF$3]-[.B$12]/2)-SIN([.$O381])*([.AG$3]-[.B$13]/2)" office:value-type="float" office:value="-228" calcext:value-type="float">
            <text:p>-228</text:p>
          </table:table-cell>
          <table:table-cell table:formula="of:=SIN([.$O381])*([.AF$3]-[.B$12]/2)+COS([.$O381])*([.AG$3]-[.B$13]/2)" office:value-type="float" office:value="-684" calcext:value-type="float">
            <text:p>-684</text:p>
          </table:table-cell>
          <table:table-cell table:formula="of:=MIN([.X381];[.Z381];[.AB381];[.AD381])" office:value-type="float" office:value="-578" calcext:value-type="float">
            <text:p>-578</text:p>
          </table:table-cell>
          <table:table-cell table:formula="of:=MIN([.Y381];[.AA381];[.AC381];[.AE381])" office:value-type="float" office:value="-434" calcext:value-type="float">
            <text:p>-434</text:p>
          </table:table-cell>
          <table:table-cell table:formula="of:=[.AF381]-[.$AH381]" office:value-type="float" office:value="350" calcext:value-type="float">
            <text:p>350</text:p>
          </table:table-cell>
          <table:table-cell table:formula="of:=[.AG381]-[.$AI381]" office:value-type="float" office:value="-250" calcext:value-type="float">
            <text:p>-250</text:p>
          </table:table-cell>
          <table:table-cell table:formula="of:=[.AF$3]-[.AJ381]" office:value-type="float" office:value="0" calcext:value-type="float">
            <text:p>0</text:p>
          </table:table-cell>
          <table:table-cell table:formula="of:=[.AG$3]-[.AK38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2];[.E382];[.F382])+TIME([.G382];[.H382];[.I382])" office:value-type="date" office:date-value="1999-11-30" calcext:value-type="date">
            <text:p>30/11/99 00:00:00</text:p>
          </table:table-cell>
          <table:table-cell table:formula="of:=IF([.C382]&lt;&gt;&quot;&quot;;CONCATENATE(&quot;mogrify -rotate &quot;;ROUND([.N382];3);&quot; -background black &quot;;[.C382]);&quot;&quot;)">
            <text:p/>
          </table:table-cell>
          <table:table-cell table:formula="of:=IF([.C382]&lt;&gt;&quot;&quot;;CONCATENATE(&quot;mogrify -crop &quot;;ROUND([.B$22]);&quot;x&quot;;ROUND([.B$23]);&quot;+&quot;;ROUND([.B$30]+[.B$33]-[.AL382]);&quot;+&quot;;ROUND([.B$31]+[.B$34]-[.AM382]);&quot; &quot;;[.C382]);&quot;&quot;)">
            <text:p/>
          </table:table-cell>
          <table:table-cell/>
          <table:table-cell table:style-name="Default" table:formula="of:=IF([.C382]&lt;&gt;&quot;&quot;;([.J382]-[.J$3])*360*[.B$35];0)" office:value-type="float" office:value="0" calcext:value-type="float">
            <text:p>0</text:p>
          </table:table-cell>
          <table:table-cell table:formula="of:=[.N382]/180*PI()" office:value-type="float" office:value="0" calcext:value-type="float">
            <text:p>0</text:p>
          </table:table-cell>
          <table:table-cell table:formula="of:=COS([.$O382])*([.P$3]-[.B$14])-SIN([.$O382])*([.Q$3]-[.B$15])" office:value-type="float" office:value="-350" calcext:value-type="float">
            <text:p>-350</text:p>
          </table:table-cell>
          <table:table-cell table:formula="of:=SIN([.$O382])*([.P$3]-[.B$14])+COS([.$O382])*([.Q$3]-[.B$15])" office:value-type="float" office:value="250" calcext:value-type="float">
            <text:p>250</text:p>
          </table:table-cell>
          <table:table-cell table:formula="of:=COS([.$O382])*([.R$3]-[.B$14])-SIN([.$O382])*([.S$3]-[.B$15])" office:value-type="float" office:value="-350" calcext:value-type="float">
            <text:p>-350</text:p>
          </table:table-cell>
          <table:table-cell table:formula="of:=SIN([.$O382])*([.R$3]-[.B$14])+COS([.$O382])*([.S$3]-[.B$15])" office:value-type="float" office:value="1118" calcext:value-type="float">
            <text:p>1118</text:p>
          </table:table-cell>
          <table:table-cell table:formula="of:=COS([.$O382])*([.T$3]-[.B$14])-SIN([.$O382])*([.U$3]-[.B$15])" office:value-type="float" office:value="806" calcext:value-type="float">
            <text:p>806</text:p>
          </table:table-cell>
          <table:table-cell table:formula="of:=SIN([.$O382])*([.T$3]-[.B$14])+COS([.$O382])*([.U$3]-[.B$15])" office:value-type="float" office:value="250" calcext:value-type="float">
            <text:p>250</text:p>
          </table:table-cell>
          <table:table-cell table:formula="of:=COS([.$O382])*([.V$3]-[.B$14])-SIN([.$O382])*([.W$3]-[.B$15])" office:value-type="float" office:value="806" calcext:value-type="float">
            <text:p>806</text:p>
          </table:table-cell>
          <table:table-cell table:formula="of:=SIN([.$O382])*([.V$3]-[.B$14])+COS([.$O382])*([.W$3]-[.B$15])" office:value-type="float" office:value="1118" calcext:value-type="float">
            <text:p>1118</text:p>
          </table:table-cell>
          <table:table-cell table:formula="of:=COS([.$O382])*([.X$3]-[.B$12]/2)-SIN([.$O382])*([.Y$3]-[.B$13]/2)" office:value-type="float" office:value="-578" calcext:value-type="float">
            <text:p>-578</text:p>
          </table:table-cell>
          <table:table-cell table:formula="of:=SIN([.$O382])*([.X$3]-[.B$12]/2)+COS([.$O382])*([.Y$3]-[.B$13]/2)" office:value-type="float" office:value="-434" calcext:value-type="float">
            <text:p>-434</text:p>
          </table:table-cell>
          <table:table-cell table:formula="of:=COS([.$O382])*([.Z$3]-[.B$12]/2)-SIN([.$O382])*([.AA$3]-[.B$13]/2)" office:value-type="float" office:value="-578" calcext:value-type="float">
            <text:p>-578</text:p>
          </table:table-cell>
          <table:table-cell table:formula="of:=SIN([.$O382])*([.Z$3]-[.B$12]/2)+COS([.$O382])*([.AA$3]-[.B$13]/2)" office:value-type="float" office:value="434" calcext:value-type="float">
            <text:p>434</text:p>
          </table:table-cell>
          <table:table-cell table:formula="of:=COS([.$O382])*([.AB$3]-[.B$12]/2)-SIN([.$O382])*([.AC$3]-[.B$13]/2)" office:value-type="float" office:value="578" calcext:value-type="float">
            <text:p>578</text:p>
          </table:table-cell>
          <table:table-cell table:formula="of:=SIN([.$O382])*([.AB$3]-[.B$12]/2)+COS([.$O382])*([.AC$3]-[.B$13]/2)" office:value-type="float" office:value="-434" calcext:value-type="float">
            <text:p>-434</text:p>
          </table:table-cell>
          <table:table-cell table:formula="of:=COS([.$O382])*([.AD$3]-[.B$12]/2)-SIN([.$O382])*([.AE$3]-[.B$13]/2)" office:value-type="float" office:value="578" calcext:value-type="float">
            <text:p>578</text:p>
          </table:table-cell>
          <table:table-cell table:formula="of:=SIN([.$O382])*([.AD$3]-[.B$12]/2)+COS([.$O382])*([.AE$3]-[.B$13]/2)" office:value-type="float" office:value="434" calcext:value-type="float">
            <text:p>434</text:p>
          </table:table-cell>
          <table:table-cell table:formula="of:=COS([.$O382])*([.AF$3]-[.B$12]/2)-SIN([.$O382])*([.AG$3]-[.B$13]/2)" office:value-type="float" office:value="-228" calcext:value-type="float">
            <text:p>-228</text:p>
          </table:table-cell>
          <table:table-cell table:formula="of:=SIN([.$O382])*([.AF$3]-[.B$12]/2)+COS([.$O382])*([.AG$3]-[.B$13]/2)" office:value-type="float" office:value="-684" calcext:value-type="float">
            <text:p>-684</text:p>
          </table:table-cell>
          <table:table-cell table:formula="of:=MIN([.X382];[.Z382];[.AB382];[.AD382])" office:value-type="float" office:value="-578" calcext:value-type="float">
            <text:p>-578</text:p>
          </table:table-cell>
          <table:table-cell table:formula="of:=MIN([.Y382];[.AA382];[.AC382];[.AE382])" office:value-type="float" office:value="-434" calcext:value-type="float">
            <text:p>-434</text:p>
          </table:table-cell>
          <table:table-cell table:formula="of:=[.AF382]-[.$AH382]" office:value-type="float" office:value="350" calcext:value-type="float">
            <text:p>350</text:p>
          </table:table-cell>
          <table:table-cell table:formula="of:=[.AG382]-[.$AI382]" office:value-type="float" office:value="-250" calcext:value-type="float">
            <text:p>-250</text:p>
          </table:table-cell>
          <table:table-cell table:formula="of:=[.AF$3]-[.AJ382]" office:value-type="float" office:value="0" calcext:value-type="float">
            <text:p>0</text:p>
          </table:table-cell>
          <table:table-cell table:formula="of:=[.AG$3]-[.AK38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3];[.E383];[.F383])+TIME([.G383];[.H383];[.I383])" office:value-type="date" office:date-value="1999-11-30" calcext:value-type="date">
            <text:p>30/11/99 00:00:00</text:p>
          </table:table-cell>
          <table:table-cell table:formula="of:=IF([.C383]&lt;&gt;&quot;&quot;;CONCATENATE(&quot;mogrify -rotate &quot;;ROUND([.N383];3);&quot; -background black &quot;;[.C383]);&quot;&quot;)">
            <text:p/>
          </table:table-cell>
          <table:table-cell table:formula="of:=IF([.C383]&lt;&gt;&quot;&quot;;CONCATENATE(&quot;mogrify -crop &quot;;ROUND([.B$22]);&quot;x&quot;;ROUND([.B$23]);&quot;+&quot;;ROUND([.B$30]+[.B$33]-[.AL383]);&quot;+&quot;;ROUND([.B$31]+[.B$34]-[.AM383]);&quot; &quot;;[.C383]);&quot;&quot;)">
            <text:p/>
          </table:table-cell>
          <table:table-cell/>
          <table:table-cell table:style-name="Default" table:formula="of:=IF([.C383]&lt;&gt;&quot;&quot;;([.J383]-[.J$3])*360*[.B$35];0)" office:value-type="float" office:value="0" calcext:value-type="float">
            <text:p>0</text:p>
          </table:table-cell>
          <table:table-cell table:formula="of:=[.N383]/180*PI()" office:value-type="float" office:value="0" calcext:value-type="float">
            <text:p>0</text:p>
          </table:table-cell>
          <table:table-cell table:formula="of:=COS([.$O383])*([.P$3]-[.B$14])-SIN([.$O383])*([.Q$3]-[.B$15])" office:value-type="float" office:value="-350" calcext:value-type="float">
            <text:p>-350</text:p>
          </table:table-cell>
          <table:table-cell table:formula="of:=SIN([.$O383])*([.P$3]-[.B$14])+COS([.$O383])*([.Q$3]-[.B$15])" office:value-type="float" office:value="250" calcext:value-type="float">
            <text:p>250</text:p>
          </table:table-cell>
          <table:table-cell table:formula="of:=COS([.$O383])*([.R$3]-[.B$14])-SIN([.$O383])*([.S$3]-[.B$15])" office:value-type="float" office:value="-350" calcext:value-type="float">
            <text:p>-350</text:p>
          </table:table-cell>
          <table:table-cell table:formula="of:=SIN([.$O383])*([.R$3]-[.B$14])+COS([.$O383])*([.S$3]-[.B$15])" office:value-type="float" office:value="1118" calcext:value-type="float">
            <text:p>1118</text:p>
          </table:table-cell>
          <table:table-cell table:formula="of:=COS([.$O383])*([.T$3]-[.B$14])-SIN([.$O383])*([.U$3]-[.B$15])" office:value-type="float" office:value="806" calcext:value-type="float">
            <text:p>806</text:p>
          </table:table-cell>
          <table:table-cell table:formula="of:=SIN([.$O383])*([.T$3]-[.B$14])+COS([.$O383])*([.U$3]-[.B$15])" office:value-type="float" office:value="250" calcext:value-type="float">
            <text:p>250</text:p>
          </table:table-cell>
          <table:table-cell table:formula="of:=COS([.$O383])*([.V$3]-[.B$14])-SIN([.$O383])*([.W$3]-[.B$15])" office:value-type="float" office:value="806" calcext:value-type="float">
            <text:p>806</text:p>
          </table:table-cell>
          <table:table-cell table:formula="of:=SIN([.$O383])*([.V$3]-[.B$14])+COS([.$O383])*([.W$3]-[.B$15])" office:value-type="float" office:value="1118" calcext:value-type="float">
            <text:p>1118</text:p>
          </table:table-cell>
          <table:table-cell table:formula="of:=COS([.$O383])*([.X$3]-[.B$12]/2)-SIN([.$O383])*([.Y$3]-[.B$13]/2)" office:value-type="float" office:value="-578" calcext:value-type="float">
            <text:p>-578</text:p>
          </table:table-cell>
          <table:table-cell table:formula="of:=SIN([.$O383])*([.X$3]-[.B$12]/2)+COS([.$O383])*([.Y$3]-[.B$13]/2)" office:value-type="float" office:value="-434" calcext:value-type="float">
            <text:p>-434</text:p>
          </table:table-cell>
          <table:table-cell table:formula="of:=COS([.$O383])*([.Z$3]-[.B$12]/2)-SIN([.$O383])*([.AA$3]-[.B$13]/2)" office:value-type="float" office:value="-578" calcext:value-type="float">
            <text:p>-578</text:p>
          </table:table-cell>
          <table:table-cell table:formula="of:=SIN([.$O383])*([.Z$3]-[.B$12]/2)+COS([.$O383])*([.AA$3]-[.B$13]/2)" office:value-type="float" office:value="434" calcext:value-type="float">
            <text:p>434</text:p>
          </table:table-cell>
          <table:table-cell table:formula="of:=COS([.$O383])*([.AB$3]-[.B$12]/2)-SIN([.$O383])*([.AC$3]-[.B$13]/2)" office:value-type="float" office:value="578" calcext:value-type="float">
            <text:p>578</text:p>
          </table:table-cell>
          <table:table-cell table:formula="of:=SIN([.$O383])*([.AB$3]-[.B$12]/2)+COS([.$O383])*([.AC$3]-[.B$13]/2)" office:value-type="float" office:value="-434" calcext:value-type="float">
            <text:p>-434</text:p>
          </table:table-cell>
          <table:table-cell table:formula="of:=COS([.$O383])*([.AD$3]-[.B$12]/2)-SIN([.$O383])*([.AE$3]-[.B$13]/2)" office:value-type="float" office:value="578" calcext:value-type="float">
            <text:p>578</text:p>
          </table:table-cell>
          <table:table-cell table:formula="of:=SIN([.$O383])*([.AD$3]-[.B$12]/2)+COS([.$O383])*([.AE$3]-[.B$13]/2)" office:value-type="float" office:value="434" calcext:value-type="float">
            <text:p>434</text:p>
          </table:table-cell>
          <table:table-cell table:formula="of:=COS([.$O383])*([.AF$3]-[.B$12]/2)-SIN([.$O383])*([.AG$3]-[.B$13]/2)" office:value-type="float" office:value="-228" calcext:value-type="float">
            <text:p>-228</text:p>
          </table:table-cell>
          <table:table-cell table:formula="of:=SIN([.$O383])*([.AF$3]-[.B$12]/2)+COS([.$O383])*([.AG$3]-[.B$13]/2)" office:value-type="float" office:value="-684" calcext:value-type="float">
            <text:p>-684</text:p>
          </table:table-cell>
          <table:table-cell table:formula="of:=MIN([.X383];[.Z383];[.AB383];[.AD383])" office:value-type="float" office:value="-578" calcext:value-type="float">
            <text:p>-578</text:p>
          </table:table-cell>
          <table:table-cell table:formula="of:=MIN([.Y383];[.AA383];[.AC383];[.AE383])" office:value-type="float" office:value="-434" calcext:value-type="float">
            <text:p>-434</text:p>
          </table:table-cell>
          <table:table-cell table:formula="of:=[.AF383]-[.$AH383]" office:value-type="float" office:value="350" calcext:value-type="float">
            <text:p>350</text:p>
          </table:table-cell>
          <table:table-cell table:formula="of:=[.AG383]-[.$AI383]" office:value-type="float" office:value="-250" calcext:value-type="float">
            <text:p>-250</text:p>
          </table:table-cell>
          <table:table-cell table:formula="of:=[.AF$3]-[.AJ383]" office:value-type="float" office:value="0" calcext:value-type="float">
            <text:p>0</text:p>
          </table:table-cell>
          <table:table-cell table:formula="of:=[.AG$3]-[.AK38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4];[.E384];[.F384])+TIME([.G384];[.H384];[.I384])" office:value-type="date" office:date-value="1999-11-30" calcext:value-type="date">
            <text:p>30/11/99 00:00:00</text:p>
          </table:table-cell>
          <table:table-cell table:formula="of:=IF([.C384]&lt;&gt;&quot;&quot;;CONCATENATE(&quot;mogrify -rotate &quot;;ROUND([.N384];3);&quot; -background black &quot;;[.C384]);&quot;&quot;)">
            <text:p/>
          </table:table-cell>
          <table:table-cell table:formula="of:=IF([.C384]&lt;&gt;&quot;&quot;;CONCATENATE(&quot;mogrify -crop &quot;;ROUND([.B$22]);&quot;x&quot;;ROUND([.B$23]);&quot;+&quot;;ROUND([.B$30]+[.B$33]-[.AL384]);&quot;+&quot;;ROUND([.B$31]+[.B$34]-[.AM384]);&quot; &quot;;[.C384]);&quot;&quot;)">
            <text:p/>
          </table:table-cell>
          <table:table-cell/>
          <table:table-cell table:style-name="Default" table:formula="of:=IF([.C384]&lt;&gt;&quot;&quot;;([.J384]-[.J$3])*360*[.B$35];0)" office:value-type="float" office:value="0" calcext:value-type="float">
            <text:p>0</text:p>
          </table:table-cell>
          <table:table-cell table:formula="of:=[.N384]/180*PI()" office:value-type="float" office:value="0" calcext:value-type="float">
            <text:p>0</text:p>
          </table:table-cell>
          <table:table-cell table:formula="of:=COS([.$O384])*([.P$3]-[.B$14])-SIN([.$O384])*([.Q$3]-[.B$15])" office:value-type="float" office:value="-350" calcext:value-type="float">
            <text:p>-350</text:p>
          </table:table-cell>
          <table:table-cell table:formula="of:=SIN([.$O384])*([.P$3]-[.B$14])+COS([.$O384])*([.Q$3]-[.B$15])" office:value-type="float" office:value="250" calcext:value-type="float">
            <text:p>250</text:p>
          </table:table-cell>
          <table:table-cell table:formula="of:=COS([.$O384])*([.R$3]-[.B$14])-SIN([.$O384])*([.S$3]-[.B$15])" office:value-type="float" office:value="-350" calcext:value-type="float">
            <text:p>-350</text:p>
          </table:table-cell>
          <table:table-cell table:formula="of:=SIN([.$O384])*([.R$3]-[.B$14])+COS([.$O384])*([.S$3]-[.B$15])" office:value-type="float" office:value="1118" calcext:value-type="float">
            <text:p>1118</text:p>
          </table:table-cell>
          <table:table-cell table:formula="of:=COS([.$O384])*([.T$3]-[.B$14])-SIN([.$O384])*([.U$3]-[.B$15])" office:value-type="float" office:value="806" calcext:value-type="float">
            <text:p>806</text:p>
          </table:table-cell>
          <table:table-cell table:formula="of:=SIN([.$O384])*([.T$3]-[.B$14])+COS([.$O384])*([.U$3]-[.B$15])" office:value-type="float" office:value="250" calcext:value-type="float">
            <text:p>250</text:p>
          </table:table-cell>
          <table:table-cell table:formula="of:=COS([.$O384])*([.V$3]-[.B$14])-SIN([.$O384])*([.W$3]-[.B$15])" office:value-type="float" office:value="806" calcext:value-type="float">
            <text:p>806</text:p>
          </table:table-cell>
          <table:table-cell table:formula="of:=SIN([.$O384])*([.V$3]-[.B$14])+COS([.$O384])*([.W$3]-[.B$15])" office:value-type="float" office:value="1118" calcext:value-type="float">
            <text:p>1118</text:p>
          </table:table-cell>
          <table:table-cell table:formula="of:=COS([.$O384])*([.X$3]-[.B$12]/2)-SIN([.$O384])*([.Y$3]-[.B$13]/2)" office:value-type="float" office:value="-578" calcext:value-type="float">
            <text:p>-578</text:p>
          </table:table-cell>
          <table:table-cell table:formula="of:=SIN([.$O384])*([.X$3]-[.B$12]/2)+COS([.$O384])*([.Y$3]-[.B$13]/2)" office:value-type="float" office:value="-434" calcext:value-type="float">
            <text:p>-434</text:p>
          </table:table-cell>
          <table:table-cell table:formula="of:=COS([.$O384])*([.Z$3]-[.B$12]/2)-SIN([.$O384])*([.AA$3]-[.B$13]/2)" office:value-type="float" office:value="-578" calcext:value-type="float">
            <text:p>-578</text:p>
          </table:table-cell>
          <table:table-cell table:formula="of:=SIN([.$O384])*([.Z$3]-[.B$12]/2)+COS([.$O384])*([.AA$3]-[.B$13]/2)" office:value-type="float" office:value="434" calcext:value-type="float">
            <text:p>434</text:p>
          </table:table-cell>
          <table:table-cell table:formula="of:=COS([.$O384])*([.AB$3]-[.B$12]/2)-SIN([.$O384])*([.AC$3]-[.B$13]/2)" office:value-type="float" office:value="578" calcext:value-type="float">
            <text:p>578</text:p>
          </table:table-cell>
          <table:table-cell table:formula="of:=SIN([.$O384])*([.AB$3]-[.B$12]/2)+COS([.$O384])*([.AC$3]-[.B$13]/2)" office:value-type="float" office:value="-434" calcext:value-type="float">
            <text:p>-434</text:p>
          </table:table-cell>
          <table:table-cell table:formula="of:=COS([.$O384])*([.AD$3]-[.B$12]/2)-SIN([.$O384])*([.AE$3]-[.B$13]/2)" office:value-type="float" office:value="578" calcext:value-type="float">
            <text:p>578</text:p>
          </table:table-cell>
          <table:table-cell table:formula="of:=SIN([.$O384])*([.AD$3]-[.B$12]/2)+COS([.$O384])*([.AE$3]-[.B$13]/2)" office:value-type="float" office:value="434" calcext:value-type="float">
            <text:p>434</text:p>
          </table:table-cell>
          <table:table-cell table:formula="of:=COS([.$O384])*([.AF$3]-[.B$12]/2)-SIN([.$O384])*([.AG$3]-[.B$13]/2)" office:value-type="float" office:value="-228" calcext:value-type="float">
            <text:p>-228</text:p>
          </table:table-cell>
          <table:table-cell table:formula="of:=SIN([.$O384])*([.AF$3]-[.B$12]/2)+COS([.$O384])*([.AG$3]-[.B$13]/2)" office:value-type="float" office:value="-684" calcext:value-type="float">
            <text:p>-684</text:p>
          </table:table-cell>
          <table:table-cell table:formula="of:=MIN([.X384];[.Z384];[.AB384];[.AD384])" office:value-type="float" office:value="-578" calcext:value-type="float">
            <text:p>-578</text:p>
          </table:table-cell>
          <table:table-cell table:formula="of:=MIN([.Y384];[.AA384];[.AC384];[.AE384])" office:value-type="float" office:value="-434" calcext:value-type="float">
            <text:p>-434</text:p>
          </table:table-cell>
          <table:table-cell table:formula="of:=[.AF384]-[.$AH384]" office:value-type="float" office:value="350" calcext:value-type="float">
            <text:p>350</text:p>
          </table:table-cell>
          <table:table-cell table:formula="of:=[.AG384]-[.$AI384]" office:value-type="float" office:value="-250" calcext:value-type="float">
            <text:p>-250</text:p>
          </table:table-cell>
          <table:table-cell table:formula="of:=[.AF$3]-[.AJ384]" office:value-type="float" office:value="0" calcext:value-type="float">
            <text:p>0</text:p>
          </table:table-cell>
          <table:table-cell table:formula="of:=[.AG$3]-[.AK38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5];[.E385];[.F385])+TIME([.G385];[.H385];[.I385])" office:value-type="date" office:date-value="1999-11-30" calcext:value-type="date">
            <text:p>30/11/99 00:00:00</text:p>
          </table:table-cell>
          <table:table-cell table:formula="of:=IF([.C385]&lt;&gt;&quot;&quot;;CONCATENATE(&quot;mogrify -rotate &quot;;ROUND([.N385];3);&quot; -background black &quot;;[.C385]);&quot;&quot;)">
            <text:p/>
          </table:table-cell>
          <table:table-cell table:formula="of:=IF([.C385]&lt;&gt;&quot;&quot;;CONCATENATE(&quot;mogrify -crop &quot;;ROUND([.B$22]);&quot;x&quot;;ROUND([.B$23]);&quot;+&quot;;ROUND([.B$30]+[.B$33]-[.AL385]);&quot;+&quot;;ROUND([.B$31]+[.B$34]-[.AM385]);&quot; &quot;;[.C385]);&quot;&quot;)">
            <text:p/>
          </table:table-cell>
          <table:table-cell/>
          <table:table-cell table:style-name="Default" table:formula="of:=IF([.C385]&lt;&gt;&quot;&quot;;([.J385]-[.J$3])*360*[.B$35];0)" office:value-type="float" office:value="0" calcext:value-type="float">
            <text:p>0</text:p>
          </table:table-cell>
          <table:table-cell table:formula="of:=[.N385]/180*PI()" office:value-type="float" office:value="0" calcext:value-type="float">
            <text:p>0</text:p>
          </table:table-cell>
          <table:table-cell table:formula="of:=COS([.$O385])*([.P$3]-[.B$14])-SIN([.$O385])*([.Q$3]-[.B$15])" office:value-type="float" office:value="-350" calcext:value-type="float">
            <text:p>-350</text:p>
          </table:table-cell>
          <table:table-cell table:formula="of:=SIN([.$O385])*([.P$3]-[.B$14])+COS([.$O385])*([.Q$3]-[.B$15])" office:value-type="float" office:value="250" calcext:value-type="float">
            <text:p>250</text:p>
          </table:table-cell>
          <table:table-cell table:formula="of:=COS([.$O385])*([.R$3]-[.B$14])-SIN([.$O385])*([.S$3]-[.B$15])" office:value-type="float" office:value="-350" calcext:value-type="float">
            <text:p>-350</text:p>
          </table:table-cell>
          <table:table-cell table:formula="of:=SIN([.$O385])*([.R$3]-[.B$14])+COS([.$O385])*([.S$3]-[.B$15])" office:value-type="float" office:value="1118" calcext:value-type="float">
            <text:p>1118</text:p>
          </table:table-cell>
          <table:table-cell table:formula="of:=COS([.$O385])*([.T$3]-[.B$14])-SIN([.$O385])*([.U$3]-[.B$15])" office:value-type="float" office:value="806" calcext:value-type="float">
            <text:p>806</text:p>
          </table:table-cell>
          <table:table-cell table:formula="of:=SIN([.$O385])*([.T$3]-[.B$14])+COS([.$O385])*([.U$3]-[.B$15])" office:value-type="float" office:value="250" calcext:value-type="float">
            <text:p>250</text:p>
          </table:table-cell>
          <table:table-cell table:formula="of:=COS([.$O385])*([.V$3]-[.B$14])-SIN([.$O385])*([.W$3]-[.B$15])" office:value-type="float" office:value="806" calcext:value-type="float">
            <text:p>806</text:p>
          </table:table-cell>
          <table:table-cell table:formula="of:=SIN([.$O385])*([.V$3]-[.B$14])+COS([.$O385])*([.W$3]-[.B$15])" office:value-type="float" office:value="1118" calcext:value-type="float">
            <text:p>1118</text:p>
          </table:table-cell>
          <table:table-cell table:formula="of:=COS([.$O385])*([.X$3]-[.B$12]/2)-SIN([.$O385])*([.Y$3]-[.B$13]/2)" office:value-type="float" office:value="-578" calcext:value-type="float">
            <text:p>-578</text:p>
          </table:table-cell>
          <table:table-cell table:formula="of:=SIN([.$O385])*([.X$3]-[.B$12]/2)+COS([.$O385])*([.Y$3]-[.B$13]/2)" office:value-type="float" office:value="-434" calcext:value-type="float">
            <text:p>-434</text:p>
          </table:table-cell>
          <table:table-cell table:formula="of:=COS([.$O385])*([.Z$3]-[.B$12]/2)-SIN([.$O385])*([.AA$3]-[.B$13]/2)" office:value-type="float" office:value="-578" calcext:value-type="float">
            <text:p>-578</text:p>
          </table:table-cell>
          <table:table-cell table:formula="of:=SIN([.$O385])*([.Z$3]-[.B$12]/2)+COS([.$O385])*([.AA$3]-[.B$13]/2)" office:value-type="float" office:value="434" calcext:value-type="float">
            <text:p>434</text:p>
          </table:table-cell>
          <table:table-cell table:formula="of:=COS([.$O385])*([.AB$3]-[.B$12]/2)-SIN([.$O385])*([.AC$3]-[.B$13]/2)" office:value-type="float" office:value="578" calcext:value-type="float">
            <text:p>578</text:p>
          </table:table-cell>
          <table:table-cell table:formula="of:=SIN([.$O385])*([.AB$3]-[.B$12]/2)+COS([.$O385])*([.AC$3]-[.B$13]/2)" office:value-type="float" office:value="-434" calcext:value-type="float">
            <text:p>-434</text:p>
          </table:table-cell>
          <table:table-cell table:formula="of:=COS([.$O385])*([.AD$3]-[.B$12]/2)-SIN([.$O385])*([.AE$3]-[.B$13]/2)" office:value-type="float" office:value="578" calcext:value-type="float">
            <text:p>578</text:p>
          </table:table-cell>
          <table:table-cell table:formula="of:=SIN([.$O385])*([.AD$3]-[.B$12]/2)+COS([.$O385])*([.AE$3]-[.B$13]/2)" office:value-type="float" office:value="434" calcext:value-type="float">
            <text:p>434</text:p>
          </table:table-cell>
          <table:table-cell table:formula="of:=COS([.$O385])*([.AF$3]-[.B$12]/2)-SIN([.$O385])*([.AG$3]-[.B$13]/2)" office:value-type="float" office:value="-228" calcext:value-type="float">
            <text:p>-228</text:p>
          </table:table-cell>
          <table:table-cell table:formula="of:=SIN([.$O385])*([.AF$3]-[.B$12]/2)+COS([.$O385])*([.AG$3]-[.B$13]/2)" office:value-type="float" office:value="-684" calcext:value-type="float">
            <text:p>-684</text:p>
          </table:table-cell>
          <table:table-cell table:formula="of:=MIN([.X385];[.Z385];[.AB385];[.AD385])" office:value-type="float" office:value="-578" calcext:value-type="float">
            <text:p>-578</text:p>
          </table:table-cell>
          <table:table-cell table:formula="of:=MIN([.Y385];[.AA385];[.AC385];[.AE385])" office:value-type="float" office:value="-434" calcext:value-type="float">
            <text:p>-434</text:p>
          </table:table-cell>
          <table:table-cell table:formula="of:=[.AF385]-[.$AH385]" office:value-type="float" office:value="350" calcext:value-type="float">
            <text:p>350</text:p>
          </table:table-cell>
          <table:table-cell table:formula="of:=[.AG385]-[.$AI385]" office:value-type="float" office:value="-250" calcext:value-type="float">
            <text:p>-250</text:p>
          </table:table-cell>
          <table:table-cell table:formula="of:=[.AF$3]-[.AJ385]" office:value-type="float" office:value="0" calcext:value-type="float">
            <text:p>0</text:p>
          </table:table-cell>
          <table:table-cell table:formula="of:=[.AG$3]-[.AK38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6];[.E386];[.F386])+TIME([.G386];[.H386];[.I386])" office:value-type="date" office:date-value="1999-11-30" calcext:value-type="date">
            <text:p>30/11/99 00:00:00</text:p>
          </table:table-cell>
          <table:table-cell table:formula="of:=IF([.C386]&lt;&gt;&quot;&quot;;CONCATENATE(&quot;mogrify -rotate &quot;;ROUND([.N386];3);&quot; -background black &quot;;[.C386]);&quot;&quot;)">
            <text:p/>
          </table:table-cell>
          <table:table-cell table:formula="of:=IF([.C386]&lt;&gt;&quot;&quot;;CONCATENATE(&quot;mogrify -crop &quot;;ROUND([.B$22]);&quot;x&quot;;ROUND([.B$23]);&quot;+&quot;;ROUND([.B$30]+[.B$33]-[.AL386]);&quot;+&quot;;ROUND([.B$31]+[.B$34]-[.AM386]);&quot; &quot;;[.C386]);&quot;&quot;)">
            <text:p/>
          </table:table-cell>
          <table:table-cell/>
          <table:table-cell table:style-name="Default" table:formula="of:=IF([.C386]&lt;&gt;&quot;&quot;;([.J386]-[.J$3])*360*[.B$35];0)" office:value-type="float" office:value="0" calcext:value-type="float">
            <text:p>0</text:p>
          </table:table-cell>
          <table:table-cell table:formula="of:=[.N386]/180*PI()" office:value-type="float" office:value="0" calcext:value-type="float">
            <text:p>0</text:p>
          </table:table-cell>
          <table:table-cell table:formula="of:=COS([.$O386])*([.P$3]-[.B$14])-SIN([.$O386])*([.Q$3]-[.B$15])" office:value-type="float" office:value="-350" calcext:value-type="float">
            <text:p>-350</text:p>
          </table:table-cell>
          <table:table-cell table:formula="of:=SIN([.$O386])*([.P$3]-[.B$14])+COS([.$O386])*([.Q$3]-[.B$15])" office:value-type="float" office:value="250" calcext:value-type="float">
            <text:p>250</text:p>
          </table:table-cell>
          <table:table-cell table:formula="of:=COS([.$O386])*([.R$3]-[.B$14])-SIN([.$O386])*([.S$3]-[.B$15])" office:value-type="float" office:value="-350" calcext:value-type="float">
            <text:p>-350</text:p>
          </table:table-cell>
          <table:table-cell table:formula="of:=SIN([.$O386])*([.R$3]-[.B$14])+COS([.$O386])*([.S$3]-[.B$15])" office:value-type="float" office:value="1118" calcext:value-type="float">
            <text:p>1118</text:p>
          </table:table-cell>
          <table:table-cell table:formula="of:=COS([.$O386])*([.T$3]-[.B$14])-SIN([.$O386])*([.U$3]-[.B$15])" office:value-type="float" office:value="806" calcext:value-type="float">
            <text:p>806</text:p>
          </table:table-cell>
          <table:table-cell table:formula="of:=SIN([.$O386])*([.T$3]-[.B$14])+COS([.$O386])*([.U$3]-[.B$15])" office:value-type="float" office:value="250" calcext:value-type="float">
            <text:p>250</text:p>
          </table:table-cell>
          <table:table-cell table:formula="of:=COS([.$O386])*([.V$3]-[.B$14])-SIN([.$O386])*([.W$3]-[.B$15])" office:value-type="float" office:value="806" calcext:value-type="float">
            <text:p>806</text:p>
          </table:table-cell>
          <table:table-cell table:formula="of:=SIN([.$O386])*([.V$3]-[.B$14])+COS([.$O386])*([.W$3]-[.B$15])" office:value-type="float" office:value="1118" calcext:value-type="float">
            <text:p>1118</text:p>
          </table:table-cell>
          <table:table-cell table:formula="of:=COS([.$O386])*([.X$3]-[.B$12]/2)-SIN([.$O386])*([.Y$3]-[.B$13]/2)" office:value-type="float" office:value="-578" calcext:value-type="float">
            <text:p>-578</text:p>
          </table:table-cell>
          <table:table-cell table:formula="of:=SIN([.$O386])*([.X$3]-[.B$12]/2)+COS([.$O386])*([.Y$3]-[.B$13]/2)" office:value-type="float" office:value="-434" calcext:value-type="float">
            <text:p>-434</text:p>
          </table:table-cell>
          <table:table-cell table:formula="of:=COS([.$O386])*([.Z$3]-[.B$12]/2)-SIN([.$O386])*([.AA$3]-[.B$13]/2)" office:value-type="float" office:value="-578" calcext:value-type="float">
            <text:p>-578</text:p>
          </table:table-cell>
          <table:table-cell table:formula="of:=SIN([.$O386])*([.Z$3]-[.B$12]/2)+COS([.$O386])*([.AA$3]-[.B$13]/2)" office:value-type="float" office:value="434" calcext:value-type="float">
            <text:p>434</text:p>
          </table:table-cell>
          <table:table-cell table:formula="of:=COS([.$O386])*([.AB$3]-[.B$12]/2)-SIN([.$O386])*([.AC$3]-[.B$13]/2)" office:value-type="float" office:value="578" calcext:value-type="float">
            <text:p>578</text:p>
          </table:table-cell>
          <table:table-cell table:formula="of:=SIN([.$O386])*([.AB$3]-[.B$12]/2)+COS([.$O386])*([.AC$3]-[.B$13]/2)" office:value-type="float" office:value="-434" calcext:value-type="float">
            <text:p>-434</text:p>
          </table:table-cell>
          <table:table-cell table:formula="of:=COS([.$O386])*([.AD$3]-[.B$12]/2)-SIN([.$O386])*([.AE$3]-[.B$13]/2)" office:value-type="float" office:value="578" calcext:value-type="float">
            <text:p>578</text:p>
          </table:table-cell>
          <table:table-cell table:formula="of:=SIN([.$O386])*([.AD$3]-[.B$12]/2)+COS([.$O386])*([.AE$3]-[.B$13]/2)" office:value-type="float" office:value="434" calcext:value-type="float">
            <text:p>434</text:p>
          </table:table-cell>
          <table:table-cell table:formula="of:=COS([.$O386])*([.AF$3]-[.B$12]/2)-SIN([.$O386])*([.AG$3]-[.B$13]/2)" office:value-type="float" office:value="-228" calcext:value-type="float">
            <text:p>-228</text:p>
          </table:table-cell>
          <table:table-cell table:formula="of:=SIN([.$O386])*([.AF$3]-[.B$12]/2)+COS([.$O386])*([.AG$3]-[.B$13]/2)" office:value-type="float" office:value="-684" calcext:value-type="float">
            <text:p>-684</text:p>
          </table:table-cell>
          <table:table-cell table:formula="of:=MIN([.X386];[.Z386];[.AB386];[.AD386])" office:value-type="float" office:value="-578" calcext:value-type="float">
            <text:p>-578</text:p>
          </table:table-cell>
          <table:table-cell table:formula="of:=MIN([.Y386];[.AA386];[.AC386];[.AE386])" office:value-type="float" office:value="-434" calcext:value-type="float">
            <text:p>-434</text:p>
          </table:table-cell>
          <table:table-cell table:formula="of:=[.AF386]-[.$AH386]" office:value-type="float" office:value="350" calcext:value-type="float">
            <text:p>350</text:p>
          </table:table-cell>
          <table:table-cell table:formula="of:=[.AG386]-[.$AI386]" office:value-type="float" office:value="-250" calcext:value-type="float">
            <text:p>-250</text:p>
          </table:table-cell>
          <table:table-cell table:formula="of:=[.AF$3]-[.AJ386]" office:value-type="float" office:value="0" calcext:value-type="float">
            <text:p>0</text:p>
          </table:table-cell>
          <table:table-cell table:formula="of:=[.AG$3]-[.AK38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7];[.E387];[.F387])+TIME([.G387];[.H387];[.I387])" office:value-type="date" office:date-value="1999-11-30" calcext:value-type="date">
            <text:p>30/11/99 00:00:00</text:p>
          </table:table-cell>
          <table:table-cell table:formula="of:=IF([.C387]&lt;&gt;&quot;&quot;;CONCATENATE(&quot;mogrify -rotate &quot;;ROUND([.N387];3);&quot; -background black &quot;;[.C387]);&quot;&quot;)">
            <text:p/>
          </table:table-cell>
          <table:table-cell table:formula="of:=IF([.C387]&lt;&gt;&quot;&quot;;CONCATENATE(&quot;mogrify -crop &quot;;ROUND([.B$22]);&quot;x&quot;;ROUND([.B$23]);&quot;+&quot;;ROUND([.B$30]+[.B$33]-[.AL387]);&quot;+&quot;;ROUND([.B$31]+[.B$34]-[.AM387]);&quot; &quot;;[.C387]);&quot;&quot;)">
            <text:p/>
          </table:table-cell>
          <table:table-cell/>
          <table:table-cell table:style-name="Default" table:formula="of:=IF([.C387]&lt;&gt;&quot;&quot;;([.J387]-[.J$3])*360*[.B$35];0)" office:value-type="float" office:value="0" calcext:value-type="float">
            <text:p>0</text:p>
          </table:table-cell>
          <table:table-cell table:formula="of:=[.N387]/180*PI()" office:value-type="float" office:value="0" calcext:value-type="float">
            <text:p>0</text:p>
          </table:table-cell>
          <table:table-cell table:formula="of:=COS([.$O387])*([.P$3]-[.B$14])-SIN([.$O387])*([.Q$3]-[.B$15])" office:value-type="float" office:value="-350" calcext:value-type="float">
            <text:p>-350</text:p>
          </table:table-cell>
          <table:table-cell table:formula="of:=SIN([.$O387])*([.P$3]-[.B$14])+COS([.$O387])*([.Q$3]-[.B$15])" office:value-type="float" office:value="250" calcext:value-type="float">
            <text:p>250</text:p>
          </table:table-cell>
          <table:table-cell table:formula="of:=COS([.$O387])*([.R$3]-[.B$14])-SIN([.$O387])*([.S$3]-[.B$15])" office:value-type="float" office:value="-350" calcext:value-type="float">
            <text:p>-350</text:p>
          </table:table-cell>
          <table:table-cell table:formula="of:=SIN([.$O387])*([.R$3]-[.B$14])+COS([.$O387])*([.S$3]-[.B$15])" office:value-type="float" office:value="1118" calcext:value-type="float">
            <text:p>1118</text:p>
          </table:table-cell>
          <table:table-cell table:formula="of:=COS([.$O387])*([.T$3]-[.B$14])-SIN([.$O387])*([.U$3]-[.B$15])" office:value-type="float" office:value="806" calcext:value-type="float">
            <text:p>806</text:p>
          </table:table-cell>
          <table:table-cell table:formula="of:=SIN([.$O387])*([.T$3]-[.B$14])+COS([.$O387])*([.U$3]-[.B$15])" office:value-type="float" office:value="250" calcext:value-type="float">
            <text:p>250</text:p>
          </table:table-cell>
          <table:table-cell table:formula="of:=COS([.$O387])*([.V$3]-[.B$14])-SIN([.$O387])*([.W$3]-[.B$15])" office:value-type="float" office:value="806" calcext:value-type="float">
            <text:p>806</text:p>
          </table:table-cell>
          <table:table-cell table:formula="of:=SIN([.$O387])*([.V$3]-[.B$14])+COS([.$O387])*([.W$3]-[.B$15])" office:value-type="float" office:value="1118" calcext:value-type="float">
            <text:p>1118</text:p>
          </table:table-cell>
          <table:table-cell table:formula="of:=COS([.$O387])*([.X$3]-[.B$12]/2)-SIN([.$O387])*([.Y$3]-[.B$13]/2)" office:value-type="float" office:value="-578" calcext:value-type="float">
            <text:p>-578</text:p>
          </table:table-cell>
          <table:table-cell table:formula="of:=SIN([.$O387])*([.X$3]-[.B$12]/2)+COS([.$O387])*([.Y$3]-[.B$13]/2)" office:value-type="float" office:value="-434" calcext:value-type="float">
            <text:p>-434</text:p>
          </table:table-cell>
          <table:table-cell table:formula="of:=COS([.$O387])*([.Z$3]-[.B$12]/2)-SIN([.$O387])*([.AA$3]-[.B$13]/2)" office:value-type="float" office:value="-578" calcext:value-type="float">
            <text:p>-578</text:p>
          </table:table-cell>
          <table:table-cell table:formula="of:=SIN([.$O387])*([.Z$3]-[.B$12]/2)+COS([.$O387])*([.AA$3]-[.B$13]/2)" office:value-type="float" office:value="434" calcext:value-type="float">
            <text:p>434</text:p>
          </table:table-cell>
          <table:table-cell table:formula="of:=COS([.$O387])*([.AB$3]-[.B$12]/2)-SIN([.$O387])*([.AC$3]-[.B$13]/2)" office:value-type="float" office:value="578" calcext:value-type="float">
            <text:p>578</text:p>
          </table:table-cell>
          <table:table-cell table:formula="of:=SIN([.$O387])*([.AB$3]-[.B$12]/2)+COS([.$O387])*([.AC$3]-[.B$13]/2)" office:value-type="float" office:value="-434" calcext:value-type="float">
            <text:p>-434</text:p>
          </table:table-cell>
          <table:table-cell table:formula="of:=COS([.$O387])*([.AD$3]-[.B$12]/2)-SIN([.$O387])*([.AE$3]-[.B$13]/2)" office:value-type="float" office:value="578" calcext:value-type="float">
            <text:p>578</text:p>
          </table:table-cell>
          <table:table-cell table:formula="of:=SIN([.$O387])*([.AD$3]-[.B$12]/2)+COS([.$O387])*([.AE$3]-[.B$13]/2)" office:value-type="float" office:value="434" calcext:value-type="float">
            <text:p>434</text:p>
          </table:table-cell>
          <table:table-cell table:formula="of:=COS([.$O387])*([.AF$3]-[.B$12]/2)-SIN([.$O387])*([.AG$3]-[.B$13]/2)" office:value-type="float" office:value="-228" calcext:value-type="float">
            <text:p>-228</text:p>
          </table:table-cell>
          <table:table-cell table:formula="of:=SIN([.$O387])*([.AF$3]-[.B$12]/2)+COS([.$O387])*([.AG$3]-[.B$13]/2)" office:value-type="float" office:value="-684" calcext:value-type="float">
            <text:p>-684</text:p>
          </table:table-cell>
          <table:table-cell table:formula="of:=MIN([.X387];[.Z387];[.AB387];[.AD387])" office:value-type="float" office:value="-578" calcext:value-type="float">
            <text:p>-578</text:p>
          </table:table-cell>
          <table:table-cell table:formula="of:=MIN([.Y387];[.AA387];[.AC387];[.AE387])" office:value-type="float" office:value="-434" calcext:value-type="float">
            <text:p>-434</text:p>
          </table:table-cell>
          <table:table-cell table:formula="of:=[.AF387]-[.$AH387]" office:value-type="float" office:value="350" calcext:value-type="float">
            <text:p>350</text:p>
          </table:table-cell>
          <table:table-cell table:formula="of:=[.AG387]-[.$AI387]" office:value-type="float" office:value="-250" calcext:value-type="float">
            <text:p>-250</text:p>
          </table:table-cell>
          <table:table-cell table:formula="of:=[.AF$3]-[.AJ387]" office:value-type="float" office:value="0" calcext:value-type="float">
            <text:p>0</text:p>
          </table:table-cell>
          <table:table-cell table:formula="of:=[.AG$3]-[.AK38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8];[.E388];[.F388])+TIME([.G388];[.H388];[.I388])" office:value-type="date" office:date-value="1999-11-30" calcext:value-type="date">
            <text:p>30/11/99 00:00:00</text:p>
          </table:table-cell>
          <table:table-cell table:formula="of:=IF([.C388]&lt;&gt;&quot;&quot;;CONCATENATE(&quot;mogrify -rotate &quot;;ROUND([.N388];3);&quot; -background black &quot;;[.C388]);&quot;&quot;)">
            <text:p/>
          </table:table-cell>
          <table:table-cell table:formula="of:=IF([.C388]&lt;&gt;&quot;&quot;;CONCATENATE(&quot;mogrify -crop &quot;;ROUND([.B$22]);&quot;x&quot;;ROUND([.B$23]);&quot;+&quot;;ROUND([.B$30]+[.B$33]-[.AL388]);&quot;+&quot;;ROUND([.B$31]+[.B$34]-[.AM388]);&quot; &quot;;[.C388]);&quot;&quot;)">
            <text:p/>
          </table:table-cell>
          <table:table-cell/>
          <table:table-cell table:style-name="Default" table:formula="of:=IF([.C388]&lt;&gt;&quot;&quot;;([.J388]-[.J$3])*360*[.B$35];0)" office:value-type="float" office:value="0" calcext:value-type="float">
            <text:p>0</text:p>
          </table:table-cell>
          <table:table-cell table:formula="of:=[.N388]/180*PI()" office:value-type="float" office:value="0" calcext:value-type="float">
            <text:p>0</text:p>
          </table:table-cell>
          <table:table-cell table:formula="of:=COS([.$O388])*([.P$3]-[.B$14])-SIN([.$O388])*([.Q$3]-[.B$15])" office:value-type="float" office:value="-350" calcext:value-type="float">
            <text:p>-350</text:p>
          </table:table-cell>
          <table:table-cell table:formula="of:=SIN([.$O388])*([.P$3]-[.B$14])+COS([.$O388])*([.Q$3]-[.B$15])" office:value-type="float" office:value="250" calcext:value-type="float">
            <text:p>250</text:p>
          </table:table-cell>
          <table:table-cell table:formula="of:=COS([.$O388])*([.R$3]-[.B$14])-SIN([.$O388])*([.S$3]-[.B$15])" office:value-type="float" office:value="-350" calcext:value-type="float">
            <text:p>-350</text:p>
          </table:table-cell>
          <table:table-cell table:formula="of:=SIN([.$O388])*([.R$3]-[.B$14])+COS([.$O388])*([.S$3]-[.B$15])" office:value-type="float" office:value="1118" calcext:value-type="float">
            <text:p>1118</text:p>
          </table:table-cell>
          <table:table-cell table:formula="of:=COS([.$O388])*([.T$3]-[.B$14])-SIN([.$O388])*([.U$3]-[.B$15])" office:value-type="float" office:value="806" calcext:value-type="float">
            <text:p>806</text:p>
          </table:table-cell>
          <table:table-cell table:formula="of:=SIN([.$O388])*([.T$3]-[.B$14])+COS([.$O388])*([.U$3]-[.B$15])" office:value-type="float" office:value="250" calcext:value-type="float">
            <text:p>250</text:p>
          </table:table-cell>
          <table:table-cell table:formula="of:=COS([.$O388])*([.V$3]-[.B$14])-SIN([.$O388])*([.W$3]-[.B$15])" office:value-type="float" office:value="806" calcext:value-type="float">
            <text:p>806</text:p>
          </table:table-cell>
          <table:table-cell table:formula="of:=SIN([.$O388])*([.V$3]-[.B$14])+COS([.$O388])*([.W$3]-[.B$15])" office:value-type="float" office:value="1118" calcext:value-type="float">
            <text:p>1118</text:p>
          </table:table-cell>
          <table:table-cell table:formula="of:=COS([.$O388])*([.X$3]-[.B$12]/2)-SIN([.$O388])*([.Y$3]-[.B$13]/2)" office:value-type="float" office:value="-578" calcext:value-type="float">
            <text:p>-578</text:p>
          </table:table-cell>
          <table:table-cell table:formula="of:=SIN([.$O388])*([.X$3]-[.B$12]/2)+COS([.$O388])*([.Y$3]-[.B$13]/2)" office:value-type="float" office:value="-434" calcext:value-type="float">
            <text:p>-434</text:p>
          </table:table-cell>
          <table:table-cell table:formula="of:=COS([.$O388])*([.Z$3]-[.B$12]/2)-SIN([.$O388])*([.AA$3]-[.B$13]/2)" office:value-type="float" office:value="-578" calcext:value-type="float">
            <text:p>-578</text:p>
          </table:table-cell>
          <table:table-cell table:formula="of:=SIN([.$O388])*([.Z$3]-[.B$12]/2)+COS([.$O388])*([.AA$3]-[.B$13]/2)" office:value-type="float" office:value="434" calcext:value-type="float">
            <text:p>434</text:p>
          </table:table-cell>
          <table:table-cell table:formula="of:=COS([.$O388])*([.AB$3]-[.B$12]/2)-SIN([.$O388])*([.AC$3]-[.B$13]/2)" office:value-type="float" office:value="578" calcext:value-type="float">
            <text:p>578</text:p>
          </table:table-cell>
          <table:table-cell table:formula="of:=SIN([.$O388])*([.AB$3]-[.B$12]/2)+COS([.$O388])*([.AC$3]-[.B$13]/2)" office:value-type="float" office:value="-434" calcext:value-type="float">
            <text:p>-434</text:p>
          </table:table-cell>
          <table:table-cell table:formula="of:=COS([.$O388])*([.AD$3]-[.B$12]/2)-SIN([.$O388])*([.AE$3]-[.B$13]/2)" office:value-type="float" office:value="578" calcext:value-type="float">
            <text:p>578</text:p>
          </table:table-cell>
          <table:table-cell table:formula="of:=SIN([.$O388])*([.AD$3]-[.B$12]/2)+COS([.$O388])*([.AE$3]-[.B$13]/2)" office:value-type="float" office:value="434" calcext:value-type="float">
            <text:p>434</text:p>
          </table:table-cell>
          <table:table-cell table:formula="of:=COS([.$O388])*([.AF$3]-[.B$12]/2)-SIN([.$O388])*([.AG$3]-[.B$13]/2)" office:value-type="float" office:value="-228" calcext:value-type="float">
            <text:p>-228</text:p>
          </table:table-cell>
          <table:table-cell table:formula="of:=SIN([.$O388])*([.AF$3]-[.B$12]/2)+COS([.$O388])*([.AG$3]-[.B$13]/2)" office:value-type="float" office:value="-684" calcext:value-type="float">
            <text:p>-684</text:p>
          </table:table-cell>
          <table:table-cell table:formula="of:=MIN([.X388];[.Z388];[.AB388];[.AD388])" office:value-type="float" office:value="-578" calcext:value-type="float">
            <text:p>-578</text:p>
          </table:table-cell>
          <table:table-cell table:formula="of:=MIN([.Y388];[.AA388];[.AC388];[.AE388])" office:value-type="float" office:value="-434" calcext:value-type="float">
            <text:p>-434</text:p>
          </table:table-cell>
          <table:table-cell table:formula="of:=[.AF388]-[.$AH388]" office:value-type="float" office:value="350" calcext:value-type="float">
            <text:p>350</text:p>
          </table:table-cell>
          <table:table-cell table:formula="of:=[.AG388]-[.$AI388]" office:value-type="float" office:value="-250" calcext:value-type="float">
            <text:p>-250</text:p>
          </table:table-cell>
          <table:table-cell table:formula="of:=[.AF$3]-[.AJ388]" office:value-type="float" office:value="0" calcext:value-type="float">
            <text:p>0</text:p>
          </table:table-cell>
          <table:table-cell table:formula="of:=[.AG$3]-[.AK38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89];[.E389];[.F389])+TIME([.G389];[.H389];[.I389])" office:value-type="date" office:date-value="1999-11-30" calcext:value-type="date">
            <text:p>30/11/99 00:00:00</text:p>
          </table:table-cell>
          <table:table-cell table:formula="of:=IF([.C389]&lt;&gt;&quot;&quot;;CONCATENATE(&quot;mogrify -rotate &quot;;ROUND([.N389];3);&quot; -background black &quot;;[.C389]);&quot;&quot;)">
            <text:p/>
          </table:table-cell>
          <table:table-cell table:formula="of:=IF([.C389]&lt;&gt;&quot;&quot;;CONCATENATE(&quot;mogrify -crop &quot;;ROUND([.B$22]);&quot;x&quot;;ROUND([.B$23]);&quot;+&quot;;ROUND([.B$30]+[.B$33]-[.AL389]);&quot;+&quot;;ROUND([.B$31]+[.B$34]-[.AM389]);&quot; &quot;;[.C389]);&quot;&quot;)">
            <text:p/>
          </table:table-cell>
          <table:table-cell/>
          <table:table-cell table:style-name="Default" table:formula="of:=IF([.C389]&lt;&gt;&quot;&quot;;([.J389]-[.J$3])*360*[.B$35];0)" office:value-type="float" office:value="0" calcext:value-type="float">
            <text:p>0</text:p>
          </table:table-cell>
          <table:table-cell table:formula="of:=[.N389]/180*PI()" office:value-type="float" office:value="0" calcext:value-type="float">
            <text:p>0</text:p>
          </table:table-cell>
          <table:table-cell table:formula="of:=COS([.$O389])*([.P$3]-[.B$14])-SIN([.$O389])*([.Q$3]-[.B$15])" office:value-type="float" office:value="-350" calcext:value-type="float">
            <text:p>-350</text:p>
          </table:table-cell>
          <table:table-cell table:formula="of:=SIN([.$O389])*([.P$3]-[.B$14])+COS([.$O389])*([.Q$3]-[.B$15])" office:value-type="float" office:value="250" calcext:value-type="float">
            <text:p>250</text:p>
          </table:table-cell>
          <table:table-cell table:formula="of:=COS([.$O389])*([.R$3]-[.B$14])-SIN([.$O389])*([.S$3]-[.B$15])" office:value-type="float" office:value="-350" calcext:value-type="float">
            <text:p>-350</text:p>
          </table:table-cell>
          <table:table-cell table:formula="of:=SIN([.$O389])*([.R$3]-[.B$14])+COS([.$O389])*([.S$3]-[.B$15])" office:value-type="float" office:value="1118" calcext:value-type="float">
            <text:p>1118</text:p>
          </table:table-cell>
          <table:table-cell table:formula="of:=COS([.$O389])*([.T$3]-[.B$14])-SIN([.$O389])*([.U$3]-[.B$15])" office:value-type="float" office:value="806" calcext:value-type="float">
            <text:p>806</text:p>
          </table:table-cell>
          <table:table-cell table:formula="of:=SIN([.$O389])*([.T$3]-[.B$14])+COS([.$O389])*([.U$3]-[.B$15])" office:value-type="float" office:value="250" calcext:value-type="float">
            <text:p>250</text:p>
          </table:table-cell>
          <table:table-cell table:formula="of:=COS([.$O389])*([.V$3]-[.B$14])-SIN([.$O389])*([.W$3]-[.B$15])" office:value-type="float" office:value="806" calcext:value-type="float">
            <text:p>806</text:p>
          </table:table-cell>
          <table:table-cell table:formula="of:=SIN([.$O389])*([.V$3]-[.B$14])+COS([.$O389])*([.W$3]-[.B$15])" office:value-type="float" office:value="1118" calcext:value-type="float">
            <text:p>1118</text:p>
          </table:table-cell>
          <table:table-cell table:formula="of:=COS([.$O389])*([.X$3]-[.B$12]/2)-SIN([.$O389])*([.Y$3]-[.B$13]/2)" office:value-type="float" office:value="-578" calcext:value-type="float">
            <text:p>-578</text:p>
          </table:table-cell>
          <table:table-cell table:formula="of:=SIN([.$O389])*([.X$3]-[.B$12]/2)+COS([.$O389])*([.Y$3]-[.B$13]/2)" office:value-type="float" office:value="-434" calcext:value-type="float">
            <text:p>-434</text:p>
          </table:table-cell>
          <table:table-cell table:formula="of:=COS([.$O389])*([.Z$3]-[.B$12]/2)-SIN([.$O389])*([.AA$3]-[.B$13]/2)" office:value-type="float" office:value="-578" calcext:value-type="float">
            <text:p>-578</text:p>
          </table:table-cell>
          <table:table-cell table:formula="of:=SIN([.$O389])*([.Z$3]-[.B$12]/2)+COS([.$O389])*([.AA$3]-[.B$13]/2)" office:value-type="float" office:value="434" calcext:value-type="float">
            <text:p>434</text:p>
          </table:table-cell>
          <table:table-cell table:formula="of:=COS([.$O389])*([.AB$3]-[.B$12]/2)-SIN([.$O389])*([.AC$3]-[.B$13]/2)" office:value-type="float" office:value="578" calcext:value-type="float">
            <text:p>578</text:p>
          </table:table-cell>
          <table:table-cell table:formula="of:=SIN([.$O389])*([.AB$3]-[.B$12]/2)+COS([.$O389])*([.AC$3]-[.B$13]/2)" office:value-type="float" office:value="-434" calcext:value-type="float">
            <text:p>-434</text:p>
          </table:table-cell>
          <table:table-cell table:formula="of:=COS([.$O389])*([.AD$3]-[.B$12]/2)-SIN([.$O389])*([.AE$3]-[.B$13]/2)" office:value-type="float" office:value="578" calcext:value-type="float">
            <text:p>578</text:p>
          </table:table-cell>
          <table:table-cell table:formula="of:=SIN([.$O389])*([.AD$3]-[.B$12]/2)+COS([.$O389])*([.AE$3]-[.B$13]/2)" office:value-type="float" office:value="434" calcext:value-type="float">
            <text:p>434</text:p>
          </table:table-cell>
          <table:table-cell table:formula="of:=COS([.$O389])*([.AF$3]-[.B$12]/2)-SIN([.$O389])*([.AG$3]-[.B$13]/2)" office:value-type="float" office:value="-228" calcext:value-type="float">
            <text:p>-228</text:p>
          </table:table-cell>
          <table:table-cell table:formula="of:=SIN([.$O389])*([.AF$3]-[.B$12]/2)+COS([.$O389])*([.AG$3]-[.B$13]/2)" office:value-type="float" office:value="-684" calcext:value-type="float">
            <text:p>-684</text:p>
          </table:table-cell>
          <table:table-cell table:formula="of:=MIN([.X389];[.Z389];[.AB389];[.AD389])" office:value-type="float" office:value="-578" calcext:value-type="float">
            <text:p>-578</text:p>
          </table:table-cell>
          <table:table-cell table:formula="of:=MIN([.Y389];[.AA389];[.AC389];[.AE389])" office:value-type="float" office:value="-434" calcext:value-type="float">
            <text:p>-434</text:p>
          </table:table-cell>
          <table:table-cell table:formula="of:=[.AF389]-[.$AH389]" office:value-type="float" office:value="350" calcext:value-type="float">
            <text:p>350</text:p>
          </table:table-cell>
          <table:table-cell table:formula="of:=[.AG389]-[.$AI389]" office:value-type="float" office:value="-250" calcext:value-type="float">
            <text:p>-250</text:p>
          </table:table-cell>
          <table:table-cell table:formula="of:=[.AF$3]-[.AJ389]" office:value-type="float" office:value="0" calcext:value-type="float">
            <text:p>0</text:p>
          </table:table-cell>
          <table:table-cell table:formula="of:=[.AG$3]-[.AK38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0];[.E390];[.F390])+TIME([.G390];[.H390];[.I390])" office:value-type="date" office:date-value="1999-11-30" calcext:value-type="date">
            <text:p>30/11/99 00:00:00</text:p>
          </table:table-cell>
          <table:table-cell table:formula="of:=IF([.C390]&lt;&gt;&quot;&quot;;CONCATENATE(&quot;mogrify -rotate &quot;;ROUND([.N390];3);&quot; -background black &quot;;[.C390]);&quot;&quot;)">
            <text:p/>
          </table:table-cell>
          <table:table-cell table:formula="of:=IF([.C390]&lt;&gt;&quot;&quot;;CONCATENATE(&quot;mogrify -crop &quot;;ROUND([.B$22]);&quot;x&quot;;ROUND([.B$23]);&quot;+&quot;;ROUND([.B$30]+[.B$33]-[.AL390]);&quot;+&quot;;ROUND([.B$31]+[.B$34]-[.AM390]);&quot; &quot;;[.C390]);&quot;&quot;)">
            <text:p/>
          </table:table-cell>
          <table:table-cell/>
          <table:table-cell table:style-name="Default" table:formula="of:=IF([.C390]&lt;&gt;&quot;&quot;;([.J390]-[.J$3])*360*[.B$35];0)" office:value-type="float" office:value="0" calcext:value-type="float">
            <text:p>0</text:p>
          </table:table-cell>
          <table:table-cell table:formula="of:=[.N390]/180*PI()" office:value-type="float" office:value="0" calcext:value-type="float">
            <text:p>0</text:p>
          </table:table-cell>
          <table:table-cell table:formula="of:=COS([.$O390])*([.P$3]-[.B$14])-SIN([.$O390])*([.Q$3]-[.B$15])" office:value-type="float" office:value="-350" calcext:value-type="float">
            <text:p>-350</text:p>
          </table:table-cell>
          <table:table-cell table:formula="of:=SIN([.$O390])*([.P$3]-[.B$14])+COS([.$O390])*([.Q$3]-[.B$15])" office:value-type="float" office:value="250" calcext:value-type="float">
            <text:p>250</text:p>
          </table:table-cell>
          <table:table-cell table:formula="of:=COS([.$O390])*([.R$3]-[.B$14])-SIN([.$O390])*([.S$3]-[.B$15])" office:value-type="float" office:value="-350" calcext:value-type="float">
            <text:p>-350</text:p>
          </table:table-cell>
          <table:table-cell table:formula="of:=SIN([.$O390])*([.R$3]-[.B$14])+COS([.$O390])*([.S$3]-[.B$15])" office:value-type="float" office:value="1118" calcext:value-type="float">
            <text:p>1118</text:p>
          </table:table-cell>
          <table:table-cell table:formula="of:=COS([.$O390])*([.T$3]-[.B$14])-SIN([.$O390])*([.U$3]-[.B$15])" office:value-type="float" office:value="806" calcext:value-type="float">
            <text:p>806</text:p>
          </table:table-cell>
          <table:table-cell table:formula="of:=SIN([.$O390])*([.T$3]-[.B$14])+COS([.$O390])*([.U$3]-[.B$15])" office:value-type="float" office:value="250" calcext:value-type="float">
            <text:p>250</text:p>
          </table:table-cell>
          <table:table-cell table:formula="of:=COS([.$O390])*([.V$3]-[.B$14])-SIN([.$O390])*([.W$3]-[.B$15])" office:value-type="float" office:value="806" calcext:value-type="float">
            <text:p>806</text:p>
          </table:table-cell>
          <table:table-cell table:formula="of:=SIN([.$O390])*([.V$3]-[.B$14])+COS([.$O390])*([.W$3]-[.B$15])" office:value-type="float" office:value="1118" calcext:value-type="float">
            <text:p>1118</text:p>
          </table:table-cell>
          <table:table-cell table:formula="of:=COS([.$O390])*([.X$3]-[.B$12]/2)-SIN([.$O390])*([.Y$3]-[.B$13]/2)" office:value-type="float" office:value="-578" calcext:value-type="float">
            <text:p>-578</text:p>
          </table:table-cell>
          <table:table-cell table:formula="of:=SIN([.$O390])*([.X$3]-[.B$12]/2)+COS([.$O390])*([.Y$3]-[.B$13]/2)" office:value-type="float" office:value="-434" calcext:value-type="float">
            <text:p>-434</text:p>
          </table:table-cell>
          <table:table-cell table:formula="of:=COS([.$O390])*([.Z$3]-[.B$12]/2)-SIN([.$O390])*([.AA$3]-[.B$13]/2)" office:value-type="float" office:value="-578" calcext:value-type="float">
            <text:p>-578</text:p>
          </table:table-cell>
          <table:table-cell table:formula="of:=SIN([.$O390])*([.Z$3]-[.B$12]/2)+COS([.$O390])*([.AA$3]-[.B$13]/2)" office:value-type="float" office:value="434" calcext:value-type="float">
            <text:p>434</text:p>
          </table:table-cell>
          <table:table-cell table:formula="of:=COS([.$O390])*([.AB$3]-[.B$12]/2)-SIN([.$O390])*([.AC$3]-[.B$13]/2)" office:value-type="float" office:value="578" calcext:value-type="float">
            <text:p>578</text:p>
          </table:table-cell>
          <table:table-cell table:formula="of:=SIN([.$O390])*([.AB$3]-[.B$12]/2)+COS([.$O390])*([.AC$3]-[.B$13]/2)" office:value-type="float" office:value="-434" calcext:value-type="float">
            <text:p>-434</text:p>
          </table:table-cell>
          <table:table-cell table:formula="of:=COS([.$O390])*([.AD$3]-[.B$12]/2)-SIN([.$O390])*([.AE$3]-[.B$13]/2)" office:value-type="float" office:value="578" calcext:value-type="float">
            <text:p>578</text:p>
          </table:table-cell>
          <table:table-cell table:formula="of:=SIN([.$O390])*([.AD$3]-[.B$12]/2)+COS([.$O390])*([.AE$3]-[.B$13]/2)" office:value-type="float" office:value="434" calcext:value-type="float">
            <text:p>434</text:p>
          </table:table-cell>
          <table:table-cell table:formula="of:=COS([.$O390])*([.AF$3]-[.B$12]/2)-SIN([.$O390])*([.AG$3]-[.B$13]/2)" office:value-type="float" office:value="-228" calcext:value-type="float">
            <text:p>-228</text:p>
          </table:table-cell>
          <table:table-cell table:formula="of:=SIN([.$O390])*([.AF$3]-[.B$12]/2)+COS([.$O390])*([.AG$3]-[.B$13]/2)" office:value-type="float" office:value="-684" calcext:value-type="float">
            <text:p>-684</text:p>
          </table:table-cell>
          <table:table-cell table:formula="of:=MIN([.X390];[.Z390];[.AB390];[.AD390])" office:value-type="float" office:value="-578" calcext:value-type="float">
            <text:p>-578</text:p>
          </table:table-cell>
          <table:table-cell table:formula="of:=MIN([.Y390];[.AA390];[.AC390];[.AE390])" office:value-type="float" office:value="-434" calcext:value-type="float">
            <text:p>-434</text:p>
          </table:table-cell>
          <table:table-cell table:formula="of:=[.AF390]-[.$AH390]" office:value-type="float" office:value="350" calcext:value-type="float">
            <text:p>350</text:p>
          </table:table-cell>
          <table:table-cell table:formula="of:=[.AG390]-[.$AI390]" office:value-type="float" office:value="-250" calcext:value-type="float">
            <text:p>-250</text:p>
          </table:table-cell>
          <table:table-cell table:formula="of:=[.AF$3]-[.AJ390]" office:value-type="float" office:value="0" calcext:value-type="float">
            <text:p>0</text:p>
          </table:table-cell>
          <table:table-cell table:formula="of:=[.AG$3]-[.AK39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1];[.E391];[.F391])+TIME([.G391];[.H391];[.I391])" office:value-type="date" office:date-value="1999-11-30" calcext:value-type="date">
            <text:p>30/11/99 00:00:00</text:p>
          </table:table-cell>
          <table:table-cell table:formula="of:=IF([.C391]&lt;&gt;&quot;&quot;;CONCATENATE(&quot;mogrify -rotate &quot;;ROUND([.N391];3);&quot; -background black &quot;;[.C391]);&quot;&quot;)">
            <text:p/>
          </table:table-cell>
          <table:table-cell table:formula="of:=IF([.C391]&lt;&gt;&quot;&quot;;CONCATENATE(&quot;mogrify -crop &quot;;ROUND([.B$22]);&quot;x&quot;;ROUND([.B$23]);&quot;+&quot;;ROUND([.B$30]+[.B$33]-[.AL391]);&quot;+&quot;;ROUND([.B$31]+[.B$34]-[.AM391]);&quot; &quot;;[.C391]);&quot;&quot;)">
            <text:p/>
          </table:table-cell>
          <table:table-cell/>
          <table:table-cell table:style-name="Default" table:formula="of:=IF([.C391]&lt;&gt;&quot;&quot;;([.J391]-[.J$3])*360*[.B$35];0)" office:value-type="float" office:value="0" calcext:value-type="float">
            <text:p>0</text:p>
          </table:table-cell>
          <table:table-cell table:formula="of:=[.N391]/180*PI()" office:value-type="float" office:value="0" calcext:value-type="float">
            <text:p>0</text:p>
          </table:table-cell>
          <table:table-cell table:formula="of:=COS([.$O391])*([.P$3]-[.B$14])-SIN([.$O391])*([.Q$3]-[.B$15])" office:value-type="float" office:value="-350" calcext:value-type="float">
            <text:p>-350</text:p>
          </table:table-cell>
          <table:table-cell table:formula="of:=SIN([.$O391])*([.P$3]-[.B$14])+COS([.$O391])*([.Q$3]-[.B$15])" office:value-type="float" office:value="250" calcext:value-type="float">
            <text:p>250</text:p>
          </table:table-cell>
          <table:table-cell table:formula="of:=COS([.$O391])*([.R$3]-[.B$14])-SIN([.$O391])*([.S$3]-[.B$15])" office:value-type="float" office:value="-350" calcext:value-type="float">
            <text:p>-350</text:p>
          </table:table-cell>
          <table:table-cell table:formula="of:=SIN([.$O391])*([.R$3]-[.B$14])+COS([.$O391])*([.S$3]-[.B$15])" office:value-type="float" office:value="1118" calcext:value-type="float">
            <text:p>1118</text:p>
          </table:table-cell>
          <table:table-cell table:formula="of:=COS([.$O391])*([.T$3]-[.B$14])-SIN([.$O391])*([.U$3]-[.B$15])" office:value-type="float" office:value="806" calcext:value-type="float">
            <text:p>806</text:p>
          </table:table-cell>
          <table:table-cell table:formula="of:=SIN([.$O391])*([.T$3]-[.B$14])+COS([.$O391])*([.U$3]-[.B$15])" office:value-type="float" office:value="250" calcext:value-type="float">
            <text:p>250</text:p>
          </table:table-cell>
          <table:table-cell table:formula="of:=COS([.$O391])*([.V$3]-[.B$14])-SIN([.$O391])*([.W$3]-[.B$15])" office:value-type="float" office:value="806" calcext:value-type="float">
            <text:p>806</text:p>
          </table:table-cell>
          <table:table-cell table:formula="of:=SIN([.$O391])*([.V$3]-[.B$14])+COS([.$O391])*([.W$3]-[.B$15])" office:value-type="float" office:value="1118" calcext:value-type="float">
            <text:p>1118</text:p>
          </table:table-cell>
          <table:table-cell table:formula="of:=COS([.$O391])*([.X$3]-[.B$12]/2)-SIN([.$O391])*([.Y$3]-[.B$13]/2)" office:value-type="float" office:value="-578" calcext:value-type="float">
            <text:p>-578</text:p>
          </table:table-cell>
          <table:table-cell table:formula="of:=SIN([.$O391])*([.X$3]-[.B$12]/2)+COS([.$O391])*([.Y$3]-[.B$13]/2)" office:value-type="float" office:value="-434" calcext:value-type="float">
            <text:p>-434</text:p>
          </table:table-cell>
          <table:table-cell table:formula="of:=COS([.$O391])*([.Z$3]-[.B$12]/2)-SIN([.$O391])*([.AA$3]-[.B$13]/2)" office:value-type="float" office:value="-578" calcext:value-type="float">
            <text:p>-578</text:p>
          </table:table-cell>
          <table:table-cell table:formula="of:=SIN([.$O391])*([.Z$3]-[.B$12]/2)+COS([.$O391])*([.AA$3]-[.B$13]/2)" office:value-type="float" office:value="434" calcext:value-type="float">
            <text:p>434</text:p>
          </table:table-cell>
          <table:table-cell table:formula="of:=COS([.$O391])*([.AB$3]-[.B$12]/2)-SIN([.$O391])*([.AC$3]-[.B$13]/2)" office:value-type="float" office:value="578" calcext:value-type="float">
            <text:p>578</text:p>
          </table:table-cell>
          <table:table-cell table:formula="of:=SIN([.$O391])*([.AB$3]-[.B$12]/2)+COS([.$O391])*([.AC$3]-[.B$13]/2)" office:value-type="float" office:value="-434" calcext:value-type="float">
            <text:p>-434</text:p>
          </table:table-cell>
          <table:table-cell table:formula="of:=COS([.$O391])*([.AD$3]-[.B$12]/2)-SIN([.$O391])*([.AE$3]-[.B$13]/2)" office:value-type="float" office:value="578" calcext:value-type="float">
            <text:p>578</text:p>
          </table:table-cell>
          <table:table-cell table:formula="of:=SIN([.$O391])*([.AD$3]-[.B$12]/2)+COS([.$O391])*([.AE$3]-[.B$13]/2)" office:value-type="float" office:value="434" calcext:value-type="float">
            <text:p>434</text:p>
          </table:table-cell>
          <table:table-cell table:formula="of:=COS([.$O391])*([.AF$3]-[.B$12]/2)-SIN([.$O391])*([.AG$3]-[.B$13]/2)" office:value-type="float" office:value="-228" calcext:value-type="float">
            <text:p>-228</text:p>
          </table:table-cell>
          <table:table-cell table:formula="of:=SIN([.$O391])*([.AF$3]-[.B$12]/2)+COS([.$O391])*([.AG$3]-[.B$13]/2)" office:value-type="float" office:value="-684" calcext:value-type="float">
            <text:p>-684</text:p>
          </table:table-cell>
          <table:table-cell table:formula="of:=MIN([.X391];[.Z391];[.AB391];[.AD391])" office:value-type="float" office:value="-578" calcext:value-type="float">
            <text:p>-578</text:p>
          </table:table-cell>
          <table:table-cell table:formula="of:=MIN([.Y391];[.AA391];[.AC391];[.AE391])" office:value-type="float" office:value="-434" calcext:value-type="float">
            <text:p>-434</text:p>
          </table:table-cell>
          <table:table-cell table:formula="of:=[.AF391]-[.$AH391]" office:value-type="float" office:value="350" calcext:value-type="float">
            <text:p>350</text:p>
          </table:table-cell>
          <table:table-cell table:formula="of:=[.AG391]-[.$AI391]" office:value-type="float" office:value="-250" calcext:value-type="float">
            <text:p>-250</text:p>
          </table:table-cell>
          <table:table-cell table:formula="of:=[.AF$3]-[.AJ391]" office:value-type="float" office:value="0" calcext:value-type="float">
            <text:p>0</text:p>
          </table:table-cell>
          <table:table-cell table:formula="of:=[.AG$3]-[.AK39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2];[.E392];[.F392])+TIME([.G392];[.H392];[.I392])" office:value-type="date" office:date-value="1999-11-30" calcext:value-type="date">
            <text:p>30/11/99 00:00:00</text:p>
          </table:table-cell>
          <table:table-cell table:formula="of:=IF([.C392]&lt;&gt;&quot;&quot;;CONCATENATE(&quot;mogrify -rotate &quot;;ROUND([.N392];3);&quot; -background black &quot;;[.C392]);&quot;&quot;)">
            <text:p/>
          </table:table-cell>
          <table:table-cell table:formula="of:=IF([.C392]&lt;&gt;&quot;&quot;;CONCATENATE(&quot;mogrify -crop &quot;;ROUND([.B$22]);&quot;x&quot;;ROUND([.B$23]);&quot;+&quot;;ROUND([.B$30]+[.B$33]-[.AL392]);&quot;+&quot;;ROUND([.B$31]+[.B$34]-[.AM392]);&quot; &quot;;[.C392]);&quot;&quot;)">
            <text:p/>
          </table:table-cell>
          <table:table-cell/>
          <table:table-cell table:style-name="Default" table:formula="of:=IF([.C392]&lt;&gt;&quot;&quot;;([.J392]-[.J$3])*360*[.B$35];0)" office:value-type="float" office:value="0" calcext:value-type="float">
            <text:p>0</text:p>
          </table:table-cell>
          <table:table-cell table:formula="of:=[.N392]/180*PI()" office:value-type="float" office:value="0" calcext:value-type="float">
            <text:p>0</text:p>
          </table:table-cell>
          <table:table-cell table:formula="of:=COS([.$O392])*([.P$3]-[.B$14])-SIN([.$O392])*([.Q$3]-[.B$15])" office:value-type="float" office:value="-350" calcext:value-type="float">
            <text:p>-350</text:p>
          </table:table-cell>
          <table:table-cell table:formula="of:=SIN([.$O392])*([.P$3]-[.B$14])+COS([.$O392])*([.Q$3]-[.B$15])" office:value-type="float" office:value="250" calcext:value-type="float">
            <text:p>250</text:p>
          </table:table-cell>
          <table:table-cell table:formula="of:=COS([.$O392])*([.R$3]-[.B$14])-SIN([.$O392])*([.S$3]-[.B$15])" office:value-type="float" office:value="-350" calcext:value-type="float">
            <text:p>-350</text:p>
          </table:table-cell>
          <table:table-cell table:formula="of:=SIN([.$O392])*([.R$3]-[.B$14])+COS([.$O392])*([.S$3]-[.B$15])" office:value-type="float" office:value="1118" calcext:value-type="float">
            <text:p>1118</text:p>
          </table:table-cell>
          <table:table-cell table:formula="of:=COS([.$O392])*([.T$3]-[.B$14])-SIN([.$O392])*([.U$3]-[.B$15])" office:value-type="float" office:value="806" calcext:value-type="float">
            <text:p>806</text:p>
          </table:table-cell>
          <table:table-cell table:formula="of:=SIN([.$O392])*([.T$3]-[.B$14])+COS([.$O392])*([.U$3]-[.B$15])" office:value-type="float" office:value="250" calcext:value-type="float">
            <text:p>250</text:p>
          </table:table-cell>
          <table:table-cell table:formula="of:=COS([.$O392])*([.V$3]-[.B$14])-SIN([.$O392])*([.W$3]-[.B$15])" office:value-type="float" office:value="806" calcext:value-type="float">
            <text:p>806</text:p>
          </table:table-cell>
          <table:table-cell table:formula="of:=SIN([.$O392])*([.V$3]-[.B$14])+COS([.$O392])*([.W$3]-[.B$15])" office:value-type="float" office:value="1118" calcext:value-type="float">
            <text:p>1118</text:p>
          </table:table-cell>
          <table:table-cell table:formula="of:=COS([.$O392])*([.X$3]-[.B$12]/2)-SIN([.$O392])*([.Y$3]-[.B$13]/2)" office:value-type="float" office:value="-578" calcext:value-type="float">
            <text:p>-578</text:p>
          </table:table-cell>
          <table:table-cell table:formula="of:=SIN([.$O392])*([.X$3]-[.B$12]/2)+COS([.$O392])*([.Y$3]-[.B$13]/2)" office:value-type="float" office:value="-434" calcext:value-type="float">
            <text:p>-434</text:p>
          </table:table-cell>
          <table:table-cell table:formula="of:=COS([.$O392])*([.Z$3]-[.B$12]/2)-SIN([.$O392])*([.AA$3]-[.B$13]/2)" office:value-type="float" office:value="-578" calcext:value-type="float">
            <text:p>-578</text:p>
          </table:table-cell>
          <table:table-cell table:formula="of:=SIN([.$O392])*([.Z$3]-[.B$12]/2)+COS([.$O392])*([.AA$3]-[.B$13]/2)" office:value-type="float" office:value="434" calcext:value-type="float">
            <text:p>434</text:p>
          </table:table-cell>
          <table:table-cell table:formula="of:=COS([.$O392])*([.AB$3]-[.B$12]/2)-SIN([.$O392])*([.AC$3]-[.B$13]/2)" office:value-type="float" office:value="578" calcext:value-type="float">
            <text:p>578</text:p>
          </table:table-cell>
          <table:table-cell table:formula="of:=SIN([.$O392])*([.AB$3]-[.B$12]/2)+COS([.$O392])*([.AC$3]-[.B$13]/2)" office:value-type="float" office:value="-434" calcext:value-type="float">
            <text:p>-434</text:p>
          </table:table-cell>
          <table:table-cell table:formula="of:=COS([.$O392])*([.AD$3]-[.B$12]/2)-SIN([.$O392])*([.AE$3]-[.B$13]/2)" office:value-type="float" office:value="578" calcext:value-type="float">
            <text:p>578</text:p>
          </table:table-cell>
          <table:table-cell table:formula="of:=SIN([.$O392])*([.AD$3]-[.B$12]/2)+COS([.$O392])*([.AE$3]-[.B$13]/2)" office:value-type="float" office:value="434" calcext:value-type="float">
            <text:p>434</text:p>
          </table:table-cell>
          <table:table-cell table:formula="of:=COS([.$O392])*([.AF$3]-[.B$12]/2)-SIN([.$O392])*([.AG$3]-[.B$13]/2)" office:value-type="float" office:value="-228" calcext:value-type="float">
            <text:p>-228</text:p>
          </table:table-cell>
          <table:table-cell table:formula="of:=SIN([.$O392])*([.AF$3]-[.B$12]/2)+COS([.$O392])*([.AG$3]-[.B$13]/2)" office:value-type="float" office:value="-684" calcext:value-type="float">
            <text:p>-684</text:p>
          </table:table-cell>
          <table:table-cell table:formula="of:=MIN([.X392];[.Z392];[.AB392];[.AD392])" office:value-type="float" office:value="-578" calcext:value-type="float">
            <text:p>-578</text:p>
          </table:table-cell>
          <table:table-cell table:formula="of:=MIN([.Y392];[.AA392];[.AC392];[.AE392])" office:value-type="float" office:value="-434" calcext:value-type="float">
            <text:p>-434</text:p>
          </table:table-cell>
          <table:table-cell table:formula="of:=[.AF392]-[.$AH392]" office:value-type="float" office:value="350" calcext:value-type="float">
            <text:p>350</text:p>
          </table:table-cell>
          <table:table-cell table:formula="of:=[.AG392]-[.$AI392]" office:value-type="float" office:value="-250" calcext:value-type="float">
            <text:p>-250</text:p>
          </table:table-cell>
          <table:table-cell table:formula="of:=[.AF$3]-[.AJ392]" office:value-type="float" office:value="0" calcext:value-type="float">
            <text:p>0</text:p>
          </table:table-cell>
          <table:table-cell table:formula="of:=[.AG$3]-[.AK39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3];[.E393];[.F393])+TIME([.G393];[.H393];[.I393])" office:value-type="date" office:date-value="1999-11-30" calcext:value-type="date">
            <text:p>30/11/99 00:00:00</text:p>
          </table:table-cell>
          <table:table-cell table:formula="of:=IF([.C393]&lt;&gt;&quot;&quot;;CONCATENATE(&quot;mogrify -rotate &quot;;ROUND([.N393];3);&quot; -background black &quot;;[.C393]);&quot;&quot;)">
            <text:p/>
          </table:table-cell>
          <table:table-cell table:formula="of:=IF([.C393]&lt;&gt;&quot;&quot;;CONCATENATE(&quot;mogrify -crop &quot;;ROUND([.B$22]);&quot;x&quot;;ROUND([.B$23]);&quot;+&quot;;ROUND([.B$30]+[.B$33]-[.AL393]);&quot;+&quot;;ROUND([.B$31]+[.B$34]-[.AM393]);&quot; &quot;;[.C393]);&quot;&quot;)">
            <text:p/>
          </table:table-cell>
          <table:table-cell/>
          <table:table-cell table:style-name="Default" table:formula="of:=IF([.C393]&lt;&gt;&quot;&quot;;([.J393]-[.J$3])*360*[.B$35];0)" office:value-type="float" office:value="0" calcext:value-type="float">
            <text:p>0</text:p>
          </table:table-cell>
          <table:table-cell table:formula="of:=[.N393]/180*PI()" office:value-type="float" office:value="0" calcext:value-type="float">
            <text:p>0</text:p>
          </table:table-cell>
          <table:table-cell table:formula="of:=COS([.$O393])*([.P$3]-[.B$14])-SIN([.$O393])*([.Q$3]-[.B$15])" office:value-type="float" office:value="-350" calcext:value-type="float">
            <text:p>-350</text:p>
          </table:table-cell>
          <table:table-cell table:formula="of:=SIN([.$O393])*([.P$3]-[.B$14])+COS([.$O393])*([.Q$3]-[.B$15])" office:value-type="float" office:value="250" calcext:value-type="float">
            <text:p>250</text:p>
          </table:table-cell>
          <table:table-cell table:formula="of:=COS([.$O393])*([.R$3]-[.B$14])-SIN([.$O393])*([.S$3]-[.B$15])" office:value-type="float" office:value="-350" calcext:value-type="float">
            <text:p>-350</text:p>
          </table:table-cell>
          <table:table-cell table:formula="of:=SIN([.$O393])*([.R$3]-[.B$14])+COS([.$O393])*([.S$3]-[.B$15])" office:value-type="float" office:value="1118" calcext:value-type="float">
            <text:p>1118</text:p>
          </table:table-cell>
          <table:table-cell table:formula="of:=COS([.$O393])*([.T$3]-[.B$14])-SIN([.$O393])*([.U$3]-[.B$15])" office:value-type="float" office:value="806" calcext:value-type="float">
            <text:p>806</text:p>
          </table:table-cell>
          <table:table-cell table:formula="of:=SIN([.$O393])*([.T$3]-[.B$14])+COS([.$O393])*([.U$3]-[.B$15])" office:value-type="float" office:value="250" calcext:value-type="float">
            <text:p>250</text:p>
          </table:table-cell>
          <table:table-cell table:formula="of:=COS([.$O393])*([.V$3]-[.B$14])-SIN([.$O393])*([.W$3]-[.B$15])" office:value-type="float" office:value="806" calcext:value-type="float">
            <text:p>806</text:p>
          </table:table-cell>
          <table:table-cell table:formula="of:=SIN([.$O393])*([.V$3]-[.B$14])+COS([.$O393])*([.W$3]-[.B$15])" office:value-type="float" office:value="1118" calcext:value-type="float">
            <text:p>1118</text:p>
          </table:table-cell>
          <table:table-cell table:formula="of:=COS([.$O393])*([.X$3]-[.B$12]/2)-SIN([.$O393])*([.Y$3]-[.B$13]/2)" office:value-type="float" office:value="-578" calcext:value-type="float">
            <text:p>-578</text:p>
          </table:table-cell>
          <table:table-cell table:formula="of:=SIN([.$O393])*([.X$3]-[.B$12]/2)+COS([.$O393])*([.Y$3]-[.B$13]/2)" office:value-type="float" office:value="-434" calcext:value-type="float">
            <text:p>-434</text:p>
          </table:table-cell>
          <table:table-cell table:formula="of:=COS([.$O393])*([.Z$3]-[.B$12]/2)-SIN([.$O393])*([.AA$3]-[.B$13]/2)" office:value-type="float" office:value="-578" calcext:value-type="float">
            <text:p>-578</text:p>
          </table:table-cell>
          <table:table-cell table:formula="of:=SIN([.$O393])*([.Z$3]-[.B$12]/2)+COS([.$O393])*([.AA$3]-[.B$13]/2)" office:value-type="float" office:value="434" calcext:value-type="float">
            <text:p>434</text:p>
          </table:table-cell>
          <table:table-cell table:formula="of:=COS([.$O393])*([.AB$3]-[.B$12]/2)-SIN([.$O393])*([.AC$3]-[.B$13]/2)" office:value-type="float" office:value="578" calcext:value-type="float">
            <text:p>578</text:p>
          </table:table-cell>
          <table:table-cell table:formula="of:=SIN([.$O393])*([.AB$3]-[.B$12]/2)+COS([.$O393])*([.AC$3]-[.B$13]/2)" office:value-type="float" office:value="-434" calcext:value-type="float">
            <text:p>-434</text:p>
          </table:table-cell>
          <table:table-cell table:formula="of:=COS([.$O393])*([.AD$3]-[.B$12]/2)-SIN([.$O393])*([.AE$3]-[.B$13]/2)" office:value-type="float" office:value="578" calcext:value-type="float">
            <text:p>578</text:p>
          </table:table-cell>
          <table:table-cell table:formula="of:=SIN([.$O393])*([.AD$3]-[.B$12]/2)+COS([.$O393])*([.AE$3]-[.B$13]/2)" office:value-type="float" office:value="434" calcext:value-type="float">
            <text:p>434</text:p>
          </table:table-cell>
          <table:table-cell table:formula="of:=COS([.$O393])*([.AF$3]-[.B$12]/2)-SIN([.$O393])*([.AG$3]-[.B$13]/2)" office:value-type="float" office:value="-228" calcext:value-type="float">
            <text:p>-228</text:p>
          </table:table-cell>
          <table:table-cell table:formula="of:=SIN([.$O393])*([.AF$3]-[.B$12]/2)+COS([.$O393])*([.AG$3]-[.B$13]/2)" office:value-type="float" office:value="-684" calcext:value-type="float">
            <text:p>-684</text:p>
          </table:table-cell>
          <table:table-cell table:formula="of:=MIN([.X393];[.Z393];[.AB393];[.AD393])" office:value-type="float" office:value="-578" calcext:value-type="float">
            <text:p>-578</text:p>
          </table:table-cell>
          <table:table-cell table:formula="of:=MIN([.Y393];[.AA393];[.AC393];[.AE393])" office:value-type="float" office:value="-434" calcext:value-type="float">
            <text:p>-434</text:p>
          </table:table-cell>
          <table:table-cell table:formula="of:=[.AF393]-[.$AH393]" office:value-type="float" office:value="350" calcext:value-type="float">
            <text:p>350</text:p>
          </table:table-cell>
          <table:table-cell table:formula="of:=[.AG393]-[.$AI393]" office:value-type="float" office:value="-250" calcext:value-type="float">
            <text:p>-250</text:p>
          </table:table-cell>
          <table:table-cell table:formula="of:=[.AF$3]-[.AJ393]" office:value-type="float" office:value="0" calcext:value-type="float">
            <text:p>0</text:p>
          </table:table-cell>
          <table:table-cell table:formula="of:=[.AG$3]-[.AK39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4];[.E394];[.F394])+TIME([.G394];[.H394];[.I394])" office:value-type="date" office:date-value="1999-11-30" calcext:value-type="date">
            <text:p>30/11/99 00:00:00</text:p>
          </table:table-cell>
          <table:table-cell table:formula="of:=IF([.C394]&lt;&gt;&quot;&quot;;CONCATENATE(&quot;mogrify -rotate &quot;;ROUND([.N394];3);&quot; -background black &quot;;[.C394]);&quot;&quot;)">
            <text:p/>
          </table:table-cell>
          <table:table-cell table:formula="of:=IF([.C394]&lt;&gt;&quot;&quot;;CONCATENATE(&quot;mogrify -crop &quot;;ROUND([.B$22]);&quot;x&quot;;ROUND([.B$23]);&quot;+&quot;;ROUND([.B$30]+[.B$33]-[.AL394]);&quot;+&quot;;ROUND([.B$31]+[.B$34]-[.AM394]);&quot; &quot;;[.C394]);&quot;&quot;)">
            <text:p/>
          </table:table-cell>
          <table:table-cell/>
          <table:table-cell table:style-name="Default" table:formula="of:=IF([.C394]&lt;&gt;&quot;&quot;;([.J394]-[.J$3])*360*[.B$35];0)" office:value-type="float" office:value="0" calcext:value-type="float">
            <text:p>0</text:p>
          </table:table-cell>
          <table:table-cell table:formula="of:=[.N394]/180*PI()" office:value-type="float" office:value="0" calcext:value-type="float">
            <text:p>0</text:p>
          </table:table-cell>
          <table:table-cell table:formula="of:=COS([.$O394])*([.P$3]-[.B$14])-SIN([.$O394])*([.Q$3]-[.B$15])" office:value-type="float" office:value="-350" calcext:value-type="float">
            <text:p>-350</text:p>
          </table:table-cell>
          <table:table-cell table:formula="of:=SIN([.$O394])*([.P$3]-[.B$14])+COS([.$O394])*([.Q$3]-[.B$15])" office:value-type="float" office:value="250" calcext:value-type="float">
            <text:p>250</text:p>
          </table:table-cell>
          <table:table-cell table:formula="of:=COS([.$O394])*([.R$3]-[.B$14])-SIN([.$O394])*([.S$3]-[.B$15])" office:value-type="float" office:value="-350" calcext:value-type="float">
            <text:p>-350</text:p>
          </table:table-cell>
          <table:table-cell table:formula="of:=SIN([.$O394])*([.R$3]-[.B$14])+COS([.$O394])*([.S$3]-[.B$15])" office:value-type="float" office:value="1118" calcext:value-type="float">
            <text:p>1118</text:p>
          </table:table-cell>
          <table:table-cell table:formula="of:=COS([.$O394])*([.T$3]-[.B$14])-SIN([.$O394])*([.U$3]-[.B$15])" office:value-type="float" office:value="806" calcext:value-type="float">
            <text:p>806</text:p>
          </table:table-cell>
          <table:table-cell table:formula="of:=SIN([.$O394])*([.T$3]-[.B$14])+COS([.$O394])*([.U$3]-[.B$15])" office:value-type="float" office:value="250" calcext:value-type="float">
            <text:p>250</text:p>
          </table:table-cell>
          <table:table-cell table:formula="of:=COS([.$O394])*([.V$3]-[.B$14])-SIN([.$O394])*([.W$3]-[.B$15])" office:value-type="float" office:value="806" calcext:value-type="float">
            <text:p>806</text:p>
          </table:table-cell>
          <table:table-cell table:formula="of:=SIN([.$O394])*([.V$3]-[.B$14])+COS([.$O394])*([.W$3]-[.B$15])" office:value-type="float" office:value="1118" calcext:value-type="float">
            <text:p>1118</text:p>
          </table:table-cell>
          <table:table-cell table:formula="of:=COS([.$O394])*([.X$3]-[.B$12]/2)-SIN([.$O394])*([.Y$3]-[.B$13]/2)" office:value-type="float" office:value="-578" calcext:value-type="float">
            <text:p>-578</text:p>
          </table:table-cell>
          <table:table-cell table:formula="of:=SIN([.$O394])*([.X$3]-[.B$12]/2)+COS([.$O394])*([.Y$3]-[.B$13]/2)" office:value-type="float" office:value="-434" calcext:value-type="float">
            <text:p>-434</text:p>
          </table:table-cell>
          <table:table-cell table:formula="of:=COS([.$O394])*([.Z$3]-[.B$12]/2)-SIN([.$O394])*([.AA$3]-[.B$13]/2)" office:value-type="float" office:value="-578" calcext:value-type="float">
            <text:p>-578</text:p>
          </table:table-cell>
          <table:table-cell table:formula="of:=SIN([.$O394])*([.Z$3]-[.B$12]/2)+COS([.$O394])*([.AA$3]-[.B$13]/2)" office:value-type="float" office:value="434" calcext:value-type="float">
            <text:p>434</text:p>
          </table:table-cell>
          <table:table-cell table:formula="of:=COS([.$O394])*([.AB$3]-[.B$12]/2)-SIN([.$O394])*([.AC$3]-[.B$13]/2)" office:value-type="float" office:value="578" calcext:value-type="float">
            <text:p>578</text:p>
          </table:table-cell>
          <table:table-cell table:formula="of:=SIN([.$O394])*([.AB$3]-[.B$12]/2)+COS([.$O394])*([.AC$3]-[.B$13]/2)" office:value-type="float" office:value="-434" calcext:value-type="float">
            <text:p>-434</text:p>
          </table:table-cell>
          <table:table-cell table:formula="of:=COS([.$O394])*([.AD$3]-[.B$12]/2)-SIN([.$O394])*([.AE$3]-[.B$13]/2)" office:value-type="float" office:value="578" calcext:value-type="float">
            <text:p>578</text:p>
          </table:table-cell>
          <table:table-cell table:formula="of:=SIN([.$O394])*([.AD$3]-[.B$12]/2)+COS([.$O394])*([.AE$3]-[.B$13]/2)" office:value-type="float" office:value="434" calcext:value-type="float">
            <text:p>434</text:p>
          </table:table-cell>
          <table:table-cell table:formula="of:=COS([.$O394])*([.AF$3]-[.B$12]/2)-SIN([.$O394])*([.AG$3]-[.B$13]/2)" office:value-type="float" office:value="-228" calcext:value-type="float">
            <text:p>-228</text:p>
          </table:table-cell>
          <table:table-cell table:formula="of:=SIN([.$O394])*([.AF$3]-[.B$12]/2)+COS([.$O394])*([.AG$3]-[.B$13]/2)" office:value-type="float" office:value="-684" calcext:value-type="float">
            <text:p>-684</text:p>
          </table:table-cell>
          <table:table-cell table:formula="of:=MIN([.X394];[.Z394];[.AB394];[.AD394])" office:value-type="float" office:value="-578" calcext:value-type="float">
            <text:p>-578</text:p>
          </table:table-cell>
          <table:table-cell table:formula="of:=MIN([.Y394];[.AA394];[.AC394];[.AE394])" office:value-type="float" office:value="-434" calcext:value-type="float">
            <text:p>-434</text:p>
          </table:table-cell>
          <table:table-cell table:formula="of:=[.AF394]-[.$AH394]" office:value-type="float" office:value="350" calcext:value-type="float">
            <text:p>350</text:p>
          </table:table-cell>
          <table:table-cell table:formula="of:=[.AG394]-[.$AI394]" office:value-type="float" office:value="-250" calcext:value-type="float">
            <text:p>-250</text:p>
          </table:table-cell>
          <table:table-cell table:formula="of:=[.AF$3]-[.AJ394]" office:value-type="float" office:value="0" calcext:value-type="float">
            <text:p>0</text:p>
          </table:table-cell>
          <table:table-cell table:formula="of:=[.AG$3]-[.AK39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5];[.E395];[.F395])+TIME([.G395];[.H395];[.I395])" office:value-type="date" office:date-value="1999-11-30" calcext:value-type="date">
            <text:p>30/11/99 00:00:00</text:p>
          </table:table-cell>
          <table:table-cell table:formula="of:=IF([.C395]&lt;&gt;&quot;&quot;;CONCATENATE(&quot;mogrify -rotate &quot;;ROUND([.N395];3);&quot; -background black &quot;;[.C395]);&quot;&quot;)">
            <text:p/>
          </table:table-cell>
          <table:table-cell table:formula="of:=IF([.C395]&lt;&gt;&quot;&quot;;CONCATENATE(&quot;mogrify -crop &quot;;ROUND([.B$22]);&quot;x&quot;;ROUND([.B$23]);&quot;+&quot;;ROUND([.B$30]+[.B$33]-[.AL395]);&quot;+&quot;;ROUND([.B$31]+[.B$34]-[.AM395]);&quot; &quot;;[.C395]);&quot;&quot;)">
            <text:p/>
          </table:table-cell>
          <table:table-cell/>
          <table:table-cell table:style-name="Default" table:formula="of:=IF([.C395]&lt;&gt;&quot;&quot;;([.J395]-[.J$3])*360*[.B$35];0)" office:value-type="float" office:value="0" calcext:value-type="float">
            <text:p>0</text:p>
          </table:table-cell>
          <table:table-cell table:formula="of:=[.N395]/180*PI()" office:value-type="float" office:value="0" calcext:value-type="float">
            <text:p>0</text:p>
          </table:table-cell>
          <table:table-cell table:formula="of:=COS([.$O395])*([.P$3]-[.B$14])-SIN([.$O395])*([.Q$3]-[.B$15])" office:value-type="float" office:value="-350" calcext:value-type="float">
            <text:p>-350</text:p>
          </table:table-cell>
          <table:table-cell table:formula="of:=SIN([.$O395])*([.P$3]-[.B$14])+COS([.$O395])*([.Q$3]-[.B$15])" office:value-type="float" office:value="250" calcext:value-type="float">
            <text:p>250</text:p>
          </table:table-cell>
          <table:table-cell table:formula="of:=COS([.$O395])*([.R$3]-[.B$14])-SIN([.$O395])*([.S$3]-[.B$15])" office:value-type="float" office:value="-350" calcext:value-type="float">
            <text:p>-350</text:p>
          </table:table-cell>
          <table:table-cell table:formula="of:=SIN([.$O395])*([.R$3]-[.B$14])+COS([.$O395])*([.S$3]-[.B$15])" office:value-type="float" office:value="1118" calcext:value-type="float">
            <text:p>1118</text:p>
          </table:table-cell>
          <table:table-cell table:formula="of:=COS([.$O395])*([.T$3]-[.B$14])-SIN([.$O395])*([.U$3]-[.B$15])" office:value-type="float" office:value="806" calcext:value-type="float">
            <text:p>806</text:p>
          </table:table-cell>
          <table:table-cell table:formula="of:=SIN([.$O395])*([.T$3]-[.B$14])+COS([.$O395])*([.U$3]-[.B$15])" office:value-type="float" office:value="250" calcext:value-type="float">
            <text:p>250</text:p>
          </table:table-cell>
          <table:table-cell table:formula="of:=COS([.$O395])*([.V$3]-[.B$14])-SIN([.$O395])*([.W$3]-[.B$15])" office:value-type="float" office:value="806" calcext:value-type="float">
            <text:p>806</text:p>
          </table:table-cell>
          <table:table-cell table:formula="of:=SIN([.$O395])*([.V$3]-[.B$14])+COS([.$O395])*([.W$3]-[.B$15])" office:value-type="float" office:value="1118" calcext:value-type="float">
            <text:p>1118</text:p>
          </table:table-cell>
          <table:table-cell table:formula="of:=COS([.$O395])*([.X$3]-[.B$12]/2)-SIN([.$O395])*([.Y$3]-[.B$13]/2)" office:value-type="float" office:value="-578" calcext:value-type="float">
            <text:p>-578</text:p>
          </table:table-cell>
          <table:table-cell table:formula="of:=SIN([.$O395])*([.X$3]-[.B$12]/2)+COS([.$O395])*([.Y$3]-[.B$13]/2)" office:value-type="float" office:value="-434" calcext:value-type="float">
            <text:p>-434</text:p>
          </table:table-cell>
          <table:table-cell table:formula="of:=COS([.$O395])*([.Z$3]-[.B$12]/2)-SIN([.$O395])*([.AA$3]-[.B$13]/2)" office:value-type="float" office:value="-578" calcext:value-type="float">
            <text:p>-578</text:p>
          </table:table-cell>
          <table:table-cell table:formula="of:=SIN([.$O395])*([.Z$3]-[.B$12]/2)+COS([.$O395])*([.AA$3]-[.B$13]/2)" office:value-type="float" office:value="434" calcext:value-type="float">
            <text:p>434</text:p>
          </table:table-cell>
          <table:table-cell table:formula="of:=COS([.$O395])*([.AB$3]-[.B$12]/2)-SIN([.$O395])*([.AC$3]-[.B$13]/2)" office:value-type="float" office:value="578" calcext:value-type="float">
            <text:p>578</text:p>
          </table:table-cell>
          <table:table-cell table:formula="of:=SIN([.$O395])*([.AB$3]-[.B$12]/2)+COS([.$O395])*([.AC$3]-[.B$13]/2)" office:value-type="float" office:value="-434" calcext:value-type="float">
            <text:p>-434</text:p>
          </table:table-cell>
          <table:table-cell table:formula="of:=COS([.$O395])*([.AD$3]-[.B$12]/2)-SIN([.$O395])*([.AE$3]-[.B$13]/2)" office:value-type="float" office:value="578" calcext:value-type="float">
            <text:p>578</text:p>
          </table:table-cell>
          <table:table-cell table:formula="of:=SIN([.$O395])*([.AD$3]-[.B$12]/2)+COS([.$O395])*([.AE$3]-[.B$13]/2)" office:value-type="float" office:value="434" calcext:value-type="float">
            <text:p>434</text:p>
          </table:table-cell>
          <table:table-cell table:formula="of:=COS([.$O395])*([.AF$3]-[.B$12]/2)-SIN([.$O395])*([.AG$3]-[.B$13]/2)" office:value-type="float" office:value="-228" calcext:value-type="float">
            <text:p>-228</text:p>
          </table:table-cell>
          <table:table-cell table:formula="of:=SIN([.$O395])*([.AF$3]-[.B$12]/2)+COS([.$O395])*([.AG$3]-[.B$13]/2)" office:value-type="float" office:value="-684" calcext:value-type="float">
            <text:p>-684</text:p>
          </table:table-cell>
          <table:table-cell table:formula="of:=MIN([.X395];[.Z395];[.AB395];[.AD395])" office:value-type="float" office:value="-578" calcext:value-type="float">
            <text:p>-578</text:p>
          </table:table-cell>
          <table:table-cell table:formula="of:=MIN([.Y395];[.AA395];[.AC395];[.AE395])" office:value-type="float" office:value="-434" calcext:value-type="float">
            <text:p>-434</text:p>
          </table:table-cell>
          <table:table-cell table:formula="of:=[.AF395]-[.$AH395]" office:value-type="float" office:value="350" calcext:value-type="float">
            <text:p>350</text:p>
          </table:table-cell>
          <table:table-cell table:formula="of:=[.AG395]-[.$AI395]" office:value-type="float" office:value="-250" calcext:value-type="float">
            <text:p>-250</text:p>
          </table:table-cell>
          <table:table-cell table:formula="of:=[.AF$3]-[.AJ395]" office:value-type="float" office:value="0" calcext:value-type="float">
            <text:p>0</text:p>
          </table:table-cell>
          <table:table-cell table:formula="of:=[.AG$3]-[.AK39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6];[.E396];[.F396])+TIME([.G396];[.H396];[.I396])" office:value-type="date" office:date-value="1999-11-30" calcext:value-type="date">
            <text:p>30/11/99 00:00:00</text:p>
          </table:table-cell>
          <table:table-cell table:formula="of:=IF([.C396]&lt;&gt;&quot;&quot;;CONCATENATE(&quot;mogrify -rotate &quot;;ROUND([.N396];3);&quot; -background black &quot;;[.C396]);&quot;&quot;)">
            <text:p/>
          </table:table-cell>
          <table:table-cell table:formula="of:=IF([.C396]&lt;&gt;&quot;&quot;;CONCATENATE(&quot;mogrify -crop &quot;;ROUND([.B$22]);&quot;x&quot;;ROUND([.B$23]);&quot;+&quot;;ROUND([.B$30]+[.B$33]-[.AL396]);&quot;+&quot;;ROUND([.B$31]+[.B$34]-[.AM396]);&quot; &quot;;[.C396]);&quot;&quot;)">
            <text:p/>
          </table:table-cell>
          <table:table-cell/>
          <table:table-cell table:style-name="Default" table:formula="of:=IF([.C396]&lt;&gt;&quot;&quot;;([.J396]-[.J$3])*360*[.B$35];0)" office:value-type="float" office:value="0" calcext:value-type="float">
            <text:p>0</text:p>
          </table:table-cell>
          <table:table-cell table:formula="of:=[.N396]/180*PI()" office:value-type="float" office:value="0" calcext:value-type="float">
            <text:p>0</text:p>
          </table:table-cell>
          <table:table-cell table:formula="of:=COS([.$O396])*([.P$3]-[.B$14])-SIN([.$O396])*([.Q$3]-[.B$15])" office:value-type="float" office:value="-350" calcext:value-type="float">
            <text:p>-350</text:p>
          </table:table-cell>
          <table:table-cell table:formula="of:=SIN([.$O396])*([.P$3]-[.B$14])+COS([.$O396])*([.Q$3]-[.B$15])" office:value-type="float" office:value="250" calcext:value-type="float">
            <text:p>250</text:p>
          </table:table-cell>
          <table:table-cell table:formula="of:=COS([.$O396])*([.R$3]-[.B$14])-SIN([.$O396])*([.S$3]-[.B$15])" office:value-type="float" office:value="-350" calcext:value-type="float">
            <text:p>-350</text:p>
          </table:table-cell>
          <table:table-cell table:formula="of:=SIN([.$O396])*([.R$3]-[.B$14])+COS([.$O396])*([.S$3]-[.B$15])" office:value-type="float" office:value="1118" calcext:value-type="float">
            <text:p>1118</text:p>
          </table:table-cell>
          <table:table-cell table:formula="of:=COS([.$O396])*([.T$3]-[.B$14])-SIN([.$O396])*([.U$3]-[.B$15])" office:value-type="float" office:value="806" calcext:value-type="float">
            <text:p>806</text:p>
          </table:table-cell>
          <table:table-cell table:formula="of:=SIN([.$O396])*([.T$3]-[.B$14])+COS([.$O396])*([.U$3]-[.B$15])" office:value-type="float" office:value="250" calcext:value-type="float">
            <text:p>250</text:p>
          </table:table-cell>
          <table:table-cell table:formula="of:=COS([.$O396])*([.V$3]-[.B$14])-SIN([.$O396])*([.W$3]-[.B$15])" office:value-type="float" office:value="806" calcext:value-type="float">
            <text:p>806</text:p>
          </table:table-cell>
          <table:table-cell table:formula="of:=SIN([.$O396])*([.V$3]-[.B$14])+COS([.$O396])*([.W$3]-[.B$15])" office:value-type="float" office:value="1118" calcext:value-type="float">
            <text:p>1118</text:p>
          </table:table-cell>
          <table:table-cell table:formula="of:=COS([.$O396])*([.X$3]-[.B$12]/2)-SIN([.$O396])*([.Y$3]-[.B$13]/2)" office:value-type="float" office:value="-578" calcext:value-type="float">
            <text:p>-578</text:p>
          </table:table-cell>
          <table:table-cell table:formula="of:=SIN([.$O396])*([.X$3]-[.B$12]/2)+COS([.$O396])*([.Y$3]-[.B$13]/2)" office:value-type="float" office:value="-434" calcext:value-type="float">
            <text:p>-434</text:p>
          </table:table-cell>
          <table:table-cell table:formula="of:=COS([.$O396])*([.Z$3]-[.B$12]/2)-SIN([.$O396])*([.AA$3]-[.B$13]/2)" office:value-type="float" office:value="-578" calcext:value-type="float">
            <text:p>-578</text:p>
          </table:table-cell>
          <table:table-cell table:formula="of:=SIN([.$O396])*([.Z$3]-[.B$12]/2)+COS([.$O396])*([.AA$3]-[.B$13]/2)" office:value-type="float" office:value="434" calcext:value-type="float">
            <text:p>434</text:p>
          </table:table-cell>
          <table:table-cell table:formula="of:=COS([.$O396])*([.AB$3]-[.B$12]/2)-SIN([.$O396])*([.AC$3]-[.B$13]/2)" office:value-type="float" office:value="578" calcext:value-type="float">
            <text:p>578</text:p>
          </table:table-cell>
          <table:table-cell table:formula="of:=SIN([.$O396])*([.AB$3]-[.B$12]/2)+COS([.$O396])*([.AC$3]-[.B$13]/2)" office:value-type="float" office:value="-434" calcext:value-type="float">
            <text:p>-434</text:p>
          </table:table-cell>
          <table:table-cell table:formula="of:=COS([.$O396])*([.AD$3]-[.B$12]/2)-SIN([.$O396])*([.AE$3]-[.B$13]/2)" office:value-type="float" office:value="578" calcext:value-type="float">
            <text:p>578</text:p>
          </table:table-cell>
          <table:table-cell table:formula="of:=SIN([.$O396])*([.AD$3]-[.B$12]/2)+COS([.$O396])*([.AE$3]-[.B$13]/2)" office:value-type="float" office:value="434" calcext:value-type="float">
            <text:p>434</text:p>
          </table:table-cell>
          <table:table-cell table:formula="of:=COS([.$O396])*([.AF$3]-[.B$12]/2)-SIN([.$O396])*([.AG$3]-[.B$13]/2)" office:value-type="float" office:value="-228" calcext:value-type="float">
            <text:p>-228</text:p>
          </table:table-cell>
          <table:table-cell table:formula="of:=SIN([.$O396])*([.AF$3]-[.B$12]/2)+COS([.$O396])*([.AG$3]-[.B$13]/2)" office:value-type="float" office:value="-684" calcext:value-type="float">
            <text:p>-684</text:p>
          </table:table-cell>
          <table:table-cell table:formula="of:=MIN([.X396];[.Z396];[.AB396];[.AD396])" office:value-type="float" office:value="-578" calcext:value-type="float">
            <text:p>-578</text:p>
          </table:table-cell>
          <table:table-cell table:formula="of:=MIN([.Y396];[.AA396];[.AC396];[.AE396])" office:value-type="float" office:value="-434" calcext:value-type="float">
            <text:p>-434</text:p>
          </table:table-cell>
          <table:table-cell table:formula="of:=[.AF396]-[.$AH396]" office:value-type="float" office:value="350" calcext:value-type="float">
            <text:p>350</text:p>
          </table:table-cell>
          <table:table-cell table:formula="of:=[.AG396]-[.$AI396]" office:value-type="float" office:value="-250" calcext:value-type="float">
            <text:p>-250</text:p>
          </table:table-cell>
          <table:table-cell table:formula="of:=[.AF$3]-[.AJ396]" office:value-type="float" office:value="0" calcext:value-type="float">
            <text:p>0</text:p>
          </table:table-cell>
          <table:table-cell table:formula="of:=[.AG$3]-[.AK39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7];[.E397];[.F397])+TIME([.G397];[.H397];[.I397])" office:value-type="date" office:date-value="1999-11-30" calcext:value-type="date">
            <text:p>30/11/99 00:00:00</text:p>
          </table:table-cell>
          <table:table-cell table:formula="of:=IF([.C397]&lt;&gt;&quot;&quot;;CONCATENATE(&quot;mogrify -rotate &quot;;ROUND([.N397];3);&quot; -background black &quot;;[.C397]);&quot;&quot;)">
            <text:p/>
          </table:table-cell>
          <table:table-cell table:formula="of:=IF([.C397]&lt;&gt;&quot;&quot;;CONCATENATE(&quot;mogrify -crop &quot;;ROUND([.B$22]);&quot;x&quot;;ROUND([.B$23]);&quot;+&quot;;ROUND([.B$30]+[.B$33]-[.AL397]);&quot;+&quot;;ROUND([.B$31]+[.B$34]-[.AM397]);&quot; &quot;;[.C397]);&quot;&quot;)">
            <text:p/>
          </table:table-cell>
          <table:table-cell/>
          <table:table-cell table:style-name="Default" table:formula="of:=IF([.C397]&lt;&gt;&quot;&quot;;([.J397]-[.J$3])*360*[.B$35];0)" office:value-type="float" office:value="0" calcext:value-type="float">
            <text:p>0</text:p>
          </table:table-cell>
          <table:table-cell table:formula="of:=[.N397]/180*PI()" office:value-type="float" office:value="0" calcext:value-type="float">
            <text:p>0</text:p>
          </table:table-cell>
          <table:table-cell table:formula="of:=COS([.$O397])*([.P$3]-[.B$14])-SIN([.$O397])*([.Q$3]-[.B$15])" office:value-type="float" office:value="-350" calcext:value-type="float">
            <text:p>-350</text:p>
          </table:table-cell>
          <table:table-cell table:formula="of:=SIN([.$O397])*([.P$3]-[.B$14])+COS([.$O397])*([.Q$3]-[.B$15])" office:value-type="float" office:value="250" calcext:value-type="float">
            <text:p>250</text:p>
          </table:table-cell>
          <table:table-cell table:formula="of:=COS([.$O397])*([.R$3]-[.B$14])-SIN([.$O397])*([.S$3]-[.B$15])" office:value-type="float" office:value="-350" calcext:value-type="float">
            <text:p>-350</text:p>
          </table:table-cell>
          <table:table-cell table:formula="of:=SIN([.$O397])*([.R$3]-[.B$14])+COS([.$O397])*([.S$3]-[.B$15])" office:value-type="float" office:value="1118" calcext:value-type="float">
            <text:p>1118</text:p>
          </table:table-cell>
          <table:table-cell table:formula="of:=COS([.$O397])*([.T$3]-[.B$14])-SIN([.$O397])*([.U$3]-[.B$15])" office:value-type="float" office:value="806" calcext:value-type="float">
            <text:p>806</text:p>
          </table:table-cell>
          <table:table-cell table:formula="of:=SIN([.$O397])*([.T$3]-[.B$14])+COS([.$O397])*([.U$3]-[.B$15])" office:value-type="float" office:value="250" calcext:value-type="float">
            <text:p>250</text:p>
          </table:table-cell>
          <table:table-cell table:formula="of:=COS([.$O397])*([.V$3]-[.B$14])-SIN([.$O397])*([.W$3]-[.B$15])" office:value-type="float" office:value="806" calcext:value-type="float">
            <text:p>806</text:p>
          </table:table-cell>
          <table:table-cell table:formula="of:=SIN([.$O397])*([.V$3]-[.B$14])+COS([.$O397])*([.W$3]-[.B$15])" office:value-type="float" office:value="1118" calcext:value-type="float">
            <text:p>1118</text:p>
          </table:table-cell>
          <table:table-cell table:formula="of:=COS([.$O397])*([.X$3]-[.B$12]/2)-SIN([.$O397])*([.Y$3]-[.B$13]/2)" office:value-type="float" office:value="-578" calcext:value-type="float">
            <text:p>-578</text:p>
          </table:table-cell>
          <table:table-cell table:formula="of:=SIN([.$O397])*([.X$3]-[.B$12]/2)+COS([.$O397])*([.Y$3]-[.B$13]/2)" office:value-type="float" office:value="-434" calcext:value-type="float">
            <text:p>-434</text:p>
          </table:table-cell>
          <table:table-cell table:formula="of:=COS([.$O397])*([.Z$3]-[.B$12]/2)-SIN([.$O397])*([.AA$3]-[.B$13]/2)" office:value-type="float" office:value="-578" calcext:value-type="float">
            <text:p>-578</text:p>
          </table:table-cell>
          <table:table-cell table:formula="of:=SIN([.$O397])*([.Z$3]-[.B$12]/2)+COS([.$O397])*([.AA$3]-[.B$13]/2)" office:value-type="float" office:value="434" calcext:value-type="float">
            <text:p>434</text:p>
          </table:table-cell>
          <table:table-cell table:formula="of:=COS([.$O397])*([.AB$3]-[.B$12]/2)-SIN([.$O397])*([.AC$3]-[.B$13]/2)" office:value-type="float" office:value="578" calcext:value-type="float">
            <text:p>578</text:p>
          </table:table-cell>
          <table:table-cell table:formula="of:=SIN([.$O397])*([.AB$3]-[.B$12]/2)+COS([.$O397])*([.AC$3]-[.B$13]/2)" office:value-type="float" office:value="-434" calcext:value-type="float">
            <text:p>-434</text:p>
          </table:table-cell>
          <table:table-cell table:formula="of:=COS([.$O397])*([.AD$3]-[.B$12]/2)-SIN([.$O397])*([.AE$3]-[.B$13]/2)" office:value-type="float" office:value="578" calcext:value-type="float">
            <text:p>578</text:p>
          </table:table-cell>
          <table:table-cell table:formula="of:=SIN([.$O397])*([.AD$3]-[.B$12]/2)+COS([.$O397])*([.AE$3]-[.B$13]/2)" office:value-type="float" office:value="434" calcext:value-type="float">
            <text:p>434</text:p>
          </table:table-cell>
          <table:table-cell table:formula="of:=COS([.$O397])*([.AF$3]-[.B$12]/2)-SIN([.$O397])*([.AG$3]-[.B$13]/2)" office:value-type="float" office:value="-228" calcext:value-type="float">
            <text:p>-228</text:p>
          </table:table-cell>
          <table:table-cell table:formula="of:=SIN([.$O397])*([.AF$3]-[.B$12]/2)+COS([.$O397])*([.AG$3]-[.B$13]/2)" office:value-type="float" office:value="-684" calcext:value-type="float">
            <text:p>-684</text:p>
          </table:table-cell>
          <table:table-cell table:formula="of:=MIN([.X397];[.Z397];[.AB397];[.AD397])" office:value-type="float" office:value="-578" calcext:value-type="float">
            <text:p>-578</text:p>
          </table:table-cell>
          <table:table-cell table:formula="of:=MIN([.Y397];[.AA397];[.AC397];[.AE397])" office:value-type="float" office:value="-434" calcext:value-type="float">
            <text:p>-434</text:p>
          </table:table-cell>
          <table:table-cell table:formula="of:=[.AF397]-[.$AH397]" office:value-type="float" office:value="350" calcext:value-type="float">
            <text:p>350</text:p>
          </table:table-cell>
          <table:table-cell table:formula="of:=[.AG397]-[.$AI397]" office:value-type="float" office:value="-250" calcext:value-type="float">
            <text:p>-250</text:p>
          </table:table-cell>
          <table:table-cell table:formula="of:=[.AF$3]-[.AJ397]" office:value-type="float" office:value="0" calcext:value-type="float">
            <text:p>0</text:p>
          </table:table-cell>
          <table:table-cell table:formula="of:=[.AG$3]-[.AK39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8];[.E398];[.F398])+TIME([.G398];[.H398];[.I398])" office:value-type="date" office:date-value="1999-11-30" calcext:value-type="date">
            <text:p>30/11/99 00:00:00</text:p>
          </table:table-cell>
          <table:table-cell table:formula="of:=IF([.C398]&lt;&gt;&quot;&quot;;CONCATENATE(&quot;mogrify -rotate &quot;;ROUND([.N398];3);&quot; -background black &quot;;[.C398]);&quot;&quot;)">
            <text:p/>
          </table:table-cell>
          <table:table-cell table:formula="of:=IF([.C398]&lt;&gt;&quot;&quot;;CONCATENATE(&quot;mogrify -crop &quot;;ROUND([.B$22]);&quot;x&quot;;ROUND([.B$23]);&quot;+&quot;;ROUND([.B$30]+[.B$33]-[.AL398]);&quot;+&quot;;ROUND([.B$31]+[.B$34]-[.AM398]);&quot; &quot;;[.C398]);&quot;&quot;)">
            <text:p/>
          </table:table-cell>
          <table:table-cell/>
          <table:table-cell table:style-name="Default" table:formula="of:=IF([.C398]&lt;&gt;&quot;&quot;;([.J398]-[.J$3])*360*[.B$35];0)" office:value-type="float" office:value="0" calcext:value-type="float">
            <text:p>0</text:p>
          </table:table-cell>
          <table:table-cell table:formula="of:=[.N398]/180*PI()" office:value-type="float" office:value="0" calcext:value-type="float">
            <text:p>0</text:p>
          </table:table-cell>
          <table:table-cell table:formula="of:=COS([.$O398])*([.P$3]-[.B$14])-SIN([.$O398])*([.Q$3]-[.B$15])" office:value-type="float" office:value="-350" calcext:value-type="float">
            <text:p>-350</text:p>
          </table:table-cell>
          <table:table-cell table:formula="of:=SIN([.$O398])*([.P$3]-[.B$14])+COS([.$O398])*([.Q$3]-[.B$15])" office:value-type="float" office:value="250" calcext:value-type="float">
            <text:p>250</text:p>
          </table:table-cell>
          <table:table-cell table:formula="of:=COS([.$O398])*([.R$3]-[.B$14])-SIN([.$O398])*([.S$3]-[.B$15])" office:value-type="float" office:value="-350" calcext:value-type="float">
            <text:p>-350</text:p>
          </table:table-cell>
          <table:table-cell table:formula="of:=SIN([.$O398])*([.R$3]-[.B$14])+COS([.$O398])*([.S$3]-[.B$15])" office:value-type="float" office:value="1118" calcext:value-type="float">
            <text:p>1118</text:p>
          </table:table-cell>
          <table:table-cell table:formula="of:=COS([.$O398])*([.T$3]-[.B$14])-SIN([.$O398])*([.U$3]-[.B$15])" office:value-type="float" office:value="806" calcext:value-type="float">
            <text:p>806</text:p>
          </table:table-cell>
          <table:table-cell table:formula="of:=SIN([.$O398])*([.T$3]-[.B$14])+COS([.$O398])*([.U$3]-[.B$15])" office:value-type="float" office:value="250" calcext:value-type="float">
            <text:p>250</text:p>
          </table:table-cell>
          <table:table-cell table:formula="of:=COS([.$O398])*([.V$3]-[.B$14])-SIN([.$O398])*([.W$3]-[.B$15])" office:value-type="float" office:value="806" calcext:value-type="float">
            <text:p>806</text:p>
          </table:table-cell>
          <table:table-cell table:formula="of:=SIN([.$O398])*([.V$3]-[.B$14])+COS([.$O398])*([.W$3]-[.B$15])" office:value-type="float" office:value="1118" calcext:value-type="float">
            <text:p>1118</text:p>
          </table:table-cell>
          <table:table-cell table:formula="of:=COS([.$O398])*([.X$3]-[.B$12]/2)-SIN([.$O398])*([.Y$3]-[.B$13]/2)" office:value-type="float" office:value="-578" calcext:value-type="float">
            <text:p>-578</text:p>
          </table:table-cell>
          <table:table-cell table:formula="of:=SIN([.$O398])*([.X$3]-[.B$12]/2)+COS([.$O398])*([.Y$3]-[.B$13]/2)" office:value-type="float" office:value="-434" calcext:value-type="float">
            <text:p>-434</text:p>
          </table:table-cell>
          <table:table-cell table:formula="of:=COS([.$O398])*([.Z$3]-[.B$12]/2)-SIN([.$O398])*([.AA$3]-[.B$13]/2)" office:value-type="float" office:value="-578" calcext:value-type="float">
            <text:p>-578</text:p>
          </table:table-cell>
          <table:table-cell table:formula="of:=SIN([.$O398])*([.Z$3]-[.B$12]/2)+COS([.$O398])*([.AA$3]-[.B$13]/2)" office:value-type="float" office:value="434" calcext:value-type="float">
            <text:p>434</text:p>
          </table:table-cell>
          <table:table-cell table:formula="of:=COS([.$O398])*([.AB$3]-[.B$12]/2)-SIN([.$O398])*([.AC$3]-[.B$13]/2)" office:value-type="float" office:value="578" calcext:value-type="float">
            <text:p>578</text:p>
          </table:table-cell>
          <table:table-cell table:formula="of:=SIN([.$O398])*([.AB$3]-[.B$12]/2)+COS([.$O398])*([.AC$3]-[.B$13]/2)" office:value-type="float" office:value="-434" calcext:value-type="float">
            <text:p>-434</text:p>
          </table:table-cell>
          <table:table-cell table:formula="of:=COS([.$O398])*([.AD$3]-[.B$12]/2)-SIN([.$O398])*([.AE$3]-[.B$13]/2)" office:value-type="float" office:value="578" calcext:value-type="float">
            <text:p>578</text:p>
          </table:table-cell>
          <table:table-cell table:formula="of:=SIN([.$O398])*([.AD$3]-[.B$12]/2)+COS([.$O398])*([.AE$3]-[.B$13]/2)" office:value-type="float" office:value="434" calcext:value-type="float">
            <text:p>434</text:p>
          </table:table-cell>
          <table:table-cell table:formula="of:=COS([.$O398])*([.AF$3]-[.B$12]/2)-SIN([.$O398])*([.AG$3]-[.B$13]/2)" office:value-type="float" office:value="-228" calcext:value-type="float">
            <text:p>-228</text:p>
          </table:table-cell>
          <table:table-cell table:formula="of:=SIN([.$O398])*([.AF$3]-[.B$12]/2)+COS([.$O398])*([.AG$3]-[.B$13]/2)" office:value-type="float" office:value="-684" calcext:value-type="float">
            <text:p>-684</text:p>
          </table:table-cell>
          <table:table-cell table:formula="of:=MIN([.X398];[.Z398];[.AB398];[.AD398])" office:value-type="float" office:value="-578" calcext:value-type="float">
            <text:p>-578</text:p>
          </table:table-cell>
          <table:table-cell table:formula="of:=MIN([.Y398];[.AA398];[.AC398];[.AE398])" office:value-type="float" office:value="-434" calcext:value-type="float">
            <text:p>-434</text:p>
          </table:table-cell>
          <table:table-cell table:formula="of:=[.AF398]-[.$AH398]" office:value-type="float" office:value="350" calcext:value-type="float">
            <text:p>350</text:p>
          </table:table-cell>
          <table:table-cell table:formula="of:=[.AG398]-[.$AI398]" office:value-type="float" office:value="-250" calcext:value-type="float">
            <text:p>-250</text:p>
          </table:table-cell>
          <table:table-cell table:formula="of:=[.AF$3]-[.AJ398]" office:value-type="float" office:value="0" calcext:value-type="float">
            <text:p>0</text:p>
          </table:table-cell>
          <table:table-cell table:formula="of:=[.AG$3]-[.AK39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399];[.E399];[.F399])+TIME([.G399];[.H399];[.I399])" office:value-type="date" office:date-value="1999-11-30" calcext:value-type="date">
            <text:p>30/11/99 00:00:00</text:p>
          </table:table-cell>
          <table:table-cell table:formula="of:=IF([.C399]&lt;&gt;&quot;&quot;;CONCATENATE(&quot;mogrify -rotate &quot;;ROUND([.N399];3);&quot; -background black &quot;;[.C399]);&quot;&quot;)">
            <text:p/>
          </table:table-cell>
          <table:table-cell table:formula="of:=IF([.C399]&lt;&gt;&quot;&quot;;CONCATENATE(&quot;mogrify -crop &quot;;ROUND([.B$22]);&quot;x&quot;;ROUND([.B$23]);&quot;+&quot;;ROUND([.B$30]+[.B$33]-[.AL399]);&quot;+&quot;;ROUND([.B$31]+[.B$34]-[.AM399]);&quot; &quot;;[.C399]);&quot;&quot;)">
            <text:p/>
          </table:table-cell>
          <table:table-cell/>
          <table:table-cell table:style-name="Default" table:formula="of:=IF([.C399]&lt;&gt;&quot;&quot;;([.J399]-[.J$3])*360*[.B$35];0)" office:value-type="float" office:value="0" calcext:value-type="float">
            <text:p>0</text:p>
          </table:table-cell>
          <table:table-cell table:formula="of:=[.N399]/180*PI()" office:value-type="float" office:value="0" calcext:value-type="float">
            <text:p>0</text:p>
          </table:table-cell>
          <table:table-cell table:formula="of:=COS([.$O399])*([.P$3]-[.B$14])-SIN([.$O399])*([.Q$3]-[.B$15])" office:value-type="float" office:value="-350" calcext:value-type="float">
            <text:p>-350</text:p>
          </table:table-cell>
          <table:table-cell table:formula="of:=SIN([.$O399])*([.P$3]-[.B$14])+COS([.$O399])*([.Q$3]-[.B$15])" office:value-type="float" office:value="250" calcext:value-type="float">
            <text:p>250</text:p>
          </table:table-cell>
          <table:table-cell table:formula="of:=COS([.$O399])*([.R$3]-[.B$14])-SIN([.$O399])*([.S$3]-[.B$15])" office:value-type="float" office:value="-350" calcext:value-type="float">
            <text:p>-350</text:p>
          </table:table-cell>
          <table:table-cell table:formula="of:=SIN([.$O399])*([.R$3]-[.B$14])+COS([.$O399])*([.S$3]-[.B$15])" office:value-type="float" office:value="1118" calcext:value-type="float">
            <text:p>1118</text:p>
          </table:table-cell>
          <table:table-cell table:formula="of:=COS([.$O399])*([.T$3]-[.B$14])-SIN([.$O399])*([.U$3]-[.B$15])" office:value-type="float" office:value="806" calcext:value-type="float">
            <text:p>806</text:p>
          </table:table-cell>
          <table:table-cell table:formula="of:=SIN([.$O399])*([.T$3]-[.B$14])+COS([.$O399])*([.U$3]-[.B$15])" office:value-type="float" office:value="250" calcext:value-type="float">
            <text:p>250</text:p>
          </table:table-cell>
          <table:table-cell table:formula="of:=COS([.$O399])*([.V$3]-[.B$14])-SIN([.$O399])*([.W$3]-[.B$15])" office:value-type="float" office:value="806" calcext:value-type="float">
            <text:p>806</text:p>
          </table:table-cell>
          <table:table-cell table:formula="of:=SIN([.$O399])*([.V$3]-[.B$14])+COS([.$O399])*([.W$3]-[.B$15])" office:value-type="float" office:value="1118" calcext:value-type="float">
            <text:p>1118</text:p>
          </table:table-cell>
          <table:table-cell table:formula="of:=COS([.$O399])*([.X$3]-[.B$12]/2)-SIN([.$O399])*([.Y$3]-[.B$13]/2)" office:value-type="float" office:value="-578" calcext:value-type="float">
            <text:p>-578</text:p>
          </table:table-cell>
          <table:table-cell table:formula="of:=SIN([.$O399])*([.X$3]-[.B$12]/2)+COS([.$O399])*([.Y$3]-[.B$13]/2)" office:value-type="float" office:value="-434" calcext:value-type="float">
            <text:p>-434</text:p>
          </table:table-cell>
          <table:table-cell table:formula="of:=COS([.$O399])*([.Z$3]-[.B$12]/2)-SIN([.$O399])*([.AA$3]-[.B$13]/2)" office:value-type="float" office:value="-578" calcext:value-type="float">
            <text:p>-578</text:p>
          </table:table-cell>
          <table:table-cell table:formula="of:=SIN([.$O399])*([.Z$3]-[.B$12]/2)+COS([.$O399])*([.AA$3]-[.B$13]/2)" office:value-type="float" office:value="434" calcext:value-type="float">
            <text:p>434</text:p>
          </table:table-cell>
          <table:table-cell table:formula="of:=COS([.$O399])*([.AB$3]-[.B$12]/2)-SIN([.$O399])*([.AC$3]-[.B$13]/2)" office:value-type="float" office:value="578" calcext:value-type="float">
            <text:p>578</text:p>
          </table:table-cell>
          <table:table-cell table:formula="of:=SIN([.$O399])*([.AB$3]-[.B$12]/2)+COS([.$O399])*([.AC$3]-[.B$13]/2)" office:value-type="float" office:value="-434" calcext:value-type="float">
            <text:p>-434</text:p>
          </table:table-cell>
          <table:table-cell table:formula="of:=COS([.$O399])*([.AD$3]-[.B$12]/2)-SIN([.$O399])*([.AE$3]-[.B$13]/2)" office:value-type="float" office:value="578" calcext:value-type="float">
            <text:p>578</text:p>
          </table:table-cell>
          <table:table-cell table:formula="of:=SIN([.$O399])*([.AD$3]-[.B$12]/2)+COS([.$O399])*([.AE$3]-[.B$13]/2)" office:value-type="float" office:value="434" calcext:value-type="float">
            <text:p>434</text:p>
          </table:table-cell>
          <table:table-cell table:formula="of:=COS([.$O399])*([.AF$3]-[.B$12]/2)-SIN([.$O399])*([.AG$3]-[.B$13]/2)" office:value-type="float" office:value="-228" calcext:value-type="float">
            <text:p>-228</text:p>
          </table:table-cell>
          <table:table-cell table:formula="of:=SIN([.$O399])*([.AF$3]-[.B$12]/2)+COS([.$O399])*([.AG$3]-[.B$13]/2)" office:value-type="float" office:value="-684" calcext:value-type="float">
            <text:p>-684</text:p>
          </table:table-cell>
          <table:table-cell table:formula="of:=MIN([.X399];[.Z399];[.AB399];[.AD399])" office:value-type="float" office:value="-578" calcext:value-type="float">
            <text:p>-578</text:p>
          </table:table-cell>
          <table:table-cell table:formula="of:=MIN([.Y399];[.AA399];[.AC399];[.AE399])" office:value-type="float" office:value="-434" calcext:value-type="float">
            <text:p>-434</text:p>
          </table:table-cell>
          <table:table-cell table:formula="of:=[.AF399]-[.$AH399]" office:value-type="float" office:value="350" calcext:value-type="float">
            <text:p>350</text:p>
          </table:table-cell>
          <table:table-cell table:formula="of:=[.AG399]-[.$AI399]" office:value-type="float" office:value="-250" calcext:value-type="float">
            <text:p>-250</text:p>
          </table:table-cell>
          <table:table-cell table:formula="of:=[.AF$3]-[.AJ399]" office:value-type="float" office:value="0" calcext:value-type="float">
            <text:p>0</text:p>
          </table:table-cell>
          <table:table-cell table:formula="of:=[.AG$3]-[.AK39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0];[.E400];[.F400])+TIME([.G400];[.H400];[.I400])" office:value-type="date" office:date-value="1999-11-30" calcext:value-type="date">
            <text:p>30/11/99 00:00:00</text:p>
          </table:table-cell>
          <table:table-cell table:formula="of:=IF([.C400]&lt;&gt;&quot;&quot;;CONCATENATE(&quot;mogrify -rotate &quot;;ROUND([.N400];3);&quot; -background black &quot;;[.C400]);&quot;&quot;)">
            <text:p/>
          </table:table-cell>
          <table:table-cell table:formula="of:=IF([.C400]&lt;&gt;&quot;&quot;;CONCATENATE(&quot;mogrify -crop &quot;;ROUND([.B$22]);&quot;x&quot;;ROUND([.B$23]);&quot;+&quot;;ROUND([.B$30]+[.B$33]-[.AL400]);&quot;+&quot;;ROUND([.B$31]+[.B$34]-[.AM400]);&quot; &quot;;[.C400]);&quot;&quot;)">
            <text:p/>
          </table:table-cell>
          <table:table-cell/>
          <table:table-cell table:style-name="Default" table:formula="of:=IF([.C400]&lt;&gt;&quot;&quot;;([.J400]-[.J$3])*360*[.B$35];0)" office:value-type="float" office:value="0" calcext:value-type="float">
            <text:p>0</text:p>
          </table:table-cell>
          <table:table-cell table:formula="of:=[.N400]/180*PI()" office:value-type="float" office:value="0" calcext:value-type="float">
            <text:p>0</text:p>
          </table:table-cell>
          <table:table-cell table:formula="of:=COS([.$O400])*([.P$3]-[.B$14])-SIN([.$O400])*([.Q$3]-[.B$15])" office:value-type="float" office:value="-350" calcext:value-type="float">
            <text:p>-350</text:p>
          </table:table-cell>
          <table:table-cell table:formula="of:=SIN([.$O400])*([.P$3]-[.B$14])+COS([.$O400])*([.Q$3]-[.B$15])" office:value-type="float" office:value="250" calcext:value-type="float">
            <text:p>250</text:p>
          </table:table-cell>
          <table:table-cell table:formula="of:=COS([.$O400])*([.R$3]-[.B$14])-SIN([.$O400])*([.S$3]-[.B$15])" office:value-type="float" office:value="-350" calcext:value-type="float">
            <text:p>-350</text:p>
          </table:table-cell>
          <table:table-cell table:formula="of:=SIN([.$O400])*([.R$3]-[.B$14])+COS([.$O400])*([.S$3]-[.B$15])" office:value-type="float" office:value="1118" calcext:value-type="float">
            <text:p>1118</text:p>
          </table:table-cell>
          <table:table-cell table:formula="of:=COS([.$O400])*([.T$3]-[.B$14])-SIN([.$O400])*([.U$3]-[.B$15])" office:value-type="float" office:value="806" calcext:value-type="float">
            <text:p>806</text:p>
          </table:table-cell>
          <table:table-cell table:formula="of:=SIN([.$O400])*([.T$3]-[.B$14])+COS([.$O400])*([.U$3]-[.B$15])" office:value-type="float" office:value="250" calcext:value-type="float">
            <text:p>250</text:p>
          </table:table-cell>
          <table:table-cell table:formula="of:=COS([.$O400])*([.V$3]-[.B$14])-SIN([.$O400])*([.W$3]-[.B$15])" office:value-type="float" office:value="806" calcext:value-type="float">
            <text:p>806</text:p>
          </table:table-cell>
          <table:table-cell table:formula="of:=SIN([.$O400])*([.V$3]-[.B$14])+COS([.$O400])*([.W$3]-[.B$15])" office:value-type="float" office:value="1118" calcext:value-type="float">
            <text:p>1118</text:p>
          </table:table-cell>
          <table:table-cell table:formula="of:=COS([.$O400])*([.X$3]-[.B$12]/2)-SIN([.$O400])*([.Y$3]-[.B$13]/2)" office:value-type="float" office:value="-578" calcext:value-type="float">
            <text:p>-578</text:p>
          </table:table-cell>
          <table:table-cell table:formula="of:=SIN([.$O400])*([.X$3]-[.B$12]/2)+COS([.$O400])*([.Y$3]-[.B$13]/2)" office:value-type="float" office:value="-434" calcext:value-type="float">
            <text:p>-434</text:p>
          </table:table-cell>
          <table:table-cell table:formula="of:=COS([.$O400])*([.Z$3]-[.B$12]/2)-SIN([.$O400])*([.AA$3]-[.B$13]/2)" office:value-type="float" office:value="-578" calcext:value-type="float">
            <text:p>-578</text:p>
          </table:table-cell>
          <table:table-cell table:formula="of:=SIN([.$O400])*([.Z$3]-[.B$12]/2)+COS([.$O400])*([.AA$3]-[.B$13]/2)" office:value-type="float" office:value="434" calcext:value-type="float">
            <text:p>434</text:p>
          </table:table-cell>
          <table:table-cell table:formula="of:=COS([.$O400])*([.AB$3]-[.B$12]/2)-SIN([.$O400])*([.AC$3]-[.B$13]/2)" office:value-type="float" office:value="578" calcext:value-type="float">
            <text:p>578</text:p>
          </table:table-cell>
          <table:table-cell table:formula="of:=SIN([.$O400])*([.AB$3]-[.B$12]/2)+COS([.$O400])*([.AC$3]-[.B$13]/2)" office:value-type="float" office:value="-434" calcext:value-type="float">
            <text:p>-434</text:p>
          </table:table-cell>
          <table:table-cell table:formula="of:=COS([.$O400])*([.AD$3]-[.B$12]/2)-SIN([.$O400])*([.AE$3]-[.B$13]/2)" office:value-type="float" office:value="578" calcext:value-type="float">
            <text:p>578</text:p>
          </table:table-cell>
          <table:table-cell table:formula="of:=SIN([.$O400])*([.AD$3]-[.B$12]/2)+COS([.$O400])*([.AE$3]-[.B$13]/2)" office:value-type="float" office:value="434" calcext:value-type="float">
            <text:p>434</text:p>
          </table:table-cell>
          <table:table-cell table:formula="of:=COS([.$O400])*([.AF$3]-[.B$12]/2)-SIN([.$O400])*([.AG$3]-[.B$13]/2)" office:value-type="float" office:value="-228" calcext:value-type="float">
            <text:p>-228</text:p>
          </table:table-cell>
          <table:table-cell table:formula="of:=SIN([.$O400])*([.AF$3]-[.B$12]/2)+COS([.$O400])*([.AG$3]-[.B$13]/2)" office:value-type="float" office:value="-684" calcext:value-type="float">
            <text:p>-684</text:p>
          </table:table-cell>
          <table:table-cell table:formula="of:=MIN([.X400];[.Z400];[.AB400];[.AD400])" office:value-type="float" office:value="-578" calcext:value-type="float">
            <text:p>-578</text:p>
          </table:table-cell>
          <table:table-cell table:formula="of:=MIN([.Y400];[.AA400];[.AC400];[.AE400])" office:value-type="float" office:value="-434" calcext:value-type="float">
            <text:p>-434</text:p>
          </table:table-cell>
          <table:table-cell table:formula="of:=[.AF400]-[.$AH400]" office:value-type="float" office:value="350" calcext:value-type="float">
            <text:p>350</text:p>
          </table:table-cell>
          <table:table-cell table:formula="of:=[.AG400]-[.$AI400]" office:value-type="float" office:value="-250" calcext:value-type="float">
            <text:p>-250</text:p>
          </table:table-cell>
          <table:table-cell table:formula="of:=[.AF$3]-[.AJ400]" office:value-type="float" office:value="0" calcext:value-type="float">
            <text:p>0</text:p>
          </table:table-cell>
          <table:table-cell table:formula="of:=[.AG$3]-[.AK40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1];[.E401];[.F401])+TIME([.G401];[.H401];[.I401])" office:value-type="date" office:date-value="1999-11-30" calcext:value-type="date">
            <text:p>30/11/99 00:00:00</text:p>
          </table:table-cell>
          <table:table-cell table:formula="of:=IF([.C401]&lt;&gt;&quot;&quot;;CONCATENATE(&quot;mogrify -rotate &quot;;ROUND([.N401];3);&quot; -background black &quot;;[.C401]);&quot;&quot;)">
            <text:p/>
          </table:table-cell>
          <table:table-cell table:formula="of:=IF([.C401]&lt;&gt;&quot;&quot;;CONCATENATE(&quot;mogrify -crop &quot;;ROUND([.B$22]);&quot;x&quot;;ROUND([.B$23]);&quot;+&quot;;ROUND([.B$30]+[.B$33]-[.AL401]);&quot;+&quot;;ROUND([.B$31]+[.B$34]-[.AM401]);&quot; &quot;;[.C401]);&quot;&quot;)">
            <text:p/>
          </table:table-cell>
          <table:table-cell/>
          <table:table-cell table:style-name="Default" table:formula="of:=IF([.C401]&lt;&gt;&quot;&quot;;([.J401]-[.J$3])*360*[.B$35];0)" office:value-type="float" office:value="0" calcext:value-type="float">
            <text:p>0</text:p>
          </table:table-cell>
          <table:table-cell table:formula="of:=[.N401]/180*PI()" office:value-type="float" office:value="0" calcext:value-type="float">
            <text:p>0</text:p>
          </table:table-cell>
          <table:table-cell table:formula="of:=COS([.$O401])*([.P$3]-[.B$14])-SIN([.$O401])*([.Q$3]-[.B$15])" office:value-type="float" office:value="-350" calcext:value-type="float">
            <text:p>-350</text:p>
          </table:table-cell>
          <table:table-cell table:formula="of:=SIN([.$O401])*([.P$3]-[.B$14])+COS([.$O401])*([.Q$3]-[.B$15])" office:value-type="float" office:value="250" calcext:value-type="float">
            <text:p>250</text:p>
          </table:table-cell>
          <table:table-cell table:formula="of:=COS([.$O401])*([.R$3]-[.B$14])-SIN([.$O401])*([.S$3]-[.B$15])" office:value-type="float" office:value="-350" calcext:value-type="float">
            <text:p>-350</text:p>
          </table:table-cell>
          <table:table-cell table:formula="of:=SIN([.$O401])*([.R$3]-[.B$14])+COS([.$O401])*([.S$3]-[.B$15])" office:value-type="float" office:value="1118" calcext:value-type="float">
            <text:p>1118</text:p>
          </table:table-cell>
          <table:table-cell table:formula="of:=COS([.$O401])*([.T$3]-[.B$14])-SIN([.$O401])*([.U$3]-[.B$15])" office:value-type="float" office:value="806" calcext:value-type="float">
            <text:p>806</text:p>
          </table:table-cell>
          <table:table-cell table:formula="of:=SIN([.$O401])*([.T$3]-[.B$14])+COS([.$O401])*([.U$3]-[.B$15])" office:value-type="float" office:value="250" calcext:value-type="float">
            <text:p>250</text:p>
          </table:table-cell>
          <table:table-cell table:formula="of:=COS([.$O401])*([.V$3]-[.B$14])-SIN([.$O401])*([.W$3]-[.B$15])" office:value-type="float" office:value="806" calcext:value-type="float">
            <text:p>806</text:p>
          </table:table-cell>
          <table:table-cell table:formula="of:=SIN([.$O401])*([.V$3]-[.B$14])+COS([.$O401])*([.W$3]-[.B$15])" office:value-type="float" office:value="1118" calcext:value-type="float">
            <text:p>1118</text:p>
          </table:table-cell>
          <table:table-cell table:formula="of:=COS([.$O401])*([.X$3]-[.B$12]/2)-SIN([.$O401])*([.Y$3]-[.B$13]/2)" office:value-type="float" office:value="-578" calcext:value-type="float">
            <text:p>-578</text:p>
          </table:table-cell>
          <table:table-cell table:formula="of:=SIN([.$O401])*([.X$3]-[.B$12]/2)+COS([.$O401])*([.Y$3]-[.B$13]/2)" office:value-type="float" office:value="-434" calcext:value-type="float">
            <text:p>-434</text:p>
          </table:table-cell>
          <table:table-cell table:formula="of:=COS([.$O401])*([.Z$3]-[.B$12]/2)-SIN([.$O401])*([.AA$3]-[.B$13]/2)" office:value-type="float" office:value="-578" calcext:value-type="float">
            <text:p>-578</text:p>
          </table:table-cell>
          <table:table-cell table:formula="of:=SIN([.$O401])*([.Z$3]-[.B$12]/2)+COS([.$O401])*([.AA$3]-[.B$13]/2)" office:value-type="float" office:value="434" calcext:value-type="float">
            <text:p>434</text:p>
          </table:table-cell>
          <table:table-cell table:formula="of:=COS([.$O401])*([.AB$3]-[.B$12]/2)-SIN([.$O401])*([.AC$3]-[.B$13]/2)" office:value-type="float" office:value="578" calcext:value-type="float">
            <text:p>578</text:p>
          </table:table-cell>
          <table:table-cell table:formula="of:=SIN([.$O401])*([.AB$3]-[.B$12]/2)+COS([.$O401])*([.AC$3]-[.B$13]/2)" office:value-type="float" office:value="-434" calcext:value-type="float">
            <text:p>-434</text:p>
          </table:table-cell>
          <table:table-cell table:formula="of:=COS([.$O401])*([.AD$3]-[.B$12]/2)-SIN([.$O401])*([.AE$3]-[.B$13]/2)" office:value-type="float" office:value="578" calcext:value-type="float">
            <text:p>578</text:p>
          </table:table-cell>
          <table:table-cell table:formula="of:=SIN([.$O401])*([.AD$3]-[.B$12]/2)+COS([.$O401])*([.AE$3]-[.B$13]/2)" office:value-type="float" office:value="434" calcext:value-type="float">
            <text:p>434</text:p>
          </table:table-cell>
          <table:table-cell table:formula="of:=COS([.$O401])*([.AF$3]-[.B$12]/2)-SIN([.$O401])*([.AG$3]-[.B$13]/2)" office:value-type="float" office:value="-228" calcext:value-type="float">
            <text:p>-228</text:p>
          </table:table-cell>
          <table:table-cell table:formula="of:=SIN([.$O401])*([.AF$3]-[.B$12]/2)+COS([.$O401])*([.AG$3]-[.B$13]/2)" office:value-type="float" office:value="-684" calcext:value-type="float">
            <text:p>-684</text:p>
          </table:table-cell>
          <table:table-cell table:formula="of:=MIN([.X401];[.Z401];[.AB401];[.AD401])" office:value-type="float" office:value="-578" calcext:value-type="float">
            <text:p>-578</text:p>
          </table:table-cell>
          <table:table-cell table:formula="of:=MIN([.Y401];[.AA401];[.AC401];[.AE401])" office:value-type="float" office:value="-434" calcext:value-type="float">
            <text:p>-434</text:p>
          </table:table-cell>
          <table:table-cell table:formula="of:=[.AF401]-[.$AH401]" office:value-type="float" office:value="350" calcext:value-type="float">
            <text:p>350</text:p>
          </table:table-cell>
          <table:table-cell table:formula="of:=[.AG401]-[.$AI401]" office:value-type="float" office:value="-250" calcext:value-type="float">
            <text:p>-250</text:p>
          </table:table-cell>
          <table:table-cell table:formula="of:=[.AF$3]-[.AJ401]" office:value-type="float" office:value="0" calcext:value-type="float">
            <text:p>0</text:p>
          </table:table-cell>
          <table:table-cell table:formula="of:=[.AG$3]-[.AK40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2];[.E402];[.F402])+TIME([.G402];[.H402];[.I402])" office:value-type="date" office:date-value="1999-11-30" calcext:value-type="date">
            <text:p>30/11/99 00:00:00</text:p>
          </table:table-cell>
          <table:table-cell table:formula="of:=IF([.C402]&lt;&gt;&quot;&quot;;CONCATENATE(&quot;mogrify -rotate &quot;;ROUND([.N402];3);&quot; -background black &quot;;[.C402]);&quot;&quot;)">
            <text:p/>
          </table:table-cell>
          <table:table-cell table:formula="of:=IF([.C402]&lt;&gt;&quot;&quot;;CONCATENATE(&quot;mogrify -crop &quot;;ROUND([.B$22]);&quot;x&quot;;ROUND([.B$23]);&quot;+&quot;;ROUND([.B$30]+[.B$33]-[.AL402]);&quot;+&quot;;ROUND([.B$31]+[.B$34]-[.AM402]);&quot; &quot;;[.C402]);&quot;&quot;)">
            <text:p/>
          </table:table-cell>
          <table:table-cell/>
          <table:table-cell table:style-name="Default" table:formula="of:=IF([.C402]&lt;&gt;&quot;&quot;;([.J402]-[.J$3])*360*[.B$35];0)" office:value-type="float" office:value="0" calcext:value-type="float">
            <text:p>0</text:p>
          </table:table-cell>
          <table:table-cell table:formula="of:=[.N402]/180*PI()" office:value-type="float" office:value="0" calcext:value-type="float">
            <text:p>0</text:p>
          </table:table-cell>
          <table:table-cell table:formula="of:=COS([.$O402])*([.P$3]-[.B$14])-SIN([.$O402])*([.Q$3]-[.B$15])" office:value-type="float" office:value="-350" calcext:value-type="float">
            <text:p>-350</text:p>
          </table:table-cell>
          <table:table-cell table:formula="of:=SIN([.$O402])*([.P$3]-[.B$14])+COS([.$O402])*([.Q$3]-[.B$15])" office:value-type="float" office:value="250" calcext:value-type="float">
            <text:p>250</text:p>
          </table:table-cell>
          <table:table-cell table:formula="of:=COS([.$O402])*([.R$3]-[.B$14])-SIN([.$O402])*([.S$3]-[.B$15])" office:value-type="float" office:value="-350" calcext:value-type="float">
            <text:p>-350</text:p>
          </table:table-cell>
          <table:table-cell table:formula="of:=SIN([.$O402])*([.R$3]-[.B$14])+COS([.$O402])*([.S$3]-[.B$15])" office:value-type="float" office:value="1118" calcext:value-type="float">
            <text:p>1118</text:p>
          </table:table-cell>
          <table:table-cell table:formula="of:=COS([.$O402])*([.T$3]-[.B$14])-SIN([.$O402])*([.U$3]-[.B$15])" office:value-type="float" office:value="806" calcext:value-type="float">
            <text:p>806</text:p>
          </table:table-cell>
          <table:table-cell table:formula="of:=SIN([.$O402])*([.T$3]-[.B$14])+COS([.$O402])*([.U$3]-[.B$15])" office:value-type="float" office:value="250" calcext:value-type="float">
            <text:p>250</text:p>
          </table:table-cell>
          <table:table-cell table:formula="of:=COS([.$O402])*([.V$3]-[.B$14])-SIN([.$O402])*([.W$3]-[.B$15])" office:value-type="float" office:value="806" calcext:value-type="float">
            <text:p>806</text:p>
          </table:table-cell>
          <table:table-cell table:formula="of:=SIN([.$O402])*([.V$3]-[.B$14])+COS([.$O402])*([.W$3]-[.B$15])" office:value-type="float" office:value="1118" calcext:value-type="float">
            <text:p>1118</text:p>
          </table:table-cell>
          <table:table-cell table:formula="of:=COS([.$O402])*([.X$3]-[.B$12]/2)-SIN([.$O402])*([.Y$3]-[.B$13]/2)" office:value-type="float" office:value="-578" calcext:value-type="float">
            <text:p>-578</text:p>
          </table:table-cell>
          <table:table-cell table:formula="of:=SIN([.$O402])*([.X$3]-[.B$12]/2)+COS([.$O402])*([.Y$3]-[.B$13]/2)" office:value-type="float" office:value="-434" calcext:value-type="float">
            <text:p>-434</text:p>
          </table:table-cell>
          <table:table-cell table:formula="of:=COS([.$O402])*([.Z$3]-[.B$12]/2)-SIN([.$O402])*([.AA$3]-[.B$13]/2)" office:value-type="float" office:value="-578" calcext:value-type="float">
            <text:p>-578</text:p>
          </table:table-cell>
          <table:table-cell table:formula="of:=SIN([.$O402])*([.Z$3]-[.B$12]/2)+COS([.$O402])*([.AA$3]-[.B$13]/2)" office:value-type="float" office:value="434" calcext:value-type="float">
            <text:p>434</text:p>
          </table:table-cell>
          <table:table-cell table:formula="of:=COS([.$O402])*([.AB$3]-[.B$12]/2)-SIN([.$O402])*([.AC$3]-[.B$13]/2)" office:value-type="float" office:value="578" calcext:value-type="float">
            <text:p>578</text:p>
          </table:table-cell>
          <table:table-cell table:formula="of:=SIN([.$O402])*([.AB$3]-[.B$12]/2)+COS([.$O402])*([.AC$3]-[.B$13]/2)" office:value-type="float" office:value="-434" calcext:value-type="float">
            <text:p>-434</text:p>
          </table:table-cell>
          <table:table-cell table:formula="of:=COS([.$O402])*([.AD$3]-[.B$12]/2)-SIN([.$O402])*([.AE$3]-[.B$13]/2)" office:value-type="float" office:value="578" calcext:value-type="float">
            <text:p>578</text:p>
          </table:table-cell>
          <table:table-cell table:formula="of:=SIN([.$O402])*([.AD$3]-[.B$12]/2)+COS([.$O402])*([.AE$3]-[.B$13]/2)" office:value-type="float" office:value="434" calcext:value-type="float">
            <text:p>434</text:p>
          </table:table-cell>
          <table:table-cell table:formula="of:=COS([.$O402])*([.AF$3]-[.B$12]/2)-SIN([.$O402])*([.AG$3]-[.B$13]/2)" office:value-type="float" office:value="-228" calcext:value-type="float">
            <text:p>-228</text:p>
          </table:table-cell>
          <table:table-cell table:formula="of:=SIN([.$O402])*([.AF$3]-[.B$12]/2)+COS([.$O402])*([.AG$3]-[.B$13]/2)" office:value-type="float" office:value="-684" calcext:value-type="float">
            <text:p>-684</text:p>
          </table:table-cell>
          <table:table-cell table:formula="of:=MIN([.X402];[.Z402];[.AB402];[.AD402])" office:value-type="float" office:value="-578" calcext:value-type="float">
            <text:p>-578</text:p>
          </table:table-cell>
          <table:table-cell table:formula="of:=MIN([.Y402];[.AA402];[.AC402];[.AE402])" office:value-type="float" office:value="-434" calcext:value-type="float">
            <text:p>-434</text:p>
          </table:table-cell>
          <table:table-cell table:formula="of:=[.AF402]-[.$AH402]" office:value-type="float" office:value="350" calcext:value-type="float">
            <text:p>350</text:p>
          </table:table-cell>
          <table:table-cell table:formula="of:=[.AG402]-[.$AI402]" office:value-type="float" office:value="-250" calcext:value-type="float">
            <text:p>-250</text:p>
          </table:table-cell>
          <table:table-cell table:formula="of:=[.AF$3]-[.AJ402]" office:value-type="float" office:value="0" calcext:value-type="float">
            <text:p>0</text:p>
          </table:table-cell>
          <table:table-cell table:formula="of:=[.AG$3]-[.AK40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3];[.E403];[.F403])+TIME([.G403];[.H403];[.I403])" office:value-type="date" office:date-value="1999-11-30" calcext:value-type="date">
            <text:p>30/11/99 00:00:00</text:p>
          </table:table-cell>
          <table:table-cell table:formula="of:=IF([.C403]&lt;&gt;&quot;&quot;;CONCATENATE(&quot;mogrify -rotate &quot;;ROUND([.N403];3);&quot; -background black &quot;;[.C403]);&quot;&quot;)">
            <text:p/>
          </table:table-cell>
          <table:table-cell table:formula="of:=IF([.C403]&lt;&gt;&quot;&quot;;CONCATENATE(&quot;mogrify -crop &quot;;ROUND([.B$22]);&quot;x&quot;;ROUND([.B$23]);&quot;+&quot;;ROUND([.B$30]+[.B$33]-[.AL403]);&quot;+&quot;;ROUND([.B$31]+[.B$34]-[.AM403]);&quot; &quot;;[.C403]);&quot;&quot;)">
            <text:p/>
          </table:table-cell>
          <table:table-cell/>
          <table:table-cell table:style-name="Default" table:formula="of:=IF([.C403]&lt;&gt;&quot;&quot;;([.J403]-[.J$3])*360*[.B$35];0)" office:value-type="float" office:value="0" calcext:value-type="float">
            <text:p>0</text:p>
          </table:table-cell>
          <table:table-cell table:formula="of:=[.N403]/180*PI()" office:value-type="float" office:value="0" calcext:value-type="float">
            <text:p>0</text:p>
          </table:table-cell>
          <table:table-cell table:formula="of:=COS([.$O403])*([.P$3]-[.B$14])-SIN([.$O403])*([.Q$3]-[.B$15])" office:value-type="float" office:value="-350" calcext:value-type="float">
            <text:p>-350</text:p>
          </table:table-cell>
          <table:table-cell table:formula="of:=SIN([.$O403])*([.P$3]-[.B$14])+COS([.$O403])*([.Q$3]-[.B$15])" office:value-type="float" office:value="250" calcext:value-type="float">
            <text:p>250</text:p>
          </table:table-cell>
          <table:table-cell table:formula="of:=COS([.$O403])*([.R$3]-[.B$14])-SIN([.$O403])*([.S$3]-[.B$15])" office:value-type="float" office:value="-350" calcext:value-type="float">
            <text:p>-350</text:p>
          </table:table-cell>
          <table:table-cell table:formula="of:=SIN([.$O403])*([.R$3]-[.B$14])+COS([.$O403])*([.S$3]-[.B$15])" office:value-type="float" office:value="1118" calcext:value-type="float">
            <text:p>1118</text:p>
          </table:table-cell>
          <table:table-cell table:formula="of:=COS([.$O403])*([.T$3]-[.B$14])-SIN([.$O403])*([.U$3]-[.B$15])" office:value-type="float" office:value="806" calcext:value-type="float">
            <text:p>806</text:p>
          </table:table-cell>
          <table:table-cell table:formula="of:=SIN([.$O403])*([.T$3]-[.B$14])+COS([.$O403])*([.U$3]-[.B$15])" office:value-type="float" office:value="250" calcext:value-type="float">
            <text:p>250</text:p>
          </table:table-cell>
          <table:table-cell table:formula="of:=COS([.$O403])*([.V$3]-[.B$14])-SIN([.$O403])*([.W$3]-[.B$15])" office:value-type="float" office:value="806" calcext:value-type="float">
            <text:p>806</text:p>
          </table:table-cell>
          <table:table-cell table:formula="of:=SIN([.$O403])*([.V$3]-[.B$14])+COS([.$O403])*([.W$3]-[.B$15])" office:value-type="float" office:value="1118" calcext:value-type="float">
            <text:p>1118</text:p>
          </table:table-cell>
          <table:table-cell table:formula="of:=COS([.$O403])*([.X$3]-[.B$12]/2)-SIN([.$O403])*([.Y$3]-[.B$13]/2)" office:value-type="float" office:value="-578" calcext:value-type="float">
            <text:p>-578</text:p>
          </table:table-cell>
          <table:table-cell table:formula="of:=SIN([.$O403])*([.X$3]-[.B$12]/2)+COS([.$O403])*([.Y$3]-[.B$13]/2)" office:value-type="float" office:value="-434" calcext:value-type="float">
            <text:p>-434</text:p>
          </table:table-cell>
          <table:table-cell table:formula="of:=COS([.$O403])*([.Z$3]-[.B$12]/2)-SIN([.$O403])*([.AA$3]-[.B$13]/2)" office:value-type="float" office:value="-578" calcext:value-type="float">
            <text:p>-578</text:p>
          </table:table-cell>
          <table:table-cell table:formula="of:=SIN([.$O403])*([.Z$3]-[.B$12]/2)+COS([.$O403])*([.AA$3]-[.B$13]/2)" office:value-type="float" office:value="434" calcext:value-type="float">
            <text:p>434</text:p>
          </table:table-cell>
          <table:table-cell table:formula="of:=COS([.$O403])*([.AB$3]-[.B$12]/2)-SIN([.$O403])*([.AC$3]-[.B$13]/2)" office:value-type="float" office:value="578" calcext:value-type="float">
            <text:p>578</text:p>
          </table:table-cell>
          <table:table-cell table:formula="of:=SIN([.$O403])*([.AB$3]-[.B$12]/2)+COS([.$O403])*([.AC$3]-[.B$13]/2)" office:value-type="float" office:value="-434" calcext:value-type="float">
            <text:p>-434</text:p>
          </table:table-cell>
          <table:table-cell table:formula="of:=COS([.$O403])*([.AD$3]-[.B$12]/2)-SIN([.$O403])*([.AE$3]-[.B$13]/2)" office:value-type="float" office:value="578" calcext:value-type="float">
            <text:p>578</text:p>
          </table:table-cell>
          <table:table-cell table:formula="of:=SIN([.$O403])*([.AD$3]-[.B$12]/2)+COS([.$O403])*([.AE$3]-[.B$13]/2)" office:value-type="float" office:value="434" calcext:value-type="float">
            <text:p>434</text:p>
          </table:table-cell>
          <table:table-cell table:formula="of:=COS([.$O403])*([.AF$3]-[.B$12]/2)-SIN([.$O403])*([.AG$3]-[.B$13]/2)" office:value-type="float" office:value="-228" calcext:value-type="float">
            <text:p>-228</text:p>
          </table:table-cell>
          <table:table-cell table:formula="of:=SIN([.$O403])*([.AF$3]-[.B$12]/2)+COS([.$O403])*([.AG$3]-[.B$13]/2)" office:value-type="float" office:value="-684" calcext:value-type="float">
            <text:p>-684</text:p>
          </table:table-cell>
          <table:table-cell table:formula="of:=MIN([.X403];[.Z403];[.AB403];[.AD403])" office:value-type="float" office:value="-578" calcext:value-type="float">
            <text:p>-578</text:p>
          </table:table-cell>
          <table:table-cell table:formula="of:=MIN([.Y403];[.AA403];[.AC403];[.AE403])" office:value-type="float" office:value="-434" calcext:value-type="float">
            <text:p>-434</text:p>
          </table:table-cell>
          <table:table-cell table:formula="of:=[.AF403]-[.$AH403]" office:value-type="float" office:value="350" calcext:value-type="float">
            <text:p>350</text:p>
          </table:table-cell>
          <table:table-cell table:formula="of:=[.AG403]-[.$AI403]" office:value-type="float" office:value="-250" calcext:value-type="float">
            <text:p>-250</text:p>
          </table:table-cell>
          <table:table-cell table:formula="of:=[.AF$3]-[.AJ403]" office:value-type="float" office:value="0" calcext:value-type="float">
            <text:p>0</text:p>
          </table:table-cell>
          <table:table-cell table:formula="of:=[.AG$3]-[.AK40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4];[.E404];[.F404])+TIME([.G404];[.H404];[.I404])" office:value-type="date" office:date-value="1999-11-30" calcext:value-type="date">
            <text:p>30/11/99 00:00:00</text:p>
          </table:table-cell>
          <table:table-cell table:formula="of:=IF([.C404]&lt;&gt;&quot;&quot;;CONCATENATE(&quot;mogrify -rotate &quot;;ROUND([.N404];3);&quot; -background black &quot;;[.C404]);&quot;&quot;)">
            <text:p/>
          </table:table-cell>
          <table:table-cell table:formula="of:=IF([.C404]&lt;&gt;&quot;&quot;;CONCATENATE(&quot;mogrify -crop &quot;;ROUND([.B$22]);&quot;x&quot;;ROUND([.B$23]);&quot;+&quot;;ROUND([.B$30]+[.B$33]-[.AL404]);&quot;+&quot;;ROUND([.B$31]+[.B$34]-[.AM404]);&quot; &quot;;[.C404]);&quot;&quot;)">
            <text:p/>
          </table:table-cell>
          <table:table-cell/>
          <table:table-cell table:style-name="Default" table:formula="of:=IF([.C404]&lt;&gt;&quot;&quot;;([.J404]-[.J$3])*360*[.B$35];0)" office:value-type="float" office:value="0" calcext:value-type="float">
            <text:p>0</text:p>
          </table:table-cell>
          <table:table-cell table:formula="of:=[.N404]/180*PI()" office:value-type="float" office:value="0" calcext:value-type="float">
            <text:p>0</text:p>
          </table:table-cell>
          <table:table-cell table:formula="of:=COS([.$O404])*([.P$3]-[.B$14])-SIN([.$O404])*([.Q$3]-[.B$15])" office:value-type="float" office:value="-350" calcext:value-type="float">
            <text:p>-350</text:p>
          </table:table-cell>
          <table:table-cell table:formula="of:=SIN([.$O404])*([.P$3]-[.B$14])+COS([.$O404])*([.Q$3]-[.B$15])" office:value-type="float" office:value="250" calcext:value-type="float">
            <text:p>250</text:p>
          </table:table-cell>
          <table:table-cell table:formula="of:=COS([.$O404])*([.R$3]-[.B$14])-SIN([.$O404])*([.S$3]-[.B$15])" office:value-type="float" office:value="-350" calcext:value-type="float">
            <text:p>-350</text:p>
          </table:table-cell>
          <table:table-cell table:formula="of:=SIN([.$O404])*([.R$3]-[.B$14])+COS([.$O404])*([.S$3]-[.B$15])" office:value-type="float" office:value="1118" calcext:value-type="float">
            <text:p>1118</text:p>
          </table:table-cell>
          <table:table-cell table:formula="of:=COS([.$O404])*([.T$3]-[.B$14])-SIN([.$O404])*([.U$3]-[.B$15])" office:value-type="float" office:value="806" calcext:value-type="float">
            <text:p>806</text:p>
          </table:table-cell>
          <table:table-cell table:formula="of:=SIN([.$O404])*([.T$3]-[.B$14])+COS([.$O404])*([.U$3]-[.B$15])" office:value-type="float" office:value="250" calcext:value-type="float">
            <text:p>250</text:p>
          </table:table-cell>
          <table:table-cell table:formula="of:=COS([.$O404])*([.V$3]-[.B$14])-SIN([.$O404])*([.W$3]-[.B$15])" office:value-type="float" office:value="806" calcext:value-type="float">
            <text:p>806</text:p>
          </table:table-cell>
          <table:table-cell table:formula="of:=SIN([.$O404])*([.V$3]-[.B$14])+COS([.$O404])*([.W$3]-[.B$15])" office:value-type="float" office:value="1118" calcext:value-type="float">
            <text:p>1118</text:p>
          </table:table-cell>
          <table:table-cell table:formula="of:=COS([.$O404])*([.X$3]-[.B$12]/2)-SIN([.$O404])*([.Y$3]-[.B$13]/2)" office:value-type="float" office:value="-578" calcext:value-type="float">
            <text:p>-578</text:p>
          </table:table-cell>
          <table:table-cell table:formula="of:=SIN([.$O404])*([.X$3]-[.B$12]/2)+COS([.$O404])*([.Y$3]-[.B$13]/2)" office:value-type="float" office:value="-434" calcext:value-type="float">
            <text:p>-434</text:p>
          </table:table-cell>
          <table:table-cell table:formula="of:=COS([.$O404])*([.Z$3]-[.B$12]/2)-SIN([.$O404])*([.AA$3]-[.B$13]/2)" office:value-type="float" office:value="-578" calcext:value-type="float">
            <text:p>-578</text:p>
          </table:table-cell>
          <table:table-cell table:formula="of:=SIN([.$O404])*([.Z$3]-[.B$12]/2)+COS([.$O404])*([.AA$3]-[.B$13]/2)" office:value-type="float" office:value="434" calcext:value-type="float">
            <text:p>434</text:p>
          </table:table-cell>
          <table:table-cell table:formula="of:=COS([.$O404])*([.AB$3]-[.B$12]/2)-SIN([.$O404])*([.AC$3]-[.B$13]/2)" office:value-type="float" office:value="578" calcext:value-type="float">
            <text:p>578</text:p>
          </table:table-cell>
          <table:table-cell table:formula="of:=SIN([.$O404])*([.AB$3]-[.B$12]/2)+COS([.$O404])*([.AC$3]-[.B$13]/2)" office:value-type="float" office:value="-434" calcext:value-type="float">
            <text:p>-434</text:p>
          </table:table-cell>
          <table:table-cell table:formula="of:=COS([.$O404])*([.AD$3]-[.B$12]/2)-SIN([.$O404])*([.AE$3]-[.B$13]/2)" office:value-type="float" office:value="578" calcext:value-type="float">
            <text:p>578</text:p>
          </table:table-cell>
          <table:table-cell table:formula="of:=SIN([.$O404])*([.AD$3]-[.B$12]/2)+COS([.$O404])*([.AE$3]-[.B$13]/2)" office:value-type="float" office:value="434" calcext:value-type="float">
            <text:p>434</text:p>
          </table:table-cell>
          <table:table-cell table:formula="of:=COS([.$O404])*([.AF$3]-[.B$12]/2)-SIN([.$O404])*([.AG$3]-[.B$13]/2)" office:value-type="float" office:value="-228" calcext:value-type="float">
            <text:p>-228</text:p>
          </table:table-cell>
          <table:table-cell table:formula="of:=SIN([.$O404])*([.AF$3]-[.B$12]/2)+COS([.$O404])*([.AG$3]-[.B$13]/2)" office:value-type="float" office:value="-684" calcext:value-type="float">
            <text:p>-684</text:p>
          </table:table-cell>
          <table:table-cell table:formula="of:=MIN([.X404];[.Z404];[.AB404];[.AD404])" office:value-type="float" office:value="-578" calcext:value-type="float">
            <text:p>-578</text:p>
          </table:table-cell>
          <table:table-cell table:formula="of:=MIN([.Y404];[.AA404];[.AC404];[.AE404])" office:value-type="float" office:value="-434" calcext:value-type="float">
            <text:p>-434</text:p>
          </table:table-cell>
          <table:table-cell table:formula="of:=[.AF404]-[.$AH404]" office:value-type="float" office:value="350" calcext:value-type="float">
            <text:p>350</text:p>
          </table:table-cell>
          <table:table-cell table:formula="of:=[.AG404]-[.$AI404]" office:value-type="float" office:value="-250" calcext:value-type="float">
            <text:p>-250</text:p>
          </table:table-cell>
          <table:table-cell table:formula="of:=[.AF$3]-[.AJ404]" office:value-type="float" office:value="0" calcext:value-type="float">
            <text:p>0</text:p>
          </table:table-cell>
          <table:table-cell table:formula="of:=[.AG$3]-[.AK40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5];[.E405];[.F405])+TIME([.G405];[.H405];[.I405])" office:value-type="date" office:date-value="1999-11-30" calcext:value-type="date">
            <text:p>30/11/99 00:00:00</text:p>
          </table:table-cell>
          <table:table-cell table:formula="of:=IF([.C405]&lt;&gt;&quot;&quot;;CONCATENATE(&quot;mogrify -rotate &quot;;ROUND([.N405];3);&quot; -background black &quot;;[.C405]);&quot;&quot;)">
            <text:p/>
          </table:table-cell>
          <table:table-cell table:formula="of:=IF([.C405]&lt;&gt;&quot;&quot;;CONCATENATE(&quot;mogrify -crop &quot;;ROUND([.B$22]);&quot;x&quot;;ROUND([.B$23]);&quot;+&quot;;ROUND([.B$30]+[.B$33]-[.AL405]);&quot;+&quot;;ROUND([.B$31]+[.B$34]-[.AM405]);&quot; &quot;;[.C405]);&quot;&quot;)">
            <text:p/>
          </table:table-cell>
          <table:table-cell/>
          <table:table-cell table:style-name="Default" table:formula="of:=IF([.C405]&lt;&gt;&quot;&quot;;([.J405]-[.J$3])*360*[.B$35];0)" office:value-type="float" office:value="0" calcext:value-type="float">
            <text:p>0</text:p>
          </table:table-cell>
          <table:table-cell table:formula="of:=[.N405]/180*PI()" office:value-type="float" office:value="0" calcext:value-type="float">
            <text:p>0</text:p>
          </table:table-cell>
          <table:table-cell table:formula="of:=COS([.$O405])*([.P$3]-[.B$14])-SIN([.$O405])*([.Q$3]-[.B$15])" office:value-type="float" office:value="-350" calcext:value-type="float">
            <text:p>-350</text:p>
          </table:table-cell>
          <table:table-cell table:formula="of:=SIN([.$O405])*([.P$3]-[.B$14])+COS([.$O405])*([.Q$3]-[.B$15])" office:value-type="float" office:value="250" calcext:value-type="float">
            <text:p>250</text:p>
          </table:table-cell>
          <table:table-cell table:formula="of:=COS([.$O405])*([.R$3]-[.B$14])-SIN([.$O405])*([.S$3]-[.B$15])" office:value-type="float" office:value="-350" calcext:value-type="float">
            <text:p>-350</text:p>
          </table:table-cell>
          <table:table-cell table:formula="of:=SIN([.$O405])*([.R$3]-[.B$14])+COS([.$O405])*([.S$3]-[.B$15])" office:value-type="float" office:value="1118" calcext:value-type="float">
            <text:p>1118</text:p>
          </table:table-cell>
          <table:table-cell table:formula="of:=COS([.$O405])*([.T$3]-[.B$14])-SIN([.$O405])*([.U$3]-[.B$15])" office:value-type="float" office:value="806" calcext:value-type="float">
            <text:p>806</text:p>
          </table:table-cell>
          <table:table-cell table:formula="of:=SIN([.$O405])*([.T$3]-[.B$14])+COS([.$O405])*([.U$3]-[.B$15])" office:value-type="float" office:value="250" calcext:value-type="float">
            <text:p>250</text:p>
          </table:table-cell>
          <table:table-cell table:formula="of:=COS([.$O405])*([.V$3]-[.B$14])-SIN([.$O405])*([.W$3]-[.B$15])" office:value-type="float" office:value="806" calcext:value-type="float">
            <text:p>806</text:p>
          </table:table-cell>
          <table:table-cell table:formula="of:=SIN([.$O405])*([.V$3]-[.B$14])+COS([.$O405])*([.W$3]-[.B$15])" office:value-type="float" office:value="1118" calcext:value-type="float">
            <text:p>1118</text:p>
          </table:table-cell>
          <table:table-cell table:formula="of:=COS([.$O405])*([.X$3]-[.B$12]/2)-SIN([.$O405])*([.Y$3]-[.B$13]/2)" office:value-type="float" office:value="-578" calcext:value-type="float">
            <text:p>-578</text:p>
          </table:table-cell>
          <table:table-cell table:formula="of:=SIN([.$O405])*([.X$3]-[.B$12]/2)+COS([.$O405])*([.Y$3]-[.B$13]/2)" office:value-type="float" office:value="-434" calcext:value-type="float">
            <text:p>-434</text:p>
          </table:table-cell>
          <table:table-cell table:formula="of:=COS([.$O405])*([.Z$3]-[.B$12]/2)-SIN([.$O405])*([.AA$3]-[.B$13]/2)" office:value-type="float" office:value="-578" calcext:value-type="float">
            <text:p>-578</text:p>
          </table:table-cell>
          <table:table-cell table:formula="of:=SIN([.$O405])*([.Z$3]-[.B$12]/2)+COS([.$O405])*([.AA$3]-[.B$13]/2)" office:value-type="float" office:value="434" calcext:value-type="float">
            <text:p>434</text:p>
          </table:table-cell>
          <table:table-cell table:formula="of:=COS([.$O405])*([.AB$3]-[.B$12]/2)-SIN([.$O405])*([.AC$3]-[.B$13]/2)" office:value-type="float" office:value="578" calcext:value-type="float">
            <text:p>578</text:p>
          </table:table-cell>
          <table:table-cell table:formula="of:=SIN([.$O405])*([.AB$3]-[.B$12]/2)+COS([.$O405])*([.AC$3]-[.B$13]/2)" office:value-type="float" office:value="-434" calcext:value-type="float">
            <text:p>-434</text:p>
          </table:table-cell>
          <table:table-cell table:formula="of:=COS([.$O405])*([.AD$3]-[.B$12]/2)-SIN([.$O405])*([.AE$3]-[.B$13]/2)" office:value-type="float" office:value="578" calcext:value-type="float">
            <text:p>578</text:p>
          </table:table-cell>
          <table:table-cell table:formula="of:=SIN([.$O405])*([.AD$3]-[.B$12]/2)+COS([.$O405])*([.AE$3]-[.B$13]/2)" office:value-type="float" office:value="434" calcext:value-type="float">
            <text:p>434</text:p>
          </table:table-cell>
          <table:table-cell table:formula="of:=COS([.$O405])*([.AF$3]-[.B$12]/2)-SIN([.$O405])*([.AG$3]-[.B$13]/2)" office:value-type="float" office:value="-228" calcext:value-type="float">
            <text:p>-228</text:p>
          </table:table-cell>
          <table:table-cell table:formula="of:=SIN([.$O405])*([.AF$3]-[.B$12]/2)+COS([.$O405])*([.AG$3]-[.B$13]/2)" office:value-type="float" office:value="-684" calcext:value-type="float">
            <text:p>-684</text:p>
          </table:table-cell>
          <table:table-cell table:formula="of:=MIN([.X405];[.Z405];[.AB405];[.AD405])" office:value-type="float" office:value="-578" calcext:value-type="float">
            <text:p>-578</text:p>
          </table:table-cell>
          <table:table-cell table:formula="of:=MIN([.Y405];[.AA405];[.AC405];[.AE405])" office:value-type="float" office:value="-434" calcext:value-type="float">
            <text:p>-434</text:p>
          </table:table-cell>
          <table:table-cell table:formula="of:=[.AF405]-[.$AH405]" office:value-type="float" office:value="350" calcext:value-type="float">
            <text:p>350</text:p>
          </table:table-cell>
          <table:table-cell table:formula="of:=[.AG405]-[.$AI405]" office:value-type="float" office:value="-250" calcext:value-type="float">
            <text:p>-250</text:p>
          </table:table-cell>
          <table:table-cell table:formula="of:=[.AF$3]-[.AJ405]" office:value-type="float" office:value="0" calcext:value-type="float">
            <text:p>0</text:p>
          </table:table-cell>
          <table:table-cell table:formula="of:=[.AG$3]-[.AK40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6];[.E406];[.F406])+TIME([.G406];[.H406];[.I406])" office:value-type="date" office:date-value="1999-11-30" calcext:value-type="date">
            <text:p>30/11/99 00:00:00</text:p>
          </table:table-cell>
          <table:table-cell table:formula="of:=IF([.C406]&lt;&gt;&quot;&quot;;CONCATENATE(&quot;mogrify -rotate &quot;;ROUND([.N406];3);&quot; -background black &quot;;[.C406]);&quot;&quot;)">
            <text:p/>
          </table:table-cell>
          <table:table-cell table:formula="of:=IF([.C406]&lt;&gt;&quot;&quot;;CONCATENATE(&quot;mogrify -crop &quot;;ROUND([.B$22]);&quot;x&quot;;ROUND([.B$23]);&quot;+&quot;;ROUND([.B$30]+[.B$33]-[.AL406]);&quot;+&quot;;ROUND([.B$31]+[.B$34]-[.AM406]);&quot; &quot;;[.C406]);&quot;&quot;)">
            <text:p/>
          </table:table-cell>
          <table:table-cell/>
          <table:table-cell table:style-name="Default" table:formula="of:=IF([.C406]&lt;&gt;&quot;&quot;;([.J406]-[.J$3])*360*[.B$35];0)" office:value-type="float" office:value="0" calcext:value-type="float">
            <text:p>0</text:p>
          </table:table-cell>
          <table:table-cell table:formula="of:=[.N406]/180*PI()" office:value-type="float" office:value="0" calcext:value-type="float">
            <text:p>0</text:p>
          </table:table-cell>
          <table:table-cell table:formula="of:=COS([.$O406])*([.P$3]-[.B$14])-SIN([.$O406])*([.Q$3]-[.B$15])" office:value-type="float" office:value="-350" calcext:value-type="float">
            <text:p>-350</text:p>
          </table:table-cell>
          <table:table-cell table:formula="of:=SIN([.$O406])*([.P$3]-[.B$14])+COS([.$O406])*([.Q$3]-[.B$15])" office:value-type="float" office:value="250" calcext:value-type="float">
            <text:p>250</text:p>
          </table:table-cell>
          <table:table-cell table:formula="of:=COS([.$O406])*([.R$3]-[.B$14])-SIN([.$O406])*([.S$3]-[.B$15])" office:value-type="float" office:value="-350" calcext:value-type="float">
            <text:p>-350</text:p>
          </table:table-cell>
          <table:table-cell table:formula="of:=SIN([.$O406])*([.R$3]-[.B$14])+COS([.$O406])*([.S$3]-[.B$15])" office:value-type="float" office:value="1118" calcext:value-type="float">
            <text:p>1118</text:p>
          </table:table-cell>
          <table:table-cell table:formula="of:=COS([.$O406])*([.T$3]-[.B$14])-SIN([.$O406])*([.U$3]-[.B$15])" office:value-type="float" office:value="806" calcext:value-type="float">
            <text:p>806</text:p>
          </table:table-cell>
          <table:table-cell table:formula="of:=SIN([.$O406])*([.T$3]-[.B$14])+COS([.$O406])*([.U$3]-[.B$15])" office:value-type="float" office:value="250" calcext:value-type="float">
            <text:p>250</text:p>
          </table:table-cell>
          <table:table-cell table:formula="of:=COS([.$O406])*([.V$3]-[.B$14])-SIN([.$O406])*([.W$3]-[.B$15])" office:value-type="float" office:value="806" calcext:value-type="float">
            <text:p>806</text:p>
          </table:table-cell>
          <table:table-cell table:formula="of:=SIN([.$O406])*([.V$3]-[.B$14])+COS([.$O406])*([.W$3]-[.B$15])" office:value-type="float" office:value="1118" calcext:value-type="float">
            <text:p>1118</text:p>
          </table:table-cell>
          <table:table-cell table:formula="of:=COS([.$O406])*([.X$3]-[.B$12]/2)-SIN([.$O406])*([.Y$3]-[.B$13]/2)" office:value-type="float" office:value="-578" calcext:value-type="float">
            <text:p>-578</text:p>
          </table:table-cell>
          <table:table-cell table:formula="of:=SIN([.$O406])*([.X$3]-[.B$12]/2)+COS([.$O406])*([.Y$3]-[.B$13]/2)" office:value-type="float" office:value="-434" calcext:value-type="float">
            <text:p>-434</text:p>
          </table:table-cell>
          <table:table-cell table:formula="of:=COS([.$O406])*([.Z$3]-[.B$12]/2)-SIN([.$O406])*([.AA$3]-[.B$13]/2)" office:value-type="float" office:value="-578" calcext:value-type="float">
            <text:p>-578</text:p>
          </table:table-cell>
          <table:table-cell table:formula="of:=SIN([.$O406])*([.Z$3]-[.B$12]/2)+COS([.$O406])*([.AA$3]-[.B$13]/2)" office:value-type="float" office:value="434" calcext:value-type="float">
            <text:p>434</text:p>
          </table:table-cell>
          <table:table-cell table:formula="of:=COS([.$O406])*([.AB$3]-[.B$12]/2)-SIN([.$O406])*([.AC$3]-[.B$13]/2)" office:value-type="float" office:value="578" calcext:value-type="float">
            <text:p>578</text:p>
          </table:table-cell>
          <table:table-cell table:formula="of:=SIN([.$O406])*([.AB$3]-[.B$12]/2)+COS([.$O406])*([.AC$3]-[.B$13]/2)" office:value-type="float" office:value="-434" calcext:value-type="float">
            <text:p>-434</text:p>
          </table:table-cell>
          <table:table-cell table:formula="of:=COS([.$O406])*([.AD$3]-[.B$12]/2)-SIN([.$O406])*([.AE$3]-[.B$13]/2)" office:value-type="float" office:value="578" calcext:value-type="float">
            <text:p>578</text:p>
          </table:table-cell>
          <table:table-cell table:formula="of:=SIN([.$O406])*([.AD$3]-[.B$12]/2)+COS([.$O406])*([.AE$3]-[.B$13]/2)" office:value-type="float" office:value="434" calcext:value-type="float">
            <text:p>434</text:p>
          </table:table-cell>
          <table:table-cell table:formula="of:=COS([.$O406])*([.AF$3]-[.B$12]/2)-SIN([.$O406])*([.AG$3]-[.B$13]/2)" office:value-type="float" office:value="-228" calcext:value-type="float">
            <text:p>-228</text:p>
          </table:table-cell>
          <table:table-cell table:formula="of:=SIN([.$O406])*([.AF$3]-[.B$12]/2)+COS([.$O406])*([.AG$3]-[.B$13]/2)" office:value-type="float" office:value="-684" calcext:value-type="float">
            <text:p>-684</text:p>
          </table:table-cell>
          <table:table-cell table:formula="of:=MIN([.X406];[.Z406];[.AB406];[.AD406])" office:value-type="float" office:value="-578" calcext:value-type="float">
            <text:p>-578</text:p>
          </table:table-cell>
          <table:table-cell table:formula="of:=MIN([.Y406];[.AA406];[.AC406];[.AE406])" office:value-type="float" office:value="-434" calcext:value-type="float">
            <text:p>-434</text:p>
          </table:table-cell>
          <table:table-cell table:formula="of:=[.AF406]-[.$AH406]" office:value-type="float" office:value="350" calcext:value-type="float">
            <text:p>350</text:p>
          </table:table-cell>
          <table:table-cell table:formula="of:=[.AG406]-[.$AI406]" office:value-type="float" office:value="-250" calcext:value-type="float">
            <text:p>-250</text:p>
          </table:table-cell>
          <table:table-cell table:formula="of:=[.AF$3]-[.AJ406]" office:value-type="float" office:value="0" calcext:value-type="float">
            <text:p>0</text:p>
          </table:table-cell>
          <table:table-cell table:formula="of:=[.AG$3]-[.AK40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7];[.E407];[.F407])+TIME([.G407];[.H407];[.I407])" office:value-type="date" office:date-value="1999-11-30" calcext:value-type="date">
            <text:p>30/11/99 00:00:00</text:p>
          </table:table-cell>
          <table:table-cell table:formula="of:=IF([.C407]&lt;&gt;&quot;&quot;;CONCATENATE(&quot;mogrify -rotate &quot;;ROUND([.N407];3);&quot; -background black &quot;;[.C407]);&quot;&quot;)">
            <text:p/>
          </table:table-cell>
          <table:table-cell table:formula="of:=IF([.C407]&lt;&gt;&quot;&quot;;CONCATENATE(&quot;mogrify -crop &quot;;ROUND([.B$22]);&quot;x&quot;;ROUND([.B$23]);&quot;+&quot;;ROUND([.B$30]+[.B$33]-[.AL407]);&quot;+&quot;;ROUND([.B$31]+[.B$34]-[.AM407]);&quot; &quot;;[.C407]);&quot;&quot;)">
            <text:p/>
          </table:table-cell>
          <table:table-cell/>
          <table:table-cell table:style-name="Default" table:formula="of:=IF([.C407]&lt;&gt;&quot;&quot;;([.J407]-[.J$3])*360*[.B$35];0)" office:value-type="float" office:value="0" calcext:value-type="float">
            <text:p>0</text:p>
          </table:table-cell>
          <table:table-cell table:formula="of:=[.N407]/180*PI()" office:value-type="float" office:value="0" calcext:value-type="float">
            <text:p>0</text:p>
          </table:table-cell>
          <table:table-cell table:formula="of:=COS([.$O407])*([.P$3]-[.B$14])-SIN([.$O407])*([.Q$3]-[.B$15])" office:value-type="float" office:value="-350" calcext:value-type="float">
            <text:p>-350</text:p>
          </table:table-cell>
          <table:table-cell table:formula="of:=SIN([.$O407])*([.P$3]-[.B$14])+COS([.$O407])*([.Q$3]-[.B$15])" office:value-type="float" office:value="250" calcext:value-type="float">
            <text:p>250</text:p>
          </table:table-cell>
          <table:table-cell table:formula="of:=COS([.$O407])*([.R$3]-[.B$14])-SIN([.$O407])*([.S$3]-[.B$15])" office:value-type="float" office:value="-350" calcext:value-type="float">
            <text:p>-350</text:p>
          </table:table-cell>
          <table:table-cell table:formula="of:=SIN([.$O407])*([.R$3]-[.B$14])+COS([.$O407])*([.S$3]-[.B$15])" office:value-type="float" office:value="1118" calcext:value-type="float">
            <text:p>1118</text:p>
          </table:table-cell>
          <table:table-cell table:formula="of:=COS([.$O407])*([.T$3]-[.B$14])-SIN([.$O407])*([.U$3]-[.B$15])" office:value-type="float" office:value="806" calcext:value-type="float">
            <text:p>806</text:p>
          </table:table-cell>
          <table:table-cell table:formula="of:=SIN([.$O407])*([.T$3]-[.B$14])+COS([.$O407])*([.U$3]-[.B$15])" office:value-type="float" office:value="250" calcext:value-type="float">
            <text:p>250</text:p>
          </table:table-cell>
          <table:table-cell table:formula="of:=COS([.$O407])*([.V$3]-[.B$14])-SIN([.$O407])*([.W$3]-[.B$15])" office:value-type="float" office:value="806" calcext:value-type="float">
            <text:p>806</text:p>
          </table:table-cell>
          <table:table-cell table:formula="of:=SIN([.$O407])*([.V$3]-[.B$14])+COS([.$O407])*([.W$3]-[.B$15])" office:value-type="float" office:value="1118" calcext:value-type="float">
            <text:p>1118</text:p>
          </table:table-cell>
          <table:table-cell table:formula="of:=COS([.$O407])*([.X$3]-[.B$12]/2)-SIN([.$O407])*([.Y$3]-[.B$13]/2)" office:value-type="float" office:value="-578" calcext:value-type="float">
            <text:p>-578</text:p>
          </table:table-cell>
          <table:table-cell table:formula="of:=SIN([.$O407])*([.X$3]-[.B$12]/2)+COS([.$O407])*([.Y$3]-[.B$13]/2)" office:value-type="float" office:value="-434" calcext:value-type="float">
            <text:p>-434</text:p>
          </table:table-cell>
          <table:table-cell table:formula="of:=COS([.$O407])*([.Z$3]-[.B$12]/2)-SIN([.$O407])*([.AA$3]-[.B$13]/2)" office:value-type="float" office:value="-578" calcext:value-type="float">
            <text:p>-578</text:p>
          </table:table-cell>
          <table:table-cell table:formula="of:=SIN([.$O407])*([.Z$3]-[.B$12]/2)+COS([.$O407])*([.AA$3]-[.B$13]/2)" office:value-type="float" office:value="434" calcext:value-type="float">
            <text:p>434</text:p>
          </table:table-cell>
          <table:table-cell table:formula="of:=COS([.$O407])*([.AB$3]-[.B$12]/2)-SIN([.$O407])*([.AC$3]-[.B$13]/2)" office:value-type="float" office:value="578" calcext:value-type="float">
            <text:p>578</text:p>
          </table:table-cell>
          <table:table-cell table:formula="of:=SIN([.$O407])*([.AB$3]-[.B$12]/2)+COS([.$O407])*([.AC$3]-[.B$13]/2)" office:value-type="float" office:value="-434" calcext:value-type="float">
            <text:p>-434</text:p>
          </table:table-cell>
          <table:table-cell table:formula="of:=COS([.$O407])*([.AD$3]-[.B$12]/2)-SIN([.$O407])*([.AE$3]-[.B$13]/2)" office:value-type="float" office:value="578" calcext:value-type="float">
            <text:p>578</text:p>
          </table:table-cell>
          <table:table-cell table:formula="of:=SIN([.$O407])*([.AD$3]-[.B$12]/2)+COS([.$O407])*([.AE$3]-[.B$13]/2)" office:value-type="float" office:value="434" calcext:value-type="float">
            <text:p>434</text:p>
          </table:table-cell>
          <table:table-cell table:formula="of:=COS([.$O407])*([.AF$3]-[.B$12]/2)-SIN([.$O407])*([.AG$3]-[.B$13]/2)" office:value-type="float" office:value="-228" calcext:value-type="float">
            <text:p>-228</text:p>
          </table:table-cell>
          <table:table-cell table:formula="of:=SIN([.$O407])*([.AF$3]-[.B$12]/2)+COS([.$O407])*([.AG$3]-[.B$13]/2)" office:value-type="float" office:value="-684" calcext:value-type="float">
            <text:p>-684</text:p>
          </table:table-cell>
          <table:table-cell table:formula="of:=MIN([.X407];[.Z407];[.AB407];[.AD407])" office:value-type="float" office:value="-578" calcext:value-type="float">
            <text:p>-578</text:p>
          </table:table-cell>
          <table:table-cell table:formula="of:=MIN([.Y407];[.AA407];[.AC407];[.AE407])" office:value-type="float" office:value="-434" calcext:value-type="float">
            <text:p>-434</text:p>
          </table:table-cell>
          <table:table-cell table:formula="of:=[.AF407]-[.$AH407]" office:value-type="float" office:value="350" calcext:value-type="float">
            <text:p>350</text:p>
          </table:table-cell>
          <table:table-cell table:formula="of:=[.AG407]-[.$AI407]" office:value-type="float" office:value="-250" calcext:value-type="float">
            <text:p>-250</text:p>
          </table:table-cell>
          <table:table-cell table:formula="of:=[.AF$3]-[.AJ407]" office:value-type="float" office:value="0" calcext:value-type="float">
            <text:p>0</text:p>
          </table:table-cell>
          <table:table-cell table:formula="of:=[.AG$3]-[.AK40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8];[.E408];[.F408])+TIME([.G408];[.H408];[.I408])" office:value-type="date" office:date-value="1999-11-30" calcext:value-type="date">
            <text:p>30/11/99 00:00:00</text:p>
          </table:table-cell>
          <table:table-cell table:formula="of:=IF([.C408]&lt;&gt;&quot;&quot;;CONCATENATE(&quot;mogrify -rotate &quot;;ROUND([.N408];3);&quot; -background black &quot;;[.C408]);&quot;&quot;)">
            <text:p/>
          </table:table-cell>
          <table:table-cell table:formula="of:=IF([.C408]&lt;&gt;&quot;&quot;;CONCATENATE(&quot;mogrify -crop &quot;;ROUND([.B$22]);&quot;x&quot;;ROUND([.B$23]);&quot;+&quot;;ROUND([.B$30]+[.B$33]-[.AL408]);&quot;+&quot;;ROUND([.B$31]+[.B$34]-[.AM408]);&quot; &quot;;[.C408]);&quot;&quot;)">
            <text:p/>
          </table:table-cell>
          <table:table-cell/>
          <table:table-cell table:style-name="Default" table:formula="of:=IF([.C408]&lt;&gt;&quot;&quot;;([.J408]-[.J$3])*360*[.B$35];0)" office:value-type="float" office:value="0" calcext:value-type="float">
            <text:p>0</text:p>
          </table:table-cell>
          <table:table-cell table:formula="of:=[.N408]/180*PI()" office:value-type="float" office:value="0" calcext:value-type="float">
            <text:p>0</text:p>
          </table:table-cell>
          <table:table-cell table:formula="of:=COS([.$O408])*([.P$3]-[.B$14])-SIN([.$O408])*([.Q$3]-[.B$15])" office:value-type="float" office:value="-350" calcext:value-type="float">
            <text:p>-350</text:p>
          </table:table-cell>
          <table:table-cell table:formula="of:=SIN([.$O408])*([.P$3]-[.B$14])+COS([.$O408])*([.Q$3]-[.B$15])" office:value-type="float" office:value="250" calcext:value-type="float">
            <text:p>250</text:p>
          </table:table-cell>
          <table:table-cell table:formula="of:=COS([.$O408])*([.R$3]-[.B$14])-SIN([.$O408])*([.S$3]-[.B$15])" office:value-type="float" office:value="-350" calcext:value-type="float">
            <text:p>-350</text:p>
          </table:table-cell>
          <table:table-cell table:formula="of:=SIN([.$O408])*([.R$3]-[.B$14])+COS([.$O408])*([.S$3]-[.B$15])" office:value-type="float" office:value="1118" calcext:value-type="float">
            <text:p>1118</text:p>
          </table:table-cell>
          <table:table-cell table:formula="of:=COS([.$O408])*([.T$3]-[.B$14])-SIN([.$O408])*([.U$3]-[.B$15])" office:value-type="float" office:value="806" calcext:value-type="float">
            <text:p>806</text:p>
          </table:table-cell>
          <table:table-cell table:formula="of:=SIN([.$O408])*([.T$3]-[.B$14])+COS([.$O408])*([.U$3]-[.B$15])" office:value-type="float" office:value="250" calcext:value-type="float">
            <text:p>250</text:p>
          </table:table-cell>
          <table:table-cell table:formula="of:=COS([.$O408])*([.V$3]-[.B$14])-SIN([.$O408])*([.W$3]-[.B$15])" office:value-type="float" office:value="806" calcext:value-type="float">
            <text:p>806</text:p>
          </table:table-cell>
          <table:table-cell table:formula="of:=SIN([.$O408])*([.V$3]-[.B$14])+COS([.$O408])*([.W$3]-[.B$15])" office:value-type="float" office:value="1118" calcext:value-type="float">
            <text:p>1118</text:p>
          </table:table-cell>
          <table:table-cell table:formula="of:=COS([.$O408])*([.X$3]-[.B$12]/2)-SIN([.$O408])*([.Y$3]-[.B$13]/2)" office:value-type="float" office:value="-578" calcext:value-type="float">
            <text:p>-578</text:p>
          </table:table-cell>
          <table:table-cell table:formula="of:=SIN([.$O408])*([.X$3]-[.B$12]/2)+COS([.$O408])*([.Y$3]-[.B$13]/2)" office:value-type="float" office:value="-434" calcext:value-type="float">
            <text:p>-434</text:p>
          </table:table-cell>
          <table:table-cell table:formula="of:=COS([.$O408])*([.Z$3]-[.B$12]/2)-SIN([.$O408])*([.AA$3]-[.B$13]/2)" office:value-type="float" office:value="-578" calcext:value-type="float">
            <text:p>-578</text:p>
          </table:table-cell>
          <table:table-cell table:formula="of:=SIN([.$O408])*([.Z$3]-[.B$12]/2)+COS([.$O408])*([.AA$3]-[.B$13]/2)" office:value-type="float" office:value="434" calcext:value-type="float">
            <text:p>434</text:p>
          </table:table-cell>
          <table:table-cell table:formula="of:=COS([.$O408])*([.AB$3]-[.B$12]/2)-SIN([.$O408])*([.AC$3]-[.B$13]/2)" office:value-type="float" office:value="578" calcext:value-type="float">
            <text:p>578</text:p>
          </table:table-cell>
          <table:table-cell table:formula="of:=SIN([.$O408])*([.AB$3]-[.B$12]/2)+COS([.$O408])*([.AC$3]-[.B$13]/2)" office:value-type="float" office:value="-434" calcext:value-type="float">
            <text:p>-434</text:p>
          </table:table-cell>
          <table:table-cell table:formula="of:=COS([.$O408])*([.AD$3]-[.B$12]/2)-SIN([.$O408])*([.AE$3]-[.B$13]/2)" office:value-type="float" office:value="578" calcext:value-type="float">
            <text:p>578</text:p>
          </table:table-cell>
          <table:table-cell table:formula="of:=SIN([.$O408])*([.AD$3]-[.B$12]/2)+COS([.$O408])*([.AE$3]-[.B$13]/2)" office:value-type="float" office:value="434" calcext:value-type="float">
            <text:p>434</text:p>
          </table:table-cell>
          <table:table-cell table:formula="of:=COS([.$O408])*([.AF$3]-[.B$12]/2)-SIN([.$O408])*([.AG$3]-[.B$13]/2)" office:value-type="float" office:value="-228" calcext:value-type="float">
            <text:p>-228</text:p>
          </table:table-cell>
          <table:table-cell table:formula="of:=SIN([.$O408])*([.AF$3]-[.B$12]/2)+COS([.$O408])*([.AG$3]-[.B$13]/2)" office:value-type="float" office:value="-684" calcext:value-type="float">
            <text:p>-684</text:p>
          </table:table-cell>
          <table:table-cell table:formula="of:=MIN([.X408];[.Z408];[.AB408];[.AD408])" office:value-type="float" office:value="-578" calcext:value-type="float">
            <text:p>-578</text:p>
          </table:table-cell>
          <table:table-cell table:formula="of:=MIN([.Y408];[.AA408];[.AC408];[.AE408])" office:value-type="float" office:value="-434" calcext:value-type="float">
            <text:p>-434</text:p>
          </table:table-cell>
          <table:table-cell table:formula="of:=[.AF408]-[.$AH408]" office:value-type="float" office:value="350" calcext:value-type="float">
            <text:p>350</text:p>
          </table:table-cell>
          <table:table-cell table:formula="of:=[.AG408]-[.$AI408]" office:value-type="float" office:value="-250" calcext:value-type="float">
            <text:p>-250</text:p>
          </table:table-cell>
          <table:table-cell table:formula="of:=[.AF$3]-[.AJ408]" office:value-type="float" office:value="0" calcext:value-type="float">
            <text:p>0</text:p>
          </table:table-cell>
          <table:table-cell table:formula="of:=[.AG$3]-[.AK40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09];[.E409];[.F409])+TIME([.G409];[.H409];[.I409])" office:value-type="date" office:date-value="1999-11-30" calcext:value-type="date">
            <text:p>30/11/99 00:00:00</text:p>
          </table:table-cell>
          <table:table-cell table:formula="of:=IF([.C409]&lt;&gt;&quot;&quot;;CONCATENATE(&quot;mogrify -rotate &quot;;ROUND([.N409];3);&quot; -background black &quot;;[.C409]);&quot;&quot;)">
            <text:p/>
          </table:table-cell>
          <table:table-cell table:formula="of:=IF([.C409]&lt;&gt;&quot;&quot;;CONCATENATE(&quot;mogrify -crop &quot;;ROUND([.B$22]);&quot;x&quot;;ROUND([.B$23]);&quot;+&quot;;ROUND([.B$30]+[.B$33]-[.AL409]);&quot;+&quot;;ROUND([.B$31]+[.B$34]-[.AM409]);&quot; &quot;;[.C409]);&quot;&quot;)">
            <text:p/>
          </table:table-cell>
          <table:table-cell/>
          <table:table-cell table:style-name="Default" table:formula="of:=IF([.C409]&lt;&gt;&quot;&quot;;([.J409]-[.J$3])*360*[.B$35];0)" office:value-type="float" office:value="0" calcext:value-type="float">
            <text:p>0</text:p>
          </table:table-cell>
          <table:table-cell table:formula="of:=[.N409]/180*PI()" office:value-type="float" office:value="0" calcext:value-type="float">
            <text:p>0</text:p>
          </table:table-cell>
          <table:table-cell table:formula="of:=COS([.$O409])*([.P$3]-[.B$14])-SIN([.$O409])*([.Q$3]-[.B$15])" office:value-type="float" office:value="-350" calcext:value-type="float">
            <text:p>-350</text:p>
          </table:table-cell>
          <table:table-cell table:formula="of:=SIN([.$O409])*([.P$3]-[.B$14])+COS([.$O409])*([.Q$3]-[.B$15])" office:value-type="float" office:value="250" calcext:value-type="float">
            <text:p>250</text:p>
          </table:table-cell>
          <table:table-cell table:formula="of:=COS([.$O409])*([.R$3]-[.B$14])-SIN([.$O409])*([.S$3]-[.B$15])" office:value-type="float" office:value="-350" calcext:value-type="float">
            <text:p>-350</text:p>
          </table:table-cell>
          <table:table-cell table:formula="of:=SIN([.$O409])*([.R$3]-[.B$14])+COS([.$O409])*([.S$3]-[.B$15])" office:value-type="float" office:value="1118" calcext:value-type="float">
            <text:p>1118</text:p>
          </table:table-cell>
          <table:table-cell table:formula="of:=COS([.$O409])*([.T$3]-[.B$14])-SIN([.$O409])*([.U$3]-[.B$15])" office:value-type="float" office:value="806" calcext:value-type="float">
            <text:p>806</text:p>
          </table:table-cell>
          <table:table-cell table:formula="of:=SIN([.$O409])*([.T$3]-[.B$14])+COS([.$O409])*([.U$3]-[.B$15])" office:value-type="float" office:value="250" calcext:value-type="float">
            <text:p>250</text:p>
          </table:table-cell>
          <table:table-cell table:formula="of:=COS([.$O409])*([.V$3]-[.B$14])-SIN([.$O409])*([.W$3]-[.B$15])" office:value-type="float" office:value="806" calcext:value-type="float">
            <text:p>806</text:p>
          </table:table-cell>
          <table:table-cell table:formula="of:=SIN([.$O409])*([.V$3]-[.B$14])+COS([.$O409])*([.W$3]-[.B$15])" office:value-type="float" office:value="1118" calcext:value-type="float">
            <text:p>1118</text:p>
          </table:table-cell>
          <table:table-cell table:formula="of:=COS([.$O409])*([.X$3]-[.B$12]/2)-SIN([.$O409])*([.Y$3]-[.B$13]/2)" office:value-type="float" office:value="-578" calcext:value-type="float">
            <text:p>-578</text:p>
          </table:table-cell>
          <table:table-cell table:formula="of:=SIN([.$O409])*([.X$3]-[.B$12]/2)+COS([.$O409])*([.Y$3]-[.B$13]/2)" office:value-type="float" office:value="-434" calcext:value-type="float">
            <text:p>-434</text:p>
          </table:table-cell>
          <table:table-cell table:formula="of:=COS([.$O409])*([.Z$3]-[.B$12]/2)-SIN([.$O409])*([.AA$3]-[.B$13]/2)" office:value-type="float" office:value="-578" calcext:value-type="float">
            <text:p>-578</text:p>
          </table:table-cell>
          <table:table-cell table:formula="of:=SIN([.$O409])*([.Z$3]-[.B$12]/2)+COS([.$O409])*([.AA$3]-[.B$13]/2)" office:value-type="float" office:value="434" calcext:value-type="float">
            <text:p>434</text:p>
          </table:table-cell>
          <table:table-cell table:formula="of:=COS([.$O409])*([.AB$3]-[.B$12]/2)-SIN([.$O409])*([.AC$3]-[.B$13]/2)" office:value-type="float" office:value="578" calcext:value-type="float">
            <text:p>578</text:p>
          </table:table-cell>
          <table:table-cell table:formula="of:=SIN([.$O409])*([.AB$3]-[.B$12]/2)+COS([.$O409])*([.AC$3]-[.B$13]/2)" office:value-type="float" office:value="-434" calcext:value-type="float">
            <text:p>-434</text:p>
          </table:table-cell>
          <table:table-cell table:formula="of:=COS([.$O409])*([.AD$3]-[.B$12]/2)-SIN([.$O409])*([.AE$3]-[.B$13]/2)" office:value-type="float" office:value="578" calcext:value-type="float">
            <text:p>578</text:p>
          </table:table-cell>
          <table:table-cell table:formula="of:=SIN([.$O409])*([.AD$3]-[.B$12]/2)+COS([.$O409])*([.AE$3]-[.B$13]/2)" office:value-type="float" office:value="434" calcext:value-type="float">
            <text:p>434</text:p>
          </table:table-cell>
          <table:table-cell table:formula="of:=COS([.$O409])*([.AF$3]-[.B$12]/2)-SIN([.$O409])*([.AG$3]-[.B$13]/2)" office:value-type="float" office:value="-228" calcext:value-type="float">
            <text:p>-228</text:p>
          </table:table-cell>
          <table:table-cell table:formula="of:=SIN([.$O409])*([.AF$3]-[.B$12]/2)+COS([.$O409])*([.AG$3]-[.B$13]/2)" office:value-type="float" office:value="-684" calcext:value-type="float">
            <text:p>-684</text:p>
          </table:table-cell>
          <table:table-cell table:formula="of:=MIN([.X409];[.Z409];[.AB409];[.AD409])" office:value-type="float" office:value="-578" calcext:value-type="float">
            <text:p>-578</text:p>
          </table:table-cell>
          <table:table-cell table:formula="of:=MIN([.Y409];[.AA409];[.AC409];[.AE409])" office:value-type="float" office:value="-434" calcext:value-type="float">
            <text:p>-434</text:p>
          </table:table-cell>
          <table:table-cell table:formula="of:=[.AF409]-[.$AH409]" office:value-type="float" office:value="350" calcext:value-type="float">
            <text:p>350</text:p>
          </table:table-cell>
          <table:table-cell table:formula="of:=[.AG409]-[.$AI409]" office:value-type="float" office:value="-250" calcext:value-type="float">
            <text:p>-250</text:p>
          </table:table-cell>
          <table:table-cell table:formula="of:=[.AF$3]-[.AJ409]" office:value-type="float" office:value="0" calcext:value-type="float">
            <text:p>0</text:p>
          </table:table-cell>
          <table:table-cell table:formula="of:=[.AG$3]-[.AK40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0];[.E410];[.F410])+TIME([.G410];[.H410];[.I410])" office:value-type="date" office:date-value="1999-11-30" calcext:value-type="date">
            <text:p>30/11/99 00:00:00</text:p>
          </table:table-cell>
          <table:table-cell table:formula="of:=IF([.C410]&lt;&gt;&quot;&quot;;CONCATENATE(&quot;mogrify -rotate &quot;;ROUND([.N410];3);&quot; -background black &quot;;[.C410]);&quot;&quot;)">
            <text:p/>
          </table:table-cell>
          <table:table-cell table:formula="of:=IF([.C410]&lt;&gt;&quot;&quot;;CONCATENATE(&quot;mogrify -crop &quot;;ROUND([.B$22]);&quot;x&quot;;ROUND([.B$23]);&quot;+&quot;;ROUND([.B$30]+[.B$33]-[.AL410]);&quot;+&quot;;ROUND([.B$31]+[.B$34]-[.AM410]);&quot; &quot;;[.C410]);&quot;&quot;)">
            <text:p/>
          </table:table-cell>
          <table:table-cell/>
          <table:table-cell table:style-name="Default" table:formula="of:=IF([.C410]&lt;&gt;&quot;&quot;;([.J410]-[.J$3])*360*[.B$35];0)" office:value-type="float" office:value="0" calcext:value-type="float">
            <text:p>0</text:p>
          </table:table-cell>
          <table:table-cell table:formula="of:=[.N410]/180*PI()" office:value-type="float" office:value="0" calcext:value-type="float">
            <text:p>0</text:p>
          </table:table-cell>
          <table:table-cell table:formula="of:=COS([.$O410])*([.P$3]-[.B$14])-SIN([.$O410])*([.Q$3]-[.B$15])" office:value-type="float" office:value="-350" calcext:value-type="float">
            <text:p>-350</text:p>
          </table:table-cell>
          <table:table-cell table:formula="of:=SIN([.$O410])*([.P$3]-[.B$14])+COS([.$O410])*([.Q$3]-[.B$15])" office:value-type="float" office:value="250" calcext:value-type="float">
            <text:p>250</text:p>
          </table:table-cell>
          <table:table-cell table:formula="of:=COS([.$O410])*([.R$3]-[.B$14])-SIN([.$O410])*([.S$3]-[.B$15])" office:value-type="float" office:value="-350" calcext:value-type="float">
            <text:p>-350</text:p>
          </table:table-cell>
          <table:table-cell table:formula="of:=SIN([.$O410])*([.R$3]-[.B$14])+COS([.$O410])*([.S$3]-[.B$15])" office:value-type="float" office:value="1118" calcext:value-type="float">
            <text:p>1118</text:p>
          </table:table-cell>
          <table:table-cell table:formula="of:=COS([.$O410])*([.T$3]-[.B$14])-SIN([.$O410])*([.U$3]-[.B$15])" office:value-type="float" office:value="806" calcext:value-type="float">
            <text:p>806</text:p>
          </table:table-cell>
          <table:table-cell table:formula="of:=SIN([.$O410])*([.T$3]-[.B$14])+COS([.$O410])*([.U$3]-[.B$15])" office:value-type="float" office:value="250" calcext:value-type="float">
            <text:p>250</text:p>
          </table:table-cell>
          <table:table-cell table:formula="of:=COS([.$O410])*([.V$3]-[.B$14])-SIN([.$O410])*([.W$3]-[.B$15])" office:value-type="float" office:value="806" calcext:value-type="float">
            <text:p>806</text:p>
          </table:table-cell>
          <table:table-cell table:formula="of:=SIN([.$O410])*([.V$3]-[.B$14])+COS([.$O410])*([.W$3]-[.B$15])" office:value-type="float" office:value="1118" calcext:value-type="float">
            <text:p>1118</text:p>
          </table:table-cell>
          <table:table-cell table:formula="of:=COS([.$O410])*([.X$3]-[.B$12]/2)-SIN([.$O410])*([.Y$3]-[.B$13]/2)" office:value-type="float" office:value="-578" calcext:value-type="float">
            <text:p>-578</text:p>
          </table:table-cell>
          <table:table-cell table:formula="of:=SIN([.$O410])*([.X$3]-[.B$12]/2)+COS([.$O410])*([.Y$3]-[.B$13]/2)" office:value-type="float" office:value="-434" calcext:value-type="float">
            <text:p>-434</text:p>
          </table:table-cell>
          <table:table-cell table:formula="of:=COS([.$O410])*([.Z$3]-[.B$12]/2)-SIN([.$O410])*([.AA$3]-[.B$13]/2)" office:value-type="float" office:value="-578" calcext:value-type="float">
            <text:p>-578</text:p>
          </table:table-cell>
          <table:table-cell table:formula="of:=SIN([.$O410])*([.Z$3]-[.B$12]/2)+COS([.$O410])*([.AA$3]-[.B$13]/2)" office:value-type="float" office:value="434" calcext:value-type="float">
            <text:p>434</text:p>
          </table:table-cell>
          <table:table-cell table:formula="of:=COS([.$O410])*([.AB$3]-[.B$12]/2)-SIN([.$O410])*([.AC$3]-[.B$13]/2)" office:value-type="float" office:value="578" calcext:value-type="float">
            <text:p>578</text:p>
          </table:table-cell>
          <table:table-cell table:formula="of:=SIN([.$O410])*([.AB$3]-[.B$12]/2)+COS([.$O410])*([.AC$3]-[.B$13]/2)" office:value-type="float" office:value="-434" calcext:value-type="float">
            <text:p>-434</text:p>
          </table:table-cell>
          <table:table-cell table:formula="of:=COS([.$O410])*([.AD$3]-[.B$12]/2)-SIN([.$O410])*([.AE$3]-[.B$13]/2)" office:value-type="float" office:value="578" calcext:value-type="float">
            <text:p>578</text:p>
          </table:table-cell>
          <table:table-cell table:formula="of:=SIN([.$O410])*([.AD$3]-[.B$12]/2)+COS([.$O410])*([.AE$3]-[.B$13]/2)" office:value-type="float" office:value="434" calcext:value-type="float">
            <text:p>434</text:p>
          </table:table-cell>
          <table:table-cell table:formula="of:=COS([.$O410])*([.AF$3]-[.B$12]/2)-SIN([.$O410])*([.AG$3]-[.B$13]/2)" office:value-type="float" office:value="-228" calcext:value-type="float">
            <text:p>-228</text:p>
          </table:table-cell>
          <table:table-cell table:formula="of:=SIN([.$O410])*([.AF$3]-[.B$12]/2)+COS([.$O410])*([.AG$3]-[.B$13]/2)" office:value-type="float" office:value="-684" calcext:value-type="float">
            <text:p>-684</text:p>
          </table:table-cell>
          <table:table-cell table:formula="of:=MIN([.X410];[.Z410];[.AB410];[.AD410])" office:value-type="float" office:value="-578" calcext:value-type="float">
            <text:p>-578</text:p>
          </table:table-cell>
          <table:table-cell table:formula="of:=MIN([.Y410];[.AA410];[.AC410];[.AE410])" office:value-type="float" office:value="-434" calcext:value-type="float">
            <text:p>-434</text:p>
          </table:table-cell>
          <table:table-cell table:formula="of:=[.AF410]-[.$AH410]" office:value-type="float" office:value="350" calcext:value-type="float">
            <text:p>350</text:p>
          </table:table-cell>
          <table:table-cell table:formula="of:=[.AG410]-[.$AI410]" office:value-type="float" office:value="-250" calcext:value-type="float">
            <text:p>-250</text:p>
          </table:table-cell>
          <table:table-cell table:formula="of:=[.AF$3]-[.AJ410]" office:value-type="float" office:value="0" calcext:value-type="float">
            <text:p>0</text:p>
          </table:table-cell>
          <table:table-cell table:formula="of:=[.AG$3]-[.AK4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1];[.E411];[.F411])+TIME([.G411];[.H411];[.I411])" office:value-type="date" office:date-value="1999-11-30" calcext:value-type="date">
            <text:p>30/11/99 00:00:00</text:p>
          </table:table-cell>
          <table:table-cell table:formula="of:=IF([.C411]&lt;&gt;&quot;&quot;;CONCATENATE(&quot;mogrify -rotate &quot;;ROUND([.N411];3);&quot; -background black &quot;;[.C411]);&quot;&quot;)">
            <text:p/>
          </table:table-cell>
          <table:table-cell table:formula="of:=IF([.C411]&lt;&gt;&quot;&quot;;CONCATENATE(&quot;mogrify -crop &quot;;ROUND([.B$22]);&quot;x&quot;;ROUND([.B$23]);&quot;+&quot;;ROUND([.B$30]+[.B$33]-[.AL411]);&quot;+&quot;;ROUND([.B$31]+[.B$34]-[.AM411]);&quot; &quot;;[.C411]);&quot;&quot;)">
            <text:p/>
          </table:table-cell>
          <table:table-cell/>
          <table:table-cell table:style-name="Default" table:formula="of:=IF([.C411]&lt;&gt;&quot;&quot;;([.J411]-[.J$3])*360*[.B$35];0)" office:value-type="float" office:value="0" calcext:value-type="float">
            <text:p>0</text:p>
          </table:table-cell>
          <table:table-cell table:formula="of:=[.N411]/180*PI()" office:value-type="float" office:value="0" calcext:value-type="float">
            <text:p>0</text:p>
          </table:table-cell>
          <table:table-cell table:formula="of:=COS([.$O411])*([.P$3]-[.B$14])-SIN([.$O411])*([.Q$3]-[.B$15])" office:value-type="float" office:value="-350" calcext:value-type="float">
            <text:p>-350</text:p>
          </table:table-cell>
          <table:table-cell table:formula="of:=SIN([.$O411])*([.P$3]-[.B$14])+COS([.$O411])*([.Q$3]-[.B$15])" office:value-type="float" office:value="250" calcext:value-type="float">
            <text:p>250</text:p>
          </table:table-cell>
          <table:table-cell table:formula="of:=COS([.$O411])*([.R$3]-[.B$14])-SIN([.$O411])*([.S$3]-[.B$15])" office:value-type="float" office:value="-350" calcext:value-type="float">
            <text:p>-350</text:p>
          </table:table-cell>
          <table:table-cell table:formula="of:=SIN([.$O411])*([.R$3]-[.B$14])+COS([.$O411])*([.S$3]-[.B$15])" office:value-type="float" office:value="1118" calcext:value-type="float">
            <text:p>1118</text:p>
          </table:table-cell>
          <table:table-cell table:formula="of:=COS([.$O411])*([.T$3]-[.B$14])-SIN([.$O411])*([.U$3]-[.B$15])" office:value-type="float" office:value="806" calcext:value-type="float">
            <text:p>806</text:p>
          </table:table-cell>
          <table:table-cell table:formula="of:=SIN([.$O411])*([.T$3]-[.B$14])+COS([.$O411])*([.U$3]-[.B$15])" office:value-type="float" office:value="250" calcext:value-type="float">
            <text:p>250</text:p>
          </table:table-cell>
          <table:table-cell table:formula="of:=COS([.$O411])*([.V$3]-[.B$14])-SIN([.$O411])*([.W$3]-[.B$15])" office:value-type="float" office:value="806" calcext:value-type="float">
            <text:p>806</text:p>
          </table:table-cell>
          <table:table-cell table:formula="of:=SIN([.$O411])*([.V$3]-[.B$14])+COS([.$O411])*([.W$3]-[.B$15])" office:value-type="float" office:value="1118" calcext:value-type="float">
            <text:p>1118</text:p>
          </table:table-cell>
          <table:table-cell table:formula="of:=COS([.$O411])*([.X$3]-[.B$12]/2)-SIN([.$O411])*([.Y$3]-[.B$13]/2)" office:value-type="float" office:value="-578" calcext:value-type="float">
            <text:p>-578</text:p>
          </table:table-cell>
          <table:table-cell table:formula="of:=SIN([.$O411])*([.X$3]-[.B$12]/2)+COS([.$O411])*([.Y$3]-[.B$13]/2)" office:value-type="float" office:value="-434" calcext:value-type="float">
            <text:p>-434</text:p>
          </table:table-cell>
          <table:table-cell table:formula="of:=COS([.$O411])*([.Z$3]-[.B$12]/2)-SIN([.$O411])*([.AA$3]-[.B$13]/2)" office:value-type="float" office:value="-578" calcext:value-type="float">
            <text:p>-578</text:p>
          </table:table-cell>
          <table:table-cell table:formula="of:=SIN([.$O411])*([.Z$3]-[.B$12]/2)+COS([.$O411])*([.AA$3]-[.B$13]/2)" office:value-type="float" office:value="434" calcext:value-type="float">
            <text:p>434</text:p>
          </table:table-cell>
          <table:table-cell table:formula="of:=COS([.$O411])*([.AB$3]-[.B$12]/2)-SIN([.$O411])*([.AC$3]-[.B$13]/2)" office:value-type="float" office:value="578" calcext:value-type="float">
            <text:p>578</text:p>
          </table:table-cell>
          <table:table-cell table:formula="of:=SIN([.$O411])*([.AB$3]-[.B$12]/2)+COS([.$O411])*([.AC$3]-[.B$13]/2)" office:value-type="float" office:value="-434" calcext:value-type="float">
            <text:p>-434</text:p>
          </table:table-cell>
          <table:table-cell table:formula="of:=COS([.$O411])*([.AD$3]-[.B$12]/2)-SIN([.$O411])*([.AE$3]-[.B$13]/2)" office:value-type="float" office:value="578" calcext:value-type="float">
            <text:p>578</text:p>
          </table:table-cell>
          <table:table-cell table:formula="of:=SIN([.$O411])*([.AD$3]-[.B$12]/2)+COS([.$O411])*([.AE$3]-[.B$13]/2)" office:value-type="float" office:value="434" calcext:value-type="float">
            <text:p>434</text:p>
          </table:table-cell>
          <table:table-cell table:formula="of:=COS([.$O411])*([.AF$3]-[.B$12]/2)-SIN([.$O411])*([.AG$3]-[.B$13]/2)" office:value-type="float" office:value="-228" calcext:value-type="float">
            <text:p>-228</text:p>
          </table:table-cell>
          <table:table-cell table:formula="of:=SIN([.$O411])*([.AF$3]-[.B$12]/2)+COS([.$O411])*([.AG$3]-[.B$13]/2)" office:value-type="float" office:value="-684" calcext:value-type="float">
            <text:p>-684</text:p>
          </table:table-cell>
          <table:table-cell table:formula="of:=MIN([.X411];[.Z411];[.AB411];[.AD411])" office:value-type="float" office:value="-578" calcext:value-type="float">
            <text:p>-578</text:p>
          </table:table-cell>
          <table:table-cell table:formula="of:=MIN([.Y411];[.AA411];[.AC411];[.AE411])" office:value-type="float" office:value="-434" calcext:value-type="float">
            <text:p>-434</text:p>
          </table:table-cell>
          <table:table-cell table:formula="of:=[.AF411]-[.$AH411]" office:value-type="float" office:value="350" calcext:value-type="float">
            <text:p>350</text:p>
          </table:table-cell>
          <table:table-cell table:formula="of:=[.AG411]-[.$AI411]" office:value-type="float" office:value="-250" calcext:value-type="float">
            <text:p>-250</text:p>
          </table:table-cell>
          <table:table-cell table:formula="of:=[.AF$3]-[.AJ411]" office:value-type="float" office:value="0" calcext:value-type="float">
            <text:p>0</text:p>
          </table:table-cell>
          <table:table-cell table:formula="of:=[.AG$3]-[.AK41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2];[.E412];[.F412])+TIME([.G412];[.H412];[.I412])" office:value-type="date" office:date-value="1999-11-30" calcext:value-type="date">
            <text:p>30/11/99 00:00:00</text:p>
          </table:table-cell>
          <table:table-cell table:formula="of:=IF([.C412]&lt;&gt;&quot;&quot;;CONCATENATE(&quot;mogrify -rotate &quot;;ROUND([.N412];3);&quot; -background black &quot;;[.C412]);&quot;&quot;)">
            <text:p/>
          </table:table-cell>
          <table:table-cell table:formula="of:=IF([.C412]&lt;&gt;&quot;&quot;;CONCATENATE(&quot;mogrify -crop &quot;;ROUND([.B$22]);&quot;x&quot;;ROUND([.B$23]);&quot;+&quot;;ROUND([.B$30]+[.B$33]-[.AL412]);&quot;+&quot;;ROUND([.B$31]+[.B$34]-[.AM412]);&quot; &quot;;[.C412]);&quot;&quot;)">
            <text:p/>
          </table:table-cell>
          <table:table-cell/>
          <table:table-cell table:style-name="Default" table:formula="of:=IF([.C412]&lt;&gt;&quot;&quot;;([.J412]-[.J$3])*360*[.B$35];0)" office:value-type="float" office:value="0" calcext:value-type="float">
            <text:p>0</text:p>
          </table:table-cell>
          <table:table-cell table:formula="of:=[.N412]/180*PI()" office:value-type="float" office:value="0" calcext:value-type="float">
            <text:p>0</text:p>
          </table:table-cell>
          <table:table-cell table:formula="of:=COS([.$O412])*([.P$3]-[.B$14])-SIN([.$O412])*([.Q$3]-[.B$15])" office:value-type="float" office:value="-350" calcext:value-type="float">
            <text:p>-350</text:p>
          </table:table-cell>
          <table:table-cell table:formula="of:=SIN([.$O412])*([.P$3]-[.B$14])+COS([.$O412])*([.Q$3]-[.B$15])" office:value-type="float" office:value="250" calcext:value-type="float">
            <text:p>250</text:p>
          </table:table-cell>
          <table:table-cell table:formula="of:=COS([.$O412])*([.R$3]-[.B$14])-SIN([.$O412])*([.S$3]-[.B$15])" office:value-type="float" office:value="-350" calcext:value-type="float">
            <text:p>-350</text:p>
          </table:table-cell>
          <table:table-cell table:formula="of:=SIN([.$O412])*([.R$3]-[.B$14])+COS([.$O412])*([.S$3]-[.B$15])" office:value-type="float" office:value="1118" calcext:value-type="float">
            <text:p>1118</text:p>
          </table:table-cell>
          <table:table-cell table:formula="of:=COS([.$O412])*([.T$3]-[.B$14])-SIN([.$O412])*([.U$3]-[.B$15])" office:value-type="float" office:value="806" calcext:value-type="float">
            <text:p>806</text:p>
          </table:table-cell>
          <table:table-cell table:formula="of:=SIN([.$O412])*([.T$3]-[.B$14])+COS([.$O412])*([.U$3]-[.B$15])" office:value-type="float" office:value="250" calcext:value-type="float">
            <text:p>250</text:p>
          </table:table-cell>
          <table:table-cell table:formula="of:=COS([.$O412])*([.V$3]-[.B$14])-SIN([.$O412])*([.W$3]-[.B$15])" office:value-type="float" office:value="806" calcext:value-type="float">
            <text:p>806</text:p>
          </table:table-cell>
          <table:table-cell table:formula="of:=SIN([.$O412])*([.V$3]-[.B$14])+COS([.$O412])*([.W$3]-[.B$15])" office:value-type="float" office:value="1118" calcext:value-type="float">
            <text:p>1118</text:p>
          </table:table-cell>
          <table:table-cell table:formula="of:=COS([.$O412])*([.X$3]-[.B$12]/2)-SIN([.$O412])*([.Y$3]-[.B$13]/2)" office:value-type="float" office:value="-578" calcext:value-type="float">
            <text:p>-578</text:p>
          </table:table-cell>
          <table:table-cell table:formula="of:=SIN([.$O412])*([.X$3]-[.B$12]/2)+COS([.$O412])*([.Y$3]-[.B$13]/2)" office:value-type="float" office:value="-434" calcext:value-type="float">
            <text:p>-434</text:p>
          </table:table-cell>
          <table:table-cell table:formula="of:=COS([.$O412])*([.Z$3]-[.B$12]/2)-SIN([.$O412])*([.AA$3]-[.B$13]/2)" office:value-type="float" office:value="-578" calcext:value-type="float">
            <text:p>-578</text:p>
          </table:table-cell>
          <table:table-cell table:formula="of:=SIN([.$O412])*([.Z$3]-[.B$12]/2)+COS([.$O412])*([.AA$3]-[.B$13]/2)" office:value-type="float" office:value="434" calcext:value-type="float">
            <text:p>434</text:p>
          </table:table-cell>
          <table:table-cell table:formula="of:=COS([.$O412])*([.AB$3]-[.B$12]/2)-SIN([.$O412])*([.AC$3]-[.B$13]/2)" office:value-type="float" office:value="578" calcext:value-type="float">
            <text:p>578</text:p>
          </table:table-cell>
          <table:table-cell table:formula="of:=SIN([.$O412])*([.AB$3]-[.B$12]/2)+COS([.$O412])*([.AC$3]-[.B$13]/2)" office:value-type="float" office:value="-434" calcext:value-type="float">
            <text:p>-434</text:p>
          </table:table-cell>
          <table:table-cell table:formula="of:=COS([.$O412])*([.AD$3]-[.B$12]/2)-SIN([.$O412])*([.AE$3]-[.B$13]/2)" office:value-type="float" office:value="578" calcext:value-type="float">
            <text:p>578</text:p>
          </table:table-cell>
          <table:table-cell table:formula="of:=SIN([.$O412])*([.AD$3]-[.B$12]/2)+COS([.$O412])*([.AE$3]-[.B$13]/2)" office:value-type="float" office:value="434" calcext:value-type="float">
            <text:p>434</text:p>
          </table:table-cell>
          <table:table-cell table:formula="of:=COS([.$O412])*([.AF$3]-[.B$12]/2)-SIN([.$O412])*([.AG$3]-[.B$13]/2)" office:value-type="float" office:value="-228" calcext:value-type="float">
            <text:p>-228</text:p>
          </table:table-cell>
          <table:table-cell table:formula="of:=SIN([.$O412])*([.AF$3]-[.B$12]/2)+COS([.$O412])*([.AG$3]-[.B$13]/2)" office:value-type="float" office:value="-684" calcext:value-type="float">
            <text:p>-684</text:p>
          </table:table-cell>
          <table:table-cell table:formula="of:=MIN([.X412];[.Z412];[.AB412];[.AD412])" office:value-type="float" office:value="-578" calcext:value-type="float">
            <text:p>-578</text:p>
          </table:table-cell>
          <table:table-cell table:formula="of:=MIN([.Y412];[.AA412];[.AC412];[.AE412])" office:value-type="float" office:value="-434" calcext:value-type="float">
            <text:p>-434</text:p>
          </table:table-cell>
          <table:table-cell table:formula="of:=[.AF412]-[.$AH412]" office:value-type="float" office:value="350" calcext:value-type="float">
            <text:p>350</text:p>
          </table:table-cell>
          <table:table-cell table:formula="of:=[.AG412]-[.$AI412]" office:value-type="float" office:value="-250" calcext:value-type="float">
            <text:p>-250</text:p>
          </table:table-cell>
          <table:table-cell table:formula="of:=[.AF$3]-[.AJ412]" office:value-type="float" office:value="0" calcext:value-type="float">
            <text:p>0</text:p>
          </table:table-cell>
          <table:table-cell table:formula="of:=[.AG$3]-[.AK41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3];[.E413];[.F413])+TIME([.G413];[.H413];[.I413])" office:value-type="date" office:date-value="1999-11-30" calcext:value-type="date">
            <text:p>30/11/99 00:00:00</text:p>
          </table:table-cell>
          <table:table-cell table:formula="of:=IF([.C413]&lt;&gt;&quot;&quot;;CONCATENATE(&quot;mogrify -rotate &quot;;ROUND([.N413];3);&quot; -background black &quot;;[.C413]);&quot;&quot;)">
            <text:p/>
          </table:table-cell>
          <table:table-cell table:formula="of:=IF([.C413]&lt;&gt;&quot;&quot;;CONCATENATE(&quot;mogrify -crop &quot;;ROUND([.B$22]);&quot;x&quot;;ROUND([.B$23]);&quot;+&quot;;ROUND([.B$30]+[.B$33]-[.AL413]);&quot;+&quot;;ROUND([.B$31]+[.B$34]-[.AM413]);&quot; &quot;;[.C413]);&quot;&quot;)">
            <text:p/>
          </table:table-cell>
          <table:table-cell/>
          <table:table-cell table:style-name="Default" table:formula="of:=IF([.C413]&lt;&gt;&quot;&quot;;([.J413]-[.J$3])*360*[.B$35];0)" office:value-type="float" office:value="0" calcext:value-type="float">
            <text:p>0</text:p>
          </table:table-cell>
          <table:table-cell table:formula="of:=[.N413]/180*PI()" office:value-type="float" office:value="0" calcext:value-type="float">
            <text:p>0</text:p>
          </table:table-cell>
          <table:table-cell table:formula="of:=COS([.$O413])*([.P$3]-[.B$14])-SIN([.$O413])*([.Q$3]-[.B$15])" office:value-type="float" office:value="-350" calcext:value-type="float">
            <text:p>-350</text:p>
          </table:table-cell>
          <table:table-cell table:formula="of:=SIN([.$O413])*([.P$3]-[.B$14])+COS([.$O413])*([.Q$3]-[.B$15])" office:value-type="float" office:value="250" calcext:value-type="float">
            <text:p>250</text:p>
          </table:table-cell>
          <table:table-cell table:formula="of:=COS([.$O413])*([.R$3]-[.B$14])-SIN([.$O413])*([.S$3]-[.B$15])" office:value-type="float" office:value="-350" calcext:value-type="float">
            <text:p>-350</text:p>
          </table:table-cell>
          <table:table-cell table:formula="of:=SIN([.$O413])*([.R$3]-[.B$14])+COS([.$O413])*([.S$3]-[.B$15])" office:value-type="float" office:value="1118" calcext:value-type="float">
            <text:p>1118</text:p>
          </table:table-cell>
          <table:table-cell table:formula="of:=COS([.$O413])*([.T$3]-[.B$14])-SIN([.$O413])*([.U$3]-[.B$15])" office:value-type="float" office:value="806" calcext:value-type="float">
            <text:p>806</text:p>
          </table:table-cell>
          <table:table-cell table:formula="of:=SIN([.$O413])*([.T$3]-[.B$14])+COS([.$O413])*([.U$3]-[.B$15])" office:value-type="float" office:value="250" calcext:value-type="float">
            <text:p>250</text:p>
          </table:table-cell>
          <table:table-cell table:formula="of:=COS([.$O413])*([.V$3]-[.B$14])-SIN([.$O413])*([.W$3]-[.B$15])" office:value-type="float" office:value="806" calcext:value-type="float">
            <text:p>806</text:p>
          </table:table-cell>
          <table:table-cell table:formula="of:=SIN([.$O413])*([.V$3]-[.B$14])+COS([.$O413])*([.W$3]-[.B$15])" office:value-type="float" office:value="1118" calcext:value-type="float">
            <text:p>1118</text:p>
          </table:table-cell>
          <table:table-cell table:formula="of:=COS([.$O413])*([.X$3]-[.B$12]/2)-SIN([.$O413])*([.Y$3]-[.B$13]/2)" office:value-type="float" office:value="-578" calcext:value-type="float">
            <text:p>-578</text:p>
          </table:table-cell>
          <table:table-cell table:formula="of:=SIN([.$O413])*([.X$3]-[.B$12]/2)+COS([.$O413])*([.Y$3]-[.B$13]/2)" office:value-type="float" office:value="-434" calcext:value-type="float">
            <text:p>-434</text:p>
          </table:table-cell>
          <table:table-cell table:formula="of:=COS([.$O413])*([.Z$3]-[.B$12]/2)-SIN([.$O413])*([.AA$3]-[.B$13]/2)" office:value-type="float" office:value="-578" calcext:value-type="float">
            <text:p>-578</text:p>
          </table:table-cell>
          <table:table-cell table:formula="of:=SIN([.$O413])*([.Z$3]-[.B$12]/2)+COS([.$O413])*([.AA$3]-[.B$13]/2)" office:value-type="float" office:value="434" calcext:value-type="float">
            <text:p>434</text:p>
          </table:table-cell>
          <table:table-cell table:formula="of:=COS([.$O413])*([.AB$3]-[.B$12]/2)-SIN([.$O413])*([.AC$3]-[.B$13]/2)" office:value-type="float" office:value="578" calcext:value-type="float">
            <text:p>578</text:p>
          </table:table-cell>
          <table:table-cell table:formula="of:=SIN([.$O413])*([.AB$3]-[.B$12]/2)+COS([.$O413])*([.AC$3]-[.B$13]/2)" office:value-type="float" office:value="-434" calcext:value-type="float">
            <text:p>-434</text:p>
          </table:table-cell>
          <table:table-cell table:formula="of:=COS([.$O413])*([.AD$3]-[.B$12]/2)-SIN([.$O413])*([.AE$3]-[.B$13]/2)" office:value-type="float" office:value="578" calcext:value-type="float">
            <text:p>578</text:p>
          </table:table-cell>
          <table:table-cell table:formula="of:=SIN([.$O413])*([.AD$3]-[.B$12]/2)+COS([.$O413])*([.AE$3]-[.B$13]/2)" office:value-type="float" office:value="434" calcext:value-type="float">
            <text:p>434</text:p>
          </table:table-cell>
          <table:table-cell table:formula="of:=COS([.$O413])*([.AF$3]-[.B$12]/2)-SIN([.$O413])*([.AG$3]-[.B$13]/2)" office:value-type="float" office:value="-228" calcext:value-type="float">
            <text:p>-228</text:p>
          </table:table-cell>
          <table:table-cell table:formula="of:=SIN([.$O413])*([.AF$3]-[.B$12]/2)+COS([.$O413])*([.AG$3]-[.B$13]/2)" office:value-type="float" office:value="-684" calcext:value-type="float">
            <text:p>-684</text:p>
          </table:table-cell>
          <table:table-cell table:formula="of:=MIN([.X413];[.Z413];[.AB413];[.AD413])" office:value-type="float" office:value="-578" calcext:value-type="float">
            <text:p>-578</text:p>
          </table:table-cell>
          <table:table-cell table:formula="of:=MIN([.Y413];[.AA413];[.AC413];[.AE413])" office:value-type="float" office:value="-434" calcext:value-type="float">
            <text:p>-434</text:p>
          </table:table-cell>
          <table:table-cell table:formula="of:=[.AF413]-[.$AH413]" office:value-type="float" office:value="350" calcext:value-type="float">
            <text:p>350</text:p>
          </table:table-cell>
          <table:table-cell table:formula="of:=[.AG413]-[.$AI413]" office:value-type="float" office:value="-250" calcext:value-type="float">
            <text:p>-250</text:p>
          </table:table-cell>
          <table:table-cell table:formula="of:=[.AF$3]-[.AJ413]" office:value-type="float" office:value="0" calcext:value-type="float">
            <text:p>0</text:p>
          </table:table-cell>
          <table:table-cell table:formula="of:=[.AG$3]-[.AK41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4];[.E414];[.F414])+TIME([.G414];[.H414];[.I414])" office:value-type="date" office:date-value="1999-11-30" calcext:value-type="date">
            <text:p>30/11/99 00:00:00</text:p>
          </table:table-cell>
          <table:table-cell table:formula="of:=IF([.C414]&lt;&gt;&quot;&quot;;CONCATENATE(&quot;mogrify -rotate &quot;;ROUND([.N414];3);&quot; -background black &quot;;[.C414]);&quot;&quot;)">
            <text:p/>
          </table:table-cell>
          <table:table-cell table:formula="of:=IF([.C414]&lt;&gt;&quot;&quot;;CONCATENATE(&quot;mogrify -crop &quot;;ROUND([.B$22]);&quot;x&quot;;ROUND([.B$23]);&quot;+&quot;;ROUND([.B$30]+[.B$33]-[.AL414]);&quot;+&quot;;ROUND([.B$31]+[.B$34]-[.AM414]);&quot; &quot;;[.C414]);&quot;&quot;)">
            <text:p/>
          </table:table-cell>
          <table:table-cell/>
          <table:table-cell table:style-name="Default" table:formula="of:=IF([.C414]&lt;&gt;&quot;&quot;;([.J414]-[.J$3])*360*[.B$35];0)" office:value-type="float" office:value="0" calcext:value-type="float">
            <text:p>0</text:p>
          </table:table-cell>
          <table:table-cell table:formula="of:=[.N414]/180*PI()" office:value-type="float" office:value="0" calcext:value-type="float">
            <text:p>0</text:p>
          </table:table-cell>
          <table:table-cell table:formula="of:=COS([.$O414])*([.P$3]-[.B$14])-SIN([.$O414])*([.Q$3]-[.B$15])" office:value-type="float" office:value="-350" calcext:value-type="float">
            <text:p>-350</text:p>
          </table:table-cell>
          <table:table-cell table:formula="of:=SIN([.$O414])*([.P$3]-[.B$14])+COS([.$O414])*([.Q$3]-[.B$15])" office:value-type="float" office:value="250" calcext:value-type="float">
            <text:p>250</text:p>
          </table:table-cell>
          <table:table-cell table:formula="of:=COS([.$O414])*([.R$3]-[.B$14])-SIN([.$O414])*([.S$3]-[.B$15])" office:value-type="float" office:value="-350" calcext:value-type="float">
            <text:p>-350</text:p>
          </table:table-cell>
          <table:table-cell table:formula="of:=SIN([.$O414])*([.R$3]-[.B$14])+COS([.$O414])*([.S$3]-[.B$15])" office:value-type="float" office:value="1118" calcext:value-type="float">
            <text:p>1118</text:p>
          </table:table-cell>
          <table:table-cell table:formula="of:=COS([.$O414])*([.T$3]-[.B$14])-SIN([.$O414])*([.U$3]-[.B$15])" office:value-type="float" office:value="806" calcext:value-type="float">
            <text:p>806</text:p>
          </table:table-cell>
          <table:table-cell table:formula="of:=SIN([.$O414])*([.T$3]-[.B$14])+COS([.$O414])*([.U$3]-[.B$15])" office:value-type="float" office:value="250" calcext:value-type="float">
            <text:p>250</text:p>
          </table:table-cell>
          <table:table-cell table:formula="of:=COS([.$O414])*([.V$3]-[.B$14])-SIN([.$O414])*([.W$3]-[.B$15])" office:value-type="float" office:value="806" calcext:value-type="float">
            <text:p>806</text:p>
          </table:table-cell>
          <table:table-cell table:formula="of:=SIN([.$O414])*([.V$3]-[.B$14])+COS([.$O414])*([.W$3]-[.B$15])" office:value-type="float" office:value="1118" calcext:value-type="float">
            <text:p>1118</text:p>
          </table:table-cell>
          <table:table-cell table:formula="of:=COS([.$O414])*([.X$3]-[.B$12]/2)-SIN([.$O414])*([.Y$3]-[.B$13]/2)" office:value-type="float" office:value="-578" calcext:value-type="float">
            <text:p>-578</text:p>
          </table:table-cell>
          <table:table-cell table:formula="of:=SIN([.$O414])*([.X$3]-[.B$12]/2)+COS([.$O414])*([.Y$3]-[.B$13]/2)" office:value-type="float" office:value="-434" calcext:value-type="float">
            <text:p>-434</text:p>
          </table:table-cell>
          <table:table-cell table:formula="of:=COS([.$O414])*([.Z$3]-[.B$12]/2)-SIN([.$O414])*([.AA$3]-[.B$13]/2)" office:value-type="float" office:value="-578" calcext:value-type="float">
            <text:p>-578</text:p>
          </table:table-cell>
          <table:table-cell table:formula="of:=SIN([.$O414])*([.Z$3]-[.B$12]/2)+COS([.$O414])*([.AA$3]-[.B$13]/2)" office:value-type="float" office:value="434" calcext:value-type="float">
            <text:p>434</text:p>
          </table:table-cell>
          <table:table-cell table:formula="of:=COS([.$O414])*([.AB$3]-[.B$12]/2)-SIN([.$O414])*([.AC$3]-[.B$13]/2)" office:value-type="float" office:value="578" calcext:value-type="float">
            <text:p>578</text:p>
          </table:table-cell>
          <table:table-cell table:formula="of:=SIN([.$O414])*([.AB$3]-[.B$12]/2)+COS([.$O414])*([.AC$3]-[.B$13]/2)" office:value-type="float" office:value="-434" calcext:value-type="float">
            <text:p>-434</text:p>
          </table:table-cell>
          <table:table-cell table:formula="of:=COS([.$O414])*([.AD$3]-[.B$12]/2)-SIN([.$O414])*([.AE$3]-[.B$13]/2)" office:value-type="float" office:value="578" calcext:value-type="float">
            <text:p>578</text:p>
          </table:table-cell>
          <table:table-cell table:formula="of:=SIN([.$O414])*([.AD$3]-[.B$12]/2)+COS([.$O414])*([.AE$3]-[.B$13]/2)" office:value-type="float" office:value="434" calcext:value-type="float">
            <text:p>434</text:p>
          </table:table-cell>
          <table:table-cell table:formula="of:=COS([.$O414])*([.AF$3]-[.B$12]/2)-SIN([.$O414])*([.AG$3]-[.B$13]/2)" office:value-type="float" office:value="-228" calcext:value-type="float">
            <text:p>-228</text:p>
          </table:table-cell>
          <table:table-cell table:formula="of:=SIN([.$O414])*([.AF$3]-[.B$12]/2)+COS([.$O414])*([.AG$3]-[.B$13]/2)" office:value-type="float" office:value="-684" calcext:value-type="float">
            <text:p>-684</text:p>
          </table:table-cell>
          <table:table-cell table:formula="of:=MIN([.X414];[.Z414];[.AB414];[.AD414])" office:value-type="float" office:value="-578" calcext:value-type="float">
            <text:p>-578</text:p>
          </table:table-cell>
          <table:table-cell table:formula="of:=MIN([.Y414];[.AA414];[.AC414];[.AE414])" office:value-type="float" office:value="-434" calcext:value-type="float">
            <text:p>-434</text:p>
          </table:table-cell>
          <table:table-cell table:formula="of:=[.AF414]-[.$AH414]" office:value-type="float" office:value="350" calcext:value-type="float">
            <text:p>350</text:p>
          </table:table-cell>
          <table:table-cell table:formula="of:=[.AG414]-[.$AI414]" office:value-type="float" office:value="-250" calcext:value-type="float">
            <text:p>-250</text:p>
          </table:table-cell>
          <table:table-cell table:formula="of:=[.AF$3]-[.AJ414]" office:value-type="float" office:value="0" calcext:value-type="float">
            <text:p>0</text:p>
          </table:table-cell>
          <table:table-cell table:formula="of:=[.AG$3]-[.AK4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5];[.E415];[.F415])+TIME([.G415];[.H415];[.I415])" office:value-type="date" office:date-value="1999-11-30" calcext:value-type="date">
            <text:p>30/11/99 00:00:00</text:p>
          </table:table-cell>
          <table:table-cell table:formula="of:=IF([.C415]&lt;&gt;&quot;&quot;;CONCATENATE(&quot;mogrify -rotate &quot;;ROUND([.N415];3);&quot; -background black &quot;;[.C415]);&quot;&quot;)">
            <text:p/>
          </table:table-cell>
          <table:table-cell table:formula="of:=IF([.C415]&lt;&gt;&quot;&quot;;CONCATENATE(&quot;mogrify -crop &quot;;ROUND([.B$22]);&quot;x&quot;;ROUND([.B$23]);&quot;+&quot;;ROUND([.B$30]+[.B$33]-[.AL415]);&quot;+&quot;;ROUND([.B$31]+[.B$34]-[.AM415]);&quot; &quot;;[.C415]);&quot;&quot;)">
            <text:p/>
          </table:table-cell>
          <table:table-cell/>
          <table:table-cell table:style-name="Default" table:formula="of:=IF([.C415]&lt;&gt;&quot;&quot;;([.J415]-[.J$3])*360*[.B$35];0)" office:value-type="float" office:value="0" calcext:value-type="float">
            <text:p>0</text:p>
          </table:table-cell>
          <table:table-cell table:formula="of:=[.N415]/180*PI()" office:value-type="float" office:value="0" calcext:value-type="float">
            <text:p>0</text:p>
          </table:table-cell>
          <table:table-cell table:formula="of:=COS([.$O415])*([.P$3]-[.B$14])-SIN([.$O415])*([.Q$3]-[.B$15])" office:value-type="float" office:value="-350" calcext:value-type="float">
            <text:p>-350</text:p>
          </table:table-cell>
          <table:table-cell table:formula="of:=SIN([.$O415])*([.P$3]-[.B$14])+COS([.$O415])*([.Q$3]-[.B$15])" office:value-type="float" office:value="250" calcext:value-type="float">
            <text:p>250</text:p>
          </table:table-cell>
          <table:table-cell table:formula="of:=COS([.$O415])*([.R$3]-[.B$14])-SIN([.$O415])*([.S$3]-[.B$15])" office:value-type="float" office:value="-350" calcext:value-type="float">
            <text:p>-350</text:p>
          </table:table-cell>
          <table:table-cell table:formula="of:=SIN([.$O415])*([.R$3]-[.B$14])+COS([.$O415])*([.S$3]-[.B$15])" office:value-type="float" office:value="1118" calcext:value-type="float">
            <text:p>1118</text:p>
          </table:table-cell>
          <table:table-cell table:formula="of:=COS([.$O415])*([.T$3]-[.B$14])-SIN([.$O415])*([.U$3]-[.B$15])" office:value-type="float" office:value="806" calcext:value-type="float">
            <text:p>806</text:p>
          </table:table-cell>
          <table:table-cell table:formula="of:=SIN([.$O415])*([.T$3]-[.B$14])+COS([.$O415])*([.U$3]-[.B$15])" office:value-type="float" office:value="250" calcext:value-type="float">
            <text:p>250</text:p>
          </table:table-cell>
          <table:table-cell table:formula="of:=COS([.$O415])*([.V$3]-[.B$14])-SIN([.$O415])*([.W$3]-[.B$15])" office:value-type="float" office:value="806" calcext:value-type="float">
            <text:p>806</text:p>
          </table:table-cell>
          <table:table-cell table:formula="of:=SIN([.$O415])*([.V$3]-[.B$14])+COS([.$O415])*([.W$3]-[.B$15])" office:value-type="float" office:value="1118" calcext:value-type="float">
            <text:p>1118</text:p>
          </table:table-cell>
          <table:table-cell table:formula="of:=COS([.$O415])*([.X$3]-[.B$12]/2)-SIN([.$O415])*([.Y$3]-[.B$13]/2)" office:value-type="float" office:value="-578" calcext:value-type="float">
            <text:p>-578</text:p>
          </table:table-cell>
          <table:table-cell table:formula="of:=SIN([.$O415])*([.X$3]-[.B$12]/2)+COS([.$O415])*([.Y$3]-[.B$13]/2)" office:value-type="float" office:value="-434" calcext:value-type="float">
            <text:p>-434</text:p>
          </table:table-cell>
          <table:table-cell table:formula="of:=COS([.$O415])*([.Z$3]-[.B$12]/2)-SIN([.$O415])*([.AA$3]-[.B$13]/2)" office:value-type="float" office:value="-578" calcext:value-type="float">
            <text:p>-578</text:p>
          </table:table-cell>
          <table:table-cell table:formula="of:=SIN([.$O415])*([.Z$3]-[.B$12]/2)+COS([.$O415])*([.AA$3]-[.B$13]/2)" office:value-type="float" office:value="434" calcext:value-type="float">
            <text:p>434</text:p>
          </table:table-cell>
          <table:table-cell table:formula="of:=COS([.$O415])*([.AB$3]-[.B$12]/2)-SIN([.$O415])*([.AC$3]-[.B$13]/2)" office:value-type="float" office:value="578" calcext:value-type="float">
            <text:p>578</text:p>
          </table:table-cell>
          <table:table-cell table:formula="of:=SIN([.$O415])*([.AB$3]-[.B$12]/2)+COS([.$O415])*([.AC$3]-[.B$13]/2)" office:value-type="float" office:value="-434" calcext:value-type="float">
            <text:p>-434</text:p>
          </table:table-cell>
          <table:table-cell table:formula="of:=COS([.$O415])*([.AD$3]-[.B$12]/2)-SIN([.$O415])*([.AE$3]-[.B$13]/2)" office:value-type="float" office:value="578" calcext:value-type="float">
            <text:p>578</text:p>
          </table:table-cell>
          <table:table-cell table:formula="of:=SIN([.$O415])*([.AD$3]-[.B$12]/2)+COS([.$O415])*([.AE$3]-[.B$13]/2)" office:value-type="float" office:value="434" calcext:value-type="float">
            <text:p>434</text:p>
          </table:table-cell>
          <table:table-cell table:formula="of:=COS([.$O415])*([.AF$3]-[.B$12]/2)-SIN([.$O415])*([.AG$3]-[.B$13]/2)" office:value-type="float" office:value="-228" calcext:value-type="float">
            <text:p>-228</text:p>
          </table:table-cell>
          <table:table-cell table:formula="of:=SIN([.$O415])*([.AF$3]-[.B$12]/2)+COS([.$O415])*([.AG$3]-[.B$13]/2)" office:value-type="float" office:value="-684" calcext:value-type="float">
            <text:p>-684</text:p>
          </table:table-cell>
          <table:table-cell table:formula="of:=MIN([.X415];[.Z415];[.AB415];[.AD415])" office:value-type="float" office:value="-578" calcext:value-type="float">
            <text:p>-578</text:p>
          </table:table-cell>
          <table:table-cell table:formula="of:=MIN([.Y415];[.AA415];[.AC415];[.AE415])" office:value-type="float" office:value="-434" calcext:value-type="float">
            <text:p>-434</text:p>
          </table:table-cell>
          <table:table-cell table:formula="of:=[.AF415]-[.$AH415]" office:value-type="float" office:value="350" calcext:value-type="float">
            <text:p>350</text:p>
          </table:table-cell>
          <table:table-cell table:formula="of:=[.AG415]-[.$AI415]" office:value-type="float" office:value="-250" calcext:value-type="float">
            <text:p>-250</text:p>
          </table:table-cell>
          <table:table-cell table:formula="of:=[.AF$3]-[.AJ415]" office:value-type="float" office:value="0" calcext:value-type="float">
            <text:p>0</text:p>
          </table:table-cell>
          <table:table-cell table:formula="of:=[.AG$3]-[.AK41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6];[.E416];[.F416])+TIME([.G416];[.H416];[.I416])" office:value-type="date" office:date-value="1999-11-30" calcext:value-type="date">
            <text:p>30/11/99 00:00:00</text:p>
          </table:table-cell>
          <table:table-cell table:formula="of:=IF([.C416]&lt;&gt;&quot;&quot;;CONCATENATE(&quot;mogrify -rotate &quot;;ROUND([.N416];3);&quot; -background black &quot;;[.C416]);&quot;&quot;)">
            <text:p/>
          </table:table-cell>
          <table:table-cell table:formula="of:=IF([.C416]&lt;&gt;&quot;&quot;;CONCATENATE(&quot;mogrify -crop &quot;;ROUND([.B$22]);&quot;x&quot;;ROUND([.B$23]);&quot;+&quot;;ROUND([.B$30]+[.B$33]-[.AL416]);&quot;+&quot;;ROUND([.B$31]+[.B$34]-[.AM416]);&quot; &quot;;[.C416]);&quot;&quot;)">
            <text:p/>
          </table:table-cell>
          <table:table-cell/>
          <table:table-cell table:style-name="Default" table:formula="of:=IF([.C416]&lt;&gt;&quot;&quot;;([.J416]-[.J$3])*360*[.B$35];0)" office:value-type="float" office:value="0" calcext:value-type="float">
            <text:p>0</text:p>
          </table:table-cell>
          <table:table-cell table:formula="of:=[.N416]/180*PI()" office:value-type="float" office:value="0" calcext:value-type="float">
            <text:p>0</text:p>
          </table:table-cell>
          <table:table-cell table:formula="of:=COS([.$O416])*([.P$3]-[.B$14])-SIN([.$O416])*([.Q$3]-[.B$15])" office:value-type="float" office:value="-350" calcext:value-type="float">
            <text:p>-350</text:p>
          </table:table-cell>
          <table:table-cell table:formula="of:=SIN([.$O416])*([.P$3]-[.B$14])+COS([.$O416])*([.Q$3]-[.B$15])" office:value-type="float" office:value="250" calcext:value-type="float">
            <text:p>250</text:p>
          </table:table-cell>
          <table:table-cell table:formula="of:=COS([.$O416])*([.R$3]-[.B$14])-SIN([.$O416])*([.S$3]-[.B$15])" office:value-type="float" office:value="-350" calcext:value-type="float">
            <text:p>-350</text:p>
          </table:table-cell>
          <table:table-cell table:formula="of:=SIN([.$O416])*([.R$3]-[.B$14])+COS([.$O416])*([.S$3]-[.B$15])" office:value-type="float" office:value="1118" calcext:value-type="float">
            <text:p>1118</text:p>
          </table:table-cell>
          <table:table-cell table:formula="of:=COS([.$O416])*([.T$3]-[.B$14])-SIN([.$O416])*([.U$3]-[.B$15])" office:value-type="float" office:value="806" calcext:value-type="float">
            <text:p>806</text:p>
          </table:table-cell>
          <table:table-cell table:formula="of:=SIN([.$O416])*([.T$3]-[.B$14])+COS([.$O416])*([.U$3]-[.B$15])" office:value-type="float" office:value="250" calcext:value-type="float">
            <text:p>250</text:p>
          </table:table-cell>
          <table:table-cell table:formula="of:=COS([.$O416])*([.V$3]-[.B$14])-SIN([.$O416])*([.W$3]-[.B$15])" office:value-type="float" office:value="806" calcext:value-type="float">
            <text:p>806</text:p>
          </table:table-cell>
          <table:table-cell table:formula="of:=SIN([.$O416])*([.V$3]-[.B$14])+COS([.$O416])*([.W$3]-[.B$15])" office:value-type="float" office:value="1118" calcext:value-type="float">
            <text:p>1118</text:p>
          </table:table-cell>
          <table:table-cell table:formula="of:=COS([.$O416])*([.X$3]-[.B$12]/2)-SIN([.$O416])*([.Y$3]-[.B$13]/2)" office:value-type="float" office:value="-578" calcext:value-type="float">
            <text:p>-578</text:p>
          </table:table-cell>
          <table:table-cell table:formula="of:=SIN([.$O416])*([.X$3]-[.B$12]/2)+COS([.$O416])*([.Y$3]-[.B$13]/2)" office:value-type="float" office:value="-434" calcext:value-type="float">
            <text:p>-434</text:p>
          </table:table-cell>
          <table:table-cell table:formula="of:=COS([.$O416])*([.Z$3]-[.B$12]/2)-SIN([.$O416])*([.AA$3]-[.B$13]/2)" office:value-type="float" office:value="-578" calcext:value-type="float">
            <text:p>-578</text:p>
          </table:table-cell>
          <table:table-cell table:formula="of:=SIN([.$O416])*([.Z$3]-[.B$12]/2)+COS([.$O416])*([.AA$3]-[.B$13]/2)" office:value-type="float" office:value="434" calcext:value-type="float">
            <text:p>434</text:p>
          </table:table-cell>
          <table:table-cell table:formula="of:=COS([.$O416])*([.AB$3]-[.B$12]/2)-SIN([.$O416])*([.AC$3]-[.B$13]/2)" office:value-type="float" office:value="578" calcext:value-type="float">
            <text:p>578</text:p>
          </table:table-cell>
          <table:table-cell table:formula="of:=SIN([.$O416])*([.AB$3]-[.B$12]/2)+COS([.$O416])*([.AC$3]-[.B$13]/2)" office:value-type="float" office:value="-434" calcext:value-type="float">
            <text:p>-434</text:p>
          </table:table-cell>
          <table:table-cell table:formula="of:=COS([.$O416])*([.AD$3]-[.B$12]/2)-SIN([.$O416])*([.AE$3]-[.B$13]/2)" office:value-type="float" office:value="578" calcext:value-type="float">
            <text:p>578</text:p>
          </table:table-cell>
          <table:table-cell table:formula="of:=SIN([.$O416])*([.AD$3]-[.B$12]/2)+COS([.$O416])*([.AE$3]-[.B$13]/2)" office:value-type="float" office:value="434" calcext:value-type="float">
            <text:p>434</text:p>
          </table:table-cell>
          <table:table-cell table:formula="of:=COS([.$O416])*([.AF$3]-[.B$12]/2)-SIN([.$O416])*([.AG$3]-[.B$13]/2)" office:value-type="float" office:value="-228" calcext:value-type="float">
            <text:p>-228</text:p>
          </table:table-cell>
          <table:table-cell table:formula="of:=SIN([.$O416])*([.AF$3]-[.B$12]/2)+COS([.$O416])*([.AG$3]-[.B$13]/2)" office:value-type="float" office:value="-684" calcext:value-type="float">
            <text:p>-684</text:p>
          </table:table-cell>
          <table:table-cell table:formula="of:=MIN([.X416];[.Z416];[.AB416];[.AD416])" office:value-type="float" office:value="-578" calcext:value-type="float">
            <text:p>-578</text:p>
          </table:table-cell>
          <table:table-cell table:formula="of:=MIN([.Y416];[.AA416];[.AC416];[.AE416])" office:value-type="float" office:value="-434" calcext:value-type="float">
            <text:p>-434</text:p>
          </table:table-cell>
          <table:table-cell table:formula="of:=[.AF416]-[.$AH416]" office:value-type="float" office:value="350" calcext:value-type="float">
            <text:p>350</text:p>
          </table:table-cell>
          <table:table-cell table:formula="of:=[.AG416]-[.$AI416]" office:value-type="float" office:value="-250" calcext:value-type="float">
            <text:p>-250</text:p>
          </table:table-cell>
          <table:table-cell table:formula="of:=[.AF$3]-[.AJ416]" office:value-type="float" office:value="0" calcext:value-type="float">
            <text:p>0</text:p>
          </table:table-cell>
          <table:table-cell table:formula="of:=[.AG$3]-[.AK41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7];[.E417];[.F417])+TIME([.G417];[.H417];[.I417])" office:value-type="date" office:date-value="1999-11-30" calcext:value-type="date">
            <text:p>30/11/99 00:00:00</text:p>
          </table:table-cell>
          <table:table-cell table:formula="of:=IF([.C417]&lt;&gt;&quot;&quot;;CONCATENATE(&quot;mogrify -rotate &quot;;ROUND([.N417];3);&quot; -background black &quot;;[.C417]);&quot;&quot;)">
            <text:p/>
          </table:table-cell>
          <table:table-cell table:formula="of:=IF([.C417]&lt;&gt;&quot;&quot;;CONCATENATE(&quot;mogrify -crop &quot;;ROUND([.B$22]);&quot;x&quot;;ROUND([.B$23]);&quot;+&quot;;ROUND([.B$30]+[.B$33]-[.AL417]);&quot;+&quot;;ROUND([.B$31]+[.B$34]-[.AM417]);&quot; &quot;;[.C417]);&quot;&quot;)">
            <text:p/>
          </table:table-cell>
          <table:table-cell/>
          <table:table-cell table:style-name="Default" table:formula="of:=IF([.C417]&lt;&gt;&quot;&quot;;([.J417]-[.J$3])*360*[.B$35];0)" office:value-type="float" office:value="0" calcext:value-type="float">
            <text:p>0</text:p>
          </table:table-cell>
          <table:table-cell table:formula="of:=[.N417]/180*PI()" office:value-type="float" office:value="0" calcext:value-type="float">
            <text:p>0</text:p>
          </table:table-cell>
          <table:table-cell table:formula="of:=COS([.$O417])*([.P$3]-[.B$14])-SIN([.$O417])*([.Q$3]-[.B$15])" office:value-type="float" office:value="-350" calcext:value-type="float">
            <text:p>-350</text:p>
          </table:table-cell>
          <table:table-cell table:formula="of:=SIN([.$O417])*([.P$3]-[.B$14])+COS([.$O417])*([.Q$3]-[.B$15])" office:value-type="float" office:value="250" calcext:value-type="float">
            <text:p>250</text:p>
          </table:table-cell>
          <table:table-cell table:formula="of:=COS([.$O417])*([.R$3]-[.B$14])-SIN([.$O417])*([.S$3]-[.B$15])" office:value-type="float" office:value="-350" calcext:value-type="float">
            <text:p>-350</text:p>
          </table:table-cell>
          <table:table-cell table:formula="of:=SIN([.$O417])*([.R$3]-[.B$14])+COS([.$O417])*([.S$3]-[.B$15])" office:value-type="float" office:value="1118" calcext:value-type="float">
            <text:p>1118</text:p>
          </table:table-cell>
          <table:table-cell table:formula="of:=COS([.$O417])*([.T$3]-[.B$14])-SIN([.$O417])*([.U$3]-[.B$15])" office:value-type="float" office:value="806" calcext:value-type="float">
            <text:p>806</text:p>
          </table:table-cell>
          <table:table-cell table:formula="of:=SIN([.$O417])*([.T$3]-[.B$14])+COS([.$O417])*([.U$3]-[.B$15])" office:value-type="float" office:value="250" calcext:value-type="float">
            <text:p>250</text:p>
          </table:table-cell>
          <table:table-cell table:formula="of:=COS([.$O417])*([.V$3]-[.B$14])-SIN([.$O417])*([.W$3]-[.B$15])" office:value-type="float" office:value="806" calcext:value-type="float">
            <text:p>806</text:p>
          </table:table-cell>
          <table:table-cell table:formula="of:=SIN([.$O417])*([.V$3]-[.B$14])+COS([.$O417])*([.W$3]-[.B$15])" office:value-type="float" office:value="1118" calcext:value-type="float">
            <text:p>1118</text:p>
          </table:table-cell>
          <table:table-cell table:formula="of:=COS([.$O417])*([.X$3]-[.B$12]/2)-SIN([.$O417])*([.Y$3]-[.B$13]/2)" office:value-type="float" office:value="-578" calcext:value-type="float">
            <text:p>-578</text:p>
          </table:table-cell>
          <table:table-cell table:formula="of:=SIN([.$O417])*([.X$3]-[.B$12]/2)+COS([.$O417])*([.Y$3]-[.B$13]/2)" office:value-type="float" office:value="-434" calcext:value-type="float">
            <text:p>-434</text:p>
          </table:table-cell>
          <table:table-cell table:formula="of:=COS([.$O417])*([.Z$3]-[.B$12]/2)-SIN([.$O417])*([.AA$3]-[.B$13]/2)" office:value-type="float" office:value="-578" calcext:value-type="float">
            <text:p>-578</text:p>
          </table:table-cell>
          <table:table-cell table:formula="of:=SIN([.$O417])*([.Z$3]-[.B$12]/2)+COS([.$O417])*([.AA$3]-[.B$13]/2)" office:value-type="float" office:value="434" calcext:value-type="float">
            <text:p>434</text:p>
          </table:table-cell>
          <table:table-cell table:formula="of:=COS([.$O417])*([.AB$3]-[.B$12]/2)-SIN([.$O417])*([.AC$3]-[.B$13]/2)" office:value-type="float" office:value="578" calcext:value-type="float">
            <text:p>578</text:p>
          </table:table-cell>
          <table:table-cell table:formula="of:=SIN([.$O417])*([.AB$3]-[.B$12]/2)+COS([.$O417])*([.AC$3]-[.B$13]/2)" office:value-type="float" office:value="-434" calcext:value-type="float">
            <text:p>-434</text:p>
          </table:table-cell>
          <table:table-cell table:formula="of:=COS([.$O417])*([.AD$3]-[.B$12]/2)-SIN([.$O417])*([.AE$3]-[.B$13]/2)" office:value-type="float" office:value="578" calcext:value-type="float">
            <text:p>578</text:p>
          </table:table-cell>
          <table:table-cell table:formula="of:=SIN([.$O417])*([.AD$3]-[.B$12]/2)+COS([.$O417])*([.AE$3]-[.B$13]/2)" office:value-type="float" office:value="434" calcext:value-type="float">
            <text:p>434</text:p>
          </table:table-cell>
          <table:table-cell table:formula="of:=COS([.$O417])*([.AF$3]-[.B$12]/2)-SIN([.$O417])*([.AG$3]-[.B$13]/2)" office:value-type="float" office:value="-228" calcext:value-type="float">
            <text:p>-228</text:p>
          </table:table-cell>
          <table:table-cell table:formula="of:=SIN([.$O417])*([.AF$3]-[.B$12]/2)+COS([.$O417])*([.AG$3]-[.B$13]/2)" office:value-type="float" office:value="-684" calcext:value-type="float">
            <text:p>-684</text:p>
          </table:table-cell>
          <table:table-cell table:formula="of:=MIN([.X417];[.Z417];[.AB417];[.AD417])" office:value-type="float" office:value="-578" calcext:value-type="float">
            <text:p>-578</text:p>
          </table:table-cell>
          <table:table-cell table:formula="of:=MIN([.Y417];[.AA417];[.AC417];[.AE417])" office:value-type="float" office:value="-434" calcext:value-type="float">
            <text:p>-434</text:p>
          </table:table-cell>
          <table:table-cell table:formula="of:=[.AF417]-[.$AH417]" office:value-type="float" office:value="350" calcext:value-type="float">
            <text:p>350</text:p>
          </table:table-cell>
          <table:table-cell table:formula="of:=[.AG417]-[.$AI417]" office:value-type="float" office:value="-250" calcext:value-type="float">
            <text:p>-250</text:p>
          </table:table-cell>
          <table:table-cell table:formula="of:=[.AF$3]-[.AJ417]" office:value-type="float" office:value="0" calcext:value-type="float">
            <text:p>0</text:p>
          </table:table-cell>
          <table:table-cell table:formula="of:=[.AG$3]-[.AK41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8];[.E418];[.F418])+TIME([.G418];[.H418];[.I418])" office:value-type="date" office:date-value="1999-11-30" calcext:value-type="date">
            <text:p>30/11/99 00:00:00</text:p>
          </table:table-cell>
          <table:table-cell table:formula="of:=IF([.C418]&lt;&gt;&quot;&quot;;CONCATENATE(&quot;mogrify -rotate &quot;;ROUND([.N418];3);&quot; -background black &quot;;[.C418]);&quot;&quot;)">
            <text:p/>
          </table:table-cell>
          <table:table-cell table:formula="of:=IF([.C418]&lt;&gt;&quot;&quot;;CONCATENATE(&quot;mogrify -crop &quot;;ROUND([.B$22]);&quot;x&quot;;ROUND([.B$23]);&quot;+&quot;;ROUND([.B$30]+[.B$33]-[.AL418]);&quot;+&quot;;ROUND([.B$31]+[.B$34]-[.AM418]);&quot; &quot;;[.C418]);&quot;&quot;)">
            <text:p/>
          </table:table-cell>
          <table:table-cell/>
          <table:table-cell table:style-name="Default" table:formula="of:=IF([.C418]&lt;&gt;&quot;&quot;;([.J418]-[.J$3])*360*[.B$35];0)" office:value-type="float" office:value="0" calcext:value-type="float">
            <text:p>0</text:p>
          </table:table-cell>
          <table:table-cell table:formula="of:=[.N418]/180*PI()" office:value-type="float" office:value="0" calcext:value-type="float">
            <text:p>0</text:p>
          </table:table-cell>
          <table:table-cell table:formula="of:=COS([.$O418])*([.P$3]-[.B$14])-SIN([.$O418])*([.Q$3]-[.B$15])" office:value-type="float" office:value="-350" calcext:value-type="float">
            <text:p>-350</text:p>
          </table:table-cell>
          <table:table-cell table:formula="of:=SIN([.$O418])*([.P$3]-[.B$14])+COS([.$O418])*([.Q$3]-[.B$15])" office:value-type="float" office:value="250" calcext:value-type="float">
            <text:p>250</text:p>
          </table:table-cell>
          <table:table-cell table:formula="of:=COS([.$O418])*([.R$3]-[.B$14])-SIN([.$O418])*([.S$3]-[.B$15])" office:value-type="float" office:value="-350" calcext:value-type="float">
            <text:p>-350</text:p>
          </table:table-cell>
          <table:table-cell table:formula="of:=SIN([.$O418])*([.R$3]-[.B$14])+COS([.$O418])*([.S$3]-[.B$15])" office:value-type="float" office:value="1118" calcext:value-type="float">
            <text:p>1118</text:p>
          </table:table-cell>
          <table:table-cell table:formula="of:=COS([.$O418])*([.T$3]-[.B$14])-SIN([.$O418])*([.U$3]-[.B$15])" office:value-type="float" office:value="806" calcext:value-type="float">
            <text:p>806</text:p>
          </table:table-cell>
          <table:table-cell table:formula="of:=SIN([.$O418])*([.T$3]-[.B$14])+COS([.$O418])*([.U$3]-[.B$15])" office:value-type="float" office:value="250" calcext:value-type="float">
            <text:p>250</text:p>
          </table:table-cell>
          <table:table-cell table:formula="of:=COS([.$O418])*([.V$3]-[.B$14])-SIN([.$O418])*([.W$3]-[.B$15])" office:value-type="float" office:value="806" calcext:value-type="float">
            <text:p>806</text:p>
          </table:table-cell>
          <table:table-cell table:formula="of:=SIN([.$O418])*([.V$3]-[.B$14])+COS([.$O418])*([.W$3]-[.B$15])" office:value-type="float" office:value="1118" calcext:value-type="float">
            <text:p>1118</text:p>
          </table:table-cell>
          <table:table-cell table:formula="of:=COS([.$O418])*([.X$3]-[.B$12]/2)-SIN([.$O418])*([.Y$3]-[.B$13]/2)" office:value-type="float" office:value="-578" calcext:value-type="float">
            <text:p>-578</text:p>
          </table:table-cell>
          <table:table-cell table:formula="of:=SIN([.$O418])*([.X$3]-[.B$12]/2)+COS([.$O418])*([.Y$3]-[.B$13]/2)" office:value-type="float" office:value="-434" calcext:value-type="float">
            <text:p>-434</text:p>
          </table:table-cell>
          <table:table-cell table:formula="of:=COS([.$O418])*([.Z$3]-[.B$12]/2)-SIN([.$O418])*([.AA$3]-[.B$13]/2)" office:value-type="float" office:value="-578" calcext:value-type="float">
            <text:p>-578</text:p>
          </table:table-cell>
          <table:table-cell table:formula="of:=SIN([.$O418])*([.Z$3]-[.B$12]/2)+COS([.$O418])*([.AA$3]-[.B$13]/2)" office:value-type="float" office:value="434" calcext:value-type="float">
            <text:p>434</text:p>
          </table:table-cell>
          <table:table-cell table:formula="of:=COS([.$O418])*([.AB$3]-[.B$12]/2)-SIN([.$O418])*([.AC$3]-[.B$13]/2)" office:value-type="float" office:value="578" calcext:value-type="float">
            <text:p>578</text:p>
          </table:table-cell>
          <table:table-cell table:formula="of:=SIN([.$O418])*([.AB$3]-[.B$12]/2)+COS([.$O418])*([.AC$3]-[.B$13]/2)" office:value-type="float" office:value="-434" calcext:value-type="float">
            <text:p>-434</text:p>
          </table:table-cell>
          <table:table-cell table:formula="of:=COS([.$O418])*([.AD$3]-[.B$12]/2)-SIN([.$O418])*([.AE$3]-[.B$13]/2)" office:value-type="float" office:value="578" calcext:value-type="float">
            <text:p>578</text:p>
          </table:table-cell>
          <table:table-cell table:formula="of:=SIN([.$O418])*([.AD$3]-[.B$12]/2)+COS([.$O418])*([.AE$3]-[.B$13]/2)" office:value-type="float" office:value="434" calcext:value-type="float">
            <text:p>434</text:p>
          </table:table-cell>
          <table:table-cell table:formula="of:=COS([.$O418])*([.AF$3]-[.B$12]/2)-SIN([.$O418])*([.AG$3]-[.B$13]/2)" office:value-type="float" office:value="-228" calcext:value-type="float">
            <text:p>-228</text:p>
          </table:table-cell>
          <table:table-cell table:formula="of:=SIN([.$O418])*([.AF$3]-[.B$12]/2)+COS([.$O418])*([.AG$3]-[.B$13]/2)" office:value-type="float" office:value="-684" calcext:value-type="float">
            <text:p>-684</text:p>
          </table:table-cell>
          <table:table-cell table:formula="of:=MIN([.X418];[.Z418];[.AB418];[.AD418])" office:value-type="float" office:value="-578" calcext:value-type="float">
            <text:p>-578</text:p>
          </table:table-cell>
          <table:table-cell table:formula="of:=MIN([.Y418];[.AA418];[.AC418];[.AE418])" office:value-type="float" office:value="-434" calcext:value-type="float">
            <text:p>-434</text:p>
          </table:table-cell>
          <table:table-cell table:formula="of:=[.AF418]-[.$AH418]" office:value-type="float" office:value="350" calcext:value-type="float">
            <text:p>350</text:p>
          </table:table-cell>
          <table:table-cell table:formula="of:=[.AG418]-[.$AI418]" office:value-type="float" office:value="-250" calcext:value-type="float">
            <text:p>-250</text:p>
          </table:table-cell>
          <table:table-cell table:formula="of:=[.AF$3]-[.AJ418]" office:value-type="float" office:value="0" calcext:value-type="float">
            <text:p>0</text:p>
          </table:table-cell>
          <table:table-cell table:formula="of:=[.AG$3]-[.AK41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19];[.E419];[.F419])+TIME([.G419];[.H419];[.I419])" office:value-type="date" office:date-value="1999-11-30" calcext:value-type="date">
            <text:p>30/11/99 00:00:00</text:p>
          </table:table-cell>
          <table:table-cell table:formula="of:=IF([.C419]&lt;&gt;&quot;&quot;;CONCATENATE(&quot;mogrify -rotate &quot;;ROUND([.N419];3);&quot; -background black &quot;;[.C419]);&quot;&quot;)">
            <text:p/>
          </table:table-cell>
          <table:table-cell table:formula="of:=IF([.C419]&lt;&gt;&quot;&quot;;CONCATENATE(&quot;mogrify -crop &quot;;ROUND([.B$22]);&quot;x&quot;;ROUND([.B$23]);&quot;+&quot;;ROUND([.B$30]+[.B$33]-[.AL419]);&quot;+&quot;;ROUND([.B$31]+[.B$34]-[.AM419]);&quot; &quot;;[.C419]);&quot;&quot;)">
            <text:p/>
          </table:table-cell>
          <table:table-cell/>
          <table:table-cell table:style-name="Default" table:formula="of:=IF([.C419]&lt;&gt;&quot;&quot;;([.J419]-[.J$3])*360*[.B$35];0)" office:value-type="float" office:value="0" calcext:value-type="float">
            <text:p>0</text:p>
          </table:table-cell>
          <table:table-cell table:formula="of:=[.N419]/180*PI()" office:value-type="float" office:value="0" calcext:value-type="float">
            <text:p>0</text:p>
          </table:table-cell>
          <table:table-cell table:formula="of:=COS([.$O419])*([.P$3]-[.B$14])-SIN([.$O419])*([.Q$3]-[.B$15])" office:value-type="float" office:value="-350" calcext:value-type="float">
            <text:p>-350</text:p>
          </table:table-cell>
          <table:table-cell table:formula="of:=SIN([.$O419])*([.P$3]-[.B$14])+COS([.$O419])*([.Q$3]-[.B$15])" office:value-type="float" office:value="250" calcext:value-type="float">
            <text:p>250</text:p>
          </table:table-cell>
          <table:table-cell table:formula="of:=COS([.$O419])*([.R$3]-[.B$14])-SIN([.$O419])*([.S$3]-[.B$15])" office:value-type="float" office:value="-350" calcext:value-type="float">
            <text:p>-350</text:p>
          </table:table-cell>
          <table:table-cell table:formula="of:=SIN([.$O419])*([.R$3]-[.B$14])+COS([.$O419])*([.S$3]-[.B$15])" office:value-type="float" office:value="1118" calcext:value-type="float">
            <text:p>1118</text:p>
          </table:table-cell>
          <table:table-cell table:formula="of:=COS([.$O419])*([.T$3]-[.B$14])-SIN([.$O419])*([.U$3]-[.B$15])" office:value-type="float" office:value="806" calcext:value-type="float">
            <text:p>806</text:p>
          </table:table-cell>
          <table:table-cell table:formula="of:=SIN([.$O419])*([.T$3]-[.B$14])+COS([.$O419])*([.U$3]-[.B$15])" office:value-type="float" office:value="250" calcext:value-type="float">
            <text:p>250</text:p>
          </table:table-cell>
          <table:table-cell table:formula="of:=COS([.$O419])*([.V$3]-[.B$14])-SIN([.$O419])*([.W$3]-[.B$15])" office:value-type="float" office:value="806" calcext:value-type="float">
            <text:p>806</text:p>
          </table:table-cell>
          <table:table-cell table:formula="of:=SIN([.$O419])*([.V$3]-[.B$14])+COS([.$O419])*([.W$3]-[.B$15])" office:value-type="float" office:value="1118" calcext:value-type="float">
            <text:p>1118</text:p>
          </table:table-cell>
          <table:table-cell table:formula="of:=COS([.$O419])*([.X$3]-[.B$12]/2)-SIN([.$O419])*([.Y$3]-[.B$13]/2)" office:value-type="float" office:value="-578" calcext:value-type="float">
            <text:p>-578</text:p>
          </table:table-cell>
          <table:table-cell table:formula="of:=SIN([.$O419])*([.X$3]-[.B$12]/2)+COS([.$O419])*([.Y$3]-[.B$13]/2)" office:value-type="float" office:value="-434" calcext:value-type="float">
            <text:p>-434</text:p>
          </table:table-cell>
          <table:table-cell table:formula="of:=COS([.$O419])*([.Z$3]-[.B$12]/2)-SIN([.$O419])*([.AA$3]-[.B$13]/2)" office:value-type="float" office:value="-578" calcext:value-type="float">
            <text:p>-578</text:p>
          </table:table-cell>
          <table:table-cell table:formula="of:=SIN([.$O419])*([.Z$3]-[.B$12]/2)+COS([.$O419])*([.AA$3]-[.B$13]/2)" office:value-type="float" office:value="434" calcext:value-type="float">
            <text:p>434</text:p>
          </table:table-cell>
          <table:table-cell table:formula="of:=COS([.$O419])*([.AB$3]-[.B$12]/2)-SIN([.$O419])*([.AC$3]-[.B$13]/2)" office:value-type="float" office:value="578" calcext:value-type="float">
            <text:p>578</text:p>
          </table:table-cell>
          <table:table-cell table:formula="of:=SIN([.$O419])*([.AB$3]-[.B$12]/2)+COS([.$O419])*([.AC$3]-[.B$13]/2)" office:value-type="float" office:value="-434" calcext:value-type="float">
            <text:p>-434</text:p>
          </table:table-cell>
          <table:table-cell table:formula="of:=COS([.$O419])*([.AD$3]-[.B$12]/2)-SIN([.$O419])*([.AE$3]-[.B$13]/2)" office:value-type="float" office:value="578" calcext:value-type="float">
            <text:p>578</text:p>
          </table:table-cell>
          <table:table-cell table:formula="of:=SIN([.$O419])*([.AD$3]-[.B$12]/2)+COS([.$O419])*([.AE$3]-[.B$13]/2)" office:value-type="float" office:value="434" calcext:value-type="float">
            <text:p>434</text:p>
          </table:table-cell>
          <table:table-cell table:formula="of:=COS([.$O419])*([.AF$3]-[.B$12]/2)-SIN([.$O419])*([.AG$3]-[.B$13]/2)" office:value-type="float" office:value="-228" calcext:value-type="float">
            <text:p>-228</text:p>
          </table:table-cell>
          <table:table-cell table:formula="of:=SIN([.$O419])*([.AF$3]-[.B$12]/2)+COS([.$O419])*([.AG$3]-[.B$13]/2)" office:value-type="float" office:value="-684" calcext:value-type="float">
            <text:p>-684</text:p>
          </table:table-cell>
          <table:table-cell table:formula="of:=MIN([.X419];[.Z419];[.AB419];[.AD419])" office:value-type="float" office:value="-578" calcext:value-type="float">
            <text:p>-578</text:p>
          </table:table-cell>
          <table:table-cell table:formula="of:=MIN([.Y419];[.AA419];[.AC419];[.AE419])" office:value-type="float" office:value="-434" calcext:value-type="float">
            <text:p>-434</text:p>
          </table:table-cell>
          <table:table-cell table:formula="of:=[.AF419]-[.$AH419]" office:value-type="float" office:value="350" calcext:value-type="float">
            <text:p>350</text:p>
          </table:table-cell>
          <table:table-cell table:formula="of:=[.AG419]-[.$AI419]" office:value-type="float" office:value="-250" calcext:value-type="float">
            <text:p>-250</text:p>
          </table:table-cell>
          <table:table-cell table:formula="of:=[.AF$3]-[.AJ419]" office:value-type="float" office:value="0" calcext:value-type="float">
            <text:p>0</text:p>
          </table:table-cell>
          <table:table-cell table:formula="of:=[.AG$3]-[.AK4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0];[.E420];[.F420])+TIME([.G420];[.H420];[.I420])" office:value-type="date" office:date-value="1999-11-30" calcext:value-type="date">
            <text:p>30/11/99 00:00:00</text:p>
          </table:table-cell>
          <table:table-cell table:formula="of:=IF([.C420]&lt;&gt;&quot;&quot;;CONCATENATE(&quot;mogrify -rotate &quot;;ROUND([.N420];3);&quot; -background black &quot;;[.C420]);&quot;&quot;)">
            <text:p/>
          </table:table-cell>
          <table:table-cell table:formula="of:=IF([.C420]&lt;&gt;&quot;&quot;;CONCATENATE(&quot;mogrify -crop &quot;;ROUND([.B$22]);&quot;x&quot;;ROUND([.B$23]);&quot;+&quot;;ROUND([.B$30]+[.B$33]-[.AL420]);&quot;+&quot;;ROUND([.B$31]+[.B$34]-[.AM420]);&quot; &quot;;[.C420]);&quot;&quot;)">
            <text:p/>
          </table:table-cell>
          <table:table-cell/>
          <table:table-cell table:style-name="Default" table:formula="of:=IF([.C420]&lt;&gt;&quot;&quot;;([.J420]-[.J$3])*360*[.B$35];0)" office:value-type="float" office:value="0" calcext:value-type="float">
            <text:p>0</text:p>
          </table:table-cell>
          <table:table-cell table:formula="of:=[.N420]/180*PI()" office:value-type="float" office:value="0" calcext:value-type="float">
            <text:p>0</text:p>
          </table:table-cell>
          <table:table-cell table:formula="of:=COS([.$O420])*([.P$3]-[.B$14])-SIN([.$O420])*([.Q$3]-[.B$15])" office:value-type="float" office:value="-350" calcext:value-type="float">
            <text:p>-350</text:p>
          </table:table-cell>
          <table:table-cell table:formula="of:=SIN([.$O420])*([.P$3]-[.B$14])+COS([.$O420])*([.Q$3]-[.B$15])" office:value-type="float" office:value="250" calcext:value-type="float">
            <text:p>250</text:p>
          </table:table-cell>
          <table:table-cell table:formula="of:=COS([.$O420])*([.R$3]-[.B$14])-SIN([.$O420])*([.S$3]-[.B$15])" office:value-type="float" office:value="-350" calcext:value-type="float">
            <text:p>-350</text:p>
          </table:table-cell>
          <table:table-cell table:formula="of:=SIN([.$O420])*([.R$3]-[.B$14])+COS([.$O420])*([.S$3]-[.B$15])" office:value-type="float" office:value="1118" calcext:value-type="float">
            <text:p>1118</text:p>
          </table:table-cell>
          <table:table-cell table:formula="of:=COS([.$O420])*([.T$3]-[.B$14])-SIN([.$O420])*([.U$3]-[.B$15])" office:value-type="float" office:value="806" calcext:value-type="float">
            <text:p>806</text:p>
          </table:table-cell>
          <table:table-cell table:formula="of:=SIN([.$O420])*([.T$3]-[.B$14])+COS([.$O420])*([.U$3]-[.B$15])" office:value-type="float" office:value="250" calcext:value-type="float">
            <text:p>250</text:p>
          </table:table-cell>
          <table:table-cell table:formula="of:=COS([.$O420])*([.V$3]-[.B$14])-SIN([.$O420])*([.W$3]-[.B$15])" office:value-type="float" office:value="806" calcext:value-type="float">
            <text:p>806</text:p>
          </table:table-cell>
          <table:table-cell table:formula="of:=SIN([.$O420])*([.V$3]-[.B$14])+COS([.$O420])*([.W$3]-[.B$15])" office:value-type="float" office:value="1118" calcext:value-type="float">
            <text:p>1118</text:p>
          </table:table-cell>
          <table:table-cell table:formula="of:=COS([.$O420])*([.X$3]-[.B$12]/2)-SIN([.$O420])*([.Y$3]-[.B$13]/2)" office:value-type="float" office:value="-578" calcext:value-type="float">
            <text:p>-578</text:p>
          </table:table-cell>
          <table:table-cell table:formula="of:=SIN([.$O420])*([.X$3]-[.B$12]/2)+COS([.$O420])*([.Y$3]-[.B$13]/2)" office:value-type="float" office:value="-434" calcext:value-type="float">
            <text:p>-434</text:p>
          </table:table-cell>
          <table:table-cell table:formula="of:=COS([.$O420])*([.Z$3]-[.B$12]/2)-SIN([.$O420])*([.AA$3]-[.B$13]/2)" office:value-type="float" office:value="-578" calcext:value-type="float">
            <text:p>-578</text:p>
          </table:table-cell>
          <table:table-cell table:formula="of:=SIN([.$O420])*([.Z$3]-[.B$12]/2)+COS([.$O420])*([.AA$3]-[.B$13]/2)" office:value-type="float" office:value="434" calcext:value-type="float">
            <text:p>434</text:p>
          </table:table-cell>
          <table:table-cell table:formula="of:=COS([.$O420])*([.AB$3]-[.B$12]/2)-SIN([.$O420])*([.AC$3]-[.B$13]/2)" office:value-type="float" office:value="578" calcext:value-type="float">
            <text:p>578</text:p>
          </table:table-cell>
          <table:table-cell table:formula="of:=SIN([.$O420])*([.AB$3]-[.B$12]/2)+COS([.$O420])*([.AC$3]-[.B$13]/2)" office:value-type="float" office:value="-434" calcext:value-type="float">
            <text:p>-434</text:p>
          </table:table-cell>
          <table:table-cell table:formula="of:=COS([.$O420])*([.AD$3]-[.B$12]/2)-SIN([.$O420])*([.AE$3]-[.B$13]/2)" office:value-type="float" office:value="578" calcext:value-type="float">
            <text:p>578</text:p>
          </table:table-cell>
          <table:table-cell table:formula="of:=SIN([.$O420])*([.AD$3]-[.B$12]/2)+COS([.$O420])*([.AE$3]-[.B$13]/2)" office:value-type="float" office:value="434" calcext:value-type="float">
            <text:p>434</text:p>
          </table:table-cell>
          <table:table-cell table:formula="of:=COS([.$O420])*([.AF$3]-[.B$12]/2)-SIN([.$O420])*([.AG$3]-[.B$13]/2)" office:value-type="float" office:value="-228" calcext:value-type="float">
            <text:p>-228</text:p>
          </table:table-cell>
          <table:table-cell table:formula="of:=SIN([.$O420])*([.AF$3]-[.B$12]/2)+COS([.$O420])*([.AG$3]-[.B$13]/2)" office:value-type="float" office:value="-684" calcext:value-type="float">
            <text:p>-684</text:p>
          </table:table-cell>
          <table:table-cell table:formula="of:=MIN([.X420];[.Z420];[.AB420];[.AD420])" office:value-type="float" office:value="-578" calcext:value-type="float">
            <text:p>-578</text:p>
          </table:table-cell>
          <table:table-cell table:formula="of:=MIN([.Y420];[.AA420];[.AC420];[.AE420])" office:value-type="float" office:value="-434" calcext:value-type="float">
            <text:p>-434</text:p>
          </table:table-cell>
          <table:table-cell table:formula="of:=[.AF420]-[.$AH420]" office:value-type="float" office:value="350" calcext:value-type="float">
            <text:p>350</text:p>
          </table:table-cell>
          <table:table-cell table:formula="of:=[.AG420]-[.$AI420]" office:value-type="float" office:value="-250" calcext:value-type="float">
            <text:p>-250</text:p>
          </table:table-cell>
          <table:table-cell table:formula="of:=[.AF$3]-[.AJ420]" office:value-type="float" office:value="0" calcext:value-type="float">
            <text:p>0</text:p>
          </table:table-cell>
          <table:table-cell table:formula="of:=[.AG$3]-[.AK42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1];[.E421];[.F421])+TIME([.G421];[.H421];[.I421])" office:value-type="date" office:date-value="1999-11-30" calcext:value-type="date">
            <text:p>30/11/99 00:00:00</text:p>
          </table:table-cell>
          <table:table-cell table:formula="of:=IF([.C421]&lt;&gt;&quot;&quot;;CONCATENATE(&quot;mogrify -rotate &quot;;ROUND([.N421];3);&quot; -background black &quot;;[.C421]);&quot;&quot;)">
            <text:p/>
          </table:table-cell>
          <table:table-cell table:formula="of:=IF([.C421]&lt;&gt;&quot;&quot;;CONCATENATE(&quot;mogrify -crop &quot;;ROUND([.B$22]);&quot;x&quot;;ROUND([.B$23]);&quot;+&quot;;ROUND([.B$30]+[.B$33]-[.AL421]);&quot;+&quot;;ROUND([.B$31]+[.B$34]-[.AM421]);&quot; &quot;;[.C421]);&quot;&quot;)">
            <text:p/>
          </table:table-cell>
          <table:table-cell/>
          <table:table-cell table:style-name="Default" table:formula="of:=IF([.C421]&lt;&gt;&quot;&quot;;([.J421]-[.J$3])*360*[.B$35];0)" office:value-type="float" office:value="0" calcext:value-type="float">
            <text:p>0</text:p>
          </table:table-cell>
          <table:table-cell table:formula="of:=[.N421]/180*PI()" office:value-type="float" office:value="0" calcext:value-type="float">
            <text:p>0</text:p>
          </table:table-cell>
          <table:table-cell table:formula="of:=COS([.$O421])*([.P$3]-[.B$14])-SIN([.$O421])*([.Q$3]-[.B$15])" office:value-type="float" office:value="-350" calcext:value-type="float">
            <text:p>-350</text:p>
          </table:table-cell>
          <table:table-cell table:formula="of:=SIN([.$O421])*([.P$3]-[.B$14])+COS([.$O421])*([.Q$3]-[.B$15])" office:value-type="float" office:value="250" calcext:value-type="float">
            <text:p>250</text:p>
          </table:table-cell>
          <table:table-cell table:formula="of:=COS([.$O421])*([.R$3]-[.B$14])-SIN([.$O421])*([.S$3]-[.B$15])" office:value-type="float" office:value="-350" calcext:value-type="float">
            <text:p>-350</text:p>
          </table:table-cell>
          <table:table-cell table:formula="of:=SIN([.$O421])*([.R$3]-[.B$14])+COS([.$O421])*([.S$3]-[.B$15])" office:value-type="float" office:value="1118" calcext:value-type="float">
            <text:p>1118</text:p>
          </table:table-cell>
          <table:table-cell table:formula="of:=COS([.$O421])*([.T$3]-[.B$14])-SIN([.$O421])*([.U$3]-[.B$15])" office:value-type="float" office:value="806" calcext:value-type="float">
            <text:p>806</text:p>
          </table:table-cell>
          <table:table-cell table:formula="of:=SIN([.$O421])*([.T$3]-[.B$14])+COS([.$O421])*([.U$3]-[.B$15])" office:value-type="float" office:value="250" calcext:value-type="float">
            <text:p>250</text:p>
          </table:table-cell>
          <table:table-cell table:formula="of:=COS([.$O421])*([.V$3]-[.B$14])-SIN([.$O421])*([.W$3]-[.B$15])" office:value-type="float" office:value="806" calcext:value-type="float">
            <text:p>806</text:p>
          </table:table-cell>
          <table:table-cell table:formula="of:=SIN([.$O421])*([.V$3]-[.B$14])+COS([.$O421])*([.W$3]-[.B$15])" office:value-type="float" office:value="1118" calcext:value-type="float">
            <text:p>1118</text:p>
          </table:table-cell>
          <table:table-cell table:formula="of:=COS([.$O421])*([.X$3]-[.B$12]/2)-SIN([.$O421])*([.Y$3]-[.B$13]/2)" office:value-type="float" office:value="-578" calcext:value-type="float">
            <text:p>-578</text:p>
          </table:table-cell>
          <table:table-cell table:formula="of:=SIN([.$O421])*([.X$3]-[.B$12]/2)+COS([.$O421])*([.Y$3]-[.B$13]/2)" office:value-type="float" office:value="-434" calcext:value-type="float">
            <text:p>-434</text:p>
          </table:table-cell>
          <table:table-cell table:formula="of:=COS([.$O421])*([.Z$3]-[.B$12]/2)-SIN([.$O421])*([.AA$3]-[.B$13]/2)" office:value-type="float" office:value="-578" calcext:value-type="float">
            <text:p>-578</text:p>
          </table:table-cell>
          <table:table-cell table:formula="of:=SIN([.$O421])*([.Z$3]-[.B$12]/2)+COS([.$O421])*([.AA$3]-[.B$13]/2)" office:value-type="float" office:value="434" calcext:value-type="float">
            <text:p>434</text:p>
          </table:table-cell>
          <table:table-cell table:formula="of:=COS([.$O421])*([.AB$3]-[.B$12]/2)-SIN([.$O421])*([.AC$3]-[.B$13]/2)" office:value-type="float" office:value="578" calcext:value-type="float">
            <text:p>578</text:p>
          </table:table-cell>
          <table:table-cell table:formula="of:=SIN([.$O421])*([.AB$3]-[.B$12]/2)+COS([.$O421])*([.AC$3]-[.B$13]/2)" office:value-type="float" office:value="-434" calcext:value-type="float">
            <text:p>-434</text:p>
          </table:table-cell>
          <table:table-cell table:formula="of:=COS([.$O421])*([.AD$3]-[.B$12]/2)-SIN([.$O421])*([.AE$3]-[.B$13]/2)" office:value-type="float" office:value="578" calcext:value-type="float">
            <text:p>578</text:p>
          </table:table-cell>
          <table:table-cell table:formula="of:=SIN([.$O421])*([.AD$3]-[.B$12]/2)+COS([.$O421])*([.AE$3]-[.B$13]/2)" office:value-type="float" office:value="434" calcext:value-type="float">
            <text:p>434</text:p>
          </table:table-cell>
          <table:table-cell table:formula="of:=COS([.$O421])*([.AF$3]-[.B$12]/2)-SIN([.$O421])*([.AG$3]-[.B$13]/2)" office:value-type="float" office:value="-228" calcext:value-type="float">
            <text:p>-228</text:p>
          </table:table-cell>
          <table:table-cell table:formula="of:=SIN([.$O421])*([.AF$3]-[.B$12]/2)+COS([.$O421])*([.AG$3]-[.B$13]/2)" office:value-type="float" office:value="-684" calcext:value-type="float">
            <text:p>-684</text:p>
          </table:table-cell>
          <table:table-cell table:formula="of:=MIN([.X421];[.Z421];[.AB421];[.AD421])" office:value-type="float" office:value="-578" calcext:value-type="float">
            <text:p>-578</text:p>
          </table:table-cell>
          <table:table-cell table:formula="of:=MIN([.Y421];[.AA421];[.AC421];[.AE421])" office:value-type="float" office:value="-434" calcext:value-type="float">
            <text:p>-434</text:p>
          </table:table-cell>
          <table:table-cell table:formula="of:=[.AF421]-[.$AH421]" office:value-type="float" office:value="350" calcext:value-type="float">
            <text:p>350</text:p>
          </table:table-cell>
          <table:table-cell table:formula="of:=[.AG421]-[.$AI421]" office:value-type="float" office:value="-250" calcext:value-type="float">
            <text:p>-250</text:p>
          </table:table-cell>
          <table:table-cell table:formula="of:=[.AF$3]-[.AJ421]" office:value-type="float" office:value="0" calcext:value-type="float">
            <text:p>0</text:p>
          </table:table-cell>
          <table:table-cell table:formula="of:=[.AG$3]-[.AK42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2];[.E422];[.F422])+TIME([.G422];[.H422];[.I422])" office:value-type="date" office:date-value="1999-11-30" calcext:value-type="date">
            <text:p>30/11/99 00:00:00</text:p>
          </table:table-cell>
          <table:table-cell table:formula="of:=IF([.C422]&lt;&gt;&quot;&quot;;CONCATENATE(&quot;mogrify -rotate &quot;;ROUND([.N422];3);&quot; -background black &quot;;[.C422]);&quot;&quot;)">
            <text:p/>
          </table:table-cell>
          <table:table-cell table:formula="of:=IF([.C422]&lt;&gt;&quot;&quot;;CONCATENATE(&quot;mogrify -crop &quot;;ROUND([.B$22]);&quot;x&quot;;ROUND([.B$23]);&quot;+&quot;;ROUND([.B$30]+[.B$33]-[.AL422]);&quot;+&quot;;ROUND([.B$31]+[.B$34]-[.AM422]);&quot; &quot;;[.C422]);&quot;&quot;)">
            <text:p/>
          </table:table-cell>
          <table:table-cell/>
          <table:table-cell table:style-name="Default" table:formula="of:=IF([.C422]&lt;&gt;&quot;&quot;;([.J422]-[.J$3])*360*[.B$35];0)" office:value-type="float" office:value="0" calcext:value-type="float">
            <text:p>0</text:p>
          </table:table-cell>
          <table:table-cell table:formula="of:=[.N422]/180*PI()" office:value-type="float" office:value="0" calcext:value-type="float">
            <text:p>0</text:p>
          </table:table-cell>
          <table:table-cell table:formula="of:=COS([.$O422])*([.P$3]-[.B$14])-SIN([.$O422])*([.Q$3]-[.B$15])" office:value-type="float" office:value="-350" calcext:value-type="float">
            <text:p>-350</text:p>
          </table:table-cell>
          <table:table-cell table:formula="of:=SIN([.$O422])*([.P$3]-[.B$14])+COS([.$O422])*([.Q$3]-[.B$15])" office:value-type="float" office:value="250" calcext:value-type="float">
            <text:p>250</text:p>
          </table:table-cell>
          <table:table-cell table:formula="of:=COS([.$O422])*([.R$3]-[.B$14])-SIN([.$O422])*([.S$3]-[.B$15])" office:value-type="float" office:value="-350" calcext:value-type="float">
            <text:p>-350</text:p>
          </table:table-cell>
          <table:table-cell table:formula="of:=SIN([.$O422])*([.R$3]-[.B$14])+COS([.$O422])*([.S$3]-[.B$15])" office:value-type="float" office:value="1118" calcext:value-type="float">
            <text:p>1118</text:p>
          </table:table-cell>
          <table:table-cell table:formula="of:=COS([.$O422])*([.T$3]-[.B$14])-SIN([.$O422])*([.U$3]-[.B$15])" office:value-type="float" office:value="806" calcext:value-type="float">
            <text:p>806</text:p>
          </table:table-cell>
          <table:table-cell table:formula="of:=SIN([.$O422])*([.T$3]-[.B$14])+COS([.$O422])*([.U$3]-[.B$15])" office:value-type="float" office:value="250" calcext:value-type="float">
            <text:p>250</text:p>
          </table:table-cell>
          <table:table-cell table:formula="of:=COS([.$O422])*([.V$3]-[.B$14])-SIN([.$O422])*([.W$3]-[.B$15])" office:value-type="float" office:value="806" calcext:value-type="float">
            <text:p>806</text:p>
          </table:table-cell>
          <table:table-cell table:formula="of:=SIN([.$O422])*([.V$3]-[.B$14])+COS([.$O422])*([.W$3]-[.B$15])" office:value-type="float" office:value="1118" calcext:value-type="float">
            <text:p>1118</text:p>
          </table:table-cell>
          <table:table-cell table:formula="of:=COS([.$O422])*([.X$3]-[.B$12]/2)-SIN([.$O422])*([.Y$3]-[.B$13]/2)" office:value-type="float" office:value="-578" calcext:value-type="float">
            <text:p>-578</text:p>
          </table:table-cell>
          <table:table-cell table:formula="of:=SIN([.$O422])*([.X$3]-[.B$12]/2)+COS([.$O422])*([.Y$3]-[.B$13]/2)" office:value-type="float" office:value="-434" calcext:value-type="float">
            <text:p>-434</text:p>
          </table:table-cell>
          <table:table-cell table:formula="of:=COS([.$O422])*([.Z$3]-[.B$12]/2)-SIN([.$O422])*([.AA$3]-[.B$13]/2)" office:value-type="float" office:value="-578" calcext:value-type="float">
            <text:p>-578</text:p>
          </table:table-cell>
          <table:table-cell table:formula="of:=SIN([.$O422])*([.Z$3]-[.B$12]/2)+COS([.$O422])*([.AA$3]-[.B$13]/2)" office:value-type="float" office:value="434" calcext:value-type="float">
            <text:p>434</text:p>
          </table:table-cell>
          <table:table-cell table:formula="of:=COS([.$O422])*([.AB$3]-[.B$12]/2)-SIN([.$O422])*([.AC$3]-[.B$13]/2)" office:value-type="float" office:value="578" calcext:value-type="float">
            <text:p>578</text:p>
          </table:table-cell>
          <table:table-cell table:formula="of:=SIN([.$O422])*([.AB$3]-[.B$12]/2)+COS([.$O422])*([.AC$3]-[.B$13]/2)" office:value-type="float" office:value="-434" calcext:value-type="float">
            <text:p>-434</text:p>
          </table:table-cell>
          <table:table-cell table:formula="of:=COS([.$O422])*([.AD$3]-[.B$12]/2)-SIN([.$O422])*([.AE$3]-[.B$13]/2)" office:value-type="float" office:value="578" calcext:value-type="float">
            <text:p>578</text:p>
          </table:table-cell>
          <table:table-cell table:formula="of:=SIN([.$O422])*([.AD$3]-[.B$12]/2)+COS([.$O422])*([.AE$3]-[.B$13]/2)" office:value-type="float" office:value="434" calcext:value-type="float">
            <text:p>434</text:p>
          </table:table-cell>
          <table:table-cell table:formula="of:=COS([.$O422])*([.AF$3]-[.B$12]/2)-SIN([.$O422])*([.AG$3]-[.B$13]/2)" office:value-type="float" office:value="-228" calcext:value-type="float">
            <text:p>-228</text:p>
          </table:table-cell>
          <table:table-cell table:formula="of:=SIN([.$O422])*([.AF$3]-[.B$12]/2)+COS([.$O422])*([.AG$3]-[.B$13]/2)" office:value-type="float" office:value="-684" calcext:value-type="float">
            <text:p>-684</text:p>
          </table:table-cell>
          <table:table-cell table:formula="of:=MIN([.X422];[.Z422];[.AB422];[.AD422])" office:value-type="float" office:value="-578" calcext:value-type="float">
            <text:p>-578</text:p>
          </table:table-cell>
          <table:table-cell table:formula="of:=MIN([.Y422];[.AA422];[.AC422];[.AE422])" office:value-type="float" office:value="-434" calcext:value-type="float">
            <text:p>-434</text:p>
          </table:table-cell>
          <table:table-cell table:formula="of:=[.AF422]-[.$AH422]" office:value-type="float" office:value="350" calcext:value-type="float">
            <text:p>350</text:p>
          </table:table-cell>
          <table:table-cell table:formula="of:=[.AG422]-[.$AI422]" office:value-type="float" office:value="-250" calcext:value-type="float">
            <text:p>-250</text:p>
          </table:table-cell>
          <table:table-cell table:formula="of:=[.AF$3]-[.AJ422]" office:value-type="float" office:value="0" calcext:value-type="float">
            <text:p>0</text:p>
          </table:table-cell>
          <table:table-cell table:formula="of:=[.AG$3]-[.AK42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3];[.E423];[.F423])+TIME([.G423];[.H423];[.I423])" office:value-type="date" office:date-value="1999-11-30" calcext:value-type="date">
            <text:p>30/11/99 00:00:00</text:p>
          </table:table-cell>
          <table:table-cell table:formula="of:=IF([.C423]&lt;&gt;&quot;&quot;;CONCATENATE(&quot;mogrify -rotate &quot;;ROUND([.N423];3);&quot; -background black &quot;;[.C423]);&quot;&quot;)">
            <text:p/>
          </table:table-cell>
          <table:table-cell table:formula="of:=IF([.C423]&lt;&gt;&quot;&quot;;CONCATENATE(&quot;mogrify -crop &quot;;ROUND([.B$22]);&quot;x&quot;;ROUND([.B$23]);&quot;+&quot;;ROUND([.B$30]+[.B$33]-[.AL423]);&quot;+&quot;;ROUND([.B$31]+[.B$34]-[.AM423]);&quot; &quot;;[.C423]);&quot;&quot;)">
            <text:p/>
          </table:table-cell>
          <table:table-cell/>
          <table:table-cell table:style-name="Default" table:formula="of:=IF([.C423]&lt;&gt;&quot;&quot;;([.J423]-[.J$3])*360*[.B$35];0)" office:value-type="float" office:value="0" calcext:value-type="float">
            <text:p>0</text:p>
          </table:table-cell>
          <table:table-cell table:formula="of:=[.N423]/180*PI()" office:value-type="float" office:value="0" calcext:value-type="float">
            <text:p>0</text:p>
          </table:table-cell>
          <table:table-cell table:formula="of:=COS([.$O423])*([.P$3]-[.B$14])-SIN([.$O423])*([.Q$3]-[.B$15])" office:value-type="float" office:value="-350" calcext:value-type="float">
            <text:p>-350</text:p>
          </table:table-cell>
          <table:table-cell table:formula="of:=SIN([.$O423])*([.P$3]-[.B$14])+COS([.$O423])*([.Q$3]-[.B$15])" office:value-type="float" office:value="250" calcext:value-type="float">
            <text:p>250</text:p>
          </table:table-cell>
          <table:table-cell table:formula="of:=COS([.$O423])*([.R$3]-[.B$14])-SIN([.$O423])*([.S$3]-[.B$15])" office:value-type="float" office:value="-350" calcext:value-type="float">
            <text:p>-350</text:p>
          </table:table-cell>
          <table:table-cell table:formula="of:=SIN([.$O423])*([.R$3]-[.B$14])+COS([.$O423])*([.S$3]-[.B$15])" office:value-type="float" office:value="1118" calcext:value-type="float">
            <text:p>1118</text:p>
          </table:table-cell>
          <table:table-cell table:formula="of:=COS([.$O423])*([.T$3]-[.B$14])-SIN([.$O423])*([.U$3]-[.B$15])" office:value-type="float" office:value="806" calcext:value-type="float">
            <text:p>806</text:p>
          </table:table-cell>
          <table:table-cell table:formula="of:=SIN([.$O423])*([.T$3]-[.B$14])+COS([.$O423])*([.U$3]-[.B$15])" office:value-type="float" office:value="250" calcext:value-type="float">
            <text:p>250</text:p>
          </table:table-cell>
          <table:table-cell table:formula="of:=COS([.$O423])*([.V$3]-[.B$14])-SIN([.$O423])*([.W$3]-[.B$15])" office:value-type="float" office:value="806" calcext:value-type="float">
            <text:p>806</text:p>
          </table:table-cell>
          <table:table-cell table:formula="of:=SIN([.$O423])*([.V$3]-[.B$14])+COS([.$O423])*([.W$3]-[.B$15])" office:value-type="float" office:value="1118" calcext:value-type="float">
            <text:p>1118</text:p>
          </table:table-cell>
          <table:table-cell table:formula="of:=COS([.$O423])*([.X$3]-[.B$12]/2)-SIN([.$O423])*([.Y$3]-[.B$13]/2)" office:value-type="float" office:value="-578" calcext:value-type="float">
            <text:p>-578</text:p>
          </table:table-cell>
          <table:table-cell table:formula="of:=SIN([.$O423])*([.X$3]-[.B$12]/2)+COS([.$O423])*([.Y$3]-[.B$13]/2)" office:value-type="float" office:value="-434" calcext:value-type="float">
            <text:p>-434</text:p>
          </table:table-cell>
          <table:table-cell table:formula="of:=COS([.$O423])*([.Z$3]-[.B$12]/2)-SIN([.$O423])*([.AA$3]-[.B$13]/2)" office:value-type="float" office:value="-578" calcext:value-type="float">
            <text:p>-578</text:p>
          </table:table-cell>
          <table:table-cell table:formula="of:=SIN([.$O423])*([.Z$3]-[.B$12]/2)+COS([.$O423])*([.AA$3]-[.B$13]/2)" office:value-type="float" office:value="434" calcext:value-type="float">
            <text:p>434</text:p>
          </table:table-cell>
          <table:table-cell table:formula="of:=COS([.$O423])*([.AB$3]-[.B$12]/2)-SIN([.$O423])*([.AC$3]-[.B$13]/2)" office:value-type="float" office:value="578" calcext:value-type="float">
            <text:p>578</text:p>
          </table:table-cell>
          <table:table-cell table:formula="of:=SIN([.$O423])*([.AB$3]-[.B$12]/2)+COS([.$O423])*([.AC$3]-[.B$13]/2)" office:value-type="float" office:value="-434" calcext:value-type="float">
            <text:p>-434</text:p>
          </table:table-cell>
          <table:table-cell table:formula="of:=COS([.$O423])*([.AD$3]-[.B$12]/2)-SIN([.$O423])*([.AE$3]-[.B$13]/2)" office:value-type="float" office:value="578" calcext:value-type="float">
            <text:p>578</text:p>
          </table:table-cell>
          <table:table-cell table:formula="of:=SIN([.$O423])*([.AD$3]-[.B$12]/2)+COS([.$O423])*([.AE$3]-[.B$13]/2)" office:value-type="float" office:value="434" calcext:value-type="float">
            <text:p>434</text:p>
          </table:table-cell>
          <table:table-cell table:formula="of:=COS([.$O423])*([.AF$3]-[.B$12]/2)-SIN([.$O423])*([.AG$3]-[.B$13]/2)" office:value-type="float" office:value="-228" calcext:value-type="float">
            <text:p>-228</text:p>
          </table:table-cell>
          <table:table-cell table:formula="of:=SIN([.$O423])*([.AF$3]-[.B$12]/2)+COS([.$O423])*([.AG$3]-[.B$13]/2)" office:value-type="float" office:value="-684" calcext:value-type="float">
            <text:p>-684</text:p>
          </table:table-cell>
          <table:table-cell table:formula="of:=MIN([.X423];[.Z423];[.AB423];[.AD423])" office:value-type="float" office:value="-578" calcext:value-type="float">
            <text:p>-578</text:p>
          </table:table-cell>
          <table:table-cell table:formula="of:=MIN([.Y423];[.AA423];[.AC423];[.AE423])" office:value-type="float" office:value="-434" calcext:value-type="float">
            <text:p>-434</text:p>
          </table:table-cell>
          <table:table-cell table:formula="of:=[.AF423]-[.$AH423]" office:value-type="float" office:value="350" calcext:value-type="float">
            <text:p>350</text:p>
          </table:table-cell>
          <table:table-cell table:formula="of:=[.AG423]-[.$AI423]" office:value-type="float" office:value="-250" calcext:value-type="float">
            <text:p>-250</text:p>
          </table:table-cell>
          <table:table-cell table:formula="of:=[.AF$3]-[.AJ423]" office:value-type="float" office:value="0" calcext:value-type="float">
            <text:p>0</text:p>
          </table:table-cell>
          <table:table-cell table:formula="of:=[.AG$3]-[.AK42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4];[.E424];[.F424])+TIME([.G424];[.H424];[.I424])" office:value-type="date" office:date-value="1999-11-30" calcext:value-type="date">
            <text:p>30/11/99 00:00:00</text:p>
          </table:table-cell>
          <table:table-cell table:formula="of:=IF([.C424]&lt;&gt;&quot;&quot;;CONCATENATE(&quot;mogrify -rotate &quot;;ROUND([.N424];3);&quot; -background black &quot;;[.C424]);&quot;&quot;)">
            <text:p/>
          </table:table-cell>
          <table:table-cell table:formula="of:=IF([.C424]&lt;&gt;&quot;&quot;;CONCATENATE(&quot;mogrify -crop &quot;;ROUND([.B$22]);&quot;x&quot;;ROUND([.B$23]);&quot;+&quot;;ROUND([.B$30]+[.B$33]-[.AL424]);&quot;+&quot;;ROUND([.B$31]+[.B$34]-[.AM424]);&quot; &quot;;[.C424]);&quot;&quot;)">
            <text:p/>
          </table:table-cell>
          <table:table-cell/>
          <table:table-cell table:style-name="Default" table:formula="of:=IF([.C424]&lt;&gt;&quot;&quot;;([.J424]-[.J$3])*360*[.B$35];0)" office:value-type="float" office:value="0" calcext:value-type="float">
            <text:p>0</text:p>
          </table:table-cell>
          <table:table-cell table:formula="of:=[.N424]/180*PI()" office:value-type="float" office:value="0" calcext:value-type="float">
            <text:p>0</text:p>
          </table:table-cell>
          <table:table-cell table:formula="of:=COS([.$O424])*([.P$3]-[.B$14])-SIN([.$O424])*([.Q$3]-[.B$15])" office:value-type="float" office:value="-350" calcext:value-type="float">
            <text:p>-350</text:p>
          </table:table-cell>
          <table:table-cell table:formula="of:=SIN([.$O424])*([.P$3]-[.B$14])+COS([.$O424])*([.Q$3]-[.B$15])" office:value-type="float" office:value="250" calcext:value-type="float">
            <text:p>250</text:p>
          </table:table-cell>
          <table:table-cell table:formula="of:=COS([.$O424])*([.R$3]-[.B$14])-SIN([.$O424])*([.S$3]-[.B$15])" office:value-type="float" office:value="-350" calcext:value-type="float">
            <text:p>-350</text:p>
          </table:table-cell>
          <table:table-cell table:formula="of:=SIN([.$O424])*([.R$3]-[.B$14])+COS([.$O424])*([.S$3]-[.B$15])" office:value-type="float" office:value="1118" calcext:value-type="float">
            <text:p>1118</text:p>
          </table:table-cell>
          <table:table-cell table:formula="of:=COS([.$O424])*([.T$3]-[.B$14])-SIN([.$O424])*([.U$3]-[.B$15])" office:value-type="float" office:value="806" calcext:value-type="float">
            <text:p>806</text:p>
          </table:table-cell>
          <table:table-cell table:formula="of:=SIN([.$O424])*([.T$3]-[.B$14])+COS([.$O424])*([.U$3]-[.B$15])" office:value-type="float" office:value="250" calcext:value-type="float">
            <text:p>250</text:p>
          </table:table-cell>
          <table:table-cell table:formula="of:=COS([.$O424])*([.V$3]-[.B$14])-SIN([.$O424])*([.W$3]-[.B$15])" office:value-type="float" office:value="806" calcext:value-type="float">
            <text:p>806</text:p>
          </table:table-cell>
          <table:table-cell table:formula="of:=SIN([.$O424])*([.V$3]-[.B$14])+COS([.$O424])*([.W$3]-[.B$15])" office:value-type="float" office:value="1118" calcext:value-type="float">
            <text:p>1118</text:p>
          </table:table-cell>
          <table:table-cell table:formula="of:=COS([.$O424])*([.X$3]-[.B$12]/2)-SIN([.$O424])*([.Y$3]-[.B$13]/2)" office:value-type="float" office:value="-578" calcext:value-type="float">
            <text:p>-578</text:p>
          </table:table-cell>
          <table:table-cell table:formula="of:=SIN([.$O424])*([.X$3]-[.B$12]/2)+COS([.$O424])*([.Y$3]-[.B$13]/2)" office:value-type="float" office:value="-434" calcext:value-type="float">
            <text:p>-434</text:p>
          </table:table-cell>
          <table:table-cell table:formula="of:=COS([.$O424])*([.Z$3]-[.B$12]/2)-SIN([.$O424])*([.AA$3]-[.B$13]/2)" office:value-type="float" office:value="-578" calcext:value-type="float">
            <text:p>-578</text:p>
          </table:table-cell>
          <table:table-cell table:formula="of:=SIN([.$O424])*([.Z$3]-[.B$12]/2)+COS([.$O424])*([.AA$3]-[.B$13]/2)" office:value-type="float" office:value="434" calcext:value-type="float">
            <text:p>434</text:p>
          </table:table-cell>
          <table:table-cell table:formula="of:=COS([.$O424])*([.AB$3]-[.B$12]/2)-SIN([.$O424])*([.AC$3]-[.B$13]/2)" office:value-type="float" office:value="578" calcext:value-type="float">
            <text:p>578</text:p>
          </table:table-cell>
          <table:table-cell table:formula="of:=SIN([.$O424])*([.AB$3]-[.B$12]/2)+COS([.$O424])*([.AC$3]-[.B$13]/2)" office:value-type="float" office:value="-434" calcext:value-type="float">
            <text:p>-434</text:p>
          </table:table-cell>
          <table:table-cell table:formula="of:=COS([.$O424])*([.AD$3]-[.B$12]/2)-SIN([.$O424])*([.AE$3]-[.B$13]/2)" office:value-type="float" office:value="578" calcext:value-type="float">
            <text:p>578</text:p>
          </table:table-cell>
          <table:table-cell table:formula="of:=SIN([.$O424])*([.AD$3]-[.B$12]/2)+COS([.$O424])*([.AE$3]-[.B$13]/2)" office:value-type="float" office:value="434" calcext:value-type="float">
            <text:p>434</text:p>
          </table:table-cell>
          <table:table-cell table:formula="of:=COS([.$O424])*([.AF$3]-[.B$12]/2)-SIN([.$O424])*([.AG$3]-[.B$13]/2)" office:value-type="float" office:value="-228" calcext:value-type="float">
            <text:p>-228</text:p>
          </table:table-cell>
          <table:table-cell table:formula="of:=SIN([.$O424])*([.AF$3]-[.B$12]/2)+COS([.$O424])*([.AG$3]-[.B$13]/2)" office:value-type="float" office:value="-684" calcext:value-type="float">
            <text:p>-684</text:p>
          </table:table-cell>
          <table:table-cell table:formula="of:=MIN([.X424];[.Z424];[.AB424];[.AD424])" office:value-type="float" office:value="-578" calcext:value-type="float">
            <text:p>-578</text:p>
          </table:table-cell>
          <table:table-cell table:formula="of:=MIN([.Y424];[.AA424];[.AC424];[.AE424])" office:value-type="float" office:value="-434" calcext:value-type="float">
            <text:p>-434</text:p>
          </table:table-cell>
          <table:table-cell table:formula="of:=[.AF424]-[.$AH424]" office:value-type="float" office:value="350" calcext:value-type="float">
            <text:p>350</text:p>
          </table:table-cell>
          <table:table-cell table:formula="of:=[.AG424]-[.$AI424]" office:value-type="float" office:value="-250" calcext:value-type="float">
            <text:p>-250</text:p>
          </table:table-cell>
          <table:table-cell table:formula="of:=[.AF$3]-[.AJ424]" office:value-type="float" office:value="0" calcext:value-type="float">
            <text:p>0</text:p>
          </table:table-cell>
          <table:table-cell table:formula="of:=[.AG$3]-[.AK42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5];[.E425];[.F425])+TIME([.G425];[.H425];[.I425])" office:value-type="date" office:date-value="1999-11-30" calcext:value-type="date">
            <text:p>30/11/99 00:00:00</text:p>
          </table:table-cell>
          <table:table-cell table:formula="of:=IF([.C425]&lt;&gt;&quot;&quot;;CONCATENATE(&quot;mogrify -rotate &quot;;ROUND([.N425];3);&quot; -background black &quot;;[.C425]);&quot;&quot;)">
            <text:p/>
          </table:table-cell>
          <table:table-cell table:formula="of:=IF([.C425]&lt;&gt;&quot;&quot;;CONCATENATE(&quot;mogrify -crop &quot;;ROUND([.B$22]);&quot;x&quot;;ROUND([.B$23]);&quot;+&quot;;ROUND([.B$30]+[.B$33]-[.AL425]);&quot;+&quot;;ROUND([.B$31]+[.B$34]-[.AM425]);&quot; &quot;;[.C425]);&quot;&quot;)">
            <text:p/>
          </table:table-cell>
          <table:table-cell/>
          <table:table-cell table:style-name="Default" table:formula="of:=IF([.C425]&lt;&gt;&quot;&quot;;([.J425]-[.J$3])*360*[.B$35];0)" office:value-type="float" office:value="0" calcext:value-type="float">
            <text:p>0</text:p>
          </table:table-cell>
          <table:table-cell table:formula="of:=[.N425]/180*PI()" office:value-type="float" office:value="0" calcext:value-type="float">
            <text:p>0</text:p>
          </table:table-cell>
          <table:table-cell table:formula="of:=COS([.$O425])*([.P$3]-[.B$14])-SIN([.$O425])*([.Q$3]-[.B$15])" office:value-type="float" office:value="-350" calcext:value-type="float">
            <text:p>-350</text:p>
          </table:table-cell>
          <table:table-cell table:formula="of:=SIN([.$O425])*([.P$3]-[.B$14])+COS([.$O425])*([.Q$3]-[.B$15])" office:value-type="float" office:value="250" calcext:value-type="float">
            <text:p>250</text:p>
          </table:table-cell>
          <table:table-cell table:formula="of:=COS([.$O425])*([.R$3]-[.B$14])-SIN([.$O425])*([.S$3]-[.B$15])" office:value-type="float" office:value="-350" calcext:value-type="float">
            <text:p>-350</text:p>
          </table:table-cell>
          <table:table-cell table:formula="of:=SIN([.$O425])*([.R$3]-[.B$14])+COS([.$O425])*([.S$3]-[.B$15])" office:value-type="float" office:value="1118" calcext:value-type="float">
            <text:p>1118</text:p>
          </table:table-cell>
          <table:table-cell table:formula="of:=COS([.$O425])*([.T$3]-[.B$14])-SIN([.$O425])*([.U$3]-[.B$15])" office:value-type="float" office:value="806" calcext:value-type="float">
            <text:p>806</text:p>
          </table:table-cell>
          <table:table-cell table:formula="of:=SIN([.$O425])*([.T$3]-[.B$14])+COS([.$O425])*([.U$3]-[.B$15])" office:value-type="float" office:value="250" calcext:value-type="float">
            <text:p>250</text:p>
          </table:table-cell>
          <table:table-cell table:formula="of:=COS([.$O425])*([.V$3]-[.B$14])-SIN([.$O425])*([.W$3]-[.B$15])" office:value-type="float" office:value="806" calcext:value-type="float">
            <text:p>806</text:p>
          </table:table-cell>
          <table:table-cell table:formula="of:=SIN([.$O425])*([.V$3]-[.B$14])+COS([.$O425])*([.W$3]-[.B$15])" office:value-type="float" office:value="1118" calcext:value-type="float">
            <text:p>1118</text:p>
          </table:table-cell>
          <table:table-cell table:formula="of:=COS([.$O425])*([.X$3]-[.B$12]/2)-SIN([.$O425])*([.Y$3]-[.B$13]/2)" office:value-type="float" office:value="-578" calcext:value-type="float">
            <text:p>-578</text:p>
          </table:table-cell>
          <table:table-cell table:formula="of:=SIN([.$O425])*([.X$3]-[.B$12]/2)+COS([.$O425])*([.Y$3]-[.B$13]/2)" office:value-type="float" office:value="-434" calcext:value-type="float">
            <text:p>-434</text:p>
          </table:table-cell>
          <table:table-cell table:formula="of:=COS([.$O425])*([.Z$3]-[.B$12]/2)-SIN([.$O425])*([.AA$3]-[.B$13]/2)" office:value-type="float" office:value="-578" calcext:value-type="float">
            <text:p>-578</text:p>
          </table:table-cell>
          <table:table-cell table:formula="of:=SIN([.$O425])*([.Z$3]-[.B$12]/2)+COS([.$O425])*([.AA$3]-[.B$13]/2)" office:value-type="float" office:value="434" calcext:value-type="float">
            <text:p>434</text:p>
          </table:table-cell>
          <table:table-cell table:formula="of:=COS([.$O425])*([.AB$3]-[.B$12]/2)-SIN([.$O425])*([.AC$3]-[.B$13]/2)" office:value-type="float" office:value="578" calcext:value-type="float">
            <text:p>578</text:p>
          </table:table-cell>
          <table:table-cell table:formula="of:=SIN([.$O425])*([.AB$3]-[.B$12]/2)+COS([.$O425])*([.AC$3]-[.B$13]/2)" office:value-type="float" office:value="-434" calcext:value-type="float">
            <text:p>-434</text:p>
          </table:table-cell>
          <table:table-cell table:formula="of:=COS([.$O425])*([.AD$3]-[.B$12]/2)-SIN([.$O425])*([.AE$3]-[.B$13]/2)" office:value-type="float" office:value="578" calcext:value-type="float">
            <text:p>578</text:p>
          </table:table-cell>
          <table:table-cell table:formula="of:=SIN([.$O425])*([.AD$3]-[.B$12]/2)+COS([.$O425])*([.AE$3]-[.B$13]/2)" office:value-type="float" office:value="434" calcext:value-type="float">
            <text:p>434</text:p>
          </table:table-cell>
          <table:table-cell table:formula="of:=COS([.$O425])*([.AF$3]-[.B$12]/2)-SIN([.$O425])*([.AG$3]-[.B$13]/2)" office:value-type="float" office:value="-228" calcext:value-type="float">
            <text:p>-228</text:p>
          </table:table-cell>
          <table:table-cell table:formula="of:=SIN([.$O425])*([.AF$3]-[.B$12]/2)+COS([.$O425])*([.AG$3]-[.B$13]/2)" office:value-type="float" office:value="-684" calcext:value-type="float">
            <text:p>-684</text:p>
          </table:table-cell>
          <table:table-cell table:formula="of:=MIN([.X425];[.Z425];[.AB425];[.AD425])" office:value-type="float" office:value="-578" calcext:value-type="float">
            <text:p>-578</text:p>
          </table:table-cell>
          <table:table-cell table:formula="of:=MIN([.Y425];[.AA425];[.AC425];[.AE425])" office:value-type="float" office:value="-434" calcext:value-type="float">
            <text:p>-434</text:p>
          </table:table-cell>
          <table:table-cell table:formula="of:=[.AF425]-[.$AH425]" office:value-type="float" office:value="350" calcext:value-type="float">
            <text:p>350</text:p>
          </table:table-cell>
          <table:table-cell table:formula="of:=[.AG425]-[.$AI425]" office:value-type="float" office:value="-250" calcext:value-type="float">
            <text:p>-250</text:p>
          </table:table-cell>
          <table:table-cell table:formula="of:=[.AF$3]-[.AJ425]" office:value-type="float" office:value="0" calcext:value-type="float">
            <text:p>0</text:p>
          </table:table-cell>
          <table:table-cell table:formula="of:=[.AG$3]-[.AK42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6];[.E426];[.F426])+TIME([.G426];[.H426];[.I426])" office:value-type="date" office:date-value="1999-11-30" calcext:value-type="date">
            <text:p>30/11/99 00:00:00</text:p>
          </table:table-cell>
          <table:table-cell table:formula="of:=IF([.C426]&lt;&gt;&quot;&quot;;CONCATENATE(&quot;mogrify -rotate &quot;;ROUND([.N426];3);&quot; -background black &quot;;[.C426]);&quot;&quot;)">
            <text:p/>
          </table:table-cell>
          <table:table-cell table:formula="of:=IF([.C426]&lt;&gt;&quot;&quot;;CONCATENATE(&quot;mogrify -crop &quot;;ROUND([.B$22]);&quot;x&quot;;ROUND([.B$23]);&quot;+&quot;;ROUND([.B$30]+[.B$33]-[.AL426]);&quot;+&quot;;ROUND([.B$31]+[.B$34]-[.AM426]);&quot; &quot;;[.C426]);&quot;&quot;)">
            <text:p/>
          </table:table-cell>
          <table:table-cell/>
          <table:table-cell table:style-name="Default" table:formula="of:=IF([.C426]&lt;&gt;&quot;&quot;;([.J426]-[.J$3])*360*[.B$35];0)" office:value-type="float" office:value="0" calcext:value-type="float">
            <text:p>0</text:p>
          </table:table-cell>
          <table:table-cell table:formula="of:=[.N426]/180*PI()" office:value-type="float" office:value="0" calcext:value-type="float">
            <text:p>0</text:p>
          </table:table-cell>
          <table:table-cell table:formula="of:=COS([.$O426])*([.P$3]-[.B$14])-SIN([.$O426])*([.Q$3]-[.B$15])" office:value-type="float" office:value="-350" calcext:value-type="float">
            <text:p>-350</text:p>
          </table:table-cell>
          <table:table-cell table:formula="of:=SIN([.$O426])*([.P$3]-[.B$14])+COS([.$O426])*([.Q$3]-[.B$15])" office:value-type="float" office:value="250" calcext:value-type="float">
            <text:p>250</text:p>
          </table:table-cell>
          <table:table-cell table:formula="of:=COS([.$O426])*([.R$3]-[.B$14])-SIN([.$O426])*([.S$3]-[.B$15])" office:value-type="float" office:value="-350" calcext:value-type="float">
            <text:p>-350</text:p>
          </table:table-cell>
          <table:table-cell table:formula="of:=SIN([.$O426])*([.R$3]-[.B$14])+COS([.$O426])*([.S$3]-[.B$15])" office:value-type="float" office:value="1118" calcext:value-type="float">
            <text:p>1118</text:p>
          </table:table-cell>
          <table:table-cell table:formula="of:=COS([.$O426])*([.T$3]-[.B$14])-SIN([.$O426])*([.U$3]-[.B$15])" office:value-type="float" office:value="806" calcext:value-type="float">
            <text:p>806</text:p>
          </table:table-cell>
          <table:table-cell table:formula="of:=SIN([.$O426])*([.T$3]-[.B$14])+COS([.$O426])*([.U$3]-[.B$15])" office:value-type="float" office:value="250" calcext:value-type="float">
            <text:p>250</text:p>
          </table:table-cell>
          <table:table-cell table:formula="of:=COS([.$O426])*([.V$3]-[.B$14])-SIN([.$O426])*([.W$3]-[.B$15])" office:value-type="float" office:value="806" calcext:value-type="float">
            <text:p>806</text:p>
          </table:table-cell>
          <table:table-cell table:formula="of:=SIN([.$O426])*([.V$3]-[.B$14])+COS([.$O426])*([.W$3]-[.B$15])" office:value-type="float" office:value="1118" calcext:value-type="float">
            <text:p>1118</text:p>
          </table:table-cell>
          <table:table-cell table:formula="of:=COS([.$O426])*([.X$3]-[.B$12]/2)-SIN([.$O426])*([.Y$3]-[.B$13]/2)" office:value-type="float" office:value="-578" calcext:value-type="float">
            <text:p>-578</text:p>
          </table:table-cell>
          <table:table-cell table:formula="of:=SIN([.$O426])*([.X$3]-[.B$12]/2)+COS([.$O426])*([.Y$3]-[.B$13]/2)" office:value-type="float" office:value="-434" calcext:value-type="float">
            <text:p>-434</text:p>
          </table:table-cell>
          <table:table-cell table:formula="of:=COS([.$O426])*([.Z$3]-[.B$12]/2)-SIN([.$O426])*([.AA$3]-[.B$13]/2)" office:value-type="float" office:value="-578" calcext:value-type="float">
            <text:p>-578</text:p>
          </table:table-cell>
          <table:table-cell table:formula="of:=SIN([.$O426])*([.Z$3]-[.B$12]/2)+COS([.$O426])*([.AA$3]-[.B$13]/2)" office:value-type="float" office:value="434" calcext:value-type="float">
            <text:p>434</text:p>
          </table:table-cell>
          <table:table-cell table:formula="of:=COS([.$O426])*([.AB$3]-[.B$12]/2)-SIN([.$O426])*([.AC$3]-[.B$13]/2)" office:value-type="float" office:value="578" calcext:value-type="float">
            <text:p>578</text:p>
          </table:table-cell>
          <table:table-cell table:formula="of:=SIN([.$O426])*([.AB$3]-[.B$12]/2)+COS([.$O426])*([.AC$3]-[.B$13]/2)" office:value-type="float" office:value="-434" calcext:value-type="float">
            <text:p>-434</text:p>
          </table:table-cell>
          <table:table-cell table:formula="of:=COS([.$O426])*([.AD$3]-[.B$12]/2)-SIN([.$O426])*([.AE$3]-[.B$13]/2)" office:value-type="float" office:value="578" calcext:value-type="float">
            <text:p>578</text:p>
          </table:table-cell>
          <table:table-cell table:formula="of:=SIN([.$O426])*([.AD$3]-[.B$12]/2)+COS([.$O426])*([.AE$3]-[.B$13]/2)" office:value-type="float" office:value="434" calcext:value-type="float">
            <text:p>434</text:p>
          </table:table-cell>
          <table:table-cell table:formula="of:=COS([.$O426])*([.AF$3]-[.B$12]/2)-SIN([.$O426])*([.AG$3]-[.B$13]/2)" office:value-type="float" office:value="-228" calcext:value-type="float">
            <text:p>-228</text:p>
          </table:table-cell>
          <table:table-cell table:formula="of:=SIN([.$O426])*([.AF$3]-[.B$12]/2)+COS([.$O426])*([.AG$3]-[.B$13]/2)" office:value-type="float" office:value="-684" calcext:value-type="float">
            <text:p>-684</text:p>
          </table:table-cell>
          <table:table-cell table:formula="of:=MIN([.X426];[.Z426];[.AB426];[.AD426])" office:value-type="float" office:value="-578" calcext:value-type="float">
            <text:p>-578</text:p>
          </table:table-cell>
          <table:table-cell table:formula="of:=MIN([.Y426];[.AA426];[.AC426];[.AE426])" office:value-type="float" office:value="-434" calcext:value-type="float">
            <text:p>-434</text:p>
          </table:table-cell>
          <table:table-cell table:formula="of:=[.AF426]-[.$AH426]" office:value-type="float" office:value="350" calcext:value-type="float">
            <text:p>350</text:p>
          </table:table-cell>
          <table:table-cell table:formula="of:=[.AG426]-[.$AI426]" office:value-type="float" office:value="-250" calcext:value-type="float">
            <text:p>-250</text:p>
          </table:table-cell>
          <table:table-cell table:formula="of:=[.AF$3]-[.AJ426]" office:value-type="float" office:value="0" calcext:value-type="float">
            <text:p>0</text:p>
          </table:table-cell>
          <table:table-cell table:formula="of:=[.AG$3]-[.AK42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7];[.E427];[.F427])+TIME([.G427];[.H427];[.I427])" office:value-type="date" office:date-value="1999-11-30" calcext:value-type="date">
            <text:p>30/11/99 00:00:00</text:p>
          </table:table-cell>
          <table:table-cell table:formula="of:=IF([.C427]&lt;&gt;&quot;&quot;;CONCATENATE(&quot;mogrify -rotate &quot;;ROUND([.N427];3);&quot; -background black &quot;;[.C427]);&quot;&quot;)">
            <text:p/>
          </table:table-cell>
          <table:table-cell table:formula="of:=IF([.C427]&lt;&gt;&quot;&quot;;CONCATENATE(&quot;mogrify -crop &quot;;ROUND([.B$22]);&quot;x&quot;;ROUND([.B$23]);&quot;+&quot;;ROUND([.B$30]+[.B$33]-[.AL427]);&quot;+&quot;;ROUND([.B$31]+[.B$34]-[.AM427]);&quot; &quot;;[.C427]);&quot;&quot;)">
            <text:p/>
          </table:table-cell>
          <table:table-cell/>
          <table:table-cell table:style-name="Default" table:formula="of:=IF([.C427]&lt;&gt;&quot;&quot;;([.J427]-[.J$3])*360*[.B$35];0)" office:value-type="float" office:value="0" calcext:value-type="float">
            <text:p>0</text:p>
          </table:table-cell>
          <table:table-cell table:formula="of:=[.N427]/180*PI()" office:value-type="float" office:value="0" calcext:value-type="float">
            <text:p>0</text:p>
          </table:table-cell>
          <table:table-cell table:formula="of:=COS([.$O427])*([.P$3]-[.B$14])-SIN([.$O427])*([.Q$3]-[.B$15])" office:value-type="float" office:value="-350" calcext:value-type="float">
            <text:p>-350</text:p>
          </table:table-cell>
          <table:table-cell table:formula="of:=SIN([.$O427])*([.P$3]-[.B$14])+COS([.$O427])*([.Q$3]-[.B$15])" office:value-type="float" office:value="250" calcext:value-type="float">
            <text:p>250</text:p>
          </table:table-cell>
          <table:table-cell table:formula="of:=COS([.$O427])*([.R$3]-[.B$14])-SIN([.$O427])*([.S$3]-[.B$15])" office:value-type="float" office:value="-350" calcext:value-type="float">
            <text:p>-350</text:p>
          </table:table-cell>
          <table:table-cell table:formula="of:=SIN([.$O427])*([.R$3]-[.B$14])+COS([.$O427])*([.S$3]-[.B$15])" office:value-type="float" office:value="1118" calcext:value-type="float">
            <text:p>1118</text:p>
          </table:table-cell>
          <table:table-cell table:formula="of:=COS([.$O427])*([.T$3]-[.B$14])-SIN([.$O427])*([.U$3]-[.B$15])" office:value-type="float" office:value="806" calcext:value-type="float">
            <text:p>806</text:p>
          </table:table-cell>
          <table:table-cell table:formula="of:=SIN([.$O427])*([.T$3]-[.B$14])+COS([.$O427])*([.U$3]-[.B$15])" office:value-type="float" office:value="250" calcext:value-type="float">
            <text:p>250</text:p>
          </table:table-cell>
          <table:table-cell table:formula="of:=COS([.$O427])*([.V$3]-[.B$14])-SIN([.$O427])*([.W$3]-[.B$15])" office:value-type="float" office:value="806" calcext:value-type="float">
            <text:p>806</text:p>
          </table:table-cell>
          <table:table-cell table:formula="of:=SIN([.$O427])*([.V$3]-[.B$14])+COS([.$O427])*([.W$3]-[.B$15])" office:value-type="float" office:value="1118" calcext:value-type="float">
            <text:p>1118</text:p>
          </table:table-cell>
          <table:table-cell table:formula="of:=COS([.$O427])*([.X$3]-[.B$12]/2)-SIN([.$O427])*([.Y$3]-[.B$13]/2)" office:value-type="float" office:value="-578" calcext:value-type="float">
            <text:p>-578</text:p>
          </table:table-cell>
          <table:table-cell table:formula="of:=SIN([.$O427])*([.X$3]-[.B$12]/2)+COS([.$O427])*([.Y$3]-[.B$13]/2)" office:value-type="float" office:value="-434" calcext:value-type="float">
            <text:p>-434</text:p>
          </table:table-cell>
          <table:table-cell table:formula="of:=COS([.$O427])*([.Z$3]-[.B$12]/2)-SIN([.$O427])*([.AA$3]-[.B$13]/2)" office:value-type="float" office:value="-578" calcext:value-type="float">
            <text:p>-578</text:p>
          </table:table-cell>
          <table:table-cell table:formula="of:=SIN([.$O427])*([.Z$3]-[.B$12]/2)+COS([.$O427])*([.AA$3]-[.B$13]/2)" office:value-type="float" office:value="434" calcext:value-type="float">
            <text:p>434</text:p>
          </table:table-cell>
          <table:table-cell table:formula="of:=COS([.$O427])*([.AB$3]-[.B$12]/2)-SIN([.$O427])*([.AC$3]-[.B$13]/2)" office:value-type="float" office:value="578" calcext:value-type="float">
            <text:p>578</text:p>
          </table:table-cell>
          <table:table-cell table:formula="of:=SIN([.$O427])*([.AB$3]-[.B$12]/2)+COS([.$O427])*([.AC$3]-[.B$13]/2)" office:value-type="float" office:value="-434" calcext:value-type="float">
            <text:p>-434</text:p>
          </table:table-cell>
          <table:table-cell table:formula="of:=COS([.$O427])*([.AD$3]-[.B$12]/2)-SIN([.$O427])*([.AE$3]-[.B$13]/2)" office:value-type="float" office:value="578" calcext:value-type="float">
            <text:p>578</text:p>
          </table:table-cell>
          <table:table-cell table:formula="of:=SIN([.$O427])*([.AD$3]-[.B$12]/2)+COS([.$O427])*([.AE$3]-[.B$13]/2)" office:value-type="float" office:value="434" calcext:value-type="float">
            <text:p>434</text:p>
          </table:table-cell>
          <table:table-cell table:formula="of:=COS([.$O427])*([.AF$3]-[.B$12]/2)-SIN([.$O427])*([.AG$3]-[.B$13]/2)" office:value-type="float" office:value="-228" calcext:value-type="float">
            <text:p>-228</text:p>
          </table:table-cell>
          <table:table-cell table:formula="of:=SIN([.$O427])*([.AF$3]-[.B$12]/2)+COS([.$O427])*([.AG$3]-[.B$13]/2)" office:value-type="float" office:value="-684" calcext:value-type="float">
            <text:p>-684</text:p>
          </table:table-cell>
          <table:table-cell table:formula="of:=MIN([.X427];[.Z427];[.AB427];[.AD427])" office:value-type="float" office:value="-578" calcext:value-type="float">
            <text:p>-578</text:p>
          </table:table-cell>
          <table:table-cell table:formula="of:=MIN([.Y427];[.AA427];[.AC427];[.AE427])" office:value-type="float" office:value="-434" calcext:value-type="float">
            <text:p>-434</text:p>
          </table:table-cell>
          <table:table-cell table:formula="of:=[.AF427]-[.$AH427]" office:value-type="float" office:value="350" calcext:value-type="float">
            <text:p>350</text:p>
          </table:table-cell>
          <table:table-cell table:formula="of:=[.AG427]-[.$AI427]" office:value-type="float" office:value="-250" calcext:value-type="float">
            <text:p>-250</text:p>
          </table:table-cell>
          <table:table-cell table:formula="of:=[.AF$3]-[.AJ427]" office:value-type="float" office:value="0" calcext:value-type="float">
            <text:p>0</text:p>
          </table:table-cell>
          <table:table-cell table:formula="of:=[.AG$3]-[.AK42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8];[.E428];[.F428])+TIME([.G428];[.H428];[.I428])" office:value-type="date" office:date-value="1999-11-30" calcext:value-type="date">
            <text:p>30/11/99 00:00:00</text:p>
          </table:table-cell>
          <table:table-cell table:formula="of:=IF([.C428]&lt;&gt;&quot;&quot;;CONCATENATE(&quot;mogrify -rotate &quot;;ROUND([.N428];3);&quot; -background black &quot;;[.C428]);&quot;&quot;)">
            <text:p/>
          </table:table-cell>
          <table:table-cell table:formula="of:=IF([.C428]&lt;&gt;&quot;&quot;;CONCATENATE(&quot;mogrify -crop &quot;;ROUND([.B$22]);&quot;x&quot;;ROUND([.B$23]);&quot;+&quot;;ROUND([.B$30]+[.B$33]-[.AL428]);&quot;+&quot;;ROUND([.B$31]+[.B$34]-[.AM428]);&quot; &quot;;[.C428]);&quot;&quot;)">
            <text:p/>
          </table:table-cell>
          <table:table-cell/>
          <table:table-cell table:style-name="Default" table:formula="of:=IF([.C428]&lt;&gt;&quot;&quot;;([.J428]-[.J$3])*360*[.B$35];0)" office:value-type="float" office:value="0" calcext:value-type="float">
            <text:p>0</text:p>
          </table:table-cell>
          <table:table-cell table:formula="of:=[.N428]/180*PI()" office:value-type="float" office:value="0" calcext:value-type="float">
            <text:p>0</text:p>
          </table:table-cell>
          <table:table-cell table:formula="of:=COS([.$O428])*([.P$3]-[.B$14])-SIN([.$O428])*([.Q$3]-[.B$15])" office:value-type="float" office:value="-350" calcext:value-type="float">
            <text:p>-350</text:p>
          </table:table-cell>
          <table:table-cell table:formula="of:=SIN([.$O428])*([.P$3]-[.B$14])+COS([.$O428])*([.Q$3]-[.B$15])" office:value-type="float" office:value="250" calcext:value-type="float">
            <text:p>250</text:p>
          </table:table-cell>
          <table:table-cell table:formula="of:=COS([.$O428])*([.R$3]-[.B$14])-SIN([.$O428])*([.S$3]-[.B$15])" office:value-type="float" office:value="-350" calcext:value-type="float">
            <text:p>-350</text:p>
          </table:table-cell>
          <table:table-cell table:formula="of:=SIN([.$O428])*([.R$3]-[.B$14])+COS([.$O428])*([.S$3]-[.B$15])" office:value-type="float" office:value="1118" calcext:value-type="float">
            <text:p>1118</text:p>
          </table:table-cell>
          <table:table-cell table:formula="of:=COS([.$O428])*([.T$3]-[.B$14])-SIN([.$O428])*([.U$3]-[.B$15])" office:value-type="float" office:value="806" calcext:value-type="float">
            <text:p>806</text:p>
          </table:table-cell>
          <table:table-cell table:formula="of:=SIN([.$O428])*([.T$3]-[.B$14])+COS([.$O428])*([.U$3]-[.B$15])" office:value-type="float" office:value="250" calcext:value-type="float">
            <text:p>250</text:p>
          </table:table-cell>
          <table:table-cell table:formula="of:=COS([.$O428])*([.V$3]-[.B$14])-SIN([.$O428])*([.W$3]-[.B$15])" office:value-type="float" office:value="806" calcext:value-type="float">
            <text:p>806</text:p>
          </table:table-cell>
          <table:table-cell table:formula="of:=SIN([.$O428])*([.V$3]-[.B$14])+COS([.$O428])*([.W$3]-[.B$15])" office:value-type="float" office:value="1118" calcext:value-type="float">
            <text:p>1118</text:p>
          </table:table-cell>
          <table:table-cell table:formula="of:=COS([.$O428])*([.X$3]-[.B$12]/2)-SIN([.$O428])*([.Y$3]-[.B$13]/2)" office:value-type="float" office:value="-578" calcext:value-type="float">
            <text:p>-578</text:p>
          </table:table-cell>
          <table:table-cell table:formula="of:=SIN([.$O428])*([.X$3]-[.B$12]/2)+COS([.$O428])*([.Y$3]-[.B$13]/2)" office:value-type="float" office:value="-434" calcext:value-type="float">
            <text:p>-434</text:p>
          </table:table-cell>
          <table:table-cell table:formula="of:=COS([.$O428])*([.Z$3]-[.B$12]/2)-SIN([.$O428])*([.AA$3]-[.B$13]/2)" office:value-type="float" office:value="-578" calcext:value-type="float">
            <text:p>-578</text:p>
          </table:table-cell>
          <table:table-cell table:formula="of:=SIN([.$O428])*([.Z$3]-[.B$12]/2)+COS([.$O428])*([.AA$3]-[.B$13]/2)" office:value-type="float" office:value="434" calcext:value-type="float">
            <text:p>434</text:p>
          </table:table-cell>
          <table:table-cell table:formula="of:=COS([.$O428])*([.AB$3]-[.B$12]/2)-SIN([.$O428])*([.AC$3]-[.B$13]/2)" office:value-type="float" office:value="578" calcext:value-type="float">
            <text:p>578</text:p>
          </table:table-cell>
          <table:table-cell table:formula="of:=SIN([.$O428])*([.AB$3]-[.B$12]/2)+COS([.$O428])*([.AC$3]-[.B$13]/2)" office:value-type="float" office:value="-434" calcext:value-type="float">
            <text:p>-434</text:p>
          </table:table-cell>
          <table:table-cell table:formula="of:=COS([.$O428])*([.AD$3]-[.B$12]/2)-SIN([.$O428])*([.AE$3]-[.B$13]/2)" office:value-type="float" office:value="578" calcext:value-type="float">
            <text:p>578</text:p>
          </table:table-cell>
          <table:table-cell table:formula="of:=SIN([.$O428])*([.AD$3]-[.B$12]/2)+COS([.$O428])*([.AE$3]-[.B$13]/2)" office:value-type="float" office:value="434" calcext:value-type="float">
            <text:p>434</text:p>
          </table:table-cell>
          <table:table-cell table:formula="of:=COS([.$O428])*([.AF$3]-[.B$12]/2)-SIN([.$O428])*([.AG$3]-[.B$13]/2)" office:value-type="float" office:value="-228" calcext:value-type="float">
            <text:p>-228</text:p>
          </table:table-cell>
          <table:table-cell table:formula="of:=SIN([.$O428])*([.AF$3]-[.B$12]/2)+COS([.$O428])*([.AG$3]-[.B$13]/2)" office:value-type="float" office:value="-684" calcext:value-type="float">
            <text:p>-684</text:p>
          </table:table-cell>
          <table:table-cell table:formula="of:=MIN([.X428];[.Z428];[.AB428];[.AD428])" office:value-type="float" office:value="-578" calcext:value-type="float">
            <text:p>-578</text:p>
          </table:table-cell>
          <table:table-cell table:formula="of:=MIN([.Y428];[.AA428];[.AC428];[.AE428])" office:value-type="float" office:value="-434" calcext:value-type="float">
            <text:p>-434</text:p>
          </table:table-cell>
          <table:table-cell table:formula="of:=[.AF428]-[.$AH428]" office:value-type="float" office:value="350" calcext:value-type="float">
            <text:p>350</text:p>
          </table:table-cell>
          <table:table-cell table:formula="of:=[.AG428]-[.$AI428]" office:value-type="float" office:value="-250" calcext:value-type="float">
            <text:p>-250</text:p>
          </table:table-cell>
          <table:table-cell table:formula="of:=[.AF$3]-[.AJ428]" office:value-type="float" office:value="0" calcext:value-type="float">
            <text:p>0</text:p>
          </table:table-cell>
          <table:table-cell table:formula="of:=[.AG$3]-[.AK42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29];[.E429];[.F429])+TIME([.G429];[.H429];[.I429])" office:value-type="date" office:date-value="1999-11-30" calcext:value-type="date">
            <text:p>30/11/99 00:00:00</text:p>
          </table:table-cell>
          <table:table-cell table:formula="of:=IF([.C429]&lt;&gt;&quot;&quot;;CONCATENATE(&quot;mogrify -rotate &quot;;ROUND([.N429];3);&quot; -background black &quot;;[.C429]);&quot;&quot;)">
            <text:p/>
          </table:table-cell>
          <table:table-cell table:formula="of:=IF([.C429]&lt;&gt;&quot;&quot;;CONCATENATE(&quot;mogrify -crop &quot;;ROUND([.B$22]);&quot;x&quot;;ROUND([.B$23]);&quot;+&quot;;ROUND([.B$30]+[.B$33]-[.AL429]);&quot;+&quot;;ROUND([.B$31]+[.B$34]-[.AM429]);&quot; &quot;;[.C429]);&quot;&quot;)">
            <text:p/>
          </table:table-cell>
          <table:table-cell/>
          <table:table-cell table:style-name="Default" table:formula="of:=IF([.C429]&lt;&gt;&quot;&quot;;([.J429]-[.J$3])*360*[.B$35];0)" office:value-type="float" office:value="0" calcext:value-type="float">
            <text:p>0</text:p>
          </table:table-cell>
          <table:table-cell table:formula="of:=[.N429]/180*PI()" office:value-type="float" office:value="0" calcext:value-type="float">
            <text:p>0</text:p>
          </table:table-cell>
          <table:table-cell table:formula="of:=COS([.$O429])*([.P$3]-[.B$14])-SIN([.$O429])*([.Q$3]-[.B$15])" office:value-type="float" office:value="-350" calcext:value-type="float">
            <text:p>-350</text:p>
          </table:table-cell>
          <table:table-cell table:formula="of:=SIN([.$O429])*([.P$3]-[.B$14])+COS([.$O429])*([.Q$3]-[.B$15])" office:value-type="float" office:value="250" calcext:value-type="float">
            <text:p>250</text:p>
          </table:table-cell>
          <table:table-cell table:formula="of:=COS([.$O429])*([.R$3]-[.B$14])-SIN([.$O429])*([.S$3]-[.B$15])" office:value-type="float" office:value="-350" calcext:value-type="float">
            <text:p>-350</text:p>
          </table:table-cell>
          <table:table-cell table:formula="of:=SIN([.$O429])*([.R$3]-[.B$14])+COS([.$O429])*([.S$3]-[.B$15])" office:value-type="float" office:value="1118" calcext:value-type="float">
            <text:p>1118</text:p>
          </table:table-cell>
          <table:table-cell table:formula="of:=COS([.$O429])*([.T$3]-[.B$14])-SIN([.$O429])*([.U$3]-[.B$15])" office:value-type="float" office:value="806" calcext:value-type="float">
            <text:p>806</text:p>
          </table:table-cell>
          <table:table-cell table:formula="of:=SIN([.$O429])*([.T$3]-[.B$14])+COS([.$O429])*([.U$3]-[.B$15])" office:value-type="float" office:value="250" calcext:value-type="float">
            <text:p>250</text:p>
          </table:table-cell>
          <table:table-cell table:formula="of:=COS([.$O429])*([.V$3]-[.B$14])-SIN([.$O429])*([.W$3]-[.B$15])" office:value-type="float" office:value="806" calcext:value-type="float">
            <text:p>806</text:p>
          </table:table-cell>
          <table:table-cell table:formula="of:=SIN([.$O429])*([.V$3]-[.B$14])+COS([.$O429])*([.W$3]-[.B$15])" office:value-type="float" office:value="1118" calcext:value-type="float">
            <text:p>1118</text:p>
          </table:table-cell>
          <table:table-cell table:formula="of:=COS([.$O429])*([.X$3]-[.B$12]/2)-SIN([.$O429])*([.Y$3]-[.B$13]/2)" office:value-type="float" office:value="-578" calcext:value-type="float">
            <text:p>-578</text:p>
          </table:table-cell>
          <table:table-cell table:formula="of:=SIN([.$O429])*([.X$3]-[.B$12]/2)+COS([.$O429])*([.Y$3]-[.B$13]/2)" office:value-type="float" office:value="-434" calcext:value-type="float">
            <text:p>-434</text:p>
          </table:table-cell>
          <table:table-cell table:formula="of:=COS([.$O429])*([.Z$3]-[.B$12]/2)-SIN([.$O429])*([.AA$3]-[.B$13]/2)" office:value-type="float" office:value="-578" calcext:value-type="float">
            <text:p>-578</text:p>
          </table:table-cell>
          <table:table-cell table:formula="of:=SIN([.$O429])*([.Z$3]-[.B$12]/2)+COS([.$O429])*([.AA$3]-[.B$13]/2)" office:value-type="float" office:value="434" calcext:value-type="float">
            <text:p>434</text:p>
          </table:table-cell>
          <table:table-cell table:formula="of:=COS([.$O429])*([.AB$3]-[.B$12]/2)-SIN([.$O429])*([.AC$3]-[.B$13]/2)" office:value-type="float" office:value="578" calcext:value-type="float">
            <text:p>578</text:p>
          </table:table-cell>
          <table:table-cell table:formula="of:=SIN([.$O429])*([.AB$3]-[.B$12]/2)+COS([.$O429])*([.AC$3]-[.B$13]/2)" office:value-type="float" office:value="-434" calcext:value-type="float">
            <text:p>-434</text:p>
          </table:table-cell>
          <table:table-cell table:formula="of:=COS([.$O429])*([.AD$3]-[.B$12]/2)-SIN([.$O429])*([.AE$3]-[.B$13]/2)" office:value-type="float" office:value="578" calcext:value-type="float">
            <text:p>578</text:p>
          </table:table-cell>
          <table:table-cell table:formula="of:=SIN([.$O429])*([.AD$3]-[.B$12]/2)+COS([.$O429])*([.AE$3]-[.B$13]/2)" office:value-type="float" office:value="434" calcext:value-type="float">
            <text:p>434</text:p>
          </table:table-cell>
          <table:table-cell table:formula="of:=COS([.$O429])*([.AF$3]-[.B$12]/2)-SIN([.$O429])*([.AG$3]-[.B$13]/2)" office:value-type="float" office:value="-228" calcext:value-type="float">
            <text:p>-228</text:p>
          </table:table-cell>
          <table:table-cell table:formula="of:=SIN([.$O429])*([.AF$3]-[.B$12]/2)+COS([.$O429])*([.AG$3]-[.B$13]/2)" office:value-type="float" office:value="-684" calcext:value-type="float">
            <text:p>-684</text:p>
          </table:table-cell>
          <table:table-cell table:formula="of:=MIN([.X429];[.Z429];[.AB429];[.AD429])" office:value-type="float" office:value="-578" calcext:value-type="float">
            <text:p>-578</text:p>
          </table:table-cell>
          <table:table-cell table:formula="of:=MIN([.Y429];[.AA429];[.AC429];[.AE429])" office:value-type="float" office:value="-434" calcext:value-type="float">
            <text:p>-434</text:p>
          </table:table-cell>
          <table:table-cell table:formula="of:=[.AF429]-[.$AH429]" office:value-type="float" office:value="350" calcext:value-type="float">
            <text:p>350</text:p>
          </table:table-cell>
          <table:table-cell table:formula="of:=[.AG429]-[.$AI429]" office:value-type="float" office:value="-250" calcext:value-type="float">
            <text:p>-250</text:p>
          </table:table-cell>
          <table:table-cell table:formula="of:=[.AF$3]-[.AJ429]" office:value-type="float" office:value="0" calcext:value-type="float">
            <text:p>0</text:p>
          </table:table-cell>
          <table:table-cell table:formula="of:=[.AG$3]-[.AK42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0];[.E430];[.F430])+TIME([.G430];[.H430];[.I430])" office:value-type="date" office:date-value="1999-11-30" calcext:value-type="date">
            <text:p>30/11/99 00:00:00</text:p>
          </table:table-cell>
          <table:table-cell table:formula="of:=IF([.C430]&lt;&gt;&quot;&quot;;CONCATENATE(&quot;mogrify -rotate &quot;;ROUND([.N430];3);&quot; -background black &quot;;[.C430]);&quot;&quot;)">
            <text:p/>
          </table:table-cell>
          <table:table-cell table:formula="of:=IF([.C430]&lt;&gt;&quot;&quot;;CONCATENATE(&quot;mogrify -crop &quot;;ROUND([.B$22]);&quot;x&quot;;ROUND([.B$23]);&quot;+&quot;;ROUND([.B$30]+[.B$33]-[.AL430]);&quot;+&quot;;ROUND([.B$31]+[.B$34]-[.AM430]);&quot; &quot;;[.C430]);&quot;&quot;)">
            <text:p/>
          </table:table-cell>
          <table:table-cell/>
          <table:table-cell table:style-name="Default" table:formula="of:=IF([.C430]&lt;&gt;&quot;&quot;;([.J430]-[.J$3])*360*[.B$35];0)" office:value-type="float" office:value="0" calcext:value-type="float">
            <text:p>0</text:p>
          </table:table-cell>
          <table:table-cell table:formula="of:=[.N430]/180*PI()" office:value-type="float" office:value="0" calcext:value-type="float">
            <text:p>0</text:p>
          </table:table-cell>
          <table:table-cell table:formula="of:=COS([.$O430])*([.P$3]-[.B$14])-SIN([.$O430])*([.Q$3]-[.B$15])" office:value-type="float" office:value="-350" calcext:value-type="float">
            <text:p>-350</text:p>
          </table:table-cell>
          <table:table-cell table:formula="of:=SIN([.$O430])*([.P$3]-[.B$14])+COS([.$O430])*([.Q$3]-[.B$15])" office:value-type="float" office:value="250" calcext:value-type="float">
            <text:p>250</text:p>
          </table:table-cell>
          <table:table-cell table:formula="of:=COS([.$O430])*([.R$3]-[.B$14])-SIN([.$O430])*([.S$3]-[.B$15])" office:value-type="float" office:value="-350" calcext:value-type="float">
            <text:p>-350</text:p>
          </table:table-cell>
          <table:table-cell table:formula="of:=SIN([.$O430])*([.R$3]-[.B$14])+COS([.$O430])*([.S$3]-[.B$15])" office:value-type="float" office:value="1118" calcext:value-type="float">
            <text:p>1118</text:p>
          </table:table-cell>
          <table:table-cell table:formula="of:=COS([.$O430])*([.T$3]-[.B$14])-SIN([.$O430])*([.U$3]-[.B$15])" office:value-type="float" office:value="806" calcext:value-type="float">
            <text:p>806</text:p>
          </table:table-cell>
          <table:table-cell table:formula="of:=SIN([.$O430])*([.T$3]-[.B$14])+COS([.$O430])*([.U$3]-[.B$15])" office:value-type="float" office:value="250" calcext:value-type="float">
            <text:p>250</text:p>
          </table:table-cell>
          <table:table-cell table:formula="of:=COS([.$O430])*([.V$3]-[.B$14])-SIN([.$O430])*([.W$3]-[.B$15])" office:value-type="float" office:value="806" calcext:value-type="float">
            <text:p>806</text:p>
          </table:table-cell>
          <table:table-cell table:formula="of:=SIN([.$O430])*([.V$3]-[.B$14])+COS([.$O430])*([.W$3]-[.B$15])" office:value-type="float" office:value="1118" calcext:value-type="float">
            <text:p>1118</text:p>
          </table:table-cell>
          <table:table-cell table:formula="of:=COS([.$O430])*([.X$3]-[.B$12]/2)-SIN([.$O430])*([.Y$3]-[.B$13]/2)" office:value-type="float" office:value="-578" calcext:value-type="float">
            <text:p>-578</text:p>
          </table:table-cell>
          <table:table-cell table:formula="of:=SIN([.$O430])*([.X$3]-[.B$12]/2)+COS([.$O430])*([.Y$3]-[.B$13]/2)" office:value-type="float" office:value="-434" calcext:value-type="float">
            <text:p>-434</text:p>
          </table:table-cell>
          <table:table-cell table:formula="of:=COS([.$O430])*([.Z$3]-[.B$12]/2)-SIN([.$O430])*([.AA$3]-[.B$13]/2)" office:value-type="float" office:value="-578" calcext:value-type="float">
            <text:p>-578</text:p>
          </table:table-cell>
          <table:table-cell table:formula="of:=SIN([.$O430])*([.Z$3]-[.B$12]/2)+COS([.$O430])*([.AA$3]-[.B$13]/2)" office:value-type="float" office:value="434" calcext:value-type="float">
            <text:p>434</text:p>
          </table:table-cell>
          <table:table-cell table:formula="of:=COS([.$O430])*([.AB$3]-[.B$12]/2)-SIN([.$O430])*([.AC$3]-[.B$13]/2)" office:value-type="float" office:value="578" calcext:value-type="float">
            <text:p>578</text:p>
          </table:table-cell>
          <table:table-cell table:formula="of:=SIN([.$O430])*([.AB$3]-[.B$12]/2)+COS([.$O430])*([.AC$3]-[.B$13]/2)" office:value-type="float" office:value="-434" calcext:value-type="float">
            <text:p>-434</text:p>
          </table:table-cell>
          <table:table-cell table:formula="of:=COS([.$O430])*([.AD$3]-[.B$12]/2)-SIN([.$O430])*([.AE$3]-[.B$13]/2)" office:value-type="float" office:value="578" calcext:value-type="float">
            <text:p>578</text:p>
          </table:table-cell>
          <table:table-cell table:formula="of:=SIN([.$O430])*([.AD$3]-[.B$12]/2)+COS([.$O430])*([.AE$3]-[.B$13]/2)" office:value-type="float" office:value="434" calcext:value-type="float">
            <text:p>434</text:p>
          </table:table-cell>
          <table:table-cell table:formula="of:=COS([.$O430])*([.AF$3]-[.B$12]/2)-SIN([.$O430])*([.AG$3]-[.B$13]/2)" office:value-type="float" office:value="-228" calcext:value-type="float">
            <text:p>-228</text:p>
          </table:table-cell>
          <table:table-cell table:formula="of:=SIN([.$O430])*([.AF$3]-[.B$12]/2)+COS([.$O430])*([.AG$3]-[.B$13]/2)" office:value-type="float" office:value="-684" calcext:value-type="float">
            <text:p>-684</text:p>
          </table:table-cell>
          <table:table-cell table:formula="of:=MIN([.X430];[.Z430];[.AB430];[.AD430])" office:value-type="float" office:value="-578" calcext:value-type="float">
            <text:p>-578</text:p>
          </table:table-cell>
          <table:table-cell table:formula="of:=MIN([.Y430];[.AA430];[.AC430];[.AE430])" office:value-type="float" office:value="-434" calcext:value-type="float">
            <text:p>-434</text:p>
          </table:table-cell>
          <table:table-cell table:formula="of:=[.AF430]-[.$AH430]" office:value-type="float" office:value="350" calcext:value-type="float">
            <text:p>350</text:p>
          </table:table-cell>
          <table:table-cell table:formula="of:=[.AG430]-[.$AI430]" office:value-type="float" office:value="-250" calcext:value-type="float">
            <text:p>-250</text:p>
          </table:table-cell>
          <table:table-cell table:formula="of:=[.AF$3]-[.AJ430]" office:value-type="float" office:value="0" calcext:value-type="float">
            <text:p>0</text:p>
          </table:table-cell>
          <table:table-cell table:formula="of:=[.AG$3]-[.AK43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1];[.E431];[.F431])+TIME([.G431];[.H431];[.I431])" office:value-type="date" office:date-value="1999-11-30" calcext:value-type="date">
            <text:p>30/11/99 00:00:00</text:p>
          </table:table-cell>
          <table:table-cell table:formula="of:=IF([.C431]&lt;&gt;&quot;&quot;;CONCATENATE(&quot;mogrify -rotate &quot;;ROUND([.N431];3);&quot; -background black &quot;;[.C431]);&quot;&quot;)">
            <text:p/>
          </table:table-cell>
          <table:table-cell table:formula="of:=IF([.C431]&lt;&gt;&quot;&quot;;CONCATENATE(&quot;mogrify -crop &quot;;ROUND([.B$22]);&quot;x&quot;;ROUND([.B$23]);&quot;+&quot;;ROUND([.B$30]+[.B$33]-[.AL431]);&quot;+&quot;;ROUND([.B$31]+[.B$34]-[.AM431]);&quot; &quot;;[.C431]);&quot;&quot;)">
            <text:p/>
          </table:table-cell>
          <table:table-cell/>
          <table:table-cell table:style-name="Default" table:formula="of:=IF([.C431]&lt;&gt;&quot;&quot;;([.J431]-[.J$3])*360*[.B$35];0)" office:value-type="float" office:value="0" calcext:value-type="float">
            <text:p>0</text:p>
          </table:table-cell>
          <table:table-cell table:formula="of:=[.N431]/180*PI()" office:value-type="float" office:value="0" calcext:value-type="float">
            <text:p>0</text:p>
          </table:table-cell>
          <table:table-cell table:formula="of:=COS([.$O431])*([.P$3]-[.B$14])-SIN([.$O431])*([.Q$3]-[.B$15])" office:value-type="float" office:value="-350" calcext:value-type="float">
            <text:p>-350</text:p>
          </table:table-cell>
          <table:table-cell table:formula="of:=SIN([.$O431])*([.P$3]-[.B$14])+COS([.$O431])*([.Q$3]-[.B$15])" office:value-type="float" office:value="250" calcext:value-type="float">
            <text:p>250</text:p>
          </table:table-cell>
          <table:table-cell table:formula="of:=COS([.$O431])*([.R$3]-[.B$14])-SIN([.$O431])*([.S$3]-[.B$15])" office:value-type="float" office:value="-350" calcext:value-type="float">
            <text:p>-350</text:p>
          </table:table-cell>
          <table:table-cell table:formula="of:=SIN([.$O431])*([.R$3]-[.B$14])+COS([.$O431])*([.S$3]-[.B$15])" office:value-type="float" office:value="1118" calcext:value-type="float">
            <text:p>1118</text:p>
          </table:table-cell>
          <table:table-cell table:formula="of:=COS([.$O431])*([.T$3]-[.B$14])-SIN([.$O431])*([.U$3]-[.B$15])" office:value-type="float" office:value="806" calcext:value-type="float">
            <text:p>806</text:p>
          </table:table-cell>
          <table:table-cell table:formula="of:=SIN([.$O431])*([.T$3]-[.B$14])+COS([.$O431])*([.U$3]-[.B$15])" office:value-type="float" office:value="250" calcext:value-type="float">
            <text:p>250</text:p>
          </table:table-cell>
          <table:table-cell table:formula="of:=COS([.$O431])*([.V$3]-[.B$14])-SIN([.$O431])*([.W$3]-[.B$15])" office:value-type="float" office:value="806" calcext:value-type="float">
            <text:p>806</text:p>
          </table:table-cell>
          <table:table-cell table:formula="of:=SIN([.$O431])*([.V$3]-[.B$14])+COS([.$O431])*([.W$3]-[.B$15])" office:value-type="float" office:value="1118" calcext:value-type="float">
            <text:p>1118</text:p>
          </table:table-cell>
          <table:table-cell table:formula="of:=COS([.$O431])*([.X$3]-[.B$12]/2)-SIN([.$O431])*([.Y$3]-[.B$13]/2)" office:value-type="float" office:value="-578" calcext:value-type="float">
            <text:p>-578</text:p>
          </table:table-cell>
          <table:table-cell table:formula="of:=SIN([.$O431])*([.X$3]-[.B$12]/2)+COS([.$O431])*([.Y$3]-[.B$13]/2)" office:value-type="float" office:value="-434" calcext:value-type="float">
            <text:p>-434</text:p>
          </table:table-cell>
          <table:table-cell table:formula="of:=COS([.$O431])*([.Z$3]-[.B$12]/2)-SIN([.$O431])*([.AA$3]-[.B$13]/2)" office:value-type="float" office:value="-578" calcext:value-type="float">
            <text:p>-578</text:p>
          </table:table-cell>
          <table:table-cell table:formula="of:=SIN([.$O431])*([.Z$3]-[.B$12]/2)+COS([.$O431])*([.AA$3]-[.B$13]/2)" office:value-type="float" office:value="434" calcext:value-type="float">
            <text:p>434</text:p>
          </table:table-cell>
          <table:table-cell table:formula="of:=COS([.$O431])*([.AB$3]-[.B$12]/2)-SIN([.$O431])*([.AC$3]-[.B$13]/2)" office:value-type="float" office:value="578" calcext:value-type="float">
            <text:p>578</text:p>
          </table:table-cell>
          <table:table-cell table:formula="of:=SIN([.$O431])*([.AB$3]-[.B$12]/2)+COS([.$O431])*([.AC$3]-[.B$13]/2)" office:value-type="float" office:value="-434" calcext:value-type="float">
            <text:p>-434</text:p>
          </table:table-cell>
          <table:table-cell table:formula="of:=COS([.$O431])*([.AD$3]-[.B$12]/2)-SIN([.$O431])*([.AE$3]-[.B$13]/2)" office:value-type="float" office:value="578" calcext:value-type="float">
            <text:p>578</text:p>
          </table:table-cell>
          <table:table-cell table:formula="of:=SIN([.$O431])*([.AD$3]-[.B$12]/2)+COS([.$O431])*([.AE$3]-[.B$13]/2)" office:value-type="float" office:value="434" calcext:value-type="float">
            <text:p>434</text:p>
          </table:table-cell>
          <table:table-cell table:formula="of:=COS([.$O431])*([.AF$3]-[.B$12]/2)-SIN([.$O431])*([.AG$3]-[.B$13]/2)" office:value-type="float" office:value="-228" calcext:value-type="float">
            <text:p>-228</text:p>
          </table:table-cell>
          <table:table-cell table:formula="of:=SIN([.$O431])*([.AF$3]-[.B$12]/2)+COS([.$O431])*([.AG$3]-[.B$13]/2)" office:value-type="float" office:value="-684" calcext:value-type="float">
            <text:p>-684</text:p>
          </table:table-cell>
          <table:table-cell table:formula="of:=MIN([.X431];[.Z431];[.AB431];[.AD431])" office:value-type="float" office:value="-578" calcext:value-type="float">
            <text:p>-578</text:p>
          </table:table-cell>
          <table:table-cell table:formula="of:=MIN([.Y431];[.AA431];[.AC431];[.AE431])" office:value-type="float" office:value="-434" calcext:value-type="float">
            <text:p>-434</text:p>
          </table:table-cell>
          <table:table-cell table:formula="of:=[.AF431]-[.$AH431]" office:value-type="float" office:value="350" calcext:value-type="float">
            <text:p>350</text:p>
          </table:table-cell>
          <table:table-cell table:formula="of:=[.AG431]-[.$AI431]" office:value-type="float" office:value="-250" calcext:value-type="float">
            <text:p>-250</text:p>
          </table:table-cell>
          <table:table-cell table:formula="of:=[.AF$3]-[.AJ431]" office:value-type="float" office:value="0" calcext:value-type="float">
            <text:p>0</text:p>
          </table:table-cell>
          <table:table-cell table:formula="of:=[.AG$3]-[.AK43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2];[.E432];[.F432])+TIME([.G432];[.H432];[.I432])" office:value-type="date" office:date-value="1999-11-30" calcext:value-type="date">
            <text:p>30/11/99 00:00:00</text:p>
          </table:table-cell>
          <table:table-cell table:formula="of:=IF([.C432]&lt;&gt;&quot;&quot;;CONCATENATE(&quot;mogrify -rotate &quot;;ROUND([.N432];3);&quot; -background black &quot;;[.C432]);&quot;&quot;)">
            <text:p/>
          </table:table-cell>
          <table:table-cell table:formula="of:=IF([.C432]&lt;&gt;&quot;&quot;;CONCATENATE(&quot;mogrify -crop &quot;;ROUND([.B$22]);&quot;x&quot;;ROUND([.B$23]);&quot;+&quot;;ROUND([.B$30]+[.B$33]-[.AL432]);&quot;+&quot;;ROUND([.B$31]+[.B$34]-[.AM432]);&quot; &quot;;[.C432]);&quot;&quot;)">
            <text:p/>
          </table:table-cell>
          <table:table-cell/>
          <table:table-cell table:style-name="Default" table:formula="of:=IF([.C432]&lt;&gt;&quot;&quot;;([.J432]-[.J$3])*360*[.B$35];0)" office:value-type="float" office:value="0" calcext:value-type="float">
            <text:p>0</text:p>
          </table:table-cell>
          <table:table-cell table:formula="of:=[.N432]/180*PI()" office:value-type="float" office:value="0" calcext:value-type="float">
            <text:p>0</text:p>
          </table:table-cell>
          <table:table-cell table:formula="of:=COS([.$O432])*([.P$3]-[.B$14])-SIN([.$O432])*([.Q$3]-[.B$15])" office:value-type="float" office:value="-350" calcext:value-type="float">
            <text:p>-350</text:p>
          </table:table-cell>
          <table:table-cell table:formula="of:=SIN([.$O432])*([.P$3]-[.B$14])+COS([.$O432])*([.Q$3]-[.B$15])" office:value-type="float" office:value="250" calcext:value-type="float">
            <text:p>250</text:p>
          </table:table-cell>
          <table:table-cell table:formula="of:=COS([.$O432])*([.R$3]-[.B$14])-SIN([.$O432])*([.S$3]-[.B$15])" office:value-type="float" office:value="-350" calcext:value-type="float">
            <text:p>-350</text:p>
          </table:table-cell>
          <table:table-cell table:formula="of:=SIN([.$O432])*([.R$3]-[.B$14])+COS([.$O432])*([.S$3]-[.B$15])" office:value-type="float" office:value="1118" calcext:value-type="float">
            <text:p>1118</text:p>
          </table:table-cell>
          <table:table-cell table:formula="of:=COS([.$O432])*([.T$3]-[.B$14])-SIN([.$O432])*([.U$3]-[.B$15])" office:value-type="float" office:value="806" calcext:value-type="float">
            <text:p>806</text:p>
          </table:table-cell>
          <table:table-cell table:formula="of:=SIN([.$O432])*([.T$3]-[.B$14])+COS([.$O432])*([.U$3]-[.B$15])" office:value-type="float" office:value="250" calcext:value-type="float">
            <text:p>250</text:p>
          </table:table-cell>
          <table:table-cell table:formula="of:=COS([.$O432])*([.V$3]-[.B$14])-SIN([.$O432])*([.W$3]-[.B$15])" office:value-type="float" office:value="806" calcext:value-type="float">
            <text:p>806</text:p>
          </table:table-cell>
          <table:table-cell table:formula="of:=SIN([.$O432])*([.V$3]-[.B$14])+COS([.$O432])*([.W$3]-[.B$15])" office:value-type="float" office:value="1118" calcext:value-type="float">
            <text:p>1118</text:p>
          </table:table-cell>
          <table:table-cell table:formula="of:=COS([.$O432])*([.X$3]-[.B$12]/2)-SIN([.$O432])*([.Y$3]-[.B$13]/2)" office:value-type="float" office:value="-578" calcext:value-type="float">
            <text:p>-578</text:p>
          </table:table-cell>
          <table:table-cell table:formula="of:=SIN([.$O432])*([.X$3]-[.B$12]/2)+COS([.$O432])*([.Y$3]-[.B$13]/2)" office:value-type="float" office:value="-434" calcext:value-type="float">
            <text:p>-434</text:p>
          </table:table-cell>
          <table:table-cell table:formula="of:=COS([.$O432])*([.Z$3]-[.B$12]/2)-SIN([.$O432])*([.AA$3]-[.B$13]/2)" office:value-type="float" office:value="-578" calcext:value-type="float">
            <text:p>-578</text:p>
          </table:table-cell>
          <table:table-cell table:formula="of:=SIN([.$O432])*([.Z$3]-[.B$12]/2)+COS([.$O432])*([.AA$3]-[.B$13]/2)" office:value-type="float" office:value="434" calcext:value-type="float">
            <text:p>434</text:p>
          </table:table-cell>
          <table:table-cell table:formula="of:=COS([.$O432])*([.AB$3]-[.B$12]/2)-SIN([.$O432])*([.AC$3]-[.B$13]/2)" office:value-type="float" office:value="578" calcext:value-type="float">
            <text:p>578</text:p>
          </table:table-cell>
          <table:table-cell table:formula="of:=SIN([.$O432])*([.AB$3]-[.B$12]/2)+COS([.$O432])*([.AC$3]-[.B$13]/2)" office:value-type="float" office:value="-434" calcext:value-type="float">
            <text:p>-434</text:p>
          </table:table-cell>
          <table:table-cell table:formula="of:=COS([.$O432])*([.AD$3]-[.B$12]/2)-SIN([.$O432])*([.AE$3]-[.B$13]/2)" office:value-type="float" office:value="578" calcext:value-type="float">
            <text:p>578</text:p>
          </table:table-cell>
          <table:table-cell table:formula="of:=SIN([.$O432])*([.AD$3]-[.B$12]/2)+COS([.$O432])*([.AE$3]-[.B$13]/2)" office:value-type="float" office:value="434" calcext:value-type="float">
            <text:p>434</text:p>
          </table:table-cell>
          <table:table-cell table:formula="of:=COS([.$O432])*([.AF$3]-[.B$12]/2)-SIN([.$O432])*([.AG$3]-[.B$13]/2)" office:value-type="float" office:value="-228" calcext:value-type="float">
            <text:p>-228</text:p>
          </table:table-cell>
          <table:table-cell table:formula="of:=SIN([.$O432])*([.AF$3]-[.B$12]/2)+COS([.$O432])*([.AG$3]-[.B$13]/2)" office:value-type="float" office:value="-684" calcext:value-type="float">
            <text:p>-684</text:p>
          </table:table-cell>
          <table:table-cell table:formula="of:=MIN([.X432];[.Z432];[.AB432];[.AD432])" office:value-type="float" office:value="-578" calcext:value-type="float">
            <text:p>-578</text:p>
          </table:table-cell>
          <table:table-cell table:formula="of:=MIN([.Y432];[.AA432];[.AC432];[.AE432])" office:value-type="float" office:value="-434" calcext:value-type="float">
            <text:p>-434</text:p>
          </table:table-cell>
          <table:table-cell table:formula="of:=[.AF432]-[.$AH432]" office:value-type="float" office:value="350" calcext:value-type="float">
            <text:p>350</text:p>
          </table:table-cell>
          <table:table-cell table:formula="of:=[.AG432]-[.$AI432]" office:value-type="float" office:value="-250" calcext:value-type="float">
            <text:p>-250</text:p>
          </table:table-cell>
          <table:table-cell table:formula="of:=[.AF$3]-[.AJ432]" office:value-type="float" office:value="0" calcext:value-type="float">
            <text:p>0</text:p>
          </table:table-cell>
          <table:table-cell table:formula="of:=[.AG$3]-[.AK43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3];[.E433];[.F433])+TIME([.G433];[.H433];[.I433])" office:value-type="date" office:date-value="1999-11-30" calcext:value-type="date">
            <text:p>30/11/99 00:00:00</text:p>
          </table:table-cell>
          <table:table-cell table:formula="of:=IF([.C433]&lt;&gt;&quot;&quot;;CONCATENATE(&quot;mogrify -rotate &quot;;ROUND([.N433];3);&quot; -background black &quot;;[.C433]);&quot;&quot;)">
            <text:p/>
          </table:table-cell>
          <table:table-cell table:formula="of:=IF([.C433]&lt;&gt;&quot;&quot;;CONCATENATE(&quot;mogrify -crop &quot;;ROUND([.B$22]);&quot;x&quot;;ROUND([.B$23]);&quot;+&quot;;ROUND([.B$30]+[.B$33]-[.AL433]);&quot;+&quot;;ROUND([.B$31]+[.B$34]-[.AM433]);&quot; &quot;;[.C433]);&quot;&quot;)">
            <text:p/>
          </table:table-cell>
          <table:table-cell/>
          <table:table-cell table:style-name="Default" table:formula="of:=IF([.C433]&lt;&gt;&quot;&quot;;([.J433]-[.J$3])*360*[.B$35];0)" office:value-type="float" office:value="0" calcext:value-type="float">
            <text:p>0</text:p>
          </table:table-cell>
          <table:table-cell table:formula="of:=[.N433]/180*PI()" office:value-type="float" office:value="0" calcext:value-type="float">
            <text:p>0</text:p>
          </table:table-cell>
          <table:table-cell table:formula="of:=COS([.$O433])*([.P$3]-[.B$14])-SIN([.$O433])*([.Q$3]-[.B$15])" office:value-type="float" office:value="-350" calcext:value-type="float">
            <text:p>-350</text:p>
          </table:table-cell>
          <table:table-cell table:formula="of:=SIN([.$O433])*([.P$3]-[.B$14])+COS([.$O433])*([.Q$3]-[.B$15])" office:value-type="float" office:value="250" calcext:value-type="float">
            <text:p>250</text:p>
          </table:table-cell>
          <table:table-cell table:formula="of:=COS([.$O433])*([.R$3]-[.B$14])-SIN([.$O433])*([.S$3]-[.B$15])" office:value-type="float" office:value="-350" calcext:value-type="float">
            <text:p>-350</text:p>
          </table:table-cell>
          <table:table-cell table:formula="of:=SIN([.$O433])*([.R$3]-[.B$14])+COS([.$O433])*([.S$3]-[.B$15])" office:value-type="float" office:value="1118" calcext:value-type="float">
            <text:p>1118</text:p>
          </table:table-cell>
          <table:table-cell table:formula="of:=COS([.$O433])*([.T$3]-[.B$14])-SIN([.$O433])*([.U$3]-[.B$15])" office:value-type="float" office:value="806" calcext:value-type="float">
            <text:p>806</text:p>
          </table:table-cell>
          <table:table-cell table:formula="of:=SIN([.$O433])*([.T$3]-[.B$14])+COS([.$O433])*([.U$3]-[.B$15])" office:value-type="float" office:value="250" calcext:value-type="float">
            <text:p>250</text:p>
          </table:table-cell>
          <table:table-cell table:formula="of:=COS([.$O433])*([.V$3]-[.B$14])-SIN([.$O433])*([.W$3]-[.B$15])" office:value-type="float" office:value="806" calcext:value-type="float">
            <text:p>806</text:p>
          </table:table-cell>
          <table:table-cell table:formula="of:=SIN([.$O433])*([.V$3]-[.B$14])+COS([.$O433])*([.W$3]-[.B$15])" office:value-type="float" office:value="1118" calcext:value-type="float">
            <text:p>1118</text:p>
          </table:table-cell>
          <table:table-cell table:formula="of:=COS([.$O433])*([.X$3]-[.B$12]/2)-SIN([.$O433])*([.Y$3]-[.B$13]/2)" office:value-type="float" office:value="-578" calcext:value-type="float">
            <text:p>-578</text:p>
          </table:table-cell>
          <table:table-cell table:formula="of:=SIN([.$O433])*([.X$3]-[.B$12]/2)+COS([.$O433])*([.Y$3]-[.B$13]/2)" office:value-type="float" office:value="-434" calcext:value-type="float">
            <text:p>-434</text:p>
          </table:table-cell>
          <table:table-cell table:formula="of:=COS([.$O433])*([.Z$3]-[.B$12]/2)-SIN([.$O433])*([.AA$3]-[.B$13]/2)" office:value-type="float" office:value="-578" calcext:value-type="float">
            <text:p>-578</text:p>
          </table:table-cell>
          <table:table-cell table:formula="of:=SIN([.$O433])*([.Z$3]-[.B$12]/2)+COS([.$O433])*([.AA$3]-[.B$13]/2)" office:value-type="float" office:value="434" calcext:value-type="float">
            <text:p>434</text:p>
          </table:table-cell>
          <table:table-cell table:formula="of:=COS([.$O433])*([.AB$3]-[.B$12]/2)-SIN([.$O433])*([.AC$3]-[.B$13]/2)" office:value-type="float" office:value="578" calcext:value-type="float">
            <text:p>578</text:p>
          </table:table-cell>
          <table:table-cell table:formula="of:=SIN([.$O433])*([.AB$3]-[.B$12]/2)+COS([.$O433])*([.AC$3]-[.B$13]/2)" office:value-type="float" office:value="-434" calcext:value-type="float">
            <text:p>-434</text:p>
          </table:table-cell>
          <table:table-cell table:formula="of:=COS([.$O433])*([.AD$3]-[.B$12]/2)-SIN([.$O433])*([.AE$3]-[.B$13]/2)" office:value-type="float" office:value="578" calcext:value-type="float">
            <text:p>578</text:p>
          </table:table-cell>
          <table:table-cell table:formula="of:=SIN([.$O433])*([.AD$3]-[.B$12]/2)+COS([.$O433])*([.AE$3]-[.B$13]/2)" office:value-type="float" office:value="434" calcext:value-type="float">
            <text:p>434</text:p>
          </table:table-cell>
          <table:table-cell table:formula="of:=COS([.$O433])*([.AF$3]-[.B$12]/2)-SIN([.$O433])*([.AG$3]-[.B$13]/2)" office:value-type="float" office:value="-228" calcext:value-type="float">
            <text:p>-228</text:p>
          </table:table-cell>
          <table:table-cell table:formula="of:=SIN([.$O433])*([.AF$3]-[.B$12]/2)+COS([.$O433])*([.AG$3]-[.B$13]/2)" office:value-type="float" office:value="-684" calcext:value-type="float">
            <text:p>-684</text:p>
          </table:table-cell>
          <table:table-cell table:formula="of:=MIN([.X433];[.Z433];[.AB433];[.AD433])" office:value-type="float" office:value="-578" calcext:value-type="float">
            <text:p>-578</text:p>
          </table:table-cell>
          <table:table-cell table:formula="of:=MIN([.Y433];[.AA433];[.AC433];[.AE433])" office:value-type="float" office:value="-434" calcext:value-type="float">
            <text:p>-434</text:p>
          </table:table-cell>
          <table:table-cell table:formula="of:=[.AF433]-[.$AH433]" office:value-type="float" office:value="350" calcext:value-type="float">
            <text:p>350</text:p>
          </table:table-cell>
          <table:table-cell table:formula="of:=[.AG433]-[.$AI433]" office:value-type="float" office:value="-250" calcext:value-type="float">
            <text:p>-250</text:p>
          </table:table-cell>
          <table:table-cell table:formula="of:=[.AF$3]-[.AJ433]" office:value-type="float" office:value="0" calcext:value-type="float">
            <text:p>0</text:p>
          </table:table-cell>
          <table:table-cell table:formula="of:=[.AG$3]-[.AK43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4];[.E434];[.F434])+TIME([.G434];[.H434];[.I434])" office:value-type="date" office:date-value="1999-11-30" calcext:value-type="date">
            <text:p>30/11/99 00:00:00</text:p>
          </table:table-cell>
          <table:table-cell table:formula="of:=IF([.C434]&lt;&gt;&quot;&quot;;CONCATENATE(&quot;mogrify -rotate &quot;;ROUND([.N434];3);&quot; -background black &quot;;[.C434]);&quot;&quot;)">
            <text:p/>
          </table:table-cell>
          <table:table-cell table:formula="of:=IF([.C434]&lt;&gt;&quot;&quot;;CONCATENATE(&quot;mogrify -crop &quot;;ROUND([.B$22]);&quot;x&quot;;ROUND([.B$23]);&quot;+&quot;;ROUND([.B$30]+[.B$33]-[.AL434]);&quot;+&quot;;ROUND([.B$31]+[.B$34]-[.AM434]);&quot; &quot;;[.C434]);&quot;&quot;)">
            <text:p/>
          </table:table-cell>
          <table:table-cell/>
          <table:table-cell table:style-name="Default" table:formula="of:=IF([.C434]&lt;&gt;&quot;&quot;;([.J434]-[.J$3])*360*[.B$35];0)" office:value-type="float" office:value="0" calcext:value-type="float">
            <text:p>0</text:p>
          </table:table-cell>
          <table:table-cell table:formula="of:=[.N434]/180*PI()" office:value-type="float" office:value="0" calcext:value-type="float">
            <text:p>0</text:p>
          </table:table-cell>
          <table:table-cell table:formula="of:=COS([.$O434])*([.P$3]-[.B$14])-SIN([.$O434])*([.Q$3]-[.B$15])" office:value-type="float" office:value="-350" calcext:value-type="float">
            <text:p>-350</text:p>
          </table:table-cell>
          <table:table-cell table:formula="of:=SIN([.$O434])*([.P$3]-[.B$14])+COS([.$O434])*([.Q$3]-[.B$15])" office:value-type="float" office:value="250" calcext:value-type="float">
            <text:p>250</text:p>
          </table:table-cell>
          <table:table-cell table:formula="of:=COS([.$O434])*([.R$3]-[.B$14])-SIN([.$O434])*([.S$3]-[.B$15])" office:value-type="float" office:value="-350" calcext:value-type="float">
            <text:p>-350</text:p>
          </table:table-cell>
          <table:table-cell table:formula="of:=SIN([.$O434])*([.R$3]-[.B$14])+COS([.$O434])*([.S$3]-[.B$15])" office:value-type="float" office:value="1118" calcext:value-type="float">
            <text:p>1118</text:p>
          </table:table-cell>
          <table:table-cell table:formula="of:=COS([.$O434])*([.T$3]-[.B$14])-SIN([.$O434])*([.U$3]-[.B$15])" office:value-type="float" office:value="806" calcext:value-type="float">
            <text:p>806</text:p>
          </table:table-cell>
          <table:table-cell table:formula="of:=SIN([.$O434])*([.T$3]-[.B$14])+COS([.$O434])*([.U$3]-[.B$15])" office:value-type="float" office:value="250" calcext:value-type="float">
            <text:p>250</text:p>
          </table:table-cell>
          <table:table-cell table:formula="of:=COS([.$O434])*([.V$3]-[.B$14])-SIN([.$O434])*([.W$3]-[.B$15])" office:value-type="float" office:value="806" calcext:value-type="float">
            <text:p>806</text:p>
          </table:table-cell>
          <table:table-cell table:formula="of:=SIN([.$O434])*([.V$3]-[.B$14])+COS([.$O434])*([.W$3]-[.B$15])" office:value-type="float" office:value="1118" calcext:value-type="float">
            <text:p>1118</text:p>
          </table:table-cell>
          <table:table-cell table:formula="of:=COS([.$O434])*([.X$3]-[.B$12]/2)-SIN([.$O434])*([.Y$3]-[.B$13]/2)" office:value-type="float" office:value="-578" calcext:value-type="float">
            <text:p>-578</text:p>
          </table:table-cell>
          <table:table-cell table:formula="of:=SIN([.$O434])*([.X$3]-[.B$12]/2)+COS([.$O434])*([.Y$3]-[.B$13]/2)" office:value-type="float" office:value="-434" calcext:value-type="float">
            <text:p>-434</text:p>
          </table:table-cell>
          <table:table-cell table:formula="of:=COS([.$O434])*([.Z$3]-[.B$12]/2)-SIN([.$O434])*([.AA$3]-[.B$13]/2)" office:value-type="float" office:value="-578" calcext:value-type="float">
            <text:p>-578</text:p>
          </table:table-cell>
          <table:table-cell table:formula="of:=SIN([.$O434])*([.Z$3]-[.B$12]/2)+COS([.$O434])*([.AA$3]-[.B$13]/2)" office:value-type="float" office:value="434" calcext:value-type="float">
            <text:p>434</text:p>
          </table:table-cell>
          <table:table-cell table:formula="of:=COS([.$O434])*([.AB$3]-[.B$12]/2)-SIN([.$O434])*([.AC$3]-[.B$13]/2)" office:value-type="float" office:value="578" calcext:value-type="float">
            <text:p>578</text:p>
          </table:table-cell>
          <table:table-cell table:formula="of:=SIN([.$O434])*([.AB$3]-[.B$12]/2)+COS([.$O434])*([.AC$3]-[.B$13]/2)" office:value-type="float" office:value="-434" calcext:value-type="float">
            <text:p>-434</text:p>
          </table:table-cell>
          <table:table-cell table:formula="of:=COS([.$O434])*([.AD$3]-[.B$12]/2)-SIN([.$O434])*([.AE$3]-[.B$13]/2)" office:value-type="float" office:value="578" calcext:value-type="float">
            <text:p>578</text:p>
          </table:table-cell>
          <table:table-cell table:formula="of:=SIN([.$O434])*([.AD$3]-[.B$12]/2)+COS([.$O434])*([.AE$3]-[.B$13]/2)" office:value-type="float" office:value="434" calcext:value-type="float">
            <text:p>434</text:p>
          </table:table-cell>
          <table:table-cell table:formula="of:=COS([.$O434])*([.AF$3]-[.B$12]/2)-SIN([.$O434])*([.AG$3]-[.B$13]/2)" office:value-type="float" office:value="-228" calcext:value-type="float">
            <text:p>-228</text:p>
          </table:table-cell>
          <table:table-cell table:formula="of:=SIN([.$O434])*([.AF$3]-[.B$12]/2)+COS([.$O434])*([.AG$3]-[.B$13]/2)" office:value-type="float" office:value="-684" calcext:value-type="float">
            <text:p>-684</text:p>
          </table:table-cell>
          <table:table-cell table:formula="of:=MIN([.X434];[.Z434];[.AB434];[.AD434])" office:value-type="float" office:value="-578" calcext:value-type="float">
            <text:p>-578</text:p>
          </table:table-cell>
          <table:table-cell table:formula="of:=MIN([.Y434];[.AA434];[.AC434];[.AE434])" office:value-type="float" office:value="-434" calcext:value-type="float">
            <text:p>-434</text:p>
          </table:table-cell>
          <table:table-cell table:formula="of:=[.AF434]-[.$AH434]" office:value-type="float" office:value="350" calcext:value-type="float">
            <text:p>350</text:p>
          </table:table-cell>
          <table:table-cell table:formula="of:=[.AG434]-[.$AI434]" office:value-type="float" office:value="-250" calcext:value-type="float">
            <text:p>-250</text:p>
          </table:table-cell>
          <table:table-cell table:formula="of:=[.AF$3]-[.AJ434]" office:value-type="float" office:value="0" calcext:value-type="float">
            <text:p>0</text:p>
          </table:table-cell>
          <table:table-cell table:formula="of:=[.AG$3]-[.AK43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5];[.E435];[.F435])+TIME([.G435];[.H435];[.I435])" office:value-type="date" office:date-value="1999-11-30" calcext:value-type="date">
            <text:p>30/11/99 00:00:00</text:p>
          </table:table-cell>
          <table:table-cell table:formula="of:=IF([.C435]&lt;&gt;&quot;&quot;;CONCATENATE(&quot;mogrify -rotate &quot;;ROUND([.N435];3);&quot; -background black &quot;;[.C435]);&quot;&quot;)">
            <text:p/>
          </table:table-cell>
          <table:table-cell table:formula="of:=IF([.C435]&lt;&gt;&quot;&quot;;CONCATENATE(&quot;mogrify -crop &quot;;ROUND([.B$22]);&quot;x&quot;;ROUND([.B$23]);&quot;+&quot;;ROUND([.B$30]+[.B$33]-[.AL435]);&quot;+&quot;;ROUND([.B$31]+[.B$34]-[.AM435]);&quot; &quot;;[.C435]);&quot;&quot;)">
            <text:p/>
          </table:table-cell>
          <table:table-cell/>
          <table:table-cell table:style-name="Default" table:formula="of:=IF([.C435]&lt;&gt;&quot;&quot;;([.J435]-[.J$3])*360*[.B$35];0)" office:value-type="float" office:value="0" calcext:value-type="float">
            <text:p>0</text:p>
          </table:table-cell>
          <table:table-cell table:formula="of:=[.N435]/180*PI()" office:value-type="float" office:value="0" calcext:value-type="float">
            <text:p>0</text:p>
          </table:table-cell>
          <table:table-cell table:formula="of:=COS([.$O435])*([.P$3]-[.B$14])-SIN([.$O435])*([.Q$3]-[.B$15])" office:value-type="float" office:value="-350" calcext:value-type="float">
            <text:p>-350</text:p>
          </table:table-cell>
          <table:table-cell table:formula="of:=SIN([.$O435])*([.P$3]-[.B$14])+COS([.$O435])*([.Q$3]-[.B$15])" office:value-type="float" office:value="250" calcext:value-type="float">
            <text:p>250</text:p>
          </table:table-cell>
          <table:table-cell table:formula="of:=COS([.$O435])*([.R$3]-[.B$14])-SIN([.$O435])*([.S$3]-[.B$15])" office:value-type="float" office:value="-350" calcext:value-type="float">
            <text:p>-350</text:p>
          </table:table-cell>
          <table:table-cell table:formula="of:=SIN([.$O435])*([.R$3]-[.B$14])+COS([.$O435])*([.S$3]-[.B$15])" office:value-type="float" office:value="1118" calcext:value-type="float">
            <text:p>1118</text:p>
          </table:table-cell>
          <table:table-cell table:formula="of:=COS([.$O435])*([.T$3]-[.B$14])-SIN([.$O435])*([.U$3]-[.B$15])" office:value-type="float" office:value="806" calcext:value-type="float">
            <text:p>806</text:p>
          </table:table-cell>
          <table:table-cell table:formula="of:=SIN([.$O435])*([.T$3]-[.B$14])+COS([.$O435])*([.U$3]-[.B$15])" office:value-type="float" office:value="250" calcext:value-type="float">
            <text:p>250</text:p>
          </table:table-cell>
          <table:table-cell table:formula="of:=COS([.$O435])*([.V$3]-[.B$14])-SIN([.$O435])*([.W$3]-[.B$15])" office:value-type="float" office:value="806" calcext:value-type="float">
            <text:p>806</text:p>
          </table:table-cell>
          <table:table-cell table:formula="of:=SIN([.$O435])*([.V$3]-[.B$14])+COS([.$O435])*([.W$3]-[.B$15])" office:value-type="float" office:value="1118" calcext:value-type="float">
            <text:p>1118</text:p>
          </table:table-cell>
          <table:table-cell table:formula="of:=COS([.$O435])*([.X$3]-[.B$12]/2)-SIN([.$O435])*([.Y$3]-[.B$13]/2)" office:value-type="float" office:value="-578" calcext:value-type="float">
            <text:p>-578</text:p>
          </table:table-cell>
          <table:table-cell table:formula="of:=SIN([.$O435])*([.X$3]-[.B$12]/2)+COS([.$O435])*([.Y$3]-[.B$13]/2)" office:value-type="float" office:value="-434" calcext:value-type="float">
            <text:p>-434</text:p>
          </table:table-cell>
          <table:table-cell table:formula="of:=COS([.$O435])*([.Z$3]-[.B$12]/2)-SIN([.$O435])*([.AA$3]-[.B$13]/2)" office:value-type="float" office:value="-578" calcext:value-type="float">
            <text:p>-578</text:p>
          </table:table-cell>
          <table:table-cell table:formula="of:=SIN([.$O435])*([.Z$3]-[.B$12]/2)+COS([.$O435])*([.AA$3]-[.B$13]/2)" office:value-type="float" office:value="434" calcext:value-type="float">
            <text:p>434</text:p>
          </table:table-cell>
          <table:table-cell table:formula="of:=COS([.$O435])*([.AB$3]-[.B$12]/2)-SIN([.$O435])*([.AC$3]-[.B$13]/2)" office:value-type="float" office:value="578" calcext:value-type="float">
            <text:p>578</text:p>
          </table:table-cell>
          <table:table-cell table:formula="of:=SIN([.$O435])*([.AB$3]-[.B$12]/2)+COS([.$O435])*([.AC$3]-[.B$13]/2)" office:value-type="float" office:value="-434" calcext:value-type="float">
            <text:p>-434</text:p>
          </table:table-cell>
          <table:table-cell table:formula="of:=COS([.$O435])*([.AD$3]-[.B$12]/2)-SIN([.$O435])*([.AE$3]-[.B$13]/2)" office:value-type="float" office:value="578" calcext:value-type="float">
            <text:p>578</text:p>
          </table:table-cell>
          <table:table-cell table:formula="of:=SIN([.$O435])*([.AD$3]-[.B$12]/2)+COS([.$O435])*([.AE$3]-[.B$13]/2)" office:value-type="float" office:value="434" calcext:value-type="float">
            <text:p>434</text:p>
          </table:table-cell>
          <table:table-cell table:formula="of:=COS([.$O435])*([.AF$3]-[.B$12]/2)-SIN([.$O435])*([.AG$3]-[.B$13]/2)" office:value-type="float" office:value="-228" calcext:value-type="float">
            <text:p>-228</text:p>
          </table:table-cell>
          <table:table-cell table:formula="of:=SIN([.$O435])*([.AF$3]-[.B$12]/2)+COS([.$O435])*([.AG$3]-[.B$13]/2)" office:value-type="float" office:value="-684" calcext:value-type="float">
            <text:p>-684</text:p>
          </table:table-cell>
          <table:table-cell table:formula="of:=MIN([.X435];[.Z435];[.AB435];[.AD435])" office:value-type="float" office:value="-578" calcext:value-type="float">
            <text:p>-578</text:p>
          </table:table-cell>
          <table:table-cell table:formula="of:=MIN([.Y435];[.AA435];[.AC435];[.AE435])" office:value-type="float" office:value="-434" calcext:value-type="float">
            <text:p>-434</text:p>
          </table:table-cell>
          <table:table-cell table:formula="of:=[.AF435]-[.$AH435]" office:value-type="float" office:value="350" calcext:value-type="float">
            <text:p>350</text:p>
          </table:table-cell>
          <table:table-cell table:formula="of:=[.AG435]-[.$AI435]" office:value-type="float" office:value="-250" calcext:value-type="float">
            <text:p>-250</text:p>
          </table:table-cell>
          <table:table-cell table:formula="of:=[.AF$3]-[.AJ435]" office:value-type="float" office:value="0" calcext:value-type="float">
            <text:p>0</text:p>
          </table:table-cell>
          <table:table-cell table:formula="of:=[.AG$3]-[.AK43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6];[.E436];[.F436])+TIME([.G436];[.H436];[.I436])" office:value-type="date" office:date-value="1999-11-30" calcext:value-type="date">
            <text:p>30/11/99 00:00:00</text:p>
          </table:table-cell>
          <table:table-cell table:formula="of:=IF([.C436]&lt;&gt;&quot;&quot;;CONCATENATE(&quot;mogrify -rotate &quot;;ROUND([.N436];3);&quot; -background black &quot;;[.C436]);&quot;&quot;)">
            <text:p/>
          </table:table-cell>
          <table:table-cell table:formula="of:=IF([.C436]&lt;&gt;&quot;&quot;;CONCATENATE(&quot;mogrify -crop &quot;;ROUND([.B$22]);&quot;x&quot;;ROUND([.B$23]);&quot;+&quot;;ROUND([.B$30]+[.B$33]-[.AL436]);&quot;+&quot;;ROUND([.B$31]+[.B$34]-[.AM436]);&quot; &quot;;[.C436]);&quot;&quot;)">
            <text:p/>
          </table:table-cell>
          <table:table-cell/>
          <table:table-cell table:style-name="Default" table:formula="of:=IF([.C436]&lt;&gt;&quot;&quot;;([.J436]-[.J$3])*360*[.B$35];0)" office:value-type="float" office:value="0" calcext:value-type="float">
            <text:p>0</text:p>
          </table:table-cell>
          <table:table-cell table:formula="of:=[.N436]/180*PI()" office:value-type="float" office:value="0" calcext:value-type="float">
            <text:p>0</text:p>
          </table:table-cell>
          <table:table-cell table:formula="of:=COS([.$O436])*([.P$3]-[.B$14])-SIN([.$O436])*([.Q$3]-[.B$15])" office:value-type="float" office:value="-350" calcext:value-type="float">
            <text:p>-350</text:p>
          </table:table-cell>
          <table:table-cell table:formula="of:=SIN([.$O436])*([.P$3]-[.B$14])+COS([.$O436])*([.Q$3]-[.B$15])" office:value-type="float" office:value="250" calcext:value-type="float">
            <text:p>250</text:p>
          </table:table-cell>
          <table:table-cell table:formula="of:=COS([.$O436])*([.R$3]-[.B$14])-SIN([.$O436])*([.S$3]-[.B$15])" office:value-type="float" office:value="-350" calcext:value-type="float">
            <text:p>-350</text:p>
          </table:table-cell>
          <table:table-cell table:formula="of:=SIN([.$O436])*([.R$3]-[.B$14])+COS([.$O436])*([.S$3]-[.B$15])" office:value-type="float" office:value="1118" calcext:value-type="float">
            <text:p>1118</text:p>
          </table:table-cell>
          <table:table-cell table:formula="of:=COS([.$O436])*([.T$3]-[.B$14])-SIN([.$O436])*([.U$3]-[.B$15])" office:value-type="float" office:value="806" calcext:value-type="float">
            <text:p>806</text:p>
          </table:table-cell>
          <table:table-cell table:formula="of:=SIN([.$O436])*([.T$3]-[.B$14])+COS([.$O436])*([.U$3]-[.B$15])" office:value-type="float" office:value="250" calcext:value-type="float">
            <text:p>250</text:p>
          </table:table-cell>
          <table:table-cell table:formula="of:=COS([.$O436])*([.V$3]-[.B$14])-SIN([.$O436])*([.W$3]-[.B$15])" office:value-type="float" office:value="806" calcext:value-type="float">
            <text:p>806</text:p>
          </table:table-cell>
          <table:table-cell table:formula="of:=SIN([.$O436])*([.V$3]-[.B$14])+COS([.$O436])*([.W$3]-[.B$15])" office:value-type="float" office:value="1118" calcext:value-type="float">
            <text:p>1118</text:p>
          </table:table-cell>
          <table:table-cell table:formula="of:=COS([.$O436])*([.X$3]-[.B$12]/2)-SIN([.$O436])*([.Y$3]-[.B$13]/2)" office:value-type="float" office:value="-578" calcext:value-type="float">
            <text:p>-578</text:p>
          </table:table-cell>
          <table:table-cell table:formula="of:=SIN([.$O436])*([.X$3]-[.B$12]/2)+COS([.$O436])*([.Y$3]-[.B$13]/2)" office:value-type="float" office:value="-434" calcext:value-type="float">
            <text:p>-434</text:p>
          </table:table-cell>
          <table:table-cell table:formula="of:=COS([.$O436])*([.Z$3]-[.B$12]/2)-SIN([.$O436])*([.AA$3]-[.B$13]/2)" office:value-type="float" office:value="-578" calcext:value-type="float">
            <text:p>-578</text:p>
          </table:table-cell>
          <table:table-cell table:formula="of:=SIN([.$O436])*([.Z$3]-[.B$12]/2)+COS([.$O436])*([.AA$3]-[.B$13]/2)" office:value-type="float" office:value="434" calcext:value-type="float">
            <text:p>434</text:p>
          </table:table-cell>
          <table:table-cell table:formula="of:=COS([.$O436])*([.AB$3]-[.B$12]/2)-SIN([.$O436])*([.AC$3]-[.B$13]/2)" office:value-type="float" office:value="578" calcext:value-type="float">
            <text:p>578</text:p>
          </table:table-cell>
          <table:table-cell table:formula="of:=SIN([.$O436])*([.AB$3]-[.B$12]/2)+COS([.$O436])*([.AC$3]-[.B$13]/2)" office:value-type="float" office:value="-434" calcext:value-type="float">
            <text:p>-434</text:p>
          </table:table-cell>
          <table:table-cell table:formula="of:=COS([.$O436])*([.AD$3]-[.B$12]/2)-SIN([.$O436])*([.AE$3]-[.B$13]/2)" office:value-type="float" office:value="578" calcext:value-type="float">
            <text:p>578</text:p>
          </table:table-cell>
          <table:table-cell table:formula="of:=SIN([.$O436])*([.AD$3]-[.B$12]/2)+COS([.$O436])*([.AE$3]-[.B$13]/2)" office:value-type="float" office:value="434" calcext:value-type="float">
            <text:p>434</text:p>
          </table:table-cell>
          <table:table-cell table:formula="of:=COS([.$O436])*([.AF$3]-[.B$12]/2)-SIN([.$O436])*([.AG$3]-[.B$13]/2)" office:value-type="float" office:value="-228" calcext:value-type="float">
            <text:p>-228</text:p>
          </table:table-cell>
          <table:table-cell table:formula="of:=SIN([.$O436])*([.AF$3]-[.B$12]/2)+COS([.$O436])*([.AG$3]-[.B$13]/2)" office:value-type="float" office:value="-684" calcext:value-type="float">
            <text:p>-684</text:p>
          </table:table-cell>
          <table:table-cell table:formula="of:=MIN([.X436];[.Z436];[.AB436];[.AD436])" office:value-type="float" office:value="-578" calcext:value-type="float">
            <text:p>-578</text:p>
          </table:table-cell>
          <table:table-cell table:formula="of:=MIN([.Y436];[.AA436];[.AC436];[.AE436])" office:value-type="float" office:value="-434" calcext:value-type="float">
            <text:p>-434</text:p>
          </table:table-cell>
          <table:table-cell table:formula="of:=[.AF436]-[.$AH436]" office:value-type="float" office:value="350" calcext:value-type="float">
            <text:p>350</text:p>
          </table:table-cell>
          <table:table-cell table:formula="of:=[.AG436]-[.$AI436]" office:value-type="float" office:value="-250" calcext:value-type="float">
            <text:p>-250</text:p>
          </table:table-cell>
          <table:table-cell table:formula="of:=[.AF$3]-[.AJ436]" office:value-type="float" office:value="0" calcext:value-type="float">
            <text:p>0</text:p>
          </table:table-cell>
          <table:table-cell table:formula="of:=[.AG$3]-[.AK43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7];[.E437];[.F437])+TIME([.G437];[.H437];[.I437])" office:value-type="date" office:date-value="1999-11-30" calcext:value-type="date">
            <text:p>30/11/99 00:00:00</text:p>
          </table:table-cell>
          <table:table-cell table:formula="of:=IF([.C437]&lt;&gt;&quot;&quot;;CONCATENATE(&quot;mogrify -rotate &quot;;ROUND([.N437];3);&quot; -background black &quot;;[.C437]);&quot;&quot;)">
            <text:p/>
          </table:table-cell>
          <table:table-cell table:formula="of:=IF([.C437]&lt;&gt;&quot;&quot;;CONCATENATE(&quot;mogrify -crop &quot;;ROUND([.B$22]);&quot;x&quot;;ROUND([.B$23]);&quot;+&quot;;ROUND([.B$30]+[.B$33]-[.AL437]);&quot;+&quot;;ROUND([.B$31]+[.B$34]-[.AM437]);&quot; &quot;;[.C437]);&quot;&quot;)">
            <text:p/>
          </table:table-cell>
          <table:table-cell/>
          <table:table-cell table:style-name="Default" table:formula="of:=IF([.C437]&lt;&gt;&quot;&quot;;([.J437]-[.J$3])*360*[.B$35];0)" office:value-type="float" office:value="0" calcext:value-type="float">
            <text:p>0</text:p>
          </table:table-cell>
          <table:table-cell table:formula="of:=[.N437]/180*PI()" office:value-type="float" office:value="0" calcext:value-type="float">
            <text:p>0</text:p>
          </table:table-cell>
          <table:table-cell table:formula="of:=COS([.$O437])*([.P$3]-[.B$14])-SIN([.$O437])*([.Q$3]-[.B$15])" office:value-type="float" office:value="-350" calcext:value-type="float">
            <text:p>-350</text:p>
          </table:table-cell>
          <table:table-cell table:formula="of:=SIN([.$O437])*([.P$3]-[.B$14])+COS([.$O437])*([.Q$3]-[.B$15])" office:value-type="float" office:value="250" calcext:value-type="float">
            <text:p>250</text:p>
          </table:table-cell>
          <table:table-cell table:formula="of:=COS([.$O437])*([.R$3]-[.B$14])-SIN([.$O437])*([.S$3]-[.B$15])" office:value-type="float" office:value="-350" calcext:value-type="float">
            <text:p>-350</text:p>
          </table:table-cell>
          <table:table-cell table:formula="of:=SIN([.$O437])*([.R$3]-[.B$14])+COS([.$O437])*([.S$3]-[.B$15])" office:value-type="float" office:value="1118" calcext:value-type="float">
            <text:p>1118</text:p>
          </table:table-cell>
          <table:table-cell table:formula="of:=COS([.$O437])*([.T$3]-[.B$14])-SIN([.$O437])*([.U$3]-[.B$15])" office:value-type="float" office:value="806" calcext:value-type="float">
            <text:p>806</text:p>
          </table:table-cell>
          <table:table-cell table:formula="of:=SIN([.$O437])*([.T$3]-[.B$14])+COS([.$O437])*([.U$3]-[.B$15])" office:value-type="float" office:value="250" calcext:value-type="float">
            <text:p>250</text:p>
          </table:table-cell>
          <table:table-cell table:formula="of:=COS([.$O437])*([.V$3]-[.B$14])-SIN([.$O437])*([.W$3]-[.B$15])" office:value-type="float" office:value="806" calcext:value-type="float">
            <text:p>806</text:p>
          </table:table-cell>
          <table:table-cell table:formula="of:=SIN([.$O437])*([.V$3]-[.B$14])+COS([.$O437])*([.W$3]-[.B$15])" office:value-type="float" office:value="1118" calcext:value-type="float">
            <text:p>1118</text:p>
          </table:table-cell>
          <table:table-cell table:formula="of:=COS([.$O437])*([.X$3]-[.B$12]/2)-SIN([.$O437])*([.Y$3]-[.B$13]/2)" office:value-type="float" office:value="-578" calcext:value-type="float">
            <text:p>-578</text:p>
          </table:table-cell>
          <table:table-cell table:formula="of:=SIN([.$O437])*([.X$3]-[.B$12]/2)+COS([.$O437])*([.Y$3]-[.B$13]/2)" office:value-type="float" office:value="-434" calcext:value-type="float">
            <text:p>-434</text:p>
          </table:table-cell>
          <table:table-cell table:formula="of:=COS([.$O437])*([.Z$3]-[.B$12]/2)-SIN([.$O437])*([.AA$3]-[.B$13]/2)" office:value-type="float" office:value="-578" calcext:value-type="float">
            <text:p>-578</text:p>
          </table:table-cell>
          <table:table-cell table:formula="of:=SIN([.$O437])*([.Z$3]-[.B$12]/2)+COS([.$O437])*([.AA$3]-[.B$13]/2)" office:value-type="float" office:value="434" calcext:value-type="float">
            <text:p>434</text:p>
          </table:table-cell>
          <table:table-cell table:formula="of:=COS([.$O437])*([.AB$3]-[.B$12]/2)-SIN([.$O437])*([.AC$3]-[.B$13]/2)" office:value-type="float" office:value="578" calcext:value-type="float">
            <text:p>578</text:p>
          </table:table-cell>
          <table:table-cell table:formula="of:=SIN([.$O437])*([.AB$3]-[.B$12]/2)+COS([.$O437])*([.AC$3]-[.B$13]/2)" office:value-type="float" office:value="-434" calcext:value-type="float">
            <text:p>-434</text:p>
          </table:table-cell>
          <table:table-cell table:formula="of:=COS([.$O437])*([.AD$3]-[.B$12]/2)-SIN([.$O437])*([.AE$3]-[.B$13]/2)" office:value-type="float" office:value="578" calcext:value-type="float">
            <text:p>578</text:p>
          </table:table-cell>
          <table:table-cell table:formula="of:=SIN([.$O437])*([.AD$3]-[.B$12]/2)+COS([.$O437])*([.AE$3]-[.B$13]/2)" office:value-type="float" office:value="434" calcext:value-type="float">
            <text:p>434</text:p>
          </table:table-cell>
          <table:table-cell table:formula="of:=COS([.$O437])*([.AF$3]-[.B$12]/2)-SIN([.$O437])*([.AG$3]-[.B$13]/2)" office:value-type="float" office:value="-228" calcext:value-type="float">
            <text:p>-228</text:p>
          </table:table-cell>
          <table:table-cell table:formula="of:=SIN([.$O437])*([.AF$3]-[.B$12]/2)+COS([.$O437])*([.AG$3]-[.B$13]/2)" office:value-type="float" office:value="-684" calcext:value-type="float">
            <text:p>-684</text:p>
          </table:table-cell>
          <table:table-cell table:formula="of:=MIN([.X437];[.Z437];[.AB437];[.AD437])" office:value-type="float" office:value="-578" calcext:value-type="float">
            <text:p>-578</text:p>
          </table:table-cell>
          <table:table-cell table:formula="of:=MIN([.Y437];[.AA437];[.AC437];[.AE437])" office:value-type="float" office:value="-434" calcext:value-type="float">
            <text:p>-434</text:p>
          </table:table-cell>
          <table:table-cell table:formula="of:=[.AF437]-[.$AH437]" office:value-type="float" office:value="350" calcext:value-type="float">
            <text:p>350</text:p>
          </table:table-cell>
          <table:table-cell table:formula="of:=[.AG437]-[.$AI437]" office:value-type="float" office:value="-250" calcext:value-type="float">
            <text:p>-250</text:p>
          </table:table-cell>
          <table:table-cell table:formula="of:=[.AF$3]-[.AJ437]" office:value-type="float" office:value="0" calcext:value-type="float">
            <text:p>0</text:p>
          </table:table-cell>
          <table:table-cell table:formula="of:=[.AG$3]-[.AK43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8];[.E438];[.F438])+TIME([.G438];[.H438];[.I438])" office:value-type="date" office:date-value="1999-11-30" calcext:value-type="date">
            <text:p>30/11/99 00:00:00</text:p>
          </table:table-cell>
          <table:table-cell table:formula="of:=IF([.C438]&lt;&gt;&quot;&quot;;CONCATENATE(&quot;mogrify -rotate &quot;;ROUND([.N438];3);&quot; -background black &quot;;[.C438]);&quot;&quot;)">
            <text:p/>
          </table:table-cell>
          <table:table-cell table:formula="of:=IF([.C438]&lt;&gt;&quot;&quot;;CONCATENATE(&quot;mogrify -crop &quot;;ROUND([.B$22]);&quot;x&quot;;ROUND([.B$23]);&quot;+&quot;;ROUND([.B$30]+[.B$33]-[.AL438]);&quot;+&quot;;ROUND([.B$31]+[.B$34]-[.AM438]);&quot; &quot;;[.C438]);&quot;&quot;)">
            <text:p/>
          </table:table-cell>
          <table:table-cell/>
          <table:table-cell table:style-name="Default" table:formula="of:=IF([.C438]&lt;&gt;&quot;&quot;;([.J438]-[.J$3])*360*[.B$35];0)" office:value-type="float" office:value="0" calcext:value-type="float">
            <text:p>0</text:p>
          </table:table-cell>
          <table:table-cell table:formula="of:=[.N438]/180*PI()" office:value-type="float" office:value="0" calcext:value-type="float">
            <text:p>0</text:p>
          </table:table-cell>
          <table:table-cell table:formula="of:=COS([.$O438])*([.P$3]-[.B$14])-SIN([.$O438])*([.Q$3]-[.B$15])" office:value-type="float" office:value="-350" calcext:value-type="float">
            <text:p>-350</text:p>
          </table:table-cell>
          <table:table-cell table:formula="of:=SIN([.$O438])*([.P$3]-[.B$14])+COS([.$O438])*([.Q$3]-[.B$15])" office:value-type="float" office:value="250" calcext:value-type="float">
            <text:p>250</text:p>
          </table:table-cell>
          <table:table-cell table:formula="of:=COS([.$O438])*([.R$3]-[.B$14])-SIN([.$O438])*([.S$3]-[.B$15])" office:value-type="float" office:value="-350" calcext:value-type="float">
            <text:p>-350</text:p>
          </table:table-cell>
          <table:table-cell table:formula="of:=SIN([.$O438])*([.R$3]-[.B$14])+COS([.$O438])*([.S$3]-[.B$15])" office:value-type="float" office:value="1118" calcext:value-type="float">
            <text:p>1118</text:p>
          </table:table-cell>
          <table:table-cell table:formula="of:=COS([.$O438])*([.T$3]-[.B$14])-SIN([.$O438])*([.U$3]-[.B$15])" office:value-type="float" office:value="806" calcext:value-type="float">
            <text:p>806</text:p>
          </table:table-cell>
          <table:table-cell table:formula="of:=SIN([.$O438])*([.T$3]-[.B$14])+COS([.$O438])*([.U$3]-[.B$15])" office:value-type="float" office:value="250" calcext:value-type="float">
            <text:p>250</text:p>
          </table:table-cell>
          <table:table-cell table:formula="of:=COS([.$O438])*([.V$3]-[.B$14])-SIN([.$O438])*([.W$3]-[.B$15])" office:value-type="float" office:value="806" calcext:value-type="float">
            <text:p>806</text:p>
          </table:table-cell>
          <table:table-cell table:formula="of:=SIN([.$O438])*([.V$3]-[.B$14])+COS([.$O438])*([.W$3]-[.B$15])" office:value-type="float" office:value="1118" calcext:value-type="float">
            <text:p>1118</text:p>
          </table:table-cell>
          <table:table-cell table:formula="of:=COS([.$O438])*([.X$3]-[.B$12]/2)-SIN([.$O438])*([.Y$3]-[.B$13]/2)" office:value-type="float" office:value="-578" calcext:value-type="float">
            <text:p>-578</text:p>
          </table:table-cell>
          <table:table-cell table:formula="of:=SIN([.$O438])*([.X$3]-[.B$12]/2)+COS([.$O438])*([.Y$3]-[.B$13]/2)" office:value-type="float" office:value="-434" calcext:value-type="float">
            <text:p>-434</text:p>
          </table:table-cell>
          <table:table-cell table:formula="of:=COS([.$O438])*([.Z$3]-[.B$12]/2)-SIN([.$O438])*([.AA$3]-[.B$13]/2)" office:value-type="float" office:value="-578" calcext:value-type="float">
            <text:p>-578</text:p>
          </table:table-cell>
          <table:table-cell table:formula="of:=SIN([.$O438])*([.Z$3]-[.B$12]/2)+COS([.$O438])*([.AA$3]-[.B$13]/2)" office:value-type="float" office:value="434" calcext:value-type="float">
            <text:p>434</text:p>
          </table:table-cell>
          <table:table-cell table:formula="of:=COS([.$O438])*([.AB$3]-[.B$12]/2)-SIN([.$O438])*([.AC$3]-[.B$13]/2)" office:value-type="float" office:value="578" calcext:value-type="float">
            <text:p>578</text:p>
          </table:table-cell>
          <table:table-cell table:formula="of:=SIN([.$O438])*([.AB$3]-[.B$12]/2)+COS([.$O438])*([.AC$3]-[.B$13]/2)" office:value-type="float" office:value="-434" calcext:value-type="float">
            <text:p>-434</text:p>
          </table:table-cell>
          <table:table-cell table:formula="of:=COS([.$O438])*([.AD$3]-[.B$12]/2)-SIN([.$O438])*([.AE$3]-[.B$13]/2)" office:value-type="float" office:value="578" calcext:value-type="float">
            <text:p>578</text:p>
          </table:table-cell>
          <table:table-cell table:formula="of:=SIN([.$O438])*([.AD$3]-[.B$12]/2)+COS([.$O438])*([.AE$3]-[.B$13]/2)" office:value-type="float" office:value="434" calcext:value-type="float">
            <text:p>434</text:p>
          </table:table-cell>
          <table:table-cell table:formula="of:=COS([.$O438])*([.AF$3]-[.B$12]/2)-SIN([.$O438])*([.AG$3]-[.B$13]/2)" office:value-type="float" office:value="-228" calcext:value-type="float">
            <text:p>-228</text:p>
          </table:table-cell>
          <table:table-cell table:formula="of:=SIN([.$O438])*([.AF$3]-[.B$12]/2)+COS([.$O438])*([.AG$3]-[.B$13]/2)" office:value-type="float" office:value="-684" calcext:value-type="float">
            <text:p>-684</text:p>
          </table:table-cell>
          <table:table-cell table:formula="of:=MIN([.X438];[.Z438];[.AB438];[.AD438])" office:value-type="float" office:value="-578" calcext:value-type="float">
            <text:p>-578</text:p>
          </table:table-cell>
          <table:table-cell table:formula="of:=MIN([.Y438];[.AA438];[.AC438];[.AE438])" office:value-type="float" office:value="-434" calcext:value-type="float">
            <text:p>-434</text:p>
          </table:table-cell>
          <table:table-cell table:formula="of:=[.AF438]-[.$AH438]" office:value-type="float" office:value="350" calcext:value-type="float">
            <text:p>350</text:p>
          </table:table-cell>
          <table:table-cell table:formula="of:=[.AG438]-[.$AI438]" office:value-type="float" office:value="-250" calcext:value-type="float">
            <text:p>-250</text:p>
          </table:table-cell>
          <table:table-cell table:formula="of:=[.AF$3]-[.AJ438]" office:value-type="float" office:value="0" calcext:value-type="float">
            <text:p>0</text:p>
          </table:table-cell>
          <table:table-cell table:formula="of:=[.AG$3]-[.AK43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39];[.E439];[.F439])+TIME([.G439];[.H439];[.I439])" office:value-type="date" office:date-value="1999-11-30" calcext:value-type="date">
            <text:p>30/11/99 00:00:00</text:p>
          </table:table-cell>
          <table:table-cell table:formula="of:=IF([.C439]&lt;&gt;&quot;&quot;;CONCATENATE(&quot;mogrify -rotate &quot;;ROUND([.N439];3);&quot; -background black &quot;;[.C439]);&quot;&quot;)">
            <text:p/>
          </table:table-cell>
          <table:table-cell table:formula="of:=IF([.C439]&lt;&gt;&quot;&quot;;CONCATENATE(&quot;mogrify -crop &quot;;ROUND([.B$22]);&quot;x&quot;;ROUND([.B$23]);&quot;+&quot;;ROUND([.B$30]+[.B$33]-[.AL439]);&quot;+&quot;;ROUND([.B$31]+[.B$34]-[.AM439]);&quot; &quot;;[.C439]);&quot;&quot;)">
            <text:p/>
          </table:table-cell>
          <table:table-cell/>
          <table:table-cell table:style-name="Default" table:formula="of:=IF([.C439]&lt;&gt;&quot;&quot;;([.J439]-[.J$3])*360*[.B$35];0)" office:value-type="float" office:value="0" calcext:value-type="float">
            <text:p>0</text:p>
          </table:table-cell>
          <table:table-cell table:formula="of:=[.N439]/180*PI()" office:value-type="float" office:value="0" calcext:value-type="float">
            <text:p>0</text:p>
          </table:table-cell>
          <table:table-cell table:formula="of:=COS([.$O439])*([.P$3]-[.B$14])-SIN([.$O439])*([.Q$3]-[.B$15])" office:value-type="float" office:value="-350" calcext:value-type="float">
            <text:p>-350</text:p>
          </table:table-cell>
          <table:table-cell table:formula="of:=SIN([.$O439])*([.P$3]-[.B$14])+COS([.$O439])*([.Q$3]-[.B$15])" office:value-type="float" office:value="250" calcext:value-type="float">
            <text:p>250</text:p>
          </table:table-cell>
          <table:table-cell table:formula="of:=COS([.$O439])*([.R$3]-[.B$14])-SIN([.$O439])*([.S$3]-[.B$15])" office:value-type="float" office:value="-350" calcext:value-type="float">
            <text:p>-350</text:p>
          </table:table-cell>
          <table:table-cell table:formula="of:=SIN([.$O439])*([.R$3]-[.B$14])+COS([.$O439])*([.S$3]-[.B$15])" office:value-type="float" office:value="1118" calcext:value-type="float">
            <text:p>1118</text:p>
          </table:table-cell>
          <table:table-cell table:formula="of:=COS([.$O439])*([.T$3]-[.B$14])-SIN([.$O439])*([.U$3]-[.B$15])" office:value-type="float" office:value="806" calcext:value-type="float">
            <text:p>806</text:p>
          </table:table-cell>
          <table:table-cell table:formula="of:=SIN([.$O439])*([.T$3]-[.B$14])+COS([.$O439])*([.U$3]-[.B$15])" office:value-type="float" office:value="250" calcext:value-type="float">
            <text:p>250</text:p>
          </table:table-cell>
          <table:table-cell table:formula="of:=COS([.$O439])*([.V$3]-[.B$14])-SIN([.$O439])*([.W$3]-[.B$15])" office:value-type="float" office:value="806" calcext:value-type="float">
            <text:p>806</text:p>
          </table:table-cell>
          <table:table-cell table:formula="of:=SIN([.$O439])*([.V$3]-[.B$14])+COS([.$O439])*([.W$3]-[.B$15])" office:value-type="float" office:value="1118" calcext:value-type="float">
            <text:p>1118</text:p>
          </table:table-cell>
          <table:table-cell table:formula="of:=COS([.$O439])*([.X$3]-[.B$12]/2)-SIN([.$O439])*([.Y$3]-[.B$13]/2)" office:value-type="float" office:value="-578" calcext:value-type="float">
            <text:p>-578</text:p>
          </table:table-cell>
          <table:table-cell table:formula="of:=SIN([.$O439])*([.X$3]-[.B$12]/2)+COS([.$O439])*([.Y$3]-[.B$13]/2)" office:value-type="float" office:value="-434" calcext:value-type="float">
            <text:p>-434</text:p>
          </table:table-cell>
          <table:table-cell table:formula="of:=COS([.$O439])*([.Z$3]-[.B$12]/2)-SIN([.$O439])*([.AA$3]-[.B$13]/2)" office:value-type="float" office:value="-578" calcext:value-type="float">
            <text:p>-578</text:p>
          </table:table-cell>
          <table:table-cell table:formula="of:=SIN([.$O439])*([.Z$3]-[.B$12]/2)+COS([.$O439])*([.AA$3]-[.B$13]/2)" office:value-type="float" office:value="434" calcext:value-type="float">
            <text:p>434</text:p>
          </table:table-cell>
          <table:table-cell table:formula="of:=COS([.$O439])*([.AB$3]-[.B$12]/2)-SIN([.$O439])*([.AC$3]-[.B$13]/2)" office:value-type="float" office:value="578" calcext:value-type="float">
            <text:p>578</text:p>
          </table:table-cell>
          <table:table-cell table:formula="of:=SIN([.$O439])*([.AB$3]-[.B$12]/2)+COS([.$O439])*([.AC$3]-[.B$13]/2)" office:value-type="float" office:value="-434" calcext:value-type="float">
            <text:p>-434</text:p>
          </table:table-cell>
          <table:table-cell table:formula="of:=COS([.$O439])*([.AD$3]-[.B$12]/2)-SIN([.$O439])*([.AE$3]-[.B$13]/2)" office:value-type="float" office:value="578" calcext:value-type="float">
            <text:p>578</text:p>
          </table:table-cell>
          <table:table-cell table:formula="of:=SIN([.$O439])*([.AD$3]-[.B$12]/2)+COS([.$O439])*([.AE$3]-[.B$13]/2)" office:value-type="float" office:value="434" calcext:value-type="float">
            <text:p>434</text:p>
          </table:table-cell>
          <table:table-cell table:formula="of:=COS([.$O439])*([.AF$3]-[.B$12]/2)-SIN([.$O439])*([.AG$3]-[.B$13]/2)" office:value-type="float" office:value="-228" calcext:value-type="float">
            <text:p>-228</text:p>
          </table:table-cell>
          <table:table-cell table:formula="of:=SIN([.$O439])*([.AF$3]-[.B$12]/2)+COS([.$O439])*([.AG$3]-[.B$13]/2)" office:value-type="float" office:value="-684" calcext:value-type="float">
            <text:p>-684</text:p>
          </table:table-cell>
          <table:table-cell table:formula="of:=MIN([.X439];[.Z439];[.AB439];[.AD439])" office:value-type="float" office:value="-578" calcext:value-type="float">
            <text:p>-578</text:p>
          </table:table-cell>
          <table:table-cell table:formula="of:=MIN([.Y439];[.AA439];[.AC439];[.AE439])" office:value-type="float" office:value="-434" calcext:value-type="float">
            <text:p>-434</text:p>
          </table:table-cell>
          <table:table-cell table:formula="of:=[.AF439]-[.$AH439]" office:value-type="float" office:value="350" calcext:value-type="float">
            <text:p>350</text:p>
          </table:table-cell>
          <table:table-cell table:formula="of:=[.AG439]-[.$AI439]" office:value-type="float" office:value="-250" calcext:value-type="float">
            <text:p>-250</text:p>
          </table:table-cell>
          <table:table-cell table:formula="of:=[.AF$3]-[.AJ439]" office:value-type="float" office:value="0" calcext:value-type="float">
            <text:p>0</text:p>
          </table:table-cell>
          <table:table-cell table:formula="of:=[.AG$3]-[.AK43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40];[.E440];[.F440])+TIME([.G440];[.H440];[.I440])" office:value-type="date" office:date-value="1999-11-30" calcext:value-type="date">
            <text:p>30/11/99 00:00:00</text:p>
          </table:table-cell>
          <table:table-cell table:formula="of:=IF([.C440]&lt;&gt;&quot;&quot;;CONCATENATE(&quot;mogrify -rotate &quot;;ROUND([.N440];3);&quot; -background black &quot;;[.C440]);&quot;&quot;)">
            <text:p/>
          </table:table-cell>
          <table:table-cell table:formula="of:=IF([.C440]&lt;&gt;&quot;&quot;;CONCATENATE(&quot;mogrify -crop &quot;;ROUND([.B$22]);&quot;x&quot;;ROUND([.B$23]);&quot;+&quot;;ROUND([.B$30]+[.B$33]-[.AL440]);&quot;+&quot;;ROUND([.B$31]+[.B$34]-[.AM440]);&quot; &quot;;[.C440]);&quot;&quot;)">
            <text:p/>
          </table:table-cell>
          <table:table-cell/>
          <table:table-cell table:style-name="Default" table:formula="of:=IF([.C440]&lt;&gt;&quot;&quot;;([.J440]-[.J$3])*360*[.B$35];0)" office:value-type="float" office:value="0" calcext:value-type="float">
            <text:p>0</text:p>
          </table:table-cell>
          <table:table-cell table:formula="of:=[.N440]/180*PI()" office:value-type="float" office:value="0" calcext:value-type="float">
            <text:p>0</text:p>
          </table:table-cell>
          <table:table-cell table:formula="of:=COS([.$O440])*([.P$3]-[.B$14])-SIN([.$O440])*([.Q$3]-[.B$15])" office:value-type="float" office:value="-350" calcext:value-type="float">
            <text:p>-350</text:p>
          </table:table-cell>
          <table:table-cell table:formula="of:=SIN([.$O440])*([.P$3]-[.B$14])+COS([.$O440])*([.Q$3]-[.B$15])" office:value-type="float" office:value="250" calcext:value-type="float">
            <text:p>250</text:p>
          </table:table-cell>
          <table:table-cell table:formula="of:=COS([.$O440])*([.R$3]-[.B$14])-SIN([.$O440])*([.S$3]-[.B$15])" office:value-type="float" office:value="-350" calcext:value-type="float">
            <text:p>-350</text:p>
          </table:table-cell>
          <table:table-cell table:formula="of:=SIN([.$O440])*([.R$3]-[.B$14])+COS([.$O440])*([.S$3]-[.B$15])" office:value-type="float" office:value="1118" calcext:value-type="float">
            <text:p>1118</text:p>
          </table:table-cell>
          <table:table-cell table:formula="of:=COS([.$O440])*([.T$3]-[.B$14])-SIN([.$O440])*([.U$3]-[.B$15])" office:value-type="float" office:value="806" calcext:value-type="float">
            <text:p>806</text:p>
          </table:table-cell>
          <table:table-cell table:formula="of:=SIN([.$O440])*([.T$3]-[.B$14])+COS([.$O440])*([.U$3]-[.B$15])" office:value-type="float" office:value="250" calcext:value-type="float">
            <text:p>250</text:p>
          </table:table-cell>
          <table:table-cell table:formula="of:=COS([.$O440])*([.V$3]-[.B$14])-SIN([.$O440])*([.W$3]-[.B$15])" office:value-type="float" office:value="806" calcext:value-type="float">
            <text:p>806</text:p>
          </table:table-cell>
          <table:table-cell table:formula="of:=SIN([.$O440])*([.V$3]-[.B$14])+COS([.$O440])*([.W$3]-[.B$15])" office:value-type="float" office:value="1118" calcext:value-type="float">
            <text:p>1118</text:p>
          </table:table-cell>
          <table:table-cell table:formula="of:=COS([.$O440])*([.X$3]-[.B$12]/2)-SIN([.$O440])*([.Y$3]-[.B$13]/2)" office:value-type="float" office:value="-578" calcext:value-type="float">
            <text:p>-578</text:p>
          </table:table-cell>
          <table:table-cell table:formula="of:=SIN([.$O440])*([.X$3]-[.B$12]/2)+COS([.$O440])*([.Y$3]-[.B$13]/2)" office:value-type="float" office:value="-434" calcext:value-type="float">
            <text:p>-434</text:p>
          </table:table-cell>
          <table:table-cell table:formula="of:=COS([.$O440])*([.Z$3]-[.B$12]/2)-SIN([.$O440])*([.AA$3]-[.B$13]/2)" office:value-type="float" office:value="-578" calcext:value-type="float">
            <text:p>-578</text:p>
          </table:table-cell>
          <table:table-cell table:formula="of:=SIN([.$O440])*([.Z$3]-[.B$12]/2)+COS([.$O440])*([.AA$3]-[.B$13]/2)" office:value-type="float" office:value="434" calcext:value-type="float">
            <text:p>434</text:p>
          </table:table-cell>
          <table:table-cell table:formula="of:=COS([.$O440])*([.AB$3]-[.B$12]/2)-SIN([.$O440])*([.AC$3]-[.B$13]/2)" office:value-type="float" office:value="578" calcext:value-type="float">
            <text:p>578</text:p>
          </table:table-cell>
          <table:table-cell table:formula="of:=SIN([.$O440])*([.AB$3]-[.B$12]/2)+COS([.$O440])*([.AC$3]-[.B$13]/2)" office:value-type="float" office:value="-434" calcext:value-type="float">
            <text:p>-434</text:p>
          </table:table-cell>
          <table:table-cell table:formula="of:=COS([.$O440])*([.AD$3]-[.B$12]/2)-SIN([.$O440])*([.AE$3]-[.B$13]/2)" office:value-type="float" office:value="578" calcext:value-type="float">
            <text:p>578</text:p>
          </table:table-cell>
          <table:table-cell table:formula="of:=SIN([.$O440])*([.AD$3]-[.B$12]/2)+COS([.$O440])*([.AE$3]-[.B$13]/2)" office:value-type="float" office:value="434" calcext:value-type="float">
            <text:p>434</text:p>
          </table:table-cell>
          <table:table-cell table:formula="of:=COS([.$O440])*([.AF$3]-[.B$12]/2)-SIN([.$O440])*([.AG$3]-[.B$13]/2)" office:value-type="float" office:value="-228" calcext:value-type="float">
            <text:p>-228</text:p>
          </table:table-cell>
          <table:table-cell table:formula="of:=SIN([.$O440])*([.AF$3]-[.B$12]/2)+COS([.$O440])*([.AG$3]-[.B$13]/2)" office:value-type="float" office:value="-684" calcext:value-type="float">
            <text:p>-684</text:p>
          </table:table-cell>
          <table:table-cell table:formula="of:=MIN([.X440];[.Z440];[.AB440];[.AD440])" office:value-type="float" office:value="-578" calcext:value-type="float">
            <text:p>-578</text:p>
          </table:table-cell>
          <table:table-cell table:formula="of:=MIN([.Y440];[.AA440];[.AC440];[.AE440])" office:value-type="float" office:value="-434" calcext:value-type="float">
            <text:p>-434</text:p>
          </table:table-cell>
          <table:table-cell table:formula="of:=[.AF440]-[.$AH440]" office:value-type="float" office:value="350" calcext:value-type="float">
            <text:p>350</text:p>
          </table:table-cell>
          <table:table-cell table:formula="of:=[.AG440]-[.$AI440]" office:value-type="float" office:value="-250" calcext:value-type="float">
            <text:p>-250</text:p>
          </table:table-cell>
          <table:table-cell table:formula="of:=[.AF$3]-[.AJ440]" office:value-type="float" office:value="0" calcext:value-type="float">
            <text:p>0</text:p>
          </table:table-cell>
          <table:table-cell table:formula="of:=[.AG$3]-[.AK44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41];[.E441];[.F441])+TIME([.G441];[.H441];[.I441])" office:value-type="date" office:date-value="1999-11-30" calcext:value-type="date">
            <text:p>30/11/99 00:00:00</text:p>
          </table:table-cell>
          <table:table-cell table:formula="of:=IF([.C441]&lt;&gt;&quot;&quot;;CONCATENATE(&quot;mogrify -rotate &quot;;ROUND([.N441];3);&quot; -background black &quot;;[.C441]);&quot;&quot;)">
            <text:p/>
          </table:table-cell>
          <table:table-cell table:formula="of:=IF([.C441]&lt;&gt;&quot;&quot;;CONCATENATE(&quot;mogrify -crop &quot;;ROUND([.B$22]);&quot;x&quot;;ROUND([.B$23]);&quot;+&quot;;ROUND([.B$30]+[.B$33]-[.AL441]);&quot;+&quot;;ROUND([.B$31]+[.B$34]-[.AM441]);&quot; &quot;;[.C441]);&quot;&quot;)">
            <text:p/>
          </table:table-cell>
          <table:table-cell/>
          <table:table-cell table:style-name="Default" table:formula="of:=IF([.C441]&lt;&gt;&quot;&quot;;([.J441]-[.J$3])*360*[.B$35];0)" office:value-type="float" office:value="0" calcext:value-type="float">
            <text:p>0</text:p>
          </table:table-cell>
          <table:table-cell table:formula="of:=[.N441]/180*PI()" office:value-type="float" office:value="0" calcext:value-type="float">
            <text:p>0</text:p>
          </table:table-cell>
          <table:table-cell table:formula="of:=COS([.$O441])*([.P$3]-[.B$14])-SIN([.$O441])*([.Q$3]-[.B$15])" office:value-type="float" office:value="-350" calcext:value-type="float">
            <text:p>-350</text:p>
          </table:table-cell>
          <table:table-cell table:formula="of:=SIN([.$O441])*([.P$3]-[.B$14])+COS([.$O441])*([.Q$3]-[.B$15])" office:value-type="float" office:value="250" calcext:value-type="float">
            <text:p>250</text:p>
          </table:table-cell>
          <table:table-cell table:formula="of:=COS([.$O441])*([.R$3]-[.B$14])-SIN([.$O441])*([.S$3]-[.B$15])" office:value-type="float" office:value="-350" calcext:value-type="float">
            <text:p>-350</text:p>
          </table:table-cell>
          <table:table-cell table:formula="of:=SIN([.$O441])*([.R$3]-[.B$14])+COS([.$O441])*([.S$3]-[.B$15])" office:value-type="float" office:value="1118" calcext:value-type="float">
            <text:p>1118</text:p>
          </table:table-cell>
          <table:table-cell table:formula="of:=COS([.$O441])*([.T$3]-[.B$14])-SIN([.$O441])*([.U$3]-[.B$15])" office:value-type="float" office:value="806" calcext:value-type="float">
            <text:p>806</text:p>
          </table:table-cell>
          <table:table-cell table:formula="of:=SIN([.$O441])*([.T$3]-[.B$14])+COS([.$O441])*([.U$3]-[.B$15])" office:value-type="float" office:value="250" calcext:value-type="float">
            <text:p>250</text:p>
          </table:table-cell>
          <table:table-cell table:formula="of:=COS([.$O441])*([.V$3]-[.B$14])-SIN([.$O441])*([.W$3]-[.B$15])" office:value-type="float" office:value="806" calcext:value-type="float">
            <text:p>806</text:p>
          </table:table-cell>
          <table:table-cell table:formula="of:=SIN([.$O441])*([.V$3]-[.B$14])+COS([.$O441])*([.W$3]-[.B$15])" office:value-type="float" office:value="1118" calcext:value-type="float">
            <text:p>1118</text:p>
          </table:table-cell>
          <table:table-cell table:formula="of:=COS([.$O441])*([.X$3]-[.B$12]/2)-SIN([.$O441])*([.Y$3]-[.B$13]/2)" office:value-type="float" office:value="-578" calcext:value-type="float">
            <text:p>-578</text:p>
          </table:table-cell>
          <table:table-cell table:formula="of:=SIN([.$O441])*([.X$3]-[.B$12]/2)+COS([.$O441])*([.Y$3]-[.B$13]/2)" office:value-type="float" office:value="-434" calcext:value-type="float">
            <text:p>-434</text:p>
          </table:table-cell>
          <table:table-cell table:formula="of:=COS([.$O441])*([.Z$3]-[.B$12]/2)-SIN([.$O441])*([.AA$3]-[.B$13]/2)" office:value-type="float" office:value="-578" calcext:value-type="float">
            <text:p>-578</text:p>
          </table:table-cell>
          <table:table-cell table:formula="of:=SIN([.$O441])*([.Z$3]-[.B$12]/2)+COS([.$O441])*([.AA$3]-[.B$13]/2)" office:value-type="float" office:value="434" calcext:value-type="float">
            <text:p>434</text:p>
          </table:table-cell>
          <table:table-cell table:formula="of:=COS([.$O441])*([.AB$3]-[.B$12]/2)-SIN([.$O441])*([.AC$3]-[.B$13]/2)" office:value-type="float" office:value="578" calcext:value-type="float">
            <text:p>578</text:p>
          </table:table-cell>
          <table:table-cell table:formula="of:=SIN([.$O441])*([.AB$3]-[.B$12]/2)+COS([.$O441])*([.AC$3]-[.B$13]/2)" office:value-type="float" office:value="-434" calcext:value-type="float">
            <text:p>-434</text:p>
          </table:table-cell>
          <table:table-cell table:formula="of:=COS([.$O441])*([.AD$3]-[.B$12]/2)-SIN([.$O441])*([.AE$3]-[.B$13]/2)" office:value-type="float" office:value="578" calcext:value-type="float">
            <text:p>578</text:p>
          </table:table-cell>
          <table:table-cell table:formula="of:=SIN([.$O441])*([.AD$3]-[.B$12]/2)+COS([.$O441])*([.AE$3]-[.B$13]/2)" office:value-type="float" office:value="434" calcext:value-type="float">
            <text:p>434</text:p>
          </table:table-cell>
          <table:table-cell table:formula="of:=COS([.$O441])*([.AF$3]-[.B$12]/2)-SIN([.$O441])*([.AG$3]-[.B$13]/2)" office:value-type="float" office:value="-228" calcext:value-type="float">
            <text:p>-228</text:p>
          </table:table-cell>
          <table:table-cell table:formula="of:=SIN([.$O441])*([.AF$3]-[.B$12]/2)+COS([.$O441])*([.AG$3]-[.B$13]/2)" office:value-type="float" office:value="-684" calcext:value-type="float">
            <text:p>-684</text:p>
          </table:table-cell>
          <table:table-cell table:formula="of:=MIN([.X441];[.Z441];[.AB441];[.AD441])" office:value-type="float" office:value="-578" calcext:value-type="float">
            <text:p>-578</text:p>
          </table:table-cell>
          <table:table-cell table:formula="of:=MIN([.Y441];[.AA441];[.AC441];[.AE441])" office:value-type="float" office:value="-434" calcext:value-type="float">
            <text:p>-434</text:p>
          </table:table-cell>
          <table:table-cell table:formula="of:=[.AF441]-[.$AH441]" office:value-type="float" office:value="350" calcext:value-type="float">
            <text:p>350</text:p>
          </table:table-cell>
          <table:table-cell table:formula="of:=[.AG441]-[.$AI441]" office:value-type="float" office:value="-250" calcext:value-type="float">
            <text:p>-250</text:p>
          </table:table-cell>
          <table:table-cell table:formula="of:=[.AF$3]-[.AJ441]" office:value-type="float" office:value="0" calcext:value-type="float">
            <text:p>0</text:p>
          </table:table-cell>
          <table:table-cell table:formula="of:=[.AG$3]-[.AK44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formula="of:=DATE([.D442];[.E442];[.F442])+TIME([.G442];[.H442];[.I442])" office:value-type="date" office:date-value="1999-11-30" calcext:value-type="date">
            <text:p>30/11/99 00:00:00</text:p>
          </table:table-cell>
          <table:table-cell table:formula="of:=IF([.C442]&lt;&gt;&quot;&quot;;CONCATENATE(&quot;mogrify -rotate &quot;;ROUND([.N442];3);&quot; -background black &quot;;[.C442]);&quot;&quot;)">
            <text:p/>
          </table:table-cell>
          <table:table-cell table:formula="of:=IF([.C442]&lt;&gt;&quot;&quot;;CONCATENATE(&quot;mogrify -crop &quot;;ROUND([.B$22]);&quot;x&quot;;ROUND([.B$23]);&quot;+&quot;;ROUND([.B$30]+[.B$33]-[.AL442]);&quot;+&quot;;ROUND([.B$31]+[.B$34]-[.AM442]);&quot; &quot;;[.C442]);&quot;&quot;)">
            <text:p/>
          </table:table-cell>
          <table:table-cell/>
          <table:table-cell table:style-name="Default" table:formula="of:=IF([.C442]&lt;&gt;&quot;&quot;;([.J442]-[.J$3])*360*[.B$35];0)" office:value-type="float" office:value="0" calcext:value-type="float">
            <text:p>0</text:p>
          </table:table-cell>
          <table:table-cell table:formula="of:=[.N442]/180*PI()" office:value-type="float" office:value="0" calcext:value-type="float">
            <text:p>0</text:p>
          </table:table-cell>
          <table:table-cell table:formula="of:=COS([.$O442])*([.P$3]-[.B$14])-SIN([.$O442])*([.Q$3]-[.B$15])" office:value-type="float" office:value="-350" calcext:value-type="float">
            <text:p>-350</text:p>
          </table:table-cell>
          <table:table-cell table:formula="of:=SIN([.$O442])*([.P$3]-[.B$14])+COS([.$O442])*([.Q$3]-[.B$15])" office:value-type="float" office:value="250" calcext:value-type="float">
            <text:p>250</text:p>
          </table:table-cell>
          <table:table-cell table:formula="of:=COS([.$O442])*([.R$3]-[.B$14])-SIN([.$O442])*([.S$3]-[.B$15])" office:value-type="float" office:value="-350" calcext:value-type="float">
            <text:p>-350</text:p>
          </table:table-cell>
          <table:table-cell table:formula="of:=SIN([.$O442])*([.R$3]-[.B$14])+COS([.$O442])*([.S$3]-[.B$15])" office:value-type="float" office:value="1118" calcext:value-type="float">
            <text:p>1118</text:p>
          </table:table-cell>
          <table:table-cell table:formula="of:=COS([.$O442])*([.T$3]-[.B$14])-SIN([.$O442])*([.U$3]-[.B$15])" office:value-type="float" office:value="806" calcext:value-type="float">
            <text:p>806</text:p>
          </table:table-cell>
          <table:table-cell table:formula="of:=SIN([.$O442])*([.T$3]-[.B$14])+COS([.$O442])*([.U$3]-[.B$15])" office:value-type="float" office:value="250" calcext:value-type="float">
            <text:p>250</text:p>
          </table:table-cell>
          <table:table-cell table:formula="of:=COS([.$O442])*([.V$3]-[.B$14])-SIN([.$O442])*([.W$3]-[.B$15])" office:value-type="float" office:value="806" calcext:value-type="float">
            <text:p>806</text:p>
          </table:table-cell>
          <table:table-cell table:formula="of:=SIN([.$O442])*([.V$3]-[.B$14])+COS([.$O442])*([.W$3]-[.B$15])" office:value-type="float" office:value="1118" calcext:value-type="float">
            <text:p>1118</text:p>
          </table:table-cell>
          <table:table-cell table:formula="of:=COS([.$O442])*([.X$3]-[.B$12]/2)-SIN([.$O442])*([.Y$3]-[.B$13]/2)" office:value-type="float" office:value="-578" calcext:value-type="float">
            <text:p>-578</text:p>
          </table:table-cell>
          <table:table-cell table:formula="of:=SIN([.$O442])*([.X$3]-[.B$12]/2)+COS([.$O442])*([.Y$3]-[.B$13]/2)" office:value-type="float" office:value="-434" calcext:value-type="float">
            <text:p>-434</text:p>
          </table:table-cell>
          <table:table-cell table:formula="of:=COS([.$O442])*([.Z$3]-[.B$12]/2)-SIN([.$O442])*([.AA$3]-[.B$13]/2)" office:value-type="float" office:value="-578" calcext:value-type="float">
            <text:p>-578</text:p>
          </table:table-cell>
          <table:table-cell table:formula="of:=SIN([.$O442])*([.Z$3]-[.B$12]/2)+COS([.$O442])*([.AA$3]-[.B$13]/2)" office:value-type="float" office:value="434" calcext:value-type="float">
            <text:p>434</text:p>
          </table:table-cell>
          <table:table-cell table:formula="of:=COS([.$O442])*([.AB$3]-[.B$12]/2)-SIN([.$O442])*([.AC$3]-[.B$13]/2)" office:value-type="float" office:value="578" calcext:value-type="float">
            <text:p>578</text:p>
          </table:table-cell>
          <table:table-cell table:formula="of:=SIN([.$O442])*([.AB$3]-[.B$12]/2)+COS([.$O442])*([.AC$3]-[.B$13]/2)" office:value-type="float" office:value="-434" calcext:value-type="float">
            <text:p>-434</text:p>
          </table:table-cell>
          <table:table-cell table:formula="of:=COS([.$O442])*([.AD$3]-[.B$12]/2)-SIN([.$O442])*([.AE$3]-[.B$13]/2)" office:value-type="float" office:value="578" calcext:value-type="float">
            <text:p>578</text:p>
          </table:table-cell>
          <table:table-cell table:formula="of:=SIN([.$O442])*([.AD$3]-[.B$12]/2)+COS([.$O442])*([.AE$3]-[.B$13]/2)" office:value-type="float" office:value="434" calcext:value-type="float">
            <text:p>434</text:p>
          </table:table-cell>
          <table:table-cell table:formula="of:=COS([.$O442])*([.AF$3]-[.B$12]/2)-SIN([.$O442])*([.AG$3]-[.B$13]/2)" office:value-type="float" office:value="-228" calcext:value-type="float">
            <text:p>-228</text:p>
          </table:table-cell>
          <table:table-cell table:formula="of:=SIN([.$O442])*([.AF$3]-[.B$12]/2)+COS([.$O442])*([.AG$3]-[.B$13]/2)" office:value-type="float" office:value="-684" calcext:value-type="float">
            <text:p>-684</text:p>
          </table:table-cell>
          <table:table-cell table:formula="of:=MIN([.X442];[.Z442];[.AB442];[.AD442])" office:value-type="float" office:value="-578" calcext:value-type="float">
            <text:p>-578</text:p>
          </table:table-cell>
          <table:table-cell table:formula="of:=MIN([.Y442];[.AA442];[.AC442];[.AE442])" office:value-type="float" office:value="-434" calcext:value-type="float">
            <text:p>-434</text:p>
          </table:table-cell>
          <table:table-cell table:formula="of:=[.AF442]-[.$AH442]" office:value-type="float" office:value="350" calcext:value-type="float">
            <text:p>350</text:p>
          </table:table-cell>
          <table:table-cell table:formula="of:=[.AG442]-[.$AI442]" office:value-type="float" office:value="-250" calcext:value-type="float">
            <text:p>-250</text:p>
          </table:table-cell>
          <table:table-cell table:formula="of:=[.AF$3]-[.AJ442]" office:value-type="float" office:value="0" calcext:value-type="float">
            <text:p>0</text:p>
          </table:table-cell>
          <table:table-cell table:formula="of:=[.AG$3]-[.AK44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DATE([.D443];[.E443];[.F443])+TIME([.G443];[.H443];[.I443])" office:value-type="date" office:date-value="1999-11-30" calcext:value-type="date">
            <text:p>30/11/99 00:00:00</text:p>
          </table:table-cell>
          <table:table-cell table:formula="of:=IF([.C443]&lt;&gt;&quot;&quot;;CONCATENATE(&quot;mogrify -rotate &quot;;ROUND([.N443];3);&quot; -background black &quot;;[.C443]);&quot;&quot;)">
            <text:p/>
          </table:table-cell>
          <table:table-cell table:formula="of:=IF([.C443]&lt;&gt;&quot;&quot;;CONCATENATE(&quot;mogrify -crop &quot;;ROUND([.B$22]);&quot;x&quot;;ROUND([.B$23]);&quot;+&quot;;ROUND([.B$30]+[.B$33]-[.AL443]);&quot;+&quot;;ROUND([.B$31]+[.B$34]-[.AM443]);&quot; &quot;;[.C443]);&quot;&quot;)">
            <text:p/>
          </table:table-cell>
          <table:table-cell/>
          <table:table-cell table:style-name="Default" table:formula="of:=IF([.C443]&lt;&gt;&quot;&quot;;([.J443]-[.J$3])*360*[.B$35];0)" office:value-type="float" office:value="0" calcext:value-type="float">
            <text:p>0</text:p>
          </table:table-cell>
          <table:table-cell table:formula="of:=[.N443]/180*PI()" office:value-type="float" office:value="0" calcext:value-type="float">
            <text:p>0</text:p>
          </table:table-cell>
          <table:table-cell table:formula="of:=COS([.$O443])*([.P$3]-[.B$14])-SIN([.$O443])*([.Q$3]-[.B$15])" office:value-type="float" office:value="-350" calcext:value-type="float">
            <text:p>-350</text:p>
          </table:table-cell>
          <table:table-cell table:formula="of:=SIN([.$O443])*([.P$3]-[.B$14])+COS([.$O443])*([.Q$3]-[.B$15])" office:value-type="float" office:value="250" calcext:value-type="float">
            <text:p>250</text:p>
          </table:table-cell>
          <table:table-cell table:formula="of:=COS([.$O443])*([.R$3]-[.B$14])-SIN([.$O443])*([.S$3]-[.B$15])" office:value-type="float" office:value="-350" calcext:value-type="float">
            <text:p>-350</text:p>
          </table:table-cell>
          <table:table-cell table:formula="of:=SIN([.$O443])*([.R$3]-[.B$14])+COS([.$O443])*([.S$3]-[.B$15])" office:value-type="float" office:value="1118" calcext:value-type="float">
            <text:p>1118</text:p>
          </table:table-cell>
          <table:table-cell table:formula="of:=COS([.$O443])*([.T$3]-[.B$14])-SIN([.$O443])*([.U$3]-[.B$15])" office:value-type="float" office:value="806" calcext:value-type="float">
            <text:p>806</text:p>
          </table:table-cell>
          <table:table-cell table:formula="of:=SIN([.$O443])*([.T$3]-[.B$14])+COS([.$O443])*([.U$3]-[.B$15])" office:value-type="float" office:value="250" calcext:value-type="float">
            <text:p>250</text:p>
          </table:table-cell>
          <table:table-cell table:formula="of:=COS([.$O443])*([.V$3]-[.B$14])-SIN([.$O443])*([.W$3]-[.B$15])" office:value-type="float" office:value="806" calcext:value-type="float">
            <text:p>806</text:p>
          </table:table-cell>
          <table:table-cell table:formula="of:=SIN([.$O443])*([.V$3]-[.B$14])+COS([.$O443])*([.W$3]-[.B$15])" office:value-type="float" office:value="1118" calcext:value-type="float">
            <text:p>1118</text:p>
          </table:table-cell>
          <table:table-cell table:formula="of:=COS([.$O443])*([.X$3]-[.B$12]/2)-SIN([.$O443])*([.Y$3]-[.B$13]/2)" office:value-type="float" office:value="-578" calcext:value-type="float">
            <text:p>-578</text:p>
          </table:table-cell>
          <table:table-cell table:formula="of:=SIN([.$O443])*([.X$3]-[.B$12]/2)+COS([.$O443])*([.Y$3]-[.B$13]/2)" office:value-type="float" office:value="-434" calcext:value-type="float">
            <text:p>-434</text:p>
          </table:table-cell>
          <table:table-cell table:formula="of:=COS([.$O443])*([.Z$3]-[.B$12]/2)-SIN([.$O443])*([.AA$3]-[.B$13]/2)" office:value-type="float" office:value="-578" calcext:value-type="float">
            <text:p>-578</text:p>
          </table:table-cell>
          <table:table-cell table:formula="of:=SIN([.$O443])*([.Z$3]-[.B$12]/2)+COS([.$O443])*([.AA$3]-[.B$13]/2)" office:value-type="float" office:value="434" calcext:value-type="float">
            <text:p>434</text:p>
          </table:table-cell>
          <table:table-cell table:formula="of:=COS([.$O443])*([.AB$3]-[.B$12]/2)-SIN([.$O443])*([.AC$3]-[.B$13]/2)" office:value-type="float" office:value="578" calcext:value-type="float">
            <text:p>578</text:p>
          </table:table-cell>
          <table:table-cell table:formula="of:=SIN([.$O443])*([.AB$3]-[.B$12]/2)+COS([.$O443])*([.AC$3]-[.B$13]/2)" office:value-type="float" office:value="-434" calcext:value-type="float">
            <text:p>-434</text:p>
          </table:table-cell>
          <table:table-cell table:formula="of:=COS([.$O443])*([.AD$3]-[.B$12]/2)-SIN([.$O443])*([.AE$3]-[.B$13]/2)" office:value-type="float" office:value="578" calcext:value-type="float">
            <text:p>578</text:p>
          </table:table-cell>
          <table:table-cell table:formula="of:=SIN([.$O443])*([.AD$3]-[.B$12]/2)+COS([.$O443])*([.AE$3]-[.B$13]/2)" office:value-type="float" office:value="434" calcext:value-type="float">
            <text:p>434</text:p>
          </table:table-cell>
          <table:table-cell table:formula="of:=COS([.$O443])*([.AF$3]-[.B$12]/2)-SIN([.$O443])*([.AG$3]-[.B$13]/2)" office:value-type="float" office:value="-228" calcext:value-type="float">
            <text:p>-228</text:p>
          </table:table-cell>
          <table:table-cell table:formula="of:=SIN([.$O443])*([.AF$3]-[.B$12]/2)+COS([.$O443])*([.AG$3]-[.B$13]/2)" office:value-type="float" office:value="-684" calcext:value-type="float">
            <text:p>-684</text:p>
          </table:table-cell>
          <table:table-cell table:formula="of:=MIN([.X443];[.Z443];[.AB443];[.AD443])" office:value-type="float" office:value="-578" calcext:value-type="float">
            <text:p>-578</text:p>
          </table:table-cell>
          <table:table-cell table:formula="of:=MIN([.Y443];[.AA443];[.AC443];[.AE443])" office:value-type="float" office:value="-434" calcext:value-type="float">
            <text:p>-434</text:p>
          </table:table-cell>
          <table:table-cell table:formula="of:=[.AF443]-[.$AH443]" office:value-type="float" office:value="350" calcext:value-type="float">
            <text:p>350</text:p>
          </table:table-cell>
          <table:table-cell table:formula="of:=[.AG443]-[.$AI443]" office:value-type="float" office:value="-250" calcext:value-type="float">
            <text:p>-250</text:p>
          </table:table-cell>
          <table:table-cell table:formula="of:=[.AF$3]-[.AJ443]" office:value-type="float" office:value="0" calcext:value-type="float">
            <text:p>0</text:p>
          </table:table-cell>
          <table:table-cell table:formula="of:=[.AG$3]-[.AK44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DATE([.D444];[.E444];[.F444])+TIME([.G444];[.H444];[.I444])" office:value-type="date" office:date-value="1999-11-30" calcext:value-type="date">
            <text:p>30/11/99 00:00:00</text:p>
          </table:table-cell>
          <table:table-cell table:formula="of:=IF([.C444]&lt;&gt;&quot;&quot;;CONCATENATE(&quot;mogrify -rotate &quot;;ROUND([.N444];3);&quot; -background black &quot;;[.C444]);&quot;&quot;)">
            <text:p/>
          </table:table-cell>
          <table:table-cell table:formula="of:=IF([.C444]&lt;&gt;&quot;&quot;;CONCATENATE(&quot;mogrify -crop &quot;;ROUND([.B$22]);&quot;x&quot;;ROUND([.B$23]);&quot;+&quot;;ROUND([.B$30]+[.B$33]-[.AL444]);&quot;+&quot;;ROUND([.B$31]+[.B$34]-[.AM444]);&quot; &quot;;[.C444]);&quot;&quot;)">
            <text:p/>
          </table:table-cell>
          <table:table-cell/>
          <table:table-cell table:style-name="Default" table:formula="of:=IF([.C444]&lt;&gt;&quot;&quot;;([.J444]-[.J$3])*360*[.B$35];0)" office:value-type="float" office:value="0" calcext:value-type="float">
            <text:p>0</text:p>
          </table:table-cell>
          <table:table-cell table:formula="of:=[.N444]/180*PI()" office:value-type="float" office:value="0" calcext:value-type="float">
            <text:p>0</text:p>
          </table:table-cell>
          <table:table-cell table:formula="of:=COS([.$O444])*([.P$3]-[.B$14])-SIN([.$O444])*([.Q$3]-[.B$15])" office:value-type="float" office:value="-350" calcext:value-type="float">
            <text:p>-350</text:p>
          </table:table-cell>
          <table:table-cell table:formula="of:=SIN([.$O444])*([.P$3]-[.B$14])+COS([.$O444])*([.Q$3]-[.B$15])" office:value-type="float" office:value="250" calcext:value-type="float">
            <text:p>250</text:p>
          </table:table-cell>
          <table:table-cell table:formula="of:=COS([.$O444])*([.R$3]-[.B$14])-SIN([.$O444])*([.S$3]-[.B$15])" office:value-type="float" office:value="-350" calcext:value-type="float">
            <text:p>-350</text:p>
          </table:table-cell>
          <table:table-cell table:formula="of:=SIN([.$O444])*([.R$3]-[.B$14])+COS([.$O444])*([.S$3]-[.B$15])" office:value-type="float" office:value="1118" calcext:value-type="float">
            <text:p>1118</text:p>
          </table:table-cell>
          <table:table-cell table:formula="of:=COS([.$O444])*([.T$3]-[.B$14])-SIN([.$O444])*([.U$3]-[.B$15])" office:value-type="float" office:value="806" calcext:value-type="float">
            <text:p>806</text:p>
          </table:table-cell>
          <table:table-cell table:formula="of:=SIN([.$O444])*([.T$3]-[.B$14])+COS([.$O444])*([.U$3]-[.B$15])" office:value-type="float" office:value="250" calcext:value-type="float">
            <text:p>250</text:p>
          </table:table-cell>
          <table:table-cell table:formula="of:=COS([.$O444])*([.V$3]-[.B$14])-SIN([.$O444])*([.W$3]-[.B$15])" office:value-type="float" office:value="806" calcext:value-type="float">
            <text:p>806</text:p>
          </table:table-cell>
          <table:table-cell table:formula="of:=SIN([.$O444])*([.V$3]-[.B$14])+COS([.$O444])*([.W$3]-[.B$15])" office:value-type="float" office:value="1118" calcext:value-type="float">
            <text:p>1118</text:p>
          </table:table-cell>
          <table:table-cell table:formula="of:=COS([.$O444])*([.X$3]-[.B$12]/2)-SIN([.$O444])*([.Y$3]-[.B$13]/2)" office:value-type="float" office:value="-578" calcext:value-type="float">
            <text:p>-578</text:p>
          </table:table-cell>
          <table:table-cell table:formula="of:=SIN([.$O444])*([.X$3]-[.B$12]/2)+COS([.$O444])*([.Y$3]-[.B$13]/2)" office:value-type="float" office:value="-434" calcext:value-type="float">
            <text:p>-434</text:p>
          </table:table-cell>
          <table:table-cell table:formula="of:=COS([.$O444])*([.Z$3]-[.B$12]/2)-SIN([.$O444])*([.AA$3]-[.B$13]/2)" office:value-type="float" office:value="-578" calcext:value-type="float">
            <text:p>-578</text:p>
          </table:table-cell>
          <table:table-cell table:formula="of:=SIN([.$O444])*([.Z$3]-[.B$12]/2)+COS([.$O444])*([.AA$3]-[.B$13]/2)" office:value-type="float" office:value="434" calcext:value-type="float">
            <text:p>434</text:p>
          </table:table-cell>
          <table:table-cell table:formula="of:=COS([.$O444])*([.AB$3]-[.B$12]/2)-SIN([.$O444])*([.AC$3]-[.B$13]/2)" office:value-type="float" office:value="578" calcext:value-type="float">
            <text:p>578</text:p>
          </table:table-cell>
          <table:table-cell table:formula="of:=SIN([.$O444])*([.AB$3]-[.B$12]/2)+COS([.$O444])*([.AC$3]-[.B$13]/2)" office:value-type="float" office:value="-434" calcext:value-type="float">
            <text:p>-434</text:p>
          </table:table-cell>
          <table:table-cell table:formula="of:=COS([.$O444])*([.AD$3]-[.B$12]/2)-SIN([.$O444])*([.AE$3]-[.B$13]/2)" office:value-type="float" office:value="578" calcext:value-type="float">
            <text:p>578</text:p>
          </table:table-cell>
          <table:table-cell table:formula="of:=SIN([.$O444])*([.AD$3]-[.B$12]/2)+COS([.$O444])*([.AE$3]-[.B$13]/2)" office:value-type="float" office:value="434" calcext:value-type="float">
            <text:p>434</text:p>
          </table:table-cell>
          <table:table-cell table:formula="of:=COS([.$O444])*([.AF$3]-[.B$12]/2)-SIN([.$O444])*([.AG$3]-[.B$13]/2)" office:value-type="float" office:value="-228" calcext:value-type="float">
            <text:p>-228</text:p>
          </table:table-cell>
          <table:table-cell table:formula="of:=SIN([.$O444])*([.AF$3]-[.B$12]/2)+COS([.$O444])*([.AG$3]-[.B$13]/2)" office:value-type="float" office:value="-684" calcext:value-type="float">
            <text:p>-684</text:p>
          </table:table-cell>
          <table:table-cell table:formula="of:=MIN([.X444];[.Z444];[.AB444];[.AD444])" office:value-type="float" office:value="-578" calcext:value-type="float">
            <text:p>-578</text:p>
          </table:table-cell>
          <table:table-cell table:formula="of:=MIN([.Y444];[.AA444];[.AC444];[.AE444])" office:value-type="float" office:value="-434" calcext:value-type="float">
            <text:p>-434</text:p>
          </table:table-cell>
          <table:table-cell table:formula="of:=[.AF444]-[.$AH444]" office:value-type="float" office:value="350" calcext:value-type="float">
            <text:p>350</text:p>
          </table:table-cell>
          <table:table-cell table:formula="of:=[.AG444]-[.$AI444]" office:value-type="float" office:value="-250" calcext:value-type="float">
            <text:p>-250</text:p>
          </table:table-cell>
          <table:table-cell table:formula="of:=[.AF$3]-[.AJ444]" office:value-type="float" office:value="0" calcext:value-type="float">
            <text:p>0</text:p>
          </table:table-cell>
          <table:table-cell table:formula="of:=[.AG$3]-[.AK44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DATE([.D445];[.E445];[.F445])+TIME([.G445];[.H445];[.I445])" office:value-type="date" office:date-value="1999-11-30" calcext:value-type="date">
            <text:p>30/11/99 00:00:00</text:p>
          </table:table-cell>
          <table:table-cell table:formula="of:=IF([.C445]&lt;&gt;&quot;&quot;;CONCATENATE(&quot;mogrify -rotate &quot;;ROUND([.N445];3);&quot; -background black &quot;;[.C445]);&quot;&quot;)">
            <text:p/>
          </table:table-cell>
          <table:table-cell table:formula="of:=IF([.C445]&lt;&gt;&quot;&quot;;CONCATENATE(&quot;mogrify -crop &quot;;ROUND([.B$22]);&quot;x&quot;;ROUND([.B$23]);&quot;+&quot;;ROUND([.B$30]+[.B$33]-[.AL445]);&quot;+&quot;;ROUND([.B$31]+[.B$34]-[.AM445]);&quot; &quot;;[.C445]);&quot;&quot;)">
            <text:p/>
          </table:table-cell>
          <table:table-cell/>
          <table:table-cell table:style-name="Default" table:formula="of:=IF([.C445]&lt;&gt;&quot;&quot;;([.J445]-[.J$3])*360*[.B$35];0)" office:value-type="float" office:value="0" calcext:value-type="float">
            <text:p>0</text:p>
          </table:table-cell>
          <table:table-cell table:formula="of:=[.N445]/180*PI()" office:value-type="float" office:value="0" calcext:value-type="float">
            <text:p>0</text:p>
          </table:table-cell>
          <table:table-cell table:formula="of:=COS([.$O445])*([.P$3]-[.B$14])-SIN([.$O445])*([.Q$3]-[.B$15])" office:value-type="float" office:value="-350" calcext:value-type="float">
            <text:p>-350</text:p>
          </table:table-cell>
          <table:table-cell table:formula="of:=SIN([.$O445])*([.P$3]-[.B$14])+COS([.$O445])*([.Q$3]-[.B$15])" office:value-type="float" office:value="250" calcext:value-type="float">
            <text:p>250</text:p>
          </table:table-cell>
          <table:table-cell table:formula="of:=COS([.$O445])*([.R$3]-[.B$14])-SIN([.$O445])*([.S$3]-[.B$15])" office:value-type="float" office:value="-350" calcext:value-type="float">
            <text:p>-350</text:p>
          </table:table-cell>
          <table:table-cell table:formula="of:=SIN([.$O445])*([.R$3]-[.B$14])+COS([.$O445])*([.S$3]-[.B$15])" office:value-type="float" office:value="1118" calcext:value-type="float">
            <text:p>1118</text:p>
          </table:table-cell>
          <table:table-cell table:formula="of:=COS([.$O445])*([.T$3]-[.B$14])-SIN([.$O445])*([.U$3]-[.B$15])" office:value-type="float" office:value="806" calcext:value-type="float">
            <text:p>806</text:p>
          </table:table-cell>
          <table:table-cell table:formula="of:=SIN([.$O445])*([.T$3]-[.B$14])+COS([.$O445])*([.U$3]-[.B$15])" office:value-type="float" office:value="250" calcext:value-type="float">
            <text:p>250</text:p>
          </table:table-cell>
          <table:table-cell table:formula="of:=COS([.$O445])*([.V$3]-[.B$14])-SIN([.$O445])*([.W$3]-[.B$15])" office:value-type="float" office:value="806" calcext:value-type="float">
            <text:p>806</text:p>
          </table:table-cell>
          <table:table-cell table:formula="of:=SIN([.$O445])*([.V$3]-[.B$14])+COS([.$O445])*([.W$3]-[.B$15])" office:value-type="float" office:value="1118" calcext:value-type="float">
            <text:p>1118</text:p>
          </table:table-cell>
          <table:table-cell table:formula="of:=COS([.$O445])*([.X$3]-[.B$12]/2)-SIN([.$O445])*([.Y$3]-[.B$13]/2)" office:value-type="float" office:value="-578" calcext:value-type="float">
            <text:p>-578</text:p>
          </table:table-cell>
          <table:table-cell table:formula="of:=SIN([.$O445])*([.X$3]-[.B$12]/2)+COS([.$O445])*([.Y$3]-[.B$13]/2)" office:value-type="float" office:value="-434" calcext:value-type="float">
            <text:p>-434</text:p>
          </table:table-cell>
          <table:table-cell table:formula="of:=COS([.$O445])*([.Z$3]-[.B$12]/2)-SIN([.$O445])*([.AA$3]-[.B$13]/2)" office:value-type="float" office:value="-578" calcext:value-type="float">
            <text:p>-578</text:p>
          </table:table-cell>
          <table:table-cell table:formula="of:=SIN([.$O445])*([.Z$3]-[.B$12]/2)+COS([.$O445])*([.AA$3]-[.B$13]/2)" office:value-type="float" office:value="434" calcext:value-type="float">
            <text:p>434</text:p>
          </table:table-cell>
          <table:table-cell table:formula="of:=COS([.$O445])*([.AB$3]-[.B$12]/2)-SIN([.$O445])*([.AC$3]-[.B$13]/2)" office:value-type="float" office:value="578" calcext:value-type="float">
            <text:p>578</text:p>
          </table:table-cell>
          <table:table-cell table:formula="of:=SIN([.$O445])*([.AB$3]-[.B$12]/2)+COS([.$O445])*([.AC$3]-[.B$13]/2)" office:value-type="float" office:value="-434" calcext:value-type="float">
            <text:p>-434</text:p>
          </table:table-cell>
          <table:table-cell table:formula="of:=COS([.$O445])*([.AD$3]-[.B$12]/2)-SIN([.$O445])*([.AE$3]-[.B$13]/2)" office:value-type="float" office:value="578" calcext:value-type="float">
            <text:p>578</text:p>
          </table:table-cell>
          <table:table-cell table:formula="of:=SIN([.$O445])*([.AD$3]-[.B$12]/2)+COS([.$O445])*([.AE$3]-[.B$13]/2)" office:value-type="float" office:value="434" calcext:value-type="float">
            <text:p>434</text:p>
          </table:table-cell>
          <table:table-cell table:formula="of:=COS([.$O445])*([.AF$3]-[.B$12]/2)-SIN([.$O445])*([.AG$3]-[.B$13]/2)" office:value-type="float" office:value="-228" calcext:value-type="float">
            <text:p>-228</text:p>
          </table:table-cell>
          <table:table-cell table:formula="of:=SIN([.$O445])*([.AF$3]-[.B$12]/2)+COS([.$O445])*([.AG$3]-[.B$13]/2)" office:value-type="float" office:value="-684" calcext:value-type="float">
            <text:p>-684</text:p>
          </table:table-cell>
          <table:table-cell table:formula="of:=MIN([.X445];[.Z445];[.AB445];[.AD445])" office:value-type="float" office:value="-578" calcext:value-type="float">
            <text:p>-578</text:p>
          </table:table-cell>
          <table:table-cell table:formula="of:=MIN([.Y445];[.AA445];[.AC445];[.AE445])" office:value-type="float" office:value="-434" calcext:value-type="float">
            <text:p>-434</text:p>
          </table:table-cell>
          <table:table-cell table:formula="of:=[.AF445]-[.$AH445]" office:value-type="float" office:value="350" calcext:value-type="float">
            <text:p>350</text:p>
          </table:table-cell>
          <table:table-cell table:formula="of:=[.AG445]-[.$AI445]" office:value-type="float" office:value="-250" calcext:value-type="float">
            <text:p>-250</text:p>
          </table:table-cell>
          <table:table-cell table:formula="of:=[.AF$3]-[.AJ445]" office:value-type="float" office:value="0" calcext:value-type="float">
            <text:p>0</text:p>
          </table:table-cell>
          <table:table-cell table:formula="of:=[.AG$3]-[.AK44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DATE([.D446];[.E446];[.F446])+TIME([.G446];[.H446];[.I446])" office:value-type="date" office:date-value="1999-11-30" calcext:value-type="date">
            <text:p>30/11/99 00:00:00</text:p>
          </table:table-cell>
          <table:table-cell table:formula="of:=IF([.C446]&lt;&gt;&quot;&quot;;CONCATENATE(&quot;mogrify -rotate &quot;;ROUND([.N446];3);&quot; -background black &quot;;[.C446]);&quot;&quot;)">
            <text:p/>
          </table:table-cell>
          <table:table-cell table:formula="of:=IF([.C446]&lt;&gt;&quot;&quot;;CONCATENATE(&quot;mogrify -crop &quot;;ROUND([.B$22]);&quot;x&quot;;ROUND([.B$23]);&quot;+&quot;;ROUND([.B$30]+[.B$33]-[.AL446]);&quot;+&quot;;ROUND([.B$31]+[.B$34]-[.AM446]);&quot; &quot;;[.C446]);&quot;&quot;)">
            <text:p/>
          </table:table-cell>
          <table:table-cell/>
          <table:table-cell table:style-name="Default" table:formula="of:=IF([.C446]&lt;&gt;&quot;&quot;;([.J446]-[.J$3])*360*[.B$35];0)" office:value-type="float" office:value="0" calcext:value-type="float">
            <text:p>0</text:p>
          </table:table-cell>
          <table:table-cell table:formula="of:=[.N446]/180*PI()" office:value-type="float" office:value="0" calcext:value-type="float">
            <text:p>0</text:p>
          </table:table-cell>
          <table:table-cell table:formula="of:=COS([.$O446])*([.P$3]-[.B$14])-SIN([.$O446])*([.Q$3]-[.B$15])" office:value-type="float" office:value="-350" calcext:value-type="float">
            <text:p>-350</text:p>
          </table:table-cell>
          <table:table-cell table:formula="of:=SIN([.$O446])*([.P$3]-[.B$14])+COS([.$O446])*([.Q$3]-[.B$15])" office:value-type="float" office:value="250" calcext:value-type="float">
            <text:p>250</text:p>
          </table:table-cell>
          <table:table-cell table:formula="of:=COS([.$O446])*([.R$3]-[.B$14])-SIN([.$O446])*([.S$3]-[.B$15])" office:value-type="float" office:value="-350" calcext:value-type="float">
            <text:p>-350</text:p>
          </table:table-cell>
          <table:table-cell table:formula="of:=SIN([.$O446])*([.R$3]-[.B$14])+COS([.$O446])*([.S$3]-[.B$15])" office:value-type="float" office:value="1118" calcext:value-type="float">
            <text:p>1118</text:p>
          </table:table-cell>
          <table:table-cell table:formula="of:=COS([.$O446])*([.T$3]-[.B$14])-SIN([.$O446])*([.U$3]-[.B$15])" office:value-type="float" office:value="806" calcext:value-type="float">
            <text:p>806</text:p>
          </table:table-cell>
          <table:table-cell table:formula="of:=SIN([.$O446])*([.T$3]-[.B$14])+COS([.$O446])*([.U$3]-[.B$15])" office:value-type="float" office:value="250" calcext:value-type="float">
            <text:p>250</text:p>
          </table:table-cell>
          <table:table-cell table:formula="of:=COS([.$O446])*([.V$3]-[.B$14])-SIN([.$O446])*([.W$3]-[.B$15])" office:value-type="float" office:value="806" calcext:value-type="float">
            <text:p>806</text:p>
          </table:table-cell>
          <table:table-cell table:formula="of:=SIN([.$O446])*([.V$3]-[.B$14])+COS([.$O446])*([.W$3]-[.B$15])" office:value-type="float" office:value="1118" calcext:value-type="float">
            <text:p>1118</text:p>
          </table:table-cell>
          <table:table-cell table:formula="of:=COS([.$O446])*([.X$3]-[.B$12]/2)-SIN([.$O446])*([.Y$3]-[.B$13]/2)" office:value-type="float" office:value="-578" calcext:value-type="float">
            <text:p>-578</text:p>
          </table:table-cell>
          <table:table-cell table:formula="of:=SIN([.$O446])*([.X$3]-[.B$12]/2)+COS([.$O446])*([.Y$3]-[.B$13]/2)" office:value-type="float" office:value="-434" calcext:value-type="float">
            <text:p>-434</text:p>
          </table:table-cell>
          <table:table-cell table:formula="of:=COS([.$O446])*([.Z$3]-[.B$12]/2)-SIN([.$O446])*([.AA$3]-[.B$13]/2)" office:value-type="float" office:value="-578" calcext:value-type="float">
            <text:p>-578</text:p>
          </table:table-cell>
          <table:table-cell table:formula="of:=SIN([.$O446])*([.Z$3]-[.B$12]/2)+COS([.$O446])*([.AA$3]-[.B$13]/2)" office:value-type="float" office:value="434" calcext:value-type="float">
            <text:p>434</text:p>
          </table:table-cell>
          <table:table-cell table:formula="of:=COS([.$O446])*([.AB$3]-[.B$12]/2)-SIN([.$O446])*([.AC$3]-[.B$13]/2)" office:value-type="float" office:value="578" calcext:value-type="float">
            <text:p>578</text:p>
          </table:table-cell>
          <table:table-cell table:formula="of:=SIN([.$O446])*([.AB$3]-[.B$12]/2)+COS([.$O446])*([.AC$3]-[.B$13]/2)" office:value-type="float" office:value="-434" calcext:value-type="float">
            <text:p>-434</text:p>
          </table:table-cell>
          <table:table-cell table:formula="of:=COS([.$O446])*([.AD$3]-[.B$12]/2)-SIN([.$O446])*([.AE$3]-[.B$13]/2)" office:value-type="float" office:value="578" calcext:value-type="float">
            <text:p>578</text:p>
          </table:table-cell>
          <table:table-cell table:formula="of:=SIN([.$O446])*([.AD$3]-[.B$12]/2)+COS([.$O446])*([.AE$3]-[.B$13]/2)" office:value-type="float" office:value="434" calcext:value-type="float">
            <text:p>434</text:p>
          </table:table-cell>
          <table:table-cell table:formula="of:=COS([.$O446])*([.AF$3]-[.B$12]/2)-SIN([.$O446])*([.AG$3]-[.B$13]/2)" office:value-type="float" office:value="-228" calcext:value-type="float">
            <text:p>-228</text:p>
          </table:table-cell>
          <table:table-cell table:formula="of:=SIN([.$O446])*([.AF$3]-[.B$12]/2)+COS([.$O446])*([.AG$3]-[.B$13]/2)" office:value-type="float" office:value="-684" calcext:value-type="float">
            <text:p>-684</text:p>
          </table:table-cell>
          <table:table-cell table:formula="of:=MIN([.X446];[.Z446];[.AB446];[.AD446])" office:value-type="float" office:value="-578" calcext:value-type="float">
            <text:p>-578</text:p>
          </table:table-cell>
          <table:table-cell table:formula="of:=MIN([.Y446];[.AA446];[.AC446];[.AE446])" office:value-type="float" office:value="-434" calcext:value-type="float">
            <text:p>-434</text:p>
          </table:table-cell>
          <table:table-cell table:formula="of:=[.AF446]-[.$AH446]" office:value-type="float" office:value="350" calcext:value-type="float">
            <text:p>350</text:p>
          </table:table-cell>
          <table:table-cell table:formula="of:=[.AG446]-[.$AI446]" office:value-type="float" office:value="-250" calcext:value-type="float">
            <text:p>-250</text:p>
          </table:table-cell>
          <table:table-cell table:formula="of:=[.AF$3]-[.AJ446]" office:value-type="float" office:value="0" calcext:value-type="float">
            <text:p>0</text:p>
          </table:table-cell>
          <table:table-cell table:formula="of:=[.AG$3]-[.AK44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DATE([.D447];[.E447];[.F447])+TIME([.G447];[.H447];[.I447])" office:value-type="date" office:date-value="1999-11-30" calcext:value-type="date">
            <text:p>30/11/99 00:00:00</text:p>
          </table:table-cell>
          <table:table-cell table:formula="of:=IF([.C447]&lt;&gt;&quot;&quot;;CONCATENATE(&quot;mogrify -rotate &quot;;ROUND([.N447];3);&quot; -background black &quot;;[.C447]);&quot;&quot;)">
            <text:p/>
          </table:table-cell>
          <table:table-cell table:formula="of:=IF([.C447]&lt;&gt;&quot;&quot;;CONCATENATE(&quot;mogrify -crop &quot;;ROUND([.B$22]);&quot;x&quot;;ROUND([.B$23]);&quot;+&quot;;ROUND([.B$30]+[.B$33]-[.AL447]);&quot;+&quot;;ROUND([.B$31]+[.B$34]-[.AM447]);&quot; &quot;;[.C447]);&quot;&quot;)">
            <text:p/>
          </table:table-cell>
          <table:table-cell/>
          <table:table-cell table:style-name="Default" table:formula="of:=IF([.C447]&lt;&gt;&quot;&quot;;([.J447]-[.J$3])*360*[.B$35];0)" office:value-type="float" office:value="0" calcext:value-type="float">
            <text:p>0</text:p>
          </table:table-cell>
          <table:table-cell table:formula="of:=[.N447]/180*PI()" office:value-type="float" office:value="0" calcext:value-type="float">
            <text:p>0</text:p>
          </table:table-cell>
          <table:table-cell table:formula="of:=COS([.$O447])*([.P$3]-[.B$14])-SIN([.$O447])*([.Q$3]-[.B$15])" office:value-type="float" office:value="-350" calcext:value-type="float">
            <text:p>-350</text:p>
          </table:table-cell>
          <table:table-cell table:formula="of:=SIN([.$O447])*([.P$3]-[.B$14])+COS([.$O447])*([.Q$3]-[.B$15])" office:value-type="float" office:value="250" calcext:value-type="float">
            <text:p>250</text:p>
          </table:table-cell>
          <table:table-cell table:formula="of:=COS([.$O447])*([.R$3]-[.B$14])-SIN([.$O447])*([.S$3]-[.B$15])" office:value-type="float" office:value="-350" calcext:value-type="float">
            <text:p>-350</text:p>
          </table:table-cell>
          <table:table-cell table:formula="of:=SIN([.$O447])*([.R$3]-[.B$14])+COS([.$O447])*([.S$3]-[.B$15])" office:value-type="float" office:value="1118" calcext:value-type="float">
            <text:p>1118</text:p>
          </table:table-cell>
          <table:table-cell table:formula="of:=COS([.$O447])*([.T$3]-[.B$14])-SIN([.$O447])*([.U$3]-[.B$15])" office:value-type="float" office:value="806" calcext:value-type="float">
            <text:p>806</text:p>
          </table:table-cell>
          <table:table-cell table:formula="of:=SIN([.$O447])*([.T$3]-[.B$14])+COS([.$O447])*([.U$3]-[.B$15])" office:value-type="float" office:value="250" calcext:value-type="float">
            <text:p>250</text:p>
          </table:table-cell>
          <table:table-cell table:formula="of:=COS([.$O447])*([.V$3]-[.B$14])-SIN([.$O447])*([.W$3]-[.B$15])" office:value-type="float" office:value="806" calcext:value-type="float">
            <text:p>806</text:p>
          </table:table-cell>
          <table:table-cell table:formula="of:=SIN([.$O447])*([.V$3]-[.B$14])+COS([.$O447])*([.W$3]-[.B$15])" office:value-type="float" office:value="1118" calcext:value-type="float">
            <text:p>1118</text:p>
          </table:table-cell>
          <table:table-cell table:formula="of:=COS([.$O447])*([.X$3]-[.B$12]/2)-SIN([.$O447])*([.Y$3]-[.B$13]/2)" office:value-type="float" office:value="-578" calcext:value-type="float">
            <text:p>-578</text:p>
          </table:table-cell>
          <table:table-cell table:formula="of:=SIN([.$O447])*([.X$3]-[.B$12]/2)+COS([.$O447])*([.Y$3]-[.B$13]/2)" office:value-type="float" office:value="-434" calcext:value-type="float">
            <text:p>-434</text:p>
          </table:table-cell>
          <table:table-cell table:formula="of:=COS([.$O447])*([.Z$3]-[.B$12]/2)-SIN([.$O447])*([.AA$3]-[.B$13]/2)" office:value-type="float" office:value="-578" calcext:value-type="float">
            <text:p>-578</text:p>
          </table:table-cell>
          <table:table-cell table:formula="of:=SIN([.$O447])*([.Z$3]-[.B$12]/2)+COS([.$O447])*([.AA$3]-[.B$13]/2)" office:value-type="float" office:value="434" calcext:value-type="float">
            <text:p>434</text:p>
          </table:table-cell>
          <table:table-cell table:formula="of:=COS([.$O447])*([.AB$3]-[.B$12]/2)-SIN([.$O447])*([.AC$3]-[.B$13]/2)" office:value-type="float" office:value="578" calcext:value-type="float">
            <text:p>578</text:p>
          </table:table-cell>
          <table:table-cell table:formula="of:=SIN([.$O447])*([.AB$3]-[.B$12]/2)+COS([.$O447])*([.AC$3]-[.B$13]/2)" office:value-type="float" office:value="-434" calcext:value-type="float">
            <text:p>-434</text:p>
          </table:table-cell>
          <table:table-cell table:formula="of:=COS([.$O447])*([.AD$3]-[.B$12]/2)-SIN([.$O447])*([.AE$3]-[.B$13]/2)" office:value-type="float" office:value="578" calcext:value-type="float">
            <text:p>578</text:p>
          </table:table-cell>
          <table:table-cell table:formula="of:=SIN([.$O447])*([.AD$3]-[.B$12]/2)+COS([.$O447])*([.AE$3]-[.B$13]/2)" office:value-type="float" office:value="434" calcext:value-type="float">
            <text:p>434</text:p>
          </table:table-cell>
          <table:table-cell table:formula="of:=COS([.$O447])*([.AF$3]-[.B$12]/2)-SIN([.$O447])*([.AG$3]-[.B$13]/2)" office:value-type="float" office:value="-228" calcext:value-type="float">
            <text:p>-228</text:p>
          </table:table-cell>
          <table:table-cell table:formula="of:=SIN([.$O447])*([.AF$3]-[.B$12]/2)+COS([.$O447])*([.AG$3]-[.B$13]/2)" office:value-type="float" office:value="-684" calcext:value-type="float">
            <text:p>-684</text:p>
          </table:table-cell>
          <table:table-cell table:formula="of:=MIN([.X447];[.Z447];[.AB447];[.AD447])" office:value-type="float" office:value="-578" calcext:value-type="float">
            <text:p>-578</text:p>
          </table:table-cell>
          <table:table-cell table:formula="of:=MIN([.Y447];[.AA447];[.AC447];[.AE447])" office:value-type="float" office:value="-434" calcext:value-type="float">
            <text:p>-434</text:p>
          </table:table-cell>
          <table:table-cell table:formula="of:=[.AF447]-[.$AH447]" office:value-type="float" office:value="350" calcext:value-type="float">
            <text:p>350</text:p>
          </table:table-cell>
          <table:table-cell table:formula="of:=[.AG447]-[.$AI447]" office:value-type="float" office:value="-250" calcext:value-type="float">
            <text:p>-250</text:p>
          </table:table-cell>
          <table:table-cell table:formula="of:=[.AF$3]-[.AJ447]" office:value-type="float" office:value="0" calcext:value-type="float">
            <text:p>0</text:p>
          </table:table-cell>
          <table:table-cell table:formula="of:=[.AG$3]-[.AK44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9:38:46.3592702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0-28T19:49:45.616146744</meta:creation-date>
    <dc:date>2022-02-02T15:13:42.342393150</dc:date>
    <meta:editing-duration>P6DT9H23M19S</meta:editing-duration>
    <meta:editing-cycles>34</meta:editing-cycles>
    <meta:generator>LibreOffice/6.4.7.2$Linux_X86_64 LibreOffice_project/40$Build-2</meta:generator>
    <meta:document-statistic meta:table-count="1" meta:cell-count="14749" meta:object-count="0"/>
  </office:meta>
</office:document-meta>
</file>